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256in"/>
    </style:style>
    <style:style style:name="co2" style:family="table-column">
      <style:table-column-properties fo:break-before="auto" style:column-width="5in"/>
    </style:style>
    <style:style style:name="co3" style:family="table-column">
      <style:table-column-properties fo:break-before="auto" style:column-width="1.3972in"/>
    </style:style>
    <style:style style:name="co4" style:family="table-column">
      <style:table-column-properties fo:break-before="auto" style:column-width="0.889in"/>
    </style:style>
    <style:style style:name="co5" style:family="table-column">
      <style:table-column-properties fo:break-before="auto" style:column-width="10.238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data-style-name="N37"/>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row table:style-name="ro1">
          <table:table-cell table:style-name="ce1" office:value-type="string" calcext:value-type="string">
            <text:p>izvor</text:p>
          </table:table-cell>
          <table:table-cell table:style-name="ce1" office:value-type="string" calcext:value-type="string">
            <text:p>naslov</text:p>
          </table:table-cell>
          <table:table-cell table:style-name="ce1" office:value-type="string" calcext:value-type="string">
            <text:p>datum (sirovi tekst)</text:p>
          </table:table-cell>
          <table:table-cell table:style-name="ce1" office:value-type="string" calcext:value-type="string">
            <text:p>datum</text:p>
          </table:table-cell>
          <table:table-cell table:style-name="ce1" office:value-type="string" calcext:value-type="string">
            <text:p>stav</text:p>
          </table:table-cell>
        </table:table-row>
        <table:table-row table:style-name="ro1">
          <table:table-cell office:value-type="string" calcext:value-type="string">
            <text:p>http://www.europarl.europa.eu/sides/getDoc.do?pubRef=-//EP//TEXT+CRE+20130703+ITEM-005+DOC+XML+V0//EN&amp;amp;language=EN&amp;amp;query=INTERV&amp;amp;detail=3-063-000</text:p>
          </table:table-cell>
          <table:table-cell office:value-type="string" calcext:value-type="string">
            <text:p><text:s/>Programme of activities of the Lithuanian Presidency (debate) </text:p>
          </table:table-cell>
          <table:table-cell office:value-type="string" calcext:value-type="string">
            <text:p>03-07-2013</text:p>
          </table:table-cell>
          <table:table-cell table:formula="of:=DATE(VALUE(MID([.C2]; 7; 4)); VALUE(MID([.C2]; 4; 2)); VALUE(MID([.C2]; 1; 2)))" office:value-type="date" office:date-value="2013-07-03" calcext:value-type="date">
            <text:p>07/03/13</text:p>
          </table:table-cell>
          <table:table-cell office:value-type="string" calcext:value-type="string">
            <text:p>  Dubravka Šuica <text:s/>(PPE). <text:s/>- Poštovane kolegice i kolege, poštovani predsjedavajući, gospođo predsjednice, ovo je izuzetna čast za mene: prvi put govorim u Europskom parlamentu i prvi put govorim na 24. jeziku Europske unije, hrvatskom jeziku. Potpuno se veselim i drago mi je da se litavsko predsjedanje poklopilo s ulaskom Hrvatske u Europsku uniju, znači s 1. srpnjem. Želim se posebno zahvaliti gospođi predsjednici koja je prije dva dana bila u Zagrebu i održala dirljivi govor u povodu našeg pristupanja Europskoj uniji. Još jedanput, hvala Vam na onako lijepom govoru. Mi, Hrvati, potpuno razumijemo način na koji je Litva uspjela postići svoju slobodu i postati dio Europske unije jer smo mi također prošli težak, ali možda duži put. </text:p>
          </table:table-cell>
        </table:table-row>
        <table:table-row table:style-name="ro1">
          <table:table-cell office:value-type="string" calcext:value-type="string">
            <text:p>http://www.europarl.europa.eu/sides/getDoc.do?pubRef=-//EP//TEXT+CRE+20130909+ITEM-028+DOC+XML+V0//EN&amp;amp;language=EN&amp;amp;query=INTERV&amp;amp;detail=1-277-000</text:p>
          </table:table-cell>
          <table:table-cell office:value-type="string" calcext:value-type="string">
            <text:p><text:s/>A strategy for fisheries in the Adriatic and Ionian seas (short presentation) </text:p>
          </table:table-cell>
          <table:table-cell office:value-type="string" calcext:value-type="string">
            <text:p>09-09-2013</text:p>
          </table:table-cell>
          <table:table-cell table:formula="of:=DATE(VALUE(MID([.C3]; 7; 4)); VALUE(MID([.C3]; 4; 2)); VALUE(MID([.C3]; 1; 2)))" office:value-type="date" office:date-value="2013-09-09" calcext:value-type="date">
            <text:p>09/09/13</text:p>
          </table:table-cell>
          <table:table-cell office:value-type="string" calcext:value-type="string">
            <text:p>  Dubravka Šuica <text:s/>(PPE). <text:s/>- Hvala lijepa. Evo vidite koliko je važno nama iz Hrvatske Jadransko more kad se svi javljamo u ove kasne sate za riječ. Svakako, tu se radi o Jadranskom moru kojemu gravitiraju, kao što sve već čuli, tri zemlje – Hrvatska, Slovenija, Italija, koje su članice Europske unije, ali i o Jonskom moru, gdje je Grčka. I dvije zemlje koje isto gravitiraju Jadranskom moru, to su Bosna i Hercegovina i Albanija, i Crna Gora, naravno, koja je zemlja kandidatkinja. Bosna i Hercegovina i Albanija za koje bismo, naravno, željeli također vidjeti što prije u našem društvu. Dakle, vrlo je važno da imamo integrirano upravljanje ovim prostorom. </text:p>
          </table:table-cell>
        </table:table-row>
        <table:table-row table:style-name="ro1">
          <table:table-cell office:value-type="string" calcext:value-type="string">
            <text:p>http://www.europarl.europa.eu/sides/getDoc.do?pubRef=-//EP//TEXT+CRE+20130909+ITEM-029+DOC+XML+V0//EN&amp;amp;language=EN&amp;amp;query=INTERV&amp;amp;detail=1-285-000</text:p>
          </table:table-cell>
          <table:table-cell office:value-type="string" calcext:value-type="string">
            <text:p><text:s/>More efficient and cost-effective interpretation in the European Parliament (short presentation) </text:p>
          </table:table-cell>
          <table:table-cell office:value-type="string" calcext:value-type="string">
            <text:p>09-09-2013</text:p>
          </table:table-cell>
          <table:table-cell table:formula="of:=DATE(VALUE(MID([.C4]; 7; 4)); VALUE(MID([.C4]; 4; 2)); VALUE(MID([.C4]; 1; 2)))" office:value-type="date" office:date-value="2013-09-09" calcext:value-type="date">
            <text:p>09/09/13</text:p>
          </table:table-cell>
          <table:table-cell office:value-type="string" calcext:value-type="string">
            <text:p>  Dubravka Šuica <text:s/>(PPE). <text:s/>- Želim zahvaliti izvjestiteljici Delange samo jedan mali ispravak na početku kad je rekla da imamo 23 jezika, sada imamo 24 jezika s hrvatskim jezikom, i isto tako naravno da se pridružujem izvješću da bismo trebali smanjiti troškove i da moramo biti puno racionalniji ali isto tako obzirom da smo tek dobili da se naš jezik čuje u srcu Europe, u Bruxellesu u Europskom parlamentu željeli bismo naravno koristiti praksu da možemo govoriti hrvatskim jezik ali u svakom slučaju potrebno je na vrijeme otkazati potrebno je biti manje ležeran, jer vidimo da ima dosta ležernosti, da ima dosta prostora za uštede i sigurno da se zalažem da se uštede vrše i da budemo učinkoviti ali isto tako da se raznolikost naših jezika može čuti, da mi koji smo tek postali članovi EU želimo koristiti naš hrvatski jezik.</text:p>
          </table:table-cell>
        </table:table-row>
        <table:table-row table:style-name="ro1">
          <table:table-cell office:value-type="string" calcext:value-type="string">
            <text:p>http://www.europarl.europa.eu/sides/getDoc.do?pubRef=-//EP//TEXT+CRE+20130910+ITEM-018+DOC+XML+V0//EN&amp;amp;language=EN&amp;amp;query=INTERV&amp;amp;detail=2-402-000</text:p>
          </table:table-cell>
          <table:table-cell office:value-type="string" calcext:value-type="string">
            <text:p><text:s/>Implementation of the EU youth strategy 2010-2012 - Tackling youth unemployment: possible ways out (debate) </text:p>
          </table:table-cell>
          <table:table-cell office:value-type="string" calcext:value-type="string">
            <text:p>10-09-2013</text:p>
          </table:table-cell>
          <table:table-cell table:formula="of:=DATE(VALUE(MID([.C5]; 7; 4)); VALUE(MID([.C5]; 4; 2)); VALUE(MID([.C5]; 1; 2)))" office:value-type="date" office:date-value="2013-09-10" calcext:value-type="date">
            <text:p>09/10/13</text:p>
          </table:table-cell>
          <table:table-cell office:value-type="string" calcext:value-type="string">
            <text:p>  Dubravka Šuica <text:s/>(PPE). <text:s/>- Hvala vam lijepo. Ove brojke koje smo danas čuli su vrlo frapantne ali ujedno mislim da nisu obeshrabrujuće budući da imamo pred nama strategiju i samo je moramo znati implementirati. Ja želim zahvaliti našim izvjestiteljima gospodinu Papanikolau i gospođi Sklisitevskoj i želim se zahvaliti i želim reći ne, ovo nije izgubljena generacija, smatram da je ovo generacija visoko obrazovanih ljudi, dobro informiranih ljudi, <text:s/>generacija vrlo informirane mladosti, samo im trebamo znati dati šansu. Smatram da brojka od 2 milijuna nepopunjenih radnih mjesta u Europi o kojoj govore statistike je velika jer to znači da <text:s text:c="2"/>imamo nesrazmjer između tržišta rada i obrazovne strukture. Imam nekoliko konkretnih zahtjeva od europske pučke stranke za mlade koji su pisali Europskoj komisiji i ponudili nekoliko rješenja, ja ću ih ovdje ponoviti: smanjenje poreza kompanijama za mlade koje imaju manje od 30 godina, isto tako da se uvede praksa školovanja tako da nemaju samo teoretsko znanje nego i praktično znanje i isto tako da se harmonizira legislativa u svim državama članicama kako bi se mogle povećati investicije i kako bi se stvorila business friendly atmosfera. Što se tiče garancije za mlade podržavam je ali smatram da treba povećati ta sredstva jer ne mislimo da možemo ugasiti vatru s jednom žličicom vode. </text:p>
          </table:table-cell>
        </table:table-row>
        <table:table-row table:style-name="ro1">
          <table:table-cell office:value-type="string" calcext:value-type="string">
            <text:p>http://www.europarl.europa.eu/sides/getDoc.do?pubRef=-//EP//TEXT+CRE+20130911+ITEM-004+DOC+XML+V0//EN&amp;amp;language=EN&amp;amp;query=INTERV&amp;amp;detail=3-062-000</text:p>
          </table:table-cell>
          <table:table-cell office:value-type="string" calcext:value-type="string">
            <text:p><text:s/>State of the Union (debate) </text:p>
          </table:table-cell>
          <table:table-cell office:value-type="string" calcext:value-type="string">
            <text:p>11-09-2013</text:p>
          </table:table-cell>
          <table:table-cell table:formula="of:=DATE(VALUE(MID([.C6]; 7; 4)); VALUE(MID([.C6]; 4; 2)); VALUE(MID([.C6]; 1; 2)))" office:value-type="date" office:date-value="2013-09-11" calcext:value-type="date">
            <text:p>09/11/13</text:p>
          </table:table-cell>
          <table:table-cell office:value-type="string" calcext:value-type="string">
            <text:p>  Dubravka Šuica <text:s/>(PPE). <text:s/>- gospodine Predsjedniče, slažem se s vama da nije dovoljno donijeti odluke nego treba imati snagu za njihovu implementaciju. Građane nećemo moći uvjeriti retorikom nego konkretnim akcijama. ovo su izazovna vremena za EU i nužnost reformi je neizbježna i ovo je posebna kriza kao što se sami rekli trebamo stvoriti novi model. Mi trebamo jaku Europu, potrebno je više jedinstva, i slažem se da trebamo više solidarnosti i odgovornosti i da moramo osigurati vrijednosti EU. Pitali ste koju ćemo sliku Evrope prikazati našim biračima; populističku ili iskrenu verziju, onu koju građani osjećaju. Moj odgovor je onu u koju građani vjeruju a to je ideal da će građani i u mojoj Hrvatskoj i na primjer u Njemačkoj imati približno isti standard tu mislim i na materijalni status građana i na stupanj razvoja infrastrukture ali i na ideal Evrope, dakle na vrijednosti poput vladavine prava. Činjenica je da je i posredstvom Komisije došlo do toga da i oni koji su nekoć bili neprijatelji danas sjede zajedno. Tu mislim na naše susjedstvo i zato pozdravljam nastavak proširenja. Isto tako ne smijemo zanemariti činjenicu da 7 od 10 Europljana kaže da trebamo biti zajedno i onda to ne smijemo ignorirati. Ali nikako ne smijemo podijeliti Europu na one koji su u eurozoni i oni koji su izvan nje, na bogate i siromašne, na sjever i jug. Dakle podržavam sve najvažnije prioritete koje ste spominjali, a kad razgovaramo o tome da je nezaposlenost ....</text:p>
          </table:table-cell>
        </table:table-row>
        <table:table-row table:style-name="ro1">
          <table:table-cell office:value-type="string" calcext:value-type="string">
            <text:p>http://www.europarl.europa.eu/sides/getDoc.do?pubRef=-//EP//TEXT+CRE+20131007+ITEM-019+DOC+XML+V0//EN&amp;amp;language=EN&amp;amp;query=INTERV&amp;amp;detail=1-173-000</text:p>
          </table:table-cell>
          <table:table-cell office:value-type="string" calcext:value-type="string">
            <text:p><text:s/>Gendercide: the missing women? (short presentation) </text:p>
          </table:table-cell>
          <table:table-cell office:value-type="string" calcext:value-type="string">
            <text:p>07-10-2013</text:p>
          </table:table-cell>
          <table:table-cell table:formula="of:=DATE(VALUE(MID([.C7]; 7; 4)); VALUE(MID([.C7]; 4; 2)); VALUE(MID([.C7]; 1; 2)))" office:value-type="date" office:date-value="2013-10-07" calcext:value-type="date">
            <text:p>10/07/13</text:p>
          </table:table-cell>
          <table:table-cell office:value-type="string" calcext:value-type="string">
            <text:p>  Dubravka Šuica <text:s/>(PPE). <text:s/>– Već činjenica da se na ovu temu dosada javilo sedam žena, a nijedan muškarac, nešto govori. Dakle, ovo je prevažno izvješće da bismo o njemu govorili samo na institutu „catch the eye”. Smatram da se ovdje radi o teškom kršenju ljudskih prava. Selektivni prekidi trudnoće su neprihvatljivi, treba ih zabraniti i treba razmotriti kakva ljudska prava se ovdje krše. Zapravo se radi o zločinu. Ovo je globalna tema koja se ne odnosi samo na Afriku, Aziju, nego je ima i u Sjevernoj Americi i u Južnoj Americi i, naravno, u Europi. Prevažno je pitanje, a glavni razlog je fenomen koji je duboko ukorijenjen u nekim tradicionalnim obiteljima, a to je da se iz kulturoloških i ekonomskih razloga ima percepcija da su sinovi oslonci obitelji. Frapantne su brojke da je normalna stopa 106 muškaraca na 102 žene, ali u Kini na 113 muškaraca 100 djevojčica. Mislim da taj podatak dovoljno govori i očekujem širu raspravu o ovoj temi.</text:p>
          </table:table-cell>
        </table:table-row>
        <table:table-row table:style-name="ro1">
          <table:table-cell office:value-type="string" calcext:value-type="string">
            <text:p>http://www.europarl.europa.eu/sides/getDoc.do?pubRef=-//EP//TEXT+CRE+20131007+ITEM-021+DOC+XML+V0//EN&amp;amp;language=EN&amp;amp;query=INTERV&amp;amp;detail=1-203-000</text:p>
          </table:table-cell>
          <table:table-cell office:value-type="string" calcext:value-type="string">
            <text:p><text:s/>Budgetary constraints for regional and local authorities regarding the EU's Structural Funds (short presentation) </text:p>
          </table:table-cell>
          <table:table-cell office:value-type="string" calcext:value-type="string">
            <text:p>07-10-2013</text:p>
          </table:table-cell>
          <table:table-cell table:formula="of:=DATE(VALUE(MID([.C8]; 7; 4)); VALUE(MID([.C8]; 4; 2)); VALUE(MID([.C8]; 1; 2)))" office:value-type="date" office:date-value="2013-10-07" calcext:value-type="date">
            <text:p>10/07/13</text:p>
          </table:table-cell>
          <table:table-cell office:value-type="string" calcext:value-type="string">
            <text:p>  Dubravka Šuica <text:s/>(PPE). <text:s/>– Trenutna kriza je zaista utjecala na situaciju u lokalnoj i regionalnoj samoupravi. S jedne strane imaju problem u smanjenju prihoda budući da središnje vlasti režu transfere i traže od lokalnih vlasti da doprinesu mjerama štednje, a s druge strane moraju osigurati povećane zahtjeve za socijalnim uslugama. Zato mislim da je neophodno da se jedinice lokalne uprave i samouprave usmjere prema investicijama i to održivima i pametnima. Važno je da je Odbor regija prihvatio ovaj prijedlog jednoglasno, velikom većinom, a isto tako i Odbor za regionalni razvoj. Dakle, sve usmjeriti prema konkurentnosti, rastu i stvaranju radnih mjesta i omogućiti fleksibilnost Sporazuma za stabilnost i gospodarski rast. Ne smiju lokalne i regionalne vlasti biti kažnjene zbog teškoća s kojima su se suočile države članice na nacionalnoj razini i zato se pridružujem onima koji se zalažu za pojednostavljivanje pravila i povećanu transparentnost u upravljanju strukturnim fondovima, time omogućujući bolju i bržu implementaciju projekata, pogotovo za Hrvatsku koja se upravo pridružila i koja je upravo na pragu korištenja fondova.</text:p>
          </table:table-cell>
        </table:table-row>
        <table:table-row table:style-name="ro1">
          <table:table-cell office:value-type="string" calcext:value-type="string">
            <text:p>http://www.europarl.europa.eu/sides/getDoc.do?pubRef=-//EP//TEXT+CRE+20131007+ITEM-025+DOC+XML+V0//EN&amp;amp;language=EN&amp;amp;query=INTERV&amp;amp;detail=1-239-000</text:p>
          </table:table-cell>
          <table:table-cell office:value-type="string" calcext:value-type="string">
            <text:p><text:s/>Fisheries restrictions and jurisdictional waters in the Mediterranean and Black Sea - conflict resolution (short presentation) </text:p>
          </table:table-cell>
          <table:table-cell office:value-type="string" calcext:value-type="string">
            <text:p>07-10-2013</text:p>
          </table:table-cell>
          <table:table-cell table:formula="of:=DATE(VALUE(MID([.C9]; 7; 4)); VALUE(MID([.C9]; 4; 2)); VALUE(MID([.C9]; 1; 2)))" office:value-type="date" office:date-value="2013-10-07" calcext:value-type="date">
            <text:p>10/07/13</text:p>
          </table:table-cell>
          <table:table-cell office:value-type="string" calcext:value-type="string">
            <text:p>  Dubravka Šuica <text:s/>(PPE). <text:s/>– Također se želim pridružiti svim pohvalama oko ove rezolucije i izvjestitelja. Poznato je da je u zemljama koje su u razvoju ribolov sektor koji stvara bogatstvo i koji stvara radna mjesta, a ujedno je izvor zdrave hrane, odnosno proteina, za građanstvo. Ovdje se radi o prevelikoj eksploataciji Mediterana pa i Jadrana, s kojega ja dolazim, iz Dubrovnika, koji se nalazi na Jadranskom moru. U svakom slučaju, prekomjerno izlovljavanje je postalo problem. Neodrživo upravljanje Mediteranom je također neprihvatljivo. Integrirano upravljanje o kojemu smo neki dan, prošli tjedan, razgovarali, upravljanje obalnim pojasom je također vrlo važno i iz urbane perspektive i perspektive zaštite okoliša. Znači, potrebno je usvojiti strateški okvir za Mediteran, uskladiti zaštitu okoliša i ribarstvo, zaštititi riblji fond i uspostaviti zajednički nadzor koji je neophodan. Stoga potpuno podržavam donošenje ovakve rezolucije.</text:p>
          </table:table-cell>
        </table:table-row>
        <table:table-row table:style-name="ro1">
          <table:table-cell office:value-type="string" calcext:value-type="string">
            <text:p>http://www.europarl.europa.eu/sides/getDoc.do?pubRef=-//EP//TEXT+CRE+20131008+ITEM-005+DOC+XML+V0//EN&amp;amp;language=EN&amp;amp;query=INTERV&amp;amp;detail=2-068-000</text:p>
          </table:table-cell>
          <table:table-cell office:value-type="string" calcext:value-type="string">
            <text:p><text:s/>Manufacture, presentation and sale of tobacco and related products (debate) </text:p>
          </table:table-cell>
          <table:table-cell office:value-type="string" calcext:value-type="string">
            <text:p>08-10-2013</text:p>
          </table:table-cell>
          <table:table-cell table:formula="of:=DATE(VALUE(MID([.C10]; 7; 4)); VALUE(MID([.C10]; 4; 2)); VALUE(MID([.C10]; 1; 2)))" office:value-type="date" office:date-value="2013-10-08" calcext:value-type="date">
            <text:p>10/08/13</text:p>
          </table:table-cell>
          <table:table-cell office:value-type="string" calcext:value-type="string">
            <text:p>  Dubravka Šuica <text:s/>(PPE). <text:s/>– Kada bih privatno odlučivala i kada bih ja bila ta koja treba donijeti odluku, emotivno bih rekla „Zabrana pušenju!”. Međutim, budući da je sloboda jedan od osnovnih stupova demokracije i budući da se zalažem za slobodu izbora i odlučivanja, onda treba biti realan. Naša zadaća ovdje je odvratiti mlade od pušenja. To je naš zadatak. </text:p>
          </table:table-cell>
        </table:table-row>
        <table:table-row table:style-name="ro1">
          <table:table-cell office:value-type="string" calcext:value-type="string">
            <text:p>http://www.europarl.europa.eu/sides/getDoc.do?pubRef=-//EP//TEXT+CRE+20131008+ITEM-010-04+DOC+XML+V0//EN&amp;amp;language=EN&amp;amp;query=INTERV&amp;amp;detail=2-235-750</text:p>
          </table:table-cell>
          <table:table-cell office:value-type="string" calcext:value-type="string">
            <text:p><text:s/>Corruption in the public and private sectors: the impact on human rights in third countries (A7-0250/2013 - Ana Gomes) </text:p>
          </table:table-cell>
          <table:table-cell office:value-type="string" calcext:value-type="string">
            <text:p>08-10-2013</text:p>
          </table:table-cell>
          <table:table-cell table:formula="of:=DATE(VALUE(MID([.C11]; 7; 4)); VALUE(MID([.C11]; 4; 2)); VALUE(MID([.C11]; 1; 2)))" office:value-type="date" office:date-value="2013-10-08" calcext:value-type="date">
            <text:p>10/08/13</text:p>
          </table:table-cell>
          <table:table-cell office:value-type="string" calcext:value-type="string">
            <text:p>  Dubravka Šuica <text:s/>(PPE), <text:s/>in writing. − Corruption affects human rights as is stated in numerous Conventions and in the Charter of the UN and the Charter of Fundamental Rights of the EU. Fighting human rights violations in third countries is one of the roles of the EU in promoting democratisation. Violation of human rights through corruption is one of the factors that is detrimental to the political development of a country and the establishment of an unbiased judicial system. Bribery also has an economic side-effect: according to World Bank estimates, corruption represents 5 % of global GDP, and it also increases the costs of doing business on a global scale by 10 %. The single vote of support shows that efforts to combat corruption in third countries should focus on supporting the education system, a free and independent media, and groups fighting corruption already active in those countries. Efforts should also be directed towards fighting the alleged involvement of EU institutions (public banks) in corruption scandals in third countries. This shows that there is a need for coherence between internal and external policies within the EU and for increased accountability and transparency in external aid and public budgets.</text:p>
          </table:table-cell>
        </table:table-row>
        <table:table-row table:style-name="ro1">
          <table:table-cell office:value-type="string" calcext:value-type="string">
            <text:p>http://www.europarl.europa.eu/sides/getDoc.do?pubRef=-//EP//TEXT+CRE+20131008+ITEM-010-06+DOC+XML+V0//EN&amp;amp;language=EN&amp;amp;query=INTERV&amp;amp;detail=2-270-937</text:p>
          </table:table-cell>
          <table:table-cell office:value-type="string" calcext:value-type="string">
            <text:p><text:s/>Private international law and employment (A7-0291/2013 - Evelyn Regner) </text:p>
          </table:table-cell>
          <table:table-cell office:value-type="string" calcext:value-type="string">
            <text:p>08-10-2013</text:p>
          </table:table-cell>
          <table:table-cell table:formula="of:=DATE(VALUE(MID([.C12]; 7; 4)); VALUE(MID([.C12]; 4; 2)); VALUE(MID([.C12]; 1; 2)))" office:value-type="date" office:date-value="2013-10-08" calcext:value-type="date">
            <text:p>10/08/13</text:p>
          </table:table-cell>
          <table:table-cell office:value-type="string" calcext:value-type="string">
            <text:p>  Dubravka Šuica <text:s/>(PPE), <text:s/>in writing. − Under private international law in the EU, the recast Brussels I Regulation decides which court settles employment disputes. The Rome I and Rome II Regulations deal with employment contracts and industrial action. Furthermore, an employee may only be sued in courts in their place of residence, while on the other hand, an employee may bring a case against their employer in the courts of a Member State where the employer is resident, or where ‘the business which engaged the employee is or was situated’. This is potentially hurtful to employees, especially where there is no stable place of work. Moreover, an employee may be sued in the Member State where the ‘harmful event’ took place, but this incorporates both the location causing the damage and the place where the firm experienced a loss. Thus, a single vote on abolishing the factor of the ‘engaging place of businessʼ and accepting a reference to the ‘place from where the employee receives day-to-day instructions’ will strengthen the relationship between the courts and re-establish the balance in employment law.</text:p>
          </table:table-cell>
        </table:table-row>
        <table:table-row table:style-name="ro1">
          <table:table-cell office:value-type="string" calcext:value-type="string">
            <text:p>http://www.europarl.europa.eu/sides/getDoc.do?pubRef=-//EP//TEXT+CRE+20131008+ITEM-010-07+DOC+XML+V0//EN&amp;amp;language=EN&amp;amp;query=INTERV&amp;amp;detail=2-280-937</text:p>
          </table:table-cell>
          <table:table-cell office:value-type="string" calcext:value-type="string">
            <text:p><text:s/>Flag State responsibilities for the enforcement of Council Directive 2009/13/EC implementing the Agreement on the Maritime Labour Convention (A7-0037/2013 - Pervenche Berès) </text:p>
          </table:table-cell>
          <table:table-cell office:value-type="string" calcext:value-type="string">
            <text:p>08-10-2013</text:p>
          </table:table-cell>
          <table:table-cell table:formula="of:=DATE(VALUE(MID([.C13]; 7; 4)); VALUE(MID([.C13]; 4; 2)); VALUE(MID([.C13]; 1; 2)))" office:value-type="date" office:date-value="2013-10-08" calcext:value-type="date">
            <text:p>10/08/13</text:p>
          </table:table-cell>
          <table:table-cell office:value-type="string" calcext:value-type="string">
            <text:p>  Dubravka Šuica <text:s/>(PPE), <text:s/>in writing. − The Maritime Labour Convention (MLC) aims to reduce the likelihood of accidents due to failing standards through a global and comprehensive monitoring system. This Directive is intended to ensure that Member States start implementing MLC provisions with the help of the EU and would make Member States responsible for all the ships flying their flag. One warning however is that this Directive should not reduce the level of protection currently in place and enjoyed by seafarers. Flag States can adapt monitoring mechanisms on all ships of less than 200 gross tonnage not engaged in international voyages. States need to make sure that seafarers have access to this Agreement. Authorised monitoring staff should be competent to conduct these inspections. The inspections may be carried out by public institutions and Member States will provide the International Labour Office with a list of these institutions. There should be a procedure for dealing with on-board complaints. Member States are to notify the Commission of the text of the main measures of national law which they adopt in the field covered by this Directive.</text:p>
          </table:table-cell>
        </table:table-row>
        <table:table-row table:style-name="ro1">
          <table:table-cell office:value-type="string" calcext:value-type="string">
            <text:p>http://www.europarl.europa.eu/sides/getDoc.do?pubRef=-//EP//TEXT+CRE+20131021+ITEM-011+DOC+XML+V0//EN&amp;amp;language=EN&amp;amp;query=INTERV&amp;amp;detail=1-065-000</text:p>
          </table:table-cell>
          <table:table-cell office:value-type="string" calcext:value-type="string">
            <text:p><text:s/>Climate change conference (debate) </text:p>
          </table:table-cell>
          <table:table-cell office:value-type="string" calcext:value-type="string">
            <text:p>21-10-2013</text:p>
          </table:table-cell>
          <table:table-cell table:formula="of:=DATE(VALUE(MID([.C14]; 7; 4)); VALUE(MID([.C14]; 4; 2)); VALUE(MID([.C14]; 1; 2)))" office:value-type="date" office:date-value="2013-10-21" calcext:value-type="date">
            <text:p>10/21/13</text:p>
          </table:table-cell>
          <table:table-cell office:value-type="string" calcext:value-type="string">
            <text:p>  Dubravka Šuica <text:s/>(PPE). <text:s/>– Gospođo predsjedavajuća, kao što čujemo radi se o budućnosti planete i svakako će konferencija u Varšavi biti priprema za konferenciju u Parizu. Međutim, imala sam slučajno iskustvo u ime Vijeća Europe sudjelovati na konferenciji u Kopenhagenu za koju znamo da nije donijela nikakav napredak. Zato moramo čvrsto kazati da svi akteri moraju ispuniti svoje obveze, prije svega šefovi vlada, koji trebaju biti na liniji Europske komisije, ali i svi lokalni i regionalni šefovi jer se ovdje radi o ljudskim pravima premda to možda u prvom trenutku ne izgleda tako. Dakle, politika energetike i politika klimatskih promjena mora biti komplementarna. Ukoliko to ne uskladimo nećemo puno postići. Potrebno je ulagati u inovacije, potrebno je promijeniti gospodarstvo, stvoriti gospodarski rast, ali nisam sigurna da će se promjene u energetskom sustavu donijeti ako imamo previsoku cijenu ugljičnog dioksida. Znači potreban je period prilagodbe, ali ukoliko taj sporazum iz Pariza 2015. godine ne bude pravno obvezujući, ne bude imao konkretne brojke, ne bude imao konkretne akcije – i slažem se sa svima do sada koji su rekli da mora imati sankcije – nećemo puno uspjeti. Stoga postavljam pitanje koji signal Europska unija šalje svijetu? Nekoć je u svemu prednjačila, bila je uzor, a što Europska unija radi danas?</text:p>
          </table:table-cell>
        </table:table-row>
        <table:table-row table:style-name="ro1">
          <table:table-cell office:value-type="string" calcext:value-type="string">
            <text:p>http://www.europarl.europa.eu/sides/getDoc.do?pubRef=-//EP//TEXT+CRE+20131022+ITEM-009-01+DOC+XML+V0//EN&amp;amp;language=EN&amp;amp;query=INTERV&amp;amp;detail=2-187-875</text:p>
          </table:table-cell>
          <table:table-cell office:value-type="string" calcext:value-type="string">
            <text:p><text:s/>Tariff quotas for wine (A7-0293/2013 - Iuliu Winkler) </text:p>
          </table:table-cell>
          <table:table-cell office:value-type="string" calcext:value-type="string">
            <text:p>22-10-2013</text:p>
          </table:table-cell>
          <table:table-cell table:formula="of:=DATE(VALUE(MID([.C15]; 7; 4)); VALUE(MID([.C15]; 4; 2)); VALUE(MID([.C15]; 1; 2)))" office:value-type="date" office:date-value="2013-10-22" calcext:value-type="date">
            <text:p>10/22/13</text:p>
          </table:table-cell>
          <table:table-cell office:value-type="string" calcext:value-type="string">
            <text:p>  Dubravka Šuica <text:s/>(PPE), <text:s/>napisan. − Još od 2000. godine EU je omogućila zemljama „Zapadnog Balkana” neograničen bescarinski pristup tržištu za gotovo sve proizvode. Odluka je imala za cilj revitalizaciju posrnulih gospodarstava navedenih zemalja i njihovo približavanje europskim integracijama. Srbija, BiH, Crna Gora, Makedonija i Albanija imaju potpisan Sporazum o stabilizaciji i pridruživanju Europskoj uniji. U skladu s tim sporazumom gore navedene zemlje koriste pogodnosti Uredbe Vijeća o uvođenju izvanrednih trgovinskih mjera. Carinske kvote za vino su također uređene tom Uredbom na način da se stavlja na raspolaganje cjelokupna carinska kvota od 50 000 hl za vino za sve korisnike prema načelu „tko je prvi, ima prednost”. Kosovo, zbog specifičnosti situacije oko priznanja neovisnosti, nema potpisan Sporazum o stabilizaciji i pridruživanju. Time se kosovski izvoznici vina i gospodarstvo dovode u diskriminacijski položaj u odnosu na zemlje u okruženju jer nemaju pojedinačne carinske kvote. Kosovski poduzetnici pokazali su potencijal za izvoz vina i stoga im je neophodno osigurati stabilan pristup tržištu EU-a kako bi multiplikacijski efekt izvoza djelovao na rast BDP-a. Uvođenje godišnje carinske kvote od 20 000 hl za izvoz vina u EU ispravlja takav nepravedan položaj. Bitno je naglasiti kako ova Uredba ne utječe na vinski sektor Unije jer se obujam povlastica ne mijenja.</text:p>
          </table:table-cell>
        </table:table-row>
        <table:table-row table:style-name="ro1">
          <table:table-cell office:value-type="string" calcext:value-type="string">
            <text:p>http://www.europarl.europa.eu/sides/getDoc.do?pubRef=-//EP//TEXT+CRE+20131022+ITEM-009-06+DOC+XML+V0//EN&amp;amp;language=EN&amp;amp;query=INTERV&amp;amp;detail=2-281-500</text:p>
          </table:table-cell>
          <table:table-cell office:value-type="string" calcext:value-type="string">
            <text:p><text:s/>European statistics on demography (A7-0050/2013 - Csaba Sógor) </text:p>
          </table:table-cell>
          <table:table-cell office:value-type="string" calcext:value-type="string">
            <text:p>22-10-2013</text:p>
          </table:table-cell>
          <table:table-cell table:formula="of:=DATE(VALUE(MID([.C16]; 7; 4)); VALUE(MID([.C16]; 4; 2)); VALUE(MID([.C16]; 1; 2)))" office:value-type="date" office:date-value="2013-10-22" calcext:value-type="date">
            <text:p>10/22/13</text:p>
          </table:table-cell>
          <table:table-cell office:value-type="string" calcext:value-type="string">
            <text:p>  Dubravka Šuica <text:s/>(PPE), <text:s/>in writing. − The goal is to harmonise the collection, processing and transmission of statistical information on demography through a common framework and monitoring provisions to ensure that demographic developments are noted and can be used as indicators of the objective statistical picture of progress on improvements in the quality of life. Local, regional and national demographic trends should be included in the data collected and regional data should be forwarded to Eurostat. The report does not indicate how much data should be collected or how often. It proposes that ‘usual residence’ should mean the ‘place where a person normally spends the daily period of rest, regardless of temporary absencesʼ, meaning therefore the place where a person normally spends the daily period of rest, regardless of temporary absences for purposes of recreation, holidays, visits to friends and relatives, business, medical treatment or religious pilgrimage. To ensure the proper distribution of votes for qualified majority voting in the Council, Member States will provide Eurostat with their data on total population within 8 months of the end of the reference year (2013-2027). Starting in 2018, the Commission will submit a report to Parliament concerning the implementation of this Regulation.</text:p>
          </table:table-cell>
        </table:table-row>
        <table:table-row table:style-name="ro1">
          <table:table-cell office:value-type="string" calcext:value-type="string">
            <text:p>http://www.europarl.europa.eu/sides/getDoc.do?pubRef=-//EP//TEXT+CRE+20131022+ITEM-009-09+DOC+XML+V0//EN&amp;amp;language=EN&amp;amp;query=INTERV&amp;amp;detail=2-329-250</text:p>
          </table:table-cell>
          <table:table-cell office:value-type="string" calcext:value-type="string">
            <text:p><text:s/>Local authorities and civil society (A7-0296/2013 - Corina Creţu) </text:p>
          </table:table-cell>
          <table:table-cell office:value-type="string" calcext:value-type="string">
            <text:p>22-10-2013</text:p>
          </table:table-cell>
          <table:table-cell table:formula="of:=DATE(VALUE(MID([.C17]; 7; 4)); VALUE(MID([.C17]; 4; 2)); VALUE(MID([.C17]; 1; 2)))" office:value-type="date" office:date-value="2013-10-22" calcext:value-type="date">
            <text:p>10/22/13</text:p>
          </table:table-cell>
          <table:table-cell office:value-type="string" calcext:value-type="string">
            <text:p>  Dubravka Šuica <text:s/>(PPE), <text:s/>in writing. − The tools for good governance are transparency, participation and accountability; therefore the European Union and its institutions must work together in achieving those goals. In order to fight huge global challenges like poverty, gender inequality and valuation of human rights, we need to shift from an international community approach to a ‘democratic ownershipʼ approach. Democratic ownership is a system in which citizens are at the centre of development, through civil society organisations (CSOs) and local authorities (LA). Cooperation, communication and synergy between CSOs and LAs are fundamental aspects needed to achieve better local democracy and in order to reach more sustainable outcomes. Furthermore, the EU should support the diversity of civil society and especially the involvement of marginalised groups. The European Union is under an obligation to promote an effective system of knowledge-sharing and capacity-development techniques between LAs within new and old Member States. Croatia, as the newest Member State in the EU, should absorb all the knowledge and experience from other Member States in order to achieve a better civil society facing political, social and economic challenges.</text:p>
          </table:table-cell>
        </table:table-row>
        <table:table-row table:style-name="ro1">
          <table:table-cell office:value-type="string" calcext:value-type="string">
            <text:p>http://www.europarl.europa.eu/sides/getDoc.do?pubRef=-//EP//TEXT+CRE+20131022+ITEM-009-10+DOC+XML+V0//EN&amp;amp;language=EN&amp;amp;query=INTERV&amp;amp;detail=2-358-750</text:p>
          </table:table-cell>
          <table:table-cell office:value-type="string" calcext:value-type="string">
            <text:p><text:s/>Rethinking education (A7-0314/2013 - Katarína Neveďalová) </text:p>
          </table:table-cell>
          <table:table-cell office:value-type="string" calcext:value-type="string">
            <text:p>22-10-2013</text:p>
          </table:table-cell>
          <table:table-cell table:formula="of:=DATE(VALUE(MID([.C18]; 7; 4)); VALUE(MID([.C18]; 4; 2)); VALUE(MID([.C18]; 1; 2)))" office:value-type="date" office:date-value="2013-10-22" calcext:value-type="date">
            <text:p>10/22/13</text:p>
          </table:table-cell>
          <table:table-cell office:value-type="string" calcext:value-type="string">
            <text:p>  Dubravka Šuica <text:s/>(PPE), <text:s/>napisan. − Gospodarska kriza kojoj svjedočimo posljednih godina poziva na kritičko promišljanje o obrazovnom sustavu zemalja članica Unije. Posebno zabrinjava visoki udio mladih i obrazovanih ljudi u strukturi nezaposlenih. Navedeno predstavlja gorući problem s kojim se Republika Hrvatska neuspješno suočava. Stoga pozdravljam donošenje Rezolucije jer ona ispravno detektira probleme i predlaže adekvatne mjere za rješavanje tih problema. Potrebno je pažljivo pratiti trendove na tržištu rada jer se oni rapidno mijenjaju iz godine u godinu. Prilagodba obrazovanja tim promjenama je neophodna kako bi se izjednačile krivulje ponude i potražnje radne snage. U kreiranje optimalnog obrazovnog sustava moraju biti uključeni svi relevantni akteri: obrazovne i znanstvene institucije, poslodavci, sindikati i resorna ministarstva. Takav holistički pristup omogućava širu misiju obrazovanja jer odgaja snažne i društveno angažirane građane. Rezolucija prepoznaje važnost učenja stranih jezika jer jezična barijera smanjuje mogućnosti mobilnosti. Mobilnost je bitna jer povećava mogućnosti zaposlenja, kao i razumijevanje drugih kultura i međukulturalnih odnosa. Međutim, smatram da se po pitanju mobilnosti krije i opasnost „odljeva mozgova” iz manje razvijenih članica Europske unije. Stoga je potrebno poticati mobilnost ljudi, ali na način da ljudi pozitivna iskustva koja su stekli studiranjem i radom u inozemstvu iskoriste pri povratku u svoju zemlju.</text:p>
          </table:table-cell>
        </table:table-row>
        <table:table-row table:style-name="ro1">
          <table:table-cell office:value-type="string" calcext:value-type="string">
            <text:p>http://www.europarl.europa.eu/sides/getDoc.do?pubRef=-//EP//TEXT+CRE+20131022+ITEM-009-13+DOC+XML+V0//EN&amp;amp;language=EN&amp;amp;query=INTERV&amp;amp;detail=2-415-750</text:p>
          </table:table-cell>
          <table:table-cell office:value-type="string" calcext:value-type="string">
            <text:p><text:s/>Misleading advertisement practices (A7-0311/2013 - Cornelis de Jong) </text:p>
          </table:table-cell>
          <table:table-cell office:value-type="string" calcext:value-type="string">
            <text:p>22-10-2013</text:p>
          </table:table-cell>
          <table:table-cell table:formula="of:=DATE(VALUE(MID([.C19]; 7; 4)); VALUE(MID([.C19]; 4; 2)); VALUE(MID([.C19]; 1; 2)))" office:value-type="date" office:date-value="2013-10-22" calcext:value-type="date">
            <text:p>10/22/13</text:p>
          </table:table-cell>
          <table:table-cell office:value-type="string" calcext:value-type="string">
            <text:p>  Dubravka Šuica <text:s/>(PPE), <text:s/>napisan. − Procesi globalizacije i rapidnog tehnološkog razvoja stvaraju uvjete u kojima većinu tržišta možemo opisati kao mjesta savršene konkurencije. To znači veliki broj proizvođača koji nude gotovo identične proizvode velikom broju kupaca. Da bi se izvršila distinkcija između homogenih proizvoda potrebno je uložiti goleme marketinške napore, a sve u cilju pozicioniranja proizvoda i zadovoljavanja potreba kupaca. Stoga je važnost marketinga neupitna kako bi sudionici opstali u surovoj tržišnoj utakmici. Međutim, oglašavanje je gospodarska grana u kojoj su moguće različite forme sofisticiranih prevara. Kao što je odbor za unutarnje tržište i zaštitu potrošača spomenuo u svom izvješću, poslovni imenici, prevare povezane s internetskim domenama, „homeworking” , sustavi brzog bogaćenja predstavljaju najizraženije oblike zavaravanja. Takve nečasne radnje nanose golemu štetu gospodarstvu Unije, a posebno pogađaju mala i srednja poduzeća koja bi trebali biti glavni generatori oporavka gospodarstva EU-a. Ovakvim prevarama su pogođeni i potrošaći jer se na njih prebacuje dio tereta povećanjem finalne cijene roba i usluga. Zbog gore napisanog, podržavam napore Komisije u cilju eliminiranja takvih devijacija. Pozdravljam ideju o harmonizaciji direktiva 2005/29/EZ i 2006/114/EZ kako članice ne bi različito implementirale ove odredbe. Također, neophodno je da zemlje članice uspostave kontaktna mjesta gdje oštećeni poslovni subjekti mogu prijaviti zavaravajuću aktivnost.</text:p>
          </table:table-cell>
        </table:table-row>
        <table:table-row table:style-name="ro1">
          <table:table-cell office:value-type="string" calcext:value-type="string">
            <text:p>http://www.europarl.europa.eu/sides/getDoc.do?pubRef=-//EP//TEXT+CRE+20131022+ITEM-014+DOC+XML+V0//EN&amp;amp;language=EN&amp;amp;query=INTERV&amp;amp;detail=2-528-000</text:p>
          </table:table-cell>
          <table:table-cell office:value-type="string" calcext:value-type="string">
            <text:p><text:s/>Croatian member of the Court of Auditors (debate) </text:p>
          </table:table-cell>
          <table:table-cell office:value-type="string" calcext:value-type="string">
            <text:p>22-10-2013</text:p>
          </table:table-cell>
          <table:table-cell table:formula="of:=DATE(VALUE(MID([.C20]; 7; 4)); VALUE(MID([.C20]; 4; 2)); VALUE(MID([.C20]; 1; 2)))" office:value-type="date" office:date-value="2013-10-22" calcext:value-type="date">
            <text:p>10/22/13</text:p>
          </table:table-cell>
          <table:table-cell office:value-type="string" calcext:value-type="string">
            <text:p>  Dubravka Šuica <text:s/>(PPE). <text:s/>– Gospodine predsjedavajući, nisam se kanila javljati na ovu temu, međutim, nakon što sam pročitala usmeno pitanje i vidjela da je potpisano sedam zastupnika i to predstavnika različitih političkih grupacija, liberala, socijalista, zelenih, Ujedinjene europske ljevice i Europske pučke stranke, odlučila sam se javno očitovati o ovom pitanju. Kao prvo, budući da dolazim iz Hrvatske, osobno mi nije drago kad se Hrvatska ili netko iz Hrvatske opet spominje u negativnom kontekstu tek par mjeseci nakon pridruživanja Europskoj uniji. Kao drugo, budući da je gospodin Mates sam sebe doveo u ovu situaciju svojom izjavom, bilo bi dobro da on osobno što prije razjasni ovaj slučaj kako se ne bi stvorila šteta za imidž Hrvatske, ali nije mi namjera ovdje spekulirati o motivima njegove izjave. Kao treće, kompetentnost gospodina Matesa i njegove kvalifikacije nisu bile dovedene u pitanje, ali jest njegovo držanje tijekom saslušanja u Europskom parlamentu. I na kraju, svi znamo da imamo velikih problema i u Europskoj uniji, ali i u Hrvatskoj, kao što je nezaposlenost mladih, kao što je gospodarski rast, pa zato želim zaključiti da je potrebno da se ovo pitanje što prije razriješi. I na kraju, u interesu je svih nas da se poboljšaju odnosi među institucijama, mislim na Vijeće i na Parlament, posebno imajući u vidu osnaženje Parlamenta odnosno veće ovlasti nakon Lisabonskog sporazuma, da se ovo pitanje što prije riješi. Dakle, mislim na dignitet, mislim na kredibilitet, mislim na vjerodostojnost ovoga Parlamenta i zato očekujem da g. Mates sam osobno razriješi ovo pitanje.</text:p>
          </table:table-cell>
        </table:table-row>
        <table:table-row table:style-name="ro1">
          <table:table-cell office:value-type="string" calcext:value-type="string">
            <text:p>http://www.europarl.europa.eu/sides/getDoc.do?pubRef=-//EP//TEXT+CRE+20131022+ITEM-016+DOC+XML+V0//EN&amp;amp;language=EN&amp;amp;query=INTERV&amp;amp;detail=2-577-000</text:p>
          </table:table-cell>
          <table:table-cell office:value-type="string" calcext:value-type="string">
            <text:p><text:s/>EU citizens' mobility and Member States' welfare systems (debate) </text:p>
          </table:table-cell>
          <table:table-cell office:value-type="string" calcext:value-type="string">
            <text:p>22-10-2013</text:p>
          </table:table-cell>
          <table:table-cell table:formula="of:=DATE(VALUE(MID([.C21]; 7; 4)); VALUE(MID([.C21]; 4; 2)); VALUE(MID([.C21]; 1; 2)))" office:value-type="date" office:date-value="2013-10-22" calcext:value-type="date">
            <text:p>10/22/13</text:p>
          </table:table-cell>
          <table:table-cell office:value-type="string" calcext:value-type="string">
            <text:p>  Dubravka Šuica <text:s/>(PPE). <text:s/>– Gospodine predsjedavajući, slažem se s povjerenikom Andorom koji kaže da mobilnost znači nezaposlenost. Dakle, ne sele ljudi u druge zemlje zato što dobro žive u svojoj zemlji nego zato što trebaju posao i oni nisu teret socijalnog sustava. Sloboda kretanja je vrlo važna, jedna od osnovnih sloboda. Ja bih postavila jedno pitanje. Kako to da Erasmus nije problem, a migracije za zaposlenje su problem? Dakle, radi se o različitim stavovima različitih zemalja. Zemlje nisu uvijek konzistentne u svojoj politici i pozdravljam situaciju kad će Komisija pomoći koristiti sredstva iz europskih fondova lokalnim i regionalnim vlastima da bi se pomoglo kod ovog ujednačavanja socijalnog sustava. Dakle, bitno je da postoji koordinacija socijalnih sustava u svim zemljama članicama i ja vjerujem da ćete uspjeti u tom Vašem naumu, u protivnom ćemo govoriti o različitim kriterijima i o dva različita aršina.</text:p>
          </table:table-cell>
        </table:table-row>
        <table:table-row table:style-name="ro1">
          <table:table-cell office:value-type="string" calcext:value-type="string">
            <text:p>http://www.europarl.europa.eu/sides/getDoc.do?pubRef=-//EP//TEXT+CRE+20131022+ITEM-018+DOC+XML+V0//EN&amp;amp;language=EN&amp;amp;query=INTERV&amp;amp;detail=2-690-000</text:p>
          </table:table-cell>
          <table:table-cell office:value-type="string" calcext:value-type="string">
            <text:p><text:s/>European Maritime and Fisheries Fund (debate) </text:p>
          </table:table-cell>
          <table:table-cell office:value-type="string" calcext:value-type="string">
            <text:p>22-10-2013</text:p>
          </table:table-cell>
          <table:table-cell table:formula="of:=DATE(VALUE(MID([.C22]; 7; 4)); VALUE(MID([.C22]; 4; 2)); VALUE(MID([.C22]; 1; 2)))" office:value-type="date" office:date-value="2013-10-22" calcext:value-type="date">
            <text:p>10/22/13</text:p>
          </table:table-cell>
          <table:table-cell office:value-type="string" calcext:value-type="string">
            <text:p>  Dubravka Šuica <text:s/>(PPE). <text:s/>– (bez mikrofona) Podržavam zajedničku politiku ribarstva i, naravno, načela održivog ribarstva koja ste nedavno usvojili. Činjenica je da se ovdje radi o novcu poreznih obveznika s kojim moramo odgovorno upravljati, ali, isto tako, ovaj fond mora profunkcionirati. Sektor ribarstva mora biti konkurentan i zato ovim novcem ne smijemo, po mom mišljenju, graditi nove brodove. </text:p>
          </table:table-cell>
        </table:table-row>
        <table:table-row table:style-name="ro1">
          <table:table-cell office:value-type="string" calcext:value-type="string">
            <text:p>http://www.europarl.europa.eu/sides/getDoc.do?pubRef=-//EP//TEXT+CRE+20131023+ITEM-019+DOC+XML+V0//EN&amp;amp;language=EN&amp;amp;query=INTERV&amp;amp;detail=3-354-000</text:p>
          </table:table-cell>
          <table:table-cell office:value-type="string" calcext:value-type="string">
            <text:p><text:s/>General Union environment action programme to 2020 (debate) </text:p>
          </table:table-cell>
          <table:table-cell office:value-type="string" calcext:value-type="string">
            <text:p>23-10-2013</text:p>
          </table:table-cell>
          <table:table-cell table:formula="of:=DATE(VALUE(MID([.C23]; 7; 4)); VALUE(MID([.C23]; 4; 2)); VALUE(MID([.C23]; 1; 2)))" office:value-type="date" office:date-value="2013-10-23" calcext:value-type="date">
            <text:p>10/23/13</text:p>
          </table:table-cell>
          <table:table-cell office:value-type="string" calcext:value-type="string">
            <text:p>  Dubravka Šuica <text:s/>(PPE). <text:s/>– Gospođo predsjedavajuća, teško je u dvije minute izraziti sve što bih željela reći o ovoj temi. Postavlja se pitanje kako u isto vrijeme možemo biti čuvari okoliša i kreatori gospodarskog blagostanja. To jednostavno djeluje nepomirljivo, posebice danas u vrijeme velike krize kada mislimo da zaštita okoliša ne bi trebala biti prioritet. Međutim, to je kratkoročno razmišljanje. Sigurno je da treba pomiriti zaštitu okoliša, pomiriti održivi razvoj i gospodarstvo i gospodarski rast. Dakle to je naš ključni zadatak.</text:p>
          </table:table-cell>
        </table:table-row>
        <table:table-row table:style-name="ro1">
          <table:table-cell office:value-type="string" calcext:value-type="string">
            <text:p>http://www.europarl.europa.eu/sides/getDoc.do?pubRef=-//EP//TEXT+CRE+20131024+ITEM-007+DOC+XML+V0//EN&amp;amp;language=EN&amp;amp;query=INTERV&amp;amp;detail=4-058-000</text:p>
          </table:table-cell>
          <table:table-cell office:value-type="string" calcext:value-type="string">
            <text:p><text:s/>Future of the EU wine sector (debate) </text:p>
          </table:table-cell>
          <table:table-cell office:value-type="string" calcext:value-type="string">
            <text:p>24-10-2013</text:p>
          </table:table-cell>
          <table:table-cell table:formula="of:=DATE(VALUE(MID([.C24]; 7; 4)); VALUE(MID([.C24]; 4; 2)); VALUE(MID([.C24]; 1; 2)))" office:value-type="date" office:date-value="2013-10-24" calcext:value-type="date">
            <text:p>10/24/13</text:p>
          </table:table-cell>
          <table:table-cell office:value-type="string" calcext:value-type="string">
            <text:p>  Dubravka Šuica <text:s/>(PPE). <text:s/>– Gospodine predsjedniče, želim se na početku zahvaliti gđi Lulling što je otvorila ovo pitanje nakon reforme iz 2008. godine jer smatram da je važno govoriti o ovom sektoru. Također su dobri prijedlozi koje smo čuli od Komisije u okviru zajedničke poljoprivredne politike.</text:p>
          </table:table-cell>
        </table:table-row>
        <table:table-row table:style-name="ro1">
          <table:table-cell office:value-type="string" calcext:value-type="string">
            <text:p>http://www.europarl.europa.eu/sides/getDoc.do?pubRef=-//EP//TEXT+CRE+20131024+ITEM-013-02+DOC+XML+V0//EN&amp;amp;language=EN&amp;amp;query=INTERV&amp;amp;detail=4-148-000</text:p>
          </table:table-cell>
          <table:table-cell office:value-type="string" calcext:value-type="string">
            <text:p><text:s/>Draft general budget of the European Union for the financial year 2014 - all sections (A7-0328/2013 - Monika Hohlmeier, Anne E. Jensen) </text:p>
          </table:table-cell>
          <table:table-cell office:value-type="string" calcext:value-type="string">
            <text:p>24-10-2013</text:p>
          </table:table-cell>
          <table:table-cell table:formula="of:=DATE(VALUE(MID([.C25]; 7; 4)); VALUE(MID([.C25]; 4; 2)); VALUE(MID([.C25]; 1; 2)))" office:value-type="date" office:date-value="2013-10-24" calcext:value-type="date">
            <text:p>10/24/13</text:p>
          </table:table-cell>
          <table:table-cell office:value-type="string" calcext:value-type="string">
            <text:p>  Dubravka Šuica <text:s/>(PPE). <text:s/>– Gospodine predsjedniče, ne znam kako je došlo do ovog sporazuma. U svakom slučaju želim još jedanput objasniti svoje stajalište i stajalište naše delegacije oko budžeta 2014. godine.</text:p>
          </table:table-cell>
        </table:table-row>
        <table:table-row table:style-name="ro1">
          <table:table-cell office:value-type="string" calcext:value-type="string">
            <text:p>http://www.europarl.europa.eu/sides/getDoc.do?pubRef=-//EP//TEXT+CRE+20131024+ITEM-013-03+DOC+XML+V0//EN&amp;amp;language=EN&amp;amp;query=INTERV&amp;amp;detail=4-184-687</text:p>
          </table:table-cell>
          <table:table-cell office:value-type="string" calcext:value-type="string">
            <text:p><text:s/>Marine knowledge 2020 (A7-0295/2013 - Maria do Céu Patrão Neves) </text:p>
          </table:table-cell>
          <table:table-cell office:value-type="string" calcext:value-type="string">
            <text:p>24-10-2013</text:p>
          </table:table-cell>
          <table:table-cell table:formula="of:=DATE(VALUE(MID([.C26]; 7; 4)); VALUE(MID([.C26]; 4; 2)); VALUE(MID([.C26]; 1; 2)))" office:value-type="date" office:date-value="2013-10-24" calcext:value-type="date">
            <text:p>10/24/13</text:p>
          </table:table-cell>
          <table:table-cell office:value-type="string" calcext:value-type="string">
            <text:p>  Dubravka Šuica <text:s/>(PPE), <text:s/>napisan. − Dovoljno je pogledati kartu Europe da bismo postali svjesni enormnog potencijala mora i oceana koji oplakuju naš kontinent. Taj potencijal nije u dovoljnoj mjeri iskorišten, stoga je Komisija u Zelenoj knjizi naslova „Znanje o moru 2020.” predstavila viziju realizacije „plavog gospodarstva” koje će se temeljiti na racionalnoj upotrebi resursa. „Plavo gospodarstvo” je komplementarno ciljevima strategije „Europa 2020.” jer se bazira na znanju, tehnološkim inovacijama, adekvatnom korištenju resursa i stvaranju novih radnih mjesta. Da bi spomenuta vizija u potpunosti zaživjela, potrebno je izraditi višerezolucijsku digitalnu kartu morskog dna. Riječ je o vrlo kompleksnom projektu koji bi pružio informacije širokom spektru zainteresiranih skupina. Kartiranje morskog dna će odrediti osjetljive biogeografske zone i uspostaviti zone zaštićenih morskih područja kako bi se osigurala zaštita ugroženih ekosustava. Stoga je potrebno uspostaviti mehanizam kojim bi se olakšao pristup podacima o ribarstvu. Dio podataka su već sada dužne prikupljati zemlje članice u okviru obveza prema EU, međutim velika baza podataka se nalazi kod ribarskih flota opremljenih sustavima za nadzor plovila. Potrebno je štititi povjerljivost podataka koji su povezani s interesima tržišta ili znanstvenim interesima, kao i štititi privatnost vlasnika brodova koji su prikupili podatke.</text:p>
          </table:table-cell>
        </table:table-row>
        <table:table-row table:style-name="ro1">
          <table:table-cell office:value-type="string" calcext:value-type="string">
            <text:p>http://www.europarl.europa.eu/sides/getDoc.do?pubRef=-//EP//TEXT+CRE+20131024+ITEM-014-01+DOC+XML+V0//HR&amp;amp;language=EN&amp;amp;query=INTERV&amp;amp;detail=4-148-000</text:p>
          </table:table-cell>
          <table:table-cell office:value-type="string" calcext:value-type="string">
            <text:p><text:s/>Nacrt općeg proračuna Europske unije za financijsku godinu 2014. - svi dijelovi (A7-0328/2013 - Monika Hohlmeier, Anne E. Jensen) HR </text:p>
          </table:table-cell>
          <table:table-cell office:value-type="string" calcext:value-type="string">
            <text:p>24-10-2013</text:p>
          </table:table-cell>
          <table:table-cell table:formula="of:=DATE(VALUE(MID([.C27]; 7; 4)); VALUE(MID([.C27]; 4; 2)); VALUE(MID([.C27]; 1; 2)))" office:value-type="date" office:date-value="2013-10-24" calcext:value-type="date">
            <text:p>10/24/13</text:p>
          </table:table-cell>
          <table:table-cell office:value-type="string" calcext:value-type="string">
            <text:p>  Dubravka Šuica <text:s/>(PPE). <text:s/>– Gospodine predsjedniče, ne znam kako je došlo do ovog sporazuma. U svakom slučaju želim još jedanput objasniti svoje stajalište i stajalište naše delegacije oko budžeta 2014. godine.</text:p>
          </table:table-cell>
        </table:table-row>
        <table:table-row table:style-name="ro1">
          <table:table-cell office:value-type="string" calcext:value-type="string">
            <text:p>http://www.europarl.europa.eu/sides/getDoc.do?pubRef=-//EP//TEXT+CRE+20131118+ITEM-016+DOC+XML+V0//EN&amp;amp;language=EN&amp;amp;query=INTERV&amp;amp;detail=1-126-000</text:p>
          </table:table-cell>
          <table:table-cell office:value-type="string" calcext:value-type="string">
            <text:p><text:s/>Creative Europe programme (debate) </text:p>
          </table:table-cell>
          <table:table-cell office:value-type="string" calcext:value-type="string">
            <text:p>18-11-2013</text:p>
          </table:table-cell>
          <table:table-cell table:formula="of:=DATE(VALUE(MID([.C28]; 7; 4)); VALUE(MID([.C28]; 4; 2)); VALUE(MID([.C28]; 1; 2)))" office:value-type="date" office:date-value="2013-11-18" calcext:value-type="date">
            <text:p>11/18/13</text:p>
          </table:table-cell>
          <table:table-cell office:value-type="string" calcext:value-type="string">
            <text:p>  Dubravka Šuica <text:s/>(PPE). <text:s/>– Poštovani predsjedniče, čuli smo da se radi o jednoj i pol milijardi EUR što je vrlo važan novac, a isto tako radi se o 6 do 7 milijuna radnih mjesta. Vrlo je važno da su priliku dobili za novac mala i srednja poduzeća a također i neprofitne organizacije. Kad govorimo o kulturi, ovdje se najviše danas spominju digitalizacija i audiovizualni sektori. Međutim ja želim spomenuti kulturnu baštinu koju smatram važnom i šteta je da je tako rijetko kultura na dnevnom redu. Voljela bih da i o tome možemo govoriti jer novac treba ići u konkretne aktivnosti, a isto tako je dobro što se mogu dobiti zajmovi. Nadalje, medijski programi su također važni i smatram da je kulturna razmjena i razumijevanje vrlo važno unutar... (zastupnica je prekinuta jer je prekoračila dopušteno vrijeme izlaganja)</text:p>
          </table:table-cell>
        </table:table-row>
        <table:table-row table:style-name="ro1">
          <table:table-cell office:value-type="string" calcext:value-type="string">
            <text:p>http://www.europarl.europa.eu/sides/getDoc.do?pubRef=-//EP//TEXT+CRE+20131119+ITEM-009-01+DOC+XML+V0//EN&amp;amp;language=EN&amp;amp;query=INTERV&amp;amp;detail=2-200-500</text:p>
          </table:table-cell>
          <table:table-cell office:value-type="string" calcext:value-type="string">
            <text:p><text:s/>Multiannual financial framework 2014-2020 (A7-0389/2013 - Jean-Luc Dehaene, Ivailo Kalfin) </text:p>
          </table:table-cell>
          <table:table-cell office:value-type="string" calcext:value-type="string">
            <text:p>19-11-2013</text:p>
          </table:table-cell>
          <table:table-cell table:formula="of:=DATE(VALUE(MID([.C29]; 7; 4)); VALUE(MID([.C29]; 4; 2)); VALUE(MID([.C29]; 1; 2)))" office:value-type="date" office:date-value="2013-11-19" calcext:value-type="date">
            <text:p>11/19/13</text:p>
          </table:table-cell>
          <table:table-cell office:value-type="string" calcext:value-type="string">
            <text:p>  Dubravka Šuica <text:s/>(PPE), <text:s/>in writing. − Under the 2014-2020 Multiannual Financial Framework (MFF), the EU institutions agree to work together with the objectives of cost saving and better synergies at national and European levels in order to improve the effectiveness of public spending in matters subject to EU action. Reducing costs in some sectors will ensure more resources for areas such as research and innovation, external relations and energy, transport and infrastructure projects. Cost saving is the only proper and possible way of increasing revenue and establishing sustainable economic development in the Member States. An example of such improvement is offered by Sweden, a country which has increased its annual GDP and become economically stable.</text:p>
          </table:table-cell>
        </table:table-row>
        <table:table-row table:style-name="ro1">
          <table:table-cell office:value-type="string" calcext:value-type="string">
            <text:p>http://www.europarl.europa.eu/sides/getDoc.do?pubRef=-//EP//TEXT+CRE+20131119+ITEM-009-07+DOC+XML+V0//EN&amp;amp;language=EN&amp;amp;query=INTERV&amp;amp;detail=2-283-000</text:p>
          </table:table-cell>
          <table:table-cell office:value-type="string" calcext:value-type="string">
            <text:p><text:s/>Erasmus for all programme (A7-0405/2012 - Doris Pack) </text:p>
          </table:table-cell>
          <table:table-cell office:value-type="string" calcext:value-type="string">
            <text:p>19-11-2013</text:p>
          </table:table-cell>
          <table:table-cell table:formula="of:=DATE(VALUE(MID([.C30]; 7; 4)); VALUE(MID([.C30]; 4; 2)); VALUE(MID([.C30]; 1; 2)))" office:value-type="date" office:date-value="2013-11-19" calcext:value-type="date">
            <text:p>11/19/13</text:p>
          </table:table-cell>
          <table:table-cell office:value-type="string" calcext:value-type="string">
            <text:p>  Dubravka Šuica <text:s/>(PPE). <text:s/>– Gospođo predsjednice, ovo je jedan od najboljih primjera koordinacije i suradnje europskih institucija oko jednog projekta. Riječ je o jačanju europskog građanstva, aovdje posebno želim spomenuti gđu Doris Pack, koja je uspješno kormilarila u ovom procesu već godinama. U svakom slučaju ovaj projekt je na tragu Strategije 2020., radi se o interkulturalnosti, a naročito pozdravljam pojednostavljenje procesa, povezivanje ovih triju projekata u jedan i uključivanje športa, i to amaterskog, što smatram vrlo važnim. Također želim napomenuti da se radi o 5 i pol milijuna mladih ljudi diljem Europe koji su nezaposleni, što znači da će ovaj projekt pomoći da dođe do mobilnosti. Ako se Europa zabrinjava oko 23,5 % <text:s/>nezaposlenih među mladima, onda moram reći u Hrvatskoj je 53 % mladih nezaposleno, a to je brojka za zabrinutost i razlog da glasujem za ovakav prijedlog Erasmusa+. </text:p>
          </table:table-cell>
        </table:table-row>
        <table:table-row table:style-name="ro1">
          <table:table-cell office:value-type="string" calcext:value-type="string">
            <text:p>http://www.europarl.europa.eu/sides/getDoc.do?pubRef=-//EP//TEXT+CRE+20131119+ITEM-009-09+DOC+XML+V0//EN&amp;amp;language=EN&amp;amp;query=INTERV&amp;amp;detail=2-389-500</text:p>
          </table:table-cell>
          <table:table-cell office:value-type="string" calcext:value-type="string">
            <text:p><text:s/>Europe for Citizens programme (A7-0424/2012 - Hannu Takkula) </text:p>
          </table:table-cell>
          <table:table-cell office:value-type="string" calcext:value-type="string">
            <text:p>19-11-2013</text:p>
          </table:table-cell>
          <table:table-cell table:formula="of:=DATE(VALUE(MID([.C31]; 7; 4)); VALUE(MID([.C31]; 4; 2)); VALUE(MID([.C31]; 1; 2)))" office:value-type="date" office:date-value="2013-11-19" calcext:value-type="date">
            <text:p>11/19/13</text:p>
          </table:table-cell>
          <table:table-cell office:value-type="string" calcext:value-type="string">
            <text:p>  Dubravka Šuica <text:s/>(PPE), <text:s/>napisan. − Potrebno je nastaviti ovaj prepoznatljivi program i samim time mobilizirati građane da i na lokalnoj razini aktualiziraju pitanja od bitna za Europu kako bi time postali svjesni utjecaja politike EU-a na njihov svakodnevni život. </text:p>
          </table:table-cell>
        </table:table-row>
        <table:table-row table:style-name="ro1">
          <table:table-cell office:value-type="string" calcext:value-type="string">
            <text:p>http://www.europarl.europa.eu/sides/getDoc.do?pubRef=-//EP//TEXT+CRE+20131119+ITEM-009-10+DOC+XML+V0//EN&amp;amp;language=EN&amp;amp;query=INTERV&amp;amp;detail=2-400-000</text:p>
          </table:table-cell>
          <table:table-cell office:value-type="string" calcext:value-type="string">
            <text:p><text:s/>Connecting Europe Facility (A7-0021/2013 - Adina-Ioana Vălean, Dominique Riquet, Inés Ayala Sender) </text:p>
          </table:table-cell>
          <table:table-cell office:value-type="string" calcext:value-type="string">
            <text:p>19-11-2013</text:p>
          </table:table-cell>
          <table:table-cell table:formula="of:=DATE(VALUE(MID([.C32]; 7; 4)); VALUE(MID([.C32]; 4; 2)); VALUE(MID([.C32]; 1; 2)))" office:value-type="date" office:date-value="2013-11-19" calcext:value-type="date">
            <text:p>11/19/13</text:p>
          </table:table-cell>
          <table:table-cell office:value-type="string" calcext:value-type="string">
            <text:p>  Dubravka Šuica <text:s/>(PPE). <text:s/>– Ovaj projekt, Connect Europe Facility, obuhvaća promet, energiju i telekomunikacije, što znači da hoćemo otvoriti kralježnicu Europe odnoso budućeg zajedničkog tržišta. Međutim, željela sam pitati povjerenika i vas kolege znate li da postoji jedan dio Europe koji se fizički ne nalazi u Europi. </text:p>
          </table:table-cell>
        </table:table-row>
        <table:table-row table:style-name="ro1">
          <table:table-cell office:value-type="string" calcext:value-type="string">
            <text:p>http://www.europarl.europa.eu/sides/getDoc.do?pubRef=-//EP//TEXT+CRE+20131119+ITEM-009-11+DOC+XML+V0//EN&amp;amp;language=EN&amp;amp;query=INTERV&amp;amp;detail=2-440-000</text:p>
          </table:table-cell>
          <table:table-cell office:value-type="string" calcext:value-type="string">
            <text:p><text:s/>Trans-European transport network (A7-0012/2013 - Georgios Koumoutsakos, Ismail Ertug) </text:p>
          </table:table-cell>
          <table:table-cell office:value-type="string" calcext:value-type="string">
            <text:p>19-11-2013</text:p>
          </table:table-cell>
          <table:table-cell table:formula="of:=DATE(VALUE(MID([.C33]; 7; 4)); VALUE(MID([.C33]; 4; 2)); VALUE(MID([.C33]; 1; 2)))" office:value-type="date" office:date-value="2013-11-19" calcext:value-type="date">
            <text:p>11/19/13</text:p>
          </table:table-cell>
          <table:table-cell office:value-type="string" calcext:value-type="string">
            <text:p>  Dubravka Šuica <text:s/>(PPE). <text:s/>– Poštovani predsjednice, kao što smo već rekli, mobilnost je dio našega duha i vrlo je važno da se možemo kretati i popravljati kvalitetu života povećanjem i poboljšanjem prometa. </text:p>
          </table:table-cell>
        </table:table-row>
        <table:table-row table:style-name="ro1">
          <table:table-cell office:value-type="string" calcext:value-type="string">
            <text:p>http://www.europarl.europa.eu/sides/getDoc.do?pubRef=-//EP//TEXT+CRE+20131119+ITEM-009-12+DOC+XML+V0//EN&amp;amp;language=EN&amp;amp;query=INTERV&amp;amp;detail=2-479-004</text:p>
          </table:table-cell>
          <table:table-cell office:value-type="string" calcext:value-type="string">
            <text:p><text:s/>Agricultural and fishery statistics (A7-0148/2013 - Paolo De Castro) </text:p>
          </table:table-cell>
          <table:table-cell office:value-type="string" calcext:value-type="string">
            <text:p>19-11-2013</text:p>
          </table:table-cell>
          <table:table-cell table:formula="of:=DATE(VALUE(MID([.C34]; 7; 4)); VALUE(MID([.C34]; 4; 2)); VALUE(MID([.C34]; 1; 2)))" office:value-type="date" office:date-value="2013-11-19" calcext:value-type="date">
            <text:p>11/19/13</text:p>
          </table:table-cell>
          <table:table-cell office:value-type="string" calcext:value-type="string">
            <text:p>  Dubravka Šuica <text:s/>(PPE), <text:s/>in writing. − The multiannual management plans for fisheries and farmers are the backbone of the long-term sustainable fishing and farming system, bringing stability to fishing and benefits to the agricultural sector. The current reform proposal for agricultural and rural areas is based on the negotiations at the regional levels between the Member States. In fisheries it is important to know who is entering whose territory. Transparency and visibility will increase the competitiveness of Member States and ensure a background for stable growth in those sectors. Food production is crucial for the EU’s development and Croatia has a big potential because it is rich with land which is not being cultivated and can produce food for millions of people and thus compete with other Member States in the global trade market. EUR 330 million per year is intended for developing the rural sector in Croatia and must be wisely distributed to support sustainable development with emphasis on ecological agriculture at small and medium level, which is connected to tourism and recreation. At the same time this is a big opportunity for young farmers who can contribute to global development with their innovations and initiative.</text:p>
          </table:table-cell>
        </table:table-row>
        <table:table-row table:style-name="ro1">
          <table:table-cell office:value-type="string" calcext:value-type="string">
            <text:p>http://www.europarl.europa.eu/sides/getDoc.do?pubRef=-//EP//TEXT+CRE+20131119+ITEM-009-13+DOC+XML+V0//EN&amp;amp;language=EN&amp;amp;query=INTERV&amp;amp;detail=2-489-500</text:p>
          </table:table-cell>
          <table:table-cell office:value-type="string" calcext:value-type="string">
            <text:p><text:s/>Protection and use of transboundary watercourses and international lakes (A7-0356/2013 - Matthias Groote) </text:p>
          </table:table-cell>
          <table:table-cell office:value-type="string" calcext:value-type="string">
            <text:p>19-11-2013</text:p>
          </table:table-cell>
          <table:table-cell table:formula="of:=DATE(VALUE(MID([.C35]; 7; 4)); VALUE(MID([.C35]; 4; 2)); VALUE(MID([.C35]; 1; 2)))" office:value-type="date" office:date-value="2013-11-19" calcext:value-type="date">
            <text:p>11/19/13</text:p>
          </table:table-cell>
          <table:table-cell office:value-type="string" calcext:value-type="string">
            <text:p>  Dubravka Šuica <text:s/>(PPE), <text:s/>in writing. − I support this initiative which will mitigate ecological problems in my country such as salinisation of rivers caused by dams in neighbouring Bosnia and Herzegovina which leads to summer wildfires. As both Croatia and Bosnia and Herzegovina are members of the UNECE, hopefully this convention will help us resolve important ecological issues such as hydroelectric power plants which cause a great disturbance in watercourses, water and sediment retention, leading to floods in the winter and draughts in the summer. This results in diminished biodiversity, with increased windflow from the mainland affecting the climate. The Convention will authorise us to adopt legal, administrative, economic, financial and technical measures to reduce the transboundary impact of pollution and set up programmes to monitor the condition of such transboundary watercourses. These provisions will enable us to set up bilateral or multilateral cooperation, consultations on issues of common interest, joint monitoring and assessment of pollution levels, joint research actions and the exchange of information, the setting up of an alarm system to warn of critical environmental situations, with mutual aid to be provided if necessary, ensuring that the public is kept informed.</text:p>
          </table:table-cell>
        </table:table-row>
        <table:table-row table:style-name="ro1">
          <table:table-cell office:value-type="string" calcext:value-type="string">
            <text:p>http://www.europarl.europa.eu/sides/getDoc.do?pubRef=-//EP//TEXT+CRE+20131120+ITEM-005+DOC+XML+V0//EN&amp;amp;language=EN&amp;amp;query=INTERV&amp;amp;detail=3-102-000</text:p>
          </table:table-cell>
          <table:table-cell office:value-type="string" calcext:value-type="string">
            <text:p><text:s/>Commission work programme 2014 (debate) </text:p>
          </table:table-cell>
          <table:table-cell office:value-type="string" calcext:value-type="string">
            <text:p>20-11-2013</text:p>
          </table:table-cell>
          <table:table-cell table:formula="of:=DATE(VALUE(MID([.C36]; 7; 4)); VALUE(MID([.C36]; 4; 2)); VALUE(MID([.C36]; 1; 2)))" office:value-type="date" office:date-value="2013-11-20" calcext:value-type="date">
            <text:p>11/20/13</text:p>
          </table:table-cell>
          <table:table-cell office:value-type="string" calcext:value-type="string">
            <text:p>  Dubravka Šuica <text:s/>(PPE). <text:s/>– </text:p>
          </table:table-cell>
        </table:table-row>
        <table:table-row table:style-name="ro1">
          <table:table-cell office:value-type="string" calcext:value-type="string">
            <text:p>http://www.europarl.europa.eu/sides/getDoc.do?pubRef=-//EP//TEXT+CRE+20131120+ITEM-009-01+DOC+XML+V0//EN&amp;amp;language=EN&amp;amp;query=INTERV&amp;amp;detail=3-184-500</text:p>
          </table:table-cell>
          <table:table-cell office:value-type="string" calcext:value-type="string">
            <text:p><text:s/>2014 budgetary procedure: joint text </text:p>
          </table:table-cell>
          <table:table-cell office:value-type="string" calcext:value-type="string">
            <text:p>20-11-2013</text:p>
          </table:table-cell>
          <table:table-cell table:formula="of:=DATE(VALUE(MID([.C37]; 7; 4)); VALUE(MID([.C37]; 4; 2)); VALUE(MID([.C37]; 1; 2)))" office:value-type="date" office:date-value="2013-11-20" calcext:value-type="date">
            <text:p>11/20/13</text:p>
          </table:table-cell>
          <table:table-cell office:value-type="string" calcext:value-type="string">
            <text:p>  Dubravka Šuica <text:s/>(PPE), <text:s/>napisan. − Podržavam zajednički nacrt općeg proračuna EU za financijsku godinu 2014., koji je prihvatio Odbor za mirenje u okviru proračunskog postupka. Izviješće je sveobuhvatno i obuhvaća mnoga bitna područja od zdravlja, okoliša i klimatskih promjena do nanoznanosti i nuklearnih aktivnosti Zajedničkog istraživačkog centra (ZIC-a), a znamo da su te teme u zajedničkom interesu svih članica EU. Reforme su ključ izlaska iz financijske krize stoga me veseli i reorganizacija u svim institucijama, tijelima i agencijama EU te se nadam da će smanjenje zaposlenika u institucijama EU za 5 % tijekom idućih 5 godina slijediti i mnoge vlade članica EU kako bi racionalizirale potrošnju proračunskog novca. Aktivnosti za jačanje socijalnog dijaloga i promicanja donošenja sporazuma među socijalnim partnerima u EU je svakako za pozdraviti posebice u današnje vrijeme. Na kraju bih se osvrnula i na potporu za Europske posebne ljetne igre u 2014. godine jer samo ulaganjem u mlade, obrazovanje i šport možemo preokrenuti današnje negativne trendove u našu korist.</text:p>
          </table:table-cell>
        </table:table-row>
        <table:table-row table:style-name="ro1">
          <table:table-cell office:value-type="string" calcext:value-type="string">
            <text:p>http://www.europarl.europa.eu/sides/getDoc.do?pubRef=-//EP//TEXT+CRE+20131120+ITEM-009-04+DOC+XML+V0//EN&amp;amp;language=EN&amp;amp;query=INTERV&amp;amp;detail=3-208-500</text:p>
          </table:table-cell>
          <table:table-cell office:value-type="string" calcext:value-type="string">
            <text:p><text:s/>Mobilisation of the EU Solidarity Fund - Drought and forest fires in Romania and floods in Germany, Austria and the Czech Republic (A7-0369/2013 - José Manuel Fernandes) </text:p>
          </table:table-cell>
          <table:table-cell office:value-type="string" calcext:value-type="string">
            <text:p>20-11-2013</text:p>
          </table:table-cell>
          <table:table-cell table:formula="of:=DATE(VALUE(MID([.C38]; 7; 4)); VALUE(MID([.C38]; 4; 2)); VALUE(MID([.C38]; 1; 2)))" office:value-type="date" office:date-value="2013-11-20" calcext:value-type="date">
            <text:p>11/20/13</text:p>
          </table:table-cell>
          <table:table-cell office:value-type="string" calcext:value-type="string">
            <text:p>  Dubravka Šuica <text:s/>(PPE), <text:s/>napisan. − Oslanjajući se na odredbe Međuinstitucionalnog sporazum od 17. svibnja 2006. između Europskog parlamenta, Vijeća i Komisije o proračunskoj disciplini i dobrom financijskom upravljanju kao i Uredbom Vijeća od 11. studenog 2002. o osnivanju Fonda solidarnosti Europske unije, sve zemlje članice moraju i trebaju pokazati solidarnost prema stanovništvu iz drugih zemalja Europske unije pogođenim elementarnim nepogodama, odnosno prirodnim katastrofama. Ovaj put je zahtjev za korištenje Fonda predala Rumunjska u vezi sa sušom i šumskim požarima koji su se dogodili na ljeto 2012., kao i Njemačka, Austrija i Češka u svezi poplavama, no nitko od nas ne može znati da nas sutra ne čeka ista ili još gora sudbina. U zadnjih par mjeseci za vrijeme velikih kiša ne mali broj puta su se dogodili izljevi rijeka u nizinskoj Hrvatskoj prilikom čega je voda ušla u obiteljske nastambe i ostavila velike štete na usjevima, a za vrijeme ljetnih mjeseci hrvatski jug su opustošili požari. Fond solidarnosti omogućava Europskoj uniji da učinkovito podrži određenu članicu u sanaciji štete od nepogoda do gornje granice od 1 mlrd eura na taj način ispunjavamo jedno od osnovnih načela EU,a to je solidarnost.</text:p>
          </table:table-cell>
        </table:table-row>
        <table:table-row table:style-name="ro1">
          <table:table-cell office:value-type="string" calcext:value-type="string">
            <text:p>http://www.europarl.europa.eu/sides/getDoc.do?pubRef=-//EP//TEXT+CRE+20131120+ITEM-009-06+DOC+XML+V0//EN&amp;amp;language=EN&amp;amp;query=INTERV&amp;amp;detail=3-230-875</text:p>
          </table:table-cell>
          <table:table-cell office:value-type="string" calcext:value-type="string">
            <text:p><text:s/>European satellite navigation systems (A7-0321/2013 - Marian-Jean Marinescu) </text:p>
          </table:table-cell>
          <table:table-cell office:value-type="string" calcext:value-type="string">
            <text:p>20-11-2013</text:p>
          </table:table-cell>
          <table:table-cell table:formula="of:=DATE(VALUE(MID([.C39]; 7; 4)); VALUE(MID([.C39]; 4; 2)); VALUE(MID([.C39]; 1; 2)))" office:value-type="date" office:date-value="2013-11-20" calcext:value-type="date">
            <text:p>11/20/13</text:p>
          </table:table-cell>
          <table:table-cell office:value-type="string" calcext:value-type="string">
            <text:p>  Dubravka Šuica <text:s/>(PPE), <text:s/>napisan. − Galileo program Europske unije za razvoj globalnog sustava satelitske navigacije u Europskoj civilnoj kontroli je bitan,a posebice danas kada se navigacijske usluge koriste svakodnevno. Satelitska navigacija je važna i za europski promet te industriju, a vrlo je važno biti neovisan o američkom GPS-u i ruskom GLONASS-u. U rastućem broju gospodarskih sektora, posebno prometnom, telekomunikacijskom, poljoprivrednom i energetskom sve se više koriste satelitski navigacijski sustavi. S obzirom da razvoj korištenja satelitske navigacije donosi veliku korist gospodarstvu, društvu i okolišu u potpunosti podržavam ovaj prijedlog. Time će se građanima Unije omogućiti da uživaju u koristima koje proizlaze iz tih sustava te osigurati daljnje povjerenje javnosti u te sustave. Također smatram kako apsolutni prioritet treba biti jamstvo da su teritoriji država članica pokriveni te bi bilo primjereno proširiti pokrivenost na područjima zemalja kandidata i trećih zemalja obuhvaćenih jedinstvenim europskim nebom. Razvojem europskih sustava za satelitsku navigaciju pružaju se nove mogućnosti osiguravanja novih radnih mjesta, koja su nam danas prijekopotrebna, a posebno u IT sektoru.</text:p>
          </table:table-cell>
        </table:table-row>
        <table:table-row table:style-name="ro1">
          <table:table-cell office:value-type="string" calcext:value-type="string">
            <text:p>http://www.europarl.europa.eu/sides/getDoc.do?pubRef=-//EP//TEXT+CRE+20131120+ITEM-009-12+DOC+XML+V0//EN&amp;amp;language=EN&amp;amp;query=INTERV&amp;amp;detail=3-316-875</text:p>
          </table:table-cell>
          <table:table-cell office:value-type="string" calcext:value-type="string">
            <text:p><text:s/>European Social Fund (A7-0250/2012 - Elisabeth Morin-Chartier) </text:p>
          </table:table-cell>
          <table:table-cell office:value-type="string" calcext:value-type="string">
            <text:p>20-11-2013</text:p>
          </table:table-cell>
          <table:table-cell table:formula="of:=DATE(VALUE(MID([.C40]; 7; 4)); VALUE(MID([.C40]; 4; 2)); VALUE(MID([.C40]; 1; 2)))" office:value-type="date" office:date-value="2013-11-20" calcext:value-type="date">
            <text:p>11/20/13</text:p>
          </table:table-cell>
          <table:table-cell office:value-type="string" calcext:value-type="string">
            <text:p>  Dubravka Šuica <text:s/>(PPE), <text:s/>napisan. − Ovaj okvir Europskog socijalnog fonda sadrži sve potrebne politike za promicanje i unapređenje mogućnosti zapošljavanja, ojačavaju mehanizmi socijalne uključenosti, u borbi protiv siromaštva, podupiranju stvaranja održivih i kvalitetnih radnih mjesta i izbjegavanju nesigurnih oblika zapošljavanja. Također smatram kako ESF ima važnu ulogu u promicanju obrazovanja i cjeloživotnog učenja, kao i potpora aktivnim, sveobuhvatnim i održivim politikama doprinosi gospodarskoj, socijalnoj i teritorijalnoj koheziji. Smatram da će ova regulativa uvelike pojednostaviti postupak i olakšati pristup sredstvima ESF-a. Oni znatno mogu poboljšati utjecaj politike oporavka i podrške u stvaranju novih radnih mjesta u Europskoj uniji s obzirom da su glavni instrument Europske unije za poticanje zapošljavanja. Budući da ESF ima za cilj učinkovitu pomoć europskim narodima i prilagodbu promjenama na tržištu radnih mjesta kroz sufinanciranje projekata obuke i programa pomoći pri zapošljavanju, a danas nam je upravo to jako bitno kako bismo na najbolji mogući način kroz ESF suzbili rekordne stope nezaposlenosti, a posebice mladih stoga pozdravljam ovaj prijedlog. Vrlo je važno imati dobar plan, a ovaj prijedlog obuhvaća sve bitne odrednice koje su od ključne važnosti kako za EU tako i za Hrvatsku, gdje je nezaposlenost iz dana u dan sve veća.</text:p>
          </table:table-cell>
        </table:table-row>
        <table:table-row table:style-name="ro1">
          <table:table-cell office:value-type="string" calcext:value-type="string">
            <text:p>http://www.europarl.europa.eu/sides/getDoc.do?pubRef=-//EP//TEXT+CRE+20131120+ITEM-009-15+DOC+XML+V0//EN&amp;amp;language=EN&amp;amp;query=INTERV&amp;amp;detail=3-381-500</text:p>
          </table:table-cell>
          <table:table-cell office:value-type="string" calcext:value-type="string">
            <text:p><text:s/>Cohesion Fund (A7-0270/2013 - Victor Boştinaru) </text:p>
          </table:table-cell>
          <table:table-cell office:value-type="string" calcext:value-type="string">
            <text:p>20-11-2013</text:p>
          </table:table-cell>
          <table:table-cell table:formula="of:=DATE(VALUE(MID([.C41]; 7; 4)); VALUE(MID([.C41]; 4; 2)); VALUE(MID([.C41]; 1; 2)))" office:value-type="date" office:date-value="2013-11-20" calcext:value-type="date">
            <text:p>11/20/13</text:p>
          </table:table-cell>
          <table:table-cell office:value-type="string" calcext:value-type="string">
            <text:p>  Dubravka Šuica <text:s/>(PPE), <text:s/>napisan. − Glavni cilj kohezijske politike EU je smanjivanje razlika između regija unutar Unije. Kako bi se osigurao stabilan gospodarski rast najprije je potrebno teritorijalno i sinergijski povezati sve zemlje članice Europske unije, te gospodarski i ekonomski ih međusobno izjednačiti. Zbog toga je od iznimne važnosti navesti nove okvire za djelovanje kohezijskog fonda koji su prilagođeni individualnim potrebama gradova i regija. Posebno korisno za daljnji razvoj Hrvatske je mogućnost korištenja financijskih sredstava iz kohezijskih fondova u svrhu teritorijalnog povezivanja regija unutar Europe. Kako bi se osigurala nesmetana razmjena robe i dobara, kao i povećala mobilnost građana Europa mora sve više raditi na razvoju brže i kvalitetne prometne mreže. Apsurdno je da danas u Europi postoji zemlja članica koja nije povezana s ostatkom EU, a radi se o Hrvatskoj. Da da bi se došlo od sjevera do krajnjeg juga Hrvatske potrebno je dva puta granicu sa susjednom Bosnom i Hercegovinom. Nemoguće je održati minimalan razmjer socio-ekonomskih razlika unutar EU ali i osigurati političku koheziju s krajnjim ciljem ujedinjene Europe bez sinergije djelovanja na lokalnoj, regionalnoj i nacionalnoj razini. Kooperativnost i sinergija je nemoguća bez teritorijalne povezanosti.</text:p>
          </table:table-cell>
        </table:table-row>
        <table:table-row table:style-name="ro1">
          <table:table-cell office:value-type="string" calcext:value-type="string">
            <text:p>http://www.europarl.europa.eu/sides/getDoc.do?pubRef=-//EP//TEXT+CRE+20131120+ITEM-009-17+DOC+XML+V0//EN&amp;amp;language=EN&amp;amp;query=INTERV&amp;amp;detail=3-427-500</text:p>
          </table:table-cell>
          <table:table-cell office:value-type="string" calcext:value-type="string">
            <text:p><text:s/>Gender balance among non-executive directors of companies listed on stock exchanges (A7-0340/2013 - Evelyn Regner, Rodi Kratsa-Tsagaropoulou) </text:p>
          </table:table-cell>
          <table:table-cell office:value-type="string" calcext:value-type="string">
            <text:p>20-11-2013</text:p>
          </table:table-cell>
          <table:table-cell table:formula="of:=DATE(VALUE(MID([.C42]; 7; 4)); VALUE(MID([.C42]; 4; 2)); VALUE(MID([.C42]; 1; 2)))" office:value-type="date" office:date-value="2013-11-20" calcext:value-type="date">
            <text:p>11/20/13</text:p>
          </table:table-cell>
          <table:table-cell office:value-type="string" calcext:value-type="string">
            <text:p>  Dubravka Šuica <text:s/>(PPE), <text:s/>napisan. − Ovu direktivu smatram dobrodošlom jer u svakoj sferi društva treba izjednačiti broj žena i muškaraca. Slažem se da to treba napraviti postupno pa podržavam ovaj prijedlog da se do 2020 godine udio žena poveća na 40%. U Hrvatskoj je usvojen zakon o ravnopravnosti spolova koji predviđa 40% žena na listama za izbore ali se ni on nažalost u svim strankama ne primjenjuje. Kada je riječ o tvrtkama, jasno mi je da moraju biti u nadzornim odborima kvalificirani kadrovi, ali je isto tako potrebna transparentna procedura za izbor kadrova. Ova direktiva će navesti i muškarce da moraju više voditi računa o kvaliteti, dakle doći će do konkurentnosti, kompeticije i pozitivnog rivalstva. Ova raznolikost u upravnim odborima će dovesti do inovacija i boljeg poslovanja i predstavljati će stvarnu sliku društva. Previše je tamnih odjela na zajedničkim obiteljskim fotografijama i došlo je vrijeme da to putem kvota promijenimo. Moramo ukloniti sve predrasude koje su onemogućavale ženama da budu u upravnim odborima trgovačkih društava jer je na žalost postojao ''stakleni prag'' koji je sprječavao žene u napredovanju. Pozdravljam inicijativu povjerenice Reding i podržavam napore oko diversifikacije kadra i balansa u broju žena i muškaraca ne samo u trgovačkim društvima nego u svim segmentima života.</text:p>
          </table:table-cell>
        </table:table-row>
        <table:table-row table:style-name="ro1">
          <table:table-cell office:value-type="string" calcext:value-type="string">
            <text:p>http://www.europarl.europa.eu/sides/getDoc.do?pubRef=-//EP//TEXT+CRE+20131120+ITEM-009-18+DOC+XML+V0//EN&amp;amp;language=EN&amp;amp;query=INTERV&amp;amp;detail=3-442-250</text:p>
          </table:table-cell>
          <table:table-cell office:value-type="string" calcext:value-type="string">
            <text:p><text:s/>Financing, management and monitoring of the CAP (A7-0363/2013 - Giovanni La Via) </text:p>
          </table:table-cell>
          <table:table-cell office:value-type="string" calcext:value-type="string">
            <text:p>20-11-2013</text:p>
          </table:table-cell>
          <table:table-cell table:formula="of:=DATE(VALUE(MID([.C43]; 7; 4)); VALUE(MID([.C43]; 4; 2)); VALUE(MID([.C43]; 1; 2)))" office:value-type="date" office:date-value="2013-11-20" calcext:value-type="date">
            <text:p>11/20/13</text:p>
          </table:table-cell>
          <table:table-cell office:value-type="string" calcext:value-type="string">
            <text:p>  Dubravka Šuica <text:s/>(PPE), <text:s/>napisan. − Financijski okvir za razdoblje od 2014. do 2020. za poljoprivrednu politiku iznosi vise od 40% sredstava proračuna EU, a poljoprivreda generira 6% bruto domaćeg proizvoda EU. Ovaj podatak potvrđuje činjenicu da je proizvodnja hrane u Europskoj uniji prioritet i od strateške važnosti za stabilan gospodarski rast i održivi razvoj svih zemalja članica Unije. Zajednička poljoprivredna politika i izjednačeni gospodarski uvjeti u zemljama članicama dovest će do povećanje poljoprivredne proizvodnje, poboljšati proizvodnosti i osigurati povećanje prihoda pojedinaca angažiranih u poljoprivredi. Zato je od iznimne važnost sto se ovim paketom mjera naglasak stavlja na mlade poljoprivrednike koji inovativnim idejama mogu razviti konkretne proizvode koji ce osigurati konkurentnost na globalnom tržištu za mjere ruralnog razvoja u Hrvatskoj namijenjeno preko 330 milijuna eura godišnje. Kad spomenemo hrvatsko gospodarsko i ruralan razvoj naglasak moramo staviti na ekološku poljoprivredu te mala i srednja obiteljska gospodarstva koja moraju više biti povezana s turizmom i rekreacijom jer Hrvatska kao i dobar dio članica EU raspolaže velikim potencijalom koji je neiskorišten.</text:p>
          </table:table-cell>
        </table:table-row>
        <table:table-row table:style-name="ro1">
          <table:table-cell office:value-type="string" calcext:value-type="string">
            <text:p>http://www.europarl.europa.eu/sides/getDoc.do?pubRef=-//EP//TEXT+CRE+20131120+ITEM-009-20+DOC+XML+V0//EN&amp;amp;language=EN&amp;amp;query=INTERV&amp;amp;detail=3-463-625</text:p>
          </table:table-cell>
          <table:table-cell office:value-type="string" calcext:value-type="string">
            <text:p><text:s/>European Agricultural Fund for Rural Development (A7-0361/2013 - Luis Manuel Capoulas Santos) </text:p>
          </table:table-cell>
          <table:table-cell office:value-type="string" calcext:value-type="string">
            <text:p>20-11-2013</text:p>
          </table:table-cell>
          <table:table-cell table:formula="of:=DATE(VALUE(MID([.C44]; 7; 4)); VALUE(MID([.C44]; 4; 2)); VALUE(MID([.C44]; 1; 2)))" office:value-type="date" office:date-value="2013-11-20" calcext:value-type="date">
            <text:p>11/20/13</text:p>
          </table:table-cell>
          <table:table-cell office:value-type="string" calcext:value-type="string">
            <text:p>  Dubravka Šuica <text:s/>(PPE), <text:s/>napisan. − Kako bi se osigurao održiv razvoj ruralnih područja neophodno je ulagati u glavne prioritet vezanih uz educiranje i inovacije u poljoprivredi, šumarstvu i ruralnim područjima. Uz nedovoljnu informiranosti, poljoprivrednici u Europi su izloženi i sve većim gospodarskim i ekološkim rizicima zbog klimatskih promjena. Sve poljoprivredne djelatnosti moraju biti usmjerene kako bi povećali konkurentnost i učinkovitost, a pritom je potrebno usmjeriti sve aktivnosti prema ekološkom uzgoju i zaštiti vodoopskrbnog područja. Krajnji cilj svih investiranja u razvoj ruralnog gospodarstva mora biti usmjeren na poticanje proizvođača da sudjeluju u proizvodnji poljoprivrednih proizvoda s oznakom kvalitete što utječe na dodanu vrijednost tih proizvoda koji će biti konkurentni na globalnom tržištu i osigurati viši životni standard proizvođačima hrane, a potrošačima ponuditi sigurnu i kvalitetnu hranu po pristupačnim cijenama, uključujući stvaranje i zadržavanje radnih mjesta. Smatram da su za Hrvatsku 3 milijarde eura koje stoje na raspolaganju za poljoprivrednu politiku do 2020. godine velika prilika, a isto tako i Europski poljoprivredni fond za ruralni razvoj moramo koristiti racionalno kako bi bolje iskoristili veliki poljoprivredni potencijal koji posjeduje EU,a posebno Hrvatska.</text:p>
          </table:table-cell>
        </table:table-row>
        <table:table-row table:style-name="ro1">
          <table:table-cell office:value-type="string" calcext:value-type="string">
            <text:p>http://www.europarl.europa.eu/sides/getDoc.do?pubRef=-//EP//TEXT+CRE+20131120+ITEM-009-27+DOC+XML+V0//EN&amp;amp;language=EN&amp;amp;query=INTERV&amp;amp;detail=3-537-976</text:p>
          </table:table-cell>
          <table:table-cell office:value-type="string" calcext:value-type="string">
            <text:p><text:s/>Location of the seats of the European Union's institutions (A7-0350/2013 - Ashley Fox, Gerald Häfner) </text:p>
          </table:table-cell>
          <table:table-cell office:value-type="string" calcext:value-type="string">
            <text:p>20-11-2013</text:p>
          </table:table-cell>
          <table:table-cell table:formula="of:=DATE(VALUE(MID([.C45]; 7; 4)); VALUE(MID([.C45]; 4; 2)); VALUE(MID([.C45]; 1; 2)))" office:value-type="date" office:date-value="2013-11-20" calcext:value-type="date">
            <text:p>11/20/13</text:p>
          </table:table-cell>
          <table:table-cell office:value-type="string" calcext:value-type="string">
            <text:p>  Dubravka Šuica <text:s/>(PPE), <text:s/>napisan. − U Izvješću o utvrđivanju sjedišta institucija Europske unije istaknuto je kako se Europskom parlamentu, treba priznati isključivo pravo da odlučuje o unutarnjoj organizaciji uzimajući u obzir stajalište koje je zauzeo po tom pitanju, posebno u preporuci od 21.lipnja 1958. Izviješće je suglasno s načelom da bi Europski parlament bio djelotvorniji, troškovno učinkovitiji i obzirniji prema okolišu kad bi imao sjedište u samo jednom mjestu rada. Stalna mjesečna selidba između Bruxellesa i Strasbourga počinje stvarati negativne konotacije među građanima EU-a osobito u vrijeme u kojem je financijska kriza dovela do ozbiljnih i oštrih rezova u proračunima država članica, smatram da bi Europski parlament kao jedinom izravnom predstavničkom organu europskih građana, treba priznati isključivo pravo da odlučuje o utvrđivanju svoga sjedišta i o svojoj unutarnjoj organizaciji, uključujući činjenicu da treba biti ujedinjeno u svom radu i biti u blizini Vijeća i Komisije. Strasbourg je simbol pomirenja, a kako dolazim iz Hrvatske koja je nedavno prošla strahote rata razumijem koliko je jaka simbolika Strasbourga te se moramo solidarizirati oko toga simbola koji je jednak našem Vukovaru te je to razlog zašto sam u ovom trenutku glasovala protiv.</text:p>
          </table:table-cell>
        </table:table-row>
        <table:table-row table:style-name="ro1">
          <table:table-cell office:value-type="string" calcext:value-type="string">
            <text:p>http://www.europarl.europa.eu/sides/getDoc.do?pubRef=-//EP//TEXT+CRE+20131120+ITEM-012+DOC+XML+V0//EN&amp;amp;language=EN&amp;amp;query=INTERV&amp;amp;detail=3-608-000</text:p>
          </table:table-cell>
          <table:table-cell office:value-type="string" calcext:value-type="string">
            <text:p><text:s/>Horizon 2020 - framework programme for research and innovation (2014-2020) - Rules for the participation and dissemination in Horizon 2020 - Specific programme implementing Horizon 2020 - Strategic innovation agenda of the European Institute of Innovation and Technology - European Institute of Innovation and </text:p>
          </table:table-cell>
          <table:table-cell office:value-type="string" calcext:value-type="string">
            <text:p>20-11-2013</text:p>
          </table:table-cell>
          <table:table-cell table:formula="of:=DATE(VALUE(MID([.C46]; 7; 4)); VALUE(MID([.C46]; 4; 2)); VALUE(MID([.C46]; 1; 2)))" office:value-type="date" office:date-value="2013-11-20" calcext:value-type="date">
            <text:p>11/20/13</text:p>
          </table:table-cell>
          <table:table-cell office:value-type="string" calcext:value-type="string">
            <text:p>  Dubravka Šuica <text:s/>(PPE). <text:s/>– Obzor 2020. je izvrstan program I došao je u pravo vrijeme, u vrijeme krize jer kriza je momenat kad se može i treba raspravljati o budućnosti i zato je ovo pravi trenutak da Evropa putem istraživanja i inovacija pokaže da može, da je jaka, isto tako da ne dopusti da se dogodi odljev intelektualaca odnosno odljev mozgova iz Evrope. Na nama je da to ovim programom omogućimo. Radi se o više od 250 tisuća znanstvenika koji će na ovaj način dobiti dobre uvjete rada ali isto tako program lijepo zvuči na papiru ali ga treba i provesti. Zato je dobro da 2017. bude godina kad ćemo ga testirati i vidjeti ima li napretka jeli ovaj program zaista radi. Htjela bih samo nešto reći o istraživanjima na embrijima, koliko znam mi iz EPP-a se zalažemo da se to prepusti, sva etička pitanja da se prepuste državama članicama, dakle radi se o subsidijarnosti, radi se o nacionalnom zakonodavstvu i ispitivanje na embrijima treba prepustiti zemljama članicama to jest korištenje fondova za takva ispitivanja. Smatram da je to vrlo važno i za napomenut je također da je dobro da u ovom programu se može dogoditi sinergija to jest kombinacija korištenja fondova. Zato pozdravljam ovaj program ali isto tako očekujem njegovu pravu implementaciju. <text:s/></text:p>
          </table:table-cell>
        </table:table-row>
        <table:table-row table:style-name="ro1">
          <table:table-cell office:value-type="string" calcext:value-type="string">
            <text:p>http://www.europarl.europa.eu/sides/getDoc.do?pubRef=-//EP//TEXT+CRE+20131121+ITEM-009-02+DOC+XML+V0//EN&amp;amp;language=EN&amp;amp;query=INTERV&amp;amp;detail=4-181-250</text:p>
          </table:table-cell>
          <table:table-cell office:value-type="string" calcext:value-type="string">
            <text:p><text:s/>Rules for the participation and dissemination in Horizon 2020 (A7-0428/2012 - Christian Ehler) </text:p>
          </table:table-cell>
          <table:table-cell office:value-type="string" calcext:value-type="string">
            <text:p>21-11-2013</text:p>
          </table:table-cell>
          <table:table-cell table:formula="of:=DATE(VALUE(MID([.C47]; 7; 4)); VALUE(MID([.C47]; 4; 2)); VALUE(MID([.C47]; 1; 2)))" office:value-type="date" office:date-value="2013-11-21" calcext:value-type="date">
            <text:p>11/21/13</text:p>
          </table:table-cell>
          <table:table-cell office:value-type="string" calcext:value-type="string">
            <text:p>  Dubravka Šuica <text:s/>(PPE), <text:s/>in writing. − I support the adoption of these rules as they form a single flexible framework to simplify participation and encourage the involvement of small and medium-sized enterprises which are a significant source of innovation and growth in Europe. The rules will reduce the administrative burden for the beneficiaries and ensure open access of all research to the developing countries in order to tackle global challenges such as health. As Croatia’s economy greatly relies on small and medium-sized enterprises which create new products, services and jobs, this will enable easier participation for companies and commercial application of the discoveries made in research, stimulate business development and create jobs. One such bright example is the Croatian company with its highly accomplished GlycoBioM project. The success of this small company, together with a more efficient and transparent Horizon 2020, will speed up innovations and realisations of ideas on the global market, encouraging other Croatian SMEs to become more involved, contributing to Croatia’s economic growth, as Genos alone pays more than 100 000 kunas of taxes and contributions into the state budget every month.</text:p>
          </table:table-cell>
        </table:table-row>
        <table:table-row table:style-name="ro1">
          <table:table-cell office:value-type="string" calcext:value-type="string">
            <text:p>http://www.europarl.europa.eu/sides/getDoc.do?pubRef=-//EP//TEXT+CRE+20131121+ITEM-009-05+DOC+XML+V0//EN&amp;amp;language=EN&amp;amp;query=INTERV&amp;amp;detail=4-218-952</text:p>
          </table:table-cell>
          <table:table-cell office:value-type="string" calcext:value-type="string">
            <text:p><text:s/>Competitiveness of enterprises and small and medium-sized enterprises (2014 - 2020) (A7-0420/2012 - Jürgen Creutzmann) </text:p>
          </table:table-cell>
          <table:table-cell office:value-type="string" calcext:value-type="string">
            <text:p>21-11-2013</text:p>
          </table:table-cell>
          <table:table-cell table:formula="of:=DATE(VALUE(MID([.C48]; 7; 4)); VALUE(MID([.C48]; 4; 2)); VALUE(MID([.C48]; 1; 2)))" office:value-type="date" office:date-value="2013-11-21" calcext:value-type="date">
            <text:p>11/21/13</text:p>
          </table:table-cell>
          <table:table-cell office:value-type="string" calcext:value-type="string">
            <text:p>  Dubravka Šuica <text:s/>(PPE), <text:s/>napisan. − Članice EU pogođene financijskom krizom bilježe velike gospodarske gubitke u svim sektorima, to se najviše reflektiralo na malom i srednjem poduzetništvu. Ta poduzeća se nakon krize jako sporo oporavljaju i razvijaju. Potrebno je što prije početi primjenjivati istraživačke i inovacijske programe koje bi doprinijele bržem oporavku i osigurati stabilan gospodarski rast malim i srednjim poduzećima, a ujedno bi se osigurala konkurentnost zemalja članica EU na globalnom tržištu. COSMO program bi trebao svim zemljama članicama EU osigurati pogodan ‘background’ za stabilan gospodarski razvoj. Smanjenjem administrativnih troškova i pojednostavljenjem procedura bi se olakšala i povećala suradnju između zemalja članica, što bi ponovno potaknulo i ohrabrilo investitiore na ulaganja. Drugi sektor najjače pogođen krizom je turizam. Uvođenjem viznog režima, smanjenjem financijske moći potrošača i smanjenjom kulturom putovanja znatno je smanjen broj turističkih dolazaka u Hrvatskoj. Sve ovo je dodatno štetilo hrvatskom gospodarsku i ukupnom BDP koji je već i prije krize bio znatno lošiji nego u ostalim zemljama EU. Hrvatska mora što prije poduzeti potrebne mjere koje se nude unutar programa EU namjenjene gospodarskom oporavku. Iz ovog razloga podržavam sve incijative EU za brži gospodarski oporavak i stabilan gospodarski rast u zemljama EU.</text:p>
          </table:table-cell>
        </table:table-row>
        <table:table-row table:style-name="ro1">
          <table:table-cell office:value-type="string" calcext:value-type="string">
            <text:p>http://www.europarl.europa.eu/sides/getDoc.do?pubRef=-//EP//TEXT+CRE+20131121+ITEM-009-06+DOC+XML+V0//EN&amp;amp;language=EN&amp;amp;query=INTERV&amp;amp;detail=4-226-952</text:p>
          </table:table-cell>
          <table:table-cell office:value-type="string" calcext:value-type="string">
            <text:p><text:s/>Specific programme implementing Horizon 2020 (A7-0002/2013 - Maria Da Graça Carvalho) </text:p>
          </table:table-cell>
          <table:table-cell office:value-type="string" calcext:value-type="string">
            <text:p>21-11-2013</text:p>
          </table:table-cell>
          <table:table-cell table:formula="of:=DATE(VALUE(MID([.C49]; 7; 4)); VALUE(MID([.C49]; 4; 2)); VALUE(MID([.C49]; 1; 2)))" office:value-type="date" office:date-value="2013-11-21" calcext:value-type="date">
            <text:p>11/21/13</text:p>
          </table:table-cell>
          <table:table-cell office:value-type="string" calcext:value-type="string">
            <text:p>  Dubravka Šuica <text:s/>(PPE), <text:s/>in writing. − This programme is an important step forward as it strikes a balance between excellent science, industrial leadership and societal challenges. The programme provides a mechanism which strives to cover the entire innovation cycle, from the earliest stages to the passage from concept to market. As excellence is the main driver for Horizon 2020, it should be defined independent of any geographical precondition. Participation in projects should be widened in order to stimulate excellence across Europe with emphasis on small research groups while highly innovative start-ups as SMEs are central to reinforcing the competitiveness of European industry. This simpler, faster and more efficient mechanism will enable and encourage European civil society to become even more engaged in developing economies across the globe, offering innovations and real solutions to existing societal challenges. Similarly, it will reduce bureaucratic and administrative obstacles for research results to allow them to be more effectively converted into innovative products that reach the market.</text:p>
          </table:table-cell>
        </table:table-row>
        <table:table-row table:style-name="ro1">
          <table:table-cell office:value-type="string" calcext:value-type="string">
            <text:p>http://www.europarl.europa.eu/sides/getDoc.do?pubRef=-//EP//TEXT+CRE+20131121+ITEM-009-07+DOC+XML+V0//EN&amp;amp;language=EN&amp;amp;query=INTERV&amp;amp;detail=4-235-812</text:p>
          </table:table-cell>
          <table:table-cell office:value-type="string" calcext:value-type="string">
            <text:p><text:s/>European statistics (A7-0436/2012 - Liem Hoang Ngoc) </text:p>
          </table:table-cell>
          <table:table-cell office:value-type="string" calcext:value-type="string">
            <text:p>21-11-2013</text:p>
          </table:table-cell>
          <table:table-cell table:formula="of:=DATE(VALUE(MID([.C50]; 7; 4)); VALUE(MID([.C50]; 4; 2)); VALUE(MID([.C50]; 1; 2)))" office:value-type="date" office:date-value="2013-11-21" calcext:value-type="date">
            <text:p>11/21/13</text:p>
          </table:table-cell>
          <table:table-cell office:value-type="string" calcext:value-type="string">
            <text:p>  Dubravka Šuica <text:s/>(PPE), <text:s/>napisan. − Europska uprava odgovorna za razvoj, proizvodnju i diseminaciju europske statistike, koordinira statističke aktivnosti institucija i tijela Europske unije. Kako je EUROSTAT zapravo jedini relevantni pružatelj statističkih informacija na europskoj razini i podaci s kojima raspolaže,a podaci izdaje EUROSTAT su usklađeni koliko je to moguće, upravo zbog toga moramo podržati predložene promjene. Smatram kako je od ključne važnosti da nacionalne statističke institucije budu potpuno slobodne od svih političkih uplitanja na nacionalnoj i europskoj razini. Nacionalni i europski statistički podaci trebaju biti pouzdani i točni, ujedno usporedivi i dostupni te bi ih se trebalo redovito ažurirati kako bi se osiguralo da se u politikama i financijskim inicijativama Unije u potpunosti uzima u obzir razvoj u Europi, posebno po pitanju posljedica gospodarske krize, koje su velike. Svakako da je potreban sustav provjere i nadzora koji bi kontrolirao rad, provodio stručne procjene, a u slučajevima gdje su statistička tijela kriva za ozbiljno krivo tumačenje podataka i uvođenje sankcija, samim tim bi se statistički standardi digli na višu razinu. Također bi trebalo uspostaviti usklađene okvire za ocjenu kvalitete i transparentnosti primjenjive na te podatke. Zadaća europske statistike je osigurati relevantnu statistiku na europskoj razini koja omogućuje relevantne usporedbe između zemalja i regija.</text:p>
          </table:table-cell>
        </table:table-row>
        <table:table-row table:style-name="ro1">
          <table:table-cell office:value-type="string" calcext:value-type="string">
            <text:p>http://www.europarl.europa.eu/sides/getDoc.do?pubRef=-//EP//TEXT+CRE+20131121+ITEM-009-09+DOC+XML+V0//EN&amp;amp;language=EN&amp;amp;query=INTERV&amp;amp;detail=4-258-000</text:p>
          </table:table-cell>
          <table:table-cell office:value-type="string" calcext:value-type="string">
            <text:p><text:s/>Programme for the environment and climate action (LIFE) (A7-0294/2012 - Jutta Haug) </text:p>
          </table:table-cell>
          <table:table-cell office:value-type="string" calcext:value-type="string">
            <text:p>21-11-2013</text:p>
          </table:table-cell>
          <table:table-cell table:formula="of:=DATE(VALUE(MID([.C51]; 7; 4)); VALUE(MID([.C51]; 4; 2)); VALUE(MID([.C51]; 1; 2)))" office:value-type="date" office:date-value="2013-11-21" calcext:value-type="date">
            <text:p>11/21/13</text:p>
          </table:table-cell>
          <table:table-cell office:value-type="string" calcext:value-type="string">
            <text:p>  Dubravka Šuica <text:s/>(PPE). <text:s/>– Veseli me da je došao prijedlog i da je usuglašen između Vijeća i Komisije, također da će velika sredstva biti osigurana za očuvanje prirode, a sve je došlo nakon dogovora i nakon usvajanja višegodišnjeg financijskog okvira. Očuvanje prirode i bioraznolikost su vrlo važni te fokus na prirodu, vodu, otpad, zrak, to je sve za pozdraviti, i principi solidarnosti i napori da se osigura adekvatna geografska raspoređenost kad se biraju integrirani projekti. Želimo povećati učinkovitost Life programa, proširiti ga, to je jako dobro, pojednostaviti njegovo funkcioniranje, u svakom slučaju treba biti više povezan s prioritetima Unije. Pozdravljam program i potprograme za zaštitu okoliša i za klimatske promjene, isto tako uspostavljanje drugačijeg djelovanja a to je prije svega sinergija i osiguranje koherentnosti. </text:p>
          </table:table-cell>
        </table:table-row>
        <table:table-row table:style-name="ro1">
          <table:table-cell office:value-type="string" calcext:value-type="string">
            <text:p>http://www.europarl.europa.eu/sides/getDoc.do?pubRef=-//EP//TEXT+CRE+20131121+ITEM-009-14+DOC+XML+V0//EN&amp;amp;language=EN&amp;amp;query=INTERV&amp;amp;detail=4-298-906</text:p>
          </table:table-cell>
          <table:table-cell office:value-type="string" calcext:value-type="string">
            <text:p><text:s/>Entrepreneurship 2020 action plan - Reigniting the entrepreneurial spirit in Europe (B7-0466/2013) </text:p>
          </table:table-cell>
          <table:table-cell office:value-type="string" calcext:value-type="string">
            <text:p>21-11-2013</text:p>
          </table:table-cell>
          <table:table-cell table:formula="of:=DATE(VALUE(MID([.C52]; 7; 4)); VALUE(MID([.C52]; 4; 2)); VALUE(MID([.C52]; 1; 2)))" office:value-type="date" office:date-value="2013-11-21" calcext:value-type="date">
            <text:p>11/21/13</text:p>
          </table:table-cell>
          <table:table-cell office:value-type="string" calcext:value-type="string">
            <text:p>  Dubravka Šuica <text:s/>(PPE), <text:s/>in writing. − This action plan will strengthen assistance measures for business, particularly for smaller ones by promoting business creation and entrepreneurial aptitudes. This will include all types of enterprises and bring together initiatives for entrepreneurial education in national programmes while encouraging self-employment. Programmes will be set up to facilitate guidance and assistance by more experienced entrepreneurs to new ones. The programme will also encourage SMEs to employ youth as they are especially vulnerable in the labour market due to their lack of experience and practical skills, causing them to face long-term unemployment. This is where initiatives such as ‘New skills for new jobs’ and the Youth Guarantee will help develop skills and entrepreneurial aptitudes, making young individuals more competitive in the labour market. As youth unemployment is Croatia’s biggest problem, with 51.8% of unemployed people under the age of 25, such measures will facilitate business creation and help create jobs for the 104 774 currently unemployed youth in Croatia. Furthermore, incentives to employers who offer training for low-skilled or unskilled individuals as well as opportunities to acquire practical experience directly at the workplace are highly necessary.</text:p>
          </table:table-cell>
        </table:table-row>
        <table:table-row table:style-name="ro1">
          <table:table-cell office:value-type="string" calcext:value-type="string">
            <text:p>http://www.europarl.europa.eu/sides/getDoc.do?pubRef=-//EP//TEXT+CRE+20131209+ITEM-018+DOC+XML+V0//EN&amp;amp;language=EN&amp;amp;query=INTERV&amp;amp;detail=1-054-000</text:p>
          </table:table-cell>
          <table:table-cell office:value-type="string" calcext:value-type="string">
            <text:p><text:s/>Common Fisheries Policy - Common organisation of the markets in fishery and aquaculture products (debate) </text:p>
          </table:table-cell>
          <table:table-cell office:value-type="string" calcext:value-type="string">
            <text:p>09-12-2013</text:p>
          </table:table-cell>
          <table:table-cell table:formula="of:=DATE(VALUE(MID([.C53]; 7; 4)); VALUE(MID([.C53]; 4; 2)); VALUE(MID([.C53]; 1; 2)))" office:value-type="date" office:date-value="2013-12-09" calcext:value-type="date">
            <text:p>12/09/13</text:p>
          </table:table-cell>
          <table:table-cell office:value-type="string" calcext:value-type="string">
            <text:p>  Dubravka Šuica <text:s/>(PPE). - <text:s text:c="2"/>Gospodine predsjedniče, za razliku od kolege, želim pozdraviti ovu ribarstvenu politiku jer smatram da je ovo jedini način kako sačuvati more i kako učiniti da budemo održivi. Dakle, ova ribarstvena politika je i socijalna i gospodarska i najviše govori o ekološkoj održivosti. Ono što posebno želim pozdraviti, to je regionalizacija. Dakle, odluke se neće donositi u Bruxellesu nego u zemljama članicama, što smatram da je vrlo važno. Isto tako smatram da su zemlje članice odgovorne za određivanje kvota. </text:p>
          </table:table-cell>
        </table:table-row>
        <table:table-row table:style-name="ro1">
          <table:table-cell office:value-type="string" calcext:value-type="string">
            <text:p>http://www.europarl.europa.eu/sides/getDoc.do?pubRef=-//EP//TEXT+CRE+20131209+ITEM-022+DOC+XML+V0//EN&amp;amp;language=EN&amp;amp;query=INTERV&amp;amp;detail=1-194-000</text:p>
          </table:table-cell>
          <table:table-cell office:value-type="string" calcext:value-type="string">
            <text:p><text:s/>One-minute speeches (Rule 150) </text:p>
          </table:table-cell>
          <table:table-cell office:value-type="string" calcext:value-type="string">
            <text:p>09-12-2013</text:p>
          </table:table-cell>
          <table:table-cell table:formula="of:=DATE(VALUE(MID([.C54]; 7; 4)); VALUE(MID([.C54]; 4; 2)); VALUE(MID([.C54]; 1; 2)))" office:value-type="date" office:date-value="2013-12-09" calcext:value-type="date">
            <text:p>12/09/13</text:p>
          </table:table-cell>
          <table:table-cell office:value-type="string" calcext:value-type="string">
            <text:p>  Dubravka Šuica <text:s/>(PPE). - <text:s/>Poštovani gospodine predsjedniče, želim govoriti o jednom europskom projektu koji Komisija nije klasificirala kao prioritetni europski, nego nacionalni, hrvatski. Ovdje se radi o povezivanju jednog dijela Europske unije koji nije otok, a koji nije povezan s matičnom zemljom, a niti s Unijom. Radi se o Dubrovniku i izgradnji mosta za koji željno iščekujemo rezultate predstudije izvodljivosti koja će sutra biti objavljena. </text:p>
          </table:table-cell>
        </table:table-row>
        <table:table-row table:style-name="ro1">
          <table:table-cell office:value-type="string" calcext:value-type="string">
            <text:p>http://www.europarl.europa.eu/sides/getDoc.do?pubRef=-//EP//TEXT+CRE+20131210+ITEM-010-01+DOC+XML+V0//EN&amp;amp;language=EN&amp;amp;query=INTERV&amp;amp;detail=2-161-750</text:p>
          </table:table-cell>
          <table:table-cell office:value-type="string" calcext:value-type="string">
            <text:p><text:s/>Justice Programme 2014-2020 (A7-0396/2013 - Luigi Berlinguer, Philip Claeys) </text:p>
          </table:table-cell>
          <table:table-cell office:value-type="string" calcext:value-type="string">
            <text:p>10-12-2013</text:p>
          </table:table-cell>
          <table:table-cell table:formula="of:=DATE(VALUE(MID([.C55]; 7; 4)); VALUE(MID([.C55]; 4; 2)); VALUE(MID([.C55]; 1; 2)))" office:value-type="date" office:date-value="2013-12-10" calcext:value-type="date">
            <text:p>12/10/13</text:p>
          </table:table-cell>
          <table:table-cell office:value-type="string" calcext:value-type="string">
            <text:p>  Dubravka Šuica <text:s/>(PPE), <text:s/>in writing. − I voted for the Justice Programme 2014 to 2020 because I consider the proposed programmes to be important instruments for supporting the implementation of EU policies in the fields of justice, rights and citizenship. Its aim is to promote effective, comprehensive and consistent application of Union legislation in the area of judicial cooperation in civil and criminal matters. It also aims to foster access to justice and to prevent and reduce drug demand and supply. The proposal is based on Articles 81(1) and (2), and Article 82, which allow for the implementation of judicial cooperation in civil and commercial matters. The proposal is also based on Article 84, which provides for the establishment of measures to promote and support action by Member States in the field of crime prevention. Creating a European judicial culture, which fully respects the principles of subsidiarity and judicial independence, is fundamental to guaranteeing that a European judicial area functions correctly. Croatia will also benefit from this because it will involve local and regional authorities in implementing the programmes, particularly in developing the annual work programmes.</text:p>
          </table:table-cell>
        </table:table-row>
        <table:table-row table:style-name="ro1">
          <table:table-cell office:value-type="string" calcext:value-type="string">
            <text:p>http://www.europarl.europa.eu/sides/getDoc.do?pubRef=-//EP//TEXT+CRE+20131210+ITEM-010-02+DOC+XML+V0//EN&amp;amp;language=EN&amp;amp;query=INTERV&amp;amp;detail=2-189-000</text:p>
          </table:table-cell>
          <table:table-cell office:value-type="string" calcext:value-type="string">
            <text:p><text:s/>Rights and Citizenship Programme 2014-2020 (A7-0397/2013 - Kinga Göncz) </text:p>
          </table:table-cell>
          <table:table-cell office:value-type="string" calcext:value-type="string">
            <text:p>10-12-2013</text:p>
          </table:table-cell>
          <table:table-cell table:formula="of:=DATE(VALUE(MID([.C56]; 7; 4)); VALUE(MID([.C56]; 4; 2)); VALUE(MID([.C56]; 1; 2)))" office:value-type="date" office:date-value="2013-12-10" calcext:value-type="date">
            <text:p>12/10/13</text:p>
          </table:table-cell>
          <table:table-cell office:value-type="string" calcext:value-type="string">
            <text:p>  Dubravka Šuica <text:s/>(PPE), <text:s/>napisan. − Simbolično je da danas 10. prosinca, kada obilježavamo Međunarodni dan ljudskih prava raspravljamo o temeljnim ljudskim pravima u Europskoj uniji. Dobro je poznato da je EU utemeljen na vrijednostima kao što su ljudsko dostojanstvo, sloboda, demokracija, jednakost, vladavina zakona i poštivanje ljudskih prava, uključujući i prava osoba koje pripadaju nacionalnim manjinama. Svakako da podupirem ovaj program, jer Europa jamči slobodu svima, a isto tako svjesni smo da EU mora dodatno ojačati sve mehanizme koji se odnose na Povelju o ljudskim pravima. Smatram da je u ovom trenutku vrlo važno naglasiti da će ovi programi biti otvoreni i za treće države. U ovom slučaju Hrvatska može poslužiti kao dobar primjer brojnim članicama EU-a jer je u predpristupom razdoblju koristila ove programe. Na kraju bih još jednom naglasila da podržavam svaku inicijativu kao i ovo izvješće koje ima za cilj zaštitu i promoviranje osnovnih ljudskih prava.</text:p>
          </table:table-cell>
        </table:table-row>
        <table:table-row table:style-name="ro1">
          <table:table-cell office:value-type="string" calcext:value-type="string">
            <text:p>http://www.europarl.europa.eu/sides/getDoc.do?pubRef=-//EP//TEXT+CRE+20131210+ITEM-010-11+DOC+XML+V0//EN&amp;amp;language=EN&amp;amp;query=INTERV&amp;amp;detail=2-310-500</text:p>
          </table:table-cell>
          <table:table-cell office:value-type="string" calcext:value-type="string">
            <text:p><text:s/>Mobilisation of the European Globalisation Adjustment Fund - application EGF/2013/001 FI/Nokia from Finland (A7-0411/2013 - Juan Andrés Naranjo Escobar) </text:p>
          </table:table-cell>
          <table:table-cell office:value-type="string" calcext:value-type="string">
            <text:p>10-12-2013</text:p>
          </table:table-cell>
          <table:table-cell table:formula="of:=DATE(VALUE(MID([.C57]; 7; 4)); VALUE(MID([.C57]; 4; 2)); VALUE(MID([.C57]; 1; 2)))" office:value-type="date" office:date-value="2013-12-10" calcext:value-type="date">
            <text:p>12/10/13</text:p>
          </table:table-cell>
          <table:table-cell office:value-type="string" calcext:value-type="string">
            <text:p>  Dubravka Šuica <text:s/>(PPE), <text:s/>napisan. − Smatram da je velika šteta samo preseljenje proizvodnje iz Europe u Aziju, no s obzirom na globalizacijske promjene koje se danas odvijaju u svjetskoj proizvodnji, a na koje ne možemo utjecati, podržavam napore EU-a da se koriste sredstva Europskog fonda za prilagodbu i globalizaciju u svrhu pomoći i zbrinjavanja tehnološkog viška. To naposljetku i jest primarna zadaća EGF-a, da osigura pomoć radnicima koji pate od posljedica velikih strukturnih promjena u svjetskoj trgovini. Također smatram dobrodošlom i inicijativu da se radnici koji su tehnološki višak uključe u proces osposobljavanja i prekvalifikacije, a to je ujedno i oblik poticanja poduzetništva i usluga za nove poduzetnike.</text:p>
          </table:table-cell>
        </table:table-row>
        <table:table-row table:style-name="ro1">
          <table:table-cell office:value-type="string" calcext:value-type="string">
            <text:p>http://www.europarl.europa.eu/sides/getDoc.do?pubRef=-//EP//TEXT+CRE+20131210+ITEM-010-12+DOC+XML+V0//EN&amp;amp;language=EN&amp;amp;query=INTERV&amp;amp;detail=2-325-500</text:p>
          </table:table-cell>
          <table:table-cell office:value-type="string" calcext:value-type="string">
            <text:p><text:s/>Mobilisation of the European Globalisation Adjustment Fund - application EGF/2013/003 DE/First Solar from Germany (A7-0408/2013 - Nadezhda Neynsky) </text:p>
          </table:table-cell>
          <table:table-cell office:value-type="string" calcext:value-type="string">
            <text:p>10-12-2013</text:p>
          </table:table-cell>
          <table:table-cell table:formula="of:=DATE(VALUE(MID([.C58]; 7; 4)); VALUE(MID([.C58]; 4; 2)); VALUE(MID([.C58]; 1; 2)))" office:value-type="date" office:date-value="2013-12-10" calcext:value-type="date">
            <text:p>12/10/13</text:p>
          </table:table-cell>
          <table:table-cell office:value-type="string" calcext:value-type="string">
            <text:p>  Dubravka Šuica <text:s/>(PPE), <text:s/>napisan. − Danas, u vrijeme teške tržišne utakmice i nepovoljnih ekonomskih uvjeta brojni su radnici ostali bez posla. Sve je to posljedica strukturalnih promjena u globalnim trgovinskim odnosima. Smatram kako se novac iz EGF-a što prije treba staviti na raspolaganje zemljama koje bilježe rast broja nezaposlenih, pad proizvodnje, a posebno zemljama članicama kojima mobilizacija EGF-a predstavlja očuvanje održivog rasta. Isto tako, pozdravljam incijativu da radnici koji predstavljaju tehnološki višak prođu dodatno obrazovanje i steknu kvalifikacije koje će im pomoći u pronalasku novog posla ili da putem prekvalifikacije popune potrebna radna mjesta u postojećoj proizvodnji. Stoga, pozdravljam prijedlog Komisije i nadam se kako će se osigurati mobilizacija ovog fonda i sanirati postojeći problemi.</text:p>
          </table:table-cell>
        </table:table-row>
        <table:table-row table:style-name="ro1">
          <table:table-cell office:value-type="string" calcext:value-type="string">
            <text:p>http://www.europarl.europa.eu/sides/getDoc.do?pubRef=-//EP//TEXT+CRE+20131210+ITEM-010-13+DOC+XML+V0//EN&amp;amp;language=EN&amp;amp;query=INTERV&amp;amp;detail=2-338-625</text:p>
          </table:table-cell>
          <table:table-cell office:value-type="string" calcext:value-type="string">
            <text:p><text:s/>Mobilisation of the European Globalisation Adjustment Fund (application EGF/2012/011 DL/Vestas - Denmark) (A7-0410/2013 - Jan Kozłowski) </text:p>
          </table:table-cell>
          <table:table-cell office:value-type="string" calcext:value-type="string">
            <text:p>10-12-2013</text:p>
          </table:table-cell>
          <table:table-cell table:formula="of:=DATE(VALUE(MID([.C59]; 7; 4)); VALUE(MID([.C59]; 4; 2)); VALUE(MID([.C59]; 1; 2)))" office:value-type="date" office:date-value="2013-12-10" calcext:value-type="date">
            <text:p>12/10/13</text:p>
          </table:table-cell>
          <table:table-cell office:value-type="string" calcext:value-type="string">
            <text:p>  Dubravka Šuica <text:s/>(PPE), <text:s/>in writing. − The European Globalisation Adjustment Fund guarantees up to EUR 500 million per year which is invested in helping workers find new jobs and develop new skills through career advice, job-search assistance, mentoring, promoting entrepreneurship and by providing mobility allowances, job-search allowances and allowances for participating in lifelong learning activities. In particular, aid is given to individuals who have lost their jobs due to changes in global patterns, when a large company closes or when a company or factory is no longer located in the EU. The report by the Committee on Budgets approves the proposed decision which will help Danish workers in the Midtjylland region. Similar circumstances occurred in Croatia when shipyards were privatised due to provisions being required that were in line with Croatia’s EU Accession Treaty, making Croatian shipyard workers redundant, consequently I stand firmly by the view that granting such funds should always be supported whenever possible.</text:p>
          </table:table-cell>
        </table:table-row>
        <table:table-row table:style-name="ro1">
          <table:table-cell office:value-type="string" calcext:value-type="string">
            <text:p>http://www.europarl.europa.eu/sides/getDoc.do?pubRef=-//EP//TEXT+CRE+20131210+ITEM-010-14+DOC+XML+V0//EN&amp;amp;language=EN&amp;amp;query=INTERV&amp;amp;detail=2-361-000</text:p>
          </table:table-cell>
          <table:table-cell office:value-type="string" calcext:value-type="string">
            <text:p><text:s/>Negotiations for an EU-Canada strategic partnership agreement (A7-0407/2013 - Elisabeth Jeggle) </text:p>
          </table:table-cell>
          <table:table-cell office:value-type="string" calcext:value-type="string">
            <text:p>10-12-2013</text:p>
          </table:table-cell>
          <table:table-cell table:formula="of:=DATE(VALUE(MID([.C60]; 7; 4)); VALUE(MID([.C60]; 4; 2)); VALUE(MID([.C60]; 1; 2)))" office:value-type="date" office:date-value="2013-12-10" calcext:value-type="date">
            <text:p>12/10/13</text:p>
          </table:table-cell>
          <table:table-cell office:value-type="string" calcext:value-type="string">
            <text:p>  Dubravka Šuica <text:s/>(PPE), <text:s/>napisan. − Podržavam ovaj Sporazum koji je bio žrtva velikih kontroverzi, ali sam s velikim zadovoljstvom glasovala za ovo izvješće jer sam kao članica Izaslanstva EU-Kanada upoznata sa Sporazumom. Uvažavajući Kanadu kao modernu i liberalnu demokraciju koja je uspjela izbjeći bankarsku krizu smatram da EU mora uspostaviti bolje veze s Kanadom. Kao zastupnica iz Hrvatske ne mogu ne osvrnuti se na to da je Kanada proteklih godina postala obećana zemlja za mnoge pa tako i veliki broj mladih Hrvata koji su se prethodnih godina iselili iz Hrvatske u Kanadu i to u potrazi za boljim životom, što me kao zastupnicu iz Hrvatske zabrinjava. Budući je Hrvatska članica EU-a te da se uglavnom radi o visokoobrazovanim kadrovima, ovaj problem više nije samo hrvatski, nego problem cijele EU. Ovim sporazumom otvaraju se nove mogućnosti povezivanja Kanade i Europske unije, a želim naglasiti da je Kanda uzor koji bi trebale slijediti mnoge zemlje kada je riječ o demokraciji, socijalnim i ljudskim pravima. Podržavam ovaj Sporazum te naglašavam da postoji još puno prostora za napredak, posebice u području zaštite okoliša.</text:p>
          </table:table-cell>
        </table:table-row>
        <table:table-row table:style-name="ro1">
          <table:table-cell office:value-type="string" calcext:value-type="string">
            <text:p>http://www.europarl.europa.eu/sides/getDoc.do?pubRef=-//EP//TEXT+CRE+20131210+ITEM-010-17+DOC+XML+V0//EN&amp;amp;language=EN&amp;amp;query=INTERV&amp;amp;detail=2-403-750</text:p>
          </table:table-cell>
          <table:table-cell office:value-type="string" calcext:value-type="string">
            <text:p><text:s/>Cloud computing (A7-0353/2013 - Pilar del Castillo Vera) </text:p>
          </table:table-cell>
          <table:table-cell office:value-type="string" calcext:value-type="string">
            <text:p>10-12-2013</text:p>
          </table:table-cell>
          <table:table-cell table:formula="of:=DATE(VALUE(MID([.C61]; 7; 4)); VALUE(MID([.C61]; 4; 2)); VALUE(MID([.C61]; 1; 2)))" office:value-type="date" office:date-value="2013-12-10" calcext:value-type="date">
            <text:p>12/10/13</text:p>
          </table:table-cell>
          <table:table-cell office:value-type="string" calcext:value-type="string">
            <text:p>  Dubravka Šuica <text:s/>(PPE), <text:s/>napisan. − Podržavam razvoj računalstva u oblaku jer je to moderan tehnološki oblik koji donosi beneficije i prodavačima i korisnicima istoga. Računalstvo u oblaku pridonijet će stvaranju novih poslova i poticaju rasta, a isto tako će potaknuti konkurentnost europskih i hrvatskih malih i srednjih tvrtki. Ova tehnologija se može iskoristiti i za smanjenje troškova vođenja javne administracije što je jedan od problema s kojima se Hrvatska suočava. No, bez adekvatno pripremljene infrastrukture i globalno primjenjivih standarda, potencijal ove tehnologije ne može se potpuno iskoristiti. Postoje i potencijalne opasnosti i rizici koje ova tehnologija nosi sa sobom, ponajprije zaštita podataka i zato je potrebno ostvariti novi regulatorni okvir koji bi štitio podatke.</text:p>
          </table:table-cell>
        </table:table-row>
        <table:table-row table:style-name="ro1">
          <table:table-cell office:value-type="string" calcext:value-type="string">
            <text:p>http://www.europarl.europa.eu/sides/getDoc.do?pubRef=-//EP//TEXT+CRE+20131210+ITEM-010-18+DOC+XML+V0//EN&amp;amp;language=EN&amp;amp;query=INTERV&amp;amp;detail=2-417-750</text:p>
          </table:table-cell>
          <table:table-cell office:value-type="string" calcext:value-type="string">
            <text:p><text:s/>Evaluation report regarding BEREC (A7-0378/2013 - Salvador Sedó i Alabart) </text:p>
          </table:table-cell>
          <table:table-cell office:value-type="string" calcext:value-type="string">
            <text:p>10-12-2013</text:p>
          </table:table-cell>
          <table:table-cell table:formula="of:=DATE(VALUE(MID([.C62]; 7; 4)); VALUE(MID([.C62]; 4; 2)); VALUE(MID([.C62]; 1; 2)))" office:value-type="date" office:date-value="2013-12-10" calcext:value-type="date">
            <text:p>12/10/13</text:p>
          </table:table-cell>
          <table:table-cell office:value-type="string" calcext:value-type="string">
            <text:p>  Dubravka Šuica <text:s/>(PPE), <text:s/>napisan. − Slažem se s ocjenom izvješća ITRI INI o radu BEREC-a. U kratko vrijeme otkad su postali operativni, zaista su unaprijedili elektroničku komunikaciju. Pomaci u području roaminga i međunarodne komunikacije svakako su vidljivi. Hrvatska, kao nova članica Europske Unije osjeća pogodosti koje je BEREC omogućio svojim radom. S druge strane, ovo tijelo je relativno mlado i kao takvo ima još puno mjesta za napredak. BEREC mora biti neovisniji u svom radu i učiniti određene strukturalne promjene. Postoji pitanje funkcionalnosti ureda BEREC-a, a tiče se ovlasti istog, postojeće strukture, a naposlijetku i lokacije.</text:p>
          </table:table-cell>
        </table:table-row>
        <table:table-row table:style-name="ro1">
          <table:table-cell office:value-type="string" calcext:value-type="string">
            <text:p>http://www.europarl.europa.eu/sides/getDoc.do?pubRef=-//EP//TEXT+CRE+20131210+ITEM-010-22+DOC+XML+V0//EN&amp;amp;language=EN&amp;amp;query=INTERV&amp;amp;detail=2-487-000</text:p>
          </table:table-cell>
          <table:table-cell office:value-type="string" calcext:value-type="string">
            <text:p><text:s/>Civil protection mechanism (A7-0003/2013 - Elisabetta Gardini) </text:p>
          </table:table-cell>
          <table:table-cell office:value-type="string" calcext:value-type="string">
            <text:p>10-12-2013</text:p>
          </table:table-cell>
          <table:table-cell table:formula="of:=DATE(VALUE(MID([.C63]; 7; 4)); VALUE(MID([.C63]; 4; 2)); VALUE(MID([.C63]; 1; 2)))" office:value-type="date" office:date-value="2013-12-10" calcext:value-type="date">
            <text:p>12/10/13</text:p>
          </table:table-cell>
          <table:table-cell office:value-type="string" calcext:value-type="string">
            <text:p>  Dubravka Šuica <text:s/>(PPE), <text:s/>napisan. − Podržala sam ovu odluku budući da je ona temelj za jačanje svih mehanizama koordinacije među zemljama članicama Europske unije. U EU-u pojam civilna zaštita obuhvaća sve aktivnosti koje u Republici Hrvatskoj nazivamo zaštita i spašavanje, a odnosi se prvenstveno na zaštitu ljudi, ali i zaštitu okoliša i imovine, uključujući kulturnu baštinu, za koju smatram da je najveće bogatstvo koje je Hrvatska donijela u Uniju. Nažalost, zemlje EU-a često su pogođene prirodnim katastrofama i zato nam je potrebna intervencija EU-a kako bi nadopunili aktivnosti koje već provode zemlje članice. Požari, poplave i potresi samo su neke od prirodnih katastrofa koje ne možemo predvidjeti, a koje u zadnje vrijeme često pogađaju i zemlje članice EU-a. Naglasila bih i važnost uloge civilne zaštite u stvaranju samostalne Hrvatske, posebice u samom početku Domovinskog rata, kada je civila zaštita bila jedina organizirana formacija. Hrvatska je do sada svojim snagama pomagala drugim zemljama i izvan granica EU-a u gašenju požara, a solidarnost je jedno od temeljnih načela EU-a te je važno nastaviti razvijati taj institut i putem mehanizma civilne zaštite.</text:p>
          </table:table-cell>
        </table:table-row>
        <table:table-row table:style-name="ro1">
          <table:table-cell office:value-type="string" calcext:value-type="string">
            <text:p>http://www.europarl.europa.eu/sides/getDoc.do?pubRef=-//EP//TEXT+CRE+20131210+ITEM-010-23+DOC+XML+V0//EN&amp;amp;language=EN&amp;amp;query=INTERV&amp;amp;detail=2-493-000</text:p>
          </table:table-cell>
          <table:table-cell office:value-type="string" calcext:value-type="string">
            <text:p><text:s/>Credit agreements relating to residential property (A7-0202/2012 - Antolín Sánchez Presedo) </text:p>
          </table:table-cell>
          <table:table-cell office:value-type="string" calcext:value-type="string">
            <text:p>10-12-2013</text:p>
          </table:table-cell>
          <table:table-cell table:formula="of:=DATE(VALUE(MID([.C64]; 7; 4)); VALUE(MID([.C64]; 4; 2)); VALUE(MID([.C64]; 1; 2)))" office:value-type="date" office:date-value="2013-12-10" calcext:value-type="date">
            <text:p>12/10/13</text:p>
          </table:table-cell>
          <table:table-cell office:value-type="string" calcext:value-type="string">
            <text:p>  Dubravka Šuica <text:s/>(PPE). - <text:s/>Gospodine predsjedniče, glasovala sam za ovu direktivu jer smatram da je vrlo važna za naše obitelji. Radi se o odgovornom davanju i uzimanju kredita i moramo zaštititi naše obitelji u doba globalne krize. Treba se podržati direktiva koja ima za cilj stvaranje učinkovitog i kompetitivnog paneuropskog hipotekarnog tržišta. </text:p>
          </table:table-cell>
        </table:table-row>
        <table:table-row table:style-name="ro1">
          <table:table-cell office:value-type="string" calcext:value-type="string">
            <text:p>http://www.europarl.europa.eu/sides/getDoc.do?pubRef=-//EP//TEXT+CRE+20131210+ITEM-010-25+DOC+XML+V0//EN&amp;amp;language=EN&amp;amp;query=INTERV&amp;amp;detail=2-523-000</text:p>
          </table:table-cell>
          <table:table-cell office:value-type="string" calcext:value-type="string">
            <text:p><text:s/>Timing of auctions of greenhouse gas allowances (A7-0046/2013 - Matthias Groote) </text:p>
          </table:table-cell>
          <table:table-cell office:value-type="string" calcext:value-type="string">
            <text:p>10-12-2013</text:p>
          </table:table-cell>
          <table:table-cell table:formula="of:=DATE(VALUE(MID([.C65]; 7; 4)); VALUE(MID([.C65]; 4; 2)); VALUE(MID([.C65]; 1; 2)))" office:value-type="date" office:date-value="2013-12-10" calcext:value-type="date">
            <text:p>12/10/13</text:p>
          </table:table-cell>
          <table:table-cell office:value-type="string" calcext:value-type="string">
            <text:p>  Dubravka Šuica <text:s/>(PPE). - <text:s/>Mr President, as a member of the Committee on the Environment, Public Health and Food Safety, I want to take part in this discussion and explain my negative vote. The ETS system is recognised as a useful tool for reducing industrial emissions in the EU in a cost-efficient way. The aim of this policy is to stimulate carbon prices through market-based measures that would positively influence investment in renewable energy and low-carbon technology, leading to the reduction of carbon emissions. </text:p>
          </table:table-cell>
        </table:table-row>
        <table:table-row table:style-name="ro1">
          <table:table-cell office:value-type="string" calcext:value-type="string">
            <text:p>http://www.europarl.europa.eu/sides/getDoc.do?pubRef=-//EP//TEXT+CRE+20131210+ITEM-010-26+DOC+XML+V0//EN&amp;amp;language=EN&amp;amp;query=INTERV&amp;amp;detail=2-543-875</text:p>
          </table:table-cell>
          <table:table-cell office:value-type="string" calcext:value-type="string">
            <text:p><text:s/>Defining criteria determining when recovered paper ceases to be waste pursuant to Article 6 (1) of Directive 2008/98/EC on waste </text:p>
          </table:table-cell>
          <table:table-cell office:value-type="string" calcext:value-type="string">
            <text:p>10-12-2013</text:p>
          </table:table-cell>
          <table:table-cell table:formula="of:=DATE(VALUE(MID([.C66]; 7; 4)); VALUE(MID([.C66]; 4; 2)); VALUE(MID([.C66]; 1; 2)))" office:value-type="date" office:date-value="2013-12-10" calcext:value-type="date">
            <text:p>12/10/13</text:p>
          </table:table-cell>
          <table:table-cell office:value-type="string" calcext:value-type="string">
            <text:p>  Dubravka Šuica <text:s/>(PPE), <text:s/>in writing. − I voted in favour of this proposed regulation on defining criteria determining when recovered paper ceases to be waste. Pursuant to Directive 2008/98/EC on waste, certain specified waste ceases to be waste once it has undergone a recovery operation and complies with specific criteria to be developed in line with legal conditions laid down in the Directive. As a member of the Committee on the Environment, Public Health and Food Safety, this topic interests me greatly because if we do not take care, improperly treated waste can become a hazard for the environment and peopleʼs health. On the legal side, there needs to be a requirement that the producer and each subsequent holder issue a statement of conformity for each consignment of recovered paper. Furthermore, the producer must implement specific control measures to demonstrate compliance with criteria referred to.</text:p>
          </table:table-cell>
        </table:table-row>
        <table:table-row table:style-name="ro1">
          <table:table-cell office:value-type="string" calcext:value-type="string">
            <text:p>http://www.europarl.europa.eu/sides/getDoc.do?pubRef=-//EP//TEXT+CRE+20131210+ITEM-010-27+DOC+XML+V0//EN&amp;amp;language=EN&amp;amp;query=INTERV&amp;amp;detail=2-568-000</text:p>
          </table:table-cell>
          <table:table-cell office:value-type="string" calcext:value-type="string">
            <text:p><text:s/>Gender aspects of the European framework of national Roma inclusion strategies (A7-0349/2013 - Lívia Járóka) </text:p>
          </table:table-cell>
          <table:table-cell office:value-type="string" calcext:value-type="string">
            <text:p>10-12-2013</text:p>
          </table:table-cell>
          <table:table-cell table:formula="of:=DATE(VALUE(MID([.C67]; 7; 4)); VALUE(MID([.C67]; 4; 2)); VALUE(MID([.C67]; 1; 2)))" office:value-type="date" office:date-value="2013-12-10" calcext:value-type="date">
            <text:p>12/10/13</text:p>
          </table:table-cell>
          <table:table-cell office:value-type="string" calcext:value-type="string">
            <text:p>  Dubravka Šuica <text:s/>(PPE), <text:s/>napisan. − Podržala sam ovo izvješće jer smatram da treba nadvladati sve predrasude koje doprinose izoliranju Roma u društvenim zajednicama, ali smatram da i sami Romi moraju doprinijeti procesu uključivanja u društvo, a posebice njihovi legitimno izabrani predstavnici. Prema procjenama u Hrvatskoj živi i do 30 000 Roma, a glavni problem s kojim se susreću Romi u Hrvatskoj su siromaštvo i nezaposlenost koja je posebno izražena kod žena. Romi su narod koji još uvijek većinom živi u krugu društva i tradicije romskog naroda, a društvo ih ne prihvaća najbolje te se Romi zbog toga teže ili nikako ne integriraju u društvo. Zanimljiv je i podatak da prvi pisani dokument iz 1362. u kojemu se prvi puta spominju Romi u Hrvatskoj potječe iz Dubrovnika iz kojega dolazim. Ovim putem bih čestitala izvjestiteljici Járóka na vrlo korektnom izvješću te je dobro da je istaknut naglasak protiv diskriminacije žena Roma, a posebna pozornost se usmjerava na obrazovanje i uključenost u društvo koji su jedan od glavnih problema romske zajednice u EU-u.</text:p>
          </table:table-cell>
        </table:table-row>
        <table:table-row table:style-name="ro1">
          <table:table-cell office:value-type="string" calcext:value-type="string">
            <text:p>http://www.europarl.europa.eu/sides/getDoc.do?pubRef=-//EP//TEXT+CRE+20131210+ITEM-010-29+DOC+XML+V0//EN&amp;amp;language=EN&amp;amp;query=INTERV&amp;amp;detail=2-607-000</text:p>
          </table:table-cell>
          <table:table-cell office:value-type="string" calcext:value-type="string">
            <text:p><text:s/>CARS 2020: towards a strong, competitive and sustainable European car industry (A7-0391/2013 - Franck Proust) </text:p>
          </table:table-cell>
          <table:table-cell office:value-type="string" calcext:value-type="string">
            <text:p>10-12-2013</text:p>
          </table:table-cell>
          <table:table-cell table:formula="of:=DATE(VALUE(MID([.C68]; 7; 4)); VALUE(MID([.C68]; 4; 2)); VALUE(MID([.C68]; 1; 2)))" office:value-type="date" office:date-value="2013-12-10" calcext:value-type="date">
            <text:p>12/10/13</text:p>
          </table:table-cell>
          <table:table-cell office:value-type="string" calcext:value-type="string">
            <text:p>  Dubravka Šuica <text:s/>(PPE), <text:s/>napisan. − Pružila sam podršku ovom izvješću jer vjerujem u važnost konkurentske automobilske industrije. Zakonodavstvo bi moralo pružiti dobar temelj, a istovremeno ukloniti neke neravnopravnosti koje postoje. Akcijski plan 2020 odnosi se na ukupno gospodarstvo Europske unije, ali ovdje treba voditi računa i o onim industrijama te o malim i srednjim poduzećima koja su uključena u kooperantske poslove, dakle o onima koji proizvode dijelove za automobile. Ne smijemo zaboraviti važnost automobilske industrije u vrijeme kada se veliki broj zemalja EU-a nosi s financijskom krizom i nezaposlenošću, a činjenica da automobilska industrija u Europi zapošljava preko 12 milijuna ljudi i sudjeluje s 4% u ukupnom BDP-u Europske unije govori o važnosti ove industrijske grane. Kao članica Odbora za okoliš, javno zdravlje i sigurnost hrane htjela bih naglasiti da moramo više računa voditi i o niskoj razini ispušnih plinova uz potrebnu regulativu koja se odnosi i na energiju i na zaštitu okoliša.</text:p>
          </table:table-cell>
        </table:table-row>
        <table:table-row table:style-name="ro1">
          <table:table-cell office:value-type="string" calcext:value-type="string">
            <text:p>http://www.europarl.europa.eu/sides/getDoc.do?pubRef=-//EP//TEXT+CRE+20131210+ITEM-010-30+DOC+XML+V0//EN&amp;amp;language=EN&amp;amp;query=INTERV&amp;amp;detail=2-619-000</text:p>
          </table:table-cell>
          <table:table-cell office:value-type="string" calcext:value-type="string">
            <text:p><text:s/>Sexual and reproductive health and rights (A7-0426/2013 - Edite Estrela) </text:p>
          </table:table-cell>
          <table:table-cell office:value-type="string" calcext:value-type="string">
            <text:p>10-12-2013</text:p>
          </table:table-cell>
          <table:table-cell table:formula="of:=DATE(VALUE(MID([.C69]; 7; 4)); VALUE(MID([.C69]; 4; 2)); VALUE(MID([.C69]; 1; 2)))" office:value-type="date" office:date-value="2013-12-10" calcext:value-type="date">
            <text:p>12/10/13</text:p>
          </table:table-cell>
          <table:table-cell office:value-type="string" calcext:value-type="string">
            <text:p>  Dubravka Šuica <text:s/>(PPE). - <text:s/>Gospodine predsjedniče, najprije želim zahvaliti dragoj kolegici Mariyi Gabriel koja je mudro upravljala ovim procesom i dovela nas do toga da smo odbacili ovo izvješće. </text:p>
          </table:table-cell>
        </table:table-row>
        <table:table-row table:style-name="ro1">
          <table:table-cell office:value-type="string" calcext:value-type="string">
            <text:p>http://www.europarl.europa.eu/sides/getDoc.do?pubRef=-//EP//TEXT+CRE+20131210+ITEM-010-31+DOC+XML+V0//EN&amp;amp;language=EN&amp;amp;query=INTERV&amp;amp;detail=2-678-875</text:p>
          </table:table-cell>
          <table:table-cell office:value-type="string" calcext:value-type="string">
            <text:p><text:s/>Volunteering and voluntary activity in Europe (A7-0348/2013 - Marco Scurria) </text:p>
          </table:table-cell>
          <table:table-cell office:value-type="string" calcext:value-type="string">
            <text:p>10-12-2013</text:p>
          </table:table-cell>
          <table:table-cell table:formula="of:=DATE(VALUE(MID([.C70]; 7; 4)); VALUE(MID([.C70]; 4; 2)); VALUE(MID([.C70]; 1; 2)))" office:value-type="date" office:date-value="2013-12-10" calcext:value-type="date">
            <text:p>12/10/13</text:p>
          </table:table-cell>
          <table:table-cell office:value-type="string" calcext:value-type="string">
            <text:p>  Dubravka Šuica <text:s/>(PPE), <text:s/>napisan. − Ova rezolucija je dobrodošla kao poticaj volontiranju te se slažem da bi vlade nacionalnih država trebale uvesti službene sustave kojima bi se znanja, vještine i kompetencije stečene volontiranjem počele vrednovati. Volontiranje kao dobrovoljno ulaganje osobnog vremena, truda, znanja i vještina kojima se obavljaju usluge ili aktivnosti za dobrobit druge osobe ili za opću dobrobit ima izravan utjecaj na društvo. Promiče međugeneracijsku solidarnost, te kao oblik socijalnog zbližavanja i buđenja svijesti građana za činjenje dobra svakako treba biti vrednovano. U Hrvatskoj također postoji Zakon o volonterstvu koji je stupio na snagu 2007. kao prvi normativni akt koji volonterstvu u Hrvatskoj prilazi na cjelovit i obuhvatan način. Donesen je kako bi se osiguralo društveno okružje povoljno za razvoj volonterstva, spriječile moguće zlouporabe, zaštitilo volontere i organizatore volontiranja. Smatram da svaki oblik rada za društveno dobro treba naići na vrednovanje i pohvalu, te omogućiti volonterima da njihova znanja i vještine koje su stekli tijekom svog volonterskog rada budu prihvaćena i kod obrazovnih institucija i poslodavca.</text:p>
          </table:table-cell>
        </table:table-row>
        <table:table-row table:style-name="ro1">
          <table:table-cell office:value-type="string" calcext:value-type="string">
            <text:p>http://www.europarl.europa.eu/sides/getDoc.do?pubRef=-//EP//TEXT+CRE+20131211+ITEM-005-01+DOC+XML+V0//EN&amp;amp;language=EN&amp;amp;query=INTERV&amp;amp;detail=3-160-000</text:p>
          </table:table-cell>
          <table:table-cell office:value-type="string" calcext:value-type="string">
            <text:p><text:s/>Exchange, assistance and training programme for the protection of the euro against counterfeiting (the 'Pericles 2020' programme) (A7-0423/2013 - Anthea McIntyre) </text:p>
          </table:table-cell>
          <table:table-cell office:value-type="string" calcext:value-type="string">
            <text:p>11-12-2013</text:p>
          </table:table-cell>
          <table:table-cell table:formula="of:=DATE(VALUE(MID([.C71]; 7; 4)); VALUE(MID([.C71]; 4; 2)); VALUE(MID([.C71]; 1; 2)))" office:value-type="date" office:date-value="2013-12-11" calcext:value-type="date">
            <text:p>12/11/13</text:p>
          </table:table-cell>
          <table:table-cell office:value-type="string" calcext:value-type="string">
            <text:p>  Dubravka Šuica <text:s/>(PPE), <text:s/>napisan. − Iako Euro zbog svojeg dizajna i struktura koje se protiv toga bore nije pretjerano krivotvorena valuta, treba uložiti maksimalan napor kako bi se krivotvorenje smanjilo. Krivotvorenje velikih razmjera može izrazito nepovoljno utjecati na društvene i ekonomske implikacije života građana. Program Periklo se učinkovito bori protiv ove pojave no neke su odredbe nejasno određene i to je nešto što se uz efikasnije korištenje sredstava dodijeljenih ovom programu mora ispraviti. Članci 7 i 8 pokrivaju veliki broj ciljnih skupina i sredstva se ne smiju raspršivati, već umnožavati kad i koliko je god to moguće. Kada govorimo o članku 12, slažem se da konzultacije u raznim fazama koje provodi Komisija moraju imati tečnu i dvosmjernu razmjenu ideja kako bi se mogle naučiti lekcije za buduću borbu protiv krivotvorenja. Za kraj ističem kako EU i države članice moraju poticati na blisku suradnju kako bi se osnažila borba protiv krivotvorenja Eura.</text:p>
          </table:table-cell>
        </table:table-row>
        <table:table-row table:style-name="ro1">
          <table:table-cell office:value-type="string" calcext:value-type="string">
            <text:p>http://www.europarl.europa.eu/sides/getDoc.do?pubRef=-//EP//TEXT+CRE+20131211+ITEM-005-03+DOC+XML+V0//EN&amp;amp;language=EN&amp;amp;query=INTERV&amp;amp;detail=3-186-500</text:p>
          </table:table-cell>
          <table:table-cell office:value-type="string" calcext:value-type="string">
            <text:p><text:s/>ILO Convention concerning decent work for domestic workers (A7-0394/2013 - Inês Cristina Zuber) </text:p>
          </table:table-cell>
          <table:table-cell office:value-type="string" calcext:value-type="string">
            <text:p>11-12-2013</text:p>
          </table:table-cell>
          <table:table-cell table:formula="of:=DATE(VALUE(MID([.C72]; 7; 4)); VALUE(MID([.C72]; 4; 2)); VALUE(MID([.C72]; 1; 2)))" office:value-type="date" office:date-value="2013-12-11" calcext:value-type="date">
            <text:p>12/11/13</text:p>
          </table:table-cell>
          <table:table-cell office:value-type="string" calcext:value-type="string">
            <text:p>  Dubravka Šuica <text:s/>(PPE), <text:s/>napisan. − Glasovala sam za preporuku o nacrtu Odluke Vijeća kojom se države članice ovlašćuju da u interesu Europske unije ratificiraju Konvenciju Međunarodne organizacije rada o dostojnom radu za radnike zaposlene u kućanstvima iz 2011. Prema podacima EUROSTAT-a danas je u EU 2,6 milijuna radnika zaposlenih u kućanstvima od kojih su 89% žene i imigranti. </text:p>
          </table:table-cell>
        </table:table-row>
        <table:table-row table:style-name="ro1">
          <table:table-cell office:value-type="string" calcext:value-type="string">
            <text:p>http://www.europarl.europa.eu/sides/getDoc.do?pubRef=-//EP//TEXT+CRE+20131211+ITEM-005-07+DOC+XML+V0//EN&amp;amp;language=EN&amp;amp;query=INTERV&amp;amp;detail=3-216-875</text:p>
          </table:table-cell>
          <table:table-cell office:value-type="string" calcext:value-type="string">
            <text:p><text:s/>EU donor coordination on development aid (A7-0393/2013 - Gay Mitchell) </text:p>
          </table:table-cell>
          <table:table-cell office:value-type="string" calcext:value-type="string">
            <text:p>11-12-2013</text:p>
          </table:table-cell>
          <table:table-cell table:formula="of:=DATE(VALUE(MID([.C73]; 7; 4)); VALUE(MID([.C73]; 4; 2)); VALUE(MID([.C73]; 1; 2)))" office:value-type="date" office:date-value="2013-12-11" calcext:value-type="date">
            <text:p>12/11/13</text:p>
          </table:table-cell>
          <table:table-cell office:value-type="string" calcext:value-type="string">
            <text:p>  Dubravka Šuica <text:s/>(PPE), <text:s/>napisan. − Europska Unija svojim donacijama zasigurno ima veliku ulogu u kreiranju gospodarskog razvoja država koje nisu članice Unije. Smatram da bi se ta praksa trebala nastaviti jer je važno poduprijeti razvoj kapaciteta tih zemalja kako bi mogle izgraditi vještine, znanje i institucije potrebne za učinkovito upravljanje vlastitim razvojem. No slažem se da bi se koordiranjem donatora EU-a smanjili transakcijski troškovi za znatne iznose. Ističem i važnost da EU i države članice poštuju svoje obveze u okviru Akcijskog plana iz Accre i Globalnog partnerstva za učinkovitu razvojnu suradnju iz Busana. Ti međunarodni forumi su doprinijeli transformaciji tradicionalnog odnosa zemalja donora i zemalja primateljica pomoći u partnerski odnos. </text:p>
          </table:table-cell>
        </table:table-row>
        <table:table-row table:style-name="ro1">
          <table:table-cell office:value-type="string" calcext:value-type="string">
            <text:p>http://www.europarl.europa.eu/sides/getDoc.do?pubRef=-//EP//TEXT+CRE+20131211+ITEM-005-14+DOC+XML+V0//EN&amp;amp;language=EN&amp;amp;query=INTERV&amp;amp;detail=3-235-000</text:p>
          </table:table-cell>
          <table:table-cell office:value-type="string" calcext:value-type="string">
            <text:p><text:s/>Common rules and procedures for the implementation of the Union's instruments for external action (A7-0447/2013 - Elmar Brok) </text:p>
          </table:table-cell>
          <table:table-cell office:value-type="string" calcext:value-type="string">
            <text:p>11-12-2013</text:p>
          </table:table-cell>
          <table:table-cell table:formula="of:=DATE(VALUE(MID([.C74]; 7; 4)); VALUE(MID([.C74]; 4; 2)); VALUE(MID([.C74]; 1; 2)))" office:value-type="date" office:date-value="2013-12-11" calcext:value-type="date">
            <text:p>12/11/13</text:p>
          </table:table-cell>
          <table:table-cell office:value-type="string" calcext:value-type="string">
            <text:p>  Dubravka Šuica <text:s/>(PPE). - <text:s/>Gospođo predsjedavajuća, za razliku od kolegice Tomašić, želim pozdraviti ovaj instrument pružanja financijske pomoći koji Europska unija provodi prema zemljama u razvoju, zemljama susjedima, zemljama koje su izrazile želju za pristup Europskoj uniji i za jačanje demokracije i ljudskih prava, no, naravno, smatram da se za tu financijsku pomoć trebaju uspostaviti određena pravila i mjere. </text:p>
          </table:table-cell>
        </table:table-row>
        <table:table-row table:style-name="ro1">
          <table:table-cell office:value-type="string" calcext:value-type="string">
            <text:p>http://www.europarl.europa.eu/sides/getDoc.do?pubRef=-//EP//TEXT+CRE+20131211+ITEM-005-15+DOC+XML+V0//EN&amp;amp;language=EN&amp;amp;query=INTERV&amp;amp;detail=3-257-875</text:p>
          </table:table-cell>
          <table:table-cell office:value-type="string" calcext:value-type="string">
            <text:p><text:s/>Instrument for stability (A7-0451/2013 - Reinhard Bütikofer) </text:p>
          </table:table-cell>
          <table:table-cell office:value-type="string" calcext:value-type="string">
            <text:p>11-12-2013</text:p>
          </table:table-cell>
          <table:table-cell table:formula="of:=DATE(VALUE(MID([.C75]; 7; 4)); VALUE(MID([.C75]; 4; 2)); VALUE(MID([.C75]; 1; 2)))" office:value-type="date" office:date-value="2013-12-11" calcext:value-type="date">
            <text:p>12/11/13</text:p>
          </table:table-cell>
          <table:table-cell office:value-type="string" calcext:value-type="string">
            <text:p>  Dubravka Šuica <text:s/>(PPE), <text:s/>napisan. − Stvaranje Instrumenta za stabilnost 2007. godine bilo je važan novitet u pospješivanju reakcije EU-a na krizno stanje. Od tada, ovaj se instrument učinkovito koristio za omogućavanje razvoja i stvaranja sigurnosti te se kao takav pokazao vrlo bitnim strateškim alatom Europske unije. Danas, Europska Unija može ponuditi rješenje na kriznu situaciju kroz 8 tjedana, a omogućuje se financiranje potrebnih mjera u trajanju do 18 mjeseci. Ipak, smatram da postoji prostor za napredak i stoga podržavam prijedlog Komisije — glavna obilježja instrumenta se moraju zadržati, a istovremeno, neke odredbe valjda prilagoditi kako bi se pojačala karakteristična fleksibilnost ovog instrumenta. </text:p>
          </table:table-cell>
        </table:table-row>
        <table:table-row table:style-name="ro1">
          <table:table-cell office:value-type="string" calcext:value-type="string">
            <text:p>http://www.europarl.europa.eu/sides/getDoc.do?pubRef=-//EP//TEXT+CRE+20131211+ITEM-005-16+DOC+XML+V0//EN&amp;amp;language=EN&amp;amp;query=INTERV&amp;amp;detail=3-263-000</text:p>
          </table:table-cell>
          <table:table-cell office:value-type="string" calcext:value-type="string">
            <text:p><text:s/>European neighbourhood instrument (A7-0449/2013 - Eduard Kukan) </text:p>
          </table:table-cell>
          <table:table-cell office:value-type="string" calcext:value-type="string">
            <text:p>11-12-2013</text:p>
          </table:table-cell>
          <table:table-cell table:formula="of:=DATE(VALUE(MID([.C76]; 7; 4)); VALUE(MID([.C76]; 4; 2)); VALUE(MID([.C76]; 1; 2)))" office:value-type="date" office:date-value="2013-12-11" calcext:value-type="date">
            <text:p>12/11/13</text:p>
          </table:table-cell>
          <table:table-cell office:value-type="string" calcext:value-type="string">
            <text:p>  Dubravka Šuica <text:s/>(PPE). - <text:s/>Gospođo predsjedavajuća, želim podržati uspostavljanje europskog instrumenta za susjedstvo jer će on poslužiti kao potpora koju treba pružiti susjednim zemljama u razvoju. Naravno, europski instrument za susjedstvo trebao bi se kretati unutar okvira koji je uspostavila europska politika susjedstva. Osim toga, trebala bi biti dosljedna ciljevima i načelima vanjske politike Unije, a pogotovo razvojne i zajedničke sigurnosne vanjske politike Unije. </text:p>
          </table:table-cell>
        </table:table-row>
        <table:table-row table:style-name="ro1">
          <table:table-cell office:value-type="string" calcext:value-type="string">
            <text:p>http://www.europarl.europa.eu/sides/getDoc.do?pubRef=-//EP//TEXT+CRE+20131211+ITEM-005-17+DOC+XML+V0//EN&amp;amp;language=EN&amp;amp;query=INTERV&amp;amp;detail=3-282-000</text:p>
          </table:table-cell>
          <table:table-cell office:value-type="string" calcext:value-type="string">
            <text:p><text:s/>Instrument for Pre-accession Assistance (A7-0445/2013 - Libor Rouček) </text:p>
          </table:table-cell>
          <table:table-cell office:value-type="string" calcext:value-type="string">
            <text:p>11-12-2013</text:p>
          </table:table-cell>
          <table:table-cell table:formula="of:=DATE(VALUE(MID([.C77]; 7; 4)); VALUE(MID([.C77]; 4; 2)); VALUE(MID([.C77]; 1; 2)))" office:value-type="date" office:date-value="2013-12-11" calcext:value-type="date">
            <text:p>12/11/13</text:p>
          </table:table-cell>
          <table:table-cell office:value-type="string" calcext:value-type="string">
            <text:p>  Dubravka Šuica <text:s/>(PPE). - <text:s/>Gospođo predsjednice, u potpunosti podržavam ovu inicijativu i veselim se programu proširenja Europske unije jer smatram da se proširenjem i pridruživanjem novih članica istovremeno jača i mir i demokracija i stabilizacija u Europi. Također se slažem da se sredstva pristupne pomoći trebaju usmjeriti prema korisnicima s obzirom na njihove potrebe i kapacitete. </text:p>
          </table:table-cell>
        </table:table-row>
        <table:table-row table:style-name="ro1">
          <table:table-cell office:value-type="string" calcext:value-type="string">
            <text:p>http://www.europarl.europa.eu/sides/getDoc.do?pubRef=-//EP//TEXT+CRE+20131211+ITEM-005-18+DOC+XML+V0//EN&amp;amp;language=EN&amp;amp;query=INTERV&amp;amp;detail=3-304-000</text:p>
          </table:table-cell>
          <table:table-cell office:value-type="string" calcext:value-type="string">
            <text:p><text:s/>Partnership instrument for cooperation with third countries (A7-0446/2013 - Antonio López-Istúriz White) </text:p>
          </table:table-cell>
          <table:table-cell office:value-type="string" calcext:value-type="string">
            <text:p>11-12-2013</text:p>
          </table:table-cell>
          <table:table-cell table:formula="of:=DATE(VALUE(MID([.C78]; 7; 4)); VALUE(MID([.C78]; 4; 2)); VALUE(MID([.C78]; 1; 2)))" office:value-type="date" office:date-value="2013-12-11" calcext:value-type="date">
            <text:p>12/11/13</text:p>
          </table:table-cell>
          <table:table-cell office:value-type="string" calcext:value-type="string">
            <text:p>  Dubravka Šuica <text:s/>(PPE). - <text:s/>Gospođo predsjednice, odbor je preporučio da Europski parlament treba izmijeniti prijedlog Komisije. Instrument partnerstva treba podržati mjere koje će fleksibilno, ali učinkovito odgovoriti na izazove u odnosima Europske unije i trećih zemalja. Interesi Europske unije moraju se širiti, no isto se tako konstantno mora razvijati suradnja s globalnim partnerima. </text:p>
          </table:table-cell>
        </table:table-row>
        <table:table-row table:style-name="ro1">
          <table:table-cell office:value-type="string" calcext:value-type="string">
            <text:p>http://www.europarl.europa.eu/sides/getDoc.do?pubRef=-//EP//TEXT+CRE+20131211+ITEM-005-19+DOC+XML+V0//EN&amp;amp;language=EN&amp;amp;query=INTERV&amp;amp;detail=3-318-000</text:p>
          </table:table-cell>
          <table:table-cell office:value-type="string" calcext:value-type="string">
            <text:p><text:s/>Financing instrument for the promotion of democracy and human rights worldwide (A7-0448/2013 - Alexander Graf Lambsdorff) </text:p>
          </table:table-cell>
          <table:table-cell office:value-type="string" calcext:value-type="string">
            <text:p>11-12-2013</text:p>
          </table:table-cell>
          <table:table-cell table:formula="of:=DATE(VALUE(MID([.C79]; 7; 4)); VALUE(MID([.C79]; 4; 2)); VALUE(MID([.C79]; 1; 2)))" office:value-type="date" office:date-value="2013-12-11" calcext:value-type="date">
            <text:p>12/11/13</text:p>
          </table:table-cell>
          <table:table-cell office:value-type="string" calcext:value-type="string">
            <text:p>  Dubravka Šuica <text:s/>(PPE). - <text:s text:c="2"/>Gospođo predsjedateljice, želim reći da sam podržala ovaj prijedlog odbora jer su razvoj, konsolidacija i promicanje demokratskih načela temelj svakog društva. Najvažniji cilj je poštovanje temeljnih ljudskih prava iz Deklaracije o ljudskim pravima, njihova zaštita, promicanje i implementiranje pomoću raznih regionalnih i međunarodnih instrumenata iz tog područja. </text:p>
          </table:table-cell>
        </table:table-row>
        <table:table-row table:style-name="ro1">
          <table:table-cell office:value-type="string" calcext:value-type="string">
            <text:p>http://www.europarl.europa.eu/sides/getDoc.do?pubRef=-//EP//TEXT+CRE+20131211+ITEM-005-20+DOC+XML+V0//EN&amp;amp;language=EN&amp;amp;query=INTERV&amp;amp;detail=3-341-750</text:p>
          </table:table-cell>
          <table:table-cell office:value-type="string" calcext:value-type="string">
            <text:p><text:s/>Establishing a financing instrument for development cooperation (A7-0450/2013 - Thijs Berman) </text:p>
          </table:table-cell>
          <table:table-cell office:value-type="string" calcext:value-type="string">
            <text:p>11-12-2013</text:p>
          </table:table-cell>
          <table:table-cell table:formula="of:=DATE(VALUE(MID([.C80]; 7; 4)); VALUE(MID([.C80]; 4; 2)); VALUE(MID([.C80]; 1; 2)))" office:value-type="date" office:date-value="2013-12-11" calcext:value-type="date">
            <text:p>12/11/13</text:p>
          </table:table-cell>
          <table:table-cell office:value-type="string" calcext:value-type="string">
            <text:p>  Dubravka Šuica <text:s/>(PPE), <text:s/>napisan. − S obzirom na globalne ekonomske i političke okolnosti, smatram kako je uspostava financijskog instrumenta pravi potez koji EU treba napraviti. Spajanjem brojnih prijašnjih geografskih i tematskih mehanizama u jedan instrument, pojačat će se učinkovitost razvojne suradnje Europske Unije. Smatram kako će se ovim instrumentom smanjiti siromaštvo u zemljama u razvoju. Isto tako, održivi razvoj je izrazito važno pitanje s kojim se sve češće moramo nositi. </text:p>
          </table:table-cell>
        </table:table-row>
        <table:table-row table:style-name="ro1">
          <table:table-cell office:value-type="string" calcext:value-type="string">
            <text:p>http://www.europarl.europa.eu/sides/getDoc.do?pubRef=-//EP//TEXT+CRE+20131211+ITEM-005-21+DOC+XML+V0//EN&amp;amp;language=EN&amp;amp;query=INTERV&amp;amp;detail=3-347-000</text:p>
          </table:table-cell>
          <table:table-cell office:value-type="string" calcext:value-type="string">
            <text:p><text:s/>European Globalisation Adjustment Fund 2014-2020 (A7-0005/2013 - Marian Harkin) </text:p>
          </table:table-cell>
          <table:table-cell office:value-type="string" calcext:value-type="string">
            <text:p>11-12-2013</text:p>
          </table:table-cell>
          <table:table-cell table:formula="of:=DATE(VALUE(MID([.C81]; 7; 4)); VALUE(MID([.C81]; 4; 2)); VALUE(MID([.C81]; 1; 2)))" office:value-type="date" office:date-value="2013-12-11" calcext:value-type="date">
            <text:p>12/11/13</text:p>
          </table:table-cell>
          <table:table-cell office:value-type="string" calcext:value-type="string">
            <text:p>  Dubravka Šuica <text:s/>(PPE). - <text:s text:c="2"/>Gospođo predsjedateljice, Europski fond za prilagodbu globalizaciji osnovan je u svrhu unapređivanja instrumenata Europske unije kako bi se pomoglo radnicima koji su postali višak, a kasnije je proširen i na zbrinjavanje tehnološkog viška zbog posljedica strukturalnih promjena i globalne gospodarske financijske krize. </text:p>
          </table:table-cell>
        </table:table-row>
        <table:table-row table:style-name="ro1">
          <table:table-cell office:value-type="string" calcext:value-type="string">
            <text:p>http://www.europarl.europa.eu/sides/getDoc.do?pubRef=-//EP//TEXT+CRE+20131211+ITEM-005-22+DOC+XML+V0//EN&amp;amp;language=EN&amp;amp;query=INTERV&amp;amp;detail=3-375-000</text:p>
          </table:table-cell>
          <table:table-cell office:value-type="string" calcext:value-type="string">
            <text:p><text:s/>Mandatory automatic exchange of information in the field of taxation (A7-0376/2013 - George Sabin Cutaş) </text:p>
          </table:table-cell>
          <table:table-cell office:value-type="string" calcext:value-type="string">
            <text:p>11-12-2013</text:p>
          </table:table-cell>
          <table:table-cell table:formula="of:=DATE(VALUE(MID([.C82]; 7; 4)); VALUE(MID([.C82]; 4; 2)); VALUE(MID([.C82]; 1; 2)))" office:value-type="date" office:date-value="2013-12-11" calcext:value-type="date">
            <text:p>12/11/13</text:p>
          </table:table-cell>
          <table:table-cell office:value-type="string" calcext:value-type="string">
            <text:p>  Dubravka Šuica <text:s/>(PPE). - <text:s/>Gospođo predsjednice, glasovala sam za ovaj prijedlog budući da podržavam namjeru Komisije koja ima za cilj stvoriti transparentniju razmjenu informacija u podacima koji uključuju dobit od kapitala, zatim dividende i druge financijske prihode u jedan instrument koji će biti zajednička mjera za automatsku razmjenu informacija. </text:p>
          </table:table-cell>
        </table:table-row>
        <table:table-row table:style-name="ro1">
          <table:table-cell office:value-type="string" calcext:value-type="string">
            <text:p>http://www.europarl.europa.eu/sides/getDoc.do?pubRef=-//EP//TEXT+CRE+20131211+ITEM-005-24+DOC+XML+V0//EN&amp;amp;language=EN&amp;amp;query=INTERV&amp;amp;detail=3-401-000</text:p>
          </table:table-cell>
          <table:table-cell office:value-type="string" calcext:value-type="string">
            <text:p><text:s/>Human rights in the world 2012 and EU policy on the matter (A7-0418/2013 - Eduard Kukan) </text:p>
          </table:table-cell>
          <table:table-cell office:value-type="string" calcext:value-type="string">
            <text:p>11-12-2013</text:p>
          </table:table-cell>
          <table:table-cell table:formula="of:=DATE(VALUE(MID([.C83]; 7; 4)); VALUE(MID([.C83]; 4; 2)); VALUE(MID([.C83]; 1; 2)))" office:value-type="date" office:date-value="2013-12-11" calcext:value-type="date">
            <text:p>12/11/13</text:p>
          </table:table-cell>
          <table:table-cell office:value-type="string" calcext:value-type="string">
            <text:p>  Dubravka Šuica <text:s/>(PPE). - <text:s/>Gospođo predsjednice, podržala sam ovo izvješće. Raznoliki tranzicijski propisi, uključujući konfliktne i postkonfliktne situacije, postavili su visoke zahtjeve za Europsku uniju u nastojanju da uspješno svladava izazove a da pritom očuva ljudska prava i demokraciju u 2012. godini. U skladu s ovim i godišnje izvješće Europske unije o ljudskim pravima i demokraciji u 2012. Godini u kojemu se ističe važnost, dosljednost i fleksibilnost politike Europske unije, te raspršenost temeljnih načela Europske unije. U takvim nastojanjima važno je da vlade država članica međusobno i u odnosu s Europskom unijom dobro i kvalitetno surađuju, posebice ministarstva vanjskih i europskih poslova. </text:p>
          </table:table-cell>
        </table:table-row>
        <table:table-row table:style-name="ro1">
          <table:table-cell office:value-type="string" calcext:value-type="string">
            <text:p>http://www.europarl.europa.eu/sides/getDoc.do?pubRef=-//EP//TEXT+CRE+20131211+ITEM-005-25+DOC+XML+V0//EN&amp;amp;language=EN&amp;amp;query=INTERV&amp;amp;detail=3-419-000</text:p>
          </table:table-cell>
          <table:table-cell office:value-type="string" calcext:value-type="string">
            <text:p><text:s/>Annual report on EU competition policy (A7-0357/2013 - Ramon Tremosa i Balcells) </text:p>
          </table:table-cell>
          <table:table-cell office:value-type="string" calcext:value-type="string">
            <text:p>11-12-2013</text:p>
          </table:table-cell>
          <table:table-cell table:formula="of:=DATE(VALUE(MID([.C84]; 7; 4)); VALUE(MID([.C84]; 4; 2)); VALUE(MID([.C84]; 1; 2)))" office:value-type="date" office:date-value="2013-12-11" calcext:value-type="date">
            <text:p>12/11/13</text:p>
          </table:table-cell>
          <table:table-cell office:value-type="string" calcext:value-type="string">
            <text:p>  Dubravka Šuica <text:s/>(PPE). - <text:s text:c="2"/>Gospodine predsjedniče, s obzirom da je jedan od osnovnih ciljeva Europske unije razviti učinkovitu politiku tržišnog natjecanja, a pritom omogućiti vladama država članica da se uključe ako tržišta ne zadovoljavaju potrošače ili poslovne subjekte, zatim promicati inovacije i jedinstvene standarde, pozdravljam nastavak suradnje i rada na ovom području. </text:p>
          </table:table-cell>
        </table:table-row>
        <table:table-row table:style-name="ro1">
          <table:table-cell office:value-type="string" calcext:value-type="string">
            <text:p>http://www.europarl.europa.eu/sides/getDoc.do?pubRef=-//EP//TEXT+CRE+20131211+ITEM-005-26+DOC+XML+V0//EN&amp;amp;language=EN&amp;amp;query=INTERV&amp;amp;detail=3-451-000</text:p>
          </table:table-cell>
          <table:table-cell office:value-type="string" calcext:value-type="string">
            <text:p><text:s/>Milk production in mountain areas, disadvantaged areas and outermost regions (A7-0383/2013 - Herbert Dorfmann) </text:p>
          </table:table-cell>
          <table:table-cell office:value-type="string" calcext:value-type="string">
            <text:p>11-12-2013</text:p>
          </table:table-cell>
          <table:table-cell table:formula="of:=DATE(VALUE(MID([.C85]; 7; 4)); VALUE(MID([.C85]; 4; 2)); VALUE(MID([.C85]; 1; 2)))" office:value-type="date" office:date-value="2013-12-11" calcext:value-type="date">
            <text:p>12/11/13</text:p>
          </table:table-cell>
          <table:table-cell office:value-type="string" calcext:value-type="string">
            <text:p>  Dubravka Šuica <text:s/>(PPE), <text:s/>napisan. − S obzirom da je u ruralnim i najudaljenijim područjima proizvodnja mlijeka često jedini izvor prihoda, lokalnoj zajednici je od iznimne važnosti da spriječi moguće tržišne promjene koje će se dogoditi nakon 2015. godine. Kako bi se osigurala budućnost u poljoprivrednom sektoru, uz neprijeporno izbjegavanje odlaska populacije iz ruralnih područja, potrebno je poduzeti adekvatne korake na europskoj razini, stoga podržavam inicijativu kako bi se osigurao pristojan i dostojan život poljoprivrednika te osigurala budućnost ruralnih područja. U Hrvatskoj su poduzete mnoge mjere kako bi se spriječila depopulacija i odlazak mladog i obrazovanog kadra iz takvih područja, uključujući i otoke, te se donose provedbeni propisi u svrhu opstanka takvih područja tijekom cijele godine, a ne samo za vrijeme ljetnih mjeseci. U Hrvatskoj je neiskorištenost takvih područja veliki problem, iz razloga što je cijela unutrašnjost iznimno plodna i bogata zemlja, međutim unatoč svim nastojanjima još uvijek je uvoz veći od izvoza, te ta područja nisu dovoljno iskorištena. Zato se zalažem za provedbu ove inicijative, u svrhu što boljeg iskorištavanja prirodnih bogatstava, pružanja novih prilika za zaposlenje te tako ostvarenje gospodarskog rasta.</text:p>
          </table:table-cell>
        </table:table-row>
        <table:table-row table:style-name="ro1">
          <table:table-cell office:value-type="string" calcext:value-type="string">
            <text:p>http://www.europarl.europa.eu/sides/getDoc.do?pubRef=-//EP//TEXT+CRE+20131211+ITEM-005-27+DOC+XML+V0//EN&amp;amp;language=EN&amp;amp;query=INTERV&amp;amp;detail=3-457-750</text:p>
          </table:table-cell>
          <table:table-cell office:value-type="string" calcext:value-type="string">
            <text:p><text:s/>Resilience and disaster risk reduction in developing countries (A7-0375/2013 - Gay Mitchell) </text:p>
          </table:table-cell>
          <table:table-cell office:value-type="string" calcext:value-type="string">
            <text:p>11-12-2013</text:p>
          </table:table-cell>
          <table:table-cell table:formula="of:=DATE(VALUE(MID([.C86]; 7; 4)); VALUE(MID([.C86]; 4; 2)); VALUE(MID([.C86]; 1; 2)))" office:value-type="date" office:date-value="2013-12-11" calcext:value-type="date">
            <text:p>12/11/13</text:p>
          </table:table-cell>
          <table:table-cell office:value-type="string" calcext:value-type="string">
            <text:p>  Dubravka Šuica <text:s/>(PPE), <text:s/>napisan. − Unatoč stalnoj potpori i programima europskih zemalja u pokušajima sprječavanja i saniranja nastalih posljedica uvjetovanih klimatskim, gospodarskim i drugim razlozima, u područjima koja su najviše pogođena takvim krizama, a to su Rog Afrike i područje Sahare, daljnji napori su neophodni. Stoga, podržavam u potpunosti ovu inicijativu za stvaranje otpornosti i smanjenje rizika od katastrofa u zemljama u razvoju (DRR). S obzirom da je i Hrvatska pretrpjela katastrofalne posljedice ratnih stradanja, znam koliko je takva pomoć neophodna i važna, stoga je moj glas u potpunosti za provedbu ove inicijative. </text:p>
          </table:table-cell>
        </table:table-row>
        <table:table-row table:style-name="ro1">
          <table:table-cell office:value-type="string" calcext:value-type="string">
            <text:p>http://www.europarl.europa.eu/sides/getDoc.do?pubRef=-//EP//TEXT+CRE+20131211+ITEM-005-28+DOC+XML+V0//EN&amp;amp;language=EN&amp;amp;query=INTERV&amp;amp;detail=3-477-000</text:p>
          </table:table-cell>
          <table:table-cell office:value-type="string" calcext:value-type="string">
            <text:p><text:s/>Women with disabilities (A7-0329/2013 - Angelika Werthmann) </text:p>
          </table:table-cell>
          <table:table-cell office:value-type="string" calcext:value-type="string">
            <text:p>11-12-2013</text:p>
          </table:table-cell>
          <table:table-cell table:formula="of:=DATE(VALUE(MID([.C87]; 7; 4)); VALUE(MID([.C87]; 4; 2)); VALUE(MID([.C87]; 1; 2)))" office:value-type="date" office:date-value="2013-12-11" calcext:value-type="date">
            <text:p>12/11/13</text:p>
          </table:table-cell>
          <table:table-cell office:value-type="string" calcext:value-type="string">
            <text:p>  Dubravka Šuica <text:s/>(PPE), <text:s/>napisan. − Ovu direktivu smatram dobrodošlom iz razloga što je pravo na jednakost jedno od temeljnih ljudskih prava i samim time ljudsko biće ne smije biti percipirano prema njegovim poteškoćama, već ostvarenjima u različitim ulogama koje život donosi. S obzirom da više od 15% europske populacije čine osobe s invaliditetom, statistike pokazuju važnost djelovanja i stvaranja prijateljskog okruženja s jednakim uvjetima. Podržavam svaki korak prema naprijed u pogledu razumijevanja i pružanja jednakih mogućnosti, izazova, napredovanja, te pružanja jednakih šansi ženama s poteškoćama kao i ženama bez poteškoća. U Hrvatskoj je ovom pitanju posvećena posebna pozornost u pogledu integracije žena s poteškoćama u društvu, stoga podržavam inicijativu da se omogući duži period porodiljinog dopusta zbog posebnih okolnosti, a da bi im se na taj način omogućio ugodan život.</text:p>
          </table:table-cell>
        </table:table-row>
        <table:table-row table:style-name="ro1">
          <table:table-cell office:value-type="string" calcext:value-type="string">
            <text:p>http://www.europarl.europa.eu/sides/getDoc.do?pubRef=-//EP//TEXT+CRE+20131211+ITEM-009+DOC+XML+V0//EN&amp;amp;language=EN&amp;amp;query=INTERV&amp;amp;detail=3-560-000</text:p>
          </table:table-cell>
          <table:table-cell office:value-type="string" calcext:value-type="string">
            <text:p><text:s/>Relations between the European Parliament and the institutions representing the national governments (debate) </text:p>
          </table:table-cell>
          <table:table-cell office:value-type="string" calcext:value-type="string">
            <text:p>11-12-2013</text:p>
          </table:table-cell>
          <table:table-cell table:formula="of:=DATE(VALUE(MID([.C88]; 7; 4)); VALUE(MID([.C88]; 4; 2)); VALUE(MID([.C88]; 1; 2)))" office:value-type="date" office:date-value="2013-12-11" calcext:value-type="date">
            <text:p>12/11/13</text:p>
          </table:table-cell>
          <table:table-cell office:value-type="string" calcext:value-type="string">
            <text:p>  Dubravka Šuica <text:s/>(PPE). - <text:s/>Gospodine predsjedniče, želim se zahvaliti gospodinu Lamassoureu koji je dobro proanalizirao stanje i koji je dobro proanalizirao odnose između Parlamenta i Vijeća nakon Lisabonskog ugovora koji je gotovo četiri godine već na snazi. </text:p>
          </table:table-cell>
        </table:table-row>
        <table:table-row table:style-name="ro1">
          <table:table-cell office:value-type="string" calcext:value-type="string">
            <text:p>http://www.europarl.europa.eu/sides/getDoc.do?pubRef=-//EP//TEXT+CRE+20131211+ITEM-013+DOC+XML+V0//EN&amp;amp;language=EN&amp;amp;query=INTERV&amp;amp;detail=3-635-000</text:p>
          </table:table-cell>
          <table:table-cell office:value-type="string" calcext:value-type="string">
            <text:p><text:s/>Maritime spatial planning and integrated coastal management (debate) </text:p>
          </table:table-cell>
          <table:table-cell office:value-type="string" calcext:value-type="string">
            <text:p>11-12-2013</text:p>
          </table:table-cell>
          <table:table-cell table:formula="of:=DATE(VALUE(MID([.C89]; 7; 4)); VALUE(MID([.C89]; 4; 2)); VALUE(MID([.C89]; 1; 2)))" office:value-type="date" office:date-value="2013-12-11" calcext:value-type="date">
            <text:p>12/11/13</text:p>
          </table:table-cell>
          <table:table-cell office:value-type="string" calcext:value-type="string">
            <text:p>  Dubravka Šuica <text:s/>(PPE). - <text:s/>Gospodine predsjedniče, pozdravljam povjerenika Mimicu. Želim reći da u potpunosti podržavam ovu inicijativu jer smatram da bi Europska unija trebala igrati vodeću ulogu u razvoju plave ekonomije, ali i očuvanju obalnih i morskih ekosustava. To je jedino moguće provesti integriranim i koherentnim upravljanjem pomorskim prostorom. S obzirom da u pomorskim područjima Europske unije radi oko 88 milijuna ljudi, potrebno je osigurati održivi rast i smatram da će se na ovaj način ta brojka sigurno i povećavati. Pomorski prostor još uvijek nije dovoljno istražen i ulaganjem u pomorsko gospodarstvo, kao što je eksploatacija nafte, plina i drugih sirovina i ostalih resursa, pomorski i obalni turizam i druge slične sektore, Unija ima potencijal za osiguranje konkurentnosti i u globalnom svijetu. </text:p>
          </table:table-cell>
        </table:table-row>
        <table:table-row table:style-name="ro1">
          <table:table-cell office:value-type="string" calcext:value-type="string">
            <text:p>http://www.europarl.europa.eu/sides/getDoc.do?pubRef=-//EP//TEXT+CRE+20131211+ITEM-016+DOC+XML+V0//EN&amp;amp;language=EN&amp;amp;query=INTERV&amp;amp;detail=3-689-000</text:p>
          </table:table-cell>
          <table:table-cell office:value-type="string" calcext:value-type="string">
            <text:p><text:s/>Green infrastructure policy (debate) </text:p>
          </table:table-cell>
          <table:table-cell office:value-type="string" calcext:value-type="string">
            <text:p>11-12-2013</text:p>
          </table:table-cell>
          <table:table-cell table:formula="of:=DATE(VALUE(MID([.C90]; 7; 4)); VALUE(MID([.C90]; 4; 2)); VALUE(MID([.C90]; 1; 2)))" office:value-type="date" office:date-value="2013-12-11" calcext:value-type="date">
            <text:p>12/11/13</text:p>
          </table:table-cell>
          <table:table-cell office:value-type="string" calcext:value-type="string">
            <text:p>  Dubravka Šuica <text:s/>(PPE). - <text:s text:c="2"/>Gospodine predsjedniče, u svakom slučaju podržavam ovaj pristup, ali bih htjela govoriti s jednog drugog aspekta s obzirom da se ipak sve vrti oko financiranja i sam povjerenik Mimica je rekao da trebamo podržati inovativni financijski mehanizam. Reći ću jedan primjer. Svi se zalažemo i za nove zelene površine i za parkove i za integrirano upravljanje tim površinama kako bismo spasili zemaljsku kuglu od ove situacije koja se događa s klimatskim promjenama. Svjesna sam da bi se na taj način otvorila nova radna mjesta u građevinarstvu, da bi bilo velike koristi za zdravlje i tako dalje. Međutim, sve ovisi o novcu. </text:p>
          </table:table-cell>
        </table:table-row>
        <table:table-row table:style-name="ro1">
          <table:table-cell office:value-type="string" calcext:value-type="string">
            <text:p>http://www.europarl.europa.eu/sides/getDoc.do?pubRef=-//EP//TEXT+CRE+20131212+ITEM-014-01+DOC+XML+V0//EN&amp;amp;language=EN&amp;amp;query=INTERV&amp;amp;detail=4-179-750</text:p>
          </table:table-cell>
          <table:table-cell office:value-type="string" calcext:value-type="string">
            <text:p><text:s/>Court of Justice of the European Union: number of judges at the General Court (A7-0252/2013 - Alexandra Thein) </text:p>
          </table:table-cell>
          <table:table-cell office:value-type="string" calcext:value-type="string">
            <text:p>12-12-2013</text:p>
          </table:table-cell>
          <table:table-cell table:formula="of:=DATE(VALUE(MID([.C91]; 7; 4)); VALUE(MID([.C91]; 4; 2)); VALUE(MID([.C91]; 1; 2)))" office:value-type="date" office:date-value="2013-12-12" calcext:value-type="date">
            <text:p>12/12/13</text:p>
          </table:table-cell>
          <table:table-cell office:value-type="string" calcext:value-type="string">
            <text:p>  Dubravka Šuica <text:s/>(PPE), <text:s/>in writing. − The Council and Parliament agreed to increase the number of judges, yet we need to find a solution in the second part of the proposal for a regulation that will best represent the views of the Member States when choosing the selection criteria and the number of additional judges to be appointed to the General Court. A decision is needed that will create structural solutions which will ease the General Courtʼs workload and in turn help diminish the number of pending cases. Though there is debate on the exact number of judges and how they are to be appointed, there is nevertheless an urgent need for the number of General Court judges to be increased if we are both to prevent the current strain on the rule of law and to safeguard it. I am in full support of the rapporteur’s opinion where she states that a solution is needed urgently as quickly providing additional judges for the General Court is surely more important than the question of the selection method used to appoint them.</text:p>
          </table:table-cell>
        </table:table-row>
        <table:table-row table:style-name="ro1">
          <table:table-cell office:value-type="string" calcext:value-type="string">
            <text:p>http://www.europarl.europa.eu/sides/getDoc.do?pubRef=-//EP//TEXT+CRE+20131212+ITEM-014-04+DOC+XML+V0//EN&amp;amp;language=EN&amp;amp;query=INTERV&amp;amp;detail=4-224-875</text:p>
          </table:table-cell>
          <table:table-cell office:value-type="string" calcext:value-type="string">
            <text:p><text:s/>Eco-innovation - jobs and growth through environmental policy (A7-0333/2013 - Karin Kadenbach) </text:p>
          </table:table-cell>
          <table:table-cell office:value-type="string" calcext:value-type="string">
            <text:p>12-12-2013</text:p>
          </table:table-cell>
          <table:table-cell table:formula="of:=DATE(VALUE(MID([.C92]; 7; 4)); VALUE(MID([.C92]; 4; 2)); VALUE(MID([.C92]; 1; 2)))" office:value-type="date" office:date-value="2013-12-12" calcext:value-type="date">
            <text:p>12/12/13</text:p>
          </table:table-cell>
          <table:table-cell office:value-type="string" calcext:value-type="string">
            <text:p>  Dubravka Šuica <text:s/>(PPE), <text:s/>napisan. − Ova rezolucija je još jedan dobar pokazatelj da, osim što je očuvanje okoliša ujedno i očuvanje kvalitete života, on je i prilika za gospodarski rast. Zeleni rast vidim kao priliku da unutar Europske Unije smanjimo broj nezaposlenih, a da ekološkim inovacijama povećamo konkurentnost na globalnom tržištu. </text:p>
          </table:table-cell>
        </table:table-row>
        <table:table-row table:style-name="ro1">
          <table:table-cell office:value-type="string" calcext:value-type="string">
            <text:p>http://www.europarl.europa.eu/sides/getDoc.do?pubRef=-//EP//TEXT+CRE+20131212+ITEM-014-07+DOC+XML+V0//EN&amp;amp;language=EN&amp;amp;query=INTERV&amp;amp;detail=4-263-500</text:p>
          </table:table-cell>
          <table:table-cell office:value-type="string" calcext:value-type="string">
            <text:p><text:s/>Payment accounts (A7-0398/2013 - Jürgen Klute) </text:p>
          </table:table-cell>
          <table:table-cell office:value-type="string" calcext:value-type="string">
            <text:p>12-12-2013</text:p>
          </table:table-cell>
          <table:table-cell table:formula="of:=DATE(VALUE(MID([.C93]; 7; 4)); VALUE(MID([.C93]; 4; 2)); VALUE(MID([.C93]; 1; 2)))" office:value-type="date" office:date-value="2013-12-12" calcext:value-type="date">
            <text:p>12/12/13</text:p>
          </table:table-cell>
          <table:table-cell office:value-type="string" calcext:value-type="string">
            <text:p>  Dubravka Šuica <text:s/>(PPE), <text:s/>napisan. − Danas je teško zamisliti gospodarski i ekonomski život bez otvorenog bankovnog računa za većinu populacije. Stoga, glasujem za ovaj prijedlog jer donosi obostranu korist na zadovoljstvo građana i javnih ustanova. Međutim, napominjem da postoje mnogi problemi koji građanima otežavaju i onemogućuju otvaranje bankovnog račun u jednoj od država članica EU-a. Jedan od razloga koji se nameće je insolventnost: zbog cjelokupne gospodarske krize sve je veći broj građana kojima je zbog dospjelih dugova onemogućen pristup bankovnom računu. </text:p>
          </table:table-cell>
        </table:table-row>
        <table:table-row table:style-name="ro1">
          <table:table-cell office:value-type="string" calcext:value-type="string">
            <text:p>http://www.europarl.europa.eu/sides/getDoc.do?pubRef=-//EP//TEXT+CRE+20131212+ITEM-014-08+DOC+XML+V0//EN&amp;amp;language=EN&amp;amp;query=INTERV&amp;amp;detail=4-283-500</text:p>
          </table:table-cell>
          <table:table-cell office:value-type="string" calcext:value-type="string">
            <text:p><text:s/>Maritime spatial planning and integrated coastal management (A7-0379/2013 - Gesine Meissner) </text:p>
          </table:table-cell>
          <table:table-cell office:value-type="string" calcext:value-type="string">
            <text:p>12-12-2013</text:p>
          </table:table-cell>
          <table:table-cell table:formula="of:=DATE(VALUE(MID([.C94]; 7; 4)); VALUE(MID([.C94]; 4; 2)); VALUE(MID([.C94]; 1; 2)))" office:value-type="date" office:date-value="2013-12-12" calcext:value-type="date">
            <text:p>12/12/13</text:p>
          </table:table-cell>
          <table:table-cell office:value-type="string" calcext:value-type="string">
            <text:p>  Dubravka Šuica <text:s/>(PPE), <text:s/>napisan. − U potpunosti podržavam ovu inicijativu jer smatram da bi EU trebala igrati vodeću ulogu u razvoju „plave ekonomije” ali i očuvanju obalnih i morskih ekosustava. To je moguće provesti integriranim i koherentnim upravljanjem pomorskim prostorom. S obzirom da u obalnim područjima Europske Unije radi 88 milijuna ljudi, potrebno je osigurati održivi rast, jer smatram da će se zasigurno taj broj i povećavati. Pomorski prostor nije još uvijek dovoljno istražen, a ulaganjem u pomorsko gospodarstvo kao npr. eksploataciju nafte, plina i drugih sirovina i resursa, te pomorski i obalni turizam i druge slične sektore, EU ima potencijal da osigura konkurentnost u globalnom svijetu. </text:p>
          </table:table-cell>
        </table:table-row>
        <table:table-row table:style-name="ro1">
          <table:table-cell office:value-type="string" calcext:value-type="string">
            <text:p>http://www.europarl.europa.eu/sides/getDoc.do?pubRef=-//EP//TEXT+CRE+20131212+ITEM-014-09+DOC+XML+V0//EN&amp;amp;language=EN&amp;amp;query=INTERV&amp;amp;detail=4-293-500</text:p>
          </table:table-cell>
          <table:table-cell office:value-type="string" calcext:value-type="string">
            <text:p><text:s/>Amending certain Directives in the fields of environment, agriculture, social policy and public health by reason of the change of status of Mayotte (A7-0399/2013 - Matthias Groote) </text:p>
          </table:table-cell>
          <table:table-cell office:value-type="string" calcext:value-type="string">
            <text:p>12-12-2013</text:p>
          </table:table-cell>
          <table:table-cell table:formula="of:=DATE(VALUE(MID([.C95]; 7; 4)); VALUE(MID([.C95]; 4; 2)); VALUE(MID([.C95]; 1; 2)))" office:value-type="date" office:date-value="2013-12-12" calcext:value-type="date">
            <text:p>12/12/13</text:p>
          </table:table-cell>
          <table:table-cell office:value-type="string" calcext:value-type="string">
            <text:p>  Dubravka Šuica <text:s/>(PPE), <text:s/>napisan. − Pozdravljam inicijativu kojom će Mayotte promijeniti status iz prekomorske zemlje ili područja u najudaljeniju regiju ili područje, te primjenu prava EU-a na Mayotte od 1. siječnja 2014. S obzirom na specifično društveno, okolišno i gospodarsko stanje na Mayotteu potrebno je poduzeti određene mjere kojima bi se to stanje prilagodilo standardima Europske Unije, no slažem se da taj proces prilagodbe treba teći postupno. </text:p>
          </table:table-cell>
        </table:table-row>
        <table:table-row table:style-name="ro1">
          <table:table-cell office:value-type="string" calcext:value-type="string">
            <text:p>http://www.europarl.europa.eu/sides/getDoc.do?pubRef=-//EP//TEXT+CRE+20131212+ITEM-014-10+DOC+XML+V0//EN&amp;amp;language=EN&amp;amp;query=INTERV&amp;amp;detail=4-294-019</text:p>
          </table:table-cell>
          <table:table-cell office:value-type="string" calcext:value-type="string">
            <text:p><text:s/>European Maritime and Fisheries Fund (A7-0282/2013 - Alain Cadec) </text:p>
          </table:table-cell>
          <table:table-cell office:value-type="string" calcext:value-type="string">
            <text:p>12-12-2013</text:p>
          </table:table-cell>
          <table:table-cell table:formula="of:=DATE(VALUE(MID([.C96]; 7; 4)); VALUE(MID([.C96]; 4; 2)); VALUE(MID([.C96]; 1; 2)))" office:value-type="date" office:date-value="2013-12-12" calcext:value-type="date">
            <text:p>12/12/13</text:p>
          </table:table-cell>
          <table:table-cell office:value-type="string" calcext:value-type="string">
            <text:p>  Dubravka Šuica <text:s/>(PPE), <text:s/>napisan. − Ova direktiva je svakako dobrodošla jer velika većina članica EU-a ima sektor ribarstva. U taj sektor, kao i u ostale, treba ulagati radi poboljšanja životnog standarda onih koji ovise o ribolovu, i to jamčenjem boljih radnih uvjeta za ribare, ulaganjem u luke, obnovom ribarske flote, te time ujedno pridonijeti i konkurentnosti. </text:p>
          </table:table-cell>
        </table:table-row>
        <table:table-row table:style-name="ro1">
          <table:table-cell office:value-type="string" calcext:value-type="string">
            <text:p>http://www.europarl.europa.eu/sides/getDoc.do?pubRef=-//EP//TEXT+CRE+20131212+ITEM-014-11+DOC+XML+V0//EN&amp;amp;language=EN&amp;amp;query=INTERV&amp;amp;detail=4-309-500</text:p>
          </table:table-cell>
          <table:table-cell office:value-type="string" calcext:value-type="string">
            <text:p><text:s/>Union action for the 'European Capitals of Culture' for the years 2020 to 2033 (A7-0226/2013 - Marco Scurria) </text:p>
          </table:table-cell>
          <table:table-cell office:value-type="string" calcext:value-type="string">
            <text:p>12-12-2013</text:p>
          </table:table-cell>
          <table:table-cell table:formula="of:=DATE(VALUE(MID([.C97]; 7; 4)); VALUE(MID([.C97]; 4; 2)); VALUE(MID([.C97]; 1; 2)))" office:value-type="date" office:date-value="2013-12-12" calcext:value-type="date">
            <text:p>12/12/13</text:p>
          </table:table-cell>
          <table:table-cell office:value-type="string" calcext:value-type="string">
            <text:p>  Dubravka Šuica <text:s/>(PPE), <text:s/>napisan. − Smatram da projekt koji datira iz 1985. godine i pri tom je sve ove godine zadržao ugled i pokazao se kao najcjenjenija kulturna inicijativa u Europi treba pozdraviti i podržati daljnji rad s ciljem osnaživanja kulturnih i gospodarskih veza gradova Europske unije. </text:p>
          </table:table-cell>
        </table:table-row>
        <table:table-row table:style-name="ro1">
          <table:table-cell office:value-type="string" calcext:value-type="string">
            <text:p>http://www.europarl.europa.eu/sides/getDoc.do?pubRef=-//EP//TEXT+CRE+20131212+ITEM-014-15+DOC+XML+V0//EN&amp;amp;language=EN&amp;amp;query=INTERV&amp;amp;detail=4-343-500</text:p>
          </table:table-cell>
          <table:table-cell office:value-type="string" calcext:value-type="string">
            <text:p><text:s/>Progress made in the implementation of national Roma integration strategies (B7-0555/2013) </text:p>
          </table:table-cell>
          <table:table-cell office:value-type="string" calcext:value-type="string">
            <text:p>12-12-2013</text:p>
          </table:table-cell>
          <table:table-cell table:formula="of:=DATE(VALUE(MID([.C98]; 7; 4)); VALUE(MID([.C98]; 4; 2)); VALUE(MID([.C98]; 1; 2)))" office:value-type="date" office:date-value="2013-12-12" calcext:value-type="date">
            <text:p>12/12/13</text:p>
          </table:table-cell>
          <table:table-cell office:value-type="string" calcext:value-type="string">
            <text:p>  Dubravka Šuica <text:s/>(PPE), <text:s/>napisan. − Činjenica je kako su danas Romi, u odnosu na ostalo stanovništvo, diskriminirani diljem Europe. Antiromski stav i dalje prevladava u svakodnevnom diskursu. Stajališta sam da se Romima moraju omogućiti prava koja trebaju uživati kao ljudska bića, ponajprije socioekonomska prava, prava kretanja i prava na edukaciju. Jednom rječju, pravo na jednakost! </text:p>
          </table:table-cell>
        </table:table-row>
        <table:table-row table:style-name="ro1">
          <table:table-cell office:value-type="string" calcext:value-type="string">
            <text:p>http://www.europarl.europa.eu/sides/getDoc.do?pubRef=-//EP//TEXT+CRE+20131212+ITEM-014-16+DOC+XML+V0//EN&amp;amp;language=EN&amp;amp;query=INTERV&amp;amp;detail=4-362-500</text:p>
          </table:table-cell>
          <table:table-cell office:value-type="string" calcext:value-type="string">
            <text:p><text:s/>Outcome of the Vilnius Summit and the future of the Eastern Partnership, in particular as regards Ukraine (RCB7-0557/2013, B7-0557/2013, B7-0558/2013, B7-0559/2013, B7-0564/2013, B7-0567/2013, B7-0568/2013, B7-0569/2013) </text:p>
          </table:table-cell>
          <table:table-cell office:value-type="string" calcext:value-type="string">
            <text:p>12-12-2013</text:p>
          </table:table-cell>
          <table:table-cell table:formula="of:=DATE(VALUE(MID([.C99]; 7; 4)); VALUE(MID([.C99]; 4; 2)); VALUE(MID([.C99]; 1; 2)))" office:value-type="date" office:date-value="2013-12-12" calcext:value-type="date">
            <text:p>12/12/13</text:p>
          </table:table-cell>
          <table:table-cell office:value-type="string" calcext:value-type="string">
            <text:p>  Dubravka Šuica <text:s/>(PPE), <text:s/>napisan. − Smatram da je Ukrajini mjesto u Europskoj Uniji i izražavam želju da bilateralni odnosi pravca Brussels – Kijev budu kanalizirani u smjeru poštovanja volje naroda. Ta volja je svakako izražena prosvjedima na Trgu neovisnosti. Suradnja ukrajinskih vlasti i Europske Unije mora biti još bolja kako bi izašli na vidjelo rezultati dosad već uloženih napora. </text:p>
          </table:table-cell>
        </table:table-row>
        <table:table-row table:style-name="ro1">
          <table:table-cell office:value-type="string" calcext:value-type="string">
            <text:p>http://www.europarl.europa.eu/sides/getDoc.do?pubRef=-//EP//TEXT+CRE+20131212+ITEM-014-17+DOC+XML+V0//EN&amp;amp;language=EN&amp;amp;query=INTERV&amp;amp;detail=4-373-500</text:p>
          </table:table-cell>
          <table:table-cell office:value-type="string" calcext:value-type="string">
            <text:p><text:s/>2013 progress report on Albania (B7-0556/2013) </text:p>
          </table:table-cell>
          <table:table-cell office:value-type="string" calcext:value-type="string">
            <text:p>12-12-2013</text:p>
          </table:table-cell>
          <table:table-cell table:formula="of:=DATE(VALUE(MID([.C100]; 7; 4)); VALUE(MID([.C100]; 4; 2)); VALUE(MID([.C100]; 1; 2)))" office:value-type="date" office:date-value="2013-12-12" calcext:value-type="date">
            <text:p>12/12/13</text:p>
          </table:table-cell>
          <table:table-cell office:value-type="string" calcext:value-type="string">
            <text:p>  Dubravka Šuica <text:s/>(PPE), <text:s/>napisan. − Činjenica da sve više zemalja izražava želju za pristupanje europskim integracijama me veoma veseli. Osim časti, to podrazumijeva u nekim zemljama i radikalne promjene vezane uz sve segmente političkog, društvenog i socijalnog života, što je jako pohvalno. Današnje tekovine demokracije najbolje predstavlja Europska Unija i težiti njima je jednako kao težiti jačanju ljudskih, političkih i socijalnih prava te jačanju mira i sigurnosti. </text:p>
          </table:table-cell>
        </table:table-row>
        <table:table-row table:style-name="ro1">
          <table:table-cell office:value-type="string" calcext:value-type="string">
            <text:p>http://www.europarl.europa.eu/sides/getDoc.do?pubRef=-//EP//TEXT+CRE+20131212+ITEM-014-18+DOC+XML+V0//EN&amp;amp;language=EN&amp;amp;query=INTERV&amp;amp;detail=4-385-500</text:p>
          </table:table-cell>
          <table:table-cell office:value-type="string" calcext:value-type="string">
            <text:p><text:s/>Preparations for the European Council meeting (19 - 20 December 2013) (B7-0560/2013, B7-0565/2013, B7-0566/2013, B7-0584/2013) </text:p>
          </table:table-cell>
          <table:table-cell office:value-type="string" calcext:value-type="string">
            <text:p>12-12-2013</text:p>
          </table:table-cell>
          <table:table-cell table:formula="of:=DATE(VALUE(MID([.C101]; 7; 4)); VALUE(MID([.C101]; 4; 2)); VALUE(MID([.C101]; 1; 2)))" office:value-type="date" office:date-value="2013-12-12" calcext:value-type="date">
            <text:p>12/12/13</text:p>
          </table:table-cell>
          <table:table-cell office:value-type="string" calcext:value-type="string">
            <text:p>  Dubravka Šuica <text:s/>(PPE), <text:s/>napisan. − Ne trebam podsjećati da je jedan od primarnih ciljeva Europske Unije promicanje mira, europskih vrijednosti te dobrobiti njenih naroda. Vjerujem da zajednička sigurnosna i obrambena politika služi tim ciljevima, zbog toga bi se obrani trebala dati pažnja koju zaslužuje. </text:p>
          </table:table-cell>
        </table:table-row>
        <table:table-row table:style-name="ro1">
          <table:table-cell office:value-type="string" calcext:value-type="string">
            <text:p>http://www.europarl.europa.eu/sides/getDoc.do?pubRef=-//EP//TEXT+CRE+20131212+ITEM-014-19+DOC+XML+V0//EN&amp;amp;language=EN&amp;amp;query=INTERV&amp;amp;detail=4-398-750</text:p>
          </table:table-cell>
          <table:table-cell office:value-type="string" calcext:value-type="string">
            <text:p><text:s/>Constitutional problems of a multitier governance in the EU (A7-0372/2013 - Roberto Gualtieri, Rafał Trzaskowski) </text:p>
          </table:table-cell>
          <table:table-cell office:value-type="string" calcext:value-type="string">
            <text:p>12-12-2013</text:p>
          </table:table-cell>
          <table:table-cell table:formula="of:=DATE(VALUE(MID([.C102]; 7; 4)); VALUE(MID([.C102]; 4; 2)); VALUE(MID([.C102]; 1; 2)))" office:value-type="date" office:date-value="2013-12-12" calcext:value-type="date">
            <text:p>12/12/13</text:p>
          </table:table-cell>
          <table:table-cell office:value-type="string" calcext:value-type="string">
            <text:p>  Dubravka Šuica <text:s/>(PPE), <text:s/>napisan. − Podržavam ovo izvješće jer nalaže napredak u pogledu demokracije i zakonitosti rada institucija EU-a, dok se u isto vrijeme odražava konzistentnost i dinamičnost europske strukture. S obzirom da je podjela vlasti jedan od temelja legitimiteta i demokracije, zalažem se za jasne okvire i ovlasti institucija EU-a. Smatram da je ključno uvođenje reda i strukturirane politike Unije kako bi se osiguralo s jedne strane efektivnost poduzetih mjera i akcija te s druge strane poštovalo demokratsko funkcioniranje Europske integracije. </text:p>
          </table:table-cell>
        </table:table-row>
        <table:table-row table:style-name="ro1">
          <table:table-cell office:value-type="string" calcext:value-type="string">
            <text:p>http://www.europarl.europa.eu/sides/getDoc.do?pubRef=-//EP//TEXT+CRE+20131212+ITEM-014-20+DOC+XML+V0//EN&amp;amp;language=EN&amp;amp;query=INTERV&amp;amp;detail=4-412-875</text:p>
          </table:table-cell>
          <table:table-cell office:value-type="string" calcext:value-type="string">
            <text:p><text:s/>Relations between the European Parliament and the institutions representing the national governments (A7-0336/2013 - Alain Lamassoure) </text:p>
          </table:table-cell>
          <table:table-cell office:value-type="string" calcext:value-type="string">
            <text:p>12-12-2013</text:p>
          </table:table-cell>
          <table:table-cell table:formula="of:=DATE(VALUE(MID([.C103]; 7; 4)); VALUE(MID([.C103]; 4; 2)); VALUE(MID([.C103]; 1; 2)))" office:value-type="date" office:date-value="2013-12-12" calcext:value-type="date">
            <text:p>12/12/13</text:p>
          </table:table-cell>
          <table:table-cell office:value-type="string" calcext:value-type="string">
            <text:p>  Dubravka Šuica <text:s/>(PPE), <text:s/>napisan. − Europsko vijeće Uniji daje potreban poticaj za njezin razvoj te utvrđuje opće političke smjernice i prioritete tog razvoja. Stoga, smatram da je potrebno učvrstiti radne odnose između Vijeća i Parlamenta. Međutim, ističem da Vijeće nema zakonodavnu funkciju, za razliku od Parlamenta, te da Parlament mora biti upoznat s njegovim aktivnostima kako bi se ostvarila jedna vrsta posredne kontrole i važnosti zajedničke komunikacije i suradnje. </text:p>
          </table:table-cell>
        </table:table-row>
        <table:table-row table:style-name="ro1">
          <table:table-cell office:value-type="string" calcext:value-type="string">
            <text:p>http://www.europarl.europa.eu/sides/getDoc.do?pubRef=-//EP//TEXT+CRE+20131212+ITEM-014-21+DOC+XML+V0//EN&amp;amp;language=EN&amp;amp;query=INTERV&amp;amp;detail=4-426-500</text:p>
          </table:table-cell>
          <table:table-cell office:value-type="string" calcext:value-type="string">
            <text:p><text:s/>Green infrastructure policy (B7-0549/2013) </text:p>
          </table:table-cell>
          <table:table-cell office:value-type="string" calcext:value-type="string">
            <text:p>12-12-2013</text:p>
          </table:table-cell>
          <table:table-cell table:formula="of:=DATE(VALUE(MID([.C104]; 7; 4)); VALUE(MID([.C104]; 4; 2)); VALUE(MID([.C104]; 1; 2)))" office:value-type="date" office:date-value="2013-12-12" calcext:value-type="date">
            <text:p>12/12/13</text:p>
          </table:table-cell>
          <table:table-cell office:value-type="string" calcext:value-type="string">
            <text:p>  Dubravka Šuica <text:s/>(PPE), <text:s/>napisan. − Zelena infrastruktura je vrlo odgovoran mehanizam, a posebno je važna u gradovima gdje uvelike doprinosi kvaliteti zraka i stvaranju rekreacijskih zona. Osim navedenog, bitno doprinosi ostvarenju ključnih političkih ciljeva EU-a, a to su povećanje zaposlenosti i otvaranje novih radnih mjesta, ekonomske povlastice te biološkoj raznovrsnosti. Stoga, treba promovirati razvoj zelene infrastrukture te ohrabriti projekte unutar postojećih zakonskih okvira i financijskih instrumenata. </text:p>
          </table:table-cell>
        </table:table-row>
        <table:table-row table:style-name="ro1">
          <table:table-cell office:value-type="string" calcext:value-type="string">
            <text:p>http://www.europarl.europa.eu/sides/getDoc.do?pubRef=-//EP//TEXT+CRE+20131212+ITEM-014-23+DOC+XML+V0//EN&amp;amp;language=EN&amp;amp;query=INTERV&amp;amp;detail=4-456-500</text:p>
          </table:table-cell>
          <table:table-cell office:value-type="string" calcext:value-type="string">
            <text:p><text:s/>Call for a measurable and tangible commitment against tax evasion and tax avoidance in the EU (B7-0550/2013, B7-0551/2013, B7-0552/2013) </text:p>
          </table:table-cell>
          <table:table-cell office:value-type="string" calcext:value-type="string">
            <text:p>12-12-2013</text:p>
          </table:table-cell>
          <table:table-cell table:formula="of:=DATE(VALUE(MID([.C105]; 7; 4)); VALUE(MID([.C105]; 4; 2)); VALUE(MID([.C105]; 1; 2)))" office:value-type="date" office:date-value="2013-12-12" calcext:value-type="date">
            <text:p>12/12/13</text:p>
          </table:table-cell>
          <table:table-cell office:value-type="string" calcext:value-type="string">
            <text:p>  Dubravka Šuica <text:s/>(PPE), <text:s/>in writing. − I am pleased to see this motion for a resolution on the call for a measurable and binding commitment against tax evasion and tax avoidance in the EU, principally because anything that will help create more efficient and effective tax collection at a national or EU level will be beneficial. We were all affected by the recent economic crisis when a systemic error by one country caused a collapse in countless others. This global domino effect shows us the need for a binding commitment at both global and national level. Such a commitment needs to include more transparent exchange of information in the field of taxation. Accordingly, transparency in information exchange will help countries combat tax evasion, tax fraud and tax havens more efficiently. This proposal also urges Member States to cooperate with the Commission and the ECB on improving laws and regulations on taxation. This will help Member States revise bilateral agreements on tax matters, help them be more cautious and help them combat tax fraud and tax evasion more assertively and effectively.</text:p>
          </table:table-cell>
        </table:table-row>
        <table:table-row table:style-name="ro1">
          <table:table-cell office:value-type="string" calcext:value-type="string">
            <text:p>http://www.europarl.europa.eu/sides/getDoc.do?pubRef=-//EP//TEXT+CRE+20140113+ITEM-016+DOC+XML+V0//EN&amp;amp;language=EN&amp;amp;query=INTERV&amp;amp;detail=1-049-000</text:p>
          </table:table-cell>
          <table:table-cell office:value-type="string" calcext:value-type="string">
            <text:p><text:s/>CO2 emissions from new light commercial vehicles (debate) </text:p>
          </table:table-cell>
          <table:table-cell office:value-type="string" calcext:value-type="string">
            <text:p>13-01-2014</text:p>
          </table:table-cell>
          <table:table-cell table:formula="of:=DATE(VALUE(MID([.C106]; 7; 4)); VALUE(MID([.C106]; 4; 2)); VALUE(MID([.C106]; 1; 2)))" office:value-type="date" office:date-value="2014-01-13" calcext:value-type="date">
            <text:p>01/13/14</text:p>
          </table:table-cell>
          <table:table-cell office:value-type="string" calcext:value-type="string">
            <text:p>  Dubravka Šuica <text:s/>(PPE). - <text:s/>Gospođo predsjedavajuća, već smo čuli da se radi o tehničkoj temi, ali ujedno i vrlo složenoj temi. Činjenica je da je postignut kompromis s Vijećem i Komisijom i pozdravljam takav kompromis. Iako sam članica odbora ENVI i trebala bih više biti na strani zaštite okoliša, međutim znamo u kojem vremenu živimo i radi se o pobjedi razuma. </text:p>
          </table:table-cell>
        </table:table-row>
        <table:table-row table:style-name="ro1">
          <table:table-cell office:value-type="string" calcext:value-type="string">
            <text:p>http://www.europarl.europa.eu/sides/getDoc.do?pubRef=-//EP//TEXT+CRE+20140113+ITEM-017+DOC+XML+V0//EN&amp;amp;language=EN&amp;amp;query=INTERV&amp;amp;detail=1-082-000</text:p>
          </table:table-cell>
          <table:table-cell office:value-type="string" calcext:value-type="string">
            <text:p><text:s/>Carbon capture and storage technology (debate) </text:p>
          </table:table-cell>
          <table:table-cell office:value-type="string" calcext:value-type="string">
            <text:p>13-01-2014</text:p>
          </table:table-cell>
          <table:table-cell table:formula="of:=DATE(VALUE(MID([.C107]; 7; 4)); VALUE(MID([.C107]; 4; 2)); VALUE(MID([.C107]; 1; 2)))" office:value-type="date" office:date-value="2014-01-13" calcext:value-type="date">
            <text:p>01/13/14</text:p>
          </table:table-cell>
          <table:table-cell office:value-type="string" calcext:value-type="string">
            <text:p>  Dubravka Šuica <text:s/>(PPE). - <text:s/>Gospodine predsjedavajući, želim poduprijeti ovo izvješće jer smatram da je vrlo važno nalaziti rješenja za brigu za okoliš i ukoliko se dokaže da je ova tehnologija sigurna, do 2020. godine mogla bi postati i komercijalno isplativa. Kad nema drugih izvora, tada se može koristiti ova tehnologija. </text:p>
          </table:table-cell>
        </table:table-row>
        <table:table-row table:style-name="ro1">
          <table:table-cell office:value-type="string" calcext:value-type="string">
            <text:p>http://www.europarl.europa.eu/sides/getDoc.do?pubRef=-//EP//TEXT+CRE+20140114+ITEM-003+DOC+XML+V0//EN&amp;amp;language=EN&amp;amp;query=INTERV&amp;amp;detail=2-023-000</text:p>
          </table:table-cell>
          <table:table-cell office:value-type="string" calcext:value-type="string">
            <text:p><text:s/>Review of the Lithuanian Presidency (debate) </text:p>
          </table:table-cell>
          <table:table-cell office:value-type="string" calcext:value-type="string">
            <text:p>14-01-2014</text:p>
          </table:table-cell>
          <table:table-cell table:formula="of:=DATE(VALUE(MID([.C108]; 7; 4)); VALUE(MID([.C108]; 4; 2)); VALUE(MID([.C108]; 1; 2)))" office:value-type="date" office:date-value="2014-01-14" calcext:value-type="date">
            <text:p>01/14/14</text:p>
          </table:table-cell>
          <table:table-cell office:value-type="string" calcext:value-type="string">
            <text:p>  Dubravka Šuica <text:s/>(PPE). - <text:s text:c="2"/>Poštovani g. predsjedavajući; gospođo predsjednice, imali ste vrlo težak i izazovan zadatak koji je ne samo tehničke prirode bio nego i političke prirode. Postignuti su izvrsni rezultati, ne samo u količini, kao što ste i sami rekli, nego je poznata i energija koju je litavsko predsjedništvo uložilo u ovaj šestomjesečni mandat. Uspjeli ste se izboriti protiv nekih uskogrudnih sebičnih politika, a na samom početku postavili ste jedan vrlo ambiciozan program koji se odnosio na energetsku sigurnost, na financijsku stabilnost, na smanjenje nezaposlenosti i na stalno promicanje gospodarskog rasta. Vjerujem osobno da ste u tome uspjeli.</text:p>
          </table:table-cell>
        </table:table-row>
        <table:table-row table:style-name="ro1">
          <table:table-cell office:value-type="string" calcext:value-type="string">
            <text:p>http://www.europarl.europa.eu/sides/getDoc.do?pubRef=-//EP//TEXT+CRE+20140114+ITEM-006-02+DOC+XML+V0//EN&amp;amp;language=EN&amp;amp;query=INTERV&amp;amp;detail=2-160-500</text:p>
          </table:table-cell>
          <table:table-cell office:value-type="string" calcext:value-type="string">
            <text:p><text:s/>Smart specialisation: networking excellence for a sound Cohesion Policy (A7-0462/2013 - Hermann Winkler) </text:p>
          </table:table-cell>
          <table:table-cell office:value-type="string" calcext:value-type="string">
            <text:p>14-01-2014</text:p>
          </table:table-cell>
          <table:table-cell table:formula="of:=DATE(VALUE(MID([.C109]; 7; 4)); VALUE(MID([.C109]; 4; 2)); VALUE(MID([.C109]; 1; 2)))" office:value-type="date" office:date-value="2014-01-14" calcext:value-type="date">
            <text:p>01/14/14</text:p>
          </table:table-cell>
          <table:table-cell office:value-type="string" calcext:value-type="string">
            <text:p>  Dubravka Šuica <text:s/>(PPE), <text:s/>napisan. − Pozdravljam strategiju pametne specijalizacije iz razloga što se u današnje vrijeme gospodarske, financijske i socijalne krize javlja potreba za većom inovativnošću kao i za stvaranjem održivog gospodarskog rasta. Imajući na umu da se regije u Hrvatskoj znatno razlikuju prema stupnju razvoja i imaju različite slabosti i prednosti, ova strategija omogućava da svaka regija samostalno odabere svoje aktivnosti na temelju prioriteta koje sama definira s naglaskom na jačanju regionalnih obilježja, potencijala i konkurentnih prednosti. </text:p>
          </table:table-cell>
        </table:table-row>
        <table:table-row table:style-name="ro1">
          <table:table-cell office:value-type="string" calcext:value-type="string">
            <text:p>http://www.europarl.europa.eu/sides/getDoc.do?pubRef=-//EP//TEXT+CRE+20140114+ITEM-006-05+DOC+XML+V0//EN&amp;amp;language=EN&amp;amp;query=INTERV&amp;amp;detail=2-212-000</text:p>
          </table:table-cell>
          <table:table-cell office:value-type="string" calcext:value-type="string">
            <text:p><text:s/>Consumer programme 2014-2020 (A7-0214/2012 - Robert Rochefort) </text:p>
          </table:table-cell>
          <table:table-cell office:value-type="string" calcext:value-type="string">
            <text:p>14-01-2014</text:p>
          </table:table-cell>
          <table:table-cell table:formula="of:=DATE(VALUE(MID([.C110]; 7; 4)); VALUE(MID([.C110]; 4; 2)); VALUE(MID([.C110]; 1; 2)))" office:value-type="date" office:date-value="2014-01-14" calcext:value-type="date">
            <text:p>01/14/14</text:p>
          </table:table-cell>
          <table:table-cell office:value-type="string" calcext:value-type="string">
            <text:p>  Dubravka Šuica <text:s/>(PPE). - <text:s text:c="2"/>Gospodine predsjedavajući, želim pozdraviti ovaj prijedlog budući da se njime uspostavlja strateški okvir za financiranje potrošačke politike u sljedećih šest godina, potrošačima se omogućuje bolja zaštita njihovih prava, informirani su o mogućnostima i načinima njihove zaštite. Ujedno se iskorištavaju prednosti jedinstvenog tržišta. Ako jedinstveno tržište dobro funkcionira, raste povjerenje potrošača u prekogranične transakcije i imat će pozitivan učinak na tržišno natjecanje i na korist svih građana Europske unije pa tako i Hrvatske, koja se tek našla pred izazovima i prednostima koje sa sobom takvo tržište donosi. Potrošači moraju imati povjerenje u kvalitetu robe i usluga na tržištu Europske unije, ali i u nadzor samog tržišta. Ipak, predloženi budžet od samo 197 milijuna eura je prilično skroman pa bi trebalo razmisliti o njegovom povećanju želimo li zaista provesti ciljeve navedene u ovome programu.</text:p>
          </table:table-cell>
        </table:table-row>
        <table:table-row table:style-name="ro1">
          <table:table-cell office:value-type="string" calcext:value-type="string">
            <text:p>http://www.europarl.europa.eu/sides/getDoc.do?pubRef=-//EP//TEXT+CRE+20140114+ITEM-006-06+DOC+XML+V0//EN&amp;amp;language=EN&amp;amp;query=INTERV&amp;amp;detail=2-252-500</text:p>
          </table:table-cell>
          <table:table-cell office:value-type="string" calcext:value-type="string">
            <text:p><text:s/>Community tariff quotas for high-quality beef, and for pigmeat, poultrymeat, wheat and meslin, and brans, sharps and other residues (A7-0212/2012 - Vital Moreira) </text:p>
          </table:table-cell>
          <table:table-cell office:value-type="string" calcext:value-type="string">
            <text:p>14-01-2014</text:p>
          </table:table-cell>
          <table:table-cell table:formula="of:=DATE(VALUE(MID([.C111]; 7; 4)); VALUE(MID([.C111]; 4; 2)); VALUE(MID([.C111]; 1; 2)))" office:value-type="date" office:date-value="2014-01-14" calcext:value-type="date">
            <text:p>01/14/14</text:p>
          </table:table-cell>
          <table:table-cell office:value-type="string" calcext:value-type="string">
            <text:p>  Dubravka Šuica <text:s/>(PPE), <text:s/>napisan. − Ovo pravno pitanje, predloženo od strane g. Moreirae kao izvjestitelja, odnosi se na prijedlog Europskog parlamenta i Vijeća o izmjenama i dopunama Uredbe Vijeća koji dopunama i izmjenama omogućuje administraciji uvođenje određenih carinskih kvota Zajednice za visokokvalitetnu govedinu te za svinjetinu, meso, perad, pšenicu i suražicu, mekinje, posije i druge ostatke. Pozdravljam prijedlog kojim Komisija mora osigurati punu informiranost i dokumentiranost svih konzultiranja s nacionalnim stručnjacima u okviru svog rada na pripremi i provedbi delegiranih akata.</text:p>
          </table:table-cell>
        </table:table-row>
        <table:table-row table:style-name="ro1">
          <table:table-cell office:value-type="string" calcext:value-type="string">
            <text:p>http://www.europarl.europa.eu/sides/getDoc.do?pubRef=-//EP//TEXT+CRE+20140114+ITEM-006-07+DOC+XML+V0//EN&amp;amp;language=EN&amp;amp;query=INTERV&amp;amp;detail=2-265-500</text:p>
          </table:table-cell>
          <table:table-cell office:value-type="string" calcext:value-type="string">
            <text:p><text:s/>Imports of olive oil and other agricultural products from Turkey (A7-0209/2012 - Vital Moreira) </text:p>
          </table:table-cell>
          <table:table-cell office:value-type="string" calcext:value-type="string">
            <text:p>14-01-2014</text:p>
          </table:table-cell>
          <table:table-cell table:formula="of:=DATE(VALUE(MID([.C112]; 7; 4)); VALUE(MID([.C112]; 4; 2)); VALUE(MID([.C112]; 1; 2)))" office:value-type="date" office:date-value="2014-01-14" calcext:value-type="date">
            <text:p>01/14/14</text:p>
          </table:table-cell>
          <table:table-cell office:value-type="string" calcext:value-type="string">
            <text:p>  Dubravka Šuica <text:s/>(PPE), <text:s/>napisan. − Europska unija već dugo je suočena s problemom demokratskog deficita, te demokratskog legitimiteta koji je posebno vidljiv još od Ugovora iz Maastrichta. Člankom 290. Ugovora o funkcioniranju Europske unije predviđeno je da se zakonodavnim aktom Komisiji može delegirati ovlast za donošenje nezakonodavnih akata radi dopune ili izmjene elemenata zakonodavnog akta. Upravo se ovim izmjenama omogućuje ostvarenje članka 290. kojima se Komisiji delegiraju ovlasti potrebne za izmjenu. U tom postupku, Komisija bi trebala surađivati kako s nacionalnim stručnjacima, tako i s Europskim parlamentom, omogućujući mu uvjete za nadzor takvih delegiranih akata. </text:p>
          </table:table-cell>
        </table:table-row>
        <table:table-row table:style-name="ro1">
          <table:table-cell office:value-type="string" calcext:value-type="string">
            <text:p>http://www.europarl.europa.eu/sides/getDoc.do?pubRef=-//EP//TEXT+CRE+20140114+ITEM-006-10+DOC+XML+V0//EN&amp;amp;language=EN&amp;amp;query=INTERV&amp;amp;detail=2-337-500</text:p>
          </table:table-cell>
          <table:table-cell office:value-type="string" calcext:value-type="string">
            <text:p><text:s/>eHealth Action Plan 2012-2020 (A7-0443/2013 - Pilar Ayuso) </text:p>
          </table:table-cell>
          <table:table-cell office:value-type="string" calcext:value-type="string">
            <text:p>14-01-2014</text:p>
          </table:table-cell>
          <table:table-cell table:formula="of:=DATE(VALUE(MID([.C113]; 7; 4)); VALUE(MID([.C113]; 4; 2)); VALUE(MID([.C113]; 1; 2)))" office:value-type="date" office:date-value="2014-01-14" calcext:value-type="date">
            <text:p>01/14/14</text:p>
          </table:table-cell>
          <table:table-cell office:value-type="string" calcext:value-type="string">
            <text:p>  Dubravka Šuica <text:s/>(PPE), <text:s/>napisan. − Pozdravljam akcijski plan za e-zdravlje 2012. – 2020. koji donošenjem novih mjera uvelike pridonosi poboljšanju pristupa zdravstvenih usluga, smanjuje zdravstvene troškove te osigurava jednakost građana unutar Hrvatske, a u konačnici unutar Europske Unije. Gospodarska kriza je zdravstveni sustav dovela u izuzetno loše stanje i svjedoci smo bolnih rezova u zdravstvenoj skrbi koja predstavlja temeljno ljudsko pravo. </text:p>
          </table:table-cell>
        </table:table-row>
        <table:table-row table:style-name="ro1">
          <table:table-cell office:value-type="string" calcext:value-type="string">
            <text:p>http://www.europarl.europa.eu/sides/getDoc.do?pubRef=-//EP//TEXT+CRE+20140114+ITEM-006-11+DOC+XML+V0//EN&amp;amp;language=EN&amp;amp;query=INTERV&amp;amp;detail=2-350-000</text:p>
          </table:table-cell>
          <table:table-cell office:value-type="string" calcext:value-type="string">
            <text:p><text:s/>Food crisis, fraud in the food chain and the control thereof (A7-0434/2013 - Esther de Lange) </text:p>
          </table:table-cell>
          <table:table-cell office:value-type="string" calcext:value-type="string">
            <text:p>14-01-2014</text:p>
          </table:table-cell>
          <table:table-cell table:formula="of:=DATE(VALUE(MID([.C114]; 7; 4)); VALUE(MID([.C114]; 4; 2)); VALUE(MID([.C114]; 1; 2)))" office:value-type="date" office:date-value="2014-01-14" calcext:value-type="date">
            <text:p>01/14/14</text:p>
          </table:table-cell>
          <table:table-cell office:value-type="string" calcext:value-type="string">
            <text:p>  Dubravka Šuica <text:s/>(PPE). - <text:s/>Gospodine predsjedavajući, posljednjih godina mogli smo svjedočiti raznim prevarama u prehrambenoj industriji pa tako i nedavnim događajima kada smo svjedočili skandalu s konjskim mesom, što je bio jasni pokazatelj da postoji problem u strukturi i organizaciji u prehrambenoj industriji unutar Europske unije.</text:p>
          </table:table-cell>
        </table:table-row>
        <table:table-row table:style-name="ro1">
          <table:table-cell office:value-type="string" calcext:value-type="string">
            <text:p>http://www.europarl.europa.eu/sides/getDoc.do?pubRef=-//EP//TEXT+CRE+20140114+ITEM-006-12+DOC+XML+V0//EN&amp;amp;language=EN&amp;amp;query=INTERV&amp;amp;detail=2-385-000</text:p>
          </table:table-cell>
          <table:table-cell office:value-type="string" calcext:value-type="string">
            <text:p><text:s/>Effective labour inspections as a strategy to improve working conditions (A7-0458/2013 - Jutta Steinruck) </text:p>
          </table:table-cell>
          <table:table-cell office:value-type="string" calcext:value-type="string">
            <text:p>14-01-2014</text:p>
          </table:table-cell>
          <table:table-cell table:formula="of:=DATE(VALUE(MID([.C115]; 7; 4)); VALUE(MID([.C115]; 4; 2)); VALUE(MID([.C115]; 1; 2)))" office:value-type="date" office:date-value="2014-01-14" calcext:value-type="date">
            <text:p>01/14/14</text:p>
          </table:table-cell>
          <table:table-cell office:value-type="string" calcext:value-type="string">
            <text:p>  Dubravka Šuica <text:s/>(PPE). - <text:s/>Gospodine predsjedavajući, pozdravljam ovu Rezoluciju budući da sam mišljenja kako učinkovite inspekcije rada, ako nisu mrtvo slovo na papiru, mogu uvelike pomoći stvaranju boljih radnih uvjeta radnika koji su u današnje vrijeme ugroženi. Nažalost,moram priznati kako, iako već postoji zakonodavstvo na razini država članica kojim se reguliraju ovakva pitanja, njegova provedba je u praksi često upitna.</text:p>
          </table:table-cell>
        </table:table-row>
        <table:table-row table:style-name="ro1">
          <table:table-cell office:value-type="string" calcext:value-type="string">
            <text:p>http://www.europarl.europa.eu/sides/getDoc.do?pubRef=-//EP//TEXT+CRE+20140114+ITEM-006-13+DOC+XML+V0//EN&amp;amp;language=EN&amp;amp;query=INTERV&amp;amp;detail=2-415-000</text:p>
          </table:table-cell>
          <table:table-cell office:value-type="string" calcext:value-type="string">
            <text:p><text:s/>Financial participation of employees in companies' proceeds (A7-0465/2013 - Phil Bennion) </text:p>
          </table:table-cell>
          <table:table-cell office:value-type="string" calcext:value-type="string">
            <text:p>14-01-2014</text:p>
          </table:table-cell>
          <table:table-cell table:formula="of:=DATE(VALUE(MID([.C116]; 7; 4)); VALUE(MID([.C116]; 4; 2)); VALUE(MID([.C116]; 1; 2)))" office:value-type="date" office:date-value="2014-01-14" calcext:value-type="date">
            <text:p>01/14/14</text:p>
          </table:table-cell>
          <table:table-cell office:value-type="string" calcext:value-type="string">
            <text:p>  Dubravka Šuica <text:s/>(PPE). - <text:s/>Gospodine predsjedniče, za razvoj ovog programa zaposlenici trebaju biti što više uključeni u proces odlučivanja u tvrtkama u kojima su zaposleni, a to im osigurava prostor za osobni razvoj unutar same tvrtke, te samim time mogućnost da se razviju profesionalno što poslodavcima daje poticaj za više ulaganja u stručno usavršavanje zaposlenika.</text:p>
          </table:table-cell>
        </table:table-row>
        <table:table-row table:style-name="ro1">
          <table:table-cell office:value-type="string" calcext:value-type="string">
            <text:p>http://www.europarl.europa.eu/sides/getDoc.do?pubRef=-//EP//TEXT+CRE+20140114+ITEM-006-14+DOC+XML+V0//EN&amp;amp;language=EN&amp;amp;query=INTERV&amp;amp;detail=2-444-000</text:p>
          </table:table-cell>
          <table:table-cell office:value-type="string" calcext:value-type="string">
            <text:p><text:s/>Social protection for all, including self-employed workers (A7-0459/2013 - Vilija Blinkevičiūtė) </text:p>
          </table:table-cell>
          <table:table-cell office:value-type="string" calcext:value-type="string">
            <text:p>14-01-2014</text:p>
          </table:table-cell>
          <table:table-cell table:formula="of:=DATE(VALUE(MID([.C117]; 7; 4)); VALUE(MID([.C117]; 4; 2)); VALUE(MID([.C117]; 1; 2)))" office:value-type="date" office:date-value="2014-01-14" calcext:value-type="date">
            <text:p>01/14/14</text:p>
          </table:table-cell>
          <table:table-cell office:value-type="string" calcext:value-type="string">
            <text:p>  Dubravka Šuica <text:s/>(PPE), <text:s/>napisan. − Pravo na socijalnu zaštitu temeljno je pravo koje je došlo do izražaja u ovim turbulentnim vremenima kada u Hrvatskoj bez posla ostaje preko 600 osoba dnevno, a stopa nezaposlenost mladih je preko 52 %, čime se Hrvatska svrstala na visoko 3. mjesto ove neslavne ljestvice u EU-u. Europska unija je socijalna unija i mora učiniti sve kako bi spriječila da gospodarska kriza utječe na umanjivanje socijalnih prava koji su temelj socijalne sigurnosti. Samozapošljavanje u Hrvatskoj, kao i u ostalim zemljama članicama, mora biti prepoznato kao poželjan, novi oblik zapošljavanja, stvaranja radnih mjesta i smanjenja nezaposlenosti. </text:p>
          </table:table-cell>
        </table:table-row>
        <table:table-row table:style-name="ro1">
          <table:table-cell office:value-type="string" calcext:value-type="string">
            <text:p>http://www.europarl.europa.eu/sides/getDoc.do?pubRef=-//EP//TEXT+CRE+20140114+ITEM-006-14+DOC+XML+V0//EN&amp;amp;language=EN&amp;amp;query=INTERV&amp;amp;detail=2-458-875</text:p>
          </table:table-cell>
          <table:table-cell office:value-type="string" calcext:value-type="string">
            <text:p><text:s/>Social protection for all, including self-employed workers (A7-0459/2013 - Vilija Blinkevičiūtė) </text:p>
          </table:table-cell>
          <table:table-cell office:value-type="string" calcext:value-type="string">
            <text:p>14-01-2014</text:p>
          </table:table-cell>
          <table:table-cell table:formula="of:=DATE(VALUE(MID([.C118]; 7; 4)); VALUE(MID([.C118]; 4; 2)); VALUE(MID([.C118]; 1; 2)))" office:value-type="date" office:date-value="2014-01-14" calcext:value-type="date">
            <text:p>01/14/14</text:p>
          </table:table-cell>
          <table:table-cell office:value-type="string" calcext:value-type="string">
            <text:p>  Dubravka Šuica <text:s/>(PPE), <text:s/>napisan. − Pravo na socijalnu zaštitu temeljno je pravo koje je došlo do izražaja u ovim turbulentnim vremenima kada u Hrvatskoj bez posla ostaje preko 600 osoba dnevno, a stopa nezaposlenost mladih je preko 52 %, čime se Hrvatska svrstala na visoko 3. mjesto ove neslavne ljestvice u EU-u. Europska unija je socijalna unija i mora učiniti sve kako bi spriječila da gospodarska kriza utječe na umanjivanje socijalnih prava koji su temelj socijalne sigurnosti. Samozapošljavanje u Hrvatskoj, kao i u ostalim zemljama članicama, mora biti prepoznato kao poželjan, novi oblik zapošljavanja, stvaranja radnih mjesta i smanjenja nezaposlenosti. </text:p>
          </table:table-cell>
        </table:table-row>
        <table:table-row table:style-name="ro1">
          <table:table-cell office:value-type="string" calcext:value-type="string">
            <text:p>http://www.europarl.europa.eu/sides/getDoc.do?pubRef=-//EP//TEXT+CRE+20140114+ITEM-006-15+DOC+XML+V0//EN&amp;amp;language=EN&amp;amp;query=INTERV&amp;amp;detail=2-482-500</text:p>
          </table:table-cell>
          <table:table-cell office:value-type="string" calcext:value-type="string">
            <text:p><text:s/>New Cohesion Policy programming period (A7-0007/2014 - Derek Vaughan) </text:p>
          </table:table-cell>
          <table:table-cell office:value-type="string" calcext:value-type="string">
            <text:p>14-01-2014</text:p>
          </table:table-cell>
          <table:table-cell table:formula="of:=DATE(VALUE(MID([.C119]; 7; 4)); VALUE(MID([.C119]; 4; 2)); VALUE(MID([.C119]; 1; 2)))" office:value-type="date" office:date-value="2014-01-14" calcext:value-type="date">
            <text:p>01/14/14</text:p>
          </table:table-cell>
          <table:table-cell office:value-type="string" calcext:value-type="string">
            <text:p>  Dubravka Šuica <text:s/>(PPE), <text:s/>napisan. − U potpunosti se slažem s ovim programom jer vjerujem da može pomoći državama članicama Europske unije i njezinim građanima. Nova kohezijska politika predložena u Parlamentu za države članice može utjecati na otvaranje novih radnih mjesta, na rast konkurentnosti te na dugoročan rast. Navedeni faktori su od velike važnosti u vrijeme krize koja je imala znatan utjecaj na zemlje Europske unije, uključujući Republiku Hrvatsku. </text:p>
          </table:table-cell>
        </table:table-row>
        <table:table-row table:style-name="ro1">
          <table:table-cell office:value-type="string" calcext:value-type="string">
            <text:p>http://www.europarl.europa.eu/sides/getDoc.do?pubRef=-//EP//TEXT+CRE+20140114+ITEM-006-16+DOC+XML+V0//EN&amp;amp;language=EN&amp;amp;query=INTERV&amp;amp;detail=2-506-500</text:p>
          </table:table-cell>
          <table:table-cell office:value-type="string" calcext:value-type="string">
            <text:p><text:s/>Plastic waste in the environment (A7-0453/2013 - Vittorio Prodi) </text:p>
          </table:table-cell>
          <table:table-cell office:value-type="string" calcext:value-type="string">
            <text:p>14-01-2014</text:p>
          </table:table-cell>
          <table:table-cell table:formula="of:=DATE(VALUE(MID([.C120]; 7; 4)); VALUE(MID([.C120]; 4; 2)); VALUE(MID([.C120]; 1; 2)))" office:value-type="date" office:date-value="2014-01-14" calcext:value-type="date">
            <text:p>01/14/14</text:p>
          </table:table-cell>
          <table:table-cell office:value-type="string" calcext:value-type="string">
            <text:p>  Dubravka Šuica <text:s/>(PPE), <text:s/>napisan. − Ovaj ambiciozni cilj od 75 % reciklirane plastike prije 2020. godine daje poticaj stvaranju učinkovitih sustava za upravljanje tokovima otpada. Smatram ovaj prijedlog potrebnim prvenstveno zato što bi jasna provedba zakonodavstva EU-a doprinijela razvoju gospodarstva, a sektor za recikliranje plastike otvara mogućnost otvaranja preko stotinu tisuća radnih mjesta. Ukazujem na veliki problem plastičnog otpada u moru, a posebice brigu izražavam za Jadransko more koje je polu zatvoreno more. </text:p>
          </table:table-cell>
        </table:table-row>
        <table:table-row table:style-name="ro1">
          <table:table-cell office:value-type="string" calcext:value-type="string">
            <text:p>http://www.europarl.europa.eu/sides/getDoc.do?pubRef=-//EP//TEXT+CRE+20140114+ITEM-006-17+DOC+XML+V0//EN&amp;amp;language=EN&amp;amp;query=INTERV&amp;amp;detail=2-530-750</text:p>
          </table:table-cell>
          <table:table-cell office:value-type="string" calcext:value-type="string">
            <text:p><text:s/>Regional branding (A7-0456/2013 - Eric Andrieu) </text:p>
          </table:table-cell>
          <table:table-cell office:value-type="string" calcext:value-type="string">
            <text:p>14-01-2014</text:p>
          </table:table-cell>
          <table:table-cell table:formula="of:=DATE(VALUE(MID([.C121]; 7; 4)); VALUE(MID([.C121]; 4; 2)); VALUE(MID([.C121]; 1; 2)))" office:value-type="date" office:date-value="2014-01-14" calcext:value-type="date">
            <text:p>01/14/14</text:p>
          </table:table-cell>
          <table:table-cell office:value-type="string" calcext:value-type="string">
            <text:p>  Dubravka Šuica <text:s/>(PPE), <text:s/>napisan. − Podržavam ovu inicijativu budući da globalna strategija regionalnog razvoja omogućuje nove djelatnosti, i to ne samo one povezane s poljoprivrednim razvojem već i s drugim gospodarskim i društvenim djelatnostima, koje pak potiču zapošljavanje. Regionalna oznaka omogućuje prepoznavanje identiteta pojedine regije i stvaranje sustava regionalne proizvodnje, jačanje i iskorištavanje svih domaćih sredstava. Regionalni razvoj važan je i za iskorištavanje razvojnog potencijala u Hrvatskoj kako bi se smanjile nejednakosti među regijama te povećala njihova konkurentnost i realizirali potencijali, smanjila nezaposlenost, koja je krajem 2013. iznosila 21,1 %.</text:p>
          </table:table-cell>
        </table:table-row>
        <table:table-row table:style-name="ro1">
          <table:table-cell office:value-type="string" calcext:value-type="string">
            <text:p>http://www.europarl.europa.eu/sides/getDoc.do?pubRef=-//EP//TEXT+CRE+20140115+ITEM-005+DOC+XML+V0//EN&amp;amp;language=EN&amp;amp;query=INTERV&amp;amp;detail=3-063-000</text:p>
          </table:table-cell>
          <table:table-cell office:value-type="string" calcext:value-type="string">
            <text:p><text:s/>Programme of activities of the Greek Presidency (debate) </text:p>
          </table:table-cell>
          <table:table-cell office:value-type="string" calcext:value-type="string">
            <text:p>15-01-2014</text:p>
          </table:table-cell>
          <table:table-cell table:formula="of:=DATE(VALUE(MID([.C122]; 7; 4)); VALUE(MID([.C122]; 4; 2)); VALUE(MID([.C122]; 1; 2)))" office:value-type="date" office:date-value="2014-01-15" calcext:value-type="date">
            <text:p>01/15/14</text:p>
          </table:table-cell>
          <table:table-cell office:value-type="string" calcext:value-type="string">
            <text:p>  Dubravka Šuica <text:s/>(PPE). - <text:s/>Gospođo predsjednice, gospodine Samaras, vjerujem u Vas, vjerujem u vaše predsjedništvo, vjerujem u način na koji ste stabilizirali Grčku, da ćete na isti takav način voditi predsjedavanje Europskom unijom. Ima li veće simbolike od primopredaje između Litve i Grčke. Dakle, sva simbolika Europske unije sadržana u te dvije zemlje, između sjevera i juga. To je ono što želimo, želimo Uniju jednaku, jednoliku, ujedinjenu. </text:p>
          </table:table-cell>
        </table:table-row>
        <table:table-row table:style-name="ro1">
          <table:table-cell office:value-type="string" calcext:value-type="string">
            <text:p>http://www.europarl.europa.eu/sides/getDoc.do?pubRef=-//EP//TEXT+CRE+20140115+ITEM-011-03+DOC+XML+V0//EN&amp;amp;language=EN&amp;amp;query=INTERV&amp;amp;detail=3-173-500</text:p>
          </table:table-cell>
          <table:table-cell office:value-type="string" calcext:value-type="string">
            <text:p><text:s/>Repeal of Council Decision 2007/124/EC, Euratom (A7-0432/2013 - Juan Fernando López Aguilar) </text:p>
          </table:table-cell>
          <table:table-cell office:value-type="string" calcext:value-type="string">
            <text:p>15-01-2014</text:p>
          </table:table-cell>
          <table:table-cell table:formula="of:=DATE(VALUE(MID([.C123]; 7; 4)); VALUE(MID([.C123]; 4; 2)); VALUE(MID([.C123]; 1; 2)))" office:value-type="date" office:date-value="2014-01-15" calcext:value-type="date">
            <text:p>01/15/14</text:p>
          </table:table-cell>
          <table:table-cell office:value-type="string" calcext:value-type="string">
            <text:p>  Dubravka Šuica <text:s/>(PPE), <text:s/>napisan. − Pozdravljam Odluke Vijeća o stavljanju izvan snage Odluke 2007/124/EZ, Euratom o utvrđivanju posebnog programa „Sprečavanje, pripravnost i upravljanje posljedicama terorizma i drugih rizika povezanih sa sigurnošću” kao dijela Općeg programa sigurnosti i zaštite sloboda. Navedeni program osnovan je za razdoblje od 2007. do 2013. godine, s ciljem sprječavanja, pripreme i zaštite ljudi i infrastrukture protiv terorističkih napada i drugih incidenata vezanih uz sigurnost. Navedeni program usvojen je temeljem dvije pravne osnove te je zato potreban posebni akt, to jest, ova Odluka Vijeća, kako bi ga se moglo ukinuti. Kako se radi o potrebnom i kvalitetnom Programu, čije je postojanje nužno i u budućnosti zbog današnjih prilika u svijetu. Program će biti zamijenjen osnivanjem Fonda za unutarnju sigurnost, koji će omogućiti financiranje daljnjih akcija usmjerenih na sprječavanje organiziranog kriminala, terorizma, zaštite ljudi i infrastrukture, pristupa informacijama. Neophodno je njegovo stupanje na snagu, koje će koincidirati s opozivom prijašnjeg Programa.</text:p>
          </table:table-cell>
        </table:table-row>
        <table:table-row table:style-name="ro1">
          <table:table-cell office:value-type="string" calcext:value-type="string">
            <text:p>http://www.europarl.europa.eu/sides/getDoc.do?pubRef=-//EP//TEXT+CRE+20140115+ITEM-011-04+DOC+XML+V0//EN&amp;amp;language=EN&amp;amp;query=INTERV&amp;amp;detail=3-188-500</text:p>
          </table:table-cell>
          <table:table-cell office:value-type="string" calcext:value-type="string">
            <text:p><text:s/>Renewal of the EU-Russia agreement on cooperation in science and technology (A7-0473/2013 - Amalia Sartori) </text:p>
          </table:table-cell>
          <table:table-cell office:value-type="string" calcext:value-type="string">
            <text:p>15-01-2014</text:p>
          </table:table-cell>
          <table:table-cell table:formula="of:=DATE(VALUE(MID([.C124]; 7; 4)); VALUE(MID([.C124]; 4; 2)); VALUE(MID([.C124]; 1; 2)))" office:value-type="date" office:date-value="2014-01-15" calcext:value-type="date">
            <text:p>01/15/14</text:p>
          </table:table-cell>
          <table:table-cell office:value-type="string" calcext:value-type="string">
            <text:p>  Dubravka Šuica <text:s/>(PPE), <text:s/>napisan. − Pošto u sustavima kontrole nisu utvrđeni nikakvi rizici smatram da je odluka o obnovi sporazuma pozitivna iz razloga što objema stranama omogućava nastavak poboljšavanja i jačanja svoje suradnje u područjima znanosti i tehnologija. Rusija i Hrvatska tradicionalno imaju dobre i konstruktivne odnose koji se temelje na pragmatizmu i uzajamnom poštovanju interesa te s ovim sporazumom samo poboljšavamo suradnju i u budućnosti. U zadnjih nekoliko godina rusko-hrvatska robna razmjena je bila na razini oko 1,5 milijardi dolara godišnje i po tom pokazatelju Rusija ulazi u pet najvećih vanjsko-trgovinskih partnera Hrvatske. Izražavam nadu da će se ovaj sporazum očitovati u konkretnim aktivnostima i stvaranju povoljnijih uvjeta za bilateralne odnose između Hrvatske i Rusije na području znanosti i tehnologija prije svega u interesu hrvatskog gospodarstva i stanovništva.</text:p>
          </table:table-cell>
        </table:table-row>
        <table:table-row table:style-name="ro1">
          <table:table-cell office:value-type="string" calcext:value-type="string">
            <text:p>http://www.europarl.europa.eu/sides/getDoc.do?pubRef=-//EP//TEXT+CRE+20140115+ITEM-011-05+DOC+XML+V0//EN&amp;amp;language=EN&amp;amp;query=INTERV&amp;amp;detail=3-201-500</text:p>
          </table:table-cell>
          <table:table-cell office:value-type="string" calcext:value-type="string">
            <text:p><text:s/>Denominations and technical specifications of euro coins intended for circulation (A7-0479/2013 - Jean-Paul Gauzès) </text:p>
          </table:table-cell>
          <table:table-cell office:value-type="string" calcext:value-type="string">
            <text:p>15-01-2014</text:p>
          </table:table-cell>
          <table:table-cell table:formula="of:=DATE(VALUE(MID([.C125]; 7; 4)); VALUE(MID([.C125]; 4; 2)); VALUE(MID([.C125]; 1; 2)))" office:value-type="date" office:date-value="2014-01-15" calcext:value-type="date">
            <text:p>01/15/14</text:p>
          </table:table-cell>
          <table:table-cell office:value-type="string" calcext:value-type="string">
            <text:p>  Dubravka Šuica <text:s/>(PPE), <text:s/>napisan. − Smatram da je jedinstveni sustav kovanica veoma bitan budući da smo svjesni opasnosti krivotvorenja koje narušavaju pouzdanost javnosti. Iako ovaj prijedlog Uredbe Vijeća o apoenima i tehničkim parametrima kovanica namijenjenih za stavljanje u opticaj ne sadrži značajne promjene koje se tiču apoena i kovanica eura svojim tehnološkim inovacijama pridonosi povećanju sigurnosti, pouzdanosti i učinkovitosti prometa kovanica. Pozdravljam uključivanje zahtjeva Europske centralne banke u prijedlog Uredbe u smjeru tehničke specifikacije kovanica eura.</text:p>
          </table:table-cell>
        </table:table-row>
        <table:table-row table:style-name="ro1">
          <table:table-cell office:value-type="string" calcext:value-type="string">
            <text:p>http://www.europarl.europa.eu/sides/getDoc.do?pubRef=-//EP//TEXT+CRE+20140115+ITEM-011-06+DOC+XML+V0//EN&amp;amp;language=EN&amp;amp;query=INTERV&amp;amp;detail=3-218-500</text:p>
          </table:table-cell>
          <table:table-cell office:value-type="string" calcext:value-type="string">
            <text:p><text:s/>Future of EU-ASEAN relations (A7-0441/2013 - Reinhard Bütikofer) </text:p>
          </table:table-cell>
          <table:table-cell office:value-type="string" calcext:value-type="string">
            <text:p>15-01-2014</text:p>
          </table:table-cell>
          <table:table-cell table:formula="of:=DATE(VALUE(MID([.C126]; 7; 4)); VALUE(MID([.C126]; 4; 2)); VALUE(MID([.C126]; 1; 2)))" office:value-type="date" office:date-value="2014-01-15" calcext:value-type="date">
            <text:p>01/15/14</text:p>
          </table:table-cell>
          <table:table-cell office:value-type="string" calcext:value-type="string">
            <text:p>  Dubravka Šuica <text:s/>(PPE), <text:s/>napisan. − Činjenica da je ASEAN trenutačno jedna od najvažnijih rastućih regionalnih organizacija na svijetu u smislu gospodarskog razvoja i geopolitičke dinamike. Europska Unija i ASEAN dijele jednak politički cilj promicanja blagostanja i mira u pripadajućim regijama diljem svijeta i u potpunosti podržavam njihovu suradnju posebno kada je riječ kulturnoj, razvojnoj i znanstvenoj suradnji te suradnji na području sprječavanja korupcije.Isto tako vjerujem da bi međukulturna studentska i istraživačka suradnja između institucija visokog obrazovanja Europske unije i ASEAN-a pridonijela razvoju novih istraživanja i inovacija te omogućila otvaranje tržišta od približno 600 milijuna ljudi do 2015. godine.</text:p>
          </table:table-cell>
        </table:table-row>
        <table:table-row table:style-name="ro1">
          <table:table-cell office:value-type="string" calcext:value-type="string">
            <text:p>http://www.europarl.europa.eu/sides/getDoc.do?pubRef=-//EP//TEXT+CRE+20140115+ITEM-011-07+DOC+XML+V0//EN&amp;amp;language=EN&amp;amp;query=INTERV&amp;amp;detail=3-228-000</text:p>
          </table:table-cell>
          <table:table-cell office:value-type="string" calcext:value-type="string">
            <text:p><text:s/>Tachographs and social legislation relating to road transport (A7-0471/2013 - Silvia-Adriana Ţicău) </text:p>
          </table:table-cell>
          <table:table-cell office:value-type="string" calcext:value-type="string">
            <text:p>15-01-2014</text:p>
          </table:table-cell>
          <table:table-cell table:formula="of:=DATE(VALUE(MID([.C127]; 7; 4)); VALUE(MID([.C127]; 4; 2)); VALUE(MID([.C127]; 1; 2)))" office:value-type="date" office:date-value="2014-01-15" calcext:value-type="date">
            <text:p>01/15/14</text:p>
          </table:table-cell>
          <table:table-cell office:value-type="string" calcext:value-type="string">
            <text:p>  Dubravka Šuica <text:s/>(PPE). - <text:s/>Gospodine predsjedavajući, podržavam Rezoluciju koja nalaže promjene postojećih tahografskih uređaja iz 1985. godine, čime bi se administrativna opterećenja znatno smanjila uz pomoć novih tehnologija, i uvođenje novih regulativa, čime bi se suzbile moguće prijevare. </text:p>
          </table:table-cell>
        </table:table-row>
        <table:table-row table:style-name="ro1">
          <table:table-cell office:value-type="string" calcext:value-type="string">
            <text:p>http://www.europarl.europa.eu/sides/getDoc.do?pubRef=-//EP//TEXT+CRE+20140115+ITEM-011-08+DOC+XML+V0//EN&amp;amp;language=EN&amp;amp;query=INTERV&amp;amp;detail=3-262-000</text:p>
          </table:table-cell>
          <table:table-cell office:value-type="string" calcext:value-type="string">
            <text:p><text:s/>Award of concession contracts (A7-0030/2013 - Philippe Juvin) </text:p>
          </table:table-cell>
          <table:table-cell office:value-type="string" calcext:value-type="string">
            <text:p>15-01-2014</text:p>
          </table:table-cell>
          <table:table-cell table:formula="of:=DATE(VALUE(MID([.C128]; 7; 4)); VALUE(MID([.C128]; 4; 2)); VALUE(MID([.C128]; 1; 2)))" office:value-type="date" office:date-value="2014-01-15" calcext:value-type="date">
            <text:p>01/15/14</text:p>
          </table:table-cell>
          <table:table-cell office:value-type="string" calcext:value-type="string">
            <text:p>  Dubravka Šuica <text:s/>(PPE). - <text:s/>Gospodine predsjedavajući, glasovala sam za ovu Rezoluciju budući da na razini Unije ne postoje pravila koja jasno uređuju sklapanje i dodjelu ugovora o koncesiji. Potrebno je bilo usvojiti pravni okvir unutar kojeg će i poduzeća i građani imati pristup tržištu Europske unije i neće biti lišeni važnih poslovnih prilika. Ovaj pravni okvir treba biti fleksibilan i u skladu s temeljnim načelima Europske unije kao što su pravna sigurnost, solidarnost, jednakost i transparentnost. Ali, svjesna sam koliko su ova pitanja osjetljiva budući da se može raditi i o davanju nacionalnih dobara u koncesije. Upravo zato da ne bi došlo do problema o kojima se trenutno raspravlja u Hrvatskoj, a vezani su za davanje autocesta u koncesiju, potrebno je stvoriti, a onda i poštivati stvoreni pravni okvir. Budući da uvijek postoji problem tumačenja donesenih pravnih pravila, u kojemu veliku ulogu na kraju ima Europski sud, potrebno je uspostaviti detaljna i jasna pravila koja će onemogućiti razne manipulacije.</text:p>
          </table:table-cell>
        </table:table-row>
        <table:table-row table:style-name="ro1">
          <table:table-cell office:value-type="string" calcext:value-type="string">
            <text:p>http://www.europarl.europa.eu/sides/getDoc.do?pubRef=-//EP//TEXT+CRE+20140115+ITEM-011-09+DOC+XML+V0//EN&amp;amp;language=EN&amp;amp;query=INTERV&amp;amp;detail=3-290-000</text:p>
          </table:table-cell>
          <table:table-cell office:value-type="string" calcext:value-type="string">
            <text:p><text:s/>Public procurement (A7-0007/2013 - Marc Tarabella) </text:p>
          </table:table-cell>
          <table:table-cell office:value-type="string" calcext:value-type="string">
            <text:p>15-01-2014</text:p>
          </table:table-cell>
          <table:table-cell table:formula="of:=DATE(VALUE(MID([.C129]; 7; 4)); VALUE(MID([.C129]; 4; 2)); VALUE(MID([.C129]; 1; 2)))" office:value-type="date" office:date-value="2014-01-15" calcext:value-type="date">
            <text:p>01/15/14</text:p>
          </table:table-cell>
          <table:table-cell office:value-type="string" calcext:value-type="string">
            <text:p>  Dubravka Šuica <text:s/>(PPE). - <text:s/>Gospodine predsjedniče, glasovala sam za ovaj prijedlog jer podržavam cilj koji se želi postići, a to je efikasnost i točnost javne nabave. Upravo se to dobiva ovom reformom koja traži fleksibilnost postojećih pravila.</text:p>
          </table:table-cell>
        </table:table-row>
        <table:table-row table:style-name="ro1">
          <table:table-cell office:value-type="string" calcext:value-type="string">
            <text:p>http://www.europarl.europa.eu/sides/getDoc.do?pubRef=-//EP//TEXT+CRE+20140115+ITEM-011-10+DOC+XML+V0//EN&amp;amp;language=EN&amp;amp;query=INTERV&amp;amp;detail=3-319-000</text:p>
          </table:table-cell>
          <table:table-cell office:value-type="string" calcext:value-type="string">
            <text:p><text:s/>Procurement by entities operating in the water, energy, transport and postal services sectors (A7-0034/2013 - Marc Tarabella) </text:p>
          </table:table-cell>
          <table:table-cell office:value-type="string" calcext:value-type="string">
            <text:p>15-01-2014</text:p>
          </table:table-cell>
          <table:table-cell table:formula="of:=DATE(VALUE(MID([.C130]; 7; 4)); VALUE(MID([.C130]; 4; 2)); VALUE(MID([.C130]; 1; 2)))" office:value-type="date" office:date-value="2014-01-15" calcext:value-type="date">
            <text:p>01/15/14</text:p>
          </table:table-cell>
          <table:table-cell office:value-type="string" calcext:value-type="string">
            <text:p>  Dubravka Šuica <text:s/>(PPE). - <text:s text:c="2"/>Gospodine predsjedniče, ovu Direktivu sam također podržala jer ima zadatak uspostaviti ravnotežu između pojednostavljenja propisa i učinkovitih postupaka u vezi s inovativnim, održivim kriterijima za dodjelu. Ova Direktiva osigurava veću stopu sudjelovanja malih i srednjih poduzeća i stvaranje šireg korištenja i nabave, što je značajno s obzirom na to da je javna nabava s gotovo 18 % BDP-a Europske unije značajan dio gospodarstva. Podržavam koncept ekonomski najpovoljnije ponude koji osim najniže cijene podrazumijeva ispunjavanje određenih specifičnih potreba naručitelja i strateških društvenih aspekata kao što su socijalna radna prava, uvjeti rada, ekološki kriteriji, pristup zapošljavanju nezaposlenih, mladih i žena. Smatram da ova Direktiva promiče vrijednosti, kao što je bilo s prošlom direktivom, transparentnost, principijelan stav protiv korupcije te napredak socijalnih i ljudskih prava, a ujedno štiti gospodarske subjekte.</text:p>
          </table:table-cell>
        </table:table-row>
        <table:table-row table:style-name="ro1">
          <table:table-cell office:value-type="string" calcext:value-type="string">
            <text:p>http://www.europarl.europa.eu/sides/getDoc.do?pubRef=-//EP//TEXT+CRE+20140115+ITEM-011-11+DOC+XML+V0//EN&amp;amp;language=EN&amp;amp;query=INTERV&amp;amp;detail=3-340-000</text:p>
          </table:table-cell>
          <table:table-cell office:value-type="string" calcext:value-type="string">
            <text:p><text:s/>Access of goods and services to public procurement markets (A7-0454/2013 - Daniel Caspary) </text:p>
          </table:table-cell>
          <table:table-cell office:value-type="string" calcext:value-type="string">
            <text:p>15-01-2014</text:p>
          </table:table-cell>
          <table:table-cell table:formula="of:=DATE(VALUE(MID([.C131]; 7; 4)); VALUE(MID([.C131]; 4; 2)); VALUE(MID([.C131]; 1; 2)))" office:value-type="date" office:date-value="2014-01-15" calcext:value-type="date">
            <text:p>01/15/14</text:p>
          </table:table-cell>
          <table:table-cell office:value-type="string" calcext:value-type="string">
            <text:p>  Dubravka Šuica <text:s/>(PPE). - <text:s/>Gospodine predsjedniče, želim reći da sam glasovala i za ovu rezoluciju, budući da je javna nabava izuzetno važan faktor u gospodarstvu svake zemlje, a i Europske unije koja potiče integraciju svih zemalja u zajedničko gospodarstvo, dakle i onih partnera trgovačkih Europske unije.</text:p>
          </table:table-cell>
        </table:table-row>
        <table:table-row table:style-name="ro1">
          <table:table-cell office:value-type="string" calcext:value-type="string">
            <text:p>http://www.europarl.europa.eu/sides/getDoc.do?pubRef=-//EP//TEXT+CRE+20140115+ITEM-011-12+DOC+XML+V0//EN&amp;amp;language=EN&amp;amp;query=INTERV&amp;amp;detail=3-396-500</text:p>
          </table:table-cell>
          <table:table-cell office:value-type="string" calcext:value-type="string">
            <text:p><text:s/>Honey (A7-0440/2013 - Julie Girling) </text:p>
          </table:table-cell>
          <table:table-cell office:value-type="string" calcext:value-type="string">
            <text:p>15-01-2014</text:p>
          </table:table-cell>
          <table:table-cell table:formula="of:=DATE(VALUE(MID([.C132]; 7; 4)); VALUE(MID([.C132]; 4; 2)); VALUE(MID([.C132]; 1; 2)))" office:value-type="date" office:date-value="2014-01-15" calcext:value-type="date">
            <text:p>01/15/14</text:p>
          </table:table-cell>
          <table:table-cell office:value-type="string" calcext:value-type="string">
            <text:p>  Dubravka Šuica <text:s/>(PPE), <text:s/>in writing. − I fully support the position voted by the Committee on the Environment, Public Health and Food Safety, which endorses the position of the European Court of Justice by legally classifying pollen from GMOs as an ingredient of honey, rather than a natural constituent of it. This approach will protect the consumerʼs freedom of choice regarding pollen produced from GMOs, protect the beekeeping sector in its efforts to produce GMO-free honey, exempt honey from bearing a list of ingredients, etc. Honey is not produced and sold for the beekeepers nor its importers, but for consumers who wish to consume high quality GMO-free honey. In that regard, consumers need to be clearly informed about what they are potentially buying and consuming. This position will ensure the existence of beekeepers in all Member States and nearly 9 000 small beekeepers in Croatia. It will ensure that citizens of the European Union, and thus Croatian citizens, are able to consume high-quality honey along with the opportunity to choose between GMO and GMO-free food through labelling.</text:p>
          </table:table-cell>
        </table:table-row>
        <table:table-row table:style-name="ro1">
          <table:table-cell office:value-type="string" calcext:value-type="string">
            <text:p>http://www.europarl.europa.eu/sides/getDoc.do?pubRef=-//EP//TEXT+CRE+20140115+ITEM-011-13+DOC+XML+V0//EN&amp;amp;language=EN&amp;amp;query=INTERV&amp;amp;detail=3-404-000</text:p>
          </table:table-cell>
          <table:table-cell office:value-type="string" calcext:value-type="string">
            <text:p><text:s/>Hercule III programme and protection of the European Union's financial interests (A7-0385/2012 - Monica Luisa Macovei) </text:p>
          </table:table-cell>
          <table:table-cell office:value-type="string" calcext:value-type="string">
            <text:p>15-01-2014</text:p>
          </table:table-cell>
          <table:table-cell table:formula="of:=DATE(VALUE(MID([.C133]; 7; 4)); VALUE(MID([.C133]; 4; 2)); VALUE(MID([.C133]; 1; 2)))" office:value-type="date" office:date-value="2014-01-15" calcext:value-type="date">
            <text:p>01/15/14</text:p>
          </table:table-cell>
          <table:table-cell office:value-type="string" calcext:value-type="string">
            <text:p>  Dubravka Šuica <text:s/>(PPE). - <text:s text:c="2"/>Gospodine predsjedavajući, podržala sam ovaj program „Hercules” zbog toga što je on u interesu zaštite financijskih interesa Unije i osmišljen kako bi promovirao borbu protiv prijevara, posebno protiv krijumčarenja cigareta. „Hercules III” zamjenjuje „Hercules II” i funkcionirat će u okviru višegodišnjeg financijskog okvira s proračunom od 104 milijuna eura, a aktivnosti će biti financirane u pojedinim zemljama s 80 %, a u onim graničnima s većim rizikom s 90 %. Tu se prije svega radi o opremi za skeniranje kako bi se identificirala krijumčarena roba u kamionima, zatim također uređaji za detektiranje i prepoznavanje registarskih pločica, ali to su samo neke od aktivnosti za koje će se utrošiti ovaj novac. Moramo znati da je 2011. godine preko 11 milijardi potencijalnih poreznih davanja izgubljeno u zemljama članicama zbog krijumčarenja cigareta i stoga ova nova regulacija omogućuje veći nadzor Parlamenta uz implementaciju i evaluaciju konkretnih mjera.</text:p>
          </table:table-cell>
        </table:table-row>
        <table:table-row table:style-name="ro1">
          <table:table-cell office:value-type="string" calcext:value-type="string">
            <text:p>http://www.europarl.europa.eu/sides/getDoc.do?pubRef=-//EP//TEXT+CRE+20140115+ITEM-011-14+DOC+XML+V0//EN&amp;amp;language=EN&amp;amp;query=INTERV&amp;amp;detail=3-427-000</text:p>
          </table:table-cell>
          <table:table-cell office:value-type="string" calcext:value-type="string">
            <text:p><text:s/>Statistics relating to trading of goods between Member States (A7-0457/2013 - Hans-Peter Martin) </text:p>
          </table:table-cell>
          <table:table-cell office:value-type="string" calcext:value-type="string">
            <text:p>15-01-2014</text:p>
          </table:table-cell>
          <table:table-cell table:formula="of:=DATE(VALUE(MID([.C134]; 7; 4)); VALUE(MID([.C134]; 4; 2)); VALUE(MID([.C134]; 1; 2)))" office:value-type="date" office:date-value="2014-01-15" calcext:value-type="date">
            <text:p>01/15/14</text:p>
          </table:table-cell>
          <table:table-cell office:value-type="string" calcext:value-type="string">
            <text:p>  Dubravka Šuica <text:s/>(PPE). - <text:s text:c="2"/>Gospodine predsjedavajući, podržala sam također i ovaj prijedlog, koordinaciju između nacionalnih vlasti, Europske komisije – Eurostata, jer smatram da je ključna za pripremanje vjerodostojnih statističkih podataka u Uniji. Bolja koordinacija će također utjecati na povećanje učinkovitosti razvoja, proizvodnje kao i distribucije. S obzirom na to da Unija provodi politiku jedinstvenog tržišta, podaci bi trebali slijediti načelo jednosmjernog sustava izvješćivanja s uvjetom jamčenja kvalitete podataka. Moramo uzeti u obzir da razmjena podataka, posebno onih povjerljivih, treba biti dobrovoljna te da se povjerljivi podaci koriste isključivo u svrhu pronalaženja statističkih podataka. Nedavno smo mogli svjedočiti otkriću kršenja zaštite podataka građana Europske unije te je sasvim jasno da postoji potreba za pojačanjem sigurnosti načina prijenosa osjetljivih podataka. Smatram da bi bolja koordinacija imala pozitivan utjecaj u vezi s robnom razmjenom između država članica i treba izbjegavati prekomjerne troškove za nacionalne statističke službe.</text:p>
          </table:table-cell>
        </table:table-row>
        <table:table-row table:style-name="ro1">
          <table:table-cell office:value-type="string" calcext:value-type="string">
            <text:p>http://www.europarl.europa.eu/sides/getDoc.do?pubRef=-//EP//TEXT+CRE+20140115+ITEM-011-15+DOC+XML+V0//EN&amp;amp;language=EN&amp;amp;query=INTERV&amp;amp;detail=3-449-750</text:p>
          </table:table-cell>
          <table:table-cell office:value-type="string" calcext:value-type="string">
            <text:p><text:s/>Combating wildlife crime (B7-0013/2014) </text:p>
          </table:table-cell>
          <table:table-cell office:value-type="string" calcext:value-type="string">
            <text:p>15-01-2014</text:p>
          </table:table-cell>
          <table:table-cell table:formula="of:=DATE(VALUE(MID([.C135]; 7; 4)); VALUE(MID([.C135]; 4; 2)); VALUE(MID([.C135]; 1; 2)))" office:value-type="date" office:date-value="2014-01-15" calcext:value-type="date">
            <text:p>01/15/14</text:p>
          </table:table-cell>
          <table:table-cell office:value-type="string" calcext:value-type="string">
            <text:p>  Dubravka Šuica <text:s/>(PPE), <text:s/>napisan. − U potpunosti prihvaćam rezoluciju za borbu protiv svih kaznenih djela povezanih s divljom florom i faunom jer smatram da ovaj kriminal nije samo nezakonit, već nemoralan i neprihvatljiv. Budući da se nezakonito krijumčarenje divljih biljnih i životinjskih vrsta još uvijek događa, a ubraja se kao organizirani kriminal, zaista je potrebno istaknuti važnost ovog problema. Nadalje važno je naglasiti činjenicu da kriminal divlje flore i faune ugrožava čitave lokalne eko sustave i prijeti istrebljenju vrsta. Borba protiv ovog kriminala zahtjeva usklađeni odgovor na najvišoj političkoj razini te se zakoni o zaštiti divlje flore i faune moraju provoditi na nacionalnoj i međunarodnoj razini da bi se učinkovito i pravodobno borili. Naglasila bih zabrinutost za nedostatak provedbe zakona, niskih kazni, nejasnih i nepreciznih zakona koje otvaraju mogućnost povećanja kriminala. Važno je stvoriti strategiju izgradnje pravnog okvira da bi se uspješno mogli boriti s ovim problemom. Isto tako, moramo zaštititi svjetske prirodne resurse od ilegalne međunarodne trgovine, te ujediniti sve relevantne europske i domaće instrumente u borbi protiv kaznenih djela.</text:p>
          </table:table-cell>
        </table:table-row>
        <table:table-row table:style-name="ro1">
          <table:table-cell office:value-type="string" calcext:value-type="string">
            <text:p>http://www.europarl.europa.eu/sides/getDoc.do?pubRef=-//EP//TEXT+CRE+20140115+ITEM-018+DOC+XML+V0//EN&amp;amp;language=EN&amp;amp;query=INTERV&amp;amp;detail=3-669-000</text:p>
          </table:table-cell>
          <table:table-cell office:value-type="string" calcext:value-type="string">
            <text:p><text:s/>2013 progress report on Serbia - European integration process of Kosovo (debate) </text:p>
          </table:table-cell>
          <table:table-cell office:value-type="string" calcext:value-type="string">
            <text:p>15-01-2014</text:p>
          </table:table-cell>
          <table:table-cell table:formula="of:=DATE(VALUE(MID([.C136]; 7; 4)); VALUE(MID([.C136]; 4; 2)); VALUE(MID([.C136]; 1; 2)))" office:value-type="date" office:date-value="2014-01-15" calcext:value-type="date">
            <text:p>01/15/14</text:p>
          </table:table-cell>
          <table:table-cell office:value-type="string" calcext:value-type="string">
            <text:p>  Dubravka Šuica <text:s/>(PPE). - <text:s text:c="2"/>Hvala Vam lijepa, gospodine predsjedavajući. Evo, već smo čuli, stabilna Srbija, kao i sve ostale zemlje jugoistočne Europe jamac su mira i stabilnosti u tom dijelu Europe. Gospodine Füle, želim Vam zahvaliti na naporima, kao i gospođi Ashton, jer bez vašeg napora ne bi bila ovakva dinamika i ne bismo bili vjerovali prije godinu, dvije dana da ćemo danas hvaliti i pozdravljati napredak Srbije. </text:p>
          </table:table-cell>
        </table:table-row>
        <table:table-row table:style-name="ro1">
          <table:table-cell office:value-type="string" calcext:value-type="string">
            <text:p>http://www.europarl.europa.eu/sides/getDoc.do?pubRef=-//EP//TEXT+CRE+20140116+ITEM-009-01+DOC+XML+V0//EN&amp;amp;language=EN&amp;amp;query=INTERV&amp;amp;detail=4-190-500</text:p>
          </table:table-cell>
          <table:table-cell office:value-type="string" calcext:value-type="string">
            <text:p><text:s/>Reindustrialising Europe to promote competitiveness and sustainability (A7-0464/2013 - Reinhard Bütikofer) </text:p>
          </table:table-cell>
          <table:table-cell office:value-type="string" calcext:value-type="string">
            <text:p>16-01-2014</text:p>
          </table:table-cell>
          <table:table-cell table:formula="of:=DATE(VALUE(MID([.C137]; 7; 4)); VALUE(MID([.C137]; 4; 2)); VALUE(MID([.C137]; 1; 2)))" office:value-type="date" office:date-value="2014-01-16" calcext:value-type="date">
            <text:p>01/16/14</text:p>
          </table:table-cell>
          <table:table-cell office:value-type="string" calcext:value-type="string">
            <text:p>  Dubravka Šuica <text:s/>(PPE), <text:s/>napisan. − Vjerujem da uz dobru strategiju možemo provesti reindustrijalizaciju Europe kako za promicanje konkurentnosti i održivosti, tako i za uvođenje inovacija i stvaranje novih radnih mjesta. Posljednjih nekoliko godina bili smo suočeni s krizom koja je znatno pogodila europska gospodarstva. Industrijski sektor je sam izgubio 3,8 milijuna radnih mjesta, a do danas smo posebno suočeni sa nezaposlenosti mladih. Činjenica da industrija i dalje čini 4/5 europskih izvoza i jasno se može vidjeti da je taj sektor bitan faktor gospodarstva Europske Unije, te se i dalje mora razvijati. Moramo naći strategiju koja će oživjeti gospodarstvo i koja dovodi do preporoda industrije u Europi. Nadalje moramo poticati istraživanja, inovacije, ulaganja u infrastrukturu i međuregionalnu suradnju. Ovdje bih istaknula važnost zelene industrije te potrebu za ekološki učinkovitom strategijom koja se temelji na energiji i resursima. Europska komisija je navela da do 2020. sektori energetske učinkovitosti i obnovljive energije imaju potencijal stvaranja 5 milijuna radnih mjesta što ukazuje na važnost stvaranja proizvodnih kapaciteta kao i povećanje konkurentnosti i održivosti kako bi se osigurala ta nova radna mjesta.</text:p>
          </table:table-cell>
        </table:table-row>
        <table:table-row table:style-name="ro1">
          <table:table-cell office:value-type="string" calcext:value-type="string">
            <text:p>http://www.europarl.europa.eu/sides/getDoc.do?pubRef=-//EP//TEXT+CRE+20140116+ITEM-009-04+DOC+XML+V0//EN&amp;amp;language=EN&amp;amp;query=INTERV&amp;amp;detail=4-218-250</text:p>
          </table:table-cell>
          <table:table-cell office:value-type="string" calcext:value-type="string">
            <text:p><text:s/>Amendment of Parliament 's Rules of Procedure on the waiver and the defence of parliamentary immunity (A7-0012/2014 - Anneli Jäätteenmäki) </text:p>
          </table:table-cell>
          <table:table-cell office:value-type="string" calcext:value-type="string">
            <text:p>16-01-2014</text:p>
          </table:table-cell>
          <table:table-cell table:formula="of:=DATE(VALUE(MID([.C138]; 7; 4)); VALUE(MID([.C138]; 4; 2)); VALUE(MID([.C138]; 1; 2)))" office:value-type="date" office:date-value="2014-01-16" calcext:value-type="date">
            <text:p>01/16/14</text:p>
          </table:table-cell>
          <table:table-cell office:value-type="string" calcext:value-type="string">
            <text:p>  Dubravka Šuica <text:s/>(PPE), <text:s/>napisan. − Podržavam prijedlog preformuliranja određenih pravila unutar Poslovnika Europskog parlamenta o ukidanju i zaštiti imuniteta parlamentarnog zastupnika kako bi njihova struktura bila dosljednija i usklađena sa nedavnom sudskom praksom pravne filozofije. Dijelim mišljenje kako imunitet zastupnika u Europskom parlamentu nije osobna povlastica te bi ga upravo iz toga razloga poslovnik o radu trebao regulirati na dovoljno detaljan način kako bi se zaštitila ustanova koja direktno zastupa sve građane Europske unije pa tako i Hrvatske. S obzirom na navedeno Parlament mora nastaviti djelovati u cilju očuvanja svoga integriteta kao demokratske zakonodavne skupštine koja osigurava nezavisnost zastupnika u obnašanju njihovih parlamentarnih dužnosti.</text:p>
          </table:table-cell>
        </table:table-row>
        <table:table-row table:style-name="ro1">
          <table:table-cell office:value-type="string" calcext:value-type="string">
            <text:p>http://www.europarl.europa.eu/sides/getDoc.do?pubRef=-//EP//TEXT+CRE+20140116+ITEM-009-07+DOC+XML+V0//EN&amp;amp;language=EN&amp;amp;query=INTERV&amp;amp;detail=4-287-250</text:p>
          </table:table-cell>
          <table:table-cell office:value-type="string" calcext:value-type="string">
            <text:p><text:s/>EU citizenship for sale (RCB7-0015/2014, B7-0015/2014, B7-0017/2014, B7-0028/2014, B7-0029/2014, B7-0030/2014, B7-0031/2014) </text:p>
          </table:table-cell>
          <table:table-cell office:value-type="string" calcext:value-type="string">
            <text:p>16-01-2014</text:p>
          </table:table-cell>
          <table:table-cell table:formula="of:=DATE(VALUE(MID([.C139]; 7; 4)); VALUE(MID([.C139]; 4; 2)); VALUE(MID([.C139]; 1; 2)))" office:value-type="date" office:date-value="2014-01-16" calcext:value-type="date">
            <text:p>01/16/14</text:p>
          </table:table-cell>
          <table:table-cell office:value-type="string" calcext:value-type="string">
            <text:p>  Dubravka Šuica <text:s/>(PPE), <text:s/>napisan. − Svjesna sam kako se prema Ugovorima o Europskoj uniji pitanje boravišta i državljanstva regulira nacionalnim zakonodavstvom, no svejedno izražavam zabrinutost odlukama određenih članica koje poduzimaju korake za uvođenje stvarne prodaje državljanstva. Budući da je Hrvatska svoju samostalnost platila putem rata, te je prošla dug put do europske integracije, osjećam potrebu pozvati sve zemlje članice da se ponašaju odgovorno u očuvanju zajedničkih vrijednosti. Podsjećam da državljanstvo ne podrazumijeva samo prava već i odgovornosti, stoga svi zajedno moramo biti oprezni pri korištenju ovlasti jer građanstvo EU-a nikada ne bi trebalo postati utrživo.</text:p>
          </table:table-cell>
        </table:table-row>
        <table:table-row table:style-name="ro1">
          <table:table-cell office:value-type="string" calcext:value-type="string">
            <text:p>http://www.europarl.europa.eu/sides/getDoc.do?pubRef=-//EP//TEXT+CRE+20140116+ITEM-009-08+DOC+XML+V0//EN&amp;amp;language=EN&amp;amp;query=INTERV&amp;amp;detail=4-303-250</text:p>
          </table:table-cell>
          <table:table-cell office:value-type="string" calcext:value-type="string">
            <text:p><text:s/>2013 progress report on Serbia (B7-0006/2014) </text:p>
          </table:table-cell>
          <table:table-cell office:value-type="string" calcext:value-type="string">
            <text:p>16-01-2014</text:p>
          </table:table-cell>
          <table:table-cell table:formula="of:=DATE(VALUE(MID([.C140]; 7; 4)); VALUE(MID([.C140]; 4; 2)); VALUE(MID([.C140]; 1; 2)))" office:value-type="date" office:date-value="2014-01-16" calcext:value-type="date">
            <text:p>01/16/14</text:p>
          </table:table-cell>
          <table:table-cell office:value-type="string" calcext:value-type="string">
            <text:p>  Dubravka Šuica <text:s/>(PPE), <text:s/>napisan. − Pozdravljam napredak Srbije, naime stabilna Srbija je potrebna jugoistočnoj Europi isto kao i sve države tog područja ali, treba naglasiti, ključna je predanost reformama i visoka razina odgovornosti. Ali unatoč tome ne želim prešutjeti potrebu o otvaranju arhiva i pronalasku nestalih osoba iz Domovinskog rata. Te osobe danas nisu briga samo Hrvatske nego se oni tretiraju kao nestali građani Europske unije. Stoga želim Srbiji napredak ali i ekonomskim rječnikom rečeno prije svega želim Srbiji „clean start”.</text:p>
          </table:table-cell>
        </table:table-row>
        <table:table-row table:style-name="ro1">
          <table:table-cell office:value-type="string" calcext:value-type="string">
            <text:p>http://www.europarl.europa.eu/sides/getDoc.do?pubRef=-//EP//TEXT+CRE+20140116+ITEM-009-09+DOC+XML+V0//EN&amp;amp;language=EN&amp;amp;query=INTERV&amp;amp;detail=4-321-250</text:p>
          </table:table-cell>
          <table:table-cell office:value-type="string" calcext:value-type="string">
            <text:p><text:s/>European integration process of Kosovo (B7-0004/2014) </text:p>
          </table:table-cell>
          <table:table-cell office:value-type="string" calcext:value-type="string">
            <text:p>16-01-2014</text:p>
          </table:table-cell>
          <table:table-cell table:formula="of:=DATE(VALUE(MID([.C141]; 7; 4)); VALUE(MID([.C141]; 4; 2)); VALUE(MID([.C141]; 1; 2)))" office:value-type="date" office:date-value="2014-01-16" calcext:value-type="date">
            <text:p>01/16/14</text:p>
          </table:table-cell>
          <table:table-cell office:value-type="string" calcext:value-type="string">
            <text:p>  Dubravka Šuica <text:s/>(PPE), <text:s/>napisan. − Ova 2013. godina je, kada je riječ o Jugoistočnoj Europi, jako dobra godina. Prije svega, Hrvatska je postala punopravna članica EU, Srbija je dobila datum pregovora a Kosovo je usvojilo sporazum o stabilizaciji i pridruživanju. Treba posebno naglasiti uspjeh u postizanju sporazuma Beograd-Priština pod pokroviteljstvom EU, naravno uz asistenciju gospođe Ashton. Preokret Srbije u odnosu prema Kosovu je dobar početak, međutim srpski ustav još uvijek tretira Kosovo kao dio Srbije, a pet država članica još uvijek nije priznala Kosovo. Zato, uz neophodne reforme koje se odnose na reformu državne uprave a prije svega pravosuđa, će biti potrebno puno predanosti i mudrosti kako bih Kosovo ustrajalo na europskom putu i pridružilo se zemljama slobodne Europe.</text:p>
          </table:table-cell>
        </table:table-row>
        <table:table-row table:style-name="ro1">
          <table:table-cell office:value-type="string" calcext:value-type="string">
            <text:p>http://www.europarl.europa.eu/sides/getDoc.do?pubRef=-//EP//TEXT+CRE+20140116+ITEM-009-10+DOC+XML+V0//EN&amp;amp;language=EN&amp;amp;query=INTERV&amp;amp;detail=4-334-250</text:p>
          </table:table-cell>
          <table:table-cell office:value-type="string" calcext:value-type="string">
            <text:p><text:s/>2012 progress report on Iceland and post-election perspectives (B7-0005/2014) </text:p>
          </table:table-cell>
          <table:table-cell office:value-type="string" calcext:value-type="string">
            <text:p>16-01-2014</text:p>
          </table:table-cell>
          <table:table-cell table:formula="of:=DATE(VALUE(MID([.C142]; 7; 4)); VALUE(MID([.C142]; 4; 2)); VALUE(MID([.C142]; 1; 2)))" office:value-type="date" office:date-value="2014-01-16" calcext:value-type="date">
            <text:p>01/16/14</text:p>
          </table:table-cell>
          <table:table-cell office:value-type="string" calcext:value-type="string">
            <text:p>  Dubravka Šuica <text:s/>(PPE), <text:s/>napisan. − Hrvatska je mlada članica EU-a koja je ne tako davno prolazila dugotrajan i složen proces pristupanja Europskoj uniji te zato pozdravljam značajan napredak Islanda gdje su od otvaranja pregovora 2010. godine otvorena sva poglavlja od kojih je 11 privremeno zatvoreno. Svjesna sam činjenice kako je novoizabrana Vlada Islanda zaustavila postupak pristupanja kako bi u nacionalnom parlamentu raspravila o razvoju događaja te eventualnim državnim referendumom odlučila o nastavku svoga puta. Primjećujem kako Island ima općenito dobre kapacitete u smislu preuzimanja obaveza koje proizlaze iz članstva i izražavam želju da Island nastavi i dovrši postupak pristupanja Europskoj uniji te pozdravljam mogućnost da nova članica EU-a bude Island, kao država sa uhodanom demokracijom, snažnim institucijama i civilnim društvom.</text:p>
          </table:table-cell>
        </table:table-row>
        <table:table-row table:style-name="ro1">
          <table:table-cell office:value-type="string" calcext:value-type="string">
            <text:p>http://www.europarl.europa.eu/sides/getDoc.do?pubRef=-//EP//TEXT+CRE+20140116+ITEM-009-11+DOC+XML+V0//EN&amp;amp;language=EN&amp;amp;query=INTERV&amp;amp;detail=4-343-250</text:p>
          </table:table-cell>
          <table:table-cell office:value-type="string" calcext:value-type="string">
            <text:p><text:s/>Situation in South Sudan (RCB7-0018/2014, B7-0018/2014, B7-0019/2014, B7-0020/2014, B7-0021/2014, B7-0022/2014, B7-0032/2014) </text:p>
          </table:table-cell>
          <table:table-cell office:value-type="string" calcext:value-type="string">
            <text:p>16-01-2014</text:p>
          </table:table-cell>
          <table:table-cell table:formula="of:=DATE(VALUE(MID([.C143]; 7; 4)); VALUE(MID([.C143]; 4; 2)); VALUE(MID([.C143]; 1; 2)))" office:value-type="date" office:date-value="2014-01-16" calcext:value-type="date">
            <text:p>01/16/14</text:p>
          </table:table-cell>
          <table:table-cell office:value-type="string" calcext:value-type="string">
            <text:p>  Dubravka Šuica <text:s/>(PPE), <text:s/>napisan. − Posljednji mjesec možemo svjedočiti velikoj krizi koja se događa u Južnom Sudanu, koja je nažalost rezultirala sa 1000 mrtvih te više od 200 000 raseljenih u susjedne zemlje. Izražavam zabrinutost u vezi naglog pogoršanje sigurnosne i humanitarne krize koja proizlazi iz političkog spora te nasilja u zemlji što ozbiljno ugrožava stabilnost i dugoročnu sigurnost u Južnom Sudanu, kao i stabilnost i sigurnost regije u cjelini. Također svjedočimo kršenju ljudskih prava te nedostatku osnovnih životnih potreba za civile. Moramo se fokusirati na humanitarne akcije za pokrivanje osnovnih životnih potreba i pomoć svim civilima kojima je to potrebno. Isto tako moramo pomoći novoj državi u prijelazu u demokratsku državu, na temelju poštivanja ljudskih prava , vladavine prava i odgovornosti kako bi se osigurali pristojni uvjeti za život. Politika Europske unije je promicanje blagostanja, suradnje i mira u ovoj regijo i diljem svijeta te smatram da je ovo problem koji traži urgentno rješenje da bi se izbjegle veće katastrofe i veća stradanja civila.</text:p>
          </table:table-cell>
        </table:table-row>
        <table:table-row table:style-name="ro1">
          <table:table-cell office:value-type="string" calcext:value-type="string">
            <text:p>http://www.europarl.europa.eu/sides/getDoc.do?pubRef=-//EP//TEXT+CRE+20140116+ITEM-009-12+DOC+XML+V0//EN&amp;amp;language=EN&amp;amp;query=INTERV&amp;amp;detail=4-364-250</text:p>
          </table:table-cell>
          <table:table-cell office:value-type="string" calcext:value-type="string">
            <text:p><text:s/>EU homelessness strategy (RCB7-0008/2014, B7-0008/2014, B7-0009/2014, B7-0010/2014, B7-0011/2014, B7-0012/2014) </text:p>
          </table:table-cell>
          <table:table-cell office:value-type="string" calcext:value-type="string">
            <text:p>16-01-2014</text:p>
          </table:table-cell>
          <table:table-cell table:formula="of:=DATE(VALUE(MID([.C144]; 7; 4)); VALUE(MID([.C144]; 4; 2)); VALUE(MID([.C144]; 1; 2)))" office:value-type="date" office:date-value="2014-01-16" calcext:value-type="date">
            <text:p>01/16/14</text:p>
          </table:table-cell>
          <table:table-cell office:value-type="string" calcext:value-type="string">
            <text:p>  Dubravka Šuica <text:s/>(PPE), <text:s/>napisan. − Beskućništvo predstavlja povredu ljudskog dostojanstva i ljudskih prava budući da predstavlja egzistencijalno pravo svakog čovjeka. Smatram pomalo tužnim da u današnjem svijetu koji se naziva naprednim, svaka osoba nema omogućene osnovne životne uvjete. Beskućništvo treba predstavljati prioritet politike Europske unije čije bi se institucije trebale pozabaviti nadziranjem beskućništva, poboljšanjem znanja o politikama i uslugama za beskućništvo, pripremanjem i daljnjem razvoju strategije EU-a o beskućništvu. Ipak, najhitnija je funkcionalna i učinkovita socijalna politika svake države članice koje trebaju imati za cilj suradnju s odgovarajućim organizacijama za pomoć, kako bi beskućnicima omogućili savjetovanje i smještaj te borbu protiv marginalizacije tih ljudi. Naravno da uvijek postoje slučajevi koji se teško mogu kontrolirati, ali oni trebaju biti iznimka. Danas smo nažalost svjedoci kako se broj beskućnika povećava, što može značiti da nešto i u samom sustavu ne valja, bilo nacionalnom, bilo na razini zajednice. Ipak, bilo bi najbolje da jača socijalna države a time bi se smanjio broj beskućnika.</text:p>
          </table:table-cell>
        </table:table-row>
        <table:table-row table:style-name="ro1">
          <table:table-cell office:value-type="string" calcext:value-type="string">
            <text:p>http://www.europarl.europa.eu/sides/getDoc.do?pubRef=-//EP//TEXT+CRE+20140203+ITEM-013+DOC+XML+V0//EN&amp;amp;language=EN&amp;amp;query=INTERV&amp;amp;detail=1-055-500</text:p>
          </table:table-cell>
          <table:table-cell office:value-type="string" calcext:value-type="string">
            <text:p><text:s/>Promoting free movement by simplifying the acceptance of certain public documents (debate) </text:p>
          </table:table-cell>
          <table:table-cell office:value-type="string" calcext:value-type="string">
            <text:p>03-02-2014</text:p>
          </table:table-cell>
          <table:table-cell table:formula="of:=DATE(VALUE(MID([.C145]; 7; 4)); VALUE(MID([.C145]; 4; 2)); VALUE(MID([.C145]; 1; 2)))" office:value-type="date" office:date-value="2014-02-03" calcext:value-type="date">
            <text:p>02/03/14</text:p>
          </table:table-cell>
          <table:table-cell office:value-type="string" calcext:value-type="string">
            <text:p>  Dubravka Šuica <text:s/>(PPE), <text:s/>napisan. – <text:s/>Cilj prijedloga izvjestitelja jest omogućiti slobodno kolanje javnih dokumenata unutar država članica EU-a, čime se pojednostavljuje život građana i poslovnih subjekata. Smatram da danas, kada se veliki broj zemalja članica EU-a i dalje nije oporavio od financijske krize, pojednostavljivanje postupka poslovanja može biti pozitivna promjena prema uklanjanju administracijskih barijera s kojima se danas susreću građani diljem EU-a. Jednoglasnim usvajanjem ovog izviješća u Odboru za pravna pitana Europskog parlamenta potvrđeno je postojanje konsenzusa svih političkih skupina, čiji je cilj uklanjanje nepotrebne administracijske barijere jer je kretanje i građana i poduzeća tj. poduzetničkih aktivnosti jedna od temeljne četiri slobode na kojima počiva EU. </text:p>
          </table:table-cell>
        </table:table-row>
        <table:table-row table:style-name="ro1">
          <table:table-cell office:value-type="string" calcext:value-type="string">
            <text:p>http://www.europarl.europa.eu/sides/getDoc.do?pubRef=-//EP//TEXT+CRE+20140204+ITEM-018+DOC+XML+V0//EN&amp;amp;language=EN&amp;amp;query=INTERV&amp;amp;detail=2-776-000</text:p>
          </table:table-cell>
          <table:table-cell office:value-type="string" calcext:value-type="string">
            <text:p><text:s/>A 2030 framework for climate and energy policies (debate) </text:p>
          </table:table-cell>
          <table:table-cell office:value-type="string" calcext:value-type="string">
            <text:p>04-02-2014</text:p>
          </table:table-cell>
          <table:table-cell table:formula="of:=DATE(VALUE(MID([.C146]; 7; 4)); VALUE(MID([.C146]; 4; 2)); VALUE(MID([.C146]; 1; 2)))" office:value-type="date" office:date-value="2014-02-04" calcext:value-type="date">
            <text:p>02/04/14</text:p>
          </table:table-cell>
          <table:table-cell office:value-type="string" calcext:value-type="string">
            <text:p>  Dubravka Šuica <text:s/>(PPE). - <text:s/>Gospodine predsjedniče, kao čalnica Odbora ENVI ipak pozdravljam Zelenu knjigu Komisije u okviru klimatskih i energetskih politika za 2030. godinu i očekujem da će Europsko vijeće riješiti ova pitanja na najbolji mogući način i očuvati održivu konkurentnu prednost za Europsku uniju.</text:p>
          </table:table-cell>
        </table:table-row>
        <table:table-row table:style-name="ro1">
          <table:table-cell office:value-type="string" calcext:value-type="string">
            <text:p>http://www.europarl.europa.eu/sides/getDoc.do?pubRef=-//EP//TEXT+CRE+20140204+ITEM-019+DOC+XML+V0//EN&amp;amp;language=EN&amp;amp;query=INTERV&amp;amp;detail=2-812-000</text:p>
          </table:table-cell>
          <table:table-cell office:value-type="string" calcext:value-type="string">
            <text:p><text:s/>Compliance with the rules of the Common Fisheries Policy (debate) </text:p>
          </table:table-cell>
          <table:table-cell office:value-type="string" calcext:value-type="string">
            <text:p>04-02-2014</text:p>
          </table:table-cell>
          <table:table-cell table:formula="of:=DATE(VALUE(MID([.C147]; 7; 4)); VALUE(MID([.C147]; 4; 2)); VALUE(MID([.C147]; 1; 2)))" office:value-type="date" office:date-value="2014-02-04" calcext:value-type="date">
            <text:p>02/04/14</text:p>
          </table:table-cell>
          <table:table-cell office:value-type="string" calcext:value-type="string">
            <text:p>  Dubravka Šuica <text:s/>(PPE). - <text:s/>Gospodine predsjedniče, jasno je da moramo prilagoditi ovu Uredbu Ugovoru iz Lisabona jer bi reforma ostala mrtvo slovo na papiru da ne uspostavimo pravni mehanizam kontrole. Isto se tako slažem s nekim govornicima koji su rekli da je ova ribarstvena politika ostala udaljena od realnosti i da ne uzima u obzir posebnosti zemalja članica, dakle ja ovdje govorim o Hrvatskoj, dakle potpuno su različite situacije u različitim zemljama i stoga smatram da treba omogućiti zemljama članicama da razviju regionalnu ribarstvenu politiku. </text:p>
          </table:table-cell>
        </table:table-row>
        <table:table-row table:style-name="ro1">
          <table:table-cell office:value-type="string" calcext:value-type="string">
            <text:p>http://www.europarl.europa.eu/sides/getDoc.do?pubRef=-//EP//TEXT+CRE+20140205+ITEM-005+DOC+XML+V0//EN&amp;amp;language=EN&amp;amp;query=INTERV&amp;amp;detail=3-051-000</text:p>
          </table:table-cell>
          <table:table-cell office:value-type="string" calcext:value-type="string">
            <text:p><text:s/>Compensation and assistance to passengers in the event of denied boarding and of cancellation or long delay of flights (debate) </text:p>
          </table:table-cell>
          <table:table-cell office:value-type="string" calcext:value-type="string">
            <text:p>05-02-2014</text:p>
          </table:table-cell>
          <table:table-cell table:formula="of:=DATE(VALUE(MID([.C148]; 7; 4)); VALUE(MID([.C148]; 4; 2)); VALUE(MID([.C148]; 1; 2)))" office:value-type="date" office:date-value="2014-02-05" calcext:value-type="date">
            <text:p>02/05/14</text:p>
          </table:table-cell>
          <table:table-cell office:value-type="string" calcext:value-type="string">
            <text:p>  Dubravka Šuica <text:s/>(PPE). - <text:s/>Poštovani predsjedniče, građani me često pitaju, s obzirom da smo nova članica Europske unije, koji interes oni imaju od Europskog parlamenta i što mi ondje zapravo radimo. </text:p>
          </table:table-cell>
        </table:table-row>
        <table:table-row table:style-name="ro1">
          <table:table-cell office:value-type="string" calcext:value-type="string">
            <text:p>http://www.europarl.europa.eu/sides/getDoc.do?pubRef=-//EP//TEXT+CRE+20140205+ITEM-010-02+DOC+XML+V0//EN&amp;amp;language=EN&amp;amp;query=INTERV&amp;amp;detail=3-216-000</text:p>
          </table:table-cell>
          <table:table-cell office:value-type="string" calcext:value-type="string">
            <text:p><text:s/>Conditions of entry and residence of third-country nationals for the purposes of seasonal employment (A7-0428/2013 - Claude Moraes) </text:p>
          </table:table-cell>
          <table:table-cell office:value-type="string" calcext:value-type="string">
            <text:p>05-02-2014</text:p>
          </table:table-cell>
          <table:table-cell table:formula="of:=DATE(VALUE(MID([.C149]; 7; 4)); VALUE(MID([.C149]; 4; 2)); VALUE(MID([.C149]; 1; 2)))" office:value-type="date" office:date-value="2014-02-05" calcext:value-type="date">
            <text:p>02/05/14</text:p>
          </table:table-cell>
          <table:table-cell office:value-type="string" calcext:value-type="string">
            <text:p>  Dubravka Šuica <text:s/>(PPE). - <text:s/>Gospođo predsjednice, budući da dolazim iz najmlađe članice Europske unije čiji su građani do prvoga srpnja bili državljani trećih zemalja, podržala sam usvajanje ovakve regulative jer su i mnogi državljani Hrvatske radili sezonske poslove izvan domovine, ne zato što su željeli, nego zato što su nažalost bili prisiljeni, ponekad iz političkih razloga, ponekad zbog loše gospodarske situacije. </text:p>
          </table:table-cell>
        </table:table-row>
        <table:table-row table:style-name="ro1">
          <table:table-cell office:value-type="string" calcext:value-type="string">
            <text:p>http://www.europarl.europa.eu/sides/getDoc.do?pubRef=-//EP//TEXT+CRE+20140205+ITEM-010-03+DOC+XML+V0//EN&amp;amp;language=EN&amp;amp;query=INTERV&amp;amp;detail=3-253-250</text:p>
          </table:table-cell>
          <table:table-cell office:value-type="string" calcext:value-type="string">
            <text:p><text:s/>Imports of Atlantic bigeye tuna (A7-0475/2013 - Raül Romeva i Rueda) </text:p>
          </table:table-cell>
          <table:table-cell office:value-type="string" calcext:value-type="string">
            <text:p>05-02-2014</text:p>
          </table:table-cell>
          <table:table-cell table:formula="of:=DATE(VALUE(MID([.C150]; 7; 4)); VALUE(MID([.C150]; 4; 2)); VALUE(MID([.C150]; 1; 2)))" office:value-type="date" office:date-value="2014-02-05" calcext:value-type="date">
            <text:p>02/05/14</text:p>
          </table:table-cell>
          <table:table-cell office:value-type="string" calcext:value-type="string">
            <text:p>  Dubravka Šuica <text:s/>(PPE), <text:s/>napisan. - Međunarodna komisija za zaštitu atlantskih tuna (ICCAT) je 1998. godine usvojila Rezoluciju 98-18 koja se odnosi na neprijavljene i neregulirani način hvatanja tune ribarskim brodovima na određenoj površini u Atlantskom oceanu. Nakon uvođenja ove rezolucije postojale su određene zemlje koje se nisu pridržavala preuzetih pravila te je u skladu s Rezolucijom ICCAT-a dogovoreno da se ne kupuju tune iz tih zemalja.Vijeće i Odbor za ribarstvo Europskog parlamenta su odbili prijedlog Komisije koji zabranjuje uvoz tune iz Bolivije, Kambodže, Ekvatorijalne Gvineje, Siera Leonea i Gruzije jer Odbor smatra da potrebno nametnuti tzv. sankcije na uvoz tune jedino iz Gruzije i Bolivije jer po mišljenju Odbora za ribarstvo te dvije zemlje krše Rezoluciju 98-18.Kao članica Odbora za okoliš, javno zdravstvo i sigurnost hrane sam podržala ovo Izviješće jer smatram da doprinosi održivom i uravnoteženom ekološkom razvoju i zaštiti okoliša u skladu sa međunarodnim propisima.</text:p>
          </table:table-cell>
        </table:table-row>
        <table:table-row table:style-name="ro1">
          <table:table-cell office:value-type="string" calcext:value-type="string">
            <text:p>http://www.europarl.europa.eu/sides/getDoc.do?pubRef=-//EP//TEXT+CRE+20140205+ITEM-010-04+DOC+XML+V0//EN&amp;amp;language=EN&amp;amp;query=INTERV&amp;amp;detail=3-266-250</text:p>
          </table:table-cell>
          <table:table-cell office:value-type="string" calcext:value-type="string">
            <text:p><text:s/>EU-Gabon protocol setting out fishing opportunities and the financial contribution provided for in the Fisheries Partnership Agreement (A7-0049/2014 - João Ferreira) </text:p>
          </table:table-cell>
          <table:table-cell office:value-type="string" calcext:value-type="string">
            <text:p>05-02-2014</text:p>
          </table:table-cell>
          <table:table-cell table:formula="of:=DATE(VALUE(MID([.C151]; 7; 4)); VALUE(MID([.C151]; 4; 2)); VALUE(MID([.C151]; 1; 2)))" office:value-type="date" office:date-value="2014-02-05" calcext:value-type="date">
            <text:p>02/05/14</text:p>
          </table:table-cell>
          <table:table-cell office:value-type="string" calcext:value-type="string">
            <text:p>  Dubravka Šuica <text:s/>(PPE), <text:s/>napisan. - Podržavam ovaj prijedlog budući da u sebi sadrži ekonomski, gospodarski te socijalni cilj. Naime, prijedlogom se potiče suradnja stranaka što ima za posljedicu postizanje blagostanja u sektoru ribarstva, građanima EU-a omogućuje dugoročno osiguranje stabilne, sigurne i zdrave zalihe hrane. Također, iz prijedloga se jasno vidi kako će se poštivati pravilo očuvanja morskog okoliša, upravljanje ribarstvom vodit će se ekološkim pristupom i pristupom predostrožnosti. Time će se osigurati ograničeni utjecaj ribolovnih djelatnosti na morski ekološki sustav te će se zaštititi morski resursi. Obje strane su zasigurno na dobitku.I u Hrvatskoj ribarstvo ima važnu socijalnu i gospodarsku ulogu, iako ribarska industrija nije na razini kojoj bi trebala biti.Još uvijek se pridaje ne dovoljna važnost učinkovitom i održivom gospodarenju te upravljanju morem i obalnim područjima, stoga se moramo uvijek zalagati za održivi plavi razvoj kako bi i buduće generacije imale zdrave zalihe hrane.</text:p>
          </table:table-cell>
        </table:table-row>
        <table:table-row table:style-name="ro1">
          <table:table-cell office:value-type="string" calcext:value-type="string">
            <text:p>http://www.europarl.europa.eu/sides/getDoc.do?pubRef=-//EP//TEXT+CRE+20140205+ITEM-010-05+DOC+XML+V0//EN&amp;amp;language=EN&amp;amp;query=INTERV&amp;amp;detail=3-276-375</text:p>
          </table:table-cell>
          <table:table-cell office:value-type="string" calcext:value-type="string">
            <text:p><text:s/>Relations between the EU on the one hand, and Greenland and the Kingdom of Denmark on the other (A7-0054/2014 - Ricardo Cortés Lastra) </text:p>
          </table:table-cell>
          <table:table-cell office:value-type="string" calcext:value-type="string">
            <text:p>05-02-2014</text:p>
          </table:table-cell>
          <table:table-cell table:formula="of:=DATE(VALUE(MID([.C152]; 7; 4)); VALUE(MID([.C152]; 4; 2)); VALUE(MID([.C152]; 1; 2)))" office:value-type="date" office:date-value="2014-02-05" calcext:value-type="date">
            <text:p>02/05/14</text:p>
          </table:table-cell>
          <table:table-cell office:value-type="string" calcext:value-type="string">
            <text:p>  Dubravka Šuica <text:s/>(PPE), <text:s/>napisan. - Pozdravljam ovo Izviješće jer smatram da je suradnja između Europske unije sa Grenlandom i Kraljevinom Danskom važna za sve tri strane. Sagledavajući zajedničke ciljeve partnerstva, društvene i političke temelje, te uzimajući u obzir geostrateški značaj Grenlanda i arktičkog područja za EU, podržavam daljnju suradnju sa ovim zemljama, te za sastavljanje novog programa 2014-2020, s obzirom da stari program više nije u funkciji od 31. prosinca, 2013.Novi program za Partnerstvo će olakšati konzultacije i dijalog politika o ciljevima i područjima suradnje od zajedničkog interesa , a posebno u područjima kao što su : energija, klimatske promjene i zaštita okoliša, prirodni resursi uključujući sirovine i isključujući riblje proizvode , a pomorski promet, istraživanje i inovacije su samo neka od područja koja su od velikog interesa za EU kao i građane država članica.</text:p>
          </table:table-cell>
        </table:table-row>
        <table:table-row table:style-name="ro1">
          <table:table-cell office:value-type="string" calcext:value-type="string">
            <text:p>http://www.europarl.europa.eu/sides/getDoc.do?pubRef=-//EP//TEXT+CRE+20140205+ITEM-010-06+DOC+XML+V0//EN&amp;amp;language=EN&amp;amp;query=INTERV&amp;amp;detail=3-294-125</text:p>
          </table:table-cell>
          <table:table-cell office:value-type="string" calcext:value-type="string">
            <text:p><text:s/>Insurance of natural and man-made disasters (A7-0005/2014 - Sampo Terho) </text:p>
          </table:table-cell>
          <table:table-cell office:value-type="string" calcext:value-type="string">
            <text:p>05-02-2014</text:p>
          </table:table-cell>
          <table:table-cell table:formula="of:=DATE(VALUE(MID([.C153]; 7; 4)); VALUE(MID([.C153]; 4; 2)); VALUE(MID([.C153]; 1; 2)))" office:value-type="date" office:date-value="2014-02-05" calcext:value-type="date">
            <text:p>02/05/14</text:p>
          </table:table-cell>
          <table:table-cell office:value-type="string" calcext:value-type="string">
            <text:p>  Dubravka Šuica <text:s/>(PPE), <text:s/>napisan. - Podržavam prijedlog rezolucije koji naglašava kako je sprečavanje najvažniji čimbenik zaštite ljudi i izbjegavanja gubitaka izazvanih neočekivanim događajima. Europska unija se mora razvijati kao društvo sa visokom svijesti građana o prirodnim rizicima i rizicima koje je prouzročio čovjek te pozdravljam povezivanje istraživačkih instituta i osiguravajućih društava sa ciljem pripremanja građana da budu sposobniji u suočavanju sa rizicima. Ovo je ujedno i poziv hrvatskoj Vladi da poduzme preventivne mjere kako bi se ublažile posljedice prirodnih katastrofa, da primjerima prakse iz Europske unije potakne podizanje svijesti kod građana o rizicima prirodnih katastrofa. Pošto država, a u konačnici i lokalna zajednica snose najveći dio tereta izravnih ili neizravnih troškova smatram da se mora dodatno raditi na provedbi odgovarajućih preventivnih mjera kako bi se ublažile eventualne posljedice.</text:p>
          </table:table-cell>
        </table:table-row>
        <table:table-row table:style-name="ro1">
          <table:table-cell office:value-type="string" calcext:value-type="string">
            <text:p>http://www.europarl.europa.eu/sides/getDoc.do?pubRef=-//EP//TEXT+CRE+20140205+ITEM-010-10+DOC+XML+V0//EN&amp;amp;language=EN&amp;amp;query=INTERV&amp;amp;detail=3-313-000</text:p>
          </table:table-cell>
          <table:table-cell office:value-type="string" calcext:value-type="string">
            <text:p><text:s/>Agreement between the European Union and the Swiss Confederation concerning cooperation on the application of their competition laws (A7-0060/2014 - George Sabin Cutaş) </text:p>
          </table:table-cell>
          <table:table-cell office:value-type="string" calcext:value-type="string">
            <text:p>05-02-2014</text:p>
          </table:table-cell>
          <table:table-cell table:formula="of:=DATE(VALUE(MID([.C154]; 7; 4)); VALUE(MID([.C154]; 4; 2)); VALUE(MID([.C154]; 1; 2)))" office:value-type="date" office:date-value="2014-02-05" calcext:value-type="date">
            <text:p>02/05/14</text:p>
          </table:table-cell>
          <table:table-cell office:value-type="string" calcext:value-type="string">
            <text:p>  Dubravka Šuica <text:s/>(PPE). - <text:s/>Gospođo predsjednice, glasovala sam za ovaj Sporazum između Europske unije i Švicarske Konfederacije. U prošlosti je bilo puno slučajeva u kojima je Komisija pokazala zabrinutost u vezi prakse koja je uključivala švicarske kompanije i tržište jer oni bitno utječu na tržište Europske unije. </text:p>
          </table:table-cell>
        </table:table-row>
        <table:table-row table:style-name="ro1">
          <table:table-cell office:value-type="string" calcext:value-type="string">
            <text:p>http://www.europarl.europa.eu/sides/getDoc.do?pubRef=-//EP//TEXT+CRE+20140205+ITEM-010-11+DOC+XML+V0//EN&amp;amp;language=EN&amp;amp;query=INTERV&amp;amp;detail=3-335-000</text:p>
          </table:table-cell>
          <table:table-cell office:value-type="string" calcext:value-type="string">
            <text:p><text:s/>EU cooperation agreements on competition policy enforcement – the way forward (B7-0088/2014) </text:p>
          </table:table-cell>
          <table:table-cell office:value-type="string" calcext:value-type="string">
            <text:p>05-02-2014</text:p>
          </table:table-cell>
          <table:table-cell table:formula="of:=DATE(VALUE(MID([.C155]; 7; 4)); VALUE(MID([.C155]; 4; 2)); VALUE(MID([.C155]; 1; 2)))" office:value-type="date" office:date-value="2014-02-05" calcext:value-type="date">
            <text:p>02/05/14</text:p>
          </table:table-cell>
          <table:table-cell office:value-type="string" calcext:value-type="string">
            <text:p>  Dubravka Šuica <text:s/>(PPE). - <text:s/>Gospođo predsjednice, kao što sam već rekla, Švicarska Konfederacija nije članica Europske unije, ali je članica Schengenskog područja i vrlo je važan vitalni partner za zemlje Europske unije. Stoga postoji značajan interes za Europsku uniju da osigura suradnju i visoki stupanj podudarnosti između zakona Europske unije i Švicarske, što je razlog zašto sam glasala za ovu rezoluciju.</text:p>
          </table:table-cell>
        </table:table-row>
        <table:table-row table:style-name="ro1">
          <table:table-cell office:value-type="string" calcext:value-type="string">
            <text:p>http://www.europarl.europa.eu/sides/getDoc.do?pubRef=-//EP//TEXT+CRE+20140205+ITEM-010-12+DOC+XML+V0//EN&amp;amp;language=EN&amp;amp;query=INTERV&amp;amp;detail=3-360-250</text:p>
          </table:table-cell>
          <table:table-cell office:value-type="string" calcext:value-type="string">
            <text:p><text:s/>Authorising Member States to ratify, in the interests of the European Union, the Arms Trade Treaty (A7-0041/2014 - David Martin) </text:p>
          </table:table-cell>
          <table:table-cell office:value-type="string" calcext:value-type="string">
            <text:p>05-02-2014</text:p>
          </table:table-cell>
          <table:table-cell table:formula="of:=DATE(VALUE(MID([.C156]; 7; 4)); VALUE(MID([.C156]; 4; 2)); VALUE(MID([.C156]; 1; 2)))" office:value-type="date" office:date-value="2014-02-05" calcext:value-type="date">
            <text:p>02/05/14</text:p>
          </table:table-cell>
          <table:table-cell office:value-type="string" calcext:value-type="string">
            <text:p>  Dubravka Šuica <text:s/>(PPE), <text:s/>in writing. - I support the recommendation of the Arms Trade Treaty as it is an important in creating an international standard for regulating the trade of illicit arms and thus contributing to peace, security, reducing human suffering, promoting inter-state cooperation, transparency and state responsibility. Unlike weapons of mass destruction and land mines, the trade in conventional weapons has not been subject to a legally-binding global instrument, which highlights the importance of adopting the Arms Trade Treaty. As major Countries that are importers and exporters of weapons such as the US and India refrained from signing the Treaty, it is vital that the EU, with roughly 26 % of weapons exports, takes this opportunity to present itself as a leader with this treaty. Croatia was involved in speculation over illegal arms exports to Syria as recent as last year, which is why I would like to highlight the importance of this treaty and support its aim of contributing to reducing the international illicit arms trade. With a transparent exchange of information, this treaty will help us maintain and improve social and economic standards that can otherwise cause a great lack of stability, poverty, regional tensions, terrorism, corruption and, if in the hands of the wrong people, violence as well as major breaches of basic human rights.</text:p>
          </table:table-cell>
        </table:table-row>
        <table:table-row table:style-name="ro1">
          <table:table-cell office:value-type="string" calcext:value-type="string">
            <text:p>http://www.europarl.europa.eu/sides/getDoc.do?pubRef=-//EP//TEXT+CRE+20140205+ITEM-010-14+DOC+XML+V0//EN&amp;amp;language=EN&amp;amp;query=INTERV&amp;amp;detail=3-377-000</text:p>
          </table:table-cell>
          <table:table-cell office:value-type="string" calcext:value-type="string">
            <text:p><text:s/>Protection against dumped and subsidised imports from countries not members of the EU (A7-0053/2014 - Christofer Fjellner) </text:p>
          </table:table-cell>
          <table:table-cell office:value-type="string" calcext:value-type="string">
            <text:p>05-02-2014</text:p>
          </table:table-cell>
          <table:table-cell table:formula="of:=DATE(VALUE(MID([.C157]; 7; 4)); VALUE(MID([.C157]; 4; 2)); VALUE(MID([.C157]; 1; 2)))" office:value-type="date" office:date-value="2014-02-05" calcext:value-type="date">
            <text:p>02/05/14</text:p>
          </table:table-cell>
          <table:table-cell office:value-type="string" calcext:value-type="string">
            <text:p>  Dubravka Šuica <text:s/>(PPE). - <text:s/>Gospođo predsjednice, željela sam čestitati izvjestitelju na ovom dobro odrađenom poslu, budući da se radi o vrlo osjetljivoj temi, a znamo da je prije pet godina propao pokušaj zaštite trgovine u Europskoj uniji. </text:p>
          </table:table-cell>
        </table:table-row>
        <table:table-row table:style-name="ro1">
          <table:table-cell office:value-type="string" calcext:value-type="string">
            <text:p>http://www.europarl.europa.eu/sides/getDoc.do?pubRef=-//EP//TEXT+CRE+20140205+ITEM-010-15+DOC+XML+V0//EN&amp;amp;language=EN&amp;amp;query=INTERV&amp;amp;detail=3-407-000</text:p>
          </table:table-cell>
          <table:table-cell office:value-type="string" calcext:value-type="string">
            <text:p><text:s/>Compliance with the rules of the Common Fisheries Policy (A7-0468/2013 - Isabelle Thomas) </text:p>
          </table:table-cell>
          <table:table-cell office:value-type="string" calcext:value-type="string">
            <text:p>05-02-2014</text:p>
          </table:table-cell>
          <table:table-cell table:formula="of:=DATE(VALUE(MID([.C158]; 7; 4)); VALUE(MID([.C158]; 4; 2)); VALUE(MID([.C158]; 1; 2)))" office:value-type="date" office:date-value="2014-02-05" calcext:value-type="date">
            <text:p>02/05/14</text:p>
          </table:table-cell>
          <table:table-cell office:value-type="string" calcext:value-type="string">
            <text:p>  Dubravka Šuica <text:s/>(PPE), <text:s/>napisan. - Podržavam ovaj prijedlog uredbe o uspostavi sustava kontrole oko Zajedničke ribarstvene politike jer je to jedini način da Zajednička ribarstvena politika bude konherentna, međutim izražavam sumnju oko podjele nadležnosti i mogućnosti da parlament preuzme vršenje nadzora. Bitno je naglasiti da će zemlje članice moći uspostaviti vlastiti sustav kontrole i omogućiti da se razviju regionalne ribarstvene politike, a tu prvenstveno mislim na posebnosti hrvatskog ribarstva, ali bez obzira što sam skeptična u odnosu na ulogu Parlamenta reforma bi mogla ostati mrtvo slovo na papiru ukoliko ne uspostavimo legalni instrument kontrole i zato se zalažem da napravimo pravni okvir i da uskladimo regulativu sa Lisabonskim sporazumom.</text:p>
          </table:table-cell>
        </table:table-row>
        <table:table-row table:style-name="ro1">
          <table:table-cell office:value-type="string" calcext:value-type="string">
            <text:p>http://www.europarl.europa.eu/sides/getDoc.do?pubRef=-//EP//TEXT+CRE+20140205+ITEM-010-15+DOC+XML+V0//EN&amp;amp;language=EN&amp;amp;query=INTERV&amp;amp;detail=3-422-250</text:p>
          </table:table-cell>
          <table:table-cell office:value-type="string" calcext:value-type="string">
            <text:p><text:s/>Compliance with the rules of the Common Fisheries Policy (A7-0468/2013 - Isabelle Thomas) </text:p>
          </table:table-cell>
          <table:table-cell office:value-type="string" calcext:value-type="string">
            <text:p>05-02-2014</text:p>
          </table:table-cell>
          <table:table-cell table:formula="of:=DATE(VALUE(MID([.C159]; 7; 4)); VALUE(MID([.C159]; 4; 2)); VALUE(MID([.C159]; 1; 2)))" office:value-type="date" office:date-value="2014-02-05" calcext:value-type="date">
            <text:p>02/05/14</text:p>
          </table:table-cell>
          <table:table-cell office:value-type="string" calcext:value-type="string">
            <text:p>  Dubravka Šuica <text:s/>(PPE), <text:s/>napisan. - Podržavam ovaj prijedlog uredbe o uspostavi sustava kontrole oko Zajedničke ribarstvene politike jer je to jedini način da Zajednička ribarstvena politika bude konherentna, međutim izražavam sumnju oko podjele nadležnosti i mogućnosti da parlament preuzme vršenje nadzora. Bitno je naglasiti da će zemlje članice moći uspostaviti vlastiti sustav kontrole i omogućiti da se razviju regionalne ribarstvene politike, a tu prvenstveno mislim na posebnosti hrvatskog ribarstva, ali bez obzira što sam skeptična u odnosu na ulogu Parlamenta reforma bi mogla ostati mrtvo slovo na papiru ukoliko ne uspostavimo legalni instrument kontrole i zato se zalažem da napravimo pravni okvir i da uskladimo regulativu sa Lisabonskim sporazumom.</text:p>
          </table:table-cell>
        </table:table-row>
        <table:table-row table:style-name="ro1">
          <table:table-cell office:value-type="string" calcext:value-type="string">
            <text:p>http://www.europarl.europa.eu/sides/getDoc.do?pubRef=-//EP//TEXT+CRE+20140205+ITEM-010-16+DOC+XML+V0//EN&amp;amp;language=EN&amp;amp;query=INTERV&amp;amp;detail=3-434-750</text:p>
          </table:table-cell>
          <table:table-cell office:value-type="string" calcext:value-type="string">
            <text:p><text:s/>Equipment and protective systems intended for use in potentially explosive atmospheres (A7-0255/2012 - Zuzana Roithová) </text:p>
          </table:table-cell>
          <table:table-cell office:value-type="string" calcext:value-type="string">
            <text:p>05-02-2014</text:p>
          </table:table-cell>
          <table:table-cell table:formula="of:=DATE(VALUE(MID([.C160]; 7; 4)); VALUE(MID([.C160]; 4; 2)); VALUE(MID([.C160]; 1; 2)))" office:value-type="date" office:date-value="2014-02-05" calcext:value-type="date">
            <text:p>02/05/14</text:p>
          </table:table-cell>
          <table:table-cell office:value-type="string" calcext:value-type="string">
            <text:p>  Dubravka Šuica <text:s/>(PPE), <text:s/>in writing. - I voted in favour of this proposal. Manufacturers must demonstrate that equipment and protective systems intended for use in potentially explosive atmospheres have been designed and manufactured in compliance with the essential requirements. Experience has shown certain weaknesses and inconsistencies in the implementation and enforcement of legislation related to the quality of products, leading to the presence of non-compliant or dangerous products on the market and, consequently, a certain lack of trust in CE marking. I am in favour of this proposal because like all other products, ones with CE marks must ensure that they are properly labelled in order to guarantee EU consumers their right to accurate information. This is particularly important when it comes to equipment and protective systems intended for use in potentially explosive atmospheres, as great potential danger can arise from the use of such products.</text:p>
          </table:table-cell>
        </table:table-row>
        <table:table-row table:style-name="ro1">
          <table:table-cell office:value-type="string" calcext:value-type="string">
            <text:p>http://www.europarl.europa.eu/sides/getDoc.do?pubRef=-//EP//TEXT+CRE+20140205+ITEM-010-17+DOC+XML+V0//EN&amp;amp;language=EN&amp;amp;query=INTERV&amp;amp;detail=3-443-250</text:p>
          </table:table-cell>
          <table:table-cell office:value-type="string" calcext:value-type="string">
            <text:p><text:s/>Explosives for civil uses (A7-0256/2012 - Zuzana Roithová) </text:p>
          </table:table-cell>
          <table:table-cell office:value-type="string" calcext:value-type="string">
            <text:p>05-02-2014</text:p>
          </table:table-cell>
          <table:table-cell table:formula="of:=DATE(VALUE(MID([.C161]; 7; 4)); VALUE(MID([.C161]; 4; 2)); VALUE(MID([.C161]; 1; 2)))" office:value-type="date" office:date-value="2014-02-05" calcext:value-type="date">
            <text:p>02/05/14</text:p>
          </table:table-cell>
          <table:table-cell office:value-type="string" calcext:value-type="string">
            <text:p>  Dubravka Šuica <text:s/>(PPE), <text:s/>napisan. - Budući da dolazim iz Hrvatske, koja je ne tako davno imala rat podržala sam Izviješće o usklađivanju zakonodavstva država članica u vezi s dostupnošću eksploziva za civilnu uporabu na tržištu i nadzorom nad njima jer sam dobro upoznata s potrebom nadzora eksplozivnih sredstava, a posebice zaostalog oružja iz Domovinskog rata u Hrvatskoj. Iako ovo Izviješće stavlja poseban naglasak na smanjenje birokracije ovdje bih rekla da moramo voditi posebnu brigu i o zaštiti potrošača više nego kada je riječ o ostalim proizvodima te se mora provoditi sustavniji nadzor cjelokupnog tržišta za eksplozivne naprave koje bi se mogućnost zlouporabe istih.</text:p>
          </table:table-cell>
        </table:table-row>
        <table:table-row table:style-name="ro1">
          <table:table-cell office:value-type="string" calcext:value-type="string">
            <text:p>http://www.europarl.europa.eu/sides/getDoc.do?pubRef=-//EP//TEXT+CRE+20140205+ITEM-010-18+DOC+XML+V0//EN&amp;amp;language=EN&amp;amp;query=INTERV&amp;amp;detail=3-452-750</text:p>
          </table:table-cell>
          <table:table-cell office:value-type="string" calcext:value-type="string">
            <text:p><text:s/>Non-automatic weighing instruments (A7-0257/2012 - Zuzana Roithová) </text:p>
          </table:table-cell>
          <table:table-cell office:value-type="string" calcext:value-type="string">
            <text:p>05-02-2014</text:p>
          </table:table-cell>
          <table:table-cell table:formula="of:=DATE(VALUE(MID([.C162]; 7; 4)); VALUE(MID([.C162]; 4; 2)); VALUE(MID([.C162]; 1; 2)))" office:value-type="date" office:date-value="2014-02-05" calcext:value-type="date">
            <text:p>02/05/14</text:p>
          </table:table-cell>
          <table:table-cell office:value-type="string" calcext:value-type="string">
            <text:p>  Dubravka Šuica <text:s/>(PPE), <text:s/>in writing. - I voted in favour of this proposal as it is important for ensuring free movement of non-automatic weighing instruments. It sets out essential requirements that non-automatic weighing instruments must comply with in order to be made available on the EU market. Producers of non-automatic weighing instruments must prove that the instruments have been designed and manufactured in complete compliance with the necessary requirements. In the past, there were certain weaknesses regarding the quality of products, which led to the presence of dangerous products on the market. We must minimize or, if possible, eliminate products that do not meet all the necessary requirements. Because of this, it is extremely important that all customers in the European Union have accurate information about the quality of non-automatic weighing machines.</text:p>
          </table:table-cell>
        </table:table-row>
        <table:table-row table:style-name="ro1">
          <table:table-cell office:value-type="string" calcext:value-type="string">
            <text:p>http://www.europarl.europa.eu/sides/getDoc.do?pubRef=-//EP//TEXT+CRE+20140205+ITEM-010-19+DOC+XML+V0//EN&amp;amp;language=EN&amp;amp;query=INTERV&amp;amp;detail=3-461-250</text:p>
          </table:table-cell>
          <table:table-cell office:value-type="string" calcext:value-type="string">
            <text:p><text:s/>Electromagnetic compatibility (A7-0258/2012 - Zuzana Roithová) </text:p>
          </table:table-cell>
          <table:table-cell office:value-type="string" calcext:value-type="string">
            <text:p>05-02-2014</text:p>
          </table:table-cell>
          <table:table-cell table:formula="of:=DATE(VALUE(MID([.C163]; 7; 4)); VALUE(MID([.C163]; 4; 2)); VALUE(MID([.C163]; 1; 2)))" office:value-type="date" office:date-value="2014-02-05" calcext:value-type="date">
            <text:p>02/05/14</text:p>
          </table:table-cell>
          <table:table-cell office:value-type="string" calcext:value-type="string">
            <text:p>  Dubravka Šuica <text:s/>(PPE), <text:s/>napisan. - Podržala sam Izviješće kolegice Roithove jer je usklađivanju zakonodavstava država članica važno, a kriteriji moraju biti ujednačeni u svim članicama što se odnosi i na kriterije o elektromagnetskoj kompatibilnosti.Ova regulativa će osigurati doslijednu primjenu zakona u članicama, a gospodarski subjekti i ustanove će pravilno primjenjivati i tumačiti zakone što u konačnici treba dovesti do uklanjanja nesigurnih proizvoda i nejednakih uvjeta na tržištu.Pojednostavljivanjem regulatornog okruženja za proizvode otvara se prostor za dosljednije provođenje tehničkih normi što uvelike doprinosi funkcionalnosti zajedničkog tržišta osiguravajući tako jednak tretman proizvoda prema svim proizvodima i gospodarskim subjektima koji nisu usklađeni.Pohvalno je što se vodilo računa i o proizvodima proizvedenim prije datuma stupanja na snagu ove regulative na način da su ti proizvodi izuzeti novih obveza, a time se čuvaju dragocjena radna mjesta u EU. Povećanje zaštite potrošača i smanjenje birokracije će pridonijeti slobodnom kretanju roba unutar EU što će osigurati jednostavniji i bolji nadzor na jedinstvenom tržištu EU.</text:p>
          </table:table-cell>
        </table:table-row>
        <table:table-row table:style-name="ro1">
          <table:table-cell office:value-type="string" calcext:value-type="string">
            <text:p>http://www.europarl.europa.eu/sides/getDoc.do?pubRef=-//EP//TEXT+CRE+20140205+ITEM-010-20+DOC+XML+V0//EN&amp;amp;language=EN&amp;amp;query=INTERV&amp;amp;detail=3-469-750</text:p>
          </table:table-cell>
          <table:table-cell office:value-type="string" calcext:value-type="string">
            <text:p><text:s/>Electrical equipment designed for use within certain voltage limits (A7-0259/2012 - Zuzana Roithová) </text:p>
          </table:table-cell>
          <table:table-cell office:value-type="string" calcext:value-type="string">
            <text:p>05-02-2014</text:p>
          </table:table-cell>
          <table:table-cell table:formula="of:=DATE(VALUE(MID([.C164]; 7; 4)); VALUE(MID([.C164]; 4; 2)); VALUE(MID([.C164]; 1; 2)))" office:value-type="date" office:date-value="2014-02-05" calcext:value-type="date">
            <text:p>02/05/14</text:p>
          </table:table-cell>
          <table:table-cell office:value-type="string" calcext:value-type="string">
            <text:p>  Dubravka Šuica <text:s/>(PPE), <text:s/>in writing. - I voted in favour of this proposal as electrical equipment is designed for use within certain voltage limits and should ensure that quality requirements for this type of equipment are clearly defined. The most important are the safety objectives that electrical equipment must comply with in order to be made available on the EU market. CE marking should guarantee product quality and safe use of equipment, because safety is vital when we are talking about electrical equipment within high voltage limits. Likewise, it is important to preserve trust in the CE mark and to emphasise quality as a number one priority when it comes to electrical equipment within certain voltage limits.</text:p>
          </table:table-cell>
        </table:table-row>
        <table:table-row table:style-name="ro1">
          <table:table-cell office:value-type="string" calcext:value-type="string">
            <text:p>http://www.europarl.europa.eu/sides/getDoc.do?pubRef=-//EP//TEXT+CRE+20140205+ITEM-010-21+DOC+XML+V0//EN&amp;amp;language=EN&amp;amp;query=INTERV&amp;amp;detail=3-475-250</text:p>
          </table:table-cell>
          <table:table-cell office:value-type="string" calcext:value-type="string">
            <text:p><text:s/>Lifts and safety components for lifts (A7-0260/2012 - Zuzana Roithová) </text:p>
          </table:table-cell>
          <table:table-cell office:value-type="string" calcext:value-type="string">
            <text:p>05-02-2014</text:p>
          </table:table-cell>
          <table:table-cell table:formula="of:=DATE(VALUE(MID([.C165]; 7; 4)); VALUE(MID([.C165]; 4; 2)); VALUE(MID([.C165]; 1; 2)))" office:value-type="date" office:date-value="2014-02-05" calcext:value-type="date">
            <text:p>02/05/14</text:p>
          </table:table-cell>
          <table:table-cell office:value-type="string" calcext:value-type="string">
            <text:p>  Dubravka Šuica <text:s/>(PPE), <text:s/>in writing. - It is essential that lifts and safety components for lifts comply with health and safety requirements in order to be made available on the EU market. Manufacturers must demonstrate that a safety component for lifts has been designed and manufactured in compliance with the essential health and safety requirements that add on to the CE design. It is important to ensure that all steps are aligned in order to ensure that necessary bodies are notified and to ensure consistency of the overall regulatory environment for such products. Croatian citizens, as a part of European Union, share these common goals in which safety and confidence in the quality of products is essential. I voted in favour of this initiative which stresses the need to restore consumer confidence in the quality of products on the market and the importance of reinforcing market surveillance.</text:p>
          </table:table-cell>
        </table:table-row>
        <table:table-row table:style-name="ro1">
          <table:table-cell office:value-type="string" calcext:value-type="string">
            <text:p>http://www.europarl.europa.eu/sides/getDoc.do?pubRef=-//EP//TEXT+CRE+20140205+ITEM-010-22+DOC+XML+V0//EN&amp;amp;language=EN&amp;amp;query=INTERV&amp;amp;detail=3-483-500</text:p>
          </table:table-cell>
          <table:table-cell office:value-type="string" calcext:value-type="string">
            <text:p><text:s/>Simple pressure vessels (A7-0261/2012 - Zuzana Roithová) </text:p>
          </table:table-cell>
          <table:table-cell office:value-type="string" calcext:value-type="string">
            <text:p>05-02-2014</text:p>
          </table:table-cell>
          <table:table-cell table:formula="of:=DATE(VALUE(MID([.C166]; 7; 4)); VALUE(MID([.C166]; 4; 2)); VALUE(MID([.C166]; 1; 2)))" office:value-type="date" office:date-value="2014-02-05" calcext:value-type="date">
            <text:p>02/05/14</text:p>
          </table:table-cell>
          <table:table-cell office:value-type="string" calcext:value-type="string">
            <text:p>  Dubravka Šuica <text:s/>(PPE), <text:s/>in writing. - It is essential that simple pressure vessels comply with safety requirements in order to be made available on the EU market. Manufacturers must demonstrate that a simple pressure vessel has been designed and manufactured in compliance with the essential safety requirements and in line with ‘CE marking’. To ensure compliance and that necessary bodies are notified, as well as for the sake of consistency of the overall regulatory environment on products, it is important that all necessary factors are aligned. All EU citizens want to trust the quality of their products and through this initiative and the importance it puts on reinforcing market surveillance, we can restore consumer confidence in the quality of products on the market.</text:p>
          </table:table-cell>
        </table:table-row>
        <table:table-row table:style-name="ro1">
          <table:table-cell office:value-type="string" calcext:value-type="string">
            <text:p>http://www.europarl.europa.eu/sides/getDoc.do?pubRef=-//EP//TEXT+CRE+20140205+ITEM-010-23+DOC+XML+V0//EN&amp;amp;language=EN&amp;amp;query=INTERV&amp;amp;detail=3-491-250</text:p>
          </table:table-cell>
          <table:table-cell office:value-type="string" calcext:value-type="string">
            <text:p><text:s/>Measuring instruments (A7-0376/2012 - Zuzana Roithová) </text:p>
          </table:table-cell>
          <table:table-cell office:value-type="string" calcext:value-type="string">
            <text:p>05-02-2014</text:p>
          </table:table-cell>
          <table:table-cell table:formula="of:=DATE(VALUE(MID([.C167]; 7; 4)); VALUE(MID([.C167]; 4; 2)); VALUE(MID([.C167]; 1; 2)))" office:value-type="date" office:date-value="2014-02-05" calcext:value-type="date">
            <text:p>02/05/14</text:p>
          </table:table-cell>
          <table:table-cell office:value-type="string" calcext:value-type="string">
            <text:p>  Dubravka Šuica <text:s/>(PPE), <text:s/>napisan. - Iako postojeća Direktiva o mjerilima sadrži bitne zahtjeve i postupke za ocjenu sukladnosti pozdravljam ovo Izviješće i napore usklađivanja zakonodavstva država članica o stavljanju na raspolaganje mjernih instrumenata na jedinstveno tržište.Smatram da je nužno uvesti i dodatne alate koji doprinose pojednostavljenju regulatornog okruženja za proizvode te omogućiti dosljednije provođenje tehničkih normi na zajedničko EU tržištu. Složni smo da nedosljedna provedba u državama članicama zajedno s kompleksnim propisima stavlja u nezavidnu situaciju gospodarske subjekte i ustanove, što dovodi do nejednakih uvjeta na tržištu, a također dovodi u pitanje i sigurnost proizvoda na tržištu. Ovim izmjenama uređuju se obveze gospodarskih subjekata, usklađuju se norme i druge bitne odrednice koje doprinose boljoj kvaliteti proizvoda i usluga u svim državama članicama. Jedinstveno tržište je jedan od sinonima za EU, stoga je ovo važan korak jer uspostava istih mjernih pravila na teritoriju EU znači rast povjerenja kako proizvođača tako i potrošača. Kada govorimo o mjernim instrumentima ne smijemo zaboraviti niti nadzor koji moraju provoditi zemlje članice jer samo učinkovitim alatima i kontrolom tržišta možemo reducirati neujednačenost i eliminirati proizvode upitne sigurnost s tržišta.</text:p>
          </table:table-cell>
        </table:table-row>
        <table:table-row table:style-name="ro1">
          <table:table-cell office:value-type="string" calcext:value-type="string">
            <text:p>http://www.europarl.europa.eu/sides/getDoc.do?pubRef=-//EP//TEXT+CRE+20140205+ITEM-011-02+DOC+XML+V0//EN&amp;amp;language=EN&amp;amp;query=INTERV&amp;amp;detail=3-534-250</text:p>
          </table:table-cell>
          <table:table-cell office:value-type="string" calcext:value-type="string">
            <text:p><text:s/>Insolvency proceedings (A7-0481/2013 - Klaus-Heiner Lehne) </text:p>
          </table:table-cell>
          <table:table-cell office:value-type="string" calcext:value-type="string">
            <text:p>05-02-2014</text:p>
          </table:table-cell>
          <table:table-cell table:formula="of:=DATE(VALUE(MID([.C168]; 7; 4)); VALUE(MID([.C168]; 4; 2)); VALUE(MID([.C168]; 1; 2)))" office:value-type="date" office:date-value="2014-02-05" calcext:value-type="date">
            <text:p>02/05/14</text:p>
          </table:table-cell>
          <table:table-cell office:value-type="string" calcext:value-type="string">
            <text:p>  Dubravka Šuica <text:s/>(PPE), <text:s/>napisan. - S obzirom na postojanje mogućnosti prekograničnih stečajnih postupaka važno je urediti regulative na razini cijele Europske unije koje bi riješile moguće probleme i sukobe u slučaju prekograničnih stečajnih postupaka. U slučaju obveze dužnika ili stečaja u više od jedne države članice danas se stečajni zakoni u članicama EU bitno razlikuju i nije moguće na jednostavan način riješiti taj problem.Moramo naći kompromis u komunikaciji i koordinaciji uspostave plana za rješavanje ovakvih slučajeva čija bi primjena bila jednostavna uključujući sve države članice.Pozdravljam ovu rezoluciju jer smatram da će pomoći razrješavanju slučajeva stečajnih postupaka u više od jedne države članice, a pridonosi brzom rješavanju ovakvog postupka što će biti od pomoći i sudovima kako u Hrvatskoj tako i svim ostalim članicama Europske Unije.</text:p>
          </table:table-cell>
        </table:table-row>
        <table:table-row table:style-name="ro1">
          <table:table-cell office:value-type="string" calcext:value-type="string">
            <text:p>http://www.europarl.europa.eu/sides/getDoc.do?pubRef=-//EP//TEXT+CRE+20140206+ITEM-010-01+DOC+XML+V0//EN&amp;amp;language=EN&amp;amp;query=INTERV&amp;amp;detail=4-144-000</text:p>
          </table:table-cell>
          <table:table-cell office:value-type="string" calcext:value-type="string">
            <text:p><text:s/>Compensation and assistance to passengers in the event of denied boarding and of cancellation or long delay of flights (A7-0020/2014 - Georges Bach) </text:p>
          </table:table-cell>
          <table:table-cell office:value-type="string" calcext:value-type="string">
            <text:p>06-02-2014</text:p>
          </table:table-cell>
          <table:table-cell table:formula="of:=DATE(VALUE(MID([.C169]; 7; 4)); VALUE(MID([.C169]; 4; 2)); VALUE(MID([.C169]; 1; 2)))" office:value-type="date" office:date-value="2014-02-06" calcext:value-type="date">
            <text:p>02/06/14</text:p>
          </table:table-cell>
          <table:table-cell office:value-type="string" calcext:value-type="string">
            <text:p>  Dubravka Šuica <text:s/>(PPE). - <text:s text:c="2"/>Poštovani predsjedniče, putnici često ne uspiju <text:s/>iskoristiti svoja prava i naša je zadaća da omogućimo ravnomjenu primjenu zakona diljem Europske unije. Putnici imaju pravo na jasnoću i na informaciju, i nadam se da će se situacija s kašnjenjem, odštetama i neželjenim pojavama koje idu na uštrb kompanija polagano riješiti. </text:p>
          </table:table-cell>
        </table:table-row>
        <table:table-row table:style-name="ro1">
          <table:table-cell office:value-type="string" calcext:value-type="string">
            <text:p>http://www.europarl.europa.eu/sides/getDoc.do?pubRef=-//EP//TEXT+CRE+20140206+ITEM-010-02+DOC+XML+V0//EN&amp;amp;language=EN&amp;amp;query=INTERV&amp;amp;detail=4-175-890</text:p>
          </table:table-cell>
          <table:table-cell office:value-type="string" calcext:value-type="string">
            <text:p><text:s/>A 2030 framework for climate and energy policies (A7-0047/2014 - Anne Delvaux, Konrad Szymański) </text:p>
          </table:table-cell>
          <table:table-cell office:value-type="string" calcext:value-type="string">
            <text:p>06-02-2014</text:p>
          </table:table-cell>
          <table:table-cell table:formula="of:=DATE(VALUE(MID([.C170]; 7; 4)); VALUE(MID([.C170]; 4; 2)); VALUE(MID([.C170]; 1; 2)))" office:value-type="date" office:date-value="2014-02-06" calcext:value-type="date">
            <text:p>02/06/14</text:p>
          </table:table-cell>
          <table:table-cell office:value-type="string" calcext:value-type="string">
            <text:p>  Dubravka Šuica <text:s/>(PPE), <text:s/>napisan. - Nisam podržala ovo izvješće ali važno je europeizirati europsku politiku i uspostaviti samostalnu energetsku politiku europske unije. Potrebno je imati obvezujuće ciljeve ukoliko ne možemo se usuglasiti oko sva tri cilja onda sam spremna na kompromisni prijedlog koji podržava dva cilja a to su energetska učinkovitost i obnovljivi izvori energije. Svjesna da je energija u Europi jako skupa te da imamo tri puta skuplji plin a dva puta skuplju električnu energiju nego SAD te da ove neprihvatljivo visoke cijene dovode do nekonkurentnosti europskih proizvoda slažem se da naše djelovanje moramo usmjeriti prema jedinstvenom tržištu poticanju energije iz obnovljivih izvora te smanjenju poreza ne energiju koji je u nekim zemljama članicama enormno visok. Zalažem se za europski sustav poticaja, jedinstven a ne 28 različitih sustava također trebamo uravnotežiti klimatsku, energetsku i okolišnu politiku. Također je potrebno smanjiti emisiju stakleničkih plinova za 40% do 2030 godine, ali isto tako samo smanjenje stakleničkih plinova ne može biti jedini cilj i stoga treba težiti da imamo 30% udjela obnovljivih izvora u proizvodnji do 2030 godine a energetsku učinkovitost dovesti do 40%.</text:p>
          </table:table-cell>
        </table:table-row>
        <table:table-row table:style-name="ro1">
          <table:table-cell office:value-type="string" calcext:value-type="string">
            <text:p>http://www.europarl.europa.eu/sides/getDoc.do?pubRef=-//EP//TEXT+CRE+20140206+ITEM-010-03+DOC+XML+V0//EN&amp;amp;language=EN&amp;amp;query=INTERV&amp;amp;detail=4-192-750</text:p>
          </table:table-cell>
          <table:table-cell office:value-type="string" calcext:value-type="string">
            <text:p><text:s/>Resolution of credit institutions and certain investment firms in the framework of a Single Resolution Mechanism and a Single Bank Resolution Fund (A7-0478/2013 - Elisa Ferreira) </text:p>
          </table:table-cell>
          <table:table-cell office:value-type="string" calcext:value-type="string">
            <text:p>06-02-2014</text:p>
          </table:table-cell>
          <table:table-cell table:formula="of:=DATE(VALUE(MID([.C171]; 7; 4)); VALUE(MID([.C171]; 4; 2)); VALUE(MID([.C171]; 1; 2)))" office:value-type="date" office:date-value="2014-02-06" calcext:value-type="date">
            <text:p>02/06/14</text:p>
          </table:table-cell>
          <table:table-cell office:value-type="string" calcext:value-type="string">
            <text:p>  Dubravka Šuica <text:s/>(PPE), <text:s/>in writing. - The creation of a banking union is a decisive step in response to the economic crisis but it needs to be both unpretentious and adequate. We need constructive cooperation with the Council in order to put in place efficient measures and funds that will foster economic stability and growth.</text:p>
          </table:table-cell>
        </table:table-row>
        <table:table-row table:style-name="ro1">
          <table:table-cell office:value-type="string" calcext:value-type="string">
            <text:p>http://www.europarl.europa.eu/sides/getDoc.do?pubRef=-//EP//TEXT+CRE+20140206+ITEM-010-04+DOC+XML+V0//EN&amp;amp;language=EN&amp;amp;query=INTERV&amp;amp;detail=4-201-375</text:p>
          </table:table-cell>
          <table:table-cell office:value-type="string" calcext:value-type="string">
            <text:p><text:s/>Recommendation for a decision, pursuant to Rule 88(2) and (3) of the Rules of Procedure, on the draft Commission regulation concerning the country of origin or place of provenance for fresh, chilled, and frozen meat of swine, sheep, goats and poultry (B7-0087/2014) </text:p>
          </table:table-cell>
          <table:table-cell office:value-type="string" calcext:value-type="string">
            <text:p>06-02-2014</text:p>
          </table:table-cell>
          <table:table-cell table:formula="of:=DATE(VALUE(MID([.C172]; 7; 4)); VALUE(MID([.C172]; 4; 2)); VALUE(MID([.C172]; 1; 2)))" office:value-type="date" office:date-value="2014-02-06" calcext:value-type="date">
            <text:p>02/06/14</text:p>
          </table:table-cell>
          <table:table-cell office:value-type="string" calcext:value-type="string">
            <text:p>  Dubravka Šuica <text:s/>(PPE), <text:s/>in writing. - Regulations have focused on country-of-origin or place-of-provenance labelling for fresh, chilled and frozen meat of swine, sheep, goats and poultry. I voted against this resolution because a balance must be struck between the consumer’s need to be informed and the additional cost to operators and national authorities, which ultimately has an impact on the retail price of products. Consumers require, first and foremost, information on the place where the animal was bred. A marking system requires traceability norms at all levels of production and distribution of the meat, to ensure the link between the labelled meat and the animal or group of animals from which it was obtained. Information with regard to food characteristics and especially country of origin should not be illusive. Following several food scandals, consumers both need and want stricter rules on traceability and better information.</text:p>
          </table:table-cell>
        </table:table-row>
        <table:table-row table:style-name="ro1">
          <table:table-cell office:value-type="string" calcext:value-type="string">
            <text:p>http://www.europarl.europa.eu/sides/getDoc.do?pubRef=-//EP//TEXT+CRE+20140206+ITEM-010-05+DOC+XML+V0//EN&amp;amp;language=EN&amp;amp;query=INTERV&amp;amp;detail=4-207-812</text:p>
          </table:table-cell>
          <table:table-cell office:value-type="string" calcext:value-type="string">
            <text:p><text:s/>Recommendation for a decision, pursuant to Rule 87a(4) of the Rules of Procedure, on Commission Delegated Regulation (EU) No …/..of 28.8.2013 establishing Annex III to Regulation (EU) No 978/2012 of the European Parliament and of the Council applying a scheme of generalised tariff preferences (B7-0089/2014) </text:p>
          </table:table-cell>
          <table:table-cell office:value-type="string" calcext:value-type="string">
            <text:p>06-02-2014</text:p>
          </table:table-cell>
          <table:table-cell table:formula="of:=DATE(VALUE(MID([.C173]; 7; 4)); VALUE(MID([.C173]; 4; 2)); VALUE(MID([.C173]; 1; 2)))" office:value-type="date" office:date-value="2014-02-06" calcext:value-type="date">
            <text:p>02/06/14</text:p>
          </table:table-cell>
          <table:table-cell office:value-type="string" calcext:value-type="string">
            <text:p>  Dubravka Šuica <text:s/>(PPE), <text:s/>in writing. - The European Union has ensured that developing countries enjoy trade advantages through the Generalised Scheme of Tariff Preferences (GSP scheme), which is part of its common commercial policy in accordance with the general provisions governing its external action. To provide legal certainty and stability under the new GSP scheme, it is necessary to upgrade the provisions on transparency and predictability. This act should establish rules on the procedures for temporary withdrawal and for adoption of general safeguard measures, in particular with respect to deadlines, rights of parties, confidentiality and review.</text:p>
          </table:table-cell>
        </table:table-row>
        <table:table-row table:style-name="ro1">
          <table:table-cell office:value-type="string" calcext:value-type="string">
            <text:p>http://www.europarl.europa.eu/sides/getDoc.do?pubRef=-//EP//TEXT+CRE+20140206+ITEM-010-07+DOC+XML+V0//EN&amp;amp;language=EN&amp;amp;query=INTERV&amp;amp;detail=4-229-250</text:p>
          </table:table-cell>
          <table:table-cell office:value-type="string" calcext:value-type="string">
            <text:p><text:s/>Situation in Ukraine (RCB7-0138/2014, B7-0138/2014, B7-0139/2014, B7-0140/2014, B7-0158/2014, B7-0161/2014, B7-0163/2014, B7-0164/2014) </text:p>
          </table:table-cell>
          <table:table-cell office:value-type="string" calcext:value-type="string">
            <text:p>06-02-2014</text:p>
          </table:table-cell>
          <table:table-cell table:formula="of:=DATE(VALUE(MID([.C174]; 7; 4)); VALUE(MID([.C174]; 4; 2)); VALUE(MID([.C174]; 1; 2)))" office:value-type="date" office:date-value="2014-02-06" calcext:value-type="date">
            <text:p>02/06/14</text:p>
          </table:table-cell>
          <table:table-cell office:value-type="string" calcext:value-type="string">
            <text:p>  Dubravka Šuica <text:s/>(PPE), <text:s/>in writing. - I voted in favour of this resolution. In Ukraine, peaceful protests turned into a general movement against the authorities. Five people have died in the clashes and at least 2 000 have been injured. I condemn the use of force against peaceful demonstrations, and I want to express my full solidarity with the Ukrainian people, as this situation is unacceptable. I express my condolences to the families of the victims and I call on the Ukrainian authorities fully to respect civil rights and fundamental freedoms.</text:p>
          </table:table-cell>
        </table:table-row>
        <table:table-row table:style-name="ro1">
          <table:table-cell office:value-type="string" calcext:value-type="string">
            <text:p>http://www.europarl.europa.eu/sides/getDoc.do?pubRef=-//EP//TEXT+CRE+20140206+ITEM-010-08+DOC+XML+V0//EN&amp;amp;language=EN&amp;amp;query=INTERV&amp;amp;detail=4-241-687</text:p>
          </table:table-cell>
          <table:table-cell office:value-type="string" calcext:value-type="string">
            <text:p><text:s/>Situation in Syria (RCB7-0141/2014, B7-0141/2014, B7-0142/2014, B7-0143/2014, B7-0144/2014, B7-0155/2014, B7-0157/2014, B7-0160/2014) </text:p>
          </table:table-cell>
          <table:table-cell office:value-type="string" calcext:value-type="string">
            <text:p>06-02-2014</text:p>
          </table:table-cell>
          <table:table-cell table:formula="of:=DATE(VALUE(MID([.C175]; 7; 4)); VALUE(MID([.C175]; 4; 2)); VALUE(MID([.C175]; 1; 2)))" office:value-type="date" office:date-value="2014-02-06" calcext:value-type="date">
            <text:p>02/06/14</text:p>
          </table:table-cell>
          <table:table-cell office:value-type="string" calcext:value-type="string">
            <text:p>  Dubravka Šuica <text:s/>(PPE), <text:s/>napisan. - U Siriji je od početka sukoba više od 130 000 ljudi izgubilo svoje živote, većinom civili, a 4 milijuna ljudi je raseljeno dok preko 2 milijuna je napustilo zemlju. Ove činjenice su užasavajuće i suosjećam s patnjama sirijskog naroda. Nasilje u Siriji je u konstantnom porastu i situacija zahtijeva hitnu reakciju svih uključenih strana.Podržavam napore Europske unije i zemalja članica u poticanju daljnjeg napredovanja mirovne konferencije u Ženevi i Vijeća sigurnosti u rješavanju ovih sukoba. Posebno me brine humanitarna situacija u Siriji. Najnovije informacije potvrđuju da se radi o teškom masakru i da se ozbiljno krše osnovna ljudska prava, da se sustavno muče i pogubljuju zatvorenici, zlostavljaju djeca i dr. Hrvatska je nedavno proživjela težak rat te su hrvatski građani svjesni užasa i rana koje rat donosi. Od izuzetne je važnosti da se donese odgovarajuće političko rješenje te da su sve relevantne strane uključene jer jedino tako je moguće postići mir.</text:p>
          </table:table-cell>
        </table:table-row>
        <table:table-row table:style-name="ro1">
          <table:table-cell office:value-type="string" calcext:value-type="string">
            <text:p>http://www.europarl.europa.eu/sides/getDoc.do?pubRef=-//EP//TEXT+CRE+20140206+ITEM-010-10+DOC+XML+V0//EN&amp;amp;language=EN&amp;amp;query=INTERV&amp;amp;detail=4-258-920</text:p>
          </table:table-cell>
          <table:table-cell office:value-type="string" calcext:value-type="string">
            <text:p><text:s/>EU-Russia summit (B7-0149/2014, RCB7-0150/2014, B7-0150/2014, B7-0151/2014, B7-0152/2014, B7-0156/2014, B7-0159/2014) </text:p>
          </table:table-cell>
          <table:table-cell office:value-type="string" calcext:value-type="string">
            <text:p>06-02-2014</text:p>
          </table:table-cell>
          <table:table-cell table:formula="of:=DATE(VALUE(MID([.C176]; 7; 4)); VALUE(MID([.C176]; 4; 2)); VALUE(MID([.C176]; 1; 2)))" office:value-type="date" office:date-value="2014-02-06" calcext:value-type="date">
            <text:p>02/06/14</text:p>
          </table:table-cell>
          <table:table-cell office:value-type="string" calcext:value-type="string">
            <text:p>  Dubravka Šuica <text:s/>(PPE), <text:s/>napisan. - EU i Rusija su duboko povezane preko svojih povijesnih, političkih, ekonomskih i kulturnih korijena. Pojačana suradnja i dobrosusjedski odnosi važni su za obje strane. Smatram da moramo postići bolju suradnju u svrhu jačanja mira, međunarodnog prava, međusobnog povjerenja te da moramo staviti u drugi plan staviti rivalstvo koje je bilo prisutno u prošlosti. Snažni ekonomski i trgovinski odnosi pomoći će u povećanju povjerenja, investicija i trgovine koja će pozitivno utjecati na ekonomije Europske unije i Ruske federacije. Od izuzetne je važnosti da se EU i Rusija aktivno uključe u rješavanje ključnih globalnih izazova. Izražavam zabrinutost budući da nedavni Summit nije uspio odrediti jasne smjernice kako bi se postiglo strateško partnerstvo. EU i Rusija moraju se uključiti u rješavanje sukoba i postizanja mira u Siriji te rješavanja situacije u Iranu. Hrvatski građani razumiju tešku situaciju tim zemljama jer je iza nas Domovinski rat zato sam podržala i podržat ću uvijek zajedničke napore i partnerstvo Europske unije i Rusije u svrhu mirnog rješavanja postojećeg sukoba.</text:p>
          </table:table-cell>
        </table:table-row>
        <table:table-row table:style-name="ro1">
          <table:table-cell office:value-type="string" calcext:value-type="string">
            <text:p>http://www.europarl.europa.eu/sides/getDoc.do?pubRef=-//EP//TEXT+CRE+20140206+ITEM-010-11+DOC+XML+V0//EN&amp;amp;language=EN&amp;amp;query=INTERV&amp;amp;detail=4-273-250</text:p>
          </table:table-cell>
          <table:table-cell office:value-type="string" calcext:value-type="string">
            <text:p><text:s/>2013 progress report on Bosnia and Herzegovina (B7-0074/2014) </text:p>
          </table:table-cell>
          <table:table-cell office:value-type="string" calcext:value-type="string">
            <text:p>06-02-2014</text:p>
          </table:table-cell>
          <table:table-cell table:formula="of:=DATE(VALUE(MID([.C177]; 7; 4)); VALUE(MID([.C177]; 4; 2)); VALUE(MID([.C177]; 1; 2)))" office:value-type="date" office:date-value="2014-02-06" calcext:value-type="date">
            <text:p>02/06/14</text:p>
          </table:table-cell>
          <table:table-cell office:value-type="string" calcext:value-type="string">
            <text:p>  Dubravka Šuica <text:s/>(PPE), <text:s/>napisan. - Podržala sam ovaj prijedlog jer je jedna od ključnih točaka programa hrvatske EPP/HDZ delegacije u Europskom parlamentu odnos prema BiH te pomoć uspostavi jednakopravnosti svih triju konstitutivnih naroda što doslijedno radimo.</text:p>
          </table:table-cell>
        </table:table-row>
        <table:table-row table:style-name="ro1">
          <table:table-cell office:value-type="string" calcext:value-type="string">
            <text:p>http://www.europarl.europa.eu/sides/getDoc.do?pubRef=-//EP//TEXT+CRE+20140206+ITEM-010-12+DOC+XML+V0//EN&amp;amp;language=EN&amp;amp;query=INTERV&amp;amp;detail=4-284-375</text:p>
          </table:table-cell>
          <table:table-cell office:value-type="string" calcext:value-type="string">
            <text:p><text:s/>2013 progress report on the former Yugoslav Republic of Macedonia (B7-0073/2014) </text:p>
          </table:table-cell>
          <table:table-cell office:value-type="string" calcext:value-type="string">
            <text:p>06-02-2014</text:p>
          </table:table-cell>
          <table:table-cell table:formula="of:=DATE(VALUE(MID([.C178]; 7; 4)); VALUE(MID([.C178]; 4; 2)); VALUE(MID([.C178]; 1; 2)))" office:value-type="date" office:date-value="2014-02-06" calcext:value-type="date">
            <text:p>02/06/14</text:p>
          </table:table-cell>
          <table:table-cell office:value-type="string" calcext:value-type="string">
            <text:p>  Dubravka Šuica <text:s/>(PPE), <text:s/>napisan. - Podržavam ovaj prijedlog budući da bivša jugoslavenska Republika Makedonija ispunjava političke kriterije za članstvo u EU . Pokretanje pregovora je pozitivan korak ka rješavanju aktualnih sporova sa susjedima te se stvaraju uvjeti kako bi stanje u zemlji napredovalo, i to na svakoj razini – političkoj, ekonomskoj i socijalnoj. Naravno, potrebno je postupno rješavati probleme poput slobode medija, točnije, utjecaja politike na medije, korupcije. Također, ovim putem potičem Grčku da tijekom predsjedavanja iskaže svoju dobronamjernost u rješavanju spora oko imena te tako pomogne Makedoniji u pristupnim pregovorima, kao što je pomogla Hrvatskoj prije jedanaest godina.</text:p>
          </table:table-cell>
        </table:table-row>
        <table:table-row table:style-name="ro1">
          <table:table-cell office:value-type="string" calcext:value-type="string">
            <text:p>http://www.europarl.europa.eu/sides/getDoc.do?pubRef=-//EP//TEXT+CRE+20140206+ITEM-010-13+DOC+XML+V0//EN&amp;amp;language=EN&amp;amp;query=INTERV&amp;amp;detail=4-289-250</text:p>
          </table:table-cell>
          <table:table-cell office:value-type="string" calcext:value-type="string">
            <text:p><text:s/>2013 progress report on Montenegro (B7-0072/2014) </text:p>
          </table:table-cell>
          <table:table-cell office:value-type="string" calcext:value-type="string">
            <text:p>06-02-2014</text:p>
          </table:table-cell>
          <table:table-cell table:formula="of:=DATE(VALUE(MID([.C179]; 7; 4)); VALUE(MID([.C179]; 4; 2)); VALUE(MID([.C179]; 1; 2)))" office:value-type="date" office:date-value="2014-02-06" calcext:value-type="date">
            <text:p>02/06/14</text:p>
          </table:table-cell>
          <table:table-cell office:value-type="string" calcext:value-type="string">
            <text:p>  Dubravka Šuica <text:s/>(PPE), <text:s/>napisan. - Pozdravljam Izviješće o napretku Crne Gore i poduzete napore u pristupnim pregovorima s EU. Neophodan je nastavak provođenja reformi, s posebnim naglaskom na vladavinu prava, borba protiv korupcije i organiziranog kriminala su jamac za nastavak europskog puta ove države.Kao nova članica Europske unije Hrvatska je prošla dugotrajan proces do statusa članice i ono što mogu napomenuti Crnoj Gori jest da se reforme ne rade zbog ulaska u Europsku uniju nego radi Crne Gore kako bi sama postala bolja država za svoje građane. Hrvatska i Crna Gora još uvijek imaju neriješena određenja pitanja kao što su sporovi na kopnenim i pomorskim granicama, te sam uvjerena kako ćemo doći do rješenja problema u duhu dobrosusjedskih odnosa u što skorijem roku.</text:p>
          </table:table-cell>
        </table:table-row>
        <table:table-row table:style-name="ro1">
          <table:table-cell office:value-type="string" calcext:value-type="string">
            <text:p>http://www.europarl.europa.eu/sides/getDoc.do?pubRef=-//EP//TEXT+CRE+20140206+ITEM-010-14+DOC+XML+V0//EN&amp;amp;language=EN&amp;amp;query=INTERV&amp;amp;detail=4-299-625</text:p>
          </table:table-cell>
          <table:table-cell office:value-type="string" calcext:value-type="string">
            <text:p><text:s/>Elimination of female genital mutilation (B7-0091/2014) </text:p>
          </table:table-cell>
          <table:table-cell office:value-type="string" calcext:value-type="string">
            <text:p>06-02-2014</text:p>
          </table:table-cell>
          <table:table-cell table:formula="of:=DATE(VALUE(MID([.C180]; 7; 4)); VALUE(MID([.C180]; 4; 2)); VALUE(MID([.C180]; 1; 2)))" office:value-type="date" office:date-value="2014-02-06" calcext:value-type="date">
            <text:p>02/06/14</text:p>
          </table:table-cell>
          <table:table-cell office:value-type="string" calcext:value-type="string">
            <text:p>  Dubravka Šuica <text:s/>(PPE), <text:s/>in writing. - I voted in favour of eliminating female genital mutilation (FGM) as I believe it is an intolerable form of violence. It involves the partial or total removal of external genital organs, for cultural or other non-therapeutic reasons. FGM is a form of gender-based violence which breaches fundamental rights to life, liberty and security.</text:p>
          </table:table-cell>
        </table:table-row>
        <table:table-row table:style-name="ro1">
          <table:table-cell office:value-type="string" calcext:value-type="string">
            <text:p>http://www.europarl.europa.eu/sides/getDoc.do?pubRef=-//EP//TEXT+CRE+20140206+ITEM-010-15+DOC+XML+V0//EN&amp;amp;language=EN&amp;amp;query=INTERV&amp;amp;detail=4-308-750</text:p>
          </table:table-cell>
          <table:table-cell office:value-type="string" calcext:value-type="string">
            <text:p><text:s/>NAIADES II: An action programme to support inland waterway transport (B7-0094/2014) </text:p>
          </table:table-cell>
          <table:table-cell office:value-type="string" calcext:value-type="string">
            <text:p>06-02-2014</text:p>
          </table:table-cell>
          <table:table-cell table:formula="of:=DATE(VALUE(MID([.C181]; 7; 4)); VALUE(MID([.C181]; 4; 2)); VALUE(MID([.C181]; 1; 2)))" office:value-type="date" office:date-value="2014-02-06" calcext:value-type="date">
            <text:p>02/06/14</text:p>
          </table:table-cell>
          <table:table-cell office:value-type="string" calcext:value-type="string">
            <text:p>  Dubravka Šuica <text:s/>(PPE), <text:s/>in writing. - The European Union’s inland waterways network spans 20 Member States. The inland waterway transport sector is relatively small but, with its 140 billion tonne/kilometres, it nonetheless makes a considerable contribution to the EU transport system. Inland waterways play a vital role in bringing goods to the EU’s crowded ports. The aim of the Naiades II package is to create the conditions for inland navigation transport to become more efficient and sustainable. The package includes an action programme for the years ahead, focusing on aspects including quality infrastructure, quality through innovation, the smooth functioning of the market, a skilled workforce and quality jobs. In order to further inclusive long-term growth, the Commission has suggested component changes in the inland waterway transport sector, concentrating on improving operating conditions and infrastructure and on innovation. A strong and reliable strategy for the inland waterway sector is essential, encouraging the development of more inland waterways and supporting specific measures set out in the Naiades II package.</text:p>
          </table:table-cell>
        </table:table-row>
        <table:table-row table:style-name="ro1">
          <table:table-cell office:value-type="string" calcext:value-type="string">
            <text:p>http://www.europarl.europa.eu/sides/getDoc.do?pubRef=-//EP//TEXT+CRE+20140224+ITEM-017+DOC+XML+V0//EN&amp;amp;language=EN&amp;amp;query=INTERV&amp;amp;detail=1-045-000</text:p>
          </table:table-cell>
          <table:table-cell office:value-type="string" calcext:value-type="string">
            <text:p><text:s/>2020 target to reduce CO2 emissions from new passenger cars (debate) </text:p>
          </table:table-cell>
          <table:table-cell office:value-type="string" calcext:value-type="string">
            <text:p>24-02-2014</text:p>
          </table:table-cell>
          <table:table-cell table:formula="of:=DATE(VALUE(MID([.C182]; 7; 4)); VALUE(MID([.C182]; 4; 2)); VALUE(MID([.C182]; 1; 2)))" office:value-type="date" office:date-value="2014-02-24" calcext:value-type="date">
            <text:p>02/24/14</text:p>
          </table:table-cell>
          <table:table-cell office:value-type="string" calcext:value-type="string">
            <text:p>  Dubravka Šuica <text:s/>(PPE). - <text:s text:c="2"/>Gospođo predsjedavajuća, ne bih se složila da se ovdje ne govori o klimatskoj politici nego samo o industrijskoj. Govori se i o jednoj i o drugoj jer ovaj prijedlog je dobar i za potrošače i za proizvođače, ali i za okoliš. Treba imati na umu da je emisija CO2 iz drugih sektora u posljednje vrijeme bitno padala, a da je cestovni promet jedan od rijetkih koji još uvijek ima rast emisija i između 1990. i 2008. godine narasle su čak za 26[nbsp ]%. </text:p>
          </table:table-cell>
        </table:table-row>
        <table:table-row table:style-name="ro1">
          <table:table-cell office:value-type="string" calcext:value-type="string">
            <text:p>http://www.europarl.europa.eu/sides/getDoc.do?pubRef=-//EP//TEXT+CRE+20140224+ITEM-021+DOC+XML+V0//EN&amp;amp;language=EN&amp;amp;query=INTERV&amp;amp;detail=1-152-000</text:p>
          </table:table-cell>
          <table:table-cell office:value-type="string" calcext:value-type="string">
            <text:p><text:s/>Conditions of entry and residence[nbsp ]of third-country nationals (debate) </text:p>
          </table:table-cell>
          <table:table-cell office:value-type="string" calcext:value-type="string">
            <text:p>24-02-2014</text:p>
          </table:table-cell>
          <table:table-cell table:formula="of:=DATE(VALUE(MID([.C183]; 7; 4)); VALUE(MID([.C183]; 4; 2)); VALUE(MID([.C183]; 1; 2)))" office:value-type="date" office:date-value="2014-02-24" calcext:value-type="date">
            <text:p>02/24/14</text:p>
          </table:table-cell>
          <table:table-cell office:value-type="string" calcext:value-type="string">
            <text:p>  Dubravka Šuica <text:s/>(PPE). - <text:s/>Gospodine predsjedniče, ja podržavam ovu raspravu. Referendum koji je nedavno održan u Švicarskoj pokazao je da je pitanje mobilnosti trenutno vruće pitanje u Europskoj uniji, ali ukoliko Unija želi ostati konkurentna, mora razvijati programe razmjene koji bi obuhvaćali i državljane trećih zemalja. </text:p>
          </table:table-cell>
        </table:table-row>
        <table:table-row table:style-name="ro1">
          <table:table-cell office:value-type="string" calcext:value-type="string">
            <text:p>http://www.europarl.europa.eu/sides/getDoc.do?pubRef=-//EP//TEXT+CRE+20140224+ITEM-022+DOC+XML+V0//EN&amp;amp;language=EN&amp;amp;query=INTERV&amp;amp;detail=1-189-000</text:p>
          </table:table-cell>
          <table:table-cell office:value-type="string" calcext:value-type="string">
            <text:p><text:s/>European Voluntary Humanitarian Aid Corps (debate) </text:p>
          </table:table-cell>
          <table:table-cell office:value-type="string" calcext:value-type="string">
            <text:p>24-02-2014</text:p>
          </table:table-cell>
          <table:table-cell table:formula="of:=DATE(VALUE(MID([.C184]; 7; 4)); VALUE(MID([.C184]; 4; 2)); VALUE(MID([.C184]; 1; 2)))" office:value-type="date" office:date-value="2014-02-24" calcext:value-type="date">
            <text:p>02/24/14</text:p>
          </table:table-cell>
          <table:table-cell office:value-type="string" calcext:value-type="string">
            <text:p>  Dubravka Šuica <text:s/>(PPE). - <text:s text:c="2"/>Gospođo predsjedavajuća, vidjeli smo u posljednih nekoliko incidenata diljem svijeta da kad se dogode katastrofe, pomoć treba doći brzo i učinkovito kako bi se zadovoljile osnovne potrebe žrtava u najtežim trenucima. Pomaganje najranjivijim populacijama u kriznim situacijama je moralni imperativ za međunarodnu zajednicu i za Uniju. </text:p>
          </table:table-cell>
        </table:table-row>
        <table:table-row table:style-name="ro1">
          <table:table-cell office:value-type="string" calcext:value-type="string">
            <text:p>http://www.europarl.europa.eu/sides/getDoc.do?pubRef=-//EP//TEXT+CRE+20140224+ITEM-023+DOC+XML+V0//EN&amp;amp;language=EN&amp;amp;query=INTERV&amp;amp;detail=1-216-000</text:p>
          </table:table-cell>
          <table:table-cell office:value-type="string" calcext:value-type="string">
            <text:p><text:s/>One-minute speeches (Rule 150) </text:p>
          </table:table-cell>
          <table:table-cell office:value-type="string" calcext:value-type="string">
            <text:p>24-02-2014</text:p>
          </table:table-cell>
          <table:table-cell table:formula="of:=DATE(VALUE(MID([.C185]; 7; 4)); VALUE(MID([.C185]; 4; 2)); VALUE(MID([.C185]; 1; 2)))" office:value-type="date" office:date-value="2014-02-24" calcext:value-type="date">
            <text:p>02/24/14</text:p>
          </table:table-cell>
          <table:table-cell office:value-type="string" calcext:value-type="string">
            <text:p>  Dubravka Šuica <text:s/>(PPE). - <text:s text:c="2"/>Gospodine predsjedniče, ekstremno niske temperature, led i snijeg početkom veljače uzrokovali su višemilijunske štete u Gorskom kotaru. Razmjer katastrofe najbolje potvrđuje činjenica da je uništena cjelokupna elektromreža, obiteljski nasadi i šume. Znači, za obnovu će biti potrebno više desetljeća. No tu agonija tek počinje jer su otapanje snijega i obilne kiše uzrokovale poplave i materijalne štete koje iznose više stotina milijuna kuna, a na tim područjima je proglašena elementarna nepogoda.</text:p>
          </table:table-cell>
        </table:table-row>
        <table:table-row table:style-name="ro1">
          <table:table-cell office:value-type="string" calcext:value-type="string">
            <text:p>http://www.europarl.europa.eu/sides/getDoc.do?pubRef=-//EP//TEXT+CRE+20140225+ITEM-006-01+DOC+XML+V0//EN&amp;amp;language=EN&amp;amp;query=INTERV&amp;amp;detail=2-132-750</text:p>
          </table:table-cell>
          <table:table-cell office:value-type="string" calcext:value-type="string">
            <text:p><text:s/>Request for the waiver of the parliamentary immunity of Tadeusz Cymański (A7-0099/2014 - Dimitar Stoyanov) </text:p>
          </table:table-cell>
          <table:table-cell office:value-type="string" calcext:value-type="string">
            <text:p>25-02-2014</text:p>
          </table:table-cell>
          <table:table-cell table:formula="of:=DATE(VALUE(MID([.C186]; 7; 4)); VALUE(MID([.C186]; 4; 2)); VALUE(MID([.C186]; 1; 2)))" office:value-type="date" office:date-value="2014-02-25" calcext:value-type="date">
            <text:p>02/25/14</text:p>
          </table:table-cell>
          <table:table-cell office:value-type="string" calcext:value-type="string">
            <text:p>  Dubravka Šuica <text:s/>(PPE), <text:s/>in writing. - I agree with request for the waiver of the parliamentary immunity of Mr Tadeusz Cymański. Mr Cymański was recorded by a traffic enforcement camera while travelling at 86[nbsp ]km/h in a 50[nbsp ]km/h zone. He agreed to accept the fine. According to Article[nbsp ]8 of the Protocol on the Privileges and Immunities of the European Union, Members of the European Parliament shall not be subject to any form of inquiry, detention or legal proceedings in respect of opinions expressed by them in the performance of their duties. But this offence does not have a direct or obvious connection with Tadeusz Cymański’s performance of his duties as a Member of the European Parliament. Therefore, I support this request for the parliamentary immunity of Mr Cymański to be waived.</text:p>
          </table:table-cell>
        </table:table-row>
        <table:table-row table:style-name="ro1">
          <table:table-cell office:value-type="string" calcext:value-type="string">
            <text:p>http://www.europarl.europa.eu/sides/getDoc.do?pubRef=-//EP//TEXT+CRE+20140225+ITEM-006-02+DOC+XML+V0//EN&amp;amp;language=EN&amp;amp;query=INTERV&amp;amp;detail=2-149-125</text:p>
          </table:table-cell>
          <table:table-cell office:value-type="string" calcext:value-type="string">
            <text:p><text:s/>Member States experiencing or threatened with serious difficulties with respect to their financial stability (A7-0046/2014 - Maria do Céu Patrão Neves) </text:p>
          </table:table-cell>
          <table:table-cell office:value-type="string" calcext:value-type="string">
            <text:p>25-02-2014</text:p>
          </table:table-cell>
          <table:table-cell table:formula="of:=DATE(VALUE(MID([.C187]; 7; 4)); VALUE(MID([.C187]; 4; 2)); VALUE(MID([.C187]; 1; 2)))" office:value-type="date" office:date-value="2014-02-25" calcext:value-type="date">
            <text:p>02/25/14</text:p>
          </table:table-cell>
          <table:table-cell office:value-type="string" calcext:value-type="string">
            <text:p>  Dubravka Šuica <text:s/>(PPE), <text:s/>napisan. - Podržavam ovu izmjenu uredbe. Globalna financijska kriza i recesija nanijele su ozbiljnu štetu europskom gospodarstvu, gospodarskom rastu i financijskoj stabilnosti. Došlo je do značajnog pogoršanja financijskog i gospodarskog stanja nekih država članica. Neke države članice poput Hrvatske imaju mnogo ekonomskih i gospodarskih problema, kao na primjer veliki deficit, pad BDP-a ili visoke razine nezaposlenosti mladih. Hrvatska ima jednu od najvećih stopa nezaposlenosti mladih u Europskoj uniji (više od 50[nbsp ]%) i upravo sam zbog toga na temu nezaposlenosti mladih u siječnju organizirala konferenciju kako bismo pomogli mladim ljudima i identificirali što se može učiniti da se smanji ta poražavajuća činjenica. Iako se slažem da su već poduzete neke mjere za kompenzaciju negativnih učinaka krize, moramo dodatno ublažiti utjecaj financijske krize na realno gospodarstvo te sredstvima iz Europskog poljoprivrednog fonda za ruralni razvoj (EPFRR) pomoći državama članicama. Dolazim iz Hrvatske, koja ima registriranu nezaposlenost 21,6[nbsp ]% odnosno nezaposleno je više od 383 000 ljudi, i želim naglasiti da moramo učiniti sve što je u našoj moći kako bismo potaknuli gospodarske trendove i ublažili ove zastrašujuće trendove.</text:p>
          </table:table-cell>
        </table:table-row>
        <table:table-row table:style-name="ro1">
          <table:table-cell office:value-type="string" calcext:value-type="string">
            <text:p>http://www.europarl.europa.eu/sides/getDoc.do?pubRef=-//EP//TEXT+CRE+20140225+ITEM-006-03+DOC+XML+V0//EN&amp;amp;language=EN&amp;amp;query=INTERV&amp;amp;detail=2-164-250</text:p>
          </table:table-cell>
          <table:table-cell office:value-type="string" calcext:value-type="string">
            <text:p><text:s/>Adapting legal acts providing for the use of the regulatory procedure with scrutiny (Articles 290 and 291 TFEU) (A7-0011/2014 - József Szájer) </text:p>
          </table:table-cell>
          <table:table-cell office:value-type="string" calcext:value-type="string">
            <text:p>25-02-2014</text:p>
          </table:table-cell>
          <table:table-cell table:formula="of:=DATE(VALUE(MID([.C188]; 7; 4)); VALUE(MID([.C188]; 4; 2)); VALUE(MID([.C188]; 1; 2)))" office:value-type="date" office:date-value="2014-02-25" calcext:value-type="date">
            <text:p>02/25/14</text:p>
          </table:table-cell>
          <table:table-cell office:value-type="string" calcext:value-type="string">
            <text:p>  Dubravka Šuica <text:s/>(PPE), <text:s/>napisan. - I support these legal acts. The overall objective of the Commission was that by the end of the 7th term of the Parliament, all provisions referring to the regulatory procedure with scrutiny should be removed from all legislative instruments. The Commission put forward three proposals for a regulation adapting to Article 290 TFEU a number of legal acts providing for the use of the regulatory procedure with scrutiny. In this proposal, the Commission has analysed more than 30 legislative acts containing RPS measures and has come to the conclusion that some of those measures do not fall into the scope of Article 290 TFEU. In cases where the Commission has considered that those measures fulfil the criteria of Article 291 TFEU, it has proposed that the Commission is empowered to adopt implementing acts (Annex II). In other cases, the Commission proposes to delete those provisions (Annex III). The rapporteur and the specialised committees don’t agree with those conclusions. The Committee on Legal Affairs adopted, initiative report which proposes inter alia set of criteria for application of Articles 290 and 291 TFEU.</text:p>
          </table:table-cell>
        </table:table-row>
        <table:table-row table:style-name="ro1">
          <table:table-cell office:value-type="string" calcext:value-type="string">
            <text:p>http://www.europarl.europa.eu/sides/getDoc.do?pubRef=-//EP//TEXT+CRE+20140225+ITEM-006-04+DOC+XML+V0//EN&amp;amp;language=EN&amp;amp;query=INTERV&amp;amp;detail=2-174-500</text:p>
          </table:table-cell>
          <table:table-cell office:value-type="string" calcext:value-type="string">
            <text:p><text:s/>Adapting legal acts in the area of Justice providing for the use of the regulatory procedure with scrutiny (Article 290 TFEU) (A7-0480/2013 - József Szájer) </text:p>
          </table:table-cell>
          <table:table-cell office:value-type="string" calcext:value-type="string">
            <text:p>25-02-2014</text:p>
          </table:table-cell>
          <table:table-cell table:formula="of:=DATE(VALUE(MID([.C189]; 7; 4)); VALUE(MID([.C189]; 4; 2)); VALUE(MID([.C189]; 1; 2)))" office:value-type="date" office:date-value="2014-02-25" calcext:value-type="date">
            <text:p>02/25/14</text:p>
          </table:table-cell>
          <table:table-cell office:value-type="string" calcext:value-type="string">
            <text:p>  Dubravka Šuica <text:s/>(PPE), <text:s/>in writing. - I support adaptation of these legal acts. The Commission issued the statement regarding acts in force which currently contain references to the regulatory procedure with scrutiny. The Commission will review the provisions attached to this procedure in each instrument it intends to modify, in order to adapt them in due course according to the criteria laid down in the Treaty. In addition, Parliament and the Council will be entitled to signal basic acts they consider it important to adapt as a matter of priority. In keeping with that statement and further to the announced screening of existing legislation, the Commission put forward three proposals for a regulation adapting to Article[nbsp ]290 TFEU. The Conference of Committee Chairs confirmed its approach vis-à-vis the new alignment proposals and agreed on the modalities for cooperation between the Committee on Legal Affairs and the other committees involved.</text:p>
          </table:table-cell>
        </table:table-row>
        <table:table-row table:style-name="ro1">
          <table:table-cell office:value-type="string" calcext:value-type="string">
            <text:p>http://www.europarl.europa.eu/sides/getDoc.do?pubRef=-//EP//TEXT+CRE+20140225+ITEM-006-05+DOC+XML+V0//EN&amp;amp;language=EN&amp;amp;query=INTERV&amp;amp;detail=2-186-531</text:p>
          </table:table-cell>
          <table:table-cell office:value-type="string" calcext:value-type="string">
            <text:p><text:s/>Adapting legal acts providing for the use of the regulatory procedure with scrutiny (Article 290 TFEU) (A7-0010/2014 - József Szájer) </text:p>
          </table:table-cell>
          <table:table-cell office:value-type="string" calcext:value-type="string">
            <text:p>25-02-2014</text:p>
          </table:table-cell>
          <table:table-cell table:formula="of:=DATE(VALUE(MID([.C190]; 7; 4)); VALUE(MID([.C190]; 4; 2)); VALUE(MID([.C190]; 1; 2)))" office:value-type="date" office:date-value="2014-02-25" calcext:value-type="date">
            <text:p>02/25/14</text:p>
          </table:table-cell>
          <table:table-cell office:value-type="string" calcext:value-type="string">
            <text:p>  Dubravka Šuica <text:s/>(PPE), <text:s/>in writing. - The Commission will, regarding legislative acts in force, review the provisions attached to this procedure in each instrument it intends to modify, in order to adapt them in due course according to the criteria laid down in the Treaty. The Commission will assess the results of this process and, by the end of the 7th term of this Parliament, all provisions referring to the regulatory procedure with scrutiny will be removed from all legislative instruments. The present draft report is related to a proposal covering 160 legislative acts in various policy areas. The rapporteur proposed to the committees giving opinions that the three proposals should be regarded as a package, subject to the same timetable and adopted as soon as possible, so that the alignment exercise can be completed, ideally, by the end of the current legislative term.</text:p>
          </table:table-cell>
        </table:table-row>
        <table:table-row table:style-name="ro1">
          <table:table-cell office:value-type="string" calcext:value-type="string">
            <text:p>http://www.europarl.europa.eu/sides/getDoc.do?pubRef=-//EP//TEXT+CRE+20140225+ITEM-006-06+DOC+XML+V0//EN&amp;amp;language=EN&amp;amp;query=INTERV&amp;amp;detail=2-190-625</text:p>
          </table:table-cell>
          <table:table-cell office:value-type="string" calcext:value-type="string">
            <text:p><text:s/>Appointment of a member of the Court of Auditors - Oskar HERICS (AT) (A7-0128/2014 - Inés Ayala Sender) </text:p>
          </table:table-cell>
          <table:table-cell office:value-type="string" calcext:value-type="string">
            <text:p>25-02-2014</text:p>
          </table:table-cell>
          <table:table-cell table:formula="of:=DATE(VALUE(MID([.C191]; 7; 4)); VALUE(MID([.C191]; 4; 2)); VALUE(MID([.C191]; 1; 2)))" office:value-type="date" office:date-value="2014-02-25" calcext:value-type="date">
            <text:p>02/25/14</text:p>
          </table:table-cell>
          <table:table-cell office:value-type="string" calcext:value-type="string">
            <text:p>  Dubravka Šuica <text:s/>(PPE), <text:s/>in writing. - I support the appointment of Oskar Herics as a member of the Court of Auditors. Oskar Herics joined the Austrian Court of Auditors in 1991. His experience has involved him in government auditing and the auditing of state-owned undertakings. He held positions at the Austrian Court of Auditors as auditor, senior auditor, head of department and head of section. It is known that he successfully performed all types of auditing: financial audits, compliance audits and performance audits. In regard to his involvement in national and international activities, it is obvious that he has acquired detailed knowledge and experience in the area of auditing. He has proved himself in many sectors: financial, banking, energy, transport, agricultural, etc. His active involvement in the public sector field at bilateral, European and international levels has shown his abilities. His expertise has been demonstrated at many seminars, workshops and meetings where he exchanged experience with supreme audit institutions in other countries (Croatia, Slovakia, FYROM). I think he is up to the role.</text:p>
          </table:table-cell>
        </table:table-row>
        <table:table-row table:style-name="ro1">
          <table:table-cell office:value-type="string" calcext:value-type="string">
            <text:p>http://www.europarl.europa.eu/sides/getDoc.do?pubRef=-//EP//TEXT+CRE+20140225+ITEM-006-07+DOC+XML+V0//EN&amp;amp;language=EN&amp;amp;query=INTERV&amp;amp;detail=2-204-750</text:p>
          </table:table-cell>
          <table:table-cell office:value-type="string" calcext:value-type="string">
            <text:p><text:s/>Amendment of Rule 136 of the Rules of Procedure on the attendance of Members at sittings (A7-0038/2014 - Gerald Häfner) </text:p>
          </table:table-cell>
          <table:table-cell office:value-type="string" calcext:value-type="string">
            <text:p>25-02-2014</text:p>
          </table:table-cell>
          <table:table-cell table:formula="of:=DATE(VALUE(MID([.C192]; 7; 4)); VALUE(MID([.C192]; 4; 2)); VALUE(MID([.C192]; 1; 2)))" office:value-type="date" office:date-value="2014-02-25" calcext:value-type="date">
            <text:p>02/25/14</text:p>
          </table:table-cell>
          <table:table-cell office:value-type="string" calcext:value-type="string">
            <text:p>  Dubravka Šuica <text:s/>(PPE), <text:s/>in writing. - I agree with the report. This amendment seeks to record as ‘presentʼ in the minutes of each sitting, those Members who were not present at the sitting but had been excused by the President (e.g. for maternity or paternity leave). Currently, the concept of maternity or paternity leave does not exist in the legal provisions governing the parliamentary mandate. However, it is recognised as a legitimate reason for absence from official meetings. All Members excused by the President on the grounds of ill-health, serious family circumstances, or imminent childbirth will no longer be counted as ‘not presentʼ. The aim of this amendment is to reduce the negative impact on a Member’s attendance record and the resulting online ‘parliamentary activity indicatorsʼ such as VoteWatch. I support this amendment and I think that if there is a reasonable excuse for absence then a Member’s attendance statistics should not be jeopardised.</text:p>
          </table:table-cell>
        </table:table-row>
        <table:table-row table:style-name="ro1">
          <table:table-cell office:value-type="string" calcext:value-type="string">
            <text:p>http://www.europarl.europa.eu/sides/getDoc.do?pubRef=-//EP//TEXT+CRE+20140225+ITEM-006-08+DOC+XML+V0//EN&amp;amp;language=EN&amp;amp;query=INTERV&amp;amp;detail=2-211-000</text:p>
          </table:table-cell>
          <table:table-cell office:value-type="string" calcext:value-type="string">
            <text:p><text:s/>2020 target to reduce CO2 emissions from new passenger cars (A7-0151/2013 - Thomas Ulmer) </text:p>
          </table:table-cell>
          <table:table-cell office:value-type="string" calcext:value-type="string">
            <text:p>25-02-2014</text:p>
          </table:table-cell>
          <table:table-cell table:formula="of:=DATE(VALUE(MID([.C193]; 7; 4)); VALUE(MID([.C193]; 4; 2)); VALUE(MID([.C193]; 1; 2)))" office:value-type="date" office:date-value="2014-02-25" calcext:value-type="date">
            <text:p>02/25/14</text:p>
          </table:table-cell>
          <table:table-cell office:value-type="string" calcext:value-type="string">
            <text:p>  Dubravka Šuica <text:s/>(PPE). - <text:s text:c="2"/>Gospođo predsjednice, podupirem ovo izvješće. Naime, dok emisije CO2 iz drugih sektora općenito padaju, cestovni promet je jedan od rijetkih sektora u kojemu one još uvijek rastu, a između 1990. i 2008. narasle su čak za 26[nbsp ]%. Kao rezultat, taj je sektor drugi najveći generator emisija stakleničkih plinova u Europskoj uniji i doprinosi s približno petinom ukupne emisije CO2 unutar EU-a. </text:p>
          </table:table-cell>
        </table:table-row>
        <table:table-row table:style-name="ro1">
          <table:table-cell office:value-type="string" calcext:value-type="string">
            <text:p>http://www.europarl.europa.eu/sides/getDoc.do?pubRef=-//EP//TEXT+CRE+20140225+ITEM-006-09+DOC+XML+V0//EN&amp;amp;language=EN&amp;amp;query=INTERV&amp;amp;detail=2-249-000</text:p>
          </table:table-cell>
          <table:table-cell office:value-type="string" calcext:value-type="string">
            <text:p><text:s/>Community trade mark (A7-0031/2014 - Cecilia Wikström) </text:p>
          </table:table-cell>
          <table:table-cell office:value-type="string" calcext:value-type="string">
            <text:p>25-02-2014</text:p>
          </table:table-cell>
          <table:table-cell table:formula="of:=DATE(VALUE(MID([.C194]; 7; 4)); VALUE(MID([.C194]; 4; 2)); VALUE(MID([.C194]; 1; 2)))" office:value-type="date" office:date-value="2014-02-25" calcext:value-type="date">
            <text:p>02/25/14</text:p>
          </table:table-cell>
          <table:table-cell office:value-type="string" calcext:value-type="string">
            <text:p>  Dubravka Šuica <text:s/>(PPE). - <text:s text:c="2"/>Gospođo predsjednice, glasovala sam za ovaj prijedlog jer moramo poticati inovacije i ekonomski rast u cijeloj Europskoj uniji, a pogotovo u zemljama poput Hrvatske koje se nalaze u ekonomskim problemima. Smatram da je upravo olakšavanje pristupa i efikasnije postupanje s registracijom žiga Europske unije pravi način za to. </text:p>
          </table:table-cell>
        </table:table-row>
        <table:table-row table:style-name="ro1">
          <table:table-cell office:value-type="string" calcext:value-type="string">
            <text:p>http://www.europarl.europa.eu/sides/getDoc.do?pubRef=-//EP//TEXT+CRE+20140225+ITEM-006-10+DOC+XML+V0//EN&amp;amp;language=EN&amp;amp;query=INTERV&amp;amp;detail=2-303-250</text:p>
          </table:table-cell>
          <table:table-cell office:value-type="string" calcext:value-type="string">
            <text:p><text:s/>Freezing and confiscation of proceeds of crime (A7-0178/2013 - Monica Luisa Macovei) </text:p>
          </table:table-cell>
          <table:table-cell office:value-type="string" calcext:value-type="string">
            <text:p>25-02-2014</text:p>
          </table:table-cell>
          <table:table-cell table:formula="of:=DATE(VALUE(MID([.C195]; 7; 4)); VALUE(MID([.C195]; 4; 2)); VALUE(MID([.C195]; 1; 2)))" office:value-type="date" office:date-value="2014-02-25" calcext:value-type="date">
            <text:p>02/25/14</text:p>
          </table:table-cell>
          <table:table-cell office:value-type="string" calcext:value-type="string">
            <text:p>  Dubravka Šuica <text:s/>(PPE), <text:s/>napisan. - Podržavam ovaj prijedlog. Smatram da su nam potrebni pravni okvir i mjere po kojima bi se mogla zamrznuti odnosno oduzeti imovina za koju postoji sumnja da je stečena kaznenim djelom za koje nije izrečena presuda. Slažem se da države mogu razmotriti usvajanje mjera koje dopuštaju oduzimanje dobiti ili sredstava prije donošenja presude ili da zahtijevaju dokazivanje zakonitog porijekla imovine koja bi trebala biti zaplijenjena, u skladu s načelima nacionalnog zakonodavstva. Bitno je spriječiti daljnje prenošenje sumnjivo stečene imovine. U Republici Hrvatskoj postoje brojni slučajevi i dugi sudski postupci te smatram da je ovaj prijedlog bitan i za Hrvatsku i za druge članice Europske unije.</text:p>
          </table:table-cell>
        </table:table-row>
        <table:table-row table:style-name="ro1">
          <table:table-cell office:value-type="string" calcext:value-type="string">
            <text:p>http://www.europarl.europa.eu/sides/getDoc.do?pubRef=-//EP//TEXT+CRE+20140225+ITEM-006-11+DOC+XML+V0//EN&amp;amp;language=EN&amp;amp;query=INTERV&amp;amp;detail=2-308-000</text:p>
          </table:table-cell>
          <table:table-cell office:value-type="string" calcext:value-type="string">
            <text:p><text:s/>Laws of the Member States relating to trade marks (A7-0032/2014 - Cecilia Wikström) </text:p>
          </table:table-cell>
          <table:table-cell office:value-type="string" calcext:value-type="string">
            <text:p>25-02-2014</text:p>
          </table:table-cell>
          <table:table-cell table:formula="of:=DATE(VALUE(MID([.C196]; 7; 4)); VALUE(MID([.C196]; 4; 2)); VALUE(MID([.C196]; 1; 2)))" office:value-type="date" office:date-value="2014-02-25" calcext:value-type="date">
            <text:p>02/25/14</text:p>
          </table:table-cell>
          <table:table-cell office:value-type="string" calcext:value-type="string">
            <text:p>  Dubravka Šuica <text:s/>(PPE). - <text:s/>Gospodine predsjedniče, dakle i ovaj sam prijedlog gospođe Cecilije Wikström podržala, jer moramo poticati inovacije i ekonomski rast u cijeloj Europskoj uniji, a posebice u zemljama poput Hrvatske, za koju sam već i prije rekla da se nalazi u ekonomskim problemima. Moramo modernizirati, poboljšati zastarjele odredbe u vezi žigova i zaštitnih znakova, a time se poboljšava pravna sigurnost i jasnije pojašnjenje zaštitnih znakova.</text:p>
          </table:table-cell>
        </table:table-row>
        <table:table-row table:style-name="ro1">
          <table:table-cell office:value-type="string" calcext:value-type="string">
            <text:p>http://www.europarl.europa.eu/sides/getDoc.do?pubRef=-//EP//TEXT+CRE+20140225+ITEM-006-12+DOC+XML+V0//EN&amp;amp;language=EN&amp;amp;query=INTERV&amp;amp;detail=2-334-000</text:p>
          </table:table-cell>
          <table:table-cell office:value-type="string" calcext:value-type="string">
            <text:p><text:s/>European Union Agency for Law Enforcement Cooperation and Training (Europol) (A7-0096/2014 - Agustín Díaz de Mera García Consuegra) </text:p>
          </table:table-cell>
          <table:table-cell office:value-type="string" calcext:value-type="string">
            <text:p>25-02-2014</text:p>
          </table:table-cell>
          <table:table-cell table:formula="of:=DATE(VALUE(MID([.C197]; 7; 4)); VALUE(MID([.C197]; 4; 2)); VALUE(MID([.C197]; 1; 2)))" office:value-type="date" office:date-value="2014-02-25" calcext:value-type="date">
            <text:p>02/25/14</text:p>
          </table:table-cell>
          <table:table-cell office:value-type="string" calcext:value-type="string">
            <text:p>  Dubravka Šuica <text:s/>(PPE). - <text:s/>Gospođo predsjednice, cilj Europola je unaprijediti učinkovitost i suradnju između nadležnih tijela zemalja članica i udružiti se u sprečavanju i borbi protiv ozbiljnog međunarodnog organiziranog kriminala. Uloga Europola je napraviti značajan doprinos za provedbu zakona Europske unije. </text:p>
          </table:table-cell>
        </table:table-row>
        <table:table-row table:style-name="ro1">
          <table:table-cell office:value-type="string" calcext:value-type="string">
            <text:p>http://www.europarl.europa.eu/sides/getDoc.do?pubRef=-//EP//TEXT+CRE+20140225+ITEM-006-13+DOC+XML+V0//EN&amp;amp;language=EN&amp;amp;query=INTERV&amp;amp;detail=2-362-000</text:p>
          </table:table-cell>
          <table:table-cell office:value-type="string" calcext:value-type="string">
            <text:p><text:s/>Conditions of entry and residence[nbsp ]of third-country nationals (A7-0377/2013 - Cecilia Wikström) </text:p>
          </table:table-cell>
          <table:table-cell office:value-type="string" calcext:value-type="string">
            <text:p>25-02-2014</text:p>
          </table:table-cell>
          <table:table-cell table:formula="of:=DATE(VALUE(MID([.C198]; 7; 4)); VALUE(MID([.C198]; 4; 2)); VALUE(MID([.C198]; 1; 2)))" office:value-type="date" office:date-value="2014-02-25" calcext:value-type="date">
            <text:p>02/25/14</text:p>
          </table:table-cell>
          <table:table-cell office:value-type="string" calcext:value-type="string">
            <text:p>  Dubravka Šuica <text:s/>(PPE). - <text:s/>Gospođo predsjedavajuća, slažem se s ovim nacrtom o uvjetima za ulazak i boravak državljana iz trećih zemalja u svrhu istraživanja, studiranja, razmjene učenika, plaćenog i neplaćenog usavršavanja, volontiranja. </text:p>
          </table:table-cell>
        </table:table-row>
        <table:table-row table:style-name="ro1">
          <table:table-cell office:value-type="string" calcext:value-type="string">
            <text:p>http://www.europarl.europa.eu/sides/getDoc.do?pubRef=-//EP//TEXT+CRE+20140225+ITEM-006-15+DOC+XML+V0//EN&amp;amp;language=EN&amp;amp;query=INTERV&amp;amp;detail=2-393-000</text:p>
          </table:table-cell>
          <table:table-cell office:value-type="string" calcext:value-type="string">
            <text:p><text:s/>European Voluntary Humanitarian Aid Corps (A7-0158/2013 - Michèle Striffler) </text:p>
          </table:table-cell>
          <table:table-cell office:value-type="string" calcext:value-type="string">
            <text:p>25-02-2014</text:p>
          </table:table-cell>
          <table:table-cell table:formula="of:=DATE(VALUE(MID([.C199]; 7; 4)); VALUE(MID([.C199]; 4; 2)); VALUE(MID([.C199]; 1; 2)))" office:value-type="date" office:date-value="2014-02-25" calcext:value-type="date">
            <text:p>02/25/14</text:p>
          </table:table-cell>
          <table:table-cell office:value-type="string" calcext:value-type="string">
            <text:p>  Dubravka Šuica <text:s/>(PPE). - <text:s/>Gospođo predsjedavajuća, činjenica da je humanitarni ured Europske komisije u posljednjih 20 godina postojanja <text:s/>utrošio 14 milijardi eura humanitarne pomoći žrtvama sukoba i katastrofa u 140 zemalja diljem svijeta govori u prilog činjenici da je potrebno osnovati europsko volontersko tijelo za humanitarnu pomoć. </text:p>
          </table:table-cell>
        </table:table-row>
        <table:table-row table:style-name="ro1">
          <table:table-cell office:value-type="string" calcext:value-type="string">
            <text:p>http://www.europarl.europa.eu/sides/getDoc.do?pubRef=-//EP//TEXT+CRE+20140225+ITEM-006-16+DOC+XML+V0//EN&amp;amp;language=EN&amp;amp;query=INTERV&amp;amp;detail=2-432-000</text:p>
          </table:table-cell>
          <table:table-cell office:value-type="string" calcext:value-type="string">
            <text:p><text:s/>Fund for European aid to the most deprived (A7-0183/2013 - Emer Costello) </text:p>
          </table:table-cell>
          <table:table-cell office:value-type="string" calcext:value-type="string">
            <text:p>25-02-2014</text:p>
          </table:table-cell>
          <table:table-cell table:formula="of:=DATE(VALUE(MID([.C200]; 7; 4)); VALUE(MID([.C200]; 4; 2)); VALUE(MID([.C200]; 1; 2)))" office:value-type="date" office:date-value="2014-02-25" calcext:value-type="date">
            <text:p>02/25/14</text:p>
          </table:table-cell>
          <table:table-cell office:value-type="string" calcext:value-type="string">
            <text:p>  Dubravka Šuica <text:s/>(PPE). - <text:s/>Gospodine predsjedniče, snažno podržavam ovaj prijedlog jer kroz strategiju Europa 2020 Europska unija nastoji smanjiti broj ljudi koji su na rubu siromaštva za najmanje 20 milijuna do 2020. godine. Nažalost ekonomska i financijska kriza povećava broj siromašnih iz dana u dan, a podaci iz 2011. nam govore da se skoro 120 milijuna građana Europske unije nalazi na rubu siromaštva. </text:p>
          </table:table-cell>
        </table:table-row>
        <table:table-row table:style-name="ro1">
          <table:table-cell office:value-type="string" calcext:value-type="string">
            <text:p>http://www.europarl.europa.eu/sides/getDoc.do?pubRef=-//EP//TEXT+CRE+20140225+ITEM-006-17+DOC+XML+V0//EN&amp;amp;language=EN&amp;amp;query=INTERV&amp;amp;detail=2-495-250</text:p>
          </table:table-cell>
          <table:table-cell office:value-type="string" calcext:value-type="string">
            <text:p><text:s/>Biocidal products (A7-0354/2013 - Matthias Groote) </text:p>
          </table:table-cell>
          <table:table-cell office:value-type="string" calcext:value-type="string">
            <text:p>25-02-2014</text:p>
          </table:table-cell>
          <table:table-cell table:formula="of:=DATE(VALUE(MID([.C201]; 7; 4)); VALUE(MID([.C201]; 4; 2)); VALUE(MID([.C201]; 1; 2)))" office:value-type="date" office:date-value="2014-02-25" calcext:value-type="date">
            <text:p>02/25/14</text:p>
          </table:table-cell>
          <table:table-cell office:value-type="string" calcext:value-type="string">
            <text:p>  Dubravka Šuica <text:s/>(PPE), <text:s/>napisan. - Podržavam ovaj prijedlog Uredbe Europskog parlamenta i Vijeća o izmjeni Uredbe br. 528/2012. Biocidi su sredstva za uništavanje živih bića i obuhvaćaju sve pesticide osim sredstava za zaštitu bilja. Biocidi se koriste u komunalnoj higijeni, za održavanje osobne higijene, za zaštitu materijala te na mnogim drugim mjestima. Uredba br. 528/2012 o stavljanju na raspolaganje na tržištu i uporabi biocidnih proizvoda u pogledu određenih uvjeta za pristup tržištu donijela je znatnu promjenu u zakonodavstvu i uskladila je pravila koja biocidni proizvodi moraju ispunjavati kako bi se mogli naći na tržištu Europske unije odnosno kako bi se osigurala visoka razina zaštite za zdravlje ljudi i životinja te okoliša općenito. Međutim, slažem se da Uredba ima nedostatake te podržavam ovaj prijedlog Uredbe Europskog parlamenta i Vijeća o izmjeni Uredbe br. 528/2012. Ja sam članica Odbora za okoliš, javno zdravlje i sigurnost hrane, stoga mi je ova tema izuzetno bitna jer mislim da moramo učiniti sve što je u našoj moći kako bismo zaštitili zdravlje građana Europske unije te kako bismo maksimalno zaštitili okoliš.</text:p>
          </table:table-cell>
        </table:table-row>
        <table:table-row table:style-name="ro1">
          <table:table-cell office:value-type="string" calcext:value-type="string">
            <text:p>http://www.europarl.europa.eu/sides/getDoc.do?pubRef=-//EP//TEXT+CRE+20140225+ITEM-006-18+DOC+XML+V0//EN&amp;amp;language=EN&amp;amp;query=INTERV&amp;amp;detail=2-502-000</text:p>
          </table:table-cell>
          <table:table-cell office:value-type="string" calcext:value-type="string">
            <text:p><text:s/>Combating violence against women (A7-0075/2014 - Antonyia Parvanova) </text:p>
          </table:table-cell>
          <table:table-cell office:value-type="string" calcext:value-type="string">
            <text:p>25-02-2014</text:p>
          </table:table-cell>
          <table:table-cell table:formula="of:=DATE(VALUE(MID([.C202]; 7; 4)); VALUE(MID([.C202]; 4; 2)); VALUE(MID([.C202]; 1; 2)))" office:value-type="date" office:date-value="2014-02-25" calcext:value-type="date">
            <text:p>02/25/14</text:p>
          </table:table-cell>
          <table:table-cell office:value-type="string" calcext:value-type="string">
            <text:p>  Dubravka Šuica <text:s/>(PPE). - <text:s/>Gospođo predsjednice, nevjerojatno je da Konvenciju Vijeća Europe nisu ratificirale mnoge zemlje Europske unije. Čuli smo sinoć od povjerenice Georgijeve da su samo Austrija, Italija i Portugal ratificirale ovu konvenciju. Ovo je ujedno i prilika pozvati sve zemlje, pa i moju zemlju Hrvatsku, da se ratificira Konvencija o nasilju nad ženama. </text:p>
          </table:table-cell>
        </table:table-row>
        <table:table-row table:style-name="ro1">
          <table:table-cell office:value-type="string" calcext:value-type="string">
            <text:p>http://www.europarl.europa.eu/sides/getDoc.do?pubRef=-//EP//TEXT+CRE+20140225+ITEM-006-19+DOC+XML+V0//EN&amp;amp;language=EN&amp;amp;query=INTERV&amp;amp;detail=2-543-875</text:p>
          </table:table-cell>
          <table:table-cell office:value-type="string" calcext:value-type="string">
            <text:p><text:s/>Delegation of legislative powers and the Commission's exercise of implementing powers (A7-0435/2013 - József Szájer) </text:p>
          </table:table-cell>
          <table:table-cell office:value-type="string" calcext:value-type="string">
            <text:p>25-02-2014</text:p>
          </table:table-cell>
          <table:table-cell table:formula="of:=DATE(VALUE(MID([.C203]; 7; 4)); VALUE(MID([.C203]; 4; 2)); VALUE(MID([.C203]; 1; 2)))" office:value-type="date" office:date-value="2014-02-25" calcext:value-type="date">
            <text:p>02/25/14</text:p>
          </table:table-cell>
          <table:table-cell office:value-type="string" calcext:value-type="string">
            <text:p>  Dubravka Šuica <text:s/>(PPE), <text:s/>napisan. - Slažem se s prijedlogom o pratećim mjerama za delegiranje zakonodavnih ovlasti i nadzoru država članica nad izvršavanjem provedbenih ovlasti Komisije. Delegiranje je osjetljiva operacija kojom se Komisiji daju smjernice za izvršavanje ovlasti. Očito je da je potrebno osigurati ispravnu primjenu Ugovora čime bi se osigurala dovoljna razina demokratskog legitimiteta. Potrebno je da se Parlament, Vijeće i Komisija slože u vezi pojašnjenja i preferencija za delegiranje zakonodavnih ovlasti. Dogovor o delegiranim aktovima je isto bitan, kako bi se olakšalo izvršavanje delegiranih ovlasti. Unutar Europske unije sve države članice usvajaju sve mjere nacionalnog zakonodavstva tako da je potrebna provedba pravno obvezujućih akata Unije. Delegiranje ovlasti na Komisiju može biti od znatne političke važnosti za građane Europske Unije, poduzeća, cjelokupne sektore zbog mogućih društveno-gospodarskih, ekoloških učinaka. Komisijino pravo je mijenjati zakonodavne akte, što podrazumijeva i izmjenu priloga budući da su oni sastavni dio zakonodavnog akta. Cilj mjera za daljnje definiranje točnog sadržaja obveza iz zakonodavnog akta jest dopuna temeljnog akta dodavanjem elemenata koji nisu od suštinske važnosti.</text:p>
          </table:table-cell>
        </table:table-row>
        <table:table-row table:style-name="ro1">
          <table:table-cell office:value-type="string" calcext:value-type="string">
            <text:p>http://www.europarl.europa.eu/sides/getDoc.do?pubRef=-//EP//TEXT+CRE+20140225+ITEM-006-20+DOC+XML+V0//EN&amp;amp;language=EN&amp;amp;query=INTERV&amp;amp;detail=2-568-250</text:p>
          </table:table-cell>
          <table:table-cell office:value-type="string" calcext:value-type="string">
            <text:p><text:s/>European Semester for economic policy coordination: annual growth survey 2014 (A7-0084/2014 - Philippe De Backer) </text:p>
          </table:table-cell>
          <table:table-cell office:value-type="string" calcext:value-type="string">
            <text:p>25-02-2014</text:p>
          </table:table-cell>
          <table:table-cell table:formula="of:=DATE(VALUE(MID([.C204]; 7; 4)); VALUE(MID([.C204]; 4; 2)); VALUE(MID([.C204]; 1; 2)))" office:value-type="date" office:date-value="2014-02-25" calcext:value-type="date">
            <text:p>02/25/14</text:p>
          </table:table-cell>
          <table:table-cell office:value-type="string" calcext:value-type="string">
            <text:p>  Dubravka Šuica <text:s/>(PPE), <text:s/>napisan. - Slažem se s navedenim prijedlogom. Poznato je da rast na tržištima na području euro zone stagnira. Komisija je potvrdila da veći broj ciljeva od onih koji su sadržani u strategiji Europa 2020. neće biti postignut ni u najpovoljnijim scenarijima. Povodom toga, Komisija je odlučila pratiti ostvarivanje ciljeva strategije Europa 2020., na nacionalnoj i europskoj razini u preporukama koje je dobila svaka članica Europske unije. Na taj način prati postizanje ciljeva na području zapošljavanja, obrazovanja, siromaštva itd. Bitno je poticati održive strukovne reforme za stabilnost u srednjoročnom i dugoročnom razdoblju. Iznimno je važno da se više ulaže u istraživanja, inovacije i razvoj, obrazovanje na nacionalnoj i europskoj razini. Potrebno je da se Europska unija usredotoči na model rasta koji temelji na gomilanju prekomjernog duga i potrošnje resursa. Stoga je bitno da se pozornost obrati na utjecaj mladih Europljana i buduće generacije. Sve članice Europske unije trebaju nastaviti slijediti fiskalnu konsolidaciju koja pogoduje rast. Potrebno je da se sve države fokusiraju na pojednostavljenje poreznih sustava, kako bi napori s kojima se suočava područje konsolidacije bili učinkovitiji te kako bi se povećalo ulaganje u obrazovanje i istraživanje.</text:p>
          </table:table-cell>
        </table:table-row>
        <table:table-row table:style-name="ro1">
          <table:table-cell office:value-type="string" calcext:value-type="string">
            <text:p>http://www.europarl.europa.eu/sides/getDoc.do?pubRef=-//EP//TEXT+CRE+20140225+ITEM-006-21+DOC+XML+V0//EN&amp;amp;language=EN&amp;amp;query=INTERV&amp;amp;detail=2-594-250</text:p>
          </table:table-cell>
          <table:table-cell office:value-type="string" calcext:value-type="string">
            <text:p><text:s/>European Semester for economic policy coordination: employment and social aspects (A7-0091/2014 - Sergio Gutiérrez Prieto) </text:p>
          </table:table-cell>
          <table:table-cell office:value-type="string" calcext:value-type="string">
            <text:p>25-02-2014</text:p>
          </table:table-cell>
          <table:table-cell table:formula="of:=DATE(VALUE(MID([.C205]; 7; 4)); VALUE(MID([.C205]; 4; 2)); VALUE(MID([.C205]; 1; 2)))" office:value-type="date" office:date-value="2014-02-25" calcext:value-type="date">
            <text:p>02/25/14</text:p>
          </table:table-cell>
          <table:table-cell office:value-type="string" calcext:value-type="string">
            <text:p>  Dubravka Šuica <text:s/>(PPE), <text:s/>napisan. - Slažem se sa navedenim prijedlogom. Očito je da će godišnji rast u europodručju ostati nestabilan još ove godine, a nezaposlenost će i dalje biti na vrlo visokoj razini. Potrebno je poticati rast u smjeru dugoročnog oporavka te suočavanja s društveno-gospodarskim izazovima. Nezaposlenost u Europskoj uniji dosegnula je 26,6 milijuna, a u većini država članica na rekordnoj je razini. U nekim državama članicama nezaposlenih je više od 50[nbsp ]% mladih između 16 i 25, a razlozi se razlikuju od nesigurnih ugovora o radu do neplaćenih pripravničkih radova. Nažalost, ovakva nezaposlenost bi mogla uzrokovati strukturnu nezaposlenost. Prihod po jednom kućanstvu sve je manji što je pokazatelj trenda siromaštva i socijalne isključenosti. Nužno je nastaviti s diferenciranom fiskalnom konsolidacijom koja pozitivno utječe na rast čime bi se jamčila dugoročna održivost socijalne države i javnih financija. Sve države članice moraju imati bolje rezultate kako bi došlo do promicanja održivog i ujednačenog rasta i stvaranja radnih mjesta. Hrvatska kao nova članica Europske unije podržava inicijative koje se usredotočuju na poboljšanja unutar tržišta rada. 21[nbsp ]% ukupnog hrvatskog stanovništva je nezaposleno.</text:p>
          </table:table-cell>
        </table:table-row>
        <table:table-row table:style-name="ro1">
          <table:table-cell office:value-type="string" calcext:value-type="string">
            <text:p>http://www.europarl.europa.eu/sides/getDoc.do?pubRef=-//EP//TEXT+CRE+20140225+ITEM-006-22+DOC+XML+V0//EN&amp;amp;language=EN&amp;amp;query=INTERV&amp;amp;detail=2-596-454</text:p>
          </table:table-cell>
          <table:table-cell office:value-type="string" calcext:value-type="string">
            <text:p><text:s/>Plant breeding (A7-0044/2014 - Marit Paulsen) </text:p>
          </table:table-cell>
          <table:table-cell office:value-type="string" calcext:value-type="string">
            <text:p>25-02-2014</text:p>
          </table:table-cell>
          <table:table-cell table:formula="of:=DATE(VALUE(MID([.C206]; 7; 4)); VALUE(MID([.C206]; 4; 2)); VALUE(MID([.C206]; 1; 2)))" office:value-type="date" office:date-value="2014-02-25" calcext:value-type="date">
            <text:p>02/25/14</text:p>
          </table:table-cell>
          <table:table-cell office:value-type="string" calcext:value-type="string">
            <text:p>  Dubravka Šuica <text:s/>(PPE), <text:s/>napisan. - Slažem se i podržavam ovo izvješće. Cilj ovog izvješća bio je da se pokrene detaljna rasprava o uzgoju biljaka u europskoj i globalnoj poljoprivredi. Uzgoj biljaka od izuzetne je važnosti za produktivnost, raznolikost i kvalitetu poljoprivrede. Po procjenama UN-a broj stanovnika u porastu je i očekuje se da će do 2040. broj stanovnika iznositi 9 milijardi. Prema procjenama FAO-a porast u ponudi hrane morat će se povećati za 70[nbsp ]% u sljedećih 30 godina. Poražavajuća je činjenica da se između 30[nbsp ]% i 50[nbsp ]% hrane proizvedene u Europskoj uniji baci. Moramo se suočiti s ovim činjenicama kao i s činjenicama da će zemlja koja se prekomjerno obrađuje i tretira kemijskim preparatima postati neplodna. Dolazim iz najmlađe članice Europske unije, u kojoj raznoliki tipovi klime, reljefa i tla omogućuju proizvodnju širokog asortimana poljoprivrednih proizvoda, od ratarskih i industrijskih usjeva, do vinograda, kontinentalnog i mediteranskog voća i povrća. U Hrvatskoj postoji veliki potencijal za daljnji razvoj poljoprivrede te želim skrenuti pozornost na <text:s/>potrebu za zajedničkim djelovanjem i brigom za kvalitetu poljoprivrede i uzgoja biljaka u Hrvatskoj i cijeloj Europskoj uniji.</text:p>
          </table:table-cell>
        </table:table-row>
        <table:table-row table:style-name="ro1">
          <table:table-cell office:value-type="string" calcext:value-type="string">
            <text:p>http://www.europarl.europa.eu/sides/getDoc.do?pubRef=-//EP//TEXT+CRE+20140226+ITEM-005+DOC+XML+V0//EN&amp;amp;language=EN&amp;amp;query=INTERV&amp;amp;detail=3-099-500</text:p>
          </table:table-cell>
          <table:table-cell office:value-type="string" calcext:value-type="string">
            <text:p><text:s/>Implementation of the Youth Guarantee (debate) </text:p>
          </table:table-cell>
          <table:table-cell office:value-type="string" calcext:value-type="string">
            <text:p>26-02-2014</text:p>
          </table:table-cell>
          <table:table-cell table:formula="of:=DATE(VALUE(MID([.C207]; 7; 4)); VALUE(MID([.C207]; 4; 2)); VALUE(MID([.C207]; 1; 2)))" office:value-type="date" office:date-value="2014-02-26" calcext:value-type="date">
            <text:p>02/26/14</text:p>
          </table:table-cell>
          <table:table-cell office:value-type="string" calcext:value-type="string">
            <text:p>  Dubravka Šuica <text:s/>(PPE), <text:s/>napisan. – Hrvatska je prvim danom pristupanja Europskoj uniji započela s provedbom „mjera aktivne politike zapošljavanja“ i provedbom programa „Jamstvo za mlade“, no unatoč toj činjenici svaka druga mlada osoba u Hrvatskoj je bez posla, a nezaposlenost mladih u 2013. godini dosegnula je rekord i iznosila je čak 55,4%.</text:p>
          </table:table-cell>
        </table:table-row>
        <table:table-row table:style-name="ro1">
          <table:table-cell office:value-type="string" calcext:value-type="string">
            <text:p>http://www.europarl.europa.eu/sides/getDoc.do?pubRef=-//EP//TEXT+CRE+20140226+ITEM-010-01+DOC+XML+V0//EN&amp;amp;language=EN&amp;amp;query=INTERV&amp;amp;detail=3-214-000</text:p>
          </table:table-cell>
          <table:table-cell office:value-type="string" calcext:value-type="string">
            <text:p><text:s/>Single market governance (A7-0066/2014 - Sergio Gaetano Cofferati) </text:p>
          </table:table-cell>
          <table:table-cell office:value-type="string" calcext:value-type="string">
            <text:p>26-02-2014</text:p>
          </table:table-cell>
          <table:table-cell table:formula="of:=DATE(VALUE(MID([.C208]; 7; 4)); VALUE(MID([.C208]; 4; 2)); VALUE(MID([.C208]; 1; 2)))" office:value-type="date" office:date-value="2014-02-26" calcext:value-type="date">
            <text:p>02/26/14</text:p>
          </table:table-cell>
          <table:table-cell office:value-type="string" calcext:value-type="string">
            <text:p>  Dubravka Šuica <text:s/>(PPE). - <text:s/>Gospodine predsjedniče, jučer sam podržala ovo izvješće s obzirom da je upravljanje jedinstvenim tržištem pitanje od iznimne važnosti te mora biti jedno od prioriteta zbog brojnih inicijativa Europske komisije i Europskog parlamenta, a uz jasnu potporu Europskog vijeća. Jedinstveno tržište mora pridonijeti gospodarskom rastu i donijeti konkretne rezultate za europske građane, potrošače i poduzeća. </text:p>
          </table:table-cell>
        </table:table-row>
        <table:table-row table:style-name="ro1">
          <table:table-cell office:value-type="string" calcext:value-type="string">
            <text:p>http://www.europarl.europa.eu/sides/getDoc.do?pubRef=-//EP//TEXT+CRE+20140226+ITEM-010-02+DOC+XML+V0//EN&amp;amp;language=EN&amp;amp;query=INTERV&amp;amp;detail=3-264-500</text:p>
          </table:table-cell>
          <table:table-cell office:value-type="string" calcext:value-type="string">
            <text:p><text:s/>Cohesion Policy (A7-0081/2014 - Vilja Savisaar-Toomast) </text:p>
          </table:table-cell>
          <table:table-cell office:value-type="string" calcext:value-type="string">
            <text:p>26-02-2014</text:p>
          </table:table-cell>
          <table:table-cell table:formula="of:=DATE(VALUE(MID([.C209]; 7; 4)); VALUE(MID([.C209]; 4; 2)); VALUE(MID([.C209]; 1; 2)))" office:value-type="date" office:date-value="2014-02-26" calcext:value-type="date">
            <text:p>02/26/14</text:p>
          </table:table-cell>
          <table:table-cell office:value-type="string" calcext:value-type="string">
            <text:p>  Dubravka Šuica <text:s/>(PPE), <text:s/>napisan. - Podržavam ovo izvješće jer znamo da je kohezijska politika druga financijski najznačajnija zajednička politika Europske unije. Za financijsko razdoblje od 2007. do 2013. ona je iznosila 308 milijardi eura od 864,3 milijarde eura ukupnoga proračuna EU-a. Politički značaj kohezije je ključan za projekt ujedinjene Europe. S početnog naglaska na postizanje ujednačenog razvitka unutar EU-a, cilj kohezijske politike se s vremenom usmjerio ka jačanju globalne konkurentnosti europskoga gospodarstva. Europsko vijeće odobrilo je strategiju „Europa 2020.” koja ističe ključne ciljeve koje EU želi postići do 2020. godine. Kohezijska politika u budućem razdoblju nastupa nakon velike gospodarske i ekonomske krize. </text:p>
          </table:table-cell>
        </table:table-row>
        <table:table-row table:style-name="ro1">
          <table:table-cell office:value-type="string" calcext:value-type="string">
            <text:p>http://www.europarl.europa.eu/sides/getDoc.do?pubRef=-//EP//TEXT+CRE+20140226+ITEM-010-03+DOC+XML+V0//EN&amp;amp;language=EN&amp;amp;query=INTERV&amp;amp;detail=3-283-500</text:p>
          </table:table-cell>
          <table:table-cell office:value-type="string" calcext:value-type="string">
            <text:p><text:s/>Optimising the potential of outermost regions (A7-0121/2014 - Younous Omarjee) </text:p>
          </table:table-cell>
          <table:table-cell office:value-type="string" calcext:value-type="string">
            <text:p>26-02-2014</text:p>
          </table:table-cell>
          <table:table-cell table:formula="of:=DATE(VALUE(MID([.C210]; 7; 4)); VALUE(MID([.C210]; 4; 2)); VALUE(MID([.C210]; 1; 2)))" office:value-type="date" office:date-value="2014-02-26" calcext:value-type="date">
            <text:p>02/26/14</text:p>
          </table:table-cell>
          <table:table-cell office:value-type="string" calcext:value-type="string">
            <text:p>  Dubravka Šuica <text:s/>(PPE), <text:s/>în scris. - Podržavam ovo izvješće jer predlaže mijenjanje pristupa kako bismo ulaganjima u najudaljenije regije EU omogućili tim regijama održivi razvoj i veće uključivanje u zajedničke programe Europske unije. Moramo ulagati u najudaljenije regije i podignuti svijest o njihovom doprinosu te o tome gdje se nalaze. Time ulažemo u budućnost cjelokupne Europske unije. Najudaljenije regije su vrlo često gotovo namjerno izuzete iz velikih projekata kojima je cilj strukturno i materijalno povezati Uniju i sve njezine dijelove. Vrlo često se događa da geografski najudaljenijim područjima Europska unija pridaje periferno značenje. Takav pristup moramo promijeniti i Europska unija mora promicati integraciju svih dijelova Unije. Trgovinska politika, vanjska politika te politika razvoja Unije ne bi smjele smatrati prekomorske zemlje regijama od manjeg značaja za Uniju. Prekomorske zemlje produžetak su Unije u svijetu, njihovi gospodarski interesi ne mogu neprekidno biti žrtvovani u korist kontinentalnih obzira. Slažem se da je naš je zadatak ne samo štititi najudaljenije regije u Europi, nego ih prije svega unaprijediti i učiniti uspješnima.</text:p>
          </table:table-cell>
        </table:table-row>
        <table:table-row table:style-name="ro1">
          <table:table-cell office:value-type="string" calcext:value-type="string">
            <text:p>http://www.europarl.europa.eu/sides/getDoc.do?pubRef=-//EP//TEXT+CRE+20140226+ITEM-010-04+DOC+XML+V0//EN&amp;amp;language=EN&amp;amp;query=INTERV&amp;amp;detail=3-297-500</text:p>
          </table:table-cell>
          <table:table-cell office:value-type="string" calcext:value-type="string">
            <text:p><text:s/>Evaluation of the Union's finances (A7-0068/2014 - Michael Theurer) </text:p>
          </table:table-cell>
          <table:table-cell office:value-type="string" calcext:value-type="string">
            <text:p>26-02-2014</text:p>
          </table:table-cell>
          <table:table-cell table:formula="of:=DATE(VALUE(MID([.C211]; 7; 4)); VALUE(MID([.C211]; 4; 2)); VALUE(MID([.C211]; 1; 2)))" office:value-type="date" office:date-value="2014-02-26" calcext:value-type="date">
            <text:p>02/26/14</text:p>
          </table:table-cell>
          <table:table-cell office:value-type="string" calcext:value-type="string">
            <text:p>  Dubravka Šuica <text:s/>(PPE), <text:s/>în scris. - Slažem se s ovim nacrtom izvješća o ocjeni financija Unije na temelju postignutih rezultata. Profesorica sam i dugo sam radila u prosvjeti gdje je ocjena edukativan instrument namijenjen utvrđivanju i objašnjavanju rezultata. U ovom kontekstu, moramo razlikovati ocjenu od revizije financijskih rezultata i uspjeha, s obzirom da ocjenu provode upravna tijela, a reviziju nadležni revizori. Ocjene su bitne kako bismo mogli identificirati i razumjeti rezultate te razmotriti, ukoliko je potrebno, alternative u donošenju odluka. S obzirom na ekonomsku i gospodarsku krizu u kojoj se nalaze određene članice Europske unije, uključujući Hrvatsku, smatram ovu temu izrazito bitnom i mislim da su nam ocjenjivanje financija Unije i rezultati tog ocjenjivanja vrlo važni.</text:p>
          </table:table-cell>
        </table:table-row>
        <table:table-row table:style-name="ro1">
          <table:table-cell office:value-type="string" calcext:value-type="string">
            <text:p>http://www.europarl.europa.eu/sides/getDoc.do?pubRef=-//EP//TEXT+CRE+20140226+ITEM-010-05+DOC+XML+V0//EN&amp;amp;language=EN&amp;amp;query=INTERV&amp;amp;detail=3-322-750</text:p>
          </table:table-cell>
          <table:table-cell office:value-type="string" calcext:value-type="string">
            <text:p><text:s/>Deployment of the interoperable EU-wide eCall (A7-0482/2013 - Philippe De Backer) </text:p>
          </table:table-cell>
          <table:table-cell office:value-type="string" calcext:value-type="string">
            <text:p>26-02-2014</text:p>
          </table:table-cell>
          <table:table-cell table:formula="of:=DATE(VALUE(MID([.C212]; 7; 4)); VALUE(MID([.C212]; 4; 2)); VALUE(MID([.C212]; 1; 2)))" office:value-type="date" office:date-value="2014-02-26" calcext:value-type="date">
            <text:p>02/26/14</text:p>
          </table:table-cell>
          <table:table-cell office:value-type="string" calcext:value-type="string">
            <text:p>  Dubravka Šuica <text:s/>(PPE), <text:s/>in writing. - A couple years ago, eCall was introduced to society and an attempt was made for it to be on voluntary basis. This voluntary approach did not work, because only 0.7 % of vehicles are currently equipped with an eCall system. The Commission decided to adopt legislation to make eCall a mandatory service in new vehicles. The European Parliament suggested that eCall should be a public EU-wide, emergency call system, embedded in the vehicle and based on the 112 emergency number. The Commission agreed with the Parliament report. eCall will be installed in all vehicles, starting with certain categories, and with the capability for handling eCalls in the telecommunication networks. This will make it available to all citizens in Europe. It will accelerate the deployment and bring about the full potential of eCall in order to save lives and reduce the severity of injuries. In order to finish implementation of the eCall strategy, it is necessary to recommend to the Member States to encourage mobile network operators to support the transmission of eCalls. It is of crucial importance mandatorily to introduce in-vehicle parts of the eCall service in new types of approved vehicles in selected categories in Europe.</text:p>
          </table:table-cell>
        </table:table-row>
        <table:table-row table:style-name="ro1">
          <table:table-cell office:value-type="string" calcext:value-type="string">
            <text:p>http://www.europarl.europa.eu/sides/getDoc.do?pubRef=-//EP//TEXT+CRE+20140226+ITEM-010-06+DOC+XML+V0//EN&amp;amp;language=EN&amp;amp;query=INTERV&amp;amp;detail=3-329-750</text:p>
          </table:table-cell>
          <table:table-cell office:value-type="string" calcext:value-type="string">
            <text:p><text:s/>EC-Costa Rica, El Salvador, Guatemala, Honduras, Nicaragua and Panama Political dialogue and cooperation agreement, with the exception of Article 49(3) thereof (A7-0463/2013 - José Ignacio Salafranca Sánchez-Neyra) </text:p>
          </table:table-cell>
          <table:table-cell office:value-type="string" calcext:value-type="string">
            <text:p>26-02-2014</text:p>
          </table:table-cell>
          <table:table-cell table:formula="of:=DATE(VALUE(MID([.C213]; 7; 4)); VALUE(MID([.C213]; 4; 2)); VALUE(MID([.C213]; 1; 2)))" office:value-type="date" office:date-value="2014-02-26" calcext:value-type="date">
            <text:p>02/26/14</text:p>
          </table:table-cell>
          <table:table-cell office:value-type="string" calcext:value-type="string">
            <text:p>  Dubravka Šuica <text:s/>(PPE), <text:s/>napisan. - Slažem sa s nacrtom Odluke Vijeća o sklapanju Sporazuma o političkom dijalogu i suradnji između Europske zajednice i njezinih država članica s jedne strane i republika Kostarike, El Salvadora, Gvatemale, Hondurasa, Nikaragve i Paname s druge strane. Sporazum između Europske unije i Centralne Amerike o političkom dijalogu i suradnji potpisan je još 15.12.2003. u Rimu. Novost u ovom prijedlogu samo je nova formulacija određenih dijelova dok suštinski nije bilo puno promjena. </text:p>
          </table:table-cell>
        </table:table-row>
        <table:table-row table:style-name="ro1">
          <table:table-cell office:value-type="string" calcext:value-type="string">
            <text:p>http://www.europarl.europa.eu/sides/getDoc.do?pubRef=-//EP//TEXT+CRE+20140226+ITEM-010-07+DOC+XML+V0//EN&amp;amp;language=EN&amp;amp;query=INTERV&amp;amp;detail=3-340-750</text:p>
          </table:table-cell>
          <table:table-cell office:value-type="string" calcext:value-type="string">
            <text:p><text:s/>EC-Costa Rica, El Salvador, Guatemala, Honduras, Nicaragua and Panama Political dialogue and cooperation agreement, as regards Article 49(3) thereof (A7-0119/2014 - Renate Weber) </text:p>
          </table:table-cell>
          <table:table-cell office:value-type="string" calcext:value-type="string">
            <text:p>26-02-2014</text:p>
          </table:table-cell>
          <table:table-cell table:formula="of:=DATE(VALUE(MID([.C214]; 7; 4)); VALUE(MID([.C214]; 4; 2)); VALUE(MID([.C214]; 1; 2)))" office:value-type="date" office:date-value="2014-02-26" calcext:value-type="date">
            <text:p>02/26/14</text:p>
          </table:table-cell>
          <table:table-cell office:value-type="string" calcext:value-type="string">
            <text:p>  Dubravka Šuica <text:s/>(PPE), <text:s/>napisan. - Slažem se s Sporazumom o političkom dijalogu i suradnji između Europske zajednice i njezinih država članica s jedne strane i republika Kostarike, El Salvadora, Gvatemale, Hondurasa, Nikaragve i Paname s druge strane. Sporazum između Europske unije i Centralne Amerike o političkom dijalogu i suradnji potpisan je još 15.12.2003. u Rimu. Novost u ovom prijedlogu samo je nova formulacija određenih dijelova dok suštinski nije bilo puno promjena. </text:p>
          </table:table-cell>
        </table:table-row>
        <table:table-row table:style-name="ro1">
          <table:table-cell office:value-type="string" calcext:value-type="string">
            <text:p>http://www.europarl.europa.eu/sides/getDoc.do?pubRef=-//EP//TEXT+CRE+20140226+ITEM-010-08+DOC+XML+V0//EN&amp;amp;language=EN&amp;amp;query=INTERV&amp;amp;detail=3-351-500</text:p>
          </table:table-cell>
          <table:table-cell office:value-type="string" calcext:value-type="string">
            <text:p><text:s/>Guidelines for the employment policies of the Member States (A7-0470/2013 - Pervenche Berès) </text:p>
          </table:table-cell>
          <table:table-cell office:value-type="string" calcext:value-type="string">
            <text:p>26-02-2014</text:p>
          </table:table-cell>
          <table:table-cell table:formula="of:=DATE(VALUE(MID([.C215]; 7; 4)); VALUE(MID([.C215]; 4; 2)); VALUE(MID([.C215]; 1; 2)))" office:value-type="date" office:date-value="2014-02-26" calcext:value-type="date">
            <text:p>02/26/14</text:p>
          </table:table-cell>
          <table:table-cell office:value-type="string" calcext:value-type="string">
            <text:p>  Dubravka Šuica <text:s/>(PPE), <text:s/>napisan. - Podržavam ovo izvješće i smjernice za politike zapošljavanja država članica. Republika Hrvatska nalazi se na samom vrhu Europske unije po nezaposlenosti koja iznosi 21,6% (više od 382 000) te nezaposlenosti mladih koja iznosi poražavajućih 52%. Upravo sam nedavno organizirala konferenciju pod nazivom „Kako pomoći mladima doći do radnog mjesta?”, kako bismo identificirali ključne probleme i pomogli mladim ljudima u pronalasku posla. </text:p>
          </table:table-cell>
        </table:table-row>
        <table:table-row table:style-name="ro1">
          <table:table-cell office:value-type="string" calcext:value-type="string">
            <text:p>http://www.europarl.europa.eu/sides/getDoc.do?pubRef=-//EP//TEXT+CRE+20140226+ITEM-010-09+DOC+XML+V0//EN&amp;amp;language=EN&amp;amp;query=INTERV&amp;amp;detail=3-373-500</text:p>
          </table:table-cell>
          <table:table-cell office:value-type="string" calcext:value-type="string">
            <text:p><text:s/>Common system of value added tax (A7-0090/2014 - Ivo Strejček) </text:p>
          </table:table-cell>
          <table:table-cell office:value-type="string" calcext:value-type="string">
            <text:p>26-02-2014</text:p>
          </table:table-cell>
          <table:table-cell table:formula="of:=DATE(VALUE(MID([.C216]; 7; 4)); VALUE(MID([.C216]; 4; 2)); VALUE(MID([.C216]; 1; 2)))" office:value-type="date" office:date-value="2014-02-26" calcext:value-type="date">
            <text:p>02/26/14</text:p>
          </table:table-cell>
          <table:table-cell office:value-type="string" calcext:value-type="string">
            <text:p>  Dubravka Šuica <text:s/>(PPE), <text:s/>napisan. - Podupirem ovo izvješće o zajedničkom sustavu poreza na dodanu vrijednost s obzirom na povrat PDV-a. Porez na dodanu vrijednost u Hrvatskoj jedan je od najvećih u Europskoj uniji i iznosi 25%. Stoga je tema zajedničkog sustava za povrat poreza na dodanu vrijednost vrlo interesantna za Hrvatsku i hrvatske građane. </text:p>
          </table:table-cell>
        </table:table-row>
        <table:table-row table:style-name="ro1">
          <table:table-cell office:value-type="string" calcext:value-type="string">
            <text:p>http://www.europarl.europa.eu/sides/getDoc.do?pubRef=-//EP//TEXT+CRE+20140226+ITEM-010-10+DOC+XML+V0//EN&amp;amp;language=EN&amp;amp;query=INTERV&amp;amp;detail=3-386-500</text:p>
          </table:table-cell>
          <table:table-cell office:value-type="string" calcext:value-type="string">
            <text:p><text:s/>Amendment of decision 2009/831/EC as regards its period of application (A7-0113/2014 - Danuta Maria Hübner) </text:p>
          </table:table-cell>
          <table:table-cell office:value-type="string" calcext:value-type="string">
            <text:p>26-02-2014</text:p>
          </table:table-cell>
          <table:table-cell table:formula="of:=DATE(VALUE(MID([.C217]; 7; 4)); VALUE(MID([.C217]; 4; 2)); VALUE(MID([.C217]; 1; 2)))" office:value-type="date" office:date-value="2014-02-26" calcext:value-type="date">
            <text:p>02/26/14</text:p>
          </table:table-cell>
          <table:table-cell office:value-type="string" calcext:value-type="string">
            <text:p>  Dubravka Šuica <text:s/>(PPE), <text:s/>in writing. - I support this amending decision. The Treaty on the Functioning of the European Union (TFEU), which applies to the outermost regions of the EU and includes the autonomous region of Madeira and the autonomous region of the Azores, does not in principle allow any difference between the taxation of local products and the taxation of products from Portugal or other Member States. However, there is a possibility of introducing specific measures for those regions because of the permanent handicaps which affect the economic and social conditions. In the past, the European Council authorised Portugal, up to 31[nbsp ]December[nbsp ]2013, to apply a reduced rate of excise duty in the autonomous region of Madeira, on locally produced and consumed rum and liqueurs, and in the autonomous region of the Azores, on locally produced and consumed liqueurs and eaux-de-vie. The reasons for this include the small production size, its fragmented nature and low mechanisation of agricultural holdings. The Portuguese authorities have requested the renewal of the authorisation until 31[nbsp ]December[nbsp ]2020. I agree with the amending decision, and I think we should help regions with economic and social difficulties.</text:p>
          </table:table-cell>
        </table:table-row>
        <table:table-row table:style-name="ro1">
          <table:table-cell office:value-type="string" calcext:value-type="string">
            <text:p>http://www.europarl.europa.eu/sides/getDoc.do?pubRef=-//EP//TEXT+CRE+20140226+ITEM-010-11+DOC+XML+V0//EN&amp;amp;language=EN&amp;amp;query=INTERV&amp;amp;detail=3-397-500</text:p>
          </table:table-cell>
          <table:table-cell office:value-type="string" calcext:value-type="string">
            <text:p><text:s/>Amendment to Decision[nbsp ]2004/162/EC with regard to its implementation in Mayotte from 1[nbsp ]January[nbsp ]2014 (A7-0144/2014 - Danuta Maria Hübner) </text:p>
          </table:table-cell>
          <table:table-cell office:value-type="string" calcext:value-type="string">
            <text:p>26-02-2014</text:p>
          </table:table-cell>
          <table:table-cell table:formula="of:=DATE(VALUE(MID([.C218]; 7; 4)); VALUE(MID([.C218]; 4; 2)); VALUE(MID([.C218]; 1; 2)))" office:value-type="date" office:date-value="2014-02-26" calcext:value-type="date">
            <text:p>02/26/14</text:p>
          </table:table-cell>
          <table:table-cell office:value-type="string" calcext:value-type="string">
            <text:p>  Dubravka Šuica <text:s/>(PPE), <text:s/>in writing. - The provisions of the Treaty on the Functioning of the European Union (TFEU) which apply to the outermost regions of the EU, including French overseas departments (DOMs), do not allow any difference in the DOMs between the taxation of local products and the taxation of products from metropolitan France. However, article 349 TFEU provides specific measures for those regions because of permanent handicaps which are constantly affecting economic and social conditions. In the past, the European Council authorised France to apply exemptions or reductions to the dock dues tax for certain products produced in the overseas departments of Guadeloupe, Guyana, Martinique and Réunion. The reasons for this were remoteness, raw material and energy dependence, the obligation to build up larger stocks, etc. Mayotte was added to the list of outermost regions in Article 349 TFEU. The proposal aims to ensure that Mayotte is treated in the same way as the other French outermost regions with regard to VAT and excise duties. I agree with this, and I think we should help regions with economic and social difficulties.</text:p>
          </table:table-cell>
        </table:table-row>
        <table:table-row table:style-name="ro1">
          <table:table-cell office:value-type="string" calcext:value-type="string">
            <text:p>http://www.europarl.europa.eu/sides/getDoc.do?pubRef=-//EP//TEXT+CRE+20140226+ITEM-010-12+DOC+XML+V0//EN&amp;amp;language=EN&amp;amp;query=INTERV&amp;amp;detail=3-400-437</text:p>
          </table:table-cell>
          <table:table-cell office:value-type="string" calcext:value-type="string">
            <text:p><text:s/>EC-Indonesia framework agreement on comprehensive partnership and cooperation, with the exception of matters related to readmission (A7-0093/2014 - Ana Gomes) </text:p>
          </table:table-cell>
          <table:table-cell office:value-type="string" calcext:value-type="string">
            <text:p>26-02-2014</text:p>
          </table:table-cell>
          <table:table-cell table:formula="of:=DATE(VALUE(MID([.C219]; 7; 4)); VALUE(MID([.C219]; 4; 2)); VALUE(MID([.C219]; 1; 2)))" office:value-type="date" office:date-value="2014-02-26" calcext:value-type="date">
            <text:p>02/26/14</text:p>
          </table:table-cell>
          <table:table-cell office:value-type="string" calcext:value-type="string">
            <text:p>  Dubravka Šuica <text:s/>(PPE), <text:s/>napisan. - Podržala sam ovaj sporazum jer Europska unija i Republika Indonezija moraju jačati političku i gospodarsku suradnju te poticati daljnje jačanje bilateralnih odnosa. Indonezija je četvrta najmnogoljudnija država na svijetu s više od 240 milijuna građana te u posljednjih 15 godina prolazi kroz demokratsku, političku, društvenu i gospodarsku transformaciju. Indonezija ima najveće gospodarstvo u jugoistočnoj Aziji (BNP je u zadnje dvije godine rastao za više od 6%), a više od polovice svjetske trgovine prolazi njezinim sjevernim morskim granicama te je Indonezija sve prisutnija na diplomatskom polju u regionalnim i svjetskim forumima. </text:p>
          </table:table-cell>
        </table:table-row>
        <table:table-row table:style-name="ro1">
          <table:table-cell office:value-type="string" calcext:value-type="string">
            <text:p>http://www.europarl.europa.eu/sides/getDoc.do?pubRef=-//EP//TEXT+CRE+20140226+ITEM-010-15+DOC+XML+V0//EN&amp;amp;language=EN&amp;amp;query=INTERV&amp;amp;detail=3-417-875</text:p>
          </table:table-cell>
          <table:table-cell office:value-type="string" calcext:value-type="string">
            <text:p><text:s/>EU-Turkey agreement on the readmission of persons residing without authorisation (A7-0097/2014 - Renate Sommer) </text:p>
          </table:table-cell>
          <table:table-cell office:value-type="string" calcext:value-type="string">
            <text:p>26-02-2014</text:p>
          </table:table-cell>
          <table:table-cell table:formula="of:=DATE(VALUE(MID([.C220]; 7; 4)); VALUE(MID([.C220]; 4; 2)); VALUE(MID([.C220]; 1; 2)))" office:value-type="date" office:date-value="2014-02-26" calcext:value-type="date">
            <text:p>02/26/14</text:p>
          </table:table-cell>
          <table:table-cell office:value-type="string" calcext:value-type="string">
            <text:p>  Dubravka Šuica <text:s/>(PPE), <text:s/>napisan. - Podržavam ovaj sporazum. Put koji prolazi preko Turske do Grčke predstavlja najčešće korištenu rutu imigranata i izbjeglica za dolazak u Europsku uniju. To čini Tursku glavnom tranzitnom zemljom za ilegalnu imigraciju u Europsku uniju. Stoga smatram da je ovaj sporazum od izuzetne važnosti. </text:p>
          </table:table-cell>
        </table:table-row>
        <table:table-row table:style-name="ro1">
          <table:table-cell office:value-type="string" calcext:value-type="string">
            <text:p>http://www.europarl.europa.eu/sides/getDoc.do?pubRef=-//EP//TEXT+CRE+20140226+ITEM-010-17+DOC+XML+V0//EN&amp;amp;language=EN&amp;amp;query=INTERV&amp;amp;detail=3-431-750</text:p>
          </table:table-cell>
          <table:table-cell office:value-type="string" calcext:value-type="string">
            <text:p><text:s/>Amendment of Rules 166 (final vote) and 195(3) (voting in committee) of Parliament's Rules of Procedure (A7-0035/2014 - Carlo Casini) </text:p>
          </table:table-cell>
          <table:table-cell office:value-type="string" calcext:value-type="string">
            <text:p>26-02-2014</text:p>
          </table:table-cell>
          <table:table-cell table:formula="of:=DATE(VALUE(MID([.C221]; 7; 4)); VALUE(MID([.C221]; 4; 2)); VALUE(MID([.C221]; 1; 2)))" office:value-type="date" office:date-value="2014-02-26" calcext:value-type="date">
            <text:p>02/26/14</text:p>
          </table:table-cell>
          <table:table-cell office:value-type="string" calcext:value-type="string">
            <text:p>  Dubravka Šuica <text:s/>(PPE), <text:s/>in writing. - I agree with the report regarding amendment of Rule 166 of Parliament’s Rules of Procedure concerning the final vote and Rule 195 concerning voting in committee. All final votes on reports should be adopted by roll-call using the electronic voting system. The aim of this report is to increase the transparency and democratic accountability of Members to the electorate and citizens. All voters should have the right to know how their elected representatives have voted. In committee, final voting should be a show of hands, unless a quarter of the committee members request a vote by roll-call.</text:p>
          </table:table-cell>
        </table:table-row>
        <table:table-row table:style-name="ro1">
          <table:table-cell office:value-type="string" calcext:value-type="string">
            <text:p>http://www.europarl.europa.eu/sides/getDoc.do?pubRef=-//EP//TEXT+CRE+20140226+ITEM-010-18+DOC+XML+V0//EN&amp;amp;language=EN&amp;amp;query=INTERV&amp;amp;detail=3-457-500</text:p>
          </table:table-cell>
          <table:table-cell office:value-type="string" calcext:value-type="string">
            <text:p><text:s/>Single European railway area (A7-0037/2014 - Saïd El Khadraoui) </text:p>
          </table:table-cell>
          <table:table-cell office:value-type="string" calcext:value-type="string">
            <text:p>26-02-2014</text:p>
          </table:table-cell>
          <table:table-cell table:formula="of:=DATE(VALUE(MID([.C222]; 7; 4)); VALUE(MID([.C222]; 4; 2)); VALUE(MID([.C222]; 1; 2)))" office:value-type="date" office:date-value="2014-02-26" calcext:value-type="date">
            <text:p>02/26/14</text:p>
          </table:table-cell>
          <table:table-cell office:value-type="string" calcext:value-type="string">
            <text:p>  Dubravka Šuica <text:s/>(PPE), <text:s/>in writing. - The draft proposal describes the establishment of a single European railway area, as regards the opening of the market for domestic passenger transport services by rail and the governance of the railway infrastructure. Growth of passenger traffic by rail has not been developed to increase its model share in comparison to cars or aviation. The main reason for these bad models of rail systems involves unfair competition as regards other modes of transport, a lack of political will to develop better rail transport and low investment in rail networks. This draft should take into consideration the base of specific data, such as rates, costs and charges plus checking the quality of service. This legislation has to be effective and completely applied in all Member States in prescribed time-limits. With common legislation it is possible to complete the opening of the European Union’s railway market, ensuring equal access to infrastructure in order to improve the quality of rail services through the EU.</text:p>
          </table:table-cell>
        </table:table-row>
        <table:table-row table:style-name="ro1">
          <table:table-cell office:value-type="string" calcext:value-type="string">
            <text:p>http://www.europarl.europa.eu/sides/getDoc.do?pubRef=-//EP//TEXT+CRE+20140226+ITEM-010-19+DOC+XML+V0//EN&amp;amp;language=EN&amp;amp;query=INTERV&amp;amp;detail=3-474-500</text:p>
          </table:table-cell>
          <table:table-cell office:value-type="string" calcext:value-type="string">
            <text:p><text:s/>Domestic passenger transport services by rail (A7-0034/2014 - Mathieu Grosch) </text:p>
          </table:table-cell>
          <table:table-cell office:value-type="string" calcext:value-type="string">
            <text:p>26-02-2014</text:p>
          </table:table-cell>
          <table:table-cell table:formula="of:=DATE(VALUE(MID([.C223]; 7; 4)); VALUE(MID([.C223]; 4; 2)); VALUE(MID([.C223]; 1; 2)))" office:value-type="date" office:date-value="2014-02-26" calcext:value-type="date">
            <text:p>02/26/14</text:p>
          </table:table-cell>
          <table:table-cell office:value-type="string" calcext:value-type="string">
            <text:p>  Dubravka Šuica <text:s/>(PPE), <text:s/>in writing. - Rail transport can have a huge impact on overall European passenger transport. It is important to invest in research as well as in infrastructure to contribute to new growth, which will boost employment. To keep a high level of service quality, it is necessary to have inter alia mandatory tendering for public service contracts. Quality of service should be improved and efficiency should be increased. Competent authorities have the essential role of maintaining the organisation of public passenger transport services. They should identify routes to be designated for open access and determine viability, efficiency and quality targets. To ensure financing for objectives of sustainable public transport plans, competent authorities have to design obligations to attain public transport objectives of a high quality and in a cost-effective manner. And over- or under-compensation which is caused by the substance of the public service obligations should be strictly avoided.</text:p>
          </table:table-cell>
        </table:table-row>
        <table:table-row table:style-name="ro1">
          <table:table-cell office:value-type="string" calcext:value-type="string">
            <text:p>http://www.europarl.europa.eu/sides/getDoc.do?pubRef=-//EP//TEXT+CRE+20140226+ITEM-010-20+DOC+XML+V0//EN&amp;amp;language=EN&amp;amp;query=INTERV&amp;amp;detail=3-487-500</text:p>
          </table:table-cell>
          <table:table-cell office:value-type="string" calcext:value-type="string">
            <text:p><text:s/>Interoperability of the rail system (A7-0033/2014 - Izaskun Bilbao Barandica) </text:p>
          </table:table-cell>
          <table:table-cell office:value-type="string" calcext:value-type="string">
            <text:p>26-02-2014</text:p>
          </table:table-cell>
          <table:table-cell table:formula="of:=DATE(VALUE(MID([.C224]; 7; 4)); VALUE(MID([.C224]; 4; 2)); VALUE(MID([.C224]; 1; 2)))" office:value-type="date" office:date-value="2014-02-26" calcext:value-type="date">
            <text:p>02/26/14</text:p>
          </table:table-cell>
          <table:table-cell office:value-type="string" calcext:value-type="string">
            <text:p>  Dubravka Šuica <text:s/>(PPE), <text:s/>in writing. - It is crucial to enable citizens of the European Union, regional and local authorities to benefit to the full extent from the fact that the EU has established an area without internal frontiers. The goal is to keep up with the objectives of territorial cohesion. Improvement of national rail networks should be a topic in each Member State, in order to maintain this harmonisation between countries. This harmonisation should lead to development and improvement to contribute to the progressive creation of an internal market in services for renewal and operation of rail systems in the European Union. However the European Union Agency for Railways should retain an overview of the system, in order to maintain and guarantee safety and interoperability. All authorisation procedures should be streamlined and harmonised at the European Union level. That requires clear distribution of objectives and tasks between national safety authorities during a transitional period.</text:p>
          </table:table-cell>
        </table:table-row>
        <table:table-row table:style-name="ro1">
          <table:table-cell office:value-type="string" calcext:value-type="string">
            <text:p>http://www.europarl.europa.eu/sides/getDoc.do?pubRef=-//EP//TEXT+CRE+20140226+ITEM-010-21+DOC+XML+V0//EN&amp;amp;language=EN&amp;amp;query=INTERV&amp;amp;detail=3-504-500</text:p>
          </table:table-cell>
          <table:table-cell office:value-type="string" calcext:value-type="string">
            <text:p><text:s/>Railway safety (A7-0015/2014 - Michael Cramer) </text:p>
          </table:table-cell>
          <table:table-cell office:value-type="string" calcext:value-type="string">
            <text:p>26-02-2014</text:p>
          </table:table-cell>
          <table:table-cell table:formula="of:=DATE(VALUE(MID([.C225]; 7; 4)); VALUE(MID([.C225]; 4; 2)); VALUE(MID([.C225]; 1; 2)))" office:value-type="date" office:date-value="2014-02-26" calcext:value-type="date">
            <text:p>02/26/14</text:p>
          </table:table-cell>
          <table:table-cell office:value-type="string" calcext:value-type="string">
            <text:p>  Dubravka Šuica <text:s/>(PPE), <text:s/>in writing. - It is known that rail is the safest mode of transport in the European Union. Still, railways have shown improving safety performance over the past decades. Safety should not just be for passengers and employees, but for the staff of contractors and people residing near railway lines. In order to further improve railway safety, it is necessary to take into account the expected improvement in the competitiveness of rail transport. Establishment of a common regulatory framework for railway safety with safety rules, certification and tasks, will bring better harmonisation of the system as whole. Maintaining safety is an element which should be further discussed, because at the moment safety depends on the interaction between rail infrastructure, operations, manufacturers and safety authorities. There should be appropriate tools to ensure and develop safety and all Member States should monitor and maintain networks so that local railway safety is stable and efficient.</text:p>
          </table:table-cell>
        </table:table-row>
        <table:table-row table:style-name="ro1">
          <table:table-cell office:value-type="string" calcext:value-type="string">
            <text:p>http://www.europarl.europa.eu/sides/getDoc.do?pubRef=-//EP//TEXT+CRE+20140226+ITEM-010-22+DOC+XML+V0//EN&amp;amp;language=EN&amp;amp;query=INTERV&amp;amp;detail=3-515-875</text:p>
          </table:table-cell>
          <table:table-cell office:value-type="string" calcext:value-type="string">
            <text:p><text:s/>European Union Agency for Railways (A7-0016/2014 - Roberts Zīle) </text:p>
          </table:table-cell>
          <table:table-cell office:value-type="string" calcext:value-type="string">
            <text:p>26-02-2014</text:p>
          </table:table-cell>
          <table:table-cell table:formula="of:=DATE(VALUE(MID([.C226]; 7; 4)); VALUE(MID([.C226]; 4; 2)); VALUE(MID([.C226]; 1; 2)))" office:value-type="date" office:date-value="2014-02-26" calcext:value-type="date">
            <text:p>02/26/14</text:p>
          </table:table-cell>
          <table:table-cell office:value-type="string" calcext:value-type="string">
            <text:p>  Dubravka Šuica <text:s/>(PPE), <text:s/>in writing. - The aim of the European Union Agency for Railways is to promote establishment of a European railway area without borders and for renewal of the railway sector while promoting advantages in terms of safety. The Fourth Railway Package laid down important changes to enhance and promote functioning of the single European railway area, in particular with vehicle authorisations and safety certificates. This Agency should promote effective functioning of the single European railway sector, while increasing safety. The European Union should develop a common approach to safety and interoperability in order to increase economies of scale for the European railway system. The Agency should take full responsibility of the process of enlargement of the Union and specific constraints relating to rail connection with third countries. It is also necessity to accelerate administrative procedures. Each Member State should take full responsibility to ensure that their part of the system meets the essential requirements for reliability, accessibility, and safety.</text:p>
          </table:table-cell>
        </table:table-row>
        <table:table-row table:style-name="ro1">
          <table:table-cell office:value-type="string" calcext:value-type="string">
            <text:p>http://www.europarl.europa.eu/sides/getDoc.do?pubRef=-//EP//TEXT+CRE+20140226+ITEM-010-23+DOC+XML+V0//EN&amp;amp;language=EN&amp;amp;query=INTERV&amp;amp;detail=3-525-500</text:p>
          </table:table-cell>
          <table:table-cell office:value-type="string" calcext:value-type="string">
            <text:p><text:s/>Normalisation of the accounts of railway undertakings (A7-0472/2013 - Jaromír Kohlíček) </text:p>
          </table:table-cell>
          <table:table-cell office:value-type="string" calcext:value-type="string">
            <text:p>26-02-2014</text:p>
          </table:table-cell>
          <table:table-cell table:formula="of:=DATE(VALUE(MID([.C227]; 7; 4)); VALUE(MID([.C227]; 4; 2)); VALUE(MID([.C227]; 1; 2)))" office:value-type="date" office:date-value="2014-02-26" calcext:value-type="date">
            <text:p>02/26/14</text:p>
          </table:table-cell>
          <table:table-cell office:value-type="string" calcext:value-type="string">
            <text:p>  Dubravka Šuica <text:s/>(PPE), <text:s/>in writing. - I vote in favour regarding the proposal for a regulation of the European Parliament and of the Council repealing Regulation (EEC) No 1192/69 of the Council on common rules for the normalisation of the accounts of railway undertakings. In the framework of the Fourth Railway Package, the Commission proposes to remove rules regarding normalisation of the accounts of railway undertakings. It allows Member States to compensate railway undertakings for payment of obligations which transport modes do not have to support. Within these obligations can be special payments in cases of accidents at work and pensions of workers who retire earlier. Since 2007 four Member States have made use of this regulation; Belgium, Germany, Ireland and Poland. The Commission thinks that the regulation no longer respects the legal environment.</text:p>
          </table:table-cell>
        </table:table-row>
        <table:table-row table:style-name="ro1">
          <table:table-cell office:value-type="string" calcext:value-type="string">
            <text:p>http://www.europarl.europa.eu/sides/getDoc.do?pubRef=-//EP//TEXT+CRE+20140226+ITEM-010-24+DOC+XML+V0//EN&amp;amp;language=EN&amp;amp;query=INTERV&amp;amp;detail=3-532-000</text:p>
          </table:table-cell>
          <table:table-cell office:value-type="string" calcext:value-type="string">
            <text:p><text:s/>Occurrence reporting in civil aviation (A7-0317/2013 - Christine De Veyrac) </text:p>
          </table:table-cell>
          <table:table-cell office:value-type="string" calcext:value-type="string">
            <text:p>26-02-2014</text:p>
          </table:table-cell>
          <table:table-cell table:formula="of:=DATE(VALUE(MID([.C228]; 7; 4)); VALUE(MID([.C228]; 4; 2)); VALUE(MID([.C228]; 1; 2)))" office:value-type="date" office:date-value="2014-02-26" calcext:value-type="date">
            <text:p>02/26/14</text:p>
          </table:table-cell>
          <table:table-cell office:value-type="string" calcext:value-type="string">
            <text:p>  Dubravka Šuica <text:s/>(PPE). - <text:s/>Gospodine predsjedniče, podržala sam danas ovo izvješće, a cilj ove uredbe je ojačati i unaprijediti sustav prevencija nesreća u civilnom zrakoplovstvu u Uniji. To bi se trebalo poboljšati analizom i bržom izmjenom informacija.</text:p>
          </table:table-cell>
        </table:table-row>
        <table:table-row table:style-name="ro1">
          <table:table-cell office:value-type="string" calcext:value-type="string">
            <text:p>http://www.europarl.europa.eu/sides/getDoc.do?pubRef=-//EP//TEXT+CRE+20140226+ITEM-010-25+DOC+XML+V0//EN&amp;amp;language=EN&amp;amp;query=INTERV&amp;amp;detail=3-571-750</text:p>
          </table:table-cell>
          <table:table-cell office:value-type="string" calcext:value-type="string">
            <text:p><text:s/>Deployment of the eCall in-vehicle system (A7-0106/2014 - Olga Sehnalová) </text:p>
          </table:table-cell>
          <table:table-cell office:value-type="string" calcext:value-type="string">
            <text:p>26-02-2014</text:p>
          </table:table-cell>
          <table:table-cell table:formula="of:=DATE(VALUE(MID([.C229]; 7; 4)); VALUE(MID([.C229]; 4; 2)); VALUE(MID([.C229]; 1; 2)))" office:value-type="date" office:date-value="2014-02-26" calcext:value-type="date">
            <text:p>02/26/14</text:p>
          </table:table-cell>
          <table:table-cell office:value-type="string" calcext:value-type="string">
            <text:p>  Dubravka Šuica <text:s/>(PPE), <text:s/>napisan. - Ovaj prijedlog želi uvesti u sva vozila u Europskoj uniji minimalne pretpostavke koje su potrebne kako bi se mogli uspostaviti hitni pozivi nadležnim hitnim službama. Slažem se s izvješćem u kojem je istaknuto da je to potrebno provesti na razini Europske unije kako bi se mogla osigurati dostupnost i neprekidnost usluge u cijeloj Uniji. Jedino tako se može uskladiti ovaj sustav i omogućiti usklađenje hitnih poziva u hitnim slučajevima u svim zemljama članicama. Uz to, ovaj prijedlog zahtijeva da se u novim osobnim automobilima osigura da se u slučaju prometne nesreće automatski uspostavi hitan poziv (eCall). Također, mora postojati mogućnost samostalnog pozivanja nadležnih hitnih službi. </text:p>
          </table:table-cell>
        </table:table-row>
        <table:table-row table:style-name="ro1">
          <table:table-cell office:value-type="string" calcext:value-type="string">
            <text:p>http://www.europarl.europa.eu/sides/getDoc.do?pubRef=-//EP//TEXT+CRE+20140226+ITEM-010-26+DOC+XML+V0//EN&amp;amp;language=EN&amp;amp;query=INTERV&amp;amp;detail=3-587-875</text:p>
          </table:table-cell>
          <table:table-cell office:value-type="string" calcext:value-type="string">
            <text:p><text:s/>Insurance mediation (A7-0085/2014 - Werner Langen) </text:p>
          </table:table-cell>
          <table:table-cell office:value-type="string" calcext:value-type="string">
            <text:p>26-02-2014</text:p>
          </table:table-cell>
          <table:table-cell table:formula="of:=DATE(VALUE(MID([.C230]; 7; 4)); VALUE(MID([.C230]; 4; 2)); VALUE(MID([.C230]; 1; 2)))" office:value-type="date" office:date-value="2014-02-26" calcext:value-type="date">
            <text:p>02/26/14</text:p>
          </table:table-cell>
          <table:table-cell office:value-type="string" calcext:value-type="string">
            <text:p>  Dubravka Šuica <text:s/>(PPE), <text:s/>napisan. - Cilj ovog prijedloga je poboljšati regulaciju na tržištu osiguranja na efikasan način. Bitno je osigurati sigurnost i pouzdanost svim sudionicama na tržištu osiguranja, a pogotovo osigurati zaštitu potrošača odnosno vlasnika polica osiguranja. Prijedlog govori o mnogim područjima kao što su bolja identifikacija i upravljanje sukobima interesa, podizanje razine usklađenosti upravnih sankcija, unapređenje razine savjetovanja potrošača, poboljšavanje profesionalnih iskustava prodavača te, možda i najvažnije područje, pojednostavljivanje procedura za ulazak osiguravatelja na tržišta osiguranja u drugim zemljama članicama. </text:p>
          </table:table-cell>
        </table:table-row>
        <table:table-row table:style-name="ro1">
          <table:table-cell office:value-type="string" calcext:value-type="string">
            <text:p>http://www.europarl.europa.eu/sides/getDoc.do?pubRef=-//EP//TEXT+CRE+20140226+ITEM-010-27+DOC+XML+V0//EN&amp;amp;language=EN&amp;amp;query=INTERV&amp;amp;detail=3-613-625</text:p>
          </table:table-cell>
          <table:table-cell office:value-type="string" calcext:value-type="string">
            <text:p><text:s/>Third programme for the Union's action if the field of health (2014-2020) (A7-0224/2012 - Françoise Grossetête) </text:p>
          </table:table-cell>
          <table:table-cell office:value-type="string" calcext:value-type="string">
            <text:p>26-02-2014</text:p>
          </table:table-cell>
          <table:table-cell table:formula="of:=DATE(VALUE(MID([.C231]; 7; 4)); VALUE(MID([.C231]; 4; 2)); VALUE(MID([.C231]; 1; 2)))" office:value-type="date" office:date-value="2014-02-26" calcext:value-type="date">
            <text:p>02/26/14</text:p>
          </table:table-cell>
          <table:table-cell office:value-type="string" calcext:value-type="string">
            <text:p>  Dubravka Šuica <text:s/>(PPE), <text:s/>napisan. - Sektor zdravstva u Europskoj uniji jedan je od najvećih sektora u Europskoj uniji. Gotovo 10% BDP-a Europske unije i jedan od deset radnika dolazi iz sektora zdravstva. Financijska omotnica za "The Health for Growth Programme" u razdoblju od 2014. do 2020. godine iznosi 446 milijuna eura što je za 5.7% više nego u proteklom razdoblju. </text:p>
          </table:table-cell>
        </table:table-row>
        <table:table-row table:style-name="ro1">
          <table:table-cell office:value-type="string" calcext:value-type="string">
            <text:p>http://www.europarl.europa.eu/sides/getDoc.do?pubRef=-//EP//TEXT+CRE+20140226+ITEM-010-28+DOC+XML+V0//EN&amp;amp;language=EN&amp;amp;query=INTERV&amp;amp;detail=3-620-000</text:p>
          </table:table-cell>
          <table:table-cell office:value-type="string" calcext:value-type="string">
            <text:p><text:s/>Trans-European telecommunications networks (A7-0272/2013 - Evžen Tošenovský) </text:p>
          </table:table-cell>
          <table:table-cell office:value-type="string" calcext:value-type="string">
            <text:p>26-02-2014</text:p>
          </table:table-cell>
          <table:table-cell table:formula="of:=DATE(VALUE(MID([.C232]; 7; 4)); VALUE(MID([.C232]; 4; 2)); VALUE(MID([.C232]; 1; 2)))" office:value-type="date" office:date-value="2014-02-26" calcext:value-type="date">
            <text:p>02/26/14</text:p>
          </table:table-cell>
          <table:table-cell office:value-type="string" calcext:value-type="string">
            <text:p>  Dubravka Šuica <text:s/>(PPE). - <text:s/>Gospodine predsjedniče, podržala sam ovo izvješće jer smatram da je zbog naših građana važno nastaviti financiranje širokopojasnih mreža i približiti se ciljevima iz strategije Europa 2020 i digitalne agende. Podržavam Komisijin prijedlog u stvaranju „Connecting Europe Facility-a“ kako bi se promovirao dovršetak i ostvarenje ciljeva o energiji, transportu i digitalnoj infrastrukturi. </text:p>
          </table:table-cell>
        </table:table-row>
        <table:table-row table:style-name="ro1">
          <table:table-cell office:value-type="string" calcext:value-type="string">
            <text:p>http://www.europarl.europa.eu/sides/getDoc.do?pubRef=-//EP//TEXT+CRE+20140226+ITEM-010-29+DOC+XML+V0//EN&amp;amp;language=EN&amp;amp;query=INTERV&amp;amp;detail=3-647-000</text:p>
          </table:table-cell>
          <table:table-cell office:value-type="string" calcext:value-type="string">
            <text:p><text:s/>Accessibility of public sector bodies' websites (A7-0460/2013 - Jorgo Chatzimarkakis) </text:p>
          </table:table-cell>
          <table:table-cell office:value-type="string" calcext:value-type="string">
            <text:p>26-02-2014</text:p>
          </table:table-cell>
          <table:table-cell table:formula="of:=DATE(VALUE(MID([.C233]; 7; 4)); VALUE(MID([.C233]; 4; 2)); VALUE(MID([.C233]; 1; 2)))" office:value-type="date" office:date-value="2014-02-26" calcext:value-type="date">
            <text:p>02/26/14</text:p>
          </table:table-cell>
          <table:table-cell office:value-type="string" calcext:value-type="string">
            <text:p>  Dubravka Šuica <text:s/>(PPE). - <text:s/>Gospodine predsjedniče, kao što smo u prethodnoj točci čuli, informacije i usluge u digitalnom se dobu sve češće primaju preko interneta. Broj internetskih stranica iz javnog i privatnog sektora se povećava pa danas postoji više od 760 000 internetskih stranica samo iz javnog sektora koje nude pristup informacijama i uslugama.</text:p>
          </table:table-cell>
        </table:table-row>
        <table:table-row table:style-name="ro1">
          <table:table-cell office:value-type="string" calcext:value-type="string">
            <text:p>http://www.europarl.europa.eu/sides/getDoc.do?pubRef=-//EP//TEXT+CRE+20140226+ITEM-010-30+DOC+XML+V0//EN&amp;amp;language=EN&amp;amp;query=INTERV&amp;amp;detail=3-674-625</text:p>
          </table:table-cell>
          <table:table-cell office:value-type="string" calcext:value-type="string">
            <text:p><text:s/>Long-term financing of the European economy (A7-0065/2014 - Wolf Klinz) </text:p>
          </table:table-cell>
          <table:table-cell office:value-type="string" calcext:value-type="string">
            <text:p>26-02-2014</text:p>
          </table:table-cell>
          <table:table-cell table:formula="of:=DATE(VALUE(MID([.C234]; 7; 4)); VALUE(MID([.C234]; 4; 2)); VALUE(MID([.C234]; 1; 2)))" office:value-type="date" office:date-value="2014-02-26" calcext:value-type="date">
            <text:p>02/26/14</text:p>
          </table:table-cell>
          <table:table-cell office:value-type="string" calcext:value-type="string">
            <text:p>  Dubravka Šuica <text:s/>(PPE), <text:s/>napisan. - Podržavam ovo izvješće jer su svjetska financijska kriza i kriza državnog duga u EU-u naškodile sposobnosti financijskog sektora da usmjeri štednju prema potrebama dugoročnih ulaganja, te smatram da javna ulaganja imaju ključnu ulogu poticanju rasta gospodarstva i zapošljavanja i daju dobar signal za dugoročne i privatne investicije. </text:p>
          </table:table-cell>
        </table:table-row>
        <table:table-row table:style-name="ro1">
          <table:table-cell office:value-type="string" calcext:value-type="string">
            <text:p>http://www.europarl.europa.eu/sides/getDoc.do?pubRef=-//EP//TEXT+CRE+20140226+ITEM-010-32+DOC+XML+V0//EN&amp;amp;language=EN&amp;amp;query=INTERV&amp;amp;detail=3-705-750</text:p>
          </table:table-cell>
          <table:table-cell office:value-type="string" calcext:value-type="string">
            <text:p><text:s/>Promoting development through responsible business practices (A7-0132/2014 - Judith Sargentini) </text:p>
          </table:table-cell>
          <table:table-cell office:value-type="string" calcext:value-type="string">
            <text:p>26-02-2014</text:p>
          </table:table-cell>
          <table:table-cell table:formula="of:=DATE(VALUE(MID([.C235]; 7; 4)); VALUE(MID([.C235]; 4; 2)); VALUE(MID([.C235]; 1; 2)))" office:value-type="date" office:date-value="2014-02-26" calcext:value-type="date">
            <text:p>02/26/14</text:p>
          </table:table-cell>
          <table:table-cell office:value-type="string" calcext:value-type="string">
            <text:p>  Dubravka Šuica <text:s/>(PPE), <text:s/>napisan. - Podržavam ovo izvješće. Zemlje u razvoju susreću se s prilikom da profitiraju od svojih prirodnih resursa. Poznato je da su vrijedni prirodni resursi poput nafte, plina, mineralnih sirovina i drva veliki izvor sukoba u svijetu. Podržavam izvjestiteljicu koja smatra da je potrebna strategija koja bi se, između ostalog, bavila sljedećim izazovima: kako rješavati uzroke sukoba oko prirodnih resursa te kako najbolje upravljati učincima eksploatacije na ekološka, društvena i ljudska prava. </text:p>
          </table:table-cell>
        </table:table-row>
        <table:table-row table:style-name="ro1">
          <table:table-cell office:value-type="string" calcext:value-type="string">
            <text:p>http://www.europarl.europa.eu/sides/getDoc.do?pubRef=-//EP//TEXT+CRE+20140227+ITEM-006+DOC+XML+V0//EN&amp;amp;language=EN&amp;amp;query=INTERV&amp;amp;detail=4-097-000</text:p>
          </table:table-cell>
          <table:table-cell office:value-type="string" calcext:value-type="string">
            <text:p><text:s/>Visa requirements for third-countries nationals - Future of EU visa policy (debate) </text:p>
          </table:table-cell>
          <table:table-cell office:value-type="string" calcext:value-type="string">
            <text:p>27-02-2014</text:p>
          </table:table-cell>
          <table:table-cell table:formula="of:=DATE(VALUE(MID([.C236]; 7; 4)); VALUE(MID([.C236]; 4; 2)); VALUE(MID([.C236]; 1; 2)))" office:value-type="date" office:date-value="2014-02-27" calcext:value-type="date">
            <text:p>02/27/14</text:p>
          </table:table-cell>
          <table:table-cell office:value-type="string" calcext:value-type="string">
            <text:p>  Dubravka Šuica <text:s/>(PPE). - <text:s text:c="2"/>Gospodine predsjedniče, ne možemo se s jedne strane zalagati za mobilnost i govoriti da je to jedno od osnovnih prava Europske unije, a s druge strane ne pomoći oko uvođenja viza. Dakle, potreban je jedinstveni vizni režim, nema različitih kriterija i to bi trebao biti zajednički stav europske vanjske politike. Pozdravljam, naravno, današnju odluku u pogledu Moldavije — ali europska politika viza ne može se promatrati izolirano od ostalih europski politika, ali naravno treba voditi računa i o sigurnosti.</text:p>
          </table:table-cell>
        </table:table-row>
        <table:table-row table:style-name="ro1">
          <table:table-cell office:value-type="string" calcext:value-type="string">
            <text:p>http://www.europarl.europa.eu/sides/getDoc.do?pubRef=-//EP//TEXT+CRE+20140227+ITEM-008+DOC+XML+V0//EN&amp;amp;language=EN&amp;amp;query=INTERV&amp;amp;detail=4-122-000</text:p>
          </table:table-cell>
          <table:table-cell office:value-type="string" calcext:value-type="string">
            <text:p><text:s/>Specific actions in the Common Fisheries Policy for developing the role of women (short presentation) </text:p>
          </table:table-cell>
          <table:table-cell office:value-type="string" calcext:value-type="string">
            <text:p>27-02-2014</text:p>
          </table:table-cell>
          <table:table-cell table:formula="of:=DATE(VALUE(MID([.C237]; 7; 4)); VALUE(MID([.C237]; 4; 2)); VALUE(MID([.C237]; 1; 2)))" office:value-type="date" office:date-value="2014-02-27" calcext:value-type="date">
            <text:p>02/27/14</text:p>
          </table:table-cell>
          <table:table-cell office:value-type="string" calcext:value-type="string">
            <text:p>  Dubravka Šuica <text:s/>(PPE). - <text:s text:c="2"/>Gospodine predsjedavajući, kao što smo čuli, vrlo je važna uloga žena i u ovom sektoru, sektoru ribarstva. Ali ovdje su dvije teme: jedna je tema ženska prava, druga je ribarstvo, a sve skupa vodi ka pravdi. Vidi se da nije pravedan način na koji su žene koje se bave ribarstvom tretirane. Svakako im treba omogućiti da dobiju jednaka prava, da dobiju socijalnu zaštitu, s obzirom na to da rade u vrlo teškim klimatskim uvjetima i s obzirom na to da nisu dovoljno dobro udružene. </text:p>
          </table:table-cell>
        </table:table-row>
        <table:table-row table:style-name="ro1">
          <table:table-cell office:value-type="string" calcext:value-type="string">
            <text:p>http://www.europarl.europa.eu/sides/getDoc.do?pubRef=-//EP//TEXT+CRE+20140227+ITEM-013-01+DOC+XML+V0//EN&amp;amp;language=EN&amp;amp;query=INTERV&amp;amp;detail=4-209-750</text:p>
          </table:table-cell>
          <table:table-cell office:value-type="string" calcext:value-type="string">
            <text:p><text:s/>Common European sales law (A7-0301/2013 - Klaus-Heiner Lehne, Luigi Berlinguer) </text:p>
          </table:table-cell>
          <table:table-cell office:value-type="string" calcext:value-type="string">
            <text:p>27-02-2014</text:p>
          </table:table-cell>
          <table:table-cell table:formula="of:=DATE(VALUE(MID([.C238]; 7; 4)); VALUE(MID([.C238]; 4; 2)); VALUE(MID([.C238]; 1; 2)))" office:value-type="date" office:date-value="2014-02-27" calcext:value-type="date">
            <text:p>02/27/14</text:p>
          </table:table-cell>
          <table:table-cell office:value-type="string" calcext:value-type="string">
            <text:p>  Dubravka Šuica <text:s/>(PPE), <text:s/>in writing. - I agree with the proposal for a Regulation of the European Parliament and of the Council on a common European sales law. Contract law barriers prevent consumers and traders from fully harnessing internal market potential, in particular in distance selling. It is necessary to have a single uniform set of contract law rules in all Member States in order to overcome these barriers. A common European sales law should represent an addition, increasing the choice available to parties and the possibility of its use whenever will help facilitate cross-border trade and reduce opportunity costs. It should become the basis when parties decide to use it. It would be advisable for the common European sales law to be available for cross-border contracts, to minimise complexity and additional costs. Cross-border contracts should be determined on the basis of the habitual residence of both parties, in business to business relations.</text:p>
          </table:table-cell>
        </table:table-row>
        <table:table-row table:style-name="ro1">
          <table:table-cell office:value-type="string" calcext:value-type="string">
            <text:p>http://www.europarl.europa.eu/sides/getDoc.do?pubRef=-//EP//TEXT+CRE+20140227+ITEM-013-02+DOC+XML+V0//EN&amp;amp;language=EN&amp;amp;query=INTERV&amp;amp;detail=4-219-000</text:p>
          </table:table-cell>
          <table:table-cell office:value-type="string" calcext:value-type="string">
            <text:p><text:s/>Manufacture, presentation and sale of tobacco and related products (A7-0276/2013 - Linda McAvan) </text:p>
          </table:table-cell>
          <table:table-cell office:value-type="string" calcext:value-type="string">
            <text:p>27-02-2014</text:p>
          </table:table-cell>
          <table:table-cell table:formula="of:=DATE(VALUE(MID([.C239]; 7; 4)); VALUE(MID([.C239]; 4; 2)); VALUE(MID([.C239]; 1; 2)))" office:value-type="date" office:date-value="2014-02-27" calcext:value-type="date">
            <text:p>02/27/14</text:p>
          </table:table-cell>
          <table:table-cell office:value-type="string" calcext:value-type="string">
            <text:p>  Dubravka Šuica <text:s/>(PPE), <text:s/>napisan. - Podržavam ovaj prijedlog. Procjenjuje se da u Republici Hrvatskoj od posljedica pušenja godišnje umire oko 14 000 ljudi, što znači da Hrvatska svake godine gubi jedan grad veličine Makarske ili jednu trećinu stanovnika grada Dubrovnika. </text:p>
          </table:table-cell>
        </table:table-row>
        <table:table-row table:style-name="ro1">
          <table:table-cell office:value-type="string" calcext:value-type="string">
            <text:p>http://www.europarl.europa.eu/sides/getDoc.do?pubRef=-//EP//TEXT+CRE+20140227+ITEM-013-02+DOC+XML+V0//EN&amp;amp;language=EN&amp;amp;query=INTERV&amp;amp;detail=4-242-937</text:p>
          </table:table-cell>
          <table:table-cell office:value-type="string" calcext:value-type="string">
            <text:p><text:s/>Manufacture, presentation and sale of tobacco and related products (A7-0276/2013 - Linda McAvan) </text:p>
          </table:table-cell>
          <table:table-cell office:value-type="string" calcext:value-type="string">
            <text:p>27-02-2014</text:p>
          </table:table-cell>
          <table:table-cell table:formula="of:=DATE(VALUE(MID([.C240]; 7; 4)); VALUE(MID([.C240]; 4; 2)); VALUE(MID([.C240]; 1; 2)))" office:value-type="date" office:date-value="2014-02-27" calcext:value-type="date">
            <text:p>02/27/14</text:p>
          </table:table-cell>
          <table:table-cell office:value-type="string" calcext:value-type="string">
            <text:p>  Dubravka Šuica <text:s/>(PPE), <text:s/>napisan. - Podržavam ovaj prijedlog. Procjenjuje se da u Republici Hrvatskoj od posljedica pušenja godišnje umire oko 14 000 ljudi, što znači da Hrvatska svake godine gubi jedan grad veličine Makarske ili jednu trećinu stanovnika grada Dubrovnika. </text:p>
          </table:table-cell>
        </table:table-row>
        <table:table-row table:style-name="ro1">
          <table:table-cell office:value-type="string" calcext:value-type="string">
            <text:p>http://www.europarl.europa.eu/sides/getDoc.do?pubRef=-//EP//TEXT+CRE+20140227+ITEM-013-03+DOC+XML+V0//EN&amp;amp;language=EN&amp;amp;query=INTERV&amp;amp;detail=4-255-750</text:p>
          </table:table-cell>
          <table:table-cell office:value-type="string" calcext:value-type="string">
            <text:p><text:s/>Sexual exploitation and prostitution and its impact on gender equality (A7-0071/2014 - Mary Honeyball) </text:p>
          </table:table-cell>
          <table:table-cell office:value-type="string" calcext:value-type="string">
            <text:p>27-02-2014</text:p>
          </table:table-cell>
          <table:table-cell table:formula="of:=DATE(VALUE(MID([.C241]; 7; 4)); VALUE(MID([.C241]; 4; 2)); VALUE(MID([.C241]; 1; 2)))" office:value-type="date" office:date-value="2014-02-27" calcext:value-type="date">
            <text:p>02/27/14</text:p>
          </table:table-cell>
          <table:table-cell office:value-type="string" calcext:value-type="string">
            <text:p>  Dubravka Šuica <text:s/>(PPE), <text:s/>napisan. - Podržavam navedeni prijedlog Rezolucije o seksualnom iskorištavanju i prostituciji te njezin utjecaj na jednakost spolova. Trenutno na globalnoj razini ima 40-42 milijuna ljudi koji se bave prisilnom ili normalnom prostitucijom. Većina osoba koje se bave prostitucijom su žene i djevojke dok su muškarci gotovo jedini kupci. </text:p>
          </table:table-cell>
        </table:table-row>
        <table:table-row table:style-name="ro1">
          <table:table-cell office:value-type="string" calcext:value-type="string">
            <text:p>http://www.europarl.europa.eu/sides/getDoc.do?pubRef=-//EP//TEXT+CRE+20140227+ITEM-013-04+DOC+XML+V0//EN&amp;amp;language=EN&amp;amp;query=INTERV&amp;amp;detail=4-269-500</text:p>
          </table:table-cell>
          <table:table-cell office:value-type="string" calcext:value-type="string">
            <text:p><text:s/>SOLVIT (A7-0059/2014 - Morten Løkkegaard) </text:p>
          </table:table-cell>
          <table:table-cell office:value-type="string" calcext:value-type="string">
            <text:p>27-02-2014</text:p>
          </table:table-cell>
          <table:table-cell table:formula="of:=DATE(VALUE(MID([.C242]; 7; 4)); VALUE(MID([.C242]; 4; 2)); VALUE(MID([.C242]; 1; 2)))" office:value-type="date" office:date-value="2014-02-27" calcext:value-type="date">
            <text:p>02/27/14</text:p>
          </table:table-cell>
          <table:table-cell office:value-type="string" calcext:value-type="string">
            <text:p>  Dubravka Šuica <text:s/>(PPE), <text:s/>in writing. - I agree with report on SOLVIT. It is necessary nowadays to ensure citizens and businesses are able to gain information regarding their rights in the single market and the rules in place in different Member States. The aim is to offer necessary assistance in solving cross-border problems. Parliament has been dealing with this topic for a couple of years. SOLVIT is an online network for the informal settling of cross-border disagreements concerning the incorrect and inaccurate application of single market regulations which occur between citizens and businesses. This network connects national SOLVIT centres, located in Member States’ national administrations and the Commission. The overall goal is to improve the implementation capacity of European Union law at national level and monitor the correct application of European Union law. SOLVIT as a platform has achieved tangible results. Still, in order to reach a true SOLVIT 2.0 version, much work is needed. SOLVIT should be more widespread, in particular among the business communities. It is known that infringement procedures are often too slow, hence the need to speed the process. The Commission should concentrate on exploring how to use the ‘naming and shaming’ principle to make Member States implement single market legislation on time.</text:p>
          </table:table-cell>
        </table:table-row>
        <table:table-row table:style-name="ro1">
          <table:table-cell office:value-type="string" calcext:value-type="string">
            <text:p>http://www.europarl.europa.eu/sides/getDoc.do?pubRef=-//EP//TEXT+CRE+20140227+ITEM-013-05+DOC+XML+V0//EN&amp;amp;language=EN&amp;amp;query=INTERV&amp;amp;detail=4-279-750</text:p>
          </table:table-cell>
          <table:table-cell office:value-type="string" calcext:value-type="string">
            <text:p><text:s/>European Investigation Order (A7-0477/2013 - Nuno Melo) </text:p>
          </table:table-cell>
          <table:table-cell office:value-type="string" calcext:value-type="string">
            <text:p>27-02-2014</text:p>
          </table:table-cell>
          <table:table-cell table:formula="of:=DATE(VALUE(MID([.C243]; 7; 4)); VALUE(MID([.C243]; 4; 2)); VALUE(MID([.C243]; 1; 2)))" office:value-type="date" office:date-value="2014-02-27" calcext:value-type="date">
            <text:p>02/27/14</text:p>
          </table:table-cell>
          <table:table-cell office:value-type="string" calcext:value-type="string">
            <text:p>  Dubravka Šuica <text:s/>(PPE), <text:s/>in writing. - I voted in favour of the Directive of the European Parliament and of the Council regarding the European Investigation Order in criminal matters. Freedom, security and justice are main values of European Union. Judicial cooperation in criminal matters is based on the principle of mutual recognition of judicial decisions and judgements. The two frameworks 2003/577/JHA and 2008/978/JHA have proved that the existing framework is too fragmented and complicated, emphasising that a new approach is necessary. The Stockholm Programme is oriented to obtain evidence in cases with cross-border dimensions. This approach is called the European Investigation Order. The purpose of the EIO is to have several specific investigative measures in an executing state with a view to gathering evidence. Even though it has a horizontal scope, it requires specific rules which are better dealt with separately. The focus should be on the investigative measure which has to be carried out. The EIO should be used where the execution seems appropriate and applicable to the case in hand. The EIO should encourage including at least one other language often used in the European Union, other than the official language.</text:p>
          </table:table-cell>
        </table:table-row>
        <table:table-row table:style-name="ro1">
          <table:table-cell office:value-type="string" calcext:value-type="string">
            <text:p>http://www.europarl.europa.eu/sides/getDoc.do?pubRef=-//EP//TEXT+CRE+20140227+ITEM-013-06+DOC+XML+V0//EN&amp;amp;language=EN&amp;amp;query=INTERV&amp;amp;detail=4-293-750</text:p>
          </table:table-cell>
          <table:table-cell office:value-type="string" calcext:value-type="string">
            <text:p><text:s/>Visa requirements for third-countries nationals (A7-0104/2014 - Tanja Fajon) </text:p>
          </table:table-cell>
          <table:table-cell office:value-type="string" calcext:value-type="string">
            <text:p>27-02-2014</text:p>
          </table:table-cell>
          <table:table-cell table:formula="of:=DATE(VALUE(MID([.C244]; 7; 4)); VALUE(MID([.C244]; 4; 2)); VALUE(MID([.C244]; 1; 2)))" office:value-type="date" office:date-value="2014-02-27" calcext:value-type="date">
            <text:p>02/27/14</text:p>
          </table:table-cell>
          <table:table-cell office:value-type="string" calcext:value-type="string">
            <text:p>  Dubravka Šuica <text:s/>(PPE), <text:s/>napisan. - Slažem se s navedenim prijedlogom. Ovaj prijedlog priznaje napredak koji je Republika Moldavija ostvarila u liberalizaciji viznog režima u posljednje tri godine. Prijedlog je da se Republiku Moldaviju premjesti iz Aneksa I. (lista zemalja čiji građani moraju imati vize prilikom prelaska vanjskih granica EU-a) u Aneks II. (lista zemalja čiji građani ne moraju imati vize prilikom prelaska vanjskih granica EU-a).</text:p>
          </table:table-cell>
        </table:table-row>
        <table:table-row table:style-name="ro1">
          <table:table-cell office:value-type="string" calcext:value-type="string">
            <text:p>http://www.europarl.europa.eu/sides/getDoc.do?pubRef=-//EP//TEXT+CRE+20140227+ITEM-013-07+DOC+XML+V0//EN&amp;amp;language=EN&amp;amp;query=INTERV&amp;amp;detail=4-303-937</text:p>
          </table:table-cell>
          <table:table-cell office:value-type="string" calcext:value-type="string">
            <text:p><text:s/>EU-Indonesia voluntary partnership agreement on forest law enforcement, governance and trade in timber products to the EU (A7-0043/2014 - Yannick Jadot) </text:p>
          </table:table-cell>
          <table:table-cell office:value-type="string" calcext:value-type="string">
            <text:p>27-02-2014</text:p>
          </table:table-cell>
          <table:table-cell table:formula="of:=DATE(VALUE(MID([.C245]; 7; 4)); VALUE(MID([.C245]; 4; 2)); VALUE(MID([.C245]; 1; 2)))" office:value-type="date" office:date-value="2014-02-27" calcext:value-type="date">
            <text:p>02/27/14</text:p>
          </table:table-cell>
          <table:table-cell office:value-type="string" calcext:value-type="string">
            <text:p>  Dubravka Šuica <text:s/>(PPE), <text:s/>in writing. - I agree with the suggested report regarding the agreement between the European Union and the Republic of Indonesia. The aim of the Voluntary Partnership Agreement (VPA) between the EU and Indonesia is to establish a legal framework that will improve the traceability of timber products and establish a verification procedure certifying timber products being shipped into the EU market. The VPA is an important actor for the EU as it aims to enhance and sustain management of forests at a global level, stop deforestation and forest degradation and protect against unfair competition. The VPA sets new criteria for management of Indonesian forests, as many commercial concessions providing timber from Indonesia are illegally acquired.</text:p>
          </table:table-cell>
        </table:table-row>
        <table:table-row table:style-name="ro1">
          <table:table-cell office:value-type="string" calcext:value-type="string">
            <text:p>http://www.europarl.europa.eu/sides/getDoc.do?pubRef=-//EP//TEXT+CRE+20140227+ITEM-013-08+DOC+XML+V0//EN&amp;amp;language=EN&amp;amp;query=INTERV&amp;amp;detail=4-309-500</text:p>
          </table:table-cell>
          <table:table-cell office:value-type="string" calcext:value-type="string">
            <text:p><text:s/>Control of persons at external borders (A7-0082/2014 - Tanja Fajon) </text:p>
          </table:table-cell>
          <table:table-cell office:value-type="string" calcext:value-type="string">
            <text:p>27-02-2014</text:p>
          </table:table-cell>
          <table:table-cell table:formula="of:=DATE(VALUE(MID([.C246]; 7; 4)); VALUE(MID([.C246]; 4; 2)); VALUE(MID([.C246]; 1; 2)))" office:value-type="date" office:date-value="2014-02-27" calcext:value-type="date">
            <text:p>02/27/14</text:p>
          </table:table-cell>
          <table:table-cell office:value-type="string" calcext:value-type="string">
            <text:p>  Dubravka Šuica <text:s/>(PPE), <text:s/>napisan. - Podržavam ovaj prijedlog. Predlaže se uvođenje pojednostavljenog režima kontrole osoba na vanjskim granicama na temelju jednostranog priznanja Hrvatske i Cipra da su određeni dokumenti ekvivalentni njihovim nacionalnim vizama za potrebe tranzita ili planiranih boravaka na njihovim teritorijima koji ne prelaze 90 dana u bilo kojem 180-dnevnom razdoblju. </text:p>
          </table:table-cell>
        </table:table-row>
        <table:table-row table:style-name="ro1">
          <table:table-cell office:value-type="string" calcext:value-type="string">
            <text:p>http://www.europarl.europa.eu/sides/getDoc.do?pubRef=-//EP//TEXT+CRE+20140227+ITEM-013-09+DOC+XML+V0//EN&amp;amp;language=EN&amp;amp;query=INTERV&amp;amp;detail=4-318-750</text:p>
          </table:table-cell>
          <table:table-cell office:value-type="string" calcext:value-type="string">
            <text:p><text:s/>Third countries whose nationals must be in possession of visas when crossing the external borders of Member States and those whose nationals are exempt from that requirement (A7-0373/2013 - Mariya Gabriel) </text:p>
          </table:table-cell>
          <table:table-cell office:value-type="string" calcext:value-type="string">
            <text:p>27-02-2014</text:p>
          </table:table-cell>
          <table:table-cell table:formula="of:=DATE(VALUE(MID([.C247]; 7; 4)); VALUE(MID([.C247]; 4; 2)); VALUE(MID([.C247]; 1; 2)))" office:value-type="date" office:date-value="2014-02-27" calcext:value-type="date">
            <text:p>02/27/14</text:p>
          </table:table-cell>
          <table:table-cell office:value-type="string" calcext:value-type="string">
            <text:p>  Dubravka Šuica <text:s/>(PPE), <text:s/>napisan. - Podržavam navedenu uredbu vezanu uz izuzeće od obveze posjedovanja vize za državljane sljedećih pacifičkih otočnih zemalja: Dominika, Maršalovi Otoci, Palaua, Sveta Lucija, Vanuatua itd. Kako bi se osigurao potpuni reciprocitet između zemalja i građana svih država u slučaju boravaka od tri mjeseca, potrebno je osigurati dosljednost za izuzeća od obaveza posjedovanja vize. </text:p>
          </table:table-cell>
        </table:table-row>
        <table:table-row table:style-name="ro1">
          <table:table-cell office:value-type="string" calcext:value-type="string">
            <text:p>http://www.europarl.europa.eu/sides/getDoc.do?pubRef=-//EP//TEXT+CRE+20140227+ITEM-013-10+DOC+XML+V0//EN&amp;amp;language=EN&amp;amp;query=INTERV&amp;amp;detail=4-339-875</text:p>
          </table:table-cell>
          <table:table-cell office:value-type="string" calcext:value-type="string">
            <text:p><text:s/>Situation in Ukraine (RCB7-0219/2014, B7-0219/2014, B7-0220/2014, B7-0221/2014, B7-0222/2014, B7-0223/2014, B7-0224/2014) </text:p>
          </table:table-cell>
          <table:table-cell office:value-type="string" calcext:value-type="string">
            <text:p>27-02-2014</text:p>
          </table:table-cell>
          <table:table-cell table:formula="of:=DATE(VALUE(MID([.C248]; 7; 4)); VALUE(MID([.C248]; 4; 2)); VALUE(MID([.C248]; 1; 2)))" office:value-type="date" office:date-value="2014-02-27" calcext:value-type="date">
            <text:p>02/27/14</text:p>
          </table:table-cell>
          <table:table-cell office:value-type="string" calcext:value-type="string">
            <text:p>  Dubravka Šuica <text:s/>(PPE), <text:s/>napisan. - Podržavam ovu rezoluciju. Narod u Ukrajini pokazao je volju i odlučnost, a mnogi su ljudi poginuli i ranjeni u borbi za slobodu. Suosjećajući s obiteljima poginulih osuđujem svaki oblik nasilja budući da dolazim iz Hrvatske koja se prije 20 godina borila za slobodu i neovisnost protiv velikosrpske agresije. </text:p>
          </table:table-cell>
        </table:table-row>
        <table:table-row table:style-name="ro1">
          <table:table-cell office:value-type="string" calcext:value-type="string">
            <text:p>http://www.europarl.europa.eu/sides/getDoc.do?pubRef=-//EP//TEXT+CRE+20140227+ITEM-013-11+DOC+XML+V0//EN&amp;amp;language=EN&amp;amp;query=INTERV&amp;amp;detail=4-353-875</text:p>
          </table:table-cell>
          <table:table-cell office:value-type="string" calcext:value-type="string">
            <text:p><text:s/>Situation in Iraq (RCB7-0188/2014, B7-0188/2014, B7-0189/2014, B7-0190/2014, B7-0191/2014, B7-0192/2014, B7-0193/2014) </text:p>
          </table:table-cell>
          <table:table-cell office:value-type="string" calcext:value-type="string">
            <text:p>27-02-2014</text:p>
          </table:table-cell>
          <table:table-cell table:formula="of:=DATE(VALUE(MID([.C249]; 7; 4)); VALUE(MID([.C249]; 4; 2)); VALUE(MID([.C249]; 1; 2)))" office:value-type="date" office:date-value="2014-02-27" calcext:value-type="date">
            <text:p>02/27/14</text:p>
          </table:table-cell>
          <table:table-cell office:value-type="string" calcext:value-type="string">
            <text:p>  Dubravka Šuica <text:s/>(PPE), <text:s/>napisan. - Podržavam ovaj prijedlog rezolucije. Prema posljednjim podacima UN-a 733 Iračana je ubijeno i više od 1.200 je ranjeno u siječnju 2014., a te brojke ne uključuju žrtve iz sukoba u pokrajini Anbar. U Iraku je situacija teška, postoji velika nesigurnost i nasilje. Unutarnje političke napetosti uvelike doprinose pogoršanju sigurnosti u Iraku. </text:p>
          </table:table-cell>
        </table:table-row>
        <table:table-row table:style-name="ro1">
          <table:table-cell office:value-type="string" calcext:value-type="string">
            <text:p>http://www.europarl.europa.eu/sides/getDoc.do?pubRef=-//EP//TEXT+CRE+20140227+ITEM-013-12+DOC+XML+V0//EN&amp;amp;language=EN&amp;amp;query=INTERV&amp;amp;detail=4-364-750</text:p>
          </table:table-cell>
          <table:table-cell office:value-type="string" calcext:value-type="string">
            <text:p><text:s/>Use of armed drones (RCB7-0201/2014, B7-0201/2014, B7-0202/2014, B7-0203/2014, B7-0204/2014, B7-0205/2014, B7-0206/2014) </text:p>
          </table:table-cell>
          <table:table-cell office:value-type="string" calcext:value-type="string">
            <text:p>27-02-2014</text:p>
          </table:table-cell>
          <table:table-cell table:formula="of:=DATE(VALUE(MID([.C250]; 7; 4)); VALUE(MID([.C250]; 4; 2)); VALUE(MID([.C250]; 1; 2)))" office:value-type="date" office:date-value="2014-02-27" calcext:value-type="date">
            <text:p>02/27/14</text:p>
          </table:table-cell>
          <table:table-cell office:value-type="string" calcext:value-type="string">
            <text:p>  Dubravka Šuica <text:s/>(PPE), <text:s/>napisan. - Podržavam ovaj prijedlog. U posljednjem je desetljeću ekstrateritorijalna upotreba bespilotnih letjelica sa smrtnim posljedicama u konstantnom porastu. Tisuće civila je poginulo ili je teško ozlijeđeno od posljedica napada bespilotnim letjelicama. </text:p>
          </table:table-cell>
        </table:table-row>
        <table:table-row table:style-name="ro1">
          <table:table-cell office:value-type="string" calcext:value-type="string">
            <text:p>http://www.europarl.europa.eu/sides/getDoc.do?pubRef=-//EP//TEXT+CRE+20140227+ITEM-013-13+DOC+XML+V0//EN&amp;amp;language=EN&amp;amp;query=INTERV&amp;amp;detail=4-381-500</text:p>
          </table:table-cell>
          <table:table-cell office:value-type="string" calcext:value-type="string">
            <text:p><text:s/>Fundamental rights in the European Union (2012) (A7-0051/2014 - Louis Michel) </text:p>
          </table:table-cell>
          <table:table-cell office:value-type="string" calcext:value-type="string">
            <text:p>27-02-2014</text:p>
          </table:table-cell>
          <table:table-cell table:formula="of:=DATE(VALUE(MID([.C251]; 7; 4)); VALUE(MID([.C251]; 4; 2)); VALUE(MID([.C251]; 1; 2)))" office:value-type="date" office:date-value="2014-02-27" calcext:value-type="date">
            <text:p>02/27/14</text:p>
          </table:table-cell>
          <table:table-cell office:value-type="string" calcext:value-type="string">
            <text:p>  Dubravka Šuica <text:s/>(PPE), <text:s/>napisan. - Jedna od temeljnih vrijednosti Europske unije je demokracija kako bi se onemogućio povratak bilo kojem obliku autoritarne vladavine. Također, ljudska prava i slobode su temeljni stupovi Europske unije. Uz Lisabonski ugovor, Povelja vrijednosti i načela čine pravno obvezujući temelj za institucije, tijela i agencije Europske unije. Članice trebaju poštivati demokraciju, vladavinu prava i temeljna ljudska prava koja su sadržana u Europskoj konvenciji o ljudskim pravima i Povelji o temeljnim pravima da bi se promovirala sloboda, sigurnost i pravda. </text:p>
          </table:table-cell>
        </table:table-row>
        <table:table-row table:style-name="ro1">
          <table:table-cell office:value-type="string" calcext:value-type="string">
            <text:p>http://www.europarl.europa.eu/sides/getDoc.do?pubRef=-//EP//TEXT+CRE+20140227+ITEM-013-14+DOC+XML+V0//EN&amp;amp;language=EN&amp;amp;query=INTERV&amp;amp;detail=4-392-875</text:p>
          </table:table-cell>
          <table:table-cell office:value-type="string" calcext:value-type="string">
            <text:p><text:s/>European Arrest Warrant (A7-0039/2014 - Sarah Ludford) </text:p>
          </table:table-cell>
          <table:table-cell office:value-type="string" calcext:value-type="string">
            <text:p>27-02-2014</text:p>
          </table:table-cell>
          <table:table-cell table:formula="of:=DATE(VALUE(MID([.C252]; 7; 4)); VALUE(MID([.C252]; 4; 2)); VALUE(MID([.C252]; 1; 2)))" office:value-type="date" office:date-value="2014-02-27" calcext:value-type="date">
            <text:p>02/27/14</text:p>
          </table:table-cell>
          <table:table-cell office:value-type="string" calcext:value-type="string">
            <text:p>  Dubravka Šuica <text:s/>(PPE), <text:s/>in writing. - The European arrest warrant is the most important EU legal instrument based on common recognition, where judicial decisions are made on the basis of mutual trust. The aim of this framework is to make the process of bringing suspects and accused persons to justice faster and easier. The Member State has to execute the warrant without any assessment of the substance of the accusation. Since it was introduced, it has provided a more efficient mechanism to ensure that those who seek to evade justice are not able to exploit open borders. Still, the framework also has negative sides, such as poor detention conditions, alleged overuse of European arrest warrants by some Member State and failure to apply proportionality. These problems should be solved in order not to undermine the credibility of the European arrest warrant and EU criminal justice initiatives in general. One of the goals of the European Union is to promote freedom, security and justice. It is crucial to have effective instruments for mutual recognition in order to help us to build an efficient framework for the entire Union.</text:p>
          </table:table-cell>
        </table:table-row>
        <table:table-row table:style-name="ro1">
          <table:table-cell office:value-type="string" calcext:value-type="string">
            <text:p>http://www.europarl.europa.eu/sides/getDoc.do?pubRef=-//EP//TEXT+CRE+20140227+ITEM-013-15+DOC+XML+V0//EN&amp;amp;language=EN&amp;amp;query=INTERV&amp;amp;detail=4-398-750</text:p>
          </table:table-cell>
          <table:table-cell office:value-type="string" calcext:value-type="string">
            <text:p><text:s/>EU-Indonesia voluntary partnership agreement on forest law enforcement, governance and trade in timber products to the EU (B7-0187/2014) </text:p>
          </table:table-cell>
          <table:table-cell office:value-type="string" calcext:value-type="string">
            <text:p>27-02-2014</text:p>
          </table:table-cell>
          <table:table-cell table:formula="of:=DATE(VALUE(MID([.C253]; 7; 4)); VALUE(MID([.C253]; 4; 2)); VALUE(MID([.C253]; 1; 2)))" office:value-type="date" office:date-value="2014-02-27" calcext:value-type="date">
            <text:p>02/27/14</text:p>
          </table:table-cell>
          <table:table-cell office:value-type="string" calcext:value-type="string">
            <text:p>  Dubravka Šuica <text:s/>(PPE), <text:s/>in writing. - I agree with the suggested motion for a resolution on the conclusion of the Voluntary Partnership Agreement between the European Union and the Republic of Indonesia. The Republic of Indonesia contains the third largest rainforest area in the world with some of the highest levels of biological diversity, yet management and conservation commitments are often insufficient. The Partnership Agreement is helping the European Union promote the effective sustainable management of forests while minimising unfair competition and deforestation. The goal of the resolution is to establish a legal framework that will improve traceability and verification of timber products that are imported into the European Union market. If the Republic of Indonesia is going to continue exporting timber, it is necessary for all timber products to be certified through the SVLK.</text:p>
          </table:table-cell>
        </table:table-row>
        <table:table-row table:style-name="ro1">
          <table:table-cell office:value-type="string" calcext:value-type="string">
            <text:p>http://www.europarl.europa.eu/sides/getDoc.do?pubRef=-//EP//TEXT+CRE+20140227+ITEM-013-17+DOC+XML+V0//EN&amp;amp;language=EN&amp;amp;query=INTERV&amp;amp;detail=4-414-750</text:p>
          </table:table-cell>
          <table:table-cell office:value-type="string" calcext:value-type="string">
            <text:p><text:s/>Future of EU visa policy (B7-0194/2014) </text:p>
          </table:table-cell>
          <table:table-cell office:value-type="string" calcext:value-type="string">
            <text:p>27-02-2014</text:p>
          </table:table-cell>
          <table:table-cell table:formula="of:=DATE(VALUE(MID([.C254]; 7; 4)); VALUE(MID([.C254]; 4; 2)); VALUE(MID([.C254]; 1; 2)))" office:value-type="date" office:date-value="2014-02-27" calcext:value-type="date">
            <text:p>02/27/14</text:p>
          </table:table-cell>
          <table:table-cell office:value-type="string" calcext:value-type="string">
            <text:p>  Dubravka Šuica <text:s/>(PPE), <text:s/>napisan. - Slažem se s navedenim izvješćem. Smatram da bi se države članice i Europska komisija trebali fokusirati na poboljšanje lokalne šengenske suradnje kako bi se unaprijedilo korištenje kratkoročnih viza. Smatram da je potrebno nastaviti proces usklađivanja i harmonizacije vizne politike s jednakim i zajedničkim pravilima u vezi izdavanja viza. Zajednički centri za vize moraju postati konkretni alati koji će postati standard u svim članicama Europske unije. Smatram da bi putnicima koji često putuju u Europsku uniju trebalo biti omogućeno korištenje viza sa višestrukim ulaskom. Također, smatram da je potrebno omogućiti ulazak u Europsku uniju državljanima trećih zemalja kojima su ugrožena temeljna ljudska prava i sigurnost.</text:p>
          </table:table-cell>
        </table:table-row>
        <table:table-row table:style-name="ro1">
          <table:table-cell office:value-type="string" calcext:value-type="string">
            <text:p>http://www.europarl.europa.eu/sides/getDoc.do?pubRef=-//EP//TEXT+CRE+20140227+ITEM-013-18+DOC+XML+V0//EN&amp;amp;language=EN&amp;amp;query=INTERV&amp;amp;detail=4-422-875</text:p>
          </table:table-cell>
          <table:table-cell office:value-type="string" calcext:value-type="string">
            <text:p><text:s/>Specific actions in the Common Fisheries Policy for developing the role of women (A7-0070/2014 - Dolores García-Hierro Caraballo, Raül Romeva i Rueda) </text:p>
          </table:table-cell>
          <table:table-cell office:value-type="string" calcext:value-type="string">
            <text:p>27-02-2014</text:p>
          </table:table-cell>
          <table:table-cell table:formula="of:=DATE(VALUE(MID([.C255]; 7; 4)); VALUE(MID([.C255]; 4; 2)); VALUE(MID([.C255]; 1; 2)))" office:value-type="date" office:date-value="2014-02-27" calcext:value-type="date">
            <text:p>02/27/14</text:p>
          </table:table-cell>
          <table:table-cell office:value-type="string" calcext:value-type="string">
            <text:p>  Dubravka Šuica <text:s/>(PPE), <text:s/>napisan. - Podupirem ovo izvješće. Rad žena u ribarstvu predstavlja značajnu gospodarsku vrijednost te pridonosi socijalnoj, ekonomskoj i ekološkoj održivosti mnogobrojnih europskih zajednica i regija. </text:p>
          </table:table-cell>
        </table:table-row>
        <table:table-row table:style-name="ro1">
          <table:table-cell office:value-type="string" calcext:value-type="string">
            <text:p>http://www.europarl.europa.eu/sides/getDoc.do?pubRef=-//EP//TEXT+CRE+20140227+ITEM-013-19+DOC+XML+V0//EN&amp;amp;language=EN&amp;amp;query=INTERV&amp;amp;detail=4-433-750</text:p>
          </table:table-cell>
          <table:table-cell office:value-type="string" calcext:value-type="string">
            <text:p><text:s/>Private copying levies (A7-0114/2014 - Françoise Castex) </text:p>
          </table:table-cell>
          <table:table-cell office:value-type="string" calcext:value-type="string">
            <text:p>27-02-2014</text:p>
          </table:table-cell>
          <table:table-cell table:formula="of:=DATE(VALUE(MID([.C256]; 7; 4)); VALUE(MID([.C256]; 4; 2)); VALUE(MID([.C256]; 1; 2)))" office:value-type="date" office:date-value="2014-02-27" calcext:value-type="date">
            <text:p>02/27/14</text:p>
          </table:table-cell>
          <table:table-cell office:value-type="string" calcext:value-type="string">
            <text:p>  Dubravka Šuica <text:s/>(PPE), <text:s/>napisan. - Podržavam ovo izvješće. Smatram da su kultura i stvaralaštvo temelj europskog identiteta i da će u budućnosti imati ključnu ulogu u gospodarskom i društvenom razvoju Europske unije. </text:p>
          </table:table-cell>
        </table:table-row>
        <table:table-row table:style-name="ro1">
          <table:table-cell office:value-type="string" calcext:value-type="string">
            <text:p>http://www.europarl.europa.eu/sides/getDoc.do?pubRef=-//EP//TEXT+CRE+20140310+ITEM-012+DOC+XML+V0//EN&amp;amp;language=EN&amp;amp;query=INTERV&amp;amp;detail=1-080-000</text:p>
          </table:table-cell>
          <table:table-cell office:value-type="string" calcext:value-type="string">
            <text:p><text:s/>Equality between women and men in 2012 (debate) </text:p>
          </table:table-cell>
          <table:table-cell office:value-type="string" calcext:value-type="string">
            <text:p>10-03-2014</text:p>
          </table:table-cell>
          <table:table-cell table:formula="of:=DATE(VALUE(MID([.C257]; 7; 4)); VALUE(MID([.C257]; 4; 2)); VALUE(MID([.C257]; 1; 2)))" office:value-type="date" office:date-value="2014-03-10" calcext:value-type="date">
            <text:p>03/10/14</text:p>
          </table:table-cell>
          <table:table-cell office:value-type="string" calcext:value-type="string">
            <text:p>  Dubravka Šuica <text:s/>(PPE). - <text:s text:c="2"/>Gospodine predsjedavajući, čuli smo danas puno podataka pa evo još jedan podatak koji govori da u svim parlamentima svijeta ima 45.848 žena, što čini 21,4[nbsp ]% žena. Evo, već u parlamentima imamo nejednakost, a tako je gotovo u svim segmentima društva. Dakle, neprihvatljivo je da ima 51[nbsp ]% žena na cijeloj zemaljskoj kugli, a da žene su diskriminirane i da su podcijenjene i nisu jednako tretirane. Ova rezolucija govori o tri osnovne teme, to su ekonomska neovisnost i jednake plaće, druga je jednakost u procesu donošenja odluka i treća je nasilje nad ženama. Želim se zahvaliti povjerenici Reding što je dio svog mandata posvetila upravo želji da do 2020. godine 40[nbsp ]% žena bude na rukovodećim mjestima u malim i srednjim poduzećima. U svakom slučaju, treba što više govoriti i otvarati ove teme i želim zahvaliti… (Predsjedavajući je zastupnici oduzeo riječ.)</text:p>
          </table:table-cell>
        </table:table-row>
        <table:table-row table:style-name="ro1">
          <table:table-cell office:value-type="string" calcext:value-type="string">
            <text:p>http://www.europarl.europa.eu/sides/getDoc.do?pubRef=-//EP//TEXT+CRE+20140310+ITEM-016+DOC+XML+V0//EN&amp;amp;language=EN&amp;amp;query=INTERV&amp;amp;detail=1-169-000</text:p>
          </table:table-cell>
          <table:table-cell office:value-type="string" calcext:value-type="string">
            <text:p><text:s/>Public access to documents 2011-2013 (short presentation) </text:p>
          </table:table-cell>
          <table:table-cell office:value-type="string" calcext:value-type="string">
            <text:p>10-03-2014</text:p>
          </table:table-cell>
          <table:table-cell table:formula="of:=DATE(VALUE(MID([.C258]; 7; 4)); VALUE(MID([.C258]; 4; 2)); VALUE(MID([.C258]; 1; 2)))" office:value-type="date" office:date-value="2014-03-10" calcext:value-type="date">
            <text:p>03/10/14</text:p>
          </table:table-cell>
          <table:table-cell office:value-type="string" calcext:value-type="string">
            <text:p>  Dubravka Šuica <text:s/>(PPE). - <text:s/>Gospodine predsjedniče, (početak govora nerazumljiv) povjerenje građana je na vrlo niskoj razini i stoga je vrlo važna transparentnost. Međutim, koliko je meni poznato u državama članicama postoji zakon o pravu na informiranje i temeljem tog zakona o pravu na informiranje građani imaju dostupnost svih dokumenata. Nadam se da je tako i da bi trebalo biti i na europskoj razini i vjerujem da ćemo sve više omogućiti građanima da imaju uvid u sve zakone i da sudjeluju u procesu donošenja odluka, i naravno da znaju kako se troši javni novac. </text:p>
          </table:table-cell>
        </table:table-row>
        <table:table-row table:style-name="ro1">
          <table:table-cell office:value-type="string" calcext:value-type="string">
            <text:p>http://www.europarl.europa.eu/sides/getDoc.do?pubRef=-//EP//TEXT+CRE+20140310+ITEM-017+DOC+XML+V0//EN&amp;amp;language=EN&amp;amp;query=INTERV&amp;amp;detail=1-186-000</text:p>
          </table:table-cell>
          <table:table-cell office:value-type="string" calcext:value-type="string">
            <text:p><text:s/>Activities of the Committee on Petitions 2013 (short presentation) </text:p>
          </table:table-cell>
          <table:table-cell office:value-type="string" calcext:value-type="string">
            <text:p>10-03-2014</text:p>
          </table:table-cell>
          <table:table-cell table:formula="of:=DATE(VALUE(MID([.C259]; 7; 4)); VALUE(MID([.C259]; 4; 2)); VALUE(MID([.C259]; 1; 2)))" office:value-type="date" office:date-value="2014-03-10" calcext:value-type="date">
            <text:p>03/10/14</text:p>
          </table:table-cell>
          <table:table-cell office:value-type="string" calcext:value-type="string">
            <text:p>  Dubravka Šuica <text:s/>(PPE). - <text:s/>Gospodine predsjedniče, ova europska građanska inicijativa koja je omogućila građanima participaciju nakon Lisabonskog sporazuma pokazala se jako dobrom, o čemu i govore brojke. Ako je 10 000 predstavki bilo u zadnjih pet godina, a u zadnjoj godini 2013.-oj 2 800, vidimo da je to instrument koji građane zanima i žele ga koristiti, a povezan je i s prošlom točkom dnevnog reda. </text:p>
          </table:table-cell>
        </table:table-row>
        <table:table-row table:style-name="ro1">
          <table:table-cell office:value-type="string" calcext:value-type="string">
            <text:p>http://www.europarl.europa.eu/sides/getDoc.do?pubRef=-//EP//TEXT+CRE+20140310+ITEM-019+DOC+XML+V0//EN&amp;amp;language=EN&amp;amp;query=INTERV&amp;amp;detail=1-201-000</text:p>
          </table:table-cell>
          <table:table-cell office:value-type="string" calcext:value-type="string">
            <text:p><text:s/>Horticulture (short presentation) (continuation) </text:p>
          </table:table-cell>
          <table:table-cell office:value-type="string" calcext:value-type="string">
            <text:p>10-03-2014</text:p>
          </table:table-cell>
          <table:table-cell table:formula="of:=DATE(VALUE(MID([.C260]; 7; 4)); VALUE(MID([.C260]; 4; 2)); VALUE(MID([.C260]; 1; 2)))" office:value-type="date" office:date-value="2014-03-10" calcext:value-type="date">
            <text:p>03/10/14</text:p>
          </table:table-cell>
          <table:table-cell office:value-type="string" calcext:value-type="string">
            <text:p>  Dubravka Šuica <text:s/>(PPE). - <text:s/>Gospodine predsjedniče, zanimljivo je ovo izvješće. Važna je promocija hortikulture, ali isto tako sigurna opskrba hranom. Ovdje su zanimljive brojke i disparitet između 18 % ukupne vrijednosti poljoprivredne proizvodnje, a istovremeno koristi se samo 3 % obradive površine. </text:p>
          </table:table-cell>
        </table:table-row>
        <table:table-row table:style-name="ro1">
          <table:table-cell office:value-type="string" calcext:value-type="string">
            <text:p>http://www.europarl.europa.eu/sides/getDoc.do?pubRef=-//EP//TEXT+CRE+20140310+ITEM-020+DOC+XML+V0//EN&amp;amp;language=EN&amp;amp;query=INTERV&amp;amp;detail=1-217-000</text:p>
          </table:table-cell>
          <table:table-cell office:value-type="string" calcext:value-type="string">
            <text:p><text:s/>Eradication of torture in the world (short presentation) </text:p>
          </table:table-cell>
          <table:table-cell office:value-type="string" calcext:value-type="string">
            <text:p>10-03-2014</text:p>
          </table:table-cell>
          <table:table-cell table:formula="of:=DATE(VALUE(MID([.C261]; 7; 4)); VALUE(MID([.C261]; 4; 2)); VALUE(MID([.C261]; 1; 2)))" office:value-type="date" office:date-value="2014-03-10" calcext:value-type="date">
            <text:p>03/10/14</text:p>
          </table:table-cell>
          <table:table-cell office:value-type="string" calcext:value-type="string">
            <text:p>  Dubravka Šuica <text:s/>(PPE). - <text:s/>Gospodine predsjedniče, iako je stvoren međunarodni okvir za apsolutnu zabranu mučenja i drugih okrutnih neljudskih ili ponižavajućih postupaka ili kažnjavanja, mučenje i dalje ustraje u cijelom svijetu. A uzimajući u obzir Opću deklaraciju o pravima čovjeka i ostale sporazume o ljudskim pravima i instrumente usvojene na razini Ujedinjenih naroda, budući da postoje važni izazovi u politikama kad je riječ o suočavanju s novim oblicima mučenja usmjerenih protiv ranjivih skupina posebno djece, ključna je uloga Unije u suzbijanju mučenja u svjetskim razmjerima, a u uskoj suradnji s Ujedinjenim <text:s/>narodima. Ima li većeg mučenja od genitalne mutilacije? </text:p>
          </table:table-cell>
        </table:table-row>
        <table:table-row table:style-name="ro1">
          <table:table-cell office:value-type="string" calcext:value-type="string">
            <text:p>http://www.europarl.europa.eu/sides/getDoc.do?pubRef=-//EP//TEXT+CRE+20140310+ITEM-021+DOC+XML+V0//EN&amp;amp;language=EN&amp;amp;query=INTERV&amp;amp;detail=1-226-000</text:p>
          </table:table-cell>
          <table:table-cell office:value-type="string" calcext:value-type="string">
            <text:p><text:s/>Saudi Arabia (short presentation) </text:p>
          </table:table-cell>
          <table:table-cell office:value-type="string" calcext:value-type="string">
            <text:p>10-03-2014</text:p>
          </table:table-cell>
          <table:table-cell table:formula="of:=DATE(VALUE(MID([.C262]; 7; 4)); VALUE(MID([.C262]; 4; 2)); VALUE(MID([.C262]; 1; 2)))" office:value-type="date" office:date-value="2014-03-10" calcext:value-type="date">
            <text:p>03/10/14</text:p>
          </table:table-cell>
          <table:table-cell office:value-type="string" calcext:value-type="string">
            <text:p>  Dubravka Šuica <text:s/>(PPE). - <text:s/>Gospodine predsjedniče, imam pozitivno mišljenje o ovom izvješću i zahvaljujem obzirom da se Kraljevina Saudijska Arabija i Europska unija suočavaju sa zajedničkim izazovima, ali koji su globalnog podrijetla, kao što su migracije, energetska sigurnost i međunarodni terorizam.</text:p>
          </table:table-cell>
        </table:table-row>
        <table:table-row table:style-name="ro1">
          <table:table-cell office:value-type="string" calcext:value-type="string">
            <text:p>http://www.europarl.europa.eu/sides/getDoc.do?pubRef=-//EP//TEXT+CRE+20140310+ITEM-022+DOC+XML+V0//EN&amp;amp;language=EN&amp;amp;query=INTERV&amp;amp;detail=1-235-000</text:p>
          </table:table-cell>
          <table:table-cell office:value-type="string" calcext:value-type="string">
            <text:p><text:s/>Priorities for EU relations with the Eastern partnership countries (short presentation) </text:p>
          </table:table-cell>
          <table:table-cell office:value-type="string" calcext:value-type="string">
            <text:p>10-03-2014</text:p>
          </table:table-cell>
          <table:table-cell table:formula="of:=DATE(VALUE(MID([.C263]; 7; 4)); VALUE(MID([.C263]; 4; 2)); VALUE(MID([.C263]; 1; 2)))" office:value-type="date" office:date-value="2014-03-10" calcext:value-type="date">
            <text:p>03/10/14</text:p>
          </table:table-cell>
          <table:table-cell office:value-type="string" calcext:value-type="string">
            <text:p>  Dubravka Šuica <text:s/>(PPE). - <text:s/>Gospodine predsjedniče, nadam se da će ovo biti samo jedno od izvješća, budući da ćemo ovaj tjedan još govoriti o Ukrajini i stvarno, kao što je rekao gospodin izvjestitelj, razvoj situacije u Ukrajini nas je malo demantirao i izazvao drugačiji tijek ovog izvješća. </text:p>
          </table:table-cell>
        </table:table-row>
        <table:table-row table:style-name="ro1">
          <table:table-cell office:value-type="string" calcext:value-type="string">
            <text:p>http://www.europarl.europa.eu/sides/getDoc.do?pubRef=-//EP//TEXT+CRE+20140311+ITEM-010-01+DOC+XML+V0//EN&amp;amp;language=EN&amp;amp;query=INTERV&amp;amp;detail=2-193-500</text:p>
          </table:table-cell>
          <table:table-cell office:value-type="string" calcext:value-type="string">
            <text:p><text:s/>Statistics of goods transport by inland waterways (delegated and implementing powers) (A7-0003/2014 - Eva Lichtenberger) </text:p>
          </table:table-cell>
          <table:table-cell office:value-type="string" calcext:value-type="string">
            <text:p>11-03-2014</text:p>
          </table:table-cell>
          <table:table-cell table:formula="of:=DATE(VALUE(MID([.C264]; 7; 4)); VALUE(MID([.C264]; 4; 2)); VALUE(MID([.C264]; 1; 2)))" office:value-type="date" office:date-value="2014-03-11" calcext:value-type="date">
            <text:p>03/11/14</text:p>
          </table:table-cell>
          <table:table-cell office:value-type="string" calcext:value-type="string">
            <text:p>  Dubravka Šuica <text:s/>(PPE), <text:s/>napisan. - Podržavam ovo izvješće. Promet unutarnjim vodnim putevima ima važnu ulogu, ne samo za prijevoz robe, nego i za prijevoz putnika, posebice za urbana područja kroz koja prolazi. Činjenica je da su plovila koja se koriste na unutarnjim vodnim putevima često stara, a sama plovidba ponekad je ograničena ili otežana zbog nedostatka odgovarajuće infrastrukture ili financijskih problema. Kako bi se bolje procijenilo stanje flote i opreme plovila, a i da bi dobili točnu sliku plovnosti u Uniji, potrebno je sustavno vođenje statističkih podataka, kao što su potrebni i točni podaci koji se odnose na plovnu infrastrukturu. Kako postoje statistike vezane za zračni promet, željeznički promet i prijevoz robe i putnika cestom, od velike važnosti bile bi i informacije za prijevoz unutarnjim plovnim putevima. </text:p>
          </table:table-cell>
        </table:table-row>
        <table:table-row table:style-name="ro1">
          <table:table-cell office:value-type="string" calcext:value-type="string">
            <text:p>http://www.europarl.europa.eu/sides/getDoc.do?pubRef=-//EP//TEXT+CRE+20140311+ITEM-010-02+DOC+XML+V0//EN&amp;amp;language=EN&amp;amp;query=INTERV&amp;amp;detail=2-207-000</text:p>
          </table:table-cell>
          <table:table-cell office:value-type="string" calcext:value-type="string">
            <text:p><text:s/>Statistics for the macroeconomic imbalances procedure (A7-0143/2014 - Derk Jan Eppink) </text:p>
          </table:table-cell>
          <table:table-cell office:value-type="string" calcext:value-type="string">
            <text:p>11-03-2014</text:p>
          </table:table-cell>
          <table:table-cell table:formula="of:=DATE(VALUE(MID([.C265]; 7; 4)); VALUE(MID([.C265]; 4; 2)); VALUE(MID([.C265]; 1; 2)))" office:value-type="date" office:date-value="2014-03-11" calcext:value-type="date">
            <text:p>03/11/14</text:p>
          </table:table-cell>
          <table:table-cell office:value-type="string" calcext:value-type="string">
            <text:p>  Dubravka Šuica <text:s/>(PPE), <text:s/>napisan. - Podržavam ovaj prijedlog Uredbe Europskog parlamenta i Vijeća o ustupanju i kvaliteti statističkih podataka za postupak u slučaju makroekonomske neuravnoteženosti. Predložena Uredba ima za cilj osigurati kvalitetu i pravovremenost proizvodnje, pružanja i praćenje kvalitete statističkih podataka koji se prikupljaju i prenose u svrhu postupaka za detekciju makroekonomske neravnoteže, kao i prevenciju i korekciju prekomjernih neuravnoteženosti unutar Unije. </text:p>
          </table:table-cell>
        </table:table-row>
        <table:table-row table:style-name="ro1">
          <table:table-cell office:value-type="string" calcext:value-type="string">
            <text:p>http://www.europarl.europa.eu/sides/getDoc.do?pubRef=-//EP//TEXT+CRE+20140311+ITEM-010-03+DOC+XML+V0//EN&amp;amp;language=EN&amp;amp;query=INTERV&amp;amp;detail=2-217-000</text:p>
          </table:table-cell>
          <table:table-cell office:value-type="string" calcext:value-type="string">
            <text:p><text:s/>Extension of the EC-USA scientific and technological cooperation agreement (A7-0126/2014 - Amalia Sartori) </text:p>
          </table:table-cell>
          <table:table-cell office:value-type="string" calcext:value-type="string">
            <text:p>11-03-2014</text:p>
          </table:table-cell>
          <table:table-cell table:formula="of:=DATE(VALUE(MID([.C266]; 7; 4)); VALUE(MID([.C266]; 4; 2)); VALUE(MID([.C266]; 1; 2)))" office:value-type="date" office:date-value="2014-03-11" calcext:value-type="date">
            <text:p>03/11/14</text:p>
          </table:table-cell>
          <table:table-cell office:value-type="string" calcext:value-type="string">
            <text:p>  Dubravka Šuica <text:s/>(PPE), <text:s/>napisan. - Podržavam produljenje Sporazuma o znanstvenoj i tehnološkoj suradnji između Europske zajednice i Vlade Sjedinjenih Američkih Država. Naime, u današnje vrijeme velikih političkih i ekonomskih previranja od izuzetne je važnosti ulagati novac u razvijanje znanstvene mreže, kao temelja za buduće aktivnosti, ali ne treba niti zanemariti tehnološku komponentu društvenog razvoja zbog neosporne povezanosti navedena dva pojma. Nadalje, suvremeno informacijsko društvo mora biti društvo znanja gdje je najvrjednija roba upravo informacija odnosno pravovremeno i adekvatno baratanje istom te njezina implementacija u postojeći sustav. </text:p>
          </table:table-cell>
        </table:table-row>
        <table:table-row table:style-name="ro1">
          <table:table-cell office:value-type="string" calcext:value-type="string">
            <text:p>http://www.europarl.europa.eu/sides/getDoc.do?pubRef=-//EP//TEXT+CRE+20140311+ITEM-010-04+DOC+XML+V0//EN&amp;amp;language=EN&amp;amp;query=INTERV&amp;amp;detail=2-231-000</text:p>
          </table:table-cell>
          <table:table-cell office:value-type="string" calcext:value-type="string">
            <text:p><text:s/>Nagoya Protocol on Access to genetic resources (A7-0061/2014 - Sandrine Bélier) </text:p>
          </table:table-cell>
          <table:table-cell office:value-type="string" calcext:value-type="string">
            <text:p>11-03-2014</text:p>
          </table:table-cell>
          <table:table-cell table:formula="of:=DATE(VALUE(MID([.C267]; 7; 4)); VALUE(MID([.C267]; 4; 2)); VALUE(MID([.C267]; 1; 2)))" office:value-type="date" office:date-value="2014-03-11" calcext:value-type="date">
            <text:p>03/11/14</text:p>
          </table:table-cell>
          <table:table-cell office:value-type="string" calcext:value-type="string">
            <text:p>  Dubravka Šuica <text:s/>(PPE), <text:s/>napisan. - Podržavam ovaj nacrt Odluke Vijeća o sklapanju, u ime Europske unije, Protokola iz Nagoye o pristupu genetskim resursima te pravednoj i ujednačenoj podjeli prednosti koje proizlaze iz njihovog korištenja uz Konvenciju o biološkoj raznolikosti. Cilj Protokola je pošten i pravedan način raspodjele dobrobiti koje proizlaze iz korištenja genetskih izvora, posebice pri pristupu i prijenosu odgovarajućih tehnologija, uzimajući u obzir sva prava nad tim sredstvima i tehnologijama te s odgovarajućim sredstvima, čime se doprinosi očuvanju biološke raznolikosti i održivom korištenju genetskih resursa. </text:p>
          </table:table-cell>
        </table:table-row>
        <table:table-row table:style-name="ro1">
          <table:table-cell office:value-type="string" calcext:value-type="string">
            <text:p>http://www.europarl.europa.eu/sides/getDoc.do?pubRef=-//EP//TEXT+CRE+20140311+ITEM-010-05+DOC+XML+V0//EN&amp;amp;language=EN&amp;amp;query=INTERV&amp;amp;detail=2-245-000</text:p>
          </table:table-cell>
          <table:table-cell office:value-type="string" calcext:value-type="string">
            <text:p><text:s/>European Globalisation Adjustment Fund - application EGF/2013/008 ES/Comunidad Valenciana textiles (A7-0158/2014 - Frédéric Daerden) </text:p>
          </table:table-cell>
          <table:table-cell office:value-type="string" calcext:value-type="string">
            <text:p>11-03-2014</text:p>
          </table:table-cell>
          <table:table-cell table:formula="of:=DATE(VALUE(MID([.C268]; 7; 4)); VALUE(MID([.C268]; 4; 2)); VALUE(MID([.C268]; 1; 2)))" office:value-type="date" office:date-value="2014-03-11" calcext:value-type="date">
            <text:p>03/11/14</text:p>
          </table:table-cell>
          <table:table-cell office:value-type="string" calcext:value-type="string">
            <text:p>  Dubravka Šuica <text:s/>(PPE), <text:s/>napisan. - Podržavam ovaj prijedlog Odluke o mobilizaciji Europskog fonda za prilagodbe globalizaciji (EGF) vezano za zahtjev Comunidad Valencianae − industrije tekstila iz Španjolske. Europski fond za prilagodbu globalizaciji stvoren je kako bi se osigurala dodatna pomoć radnicima koji pate od posljedica velikih strukturnih promjena u svjetskoj trgovini uzoraka. Kroz izvješće vidimo da je zaposlenost u Comunidad Valenciana ozbiljno pogođena krizom i da je stopa nezaposlenosti u regiji naglo narasla s 9,61[nbsp ]% 2008. godine na 29,19[nbsp ]% 2013. godine. </text:p>
          </table:table-cell>
        </table:table-row>
        <table:table-row table:style-name="ro1">
          <table:table-cell office:value-type="string" calcext:value-type="string">
            <text:p>http://www.europarl.europa.eu/sides/getDoc.do?pubRef=-//EP//TEXT+CRE+20140311+ITEM-010-06+DOC+XML+V0//EN&amp;amp;language=EN&amp;amp;query=INTERV&amp;amp;detail=2-252-000</text:p>
          </table:table-cell>
          <table:table-cell office:value-type="string" calcext:value-type="string">
            <text:p><text:s/>Production and making available on the market of plant reproductive material (plant reproductive material law) (A7-0112/2014 - Sergio Paolo Francesco Silvestris) </text:p>
          </table:table-cell>
          <table:table-cell office:value-type="string" calcext:value-type="string">
            <text:p>11-03-2014</text:p>
          </table:table-cell>
          <table:table-cell table:formula="of:=DATE(VALUE(MID([.C269]; 7; 4)); VALUE(MID([.C269]; 4; 2)); VALUE(MID([.C269]; 1; 2)))" office:value-type="date" office:date-value="2014-03-11" calcext:value-type="date">
            <text:p>03/11/14</text:p>
          </table:table-cell>
          <table:table-cell office:value-type="string" calcext:value-type="string">
            <text:p>  Dubravka Šuica <text:s/>(PPE). - <text:s/>Gospođo predsjednice, (isključen mikrofon) o izvješću Odbora za poljoprivredu i ruralni razvoj, a i kao članica Odbora za okoliš, javno zdravlje i sigurnost hrane, preporučeno je da se odbaci ovaj prijedlog Komisije, jer postoje problemi sa strukturom prijedloga koji omogućuje Komisiji da donese veliki broj delegiranih akata u nekoj kasnijoj fazi.</text:p>
          </table:table-cell>
        </table:table-row>
        <table:table-row table:style-name="ro1">
          <table:table-cell office:value-type="string" calcext:value-type="string">
            <text:p>http://www.europarl.europa.eu/sides/getDoc.do?pubRef=-//EP//TEXT+CRE+20140311+ITEM-010-07+DOC+XML+V0//EN&amp;amp;language=EN&amp;amp;query=INTERV&amp;amp;detail=2-278-984</text:p>
          </table:table-cell>
          <table:table-cell office:value-type="string" calcext:value-type="string">
            <text:p><text:s/>Remuneration and pensions of the officials and other servants of the European Union (adjustment as of 1 July 2011) (A7-0165/2014 - Dagmar Roth-Behrendt) </text:p>
          </table:table-cell>
          <table:table-cell office:value-type="string" calcext:value-type="string">
            <text:p>11-03-2014</text:p>
          </table:table-cell>
          <table:table-cell table:formula="of:=DATE(VALUE(MID([.C270]; 7; 4)); VALUE(MID([.C270]; 4; 2)); VALUE(MID([.C270]; 1; 2)))" office:value-type="date" office:date-value="2014-03-11" calcext:value-type="date">
            <text:p>03/11/14</text:p>
          </table:table-cell>
          <table:table-cell office:value-type="string" calcext:value-type="string">
            <text:p>  Dubravka Šuica <text:s/>(PPE), <text:s/>napisan. - O izvješću imam pozitivno mišljenje. Naime, pozitivno je što institucije svake godine imaju za zadatak odlučivati o usklađenju primitaka od rada, neovisno o kojoj metodi usklađenja se radi. S obzirom na loša iskustva iz sporova, podržavam članak 19. Priloga XIII. Pravilnika o osoblju zbog saznanja kako će omogućiti poduzimanje potrebnih mjera kako bi se riješili sporovi koji se odnose na usklađivanja primitaka od rada i mirovina iz 2011. i 2012. godine. Sud Europske unije potvrdio je da Europski parlament i Vijeće imaju visok stupanj diskrecijskog prava u pogledu usklađivanja primitaka od rada i mirovina što je temeljeno na klauzuli o izuzećima. </text:p>
          </table:table-cell>
        </table:table-row>
        <table:table-row table:style-name="ro1">
          <table:table-cell office:value-type="string" calcext:value-type="string">
            <text:p>http://www.europarl.europa.eu/sides/getDoc.do?pubRef=-//EP//TEXT+CRE+20140311+ITEM-010-08+DOC+XML+V0//EN&amp;amp;language=EN&amp;amp;query=INTERV&amp;amp;detail=2-282-750</text:p>
          </table:table-cell>
          <table:table-cell office:value-type="string" calcext:value-type="string">
            <text:p><text:s/>Remuneration and pensions of the officials and other servants of the European Union (adjustment as of 1 July 2012) (A7-0164/2014 - Dagmar Roth-Behrendt) </text:p>
          </table:table-cell>
          <table:table-cell office:value-type="string" calcext:value-type="string">
            <text:p>11-03-2014</text:p>
          </table:table-cell>
          <table:table-cell table:formula="of:=DATE(VALUE(MID([.C271]; 7; 4)); VALUE(MID([.C271]; 4; 2)); VALUE(MID([.C271]; 1; 2)))" office:value-type="date" office:date-value="2014-03-11" calcext:value-type="date">
            <text:p>03/11/14</text:p>
          </table:table-cell>
          <table:table-cell office:value-type="string" calcext:value-type="string">
            <text:p>  Dubravka Šuica <text:s/>(PPE), <text:s/>napisan. - Kao svake godine, na temelju članka 64. Pravilnika o osoblju, Vijeće, djelujući na prijedlog Komisije utemeljen na izvješću Eurostata donosi odluku prije kraja godine o usklađivanju koeficijenata ispravka primjenjivih na primitke od rada i mirovina osoblja institucija EU-a. </text:p>
          </table:table-cell>
        </table:table-row>
        <table:table-row table:style-name="ro1">
          <table:table-cell office:value-type="string" calcext:value-type="string">
            <text:p>http://www.europarl.europa.eu/sides/getDoc.do?pubRef=-//EP//TEXT+CRE+20140311+ITEM-010-09+DOC+XML+V0//EN&amp;amp;language=EN&amp;amp;query=INTERV&amp;amp;detail=2-294-000</text:p>
          </table:table-cell>
          <table:table-cell office:value-type="string" calcext:value-type="string">
            <text:p><text:s/>EC-Serbia Stabilisation and Association Agreement (A7-0116/2014 - Iuliu Winkler) </text:p>
          </table:table-cell>
          <table:table-cell office:value-type="string" calcext:value-type="string">
            <text:p>11-03-2014</text:p>
          </table:table-cell>
          <table:table-cell table:formula="of:=DATE(VALUE(MID([.C272]; 7; 4)); VALUE(MID([.C272]; 4; 2)); VALUE(MID([.C272]; 1; 2)))" office:value-type="date" office:date-value="2014-03-11" calcext:value-type="date">
            <text:p>03/11/14</text:p>
          </table:table-cell>
          <table:table-cell office:value-type="string" calcext:value-type="string">
            <text:p>  Dubravka Šuica <text:s/>(PPE), <text:s/>napisan. - Podržavam ovu rezoluciju u drugom čitanju. Pozdravljam pravila o uredbi carinskih kvota za ribu i riblje proizvoda, tarifnih smanjenja, tehničke prilagodbe kadrova te instrumenata u trgovini. Vjerujem da Srbija pokazuje veliku želju za ostvarivanjem konstruktivnog napretka, ali naravno, još uvijek ima puno prostora ukoliko želi doći do konačnog cilja. </text:p>
          </table:table-cell>
        </table:table-row>
        <table:table-row table:style-name="ro1">
          <table:table-cell office:value-type="string" calcext:value-type="string">
            <text:p>http://www.europarl.europa.eu/sides/getDoc.do?pubRef=-//EP//TEXT+CRE+20140311+ITEM-010-10+DOC+XML+V0//EN&amp;amp;language=EN&amp;amp;query=INTERV&amp;amp;detail=2-300-000</text:p>
          </table:table-cell>
          <table:table-cell office:value-type="string" calcext:value-type="string">
            <text:p><text:s/>European Insurance and Occupational Pensions Authority and European Securities and Markets Authority (A7-0077/2012 - Burkhard Balz) </text:p>
          </table:table-cell>
          <table:table-cell office:value-type="string" calcext:value-type="string">
            <text:p>11-03-2014</text:p>
          </table:table-cell>
          <table:table-cell table:formula="of:=DATE(VALUE(MID([.C273]; 7; 4)); VALUE(MID([.C273]; 4; 2)); VALUE(MID([.C273]; 1; 2)))" office:value-type="date" office:date-value="2014-03-11" calcext:value-type="date">
            <text:p>03/11/14</text:p>
          </table:table-cell>
          <table:table-cell office:value-type="string" calcext:value-type="string">
            <text:p>  Dubravka Šuica <text:s/>(PPE), <text:s/>napisan. - Podržavam ovo izvješće. Promet unutarnjim vodnim putevima ima važnu ulogu, ne samo za prijevoz robe, nego i za prijevoz putnika, posebice za urbana područja kroz koja prolazi. Činjenica je da su plovila koja se koriste na unutarnjim vodnim putevima često stara, a sama plovidba ponekad je ograničena ili otežana zbog nedostatka odgovarajuće infrastrukture ili financijskih problema. Kako bi se bolje procijenilo stanje flote i opreme plovila, a i da bismo dobili točnu sliku plovnosti u Uniji, potrebno je sustavno vođenje statističkih podataka, kao i točni podaci koji se odnose na plovnu infrastrukturu. Kako postoje statistike vezane za zračni promet, željeznički promet i prijevoz robe i putnika cestom, od velike važnosti bile bi i informacije za prijevoz unutarnjim plovnim putevima. U svrhu poboljšanja uloga unutarnje plovidbe u prometu, relevantna politika treba se temeljiti na objektivnim, usporedivim i pouzdanim statističkim podacima. Uvjete za rad ovog sektora treba poboljšati, uključujući i infrastrukturu, zaštitu okoliša, tržišta i inovacije, poslovne vještine i integracije u logističkom lancu. Da bi se to postiglo, Komisija treba ustrajati u postavljanju konkretnih radnji za provedbu programa do 2020. godine.</text:p>
          </table:table-cell>
        </table:table-row>
        <table:table-row table:style-name="ro1">
          <table:table-cell office:value-type="string" calcext:value-type="string">
            <text:p>http://www.europarl.europa.eu/sides/getDoc.do?pubRef=-//EP//TEXT+CRE+20140311+ITEM-010-10+DOC+XML+V0//EN&amp;amp;language=EN&amp;amp;query=INTERV&amp;amp;detail=2-313-000</text:p>
          </table:table-cell>
          <table:table-cell office:value-type="string" calcext:value-type="string">
            <text:p><text:s/>European Insurance and Occupational Pensions Authority and European Securities and Markets Authority (A7-0077/2012 - Burkhard Balz) </text:p>
          </table:table-cell>
          <table:table-cell office:value-type="string" calcext:value-type="string">
            <text:p>11-03-2014</text:p>
          </table:table-cell>
          <table:table-cell table:formula="of:=DATE(VALUE(MID([.C274]; 7; 4)); VALUE(MID([.C274]; 4; 2)); VALUE(MID([.C274]; 1; 2)))" office:value-type="date" office:date-value="2014-03-11" calcext:value-type="date">
            <text:p>03/11/14</text:p>
          </table:table-cell>
          <table:table-cell office:value-type="string" calcext:value-type="string">
            <text:p>  Dubravka Šuica <text:s/>(PPE), <text:s/>napisan. - Podržavam ovo izvješće. Promet unutarnjim vodnim putevima ima važnu ulogu, ne samo za prijevoz robe, nego i za prijevoz putnika, posebice za urbana područja kroz koja prolazi. Činjenica je da su plovila koja se koriste na unutarnjim vodnim putevima često stara, a sama plovidba ponekad je ograničena ili otežana zbog nedostatka odgovarajuće infrastrukture ili financijskih problema. Kako bi se bolje procijenilo stanje flote i opreme plovila, a i da bismo dobili točnu sliku plovnosti u Uniji, potrebno je sustavno vođenje statističkih podataka, kao i točni podaci koji se odnose na plovnu infrastrukturu. Kako postoje statistike vezane za zračni promet, željeznički promet i prijevoz robe i putnika cestom, od velike važnosti bile bi i informacije za prijevoz unutarnjim plovnim putevima. U svrhu poboljšanja uloga unutarnje plovidbe u prometu, relevantna politika treba se temeljiti na objektivnim, usporedivim i pouzdanim statističkim podacima. Uvjete za rad ovog sektora treba poboljšati, uključujući i infrastrukturu, zaštitu okoliša, tržišta i inovacije, poslovne vještine i integracije u logističkom lancu. Da bi se to postiglo, Komisija treba ustrajati u postavljanju konkretnih radnji za provedbu programa do 2020. godine.</text:p>
          </table:table-cell>
        </table:table-row>
        <table:table-row table:style-name="ro1">
          <table:table-cell office:value-type="string" calcext:value-type="string">
            <text:p>http://www.europarl.europa.eu/sides/getDoc.do?pubRef=-//EP//TEXT+CRE+20140311+ITEM-010-11+DOC+XML+V0//EN&amp;amp;language=EN&amp;amp;query=INTERV&amp;amp;detail=2-318-000</text:p>
          </table:table-cell>
          <table:table-cell office:value-type="string" calcext:value-type="string">
            <text:p><text:s/>Information accompanying transfers of funds (A7-0140/2014 - Mojca Kleva Kekuš, Timothy Kirkhope) </text:p>
          </table:table-cell>
          <table:table-cell office:value-type="string" calcext:value-type="string">
            <text:p>11-03-2014</text:p>
          </table:table-cell>
          <table:table-cell table:formula="of:=DATE(VALUE(MID([.C275]; 7; 4)); VALUE(MID([.C275]; 4; 2)); VALUE(MID([.C275]; 1; 2)))" office:value-type="date" office:date-value="2014-03-11" calcext:value-type="date">
            <text:p>03/11/14</text:p>
          </table:table-cell>
          <table:table-cell office:value-type="string" calcext:value-type="string">
            <text:p>  Dubravka Šuica <text:s/>(PPE). - <text:s/>Gospođo predsjednice, podržala sam ovaj prijedlog direktive u svrhu sprečavanja pranja novca i financiranja terorizma. Nova direktiva nastoji poboljšati postojeći okvir, kako bi se spriječila konverzija sredstava koja proizlaze iz kriminalnih aktivnosti u legitimna sredstva putem financijskog sustava. </text:p>
          </table:table-cell>
        </table:table-row>
        <table:table-row table:style-name="ro1">
          <table:table-cell office:value-type="string" calcext:value-type="string">
            <text:p>http://www.europarl.europa.eu/sides/getDoc.do?pubRef=-//EP//TEXT+CRE+20140311+ITEM-010-12+DOC+XML+V0//EN&amp;amp;language=EN&amp;amp;query=INTERV&amp;amp;detail=2-367-000</text:p>
          </table:table-cell>
          <table:table-cell office:value-type="string" calcext:value-type="string">
            <text:p><text:s/>Prevention of the use of the financial system for the purpose of money laundering and terrorist financing (A7-0150/2014 - Krišjānis Kariņš, Judith Sargentini) </text:p>
          </table:table-cell>
          <table:table-cell office:value-type="string" calcext:value-type="string">
            <text:p>11-03-2014</text:p>
          </table:table-cell>
          <table:table-cell table:formula="of:=DATE(VALUE(MID([.C276]; 7; 4)); VALUE(MID([.C276]; 4; 2)); VALUE(MID([.C276]; 1; 2)))" office:value-type="date" office:date-value="2014-03-11" calcext:value-type="date">
            <text:p>03/11/14</text:p>
          </table:table-cell>
          <table:table-cell office:value-type="string" calcext:value-type="string">
            <text:p>  Dubravka Šuica <text:s/>(PPE), <text:s/>napisan. - Podržavam ovaj prijedlog Direktive Europskog parlamenta i Vijeća o sprečavanju korištenja financijskog sustava u svrhu pranja novca i financiranja terorizma koji je revizija Direktive iz 2005. godine. Promjenjiva priroda pranja novca i financiranja terorističkih prijetnji zahtijeva stalnu prilagodbu pravnog okvira za borbu protiv takve prijetnje. Cilj ove Direktive jest zaštititi financijski sustav od pranja novca i financiranja terorizma mjerama za sprečavanje, istraživanje i otkrivanje. Ove izmjene postale su neophodne za jačanje unutarnjeg tržišta, da bi financijski transferi bili transparentniji, da se podupre borba protiv terorizma i organiziranog kriminala te da bi se ojačao financijski sustav Europske unije. </text:p>
          </table:table-cell>
        </table:table-row>
        <table:table-row table:style-name="ro1">
          <table:table-cell office:value-type="string" calcext:value-type="string">
            <text:p>http://www.europarl.europa.eu/sides/getDoc.do?pubRef=-//EP//TEXT+CRE+20140311+ITEM-010-13+DOC+XML+V0//EN&amp;amp;language=EN&amp;amp;query=INTERV&amp;amp;detail=2-372-000</text:p>
          </table:table-cell>
          <table:table-cell office:value-type="string" calcext:value-type="string">
            <text:p><text:s/>EU guarantee to EIB against losses under financing operations supporting investment projects outside the Union (A7-0392/2013 - Ivailo Kalfin) </text:p>
          </table:table-cell>
          <table:table-cell office:value-type="string" calcext:value-type="string">
            <text:p>11-03-2014</text:p>
          </table:table-cell>
          <table:table-cell table:formula="of:=DATE(VALUE(MID([.C277]; 7; 4)); VALUE(MID([.C277]; 4; 2)); VALUE(MID([.C277]; 1; 2)))" office:value-type="date" office:date-value="2014-03-11" calcext:value-type="date">
            <text:p>03/11/14</text:p>
          </table:table-cell>
          <table:table-cell office:value-type="string" calcext:value-type="string">
            <text:p>  Dubravka Šuica <text:s/>(PPE). - <text:s/>Gospođo predsjednice, podržala sam i ovaj prijedlog, jer Europska investicijska banka je moćan vanjski intervencijski instrument čija zadaća je promicanje europskih vrijednosti i interesa u ostatku svijeta, a pridonosi međunarodnoj suradnji i razvoju. Jamstva Europske unije za vanjske aktivnosti Europske investicijske banke kombiniraju učinkovito korištenje proračunskih sredstava iz europskih fondova kroz osiguranje jamstvenog fonda za vanjsko djelovanje. </text:p>
          </table:table-cell>
        </table:table-row>
        <table:table-row table:style-name="ro1">
          <table:table-cell office:value-type="string" calcext:value-type="string">
            <text:p>http://www.europarl.europa.eu/sides/getDoc.do?pubRef=-//EP//TEXT+CRE+20140311+ITEM-010-14+DOC+XML+V0//EN&amp;amp;language=EN&amp;amp;query=INTERV&amp;amp;detail=2-387-000</text:p>
          </table:table-cell>
          <table:table-cell office:value-type="string" calcext:value-type="string">
            <text:p><text:s/>Genetic resources (A7-0263/2013 - Sandrine Bélier) </text:p>
          </table:table-cell>
          <table:table-cell office:value-type="string" calcext:value-type="string">
            <text:p>11-03-2014</text:p>
          </table:table-cell>
          <table:table-cell table:formula="of:=DATE(VALUE(MID([.C278]; 7; 4)); VALUE(MID([.C278]; 4; 2)); VALUE(MID([.C278]; 1; 2)))" office:value-type="date" office:date-value="2014-03-11" calcext:value-type="date">
            <text:p>03/11/14</text:p>
          </table:table-cell>
          <table:table-cell office:value-type="string" calcext:value-type="string">
            <text:p>  Dubravka Šuica <text:s/>(PPE). - <text:s/>Gospođo predsjednice, podržala sam i ovu rezoluciju o pristupu genetskim resursima, ali i poštenoj i pravičnoj podjeli dobiti koja proizlazi iz njihova korištenja u Uniji. Stupanjem na snagu Nagoya protokola, Europska unija mora provesti konvenciju o biološkoj raznolikosti kojoj je cilj zaštita biološke i krajobrazne raznolikosti, održivo korištenje njezinih komponenti, ali još jedanput pravična raspodjela dobrobiti koja proizlazi iz korištenja genetskih izvora, kao i adekvatan pristup genetskim resursima uključujući fer i pravično dijeljenje koristi koje proizlaze iz toga. </text:p>
          </table:table-cell>
        </table:table-row>
        <table:table-row table:style-name="ro1">
          <table:table-cell office:value-type="string" calcext:value-type="string">
            <text:p>http://www.europarl.europa.eu/sides/getDoc.do?pubRef=-//EP//TEXT+CRE+20140311+ITEM-010-15+DOC+XML+V0//EN&amp;amp;language=EN&amp;amp;query=INTERV&amp;amp;detail=2-422-000</text:p>
          </table:table-cell>
          <table:table-cell office:value-type="string" calcext:value-type="string">
            <text:p><text:s/>Roadworthiness tests for motor vehicles and their trailers (A7-0210/2013 - Werner Kuhn) </text:p>
          </table:table-cell>
          <table:table-cell office:value-type="string" calcext:value-type="string">
            <text:p>11-03-2014</text:p>
          </table:table-cell>
          <table:table-cell table:formula="of:=DATE(VALUE(MID([.C279]; 7; 4)); VALUE(MID([.C279]; 4; 2)); VALUE(MID([.C279]; 1; 2)))" office:value-type="date" office:date-value="2014-03-11" calcext:value-type="date">
            <text:p>03/11/14</text:p>
          </table:table-cell>
          <table:table-cell office:value-type="string" calcext:value-type="string">
            <text:p>  Dubravka Šuica <text:s/>(PPE), <text:s/>napisan. - Podržavam ovo izvješće. Promjene koje navodi s ciljem provođenja sigurnosti na cestama i osiguranja visoke razine zaštite okoliša i više su nego pozitivne. Podržavam obavezno testiranje za motocikle i skutere, kao i lake prikolice, povećanje učestalosti provjere ispravnosti lakih putničkih vozila starijih od 6 godina, strože zahtjeve za obuku inspektora u samom prometu, kao i usklađenije standarde u pogledu testiranja opreme koja se koristi. </text:p>
          </table:table-cell>
        </table:table-row>
        <table:table-row table:style-name="ro1">
          <table:table-cell office:value-type="string" calcext:value-type="string">
            <text:p>http://www.europarl.europa.eu/sides/getDoc.do?pubRef=-//EP//TEXT+CRE+20140311+ITEM-010-16+DOC+XML+V0//EN&amp;amp;language=EN&amp;amp;query=INTERV&amp;amp;detail=2-442-000</text:p>
          </table:table-cell>
          <table:table-cell office:value-type="string" calcext:value-type="string">
            <text:p><text:s/>Registration documents for vehicles (A7-0199/2013 - Vilja Savisaar-Toomast) </text:p>
          </table:table-cell>
          <table:table-cell office:value-type="string" calcext:value-type="string">
            <text:p>11-03-2014</text:p>
          </table:table-cell>
          <table:table-cell table:formula="of:=DATE(VALUE(MID([.C280]; 7; 4)); VALUE(MID([.C280]; 4; 2)); VALUE(MID([.C280]; 1; 2)))" office:value-type="date" office:date-value="2014-03-11" calcext:value-type="date">
            <text:p>03/11/14</text:p>
          </table:table-cell>
          <table:table-cell office:value-type="string" calcext:value-type="string">
            <text:p>  Dubravka Šuica <text:s/>(PPE), <text:s/>napisan. - Podržavam ovaj prijedlog Komisije koji se odnosi na dokumente za registraciju vozila. Predviđena je preciznija definicija mjesta registracije vozila te se uvodi povlačenje i poništenje registarskih certifikata. Također, podržavam dio koji predlaže nove propise i zahtjeve za elektroničke registracijske baze podataka i praćenje rezultata u stanicama za tehnički pregled, što vodi i do evidencija o preregistracijama i uništavanju vozila. Smatram da bi se podaci o ispravnosti, kako je predloženo, trebali nalaziti na dokumentima za registraciju kako bi se eliminirala potreba za više dokumenata. </text:p>
          </table:table-cell>
        </table:table-row>
        <table:table-row table:style-name="ro1">
          <table:table-cell office:value-type="string" calcext:value-type="string">
            <text:p>http://www.europarl.europa.eu/sides/getDoc.do?pubRef=-//EP//TEXT+CRE+20140311+ITEM-010-17+DOC+XML+V0//EN&amp;amp;language=EN&amp;amp;query=INTERV&amp;amp;detail=2-462-000</text:p>
          </table:table-cell>
          <table:table-cell office:value-type="string" calcext:value-type="string">
            <text:p><text:s/>Roadworthiness of commercial vehicles (A7-0207/2013 - Olga Sehnalová) </text:p>
          </table:table-cell>
          <table:table-cell office:value-type="string" calcext:value-type="string">
            <text:p>11-03-2014</text:p>
          </table:table-cell>
          <table:table-cell table:formula="of:=DATE(VALUE(MID([.C281]; 7; 4)); VALUE(MID([.C281]; 4; 2)); VALUE(MID([.C281]; 1; 2)))" office:value-type="date" office:date-value="2014-03-11" calcext:value-type="date">
            <text:p>03/11/14</text:p>
          </table:table-cell>
          <table:table-cell office:value-type="string" calcext:value-type="string">
            <text:p>  Dubravka Šuica <text:s/>(PPE), <text:s/>napisan. - Podržavam ovo izvješće. Godine 2012. Komisija je predstavila set od tri zakonska prijedloga čiji je cilj jačanje sigurnosti u prometu, zaštite okoliša i poštenog tržišnog natjecanja nadogradnjom trenutnih uvjeta periodičnih tehničkih pregleda, tehničkih pregleda na cesti komercijalnih vozila, kao i registracije vozila. Trenutna direktiva pruža uvjet za kontrolu tehničkog stanja gospodarskih vozila između povremenih inspekcija s tehničkim pregledima na cesti, koji su neočekivani, na licu mjesta. Niz je novih elemenata koji će donijeti poboljšanje jer svjesni smo da je sigurnost na cesti glavni društveni problem. </text:p>
          </table:table-cell>
        </table:table-row>
        <table:table-row table:style-name="ro1">
          <table:table-cell office:value-type="string" calcext:value-type="string">
            <text:p>http://www.europarl.europa.eu/sides/getDoc.do?pubRef=-//EP//TEXT+CRE+20140311+ITEM-010-18+DOC+XML+V0//EN&amp;amp;language=EN&amp;amp;query=INTERV&amp;amp;detail=2-475-000</text:p>
          </table:table-cell>
          <table:table-cell office:value-type="string" calcext:value-type="string">
            <text:p><text:s/>Rail transport statistics (A7-0002/2014 - Michael Cramer) </text:p>
          </table:table-cell>
          <table:table-cell office:value-type="string" calcext:value-type="string">
            <text:p>11-03-2014</text:p>
          </table:table-cell>
          <table:table-cell table:formula="of:=DATE(VALUE(MID([.C282]; 7; 4)); VALUE(MID([.C282]; 4; 2)); VALUE(MID([.C282]; 1; 2)))" office:value-type="date" office:date-value="2014-03-11" calcext:value-type="date">
            <text:p>03/11/14</text:p>
          </table:table-cell>
          <table:table-cell office:value-type="string" calcext:value-type="string">
            <text:p>  Dubravka Šuica <text:s/>(PPE), <text:s/>napisan. - Podržavam ovo izvješće. Ključna je usklađenost podataka i učinkovita suradnja Eurostata i Europske agencije za željeznice te da su podaci o udaljenosti dionica temelj željezničkog teretnog modela. Također, u pogledu na sigurnost na željeznicama, potrebno je prikupljanje podataka o nesrećama. Kako je jasan napredak u samom željezničkom prometu tijekom proteklih godina gdje se broj nesreća značajno smanjio, danu pozitivnu tendenciju treba održavati, ali i dalje treba raditi na povećanju sigurnosti kako bi se mogućnost negativnosti svela na najmanju moguću razinu. </text:p>
          </table:table-cell>
        </table:table-row>
        <table:table-row table:style-name="ro1">
          <table:table-cell office:value-type="string" calcext:value-type="string">
            <text:p>http://www.europarl.europa.eu/sides/getDoc.do?pubRef=-//EP//TEXT+CRE+20140311+ITEM-010-19+DOC+XML+V0//EN&amp;amp;language=EN&amp;amp;query=INTERV&amp;amp;detail=2-497-000</text:p>
          </table:table-cell>
          <table:table-cell office:value-type="string" calcext:value-type="string">
            <text:p><text:s/>Electronic invoicing in public procurement (A7-0004/2014 - Birgit Collin-Langen) </text:p>
          </table:table-cell>
          <table:table-cell office:value-type="string" calcext:value-type="string">
            <text:p>11-03-2014</text:p>
          </table:table-cell>
          <table:table-cell table:formula="of:=DATE(VALUE(MID([.C283]; 7; 4)); VALUE(MID([.C283]; 4; 2)); VALUE(MID([.C283]; 1; 2)))" office:value-type="date" office:date-value="2014-03-11" calcext:value-type="date">
            <text:p>03/11/14</text:p>
          </table:table-cell>
          <table:table-cell office:value-type="string" calcext:value-type="string">
            <text:p>  Dubravka Šuica <text:s/>(PPE), <text:s/>napisan. - Podržavam ovo izvješće kojemu je cilj omogućiti interoperabilnost u elektroničkom fakturiranju u javnoj nabavi. Taj cilj je dobrodošao jer predstavlja važan korak u uspostavljanju uprave bez papirnatih dokumenata. Parlament je već u svojoj Rezoluciji od 20. travnja 2012. ukazao na rascjepkanost tržišta zbog povećanog broja nacionalnih propisa vezanih za elektroničko fakturiranje kao i na nužnost interoperabilnih rješenja vezanih za elektroničko fakturiranje. Vijeće u svojim zaključcima naglašava važnost i hitnost u promicanju digitaliziranog unutarnjeg tržišta koje će biti lagano za korištenje, a koje će uključivati elektroničko fakturiranje u javnoj nabavi. </text:p>
          </table:table-cell>
        </table:table-row>
        <table:table-row table:style-name="ro1">
          <table:table-cell office:value-type="string" calcext:value-type="string">
            <text:p>http://www.europarl.europa.eu/sides/getDoc.do?pubRef=-//EP//TEXT+CRE+20140311+ITEM-010-20+DOC+XML+V0//EN&amp;amp;language=EN&amp;amp;query=INTERV&amp;amp;detail=2-507-000</text:p>
          </table:table-cell>
          <table:table-cell office:value-type="string" calcext:value-type="string">
            <text:p><text:s/>Farm structure surveys and survey on agricultural production methods (A7-0111/2014 - Paolo De Castro) </text:p>
          </table:table-cell>
          <table:table-cell office:value-type="string" calcext:value-type="string">
            <text:p>11-03-2014</text:p>
          </table:table-cell>
          <table:table-cell table:formula="of:=DATE(VALUE(MID([.C284]; 7; 4)); VALUE(MID([.C284]; 4; 2)); VALUE(MID([.C284]; 1; 2)))" office:value-type="date" office:date-value="2014-03-11" calcext:value-type="date">
            <text:p>03/11/14</text:p>
          </table:table-cell>
          <table:table-cell office:value-type="string" calcext:value-type="string">
            <text:p>  Dubravka Šuica <text:s/>(PPE), <text:s/>napisan. - Ova inicijativa za cilj ima osigurati financiranje istraživanja o strukturi poljoprivrednih gospodarstava u 2016. godini te se njome utvrđuje maksimalni financijski doprinos EU-a Hrvatskoj za pokrivanje troškova istraživanja. Podržavam Uredbu jer je za Hrvatsku politika ruralnog razvoja od izuzetne važnosti s obzirom da gotovo 40[nbsp ]% stanovništva živi u ruralnim krajevima (prosjek EU-a iznosi 24[nbsp ]%). Isto tako, posljedice Domovinskog rata (minska polja, depopulacija) doveli su do stvaranja velikih razlika između malih poljoprivrednih gospodarstava koja jedva preživljavaju te velikih poljoprivrednih proizvođača. </text:p>
          </table:table-cell>
        </table:table-row>
        <table:table-row table:style-name="ro1">
          <table:table-cell office:value-type="string" calcext:value-type="string">
            <text:p>http://www.europarl.europa.eu/sides/getDoc.do?pubRef=-//EP//TEXT+CRE+20140311+ITEM-010-21+DOC+XML+V0//EN&amp;amp;language=EN&amp;amp;query=INTERV&amp;amp;detail=2-515-750</text:p>
          </table:table-cell>
          <table:table-cell office:value-type="string" calcext:value-type="string">
            <text:p><text:s/>Goods resulting from the processing of agricultural products (A7-0260/2013 - Paolo De Castro) </text:p>
          </table:table-cell>
          <table:table-cell office:value-type="string" calcext:value-type="string">
            <text:p>11-03-2014</text:p>
          </table:table-cell>
          <table:table-cell table:formula="of:=DATE(VALUE(MID([.C285]; 7; 4)); VALUE(MID([.C285]; 4; 2)); VALUE(MID([.C285]; 1; 2)))" office:value-type="date" office:date-value="2014-03-11" calcext:value-type="date">
            <text:p>03/11/14</text:p>
          </table:table-cell>
          <table:table-cell office:value-type="string" calcext:value-type="string">
            <text:p>  Dubravka Šuica <text:s/>(PPE), <text:s/>napisan. - Podržavam ovaj prijedlog Uredbe koji ima za cilj uskladiti sadašnje trgovinske aranžmane koji se primjenjuju na određenu robu dobivenu iz obrade poljoprivrednih proizvoda. To je bitno kako bi se osiguralo da je trgovinski režim za prerađene poljoprivredne proizvode u skladu s obvezama Unije na smanjenje ili ukidanje uvoznih carina i izvoznih subvencija, kao i otvaranje i prilagodbu tarifa kvota, koje proizlaze iz Svjetske trgovinske organizacije i bilateralnih sporazuma. </text:p>
          </table:table-cell>
        </table:table-row>
        <table:table-row table:style-name="ro1">
          <table:table-cell office:value-type="string" calcext:value-type="string">
            <text:p>http://www.europarl.europa.eu/sides/getDoc.do?pubRef=-//EP//TEXT+CRE+20140311+ITEM-010-22+DOC+XML+V0//EN&amp;amp;language=EN&amp;amp;query=INTERV&amp;amp;detail=2-520-000</text:p>
          </table:table-cell>
          <table:table-cell office:value-type="string" calcext:value-type="string">
            <text:p><text:s/>European Investment Bank annual report 2012 (A7-0137/2014 - Marian-Jean Marinescu) </text:p>
          </table:table-cell>
          <table:table-cell office:value-type="string" calcext:value-type="string">
            <text:p>11-03-2014</text:p>
          </table:table-cell>
          <table:table-cell table:formula="of:=DATE(VALUE(MID([.C286]; 7; 4)); VALUE(MID([.C286]; 4; 2)); VALUE(MID([.C286]; 1; 2)))" office:value-type="date" office:date-value="2014-03-11" calcext:value-type="date">
            <text:p>03/11/14</text:p>
          </table:table-cell>
          <table:table-cell office:value-type="string" calcext:value-type="string">
            <text:p>  Dubravka Šuica <text:s/>(PPE). - <text:s text:c="2"/>Gospođo predsjedavajuća, podržala sam Izvješće Marinescu jer smatram da je vrlo važna uloga Europske investicijske banke koja osigurava sredstva za kapitalne investicije vezane za razvoj i integraciju u Europsku uniju. Ovo Izvješće je fokusirano na nekoliko prioritetnih područja koja su vezana za strategije Europa 2020., kao što su inovacije, infrastruktura, kohezija, učinkovitost, zapošljavanje mladih i dugoročno stvaranje novih radnih mjesta.</text:p>
          </table:table-cell>
        </table:table-row>
        <table:table-row table:style-name="ro1">
          <table:table-cell office:value-type="string" calcext:value-type="string">
            <text:p>http://www.europarl.europa.eu/sides/getDoc.do?pubRef=-//EP//TEXT+CRE+20140311+ITEM-010-23+DOC+XML+V0//EN&amp;amp;language=EN&amp;amp;query=INTERV&amp;amp;detail=2-567-000</text:p>
          </table:table-cell>
          <table:table-cell office:value-type="string" calcext:value-type="string">
            <text:p><text:s/>Equality between women and men in 2012 (A7-0073/2014 - Inês Cristina Zuber) </text:p>
          </table:table-cell>
          <table:table-cell office:value-type="string" calcext:value-type="string">
            <text:p>11-03-2014</text:p>
          </table:table-cell>
          <table:table-cell table:formula="of:=DATE(VALUE(MID([.C287]; 7; 4)); VALUE(MID([.C287]; 4; 2)); VALUE(MID([.C287]; 1; 2)))" office:value-type="date" office:date-value="2014-03-11" calcext:value-type="date">
            <text:p>03/11/14</text:p>
          </table:table-cell>
          <table:table-cell office:value-type="string" calcext:value-type="string">
            <text:p>  Dubravka Šuica <text:s/>(PPE), <text:s/>napisan. - O predmetnom izvješću imam negativno mišljenje. Potreba za daljnjim napretkom EU-a u suzbijanju razine nejednakosti između žena i muškaraca i obaveza da se nasilje nad ženama u potpunosti eliminira su nezaobilazni. Izvjestitelj poziva na više pažnje i napretka u izjednačavanju jednakosti u dohotku, pristupu edukaciji i zdravstvenim uslugama, odlučivanju, te političkoj reprezentaciji između žena i muškaraca. </text:p>
          </table:table-cell>
        </table:table-row>
        <table:table-row table:style-name="ro1">
          <table:table-cell office:value-type="string" calcext:value-type="string">
            <text:p>http://www.europarl.europa.eu/sides/getDoc.do?pubRef=-//EP//TEXT+CRE+20140311+ITEM-010-24+DOC+XML+V0//EN&amp;amp;language=EN&amp;amp;query=INTERV&amp;amp;detail=2-584-000</text:p>
          </table:table-cell>
          <table:table-cell office:value-type="string" calcext:value-type="string">
            <text:p><text:s/>European System of Financial Supervision review (A7-0133/2014 - Sven Giegold) </text:p>
          </table:table-cell>
          <table:table-cell office:value-type="string" calcext:value-type="string">
            <text:p>11-03-2014</text:p>
          </table:table-cell>
          <table:table-cell table:formula="of:=DATE(VALUE(MID([.C288]; 7; 4)); VALUE(MID([.C288]; 4; 2)); VALUE(MID([.C288]; 1; 2)))" office:value-type="date" office:date-value="2014-03-11" calcext:value-type="date">
            <text:p>03/11/14</text:p>
          </table:table-cell>
          <table:table-cell office:value-type="string" calcext:value-type="string">
            <text:p>  Dubravka Šuica <text:s/>(PPE), <text:s/>napisan. - Podržavam ovaj prijedlog rezolucije Europskog parlamenta s preporukama Komisiji o pregledu Europskog sustava financijskog nadzora (ESFS). Europski sustav financijskog nadzora sastoji se od triju europskih nadzornih tijela (ESA) i Europskog odbora za sistemske rizike (ESRB), koji su stvoreni propisima donesenima u studenom 2010. </text:p>
          </table:table-cell>
        </table:table-row>
        <table:table-row table:style-name="ro1">
          <table:table-cell office:value-type="string" calcext:value-type="string">
            <text:p>http://www.europarl.europa.eu/sides/getDoc.do?pubRef=-//EP//TEXT+CRE+20140311+ITEM-010-25+DOC+XML+V0//EN&amp;amp;language=EN&amp;amp;query=INTERV&amp;amp;detail=2-599-000</text:p>
          </table:table-cell>
          <table:table-cell office:value-type="string" calcext:value-type="string">
            <text:p><text:s/>Public access to documents 2011-2013 (A7-0148/2014 - Sophia in 't Veld) </text:p>
          </table:table-cell>
          <table:table-cell office:value-type="string" calcext:value-type="string">
            <text:p>11-03-2014</text:p>
          </table:table-cell>
          <table:table-cell table:formula="of:=DATE(VALUE(MID([.C289]; 7; 4)); VALUE(MID([.C289]; 4; 2)); VALUE(MID([.C289]; 1; 2)))" office:value-type="date" office:date-value="2014-03-11" calcext:value-type="date">
            <text:p>03/11/14</text:p>
          </table:table-cell>
          <table:table-cell office:value-type="string" calcext:value-type="string">
            <text:p>  Dubravka Šuica <text:s/>(PPE), <text:s/>napisan. - Transparentnost je ključna za demokratsku političku uniju građana u kojoj oni mogu u cijelosti sudjelovati u demokratskom postupku. S obzirom da dolazim iz stranke utemeljene na demokršćanskim principima, osjećam kako nije dovoljno napora uloženo u tom smjeru stoga imam negativno mišljenje o predmetnom izvješću. Transparentna uprava radi u korist interesa građana, borbe protiv korupcije i legitimnosti političkog sustava i zakonodavstva Unije. Samo na taj način možemo doći do povjerenja građana i podizanja općeg morala istih u svim relevantnim postupcima. </text:p>
          </table:table-cell>
        </table:table-row>
        <table:table-row table:style-name="ro1">
          <table:table-cell office:value-type="string" calcext:value-type="string">
            <text:p>http://www.europarl.europa.eu/sides/getDoc.do?pubRef=-//EP//TEXT+CRE+20140311+ITEM-010-26+DOC+XML+V0//EN&amp;amp;language=EN&amp;amp;query=INTERV&amp;amp;detail=2-621-000</text:p>
          </table:table-cell>
          <table:table-cell office:value-type="string" calcext:value-type="string">
            <text:p><text:s/>Activities of the Committee on Petitions 2013 (A7-0131/2014 - Jarosław Leszek Wałęsa) </text:p>
          </table:table-cell>
          <table:table-cell office:value-type="string" calcext:value-type="string">
            <text:p>11-03-2014</text:p>
          </table:table-cell>
          <table:table-cell table:formula="of:=DATE(VALUE(MID([.C290]; 7; 4)); VALUE(MID([.C290]; 4; 2)); VALUE(MID([.C290]; 1; 2)))" office:value-type="date" office:date-value="2014-03-11" calcext:value-type="date">
            <text:p>03/11/14</text:p>
          </table:table-cell>
          <table:table-cell office:value-type="string" calcext:value-type="string">
            <text:p>  Dubravka Šuica <text:s/>(PPE), <text:s/>napisan. - Uz provedbu Lisabonskog ugovora, Europska unija je 2009. godine uvela novi mehanizam participacije kroz Europsku građansku inicijativu. Skoro 3.000 peticija bilo je podneseno prošle godine, a ukupno ih je bilo oko 10.000 od 2009. godine. Podržavam ovo Izvješće o ishodu razmatranja Odbora za predstavke tijekom 2013. godine jer je vrlo vjerojatno da će se u budućnosti sve više i više Europljana angažirati kroz peticije za Europski parlament. Stoga moramo poduzeti mjere kako bi se osigurala učinkovita i transparentna obrada peticija. Putem novog PETI web portala koji će se lansirati u nadolazećim mjesecima, građani će imati mogućnost ispuniti i potpisati online peticije. Kroz sortiranje s tim alatom očekujemo da će se smanjiti broj nedopustivih peticija te da će se učinkovitost cijelog sustava poboljšati. Peticije prema Europskom parlamentu se bave raznim temama kao što su građanstvo (pojednostavljenje administrativnih postupaka), utjecaj gospodarske krize, prava osoba s invaliditetom itd. Ovo su sve važne teme koje zaslužuju da se u što kraćem postupku obrade i da se po mogućnosti raspravi o njima na plenarnim sjednicama. Također podržavam inicijativu korištenja novih informacijskih i video sadržaja za buduće susrete PETI odbora koji će donijeti dodatne uštede u organizaciji rasprava.</text:p>
          </table:table-cell>
        </table:table-row>
        <table:table-row table:style-name="ro1">
          <table:table-cell office:value-type="string" calcext:value-type="string">
            <text:p>http://www.europarl.europa.eu/sides/getDoc.do?pubRef=-//EP//TEXT+CRE+20140311+ITEM-010-27+DOC+XML+V0//EN&amp;amp;language=EN&amp;amp;query=INTERV&amp;amp;detail=2-639-000</text:p>
          </table:table-cell>
          <table:table-cell office:value-type="string" calcext:value-type="string">
            <text:p><text:s/>Horticulture (A7-0048/2014 - Anthea McIntyre) </text:p>
          </table:table-cell>
          <table:table-cell office:value-type="string" calcext:value-type="string">
            <text:p>11-03-2014</text:p>
          </table:table-cell>
          <table:table-cell table:formula="of:=DATE(VALUE(MID([.C291]; 7; 4)); VALUE(MID([.C291]; 4; 2)); VALUE(MID([.C291]; 1; 2)))" office:value-type="date" office:date-value="2014-03-11" calcext:value-type="date">
            <text:p>03/11/14</text:p>
          </table:table-cell>
          <table:table-cell office:value-type="string" calcext:value-type="string">
            <text:p>  Dubravka Šuica <text:s/>(PPE), <text:s/>napisan. - Podržavam ovo izvješće budući da postoje mnogi izazovi s kojima se suočava europsko voćarstvo i vinogradarski sektor, od prilagodbe na učinke klimatskih promjena do osiguranja prehrane na globalnoj razini s manjim utjecajem na okoliš. Poljoprivreda se nalazi pred velikim izazovima gdje osim smanjenja obradivih površina i povećanja svjetske populacije koja se ionako bori s nemogućnošću osiguranja poljoprivredno-prehrambenih proizvoda za sve, uzgajivači danas smanjuju profitabilnost i troškove farmi. Hortikultura danas predstavlja 18% od ukupne vrijednosti poljoprivredne proizvodnje u EU i koristi samo 3% obradivog zemljišta. Problemi u poljoprivrednom sektoru dodatno su pogoršani globalnom ekonomskom krizom. U Hrvatskoj poljoprivredni sektor nedovoljno iskorištava raspoložive resurse, puno je malih i rascjepkanih zemljišta na kojima je konkurentna proizvodnja gotovo nemoguća, te mnogi drugi faktori koji ograničavaju učinkovitost proizvodnje. Poseban problem leži u činjenici kako se jestiva i ispravna hrana baca i ne iskorištava zbog banalnog razloga svog nepovoljnog vizualnog izgleda. Smatram da bi Komisija trebala osmisliti mogućnosti za stavljanje na tržište šireg raspona specifikacija kvalitete proizvoda, osiguravajući pritom transparentnost i pravilno funkcioniranje tržišta.</text:p>
          </table:table-cell>
        </table:table-row>
        <table:table-row table:style-name="ro1">
          <table:table-cell office:value-type="string" calcext:value-type="string">
            <text:p>http://www.europarl.europa.eu/sides/getDoc.do?pubRef=-//EP//TEXT+CRE+20140311+ITEM-010-28+DOC+XML+V0//EN&amp;amp;language=EN&amp;amp;query=INTERV&amp;amp;detail=2-667-000</text:p>
          </table:table-cell>
          <table:table-cell office:value-type="string" calcext:value-type="string">
            <text:p><text:s/>Eradication of torture in the world (A7-0100/2014 - Véronique De Keyser) </text:p>
          </table:table-cell>
          <table:table-cell office:value-type="string" calcext:value-type="string">
            <text:p>11-03-2014</text:p>
          </table:table-cell>
          <table:table-cell table:formula="of:=DATE(VALUE(MID([.C292]; 7; 4)); VALUE(MID([.C292]; 4; 2)); VALUE(MID([.C292]; 1; 2)))" office:value-type="date" office:date-value="2014-03-11" calcext:value-type="date">
            <text:p>03/11/14</text:p>
          </table:table-cell>
          <table:table-cell office:value-type="string" calcext:value-type="string">
            <text:p>  Dubravka Šuica <text:s/>(PPE), <text:s/>napisan. - O predmetnom izvješću imam pozitivno mišljenje iz prvenstveno moralnih razloga koji mi kao uvriježeno nameću upravo tako mišljenje. Mučenje je i dalje velik problem u svijetu iako su uloženi značajni napori u eliminaciji takvih postupaka. Naime, važno je skrenuti pozornost na Opću deklaraciju o pravima čovjeka i ostale sporazume o ljudskim pravima i instrumente usvojene na razini UN-a koji moraju poslužiti kao bitni akti kada je riječ o novim oblicima mučenja usmjerenih protiv ranjivih skupina, a posebice djece. </text:p>
          </table:table-cell>
        </table:table-row>
        <table:table-row table:style-name="ro1">
          <table:table-cell office:value-type="string" calcext:value-type="string">
            <text:p>http://www.europarl.europa.eu/sides/getDoc.do?pubRef=-//EP//TEXT+CRE+20140311+ITEM-010-29+DOC+XML+V0//EN&amp;amp;language=EN&amp;amp;query=INTERV&amp;amp;detail=2-683-000</text:p>
          </table:table-cell>
          <table:table-cell office:value-type="string" calcext:value-type="string">
            <text:p><text:s/>Saudi Arabia (A7-0125/2014 - Ana Gomes) </text:p>
          </table:table-cell>
          <table:table-cell office:value-type="string" calcext:value-type="string">
            <text:p>11-03-2014</text:p>
          </table:table-cell>
          <table:table-cell table:formula="of:=DATE(VALUE(MID([.C293]; 7; 4)); VALUE(MID([.C293]; 4; 2)); VALUE(MID([.C293]; 1; 2)))" office:value-type="date" office:date-value="2014-03-11" calcext:value-type="date">
            <text:p>03/11/14</text:p>
          </table:table-cell>
          <table:table-cell office:value-type="string" calcext:value-type="string">
            <text:p>  Dubravka Šuica <text:s/>(PPE), <text:s/>napisan. - O izvješću imam pozitivno mišljenje. Kraljevina Saudijska Arabija i Europska unija dijele zajedničke izazove na globalnoj razini, a među njima se ističu migracije i međunarodni terorizam. Zadnje navedeno je posebice važna tema kao i nasilni ekstremizam, a s istima se mora postupati na posebno oprezan način. KAS radi na regionalnoj stabilnosti, borbi protiv terorizma, stabilnosti globalnih energenata i financijskih tržišta, ali i dalje postoji prostor za podizanje opće razine svijesti o ljudskim pravima. </text:p>
          </table:table-cell>
        </table:table-row>
        <table:table-row table:style-name="ro1">
          <table:table-cell office:value-type="string" calcext:value-type="string">
            <text:p>http://www.europarl.europa.eu/sides/getDoc.do?pubRef=-//EP//TEXT+CRE+20140311+ITEM-015+DOC+XML+V0//EN&amp;amp;language=EN&amp;amp;query=INTERV&amp;amp;detail=2-841-000</text:p>
          </table:table-cell>
          <table:table-cell office:value-type="string" calcext:value-type="string">
            <text:p><text:s/>European Public Prosecutor's Office (debate) </text:p>
          </table:table-cell>
          <table:table-cell office:value-type="string" calcext:value-type="string">
            <text:p>11-03-2014</text:p>
          </table:table-cell>
          <table:table-cell table:formula="of:=DATE(VALUE(MID([.C294]; 7; 4)); VALUE(MID([.C294]; 4; 2)); VALUE(MID([.C294]; 1; 2)))" office:value-type="date" office:date-value="2014-03-11" calcext:value-type="date">
            <text:p>03/11/14</text:p>
          </table:table-cell>
          <table:table-cell office:value-type="string" calcext:value-type="string">
            <text:p>  Dubravka Šuica <text:s/>(PPE). - <text:s/>Gospodine predsjedniče, podržavam da se članak 86. Lisabonskog ugovora stavi u funkciju, odnosno da se ustroji Ured javnog tužitelja. Ured koji će moći prekogranično djelovati i nadam se da će se na taj način postići stvarno zajednički prostor europske pravde, jer smo to dugo željeli. Isto tako podržavam da se objedini, da se uspostavi bolja koordinacija između OLAF-a, Europola i ovog novoosnovanog Ureda javnog tužitelja, jer europski proračun zaista trebamo zaštititi. </text:p>
          </table:table-cell>
        </table:table-row>
        <table:table-row table:style-name="ro1">
          <table:table-cell office:value-type="string" calcext:value-type="string">
            <text:p>http://www.europarl.europa.eu/sides/getDoc.do?pubRef=-//EP//TEXT+CRE+20140312+ITEM-009-01+DOC+XML+V0//EN&amp;amp;language=EN&amp;amp;query=INTERV&amp;amp;detail=3-188-000</text:p>
          </table:table-cell>
          <table:table-cell office:value-type="string" calcext:value-type="string">
            <text:p><text:s/>Pakistan's regional role and political relations with the EU (A7-0117/2014 - Boris Zala) </text:p>
          </table:table-cell>
          <table:table-cell office:value-type="string" calcext:value-type="string">
            <text:p>12-03-2014</text:p>
          </table:table-cell>
          <table:table-cell table:formula="of:=DATE(VALUE(MID([.C295]; 7; 4)); VALUE(MID([.C295]; 4; 2)); VALUE(MID([.C295]; 1; 2)))" office:value-type="date" office:date-value="2014-03-12" calcext:value-type="date">
            <text:p>03/12/14</text:p>
          </table:table-cell>
          <table:table-cell office:value-type="string" calcext:value-type="string">
            <text:p>  Dubravka Šuica <text:s/>(PPE), <text:s/>napisan. - Smatram kako je potrebno pridonositi poboljšanju odnosa između EU-a i Pakistana uz konstantno razvijanje političkog dijaloga. Pozdravljam donošenje petogodišnjeg plana angažmana i početak strateškog dijaloga između EU-a i Pakistana. Napominjem da je EU velik izvozni partner pakistanske robe (22,6 % u 2012.). Stoga trgovinska potpora EU-a Pakistanu treba pomoći u promicanju diverzifikacije i razvoja načina proizvodnje i obrade, pružanju podrške regionalnoj integraciji i tehnološkim transferima, te olakšavanju uspostave ili razvoja kapaciteta domaće produktivnosti kao i smanjenju nejednakosti dohodaka.</text:p>
          </table:table-cell>
        </table:table-row>
        <table:table-row table:style-name="ro1">
          <table:table-cell office:value-type="string" calcext:value-type="string">
            <text:p>http://www.europarl.europa.eu/sides/getDoc.do?pubRef=-//EP//TEXT+CRE+20140312+ITEM-009-02+DOC+XML+V0//EN&amp;amp;language=EN&amp;amp;query=INTERV&amp;amp;detail=3-202-000</text:p>
          </table:table-cell>
          <table:table-cell office:value-type="string" calcext:value-type="string">
            <text:p><text:s/>Anti-missile shield for Europe (A7-0109/2014 - Sampo Terho) </text:p>
          </table:table-cell>
          <table:table-cell office:value-type="string" calcext:value-type="string">
            <text:p>12-03-2014</text:p>
          </table:table-cell>
          <table:table-cell table:formula="of:=DATE(VALUE(MID([.C296]; 7; 4)); VALUE(MID([.C296]; 4; 2)); VALUE(MID([.C296]; 1; 2)))" office:value-type="date" office:date-value="2014-03-12" calcext:value-type="date">
            <text:p>03/12/14</text:p>
          </table:table-cell>
          <table:table-cell office:value-type="string" calcext:value-type="string">
            <text:p>  Dubravka Šuica <text:s/>(PPE), <text:s/>napisan. - NATO čini temelj europske sigurnosti već više desetljeća, te u povijesti nije postojala djelotvornija obrambena organizacija. Međutim, proliferacija nuklearnog oružja djeluje destabilizirajuće na međunarodnom i regionalnom planu te smatram da NATO i njezini europski saveznici moraju biti u stanju djelotvorno odgovoriti. NATO se mora razviti tako da se može suočiti s prijetnjama 21. stoljeća kao što su nuklearni terorizam, oružje za masovno uništenje te proliferacija balističkih projektila. Podržavam ovu rezoluciju jer smatram da će sporna proturaketna obrana osigurati punu pokrivenost i zaštitu za sve države članice EU-a. Isto tako, izbjeći će se situacija u kojoj bi se razina sigurnosti i zaštite na bilo koji način razlikovala među državama članicama. Zbog sveprisutne financijske krize, neodovoljno se sredstava ulaže u održavanje razine obrambene sposobnosti država članica što vodi smanjenju vojnih sposobnosti i industrijskih kapaciteta. Isto tako, plan protubalističke obrane NATO-a nije ni na jedan način usmjeren protiv Rusije. Podržavam činjenicu da bi se djelotvornom suradnjom s Rusijom mogle ostvariti mjere korisnosti za oba sustava, međutim ta se suradnja mora ostvariti na temelju potpune transparentnosti i reciprociteta.</text:p>
          </table:table-cell>
        </table:table-row>
        <table:table-row table:style-name="ro1">
          <table:table-cell office:value-type="string" calcext:value-type="string">
            <text:p>http://www.europarl.europa.eu/sides/getDoc.do?pubRef=-//EP//TEXT+CRE+20140312+ITEM-009-03+DOC+XML+V0//EN&amp;amp;language=EN&amp;amp;query=INTERV&amp;amp;detail=3-216-000</text:p>
          </table:table-cell>
          <table:table-cell office:value-type="string" calcext:value-type="string">
            <text:p><text:s/>European fishing sector and the EU-Thailand free trade agreement (A7-0130/2014 - Gabriel Mato Adrover) </text:p>
          </table:table-cell>
          <table:table-cell office:value-type="string" calcext:value-type="string">
            <text:p>12-03-2014</text:p>
          </table:table-cell>
          <table:table-cell table:formula="of:=DATE(VALUE(MID([.C297]; 7; 4)); VALUE(MID([.C297]; 4; 2)); VALUE(MID([.C297]; 1; 2)))" office:value-type="date" office:date-value="2014-03-12" calcext:value-type="date">
            <text:p>03/12/14</text:p>
          </table:table-cell>
          <table:table-cell office:value-type="string" calcext:value-type="string">
            <text:p>  Dubravka Šuica <text:s/>(PPE), <text:s/>napisan. - U vrijeme kada se europski sektor ribarstva suočava s nizom izazova: rastućim cijenama goriva, nedostatkom ljudske snage i ograničavajućim kvotama smatram ovaj prijedlog pohvalnim. Sporazum o slobodnoj trgovini uvelike koristi gospodarstvu EU-a, te podupire regionalno povezivanje zemalja ASEAN-a. Ujedno, ukazuje na važnosti održivog razvoja, društveno odgovornog poslovanja, poštivanje ljudskih prava, zaštitu okoliša, borbe protiv neprijavljenog ribolova i neregularnog ribolova, sukladnosti sanitarnih i fitosanitarnih standarda. Republika Hrvatska ima dugu tradiciju ribarstva i školjkarstva koja potječe još iz doba Dubrovačke republike, koja je prva, još 1434. godine, donijela propise o načinu ribolova te načinu proizvodnje i trgovini soljenom ribom i školjkama. Također, jedna od najstarijih industrijskih djelatnosti na istočnoj obali Jadrana je prerada ribe. Upravo zbog toga pozdravljam ovakav prijedlog koji osigurava kako gospodarsku korist tako i održivi rast. </text:p>
          </table:table-cell>
        </table:table-row>
        <table:table-row table:style-name="ro1">
          <table:table-cell office:value-type="string" calcext:value-type="string">
            <text:p>http://www.europarl.europa.eu/sides/getDoc.do?pubRef=-//EP//TEXT+CRE+20140312+ITEM-009-04+DOC+XML+V0//EN&amp;amp;language=EN&amp;amp;query=INTERV&amp;amp;detail=3-245-500</text:p>
          </table:table-cell>
          <table:table-cell office:value-type="string" calcext:value-type="string">
            <text:p><text:s/>European gastronomic heritage (A7-0127/2014 - Santiago Fisas Ayxela) </text:p>
          </table:table-cell>
          <table:table-cell office:value-type="string" calcext:value-type="string">
            <text:p>12-03-2014</text:p>
          </table:table-cell>
          <table:table-cell table:formula="of:=DATE(VALUE(MID([.C298]; 7; 4)); VALUE(MID([.C298]; 4; 2)); VALUE(MID([.C298]; 1; 2)))" office:value-type="date" office:date-value="2014-03-12" calcext:value-type="date">
            <text:p>03/12/14</text:p>
          </table:table-cell>
          <table:table-cell office:value-type="string" calcext:value-type="string">
            <text:p>  Dubravka Šuica <text:s/>(PPE), <text:s/>napisan. - Dok se određeni dijelovi svijeta u 21. stoljeću još uvijek bore s problemom gladi te nedostatkom pitke vode, prehrana je u razvijenom svijetu zbog nedostatka znanja srž mnogih zdravstvenih poteškoća. Brzi način života sa sobom donosi loše prehrambene navike koje kasnije uvjetuju niz prehrambenih i psiholoških poremećaja te posljedično velike troškove u zdravstvu. Pozdravljam rezoluciju, jer ukoliko želimo izbjeći izvanredne troškove u zdravstvu i doprinijeti kvaliteti života, neophodno je uvesti poznavanje zdrave prehrane i prehrambenih navika u sustav obrazovanja. Isto tako, podržavam inicijativu o održavanju kvalitete i raznolikosti lokalnih i regionalnih tradicionalnih gastronomskih proizvoda u cilju borbe protiv homogenizacije koja dovodi do osiromašenja europske gastronomske baštine. S obzirom da se Hrvatska ponosi svojim gastronomskim i kulturnim naslijeđem, uvođenje zemljopisnog, povijesnog i kulturnog aspekta gastronomije u sustav obrazovanja doprinijet će održavanju ali i širenju bogatog hrvatskog sociokulturnog nasljeđa. To će doprinijeti i razvoju turizma s obzirom da je spoj gastronomije i turizma od velikog značaja za razvoj turističkog sektora. Hrvatska kao turistička zemlja time potiče i stvaranje novih radnih mjesta u nizu gospodarskih sektora kao što su ugostiteljski, poljoprivredno-prehrambeni te turistički. Gastronomija, također, doprinosi razvoju osjećaja za zaštitu prirode s obzirom da hrana zadržava tradicionalni, izvorni okus bez aditiva i konzervansa.</text:p>
          </table:table-cell>
        </table:table-row>
        <table:table-row table:style-name="ro1">
          <table:table-cell office:value-type="string" calcext:value-type="string">
            <text:p>http://www.europarl.europa.eu/sides/getDoc.do?pubRef=-//EP//TEXT+CRE+20140312+ITEM-009-05+DOC+XML+V0//EN&amp;amp;language=EN&amp;amp;query=INTERV&amp;amp;detail=3-264-000</text:p>
          </table:table-cell>
          <table:table-cell office:value-type="string" calcext:value-type="string">
            <text:p><text:s/>Protection of individuals with regard to the processing of personal data (A7-0402/2013 - Jan Philipp Albrecht) </text:p>
          </table:table-cell>
          <table:table-cell office:value-type="string" calcext:value-type="string">
            <text:p>12-03-2014</text:p>
          </table:table-cell>
          <table:table-cell table:formula="of:=DATE(VALUE(MID([.C299]; 7; 4)); VALUE(MID([.C299]; 4; 2)); VALUE(MID([.C299]; 1; 2)))" office:value-type="date" office:date-value="2014-03-12" calcext:value-type="date">
            <text:p>03/12/14</text:p>
          </table:table-cell>
          <table:table-cell office:value-type="string" calcext:value-type="string">
            <text:p>  Dubravka Šuica <text:s/>(PPE), <text:s/>napisan. - Podržavam ovu uredbu jer kako tehnologija napreduje, tako mora i zakonodavstvo. Ova uredba bi obuhvaćala, s jedne strane, podatke obrađene na internetu, kao za društvene mreže, online shopping i e-bankarstvo, te izvan njega, primjerice bolničke i sveučilišne registre, podatke o klijentima raznih tvrtki, itd. Svrha ove uredbe je da zaštiti pojedince s obzirom na obradu osobnih podataka te slobodno kretanje takvih podataka. Sadašnji zakonski okvir temeljen je na istim idejama i načelima što nije spriječilo fragmentacije u načinu na koji je zaštita osobnih podataka provedena u cijeloj Uniji, pravne nesigurnosti i široko mišljenje javnosti o postojanju značajnih rizika povezanih posebno s online aktivnostima. To je razlog zbog kojeg je vrijeme za gradnju jačeg i koherentnijeg okvira za zaštitu podataka u EU-u koji će potpomoći te omogućiti daljnji razvoj digitalne ekonomije preko unutarnjeg tržišta. Dolazim iz Hrvatske u kojoj financijska kriza još uvijek traje, stoga podržavam razvoj digitalnog tržišta. Provedba ove uredbe imat će pozitivan učinak jer će poboljšati pravnu sigurnost građana koji upravljaju podacima, smanjiti administrativno opterećenje, poboljšati dosljednost provedbe zaštite podataka te učinkoviti nadzor u Uniji, a pojedinci će lakše ostvariti prava na zaštitu osobnih podataka.</text:p>
          </table:table-cell>
        </table:table-row>
        <table:table-row table:style-name="ro1">
          <table:table-cell office:value-type="string" calcext:value-type="string">
            <text:p>http://www.europarl.europa.eu/sides/getDoc.do?pubRef=-//EP//TEXT+CRE+20140312+ITEM-009-06+DOC+XML+V0//EN&amp;amp;language=EN&amp;amp;query=INTERV&amp;amp;detail=3-281-000</text:p>
          </table:table-cell>
          <table:table-cell office:value-type="string" calcext:value-type="string">
            <text:p><text:s/>Protection of the euro against counterfeiting (Pericles 2020) (A7-0152/2014 - Agustín Díaz de Mera García Consuegra) </text:p>
          </table:table-cell>
          <table:table-cell office:value-type="string" calcext:value-type="string">
            <text:p>12-03-2014</text:p>
          </table:table-cell>
          <table:table-cell table:formula="of:=DATE(VALUE(MID([.C300]; 7; 4)); VALUE(MID([.C300]; 4; 2)); VALUE(MID([.C300]; 1; 2)))" office:value-type="date" office:date-value="2014-03-12" calcext:value-type="date">
            <text:p>03/12/14</text:p>
          </table:table-cell>
          <table:table-cell office:value-type="string" calcext:value-type="string">
            <text:p>  Dubravka Šuica <text:s/>(PPE), <text:s/>napisan. - Pozdravljam ovaj hvalevrijedan projekt čiji je cilj podržati mjere zaštite novčanica i kovanica eura, te pomoći nacionalnim i europskim vlastima da razviju međusobnu blisku suradnju i s Europskom komisijom što uključuje države koje nisu članice te međunarodne organizacije. Također, podržavam akcije koje se poduzimaju za ostvarenje navedenih ciljeva. Isto tako smatram da bi se trebali uložiti dodatni napori za zaštitu eura jer kvaliteta krivotvorenog novca raste, a krivotvoritelji kombiniraju tehnike zaštite koje otežavaju prepoznavanje kopija. Prema rezultatima HNB-a, najpopularniji izbor krivotvorene valute u Hrvatskoj je euro; te su krivotvorine u većini slučajeva ocjenjene „dobrom” i „vrlo dobrom” ocjenom.</text:p>
          </table:table-cell>
        </table:table-row>
        <table:table-row table:style-name="ro1">
          <table:table-cell office:value-type="string" calcext:value-type="string">
            <text:p>http://www.europarl.europa.eu/sides/getDoc.do?pubRef=-//EP//TEXT+CRE+20140312+ITEM-009-07+DOC+XML+V0//EN&amp;amp;language=EN&amp;amp;query=INTERV&amp;amp;detail=3-292-875</text:p>
          </table:table-cell>
          <table:table-cell office:value-type="string" calcext:value-type="string">
            <text:p><text:s/>EU-Azerbaijan Agreement on the facilitation of the issuance of visas (A7-0155/2014 - Mariya Gabriel) </text:p>
          </table:table-cell>
          <table:table-cell office:value-type="string" calcext:value-type="string">
            <text:p>12-03-2014</text:p>
          </table:table-cell>
          <table:table-cell table:formula="of:=DATE(VALUE(MID([.C301]; 7; 4)); VALUE(MID([.C301]; 4; 2)); VALUE(MID([.C301]; 1; 2)))" office:value-type="date" office:date-value="2014-03-12" calcext:value-type="date">
            <text:p>03/12/14</text:p>
          </table:table-cell>
          <table:table-cell office:value-type="string" calcext:value-type="string">
            <text:p>  Dubravka Šuica <text:s/>(PPE), <text:s/>napisan. - Pozitivno mišljenje o predmetnom izvješću temeljim na nespornoj činjenici da Azerbajdžan ulaže značajne napore u ispunjenje postavljenih zahtjeva. Naime, važno je da poboljšamo mobilnost između građana Europske unije i Azerbajdžana tako da njegujemo odnose u njihovom temeljnom obliku odnosno na „people-to-people” način. U danom primjeru radi se o izuzetno bitnim elementima potrebnim za razvoj u ekonomskom, socijalnom, kulturnom smislu te na svim drugim relevantnim područjima. Naravno, dugoročno gledano cilj nam mora biti potpuno ukidanje viza za stanovnike Azerbajdžana, ali tome treba pristupati vrlo oprezno zbog velikog problema s ilegalnom imigracijom s kojim se Unija susreće u ovom trenutku. Također, pojednostavljeno izdavanje viza, značajan je korak naprijed koji se može okarakterizirati kao pozitivan signal od strane Europske unije. Stoga očekujem od Azerbajdžana da će i dalje nastaviti djelovati u istom smjeru na već postavljenim zdravim temeljima.</text:p>
          </table:table-cell>
        </table:table-row>
        <table:table-row table:style-name="ro1">
          <table:table-cell office:value-type="string" calcext:value-type="string">
            <text:p>http://www.europarl.europa.eu/sides/getDoc.do?pubRef=-//EP//TEXT+CRE+20140312+ITEM-009-08+DOC+XML+V0//EN&amp;amp;language=EN&amp;amp;query=INTERV&amp;amp;detail=3-298-000</text:p>
          </table:table-cell>
          <table:table-cell office:value-type="string" calcext:value-type="string">
            <text:p><text:s/>EU-Azerbaijan Agreement on the readmission of persons residing without authorisation (A7-0154/2014 - Mariya Gabriel) </text:p>
          </table:table-cell>
          <table:table-cell office:value-type="string" calcext:value-type="string">
            <text:p>12-03-2014</text:p>
          </table:table-cell>
          <table:table-cell table:formula="of:=DATE(VALUE(MID([.C302]; 7; 4)); VALUE(MID([.C302]; 4; 2)); VALUE(MID([.C302]; 1; 2)))" office:value-type="date" office:date-value="2014-03-12" calcext:value-type="date">
            <text:p>03/12/14</text:p>
          </table:table-cell>
          <table:table-cell office:value-type="string" calcext:value-type="string">
            <text:p>  Dubravka Šuica <text:s/>(PPE), <text:s/>napisan. - Pozdravljam predmetni prijedlog kao i ostale aktivnosti koje se tiču Azerbajdžana i uspostavljanja što kvalitetnijih odnosa sa stanovništvom promatrane države. Konkretno, smatram da je vrlo pozitivno što se predlaže uvođenje obaveze kojom bi se pojedincima, koji su se svojom voljom odrekli državljanstva, omogućilo ponovno dobivanje tog državljanstva, a u međuvremenu nisu dobili državljanstvo neke druge države. Naravno, kako bi pravilo bilo još više primjenjivo u stvarnosti, potrebno ga je primjenjivati i na sve članove obitelji. Preduvjet za ponovno izdavanje državljanstva pojedincima mora biti podatak da u trenutku podnošenja zahtjeva imaju valjanu vizu ili boravišnu dozvolu. </text:p>
          </table:table-cell>
        </table:table-row>
        <table:table-row table:style-name="ro1">
          <table:table-cell office:value-type="string" calcext:value-type="string">
            <text:p>http://www.europarl.europa.eu/sides/getDoc.do?pubRef=-//EP//TEXT+CRE+20140312+ITEM-009-09+DOC+XML+V0//EN&amp;amp;language=EN&amp;amp;query=INTERV&amp;amp;detail=3-311-000</text:p>
          </table:table-cell>
          <table:table-cell office:value-type="string" calcext:value-type="string">
            <text:p><text:s/>Humanitarian engagement of armed non-State actors in child protection (A7-0160/2014 - Judith Sargentini) </text:p>
          </table:table-cell>
          <table:table-cell office:value-type="string" calcext:value-type="string">
            <text:p>12-03-2014</text:p>
          </table:table-cell>
          <table:table-cell table:formula="of:=DATE(VALUE(MID([.C303]; 7; 4)); VALUE(MID([.C303]; 4; 2)); VALUE(MID([.C303]; 1; 2)))" office:value-type="date" office:date-value="2014-03-12" calcext:value-type="date">
            <text:p>03/12/14</text:p>
          </table:table-cell>
          <table:table-cell office:value-type="string" calcext:value-type="string">
            <text:p>  Dubravka Šuica <text:s/>(PPE), <text:s/>napisan. - Uzimajući u obzir da svaki oružani sukob ima razarajući učinak na fizički i mentalni razvoj djece, snažno podržavam ovu Uredbu. U svijetu ima više od 250 tisuća djece uključene u oružane sukobe, a istraživanje UNESCO-a pokazuje kako zbog ratova više od 28 milijuna djece ne pohađa škole. Isto tako, tijekom oružanih sukoba olakšano je prelaženje granica između sukobljenih strana što dovodi do povećanja trgovine djecom. Oružane skupine također otimaju djecu te ih prisiljavaju da sudjeluju u sukobu kao djeca vojnici. Kao predstavnica zemlje koja je i ne tako davno bila žrtva razaranja, mogu potvrditi da oružani sukobi ostavljaju dugotrajne posljedice na sigurnost ljudi i održivi razvoj. Međunarodna zajednica ima moralnu odgovornost tražiti da se svi sudionici sukoba obvežu zaštititi civile, a posebice djecu. U Hrvatskoj još uvijek postoje minska polja gdje svaki korak predstavlja potencijalnu opasnost. U sredinama koja su pretrpjela ratna razaranja stanovnici svakodnevno strepe za sigurnost svoje djece.</text:p>
          </table:table-cell>
        </table:table-row>
        <table:table-row table:style-name="ro1">
          <table:table-cell office:value-type="string" calcext:value-type="string">
            <text:p>http://www.europarl.europa.eu/sides/getDoc.do?pubRef=-//EP//TEXT+CRE+20140312+ITEM-009-10+DOC+XML+V0//EN&amp;amp;language=EN&amp;amp;query=INTERV&amp;amp;detail=3-320-000</text:p>
          </table:table-cell>
          <table:table-cell office:value-type="string" calcext:value-type="string">
            <text:p><text:s/>Number of interparliamentary delegations, delegations to joint interparliamentary committees and delegations to parliamentary cooperation committees and multilateral Parliamentary Assemblies (B7-0240/2014) </text:p>
          </table:table-cell>
          <table:table-cell office:value-type="string" calcext:value-type="string">
            <text:p>12-03-2014</text:p>
          </table:table-cell>
          <table:table-cell table:formula="of:=DATE(VALUE(MID([.C304]; 7; 4)); VALUE(MID([.C304]; 4; 2)); VALUE(MID([.C304]; 1; 2)))" office:value-type="date" office:date-value="2014-03-12" calcext:value-type="date">
            <text:p>03/12/14</text:p>
          </table:table-cell>
          <table:table-cell office:value-type="string" calcext:value-type="string">
            <text:p>  Dubravka Šuica <text:s/>(PPE), <text:s/>napisan. - Europski parlament će u namjeri da ojača parlamentarnu demokraciju pomoću neprestanog međuparlamentarnog dijaloga odlučiti o broju izaslanstava i njihovim regionalnim skupinama. Članstvo parlamentarnih odbora osnovanih na temelju Sporazuma o gospodarskom partnerstvu (SGP) sastavljalo bi se isključivo od Odbora za međunarodnu trgovinu i Odbora za razvoj, osiguravajući održavanje vodeće uloge Odbora za međunarodnu trgovinu kao odgovornog odbora, te svoj bi rad trebali aktivno koordinirati sa Zajedničkom parlamentarnom skupštinom AKP-a i EU-a. Članstvo Izaslanstva za odnose s Parlamentarnom skupštinom NATO-a sastavljalo bi se isključivo od Pododbora za sigurnost i obranu. Konferencija predsjednika izaslanstava trebala bi sastaviti nacrt šestomjesečnog kalendara, koji treba usvojiti Konferencija predsjednika nakon savjetovanja s Odborom za vanjske poslove, Odborom za razvoj i Odborom za međunarodnu trgovinu, pri čemu se podrazumijeva, međutim, da Konferencija predsjednika može prilagoditi kalendar političkim događanjima. Također, pojačat će se suradnja i savjetovanje s odborima koji se bave radom izaslanstava organizirajući zajedničke sastanke između tih tijela na svojim uobičajenim mjestima rada. Ova bi odluka trebala stupiti na snagu na prvoj sjednici osmog parlamentarnog saziva.</text:p>
          </table:table-cell>
        </table:table-row>
        <table:table-row table:style-name="ro1">
          <table:table-cell office:value-type="string" calcext:value-type="string">
            <text:p>http://www.europarl.europa.eu/sides/getDoc.do?pubRef=-//EP//TEXT+CRE+20140312+ITEM-009-11+DOC+XML+V0//EN&amp;amp;language=EN&amp;amp;query=INTERV&amp;amp;detail=3-332-000</text:p>
          </table:table-cell>
          <table:table-cell office:value-type="string" calcext:value-type="string">
            <text:p><text:s/>Provision of food information to consumers as regards the definition of 'engineered nanomaterials' (B7-0185/2014) </text:p>
          </table:table-cell>
          <table:table-cell office:value-type="string" calcext:value-type="string">
            <text:p>12-03-2014</text:p>
          </table:table-cell>
          <table:table-cell table:formula="of:=DATE(VALUE(MID([.C305]; 7; 4)); VALUE(MID([.C305]; 4; 2)); VALUE(MID([.C305]; 1; 2)))" office:value-type="date" office:date-value="2014-03-12" calcext:value-type="date">
            <text:p>03/12/14</text:p>
          </table:table-cell>
          <table:table-cell office:value-type="string" calcext:value-type="string">
            <text:p>  Dubravka Šuica <text:s/>(PPE), <text:s/>napisan. - Smatram da je opravdano uložen prigovor na delegiranu Uredbu Komisije od 12. prosinca 2013. (EU) br. 1169/2011 Europskog parlamenta i Vijeća o informiranju potrošača o hrani u pogledu definicije „proizvedenih nanomaterijala”. Znamo da Uredba o informiranju potrošača o hrani jasno govori da svi sastojci u hrani koji su prisutni u obliku proizvedenih nanomaterijala moraju biti jasno naznačeni na popisu sastojaka upravo radi informiranosti potrošača. No, činjenica je kako Uredba daje Komisiji ovlaštenje da uskladi i prilagodi definiciju „proizvedenih nanomaterijala”. Isto tako, istaknula bih činjenicu da većina hrane lošije kvalitete proizvodnje završi na policama država koje su posljednje pristupile Uniji, među koje se ubraja i Hrvatska. Pozdravljam prijedlog rezolucije jer također smatram da delegirana Uredba Komisije nije sukladna cilju i sadržaju temeljnog akta, te nadilazi ovlasti dodijeljene Komisiji u okviru temeljnog akta.</text:p>
          </table:table-cell>
        </table:table-row>
        <table:table-row table:style-name="ro1">
          <table:table-cell office:value-type="string" calcext:value-type="string">
            <text:p>http://www.europarl.europa.eu/sides/getDoc.do?pubRef=-//EP//TEXT+CRE+20140312+ITEM-009-12+DOC+XML+V0//EN&amp;amp;language=EN&amp;amp;query=INTERV&amp;amp;detail=3-336-000</text:p>
          </table:table-cell>
          <table:table-cell office:value-type="string" calcext:value-type="string">
            <text:p><text:s/>Processing of personal data for the purposes of crime prevention (A7-0403/2013 - Dimitrios Droutsas) </text:p>
          </table:table-cell>
          <table:table-cell office:value-type="string" calcext:value-type="string">
            <text:p>12-03-2014</text:p>
          </table:table-cell>
          <table:table-cell table:formula="of:=DATE(VALUE(MID([.C306]; 7; 4)); VALUE(MID([.C306]; 4; 2)); VALUE(MID([.C306]; 1; 2)))" office:value-type="date" office:date-value="2014-03-12" calcext:value-type="date">
            <text:p>03/12/14</text:p>
          </table:table-cell>
          <table:table-cell office:value-type="string" calcext:value-type="string">
            <text:p>  Dubravka Šuica <text:s/>(PPE), <text:s/>napisan. - Ovo izvješće je povezano s izvješćem o zaštiti pojedinaca u pogledu obrade osobnih podataka i o slobodnom kretanju takvih podataka. Direktiva bi zamijenila i proširila opseg prekogranične obrade podataka u suradnji policije i pravosuđa te trebala zaštititi domaće i prekogranične transfere podataka. Međutim, ne podržavam nacrt direktive u ovom obliku jer se nije uspjela pronaći razumna ravnoteža između prava na privatnosti i aktivnosti vezane za provedbu zakona. Prema mišljenju stručnjaka iz policijske zajednice, kompromisi izvjestitelja g. Droutsasa nisu ni provedivi ni održivi. Kritične točke su dijeljenje podataka s trećim stranama, prava osumnjičenog, neke definicije i birokracija vezana uz ovu direktivu. Iako ograničenja prate ove odredbe, moramo spriječiti online tvrtke da potiho prikupljaju osobne podatke te da ih prodaju najboljem ponuđaču. Većina tvrtki navodi „legitimne interese” kao valjan razlog da se dođe do više podataka nego što je potrebno ali moramo biti oprezni da „legitimni interesi” ne postanu izlika za kršenje prava na zaštitu osobnih podataka. U svakom slučaju podržavam bolju regulaciju zaštite osobnih podataka, ali smatram da su prije usvajanja direktive potrebne brojne rasprave.</text:p>
          </table:table-cell>
        </table:table-row>
        <table:table-row table:style-name="ro1">
          <table:table-cell office:value-type="string" calcext:value-type="string">
            <text:p>http://www.europarl.europa.eu/sides/getDoc.do?pubRef=-//EP//TEXT+CRE+20140312+ITEM-009-12+DOC+XML+V0//EN&amp;amp;language=EN&amp;amp;query=INTERV&amp;amp;detail=3-348-000</text:p>
          </table:table-cell>
          <table:table-cell office:value-type="string" calcext:value-type="string">
            <text:p><text:s/>Processing of personal data for the purposes of crime prevention (A7-0403/2013 - Dimitrios Droutsas) </text:p>
          </table:table-cell>
          <table:table-cell office:value-type="string" calcext:value-type="string">
            <text:p>12-03-2014</text:p>
          </table:table-cell>
          <table:table-cell table:formula="of:=DATE(VALUE(MID([.C307]; 7; 4)); VALUE(MID([.C307]; 4; 2)); VALUE(MID([.C307]; 1; 2)))" office:value-type="date" office:date-value="2014-03-12" calcext:value-type="date">
            <text:p>03/12/14</text:p>
          </table:table-cell>
          <table:table-cell office:value-type="string" calcext:value-type="string">
            <text:p>  Dubravka Šuica <text:s/>(PPE), <text:s/>napisan. - Ovo izvješće je povezano s izvješćem o zaštiti pojedinaca u pogledu obrade osobnih podataka i o slobodnom kretanju takvih podataka. Direktiva bi zamijenila i proširila opseg prekogranične obrade podataka u suradnji policije i pravosuđa te trebala zaštititi domaće i prekogranične transfere podataka. Međutim, ne podržavam nacrt direktive u ovom obliku jer se nije uspjela pronaći razumna ravnoteža između prava na privatnosti i aktivnosti vezane za provedbu zakona. Prema mišljenju stručnjaka iz policijske zajednice, kompromisi izvjestitelja g. Droutsasa nisu ni provedivi ni održivi. Kritične točke su dijeljenje podataka s trećim stranama, prava osumnjičenog, neke definicije i birokracija vezana uz ovu direktivu. Iako ograničenja prate ove odredbe, moramo spriječiti online tvrtke da potiho prikupljaju osobne podatke te da ih prodaju najboljem ponuđaču. Većina tvrtki navodi „legitimne interese” kao valjan razlog da se dođe do više podataka nego što je potrebno ali moramo biti oprezni da „legitimni interesi” ne postanu izlika za kršenje prava na zaštitu osobnih podataka. U svakom slučaju podržavam bolju regulaciju zaštite osobnih podataka, ali smatram da su prije usvajanja direktive potrebne brojne rasprave.</text:p>
          </table:table-cell>
        </table:table-row>
        <table:table-row table:style-name="ro1">
          <table:table-cell office:value-type="string" calcext:value-type="string">
            <text:p>http://www.europarl.europa.eu/sides/getDoc.do?pubRef=-//EP//TEXT+CRE+20140312+ITEM-009-13+DOC+XML+V0//EN&amp;amp;language=EN&amp;amp;query=INTERV&amp;amp;detail=3-353-000</text:p>
          </table:table-cell>
          <table:table-cell office:value-type="string" calcext:value-type="string">
            <text:p><text:s/>Implementation of the Single European Sky (A7-0095/2014 - Marian-Jean Marinescu) </text:p>
          </table:table-cell>
          <table:table-cell office:value-type="string" calcext:value-type="string">
            <text:p>12-03-2014</text:p>
          </table:table-cell>
          <table:table-cell table:formula="of:=DATE(VALUE(MID([.C308]; 7; 4)); VALUE(MID([.C308]; 4; 2)); VALUE(MID([.C308]; 1; 2)))" office:value-type="date" office:date-value="2014-03-12" calcext:value-type="date">
            <text:p>03/12/14</text:p>
          </table:table-cell>
          <table:table-cell office:value-type="string" calcext:value-type="string">
            <text:p>  Dubravka Šuica <text:s/>(PPE). - <text:s/>Gospodine predsjedniče, podržavam ovaj prijedlog o provedbi Jedinstvenog neba koji ima za cilj ubrzavanje provedbi reformi i usluga u zračnoj plovidbi, dok istodobno ostaje vjeran izvornim ciljevima i načelima. Kako mu je svrha unaprijeđenje upravljanja zračnim prometom i sustavima zračne plovidbe kroz bolju integraciju europskog zračnog prostora, očekivane koristi od jedinstvenog europskog neba su ogromne. </text:p>
          </table:table-cell>
        </table:table-row>
        <table:table-row table:style-name="ro1">
          <table:table-cell office:value-type="string" calcext:value-type="string">
            <text:p>http://www.europarl.europa.eu/sides/getDoc.do?pubRef=-//EP//TEXT+CRE+20140312+ITEM-009-14+DOC+XML+V0//EN&amp;amp;language=EN&amp;amp;query=INTERV&amp;amp;detail=3-377-000</text:p>
          </table:table-cell>
          <table:table-cell office:value-type="string" calcext:value-type="string">
            <text:p><text:s/>Aerodromes, air traffic management and air navigation services (A7-0098/2014 - David-Maria Sassoli) </text:p>
          </table:table-cell>
          <table:table-cell office:value-type="string" calcext:value-type="string">
            <text:p>12-03-2014</text:p>
          </table:table-cell>
          <table:table-cell table:formula="of:=DATE(VALUE(MID([.C309]; 7; 4)); VALUE(MID([.C309]; 4; 2)); VALUE(MID([.C309]; 1; 2)))" office:value-type="date" office:date-value="2014-03-12" calcext:value-type="date">
            <text:p>03/12/14</text:p>
          </table:table-cell>
          <table:table-cell office:value-type="string" calcext:value-type="string">
            <text:p>  Dubravka Šuica <text:s/>(PPE). - <text:s/>Gospodine predsjedniče, ovom se uredbom osigurava napredak u brojnim pitanjima koja se odnose na osnivanje agencije, izbor sjedišta, upravljanje, rad i korištenje resursa i kontrolnih mehanizama, te je kao takvu podržavam i podržala sam je glasovanjem. </text:p>
          </table:table-cell>
        </table:table-row>
        <table:table-row table:style-name="ro1">
          <table:table-cell office:value-type="string" calcext:value-type="string">
            <text:p>http://www.europarl.europa.eu/sides/getDoc.do?pubRef=-//EP//TEXT+CRE+20140312+ITEM-009-15+DOC+XML+V0//EN&amp;amp;language=EN&amp;amp;query=INTERV&amp;amp;detail=3-396-000</text:p>
          </table:table-cell>
          <table:table-cell office:value-type="string" calcext:value-type="string">
            <text:p><text:s/>Package travel and assisted travel arrangements (A7-0124/2014 - Hans-Peter Mayer) </text:p>
          </table:table-cell>
          <table:table-cell office:value-type="string" calcext:value-type="string">
            <text:p>12-03-2014</text:p>
          </table:table-cell>
          <table:table-cell table:formula="of:=DATE(VALUE(MID([.C310]; 7; 4)); VALUE(MID([.C310]; 4; 2)); VALUE(MID([.C310]; 1; 2)))" office:value-type="date" office:date-value="2014-03-12" calcext:value-type="date">
            <text:p>03/12/14</text:p>
          </table:table-cell>
          <table:table-cell office:value-type="string" calcext:value-type="string">
            <text:p>  Dubravka Šuica <text:s/>(PPE). - <text:s/>Gospodine predsjedniče, direktiva je potrebna, jer zakonodavstvo mora pratiti tehnologiju. Odredbe direktive primjenjivat će se na kupnju putovanja preko interneta i predložena direktiva propisuje kazne i pojašnjava opseg zaštite putnika prilikom kupovine usluga putovanja dovodeći u okvir svog djelokruga različite oblike online paketa i drugih proizvoda te putničkih aranžmana. </text:p>
          </table:table-cell>
        </table:table-row>
        <table:table-row table:style-name="ro1">
          <table:table-cell office:value-type="string" calcext:value-type="string">
            <text:p>http://www.europarl.europa.eu/sides/getDoc.do?pubRef=-//EP//TEXT+CRE+20140312+ITEM-009-16+DOC+XML+V0//EN&amp;amp;language=EN&amp;amp;query=INTERV&amp;amp;detail=3-428-000</text:p>
          </table:table-cell>
          <table:table-cell office:value-type="string" calcext:value-type="string">
            <text:p><text:s/>Fluorinated greenhouse gases (A7-0240/2013 - Bas Eickhout) </text:p>
          </table:table-cell>
          <table:table-cell office:value-type="string" calcext:value-type="string">
            <text:p>12-03-2014</text:p>
          </table:table-cell>
          <table:table-cell table:formula="of:=DATE(VALUE(MID([.C311]; 7; 4)); VALUE(MID([.C311]; 4; 2)); VALUE(MID([.C311]; 1; 2)))" office:value-type="date" office:date-value="2014-03-12" calcext:value-type="date">
            <text:p>03/12/14</text:p>
          </table:table-cell>
          <table:table-cell office:value-type="string" calcext:value-type="string">
            <text:p>  Dubravka Šuica <text:s/>(PPE). - <text:s/>Gospodine predsjedniče, kao članica Odbora za okoliš, javno zdravlje i sigurnost hrane podržavam ovu uredbu, jer mislim da trebamo sada i odmah razmišljati o kvaliteti života budućih generacija i o ravnoteži između razvoja industrije i zaštite okoliša. </text:p>
          </table:table-cell>
        </table:table-row>
        <table:table-row table:style-name="ro1">
          <table:table-cell office:value-type="string" calcext:value-type="string">
            <text:p>http://www.europarl.europa.eu/sides/getDoc.do?pubRef=-//EP//TEXT+CRE+20140312+ITEM-009-17+DOC+XML+V0//EN&amp;amp;language=EN&amp;amp;query=INTERV&amp;amp;detail=3-447-000</text:p>
          </table:table-cell>
          <table:table-cell office:value-type="string" calcext:value-type="string">
            <text:p><text:s/>Freedom of movement for workers (A7-0386/2013 - Edit Bauer) </text:p>
          </table:table-cell>
          <table:table-cell office:value-type="string" calcext:value-type="string">
            <text:p>12-03-2014</text:p>
          </table:table-cell>
          <table:table-cell table:formula="of:=DATE(VALUE(MID([.C312]; 7; 4)); VALUE(MID([.C312]; 4; 2)); VALUE(MID([.C312]; 1; 2)))" office:value-type="date" office:date-value="2014-03-12" calcext:value-type="date">
            <text:p>03/12/14</text:p>
          </table:table-cell>
          <table:table-cell office:value-type="string" calcext:value-type="string">
            <text:p>  Dubravka Šuica <text:s/>(PPE). - <text:s/>Gospodine predsjedniče, podržala sam danas ovu direktivu ne zato što bih željela da mladi napuštaju Hrvatsku i da odlaze u zemlje Europske unije, jer to je u prošlosti bilo loše kad su Hrvati morali napuštati Hrvatsku, što iz gospodarskih, što iz političkih razloga. </text:p>
          </table:table-cell>
        </table:table-row>
        <table:table-row table:style-name="ro1">
          <table:table-cell office:value-type="string" calcext:value-type="string">
            <text:p>http://www.europarl.europa.eu/sides/getDoc.do?pubRef=-//EP//TEXT+CRE+20140312+ITEM-009-18+DOC+XML+V0//EN&amp;amp;language=EN&amp;amp;query=INTERV&amp;amp;detail=3-483-000</text:p>
          </table:table-cell>
          <table:table-cell office:value-type="string" calcext:value-type="string">
            <text:p><text:s/>Assessment of the effects of certain public and private projects on the environment (A7-0277/2013 - Andrea Zanoni) </text:p>
          </table:table-cell>
          <table:table-cell office:value-type="string" calcext:value-type="string">
            <text:p>12-03-2014</text:p>
          </table:table-cell>
          <table:table-cell table:formula="of:=DATE(VALUE(MID([.C313]; 7; 4)); VALUE(MID([.C313]; 4; 2)); VALUE(MID([.C313]; 1; 2)))" office:value-type="date" office:date-value="2014-03-12" calcext:value-type="date">
            <text:p>03/12/14</text:p>
          </table:table-cell>
          <table:table-cell office:value-type="string" calcext:value-type="string">
            <text:p>  Dubravka Šuica <text:s/>(PPE). - <text:s/>Gospodine predsjedniče, ova tema me posebno interesira kao članicu Odbora za okoliš, ali i kao zastupnicu iz najmlađe članice Unije karakterizirane razvedenom obalom u kombinaciji s prirodnim bogatstvima, koji našu zemlju čine privlačnim odredištem za ljude različitih interesa. Posebno sam osjetljiva na sve potencijalne negativne utjecaje proizašle iz projekata, jer upravo prirodna bogatstva Hrvatske mogu i moraju biti pokretač budućega gospodarskoga razvoja. </text:p>
          </table:table-cell>
        </table:table-row>
        <table:table-row table:style-name="ro1">
          <table:table-cell office:value-type="string" calcext:value-type="string">
            <text:p>http://www.europarl.europa.eu/sides/getDoc.do?pubRef=-//EP//TEXT+CRE+20140312+ITEM-009-19+DOC+XML+V0//EN&amp;amp;language=EN&amp;amp;query=INTERV&amp;amp;detail=3-504-000</text:p>
          </table:table-cell>
          <table:table-cell office:value-type="string" calcext:value-type="string">
            <text:p><text:s/>Statistics relating to external trade with non-member countries (delegated and implementing powers) (A7-0042/2014 - Vital Moreira) </text:p>
          </table:table-cell>
          <table:table-cell office:value-type="string" calcext:value-type="string">
            <text:p>12-03-2014</text:p>
          </table:table-cell>
          <table:table-cell table:formula="of:=DATE(VALUE(MID([.C314]; 7; 4)); VALUE(MID([.C314]; 4; 2)); VALUE(MID([.C314]; 1; 2)))" office:value-type="date" office:date-value="2014-03-12" calcext:value-type="date">
            <text:p>03/12/14</text:p>
          </table:table-cell>
          <table:table-cell office:value-type="string" calcext:value-type="string">
            <text:p>  Dubravka Šuica <text:s/>(PPE), <text:s/>napisan. - O predmetnom izvješću imam negativno mišljenje. Smatram da EU teži razvijanju odnosa s državama nečlanicama ne samo kroz vanjsku trgovinu već i kroz brojne druge kanale kao što su zaštita okoliša, razna znanstvena istraživanja, borba protiv ilegalnih droga i slično, ali u svaku od netom navedenih aktivnosti može i mora biti uloženo više truda. Isto tako, EU vodi brojne programe za pomoć državama nečlanicama na području Balkana, Bliskog Istoka, Sredozemlja i Kavkaza kako bi što više osnažili demokratski sustav, gospodarstvo i tržišnu ekonomiju te je jasno da i na tom području postoji puno prostora za napredak. EU i dalje predstavlja najznačajnije tržište za hrvatske proizvode, s udjelom od skoro 60 % u ukupnom izvozu. Međutim, zemlje CEFTA-e također imaju veliko značenje za hrvatski izvoz, Hrvatska je u te zemlje izvezla robu u ukupnoj vrijednosti od 15,4 milijarde eura, a među njima se najviše ističe susjedna Bosna i Hercegovina u koju smo ukupno izvezli robu u vrijednosti od 1,374 milijarde eura što predstavlja skoro 19 % ukupnog bosanskohercegovačkog uvoza u 2013. godini. Zaključno, postoji još prostora za značajni napredak stoga moramo djelovati u tom smjeru.</text:p>
          </table:table-cell>
        </table:table-row>
        <table:table-row table:style-name="ro1">
          <table:table-cell office:value-type="string" calcext:value-type="string">
            <text:p>http://www.europarl.europa.eu/sides/getDoc.do?pubRef=-//EP//TEXT+CRE+20140312+ITEM-009-20+DOC+XML+V0//EN&amp;amp;language=EN&amp;amp;query=INTERV&amp;amp;detail=3-517-000</text:p>
          </table:table-cell>
          <table:table-cell office:value-type="string" calcext:value-type="string">
            <text:p><text:s/>Copernicus programme (A7-0027/2014 - Vittorio Prodi) </text:p>
          </table:table-cell>
          <table:table-cell office:value-type="string" calcext:value-type="string">
            <text:p>12-03-2014</text:p>
          </table:table-cell>
          <table:table-cell table:formula="of:=DATE(VALUE(MID([.C315]; 7; 4)); VALUE(MID([.C315]; 4; 2)); VALUE(MID([.C315]; 1; 2)))" office:value-type="date" office:date-value="2014-03-12" calcext:value-type="date">
            <text:p>03/12/14</text:p>
          </table:table-cell>
          <table:table-cell office:value-type="string" calcext:value-type="string">
            <text:p>  Dubravka Šuica <text:s/>(PPE), <text:s/>napisan. - Prirodne katastrofe postaju sve češće kako u razvijenim, tako i u nerazvijenim zemljama, a samo u 2013. godini odnijele su desetine tisuća života i milijune ljudi ostavile bez domova. Osim što uništavaju ljudske živote uništavaju i infrastrukturu, ali i državne proračune. Isto tako, smatram da dugoročno predstavljaju prijetnju međunarodnom miru i sigurnosti. U zadnje vrijeme svjedočimo sve većem broju prirodnih katastrofa na području Hrvatske: brojne poledice, udari bure i poplave nanose materijalnu štetu građanima i uništavaju naše gospodarstvo. U zadnjem takvom slučaju, u Gorskom kotaru, šteta od jakog leda i snijega na elektroopskrbnom sustavu procjenjuje se na minimalno 50 milijuna kuna. Program Kopernik, otprije poznat kao GMES (Globalni nadzor za zaštitu okoliša i sigurnost) omogućava praćenje stanja okoliša na kopnu, moru i u atmosferi te ga snažno podržavam. Program pruža informacije o klimatskim promjenama te time povećava sigurnost cjelokupnog čovječanstva. Pokretanje i poslovanje niza satelita ključno je za praćenje i razumijevanje dinamike kretanja našeg planeta, omogućuje znatan napredak u poboljšanju sigurnosti na moru te pravovremeno pružanje podrške u hitnim i kriznim situacijama. Program pospješuje rad povezanih sektora poput turizma, poljoprivrede, lokalnog i regionalnog planiranja, zdravstva, transporta i mnogih drugih.</text:p>
          </table:table-cell>
        </table:table-row>
        <table:table-row table:style-name="ro1">
          <table:table-cell office:value-type="string" calcext:value-type="string">
            <text:p>http://www.europarl.europa.eu/sides/getDoc.do?pubRef=-//EP//TEXT+CRE+20140312+ITEM-009-21+DOC+XML+V0//EN&amp;amp;language=EN&amp;amp;query=INTERV&amp;amp;detail=3-528-000</text:p>
          </table:table-cell>
          <table:table-cell office:value-type="string" calcext:value-type="string">
            <text:p><text:s/>European GNSS Agency (A7-0364/2013 - Amalia Sartori) </text:p>
          </table:table-cell>
          <table:table-cell office:value-type="string" calcext:value-type="string">
            <text:p>12-03-2014</text:p>
          </table:table-cell>
          <table:table-cell table:formula="of:=DATE(VALUE(MID([.C316]; 7; 4)); VALUE(MID([.C316]; 4; 2)); VALUE(MID([.C316]; 1; 2)))" office:value-type="date" office:date-value="2014-03-12" calcext:value-type="date">
            <text:p>03/12/14</text:p>
          </table:table-cell>
          <table:table-cell office:value-type="string" calcext:value-type="string">
            <text:p>  Dubravka Šuica <text:s/>(PPE), <text:s/>napisan. - Europska agencija za globalni navigacijski sustav (GNSS) upravlja nizom operacija na području europskog satelitskog pozicioniranja i navigacijskih programa. Zahvaljujući svojoj stručnosti i znanju, državama članicama stvara mogućnost korištenja svih pogodnosti sustava Galileo i EGNOS-a. Smatram da ti sustavi znatno pridonose gospodarskom rastu te otvaraju nova radna mjesta koja su nam danas u Hrvatskoj najpotrebnija te stoga podržavam ovu uredbu. U današnje vrijeme navigacijske usluge postaju naša svakodnevnica i izrazito su važne za europski promet i industriju. Isto tako, satelitski sustavi uvelike pridonose razvoju sektora poput poljoprivrede, prometa, telekomunikacija, zaštite okoliša, ribarstva i mnogih drugih. Agencija uz pomoć Europske komisije radi na mnogim aktivnostima koje pomažu poduzetnicima (posebice malim i srednjim poduzećima, poduzetničkim inkubatorima i sličnim projektima) da se informiraju i što bolje iskoriste prednosti sustava Galileo i EGNOS. Smatram da upravo poduzetnički inkubatori stvaraju pozitivnu poduzetničku klimu medu mladima u Hrvatskoj jer se njima razvijaju poslovne ideje, povećavaju kompetentnost i konkurentnost te omogućava samozapošljavanje mladih.</text:p>
          </table:table-cell>
        </table:table-row>
        <table:table-row table:style-name="ro1">
          <table:table-cell office:value-type="string" calcext:value-type="string">
            <text:p>http://www.europarl.europa.eu/sides/getDoc.do?pubRef=-//EP//TEXT+CRE+20140312+ITEM-009-22+DOC+XML+V0//EN&amp;amp;language=EN&amp;amp;query=INTERV&amp;amp;detail=3-549-000</text:p>
          </table:table-cell>
          <table:table-cell office:value-type="string" calcext:value-type="string">
            <text:p><text:s/>Priorities for EU relations with the Eastern partnership countries (A7-0157/2014 - Paweł Robert Kowal) </text:p>
          </table:table-cell>
          <table:table-cell office:value-type="string" calcext:value-type="string">
            <text:p>12-03-2014</text:p>
          </table:table-cell>
          <table:table-cell table:formula="of:=DATE(VALUE(MID([.C317]; 7; 4)); VALUE(MID([.C317]; 4; 2)); VALUE(MID([.C317]; 1; 2)))" office:value-type="date" office:date-value="2014-03-12" calcext:value-type="date">
            <text:p>03/12/14</text:p>
          </table:table-cell>
          <table:table-cell office:value-type="string" calcext:value-type="string">
            <text:p>  Dubravka Šuica <text:s/>(PPE), <text:s/>napisan. - Pohvaljujem ovaj prijedlog, te ga ujedno <text:s/>podržavam. Ovim dokumentom potiče se hrabar politički pristup razvoja Istočnog partnerstva, te se otvara put za nove ideje. Dakle, Europski parlament treba predstaviti ambiciozni prijedlog koji pokazuje našu otvorenost i predanost razvoju europskog projekta. U vrijeme pokretanja inicijative Istočnog partnerstva nije se radilo o inicijativi proširenja EU-a na Armeniju, Gruziju, Moldaviju i druge zemlje Istočnog partnerstva, već o uspostavljanju posebnog odnosa EU-a na njezinoj istočnoj granici. Na mnogim područjima postignut je značajan napredak, ali na nekima je stagnacija očita. Pozdravljam sve rezolucije Europskog parlamenta koje se odnose na zemlje Istočnog partnerstva, no događaji u Ukrajini ali i u nekim drugim zemljama partnerstva, jasan su znak da su neke države napravile veliki korak prema EU-u, a druge ne. Isto tako, važno je naglasiti jake unutarnje podjele s građanima koji se ne slažu s europskom orijentacijom svoje zemlje. Ujedno, potrebno se zapitati kako održavati partnerski odnos koji podrazumijeva jaku gospodarsku suradnju dok su na drugoj strani podijeljeno društvo i snažan utjecaj Ruske federacije.</text:p>
          </table:table-cell>
        </table:table-row>
        <table:table-row table:style-name="ro1">
          <table:table-cell office:value-type="string" calcext:value-type="string">
            <text:p>http://www.europarl.europa.eu/sides/getDoc.do?pubRef=-//EP//TEXT+CRE+20140312+ITEM-009-23+DOC+XML+V0//EN&amp;amp;language=EN&amp;amp;query=INTERV&amp;amp;detail=3-570-000</text:p>
          </table:table-cell>
          <table:table-cell office:value-type="string" calcext:value-type="string">
            <text:p><text:s/>US NSA surveillance programme, surveillance bodies in various Member States and impact on EU citizens' fundamental rights (A7-0139/2014 - Claude Moraes) </text:p>
          </table:table-cell>
          <table:table-cell office:value-type="string" calcext:value-type="string">
            <text:p>12-03-2014</text:p>
          </table:table-cell>
          <table:table-cell table:formula="of:=DATE(VALUE(MID([.C318]; 7; 4)); VALUE(MID([.C318]; 4; 2)); VALUE(MID([.C318]; 1; 2)))" office:value-type="date" office:date-value="2014-03-12" calcext:value-type="date">
            <text:p>03/12/14</text:p>
          </table:table-cell>
          <table:table-cell office:value-type="string" calcext:value-type="string">
            <text:p>  Dubravka Šuica <text:s/>(PPE), <text:s/>napisan. - Podržavam prijedlog rezolucije o programu nadzora Agencije za nacionalnu sigurnost SAD-a. Sve veći fokus na sigurnosti u kombinaciji s razvojem tehnologije omogućio je državama članicama da znaju o građanima više nego ikad prije. S novim mogućnostima prikupljanja podataka o sadržaju komunikacija i praćenja elektroničkih aktivnosti građana, posebice njihovo korištenje pametnih telefona i tablet računala, obavještajne službe su de facto u mogućnosti znati gotovo sve o osobi. To je pridonijelo temeljnom pomaku u radu i praksi obavještajnih agencija, od tradicionalnog koncepta ciljanog nadziranja kao nužnoj protuterorističkoj mjeri, prema sustavima masovnog nadzora. Međutim, ovaj proces povećanog masovnog nadzora nije bio predmet prethodne javne rasprave ili demokratskog odlučivanja. Rasprava je potrebna i ima svoje mjesto u demokratskom društvu budući da su zaštita podataka i privatnost temeljna prava. Sigurnosne mjere, uključujući one protiv terorizma, moraju se provoditi kroz vladavinu prava te moraju biti predmet obveza povezanih s temeljnim pravima, uključujući one koje se odnose na privatnost i zaštitu podataka. Podržavam ovaj prijedlog i još jednom podsjećam da treba uspostaviti ravnotežu između sigurnosnih mjera i zaštite građanskih sloboda i temeljnih prava uz osiguravanje potpunog poštovanja privatnosti i zaštite podataka.</text:p>
          </table:table-cell>
        </table:table-row>
        <table:table-row table:style-name="ro1">
          <table:table-cell office:value-type="string" calcext:value-type="string">
            <text:p>http://www.europarl.europa.eu/sides/getDoc.do?pubRef=-//EP//TEXT+CRE+20140312+ITEM-009-24+DOC+XML+V0//EN&amp;amp;language=EN&amp;amp;query=INTERV&amp;amp;detail=3-583-000</text:p>
          </table:table-cell>
          <table:table-cell office:value-type="string" calcext:value-type="string">
            <text:p><text:s/>Evaluation of justice in relation to criminal justice and the rule of law (A7-0122/2014 - Kinga Göncz) </text:p>
          </table:table-cell>
          <table:table-cell office:value-type="string" calcext:value-type="string">
            <text:p>12-03-2014</text:p>
          </table:table-cell>
          <table:table-cell table:formula="of:=DATE(VALUE(MID([.C319]; 7; 4)); VALUE(MID([.C319]; 4; 2)); VALUE(MID([.C319]; 1; 2)))" office:value-type="date" office:date-value="2014-03-12" calcext:value-type="date">
            <text:p>03/12/14</text:p>
          </table:table-cell>
          <table:table-cell office:value-type="string" calcext:value-type="string">
            <text:p>  Dubravka Šuica <text:s/>(PPE), <text:s/>napisan. - Od izuzetne važnosti je saznanje kako je neophodno da Komisija i Europski parlament u potpunosti poštuju granice nadležnosti Europske unije u području kaznenog prava što bi, u konačnici, podrazumijevalo provođenje bilo koje od budućih aktivnosti isključivo u skladu s Ugovorima i po savjetovanju s članicama. Analizirajući stanje u pravosuđu, prikupljanje statističkih podataka kao pokazatelja služi isključivo u vidu razvitka nacionalnih pravosudnih sustava. Naravno, različitosti između članica uvjetuju parametre čijom se usporedbom ne može doći do statistički mjerljivih podataka, stoga im treba pristupati s posebnom pozornošću. Velika važnost leži i u aktivnostima Europskog suda za ljudska prava. Naime, kao primarno tijelo koje je odgovorno za odluke o temeljnim pravima i vladavini prava, Sud ima zadatak osigurati okvir za zaštitu prava pojedinaca. Svoje pozitivno mišljenje, u konačnici, temeljim i na poimanju vladavine prava kao širokog koncepta koji zahtijeva djelovanje javnih tijela u skladu s pravnim okvirom utvrđenim nacionalnim ustavima te zakonima i propisima koji iz njih proizlaze, a koja ne smiju biti ograničena na pitanje kaznenog prava. Ocijenjivajući kaznenopravne sustave nije dopušteno donositi opće zaključke o poštovanju načela vladavine prava, a kao zaključak nameće se saznanje da honoriranje kaznenog pravosuđa ne treba biti povezano s mogućim novim mehanizmom vladavine prava.</text:p>
          </table:table-cell>
        </table:table-row>
        <table:table-row table:style-name="ro1">
          <table:table-cell office:value-type="string" calcext:value-type="string">
            <text:p>http://www.europarl.europa.eu/sides/getDoc.do?pubRef=-//EP//TEXT+CRE+20140312+ITEM-009-25+DOC+XML+V0//EN&amp;amp;language=EN&amp;amp;query=INTERV&amp;amp;detail=3-604-000</text:p>
          </table:table-cell>
          <table:table-cell office:value-type="string" calcext:value-type="string">
            <text:p><text:s/>Preparing for a fully converged audiovisual world (A7-0057/2014 - Sabine Verheyen) </text:p>
          </table:table-cell>
          <table:table-cell office:value-type="string" calcext:value-type="string">
            <text:p>12-03-2014</text:p>
          </table:table-cell>
          <table:table-cell table:formula="of:=DATE(VALUE(MID([.C320]; 7; 4)); VALUE(MID([.C320]; 4; 2)); VALUE(MID([.C320]; 1; 2)))" office:value-type="date" office:date-value="2014-03-12" calcext:value-type="date">
            <text:p>03/12/14</text:p>
          </table:table-cell>
          <table:table-cell office:value-type="string" calcext:value-type="string">
            <text:p>  Dubravka Šuica <text:s/>(PPE), <text:s/>napisan. - Tržište elektroničkih komunikacija doživljava značajne promjene i tehnološki razvoj koji će u bliskoj budućnosti značajno utjecati na tržište. Uvođenje mreža sljedeće generacije (3G, 4G) prvi je korak prema konvergentnim mrežama te, kako je navedeno u „Zelenoj knjizi”, sav razvoj mora ići u smjeru da krajnjim korisnicima tehnologija bude dostupna bilo kada, bilo gdje i na bilo kojem uređaju. Svjesni smo da, kako bi to uspjelo, prvi korak jest taj da nacionalna regulatorna tijela moraju omogućiti sve tipove međusobnog povezivanja. </text:p>
          </table:table-cell>
        </table:table-row>
        <table:table-row table:style-name="ro1">
          <table:table-cell office:value-type="string" calcext:value-type="string">
            <text:p>http://www.europarl.europa.eu/sides/getDoc.do?pubRef=-//EP//TEXT+CRE+20140312+ITEM-009-26+DOC+XML+V0//EN&amp;amp;language=EN&amp;amp;query=INTERV&amp;amp;detail=3-622-000</text:p>
          </table:table-cell>
          <table:table-cell office:value-type="string" calcext:value-type="string">
            <text:p><text:s/>EU citizenship report 2013 (A7-0107/2014 - Nikolaos Salavrakos) </text:p>
          </table:table-cell>
          <table:table-cell office:value-type="string" calcext:value-type="string">
            <text:p>12-03-2014</text:p>
          </table:table-cell>
          <table:table-cell table:formula="of:=DATE(VALUE(MID([.C321]; 7; 4)); VALUE(MID([.C321]; 4; 2)); VALUE(MID([.C321]; 1; 2)))" office:value-type="date" office:date-value="2014-03-12" calcext:value-type="date">
            <text:p>03/12/14</text:p>
          </table:table-cell>
          <table:table-cell office:value-type="string" calcext:value-type="string">
            <text:p>  Dubravka Šuica <text:s/>(PPE), <text:s/>napisan. - O predmetnom izvješću imam afirmativno mišljenje i kao takvog ga podržavam. Naime, kao zastupnica najmlađe članice Europske unije posebno bitnim držim provođenje aktivnosti usmjerenih ka podizanju svijesti građana o njihovim pravima, s obzirom na činjenicu da je Republika Hrvatska prošla tranzicijsko razdoblje prilikom procesa pristupanja Europskoj uniji gdje je građanima prezentirano mnoštvo informacija koje, u suštini, nisu jednostavno razumljive i zahtijevaju dodatne napore prilikom same implementacije. S obzirom na saznanje da internet, kao najbrže rastući medij, do krajnjeg korisnika prodire prvenstveno društvenim mrežama koje postaju nezaobilazni dio naše svakodnevice, odlučila sam pratiti trendove te sve svoje aktivnosti dijelim kroz iste, gdje jasno dobivam povratnu informaciju da građani prihvaćaju ovaj model komunikacije i pozitivno se izjašnjavaju o mojim naporima. Zbog toga sam uvjerena da i ostali kolege zastupnici trebaju više uvažavati predmetni model interakcije. </text:p>
          </table:table-cell>
        </table:table-row>
        <table:table-row table:style-name="ro1">
          <table:table-cell office:value-type="string" calcext:value-type="string">
            <text:p>http://www.europarl.europa.eu/sides/getDoc.do?pubRef=-//EP//TEXT+CRE+20140312+ITEM-009-27+DOC+XML+V0//EN&amp;amp;language=EN&amp;amp;query=INTERV&amp;amp;detail=3-642-000</text:p>
          </table:table-cell>
          <table:table-cell office:value-type="string" calcext:value-type="string">
            <text:p><text:s/>European Public Prosecutor's Office (A7-0141/2014 - Salvatore Iacolino) </text:p>
          </table:table-cell>
          <table:table-cell office:value-type="string" calcext:value-type="string">
            <text:p>12-03-2014</text:p>
          </table:table-cell>
          <table:table-cell table:formula="of:=DATE(VALUE(MID([.C322]; 7; 4)); VALUE(MID([.C322]; 4; 2)); VALUE(MID([.C322]; 1; 2)))" office:value-type="date" office:date-value="2014-03-12" calcext:value-type="date">
            <text:p>03/12/14</text:p>
          </table:table-cell>
          <table:table-cell office:value-type="string" calcext:value-type="string">
            <text:p>  Dubravka Šuica <text:s/>(PPE), <text:s/>napisan. - O predmetnom izvješću imam pozitivno mišljenje. Ukoliko dođe do bilo kakvih malverzacija vezanih za proračun Europske unije, o istima nadležnost ima država članica zbog nepostojeće nadležnosti od strane bilo koje druge institucije Unije. Nedopustivo je što sve malverzacije vezane uz ovo pitanje prolaze mimo pozornosti vlasti zbog različitih nacionalnih tijela koja brinu o njima. Upravo zbog netom navedenih razloga, Unija ima za zadatak djelovati kako bi stvorila dosljednost i koordinaciju u samim procedurama jer istrage i progoni nisu jednaki u svim zemljama članicama i zato ne mogu postići isti efekt. </text:p>
          </table:table-cell>
        </table:table-row>
        <table:table-row table:style-name="ro1">
          <table:table-cell office:value-type="string" calcext:value-type="string">
            <text:p>http://www.europarl.europa.eu/sides/getDoc.do?pubRef=-//EP//TEXT+CRE+20140312+ITEM-009-28+DOC+XML+V0//EN&amp;amp;language=EN&amp;amp;query=INTERV&amp;amp;detail=3-667-000</text:p>
          </table:table-cell>
          <table:table-cell office:value-type="string" calcext:value-type="string">
            <text:p><text:s/>2013 progress report on Turkey (B7-0241/2014) </text:p>
          </table:table-cell>
          <table:table-cell office:value-type="string" calcext:value-type="string">
            <text:p>12-03-2014</text:p>
          </table:table-cell>
          <table:table-cell table:formula="of:=DATE(VALUE(MID([.C323]; 7; 4)); VALUE(MID([.C323]; 4; 2)); VALUE(MID([.C323]; 1; 2)))" office:value-type="date" office:date-value="2014-03-12" calcext:value-type="date">
            <text:p>03/12/14</text:p>
          </table:table-cell>
          <table:table-cell office:value-type="string" calcext:value-type="string">
            <text:p>  Dubravka Šuica <text:s/>(PPE), <text:s/>napisan. - Pozdravljam napore koje Turska ulaže spram zadovoljavanja uvjeta EU-a. Pregovori između EU-a i Turske otvoreni su 3. listopada 2005., a njihovo je otvaranje polazište za dugotrajan i vremenski neograničen proces utemeljen na poštenim i strogim uvjetima i predanosti reformama. Turska se obvezala na ispunjenje kopenhaških kriterija, odgovarajuće djelotvorne reforme, dobrosusjedske odnose i postupno usklađivanje s EU-om, a sve u svrhu nastavka modernizacije. Važno je napomenuti kako Turska već godinu zaredom nije provela odredbe koje proizlaze iz Sporazuma o pridruživanju između EZ-a i Turske i njegova dodatnog protokola, a dodatno mora raditi i na rješavanju otvorenih bilateralnih pitanja, uključujući neriješene pravne obveze i sporove s neposrednim susjedima oko kopnenih i morskih granica te zračnog prostora, u skladu s odredbama povelje UN-a i s međunarodnim pravom. </text:p>
          </table:table-cell>
        </table:table-row>
        <table:table-row table:style-name="ro1">
          <table:table-cell office:value-type="string" calcext:value-type="string">
            <text:p>http://www.europarl.europa.eu/sides/getDoc.do?pubRef=-//EP//TEXT+CRE+20140312+ITEM-009-29+DOC+XML+V0//EN&amp;amp;language=EN&amp;amp;query=INTERV&amp;amp;detail=3-677-000</text:p>
          </table:table-cell>
          <table:table-cell office:value-type="string" calcext:value-type="string">
            <text:p><text:s/>EU strategy for the Arctic (B7-0228/2014, B7-0229/2014, B7-0230/2014, B7-0231/2014, B7-0232/2014, B7-0233/2014) </text:p>
          </table:table-cell>
          <table:table-cell office:value-type="string" calcext:value-type="string">
            <text:p>12-03-2014</text:p>
          </table:table-cell>
          <table:table-cell table:formula="of:=DATE(VALUE(MID([.C324]; 7; 4)); VALUE(MID([.C324]; 4; 2)); VALUE(MID([.C324]; 1; 2)))" office:value-type="date" office:date-value="2014-03-12" calcext:value-type="date">
            <text:p>03/12/14</text:p>
          </table:table-cell>
          <table:table-cell office:value-type="string" calcext:value-type="string">
            <text:p>  Dubravka Šuica <text:s/>(PPE), <text:s/>napisan. - Arktik, kao područje posebne flore i faune, mora biti tretiran na posebno oprezan način eliminiranjem svih naftnih kompanija koje predstavljaju opasnost za dotično područje možebitnim obavljanjem svojih aktivnosti. S obzirom na saznanje da 30 % svjetskih zaliha plina i 13 % zaliha nafte leži upravo u ovom dijelu svijeta, jasno je zašto veliki interes vlada upravo oko Arktika. Polaganjem prava na dotično područje mnoge zemlje svijeta, a ne samo zemlje arktičkog prstena, pokušavaju se okoristiti dijelom bogatih izvora resursa što predstavlja značajnu opasnost i potencijalni problem zbog značajne mogućnosti onečišćenja. O prijedlogu rezolucije imam pozitivno mišljenje, ali ponovno skrećem pozornost na potencijalno onečišćenje do kojeg bi moglo doći vađenjem nafte. Naime, klimatski uvjeti koji ondje vladaju odnosno zime, još uvijek su velika enigma za čovjeka i vrlo je teško nositi se sa zahtjevima poslovanja u ekstremnim uvjetima gdje temperatura često pada daleko ispod ništice. Nevoljko se prisjećam Meksičkog zaljeva i ekološke katastrofe te s velikom bojazni razmišljam o svim problemima koji bi se dogodili kada bi se nešto slično dogodilo ondje. Smatram da bi potencijalni nered bilo nemoguće počistiti što bi automatski značilo da je takav osjetljivi ekosustav u potpunosti devastiran.</text:p>
          </table:table-cell>
        </table:table-row>
        <table:table-row table:style-name="ro1">
          <table:table-cell office:value-type="string" calcext:value-type="string">
            <text:p>http://www.europarl.europa.eu/sides/getDoc.do?pubRef=-//EP//TEXT+CRE+20140312+ITEM-014+DOC+XML+V0//EN&amp;amp;language=EN&amp;amp;query=INTERV&amp;amp;detail=3-880-000</text:p>
          </table:table-cell>
          <table:table-cell office:value-type="string" calcext:value-type="string">
            <text:p><text:s/>Asylum, Migration and Integration Fund and Internal Security Fund (general provisions) - Asylum, Migration and Integration Fund - Internal Security Fund (Police cooperation, preventing and combating crime and crisis management) - Internal Security Fund (External borders and visas) (debate) </text:p>
          </table:table-cell>
          <table:table-cell office:value-type="string" calcext:value-type="string">
            <text:p>12-03-2014</text:p>
          </table:table-cell>
          <table:table-cell table:formula="of:=DATE(VALUE(MID([.C325]; 7; 4)); VALUE(MID([.C325]; 4; 2)); VALUE(MID([.C325]; 1; 2)))" office:value-type="date" office:date-value="2014-03-12" calcext:value-type="date">
            <text:p>03/12/14</text:p>
          </table:table-cell>
          <table:table-cell office:value-type="string" calcext:value-type="string">
            <text:p>  Dubravka Šuica <text:s/>(PPE). - <text:s/>Gospodine predsjedniče, prije svega želim zahvaliti četvorici izvjestitelja na dobrim izvješćima, također na dvoipolgodišnjem ozbiljnom radu na ovom projektu. Mogu slobodno reći projektu, jer je naš zadatak poticati legalnu, a sprječavati ilegalnu migraciju. I to je ono o čemu govorimo, o čemu smo danas govorili, o potrebi protoka ljudi, roba i usluga, ali potrebna je kontrola. </text:p>
          </table:table-cell>
        </table:table-row>
        <table:table-row table:style-name="ro1">
          <table:table-cell office:value-type="string" calcext:value-type="string">
            <text:p>http://www.europarl.europa.eu/sides/getDoc.do?pubRef=-//EP//TEXT+CRE+20140312+ITEM-015+DOC+XML+V0//EN&amp;amp;language=EN&amp;amp;query=INTERV&amp;amp;detail=3-915-500</text:p>
          </table:table-cell>
          <table:table-cell office:value-type="string" calcext:value-type="string">
            <text:p><text:s/>High common level of network and information security (debate) </text:p>
          </table:table-cell>
          <table:table-cell office:value-type="string" calcext:value-type="string">
            <text:p>12-03-2014</text:p>
          </table:table-cell>
          <table:table-cell table:formula="of:=DATE(VALUE(MID([.C326]; 7; 4)); VALUE(MID([.C326]; 4; 2)); VALUE(MID([.C326]; 1; 2)))" office:value-type="date" office:date-value="2014-03-12" calcext:value-type="date">
            <text:p>03/12/14</text:p>
          </table:table-cell>
          <table:table-cell office:value-type="string" calcext:value-type="string">
            <text:p>  Dubravka Šuica <text:s/>(PPE), <text:s/>napisan. – Od izuzetne važnosti je da obratimo značajnu pozornost na sigurnost mrežnih informacija informacijskih sustava i usluga. Na taj način primarno ćemo djelovati na povećanje slobode i sigurnosti samih građana, ali i na povećanje gospodarske djelatnosti. Isto tako smatram da moramo osigurati najkritičnije infrastrukture i onemogućiti namjerne i slučajne incidente koliko god možemo. Ne smijemo dopustiti negativne posljedice jer one utječu na gospodarstvo Europske unije, a to je nedopustivo. Visoku razinu sigurnosti mrežnih i informacijskih sustava možemo osigurati samo kvalitetnom nacionalnom strategijom. Bitno je znati da se možemo osloniti i na Europsku agenciju za sigurnost mreža i podataka (ENISA) kako bismo razvijali nacionalne strategije. Udruživanjem možemo njegovati i strateško partnerstvo što je još jedan korak naprijed. Sigurnosna politika Europske unije mora biti približena nacionalnim sigurnosnim politikama zemalja članica, a taj zadatak moramo gledati kao jednu od zadaća Unije. Kao zastupnica iz Republike Hrvatske, jasno zaključujem kako moja država prepoznaje važnost potpunog razvoja informacijskog društva u skladu s očekivanjima europske obitelji.</text:p>
          </table:table-cell>
        </table:table-row>
        <table:table-row table:style-name="ro1">
          <table:table-cell office:value-type="string" calcext:value-type="string">
            <text:p>http://www.europarl.europa.eu/sides/getDoc.do?pubRef=-//EP//TEXT+CRE+20140313+ITEM-015-01+DOC+XML+V0//EN&amp;amp;language=EN&amp;amp;query=INTERV&amp;amp;detail=4-161-750</text:p>
          </table:table-cell>
          <table:table-cell office:value-type="string" calcext:value-type="string">
            <text:p><text:s/>Asylum, Migration and Integration Fund (A7-0022/2014 - Sylvie Guillaume) </text:p>
          </table:table-cell>
          <table:table-cell office:value-type="string" calcext:value-type="string">
            <text:p>13-03-2014</text:p>
          </table:table-cell>
          <table:table-cell table:formula="of:=DATE(VALUE(MID([.C327]; 7; 4)); VALUE(MID([.C327]; 4; 2)); VALUE(MID([.C327]; 1; 2)))" office:value-type="date" office:date-value="2014-03-13" calcext:value-type="date">
            <text:p>03/13/14</text:p>
          </table:table-cell>
          <table:table-cell office:value-type="string" calcext:value-type="string">
            <text:p>  Dubravka Šuica <text:s/>(PPE), <text:s/>napisan. - Pozitivno gledam na predmetno izvješće s obzirom na činjenicu kako moramo fleksibilnije i jednostavnije djelovati ako želimo osigurati transparentnu raspodjelu sredstava u svrhu ostvarivanja općih i posebnih ciljeva samih fondova. Naime, potencijal istih leži u saznanju kako države članice moraju osigurati djelovanje nacionalnih programa na način da pogoduju predloženim aktivnostima fondova s obzirom na to kako jedino tako možemo osigurati pozitivne ishode uloženih napora. Pohvalne su aktivnosti koje ulažemo spram onih koji imaju status izbjeglice, sve one radnje koje doprinose poboljšanju i održavanju postojeće infrastrukture i usluge smještaja, jačanju i poboljšanju upravnih struktura i sustava te informiranju lokalnih zajednica o relevantnim aktivnostima. Afirmativno gledam i na aktivnosti suradnje s organizacijama koje rade na sličnim ili istim problemima, poput UNHCR-a, zbog posebne osjetljivosti koju osobno gajim prema problemima dotične tematike. Naime, Hrvatska je i sama bila žrtvom agresorskog napada kada su žitelji prolazili kroz agoniju i stoga mi je jasna uloga ovih fondova i još jednom napominjem kako krajnje pozitivno gledam na njihov razvoj i daljnju afirmaciju. Načelo solidarnosti počiva upravo na aktivnostima prema potrebitima stoga ne trebamo biti uskogrudni već moramo kolektivno pozdraviti sve radnje koje utječu na bilo kakav oblik humanitarnog djelovanja.</text:p>
          </table:table-cell>
        </table:table-row>
        <table:table-row table:style-name="ro1">
          <table:table-cell office:value-type="string" calcext:value-type="string">
            <text:p>http://www.europarl.europa.eu/sides/getDoc.do?pubRef=-//EP//TEXT+CRE+20140313+ITEM-015-02+DOC+XML+V0//EN&amp;amp;language=EN&amp;amp;query=INTERV&amp;amp;detail=4-168-500</text:p>
          </table:table-cell>
          <table:table-cell office:value-type="string" calcext:value-type="string">
            <text:p><text:s/>Hong Kong International Convention for the safe and environmentally sound recycling of ships (A7-0166/2014 - Carl Schlyter) </text:p>
          </table:table-cell>
          <table:table-cell office:value-type="string" calcext:value-type="string">
            <text:p>13-03-2014</text:p>
          </table:table-cell>
          <table:table-cell table:formula="of:=DATE(VALUE(MID([.C328]; 7; 4)); VALUE(MID([.C328]; 4; 2)); VALUE(MID([.C328]; 1; 2)))" office:value-type="date" office:date-value="2014-03-13" calcext:value-type="date">
            <text:p>03/13/14</text:p>
          </table:table-cell>
          <table:table-cell office:value-type="string" calcext:value-type="string">
            <text:p>  Dubravka Šuica <text:s/>(PPE), <text:s/>napisan. - Konvencija iz Hong Konga predstavlja nastojanja Međunarodne organizacije rada (ILO), Međunarodne pomorske organizacije (IMO) i Tajništva Bazelske konvencije o postizanju dogovora oko osiguravanja učinkovitog rješenja za nesigurne i štetne prakse recikliranja brodova. Svrha ove Uredbe je svesti na najmanju moguću mjeru štetne učinke recikliranja brodova na ljudsko zdravlje i okoliš te je zbog toga podržavam. S obzirom na to da je Hrvatska pomorska zemlja, podržavam ovu Uredbu koja bi zaštitila Hrvatske luke i sidrišta te spriječila onečišćenje našeg mora. Isto tako, slažem se s činjenicom da je potrebno povećati sigurnost i zaštitu zdravlja ljudi i morskog okoliša EU-A tijekom vijeka trajanja broda. Od posebne je važnosti osigurati štetni otpad koji je nastao recikliranjem brodova te ga zbrinuti metodama prihvatljivima za okoliš. Ova bi Uredba zaštitila ljude i okoliš od mogućih štetnih učinaka materijala na brodovima koji pristaju u luku ili sidrište države članice.</text:p>
          </table:table-cell>
        </table:table-row>
        <table:table-row table:style-name="ro1">
          <table:table-cell office:value-type="string" calcext:value-type="string">
            <text:p>http://www.europarl.europa.eu/sides/getDoc.do?pubRef=-//EP//TEXT+CRE+20140313+ITEM-015-03+DOC+XML+V0//EN&amp;amp;language=EN&amp;amp;query=INTERV&amp;amp;detail=4-181-500</text:p>
          </table:table-cell>
          <table:table-cell office:value-type="string" calcext:value-type="string">
            <text:p><text:s/>Role and operations of the Troika with regard to the euro area programme countries (A7-0149/2014 - Othmar Karas, Liem Hoang Ngoc) </text:p>
          </table:table-cell>
          <table:table-cell office:value-type="string" calcext:value-type="string">
            <text:p>13-03-2014</text:p>
          </table:table-cell>
          <table:table-cell table:formula="of:=DATE(VALUE(MID([.C329]; 7; 4)); VALUE(MID([.C329]; 4; 2)); VALUE(MID([.C329]; 1; 2)))" office:value-type="date" office:date-value="2014-03-13" calcext:value-type="date">
            <text:p>03/13/14</text:p>
          </table:table-cell>
          <table:table-cell office:value-type="string" calcext:value-type="string">
            <text:p>  Dubravka Šuica <text:s/>(PPE), <text:s/>napisan. - Negativno razmišljam o ovom izvješću. Naime, s obzirom na to kako i Lisabonska strategija i Europa 2020 ukazuju na važnost poboljšanja kontrolnog mehanizma upravljanja samim budžetom, jasno je kako je isključivo pravovremena implementacija i kombinacija istih preduvjet otvaranja radnih mjesta i gospodarskog razvoja u područjima gdje se kao platežno sredstvo koristi euro. Europski porezni obveznici, pa tako i građani Republike Hrvatske, jasno su pokazali solidarnost sa zemljama u problemima, a isto tako, same su zemlje reagirale na način da su uložile značajne napore u vlastite strukturne probleme koji su, u konačnici, i doveli do negativne situacije. Ono što prvenstveno želim naglasiti je važnost strukturnih reformi. Naime, bez kvalitetno provedenih radnji u netom spomenutom smjeru neće biti moguće financijski pomoći potrebitim zemljama i stoga se može zaključiti kako one ovise prvenstveno ipak same o sebi. Same uloge Trojke veliku potporu u logističkom smislu moraju pronaći u državama na način da iskoriste potencijale koje imaju i ekspertizu koja počiva u vlastitim potencijalima jer će na taj način izbjeći plaćanje dodatnih troškova eksterne ekspertize. Konačno, još jednom naglašavam kako Lisabonska strategija nije zaživjela u punom jeku odnosno konačnim efektom koji je predviđala i stoga apeliram na prebacivanje dodatnog fokusa na poticanje gospodarskog razvoja i zapošljavanja.</text:p>
          </table:table-cell>
        </table:table-row>
        <table:table-row table:style-name="ro1">
          <table:table-cell office:value-type="string" calcext:value-type="string">
            <text:p>http://www.europarl.europa.eu/sides/getDoc.do?pubRef=-//EP//TEXT+CRE+20140313+ITEM-015-04+DOC+XML+V0//EN&amp;amp;language=EN&amp;amp;query=INTERV&amp;amp;detail=4-195-500</text:p>
          </table:table-cell>
          <table:table-cell office:value-type="string" calcext:value-type="string">
            <text:p><text:s/>Employment and social aspects of the role and operations of the Troika (A7-0135/2014 - Alejandro Cercas) </text:p>
          </table:table-cell>
          <table:table-cell office:value-type="string" calcext:value-type="string">
            <text:p>13-03-2014</text:p>
          </table:table-cell>
          <table:table-cell table:formula="of:=DATE(VALUE(MID([.C330]; 7; 4)); VALUE(MID([.C330]; 4; 2)); VALUE(MID([.C330]; 1; 2)))" office:value-type="date" office:date-value="2014-03-13" calcext:value-type="date">
            <text:p>03/13/14</text:p>
          </table:table-cell>
          <table:table-cell office:value-type="string" calcext:value-type="string">
            <text:p>  Dubravka Šuica <text:s/>(PPE), <text:s/>napisan. - Teška gospodarska i financijska kriza dovela je do osjetnog povećanja nezaposlenosti, značajne stope gubitka radnih mjesta i povećanja broja dugoročno nezaposlenih dok su postojeći radni uvjeti poprilično pogoršani. Stope zaposlenosti imaju iznimnu ulogu u održivosti socijalne zaštite i mirovinskih sustava kao i u postizanju socijalnih ciljeva i ciljeva zapošljavanja strategije Europa 2020. Veliki problem leži i u pogoršanim uvjetima i gubitku malih i srednjih poduzeća što je ujedno i jedan od glavnih uzroka gubitka radnih mjesta i najveća prijetnja budućem oporavku dok, u istom trenutku, politike prilagodbe nisu uzele u obzir strateške sektore koje je trebalo zaštititi kako bi se očuvao budući rast i socijalna kohezija. Mladi su najviše pogođeni visokom stopom nezaposlenosti što me posebno rastužuje s obzirom na činjenicu kako upravo ta dobna skupina mora biti pokretač budućih aktivnosti oporavka. Siromaštvo i društvena isključenost posebno su osjetljivo pitanje kojem moramo oprezno pristupati zbog uzročno posljedičnih veza s prethodno navedenim problemima jer jedino tako možemo izbjeći neželjene konsekvence. Neophodno je napredovati prema zacrtanim ciljevima strategije Europa 2020 s posebnim osvrtom na države obuhvaćene programom prilagodbe kako bi i one bile uspješne u ostvarivanju željenog poretka i gospodarskog oporavka.</text:p>
          </table:table-cell>
        </table:table-row>
        <table:table-row table:style-name="ro1">
          <table:table-cell office:value-type="string" calcext:value-type="string">
            <text:p>http://www.europarl.europa.eu/sides/getDoc.do?pubRef=-//EP//TEXT+CRE+20140313+ITEM-015-05+DOC+XML+V0//EN&amp;amp;language=EN&amp;amp;query=INTERV&amp;amp;detail=4-206-875</text:p>
          </table:table-cell>
          <table:table-cell office:value-type="string" calcext:value-type="string">
            <text:p><text:s/>Asylum, Migration and Integration Fund and Internal Security Fund (general provisions) (A7-0021/2014 - Lorenzo Fontana) </text:p>
          </table:table-cell>
          <table:table-cell office:value-type="string" calcext:value-type="string">
            <text:p>13-03-2014</text:p>
          </table:table-cell>
          <table:table-cell table:formula="of:=DATE(VALUE(MID([.C331]; 7; 4)); VALUE(MID([.C331]; 4; 2)); VALUE(MID([.C331]; 1; 2)))" office:value-type="date" office:date-value="2014-03-13" calcext:value-type="date">
            <text:p>03/13/14</text:p>
          </table:table-cell>
          <table:table-cell office:value-type="string" calcext:value-type="string">
            <text:p>  Dubravka Šuica <text:s/>(PPE), <text:s/>napisan. - Unutarnja politika Europske unije treba djelovati na način da osigura područje slobode, sigurnosti i pravde. U prijevodu, Unija mora poštovati četiri temeljne slobode među kojima se ističe sloboda kretanja ljudi koja omogućava nesmetano kretanje pojedinaca unutar Unije kao i njihovo neometano pravo na život, rad i punopravno uvažavanje svih ostalih prava. U navedenom kontekstu, kao neminovna pojava, nameću se imigranti. Politika usmjerena imigrantima mora biti široko razvijena i sveobuhvatna s ciljem jačanja konkurentnosti i socijalne kohezije Unije, stvaranja zajedničkog europskog sustava azila, sprečavanja prijetnji teškog i organiziranog kriminala, borbi protiv ilegalne imigracije, trgovanja ljudima, kibernetičkog kriminala i terorizma. Imam pozitivno mišljenje o izvješću, a posebno apeliram na usvajanje integriranog pristupa pitanjima koja proizlaze iz pritiska zahtjeva za migracije, azil i u vezi s upravljanjem granicama EU-a. Ističem kako je važno u potpunosti poštovati međunarodno pravo i sva ljudska prava kako bismo iskazali solidarnost među svim državama članicama pokazujući svjesnost potrebe poštovanja nacionalnih odgovornosti, Konačno, učinkovito financijsko upravljanje i transparentnost kao i jednako postupanje prema korisnicima posebice je važno kako bi se osigurala vjerodostojnost prema svim dionicima i ugled na razini Unije u cjelini.</text:p>
          </table:table-cell>
        </table:table-row>
        <table:table-row table:style-name="ro1">
          <table:table-cell office:value-type="string" calcext:value-type="string">
            <text:p>http://www.europarl.europa.eu/sides/getDoc.do?pubRef=-//EP//TEXT+CRE+20140313+ITEM-015-06+DOC+XML+V0//EN&amp;amp;language=EN&amp;amp;query=INTERV&amp;amp;detail=4-216-750</text:p>
          </table:table-cell>
          <table:table-cell office:value-type="string" calcext:value-type="string">
            <text:p><text:s/>Internal Security Fund (Police cooperation, preventing and combating crime and crisis management) (A7-0026/2014 - Salvatore Iacolino) </text:p>
          </table:table-cell>
          <table:table-cell office:value-type="string" calcext:value-type="string">
            <text:p>13-03-2014</text:p>
          </table:table-cell>
          <table:table-cell table:formula="of:=DATE(VALUE(MID([.C332]; 7; 4)); VALUE(MID([.C332]; 4; 2)); VALUE(MID([.C332]; 1; 2)))" office:value-type="date" office:date-value="2014-03-13" calcext:value-type="date">
            <text:p>03/13/14</text:p>
          </table:table-cell>
          <table:table-cell office:value-type="string" calcext:value-type="string">
            <text:p>  Dubravka Šuica <text:s/>(PPE), <text:s/>napisan. - Europska unija kao temeljni zadatak ima osigurati visoku razinu sigurnosti na području slobode, sigurnosti i pravde, kako je i navedeno u samom Ugovoru o funkcioniranju Europske unije, na način da poduzima značajne mjere koje se tiču sprečavanja i suzbijanja kriminala kao i mjere koje se tiču provedbe zakona. Sve netom navedene aktivnosti valja provoditi uključujući sve bitne dionike, poput EUROPOL-a ili drugih relevantnih tijela EU-a, uvažavajući i treće zemlje te međunarodne organizacije. Sva sredstva koja se ulažu radi ostvarenja općih i specifičnih relevantnih ciljeva moraju biti transparentno raspoređena i pravilno utrošena. Učinkovitost mjera koje se provode mora biti na najvišoj razini, a provedbe samih aktivnosti prilagođene konačnim korisnicima. O izvješću imam pozitivno mišljenje, a posebice skrećem pažnju na pojačane mjere za zaštitu ljudi i robe od sve većih transnacionalnih prijetnji te na potrebnu podršku radu koji obavljaju nadležne vlasti država članica. Dakako, terorizam, organizirani i putujući kriminal, nezakonita trgovina drogom, korupcija, računalni kriminal, trgovanje ljudima i trgovina oružjem i dalje su izazovi s kojima je suočena unutarnja sigurnost Unije te ih ne treba shvaćati olako, dapače. Mnoge zemlje još uvijek prolaze kroz tranzicijsko razdoblje, gdje dio stanovništva i dalje ima teške životne uvjete, zbog čega nelegalne radnje, nažalost, predstavljaju priliku.</text:p>
          </table:table-cell>
        </table:table-row>
        <table:table-row table:style-name="ro1">
          <table:table-cell office:value-type="string" calcext:value-type="string">
            <text:p>http://www.europarl.europa.eu/sides/getDoc.do?pubRef=-//EP//TEXT+CRE+20140313+ITEM-015-07+DOC+XML+V0//EN&amp;amp;language=EN&amp;amp;query=INTERV&amp;amp;detail=4-224-992</text:p>
          </table:table-cell>
          <table:table-cell office:value-type="string" calcext:value-type="string">
            <text:p><text:s/>Internal Security Fund (External borders and visas) (A7-0025/2014 - Marian-Jean Marinescu) </text:p>
          </table:table-cell>
          <table:table-cell office:value-type="string" calcext:value-type="string">
            <text:p>13-03-2014</text:p>
          </table:table-cell>
          <table:table-cell table:formula="of:=DATE(VALUE(MID([.C333]; 7; 4)); VALUE(MID([.C333]; 4; 2)); VALUE(MID([.C333]; 1; 2)))" office:value-type="date" office:date-value="2014-03-13" calcext:value-type="date">
            <text:p>03/13/14</text:p>
          </table:table-cell>
          <table:table-cell office:value-type="string" calcext:value-type="string">
            <text:p>  Dubravka Šuica <text:s/>(PPE), <text:s/>napisan. - Jasno je kako EU treba usklađeniji pristup unutarnjim i vanjskim aspektima upravljanja migracijama u vidu borbe protiv nezakonitog useljavanja i unapređenja sigurnosti vanjskih granica te uže suradnje i dijaloga s trećim zemljama radi rješavanja pitanja nezakonitog useljavanja. Potrebno je razviti unificirani pristup pitanjima koja proizlaze iz pritisaka migracije i zahtjeva za azilom, a sredstva iz proračuna namijenjena rješavanju hitnih situacija moraju biti alocirana poštovanjem ljudskih prava na solidarnost uz očuvanje svijesti o nacionalnim odgovornostima i osiguranjem jasne podjele zadaća. O izvješću imam pozitivno mišljenje, a posebnu pažnju skrećem na činjenicu kako Fond treba svoje aktivnosti provoditi na najučinkovitiji i korisnicima najprilagođeniji način. Naravno, potrebna je i sinergija, dosljednost i komplementarnost s ostalim fondovima i programima kako bi i konačni efekt bio daleko značajniji. Posebno je važno kontrolirati vanjske granice na jedinstven i visokokvalitetan način u cilju jačanja područja slobode, sigurnosti i pravde. Iste moraju biti nadzirane modelom prema trećim zemljama, kontrolirane suradnjom sa susjednim zemljama te podvrgnute mjerama kontrole unutar područja slobodnog kretanja radi sprečavanja nezakonitog useljavanja i prekograničnog kriminala na teritoriju Schengenskog prostora. Zajednički standardi Unije podrazumijevaju primjenu operativnih mjera na ujednačen i nepodijeljen način kako bi se dosegla visoka i ujednačena razina sigurnosti u području granica i viza.</text:p>
          </table:table-cell>
        </table:table-row>
        <table:table-row table:style-name="ro1">
          <table:table-cell office:value-type="string" calcext:value-type="string">
            <text:p>http://www.europarl.europa.eu/sides/getDoc.do?pubRef=-//EP//TEXT+CRE+20140313+ITEM-015-08+DOC+XML+V0//EN&amp;amp;language=EN&amp;amp;query=INTERV&amp;amp;detail=4-232-750</text:p>
          </table:table-cell>
          <table:table-cell office:value-type="string" calcext:value-type="string">
            <text:p><text:s/>High common level of network and information security (A7-0103/2014 - Andreas Schwab) </text:p>
          </table:table-cell>
          <table:table-cell office:value-type="string" calcext:value-type="string">
            <text:p>13-03-2014</text:p>
          </table:table-cell>
          <table:table-cell table:formula="of:=DATE(VALUE(MID([.C334]; 7; 4)); VALUE(MID([.C334]; 4; 2)); VALUE(MID([.C334]; 1; 2)))" office:value-type="date" office:date-value="2014-03-13" calcext:value-type="date">
            <text:p>03/13/14</text:p>
          </table:table-cell>
          <table:table-cell office:value-type="string" calcext:value-type="string">
            <text:p>  Dubravka Šuica <text:s/>(PPE), <text:s/>napisan. - Slažem se da Komisija predmet ponovno uputi Parlamentu ako namjerava bitno izmijeniti svoj prijedlog ili ga zamijeniti drugim tekstom. Za slobodu i opću sigurnost građana Unije primarno, a i za gospodarske aktivnosti i društvenu dobrobit pouzdanost i sigurnost mrežnih informacijskih sustava i usluga je nužna. Moramo osigurati sve građane Unije od bilo kakvih namjernih ili slučajnih incidenata koliko god je to moguće, te poboljšati sposobnost svih država članica da osiguraju sigurnost najkritičnijih infrastruktura. Takvi incidenti, slažem se, u potpunosti mogu nanijeti veliku štetu gospodarstvu Unije, a najvažnije je što sa svakim incidentom povjerenje korisnika i ulagača pada. Potrebna je nacionalna strategija u svakoj državi članici da bi se postigla, a zatim i mogla održavati visoka razina sigurnosti mrežnih i informacijskih sustava. Bitna izmjena je da bi države članice trebale biti u mogućnosti tražiti pomoć od Europske agencije za sigurnost mreža i podataka (ENISA) za razvoj vlastitih nacionalnih strategija u vezi s NIS-om, temeljenih na zajedničkom minimalnom strateškom partnerstvu. Ono što je zadaća EU-a i zemalja članica u području mrežne i informacijske sigurnosti jest približavanje sigurnosne politike EU-a te nacionalnih sigurnosnih politika zemalja članica. Republika Hrvatska nailazi na sigurnost kao preduvjet punog razvoja informacijskog društva, a koje postavlja EU.</text:p>
          </table:table-cell>
        </table:table-row>
        <table:table-row table:style-name="ro1">
          <table:table-cell office:value-type="string" calcext:value-type="string">
            <text:p>http://www.europarl.europa.eu/sides/getDoc.do?pubRef=-//EP//TEXT+CRE+20140313+ITEM-015-09+DOC+XML+V0//EN&amp;amp;language=EN&amp;amp;query=INTERV&amp;amp;detail=4-238-500</text:p>
          </table:table-cell>
          <table:table-cell office:value-type="string" calcext:value-type="string">
            <text:p><text:s/>Union programme in the field of financial reporting and auditing 2014-2020 (A7-0315/2013 - Theodor Dumitru Stolojan) </text:p>
          </table:table-cell>
          <table:table-cell office:value-type="string" calcext:value-type="string">
            <text:p>13-03-2014</text:p>
          </table:table-cell>
          <table:table-cell table:formula="of:=DATE(VALUE(MID([.C335]; 7; 4)); VALUE(MID([.C335]; 4; 2)); VALUE(MID([.C335]; 1; 2)))" office:value-type="date" office:date-value="2014-03-13" calcext:value-type="date">
            <text:p>03/13/14</text:p>
          </table:table-cell>
          <table:table-cell office:value-type="string" calcext:value-type="string">
            <text:p>  Dubravka Šuica <text:s/>(PPE), <text:s/>napisan. - Podržavam ovo izvješće o uspostavljanju programa Unije za razdoblje od 2014. do 2020. za poboljšanje uvjeta učinkovitog funkcioniranja unutarnjeg tržišta podupiranjem transparentnog i neovisnog razvoja međunarodnih standarda financijskog izvještavanja te revizijskih standarda. Pored središnje uloge koju financijski izvještaji imaju u osiguravanju da ulagači posjeduju važne informacije u vezi s bilancom stanja, računom dobiti i gubitka te novčanim tokom, njima se podržava i učinkovito korporativno upravljanje. U globalnom gospodarstvu postoji potreba za jezikom globalnog računovodstva, istodobno uzimajući u obzir činjenicu da se već koristi mnogo različitih računovodstvenih tradicija. Kako bi se osiguralo da se poštuju interesi Unije te da globalni standardi budu visokokvalitetni i u skladu s pravom Unije, ključno je da se u tom postupku utvrđivanja međunarodnih standarda interesi Unije zastupaju na odgovarajući način. Financijski izvještaji trebaju pružiti „istinit i točan prikaz” te trebaju biti pouzdani i razumljivi, usporedivi i relevantni. Tijela Europske unije koja rade u području računovodstva i revizije, koja primaju financijska sredstva Unije kroz programe, moraju imati obvezu brige za osiguranje neovisnosti i ekonomično korištenje javnog novca. Smatram da je ovaj prijedlog za regulaciju posebno važan s obzirom na poboljšanje uvjeta za funkcioniranje jedinstvenog tržišta kroz potpore za poslovanje, aktivnosti i akcije financijskog izvješćivanja i revizijskih tijela.</text:p>
          </table:table-cell>
        </table:table-row>
        <table:table-row table:style-name="ro1">
          <table:table-cell office:value-type="string" calcext:value-type="string">
            <text:p>http://www.europarl.europa.eu/sides/getDoc.do?pubRef=-//EP//TEXT+CRE+20140313+ITEM-015-10+DOC+XML+V0//EN&amp;amp;language=EN&amp;amp;query=INTERV&amp;amp;detail=4-244-004</text:p>
          </table:table-cell>
          <table:table-cell office:value-type="string" calcext:value-type="string">
            <text:p><text:s/>Radio equipment (A7-0316/2013 - Barbara Weiler) </text:p>
          </table:table-cell>
          <table:table-cell office:value-type="string" calcext:value-type="string">
            <text:p>13-03-2014</text:p>
          </table:table-cell>
          <table:table-cell table:formula="of:=DATE(VALUE(MID([.C336]; 7; 4)); VALUE(MID([.C336]; 4; 2)); VALUE(MID([.C336]; 1; 2)))" office:value-type="date" office:date-value="2014-03-13" calcext:value-type="date">
            <text:p>03/13/14</text:p>
          </table:table-cell>
          <table:table-cell office:value-type="string" calcext:value-type="string">
            <text:p>  Dubravka Šuica <text:s/>(PPE), <text:s/>napisan. - Podržavam ovaj prijedlog Europskog parlamenta i Vijeća o usklađivanju zakonodavstva država članica o stavljanju na raspolaganje na tržištu radijske opreme. Ovom Direktivom još jednom usklađujemo zakonodavstvo s novim tehnologijama. Broj mobilnih uređaja i bežičnih aplikacija je narasla enormno u posljednjih nekoliko godina i tu se stvara rizik od smetnji između različitih proizvoda. Stoga je učinkovito korištenje radijskog spektra bitno. Također, Direktiva sadrži bitne odredbe za zaštitu zdravlja i sigurnosti, o elektromagnetskoj kompatibilnosti i štetnih smetnji, a time se bavi s operativnim nedostacima dosadašnjeg zakonodavstva. Pozdravljam činjenicu da ovaj prijedlog naglašava prednosti interoperabilnosti između radijske opreme i pribora poput punjača. Međutim, postoji potreba da se obnovi napor za uvođenjem zajedničkih punjača. To će biti jako korisno za potrošače jer će pojednostaviti uporabu radijske opreme, npr. mobitela, i smanjit će količinu otpada i troškove.</text:p>
          </table:table-cell>
        </table:table-row>
        <table:table-row table:style-name="ro1">
          <table:table-cell office:value-type="string" calcext:value-type="string">
            <text:p>http://www.europarl.europa.eu/sides/getDoc.do?pubRef=-//EP//TEXT+CRE+20140313+ITEM-015-11+DOC+XML+V0//EN&amp;amp;language=EN&amp;amp;query=INTERV&amp;amp;detail=4-250-968</text:p>
          </table:table-cell>
          <table:table-cell office:value-type="string" calcext:value-type="string">
            <text:p><text:s/>General guidelines for the 2015 budget - Section III (A7-0159/2014 - Eider Gardiazábal Rubial) </text:p>
          </table:table-cell>
          <table:table-cell office:value-type="string" calcext:value-type="string">
            <text:p>13-03-2014</text:p>
          </table:table-cell>
          <table:table-cell table:formula="of:=DATE(VALUE(MID([.C337]; 7; 4)); VALUE(MID([.C337]; 4; 2)); VALUE(MID([.C337]; 1; 2)))" office:value-type="date" office:date-value="2014-03-13" calcext:value-type="date">
            <text:p>03/13/14</text:p>
          </table:table-cell>
          <table:table-cell office:value-type="string" calcext:value-type="string">
            <text:p>  Dubravka Šuica <text:s/>(PPE), <text:s/>napisan. - Proračun EU-a mora poticati strateška ulaganja u aktivnosti država članica kako bi se europsko gospodarstvo vratilo na pravi put odnosno stvorila mogućnosti održivog rasta i zapošljavanja sa ciljem poticanja konkurentnosti te povećanja gospodarske i socijalne kohezije u cijeloj Europskoj uniji. Iz tog razloga podržavam ovu rezoluciju. S obzirom na to da se u vrijeme ekonomske krize smanjuje proračun i na nivou Hrvatske i na nivou cijelog EU-a, smatram da se troškovi moraju pažljivo analizirati sa strane održivosti i učinkovitosti. Od posebne važnosti su investicijski fondovi koji čine jedan od najvećih izdataka u proračunu EU-a, a upravo kohezijska politika EU-a ima ključnu ulogu u jačanju javnih investicija kako bi postigla rezultate u gospodarstvu te time osnažila države članice i pomogla im da prebrode krizu. U tu svrhu potrebno je ulagati u sektore kao što su obrazovanje, inovacije, poduzetništvo te jačanje malih i srednjih poduzeća. U Hrvatskoj bi to značilo poticanje konkurentnosti te, što je najvažnije, stvaranje novih radnih mjesta, posebice u smislu zapošljavanja mladih. Također, bitno je ulagati u sektore budućnosti kao što su obnovljivi izvori energije, infrastruktura, komunikacijske tehnologije odnosno u dugoročne investicije kako bismo osnažili gospodarstvo te time stvorili nova radna mjesta.</text:p>
          </table:table-cell>
        </table:table-row>
        <table:table-row table:style-name="ro1">
          <table:table-cell office:value-type="string" calcext:value-type="string">
            <text:p>http://www.europarl.europa.eu/sides/getDoc.do?pubRef=-//EP//TEXT+CRE+20140313+ITEM-015-12+DOC+XML+V0//EN&amp;amp;language=EN&amp;amp;query=INTERV&amp;amp;detail=4-270-875</text:p>
          </table:table-cell>
          <table:table-cell office:value-type="string" calcext:value-type="string">
            <text:p><text:s/>Invasion of Ukraine by Russia (RCB7-0263/2014, B7-0263/2014, B7-0264/2014, B7-0265/2014, B7-0266/2014, B7-0267/2014, B7-0268/2014) </text:p>
          </table:table-cell>
          <table:table-cell office:value-type="string" calcext:value-type="string">
            <text:p>13-03-2014</text:p>
          </table:table-cell>
          <table:table-cell table:formula="of:=DATE(VALUE(MID([.C338]; 7; 4)); VALUE(MID([.C338]; 4; 2)); VALUE(MID([.C338]; 1; 2)))" office:value-type="date" office:date-value="2014-03-13" calcext:value-type="date">
            <text:p>03/13/14</text:p>
          </table:table-cell>
          <table:table-cell office:value-type="string" calcext:value-type="string">
            <text:p>  Dubravka Šuica <text:s/>(PPE), <text:s/>napisan. - EU snažno osuđuje kršenje ukrajinskog suvereniteta i teritorijalnog integriteta. Vlada u Moskvi će snositi posljedice u bilateralnim odnosima s EU-om ukoliko se nastale tenzije ne smire. Održani SUMMIT EU prijeti Rusiji sankcijama u tri faze: suspenzija pregovora o liberalizaciji viznog režima, zamrzavanje imovine zasad još nepoznatim ruskim državljanima te ograničenje njihova kretanja te ekonomske sankcije EU-a protiv Rusije ukoliko Moskva nastavi svoju vojnu invaziju i na teritorij istočne Ukrajine. Trenutačno je najbitnije da se do rješenja ove krize dođe mirnim putem, ponajprije političkim dijalogom uz poštovanje međunarodnog prava. Međutim, rješenje se mora temeljiti na povlačenju ruskih snaga te zaustavljanju prijetnji invazije cijele Ukrajine. Nemoguće je vidjeti rješenje bez povlačenja ruskih snaga na teritorij nezavisne europske zemlje Ukrajine. Nikako se ne bi smjele ponoviti situacije kakvima smo svjedočili na Balkanu ili nedavno u Gruziji. Neophodna je čvrsta i jedinstvena pozicija EU-a u osudi ruske agresije na Ukrajinu jer smatram da je nedopustivo da ijedna zemlja vrši invaziju na drugu zemlju pod izlikom da štiti svoje građane.</text:p>
          </table:table-cell>
        </table:table-row>
        <table:table-row table:style-name="ro1">
          <table:table-cell office:value-type="string" calcext:value-type="string">
            <text:p>http://www.europarl.europa.eu/sides/getDoc.do?pubRef=-//EP//TEXT+CRE+20140313+ITEM-015-13+DOC+XML+V0//EN&amp;amp;language=EN&amp;amp;query=INTERV&amp;amp;detail=4-274-984</text:p>
          </table:table-cell>
          <table:table-cell office:value-type="string" calcext:value-type="string">
            <text:p><text:s/>Implementation of the Treaty of Lisbon with respect to the European Parliament (A7-0120/2014 - Paulo Rangel) </text:p>
          </table:table-cell>
          <table:table-cell office:value-type="string" calcext:value-type="string">
            <text:p>13-03-2014</text:p>
          </table:table-cell>
          <table:table-cell table:formula="of:=DATE(VALUE(MID([.C339]; 7; 4)); VALUE(MID([.C339]; 4; 2)); VALUE(MID([.C339]; 1; 2)))" office:value-type="date" office:date-value="2014-03-13" calcext:value-type="date">
            <text:p>03/13/14</text:p>
          </table:table-cell>
          <table:table-cell office:value-type="string" calcext:value-type="string">
            <text:p>  Dubravka Šuica <text:s/>(PPE), <text:s/>napisan. - Podržavam ovo izvješće kojem je cilj procjena uspješnosti provedbe Ugovora iz Lisabona gdje se ponajviše analizira implikacija glavne promjene međuinstitucionalnih odnosa između Europskog parlamenta i Komisije, a samom Parlamentu su dane veće ovlasti. Kako samo izvješće naglašava, potrebno je jačanje demokratskog legitimiteta, neovisnost Komisije i politička uloga, a time će i sami europski izbori dobiti na važnosti za sve građane Europske unije. Hrvatska je mlada članica Europske unije i imala je tek jedne europske izbore na kojima je izlaznost birača bila vrlo niska. Kada bi se i predsjednik Komisije birao izravno na izborima, ojačao bi se legitimitet i politička uloga, a sami izbori dobili bi na većoj važnosti, bili bi personaliziraniji. Svijest građana o važnosti izbora za Europski parlament mora biti dignuta na jednu višu razinu promotivnim aktivnostima i svim relevantnim akcijama kako bi izabrani zastupnici legitimno zastupali većinu naroda iz kojeg dolaze i tako provodili aktivnosti bitne za svoje državljane. Kako i sam moto kaže, moramo biti ujedinjeni u različitosti, ali to možemo uspjeti jedino ako zajedničkim silama budemo djelovali u tom pravcu od samog početka što znači da moramo biti ujedinjeni i u formiranju vlasti kao bitnog oblika integracije u europsku obitelj.</text:p>
          </table:table-cell>
        </table:table-row>
        <table:table-row table:style-name="ro1">
          <table:table-cell office:value-type="string" calcext:value-type="string">
            <text:p>http://www.europarl.europa.eu/sides/getDoc.do?pubRef=-//EP//TEXT+CRE+20140313+ITEM-015-14+DOC+XML+V0//EN&amp;amp;language=EN&amp;amp;query=INTERV&amp;amp;detail=4-282-875</text:p>
          </table:table-cell>
          <table:table-cell office:value-type="string" calcext:value-type="string">
            <text:p><text:s/>Role of property and wealth creation in eradicating poverty and fostering sustainable development (A7-0118/2014 - Nirj Deva) </text:p>
          </table:table-cell>
          <table:table-cell office:value-type="string" calcext:value-type="string">
            <text:p>13-03-2014</text:p>
          </table:table-cell>
          <table:table-cell table:formula="of:=DATE(VALUE(MID([.C340]; 7; 4)); VALUE(MID([.C340]; 4; 2)); VALUE(MID([.C340]; 1; 2)))" office:value-type="date" office:date-value="2014-03-13" calcext:value-type="date">
            <text:p>03/13/14</text:p>
          </table:table-cell>
          <table:table-cell office:value-type="string" calcext:value-type="string">
            <text:p>  Dubravka Šuica <text:s/>(PPE), <text:s/>napisan. - Stjecanje i održavanje prava vlasništva definirano je kao skup pravila koja propisuju načine na koje pojedine zainteresirane strane, zajednice te javni i privatni sektor stječu i održavaju pristup materijalnoj ili nematerijalnoj imovini preko formalnog prava. Problem leži u činjenici što čak 1,2 milijarde ljudi diljem svijeta živi u imovini na koju ne posjeduje prava, a 200 milijuna ljudi u svijetu nema pristup dovoljno velikom zemljištu kako bi mogli zarađivati za život jer je ruralno zemljište pod pritiskom zbog rasta populacije. Upravljanje zemljištem je u uskoj vezi s glavnim izazovima 21. stoljeća odnosno s pitanjima vezanima uz hranu, energiju, porast stanovništva, okoliš i klimatske promjene. Važno je istaknuti i činjenicu kako žene i supružnici moraju imati ista prava u pogledu vlasništva i stjecanja imovine, a prava žena moraju biti osigurana tako da tu slabije zastupljenu skupinu zaštitimo od rizika osiromašenja i socijalnog isključenja. Vlade moraju djelovati na način da identificiraju sustave upravljanja posjedima zemljišta koji već postoje i da ih nadograde u korist siromašnih i ugroženih skupina. Upravljanje zemljištem mora biti decentralizirano kako bi se osnažile lokalne zajednice čime se moraju iskorijeniti korupcijske prakse. Konačno, sudovi u zemljama u razvoju moraju imati učinkovitiju primjenu imovinskog prava za rješavanje sporova oko zemljišta.</text:p>
          </table:table-cell>
        </table:table-row>
        <table:table-row table:style-name="ro1">
          <table:table-cell office:value-type="string" calcext:value-type="string">
            <text:p>http://www.europarl.europa.eu/sides/getDoc.do?pubRef=-//EP//TEXT+CRE+20140313+ITEM-015-15+DOC+XML+V0//EN&amp;amp;language=EN&amp;amp;query=INTERV&amp;amp;detail=4-292-937</text:p>
          </table:table-cell>
          <table:table-cell office:value-type="string" calcext:value-type="string">
            <text:p><text:s/>Policy coherence for development (A7-0161/2014 - Charles Goerens) </text:p>
          </table:table-cell>
          <table:table-cell office:value-type="string" calcext:value-type="string">
            <text:p>13-03-2014</text:p>
          </table:table-cell>
          <table:table-cell table:formula="of:=DATE(VALUE(MID([.C341]; 7; 4)); VALUE(MID([.C341]; 4; 2)); VALUE(MID([.C341]; 1; 2)))" office:value-type="date" office:date-value="2014-03-13" calcext:value-type="date">
            <text:p>03/13/14</text:p>
          </table:table-cell>
          <table:table-cell office:value-type="string" calcext:value-type="string">
            <text:p>  Dubravka Šuica <text:s/>(PPE), <text:s/>napisan. - Vizija Europske unije koja kao temelj ima solidarnost odnosno eliminaciju svih razlika između suzbijanja siromaštva unutar Unije i siromaštva izvan njezinih granica upravo je onaj pokretač koji može dovesti do nadilaženja sukoba interesa između različitih politika same Unije, a kao konačni rezultat ima pomirbu istih s imperativima razvoja. Usklađena politika smatra se globalnim političkim sredstvom i procesom čiji je cilj uključivanje višestrukih dimenzija razvoja u sve faze razrade politika, a same politike Unije moraju biti osmišljene na način da zadovoljavaju dugoročne potrebe zemalja u razvoju borbom protiv siromaštva, osiguravanjem socijalne skrbi i pristojnih prihoda te jamčenjem poštovanja temeljnih ljudskih prava kao i ekonomskih i ekoloških prava. Sam Europski parlament, usprkos određenom napretku koji je postigao, i dalje mora poraditi na osiguravanju usklađenosti i izbjegavanju nedosljednosti, a sve u cilju obnašanja povjerene mu institucionalne uloge. Pozitivno mišljenje o izvješću temeljim i na samom saznanju kako je već apsorbirana činjenica neophodnog podučavanja o načinu uključivanja političke usklađenosti u interesu razvoja različitih područja političkog djelovanja, a koja će svoj vrhunac doživjeti iduće godine putem senzibilizacije europskih građana u kontekstu „2015. – Europska godina za razvoj” podizanjem opće uključenosti u relevantne procese i aktivnosti promatrane problematike.</text:p>
          </table:table-cell>
        </table:table-row>
        <table:table-row table:style-name="ro1">
          <table:table-cell office:value-type="string" calcext:value-type="string">
            <text:p>http://www.europarl.europa.eu/sides/getDoc.do?pubRef=-//EP//TEXT+CRE+20140313+ITEM-015-16+DOC+XML+V0//EN&amp;amp;language=EN&amp;amp;query=INTERV&amp;amp;detail=4-301-750</text:p>
          </table:table-cell>
          <table:table-cell office:value-type="string" calcext:value-type="string">
            <text:p><text:s/>EU priorities for the 25th session of the UN Human Rights Council (RCB7-0234/2014, B7-0234/2014, B7-0235/2014, B7-0236/2014, B7-0237/2014, B7-0238/2014) </text:p>
          </table:table-cell>
          <table:table-cell office:value-type="string" calcext:value-type="string">
            <text:p>13-03-2014</text:p>
          </table:table-cell>
          <table:table-cell table:formula="of:=DATE(VALUE(MID([.C342]; 7; 4)); VALUE(MID([.C342]; 4; 2)); VALUE(MID([.C342]; 1; 2)))" office:value-type="date" office:date-value="2014-03-13" calcext:value-type="date">
            <text:p>03/13/14</text:p>
          </table:table-cell>
          <table:table-cell office:value-type="string" calcext:value-type="string">
            <text:p>  Dubravka Šuica <text:s/>(PPE), <text:s/>napisan. - Pozdravljam ove prijedloge rezolucija te smatram da Europska unija i njezine države članice trebaju jednoglasno progovoriti protiv kršenja ljudskih prava kako bi se postigli najbolji mogući rezultati. Kršenje ljudskih prava nije ništa drugo nego malo ljepši izraz za zločine koje država čini nad građaninom, te podržavam napore koje ulazu države sa specifičnim pitanjima i nadam se još boljem napretku. Posebno bih se osvrnula na kršenje prava žena u Hrvatskoj, na nasilje nad ženama i u obitelji. Iako je pravni okvir u Republici Hrvatskoj poboljšan, još uvijek nije dovoljan za rješavanje pitanja nasilja nad ženama. Primjena nekih mjera je problematična, a u svim županijama nema dovoljno lokalnih i regionalnih skloništa s kvalitetnim uslugama za žene i njihovu djecu. Također, istaknula bih problem sudjelovanja žena u javnom i političkom životu. Trenutačno zakonske odredbe i mjere Nacionalne politike za promicanje ravnopravnosti spolova u praksi nisu primijenjene na odgovarajući način. Na lokalnoj je razini predstavljenost žena relativno slaba i među županima, gradonačelnicima te njihovim zamjenicima. Žene prevladavaju u sudstvu, prvenstveno na nižim sudovima (općinskim i prekršajnim), dok su na menadžerskim položajima i dalje podzastupljene. Stoga smatram da moramo zaista jamčiti poštovanje ljudskih prava svim ljudima bez diskriminacije na bilo kojoj osnovi.</text:p>
          </table:table-cell>
        </table:table-row>
        <table:table-row table:style-name="ro1">
          <table:table-cell office:value-type="string" calcext:value-type="string">
            <text:p>http://www.europarl.europa.eu/sides/getDoc.do?pubRef=-//EP//TEXT+CRE+20140403+ITEM-009-01+DOC+XML+V0//EN&amp;amp;language=EN&amp;amp;query=INTERV&amp;amp;detail=4-215-848</text:p>
          </table:table-cell>
          <table:table-cell office:value-type="string" calcext:value-type="string">
            <text:p><text:s/>Effectiveness of European Social Fund spending on older workers (Court of Auditors Special Report 25/2012) (A7-0151/2014 - Zigmantas Balčytis) </text:p>
          </table:table-cell>
          <table:table-cell office:value-type="string" calcext:value-type="string">
            <text:p>03-04-2014</text:p>
          </table:table-cell>
          <table:table-cell table:formula="of:=DATE(VALUE(MID([.C343]; 7; 4)); VALUE(MID([.C343]; 4; 2)); VALUE(MID([.C343]; 1; 2)))" office:value-type="date" office:date-value="2014-04-03" calcext:value-type="date">
            <text:p>04/03/14</text:p>
          </table:table-cell>
          <table:table-cell office:value-type="string" calcext:value-type="string">
            <text:p>  Dubravka Šuica <text:s/>(PPE), <text:s/>napisan. - S obzirom na promjene profila radne snage Europe, podrška starijim radnicima postaje sve važnija te zato pozdravljam ovo izvješće. Također sam mišljenja da treba ponuditi odlučne odgovore kojima bi se starijim radnicima omogućilo da ostanu aktivni na tržištu rada i nakon dobne granice umirovljenja, ukoliko to žele. Smatram da starija radna snaga i dulji radni vijek mogu pozitivno doprinijeti oporavku i budućem gospodarskom rastu, s obzirom da su prijeko potrebni za prenošenje znanja i iskustva na mlađe generacije. Nezaposlenost u Hrvatskoj bilježi se „crnim brojkama” bilo da je riječ o mladim ili starijim ljudima. Nagli pad konkurentnosti gospodarstva u Hrvatskoj uzrokovao je brojna otpuštanja starijih radnika koji spadaju u radno aktivno stanovništvo. Upravo zato dajem svoju podršku ovom izvješću, te se nadam ostvarenju bolje komunikacije institucija i država članica čime bi se ovaj problem što učinkovitije i brže riješio.</text:p>
          </table:table-cell>
        </table:table-row>
        <table:table-row table:style-name="ro1">
          <table:table-cell office:value-type="string" calcext:value-type="string">
            <text:p>http://www.europarl.europa.eu/sides/getDoc.do?pubRef=-//EP//TEXT+CRE+20140403+ITEM-009-02+DOC+XML+V0//EN&amp;amp;language=EN&amp;amp;query=INTERV&amp;amp;detail=4-215-938</text:p>
          </table:table-cell>
          <table:table-cell office:value-type="string" calcext:value-type="string">
            <text:p><text:s/>Request for defence of the parliamentary immunity of Mario Borghezio (A7-0245/2014 - Bernhard Rapkay) </text:p>
          </table:table-cell>
          <table:table-cell office:value-type="string" calcext:value-type="string">
            <text:p>03-04-2014</text:p>
          </table:table-cell>
          <table:table-cell table:formula="of:=DATE(VALUE(MID([.C344]; 7; 4)); VALUE(MID([.C344]; 4; 2)); VALUE(MID([.C344]; 1; 2)))" office:value-type="date" office:date-value="2014-04-03" calcext:value-type="date">
            <text:p>04/03/14</text:p>
          </table:table-cell>
          <table:table-cell office:value-type="string" calcext:value-type="string">
            <text:p>  Dubravka Šuica <text:s/>(PPE), <text:s/>napisan. - S obzirom na kazneni postupak koji se vodi na talijanskom sudu u Milanu zbog diskriminirajućih izjava, podržavam ovaj zahtijev. Zastupnik Europskog parlamenta Mario Borghelzije svojim je izjavama u jednom intervjuu uvrijedio članove Romske zajednice i time im nanio nepopravljivu štetu. Svi članovi Europskog parlamenta moraju uživati u slobodi govora kao stvar principa, ali to pravo na slobodu govora ne odobrava klevetu, poticanje mržnje, rasnu mržnju, diskriminatorske ideje temeljene na nadmoćnosti. Mišljenja sam da se zaštitni parlamentarni imunitet ne bi trebao odnositi na izjave dane izvan Parlamenta, te ne odobravam bilo kakve izjave kojima se potiče diskriminacija, bilo na temelju spola ili rase, što je sada slučaj. Isto tako se nadam da će ovaj slučaj gospodina Borghezija poslužiti kao primjer i opomena drugim zastupnicima Europskog parlamenta da se sloboda govora ne može temeljiti na govoru mržnje te da se svi moramo aktivirati kako bi se ovakvi slučajevi sveli na minimum, kako u Parlamentu tako i u svakodnevnom životu građana Europske unije.</text:p>
          </table:table-cell>
        </table:table-row>
        <table:table-row table:style-name="ro1">
          <table:table-cell office:value-type="string" calcext:value-type="string">
            <text:p>http://www.europarl.europa.eu/sides/getDoc.do?pubRef=-//EP//TEXT+CRE+20140403+ITEM-009-06+DOC+XML+V0//EN&amp;amp;language=EN&amp;amp;query=INTERV&amp;amp;detail=4-215-617</text:p>
          </table:table-cell>
          <table:table-cell office:value-type="string" calcext:value-type="string">
            <text:p><text:s/>Sound level of motor vehicles (A7-0239/2014 - Miroslav Ouzký) </text:p>
          </table:table-cell>
          <table:table-cell office:value-type="string" calcext:value-type="string">
            <text:p>03-04-2014</text:p>
          </table:table-cell>
          <table:table-cell table:formula="of:=DATE(VALUE(MID([.C345]; 7; 4)); VALUE(MID([.C345]; 4; 2)); VALUE(MID([.C345]; 1; 2)))" office:value-type="date" office:date-value="2014-04-03" calcext:value-type="date">
            <text:p>04/03/14</text:p>
          </table:table-cell>
          <table:table-cell office:value-type="string" calcext:value-type="string">
            <text:p>  Dubravka Šuica <text:s/>(PPE), <text:s/>napisan. - Iako je razvojem automobilske i popratnih industrija dosta napravljeno kako bi se smanjilo zagađenje zvukom, smatram da je potrebno stalno napredovanje kako tehnološkog, tako i zakonodavnog aspekta. Zato podržavam ovo izvješće. Cilj ovog izvješća je zaštita javnog zdravlja i okoliša mjerama za smanjenje razine zvuka motornih vozila. Propisuje niz graničnih vrijednosti koje se primjenjuju na motorna vozila podijeljena po svojoj namjeni u tri osnovne kategorije. Također, ukazuje na važnost adekvatnog označavanja i informiranja potrošača na prodajnom mjestu, te na tehničkim promidžbenim materijalima. Isto tako, naglasila bih važnost zaštite slijepih osoba i osoba s posebnim potrebama ugrađivanjem posebnih sustava alarma, osobito kada je riječ o automobilima nove generacije poput električnih i hibridnih vozila. Nadalje, smatram da su za smanjenje razine buke bitni čimbenici kvaliteta i kategorija kolnika, te da bi odgovarajuća komunikacija s državama članicama pridonijela rješenju ove problematike.</text:p>
          </table:table-cell>
        </table:table-row>
        <table:table-row table:style-name="ro1">
          <table:table-cell office:value-type="string" calcext:value-type="string">
            <text:p>http://www.europarl.europa.eu/sides/getDoc.do?pubRef=-//EP//TEXT+CRE+20140403+ITEM-009-07+DOC+XML+V0//EN&amp;amp;language=EN&amp;amp;query=INTERV&amp;amp;detail=4-215-859</text:p>
          </table:table-cell>
          <table:table-cell office:value-type="string" calcext:value-type="string">
            <text:p><text:s/>Computer databases which are part of the surveillance networks in the Member States (A7-0201/2012 - Sophie Auconie) </text:p>
          </table:table-cell>
          <table:table-cell office:value-type="string" calcext:value-type="string">
            <text:p>03-04-2014</text:p>
          </table:table-cell>
          <table:table-cell table:formula="of:=DATE(VALUE(MID([.C346]; 7; 4)); VALUE(MID([.C346]; 4; 2)); VALUE(MID([.C346]; 1; 2)))" office:value-type="date" office:date-value="2014-04-03" calcext:value-type="date">
            <text:p>04/03/14</text:p>
          </table:table-cell>
          <table:table-cell office:value-type="string" calcext:value-type="string">
            <text:p>  Dubravka Šuica <text:s/>(PPE), <text:s/>napisan. - Podržavam ovu Uredbu jer se njome jamči transparentnost i zaštita sigurnosti hrane što je jako važno za sve građane Europske unije. </text:p>
          </table:table-cell>
        </table:table-row>
        <table:table-row table:style-name="ro1">
          <table:table-cell office:value-type="string" calcext:value-type="string">
            <text:p>http://www.europarl.europa.eu/sides/getDoc.do?pubRef=-//EP//TEXT+CRE+20140403+ITEM-009-08+DOC+XML+V0//EN&amp;amp;language=EN&amp;amp;query=INTERV&amp;amp;detail=4-218-482</text:p>
          </table:table-cell>
          <table:table-cell office:value-type="string" calcext:value-type="string">
            <text:p><text:s/>Application and enforcement of international trade rules (A7-0308/2013 - Niccolò Rinaldi) </text:p>
          </table:table-cell>
          <table:table-cell office:value-type="string" calcext:value-type="string">
            <text:p>03-04-2014</text:p>
          </table:table-cell>
          <table:table-cell table:formula="of:=DATE(VALUE(MID([.C347]; 7; 4)); VALUE(MID([.C347]; 4; 2)); VALUE(MID([.C347]; 1; 2)))" office:value-type="date" office:date-value="2014-04-03" calcext:value-type="date">
            <text:p>04/03/14</text:p>
          </table:table-cell>
          <table:table-cell office:value-type="string" calcext:value-type="string">
            <text:p>  Dubravka Šuica <text:s/>(PPE), <text:s/>napisan. - Zajednička trgovinska politika postala je jednom od najvažnijih politika EU-a koja određuje bilateralne odnose Unije s trećim zemljama i multilateralnim organizacijama (WTO). Ovaj prijedlog je element za stvaranje novih tržišta EU-a te ga kao takvog podržavam. </text:p>
          </table:table-cell>
        </table:table-row>
        <table:table-row table:style-name="ro1">
          <table:table-cell office:value-type="string" calcext:value-type="string">
            <text:p>http://www.europarl.europa.eu/sides/getDoc.do?pubRef=-//EP//TEXT+CRE+20140403+ITEM-009-18+DOC+XML+V0//EN&amp;amp;language=EN&amp;amp;query=INTERV&amp;amp;detail=4-223-949</text:p>
          </table:table-cell>
          <table:table-cell office:value-type="string" calcext:value-type="string">
            <text:p><text:s/>Community framework for the nuclear safety of nuclear installations (A7-0252/2014 - Romana Jordan) </text:p>
          </table:table-cell>
          <table:table-cell office:value-type="string" calcext:value-type="string">
            <text:p>03-04-2014</text:p>
          </table:table-cell>
          <table:table-cell table:formula="of:=DATE(VALUE(MID([.C348]; 7; 4)); VALUE(MID([.C348]; 4; 2)); VALUE(MID([.C348]; 1; 2)))" office:value-type="date" office:date-value="2014-04-03" calcext:value-type="date">
            <text:p>04/03/14</text:p>
          </table:table-cell>
          <table:table-cell office:value-type="string" calcext:value-type="string">
            <text:p>  Dubravka Šuica <text:s/>(PPE), <text:s/>napisan. - Podržavam ovo izvješće. Naime, vrlo je važno da države članice radnicima i javnosti osiguraju transparentnost informacija povezanih sa sigurnošću nuklearnih postrojenja, posebice ljudima koji žive u blizini nuklearnih postrojenja. Informiranje građana od izuzetne je važnosti. Sigurnost u državama članicama mora biti zajamčena nacionalnim okvirom unutar kojeg se nuklearna postrojenja projektiraju, smještaju i stavljaju u pogon <text:s/>tako da cilj okvira bude sprečavanje nesreća i ispuštanja radioaktivnih tvari, a ukoliko dođe do nesreće, moraju biti u mogućnosti brzo ublažiti posljedice i ispuštanje radioaktivnih tvari. Sve potencijalne nesreće moraju biti svedene na što nižu razinu, a nakon što bi se nesreća dogodila moraju se primjenjivati projektne mjere kao način zaštite javnosti. Vrlo je bitno osigurati da mjerodavna tijela pregledavaju postrojenja. Svaka članica mora organizirati periodične procjene svog nacionalnog okvira i nadležnih regulatornih tijela od strane ravnopravnih tijela s ciljem kontinuiranog unaprijeđenja nuklearne sigurnosti. O ishodima svakog pregleda izvještavaju se države članice i Komisija, a Parlament redovito informira o učinjenom.</text:p>
          </table:table-cell>
        </table:table-row>
        <table:table-row table:style-name="ro1">
          <table:table-cell office:value-type="string" calcext:value-type="string">
            <text:p>http://www.europarl.europa.eu/sides/getDoc.do?pubRef=-//EP//TEXT+CRE+20140403+ITEM-009-19+DOC+XML+V0//EN&amp;amp;language=EN&amp;amp;query=INTERV&amp;amp;detail=4-223-279</text:p>
          </table:table-cell>
          <table:table-cell office:value-type="string" calcext:value-type="string">
            <text:p><text:s/>Common system of taxation applicable in the case of parent companies and subsidiaries of different Member States (A7-0243/2014 - Mojca Kleva Kekuš) </text:p>
          </table:table-cell>
          <table:table-cell office:value-type="string" calcext:value-type="string">
            <text:p>03-04-2014</text:p>
          </table:table-cell>
          <table:table-cell table:formula="of:=DATE(VALUE(MID([.C349]; 7; 4)); VALUE(MID([.C349]; 4; 2)); VALUE(MID([.C349]; 1; 2)))" office:value-type="date" office:date-value="2014-04-03" calcext:value-type="date">
            <text:p>04/03/14</text:p>
          </table:table-cell>
          <table:table-cell office:value-type="string" calcext:value-type="string">
            <text:p>  Dubravka Šuica <text:s/>(PPE), <text:s/>napisan. - Podržala sam ovo izvješće jer ne samo da je moralni imperativ osigurati pravedno oporezivanje svih društvenih skupina, nego je od velike ekonomske važnosti osigurati da se prikupljeni porezi alociraju tako da odgovoraju potrebama suvremenog društva. Dodatni prihodi za države članice - bez novih poreza - osigurali bi nove investicije te stvaranje poslova, razvojnih programa i infrastrukture. U vrijeme kada se Europa još uvijek suočava s posljedicama krize, ne smijemo biti inertni. Dvostruka neoporezivanja kao i ekstremni oblici niskog oporezivanja, onemogućavaju državama članicama značajne prihode i potiču nepravednu konkurentnost između poduzeća na jedinstvenom tržištu EUa-. Zbog pravednosti i transparentnosti kao i zbog konkurentnosti te ekonomske djelotvornosti Unija se mora potruditi da jaz između poreza što prije nestane na dobrobit svih građana Hrvatske, ali i EU-a.</text:p>
          </table:table-cell>
        </table:table-row>
        <table:table-row table:style-name="ro1">
          <table:table-cell office:value-type="string" calcext:value-type="string">
            <text:p>http://www.europarl.europa.eu/sides/getDoc.do?pubRef=-//EP//TEXT+CRE+20140403+ITEM-009-20+DOC+XML+V0//EN&amp;amp;language=EN&amp;amp;query=INTERV&amp;amp;detail=4-228-316</text:p>
          </table:table-cell>
          <table:table-cell office:value-type="string" calcext:value-type="string">
            <text:p><text:s/>Mid-term review of the Stockholm Programme (A7-0153/2014 - Luigi Berlinguer, Juan Fernando López Aguilar, Carlo Casini) </text:p>
          </table:table-cell>
          <table:table-cell office:value-type="string" calcext:value-type="string">
            <text:p>03-04-2014</text:p>
          </table:table-cell>
          <table:table-cell table:formula="of:=DATE(VALUE(MID([.C350]; 7; 4)); VALUE(MID([.C350]; 4; 2)); VALUE(MID([.C350]; 1; 2)))" office:value-type="date" office:date-value="2014-04-03" calcext:value-type="date">
            <text:p>04/03/14</text:p>
          </table:table-cell>
          <table:table-cell office:value-type="string" calcext:value-type="string">
            <text:p>  Dubravka Šuica <text:s/>(PPE), <text:s/>napisan. - Stockholmski program nastoji ojačati zaštitu građanskih prava odredbama koje se odnose na sigurnost i strožu politiku prema ilegalnoj imigraciji. Zato podržavam ovo izvješće o petogodišnjem planu, definiranim Stockholmskim programom koji osigurava veće ovlasti europskih institucija na području pravosuđa i unutarnjih poslova pozivajući na donošenje europske 'strategije za unutarnju sigurnost'. Također, naglasila bih da se Republika Hrvatska kao teritorijalno granična zemlja Unije svakodnevno susreće s migracijama, kako legalnim tako i nelegalnim. Hrvatska je uložila dodatne napore kako bi uskladila zakonski okvir s europskim okvirom, te kontinuirano radi na njegovom usklađivanju i usavršavanju. Dodatno bih istaknula važnost poštivanja ljudskih prava ilegalnih imigranata. Borba protiv ozbiljnog i organiziranog prekograničnog kriminala može se učinkovito voditi u EU-u samo uskom suradnjom nacionalnih pravosudnih tijela i tijela za provedbu zakona. Stoga, pozivam sve države članice da se aktivno uključe u ovaj program kako bi osigurale transparentnost pri provođenju europske politike na području slobode, sigurnosti i pravde.</text:p>
          </table:table-cell>
        </table:table-row>
        <table:table-row table:style-name="ro1">
          <table:table-cell office:value-type="string" calcext:value-type="string">
            <text:p>http://www.europarl.europa.eu/sides/getDoc.do?pubRef=-//EP//TEXT+CRE+20140403+ITEM-009-21+DOC+XML+V0//EN&amp;amp;language=EN&amp;amp;query=INTERV&amp;amp;detail=4-228-440</text:p>
          </table:table-cell>
          <table:table-cell office:value-type="string" calcext:value-type="string">
            <text:p><text:s/>Community regime for the control of exports, transfer, brokering and transit of dual-use items (A7-0236/2014 - Christofer Fjellner) </text:p>
          </table:table-cell>
          <table:table-cell office:value-type="string" calcext:value-type="string">
            <text:p>03-04-2014</text:p>
          </table:table-cell>
          <table:table-cell table:formula="of:=DATE(VALUE(MID([.C351]; 7; 4)); VALUE(MID([.C351]; 4; 2)); VALUE(MID([.C351]; 1; 2)))" office:value-type="date" office:date-value="2014-04-03" calcext:value-type="date">
            <text:p>04/03/14</text:p>
          </table:table-cell>
          <table:table-cell office:value-type="string" calcext:value-type="string">
            <text:p>  Dubravka Šuica <text:s/>(PPE), <text:s/>napisan. - O izvješću imam pozitivno mišljenje. Naime, učinkovitost i usklađenost strateškog režima za kontrolu izvoza iz Europske unije konstantno moraju biti razvijani kako bi se osigurala visoka razina sigurnosti i odgovarajuće transparentnosti bez narušavanja konkurentnosti i zakonite trgovine s dvojnom namjenom. </text:p>
          </table:table-cell>
        </table:table-row>
        <table:table-row table:style-name="ro1">
          <table:table-cell office:value-type="string" calcext:value-type="string">
            <text:p>http://www.europarl.europa.eu/sides/getDoc.do?pubRef=-//EP//TEXT+CRE+20140403+ITEM-009-23+DOC+XML+V0//EN&amp;amp;language=EN&amp;amp;query=INTERV&amp;amp;detail=4-228-899</text:p>
          </table:table-cell>
          <table:table-cell office:value-type="string" calcext:value-type="string">
            <text:p><text:s/>Interchange fees for card-based payment transactions (A7-0167/2014 - Pablo Zalba Bidegain) </text:p>
          </table:table-cell>
          <table:table-cell office:value-type="string" calcext:value-type="string">
            <text:p>03-04-2014</text:p>
          </table:table-cell>
          <table:table-cell table:formula="of:=DATE(VALUE(MID([.C352]; 7; 4)); VALUE(MID([.C352]; 4; 2)); VALUE(MID([.C352]; 1; 2)))" office:value-type="date" office:date-value="2014-04-03" calcext:value-type="date">
            <text:p>04/03/14</text:p>
          </table:table-cell>
          <table:table-cell office:value-type="string" calcext:value-type="string">
            <text:p>  Dubravka Šuica <text:s/>(PPE), <text:s/>napisan. - U današnje vrijeme kada svijet s tradicionalnih oblika trgovanja polagano prelazi na e-trgovinu, sigurni, konkurentni i inovativni sustavi elektroničkog plaćanja od znatne su važnosti kako bi se potrošačima, trgovcima i poduzetnicima omogućilo da u cijelosti iskoriste prednosti jedinstvenog tržišta. Razvijene zemlje su lideri u bezgotovinskim transakcijama na tržištu te kao takve aktivno promiču kupovanje roba i usluga putem interneta što rezultira širim spektrom izbora za potrošače. </text:p>
          </table:table-cell>
        </table:table-row>
        <table:table-row table:style-name="ro1">
          <table:table-cell office:value-type="string" calcext:value-type="string">
            <text:p>http://www.europarl.europa.eu/sides/getDoc.do?pubRef=-//EP//TEXT+CRE+20140403+ITEM-009-25+DOC+XML+V0//EN&amp;amp;language=EN&amp;amp;query=INTERV&amp;amp;detail=4-232-483</text:p>
          </table:table-cell>
          <table:table-cell office:value-type="string" calcext:value-type="string">
            <text:p><text:s/>European single market for electronic communications (A7-0190/2014 - Pilar del Castillo Vera) </text:p>
          </table:table-cell>
          <table:table-cell office:value-type="string" calcext:value-type="string">
            <text:p>03-04-2014</text:p>
          </table:table-cell>
          <table:table-cell table:formula="of:=DATE(VALUE(MID([.C353]; 7; 4)); VALUE(MID([.C353]; 4; 2)); VALUE(MID([.C353]; 1; 2)))" office:value-type="date" office:date-value="2014-04-03" calcext:value-type="date">
            <text:p>04/03/14</text:p>
          </table:table-cell>
          <table:table-cell office:value-type="string" calcext:value-type="string">
            <text:p>  Dubravka Šuica <text:s/>(PPE), <text:s/>napisan. - O izvješću imam pozitivno mišljenje. Tijekom desetljeća iza nas internet se prometnuo u otvorenu platformu za inovacije na način da je otvoren krajnjim korisnicima kao i pružateljima sadržaja i aplikacijama te internet uslugama. Prema svakom internetskom sadržaju moramo postupati jednako, bez diskriminacije i onemogućavanja dostupnosti ili smetnji jer jedino tako možemo osigurati gospodarske aktivnosti karakteristične za digitalno doba. </text:p>
          </table:table-cell>
        </table:table-row>
        <table:table-row table:style-name="ro1">
          <table:table-cell office:value-type="string" calcext:value-type="string">
            <text:p>http://www.europarl.europa.eu/sides/getDoc.do?pubRef=-//EP//TEXT+CRE+20140403+ITEM-009-26+DOC+XML+V0//EN&amp;amp;language=EN&amp;amp;query=INTERV&amp;amp;detail=4-232-820</text:p>
          </table:table-cell>
          <table:table-cell office:value-type="string" calcext:value-type="string">
            <text:p><text:s/>Electronic identification and trust services for electronic transactions in the internal market (A7-0365/2013 - Marita Ulvskog) </text:p>
          </table:table-cell>
          <table:table-cell office:value-type="string" calcext:value-type="string">
            <text:p>03-04-2014</text:p>
          </table:table-cell>
          <table:table-cell table:formula="of:=DATE(VALUE(MID([.C354]; 7; 4)); VALUE(MID([.C354]; 4; 2)); VALUE(MID([.C354]; 1; 2)))" office:value-type="date" office:date-value="2014-04-03" calcext:value-type="date">
            <text:p>04/03/14</text:p>
          </table:table-cell>
          <table:table-cell office:value-type="string" calcext:value-type="string">
            <text:p>  Dubravka Šuica <text:s/>(PPE), <text:s/>napisan. - Podržavam ovo izvješće. Naime, bitno je graditi povjerenje u internetsko okruženje koje je ključno za gospodarski i socijalni razvoj današnjice. Ukoliko ne postoji povjerenje ispašta gospodarstvo u cjelini jer manjkom ekonomske aktivnosti od strane potrošača, poduzeća ili uprave, a koja je rezultat nedostatka pravne sigurnosti, zaustavlja se rast tržišta jer su onemogućene elektroničke transakcije i čitava plejada novih usluga. </text:p>
          </table:table-cell>
        </table:table-row>
        <table:table-row table:style-name="ro1">
          <table:table-cell office:value-type="string" calcext:value-type="string">
            <text:p>http://www.europarl.europa.eu/sides/getDoc.do?pubRef=-//EP//TEXT+CRE+20140403+ITEM-009-27+DOC+XML+V0//EN&amp;amp;language=EN&amp;amp;query=INTERV&amp;amp;detail=4-232-962</text:p>
          </table:table-cell>
          <table:table-cell office:value-type="string" calcext:value-type="string">
            <text:p><text:s/>Statutory audit of public-interest entities (A7-0177/2013 - Sajjad Karim) </text:p>
          </table:table-cell>
          <table:table-cell office:value-type="string" calcext:value-type="string">
            <text:p>03-04-2014</text:p>
          </table:table-cell>
          <table:table-cell table:formula="of:=DATE(VALUE(MID([.C355]; 7; 4)); VALUE(MID([.C355]; 4; 2)); VALUE(MID([.C355]; 1; 2)))" office:value-type="date" office:date-value="2014-04-03" calcext:value-type="date">
            <text:p>04/03/14</text:p>
          </table:table-cell>
          <table:table-cell office:value-type="string" calcext:value-type="string">
            <text:p>  Dubravka Šuica <text:s/>(PPE), <text:s/>napisan. - Govoreći o zakonskoj reviziji, moramo znati kako je jako bitno da ovlašteni revizori, revizorska društva ili članovi njihove poslovne mreže ne pružaju revidiranim subjektima druge usluge osim zakonske revizije jer bi to moglo ugroziti njihovu neovisnost. Usluge pružene od strane revizora moraju se isključivo odnositi na usluge provjere kvalitete podataka, poreznog savjetovanja i druge nerevizijske usluge osim zabranjenih. </text:p>
          </table:table-cell>
        </table:table-row>
        <table:table-row table:style-name="ro1">
          <table:table-cell office:value-type="string" calcext:value-type="string">
            <text:p>http://www.europarl.europa.eu/sides/getDoc.do?pubRef=-//EP//TEXT+CRE+20140403+ITEM-009-28+DOC+XML+V0//EN&amp;amp;language=EN&amp;amp;query=INTERV&amp;amp;detail=4-232-976</text:p>
          </table:table-cell>
          <table:table-cell office:value-type="string" calcext:value-type="string">
            <text:p><text:s/>Statutory audits of annual accounts and consolidated accounts (A7-0171/2013 - Sajjad Karim) </text:p>
          </table:table-cell>
          <table:table-cell office:value-type="string" calcext:value-type="string">
            <text:p>03-04-2014</text:p>
          </table:table-cell>
          <table:table-cell table:formula="of:=DATE(VALUE(MID([.C356]; 7; 4)); VALUE(MID([.C356]; 4; 2)); VALUE(MID([.C356]; 1; 2)))" office:value-type="date" office:date-value="2014-04-03" calcext:value-type="date">
            <text:p>04/03/14</text:p>
          </table:table-cell>
          <table:table-cell office:value-type="string" calcext:value-type="string">
            <text:p>  Dubravka Šuica <text:s/>(PPE), <text:s/>napisan. - O izvješću imam pozitivno mišljenje. Uloga revizora mora biti da aktivno preispita poslodavstvo iz perspektive korisnika, a ne da se društvima omogući dostavljanje financijskih informacija na samostalnoj razini što bi i bilo za očekivati. Podupiranje profesionalnog skepticizma spram subjekta revizije dovodi do unapređenja kvalitete revizije. </text:p>
          </table:table-cell>
        </table:table-row>
        <table:table-row table:style-name="ro1">
          <table:table-cell office:value-type="string" calcext:value-type="string">
            <text:p>http://www.europarl.europa.eu/sides/getDoc.do?pubRef=-//EP//TEXT+CRE+20140403+ITEM-009-29+DOC+XML+V0//EN&amp;amp;language=EN&amp;amp;query=INTERV&amp;amp;detail=4-232-997</text:p>
          </table:table-cell>
          <table:table-cell office:value-type="string" calcext:value-type="string">
            <text:p><text:s/>Reduction or elimination of customs duties on goods originating in Ukraine (A7-0238/2014 - Paweł Zalewski) </text:p>
          </table:table-cell>
          <table:table-cell office:value-type="string" calcext:value-type="string">
            <text:p>03-04-2014</text:p>
          </table:table-cell>
          <table:table-cell table:formula="of:=DATE(VALUE(MID([.C357]; 7; 4)); VALUE(MID([.C357]; 4; 2)); VALUE(MID([.C357]; 1; 2)))" office:value-type="date" office:date-value="2014-04-03" calcext:value-type="date">
            <text:p>04/03/14</text:p>
          </table:table-cell>
          <table:table-cell office:value-type="string" calcext:value-type="string">
            <text:p>  Dubravka Šuica <text:s/>(PPE), <text:s/>napisan. - Podržala sam ovaj prijedlog budući da je Ukrajina u teškoj situaciji te moramo pružiti potporu stanovnicima Ukrajine, a kako se Hrvatska u bliskoj prošlosti našla u sličnoj situaciji uzrokovanoj ratom svjesna sam potrebe i važnosti ovakve odluke za građane Ukrajine jer se pored mnogobrojnih problema susreće i s problemima financijske naravi. </text:p>
          </table:table-cell>
        </table:table-row>
        <table:table-row table:style-name="ro1">
          <table:table-cell office:value-type="string" calcext:value-type="string">
            <text:p>http://www.europarl.europa.eu/sides/getDoc.do?pubRef=-//EP//TEXT+CRE+20140403+ITEM-009-30+DOC+XML+V0//EN&amp;amp;language=EN&amp;amp;query=INTERV&amp;amp;detail=4-238-050</text:p>
          </table:table-cell>
          <table:table-cell office:value-type="string" calcext:value-type="string">
            <text:p><text:s/>EU comprehensive approach and coherence of EU external action (A7-0138/2014 - Arnaud Danjean) </text:p>
          </table:table-cell>
          <table:table-cell office:value-type="string" calcext:value-type="string">
            <text:p>03-04-2014</text:p>
          </table:table-cell>
          <table:table-cell table:formula="of:=DATE(VALUE(MID([.C358]; 7; 4)); VALUE(MID([.C358]; 4; 2)); VALUE(MID([.C358]; 1; 2)))" office:value-type="date" office:date-value="2014-04-03" calcext:value-type="date">
            <text:p>04/03/14</text:p>
          </table:table-cell>
          <table:table-cell office:value-type="string" calcext:value-type="string">
            <text:p>  Dubravka Šuica <text:s/>(PPE), <text:s/>napisan. - Podržavam ovo izvješće jer se njime naglašava važnost djelotvorne koordinacije i koherentnosti vanjskog djelovanja Europske unije. Zbog sve veće borbe za energetsku sigurnost i sigurnost resursa, sve ozbiljnijih učinaka klimatskih promjena te zbog teške i dugotrajne globalne financijske i gospodarske krize koja pogađa sve države članice, EU mora sačuvati i promicati svoje vrijednosti, interese i stabilnost na globalnoj sceni, kao i štititi sigurnost i blagostanje svojih građana. </text:p>
          </table:table-cell>
        </table:table-row>
        <table:table-row table:style-name="ro1">
          <table:table-cell office:value-type="string" calcext:value-type="string">
            <text:p>http://www.europarl.europa.eu/sides/getDoc.do?pubRef=-//EP//TEXT+CRE+20140403+ITEM-009-31+DOC+XML+V0//EN&amp;amp;language=EN&amp;amp;query=INTERV&amp;amp;detail=4-238-064</text:p>
          </table:table-cell>
          <table:table-cell office:value-type="string" calcext:value-type="string">
            <text:p><text:s/>2012 discharge: European Commission and executive agencies (A7-0242/2014 - Markus Pieper) </text:p>
          </table:table-cell>
          <table:table-cell office:value-type="string" calcext:value-type="string">
            <text:p>03-04-2014</text:p>
          </table:table-cell>
          <table:table-cell table:formula="of:=DATE(VALUE(MID([.C359]; 7; 4)); VALUE(MID([.C359]; 4; 2)); VALUE(MID([.C359]; 1; 2)))" office:value-type="date" office:date-value="2014-04-03" calcext:value-type="date">
            <text:p>04/03/14</text:p>
          </table:table-cell>
          <table:table-cell office:value-type="string" calcext:value-type="string">
            <text:p>  Dubravka Šuica <text:s/>(PPE), <text:s/>napisan. - Čak za provedbu 80% sredstava fondova Europske unije zadužene su nacionalne ili regionalne vlasti država članica, no krajnja odgovornost za nadziranje potrošnje dostupnih sredstava dodijeljena je Europskoj komisiji. Poljoprivreda i regionalna politika područja su u kojima su stope pogrešaka već treću godinu zaredom porasle. Stoga se slažem s tekstom izvješća u kojemu se naglašava potreba stvaranja nacionalnih deklaracija kako bi se unaprijedilo praćenje zakonitosti i pouzdanosti financijskih transakcija. </text:p>
          </table:table-cell>
        </table:table-row>
        <table:table-row table:style-name="ro1">
          <table:table-cell office:value-type="string" calcext:value-type="string">
            <text:p>http://www.europarl.europa.eu/sides/getDoc.do?pubRef=-//EP//TEXT+CRE+20140403+ITEM-009-32+DOC+XML+V0//EN&amp;amp;language=EN&amp;amp;query=INTERV&amp;amp;detail=4-238-075</text:p>
          </table:table-cell>
          <table:table-cell office:value-type="string" calcext:value-type="string">
            <text:p><text:s/>Court of Auditors' special reports in the context of the 2012 Commission discharge (A7-0222/2014 - Markus Pieper) </text:p>
          </table:table-cell>
          <table:table-cell office:value-type="string" calcext:value-type="string">
            <text:p>03-04-2014</text:p>
          </table:table-cell>
          <table:table-cell table:formula="of:=DATE(VALUE(MID([.C360]; 7; 4)); VALUE(MID([.C360]; 4; 2)); VALUE(MID([.C360]; 1; 2)))" office:value-type="date" office:date-value="2014-04-03" calcext:value-type="date">
            <text:p>04/03/14</text:p>
          </table:table-cell>
          <table:table-cell office:value-type="string" calcext:value-type="string">
            <text:p>  Dubravka Šuica <text:s/>(PPE), <text:s/>napisan. - Prihvaćam izvješće uvaženog zastupnika Piepera o posebnom izvješću Revizorskog suda u kontekstu razrješenja Komisije 2012.godine. Ovo izvješće daje informacije o problemima koji se tiču implementacije fondova, a oni su od velike koristi Parlamentu u izvršenju svoje uloge razrješenja određenih tijela. Opažanja navedena u ovom izvješću čine važan dio rezolucije o razrješenju u pogledu implementacije generalnog budžeta Europske unije u financijskoj godini 2012.</text:p>
          </table:table-cell>
        </table:table-row>
        <table:table-row table:style-name="ro1">
          <table:table-cell office:value-type="string" calcext:value-type="string">
            <text:p>http://www.europarl.europa.eu/sides/getDoc.do?pubRef=-//EP//TEXT+CRE+20140403+ITEM-009-33+DOC+XML+V0//EN&amp;amp;language=EN&amp;amp;query=INTERV&amp;amp;detail=4-238-023</text:p>
          </table:table-cell>
          <table:table-cell office:value-type="string" calcext:value-type="string">
            <text:p><text:s/>2012 discharge: 8th, 9th and 10th European Development Funds (A7-0176/2014 - Jan Mulder) </text:p>
          </table:table-cell>
          <table:table-cell office:value-type="string" calcext:value-type="string">
            <text:p>03-04-2014</text:p>
          </table:table-cell>
          <table:table-cell table:formula="of:=DATE(VALUE(MID([.C361]; 7; 4)); VALUE(MID([.C361]; 4; 2)); VALUE(MID([.C361]; 1; 2)))" office:value-type="date" office:date-value="2014-04-03" calcext:value-type="date">
            <text:p>04/03/14</text:p>
          </table:table-cell>
          <table:table-cell office:value-type="string" calcext:value-type="string">
            <text:p>  Dubravka Šuica <text:s/>(PPE), <text:s/>napisan. - U području razvoja, EU surađuje s brojnim zemljama u razvoju. Glavni cilj je promicanje gospodarskog razvoja s posebnim naglaskom na borbu protiv siromaštva. Za provedbe strategije, sredstva Unije dolaze iz tri izvora : proračuna EU-a, Europskog razvojnog fonda i Europske investicijske banke. Europski razvojni fond (ERF) glavni je instrument kojim Unija potiče razvoj afričkih, karipskih i pacifičkih država (AKP) i prekomorskih zemalja i područja (PZP). </text:p>
          </table:table-cell>
        </table:table-row>
        <table:table-row table:style-name="ro1">
          <table:table-cell office:value-type="string" calcext:value-type="string">
            <text:p>http://www.europarl.europa.eu/sides/getDoc.do?pubRef=-//EP//TEXT+CRE+20140403+ITEM-009-34+DOC+XML+V0//EN&amp;amp;language=EN&amp;amp;query=INTERV&amp;amp;detail=4-238-044</text:p>
          </table:table-cell>
          <table:table-cell office:value-type="string" calcext:value-type="string">
            <text:p><text:s/>2012 discharge: European Council and Council (A7-0189/2014 - Bogusław Sonik) </text:p>
          </table:table-cell>
          <table:table-cell office:value-type="string" calcext:value-type="string">
            <text:p>03-04-2014</text:p>
          </table:table-cell>
          <table:table-cell table:formula="of:=DATE(VALUE(MID([.C362]; 7; 4)); VALUE(MID([.C362]; 4; 2)); VALUE(MID([.C362]; 1; 2)))" office:value-type="date" office:date-value="2014-04-03" calcext:value-type="date">
            <text:p>04/03/14</text:p>
          </table:table-cell>
          <table:table-cell office:value-type="string" calcext:value-type="string">
            <text:p>  Dubravka Šuica <text:s/>(PPE), <text:s/>napisan. - U 2012. godini Europsko vijeće i Vijeće imali su ukupni budžet od 533 920 000 EUR s provedbom od 91% što pokazuje da je nedovoljno korištenje sredstava još uvijek na visokoj razini te da je potrebno razviti ključne pokazatelje uspješnosti unutar najkritičnijih područja: putna izaslanstva, logistika i interpretacija. Kako bi povećali transparentnost financijskih upravljanja i poboljšali odgovornost obje institucije, potrebno je odvojiti proračune Europskog vijeća i Vijeća. </text:p>
          </table:table-cell>
        </table:table-row>
        <table:table-row table:style-name="ro1">
          <table:table-cell office:value-type="string" calcext:value-type="string">
            <text:p>http://www.europarl.europa.eu/sides/getDoc.do?pubRef=-//EP//TEXT+CRE+20140403+ITEM-009-35+DOC+XML+V0//EN&amp;amp;language=EN&amp;amp;query=INTERV&amp;amp;detail=4-238-998</text:p>
          </table:table-cell>
          <table:table-cell office:value-type="string" calcext:value-type="string">
            <text:p><text:s/>2012 discharge: European External Action Service (A7-0199/2014 - Tamás Deutsch) </text:p>
          </table:table-cell>
          <table:table-cell office:value-type="string" calcext:value-type="string">
            <text:p>03-04-2014</text:p>
          </table:table-cell>
          <table:table-cell table:formula="of:=DATE(VALUE(MID([.C363]; 7; 4)); VALUE(MID([.C363]; 4; 2)); VALUE(MID([.C363]; 1; 2)))" office:value-type="date" office:date-value="2014-04-03" calcext:value-type="date">
            <text:p>04/03/14</text:p>
          </table:table-cell>
          <table:table-cell office:value-type="string" calcext:value-type="string">
            <text:p>  Dubravka Šuica <text:s/>(PPE), <text:s/>napisan. - Europska služba za vanjsko djelovanje (EEAS) je nedavno oformljena institucija što je rezultat konsolidacije Odjela za vanjske odnose Vijeća EU-a i Europske komisije. 2011. godina bila je prva godina rada s brojnim tehničkim izazovima koje je trebalo prevladati, posebice onima u nabavi i zapošljavanju. </text:p>
          </table:table-cell>
        </table:table-row>
        <table:table-row table:style-name="ro1">
          <table:table-cell office:value-type="string" calcext:value-type="string">
            <text:p>http://www.europarl.europa.eu/sides/getDoc.do?pubRef=-//EP//TEXT+CRE+20140403+ITEM-009-36+DOC+XML+V0//EN&amp;amp;language=EN&amp;amp;query=INTERV&amp;amp;detail=4-241-495</text:p>
          </table:table-cell>
          <table:table-cell office:value-type="string" calcext:value-type="string">
            <text:p><text:s/>Electronic identification of bovine animals (A7-0199/2012 - Sophie Auconie) </text:p>
          </table:table-cell>
          <table:table-cell office:value-type="string" calcext:value-type="string">
            <text:p>03-04-2014</text:p>
          </table:table-cell>
          <table:table-cell table:formula="of:=DATE(VALUE(MID([.C364]; 7; 4)); VALUE(MID([.C364]; 4; 2)); VALUE(MID([.C364]; 1; 2)))" office:value-type="date" office:date-value="2014-04-03" calcext:value-type="date">
            <text:p>04/03/14</text:p>
          </table:table-cell>
          <table:table-cell office:value-type="string" calcext:value-type="string">
            <text:p>  Dubravka Šuica <text:s/>(PPE), <text:s/>napisan. - Podržavam ovo izvješće jer ima za cilj osigurati zakonski okvir koji se odnosi na označavanje goveda, te se temelji na jasnoći i provedivosti, što vodi ka optimizaciji sigurnosti hrane. Smatram da je, s obzirom na važnost ove problematike, potrebno kontinuirano ažuriranje i jačanje pravnog okvira kojim se jamči zaštita građana po pitanju sigurnosti hrane. </text:p>
          </table:table-cell>
        </table:table-row>
        <table:table-row table:style-name="ro1">
          <table:table-cell office:value-type="string" calcext:value-type="string">
            <text:p>http://www.europarl.europa.eu/sides/getDoc.do?pubRef=-//EP//TEXT+CRE+20140403+ITEM-009-37+DOC+XML+V0//EN&amp;amp;language=EN&amp;amp;query=INTERV&amp;amp;detail=4-241-874</text:p>
          </table:table-cell>
          <table:table-cell office:value-type="string" calcext:value-type="string">
            <text:p><text:s/>2012 discharge: Court of Justice (A7-0213/2014 - Tamás Deutsch) </text:p>
          </table:table-cell>
          <table:table-cell office:value-type="string" calcext:value-type="string">
            <text:p>03-04-2014</text:p>
          </table:table-cell>
          <table:table-cell table:formula="of:=DATE(VALUE(MID([.C365]; 7; 4)); VALUE(MID([.C365]; 4; 2)); VALUE(MID([.C365]; 1; 2)))" office:value-type="date" office:date-value="2014-04-03" calcext:value-type="date">
            <text:p>04/03/14</text:p>
          </table:table-cell>
          <table:table-cell office:value-type="string" calcext:value-type="string">
            <text:p>  Dubravka Šuica <text:s/>(PPE), <text:s/>napisan. - Revizorski sud je u godišnjem izvješću ustvrdio da ne postoje značajne pogreške u revidiranim temama vezanim za sektor ljudskih resursa i nabave za Sud EU-a. Revizorski je sud zaključio da su sve uplate bile zaključene s 31. prosincem 2012. godine te da je stopa provedbe iznosila 98,63%, što je više nego u 2011. godini.</text:p>
          </table:table-cell>
        </table:table-row>
        <table:table-row table:style-name="ro1">
          <table:table-cell office:value-type="string" calcext:value-type="string">
            <text:p>http://www.europarl.europa.eu/sides/getDoc.do?pubRef=-//EP//TEXT+CRE+20140403+ITEM-009-38+DOC+XML+V0//EN&amp;amp;language=EN&amp;amp;query=INTERV&amp;amp;detail=4-241-966</text:p>
          </table:table-cell>
          <table:table-cell office:value-type="string" calcext:value-type="string">
            <text:p><text:s/>2012 discharge: Court of Auditors (A7-0212/2014 - Tamás Deutsch) </text:p>
          </table:table-cell>
          <table:table-cell office:value-type="string" calcext:value-type="string">
            <text:p>03-04-2014</text:p>
          </table:table-cell>
          <table:table-cell table:formula="of:=DATE(VALUE(MID([.C366]; 7; 4)); VALUE(MID([.C366]; 4; 2)); VALUE(MID([.C366]; 1; 2)))" office:value-type="date" office:date-value="2014-04-03" calcext:value-type="date">
            <text:p>04/03/14</text:p>
          </table:table-cell>
          <table:table-cell office:value-type="string" calcext:value-type="string">
            <text:p>  Dubravka Šuica <text:s/>(PPE), <text:s/>napisan. - Revizorski sud kao vanjski revizor djeluje kao nezavisni zaštitnik financijskih interesa građana EU-a i doprinosi poboljšanju financijskog upravljanja. Njegova je uloga unaprijediti upravljanje financijama EU-a i izvještavanje o korištenju javnih fondova. Kako bi mogao dobro obavljati svoj posao, Revizorski sud mora biti u potpunosti nezavisan od drugih institucija, ali i ostati u stalnom kontaktu s njima. </text:p>
          </table:table-cell>
        </table:table-row>
        <table:table-row table:style-name="ro1">
          <table:table-cell office:value-type="string" calcext:value-type="string">
            <text:p>http://www.europarl.europa.eu/sides/getDoc.do?pubRef=-//EP//TEXT+CRE+20140403+ITEM-009-39+DOC+XML+V0//EN&amp;amp;language=EN&amp;amp;query=INTERV&amp;amp;detail=4-241-751</text:p>
          </table:table-cell>
          <table:table-cell office:value-type="string" calcext:value-type="string">
            <text:p><text:s/>2012 discharge: Economic and Social Committee (A7-0218/2014 - Bogusław Sonik) </text:p>
          </table:table-cell>
          <table:table-cell office:value-type="string" calcext:value-type="string">
            <text:p>03-04-2014</text:p>
          </table:table-cell>
          <table:table-cell table:formula="of:=DATE(VALUE(MID([.C367]; 7; 4)); VALUE(MID([.C367]; 4; 2)); VALUE(MID([.C367]; 1; 2)))" office:value-type="date" office:date-value="2014-04-03" calcext:value-type="date">
            <text:p>04/03/14</text:p>
          </table:table-cell>
          <table:table-cell office:value-type="string" calcext:value-type="string">
            <text:p>  Dubravka Šuica <text:s/>(PPE), <text:s/>napisan. - O izvješću imam pozitivno mišljenje. Naime, u skladu s obavljenom revizijom poslovanja, Revizorski sud je zaključio kako su sva plaćanja za administrativne i ostale troškove institucija i tijela provedena bez problema i nepravilnosti. Također, u svom izvješću za 2012. godinu, Revizorski sud je zaključio kako nije bilo bitnih slabosti vezano uz poslovanja s ljudskim resursima i nabavkama Gospodarskog i socijalnog odbora (EESC). </text:p>
          </table:table-cell>
        </table:table-row>
        <table:table-row table:style-name="ro1">
          <table:table-cell office:value-type="string" calcext:value-type="string">
            <text:p>http://www.europarl.europa.eu/sides/getDoc.do?pubRef=-//EP//TEXT+CRE+20140403+ITEM-009-40+DOC+XML+V0//EN&amp;amp;language=EN&amp;amp;query=INTERV&amp;amp;detail=4-244-042</text:p>
          </table:table-cell>
          <table:table-cell office:value-type="string" calcext:value-type="string">
            <text:p><text:s/>2012 discharge: Committee of the Regions (A7-0226/2014 - Bogusław Sonik) </text:p>
          </table:table-cell>
          <table:table-cell office:value-type="string" calcext:value-type="string">
            <text:p>03-04-2014</text:p>
          </table:table-cell>
          <table:table-cell table:formula="of:=DATE(VALUE(MID([.C368]; 7; 4)); VALUE(MID([.C368]; 4; 2)); VALUE(MID([.C368]; 1; 2)))" office:value-type="date" office:date-value="2014-04-03" calcext:value-type="date">
            <text:p>04/03/14</text:p>
          </table:table-cell>
          <table:table-cell office:value-type="string" calcext:value-type="string">
            <text:p>  Dubravka Šuica <text:s/>(PPE), <text:s/>napisan. - Podržavam ovo izvješće. Naime, u izvješću iz 2012. godine Revizorski sud nije uočio nikakve slabosti vezane u poslovanje Odbora regija, bilo da se radi o ljudskim resursima ili aktivnostima nabave. Također, sva plaćanja su učinjena u skladu s očekivanjima, bez odstupanja. Ukupan budžet u 2012. godini iznosio je 86 503 000 EUR što je povećanje u odnosu na 2011. godinu kada je proračun iznosio 84 059 000 EUR. </text:p>
          </table:table-cell>
        </table:table-row>
        <table:table-row table:style-name="ro1">
          <table:table-cell office:value-type="string" calcext:value-type="string">
            <text:p>http://www.europarl.europa.eu/sides/getDoc.do?pubRef=-//EP//TEXT+CRE+20140403+ITEM-009-41+DOC+XML+V0//EN&amp;amp;language=EN&amp;amp;query=INTERV&amp;amp;detail=4-244-667</text:p>
          </table:table-cell>
          <table:table-cell office:value-type="string" calcext:value-type="string">
            <text:p><text:s/>2012 discharge: European Ombudsman (A7-0225/2014 - Bogusław Sonik) </text:p>
          </table:table-cell>
          <table:table-cell office:value-type="string" calcext:value-type="string">
            <text:p>03-04-2014</text:p>
          </table:table-cell>
          <table:table-cell table:formula="of:=DATE(VALUE(MID([.C369]; 7; 4)); VALUE(MID([.C369]; 4; 2)); VALUE(MID([.C369]; 1; 2)))" office:value-type="date" office:date-value="2014-04-03" calcext:value-type="date">
            <text:p>04/03/14</text:p>
          </table:table-cell>
          <table:table-cell office:value-type="string" calcext:value-type="string">
            <text:p>  Dubravka Šuica <text:s/>(PPE), <text:s/>napisan. - Podržavam ovo izvješće. Revizorski sud niti u ovom slučaju nije našao nepravilnosti u poslovanju Ombudsmana. Sva sredstva u poslovanju uložena su u skladu s prethodno definiranim pravilima uz transparentno obrazloženje. Od ukupnog budžeta koji je iznosio 9 516 500 EUR najveći dio, 7 275 000 EUR otpao je na plaće zaposlenih, 1 656 500 EUR uloženo je u održavanje objekata, opremu i ostale troškove poslovanja dok je 585 000 EUR otpalo na posebne aktivnosti institucije. Veliki problem i u ovom slučaju javlja se kod prevođenja materije što se može korigirati na način da se osigura suradnja s ostalim institucijama. </text:p>
          </table:table-cell>
        </table:table-row>
        <table:table-row table:style-name="ro1">
          <table:table-cell office:value-type="string" calcext:value-type="string">
            <text:p>http://www.europarl.europa.eu/sides/getDoc.do?pubRef=-//EP//TEXT+CRE+20140403+ITEM-009-42+DOC+XML+V0//EN&amp;amp;language=EN&amp;amp;query=INTERV&amp;amp;detail=4-244-942</text:p>
          </table:table-cell>
          <table:table-cell office:value-type="string" calcext:value-type="string">
            <text:p><text:s/>2012 discharge: European Data Protection Supervisor (A7-0228/2014 - Bogusław Sonik) </text:p>
          </table:table-cell>
          <table:table-cell office:value-type="string" calcext:value-type="string">
            <text:p>03-04-2014</text:p>
          </table:table-cell>
          <table:table-cell table:formula="of:=DATE(VALUE(MID([.C370]; 7; 4)); VALUE(MID([.C370]; 4; 2)); VALUE(MID([.C370]; 1; 2)))" office:value-type="date" office:date-value="2014-04-03" calcext:value-type="date">
            <text:p>04/03/14</text:p>
          </table:table-cell>
          <table:table-cell office:value-type="string" calcext:value-type="string">
            <text:p>  Dubravka Šuica <text:s/>(PPE), <text:s/>napisan. - O izvješću imam pozitivno mišljenje. Kako je Revizorski sud izvijestio da je pregledom poslovanja Europskog nadzornika za zaštitu podataka utvrđeno da ne postoje nepravilnosti niti problemi u poslovanju, zaključujem kako su svoj posao obavili zadovoljavajuće. Također, Revizorski sud je zaključio da su mjere racionalizacije poslovanja uvedene za 2012. godinu donijele konkretne rezultate, a dodatno je pohvalno što Europski nadzornik za zaštitu podataka i dalje za zadatak ima poboljšanje nadgledanja sustava i kontrolu poslovnih aktivnosti. </text:p>
          </table:table-cell>
        </table:table-row>
        <table:table-row table:style-name="ro1">
          <table:table-cell office:value-type="string" calcext:value-type="string">
            <text:p>http://www.europarl.europa.eu/sides/getDoc.do?pubRef=-//EP//TEXT+CRE+20140403+ITEM-009-43+DOC+XML+V0//EN&amp;amp;language=EN&amp;amp;query=INTERV&amp;amp;detail=4-244-885</text:p>
          </table:table-cell>
          <table:table-cell office:value-type="string" calcext:value-type="string">
            <text:p><text:s/>2012 discharge: Performance, financial management and control of EU agencies (A7-0237/2014 - Petri Sarvamaa) </text:p>
          </table:table-cell>
          <table:table-cell office:value-type="string" calcext:value-type="string">
            <text:p>03-04-2014</text:p>
          </table:table-cell>
          <table:table-cell table:formula="of:=DATE(VALUE(MID([.C371]; 7; 4)); VALUE(MID([.C371]; 4; 2)); VALUE(MID([.C371]; 1; 2)))" office:value-type="date" office:date-value="2014-04-03" calcext:value-type="date">
            <text:p>04/03/14</text:p>
          </table:table-cell>
          <table:table-cell office:value-type="string" calcext:value-type="string">
            <text:p>  Dubravka Šuica <text:s/>(PPE), <text:s/>napisan. - Podržavam ovo izvješće. Naime, bitno je istaknuti koliko su zadaci koje agencije obavljaju važni za svakodnevni život građana Europske unije i koliki je njihov izravan utjecaj. Također, izuzetno je bitno bilo decentralizirati neke od agencija kako bi se osigurala njihova veća učinkovitost kao i efikasnija implementacija politika Unije. </text:p>
          </table:table-cell>
        </table:table-row>
        <table:table-row table:style-name="ro1">
          <table:table-cell office:value-type="string" calcext:value-type="string">
            <text:p>http://www.europarl.europa.eu/sides/getDoc.do?pubRef=-//EP//TEXT+CRE+20140403+ITEM-009-44+DOC+XML+V0//EN&amp;amp;language=EN&amp;amp;query=INTERV&amp;amp;detail=4-244-060</text:p>
          </table:table-cell>
          <table:table-cell office:value-type="string" calcext:value-type="string">
            <text:p><text:s/>2012 discharge: European Agency for the Cooperation of Energy Regulators (A7-0208/2014 - Petri Sarvamaa) </text:p>
          </table:table-cell>
          <table:table-cell office:value-type="string" calcext:value-type="string">
            <text:p>03-04-2014</text:p>
          </table:table-cell>
          <table:table-cell table:formula="of:=DATE(VALUE(MID([.C372]; 7; 4)); VALUE(MID([.C372]; 4; 2)); VALUE(MID([.C372]; 1; 2)))" office:value-type="date" office:date-value="2014-04-03" calcext:value-type="date">
            <text:p>04/03/14</text:p>
          </table:table-cell>
          <table:table-cell office:value-type="string" calcext:value-type="string">
            <text:p>  Dubravka Šuica <text:s/>(PPE), <text:s/>napisan. - O izvješću imam pozitivno mišljenje. Naime, Agencija za zadatak ima osigurati da načela jedinstvenog EU tržišta funkcioniraju kod trgovine i distribucije obnovljivih i neobnovljivih izvora energije dok, u isto vrijeme, pomaže nacionalnim regulatornim tijelima (u Hrvatskoj to je HERA) da provode svoje regulatorne funkcije na razini cijele Europe. </text:p>
          </table:table-cell>
        </table:table-row>
        <table:table-row table:style-name="ro1">
          <table:table-cell office:value-type="string" calcext:value-type="string">
            <text:p>http://www.europarl.europa.eu/sides/getDoc.do?pubRef=-//EP//TEXT+CRE+20140403+ITEM-009-45+DOC+XML+V0//EN&amp;amp;language=EN&amp;amp;query=INTERV&amp;amp;detail=4-244-052</text:p>
          </table:table-cell>
          <table:table-cell office:value-type="string" calcext:value-type="string">
            <text:p><text:s/>2012 discharge: Body of European Regulators for Electronic Communications (A7-0206/2014 - Petri Sarvamaa) </text:p>
          </table:table-cell>
          <table:table-cell office:value-type="string" calcext:value-type="string">
            <text:p>03-04-2014</text:p>
          </table:table-cell>
          <table:table-cell table:formula="of:=DATE(VALUE(MID([.C373]; 7; 4)); VALUE(MID([.C373]; 4; 2)); VALUE(MID([.C373]; 1; 2)))" office:value-type="date" office:date-value="2014-04-03" calcext:value-type="date">
            <text:p>04/03/14</text:p>
          </table:table-cell>
          <table:table-cell office:value-type="string" calcext:value-type="string">
            <text:p>  Dubravka Šuica <text:s/>(PPE), <text:s/>napisan. - O izvješću imam pozitivno mišljenje. Znajući kako je Tijelo europskih regulatora za elektroničke komunikacije (BEREC) osnovano kako bi promicalo dosljednu primjenu propisa Unije radi poboljšanja funkcioniranja jedinstvenog tržišta, jasno je kako ima veliku važnost i potencijal. </text:p>
          </table:table-cell>
        </table:table-row>
        <table:table-row table:style-name="ro1">
          <table:table-cell office:value-type="string" calcext:value-type="string">
            <text:p>http://www.europarl.europa.eu/sides/getDoc.do?pubRef=-//EP//TEXT+CRE+20140403+ITEM-009-46+DOC+XML+V0//EN&amp;amp;language=EN&amp;amp;query=INTERV&amp;amp;detail=4-244-553</text:p>
          </table:table-cell>
          <table:table-cell office:value-type="string" calcext:value-type="string">
            <text:p><text:s/>2012 discharge: Translation Centre for the Bodies of the European Union (A7-0205/2014 - Petri Sarvamaa) </text:p>
          </table:table-cell>
          <table:table-cell office:value-type="string" calcext:value-type="string">
            <text:p>03-04-2014</text:p>
          </table:table-cell>
          <table:table-cell table:formula="of:=DATE(VALUE(MID([.C374]; 7; 4)); VALUE(MID([.C374]; 4; 2)); VALUE(MID([.C374]; 1; 2)))" office:value-type="date" office:date-value="2014-04-03" calcext:value-type="date">
            <text:p>04/03/14</text:p>
          </table:table-cell>
          <table:table-cell office:value-type="string" calcext:value-type="string">
            <text:p>  Dubravka Šuica <text:s/>(PPE), <text:s/>napisan. - O izvješću imam pozitivno mišljenje. Tijekom godine nije bilo problema s proračunom niti prolongiranja dospjelih obaveza. Također, prema zaključku Revizorskog suda sva plaćanja koja su se odvijala tijekom 2012. godine bila su unutar zacrtanih granica financijskih gabarita zbog čega se može zaključiti kako je planiranje bilo uspješno. Javna nabava provedena je u skladu s pravilima i očekivanjima. </text:p>
          </table:table-cell>
        </table:table-row>
        <table:table-row table:style-name="ro1">
          <table:table-cell office:value-type="string" calcext:value-type="string">
            <text:p>http://www.europarl.europa.eu/sides/getDoc.do?pubRef=-//EP//TEXT+CRE+20140403+ITEM-009-47+DOC+XML+V0//EN&amp;amp;language=EN&amp;amp;query=INTERV&amp;amp;detail=4-244-904</text:p>
          </table:table-cell>
          <table:table-cell office:value-type="string" calcext:value-type="string">
            <text:p><text:s/>2012 discharge: European Centre for the Development of Vocational Training (A7-0207/2014 - Petri Sarvamaa) </text:p>
          </table:table-cell>
          <table:table-cell office:value-type="string" calcext:value-type="string">
            <text:p>03-04-2014</text:p>
          </table:table-cell>
          <table:table-cell table:formula="of:=DATE(VALUE(MID([.C375]; 7; 4)); VALUE(MID([.C375]; 4; 2)); VALUE(MID([.C375]; 1; 2)))" office:value-type="date" office:date-value="2014-04-03" calcext:value-type="date">
            <text:p>04/03/14</text:p>
          </table:table-cell>
          <table:table-cell office:value-type="string" calcext:value-type="string">
            <text:p>  Dubravka Šuica <text:s/>(PPE), <text:s/>napisan. - O izvješću imam pozitivno mišljenje. Centar ima veliku ulogu u promociji strukovne izobrazbe na razini Europske unije u trenutku kada su potrebne nove metode. U suradnji s politikama Unije koje za zadatak imaju razviti potencijal potreban za gospodarski razvoj djeluje na sve aktivnosti, od izobrazbe pojedinaca do zaposlenja, što je posebice važno u ovim teškim vremenima krize. Pozitivno je i saznanje kako je široka paleta dionika koji se obraćaju samom Centru za suradnju, što svjedoči o njegovoj kvaliteti rada. </text:p>
          </table:table-cell>
        </table:table-row>
        <table:table-row table:style-name="ro1">
          <table:table-cell office:value-type="string" calcext:value-type="string">
            <text:p>http://www.europarl.europa.eu/sides/getDoc.do?pubRef=-//EP//TEXT+CRE+20140403+ITEM-009-48+DOC+XML+V0//EN&amp;amp;language=EN&amp;amp;query=INTERV&amp;amp;detail=4-244-628</text:p>
          </table:table-cell>
          <table:table-cell office:value-type="string" calcext:value-type="string">
            <text:p><text:s/>2012 discharge: European Police College (A7-0240/2014 - Petri Sarvamaa) </text:p>
          </table:table-cell>
          <table:table-cell office:value-type="string" calcext:value-type="string">
            <text:p>03-04-2014</text:p>
          </table:table-cell>
          <table:table-cell table:formula="of:=DATE(VALUE(MID([.C376]; 7; 4)); VALUE(MID([.C376]; 4; 2)); VALUE(MID([.C376]; 1; 2)))" office:value-type="date" office:date-value="2014-04-03" calcext:value-type="date">
            <text:p>04/03/14</text:p>
          </table:table-cell>
          <table:table-cell office:value-type="string" calcext:value-type="string">
            <text:p>  Dubravka Šuica <text:s/>(PPE), <text:s/>napisan. - O izvješću imam pozitivno mišljenje. Revizorski sud je donio zaključak kako su godišnje transakcije Akademije (CEPOL) provedene u skladu s očekivanjima prema svim materijalnim pokazateljima. Pohvalan je napor koji je Akademija uložila tijekom godina u vlastito upravljanje financijama stoga ih treba poticati da se nastave kretati u istom smjeru, iako postoji još prostora za poboljšanje planiranja i povećanje transparentnosti. </text:p>
          </table:table-cell>
        </table:table-row>
        <table:table-row table:style-name="ro1">
          <table:table-cell office:value-type="string" calcext:value-type="string">
            <text:p>http://www.europarl.europa.eu/sides/getDoc.do?pubRef=-//EP//TEXT+CRE+20140403+ITEM-009-49+DOC+XML+V0//EN&amp;amp;language=EN&amp;amp;query=INTERV&amp;amp;detail=4-244-063</text:p>
          </table:table-cell>
          <table:table-cell office:value-type="string" calcext:value-type="string">
            <text:p><text:s/>2012 discharge: European Aviation Safety Agency (A7-0221/2014 - Petri Sarvamaa) </text:p>
          </table:table-cell>
          <table:table-cell office:value-type="string" calcext:value-type="string">
            <text:p>03-04-2014</text:p>
          </table:table-cell>
          <table:table-cell table:formula="of:=DATE(VALUE(MID([.C377]; 7; 4)); VALUE(MID([.C377]; 4; 2)); VALUE(MID([.C377]; 1; 2)))" office:value-type="date" office:date-value="2014-04-03" calcext:value-type="date">
            <text:p>04/03/14</text:p>
          </table:table-cell>
          <table:table-cell office:value-type="string" calcext:value-type="string">
            <text:p>  Dubravka Šuica <text:s/>(PPE), <text:s/>napisan. - Europska agencija za zrakoplovnu sigurnost ima presudnu ulogu u održavanju i poboljšavanju razine sigurnosti zračnog prometa u EU-u. Kompleksnost tog posla Agenciji nameće brojne zadatke koji zahtijevaju stručne djelatnike, visoke tehnološke standarde i naravno, optimalnu financijsku konstrukciju. Stoga ne čudi povećanje proračuna Agencije za 7% u 2012. u odnosu na 2011., kao ni povećanje udjela Unije u proračunu Agencije za 6,95% u 2012. u odnosu na 2011. </text:p>
          </table:table-cell>
        </table:table-row>
        <table:table-row table:style-name="ro1">
          <table:table-cell office:value-type="string" calcext:value-type="string">
            <text:p>http://www.europarl.europa.eu/sides/getDoc.do?pubRef=-//EP//TEXT+CRE+20140403+ITEM-009-50+DOC+XML+V0//EN&amp;amp;language=EN&amp;amp;query=INTERV&amp;amp;detail=4-244-064</text:p>
          </table:table-cell>
          <table:table-cell office:value-type="string" calcext:value-type="string">
            <text:p><text:s/>2012 discharge: European Asylum Support Office (A7-0187/2014 - Petri Sarvamaa) </text:p>
          </table:table-cell>
          <table:table-cell office:value-type="string" calcext:value-type="string">
            <text:p>03-04-2014</text:p>
          </table:table-cell>
          <table:table-cell table:formula="of:=DATE(VALUE(MID([.C378]; 7; 4)); VALUE(MID([.C378]; 4; 2)); VALUE(MID([.C378]; 1; 2)))" office:value-type="date" office:date-value="2014-04-03" calcext:value-type="date">
            <text:p>04/03/14</text:p>
          </table:table-cell>
          <table:table-cell office:value-type="string" calcext:value-type="string">
            <text:p>  Dubravka Šuica <text:s/>(PPE), <text:s/>napisan. - Rezultati konačnog godišnjeg izvješća Europskog potpornog ureda za azil, kao i izvješća Revizorskog suda ukazuju na transparentnost i legalnost transakcija Ureda u 2012. godini. Time se stječu uvjeti za davanje razrješnice za izvršenje proračuna i zatvaranja istog za 2012. godinu.</text:p>
          </table:table-cell>
        </table:table-row>
        <table:table-row table:style-name="ro1">
          <table:table-cell office:value-type="string" calcext:value-type="string">
            <text:p>http://www.europarl.europa.eu/sides/getDoc.do?pubRef=-//EP//TEXT+CRE+20140403+ITEM-009-51+DOC+XML+V0//EN&amp;amp;language=EN&amp;amp;query=INTERV&amp;amp;detail=4-244-621</text:p>
          </table:table-cell>
          <table:table-cell office:value-type="string" calcext:value-type="string">
            <text:p><text:s/>2012 discharge: European Banking Authority (A7-0220/2014 - Petri Sarvamaa) </text:p>
          </table:table-cell>
          <table:table-cell office:value-type="string" calcext:value-type="string">
            <text:p>03-04-2014</text:p>
          </table:table-cell>
          <table:table-cell table:formula="of:=DATE(VALUE(MID([.C379]; 7; 4)); VALUE(MID([.C379]; 4; 2)); VALUE(MID([.C379]; 1; 2)))" office:value-type="date" office:date-value="2014-04-03" calcext:value-type="date">
            <text:p>04/03/14</text:p>
          </table:table-cell>
          <table:table-cell office:value-type="string" calcext:value-type="string">
            <text:p>  Dubravka Šuica <text:s/>(PPE), <text:s/>napisan. - Europsko nadzorno tijelo za bankarstvo je zaduženo za osiguranje učinkovite i dosljedne provedbe regulative i nadzora nad europskim bankarskim sektorom. Njegova uloga u kreiranju transparentnosti rada banaka je jako bitna, stoga je od posebne važnosti da ovo neovisno tijelo EU-a posluje u skladu s pravilima i zahtjevima koja mu se nameću. </text:p>
          </table:table-cell>
        </table:table-row>
        <table:table-row table:style-name="ro1">
          <table:table-cell office:value-type="string" calcext:value-type="string">
            <text:p>http://www.europarl.europa.eu/sides/getDoc.do?pubRef=-//EP//TEXT+CRE+20140403+ITEM-009-52+DOC+XML+V0//EN&amp;amp;language=EN&amp;amp;query=INTERV&amp;amp;detail=4-244-074</text:p>
          </table:table-cell>
          <table:table-cell office:value-type="string" calcext:value-type="string">
            <text:p><text:s/>2012 discharge: European Centre for Disease Prevention and Control (A7-0224/2014 - Petri Sarvamaa) </text:p>
          </table:table-cell>
          <table:table-cell office:value-type="string" calcext:value-type="string">
            <text:p>03-04-2014</text:p>
          </table:table-cell>
          <table:table-cell table:formula="of:=DATE(VALUE(MID([.C380]; 7; 4)); VALUE(MID([.C380]; 4; 2)); VALUE(MID([.C380]; 1; 2)))" office:value-type="date" office:date-value="2014-04-03" calcext:value-type="date">
            <text:p>04/03/14</text:p>
          </table:table-cell>
          <table:table-cell office:value-type="string" calcext:value-type="string">
            <text:p>  Dubravka Šuica <text:s/>(PPE), <text:s/>napisan. - Uzimajući u obzir godišnje financijske izvještaje i nalaze Revizorskog suda, podržavam davanje razrješnice za izvršenje proračuna Europskog centra za sprječavanje i suzbijanje bolesti za 2012. godinu, kao i odluku o zatvaranju računa gore navedenog centra. Naime, proračun Centra u 2012. je iznosio 58 200 000 EUR što predstavlja neznatno povećanje od 2,72% u odnosu na proračun iz 2011. </text:p>
          </table:table-cell>
        </table:table-row>
        <table:table-row table:style-name="ro1">
          <table:table-cell office:value-type="string" calcext:value-type="string">
            <text:p>http://www.europarl.europa.eu/sides/getDoc.do?pubRef=-//EP//TEXT+CRE+20140403+ITEM-009-53+DOC+XML+V0//EN&amp;amp;language=EN&amp;amp;query=INTERV&amp;amp;detail=4-244-848</text:p>
          </table:table-cell>
          <table:table-cell office:value-type="string" calcext:value-type="string">
            <text:p><text:s/>2012 discharge: European Chemicals Agency (A7-0229/2014 - Petri Sarvamaa) </text:p>
          </table:table-cell>
          <table:table-cell office:value-type="string" calcext:value-type="string">
            <text:p>03-04-2014</text:p>
          </table:table-cell>
          <table:table-cell table:formula="of:=DATE(VALUE(MID([.C381]; 7; 4)); VALUE(MID([.C381]; 4; 2)); VALUE(MID([.C381]; 1; 2)))" office:value-type="date" office:date-value="2014-04-03" calcext:value-type="date">
            <text:p>04/03/14</text:p>
          </table:table-cell>
          <table:table-cell office:value-type="string" calcext:value-type="string">
            <text:p>  Dubravka Šuica <text:s/>(PPE), <text:s/>napisan. - Konačni godišnji financijski izvještaj i nalaz Revizorskog suda upućuju na davanje razrješnice za izvršenje proračuna Europske agencije za kemikalije za 2012. godinu, kao i donošenje odluke o zatvaranju računa Agencije za 2012. Izvješća Agencije za 2012. ukazuju na transparentnost i legalnost transakcija za navedenu godinu, u kojoj je proračun iznosio 98 900 000 EUR, što predstavlja povećanje proračuna za 6,12% uspoređujući s 2011.</text:p>
          </table:table-cell>
        </table:table-row>
        <table:table-row table:style-name="ro1">
          <table:table-cell office:value-type="string" calcext:value-type="string">
            <text:p>http://www.europarl.europa.eu/sides/getDoc.do?pubRef=-//EP//TEXT+CRE+20140403+ITEM-009-54+DOC+XML+V0//EN&amp;amp;language=EN&amp;amp;query=INTERV&amp;amp;detail=4-244-890</text:p>
          </table:table-cell>
          <table:table-cell office:value-type="string" calcext:value-type="string">
            <text:p><text:s/>2012 discharge: European Environment Agency (A7-0235/2014 - Petri Sarvamaa) </text:p>
          </table:table-cell>
          <table:table-cell office:value-type="string" calcext:value-type="string">
            <text:p>03-04-2014</text:p>
          </table:table-cell>
          <table:table-cell table:formula="of:=DATE(VALUE(MID([.C382]; 7; 4)); VALUE(MID([.C382]; 4; 2)); VALUE(MID([.C382]; 1; 2)))" office:value-type="date" office:date-value="2014-04-03" calcext:value-type="date">
            <text:p>04/03/14</text:p>
          </table:table-cell>
          <table:table-cell office:value-type="string" calcext:value-type="string">
            <text:p>  Dubravka Šuica <text:s/>(PPE), <text:s/>napisan. - Proračun Europske agencije za okoliš za financijsku godinu 2012. iznosi 41 700 000 EUR, što predstavlja povećanje proračuna za 1,25% uspoređujući s proračunom 2011. No ono što je pohvalno, i što je bitno naglasiti, je da je udio sredstava Unije u proračunu Agencije pao za 0,23% u odnosu na 2011. Pohvalno je i što je Agencija ispravila sve primjedbe koje su se odnosile na razrješnicu iz 2011. Stopa provedbe za 2012. iznosi 99,19%, a stopa izvršenja odobrenih sredstava za plaćanje iznosi 89,41%. </text:p>
          </table:table-cell>
        </table:table-row>
        <table:table-row table:style-name="ro1">
          <table:table-cell office:value-type="string" calcext:value-type="string">
            <text:p>http://www.europarl.europa.eu/sides/getDoc.do?pubRef=-//EP//TEXT+CRE+20140403+ITEM-009-55+DOC+XML+V0//EN&amp;amp;language=EN&amp;amp;query=INTERV&amp;amp;detail=4-244-084</text:p>
          </table:table-cell>
          <table:table-cell office:value-type="string" calcext:value-type="string">
            <text:p><text:s/>2012 discharge: European Fisheries Control Agency (A7-0233/2014 - Petri Sarvamaa) </text:p>
          </table:table-cell>
          <table:table-cell office:value-type="string" calcext:value-type="string">
            <text:p>03-04-2014</text:p>
          </table:table-cell>
          <table:table-cell table:formula="of:=DATE(VALUE(MID([.C383]; 7; 4)); VALUE(MID([.C383]; 4; 2)); VALUE(MID([.C383]; 1; 2)))" office:value-type="date" office:date-value="2014-04-03" calcext:value-type="date">
            <text:p>04/03/14</text:p>
          </table:table-cell>
          <table:table-cell office:value-type="string" calcext:value-type="string">
            <text:p>  Dubravka Šuica <text:s/>(PPE), <text:s/>napisan. - Europska agencija za kontrolu ribarstva ima ključnu ulogu u implementaciji i provedbi reforme zajedničke ribarske politike (CFP). Zahtjevi koji se postavljaju pred Agenciju su sve složeniji. Potrebna su velika sredstva kako bi se zadovoljila rastuća potreba za promatranjem, kontrolom i nadzorom ribarskih aktivnosti. </text:p>
          </table:table-cell>
        </table:table-row>
        <table:table-row table:style-name="ro1">
          <table:table-cell office:value-type="string" calcext:value-type="string">
            <text:p>http://www.europarl.europa.eu/sides/getDoc.do?pubRef=-//EP//TEXT+CRE+20140403+ITEM-009-56+DOC+XML+V0//EN&amp;amp;language=EN&amp;amp;query=INTERV&amp;amp;detail=4-244-741</text:p>
          </table:table-cell>
          <table:table-cell office:value-type="string" calcext:value-type="string">
            <text:p><text:s/>2012 discharge: European Food Safety Authority (A7-0219/2014 - Petri Sarvamaa) </text:p>
          </table:table-cell>
          <table:table-cell office:value-type="string" calcext:value-type="string">
            <text:p>03-04-2014</text:p>
          </table:table-cell>
          <table:table-cell table:formula="of:=DATE(VALUE(MID([.C384]; 7; 4)); VALUE(MID([.C384]; 4; 2)); VALUE(MID([.C384]; 1; 2)))" office:value-type="date" office:date-value="2014-04-03" calcext:value-type="date">
            <text:p>04/03/14</text:p>
          </table:table-cell>
          <table:table-cell office:value-type="string" calcext:value-type="string">
            <text:p>  Dubravka Šuica <text:s/>(PPE), <text:s/>napisan. - Europska agencija za sigurnost hrane ima široke ovlasti koje joj omogućuju pratiti sve faze proizvodnje hrane, od primarne proizvodnje, preko sigurnosti hrane za životinje do opskrbe potrošača. Razvoj tehnologije otvara mogućnosti sve sofisticiranijih prijevara koje mogu ozbiljno ugroziti zdravlje ljudi, ali i narušiti prirodnu ravnotežu. </text:p>
          </table:table-cell>
        </table:table-row>
        <table:table-row table:style-name="ro1">
          <table:table-cell office:value-type="string" calcext:value-type="string">
            <text:p>http://www.europarl.europa.eu/sides/getDoc.do?pubRef=-//EP//TEXT+CRE+20140403+ITEM-009-57+DOC+XML+V0//EN&amp;amp;language=EN&amp;amp;query=INTERV&amp;amp;detail=4-244-674</text:p>
          </table:table-cell>
          <table:table-cell office:value-type="string" calcext:value-type="string">
            <text:p><text:s/>2012 discharge: European Institute for Gender Equality (A7-0230/2014 - Petri Sarvamaa) </text:p>
          </table:table-cell>
          <table:table-cell office:value-type="string" calcext:value-type="string">
            <text:p>03-04-2014</text:p>
          </table:table-cell>
          <table:table-cell table:formula="of:=DATE(VALUE(MID([.C385]; 7; 4)); VALUE(MID([.C385]; 4; 2)); VALUE(MID([.C385]; 1; 2)))" office:value-type="date" office:date-value="2014-04-03" calcext:value-type="date">
            <text:p>04/03/14</text:p>
          </table:table-cell>
          <table:table-cell office:value-type="string" calcext:value-type="string">
            <text:p>  Dubravka Šuica <text:s/>(PPE), <text:s/>napisan. - Europski institut za jednakost spolova ima ključnu ulogu u promicanju jednakosti žena i muškaraca kao jedne od temeljnih civilizacijskih tekovina. Unatoč znanstvenim i tehnološkim dostignućima, koja su dovela i do napretka u sferi ljudskih prava, svjedoci smo činjenice da ravnopravnost spolova još nije ostvarena. </text:p>
          </table:table-cell>
        </table:table-row>
        <table:table-row table:style-name="ro1">
          <table:table-cell office:value-type="string" calcext:value-type="string">
            <text:p>http://www.europarl.europa.eu/sides/getDoc.do?pubRef=-//EP//TEXT+CRE+20140403+ITEM-009-58+DOC+XML+V0//EN&amp;amp;language=EN&amp;amp;query=INTERV&amp;amp;detail=4-244-839</text:p>
          </table:table-cell>
          <table:table-cell office:value-type="string" calcext:value-type="string">
            <text:p><text:s/>2012 discharge: European Insurance and Occupational Pensions Authority (A7-0232/2014 - Petri Sarvamaa) </text:p>
          </table:table-cell>
          <table:table-cell office:value-type="string" calcext:value-type="string">
            <text:p>03-04-2014</text:p>
          </table:table-cell>
          <table:table-cell table:formula="of:=DATE(VALUE(MID([.C386]; 7; 4)); VALUE(MID([.C386]; 4; 2)); VALUE(MID([.C386]; 1; 2)))" office:value-type="date" office:date-value="2014-04-03" calcext:value-type="date">
            <text:p>04/03/14</text:p>
          </table:table-cell>
          <table:table-cell office:value-type="string" calcext:value-type="string">
            <text:p>  Dubravka Šuica <text:s/>(PPE), <text:s/>napisan. - Većina zemalja članica Europske unije bilježi negativne demografske trendove što rezultira negativnim prirodnim prirastom i starenjem stanovništva. Takvi nepovoljni trendovi imaju ozbiljne makroekonomske implikacije jer se broj umirovljenika konstantno približava broju radno sposobnog stanovništva. U Republici Hrvatskoj taj je omjer skoro 1:1, što praktički znači da jedan radnik radi kako bi se isplatila mirovina za jednog umirovljenika. </text:p>
          </table:table-cell>
        </table:table-row>
        <table:table-row table:style-name="ro1">
          <table:table-cell office:value-type="string" calcext:value-type="string">
            <text:p>http://www.europarl.europa.eu/sides/getDoc.do?pubRef=-//EP//TEXT+CRE+20140403+ITEM-009-60+DOC+XML+V0//EN&amp;amp;language=EN&amp;amp;query=INTERV&amp;amp;detail=4-244-102</text:p>
          </table:table-cell>
          <table:table-cell office:value-type="string" calcext:value-type="string">
            <text:p><text:s/>2012 discharge: European Medicines Agency (A7-0227/2014 - Petri Sarvamaa) </text:p>
          </table:table-cell>
          <table:table-cell office:value-type="string" calcext:value-type="string">
            <text:p>03-04-2014</text:p>
          </table:table-cell>
          <table:table-cell table:formula="of:=DATE(VALUE(MID([.C387]; 7; 4)); VALUE(MID([.C387]; 4; 2)); VALUE(MID([.C387]; 1; 2)))" office:value-type="date" office:date-value="2014-04-03" calcext:value-type="date">
            <text:p>04/03/14</text:p>
          </table:table-cell>
          <table:table-cell office:value-type="string" calcext:value-type="string">
            <text:p>  Dubravka Šuica <text:s/>(PPE), <text:s/>napisan. - Prihvaćam izvješće za ovu godinu te primjećujem da su, prema godišnjem izvješću o radu i nalazima revizije Revizorskog suda, razina i priroda prijenosa sredstava u 2012. ostale u okvirima financijskih pravila. Uz izjave Revizorskog suda steklo se uvjerenje da su godišnji financijski izvještaji Agencije za financijsku godinu 2012. pozitivni i da su transakcije pravilne. </text:p>
          </table:table-cell>
        </table:table-row>
        <table:table-row table:style-name="ro1">
          <table:table-cell office:value-type="string" calcext:value-type="string">
            <text:p>http://www.europarl.europa.eu/sides/getDoc.do?pubRef=-//EP//TEXT+CRE+20140403+ITEM-009-61+DOC+XML+V0//EN&amp;amp;language=EN&amp;amp;query=INTERV&amp;amp;detail=4-244-248</text:p>
          </table:table-cell>
          <table:table-cell office:value-type="string" calcext:value-type="string">
            <text:p><text:s/>2012 discharge: European Monitoring Centre for Drugs and Drug Addiction (A7-0185/2014 - Petri Sarvamaa) </text:p>
          </table:table-cell>
          <table:table-cell office:value-type="string" calcext:value-type="string">
            <text:p>03-04-2014</text:p>
          </table:table-cell>
          <table:table-cell table:formula="of:=DATE(VALUE(MID([.C388]; 7; 4)); VALUE(MID([.C388]; 4; 2)); VALUE(MID([.C388]; 1; 2)))" office:value-type="date" office:date-value="2014-04-03" calcext:value-type="date">
            <text:p>04/03/14</text:p>
          </table:table-cell>
          <table:table-cell office:value-type="string" calcext:value-type="string">
            <text:p>  Dubravka Šuica <text:s/>(PPE), <text:s/>napisan. - U potpunosti podržavam rad Europskog centra za praćenje droga i ovisnosti o drogama i odluku o razrješnici za 2012. godinu. Dobro vođenje i pravilno raspoređivanje sredstava doveli su do velike stope ispunjenja proračuna. Također, u izvješću za 2012. godinu je primjetno da nisu uočene transakcije ni drugi nalazi revizije koji bi rezultirali primjedbama u postupcima javne nabave. </text:p>
          </table:table-cell>
        </table:table-row>
        <table:table-row table:style-name="ro1">
          <table:table-cell office:value-type="string" calcext:value-type="string">
            <text:p>http://www.europarl.europa.eu/sides/getDoc.do?pubRef=-//EP//TEXT+CRE+20140403+ITEM-009-62+DOC+XML+V0//EN&amp;amp;language=EN&amp;amp;query=INTERV&amp;amp;detail=4-244-486</text:p>
          </table:table-cell>
          <table:table-cell office:value-type="string" calcext:value-type="string">
            <text:p><text:s/>2012 discharge: European Maritime Safety Agency (A7-0196/2014 - Petri Sarvamaa) </text:p>
          </table:table-cell>
          <table:table-cell office:value-type="string" calcext:value-type="string">
            <text:p>03-04-2014</text:p>
          </table:table-cell>
          <table:table-cell table:formula="of:=DATE(VALUE(MID([.C389]; 7; 4)); VALUE(MID([.C389]; 4; 2)); VALUE(MID([.C389]; 1; 2)))" office:value-type="date" office:date-value="2014-04-03" calcext:value-type="date">
            <text:p>04/03/14</text:p>
          </table:table-cell>
          <table:table-cell office:value-type="string" calcext:value-type="string">
            <text:p>  Dubravka Šuica <text:s/>(PPE), <text:s/>napisan. - Agencija je jamac pomorske sigurnosti u Europi, pogotovo nakon što su joj nadležnosti proširene nakon usvajanja nove osnovne uredbe o njoj u veljači 2013. Stoga je potrebno Agenciji osigurati financijske, materijalne i ljudske resurse kako bi joj se omogućilo da uspješno obavlja svoje zadaće. </text:p>
          </table:table-cell>
        </table:table-row>
        <table:table-row table:style-name="ro1">
          <table:table-cell office:value-type="string" calcext:value-type="string">
            <text:p>http://www.europarl.europa.eu/sides/getDoc.do?pubRef=-//EP//TEXT+CRE+20140403+ITEM-009-65+DOC+XML+V0//EN&amp;amp;language=EN&amp;amp;query=INTERV&amp;amp;detail=4-244-638</text:p>
          </table:table-cell>
          <table:table-cell office:value-type="string" calcext:value-type="string">
            <text:p><text:s/>2012 discharge: European Securities and Markets Authority (A7-0231/2014 - Petri Sarvamaa) </text:p>
          </table:table-cell>
          <table:table-cell office:value-type="string" calcext:value-type="string">
            <text:p>03-04-2014</text:p>
          </table:table-cell>
          <table:table-cell table:formula="of:=DATE(VALUE(MID([.C390]; 7; 4)); VALUE(MID([.C390]; 4; 2)); VALUE(MID([.C390]; 1; 2)))" office:value-type="date" office:date-value="2014-04-03" calcext:value-type="date">
            <text:p>04/03/14</text:p>
          </table:table-cell>
          <table:table-cell office:value-type="string" calcext:value-type="string">
            <text:p>  Dubravka Šuica <text:s/>(PPE), <text:s/>napisan. - Uvažavajući mišljenje Revizorskog suda prema kojemu godišnji financijski izvještaji ESMA-e u svim značajnim aspektima objektivno prikazuju financijsko stanje ESMA-e 2012. i da su godišnji financijski izvještaji za godinu 2012. zakoniti i pravilni u svim značajnim aspektima, glasam za prijedlog zatvaranja računa Europskog nadzornog tijela za vrijednosne papire i tržišta kapitala za financijsku godinu 2012. </text:p>
          </table:table-cell>
        </table:table-row>
        <table:table-row table:style-name="ro1">
          <table:table-cell office:value-type="string" calcext:value-type="string">
            <text:p>http://www.europarl.europa.eu/sides/getDoc.do?pubRef=-//EP//TEXT+CRE+20140403+ITEM-009-66+DOC+XML+V0//EN&amp;amp;language=EN&amp;amp;query=INTERV&amp;amp;detail=4-244-728</text:p>
          </table:table-cell>
          <table:table-cell office:value-type="string" calcext:value-type="string">
            <text:p><text:s/>2012 discharge: European Training Foundation (A7-0182/2014 - Petri Sarvamaa) </text:p>
          </table:table-cell>
          <table:table-cell office:value-type="string" calcext:value-type="string">
            <text:p>03-04-2014</text:p>
          </table:table-cell>
          <table:table-cell table:formula="of:=DATE(VALUE(MID([.C391]; 7; 4)); VALUE(MID([.C391]; 4; 2)); VALUE(MID([.C391]; 1; 2)))" office:value-type="date" office:date-value="2014-04-03" calcext:value-type="date">
            <text:p>04/03/14</text:p>
          </table:table-cell>
          <table:table-cell office:value-type="string" calcext:value-type="string">
            <text:p>  Dubravka Šuica <text:s/>(PPE), <text:s/>napisan. - Uvažavajući mišljenje Revizorskog suda prema kojem su osnovne transakcije godišnjih financijskih izvještaja Zaklade za financijsku godinu 2012. zakonite i pravilne te činjenicu da je njezino financijsko stanje na dan 31. prosinca 2012. jasno prikazano, podržavam izvješće o razrješnici za izvršenje proračuna Europske zaklade za osposobljavanje za financijsku godinu 2012. </text:p>
          </table:table-cell>
        </table:table-row>
        <table:table-row table:style-name="ro1">
          <table:table-cell office:value-type="string" calcext:value-type="string">
            <text:p>http://www.europarl.europa.eu/sides/getDoc.do?pubRef=-//EP//TEXT+CRE+20140403+ITEM-009-67+DOC+XML+V0//EN&amp;amp;language=EN&amp;amp;query=INTERV&amp;amp;detail=4-244-334</text:p>
          </table:table-cell>
          <table:table-cell office:value-type="string" calcext:value-type="string">
            <text:p><text:s/>2012 discharge: European Agency for Safety and Health at Work (A7-0193/2014 - Petri Sarvamaa) </text:p>
          </table:table-cell>
          <table:table-cell office:value-type="string" calcext:value-type="string">
            <text:p>03-04-2014</text:p>
          </table:table-cell>
          <table:table-cell table:formula="of:=DATE(VALUE(MID([.C392]; 7; 4)); VALUE(MID([.C392]; 4; 2)); VALUE(MID([.C392]; 1; 2)))" office:value-type="date" office:date-value="2014-04-03" calcext:value-type="date">
            <text:p>04/03/14</text:p>
          </table:table-cell>
          <table:table-cell office:value-type="string" calcext:value-type="string">
            <text:p>  Dubravka Šuica <text:s/>(PPE), <text:s/>napisan. - Uvažavajući izjavu Revizorskog suda prema kojoj je stekao razumno uvjerenje da su godišnji financijski izvještaji Agencije za financijsku godinu 2012. vjerodostojni te da su transakcije na kojima se temelje zakonite i pravilne, podržavam izvješće o razrješnici za izvršenje proračuna Europske agencije za sigurnost i zdravlje na radu za financijsku godinu 2012. Agencija je pokazala sposobnost dobrog proračunskog planiranja što je vidljivo iz godišnjeg izvješća o radu i nalaza Revizorskog suda prema kojima je razina i narav prijenosa sredstava tijekom 2012.ostala u granicama financijskih pravila. </text:p>
          </table:table-cell>
        </table:table-row>
        <table:table-row table:style-name="ro1">
          <table:table-cell office:value-type="string" calcext:value-type="string">
            <text:p>http://www.europarl.europa.eu/sides/getDoc.do?pubRef=-//EP//TEXT+CRE+20140403+ITEM-009-68+DOC+XML+V0//EN&amp;amp;language=EN&amp;amp;query=INTERV&amp;amp;detail=4-244-124</text:p>
          </table:table-cell>
          <table:table-cell office:value-type="string" calcext:value-type="string">
            <text:p><text:s/>2012 discharge: Euratom Supply Agency (A7-0180/2014 - Petri Sarvamaa) </text:p>
          </table:table-cell>
          <table:table-cell office:value-type="string" calcext:value-type="string">
            <text:p>03-04-2014</text:p>
          </table:table-cell>
          <table:table-cell table:formula="of:=DATE(VALUE(MID([.C393]; 7; 4)); VALUE(MID([.C393]; 4; 2)); VALUE(MID([.C393]; 1; 2)))" office:value-type="date" office:date-value="2014-04-03" calcext:value-type="date">
            <text:p>04/03/14</text:p>
          </table:table-cell>
          <table:table-cell office:value-type="string" calcext:value-type="string">
            <text:p>  Dubravka Šuica <text:s/>(PPE), <text:s/>napisan. - Uvažavajući izjavu Revizorskog suda koji može razumno jamčiti da su godišnji financijski izvještaji Agencije za financijsku godinu 2012. vjerodostojni te da su osnovne transakcije zakonite i pravilne, podržavam izvješće o razrješnici za izvršenje proračuna Agencije za opskrbu Euratoma za financijsku godinu 2012. </text:p>
          </table:table-cell>
        </table:table-row>
        <table:table-row table:style-name="ro1">
          <table:table-cell office:value-type="string" calcext:value-type="string">
            <text:p>http://www.europarl.europa.eu/sides/getDoc.do?pubRef=-//EP//TEXT+CRE+20140403+ITEM-009-69+DOC+XML+V0//EN&amp;amp;language=EN&amp;amp;query=INTERV&amp;amp;detail=4-244-706</text:p>
          </table:table-cell>
          <table:table-cell office:value-type="string" calcext:value-type="string">
            <text:p><text:s/>2012 discharge: European Foundation for the Improvement of Living and Working Conditions (A7-0183/2014 - Petri Sarvamaa) </text:p>
          </table:table-cell>
          <table:table-cell office:value-type="string" calcext:value-type="string">
            <text:p>03-04-2014</text:p>
          </table:table-cell>
          <table:table-cell table:formula="of:=DATE(VALUE(MID([.C394]; 7; 4)); VALUE(MID([.C394]; 4; 2)); VALUE(MID([.C394]; 1; 2)))" office:value-type="date" office:date-value="2014-04-03" calcext:value-type="date">
            <text:p>04/03/14</text:p>
          </table:table-cell>
          <table:table-cell office:value-type="string" calcext:value-type="string">
            <text:p>  Dubravka Šuica <text:s/>(PPE), <text:s/>napisan. - Budući da je Revizorski sud stekao razumno uvjerenje da su financijski izvještaji Zaklade za financijsku godinu 2012. vjerodostojni te da su osnovne transakcije zakonite i pravilne, podržavam izvješće o razrješnici za izvršenje proračuna Europske zaklade za poboljšanje životnih i radnih uvjeta za financijsku godinu 2012. </text:p>
          </table:table-cell>
        </table:table-row>
        <table:table-row table:style-name="ro1">
          <table:table-cell office:value-type="string" calcext:value-type="string">
            <text:p>http://www.europarl.europa.eu/sides/getDoc.do?pubRef=-//EP//TEXT+CRE+20140403+ITEM-009-70+DOC+XML+V0//EN&amp;amp;language=EN&amp;amp;query=INTERV&amp;amp;detail=4-244-515</text:p>
          </table:table-cell>
          <table:table-cell office:value-type="string" calcext:value-type="string">
            <text:p><text:s/>2012 discharge: Eurojust (A7-0186/2014 - Petri Sarvamaa) </text:p>
          </table:table-cell>
          <table:table-cell office:value-type="string" calcext:value-type="string">
            <text:p>03-04-2014</text:p>
          </table:table-cell>
          <table:table-cell table:formula="of:=DATE(VALUE(MID([.C395]; 7; 4)); VALUE(MID([.C395]; 4; 2)); VALUE(MID([.C395]; 1; 2)))" office:value-type="date" office:date-value="2014-04-03" calcext:value-type="date">
            <text:p>04/03/14</text:p>
          </table:table-cell>
          <table:table-cell office:value-type="string" calcext:value-type="string">
            <text:p>  Dubravka Šuica <text:s/>(PPE), <text:s/>napisan. - Podržavam davanje razrješnice za izvršenje proračuna Eurojusta za financijsku godinu 2012. Svrha ove agencije je omogućiti efikasno otkrivanje i procesuiranje počinitelja kaznenih dijela organiziranog kriminala koji prelazi državne granice na teritoriju svih država članica. Osnovni ciljevi Eurojusta su poticanje i poboljšavanje suradnje vlasti država članica u području istrage i kaznenog progona, poboljšanje suradnje vlasti država članica u području međusobne pravne pomoći i provedbe zahtjeva za izručenje, učinkovite istrage i vođenje procesa. </text:p>
          </table:table-cell>
        </table:table-row>
        <table:table-row table:style-name="ro1">
          <table:table-cell office:value-type="string" calcext:value-type="string">
            <text:p>http://www.europarl.europa.eu/sides/getDoc.do?pubRef=-//EP//TEXT+CRE+20140403+ITEM-009-71+DOC+XML+V0//EN&amp;amp;language=EN&amp;amp;query=INTERV&amp;amp;detail=4-244-033</text:p>
          </table:table-cell>
          <table:table-cell office:value-type="string" calcext:value-type="string">
            <text:p><text:s/>2012 discharge: Europol (A7-0179/2014 - Petri Sarvamaa) </text:p>
          </table:table-cell>
          <table:table-cell office:value-type="string" calcext:value-type="string">
            <text:p>03-04-2014</text:p>
          </table:table-cell>
          <table:table-cell table:formula="of:=DATE(VALUE(MID([.C396]; 7; 4)); VALUE(MID([.C396]; 4; 2)); VALUE(MID([.C396]; 1; 2)))" office:value-type="date" office:date-value="2014-04-03" calcext:value-type="date">
            <text:p>04/03/14</text:p>
          </table:table-cell>
          <table:table-cell office:value-type="string" calcext:value-type="string">
            <text:p>  Dubravka Šuica <text:s/>(PPE), <text:s/>napisan. - Na temelju godišnjih financijskih izvještaja za 2012. vidljiv je transparentan rad i upravljanje Europolom, te smatram da je potrebno podržati Razrješnicu za 2012. Europol ima značajnu ulogu za sve građane Europske unije, jer uvelike pridonosi sigurnosti i zaštiti građana. </text:p>
          </table:table-cell>
        </table:table-row>
        <table:table-row table:style-name="ro1">
          <table:table-cell office:value-type="string" calcext:value-type="string">
            <text:p>http://www.europarl.europa.eu/sides/getDoc.do?pubRef=-//EP//TEXT+CRE+20140403+ITEM-009-72+DOC+XML+V0//EN&amp;amp;language=EN&amp;amp;query=INTERV&amp;amp;detail=4-244-456</text:p>
          </table:table-cell>
          <table:table-cell office:value-type="string" calcext:value-type="string">
            <text:p><text:s/>2012 discharge: European Union Agency for Fundamental Rights (A7-0184/2014 - Petri Sarvamaa) </text:p>
          </table:table-cell>
          <table:table-cell office:value-type="string" calcext:value-type="string">
            <text:p>03-04-2014</text:p>
          </table:table-cell>
          <table:table-cell table:formula="of:=DATE(VALUE(MID([.C397]; 7; 4)); VALUE(MID([.C397]; 4; 2)); VALUE(MID([.C397]; 1; 2)))" office:value-type="date" office:date-value="2014-04-03" calcext:value-type="date">
            <text:p>04/03/14</text:p>
          </table:table-cell>
          <table:table-cell office:value-type="string" calcext:value-type="string">
            <text:p>  Dubravka Šuica <text:s/>(PPE), <text:s/>napisan. - Podržavam davanje razrješnice za izvršenje proračuna Agencije Europske unije za temeljna prava (FRA) za financijsku godinu 2012. Države članice Europske unije imaju dugu tradiciju promidžbe temeljnih prava i sama Europska unija je izgrađena na tim vrijednostima, međutim, brojni izazovi sprječavaju puno ostvarenje temeljnih prava u praksi. </text:p>
          </table:table-cell>
        </table:table-row>
        <table:table-row table:style-name="ro1">
          <table:table-cell office:value-type="string" calcext:value-type="string">
            <text:p>http://www.europarl.europa.eu/sides/getDoc.do?pubRef=-//EP//TEXT+CRE+20140403+ITEM-009-73+DOC+XML+V0//EN&amp;amp;language=EN&amp;amp;query=INTERV&amp;amp;detail=4-244-328</text:p>
          </table:table-cell>
          <table:table-cell office:value-type="string" calcext:value-type="string">
            <text:p><text:s/>2012 discharge: European Agency for the Management of Operational Cooperation at the External Borders (A7-0181/2014 - Petri Sarvamaa) </text:p>
          </table:table-cell>
          <table:table-cell office:value-type="string" calcext:value-type="string">
            <text:p>03-04-2014</text:p>
          </table:table-cell>
          <table:table-cell table:formula="of:=DATE(VALUE(MID([.C398]; 7; 4)); VALUE(MID([.C398]; 4; 2)); VALUE(MID([.C398]; 1; 2)))" office:value-type="date" office:date-value="2014-04-03" calcext:value-type="date">
            <text:p>04/03/14</text:p>
          </table:table-cell>
          <table:table-cell office:value-type="string" calcext:value-type="string">
            <text:p>  Dubravka Šuica <text:s/>(PPE), <text:s/>napisan. - Europska agencija za upravljanje jača sigurnost granica time što osigurava koordinaciju djelovanja država članica u provedbi mjera Zajednice koje se odnose na upravljanje vanjskim granicama. Agencija ima višestruku ulogu u zaštiti i osiguravanju svakodnevnice građana Europske unije. </text:p>
          </table:table-cell>
        </table:table-row>
        <table:table-row table:style-name="ro1">
          <table:table-cell office:value-type="string" calcext:value-type="string">
            <text:p>http://www.europarl.europa.eu/sides/getDoc.do?pubRef=-//EP//TEXT+CRE+20140403+ITEM-009-74+DOC+XML+V0//EN&amp;amp;language=EN&amp;amp;query=INTERV&amp;amp;detail=4-244-543</text:p>
          </table:table-cell>
          <table:table-cell office:value-type="string" calcext:value-type="string">
            <text:p><text:s/>2012 discharge: European GNSS Supervisory Authority (A7-0223/2014 - Petri Sarvamaa) </text:p>
          </table:table-cell>
          <table:table-cell office:value-type="string" calcext:value-type="string">
            <text:p>03-04-2014</text:p>
          </table:table-cell>
          <table:table-cell table:formula="of:=DATE(VALUE(MID([.C399]; 7; 4)); VALUE(MID([.C399]; 4; 2)); VALUE(MID([.C399]; 1; 2)))" office:value-type="date" office:date-value="2014-04-03" calcext:value-type="date">
            <text:p>04/03/14</text:p>
          </table:table-cell>
          <table:table-cell office:value-type="string" calcext:value-type="string">
            <text:p>  Dubravka Šuica <text:s/>(PPE), <text:s/>napisan. - Agencija ima jedinstvenu mogućnost osigurati Europi iskorištavanje svih pogodnosti što ih nude EGNOS i Galileo program, koji ispunjavaju sve preduvjete da postanu temelj globalnoga sustava za radionavigaciju i određivanje položaja te na jedinstven način pridonesu stvaranju radnih mjesta i gospodarskomu rastu. </text:p>
          </table:table-cell>
        </table:table-row>
        <table:table-row table:style-name="ro1">
          <table:table-cell office:value-type="string" calcext:value-type="string">
            <text:p>http://www.europarl.europa.eu/sides/getDoc.do?pubRef=-//EP//TEXT+CRE+20140403+ITEM-009-75+DOC+XML+V0//EN&amp;amp;language=EN&amp;amp;query=INTERV&amp;amp;detail=4-244-652</text:p>
          </table:table-cell>
          <table:table-cell office:value-type="string" calcext:value-type="string">
            <text:p><text:s/>2012 discharge: Artemis Joint Undertaking (A7-0203/2014 - Paul Rübig) </text:p>
          </table:table-cell>
          <table:table-cell office:value-type="string" calcext:value-type="string">
            <text:p>03-04-2014</text:p>
          </table:table-cell>
          <table:table-cell table:formula="of:=DATE(VALUE(MID([.C400]; 7; 4)); VALUE(MID([.C400]; 4; 2)); VALUE(MID([.C400]; 1; 2)))" office:value-type="date" office:date-value="2014-04-03" calcext:value-type="date">
            <text:p>04/03/14</text:p>
          </table:table-cell>
          <table:table-cell office:value-type="string" calcext:value-type="string">
            <text:p>  Dubravka Šuica <text:s/>(PPE), <text:s/>napisan. - Zajedničko poduzeće ARTEMIS je osnovano 2007. godine s ciljem definiranja i provedbe „istraživačkog plana” za razvoj ključnih tehnologija za ugradnju računalnih sustava diljem različitih područja primjene, što bi za rezultat imalo jačanje europske konkurentnosti i održivosti, te omogućilo nastanak novih tržišta i društvenih aplikacija. </text:p>
          </table:table-cell>
        </table:table-row>
        <table:table-row table:style-name="ro1">
          <table:table-cell office:value-type="string" calcext:value-type="string">
            <text:p>http://www.europarl.europa.eu/sides/getDoc.do?pubRef=-//EP//TEXT+CRE+20140403+ITEM-009-76+DOC+XML+V0//EN&amp;amp;language=EN&amp;amp;query=INTERV&amp;amp;detail=4-244-704</text:p>
          </table:table-cell>
          <table:table-cell office:value-type="string" calcext:value-type="string">
            <text:p><text:s/>2012 discharge: Clean Sky Joint Undertaking (A7-0210/2014 - Paul Rübig) </text:p>
          </table:table-cell>
          <table:table-cell office:value-type="string" calcext:value-type="string">
            <text:p>03-04-2014</text:p>
          </table:table-cell>
          <table:table-cell table:formula="of:=DATE(VALUE(MID([.C401]; 7; 4)); VALUE(MID([.C401]; 4; 2)); VALUE(MID([.C401]; 1; 2)))" office:value-type="date" office:date-value="2014-04-03" calcext:value-type="date">
            <text:p>04/03/14</text:p>
          </table:table-cell>
          <table:table-cell office:value-type="string" calcext:value-type="string">
            <text:p>  Dubravka Šuica <text:s/>(PPE), <text:s/>napisan. - Pozdravljam ovu Razrješnicu jer je na temelju godišnjeg revizorskog izvještaja uočljiv napredak u odnosu na 2011.g. u pogledu zakonitosti i regularnosti transakcija, te je time omogućeno učinkovito financijsko upravljanje. Također, vidljiv je napredak po pitanju upravljanja programom te vođenja administrativnih, financijskih i računovodstvenih postupaka. Iako je ovakav rezultat rada pozitivan potrebno je i dalje napredovati u tom pogledu jer još uvijek postoje ograničenja koje je potrebno otkloniti kako bi se osigurao nesmetan i transparentan rad. </text:p>
          </table:table-cell>
        </table:table-row>
        <table:table-row table:style-name="ro1">
          <table:table-cell office:value-type="string" calcext:value-type="string">
            <text:p>http://www.europarl.europa.eu/sides/getDoc.do?pubRef=-//EP//TEXT+CRE+20140403+ITEM-009-77+DOC+XML+V0//EN&amp;amp;language=EN&amp;amp;query=INTERV&amp;amp;detail=4-244-898</text:p>
          </table:table-cell>
          <table:table-cell office:value-type="string" calcext:value-type="string">
            <text:p><text:s/>2012 discharge: ENIAC Joint Undertaking (A7-0204/2014 - Paul Rübig) </text:p>
          </table:table-cell>
          <table:table-cell office:value-type="string" calcext:value-type="string">
            <text:p>03-04-2014</text:p>
          </table:table-cell>
          <table:table-cell table:formula="of:=DATE(VALUE(MID([.C402]; 7; 4)); VALUE(MID([.C402]; 4; 2)); VALUE(MID([.C402]; 1; 2)))" office:value-type="date" office:date-value="2014-04-03" calcext:value-type="date">
            <text:p>04/03/14</text:p>
          </table:table-cell>
          <table:table-cell office:value-type="string" calcext:value-type="string">
            <text:p>  Dubravka Šuica <text:s/>(PPE), <text:s/>napisan. - Europsko zajedničko poduzeće za provedbu zajedničke tehnološke inicijative za nanoelektroniku (Zajedničko poduzeće ENIAC) okuplja sve zemlje članice i pridružene zemlje. Glavni je cilj Zajedničkog poduzeća utvrditi i provesti „istraživački program” za razvoj ključnih kompetencija za nanoelektroniku u različitim područjima primjene kako bi se povećala europska konkurentnost i održivost te omogućilo oblikovanje novih tržišta i društvenih primjena. </text:p>
          </table:table-cell>
        </table:table-row>
        <table:table-row table:style-name="ro1">
          <table:table-cell office:value-type="string" calcext:value-type="string">
            <text:p>http://www.europarl.europa.eu/sides/getDoc.do?pubRef=-//EP//TEXT+CRE+20140403+ITEM-009-80+DOC+XML+V0//EN&amp;amp;language=EN&amp;amp;query=INTERV&amp;amp;detail=4-244-031</text:p>
          </table:table-cell>
          <table:table-cell office:value-type="string" calcext:value-type="string">
            <text:p><text:s/>2012 discharge: Joint Undertaking for ITER and the development of fusion energy (A7-0198/2014 - Paul Rübig) </text:p>
          </table:table-cell>
          <table:table-cell office:value-type="string" calcext:value-type="string">
            <text:p>03-04-2014</text:p>
          </table:table-cell>
          <table:table-cell table:formula="of:=DATE(VALUE(MID([.C403]; 7; 4)); VALUE(MID([.C403]; 4; 2)); VALUE(MID([.C403]; 1; 2)))" office:value-type="date" office:date-value="2014-04-03" calcext:value-type="date">
            <text:p>04/03/14</text:p>
          </table:table-cell>
          <table:table-cell office:value-type="string" calcext:value-type="string">
            <text:p>  Dubravka Šuica <text:s/>(PPE), <text:s/>napisan. - Pozdravljam ovu Razrješnicu jer ukazuje na značajan napredak po pitanju upravljanja i raspodjele sredstava zajedničkog poduzeća ITER i razvoja fuzijske energije. Izražavam zadovoljstvo zbog transparentnosti rada „Zajedničkog pothvata” što je i potvrdio Revizorski sud na temelju godišnjih izvještaja za financijsku godinu 2012.g. ocijenivši ga pouzdanim, a glavne transakcije pravilnim i zakonitim. Važan je podatak da se gotovo polovina dostupnih financijskih sredstava ulaže u velike, složenije ugovore koji zahtijevaju dugo vrijeme pregovaranja, te se nadam da će takvi pregovori donijeti pozitivne rezultate s obzirom na uloženo. </text:p>
          </table:table-cell>
        </table:table-row>
        <table:table-row table:style-name="ro1">
          <table:table-cell office:value-type="string" calcext:value-type="string">
            <text:p>http://www.europarl.europa.eu/sides/getDoc.do?pubRef=-//EP//TEXT+CRE+20140403+ITEM-009-81+DOC+XML+V0//EN&amp;amp;language=EN&amp;amp;query=INTERV&amp;amp;detail=4-244-020</text:p>
          </table:table-cell>
          <table:table-cell office:value-type="string" calcext:value-type="string">
            <text:p><text:s/>2012 discharge: SESAR Joint Undertaking (A7-0197/2014 - Paul Rübig) </text:p>
          </table:table-cell>
          <table:table-cell office:value-type="string" calcext:value-type="string">
            <text:p>03-04-2014</text:p>
          </table:table-cell>
          <table:table-cell table:formula="of:=DATE(VALUE(MID([.C404]; 7; 4)); VALUE(MID([.C404]; 4; 2)); VALUE(MID([.C404]; 1; 2)))" office:value-type="date" office:date-value="2014-04-03" calcext:value-type="date">
            <text:p>04/03/14</text:p>
          </table:table-cell>
          <table:table-cell office:value-type="string" calcext:value-type="string">
            <text:p>  Dubravka Šuica <text:s/>(PPE), <text:s/>napisan. - Zajedničko poduzeće SESAR jest partnerstvo kojim se nastoji ostvariti nova generacija sustava upravljanja zračnim prometom. Europsko nebo i zračne luke u velikoj su opasnosti od preopterećenja što rezultira velikim sigurnosnim rizicima i gospodarskim troškovima. S obzirom na to da se u sljedećih 10-20 godina predviđa 50% povećanja letova, potrebno je uvesti reforme u europski zračni prostor. </text:p>
          </table:table-cell>
        </table:table-row>
        <table:table-row table:style-name="ro1">
          <table:table-cell office:value-type="string" calcext:value-type="string">
            <text:p>http://www.europarl.europa.eu/sides/getDoc.do?pubRef=-//EP//TEXT+CRE+20140403+ITEM-009-82+DOC+XML+V0//EN&amp;amp;language=EN&amp;amp;query=INTERV&amp;amp;detail=4-244-017</text:p>
          </table:table-cell>
          <table:table-cell office:value-type="string" calcext:value-type="string">
            <text:p><text:s/>Annual Report 2012 on the protection of the EU's financial interests - Fight against fraud (A7-0195/2014 - Inés Ayala Sender) </text:p>
          </table:table-cell>
          <table:table-cell office:value-type="string" calcext:value-type="string">
            <text:p>03-04-2014</text:p>
          </table:table-cell>
          <table:table-cell table:formula="of:=DATE(VALUE(MID([.C405]; 7; 4)); VALUE(MID([.C405]; 4; 2)); VALUE(MID([.C405]; 1; 2)))" office:value-type="date" office:date-value="2014-04-03" calcext:value-type="date">
            <text:p>04/03/14</text:p>
          </table:table-cell>
          <table:table-cell office:value-type="string" calcext:value-type="string">
            <text:p>  Dubravka Šuica <text:s/>(PPE), <text:s/>napisan. - Inicijativa za inovativne lijekove, osnovana 2007. za razdoblje od 10 godina, ima za cilj poboljšati učinkovitost i djelotvornost procesa razvoja lijekova. Šire gledano, prema farmaceutskom sektoru cilj je učinkovitija i sigurnija proizvodnja inovativnih lijekova. </text:p>
          </table:table-cell>
        </table:table-row>
        <table:table-row table:style-name="ro1">
          <table:table-cell office:value-type="string" calcext:value-type="string">
            <text:p>http://www.europarl.europa.eu/sides/getDoc.do?pubRef=-//EP//TEXT+CRE+20140403+ITEM-009-83+DOC+XML+V0//EN&amp;amp;language=EN&amp;amp;query=INTERV&amp;amp;detail=4-244-630</text:p>
          </table:table-cell>
          <table:table-cell office:value-type="string" calcext:value-type="string">
            <text:p><text:s/>Situation in Iran (B7-0279/2014) </text:p>
          </table:table-cell>
          <table:table-cell office:value-type="string" calcext:value-type="string">
            <text:p>03-04-2014</text:p>
          </table:table-cell>
          <table:table-cell table:formula="of:=DATE(VALUE(MID([.C406]; 7; 4)); VALUE(MID([.C406]; 4; 2)); VALUE(MID([.C406]; 1; 2)))" office:value-type="date" office:date-value="2014-04-03" calcext:value-type="date">
            <text:p>04/03/14</text:p>
          </table:table-cell>
          <table:table-cell office:value-type="string" calcext:value-type="string">
            <text:p>  Dubravka Šuica <text:s/>(PPE), <text:s/>napisan. - Glasala sam za ovu rezoluciji jer su unutarnji politički događaji u Iranu i privremeni sporazum o nuklearnom pitanju stvorili prilike za reforme u Iranu i za poboljšanje njegovih vanjskih odnosa s EU-om. No, još uvijek je stanje ljudskih prava obilježeno stalnim i sustavnim kršenjem temeljnih prava te smatram da je potreban veći angažman EU-a i Irana u zajedničkom djelovanju na proces stabiliziranja situacije na Bliskom Istoku. </text:p>
          </table:table-cell>
        </table:table-row>
        <table:table-row table:style-name="ro1">
          <table:table-cell office:value-type="string" calcext:value-type="string">
            <text:p>http://www.europarl.europa.eu/sides/getDoc.do?pubRef=-//EP//TEXT+CRE+20140414+ITEM-022+DOC+XML+V0//EN&amp;amp;language=EN&amp;amp;query=INTERV&amp;amp;detail=1-246-000</text:p>
          </table:table-cell>
          <table:table-cell office:value-type="string" calcext:value-type="string">
            <text:p><text:s/>One-minute speeches (Rule 150) </text:p>
          </table:table-cell>
          <table:table-cell office:value-type="string" calcext:value-type="string">
            <text:p>14-04-2014</text:p>
          </table:table-cell>
          <table:table-cell table:formula="of:=DATE(VALUE(MID([.C407]; 7; 4)); VALUE(MID([.C407]; 4; 2)); VALUE(MID([.C407]; 1; 2)))" office:value-type="date" office:date-value="2014-04-14" calcext:value-type="date">
            <text:p>04/14/14</text:p>
          </table:table-cell>
          <table:table-cell office:value-type="string" calcext:value-type="string">
            <text:p>  Dubravka Šuica <text:s/>(PPE). - <text:s/>Gospodine predsjedniče, ovih se dana u Hrvatskoj ukida veliki broj željezničkih linija čime se marginaliziraju mnogi hrvatski krajevi, a najviše Slavonija i Baranja, ali tu je i Međimurje, Varaždinska, Koprivničko-križevačka, Karlovačka i Šibensko-kninska županija te tradicionalna veza između luke Ploče i Bosne i Hercegovine. </text:p>
          </table:table-cell>
        </table:table-row>
        <table:table-row table:style-name="ro1">
          <table:table-cell office:value-type="string" calcext:value-type="string">
            <text:p>http://www.europarl.europa.eu/sides/getDoc.do?pubRef=-//EP//TEXT+CRE+20140415+ITEM-009-01+DOC+XML+V0//EN&amp;amp;language=EN&amp;amp;query=INTERV&amp;amp;detail=2-187-000</text:p>
          </table:table-cell>
          <table:table-cell office:value-type="string" calcext:value-type="string">
            <text:p><text:s/>Resolution of credit institutions and certain investment firms in the framework of a Single Resolution Mechanism and a Single Bank Resolution Fund (A7-0478/2013 - Elisa Ferreira) </text:p>
          </table:table-cell>
          <table:table-cell office:value-type="string" calcext:value-type="string">
            <text:p>15-04-2014</text:p>
          </table:table-cell>
          <table:table-cell table:formula="of:=DATE(VALUE(MID([.C408]; 7; 4)); VALUE(MID([.C408]; 4; 2)); VALUE(MID([.C408]; 1; 2)))" office:value-type="date" office:date-value="2014-04-15" calcext:value-type="date">
            <text:p>04/15/14</text:p>
          </table:table-cell>
          <table:table-cell office:value-type="string" calcext:value-type="string">
            <text:p>  Dubravka Šuica <text:s/>(PPE). - <text:s/>Gospodine predsjedniče, ocijenjujem pozitivnim ovaj prijedlog, a ne samo pozitivnim. nego smatram da je danas donesena jedna povijesna odluka ovog Europskog parlamenta, jer doprinosi jačanju integracije unutarnjeg tržišta za bankarske usluge. A ona je nužna za promicanje gospodarskoga oporavka u Uniji. </text:p>
          </table:table-cell>
        </table:table-row>
        <table:table-row table:style-name="ro1">
          <table:table-cell office:value-type="string" calcext:value-type="string">
            <text:p>http://www.europarl.europa.eu/sides/getDoc.do?pubRef=-//EP//TEXT+CRE+20140415+ITEM-009-02+DOC+XML+V0//EN&amp;amp;language=EN&amp;amp;query=INTERV&amp;amp;detail=2-214-000</text:p>
          </table:table-cell>
          <table:table-cell office:value-type="string" calcext:value-type="string">
            <text:p><text:s/>Protection of consumers in utilities services (A7-0163/2014 - Josef Weidenholzer) </text:p>
          </table:table-cell>
          <table:table-cell office:value-type="string" calcext:value-type="string">
            <text:p>15-04-2014</text:p>
          </table:table-cell>
          <table:table-cell table:formula="of:=DATE(VALUE(MID([.C409]; 7; 4)); VALUE(MID([.C409]; 4; 2)); VALUE(MID([.C409]; 1; 2)))" office:value-type="date" office:date-value="2014-04-15" calcext:value-type="date">
            <text:p>04/15/14</text:p>
          </table:table-cell>
          <table:table-cell office:value-type="string" calcext:value-type="string">
            <text:p>  Dubravka Šuica <text:s/>(PPE), <text:s/>napisan. - Podržavam ovo izvješće. Istraživanje i inovacije moraju biti potaknute od strane Komisije i država članica u sektoru prijevoza unutarnjim plovnim putovima te na području lučke infrastrukture. Navedene aktivnosti valja provoditi u okviru programa Obzor 2020. i Instrumentom za povezivanje Europe. Također, prilagodba flote na unutarnjim plovnim putovima tehničkom napretku u pogledu okoliša mora biti provedena uz upotrebu financijskih instrumenata iz postojećih fondova Unije. Nadalje, potrebno je predložiti i načine ojačavanja rezervnih fondova postojećim fondovima i financijskim instrumentima Europske investicijske banke. Rezervni fondovi moraju biti korišteni i za jačanje multiplikacijskog učinka bespovratnih sredstava koja se financiraju iz proračuna Unije te istog učinka financijskih instrumenata Europske investicijske banke za mjere kojima se podupiru inovacije na području plovila, uključujući razvoj brodova prilagođenih riječnoj plovidbi, te njihova prilagodba tehničkom napretku bitno za očuvanje okoliša i smanjenje zagađenja u cjelini. Jačanje rezervnih fondova potaknuto je od strane same Komisije koja propisuje nadograđivanje postojećih fondova i njihov razvoj u više smjerova.</text:p>
          </table:table-cell>
        </table:table-row>
        <table:table-row table:style-name="ro1">
          <table:table-cell office:value-type="string" calcext:value-type="string">
            <text:p>http://www.europarl.europa.eu/sides/getDoc.do?pubRef=-//EP//TEXT+CRE+20140415+ITEM-009-02+DOC+XML+V0//EN&amp;amp;language=EN&amp;amp;query=INTERV&amp;amp;detail=2-220-000</text:p>
          </table:table-cell>
          <table:table-cell office:value-type="string" calcext:value-type="string">
            <text:p><text:s/>Protection of consumers in utilities services (A7-0163/2014 - Josef Weidenholzer) </text:p>
          </table:table-cell>
          <table:table-cell office:value-type="string" calcext:value-type="string">
            <text:p>15-04-2014</text:p>
          </table:table-cell>
          <table:table-cell table:formula="of:=DATE(VALUE(MID([.C410]; 7; 4)); VALUE(MID([.C410]; 4; 2)); VALUE(MID([.C410]; 1; 2)))" office:value-type="date" office:date-value="2014-04-15" calcext:value-type="date">
            <text:p>04/15/14</text:p>
          </table:table-cell>
          <table:table-cell office:value-type="string" calcext:value-type="string">
            <text:p>  Dubravka Šuica <text:s/>(PPE), <text:s/>napisan. - Podržavam ovo izvješće. Istraživanje i inovacije moraju biti potaknute od strane Komisije i država članica u sektoru prijevoza unutarnjim plovnim putovima te na području lučke infrastrukture. Navedene aktivnosti valja provoditi u okviru programa Obzor 2020. i Instrumentom za povezivanje Europe. Također, prilagodba flote na unutarnjim plovnim putovima tehničkom napretku u pogledu okoliša mora biti provedena uz upotrebu financijskih instrumenata iz postojećih fondova Unije. Nadalje, potrebno je predložiti i načine ojačavanja rezervnih fondova postojećim fondovima i financijskim instrumentima Europske investicijske banke. Rezervni fondovi moraju biti korišteni i za jačanje multiplikacijskog učinka bespovratnih sredstava koja se financiraju iz proračuna Unije te istog učinka financijskih instrumenata Europske investicijske banke za mjere kojima se podupiru inovacije na području plovila, uključujući razvoj brodova prilagođenih riječnoj plovidbi, te njihova prilagodba tehničkom napretku bitno za očuvanje okoliša i smanjenje zagađenja u cjelini. Jačanje rezervnih fondova potaknuto je od strane same Komisije koja propisuje nadograđivanje postojećih fondova i njihov razvoj u više smjerova.</text:p>
          </table:table-cell>
        </table:table-row>
        <table:table-row table:style-name="ro1">
          <table:table-cell office:value-type="string" calcext:value-type="string">
            <text:p>http://www.europarl.europa.eu/sides/getDoc.do?pubRef=-//EP//TEXT+CRE+20140415+ITEM-009-04+DOC+XML+V0//EN&amp;amp;language=EN&amp;amp;query=INTERV&amp;amp;detail=2-243-000</text:p>
          </table:table-cell>
          <table:table-cell office:value-type="string" calcext:value-type="string">
            <text:p><text:s/>Correct application of the law on customs and agricultural matters (A7-0241/2014 - António Fernando Correia de Campos) </text:p>
          </table:table-cell>
          <table:table-cell office:value-type="string" calcext:value-type="string">
            <text:p>15-04-2014</text:p>
          </table:table-cell>
          <table:table-cell table:formula="of:=DATE(VALUE(MID([.C411]; 7; 4)); VALUE(MID([.C411]; 4; 2)); VALUE(MID([.C411]; 1; 2)))" office:value-type="date" office:date-value="2014-04-15" calcext:value-type="date">
            <text:p>04/15/14</text:p>
          </table:table-cell>
          <table:table-cell office:value-type="string" calcext:value-type="string">
            <text:p>  Dubravka Šuica <text:s/>(PPE), <text:s/>napisan. - Europska unija ima odgovornost boriti se protiv carinske prijevare i pridonijeti osnovnom cilju unutarnjeg tržišta, a to je sigurno trgovanje proizvodima s autentičnim certifikatima o podrijetlu čime bi se osigurala visoka razina zaštite potrošača. Dosadašnji zakonodavni okvir nije bio učinkovit zbog onemogućavanja neposredne suradnje i razmjene dokumenata između predstavnika Komisije koji provode istragu i gospodarskih subjekata. Kao posrednik u ovom odnosu javljale su se nacionalne vlasti koje često nisu bile u mogućnosti na vrijeme dati odgovor i zatraženu dokumentaciju zbog nedostatka osoblja ili vremena. Povećanje prijevara zahtjeva učinkovito sprječavanje i otkrivanje mehanizama kako na nacionalnoj, tako i na europskoj razini te je potrebno povezano djelovanje obiju razina. Shodno tome, podržavam mišljenje izvjestitelja o potrebi dodjeljivanja ovlasti Komisiji za uspostavljanje izravnog kontakta s gospodarskim subjektima uz prethodnu obavijest nacionalnim vlastima. Smatram da bi se na taj način pojednostavili i ubrzali mehanizmi za borbu protiv carinskih prijevara i izbjegla nepotrebna komplikacija birokracije. S druge strane, ojačala bi se sigurnost proizvoda koji se plasiraju na unutarnjem tržištu, a potrošačima bi se pružila viša razina zaštite.</text:p>
          </table:table-cell>
        </table:table-row>
        <table:table-row table:style-name="ro1">
          <table:table-cell office:value-type="string" calcext:value-type="string">
            <text:p>http://www.europarl.europa.eu/sides/getDoc.do?pubRef=-//EP//TEXT+CRE+20140415+ITEM-009-05+DOC+XML+V0//EN&amp;amp;language=EN&amp;amp;query=INTERV&amp;amp;detail=2-254-500</text:p>
          </table:table-cell>
          <table:table-cell office:value-type="string" calcext:value-type="string">
            <text:p><text:s/>Information in the field of technical regulations and rules on Information Society services (A7-0247/2014 - Francesco Enrico Speroni) </text:p>
          </table:table-cell>
          <table:table-cell office:value-type="string" calcext:value-type="string">
            <text:p>15-04-2014</text:p>
          </table:table-cell>
          <table:table-cell table:formula="of:=DATE(VALUE(MID([.C412]; 7; 4)); VALUE(MID([.C412]; 4; 2)); VALUE(MID([.C412]; 1; 2)))" office:value-type="date" office:date-value="2014-04-15" calcext:value-type="date">
            <text:p>04/15/14</text:p>
          </table:table-cell>
          <table:table-cell office:value-type="string" calcext:value-type="string">
            <text:p>  Dubravka Šuica (PPE), <text:s/>napisan. - Podržavam izvješće jer je njegov cilj osigurati nesmetanu i sigurnu kretnju robe čime se omogućuje provedba glavnih načela Europske unije. Definiranjem tehničkih propisa odnosno mjera osigurava se pravilno funkcioniranje tržišta te se ujedno pospješuje daljnji tržišni razvoj. Neprihvatljiva je bilo kakva prepreka kretnji robe, osim ako nije uzrokovana značajnim nepoštovanjem bitnih propisa i zahtjeva koja dovode do nesklada s javnim interesom. Kako bi se osigurao razvoj tržišta potrebno je pridonositi povećanju transparentnosti nacionalnih namjera i proširenju kriterija i uvjeta na temelju čega se ocjenjuje potencijalni učinak predloženih propisa na tržište. Stoga, potrebno je ocijeniti sve zahtjeve koji su utvrđeni za pojedini proizvod i uzeti u obzir trendove nacionalnih postupaka regulacije proizvoda. Osiguravanjem adekvatnog vremenskog perioda državama članicama bi se omogućilo da predlažu planirane mjere te bi se time uklonile odnosno smanjile prepreke slobodnom kretanju robe do kojih bi mogla dovesti određena mjera. Smatram da je potrebno staviti poseban naglasak na pravodobno i odgovarajuće informiranje svih država članica o planiranim tehničkim propisima, kako ne bi došlo do narušavanja konkurentnosti tržišta i poduzetnika kao pojedinaca.</text:p>
          </table:table-cell>
        </table:table-row>
        <table:table-row table:style-name="ro1">
          <table:table-cell office:value-type="string" calcext:value-type="string">
            <text:p>http://www.europarl.europa.eu/sides/getDoc.do?pubRef=-//EP//TEXT+CRE+20140415+ITEM-009-06+DOC+XML+V0//EN&amp;amp;language=EN&amp;amp;query=INTERV&amp;amp;detail=2-266-000</text:p>
          </table:table-cell>
          <table:table-cell office:value-type="string" calcext:value-type="string">
            <text:p><text:s/>Accession of Croatia to the 1990 Convention on the elimination of double taxation (A7-0214/2014 - Sławomir Nitras) </text:p>
          </table:table-cell>
          <table:table-cell office:value-type="string" calcext:value-type="string">
            <text:p>15-04-2014</text:p>
          </table:table-cell>
          <table:table-cell table:formula="of:=DATE(VALUE(MID([.C413]; 7; 4)); VALUE(MID([.C413]; 4; 2)); VALUE(MID([.C413]; 1; 2)))" office:value-type="date" office:date-value="2014-04-15" calcext:value-type="date">
            <text:p>04/15/14</text:p>
          </table:table-cell>
          <table:table-cell office:value-type="string" calcext:value-type="string">
            <text:p>  Dubravka Šuica <text:s/>(PPE), <text:s/>napisan. - Osobito podržavam ovo izvješće jer se odnosi na Republiku Hrvatsku, državu članicu čije interese zastupam u Parlamentu. Pristupanje Hrvatske Konvenciji još je jedan od koraka kojim se Hrvatskoj jamči uživanje u svim pogodnostima Europske unije. Ovom Konvencijom ukida se dvostruko oporezivanje te se time bitno pojednostavljuje sustav oporezivanja trgovačkih društava koja posluju unutar EU-a, odnosno izvan zemlje rezidentnosti, tj. Hrvatske. Pojednostavljenje sustava oporezivanja jamči poboljšanje transparentnosti i produktivnosti te na taj način pridonosi konkurentnosti i razvoju tržišta, kako hrvatskog tako i europskog. Također, pozdravljam zahtjev da se u ponuđenom tekstu odluke definira datum stupanja na snagu Arbitražne konvencije čime bi se preventivno uklonile posljedice retroaktivne uspostave datuma stupanja na snagu Konvencije. Hrvatska treba uložiti napore kako bi se nadležna tijela na odgovarajući način pripremila za učinkovito funkcioniranje Konvencije. Smatram da je i taj podatak potrebno uzeti u obzir prilikom određivanja datuma primjene. Nadam se što skorijem potpisivanju Arbitražne Konvencije te daljnjem napretku Hrvatske po pitanju sličnih instrumenata.</text:p>
          </table:table-cell>
        </table:table-row>
        <table:table-row table:style-name="ro1">
          <table:table-cell office:value-type="string" calcext:value-type="string">
            <text:p>http://www.europarl.europa.eu/sides/getDoc.do?pubRef=-//EP//TEXT+CRE+20140415+ITEM-009-07+DOC+XML+V0//EN&amp;amp;language=EN&amp;amp;query=INTERV&amp;amp;detail=2-280-000</text:p>
          </table:table-cell>
          <table:table-cell office:value-type="string" calcext:value-type="string">
            <text:p><text:s/>Shift2Rail Joint Undertaking (A7-0259/2014 - Josefa Andrés Barea) </text:p>
          </table:table-cell>
          <table:table-cell office:value-type="string" calcext:value-type="string">
            <text:p>15-04-2014</text:p>
          </table:table-cell>
          <table:table-cell table:formula="of:=DATE(VALUE(MID([.C414]; 7; 4)); VALUE(MID([.C414]; 4; 2)); VALUE(MID([.C414]; 1; 2)))" office:value-type="date" office:date-value="2014-04-15" calcext:value-type="date">
            <text:p>04/15/14</text:p>
          </table:table-cell>
          <table:table-cell office:value-type="string" calcext:value-type="string">
            <text:p>  Dubravka Šuica <text:s/>(PPE), <text:s/>napisan. - Pozdravljam ovaj prijedlog Uredbe, osobito izmjene, amandmane kojima se osigurava transparentnost i otvorenost zajedničkog poduzeća Shift2Rail. Cilj Shift2Rail-a je uz pomoć istraživanja i inovacija pridonijeti razvoju najprihvatljivijeg načina prijevoza roba i putnika, tj. željezničkog prometa, čime bi se ojačala konkurentnost europskih poduzeća i zadržalo vodstvo Europe na globalnom željezničkom tržištu. Transparentnost i otvorenost upravljanja je jedna od bitnih stavki u ostvarenju ciljeva ovako značajnog projekta te je potrebno kontinuirano pridonositi njihovom poboljšanju. Ovom uredbom jamči se učinkovitije i adekvatnije poštivanje načela koja su definirana „Obzorom 2020.”. Isto tako, poticanje na transparentnost upravljanja se ne bi trebalo odnositi samo na upravljanje zajedničkim poduzećem nego i na sve partnere poduzeća. Nadam se uspješnom ostvarenju ciljeva zajedničkog poduzeća, povećanju konkurentnosti željezničkog prometa za sve države članice, tako i u Hrvatskoj, gdje smo svjedoci mnogih negativnih događanja vezanih za željeznički promet. Nedavno gašenje pojedinih željezničkih linija izazvalo je negodovanje među građanima Hrvatske. Hrvatskom željezničkom prometu su potrebna infrastrukturna i organizacijska ulaganja kako bi se postigla optimizacija ove vrste prometa koja je trenutačno jedna od najučinkovitijih i klimatski prihvatljivijih oblika prometa.</text:p>
          </table:table-cell>
        </table:table-row>
        <table:table-row table:style-name="ro1">
          <table:table-cell office:value-type="string" calcext:value-type="string">
            <text:p>http://www.europarl.europa.eu/sides/getDoc.do?pubRef=-//EP//TEXT+CRE+20140415+ITEM-009-08+DOC+XML+V0//EN&amp;amp;language=EN&amp;amp;query=INTERV&amp;amp;detail=2-286-000</text:p>
          </table:table-cell>
          <table:table-cell office:value-type="string" calcext:value-type="string">
            <text:p><text:s/>Request for defence of the parliamentary immunity of Alexander Mirsky (A7-0273/2014 - Marielle Gallo) </text:p>
          </table:table-cell>
          <table:table-cell office:value-type="string" calcext:value-type="string">
            <text:p>15-04-2014</text:p>
          </table:table-cell>
          <table:table-cell table:formula="of:=DATE(VALUE(MID([.C415]; 7; 4)); VALUE(MID([.C415]; 4; 2)); VALUE(MID([.C415]; 1; 2)))" office:value-type="date" office:date-value="2014-04-15" calcext:value-type="date">
            <text:p>04/15/14</text:p>
          </table:table-cell>
          <table:table-cell office:value-type="string" calcext:value-type="string">
            <text:p>  Dubravka Šuica <text:s/>(PPE), <text:s/>napisan. - Pozdravljam ovaj prijedlog odluke Parlamenta o zahtjevu za zaštitu imuniteta i povlastica Alexandera Mirskog jer smatram da je zastupnik izrazio svoje mišljenje u Europskom parlamentu kako bi skrenuo pozornost na problematiku referenduma o zatvaranju ruskih škola u Latviji. Time je izvršavao svoju zastupničku dužnost te je njegovo obraćanje Parlamentu bilo isključivo u navedene svrhe. Iz tog razloga podržavam odluku kojom se jamči zaštita imuniteta i povlastica u građanskoj parnici suda u Rigi te se nadam da će nadležne institucije postupiti u skladu s ovom odlukom. Naš je zadatak osigurati zaštitu ljudskih sloboda neovisno o aktivnostima koje pojedinci mogu procijeniti nepovoljnima. Naime, sloboda govora jedan je od osnovnih preduvjeta kvalitetnog života i osiguranja visokog stupnja demokracije stoga joj moramo pristupati s posebnom pozornošću i pažnjom.</text:p>
          </table:table-cell>
        </table:table-row>
        <table:table-row table:style-name="ro1">
          <table:table-cell office:value-type="string" calcext:value-type="string">
            <text:p>http://www.europarl.europa.eu/sides/getDoc.do?pubRef=-//EP//TEXT+CRE+20140415+ITEM-009-10+DOC+XML+V0//EN&amp;amp;language=EN&amp;amp;query=INTERV&amp;amp;detail=2-307-000</text:p>
          </table:table-cell>
          <table:table-cell office:value-type="string" calcext:value-type="string">
            <text:p><text:s/>Mobilisation of the European Globalisation Adjustment Fund - application EGF/2012/004 ES/Grupo Santana (A7-0260/2014 - Frédéric Daerden) </text:p>
          </table:table-cell>
          <table:table-cell office:value-type="string" calcext:value-type="string">
            <text:p>15-04-2014</text:p>
          </table:table-cell>
          <table:table-cell table:formula="of:=DATE(VALUE(MID([.C416]; 7; 4)); VALUE(MID([.C416]; 4; 2)); VALUE(MID([.C416]; 1; 2)))" office:value-type="date" office:date-value="2014-04-15" calcext:value-type="date">
            <text:p>04/15/14</text:p>
          </table:table-cell>
          <table:table-cell office:value-type="string" calcext:value-type="string">
            <text:p>  Dubravka Šuica <text:s/>(PPE), <text:s/>napisan. - Europski fond za prilagodbe globalizaciji je stvoren kako bi se osigurala dodatna pomoć radnicima koji pate od posljedica velikih strukturnih promjena u svjetskoj trgovini. Nažalost, Grupa Santana iz Španjolske ispunjava uvjete za mobilizaciju sredstava iz ovog fonda te podržavam odluku Parlamenta da joj se omogući korištenja sredstava. Posljedica ovakve situacije Grupe Santana je pad konkurentnosti automobilske industrije EU-a u odnosu na svjetsku te je potrebno uložiti dodatne napore kako bi se ova problematika riješila. Pozdravljam odluku da se sredstva iz fonda koriste kako bi se dodatnim obukama, poslovnim savjetovanjem te dobivanjem aktivne pomoći u traženju posla radnici ponovo uključili u radni odnos (285 radnika) Nadam se transparentnom i otvorenom korištenju sredstava iz Europskog fonda. Ujedno, suosjećam i sa situacijom u Španjolskoj jer se i Hrvatska suočava s problemom visoke stope nezaposlenosti, osobito mladih ljudi.</text:p>
          </table:table-cell>
        </table:table-row>
        <table:table-row table:style-name="ro1">
          <table:table-cell office:value-type="string" calcext:value-type="string">
            <text:p>http://www.europarl.europa.eu/sides/getDoc.do?pubRef=-//EP//TEXT+CRE+20140415+ITEM-009-11+DOC+XML+V0//EN&amp;amp;language=EN&amp;amp;query=INTERV&amp;amp;detail=2-313-000</text:p>
          </table:table-cell>
          <table:table-cell office:value-type="string" calcext:value-type="string">
            <text:p><text:s/>Deposit guarantee schemes (A7-0216/2014 - Peter Simon) </text:p>
          </table:table-cell>
          <table:table-cell office:value-type="string" calcext:value-type="string">
            <text:p>15-04-2014</text:p>
          </table:table-cell>
          <table:table-cell table:formula="of:=DATE(VALUE(MID([.C417]; 7; 4)); VALUE(MID([.C417]; 4; 2)); VALUE(MID([.C417]; 1; 2)))" office:value-type="date" office:date-value="2014-04-15" calcext:value-type="date">
            <text:p>04/15/14</text:p>
          </table:table-cell>
          <table:table-cell office:value-type="string" calcext:value-type="string">
            <text:p>  Dubravka Šuica <text:s/>(PPE). - <text:s/>(govornik bez mikrofona) alata za očuvanje povjerenja u bankarske sustave, sprječavanje navale na banke i upravo sustav osiguranja depozita. Sustav je uređen Direktivom 94/19/EZ koja pruža mogućnost obeštećenja deponenata za bankovne depozite u iznosu 100 000 eura. </text:p>
          </table:table-cell>
        </table:table-row>
        <table:table-row table:style-name="ro1">
          <table:table-cell office:value-type="string" calcext:value-type="string">
            <text:p>http://www.europarl.europa.eu/sides/getDoc.do?pubRef=-//EP//TEXT+CRE+20140415+ITEM-009-12+DOC+XML+V0//EN&amp;amp;language=EN&amp;amp;query=INTERV&amp;amp;detail=2-332-000</text:p>
          </table:table-cell>
          <table:table-cell office:value-type="string" calcext:value-type="string">
            <text:p><text:s/>Alternative fuels infrastructure (A7-0444/2013 - Carlo Fidanza) </text:p>
          </table:table-cell>
          <table:table-cell office:value-type="string" calcext:value-type="string">
            <text:p>15-04-2014</text:p>
          </table:table-cell>
          <table:table-cell table:formula="of:=DATE(VALUE(MID([.C418]; 7; 4)); VALUE(MID([.C418]; 4; 2)); VALUE(MID([.C418]; 1; 2)))" office:value-type="date" office:date-value="2014-04-15" calcext:value-type="date">
            <text:p>04/15/14</text:p>
          </table:table-cell>
          <table:table-cell office:value-type="string" calcext:value-type="string">
            <text:p>  Dubravka Šuica <text:s/>(PPE). - <text:s text:c="2"/>Gospođo predsjednice, u Europskoj uniji velika se pozornost posvećuje zaštiti okoliša i smanjenju emisija stakleničkih plinova pa smo se tako i mi u Odboru za zaštitu okoliša bavili ovom temom i zaključili da je od iznimne važnosti smanjiti uporabu fosilnih goriva i izgraditi infrastrukturu za što rasprostranjeniju uporabu alternativnih goriva. </text:p>
          </table:table-cell>
        </table:table-row>
        <table:table-row table:style-name="ro1">
          <table:table-cell office:value-type="string" calcext:value-type="string">
            <text:p>http://www.europarl.europa.eu/sides/getDoc.do?pubRef=-//EP//TEXT+CRE+20140415+ITEM-009-14+DOC+XML+V0//EN&amp;amp;language=EN&amp;amp;query=INTERV&amp;amp;detail=2-357-000</text:p>
          </table:table-cell>
          <table:table-cell office:value-type="string" calcext:value-type="string">
            <text:p><text:s/>Dimensions and weights of road vehicles circulating within the Community (A7-0256/2014 - Jörg Leichtfried) </text:p>
          </table:table-cell>
          <table:table-cell office:value-type="string" calcext:value-type="string">
            <text:p>15-04-2014</text:p>
          </table:table-cell>
          <table:table-cell table:formula="of:=DATE(VALUE(MID([.C419]; 7; 4)); VALUE(MID([.C419]; 4; 2)); VALUE(MID([.C419]; 1; 2)))" office:value-type="date" office:date-value="2014-04-15" calcext:value-type="date">
            <text:p>04/15/14</text:p>
          </table:table-cell>
          <table:table-cell office:value-type="string" calcext:value-type="string">
            <text:p>  Dubravka Šuica <text:s/>(PPE). - <text:s/>Gospođo predsjednice, podržala sam izvješće kolege Jörga Leichtfrieda jer teška teretna vozila odgovorna su za oko 26% emisija CO2 u cestovnom prometu u Europi, a njihova učinkovitost potrošnje goriva u većini slučajeva se nije poboljšala u posljednjih 20 godina. Poboljšana aerodinamika kabina motornih vozila omogućila bi znatna poboljšanja energetske učinkovitosti vozila, a u potpunosti podržavam mišljenje izvjestitelja kako je od iznimne važnosti hitno smanjenje emisije vozila u sektoru teretnog cestovnog prijevoza. </text:p>
          </table:table-cell>
        </table:table-row>
        <table:table-row table:style-name="ro1">
          <table:table-cell office:value-type="string" calcext:value-type="string">
            <text:p>http://www.europarl.europa.eu/sides/getDoc.do?pubRef=-//EP//TEXT+CRE+20140415+ITEM-009-15+DOC+XML+V0//EN&amp;amp;language=EN&amp;amp;query=INTERV&amp;amp;detail=2-373-000</text:p>
          </table:table-cell>
          <table:table-cell office:value-type="string" calcext:value-type="string">
            <text:p><text:s/>Framework for the recovery and resolution of credit institutions and investment firms (A7-0196/2013 - Gunnar Hökmark) </text:p>
          </table:table-cell>
          <table:table-cell office:value-type="string" calcext:value-type="string">
            <text:p>15-04-2014</text:p>
          </table:table-cell>
          <table:table-cell table:formula="of:=DATE(VALUE(MID([.C420]; 7; 4)); VALUE(MID([.C420]; 4; 2)); VALUE(MID([.C420]; 1; 2)))" office:value-type="date" office:date-value="2014-04-15" calcext:value-type="date">
            <text:p>04/15/14</text:p>
          </table:table-cell>
          <table:table-cell office:value-type="string" calcext:value-type="string">
            <text:p>  Dubravka Šuica <text:s/>(PPE). - <text:s text:c="2"/>Gospodine predsjedniče, financijska kriza je pokazala kako Uniji nedostaju instrumenti za rješavanje problema kreditnih institucija. To se najviše odnosi na probleme insolventnosti i posljedice insolventnosti. Podržavam ovaj prijedlog kolege Hökmarka, jer će uspostava jedinstvenog sanacijskog mehanizma doprinijeti jačanju ustroja i stabilnosti Unije. </text:p>
          </table:table-cell>
        </table:table-row>
        <table:table-row table:style-name="ro1">
          <table:table-cell office:value-type="string" calcext:value-type="string">
            <text:p>http://www.europarl.europa.eu/sides/getDoc.do?pubRef=-//EP//TEXT+CRE+20140415+ITEM-009-16+DOC+XML+V0//EN&amp;amp;language=EN&amp;amp;query=INTERV&amp;amp;detail=2-388-000</text:p>
          </table:table-cell>
          <table:table-cell office:value-type="string" calcext:value-type="string">
            <text:p><text:s/>Undertakings for collective investment in transferable securities (UCITS V) (A7-0125/2013 - Sven Giegold) </text:p>
          </table:table-cell>
          <table:table-cell office:value-type="string" calcext:value-type="string">
            <text:p>15-04-2014</text:p>
          </table:table-cell>
          <table:table-cell table:formula="of:=DATE(VALUE(MID([.C421]; 7; 4)); VALUE(MID([.C421]; 4; 2)); VALUE(MID([.C421]; 1; 2)))" office:value-type="date" office:date-value="2014-04-15" calcext:value-type="date">
            <text:p>04/15/14</text:p>
          </table:table-cell>
          <table:table-cell office:value-type="string" calcext:value-type="string">
            <text:p>  Dubravka Šuica <text:s/>(PPE). - <text:s/>Gospođo predsjednice, budući da je UCITS direktiva usvojena još 1985. godine, pravila koja se odnose na depozitare u direktivi ostala su nepromjenjiva. Stoga podržavam ovu direktivu koja za cilj ima prvenstveno povećanje povjerenja investitora, a postojeća direktiva se zasniva na nacionalnim zakonima i kao takva ostavlja prostor za različito tumačenje vezano za dužnosti i odgovornosti depozitara te politiku naknada i kazni. </text:p>
          </table:table-cell>
        </table:table-row>
        <table:table-row table:style-name="ro1">
          <table:table-cell office:value-type="string" calcext:value-type="string">
            <text:p>http://www.europarl.europa.eu/sides/getDoc.do?pubRef=-//EP//TEXT+CRE+20140415+ITEM-009-17+DOC+XML+V0//EN&amp;amp;language=EN&amp;amp;query=INTERV&amp;amp;detail=2-404-000</text:p>
          </table:table-cell>
          <table:table-cell office:value-type="string" calcext:value-type="string">
            <text:p><text:s/>Payment accounts (A7-0398/2013 - Jürgen Klute) </text:p>
          </table:table-cell>
          <table:table-cell office:value-type="string" calcext:value-type="string">
            <text:p>15-04-2014</text:p>
          </table:table-cell>
          <table:table-cell table:formula="of:=DATE(VALUE(MID([.C422]; 7; 4)); VALUE(MID([.C422]; 4; 2)); VALUE(MID([.C422]; 1; 2)))" office:value-type="date" office:date-value="2014-04-15" calcext:value-type="date">
            <text:p>04/15/14</text:p>
          </table:table-cell>
          <table:table-cell office:value-type="string" calcext:value-type="string">
            <text:p>  Dubravka Šuica <text:s/>(PPE). - <text:s/>Gospođo predsjednice, veće sudjelovanje korisnika na unutrašnjem tržištu moglo bi dodatno potaknuti pružatelje usluga platnog prometa za ulazak na nova tržišta. Stvaranje uvjeta u kojima bi se korisnicima omogućio pristup računima za obavljanje platnog prometa je nužno za poticanje njihovog sudjelovanja i izvlačenja koristi koju donosi jedinstveno tržište. </text:p>
          </table:table-cell>
        </table:table-row>
        <table:table-row table:style-name="ro1">
          <table:table-cell office:value-type="string" calcext:value-type="string">
            <text:p>http://www.europarl.europa.eu/sides/getDoc.do?pubRef=-//EP//TEXT+CRE+20140415+ITEM-009-18+DOC+XML+V0//EN&amp;amp;language=EN&amp;amp;query=INTERV&amp;amp;detail=2-429-000</text:p>
          </table:table-cell>
          <table:table-cell office:value-type="string" calcext:value-type="string">
            <text:p><text:s/>Key information documents for investment products (A7-0368/2013 - Pervenche Berès) </text:p>
          </table:table-cell>
          <table:table-cell office:value-type="string" calcext:value-type="string">
            <text:p>15-04-2014</text:p>
          </table:table-cell>
          <table:table-cell table:formula="of:=DATE(VALUE(MID([.C423]; 7; 4)); VALUE(MID([.C423]; 4; 2)); VALUE(MID([.C423]; 1; 2)))" office:value-type="date" office:date-value="2014-04-15" calcext:value-type="date">
            <text:p>04/15/14</text:p>
          </table:table-cell>
          <table:table-cell office:value-type="string" calcext:value-type="string">
            <text:p>  Dubravka Šuica <text:s/>(PPE). - <text:s/>Gospođo predsjednice, kada razmatraju mogućnost ulaganja, ulagatelji imaju na raspolaganju sve veći izbor različitih vrsta investicijskih proizvoda. Ti proizvodi mogu nuditi specifična investicijska rješenja prilagođena potrebama malih ulagatelja, ali često su složeni i teško razumljivi. Mali ulagatelji često su ulagali uz rizike i troškove koje nisu potpuno razumjeli pa su zbog toga ponekad trpjeli nepredviđene gubitke. </text:p>
          </table:table-cell>
        </table:table-row>
        <table:table-row table:style-name="ro1">
          <table:table-cell office:value-type="string" calcext:value-type="string">
            <text:p>http://www.europarl.europa.eu/sides/getDoc.do?pubRef=-//EP//TEXT+CRE+20140415+ITEM-009-19+DOC+XML+V0//EN&amp;amp;language=EN&amp;amp;query=INTERV&amp;amp;detail=2-445-000</text:p>
          </table:table-cell>
          <table:table-cell office:value-type="string" calcext:value-type="string">
            <text:p><text:s/>Court of Justice of the European Union: number of judges at the General Court (A7-0252/2013 - Alexandra Thein) </text:p>
          </table:table-cell>
          <table:table-cell office:value-type="string" calcext:value-type="string">
            <text:p>15-04-2014</text:p>
          </table:table-cell>
          <table:table-cell table:formula="of:=DATE(VALUE(MID([.C424]; 7; 4)); VALUE(MID([.C424]; 4; 2)); VALUE(MID([.C424]; 1; 2)))" office:value-type="date" office:date-value="2014-04-15" calcext:value-type="date">
            <text:p>04/15/14</text:p>
          </table:table-cell>
          <table:table-cell office:value-type="string" calcext:value-type="string">
            <text:p>  Dubravka Šuica <text:s/>(PPE). - <text:s/>Gospodine predsjedniče, broj predmeta pred općim sudom u kontinuiranom je rastu što je posljednjih godina rezultiralo preopterenošću sudaca i produženjem trajanja postupaka. Pretjeranim trajanjem samih postupaka dovodi se u pitanje poštivanje načela suđenja u razumnom roku te se ugrožava vladavina prava. </text:p>
          </table:table-cell>
        </table:table-row>
        <table:table-row table:style-name="ro1">
          <table:table-cell office:value-type="string" calcext:value-type="string">
            <text:p>http://www.europarl.europa.eu/sides/getDoc.do?pubRef=-//EP//TEXT+CRE+20140415+ITEM-009-20+DOC+XML+V0//EN&amp;amp;language=EN&amp;amp;query=INTERV&amp;amp;detail=2-462-000</text:p>
          </table:table-cell>
          <table:table-cell office:value-type="string" calcext:value-type="string">
            <text:p><text:s/>Deployment of the interoperable EU-wide eCall (A7-0482/2013 - Philippe De Backer) </text:p>
          </table:table-cell>
          <table:table-cell office:value-type="string" calcext:value-type="string">
            <text:p>15-04-2014</text:p>
          </table:table-cell>
          <table:table-cell table:formula="of:=DATE(VALUE(MID([.C425]; 7; 4)); VALUE(MID([.C425]; 4; 2)); VALUE(MID([.C425]; 1; 2)))" office:value-type="date" office:date-value="2014-04-15" calcext:value-type="date">
            <text:p>04/15/14</text:p>
          </table:table-cell>
          <table:table-cell office:value-type="string" calcext:value-type="string">
            <text:p>  Dubravka Šuica <text:s/>(PPE). - <text:s/>Gospođo predsjednice, podržala sam izvješće g. Philippa De Backera, jer sustav je potreban, potrebna je tehnologija dostupna, zajednički europski standardi su utvrđeni, a korist za sve vozače i spasiteljske službe će biti velika. </text:p>
          </table:table-cell>
        </table:table-row>
        <table:table-row table:style-name="ro1">
          <table:table-cell office:value-type="string" calcext:value-type="string">
            <text:p>http://www.europarl.europa.eu/sides/getDoc.do?pubRef=-//EP//TEXT+CRE+20140415+ITEM-009-21+DOC+XML+V0//EN&amp;amp;language=EN&amp;amp;query=INTERV&amp;amp;detail=2-479-000</text:p>
          </table:table-cell>
          <table:table-cell office:value-type="string" calcext:value-type="string">
            <text:p><text:s/>Measures to reduce the cost of deploying high-speed electronic communications networks (A7-0455/2013 - Edit Herczog) </text:p>
          </table:table-cell>
          <table:table-cell office:value-type="string" calcext:value-type="string">
            <text:p>15-04-2014</text:p>
          </table:table-cell>
          <table:table-cell table:formula="of:=DATE(VALUE(MID([.C426]; 7; 4)); VALUE(MID([.C426]; 4; 2)); VALUE(MID([.C426]; 1; 2)))" office:value-type="date" office:date-value="2014-04-15" calcext:value-type="date">
            <text:p>04/15/14</text:p>
          </table:table-cell>
          <table:table-cell office:value-type="string" calcext:value-type="string">
            <text:p>  Dubravka Šuica <text:s/>(PPE). - <text:s/>Gospođo predsjedavajuća, digitalno gospodarstvo svojom brzinom promjena, inovacijama i dosegom postavlja integraciju jedinstvenog tržišta na sasvim novu razinu. Podržavam ovaj prijedlog, jer informacijske i komunikacijske tehnologije čine bit digitalnog društva i danas čine približno 20% europskoga godišnjega rasta produktivnosti i 4,5% europskoga <text:s/>BDP-a. Isto tako generiraju preko 25% privatnih ulaganja u istraživanje i razvoj te kao takve mogu dati izniman doprinos zapošljavanju i gospodarskom rastu. </text:p>
          </table:table-cell>
        </table:table-row>
        <table:table-row table:style-name="ro1">
          <table:table-cell office:value-type="string" calcext:value-type="string">
            <text:p>http://www.europarl.europa.eu/sides/getDoc.do?pubRef=-//EP//TEXT+CRE+20140415+ITEM-009-22+DOC+XML+V0//EN&amp;amp;language=EN&amp;amp;query=INTERV&amp;amp;detail=2-499-000</text:p>
          </table:table-cell>
          <table:table-cell office:value-type="string" calcext:value-type="string">
            <text:p><text:s/>Inland waterway transport (A7-0142/2014 - Corien Wortmann-Kool) </text:p>
          </table:table-cell>
          <table:table-cell office:value-type="string" calcext:value-type="string">
            <text:p>15-04-2014</text:p>
          </table:table-cell>
          <table:table-cell table:formula="of:=DATE(VALUE(MID([.C427]; 7; 4)); VALUE(MID([.C427]; 4; 2)); VALUE(MID([.C427]; 1; 2)))" office:value-type="date" office:date-value="2014-04-15" calcext:value-type="date">
            <text:p>04/15/14</text:p>
          </table:table-cell>
          <table:table-cell office:value-type="string" calcext:value-type="string">
            <text:p>  Dubravka Šuica <text:s/>(PPE), <text:s/>napisan. - Podržavam ovo izvješće. Istraživanje i inovacije moraju biti potaknute od strane Komisije i država članica u sektoru prijevoza unutarnjim plovnim putovima te na području lučke infrastrukture. Navedene aktivnosti valja provoditi u okviru programa Obzor 2020. i Instrumenta za povezivanje Europe. Također, prilagodba flote na unutarnjim plovnim putovima tehničkom napretku u pogledu okoliša mora biti provedena uz upotrebu financijskih instrumenata iz postojećih fondova Unije. Nadalje, potrebno je predložiti i načine ojačavanja rezervnih fondova postojećim fondovima i financijskim instrumentima Europske investicijske banke. Rezervni fondovi moraju biti korišteni i za jačanje multiplikacijskog učinka bespovratnih sredstava koja se financiraju iz proračuna Unije te istog učinka financijskih instrumenata Europske investicijske banke za mjere kojima se podupiru inovacije na području plovila, uključujući razvoj brodova prilagođenih riječnoj plovidbi, te njihova prilagodba tehničkom napretku bitno za očuvanje okoliša i smanjenje zagađenja u cjelini. Jačanje rezervnih fondova potaknuto je od strane same Komisije koja propisuje nadograđivanje postojećih fondova i njihov razvoj u više smjerova.</text:p>
          </table:table-cell>
        </table:table-row>
        <table:table-row table:style-name="ro1">
          <table:table-cell office:value-type="string" calcext:value-type="string">
            <text:p>http://www.europarl.europa.eu/sides/getDoc.do?pubRef=-//EP//TEXT+CRE+20140415+ITEM-009-23+DOC+XML+V0//EN&amp;amp;language=EN&amp;amp;query=INTERV&amp;amp;detail=2-512-000</text:p>
          </table:table-cell>
          <table:table-cell office:value-type="string" calcext:value-type="string">
            <text:p><text:s/>Agricultural products on the internal market and in third countries (A7-0217/2014 - Esther Herranz García) </text:p>
          </table:table-cell>
          <table:table-cell office:value-type="string" calcext:value-type="string">
            <text:p>15-04-2014</text:p>
          </table:table-cell>
          <table:table-cell table:formula="of:=DATE(VALUE(MID([.C428]; 7; 4)); VALUE(MID([.C428]; 4; 2)); VALUE(MID([.C428]; 1; 2)))" office:value-type="date" office:date-value="2014-04-15" calcext:value-type="date">
            <text:p>04/15/14</text:p>
          </table:table-cell>
          <table:table-cell office:value-type="string" calcext:value-type="string">
            <text:p>  Dubravka Šuica <text:s/>(PPE), <text:s/>napisan. - O izvješću imam pozitivno mišljenje. Naime, s obzirom na trenutačne ekonomske okolnosti, proizvodnja Europske unije mora biti podignuta na višu razinu gdje će se efikasnije boriti s globalizacijskim učincima i konkurencijom te tržišnim kvotama koje se moraju povećavati, neovisno o mjestu trgovanja odnosno radi li se o tržištu unutar ili izvan Unije. Veliku pozornost valja dati malim i srednjim poduzećima te njihovom razvoju koji je od izuzetne važnosti u današnje vrijeme. Također, bitno je i na proizvode detaljno navesti ime proizvođača kao i podrijetlo proizvoda. Proizvodi etabliranih proizvođača plasirani uz proizvode onih manje poznatih mogu pozitivno djelovati na iste na način da postanu prepoznatljiviji kod krajnjih potrošača i tako zastupljeniji. Podržavam i nastojanja Komisije pri jasnom određivanju mjera koje se provode na unutarnjem tržištu Unije u odnosu na one koji su zastupljeni na tržištima trećih zemalja. Konačno, i uključivanje kvalitetnog vina na listu proizvoda od posebne pozornosti također smatram prihvatljivim zbog potencijalnog značajnog doprinosa od strane Republike Hrvatske koja je poprilično poznata upravo po ovom proizvodu i dugogodišnjoj proizvodnji te tradiciji.</text:p>
          </table:table-cell>
        </table:table-row>
        <table:table-row table:style-name="ro1">
          <table:table-cell office:value-type="string" calcext:value-type="string">
            <text:p>http://www.europarl.europa.eu/sides/getDoc.do?pubRef=-//EP//TEXT+CRE+20140415+ITEM-009-24+DOC+XML+V0//EN&amp;amp;language=EN&amp;amp;query=INTERV&amp;amp;detail=2-522-000</text:p>
          </table:table-cell>
          <table:table-cell office:value-type="string" calcext:value-type="string">
            <text:p><text:s/>Active and Assisted Living Research and Development Programme (A7-0076/2014 - Claude Turmes) </text:p>
          </table:table-cell>
          <table:table-cell office:value-type="string" calcext:value-type="string">
            <text:p>15-04-2014</text:p>
          </table:table-cell>
          <table:table-cell table:formula="of:=DATE(VALUE(MID([.C429]; 7; 4)); VALUE(MID([.C429]; 4; 2)); VALUE(MID([.C429]; 1; 2)))" office:value-type="date" office:date-value="2014-04-15" calcext:value-type="date">
            <text:p>04/15/14</text:p>
          </table:table-cell>
          <table:table-cell office:value-type="string" calcext:value-type="string">
            <text:p>  Dubravka Šuica <text:s/>(PPE), <text:s/>napisan. - O izvješću imam pozitivno mišljenje. Program se odnosi na financiranje od 2008. godine do 2013. godine s posebnim ciljem poboljšanja kvalitete života starijih ljudi. Sam program je financiran od strane Komisije i 22 država koje su države partneri u zajedničkom projektu. Ideja unaprijeđenja kvalitete života starijih ljudi leži u potencijalima korištenja novih informacijskih i komunikacijskih tehnologija, a rezultati dobiveni do sada provedenim aktivnostima mogu se okarakterizirati kao zadovoljavajući za samu Komisiju zbog čega ona smatra da bi program trebao biti nastavljen. Svi smo osjetljivi na ovakve i slične delikatne probleme što ukazuje na postojanje visoke razine svijesti među stanovnicima Unije, a tako države članice postaju kvalitetnije i bolje mjesto za život i prosperitet. Procjenjuje se da je čak oko 20 milijuna ljudi širom Unije zaposleno na radnim mjestima „bijelih kuta” u sektoru zdravstva i socijalnih usluga. Kako se s poprilično velikom sigurnošću može zaključiti da će stanovništvo u nadolazećim godinama stariti, za očekivati je kako će i brojka zaposlenih u ovom resoru rasti. Upravo zato, obuka i cjeloživotno učenje u ovom osjetljivom sektoru moraju biti prioritet, a potreba za dodatnim otvaranjem ovakvih radnih mjesta i ulaganje u moderne vještine mora biti što točnije određena i procijenjena.</text:p>
          </table:table-cell>
        </table:table-row>
        <table:table-row table:style-name="ro1">
          <table:table-cell office:value-type="string" calcext:value-type="string">
            <text:p>http://www.europarl.europa.eu/sides/getDoc.do?pubRef=-//EP//TEXT+CRE+20140415+ITEM-009-25+DOC+XML+V0//EN&amp;amp;language=EN&amp;amp;query=INTERV&amp;amp;detail=2-534-000</text:p>
          </table:table-cell>
          <table:table-cell office:value-type="string" calcext:value-type="string">
            <text:p><text:s/>Research and Development Programme for research performing SMEs (A7-0077/2014 - Miloslav Ransdorf) </text:p>
          </table:table-cell>
          <table:table-cell office:value-type="string" calcext:value-type="string">
            <text:p>15-04-2014</text:p>
          </table:table-cell>
          <table:table-cell table:formula="of:=DATE(VALUE(MID([.C430]; 7; 4)); VALUE(MID([.C430]; 4; 2)); VALUE(MID([.C430]; 1; 2)))" office:value-type="date" office:date-value="2014-04-15" calcext:value-type="date">
            <text:p>04/15/14</text:p>
          </table:table-cell>
          <table:table-cell office:value-type="string" calcext:value-type="string">
            <text:p>  Dubravka Šuica <text:s/>(PPE), <text:s/>napisan. - Nakon uspješnog prijašnjeg programa, predlaže se pojačano partnerstvo sa Eurekom koje će uključivati veće financijske doprinose Unije nego prije. Cilj, koji ja podržavam, je poduprijeti mala i srednja poduzeća koja se bave istraživanjem i razvojem sufinanciranja njihovih tržišno usmjerenih istraživačkih projekata, neovisno o području. Time će se ubrzati razvoj tehnologija i inovacija koje su temelj budućnosti poduzeća i koje će inovativnim europskim malim i srednjim poduzećima omogućiti da se uvrste među vodeće svjetske poduzetnike. Potrebno je naglasiti da je program Eurostars 2, u odnosu na svog prethodnika, ispravio neke pogreške prethodnika te će on težiti ubrzanju dodjeli bespovratnih sredstava, snažnijoj integraciji, smanjenju administracije te transparentnijem i učinkovitijem upravljanju na dobrobit MSP-ova koji provode istraživanja. Država članica Eureke ili država koja nije povezana s Okvirnim programom Obzor 2020. može postati partnerska zemlja Eurostarsa 2, ako ispunjava preduvjete, što će doprinijeti kvaliteti i raznovrsnosti istraživanja. Smatram da je zadržavanje pristupa odozdo prema gore i poslovno usmjerenog plana usredotočenog na potencijal tržišta iz prethodnog programa Eurostars ključ uspjeha programa Eurostars 2.</text:p>
          </table:table-cell>
        </table:table-row>
        <table:table-row table:style-name="ro1">
          <table:table-cell office:value-type="string" calcext:value-type="string">
            <text:p>http://www.europarl.europa.eu/sides/getDoc.do?pubRef=-//EP//TEXT+CRE+20140415+ITEM-009-26+DOC+XML+V0//EN&amp;amp;language=EN&amp;amp;query=INTERV&amp;amp;detail=2-541-000</text:p>
          </table:table-cell>
          <table:table-cell office:value-type="string" calcext:value-type="string">
            <text:p><text:s/>European Metrology Programme for Innovation and Research (A7-0063/2014 - Niki Tzavela) </text:p>
          </table:table-cell>
          <table:table-cell office:value-type="string" calcext:value-type="string">
            <text:p>15-04-2014</text:p>
          </table:table-cell>
          <table:table-cell table:formula="of:=DATE(VALUE(MID([.C431]; 7; 4)); VALUE(MID([.C431]; 4; 2)); VALUE(MID([.C431]; 1; 2)))" office:value-type="date" office:date-value="2014-04-15" calcext:value-type="date">
            <text:p>04/15/14</text:p>
          </table:table-cell>
          <table:table-cell office:value-type="string" calcext:value-type="string">
            <text:p>  Dubravka Šuica <text:s/>(PPE), <text:s/>napisan. - O izvješću imam pozitivno mišljenje. Naime, otkad je Europski program za istraživanje i inovacije u području mjeriteljstva podržan člankom 185. Ugovora o Europskoj uniji, određena je uska razina suradnje i integracije unutar nacionalnih metroloških istraživačkih programa u odnosu na tehnološke i industrijske gabarite što je rezultiralo njegovom implementacijom u 22 nacionalna metrološka instituta. Sam program, koji je započeo 2014. godine, sufinanciran je od strane Europske unije i zemalja koje sudjeluju u njemu u iznosu za koji se procjenjuje da će dosegnuti 200 milijuna eura. Komisija također ima pozitivno mišljenje te je spremna produžiti program do 2020. godine povećavajući ukupni proračun na čak 300 milijuna eura. Važno je napomenuti da je program u potpunosti usklađen s ciljevima strategije Europa 2020. te više usredotočen na inovacije i industrijsku primjenu, potpuno nove potpore normizaciji i posebno jačanje sposobnosti te povezanosti s drugim izvorima financiranja, poput strukturnih fondova, kako bi se državama sudionicama s nepotpunim mjeriteljskim sustavima pružila potpora i omogućilo prevladavanje nedostataka u usporedbi s afirmiranim mjeriteljskim sustavima.</text:p>
          </table:table-cell>
        </table:table-row>
        <table:table-row table:style-name="ro1">
          <table:table-cell office:value-type="string" calcext:value-type="string">
            <text:p>http://www.europarl.europa.eu/sides/getDoc.do?pubRef=-//EP//TEXT+CRE+20140415+ITEM-009-27+DOC+XML+V0//EN&amp;amp;language=EN&amp;amp;query=INTERV&amp;amp;detail=2-549-000</text:p>
          </table:table-cell>
          <table:table-cell office:value-type="string" calcext:value-type="string">
            <text:p><text:s/>European and Developing Countries Clinical Trials Partnership Programme (A7-0064/2014 - Vicky Ford) </text:p>
          </table:table-cell>
          <table:table-cell office:value-type="string" calcext:value-type="string">
            <text:p>15-04-2014</text:p>
          </table:table-cell>
          <table:table-cell table:formula="of:=DATE(VALUE(MID([.C432]; 7; 4)); VALUE(MID([.C432]; 4; 2)); VALUE(MID([.C432]; 1; 2)))" office:value-type="date" office:date-value="2014-04-15" calcext:value-type="date">
            <text:p>04/15/14</text:p>
          </table:table-cell>
          <table:table-cell office:value-type="string" calcext:value-type="string">
            <text:p>  Dubravka Šuica <text:s/>(PPE), <text:s/>napisan. - O izvješću imam pozitivno mišljenje. Još od uspostavljanja prvog partnerstva 2003. godine, kao rezultata globalne zdravstvene krize prouzročene zbog tri bolesti povezane sa siromaštvom (HIV/AIDS, malarija i tuberkuloza), djeluje se u smjeru regulacije problema bitnih za ograničavanje promatrane problematike. Ponajprije, moramo djelovati tako da obuzdamo socijalni i ekonomski teret siromaštva u zemljama u razvoju, posebice u subsaharskoj Africi, i to ubrzavanjem razvoja učinkovitog, sigurnog i cjenovno povoljnog medicinskog tretmana svim potrebitim pojedincima. Bitno je naglasiti i da se samo 10[nbsp ]% svjetskih sredstava namijenjenih istraživanju bolesti odvaja za bolesti koje su odgovorne za 90[nbsp ]% svih svjetskih patologija. Isto tako, europske istraživačke aktivnosti i programi još su razjedinjeni i ne dostižu svoj potencijal ili se preklapaju, a sposobnost provedbe istraživanja u zemljama u razvoju je nedostatna. Europska unija bitan je čimbenik u istraživanju bolesti povezanih sa siromaštvom i zanemarenih zaraznih bolesti. Komisija i države članice za to područje osiguravaju gotovo četvrtinu (22[nbsp ]%) ulaganja vlada na svjetskoj razini. Isto tako, gotovo polovina sredstava za Svjetski fond za borbu protiv HIV/AIDS-a, tuberkuloze i malarije također je osigurana od strane Komisije i članica.</text:p>
          </table:table-cell>
        </table:table-row>
        <table:table-row table:style-name="ro1">
          <table:table-cell office:value-type="string" calcext:value-type="string">
            <text:p>http://www.europarl.europa.eu/sides/getDoc.do?pubRef=-//EP//TEXT+CRE+20140415+ITEM-009-28+DOC+XML+V0//EN&amp;amp;language=EN&amp;amp;query=INTERV&amp;amp;detail=2-563-000</text:p>
          </table:table-cell>
          <table:table-cell office:value-type="string" calcext:value-type="string">
            <text:p><text:s/>European Account Preservation Order (A7-0227/2013 - Raffaele Baldassarre) </text:p>
          </table:table-cell>
          <table:table-cell office:value-type="string" calcext:value-type="string">
            <text:p>15-04-2014</text:p>
          </table:table-cell>
          <table:table-cell table:formula="of:=DATE(VALUE(MID([.C433]; 7; 4)); VALUE(MID([.C433]; 4; 2)); VALUE(MID([.C433]; 1; 2)))" office:value-type="date" office:date-value="2014-04-15" calcext:value-type="date">
            <text:p>04/15/14</text:p>
          </table:table-cell>
          <table:table-cell office:value-type="string" calcext:value-type="string">
            <text:p>  Dubravka Šuica <text:s/>(PPE), <text:s/>napisan. - Podaci govore da europska poduzeća godišnje gube oko 2,6[nbsp ]% prometa zbog nenaplativih potraživanja. Također, godišnje se nepotrebno otpiše više od 600 milijuna EUR dugova jer se poduzetnicima ne isplati voditi skupe i kompleksne sudske sporove u inozemstvu. Ovi podaci pozivaju na djelovanje, pogotovo u kontekstu činjenice da je većinom riječ o malim i srednjim poduzećima koja predstavljaju temelj razvoja gospodarstva Unije. Stoga europski nalog za zamrzavanje računa predstavlja mehanizam zaštite vjerovnika koji im omogućava sprječavanje podizanja ili prijenosa sredstava na bankovnom računu dužnika unutar Unije. Sve dok sud ne donese svoj pravorijek, novac se mora zadržati tamo gdje jest. Provođenje naloga pruža sigurnost poduzetnicima i uspostavlja povjerenje u trgovinu na tržištu država članica. Bitno je naglasiti da je nalog primjenjiv i na potraživanja u građanskim parnicama, čime građani Europske unije postaju institucionalno zaštićeni i pruža im se sigurnost u naplati potraživanog novca. Naravno, podneseni zahtjev mora biti pravno utemeljen, odnosno nadležni nacionalni sud mora utvrditi da su potraživanja tuženika utemeljena.</text:p>
          </table:table-cell>
        </table:table-row>
        <table:table-row table:style-name="ro1">
          <table:table-cell office:value-type="string" calcext:value-type="string">
            <text:p>http://www.europarl.europa.eu/sides/getDoc.do?pubRef=-//EP//TEXT+CRE+20140415+ITEM-009-29+DOC+XML+V0//EN&amp;amp;language=EN&amp;amp;query=INTERV&amp;amp;detail=2-576-000</text:p>
          </table:table-cell>
          <table:table-cell office:value-type="string" calcext:value-type="string">
            <text:p><text:s/>Disclosure of non-financial and diversity information by certain large companies and groups (A7-0006/2014 - Raffaele Baldassarre) </text:p>
          </table:table-cell>
          <table:table-cell office:value-type="string" calcext:value-type="string">
            <text:p>15-04-2014</text:p>
          </table:table-cell>
          <table:table-cell table:formula="of:=DATE(VALUE(MID([.C434]; 7; 4)); VALUE(MID([.C434]; 4; 2)); VALUE(MID([.C434]; 1; 2)))" office:value-type="date" office:date-value="2014-04-15" calcext:value-type="date">
            <text:p>04/15/14</text:p>
          </table:table-cell>
          <table:table-cell office:value-type="string" calcext:value-type="string">
            <text:p>  Dubravka Šuica <text:s/>(PPE), <text:s/>napisan. - Podržavam ovo izvješće. Smatram da je potrebno omogućiti da tvrtke s više od 500 zaposlenika otkriju sve relevantne nefinancijske i ostale raznovrsne informacije čime će osigurati istovjetne uvjete tržišnog natjecanja diljem Europske unije. Komisija se bori da uspije postići usporedivu razinu transparentnosti socijalnih informacija i informacija koje se odnose na okoliš koje pružaju poduzeća svojim sektorima diljem svih država članica radi osiguravanja uvjeta putem Akta o jedinstvenom tržištu – dvanaest mjera za poticanje rasta i jačanje povjerenja: zajedničkim radom do stvaranja novog rasta. Prema dostupnim dokazima, zaključuje se kako otkrivanje nefinancijskih podataka poboljšava sustav upravljanja i unutarnju politiku poduzeća čime se smanjuju svi oni nepovoljni učinci na samo društvo, okoliš i ljudska prava, a koji nastaju kao produkt njihovih aktivnosti. Nadalje, sva ona poduzeća koja ispravno provode analizu i objavljuju nefinancijske podatke povećavaju svoju konkurentnost i smanjuju troškove, imaju lakši pristup kapitalu, poboljšavaju uspješnost na financijskim tržištima te reduciraju mogućnost štete i nepovoljnih učinaka.</text:p>
          </table:table-cell>
        </table:table-row>
        <table:table-row table:style-name="ro1">
          <table:table-cell office:value-type="string" calcext:value-type="string">
            <text:p>http://www.europarl.europa.eu/sides/getDoc.do?pubRef=-//EP//TEXT+CRE+20140415+ITEM-009-30+DOC+XML+V0//EN&amp;amp;language=EN&amp;amp;query=INTERV&amp;amp;detail=2-584-000</text:p>
          </table:table-cell>
          <table:table-cell office:value-type="string" calcext:value-type="string">
            <text:p><text:s/>Conditions of entry and residence of third-country nationals in the framework of an intra-corporate transfer (A7-0170/2014 - Salvatore Iacolino) </text:p>
          </table:table-cell>
          <table:table-cell office:value-type="string" calcext:value-type="string">
            <text:p>15-04-2014</text:p>
          </table:table-cell>
          <table:table-cell table:formula="of:=DATE(VALUE(MID([.C435]; 7; 4)); VALUE(MID([.C435]; 4; 2)); VALUE(MID([.C435]; 1; 2)))" office:value-type="date" office:date-value="2014-04-15" calcext:value-type="date">
            <text:p>04/15/14</text:p>
          </table:table-cell>
          <table:table-cell office:value-type="string" calcext:value-type="string">
            <text:p>  Dubravka Šuica <text:s/>(PPE), <text:s/>napisan. - O izvješću imam pozitivno mišljenje. S obzirom na rezultate globalizacije poslovanja, migracije menadžera i tehničkih zaposlenika podružnica multinacionalnih kompanija i privremenih realokacija svih ostalih jedinica poslovnih subjekata, sve aktivnosti vezane uz ove probleme postale su tijekom godina od velike važnosti . Unatoč svemu navedenom, mnogi čimbenici trenutačno ograničavaju područje djelovanja međunarodnih tvrtaka u smislu oslanjanja na unutar državne premještaje. Naime, brojni čimbenici trenutačno utječu na ove aktivnosti kao što su nefleksibilnost i ograničenja, uključujući nedostatak jasne sheme za kretanje radnika između država članica Europske unije. Država članica trebala bi priznati stručne kvalifikacije koje je državljanin treće zemlje stekao u drugoj državi članici na isti način kao i one državljanina Unije te bi trebala uzeti u obzir i kvalifikacije stečene u trećoj zemlji u skladu s regulacijama bitnim za priznavanje stručnih kvalifikacija. Ukratko, poznato je da Europska unija počiva na četirima temeljnim slobodama, jasno je da nijedna sloboda ne smije biti opstruirana. Sloboda kretanja ljudi kao jedna od tih sloboda temelj je novog društvenog poretka kojeg apsolutno podržavam jer isključivo sinergijom i uskom suradnjom možemo ostvariti održivi razvoj, kako na razini država članica tako i na razini Europske unije u cjelini.</text:p>
          </table:table-cell>
        </table:table-row>
        <table:table-row table:style-name="ro1">
          <table:table-cell office:value-type="string" calcext:value-type="string">
            <text:p>http://www.europarl.europa.eu/sides/getDoc.do?pubRef=-//EP//TEXT+CRE+20140415+ITEM-009-31+DOC+XML+V0//EN&amp;amp;language=EN&amp;amp;query=INTERV&amp;amp;detail=2-594-000</text:p>
          </table:table-cell>
          <table:table-cell office:value-type="string" calcext:value-type="string">
            <text:p><text:s/>Clean Sky 2 Joint Undertaking (A7-0083/2014 - Christian Ehler) </text:p>
          </table:table-cell>
          <table:table-cell office:value-type="string" calcext:value-type="string">
            <text:p>15-04-2014</text:p>
          </table:table-cell>
          <table:table-cell table:formula="of:=DATE(VALUE(MID([.C436]; 7; 4)); VALUE(MID([.C436]; 4; 2)); VALUE(MID([.C436]; 1; 2)))" office:value-type="date" office:date-value="2014-04-15" calcext:value-type="date">
            <text:p>04/15/14</text:p>
          </table:table-cell>
          <table:table-cell office:value-type="string" calcext:value-type="string">
            <text:p>  Dubravka Šuica <text:s/>(PPE), <text:s/>napisan. - Podržavam prijedlog koji će pomoći još većem napretku ovoga poduzeća. Zajedničko poduzeće „Clean Sky” ispunjava svoje ciljeve poticanja novih istraživanja u okviru javno-privatnog partnerstva koje omogućuje dugoročnu suradnju među dionicima europskog sektora aeronautike. Mala i srednja poduzeća također su sudjelovala u zajedničkom poduzeću „Clean Sky”. Privremeno ocjenjivanje zajedničkog poduzeća „Clean Sky” pokazalo je da se uspješno potiče razvoj prema ciljevima koji se odnose na zaštitu okoliša, što dovodi do novih oblika suradnje i sudjelovanja novih organizacija. Njegovo područje istraživanja stoga treba nastaviti podržavati kako bi se postigli njegovi ciljevi. Za ukidanje podjele između istraživanja i inovacija u Europi, potrebno je razviti dobru povezanost sa strukturnim fondovima. Gdje je to moguće, trebala bi se promicati interoperabilnost tih dvaju instrumenta. Također bi se trebalo poticati kumulativno ili kombinirano financiranje. Cilj mjera trebao bi biti poticanje potpunog iskorištavanja potencijala nadarenih i stručnih osoba u Europskoj uniji i na taj način poboljšanje ekonomskog i društvenog utjecaja istraživanja i inovacija, te razlikovanje ali istovremeno nadopunjavanje politike i djelovanja fondova kohezijske politike. Zajedničko poduzeće „Clean Sky 2” u potpunosti surađuje s institucijama koje su uključene u postupak davanja razrješnice, te dostavlja, prema potrebi, sve potrebne dodatne podatke.</text:p>
          </table:table-cell>
        </table:table-row>
        <table:table-row table:style-name="ro1">
          <table:table-cell office:value-type="string" calcext:value-type="string">
            <text:p>http://www.europarl.europa.eu/sides/getDoc.do?pubRef=-//EP//TEXT+CRE+20140415+ITEM-009-32+DOC+XML+V0//EN&amp;amp;language=EN&amp;amp;query=INTERV&amp;amp;detail=2-602-000</text:p>
          </table:table-cell>
          <table:table-cell office:value-type="string" calcext:value-type="string">
            <text:p><text:s/>Bio-Based Industries Joint Undertaking (A7-0092/2014 - Lambert van Nistelrooij) </text:p>
          </table:table-cell>
          <table:table-cell office:value-type="string" calcext:value-type="string">
            <text:p>15-04-2014</text:p>
          </table:table-cell>
          <table:table-cell table:formula="of:=DATE(VALUE(MID([.C437]; 7; 4)); VALUE(MID([.C437]; 4; 2)); VALUE(MID([.C437]; 1; 2)))" office:value-type="date" office:date-value="2014-04-15" calcext:value-type="date">
            <text:p>04/15/14</text:p>
          </table:table-cell>
          <table:table-cell office:value-type="string" calcext:value-type="string">
            <text:p>  Dubravka Šuica <text:s/>(PPE), <text:s/>napisan. - Zajedničkom tehnološkom inicijativom o bioindustriji trebalo bi smanjiti tržišne nedostatke koji odvraćaju od privatnog ulaganja u istraživanje te aktivnosti demonstracije i uvođenja bioindustrije u Europi. Na ovaj način bi se posebno trebala utvrditi stalna raspoloživost pouzdanih izvora biomase proizvedenih na održiv način i poduprijeti razvoj naprednih tehnologija obrade malih i širokih razmjera te demonstracijskih aktivnosti. Također je bitno uzeti u obzir subjekte u poljoprivredi i poljoprivredna područja. Ovako bi se osigurali manji rizici privatnih ulaganja u istraživanja, inovacije u razvoju održivih i konkurentnih bioproizvoda i biogoriva te omogućilo ostvarenje koristi svim dionicima uključujući one iz ruralnih područja. Neki od najvećih izvora biomase u Uniji nalaze se u njezinim najslabije naseljenim regijama. Ključno je da se u rad zajedničkog poduzeća i prilike koje se nude uključe i te udaljenije regije jer zajednički cilj incijative za bioindustriju jest provesti program aktivnosti istraživanja i inovacija u Europi. Bioindustrija predstavlja temelj biogospodarstva u smislu poticanja gospodarskog rasta i otvaranja radnih mjesta. Aktivnosti se trebaju provesti otvorenom i transparentnom suradnjom među dionicima duž čitavih vrijednosnih lanaca bioindustrije, uključujući primarnu industriju proizvodnje i obrade, potrošačke marke, mala i srednja poduzeća, centre za istraživanja i sveučilišta.</text:p>
          </table:table-cell>
        </table:table-row>
        <table:table-row table:style-name="ro1">
          <table:table-cell office:value-type="string" calcext:value-type="string">
            <text:p>http://www.europarl.europa.eu/sides/getDoc.do?pubRef=-//EP//TEXT+CRE+20140415+ITEM-009-33+DOC+XML+V0//EN&amp;amp;language=EN&amp;amp;query=INTERV&amp;amp;detail=2-610-000</text:p>
          </table:table-cell>
          <table:table-cell office:value-type="string" calcext:value-type="string">
            <text:p><text:s/>SESAR Joint Undertaking (A7-0062/2014 - Britta Thomsen) </text:p>
          </table:table-cell>
          <table:table-cell office:value-type="string" calcext:value-type="string">
            <text:p>15-04-2014</text:p>
          </table:table-cell>
          <table:table-cell table:formula="of:=DATE(VALUE(MID([.C438]; 7; 4)); VALUE(MID([.C438]; 4; 2)); VALUE(MID([.C438]; 1; 2)))" office:value-type="date" office:date-value="2014-04-15" calcext:value-type="date">
            <text:p>04/15/14</text:p>
          </table:table-cell>
          <table:table-cell office:value-type="string" calcext:value-type="string">
            <text:p>  Dubravka Šuica <text:s/>(PPE), <text:s/>napisan. - Zajedničko poduzeće trebalo bi nastaviti biti otvoreno za sve, te poticati najšire moguće sudjelovanje i zastupljenost zainteresiranih strana iz svih država članica, uključujući mala i srednja poduzeća, pristupanjem novih članova ili putem drugih oblika sudjelovanja. Treba se osigurati dobra ravnoteža između korisnika zračnog prostora i pružatelja usluga u zračnoj plovidbi, zračnih luka, vojske, stručnog osoblja i proizvođača. Cilj uredbe je postizanje većeg učinka za istraživanje i inovacije kombinirajući financiranje i sredstva privatnog sektora u javno-privatna partnerstva na ključnim područjima u kojima je moguće pomoću istraživanja i inovacija pridonijeti širim ciljevima Unije. Partnerstva trebaju, uključujući uravnotežen doprinos svih partnera, biti odgovorna za postizanje svojih ciljeva i doprinositi strateškim ciljevima Unije koji se odnose na istraživanje, razvoj i inovacije. Partnerstva i zajedničko djelovanje trebalo bi biti otvoreno, transparentno, djelotvorno i učinkovito. Moguće je da uključenost Unije u ta partnerstva bude u obliku financijskih doprinosa zajedničkim poduzećima. Projektom istraživanja i razvoja u području upravljanja zračnim prometom jedinstvenog europskog neba nastoji se modernizirati upravljanje zračnim prometom. Ove aktivnosti za Uniju do 2030. trebale bi osigurati visoko učinkovitu infrastrukturu za kontrolu zračnog prometa kojom će se omogućiti siguran, za okoliš prihvatljiv i energetski učinkovit razvoj zračnog prijevoza. I rad na reguliranju brzine zrakoplova, zbog energetske učinkovitosti, kako bi se smanjio učinak zrakoplovstva na klimatske promjene.</text:p>
          </table:table-cell>
        </table:table-row>
        <table:table-row table:style-name="ro1">
          <table:table-cell office:value-type="string" calcext:value-type="string">
            <text:p>http://www.europarl.europa.eu/sides/getDoc.do?pubRef=-//EP//TEXT+CRE+20140415+ITEM-009-34+DOC+XML+V0//EN&amp;amp;language=EN&amp;amp;query=INTERV&amp;amp;detail=2-621-000</text:p>
          </table:table-cell>
          <table:table-cell office:value-type="string" calcext:value-type="string">
            <text:p><text:s/>Innovative Medicines Initiative 2 Joint Undertaking (A7-0105/2014 - Teresa Riera Madurell) </text:p>
          </table:table-cell>
          <table:table-cell office:value-type="string" calcext:value-type="string">
            <text:p>15-04-2014</text:p>
          </table:table-cell>
          <table:table-cell table:formula="of:=DATE(VALUE(MID([.C439]; 7; 4)); VALUE(MID([.C439]; 4; 2)); VALUE(MID([.C439]; 1; 2)))" office:value-type="date" office:date-value="2014-04-15" calcext:value-type="date">
            <text:p>04/15/14</text:p>
          </table:table-cell>
          <table:table-cell office:value-type="string" calcext:value-type="string">
            <text:p>  Dubravka Šuica <text:s/>(PPE), <text:s/>napisan. - Cilj ovog prijedloga javno-privatnog partnerstva je nova verzija Inicijative za inovativne lijekove koja će djelovati pod Okvirnim programom Obzor 2020. Tim prijedlogom teži se postizanju većeg učinka na istraživanje i inovacije pritom koristeći nekoliko instrumenta, uključujući javno-privatna partnerstva u ključnim područjima na kojima istraživanje i inovacije mogu pridonijeti širim ciljevima Unije u pogledu konkurentnosti, poticati privatne investicije i pomoći rješavanju društvenih izazova. Smatram da je potrebno unaprijediti proces proizvodnje lijekova podržati djelotvornija istraživanja te suradnju među akademskom zajednicom, malim i srednjim poduzećima i biofarmaceutskom industrijom, kako bi se isporučili bolji i sigurniji lijekovi za pacijente te zbog toga podržavam ovaj prijedlog. Mišljenja sam kako je najvažniji cilj zajedničkog poduzeća pridonijeti provedbi okvirnog programa Obzor 2020., jačati mogućnost sudjelovanja manjih sudionika i promicati uključivanje malih i srednjih poduzeća u svoje aktivnosti. Sve naše aktivnosti i aktivnosti ovog Zajedničkog poduzeća moraju nas voditi ka jednom cilju, a to je poboljšanje zdravlja i blagostanja građana Europske unije.</text:p>
          </table:table-cell>
        </table:table-row>
        <table:table-row table:style-name="ro1">
          <table:table-cell office:value-type="string" calcext:value-type="string">
            <text:p>http://www.europarl.europa.eu/sides/getDoc.do?pubRef=-//EP//TEXT+CRE+20140415+ITEM-009-35+DOC+XML+V0//EN&amp;amp;language=EN&amp;amp;query=INTERV&amp;amp;detail=2-630-000</text:p>
          </table:table-cell>
          <table:table-cell office:value-type="string" calcext:value-type="string">
            <text:p><text:s/>ECSEL Joint Undertaking (A7-0074/2014 - Paul Rübig) </text:p>
          </table:table-cell>
          <table:table-cell office:value-type="string" calcext:value-type="string">
            <text:p>15-04-2014</text:p>
          </table:table-cell>
          <table:table-cell table:formula="of:=DATE(VALUE(MID([.C440]; 7; 4)); VALUE(MID([.C440]; 4; 2)); VALUE(MID([.C440]; 1; 2)))" office:value-type="date" office:date-value="2014-04-15" calcext:value-type="date">
            <text:p>04/15/14</text:p>
          </table:table-cell>
          <table:table-cell office:value-type="string" calcext:value-type="string">
            <text:p>  Dubravka Šuica <text:s/>(PPE), <text:s/>napisan. - Elektroničke komponente i sustavi, osim što su važna industrija s više od 1 bilijuna EUR svjetskog prometa, dovode do poboljšanja produktivnosti u gospodarstvu i igraju ključnu ulogu u rješavanju društvenih izazova te zbog toga podržavam ovaj prijedlog. Jedan od glavnih ciljeva Okvirnog programa Obzor 2020. je ojačati europsku industriju aktivnostima koje će podržavati istraživanja i inovacije kroz industrijski sektor i omogućivanje stvaranja javno-privatnog partnerstva koje će doprinijeti suočavanju s glavnim izazovima u Europi. Zajedničko poduzeće mora pridonijeti razvoju snažne i globalno konkurentne industrije elektroničkih komponenti i sustava u Uniji, osigurati raspoloživost elektroničkih komponenti i sustava za ključna tržišta rješavajući društvene izazove s ciljem da Europa zadrži vodeći položaj u tehnološkom razvoju, da se premosti jaz između istraživanja i primjene, ojačaju mogućnosti razvoja inovacija te ostvari gospodarski rast i rast zapošljavanja u Uniji. Istraživanja potiču inovacije na svim područjima života te bi prava investicija osigurala daljnji zamah u postizanju ciljeva strategije Europa 2020. što bi doprinijelo i razvoju i održivosti ekonomije EU-a.</text:p>
          </table:table-cell>
        </table:table-row>
        <table:table-row table:style-name="ro1">
          <table:table-cell office:value-type="string" calcext:value-type="string">
            <text:p>http://www.europarl.europa.eu/sides/getDoc.do?pubRef=-//EP//TEXT+CRE+20140415+ITEM-009-36+DOC+XML+V0//EN&amp;amp;language=EN&amp;amp;query=INTERV&amp;amp;detail=2-640-000</text:p>
          </table:table-cell>
          <table:table-cell office:value-type="string" calcext:value-type="string">
            <text:p><text:s/>Fuel Cells and Hydrogen 2 Joint Undertaking (A7-0094/2014 - Vladko Todorov Panayotov) </text:p>
          </table:table-cell>
          <table:table-cell office:value-type="string" calcext:value-type="string">
            <text:p>15-04-2014</text:p>
          </table:table-cell>
          <table:table-cell table:formula="of:=DATE(VALUE(MID([.C441]; 7; 4)); VALUE(MID([.C441]; 4; 2)); VALUE(MID([.C441]; 1; 2)))" office:value-type="date" office:date-value="2014-04-15" calcext:value-type="date">
            <text:p>04/15/14</text:p>
          </table:table-cell>
          <table:table-cell office:value-type="string" calcext:value-type="string">
            <text:p>  Dubravka Šuica <text:s/>(PPE), <text:s/>napisan. - Jedan od glavnih ciljeva okvirnog programa Obzor 2020. je ojačati europsku industriju aktivnostima koje će podržavati istraživanja i inovacije kroz industrijski sektor i omogućivanje stvaranja javno-privatnog partnerstva koje će doprinijeti suočavanju s glavnim izazovima u Europi. Zajedničko poduzeće za gorive stanice i vodik 2 trebalo bi pružati kontinuiranu potporu istraživačkom program za gorive stanice i vodik provedbom preostalih aktivnosti predviđenih istraživačkim programom za gorive stanice i vodik na temelju pravila zajedničkog poduzeća za gorive stanice i vodik. Pomoću istraživanja i inovacija ovo poduzeće će doprinijeti povećanju privatnih ulaganja, ojačati konkurentnost i pomoći pri rješavanju društvenih izazova, a to je razlog zbog kojeg glasujem za ovaj prijedlog. Radi osiguravanja optimalnog korištenja dostupnog financiranja za istraživanja, prijelaz sa zajedničkog poduzeća za gorive stanice i vodik na zajedničko poduzeće za gorive stanice i vodik 2 trebalo bi uskladiti i sinkronizirati s prijelazom sa Sedmog okvirnog programa na okvirni program Obzor 2020. Slažem se i s prijedlogom izvjestitelja da se trebaju provoditi mjere kojima će se promicati sudjelovanje malih i srednjih poduzeća, sveučilišta i istraživačkih centara.</text:p>
          </table:table-cell>
        </table:table-row>
        <table:table-row table:style-name="ro1">
          <table:table-cell office:value-type="string" calcext:value-type="string">
            <text:p>http://www.europarl.europa.eu/sides/getDoc.do?pubRef=-//EP//TEXT+CRE+20140415+ITEM-009-37+DOC+XML+V0//EN&amp;amp;language=EN&amp;amp;query=INTERV&amp;amp;detail=2-646-000</text:p>
          </table:table-cell>
          <table:table-cell office:value-type="string" calcext:value-type="string">
            <text:p><text:s/>Interinstitutional agreement on the transparency register (A7-0258/2014 - Roberto Gualtieri) </text:p>
          </table:table-cell>
          <table:table-cell office:value-type="string" calcext:value-type="string">
            <text:p>15-04-2014</text:p>
          </table:table-cell>
          <table:table-cell table:formula="of:=DATE(VALUE(MID([.C442]; 7; 4)); VALUE(MID([.C442]; 4; 2)); VALUE(MID([.C442]; 1; 2)))" office:value-type="date" office:date-value="2014-04-15" calcext:value-type="date">
            <text:p>04/15/14</text:p>
          </table:table-cell>
          <table:table-cell office:value-type="string" calcext:value-type="string">
            <text:p>  Dubravka Šuica <text:s/>(PPE). - <text:s/>Gospođo predsjedavajuća, uzimajući u obzir dosadašnju učinkovitost registra transparentnosti svakako treba istaknuti napredak koji je u protekle dvije godine primjene postignut. Posebno je važno istaknuti kako je u smislu pokrivenosti predstavnicima relevantnih interesnih skupina u registar trenutno upisano oko 75% svih relevantno poslovno povezanih subjekata i oko 60% nevladinih organizacija koje djeluju u Bruxellesu. </text:p>
          </table:table-cell>
        </table:table-row>
        <table:table-row table:style-name="ro1">
          <table:table-cell office:value-type="string" calcext:value-type="string">
            <text:p>http://www.europarl.europa.eu/sides/getDoc.do?pubRef=-//EP//TEXT+CRE+20140415+ITEM-009-39+DOC+XML+V0//EN&amp;amp;language=EN&amp;amp;query=INTERV&amp;amp;detail=2-677-000</text:p>
          </table:table-cell>
          <table:table-cell office:value-type="string" calcext:value-type="string">
            <text:p><text:s/>MFF negotiations 2014-2020: lessons to be learned and the way forward (A7-0254/2014 - Jean-Luc Dehaene, Ivailo Kalfin) </text:p>
          </table:table-cell>
          <table:table-cell office:value-type="string" calcext:value-type="string">
            <text:p>15-04-2014</text:p>
          </table:table-cell>
          <table:table-cell table:formula="of:=DATE(VALUE(MID([.C443]; 7; 4)); VALUE(MID([.C443]; 4; 2)); VALUE(MID([.C443]; 1; 2)))" office:value-type="date" office:date-value="2014-04-15" calcext:value-type="date">
            <text:p>04/15/14</text:p>
          </table:table-cell>
          <table:table-cell office:value-type="string" calcext:value-type="string">
            <text:p>  Dubravka Šuica <text:s/>(PPE). - <text:s/>Gospođo potpredsjednice, smatrala sam da je trebalo podržati ovo izvješće, jer smo vidjeli da se Parlament suočen s nemogućnošću izmjene ukupnih iznosa višegodišnjeg financijskog okvira o kojima je odlučivalo Europsko vijeće usmjerilo na poboljšanje provedbe tog okvira uspješnim pregovorima o uključivanju niza ključnih novih odredbi kojima će doprinijeti tome da novi financijski okvir i godišnji proračun Europske unije budu transparentniji, funkcionalniji i bolje prilagođeni potrebama građana Unije. </text:p>
          </table:table-cell>
        </table:table-row>
        <table:table-row table:style-name="ro1">
          <table:table-cell office:value-type="string" calcext:value-type="string">
            <text:p>http://www.europarl.europa.eu/sides/getDoc.do?pubRef=-//EP//TEXT+CRE+20140415+ITEM-020+DOC+XML+V0//EN&amp;amp;language=EN&amp;amp;query=INTERV&amp;amp;detail=2-844-000</text:p>
          </table:table-cell>
          <table:table-cell office:value-type="string" calcext:value-type="string">
            <text:p><text:s/>Return of cultural objects unlawfully removed from the territory of a Member State (debate) </text:p>
          </table:table-cell>
          <table:table-cell office:value-type="string" calcext:value-type="string">
            <text:p>15-04-2014</text:p>
          </table:table-cell>
          <table:table-cell table:formula="of:=DATE(VALUE(MID([.C444]; 7; 4)); VALUE(MID([.C444]; 4; 2)); VALUE(MID([.C444]; 1; 2)))" office:value-type="date" office:date-value="2014-04-15" calcext:value-type="date">
            <text:p>04/15/14</text:p>
          </table:table-cell>
          <table:table-cell office:value-type="string" calcext:value-type="string">
            <text:p>  Dubravka Šuica <text:s/>(PPE). - <text:s/>Gospođo predsjednice, i mene ova tema vrlo intrigira - već sam o njoj govorila u Odboru za kulturu i smatram da je 1993. godina bila loša za Hrvatsku i mnoge zemlje. Čuli smo od g. Venizelosa iz Grčke da govori o Akropoli, o 1989. godini.</text:p>
          </table:table-cell>
        </table:table-row>
        <table:table-row table:style-name="ro1">
          <table:table-cell office:value-type="string" calcext:value-type="string">
            <text:p>http://www.europarl.europa.eu/sides/getDoc.do?pubRef=-//EP//TEXT+CRE+20140416+ITEM-008-01+DOC+XML+V0//EN&amp;amp;language=EN&amp;amp;query=INTERV&amp;amp;detail=3-184-000</text:p>
          </table:table-cell>
          <table:table-cell office:value-type="string" calcext:value-type="string">
            <text:p><text:s/>Enhancing worker mobility by improving the acquisition and preservation of supplementary pension rights (A7-0188/2014 - Ria Oomen-Ruijten) </text:p>
          </table:table-cell>
          <table:table-cell office:value-type="string" calcext:value-type="string">
            <text:p>16-04-2014</text:p>
          </table:table-cell>
          <table:table-cell table:formula="of:=DATE(VALUE(MID([.C445]; 7; 4)); VALUE(MID([.C445]; 4; 2)); VALUE(MID([.C445]; 1; 2)))" office:value-type="date" office:date-value="2014-04-16" calcext:value-type="date">
            <text:p>04/16/14</text:p>
          </table:table-cell>
          <table:table-cell office:value-type="string" calcext:value-type="string">
            <text:p>  Dubravka Šuica <text:s/>(PPE). - <text:s/>Gospodine predsjedniče, ova preporuka je stvarno napredak za mnoge radnike i veliki korak za slobodno kretanje radnika i poticaj za socijalnu Europu. Kad ova odluka stupi na snagu radnici Unije će već sa 21. godinom početi stvarati svoju mirovinu dok je u nekim državama članicama ta granica 25. godina. Dobra mirovina je potreba danas kad svi pokazatelji govore da se očekuje da Europljani žive duže. Do 2060. godine udio onih sa 65 i preko očekuje se da će rasti sa 17% na 30% populacije. </text:p>
          </table:table-cell>
        </table:table-row>
        <table:table-row table:style-name="ro1">
          <table:table-cell office:value-type="string" calcext:value-type="string">
            <text:p>http://www.europarl.europa.eu/sides/getDoc.do?pubRef=-//EP//TEXT+CRE+20140416+ITEM-008-02+DOC+XML+V0//EN&amp;amp;language=EN&amp;amp;query=INTERV&amp;amp;detail=3-205-000</text:p>
          </table:table-cell>
          <table:table-cell office:value-type="string" calcext:value-type="string">
            <text:p><text:s/>Food and feed law, rules on animal health and welfare, plant health, plant reproductive material and plant protection products (A7-0162/2014 - Mario Pirillo) </text:p>
          </table:table-cell>
          <table:table-cell office:value-type="string" calcext:value-type="string">
            <text:p>16-04-2014</text:p>
          </table:table-cell>
          <table:table-cell table:formula="of:=DATE(VALUE(MID([.C446]; 7; 4)); VALUE(MID([.C446]; 4; 2)); VALUE(MID([.C446]; 1; 2)))" office:value-type="date" office:date-value="2014-04-16" calcext:value-type="date">
            <text:p>04/16/14</text:p>
          </table:table-cell>
          <table:table-cell office:value-type="string" calcext:value-type="string">
            <text:p>  Dubravka Šuica <text:s/>(PPE). - <text:s/>Gospodine predsjedniče, Hrvatska se pristupanjem Europskoj uniji intenzivnije bavi pitanjima sigurnosti hrane. Globalizacija trgovine i proizvodnje hrane te problemi koji pritom mogu nastati povećavaju rizik od bolesti prenosivih hranom. Potrebno je pravila koja vrijede za službeni nadzor snažnije integrirati, kako bi se osigurala dosljednost, kvaliteta i djelotvornost službenog nadzora hrane i hrane za životinje, zdravlja i dobrobiti životinja, zdravlja bilja i sredstava za zaštitu bilja. </text:p>
          </table:table-cell>
        </table:table-row>
        <table:table-row table:style-name="ro1">
          <table:table-cell office:value-type="string" calcext:value-type="string">
            <text:p>http://www.europarl.europa.eu/sides/getDoc.do?pubRef=-//EP//TEXT+CRE+20140416+ITEM-008-03+DOC+XML+V0//EN&amp;amp;language=EN&amp;amp;query=INTERV&amp;amp;detail=3-229-000</text:p>
          </table:table-cell>
          <table:table-cell office:value-type="string" calcext:value-type="string">
            <text:p><text:s/>Animal health (A7-0129/2014 - Marit Paulsen) </text:p>
          </table:table-cell>
          <table:table-cell office:value-type="string" calcext:value-type="string">
            <text:p>16-04-2014</text:p>
          </table:table-cell>
          <table:table-cell table:formula="of:=DATE(VALUE(MID([.C447]; 7; 4)); VALUE(MID([.C447]; 4; 2)); VALUE(MID([.C447]; 1; 2)))" office:value-type="date" office:date-value="2014-04-16" calcext:value-type="date">
            <text:p>04/16/14</text:p>
          </table:table-cell>
          <table:table-cell office:value-type="string" calcext:value-type="string">
            <text:p>  Dubravka Šuica <text:s/>(PPE). - <text:s/>Gospodine predsjedniče, podržala sam ovaj prijedlog za usvajanje jedinstvenog i pojednostavljenog regulatornog okvira za zdravlje životinja kojima je cilj postići usklađenost s međunarodnim standardima i osigurati visoke standarde zdravlja životinja. </text:p>
          </table:table-cell>
        </table:table-row>
        <table:table-row table:style-name="ro1">
          <table:table-cell office:value-type="string" calcext:value-type="string">
            <text:p>http://www.europarl.europa.eu/sides/getDoc.do?pubRef=-//EP//TEXT+CRE+20140416+ITEM-008-04+DOC+XML+V0//EN&amp;amp;language=EN&amp;amp;query=INTERV&amp;amp;detail=3-250-000</text:p>
          </table:table-cell>
          <table:table-cell office:value-type="string" calcext:value-type="string">
            <text:p><text:s/>Protective measures against pests of plants (A7-0147/2014 - Hynek Fajmon) </text:p>
          </table:table-cell>
          <table:table-cell office:value-type="string" calcext:value-type="string">
            <text:p>16-04-2014</text:p>
          </table:table-cell>
          <table:table-cell table:formula="of:=DATE(VALUE(MID([.C448]; 7; 4)); VALUE(MID([.C448]; 4; 2)); VALUE(MID([.C448]; 1; 2)))" office:value-type="date" office:date-value="2014-04-16" calcext:value-type="date">
            <text:p>04/16/14</text:p>
          </table:table-cell>
          <table:table-cell office:value-type="string" calcext:value-type="string">
            <text:p>  Dubravka Šuica <text:s/>(PPE). - <text:s/>Gospodine predsjedniče, budući da sam članica Odbora za zaštitu okoliša, zdravlja i hrane ove teme me interesiraju, pa mogu reći da globalizacija trgovine i klimatske promjene utječu na europsku poljoprivredu, šume i prirodnu baštinu kroz povećanje opasnosti unosa štetnih organizama na europski teritorij. </text:p>
          </table:table-cell>
        </table:table-row>
        <table:table-row table:style-name="ro1">
          <table:table-cell office:value-type="string" calcext:value-type="string">
            <text:p>http://www.europarl.europa.eu/sides/getDoc.do?pubRef=-//EP//TEXT+CRE+20140416+ITEM-008-05+DOC+XML+V0//EN&amp;amp;language=EN&amp;amp;query=INTERV&amp;amp;detail=3-267-000</text:p>
          </table:table-cell>
          <table:table-cell office:value-type="string" calcext:value-type="string">
            <text:p><text:s/>Consumer product safety (A7-0355/2013 - Christel Schaldemose) </text:p>
          </table:table-cell>
          <table:table-cell office:value-type="string" calcext:value-type="string">
            <text:p>16-04-2014</text:p>
          </table:table-cell>
          <table:table-cell table:formula="of:=DATE(VALUE(MID([.C449]; 7; 4)); VALUE(MID([.C449]; 4; 2)); VALUE(MID([.C449]; 1; 2)))" office:value-type="date" office:date-value="2014-04-16" calcext:value-type="date">
            <text:p>04/16/14</text:p>
          </table:table-cell>
          <table:table-cell office:value-type="string" calcext:value-type="string">
            <text:p>  Dubravka Šuica <text:s/>(PPE). - <text:s/>Gospodine predsjedniče, sloboda kretanja proizvoda koji su sigurni, originalni i koji udovoljavaju zakonom propisanim uvjetima predstavlja jedan od osnovnih ciljeva za ostvarivanje jedinstvenog tržišta. Postizanje prethodno spomenutog cilja rezultiralo bi vraćanjem povjerenja potrošača koji trenutačno vrlo često nisu zaštićeni na način da nemaju mogućnost provjere odakle proizvodi koje kupuju uistinu i dolaze. </text:p>
          </table:table-cell>
        </table:table-row>
        <table:table-row table:style-name="ro1">
          <table:table-cell office:value-type="string" calcext:value-type="string">
            <text:p>http://www.europarl.europa.eu/sides/getDoc.do?pubRef=-//EP//TEXT+CRE+20140416+ITEM-008-06+DOC+XML+V0//EN&amp;amp;language=EN&amp;amp;query=INTERV&amp;amp;detail=3-299-000</text:p>
          </table:table-cell>
          <table:table-cell office:value-type="string" calcext:value-type="string">
            <text:p><text:s/>Market surveillance of products (A7-0346/2013 - Sirpa Pietikäinen) </text:p>
          </table:table-cell>
          <table:table-cell office:value-type="string" calcext:value-type="string">
            <text:p>16-04-2014</text:p>
          </table:table-cell>
          <table:table-cell table:formula="of:=DATE(VALUE(MID([.C450]; 7; 4)); VALUE(MID([.C450]; 4; 2)); VALUE(MID([.C450]; 1; 2)))" office:value-type="date" office:date-value="2014-04-16" calcext:value-type="date">
            <text:p>04/16/14</text:p>
          </table:table-cell>
          <table:table-cell office:value-type="string" calcext:value-type="string">
            <text:p>  Dubravka Šuica <text:s/>(PPE). - <text:s/>Gospodine potpredsjedniče, sloboda kretanja roba jedna je od temeljnih sloboda na kojima počiva ideja jedinstvenog tržišta u okviru Unije, a za pravilno funkcioniranje jedinstvenog tržišta potrebno je postići visoki stupanj povjerenja među potrošačima u državu u kojoj se proizvod proizvodi te u državu u kojoj se proizvod distribuira. </text:p>
          </table:table-cell>
        </table:table-row>
        <table:table-row table:style-name="ro1">
          <table:table-cell office:value-type="string" calcext:value-type="string">
            <text:p>http://www.europarl.europa.eu/sides/getDoc.do?pubRef=-//EP//TEXT+CRE+20140416+ITEM-008-08+DOC+XML+V0//EN&amp;amp;language=EN&amp;amp;query=INTERV&amp;amp;detail=3-336-000</text:p>
          </table:table-cell>
          <table:table-cell office:value-type="string" calcext:value-type="string">
            <text:p><text:s/>Markets in financial instruments and repeal of Directive 2004/39/EC (A7-0306/2012 - Markus Ferber) </text:p>
          </table:table-cell>
          <table:table-cell office:value-type="string" calcext:value-type="string">
            <text:p>16-04-2014</text:p>
          </table:table-cell>
          <table:table-cell table:formula="of:=DATE(VALUE(MID([.C451]; 7; 4)); VALUE(MID([.C451]; 4; 2)); VALUE(MID([.C451]; 1; 2)))" office:value-type="date" office:date-value="2014-04-16" calcext:value-type="date">
            <text:p>04/16/14</text:p>
          </table:table-cell>
          <table:table-cell office:value-type="string" calcext:value-type="string">
            <text:p>  Dubravka Šuica <text:s/>(PPE), <text:s/>napisan. - Posljednjih godina sve je više aktivnih ulagatelja na financijskim tržištima, a izbor usluga i instrumenata koji im se nudi postaje sve opsežniji i kompleksniji. S obzirom na ovakav razvoj, pravnim okvirom Europske unije trebala bi se obuhvatiti široka paleta aktivnosti usmjerenih prema ulagateljima. </text:p>
          </table:table-cell>
        </table:table-row>
        <table:table-row table:style-name="ro1">
          <table:table-cell office:value-type="string" calcext:value-type="string">
            <text:p>http://www.europarl.europa.eu/sides/getDoc.do?pubRef=-//EP//TEXT+CRE+20140416+ITEM-008-09+DOC+XML+V0//EN&amp;amp;language=EN&amp;amp;query=INTERV&amp;amp;detail=3-344-000</text:p>
          </table:table-cell>
          <table:table-cell office:value-type="string" calcext:value-type="string">
            <text:p><text:s/>Statistics in trade (A7-0457/2013 - Hans-Peter Martin) </text:p>
          </table:table-cell>
          <table:table-cell office:value-type="string" calcext:value-type="string">
            <text:p>16-04-2014</text:p>
          </table:table-cell>
          <table:table-cell table:formula="of:=DATE(VALUE(MID([.C452]; 7; 4)); VALUE(MID([.C452]; 4; 2)); VALUE(MID([.C452]; 1; 2)))" office:value-type="date" office:date-value="2014-04-16" calcext:value-type="date">
            <text:p>04/16/14</text:p>
          </table:table-cell>
          <table:table-cell office:value-type="string" calcext:value-type="string">
            <text:p>  Dubravka Šuica <text:s/>(PPE). - <text:s/>Gospodine predsjedniče, radi se o priopćenju informacija od strane carinske uprave, razmjeni povjerljivih podataka između država članica i definiciji statističke vrijednosti. Države članice bi trebale besplatno razmjenjivati povjerljive podatke koji se odnose na statistiku trgovine unutar Europske unije, a kako bi se povećala učinkovitost razvoja, proizvodnje i distribucije ili poboljšanje te statistike. </text:p>
          </table:table-cell>
        </table:table-row>
        <table:table-row table:style-name="ro1">
          <table:table-cell office:value-type="string" calcext:value-type="string">
            <text:p>http://www.europarl.europa.eu/sides/getDoc.do?pubRef=-//EP//TEXT+CRE+20140416+ITEM-008-10+DOC+XML+V0//EN&amp;amp;language=EN&amp;amp;query=INTERV&amp;amp;detail=3-365-000</text:p>
          </table:table-cell>
          <table:table-cell office:value-type="string" calcext:value-type="string">
            <text:p><text:s/>Securities settlement and central securities depositories (A7-0039/2013 - Kay Swinburne) </text:p>
          </table:table-cell>
          <table:table-cell office:value-type="string" calcext:value-type="string">
            <text:p>16-04-2014</text:p>
          </table:table-cell>
          <table:table-cell table:formula="of:=DATE(VALUE(MID([.C453]; 7; 4)); VALUE(MID([.C453]; 4; 2)); VALUE(MID([.C453]; 1; 2)))" office:value-type="date" office:date-value="2014-04-16" calcext:value-type="date">
            <text:p>04/16/14</text:p>
          </table:table-cell>
          <table:table-cell office:value-type="string" calcext:value-type="string">
            <text:p>  Dubravka Šuica <text:s/>(PPE), <text:s/>napisan. - Otvoreno unutarnje tržište vrijednosnim papirima treba osigurati potpuni pristup tako da će bilo koji ulagač moći ulagati u sve vrijednosne papire Unije sa jednakom lakoćom i koristeći iste poznate postupke kao i za domaće vrijednosne papire. Ulagaču bi trebao biti osiguran uvid uslugama savjetnika, kako bi lakše ulagao u bilo koje vrijednosne papire Unije. </text:p>
          </table:table-cell>
        </table:table-row>
        <table:table-row table:style-name="ro1">
          <table:table-cell office:value-type="string" calcext:value-type="string">
            <text:p>http://www.europarl.europa.eu/sides/getDoc.do?pubRef=-//EP//TEXT+CRE+20140416+ITEM-008-11+DOC+XML+V0//EN&amp;amp;language=EN&amp;amp;query=INTERV&amp;amp;detail=3-381-000</text:p>
          </table:table-cell>
          <table:table-cell office:value-type="string" calcext:value-type="string">
            <text:p><text:s/>Marine equipment (A7-0255/2013 - Dominique Riquet) </text:p>
          </table:table-cell>
          <table:table-cell office:value-type="string" calcext:value-type="string">
            <text:p>16-04-2014</text:p>
          </table:table-cell>
          <table:table-cell table:formula="of:=DATE(VALUE(MID([.C454]; 7; 4)); VALUE(MID([.C454]; 4; 2)); VALUE(MID([.C454]; 1; 2)))" office:value-type="date" office:date-value="2014-04-16" calcext:value-type="date">
            <text:p>04/16/14</text:p>
          </table:table-cell>
          <table:table-cell office:value-type="string" calcext:value-type="string">
            <text:p>  Dubravka Šuica <text:s/>(PPE), <text:s/>napisan. - Industrija brodske opreme je jedan od vodećih sektora EU-a koji privlači znatna ulaganja u istraživanje i razvoj. Sektor uključuje oko 5000 do 6000 poduzeća sa ukupnom radnom snagom u Europi od otprilike 300.000. </text:p>
          </table:table-cell>
        </table:table-row>
        <table:table-row table:style-name="ro1">
          <table:table-cell office:value-type="string" calcext:value-type="string">
            <text:p>http://www.europarl.europa.eu/sides/getDoc.do?pubRef=-//EP//TEXT+CRE+20140416+ITEM-008-12+DOC+XML+V0//EN&amp;amp;language=EN&amp;amp;query=INTERV&amp;amp;detail=3-394-000</text:p>
          </table:table-cell>
          <table:table-cell office:value-type="string" calcext:value-type="string">
            <text:p><text:s/>Pressure equipment (A7-0008/2014 - Zuzana Roithová) </text:p>
          </table:table-cell>
          <table:table-cell office:value-type="string" calcext:value-type="string">
            <text:p>16-04-2014</text:p>
          </table:table-cell>
          <table:table-cell table:formula="of:=DATE(VALUE(MID([.C455]; 7; 4)); VALUE(MID([.C455]; 4; 2)); VALUE(MID([.C455]; 1; 2)))" office:value-type="date" office:date-value="2014-04-16" calcext:value-type="date">
            <text:p>04/16/14</text:p>
          </table:table-cell>
          <table:table-cell office:value-type="string" calcext:value-type="string">
            <text:p>  Dubravka Šuica <text:s/>(PPE), <text:s/>napisan. - Smatram kako je potrebno usvojiti ovu Direktivu Europskog parlamenta i Vijeća o usklađivanju zakona država članica koji se odnose na osiguravanje dostupnosti tlačne opreme na tržištu jer se pokazalo da je nedosljedna provedba i primjena u državama članicama postojećeg usklađivanja Unije uvelike otežala gospodarskim subjektima i nadležnim tijelima točnu interpretaciju i primjenu zakonodavstva. To je dovelo do nejednakih uvjeta na tržištu i stavljanja nesigurnih proizvoda na tržište, a usvajanjem ove Direktive dobit će se jednostavnije okruženje za proizvode i time će se pridonijeti poboljšanju rada jedinstvenog tržišta. </text:p>
          </table:table-cell>
        </table:table-row>
        <table:table-row table:style-name="ro1">
          <table:table-cell office:value-type="string" calcext:value-type="string">
            <text:p>http://www.europarl.europa.eu/sides/getDoc.do?pubRef=-//EP//TEXT+CRE+20140416+ITEM-008-13+DOC+XML+V0//EN&amp;amp;language=EN&amp;amp;query=INTERV&amp;amp;detail=3-410-000</text:p>
          </table:table-cell>
          <table:table-cell office:value-type="string" calcext:value-type="string">
            <text:p><text:s/>Judgments in civil and commercial matters (A7-0052/2014 - Tadeusz Zwiefka) </text:p>
          </table:table-cell>
          <table:table-cell office:value-type="string" calcext:value-type="string">
            <text:p>16-04-2014</text:p>
          </table:table-cell>
          <table:table-cell table:formula="of:=DATE(VALUE(MID([.C456]; 7; 4)); VALUE(MID([.C456]; 4; 2)); VALUE(MID([.C456]; 1; 2)))" office:value-type="date" office:date-value="2014-04-16" calcext:value-type="date">
            <text:p>04/16/14</text:p>
          </table:table-cell>
          <table:table-cell office:value-type="string" calcext:value-type="string">
            <text:p>  Dubravka Šuica <text:s/>(PPE), <text:s/>napisan. - Usvajanje Uredbe Bruxelles I o nadležnosti te priznanju i izvršenju sudskih odluka donesenih u građanskim i trgovačkim stvarima donijelo je nekoliko važnih reformi, a među najznačajnijim promjenama svakako je bilo olakšavanje provođenja ovršnog postupka u nekoj od država članica za presude donesene u državi članici koja nije država u kojoj će se provesti ovršni postupak. </text:p>
          </table:table-cell>
        </table:table-row>
        <table:table-row table:style-name="ro1">
          <table:table-cell office:value-type="string" calcext:value-type="string">
            <text:p>http://www.europarl.europa.eu/sides/getDoc.do?pubRef=-//EP//TEXT+CRE+20140416+ITEM-008-14+DOC+XML+V0//EN&amp;amp;language=EN&amp;amp;query=INTERV&amp;amp;detail=3-425-000</text:p>
          </table:table-cell>
          <table:table-cell office:value-type="string" calcext:value-type="string">
            <text:p><text:s/>Labour force sample survey (A7-0344/2013 - Tatjana Ždanoka) </text:p>
          </table:table-cell>
          <table:table-cell office:value-type="string" calcext:value-type="string">
            <text:p>16-04-2014</text:p>
          </table:table-cell>
          <table:table-cell table:formula="of:=DATE(VALUE(MID([.C457]; 7; 4)); VALUE(MID([.C457]; 4; 2)); VALUE(MID([.C457]; 1; 2)))" office:value-type="date" office:date-value="2014-04-16" calcext:value-type="date">
            <text:p>04/16/14</text:p>
          </table:table-cell>
          <table:table-cell office:value-type="string" calcext:value-type="string">
            <text:p>  Dubravka Šuica <text:s/>(PPE), <text:s/>napisan. - Podržavam ovaj prijedlog Uredbe kojim se uvodi pravni temelj za buduće donacije državnim zavodima za statistiku u obliku paušalnih iznosa i bez natječaja za prikupljanje ponuda. </text:p>
          </table:table-cell>
        </table:table-row>
        <table:table-row table:style-name="ro1">
          <table:table-cell office:value-type="string" calcext:value-type="string">
            <text:p>http://www.europarl.europa.eu/sides/getDoc.do?pubRef=-//EP//TEXT+CRE+20140416+ITEM-008-15+DOC+XML+V0//EN&amp;amp;language=EN&amp;amp;query=INTERV&amp;amp;detail=3-442-000</text:p>
          </table:table-cell>
          <table:table-cell office:value-type="string" calcext:value-type="string">
            <text:p><text:s/>European Maritime Safety Agency and response to pollution (A7-0300/2013 - Keith Taylor) </text:p>
          </table:table-cell>
          <table:table-cell office:value-type="string" calcext:value-type="string">
            <text:p>16-04-2014</text:p>
          </table:table-cell>
          <table:table-cell table:formula="of:=DATE(VALUE(MID([.C458]; 7; 4)); VALUE(MID([.C458]; 4; 2)); VALUE(MID([.C458]; 1; 2)))" office:value-type="date" office:date-value="2014-04-16" calcext:value-type="date">
            <text:p>04/16/14</text:p>
          </table:table-cell>
          <table:table-cell office:value-type="string" calcext:value-type="string">
            <text:p>  Dubravka Šuica <text:s/>(PPE), <text:s/>napisan. - Glasovala sam za prijedlog financiranja Europske agencije za sigurnost pomorskog prometa i djelovanje u vezi s onečišćenjem i smatram kako je financiranje Agencije od ključne važnosti. Djelovanje agencije nema samo financijsku korist, već i dodatnu vrijednost s obzirom na rizik od pogubnog ekološkog utjecaja, golemih ekonomskih troškova te društveno-ekonomskog utjecaja na primjerice turizam i ribarstvo, koje uzrokuju onečišćenja. </text:p>
          </table:table-cell>
        </table:table-row>
        <table:table-row table:style-name="ro1">
          <table:table-cell office:value-type="string" calcext:value-type="string">
            <text:p>http://www.europarl.europa.eu/sides/getDoc.do?pubRef=-//EP//TEXT+CRE+20140416+ITEM-008-16+DOC+XML+V0//EN&amp;amp;language=EN&amp;amp;query=INTERV&amp;amp;detail=3-453-000</text:p>
          </table:table-cell>
          <table:table-cell office:value-type="string" calcext:value-type="string">
            <text:p><text:s/>Hospitable environment for enterprises, businesses and start-ups to create jobs (A7-0101/2014 - Anthea McIntyre) </text:p>
          </table:table-cell>
          <table:table-cell office:value-type="string" calcext:value-type="string">
            <text:p>16-04-2014</text:p>
          </table:table-cell>
          <table:table-cell table:formula="of:=DATE(VALUE(MID([.C459]; 7; 4)); VALUE(MID([.C459]; 4; 2)); VALUE(MID([.C459]; 1; 2)))" office:value-type="date" office:date-value="2014-04-16" calcext:value-type="date">
            <text:p>04/16/14</text:p>
          </table:table-cell>
          <table:table-cell office:value-type="string" calcext:value-type="string">
            <text:p>  Dubravka Šuica <text:s/>(PPE). - <text:s/>Gospodine predsjedniče, smatram da je od presudne važnosti za iniciranje trenda rasta gospodarstva zemljama članicama implementacija mjera koja će poticati stvaranje novih radnih mjesta, a u skladu s tim potrebno je olakšati postupak osnivanja poduzeća. U Hrvatskoj, odakle dolazim, trenutno je troma i inertna birokracija, kao i visoki početni troškovi, pa sve to prisiljava poduzetnike u bijeg u povoljnije poduzetničko okruženje kao što je u nekim zemljama gdje se u roku 24 sata može registrirati firma uz minimalne inicijalne troškove. </text:p>
          </table:table-cell>
        </table:table-row>
        <table:table-row table:style-name="ro1">
          <table:table-cell office:value-type="string" calcext:value-type="string">
            <text:p>http://www.europarl.europa.eu/sides/getDoc.do?pubRef=-//EP//TEXT+CRE+20140416+ITEM-008-17+DOC+XML+V0//EN&amp;amp;language=EN&amp;amp;query=INTERV&amp;amp;detail=3-478-375</text:p>
          </table:table-cell>
          <table:table-cell office:value-type="string" calcext:value-type="string">
            <text:p><text:s/>New technologies and open educational resources (A7-0249/2014 - Cătălin Sorin Ivan) </text:p>
          </table:table-cell>
          <table:table-cell office:value-type="string" calcext:value-type="string">
            <text:p>16-04-2014</text:p>
          </table:table-cell>
          <table:table-cell table:formula="of:=DATE(VALUE(MID([.C460]; 7; 4)); VALUE(MID([.C460]; 4; 2)); VALUE(MID([.C460]; 1; 2)))" office:value-type="date" office:date-value="2014-04-16" calcext:value-type="date">
            <text:p>04/16/14</text:p>
          </table:table-cell>
          <table:table-cell office:value-type="string" calcext:value-type="string">
            <text:p>  Dubravka Šuica (PPE), <text:s/>napisan. - Podržavam program Unije na području otvorenih obrazovnih resursa, u čijem se središtu nalazi potencijal koji će omogućiti lakši pristup i razvoj koji može omogućiti poboljšanje obrazovnih sustava. Otvoreni obrazovni resursi stvaraju mogućnosti učenja i podučavanja na nove i zanimljive načine i za pojedince, poput nastavnika, studenata i učenika svih dobi. <text:s/></text:p>
          </table:table-cell>
        </table:table-row>
        <table:table-row table:style-name="ro1">
          <table:table-cell office:value-type="string" calcext:value-type="string">
            <text:p>http://www.europarl.europa.eu/sides/getDoc.do?pubRef=-//EP//TEXT+CRE+20140416+ITEM-008-18+DOC+XML+V0//EN&amp;amp;language=EN&amp;amp;query=INTERV&amp;amp;detail=3-489-000</text:p>
          </table:table-cell>
          <table:table-cell office:value-type="string" calcext:value-type="string">
            <text:p><text:s/>Protection of species of wild fauna and flora (A7-0087/2014 - Matthias Groote) </text:p>
          </table:table-cell>
          <table:table-cell office:value-type="string" calcext:value-type="string">
            <text:p>16-04-2014</text:p>
          </table:table-cell>
          <table:table-cell table:formula="of:=DATE(VALUE(MID([.C461]; 7; 4)); VALUE(MID([.C461]; 4; 2)); VALUE(MID([.C461]; 1; 2)))" office:value-type="date" office:date-value="2014-04-16" calcext:value-type="date">
            <text:p>04/16/14</text:p>
          </table:table-cell>
          <table:table-cell office:value-type="string" calcext:value-type="string">
            <text:p>  Dubravka Šuica <text:s/>(PPE), <text:s/>napisan. - Divlja fauna i flora u svojim mnogostrukim izvanrednim i različitim oblicima nezamjenjiv su dio prirodnih sistema zemlje koji se moraju štititi za ovu i naredne generacije. Upoznati sa stalnim rastom vrijednosti divlje faune i flore sa estetske, naučne, kulturne, rekreativne i ekonomske točke gledišta, podržavam ovu uredbu. </text:p>
          </table:table-cell>
        </table:table-row>
        <table:table-row table:style-name="ro1">
          <table:table-cell office:value-type="string" calcext:value-type="string">
            <text:p>http://www.europarl.europa.eu/sides/getDoc.do?pubRef=-//EP//TEXT+CRE+20140416+ITEM-008-19+DOC+XML+V0//EN&amp;amp;language=EN&amp;amp;query=INTERV&amp;amp;detail=3-502-000</text:p>
          </table:table-cell>
          <table:table-cell office:value-type="string" calcext:value-type="string">
            <text:p><text:s/>Fishing opportunities and financial contribution provided for in the EU-Seychelles Fisheries Partnership Agreement (A7-0201/2014 - Maria do Céu Patrão Neves) </text:p>
          </table:table-cell>
          <table:table-cell office:value-type="string" calcext:value-type="string">
            <text:p>16-04-2014</text:p>
          </table:table-cell>
          <table:table-cell table:formula="of:=DATE(VALUE(MID([.C462]; 7; 4)); VALUE(MID([.C462]; 4; 2)); VALUE(MID([.C462]; 1; 2)))" office:value-type="date" office:date-value="2014-04-16" calcext:value-type="date">
            <text:p>04/16/14</text:p>
          </table:table-cell>
          <table:table-cell office:value-type="string" calcext:value-type="string">
            <text:p>  Dubravka Šuica <text:s/>(PPE), <text:s/>napisan. - Podržavam sklapanje gore navedenog protokola. Republika Sejšeli je jedna od najmaritimnijih država na svijetu u kojoj ribarstvo i turizam predstavljaju dominantne gospodarske grane. </text:p>
          </table:table-cell>
        </table:table-row>
        <table:table-row table:style-name="ro1">
          <table:table-cell office:value-type="string" calcext:value-type="string">
            <text:p>http://www.europarl.europa.eu/sides/getDoc.do?pubRef=-//EP//TEXT+CRE+20140416+ITEM-008-20+DOC+XML+V0//EN&amp;amp;language=EN&amp;amp;query=INTERV&amp;amp;detail=3-515-000</text:p>
          </table:table-cell>
          <table:table-cell office:value-type="string" calcext:value-type="string">
            <text:p><text:s/>Fishing opportunities and financial contribution provided for in the EU-Comoros Fisheries Partnership Agreement (A7-0177/2014 - Jarosław Leszek Wałęsa) </text:p>
          </table:table-cell>
          <table:table-cell office:value-type="string" calcext:value-type="string">
            <text:p>16-04-2014</text:p>
          </table:table-cell>
          <table:table-cell table:formula="of:=DATE(VALUE(MID([.C463]; 7; 4)); VALUE(MID([.C463]; 4; 2)); VALUE(MID([.C463]; 1; 2)))" office:value-type="date" office:date-value="2014-04-16" calcext:value-type="date">
            <text:p>04/16/14</text:p>
          </table:table-cell>
          <table:table-cell office:value-type="string" calcext:value-type="string">
            <text:p>  Dubravka Šuica <text:s/>(PPE), <text:s/>napisan. - Glavni cilj ovog Protokola je omogućiti ribolovne mogućnosti za plovila Europske unije u ribarskim zonama Unije Komora i ojačati suradnju između Unije i Unije Komora. Stvorit će se partnerski okvir u kojem će se razviti održive ribarske politike i pravilno korištenje ribarskih izvora u ribarskim zonama Unije Komora. Ovaj sporazum omogućava plovilima EU-a, većinom iz Španjolske, Portugala, Francuske i Italije da love ribu u vodama Komora i dio je sporazuma o tuni u Indijskom oceanu. </text:p>
          </table:table-cell>
        </table:table-row>
        <table:table-row table:style-name="ro1">
          <table:table-cell office:value-type="string" calcext:value-type="string">
            <text:p>http://www.europarl.europa.eu/sides/getDoc.do?pubRef=-//EP//TEXT+CRE+20140416+ITEM-008-21+DOC+XML+V0//EN&amp;amp;language=EN&amp;amp;query=INTERV&amp;amp;detail=3-526-000</text:p>
          </table:table-cell>
          <table:table-cell office:value-type="string" calcext:value-type="string">
            <text:p><text:s/>Fishing opportunities and financial contribution provided for in the EU-Madagascar Fisheries Partnership Agreement (A7-0178/2014 - Crescenzio Rivellini) </text:p>
          </table:table-cell>
          <table:table-cell office:value-type="string" calcext:value-type="string">
            <text:p>16-04-2014</text:p>
          </table:table-cell>
          <table:table-cell table:formula="of:=DATE(VALUE(MID([.C464]; 7; 4)); VALUE(MID([.C464]; 4; 2)); VALUE(MID([.C464]; 1; 2)))" office:value-type="date" office:date-value="2014-04-16" calcext:value-type="date">
            <text:p>04/16/14</text:p>
          </table:table-cell>
          <table:table-cell office:value-type="string" calcext:value-type="string">
            <text:p>  Dubravka Šuica <text:s/>(PPE), <text:s/>napisan. - Podržavam sklapanje gore navedenog Protokola. Smatram kako je jako bitno zadržati uspostavljene suradnje u domeni izlova tune sa zemljama Indijskog oceana. Ti sporazumi omogućavaju velike količine izlova tune i posljedično, pozicioniranje Europske unije kao globalnog igrača na tom tržištu. Ovaj Protokol se odnosi na period 2013. — 2014. i pruža mogućnost djelovanja 96 ribarskih brodova iz EU-a. Smatram kako je godišnja uplata Madagaskaru u iznosu od 1 525 000 EUR prihvatljiva jer je tržište tune u rapidnom porastu. Potrebno je uvažiti aktualne političke okolnosti na Madagaskaru koje nisu alarmantne, ali pozivaju na stanoviti oprez. Također, zalažem se za apsolutnu transparentnost informacija. Stoga moram izraziti neslaganje s činjenicom da se u novom Protokolu navodi kako su sve informacije vezane za sudjelovanje ribarskih brodova EU-a na području nacionalnih voda Madagaskara strogo povjerljive. Potrebno je implementirati elektroničku razmjenu podataka koja će olakšati nadzor i kontrolu <text:s/>flote EU-a.</text:p>
          </table:table-cell>
        </table:table-row>
        <table:table-row table:style-name="ro1">
          <table:table-cell office:value-type="string" calcext:value-type="string">
            <text:p>http://www.europarl.europa.eu/sides/getDoc.do?pubRef=-//EP//TEXT+CRE+20140416+ITEM-008-22+DOC+XML+V0//EN&amp;amp;language=EN&amp;amp;query=INTERV&amp;amp;detail=3-535-000</text:p>
          </table:table-cell>
          <table:table-cell office:value-type="string" calcext:value-type="string">
            <text:p><text:s/>EU-Korea Framework Agreement as regards matters related to readmission (A7-0267/2014 - Hubert Pirker) </text:p>
          </table:table-cell>
          <table:table-cell office:value-type="string" calcext:value-type="string">
            <text:p>16-04-2014</text:p>
          </table:table-cell>
          <table:table-cell table:formula="of:=DATE(VALUE(MID([.C465]; 7; 4)); VALUE(MID([.C465]; 4; 2)); VALUE(MID([.C465]; 1; 2)))" office:value-type="date" office:date-value="2014-04-16" calcext:value-type="date">
            <text:p>04/16/14</text:p>
          </table:table-cell>
          <table:table-cell office:value-type="string" calcext:value-type="string">
            <text:p>  Dubravka Šuica <text:s/>(PPE), <text:s/>napisan. - Odnosi izmedu EU-a i Republike Koreje imaju temelj u Okvirnom sporazumu o trgovini i suradnji koji je stupio na snagu 2001. godine. Godine 2008. Vijeće je odobrilo da Komisija napravi novi Okvirni sporazum s Korejom i on je potpisan u svibnju 2010. u Seoulu. Novi Okvirni sporazum s Korejom dopustio bi EU-u da preuzme veću odgovornost i utjecaj na Korejskom poluotoku. Veća suradnja Unije i Republike Koreje bit će od velikog značaja u promoviranju europskih vrijednosti i jačanju konkretne suradnje u poljima od zajedničkog interesa. Uzevši u obzir statističke podatke prema kojima je Južna Koreja 10. najveći trgovinski partner Unije, a EU 4. izvozna destinacija Koreje, nadam se da će te brojke i dalje rasti i da ćemo još više surađivati s Korejom i u ostalim područjima od zajedničkog interesa poput znanosti i tehnologije, energetike, okoliša i turizma. Smatram kako će od velike važnosti biti suradnja Koreje i Hrvatske u području turizma jer svake godine sve više raste broj posjetitelja iz Koreje i Azije. Ovaj novi sporazum omogućit će produbljivanje odnosa i suradnju Koreje kako s Hrvatskom, tako i s ostalim zemljama članicama Unije.</text:p>
          </table:table-cell>
        </table:table-row>
        <table:table-row table:style-name="ro1">
          <table:table-cell office:value-type="string" calcext:value-type="string">
            <text:p>http://www.europarl.europa.eu/sides/getDoc.do?pubRef=-//EP//TEXT+CRE+20140416+ITEM-008-23+DOC+XML+V0//EN&amp;amp;language=EN&amp;amp;query=INTERV&amp;amp;detail=3-546-000</text:p>
          </table:table-cell>
          <table:table-cell office:value-type="string" calcext:value-type="string">
            <text:p><text:s/>EU-Korea Framework Agreement with the exception of matters related to readmission (A7-0265/2014 - Norica Nicolai) </text:p>
          </table:table-cell>
          <table:table-cell office:value-type="string" calcext:value-type="string">
            <text:p>16-04-2014</text:p>
          </table:table-cell>
          <table:table-cell table:formula="of:=DATE(VALUE(MID([.C466]; 7; 4)); VALUE(MID([.C466]; 4; 2)); VALUE(MID([.C466]; 1; 2)))" office:value-type="date" office:date-value="2014-04-16" calcext:value-type="date">
            <text:p>04/16/14</text:p>
          </table:table-cell>
          <table:table-cell office:value-type="string" calcext:value-type="string">
            <text:p>  Dubravka Šuica <text:s/>(PPE), <text:s/>napisan. - Odnosi između EU-a i Republike Koreje imaju temelj u Okvirnom sporazumu o trgovini i suradnji koji je stupio na snagu 2001. godine. 2008. godine Vijeće je odobrilo da Komisija napravi novi Okvirni sporazum s Korejom i on je potpisan u svibnju 2010. u Seoulu. Novi Okvirni sporazum s Korejom dopustio bi EU-u da preuzme veću odgovornost i utjecaj na Korejskom poluotoku. Veća suradnja Unije i Republike Koreje bit će od velikog značaja u promoviranju europskih vrijednosti i jačanju konkretne suradnje u poljima od zajedničkog interesa. </text:p>
          </table:table-cell>
        </table:table-row>
        <table:table-row table:style-name="ro1">
          <table:table-cell office:value-type="string" calcext:value-type="string">
            <text:p>http://www.europarl.europa.eu/sides/getDoc.do?pubRef=-//EP//TEXT+CRE+20140416+ITEM-008-25+DOC+XML+V0//EN&amp;amp;language=EN&amp;amp;query=INTERV&amp;amp;detail=3-561-000</text:p>
          </table:table-cell>
          <table:table-cell office:value-type="string" calcext:value-type="string">
            <text:p><text:s/>EU-Georgia Framework Agreement on the general principles for the participation of Georgia in Union programmes (A7-0191/2014 - Krzysztof Lisek) </text:p>
          </table:table-cell>
          <table:table-cell office:value-type="string" calcext:value-type="string">
            <text:p>16-04-2014</text:p>
          </table:table-cell>
          <table:table-cell table:formula="of:=DATE(VALUE(MID([.C467]; 7; 4)); VALUE(MID([.C467]; 4; 2)); VALUE(MID([.C467]; 1; 2)))" office:value-type="date" office:date-value="2014-04-16" calcext:value-type="date">
            <text:p>04/16/14</text:p>
          </table:table-cell>
          <table:table-cell office:value-type="string" calcext:value-type="string">
            <text:p>  Dubravka Šuica <text:s/>(PPE), <text:s/>napisan. - Slažem se da Europski parlament da svoj pristanak na sklapanje Protokola uz Sporazum o partnerstvu i suradnji između Europskih zajednica i njihovih država članica s jedne strane i Gruzije s druge strane u okvirnom sporazumu između Europske unije i Gruzije o općim načelima sudjelovanja Gruzije u programima Unije. </text:p>
          </table:table-cell>
        </table:table-row>
        <table:table-row table:style-name="ro1">
          <table:table-cell office:value-type="string" calcext:value-type="string">
            <text:p>http://www.europarl.europa.eu/sides/getDoc.do?pubRef=-//EP//TEXT+CRE+20140416+ITEM-008-26+DOC+XML+V0//EN&amp;amp;language=EN&amp;amp;query=INTERV&amp;amp;detail=3-571-000</text:p>
          </table:table-cell>
          <table:table-cell office:value-type="string" calcext:value-type="string">
            <text:p><text:s/>Authorisation for Portugal to apply a reduced rate of excise duty in the autonomous regions of Madeira and Azores on certain alcoholic beverages (A7-0262/2014 - Danuta Maria Hübner) </text:p>
          </table:table-cell>
          <table:table-cell office:value-type="string" calcext:value-type="string">
            <text:p>16-04-2014</text:p>
          </table:table-cell>
          <table:table-cell table:formula="of:=DATE(VALUE(MID([.C468]; 7; 4)); VALUE(MID([.C468]; 4; 2)); VALUE(MID([.C468]; 1; 2)))" office:value-type="date" office:date-value="2014-04-16" calcext:value-type="date">
            <text:p>04/16/14</text:p>
          </table:table-cell>
          <table:table-cell office:value-type="string" calcext:value-type="string">
            <text:p>  Dubravka Šuica <text:s/>(PPE), <text:s/>napisan. - Odluka Vijeća iz 2009. (2009/831/EC) ovlastila je Portugal da do 31. prosinca 2013. smije primjenjivati snižene stope trošarine u autonomnoj regiji Madeiri na lokalno proizveden i potrošen rum i likere te u autonomnoj regiji Azorima na lokalno proizvedene i potrošene likere i rakije. Uzevši u obzir da će ta mjera i dalje stimulirati ekonomske aktivnosti u tim udaljenim regijama i da neće imati negativan efekt na unutarnje tržište, slažem se da se ona i dalje primjenjuje. Ove dvije regije, poznate kao najudaljenije regije, suočavaju se s nizom teškoća koje su uzrokovane zemljopisnim značajkama koje posebno podrazumijevaju udaljenost, činjenicu da se radi o otocima, malu površinu, nepovoljnu topografiju i klimu. Ekonomski su ovisne o malom broju proizvoda i to predstavlja ograničenje za njihov budući razvojni potencijal. Zbog toga je od velike važnosti za ove regije da se ova mjera i dalje provodi.</text:p>
          </table:table-cell>
        </table:table-row>
        <table:table-row table:style-name="ro1">
          <table:table-cell office:value-type="string" calcext:value-type="string">
            <text:p>http://www.europarl.europa.eu/sides/getDoc.do?pubRef=-//EP//TEXT+CRE+20140416+ITEM-008-27+DOC+XML+V0//EN&amp;amp;language=EN&amp;amp;query=INTERV&amp;amp;detail=3-579-000</text:p>
          </table:table-cell>
          <table:table-cell office:value-type="string" calcext:value-type="string">
            <text:p><text:s/>AIEM tax applicable in the Canary Islands (A7-0263/2014 - Danuta Maria Hübner) </text:p>
          </table:table-cell>
          <table:table-cell office:value-type="string" calcext:value-type="string">
            <text:p>16-04-2014</text:p>
          </table:table-cell>
          <table:table-cell table:formula="of:=DATE(VALUE(MID([.C469]; 7; 4)); VALUE(MID([.C469]; 4; 2)); VALUE(MID([.C469]; 1; 2)))" office:value-type="date" office:date-value="2014-04-16" calcext:value-type="date">
            <text:p>04/16/14</text:p>
          </table:table-cell>
          <table:table-cell office:value-type="string" calcext:value-type="string">
            <text:p>  Dubravka Šuica <text:s/>(PPE), <text:s/>napisan. - Odluka Vijeća iz 2002. (2002/546/EC) ovlastila je Španjolsku da do 30. lipnja 2014. smije primjenjivati oslobođenje ili sniženje poreza u AIEM-u (Arbitrio sobre Importaciones y Entregas de Mercancías en las Islas Canarias) na lokalne proizvode proizvedene na Kanarskim otocima, u svrhu jačanja kompetitivnosti i kompenzacije za dodatne troškove proizvodnje zbog geografske izolacije, neobrađenog materijala, energetske ovisnosti, male veličine lokalnih tržnica i niske razine izvoznih aktivnosti. Uzevši u obzir da će ta mjera i dalje stimulirati ekonomske aktivnosti u tim udaljenim regijama i da neće imati negativan efekt na unutarnje tržište, slažem se da se ona i dalje primjenjuje. Ova regija, kao i ostale najudaljenije regije, suočava se s nizom teškoća koje su uzrokovane zemljopisnim značajkama koje posebno podrazumijevaju udaljenost, činjenicu da se radi o otocima, malu površinu, nepovoljnu topografiju i klimu. Ekonomski je ovisna o malom broju proizvoda i to predstavlja ograničenje za njezin budući razvojni potencijal. Zbog toga je od velike važnosti za ovu regiju da se ova mjera i dalje provodi.</text:p>
          </table:table-cell>
        </table:table-row>
        <table:table-row table:style-name="ro1">
          <table:table-cell office:value-type="string" calcext:value-type="string">
            <text:p>http://www.europarl.europa.eu/sides/getDoc.do?pubRef=-//EP//TEXT+CRE+20140416+ITEM-008-28+DOC+XML+V0//EN&amp;amp;language=EN&amp;amp;query=INTERV&amp;amp;detail=3-588-000</text:p>
          </table:table-cell>
          <table:table-cell office:value-type="string" calcext:value-type="string">
            <text:p><text:s/>Amendment of the period of application of Council Decision[nbsp ]2004/162/EC concerning the dock dues in the French overseas departments (A7-0264/2014 - Danuta Maria Hübner) </text:p>
          </table:table-cell>
          <table:table-cell office:value-type="string" calcext:value-type="string">
            <text:p>16-04-2014</text:p>
          </table:table-cell>
          <table:table-cell table:formula="of:=DATE(VALUE(MID([.C470]; 7; 4)); VALUE(MID([.C470]; 4; 2)); VALUE(MID([.C470]; 1; 2)))" office:value-type="date" office:date-value="2014-04-16" calcext:value-type="date">
            <text:p>04/16/14</text:p>
          </table:table-cell>
          <table:table-cell office:value-type="string" calcext:value-type="string">
            <text:p>  Dubravka Šuica <text:s/>(PPE), <text:s/>napisan. - Odluka Vijeća iz 2004. godine (2004/162/EC) je ovlastila Francusku da primjenjuje oslobođenje ili sniženje poreza na „dock dues“ (pristojbe koje se plaćaju u luci od strane brodarskog poduzeća koje koristi tu luku da utovari ili istovari robu) na proizvode iz francuskih najudaljenijih regija, u svrhu jačanja kompetitivnosti i kompenziranja dodatnih troškova proizvodnje zbog geografske udaljenosti, neobrađenog materijala, energetske ovisnosti, male veličine lokalnih tržnica i niske razine izvoznih aktivnosti. Podržavam ovo izvješće kojim se produljuje razdoblje primjene ove mjere na dodatnih 6 mjeseci kako bi Komisija mogla završiti svoju analizu i prezentirati skladnu ponudu koja će uzeti u obzir interese svih uključenih strana. Uzevši u obzir da će ta mjera i dalje stimulirati ekonomske aktivnosti u tim udaljenim regijama i da neće imati negativan efekt na unutarnje tržište, slažem se da se ona i dalje primjenjuje. Francuski prekomorski departmani, kao i sve ostale najudaljenije regije, suočavaju se s nizom teškoća koje su uzrokovane zemljopisnim značajkama koje posebno podrazumijevaju udaljenost, činjenicu da se radi o otocima, malu površinu, nepovoljnu topografiju i klimu. Ekonomski su ovisni o malom broju proizvoda i to predstavlja ograničenje za njihov budući razvojni potencijal. Zbog toga je od velike važnosti za ove prekomorske departmane da se ova mjera i dalje provodi.</text:p>
          </table:table-cell>
        </table:table-row>
        <table:table-row table:style-name="ro1">
          <table:table-cell office:value-type="string" calcext:value-type="string">
            <text:p>http://www.europarl.europa.eu/sides/getDoc.do?pubRef=-//EP//TEXT+CRE+20140416+ITEM-008-29+DOC+XML+V0//EN&amp;amp;language=EN&amp;amp;query=INTERV&amp;amp;detail=3-598-000</text:p>
          </table:table-cell>
          <table:table-cell office:value-type="string" calcext:value-type="string">
            <text:p><text:s/>Amendment of Parliament's Rules of Procedure with regard to parliamentary questions (A7-0123/2014 - Zita Gurmai) </text:p>
          </table:table-cell>
          <table:table-cell office:value-type="string" calcext:value-type="string">
            <text:p>16-04-2014</text:p>
          </table:table-cell>
          <table:table-cell table:formula="of:=DATE(VALUE(MID([.C471]; 7; 4)); VALUE(MID([.C471]; 4; 2)); VALUE(MID([.C471]; 1; 2)))" office:value-type="date" office:date-value="2014-04-16" calcext:value-type="date">
            <text:p>04/16/14</text:p>
          </table:table-cell>
          <table:table-cell office:value-type="string" calcext:value-type="string">
            <text:p>  Dubravka Šuica <text:s/>(PPE), <text:s/>napisan. - Smatram kako je bilo potrebno revidirati format za vrijeme za pitanja s Komisijom, kako bi se unaprijedila njegova kvaliteta. Resori povjerenika koje je Konferencija predsjednika pozvala da sudjeluju povezani su s tom posebnom hrizontalnom temom ili više njih na koje im se trebaju postaviti pitanja što osigurava da će pitanja biti postavljena od kompetentnih ljudi u tim područijma. Način na koji će se birati zastupnici koji će postaviti pitanje jednom od povjerenika je pravedan jer svi zastupnici koji žele postaviti pitanja nalaze se u jednakom položaju i nitko od njih nema prednost pred drugima. Pitanja i odgovori objavljivat će se na internetskoj stranici Parlamenta i time će se pridonijeti većoj transparentnosti i boljem obavještavanju javnosti.</text:p>
          </table:table-cell>
        </table:table-row>
        <table:table-row table:style-name="ro1">
          <table:table-cell office:value-type="string" calcext:value-type="string">
            <text:p>http://www.europarl.europa.eu/sides/getDoc.do?pubRef=-//EP//TEXT+CRE+20140416+ITEM-008-30+DOC+XML+V0//EN&amp;amp;language=EN&amp;amp;query=INTERV&amp;amp;detail=3-608-000</text:p>
          </table:table-cell>
          <table:table-cell office:value-type="string" calcext:value-type="string">
            <text:p><text:s/>Amendment of Rule 90 of Parliament's Rules of Procedure on international agreements (A7-0253/2014 - David Martin) </text:p>
          </table:table-cell>
          <table:table-cell office:value-type="string" calcext:value-type="string">
            <text:p>16-04-2014</text:p>
          </table:table-cell>
          <table:table-cell table:formula="of:=DATE(VALUE(MID([.C472]; 7; 4)); VALUE(MID([.C472]; 4; 2)); VALUE(MID([.C472]; 1; 2)))" office:value-type="date" office:date-value="2014-04-16" calcext:value-type="date">
            <text:p>04/16/14</text:p>
          </table:table-cell>
          <table:table-cell office:value-type="string" calcext:value-type="string">
            <text:p>  Dubravka Šuica <text:s/>(PPE), <text:s/>napisan. - Prihvaćam izvješće o izmjeni članka 90. Poslovnika Europskog parlamenta o međunarodnim sporazumima kojim se želi ispraviti diskrepancija između teksta pravila 90. (5) i članka 218. (5) Ugovora o funkcioniranju Europske unije jer se potonje ne referira na uključenje Parlamenta kada Vijeće usvoji odluku i odobri potpisivanje sporazuma. </text:p>
          </table:table-cell>
        </table:table-row>
        <table:table-row table:style-name="ro1">
          <table:table-cell office:value-type="string" calcext:value-type="string">
            <text:p>http://www.europarl.europa.eu/sides/getDoc.do?pubRef=-//EP//TEXT+CRE+20140416+ITEM-008-31+DOC+XML+V0//EN&amp;amp;language=EN&amp;amp;query=INTERV&amp;amp;detail=3-617-000</text:p>
          </table:table-cell>
          <table:table-cell office:value-type="string" calcext:value-type="string">
            <text:p><text:s/>Amendment of Parliament's Rules of Procedure so as to allow for the possibility of electronic signatures (A7-0175/2014 - György Schöpflin) </text:p>
          </table:table-cell>
          <table:table-cell office:value-type="string" calcext:value-type="string">
            <text:p>16-04-2014</text:p>
          </table:table-cell>
          <table:table-cell table:formula="of:=DATE(VALUE(MID([.C473]; 7; 4)); VALUE(MID([.C473]; 4; 2)); VALUE(MID([.C473]; 1; 2)))" office:value-type="date" office:date-value="2014-04-16" calcext:value-type="date">
            <text:p>04/16/14</text:p>
          </table:table-cell>
          <table:table-cell office:value-type="string" calcext:value-type="string">
            <text:p>  Dubravka Šuica <text:s/>(PPE), <text:s/>napisan. - Podržavam daljni progres u informatizaciji Parlamenta. Samo totalna digitaliziranost, tzv. e-parlament, može postići znatnu uštedu vremena i simplificirati proceduralnost u radu. Do sada je nekoliko odbora bilo uključeno u pilot-projekt koji im je omogućavao potpisivanje amadmana u elektronskoj formi, i to samo ako su svi odbori uključeni u projekt dali svoj pristanak na to. Ova odluka Parlamenta ima za cilj omogućiti da svi dokumenti budu dostupni za pripremanje, potpisivanje i dostavljanje u elektronskom obliku. Smatram ovu odluku jako bitnom jer Europski parlament ne samo da mora pratiti trendove informatizacije i digitalizacije, već mora biti predvodnik takvih trendova. Oko 6[nbsp ]000 zaposlenika radi u Parlamentu, stoga je pred administracijom jako kompleksan zadatak u optimizaciji svakodnevnih potreba. Taj posao se dobro obavlja, no zašto ga ne olakšati kad nam je dostupna tehnologija koja to omogućava.</text:p>
          </table:table-cell>
        </table:table-row>
        <table:table-row table:style-name="ro1">
          <table:table-cell office:value-type="string" calcext:value-type="string">
            <text:p>http://www.europarl.europa.eu/sides/getDoc.do?pubRef=-//EP//TEXT+CRE+20140416+ITEM-008-32+DOC+XML+V0//EN&amp;amp;language=EN&amp;amp;query=INTERV&amp;amp;detail=3-626-000</text:p>
          </table:table-cell>
          <table:table-cell office:value-type="string" calcext:value-type="string">
            <text:p><text:s/>Draft amending budget No 1/2014: technical adjustments concerning the European Investment Fund, Horizon 2020 and the Shift2Rail Joint Undertaking (A7-0276/2014 - Anne E. Jensen) </text:p>
          </table:table-cell>
          <table:table-cell office:value-type="string" calcext:value-type="string">
            <text:p>16-04-2014</text:p>
          </table:table-cell>
          <table:table-cell table:formula="of:=DATE(VALUE(MID([.C474]; 7; 4)); VALUE(MID([.C474]; 4; 2)); VALUE(MID([.C474]; 1; 2)))" office:value-type="date" office:date-value="2014-04-16" calcext:value-type="date">
            <text:p>04/16/14</text:p>
          </table:table-cell>
          <table:table-cell office:value-type="string" calcext:value-type="string">
            <text:p>  Dubravka Šuica <text:s/>(PPE), <text:s/>napisan. - Europski investicijski fond (EIF) osnovan je 1994. kao sredstvo pomoći malim poduzećima. EIF osigurava poduzetnički kapital za mala poduzeća, osobito za nova poduzeća i poduzeća usmjerena na tehnologiju. Pruža i jamstva financijskim institucijama kao pokriće za kredite koje odobravaju malim poduzećima. EIF nije kreditna institucija te ne odobrava kredite ni subvencije poduzećima niti ikad izravno ulaže u poduzeća. Fond posluje putem banaka i drugih financijskih posrednika. Djeluje u državama članicama Europske unije, Turskoj te trima zemljama EFTA-e. Izmjene proračuna trebaju omogućiti niz prilagodbi koje su potrebne za izvršenje proračuna za 2014. u skladu s usvajanjem posljednjih zakonodavnih akata. Budući da će se povećanjem kapitalne osnove EIF-a doprinijeti poboljšanju pristupa malih i srednjih poduzeća financiranju u okviru programa COSME i Obzor 2020. Sigurnost predstavlja i to što se smatra kako predložene promjene nemaju utjecaja na proračun i ukupnu razinu rashoda za 2014. Sve izmjene proračuna bit će objavljene u Službenom listu Europske unije.</text:p>
          </table:table-cell>
        </table:table-row>
        <table:table-row table:style-name="ro1">
          <table:table-cell office:value-type="string" calcext:value-type="string">
            <text:p>http://www.europarl.europa.eu/sides/getDoc.do?pubRef=-//EP//TEXT+CRE+20140416+ITEM-008-33+DOC+XML+V0//EN&amp;amp;language=EN&amp;amp;query=INTERV&amp;amp;detail=3-633-000</text:p>
          </table:table-cell>
          <table:table-cell office:value-type="string" calcext:value-type="string">
            <text:p><text:s/>Introduction of noise-related operating restrictions at European Union airports (A7-0274/2014 - Jörg Leichtfried) </text:p>
          </table:table-cell>
          <table:table-cell office:value-type="string" calcext:value-type="string">
            <text:p>16-04-2014</text:p>
          </table:table-cell>
          <table:table-cell table:formula="of:=DATE(VALUE(MID([.C475]; 7; 4)); VALUE(MID([.C475]; 4; 2)); VALUE(MID([.C475]; 1; 2)))" office:value-type="date" office:date-value="2014-04-16" calcext:value-type="date">
            <text:p>04/16/14</text:p>
          </table:table-cell>
          <table:table-cell office:value-type="string" calcext:value-type="string">
            <text:p>  Dubravka Šuica <text:s/>(PPE). - <text:s/>Gospodine predsjedniče, ovu sam preporuku za drugo čitanje podržala, a radi se o utvrđivanju pravila i postupaka u vezi s određivanjem operativnih ograničenja povezanih s bukom u zračnim lukama u Uniji. Ovom odredbom se harmonizira, razjašnjuje i jača zajednička pravila o donošenju odluka, uvođenju operativnih ograničenja povezanih s bukom u zračnim lukama u Uniji.</text:p>
          </table:table-cell>
        </table:table-row>
        <table:table-row table:style-name="ro1">
          <table:table-cell office:value-type="string" calcext:value-type="string">
            <text:p>http://www.europarl.europa.eu/sides/getDoc.do?pubRef=-//EP//TEXT+CRE+20140416+ITEM-008-35+DOC+XML+V0//EN&amp;amp;language=EN&amp;amp;query=INTERV&amp;amp;detail=3-659-750</text:p>
          </table:table-cell>
          <table:table-cell office:value-type="string" calcext:value-type="string">
            <text:p><text:s/>Incidental catches of cetaceans (A7-0272/2014 - Raül Romeva i Rueda) </text:p>
          </table:table-cell>
          <table:table-cell office:value-type="string" calcext:value-type="string">
            <text:p>16-04-2014</text:p>
          </table:table-cell>
          <table:table-cell table:formula="of:=DATE(VALUE(MID([.C476]; 7; 4)); VALUE(MID([.C476]; 4; 2)); VALUE(MID([.C476]; 1; 2)))" office:value-type="date" office:date-value="2014-04-16" calcext:value-type="date">
            <text:p>04/16/14</text:p>
          </table:table-cell>
          <table:table-cell office:value-type="string" calcext:value-type="string">
            <text:p>  Dubravka Šuica <text:s/>(PPE), <text:s/>napisan. - Posljednjih godina populacije kitova dramatično su pale, a svake godine u vodama EU-a ugiba nekoliko desetaka tisuća morskih sisavaca. Slučajni ulov je najčešći razlog stradavanja kitova i dupina u Sredozemnome moru. EZ 812/2004 se uglavnom usredotočuje na korištenje akustičnih uređaja kako bi se spriječili slučajni ulovi kitova, zanemarivajući pri tome činjenicu kako su kitovi suočeni s raznim prijetnjama kao što su uništavanje staništa, sudari s brodovima i podvodna buka. </text:p>
          </table:table-cell>
        </table:table-row>
        <table:table-row table:style-name="ro1">
          <table:table-cell office:value-type="string" calcext:value-type="string">
            <text:p>http://www.europarl.europa.eu/sides/getDoc.do?pubRef=-//EP//TEXT+CRE+20140416+ITEM-008-36+DOC+XML+V0//EN&amp;amp;language=EN&amp;amp;query=INTERV&amp;amp;detail=3-666-000</text:p>
          </table:table-cell>
          <table:table-cell office:value-type="string" calcext:value-type="string">
            <text:p><text:s/>Posting of workers in the framework of the provision of services (A7-0249/2013 - Danuta Jazłowiecka) </text:p>
          </table:table-cell>
          <table:table-cell office:value-type="string" calcext:value-type="string">
            <text:p>16-04-2014</text:p>
          </table:table-cell>
          <table:table-cell table:formula="of:=DATE(VALUE(MID([.C477]; 7; 4)); VALUE(MID([.C477]; 4; 2)); VALUE(MID([.C477]; 1; 2)))" office:value-type="date" office:date-value="2014-04-16" calcext:value-type="date">
            <text:p>04/16/14</text:p>
          </table:table-cell>
          <table:table-cell office:value-type="string" calcext:value-type="string">
            <text:p>  Dubravka Šuica <text:s/>(PPE). - <text:s/>Gospodine predsjedniče, uzimajući u obzir činjenicu da se svake godine oko milijun građana Europske unije upućuje na rad izvan domicilne države članice, nameće se zaključak kako je od posebne važnosti zaštititi ovu kategoriju radnika i to posebno u vrijeme krize kada im njihov potencijal i stručnost mogu pomoći u zadržavanju postojećih radnih mjesta ili čak stvaranju novih. </text:p>
          </table:table-cell>
        </table:table-row>
        <table:table-row table:style-name="ro1">
          <table:table-cell office:value-type="string" calcext:value-type="string">
            <text:p>http://www.europarl.europa.eu/sides/getDoc.do?pubRef=-//EP//TEXT+CRE+20140416+ITEM-008-37+DOC+XML+V0//EN&amp;amp;language=EN&amp;amp;query=INTERV&amp;amp;detail=3-690-000</text:p>
          </table:table-cell>
          <table:table-cell office:value-type="string" calcext:value-type="string">
            <text:p><text:s/>Return of cultural objects unlawfully removed from the territory of a Member State (A7-0058/2014 - Marie-Christine Vergiat) </text:p>
          </table:table-cell>
          <table:table-cell office:value-type="string" calcext:value-type="string">
            <text:p>16-04-2014</text:p>
          </table:table-cell>
          <table:table-cell table:formula="of:=DATE(VALUE(MID([.C478]; 7; 4)); VALUE(MID([.C478]; 4; 2)); VALUE(MID([.C478]; 1; 2)))" office:value-type="date" office:date-value="2014-04-16" calcext:value-type="date">
            <text:p>04/16/14</text:p>
          </table:table-cell>
          <table:table-cell office:value-type="string" calcext:value-type="string">
            <text:p>  Dubravka Šuica <text:s/>(PPE). - <text:s/>Gospodine predsjedniče, već sam jučer govorila o ovoj temi kad je ova točka bila na dnevnom redu i smatram da je vrlo važna. Danas smo je svi iz Hrvatske podržali, ali osobno ima jedan podatak koji nije prihvatljiv, a radi se o 1993. godini, dakle ova se direktiva primjenjuje od 1993. godine. </text:p>
          </table:table-cell>
        </table:table-row>
        <table:table-row table:style-name="ro1">
          <table:table-cell office:value-type="string" calcext:value-type="string">
            <text:p>http://www.europarl.europa.eu/sides/getDoc.do?pubRef=-//EP//TEXT+CRE+20140416+ITEM-008-38+DOC+XML+V0//EN&amp;amp;language=EN&amp;amp;query=INTERV&amp;amp;detail=3-702-000</text:p>
          </table:table-cell>
          <table:table-cell office:value-type="string" calcext:value-type="string">
            <text:p><text:s/>Reducing the consumption of lightweight plastic carrier bags (A7-0174/2014 - Margrete Auken) </text:p>
          </table:table-cell>
          <table:table-cell office:value-type="string" calcext:value-type="string">
            <text:p>16-04-2014</text:p>
          </table:table-cell>
          <table:table-cell table:formula="of:=DATE(VALUE(MID([.C479]; 7; 4)); VALUE(MID([.C479]; 4; 2)); VALUE(MID([.C479]; 1; 2)))" office:value-type="date" office:date-value="2014-04-16" calcext:value-type="date">
            <text:p>04/16/14</text:p>
          </table:table-cell>
          <table:table-cell office:value-type="string" calcext:value-type="string">
            <text:p>  Dubravka Šuica <text:s/>(PPE). <text:s/>– Gospodine predsjedniče, s obzirom da je ovo tema iz djelokruga rada moga Odbora zaštite okoliša, potrošnja plastičnih vrećica uzrokuje velike količine otpada odbačenog u okoliš i neučinkovitu uporabu resursa i očekuje se da će se povećati još više ako se ništa ne poduzme. </text:p>
          </table:table-cell>
        </table:table-row>
        <table:table-row table:style-name="ro1">
          <table:table-cell office:value-type="string" calcext:value-type="string">
            <text:p>http://www.europarl.europa.eu/sides/getDoc.do?pubRef=-//EP//TEXT+CRE+20140416+ITEM-008-39+DOC+XML+V0//EN&amp;amp;language=EN&amp;amp;query=INTERV&amp;amp;detail=3-724-000</text:p>
          </table:table-cell>
          <table:table-cell office:value-type="string" calcext:value-type="string">
            <text:p><text:s/>Surveillance of external sea borders (A7-0461/2013 - Carlos Coelho) </text:p>
          </table:table-cell>
          <table:table-cell office:value-type="string" calcext:value-type="string">
            <text:p>16-04-2014</text:p>
          </table:table-cell>
          <table:table-cell table:formula="of:=DATE(VALUE(MID([.C480]; 7; 4)); VALUE(MID([.C480]; 4; 2)); VALUE(MID([.C480]; 1; 2)))" office:value-type="date" office:date-value="2014-04-16" calcext:value-type="date">
            <text:p>04/16/14</text:p>
          </table:table-cell>
          <table:table-cell office:value-type="string" calcext:value-type="string">
            <text:p>  Dubravka Šuica <text:s/>(PPE). - <text:s text:c="2"/>Gospodine predsjedavajući, mene također interesira ovo pitanje jer posljednjih godina su zemlje članice Europske unije, a posebno Italija suočene s velikim brojem imigranata koji dolaze iz Sredozemlja. Najveći broj ilegalnih prijelaza međunarodnih granica se odvija morskim putem. Broj imigranata koji prelaze europske južne morske granice u stalnom je rastu tako da je njihov broj 2010. iznosio 10[nbsp ]000, 2011. porast od 70[nbsp ]000 ljudi, dok je 2012. brojka porasla za još 20[nbsp ]000 ljudi. Većina prelazaka odvija se posredstvom krijumčara, a slijedom izloženih podataka treba zaključiti kako je neophodno brzo djelovanje u svrhu širenja solidarnosti na razini Unije i pružanja potpore zemljama koje su suočene s ovim problemom. Podržavam stav izvjestitelja o potrebi poduzimanja mjera u svrhu zaštite temeljnih prava tražitelja azila. Vršenje nadzora na morskim granicama mora se vršiti na način da se njime ne ugrožavaju temeljna ljudska prava imigranata kao što su pravo na život i poštovanje načela zabrane protjerivanja.</text:p>
          </table:table-cell>
        </table:table-row>
        <table:table-row table:style-name="ro1">
          <table:table-cell office:value-type="string" calcext:value-type="string">
            <text:p>http://www.europarl.europa.eu/sides/getDoc.do?pubRef=-//EP//TEXT+CRE+20140416+ITEM-008-40+DOC+XML+V0//EN&amp;amp;language=EN&amp;amp;query=INTERV&amp;amp;detail=3-743-000</text:p>
          </table:table-cell>
          <table:table-cell office:value-type="string" calcext:value-type="string">
            <text:p><text:s/>Financial responsibility linked to investor-state dispute settlement tribunals established by international agreements to which the EU is party (A7-0124/2013 - Paweł Zalewski) </text:p>
          </table:table-cell>
          <table:table-cell office:value-type="string" calcext:value-type="string">
            <text:p>16-04-2014</text:p>
          </table:table-cell>
          <table:table-cell table:formula="of:=DATE(VALUE(MID([.C481]; 7; 4)); VALUE(MID([.C481]; 4; 2)); VALUE(MID([.C481]; 1; 2)))" office:value-type="date" office:date-value="2014-04-16" calcext:value-type="date">
            <text:p>04/16/14</text:p>
          </table:table-cell>
          <table:table-cell office:value-type="string" calcext:value-type="string">
            <text:p>  Dubravka Šuica <text:s/>(PPE), <text:s/>napisan. - Poznato je da je stupanjem na snagu Ugovora iz Lisabona Unija dobila isključivu nadležnost za sklapanje međunarodnih sporazuma o zaštiti ulaganja. Unija, kao i države članice, već je ugovorna strana u Ugovoru o energetskoj povelji koji predviđa zaštitu ulaganja. Budući sporazumi za zaštitu ulaganja koje sklapa Unija mogu uključivati mehanizam rješavanja sporova između ulagača i države koji omogućava ulagaču iz treće zemlje podnošenje tužbe protiv države u kojoj je ostvario ulaganje. Rješavanje sporova između ulagača i države može završiti arbitražnom odlukom o novčanoj naknadi. Nadalje, u takvim slučajevima neizbježno nastaju znatni troškovi upravljanja arbitražom kao i troškovi povezani s obranom slučaja. Iz proračuna Unije treba osigurati pokriće rashoda, rješavanje sporova između ulagača i države. Države članice snosit će financijsku odgovornost prema ovoj Uredbi, Unija treba biti u mogućnosti akumulirati doprinose predmetne države članice prije izvršenja odgovarajućih rashoda ili prvo izvršiti odgovarajuće rashode i zatim primiti povrat od predmetne države članice. Korištenje mehanizama i postupanja s proračunom treba biti omogućeno ovisno o tome što je ostvarivo u određenom trenutku, namjenskim prihodima proračuna Unije. Sredstva koja proizlaze iz ovih unutarnjih namjenskih prihoda ne bi trebala obuhvaćati samo odgovarajuće rashode, već bi trebala biti prikladna za dopunu drugih dijelova proračuna Unije koji su osigurali početna sredstva za izvršenje odgovarajućih rashoda.</text:p>
          </table:table-cell>
        </table:table-row>
        <table:table-row table:style-name="ro1">
          <table:table-cell office:value-type="string" calcext:value-type="string">
            <text:p>http://www.europarl.europa.eu/sides/getDoc.do?pubRef=-//EP//TEXT+CRE+20140416+ITEM-008-41+DOC+XML+V0//EN&amp;amp;language=EN&amp;amp;query=INTERV&amp;amp;detail=3-753-000</text:p>
          </table:table-cell>
          <table:table-cell office:value-type="string" calcext:value-type="string">
            <text:p><text:s/>Protection against dumped and subsidised imports from countries not members of the EU (A7-0053/2014 - Christofer Fjellner) </text:p>
          </table:table-cell>
          <table:table-cell office:value-type="string" calcext:value-type="string">
            <text:p>16-04-2014</text:p>
          </table:table-cell>
          <table:table-cell table:formula="of:=DATE(VALUE(MID([.C482]; 7; 4)); VALUE(MID([.C482]; 4; 2)); VALUE(MID([.C482]; 1; 2)))" office:value-type="date" office:date-value="2014-04-16" calcext:value-type="date">
            <text:p>04/16/14</text:p>
          </table:table-cell>
          <table:table-cell office:value-type="string" calcext:value-type="string">
            <text:p>  Dubravka Šuica <text:s/>(PPE), <text:s/>napisan. - Prihvaćam amandmane na prijedlog Uredbe o prijedlogu Uredbe Europskog parlamenta i Vijeća o izmjeni Uredbe Vijeća (EZ) br. 1225/2009 o zaštiti od dampinškog uvoza iz zemalja koje nisu članice Europske zajednice i Uredbe Vijeća (EZ) br. 597/2009 o zaštiti od subvencioniranog uvoza iz zemalja koje nisu članice Europske zajednice. Smatram kako određene odredbe moraju biti izmijenjene kako bi se poboljšala transparentnost i prediktabilnost i omogućile efektivne mjere borbe protiv odmazde trećih zemalja, poboljšala djelotvornost i provedba.</text:p>
          </table:table-cell>
        </table:table-row>
        <table:table-row table:style-name="ro1">
          <table:table-cell office:value-type="string" calcext:value-type="string">
            <text:p>http://www.europarl.europa.eu/sides/getDoc.do?pubRef=-//EP//TEXT+CRE+20140416+ITEM-008-42+DOC+XML+V0//EN&amp;amp;language=EN&amp;amp;query=INTERV&amp;amp;detail=3-765-000</text:p>
          </table:table-cell>
          <table:table-cell office:value-type="string" calcext:value-type="string">
            <text:p><text:s/>Statute and funding of European political parties and European political foundations (A7-0140/2013 - Marietta Giannakou) </text:p>
          </table:table-cell>
          <table:table-cell office:value-type="string" calcext:value-type="string">
            <text:p>16-04-2014</text:p>
          </table:table-cell>
          <table:table-cell table:formula="of:=DATE(VALUE(MID([.C483]; 7; 4)); VALUE(MID([.C483]; 4; 2)); VALUE(MID([.C483]; 1; 2)))" office:value-type="date" office:date-value="2014-04-16" calcext:value-type="date">
            <text:p>04/16/14</text:p>
          </table:table-cell>
          <table:table-cell office:value-type="string" calcext:value-type="string">
            <text:p>  Dubravka Šuica <text:s/>(PPE), <text:s/>napisan. - Prihvaćam izvješće o prijedlogu Uredbe Europskog parlamenta i Vijeća o statutu i financiranju europskih političkih stranaka i europskih političkih zaklada. Slažem se sa definicijom europske političke stranke po kojoj stranka mora biti zakonita, mora potpuno poštovati principe demokracije i ravnopravnosti spolova u svojem sastavu i pri stvaranju. Veća uključenost europskih političkih stranaka i zaklada pridonijet će boljem razumijevanju građana o vezama izmedu političkih procesa koji se odvijaju na nacionalnoj razini i onima na europskoj. Europske političke stranke i zaklade u srži svojih programa i načinu funkcioniranja moraju poštovati temelje i vrijednosti Europske unije, poštovanje ljudskog dostojanstva, slobode, demokracije, jednakosti, vladavine prava i ljudskih prava, uključujući prava pripadnika manjina.</text:p>
          </table:table-cell>
        </table:table-row>
        <table:table-row table:style-name="ro1">
          <table:table-cell office:value-type="string" calcext:value-type="string">
            <text:p>http://www.europarl.europa.eu/sides/getDoc.do?pubRef=-//EP//TEXT+CRE+20140416+ITEM-008-44+DOC+XML+V0//EN&amp;amp;language=EN&amp;amp;query=INTERV&amp;amp;detail=3-774-000</text:p>
          </table:table-cell>
          <table:table-cell office:value-type="string" calcext:value-type="string">
            <text:p><text:s/>Financial rules applicable to the general budget of the Union (A7-0108/2014 - Ingeborg Gräßle) </text:p>
          </table:table-cell>
          <table:table-cell office:value-type="string" calcext:value-type="string">
            <text:p>16-04-2014</text:p>
          </table:table-cell>
          <table:table-cell table:formula="of:=DATE(VALUE(MID([.C484]; 7; 4)); VALUE(MID([.C484]; 4; 2)); VALUE(MID([.C484]; 1; 2)))" office:value-type="date" office:date-value="2014-04-16" calcext:value-type="date">
            <text:p>04/16/14</text:p>
          </table:table-cell>
          <table:table-cell office:value-type="string" calcext:value-type="string">
            <text:p>  Dubravka Šuica <text:s/>(PPE), <text:s/>napisan. - Podržavam prijedlog Uredbe Europskog parlamenta i Vijeća o izmjeni Uredbe (EU, Euratom) br.966/2012 o financijskim pravilima koja se primjenjuju na opći proračun Unije kako bi se uključila pravila o prijenosu za pričuvu za pomoć u nuždi i za projekte koji se financiraju u okviru Instrumenata za povezivanje Europe. Izmjena Uredbe je potrebna kako bi se omogućilo da se odobrena sredstva koja su stavljena u pričuvu, a nisu iskorištena u tekućoj godini, prenesu u sljedeću godinu. </text:p>
          </table:table-cell>
        </table:table-row>
        <table:table-row table:style-name="ro1">
          <table:table-cell office:value-type="string" calcext:value-type="string">
            <text:p>http://www.europarl.europa.eu/sides/getDoc.do?pubRef=-//EP//TEXT+CRE+20140416+ITEM-008-45+DOC+XML+V0//EN&amp;amp;language=EN&amp;amp;query=INTERV&amp;amp;detail=3-785-000</text:p>
          </table:table-cell>
          <table:table-cell office:value-type="string" calcext:value-type="string">
            <text:p><text:s/>Carbon dioxide emissions from maritime transport (A7-0080/2014 - Theodoros Skylakakis) </text:p>
          </table:table-cell>
          <table:table-cell office:value-type="string" calcext:value-type="string">
            <text:p>16-04-2014</text:p>
          </table:table-cell>
          <table:table-cell table:formula="of:=DATE(VALUE(MID([.C485]; 7; 4)); VALUE(MID([.C485]; 4; 2)); VALUE(MID([.C485]; 1; 2)))" office:value-type="date" office:date-value="2014-04-16" calcext:value-type="date">
            <text:p>04/16/14</text:p>
          </table:table-cell>
          <table:table-cell office:value-type="string" calcext:value-type="string">
            <text:p>  Dubravka Šuica <text:s/>(PPE), <text:s/>napisan. - Istraživanja su pokazala da emisija iz međunarodne pomorske plovidbe ubrzano raste u posljednjih nekoliko godina. Zbog nedostatka regulacije predviđa se da će ako ovako ostane i dalje biti u porastu. Iako je uvedena energetska učinkovitost za brodove 2011., pokazalo se da to nije dovoljno. Uspostavljanje Europskog nadzora trebao bi biti glavni cilj ove uredbe, izvještavanja i verifikacije sustav za emisije CO2 iz brodova. Na ovaj način bi se smanjili i troškovi administracije. Za ovo su potrebne izmjene i dopune amandmana, Komisija treba poduzeti mjere i drugih aktivnosti koje dovode do emisije stakleničkih plinova i zagađivača zraka koje nisu obuhvaćene ovom Uredbom. S obzirom na opseg zemljopisnog područja i istovremenu potrebu za nadzorom emisija stakleničkih plinova izvan nadležnosti država članica te na uključivanje brodara registriranih diljem svijeta, Komisija bi trebala na primjeren način obavijestiti treće zemlje kako bi se osigurao najveći mogući stupanj međunarodnog prihvaćanja. Pomorsko tržište ima već s obzirom na visoke cijene goriva vrlo visok poticaj za povećanje energetske učinkovitosti i transportni rad u stvarnom životu. To je mnogo sofisticiraniji problem koji se ne može odrediti bez znanja o specifičnim tržišnim okolnostima koje diktiraju odluke vlasnika brodova i operatora.</text:p>
          </table:table-cell>
        </table:table-row>
        <table:table-row table:style-name="ro1">
          <table:table-cell office:value-type="string" calcext:value-type="string">
            <text:p>http://www.europarl.europa.eu/sides/getDoc.do?pubRef=-//EP//TEXT+CRE+20140416+ITEM-008-46+DOC+XML+V0//EN&amp;amp;language=EN&amp;amp;query=INTERV&amp;amp;detail=3-797-000</text:p>
          </table:table-cell>
          <table:table-cell office:value-type="string" calcext:value-type="string">
            <text:p><text:s/>Invasive alien species (A7-0088/2014 - Pavel Poc) </text:p>
          </table:table-cell>
          <table:table-cell office:value-type="string" calcext:value-type="string">
            <text:p>16-04-2014</text:p>
          </table:table-cell>
          <table:table-cell table:formula="of:=DATE(VALUE(MID([.C486]; 7; 4)); VALUE(MID([.C486]; 4; 2)); VALUE(MID([.C486]; 1; 2)))" office:value-type="date" office:date-value="2014-04-16" calcext:value-type="date">
            <text:p>04/16/14</text:p>
          </table:table-cell>
          <table:table-cell office:value-type="string" calcext:value-type="string">
            <text:p>  Dubravka Šuica <text:s/>(PPE), <text:s/>napisan. - Strane su vrste odmaknute izvan svog prirodnog područja preko ekoloških barijera zbog izravnog ili neizravnog ljudskog djelovanja. Neke od tih vrsta ne mogu se prilagoditi na novu sredinu i treba im pomoć. Invazivne vrste (u daljnjem tekstu MRS) su one za koje je utvrđeno da im nije osigurana bioraznolikosti ekosustava ili da će imati negativan utjecaj na okoliš, zdravlje ljudi i društveno-gospodarski razvoj. MRS uključuje životinje, biljke, gljive i mikroorganizme, i utjecaje na kontinentalne kopnene i vodene površine te more i otoke EU-a. Još 2009. godine, Europski parlament i Vijeće za okoliš podržali su strategije EU-a. MRS je bio jedan od 10 prioritetnih ciljeva iz Akcijskog plana biološke raznolikosti. Negativni utjecaj zahtijeva usklađenu akciju na razini Unije te će biti sastavljen od strane Europske komisije u suradnji s državama članicama. Države članice morat će poduzeti mjere kako bi se osigurale one vrste koje nisu uvedene i kojima se trguje. Takve vrste mogu uzrokovati štetu cijeloj Uniji ili samo u dijelovima Unije, ali ozbiljnost njihovog utjecaja umiruje se pozivom na pomoć drugih država članica Europske unije.</text:p>
          </table:table-cell>
        </table:table-row>
        <table:table-row table:style-name="ro1">
          <table:table-cell office:value-type="string" calcext:value-type="string">
            <text:p>http://www.europarl.europa.eu/sides/getDoc.do?pubRef=-//EP//TEXT+CRE+20140416+ITEM-008-47+DOC+XML+V0//EN&amp;amp;language=EN&amp;amp;query=INTERV&amp;amp;detail=3-806-000</text:p>
          </table:table-cell>
          <table:table-cell office:value-type="string" calcext:value-type="string">
            <text:p><text:s/>Technical implementation of the Kyoto Protocol to the UN Framework Convention on Climate Change (A7-0171/2014 - Vladimir Urutchev) </text:p>
          </table:table-cell>
          <table:table-cell office:value-type="string" calcext:value-type="string">
            <text:p>16-04-2014</text:p>
          </table:table-cell>
          <table:table-cell table:formula="of:=DATE(VALUE(MID([.C487]; 7; 4)); VALUE(MID([.C487]; 4; 2)); VALUE(MID([.C487]; 1; 2)))" office:value-type="date" office:date-value="2014-04-16" calcext:value-type="date">
            <text:p>04/16/14</text:p>
          </table:table-cell>
          <table:table-cell office:value-type="string" calcext:value-type="string">
            <text:p>  Dubravka Šuica <text:s/>(PPE), <text:s/>napisan. - Prihvaćam prijedlog o izmjeni Uredbe koji se odnosi na tehničku provedbu Protokola iz Kyota uz Okvirnu konvenciju Ujedinjenih naroda o promjeni klime. Doha-amandman Protokola iz Kyota uz Okvirnu konvenciju Ujedinjenih naroda o promjeni klime odredit će drugi obvezni period do 2020. kako bi se osigurala transparentnost učinkovitosti strana s njihovim obavezama. Europska unija, njezine države članice i Island moraju smanjiti svoje prosječne emisije stakleničkih plinova do 80% svojih godišnjih emisija. Usvajanje Doha-amandmana je među najvažnijim ciljevima koje Europska unija mora ostvariti, uz daljnje provođenje Protokola iz Kyota, kako bi se doprinijelo globalnim naporima u suočavanju s promjenom klime.</text:p>
          </table:table-cell>
        </table:table-row>
        <table:table-row table:style-name="ro1">
          <table:table-cell office:value-type="string" calcext:value-type="string">
            <text:p>http://www.europarl.europa.eu/sides/getDoc.do?pubRef=-//EP//TEXT+CRE+20140416+ITEM-008-49+DOC+XML+V0//EN&amp;amp;language=EN&amp;amp;query=INTERV&amp;amp;detail=3-821-000</text:p>
          </table:table-cell>
          <table:table-cell office:value-type="string" calcext:value-type="string">
            <text:p><text:s/>2012 discharge: European Parliament (A7-0246/2014 - Cătălin Sorin Ivan) </text:p>
          </table:table-cell>
          <table:table-cell office:value-type="string" calcext:value-type="string">
            <text:p>16-04-2014</text:p>
          </table:table-cell>
          <table:table-cell table:formula="of:=DATE(VALUE(MID([.C488]; 7; 4)); VALUE(MID([.C488]; 4; 2)); VALUE(MID([.C488]; 1; 2)))" office:value-type="date" office:date-value="2014-04-16" calcext:value-type="date">
            <text:p>04/16/14</text:p>
          </table:table-cell>
          <table:table-cell office:value-type="string" calcext:value-type="string">
            <text:p>  Dubravka Šuica <text:s/>(PPE). - <text:s text:c="2"/>Gospodine predsjedavajući, hvala vam lijepo, ovo je danas posljednje izvješće, morate znati da smo mi došli posljednji u ovaj Europski parlament pa moramo malo više govoriti. Cilj je ovog postupka davanja razrješnice Parlamentu da on ispuni svoju odgovornost prema građanima Unije i da postupa potpuno transparentno omogućujući građanima detaljan uvid u financijsko upravljanje. Budući da je ovaj postupak također prilika za samokritiku i poboljšanje na područjima na kojima se ona još mogu ostvariti u smislu kvalitete, učinkovitosti i djelotvornosti upravljanja financijama, slažem se s izvješćem u kojem se poziva uprava Parlamenta da razmotri povećanje uporabe dostupnih tehnologija poput telekonferencija i rada na daljinu kako bi se smanjili administrativni i putni troškovi. Nadziranje implementacije budžeta i davanje razrješnice za financijsku godinu 2012. ima za najvažniji cilj osigurati kako će se novac poreznih obveznika koristiti na najbolji način i istaknuti područja u kojima može doći do napretka.</text:p>
          </table:table-cell>
        </table:table-row>
        <table:table-row table:style-name="ro1">
          <table:table-cell office:value-type="string" calcext:value-type="string">
            <text:p>http://www.europarl.europa.eu/sides/getDoc.do?pubRef=-//EP//TEXT+CRE+20140416+ITEM-015-01+DOC+XML+V0//EN&amp;amp;language=EN&amp;amp;query=INTERV&amp;amp;detail=3-970-000</text:p>
          </table:table-cell>
          <table:table-cell office:value-type="string" calcext:value-type="string">
            <text:p><text:s/>European Parliament's right of inquiry (A7-0352/2011 - David Martin) </text:p>
          </table:table-cell>
          <table:table-cell office:value-type="string" calcext:value-type="string">
            <text:p>16-04-2014</text:p>
          </table:table-cell>
          <table:table-cell table:formula="of:=DATE(VALUE(MID([.C489]; 7; 4)); VALUE(MID([.C489]; 4; 2)); VALUE(MID([.C489]; 1; 2)))" office:value-type="date" office:date-value="2014-04-16" calcext:value-type="date">
            <text:p>04/16/14</text:p>
          </table:table-cell>
          <table:table-cell office:value-type="string" calcext:value-type="string">
            <text:p>  Dubravka Šuica <text:s/>(PPE), <text:s/>napisan. - Podržavam ovu uredbu koja treba predvidjeti mogućnost učinkovitih, razmjernih i odvraćajućih sankcija u točno određenim slučajevima. </text:p>
          </table:table-cell>
        </table:table-row>
        <table:table-row table:style-name="ro1">
          <table:table-cell office:value-type="string" calcext:value-type="string">
            <text:p>http://www.europarl.europa.eu/sides/getDoc.do?pubRef=-//EP//TEXT+CRE+20140416+ITEM-015-02+DOC+XML+V0//EN&amp;amp;language=EN&amp;amp;query=INTERV&amp;amp;detail=3-979-000</text:p>
          </table:table-cell>
          <table:table-cell office:value-type="string" calcext:value-type="string">
            <text:p><text:s/>Relations between the European Parliament and the national parliaments (A7-0255/2014 - Carlo Casini) </text:p>
          </table:table-cell>
          <table:table-cell office:value-type="string" calcext:value-type="string">
            <text:p>16-04-2014</text:p>
          </table:table-cell>
          <table:table-cell table:formula="of:=DATE(VALUE(MID([.C490]; 7; 4)); VALUE(MID([.C490]; 4; 2)); VALUE(MID([.C490]; 1; 2)))" office:value-type="date" office:date-value="2014-04-16" calcext:value-type="date">
            <text:p>04/16/14</text:p>
          </table:table-cell>
          <table:table-cell office:value-type="string" calcext:value-type="string">
            <text:p>  Dubravka Šuica <text:s/>(PPE), <text:s/>napisan. - Kako bi se stvorile jače veze između građana i Europe i kako bi se stavila pažnja na veću integraciju EU-a, potrebno je da europske institucije uključe nacionalne parlamente država članica kao dijelove "europskog parlamentarnog sustava" te zato podržavam izvješće uvaženog zastupnika Casinia. </text:p>
          </table:table-cell>
        </table:table-row>
        <table:table-row table:style-name="ro1">
          <table:table-cell office:value-type="string" calcext:value-type="string">
            <text:p>http://www.europarl.europa.eu/sides/getDoc.do?pubRef=-//EP//TEXT+CRE+20140416+ITEM-015-03+DOC+XML+V0//EN&amp;amp;language=EN&amp;amp;query=INTERV&amp;amp;detail=3-985-000</text:p>
          </table:table-cell>
          <table:table-cell office:value-type="string" calcext:value-type="string">
            <text:p><text:s/>Implementing measures for the system of own resources (A7-0269/2014 - Anne E. Jensen, Jean-Luc Dehaene) </text:p>
          </table:table-cell>
          <table:table-cell office:value-type="string" calcext:value-type="string">
            <text:p>16-04-2014</text:p>
          </table:table-cell>
          <table:table-cell table:formula="of:=DATE(VALUE(MID([.C491]; 7; 4)); VALUE(MID([.C491]; 4; 2)); VALUE(MID([.C491]; 1; 2)))" office:value-type="date" office:date-value="2014-04-16" calcext:value-type="date">
            <text:p>04/16/14</text:p>
          </table:table-cell>
          <table:table-cell office:value-type="string" calcext:value-type="string">
            <text:p>  Dubravka Šuica <text:s/>(PPE), <text:s/>napisan. - Prihvaćam preporuku o nacrtu Uredbe Vijeća o provedbenim mjerama za sustav vlastitih sredstava Europske unije. Provedbena uredba je dio globalnog paketa reformi sustava vlastitih sredstava koji sadrži odredbe o određivanju vlastitih sredstava, kontroli, nadgledanju i javljanju uvjeta za nacionalne autoritete. </text:p>
          </table:table-cell>
        </table:table-row>
        <table:table-row table:style-name="ro1">
          <table:table-cell office:value-type="string" calcext:value-type="string">
            <text:p>http://www.europarl.europa.eu/sides/getDoc.do?pubRef=-//EP//TEXT+CRE+20140416+ITEM-015-04+DOC+XML+V0//EN&amp;amp;language=EN&amp;amp;query=INTERV&amp;amp;detail=3-997-000</text:p>
          </table:table-cell>
          <table:table-cell office:value-type="string" calcext:value-type="string">
            <text:p><text:s/>System of own resources (A7-0271/2014 - Anne E. Jensen, Jean-Luc Dehaene) </text:p>
          </table:table-cell>
          <table:table-cell office:value-type="string" calcext:value-type="string">
            <text:p>16-04-2014</text:p>
          </table:table-cell>
          <table:table-cell table:formula="of:=DATE(VALUE(MID([.C492]; 7; 4)); VALUE(MID([.C492]; 4; 2)); VALUE(MID([.C492]; 1; 2)))" office:value-type="date" office:date-value="2014-04-16" calcext:value-type="date">
            <text:p>04/16/14</text:p>
          </table:table-cell>
          <table:table-cell office:value-type="string" calcext:value-type="string">
            <text:p>  Dubravka Šuica <text:s/>(PPE), <text:s/>napisan. - Unija sebi osigurava sredstva potrebna za postizanje svojih ciljeva i provođenje svojih politika ali je potreban rad po pitanju vlastith sredstava. U tu će se svrhu sazvati skupina na visokom nivou. Tri institucije imenovat će članove koji će raditi na rješavanju pitanja vlastitih sredstava. Trebala bi se oslanjati na odgovarajuće stručno znanje, uključujući stručnjake iz nacionalnih proračunskih i poreznih tijela te neovisne stručnjake Poznato je da je Europski parlament tražio da se proračun financira vlastitim sredstvima i isticao nedostatke sustava financiranja. Transparentnost, parlamentarni nadzor, pravednost, složenost i ograničenost ono su na čemu se mora raditi, da se ne bi događale posljedice i da se ne bi kršilo slovo i duh Ugovora. Europski parlament također smatra da se sadašnjim sustavom onemogućuje okupljanje dovoljne većine u Vijeću kako bi u godišnjim proračunima odredila dovoljna razina odobrenih sredstava za plaćanja kako bi se ispunile pravne i političke obveze EU-a. Europski parlament potiče na izmjene sustava vlastitih sredstava koji bi se trebao vratiti na sustav pravih, jasnih, jednostavnih i pravednih vlastitih sredstava. Također je vidljivo žaljenje Europskog parlamenta što Vijeće nije moglo postići nikakav napredak u reformiranju sustava vlastitih sredstava na temelju tih zakonodavnih prijedloga. Tako da je potrebno pokrenuti rješavanje nedostataka.</text:p>
          </table:table-cell>
        </table:table-row>
        <table:table-row table:style-name="ro1">
          <table:table-cell office:value-type="string" calcext:value-type="string">
            <text:p>http://www.europarl.europa.eu/sides/getDoc.do?pubRef=-//EP//TEXT+CRE+20140416+ITEM-015-05+DOC+XML+V0//EN&amp;amp;language=EN&amp;amp;query=INTERV&amp;amp;detail=3-100-421</text:p>
          </table:table-cell>
          <table:table-cell office:value-type="string" calcext:value-type="string">
            <text:p><text:s/>Traditional, VAT- and GNI based own resources and measures to meet cash requirements (A7-0268/2014 - Anne E. Jensen, Jean-Luc Dehaene) </text:p>
          </table:table-cell>
          <table:table-cell office:value-type="string" calcext:value-type="string">
            <text:p>16-04-2014</text:p>
          </table:table-cell>
          <table:table-cell table:formula="of:=DATE(VALUE(MID([.C493]; 7; 4)); VALUE(MID([.C493]; 4; 2)); VALUE(MID([.C493]; 1; 2)))" office:value-type="date" office:date-value="2014-04-16" calcext:value-type="date">
            <text:p>04/16/14</text:p>
          </table:table-cell>
          <table:table-cell office:value-type="string" calcext:value-type="string">
            <text:p>  Dubravka Šuica <text:s/>(PPE), <text:s/>napisan. - Prijedlog o nacrtu Uredbe Vijeća o metodama i postupku za stavljanje na raspolaganje tradicionalnih vlastitih sredstava te vlastitih sredstava temeljenih na PDV-u i BND-u te o mjerama za zadovoljavanje potreba za gotovinom dio je paketa reformi o sustavu vlastitih sredstava koji je Komisija predstavila 2011. godine, a koji sadrži odredbe o određivanju vlastitih sredstava, kontroli, nadgledanju i javljanju uvjeta za nacionalne autoritete. Podržavam izvješće o nacrtu Uredbe Vijeća o metodama i postupku za stavljanje na raspolaganje tradicionalnih vlastitih sredstava te vlastitih sredstava temeljenih na PDV-u i BND-u i o mjerama za zadovoljavanje potreba za gotovinom. Uzevši u obzir izvješće Odbora za pravna pitanja koji smatra da predmetni prijedlog ne sadrži nikakve suštinske izmjene osim onih koje su kao takve u prijedlogu utvrđene i da, kad je riječ o kodifikaciji nepromijenjenih odredbi prijašnjih akata s tim izmjenama, prijedlog sadrži čistu kodifikaciju postojećih tekstova bez suštinskih promjena, pa smatram da se ono treba podržati.</text:p>
          </table:table-cell>
        </table:table-row>
        <table:table-row table:style-name="ro1">
          <table:table-cell office:value-type="string" calcext:value-type="string">
            <text:p>http://www.europarl.europa.eu/sides/getDoc.do?pubRef=-//EP//TEXT+CRE+20140416+ITEM-015-06+DOC+XML+V0//EN&amp;amp;language=EN&amp;amp;query=INTERV&amp;amp;detail=3-100-961</text:p>
          </table:table-cell>
          <table:table-cell office:value-type="string" calcext:value-type="string">
            <text:p><text:s/>Implementing measures for the system of own resources (A7-0270/2014 - Anne E. Jensen, Jean-Luc Dehaene) </text:p>
          </table:table-cell>
          <table:table-cell office:value-type="string" calcext:value-type="string">
            <text:p>16-04-2014</text:p>
          </table:table-cell>
          <table:table-cell table:formula="of:=DATE(VALUE(MID([.C494]; 7; 4)); VALUE(MID([.C494]; 4; 2)); VALUE(MID([.C494]; 1; 2)))" office:value-type="date" office:date-value="2014-04-16" calcext:value-type="date">
            <text:p>04/16/14</text:p>
          </table:table-cell>
          <table:table-cell office:value-type="string" calcext:value-type="string">
            <text:p>  Dubravka Šuica <text:s/>(PPE), <text:s/>napisan. - Prihvaćam ovo izvješće o provedbenim mjerama za sustav vlastitih sredstava Europske unije i slažem se s izvjestiteljem da Vijeće nije bilo u mogućnosti učiniti nikakav napredak u reformiranju sustava vlastitih sredstava na temelju zakonodavnih prijedloga koje je iznijela Komisija. </text:p>
          </table:table-cell>
        </table:table-row>
        <table:table-row table:style-name="ro1">
          <table:table-cell office:value-type="string" calcext:value-type="string">
            <text:p>http://www.europarl.europa.eu/sides/getDoc.do?pubRef=-//EP//TEXT+CRE+20140416+ITEM-015-07+DOC+XML+V0//EN&amp;amp;language=EN&amp;amp;query=INTERV&amp;amp;detail=3-101-831</text:p>
          </table:table-cell>
          <table:table-cell office:value-type="string" calcext:value-type="string">
            <text:p><text:s/>Enhanced cooperation between Public employment services (A7-0072/2014 - Frédéric Daerden) </text:p>
          </table:table-cell>
          <table:table-cell office:value-type="string" calcext:value-type="string">
            <text:p>16-04-2014</text:p>
          </table:table-cell>
          <table:table-cell table:formula="of:=DATE(VALUE(MID([.C495]; 7; 4)); VALUE(MID([.C495]; 4; 2)); VALUE(MID([.C495]; 1; 2)))" office:value-type="date" office:date-value="2014-04-16" calcext:value-type="date">
            <text:p>04/16/14</text:p>
          </table:table-cell>
          <table:table-cell office:value-type="string" calcext:value-type="string">
            <text:p>  Dubravka Šuica <text:s/>(PPE), <text:s/>napisan. - Podržavam ovaj prijedlog koji je namijenjen jačanju suradnje između javnih službi za zapošljavanje. Usluge koje će javne službe za zapošljavanje dostavljati poslodavcima i zaposlenicima su informacije o tržištu rada, pomoć u traženju posla, savjeti i profesionalna orijentacija, plasman i pomoć u radu kao i geografska mobilnost. </text:p>
          </table:table-cell>
        </table:table-row>
        <table:table-row table:style-name="ro1">
          <table:table-cell office:value-type="string" calcext:value-type="string">
            <text:p>http://www.europarl.europa.eu/sides/getDoc.do?pubRef=-//EP//TEXT+CRE+20140416+ITEM-015-08+DOC+XML+V0//EN&amp;amp;language=EN&amp;amp;query=INTERV&amp;amp;detail=3-103-061</text:p>
          </table:table-cell>
          <table:table-cell office:value-type="string" calcext:value-type="string">
            <text:p><text:s/>European Union Solidarity Fund (A7-0078/2014 - Rosa Estaràs Ferragut) </text:p>
          </table:table-cell>
          <table:table-cell office:value-type="string" calcext:value-type="string">
            <text:p>16-04-2014</text:p>
          </table:table-cell>
          <table:table-cell table:formula="of:=DATE(VALUE(MID([.C496]; 7; 4)); VALUE(MID([.C496]; 4; 2)); VALUE(MID([.C496]; 1; 2)))" office:value-type="date" office:date-value="2014-04-16" calcext:value-type="date">
            <text:p>04/16/14</text:p>
          </table:table-cell>
          <table:table-cell office:value-type="string" calcext:value-type="string">
            <text:p>  Dubravka Šuica <text:s/>(PPE), <text:s/>napisan. - Kao posljedica klimatskih promjena, u Uniji se u posljednih nekoliko godina povećao broj i učestalost prirodnih katastrofa. Ova uredba razjašnjava opseg Fonda solidarnosti i predlaže da se u njegov doseg uključe i prirodne katastrofe koje se razvijaju tijekom dužeg vremena, poput suša. Sve dijelove Europe pogodile su početkom godine katastrofalne prirodne nepogode te je pomoć Fonda solidarnosti dobila na još većem značaju. </text:p>
          </table:table-cell>
        </table:table-row>
        <table:table-row table:style-name="ro1">
          <table:table-cell office:value-type="string" calcext:value-type="string">
            <text:p>http://www.europarl.europa.eu/sides/getDoc.do?pubRef=-//EP//TEXT+CRE+20140416+ITEM-015-09+DOC+XML+V0//EN&amp;amp;language=EN&amp;amp;query=INTERV&amp;amp;detail=3-103-691</text:p>
          </table:table-cell>
          <table:table-cell office:value-type="string" calcext:value-type="string">
            <text:p><text:s/>Capital increase of the European Investment Fund (A7-0156/2014 - Eider Gardiazábal Rubial) </text:p>
          </table:table-cell>
          <table:table-cell office:value-type="string" calcext:value-type="string">
            <text:p>16-04-2014</text:p>
          </table:table-cell>
          <table:table-cell table:formula="of:=DATE(VALUE(MID([.C497]; 7; 4)); VALUE(MID([.C497]; 4; 2)); VALUE(MID([.C497]; 1; 2)))" office:value-type="date" office:date-value="2014-04-16" calcext:value-type="date">
            <text:p>04/16/14</text:p>
          </table:table-cell>
          <table:table-cell office:value-type="string" calcext:value-type="string">
            <text:p>  Dubravka Šuica <text:s/>(PPE), <text:s/>napisan. - Podržavam prijedlog odluke Europskog parlamenta i Vijeća o sudjelovanju Europske unije u povećanju kapitala Europskog investicijskog fonda kako bi se mogle usvojiti mjere koje su potrebne na razini Unije za poticanje rasta i zapošljavanja, ojačavanje financiranja gospodarstva te povećanje konkurentnosti Europe. </text:p>
          </table:table-cell>
        </table:table-row>
        <table:table-row table:style-name="ro1">
          <table:table-cell office:value-type="string" calcext:value-type="string">
            <text:p>http://www.europarl.europa.eu/sides/getDoc.do?pubRef=-//EP//TEXT+CRE+20140416+ITEM-015-10+DOC+XML+V0//EN&amp;amp;language=EN&amp;amp;query=INTERV&amp;amp;detail=3-104-201</text:p>
          </table:table-cell>
          <table:table-cell office:value-type="string" calcext:value-type="string">
            <text:p><text:s/>European Medicines Agency (conduct of pharmacovigilance activities in respect of medicinal products for human use) (A7-0476/2013 - Linda McAvan) </text:p>
          </table:table-cell>
          <table:table-cell office:value-type="string" calcext:value-type="string">
            <text:p>16-04-2014</text:p>
          </table:table-cell>
          <table:table-cell table:formula="of:=DATE(VALUE(MID([.C498]; 7; 4)); VALUE(MID([.C498]; 4; 2)); VALUE(MID([.C498]; 1; 2)))" office:value-type="date" office:date-value="2014-04-16" calcext:value-type="date">
            <text:p>04/16/14</text:p>
          </table:table-cell>
          <table:table-cell office:value-type="string" calcext:value-type="string">
            <text:p>  Dubravka Šuica <text:s/>(PPE), <text:s/>napisan. - Glavni zadatak Agencije jest zaštita i unapređenje zdravlja ljudi i životinja nadzorom nad lijekovima koji se koriste u medicinske i veterinarske svrhe. Ustrojena je kao mreža koja uz pomoć znanstvenih ustanova EU-a i država članica EFTA-e osigurava najvišu razinu kontrole lijekova u Europi. Blisko surađuje s partnerima u svijetu i pridonosi globalnoj harmonizaciji u području kontrole lijekova. </text:p>
          </table:table-cell>
        </table:table-row>
        <table:table-row table:style-name="ro1">
          <table:table-cell office:value-type="string" calcext:value-type="string">
            <text:p>http://www.europarl.europa.eu/sides/getDoc.do?pubRef=-//EP//TEXT+CRE+20140416+ITEM-015-15+DOC+XML+V0//EN&amp;amp;language=EN&amp;amp;query=INTERV&amp;amp;detail=3-108-581</text:p>
          </table:table-cell>
          <table:table-cell office:value-type="string" calcext:value-type="string">
            <text:p><text:s/>European Maritime and Fisheries Fund (A7-0282/2013 - Alain Cadec) </text:p>
          </table:table-cell>
          <table:table-cell office:value-type="string" calcext:value-type="string">
            <text:p>16-04-2014</text:p>
          </table:table-cell>
          <table:table-cell table:formula="of:=DATE(VALUE(MID([.C499]; 7; 4)); VALUE(MID([.C499]; 4; 2)); VALUE(MID([.C499]; 1; 2)))" office:value-type="date" office:date-value="2014-04-16" calcext:value-type="date">
            <text:p>04/16/14</text:p>
          </table:table-cell>
          <table:table-cell office:value-type="string" calcext:value-type="string">
            <text:p>  Dubravka Šuica <text:s/>(PPE), <text:s/>napisan. - Prihvaćam izmijenjeni prijedlog Uredbe Europskog parlamenta i Vijeća o Europskom fondu za pomorstvo i ribarstvo kojim se stavljaju izvan snage Uredba Vijeća (EZ) br.1198/2006 i Uredba Vijeća (EZ) br.861/2006 te Uredba Vijeća br.XXX/2011 o integriranoj pomorskoj politici. </text:p>
          </table:table-cell>
        </table:table-row>
        <table:table-row table:style-name="ro1">
          <table:table-cell office:value-type="string" calcext:value-type="string">
            <text:p>http://www.europarl.europa.eu/sides/getDoc.do?pubRef=-//EP//TEXT+CRE+20140416+ITEM-015-16+DOC+XML+V0//EN&amp;amp;language=EN&amp;amp;query=INTERV&amp;amp;detail=3-109-391</text:p>
          </table:table-cell>
          <table:table-cell office:value-type="string" calcext:value-type="string">
            <text:p><text:s/>European Police College (A7-0146/2014 - Kinga Gál) </text:p>
          </table:table-cell>
          <table:table-cell office:value-type="string" calcext:value-type="string">
            <text:p>16-04-2014</text:p>
          </table:table-cell>
          <table:table-cell table:formula="of:=DATE(VALUE(MID([.C500]; 7; 4)); VALUE(MID([.C500]; 4; 2)); VALUE(MID([.C500]; 1; 2)))" office:value-type="date" office:date-value="2014-04-16" calcext:value-type="date">
            <text:p>04/16/14</text:p>
          </table:table-cell>
          <table:table-cell office:value-type="string" calcext:value-type="string">
            <text:p>  Dubravka Šuica <text:s/>(PPE), <text:s/>napisan. - Uzevši u obzir činjenicu da je Velika Britanija odlučila da više ne želi imati sjedište CEPOL-a u svojem gradu, smatram da treba što prije riješiti pitanje buduće lokacije CEPOL-a kako bi ono moglo i dalje pravilno funkcionirati. Zbog neizvjesnosti oko lokacije, postao je pravi izazov u CEPOL-u privući i zadržati motivirano osoblje. </text:p>
          </table:table-cell>
        </table:table-row>
        <table:table-row table:style-name="ro1">
          <table:table-cell office:value-type="string" calcext:value-type="string">
            <text:p>http://www.europarl.europa.eu/sides/getDoc.do?pubRef=-//EP//TEXT+CRE+20140417+ITEM-010-05+DOC+XML+V0//EN&amp;amp;language=EN&amp;amp;query=INTERV&amp;amp;detail=4-161-500</text:p>
          </table:table-cell>
          <table:table-cell office:value-type="string" calcext:value-type="string">
            <text:p><text:s/>Maritime spatial planning and integrated coastal management (A7-0379/2013 - Gesine Meissner) </text:p>
          </table:table-cell>
          <table:table-cell office:value-type="string" calcext:value-type="string">
            <text:p>17-04-2014</text:p>
          </table:table-cell>
          <table:table-cell table:formula="of:=DATE(VALUE(MID([.C501]; 7; 4)); VALUE(MID([.C501]; 4; 2)); VALUE(MID([.C501]; 1; 2)))" office:value-type="date" office:date-value="2014-04-17" calcext:value-type="date">
            <text:p>04/17/14</text:p>
          </table:table-cell>
          <table:table-cell office:value-type="string" calcext:value-type="string">
            <text:p>  Dubravka Šuica (PPE), <text:s/>napisan. - Direktiva Europskog parlamenta i Vijeća o uspostavi okvira za pomorsko prostorno planiranje i integrirano upravljanje obalnim područjem osigurat će vise fleksibilnosti državama članicama da odaberu kako će implementirati ICM te će države moći same odlučiti da li će slijediti integrirani pristup u pomorsko prostornom planiranju i upravljanju obalnim područjem ili će te strategije napraviti odvojeno. </text:p>
          </table:table-cell>
        </table:table-row>
        <table:table-row table:style-name="ro1">
          <table:table-cell office:value-type="string" calcext:value-type="string">
            <text:p>http://www.europarl.europa.eu/doceo/document/CRE-8-2014-07-02-INT-3-083-000_HR.html</text:p>
          </table:table-cell>
          <table:table-cell office:value-type="string" calcext:value-type="string">
            <text:p><text:s/>Review of the Greek Presidency (debate) HR </text:p>
          </table:table-cell>
          <table:table-cell office:value-type="string" calcext:value-type="string">
            <text:p>02-07-2014</text:p>
          </table:table-cell>
          <table:table-cell table:formula="of:=DATE(VALUE(MID([.C502]; 7; 4)); VALUE(MID([.C502]; 4; 2)); VALUE(MID([.C502]; 1; 2)))" office:value-type="date" office:date-value="2014-07-02" calcext:value-type="date">
            <text:p>07/02/14</text:p>
          </table:table-cell>
          <table:table-cell office:value-type="string" calcext:value-type="string">
            <text:p>  Dubravka Šuica (PPE). - <text:s text:c="2"/>Gospodine predsjedniče, vidim kako se ovdje uglavnom javljaju s grčkog jezičnog područja kolege i raspravljaju o internim grčkim problemima. Ja želim zahvaliti gospodinu Samarasu i grčkom predsjedništvu na naporima, koje je usprkos internim problemima koje Grčka ima trenutno uspijevalo se baviti sa općim europskim problemima i sa svim onim vrijednostima za koje se svi zajedno zalažemo. Zato zahvaljujem gospodine Samaras. </text:p>
          </table:table-cell>
        </table:table-row>
        <table:table-row table:style-name="ro1">
          <table:table-cell office:value-type="string" calcext:value-type="string">
            <text:p>http://www.europarl.europa.eu/doceo/document/CRE-8-2014-07-15-INT-2-272-000_HR.html</text:p>
          </table:table-cell>
          <table:table-cell office:value-type="string" calcext:value-type="string">
            <text:p><text:s/>Withdrawal of the maternity leave directive (debate) HR </text:p>
          </table:table-cell>
          <table:table-cell office:value-type="string" calcext:value-type="string">
            <text:p>15-07-2014</text:p>
          </table:table-cell>
          <table:table-cell table:formula="of:=DATE(VALUE(MID([.C503]; 7; 4)); VALUE(MID([.C503]; 4; 2)); VALUE(MID([.C503]; 1; 2)))" office:value-type="date" office:date-value="2014-07-15" calcext:value-type="date">
            <text:p>07/15/14</text:p>
          </table:table-cell>
          <table:table-cell office:value-type="string" calcext:value-type="string">
            <text:p>  Dubravka Šuica (PPE). - <text:s text:c="2"/>Gospođo predsjednice, shvatila sam povlačenje ove direktive kao početak novog razgovora te temelj za novu direktivu. Dakle, podržavam povlačenje direktive jer ona očito nakon 5 godina nije polučila efekt. 5 godina je bio dovoljan period da se dođe do nekog zajedničkog rješenja. Budući da do toga nije došlo mislim da je na nama odgovoriti što je to supsidijarnost, i kad spominjete g. Junckera, da vam odgovorim, rekao je da će dati što veću snagu nacionalnim parlamentima i da će se baviti velikim projektima.</text:p>
          </table:table-cell>
        </table:table-row>
        <table:table-row table:style-name="ro1">
          <table:table-cell office:value-type="string" calcext:value-type="string">
            <text:p>http://www.europarl.europa.eu/doceo/document/CRE-8-2014-07-16-INT-3-150-000_HR.html</text:p>
          </table:table-cell>
          <table:table-cell office:value-type="string" calcext:value-type="string">
            <text:p><text:s/>Youth employment (debate) HR </text:p>
          </table:table-cell>
          <table:table-cell office:value-type="string" calcext:value-type="string">
            <text:p>16-07-2014</text:p>
          </table:table-cell>
          <table:table-cell table:formula="of:=DATE(VALUE(MID([.C504]; 7; 4)); VALUE(MID([.C504]; 4; 2)); VALUE(MID([.C504]; 1; 2)))" office:value-type="date" office:date-value="2014-07-16" calcext:value-type="date">
            <text:p>07/16/14</text:p>
          </table:table-cell>
          <table:table-cell office:value-type="string" calcext:value-type="string">
            <text:p>  Dubravka Šuica (PPE), <text:s text:c="2"/>napisan. – Svjesni smo dramatičnog povećanja nezaposlenosti mladih te me stoga posebno veseli činjenica da je ova tema zauzela mjesto na početku zasjedanja novog saziva EP-a, također je za svaku pohvalu što je novoizabrani predsjednik komisije Juncker naveo rješavanje problema nezaposlenosti mladih kao jedan od prioriteta. </text:p>
          </table:table-cell>
        </table:table-row>
        <table:table-row table:style-name="ro1">
          <table:table-cell office:value-type="string" calcext:value-type="string">
            <text:p>http://www.europarl.europa.eu/doceo/document/CRE-8-2014-07-16-INT-3-185-000_HR.html</text:p>
          </table:table-cell>
          <table:table-cell office:value-type="string" calcext:value-type="string">
            <text:p><text:s/>Adoption by Lithuania of the euro on 1 January 2015 (A8-0001/2014 - Werner Langen) HR </text:p>
          </table:table-cell>
          <table:table-cell office:value-type="string" calcext:value-type="string">
            <text:p>16-07-2014</text:p>
          </table:table-cell>
          <table:table-cell table:formula="of:=DATE(VALUE(MID([.C505]; 7; 4)); VALUE(MID([.C505]; 4; 2)); VALUE(MID([.C505]; 1; 2)))" office:value-type="date" office:date-value="2014-07-16" calcext:value-type="date">
            <text:p>07/16/14</text:p>
          </table:table-cell>
          <table:table-cell office:value-type="string" calcext:value-type="string">
            <text:p>  Dubravka Šuica (PPE), <text:s text:c="2"/>napisan. - Pozdravljam napore koje su litavske vlasti ostvarile u proteklom razdoblju budući da se Litva istaknula kao ozbiljna država kada je u pitanju provođenje reformi. To potvrđuje činjenica da od osam zemalja EU-a, koliko ih je procjenjivala Europska komisija, među kojima je i Hrvatska, jedino Litva ispunjava postavljene kriterije konvergencije za uvođenjem eura. </text:p>
          </table:table-cell>
        </table:table-row>
        <table:table-row table:style-name="ro1">
          <table:table-cell office:value-type="string" calcext:value-type="string">
            <text:p>http://www.europarl.europa.eu/doceo/document/CRE-8-2014-07-17-INT-4-148-000_HR.html</text:p>
          </table:table-cell>
          <table:table-cell office:value-type="string" calcext:value-type="string">
            <text:p><text:s/>Situation in Ukraine (RCB8-0025/2014, B8-0025/2014, B8-0026/2014, B8-0028/2014, B8-0029/2014, B8-0054/2014, B8-0056/2014, B8-0057/2014) HR </text:p>
          </table:table-cell>
          <table:table-cell office:value-type="string" calcext:value-type="string">
            <text:p>17-07-2014</text:p>
          </table:table-cell>
          <table:table-cell table:formula="of:=DATE(VALUE(MID([.C506]; 7; 4)); VALUE(MID([.C506]; 4; 2)); VALUE(MID([.C506]; 1; 2)))" office:value-type="date" office:date-value="2014-07-17" calcext:value-type="date">
            <text:p>07/17/14</text:p>
          </table:table-cell>
          <table:table-cell office:value-type="string" calcext:value-type="string">
            <text:p>  Dubravka Šuica (PPE), <text:s text:c="2"/>napisan. - Najvažnije je spomenuti potpisivanje sporazuma o pridruživanju s Ukrajinom koji bi trebao biti prekretnica u političkom životu. Potrebno je europski novac od 11 milijardi eura upotrijebiti za stabilizaciju države te provođenje reformi. </text:p>
          </table:table-cell>
        </table:table-row>
        <table:table-row table:style-name="ro1">
          <table:table-cell office:value-type="string" calcext:value-type="string">
            <text:p>http://www.europarl.europa.eu/doceo/document/CRE-8-2014-09-15-INT-1-043-000_HR.html</text:p>
          </table:table-cell>
          <table:table-cell office:value-type="string" calcext:value-type="string">
            <text:p><text:s/>Impact on European agriculture of the trade ban on agricultural products and foodstuffs from the EU, imposed by the Russian Federation (debate) HR </text:p>
          </table:table-cell>
          <table:table-cell office:value-type="string" calcext:value-type="string">
            <text:p>15-09-2014</text:p>
          </table:table-cell>
          <table:table-cell table:formula="of:=DATE(VALUE(MID([.C507]; 7; 4)); VALUE(MID([.C507]; 4; 2)); VALUE(MID([.C507]; 1; 2)))" office:value-type="date" office:date-value="2014-09-15" calcext:value-type="date">
            <text:p>09/15/14</text:p>
          </table:table-cell>
          <table:table-cell office:value-type="string" calcext:value-type="string">
            <text:p>  Dubravka Šuica (PPE), <text:s text:c="2"/>pitanje koje je podizanjem plave kartice postavio. – Gospodine Jakovčiću, pomno sam slušala vaše izlaganje. Zanima me, mislite li vi osobno i vjerujete li da ove gospodarske sankcije mogu utjecati na imperijalističku politiku Rusije i jesu li poljoprivrednici ti i baš jedini koji prvi moraju osjetiti sankcije, a ovdje posebice mislim na poljoprivrednike iz Hrvatske.</text:p>
          </table:table-cell>
        </table:table-row>
        <table:table-row table:style-name="ro1">
          <table:table-cell office:value-type="string" calcext:value-type="string">
            <text:p>http://www.europarl.europa.eu/doceo/document/CRE-8-2014-09-15-INT-1-128-000_HR.html</text:p>
          </table:table-cell>
          <table:table-cell office:value-type="string" calcext:value-type="string">
            <text:p><text:s/>Trade with Euromed countries (debate) HR </text:p>
          </table:table-cell>
          <table:table-cell office:value-type="string" calcext:value-type="string">
            <text:p>15-09-2014</text:p>
          </table:table-cell>
          <table:table-cell table:formula="of:=DATE(VALUE(MID([.C508]; 7; 4)); VALUE(MID([.C508]; 4; 2)); VALUE(MID([.C508]; 1; 2)))" office:value-type="date" office:date-value="2014-09-15" calcext:value-type="date">
            <text:p>09/15/14</text:p>
          </table:table-cell>
          <table:table-cell office:value-type="string" calcext:value-type="string">
            <text:p>  Dubravka Šuica (PPE). - <text:s text:c="2"/>Gospođo predsjednice, kad već govorimo o pravima žena, mislim da su u tzv. arapskom proljeću žene odigrale vrlo važnu ulogu, ali nažalost kasnije to nije pošlo pravcem kojim je trebalo. U svakom slučaju zalažem se za ovaj sporazum - treba stvoriti područje mirnog susjedstva, jer to je okvir za riješavanje sukoba. Moramo pomoći zemljama u tranziciji te smatram da gospodarstvo treba biti u službi politike. Jačanje suradnje je prioritet, a temelj svega ovoga bio je Barcelonski proces 1995. godine. </text:p>
          </table:table-cell>
        </table:table-row>
        <table:table-row table:style-name="ro1">
          <table:table-cell office:value-type="string" calcext:value-type="string">
            <text:p>http://www.europarl.europa.eu/doceo/document/CRE-8-2014-09-16-INT-2-162-000_HR.html</text:p>
          </table:table-cell>
          <table:table-cell office:value-type="string" calcext:value-type="string">
            <text:p><text:s/>EU-Ukraine association agreement, with the exception of the treatment of third country nationals legally employed as workers in the territory of the other party (A8-0002/2014 - Jacek Saryusz-Wolski) HR </text:p>
          </table:table-cell>
          <table:table-cell office:value-type="string" calcext:value-type="string">
            <text:p>16-09-2014</text:p>
          </table:table-cell>
          <table:table-cell table:formula="of:=DATE(VALUE(MID([.C509]; 7; 4)); VALUE(MID([.C509]; 4; 2)); VALUE(MID([.C509]; 1; 2)))" office:value-type="date" office:date-value="2014-09-16" calcext:value-type="date">
            <text:p>09/16/14</text:p>
          </table:table-cell>
          <table:table-cell office:value-type="string" calcext:value-type="string">
            <text:p>  Dubravka Šuica (PPE), <text:s text:c="2"/>napisan. - Podržavam rezoluciju Europskog parlamenta o sklapanju Sporazuma o pridruživanju između Europske Unije i Ukrajine i smatram to kao ispravan i nužan korak za pomoć Ukrajini u trenutačnoj teškoj situaciji. Sporazum o pridruživanju dolazi kao nastavak sve boljih odnosa EU-a i Ukrajine te zamijenjuje Sporazum o partnerstvu i suradnji, koji je dosad bio na snazi. Rezolucijom se jasno podržava europski put Ukrajine i njezino približavanje unutarnjem tržištu EU-a. Rezolucijom se šalje snažan signal podrške teritorijalne cjelovitosti Ukrajine i njezinoj sve većoj ulozi u sigurnosti čitave Europe. Ukrajina je dosadašnjim djelovanjima pokazala volju za približavanjem suvremenoj Europi, a zadaća svih nas je omogućiti joj što lakšu i uspješniju tranziciju u moderno europsko društvo, kakvo zaslužuje. Ova rezolucija je korak u tome smjeru. Sporazumom o pridruživanju predviđene su brojne mjere kojima će se osnažiti ljudska prava i demokratska načela. Teška trenutačna situacija Ukrajine nam je dobro poznata iz bliske hrvatske prošlosti, kada nam je sva vanjska pomoć bila dobrodošla, stoga je neophodno pružiti pomoć na najbolji mogući način. Šaljemo poruku odgovornosti, trgovinski dio sporazuma bi trebao stupiti što prije na snagu, a u potpunosti podržavam mirovni plan predsjednika Porošenka.</text:p>
          </table:table-cell>
        </table:table-row>
        <table:table-row table:style-name="ro1">
          <table:table-cell office:value-type="string" calcext:value-type="string">
            <text:p>http://www.europarl.europa.eu/doceo/document/CRE-8-2014-09-16-INT-2-196-000_HR.html</text:p>
          </table:table-cell>
          <table:table-cell office:value-type="string" calcext:value-type="string">
            <text:p><text:s/>EU-Ukraine association agreement, as regards the treatment of third country nationals legally employed as workers in the territory of the other party (A8-0009/2014 - Claude Moraes) HR </text:p>
          </table:table-cell>
          <table:table-cell office:value-type="string" calcext:value-type="string">
            <text:p>16-09-2014</text:p>
          </table:table-cell>
          <table:table-cell table:formula="of:=DATE(VALUE(MID([.C510]; 7; 4)); VALUE(MID([.C510]; 4; 2)); VALUE(MID([.C510]; 1; 2)))" office:value-type="date" office:date-value="2014-09-16" calcext:value-type="date">
            <text:p>09/16/14</text:p>
          </table:table-cell>
          <table:table-cell office:value-type="string" calcext:value-type="string">
            <text:p>  Dubravka Šuica (PPE), <text:s text:c="2"/>napisan. - S obzirom na to da je odluka o pridruživanju između Europske unije i Ukrajine podijeljena na dvije važne odluke, od kojih se prva kao ugovor o pristupanju, bez odredbi o državljanima trećih zemalja zakonito zaposlenih na području druge strane, ova Odluka, koja se donosi paralelno s prvom, se odnosi upravo na postupke prema državljanima trećih zemalja zakonito zaposlenih na području druge strane, odnosno Ukrajine. S obzirom na to da je ova Rezolucija još jedan korak prema jačanju odnosa između dvije strane i nužan potez ka približavanju i pristupanju Ukrajine Europskoj Uniji, rezolucija je veoma važan dokument kojim Europski parlament pruža podršku svim građanima Ukrajine u njihovoj borbi za slobodu i samostalnost, kao ravnopravnim članovim europskog društva. Sporazum uređuju prava i građanske slobode kao i pitanja odnosa prema građanima trećih zemalja te im se omogućuje normalno djelovanje unutar Sporazuma o pridruživanju. Ta pitanja su predmet odbora za građanske slobode, pravosuđe i unutarnje poslove (LIBE) koji također izražava snažnu potporu Ukrajini u procesu približavanja i pridruživanja EU, koji također podržavam.</text:p>
          </table:table-cell>
        </table:table-row>
        <table:table-row table:style-name="ro1">
          <table:table-cell office:value-type="string" calcext:value-type="string">
            <text:p>http://www.europarl.europa.eu/doceo/document/CRE-8-2014-09-16-INT-2-330-000_HR.html</text:p>
          </table:table-cell>
          <table:table-cell office:value-type="string" calcext:value-type="string">
            <text:p><text:s/>Digital single market (debate) HR </text:p>
          </table:table-cell>
          <table:table-cell office:value-type="string" calcext:value-type="string">
            <text:p>16-09-2014</text:p>
          </table:table-cell>
          <table:table-cell table:formula="of:=DATE(VALUE(MID([.C511]; 7; 4)); VALUE(MID([.C511]; 4; 2)); VALUE(MID([.C511]; 1; 2)))" office:value-type="date" office:date-value="2014-09-16" calcext:value-type="date">
            <text:p>09/16/14</text:p>
          </table:table-cell>
          <table:table-cell office:value-type="string" calcext:value-type="string">
            <text:p>  Dubravka Šuica (PPE). - <text:s text:c="2"/>Gospodine predsjedniče, možemo postaviti pitanje na kraju ove rasprave, budući da sam zadnja. Što je to digitalno gospodarstvo i što je to digitalno tržište? </text:p>
          </table:table-cell>
        </table:table-row>
        <table:table-row table:style-name="ro1">
          <table:table-cell office:value-type="string" calcext:value-type="string">
            <text:p>http://www.europarl.europa.eu/doceo/document/CRE-8-2014-09-16-INT-2-373-000_HR.html</text:p>
          </table:table-cell>
          <table:table-cell office:value-type="string" calcext:value-type="string">
            <text:p><text:s/>UN Climate Summit 2014 (23 September 2014 – New York) (debate) HR </text:p>
          </table:table-cell>
          <table:table-cell office:value-type="string" calcext:value-type="string">
            <text:p>16-09-2014</text:p>
          </table:table-cell>
          <table:table-cell table:formula="of:=DATE(VALUE(MID([.C512]; 7; 4)); VALUE(MID([.C512]; 4; 2)); VALUE(MID([.C512]; 1; 2)))" office:value-type="date" office:date-value="2014-09-16" calcext:value-type="date">
            <text:p>09/16/14</text:p>
          </table:table-cell>
          <table:table-cell office:value-type="string" calcext:value-type="string">
            <text:p>  Dubravka Šuica (PPE). - <text:s text:c="2"/>Gospođo predsjednice, ja na ovu temu gledam nešto optimističnije, možda bismo mogli dati naslov „Od Kopenhagena i Cancuna preko New Yorka i Lime do Pariza”. Vidimo i sami da se klima mijenja brže od očekivanog i učinak je gori od predviđenog. Konferencija UN-a o klimatskim promjenama u New Yorku trebala bi osvijestiti sve sudionike kako borba protiv promjene klima ima mnogo više pozitivnih učinaka nego što se to na prvi pogled može učiniti. </text:p>
          </table:table-cell>
        </table:table-row>
        <table:table-row table:style-name="ro1">
          <table:table-cell office:value-type="string" calcext:value-type="string">
            <text:p>http://www.europarl.europa.eu/doceo/document/CRE-8-2014-09-17-INT-3-143-000_HR.html</text:p>
          </table:table-cell>
          <table:table-cell office:value-type="string" calcext:value-type="string">
            <text:p><text:s/>Roll-out of the European Youth Initiative (debate) HR </text:p>
          </table:table-cell>
          <table:table-cell office:value-type="string" calcext:value-type="string">
            <text:p>17-09-2014</text:p>
          </table:table-cell>
          <table:table-cell table:formula="of:=DATE(VALUE(MID([.C513]; 7; 4)); VALUE(MID([.C513]; 4; 2)); VALUE(MID([.C513]; 1; 2)))" office:value-type="date" office:date-value="2014-09-17" calcext:value-type="date">
            <text:p>09/17/14</text:p>
          </table:table-cell>
          <table:table-cell office:value-type="string" calcext:value-type="string">
            <text:p>  Dubravka Šuica (PPE), <text:s text:c="2"/>napisan. – Više sam puta pozdravila odluku Europskog vijeća o Inicijativi za zapošljavanje mladih, koji žive u regijama sa stopom nezaposlenosti iznad 25 posto, nažalost među te regije se ubraja i Hrvatska. Surova je činjenica da je 2014. godina pri kraju, mnoge zemlje članice EU, kao i Hrvatska ne povlače dostupna sredstva, a nezaposlenost se ne smanjuje. Nedopustivo je da oni koji su najmanje krivi za ekonomsku krizu plaćaju najviše, a to su upravo mladi. Jamstvo za mlade je dobro, ali ono ne smije biti jedini instrument zapošljavanja, nego treba biti nadopuna dobrim makroekonomskim politikama te dodatni impuls zapošljavanja mladih. Trebamo reforme, trebamo učinkovitu i konkurentnu Europu, a to znači nova radna mjesta. Kako opravdati politike zapošljavanja kad 5,2 mladih u Uniji ne radi - što slobodno možemo nazvati 29. članicom EU. Smatram da obrazovanje i kompetentnost mladih nije upitna, a pravi problem je što nemamo dovoljno jaka i konkurentna gospodarstva. Politike su izglasane i zato sada apeliram na države članice da se mobiliziraju i aktiviraju, a ovdje nažalost moram spomenuti Hrvatsku, koja je u samom vrhu po nezaposlenosti mladih, a istovremeno nije pokrenula instrument Jamstvo za mlade.</text:p>
          </table:table-cell>
        </table:table-row>
        <table:table-row table:style-name="ro1">
          <table:table-cell office:value-type="string" calcext:value-type="string">
            <text:p>http://www.europarl.europa.eu/doceo/document/CRE-8-2014-09-17-INT-3-178-500_HR.html</text:p>
          </table:table-cell>
          <table:table-cell office:value-type="string" calcext:value-type="string">
            <text:p><text:s/>Mobilisation of the European Globalisation Adjustment Fund - application EGF/2014/000 TA 2014 - Technical assistance at the initiative of the Commission (A8-0003/2014 - Liadh Ní Riada) HR </text:p>
          </table:table-cell>
          <table:table-cell office:value-type="string" calcext:value-type="string">
            <text:p>17-09-2014</text:p>
          </table:table-cell>
          <table:table-cell table:formula="of:=DATE(VALUE(MID([.C514]; 7; 4)); VALUE(MID([.C514]; 4; 2)); VALUE(MID([.C514]; 1; 2)))" office:value-type="date" office:date-value="2014-09-17" calcext:value-type="date">
            <text:p>09/17/14</text:p>
          </table:table-cell>
          <table:table-cell office:value-type="string" calcext:value-type="string">
            <text:p>  Dubravka Šuica (PPE), <text:s text:c="2"/>napisan. - Rezolucijom se Europski parlament slaže sa predloženim mjerama od strane Komisije koje bi se financirale iz Europskog fonda za prilagodbu globalizaciji, a nužan su alat za što bolju i jednostavniju upotrebu sredstava za pomoć državama članicama. Parlament i podržava Komisiju u radu na standardizaciji procedura za jednostavniju prijavu, ubrzavanju postupka obrade prijava i boljem izvještavanju kako bi se smanjio teret administracije na države članice. Također se podcrtava važnost povećanja opće svijesti o ulozi EGF-a. </text:p>
          </table:table-cell>
        </table:table-row>
        <table:table-row table:style-name="ro1">
          <table:table-cell office:value-type="string" calcext:value-type="string">
            <text:p>http://www.europarl.europa.eu/doceo/document/CRE-8-2014-09-17-INT-3-196-500_HR.html</text:p>
          </table:table-cell>
          <table:table-cell office:value-type="string" calcext:value-type="string">
            <text:p><text:s/>Mobilisation of the European Globalisation Adjustment Fund - application EGF/2014/001 EL/Nutriart (A8-0004/2014 - Georgios Kyrtsos) HR </text:p>
          </table:table-cell>
          <table:table-cell office:value-type="string" calcext:value-type="string">
            <text:p>17-09-2014</text:p>
          </table:table-cell>
          <table:table-cell table:formula="of:=DATE(VALUE(MID([.C515]; 7; 4)); VALUE(MID([.C515]; 4; 2)); VALUE(MID([.C515]; 1; 2)))" office:value-type="date" office:date-value="2014-09-17" calcext:value-type="date">
            <text:p>09/17/14</text:p>
          </table:table-cell>
          <table:table-cell office:value-type="string" calcext:value-type="string">
            <text:p>  Dubravka Šuica (PPE), <text:s text:c="2"/>napisan. - Ovom Rezolucijom Parlament uzima u obzir da su višak zaposlenih u Nutriartu S.A. i 25 njegovih dobavljača i daljnjih proizvođača (downstream producers) kao i dvadesetčetvero samozaposlenih osoba čije je poslovanje prekinuto, a izravno ovisno o poslovanju Nutriarta S.A. posljedice globalne financijske krize koja se naročito osjeti u Grčkoj, gdje je stopa nezaposlenosti rekordno velika. Uzrocima otpuštanja se smatraju prvenstveno smanjenja prihoda, zatim neisplata potraživanja kao i nemogućnost daljnjeg zaduživanja kao posljedica mjera grčkog bankarskog sustava. To su okolnosti koje su prisutne u znatnom broju zemalja članica. </text:p>
          </table:table-cell>
        </table:table-row>
        <table:table-row table:style-name="ro1">
          <table:table-cell office:value-type="string" calcext:value-type="string">
            <text:p>http://www.europarl.europa.eu/doceo/document/CRE-8-2014-09-17-INT-3-218-500_HR.html</text:p>
          </table:table-cell>
          <table:table-cell office:value-type="string" calcext:value-type="string">
            <text:p><text:s/>Mobilisation of the European Globalisation Adjustment Fund : application EGF/2012/010 RO/MECHEL - Romania (A8-0008/2014 - Siegfried Mureşan) HR </text:p>
          </table:table-cell>
          <table:table-cell office:value-type="string" calcext:value-type="string">
            <text:p>17-09-2014</text:p>
          </table:table-cell>
          <table:table-cell table:formula="of:=DATE(VALUE(MID([.C516]; 7; 4)); VALUE(MID([.C516]; 4; 2)); VALUE(MID([.C516]; 1; 2)))" office:value-type="date" office:date-value="2014-09-17" calcext:value-type="date">
            <text:p>09/17/14</text:p>
          </table:table-cell>
          <table:table-cell office:value-type="string" calcext:value-type="string">
            <text:p>  Dubravka Šuica (PPE), <text:s text:c="2"/>napisan. - Glasala sam za rezoluciju u kojoj je Europska unija uspostavila zakonodavne i proračunske instrumente u cilju pružanja potpore radnicima koji su otpušteni ili su zbog financijske i ekonomske krize proglašeni viškom. </text:p>
          </table:table-cell>
        </table:table-row>
        <table:table-row table:style-name="ro1">
          <table:table-cell office:value-type="string" calcext:value-type="string">
            <text:p>http://www.europarl.europa.eu/doceo/document/CRE-8-2014-09-17-INT-3-242-500_HR.html</text:p>
          </table:table-cell>
          <table:table-cell office:value-type="string" calcext:value-type="string">
            <text:p><text:s/>Mobilisation of the European Globalisation Adjustment Fund : application EGF/2014/003 ES/Aragón food and beverage - Spain (A8-0006/2014 - Anneli Jäätteenmäki) HR </text:p>
          </table:table-cell>
          <table:table-cell office:value-type="string" calcext:value-type="string">
            <text:p>17-09-2014</text:p>
          </table:table-cell>
          <table:table-cell table:formula="of:=DATE(VALUE(MID([.C517]; 7; 4)); VALUE(MID([.C517]; 4; 2)); VALUE(MID([.C517]; 1; 2)))" office:value-type="date" office:date-value="2014-09-17" calcext:value-type="date">
            <text:p>09/17/14</text:p>
          </table:table-cell>
          <table:table-cell office:value-type="string" calcext:value-type="string">
            <text:p>  Dubravka Šuica (PPE), <text:s text:c="2"/>napisan. - Glasala sam za rezoluciju u kojoj je Europska unija uspostavila zakonodavne i proračunske instrumente u cilju pružanja dodatne potpore radnicima koji su otpušteni ili su zbog globalne financijske i ekonomske krize proglašeni viškom. </text:p>
          </table:table-cell>
        </table:table-row>
        <table:table-row table:style-name="ro1">
          <table:table-cell office:value-type="string" calcext:value-type="string">
            <text:p>http://www.europarl.europa.eu/doceo/document/CRE-8-2014-09-17-INT-3-264-500_HR.html</text:p>
          </table:table-cell>
          <table:table-cell office:value-type="string" calcext:value-type="string">
            <text:p><text:s/>Mobilisation of the European Globalisation Adjustment Fund : application EGF/2014/002 NL/Gelderland-Overijssel construction – The Netherlands (A8-0005/2014 - Paul Tang) HR </text:p>
          </table:table-cell>
          <table:table-cell office:value-type="string" calcext:value-type="string">
            <text:p>17-09-2014</text:p>
          </table:table-cell>
          <table:table-cell table:formula="of:=DATE(VALUE(MID([.C518]; 7; 4)); VALUE(MID([.C518]; 4; 2)); VALUE(MID([.C518]; 1; 2)))" office:value-type="date" office:date-value="2014-09-17" calcext:value-type="date">
            <text:p>09/17/14</text:p>
          </table:table-cell>
          <table:table-cell office:value-type="string" calcext:value-type="string">
            <text:p>  Dubravka Šuica (PPE), <text:s text:c="2"/>napisan. - Podržavam rezoluciju u kojoj je Europska unija uspostavila zakonodavne i proračunske instrumente u cilju pružanja dodatne potpore radnicima koji su otpušteni ili su zbog globalne financijske i ekonomske krize proglašeni viškom. </text:p>
          </table:table-cell>
        </table:table-row>
        <table:table-row table:style-name="ro1">
          <table:table-cell office:value-type="string" calcext:value-type="string">
            <text:p>http://www.europarl.europa.eu/doceo/document/CRE-8-2014-09-17-INT-3-286-500_HR.html</text:p>
          </table:table-cell>
          <table:table-cell office:value-type="string" calcext:value-type="string">
            <text:p><text:s/>Mobilisation of the European Globalisation Adjustment Fund: application EGF/2013/010 ES/Castilla y León - Spain (A8-0007/2014 - Esteban González Pons) HR </text:p>
          </table:table-cell>
          <table:table-cell office:value-type="string" calcext:value-type="string">
            <text:p>17-09-2014</text:p>
          </table:table-cell>
          <table:table-cell table:formula="of:=DATE(VALUE(MID([.C519]; 7; 4)); VALUE(MID([.C519]; 4; 2)); VALUE(MID([.C519]; 1; 2)))" office:value-type="date" office:date-value="2014-09-17" calcext:value-type="date">
            <text:p>09/17/14</text:p>
          </table:table-cell>
          <table:table-cell office:value-type="string" calcext:value-type="string">
            <text:p>  Dubravka Šuica (PPE), <text:s text:c="2"/>napisan. - Podržavam rezoluciju kojom Europski parlament odobrava mobilizaciju sredstava za pomoć otpuštenim radnicima u Španjolskoj, zemlji s velikom stopom nezaposlenosti. Smatra se da su otpuštanja u trima poduzećima u regiji NUTS II Castilla y Leon, koja posluju u sektoru prerade drva i proizvoda od drva i pluta, povezana s promjenama prouzročenima globalizacijom. Otpuštanje ove veličine znatno je utjecalo na ukupno tržište rada u toj regiji, a uzevši u obzir rijetku naseljenost regije i njenu ovisnost o industriji drva, utjecaj je još i veći od samo broja od 587 otpuštenih radnika. </text:p>
          </table:table-cell>
        </table:table-row>
        <table:table-row table:style-name="ro1">
          <table:table-cell office:value-type="string" calcext:value-type="string">
            <text:p>http://www.europarl.europa.eu/doceo/document/CRE-8-2014-09-18-INT-4-174-000_HR.html</text:p>
          </table:table-cell>
          <table:table-cell office:value-type="string" calcext:value-type="string">
            <text:p><text:s/>Situation in Ukraine and state of play of EU-Russia relations (RC-B8-0118/2014, B8-0118/2014, B8-0122/2014, B8-0123/2014, B8-0125/2014, B8-0127/2014, B8-0128/2014, B8-0129/2014) HR </text:p>
          </table:table-cell>
          <table:table-cell office:value-type="string" calcext:value-type="string">
            <text:p>18-09-2014</text:p>
          </table:table-cell>
          <table:table-cell table:formula="of:=DATE(VALUE(MID([.C520]; 7; 4)); VALUE(MID([.C520]; 4; 2)); VALUE(MID([.C520]; 1; 2)))" office:value-type="date" office:date-value="2014-09-18" calcext:value-type="date">
            <text:p>09/18/14</text:p>
          </table:table-cell>
          <table:table-cell office:value-type="string" calcext:value-type="string">
            <text:p>  Dubravka Šuica (PPE), <text:s text:c="2"/>napisan. - Podržavam Rezoluciju Europskog parlamenta o stanju u Ukrajini i stanju u odnosima između EU-a i Ukrajine. Tom rezolucijom Europski parlament pozdravlja potpisani prekid vatre potpisan u Minsku te poziva sve strane uključene u sukob da ga poštuju i ne ugrožavaju. </text:p>
          </table:table-cell>
        </table:table-row>
        <table:table-row table:style-name="ro1">
          <table:table-cell office:value-type="string" calcext:value-type="string">
            <text:p>http://www.europarl.europa.eu/doceo/document/CRE-8-2014-09-18-INT-4-197-000_HR.html</text:p>
          </table:table-cell>
          <table:table-cell office:value-type="string" calcext:value-type="string">
            <text:p><text:s/>EU response to the Ebola outbreak (RC-B8-0107/2014, B8-0107/2014, B8-0108/2014, B8-0114/2014, B8-0115/2014, B8-0119/2014, B8-0124/2014, B8-0126/2014) HR </text:p>
          </table:table-cell>
          <table:table-cell office:value-type="string" calcext:value-type="string">
            <text:p>18-09-2014</text:p>
          </table:table-cell>
          <table:table-cell table:formula="of:=DATE(VALUE(MID([.C521]; 7; 4)); VALUE(MID([.C521]; 4; 2)); VALUE(MID([.C521]; 1; 2)))" office:value-type="date" office:date-value="2014-09-18" calcext:value-type="date">
            <text:p>09/18/14</text:p>
          </table:table-cell>
          <table:table-cell office:value-type="string" calcext:value-type="string">
            <text:p>  Dubravka Šuica (PPE), <text:s text:c="2"/>napisan. - Glasam za rezoluciju kojom Europska unija u cijelosti, zajedno s koordinatorima UN-a ulaže svoje napore kako bi se pružila pomoć oboljelima od virusa ebole u Gvineji, Sijera Leoneu i Liberiji. Naime, virus se širi velikom brzinom i ako se ne poduzme brza i učinkovita reakcija da se zaustavi, procjenjuje se da bi do kraja godine mogli imati čak i do 20.000 oboljelih. </text:p>
          </table:table-cell>
        </table:table-row>
        <table:table-row table:style-name="ro1">
          <table:table-cell office:value-type="string" calcext:value-type="string">
            <text:p>http://www.europarl.europa.eu/doceo/document/CRE-8-2014-09-18-INT-4-224-000_HR.html</text:p>
          </table:table-cell>
          <table:table-cell office:value-type="string" calcext:value-type="string">
            <text:p><text:s/>Situation in Iraq and Syria and the ISIS offensive including the persecution of minorities (RC-B8-0109/2014, B8-0109/2014, B8-0110/2014, B8-0121/2014, B8-0130/2014, B8-0134/2014, B8-0137/2014, B8-0138/2014) HR </text:p>
          </table:table-cell>
          <table:table-cell office:value-type="string" calcext:value-type="string">
            <text:p>18-09-2014</text:p>
          </table:table-cell>
          <table:table-cell table:formula="of:=DATE(VALUE(MID([.C522]; 7; 4)); VALUE(MID([.C522]; 4; 2)); VALUE(MID([.C522]; 1; 2)))" office:value-type="date" office:date-value="2014-09-18" calcext:value-type="date">
            <text:p>09/18/14</text:p>
          </table:table-cell>
          <table:table-cell office:value-type="string" calcext:value-type="string">
            <text:p>  Dubravka Šuica (PPE), <text:s text:c="2"/>napisan. - Trenutačna situacija u Iraku i Siriji predstavlja ozbiljan slučaj ugrožavanja osnovnih ljudskih prava i brojnih ljudskih života, kao i teritorijalne cjelovitosti tih zemalja. </text:p>
          </table:table-cell>
        </table:table-row>
        <table:table-row table:style-name="ro1">
          <table:table-cell office:value-type="string" calcext:value-type="string">
            <text:p>http://www.europarl.europa.eu/doceo/document/CRE-8-2014-10-20-INT-1-075-000_HR.html</text:p>
          </table:table-cell>
          <table:table-cell office:value-type="string" calcext:value-type="string">
            <text:p><text:s/>Better prevention and management of floods at European level (debate) HR </text:p>
          </table:table-cell>
          <table:table-cell office:value-type="string" calcext:value-type="string">
            <text:p>20-10-2014</text:p>
          </table:table-cell>
          <table:table-cell table:formula="of:=DATE(VALUE(MID([.C523]; 7; 4)); VALUE(MID([.C523]; 4; 2)); VALUE(MID([.C523]; 1; 2)))" office:value-type="date" office:date-value="2014-10-20" calcext:value-type="date">
            <text:p>10/20/14</text:p>
          </table:table-cell>
          <table:table-cell office:value-type="string" calcext:value-type="string">
            <text:p>  Dubravka Šuica (PPE) <text:s/>, napisan.– Postojeći ad hoc Europski fond solidarnosti koji je nedavno ustanovljen spada u politiku regionalnog razvoja, a od naknade šteta iz ovoga fonda puno je važnija pravodobna prevencija koja uključuje izgradnju nasipa i brana u skladu sa Strategijom obrane od poplava i upravljanja rizicima, koju nažalost Hrvatska nema. Svibanjske štete u Hrvatskoj uzrokovane poplavama u kojima je čak 26 000 ljudi bilo evakuirano, procijenjene su na 297,6 milijuna eura, dok će Hrvatskoj prema prijedlogu paketa povjerenika za regionalni razvoj EK, Johanesa Hahna, pripasti tek 8,96 milijuna eura. Predviđeni iznos nedostatan je za obnovu stambenih, poslovnih, komunalnih i infrastrukturnih objekata u Hrvatskoj, kao i za obeštećenje stradalih poljoprivrednika i stočara te za uništenu mrežu opskrbe električnom energijom, ali i ceste. Ovo je prilika za apel Komisiji da poveća iznos sredstava iz Fonda solidarnosti za Hrvatsku, a istovremeno pozivam Vladu RH da što prije izradi Strategiju obrane od poplava i upravljanje rizicima kako bismo izbjegli ovakve katastrofe u budućnosti. Također, prilikom apliciranja za postojeće fondove EU-a važno je voditi računa o mogućoj prekograničnoj suradnju, jer su uz Hrvatsku, štetnim posljedicama svibanjskih poplava pogođene i Bugarska, Srbija te Bosna i Hercegovina.</text:p>
          </table:table-cell>
        </table:table-row>
        <table:table-row table:style-name="ro1">
          <table:table-cell office:value-type="string" calcext:value-type="string">
            <text:p>http://www.europarl.europa.eu/doceo/document/CRE-8-2014-10-21-INT-2-200-375_HR.html</text:p>
          </table:table-cell>
          <table:table-cell office:value-type="string" calcext:value-type="string">
            <text:p><text:s/>Mobilisation of the European Globalisation Adjustment Fund: application EGF/2014/004 ES/Comunidad Valenciana metal (A8-0013/2014 - Patricija Šulin) HR </text:p>
          </table:table-cell>
          <table:table-cell office:value-type="string" calcext:value-type="string">
            <text:p>21-10-2014</text:p>
          </table:table-cell>
          <table:table-cell table:formula="of:=DATE(VALUE(MID([.C524]; 7; 4)); VALUE(MID([.C524]; 4; 2)); VALUE(MID([.C524]; 1; 2)))" office:value-type="date" office:date-value="2014-10-21" calcext:value-type="date">
            <text:p>10/21/14</text:p>
          </table:table-cell>
          <table:table-cell office:value-type="string" calcext:value-type="string">
            <text:p>  Dubravka Šuica (PPE), <text:s text:c="2"/>napisan. - Podržavam upotrebu Europskog fonda za prilagodbu globalizaciji – EGF/2014/004 ES/Comunidad Valenciana metal iz Španjolske. Izvješće koje smo dobili od izvjestitelja jasno pokazuje kako su otkazi u 142 španjolska poduzeća koja sudjeluju u proizvodnji metalnih proizvoda povezani s globalnom financijskom krizom. </text:p>
          </table:table-cell>
        </table:table-row>
        <table:table-row table:style-name="ro1">
          <table:table-cell office:value-type="string" calcext:value-type="string">
            <text:p>http://www.europarl.europa.eu/doceo/document/CRE-8-2014-10-21-INT-2-232-375_HR.html</text:p>
          </table:table-cell>
          <table:table-cell office:value-type="string" calcext:value-type="string">
            <text:p><text:s/>Mobilisation of the European Globalisation Adjustment Fund: application EGF/2013/012 BE/Ford Genk (A8-0015/2014 - Paul Rübig) HR </text:p>
          </table:table-cell>
          <table:table-cell office:value-type="string" calcext:value-type="string">
            <text:p>21-10-2014</text:p>
          </table:table-cell>
          <table:table-cell table:formula="of:=DATE(VALUE(MID([.C525]; 7; 4)); VALUE(MID([.C525]; 4; 2)); VALUE(MID([.C525]; 1; 2)))" office:value-type="date" office:date-value="2014-10-21" calcext:value-type="date">
            <text:p>10/21/14</text:p>
          </table:table-cell>
          <table:table-cell office:value-type="string" calcext:value-type="string">
            <text:p>  Dubravka Šuica (PPE), <text:s text:c="2"/>napisan. - Promjena svjetskih trgovačkih putova zbog globalizacije i pad prodaje novih automobila unutar Europske unije doveli su do gubitka 512 radnih mjesta, te se očekuju još dva vala otpuštanja zbog zatvaranja Fordove tvornice u Genku. To će imati loš učinak na lokalno tržište rada u Flamanskoj regiji, koja već ima visoku stopu nezaposlenosti te nisko obrazovanje i radne kvalifikacije. </text:p>
          </table:table-cell>
        </table:table-row>
        <table:table-row table:style-name="ro1">
          <table:table-cell office:value-type="string" calcext:value-type="string">
            <text:p>http://www.europarl.europa.eu/doceo/document/CRE-8-2014-10-21-INT-2-264-375_HR.html</text:p>
          </table:table-cell>
          <table:table-cell office:value-type="string" calcext:value-type="string">
            <text:p><text:s/>Mobilisation of the European Globalisation Adjustment Fund: application EGF/2013/002 BE/Carsid (A8-0017/2014 - Petri Sarvamaa) HR </text:p>
          </table:table-cell>
          <table:table-cell office:value-type="string" calcext:value-type="string">
            <text:p>21-10-2014</text:p>
          </table:table-cell>
          <table:table-cell table:formula="of:=DATE(VALUE(MID([.C526]; 7; 4)); VALUE(MID([.C526]; 4; 2)); VALUE(MID([.C526]; 1; 2)))" office:value-type="date" office:date-value="2014-10-21" calcext:value-type="date">
            <text:p>10/21/14</text:p>
          </table:table-cell>
          <table:table-cell office:value-type="string" calcext:value-type="string">
            <text:p>  Dubravka Šuica (PPE), <text:s text:c="2"/>napisan. - S obzirom na to da je Belgija podnijela zahtjev za financijsku pomoć iz EGF-a nakon otpuštanja 939 radnika, a očekuje se da će 752 osobe biti obuhvaćene mjerama u vezi sa zatvaranjem proizvodnog poduzeća Carsid SA, smatram da je potrebno smanjiti trajanje uvodnog razdoblja kako bi EGF djelovao što brže. </text:p>
          </table:table-cell>
        </table:table-row>
        <table:table-row table:style-name="ro1">
          <table:table-cell office:value-type="string" calcext:value-type="string">
            <text:p>http://www.europarl.europa.eu/doceo/document/CRE-8-2014-10-21-INT-2-293-500_HR.html</text:p>
          </table:table-cell>
          <table:table-cell office:value-type="string" calcext:value-type="string">
            <text:p><text:s/>Mobilisation of the European Globalisation Adjustment Fund: application EGF/2014/006 FR/PSA (A8-0016/2014 - Isabelle Thomas) HR </text:p>
          </table:table-cell>
          <table:table-cell office:value-type="string" calcext:value-type="string">
            <text:p>21-10-2014</text:p>
          </table:table-cell>
          <table:table-cell table:formula="of:=DATE(VALUE(MID([.C527]; 7; 4)); VALUE(MID([.C527]; 4; 2)); VALUE(MID([.C527]; 1; 2)))" office:value-type="date" office:date-value="2014-10-21" calcext:value-type="date">
            <text:p>10/21/14</text:p>
          </table:table-cell>
          <table:table-cell office:value-type="string" calcext:value-type="string">
            <text:p>  Dubravka Šuica (PPE), <text:s text:c="2"/>napisan. - S obzirom na to da je Francuska podnijela zahtjev za financijsku pomoć iz EGF-a nakon otpuštanja 6 120 radnika, a očekuje se da će 2 357 osobe biti obuhvaćene mjerama u vezi s poslovanjem proizvodnog poduzeća Peugeot automobiles, smatram da je potrebno smanjiti trajanje uvodnog razdoblja kako bi EGF djelovao što brže. </text:p>
          </table:table-cell>
        </table:table-row>
        <table:table-row table:style-name="ro1">
          <table:table-cell office:value-type="string" calcext:value-type="string">
            <text:p>http://www.europarl.europa.eu/doceo/document/CRE-8-2014-10-22-INT-3-062-000_HR.html</text:p>
          </table:table-cell>
          <table:table-cell office:value-type="string" calcext:value-type="string">
            <text:p><text:s/>Presentation by the Commission President-elect of the College of Commissioners and their programme (debate) HR </text:p>
          </table:table-cell>
          <table:table-cell office:value-type="string" calcext:value-type="string">
            <text:p>22-10-2014</text:p>
          </table:table-cell>
          <table:table-cell table:formula="of:=DATE(VALUE(MID([.C528]; 7; 4)); VALUE(MID([.C528]; 4; 2)); VALUE(MID([.C528]; 1; 2)))" office:value-type="date" office:date-value="2014-10-22" calcext:value-type="date">
            <text:p>10/22/14</text:p>
          </table:table-cell>
          <table:table-cell office:value-type="string" calcext:value-type="string">
            <text:p>  Dubravka Šuica (PPE). - <text:s text:c="2"/>Gospodine predsjedniče, želim Vam čestitati gospodine Juncker na sastavu Komisije, želim Vam čestitati na ambicioznoj Komisiji, na viziji koju imate. Isto tako vidim da ste trebali učiniti niz kompromisa, ali isto tako vidim da ćete Komisiju voditi beskompromisno. Obnovit ćete mostove nakon krize, kao što ste rekli, i vratiti povjerenje europskim građanima. </text:p>
          </table:table-cell>
        </table:table-row>
        <table:table-row table:style-name="ro1">
          <table:table-cell office:value-type="string" calcext:value-type="string">
            <text:p>http://www.europarl.europa.eu/doceo/document/CRE-8-2014-10-22-INT-3-209-000_HR.html</text:p>
          </table:table-cell>
          <table:table-cell office:value-type="string" calcext:value-type="string">
            <text:p><text:s/>Draft amending budget No 2/2014 - surplus resulting from the implementation of the budget year 2013 (A8-0018/2014 - Gérard Deprez) HR </text:p>
          </table:table-cell>
          <table:table-cell office:value-type="string" calcext:value-type="string">
            <text:p>22-10-2014</text:p>
          </table:table-cell>
          <table:table-cell table:formula="of:=DATE(VALUE(MID([.C529]; 7; 4)); VALUE(MID([.C529]; 4; 2)); VALUE(MID([.C529]; 1; 2)))" office:value-type="date" office:date-value="2014-10-22" calcext:value-type="date">
            <text:p>10/22/14</text:p>
          </table:table-cell>
          <table:table-cell office:value-type="string" calcext:value-type="string">
            <text:p>  Dubravka Šuica (PPE), <text:s text:c="2"/>napisan. - Podržavam izmjenu proračuna br. 2/2014 Europske unije za financijsku godinu 2014., Dio III. – Komisija (12300/2014 – C8 – 0160/2014 – 2014/2035(BUD)). Smatram kako su izmjene napravljene u nacrtu proračuna br. 2/2014 kvalitetne, te kako će unos iznosa od 1,005 milijuna eura kao viška iz financijske godine 2013. u proračun za 2014. godinu pomoći u pojedinim financijskim sektorima unutar Europske unije. </text:p>
          </table:table-cell>
        </table:table-row>
        <table:table-row table:style-name="ro1">
          <table:table-cell office:value-type="string" calcext:value-type="string">
            <text:p>http://www.europarl.europa.eu/doceo/document/CRE-8-2014-10-22-INT-3-287-000_HR.html</text:p>
          </table:table-cell>
          <table:table-cell office:value-type="string" calcext:value-type="string">
            <text:p><text:s/>General budget of the European Union for the financial year 2015 - all sections (A8-0014/2014 - Eider Gardiazabal Rubial, Monika Hohlmeier) HR </text:p>
          </table:table-cell>
          <table:table-cell office:value-type="string" calcext:value-type="string">
            <text:p>22-10-2014</text:p>
          </table:table-cell>
          <table:table-cell table:formula="of:=DATE(VALUE(MID([.C530]; 7; 4)); VALUE(MID([.C530]; 4; 2)); VALUE(MID([.C530]; 1; 2)))" office:value-type="date" office:date-value="2014-10-22" calcext:value-type="date">
            <text:p>10/22/14</text:p>
          </table:table-cell>
          <table:table-cell office:value-type="string" calcext:value-type="string">
            <text:p>  Dubravka Šuica (PPE), <text:s text:c="2"/>napisan. - Nacrt proračuna koji je predložila Komisija veći je za 2,24 % od proračuna iz 2014. To stajalište je u skladu s činjenicom da je potrebno pronaći rješenje za periodični nedostatak plaćanja koji pogađa EU proračun. Prema odluci Odbora BUDG, plaćanja bi se trebala povećati za 4 milijarde EUR u odnosu na gornju granicu za 2015., a obveze bi također trebale biti povećane, pogotovo za programe kao što su COSME, Horzion 2020, Erasmus +. </text:p>
          </table:table-cell>
        </table:table-row>
        <table:table-row table:style-name="ro1">
          <table:table-cell office:value-type="string" calcext:value-type="string">
            <text:p>http://www.europarl.europa.eu/doceo/document/CRE-8-2014-10-22-INT-3-314-000_HR.html</text:p>
          </table:table-cell>
          <table:table-cell office:value-type="string" calcext:value-type="string">
            <text:p><text:s/>Protocol to the EU-Republic of Korea Free Trade Agreement to take account of Croatia's accession to the EU (A8-0012/2014 - Jan Zahradil) HR </text:p>
          </table:table-cell>
          <table:table-cell office:value-type="string" calcext:value-type="string">
            <text:p>22-10-2014</text:p>
          </table:table-cell>
          <table:table-cell table:formula="of:=DATE(VALUE(MID([.C531]; 7; 4)); VALUE(MID([.C531]; 4; 2)); VALUE(MID([.C531]; 1; 2)))" office:value-type="date" office:date-value="2014-10-22" calcext:value-type="date">
            <text:p>10/22/14</text:p>
          </table:table-cell>
          <table:table-cell office:value-type="string" calcext:value-type="string">
            <text:p>  Dubravka Šuica (PPE), <text:s text:c="2"/>napisan. - Nakon što je 24. rujna 2012. Vijeće odobrilo Komisiji otvaranje pregovora s Republikom Korejom kako bi se zaključio Dodatni protokol uz Sporazum o slobodnoj trgovini (Free Trade Agreement) između Europske unije i njenih država članica te Republike Koreje, potrebno je uzeti u obzir pristupanje Hrvatske Europskoj uniji („Protokol”). </text:p>
          </table:table-cell>
        </table:table-row>
        <table:table-row table:style-name="ro1">
          <table:table-cell office:value-type="string" calcext:value-type="string">
            <text:p>http://www.europarl.europa.eu/doceo/document/CRE-8-2014-10-22-INT-3-354-000_HR.html</text:p>
          </table:table-cell>
          <table:table-cell office:value-type="string" calcext:value-type="string">
            <text:p><text:s/>European Semester for economic policy coordination: implementation of 2014 priorities (A8-0019/2014 - Philippe De Backer) HR </text:p>
          </table:table-cell>
          <table:table-cell office:value-type="string" calcext:value-type="string">
            <text:p>22-10-2014</text:p>
          </table:table-cell>
          <table:table-cell table:formula="of:=DATE(VALUE(MID([.C532]; 7; 4)); VALUE(MID([.C532]; 4; 2)); VALUE(MID([.C532]; 1; 2)))" office:value-type="date" office:date-value="2014-10-22" calcext:value-type="date">
            <text:p>10/22/14</text:p>
          </table:table-cell>
          <table:table-cell office:value-type="string" calcext:value-type="string">
            <text:p>  Dubravka Šuica (PPE), <text:s text:c="2"/>napisan. - S obzirom na to da gospodarski oporavak u EU-u prvi put u dvije godine pokazuje znakove usporavanja, veoma je slab i nejednak te se mora održavati kako bi doveo do dugoročnog rasta i otvaranja novih radnih mjesta, potrebna je ambiciozna inicijativa za pokretanje investicija diljem EU-a u vidu Europskog investicijskog programa u vrijednosti od 300 milijardi eura koji je predložio Jean-Claude Juncker. Smatram da su najvažniji ciljevi gospodarske politike smanjenje nezaposlenosti i ponovna uspostava konkurentnosti država članica, koje su i same poduzele strukturne reforme u okviru makroekonomskih programa prilagodbe. Također, potrebno je istaknuti da je sve to potrebno kako EU ne bi još više zaostala za drugim regijama kada je riječ o gospodarskim i investicijskim mogućnostima. Zbog svega navedenog podržavam izvješće o Europskom semestru za usklađivanje ekonomske politike: provedba prioriteta za 2014.</text:p>
          </table:table-cell>
        </table:table-row>
        <table:table-row table:style-name="ro1">
          <table:table-cell office:value-type="string" calcext:value-type="string">
            <text:p>http://www.europarl.europa.eu/doceo/document/CRE-8-2014-10-23-INT-4-173-000_HR.html</text:p>
          </table:table-cell>
          <table:table-cell office:value-type="string" calcext:value-type="string">
            <text:p><text:s/>Customs duties on goods originating in Ukraine (A8-0021/2014 - Gabrielius Landsbergis) HR </text:p>
          </table:table-cell>
          <table:table-cell office:value-type="string" calcext:value-type="string">
            <text:p>23-10-2014</text:p>
          </table:table-cell>
          <table:table-cell table:formula="of:=DATE(VALUE(MID([.C533]; 7; 4)); VALUE(MID([.C533]; 4; 2)); VALUE(MID([.C533]; 1; 2)))" office:value-type="date" office:date-value="2014-10-23" calcext:value-type="date">
            <text:p>10/23/14</text:p>
          </table:table-cell>
          <table:table-cell office:value-type="string" calcext:value-type="string">
            <text:p>  Dubravka Šuica (PPE), <text:s text:c="2"/>napisan. - Uredba (EU) br. 374/2014 odnosi se na smanjivanje ili ukidanje carine na stvari koje potječu iz Ukrajine. Ukrajina je jedan od glavnih partnera unutar Europske politike susjedstva (EPS). Europskoj uniji potrebna je još veća povezanost s Ukrajinom uzevši u obzir njenu političku situaciju i gospodarsku povezanost s EU-om. </text:p>
          </table:table-cell>
        </table:table-row>
        <table:table-row table:style-name="ro1">
          <table:table-cell office:value-type="string" calcext:value-type="string">
            <text:p>http://www.europarl.europa.eu/doceo/document/CRE-8-2014-10-23-INT-4-182-000_HR.html</text:p>
          </table:table-cell>
          <table:table-cell office:value-type="string" calcext:value-type="string">
            <text:p><text:s/>2012 discharge: Body of European Regulators for Electronic Communications (A8-0011/2014 - Petri Sarvamaa) HR </text:p>
          </table:table-cell>
          <table:table-cell office:value-type="string" calcext:value-type="string">
            <text:p>23-10-2014</text:p>
          </table:table-cell>
          <table:table-cell table:formula="of:=DATE(VALUE(MID([.C534]; 7; 4)); VALUE(MID([.C534]; 4; 2)); VALUE(MID([.C534]; 1; 2)))" office:value-type="date" office:date-value="2014-10-23" calcext:value-type="date">
            <text:p>10/23/14</text:p>
          </table:table-cell>
          <table:table-cell office:value-type="string" calcext:value-type="string">
            <text:p>  Dubravka Šuica (PPE), <text:s text:c="2"/>napisan. - S obzirom na poteškoće koje je Tijelo europskih regulatora za elektroničke komunikacije imalo u vezi sa zapošljavanjem i nabavom, mogu ustvrditi da je uspješno iskoristiti ljetne mjesece kako bi ih pokušalo otkloniti, te je u vezi s time Odbor CONT usvojio izvješće kojim se predlaže davanje razrješnice Tijelu europskih regulatora za elektroničke komunikacije. </text:p>
          </table:table-cell>
        </table:table-row>
        <table:table-row table:style-name="ro1">
          <table:table-cell office:value-type="string" calcext:value-type="string">
            <text:p>http://www.europarl.europa.eu/doceo/document/CRE-8-2014-10-23-INT-4-196-000_HR.html</text:p>
          </table:table-cell>
          <table:table-cell office:value-type="string" calcext:value-type="string">
            <text:p><text:s/>2012 discharge: European Council and Council (A8-0010/2014 - Tamás Deutsch) HR </text:p>
          </table:table-cell>
          <table:table-cell office:value-type="string" calcext:value-type="string">
            <text:p>23-10-2014</text:p>
          </table:table-cell>
          <table:table-cell table:formula="of:=DATE(VALUE(MID([.C535]; 7; 4)); VALUE(MID([.C535]; 4; 2)); VALUE(MID([.C535]; 1; 2)))" office:value-type="date" office:date-value="2014-10-23" calcext:value-type="date">
            <text:p>10/23/14</text:p>
          </table:table-cell>
          <table:table-cell office:value-type="string" calcext:value-type="string">
            <text:p>  Dubravka Šuica (PPE), <text:s text:c="2"/>napisan. - Na temelju odluke Parlamenta usvojene 3. travnja o odgodi davanja razrješnice Vijeću i Europskom vijeću, izvjestitelj Tamas Deutsch je u drugom nacrtu svoga izviješća predložio ponovno odbijanje davanja razrješnice zbog činjenice da Vijeće zanemaruje pitanja koja mu postavlja Parlament, kao što su pitanja o troškovima vezanima uz zgradu Europa i palaču Residence te pitanje o procesu modernizacije administracije i njegovim mjerama te učinku na proračun Vijeća. </text:p>
          </table:table-cell>
        </table:table-row>
        <table:table-row table:style-name="ro1">
          <table:table-cell office:value-type="string" calcext:value-type="string">
            <text:p>http://www.europarl.europa.eu/doceo/document/CRE-8-2014-10-23-INT-4-203-000_HR.html</text:p>
          </table:table-cell>
          <table:table-cell office:value-type="string" calcext:value-type="string">
            <text:p><text:s/>Working time in inland waterway transport (B8-0149/2014) HR </text:p>
          </table:table-cell>
          <table:table-cell office:value-type="string" calcext:value-type="string">
            <text:p>23-10-2014</text:p>
          </table:table-cell>
          <table:table-cell table:formula="of:=DATE(VALUE(MID([.C536]; 7; 4)); VALUE(MID([.C536]; 4; 2)); VALUE(MID([.C536]; 1; 2)))" office:value-type="date" office:date-value="2014-10-23" calcext:value-type="date">
            <text:p>10/23/14</text:p>
          </table:table-cell>
          <table:table-cell office:value-type="string" calcext:value-type="string">
            <text:p>  Dubravka Šuica (PPE), <text:s text:c="2"/>napisan. - U 28 država članica EU-a, preko 40 000 ljudi radi direktno u IWT-u (inland waterway transport), od čega 31 000 čine mobilni radnici (73%). Nedostatak EU zakona koji određuju broj sati koliko radnici smiju dnevno raditi omogućuje mnogim lokalnim zakonima da rade poteškoće za tvrtke koje se bave transportom robe i dobara, te nije osigurana dostatna zaštita radnika u mnogim slučajevima. </text:p>
          </table:table-cell>
        </table:table-row>
        <table:table-row table:style-name="ro1">
          <table:table-cell office:value-type="string" calcext:value-type="string">
            <text:p>http://www.europarl.europa.eu/doceo/document/CRE-8-2014-11-12-INT-3-023-000_HR.html</text:p>
          </table:table-cell>
          <table:table-cell office:value-type="string" calcext:value-type="string">
            <text:p><text:s/>25th anniversary of the fall of the Berlin wall (debate) HR </text:p>
          </table:table-cell>
          <table:table-cell office:value-type="string" calcext:value-type="string">
            <text:p>12-11-2014</text:p>
          </table:table-cell>
          <table:table-cell table:formula="of:=DATE(VALUE(MID([.C537]; 7; 4)); VALUE(MID([.C537]; 4; 2)); VALUE(MID([.C537]; 1; 2)))" office:value-type="date" office:date-value="2014-11-12" calcext:value-type="date">
            <text:p>11/12/14</text:p>
          </table:table-cell>
          <table:table-cell office:value-type="string" calcext:value-type="string">
            <text:p>  Dubravka Šuica (PPE), <text:s text:c="2"/>napisan. – Padom Berlinskog zida, najsnažnijeg simbola raspada Istočnog bloka, radikalno se promijenio svijet, ali i pogled svjetske javnosti na komunizam i komunistički sustav te su stvoreni preduvjeti za demokratizaciju i uklanjanje željeznih zavjesa od sjevera do juga Europe. S obzirom da dolazim iz Hrvatske koja je 45 godina bila pod komunizmom, suosjećam i razumijem sudbinu ljudi koji su živjeli pod okriljem tog totalitarnog sustava diljem srednje i istočne Europe. </text:p>
          </table:table-cell>
        </table:table-row>
        <table:table-row table:style-name="ro1">
          <table:table-cell office:value-type="string" calcext:value-type="string">
            <text:p>http://www.europarl.europa.eu/doceo/document/CRE-8-2014-11-13-INT-4-139-500_HR.html</text:p>
          </table:table-cell>
          <table:table-cell office:value-type="string" calcext:value-type="string">
            <text:p><text:s/>Request for waiver of the immunity of Ana Gomes (A8-0025/2014 - Heidi Hautala) HR </text:p>
          </table:table-cell>
          <table:table-cell office:value-type="string" calcext:value-type="string">
            <text:p>13-11-2014</text:p>
          </table:table-cell>
          <table:table-cell table:formula="of:=DATE(VALUE(MID([.C538]; 7; 4)); VALUE(MID([.C538]; 4; 2)); VALUE(MID([.C538]; 1; 2)))" office:value-type="date" office:date-value="2014-11-13" calcext:value-type="date">
            <text:p>11/13/14</text:p>
          </table:table-cell>
          <table:table-cell office:value-type="string" calcext:value-type="string">
            <text:p>  Dubravka Šuica (PPE), <text:s text:c="2"/>napisan. - Sagledavši činjenično stanje u vezi s kaznenim postupkom u kojemu je javni tužitelj Istražnog i kaznenog odjela iz Lisabona podnio zahtjev za ukidanje zastupničkog imuniteta zastupnice u Europskom parlamentu Ane Gomes, zbog navodnih klevetničkih izjava tijekom televizijske debate, a uzimajući u obzir zakone koji su na snazi i vrijede za sve zastupnike u Europskom parlamentu, podržavam izvješće Heidi Hautala da se imunitet zastupnice Gomes ne ukida s obzirom da je takav postupak u skladu sa zakonom EU-a po članku 8. protokola br. 7 O povlasticama i imunitetima EU-a te njihovim načelima. </text:p>
          </table:table-cell>
        </table:table-row>
        <table:table-row table:style-name="ro1">
          <table:table-cell office:value-type="string" calcext:value-type="string">
            <text:p>http://www.europarl.europa.eu/doceo/document/CRE-8-2014-11-13-INT-4-183-000_HR.html</text:p>
          </table:table-cell>
          <table:table-cell office:value-type="string" calcext:value-type="string">
            <text:p><text:s/>Mobilisation of the European Globalisation Adjustment Fund: application EGF/2014/007 IE/Andersen Ireland (A8-0024/2014 - Ivan Štefanec) HR </text:p>
          </table:table-cell>
          <table:table-cell office:value-type="string" calcext:value-type="string">
            <text:p>13-11-2014</text:p>
          </table:table-cell>
          <table:table-cell table:formula="of:=DATE(VALUE(MID([.C539]; 7; 4)); VALUE(MID([.C539]; 4; 2)); VALUE(MID([.C539]; 1; 2)))" office:value-type="date" office:date-value="2014-11-13" calcext:value-type="date">
            <text:p>11/13/14</text:p>
          </table:table-cell>
          <table:table-cell office:value-type="string" calcext:value-type="string">
            <text:p>  Dubravka Šuica (PPE), <text:s text:c="2"/>napisan. - S obzirom na to da je Irska podnijela zahtjev za mobilizacijom Europskog fonda za prilagodbu globalizaciji zbog 171 otpuštenog radnika u poduzeću Andersen Ireland Limited, te da je taj zahtjev prihvaćen u skladu s intervencijskih kriterijima iz Uredbe o EGF-u, smatram da je potrebno podržati mobilizaciju Fonda. </text:p>
          </table:table-cell>
        </table:table-row>
        <table:table-row table:style-name="ro1">
          <table:table-cell office:value-type="string" calcext:value-type="string">
            <text:p>http://www.europarl.europa.eu/doceo/document/CRE-8-2014-11-13-INT-4-227-000_HR.html</text:p>
          </table:table-cell>
          <table:table-cell office:value-type="string" calcext:value-type="string">
            <text:p><text:s/>Mobilisation of the European Globalisation Adjustment Fund: application EGF/2014/009 EL/Sprider Stores (A8-0023/2014 - Victor Negrescu) HR </text:p>
          </table:table-cell>
          <table:table-cell office:value-type="string" calcext:value-type="string">
            <text:p>13-11-2014</text:p>
          </table:table-cell>
          <table:table-cell table:formula="of:=DATE(VALUE(MID([.C540]; 7; 4)); VALUE(MID([.C540]; 4; 2)); VALUE(MID([.C540]; 1; 2)))" office:value-type="date" office:date-value="2014-11-13" calcext:value-type="date">
            <text:p>11/13/14</text:p>
          </table:table-cell>
          <table:table-cell office:value-type="string" calcext:value-type="string">
            <text:p>  Dubravka Šuica (PPE), <text:s text:c="2"/>napisan. - S obzirom da je Grčka podnijela zahtjev za mobilizaciju Europskog fonda za prilagodbu globalizaciji zbog 761 otpuštenog radnika Sprider Stores S.A., te da je taj zahtjev prihvaćen u skladu s intervencijskim kriterijima iz odredbe o EGF-u, smatram da je potrebno podržati mobilizaciju Fonda. </text:p>
          </table:table-cell>
        </table:table-row>
        <table:table-row table:style-name="ro1">
          <table:table-cell office:value-type="string" calcext:value-type="string">
            <text:p>http://www.europarl.europa.eu/doceo/document/CRE-8-2014-11-13-INT-4-290-000_HR.html</text:p>
          </table:table-cell>
          <table:table-cell office:value-type="string" calcext:value-type="string">
            <text:p><text:s/>Conclusion of an Association agreement between the European Union and the Republic of Moldova (A8-0022/2014 - Petras Auštrevičius) HR </text:p>
          </table:table-cell>
          <table:table-cell office:value-type="string" calcext:value-type="string">
            <text:p>13-11-2014</text:p>
          </table:table-cell>
          <table:table-cell table:formula="of:=DATE(VALUE(MID([.C541]; 7; 4)); VALUE(MID([.C541]; 4; 2)); VALUE(MID([.C541]; 1; 2)))" office:value-type="date" office:date-value="2014-11-13" calcext:value-type="date">
            <text:p>11/13/14</text:p>
          </table:table-cell>
          <table:table-cell office:value-type="string" calcext:value-type="string">
            <text:p>  Dubravka Šuica (PPE), <text:s text:c="2"/>napisan. - S obzirom na to da je došlo do iznenadne promjene u odnosima vezanim uz geopolitiku zbog stanja u Ukrajini i ulozi Rusije u tom stanju, te također činjenice da je Moldova provela značajne reforme i ojačala svoj odnos sa EU-om, smatram kako je potrebno podržati ovaj prijedlog o sklapanju sporazuma o pridruživanju između Europske unije i Republike Moldove. </text:p>
          </table:table-cell>
        </table:table-row>
        <table:table-row table:style-name="ro1">
          <table:table-cell office:value-type="string" calcext:value-type="string">
            <text:p>http://www.europarl.europa.eu/doceo/document/CRE-8-2014-11-13-INT-4-336-000_HR.html</text:p>
          </table:table-cell>
          <table:table-cell office:value-type="string" calcext:value-type="string">
            <text:p><text:s/>Association agreement between the European Union and the Republic of Moldova (A8-0020/2014 - Petras Auštrevičius) HR </text:p>
          </table:table-cell>
          <table:table-cell office:value-type="string" calcext:value-type="string">
            <text:p>13-11-2014</text:p>
          </table:table-cell>
          <table:table-cell table:formula="of:=DATE(VALUE(MID([.C542]; 7; 4)); VALUE(MID([.C542]; 4; 2)); VALUE(MID([.C542]; 1; 2)))" office:value-type="date" office:date-value="2014-11-13" calcext:value-type="date">
            <text:p>11/13/14</text:p>
          </table:table-cell>
          <table:table-cell office:value-type="string" calcext:value-type="string">
            <text:p>  Dubravka Šuica (PPE), <text:s text:c="2"/>napisan. - S obzirom na to da se ovim sporazumom uspostavlja pridruživanje Republike Moldove i Europske zajednice za atomsku energiju i njenih članica, te da to predstavlja novu stepenicu u razvoju takvih odnosa kojima je cilj stvaranje što jačih veza, gospodarska integracija i političko udruživanje, smatram kako je potrebno podržati ovaj prijedlog o pridruživanju između Moldove i Europske zajednice za atomsku energiju. </text:p>
          </table:table-cell>
        </table:table-row>
        <table:table-row table:style-name="ro1">
          <table:table-cell office:value-type="string" calcext:value-type="string">
            <text:p>http://www.europarl.europa.eu/doceo/document/CRE-8-2014-11-13-INT-4-390-000_HR.html</text:p>
          </table:table-cell>
          <table:table-cell office:value-type="string" calcext:value-type="string">
            <text:p><text:s/>Peace process in Northern Ireland (B8-0218/2014) HR </text:p>
          </table:table-cell>
          <table:table-cell office:value-type="string" calcext:value-type="string">
            <text:p>13-11-2014</text:p>
          </table:table-cell>
          <table:table-cell table:formula="of:=DATE(VALUE(MID([.C543]; 7; 4)); VALUE(MID([.C543]; 4; 2)); VALUE(MID([.C543]; 1; 2)))" office:value-type="date" office:date-value="2014-11-13" calcext:value-type="date">
            <text:p>11/13/14</text:p>
          </table:table-cell>
          <table:table-cell office:value-type="string" calcext:value-type="string">
            <text:p>  Dubravka Šuica (PPE), <text:s text:c="2"/>napisan. - S obzirom da još uvijek svjedočimo sukobu u Sjevernoj Irskoj, točnije Sjevernoj Irskoj i pograničnom području Irske, vrlo je važno da ovu rezoluciju potvrdimo, da se stabilnost realizira u svrhu promicanja mira, te gospodarskog i društvenog napretka. Postojeći programi, uključujući program MIR III kojim je 2007. godine predstavljen novi strateški pristup kojim bi se postigao maksimalni učinak financiranja, jasan su pokazatelj da se radi na rješavanju ove problematike.</text:p>
          </table:table-cell>
        </table:table-row>
        <table:table-row table:style-name="ro1">
          <table:table-cell office:value-type="string" calcext:value-type="string">
            <text:p>http://www.europarl.europa.eu/doceo/document/CRE-8-2014-11-13-INT-4-442-000_HR.html</text:p>
          </table:table-cell>
          <table:table-cell office:value-type="string" calcext:value-type="string">
            <text:p><text:s/>Turkish actions creating tensions in the exclusive economic zone of Cyprus (RC-B8-0211/2014, B8-0211/2014, B8-0212/2014, B8-0216/2014, B8-0217/2014, B8-0221/2014, B8-0223/2014, B8-0225/2014) HR </text:p>
          </table:table-cell>
          <table:table-cell office:value-type="string" calcext:value-type="string">
            <text:p>13-11-2014</text:p>
          </table:table-cell>
          <table:table-cell table:formula="of:=DATE(VALUE(MID([.C544]; 7; 4)); VALUE(MID([.C544]; 4; 2)); VALUE(MID([.C544]; 1; 2)))" office:value-type="date" office:date-value="2014-11-13" calcext:value-type="date">
            <text:p>11/13/14</text:p>
          </table:table-cell>
          <table:table-cell office:value-type="string" calcext:value-type="string">
            <text:p>  Dubravka Šuica (PPE), <text:s text:c="2"/>napisan. - Cipar je oduvijek bio osjetljiva tema, prvenstveno zbog svoje podijeljenosti na dva dijela takozvanom "zelenom linijom" (1974.) koja dijeli otok na grčki i turski dio. Turska strana Cipra je prije nešto više od mjesec dana istraživačkim brodom započela bušenje radi testiranja rezervi ugljikovodika u moru unutar granica ciparskog gospodarskog pojasa. Međutim, ciparska vlada je proglasila ilegalnim ova istraživanja te upozorila na ozbiljne posljedice, jer je Turska ovim projektom obuhvatila i neke dijelove ciparskog ekskluzivnog gospodarskog pojasa</text:p>
          </table:table-cell>
        </table:table-row>
        <table:table-row table:style-name="ro1">
          <table:table-cell office:value-type="string" calcext:value-type="string">
            <text:p>http://www.europarl.europa.eu/doceo/document/CRE-8-2014-11-13-INT-4-497-000_HR.html</text:p>
          </table:table-cell>
          <table:table-cell office:value-type="string" calcext:value-type="string">
            <text:p><text:s/>Humanitarian situation in South Sudan (RC-B8-0213/2014, B8-0213/2014, B8-0214/2014, B8-0215/2014, B8-0219/2014, B8-0220/2014, B8-0222/2014, B8-0224/2014) HR </text:p>
          </table:table-cell>
          <table:table-cell office:value-type="string" calcext:value-type="string">
            <text:p>13-11-2014</text:p>
          </table:table-cell>
          <table:table-cell table:formula="of:=DATE(VALUE(MID([.C545]; 7; 4)); VALUE(MID([.C545]; 4; 2)); VALUE(MID([.C545]; 1; 2)))" office:value-type="date" office:date-value="2014-11-13" calcext:value-type="date">
            <text:p>11/13/14</text:p>
          </table:table-cell>
          <table:table-cell office:value-type="string" calcext:value-type="string">
            <text:p>  Dubravka Šuica (PPE), <text:s text:c="2"/>napisan. - Uzrok krize u Južnom Sudanu je konflikt između vlade te opozicijskih snaga. Sukobi traju već preko 10 mjeseci (od 13. prosinca 2013.). Pozadina krize je sukob između predsjednika Salve Kiira i vođe opozicije (bivšeg potpredsjednika) Rieka Machara. Sve je počelo pozivom Rieka Machara na bojkot sjednice Nacionalnog oslobodilačkog vijeća. </text:p>
          </table:table-cell>
        </table:table-row>
        <table:table-row table:style-name="ro1">
          <table:table-cell office:value-type="string" calcext:value-type="string">
            <text:p>http://www.europarl.europa.eu/doceo/document/CRE-8-2014-11-24-INT-1-088-000_HR.html</text:p>
          </table:table-cell>
          <table:table-cell office:value-type="string" calcext:value-type="string">
            <text:p><text:s/>The EU and the global development framework after 2015 (debate) HR </text:p>
          </table:table-cell>
          <table:table-cell office:value-type="string" calcext:value-type="string">
            <text:p>24-11-2014</text:p>
          </table:table-cell>
          <table:table-cell table:formula="of:=DATE(VALUE(MID([.C546]; 7; 4)); VALUE(MID([.C546]; 4; 2)); VALUE(MID([.C546]; 1; 2)))" office:value-type="date" office:date-value="2014-11-24" calcext:value-type="date">
            <text:p>11/24/14</text:p>
          </table:table-cell>
          <table:table-cell office:value-type="string" calcext:value-type="string">
            <text:p>  Dubravka Šuica (PPE). - <text:s text:c="2"/>Gospodine predsjedniče, budući da je Europska unija najveći donator razvojne pomoći, onda ona mora biti i predvodnik u pregovorima koji nam slijede. Vidimo ovdje jednu inovaciju, države članice moraju nastupati zajednički, jedinstveno, koherentno i važno je da se ovaj program treba odnositi na sve zemlje svijeta i stoga je on univerzalno primjenjiv. </text:p>
          </table:table-cell>
        </table:table-row>
        <table:table-row table:style-name="ro1">
          <table:table-cell office:value-type="string" calcext:value-type="string">
            <text:p>http://www.europarl.europa.eu/doceo/document/CRE-8-2014-11-24-INT-1-212-000_HR.html</text:p>
          </table:table-cell>
          <table:table-cell office:value-type="string" calcext:value-type="string">
            <text:p><text:s/>Commission’s impact assessment guidelines (debate) HR </text:p>
          </table:table-cell>
          <table:table-cell office:value-type="string" calcext:value-type="string">
            <text:p>24-11-2014</text:p>
          </table:table-cell>
          <table:table-cell table:formula="of:=DATE(VALUE(MID([.C547]; 7; 4)); VALUE(MID([.C547]; 4; 2)); VALUE(MID([.C547]; 1; 2)))" office:value-type="date" office:date-value="2014-11-24" calcext:value-type="date">
            <text:p>11/24/14</text:p>
          </table:table-cell>
          <table:table-cell office:value-type="string" calcext:value-type="string">
            <text:p>  Dubravka Šuica (PPE). - <text:s text:c="2"/>Gospodine predsjedniče, čuli smo da 85 % poduzeća pripada malom i srednjem poduzetništvu, da je to vrlo važno te je to okosnica gospodarskog programa. Također, g. Timmermans, vaše su ambicije zaista ohrabrujuće i u potpunosti ste, kao što ste rekli, posvećeni ovom cilju i trebate našu potporu - ja vjerujem da ćete je imati.</text:p>
          </table:table-cell>
        </table:table-row>
        <table:table-row table:style-name="ro1">
          <table:table-cell office:value-type="string" calcext:value-type="string">
            <text:p>http://www.europarl.europa.eu/doceo/document/CRE-8-2014-11-24-INT-1-233-000_HR.html</text:p>
          </table:table-cell>
          <table:table-cell office:value-type="string" calcext:value-type="string">
            <text:p><text:s/>One-minute speeches on matters of political importance HR </text:p>
          </table:table-cell>
          <table:table-cell office:value-type="string" calcext:value-type="string">
            <text:p>24-11-2014</text:p>
          </table:table-cell>
          <table:table-cell table:formula="of:=DATE(VALUE(MID([.C548]; 7; 4)); VALUE(MID([.C548]; 4; 2)); VALUE(MID([.C548]; 1; 2)))" office:value-type="date" office:date-value="2014-11-24" calcext:value-type="date">
            <text:p>11/24/14</text:p>
          </table:table-cell>
          <table:table-cell office:value-type="string" calcext:value-type="string">
            <text:p>  Dubravka Šuica (PPE). - <text:s text:c="2"/>Gospođo predsjednice, želim vam večeras osvijestiti nekoliko činjenica koje se događaju u našem neposrednom susjedstvu i ne bi samo Hrvatska trebala biti zabrinuta zbog ponašanja Srbije u odnosu prema Rusiji. Postoji prikriveno negodovanje mnogih diplomata zbog posjeta Putina Beogradu, vojne parade priređene njemu u čast, ali i vojne vježbe specijalnih jedinica Srbije i Rusije blizu Hrvatske granice, a koja nije više samo hrvatska nego i vanjska granica NATO-a i Europske unije. Stoga bi se moglo govoriti i o provokaciji. Nisu nas impresionirali ni najnoviji događaji oko puštanja optuženog Šešelja na slobodu od strane Međunarodnog suda u Haagu, ali ni lakonska izjava ministra Dačića kako Srbija mora ostvariti izlaz na more. </text:p>
          </table:table-cell>
        </table:table-row>
        <table:table-row table:style-name="ro1">
          <table:table-cell office:value-type="string" calcext:value-type="string">
            <text:p>http://www.europarl.europa.eu/doceo/document/CRE-8-2014-11-25-INT-2-137-000_HR.html</text:p>
          </table:table-cell>
          <table:table-cell office:value-type="string" calcext:value-type="string">
            <text:p><text:s/>Protocol on matters specific to railway rolling stock (A8-0030/2014 - Heidi Hautala) HR </text:p>
          </table:table-cell>
          <table:table-cell office:value-type="string" calcext:value-type="string">
            <text:p>25-11-2014</text:p>
          </table:table-cell>
          <table:table-cell table:formula="of:=DATE(VALUE(MID([.C549]; 7; 4)); VALUE(MID([.C549]; 4; 2)); VALUE(MID([.C549]; 1; 2)))" office:value-type="date" office:date-value="2014-11-25" calcext:value-type="date">
            <text:p>11/25/14</text:p>
          </table:table-cell>
          <table:table-cell office:value-type="string" calcext:value-type="string">
            <text:p>  Dubravka Šuica (PPE), <text:s text:c="2"/>napisan. - S obzirom da je dana 12. lipnja, 2013. Komisija objavila prijedlog za donošenje odluke Vijeća o odobrenju u ime Europske unije, o međunarodnom udjelu u pokretnu opremu specifičnu za željeznička vozila.</text:p>
          </table:table-cell>
        </table:table-row>
        <table:table-row table:style-name="ro1">
          <table:table-cell office:value-type="string" calcext:value-type="string">
            <text:p>http://www.europarl.europa.eu/doceo/document/CRE-8-2014-11-25-INT-2-163-000_HR.html</text:p>
          </table:table-cell>
          <table:table-cell office:value-type="string" calcext:value-type="string">
            <text:p><text:s/>Hague Convention of 30 June 2005 on choice of Court agreements (A8-0034/2014 - Pavel Svoboda) HR </text:p>
          </table:table-cell>
          <table:table-cell office:value-type="string" calcext:value-type="string">
            <text:p>25-11-2014</text:p>
          </table:table-cell>
          <table:table-cell table:formula="of:=DATE(VALUE(MID([.C550]; 7; 4)); VALUE(MID([.C550]; 4; 2)); VALUE(MID([.C550]; 1; 2)))" office:value-type="date" office:date-value="2014-11-25" calcext:value-type="date">
            <text:p>11/25/14</text:p>
          </table:table-cell>
          <table:table-cell office:value-type="string" calcext:value-type="string">
            <text:p>  Dubravka Šuica (PPE), <text:s text:c="2"/>napisan. - S obzirom da „Konvencija o izboru sporazuma Suda'” koja je zaključena 30. lipnja 2005. godine, a potpisna od strane Unije 1. travnja 2009. godine, na temelju Odluke Vijeća 2009/397 / EZ, važno je da prije odobrenja konvencije u ime Europske unije svaka individualna osoba i tvrtka koja je zahvaćena ovom konvencijom bude zaštićena, te da nema štetan utjecaj na istu. </text:p>
          </table:table-cell>
        </table:table-row>
        <table:table-row table:style-name="ro1">
          <table:table-cell office:value-type="string" calcext:value-type="string">
            <text:p>http://www.europarl.europa.eu/doceo/document/CRE-8-2014-11-25-INT-2-191-000_HR.html</text:p>
          </table:table-cell>
          <table:table-cell office:value-type="string" calcext:value-type="string">
            <text:p><text:s/>Mobilisation of the European Globalisation Adjustment Fund: application EGF/2014/008 FI/STX Rauma (A8-0043/2014 - Petri Sarvamaa) HR </text:p>
          </table:table-cell>
          <table:table-cell office:value-type="string" calcext:value-type="string">
            <text:p>25-11-2014</text:p>
          </table:table-cell>
          <table:table-cell table:formula="of:=DATE(VALUE(MID([.C551]; 7; 4)); VALUE(MID([.C551]; 4; 2)); VALUE(MID([.C551]; 1; 2)))" office:value-type="date" office:date-value="2014-11-25" calcext:value-type="date">
            <text:p>11/25/14</text:p>
          </table:table-cell>
          <table:table-cell office:value-type="string" calcext:value-type="string">
            <text:p>  Dubravka Šuica (PPE), <text:s text:c="2"/>napisan. - S obzirom da je 27. svibnja 2014., Finska podnijela zahtjev za pokretanje Europskog fonda za prilagodbu globalizaciji, vezano za otpuštanje 565 radnika u STX Finskoj Oy u Raumi.</text:p>
          </table:table-cell>
        </table:table-row>
        <table:table-row table:style-name="ro1">
          <table:table-cell office:value-type="string" calcext:value-type="string">
            <text:p>http://www.europarl.europa.eu/doceo/document/CRE-8-2014-11-25-INT-2-219-000_HR.html</text:p>
          </table:table-cell>
          <table:table-cell office:value-type="string" calcext:value-type="string">
            <text:p><text:s/>Mobilisation of the European Globalisation Adjustment Fund: application EGF/2014/005 FR/GAD (A8-0044/2014 - Anneli Jäätteenmäki) HR </text:p>
          </table:table-cell>
          <table:table-cell office:value-type="string" calcext:value-type="string">
            <text:p>25-11-2014</text:p>
          </table:table-cell>
          <table:table-cell table:formula="of:=DATE(VALUE(MID([.C552]; 7; 4)); VALUE(MID([.C552]; 4; 2)); VALUE(MID([.C552]; 1; 2)))" office:value-type="date" office:date-value="2014-11-25" calcext:value-type="date">
            <text:p>11/25/14</text:p>
          </table:table-cell>
          <table:table-cell office:value-type="string" calcext:value-type="string">
            <text:p>  Dubravka Šuica (PPE), <text:s text:c="2"/>napisan. - S obzirom da je 6. lipnja 2014. Francuska podnijela zahtjev za pokretanje Europskog fonda za prilagodbu globalizaciji, zbog otpuštanja 744 radnika u GAD société anonyme simplifiée u Francuskoj, a uzimajući u obzir Uredbu Vijeća br. 1311/2013 od 2. prosinca 2013. godine, kojom se utvrđuje višegodišnji financijski okvir za razdoblje 2014.-2020., zahtjev zadovoljava sve kriterije koji su potrebni za mobilizaciju fonda.</text:p>
          </table:table-cell>
        </table:table-row>
        <table:table-row table:style-name="ro1">
          <table:table-cell office:value-type="string" calcext:value-type="string">
            <text:p>http://www.europarl.europa.eu/doceo/document/CRE-8-2014-11-25-INT-2-249-500_HR.html</text:p>
          </table:table-cell>
          <table:table-cell office:value-type="string" calcext:value-type="string">
            <text:p><text:s/>Opinion from the Court of Justice on the compatibility with the Treaties of the Agreement between the European Union and Canada on the transfer and processing of Passenger Name Record (PNR) data by air carriers to the Canadian Border Services Agency (B8-0265/2014) </text:p>
          </table:table-cell>
          <table:table-cell office:value-type="string" calcext:value-type="string">
            <text:p>25-11-2014</text:p>
          </table:table-cell>
          <table:table-cell table:formula="of:=DATE(VALUE(MID([.C553]; 7; 4)); VALUE(MID([.C553]; 4; 2)); VALUE(MID([.C553]; 1; 2)))" office:value-type="date" office:date-value="2014-11-25" calcext:value-type="date">
            <text:p>11/25/14</text:p>
          </table:table-cell>
          <table:table-cell office:value-type="string" calcext:value-type="string">
            <text:p>  Dubravka Šuica (PPE), <text:s text:c="2"/>napisan. - Moramo biti sigurni da se građani Europske unije osjećaju sigurni te da se odlukama kao što su prijenosi podataka putnika ne šteti njima kao građanima Europske unije. </text:p>
          </table:table-cell>
        </table:table-row>
        <table:table-row table:style-name="ro1">
          <table:table-cell office:value-type="string" calcext:value-type="string">
            <text:p>http://www.europarl.europa.eu/doceo/document/CRE-8-2014-11-25-INT-2-295-000_HR.html</text:p>
          </table:table-cell>
          <table:table-cell office:value-type="string" calcext:value-type="string">
            <text:p><text:s/>The EU and the global development framework after 2015 (A8-0037/2014 - Davor Ivo Stier) HR </text:p>
          </table:table-cell>
          <table:table-cell office:value-type="string" calcext:value-type="string">
            <text:p>25-11-2014</text:p>
          </table:table-cell>
          <table:table-cell table:formula="of:=DATE(VALUE(MID([.C554]; 7; 4)); VALUE(MID([.C554]; 4; 2)); VALUE(MID([.C554]; 1; 2)))" office:value-type="date" office:date-value="2014-11-25" calcext:value-type="date">
            <text:p>11/25/14</text:p>
          </table:table-cell>
          <table:table-cell office:value-type="string" calcext:value-type="string">
            <text:p>  Dubravka Šuica (PPE), <text:s text:c="2"/>napisan. - Pozdravljam činjenicu da su Milenijski razvojni ciljevi koji su utvrđeni 2000. godine imali veliki uspjeh u zemljama sa srednjom razinom dohotka i zemljama u razvoju, ali izvješće također ističe da je napredak unutar tih istih zemalja nejednak, te prije oblikovanja Razvojnih ciljeva nakon 2015. godine potrebno je dosadašnje rezultate ispravno analizirati, jer su oni najjasniji pokazatelj rezultata dosadašnjeg rada na čemu se dalje mora raditi.</text:p>
          </table:table-cell>
        </table:table-row>
        <table:table-row table:style-name="ro1">
          <table:table-cell office:value-type="string" calcext:value-type="string">
            <text:p>http://www.europarl.europa.eu/doceo/document/CRE-8-2014-11-25-INT-2-337-000_HR.html</text:p>
          </table:table-cell>
          <table:table-cell office:value-type="string" calcext:value-type="string">
            <text:p><text:s/>Employment and social aspects of the EU2020 strategy (B8-0252/2014) HR </text:p>
          </table:table-cell>
          <table:table-cell office:value-type="string" calcext:value-type="string">
            <text:p>25-11-2014</text:p>
          </table:table-cell>
          <table:table-cell table:formula="of:=DATE(VALUE(MID([.C555]; 7; 4)); VALUE(MID([.C555]; 4; 2)); VALUE(MID([.C555]; 1; 2)))" office:value-type="date" office:date-value="2014-11-25" calcext:value-type="date">
            <text:p>11/25/14</text:p>
          </table:table-cell>
          <table:table-cell office:value-type="string" calcext:value-type="string">
            <text:p>  Dubravka Šuica (PPE), <text:s text:c="2"/>napisan. - Prijedlog Komisije „Strategija Europa 2020.” kojom bi se pokrenula strategija za pametan, održiv i uključivi rast, sadrži problematiku s kojom se još uvijek suočavamo u Europskoj uniji, a to su nezaposlenost i nezaposlenost mladih. Nažalost, još uvijek vlada kriza nezaposlenosti, posebno mladih, te osobno smatram da to treba biti jedan od prioriteta na kojem se mora aktivno i temeljito raditi da bi pomogli mladima u Hrvatskoj i Europskoj uniji po pitanju nezaposlenosti. </text:p>
          </table:table-cell>
        </table:table-row>
        <table:table-row table:style-name="ro1">
          <table:table-cell office:value-type="string" calcext:value-type="string">
            <text:p>http://www.europarl.europa.eu/doceo/document/CRE-8-2014-11-25-INT-2-447-000_HR.html</text:p>
          </table:table-cell>
          <table:table-cell office:value-type="string" calcext:value-type="string">
            <text:p><text:s/>Combating violence against women (continuation of debate) HR </text:p>
          </table:table-cell>
          <table:table-cell office:value-type="string" calcext:value-type="string">
            <text:p>25-11-2014</text:p>
          </table:table-cell>
          <table:table-cell table:formula="of:=DATE(VALUE(MID([.C556]; 7; 4)); VALUE(MID([.C556]; 4; 2)); VALUE(MID([.C556]; 1; 2)))" office:value-type="date" office:date-value="2014-11-25" calcext:value-type="date">
            <text:p>11/25/14</text:p>
          </table:table-cell>
          <table:table-cell office:value-type="string" calcext:value-type="string">
            <text:p>  Dubravka Šuica (PPE). - <text:s text:c="2"/>Gospođo predsjednice, činjenica da ćemo sutra proglasiti doktora Denisa Mukwegea laureatom nagrade Saharov puno govori o razlozima zbog kojih će on tu nagradu dobiti, a to je borba za dostojanstvo žene. Isto tako Malala prošle godine. To je jedna optimistična činjenica. Druga je činjenica da je gospođa Věra Jourová postala naša povjerenica i da u svom portfelju ima izrijekom ravnopravnost spolova, odnosno brigu o ženama. Treća od činjenica koju smo danas svi ovdje doživjeli je bilo obraćanje Svetog Oca pape Franje koji nam je rekao i poručio da moramo vratiti čovjeka i dostojanstvo u centar. Znači, te činjenice mi bude optimizam. </text:p>
          </table:table-cell>
        </table:table-row>
        <table:table-row table:style-name="ro1">
          <table:table-cell office:value-type="string" calcext:value-type="string">
            <text:p>http://www.europarl.europa.eu/doceo/document/CRE-8-2014-11-25-INT-2-611-000_HR.html</text:p>
          </table:table-cell>
          <table:table-cell office:value-type="string" calcext:value-type="string">
            <text:p><text:s/>Implementation of the Employment Equality Directive (debate) HR </text:p>
          </table:table-cell>
          <table:table-cell office:value-type="string" calcext:value-type="string">
            <text:p>25-11-2014</text:p>
          </table:table-cell>
          <table:table-cell table:formula="of:=DATE(VALUE(MID([.C557]; 7; 4)); VALUE(MID([.C557]; 4; 2)); VALUE(MID([.C557]; 1; 2)))" office:value-type="date" office:date-value="2014-11-25" calcext:value-type="date">
            <text:p>11/25/14</text:p>
          </table:table-cell>
          <table:table-cell office:value-type="string" calcext:value-type="string">
            <text:p>  Dubravka Šuica (PPE). - <text:s text:c="2"/>Gospodine predsjedniče, najprije se želim zahvaliti gospođi Thyssen, našoj novoj povjerenici što je pokazala ambiciju da se pozabavi ovim pitanjem i naravno zahvaliti Odboru za zapošljavanje koji je potaknuo ovo pitanje. </text:p>
          </table:table-cell>
        </table:table-row>
        <table:table-row table:style-name="ro1">
          <table:table-cell office:value-type="string" calcext:value-type="string">
            <text:p>http://www.europarl.europa.eu/doceo/document/CRE-8-2014-11-26-INT-3-030-750_HR.html</text:p>
          </table:table-cell>
          <table:table-cell office:value-type="string" calcext:value-type="string">
            <text:p><text:s/>Commission Jobs, Growth and Investment Package (debate) HR </text:p>
          </table:table-cell>
          <table:table-cell office:value-type="string" calcext:value-type="string">
            <text:p>26-11-2014</text:p>
          </table:table-cell>
          <table:table-cell table:formula="of:=DATE(VALUE(MID([.C558]; 7; 4)); VALUE(MID([.C558]; 4; 2)); VALUE(MID([.C558]; 1; 2)))" office:value-type="date" office:date-value="2014-11-26" calcext:value-type="date">
            <text:p>11/26/14</text:p>
          </table:table-cell>
          <table:table-cell office:value-type="string" calcext:value-type="string">
            <text:p>  Dubravka Šuica (PPE), <text:s text:c="2"/>napisan. – Investicijski plan za rast i razvoj u Europskoj uniji, koji je predstavio predsjednik Europske komisije Jean-Claude Juncker, veliko je ohrabrenje nakon globalne gospodarske krize na koju nije ostala imuna niti EU. Recesija nije zaobišla niti Hrvatsku što je rezultiralo odlaskom velikog broja mladih iz Hrvatske, kao i velikom nezaposlenošću, posebice mladih. </text:p>
          </table:table-cell>
        </table:table-row>
        <table:table-row table:style-name="ro1">
          <table:table-cell office:value-type="string" calcext:value-type="string">
            <text:p>http://www.europarl.europa.eu/doceo/document/CRE-8-2014-11-26-INT-3-077-000_HR.html</text:p>
          </table:table-cell>
          <table:table-cell office:value-type="string" calcext:value-type="string">
            <text:p><text:s/>2014 UN Climate Change Conference - COP 20 in Lima, Peru (1-12 December 2014) (debate) HR </text:p>
          </table:table-cell>
          <table:table-cell office:value-type="string" calcext:value-type="string">
            <text:p>26-11-2014</text:p>
          </table:table-cell>
          <table:table-cell table:formula="of:=DATE(VALUE(MID([.C559]; 7; 4)); VALUE(MID([.C559]; 4; 2)); VALUE(MID([.C559]; 1; 2)))" office:value-type="date" office:date-value="2014-11-26" calcext:value-type="date">
            <text:p>11/26/14</text:p>
          </table:table-cell>
          <table:table-cell office:value-type="string" calcext:value-type="string">
            <text:p>  Dubravka Šuica (PPE). - <text:s text:c="2"/>Gospodine predsjedniče, u Kyotu smo se odlučili oko ciljeva kad smo shvatili da smo svi ugroženi, ne samo ljudska vrsta nego i sva ostala živa bića. Ali od Kyota preko Kopenhagena, Durbana, Dohe, Lime i Pariza zaista smo mislili da smo puno učinili, međutim, definitivno treba jedan globalni dogovor. Ovo je ključni trenutak. Vi znate da je Parlament htio više od Komisije, da je Komisija htjela više od Vijeća i da je konačno u listopadu Vijeće usvojilo obvezujuće ciljeve i ovu rezoluciju. </text:p>
          </table:table-cell>
        </table:table-row>
        <table:table-row table:style-name="ro1">
          <table:table-cell office:value-type="string" calcext:value-type="string">
            <text:p>http://www.europarl.europa.eu/doceo/document/CRE-8-2014-11-26-INT-3-149-000_HR.html</text:p>
          </table:table-cell>
          <table:table-cell office:value-type="string" calcext:value-type="string">
            <text:p><text:s/>Collection of statistical information by the European Central Bank (A8-0027/2014 - Roberto Gualtieri) HR </text:p>
          </table:table-cell>
          <table:table-cell office:value-type="string" calcext:value-type="string">
            <text:p>26-11-2014</text:p>
          </table:table-cell>
          <table:table-cell table:formula="of:=DATE(VALUE(MID([.C560]; 7; 4)); VALUE(MID([.C560]; 4; 2)); VALUE(MID([.C560]; 1; 2)))" office:value-type="date" office:date-value="2014-11-26" calcext:value-type="date">
            <text:p>11/26/14</text:p>
          </table:table-cell>
          <table:table-cell office:value-type="string" calcext:value-type="string">
            <text:p>  Dubravka Šuica (PPE), <text:s text:c="2"/>napisan. - Predložene amandmane sam podržala jer doprinose učinkovitijem prikupljanju podataka. Amandmani predloženi od strane ECD-a specificiraju da ECB može koristiti povjerljive statističke informacije za potrebe nadzora funkcija, slično kao i nacionalne centralne banke u polju bonitetnog nadzora. Ovo je učinjeno kako bi se smanjio teret izvještaja te kako bi se isti podaci skupljali samo jednom.</text:p>
          </table:table-cell>
        </table:table-row>
        <table:table-row table:style-name="ro1">
          <table:table-cell office:value-type="string" calcext:value-type="string">
            <text:p>http://www.europarl.europa.eu/doceo/document/CRE-8-2014-11-26-INT-3-188-000_HR.html</text:p>
          </table:table-cell>
          <table:table-cell office:value-type="string" calcext:value-type="string">
            <text:p><text:s/>The powers of the European Central Bank to impose sanctions (A8-0028/2014 - Kay Swinburne) HR </text:p>
          </table:table-cell>
          <table:table-cell office:value-type="string" calcext:value-type="string">
            <text:p>26-11-2014</text:p>
          </table:table-cell>
          <table:table-cell table:formula="of:=DATE(VALUE(MID([.C561]; 7; 4)); VALUE(MID([.C561]; 4; 2)); VALUE(MID([.C561]; 1; 2)))" office:value-type="date" office:date-value="2014-11-26" calcext:value-type="date">
            <text:p>11/26/14</text:p>
          </table:table-cell>
          <table:table-cell office:value-type="string" calcext:value-type="string">
            <text:p>  Dubravka Šuica (PPE), <text:s text:c="2"/>napisan. - Usvajanjem nove regulacije 2532/98 omogućeno je ECB-u uvođenje sankcija, a financijska kriza pokazala je potrebu za boljom regulacijom i nadzorom financijskog sektora u EU-u. Stoga sam podržala nova pravila koja osiguravaju bolju financijsku regulaciju. Ta pravila omogućuju da svih 28 država članica podupru funkcioniranje jedinstvenog tržišta.</text:p>
          </table:table-cell>
        </table:table-row>
        <table:table-row table:style-name="ro1">
          <table:table-cell office:value-type="string" calcext:value-type="string">
            <text:p>http://www.europarl.europa.eu/doceo/document/CRE-8-2014-11-26-INT-3-198-000_HR.html</text:p>
          </table:table-cell>
          <table:table-cell office:value-type="string" calcext:value-type="string">
            <text:p><text:s/>2014 UN Climate Change Conference - COP 20 in Lima, Peru (1-12 December 2014) (B8-0251/2014) HR </text:p>
          </table:table-cell>
          <table:table-cell office:value-type="string" calcext:value-type="string">
            <text:p>26-11-2014</text:p>
          </table:table-cell>
          <table:table-cell table:formula="of:=DATE(VALUE(MID([.C562]; 7; 4)); VALUE(MID([.C562]; 4; 2)); VALUE(MID([.C562]; 1; 2)))" office:value-type="date" office:date-value="2014-11-26" calcext:value-type="date">
            <text:p>11/26/14</text:p>
          </table:table-cell>
          <table:table-cell office:value-type="string" calcext:value-type="string">
            <text:p>  Dubravka Šuica (PPE). - <text:s text:c="2"/>Gospodine predsjedniče, sa zadovoljstvom sam glasovala za ovu rezoluciju o klimatskim promjenama, budući da je ona osnov za razgovor u Limi početkom prosinca 2014. godine. Zapravo smo davno postavili osnov, to je bilo u Kyotu, međutim nismo se dobro držali i očito je da trebamo univerzalnu globalnu akciju. </text:p>
          </table:table-cell>
        </table:table-row>
        <table:table-row table:style-name="ro1">
          <table:table-cell office:value-type="string" calcext:value-type="string">
            <text:p>http://www.europarl.europa.eu/doceo/document/CRE-8-2014-11-27-INT-4-035-000_HR.html</text:p>
          </table:table-cell>
          <table:table-cell office:value-type="string" calcext:value-type="string">
            <text:p><text:s/>Child malnutrition in developing countries (debate) HR </text:p>
          </table:table-cell>
          <table:table-cell office:value-type="string" calcext:value-type="string">
            <text:p>27-11-2014</text:p>
          </table:table-cell>
          <table:table-cell table:formula="of:=DATE(VALUE(MID([.C563]; 7; 4)); VALUE(MID([.C563]; 4; 2)); VALUE(MID([.C563]; 1; 2)))" office:value-type="date" office:date-value="2014-11-27" calcext:value-type="date">
            <text:p>11/27/14</text:p>
          </table:table-cell>
          <table:table-cell office:value-type="string" calcext:value-type="string">
            <text:p>  Dubravka Šuica (PPE). - <text:s text:c="2"/>Gospodine predsjedniče, Gabriela Mistral, čileanska dobitnica Nobelove nagrade je još prije 70 godina napisala: „Krivi smo za mnoge greške, no naš najveći zločin je napuštanje djece i zanemarivanje izvora života. Mnoge stvari koje trebamo možemo čekati, no dijete ne može čekati.”</text:p>
          </table:table-cell>
        </table:table-row>
        <table:table-row table:style-name="ro1">
          <table:table-cell office:value-type="string" calcext:value-type="string">
            <text:p>http://www.europarl.europa.eu/doceo/document/CRE-8-2014-11-27-INT-4-095-000_HR.html</text:p>
          </table:table-cell>
          <table:table-cell office:value-type="string" calcext:value-type="string">
            <text:p><text:s/>Pakistan: blasphemy laws HR </text:p>
          </table:table-cell>
          <table:table-cell office:value-type="string" calcext:value-type="string">
            <text:p>27-11-2014</text:p>
          </table:table-cell>
          <table:table-cell table:formula="of:=DATE(VALUE(MID([.C564]; 7; 4)); VALUE(MID([.C564]; 4; 2)); VALUE(MID([.C564]; 1; 2)))" office:value-type="date" office:date-value="2014-11-27" calcext:value-type="date">
            <text:p>11/27/14</text:p>
          </table:table-cell>
          <table:table-cell office:value-type="string" calcext:value-type="string">
            <text:p>  Dubravka Šuica (PPE). - <text:s text:c="2"/>Gospodine predsjedniče, nema te religije koja može opravdati ovakve postupke. Mi danas ovdje koristimo instrumente koji nam stoje na raspolaganju, instrument je i ova Rezolucija i pohvalno je da imamo Rezoluciju. Međutim, činjenica je da je 150 milijuna kršćana diljem svijeta progonjeno. </text:p>
          </table:table-cell>
        </table:table-row>
        <table:table-row table:style-name="ro1">
          <table:table-cell office:value-type="string" calcext:value-type="string">
            <text:p>http://www.europarl.europa.eu/doceo/document/CRE-8-2014-11-27-INT-4-240-500_HR.html</text:p>
          </table:table-cell>
          <table:table-cell office:value-type="string" calcext:value-type="string">
            <text:p><text:s/>Motion of censure on the Commission (B8-0249/2014) HR </text:p>
          </table:table-cell>
          <table:table-cell office:value-type="string" calcext:value-type="string">
            <text:p>27-11-2014</text:p>
          </table:table-cell>
          <table:table-cell table:formula="of:=DATE(VALUE(MID([.C565]; 7; 4)); VALUE(MID([.C565]; 4; 2)); VALUE(MID([.C565]; 1; 2)))" office:value-type="date" office:date-value="2014-11-27" calcext:value-type="date">
            <text:p>11/27/14</text:p>
          </table:table-cell>
          <table:table-cell office:value-type="string" calcext:value-type="string">
            <text:p>  Dubravka Šuica (PPE), <text:s text:c="2"/>napisan. — Glasujem protiv ovoga prijedloga jer je neutemeljen. Smatram da Europska komisija, kao i njen predsjednik gospodin Jean-Claude Juncker, rade dobar posao. Stavili su prioritet na stvaranje rasta i otvaranje novih radnih mjesta. Zalažu se za jedinstveno digitalno tržište gdje prvenstveno žele razbiti nacionalne barijere u regulacijama teleoperatera, za bolje zakonodavstvo, za autorska prava i zaštitu podataka, za upravljanje radio valovima i za bolja prava tržišnih natjecanja. </text:p>
          </table:table-cell>
        </table:table-row>
        <table:table-row table:style-name="ro1">
          <table:table-cell office:value-type="string" calcext:value-type="string">
            <text:p>http://www.europarl.europa.eu/doceo/document/CRE-8-2014-11-27-INT-4-263-500_HR.html</text:p>
          </table:table-cell>
          <table:table-cell office:value-type="string" calcext:value-type="string">
            <text:p><text:s/>Commission Delegated Regulation (EU) No …/.. on the provisional system of instalments on contributions to cover the administrative expenditures of the Single Resolution Board during the provisional period (B8-0246/2014) HR </text:p>
          </table:table-cell>
          <table:table-cell office:value-type="string" calcext:value-type="string">
            <text:p>27-11-2014</text:p>
          </table:table-cell>
          <table:table-cell table:formula="of:=DATE(VALUE(MID([.C566]; 7; 4)); VALUE(MID([.C566]; 4; 2)); VALUE(MID([.C566]; 1; 2)))" office:value-type="date" office:date-value="2014-11-27" calcext:value-type="date">
            <text:p>11/27/14</text:p>
          </table:table-cell>
          <table:table-cell office:value-type="string" calcext:value-type="string">
            <text:p>  Dubravka Šuica (PPE), <text:s text:c="2"/>napisan. — Podržavam ovu rezoluciju o neulaganju prigovora na Delegiranu uredbu Komisije od 8. listopada 2014. o privremenom sustavu djelomičnih uplata doprinosa za pokrivanje administrativnih rashoda Jedinstvenog odbora za sanaciju tijekom privremenog razdoblja, budući da će Odbor imati neovisni proračun koji nije dio proračuna Unije te će se financirati doprinosima iz bankarskog sektora, posebno doprinosima za administrativne rashode Odbora koje će plaćati kreditne institucije, matična društva, investicijska društva i financijske institucije koje su obuhvaćene Uredbom o jedinstvenom sanacijskom mehanizmu.</text:p>
          </table:table-cell>
        </table:table-row>
        <table:table-row table:style-name="ro1">
          <table:table-cell office:value-type="string" calcext:value-type="string">
            <text:p>http://www.europarl.europa.eu/doceo/document/CRE-8-2014-11-27-INT-4-307-500_HR.html</text:p>
          </table:table-cell>
          <table:table-cell office:value-type="string" calcext:value-type="string">
            <text:p><text:s/>Delays in the start-up of cohesion policy for 2014-2020 (B8-0278/2014, B8-0278/2014, B8-0279/2014, B8-0280/2014, B8-0281/2014, B8-0282/2014, B8-0283/2014, B8-0284/2014) HR </text:p>
          </table:table-cell>
          <table:table-cell office:value-type="string" calcext:value-type="string">
            <text:p>27-11-2014</text:p>
          </table:table-cell>
          <table:table-cell table:formula="of:=DATE(VALUE(MID([.C567]; 7; 4)); VALUE(MID([.C567]; 4; 2)); VALUE(MID([.C567]; 1; 2)))" office:value-type="date" office:date-value="2014-11-27" calcext:value-type="date">
            <text:p>11/27/14</text:p>
          </table:table-cell>
          <table:table-cell office:value-type="string" calcext:value-type="string">
            <text:p>  Dubravka Šuica (PPE), <text:s text:c="2"/>napisan. — Zabrinuta sam zbog značajnog kašnjenja u provedbi kohezijske politike 2014.-2020., no priznajem važnost usvajanja kvalitetnih operativnih programa na početku programskog razdoblja kako bi se izbjegle kasnije izmjene. </text:p>
          </table:table-cell>
        </table:table-row>
        <table:table-row table:style-name="ro1">
          <table:table-cell office:value-type="string" calcext:value-type="string">
            <text:p>http://www.europarl.europa.eu/doceo/document/CRE-8-2014-11-27-INT-4-333-500_HR.html</text:p>
          </table:table-cell>
          <table:table-cell office:value-type="string" calcext:value-type="string">
            <text:p><text:s/>Commission’s impact assessment guidelines (RC-B8-0311/2014, B8-0311/2014, B8-0312/2014, B8-0313/2014, B8-0314/2014, B8-0315/2014, B8-0316/2014) HR </text:p>
          </table:table-cell>
          <table:table-cell office:value-type="string" calcext:value-type="string">
            <text:p>27-11-2014</text:p>
          </table:table-cell>
          <table:table-cell table:formula="of:=DATE(VALUE(MID([.C568]; 7; 4)); VALUE(MID([.C568]; 4; 2)); VALUE(MID([.C568]; 1; 2)))" office:value-type="date" office:date-value="2014-11-27" calcext:value-type="date">
            <text:p>11/27/14</text:p>
          </table:table-cell>
          <table:table-cell office:value-type="string" calcext:value-type="string">
            <text:p>  Dubravka Šuica (PPE), <text:s text:c="2"/>napisan. — Budući da nam je na raspolaganju niz alata kojima se omogućuje učinkovita provedba programa "Počnimo od mladih" , od početka podržavam njegov cilj koji uzima u obzir interese malih i srednjih poduzeća u vrlo ranoj fazi kako bi im se zakonodavstvo bolje prilagodilo, te definitivno podržavam ovu rezoluciju. </text:p>
          </table:table-cell>
        </table:table-row>
        <table:table-row table:style-name="ro1">
          <table:table-cell office:value-type="string" calcext:value-type="string">
            <text:p>http://www.europarl.europa.eu/doceo/document/CRE-8-2014-11-27-INT-4-379-500_HR.html</text:p>
          </table:table-cell>
          <table:table-cell office:value-type="string" calcext:value-type="string">
            <text:p><text:s/>25th anniversary of the UN Convention on the Rights of the Child (B8-0285/2014) HR </text:p>
          </table:table-cell>
          <table:table-cell office:value-type="string" calcext:value-type="string">
            <text:p>27-11-2014</text:p>
          </table:table-cell>
          <table:table-cell table:formula="of:=DATE(VALUE(MID([.C569]; 7; 4)); VALUE(MID([.C569]; 4; 2)); VALUE(MID([.C569]; 1; 2)))" office:value-type="date" office:date-value="2014-11-27" calcext:value-type="date">
            <text:p>11/27/14</text:p>
          </table:table-cell>
          <table:table-cell office:value-type="string" calcext:value-type="string">
            <text:p>  Dubravka Šuica (PPE), <text:s text:c="2"/>napisan. — S obzirom da smo 20. studenoga proslavili 25. obljetnicu UN-ove Konvencije o pravima djeteta, možemo reći da se u 25 godina puno napravilo kada je riječ o djeci i njihovim temeljnim pravima. Ovo je prilika da se osvrnemo na tih 25 godina te možemo posvjedočiti koliko se svijet promijenio, od pada Berlinskog zida, čiju smo obljetnicu također obilježili u Bruxellesu, te globalizacije i širenja Europske unije do današnjih 28 članica. </text:p>
          </table:table-cell>
        </table:table-row>
        <table:table-row table:style-name="ro1">
          <table:table-cell office:value-type="string" calcext:value-type="string">
            <text:p>http://www.europarl.europa.eu/doceo/document/CRE-8-2014-11-27-INT-4-431-500_HR.html</text:p>
          </table:table-cell>
          <table:table-cell office:value-type="string" calcext:value-type="string">
            <text:p><text:s/>Digital single market (RC-B8-0286/2014, B8-0286/2014, B8-0287/2014, B8-0288/2014) HR </text:p>
          </table:table-cell>
          <table:table-cell office:value-type="string" calcext:value-type="string">
            <text:p>27-11-2014</text:p>
          </table:table-cell>
          <table:table-cell table:formula="of:=DATE(VALUE(MID([.C570]; 7; 4)); VALUE(MID([.C570]; 4; 2)); VALUE(MID([.C570]; 1; 2)))" office:value-type="date" office:date-value="2014-11-27" calcext:value-type="date">
            <text:p>11/27/14</text:p>
          </table:table-cell>
          <table:table-cell office:value-type="string" calcext:value-type="string">
            <text:p>  Dubravka Šuica (PPE), <text:s text:c="2"/>napisan. — Ostvarenjem digitalno jedinstvenog tržišta kao jednog od najinovativnijih sektora gospodarstva znatno bi se pridonijelo u konkurentnosti europskoga gospodarstva te gospodarskom razvoju kroz e- trgovine. Nadalje, ostvarenjem jedinstvenog tržišta život potrošača i građana Europske unije bi bio znatno olakšan te bi poduzeća i tvrtke, koje posluju globalno, imale priliku ponuditi kupcima lakši pristup proizvodima.</text:p>
          </table:table-cell>
        </table:table-row>
        <table:table-row table:style-name="ro1">
          <table:table-cell office:value-type="string" calcext:value-type="string">
            <text:p>http://www.europarl.europa.eu/doceo/document/CRE-8-2014-11-27-INT-4-476-500_HR.html</text:p>
          </table:table-cell>
          <table:table-cell office:value-type="string" calcext:value-type="string">
            <text:p><text:s/>Child malnutrition in developing countries (B8-0253/2014) HR </text:p>
          </table:table-cell>
          <table:table-cell office:value-type="string" calcext:value-type="string">
            <text:p>27-11-2014</text:p>
          </table:table-cell>
          <table:table-cell table:formula="of:=DATE(VALUE(MID([.C571]; 7; 4)); VALUE(MID([.C571]; 4; 2)); VALUE(MID([.C571]; 1; 2)))" office:value-type="date" office:date-value="2014-11-27" calcext:value-type="date">
            <text:p>11/27/14</text:p>
          </table:table-cell>
          <table:table-cell office:value-type="string" calcext:value-type="string">
            <text:p>  Dubravka Šuica (PPE), <text:s text:c="2"/>napisan. — Smatram da moramo biti svjesni da iako živimo u 2014. godini, brojka od blizu milijardu ljudi koji pate od gladi je zaista alarmantna. Nadalje, od tog broja najmanje 225 milijuna djece mlađe od 5 godina pati od kronične pothranjenosti što samim time usporava razvoj djece.</text:p>
          </table:table-cell>
        </table:table-row>
        <table:table-row table:style-name="ro1">
          <table:table-cell office:value-type="string" calcext:value-type="string">
            <text:p>http://www.europarl.europa.eu/doceo/document/CRE-8-2014-12-15-INT-1-044-000_HR.html</text:p>
          </table:table-cell>
          <table:table-cell office:value-type="string" calcext:value-type="string">
            <text:p><text:s/>Convention on International Trade in Endangered Species (CITES) (debate) HR </text:p>
          </table:table-cell>
          <table:table-cell office:value-type="string" calcext:value-type="string">
            <text:p>15-12-2014</text:p>
          </table:table-cell>
          <table:table-cell table:formula="of:=DATE(VALUE(MID([.C572]; 7; 4)); VALUE(MID([.C572]; 4; 2)); VALUE(MID([.C572]; 1; 2)))" office:value-type="date" office:date-value="2014-12-15" calcext:value-type="date">
            <text:p>12/15/14</text:p>
          </table:table-cell>
          <table:table-cell office:value-type="string" calcext:value-type="string">
            <text:p>  Dubravka Šuica, <text:s text:c="2"/>u ime kluba PPE. – Gospođo predsjednice, najprije možemo zahvaliti gđi Ayuzo i gđi Garcia koje su izvrsno odradile zadatak, a gospodinu povjereniku mogu u ime Europske pučke stranke reći da možete računati na našu potporu, jer smatram da je ovo jedan vrlo važan potez s obzirom da je cilj konvencije u cijelom svijetu uspostaviti nadzor nad trgovinom ugroženim vrstama divljih životinja i biljaka.</text:p>
          </table:table-cell>
        </table:table-row>
        <table:table-row table:style-name="ro1">
          <table:table-cell office:value-type="string" calcext:value-type="string">
            <text:p>http://www.europarl.europa.eu/doceo/document/CRE-8-2014-12-16-INT-2-160-000_HR.html</text:p>
          </table:table-cell>
          <table:table-cell office:value-type="string" calcext:value-type="string">
            <text:p><text:s/>Election of the Ombudsman HR </text:p>
          </table:table-cell>
          <table:table-cell office:value-type="string" calcext:value-type="string">
            <text:p>16-12-2014</text:p>
          </table:table-cell>
          <table:table-cell table:formula="of:=DATE(VALUE(MID([.C573]; 7; 4)); VALUE(MID([.C573]; 4; 2)); VALUE(MID([.C573]; 1; 2)))" office:value-type="date" office:date-value="2014-12-16" calcext:value-type="date">
            <text:p>12/16/14</text:p>
          </table:table-cell>
          <table:table-cell office:value-type="string" calcext:value-type="string">
            <text:p>  Dubravka Šuica (PPE), <text:s text:c="2"/>napisan. — Podržala sam kandidatkinju Emily O’Reilly pri izboru nove Europske pučke pravobraniteljice. </text:p>
          </table:table-cell>
        </table:table-row>
        <table:table-row table:style-name="ro1">
          <table:table-cell office:value-type="string" calcext:value-type="string">
            <text:p>http://www.europarl.europa.eu/doceo/document/CRE-8-2014-12-16-INT-2-210-000_HR.html</text:p>
          </table:table-cell>
          <table:table-cell office:value-type="string" calcext:value-type="string">
            <text:p><text:s/>Scientific examination of questions relating to food (A8-0059/2014 - Giovanni La Via) HR </text:p>
          </table:table-cell>
          <table:table-cell office:value-type="string" calcext:value-type="string">
            <text:p>16-12-2014</text:p>
          </table:table-cell>
          <table:table-cell table:formula="of:=DATE(VALUE(MID([.C574]; 7; 4)); VALUE(MID([.C574]; 4; 2)); VALUE(MID([.C574]; 1; 2)))" office:value-type="date" office:date-value="2014-12-16" calcext:value-type="date">
            <text:p>12/16/14</text:p>
          </table:table-cell>
          <table:table-cell office:value-type="string" calcext:value-type="string">
            <text:p>  Dubravka Šuica (PPE), <text:s text:c="2"/>napisan. — Podržala sam ovaj zakonodavni prijedlog jer prvenstveno osigurava jasan, stabilan i predvidljiv regulatorni okvir za poduzeća, radnike i građane. Njime se mijenjaju direktive koje nisu u skladu s zahtjevima tržišta s kojima se industrije danas susreću. Pruža se znanstvena potpora državama članicama i organizira suradnja s nadležnim državnim tijelima o znanstvenim pitanjima vezanim za sigurnost prehrambenih proizvoda. U tu je svrhu potrebno ponovno obnoviti suradnju s Europskom agencijom za sigurnost hrane. </text:p>
          </table:table-cell>
        </table:table-row>
        <table:table-row table:style-name="ro1">
          <table:table-cell office:value-type="string" calcext:value-type="string">
            <text:p>http://www.europarl.europa.eu/doceo/document/CRE-8-2014-12-16-INT-2-268-000_HR.html</text:p>
          </table:table-cell>
          <table:table-cell office:value-type="string" calcext:value-type="string">
            <text:p><text:s/>Convention on International Trade in Endangered Species (CITES) (A8-0036/2014 - Pilar Ayuso) HR </text:p>
          </table:table-cell>
          <table:table-cell office:value-type="string" calcext:value-type="string">
            <text:p>16-12-2014</text:p>
          </table:table-cell>
          <table:table-cell table:formula="of:=DATE(VALUE(MID([.C575]; 7; 4)); VALUE(MID([.C575]; 4; 2)); VALUE(MID([.C575]; 1; 2)))" office:value-type="date" office:date-value="2014-12-16" calcext:value-type="date">
            <text:p>12/16/14</text:p>
          </table:table-cell>
          <table:table-cell office:value-type="string" calcext:value-type="string">
            <text:p>  Dubravka Šuica (PPE), <text:s text:c="2"/>napisan. — Podržavam usvajanje CITES konvencije od strane Europske unije jer time potvrđuje svoju opredijeljenost politici zaštite okoliša i ispunjavanju njezinih ciljeva. </text:p>
          </table:table-cell>
        </table:table-row>
        <table:table-row table:style-name="ro1">
          <table:table-cell office:value-type="string" calcext:value-type="string">
            <text:p>http://www.europarl.europa.eu/doceo/document/CRE-8-2014-12-16-INT-2-309-000_HR.html</text:p>
          </table:table-cell>
          <table:table-cell office:value-type="string" calcext:value-type="string">
            <text:p><text:s/>Cooperation agreement on a civil Global Navigation Satellite System (GNSS) with Morocco (A8-0045/2014 - Jerzy Buzek) HR </text:p>
          </table:table-cell>
          <table:table-cell office:value-type="string" calcext:value-type="string">
            <text:p>16-12-2014</text:p>
          </table:table-cell>
          <table:table-cell table:formula="of:=DATE(VALUE(MID([.C576]; 7; 4)); VALUE(MID([.C576]; 4; 2)); VALUE(MID([.C576]; 1; 2)))" office:value-type="date" office:date-value="2014-12-16" calcext:value-type="date">
            <text:p>12/16/14</text:p>
          </table:table-cell>
          <table:table-cell office:value-type="string" calcext:value-type="string">
            <text:p>  Dubravka Šuica (PPE), <text:s text:c="2"/>napisan. — Prijedlog ovog akta je zaključivanje Sporazuma o suradnji između država članica Unije i Maroka, koji je predložilo Vijeće, o civilnom globalnom navigacijskom satelitskom sustavu. </text:p>
          </table:table-cell>
        </table:table-row>
        <table:table-row table:style-name="ro1">
          <table:table-cell office:value-type="string" calcext:value-type="string">
            <text:p>http://www.europarl.europa.eu/doceo/document/CRE-8-2014-12-16-INT-2-351-000_HR.html</text:p>
          </table:table-cell>
          <table:table-cell office:value-type="string" calcext:value-type="string">
            <text:p><text:s/>Renewal of the Agreement on cooperation in science and technology with Ukraine (A8-0039/2014 - Jerzy Buzek) HR </text:p>
          </table:table-cell>
          <table:table-cell office:value-type="string" calcext:value-type="string">
            <text:p>16-12-2014</text:p>
          </table:table-cell>
          <table:table-cell table:formula="of:=DATE(VALUE(MID([.C577]; 7; 4)); VALUE(MID([.C577]; 4; 2)); VALUE(MID([.C577]; 1; 2)))" office:value-type="date" office:date-value="2014-12-16" calcext:value-type="date">
            <text:p>12/16/14</text:p>
          </table:table-cell>
          <table:table-cell office:value-type="string" calcext:value-type="string">
            <text:p>  Dubravka Šuica (PPE), <text:s text:c="2"/>napisan. — Usvajanjem ovog sporazuma još jednom smo iskazali solidarnost s ukrajinskim narodom koji je zatekla teška situacija koja iznimno podsjeća na događaje u Hrvatskoj iz devedesetih. To je jedan od razloga zašto sam ga podržala, ali i druge inicijative koje će pomoći rastu Ukrajine, u svakom segmentu, a posebno u znanstvenom. </text:p>
          </table:table-cell>
        </table:table-row>
        <table:table-row table:style-name="ro1">
          <table:table-cell office:value-type="string" calcext:value-type="string">
            <text:p>http://www.europarl.europa.eu/doceo/document/CRE-8-2014-12-16-INT-2-400-000_HR.html</text:p>
          </table:table-cell>
          <table:table-cell office:value-type="string" calcext:value-type="string">
            <text:p><text:s/>Participation of Croatia in the European Economic Area (A8-0026/2014 - Alexander Graf Lambsdorff) HR </text:p>
          </table:table-cell>
          <table:table-cell office:value-type="string" calcext:value-type="string">
            <text:p>16-12-2014</text:p>
          </table:table-cell>
          <table:table-cell table:formula="of:=DATE(VALUE(MID([.C578]; 7; 4)); VALUE(MID([.C578]; 4; 2)); VALUE(MID([.C578]; 1; 2)))" office:value-type="date" office:date-value="2014-12-16" calcext:value-type="date">
            <text:p>12/16/14</text:p>
          </table:table-cell>
          <table:table-cell office:value-type="string" calcext:value-type="string">
            <text:p>  Dubravka Šuica (PPE), <text:s text:c="2"/>napisan. — Podržala sam ovaj prijedlog jer osigurava Hrvatskoj kao novoj članici Europske unije da postane ugovorna strana Europskog gospodarskog prostora te joj nakon potpisanih ugovora sa Norveškom, Lihtenštajnom i Islandom omogućuje i uključenje u mehanizam koji osigurava ravnopravno djelovanje na jedinstvenom tržištu i slobodnu trgovinu, a iznad svega ravnopravni status sa zemljama članicama. </text:p>
          </table:table-cell>
        </table:table-row>
        <table:table-row table:style-name="ro1">
          <table:table-cell office:value-type="string" calcext:value-type="string">
            <text:p>http://www.europarl.europa.eu/doceo/document/CRE-8-2014-12-16-INT-2-443-000_HR.html</text:p>
          </table:table-cell>
          <table:table-cell office:value-type="string" calcext:value-type="string">
            <text:p><text:s/>Dock dues in the French outermost regions (A8-0054/2014 - Iskra Mihaylova) HR </text:p>
          </table:table-cell>
          <table:table-cell office:value-type="string" calcext:value-type="string">
            <text:p>16-12-2014</text:p>
          </table:table-cell>
          <table:table-cell table:formula="of:=DATE(VALUE(MID([.C579]; 7; 4)); VALUE(MID([.C579]; 4; 2)); VALUE(MID([.C579]; 1; 2)))" office:value-type="date" office:date-value="2014-12-16" calcext:value-type="date">
            <text:p>12/16/14</text:p>
          </table:table-cell>
          <table:table-cell office:value-type="string" calcext:value-type="string">
            <text:p>  Dubravka Šuica (PPE), <text:s text:c="2"/>napisan. — Podržavam ovaj prijedlog zbog poteškoća koje su pogodile francuski prekomorski teritorij s ciljem osiguranja njegove konkurentnosti i društveno–ekonomskog razvoja. </text:p>
          </table:table-cell>
        </table:table-row>
        <table:table-row table:style-name="ro1">
          <table:table-cell office:value-type="string" calcext:value-type="string">
            <text:p>http://www.europarl.europa.eu/doceo/document/CRE-8-2014-12-16-INT-2-489-000_HR.html</text:p>
          </table:table-cell>
          <table:table-cell office:value-type="string" calcext:value-type="string">
            <text:p><text:s/>Mobilisation of the European Globalisation Adjustment Fund: application EGF/2014/010 IT/Whirlpool (A8-0064/2014 - Daniele Viotti) HR </text:p>
          </table:table-cell>
          <table:table-cell office:value-type="string" calcext:value-type="string">
            <text:p>16-12-2014</text:p>
          </table:table-cell>
          <table:table-cell table:formula="of:=DATE(VALUE(MID([.C580]; 7; 4)); VALUE(MID([.C580]; 4; 2)); VALUE(MID([.C580]; 1; 2)))" office:value-type="date" office:date-value="2014-12-16" calcext:value-type="date">
            <text:p>12/16/14</text:p>
          </table:table-cell>
          <table:table-cell office:value-type="string" calcext:value-type="string">
            <text:p>  Dubravka Šuica (PPE), <text:s text:c="2"/>napisan. — Europski fond za prilagodbu globalizaciji daje podršku ljudima koji su izgubili svoja radna mjesta kao rezultat velikih strukturnih promjena u svjetskoj trgovini. U valu gospodarskih problema koji su zadesili većinu država članica Unije našli su se zaposlenici Whirlpool iz Italije gdje je više od 608 radnika izgubilo posao, kojima je prijeko potrebna financijska pomoć u svrhu pronalaženja novog posla. Nezaposlenost je, kao što nam je poznato, veliki problem u čitavoj Europskoj uniji, a posebno u Italiji, ali moram istaknuti i u Hrvatskoj, posebno kada govorimo o mladima. Komisija je odobrila prijavu, a smatram da je dužnost nas zastupnika u Europskom parlamentu podržati svaku inicijativu koja ide u korist radniku s obzirom da im osigurava novi početak. </text:p>
          </table:table-cell>
        </table:table-row>
        <table:table-row table:style-name="ro1">
          <table:table-cell office:value-type="string" calcext:value-type="string">
            <text:p>http://www.europarl.europa.eu/doceo/document/CRE-8-2014-12-16-INT-2-535-000_HR.html</text:p>
          </table:table-cell>
          <table:table-cell office:value-type="string" calcext:value-type="string">
            <text:p><text:s/>Mobilisation of the European Globalisation Adjustment Fund: application EGF/2013/006 PL/Fiat Auto Poland S.A. (A8-0062/2014 - Jan Olbrycht) HR </text:p>
          </table:table-cell>
          <table:table-cell office:value-type="string" calcext:value-type="string">
            <text:p>16-12-2014</text:p>
          </table:table-cell>
          <table:table-cell table:formula="of:=DATE(VALUE(MID([.C581]; 7; 4)); VALUE(MID([.C581]; 4; 2)); VALUE(MID([.C581]; 1; 2)))" office:value-type="date" office:date-value="2014-12-16" calcext:value-type="date">
            <text:p>12/16/14</text:p>
          </table:table-cell>
          <table:table-cell office:value-type="string" calcext:value-type="string">
            <text:p>  Dubravka Šuica (PPE), <text:s text:c="2"/>napisan. — Slažem se s odlukom kojom ćemo pružiti pomoć Poljskoj, koja je kao i većina država članica u nezavidnom gospodarskom položaju te se susreće s visokom stopom nezaposlenosti. Kao što nam je poznato, automobilski sektor u Europskoj uniji smanjio je svoju proizvodnju, izgubio udio na tržištu, a sve je to dovelo i do porasta nezaposlenosti. Takav scenarij zahvatio je i neke razvijenije članice Unije, a ni Poljska nije ostala imuna. Stoga smatram da je pomoć neophodna jer će dovesti do poboljšanja ekonomsko-socijalne situacije, ne samo u Poljskoj već i u cijeloj Uniji. Solidarnost je jedna od temeljnih načela Unije, te pomoći državi članici znači pomoći Uniji. Ovaj Fond je i osnovan u svrhu pomoći u slučaju ovakvih situacija, a države koje traže pomoć Unije to čine jer su primorane odgovoriti na situaciju u kojoj su se zatekle. </text:p>
          </table:table-cell>
        </table:table-row>
        <table:table-row table:style-name="ro1">
          <table:table-cell office:value-type="string" calcext:value-type="string">
            <text:p>http://www.europarl.europa.eu/doceo/document/CRE-8-2014-12-16-INT-2-577-000_HR.html</text:p>
          </table:table-cell>
          <table:table-cell office:value-type="string" calcext:value-type="string">
            <text:p><text:s/>Mobilisation of the European Globalisation Adjustment Fund: application EGF/2014/013 EL/Odyssefs Fokas (A8-0063/2014 - Monika Vana) HR </text:p>
          </table:table-cell>
          <table:table-cell office:value-type="string" calcext:value-type="string">
            <text:p>16-12-2014</text:p>
          </table:table-cell>
          <table:table-cell table:formula="of:=DATE(VALUE(MID([.C582]; 7; 4)); VALUE(MID([.C582]; 4; 2)); VALUE(MID([.C582]; 1; 2)))" office:value-type="date" office:date-value="2014-12-16" calcext:value-type="date">
            <text:p>12/16/14</text:p>
          </table:table-cell>
          <table:table-cell office:value-type="string" calcext:value-type="string">
            <text:p>  Dubravka Šuica (PPE), <text:s text:c="2"/>napisan. — Podržala sam prijedlog Europske komisije za dodjeljivanje novčane potpore i doprinosa iz Europskog fonda za prilagodbu globalizaciji jer su ispunjeni kriteriji mobilizacije istoga. Smatram da 6 444 000 eura neto neće spasiti posrnulo grčko gospodarstvo, ali će svakako biti injekcija koja će osigurati egzistenciju za 550 obitelji. Pozdravljam i napore grčkih vlasti koje su poduzele napore podnijevši prijavu za financijsku pomoć iz Europskog fonda za prilagodbu globalizaciji zbog otkaza u tvrtki Odyssefs Fokas S.A. Zato je potrebno više odgovornosti na tržištu rada i moramo napraviti sve kako bi ostvarili gospodarski rast te da, iako su osigurana sredstva, države članice ne posežu za ovakvom vrstom pomoći. </text:p>
          </table:table-cell>
        </table:table-row>
        <table:table-row table:style-name="ro1">
          <table:table-cell office:value-type="string" calcext:value-type="string">
            <text:p>http://www.europarl.europa.eu/doceo/document/CRE-8-2014-12-16-INT-2-618-000_HR.html</text:p>
          </table:table-cell>
          <table:table-cell office:value-type="string" calcext:value-type="string">
            <text:p><text:s/>Mobilisation of the European Globalisation Adjustment Fund: application EGF/2013/014 FR/Air France (A8-0065/2014 - Marco Zanni) HR </text:p>
          </table:table-cell>
          <table:table-cell office:value-type="string" calcext:value-type="string">
            <text:p>16-12-2014</text:p>
          </table:table-cell>
          <table:table-cell table:formula="of:=DATE(VALUE(MID([.C583]; 7; 4)); VALUE(MID([.C583]; 4; 2)); VALUE(MID([.C583]; 1; 2)))" office:value-type="date" office:date-value="2014-12-16" calcext:value-type="date">
            <text:p>12/16/14</text:p>
          </table:table-cell>
          <table:table-cell office:value-type="string" calcext:value-type="string">
            <text:p>  Dubravka Šuica (PPE), <text:s text:c="2"/>napisan. — Pozdravljam mobilizaciju Europskog fonda za prilagodbu globalizacije jer mu je cilj osigurati podršku, odnosno pomoć ljudima koji su izgubili svoja radna mjesta kao rezultat velikih strukturnih promjena u svjetskoj trgovini što se u ovom slučaju i dogodilo. S obzirom na turbulentnost tržišta proračun od 150 milijuna eura za razdoblje 2014. – 2020. možda i nije dovoljan, no ulijeva određenu sigurnost radnicima diljem EU-a. Također smatram da pad u zračnom prometu između EU-a i četiriju kontinenata (Sjeverna Amerika, Južna Amerika, Afrika i Azija) s 0,3 posto na 2,8 posto, kao i pad u zračnom prometu između EU-a i Bliskog istoka za 11,4 posto zasigurno nije krivica radnika, već odgovornost leži na menadžmentu. Zbog svega navedenog glasovala sam za prijedlog Europske komisije kojim se osigurava pomoć Francuskoj s 25 900 000 eura za radnike Air France koji će radnicima bez posla olakšati pronalaženje novog posla. </text:p>
          </table:table-cell>
        </table:table-row>
        <table:table-row table:style-name="ro1">
          <table:table-cell office:value-type="string" calcext:value-type="string">
            <text:p>http://www.europarl.europa.eu/doceo/document/CRE-8-2014-12-16-INT-2-645-000_HR.html</text:p>
          </table:table-cell>
          <table:table-cell office:value-type="string" calcext:value-type="string">
            <text:p><text:s/>Appointment of Members of the Single Resolution Board ( - Roberto Gualtieri) HR </text:p>
          </table:table-cell>
          <table:table-cell office:value-type="string" calcext:value-type="string">
            <text:p>16-12-2014</text:p>
          </table:table-cell>
          <table:table-cell table:formula="of:=DATE(VALUE(MID([.C584]; 7; 4)); VALUE(MID([.C584]; 4; 2)); VALUE(MID([.C584]; 1; 2)))" office:value-type="date" office:date-value="2014-12-16" calcext:value-type="date">
            <text:p>12/16/14</text:p>
          </table:table-cell>
          <table:table-cell office:value-type="string" calcext:value-type="string">
            <text:p>  Dubravka Šuica (PPE), <text:s text:c="2"/>napisan. — Podržala sam navedeni Prijedlog Komisije o imenovanju predsjednika, potpredsjednika i članova upravnog odbora Jedinstvenog sanacijskog odbora s obzirom da Jedinstveni sankcijski odbor nadzire Europsku središnju banku kao i sve banke koje se žele pridružiti bankarskoj uniji. </text:p>
          </table:table-cell>
        </table:table-row>
        <table:table-row table:style-name="ro1">
          <table:table-cell office:value-type="string" calcext:value-type="string">
            <text:p>http://www.europarl.europa.eu/doceo/document/CRE-8-2014-12-16-INT-2-753-500_HR.html</text:p>
          </table:table-cell>
          <table:table-cell office:value-type="string" calcext:value-type="string">
            <text:p><text:s/>Commission work programme 2015 (debate) HR </text:p>
          </table:table-cell>
          <table:table-cell office:value-type="string" calcext:value-type="string">
            <text:p>16-12-2014</text:p>
          </table:table-cell>
          <table:table-cell table:formula="of:=DATE(VALUE(MID([.C585]; 7; 4)); VALUE(MID([.C585]; 4; 2)); VALUE(MID([.C585]; 1; 2)))" office:value-type="date" office:date-value="2014-12-16" calcext:value-type="date">
            <text:p>12/16/14</text:p>
          </table:table-cell>
          <table:table-cell office:value-type="string" calcext:value-type="string">
            <text:p>  Dubravka Šuica (PPE), <text:s text:c="2"/>napisan. – Novi način izbora Europske komisije promijenio je odnos te institucije prema Europskom parlamentu. Dijalog s Parlamentom i bolja komunikacija pomoći će približavanju Europe građanima. Očekuje se deset Junckerovih prioriteta, ali građani još više očekuju njihovu implementaciju na terenu. Posebno pozdravljam smanjenje birokracije i neophodnu ravnotežu između rasta, socijalnih davanja i brige o okolišu. Supsidijarnost, konkurentnost i porezna pravda su teme koje posebno podržavam u radu Junckerove Komisije, ali i jeftinu energiju te nove tehnologije. Najvažnije je da su zakoni svrsishodni, da nema preklapanja i da doprinose osnovnom cilju, a to je stvaranje novih radnih mjesta. Posebno pozdravljam najavu Direktive o automatskoj razmjeni podataka koja će osigurati izbjegavanje plaćanja poreza. Plan za ulaganja smatram ambicioznim i ostvarivim ukoliko države članice budu ozbiljno participirale u njemu.</text:p>
          </table:table-cell>
        </table:table-row>
        <table:table-row table:style-name="ro1">
          <table:table-cell office:value-type="string" calcext:value-type="string">
            <text:p>http://www.europarl.europa.eu/doceo/document/CRE-8-2014-12-17-INT-3-310-367_HR.html</text:p>
          </table:table-cell>
          <table:table-cell office:value-type="string" calcext:value-type="string">
            <text:p><text:s/>Autonomous trade preferences for the Republic of Moldova (A8-0053/2014 - Sorin Moisă) HR </text:p>
          </table:table-cell>
          <table:table-cell office:value-type="string" calcext:value-type="string">
            <text:p>17-12-2014</text:p>
          </table:table-cell>
          <table:table-cell table:formula="of:=DATE(VALUE(MID([.C586]; 7; 4)); VALUE(MID([.C586]; 4; 2)); VALUE(MID([.C586]; 1; 2)))" office:value-type="date" office:date-value="2014-12-17" calcext:value-type="date">
            <text:p>12/17/14</text:p>
          </table:table-cell>
          <table:table-cell office:value-type="string" calcext:value-type="string">
            <text:p>  Dubravka Šuica (PPE), <text:s text:c="2"/>napisan. — Europska Unija još je 2008. godine uvela autonomne trgovinske povlastice za Republiku Moldovu, a s obzirom da je Moldova ispunila postavljene uvjetne reforme u carinskom zakonodavstvu, autonomne trgovinske povlastice bile su odobrene od strane EU-a. Svi proizvodi podrijetlom iz Moldove dobili su slobodni pristup tržištu EU-a, osim određenih poljoprivrednih proizvoda poput govedine i svinjetine, peradi, mliječnih proizvoda, kukuruza, ječma i šećera. Smatram da će ovaj prijedlog pridonijeti sustavu kontrole i certificiranja proizvoda koji stižu na tržište Unije te će osigurati stabilnost moldovskom gospodarstvu, zbog čega sam podržala ovaj prijedlog. </text:p>
          </table:table-cell>
        </table:table-row>
        <table:table-row table:style-name="ro1">
          <table:table-cell office:value-type="string" calcext:value-type="string">
            <text:p>http://www.europarl.europa.eu/doceo/document/CRE-8-2014-12-17-INT-3-310-921_HR.html</text:p>
          </table:table-cell>
          <table:table-cell office:value-type="string" calcext:value-type="string">
            <text:p><text:s/>Tariff treatment for goods originating from Ecuador (A8-0056/2014 - Helmut Scholz) HR </text:p>
          </table:table-cell>
          <table:table-cell office:value-type="string" calcext:value-type="string">
            <text:p>17-12-2014</text:p>
          </table:table-cell>
          <table:table-cell table:formula="of:=DATE(VALUE(MID([.C587]; 7; 4)); VALUE(MID([.C587]; 4; 2)); VALUE(MID([.C587]; 1; 2)))" office:value-type="date" office:date-value="2014-12-17" calcext:value-type="date">
            <text:p>12/17/14</text:p>
          </table:table-cell>
          <table:table-cell office:value-type="string" calcext:value-type="string">
            <text:p>  Dubravka Šuica (PPE), <text:s text:c="2"/>napisan. — Podržala sam pristupanje Ekvadora sporazumu o trgovini koji je sklopljen između Europske unije i Perua, a odnosi se na tarifna i porezna opterećenja za Ekvador na robu i dobra podrijetlom iz te države. </text:p>
          </table:table-cell>
        </table:table-row>
        <table:table-row table:style-name="ro1">
          <table:table-cell office:value-type="string" calcext:value-type="string">
            <text:p>http://www.europarl.europa.eu/doceo/document/CRE-8-2014-12-17-INT-3-316-625_HR.html</text:p>
          </table:table-cell>
          <table:table-cell office:value-type="string" calcext:value-type="string">
            <text:p><text:s/>Mobilisation of the Contingency Margin in 2014 (A8-0068/2014 - Gérard Deprez) HR </text:p>
          </table:table-cell>
          <table:table-cell office:value-type="string" calcext:value-type="string">
            <text:p>17-12-2014</text:p>
          </table:table-cell>
          <table:table-cell table:formula="of:=DATE(VALUE(MID([.C588]; 7; 4)); VALUE(MID([.C588]; 4; 2)); VALUE(MID([.C588]; 1; 2)))" office:value-type="date" office:date-value="2014-12-17" calcext:value-type="date">
            <text:p>12/17/14</text:p>
          </table:table-cell>
          <table:table-cell office:value-type="string" calcext:value-type="string">
            <text:p>  Dubravka Šuica (PPE), <text:s text:c="2"/>napisan. — Podržala sam ovu inicijativu jer osigurava financiranje zapošljavanja, ruralni razvoj, razvoj ribarstva te potiče druge mjere usmjerene na gospodarski i ekonomski oporavak i razvoj, oporavak od nepredviđenih i kriznih situacija. Ona će značiti pomoć ljudima u pronalasku boljeg posla i socijalnu uključenost. Ako se novac ispravno upotrijebi doći će do razmjena znanja i inovacija u mnogim područjima kao što su poljoprivreda i šumarstvo, razvoj ruralnih područja, jačanje konkurentnosti svih vrsta poljoprivrede i održivost gospodarstva. </text:p>
          </table:table-cell>
        </table:table-row>
        <table:table-row table:style-name="ro1">
          <table:table-cell office:value-type="string" calcext:value-type="string">
            <text:p>http://www.europarl.europa.eu/doceo/document/CRE-8-2014-12-17-INT-3-320-671_HR.html</text:p>
          </table:table-cell>
          <table:table-cell office:value-type="string" calcext:value-type="string">
            <text:p><text:s/>Draft amending budget No 3/2014: Revenue from fines, interest payments, reimbursements and repayments – Payment appropriations – Establishment plans of the Commission, the Committee of the Regions and the European Data Protection Supervisor (A8-0069/2014 - Gérard Deprez) </text:p>
          </table:table-cell>
          <table:table-cell office:value-type="string" calcext:value-type="string">
            <text:p>17-12-2014</text:p>
          </table:table-cell>
          <table:table-cell table:formula="of:=DATE(VALUE(MID([.C589]; 7; 4)); VALUE(MID([.C589]; 4; 2)); VALUE(MID([.C589]; 1; 2)))" office:value-type="date" office:date-value="2014-12-17" calcext:value-type="date">
            <text:p>12/17/14</text:p>
          </table:table-cell>
          <table:table-cell office:value-type="string" calcext:value-type="string">
            <text:p>  Dubravka Šuica (PPE), <text:s text:c="2"/>napisan. — Podržavam prijedlog o izmjeni proračuna 2014. koji predviđa povećanje prihoda iz kazni i kamati s obzirom da znamo kako se dug posljednjih godina povećao te dosegnuo iznos od 23,4 milijardi eura, čime je premašio predviđanja Komisije a očekuje se i njegovo daljnje povećanje. Potrebno je iskoristiti sve instrumente fleksibilnosti kako bi se dug smanjio. Parlament mora redovno podnositi izvješća o očekivanom razvoju plaćanja. Cilj izmjena će biti ispunjen ako budemo imali jasan pregled prošlih i sadašnjih obveza koje se moraju poštovati kako bi se izbjegle financijske kazne. </text:p>
          </table:table-cell>
        </table:table-row>
        <table:table-row table:style-name="ro1">
          <table:table-cell office:value-type="string" calcext:value-type="string">
            <text:p>http://www.europarl.europa.eu/doceo/document/CRE-8-2014-12-17-INT-3-326-796_HR.html</text:p>
          </table:table-cell>
          <table:table-cell office:value-type="string" calcext:value-type="string">
            <text:p><text:s/>Draft amending budget No 4/2014: Traditional own resources (TOR), VAT and Gross National Income (GNI) bases (C8-0290/2014) HR </text:p>
          </table:table-cell>
          <table:table-cell office:value-type="string" calcext:value-type="string">
            <text:p>17-12-2014</text:p>
          </table:table-cell>
          <table:table-cell table:formula="of:=DATE(VALUE(MID([.C590]; 7; 4)); VALUE(MID([.C590]; 4; 2)); VALUE(MID([.C590]; 1; 2)))" office:value-type="date" office:date-value="2014-12-17" calcext:value-type="date">
            <text:p>12/17/14</text:p>
          </table:table-cell>
          <table:table-cell office:value-type="string" calcext:value-type="string">
            <text:p>  Dubravka Šuica (PPE), <text:s text:c="2"/>napisan. — Podržavam nacrt izmjene proračuna (DAB) za 2014. godinu koji se odnosi na reviziju vlastitih sredstava i osnovica PDV-a i BND-a proračuna za Ujedinjeno Kraljevstvo te reviziju predviđanja ostalih prihoda od novčanih kazni, što za posljedicu ima raspodjele doprinosa iz vlastitih sredstava među državama članicama.</text:p>
          </table:table-cell>
        </table:table-row>
        <table:table-row table:style-name="ro1">
          <table:table-cell office:value-type="string" calcext:value-type="string">
            <text:p>http://www.europarl.europa.eu/doceo/document/CRE-8-2014-12-17-INT-3-326-996_HR.html</text:p>
          </table:table-cell>
          <table:table-cell office:value-type="string" calcext:value-type="string">
            <text:p><text:s/>Mobilisation of the EU Solidarity Fund: Floods in Italy - Earthquakes in Greece - Ice in Slovenia - Ice and floods in Croatia. (A8-0073/2014 - Patricija Šulin) HR </text:p>
          </table:table-cell>
          <table:table-cell office:value-type="string" calcext:value-type="string">
            <text:p>17-12-2014</text:p>
          </table:table-cell>
          <table:table-cell table:formula="of:=DATE(VALUE(MID([.C591]; 7; 4)); VALUE(MID([.C591]; 4; 2)); VALUE(MID([.C591]; 1; 2)))" office:value-type="date" office:date-value="2014-12-17" calcext:value-type="date">
            <text:p>12/17/14</text:p>
          </table:table-cell>
          <table:table-cell office:value-type="string" calcext:value-type="string">
            <text:p>  Dubravka Šuica (PPE), <text:s text:c="2"/>napisan. — Podržala sam ovakav prijedlog s obzirom da sam dobro upoznata s ovim prirodnim katastrofama i njihovim posljedicama, a posebice dobro sam upoznata s posljedicama uzrokovanim ledom i poplavama u Hrvatskoj. Također sam uputila Europskoj komisiji i zastupničko pitanje u svrhu odobravanja pomoći Hrvatskoj s obzirom da se RH uz poplave susrela i s ledom koji je uzrokovao štete na dalekovodima i stoljetnim šumama. Iznos od 8,6 milijuna eura iz Fonda solidarnosti neće biti dostatan za nadoknadu nastalih šteta jer je uništena kompletna dalekovodna infrastruktura kao i brojni nasadi, a mnogi su ljudi ostali bez krova nad glavom, dok je šteta procijenjena na 297 mil. eura. Ipak, novac iz Fonda solidarnosti je nužan s obzirom na lošu gospodarsku situaciju u Hrvatskoj, dok će pomoć iz EU-a biti i više nego dobrodošla.</text:p>
          </table:table-cell>
        </table:table-row>
        <table:table-row table:style-name="ro1">
          <table:table-cell office:value-type="string" calcext:value-type="string">
            <text:p>http://www.europarl.europa.eu/doceo/document/CRE-8-2014-12-17-INT-3-336-014_HR.html</text:p>
          </table:table-cell>
          <table:table-cell office:value-type="string" calcext:value-type="string">
            <text:p><text:s/>Draft amending budget No 6/2014: Revision of the forecast of traditional own resources, VAT and GNI contributions (A8-0074/2014 - Gérard Deprez) HR </text:p>
          </table:table-cell>
          <table:table-cell office:value-type="string" calcext:value-type="string">
            <text:p>17-12-2014</text:p>
          </table:table-cell>
          <table:table-cell table:formula="of:=DATE(VALUE(MID([.C592]; 7; 4)); VALUE(MID([.C592]; 4; 2)); VALUE(MID([.C592]; 1; 2)))" office:value-type="date" office:date-value="2014-12-17" calcext:value-type="date">
            <text:p>12/17/14</text:p>
          </table:table-cell>
          <table:table-cell office:value-type="string" calcext:value-type="string">
            <text:p>  Dubravka Šuica (PPE), <text:s text:c="2"/>napisan. — Podržavam ovaj nacrt proračuna koji se odnosi na reviziju predviđanja tradicionalnih vlastitih sredstava te doprinosa na temelju PDV-a i BND-a, smanjenje odobrenih proračunskih sredstava namijenjenih za Europski fond za pomorstvo i ribarstvo te pričuvu za sporazume o partnerstvu u održivom ribarstvu. Razlog smanjenja odobrenih proračunskih sredstava povezanih s Europskim fondom za pomorstvo i ribarstvo je prekasno usvajanja pravne osnove Fonda. Glavni efekt nacrta izmjene proračuna na temelju BND-a kroz sve članice je smanjenje od 4 515,5 milijuna eura. </text:p>
          </table:table-cell>
        </table:table-row>
        <table:table-row table:style-name="ro1">
          <table:table-cell office:value-type="string" calcext:value-type="string">
            <text:p>http://www.europarl.europa.eu/doceo/document/CRE-8-2014-12-17-INT-3-336-687_HR.html</text:p>
          </table:table-cell>
          <table:table-cell office:value-type="string" calcext:value-type="string">
            <text:p><text:s/>Draft amending budget No 5/2014: Floods in Italy (Sardinia) in 2013 - Earthquakes in Greece - Ice in Slovenia - Ice followed by floods in Croatia in 2014 (A8-0078/2014 - Gérard Deprez) HR </text:p>
          </table:table-cell>
          <table:table-cell office:value-type="string" calcext:value-type="string">
            <text:p>17-12-2014</text:p>
          </table:table-cell>
          <table:table-cell table:formula="of:=DATE(VALUE(MID([.C593]; 7; 4)); VALUE(MID([.C593]; 4; 2)); VALUE(MID([.C593]; 1; 2)))" office:value-type="date" office:date-value="2014-12-17" calcext:value-type="date">
            <text:p>12/17/14</text:p>
          </table:table-cell>
          <table:table-cell office:value-type="string" calcext:value-type="string">
            <text:p>  Dubravka Šuica (PPE), <text:s text:c="2"/>napisan. — Podržavam promjene u nacrtu proračuna br. 5/2014 koji se odnosi na mobilizaciju Fonda solidarnosti EU-a u visini 46 998 528 EUR za poplave u Italiji (Sardinija) u 2013., potresa u Grčkoj, leda u Sloveniiji te leda i poplava u Hrvatskoj u 2014. Posebno pozdravljam sredstva namijenjena Hrvatskoj budući da su stradala mnoga područja nakon poplava i ledenih kiša u siječnju te početkom veljače 2014. godine. Sada je važno da sredstva budu što prije putem resornih ministarstava iskorištena za obnovu nastradalih područja. Pomoć Fonda solidarnosti važna je i za Italiju, Grčku, Sloveniju i Hrvatsku jer će uz obnovu ugroženih područja biti i generator gospodarskih aktivnosti na pogođenim područjima, prvenstveno u građevinskom sektoru koji je gospodarska kriza najdublje pogodila. </text:p>
          </table:table-cell>
        </table:table-row>
        <table:table-row table:style-name="ro1">
          <table:table-cell office:value-type="string" calcext:value-type="string">
            <text:p>http://www.europarl.europa.eu/doceo/document/CRE-8-2014-12-17-INT-3-336-999_HR.html</text:p>
          </table:table-cell>
          <table:table-cell office:value-type="string" calcext:value-type="string">
            <text:p><text:s/>Mobilisation of the EU Solidarity Fund: Floods in Serbia, Croatia and Bulgaria (A8-0075/2014 - José Manuel Fernandes) HR </text:p>
          </table:table-cell>
          <table:table-cell office:value-type="string" calcext:value-type="string">
            <text:p>17-12-2014</text:p>
          </table:table-cell>
          <table:table-cell table:formula="of:=DATE(VALUE(MID([.C594]; 7; 4)); VALUE(MID([.C594]; 4; 2)); VALUE(MID([.C594]; 1; 2)))" office:value-type="date" office:date-value="2014-12-17" calcext:value-type="date">
            <text:p>12/17/14</text:p>
          </table:table-cell>
          <table:table-cell office:value-type="string" calcext:value-type="string">
            <text:p>  Dubravka Šuica (PPE), <text:s text:c="2"/>napisan. — Fond solidarnosti jedan je od instrumenata koji omogućava Europskoj uniji da brzo i učinkovito podrži određenu državu članicu u njezinim naporima da se suoči sa štetom nastalom zbog velike prirodne nepogode. Fond se financira iz redovitog proračuna EU-a kojemu je na raspolaganju i milijarda eura godišnje. Iako su procijenjene štete iznosile: u Srbiji 1 105 622 milijuna eura, Hrvatskoj 297 629 milijuna eura, Bugarskoj 311 328 milijuna eura, svjesna sam da sredstva iz proračuna Unije neće biti dostatna za pokrivanje ukupne štete. Stoga sam podržala prijedlog Komisije da se mobiliziraju sredstva solidarnosti Unije u ukupnom iznosu od 79 726 440 eura, od čega će Hrvatskoj pripasti 8,9 mil. eura, Srbiji 60,2 mil. eura, a Bugarskoj 10,5 mil. eura te ujedno pozivam države članice da ozbiljno pristupe izradi strategija za obranu od poplava i izgradnji infrastrukture kako se ovakav scenarij ubuduće ne bi ponovio. </text:p>
          </table:table-cell>
        </table:table-row>
        <table:table-row table:style-name="ro1">
          <table:table-cell office:value-type="string" calcext:value-type="string">
            <text:p>http://www.europarl.europa.eu/doceo/document/CRE-8-2014-12-17-INT-3-350-312_HR.html</text:p>
          </table:table-cell>
          <table:table-cell office:value-type="string" calcext:value-type="string">
            <text:p><text:s/>Draft amending budget No 7/2014: Floods in Serbia, Croatia and Bulgaria (A8-0072/2014 - Gérard Deprez) HR </text:p>
          </table:table-cell>
          <table:table-cell office:value-type="string" calcext:value-type="string">
            <text:p>17-12-2014</text:p>
          </table:table-cell>
          <table:table-cell table:formula="of:=DATE(VALUE(MID([.C595]; 7; 4)); VALUE(MID([.C595]; 4; 2)); VALUE(MID([.C595]; 1; 2)))" office:value-type="date" office:date-value="2014-12-17" calcext:value-type="date">
            <text:p>12/17/14</text:p>
          </table:table-cell>
          <table:table-cell office:value-type="string" calcext:value-type="string">
            <text:p>  Dubravka Šuica (PPE), <text:s text:c="2"/>napisan. — Podržavam navedenu izmjenu proračuna za poplave u Srbiji, Hrvatskoj i Bugarskoj s obzirom da sam upoznata s opsegom šteta prouzročene svibanjskim i lipanjskim poplavama u tim državama. Iznos od 79 726 440 svakako neće biti dostatan za nadoknadu svih šteta, ali će olakšati financijsku situaciju nacionalnim vladama koje se i danas suočavaju s posljedicama šteta. Smatram da će ova sredstva ubrzati obnovu sela, stambenih i poslovnih objekata koja prema riječima stradalog stanovništva treba teći brže te će biti pozitivan input ka oporavku gospodarstava navedenih država. </text:p>
          </table:table-cell>
        </table:table-row>
        <table:table-row table:style-name="ro1">
          <table:table-cell office:value-type="string" calcext:value-type="string">
            <text:p>http://www.europarl.europa.eu/doceo/document/CRE-8-2014-12-17-INT-3-350-496_HR.html</text:p>
          </table:table-cell>
          <table:table-cell office:value-type="string" calcext:value-type="string">
            <text:p><text:s/>Mobilisation of the EU Solidarity Fund: Regions affected by disasters (A8-0077/2014 - Siegfried Mureşan) HR </text:p>
          </table:table-cell>
          <table:table-cell office:value-type="string" calcext:value-type="string">
            <text:p>17-12-2014</text:p>
          </table:table-cell>
          <table:table-cell table:formula="of:=DATE(VALUE(MID([.C596]; 7; 4)); VALUE(MID([.C596]; 4; 2)); VALUE(MID([.C596]; 1; 2)))" office:value-type="date" office:date-value="2014-12-17" calcext:value-type="date">
            <text:p>12/17/14</text:p>
          </table:table-cell>
          <table:table-cell office:value-type="string" calcext:value-type="string">
            <text:p>  Dubravka Šuica (PPE), <text:s text:c="2"/>napisan. — Solidarnost je jedna od temeljnih načela Europske unije. Upravo u ovim trenucima kada se suočavamo s teškim posljedicama prirodnih katastrofa, imamo prilikue da to načelo primijenimo i u praksi. To je jedan od razloga zbog kojeg sam podržala ovu inicijativu budući da osigurava pomoć putem Fonda solidarnosti državama članicama, koje se osim što trpe teške posljedice prirodnih katastrofa, nalaze u lošoj ekonomskoj situaciji. Tim je članicama nužna pomoć budući da financijska davanja iz proračuna država članica nisu dostatna za financiranje nastalih šteta. Prirodne katastrofe se u proteklih nekoliko godina događaju sve češće, a uz mobilizaciju Fonda solidarnosti pozivam sve države članice da iskoriste dostupna sredstva iz fondova EU-a s ciljem što bolje prevencije prirodnih katastrofa. </text:p>
          </table:table-cell>
        </table:table-row>
        <table:table-row table:style-name="ro1">
          <table:table-cell office:value-type="string" calcext:value-type="string">
            <text:p>http://www.europarl.europa.eu/doceo/document/CRE-8-2014-12-17-INT-3-350-562_HR.html</text:p>
          </table:table-cell>
          <table:table-cell office:value-type="string" calcext:value-type="string">
            <text:p><text:s/>Mobilisation of the Flexibility Instrument – financing of the Cypriot Structural Funds programmes (A8-0071/2014 - Eider Gardiazabal Rubial) HR </text:p>
          </table:table-cell>
          <table:table-cell office:value-type="string" calcext:value-type="string">
            <text:p>17-12-2014</text:p>
          </table:table-cell>
          <table:table-cell table:formula="of:=DATE(VALUE(MID([.C597]; 7; 4)); VALUE(MID([.C597]; 4; 2)); VALUE(MID([.C597]; 1; 2)))" office:value-type="date" office:date-value="2014-12-17" calcext:value-type="date">
            <text:p>12/17/14</text:p>
          </table:table-cell>
          <table:table-cell office:value-type="string" calcext:value-type="string">
            <text:p>  Dubravka Šuica (PPE), <text:s text:c="2"/>napisan. — U potpunosti podržavam ovu odluku financiranja ciparskih strukturnih fondova za razvoj i zapošljavanje za koji će se izdvojiti iznos od 100 000 milijuna eura. To je izdatak koji će dovesti do povećanja zaposlenosti, modernizacije sustava socijalne zaštite, fleksibilnosti tržišta rada, povećanja investicija u ljudski kapital kroz bolje obrazovanje i stjecanje vještina te jačanja administrativnih kapaciteta. Ulaganje u zapošljavanje je jedan od primarnih ciljeva politika Europske unije, pogotovo u trenucima velike nezaposlenosti. Ljudi su naš najvažniji resurs, naša budućnost ovisi o uspjehu mladih ljudi te svaki novac preusmjeren u pomoć zapošljavanju i razvoju je dobro investiran novac koji ću i ubuduće podržati. </text:p>
          </table:table-cell>
        </table:table-row>
        <table:table-row table:style-name="ro1">
          <table:table-cell office:value-type="string" calcext:value-type="string">
            <text:p>http://www.europarl.europa.eu/doceo/document/CRE-8-2014-12-17-INT-3-350-859_HR.html</text:p>
          </table:table-cell>
          <table:table-cell office:value-type="string" calcext:value-type="string">
            <text:p><text:s/>Draft amending budget No 8/2014: Surplus resulting from the implementation of the budget year 2013 (A8-0079/2014 - Gérard Deprez) HR </text:p>
          </table:table-cell>
          <table:table-cell office:value-type="string" calcext:value-type="string">
            <text:p>17-12-2014</text:p>
          </table:table-cell>
          <table:table-cell table:formula="of:=DATE(VALUE(MID([.C598]; 7; 4)); VALUE(MID([.C598]; 4; 2)); VALUE(MID([.C598]; 1; 2)))" office:value-type="date" office:date-value="2014-12-17" calcext:value-type="date">
            <text:p>12/17/14</text:p>
          </table:table-cell>
          <table:table-cell office:value-type="string" calcext:value-type="string">
            <text:p>  Dubravka Šuica (PPE), <text:s text:c="2"/>napisan. — Podržavam navedenu izmjenu proračuna br. 8/2014 koja je usmjerena u višak koji proizlazi iz proračuna za 2013. godinu. U financijskoj godini 2013. ostvaren je proračunski višak od preko milijardu eura koji se po novoj izmjeni treba prebaciti u proračun za 2014., dok glavni dijelovi tog viška proizlaze od novčanih kazni i zateznih kamata te taj iznos može biti prebačen u 2014. i usmjeren prema potrebama proračuna. </text:p>
          </table:table-cell>
        </table:table-row>
        <table:table-row table:style-name="ro1">
          <table:table-cell office:value-type="string" calcext:value-type="string">
            <text:p>http://www.europarl.europa.eu/doceo/document/CRE-8-2014-12-17-INT-3-350-960_HR.html</text:p>
          </table:table-cell>
          <table:table-cell office:value-type="string" calcext:value-type="string">
            <text:p><text:s/>Union own resources – adjustment of Member States' national contributions (A8-0066/2014 - Gérard Deprez, Janusz Lewandowski) HR </text:p>
          </table:table-cell>
          <table:table-cell office:value-type="string" calcext:value-type="string">
            <text:p>17-12-2014</text:p>
          </table:table-cell>
          <table:table-cell table:formula="of:=DATE(VALUE(MID([.C599]; 7; 4)); VALUE(MID([.C599]; 4; 2)); VALUE(MID([.C599]; 1; 2)))" office:value-type="date" office:date-value="2014-12-17" calcext:value-type="date">
            <text:p>12/17/14</text:p>
          </table:table-cell>
          <table:table-cell office:value-type="string" calcext:value-type="string">
            <text:p>  Dubravka Šuica (PPE), <text:s text:c="2"/>napisan. — Podržavam prijedlog izmjene i dopunue Uredbe (EZ, Euratom) br 1150/2000 jer stavljanje na raspolaganje visokih svota novca zasigurno može predstavljati (i predstavlja) fiskalni i drugi pritisak za ekonomski slabije države članice. Ako ovaj prijedlog dovede do stvarne a ne samo propisane pomoći, bit će to veliko olakšanje nekim državama članicama u današnjoj gospodarskoj krizi. Možemo i moramo svim mogućim sredstvima olakšati situaciju, ali isto tako, navedena sredstva ne smijemo koristiti kada to nije nužno. Učinkovitost i solidarnost temeljna su načela Europske unije.</text:p>
          </table:table-cell>
        </table:table-row>
        <table:table-row table:style-name="ro1">
          <table:table-cell office:value-type="string" calcext:value-type="string">
            <text:p>http://www.europarl.europa.eu/doceo/document/CRE-8-2014-12-17-INT-3-356-898_HR.html</text:p>
          </table:table-cell>
          <table:table-cell office:value-type="string" calcext:value-type="string">
            <text:p><text:s/>New draft general budget of the European Union - 2015 financial year HR </text:p>
          </table:table-cell>
          <table:table-cell office:value-type="string" calcext:value-type="string">
            <text:p>17-12-2014</text:p>
          </table:table-cell>
          <table:table-cell table:formula="of:=DATE(VALUE(MID([.C600]; 7; 4)); VALUE(MID([.C600]; 4; 2)); VALUE(MID([.C600]; 1; 2)))" office:value-type="date" office:date-value="2014-12-17" calcext:value-type="date">
            <text:p>12/17/14</text:p>
          </table:table-cell>
          <table:table-cell office:value-type="string" calcext:value-type="string">
            <text:p>  Dubravka Šuica (PPE), <text:s text:c="2"/>napisan. — Proračun Europske Unije za 2015. nije se uspio zaključiti do 17. studenog. Bilo je potrebno izdati novi nacrt, budući da pregovori između Europskog parlamenta i Vijeća nisu bili laki. Podržavam novi prijedlog proračuna kojim se pokušavaju riješiti neplaćeni računi te, što je prije moguće, iskorijeniti nastali problemi. Ovaj se proračun ne tiče samo tvrtki, studenata ili nevladine organizacije, tiče se svih građana Europske unije. Novim proračunom se pridonosi rastu i otvaranju novih radnih mjesta koja su od iznimne važnosti za sve države članice, pa tako i Hrvatsku. </text:p>
          </table:table-cell>
        </table:table-row>
        <table:table-row table:style-name="ro1">
          <table:table-cell office:value-type="string" calcext:value-type="string">
            <text:p>http://www.europarl.europa.eu/doceo/document/CRE-8-2014-12-17-INT-3-368-402_HR.html</text:p>
          </table:table-cell>
          <table:table-cell office:value-type="string" calcext:value-type="string">
            <text:p><text:s/>New general budget of the European Union for the financial year 2015 (A8-0067/2014 - Eider Gardiazabal Rubial, Monika Hohlmeier) HR </text:p>
          </table:table-cell>
          <table:table-cell office:value-type="string" calcext:value-type="string">
            <text:p>17-12-2014</text:p>
          </table:table-cell>
          <table:table-cell table:formula="of:=DATE(VALUE(MID([.C601]; 7; 4)); VALUE(MID([.C601]; 4; 2)); VALUE(MID([.C601]; 1; 2)))" office:value-type="date" office:date-value="2014-12-17" calcext:value-type="date">
            <text:p>12/17/14</text:p>
          </table:table-cell>
          <table:table-cell office:value-type="string" calcext:value-type="string">
            <text:p>  Dubravka Šuica (PPE), <text:s text:c="2"/>napisan. — Podržala sam prijedlog s obzirom da je jedna od važnijih točaka nacrta općeg proračuna za 2015. upravo poticanje kompetitivnosti koja je ključna za ekonomski rast i očuvanje radnih mjesta, veće uloge malih i srednjih poduzeća jer jamče održivi rast, ali su i spremna brzo i učinkovito reagirati na situacije poput ruske zabrane uvoza hrane te se prilagoditi potrebama tržišta. Neka od obuhvaćenih važnih pitanja su sigurnost, državljanstvo te vizna politika čime bi se olakšalo putovanje kao i obveza izdvajanja (Global Europe) te redukcija radnih mjesta u administraciji, ali i korekcija (smanjenje/povećanje) sredstava za razne institucije. </text:p>
          </table:table-cell>
        </table:table-row>
        <table:table-row table:style-name="ro1">
          <table:table-cell office:value-type="string" calcext:value-type="string">
            <text:p>http://www.europarl.europa.eu/doceo/document/CRE-8-2014-12-17-INT-3-368-871_HR.html</text:p>
          </table:table-cell>
          <table:table-cell office:value-type="string" calcext:value-type="string">
            <text:p><text:s/>Commission Regulation (EU) No …/.. of XXX supplementing Regulation (EC) No 1071/2009 of the European Parliament and of the Council with regard to the classification of serious infringements of the Union rules, which may lead to the loss of good repute by the road transport operator and amending Annex III to </text:p>
          </table:table-cell>
          <table:table-cell office:value-type="string" calcext:value-type="string">
            <text:p>17-12-2014</text:p>
          </table:table-cell>
          <table:table-cell table:formula="of:=DATE(VALUE(MID([.C602]; 7; 4)); VALUE(MID([.C602]; 4; 2)); VALUE(MID([.C602]; 1; 2)))" office:value-type="date" office:date-value="2014-12-17" calcext:value-type="date">
            <text:p>12/17/14</text:p>
          </table:table-cell>
          <table:table-cell office:value-type="string" calcext:value-type="string">
            <text:p>  Dubravka Šuica (PPE), <text:s text:c="2"/>napisan. — Cestovni promet ima veliku zastupljenost u svim državama članicama, pa tako i u Hrvatskoj. Stoga pozdravljam usvajanje uredbe koja formalizira minimalne uvjete o socijalnim propisima vezanim za djelatnost cestovnog prometa, predlaže novi skup pravila s daleko strožim kaznama i provjerama. Zajednički cilj je poboljšanje kvalitete cestovnog prometa, a provjere se moraju izvršavati u fazama da bi se dobila potpuna slika stanja. Policijskim službenicima potrebno je omogućiti svu opremu kako bi rezultat bio efikasniji i brži. Važno je da se i države članice prilagode Uredbi o zajedničkom programu izobrazbe, a tek kada postoje sredstva za rješenje potencijalnog problema možemo očekivati rezultate i u tom pogledu. </text:p>
          </table:table-cell>
        </table:table-row>
        <table:table-row table:style-name="ro1">
          <table:table-cell office:value-type="string" calcext:value-type="string">
            <text:p>http://www.europarl.europa.eu/doceo/document/CRE-8-2014-12-17-INT-3-368-960_HR.html</text:p>
          </table:table-cell>
          <table:table-cell office:value-type="string" calcext:value-type="string">
            <text:p><text:s/>Proposal for a Council directive on laying down calculation methods and reporting requirements pursuant to Directive 98/70/EC of the European Parliament and of the Council relating to the quality of petrol and diesel fuels (B8-0326/2014) HR </text:p>
          </table:table-cell>
          <table:table-cell office:value-type="string" calcext:value-type="string">
            <text:p>17-12-2014</text:p>
          </table:table-cell>
          <table:table-cell table:formula="of:=DATE(VALUE(MID([.C603]; 7; 4)); VALUE(MID([.C603]; 4; 2)); VALUE(MID([.C603]; 1; 2)))" office:value-type="date" office:date-value="2014-12-17" calcext:value-type="date">
            <text:p>12/17/14</text:p>
          </table:table-cell>
          <table:table-cell office:value-type="string" calcext:value-type="string">
            <text:p>  Dubravka Šuica (PPE), <text:s text:c="2"/>napisan. — Iako se prijedlogom ove direktive želi načelno smanjiti intenzitet stakleničkih plinova, propisuje se obveza dekarbonizacije, od isporučitelja zahtijeva izračunavanje emisija stakleničkih plinova u životnom vijeku za biogoriva, nalaže upotreba istih prosječnih zadanih vrijednosti za sve fosilne sirovine, smatram da pri utvrđivanju metode nisu uzeti u obzor svi potrebni parametri koji bi bili jamstvo za dodatno smanjenje emisija ili očuvanje cjelovitosti okoliša te podržavam vraćanje nacrta direktive Vijeća. Suglasna sam s podnošenjem zahtjeva o raščlanjenim prosječnim zadanim vrijednostima intenziteta stakleničkih plinova te o izvješćivanju po vrstama sirovina za benzinska i dizelska goriva kao i da se isporučiteljima dopusti izvješćivanje o stvarnim vrijednostima. Zbog navedenih razloga nisam podržala ovaj prijedlog. </text:p>
          </table:table-cell>
        </table:table-row>
        <table:table-row table:style-name="ro1">
          <table:table-cell office:value-type="string" calcext:value-type="string">
            <text:p>http://www.europarl.europa.eu/doceo/document/CRE-8-2014-12-17-INT-3-368-991_HR.html</text:p>
          </table:table-cell>
          <table:table-cell office:value-type="string" calcext:value-type="string">
            <text:p><text:s/>Commission Delegated Regulation (EU) establishing a discard plan in the Baltic Sea (B8-0319/2014) HR </text:p>
          </table:table-cell>
          <table:table-cell office:value-type="string" calcext:value-type="string">
            <text:p>17-12-2014</text:p>
          </table:table-cell>
          <table:table-cell table:formula="of:=DATE(VALUE(MID([.C604]; 7; 4)); VALUE(MID([.C604]; 4; 2)); VALUE(MID([.C604]; 1; 2)))" office:value-type="date" office:date-value="2014-12-17" calcext:value-type="date">
            <text:p>12/17/14</text:p>
          </table:table-cell>
          <table:table-cell office:value-type="string" calcext:value-type="string">
            <text:p>  Dubravka Šuica (PPE), <text:s text:c="2"/>napisan. — Nisam podržala uredbu koja je prigovor na plan koji je Komisija donijela u vezi s odbacivanjem ulova u Baltičkom moru jer bi taj plan mogao potencijalno ugroziti reproduktivnu sposobnost te vrste, što je zabrinjavajuća činjenica na koju je Parlament reagirao. Vijeće je odlučilo da se smanji dopuštena kvota ulova, čime bi se vrsta zaštitila jer trenutačno u moru ima sve manje bakalara. Sama činjenica da je i smanjena minimalna referentna veličina bakalara s 38 cm na 35 cm dovoljna je da se ponovno razmotri plan Komisije, stoga je potrebno da se promijeni sadašnja uredba kako bi došlo do efikasnijeg i realnijeg plana te minimaliziranja štete i zaštite vrste. </text:p>
          </table:table-cell>
        </table:table-row>
        <table:table-row table:style-name="ro1">
          <table:table-cell office:value-type="string" calcext:value-type="string">
            <text:p>http://www.europarl.europa.eu/doceo/document/CRE-8-2014-12-17-INT-3-368-999_HR.html</text:p>
          </table:table-cell>
          <table:table-cell office:value-type="string" calcext:value-type="string">
            <text:p><text:s/>Solvency II (B8-0358/2014) HR </text:p>
          </table:table-cell>
          <table:table-cell office:value-type="string" calcext:value-type="string">
            <text:p>17-12-2014</text:p>
          </table:table-cell>
          <table:table-cell table:formula="of:=DATE(VALUE(MID([.C605]; 7; 4)); VALUE(MID([.C605]; 4; 2)); VALUE(MID([.C605]; 1; 2)))" office:value-type="date" office:date-value="2014-12-17" calcext:value-type="date">
            <text:p>12/17/14</text:p>
          </table:table-cell>
          <table:table-cell office:value-type="string" calcext:value-type="string">
            <text:p>  Dubravka Šuica (PPE), <text:s text:c="2"/>napisan. — Ovom direktivom predviđeno je uspostavljanje modernog i na mjerenju rizika utemeljenog nadzora društava za osiguranje i reosiguranje u Europskoj uniji, a samim time i Hrvatskoj. </text:p>
          </table:table-cell>
        </table:table-row>
        <table:table-row table:style-name="ro1">
          <table:table-cell office:value-type="string" calcext:value-type="string">
            <text:p>http://www.europarl.europa.eu/doceo/document/CRE-8-2014-12-17-INT-3-374-937_HR.html</text:p>
          </table:table-cell>
          <table:table-cell office:value-type="string" calcext:value-type="string">
            <text:p><text:s/>Renewing the EU Internal Security Strategy (B8-0350/2014) HR </text:p>
          </table:table-cell>
          <table:table-cell office:value-type="string" calcext:value-type="string">
            <text:p>17-12-2014</text:p>
          </table:table-cell>
          <table:table-cell table:formula="of:=DATE(VALUE(MID([.C606]; 7; 4)); VALUE(MID([.C606]; 4; 2)); VALUE(MID([.C606]; 1; 2)))" office:value-type="date" office:date-value="2014-12-17" calcext:value-type="date">
            <text:p>12/17/14</text:p>
          </table:table-cell>
          <table:table-cell office:value-type="string" calcext:value-type="string">
            <text:p>  Dubravka Šuica (PPE), <text:s text:c="2"/>napisan. — Sigurnost je u svakoj zajednici, pa tako i u Europskoj uniji, osnovni uvjet opstanka, kako društvenog tako i gospodarskog te je temeljna vrijednost društva. S novim opasnostima moraju se pronaći i novi oblici zaštite sigurnosti. Sigurnost je temeljno ljudsko pravo i sloboda. Europska unija dužna je zaštiti svoje građane, njihov život i zdravlje te temeljna ljudska prava. Pozdravljam novu strategiju unutarnje sigurnosti koja znači nadogradnju Europske unije u zaštiti građana, bolju razmjenu informacija policijskih službi, bolju borbu protiv kriminala i bolji sustav zaštite azilanata koji predstavljaju veliki neriješeni problem Europske unije. Svi smo svjesni ozbiljnosti problema vezanih uz kriminal, terorizam te prirodne katastrofe koje su plodno tlo za razvitak teškog kriminaliteta. Nadam se da će ova obnova strategije zbiljski doprinijeti unutarnjoj sigurnosti čitave Europske unije i njenih građana. </text:p>
          </table:table-cell>
        </table:table-row>
        <table:table-row table:style-name="ro1">
          <table:table-cell office:value-type="string" calcext:value-type="string">
            <text:p>http://www.europarl.europa.eu/doceo/document/CRE-8-2014-12-17-INT-3-419-853_HR.html</text:p>
          </table:table-cell>
          <table:table-cell office:value-type="string" calcext:value-type="string">
            <text:p><text:s/>Recognition of Palestine statehood (RC-B8-0277/2014, B8-0277/2014, B8-0309/2014, B8-0310/2014, B8-0349/2014, B8-0357/2014, B8-0359/2014) HR </text:p>
          </table:table-cell>
          <table:table-cell office:value-type="string" calcext:value-type="string">
            <text:p>17-12-2014</text:p>
          </table:table-cell>
          <table:table-cell table:formula="of:=DATE(VALUE(MID([.C607]; 7; 4)); VALUE(MID([.C607]; 4; 2)); VALUE(MID([.C607]; 1; 2)))" office:value-type="date" office:date-value="2014-12-17" calcext:value-type="date">
            <text:p>12/17/14</text:p>
          </table:table-cell>
          <table:table-cell office:value-type="string" calcext:value-type="string">
            <text:p>  Dubravka Šuica (PPE), <text:s text:c="2"/>napisan. — Danas sam podržala Rezoluciju o priznanju palestinskog državljanstva i rješenju spora među dvjema državama što mora ići zajedno s razvojem mirovnih pregovora. Ovim glasom Europski parlament je jasno odbio bezuvjetno priznanje odvojeno od mirovnih pregovora. </text:p>
          </table:table-cell>
        </table:table-row>
        <table:table-row table:style-name="ro1">
          <table:table-cell office:value-type="string" calcext:value-type="string">
            <text:p>http://www.europarl.europa.eu/doceo/document/CRE-8-2014-12-17-INT-3-439-731_HR.html</text:p>
          </table:table-cell>
          <table:table-cell office:value-type="string" calcext:value-type="string">
            <text:p><text:s/>Steel sector in the EU: protecting workers and industries (RC-B8-0352/2014, B8-0351/2014, B8-0352/2014, B8-0353/2014, B8-0354/2014, B8-0355/2014, B8-0356/2014) HR </text:p>
          </table:table-cell>
          <table:table-cell office:value-type="string" calcext:value-type="string">
            <text:p>17-12-2014</text:p>
          </table:table-cell>
          <table:table-cell table:formula="of:=DATE(VALUE(MID([.C608]; 7; 4)); VALUE(MID([.C608]; 4; 2)); VALUE(MID([.C608]; 1; 2)))" office:value-type="date" office:date-value="2014-12-17" calcext:value-type="date">
            <text:p>12/17/14</text:p>
          </table:table-cell>
          <table:table-cell office:value-type="string" calcext:value-type="string">
            <text:p>  Dubravka Šuica (PPE), <text:s text:c="2"/>napisan. — Podržavam rezoluciju Europskog Parlamenta o sektoru čelika te zaštiti radnika i industrije kako bi se industrija održala te postala konkurentna. Velik dio europske industrije čelika u većini zemalja je zahvatio pad potražnje, a s time su rasli troškovi kao na primjer troškovi energije . Veoma je važno zaštititi i radnike koji rade u industriji čelika budući da je u EU-u u toj branši zaposleno preko 350 000 ljudi. Stoga podržavam akcije i planove vezane za pružanje podrške ovoj industriji čime bi se potaknuli rast industrije čelika, zadržala radna mjesta, zadržao gospodarski i ekonomski rast, smanjili troškovi te poduzele konkretne mjere u zaštiti okoliša kao što je promicanje niskougljične proizvodnje čelika s niskim učinkom.</text:p>
          </table:table-cell>
        </table:table-row>
        <table:table-row table:style-name="ro1">
          <table:table-cell office:value-type="string" calcext:value-type="string">
            <text:p>http://www.europarl.europa.eu/doceo/document/CRE-8-2014-12-17-INT-3-439-933_HR.html</text:p>
          </table:table-cell>
          <table:table-cell office:value-type="string" calcext:value-type="string">
            <text:p><text:s/>Situation in the Mediterranean and the need for a holistic EU approach to migration (B8-0362/2014) HR </text:p>
          </table:table-cell>
          <table:table-cell office:value-type="string" calcext:value-type="string">
            <text:p>17-12-2014</text:p>
          </table:table-cell>
          <table:table-cell table:formula="of:=DATE(VALUE(MID([.C609]; 7; 4)); VALUE(MID([.C609]; 4; 2)); VALUE(MID([.C609]; 1; 2)))" office:value-type="date" office:date-value="2014-12-17" calcext:value-type="date">
            <text:p>12/17/14</text:p>
          </table:table-cell>
          <table:table-cell office:value-type="string" calcext:value-type="string">
            <text:p>  Dubravka Šuica (PPE), <text:s text:c="2"/>napisan. — Podržavam navedenu rezoluciju. Svake godine sve više ljudi pokušava doći do Europe. Situacija migracije na Mediteranu je jedno od najvažnijih pitanja u ovom trenutku za cijelu Europsku uniju. Zbog neprimjerenog odnosa prema imigrantima, kako stvarnog tako i normativnog, svjedoci smo velikih ljudskih nesreća i nenadoknadivih gubitaka. Uz problem migracije vežemo i probleme borbe protiv trgovine ljudima i krijumčarenja. Stoga imigracijski programi trebaju biti fokusirani na poštivanje ljudskog dostojanstva te na učinkovito rješavanje navedenih pitanja utemeljeno na solidarnosti i odgovornosti. Pojedine države članice snose veliki teret problema migracije, a uglavnom se radi o državama s izlazom na more te bi prilikom reguliranja navedenog pitanja trebalo voditi računa i o tim razlikama. Rješenje bi bilo propisivanje različitih uvjeta za različite države članice, ovisno o situacijama u svakoj pojedinoj državi. Iako Europska unija ima razrađene mehanizme rješavanja navedenih problema poput Europskog ureda za potporu azila, a mnoge agencije pružaju upute i financijsku solidarnost, postoji prostor za poboljšanje.</text:p>
          </table:table-cell>
        </table:table-row>
        <table:table-row table:style-name="ro1">
          <table:table-cell office:value-type="string" calcext:value-type="string">
            <text:p>http://www.europarl.europa.eu/doceo/document/CRE-8-2014-12-18-INT-4-170-000_HR.html</text:p>
          </table:table-cell>
          <table:table-cell office:value-type="string" calcext:value-type="string">
            <text:p><text:s/>Annexe III to Regulation (EC) 978/2012 of the European Parliament and of the Council applying a scheme of generalised tariff preferences HR </text:p>
          </table:table-cell>
          <table:table-cell office:value-type="string" calcext:value-type="string">
            <text:p>18-12-2014</text:p>
          </table:table-cell>
          <table:table-cell table:formula="of:=DATE(VALUE(MID([.C610]; 7; 4)); VALUE(MID([.C610]; 4; 2)); VALUE(MID([.C610]; 1; 2)))" office:value-type="date" office:date-value="2014-12-18" calcext:value-type="date">
            <text:p>12/18/14</text:p>
          </table:table-cell>
          <table:table-cell office:value-type="string" calcext:value-type="string">
            <text:p>  Dubravka Šuica (PPE), <text:s text:c="2"/>napisan. — Neprijavljeno ribarstvo česta je pojava u državama koje nemaju strogi nadzor nad sektorom ribarstva zbog čega sam podržala ovaj prijedlog. Budući da Filipini spadaju u zemlje trećeg svijeta, nedopustivo je da Unija na bilo koji način potiče nezakonito, neprijavljeno te neregulirano ribarstvo. Ovi postupci nisu u skladu s uredbom Vijeća, a radnje ugrožavaju održivost ribljeg fonda. Filipini moraju što prije odgovoriti na službenu odluku Vijeća te realizirati njeno stajalište i smjernice Europske unije.</text:p>
          </table:table-cell>
        </table:table-row>
        <table:table-row table:style-name="ro1">
          <table:table-cell office:value-type="string" calcext:value-type="string">
            <text:p>http://www.europarl.europa.eu/doceo/document/CRE-8-2014-12-18-INT-4-193-000_HR.html</text:p>
          </table:table-cell>
          <table:table-cell office:value-type="string" calcext:value-type="string">
            <text:p><text:s/>No objection to a delegated act: ex ante contributions to resolution financing arrangements HR </text:p>
          </table:table-cell>
          <table:table-cell office:value-type="string" calcext:value-type="string">
            <text:p>18-12-2014</text:p>
          </table:table-cell>
          <table:table-cell table:formula="of:=DATE(VALUE(MID([.C611]; 7; 4)); VALUE(MID([.C611]; 4; 2)); VALUE(MID([.C611]; 1; 2)))" office:value-type="date" office:date-value="2014-12-18" calcext:value-type="date">
            <text:p>12/18/14</text:p>
          </table:table-cell>
          <table:table-cell office:value-type="string" calcext:value-type="string">
            <text:p>  Dubravka Šuica (PPE), <text:s text:c="2"/>napisan. — Podržavam ovu Rezoluciju budući da potiče učinkovit način regulacije financijskih aranžmana za sanaciju, konkretno, učinkovito prikupljanje doprinosa od strane kreditnih institucija i investicijskih društava. </text:p>
          </table:table-cell>
        </table:table-row>
        <table:table-row table:style-name="ro1">
          <table:table-cell office:value-type="string" calcext:value-type="string">
            <text:p>http://www.europarl.europa.eu/doceo/document/CRE-8-2014-12-18-INT-4-252-000_HR.html</text:p>
          </table:table-cell>
          <table:table-cell office:value-type="string" calcext:value-type="string">
            <text:p><text:s/>Conclusion of the Association agreement with Georgia (A8-0042/2014 - Andrejs Mamikins) HR </text:p>
          </table:table-cell>
          <table:table-cell office:value-type="string" calcext:value-type="string">
            <text:p>18-12-2014</text:p>
          </table:table-cell>
          <table:table-cell table:formula="of:=DATE(VALUE(MID([.C612]; 7; 4)); VALUE(MID([.C612]; 4; 2)); VALUE(MID([.C612]; 1; 2)))" office:value-type="date" office:date-value="2014-12-18" calcext:value-type="date">
            <text:p>12/18/14</text:p>
          </table:table-cell>
          <table:table-cell office:value-type="string" calcext:value-type="string">
            <text:p>  Dubravka Šuica (PPE), <text:s text:c="2"/>napisan. — Podržala sam Sporazum o pridruživanju s Gruzijom jer je usmjeren na integraciju koja će dovesti do smirivanja političke situacije i stvoriti potrebu za konstruktivan dijalog. </text:p>
          </table:table-cell>
        </table:table-row>
        <table:table-row table:style-name="ro1">
          <table:table-cell office:value-type="string" calcext:value-type="string">
            <text:p>http://www.europarl.europa.eu/doceo/document/CRE-8-2014-12-18-INT-4-310-000_HR.html</text:p>
          </table:table-cell>
          <table:table-cell office:value-type="string" calcext:value-type="string">
            <text:p><text:s/>Association agreement with Georgia (A8-0041/2014 - Andrejs Mamikins) HR </text:p>
          </table:table-cell>
          <table:table-cell office:value-type="string" calcext:value-type="string">
            <text:p>18-12-2014</text:p>
          </table:table-cell>
          <table:table-cell table:formula="of:=DATE(VALUE(MID([.C613]; 7; 4)); VALUE(MID([.C613]; 4; 2)); VALUE(MID([.C613]; 1; 2)))" office:value-type="date" office:date-value="2014-12-18" calcext:value-type="date">
            <text:p>12/18/14</text:p>
          </table:table-cell>
          <table:table-cell office:value-type="string" calcext:value-type="string">
            <text:p>  Dubravka Šuica (PPE), <text:s text:c="2"/>napisan. — Podržavam ovaj prijedlog Sporazuma o pridruživanju Europske unije i Gruzije. </text:p>
          </table:table-cell>
        </table:table-row>
        <table:table-row table:style-name="ro1">
          <table:table-cell office:value-type="string" calcext:value-type="string">
            <text:p>http://www.europarl.europa.eu/doceo/document/CRE-8-2015-01-13-INT-2-186-000_HR.html</text:p>
          </table:table-cell>
          <table:table-cell office:value-type="string" calcext:value-type="string">
            <text:p><text:s/>Fisheries Partnership Agreement between the EU and São Tomé and Príncipe: fishing opportunities and financial contribution (A8-0061/2014 - João Ferreira) HR </text:p>
          </table:table-cell>
          <table:table-cell office:value-type="string" calcext:value-type="string">
            <text:p>13-01-2015</text:p>
          </table:table-cell>
          <table:table-cell table:formula="of:=DATE(VALUE(MID([.C614]; 7; 4)); VALUE(MID([.C614]; 4; 2)); VALUE(MID([.C614]; 1; 2)))" office:value-type="date" office:date-value="2015-01-13" calcext:value-type="date">
            <text:p>01/13/15</text:p>
          </table:table-cell>
          <table:table-cell office:value-type="string" calcext:value-type="string">
            <text:p>  Dubravka Šuica (PPE), <text:s text:c="2"/>napisan. - Podržavam Sporazum o partnerstvu u ribarstvu između EU-a i Svetog Tome i Principa. Navedeni sporazum generira financijske i ribolovne koristi za dionike sporazuma, a samim time i Europske unije u cjelini. Novi Sporazum bi se odnosio na razdoblje od četiri godine, otvorio bi poslovnu mogućnost za 34 ribarska broda iz Europske unije i već u prve tri godine bi trebao financijski doprinos biti u stotinama tisuća eura. Sporazumom se otvaraju i mogućnosti pomoći pri istraživanju i razvoju ribarstva Demokratske Republike Svetog Tome i Principa, jer bi Europska unija mogla financijski potpomoći razvoj i kontrolu održivog izlova te očuvanje ribljeg fonda. Poznato je kako su trenutačno dostupne informacije vrlo skromne i nedovoljne za detaljno utvrđivanje stanja ribljeg fonda u Demokratskoj Republici Svetog Tome i Principa. Europska unija treba osigurati dugoročniji nabavni kanal ribe i pri tom doprinijeti razvoju i istraživanju ribljeg fonda Demokratske Republike Svetog Tome i Principa što implicira koristi za sve sudionike Sporazuma.</text:p>
          </table:table-cell>
        </table:table-row>
        <table:table-row table:style-name="ro1">
          <table:table-cell office:value-type="string" calcext:value-type="string">
            <text:p>http://www.europarl.europa.eu/doceo/document/CRE-8-2015-01-13-INT-2-211-000_HR.html</text:p>
          </table:table-cell>
          <table:table-cell office:value-type="string" calcext:value-type="string">
            <text:p><text:s/>EU-Seychelles Agreement on access for fishing vessels to waters of Mayotte (A8-0055/2014 - Alain Cadec) HR </text:p>
          </table:table-cell>
          <table:table-cell office:value-type="string" calcext:value-type="string">
            <text:p>13-01-2015</text:p>
          </table:table-cell>
          <table:table-cell table:formula="of:=DATE(VALUE(MID([.C615]; 7; 4)); VALUE(MID([.C615]; 4; 2)); VALUE(MID([.C615]; 1; 2)))" office:value-type="date" office:date-value="2015-01-13" calcext:value-type="date">
            <text:p>01/13/15</text:p>
          </table:table-cell>
          <table:table-cell office:value-type="string" calcext:value-type="string">
            <text:p>  Dubravka Šuica (PPE), <text:s text:c="2"/>napisan. - Podržavam Sporazum Europske unije i Republike Sejšeli o pristupu ribarskih plovila, koja plove pod zastavom Sejšela, vodama i morskim biološkim resursima Mayottea, koji je pod pravnom nadležnosti Europske unije. Ovaj Sporazum je već dva puta obnavljan i bio je prvi takav dokument koji je Europska unija sklopila u području Indijskog oceana te je kao takav pionir u regiji. Zahvaljujući sporazumu, područje Mayotte je postalo vanjska regija Unije. Uređuje se i zajednička ribarska politika unije i Republike Sejšeli te regulira eksploatacija vode i biološkog bogatstva. Prihvatljivost sporazuma potkrepljuje i činjenica da ima ugrađene klauzule kojima se EU štiti od eventualnih nepoštivanja. Omogućeno je eksploatiranje vrsta koje prirodno migriraju navedenim područjem. Financijski efekti su povoljniji nego u prijašnjim verzijama ovog Sporazuma.</text:p>
          </table:table-cell>
        </table:table-row>
        <table:table-row table:style-name="ro1">
          <table:table-cell office:value-type="string" calcext:value-type="string">
            <text:p>http://www.europarl.europa.eu/doceo/document/CRE-8-2015-01-13-INT-2-232-000_HR.html</text:p>
          </table:table-cell>
          <table:table-cell office:value-type="string" calcext:value-type="string">
            <text:p><text:s/>Protocol to the Euro-Mediterranean Agreement between the EC and Tunisia, to take account of the accession of Bulgaria and Romania to the EU (A8-0049/2014 - Elmar Brok) HR </text:p>
          </table:table-cell>
          <table:table-cell office:value-type="string" calcext:value-type="string">
            <text:p>13-01-2015</text:p>
          </table:table-cell>
          <table:table-cell table:formula="of:=DATE(VALUE(MID([.C616]; 7; 4)); VALUE(MID([.C616]; 4; 2)); VALUE(MID([.C616]; 1; 2)))" office:value-type="date" office:date-value="2015-01-13" calcext:value-type="date">
            <text:p>01/13/15</text:p>
          </table:table-cell>
          <table:table-cell office:value-type="string" calcext:value-type="string">
            <text:p>  Dubravka Šuica (PPE), <text:s text:c="2"/>napisan. - Europska unija je posvećena svojoj ulozi u izgradnji jačih veza i odnosa sa susjednim zemljama. Bolji odnos između zemalja je izgrađen na političkom i ekonomskom dijalogu kojeg promiče uzajamno razumijevanje i stvaranje zajedničke vrijednosti. Sklapanje sporazuma s Tunisom o Euro-Mediteranskom udruženju je korak naprijed u promicanju regionalne suradnje između mediteranskih zemalja, čime se potiče ekonomski, socijalni, kulturni i politički razvoj. Nadalje, Tunis je prva zemlja na jugu Sredozemlja koja je potpisala sporazum o pridruživanju s Europom 1995. godine. Od tada, odrednica tuniske Vlade je zadovoljavanje svih bitnih prijedloga, a posebno onih za liberalizaciju trgovine danih od Europske unije. Štoviše, Tunis je izvrstan primjer kako uzajamna pomoć i dijalog mogu stvoriti učinkovit put prema održivom i uključivom rastu i razvoju. Prednost Tunisa i snažna politička volja trebaju biti primjer ostalim zemljama u regiji, što bi dovelo do većeg blagostanje i napretka.</text:p>
          </table:table-cell>
        </table:table-row>
        <table:table-row table:style-name="ro1">
          <table:table-cell office:value-type="string" calcext:value-type="string">
            <text:p>http://www.europarl.europa.eu/doceo/document/CRE-8-2015-01-13-INT-2-236-003_HR.html</text:p>
          </table:table-cell>
          <table:table-cell office:value-type="string" calcext:value-type="string">
            <text:p><text:s/>Request for consultation of the European Economic and Social Committee on "Implementation of the 2011 White Paper on Transport: taking stock and way forward towards sustainable mobility" HR </text:p>
          </table:table-cell>
          <table:table-cell office:value-type="string" calcext:value-type="string">
            <text:p>13-01-2015</text:p>
          </table:table-cell>
          <table:table-cell table:formula="of:=DATE(VALUE(MID([.C617]; 7; 4)); VALUE(MID([.C617]; 4; 2)); VALUE(MID([.C617]; 1; 2)))" office:value-type="date" office:date-value="2015-01-13" calcext:value-type="date">
            <text:p>01/13/15</text:p>
          </table:table-cell>
          <table:table-cell office:value-type="string" calcext:value-type="string">
            <text:p>  Dubravka Šuica (PPE), <text:s text:c="2"/>napisan. - Podržavam konzultiranje Europskog gospodarskog i socijalnog odbora o implementaciji Bijele knjige o transportu iz 2011., jer provedbu plana treba kontinuirano pratiti i nadograđivati, a promet je i temelj gospodarske održivosti. Program predviđa ujednačavanje prometne infrastrukture u zapadnim i istočnim državama članicama te njihovu kvalitetnu integraciju. Uočeno je kako postoje brojni izazovi koji se postavljaju pred prometnu politiku Unije, a pritom je vidljivo i kako nisu riješeni problemi iz prošlosti. EU se obvezala značajno smanjiti emisiju stakleničkih plinova te smanjuje prema planu, dok neki drugi međunarodni akteri se ne pridržavaju toga dogovora. Većina transporta danas koristi naftu i njezine derivate te bi trebalo intenzivnije poticati upotrebu novih tehnologija kako bi se smanjile emisije, a EU bi mogla dati puno širi doprinos, jer su mahom europske kompanije svjetski lider u prometnoj industriji. Od donošenja Bijele knjige 2011. godine puno je postignuto u zrakoplovnom i željezničkom prometu, ali još treba uložiti puno napora kako bi se postiglo ujednačavanje prometne infrastrukture.</text:p>
          </table:table-cell>
        </table:table-row>
        <table:table-row table:style-name="ro1">
          <table:table-cell office:value-type="string" calcext:value-type="string">
            <text:p>http://www.europarl.europa.eu/doceo/document/CRE-8-2015-01-13-INT-2-310-000_HR.html</text:p>
          </table:table-cell>
          <table:table-cell office:value-type="string" calcext:value-type="string">
            <text:p><text:s/>Possibility for the Member States to restrict or prohibit the cultivation of GMOs (A8-0038/2014 - Frédérique Ries) HR </text:p>
          </table:table-cell>
          <table:table-cell office:value-type="string" calcext:value-type="string">
            <text:p>13-01-2015</text:p>
          </table:table-cell>
          <table:table-cell table:formula="of:=DATE(VALUE(MID([.C618]; 7; 4)); VALUE(MID([.C618]; 4; 2)); VALUE(MID([.C618]; 1; 2)))" office:value-type="date" office:date-value="2015-01-13" calcext:value-type="date">
            <text:p>01/13/15</text:p>
          </table:table-cell>
          <table:table-cell office:value-type="string" calcext:value-type="string">
            <text:p>  Dubravka Šuica (PPE), <text:s text:c="2"/>napisan. - Podržavam nacrt zakonodavne rezolucije Europskog parlamenta o ograničavanju ili zabrani uzgoja GMO-a na teritoriju članica koje to žele, jer treba ostaviti prostora da se prihvate određene kulturološke i geografske posebnosti područja. Važno je naglasiti kako ovo nije potpora GMO-u već samo mogućnost njegove upotrebe uz nepobitne znanstvene dokaze o neškodljivosti za zdravlje i okoliš i uvažavanje kulturoloških i političkih praksi. Države članice će samostalno regulirati GMO, ali ne smiju ići ispod EU-ovog standarda. Novo zakonodavstvo omogućava državama članicama EU-a da zabrane uzgoj proizvoda koji sadrže genetski modificirane organizme (GMO) na svom teritoriju, čak i ako su ti proizvodi odobreni na razini Europske unije. Direktiva postaje službena u proljeće 2015. godine i osigurat će veću fleksibilnost država članica koje žele zabraniti uzgoj GMO-a u svojoj zemlji. Države članice moraju osigurati da GMO žitarice, ukoliko ih imaju, ne kontaminiraju druge proizvode, a to će se pogotovo odnositi na prevenciju prekogranične kontaminacije proizvoda. Sad više ne postoji rizik da države koje uvedu zabranu uzgoja GMO hrane budu izložene sudskim procesima. Vrlo je važno da svaka zemlja u EU-u, po načelu supsidijarnosti, sama odlučuje o uzgoju GMO hrane osluškujući želje i potrebe svojih građana.</text:p>
          </table:table-cell>
        </table:table-row>
        <table:table-row table:style-name="ro1">
          <table:table-cell office:value-type="string" calcext:value-type="string">
            <text:p>http://www.europarl.europa.eu/doceo/document/CRE-8-2015-01-13-INT-2-343-000_HR.html</text:p>
          </table:table-cell>
          <table:table-cell office:value-type="string" calcext:value-type="string">
            <text:p><text:s/>Provisions for fishing in the GFCM (General Fisheries Commission for the Mediterranean) Agreement area (A8-0057/2014 - Gabriel Mato) HR </text:p>
          </table:table-cell>
          <table:table-cell office:value-type="string" calcext:value-type="string">
            <text:p>13-01-2015</text:p>
          </table:table-cell>
          <table:table-cell table:formula="of:=DATE(VALUE(MID([.C619]; 7; 4)); VALUE(MID([.C619]; 4; 2)); VALUE(MID([.C619]; 1; 2)))" office:value-type="date" office:date-value="2015-01-13" calcext:value-type="date">
            <text:p>01/13/15</text:p>
          </table:table-cell>
          <table:table-cell office:value-type="string" calcext:value-type="string">
            <text:p>  Dubravka Šuica (PPE), <text:s text:c="2"/>napisan. - Podržavam promjenu Odredbe za ribolov u području Sporazuma o GFCM-u (Opća komisija za ribarstvo Sredozemlja), jer predložene promjene uvažavaju znanost i praksu. Europska komisija predlaže vrlo kruto reguliranje eksploatacije crvenog koralja, morskih kornjača, morskih ptica, različitih vrsta kitova i drugih vrsta u Sredozemnom moru. Komisija traži apsolutnu zabranu ulova crvenog koralja na dubini ispod 50m i donosi delegirane akte za odstupanja, a to ne bi trebala provoditi na državama članicama koje su već prenijele preporuke u svoje zakonodavstvo. Zbog prirode ribarskog posla treba maksimalno izbjegavati da se mrežama okružuju područja morskih kornjača, a ne zabraniti njihovo korištenje u tom području. Zaštićene vrste se vraćaju u more neozlijeđene i žive, a u slučaju pogibije ili ozljede dovoze se u luku, o čemu se inspekcijska tijela obavještavaju najkasnije po dolasku broda u luku, a ne u trenutku nastanka događaja. Produljuje se i datum dostave informacija iz država članica do 15. prosinca, a Komisija dostavlja informacije do 31. prosinca. Budući da je Jadransko more također uključeno u ovu odredbu, Hrvatska bi trebala uvažiti mišljenje znanstvenika te određena pitanja urediti nacionalnim zakonodavstvom, kako bi se maksimalno uvažile specifičnosti Jadranskog mora i cijelog Sredozemlja.</text:p>
          </table:table-cell>
        </table:table-row>
        <table:table-row table:style-name="ro1">
          <table:table-cell office:value-type="string" calcext:value-type="string">
            <text:p>http://www.europarl.europa.eu/doceo/document/CRE-8-2015-01-14-INT-3-069-000_HR.html</text:p>
          </table:table-cell>
          <table:table-cell office:value-type="string" calcext:value-type="string">
            <text:p><text:s/>Programme of activities of the Latvian Presidency (debate) HR </text:p>
          </table:table-cell>
          <table:table-cell office:value-type="string" calcext:value-type="string">
            <text:p>14-01-2015</text:p>
          </table:table-cell>
          <table:table-cell table:formula="of:=DATE(VALUE(MID([.C620]; 7; 4)); VALUE(MID([.C620]; 4; 2)); VALUE(MID([.C620]; 1; 2)))" office:value-type="date" office:date-value="2015-01-14" calcext:value-type="date">
            <text:p>01/14/15</text:p>
          </table:table-cell>
          <table:table-cell office:value-type="string" calcext:value-type="string">
            <text:p>  Dubravka Šuica (PPE). - <text:s text:c="2"/>Gospodine predsjedniče, želim pozdraviti gospođu predsjednicu, i ako bi se moglo govoriti o kurikulumu neke zemlje onda su 25 godina od odcjepljenja od Sovjetskog Saveza, 10 godina od ulaska u Europsku uniju i godina dana u eurozoni zaista fascinantni podaci. Želim vam na tome zahvaliti. </text:p>
          </table:table-cell>
        </table:table-row>
        <table:table-row table:style-name="ro1">
          <table:table-cell office:value-type="string" calcext:value-type="string">
            <text:p>http://www.europarl.europa.eu/doceo/document/CRE-8-2015-01-15-INT-4-089-750_HR.html</text:p>
          </table:table-cell>
          <table:table-cell office:value-type="string" calcext:value-type="string">
            <text:p><text:s/>Russia, in particular the case of Alexey Navalny HR </text:p>
          </table:table-cell>
          <table:table-cell office:value-type="string" calcext:value-type="string">
            <text:p>15-01-2015</text:p>
          </table:table-cell>
          <table:table-cell table:formula="of:=DATE(VALUE(MID([.C621]; 7; 4)); VALUE(MID([.C621]; 4; 2)); VALUE(MID([.C621]; 1; 2)))" office:value-type="date" office:date-value="2015-01-15" calcext:value-type="date">
            <text:p>01/15/15</text:p>
          </table:table-cell>
          <table:table-cell office:value-type="string" calcext:value-type="string">
            <text:p>  Dubravka Šuica (PPE), <text:s text:c="2"/>napisan. – Podržavam raspravu o ljudskim pravima i demokratskim načelima jer su to temeljne europske vrijednosti, a svjedoci smo da se često krše u posljednje vrijeme. Nije novost kršenje ljudskih prava i demokratskih sloboda u Rusiji, ali nedavna događanja dodatno izazivaju brigu. Medijski sadržaji se kreiraju prema nalozima vladajućih struktura, a svako odstupanje od toga znači izloženost represiji. Aleksej Navalny je novinar koji je kritizirao ruske vlasti te je pod kontroverznim okolnostima osuđen za korupciju i pranje novca. Osuđen je na kućni pritvor i zabranjen je njegov blog, a suspendirani su i svi mediji koji su dijelili njegove sadržaje. Treba potaknuti Rusiju na razvoj demokratskih načela i vladavinu prava, jer su poznati i drugi oblici kršenja europskih vrijednosti poput rata u Čečeniji i progona Čečena, osuđivanje neistomišljenika i oduzimanje njihove imovine. Podržat ću apel na Rusiju da pokrene razvoj demokratskog društva i vladavinu prava uz poštovanje čovjeka i njegove slobode.</text:p>
          </table:table-cell>
        </table:table-row>
        <table:table-row table:style-name="ro1">
          <table:table-cell office:value-type="string" calcext:value-type="string">
            <text:p>http://www.europarl.europa.eu/doceo/document/CRE-8-2015-01-15-INT-4-111-000_HR.html</text:p>
          </table:table-cell>
          <table:table-cell office:value-type="string" calcext:value-type="string">
            <text:p><text:s/>Pakistan, in particular the situation following the Peshawar school attack HR </text:p>
          </table:table-cell>
          <table:table-cell office:value-type="string" calcext:value-type="string">
            <text:p>15-01-2015</text:p>
          </table:table-cell>
          <table:table-cell table:formula="of:=DATE(VALUE(MID([.C622]; 7; 4)); VALUE(MID([.C622]; 4; 2)); VALUE(MID([.C622]; 1; 2)))" office:value-type="date" office:date-value="2015-01-15" calcext:value-type="date">
            <text:p>01/15/15</text:p>
          </table:table-cell>
          <table:table-cell office:value-type="string" calcext:value-type="string">
            <text:p>  Dubravka Šuica (PPE). - <text:s text:c="2"/>Gospođo predsjednice, ovaj je događaj zaista izazvao šok i gnušanje kod svakoga, pa i kod mene. Pakistanski talibani koriste srednjovjekovne metode koje su danas apsolutno neprimjerene. Ovo je drugi put da u ovom forumu govorimo o Pakistanu - prošli put o Aziji i Bibi, danas o školi u Pešavaru. Mislim da je nedopustivo da ovo prolazi mimo nas. Mi kao političari smo odgovorni i moramo djelovati, moramo pomoći pakistanskoj vladi kako bi konačno zaživjele demokratske institucije u toj zemlji. </text:p>
          </table:table-cell>
        </table:table-row>
        <table:table-row table:style-name="ro1">
          <table:table-cell office:value-type="string" calcext:value-type="string">
            <text:p>http://www.europarl.europa.eu/doceo/document/CRE-8-2015-01-15-INT-4-261-000_HR.html</text:p>
          </table:table-cell>
          <table:table-cell office:value-type="string" calcext:value-type="string">
            <text:p><text:s/>Situation in Libya (RC-B8-0011/2015, B8-0011/2015, B8-0013/2015, B8-0014/2015, B8-0030/2015, B8-0031/2015, B8-0032/2015, B8-0033/2015) HR </text:p>
          </table:table-cell>
          <table:table-cell office:value-type="string" calcext:value-type="string">
            <text:p>15-01-2015</text:p>
          </table:table-cell>
          <table:table-cell table:formula="of:=DATE(VALUE(MID([.C623]; 7; 4)); VALUE(MID([.C623]; 4; 2)); VALUE(MID([.C623]; 1; 2)))" office:value-type="date" office:date-value="2015-01-15" calcext:value-type="date">
            <text:p>01/15/15</text:p>
          </table:table-cell>
          <table:table-cell office:value-type="string" calcext:value-type="string">
            <text:p>  Dubravka Šuica (PPE), <text:s text:c="2"/>napisan. - Podržavam sve napore da se u Libiji osigura slobodan i siguran život, ali evidentno je da na tom putu postoji još puno prepreka. Osuđujem sve oblike terorizma i apeliram da se poduzmu maksimalni napori kako bi se podigao stupanj tolerancije i stvorili uvjeti za miran suživot. U izvješću se spominju aktivnosti islamskih terorističkih skupina te se njihove napade treba maksimalno obuzdati i zaustaviti daljnje naoružavanje. Pozdravljam sve aktivnosti koje zagovaraju mir i slažem se s navodima iz izvješća da trebamo podržavati sve pacifističke aktivnosti te im pružiti moralnu i financijsku pomoć. EU treba biti potpora izgradnji institucija i pravnog poretka u Libiji i drugim državama koje se nalaze u sličnoj situaciji. Izražavam podršku libijskoj vlasti u upravljanju energetskim resursima te svi zajedno trebamo pomoći i ne ulaziti u odnose s trećim stranama. Još jednom bih istaknula zabrinutost zbog sve veće razdvojenosti društva i humanitarne krize koja se navodi u izvješću Komisije. Izražavam pohvale Tunisu na primanju libijskih izbjeglica i podržavam davanje pomoći u profesionalnom, moralnom i financijskom obliku.</text:p>
          </table:table-cell>
        </table:table-row>
        <table:table-row table:style-name="ro1">
          <table:table-cell office:value-type="string" calcext:value-type="string">
            <text:p>http://www.europarl.europa.eu/doceo/document/CRE-8-2015-01-15-INT-4-302-000_HR.html</text:p>
          </table:table-cell>
          <table:table-cell office:value-type="string" calcext:value-type="string">
            <text:p><text:s/>Situation in Ukraine (RC-B8-0008/2015, B8-0008/2015, B8-0018/2015, B8-0020/2015, B8-0021/2015, B8-0025/2015, B8-0027/2015, B8-0029/2015) HR </text:p>
          </table:table-cell>
          <table:table-cell office:value-type="string" calcext:value-type="string">
            <text:p>15-01-2015</text:p>
          </table:table-cell>
          <table:table-cell table:formula="of:=DATE(VALUE(MID([.C624]; 7; 4)); VALUE(MID([.C624]; 4; 2)); VALUE(MID([.C624]; 1; 2)))" office:value-type="date" office:date-value="2015-01-15" calcext:value-type="date">
            <text:p>01/15/15</text:p>
          </table:table-cell>
          <table:table-cell office:value-type="string" calcext:value-type="string">
            <text:p>  Dubravka Šuica (PPE), <text:s text:c="2"/>napisan. - Podržavam izjavu potredsjednice Komisije o stanju u Ukrajini i izražavam zabrinutost zbog stanja u toj zemlji. Izvješće podržava ukrajinsku vladu u provođenju reformi. EU se zalaže za razvoj demokracje, ljudskih sloboda, teritorijalnu integraciju i vladavinu prava u Ukrajini, a kritizira aneksiju Krima od strane Rusije što su učinile i druge uvažene međunarodne institucije. EU također podržava ukrajinski put prema euro-atlantskim integracijama. Osuđuje sve oblike vojnih akcija Rusije i sve pretenzije na ukrajinski teritorij. Podržavam poziv ukrajinskim vođama da ulože maksimalne napore kako bi iskorijenili strukturnu korupciju te da podupru razvoj antikorupcijskog odbora u Ukrajini. Istaknuta je važnost stabilnosti i energestke sigurnosti u EU-ovom susjedstvu. Istaknut je stav ruskog ministra energije koji trilateralni ugovor između EU-a, Rusije i Ukrajine o dostavi ruskog plina u Europu smatra neobvezujućim. EU će poduzeti sve da se što prije uspostavi mir i stabilnost te da Ukrajina krene demokratskim putem.</text:p>
          </table:table-cell>
        </table:table-row>
        <table:table-row table:style-name="ro1">
          <table:table-cell office:value-type="string" calcext:value-type="string">
            <text:p>http://www.europarl.europa.eu/doceo/document/CRE-8-2015-01-15-INT-4-339-000_HR.html</text:p>
          </table:table-cell>
          <table:table-cell office:value-type="string" calcext:value-type="string">
            <text:p><text:s/>Situation in Egypt (RC-B8-0012/2015, B8-0012/2015, B8-0019/2015, B8-0022/2015, B8-0023/2015, B8-0024/2015, B8-0026/2015, B8-0028/2015) HR </text:p>
          </table:table-cell>
          <table:table-cell office:value-type="string" calcext:value-type="string">
            <text:p>15-01-2015</text:p>
          </table:table-cell>
          <table:table-cell table:formula="of:=DATE(VALUE(MID([.C625]; 7; 4)); VALUE(MID([.C625]; 4; 2)); VALUE(MID([.C625]; 1; 2)))" office:value-type="date" office:date-value="2015-01-15" calcext:value-type="date">
            <text:p>01/15/15</text:p>
          </table:table-cell>
          <table:table-cell office:value-type="string" calcext:value-type="string">
            <text:p>  Dubravka Šuica (PPE), <text:s text:c="2"/>napisan. - Podržavam izvješće o stanju u Egiptu i izražavam zabrinutost zbog nemilih događaja koji su spomenuti u izvješću. U duhu europskih vrijednosti ne podržavam nikakav oblik suđenja nevinima, političke likvidacije niti sprječavanja izražavanja mišljenja ljudi. U izvješću je opisano više političkih represija na neistomišljenike. Ističu se i islamistički napadi na kršćane i izražava se potpora izgradnji demokratskih institucija u Egiptu, jednom od glavnih faktora stabilnosti u regiji. EU će i dalje rado biti posrednik u različitim mirovnim pregovorima i najoštrije osuđivati sve oblike terorizma. Podržavamo egipatsku vladu u poticanju poštivanja ljudskih prava i kao promotora mira na Bliskom istoku. Apelira se da se uredi i da bude transparentan izborni sustav te da se ukine smrtna kazna. EU iskazuje zabrinutost zbog opstrukcije medija i mnogobrojnih prepreka oko izgradnje civilnog društva. Još jednom se aludira na egipatsku vladu da ima međunarodnu obvezu poštivanja ljudskih prava, vladavinu prava i izgradnju civilnog društva te medijske slobode. Želim izraziti vjeru da će se situacija u Egiptu, što je prije moguće, popraviti te da će krenuti stazama stabilnog razvoja temeljenog na jakom civilnom društvu i vladavini prava.</text:p>
          </table:table-cell>
        </table:table-row>
        <table:table-row table:style-name="ro1">
          <table:table-cell office:value-type="string" calcext:value-type="string">
            <text:p>http://www.europarl.europa.eu/doceo/document/CRE-8-2015-01-15-INT-4-370-000_HR.html</text:p>
          </table:table-cell>
          <table:table-cell office:value-type="string" calcext:value-type="string">
            <text:p><text:s/>The case of the two Italian "Marò" (RC-B8-0006/2015, B8-0006/2015, B8-0009/2015, B8-0010/2015, B8-0015/2015, B8-0016/2015, B8-0017/2015) HR </text:p>
          </table:table-cell>
          <table:table-cell office:value-type="string" calcext:value-type="string">
            <text:p>15-01-2015</text:p>
          </table:table-cell>
          <table:table-cell table:formula="of:=DATE(VALUE(MID([.C626]; 7; 4)); VALUE(MID([.C626]; 4; 2)); VALUE(MID([.C626]; 1; 2)))" office:value-type="date" office:date-value="2015-01-15" calcext:value-type="date">
            <text:p>01/15/15</text:p>
          </table:table-cell>
          <table:table-cell office:value-type="string" calcext:value-type="string">
            <text:p>  Dubravka Šuica (PPE), <text:s text:c="2"/>napisan. - Podržavam donošenje rezolucije o talijanskim marincima, jer se radi o slučaju s brojim preprekama i predugom procesu razjašnjavanja činjenica. Talijanski marinci su u vodama Indijskog oceana ubili dvojicu indijskih ribara. Marinci su pratili brod pod talijanskom zastavom, kao zaštitari u području opasnosti od pirata. Mislili su da su ribari pirati i postupili su u dobroj vjeri, a kasnije je konstatirano da se radi o nesretnom slučaju. Indija je zatražila da se marincima sudi u Indiji, jer se slučaj zbio u njezinom teritorijalnom moru, dok Italija tvrdi da se treba suditi u Italiji, jer je u pitanju brod s talijanskom zastavom, a slučaj se zbio u međunarodnim vodama. Gotovo tri godine Italija i Indija pregovaraju o mjestu na kojem se treba suditi marincima i po kojem zakonu, jer po indijskom zakonodavstvu mogu biti osuđeni na smrtnu kaznu. Slučaj su obilježili brojni politički pregovori i nesuglasice, a marinci još uvijek čekaju odluku o svojoj sudbini u talijanskom Veleposlanstvu u New Delhiju. Ova rezolucija bi pomogla dvojici Talijana, a bila bi i dobar temelj za eventualne buduće slične slučajeve.</text:p>
          </table:table-cell>
        </table:table-row>
        <table:table-row table:style-name="ro1">
          <table:table-cell office:value-type="string" calcext:value-type="string">
            <text:p>http://www.europarl.europa.eu/doceo/document/CRE-8-2015-01-15-INT-4-409-000_HR.html</text:p>
          </table:table-cell>
          <table:table-cell office:value-type="string" calcext:value-type="string">
            <text:p><text:s/>Commission work programme 2015 (RC-B8-0001/2015, B8-0001/2015, B8-0007/2015, B8-0034/2015, B8-0035/2015, B8-0037/2015, B8-0038/2015, B8-0039/2015) HR </text:p>
          </table:table-cell>
          <table:table-cell office:value-type="string" calcext:value-type="string">
            <text:p>15-01-2015</text:p>
          </table:table-cell>
          <table:table-cell table:formula="of:=DATE(VALUE(MID([.C627]; 7; 4)); VALUE(MID([.C627]; 4; 2)); VALUE(MID([.C627]; 1; 2)))" office:value-type="date" office:date-value="2015-01-15" calcext:value-type="date">
            <text:p>01/15/15</text:p>
          </table:table-cell>
          <table:table-cell office:value-type="string" calcext:value-type="string">
            <text:p>  Dubravka Šuica (PPE), <text:s text:c="2"/>napisan. - Podržavam program rada Komisije, jer program sadrži sve važne teme kao što su rješavanje sporog rasta, smanjivanje stope nezaposlenosti, podizanje konkurentnosti europskih gospodarstava, poticanje investicija i slično, a ističe se i povratak povjerenja građana. Naglasak se stavlja na socijalnu zaštitu, zaštitu okoliša i zaštitu prava potrošača. Naglašena je potreba za prekidanjem politike diskontinuiteta. Komisija će raditi na smanjenu birokratskih prepreka u razvoju jedinstvenog tržišta. Poticati će se izvoz, a snaga EU-a je važna i za njezino susjedstvo. Komisija će poticati sve države članice da postignu maksimalni rast gospodarstva, a ističu se eko-investicije, eko-inovacije, ribarstvo, poljoprivreda, financije i drugi ciljevi te stvaranje jedinstvenog digitalnog tržišta bez mnogobrojnih barijera i ograničenja. Komisija će odlučiti o budućnosti GMO hrane. Energetska sigurnost je istaknuta kao preduvjet za stabilnost i razvoj, a mala i srednja gospodarstva su istaknuta kao simbola zdravog gospodarstva. Monetarna politika i regulacija banaka provodit će se odgovorno i razvojno kako bi se osigurala sigurnost i kontrola, a porezna politika će raditi na smanjenju jaza i sprječavanju pranja novca. Odlučno se nastavlja borba protiv svih oblika diskriminacije i socijalne isključenosti, borba protiv terorizma i svih oblika nasilja. Dodatno će se ojačati obrana i granice Unije zbog sve većih imigrantskih pritisaka i ilegalnog useljavanja.</text:p>
          </table:table-cell>
        </table:table-row>
        <table:table-row table:style-name="ro1">
          <table:table-cell office:value-type="string" calcext:value-type="string">
            <text:p>http://www.europarl.europa.eu/doceo/document/CRE-8-2015-01-15-INT-4-442-000_HR.html</text:p>
          </table:table-cell>
          <table:table-cell office:value-type="string" calcext:value-type="string">
            <text:p><text:s/>Freedom of expression in Turkey: Recent arrests of journalists, media executives and systematic pressure against media (RC-B8-0036/2015, B8-0036/2015, B8-0040/2015, B8-0041/2015, B8-0042/2015, B8-0043/2015, B8-0044/2015, B8-0045/2015) HR </text:p>
          </table:table-cell>
          <table:table-cell office:value-type="string" calcext:value-type="string">
            <text:p>15-01-2015</text:p>
          </table:table-cell>
          <table:table-cell table:formula="of:=DATE(VALUE(MID([.C628]; 7; 4)); VALUE(MID([.C628]; 4; 2)); VALUE(MID([.C628]; 1; 2)))" office:value-type="date" office:date-value="2015-01-15" calcext:value-type="date">
            <text:p>01/15/15</text:p>
          </table:table-cell>
          <table:table-cell office:value-type="string" calcext:value-type="string">
            <text:p>  Dubravka Šuica (PPE), <text:s text:c="2"/>napisan. - Podržavam donošenje rezolucije o stanju u turskim medijima i slobodi izvještavanja u toj zemlji, jer su se ponovno intenzivirali pritisci na medije u Turskoj. Nedavno je tamo došlo do privođenja desetaka novinara na temelju lažnih optužbi, a sve iz razloga što nisu izvještavali u skladu sa željama vladajućih struktura. Takvo ponašanje već dugo karakterizira turski medijski prostor te je ugrožena sloboda izražavanja. Turska kao kandidatkinja za pristupanje Uniji mora poštovati slobode i druge vrijednosti Unije pa je potpuno neprihvatljivo ovakvo ponašanje vlasti. Turska je bila primjer sekularne države, ali vladajuća struktura želi ugušiti takve vrijednosti i stvoriti okruženje jednoumlja i pokornosti. Valja napomenuti da se Turska nalazi pod međunarodnom istragom zbog lošeg upravljanja i ljudskih prava. Prema Transparency International (TI), od svih zemalja stanje se najviše pogoršalo u Turskoj, a najnoviji događaji samo pojačavaju potrebu za više demokracije u turskoj politici.</text:p>
          </table:table-cell>
        </table:table-row>
        <table:table-row table:style-name="ro1">
          <table:table-cell office:value-type="string" calcext:value-type="string">
            <text:p>http://www.europarl.europa.eu/doceo/document/CRE-8-2015-01-28-INT-3-091-003_HR.html</text:p>
          </table:table-cell>
          <table:table-cell office:value-type="string" calcext:value-type="string">
            <text:p><text:s/>Anti-terrorism measures (debate) HR </text:p>
          </table:table-cell>
          <table:table-cell office:value-type="string" calcext:value-type="string">
            <text:p>28-01-2015</text:p>
          </table:table-cell>
          <table:table-cell table:formula="of:=DATE(VALUE(MID([.C629]; 7; 4)); VALUE(MID([.C629]; 4; 2)); VALUE(MID([.C629]; 1; 2)))" office:value-type="date" office:date-value="2015-01-28" calcext:value-type="date">
            <text:p>01/28/15</text:p>
          </table:table-cell>
          <table:table-cell office:value-type="string" calcext:value-type="string">
            <text:p>  Dubravka Šuica (PPE), <text:s text:c="2"/>napisan. – Svi se slažemo da teroristi ne znaju za državne granice, a u posljednje vrijeme nam se dogodio napad na temeljna ljudska prava. Potrebno je brzo reagirati i očekuje se snažan i ujedinjeni odgovor Europske unije. Kako bismo to postigli potrebna je solidarnost među svim tijelima Europske unije, a i među državama članicama. Moramo odgovoriti cjelovito, ciljano i provedivo, a to možemo postići samo ako izgradimo međusobno povjerenje. </text:p>
          </table:table-cell>
        </table:table-row>
        <table:table-row table:style-name="ro1">
          <table:table-cell office:value-type="string" calcext:value-type="string">
            <text:p>http://www.europarl.europa.eu/doceo/document/CRE-8-2015-02-09-INT-1-242-000_HR.html</text:p>
          </table:table-cell>
          <table:table-cell office:value-type="string" calcext:value-type="string">
            <text:p><text:s/>One-minute speeches (Rule 163) HR </text:p>
          </table:table-cell>
          <table:table-cell office:value-type="string" calcext:value-type="string">
            <text:p>09-02-2015</text:p>
          </table:table-cell>
          <table:table-cell table:formula="of:=DATE(VALUE(MID([.C630]; 7; 4)); VALUE(MID([.C630]; 4; 2)); VALUE(MID([.C630]; 1; 2)))" office:value-type="date" office:date-value="2015-02-09" calcext:value-type="date">
            <text:p>02/09/15</text:p>
          </table:table-cell>
          <table:table-cell office:value-type="string" calcext:value-type="string">
            <text:p>  Dubravka Šuica (PPE). - <text:s text:c="2"/>Gospodine predsjedniče, Međunarodni sud pravde u Hagu je protekli tjedan donio presudu u vezi Hrvatske tužbe protiv Srbije, koja jasno potvrđuje da je na teritoriju Hrvatske Srbija vodila zločinačku politiku te da je rat u Hrvatskoj izazvan iz Beograda i bio instrument beogradske politike za ostvarivanje Velike Srbije, te da je Beograd odgovoran za zločine protiv čovječnosti koji su počinjeni na teritoriju Hrvatske.</text:p>
          </table:table-cell>
        </table:table-row>
        <table:table-row table:style-name="ro1">
          <table:table-cell office:value-type="string" calcext:value-type="string">
            <text:p>http://www.europarl.europa.eu/doceo/document/CRE-8-2015-02-10-INT-2-075-000_HR.html</text:p>
          </table:table-cell>
          <table:table-cell office:value-type="string" calcext:value-type="string">
            <text:p><text:s/>European Youth Initiative (modification of the ESF regulation) (debate) HR </text:p>
          </table:table-cell>
          <table:table-cell office:value-type="string" calcext:value-type="string">
            <text:p>10-02-2015</text:p>
          </table:table-cell>
          <table:table-cell table:formula="of:=DATE(VALUE(MID([.C631]; 7; 4)); VALUE(MID([.C631]; 4; 2)); VALUE(MID([.C631]; 1; 2)))" office:value-type="date" office:date-value="2015-02-10" calcext:value-type="date">
            <text:p>02/10/15</text:p>
          </table:table-cell>
          <table:table-cell office:value-type="string" calcext:value-type="string">
            <text:p>  Dubravka Šuica (PPE), <text:s text:c="2"/>pitanje koje je podizanjem plave kartice postavio. – Gospođo predsjednice, gospođo Morin-Chartier, prije svega se zahvaljujem na ovom obrazloženju. Međutim, s obzirom da dolazite iz Francuske, s obzirom da je vaš prethodni kolega Briois upravo govorio o mobilnosti na potpuno (Prekid zbog tehničkog problema.) </text:p>
          </table:table-cell>
        </table:table-row>
        <table:table-row table:style-name="ro1">
          <table:table-cell office:value-type="string" calcext:value-type="string">
            <text:p>http://www.europarl.europa.eu/doceo/document/CRE-8-2015-02-10-INT-2-121-000_HR.html</text:p>
          </table:table-cell>
          <table:table-cell office:value-type="string" calcext:value-type="string">
            <text:p><text:s/>European Youth Initiative (modification of the ESF regulation) (debate) HR </text:p>
          </table:table-cell>
          <table:table-cell office:value-type="string" calcext:value-type="string">
            <text:p>10-02-2015</text:p>
          </table:table-cell>
          <table:table-cell table:formula="of:=DATE(VALUE(MID([.C632]; 7; 4)); VALUE(MID([.C632]; 4; 2)); VALUE(MID([.C632]; 1; 2)))" office:value-type="date" office:date-value="2015-02-10" calcext:value-type="date">
            <text:p>02/10/15</text:p>
          </table:table-cell>
          <table:table-cell office:value-type="string" calcext:value-type="string">
            <text:p>  Dubravka Šuica (PPE). - <text:s text:c="2"/>Gospodine predsjedniče, poštovana gospođo Thyssen hvala Vam na ovim inicijativima s kojima dolazite, s obzirom da sam sigurna da poznajete problematiku mladih i da Vas ova tema stvarno interesira, ali brojke su stvarno alarmantne. 5 milijuna mladih u Europskoj uniji ne radi, u nekim državam 50%.</text:p>
          </table:table-cell>
        </table:table-row>
        <table:table-row table:style-name="ro1">
          <table:table-cell office:value-type="string" calcext:value-type="string">
            <text:p>http://www.europarl.europa.eu/doceo/document/CRE-8-2015-02-10-INT-2-227-000_HR.html</text:p>
          </table:table-cell>
          <table:table-cell office:value-type="string" calcext:value-type="string">
            <text:p><text:s/>Cross-border exchange of information on road safety related traffic offences (debate) HR </text:p>
          </table:table-cell>
          <table:table-cell office:value-type="string" calcext:value-type="string">
            <text:p>10-02-2015</text:p>
          </table:table-cell>
          <table:table-cell table:formula="of:=DATE(VALUE(MID([.C633]; 7; 4)); VALUE(MID([.C633]; 4; 2)); VALUE(MID([.C633]; 1; 2)))" office:value-type="date" office:date-value="2015-02-10" calcext:value-type="date">
            <text:p>02/10/15</text:p>
          </table:table-cell>
          <table:table-cell office:value-type="string" calcext:value-type="string">
            <text:p>  Dubravka Šuica (PPE). - <text:s text:c="2"/>Gospođo predsjednice, svakako se želim i ja pridružiti ovoj raspravi i želim podržati ovu direktivu i zahvaliti se gospođi Sender izvjestiteljici. S jedne strane se borimo za demografski rast i govorimo o tome kako trebamo poduzeti mjere za zapošljavanje i sve ostale, a istovremeno se događa da 20 000 ljudi gubi živote na europskim cestama. </text:p>
          </table:table-cell>
        </table:table-row>
        <table:table-row table:style-name="ro1">
          <table:table-cell office:value-type="string" calcext:value-type="string">
            <text:p>http://www.europarl.europa.eu/doceo/document/CRE-8-2015-02-11-INT-3-254-009_HR.html</text:p>
          </table:table-cell>
          <table:table-cell office:value-type="string" calcext:value-type="string">
            <text:p><text:s/>Safeguard measures provided for in the Agreement with Iceland (A8-0031/2014 - Andrzej Duda) HR </text:p>
          </table:table-cell>
          <table:table-cell office:value-type="string" calcext:value-type="string">
            <text:p>11-02-2015</text:p>
          </table:table-cell>
          <table:table-cell table:formula="of:=DATE(VALUE(MID([.C634]; 7; 4)); VALUE(MID([.C634]; 4; 2)); VALUE(MID([.C634]; 1; 2)))" office:value-type="date" office:date-value="2015-02-11" calcext:value-type="date">
            <text:p>02/11/15</text:p>
          </table:table-cell>
          <table:table-cell office:value-type="string" calcext:value-type="string">
            <text:p>  Dubravka Šuica (PPE), <text:s text:c="2"/>napisan. - Podržavam prijedlog uredbe, jer ima za cilj jasnoću i transparentnost koji su od ključne važnosti kako bi se ustalila kodifikacija Uredbe Vijeća od 19. prosinca 1972. o zaštitnim mjerama predviđenim u Sporazumu između Europske ekonomske zajednice i Republike Islanda. </text:p>
          </table:table-cell>
        </table:table-row>
        <table:table-row table:style-name="ro1">
          <table:table-cell office:value-type="string" calcext:value-type="string">
            <text:p>http://www.europarl.europa.eu/doceo/document/CRE-8-2015-02-11-INT-3-254-010_HR.html</text:p>
          </table:table-cell>
          <table:table-cell office:value-type="string" calcext:value-type="string">
            <text:p><text:s/>Combined effect of anti-dumping and anti-subsidy measures with safeguard measures (A8-0032/2014 - Andrzej Duda) HR </text:p>
          </table:table-cell>
          <table:table-cell office:value-type="string" calcext:value-type="string">
            <text:p>11-02-2015</text:p>
          </table:table-cell>
          <table:table-cell table:formula="of:=DATE(VALUE(MID([.C635]; 7; 4)); VALUE(MID([.C635]; 4; 2)); VALUE(MID([.C635]; 1; 2)))" office:value-type="date" office:date-value="2015-02-11" calcext:value-type="date">
            <text:p>02/11/15</text:p>
          </table:table-cell>
          <table:table-cell office:value-type="string" calcext:value-type="string">
            <text:p>  Dubravka Šuica (PPE), <text:s text:c="2"/>napisan. - Podržavam ovu uredbu, jer joj je svrha kodifikacija regulacije mjera koje se mogu poduzeti u skladu s izvještajem WTO-a (Svjetska trgovinska organizacija) o antidampinškim i antisubvencijskim pitanjima. </text:p>
          </table:table-cell>
        </table:table-row>
        <table:table-row table:style-name="ro1">
          <table:table-cell office:value-type="string" calcext:value-type="string">
            <text:p>http://www.europarl.europa.eu/doceo/document/CRE-8-2015-02-11-INT-3-254-094_HR.html</text:p>
          </table:table-cell>
          <table:table-cell office:value-type="string" calcext:value-type="string">
            <text:p><text:s/>Common rules for exports (A8-0035/2014 - Andrzej Duda) HR </text:p>
          </table:table-cell>
          <table:table-cell office:value-type="string" calcext:value-type="string">
            <text:p>11-02-2015</text:p>
          </table:table-cell>
          <table:table-cell table:formula="of:=DATE(VALUE(MID([.C636]; 7; 4)); VALUE(MID([.C636]; 4; 2)); VALUE(MID([.C636]; 1; 2)))" office:value-type="date" office:date-value="2015-02-11" calcext:value-type="date">
            <text:p>02/11/15</text:p>
          </table:table-cell>
          <table:table-cell office:value-type="string" calcext:value-type="string">
            <text:p>  Dubravka Šuica (PPE), <text:s text:c="2"/>napisan. - Podržavam ovo izvješće jer je kodifikacija zajedničkih pravila za izvoz od ključne važnosti zbog lakšeg snalaženja među njima s obzirom da su razasuta u raznim odredbama i često mijenjana. S obzirom da se akti sadržajno ne mijenjaju, primjenom međuinstitucijskog sporazuma Europskog parlamenta, Vijeća i Komisije iz 1994. može se primijeniti ubrzani postupak. </text:p>
          </table:table-cell>
        </table:table-row>
        <table:table-row table:style-name="ro1">
          <table:table-cell office:value-type="string" calcext:value-type="string">
            <text:p>http://www.europarl.europa.eu/doceo/document/CRE-8-2015-02-11-INT-3-262-714_HR.html</text:p>
          </table:table-cell>
          <table:table-cell office:value-type="string" calcext:value-type="string">
            <text:p><text:s/>Accession of Gabon to the 1980 Hague Convention on the Civil Aspects of International Child Abduction (A8-0007/2015 - Heidi Hautala) HR </text:p>
          </table:table-cell>
          <table:table-cell office:value-type="string" calcext:value-type="string">
            <text:p>11-02-2015</text:p>
          </table:table-cell>
          <table:table-cell table:formula="of:=DATE(VALUE(MID([.C637]; 7; 4)); VALUE(MID([.C637]; 4; 2)); VALUE(MID([.C637]; 1; 2)))" office:value-type="date" office:date-value="2015-02-11" calcext:value-type="date">
            <text:p>02/11/15</text:p>
          </table:table-cell>
          <table:table-cell office:value-type="string" calcext:value-type="string">
            <text:p>  Dubravka Šuica (PPE), <text:s text:c="2"/>napisan. - Prevencija otmice djece je bitan dio politike Europske unije za promicanje prava djeteta. Stoga je vrlo važna i aktivnost EU-a na međunarodnoj razini, kako bi se poboljšala primjena Haške konvencije o građansko-pravnim aspektima međunarodne otmice djece od 25.listopada 1980.godine. </text:p>
          </table:table-cell>
        </table:table-row>
        <table:table-row table:style-name="ro1">
          <table:table-cell office:value-type="string" calcext:value-type="string">
            <text:p>http://www.europarl.europa.eu/doceo/document/CRE-8-2015-02-11-INT-3-270-875_HR.html</text:p>
          </table:table-cell>
          <table:table-cell office:value-type="string" calcext:value-type="string">
            <text:p><text:s/>Accession of Andorra to the 1980 Hague Convention on the Civil Aspects of International Child Abduction (A8-0004/2015 - Heidi Hautala) HR </text:p>
          </table:table-cell>
          <table:table-cell office:value-type="string" calcext:value-type="string">
            <text:p>11-02-2015</text:p>
          </table:table-cell>
          <table:table-cell table:formula="of:=DATE(VALUE(MID([.C638]; 7; 4)); VALUE(MID([.C638]; 4; 2)); VALUE(MID([.C638]; 1; 2)))" office:value-type="date" office:date-value="2015-02-11" calcext:value-type="date">
            <text:p>02/11/15</text:p>
          </table:table-cell>
          <table:table-cell office:value-type="string" calcext:value-type="string">
            <text:p>  Dubravka Šuica (PPE), <text:s text:c="2"/>napisan. - Haška konvencija o građansko-pravnim aspektima međunarodne otmice djece od 25.listopada 1980. vrlo je važan instrument ratificiran od strane svih država članica Europske unije, a za svrhu ima rješavanje takvih slučajeva na međunarodnoj razini i uvođenje sustava koji osigurava neposredni povratak djece. </text:p>
          </table:table-cell>
        </table:table-row>
        <table:table-row table:style-name="ro1">
          <table:table-cell office:value-type="string" calcext:value-type="string">
            <text:p>http://www.europarl.europa.eu/doceo/document/CRE-8-2015-02-11-INT-3-274-718_HR.html</text:p>
          </table:table-cell>
          <table:table-cell office:value-type="string" calcext:value-type="string">
            <text:p><text:s/>Accession of the Seychelles to the 1980 Hague Convention on the Civil Aspects of International Child Abduction (A8-0006/2015 - Heidi Hautala) HR </text:p>
          </table:table-cell>
          <table:table-cell office:value-type="string" calcext:value-type="string">
            <text:p>11-02-2015</text:p>
          </table:table-cell>
          <table:table-cell table:formula="of:=DATE(VALUE(MID([.C639]; 7; 4)); VALUE(MID([.C639]; 4; 2)); VALUE(MID([.C639]; 1; 2)))" office:value-type="date" office:date-value="2015-02-11" calcext:value-type="date">
            <text:p>02/11/15</text:p>
          </table:table-cell>
          <table:table-cell office:value-type="string" calcext:value-type="string">
            <text:p>  Dubravka Šuica (PPE), <text:s text:c="2"/>napisan. - Podržavam pristupanje Sejšela Haškoj konvenciji iz 1980. i smatram da to pitanje nosi važnost zaštite svih građana EU-a povezanih sa Sejšelima i djece koja moraju biti u svakom pogledu osigurana od otmice. Svrha Konvencije je rješavanje takvih slučajeva na međunarodnoj razini i utvrđujući činjenicu da su nadležni sudovi i zakoni primjenjivi u djetetovoj državi prebivališta. </text:p>
          </table:table-cell>
        </table:table-row>
        <table:table-row table:style-name="ro1">
          <table:table-cell office:value-type="string" calcext:value-type="string">
            <text:p>http://www.europarl.europa.eu/doceo/document/CRE-8-2015-02-11-INT-3-282-538_HR.html</text:p>
          </table:table-cell>
          <table:table-cell office:value-type="string" calcext:value-type="string">
            <text:p><text:s/>Accession of Russia to the 1980 Hague Convention on the Civil Aspects of International Child Abduction (A8-0008/2015 - Heidi Hautala) HR </text:p>
          </table:table-cell>
          <table:table-cell office:value-type="string" calcext:value-type="string">
            <text:p>11-02-2015</text:p>
          </table:table-cell>
          <table:table-cell table:formula="of:=DATE(VALUE(MID([.C640]; 7; 4)); VALUE(MID([.C640]; 4; 2)); VALUE(MID([.C640]; 1; 2)))" office:value-type="date" office:date-value="2015-02-11" calcext:value-type="date">
            <text:p>02/11/15</text:p>
          </table:table-cell>
          <table:table-cell office:value-type="string" calcext:value-type="string">
            <text:p>  Dubravka Šuica (PPE), <text:s text:c="2"/>napisan. - Navedena Konvencija uvodi sustav suradnje između država koje pristupaju ugovoru, a čiji je cilj rješavanje slučajeva međunarodne otmice djece u slučaju rastave roditelja iz različitih država koji često iskoriste nedostatak suradnje između tih država kako bi osigurali skrbništvo nad djetetom. </text:p>
          </table:table-cell>
        </table:table-row>
        <table:table-row table:style-name="ro1">
          <table:table-cell office:value-type="string" calcext:value-type="string">
            <text:p>http://www.europarl.europa.eu/doceo/document/CRE-8-2015-02-11-INT-3-282-671_HR.html</text:p>
          </table:table-cell>
          <table:table-cell office:value-type="string" calcext:value-type="string">
            <text:p><text:s/>Accession of Russia to the 1980 Hague Convention on the Civil Aspects of International Child Abduction (A8-0008/2015 - Heidi Hautala) HR </text:p>
          </table:table-cell>
          <table:table-cell office:value-type="string" calcext:value-type="string">
            <text:p>11-02-2015</text:p>
          </table:table-cell>
          <table:table-cell table:formula="of:=DATE(VALUE(MID([.C641]; 7; 4)); VALUE(MID([.C641]; 4; 2)); VALUE(MID([.C641]; 1; 2)))" office:value-type="date" office:date-value="2015-02-11" calcext:value-type="date">
            <text:p>02/11/15</text:p>
          </table:table-cell>
          <table:table-cell office:value-type="string" calcext:value-type="string">
            <text:p>  Dubravka Šuica (PPE), <text:s text:c="2"/>napisan. - Navedena Konvencija uvodi sustav suradnje između država koje pristupaju ugovoru, a čiji je cilj rješavanje slučajeva međunarodne otmice djece u slučaju rastave roditelja iz različitih država, koji često iskoriste nedostatak suradnje između tih država, kako bi osigurali skrbništvo nad djetetom. </text:p>
          </table:table-cell>
        </table:table-row>
        <table:table-row table:style-name="ro1">
          <table:table-cell office:value-type="string" calcext:value-type="string">
            <text:p>http://www.europarl.europa.eu/doceo/document/CRE-8-2015-02-11-INT-3-286-640_HR.html</text:p>
          </table:table-cell>
          <table:table-cell office:value-type="string" calcext:value-type="string">
            <text:p><text:s/>Accession of Albania to the 1980 Hague Convention on the Civil Aspects of International Child Abduction (A8-0002/2015 - Heidi Hautala) HR </text:p>
          </table:table-cell>
          <table:table-cell office:value-type="string" calcext:value-type="string">
            <text:p>11-02-2015</text:p>
          </table:table-cell>
          <table:table-cell table:formula="of:=DATE(VALUE(MID([.C642]; 7; 4)); VALUE(MID([.C642]; 4; 2)); VALUE(MID([.C642]; 1; 2)))" office:value-type="date" office:date-value="2015-02-11" calcext:value-type="date">
            <text:p>02/11/15</text:p>
          </table:table-cell>
          <table:table-cell office:value-type="string" calcext:value-type="string">
            <text:p>  Dubravka Šuica (PPE), <text:s text:c="2"/>napisan. - Smatram da je pristupanje Albanije Haškoj konvenciji prihvatljivo i podržavam ga zato što će na taj način djeca albanskog podrijetla biti sigurna po pitanju otmice nakon rastave roditelja, a i drugi građani EU koji imaju bliske veze s tom zemljom i njenom zajednicom. Haška konvencija o građanskopravnim aspektima međunarodne otmice djece od 25.listopada 1980. vrlo je važan instrument ratificiran od strane svih država članica Europske unije i uvodi sustav suradnje između država koje pristupaju ugovoru. Glavni cilj je rješavanje problema otmice u slučaju kada se iskoristi nedostatak suradnje između dviju država. EU ima isključivo vanjsku nadležnost u ovom području i problem se javlja kada Konvencija ne predviđa autonomno djelovanje međunarodnih organizacija. Države članice bi svaka u odnosu na svoj teritorij trebale prihvatiti pristupanje Albanije Konvenciji, a time i učinkovito stupanje na snagu Konvencije u slučajevima koji uključuju EU i tu zemlju. Odluka Vijeća, usvojena jednoglasno nakon savjetovanja s Parlamentom trebala bi prihvatiti pristupanje Albanije Haškoj konvenciji.</text:p>
          </table:table-cell>
        </table:table-row>
        <table:table-row table:style-name="ro1">
          <table:table-cell office:value-type="string" calcext:value-type="string">
            <text:p>http://www.europarl.europa.eu/doceo/document/CRE-8-2015-02-11-INT-3-290-007_HR.html</text:p>
          </table:table-cell>
          <table:table-cell office:value-type="string" calcext:value-type="string">
            <text:p><text:s/>Accession of Armenia to the 1980 Hague Convention on the Civil Aspects of International Child Abduction (A8-0009/2015 - Heidi Hautala) HR </text:p>
          </table:table-cell>
          <table:table-cell office:value-type="string" calcext:value-type="string">
            <text:p>11-02-2015</text:p>
          </table:table-cell>
          <table:table-cell table:formula="of:=DATE(VALUE(MID([.C643]; 7; 4)); VALUE(MID([.C643]; 4; 2)); VALUE(MID([.C643]; 1; 2)))" office:value-type="date" office:date-value="2015-02-11" calcext:value-type="date">
            <text:p>02/11/15</text:p>
          </table:table-cell>
          <table:table-cell office:value-type="string" calcext:value-type="string">
            <text:p>  Dubravka Šuica (PPE), <text:s text:c="2"/>napisan. - Haška konvencija o građansko-pravnim aspektima međunarodne otmice djece iz 1980. je instrument od vitalne važnosti, što potvrđuje i činjenica da je ratificiran od strane svih država članica. Cilj Konvencije je stvoriti sistem dobre suradnje među svim potpisnicama kako bi se zajednički potrudile rješavati ovaj krucijalan problem. </text:p>
          </table:table-cell>
        </table:table-row>
        <table:table-row table:style-name="ro1">
          <table:table-cell office:value-type="string" calcext:value-type="string">
            <text:p>http://www.europarl.europa.eu/doceo/document/CRE-8-2015-02-11-INT-3-290-288_HR.html</text:p>
          </table:table-cell>
          <table:table-cell office:value-type="string" calcext:value-type="string">
            <text:p><text:s/>Accession of Singapore to the 1980 Hague Convention on the Civil Aspects of International Child Abduction (A8-0003/2015 - Heidi Hautala) HR </text:p>
          </table:table-cell>
          <table:table-cell office:value-type="string" calcext:value-type="string">
            <text:p>11-02-2015</text:p>
          </table:table-cell>
          <table:table-cell table:formula="of:=DATE(VALUE(MID([.C644]; 7; 4)); VALUE(MID([.C644]; 4; 2)); VALUE(MID([.C644]; 1; 2)))" office:value-type="date" office:date-value="2015-02-11" calcext:value-type="date">
            <text:p>02/11/15</text:p>
          </table:table-cell>
          <table:table-cell office:value-type="string" calcext:value-type="string">
            <text:p>  Dubravka Šuica (PPE), <text:s text:c="2"/>napisan. - Podržavam pristupanje Singapura Haškoj konvenciji o građansko-pravnim aspektima međunarodne otmice djece iz 1980., s obzirom da je ovaj dokument iznimno važan za pitanje zaštite prava djece. </text:p>
          </table:table-cell>
        </table:table-row>
        <table:table-row table:style-name="ro1">
          <table:table-cell office:value-type="string" calcext:value-type="string">
            <text:p>http://www.europarl.europa.eu/doceo/document/CRE-8-2015-02-11-INT-3-290-542_HR.html</text:p>
          </table:table-cell>
          <table:table-cell office:value-type="string" calcext:value-type="string">
            <text:p><text:s/>Verification of credentials (A8-0013/2015 - Pavel Svoboda) HR </text:p>
          </table:table-cell>
          <table:table-cell office:value-type="string" calcext:value-type="string">
            <text:p>11-02-2015</text:p>
          </table:table-cell>
          <table:table-cell table:formula="of:=DATE(VALUE(MID([.C645]; 7; 4)); VALUE(MID([.C645]; 4; 2)); VALUE(MID([.C645]; 1; 2)))" office:value-type="date" office:date-value="2015-02-11" calcext:value-type="date">
            <text:p>02/11/15</text:p>
          </table:table-cell>
          <table:table-cell office:value-type="string" calcext:value-type="string">
            <text:p>  Dubravka Šuica (PPE), <text:s text:c="2"/>napisan. - Podržavam prijedlog odluke Europskog parlamenta o provjeri valjanosti mandata, u skladu s člankom 3. Poslovnika Europskog parlamenta koji nalaže nadležnim tijelima država članica da bez odlaganja obavijeste Parlament o imenima izabranih zastupnika, kako bi mandati svih zastupnika mogli započeti u isto vrijeme te da izjave da ne obnašaju dužnosti nespojive s navedenom. </text:p>
          </table:table-cell>
        </table:table-row>
        <table:table-row table:style-name="ro1">
          <table:table-cell office:value-type="string" calcext:value-type="string">
            <text:p>http://www.europarl.europa.eu/doceo/document/CRE-8-2015-02-11-INT-3-312-412_HR.html</text:p>
          </table:table-cell>
          <table:table-cell office:value-type="string" calcext:value-type="string">
            <text:p><text:s/>Cross-border exchange of information on road safety related traffic offences (A8-0001/2015 - Inés Ayala Sender) HR </text:p>
          </table:table-cell>
          <table:table-cell office:value-type="string" calcext:value-type="string">
            <text:p>11-02-2015</text:p>
          </table:table-cell>
          <table:table-cell table:formula="of:=DATE(VALUE(MID([.C646]; 7; 4)); VALUE(MID([.C646]; 4; 2)); VALUE(MID([.C646]; 1; 2)))" office:value-type="date" office:date-value="2015-02-11" calcext:value-type="date">
            <text:p>02/11/15</text:p>
          </table:table-cell>
          <table:table-cell office:value-type="string" calcext:value-type="string">
            <text:p>  Dubravka Šuica (PPE), <text:s text:c="2"/>napisan. - Slažem se s izvješćem i njegovim dvjema značajnim promjenama. One se odnose na uvođenje nove pravne osnove, što podrazumijeva provođenje tehničkih promjena kroz cijeli tekst, te proširenje direktive na način da bude primjenjiva i na tri države članice koje njome do sada nisu bile pokrivene, Ujedinjeno Kraljevstvo, Danska i Irska. </text:p>
          </table:table-cell>
        </table:table-row>
        <table:table-row table:style-name="ro1">
          <table:table-cell office:value-type="string" calcext:value-type="string">
            <text:p>http://www.europarl.europa.eu/doceo/document/CRE-8-2015-02-11-INT-3-312-851_HR.html</text:p>
          </table:table-cell>
          <table:table-cell office:value-type="string" calcext:value-type="string">
            <text:p><text:s/>Sustainable Fisheries Partnership Agreement between the EU and Senegal (A8-0010/2015 - Norica Nicolai) HR </text:p>
          </table:table-cell>
          <table:table-cell office:value-type="string" calcext:value-type="string">
            <text:p>11-02-2015</text:p>
          </table:table-cell>
          <table:table-cell table:formula="of:=DATE(VALUE(MID([.C647]; 7; 4)); VALUE(MID([.C647]; 4; 2)); VALUE(MID([.C647]; 1; 2)))" office:value-type="date" office:date-value="2015-02-11" calcext:value-type="date">
            <text:p>02/11/15</text:p>
          </table:table-cell>
          <table:table-cell office:value-type="string" calcext:value-type="string">
            <text:p>  Dubravka Šuica (PPE), <text:s text:c="2"/>napisan. - Podržavam ovaj Sporazum jer je pozitivan za Europu i Republiku Senegal te donosi brojne pogodnosti za obje strane. Ovim putem šire se mogućnosti eksploatacije ribljih resursa u senegalskoj ribarskoj zoni, dopušta nam se ulazak u vode pod njihovim suverenitetom u svrhu ribolova. </text:p>
          </table:table-cell>
        </table:table-row>
        <table:table-row table:style-name="ro1">
          <table:table-cell office:value-type="string" calcext:value-type="string">
            <text:p>http://www.europarl.europa.eu/doceo/document/CRE-8-2015-02-11-INT-3-360-979_HR.html</text:p>
          </table:table-cell>
          <table:table-cell office:value-type="string" calcext:value-type="string">
            <text:p><text:s/>Anti-terrorism measures (B8-0100/2015, RC-B8-0122/2015, B8-0122/2015, B8-0124/2015, B8-0125/2015, B8-0126/2015, B8-0127/2015, B8-0132/2015) HR </text:p>
          </table:table-cell>
          <table:table-cell office:value-type="string" calcext:value-type="string">
            <text:p>11-02-2015</text:p>
          </table:table-cell>
          <table:table-cell table:formula="of:=DATE(VALUE(MID([.C648]; 7; 4)); VALUE(MID([.C648]; 4; 2)); VALUE(MID([.C648]; 1; 2)))" office:value-type="date" office:date-value="2015-02-11" calcext:value-type="date">
            <text:p>02/11/15</text:p>
          </table:table-cell>
          <table:table-cell office:value-type="string" calcext:value-type="string">
            <text:p>  Dubravka Šuica (PPE), <text:s text:c="2"/>napisan. - Europska unija i države članice moraju preuzeti odgovornost za očuvanje sigurnosti i slobode europskih građana. Podržavam usvajanje ovih mjera jer terorizam u svim njegovim oblicima treba oštro osuditi i spriječiti činove kojima se na bilo koji način ugrožavaju ljudski životi. </text:p>
          </table:table-cell>
        </table:table-row>
        <table:table-row table:style-name="ro1">
          <table:table-cell office:value-type="string" calcext:value-type="string">
            <text:p>http://www.europarl.europa.eu/doceo/document/CRE-8-2015-02-11-INT-3-372-698_HR.html</text:p>
          </table:table-cell>
          <table:table-cell office:value-type="string" calcext:value-type="string">
            <text:p><text:s/>Country of origin labelling for meat ingredients in processed food (B8-0097/2015) HR </text:p>
          </table:table-cell>
          <table:table-cell office:value-type="string" calcext:value-type="string">
            <text:p>11-02-2015</text:p>
          </table:table-cell>
          <table:table-cell table:formula="of:=DATE(VALUE(MID([.C649]; 7; 4)); VALUE(MID([.C649]; 4; 2)); VALUE(MID([.C649]; 1; 2)))" office:value-type="date" office:date-value="2015-02-11" calcext:value-type="date">
            <text:p>02/11/15</text:p>
          </table:table-cell>
          <table:table-cell office:value-type="string" calcext:value-type="string">
            <text:p>  Dubravka Šuica (PPE), <text:s text:c="2"/>napisan. - Podrijetlo mesa je glavni razlog zabrinutosti potrošača, što se vidi iz činjenice da 90% ispitanika smatra da je označavanje podrijetla važno. Postoji zabrinutost zbog mogućeg utjecaja prijevara s hranom na povjerenje potrošača. </text:p>
          </table:table-cell>
        </table:table-row>
        <table:table-row table:style-name="ro1">
          <table:table-cell office:value-type="string" calcext:value-type="string">
            <text:p>http://www.europarl.europa.eu/doceo/document/CRE-8-2015-02-11-INT-3-422-746_HR.html</text:p>
          </table:table-cell>
          <table:table-cell office:value-type="string" calcext:value-type="string">
            <text:p><text:s/>The work of the ACP-EU Joint Parliamentary Assembly (A8-0012/2015 - Charles Goerens) HR </text:p>
          </table:table-cell>
          <table:table-cell office:value-type="string" calcext:value-type="string">
            <text:p>11-02-2015</text:p>
          </table:table-cell>
          <table:table-cell table:formula="of:=DATE(VALUE(MID([.C650]; 7; 4)); VALUE(MID([.C650]; 4; 2)); VALUE(MID([.C650]; 1; 2)))" office:value-type="date" office:date-value="2015-02-11" calcext:value-type="date">
            <text:p>02/11/15</text:p>
          </table:table-cell>
          <table:table-cell office:value-type="string" calcext:value-type="string">
            <text:p>  Dubravka Šuica (PPE), <text:s text:c="2"/>napisan. - Podržavam izvješće o radu Zajedničke parlamentarne skupštine AKP-a i EU-a, jer želim da se nastavi pružanje okvira otvorenog za demokratsku i sveobuhvatnu suradnju između zastupnika Europskog parlamenta i parlamentaraca iz zemalja AKP-a. Važno je u zemljama AKP-a iskorijeniti diskriminaciju na temelju spolne orjentacije, rodnog identiteta, vjere, uvjerenja te dobi i invaliditeta. </text:p>
          </table:table-cell>
        </table:table-row>
        <table:table-row table:style-name="ro1">
          <table:table-cell office:value-type="string" calcext:value-type="string">
            <text:p>http://www.europarl.europa.eu/doceo/document/CRE-8-2015-02-11-INT-3-848-000_HR.html</text:p>
          </table:table-cell>
          <table:table-cell office:value-type="string" calcext:value-type="string">
            <text:p><text:s/>Way forward for Frontex and the European Asylum Support Office (continuation of debate) HR </text:p>
          </table:table-cell>
          <table:table-cell office:value-type="string" calcext:value-type="string">
            <text:p>11-02-2015</text:p>
          </table:table-cell>
          <table:table-cell table:formula="of:=DATE(VALUE(MID([.C651]; 7; 4)); VALUE(MID([.C651]; 4; 2)); VALUE(MID([.C651]; 1; 2)))" office:value-type="date" office:date-value="2015-02-11" calcext:value-type="date">
            <text:p>02/11/15</text:p>
          </table:table-cell>
          <table:table-cell office:value-type="string" calcext:value-type="string">
            <text:p>  Dubravka Šuica (PPE). - <text:s text:c="2"/>Gospođo predsjednice, ja ovaj fenomen promatram na dva načina. Najprije, treba ustanoviti uzroke ovog fenomena i treba raditi u pravcu da se uzroci eliminiraju, a s druge strane mehanizme koje imamo na raspolaganju trebamo maksimalno koristiti. </text:p>
          </table:table-cell>
        </table:table-row>
        <table:table-row table:style-name="ro1">
          <table:table-cell office:value-type="string" calcext:value-type="string">
            <text:p>http://www.europarl.europa.eu/doceo/document/CRE-8-2015-02-11-INT-3-852-000_HR.html</text:p>
          </table:table-cell>
          <table:table-cell office:value-type="string" calcext:value-type="string">
            <text:p><text:s/>Way forward for Frontex and the European Asylum Support Office (continuation of debate) HR </text:p>
          </table:table-cell>
          <table:table-cell office:value-type="string" calcext:value-type="string">
            <text:p>11-02-2015</text:p>
          </table:table-cell>
          <table:table-cell table:formula="of:=DATE(VALUE(MID([.C652]; 7; 4)); VALUE(MID([.C652]; 4; 2)); VALUE(MID([.C652]; 1; 2)))" office:value-type="date" office:date-value="2015-02-11" calcext:value-type="date">
            <text:p>02/11/15</text:p>
          </table:table-cell>
          <table:table-cell office:value-type="string" calcext:value-type="string">
            <text:p>  Dubravka Šuica (PPE), <text:s text:c="2"/>odgovor na pitanje postavljeno podizanjem plave kartice. – Možda niste dobro shvatili ono što sam željela reći. Željela sam reći da živimo u vrlo turbulentnim vremenima, da je kriza svugdje naokolo u samoj Europi i da Europa mora skupiti dovoljno snage, dovoljno energije, dovoljno duha da odgovori na sve probleme i zato sam upotrijebila Grčku, između ostalih problema s kojima se Europa u ovom trenutku suočava. </text:p>
          </table:table-cell>
        </table:table-row>
        <table:table-row table:style-name="ro1">
          <table:table-cell office:value-type="string" calcext:value-type="string">
            <text:p>http://www.europarl.europa.eu/doceo/document/CRE-8-2015-02-12-INT-4-049-500_HR.html</text:p>
          </table:table-cell>
          <table:table-cell office:value-type="string" calcext:value-type="string">
            <text:p><text:s/>Fight against child sexual abuse on the Internet (debate) HR </text:p>
          </table:table-cell>
          <table:table-cell office:value-type="string" calcext:value-type="string">
            <text:p>12-02-2015</text:p>
          </table:table-cell>
          <table:table-cell table:formula="of:=DATE(VALUE(MID([.C653]; 7; 4)); VALUE(MID([.C653]; 4; 2)); VALUE(MID([.C653]; 1; 2)))" office:value-type="date" office:date-value="2015-02-12" calcext:value-type="date">
            <text:p>02/12/15</text:p>
          </table:table-cell>
          <table:table-cell office:value-type="string" calcext:value-type="string">
            <text:p>  Dubravka Šuica (PPE), <text:s text:c="2"/>napisan. – Zastrašujuća je činjenica da je jedno od petero djece koja koriste internet primilo neželjeni prijedlog ili zahtjev seksualne prirode te da ih je u Europi od 10 do 20 posto seksualno zlostavljano. Nažalost, taj broj konstantno raste i slijedi alarmantne trendove kada je riječ o zlostavljanju djece na internetu. Poznato je da u zemljama u razvoju internet nije zastupljen kao u nekim zapadnim zemljama, stoga moramo na vrijeme oštro osuditi seksualno zlostavljanje i iskorištavanje djece uključujući dječju pornografiju, prostituciju i sve ostale okrutne zločine jer predstavljaju ozbiljno kršenje temeljnih ljudskih prava. Moramo ustrajati u tome da ustanovimo točan popis kaznenih djela, odredimo minimalne kazne, educiramo nadležne osobe te osiguramo protok informacija i kriminalnih dosjea počinitelja kako bi podignuli razinu svijesti o ozbiljnosti problema. Zadatak nam je stvoriti sigurno okruženje za djecu na internetu kako bismo ih istovremeno zaštitili i osposobili. Nadalje, žrtvama je nužno osigurati zaštitu te izraditi pouzdan zakonodavni okvir za pronalazak, identificiranje i kažnjavanje počinitelja s obzirom da su djeca ranjiva i često vrlo teško iznose svoje probleme. Ovo je situacija u kojoj moramo djelovati preventivno jer su u pitanju temeljna dječja i ljudska prava, prava naše djece - naše budućnosti.</text:p>
          </table:table-cell>
        </table:table-row>
        <table:table-row table:style-name="ro1">
          <table:table-cell office:value-type="string" calcext:value-type="string">
            <text:p>http://www.europarl.europa.eu/doceo/document/CRE-8-2015-02-12-INT-4-187-500_HR.html</text:p>
          </table:table-cell>
          <table:table-cell office:value-type="string" calcext:value-type="string">
            <text:p><text:s/>Setting-up of a special committee on tax rulings and other measures similar in nature or effect (B8-0169/2015) HR </text:p>
          </table:table-cell>
          <table:table-cell office:value-type="string" calcext:value-type="string">
            <text:p>12-02-2015</text:p>
          </table:table-cell>
          <table:table-cell table:formula="of:=DATE(VALUE(MID([.C654]; 7; 4)); VALUE(MID([.C654]; 4; 2)); VALUE(MID([.C654]; 1; 2)))" office:value-type="date" office:date-value="2015-02-12" calcext:value-type="date">
            <text:p>02/12/15</text:p>
          </table:table-cell>
          <table:table-cell office:value-type="string" calcext:value-type="string">
            <text:p>  Dubravka Šuica (PPE), <text:s text:c="2"/>napisan. - Podržavam ovaj prijedlog za osnivanje posebnog odbora za porezna pravila i druge mjere slične naravi ili učinka jer smatram da je njegovo postojanje nužno za postizanje jednakosti u postupanju. Transparentno postupanje prilikom oporezivanja multinacionalnih kompanija je od iznimne važnosti i mišljenja sam da nikako ne smije dolaziti do situacija u kojima se davaju određene vrste povlastica i pogodovanja. Jednako postupanje prema svima, kako domaćim tako i stranim kompanijama, jedan je od temelja na kojima počiva cijeli europski sustav čije kršenje ne smije proći neprimijećeno. Smatram da porezna politika ne smije ostavljati prostora državnoj samovolji nego se na europskoj razini mora poboljšati i nadograditi, a pozitivna je vijest što će Alain Lamassoure, kao dugogodišnji predsjednik odbora za proračun Europskog parlamenta i ugledni član EPP kluba najbolje zastupati interese i EPP-a i ostalih klubova jer je političar s karizmom te stručnjak.</text:p>
          </table:table-cell>
        </table:table-row>
        <table:table-row table:style-name="ro1">
          <table:table-cell office:value-type="string" calcext:value-type="string">
            <text:p>http://www.europarl.europa.eu/doceo/document/CRE-8-2015-02-12-INT-4-246-500_HR.html</text:p>
          </table:table-cell>
          <table:table-cell office:value-type="string" calcext:value-type="string">
            <text:p><text:s/>Humanitarian crisis in Iraq and Syria, in particular in the IS context (RC-B8-0136/2015, B8-0136/2015, B8-0137/2015, B8-0138/2015, B8-0139/2015, B8-0140/2015, B8-0141/2015, B8-0142/2015) HR </text:p>
          </table:table-cell>
          <table:table-cell office:value-type="string" calcext:value-type="string">
            <text:p>12-02-2015</text:p>
          </table:table-cell>
          <table:table-cell table:formula="of:=DATE(VALUE(MID([.C655]; 7; 4)); VALUE(MID([.C655]; 4; 2)); VALUE(MID([.C655]; 1; 2)))" office:value-type="date" office:date-value="2015-02-12" calcext:value-type="date">
            <text:p>02/12/15</text:p>
          </table:table-cell>
          <table:table-cell office:value-type="string" calcext:value-type="string">
            <text:p>  Dubravka Šuica (PPE), <text:s text:c="2"/>napisan. - Podržavam ovaj prijedlog rezolucije jer smatram da je od iznimne važnosti da međunarodna zajednica osigura dodatnu humanitarnu pomoć i financijsku potporu zemljama zahvaćenim IS-ovim terorom i da se poduzme sve što je moguće da se njihovi naumi što prije spriječe. Tamošnja situacija se iz dana u dan pogoršava, više od 200 000 ljudi je ubijeno, a većinom se radi o civilima, ženama i djeci. Masovno ih se ubija, muči i otima zbog njihovih političkih uvjerenja i religijske pripadnosti, žene su zarobljene i prodavane, a djecu tjeraju na samoubojstva bombaškim napadima. Radi se o kršenju svih osnovnih ljudskih prava za koja se borimo te trenutačnu situaciju treba pokušati što prije spriječiti kako ne bi došlo do širenja IS-a na područje sjeverne Afrike i Libije, gdje IS pokušava iskoristiti situaciju političkog vakuuma.</text:p>
          </table:table-cell>
        </table:table-row>
        <table:table-row table:style-name="ro1">
          <table:table-cell office:value-type="string" calcext:value-type="string">
            <text:p>http://www.europarl.europa.eu/doceo/document/CRE-8-2015-02-25-INT-3-086-000_HR.html</text:p>
          </table:table-cell>
          <table:table-cell office:value-type="string" calcext:value-type="string">
            <text:p><text:s/>Decision adopted on a Strategic framework for the Energy Union (debate) HR </text:p>
          </table:table-cell>
          <table:table-cell office:value-type="string" calcext:value-type="string">
            <text:p>25-02-2015</text:p>
          </table:table-cell>
          <table:table-cell table:formula="of:=DATE(VALUE(MID([.C656]; 7; 4)); VALUE(MID([.C656]; 4; 2)); VALUE(MID([.C656]; 1; 2)))" office:value-type="date" office:date-value="2015-02-25" calcext:value-type="date">
            <text:p>02/25/15</text:p>
          </table:table-cell>
          <table:table-cell office:value-type="string" calcext:value-type="string">
            <text:p>  Dubravka Šuica (PPE). - <text:s text:c="2"/>Gospodine predsjedniče, želim pozdraviti lansiranje energetske unije nakon više od šezdeset godina od osnivanja Europske zajednice za ugljen i čelik. </text:p>
          </table:table-cell>
        </table:table-row>
        <table:table-row table:style-name="ro1">
          <table:table-cell office:value-type="string" calcext:value-type="string">
            <text:p>http://www.europarl.europa.eu/doceo/document/CRE-8-2015-02-25-INT-3-149-000_HR.html</text:p>
          </table:table-cell>
          <table:table-cell office:value-type="string" calcext:value-type="string">
            <text:p><text:s/>Report of the informal meeting of Heads of State or Government (12 February 2015) (debate) HR </text:p>
          </table:table-cell>
          <table:table-cell office:value-type="string" calcext:value-type="string">
            <text:p>25-02-2015</text:p>
          </table:table-cell>
          <table:table-cell table:formula="of:=DATE(VALUE(MID([.C657]; 7; 4)); VALUE(MID([.C657]; 4; 2)); VALUE(MID([.C657]; 1; 2)))" office:value-type="date" office:date-value="2015-02-25" calcext:value-type="date">
            <text:p>02/25/15</text:p>
          </table:table-cell>
          <table:table-cell office:value-type="string" calcext:value-type="string">
            <text:p>  Dubravka Šuica (PPE). - <text:s text:c="2"/>Gospodine predsjedniče, veseli me što su danas sve tri institucije ovdje predstavljene sa svoja tri predsjednika i posebno veseli što smo uspjeli postići jedinstvo između ovih tri institucija kad je riječ o antiterorističkim mjerama. </text:p>
          </table:table-cell>
        </table:table-row>
        <table:table-row table:style-name="ro1">
          <table:table-cell office:value-type="string" calcext:value-type="string">
            <text:p>http://www.europarl.europa.eu/doceo/document/CRE-8-2015-02-25-INT-3-229-006_HR.html</text:p>
          </table:table-cell>
          <table:table-cell office:value-type="string" calcext:value-type="string">
            <text:p><text:s/>European Central Bank annual report for 2013 (debate) HR </text:p>
          </table:table-cell>
          <table:table-cell office:value-type="string" calcext:value-type="string">
            <text:p>25-02-2015</text:p>
          </table:table-cell>
          <table:table-cell table:formula="of:=DATE(VALUE(MID([.C658]; 7; 4)); VALUE(MID([.C658]; 4; 2)); VALUE(MID([.C658]; 1; 2)))" office:value-type="date" office:date-value="2015-02-25" calcext:value-type="date">
            <text:p>02/25/15</text:p>
          </table:table-cell>
          <table:table-cell office:value-type="string" calcext:value-type="string">
            <text:p>  Dubravka Šuica (PPE), <text:s text:c="2"/>napisan. – Žalosti činjenica da su se prognoze pokazale točne jer je BDP u eurozoni 2013. godine razvidno pao za 0,4 posto, a nezaposlenost je, za razliku od prethodne godine, u 2013.porasla za 6 posto. Jasno je kako postoji rizik da se zbog trendova povezanih sa zapošljavanjem i smanjenjem siromaštva neće dostići nacionalni ciljevi u okviru strategije Europa 2020. stoga je Europska središnja banka tijekom 2013. dva puta smanjila kamatne stope koje nažalost nisu dovele do lakšeg pristupa kreditima za kućanstva i poduzeća, rasta BDP-a niti otvaranja radnih mjesta. </text:p>
          </table:table-cell>
        </table:table-row>
        <table:table-row table:style-name="ro1">
          <table:table-cell office:value-type="string" calcext:value-type="string">
            <text:p>http://www.europarl.europa.eu/doceo/document/CRE-8-2015-03-09-INT-1-102-000_HR.html</text:p>
          </table:table-cell>
          <table:table-cell office:value-type="string" calcext:value-type="string">
            <text:p><text:s/>Progress on equality between women and men in the EU in 2013 (debate) HR </text:p>
          </table:table-cell>
          <table:table-cell office:value-type="string" calcext:value-type="string">
            <text:p>09-03-2015</text:p>
          </table:table-cell>
          <table:table-cell table:formula="of:=DATE(VALUE(MID([.C659]; 7; 4)); VALUE(MID([.C659]; 4; 2)); VALUE(MID([.C659]; 1; 2)))" office:value-type="date" office:date-value="2015-03-09" calcext:value-type="date">
            <text:p>03/09/15</text:p>
          </table:table-cell>
          <table:table-cell office:value-type="string" calcext:value-type="string">
            <text:p>  Dubravka Šuica (PPE), <text:s text:c="2"/>pitanje koje je podizanjem plave kartice postavio. – Gospodine Nagy, spominjali ste etiku i politiku. Mene zanima je li pitanje pobačaja i reproduktivnih prava prema vašem mišljenju pitanje etike ili politike? Smatrate li da je supsidijarnost samo izlika ili je to za vas i stav? Niste se o tome jasno izjasnili, je li to za vas vrijednosno pitanje?</text:p>
          </table:table-cell>
        </table:table-row>
        <table:table-row table:style-name="ro1">
          <table:table-cell office:value-type="string" calcext:value-type="string">
            <text:p>http://www.europarl.europa.eu/doceo/document/CRE-8-2015-03-10-INT-2-058-000_HR.html</text:p>
          </table:table-cell>
          <table:table-cell office:value-type="string" calcext:value-type="string">
            <text:p><text:s/>Dimensions and weights of road vehicles circulating within the Community (debate) HR </text:p>
          </table:table-cell>
          <table:table-cell office:value-type="string" calcext:value-type="string">
            <text:p>10-03-2015</text:p>
          </table:table-cell>
          <table:table-cell table:formula="of:=DATE(VALUE(MID([.C660]; 7; 4)); VALUE(MID([.C660]; 4; 2)); VALUE(MID([.C660]; 1; 2)))" office:value-type="date" office:date-value="2015-03-10" calcext:value-type="date">
            <text:p>03/10/15</text:p>
          </table:table-cell>
          <table:table-cell office:value-type="string" calcext:value-type="string">
            <text:p>  Dubravka Šuica (PPE). <text:s/>– Gospodine predsjedniče, želim zahvaliti g. Leichtfriedu i g. Ferberu koji su dobro vodili ovaj posao i koji su došli do određenog sporazuma. Na ovoj direktivi dolazimo do toga da uviđamo kolika je heterogenost Europske unije, kolika je razlika između Finske i krajnjeg juga, međutim nama je postići jedinstvene standarde, jedinstveno tržište i zato pozdravljam ovaj sporazum koji je postignut nakon dugo godina.</text:p>
          </table:table-cell>
        </table:table-row>
        <table:table-row table:style-name="ro1">
          <table:table-cell office:value-type="string" calcext:value-type="string">
            <text:p>http://www.europarl.europa.eu/doceo/document/CRE-8-2015-03-10-INT-2-060-000_HR.html</text:p>
          </table:table-cell>
          <table:table-cell office:value-type="string" calcext:value-type="string">
            <text:p><text:s/>Dimensions and weights of road vehicles circulating within the Community (debate) HR </text:p>
          </table:table-cell>
          <table:table-cell office:value-type="string" calcext:value-type="string">
            <text:p>10-03-2015</text:p>
          </table:table-cell>
          <table:table-cell table:formula="of:=DATE(VALUE(MID([.C661]; 7; 4)); VALUE(MID([.C661]; 4; 2)); VALUE(MID([.C661]; 1; 2)))" office:value-type="date" office:date-value="2015-03-10" calcext:value-type="date">
            <text:p>03/10/15</text:p>
          </table:table-cell>
          <table:table-cell office:value-type="string" calcext:value-type="string">
            <text:p>  Dubravka Šuica (PPE), <text:s text:c="2"/>odgovor na pitanje postavljeno podizanjem plave kartice.– Gospođo Meissner, ja se zalažem za postupnost. Dakle, da se postupno vidi kakva je infrastruktura u kojoj zemlji i kako je moguće. Znači države članice bi trebale odlučiti o tome, jer mislim da nisu sve države jednako infrastrukturno spremne - jedno je ruralno područje, drugo je urbano područje. </text:p>
          </table:table-cell>
        </table:table-row>
        <table:table-row table:style-name="ro1">
          <table:table-cell office:value-type="string" calcext:value-type="string">
            <text:p>http://www.europarl.europa.eu/doceo/document/CRE-8-2015-03-10-INT-2-252-706_HR.html</text:p>
          </table:table-cell>
          <table:table-cell office:value-type="string" calcext:value-type="string">
            <text:p><text:s/>Mobilisation of the European Globalisation Adjustment Fund - application EGF/2013/009 PL/Zachem (A8-0036/2015 - Jan Olbrycht) HR </text:p>
          </table:table-cell>
          <table:table-cell office:value-type="string" calcext:value-type="string">
            <text:p>10-03-2015</text:p>
          </table:table-cell>
          <table:table-cell table:formula="of:=DATE(VALUE(MID([.C662]; 7; 4)); VALUE(MID([.C662]; 4; 2)); VALUE(MID([.C662]; 1; 2)))" office:value-type="date" office:date-value="2015-03-10" calcext:value-type="date">
            <text:p>03/10/15</text:p>
          </table:table-cell>
          <table:table-cell office:value-type="string" calcext:value-type="string">
            <text:p>  Dubravka Šuica (PPE), <text:s/>napisan. – Poljska je 9. listopada 2013. godine predala zahtjev za mobilizaciju EGF-a zbog otpuštanja radnika koja su se dogodila u poduzeću Zachen, koje je do tada bilo najveći poslodavac u regiji. O tome svjedoči i činjenica da je nakon spomenutih otpuštanja nezaposlenost u područnom uredu u Bydgoszczu porasla te su otpušteni radnici činili 60% svih novoprijavljenih. </text:p>
          </table:table-cell>
        </table:table-row>
        <table:table-row table:style-name="ro1">
          <table:table-cell office:value-type="string" calcext:value-type="string">
            <text:p>http://www.europarl.europa.eu/doceo/document/CRE-8-2015-03-10-INT-2-252-853_HR.html</text:p>
          </table:table-cell>
          <table:table-cell office:value-type="string" calcext:value-type="string">
            <text:p><text:s/>Mobilisation of the European Globalisation Adjustment Fund - application EGF/2014/014 DE/Aleo Solar (A8-0030/2015 - Iris Hoffmann) HR </text:p>
          </table:table-cell>
          <table:table-cell office:value-type="string" calcext:value-type="string">
            <text:p>10-03-2015</text:p>
          </table:table-cell>
          <table:table-cell table:formula="of:=DATE(VALUE(MID([.C663]; 7; 4)); VALUE(MID([.C663]; 4; 2)); VALUE(MID([.C663]; 1; 2)))" office:value-type="date" office:date-value="2015-03-10" calcext:value-type="date">
            <text:p>03/10/15</text:p>
          </table:table-cell>
          <table:table-cell office:value-type="string" calcext:value-type="string">
            <text:p>  Dubravka Šuica (PPE), <text:s text:c="2"/>napisan. - S obzirom da je EU uspostavila određene zakonodavne i proračunske instrumente koji su prilagođeni pružanju pomoći radnicima uslijed velikih strukturnih promjena, financijaska pomoć od strane Unije otpuštenim radnicima bi trebala biti što efektivnija. </text:p>
          </table:table-cell>
        </table:table-row>
        <table:table-row table:style-name="ro1">
          <table:table-cell office:value-type="string" calcext:value-type="string">
            <text:p>http://www.europarl.europa.eu/doceo/document/CRE-8-2015-03-10-INT-2-252-926_HR.html</text:p>
          </table:table-cell>
          <table:table-cell office:value-type="string" calcext:value-type="string">
            <text:p><text:s/>Mobilisation of the European Globalisation Adjustment Fund - application EGF/2013/007 BE/Hainaut Steel (Duferco-NLMK) (A8-0031/2015 - Andrej Plenković) HR </text:p>
          </table:table-cell>
          <table:table-cell office:value-type="string" calcext:value-type="string">
            <text:p>10-03-2015</text:p>
          </table:table-cell>
          <table:table-cell table:formula="of:=DATE(VALUE(MID([.C664]; 7; 4)); VALUE(MID([.C664]; 4; 2)); VALUE(MID([.C664]; 1; 2)))" office:value-type="date" office:date-value="2015-03-10" calcext:value-type="date">
            <text:p>03/10/15</text:p>
          </table:table-cell>
          <table:table-cell office:value-type="string" calcext:value-type="string">
            <text:p>  Dubravka Šuica (PPE), <text:s text:c="2"/>napisan. - Belgija je podnijela zahtjev za financijskim doprinosom iz EGF-a zbog otpuštanja 708 radnika unutar dvaju društava koja se bave proizvodnjom metala i nalaze se u La Louviereu, u regiji Hainaut. </text:p>
          </table:table-cell>
        </table:table-row>
        <table:table-row table:style-name="ro1">
          <table:table-cell office:value-type="string" calcext:value-type="string">
            <text:p>http://www.europarl.europa.eu/doceo/document/CRE-8-2015-03-10-INT-2-252-957_HR.html</text:p>
          </table:table-cell>
          <table:table-cell office:value-type="string" calcext:value-type="string">
            <text:p><text:s/>Mobilisation of the European Globalisation Adjustment Fund - application EGF/2014/012 BE/ArcelorMittal (A8-0035/2015 - Victor Negrescu) HR </text:p>
          </table:table-cell>
          <table:table-cell office:value-type="string" calcext:value-type="string">
            <text:p>10-03-2015</text:p>
          </table:table-cell>
          <table:table-cell table:formula="of:=DATE(VALUE(MID([.C665]; 7; 4)); VALUE(MID([.C665]; 4; 2)); VALUE(MID([.C665]; 1; 2)))" office:value-type="date" office:date-value="2015-03-10" calcext:value-type="date">
            <text:p>03/10/15</text:p>
          </table:table-cell>
          <table:table-cell office:value-type="string" calcext:value-type="string">
            <text:p>  Dubravka Šuica (PPE), <text:s/>napisan. – U skladu s točkom 13. Međuinstitucionalnog sporazuma od 2. prosinca 2013. između Europskog parlamenta, Vijeća i Komisije o suradnji u vezi s proračunskim pitanjima i o dobrom financijskom upravljanju, Belgija je podnijela zahtjev za financijskim doprinosima iz EGF-a zbog otpuštanja 1285 radnika u poduzeću Arcelor Mittal Liege S.A., koja su povezana s promjenama na međunarodnoj razini, te ga je dopunila i dodatnim podacima. </text:p>
          </table:table-cell>
        </table:table-row>
        <table:table-row table:style-name="ro1">
          <table:table-cell office:value-type="string" calcext:value-type="string">
            <text:p>http://www.europarl.europa.eu/doceo/document/CRE-8-2015-03-10-INT-2-252-989_HR.html</text:p>
          </table:table-cell>
          <table:table-cell office:value-type="string" calcext:value-type="string">
            <text:p><text:s/>Mobilisation of the European Globalisation Adjustment Fund - application EGF/2014/011 BE/Caterpillar (A8-0033/2015 - Anneli Jäätteenmäki) HR </text:p>
          </table:table-cell>
          <table:table-cell office:value-type="string" calcext:value-type="string">
            <text:p>10-03-2015</text:p>
          </table:table-cell>
          <table:table-cell table:formula="of:=DATE(VALUE(MID([.C666]; 7; 4)); VALUE(MID([.C666]; 4; 2)); VALUE(MID([.C666]; 1; 2)))" office:value-type="date" office:date-value="2015-03-10" calcext:value-type="date">
            <text:p>03/10/15</text:p>
          </table:table-cell>
          <table:table-cell office:value-type="string" calcext:value-type="string">
            <text:p>  Dubravka Šuica (PPE), <text:s/>napisan. – Podržavam ovo izvješće jer se odnosi na zahtjev za prebacivanjem sredstava u iznosu od 1 222 854 eura iz Europskog fonda za prilagodbu globalizaciji Belgiji, a u svrhu davanja otpremnine radnicima Caterpillara. </text:p>
          </table:table-cell>
        </table:table-row>
        <table:table-row table:style-name="ro1">
          <table:table-cell office:value-type="string" calcext:value-type="string">
            <text:p>http://www.europarl.europa.eu/doceo/document/CRE-8-2015-03-10-INT-2-258-492_HR.html</text:p>
          </table:table-cell>
          <table:table-cell office:value-type="string" calcext:value-type="string">
            <text:p><text:s/>Dimensions and weights of road vehicles circulating within the Community (A8-0032/2015 - Jörg Leichtfried) HR </text:p>
          </table:table-cell>
          <table:table-cell office:value-type="string" calcext:value-type="string">
            <text:p>10-03-2015</text:p>
          </table:table-cell>
          <table:table-cell table:formula="of:=DATE(VALUE(MID([.C667]; 7; 4)); VALUE(MID([.C667]; 4; 2)); VALUE(MID([.C667]; 1; 2)))" office:value-type="date" office:date-value="2015-03-10" calcext:value-type="date">
            <text:p>03/10/15</text:p>
          </table:table-cell>
          <table:table-cell office:value-type="string" calcext:value-type="string">
            <text:p>  Dubravka Šuica (PPE), <text:s/>napisan. – Podržavam ovo izviješće jer definira ograničenja težine za vozila na alternativna goriva. </text:p>
          </table:table-cell>
        </table:table-row>
        <table:table-row table:style-name="ro1">
          <table:table-cell office:value-type="string" calcext:value-type="string">
            <text:p>http://www.europarl.europa.eu/doceo/document/CRE-8-2015-03-10-INT-2-270-242_HR.html</text:p>
          </table:table-cell>
          <table:table-cell office:value-type="string" calcext:value-type="string">
            <text:p><text:s/>European long-term investment funds (A8-0021/2015 - Alain Lamassoure) HR </text:p>
          </table:table-cell>
          <table:table-cell office:value-type="string" calcext:value-type="string">
            <text:p>10-03-2015</text:p>
          </table:table-cell>
          <table:table-cell table:formula="of:=DATE(VALUE(MID([.C668]; 7; 4)); VALUE(MID([.C668]; 4; 2)); VALUE(MID([.C668]; 1; 2)))" office:value-type="date" office:date-value="2015-03-10" calcext:value-type="date">
            <text:p>03/10/15</text:p>
          </table:table-cell>
          <table:table-cell office:value-type="string" calcext:value-type="string">
            <text:p>  Dubravka Šuica (PPE), <text:s/>napisan. – Podržavam ovo izviješće o povećanju kapitala za dugoročna ulaganja uz kreiranje ELTIF-a (Europskih fondova za dugoročna ulaganja).</text:p>
          </table:table-cell>
        </table:table-row>
        <table:table-row table:style-name="ro1">
          <table:table-cell office:value-type="string" calcext:value-type="string">
            <text:p>http://www.europarl.europa.eu/doceo/document/CRE-8-2015-03-10-INT-2-270-819_HR.html</text:p>
          </table:table-cell>
          <table:table-cell office:value-type="string" calcext:value-type="string">
            <text:p><text:s/>Interchange fees for card-based payment transactions (A8-0022/2015 - Pablo Zalba Bidegain) HR </text:p>
          </table:table-cell>
          <table:table-cell office:value-type="string" calcext:value-type="string">
            <text:p>10-03-2015</text:p>
          </table:table-cell>
          <table:table-cell table:formula="of:=DATE(VALUE(MID([.C669]; 7; 4)); VALUE(MID([.C669]; 4; 2)); VALUE(MID([.C669]; 1; 2)))" office:value-type="date" office:date-value="2015-03-10" calcext:value-type="date">
            <text:p>03/10/15</text:p>
          </table:table-cell>
          <table:table-cell office:value-type="string" calcext:value-type="string">
            <text:p>  Dubravka Šuica (PPE), <text:s/>napisan. – Podržavam ovo izvješće jer bi ova regulativa zajedno s predloženom revidiranom Direktivom o uslugama plaćanja trebala stvoriti zajednička pravila za međunaknade u Europskoj Uniji uvodeći tako maksimalne naknade za transakcije kod plaćanja s karticama čija je uporaba široko rasprostranjena kod potrošača i pri tome ih je teško odbiti ili naplatiti od strane trgovaca. </text:p>
          </table:table-cell>
        </table:table-row>
        <table:table-row table:style-name="ro1">
          <table:table-cell office:value-type="string" calcext:value-type="string">
            <text:p>http://www.europarl.europa.eu/doceo/document/CRE-8-2015-03-10-INT-2-270-980_HR.html</text:p>
          </table:table-cell>
          <table:table-cell office:value-type="string" calcext:value-type="string">
            <text:p><text:s/>Mobilisation of the European Globalisation Adjustment Fund - application EGF/2013/011 BE/Saint-Gobain Sekurit (A8-0034/2015 - Liadh Ní Riada) HR </text:p>
          </table:table-cell>
          <table:table-cell office:value-type="string" calcext:value-type="string">
            <text:p>10-03-2015</text:p>
          </table:table-cell>
          <table:table-cell table:formula="of:=DATE(VALUE(MID([.C670]; 7; 4)); VALUE(MID([.C670]; 4; 2)); VALUE(MID([.C670]; 1; 2)))" office:value-type="date" office:date-value="2015-03-10" calcext:value-type="date">
            <text:p>03/10/15</text:p>
          </table:table-cell>
          <table:table-cell office:value-type="string" calcext:value-type="string">
            <text:p>  Dubravka Šuica (PPE), <text:s/>napisan. – Podržavam ovo izvješće jer su belgijske vlasti iznijele podatke o sektoru proizvodnje sigurnosnog stakla u automobilskoj industriji i oni ukazuju na ozbiljan gospodarski poremećaj, te su posljedica nekoliko čimbenika od kojih su najvažniji smanjenje proizvodnje unutar EU i povećanje uvoza tih proizvoda u EU. </text:p>
          </table:table-cell>
        </table:table-row>
        <table:table-row table:style-name="ro1">
          <table:table-cell office:value-type="string" calcext:value-type="string">
            <text:p>http://www.europarl.europa.eu/doceo/document/CRE-8-2015-03-10-INT-2-298-765_HR.html</text:p>
          </table:table-cell>
          <table:table-cell office:value-type="string" calcext:value-type="string">
            <text:p><text:s/>Progress on equality between women and men in the EU in 2013 (A8-0015/2015 - Marc Tarabella) HR </text:p>
          </table:table-cell>
          <table:table-cell office:value-type="string" calcext:value-type="string">
            <text:p>10-03-2015</text:p>
          </table:table-cell>
          <table:table-cell table:formula="of:=DATE(VALUE(MID([.C671]; 7; 4)); VALUE(MID([.C671]; 4; 2)); VALUE(MID([.C671]; 1; 2)))" office:value-type="date" office:date-value="2015-03-10" calcext:value-type="date">
            <text:p>03/10/15</text:p>
          </table:table-cell>
          <table:table-cell office:value-type="string" calcext:value-type="string">
            <text:p>  Dubravka Šuica (PPE), <text:s/>napisan. – Pozdravljam izvješće zastupnika Tarabelle o jednakopravnosti muškaraca i žena u kojemu je došlo do bitnog napretka u području jednakosti, posebice kada su u pitanju izazovi s kojim se stalno suočavamo, kao što su niske participacije žena u gospodarstvu te kontinuirano nasilje nad ženama. </text:p>
          </table:table-cell>
        </table:table-row>
        <table:table-row table:style-name="ro1">
          <table:table-cell office:value-type="string" calcext:value-type="string">
            <text:p>http://www.europarl.europa.eu/doceo/document/CRE-8-2015-03-10-INT-2-312-718_HR.html</text:p>
          </table:table-cell>
          <table:table-cell office:value-type="string" calcext:value-type="string">
            <text:p><text:s/>Annual report on EU competition policy (A8-0019/2015 - Morten Messerschmidt) HR </text:p>
          </table:table-cell>
          <table:table-cell office:value-type="string" calcext:value-type="string">
            <text:p>10-03-2015</text:p>
          </table:table-cell>
          <table:table-cell table:formula="of:=DATE(VALUE(MID([.C672]; 7; 4)); VALUE(MID([.C672]; 4; 2)); VALUE(MID([.C672]; 1; 2)))" office:value-type="date" office:date-value="2015-03-10" calcext:value-type="date">
            <text:p>03/10/15</text:p>
          </table:table-cell>
          <table:table-cell office:value-type="string" calcext:value-type="string">
            <text:p>  Dubravka Šuica (PPE), <text:s/>napisan. – Podržavam ovo izvješće, jer četvrti put uzastopce poziva na hitno ukidanje kriznog sustava državnih potpora za bankarski sektor i ističe da državnim potporama bankarskom sustavu nije povećan ugled ni vraćeno povjerenje, ponovno izražava zabrinutost zbog činjenice da primjena novčanih kazni kao jedine vrste kazni možda nije dovoljno učinkovita, ponavlja poziv Komisiji da razmotri mogućnost opće revizije smjernica za utvrđivanje novčanih kazni iz 2006. te traži da se te smjernice uključe u Uredbu 1/2013. </text:p>
          </table:table-cell>
        </table:table-row>
        <table:table-row table:style-name="ro1">
          <table:table-cell office:value-type="string" calcext:value-type="string">
            <text:p>http://www.europarl.europa.eu/doceo/document/CRE-8-2015-03-10-INT-2-324-718_HR.html</text:p>
          </table:table-cell>
          <table:table-cell office:value-type="string" calcext:value-type="string">
            <text:p><text:s/>European Central Bank annual report for 2013 (A8-0011/2015 - Pablo Zalba Bidegain) HR </text:p>
          </table:table-cell>
          <table:table-cell office:value-type="string" calcext:value-type="string">
            <text:p>10-03-2015</text:p>
          </table:table-cell>
          <table:table-cell table:formula="of:=DATE(VALUE(MID([.C673]; 7; 4)); VALUE(MID([.C673]; 4; 2)); VALUE(MID([.C673]; 1; 2)))" office:value-type="date" office:date-value="2015-03-10" calcext:value-type="date">
            <text:p>03/10/15</text:p>
          </table:table-cell>
          <table:table-cell office:value-type="string" calcext:value-type="string">
            <text:p>  Dubravka Šuica (PPE), <text:s/>napisan. – Podržavam ovo izvješće, jer predstavlja cjelokupno mišljenje Europskog parlamenta i Odbora za zapošljavanje i socijalna pitanja o aktivnostima Europske središnje banke u 2013.godini. Prema prognozi službi Komisije, BDP je u europodručju 2013. godine razvidno pao za 0,4%, a nezaposlenost je, za razliku od prethodne godine 2013., porasla za 6%. </text:p>
          </table:table-cell>
        </table:table-row>
        <table:table-row table:style-name="ro1">
          <table:table-cell office:value-type="string" calcext:value-type="string">
            <text:p>http://www.europarl.europa.eu/doceo/document/CRE-8-2015-03-10-INT-2-630-000_HR.html</text:p>
          </table:table-cell>
          <table:table-cell office:value-type="string" calcext:value-type="string">
            <text:p><text:s/>2014 Progress report on Montenegro (debate) HR </text:p>
          </table:table-cell>
          <table:table-cell office:value-type="string" calcext:value-type="string">
            <text:p>10-03-2015</text:p>
          </table:table-cell>
          <table:table-cell table:formula="of:=DATE(VALUE(MID([.C674]; 7; 4)); VALUE(MID([.C674]; 4; 2)); VALUE(MID([.C674]; 1; 2)))" office:value-type="date" office:date-value="2015-03-10" calcext:value-type="date">
            <text:p>03/10/15</text:p>
          </table:table-cell>
          <table:table-cell office:value-type="string" calcext:value-type="string">
            <text:p>  Dubravka Šuica (PPE). <text:s/>– Gospodine predsjedniče, želim zahvaliti izvjestiteljima, g. Tannocku i g. Kovačevu na izvrsno odrađenom poslu, a posebno zadovoljstvo izražavam što su amandmani hrvatske EPP delegacije potpuno prihvaćeni, bilo kao kompromisni, bilo kao pojedinačni. Također smo čuli mišljenje Komisije i mišljenje Vijeća i nadam se da je iz toga sve jasno.</text:p>
          </table:table-cell>
        </table:table-row>
        <table:table-row table:style-name="ro1">
          <table:table-cell office:value-type="string" calcext:value-type="string">
            <text:p>http://www.europarl.europa.eu/doceo/document/CRE-8-2015-03-10-INT-2-810-000_HR.html</text:p>
          </table:table-cell>
          <table:table-cell office:value-type="string" calcext:value-type="string">
            <text:p><text:s/>2014 Progress report on Serbia (debate) HR </text:p>
          </table:table-cell>
          <table:table-cell office:value-type="string" calcext:value-type="string">
            <text:p>10-03-2015</text:p>
          </table:table-cell>
          <table:table-cell table:formula="of:=DATE(VALUE(MID([.C675]; 7; 4)); VALUE(MID([.C675]; 4; 2)); VALUE(MID([.C675]; 1; 2)))" office:value-type="date" office:date-value="2015-03-10" calcext:value-type="date">
            <text:p>03/10/15</text:p>
          </table:table-cell>
          <table:table-cell office:value-type="string" calcext:value-type="string">
            <text:p>  Dubravka Šuica (PPE), <text:s text:c="2"/>pitanje koje je podizanjem plave kartice postavio.– Gospodine Plenkoviću, spomenuli ste ovaj zakon koji govori o univerzalnoj jurisdikciji. </text:p>
          </table:table-cell>
        </table:table-row>
        <table:table-row table:style-name="ro1">
          <table:table-cell office:value-type="string" calcext:value-type="string">
            <text:p>http://www.europarl.europa.eu/doceo/document/CRE-8-2015-03-11-INT-3-300-144_HR.html</text:p>
          </table:table-cell>
          <table:table-cell office:value-type="string" calcext:value-type="string">
            <text:p><text:s/>Request for waiver of the parliamentary immunity of Theodoros Zagorakis (A8-0044/2015 - Evelyn Regner) HR </text:p>
          </table:table-cell>
          <table:table-cell office:value-type="string" calcext:value-type="string">
            <text:p>11-03-2015</text:p>
          </table:table-cell>
          <table:table-cell table:formula="of:=DATE(VALUE(MID([.C676]; 7; 4)); VALUE(MID([.C676]; 4; 2)); VALUE(MID([.C676]; 1; 2)))" office:value-type="date" office:date-value="2015-03-11" calcext:value-type="date">
            <text:p>03/11/15</text:p>
          </table:table-cell>
          <table:table-cell office:value-type="string" calcext:value-type="string">
            <text:p>  Dubravka Šuica (PPE), <text:s text:c="2"/>napisan. – Podržala sam izvješće na temelju zahtjeva pomoćnika javnog tužitelja Vrhovnog suda u Grčkoj predanog 19.12.2014., koje je vezano za poduzimanje pravnih mjera radi navodnog kaznenog prekršaja nanošenja tjelesnih ozljeda. Theodorosa Zagorakisa se tereti da je za vrijeme obnašanja dužnosti predsjednika grčkog nogometnog kluba PAOK, iz nehaja nanio tjelesne ozljede jednome od zaposlenika tog kluba. </text:p>
          </table:table-cell>
        </table:table-row>
        <table:table-row table:style-name="ro1">
          <table:table-cell office:value-type="string" calcext:value-type="string">
            <text:p>http://www.europarl.europa.eu/doceo/document/CRE-8-2015-03-11-INT-3-300-242_HR.html</text:p>
          </table:table-cell>
          <table:table-cell office:value-type="string" calcext:value-type="string">
            <text:p><text:s/>Stabilisation and Association Agreement with Montenegro (A8-0051/2014 - Andrzej Duda) HR </text:p>
          </table:table-cell>
          <table:table-cell office:value-type="string" calcext:value-type="string">
            <text:p>11-03-2015</text:p>
          </table:table-cell>
          <table:table-cell table:formula="of:=DATE(VALUE(MID([.C677]; 7; 4)); VALUE(MID([.C677]; 4; 2)); VALUE(MID([.C677]; 1; 2)))" office:value-type="date" office:date-value="2015-03-11" calcext:value-type="date">
            <text:p>03/11/15</text:p>
          </table:table-cell>
          <table:table-cell office:value-type="string" calcext:value-type="string">
            <text:p>  Dubravka Šuica (PPE), <text:s text:c="2"/>napisan. – Svrha ovog izvješća je kodifikacija spomenute uredbe Vijeća i Parlamenta bez suštinskih promjena. Predsjedništvo Europskog vijeća u Edinburghu je 1992. godine potvrdilo kodifikaciju svih postupaka nakon više od deset amandmana, ističući pritom njihovu važnost. Novi prijedlog uredbe u potpunosti čuva jedinstveni sadržaj akata. Glavne kodificirane odredbe sadrže prijedlog koji propisuje određene postupke za donošenje detaljnih pravila za provedbu odredbi Sporazuma o stabilizaciji i pridruživanju između Europskih zajednica i njihovih država članica, s jedne strane, i Republike Crne Gore, s druge strane. Propisano je da riblji proizvodi podrijetlom iz Crne Gore mogu biti uvezeni u Europsku uniju po sniženoj carini, u granicama tarifnih kvota. Potrebno je, stoga, propisati odredbe koje reguliraju upravljanje tim carinskim kvotama. Prijedlog osobito utvrđuje koncesije za ribu, riblje proizvode i određene tarifne redukcije te propisuje uvjete koji se tiču zaštitne klauzule za poljoprivredne i riblje proizvode. Smatram da bi ove mjere trebale biti usvojene u skladu s uredbom Europskog parlamenta i Vijeća, a Komisija mora donijeti odmah primjenjive akte.</text:p>
          </table:table-cell>
        </table:table-row>
        <table:table-row table:style-name="ro1">
          <table:table-cell office:value-type="string" calcext:value-type="string">
            <text:p>http://www.europarl.europa.eu/doceo/document/CRE-8-2015-03-11-INT-3-300-434_HR.html</text:p>
          </table:table-cell>
          <table:table-cell office:value-type="string" calcext:value-type="string">
            <text:p><text:s/>Establishment of the General Fisheries Commission for the Mediterranean (A8-0038/2015 - Gabriel Mato) HR </text:p>
          </table:table-cell>
          <table:table-cell office:value-type="string" calcext:value-type="string">
            <text:p>11-03-2015</text:p>
          </table:table-cell>
          <table:table-cell table:formula="of:=DATE(VALUE(MID([.C678]; 7; 4)); VALUE(MID([.C678]; 4; 2)); VALUE(MID([.C678]; 1; 2)))" office:value-type="date" office:date-value="2015-03-11" calcext:value-type="date">
            <text:p>03/11/15</text:p>
          </table:table-cell>
          <table:table-cell office:value-type="string" calcext:value-type="string">
            <text:p>  Dubravka Šuica (PPE), <text:s text:c="2"/>napisan. – Komisija u ime Europske unije poziva Vijeće da donese odluku o odobrenju izmijenjenog ugovora o osnivanju Opće komisije za ribarstvo Sredozemlja, koja je poznata kao organizacija regionalnog ribolovnog upravljanja s ciljem poticanja razvoja, očuvanja, racionalnog upravljanja i najbolje iskoristivosti živih morskih resursa te održivog razvoja akvakulture u Sredozemlju i Crnom moru. Izmjene i dopune sporazuma o Općoj komisiji pokrenute su 2013. kako bi pojasnili njeni ciljevi i funkcije te ojačala njezina učinkovitost. Izmijenjeni sporazum revidira strukturu i sadržaj postojećeg te postavlja jasne ciljeve biološke, ekološke, društvene, ekonomske i ekološke održivosti prirodnim bogatstvima. Također, integrira temeljne elemente zajedničke politike ribarstva u pogledu najvišeg održivog prinosa i borbi protiv ilegalnog, neprijavljenog i nereguliranog ribolova. S obzirom na zajednički interes u razvoju i pravilnom korištenju živih morskih resursa u Sredozemlju i Crnome moru, te očuvanje i održivo korištenje morskih bogatstava i zaštite morskih ekosustava, preporučuje se da Parlament odobri sklapanje ovog modificiranog sporazuma koji osobno podržavam.</text:p>
          </table:table-cell>
        </table:table-row>
        <table:table-row table:style-name="ro1">
          <table:table-cell office:value-type="string" calcext:value-type="string">
            <text:p>http://www.europarl.europa.eu/doceo/document/CRE-8-2015-03-11-INT-3-300-496_HR.html</text:p>
          </table:table-cell>
          <table:table-cell office:value-type="string" calcext:value-type="string">
            <text:p><text:s/>Union tariff quotas for high-quality beef, and for pigmeat, poultrymeat, wheat and meslin, and brans, sharps and other residues (A8-0052/2014 - Andrzej Duda) HR </text:p>
          </table:table-cell>
          <table:table-cell office:value-type="string" calcext:value-type="string">
            <text:p>11-03-2015</text:p>
          </table:table-cell>
          <table:table-cell table:formula="of:=DATE(VALUE(MID([.C679]; 7; 4)); VALUE(MID([.C679]; 4; 2)); VALUE(MID([.C679]; 1; 2)))" office:value-type="date" office:date-value="2015-03-11" calcext:value-type="date">
            <text:p>03/11/15</text:p>
          </table:table-cell>
          <table:table-cell office:value-type="string" calcext:value-type="string">
            <text:p>  Dubravka Šuica (PPE), <text:s text:c="2"/>napisan. – Cilj prijedloga je otvoriti godišnje carinske kvote, pri čemu se uredba Vijeća mora kodificirati po postupku koji je predložen Međuinstitucionalnim sporazumom od 20.prosinca 1994., a koji nalaže ubrzano službeno kodificiranje zakonodavnih tekstova. Svrha prijedloga je poduzimanje kodifikacije uredbe Vijeća od 29.3.1994. u interesu jasnoće i racionalnosti. Europska unija je u pregovorima o carinskim koncesijama oslanjajući se pritom na Opći sporazum o carinama i trgovini i Urugvajske multilateralne trgovinske pregovore koji su doveli do sporazuma koji omogućuju otvaranje određenih godišnjih carinskih kvota za visokokvalitetno goveđe meso, svinjsko meso, meso peradi, pšenicu i suražicu te posije i ostale ostatke. Smatram da se pomoću provedbenih akata trebaju usvojiti pravila nužna za primjenu kvota iz ove uredbe, i prema potrebi, odredbe koje jamče prirodu, podrijetlo i porijeklo proizvoda, one odredbe koje se odnose na priznavanje dokumenata dopuštajući ta jamstva te odredbe o pitanjima uvoznih dozvola i njihov rok valjanosti.</text:p>
          </table:table-cell>
        </table:table-row>
        <table:table-row table:style-name="ro1">
          <table:table-cell office:value-type="string" calcext:value-type="string">
            <text:p>http://www.europarl.europa.eu/doceo/document/CRE-8-2015-03-11-INT-3-300-517_HR.html</text:p>
          </table:table-cell>
          <table:table-cell office:value-type="string" calcext:value-type="string">
            <text:p><text:s/>Request for waiver of the immunity of Sergei Stanishev (A8-0045/2015 - Andrzej Duda) HR </text:p>
          </table:table-cell>
          <table:table-cell office:value-type="string" calcext:value-type="string">
            <text:p>11-03-2015</text:p>
          </table:table-cell>
          <table:table-cell table:formula="of:=DATE(VALUE(MID([.C680]; 7; 4)); VALUE(MID([.C680]; 4; 2)); VALUE(MID([.C680]; 1; 2)))" office:value-type="date" office:date-value="2015-03-11" calcext:value-type="date">
            <text:p>03/11/15</text:p>
          </table:table-cell>
          <table:table-cell office:value-type="string" calcext:value-type="string">
            <text:p>  Dubravka Šuica (PPE), <text:s text:c="2"/>napisan. – Sergei Stanishev je navodno izgubio dokumente koji sadrže informacije o državnim tajnama i protiv njega je pokrenut kazneni postupak 2009. godine uz zahtjev za odobrenje takvog postupka. Gospodin Stanishev je odmah pristao na pokretanje kaznenog postupka protiv njega i u skladu s tim podnio pisanu izjavu. Kazneni postupak je ubrzo zaustavljen kad je g. Stanishev postao član Narodne skupštine te time stekao pravo na ponovnu zaštitu imunitetom. Gospodin Stanishev je ponovno dao svoj pristanak na kazneni postupak koji se vodi protiv njega i on je nastavljen. Međutim, kada je gospodin Stanishev izabran za člana Europskog parlamenta 2014., sud je odlučio prekinuti postupak zbog novog tipa imuniteta. Budući da je sudski istražni postupak u vezi sa Sergejem Stanishevim počeo puno prije nego što je on postao zastupnik u Europskom parlamentu, navedeni kazneni postupak stoga nije ni na koji način povezan s njegovom funkcijom zastupnika i da je u razdoblju kad je obnašao dužnost premijera, a potom člana Nacionalne skupštine, u skladu s člankom 70. stavkom 2. Ustava Republike Bugarske predsjedniku Nacionalne skupštine dostavio dvije pisane izjave kojima je dao pristanak da se protiv njega pokrene kazneni postupak, podržavam ovo izvješće.</text:p>
          </table:table-cell>
        </table:table-row>
        <table:table-row table:style-name="ro1">
          <table:table-cell office:value-type="string" calcext:value-type="string">
            <text:p>http://www.europarl.europa.eu/doceo/document/CRE-8-2015-03-11-INT-3-300-702_HR.html</text:p>
          </table:table-cell>
          <table:table-cell office:value-type="string" calcext:value-type="string">
            <text:p><text:s/>Import into the Union of agricultural products originating inTurkey (A8-0048/2014 - Andrzej Duda) HR </text:p>
          </table:table-cell>
          <table:table-cell office:value-type="string" calcext:value-type="string">
            <text:p>11-03-2015</text:p>
          </table:table-cell>
          <table:table-cell table:formula="of:=DATE(VALUE(MID([.C681]; 7; 4)); VALUE(MID([.C681]; 4; 2)); VALUE(MID([.C681]; 1; 2)))" office:value-type="date" office:date-value="2015-03-11" calcext:value-type="date">
            <text:p>03/11/15</text:p>
          </table:table-cell>
          <table:table-cell office:value-type="string" calcext:value-type="string">
            <text:p>  Dubravka Šuica (PPE), <text:s text:c="2"/>napisan. ‒ Podržala sam izvješće za regulaciju koncesija koje se odnose na uvoz u Uniju poljoprivrednih proizvoda podrijetlom iz Turske. Savjetodavna skupina pravne službe EP-a, Vijeća i Komisije ističu da prijedlog sadrži službeno kodificiranje postojećih zakonodavnih tekstova bez uplitanja u njihov sadržaj. Odbor za pravna pitanja prihvatio je izvješće čija je svrha bila razjasniti i racionalizirati kodifikaciju Vijeća za regulaciju br. 1506/98 iz srpnja 1998. koje je osnovalo Zajednicu za tarifne kvote za Tursku radi suspenzije određenih koncesija. Cilj nove regulacije je zamijeniti akte bez mijenjanja srži i kao takve kombinirati ih sa službenim amandmanima kako zahtjeva kodifikacija sama po sebi. </text:p>
          </table:table-cell>
        </table:table-row>
        <table:table-row table:style-name="ro1">
          <table:table-cell office:value-type="string" calcext:value-type="string">
            <text:p>http://www.europarl.europa.eu/doceo/document/CRE-8-2015-03-11-INT-3-307-962_HR.html</text:p>
          </table:table-cell>
          <table:table-cell office:value-type="string" calcext:value-type="string">
            <text:p><text:s/>Guidelines for the 2016 budget - Section III (A8-0027/2015 - José Manuel Fernandes) HR </text:p>
          </table:table-cell>
          <table:table-cell office:value-type="string" calcext:value-type="string">
            <text:p>11-03-2015</text:p>
          </table:table-cell>
          <table:table-cell table:formula="of:=DATE(VALUE(MID([.C682]; 7; 4)); VALUE(MID([.C682]; 4; 2)); VALUE(MID([.C682]; 1; 2)))" office:value-type="date" office:date-value="2015-03-11" calcext:value-type="date">
            <text:p>03/11/15</text:p>
          </table:table-cell>
          <table:table-cell office:value-type="string" calcext:value-type="string">
            <text:p>  Dubravka Šuica (PPE), <text:s text:c="2"/>napisan. – Podržavam ovo izvješće jer proračun EU-a služi kao katalizator rasta, konkurentnosti i radnih mjesta diljem Unije te ima ključnu ulogu u smanjenju razlika između europskih regija i osiguranju ulaganja u područjima gdje je to najviše potrebno. U proračunu se ističe oporavak poslova, poduzeća i poduzetništva za pametan, održiv i uključiv rast u Europskoj uniji. Proračun EU-a je sredstvo za poticanje unutarnje solidarnosti jer se njime podržava gospodarska, socijalna i teritorijalna kohezija, suzbija siromaštvo, promiče uključenost u društvo i pomaže u smanjenju nejednakosti u razvoju ne samo država članica već i njihovih regija. On je također sredstvo vanjske solidarnosti i služi za pružanje hitne pomoći tijekom humanitarnih i civilnih kriza nudeći pomoć zemljama kojima je to potrebno, kao što je to slučaj s Ukrajinom, te je zahvaljujući njemu EU najveći pružatelj razvojne pomoći u cilju ispunjenja obveza EU-a koje se tiču iskorjenjivanja siromaštva, kao što je potvrđeno u Europskom konsenzusu o razvoju, te doprinosi globalnoj razvojnoj strategiji za razdoblje nakon 2015.</text:p>
          </table:table-cell>
        </table:table-row>
        <table:table-row table:style-name="ro1">
          <table:table-cell office:value-type="string" calcext:value-type="string">
            <text:p>http://www.europarl.europa.eu/doceo/document/CRE-8-2015-03-11-INT-3-321-702_HR.html</text:p>
          </table:table-cell>
          <table:table-cell office:value-type="string" calcext:value-type="string">
            <text:p><text:s/>Annual report 2013 on the protection of EU's financial interests - Fight against fraud (A8-0024/2015 - Georgi Pirinski) HR </text:p>
          </table:table-cell>
          <table:table-cell office:value-type="string" calcext:value-type="string">
            <text:p>11-03-2015</text:p>
          </table:table-cell>
          <table:table-cell table:formula="of:=DATE(VALUE(MID([.C683]; 7; 4)); VALUE(MID([.C683]; 4; 2)); VALUE(MID([.C683]; 1; 2)))" office:value-type="date" office:date-value="2015-03-11" calcext:value-type="date">
            <text:p>03/11/15</text:p>
          </table:table-cell>
          <table:table-cell office:value-type="string" calcext:value-type="string">
            <text:p>  Dubravka Šuica (PPE), <text:s text:c="2"/>napisan. – Izvješće pomaže otkriti koja su područja najizloženija riziku prijevara omogućavajući točnije određivanje mjera protiv prijevara kako na razini čitavog EU-a tako i na nacionalnoj razini. Ove godine izvješće u najvećoj mjeri temelji na napretku država članica u pogledu razvoja nacionalnih antikorupcijskih koordinacijskih službi koje su se morale osnovati u pogledu OLAF-ove regulative. Cilj tih službi jest bliska suradnja s OLAF-om kako bi se zajedničkim snagama borile protiv prijevara. Izvješće pozdravlja napore Komisije poduzete kojima bi se zaštitili financijski interesi Unije i naglašava da je borba protiv korupcije moguća samo boljom, odgovornijom i transparentnijom suradnjom svih službi. Stoga podržavam ovo izvješće.</text:p>
          </table:table-cell>
        </table:table-row>
        <table:table-row table:style-name="ro1">
          <table:table-cell office:value-type="string" calcext:value-type="string">
            <text:p>http://www.europarl.europa.eu/doceo/document/CRE-8-2015-03-11-INT-3-331-922_HR.html</text:p>
          </table:table-cell>
          <table:table-cell office:value-type="string" calcext:value-type="string">
            <text:p><text:s/>2014 Progress report on Montenegro (B8-0211/2015) HR </text:p>
          </table:table-cell>
          <table:table-cell office:value-type="string" calcext:value-type="string">
            <text:p>11-03-2015</text:p>
          </table:table-cell>
          <table:table-cell table:formula="of:=DATE(VALUE(MID([.C684]; 7; 4)); VALUE(MID([.C684]; 4; 2)); VALUE(MID([.C684]; 1; 2)))" office:value-type="date" office:date-value="2015-03-11" calcext:value-type="date">
            <text:p>03/11/15</text:p>
          </table:table-cell>
          <table:table-cell office:value-type="string" calcext:value-type="string">
            <text:p>  Dubravka Šuica (PPE), <text:s text:c="2"/>napisan. ‒ Podržavam izvješće i pozdravljam napredak koji je učinjen u pretpristupnim pregovorima te podržavam napore koji su učinjeni na području vladavine prava, slobode medija i borbe protiv korupcije kao i Komisijin naglasak na reformu javne administracije. Posebno zadovoljstvo izražavam jer su svi amandmani hrvatske EPP delegacije uvršteni u tekst Rezolucije, bilo kao kompromisni ili samostalni. </text:p>
          </table:table-cell>
        </table:table-row>
        <table:table-row table:style-name="ro1">
          <table:table-cell office:value-type="string" calcext:value-type="string">
            <text:p>http://www.europarl.europa.eu/doceo/document/CRE-8-2015-03-11-INT-3-341-861_HR.html</text:p>
          </table:table-cell>
          <table:table-cell office:value-type="string" calcext:value-type="string">
            <text:p><text:s/>2014 Progress report on the former Yugoslav Republic of Macedonia (B8-0212/2015) HR </text:p>
          </table:table-cell>
          <table:table-cell office:value-type="string" calcext:value-type="string">
            <text:p>11-03-2015</text:p>
          </table:table-cell>
          <table:table-cell table:formula="of:=DATE(VALUE(MID([.C685]; 7; 4)); VALUE(MID([.C685]; 4; 2)); VALUE(MID([.C685]; 1; 2)))" office:value-type="date" office:date-value="2015-03-11" calcext:value-type="date">
            <text:p>03/11/15</text:p>
          </table:table-cell>
          <table:table-cell office:value-type="string" calcext:value-type="string">
            <text:p>  Dubravka Šuica (PPE), <text:s text:c="2"/>napisan. – Izražena je zabrinutost u vezi sa slobodom medija, slobodom izražavanja i neovisnošću pravosuđa gdje su vlasti upućene na osnaživanje potrebnih reformi. Rezolucija izražava zabrinutost zbog manjka političke kulture i konstruktivnog političkog dijaloga zbog snažnih optužbi između vlade i opozicije. Poziva vladu i sve političke stranke da rade na poboljšanju odnosa kako bi održale političku stabilnost, uspostavile održivu konstruktivnu političku suradnju i ubrzale provedbu europskog programa. Podsjeća da temelji demokracije počivaju na kompromisima, ističe da je potrebno poboljšati transparentnost procesa pristupanja i sudjelovanje u njemu, ističe da se pitanje postizbornog bojkota treba riješiti u duhu zajedničke odgovornosti vlade i oporbe prema nesmetanom radu parlamenta, poziva potpredsjednicu Komisije/Visoku predstavnicu da surađuje sa svim strankama kako bi se poboljšao politički dijalog. Također osuđuje svaki oblik protuzakonitog nadzora i poziva da se navodi o tome objave i prijave, poziva da se provede neovisna istraga o nadzoru koji se provodio i svim navodima o tome poštujući pritom načela transparentnosti, nepristranosti i pretpostavke nedužnosti, ponavlja važnost pridržavanja temeljnog načela slobode izražavanja te poziva sve političke sudionike da se uključe u konstruktivan dijalog kako bi se zadržala usredotočenost na strateške prioritete zemlje i njezinih građana. Zato podržavam ovo izvješće.</text:p>
          </table:table-cell>
        </table:table-row>
        <table:table-row table:style-name="ro1">
          <table:table-cell office:value-type="string" calcext:value-type="string">
            <text:p>http://www.europarl.europa.eu/doceo/document/CRE-8-2015-03-11-INT-3-355-847_HR.html</text:p>
          </table:table-cell>
          <table:table-cell office:value-type="string" calcext:value-type="string">
            <text:p><text:s/>2014 Progress report on Serbia (B8-0213/2015) HR </text:p>
          </table:table-cell>
          <table:table-cell office:value-type="string" calcext:value-type="string">
            <text:p>11-03-2015</text:p>
          </table:table-cell>
          <table:table-cell table:formula="of:=DATE(VALUE(MID([.C686]; 7; 4)); VALUE(MID([.C686]; 4; 2)); VALUE(MID([.C686]; 1; 2)))" office:value-type="date" office:date-value="2015-03-11" calcext:value-type="date">
            <text:p>03/11/15</text:p>
          </table:table-cell>
          <table:table-cell office:value-type="string" calcext:value-type="string">
            <text:p>  Dubravka Šuica (PPE), <text:s text:c="2"/>napisan. – Podržavam ovo izvješće i proces europskih integracija koji je i u interesu RH, ali uz jasno postavljene kriterije i tretman EU-a koji se neće razlikovati od onoga kakav je imala Hrvatska u pregovorima. Samo istinom, suočavanjem s prošlošću i poštivanjem zajedničkih vrijednosti možemo doprinijeti boljim odnosima. Ističem da je hrvatska EPP delegacija uložila niz amandmana na izvješće o napretku Srbije kao one koji požuruju Srbiju da efikasnije uspostave suradnju dostave podataka radi brzog pronalaska nestalih osoba iz Domovinskog rata. Također, u tekst izvješća ušao je poziv srbijanskim vlastima za otvaranje arhiva JNA i otvaranje i pristup arhivu UDBA-e radi utvrđivanja istine o prošlosti i tragičnim događajima. Očekujem da će srpske vlasti sukladno tekstu izvješća implementirati bilateralne sporazume koji ih obvezuju na zastupljenost Hrvata u Narodnoj skupštini Srbije s obzirom na loš status nacionalnih manjina u Vojvodini među kojima su i brojni Hrvati. Postoje još uvijek brojna pitanja od povrata otuđenih kulturnih dobara preko spornog zakona o univerzalnoj jurisdikciji Srbije do granice na Dunavu, stoga ćemo i ubuduće artikulirati ključna pitanja nastala za vrijeme srpske agresije na Hrvatsku s ciljem uspostave boljih susjedskih odnosa i pomirenja. A od toga je najvažnije prihvaćanje amandmana koji pozivaju Srbiju na preispitivanje Zakona o nadležnosti za ratne zločine počinjene na teritoriju bivše Jugoslavije.</text:p>
          </table:table-cell>
        </table:table-row>
        <table:table-row table:style-name="ro1">
          <table:table-cell office:value-type="string" calcext:value-type="string">
            <text:p>http://www.europarl.europa.eu/doceo/document/CRE-8-2015-03-11-INT-3-365-962_HR.html</text:p>
          </table:table-cell>
          <table:table-cell office:value-type="string" calcext:value-type="string">
            <text:p><text:s/>The European integration process of Kosovo (B8-0214/2015) HR </text:p>
          </table:table-cell>
          <table:table-cell office:value-type="string" calcext:value-type="string">
            <text:p>11-03-2015</text:p>
          </table:table-cell>
          <table:table-cell table:formula="of:=DATE(VALUE(MID([.C687]; 7; 4)); VALUE(MID([.C687]; 4; 2)); VALUE(MID([.C687]; 1; 2)))" office:value-type="date" office:date-value="2015-03-11" calcext:value-type="date">
            <text:p>03/11/15</text:p>
          </table:table-cell>
          <table:table-cell office:value-type="string" calcext:value-type="string">
            <text:p>  Dubravka Šuica (PPE), <text:s text:c="2"/>napisan. – Pozdravljam okončanje šestomjesečnog političkog zastoja koji je uslijedio nakon izbora te sazivanje Skupštine i imenovanje nove vlade. Potičem novu vladu da se posveti rješavanju prioritetnih pitanja, mjerama za jačanje i potvrđivanje vladavine prava, utvrđivanjem modela pravosuđa utemeljenog na načelima neovisnosti, stručnosti i učinkovitosti, te sustavnu i djelotvornu borbu protiv korupcije i organiziranog kriminala na svim razinama. Dok na Kosovu traju politička previranja i ulični prosvjedi zbog siromaštva, nezaposlenosti i korupcije, prema dostupnim podacima, mjesečno 20-ak tisuća ljudi napusti tu državu u potrazi za boljim životom u nekoj od zapadnih članica Europske unije, a veliki broj njih ulazi u Europsku uniju ilegalno. Zato pozivam vlasti Srbije i Kosova da donesu sporazume o suradnji čime bi se kontrolirale i razbile zločinačke mreže koje nadziru, iskorištavaju i krijumčare migrante s Kosova preko Srbije prema EU-u. Također, podržavam angažman Kosova u borbi protiv terorizma s obzirom na izmjene kosovskog kaznenog zakona da se poduzmu oštre mjere protiv stranih boraca i radnje koje su poduzele vlasti kako bi se u ruke pravde predale osobe koje su uključene u regrutiranje mladih ljudi za pristup ekstremističkim skupinama.</text:p>
          </table:table-cell>
        </table:table-row>
        <table:table-row table:style-name="ro1">
          <table:table-cell office:value-type="string" calcext:value-type="string">
            <text:p>http://www.europarl.europa.eu/doceo/document/CRE-8-2015-03-11-INT-3-378-007_HR.html</text:p>
          </table:table-cell>
          <table:table-cell office:value-type="string" calcext:value-type="string">
            <text:p><text:s/>European Semester for economic policy coordination: employment and social aspects in the Annual Growth Survey 2015 (A8-0043/2015 - Sergio Gutiérrez Prieto) HR </text:p>
          </table:table-cell>
          <table:table-cell office:value-type="string" calcext:value-type="string">
            <text:p>11-03-2015</text:p>
          </table:table-cell>
          <table:table-cell table:formula="of:=DATE(VALUE(MID([.C688]; 7; 4)); VALUE(MID([.C688]; 4; 2)); VALUE(MID([.C688]; 1; 2)))" office:value-type="date" office:date-value="2015-03-11" calcext:value-type="date">
            <text:p>03/11/15</text:p>
          </table:table-cell>
          <table:table-cell office:value-type="string" calcext:value-type="string">
            <text:p>  Dubravka Šuica (PPE), <text:s text:c="2"/>napisan. – Europa mora biti predana modelu socijalnoga tržišnoga gospodarstva, kojim se jamči održivi rast kako bi se sljedećoj generaciji umjesto dugova osigurala radna mjesta. Pozdravljam integrirani pristup Komisije rastu koji se temeljni na tri glavna stupa: planu ulaganja za Europu, strukturnim reformama i fiskalnoj odgovornosti. Pozivamo na ambicioznu, ekspanzivnu gospodarsku i fiskalnu politiku, u okviru postojećih pravila Pakta o stabilnosti i rastu, kojom će se potaknuti pametan, održiv i uključiv rast te stvaranje kvalitetnih radnih mjesta. Zato sam podržala ovo izvješće.</text:p>
          </table:table-cell>
        </table:table-row>
        <table:table-row table:style-name="ro1">
          <table:table-cell office:value-type="string" calcext:value-type="string">
            <text:p>http://www.europarl.europa.eu/doceo/document/CRE-8-2015-03-11-INT-3-378-492_HR.html</text:p>
          </table:table-cell>
          <table:table-cell office:value-type="string" calcext:value-type="string">
            <text:p><text:s/>Single market governance within the European Semester 2015 (A8-0018/2015 - Ildikó Gáll-Pelcz) HR </text:p>
          </table:table-cell>
          <table:table-cell office:value-type="string" calcext:value-type="string">
            <text:p>11-03-2015</text:p>
          </table:table-cell>
          <table:table-cell table:formula="of:=DATE(VALUE(MID([.C689]; 7; 4)); VALUE(MID([.C689]; 4; 2)); VALUE(MID([.C689]; 1; 2)))" office:value-type="date" office:date-value="2015-03-11" calcext:value-type="date">
            <text:p>03/11/15</text:p>
          </table:table-cell>
          <table:table-cell office:value-type="string" calcext:value-type="string">
            <text:p>  Dubravka Šuica (PPE), <text:s text:c="2"/>napisan. – Potrebno je ojačati upravljanje jedinstvenim tržištem u okviru Europskog semestra kao horizontalnog prioriteta različitih politika Unije, održavajući potrebnu ravnotežu između gospodarske, društvene i dimenzije okoliša, te poboljšati kvalitetu prijenosa u nacionalna zakonodavstva, provedbe i primjene pravila kojima je jedinstveno tržište uređeno kako bi bilo praktično i ekonomski funkcionalno. Nužna je veća usmjerenost na jedinstveno tržište u okviru Europskog semestra s ciljem boljeg iskorištavanja njegovih mogućnosti rasta i zapošljavanja, bolje komunikacije o pozitivnim učincima kako bi građani i poslovni subjekti u potpunosti mogli iskoristiti njegove prednosti. Zato sam podržala ovo izvješće.</text:p>
          </table:table-cell>
        </table:table-row>
        <table:table-row table:style-name="ro1">
          <table:table-cell office:value-type="string" calcext:value-type="string">
            <text:p>http://www.europarl.europa.eu/doceo/document/CRE-8-2015-03-11-INT-3-378-621_HR.html</text:p>
          </table:table-cell>
          <table:table-cell office:value-type="string" calcext:value-type="string">
            <text:p><text:s/>European Semester for economic policy coordination: Annual Growth Survey 2015 (A8-0037/2015 - Dariusz Rosati) HR </text:p>
          </table:table-cell>
          <table:table-cell office:value-type="string" calcext:value-type="string">
            <text:p>11-03-2015</text:p>
          </table:table-cell>
          <table:table-cell table:formula="of:=DATE(VALUE(MID([.C690]; 7; 4)); VALUE(MID([.C690]; 4; 2)); VALUE(MID([.C690]; 1; 2)))" office:value-type="date" office:date-value="2015-03-11" calcext:value-type="date">
            <text:p>03/11/15</text:p>
          </table:table-cell>
          <table:table-cell office:value-type="string" calcext:value-type="string">
            <text:p>  Dubravka Šuica (PPE), <text:s text:c="2"/>napisan. – Komisijin Godišnji pregled rasta 2015. nastoji promicati povratak višim razinama rasta i ojačati oporavak podržavajući pristup utemeljen na trima glavnim stupovima (jačanju investicija, ubrzanju strukturnih reformi i vođenju odgovorne fiskalne konsolidacije koja pogoduje rastu) smatrajući to pravim načinom za postizanje tih ciljeva. Ističem da se problem investicijskog jaza može riješiti ciljanim javnim ulaganjima i većim ulaganjima u privatna poduzeća i u europska poduzeća. </text:p>
          </table:table-cell>
        </table:table-row>
        <table:table-row table:style-name="ro1">
          <table:table-cell office:value-type="string" calcext:value-type="string">
            <text:p>http://www.europarl.europa.eu/doceo/document/CRE-8-2015-03-11-INT-3-380-550_HR.html</text:p>
          </table:table-cell>
          <table:table-cell office:value-type="string" calcext:value-type="string">
            <text:p><text:s/>Fight against child sexual abuse on the Internet (RC-B8-0217/2015, B8-0217/2015, B8-0218/2015, B8-0219/2015, B8-0220/2015, B8-0226/2015, B8-0227/2015) HR </text:p>
          </table:table-cell>
          <table:table-cell office:value-type="string" calcext:value-type="string">
            <text:p>11-03-2015</text:p>
          </table:table-cell>
          <table:table-cell table:formula="of:=DATE(VALUE(MID([.C691]; 7; 4)); VALUE(MID([.C691]; 4; 2)); VALUE(MID([.C691]; 1; 2)))" office:value-type="date" office:date-value="2015-03-11" calcext:value-type="date">
            <text:p>03/11/15</text:p>
          </table:table-cell>
          <table:table-cell office:value-type="string" calcext:value-type="string">
            <text:p>  Dubravka Šuica (PPE), <text:s text:c="2"/>napisan. – Broj djece koja su putem interneta primila neželjene zahtjeve i prijedloge seksualne prirode raste zastrašujućom brzinom te tako slijedi alarmantne trendove zlostavljanja. Potrebno je na vrijeme osuditi seksualno zlostavljanje i iskorištavanje djece jer smo svjedoci današnjeg vremena i brzine kojom se ovakve stvari odvijaju. Posebno je nužno obratiti pažnju i zaštiti zemlje u razvoju u kojima je ipak internet manje zastupljen nego u zapadnim zemljama. Ustrajanje na točnom popisu kaznenih djela, određivanju minimalnih kazni, edukaciji te osiguravanju protoka informacija i kriminalnih dosjea od presudne je važnosti pri podizanju svijesti o važnosti ovog problema. Nama je važno zaštiti djecu na internetu i provesti aktivnu prevenciju, a žrtvama pružiti pouzdan zakonodavni okvir za pronalazak, identificiranje i kažnjavanje počinitelja. Djeca su naša budućnost, ranjiva i ovisna o nama te moramo imati punu odgovornost da ih zaštitimo i stoga glasujući za pridružujem ovoj inicijativi.</text:p>
          </table:table-cell>
        </table:table-row>
        <table:table-row table:style-name="ro1">
          <table:table-cell office:value-type="string" calcext:value-type="string">
            <text:p>http://www.europarl.europa.eu/doceo/document/CRE-8-2015-03-11-INT-3-595-750_HR.html</text:p>
          </table:table-cell>
          <table:table-cell office:value-type="string" calcext:value-type="string">
            <text:p><text:s/>Annual report from the High Representative of the European Union for Foreign Affairs and Security Policy to the European Parliament (debate) HR </text:p>
          </table:table-cell>
          <table:table-cell office:value-type="string" calcext:value-type="string">
            <text:p>11-03-2015</text:p>
          </table:table-cell>
          <table:table-cell table:formula="of:=DATE(VALUE(MID([.C692]; 7; 4)); VALUE(MID([.C692]; 4; 2)); VALUE(MID([.C692]; 1; 2)))" office:value-type="date" office:date-value="2015-03-11" calcext:value-type="date">
            <text:p>03/11/15</text:p>
          </table:table-cell>
          <table:table-cell office:value-type="string" calcext:value-type="string">
            <text:p>  Dubravka Šuica (PPE), <text:s text:c="2"/>napisan. – Nakon rasplamsavanja sukoba u Ukrajini sigurnosno okruženje Europske unije se značajno pogoršalo, dok su odnosi između Bruxellesa i Moskve na najnižoj razini još od kraja Hladnog rata. Nakon terorističkih napada u Parizu na redakciju satiričkog magazina Charlie Hebdo sigurnosno pitanje je visoko na dnevnom redu EU-a s obzirom da smo dužni građanima osigurati visoku razinu sigurnosti unutar prostora slobode, sigurnosti i pravde, a da bi to postigli potrebne su odgovarajuće reforme. Smatram kako je krajnje vrijeme da se Europa ponovno ujedini, ali ovaj put na temelju bolje suradnje među nacionalnim vlastima, obavještajnim službama, ovdje mislim na Direktivu o razmjeni podataka o putnicima u zračnom prometu koja će omogućiti nesmetanu razmjenu privatnih podataka o putnicima u zrakoplovu koji slijeću ili polijeću bilo kamo u EU. Vanjska i sigurnosna politika Unije treba prije svega biti u funkciji očuvanja temeljnih europskih vrijednosti i interesa s ciljem jačanja političkog i pravnog poretka što će doprinijeti očuvanju mira i stabilnosti te sigurnosti građana. Unija mora u svakom trenutku biti spremna efikasno odgovoriti prijetnjama poput terorizma i trgovanjem oružjem, drogom i ljudima, a za to je potrebno poboljšati pojedine unutarnje strukture, ali i stvarati partnerstva s tzv. trećim zemljama. </text:p>
          </table:table-cell>
        </table:table-row>
        <table:table-row table:style-name="ro1">
          <table:table-cell office:value-type="string" calcext:value-type="string">
            <text:p>http://www.europarl.europa.eu/doceo/document/CRE-8-2015-03-12-INT-4-033-000_HR.html</text:p>
          </table:table-cell>
          <table:table-cell office:value-type="string" calcext:value-type="string">
            <text:p><text:s/>Sustainable exploitation of sea bass (debate) HR </text:p>
          </table:table-cell>
          <table:table-cell office:value-type="string" calcext:value-type="string">
            <text:p>12-03-2015</text:p>
          </table:table-cell>
          <table:table-cell table:formula="of:=DATE(VALUE(MID([.C693]; 7; 4)); VALUE(MID([.C693]; 4; 2)); VALUE(MID([.C693]; 1; 2)))" office:value-type="date" office:date-value="2015-03-12" calcext:value-type="date">
            <text:p>03/12/15</text:p>
          </table:table-cell>
          <table:table-cell office:value-type="string" calcext:value-type="string">
            <text:p>  Dubravka Šuica (PPE). <text:s text:c="2"/>– Gospodine predsjedniče, želim zahvaliti gospodinu Cadecu na ovoj rezoluciji, međutim, mene posebno zanima rekreacijski ribolov posebno točke 3. i 7. vaše rezolucije. </text:p>
          </table:table-cell>
        </table:table-row>
        <table:table-row table:style-name="ro1">
          <table:table-cell office:value-type="string" calcext:value-type="string">
            <text:p>http://www.europarl.europa.eu/doceo/document/CRE-8-2015-03-12-INT-4-266-500_HR.html</text:p>
          </table:table-cell>
          <table:table-cell office:value-type="string" calcext:value-type="string">
            <text:p><text:s/>Murder of the Russian opposition leader Boris Nemtsov and the state of democracy in Russia (RC-B8-0239/2015, B8-0239/2015, B8-0247/2015, B8-0248/2015, B8-0250/2015, B8-0251/2015, B8-0252/2015) HR </text:p>
          </table:table-cell>
          <table:table-cell office:value-type="string" calcext:value-type="string">
            <text:p>12-03-2015</text:p>
          </table:table-cell>
          <table:table-cell table:formula="of:=DATE(VALUE(MID([.C694]; 7; 4)); VALUE(MID([.C694]; 4; 2)); VALUE(MID([.C694]; 1; 2)))" office:value-type="date" office:date-value="2015-03-12" calcext:value-type="date">
            <text:p>03/12/15</text:p>
          </table:table-cell>
          <table:table-cell office:value-type="string" calcext:value-type="string">
            <text:p>  Dubravka Šuica (PPE), <text:s text:c="2"/>napisan. ‒ Podržavam ovu rezoluciju i strogo osuđujem ubojstvo Borisa Njemcova jer se radi o napadu na slobodu govora, ali i napadu na sva ona načela koja mi u Europskoj uniji držimo za temeljna. Mi moramo postupiti po savjesti te poduzeti sve što je potrebno kako bi se provela temeljita međunarodna istraga. To nije interes samo nas u Europskoj uniji nego i svih građana Rusije pogotovo jer vidimo da su u posljednjih nekoliko godina njihova prava ozbiljno narušena. Također smatram važnim pružiti potporu i iskazati solidarnost ruskim demokratima i njihovim nastojanjima u stvaranju dostojanstvene i na pravim vrijednostima temeljene Rusije.</text:p>
          </table:table-cell>
        </table:table-row>
        <table:table-row table:style-name="ro1">
          <table:table-cell office:value-type="string" calcext:value-type="string">
            <text:p>http://www.europarl.europa.eu/doceo/document/CRE-8-2015-03-12-INT-4-308-500_HR.html</text:p>
          </table:table-cell>
          <table:table-cell office:value-type="string" calcext:value-type="string">
            <text:p><text:s/>Annual report from the High Representative of the European Union for Foreign Affairs and Security Policy to the European Parliament (A8-0039/2015 - Elmar Brok) HR </text:p>
          </table:table-cell>
          <table:table-cell office:value-type="string" calcext:value-type="string">
            <text:p>12-03-2015</text:p>
          </table:table-cell>
          <table:table-cell table:formula="of:=DATE(VALUE(MID([.C695]; 7; 4)); VALUE(MID([.C695]; 4; 2)); VALUE(MID([.C695]; 1; 2)))" office:value-type="date" office:date-value="2015-03-12" calcext:value-type="date">
            <text:p>03/12/15</text:p>
          </table:table-cell>
          <table:table-cell office:value-type="string" calcext:value-type="string">
            <text:p>  Dubravka Šuica (PPE), <text:s text:c="2"/>napisan. – Sigurnosno okruženje oko EU-a se dramatično pogoršalo, posebice u njegovu neposrednom susjedstvu, gdje se suočavamo s dosad najvećim izazovom od početka procesa europske integracije. Izvješće upozorava na promjene koje se trenutačno događaju na svjetskoj političkoj sceni. Prioriteti vanjske i sigurnosne politike EU-a su zaštititi europske vrijednosti i interese i ojačati politički i pravni poredak u Europi te tako ponovno uspostaviti i očuvati mir i stabilnost i poboljšati doprinos EU-a teritorijalnoj obrani njegovih država članica i sigurnosti njegovih građana jačanjem njegove sposobnosti da se obrani od prijetnji s kojima se suočava, uključujući terorizam i trgovanje oružjem, drogom i ljudima te poboljšati unutarnje strukture i radne metode EU-a radi jačanja njegove otpornosti i ostvarivanja njegova punog potencijala na svjetskoj sceni. </text:p>
          </table:table-cell>
        </table:table-row>
        <table:table-row table:style-name="ro1">
          <table:table-cell office:value-type="string" calcext:value-type="string">
            <text:p>http://www.europarl.europa.eu/doceo/document/CRE-8-2015-03-12-INT-4-359-968_HR.html</text:p>
          </table:table-cell>
          <table:table-cell office:value-type="string" calcext:value-type="string">
            <text:p><text:s/>Annual report on human rights and democracy in the world 2013 and the EU policy on the matter (A8-0023/2015 - Pier Antonio Panzeri) HR </text:p>
          </table:table-cell>
          <table:table-cell office:value-type="string" calcext:value-type="string">
            <text:p>12-03-2015</text:p>
          </table:table-cell>
          <table:table-cell table:formula="of:=DATE(VALUE(MID([.C696]; 7; 4)); VALUE(MID([.C696]; 4; 2)); VALUE(MID([.C696]; 1; 2)))" office:value-type="date" office:date-value="2015-03-12" calcext:value-type="date">
            <text:p>03/12/15</text:p>
          </table:table-cell>
          <table:table-cell office:value-type="string" calcext:value-type="string">
            <text:p>  Dubravka Šuica (PPE), <text:s text:c="2"/>napisan. ‒ Izvješće o godišnjem izvješću o ljudskim pravima i demokraciji u svijetu za 2013. Piera Antonia Panzerija usvojeno je prvotno u Odboru za vanjske poslove čemu je prethodila žustra polemika s obzirom na ugrožena načela supsidijarnosti, temeljnog principa funkcioniranja Europske unije. </text:p>
          </table:table-cell>
        </table:table-row>
        <table:table-row table:style-name="ro1">
          <table:table-cell office:value-type="string" calcext:value-type="string">
            <text:p>http://www.europarl.europa.eu/doceo/document/CRE-8-2015-03-12-INT-4-433-000_HR.html</text:p>
          </table:table-cell>
          <table:table-cell office:value-type="string" calcext:value-type="string">
            <text:p><text:s/>Sustainable exploitation of sea bass (B8-0235/2015) HR </text:p>
          </table:table-cell>
          <table:table-cell office:value-type="string" calcext:value-type="string">
            <text:p>12-03-2015</text:p>
          </table:table-cell>
          <table:table-cell table:formula="of:=DATE(VALUE(MID([.C697]; 7; 4)); VALUE(MID([.C697]; 4; 2)); VALUE(MID([.C697]; 1; 2)))" office:value-type="date" office:date-value="2015-03-12" calcext:value-type="date">
            <text:p>03/12/15</text:p>
          </table:table-cell>
          <table:table-cell office:value-type="string" calcext:value-type="string">
            <text:p>  Dubravka Šuica (PPE), <text:s text:c="2"/>napisan. – Danas brojna znanstvena istraživanja pokazuju kako je status stokova brancina zabrinjavajući, bez obzira na ranije poduzete mjere Komisije, a za oporavak veličine populacije brancina potrebno je dugo razdoblje zbog činjenice da je stopa smrtnosti i dalje vrlo visoka te da je riječ o vrsti koja kasno sazrijeva i sporo raste. </text:p>
          </table:table-cell>
        </table:table-row>
        <table:table-row table:style-name="ro1">
          <table:table-cell office:value-type="string" calcext:value-type="string">
            <text:p>http://www.europarl.europa.eu/doceo/document/CRE-8-2015-03-12-INT-4-462-875_HR.html</text:p>
          </table:table-cell>
          <table:table-cell office:value-type="string" calcext:value-type="string">
            <text:p><text:s/>28th session of the UNHRC (RC-B8-0228/2015, B8-0228/2015, B8-0229/2015, B8-0230/2015, B8-0231/2015, B8-0232/2015, B8-0233/2015, B8-0234/2015) HR </text:p>
          </table:table-cell>
          <table:table-cell office:value-type="string" calcext:value-type="string">
            <text:p>12-03-2015</text:p>
          </table:table-cell>
          <table:table-cell table:formula="of:=DATE(VALUE(MID([.C698]; 7; 4)); VALUE(MID([.C698]; 4; 2)); VALUE(MID([.C698]; 1; 2)))" office:value-type="date" office:date-value="2015-03-12" calcext:value-type="date">
            <text:p>03/12/15</text:p>
          </table:table-cell>
          <table:table-cell office:value-type="string" calcext:value-type="string">
            <text:p>  Dubravka Šuica (PPE), <text:s text:c="2"/>napisan. ‒ Iskazujem zadovoljstvo ovim prijedlogom jer je očito kako je Vijeće UN-a za ljudska prava jedan od najvažnijih čimbenika u zaštiti i promicanju univerzalnosti ljudskih prava. Sve države obvezne su poštovati temeljna prava svojeg stanovništva i dužne poduzimati konkretne mjere, da bi pružile jamstvo za zaštitu ljudskih prava trebaju prije svega pružiti zaštitu unutar svojih granica. </text:p>
          </table:table-cell>
        </table:table-row>
        <table:table-row table:style-name="ro1">
          <table:table-cell office:value-type="string" calcext:value-type="string">
            <text:p>http://www.europarl.europa.eu/doceo/document/CRE-8-2015-03-12-INT-4-494-500_HR.html</text:p>
          </table:table-cell>
          <table:table-cell office:value-type="string" calcext:value-type="string">
            <text:p><text:s/>Situation in Venezuela (RC-B8-0236/2015, B8-0236/2015, B8-0237/2015, B8-0238/2015, B8-0243/2015, B8-0244/2015, B8-0245/2015, B8-0246/2015) HR </text:p>
          </table:table-cell>
          <table:table-cell office:value-type="string" calcext:value-type="string">
            <text:p>12-03-2015</text:p>
          </table:table-cell>
          <table:table-cell table:formula="of:=DATE(VALUE(MID([.C699]; 7; 4)); VALUE(MID([.C699]; 4; 2)); VALUE(MID([.C699]; 1; 2)))" office:value-type="date" office:date-value="2015-03-12" calcext:value-type="date">
            <text:p>03/12/15</text:p>
          </table:table-cell>
          <table:table-cell office:value-type="string" calcext:value-type="string">
            <text:p>  Dubravka Šuica (PPE), <text:s text:c="2"/>napisan. ‒ Smatram da je potrebno što prije zaustaviti politički progon i represiju demokratske oporbe u Venezueli jer je nedopustivo da se ponove slučajevi poput zatvaranja Antonija Ledezmua i odvođenja u vojni zatvor (dvaput demokratski izabranog gradonačelnika metropolskog okruga Caracasa i jednog od vođa oporbe koji je zatvoren bez naloga za uhićenje i bilo kakvog konkretnog dokaza), a upitna je i izjava samog predsjednika na nacionalnoj radioteleviziji u kojoj je izjavio da je osujetio plan kojemu je navodno bio cilj srušiti njegovu vladu. Vlast treba podsjetiti da bez oporbe nema demokratskog društva. Potrebno ih je upozoriti da se pridržavaju vlastitog Ustava budući da su suci Vrhovnog suda otvoreno odbacili načelo podjele vlasti. Zabrinjavajući su navodi lokalnih i međunarodnih organizacija prema kojima jednu godinu poslije mirnih prosvjeda više od 1 700 prosvjednika čeka suđenje, više od 69 ih je i dalje zatvoreno, a najmanje 40 osoba je ubijeno u prosvjedima dok njihove ubojice još ne snose odgovornost. S obzirom na alarmantnost situacije u Venezueli podržala sam Rezoluciju s ciljem što skorijeg rješenja situacije.</text:p>
          </table:table-cell>
        </table:table-row>
        <table:table-row table:style-name="ro1">
          <table:table-cell office:value-type="string" calcext:value-type="string">
            <text:p>http://www.europarl.europa.eu/doceo/document/CRE-8-2015-03-25-INT-1-104-000_HR.html</text:p>
          </table:table-cell>
          <table:table-cell office:value-type="string" calcext:value-type="string">
            <text:p><text:s/>Conclusions of the European Council meeting (19-20 March 2015) (debate) HR </text:p>
          </table:table-cell>
          <table:table-cell office:value-type="string" calcext:value-type="string">
            <text:p>25-03-2015</text:p>
          </table:table-cell>
          <table:table-cell table:formula="of:=DATE(VALUE(MID([.C700]; 7; 4)); VALUE(MID([.C700]; 4; 2)); VALUE(MID([.C700]; 1; 2)))" office:value-type="date" office:date-value="2015-03-25" calcext:value-type="date">
            <text:p>03/25/15</text:p>
          </table:table-cell>
          <table:table-cell office:value-type="string" calcext:value-type="string">
            <text:p>  Dubravka Šuica (PPE). <text:s text:c="2"/>– Gospodine predsjedniče, vidimo da se proljetni samit bavio mnogim temama, i to od TTIP-a, energetske unije, Libije, Tunisa, Ukrajine. Mnoge teme su bile nezaobilazne i na dnevnom redu, no ipak ste se posvetili jednoj temi, a to je energetska unija i dobra je praksa da se posvećujete uglavnom jednoj temi. </text:p>
          </table:table-cell>
        </table:table-row>
        <table:table-row table:style-name="ro1">
          <table:table-cell office:value-type="string" calcext:value-type="string">
            <text:p>http://www.europarl.europa.eu/doceo/document/CRE-8-2015-03-25-INT-1-162-250_HR.html</text:p>
          </table:table-cell>
          <table:table-cell office:value-type="string" calcext:value-type="string">
            <text:p><text:s/>Annual Tax report - Decision adopted on the Tax Transparency policy (debate) HR </text:p>
          </table:table-cell>
          <table:table-cell office:value-type="string" calcext:value-type="string">
            <text:p>25-03-2015</text:p>
          </table:table-cell>
          <table:table-cell table:formula="of:=DATE(VALUE(MID([.C701]; 7; 4)); VALUE(MID([.C701]; 4; 2)); VALUE(MID([.C701]; 1; 2)))" office:value-type="date" office:date-value="2015-03-25" calcext:value-type="date">
            <text:p>03/25/15</text:p>
          </table:table-cell>
          <table:table-cell office:value-type="string" calcext:value-type="string">
            <text:p>  Dubravka Šuica (PPE), <text:s text:c="2"/>napisan. – Transparentnost je jedna od temeljnih principa funkcioniranja Europske unije koja mora biti podjednako zastupljena u svim segmentima funkcioniranja Unije, a u tom smislu posebno ističem financijsko poslovanje. Zato me raduje da konačno razgovaramo o neusklađenosti poreznih politika u članicama EU-a, kao i o poreznoj evaziji. Činjenice da se mnoge odredbe ne tumače u duhu zakona te da se izbjegava plaćanje obveza ukazuju na nužnost mijenjanja politike porezne transparentnosti. Takvi postupci nisu nezakoniti jer su različite prirode od klasične utaje poreza, no ipak, ako je neki postupak u skladu sa zakonom ne znači nužno da je i moralan. Stoga ohrabruje da Komisija intenzivira napore u rješavanju ovog problema i da stvari ne prepušta slučaju jer porezna transparentnost je ključni element za njegovo rješenje. Porezna evazija i izbjegavanje poreza uz korupciju predstavljaju većinu ne naplaćenih potraživanja država članica što su prepoznali i Parlament i Vijeće. Stoga je važno donijeti, a još važnije provesti učinkovite mjere za povećanje porezne transparentnosti u području oporezivanja. Paket porezne transparentnosti prvi je korak ka generiranju većih prihoda u proračunu čime će se otvoriti prostor za alokaciju tih sredstava za rješavanje gospodarskih i socijalnih problema u EU-u, koji su u ovom trenutku prioritet. </text:p>
          </table:table-cell>
        </table:table-row>
        <table:table-row table:style-name="ro1">
          <table:table-cell office:value-type="string" calcext:value-type="string">
            <text:p>http://www.europarl.europa.eu/doceo/document/CRE-8-2015-03-25-INT-1-434-500_HR.html</text:p>
          </table:table-cell>
          <table:table-cell office:value-type="string" calcext:value-type="string">
            <text:p><text:s/>Mobilisation of the European Globalisation Adjustment Fund: application EGF/2014/018 GR/Attica Broadcasting (A8-0050/2015 - Georgios Kyrtsos) HR </text:p>
          </table:table-cell>
          <table:table-cell office:value-type="string" calcext:value-type="string">
            <text:p>25-03-2015</text:p>
          </table:table-cell>
          <table:table-cell table:formula="of:=DATE(VALUE(MID([.C702]; 7; 4)); VALUE(MID([.C702]; 4; 2)); VALUE(MID([.C702]; 1; 2)))" office:value-type="date" office:date-value="2015-03-25" calcext:value-type="date">
            <text:p>03/25/15</text:p>
          </table:table-cell>
          <table:table-cell office:value-type="string" calcext:value-type="string">
            <text:p>  Dubravka Šuica (PPE), <text:s text:c="2"/>napisan. – Budući da je Europski fond za prilagodbu globalizaciji osnovan upravo s ciljem pružanja potpore otpuštenim radnicima i samozaposlenima koji su pogođeni velikim ekonomskim promjenama vođenih globalizacijom, slažem se s izvješćem te pozdravljam odluku da se usvoji zahtjev Grčke. Naime, Grčka je podnijela zahtjev za financijskim sredstvima iz EGF-a slijedom otpuštanja 928 radnika u čak 16 poduzeća u regiji Atici koja u odnosu na druge regije u Grčkoj već bilježi ukupno najveći broj nezaposlenih. Pozitivno je za istaknuti kako je Grčka i prije donošenja odluke o odobravanju sredstava iz EGF-a poduzela potrebne korake kako bi pomogla radnicima i profesionalno ih usmjerila, a ovim sredstvima to će biti olakšano omogućiti, također je vrlo dobro što će značajan iznos sredstava biti usmjeren na pružanje podrške novoosnovanim poduzećima u obliku poticaja za samozapošljavanje. Podržavam već poduzete korake i izražavam nadu da će ovakve aktivne mjere dovesti do trajnog, dugoročnog zaposlenja koje predstavlja važan faktor u oporavku svake ekonomije.</text:p>
          </table:table-cell>
        </table:table-row>
        <table:table-row table:style-name="ro1">
          <table:table-cell office:value-type="string" calcext:value-type="string">
            <text:p>http://www.europarl.europa.eu/doceo/document/CRE-8-2015-03-25-INT-1-463-500_HR.html</text:p>
          </table:table-cell>
          <table:table-cell office:value-type="string" calcext:value-type="string">
            <text:p><text:s/>Mobilisation of the European Globalisation Adjustment Fund: application EGF/2014/015 GR/Attica Publishing activities (A8-0051/2015 - Lefteris Christoforou) HR </text:p>
          </table:table-cell>
          <table:table-cell office:value-type="string" calcext:value-type="string">
            <text:p>25-03-2015</text:p>
          </table:table-cell>
          <table:table-cell table:formula="of:=DATE(VALUE(MID([.C703]; 7; 4)); VALUE(MID([.C703]; 4; 2)); VALUE(MID([.C703]; 1; 2)))" office:value-type="date" office:date-value="2015-03-25" calcext:value-type="date">
            <text:p>03/25/15</text:p>
          </table:table-cell>
          <table:table-cell office:value-type="string" calcext:value-type="string">
            <text:p>  Dubravka Šuica (PPE), <text:s text:c="2"/>napisan. – Pozdravljam činjenicu da su grčke vlasti odlučile početi s pružanjem usluga koje će se prilagoditi radnicima prije nego se odobre sredstva iz EGF-a. Otpuštanja kao posljedica sveprisutne krize su izazvala i smanjenje potrošnje kao i otpuštanja u sektorima izdavaštva budući da se najprije eliminiraju rashodi koji nisu nužni za život. Pozdravljam činjenicu da će otpušteni radnici u Attici sudjelovati u potporama iz EGF-a. Važno je uvesti prilagođene programe osposobljavanja uz priznavanja sposobnosti i vještina koje je radnik usvojio tijekom karijere. Pozdravljam činjenicu da će se radnicima ponuditi personalizirano savjetovanje u vezi s budućim zapošljavanjem. Želim naglasiti da bi trebalo sufinancirati one mjere koje potiču dugoročno zaposlenje. Iz svih gore navedenih razloga podržavam ovo izvješće.</text:p>
          </table:table-cell>
        </table:table-row>
        <table:table-row table:style-name="ro1">
          <table:table-cell office:value-type="string" calcext:value-type="string">
            <text:p>http://www.europarl.europa.eu/doceo/document/CRE-8-2015-03-25-INT-1-472-952_HR.html</text:p>
          </table:table-cell>
          <table:table-cell office:value-type="string" calcext:value-type="string">
            <text:p><text:s/>Request for waiver of the immunity of António Marinho e Pinto (A8-0062/2015 - Kostas Chrysogonos) HR </text:p>
          </table:table-cell>
          <table:table-cell office:value-type="string" calcext:value-type="string">
            <text:p>25-03-2015</text:p>
          </table:table-cell>
          <table:table-cell table:formula="of:=DATE(VALUE(MID([.C704]; 7; 4)); VALUE(MID([.C704]; 4; 2)); VALUE(MID([.C704]; 1; 2)))" office:value-type="date" office:date-value="2015-03-25" calcext:value-type="date">
            <text:p>03/25/15</text:p>
          </table:table-cell>
          <table:table-cell office:value-type="string" calcext:value-type="string">
            <text:p>  Dubravka Šuica (PPE), <text:s text:c="2"/>napisan. ‒ Budući da je 8. listopada 2014. dr. Rodrigo Pereira da Costa, sudac Okružnog suda u Coimbri, proslijedio zahtjev Europskom parlamentu kojim traži ukidanje zastupničkog imuniteta zastupniku Antóniju Marinhu e Pintu vezano za optužbu za klevetu bivših dužnosnika portugalske Odvjetničke komore, podržavam odluku Europskog parlamenta da se kolegi zastupniku ukine imunitet jer smatram da je u duhu Europske Unije iskazati poštovanje i dobru vjeru prema svim zakonodavnim i pravnim institucijama, te vjerujem da i na ovaj način iskazujemo povjerenje u pravosudne sustave država članica.</text:p>
          </table:table-cell>
        </table:table-row>
        <table:table-row table:style-name="ro1">
          <table:table-cell office:value-type="string" calcext:value-type="string">
            <text:p>http://www.europarl.europa.eu/doceo/document/CRE-8-2015-03-25-INT-1-507-500_HR.html</text:p>
          </table:table-cell>
          <table:table-cell office:value-type="string" calcext:value-type="string">
            <text:p><text:s/>Mobilisation of the European Globalisation Adjustment Fund: application EGF/2014/016 IE/Lufthansa Technik (A8-0052/2015 - Victor Negrescu) HR </text:p>
          </table:table-cell>
          <table:table-cell office:value-type="string" calcext:value-type="string">
            <text:p>25-03-2015</text:p>
          </table:table-cell>
          <table:table-cell table:formula="of:=DATE(VALUE(MID([.C705]; 7; 4)); VALUE(MID([.C705]; 4; 2)); VALUE(MID([.C705]; 1; 2)))" office:value-type="date" office:date-value="2015-03-25" calcext:value-type="date">
            <text:p>03/25/15</text:p>
          </table:table-cell>
          <table:table-cell office:value-type="string" calcext:value-type="string">
            <text:p>  Dubravka Šuica (PPE), <text:s text:c="2"/>napisan. – Zatvaranjem poduzeća Lufthansa Technik Airmotive Ireland Ltd, koje je rezultat velike promjene u trgovini robom i uslugama u Uniji uslijed tehnološkog pomaka u proizvodnji, došlo je do otpuštanja velikog broja radnika koji posjeduje vrlo specifične vještine teško primjenjive u drugim sektorima. Time je stvoren negativni učinak na istočnu i južnu Irsku koja je već i prije toga bila u nepovoljnom položaju sudeći prema socioekonomskim indikatorima. Oni pokazuju kako na tom području vladaju niska razina obrazovanja, siromaštvo i velik broj korisnika socijalnih stanova, a upravo je to područje bilo pogođeno nizom otpuštanja unutar istog sektora proteklih nekoliko godina. Iz tih razloga podržavam izvješće i odluku da se dodijele sredstva iz EGF-a, te pozdravljam inicijativu Irske koja je odlučila da će se usklađeni paket usluga, koji bi se sufinancirao iz sredstava EGF-a, koristiti za profesionalnu orijentaciju i potporu u planiranju karijere, provođenju programa osposobljavanja i sekundarnog obrazovanja te davanju doprinosa kod troškova tečaja ne samo kod otpuštenih radnika nego ciljna skupina je i do 200 mladih ljudi ispod 25 godina koji nisu nužno iz tog sektora. To smatram pozitivnim i aktivnim mjerama usmjerenim prema ciljanim skupinama radi konkretnog napretka ne samo pogođenih sektora nego i gospodarstva općenito.</text:p>
          </table:table-cell>
        </table:table-row>
        <table:table-row table:style-name="ro1">
          <table:table-cell office:value-type="string" calcext:value-type="string">
            <text:p>http://www.europarl.europa.eu/doceo/document/CRE-8-2015-03-25-INT-1-517-952_HR.html</text:p>
          </table:table-cell>
          <table:table-cell office:value-type="string" calcext:value-type="string">
            <text:p><text:s/>Request for waiver of the immunity of Viktor Uspaskich (A8-0061/2015 - Evelyn Regner) HR </text:p>
          </table:table-cell>
          <table:table-cell office:value-type="string" calcext:value-type="string">
            <text:p>25-03-2015</text:p>
          </table:table-cell>
          <table:table-cell table:formula="of:=DATE(VALUE(MID([.C706]; 7; 4)); VALUE(MID([.C706]; 4; 2)); VALUE(MID([.C706]; 1; 2)))" office:value-type="date" office:date-value="2015-03-25" calcext:value-type="date">
            <text:p>03/25/15</text:p>
          </table:table-cell>
          <table:table-cell office:value-type="string" calcext:value-type="string">
            <text:p>  Dubravka Šuica (PPE), <text:s text:c="2"/>napisan. ‒ Shodno presudi regionalnog suda u Vilni 12. srpnja 2013. kojom se osuđuje Viktora Uspaskicha za kaznena djela nepropisnog vođenja računovodstva, a nastavno na odluku Europskog parlamenta od 7. rujna 2010. kojom se ukinio imunitet zastupnika, podržavam odluku Odbora za pravna pitanja da ponovno ne zaštiti imunitet i povlastice Viktora Uspaskicha. S obzirom da se pokazalo kako nove činjenice kojima je htio dokazati da je žrtva procesa fumus persecutionis, a koje je u svom dopisu dostavio 24. listopada 2014., nemaju snagu dokaza niti su relevantne, ne postoji pravni razlog da Parlament ne ostane na prethodno donesenoj odluci kojom se imunitet ukida.</text:p>
          </table:table-cell>
        </table:table-row>
        <table:table-row table:style-name="ro1">
          <table:table-cell office:value-type="string" calcext:value-type="string">
            <text:p>http://www.europarl.europa.eu/doceo/document/CRE-8-2015-03-25-INT-1-523-906_HR.html</text:p>
          </table:table-cell>
          <table:table-cell office:value-type="string" calcext:value-type="string">
            <text:p><text:s/>Request for defence of the privileges and immunities of Gabriele Albertini (A8-0058/2015 - Andrzej Duda) HR </text:p>
          </table:table-cell>
          <table:table-cell office:value-type="string" calcext:value-type="string">
            <text:p>25-03-2015</text:p>
          </table:table-cell>
          <table:table-cell table:formula="of:=DATE(VALUE(MID([.C707]; 7; 4)); VALUE(MID([.C707]; 4; 2)); VALUE(MID([.C707]; 1; 2)))" office:value-type="date" office:date-value="2015-03-25" calcext:value-type="date">
            <text:p>03/25/15</text:p>
          </table:table-cell>
          <table:table-cell office:value-type="string" calcext:value-type="string">
            <text:p>  Dubravka Šuica (PPE), <text:s text:c="2"/>napisan. ‒ Slažem se s odlukom Odbora za pravna pitanja kojom se odlučuje ne zaštititi povlastice i imunitet Gabrielea Albertinija u pogledu kaznenog postupka koji je protiv njega pokrenut. </text:p>
          </table:table-cell>
        </table:table-row>
        <table:table-row table:style-name="ro1">
          <table:table-cell office:value-type="string" calcext:value-type="string">
            <text:p>http://www.europarl.europa.eu/doceo/document/CRE-8-2015-03-25-INT-1-597-250_HR.html</text:p>
          </table:table-cell>
          <table:table-cell office:value-type="string" calcext:value-type="string">
            <text:p><text:s/>Annual Tax report (A8-0040/2015 - Eva Kaili) HR </text:p>
          </table:table-cell>
          <table:table-cell office:value-type="string" calcext:value-type="string">
            <text:p>25-03-2015</text:p>
          </table:table-cell>
          <table:table-cell table:formula="of:=DATE(VALUE(MID([.C708]; 7; 4)); VALUE(MID([.C708]; 4; 2)); VALUE(MID([.C708]; 1; 2)))" office:value-type="date" office:date-value="2015-03-25" calcext:value-type="date">
            <text:p>03/25/15</text:p>
          </table:table-cell>
          <table:table-cell office:value-type="string" calcext:value-type="string">
            <text:p>  Dubravka Šuica (PPE), <text:s text:c="2"/>napisan. – Pozdravljam Sporazum o automatskoj razmjeni informacija i mogućnost da se brzo provede i pozivam na konačno ukidanje bankovne tajne u EU-u od lipnja 2015. Potrebno je ustrajati na općem načelu da se porezi plaćaju gdje se upotrebljavaju javne usluge i oštro osuđujem agresivne porezne politike kojima se navodi porezne obveznike na premještanje svojih poreznih osnovica izvan zemalja u kojima koriste javne usluge ili koriste radnu snagu koja to čini. Ističem činjenicu da se zajedničkim pristupom može ostvariti uspjeh u borbi protiv poreznih prijevara, utaje poreza, izbjegavanja plaćanja poreza, agresivnog poreznog planiranja i poreznih oaza te poboljšati okvir za pravilno funkcioniranje jedinstvenog tržišta djelotvornim poreznim zakonodavstvom na globalnoj i europskoj razini. Ističem ključnu ulogu koju mala i srednja poduzeća imaju kao pokretači rasta i zapošljavanja u EU-u. Politike EU-a bi stoga trebale biti zamišljene tako da se prepreke za mala i srednja poduzeća svedu na minimum uz dodatne napore kako bi se ukinule porezne prepreke i administrativni teret za mala i srednja poduzeća.</text:p>
          </table:table-cell>
        </table:table-row>
        <table:table-row table:style-name="ro1">
          <table:table-cell office:value-type="string" calcext:value-type="string">
            <text:p>http://www.europarl.europa.eu/doceo/document/CRE-8-2015-04-15-INT-1-154-000_HR.html</text:p>
          </table:table-cell>
          <table:table-cell office:value-type="string" calcext:value-type="string">
            <text:p><text:s/>Armenian genocide 100th anniversary (debate) HR </text:p>
          </table:table-cell>
          <table:table-cell office:value-type="string" calcext:value-type="string">
            <text:p>15-04-2015</text:p>
          </table:table-cell>
          <table:table-cell table:formula="of:=DATE(VALUE(MID([.C709]; 7; 4)); VALUE(MID([.C709]; 4; 2)); VALUE(MID([.C709]; 1; 2)))" office:value-type="date" office:date-value="2015-04-15" calcext:value-type="date">
            <text:p>04/15/15</text:p>
          </table:table-cell>
          <table:table-cell office:value-type="string" calcext:value-type="string">
            <text:p>  Dubravka Šuica (PPE). <text:s/>– Gospodine predsjedniče, kao što smo već čuli ova rezolucija nije osuda. Ova rezolucija nije protiv nikoga. Ova rezolucija je poziv na povjerenje. Poziv Turskoj na priznanje teškog genocida koji se dogodio 1915. godine. Ova rezolucija je odavanje počasti i zato nikako ne smiju ove dvije zemlje, a pogotovo Turska, ostati zarobljene u prošlosti. </text:p>
          </table:table-cell>
        </table:table-row>
        <table:table-row table:style-name="ro1">
          <table:table-cell office:value-type="string" calcext:value-type="string">
            <text:p>http://www.europarl.europa.eu/doceo/document/CRE-8-2015-04-15-INT-1-248-000_HR.html</text:p>
          </table:table-cell>
          <table:table-cell office:value-type="string" calcext:value-type="string">
            <text:p><text:s/>Employment quotas for people with disabilities in the EU institutions (debate) HR </text:p>
          </table:table-cell>
          <table:table-cell office:value-type="string" calcext:value-type="string">
            <text:p>15-04-2015</text:p>
          </table:table-cell>
          <table:table-cell table:formula="of:=DATE(VALUE(MID([.C710]; 7; 4)); VALUE(MID([.C710]; 4; 2)); VALUE(MID([.C710]; 1; 2)))" office:value-type="date" office:date-value="2015-04-15" calcext:value-type="date">
            <text:p>04/15/15</text:p>
          </table:table-cell>
          <table:table-cell office:value-type="string" calcext:value-type="string">
            <text:p>  Dubravka Šuica (PPE), <text:s text:c="2"/>napisan.– Poražavajuća je činjenica da je u 21. stoljeću stopa siromaštva osoba sa invaliditetom 70 posto veća od prosjeka, čemu je najveći uzrok ograničen pristup zapošljavanju. Situacija je bila i prije loša, no znatno se pogoršala i za vrijeme ekonomske krize. Danas u Europskoj uniji živi više od 80. milijuna osoba s invaliditetom koji su pod rizikom da postanu društveno marginalizirana skupina, odnosno da ih se socijalno isključi i diskriminira unatoč brojnim svjetskim naporima kako bi se to izbjeglo. U Hrvatskoj ih živi preko 520 000, a posebno su ugrožena skupina žene s invaliditetom. </text:p>
          </table:table-cell>
        </table:table-row>
        <table:table-row table:style-name="ro1">
          <table:table-cell office:value-type="string" calcext:value-type="string">
            <text:p>http://www.europarl.europa.eu/doceo/document/CRE-8-2015-04-15-INT-1-351-500_HR.html</text:p>
          </table:table-cell>
          <table:table-cell office:value-type="string" calcext:value-type="string">
            <text:p><text:s/>Mobilisation of the European Globalisation Adjustment Fund: application EGF/2014/017 FR/Mory-Ducros (A8-0124/2015 - Jean-Paul Denanot) HR </text:p>
          </table:table-cell>
          <table:table-cell office:value-type="string" calcext:value-type="string">
            <text:p>15-04-2015</text:p>
          </table:table-cell>
          <table:table-cell table:formula="of:=DATE(VALUE(MID([.C711]; 7; 4)); VALUE(MID([.C711]; 4; 2)); VALUE(MID([.C711]; 1; 2)))" office:value-type="date" office:date-value="2015-04-15" calcext:value-type="date">
            <text:p>04/15/15</text:p>
          </table:table-cell>
          <table:table-cell office:value-type="string" calcext:value-type="string">
            <text:p>  Dubravka Šuica (PPE), <text:s/>napisan. – Francuske vlasti su podnijele zahtjev za financijski doprinos iz EGF-a nakon otpuštanja u Mory-DUCROS SAS-u u Francuskoj. Tvrtka Mory-DUCROS je aktivna u području dostavnih usluga, prijevoza i dostava i skladištenju i iznajmljivanju materijala. Te su usluge dostupne u Francuskoj i inozemstvu. Zbog globalne financijske krize, rata i stečaja u području cestovnog prijevoza tereta Komisija predlaže da se mobilizira EGF u iznosu od 6 052 200 eura za pomoć radnicima koji su postali višak i čija je potreba za obavljanjem posla prestala. Stoga podržavam ovo izvješće.</text:p>
          </table:table-cell>
        </table:table-row>
        <table:table-row table:style-name="ro1">
          <table:table-cell office:value-type="string" calcext:value-type="string">
            <text:p>http://www.europarl.europa.eu/doceo/document/CRE-8-2015-04-15-INT-1-383-750_HR.html</text:p>
          </table:table-cell>
          <table:table-cell office:value-type="string" calcext:value-type="string">
            <text:p><text:s/>Decision establishing the Social Protection Committee (A8-0066/2015 - Marita Ulvskog) HR </text:p>
          </table:table-cell>
          <table:table-cell office:value-type="string" calcext:value-type="string">
            <text:p>15-04-2015</text:p>
          </table:table-cell>
          <table:table-cell table:formula="of:=DATE(VALUE(MID([.C712]; 7; 4)); VALUE(MID([.C712]; 4; 2)); VALUE(MID([.C712]; 1; 2)))" office:value-type="date" office:date-value="2015-04-15" calcext:value-type="date">
            <text:p>04/15/15</text:p>
          </table:table-cell>
          <table:table-cell office:value-type="string" calcext:value-type="string">
            <text:p>  Dubravka Šuica (PPE), <text:s/>napisan. – S obzirom na visoku stopu nezaposlenosti, rodnu neravnopravnost, kao i veliku razliku u standardima unutar zemalja članica, potrebno je raditi na jačanju sustava socijalne sigurnosti koji je neophodan za daljnji razvoj i modernizaciju aktivne i dinamične socijalne politike u Europi. Jedini način kojim bi se ublažile razlike unutar EU-a je suradnja između zemalja članica obuhvaćajući sve oblike socijalne sigurnosti i međusobnu razmjenu iskustava. </text:p>
          </table:table-cell>
        </table:table-row>
        <table:table-row table:style-name="ro1">
          <table:table-cell office:value-type="string" calcext:value-type="string">
            <text:p>http://www.europarl.europa.eu/doceo/document/CRE-8-2015-04-15-INT-1-416-500_HR.html</text:p>
          </table:table-cell>
          <table:table-cell office:value-type="string" calcext:value-type="string">
            <text:p><text:s/>Decision establishing the Employment Committee (A8-0065/2015 - Marita Ulvskog) HR </text:p>
          </table:table-cell>
          <table:table-cell office:value-type="string" calcext:value-type="string">
            <text:p>15-04-2015</text:p>
          </table:table-cell>
          <table:table-cell table:formula="of:=DATE(VALUE(MID([.C713]; 7; 4)); VALUE(MID([.C713]; 4; 2)); VALUE(MID([.C713]; 1; 2)))" office:value-type="date" office:date-value="2015-04-15" calcext:value-type="date">
            <text:p>04/15/15</text:p>
          </table:table-cell>
          <table:table-cell office:value-type="string" calcext:value-type="string">
            <text:p>  Dubravka Šuica (PPE), <text:s/>napisan. – Članak 5. (TFEU) Europske unije treba uskladiti strategiju zapošljavanja i donijeti jednake procedure zapošljavanja u svim zemljama članicama. Odbor bi težio promoviranju istrenirane i osposobljene radne snage koja bi bila konkurentna i reprezentativna na tržištu te lako prilagodljiva globalnim ekonomskim promjenama. </text:p>
          </table:table-cell>
        </table:table-row>
        <table:table-row table:style-name="ro1">
          <table:table-cell office:value-type="string" calcext:value-type="string">
            <text:p>http://www.europarl.europa.eu/doceo/document/CRE-8-2015-04-15-INT-1-455-500_HR.html</text:p>
          </table:table-cell>
          <table:table-cell office:value-type="string" calcext:value-type="string">
            <text:p><text:s/>Amendment of the MFF 2014-2020 (A8-0125/2015 - Jan Olbrycht, Isabelle Thomas) HR </text:p>
          </table:table-cell>
          <table:table-cell office:value-type="string" calcext:value-type="string">
            <text:p>15-04-2015</text:p>
          </table:table-cell>
          <table:table-cell table:formula="of:=DATE(VALUE(MID([.C714]; 7; 4)); VALUE(MID([.C714]; 4; 2)); VALUE(MID([.C714]; 1; 2)))" office:value-type="date" office:date-value="2015-04-15" calcext:value-type="date">
            <text:p>04/15/15</text:p>
          </table:table-cell>
          <table:table-cell office:value-type="string" calcext:value-type="string">
            <text:p>  Dubravka Šuica (PPE), <text:s/>napisan. – Zbog kasnog postizanja dogovora o VFO-u za 2014. – 2020. razni zakonodavni akti kojima se utvrđuju odredbe za provedbu fondova doneseni su za EFRR, ESF, KF i EPFRR u prosincu 2013., a za EFPR, Fond za azil, migracije i integraciju (FAMI) i Fond za unutarnju sigurnost (FUS) tek u svibnju 2014. Znatan dio programa nije se mogao donijeti u 2014. Kasnilo se s donošenjem 300 od ukupno 645 programa EU-a. </text:p>
          </table:table-cell>
        </table:table-row>
        <table:table-row table:style-name="ro1">
          <table:table-cell office:value-type="string" calcext:value-type="string">
            <text:p>http://www.europarl.europa.eu/doceo/document/CRE-8-2015-04-15-INT-1-500-031_HR.html</text:p>
          </table:table-cell>
          <table:table-cell office:value-type="string" calcext:value-type="string">
            <text:p><text:s/>Armenian genocide 100th anniversary (RC-B8-0342/2015, B8-0342/2015, B8-0343/2015, B8-0344/2015, B8-0346/2015, B8-0347/2015, B8-0348/2015, B8-0349/2015) HR </text:p>
          </table:table-cell>
          <table:table-cell office:value-type="string" calcext:value-type="string">
            <text:p>15-04-2015</text:p>
          </table:table-cell>
          <table:table-cell table:formula="of:=DATE(VALUE(MID([.C715]; 7; 4)); VALUE(MID([.C715]; 4; 2)); VALUE(MID([.C715]; 1; 2)))" office:value-type="date" office:date-value="2015-04-15" calcext:value-type="date">
            <text:p>04/15/15</text:p>
          </table:table-cell>
          <table:table-cell office:value-type="string" calcext:value-type="string">
            <text:p>  Dubravka Šuica (PPE), <text:s text:c="2"/>napisan. ‒ Podržavam stav europskih pučana, a stav pape Franje o genocidu nad armenskim narodom potaknut ovom rezolucijom bi trebao pomoći da i Turska osudi veliku tragediju iz prošlosti. </text:p>
          </table:table-cell>
        </table:table-row>
        <table:table-row table:style-name="ro1">
          <table:table-cell office:value-type="string" calcext:value-type="string">
            <text:p>http://www.europarl.europa.eu/doceo/document/CRE-8-2015-04-15-INT-1-531-718_HR.html</text:p>
          </table:table-cell>
          <table:table-cell office:value-type="string" calcext:value-type="string">
            <text:p><text:s/>International Roma Day – anti-Gypsyism in Europe and EU recognition of the memorial day of the Roma genocide during WW II (B8-0326/2015) HR </text:p>
          </table:table-cell>
          <table:table-cell office:value-type="string" calcext:value-type="string">
            <text:p>15-04-2015</text:p>
          </table:table-cell>
          <table:table-cell table:formula="of:=DATE(VALUE(MID([.C716]; 7; 4)); VALUE(MID([.C716]; 4; 2)); VALUE(MID([.C716]; 1; 2)))" office:value-type="date" office:date-value="2015-04-15" calcext:value-type="date">
            <text:p>04/15/15</text:p>
          </table:table-cell>
          <table:table-cell office:value-type="string" calcext:value-type="string">
            <text:p>  Dubravka Šuica (PPE), <text:s/>napisan. – Procjenjuje se da u cijeloj Europi ima 10 – 12 milijuna Roma što ih čini najvećom etničkom manjinom. Međusobno se razlikuju prema religiji, jezicima te ekonomskom položaju. Unatoč činjenici da je u državama članicama EU-a zabranjena diskriminacija, Romi su nažalost i danas žrtve predrasuda, društvene isključenosti i socijalne isključenosti koja ograničava životne perspektive romskih obitelji. Nažalost u nekim zemljama članicama netrpeljivost prema Romima je tolika da je 2009. bilo dovedeno u opasnost i pravo na život (u Mađarskoj je 2009. godine ubijeno 11 Sintija i Roma). </text:p>
          </table:table-cell>
        </table:table-row>
        <table:table-row table:style-name="ro1">
          <table:table-cell office:value-type="string" calcext:value-type="string">
            <text:p>http://www.europarl.europa.eu/doceo/document/CRE-8-2015-04-27-INT-1-103-000_HR.html</text:p>
          </table:table-cell>
          <table:table-cell office:value-type="string" calcext:value-type="string">
            <text:p><text:s/>Alcohol strategy (debate) HR </text:p>
          </table:table-cell>
          <table:table-cell office:value-type="string" calcext:value-type="string">
            <text:p>27-04-2015</text:p>
          </table:table-cell>
          <table:table-cell table:formula="of:=DATE(VALUE(MID([.C717]; 7; 4)); VALUE(MID([.C717]; 4; 2)); VALUE(MID([.C717]; 1; 2)))" office:value-type="date" office:date-value="2015-04-27" calcext:value-type="date">
            <text:p>04/27/15</text:p>
          </table:table-cell>
          <table:table-cell office:value-type="string" calcext:value-type="string">
            <text:p>  Dubravka Šuica (PPE). <text:s text:c="2"/>– Gospođo predsjednice, pažljivo slušam ovu raspravu i drago mi je da je rasprava na stolu, da razgovaramo, ali činjenica je, slušajući prethodnu raspravu, htjeli smo više Europe, htjeli smo maksimalno centralizirani ePoziv, a sada imamo sasvim suprotan stav, a poveznica je alkohol u jednoj i u drugoj točki. </text:p>
          </table:table-cell>
        </table:table-row>
        <table:table-row table:style-name="ro1">
          <table:table-cell office:value-type="string" calcext:value-type="string">
            <text:p>http://www.europarl.europa.eu/doceo/document/CRE-8-2015-04-28-INT-2-107-000_HR.html</text:p>
          </table:table-cell>
          <table:table-cell office:value-type="string" calcext:value-type="string">
            <text:p><text:s/>Reducing the consumption of lightweight plastic carrier bags (debate) HR </text:p>
          </table:table-cell>
          <table:table-cell office:value-type="string" calcext:value-type="string">
            <text:p>28-04-2015</text:p>
          </table:table-cell>
          <table:table-cell table:formula="of:=DATE(VALUE(MID([.C718]; 7; 4)); VALUE(MID([.C718]; 4; 2)); VALUE(MID([.C718]; 1; 2)))" office:value-type="date" office:date-value="2015-04-28" calcext:value-type="date">
            <text:p>04/28/15</text:p>
          </table:table-cell>
          <table:table-cell office:value-type="string" calcext:value-type="string">
            <text:p>  Dubravka Šuica (PPE). <text:s/>– Gospođo predsjednice, činjenica je da je ovo postao globalan problem i da je upotreba plastičnih vrećica simbol potrošačkog društva. Dobro je da je Europska unija sad postigla dogovor između Vijeća, Komisije i Parlamenta iako se Parlament očito ovim više bavio i očito je Parlament imao više osjetljivosti od Komisije. Želim reći da nije otrcana ona stara indijanska: "Ovu zemlju smo posudili od naših nasljednika", pa budući da smo je posudili od nasljednika moramo se prema njoj tako i odnositi. </text:p>
          </table:table-cell>
        </table:table-row>
        <table:table-row table:style-name="ro1">
          <table:table-cell office:value-type="string" calcext:value-type="string">
            <text:p>http://www.europarl.europa.eu/doceo/document/CRE-8-2015-04-28-INT-2-109-000_HR.html</text:p>
          </table:table-cell>
          <table:table-cell office:value-type="string" calcext:value-type="string">
            <text:p><text:s/>Reducing the consumption of lightweight plastic carrier bags (debate) HR </text:p>
          </table:table-cell>
          <table:table-cell office:value-type="string" calcext:value-type="string">
            <text:p>28-04-2015</text:p>
          </table:table-cell>
          <table:table-cell table:formula="of:=DATE(VALUE(MID([.C719]; 7; 4)); VALUE(MID([.C719]; 4; 2)); VALUE(MID([.C719]; 1; 2)))" office:value-type="date" office:date-value="2015-04-28" calcext:value-type="date">
            <text:p>04/28/15</text:p>
          </table:table-cell>
          <table:table-cell office:value-type="string" calcext:value-type="string">
            <text:p>  Dubravka Šuica (PPE), <text:s text:c="2"/>odgovor na pitanje postavljeno podizanjem plave kartice.– Hvala Vam gospodine Jakovčiću na ovom pitanju. S obzirom na to da je Jadran poluzatvoreno more, smatram da je vrlo važno da sve zemlje koje gravitiraju Jadranu imaju jednake propise. Činjenica je da sve zemlje nisu članice Europske Unije, ovdje posebno ističem Bosnu i Hercegovinu i Albaniju, ali i Crnu Goru. Međutim, ona rješava taj svoj problem. </text:p>
          </table:table-cell>
        </table:table-row>
        <table:table-row table:style-name="ro1">
          <table:table-cell office:value-type="string" calcext:value-type="string">
            <text:p>http://www.europarl.europa.eu/doceo/document/CRE-8-2015-04-28-INT-2-159-000_HR.html</text:p>
          </table:table-cell>
          <table:table-cell office:value-type="string" calcext:value-type="string">
            <text:p><text:s/>Carbon dioxide emissions from maritime transport (debate) HR </text:p>
          </table:table-cell>
          <table:table-cell office:value-type="string" calcext:value-type="string">
            <text:p>28-04-2015</text:p>
          </table:table-cell>
          <table:table-cell table:formula="of:=DATE(VALUE(MID([.C720]; 7; 4)); VALUE(MID([.C720]; 4; 2)); VALUE(MID([.C720]; 1; 2)))" office:value-type="date" office:date-value="2015-04-28" calcext:value-type="date">
            <text:p>04/28/15</text:p>
          </table:table-cell>
          <table:table-cell office:value-type="string" calcext:value-type="string">
            <text:p>  Dubravka Šuica (PPE). <text:s/>– Gospođo predsjednice, naš cilj je postići međunarodni sporazum i jednaka pravila za sve. Ovo je dobar početak. Sljedeći tjedan se održava u Međunarodnoj pomorskoj organizaciji u Londonu sastanak odbora na kojemu ću sudjelovati kao članica odboraza zaštitu okoliša, i dominira tema upravo ova o kojoj mi danas ovdje govorimo. Činjenica je da jedino ovo područje nije dosada obuhvaćeno nikakvim sporazumima i zato moramo obvezno uključiti uvođenje posebnih mjera. </text:p>
          </table:table-cell>
        </table:table-row>
        <table:table-row table:style-name="ro1">
          <table:table-cell office:value-type="string" calcext:value-type="string">
            <text:p>http://www.europarl.europa.eu/doceo/document/CRE-8-2015-04-28-INT-2-229-000_EN.html</text:p>
          </table:table-cell>
          <table:table-cell office:value-type="string" calcext:value-type="string">
            <text:p><text:s/>International Convention on standards for fishing vessel personnel (A8-0064/2015 - Sofia Ribeiro) </text:p>
          </table:table-cell>
          <table:table-cell office:value-type="string" calcext:value-type="string">
            <text:p>28-04-2015</text:p>
          </table:table-cell>
          <table:table-cell table:formula="of:=DATE(VALUE(MID([.C721]; 7; 4)); VALUE(MID([.C721]; 4; 2)); VALUE(MID([.C721]; 1; 2)))" office:value-type="date" office:date-value="2015-04-28" calcext:value-type="date">
            <text:p>04/28/15</text:p>
          </table:table-cell>
          <table:table-cell office:value-type="string" calcext:value-type="string">
            <text:p>  Dubravka Šuica (PPE), <text:s/>in writing. – I voted in favour of the recommendation on the International Convention on Standards of Training, Certification and Watch keeping for Fishing Vessel Personnel, signed in 1995, as it will allow Member States to ratify the Convention without infringing on the EU's executive competence in regards to the ‘recognition of regulated professions pursed by EU nationals on board fishing vessels'. The importance of this Convention is evident as the highest accident rates occur when fishing- approximately of 24 000 lives are lost, per year, in fishing incidents. The recommendation supports a Convention that aims at helping ensure safety measures for all life and property on sea. The countries that signed the STCW-F Convention in 1995 are to ensure mandatory training for personnel using vessels that are 24 meters or more in length, while countries who did not sign the Convention are encouraged to do so as its training requirements will ensure that the personnel using fishing vessels are qualified to do so- the qualification entails an official certificate accompanied by a medical certificate. Furthermore, the signatory countries are not obliged, but encouraged to adapt laws that will require training and certification standards for smaller vessels, or vessels of less strength, as it will help minimise the high number of accidents that occur at sea.</text:p>
          </table:table-cell>
        </table:table-row>
        <table:table-row table:style-name="ro1">
          <table:table-cell office:value-type="string" calcext:value-type="string">
            <text:p>http://www.europarl.europa.eu/doceo/document/CRE-8-2015-04-28-INT-2-262-000_EN.html</text:p>
          </table:table-cell>
          <table:table-cell office:value-type="string" calcext:value-type="string">
            <text:p><text:s/>Draft amending budget No 2/2015: Revision of the MFF for 2014-2020 (A8-0138/2015 - Eider Gardiazabal Rubial) </text:p>
          </table:table-cell>
          <table:table-cell office:value-type="string" calcext:value-type="string">
            <text:p>28-04-2015</text:p>
          </table:table-cell>
          <table:table-cell table:formula="of:=DATE(VALUE(MID([.C722]; 7; 4)); VALUE(MID([.C722]; 4; 2)); VALUE(MID([.C722]; 1; 2)))" office:value-type="date" office:date-value="2015-04-28" calcext:value-type="date">
            <text:p>04/28/15</text:p>
          </table:table-cell>
          <table:table-cell office:value-type="string" calcext:value-type="string">
            <text:p>  Dubravka Šuica (PPE), <text:s/>in writing. – I voted in favour of the revision Draft amending budget NO. 2/2015 as it will allow the redistribution of the multiannual financial framework for the years 2014-2020. Due to the postponement of the final agreement on the Multiannual Financial Framework for the period from 2014-2020, the legal provisions needed for the implementation of funding of various programmes were delayed and as a consequence, all of the funds allocated to the programmes were not used. Funds will be transferred to various programmes including the European Social Fund, Youth Employment Initiative, the Cohesion Fund, European Regional Development Fund, the Rural Development Fund and others. The unused and non-transferable funds intended for the year 2014 amount to over 21 billion euro, equivalent to almost 15% of the budget for 2014. The planned revision of the budget will thus allow full implementation of funds that were intended for the various programmes in 2014 to be used in 2015 and beyond.</text:p>
          </table:table-cell>
        </table:table-row>
        <table:table-row table:style-name="ro1">
          <table:table-cell office:value-type="string" calcext:value-type="string">
            <text:p>http://www.europarl.europa.eu/doceo/document/CRE-8-2015-04-28-INT-2-318-000_EN.html</text:p>
          </table:table-cell>
          <table:table-cell office:value-type="string" calcext:value-type="string">
            <text:p><text:s/>Deployment of the eCall in-vehicle system (A8-0053/2015 - Olga Sehnalová) </text:p>
          </table:table-cell>
          <table:table-cell office:value-type="string" calcext:value-type="string">
            <text:p>28-04-2015</text:p>
          </table:table-cell>
          <table:table-cell table:formula="of:=DATE(VALUE(MID([.C723]; 7; 4)); VALUE(MID([.C723]; 4; 2)); VALUE(MID([.C723]; 1; 2)))" office:value-type="date" office:date-value="2015-04-28" calcext:value-type="date">
            <text:p>04/28/15</text:p>
          </table:table-cell>
          <table:table-cell office:value-type="string" calcext:value-type="string">
            <text:p>  Dubravka Šuica (PPE), <text:s/>in writing. – I voted in favour of the report and in favour of the deployment of the eCall in-vehicle system as it aims to implement a system that will help ensure the safety of passengers and better road safety in across the EU. </text:p>
          </table:table-cell>
        </table:table-row>
        <table:table-row table:style-name="ro1">
          <table:table-cell office:value-type="string" calcext:value-type="string">
            <text:p>http://www.europarl.europa.eu/doceo/document/CRE-8-2015-04-28-INT-2-373-000_HR.html</text:p>
          </table:table-cell>
          <table:table-cell office:value-type="string" calcext:value-type="string">
            <text:p><text:s/>Fuel quality directive and renewable energy directive (A8-0025/2015 - Nils Torvalds) HR </text:p>
          </table:table-cell>
          <table:table-cell office:value-type="string" calcext:value-type="string">
            <text:p>28-04-2015</text:p>
          </table:table-cell>
          <table:table-cell table:formula="of:=DATE(VALUE(MID([.C724]; 7; 4)); VALUE(MID([.C724]; 4; 2)); VALUE(MID([.C724]; 1; 2)))" office:value-type="date" office:date-value="2015-04-28" calcext:value-type="date">
            <text:p>04/28/15</text:p>
          </table:table-cell>
          <table:table-cell office:value-type="string" calcext:value-type="string">
            <text:p>  Dubravka Šuica (PPE), <text:s/>napisan. – Nakon 2 intenzivna trijaloga napokon je postignut dogovor s Vijećem i možemo reći da su stavovi EPP-a usvojeni. Za 1. i 2. generaciju biogoriva smo postigli ono što smo htjeli. Smanjili smo usjeve za proizvodnju 1. generacije biogoriva i potaknuli inovacije za 2. generaciju biogoriva. </text:p>
          </table:table-cell>
        </table:table-row>
        <table:table-row table:style-name="ro1">
          <table:table-cell office:value-type="string" calcext:value-type="string">
            <text:p>http://www.europarl.europa.eu/doceo/document/CRE-8-2015-04-28-INT-2-431-000_HR.html</text:p>
          </table:table-cell>
          <table:table-cell office:value-type="string" calcext:value-type="string">
            <text:p><text:s/>Reducing the consumption of lightweight plastic carrier bags (A8-0130/2015 - Margrete Auken) HR </text:p>
          </table:table-cell>
          <table:table-cell office:value-type="string" calcext:value-type="string">
            <text:p>28-04-2015</text:p>
          </table:table-cell>
          <table:table-cell table:formula="of:=DATE(VALUE(MID([.C725]; 7; 4)); VALUE(MID([.C725]; 4; 2)); VALUE(MID([.C725]; 1; 2)))" office:value-type="date" office:date-value="2015-04-28" calcext:value-type="date">
            <text:p>04/28/15</text:p>
          </table:table-cell>
          <table:table-cell office:value-type="string" calcext:value-type="string">
            <text:p>  Dubravka Šuica (PPE), <text:s/>napisan. – Postignut je međuinstitucijonalni sporazum o ovoj temi, odobrilo ju je i Vijeće i Europska komisija. Osim ECR-a, svi su podržali dogovor i radi se o podizanju svijesti o zaštiti okoliša. Zahtijevat će se smanjenje upotrebe najčešće upotrebljavanih plastičnih vrećica koje su ujedno i najveći onečišćivači. </text:p>
          </table:table-cell>
        </table:table-row>
        <table:table-row table:style-name="ro1">
          <table:table-cell office:value-type="string" calcext:value-type="string">
            <text:p>http://www.europarl.europa.eu/doceo/document/CRE-8-2015-04-28-INT-2-477-000_HR.html</text:p>
          </table:table-cell>
          <table:table-cell office:value-type="string" calcext:value-type="string">
            <text:p><text:s/>Carbon dioxide emissions from maritime transport (A8-0122/2015 - José Inácio Faria) HR </text:p>
          </table:table-cell>
          <table:table-cell office:value-type="string" calcext:value-type="string">
            <text:p>28-04-2015</text:p>
          </table:table-cell>
          <table:table-cell table:formula="of:=DATE(VALUE(MID([.C726]; 7; 4)); VALUE(MID([.C726]; 4; 2)); VALUE(MID([.C726]; 1; 2)))" office:value-type="date" office:date-value="2015-04-28" calcext:value-type="date">
            <text:p>04/28/15</text:p>
          </table:table-cell>
          <table:table-cell office:value-type="string" calcext:value-type="string">
            <text:p>  Dubravka Šuica (PPE), <text:s/>napisan. – Glasala sam za prijedlog uredbe Europskog parlamenta i Vijeća o praćenju i provjeravanju emisija ugljičnog dioksida iz pomorskog prometa te o izmjeni Direktive 2009/16/EZ. Glavni cilj direktive je uspostaviti sistem za nadgledanje, izvještavanje i provjeru (MVR system) CO2 emisija od pomorskog prometa, a sve s ciljem ostvarenja globalnog MVR sistema.</text:p>
          </table:table-cell>
        </table:table-row>
        <table:table-row table:style-name="ro1">
          <table:table-cell office:value-type="string" calcext:value-type="string">
            <text:p>http://www.europarl.europa.eu/doceo/document/CRE-8-2015-04-28-INT-2-503-002_HR.html</text:p>
          </table:table-cell>
          <table:table-cell office:value-type="string" calcext:value-type="string">
            <text:p><text:s/>European statistics (A8-0137/2015 - Hugues Bayet) HR </text:p>
          </table:table-cell>
          <table:table-cell office:value-type="string" calcext:value-type="string">
            <text:p>28-04-2015</text:p>
          </table:table-cell>
          <table:table-cell table:formula="of:=DATE(VALUE(MID([.C727]; 7; 4)); VALUE(MID([.C727]; 4; 2)); VALUE(MID([.C727]; 1; 2)))" office:value-type="date" office:date-value="2015-04-28" calcext:value-type="date">
            <text:p>04/28/15</text:p>
          </table:table-cell>
          <table:table-cell office:value-type="string" calcext:value-type="string">
            <text:p>  Dubravka Šuica (PPE), <text:s/>napisan. – Podržala sam ovaj prijedlog budući će osigurati veću kvalitetu i vjerodostojnost statističkih podataka u zemljama članicama Europske unije na temelju kojih u konačnici, i mi u Europskom parlamentu, i Europska komisija donosi svoje odluke. Posebno je važno da države članice uspostave nacionalna tijela koja će stručno i nezavisno provoditi statističke analize kako njihova vjerodostojnost ne bi bila dovedena u pitanje. Još važnijim smatram primjenu i ujednačavanje metodologije prilikom obrade podataka, a da bi to bilo tako svi zavodi država članica i ostala državna tijela koja su nadležna za to moraju biti koordinirani. Smatram da Eurostat i dalje mora ostati neovisno tijelo koje će jamčiti djelotvoran nadzor nad svim statističkim zavodima država članica, a sve kako bi građani Unije imali jednostavan pristup podacima. Usvajanje izvješća će osigurati da ažurnu i vjerodostojnu statistiku u svim članicama na temelju koje će i investitori moći efikasno doći do potrebnih informacija, što može dovesti do porasta investicija u državama članicama Unije.</text:p>
          </table:table-cell>
        </table:table-row>
        <table:table-row table:style-name="ro1">
          <table:table-cell office:value-type="string" calcext:value-type="string">
            <text:p>http://www.europarl.europa.eu/doceo/document/CRE-8-2015-04-28-INT-2-542-000_HR.html</text:p>
          </table:table-cell>
          <table:table-cell office:value-type="string" calcext:value-type="string">
            <text:p><text:s/>Multiannual plan for the stocks of cod, herring and sprat in the Baltic Sea and the fisheries exploiting those stocks (A8-0128/2015 - Jarosław Wałęsa) HR </text:p>
          </table:table-cell>
          <table:table-cell office:value-type="string" calcext:value-type="string">
            <text:p>28-04-2015</text:p>
          </table:table-cell>
          <table:table-cell table:formula="of:=DATE(VALUE(MID([.C728]; 7; 4)); VALUE(MID([.C728]; 4; 2)); VALUE(MID([.C728]; 1; 2)))" office:value-type="date" office:date-value="2015-04-28" calcext:value-type="date">
            <text:p>04/28/15</text:p>
          </table:table-cell>
          <table:table-cell office:value-type="string" calcext:value-type="string">
            <text:p>  Dubravka Šuica (PPE), <text:s/>napisan. – Ribarstvo je jedna od osnovnih grana gospodarstva za većinu baltičkih zemalja. Podložno je utjecaju različitih biotičkih i abiotičkih čimbenika koji uvjetuju njegovo odvijanje i usmjeravaju njegov razvoj. Za pravilno gospodarenje i zaštitu obnovljivih bogatstava mora potrebno je voditi računa o biotehnološkim, tehničkim, ekonomskim, pravnim i svim drugim aspektima, koji odlučujuće utječu na razvoj ribarstva.</text:p>
          </table:table-cell>
        </table:table-row>
        <table:table-row table:style-name="ro1">
          <table:table-cell office:value-type="string" calcext:value-type="string">
            <text:p>http://www.europarl.europa.eu/doceo/document/CRE-8-2015-04-28-INT-2-577-000_HR.html</text:p>
          </table:table-cell>
          <table:table-cell office:value-type="string" calcext:value-type="string">
            <text:p><text:s/>Landing obligation (A8-0060/2014 - Alain Cadec) HR </text:p>
          </table:table-cell>
          <table:table-cell office:value-type="string" calcext:value-type="string">
            <text:p>28-04-2015</text:p>
          </table:table-cell>
          <table:table-cell table:formula="of:=DATE(VALUE(MID([.C729]; 7; 4)); VALUE(MID([.C729]; 4; 2)); VALUE(MID([.C729]; 1; 2)))" office:value-type="date" office:date-value="2015-04-28" calcext:value-type="date">
            <text:p>04/28/15</text:p>
          </table:table-cell>
          <table:table-cell office:value-type="string" calcext:value-type="string">
            <text:p>  Dubravka Šuica (PPE), <text:s/>napisan. – Podržala sam prijedlog Komisije o iskrcaju ulova budući da je komplementaran s prijedlogom Europskog parlamenta iz veljače 2013. godine o progresivnoj provedbi iskrcaja s ciljem smanjenja otpada, očuvanja morske flore i faune, a koji je stupio na snagu u državama članicama 1. siječnja 2015. godine. </text:p>
          </table:table-cell>
        </table:table-row>
        <table:table-row table:style-name="ro1">
          <table:table-cell office:value-type="string" calcext:value-type="string">
            <text:p>http://www.europarl.europa.eu/doceo/document/CRE-8-2015-04-28-INT-2-606-500_HR.html</text:p>
          </table:table-cell>
          <table:table-cell office:value-type="string" calcext:value-type="string">
            <text:p><text:s/>Protocol to the Partnership and Cooperation Agreement between the EC and Russia to take account of the accession of Croatia to the EU (A8-0129/2015 - Gabrielius Landsbergis) HR </text:p>
          </table:table-cell>
          <table:table-cell office:value-type="string" calcext:value-type="string">
            <text:p>28-04-2015</text:p>
          </table:table-cell>
          <table:table-cell table:formula="of:=DATE(VALUE(MID([.C730]; 7; 4)); VALUE(MID([.C730]; 4; 2)); VALUE(MID([.C730]; 1; 2)))" office:value-type="date" office:date-value="2015-04-28" calcext:value-type="date">
            <text:p>04/28/15</text:p>
          </table:table-cell>
          <table:table-cell office:value-type="string" calcext:value-type="string">
            <text:p>  Dubravka Šuica (PPE), <text:s/>napisan. – Hrvatska i Rusija već tradicionalno imaju razvijenu trgovinsku suradnju. Hrvatska u zadnjih par godina bilježi nagli porast izvoza na rusko tržište, te je Rusija postala jedan od vodećih izvoznih partnera Hrvatskoj. Prošla je godina bila i jedna od najboljih izvoznih godina Hrvatske u Rusiju, ostvaren izvoz od oko 420 milijuna USD. </text:p>
          </table:table-cell>
        </table:table-row>
        <table:table-row table:style-name="ro1">
          <table:table-cell office:value-type="string" calcext:value-type="string">
            <text:p>http://www.europarl.europa.eu/doceo/document/CRE-8-2015-04-28-INT-2-663-000_HR.html</text:p>
          </table:table-cell>
          <table:table-cell office:value-type="string" calcext:value-type="string">
            <text:p><text:s/>Implementation of the Bologna process (A8-0121/2015 - Krystyna Łybacka) HR </text:p>
          </table:table-cell>
          <table:table-cell office:value-type="string" calcext:value-type="string">
            <text:p>28-04-2015</text:p>
          </table:table-cell>
          <table:table-cell table:formula="of:=DATE(VALUE(MID([.C731]; 7; 4)); VALUE(MID([.C731]; 4; 2)); VALUE(MID([.C731]; 1; 2)))" office:value-type="date" office:date-value="2015-04-28" calcext:value-type="date">
            <text:p>04/28/15</text:p>
          </table:table-cell>
          <table:table-cell office:value-type="string" calcext:value-type="string">
            <text:p>  Dubravka Šuica (PPE), <text:s/>napisan. – Bolonjska deklaracija temelj je ujednačavanja obrazovnog sustava u europskim zemljama koja je potpisana u lipnju 1999. godine s ciljem stvaranja europskog prostora visokog obrazovanja (EHEA) do 2010. godine. </text:p>
          </table:table-cell>
        </table:table-row>
        <table:table-row table:style-name="ro1">
          <table:table-cell office:value-type="string" calcext:value-type="string">
            <text:p>http://www.europarl.europa.eu/doceo/document/CRE-8-2015-04-28-INT-2-716-000_HR.html</text:p>
          </table:table-cell>
          <table:table-cell office:value-type="string" calcext:value-type="string">
            <text:p><text:s/>European film in the digital era (A8-0123/2015 - Bogdan Brunon Wenta) HR </text:p>
          </table:table-cell>
          <table:table-cell office:value-type="string" calcext:value-type="string">
            <text:p>28-04-2015</text:p>
          </table:table-cell>
          <table:table-cell table:formula="of:=DATE(VALUE(MID([.C732]; 7; 4)); VALUE(MID([.C732]; 4; 2)); VALUE(MID([.C732]; 1; 2)))" office:value-type="date" office:date-value="2015-04-28" calcext:value-type="date">
            <text:p>04/28/15</text:p>
          </table:table-cell>
          <table:table-cell office:value-type="string" calcext:value-type="string">
            <text:p>  Dubravka Šuica (PPE), <text:s/>napisan. – Smatram da je od velike važnosti podržati jačanje učinkovitosti postojećih alata za financiranje kako bi se postigla bolja konkurentnost i raznolikost europskog filmskog sektora, osobito u razvoju, promociji i distribuciji filmova. </text:p>
          </table:table-cell>
        </table:table-row>
        <table:table-row table:style-name="ro1">
          <table:table-cell office:value-type="string" calcext:value-type="string">
            <text:p>http://www.europarl.europa.eu/doceo/document/CRE-8-2015-04-28-INT-2-770-000_HR.html</text:p>
          </table:table-cell>
          <table:table-cell office:value-type="string" calcext:value-type="string">
            <text:p><text:s/>A new EU Forest Strategy (A8-0126/2015 - Elisabeth Köstinger) HR </text:p>
          </table:table-cell>
          <table:table-cell office:value-type="string" calcext:value-type="string">
            <text:p>28-04-2015</text:p>
          </table:table-cell>
          <table:table-cell table:formula="of:=DATE(VALUE(MID([.C733]; 7; 4)); VALUE(MID([.C733]; 4; 2)); VALUE(MID([.C733]; 1; 2)))" office:value-type="date" office:date-value="2015-04-28" calcext:value-type="date">
            <text:p>04/28/15</text:p>
          </table:table-cell>
          <table:table-cell office:value-type="string" calcext:value-type="string">
            <text:p>  Dubravka Šuica (PPE), <text:s/>napisan. – Šume su prirodna staništa mnogih životinjskih i biljnih vrsta, koje čovječanstvu pružaju veliki niz pogodnosti. Šume su naše tvornice kisika, najbolje sredstvo u borbi protiv klimatski promjena, štite od erozije tla te pomažu u očuvanju i reguliranju geografskih klima. Također šume imaju veliki socijalni i gospodarski značaj u proizvodnji industrijskih i prehrambenih proizvoda. </text:p>
          </table:table-cell>
        </table:table-row>
        <table:table-row table:style-name="ro1">
          <table:table-cell office:value-type="string" calcext:value-type="string">
            <text:p>http://www.europarl.europa.eu/doceo/document/CRE-8-2015-04-29-INT-3-1005-937_HR.html</text:p>
          </table:table-cell>
          <table:table-cell office:value-type="string" calcext:value-type="string">
            <text:p><text:s/>Discharge 2013: European GNSS Agency (GNSS) (A8-0095/2015 - Ryszard Czarnecki) HR </text:p>
          </table:table-cell>
          <table:table-cell office:value-type="string" calcext:value-type="string">
            <text:p>29-04-2015</text:p>
          </table:table-cell>
          <table:table-cell table:formula="of:=DATE(VALUE(MID([.C734]; 7; 4)); VALUE(MID([.C734]; 4; 2)); VALUE(MID([.C734]; 1; 2)))" office:value-type="date" office:date-value="2015-04-29" calcext:value-type="date">
            <text:p>04/29/15</text:p>
          </table:table-cell>
          <table:table-cell office:value-type="string" calcext:value-type="string">
            <text:p>  Dubravka Šuica (PPE), <text:s text:c="2"/>napisan. ‒ Podržala sam razrješnicu za izvršenje proračuna Agencije za europski GNSS za financijsku godinu 2013.</text:p>
          </table:table-cell>
        </table:table-row>
        <table:table-row table:style-name="ro1">
          <table:table-cell office:value-type="string" calcext:value-type="string">
            <text:p>http://www.europarl.europa.eu/doceo/document/CRE-8-2015-04-29-INT-3-1016-843_HR.html</text:p>
          </table:table-cell>
          <table:table-cell office:value-type="string" calcext:value-type="string">
            <text:p><text:s/>Discharge 2013: ARTEMIS Joint Undertaking (A8-0103/2015 - Ryszard Czarnecki) HR </text:p>
          </table:table-cell>
          <table:table-cell office:value-type="string" calcext:value-type="string">
            <text:p>29-04-2015</text:p>
          </table:table-cell>
          <table:table-cell table:formula="of:=DATE(VALUE(MID([.C735]; 7; 4)); VALUE(MID([.C735]; 4; 2)); VALUE(MID([.C735]; 1; 2)))" office:value-type="date" office:date-value="2015-04-29" calcext:value-type="date">
            <text:p>04/29/15</text:p>
          </table:table-cell>
          <table:table-cell office:value-type="string" calcext:value-type="string">
            <text:p>  Dubravka Šuica (PPE), <text:s text:c="2"/>napisan. ‒ Glasovala sam za izvješće o razrješnici za izvršenje proračuna zajedničkog poduzeća ARTEMIS za financijsku godinu 2013. Zajedničko poduzeće ARTEMIS osnovano je u cilju razvoja ključnih tehnologija za ugrađene računalne sustave u različitim područjima primjene kako bi se povećala konkurentnost Unije te omogućilo nastajanje novih tržišta i društveno relevantnih primjera.</text:p>
          </table:table-cell>
        </table:table-row>
        <table:table-row table:style-name="ro1">
          <table:table-cell office:value-type="string" calcext:value-type="string">
            <text:p>http://www.europarl.europa.eu/doceo/document/CRE-8-2015-04-29-INT-3-1027-968_HR.html</text:p>
          </table:table-cell>
          <table:table-cell office:value-type="string" calcext:value-type="string">
            <text:p><text:s/>Discharge 2013: Clean Sky Joint Undertaking (A8-0107/2015 - Ryszard Czarnecki) HR </text:p>
          </table:table-cell>
          <table:table-cell office:value-type="string" calcext:value-type="string">
            <text:p>29-04-2015</text:p>
          </table:table-cell>
          <table:table-cell table:formula="of:=DATE(VALUE(MID([.C736]; 7; 4)); VALUE(MID([.C736]; 4; 2)); VALUE(MID([.C736]; 1; 2)))" office:value-type="date" office:date-value="2015-04-29" calcext:value-type="date">
            <text:p>04/29/15</text:p>
          </table:table-cell>
          <table:table-cell office:value-type="string" calcext:value-type="string">
            <text:p>  Dubravka Šuica (PPE), <text:s text:c="2"/>napisan. ‒ Glasovala sam za izvješće o razrješnici za izvršenje proračuna Zajedničkog poduzeća „Clean Sky” za financijsku godinu 2013. Zajedničko poduzeće „Clean Sky” osnovano je radi provjere i predstavljanja čistih tehnologija zračnog prijevoza i ubrzanja razvoja u Uniji kako bi se one što prije počele koristiti.</text:p>
          </table:table-cell>
        </table:table-row>
        <table:table-row table:style-name="ro1">
          <table:table-cell office:value-type="string" calcext:value-type="string">
            <text:p>http://www.europarl.europa.eu/doceo/document/CRE-8-2015-04-29-INT-3-1039-937_HR.html</text:p>
          </table:table-cell>
          <table:table-cell office:value-type="string" calcext:value-type="string">
            <text:p><text:s/>Discharge 2013: ENIAC Joint Undertaking (A8-0104/2015 - Ryszard Czarnecki) HR </text:p>
          </table:table-cell>
          <table:table-cell office:value-type="string" calcext:value-type="string">
            <text:p>29-04-2015</text:p>
          </table:table-cell>
          <table:table-cell table:formula="of:=DATE(VALUE(MID([.C737]; 7; 4)); VALUE(MID([.C737]; 4; 2)); VALUE(MID([.C737]; 1; 2)))" office:value-type="date" office:date-value="2015-04-29" calcext:value-type="date">
            <text:p>04/29/15</text:p>
          </table:table-cell>
          <table:table-cell office:value-type="string" calcext:value-type="string">
            <text:p>  Dubravka Šuica (PPE), <text:s text:c="2"/>napisan. ‒ Glasovala sam za izvješće o razrješnici za izvršenje proračuna zajedničkog poduzeća ENIAC za financijsku godinu 2013. Zajedničko poduzeće ENIAC osnovano je radi utvrđivanja i provedbe „programa istraživanja” za razvoj ključnih znanja u nanoelektronici.</text:p>
          </table:table-cell>
        </table:table-row>
        <table:table-row table:style-name="ro1">
          <table:table-cell office:value-type="string" calcext:value-type="string">
            <text:p>http://www.europarl.europa.eu/doceo/document/CRE-8-2015-04-29-INT-3-1053-687_HR.html</text:p>
          </table:table-cell>
          <table:table-cell office:value-type="string" calcext:value-type="string">
            <text:p><text:s/>Discharge 2013: Fuel Cells and Hydrogen Joint Undertaking (A8-0112/2015 - Ryszard Czarnecki) HR </text:p>
          </table:table-cell>
          <table:table-cell office:value-type="string" calcext:value-type="string">
            <text:p>29-04-2015</text:p>
          </table:table-cell>
          <table:table-cell table:formula="of:=DATE(VALUE(MID([.C738]; 7; 4)); VALUE(MID([.C738]; 4; 2)); VALUE(MID([.C738]; 1; 2)))" office:value-type="date" office:date-value="2015-04-29" calcext:value-type="date">
            <text:p>04/29/15</text:p>
          </table:table-cell>
          <table:table-cell office:value-type="string" calcext:value-type="string">
            <text:p>  Dubravka Šuica (PPE), <text:s text:c="2"/>napisan. ‒ Glasovala sam za Izvješće o razrješnici za izvršenje proračuna Zajedničkog poduzeća za gorivne članke i vodik za financijsku godinu 2013. Kao rezultat javno-privatnog partnerstva osnovano je Zajedničko poduzeće za gorive članke i vodik radi usredotočenja na razvoj rješenja primjenjivih na tržištu koja će potom ubrzati dodatne napore koje industrija ulaže u brzo uvođenje tehnologija gorivnih članaka i vodika.</text:p>
          </table:table-cell>
        </table:table-row>
        <table:table-row table:style-name="ro1">
          <table:table-cell office:value-type="string" calcext:value-type="string">
            <text:p>http://www.europarl.europa.eu/doceo/document/CRE-8-2015-04-29-INT-3-1064-687_HR.html</text:p>
          </table:table-cell>
          <table:table-cell office:value-type="string" calcext:value-type="string">
            <text:p><text:s/>Discharge 2013: Innovative Medicines Initiative Joint Undertaking (A8-0106/2015 - Ryszard Czarnecki) HR </text:p>
          </table:table-cell>
          <table:table-cell office:value-type="string" calcext:value-type="string">
            <text:p>29-04-2015</text:p>
          </table:table-cell>
          <table:table-cell table:formula="of:=DATE(VALUE(MID([.C739]; 7; 4)); VALUE(MID([.C739]; 4; 2)); VALUE(MID([.C739]; 1; 2)))" office:value-type="date" office:date-value="2015-04-29" calcext:value-type="date">
            <text:p>04/29/15</text:p>
          </table:table-cell>
          <table:table-cell office:value-type="string" calcext:value-type="string">
            <text:p>  Dubravka Šuica (PPE), <text:s text:c="2"/>napisan. ‒ Glasovala sam za Izvješće o razrješnici za izvršenje proračuna Zajedničkog poduzeća za provedbu zajedničke tehnološke inicijative za inovativne lijekove za financijsku godinu 2013. Zajedničko poduzeće za inicijativu za inovativne lijekove osnovano je kako bi se znatno poboljšala učinkovitost i djelotvornost postupka razvoja lijekova, a dugoročni mu je cilj da farmaceutski sektor proizvodi učinkovitije i sigurnije inovativne lijekove.</text:p>
          </table:table-cell>
        </table:table-row>
        <table:table-row table:style-name="ro1">
          <table:table-cell office:value-type="string" calcext:value-type="string">
            <text:p>http://www.europarl.europa.eu/doceo/document/CRE-8-2015-04-29-INT-3-1075-968_HR.html</text:p>
          </table:table-cell>
          <table:table-cell office:value-type="string" calcext:value-type="string">
            <text:p><text:s/>Discharge 2013: Joint Undertaking for ITER and the development of fusion energy (A8-0108/2015 - Anders Primdahl Vistisen) HR </text:p>
          </table:table-cell>
          <table:table-cell office:value-type="string" calcext:value-type="string">
            <text:p>29-04-2015</text:p>
          </table:table-cell>
          <table:table-cell table:formula="of:=DATE(VALUE(MID([.C740]; 7; 4)); VALUE(MID([.C740]; 4; 2)); VALUE(MID([.C740]; 1; 2)))" office:value-type="date" office:date-value="2015-04-29" calcext:value-type="date">
            <text:p>04/29/15</text:p>
          </table:table-cell>
          <table:table-cell office:value-type="string" calcext:value-type="string">
            <text:p>  Dubravka Šuica (PPE), <text:s text:c="2"/>napisan. ‒ Glasovala sam za izvješće o razrješnici za izvršenje proračuna Zajedničkog poduzeća za ITER i razvoj energije fuzije za financijsku godinu 2013. Godišnja računovodstvena dokumentacija Zajedničkog poduzeća u svim značajnim aspektima objektivno prikazuje njegovo financijsko stanje na dan 31. prosinca 2013. te je u skladu s njegovim financijskim pravilima. </text:p>
          </table:table-cell>
        </table:table-row>
        <table:table-row table:style-name="ro1">
          <table:table-cell office:value-type="string" calcext:value-type="string">
            <text:p>http://www.europarl.europa.eu/doceo/document/CRE-8-2015-04-29-INT-3-1088-484_HR.html</text:p>
          </table:table-cell>
          <table:table-cell office:value-type="string" calcext:value-type="string">
            <text:p><text:s/>Discharge 2013: SESAR Joint Undertaking (A8-0110/2015 - Anders Primdahl Vistisen) HR </text:p>
          </table:table-cell>
          <table:table-cell office:value-type="string" calcext:value-type="string">
            <text:p>29-04-2015</text:p>
          </table:table-cell>
          <table:table-cell table:formula="of:=DATE(VALUE(MID([.C741]; 7; 4)); VALUE(MID([.C741]; 4; 2)); VALUE(MID([.C741]; 1; 2)))" office:value-type="date" office:date-value="2015-04-29" calcext:value-type="date">
            <text:p>04/29/15</text:p>
          </table:table-cell>
          <table:table-cell office:value-type="string" calcext:value-type="string">
            <text:p>  Dubravka Šuica (PPE), <text:s text:c="2"/>napisan. ‒ Glasovala sam za izvješće o razrješnici za izvršenje proračuna Zajedničkog poduzeća SESAR za financijsku godinu 2013. SESAR je projekt Zajedničkog poduzeća koje je osnovano da bi vodilo Istraživački program upravljanja jedinstvenim europskim zračnim prometom (SESAR), koji ima za cilj modernizirati upravljanje zračnim prometom u Europi.</text:p>
          </table:table-cell>
        </table:table-row>
        <table:table-row table:style-name="ro1">
          <table:table-cell office:value-type="string" calcext:value-type="string">
            <text:p>http://www.europarl.europa.eu/doceo/document/CRE-8-2015-04-29-INT-3-1106-500_HR.html</text:p>
          </table:table-cell>
          <table:table-cell office:value-type="string" calcext:value-type="string">
            <text:p><text:s/>Money market funds (A8-0041/2015 - Neena Gill) HR </text:p>
          </table:table-cell>
          <table:table-cell office:value-type="string" calcext:value-type="string">
            <text:p>29-04-2015</text:p>
          </table:table-cell>
          <table:table-cell table:formula="of:=DATE(VALUE(MID([.C742]; 7; 4)); VALUE(MID([.C742]; 4; 2)); VALUE(MID([.C742]; 1; 2)))" office:value-type="date" office:date-value="2015-04-29" calcext:value-type="date">
            <text:p>04/29/15</text:p>
          </table:table-cell>
          <table:table-cell office:value-type="string" calcext:value-type="string">
            <text:p>  Dubravka Šuica (PPE), <text:s text:c="2"/>napisan. – Novčani fondovi raspolažu novčanim instrumentima poput trezorskih zapisa, komercijalnih papira i potvrda o depozitu, te trgovanjem tih instrumenata na tržištu novca osiguravaju kratkoročno financiranje poduzeća, financijskih institucija i država. Nadalje, novčani fondovi predstavljaju ključnu poveznicu između potražnje i ponude kratkoročnog novca na financijskim tržištima. Iako su novčani fondovi smatrani veoma stabilnim izvorima kratkoročnog financiranja,financijska kriza je pokazala nekoliko karakteristika novčanih fondova zbog kojih u vrijeme krize mogu predstavljati sustavni rizik. Tj. da zbog njihove povezanosti s bankovnim sektorom s jedne strane, te s poduzećima i javnim financijama duge, mogu širiti i povećavati rizik na tržištu. Da bi se izbjegle negativne posljedice na financijskim tržištima, Europa mora postaviti jedinstvena pravila u cijeloj Uniji, što bi novčane fondove učinilo otpornijim na buduće financijske krize te povećalo zaštitu ulagatelja. Istodobno ne smijemo zanemariti važnu ulogu novčanih fondova u financiranju država i korporativnoga sektora. Stoga je veoma važno podržati prijedlog o novčanim fondovima, jer on predstavlja smjernice kako ujedinjena i integrirana Europa može imati stabilan i održiv razvoj tržišta novca, a time i gospodarstva u cijelosti.</text:p>
          </table:table-cell>
        </table:table-row>
        <table:table-row table:style-name="ro1">
          <table:table-cell office:value-type="string" calcext:value-type="string">
            <text:p>http://www.europarl.europa.eu/doceo/document/CRE-8-2015-04-29-INT-3-1111-875_HR.html</text:p>
          </table:table-cell>
          <table:table-cell office:value-type="string" calcext:value-type="string">
            <text:p><text:s/>Imports of textile products from certain third countries not covered by specific Union import rules (A8-0016/2015 - Jarosław Wałęsa) HR </text:p>
          </table:table-cell>
          <table:table-cell office:value-type="string" calcext:value-type="string">
            <text:p>29-04-2015</text:p>
          </table:table-cell>
          <table:table-cell table:formula="of:=DATE(VALUE(MID([.C743]; 7; 4)); VALUE(MID([.C743]; 4; 2)); VALUE(MID([.C743]; 1; 2)))" office:value-type="date" office:date-value="2015-04-29" calcext:value-type="date">
            <text:p>04/29/15</text:p>
          </table:table-cell>
          <table:table-cell office:value-type="string" calcext:value-type="string">
            <text:p>  Dubravka Šuica (PPE), <text:s text:c="2"/>napisan. – Glasala sam za Izvješće o prijedlogu uredbe Europskog parlamenta i Vijeća o zajedničkim pravilima za uvoz tekstilnih proizvoda iz određenih trećih zemalja koji nisu obuhvaćeni bilateralnim sporazumima, protokolima ili drugim dogovorima, ili drugim posebnim uvoznim pravilima. Zakonodavni akt EU je mijenjan i nadodavan više puta, te kao takav ne može biti razumljiv široj javnosti. Kako bi se pojednostavilo korištenje zakonodavnih akata EU, odnosno napravilo dostupnije javnosti za tumačenje određenih prava koja mogu ostvariti, potrebno je ujediniti zakonodavne tekstove. U ovom slučaju, prema izvješću savjetodavne skupine za pravna pitanja, radi se o pojednostavljenju, odnosno kodifikaciji već postojećih zakonodavnih akata uz tek manje napomenute promjene o pravilima uvoza tekstilnih proizvoda iz trećih zemalja.</text:p>
          </table:table-cell>
        </table:table-row>
        <table:table-row table:style-name="ro1">
          <table:table-cell office:value-type="string" calcext:value-type="string">
            <text:p>http://www.europarl.europa.eu/doceo/document/CRE-8-2015-04-29-INT-3-1134-500_HR.html</text:p>
          </table:table-cell>
          <table:table-cell office:value-type="string" calcext:value-type="string">
            <text:p><text:s/>Estimates of revenue and expenditure for the financial year 2016 - Section I - Parliament (A8-0144/2015 - Gérard Deprez) HR </text:p>
          </table:table-cell>
          <table:table-cell office:value-type="string" calcext:value-type="string">
            <text:p>29-04-2015</text:p>
          </table:table-cell>
          <table:table-cell table:formula="of:=DATE(VALUE(MID([.C744]; 7; 4)); VALUE(MID([.C744]; 4; 2)); VALUE(MID([.C744]; 1; 2)))" office:value-type="date" office:date-value="2015-04-29" calcext:value-type="date">
            <text:p>04/29/15</text:p>
          </table:table-cell>
          <table:table-cell office:value-type="string" calcext:value-type="string">
            <text:p>  Dubravka Šuica (PPE), <text:s text:c="2"/>napisan. – Glasala sam za Izvješće o procjeni prihoda i rashoda Europskog parlamenta za financijsku godinu 2016., jer bi povećanje od 1,6 posto omogućilo Europskom parlamentu kvalitetno obavljanje njegove suzakonodavne uloge u Europskoj uniji. Europskom parlamentu je dat status suzakonodavca ugovorom iz Lisabona, a kako bi Europski parlament mogao obavljati ovu dužnost na kvalitetan način potrebno je ojačati administrativne kapacitete EU i na taj način ujedno olakšati i zastupnicima u obavljanju svakodnevnih aktivnosti. Osim što bi olakšali funkcioniranje Europskog parlamenta, povećanje od 1,6 % bi također značilo i mogućnost novog zapošljavanja mladih, educiranih ljudi kojih je na tržištu rada previše. U nacrtu Izvješća o procjeni prihoda i rashoda Europskog parlamenta za financijsku godinu 2016. predviđa se povećanje od 1,6 posto u odnosu na rashode za 2015., a ima višestruki cilj: otvaranje novih radnih mjesta, povećanje mjesečnog proračuna za urede zastupnika, podizanje sigurnosti u Europskom parlamentu i povećanje proračuna za političke stranke i političke zaklade.</text:p>
          </table:table-cell>
        </table:table-row>
        <table:table-row table:style-name="ro1">
          <table:table-cell office:value-type="string" calcext:value-type="string">
            <text:p>http://www.europarl.europa.eu/doceo/document/CRE-8-2015-04-29-INT-3-1159-750_HR.html</text:p>
          </table:table-cell>
          <table:table-cell office:value-type="string" calcext:value-type="string">
            <text:p><text:s/>European Public Prosecutor's Office (A8-0055/2015 - Monica Macovei) HR </text:p>
          </table:table-cell>
          <table:table-cell office:value-type="string" calcext:value-type="string">
            <text:p>29-04-2015</text:p>
          </table:table-cell>
          <table:table-cell table:formula="of:=DATE(VALUE(MID([.C745]; 7; 4)); VALUE(MID([.C745]; 4; 2)); VALUE(MID([.C745]; 1; 2)))" office:value-type="date" office:date-value="2015-04-29" calcext:value-type="date">
            <text:p>04/29/15</text:p>
          </table:table-cell>
          <table:table-cell office:value-type="string" calcext:value-type="string">
            <text:p>  Dubravka Šuica (PPE), <text:s text:c="2"/>napisan. – Podržavam prijedlog Uredbe o osnivanju Ureda europskog javnog tužitelja jer nam je potrebno neovisno tijelo koje će reducirati financijske prijevare u Uniji. Prijedlog će poboljšati povjerenje poreznih obveznika u europske institucije. OLAF je uzeo od 2006 - 2013 oko 31% od pristojbi na temelju preporuka sudovima i to će u budućnosti biti regulirano novoosnovanim Uredom europskog javnog tužitelja. Uspostava Ureda europskog javnog tužitelja će također donijeti pravnu zaštitu za veću kontrolu pravosuđa, raznih istražnih alata, neovisnosti i dopuštenosti dokaza te bi trebao biti potpuno neovisan o nacionalnim vladama i institucijama EU-a te zaštićen od političkog utjecaja i pritiska. U postupke imenovanja delegiranih europskih tužitelja države članice moraju uključiti nacionalna neovisna pravosudna tijela u skladu s nacionalnim zakonima i praksama te bi ured trebao podnositi godišnje izvješće institucijama EU-a kako bi se zajamčila transparentnost i procjena glavnih područja njegovog djelovanja.</text:p>
          </table:table-cell>
        </table:table-row>
        <table:table-row table:style-name="ro1">
          <table:table-cell office:value-type="string" calcext:value-type="string">
            <text:p>http://www.europarl.europa.eu/doceo/document/CRE-8-2015-04-29-INT-3-119-000_HR.html</text:p>
          </table:table-cell>
          <table:table-cell office:value-type="string" calcext:value-type="string">
            <text:p><text:s/>Report of the extraordinary European Council meeting (23 April 2015) - The latest tragedies in the Mediterranean and EU migration and asylum policies (debate) HR </text:p>
          </table:table-cell>
          <table:table-cell office:value-type="string" calcext:value-type="string">
            <text:p>29-04-2015</text:p>
          </table:table-cell>
          <table:table-cell table:formula="of:=DATE(VALUE(MID([.C746]; 7; 4)); VALUE(MID([.C746]; 4; 2)); VALUE(MID([.C746]; 1; 2)))" office:value-type="date" office:date-value="2015-04-29" calcext:value-type="date">
            <text:p>04/29/15</text:p>
          </table:table-cell>
          <table:table-cell office:value-type="string" calcext:value-type="string">
            <text:p>  Dubravka Šuica (PPE). <text:s text:c="2"/>– Gospodine predsjedniče, nitko ne bi napustio svoj dom da mu je tamo dobro. Očito su svi ovi ljudi potisnuti potaknuti tragedijama, terorizmom, svim onim što se događa na afričkom teritoriju, al ne samo tamo nego i u drugim dijelovima svijeta, drugim dijelovima Europe. </text:p>
          </table:table-cell>
        </table:table-row>
        <table:table-row table:style-name="ro1">
          <table:table-cell office:value-type="string" calcext:value-type="string">
            <text:p>http://www.europarl.europa.eu/doceo/document/CRE-8-2015-04-29-INT-3-1401-000_HR.html</text:p>
          </table:table-cell>
          <table:table-cell office:value-type="string" calcext:value-type="string">
            <text:p><text:s/>2014 Progress Report on Bosnia and Herzegovina (debate) HR </text:p>
          </table:table-cell>
          <table:table-cell office:value-type="string" calcext:value-type="string">
            <text:p>29-04-2015</text:p>
          </table:table-cell>
          <table:table-cell table:formula="of:=DATE(VALUE(MID([.C747]; 7; 4)); VALUE(MID([.C747]; 4; 2)); VALUE(MID([.C747]; 1; 2)))" office:value-type="date" office:date-value="2015-04-29" calcext:value-type="date">
            <text:p>04/29/15</text:p>
          </table:table-cell>
          <table:table-cell office:value-type="string" calcext:value-type="string">
            <text:p>  Dubravka Šuica (PPE). <text:s text:c="2"/>– Gospođo predsjednice, želim zahvaliti gospodinu Predi na vrlo izbalansiranom izvješću i na potpuno jasnim porukama. Očito je da je neophodna ustavna reforma i očito je da ona treba počivati na principima decentralizacije, supsidijarnosti i federalizma. Ali, konstitutivnost Hrvata, Bošnjaka i Srba ne smije nikada doći u pitanje. </text:p>
          </table:table-cell>
        </table:table-row>
        <table:table-row table:style-name="ro1">
          <table:table-cell office:value-type="string" calcext:value-type="string">
            <text:p>http://www.europarl.europa.eu/doceo/document/CRE-8-2015-04-29-INT-3-257-035_HR.html</text:p>
          </table:table-cell>
          <table:table-cell office:value-type="string" calcext:value-type="string">
            <text:p><text:s/>Discharge 2013: EU general budget - European Council and Council (A8-0116/2015 - Ryszard Czarnecki) HR </text:p>
          </table:table-cell>
          <table:table-cell office:value-type="string" calcext:value-type="string">
            <text:p>29-04-2015</text:p>
          </table:table-cell>
          <table:table-cell table:formula="of:=DATE(VALUE(MID([.C748]; 7; 4)); VALUE(MID([.C748]; 4; 2)); VALUE(MID([.C748]; 1; 2)))" office:value-type="date" office:date-value="2015-04-29" calcext:value-type="date">
            <text:p>04/29/15</text:p>
          </table:table-cell>
          <table:table-cell office:value-type="string" calcext:value-type="string">
            <text:p>  Dubravka Šuica (PPE), <text:s text:c="2"/>napisan. ‒ Glasovala sam u korist odgode razrješnice Vijeću zbog zabrinutosti što se i dalje puno manje troši od planiranog i što se ta stopa odnosi skoro na sve kategorije. Trebaju se izraditi ključni pokazatelji uspješnosti kako bi se poboljšalo planiranje proračuna u nadolazećim godinama.</text:p>
          </table:table-cell>
        </table:table-row>
        <table:table-row table:style-name="ro1">
          <table:table-cell office:value-type="string" calcext:value-type="string">
            <text:p>http://www.europarl.europa.eu/doceo/document/CRE-8-2015-04-29-INT-3-277-656_HR.html</text:p>
          </table:table-cell>
          <table:table-cell office:value-type="string" calcext:value-type="string">
            <text:p><text:s/>Discharge 2013: EU general budget - European Commission and executive agencies (A8-0101/2015 - Ingeborg Gräßle) HR </text:p>
          </table:table-cell>
          <table:table-cell office:value-type="string" calcext:value-type="string">
            <text:p>29-04-2015</text:p>
          </table:table-cell>
          <table:table-cell table:formula="of:=DATE(VALUE(MID([.C749]; 7; 4)); VALUE(MID([.C749]; 4; 2)); VALUE(MID([.C749]; 1; 2)))" office:value-type="date" office:date-value="2015-04-29" calcext:value-type="date">
            <text:p>04/29/15</text:p>
          </table:table-cell>
          <table:table-cell office:value-type="string" calcext:value-type="string">
            <text:p>  Dubravka Šuica (PPE), <text:s text:c="2"/>napisan. ‒ Pozdravljam činjenicu da su prihodi koji su temelji računovodstvene dokumentacije za godinu koja je završila 31. prosinca 2013. zakoniti i pravilni u svim bitnim aspektima i to da godišnja računovodstvena dokumentacija Unije za financijsku godinu 2013. realno i objektivno prikazuje u svim bitnim aspektima položaj Unije na dan 31. prosinca 2013. godine. Iz tog razloga podržavam razrješnicu za izvršenje općeg proračuna Europske unije za financijsku godinu 2013.</text:p>
          </table:table-cell>
        </table:table-row>
        <table:table-row table:style-name="ro1">
          <table:table-cell office:value-type="string" calcext:value-type="string">
            <text:p>http://www.europarl.europa.eu/doceo/document/CRE-8-2015-04-29-INT-3-320-500_HR.html</text:p>
          </table:table-cell>
          <table:table-cell office:value-type="string" calcext:value-type="string">
            <text:p><text:s/>Pre-financing of operational programmes supported by the Youth Employment Initiative (A8-0134/2015 - Elisabeth Morin-Chartier) HR </text:p>
          </table:table-cell>
          <table:table-cell office:value-type="string" calcext:value-type="string">
            <text:p>29-04-2015</text:p>
          </table:table-cell>
          <table:table-cell table:formula="of:=DATE(VALUE(MID([.C750]; 7; 4)); VALUE(MID([.C750]; 4; 2)); VALUE(MID([.C750]; 1; 2)))" office:value-type="date" office:date-value="2015-04-29" calcext:value-type="date">
            <text:p>04/29/15</text:p>
          </table:table-cell>
          <table:table-cell office:value-type="string" calcext:value-type="string">
            <text:p>  Dubravka Šuica (PPE), <text:s text:c="2"/>napisan. – Podržavam prijedlog Europske komisije koji potiče zapošljavanje mladih. Podrška je hitno potrebna jer je stopa nezaposlenosti u porastu u posljednjih nekoliko godina. Prijedlog Europske komisije za oslobađanje novčanih sredstava potrebnih za projekte koji bi se provodili u državama članicama u području nezaposlenosti mladih je hitno potreban. EU je u posljednjih nekoliko godina razvio instrumente koji bi trebali učinkovito riješiti problem nezaposlenosti mladih u državama članicama. Najugroženije skupine na koje moramo misliti i obratiti posebnu pozornost su mlade osobe, posebno mladi s niskim stupnjem obrazovanja, potomci imigranata i mladi koji imaju zdravstvene probleme i poteškoće. Predfinanciranje u 2015. će ojačati operativne programe koji su neophodni u borbi protiv nezaposlenosti. Potrebno je započeti provedbu Uredbe u najkraćem mogućem roku.</text:p>
          </table:table-cell>
        </table:table-row>
        <table:table-row table:style-name="ro1">
          <table:table-cell office:value-type="string" calcext:value-type="string">
            <text:p>http://www.europarl.europa.eu/doceo/document/CRE-8-2015-04-29-INT-3-349-500_HR.html</text:p>
          </table:table-cell>
          <table:table-cell office:value-type="string" calcext:value-type="string">
            <text:p><text:s/>Repeal of Council Regulation (EEC) No 3030/93 on common rules for imports of certain textile products from third countries (A8-0026/2015 - Bernd Lange) HR </text:p>
          </table:table-cell>
          <table:table-cell office:value-type="string" calcext:value-type="string">
            <text:p>29-04-2015</text:p>
          </table:table-cell>
          <table:table-cell table:formula="of:=DATE(VALUE(MID([.C751]; 7; 4)); VALUE(MID([.C751]; 4; 2)); VALUE(MID([.C751]; 1; 2)))" office:value-type="date" office:date-value="2015-04-29" calcext:value-type="date">
            <text:p>04/29/15</text:p>
          </table:table-cell>
          <table:table-cell office:value-type="string" calcext:value-type="string">
            <text:p>  Dubravka Šuica (PPE), <text:s text:c="2"/>napisan. – Glasala sam za Uredbu Vijeća (EEZ) br. 3030/93 o zajedničkim pravilima za uvoz određenih tekstilnih proizvoda iz trećih zemalja primjenjuje se na uvoz tekstilnih proizvoda podrijetlom iz trećih zemalja s kojima je Europska zajednica sklopila bilateralne sporazume, potpisala protokole ili postigla druge dogovore. Bilateralne sporazume o trgovini tekstilom Europska unija je koristila za regulaciju trgovine s Rusijom i Srbijom. Međutim, Rusija je 22. kolovoza 2012. pristupila WTO-u, a za Srbiju je stupio na snagu Sporazum o stabilizaciji i pridruživanju, radi čega su vrijedila i druga pravila, te se izgubila osnovna svrha Uredbe Vijeća (EEZ). Spomenuta Uredba upotrebljavala se i za uvođenje količinskih ograničenja za određene tekstilne proizvode podrijetlom iz Narodne Republike Kine tijekom ograničenog vremenskog razdoblja koji je istekao u prosincu 2013. S obzirom da u proteklih par godina Europska unija nije imala potrebu koristiti spomenuti sporazum, mogućnost da se provedu zaštitne mjere kroz ovaj mehanizam je istekla i radi pravne sigurnosti smatram da prijedlog treba podržati i Uredbu Vijeća Vijeća (EEZ) br. 3030/93 staviti izvan snage.</text:p>
          </table:table-cell>
        </table:table-row>
        <table:table-row table:style-name="ro1">
          <table:table-cell office:value-type="string" calcext:value-type="string">
            <text:p>http://www.europarl.europa.eu/doceo/document/CRE-8-2015-04-29-INT-3-371-500_HR.html</text:p>
          </table:table-cell>
          <table:table-cell office:value-type="string" calcext:value-type="string">
            <text:p><text:s/>Safeguard measures provided for in the Agreement with Norway (A8-0046/2015 - Andrzej Duda) HR </text:p>
          </table:table-cell>
          <table:table-cell office:value-type="string" calcext:value-type="string">
            <text:p>29-04-2015</text:p>
          </table:table-cell>
          <table:table-cell table:formula="of:=DATE(VALUE(MID([.C752]; 7; 4)); VALUE(MID([.C752]; 4; 2)); VALUE(MID([.C752]; 1; 2)))" office:value-type="date" office:date-value="2015-04-29" calcext:value-type="date">
            <text:p>04/29/15</text:p>
          </table:table-cell>
          <table:table-cell office:value-type="string" calcext:value-type="string">
            <text:p>  Dubravka Šuica (PPE), <text:s text:c="2"/>napisan. – Glasala sam za kodifikaciju prijedloga uredbe Europskog parlamenta i Vijeća o kodifikaciji Uredbe (EEZ) br. 1692/73 Vijeća od 25. lipnja 1973. o zaštitnim mjerama predviđenim Sporazumom između Europske ekonomske zajednice i Kraljevine Norveške savjetodavna skupina. Zakonodavni akti Europske unije se često mijenjaju i nadodaju. te su razasute u različitim tekstovima. Zakonodavni akti Europske unije moraju biti jasni i transparentni. Cilj kodifikacije Uredbe je objediniti već psotojeće zakonodavne akte, bez suštinskih izmjena, kako bi bili dostupniji građanima kako bi lakše mogli ostvariti svoja prava. Budući da je savjetodavna skupina nakon proučavanja svih akata zaključila da se radi samo o kodifikaciji zakonodavnog teksta bez suštinskih izmjena, suglasna sam s prijedlogom Komisje.</text:p>
          </table:table-cell>
        </table:table-row>
        <table:table-row table:style-name="ro1">
          <table:table-cell office:value-type="string" calcext:value-type="string">
            <text:p>http://www.europarl.europa.eu/doceo/document/CRE-8-2015-04-29-INT-3-396-312_HR.html</text:p>
          </table:table-cell>
          <table:table-cell office:value-type="string" calcext:value-type="string">
            <text:p><text:s/>Stabilisation and Association Agreement with Albania (A8-0047/2015 - Andrzej Duda) HR </text:p>
          </table:table-cell>
          <table:table-cell office:value-type="string" calcext:value-type="string">
            <text:p>29-04-2015</text:p>
          </table:table-cell>
          <table:table-cell table:formula="of:=DATE(VALUE(MID([.C753]; 7; 4)); VALUE(MID([.C753]; 4; 2)); VALUE(MID([.C753]; 1; 2)))" office:value-type="date" office:date-value="2015-04-29" calcext:value-type="date">
            <text:p>04/29/15</text:p>
          </table:table-cell>
          <table:table-cell office:value-type="string" calcext:value-type="string">
            <text:p>  Dubravka Šuica (PPE), <text:s text:c="2"/>napisan. – Slažem se s mišljenjem Komisije da se pomogne Albaniji kako bi što prije ojačali administrativne kapacitete i na ekonomski održiv način implementirali sve reforme potrebne za integraciju zemlje u EU-u. Suradnja Albanije i Hrvatske je od iznimnog značaja u gospodarskom i političkom smislu, a posebnu važnost zauzimaju infrastrukturni i energetski projekti koji povezuju ove dvije zemlje. To je u prvom redu jadransko-jonski plinovod i jadransko-jonska cesta. </text:p>
          </table:table-cell>
        </table:table-row>
        <table:table-row table:style-name="ro1">
          <table:table-cell office:value-type="string" calcext:value-type="string">
            <text:p>http://www.europarl.europa.eu/doceo/document/CRE-8-2015-04-29-INT-3-418-781_HR.html</text:p>
          </table:table-cell>
          <table:table-cell office:value-type="string" calcext:value-type="string">
            <text:p><text:s/>Stabilisation and Association Agreement and Interim Agreement on trade and trade-related matters with Bosnia and Herzegovina (A8-0017/2015 - Andrzej Duda) HR </text:p>
          </table:table-cell>
          <table:table-cell office:value-type="string" calcext:value-type="string">
            <text:p>29-04-2015</text:p>
          </table:table-cell>
          <table:table-cell table:formula="of:=DATE(VALUE(MID([.C754]; 7; 4)); VALUE(MID([.C754]; 4; 2)); VALUE(MID([.C754]; 1; 2)))" office:value-type="date" office:date-value="2015-04-29" calcext:value-type="date">
            <text:p>04/29/15</text:p>
          </table:table-cell>
          <table:table-cell office:value-type="string" calcext:value-type="string">
            <text:p>  Dubravka Šuica (PPE), <text:s text:c="2"/>napisan. ‒ Mi iz Europskog parlamenta zamišljamo i želimo BiH kao suverenu državu tri konstitutivna naroda i manjina i to je ono na čemu baziramo našu politiku prema BiH.</text:p>
          </table:table-cell>
        </table:table-row>
        <table:table-row table:style-name="ro1">
          <table:table-cell office:value-type="string" calcext:value-type="string">
            <text:p>http://www.europarl.europa.eu/doceo/document/CRE-8-2015-04-29-INT-3-437-750_HR.html</text:p>
          </table:table-cell>
          <table:table-cell office:value-type="string" calcext:value-type="string">
            <text:p><text:s/>Stabilisation and Association Agreement with the former Yugoslav Republic of Macedonia (A8-0132/2015 - Andrzej Duda) HR </text:p>
          </table:table-cell>
          <table:table-cell office:value-type="string" calcext:value-type="string">
            <text:p>29-04-2015</text:p>
          </table:table-cell>
          <table:table-cell table:formula="of:=DATE(VALUE(MID([.C755]; 7; 4)); VALUE(MID([.C755]; 4; 2)); VALUE(MID([.C755]; 1; 2)))" office:value-type="date" office:date-value="2015-04-29" calcext:value-type="date">
            <text:p>04/29/15</text:p>
          </table:table-cell>
          <table:table-cell office:value-type="string" calcext:value-type="string">
            <text:p>  Dubravka Šuica (PPE), <text:s text:c="2"/>napisan. – Glasala sam za prijedlog kodifikacije Uredbu Vijeća (EZ) br. 153/2002 od 21. siječnja 2002. o određenim postupcima za primjenu Sporazuma o stabilizaciji i pridruživanju između Europskih i njihovih država članica, s jedne strane, i bivše jugoslavenske republike Makedonije, s druge strane, i za primjenu Privremenog sporazuma između Europske zajednice, s jedne strane, i bivše jugoslavenske republike Makedonije, s druge strane. Zakonodavni akti Europske unije moraju biti jasni i transparentni, a često se mijenjaju i nadodaju, te su razasuti u različitim tekstovima. Cilj kodifikacije Uredbe je objediniti već psotojeće zakonodavne akte, bez suštinskih izmjena, kako bi bili dostupniji građanima kako bi lakše mogli ostvariti svoja prava. Budući da je savjetodavna skupina nakon proučavanja svih akata zaključila da se radi samo o kodifikaciji zakonodavnog teksta bez suštinskih izmjena, osim navedene izmjene teksta prvog stavka članka 7. nacrta kodificiranog teksta riječi „kao što je predviđeno člancima 38. i 39. SSP-a” na način da glase: „kao što je predviđeno člancima 37. i 38. SSP-a,, glasala sam za kodifikaciju zakonodavnih tekstova već postojeće Uredbe.</text:p>
          </table:table-cell>
        </table:table-row>
        <table:table-row table:style-name="ro1">
          <table:table-cell office:value-type="string" calcext:value-type="string">
            <text:p>http://www.europarl.europa.eu/doceo/document/CRE-8-2015-04-29-INT-3-454-500_HR.html</text:p>
          </table:table-cell>
          <table:table-cell office:value-type="string" calcext:value-type="string">
            <text:p><text:s/>Application of Articles 107 and 108 TFEU to certain categories of horizontal state aid (A8-0029/2014 - Andrzej Duda) HR </text:p>
          </table:table-cell>
          <table:table-cell office:value-type="string" calcext:value-type="string">
            <text:p>29-04-2015</text:p>
          </table:table-cell>
          <table:table-cell table:formula="of:=DATE(VALUE(MID([.C756]; 7; 4)); VALUE(MID([.C756]; 4; 2)); VALUE(MID([.C756]; 1; 2)))" office:value-type="date" office:date-value="2015-04-29" calcext:value-type="date">
            <text:p>04/29/15</text:p>
          </table:table-cell>
          <table:table-cell office:value-type="string" calcext:value-type="string">
            <text:p>  Dubravka Šuica (PPE), <text:s text:c="2"/>napisan. – S obzirom da je u više navrata vršena revizija niza pravila i propisa kojima su određeni detaljni uvjeti za dodjelu državnih potpora od strane država članica EU, jako je bitno da svim korisnicima potpora budu jasne smjernice o tome što se sve smatra potporom u smislu članka 107. Ugovora o funkcioniranju EU (UFEU). Istovremeno, neophodno je pojednostaviti i prilagoditi zakonske odredbe kako bi poduzetnici zaštitili svoj položaj na tržištu i osigurati da trgovački sudovi imaju relevantne informacije kako bi pravedno priveli kraju predstečajne nagodbe ili stečajne postupke. S obzirom da je tijekom razmatranja prijedloga uredbe Vijeća o kodifikaciji Uredbe Vijeća (EZ) br. 994/98 od 7. svibnja 1998. o primjeni članaka 107. i 108. ugovora o funkcioniranju Europske unije na određene kategorije horizontalnih državnih potpora, savjetodavna skupina zaključila da se prijedlog odnosi na kodifikaciju postojećih tekstova bez suštinskih promjena, glasala sam za prijedlog kodificiranog teksta.</text:p>
          </table:table-cell>
        </table:table-row>
        <table:table-row table:style-name="ro1">
          <table:table-cell office:value-type="string" calcext:value-type="string">
            <text:p>http://www.europarl.europa.eu/doceo/document/CRE-8-2015-04-29-INT-3-476-750_HR.html</text:p>
          </table:table-cell>
          <table:table-cell office:value-type="string" calcext:value-type="string">
            <text:p><text:s/>Rules for the application of Article 108 TFEU (A8-0047/2014 - Andrzej Duda) HR </text:p>
          </table:table-cell>
          <table:table-cell office:value-type="string" calcext:value-type="string">
            <text:p>29-04-2015</text:p>
          </table:table-cell>
          <table:table-cell table:formula="of:=DATE(VALUE(MID([.C757]; 7; 4)); VALUE(MID([.C757]; 4; 2)); VALUE(MID([.C757]; 1; 2)))" office:value-type="date" office:date-value="2015-04-29" calcext:value-type="date">
            <text:p>04/29/15</text:p>
          </table:table-cell>
          <table:table-cell office:value-type="string" calcext:value-type="string">
            <text:p>  Dubravka Šuica (PPE), <text:s text:c="2"/>napisan. ‒ Uzimajući u obzir Međuinstitucionalni sporazum od 20. prosinca 1994. o ubrzanoj metodi rada za službeno kodificiranje zakonodavnih tekstova, posebno točku 4., savjetodavna skupina koju čine pravne službe Europskog parlamenta, Vijeća i Komisije je 25. rujna 2014., između ostaloga, razmotrila prijedlog uredbe Vijeća o utvrđivanju detaljnih pravila primjene članka 108. Ugovora o funkcioniranju Europske unije koji je podnijela Komisija. Nakon razmatranja prijedloga, savjetodavna skupina suglasno je zaključila da se prijedlog doista ograničava samo na kodifikaciju postojećih tekstova bez suštinskih promjena.</text:p>
          </table:table-cell>
        </table:table-row>
        <table:table-row table:style-name="ro1">
          <table:table-cell office:value-type="string" calcext:value-type="string">
            <text:p>http://www.europarl.europa.eu/doceo/document/CRE-8-2015-04-29-INT-3-488-437_HR.html</text:p>
          </table:table-cell>
          <table:table-cell office:value-type="string" calcext:value-type="string">
            <text:p><text:s/>Court of Auditors special reports in the context of the 2013 Commission discharge (A8-0067/2015 - Ingeborg Gräßle) HR </text:p>
          </table:table-cell>
          <table:table-cell office:value-type="string" calcext:value-type="string">
            <text:p>29-04-2015</text:p>
          </table:table-cell>
          <table:table-cell table:formula="of:=DATE(VALUE(MID([.C758]; 7; 4)); VALUE(MID([.C758]; 4; 2)); VALUE(MID([.C758]; 1; 2)))" office:value-type="date" office:date-value="2015-04-29" calcext:value-type="date">
            <text:p>04/29/15</text:p>
          </table:table-cell>
          <table:table-cell office:value-type="string" calcext:value-type="string">
            <text:p>  Dubravka Šuica (PPE), <text:s text:c="2"/>napisan. ‒ Glasala sam u prilog davanju razrješnice Komisiji jer traži veću transparentnost država članica u suradnji s Komisijom i to da trajne dezinformacije od strane država članica moraju biti popraćene sankcijama. Također poziva Komisiju da osigura da osobe inkriminirane za zlouporabu više nemaju pristup fondovima EU.</text:p>
          </table:table-cell>
        </table:table-row>
        <table:table-row table:style-name="ro1">
          <table:table-cell office:value-type="string" calcext:value-type="string">
            <text:p>http://www.europarl.europa.eu/doceo/document/CRE-8-2015-04-29-INT-3-499-750_HR.html</text:p>
          </table:table-cell>
          <table:table-cell office:value-type="string" calcext:value-type="string">
            <text:p><text:s/>Discharge 2013: EU general budget - 8th, 9th and 10th EDFs (A8-0102/2015 - Martina Dlabajová) HR </text:p>
          </table:table-cell>
          <table:table-cell office:value-type="string" calcext:value-type="string">
            <text:p>29-04-2015</text:p>
          </table:table-cell>
          <table:table-cell table:formula="of:=DATE(VALUE(MID([.C759]; 7; 4)); VALUE(MID([.C759]; 4; 2)); VALUE(MID([.C759]; 1; 2)))" office:value-type="date" office:date-value="2015-04-29" calcext:value-type="date">
            <text:p>04/29/15</text:p>
          </table:table-cell>
          <table:table-cell office:value-type="string" calcext:value-type="string">
            <text:p>  Dubravka Šuica (PPE), <text:s text:c="2"/>napisan. ‒ Podržavam razrješnicu jer smatram da strategije i prioriteti buduće EDF aktivnosti moraju biti precizno definirane te da sustav financijskog instrumenta mora biti izgrađen na toj osnovi, poštujući načela učinkovitosti i transparentnosti.</text:p>
          </table:table-cell>
        </table:table-row>
        <table:table-row table:style-name="ro1">
          <table:table-cell office:value-type="string" calcext:value-type="string">
            <text:p>http://www.europarl.europa.eu/doceo/document/CRE-8-2015-04-29-INT-3-518-750_HR.html</text:p>
          </table:table-cell>
          <table:table-cell office:value-type="string" calcext:value-type="string">
            <text:p><text:s/>Discharge 2013: EU general budget - European Parliament (A8-0082/2015 - Gilles Pargneaux) HR </text:p>
          </table:table-cell>
          <table:table-cell office:value-type="string" calcext:value-type="string">
            <text:p>29-04-2015</text:p>
          </table:table-cell>
          <table:table-cell table:formula="of:=DATE(VALUE(MID([.C760]; 7; 4)); VALUE(MID([.C760]; 4; 2)); VALUE(MID([.C760]; 1; 2)))" office:value-type="date" office:date-value="2015-04-29" calcext:value-type="date">
            <text:p>04/29/15</text:p>
          </table:table-cell>
          <table:table-cell office:value-type="string" calcext:value-type="string">
            <text:p>  Dubravka Šuica (PPE), <text:s text:c="2"/>napisan. ‒ Glasovala sam za izvješće o davanju razrješnice u vezi s izvršenjem općeg proračuna Europske unije za financijsku godinu 2013., dio I. – Europski parlament. Revizorski sud nije na temelju revidiranja Parlamenta utvrdio ozbiljne nedostatke te su nadzorni i kontrolni sustav, kad je riječ o administrativnim rashodima u 2013., procijenjeni kao učinkoviti. Osim toga Parlament je pozvan na uravnoteženost u vezi sa zemljom podrijetla pri imenovanju visokih dužnosnika u upravi Parlamenta, a do kraja 2015. očekuje se izvješće o tome u kojoj je mjeri postignut taj cilj.</text:p>
          </table:table-cell>
        </table:table-row>
        <table:table-row table:style-name="ro1">
          <table:table-cell office:value-type="string" calcext:value-type="string">
            <text:p>http://www.europarl.europa.eu/doceo/document/CRE-8-2015-04-29-INT-3-536-937_HR.html</text:p>
          </table:table-cell>
          <table:table-cell office:value-type="string" calcext:value-type="string">
            <text:p><text:s/>Discharge 2013: EU general budget - European External Action Service (A8-0109/2015 - Ryszard Czarnecki) HR </text:p>
          </table:table-cell>
          <table:table-cell office:value-type="string" calcext:value-type="string">
            <text:p>29-04-2015</text:p>
          </table:table-cell>
          <table:table-cell table:formula="of:=DATE(VALUE(MID([.C761]; 7; 4)); VALUE(MID([.C761]; 4; 2)); VALUE(MID([.C761]; 1; 2)))" office:value-type="date" office:date-value="2015-04-29" calcext:value-type="date">
            <text:p>04/29/15</text:p>
          </table:table-cell>
          <table:table-cell office:value-type="string" calcext:value-type="string">
            <text:p>  Dubravka Šuica (PPE), <text:s text:c="2"/>napisan. ‒ Podržala sam izvješće o razrješnici za izvršenje općeg proračuna Europske unije za financijsku godinu 2013., dio X. – Europska služba za vanjsko djelovanje. ESVD upravlja diplomatskim odnosima Europske unije s drugim zemljama i upravo iz tog razloga od velike je važnosti postići ujednačenu zastupljenost predstavnika država članica. </text:p>
          </table:table-cell>
        </table:table-row>
        <table:table-row table:style-name="ro1">
          <table:table-cell office:value-type="string" calcext:value-type="string">
            <text:p>http://www.europarl.europa.eu/doceo/document/CRE-8-2015-04-29-INT-3-552-750_HR.html</text:p>
          </table:table-cell>
          <table:table-cell office:value-type="string" calcext:value-type="string">
            <text:p><text:s/>Discharge 2013: EU general budget - Court of Justice (A8-0111/2015 - Ryszard Czarnecki) HR </text:p>
          </table:table-cell>
          <table:table-cell office:value-type="string" calcext:value-type="string">
            <text:p>29-04-2015</text:p>
          </table:table-cell>
          <table:table-cell table:formula="of:=DATE(VALUE(MID([.C762]; 7; 4)); VALUE(MID([.C762]; 4; 2)); VALUE(MID([.C762]; 1; 2)))" office:value-type="date" office:date-value="2015-04-29" calcext:value-type="date">
            <text:p>04/29/15</text:p>
          </table:table-cell>
          <table:table-cell office:value-type="string" calcext:value-type="string">
            <text:p>  Dubravka Šuica (PPE), <text:s text:c="2"/>napisan. ‒ Podržavam izvješće o razrješnici za izvršenje općeg proračuna Europske unije za financijsku godinu 2013., dio IV. – Sud Europske unije. Revizorski sud u svojem izvješću za 2013. godinu nije ustanovio nikakve nepravilnosti. </text:p>
          </table:table-cell>
        </table:table-row>
        <table:table-row table:style-name="ro1">
          <table:table-cell office:value-type="string" calcext:value-type="string">
            <text:p>http://www.europarl.europa.eu/doceo/document/CRE-8-2015-04-29-INT-3-567-875_HR.html</text:p>
          </table:table-cell>
          <table:table-cell office:value-type="string" calcext:value-type="string">
            <text:p><text:s/>Discharge 2013: EU general budget - Court of Auditors (A8-0113/2015 - Ryszard Czarnecki) HR </text:p>
          </table:table-cell>
          <table:table-cell office:value-type="string" calcext:value-type="string">
            <text:p>29-04-2015</text:p>
          </table:table-cell>
          <table:table-cell table:formula="of:=DATE(VALUE(MID([.C763]; 7; 4)); VALUE(MID([.C763]; 4; 2)); VALUE(MID([.C763]; 1; 2)))" office:value-type="date" office:date-value="2015-04-29" calcext:value-type="date">
            <text:p>04/29/15</text:p>
          </table:table-cell>
          <table:table-cell office:value-type="string" calcext:value-type="string">
            <text:p>  Dubravka Šuica (PPE), <text:s text:c="2"/>napisan. ‒ Podržavam izvješće o razrješnici za izvršenje općeg proračuna Europske unije za financijsku godinu 2013., dio V. – Revizorski sud. Zbog transparentnosti i podlijeganja samog Revizijskog suda jednakim načelima koja isti provodi prilikom provođenja revizija, godišnju računovodstvenu dokumentaciju Revizorskog suda revidira nezavisni vanjski revizor. </text:p>
          </table:table-cell>
        </table:table-row>
        <table:table-row table:style-name="ro1">
          <table:table-cell office:value-type="string" calcext:value-type="string">
            <text:p>http://www.europarl.europa.eu/doceo/document/CRE-8-2015-04-29-INT-3-580-968_HR.html</text:p>
          </table:table-cell>
          <table:table-cell office:value-type="string" calcext:value-type="string">
            <text:p><text:s/>Discharge 2013: EU general budget - Economic and Social Committee (A8-0114/2015 - Ryszard Czarnecki) HR </text:p>
          </table:table-cell>
          <table:table-cell office:value-type="string" calcext:value-type="string">
            <text:p>29-04-2015</text:p>
          </table:table-cell>
          <table:table-cell table:formula="of:=DATE(VALUE(MID([.C764]; 7; 4)); VALUE(MID([.C764]; 4; 2)); VALUE(MID([.C764]; 1; 2)))" office:value-type="date" office:date-value="2015-04-29" calcext:value-type="date">
            <text:p>04/29/15</text:p>
          </table:table-cell>
          <table:table-cell office:value-type="string" calcext:value-type="string">
            <text:p>  Dubravka Šuica (PPE), <text:s text:c="2"/>napisan. ‒ Glasovala sam za izvješće o razrješnici za izvršenje općeg proračuna Europske unije za financijsku godinu 2013., dio VI. – Europski gospodarski i socijalni odbor s obzirom na to da je primijećen rast od 1 % u proračunu za 2013. u usporedbi s prethodnim godišnjim proračunom, te podržavam napore EGSO-a da ograniči proračune za nadolazeće godine jamčeći time paušalni rast. </text:p>
          </table:table-cell>
        </table:table-row>
        <table:table-row table:style-name="ro1">
          <table:table-cell office:value-type="string" calcext:value-type="string">
            <text:p>http://www.europarl.europa.eu/doceo/document/CRE-8-2015-04-29-INT-3-593-937_HR.html</text:p>
          </table:table-cell>
          <table:table-cell office:value-type="string" calcext:value-type="string">
            <text:p><text:s/>Discharge 2013: EU general budget - Committee of the Regions (A8-0105/2015 - Ryszard Czarnecki) HR </text:p>
          </table:table-cell>
          <table:table-cell office:value-type="string" calcext:value-type="string">
            <text:p>29-04-2015</text:p>
          </table:table-cell>
          <table:table-cell table:formula="of:=DATE(VALUE(MID([.C765]; 7; 4)); VALUE(MID([.C765]; 4; 2)); VALUE(MID([.C765]; 1; 2)))" office:value-type="date" office:date-value="2015-04-29" calcext:value-type="date">
            <text:p>04/29/15</text:p>
          </table:table-cell>
          <table:table-cell office:value-type="string" calcext:value-type="string">
            <text:p>  Dubravka Šuica (PPE), <text:s text:c="2"/>napisan. ‒ Glasovala sam za izvješće o razrješnici za izvršenje općeg proračuna Europske unije za financijsku godinu 2013., dio VII. – Odbor regija, budući da služba Odbora nadležna za proračun u središnjoj bazi podataka evidentira preporuke i zahtjeve Odbora Parlamenta za proračunski nadzor te da se napredak primjene redovito prati te da uzimaju u obzir preporuke Revizorskog suda i Parlamenta. </text:p>
          </table:table-cell>
        </table:table-row>
        <table:table-row table:style-name="ro1">
          <table:table-cell office:value-type="string" calcext:value-type="string">
            <text:p>http://www.europarl.europa.eu/doceo/document/CRE-8-2015-04-29-INT-3-606-875_HR.html</text:p>
          </table:table-cell>
          <table:table-cell office:value-type="string" calcext:value-type="string">
            <text:p><text:s/>Discharge 2013: EU general budget - European Ombudsman (A8-0115/2015 - Ryszard Czarnecki) HR </text:p>
          </table:table-cell>
          <table:table-cell office:value-type="string" calcext:value-type="string">
            <text:p>29-04-2015</text:p>
          </table:table-cell>
          <table:table-cell table:formula="of:=DATE(VALUE(MID([.C766]; 7; 4)); VALUE(MID([.C766]; 4; 2)); VALUE(MID([.C766]; 1; 2)))" office:value-type="date" office:date-value="2015-04-29" calcext:value-type="date">
            <text:p>04/29/15</text:p>
          </table:table-cell>
          <table:table-cell office:value-type="string" calcext:value-type="string">
            <text:p>  Dubravka Šuica (PPE), <text:s text:c="2"/>napisan. ‒ Glasovala sam za izvješće o razrješnici za izvršenje općeg proračuna Europske unije za financijsku godinu 2013., dio VIII. – Europski ombudsman, s obzirom na stalna poboljšanja na području financijskog planiranja i njegovog nadzora. Pohvaljujem godišnji plan upravljanja Ombudsmana za 2013. koji uključuje pokazatelje za mjerenje uspješnosti službe u postizanju njegovih ciljeva. </text:p>
          </table:table-cell>
        </table:table-row>
        <table:table-row table:style-name="ro1">
          <table:table-cell office:value-type="string" calcext:value-type="string">
            <text:p>http://www.europarl.europa.eu/doceo/document/CRE-8-2015-04-29-INT-3-621-375_HR.html</text:p>
          </table:table-cell>
          <table:table-cell office:value-type="string" calcext:value-type="string">
            <text:p><text:s/>Discharge 2013: EU general budget - European Data Protection Supervisor (A8-0118/2015 - Ryszard Czarnecki) HR </text:p>
          </table:table-cell>
          <table:table-cell office:value-type="string" calcext:value-type="string">
            <text:p>29-04-2015</text:p>
          </table:table-cell>
          <table:table-cell table:formula="of:=DATE(VALUE(MID([.C767]; 7; 4)); VALUE(MID([.C767]; 4; 2)); VALUE(MID([.C767]; 1; 2)))" office:value-type="date" office:date-value="2015-04-29" calcext:value-type="date">
            <text:p>04/29/15</text:p>
          </table:table-cell>
          <table:table-cell office:value-type="string" calcext:value-type="string">
            <text:p>  Dubravka Šuica (PPE), <text:s text:c="2"/>napisan. ‒ Glasovala sam za Izvješće o razrješnici za izvršenje općeg proračuna Europske unije za financijsku godinu 2013., dio IX. – Europski nadzornik za zaštitu podataka, budući da su, prema Revizorskom sudu, za godinu koja je završila 31. prosinca 2013. za administrativne i ostale rashode Europskog nadzornika za zaštitu podataka („Nadzornikˮ) ispitani nadzorni i kontrolni sustavi za administrativne i ostale rashode bili djelotvorni. Naglašavam da je proračun Nadzornika isključivo administrativan. Pozdravljam predanost Nadzornika daljnjem poboljšanju sustava za pravovremeno praćenje i nadzor postupaka zapošljavanja i javne nabave te podržavam Nadzornika u vezi s daljnjim nadzorom upravljanja naknadama i poboljšanjem razine uspješnosti. Ugovor iz Lisabona povećao je nadležnosti Nadzornika širenjem zaštite podataka na sva politička područja Unije. Nedavno je odobren novi instrument, izračun troškova na temelju aktivnosti, koji je usmjeren na povećanje učinkovitosti u raspodjeli sredstava i koji će se uvesti 2015. Služba za unutarnju reviziju zaključila da je od prethodne procjene rizika 2011. postignut znatan napredak. Dužnosnik za ovjeravanje na osnovi delegiranja smatra da je uspostavljena razina upravljanja i nadzora prikladna i sve bolja.</text:p>
          </table:table-cell>
        </table:table-row>
        <table:table-row table:style-name="ro1">
          <table:table-cell office:value-type="string" calcext:value-type="string">
            <text:p>http://www.europarl.europa.eu/doceo/document/CRE-8-2015-04-29-INT-3-631-625_HR.html</text:p>
          </table:table-cell>
          <table:table-cell office:value-type="string" calcext:value-type="string">
            <text:p><text:s/>2013 discharge: performance, financial management and control of EU agencies (A8-0070/2015 - Ryszard Czarnecki) HR </text:p>
          </table:table-cell>
          <table:table-cell office:value-type="string" calcext:value-type="string">
            <text:p>29-04-2015</text:p>
          </table:table-cell>
          <table:table-cell table:formula="of:=DATE(VALUE(MID([.C768]; 7; 4)); VALUE(MID([.C768]; 4; 2)); VALUE(MID([.C768]; 1; 2)))" office:value-type="date" office:date-value="2015-04-29" calcext:value-type="date">
            <text:p>04/29/15</text:p>
          </table:table-cell>
          <table:table-cell office:value-type="string" calcext:value-type="string">
            <text:p>  Dubravka Šuica (PPE), <text:s text:c="2"/>napisan. ‒ Podržavam razrješnicu za izvršenje proračuna agencija Europske unije za financijsku godinu 2013. jer smatram važnim zadaće koje obavljaju agencije i podupirem njihov izravan utjecaj na svakodnevni život građana Unije, njihovu autonomiju, posebice regulatornih agencija i onih koje imaju funkciju neovisnog prikupljanja informacija.</text:p>
          </table:table-cell>
        </table:table-row>
        <table:table-row table:style-name="ro1">
          <table:table-cell office:value-type="string" calcext:value-type="string">
            <text:p>http://www.europarl.europa.eu/doceo/document/CRE-8-2015-04-29-INT-3-647-625_HR.html</text:p>
          </table:table-cell>
          <table:table-cell office:value-type="string" calcext:value-type="string">
            <text:p><text:s/>Discharge 2013: Agency for the Cooperation of Energy Regulators (ACER) (A8-0117/2015 - Ryszard Czarnecki) HR </text:p>
          </table:table-cell>
          <table:table-cell office:value-type="string" calcext:value-type="string">
            <text:p>29-04-2015</text:p>
          </table:table-cell>
          <table:table-cell table:formula="of:=DATE(VALUE(MID([.C769]; 7; 4)); VALUE(MID([.C769]; 4; 2)); VALUE(MID([.C769]; 1; 2)))" office:value-type="date" office:date-value="2015-04-29" calcext:value-type="date">
            <text:p>04/29/15</text:p>
          </table:table-cell>
          <table:table-cell office:value-type="string" calcext:value-type="string">
            <text:p>  Dubravka Šuica (PPE), <text:s text:c="2"/>napisan. ‒ Podržala sam razrješnicu za izvršenje proračuna, iz razloga sto je Agencija provela niz mjera za poboljšanje postupka planiranja proračuna razvojem i provedbom niza smjernica koje sudionici uključeni u postupak planiranja proračuna moraju slijediti. Isto tako redovno provode predviđanja i reviziju trošenja odobrenih sredstava, uključujući mjesečne kontrole i izvješća o provedbi proračuna.</text:p>
          </table:table-cell>
        </table:table-row>
        <table:table-row table:style-name="ro1">
          <table:table-cell office:value-type="string" calcext:value-type="string">
            <text:p>http://www.europarl.europa.eu/doceo/document/CRE-8-2015-04-29-INT-3-660-375_HR.html</text:p>
          </table:table-cell>
          <table:table-cell office:value-type="string" calcext:value-type="string">
            <text:p><text:s/>Discharge 2013: Office of the Body of European Regulators for Electronic Communications (BEREC) (A8-0081/2015 - Ryszard Czarnecki) HR </text:p>
          </table:table-cell>
          <table:table-cell office:value-type="string" calcext:value-type="string">
            <text:p>29-04-2015</text:p>
          </table:table-cell>
          <table:table-cell table:formula="of:=DATE(VALUE(MID([.C770]; 7; 4)); VALUE(MID([.C770]; 4; 2)); VALUE(MID([.C770]; 1; 2)))" office:value-type="date" office:date-value="2015-04-29" calcext:value-type="date">
            <text:p>04/29/15</text:p>
          </table:table-cell>
          <table:table-cell office:value-type="string" calcext:value-type="string">
            <text:p>  Dubravka Šuica (PPE), <text:s text:c="2"/>napisan. ‒ Glasovala sam za Izvješće o razrješnici za izvršenje proračuna Ureda Tijela europskih regulatora za elektroničke komunikacije za financijsku godinu 2013. budući da je u skladu s financijskim izvještajima. Konačni proračun Ureda za financijsku godinu 2013. iznosio 3 557 219 EUR, što je povećanje od 11,51% u odnosu na 2012. godinu zbog nedavnog osnutka Tijela. Isto tako, u skladu s financijskim izvještajima,ukupni doprinos Unije proračunu Ureda za 2013. porastao je za 11,47% u odnosu na 2012. Također, Revizorski sud je u svojem izvješću o godišnjoj računovodstvenoj dokumentaciji Ureda za financijsku godinu 2013. izjavio da je stekao razumno uvjerenje da je godišnja računovodstvena dokumentacija Ureda pouzdana te da su osnovne transakcije zakonite i pravilne. Na temelju izvješća Revizorskog suda potvrđeno je da su se stope izvršenja proračuna Ureda znatno poboljšale u odnosu na 2012., što ukazuje na bolje planiranje i pravodobniju provedbu aktivnosti. Na kraju godine Ured je zapošljavao 25 zaposlenika te je imao 6 slobodnih radnih mjesta od odobrenih 28 mjesta. Ured je 2013. proveo 6 postupaka zapošljavanja. 2013. započeta su još 2 postupka zapošljavanja.</text:p>
          </table:table-cell>
        </table:table-row>
        <table:table-row table:style-name="ro1">
          <table:table-cell office:value-type="string" calcext:value-type="string">
            <text:p>http://www.europarl.europa.eu/doceo/document/CRE-8-2015-04-29-INT-3-675-750_HR.html</text:p>
          </table:table-cell>
          <table:table-cell office:value-type="string" calcext:value-type="string">
            <text:p><text:s/>Discharge 2013: Translation Centre for the Bodies of the European Union (CDT) (A8-0084/2015 - Ryszard Czarnecki) HR </text:p>
          </table:table-cell>
          <table:table-cell office:value-type="string" calcext:value-type="string">
            <text:p>29-04-2015</text:p>
          </table:table-cell>
          <table:table-cell table:formula="of:=DATE(VALUE(MID([.C771]; 7; 4)); VALUE(MID([.C771]; 4; 2)); VALUE(MID([.C771]; 1; 2)))" office:value-type="date" office:date-value="2015-04-29" calcext:value-type="date">
            <text:p>04/29/15</text:p>
          </table:table-cell>
          <table:table-cell office:value-type="string" calcext:value-type="string">
            <text:p>  Dubravka Šuica (PPE), <text:s text:c="2"/>napisan. ‒ Glasovala sam za Izvješće o razrješnici za izvršenje proračuna Prevoditeljskog centra za tijela Europske unije za financijsku godinu 2013. budući da je, u skladu s njezinim financijskim izvještajima, konačni proračun „Centra” za financijsku godinu 2013. povećan za 8,08% u odnosu na 2012. Revizorski sud je u svom godišnjem financijskom izvještaju „Centra” za financijsku godinu 2013. izjavio da je stekao razumno jamstvo da je godišnja računovodstvena dokumentacija "Centra" pouzdana te da su povezane transakcije zakonite i pravilne, a 5.79% odobrenih proračunskih sredstava preneseno je u 2014. godinu. Iz izvješća Revizorskog suda vidi se da su novčana sredstva Centra porasla s 35 000 000 EUR na kraju 2012. godine na 40 000 000 EUR na kraju 2013. godine, dok su se proračunski višak i pričuve povećali s 30 900 000 EUR na 37 500 000 EUR. S obzirom na analizu troškova Centra iz 2012., kao i analizu troškova iz 1. polovice 2013., Centar je odlučio smanjiti cijene za 2014. godinu.Za 2014. i 2015. godinu planirani su deficiti proračuna kako bi se iskoristili viškovi iz prijašnjih godina.</text:p>
          </table:table-cell>
        </table:table-row>
        <table:table-row table:style-name="ro1">
          <table:table-cell office:value-type="string" calcext:value-type="string">
            <text:p>http://www.europarl.europa.eu/doceo/document/CRE-8-2015-04-29-INT-3-691-375_HR.html</text:p>
          </table:table-cell>
          <table:table-cell office:value-type="string" calcext:value-type="string">
            <text:p><text:s/>Discharge 2013: European Centre for the Development of Vocational Training (CEDEFOP) (A8-0079/2015 - Ryszard Czarnecki) HR </text:p>
          </table:table-cell>
          <table:table-cell office:value-type="string" calcext:value-type="string">
            <text:p>29-04-2015</text:p>
          </table:table-cell>
          <table:table-cell table:formula="of:=DATE(VALUE(MID([.C772]; 7; 4)); VALUE(MID([.C772]; 4; 2)); VALUE(MID([.C772]; 1; 2)))" office:value-type="date" office:date-value="2015-04-29" calcext:value-type="date">
            <text:p>04/29/15</text:p>
          </table:table-cell>
          <table:table-cell office:value-type="string" calcext:value-type="string">
            <text:p>  Dubravka Šuica (PPE), <text:s text:c="2"/>napisan. ‒ Glasovala sam za Izvješće o razrješnici za izvršenje proračuna Europskog centra za razvoj strukovnog osposobljavanja za financijsku godinu 2013. budući da je prema njegovim financijskim izvještajima ukupni doprinos Unije proračunu Centra za 2013. povećan za 1,18 % u odnosu na 2012. </text:p>
          </table:table-cell>
        </table:table-row>
        <table:table-row table:style-name="ro1">
          <table:table-cell office:value-type="string" calcext:value-type="string">
            <text:p>http://www.europarl.europa.eu/doceo/document/CRE-8-2015-04-29-INT-3-701-952_HR.html</text:p>
          </table:table-cell>
          <table:table-cell office:value-type="string" calcext:value-type="string">
            <text:p><text:s/>Discharge 2013: European Police College (CEPOL) (A8-0086/2015 - Ryszard Czarnecki) HR </text:p>
          </table:table-cell>
          <table:table-cell office:value-type="string" calcext:value-type="string">
            <text:p>29-04-2015</text:p>
          </table:table-cell>
          <table:table-cell table:formula="of:=DATE(VALUE(MID([.C773]; 7; 4)); VALUE(MID([.C773]; 4; 2)); VALUE(MID([.C773]; 1; 2)))" office:value-type="date" office:date-value="2015-04-29" calcext:value-type="date">
            <text:p>04/29/15</text:p>
          </table:table-cell>
          <table:table-cell office:value-type="string" calcext:value-type="string">
            <text:p>  Dubravka Šuica (PPE), <text:s text:c="2"/>napisan. ‒ Podržala sam Izvješće o razrješnici za izvršenje proračuna Europske policijske akademije za financijsku godinu 2013. budući da je upravni odbor Akademije u travnju 2014. Komisiji odlučio isposliti (outsource) dio svoje službe za računovodstvo, te se primaju na znanje napori koje Akademija ulaže u smanjenje svojih administrativnih rashoda, kao i napori Akademije da znatno poveća razinu izvršenja plaćanja, koja je za 2012. iznosila 76 %. </text:p>
          </table:table-cell>
        </table:table-row>
        <table:table-row table:style-name="ro1">
          <table:table-cell office:value-type="string" calcext:value-type="string">
            <text:p>http://www.europarl.europa.eu/doceo/document/CRE-8-2015-04-29-INT-3-713-812_HR.html</text:p>
          </table:table-cell>
          <table:table-cell office:value-type="string" calcext:value-type="string">
            <text:p><text:s/>Discharge 2013: European Aviation Safety Agency (EASA) (A8-0074/2015 - Ryszard Czarnecki) HR </text:p>
          </table:table-cell>
          <table:table-cell office:value-type="string" calcext:value-type="string">
            <text:p>29-04-2015</text:p>
          </table:table-cell>
          <table:table-cell table:formula="of:=DATE(VALUE(MID([.C774]; 7; 4)); VALUE(MID([.C774]; 4; 2)); VALUE(MID([.C774]; 1; 2)))" office:value-type="date" office:date-value="2015-04-29" calcext:value-type="date">
            <text:p>04/29/15</text:p>
          </table:table-cell>
          <table:table-cell office:value-type="string" calcext:value-type="string">
            <text:p>  Dubravka Šuica (PPE), <text:s text:c="2"/>napisan. ‒ Podržala sam izvješće o razrješnici za izvršenje proračuna Europske agencije za sigurnost zračnog prometa za financijsku godinu 2013. budući da je prema financijskim izvještajima Europske agencije za sigurnost zračnog prometa („Agencija”) za financijsku godinu 2013. njezin konačni proračun povećan za 5,15 % u odnosu na 2012. godinu, dok je prema financijskim izvještajima Agencije doprinos Unije njezinu proračunu za 2013. povećan za 4,83 % u odnosu na 2012. godinu. </text:p>
          </table:table-cell>
        </table:table-row>
        <table:table-row table:style-name="ro1">
          <table:table-cell office:value-type="string" calcext:value-type="string">
            <text:p>http://www.europarl.europa.eu/doceo/document/CRE-8-2015-04-29-INT-3-728-187_HR.html</text:p>
          </table:table-cell>
          <table:table-cell office:value-type="string" calcext:value-type="string">
            <text:p><text:s/>Discharge 2013: European Asylum Support Office (EASO) (A8-0085/2015 - Ryszard Czarnecki) HR </text:p>
          </table:table-cell>
          <table:table-cell office:value-type="string" calcext:value-type="string">
            <text:p>29-04-2015</text:p>
          </table:table-cell>
          <table:table-cell table:formula="of:=DATE(VALUE(MID([.C775]; 7; 4)); VALUE(MID([.C775]; 4; 2)); VALUE(MID([.C775]; 1; 2)))" office:value-type="date" office:date-value="2015-04-29" calcext:value-type="date">
            <text:p>04/29/15</text:p>
          </table:table-cell>
          <table:table-cell office:value-type="string" calcext:value-type="string">
            <text:p>  Dubravka Šuica (PPE), <text:s text:c="2"/>napisan. ‒ Glasovala sam za izvješće o razrješnici za izvršenje proračuna Europskog potpornog ureda za azil za financijsku godinu 2013. budući da je postignut znatan napredak u planiranju proračuna u odnosu na financijsku godinu 2012. tijekom koje je Ured postao financijski neovisan. </text:p>
          </table:table-cell>
        </table:table-row>
        <table:table-row table:style-name="ro1">
          <table:table-cell office:value-type="string" calcext:value-type="string">
            <text:p>http://www.europarl.europa.eu/doceo/document/CRE-8-2015-04-29-INT-3-739-687_HR.html</text:p>
          </table:table-cell>
          <table:table-cell office:value-type="string" calcext:value-type="string">
            <text:p><text:s/>Discharge 2013: European Banking Authority (EBA) (A8-0072/2015 - Ryszard Czarnecki) HR </text:p>
          </table:table-cell>
          <table:table-cell office:value-type="string" calcext:value-type="string">
            <text:p>29-04-2015</text:p>
          </table:table-cell>
          <table:table-cell table:formula="of:=DATE(VALUE(MID([.C776]; 7; 4)); VALUE(MID([.C776]; 4; 2)); VALUE(MID([.C776]; 1; 2)))" office:value-type="date" office:date-value="2015-04-29" calcext:value-type="date">
            <text:p>04/29/15</text:p>
          </table:table-cell>
          <table:table-cell office:value-type="string" calcext:value-type="string">
            <text:p>  Dubravka Šuica (PPE), <text:s text:c="2"/>napisan. – Glasovala sam za Izvješće o razrješnici za izvršenje proračuna Europskog nadzornog tijela za bankarstvo za financijsku godinu 2013. budući da je zadaća Nadzornog tijela doprinijeti uspostavi kvalitetnih zajedničkih regulatornih i nadzornih standarda i praksi i dosljednoj primjeni pravno obvezujućih akata Unije, poticati i olakšavati delegiranje zadaća i odgovornosti među nadležnim tijelima, pratiti i procjenjivati tržišna kretanja u području svoje nadležnosti te poticati zaštitu deponenata i ulagatelja. Nadzorno tijelo surađuje s Europskim nadzornim tijelom za osiguranje i strukovno mirovinsko osiguranje i Europskim nadzornim tijelom za vrijednosne papire i tržišta kapitala u pogledu svih funkcija potpore radi smanjenja administrativnih troškova, jačanja sinergije i razmjene najbolje prakse.</text:p>
          </table:table-cell>
        </table:table-row>
        <table:table-row table:style-name="ro1">
          <table:table-cell office:value-type="string" calcext:value-type="string">
            <text:p>http://www.europarl.europa.eu/doceo/document/CRE-8-2015-04-29-INT-3-750-812_HR.html</text:p>
          </table:table-cell>
          <table:table-cell office:value-type="string" calcext:value-type="string">
            <text:p><text:s/>Discharge 2013: European Centre for Disease Prevention and Control (ECDC) (A8-0069/2015 - Ryszard Czarnecki) HR </text:p>
          </table:table-cell>
          <table:table-cell office:value-type="string" calcext:value-type="string">
            <text:p>29-04-2015</text:p>
          </table:table-cell>
          <table:table-cell table:formula="of:=DATE(VALUE(MID([.C777]; 7; 4)); VALUE(MID([.C777]; 4; 2)); VALUE(MID([.C777]; 1; 2)))" office:value-type="date" office:date-value="2015-04-29" calcext:value-type="date">
            <text:p>04/29/15</text:p>
          </table:table-cell>
          <table:table-cell office:value-type="string" calcext:value-type="string">
            <text:p>  Dubravka Šuica (PPE), <text:s text:c="2"/>napisan. ‒ Podržala sam Izvješće o razrješnici za izvršenje proračuna Europskog centra za sprečavanje i kontrolu bolesti za financijsku godinu 2013. budući da je,u skladu s njegovim financijskim izvještajima,konačni proračun Centra za financijsku godinu 2013. povećan za 0,2% u odnosu na 2012.godinu. </text:p>
          </table:table-cell>
        </table:table-row>
        <table:table-row table:style-name="ro1">
          <table:table-cell office:value-type="string" calcext:value-type="string">
            <text:p>http://www.europarl.europa.eu/doceo/document/CRE-8-2015-04-29-INT-3-764-812_HR.html</text:p>
          </table:table-cell>
          <table:table-cell office:value-type="string" calcext:value-type="string">
            <text:p><text:s/>Discharge 2013: European Chemicals Agency (ECHA) (A8-0073/2015 - Ryszard Czarnecki) HR </text:p>
          </table:table-cell>
          <table:table-cell office:value-type="string" calcext:value-type="string">
            <text:p>29-04-2015</text:p>
          </table:table-cell>
          <table:table-cell table:formula="of:=DATE(VALUE(MID([.C778]; 7; 4)); VALUE(MID([.C778]; 4; 2)); VALUE(MID([.C778]; 1; 2)))" office:value-type="date" office:date-value="2015-04-29" calcext:value-type="date">
            <text:p>04/29/15</text:p>
          </table:table-cell>
          <table:table-cell office:value-type="string" calcext:value-type="string">
            <text:p>  Dubravka Šuica (PPE), <text:s text:c="2"/>napisan. ‒ Glasovala sam za Izvješće o razrješnici za izvršenje proračuna Europske agencije za kemikalije za financijsku godinu 2013. U skladu s Uredbom (EZ) br. 1907/2006 EP-a i Vijeća (Uredba REACH)(23), Agencija se financira naknadama koje za registraciju kemikalija plaća industrija, te mogućom subvencijom Unije za uravnoteženje proračuna, kako je navedeno u članku 185. Uredbe (EZ, Euratom) br. 1605/2002, a 2013. već treće godine zaredom u potpunosti se financira prihodima od naknade za registraciju, klasifikaciju, autorizaciju i ograničavanje kemikalija te za operacije klasifikacije, označivanja i pakiranja. Imenovan je izaslanik za mala i srednja poduzeća koji u Agenciji zagovara interese manjih poduzeća na razini Agencije i izvan nje. Prioritet Agencije je pružanje intenzivne potpore tako da mala i srednja poduzeća mogu zadovoljiti zahtjeve bez da im se nameće nerazmjerno opterećenje. Poduzete su mjere za poboljšanje komunikacije između Agencije i njezinih korisnika, a platforma za raspravu s nevladinim organizacijama koristan je forum za raspravljanje o aktualnim temama koje su od interesa za civilno društvo. Pozdravljaju se reprezentativne mjere koje je Agencija poduzela kad je riječ o isplativim i dobrim rješenjima za okoliš.</text:p>
          </table:table-cell>
        </table:table-row>
        <table:table-row table:style-name="ro1">
          <table:table-cell office:value-type="string" calcext:value-type="string">
            <text:p>http://www.europarl.europa.eu/doceo/document/CRE-8-2015-04-29-INT-3-776-843_HR.html</text:p>
          </table:table-cell>
          <table:table-cell office:value-type="string" calcext:value-type="string">
            <text:p><text:s/>Discharge 2013: European Environment Agency (EEA) (A8-0083/2015 - Ryszard Czarnecki) HR </text:p>
          </table:table-cell>
          <table:table-cell office:value-type="string" calcext:value-type="string">
            <text:p>29-04-2015</text:p>
          </table:table-cell>
          <table:table-cell table:formula="of:=DATE(VALUE(MID([.C779]; 7; 4)); VALUE(MID([.C779]; 4; 2)); VALUE(MID([.C779]; 1; 2)))" office:value-type="date" office:date-value="2015-04-29" calcext:value-type="date">
            <text:p>04/29/15</text:p>
          </table:table-cell>
          <table:table-cell office:value-type="string" calcext:value-type="string">
            <text:p>  Dubravka Šuica (PPE), <text:s text:c="2"/>napisan. ‒ Podržala sam Izvješće o razrješnici za izvršenje proračuna Europske agencije za okoliš za financijsku godinu 2013. budući da je prema financijskom izvješću Europske agencije za okoliš („Agencija”) za financijsku godinu 2013. njezin konačni proračun povećan za 18,16 % u odnosu na 2012. te da se povećanje u prvom redu odnosi na operativne rashode za strateška djelovanja. </text:p>
          </table:table-cell>
        </table:table-row>
        <table:table-row table:style-name="ro1">
          <table:table-cell office:value-type="string" calcext:value-type="string">
            <text:p>http://www.europarl.europa.eu/doceo/document/CRE-8-2015-04-29-INT-3-787-843_HR.html</text:p>
          </table:table-cell>
          <table:table-cell office:value-type="string" calcext:value-type="string">
            <text:p><text:s/>Discharge 2013: European Fisheries Control Agency (EFCA) (A8-0100/2015 - Ryszard Czarnecki) HR </text:p>
          </table:table-cell>
          <table:table-cell office:value-type="string" calcext:value-type="string">
            <text:p>29-04-2015</text:p>
          </table:table-cell>
          <table:table-cell table:formula="of:=DATE(VALUE(MID([.C780]; 7; 4)); VALUE(MID([.C780]; 4; 2)); VALUE(MID([.C780]; 1; 2)))" office:value-type="date" office:date-value="2015-04-29" calcext:value-type="date">
            <text:p>04/29/15</text:p>
          </table:table-cell>
          <table:table-cell office:value-type="string" calcext:value-type="string">
            <text:p>  Dubravka Šuica (PPE), <text:s text:c="2"/>napisan. ‒ Podržavam Izvješće o razrješnici za izvršenje proračuna Europske agencije za kontrolu ribarstva za financijsku godinu 2013. budući da Agencija stalno procjenjuje nove mogućnosti stvaranja sinergije s drugim agencijama, kao što su ugovor o razini usluge o dijeljenju službe za unutarnju reviziju, koordinacija tečajeva i kontrole provedene zajedno s drugim agencijama. </text:p>
          </table:table-cell>
        </table:table-row>
        <table:table-row table:style-name="ro1">
          <table:table-cell office:value-type="string" calcext:value-type="string">
            <text:p>http://www.europarl.europa.eu/doceo/document/CRE-8-2015-04-29-INT-3-800-875_HR.html</text:p>
          </table:table-cell>
          <table:table-cell office:value-type="string" calcext:value-type="string">
            <text:p><text:s/>Discharge 2013: European Food Safety Authority (EFSA) (A8-0097/2015 - Ryszard Czarnecki) HR </text:p>
          </table:table-cell>
          <table:table-cell office:value-type="string" calcext:value-type="string">
            <text:p>29-04-2015</text:p>
          </table:table-cell>
          <table:table-cell table:formula="of:=DATE(VALUE(MID([.C781]; 7; 4)); VALUE(MID([.C781]; 4; 2)); VALUE(MID([.C781]; 1; 2)))" office:value-type="date" office:date-value="2015-04-29" calcext:value-type="date">
            <text:p>04/29/15</text:p>
          </table:table-cell>
          <table:table-cell office:value-type="string" calcext:value-type="string">
            <text:p>  Dubravka Šuica (PPE), <text:s text:c="2"/>napisan. ‒ Glasala sam za izvješće o razrješnici za izvršenje proračuna Europske agencije za sigurnost hrane za financijsku godinu 2013., budući da se praćenje razine izvršenja proračuna i ukupne razine prijenosa i dalje unaprjeđuje kako bi prijenosi ostali usklađeni s ciljevima izvršenja proračuna utvrđenima za operativne aktivnosti. </text:p>
          </table:table-cell>
        </table:table-row>
        <table:table-row table:style-name="ro1">
          <table:table-cell office:value-type="string" calcext:value-type="string">
            <text:p>http://www.europarl.europa.eu/doceo/document/CRE-8-2015-04-29-INT-3-812-859_HR.html</text:p>
          </table:table-cell>
          <table:table-cell office:value-type="string" calcext:value-type="string">
            <text:p><text:s/>Discharge 2013: European Institute for Gender Equality (EIGE) (A8-0098/2015 - Ryszard Czarnecki) HR </text:p>
          </table:table-cell>
          <table:table-cell office:value-type="string" calcext:value-type="string">
            <text:p>29-04-2015</text:p>
          </table:table-cell>
          <table:table-cell table:formula="of:=DATE(VALUE(MID([.C782]; 7; 4)); VALUE(MID([.C782]; 4; 2)); VALUE(MID([.C782]; 1; 2)))" office:value-type="date" office:date-value="2015-04-29" calcext:value-type="date">
            <text:p>04/29/15</text:p>
          </table:table-cell>
          <table:table-cell office:value-type="string" calcext:value-type="string">
            <text:p>  Dubravka Šuica (PPE), <text:s text:c="2"/>napisan. ‒ Glasovala sam za izvješće o razrješnici za izvršenje proračuna Europskog instituta za jednakost spolova za financijsku godinu 2013., prvenstveno zbog cilja i uloge Instituta. Osnovan je u cilju promicanja ravnopravnosti spolova, uključujući rodnu osviještenost u svim politikama Unije i nacionalnim politikama koje iz njih proizlaze, borbe protiv diskriminacije na temelju spola i podizanja razine osviještenosti građana Unije o jednakosti spolova. </text:p>
          </table:table-cell>
        </table:table-row>
        <table:table-row table:style-name="ro1">
          <table:table-cell office:value-type="string" calcext:value-type="string">
            <text:p>http://www.europarl.europa.eu/doceo/document/CRE-8-2015-04-29-INT-3-822-937_HR.html</text:p>
          </table:table-cell>
          <table:table-cell office:value-type="string" calcext:value-type="string">
            <text:p><text:s/>Discharge 2013: European Insurance and Occupational Pensions Authority (EIOPA) (A8-0096/2015 - Ryszard Czarnecki) HR </text:p>
          </table:table-cell>
          <table:table-cell office:value-type="string" calcext:value-type="string">
            <text:p>29-04-2015</text:p>
          </table:table-cell>
          <table:table-cell table:formula="of:=DATE(VALUE(MID([.C783]; 7; 4)); VALUE(MID([.C783]; 4; 2)); VALUE(MID([.C783]; 1; 2)))" office:value-type="date" office:date-value="2015-04-29" calcext:value-type="date">
            <text:p>04/29/15</text:p>
          </table:table-cell>
          <table:table-cell office:value-type="string" calcext:value-type="string">
            <text:p>  Dubravka Šuica (PPE), <text:s text:c="2"/>napisan. ‒ Glasovala sam za izvješće o razrješnici za izvršenje proračuna Europskog nadzornog tijela za osiguranje i strukovno mirovinsko osiguranje za financijsku godinu 2013., budući da je uloga Europskog nadzornog tijela za osiguranje i strukovno mirovinsko osiguranje u promicanju zajedničkog nadzornog režima na cijelom jedinstvenom tržištu ključna za stvaranje povezanijeg, učinkovitijeg i sigurnijeg osiguravateljskog i mirovinskog sektora u Uniji. </text:p>
          </table:table-cell>
        </table:table-row>
        <table:table-row table:style-name="ro1">
          <table:table-cell office:value-type="string" calcext:value-type="string">
            <text:p>http://www.europarl.europa.eu/doceo/document/CRE-8-2015-04-29-INT-3-830-875_HR.html</text:p>
          </table:table-cell>
          <table:table-cell office:value-type="string" calcext:value-type="string">
            <text:p><text:s/>Discharge 2013: European Institute of Innovation and Technology (EIT) (A8-0077/2015 - Ryszard Czarnecki) HR </text:p>
          </table:table-cell>
          <table:table-cell office:value-type="string" calcext:value-type="string">
            <text:p>29-04-2015</text:p>
          </table:table-cell>
          <table:table-cell table:formula="of:=DATE(VALUE(MID([.C784]; 7; 4)); VALUE(MID([.C784]; 4; 2)); VALUE(MID([.C784]; 1; 2)))" office:value-type="date" office:date-value="2015-04-29" calcext:value-type="date">
            <text:p>04/29/15</text:p>
          </table:table-cell>
          <table:table-cell office:value-type="string" calcext:value-type="string">
            <text:p>  Dubravka Šuica (PPE), <text:s text:c="2"/>napisan. ‒ Glasovala sam za izvješće o razrješnici za izvršenje proračuna Europskog instituta za inovacije i tehnologiju za financijsku godinu 2013., budući da je u skladu s njegovim financijskim izvještajima konačni proračun Europskog instituta za inovacije i tehnologiju („Institut”) za financijsku godinu 2013. povećan za 47,05 % u odnosu na 2012., dok je u skladu s financijskim izvještajima ukupni doprinos Unije proračunu Instituta za 2013. povećan za 36,05 % u odnosu na 2012. </text:p>
          </table:table-cell>
        </table:table-row>
        <table:table-row table:style-name="ro1">
          <table:table-cell office:value-type="string" calcext:value-type="string">
            <text:p>http://www.europarl.europa.eu/doceo/document/CRE-8-2015-04-29-INT-3-844-250_HR.html</text:p>
          </table:table-cell>
          <table:table-cell office:value-type="string" calcext:value-type="string">
            <text:p><text:s/>Discharge 2013: European Medicines Agency (EMA) (A8-0075/2015 - Ryszard Czarnecki) HR </text:p>
          </table:table-cell>
          <table:table-cell office:value-type="string" calcext:value-type="string">
            <text:p>29-04-2015</text:p>
          </table:table-cell>
          <table:table-cell table:formula="of:=DATE(VALUE(MID([.C785]; 7; 4)); VALUE(MID([.C785]; 4; 2)); VALUE(MID([.C785]; 1; 2)))" office:value-type="date" office:date-value="2015-04-29" calcext:value-type="date">
            <text:p>04/29/15</text:p>
          </table:table-cell>
          <table:table-cell office:value-type="string" calcext:value-type="string">
            <text:p>  Dubravka Šuica (PPE), <text:s text:c="2"/>napisan. ‒ Glasovala sam za izvješće o razrješnici za izvršenje proračuna Europske agencije za lijekove za financijsku godinu 2013. budući da Agencija koordinira znanstvene resurse koje su na raspolaganje stavila nacionalna tijela kako bi se zajamčili provjera i nadzor lijekova koji se koriste za liječenje životinja i ljudi.</text:p>
          </table:table-cell>
        </table:table-row>
        <table:table-row table:style-name="ro1">
          <table:table-cell office:value-type="string" calcext:value-type="string">
            <text:p>http://www.europarl.europa.eu/doceo/document/CRE-8-2015-04-29-INT-3-858-718_HR.html</text:p>
          </table:table-cell>
          <table:table-cell office:value-type="string" calcext:value-type="string">
            <text:p><text:s/>Discharge 2013: European Monitoring Centre for Drugs and Drug Addiction (EMCDDA) (A8-0068/2015 - Ryszard Czarnecki) HR </text:p>
          </table:table-cell>
          <table:table-cell office:value-type="string" calcext:value-type="string">
            <text:p>29-04-2015</text:p>
          </table:table-cell>
          <table:table-cell table:formula="of:=DATE(VALUE(MID([.C786]; 7; 4)); VALUE(MID([.C786]; 4; 2)); VALUE(MID([.C786]; 1; 2)))" office:value-type="date" office:date-value="2015-04-29" calcext:value-type="date">
            <text:p>04/29/15</text:p>
          </table:table-cell>
          <table:table-cell office:value-type="string" calcext:value-type="string">
            <text:p>  Dubravka Šuica (PPE), <text:s text:c="2"/>napisan. ‒ Podržala sam Izvješće o razrješnici za izvršenje proračuna Europskog centra za praćenje droga i ovisnosti o drogama za financijsku godinu 2013. Centar je primijenio mnogostruke postupke i mjere radi jamčenja odgovarajućih ex ante i ex post provjera i odgovarajuće kontrole troškova povezanih s dodijeljenim sredstvima za podršku suradnji u okviru mreže Reitox.</text:p>
          </table:table-cell>
        </table:table-row>
        <table:table-row table:style-name="ro1">
          <table:table-cell office:value-type="string" calcext:value-type="string">
            <text:p>http://www.europarl.europa.eu/doceo/document/CRE-8-2015-04-29-INT-3-871-375_HR.html</text:p>
          </table:table-cell>
          <table:table-cell office:value-type="string" calcext:value-type="string">
            <text:p><text:s/>Discharge 2013: European Maritime Safety Agency (EMSA) (A8-0088/2015 - Ryszard Czarnecki) HR </text:p>
          </table:table-cell>
          <table:table-cell office:value-type="string" calcext:value-type="string">
            <text:p>29-04-2015</text:p>
          </table:table-cell>
          <table:table-cell table:formula="of:=DATE(VALUE(MID([.C787]; 7; 4)); VALUE(MID([.C787]; 4; 2)); VALUE(MID([.C787]; 1; 2)))" office:value-type="date" office:date-value="2015-04-29" calcext:value-type="date">
            <text:p>04/29/15</text:p>
          </table:table-cell>
          <table:table-cell office:value-type="string" calcext:value-type="string">
            <text:p>  Dubravka Šuica (PPE), <text:s text:c="2"/>napisan. ‒ Podržala sam razrješnicu za izvršavanje proračuna Europske agencije za sigurnost pomorskog prometa za financijsku godinu 2013.</text:p>
          </table:table-cell>
        </table:table-row>
        <table:table-row table:style-name="ro1">
          <table:table-cell office:value-type="string" calcext:value-type="string">
            <text:p>http://www.europarl.europa.eu/doceo/document/CRE-8-2015-04-29-INT-3-882-250_HR.html</text:p>
          </table:table-cell>
          <table:table-cell office:value-type="string" calcext:value-type="string">
            <text:p><text:s/>Discharge 2013: European Union Agency for Network and Information Security (ENISA) (A8-0089/2015 - Ryszard Czarnecki) HR </text:p>
          </table:table-cell>
          <table:table-cell office:value-type="string" calcext:value-type="string">
            <text:p>29-04-2015</text:p>
          </table:table-cell>
          <table:table-cell table:formula="of:=DATE(VALUE(MID([.C788]; 7; 4)); VALUE(MID([.C788]; 4; 2)); VALUE(MID([.C788]; 1; 2)))" office:value-type="date" office:date-value="2015-04-29" calcext:value-type="date">
            <text:p>04/29/15</text:p>
          </table:table-cell>
          <table:table-cell office:value-type="string" calcext:value-type="string">
            <text:p>  Dubravka Šuica (PPE), <text:s text:c="2"/>napisan. ‒ Glasovala sam za razrješnicu za izvršenje proračuna Agencije Europske unije za sigurnost mreža i podataka za financijsku godinu 2013., budući da je njena glavna zadaća povećati sposobnost Unije da spriječi i odgovori na probleme povezane s mrežnom i informacijskom sigurnošću oslanjajući se na nastojanja država članica i Unije.</text:p>
          </table:table-cell>
        </table:table-row>
        <table:table-row table:style-name="ro1">
          <table:table-cell office:value-type="string" calcext:value-type="string">
            <text:p>http://www.europarl.europa.eu/doceo/document/CRE-8-2015-04-29-INT-3-892-750_HR.html</text:p>
          </table:table-cell>
          <table:table-cell office:value-type="string" calcext:value-type="string">
            <text:p><text:s/>Discharge 2013: European Railway Agency (ERA) (A8-0078/2015 - Ryszard Czarnecki) HR </text:p>
          </table:table-cell>
          <table:table-cell office:value-type="string" calcext:value-type="string">
            <text:p>29-04-2015</text:p>
          </table:table-cell>
          <table:table-cell table:formula="of:=DATE(VALUE(MID([.C789]; 7; 4)); VALUE(MID([.C789]; 4; 2)); VALUE(MID([.C789]; 1; 2)))" office:value-type="date" office:date-value="2015-04-29" calcext:value-type="date">
            <text:p>04/29/15</text:p>
          </table:table-cell>
          <table:table-cell office:value-type="string" calcext:value-type="string">
            <text:p>  Dubravka Šuica (PPE), <text:s text:c="2"/>napisan. ‒ Podržala sam izvješće o razrješnici za izvršenje proračuna Europske agencije za željeznice za financijsku godinu 2013., budući da je prema računovodstvenoj dokumentaciji Europske agencije za željeznice („Agencija”) za financijsku godinu 2013. njezin konačni proračun povećan za 0,23 % u odnosu na 2012., a poznato je da cijeli proračun Agencije dolazi iz proračuna Unije. </text:p>
          </table:table-cell>
        </table:table-row>
        <table:table-row table:style-name="ro1">
          <table:table-cell office:value-type="string" calcext:value-type="string">
            <text:p>http://www.europarl.europa.eu/doceo/document/CRE-8-2015-04-29-INT-3-902-867_HR.html</text:p>
          </table:table-cell>
          <table:table-cell office:value-type="string" calcext:value-type="string">
            <text:p><text:s/>Discharge 2013: European Securities and Markets Authority (ESMA) (A8-0087/2015 - Ryszard Czarnecki) HR </text:p>
          </table:table-cell>
          <table:table-cell office:value-type="string" calcext:value-type="string">
            <text:p>29-04-2015</text:p>
          </table:table-cell>
          <table:table-cell table:formula="of:=DATE(VALUE(MID([.C790]; 7; 4)); VALUE(MID([.C790]; 4; 2)); VALUE(MID([.C790]; 1; 2)))" office:value-type="date" office:date-value="2015-04-29" calcext:value-type="date">
            <text:p>04/29/15</text:p>
          </table:table-cell>
          <table:table-cell office:value-type="string" calcext:value-type="string">
            <text:p>  Dubravka Šuica (PPE), <text:s text:c="2"/>napisan. ‒ Glasovala sam za izvješće o razrješnici za izvršenje proračuna Europskog nadzornog tijela za vrijednosne papire i tržišta kapitala za financijsku godinu 2013. Proračun Europskog nadzornog tijela za vrijednosne papire i tržišta kapitala za financijsku godinu 2013. iznosio je 28 188 749 EUR, što je povećanje od 39,01 % u odnosu na 2012. godinu zbog dodatnih zadaća koje su mu povjerene.</text:p>
          </table:table-cell>
        </table:table-row>
        <table:table-row table:style-name="ro1">
          <table:table-cell office:value-type="string" calcext:value-type="string">
            <text:p>http://www.europarl.europa.eu/doceo/document/CRE-8-2015-04-29-INT-3-911-843_HR.html</text:p>
          </table:table-cell>
          <table:table-cell office:value-type="string" calcext:value-type="string">
            <text:p><text:s/>Discharge 2013: European Training Foundation (ETF) (A8-0090/2015 - Ryszard Czarnecki) HR </text:p>
          </table:table-cell>
          <table:table-cell office:value-type="string" calcext:value-type="string">
            <text:p>29-04-2015</text:p>
          </table:table-cell>
          <table:table-cell table:formula="of:=DATE(VALUE(MID([.C791]; 7; 4)); VALUE(MID([.C791]; 4; 2)); VALUE(MID([.C791]; 1; 2)))" office:value-type="date" office:date-value="2015-04-29" calcext:value-type="date">
            <text:p>04/29/15</text:p>
          </table:table-cell>
          <table:table-cell office:value-type="string" calcext:value-type="string">
            <text:p>  Dubravka Šuica (PPE), <text:s text:c="2"/>napisan. ‒ Podržala sam izvješće o razrješnici za izvršenje proračuna Europske zaklade za osposobljavanje za financijsku godinu 2013. Proračun Europske zaklade za osposobljavanje 2013. je iznosio 20 143 500 EUR, što je pad od 0,01 % u odnosu na 2012., te je prema izvješću Revizorskog suda sva računovodstvena dokumentacija pouzdana te su osnovne transakcije zakonite i pravilne, uz to nije bilo primjedbi u vezi s obvezama i prijenosima za financijsku godinu 2013. te je proračun dobro isplaniran.</text:p>
          </table:table-cell>
        </table:table-row>
        <table:table-row table:style-name="ro1">
          <table:table-cell office:value-type="string" calcext:value-type="string">
            <text:p>http://www.europarl.europa.eu/doceo/document/CRE-8-2015-04-29-INT-3-921-937_HR.html</text:p>
          </table:table-cell>
          <table:table-cell office:value-type="string" calcext:value-type="string">
            <text:p><text:s/>Discharge 2013 : European Agency for the operational management of large-scale IT systems in the area of freedom, security and justice (EU-LISA) (A8-0099/2015 - Ryszard Czarnecki) HR </text:p>
          </table:table-cell>
          <table:table-cell office:value-type="string" calcext:value-type="string">
            <text:p>29-04-2015</text:p>
          </table:table-cell>
          <table:table-cell table:formula="of:=DATE(VALUE(MID([.C792]; 7; 4)); VALUE(MID([.C792]; 4; 2)); VALUE(MID([.C792]; 1; 2)))" office:value-type="date" office:date-value="2015-04-29" calcext:value-type="date">
            <text:p>04/29/15</text:p>
          </table:table-cell>
          <table:table-cell office:value-type="string" calcext:value-type="string">
            <text:p>  Dubravka Šuica (PPE), <text:s text:c="2"/>napisan. ‒ Podržala sam Izvješće o razrješnici za izvršenje proračuna Europske agencije za operativno upravljanje opsežnim informacijskim sustavima u području slobode, sigurnosti i pravde za financijsku godinu 2013. Agencija je osnovana s ciljem obavljanja zadataka u vezi s operativnim upravljanjem drugom generacijom Schengenskog informacijskog sustava (SIS II), viznim informacijskim sustavom (VIS) te sustavom EURODAC.</text:p>
          </table:table-cell>
        </table:table-row>
        <table:table-row table:style-name="ro1">
          <table:table-cell office:value-type="string" calcext:value-type="string">
            <text:p>http://www.europarl.europa.eu/doceo/document/CRE-8-2015-04-29-INT-3-933-734_HR.html</text:p>
          </table:table-cell>
          <table:table-cell office:value-type="string" calcext:value-type="string">
            <text:p><text:s/>Discharge 2013: European Agency for Safety and Health at Work (EU-OSHA) (A8-0076/2015 - Ryszard Czarnecki) HR </text:p>
          </table:table-cell>
          <table:table-cell office:value-type="string" calcext:value-type="string">
            <text:p>29-04-2015</text:p>
          </table:table-cell>
          <table:table-cell table:formula="of:=DATE(VALUE(MID([.C793]; 7; 4)); VALUE(MID([.C793]; 4; 2)); VALUE(MID([.C793]; 1; 2)))" office:value-type="date" office:date-value="2015-04-29" calcext:value-type="date">
            <text:p>04/29/15</text:p>
          </table:table-cell>
          <table:table-cell office:value-type="string" calcext:value-type="string">
            <text:p>  Dubravka Šuica (PPE), <text:s text:c="2"/>napisan. ‒ Budući da je zadaća Agencije prikupljati i širiti informacije o nacionalnim prioritetima i prioritetima Unije u području zdravlja i sigurnosti na radu, pružiti potporu nacionalnim organizacijama i organizacijama Unije koje sudjeluju u donošenju i provedbi relevantnih politika te pružiti informacije o preventivnim mjerama, podržala sam razrješnicu za izvršenje proračuna Europske agencije za sigurnost i zdravlje na radu za financijsku godinu 2013. </text:p>
          </table:table-cell>
        </table:table-row>
        <table:table-row table:style-name="ro1">
          <table:table-cell office:value-type="string" calcext:value-type="string">
            <text:p>http://www.europarl.europa.eu/doceo/document/CRE-8-2015-04-29-INT-3-942-875_HR.html</text:p>
          </table:table-cell>
          <table:table-cell office:value-type="string" calcext:value-type="string">
            <text:p><text:s/>Discharge 2013: Euratom Supply Agency (EURATOM) (A8-0119/2015 - Ryszard Czarnecki) HR </text:p>
          </table:table-cell>
          <table:table-cell office:value-type="string" calcext:value-type="string">
            <text:p>29-04-2015</text:p>
          </table:table-cell>
          <table:table-cell table:formula="of:=DATE(VALUE(MID([.C794]; 7; 4)); VALUE(MID([.C794]; 4; 2)); VALUE(MID([.C794]; 1; 2)))" office:value-type="date" office:date-value="2015-04-29" calcext:value-type="date">
            <text:p>04/29/15</text:p>
          </table:table-cell>
          <table:table-cell office:value-type="string" calcext:value-type="string">
            <text:p>  Dubravka Šuica (PPE), <text:s text:c="2"/>napisan. ‒ Glasovala sam za izvješće o razrješnici za izvršenje proračuna Agencije za opskrbu Euratom za financijsku godinu 2013., jer su poduzete sve korektivne mjere u vezi s primjedbama koje su iznesene u izvješću suda prethodnih godina, i budući da je godišnja računovodstvena dokumentacija Agencije pouzdana te da su osnovne transakcije zakonite i pravilne, kao što je vidljivo iz izvješća Revizorskog suda o godišnjoj računodovstvenoj dokumentaciji Agencije za opskrbu Euratom za financijsku godinu 2013., podržala sam razrješnicu za izvršenje proračuna Agencije za opskrbu Euratom za financijsku godinu 2013.</text:p>
          </table:table-cell>
        </table:table-row>
        <table:table-row table:style-name="ro1">
          <table:table-cell office:value-type="string" calcext:value-type="string">
            <text:p>http://www.europarl.europa.eu/doceo/document/CRE-8-2015-04-29-INT-3-953-843_HR.html</text:p>
          </table:table-cell>
          <table:table-cell office:value-type="string" calcext:value-type="string">
            <text:p><text:s/>Discharge 2013: European Foundation for the Improvement of Living and Working Conditions (EUROFOUND) (A8-0092/2015 - Ryszard Czarnecki) HR </text:p>
          </table:table-cell>
          <table:table-cell office:value-type="string" calcext:value-type="string">
            <text:p>29-04-2015</text:p>
          </table:table-cell>
          <table:table-cell table:formula="of:=DATE(VALUE(MID([.C795]; 7; 4)); VALUE(MID([.C795]; 4; 2)); VALUE(MID([.C795]; 1; 2)))" office:value-type="date" office:date-value="2015-04-29" calcext:value-type="date">
            <text:p>04/29/15</text:p>
          </table:table-cell>
          <table:table-cell office:value-type="string" calcext:value-type="string">
            <text:p>  Dubravka Šuica (PPE), <text:s text:c="2"/>napisan. ‒ Podržavam razrješnicu za izvršenje proračuna Europske zaklade za poboljšanje životnih i radnih uvjeta za financijsku godinu 2013. na temelju razumnog uvjerenja Revizorskog suda i „izvješća Revizorskog suda” u pouzdanost, pravilnost i zakonitost godišnje računovodstvene dokumentacije Zaklade i zbog toga što su potpuno otklonjeni utvrđeni nedostaci nastali zbog prijelaznog razdoblja na novi računovodstveni sustav za imovinu, provedbom novog sustava i promjenama u internim radnim postupcima.</text:p>
          </table:table-cell>
        </table:table-row>
        <table:table-row table:style-name="ro1">
          <table:table-cell office:value-type="string" calcext:value-type="string">
            <text:p>http://www.europarl.europa.eu/doceo/document/CRE-8-2015-04-29-INT-3-962-952_HR.html</text:p>
          </table:table-cell>
          <table:table-cell office:value-type="string" calcext:value-type="string">
            <text:p><text:s/>Discharge 2013: The European Union's Judicial Cooperation Unit (EUROJUST) (A8-0091/2015 - Ryszard Czarnecki) HR </text:p>
          </table:table-cell>
          <table:table-cell office:value-type="string" calcext:value-type="string">
            <text:p>29-04-2015</text:p>
          </table:table-cell>
          <table:table-cell table:formula="of:=DATE(VALUE(MID([.C796]; 7; 4)); VALUE(MID([.C796]; 4; 2)); VALUE(MID([.C796]; 1; 2)))" office:value-type="date" office:date-value="2015-04-29" calcext:value-type="date">
            <text:p>04/29/15</text:p>
          </table:table-cell>
          <table:table-cell office:value-type="string" calcext:value-type="string">
            <text:p>  Dubravka Šuica (PPE), <text:s text:c="2"/>napisan. ‒ Podržavam razrješnicu za izvršenje proračuna Eurojusta za financijsku godinu 2013., prvenstveno zbog važnosti Eurojusta koji je uspostavljen u cilju unaprjeđenja borbe protiv teških oblika organiziranog kriminala te poboljšanja koordinacije prekograničnih istraga i kaznenog progona među državama članicama, kao i između država članica i trećih zemalja.</text:p>
          </table:table-cell>
        </table:table-row>
        <table:table-row table:style-name="ro1">
          <table:table-cell office:value-type="string" calcext:value-type="string">
            <text:p>http://www.europarl.europa.eu/doceo/document/CRE-8-2015-04-29-INT-3-971-812_HR.html</text:p>
          </table:table-cell>
          <table:table-cell office:value-type="string" calcext:value-type="string">
            <text:p><text:s/>Discharge 2013: European Police Office (EUROPOL) (A8-0080/2015 - Ryszard Czarnecki) HR </text:p>
          </table:table-cell>
          <table:table-cell office:value-type="string" calcext:value-type="string">
            <text:p>29-04-2015</text:p>
          </table:table-cell>
          <table:table-cell table:formula="of:=DATE(VALUE(MID([.C797]; 7; 4)); VALUE(MID([.C797]; 4; 2)); VALUE(MID([.C797]; 1; 2)))" office:value-type="date" office:date-value="2015-04-29" calcext:value-type="date">
            <text:p>04/29/15</text:p>
          </table:table-cell>
          <table:table-cell office:value-type="string" calcext:value-type="string">
            <text:p>  Dubravka Šuica (PPE), <text:s text:c="2"/>napisan. ‒ Glasala sam za razrješnicu za izvršenje proračuna Europskog policijskog ureda za financijsku godinu 2013. Napori u praćenju proračuna tijekom financijske godine 2013. rezultirali su stopom izvršenja proračuna od 98,60 %, a da je stopa izvršenja odobrenih sredstava za plaćanja iznosila 87,20 %. Potvrdno je da je razina prenesenih odobrenih sredstava za koja su preuzete obveze smanjena s 19,64 % 2012. godine na 11,60 % 2013. godine, ali pozivam Ured da poveća napore oko smanjenja budućih prijenosa. Također da je razinom storniranih prenesenih obveza zabilježenom 2013. dodano do 8,9 % ukupnog prenesenog iznosa, što je smanjenje od 8,4 % u odnosu na iznos zabilježen 2012. godine. Dakle ured je poduzeo korektivne mjere kako bi ispravio to pitanje i Sud to pitanje smatra riješenim. Ured je ažurirao svoje smjernice za zapošljavanje i opis postupka zapošljavanja te stavio na snagu svoj novi kodeks ponašanja kako bi povećao transparentnost i neovisnost pri obavljanju svojih dužnosti.</text:p>
          </table:table-cell>
        </table:table-row>
        <table:table-row table:style-name="ro1">
          <table:table-cell office:value-type="string" calcext:value-type="string">
            <text:p>http://www.europarl.europa.eu/doceo/document/CRE-8-2015-04-29-INT-3-982-867_HR.html</text:p>
          </table:table-cell>
          <table:table-cell office:value-type="string" calcext:value-type="string">
            <text:p><text:s/>Discharge 2013: European Union Fundamental Rights Agency (FRA) (A8-0093/2015 - Ryszard Czarnecki) HR </text:p>
          </table:table-cell>
          <table:table-cell office:value-type="string" calcext:value-type="string">
            <text:p>29-04-2015</text:p>
          </table:table-cell>
          <table:table-cell table:formula="of:=DATE(VALUE(MID([.C798]; 7; 4)); VALUE(MID([.C798]; 4; 2)); VALUE(MID([.C798]; 1; 2)))" office:value-type="date" office:date-value="2015-04-29" calcext:value-type="date">
            <text:p>04/29/15</text:p>
          </table:table-cell>
          <table:table-cell office:value-type="string" calcext:value-type="string">
            <text:p>  Dubravka Šuica (PPE), <text:s text:c="2"/>napisan. ‒ Primanjem na znanje da su napori u praćenju proračuna tijekom financijske godine 2013. rezultirali stopom izvršenja proračuna od 100 %, a da je stopa izvršenja odobrenih sredstava za plaćanja iznosila 70,27 %, što predstavlja smanjenje od 11 % u usporedbi s 2012., a na temelju izvješća Revizorskog suda potvrđuje da je visoka ukupna razina rezerviranih odobrenih sredstava pokazala da su se obveze izvršavale pravodobno, podržala sam razrješnicu za izvršenje proračuna Agencije Europske unije za temeljna prava za financijsku godinu 2013.</text:p>
          </table:table-cell>
        </table:table-row>
        <table:table-row table:style-name="ro1">
          <table:table-cell office:value-type="string" calcext:value-type="string">
            <text:p>http://www.europarl.europa.eu/doceo/document/CRE-8-2015-04-29-INT-3-994-843_HR.html</text:p>
          </table:table-cell>
          <table:table-cell office:value-type="string" calcext:value-type="string">
            <text:p><text:s/>Discharge 2013: European Agency for the Management of Operational Cooperation at the External Borders of the Member States of the European Union (FRONTEX) (A8-0094/2015 - Ryszard Czarnecki) HR </text:p>
          </table:table-cell>
          <table:table-cell office:value-type="string" calcext:value-type="string">
            <text:p>29-04-2015</text:p>
          </table:table-cell>
          <table:table-cell table:formula="of:=DATE(VALUE(MID([.C799]; 7; 4)); VALUE(MID([.C799]; 4; 2)); VALUE(MID([.C799]; 1; 2)))" office:value-type="date" office:date-value="2015-04-29" calcext:value-type="date">
            <text:p>04/29/15</text:p>
          </table:table-cell>
          <table:table-cell office:value-type="string" calcext:value-type="string">
            <text:p>  Dubravka Šuica (PPE), <text:s text:c="2"/>napisan. ‒ Podržavam razrješnicu za izvršenje proračuna Europske agencije za upravljanje operativnom suradnjom na vanjskim granicama država članica Europske unije za financijsku godinu 2013. jer je utvrđeno da je konačna godišnja računovodstvena dokumentacija Europske agencije za upravljanje operativnom suradnjom na vanjskim granicama država članica Europske unije odgovara obliku u kojemu je sadržana u prilogu izvješću Revizorskog suda.</text:p>
          </table:table-cell>
        </table:table-row>
        <table:table-row table:style-name="ro1">
          <table:table-cell office:value-type="string" calcext:value-type="string">
            <text:p>http://www.europarl.europa.eu/doceo/document/CRE-8-2015-04-30-INT-4-136-000_HR.html</text:p>
          </table:table-cell>
          <table:table-cell office:value-type="string" calcext:value-type="string">
            <text:p><text:s/>Outbreak of Xylella fastidiosa affecting olive trees (debate) HR </text:p>
          </table:table-cell>
          <table:table-cell office:value-type="string" calcext:value-type="string">
            <text:p>30-04-2015</text:p>
          </table:table-cell>
          <table:table-cell table:formula="of:=DATE(VALUE(MID([.C800]; 7; 4)); VALUE(MID([.C800]; 4; 2)); VALUE(MID([.C800]; 1; 2)))" office:value-type="date" office:date-value="2015-04-30" calcext:value-type="date">
            <text:p>04/30/15</text:p>
          </table:table-cell>
          <table:table-cell office:value-type="string" calcext:value-type="string">
            <text:p>  Dubravka Šuica (PPE). <text:s text:c="2"/>– Gospođo predsjednice, zaista je ovo ozbiljna prijetnja koja se događa na jugu Italije. Ono što mene posebno zabrinjava je ova mjera koju smo čuli od povjerenika, a to je sječa stabala. Dakle, razumijem da je to jedna od mjera, ali istovremeno prijetnja krajobrazu, prijetnja pejzažu. Mislim da se treba usredotočiti na istraživanja, kao što ste rekli, i sredstva iz Obzora, odnosno Horizonta.</text:p>
          </table:table-cell>
        </table:table-row>
        <table:table-row table:style-name="ro1">
          <table:table-cell office:value-type="string" calcext:value-type="string">
            <text:p>http://www.europarl.europa.eu/doceo/document/CRE-8-2015-04-30-INT-4-246-500_HR.html</text:p>
          </table:table-cell>
          <table:table-cell office:value-type="string" calcext:value-type="string">
            <text:p><text:s/>Alcohol strategy (B8-0357/2015) HR </text:p>
          </table:table-cell>
          <table:table-cell office:value-type="string" calcext:value-type="string">
            <text:p>30-04-2015</text:p>
          </table:table-cell>
          <table:table-cell table:formula="of:=DATE(VALUE(MID([.C801]; 7; 4)); VALUE(MID([.C801]; 4; 2)); VALUE(MID([.C801]; 1; 2)))" office:value-type="date" office:date-value="2015-04-30" calcext:value-type="date">
            <text:p>04/30/15</text:p>
          </table:table-cell>
          <table:table-cell office:value-type="string" calcext:value-type="string">
            <text:p>  Dubravka Šuica (PPE), <text:s text:c="2"/>napisan. – Štetna upotreba alkohola i dalje je najveći uzročnik smrti i bolesti u Europi, ali i u Hrvatskoj, dok su alkoholizam i ovisnost povezani s nasiljem u obitelji ili pak izostancima s radnog mjesta. Nažalost, zloupotreba alkoholnih proizvoda je narasla. Danas se konzumira 10 litara alkohola po stanovniku EU-a što je zabrinjavajuće. </text:p>
          </table:table-cell>
        </table:table-row>
        <table:table-row table:style-name="ro1">
          <table:table-cell office:value-type="string" calcext:value-type="string">
            <text:p>http://www.europarl.europa.eu/doceo/document/CRE-8-2015-04-30-INT-4-293-500_HR.html</text:p>
          </table:table-cell>
          <table:table-cell office:value-type="string" calcext:value-type="string">
            <text:p><text:s/>Second anniversary of the Rana Plaza building collapse and the state of play of the Sustainability Compact (RC-B8-0363/2015, B8-0363/2015, B8-0364/2015, B8-0365/2015, B8-0366/2015, B8-0368/2015, B8-0372/2015, B8-0376/2015) HR </text:p>
          </table:table-cell>
          <table:table-cell office:value-type="string" calcext:value-type="string">
            <text:p>30-04-2015</text:p>
          </table:table-cell>
          <table:table-cell table:formula="of:=DATE(VALUE(MID([.C802]; 7; 4)); VALUE(MID([.C802]; 4; 2)); VALUE(MID([.C802]; 1; 2)))" office:value-type="date" office:date-value="2015-04-30" calcext:value-type="date">
            <text:p>04/30/15</text:p>
          </table:table-cell>
          <table:table-cell office:value-type="string" calcext:value-type="string">
            <text:p>  Dubravka Šuica (PPE), <text:s text:c="2"/>napisan. – Podržavam izradu nacrta rezolucije vezanu uz rušenje zgrade Rana Plaza i planiranje održivog razvoja. Tragedija koja je uzrokovala smrt više od 1 100 ljudi se ne smije zanemariti. Rušenje Rana Plaza zgrade je jedna od najgorih industrijskih katastrofa u modernoj povijesti Bangladeša. </text:p>
          </table:table-cell>
        </table:table-row>
        <table:table-row table:style-name="ro1">
          <table:table-cell office:value-type="string" calcext:value-type="string">
            <text:p>http://www.europarl.europa.eu/doceo/document/CRE-8-2015-04-30-INT-4-363-500_HR.html</text:p>
          </table:table-cell>
          <table:table-cell office:value-type="string" calcext:value-type="string">
            <text:p><text:s/>Report of the extraordinary European Council meeting (23 April 2015) - The latest tragedies in the Mediterranean and EU migration and asylum policies (RC-B8-0367/2015, B8-0367/2015, B8-0377/2015, B8-0378/2015, B8-0379/2015, B8-0380/2015, B8-0381/2015, B8-0384/2015) </text:p>
          </table:table-cell>
          <table:table-cell office:value-type="string" calcext:value-type="string">
            <text:p>30-04-2015</text:p>
          </table:table-cell>
          <table:table-cell table:formula="of:=DATE(VALUE(MID([.C803]; 7; 4)); VALUE(MID([.C803]; 4; 2)); VALUE(MID([.C803]; 1; 2)))" office:value-type="date" office:date-value="2015-04-30" calcext:value-type="date">
            <text:p>04/30/15</text:p>
          </table:table-cell>
          <table:table-cell office:value-type="string" calcext:value-type="string">
            <text:p>  Dubravka Šuica (PPE), <text:s text:c="2"/>napisan. – Podržala sam ovaj prijedlog kojim se uređuje područje migracija i azila za izbjeglice iz afričkih zemalja i ostalih dijelova svijeta koji su zahvaćeni ratom. Posebno nas je potresla nedavna tragedija na Sredozemlju kada je život izgubilo više od 700 ljudi u pokušaju dolaska na europsko kopno i u traženju boljeg života među kojima su brojne žene i djeca. </text:p>
          </table:table-cell>
        </table:table-row>
        <table:table-row table:style-name="ro1">
          <table:table-cell office:value-type="string" calcext:value-type="string">
            <text:p>http://www.europarl.europa.eu/doceo/document/CRE-8-2015-04-30-INT-4-429-750_HR.html</text:p>
          </table:table-cell>
          <table:table-cell office:value-type="string" calcext:value-type="string">
            <text:p><text:s/>Persecution of the Christians around the world, in relation to the killing of students in Kenya by terror group Al-Shabaab (B8-0369/2015, RC-B8-0382/2015, B8-0382/2015, B8-0383/2015, B8-0385/2015, B8-0386/2015, B8-0387/2015, B8-0388/2015) HR </text:p>
          </table:table-cell>
          <table:table-cell office:value-type="string" calcext:value-type="string">
            <text:p>30-04-2015</text:p>
          </table:table-cell>
          <table:table-cell table:formula="of:=DATE(VALUE(MID([.C804]; 7; 4)); VALUE(MID([.C804]; 4; 2)); VALUE(MID([.C804]; 1; 2)))" office:value-type="date" office:date-value="2015-04-30" calcext:value-type="date">
            <text:p>04/30/15</text:p>
          </table:table-cell>
          <table:table-cell office:value-type="string" calcext:value-type="string">
            <text:p>  Dubravka Šuica (PPE), <text:s text:c="2"/>napisan. – Podržavam prijedlog rezolucije Europskog parlamenta o progonu kršćana u svijetu i odnosa prema ubojstvima studenata u Keniji. U zadnje vrijeme svjedočimo naglom povećanju ekstremizma i terorizma. Napadi na vjerske manjine, osobito kršćane, u nekim dijelovima arapskog svijeta je ozbiljan problem kojem moramo pristupiti sustavno i dogovorno. </text:p>
          </table:table-cell>
        </table:table-row>
        <table:table-row table:style-name="ro1">
          <table:table-cell office:value-type="string" calcext:value-type="string">
            <text:p>http://www.europarl.europa.eu/doceo/document/CRE-8-2015-04-30-INT-4-465-750_HR.html</text:p>
          </table:table-cell>
          <table:table-cell office:value-type="string" calcext:value-type="string">
            <text:p><text:s/>Destruction of cultural sites perpetrated by ISIS/Da'esh (B8-0375/2015, B8-0375/2015, B8-0389/2015, B8-0390/2015, B8-0391/2015, B8-0393/2015, B8-0403/2015, B8-0405/2015) HR </text:p>
          </table:table-cell>
          <table:table-cell office:value-type="string" calcext:value-type="string">
            <text:p>30-04-2015</text:p>
          </table:table-cell>
          <table:table-cell table:formula="of:=DATE(VALUE(MID([.C805]; 7; 4)); VALUE(MID([.C805]; 4; 2)); VALUE(MID([.C805]; 1; 2)))" office:value-type="date" office:date-value="2015-04-30" calcext:value-type="date">
            <text:p>04/30/15</text:p>
          </table:table-cell>
          <table:table-cell office:value-type="string" calcext:value-type="string">
            <text:p>  Dubravka Šuica (PPE), <text:s text:c="2"/>napisan. ‒ Podržavam prijedlog rezolucije zbog napada koje je izvršila skupina ISIS/Daesh na muzej Bardo u Tunisu i namjerno uništavanje muzeja Mosul u Iraku te povijesnih lokaliteta u Siriji. Takve radnje poprimaju mnogo veće razmjere od samo kulturnih tragedija, moglo bi ih se nazvati kulturnim čišćenjem.</text:p>
          </table:table-cell>
        </table:table-row>
        <table:table-row table:style-name="ro1">
          <table:table-cell office:value-type="string" calcext:value-type="string">
            <text:p>http://www.europarl.europa.eu/doceo/document/CRE-8-2015-04-30-INT-4-472-077_HR.html</text:p>
          </table:table-cell>
          <table:table-cell office:value-type="string" calcext:value-type="string">
            <text:p><text:s/>Situation in the Maldives (RC-B8-0392/2015, B8-0392/2015, B8-0395/2015, B8-0397/2015, B8-0399/2015, B8-0401/2015, B8-0402/2015, B8-0404/2015) HR </text:p>
          </table:table-cell>
          <table:table-cell office:value-type="string" calcext:value-type="string">
            <text:p>30-04-2015</text:p>
          </table:table-cell>
          <table:table-cell table:formula="of:=DATE(VALUE(MID([.C806]; 7; 4)); VALUE(MID([.C806]; 4; 2)); VALUE(MID([.C806]; 1; 2)))" office:value-type="date" office:date-value="2015-04-30" calcext:value-type="date">
            <text:p>04/30/15</text:p>
          </table:table-cell>
          <table:table-cell office:value-type="string" calcext:value-type="string">
            <text:p>  Dubravka Šuica (PPE), <text:s text:c="2"/>napisan. ‒ Podržala sam prijedlog rezolucije Europskog parlamenta o stanju na Maldivima zbog niza događaja koji se događaju u toj zemlji. Naime, bivši predsjednik Maldiva Mohamed Nasheed osuđen je na 13 godina zatvora na temelju optužbi za terorizam zbog uhićenja tadašnjeg glavnog suca kaznenog suda u siječnju 2012. </text:p>
          </table:table-cell>
        </table:table-row>
        <table:table-row table:style-name="ro1">
          <table:table-cell office:value-type="string" calcext:value-type="string">
            <text:p>http://www.europarl.europa.eu/doceo/document/CRE-8-2015-05-19-INT-2-187-000_HR.html</text:p>
          </table:table-cell>
          <table:table-cell office:value-type="string" calcext:value-type="string">
            <text:p><text:s/>Safeguard measures provided for in the Agreement with the Swiss Confederation (A8-0145/2015 - Andrzej Duda) HR </text:p>
          </table:table-cell>
          <table:table-cell office:value-type="string" calcext:value-type="string">
            <text:p>19-05-2015</text:p>
          </table:table-cell>
          <table:table-cell table:formula="of:=DATE(VALUE(MID([.C807]; 7; 4)); VALUE(MID([.C807]; 4; 2)); VALUE(MID([.C807]; 1; 2)))" office:value-type="date" office:date-value="2015-05-19" calcext:value-type="date">
            <text:p>05/19/15</text:p>
          </table:table-cell>
          <table:table-cell office:value-type="string" calcext:value-type="string">
            <text:p>  Dubravka Šuica (PPE), <text:s text:c="2"/>napisan. ‒ Podržala sam Izvješće o prijedlogu uredbe Europskog parlamenta i Vijeća o zaštitnim mjerama predviđenim u Sporazumu između Europske ekonomske zajednice i Švicarske Konfederacije budući da prema mišljenju savjetodavne skupine pravnih službi Europskog parlamenta, Vijeća i Komisije navedeni je prijedlog ograničen samo na kodifikaciju postojećih tekstova bez suštinskih promjena te se odnosi na pravila za provedbu zaštitne klauzule i mjere zaštite propisane u člancima 22 – 27 Sporazuma između Europske ekonomske zajednice i Švicarske, potpisanog 22. lipnja 1972. </text:p>
          </table:table-cell>
        </table:table-row>
        <table:table-row table:style-name="ro1">
          <table:table-cell office:value-type="string" calcext:value-type="string">
            <text:p>http://www.europarl.europa.eu/doceo/document/CRE-8-2015-05-19-INT-2-207-000_HR.html</text:p>
          </table:table-cell>
          <table:table-cell office:value-type="string" calcext:value-type="string">
            <text:p><text:s/>European Convention on the legal protection of services based on, or consisting of, conditional access (A8-0071/2015 - Pavel Svoboda) HR </text:p>
          </table:table-cell>
          <table:table-cell office:value-type="string" calcext:value-type="string">
            <text:p>19-05-2015</text:p>
          </table:table-cell>
          <table:table-cell table:formula="of:=DATE(VALUE(MID([.C808]; 7; 4)); VALUE(MID([.C808]; 4; 2)); VALUE(MID([.C808]; 1; 2)))" office:value-type="date" office:date-value="2015-05-19" calcext:value-type="date">
            <text:p>05/19/15</text:p>
          </table:table-cell>
          <table:table-cell office:value-type="string" calcext:value-type="string">
            <text:p>  Dubravka Šuica (PPE), <text:s text:c="2"/>napisan. ‒ Mnoge države koje nisu članice EU-a mogu pružiti „podršku“ za razvoj i distribuciju uređaja za hakiranje u usluge uvjetnog pristupa, dakle omogućuju neovlašteni pristup zaštićenim uslugama, posebice ako njihov pravni sustav ne predviđa sankcije protiv ovoga vrlo specifičnog načina hakiranja.</text:p>
          </table:table-cell>
        </table:table-row>
        <table:table-row table:style-name="ro1">
          <table:table-cell office:value-type="string" calcext:value-type="string">
            <text:p>http://www.europarl.europa.eu/doceo/document/CRE-8-2015-05-19-INT-2-222-000_HR.html</text:p>
          </table:table-cell>
          <table:table-cell office:value-type="string" calcext:value-type="string">
            <text:p><text:s/>Request for the waiver of the parliamentary immunity of Viktor Uspaskich (A8-0149/2015 - Laura Ferrara) HR </text:p>
          </table:table-cell>
          <table:table-cell office:value-type="string" calcext:value-type="string">
            <text:p>19-05-2015</text:p>
          </table:table-cell>
          <table:table-cell table:formula="of:=DATE(VALUE(MID([.C809]; 7; 4)); VALUE(MID([.C809]; 4; 2)); VALUE(MID([.C809]; 1; 2)))" office:value-type="date" office:date-value="2015-05-19" calcext:value-type="date">
            <text:p>05/19/15</text:p>
          </table:table-cell>
          <table:table-cell office:value-type="string" calcext:value-type="string">
            <text:p>  Dubravka Šuica (PPE), <text:s text:c="2"/>napisan. ‒ U izvješću o zahtjevu za ukidanje imuniteta Viktoru Uspaskichu ne postoje dokazi za fumus persecutionis, odnosno za osnovanu sumnju da je postupak pokrenut s namjerom nanošenja političke štete dotičnom zastupniku. Viktora Uspaskicha optužuje za počinjenje kaznenog djela nepoštovanja suda u skladu s člankom 232. Kaznenog zakona Republike Litve. </text:p>
          </table:table-cell>
        </table:table-row>
        <table:table-row table:style-name="ro1">
          <table:table-cell office:value-type="string" calcext:value-type="string">
            <text:p>http://www.europarl.europa.eu/doceo/document/CRE-8-2015-05-19-INT-2-239-000_HR.html</text:p>
          </table:table-cell>
          <table:table-cell office:value-type="string" calcext:value-type="string">
            <text:p><text:s/>Request for the waiver of the parliamentary immunity of Jérôme Lavrilleux (A8-0152/2015 - Heidi Hautala) HR </text:p>
          </table:table-cell>
          <table:table-cell office:value-type="string" calcext:value-type="string">
            <text:p>19-05-2015</text:p>
          </table:table-cell>
          <table:table-cell table:formula="of:=DATE(VALUE(MID([.C810]; 7; 4)); VALUE(MID([.C810]; 4; 2)); VALUE(MID([.C810]; 1; 2)))" office:value-type="date" office:date-value="2015-05-19" calcext:value-type="date">
            <text:p>05/19/15</text:p>
          </table:table-cell>
          <table:table-cell office:value-type="string" calcext:value-type="string">
            <text:p>  Dubravka Šuica (PPE), <text:s text:c="2"/>napisan. ‒ Podržala sam Izvješće o zahtjevu za ukidanje imuniteta Jeromeu Lavrilleuxu. Glavni tužitelj Prizivnog suda u Parizu zatražio je da se Jeromeu Lavrilleuxu, zastupniku u Europskom parlamentu, ukine zastupnički imunitet zbog istrage u postupku u kojem se tereti za krivotvorenje i upotrebu dokumenata, zlouporabu povjerenja, pokušaj prijevare i prikrivanje kaznenih djela te nezakonito financiranje predizborne kampanje. Sudac u Francuskoj bi u vezi s tim htio Jeromeu Lavrilleuxu izreći mjeru pritvora ili drugu mjeru lišenja slobode. Jerome Lavrilleux se sumnjiči za sudjelovanje u sustavu izdavanja lažnih računa za troškove predizborne kampanje stoga optužbe za koje se Jerome Lavrilleux tereti nisu povezane s obnašanjem njegove dužnosti zastupnika u Europskom parlamentu već proizlaze iz njegove prethodne funkcije zamjenika direktora kampanje na zadnjim predsjedničkim izborima u Francuskoj. Kazneni progon nije povezan s izražavanjem mišljenja ili glasanjem Jeromea Lavrilleuxa pri obnašanju dužnost zastupnika u Europskom parlamentu u smislu članka 8. Protokola br. 7 o povlasticama i imunitetima Europske unije. Parlament nije pronašao dokaze za fumus persecutionis, odnosno za dovoljno ozbiljnu i osnovanu sumnju da je postupak pokrenut s namjerom nanošenja političke štete dotičnom zastupniku. </text:p>
          </table:table-cell>
        </table:table-row>
        <table:table-row table:style-name="ro1">
          <table:table-cell office:value-type="string" calcext:value-type="string">
            <text:p>http://www.europarl.europa.eu/doceo/document/CRE-8-2015-05-19-INT-2-255-000_HR.html</text:p>
          </table:table-cell>
          <table:table-cell office:value-type="string" calcext:value-type="string">
            <text:p><text:s/>Request for the waiver of the parliamentary immunity of Janusz Korwin-Mikke (A8-0150/2015 - Kostas Chrysogonos) HR </text:p>
          </table:table-cell>
          <table:table-cell office:value-type="string" calcext:value-type="string">
            <text:p>19-05-2015</text:p>
          </table:table-cell>
          <table:table-cell table:formula="of:=DATE(VALUE(MID([.C811]; 7; 4)); VALUE(MID([.C811]; 4; 2)); VALUE(MID([.C811]; 1; 2)))" office:value-type="date" office:date-value="2015-05-19" calcext:value-type="date">
            <text:p>05/19/15</text:p>
          </table:table-cell>
          <table:table-cell office:value-type="string" calcext:value-type="string">
            <text:p>  Dubravka Šuica (PPE), <text:s text:c="2"/>napisan. ‒ Glavni državni odvjetnik Republike Poljske proslijedio je zahtjev Okružnog ureda državnog odvjetništva u Varšavi za odobrenje pokretanja kaznenog postupka protiv zastupnika u Europskom parlamentu Janusza Korwin-Mikkea zbog kaznenog djela iz članka 222. stavka 1. Kaznenog zakona Republike Poljske zbog čega sam podržala ovaj zahtjev za skidanje imuniteta. Postupak se konkretno odnosi na navode o povredi fizičkog integriteta javnog službenika. U skladu s člankom 8. Protokola o povlasticama i imunitetima Europske unije zastupnici u Europskom parlamentu ne mogu biti podvrgnuti nikakvom obliku ispitivanja, zadržavanja ili sudskog postupka zbog izraženih mišljenja ili glasanja pri obnašanju svojih dužnosti. Kao što je potvrđeno na ovom saslušanju, navodno kazneno djelo nije izravno ili očigledno povezano s obnašanjem dužnosti Korwin-Mikkea u svojstvu zastupnika u Europskom parlamentu niti je u vezi s izraženim mišljenjem ili glasanjem pri obnašanju njegovih dužnosti zastupnika u Europskom parlamentu u smislu članka 8. Protokola br. 7 o povlasticama i imunitetima Europske unije.</text:p>
          </table:table-cell>
        </table:table-row>
        <table:table-row table:style-name="ro1">
          <table:table-cell office:value-type="string" calcext:value-type="string">
            <text:p>http://www.europarl.europa.eu/doceo/document/CRE-8-2015-05-19-INT-2-271-000_HR.html</text:p>
          </table:table-cell>
          <table:table-cell office:value-type="string" calcext:value-type="string">
            <text:p><text:s/>Request for the waiver of the parliamentary immunity of Theodoros Zagorakis (A8-0151/2015 - Andrzej Duda) HR </text:p>
          </table:table-cell>
          <table:table-cell office:value-type="string" calcext:value-type="string">
            <text:p>19-05-2015</text:p>
          </table:table-cell>
          <table:table-cell table:formula="of:=DATE(VALUE(MID([.C812]; 7; 4)); VALUE(MID([.C812]; 4; 2)); VALUE(MID([.C812]; 1; 2)))" office:value-type="date" office:date-value="2015-05-19" calcext:value-type="date">
            <text:p>05/19/15</text:p>
          </table:table-cell>
          <table:table-cell office:value-type="string" calcext:value-type="string">
            <text:p>  Dubravka Šuica (PPE), <text:s text:c="2"/>napisan. ‒ Podržala sam za ovo izvješće o zahtjevu za ukidanje imuniteta Theodorosu Zagorakisu. Zbog navodnog kaznenog dijela Theodorosa Zagorakisa, zamjenik državnog odvjetnika pri Vrhovnom sudu Grčke zatražio je skidanje imuniteta navedenom zastupniku. Zastupnik Zagorakis optužen je za financijske nepravilnosti tijekom svog predsjedanja nogometnim klubom PAOK u razdoblju između 2007. i 2012., te njegovo navodno kazneno očigledno nije povezano s obnašanjem dužnosti u Europskom parlamentu i njegovim izraženim mišljenjem ili glasovanjem pri obnašanju dužnosničkih obaveza. Kazneni postupak pokrenut je prije nekoliko godina, odnosno prije nego što je g. Zagorakis postao zastupnik u Europskom parlamentu te u vezi s time nema razloga da je kazneni postupak pokrenut s namjerom nanošenja političke štete.</text:p>
          </table:table-cell>
        </table:table-row>
        <table:table-row table:style-name="ro1">
          <table:table-cell office:value-type="string" calcext:value-type="string">
            <text:p>http://www.europarl.europa.eu/doceo/document/CRE-8-2015-05-19-INT-2-283-875_HR.html</text:p>
          </table:table-cell>
          <table:table-cell office:value-type="string" calcext:value-type="string">
            <text:p><text:s/>Request for consultation of the European Economic and Social Committee on ‘Improving the functioning of the European Union building on the potential of the Lisbon Treaty’ HR </text:p>
          </table:table-cell>
          <table:table-cell office:value-type="string" calcext:value-type="string">
            <text:p>19-05-2015</text:p>
          </table:table-cell>
          <table:table-cell table:formula="of:=DATE(VALUE(MID([.C813]; 7; 4)); VALUE(MID([.C813]; 4; 2)); VALUE(MID([.C813]; 1; 2)))" office:value-type="date" office:date-value="2015-05-19" calcext:value-type="date">
            <text:p>05/19/15</text:p>
          </table:table-cell>
          <table:table-cell office:value-type="string" calcext:value-type="string">
            <text:p>  Dubravka Šuica (PPE), <text:s text:c="2"/>napisan. ‒ Podržavam zahtjev za savjetovanje s Europskim gospodarskim i socijalnim odborom o „Poboljšanju funkcioniranja Europske unije na temelju potencijala Ugovora iz Lisabona” i o „Mogućim promjenama i prilagodbama aktualnog institucijskog ustroja Europske unije”.</text:p>
          </table:table-cell>
        </table:table-row>
        <table:table-row table:style-name="ro1">
          <table:table-cell office:value-type="string" calcext:value-type="string">
            <text:p>http://www.europarl.europa.eu/doceo/document/CRE-8-2015-05-19-INT-2-296-250_HR.html</text:p>
          </table:table-cell>
          <table:table-cell office:value-type="string" calcext:value-type="string">
            <text:p><text:s/>Request for consultation of the European Economic and Social Committee on "Possible evolutions and adjustments of the current institutional set up of the European Union" HR </text:p>
          </table:table-cell>
          <table:table-cell office:value-type="string" calcext:value-type="string">
            <text:p>19-05-2015</text:p>
          </table:table-cell>
          <table:table-cell table:formula="of:=DATE(VALUE(MID([.C814]; 7; 4)); VALUE(MID([.C814]; 4; 2)); VALUE(MID([.C814]; 1; 2)))" office:value-type="date" office:date-value="2015-05-19" calcext:value-type="date">
            <text:p>05/19/15</text:p>
          </table:table-cell>
          <table:table-cell office:value-type="string" calcext:value-type="string">
            <text:p>  Dubravka Šuica (PPE), <text:s text:c="2"/>napisan. ‒ EGSO je savjetodavno tijelo Europske unije. Osnovan 1957. godine, on daje stručne savjete glavnim institucijama EU-a (Europskoj komisiji, Europskom vijeću i Europskom parlamentu). To čini iznoseći „mišljenja” na predložene zakonodavne akte EU-a, kao i „samoinicijativna mišljenja” o pitanjima za koja smatra da ih je potrebno riješiti. Jedna od glavnih zadaća mu je premostiti jaz između europskih institucija i „organiziranog civilnog društva”. Promiče participativnu demokraciju u EU-u i pomaže u jačanju uloge organizacija civilnog društva kroz uključivanje u „strukturirani dijalog” s tim skupinama u državama članicama EU-a, kao i u drugim zemljama diljem svijeta. </text:p>
          </table:table-cell>
        </table:table-row>
        <table:table-row table:style-name="ro1">
          <table:table-cell office:value-type="string" calcext:value-type="string">
            <text:p>http://www.europarl.europa.eu/doceo/document/CRE-8-2015-05-19-INT-2-300-843_HR.html</text:p>
          </table:table-cell>
          <table:table-cell office:value-type="string" calcext:value-type="string">
            <text:p><text:s/>Request for consultation of the Committee of the Regions on "Improving the Functioning of the European Union building on the potential of the Lisbon Treaty" HR </text:p>
          </table:table-cell>
          <table:table-cell office:value-type="string" calcext:value-type="string">
            <text:p>19-05-2015</text:p>
          </table:table-cell>
          <table:table-cell table:formula="of:=DATE(VALUE(MID([.C815]; 7; 4)); VALUE(MID([.C815]; 4; 2)); VALUE(MID([.C815]; 1; 2)))" office:value-type="date" office:date-value="2015-05-19" calcext:value-type="date">
            <text:p>05/19/15</text:p>
          </table:table-cell>
          <table:table-cell office:value-type="string" calcext:value-type="string">
            <text:p>  Dubravka Šuica (PPE), <text:s text:c="2"/>napisan. ‒ Odbor regija savjetodavno je tijelo koje predstavlja lokalne i regionalne vlasti u Europskoj uniji. Uloga Odbora regija iznošenje je lokalnih i regionalnih stajališta o zakonodavstvu EU-a objavljivanjem izvješća („mišljenja”) o Komisijinim prijedlozima. Komisija, Vijeće i Parlament moraju se savjetovati s Odborom regija prije donošenja odluka na razini EU-a o pitanjima vezanima uz lokalnu i regionalnu upravu (primjerice o politici zapošljavanja, okolišu, obrazovanju ili javnom zdravstvu).</text:p>
          </table:table-cell>
        </table:table-row>
        <table:table-row table:style-name="ro1">
          <table:table-cell office:value-type="string" calcext:value-type="string">
            <text:p>http://www.europarl.europa.eu/doceo/document/CRE-8-2015-05-19-INT-2-304-718_HR.html</text:p>
          </table:table-cell>
          <table:table-cell office:value-type="string" calcext:value-type="string">
            <text:p><text:s/>Request for consultation of the Committee of the Regions on "Possible evolutions and adjustments of the current institutional set up of the European Union" HR </text:p>
          </table:table-cell>
          <table:table-cell office:value-type="string" calcext:value-type="string">
            <text:p>19-05-2015</text:p>
          </table:table-cell>
          <table:table-cell table:formula="of:=DATE(VALUE(MID([.C816]; 7; 4)); VALUE(MID([.C816]; 4; 2)); VALUE(MID([.C816]; 1; 2)))" office:value-type="date" office:date-value="2015-05-19" calcext:value-type="date">
            <text:p>05/19/15</text:p>
          </table:table-cell>
          <table:table-cell office:value-type="string" calcext:value-type="string">
            <text:p>  Dubravka Šuica (PPE), <text:s text:c="2"/>napisan. ‒ Odbor regija osnovan je prije dvadeset godina s ciljem približavanja Europske unije građanima. Činjenica je da 70 % EU-ovih zakona ima direktan regionalni i lokalni utjecaj. Važnost Odbora regija prepoznata je u Lisabonskom ugovoru, u kojem se njegovo djelovanje očituje kroz tri glavna stupa: supsidijarnost, dostupnost i blizina građanima te partnerstvo. Glavna misija Odbora je uključiti lokalne vlasti u donošenje odluka na europskoj razini. Suradnja između europske, nacionalne, regionalne i lokalne razine nužna je kako bi stvorili Uniju koja će biti što bliža građanima. </text:p>
          </table:table-cell>
        </table:table-row>
        <table:table-row table:style-name="ro1">
          <table:table-cell office:value-type="string" calcext:value-type="string">
            <text:p>http://www.europarl.europa.eu/doceo/document/CRE-8-2015-05-19-INT-2-334-000_HR.html</text:p>
          </table:table-cell>
          <table:table-cell office:value-type="string" calcext:value-type="string">
            <text:p><text:s/>Indices used as benchmarks in financial instruments and financial contracts (A8-0131/2015 - Cora van Nieuwenhuizen) HR </text:p>
          </table:table-cell>
          <table:table-cell office:value-type="string" calcext:value-type="string">
            <text:p>19-05-2015</text:p>
          </table:table-cell>
          <table:table-cell table:formula="of:=DATE(VALUE(MID([.C817]; 7; 4)); VALUE(MID([.C817]; 4; 2)); VALUE(MID([.C817]; 1; 2)))" office:value-type="date" office:date-value="2015-05-19" calcext:value-type="date">
            <text:p>05/19/15</text:p>
          </table:table-cell>
          <table:table-cell office:value-type="string" calcext:value-type="string">
            <text:p>  Dubravka Šuica (PPE), <text:s text:c="2"/>napisan. ‒ Netočnost i neispravnost indeksa koji se koriste kao referentne vrijednosti, odnosno sumnja u njihovu točnost i ispravnost, mogu narušiti tržišno povjerenje, uzrokovati gubitke potrošačima i ulagačima te poremetiti realno gospodarstvo. Potrebno je osigurati točnost, stabilnost i ispravnost referentnih vrijednosti i postupka njihova utvrđivanja, stoga podržavam izvješće kako je usvojeno od strane ECON-a.</text:p>
          </table:table-cell>
        </table:table-row>
        <table:table-row table:style-name="ro1">
          <table:table-cell office:value-type="string" calcext:value-type="string">
            <text:p>http://www.europarl.europa.eu/doceo/document/CRE-8-2015-05-19-INT-2-369-000_HR.html</text:p>
          </table:table-cell>
          <table:table-cell office:value-type="string" calcext:value-type="string">
            <text:p><text:s/>Financing for development (A8-0143/2015 - Pedro Silva Pereira) HR </text:p>
          </table:table-cell>
          <table:table-cell office:value-type="string" calcext:value-type="string">
            <text:p>19-05-2015</text:p>
          </table:table-cell>
          <table:table-cell table:formula="of:=DATE(VALUE(MID([.C818]; 7; 4)); VALUE(MID([.C818]; 4; 2)); VALUE(MID([.C818]; 1; 2)))" office:value-type="date" office:date-value="2015-05-19" calcext:value-type="date">
            <text:p>05/19/15</text:p>
          </table:table-cell>
          <table:table-cell office:value-type="string" calcext:value-type="string">
            <text:p>  Dubravka Šuica (PPE), <text:s text:c="2"/>napisan. ‒ Podržavam ovo izvješće jer je 2015. ključna godina za donošenja ciljeva održivog razvoja i sporazuma o globalnom djelovanju protiv klimatskih promjena koji će biti na snazi do 2030. te da se u okviru Treće međunarodne konferencije o financiranju razvoja, koja će se održati u Adis Abebi u Etiopiji od 13. do 16. srpnja 2015., trebaju stvoriti uvjeti potrebni za financiranje i provedbu programa za razdoblje nakon 2015.</text:p>
          </table:table-cell>
        </table:table-row>
        <table:table-row table:style-name="ro1">
          <table:table-cell office:value-type="string" calcext:value-type="string">
            <text:p>http://www.europarl.europa.eu/doceo/document/CRE-8-2015-05-19-INT-2-415-000_HR.html</text:p>
          </table:table-cell>
          <table:table-cell office:value-type="string" calcext:value-type="string">
            <text:p><text:s/>Safer healthcare in Europe (A8-0142/2015 - Piernicola Pedicini) HR </text:p>
          </table:table-cell>
          <table:table-cell office:value-type="string" calcext:value-type="string">
            <text:p>19-05-2015</text:p>
          </table:table-cell>
          <table:table-cell table:formula="of:=DATE(VALUE(MID([.C819]; 7; 4)); VALUE(MID([.C819]; 4; 2)); VALUE(MID([.C819]; 1; 2)))" office:value-type="date" office:date-value="2015-05-19" calcext:value-type="date">
            <text:p>05/19/15</text:p>
          </table:table-cell>
          <table:table-cell office:value-type="string" calcext:value-type="string">
            <text:p>  Dubravka Šuica (PPE), <text:s text:c="2"/>napisan. ‒ Glasovala sam za Izvješće o sigurnijoj zdravstvenoj skrbi u Europi – poboljšanje sigurnosti pacijenata i borbi protiv antimikrobne rezistencije budući da je glavna dimenzija ukupne kvalitete zdravstvene skrbi sigurnost pacijenata čiji su temeljni aspekti kultura zdravstvene skrbi i upravljanje nepoželjnim učincima lijeka.</text:p>
          </table:table-cell>
        </table:table-row>
        <table:table-row table:style-name="ro1">
          <table:table-cell office:value-type="string" calcext:value-type="string">
            <text:p>http://www.europarl.europa.eu/doceo/document/CRE-8-2015-05-19-INT-2-465-000_HR.html</text:p>
          </table:table-cell>
          <table:table-cell office:value-type="string" calcext:value-type="string">
            <text:p><text:s/>Green growth opportunities for SMEs (A8-0135/2015 - Philippe De Backer) HR </text:p>
          </table:table-cell>
          <table:table-cell office:value-type="string" calcext:value-type="string">
            <text:p>19-05-2015</text:p>
          </table:table-cell>
          <table:table-cell table:formula="of:=DATE(VALUE(MID([.C820]; 7; 4)); VALUE(MID([.C820]; 4; 2)); VALUE(MID([.C820]; 1; 2)))" office:value-type="date" office:date-value="2015-05-19" calcext:value-type="date">
            <text:p>05/19/15</text:p>
          </table:table-cell>
          <table:table-cell office:value-type="string" calcext:value-type="string">
            <text:p>  Dubravka Šuica (PPE), <text:s text:c="2"/>napisan. ‒ Podržala sam za ovo izvješće zbog velike važnosti u razvoju malih i srednjih poduzeća - mala i srednja poduzeća čine više od 90 % europskih poduzeća, osiguravaju više od 67 % ukupne zaposlenosti u Uniji i 58 % bruto dodane vrijednosti, zapošljavanje u sektoru ekoloških roba u periodu od 2007. do 2011. poraslo je za 20 posto. </text:p>
          </table:table-cell>
        </table:table-row>
        <table:table-row table:style-name="ro1">
          <table:table-cell office:value-type="string" calcext:value-type="string">
            <text:p>http://www.europarl.europa.eu/doceo/document/CRE-8-2015-05-19-INT-2-549-750_HR.html</text:p>
          </table:table-cell>
          <table:table-cell office:value-type="string" calcext:value-type="string">
            <text:p><text:s/>Implementation of the Common Security and Defence Policy - Financing the Common Security and Defence Policy - Security and defence capabilities in Europe (debate) HR </text:p>
          </table:table-cell>
          <table:table-cell office:value-type="string" calcext:value-type="string">
            <text:p>19-05-2015</text:p>
          </table:table-cell>
          <table:table-cell table:formula="of:=DATE(VALUE(MID([.C821]; 7; 4)); VALUE(MID([.C821]; 4; 2)); VALUE(MID([.C821]; 1; 2)))" office:value-type="date" office:date-value="2015-05-19" calcext:value-type="date">
            <text:p>05/19/15</text:p>
          </table:table-cell>
          <table:table-cell office:value-type="string" calcext:value-type="string">
            <text:p>  Dubravka Šuica (PPE), <text:s text:c="2"/>napisan. – Brojne vanjskopolitičke teme bile su na dnevnom redu ove plenarne sjednice, no ipak poseban naglasak bih stavila na sigurnosnu i obrambenu politiku Europske unije s obzirom da okupacija Ukrajine još nije prestala, a još uvijek su aktualni i sukobi u Siriji i Iraku koji su izravna prijetnja sigurnosti Unije. Moramo biti spremni adekvatno odgovoriti na suvremene sigurnosne izazove tako da uspostavimo koordiniranu zajedničku sigurnosnu politiku u kojoj bi sudjelovale sve članice EU-a, bez obzira na veličinu i ekonomsku snagu. Ujedinjeni u različitosti geslo je Unije još od 2000. godine, a bez obzira na naše različitosti uvjerena sam da postoji puno više sličnosti koje povezuju narode EU-a koje su ključ suradnje i uspostave zajedničkog stava kada je riječ o Uniji. Sigurnost naših građana i sigurno okruženje prioritet je Unije iako je u turbulentnom okruženju vrlo teško razgraničiti vanjsku i unutarnju sigurnost, stoga moramo biti dosljedni pri koordiniranju naših strategija unutar i izvan EU-a korištenjem postojećih instrumenata kako bismo efikasnije odgovorili na humanitarne zahtjeve jer borba protiv terorizma i organiziranog kriminala nema granica.</text:p>
          </table:table-cell>
        </table:table-row>
        <table:table-row table:style-name="ro1">
          <table:table-cell office:value-type="string" calcext:value-type="string">
            <text:p>http://www.europarl.europa.eu/doceo/document/CRE-8-2015-05-19-INT-2-729-000_HR.html</text:p>
          </table:table-cell>
          <table:table-cell office:value-type="string" calcext:value-type="string">
            <text:p><text:s/>Maternity leave (debate) HR </text:p>
          </table:table-cell>
          <table:table-cell office:value-type="string" calcext:value-type="string">
            <text:p>19-05-2015</text:p>
          </table:table-cell>
          <table:table-cell table:formula="of:=DATE(VALUE(MID([.C822]; 7; 4)); VALUE(MID([.C822]; 4; 2)); VALUE(MID([.C822]; 1; 2)))" office:value-type="date" office:date-value="2015-05-19" calcext:value-type="date">
            <text:p>05/19/15</text:p>
          </table:table-cell>
          <table:table-cell office:value-type="string" calcext:value-type="string">
            <text:p>  Dubravka Šuica (PPE). <text:s text:c="2"/>– Gospodine predsjedniče, svakako da bi Vijeće trebalo preuzeti odgovornost i izjasniti se. Pravi je fenomen da je prošlo ovoliko godina, nakon prve direktive, a da nismo došli do konsenzusa. </text:p>
          </table:table-cell>
        </table:table-row>
        <table:table-row table:style-name="ro1">
          <table:table-cell office:value-type="string" calcext:value-type="string">
            <text:p>http://www.europarl.europa.eu/doceo/document/CRE-8-2015-05-19-INT-2-731-000_HR.html</text:p>
          </table:table-cell>
          <table:table-cell office:value-type="string" calcext:value-type="string">
            <text:p><text:s/>Maternity leave (debate) HR </text:p>
          </table:table-cell>
          <table:table-cell office:value-type="string" calcext:value-type="string">
            <text:p>19-05-2015</text:p>
          </table:table-cell>
          <table:table-cell table:formula="of:=DATE(VALUE(MID([.C823]; 7; 4)); VALUE(MID([.C823]; 4; 2)); VALUE(MID([.C823]; 1; 2)))" office:value-type="date" office:date-value="2015-05-19" calcext:value-type="date">
            <text:p>05/19/15</text:p>
          </table:table-cell>
          <table:table-cell office:value-type="string" calcext:value-type="string">
            <text:p>  Dubravka Šuica (PPE), <text:s text:c="2"/>odgovor na pitanje postavljeno podizanjem plave kartice. – Gospodine Jakovčiću, upravo ste na pragu onoga o čemu sam govorila da je obrnuto proporcionalna situacija vezana za rast i ekonomsku snagu društva u odnosu na socijalnu politiku koju imamo u Hrvatskoj. </text:p>
          </table:table-cell>
        </table:table-row>
        <table:table-row table:style-name="ro1">
          <table:table-cell office:value-type="string" calcext:value-type="string">
            <text:p>http://www.europarl.europa.eu/doceo/document/CRE-8-2015-05-20-INT-3-192-000_HR.html</text:p>
          </table:table-cell>
          <table:table-cell office:value-type="string" calcext:value-type="string">
            <text:p><text:s/>Trade, development and cooperation agreement with South Africa (Protocol to take account of the accession of Croatia) (A8-0146/2015 - Davor Ivo Stier) HR </text:p>
          </table:table-cell>
          <table:table-cell office:value-type="string" calcext:value-type="string">
            <text:p>20-05-2015</text:p>
          </table:table-cell>
          <table:table-cell table:formula="of:=DATE(VALUE(MID([.C824]; 7; 4)); VALUE(MID([.C824]; 4; 2)); VALUE(MID([.C824]; 1; 2)))" office:value-type="date" office:date-value="2015-05-20" calcext:value-type="date">
            <text:p>05/20/15</text:p>
          </table:table-cell>
          <table:table-cell office:value-type="string" calcext:value-type="string">
            <text:p>  Dubravka Šuica (PPE), <text:s text:c="2"/>napisan. ‒ Podržala sam Preporuku o nacrtu odluke Vijeća o sklapanju, u ime Europske unije i njezinih država članica, Dodatnog protokola uz Sporazum o trgovini, razvoju i suradnji (TDCA) između Europske zajednice i njezinih država članica, s jedne strane, i Republike Južne Afrike, s druge strane, kako bi se uzelo u obzir pristupanje Hrvatske Europskoj uniji.</text:p>
          </table:table-cell>
        </table:table-row>
        <table:table-row table:style-name="ro1">
          <table:table-cell office:value-type="string" calcext:value-type="string">
            <text:p>http://www.europarl.europa.eu/doceo/document/CRE-8-2015-05-20-INT-3-255-000_HR.html</text:p>
          </table:table-cell>
          <table:table-cell office:value-type="string" calcext:value-type="string">
            <text:p><text:s/>Prevention of the use of the financial system for the purposes of money laundering or terrorist financing (A8-0153/2015 - Krišjānis Kariņš, Judith Sargentini) HR </text:p>
          </table:table-cell>
          <table:table-cell office:value-type="string" calcext:value-type="string">
            <text:p>20-05-2015</text:p>
          </table:table-cell>
          <table:table-cell table:formula="of:=DATE(VALUE(MID([.C825]; 7; 4)); VALUE(MID([.C825]; 4; 2)); VALUE(MID([.C825]; 1; 2)))" office:value-type="date" office:date-value="2015-05-20" calcext:value-type="date">
            <text:p>05/20/15</text:p>
          </table:table-cell>
          <table:table-cell office:value-type="string" calcext:value-type="string">
            <text:p>  Dubravka Šuica (PPE), <text:s text:c="2"/>napisan. ‒ Podržavam reviziju direktive 2005/60/EC koju je predložila Komisija, jer je postalo potrebno ojačati unutarnje tržište, učiniti financijske transakcije transparentnijima u financijskom okruženju koje postaje sve složenije, podržati borbu protiv terorizma i organiziranog kriminala, te ojačati financijski sustav EU-a. </text:p>
          </table:table-cell>
        </table:table-row>
        <table:table-row table:style-name="ro1">
          <table:table-cell office:value-type="string" calcext:value-type="string">
            <text:p>http://www.europarl.europa.eu/doceo/document/CRE-8-2015-05-20-INT-3-294-000_HR.html</text:p>
          </table:table-cell>
          <table:table-cell office:value-type="string" calcext:value-type="string">
            <text:p><text:s/>Information accompanying transfers of funds (A8-0154/2015 - Timothy Kirkhope, Peter Simon) HR </text:p>
          </table:table-cell>
          <table:table-cell office:value-type="string" calcext:value-type="string">
            <text:p>20-05-2015</text:p>
          </table:table-cell>
          <table:table-cell table:formula="of:=DATE(VALUE(MID([.C826]; 7; 4)); VALUE(MID([.C826]; 4; 2)); VALUE(MID([.C826]; 1; 2)))" office:value-type="date" office:date-value="2015-05-20" calcext:value-type="date">
            <text:p>05/20/15</text:p>
          </table:table-cell>
          <table:table-cell office:value-type="string" calcext:value-type="string">
            <text:p>  Dubravka Šuica (PPE), <text:s text:c="2"/>napisan. ‒ Podržavam izvješće jer je protok nezakonitog novca veliki problem za Uniju, narušava strukturu, stabilnost i ugled financijskog sektora i prijeti unutarnjem tržištu, kao i međunarodnom razvoju, te izravno ili neizravno potkopava povjerenje građana u vladavinu prava. </text:p>
          </table:table-cell>
        </table:table-row>
        <table:table-row table:style-name="ro1">
          <table:table-cell office:value-type="string" calcext:value-type="string">
            <text:p>http://www.europarl.europa.eu/doceo/document/CRE-8-2015-05-20-INT-3-331-000_HR.html</text:p>
          </table:table-cell>
          <table:table-cell office:value-type="string" calcext:value-type="string">
            <text:p><text:s/>Insolvency proceedings (A8-0155/2015 - Tadeusz Zwiefka) HR </text:p>
          </table:table-cell>
          <table:table-cell office:value-type="string" calcext:value-type="string">
            <text:p>20-05-2015</text:p>
          </table:table-cell>
          <table:table-cell table:formula="of:=DATE(VALUE(MID([.C827]; 7; 4)); VALUE(MID([.C827]; 4; 2)); VALUE(MID([.C827]; 1; 2)))" office:value-type="date" office:date-value="2015-05-20" calcext:value-type="date">
            <text:p>05/20/15</text:p>
          </table:table-cell>
          <table:table-cell office:value-type="string" calcext:value-type="string">
            <text:p>  Dubravka Šuica (PPE), <text:s text:c="2"/>napisan. ‒ Glasala sam za ovo stajalište Vijeća u prvom čitanju radi donošenja uredbe Europskog parlamenta i Vijeća o stečajnom postupku. </text:p>
          </table:table-cell>
        </table:table-row>
        <table:table-row table:style-name="ro1">
          <table:table-cell office:value-type="string" calcext:value-type="string">
            <text:p>http://www.europarl.europa.eu/doceo/document/CRE-8-2015-05-20-INT-3-416-000_HR.html</text:p>
          </table:table-cell>
          <table:table-cell office:value-type="string" calcext:value-type="string">
            <text:p><text:s/>Commission Delegated Directive ../…/EU amending, for the purposes of adapting to technical progress, Annex III to Directive 2011/65/EU of the European Parliament and of the Council as regards an exemption for cadmium in illumination and display lighting applications" (B8-0464/2015) </text:p>
          </table:table-cell>
          <table:table-cell office:value-type="string" calcext:value-type="string">
            <text:p>20-05-2015</text:p>
          </table:table-cell>
          <table:table-cell table:formula="of:=DATE(VALUE(MID([.C828]; 7; 4)); VALUE(MID([.C828]; 4; 2)); VALUE(MID([.C828]; 1; 2)))" office:value-type="date" office:date-value="2015-05-20" calcext:value-type="date">
            <text:p>05/20/15</text:p>
          </table:table-cell>
          <table:table-cell office:value-type="string" calcext:value-type="string">
            <text:p>  Dubravka Šuica (PPE), <text:s text:c="2"/>napisan. ‒ Glasala sam za ovaj prijedlog rezolucije o Delegiranoj direktivi Komisije o izmjeni, u svrhu prilagodbe tehničkom napretku, Priloga III. Direktivi 2011/65/EU Europskog parlamenta i Vijeća u pogledu izuzeća za uporabu kadmija u osvjetljenju i osvjetljenju zaslona. </text:p>
          </table:table-cell>
        </table:table-row>
        <table:table-row table:style-name="ro1">
          <table:table-cell office:value-type="string" calcext:value-type="string">
            <text:p>http://www.europarl.europa.eu/doceo/document/CRE-8-2015-05-20-INT-3-441-000_HR.html</text:p>
          </table:table-cell>
          <table:table-cell office:value-type="string" calcext:value-type="string">
            <text:p><text:s/>Commission Delegated Regulation (EU) No …/.. amending Regulation (EC) No 376/2008 as regards the obligation to present a licence for imports of ethyl alcohol of agricultural origin and repealing Regulation (EC) No 2336/2003 introducing certain detailed rules for applying Council Regulation (EC) No 670/2003 laying down </text:p>
          </table:table-cell>
          <table:table-cell office:value-type="string" calcext:value-type="string">
            <text:p>20-05-2015</text:p>
          </table:table-cell>
          <table:table-cell table:formula="of:=DATE(VALUE(MID([.C829]; 7; 4)); VALUE(MID([.C829]; 4; 2)); VALUE(MID([.C829]; 1; 2)))" office:value-type="date" office:date-value="2015-05-20" calcext:value-type="date">
            <text:p>05/20/15</text:p>
          </table:table-cell>
          <table:table-cell office:value-type="string" calcext:value-type="string">
            <text:p>  Dubravka Šuica (PPE), <text:s text:c="2"/>napisan. ‒ Podržavam prijedlog rezolucije Europskog parlamenta o Delegiranoj uredbi Komisije od 20. veljače 2015. o izmjeni Uredbe (EZ) br. 376/2008 u pogledu obveze predočenja dozvole za uvoz etilnog alkohola poljoprivrednog podrijetla i stavljanju izvan snage Uredbe (EZ) br. 2336/2003 o uvođenju određenih detaljnih pravila za primjenu Uredbe Vijeća (EZ) br. 670/2003 o posebnim mjerama za tržište etilnog alkohola poljoprivrednog podrijetla, jer praćenje podataka povezanih s etilnim alkoholom poljoprivrednog podrijetla osigurava i transparentnost i saznanja u pogledu evolucije tržišta koje je i dalje nestabilno i suočeno s jakom konkurencijom, posebno zbog uvoza iz trećih zemalja.</text:p>
          </table:table-cell>
        </table:table-row>
        <table:table-row table:style-name="ro1">
          <table:table-cell office:value-type="string" calcext:value-type="string">
            <text:p>http://www.europarl.europa.eu/doceo/document/CRE-8-2015-05-20-INT-3-549-000_HR.html</text:p>
          </table:table-cell>
          <table:table-cell office:value-type="string" calcext:value-type="string">
            <text:p><text:s/>UN Convention on the Rights of Persons with Disabilities (B8-0460/2015) HR </text:p>
          </table:table-cell>
          <table:table-cell office:value-type="string" calcext:value-type="string">
            <text:p>20-05-2015</text:p>
          </table:table-cell>
          <table:table-cell table:formula="of:=DATE(VALUE(MID([.C830]; 7; 4)); VALUE(MID([.C830]; 4; 2)); VALUE(MID([.C830]; 1; 2)))" office:value-type="date" office:date-value="2015-05-20" calcext:value-type="date">
            <text:p>05/20/15</text:p>
          </table:table-cell>
          <table:table-cell office:value-type="string" calcext:value-type="string">
            <text:p>  Dubravka Šuica (PPE), <text:s text:c="2"/>napisan. ‒ Glasovanjem sam podržala Izjavu Komisije o Konvenciji UN-a o pravima s osobama s invaliditetom. Više od 80 milijuna osoba s invaliditetom suočeno je sa znatnim preprekama kad je riječ o pristupu obrazovanju, zapošljavanju te robi i uslugama u EU-u, a posljedice su veća socijalna isključenost i siromaštvo. Treba prihvaćati vrijedne postojeće i potencijalne doprinose osoba s invaliditetom sveopćem blagostanju i raznolikosti njihovih zajednica, te će rezultat promicanja punog uživanja ljudskih prava i temeljnih sloboda od strane osoba s invaliditetom i puno sudjelovanje osoba s invaliditetom biti njihov veći osjećaj pripadnosti i značajan napredak u ljudskom, socijalnom i ekonomskom razvitku društva te iskorjenjivanje siromaštva. Treba istaknuti važnost osobne autonomije i neovisnosti osoba s invaliditetom, uključujući slobodu izbora, te bi im se trebala osigurati mogućnost da budu aktivno uključivane u procese donošenja odluka o politikama i programima, uključujući one koji se izravno odnose na njih. Važna je mogućnost pristupa fizičkom, socijalnom, ekonomskom i kulturnom okruženju kao i obrazovanju, informacijama i komunikaciji, omogućavajući puno uživanje svih ljudskih prava i temeljnih sloboda osobama s invaliditetom. </text:p>
          </table:table-cell>
        </table:table-row>
        <table:table-row table:style-name="ro1">
          <table:table-cell office:value-type="string" calcext:value-type="string">
            <text:p>http://www.europarl.europa.eu/doceo/document/CRE-8-2015-05-20-INT-3-594-000_HR.html</text:p>
          </table:table-cell>
          <table:table-cell office:value-type="string" calcext:value-type="string">
            <text:p><text:s/>Outbreak of Xylella fastidiosa affecting olive trees (B8-0450/2015, B8-0451/2015, B8-0451/2015, B8-0452/2015, B8-0456/2015, B8-0457/2015, B8-0458/2015) HR </text:p>
          </table:table-cell>
          <table:table-cell office:value-type="string" calcext:value-type="string">
            <text:p>20-05-2015</text:p>
          </table:table-cell>
          <table:table-cell table:formula="of:=DATE(VALUE(MID([.C831]; 7; 4)); VALUE(MID([.C831]; 4; 2)); VALUE(MID([.C831]; 1; 2)))" office:value-type="date" office:date-value="2015-05-20" calcext:value-type="date">
            <text:p>05/20/15</text:p>
          </table:table-cell>
          <table:table-cell office:value-type="string" calcext:value-type="string">
            <text:p>  Dubravka Šuica (PPE), <text:s text:c="2"/>napisan. ‒ Glasovanjem sam podržala Prijedlog rezolucije o epidemiji bakterije Xylella fastidiosa koja napada stabla maslina. Xylella je vrlo opasna neposredna prijetnja proizvodnji pojedinih usjeva u južnoj Europi, uključujući stabla maslina, badema, bresaka i ukrasnog bilja te potencijalna prijetnja drugim kulturama, kao što su vinogradi i stabla citrusa, te može dovesti do neslućenih i razornih gubitaka, s dramatičnim ekonomskim, ekološkim i društvenim posljedicama. Bakterija već uzrokuje teška oštećenja maslinika u regiji Apulja u južnoj Italiji, potencijalno prijeteći drugim usjevima i regijama. Xylella je već opustošila, razorila i upropastila velike površine proizvodnje u trećim zemljama, poput vinograda u Kaliforniji i nasada citrusa u Brazilu. Pozdravljam odluku koju je u travnju 2015. donijela Europska komisija da se zaustavlja uvoz zaraženih sadnica kave iz Kostarike i Hondurasa. Treba promicati pojačane istraživačke napore bez odgode, uključujući označavanje sredstava raspoloživih za istraživačke institute, za unaprijeđivanje našeg znanstvenog znanja o Xylelli i pozitivno identificiranje patogena - uzročnika smrti maslina. Europska komisija i države članice trebaju nadoknaditi proizvođačima mjere iskorjenjivanja i gubitak prihoda – što uključuje gubitak ne samo u vidu poljoprivredne proizvodnje, nego i u vidu kulturne baštine, povijesti te djelatnosti vezanih uz turizam.</text:p>
          </table:table-cell>
        </table:table-row>
        <table:table-row table:style-name="ro1">
          <table:table-cell office:value-type="string" calcext:value-type="string">
            <text:p>http://www.europarl.europa.eu/doceo/document/CRE-8-2015-05-20-INT-3-675-000_HR.html</text:p>
          </table:table-cell>
          <table:table-cell office:value-type="string" calcext:value-type="string">
            <text:p><text:s/>2014 Progress Report on Turkey (debate) HR </text:p>
          </table:table-cell>
          <table:table-cell office:value-type="string" calcext:value-type="string">
            <text:p>20-05-2015</text:p>
          </table:table-cell>
          <table:table-cell table:formula="of:=DATE(VALUE(MID([.C832]; 7; 4)); VALUE(MID([.C832]; 4; 2)); VALUE(MID([.C832]; 1; 2)))" office:value-type="date" office:date-value="2015-05-20" calcext:value-type="date">
            <text:p>05/20/15</text:p>
          </table:table-cell>
          <table:table-cell office:value-type="string" calcext:value-type="string">
            <text:p>  Dubravka Šuica (PPE). <text:s/>– Gospođo predsjednice, prošlo je deset otkad je Turska otvorila pregovore zajedno s mojom, ili našom, domovinom Hrvatskom. Evo mi smo već dvije godine punopravna članica, a kad je Turska u pitanju stanje nije baš tako dobro. </text:p>
          </table:table-cell>
        </table:table-row>
        <table:table-row table:style-name="ro1">
          <table:table-cell office:value-type="string" calcext:value-type="string">
            <text:p>http://www.europarl.europa.eu/doceo/document/CRE-8-2015-05-20-INT-3-840-000_HR.html</text:p>
          </table:table-cell>
          <table:table-cell office:value-type="string" calcext:value-type="string">
            <text:p><text:s/>Eastern Partnership summit (21-22 May) (debate) HR </text:p>
          </table:table-cell>
          <table:table-cell office:value-type="string" calcext:value-type="string">
            <text:p>20-05-2015</text:p>
          </table:table-cell>
          <table:table-cell table:formula="of:=DATE(VALUE(MID([.C833]; 7; 4)); VALUE(MID([.C833]; 4; 2)); VALUE(MID([.C833]; 1; 2)))" office:value-type="date" office:date-value="2015-05-20" calcext:value-type="date">
            <text:p>05/20/15</text:p>
          </table:table-cell>
          <table:table-cell office:value-type="string" calcext:value-type="string">
            <text:p>  Dubravka Šuica (PPE). <text:s/>– Gospođo predsjednice, činjenica je da se nalazimo u sasvim novoj geopolitičkoj situaciji od zadnjeg samita 2013., činjenica je da se granice mijenjaju silom, da su neke naše države članice podložne pritiscima, da ovih 6 država o kojima govorimo se nalaze u potpuno različitim situacijama i situacija se može usporediti možda u tri države. U svakom slučaju situacija je različita nego 2013. </text:p>
          </table:table-cell>
        </table:table-row>
        <table:table-row table:style-name="ro1">
          <table:table-cell office:value-type="string" calcext:value-type="string">
            <text:p>http://www.europarl.europa.eu/doceo/document/CRE-8-2015-05-21-INT-4-238-500_HR.html</text:p>
          </table:table-cell>
          <table:table-cell office:value-type="string" calcext:value-type="string">
            <text:p><text:s/>Implementation of the Common Security and Defence Policy (A8-0054/2015 - Arnaud Danjean) HR </text:p>
          </table:table-cell>
          <table:table-cell office:value-type="string" calcext:value-type="string">
            <text:p>21-05-2015</text:p>
          </table:table-cell>
          <table:table-cell table:formula="of:=DATE(VALUE(MID([.C834]; 7; 4)); VALUE(MID([.C834]; 4; 2)); VALUE(MID([.C834]; 1; 2)))" office:value-type="date" office:date-value="2015-05-21" calcext:value-type="date">
            <text:p>05/21/15</text:p>
          </table:table-cell>
          <table:table-cell office:value-type="string" calcext:value-type="string">
            <text:p>  Dubravka Šuica (PPE), <text:s text:c="2"/>napisan. ‒ Podržala sam izvješće o provedbi zajedničke sigurnosne i obrambene politike jer je vidljivo da je sigurnosno stanje u EU-u i njegovu istočnom i južnom susjedstvu sve nestabilnije i nemirnije zbog velikog broja sigurnosnih izazova. Sukob u istočnoj Ukrajini, sukobi u Siriji i Iraku kao i širenje terorističke organizacije IS, libijska kriza te teroristička prijetnja u Africi (ponajprije u Sahelu i Rogu Afrike) su izravne prijetnje za sigurnost Unije. </text:p>
          </table:table-cell>
        </table:table-row>
        <table:table-row table:style-name="ro1">
          <table:table-cell office:value-type="string" calcext:value-type="string">
            <text:p>http://www.europarl.europa.eu/doceo/document/CRE-8-2015-05-21-INT-4-282-500_HR.html</text:p>
          </table:table-cell>
          <table:table-cell office:value-type="string" calcext:value-type="string">
            <text:p><text:s/>Financing the Common Security and Defence Policy (A8-0136/2015 - Eduard Kukan, Indrek Tarand) HR </text:p>
          </table:table-cell>
          <table:table-cell office:value-type="string" calcext:value-type="string">
            <text:p>21-05-2015</text:p>
          </table:table-cell>
          <table:table-cell table:formula="of:=DATE(VALUE(MID([.C835]; 7; 4)); VALUE(MID([.C835]; 4; 2)); VALUE(MID([.C835]; 1; 2)))" office:value-type="date" office:date-value="2015-05-21" calcext:value-type="date">
            <text:p>05/21/15</text:p>
          </table:table-cell>
          <table:table-cell office:value-type="string" calcext:value-type="string">
            <text:p>  Dubravka Šuica (PPE), <text:s text:c="2"/>napisan. ‒ Glasovala sam u korist izvješća o financiranju zajedničke sigurnosne i obrambene politike te smatram da je pitanje financiranja misija i operacija od ključne važnosti. Izražavam žaljenje što rasprava o toj temi koju je Vijeće pokrenulo u prosincu 2013. zasad nije dovela do konkretnih prijedloga te pozivam na sustavno korištenje mehanizmom Athena za financiranje operacija ZSOP-a i troškova slanja misija, posebno kada je riječ o korištenju borbenim skupinama EU-a, infrastrukturi za smještaj borbenih snaga, troškovima povezanima s uspostavljanjem ulaznih točaka na poprišta operacija i, prema potrebi, sigurnosnim zalihama hrane i goriva.</text:p>
          </table:table-cell>
        </table:table-row>
        <table:table-row table:style-name="ro1">
          <table:table-cell office:value-type="string" calcext:value-type="string">
            <text:p>http://www.europarl.europa.eu/doceo/document/CRE-8-2015-05-21-INT-4-318-500_HR.html</text:p>
          </table:table-cell>
          <table:table-cell office:value-type="string" calcext:value-type="string">
            <text:p><text:s/>Security and defence capabilities in Europe (A8-0159/2015 - Ana Gomes) HR </text:p>
          </table:table-cell>
          <table:table-cell office:value-type="string" calcext:value-type="string">
            <text:p>21-05-2015</text:p>
          </table:table-cell>
          <table:table-cell table:formula="of:=DATE(VALUE(MID([.C836]; 7; 4)); VALUE(MID([.C836]; 4; 2)); VALUE(MID([.C836]; 1; 2)))" office:value-type="date" office:date-value="2015-05-21" calcext:value-type="date">
            <text:p>05/21/15</text:p>
          </table:table-cell>
          <table:table-cell office:value-type="string" calcext:value-type="string">
            <text:p>  Dubravka Šuica (PPE), <text:s text:c="2"/>napisan. ‒ Glasovala sam za Izvješće o utjecaju promjena na europskim obrambenim tržištima na sigurnosne i obrambene kapacitete u Europi. Kako je 2009. godine uveden novi zakonodavni pakt na području europskog obrambenog tržišta, te je svih 28 država članice prenijelo navedene propise u svoje nacionalno zakonodavstvo, stvoreno je europsko tržište za obrambenu opremu i usluge koje nije dovoljno ujedinjeno, ekonomično i transparentno. Zbog toga bi se ovisnost europskog obrambenog sektora o vanjskim tržištima mogla još povećati, u ovo doba izravnih prijetnji europskoj sigurnosti nezabilježenih od završetka Hladnog rata. Nužan je prestanak sveprisutnih i uglavnom neusklađenih rezova u proračunima za obranu u većini država članica zbog sve većeg broja oružanih sukoba, izbijanja kriza niskog intenziteta, hibridnog ratovanja i ratovanja preko posrednika. Kako bi u potpunosti iskoristili potencijale europskog obrambenog tržišta, potrebna je iznimno konkurentna industrijska baza orijentirana na inovacije i tehnologiju. Također pozivam Komisiju, kako bi što bolje iskoristili svoje resurse, da potakne države članice da preko središnjih tijela za nabavu, kao što je Europska obrambena agencija, provedu postupke zajedničke nabave, kako je predviđeno Direktivom 2009/81/EZ.</text:p>
          </table:table-cell>
        </table:table-row>
        <table:table-row table:style-name="ro1">
          <table:table-cell office:value-type="string" calcext:value-type="string">
            <text:p>http://www.europarl.europa.eu/doceo/document/CRE-8-2015-05-27-INT-1-275-500_HR.html</text:p>
          </table:table-cell>
          <table:table-cell office:value-type="string" calcext:value-type="string">
            <text:p><text:s/>Ending the practice of early, forced marriage of girls (debate) HR </text:p>
          </table:table-cell>
          <table:table-cell office:value-type="string" calcext:value-type="string">
            <text:p>27-05-2015</text:p>
          </table:table-cell>
          <table:table-cell table:formula="of:=DATE(VALUE(MID([.C837]; 7; 4)); VALUE(MID([.C837]; 4; 2)); VALUE(MID([.C837]; 1; 2)))" office:value-type="date" office:date-value="2015-05-27" calcext:value-type="date">
            <text:p>05/27/15</text:p>
          </table:table-cell>
          <table:table-cell office:value-type="string" calcext:value-type="string">
            <text:p>  Dubravka Šuica (PPE), <text:s text:c="2"/>napisan. – Definicija Ujedinjenih naroda o prisilnom braku je jasna i protivi se braku bez pristanka obje strane kao i prisili obitelji ili društva prilikom stupanja u brak. Činjenica je da su upravo djevojke, žene pa i djevojčice najčešće žrtve prisilnog stupanja u brak kojima je nerijetko oduzeto pravo na obrazovanje i odrastanja te su nerijetko žrtve obiteljskog nasilja uključujući i ubojstva iz časti. </text:p>
          </table:table-cell>
        </table:table-row>
        <table:table-row table:style-name="ro1">
          <table:table-cell office:value-type="string" calcext:value-type="string">
            <text:p>http://www.europarl.europa.eu/doceo/document/CRE-8-2015-06-09-INT-2-131-250_HR.html</text:p>
          </table:table-cell>
          <table:table-cell office:value-type="string" calcext:value-type="string">
            <text:p><text:s/>State of EU-Russia relations (debate) HR </text:p>
          </table:table-cell>
          <table:table-cell office:value-type="string" calcext:value-type="string">
            <text:p>09-06-2015</text:p>
          </table:table-cell>
          <table:table-cell table:formula="of:=DATE(VALUE(MID([.C838]; 7; 4)); VALUE(MID([.C838]; 4; 2)); VALUE(MID([.C838]; 1; 2)))" office:value-type="date" office:date-value="2015-06-09" calcext:value-type="date">
            <text:p>06/09/15</text:p>
          </table:table-cell>
          <table:table-cell office:value-type="string" calcext:value-type="string">
            <text:p>  Dubravka Šuica (PPE), <text:s text:c="2"/>napisan. – U vezi odnosa Europske unije i Rusije smatram da Rusija ilegalnom aneksijom Krima, izravnim i neizravnim sudjelovanjem u oružanom sukobu u Ukrajini te povredom teritorijalnog integriteta Gruzije narušava demokratska i međunarodna načela. Štoviše, ekonomska prisila i politička destabilizacija koju Rusija provodi prema svojim europskim susjedima predstavlja svjesno kršenje međunarodnog prava. </text:p>
          </table:table-cell>
        </table:table-row>
        <table:table-row table:style-name="ro1">
          <table:table-cell office:value-type="string" calcext:value-type="string">
            <text:p>http://www.europarl.europa.eu/doceo/document/CRE-8-2015-06-09-INT-2-187-000_HR.html</text:p>
          </table:table-cell>
          <table:table-cell office:value-type="string" calcext:value-type="string">
            <text:p><text:s/>Adjustment rate for direct payments in respect of 2015 (A8-0174/2015 - Czesław Adam Siekierski) HR </text:p>
          </table:table-cell>
          <table:table-cell office:value-type="string" calcext:value-type="string">
            <text:p>09-06-2015</text:p>
          </table:table-cell>
          <table:table-cell table:formula="of:=DATE(VALUE(MID([.C839]; 7; 4)); VALUE(MID([.C839]; 4; 2)); VALUE(MID([.C839]; 1; 2)))" office:value-type="date" office:date-value="2015-06-09" calcext:value-type="date">
            <text:p>06/09/15</text:p>
          </table:table-cell>
          <table:table-cell office:value-type="string" calcext:value-type="string">
            <text:p>  Dubravka Šuica (PPE), <text:s text:c="2"/>napisan. ‒ Podržavam ovu inicijativu oko neznatnog smanjenja iznosa izravnih plaćanja kako bi se pomoglo poljoprivrednicima i poljoprivrednom sektoru u Europskoj uniji u slučajevima velikih kriza. Bitno je napomenuti da se ove prilagodbe primjenjuju samo na izravna plaćanja dodijeljena poljoprivrednicima u odgovarajućoj kalendarskoj godini koja premašuju 2 000 EUR. </text:p>
          </table:table-cell>
        </table:table-row>
        <table:table-row table:style-name="ro1">
          <table:table-cell office:value-type="string" calcext:value-type="string">
            <text:p>http://www.europarl.europa.eu/doceo/document/CRE-8-2015-06-09-INT-2-197-000_HR.html</text:p>
          </table:table-cell>
          <table:table-cell office:value-type="string" calcext:value-type="string">
            <text:p><text:s/>EU Strategy for equality between women and men post 2015 (A8-0163/2015 - Maria Noichl) HR </text:p>
          </table:table-cell>
          <table:table-cell office:value-type="string" calcext:value-type="string">
            <text:p>09-06-2015</text:p>
          </table:table-cell>
          <table:table-cell table:formula="of:=DATE(VALUE(MID([.C840]; 7; 4)); VALUE(MID([.C840]; 4; 2)); VALUE(MID([.C840]; 1; 2)))" office:value-type="date" office:date-value="2015-06-09" calcext:value-type="date">
            <text:p>06/09/15</text:p>
          </table:table-cell>
          <table:table-cell office:value-type="string" calcext:value-type="string">
            <text:p>  Dubravka Šuica (PPE). <text:s text:c="2"/>– Gospođo predsjedavajuća, promocija jednakosti je uvijek bila u središtu pozornosti Europske pučke stranke i vrlo sam ponosna što danas mogu u Europskom parlamentu govoriti u obranu naših vrijednosti. Žao mi je što se od strane lijevih grupacija orkestriraju stavke koje po meni ne spadaju u ovu rezoluciju.</text:p>
          </table:table-cell>
        </table:table-row>
        <table:table-row table:style-name="ro1">
          <table:table-cell office:value-type="string" calcext:value-type="string">
            <text:p>http://www.europarl.europa.eu/doceo/document/CRE-8-2015-06-09-INT-2-318-000_HR.html</text:p>
          </table:table-cell>
          <table:table-cell office:value-type="string" calcext:value-type="string">
            <text:p><text:s/>Intellectual property rights in third countries (A8-0161/2015 - Alessia Maria Mosca) HR </text:p>
          </table:table-cell>
          <table:table-cell office:value-type="string" calcext:value-type="string">
            <text:p>09-06-2015</text:p>
          </table:table-cell>
          <table:table-cell table:formula="of:=DATE(VALUE(MID([.C841]; 7; 4)); VALUE(MID([.C841]; 4; 2)); VALUE(MID([.C841]; 1; 2)))" office:value-type="date" office:date-value="2015-06-09" calcext:value-type="date">
            <text:p>06/09/15</text:p>
          </table:table-cell>
          <table:table-cell office:value-type="string" calcext:value-type="string">
            <text:p>  Dubravka Šuica (PPE), <text:s text:c="2"/>napisan. ‒ Podržavam izvješće o Strategiji za zaštitu i provedbu prava intelektualnog vlasništva u trećim zemljama. Boljom koordinacijom i razmjenom informacija među državama članicama mogu se pružiti nove prilike za ostvarivanje zajedničkih ciljeva u pogledu zaštite intelektualnog vlasništva u trećim zemljama. Gospodarske subjekte i potrošače iz EU-a u trećim zemljama trebalo bi posebno zaštititi proširenjem službe za pomoć u području prava intelektualnog vlasništva. </text:p>
          </table:table-cell>
        </table:table-row>
        <table:table-row table:style-name="ro1">
          <table:table-cell office:value-type="string" calcext:value-type="string">
            <text:p>http://www.europarl.europa.eu/doceo/document/CRE-8-2015-06-09-INT-2-372-000_HR.html</text:p>
          </table:table-cell>
          <table:table-cell office:value-type="string" calcext:value-type="string">
            <text:p><text:s/>Intellectual property rights: an EU action plan (A8-0169/2015 - Pavel Svoboda) HR </text:p>
          </table:table-cell>
          <table:table-cell office:value-type="string" calcext:value-type="string">
            <text:p>09-06-2015</text:p>
          </table:table-cell>
          <table:table-cell table:formula="of:=DATE(VALUE(MID([.C842]; 7; 4)); VALUE(MID([.C842]; 4; 2)); VALUE(MID([.C842]; 1; 2)))" office:value-type="date" office:date-value="2015-06-09" calcext:value-type="date">
            <text:p>06/09/15</text:p>
          </table:table-cell>
          <table:table-cell office:value-type="string" calcext:value-type="string">
            <text:p>  Dubravka Šuica (PPE), <text:s text:c="2"/>napisan. ‒ Podržavam izvješće o komunikaciji „Prema novom konsenzusu o zaštiti prava intelektualnog vlasništva: Akcijski plan EU-a”. Akcijski plan fokusiran je na pitanja kao što su podizanje svijesti o potrošačima, zaposlenicima i klijentima, kako osigurati integritet nabavnih lanaca, kršenje autorskih prava proizvoda na internetu. Važna stavka je također i pomoć malim i srednjim poduzećima za provedbu njihovih IP prava te suradnja između nacionalnih vlasti. </text:p>
          </table:table-cell>
        </table:table-row>
        <table:table-row table:style-name="ro1">
          <table:table-cell office:value-type="string" calcext:value-type="string">
            <text:p>http://www.europarl.europa.eu/doceo/document/CRE-8-2015-06-09-INT-2-405-000_HR.html</text:p>
          </table:table-cell>
          <table:table-cell office:value-type="string" calcext:value-type="string">
            <text:p><text:s/>Conclusion of the Doha amendment to the Kyoto Protocol - EU-Iceland agreement on Iceland participation in the second commitment period of the Kyoto Protocol (debate) HR </text:p>
          </table:table-cell>
          <table:table-cell office:value-type="string" calcext:value-type="string">
            <text:p>09-06-2015</text:p>
          </table:table-cell>
          <table:table-cell table:formula="of:=DATE(VALUE(MID([.C843]; 7; 4)); VALUE(MID([.C843]; 4; 2)); VALUE(MID([.C843]; 1; 2)))" office:value-type="date" office:date-value="2015-06-09" calcext:value-type="date">
            <text:p>06/09/15</text:p>
          </table:table-cell>
          <table:table-cell office:value-type="string" calcext:value-type="string">
            <text:p>  Dubravka Šuica (PPE). <text:s text:c="2"/>– Gospođo predsjednice, također se želim zahvaliti gospođi Gardini i gospodinu La Viji koji su napravili ovo izvješće i premda djeluje kao da je formalnost potpisivanje ovog sporazuma s Islandom, ipak bih rekla da je to jedan sporazum koji će nam dati poticaj na putu prema Parizu, a ujedno nam daje i priliku da još jedanput ispitamo naša stajališta oko klimatskih promjena. </text:p>
          </table:table-cell>
        </table:table-row>
        <table:table-row table:style-name="ro1">
          <table:table-cell office:value-type="string" calcext:value-type="string">
            <text:p>http://www.europarl.europa.eu/doceo/document/CRE-8-2015-06-09-INT-2-596-000_HR.html</text:p>
          </table:table-cell>
          <table:table-cell office:value-type="string" calcext:value-type="string">
            <text:p><text:s/>Smart borders package (debate) HR </text:p>
          </table:table-cell>
          <table:table-cell office:value-type="string" calcext:value-type="string">
            <text:p>09-06-2015</text:p>
          </table:table-cell>
          <table:table-cell table:formula="of:=DATE(VALUE(MID([.C844]; 7; 4)); VALUE(MID([.C844]; 4; 2)); VALUE(MID([.C844]; 1; 2)))" office:value-type="date" office:date-value="2015-06-09" calcext:value-type="date">
            <text:p>06/09/15</text:p>
          </table:table-cell>
          <table:table-cell office:value-type="string" calcext:value-type="string">
            <text:p>  Dubravka Šuica (PPE). <text:s text:c="2"/>– Gospodine predsjedniče, zalažem se za sigurne vanjske granice Unije koje ćemo osigurati korištenjem, ipak, novih tehnologija, ali i jačanjem suradnje s trećim zemljama, tako da se porast trgovine ljudima, krijumčarenje i smrtni slučajevi u Sredozemlju drastično smanje, pa i eliminiraju. </text:p>
          </table:table-cell>
        </table:table-row>
        <table:table-row table:style-name="ro1">
          <table:table-cell office:value-type="string" calcext:value-type="string">
            <text:p>http://www.europarl.europa.eu/doceo/document/CRE-8-2015-06-10-INT-3-113-000_HR.html</text:p>
          </table:table-cell>
          <table:table-cell office:value-type="string" calcext:value-type="string">
            <text:p><text:s/>Conclusion of the Doha amendment to the Kyoto Protocol (A8-0167/2015 - Elisabetta Gardini) HR </text:p>
          </table:table-cell>
          <table:table-cell office:value-type="string" calcext:value-type="string">
            <text:p>10-06-2015</text:p>
          </table:table-cell>
          <table:table-cell table:formula="of:=DATE(VALUE(MID([.C845]; 7; 4)); VALUE(MID([.C845]; 4; 2)); VALUE(MID([.C845]; 1; 2)))" office:value-type="date" office:date-value="2015-06-10" calcext:value-type="date">
            <text:p>06/10/15</text:p>
          </table:table-cell>
          <table:table-cell office:value-type="string" calcext:value-type="string">
            <text:p>  Dubravka Šuica (PPE), <text:s text:c="2"/>napisan. ‒ Podržavam preporuku o nacrtu odluke Vijeća o sklapanju, u ime Europske unije, izmjena Kyotskog protokola iz Dohe, uz Okvirnu konvenciju Ujedinjenih naroda o promjeni klime i zajedničkom ispunjavanju obaveza koje iz toga proizlaze. </text:p>
          </table:table-cell>
        </table:table-row>
        <table:table-row table:style-name="ro1">
          <table:table-cell office:value-type="string" calcext:value-type="string">
            <text:p>http://www.europarl.europa.eu/doceo/document/CRE-8-2015-06-10-INT-3-161-000_HR.html</text:p>
          </table:table-cell>
          <table:table-cell office:value-type="string" calcext:value-type="string">
            <text:p><text:s/>EU-Iceland agreement on Iceland participation in the second commitment period of the Kyoto Protocol (A8-0166/2015 - Giovanni La Via) HR </text:p>
          </table:table-cell>
          <table:table-cell office:value-type="string" calcext:value-type="string">
            <text:p>10-06-2015</text:p>
          </table:table-cell>
          <table:table-cell table:formula="of:=DATE(VALUE(MID([.C846]; 7; 4)); VALUE(MID([.C846]; 4; 2)); VALUE(MID([.C846]; 1; 2)))" office:value-type="date" office:date-value="2015-06-10" calcext:value-type="date">
            <text:p>06/10/15</text:p>
          </table:table-cell>
          <table:table-cell office:value-type="string" calcext:value-type="string">
            <text:p>  Dubravka Šuica (PPE), <text:s text:c="2"/>napisan. ‒ Podržavam preporuku o nacrtu odluke Vijeća o sklapanju, u ime Europske unije, sporazuma između Europske unije i njezinih država članica, s jedne strane, i Islanda, s druge strane, o sudjelovanju Islanda u zajedničkom ispunjavanju obveza Europske unije, njezinih država članica i Islanda u drugom obvezujućem razdoblju Kyotskog protokola uz Okvirnu konvenciju Ujedinjenih naroda o promjeni klime. </text:p>
          </table:table-cell>
        </table:table-row>
        <table:table-row table:style-name="ro1">
          <table:table-cell office:value-type="string" calcext:value-type="string">
            <text:p>http://www.europarl.europa.eu/doceo/document/CRE-8-2015-06-10-INT-3-200-000_HR.html</text:p>
          </table:table-cell>
          <table:table-cell office:value-type="string" calcext:value-type="string">
            <text:p><text:s/>Accession of Croatia to the Convention on mutualassistance in criminal matters (A8-0156/2015 - Birgit Sippel) HR </text:p>
          </table:table-cell>
          <table:table-cell office:value-type="string" calcext:value-type="string">
            <text:p>10-06-2015</text:p>
          </table:table-cell>
          <table:table-cell table:formula="of:=DATE(VALUE(MID([.C847]; 7; 4)); VALUE(MID([.C847]; 4; 2)); VALUE(MID([.C847]; 1; 2)))" office:value-type="date" office:date-value="2015-06-10" calcext:value-type="date">
            <text:p>06/10/15</text:p>
          </table:table-cell>
          <table:table-cell office:value-type="string" calcext:value-type="string">
            <text:p>  Dubravka Šuica (PPE), <text:s text:c="2"/>napisan. ‒ Podržavam nacrt ovog izvješća s obzirom na to da je kriminal postao vrlo složena međunarodna pojava te je potrebno razviti zajedničko europsko kaznenopravno područje koje se temelji na međusobnom povjerenju i potpori među nacionalnim policijskim tijelima. Za Hrvatsku je pristup konvenciji bitan zbog relativno visoke stope kriminala i korupcije u ovoj zemlji, posebice u poslovnom svijetu s naglaskom na privatni sektor.</text:p>
          </table:table-cell>
        </table:table-row>
        <table:table-row table:style-name="ro1">
          <table:table-cell office:value-type="string" calcext:value-type="string">
            <text:p>http://www.europarl.europa.eu/doceo/document/CRE-8-2015-06-10-INT-3-236-000_HR.html</text:p>
          </table:table-cell>
          <table:table-cell office:value-type="string" calcext:value-type="string">
            <text:p><text:s/>Accession of Croatia to the Convention on the fight against corruption involving EC officials or officials of Member States (A8-0157/2015 - Filiz Hyusmenova) HR </text:p>
          </table:table-cell>
          <table:table-cell office:value-type="string" calcext:value-type="string">
            <text:p>10-06-2015</text:p>
          </table:table-cell>
          <table:table-cell table:formula="of:=DATE(VALUE(MID([.C848]; 7; 4)); VALUE(MID([.C848]; 4; 2)); VALUE(MID([.C848]; 1; 2)))" office:value-type="date" office:date-value="2015-06-10" calcext:value-type="date">
            <text:p>06/10/15</text:p>
          </table:table-cell>
          <table:table-cell office:value-type="string" calcext:value-type="string">
            <text:p>  Dubravka Šuica (PPE), <text:s text:c="2"/>napisan. ‒ Podržavam nacrt izvješća o prijedlogu Odluke Vijeća o pristupanju Hrvatske Konvenciji od 26. svibnja 1997. sastavljenoj na temelju članka K.3 stavka 2. točke (c) Ugovora o Europskoj uniji o borbi protiv korupcije u kojoj sudjeluju službenici Europskih zajednica ili službenici država članica Europske unije.</text:p>
          </table:table-cell>
        </table:table-row>
        <table:table-row table:style-name="ro1">
          <table:table-cell office:value-type="string" calcext:value-type="string">
            <text:p>http://www.europarl.europa.eu/doceo/document/CRE-8-2015-06-10-INT-3-302-000_HR.html</text:p>
          </table:table-cell>
          <table:table-cell office:value-type="string" calcext:value-type="string">
            <text:p><text:s/>State of EU-Russia relations (A8-0162/2015 - Gabrielius Landsbergis) HR </text:p>
          </table:table-cell>
          <table:table-cell office:value-type="string" calcext:value-type="string">
            <text:p>10-06-2015</text:p>
          </table:table-cell>
          <table:table-cell table:formula="of:=DATE(VALUE(MID([.C849]; 7; 4)); VALUE(MID([.C849]; 4; 2)); VALUE(MID([.C849]; 1; 2)))" office:value-type="date" office:date-value="2015-06-10" calcext:value-type="date">
            <text:p>06/10/15</text:p>
          </table:table-cell>
          <table:table-cell office:value-type="string" calcext:value-type="string">
            <text:p>  Dubravka Šuica (PPE), <text:s text:c="2"/>napisan. ‒ Podržavam navedeno izvješće budući da je EU godinama težio izgradnji uzajamno korisnog strateškog partnerstva s Rusijom te je i dalje otvoren za takav odnos i dijalog u svrhu obnove suradnje s Rusijom, pod uvjetom da se odnosi između EU-a i Rusije ubuduće temelje na poštovanju međunarodnog prava i na dijalogu te da Rusija poštuje teritorijalnu cjelovitost i suverenost Ukrajine, uključujući Krim. </text:p>
          </table:table-cell>
        </table:table-row>
        <table:table-row table:style-name="ro1">
          <table:table-cell office:value-type="string" calcext:value-type="string">
            <text:p>http://www.europarl.europa.eu/doceo/document/CRE-8-2015-06-10-INT-3-368-000_HR.html</text:p>
          </table:table-cell>
          <table:table-cell office:value-type="string" calcext:value-type="string">
            <text:p><text:s/>European energy security strategy (A8-0164/2015 - Algirdas Saudargas) HR </text:p>
          </table:table-cell>
          <table:table-cell office:value-type="string" calcext:value-type="string">
            <text:p>10-06-2015</text:p>
          </table:table-cell>
          <table:table-cell table:formula="of:=DATE(VALUE(MID([.C850]; 7; 4)); VALUE(MID([.C850]; 4; 2)); VALUE(MID([.C850]; 1; 2)))" office:value-type="date" office:date-value="2015-06-10" calcext:value-type="date">
            <text:p>06/10/15</text:p>
          </table:table-cell>
          <table:table-cell office:value-type="string" calcext:value-type="string">
            <text:p>  Dubravka Šuica (PPE), <text:s text:c="2"/>napisan. ‒ Europska unija danas uvozi 53 posto ukupne utrošene energije, dok se velik dio energije uvozi iz geopolitički nestabilnih područja. Štoviše, nekoliko država članica još uvijek ovisi o jednom vanjskom izvoru opskrbe, što predstavlja veliki rizik za ekonomske ciljeve, gospodarski rast i blagostanje u Europskoj uniji. Uz to, u EU-u zbog visokih energetskih troškova dolazi do odljeva nekih industrijskih grana, što smanjuje zaposlenost i šteti gospodarstvu Europske unije. </text:p>
          </table:table-cell>
        </table:table-row>
        <table:table-row table:style-name="ro1">
          <table:table-cell office:value-type="string" calcext:value-type="string">
            <text:p>http://www.europarl.europa.eu/doceo/document/CRE-8-2015-06-10-INT-3-412-000_HR.html</text:p>
          </table:table-cell>
          <table:table-cell office:value-type="string" calcext:value-type="string">
            <text:p><text:s/>OLAF Supervisory Committee's annual report 2014 (B8-0539/2015, B8-0539/2015, B8-0540/2015, B8-0541/2015, B8-0542/2015) HR </text:p>
          </table:table-cell>
          <table:table-cell office:value-type="string" calcext:value-type="string">
            <text:p>10-06-2015</text:p>
          </table:table-cell>
          <table:table-cell table:formula="of:=DATE(VALUE(MID([.C851]; 7; 4)); VALUE(MID([.C851]; 4; 2)); VALUE(MID([.C851]; 1; 2)))" office:value-type="date" office:date-value="2015-06-10" calcext:value-type="date">
            <text:p>06/10/15</text:p>
          </table:table-cell>
          <table:table-cell office:value-type="string" calcext:value-type="string">
            <text:p>  Dubravka Šuica (PPE), <text:s text:c="2"/>napisan. ‒ OLAF pridonosi naporima institucija EU-a kako bi se najbolje koristio novac poreznih obveznika. Misija Europskog ureda za borbu protiv prijevara je izuzetno važna jer štiti financijske interese Europske unije istražujući prijevare, korupciju i druge nezakonite aktivnosti, istražuje pitanja oko izvršavanja službenih dužnosti od strane članova i osoblja u europskim institucijama te podržava institucije EU-a, posebice Europsku komisiju, u razvoju i provedbi zakonodavstva i politike borbe protiv prijevara.</text:p>
          </table:table-cell>
        </table:table-row>
        <table:table-row table:style-name="ro1">
          <table:table-cell office:value-type="string" calcext:value-type="string">
            <text:p>http://www.europarl.europa.eu/doceo/document/CRE-8-2015-06-10-INT-3-516-000_HR.html</text:p>
          </table:table-cell>
          <table:table-cell office:value-type="string" calcext:value-type="string">
            <text:p><text:s/>2014 Progress Report on Turkey (B8-0455/2015) HR </text:p>
          </table:table-cell>
          <table:table-cell office:value-type="string" calcext:value-type="string">
            <text:p>10-06-2015</text:p>
          </table:table-cell>
          <table:table-cell table:formula="of:=DATE(VALUE(MID([.C852]; 7; 4)); VALUE(MID([.C852]; 4; 2)); VALUE(MID([.C852]; 1; 2)))" office:value-type="date" office:date-value="2015-06-10" calcext:value-type="date">
            <text:p>06/10/15</text:p>
          </table:table-cell>
          <table:table-cell office:value-type="string" calcext:value-type="string">
            <text:p>  Dubravka Šuica (PPE), <text:s text:c="2"/>napisan. ‒ Podržavam nacrt prijedloga rezolucije. Zaključak Komisije je da je Turska prethodnih 12 mjeseci postigla znatan napredak u reformama. Primjećuje se i moć preobrazbe koju imaju pregovori između Unije i Turske te naglašava važnost tijesnog dijaloga i suradnje između Turske i EU-a u procesu reforme, kako bi pregovori i dalje davali Turskoj jasna i vjerodostojna referentna mjerila. </text:p>
          </table:table-cell>
        </table:table-row>
        <table:table-row table:style-name="ro1">
          <table:table-cell office:value-type="string" calcext:value-type="string">
            <text:p>http://www.europarl.europa.eu/doceo/document/CRE-8-2015-06-11-INT-4-063-000_HR.html</text:p>
          </table:table-cell>
          <table:table-cell office:value-type="string" calcext:value-type="string">
            <text:p><text:s/>Paraguay: the legal aspects related to the child pregnancy HR </text:p>
          </table:table-cell>
          <table:table-cell office:value-type="string" calcext:value-type="string">
            <text:p>11-06-2015</text:p>
          </table:table-cell>
          <table:table-cell table:formula="of:=DATE(VALUE(MID([.C853]; 7; 4)); VALUE(MID([.C853]; 4; 2)); VALUE(MID([.C853]; 1; 2)))" office:value-type="date" office:date-value="2015-06-11" calcext:value-type="date">
            <text:p>06/11/15</text:p>
          </table:table-cell>
          <table:table-cell office:value-type="string" calcext:value-type="string">
            <text:p>  Dubravka Šuica (PPE). <text:s text:c="2"/>– Gospođo predsjednice, ovo zaista nije trenutak za ideologiju. Samo zamislite da se nekoj od nas ili našim kćerima tako nešto dogodi. To je dovoljno da nas uputi na promišljanje i zato ovu raspravu danas doživljavam kao poziv paragvajskim vlastima da promotre ovaj slučaj, ali ne samo ovaj slučaj, nego u svim drugim zemljama Južne Amerike i ostalim zemljama svijeta gdje se ovakve situacije događaju.</text:p>
          </table:table-cell>
        </table:table-row>
        <table:table-row table:style-name="ro1">
          <table:table-cell office:value-type="string" calcext:value-type="string">
            <text:p>http://www.europarl.europa.eu/doceo/document/CRE-8-2015-06-11-INT-4-096-000_HR.html</text:p>
          </table:table-cell>
          <table:table-cell office:value-type="string" calcext:value-type="string">
            <text:p><text:s/>Situation in Nepal after the earthquakes HR </text:p>
          </table:table-cell>
          <table:table-cell office:value-type="string" calcext:value-type="string">
            <text:p>11-06-2015</text:p>
          </table:table-cell>
          <table:table-cell table:formula="of:=DATE(VALUE(MID([.C854]; 7; 4)); VALUE(MID([.C854]; 4; 2)); VALUE(MID([.C854]; 1; 2)))" office:value-type="date" office:date-value="2015-06-11" calcext:value-type="date">
            <text:p>06/11/15</text:p>
          </table:table-cell>
          <table:table-cell office:value-type="string" calcext:value-type="string">
            <text:p>  Dubravka Šuica (PPE). <text:s text:c="2"/>– Gospođo predsjednice, ogromni su razmjeri ove tragedije i šokirani smo onim što čujemo da se događa ovih dana, mjesec i pol dana nakon humanitarne drame koja se dogodila u Nepalu. Ono što moramo napraviti je pobrinuti se da se izdvojena sredstva transparentno troše. Nevjerojatno je da nepalska vlada i dalje traži carine na humanitarnu pomoć. </text:p>
          </table:table-cell>
        </table:table-row>
        <table:table-row table:style-name="ro1">
          <table:table-cell office:value-type="string" calcext:value-type="string">
            <text:p>http://www.europarl.europa.eu/doceo/document/CRE-8-2015-06-11-INT-4-159-750_HR.html</text:p>
          </table:table-cell>
          <table:table-cell office:value-type="string" calcext:value-type="string">
            <text:p><text:s/>Strategic military situation in the Black Sea Basin following the illegal annexation of Crimea by Russia (A8-0171/2015 - Ioan Mircea Paşcu) HR </text:p>
          </table:table-cell>
          <table:table-cell office:value-type="string" calcext:value-type="string">
            <text:p>11-06-2015</text:p>
          </table:table-cell>
          <table:table-cell table:formula="of:=DATE(VALUE(MID([.C855]; 7; 4)); VALUE(MID([.C855]; 4; 2)); VALUE(MID([.C855]; 1; 2)))" office:value-type="date" office:date-value="2015-06-11" calcext:value-type="date">
            <text:p>06/11/15</text:p>
          </table:table-cell>
          <table:table-cell office:value-type="string" calcext:value-type="string">
            <text:p>  Dubravka Šuica (PPE), <text:s text:c="2"/>napisan. ‒ Podržavam navedeno izvješće, s obzirom na to da je crnomorski bazen važna vanjska granica Europske unije te da se nezakonitim pripojenjem Krima u crnomorskom bazenu promijenio odnos vojnih snaga, pa tako sada Rusija bespravno nadzire stotine kilometara krimske obale i obližnjih voda koje graniče na moru s NATO-om i EU-om. </text:p>
          </table:table-cell>
        </table:table-row>
        <table:table-row table:style-name="ro1">
          <table:table-cell office:value-type="string" calcext:value-type="string">
            <text:p>http://www.europarl.europa.eu/doceo/document/CRE-8-2015-06-11-INT-4-217-875_HR.html</text:p>
          </table:table-cell>
          <table:table-cell office:value-type="string" calcext:value-type="string">
            <text:p><text:s/>Recent revelations of high-level corruption cases in FIFA (RC-B8-0548/2015, B8-0548/2015, B8-0549/2015, B8-0550/2015, B8-0571/2015, B8-0572/2015, B8-0573/2015, B8-0574/2015) HR </text:p>
          </table:table-cell>
          <table:table-cell office:value-type="string" calcext:value-type="string">
            <text:p>11-06-2015</text:p>
          </table:table-cell>
          <table:table-cell table:formula="of:=DATE(VALUE(MID([.C856]; 7; 4)); VALUE(MID([.C856]; 4; 2)); VALUE(MID([.C856]; 1; 2)))" office:value-type="date" office:date-value="2015-06-11" calcext:value-type="date">
            <text:p>06/11/15</text:p>
          </table:table-cell>
          <table:table-cell office:value-type="string" calcext:value-type="string">
            <text:p>  Dubravka Šuica (PPE), <text:s text:c="2"/>napisan. ‒ Svjedoci smo nedavnih šokantnih otkrića i optužbi o postojanju kriminalnih radnji u FIFA-i, jednoj od najvećih i najpoznatijih svjetskih sportskih organizacija. FIFA je utemeljena prije više od 100 godina (1904.) i ima preko 200 nogometnih saveza članova (208), što je više nego što Ujedinjeni narodi imaju članica. Postojanje kriminala u takvoj organizaciji poražavajući je podatak koji izaziva veliku zabrinutost. </text:p>
          </table:table-cell>
        </table:table-row>
        <table:table-row table:style-name="ro1">
          <table:table-cell office:value-type="string" calcext:value-type="string">
            <text:p>http://www.europarl.europa.eu/doceo/document/CRE-8-2015-06-24-INT-1-430-500_HR.html</text:p>
          </table:table-cell>
          <table:table-cell office:value-type="string" calcext:value-type="string">
            <text:p><text:s/>European Fund for Strategic Investments (A8-0139/2015 - José Manuel Fernandes, Udo Bullmann) HR </text:p>
          </table:table-cell>
          <table:table-cell office:value-type="string" calcext:value-type="string">
            <text:p>24-06-2015</text:p>
          </table:table-cell>
          <table:table-cell table:formula="of:=DATE(VALUE(MID([.C857]; 7; 4)); VALUE(MID([.C857]; 4; 2)); VALUE(MID([.C857]; 1; 2)))" office:value-type="date" office:date-value="2015-06-24" calcext:value-type="date">
            <text:p>06/24/15</text:p>
          </table:table-cell>
          <table:table-cell office:value-type="string" calcext:value-type="string">
            <text:p>  Dubravka Šuica (PPE), <text:s text:c="2"/>napisan. ‒ Europski fond za strateška ulaganja je u središtu investicijskog plana predsjednika Junckera. Podržavam ovaj fond koji je velika prilika za sve države članice Europske unije, a prvenstveno za države u kojima gospodarstvo stagnira ili raste po vrlo malim stopama. Pad investicija nakon početka gospodarske krize dodatno je pogoršao recesiju i upravo je ovaj plan odlična prilika za poticanje novog rasta i stvaranje radnih mjesta, pogotovo u novim članicama poput Hrvatske kojoj je pad investicija dodatno otežao koheziju. U Hrvatskoj BDP kontinuirano pada od kraja 2011. uz minimalan rast u zadnja dva kvartala (0.2% IV/2014; 0.5% I/2015) te je ovaj fond dodatna prilika za promjenu trendova i veći rast gospodarske aktivnosti.</text:p>
          </table:table-cell>
        </table:table-row>
        <table:table-row table:style-name="ro1">
          <table:table-cell office:value-type="string" calcext:value-type="string">
            <text:p>http://www.europarl.europa.eu/doceo/document/CRE-8-2015-06-24-INT-1-467-500_HR.html</text:p>
          </table:table-cell>
          <table:table-cell office:value-type="string" calcext:value-type="string">
            <text:p><text:s/>Mobilisation of the European Globalisation Adjustment Fund: application EGF/2015/000 TA 2015 - Technical assistance at the initiative of the Commission (A8-0185/2015 - Gérard Deprez) HR </text:p>
          </table:table-cell>
          <table:table-cell office:value-type="string" calcext:value-type="string">
            <text:p>24-06-2015</text:p>
          </table:table-cell>
          <table:table-cell table:formula="of:=DATE(VALUE(MID([.C858]; 7; 4)); VALUE(MID([.C858]; 4; 2)); VALUE(MID([.C858]; 1; 2)))" office:value-type="date" office:date-value="2015-06-24" calcext:value-type="date">
            <text:p>06/24/15</text:p>
          </table:table-cell>
          <table:table-cell office:value-type="string" calcext:value-type="string">
            <text:p>  Dubravka Šuica (PPE), <text:s text:c="2"/>napisan. ‒ Podržavam izvješće o prijedlogu odluke Europskog parlamenta i Vijeća o mobilizaciji Europskog fonda za prilagodbu globalizaciji u skladu s točkom 13. Međuinstitucionalnog sporazuma od 2. prosinca 2013. između Europskog parlamenta, Vijeća i Komisije o proračunskoj disciplini, o suradnji u vezi s proračunskim pitanjima i o dobrom financijskom upravljanju (zahtjev EGF/2015/000 TA – Tehnička pomoć na inicijativu Komisije). </text:p>
          </table:table-cell>
        </table:table-row>
        <table:table-row table:style-name="ro1">
          <table:table-cell office:value-type="string" calcext:value-type="string">
            <text:p>http://www.europarl.europa.eu/doceo/document/CRE-8-2015-06-24-INT-1-506-750_HR.html</text:p>
          </table:table-cell>
          <table:table-cell office:value-type="string" calcext:value-type="string">
            <text:p><text:s/>Review of the economic governance framework: stocktaking and challenges (A8-0190/2015 - Pervenche Berès) HR </text:p>
          </table:table-cell>
          <table:table-cell office:value-type="string" calcext:value-type="string">
            <text:p>24-06-2015</text:p>
          </table:table-cell>
          <table:table-cell table:formula="of:=DATE(VALUE(MID([.C859]; 7; 4)); VALUE(MID([.C859]; 4; 2)); VALUE(MID([.C859]; 1; 2)))" office:value-type="date" office:date-value="2015-06-24" calcext:value-type="date">
            <text:p>06/24/15</text:p>
          </table:table-cell>
          <table:table-cell office:value-type="string" calcext:value-type="string">
            <text:p>  Dubravka Šuica (PPE), <text:s text:c="2"/>napisan. ‒ Podržavam ovo Izvješće s obzirom da se prema jesenskim prognozama Komisije očekuje da će nakon dvije uzastopne godine neočekivanog negativnog rasta BDP-a u europodručju u 2014. BDP narasti za 0,8%, a u 2015. za 1,1%, što bi značilo da stopa rasta ove godine neće dostići visinu iz razdoblja prije krize. Također, i nakon intervencije Trojke i dalje će postojati goleme razlike među državama članicama te će se predviđene stope rasta BDP-a u 2014. kretati od –2,8 % na Cipru do +4,6 % u Irskoj što odražava sve problematičnije i sve veće unutarnje razlike.</text:p>
          </table:table-cell>
        </table:table-row>
        <table:table-row table:style-name="ro1">
          <table:table-cell office:value-type="string" calcext:value-type="string">
            <text:p>http://www.europarl.europa.eu/doceo/document/CRE-8-2015-07-07-INT-2-135-000_HR.html</text:p>
          </table:table-cell>
          <table:table-cell office:value-type="string" calcext:value-type="string">
            <text:p><text:s/>Negotiations for the Transatlantic Trade and Investment Partnership (TTIP) (debate) HR </text:p>
          </table:table-cell>
          <table:table-cell office:value-type="string" calcext:value-type="string">
            <text:p>07-07-2015</text:p>
          </table:table-cell>
          <table:table-cell table:formula="of:=DATE(VALUE(MID([.C860]; 7; 4)); VALUE(MID([.C860]; 4; 2)); VALUE(MID([.C860]; 1; 2)))" office:value-type="date" office:date-value="2015-07-07" calcext:value-type="date">
            <text:p>07/07/15</text:p>
          </table:table-cell>
          <table:table-cell office:value-type="string" calcext:value-type="string">
            <text:p>  Dubravka Šuica (PPE). <text:s text:c="2"/>– Gospođo predsjednice, današnju raspravu shvaćam kao raspravu o rezoluciji koju je donio Odbor INTA i koja treba pomoći pregovaračima o daljnjem nastavku oko ovog vrlo važnog sporazuma.</text:p>
          </table:table-cell>
        </table:table-row>
        <table:table-row table:style-name="ro1">
          <table:table-cell office:value-type="string" calcext:value-type="string">
            <text:p>http://www.europarl.europa.eu/doceo/document/CRE-8-2015-07-07-INT-2-218-000_HR.html</text:p>
          </table:table-cell>
          <table:table-cell office:value-type="string" calcext:value-type="string">
            <text:p><text:s/>Nomination of a Member of the Court of Auditors - Bettina Michelle Jakobsen (A8-0198/2015 - Igor Šoltes) HR </text:p>
          </table:table-cell>
          <table:table-cell office:value-type="string" calcext:value-type="string">
            <text:p>07-07-2015</text:p>
          </table:table-cell>
          <table:table-cell table:formula="of:=DATE(VALUE(MID([.C861]; 7; 4)); VALUE(MID([.C861]; 4; 2)); VALUE(MID([.C861]; 1; 2)))" office:value-type="date" office:date-value="2015-07-07" calcext:value-type="date">
            <text:p>07/07/15</text:p>
          </table:table-cell>
          <table:table-cell office:value-type="string" calcext:value-type="string">
            <text:p>  Dubravka Šuica (PPE), <text:s text:c="2"/>napisan. ‒ Podržavam izvješće o predloženom imenovanju Bettine Michelle Jakobsen za članicu Revizorskog suda s obzirom na njezina prethodna radna mjesta: </text:p>
          </table:table-cell>
        </table:table-row>
        <table:table-row table:style-name="ro1">
          <table:table-cell office:value-type="string" calcext:value-type="string">
            <text:p>http://www.europarl.europa.eu/doceo/document/CRE-8-2015-07-07-INT-2-246-000_HR.html</text:p>
          </table:table-cell>
          <table:table-cell office:value-type="string" calcext:value-type="string">
            <text:p><text:s/>Exercise of the Union’s rights under international trade rules (A8-0203/2015 - Jiří Maštálka) HR </text:p>
          </table:table-cell>
          <table:table-cell office:value-type="string" calcext:value-type="string">
            <text:p>07-07-2015</text:p>
          </table:table-cell>
          <table:table-cell table:formula="of:=DATE(VALUE(MID([.C862]; 7; 4)); VALUE(MID([.C862]; 4; 2)); VALUE(MID([.C862]; 1; 2)))" office:value-type="date" office:date-value="2015-07-07" calcext:value-type="date">
            <text:p>07/07/15</text:p>
          </table:table-cell>
          <table:table-cell office:value-type="string" calcext:value-type="string">
            <text:p>  Dubravka Šuica (PPE), <text:s text:c="2"/>napisan. ‒ Podržavam nacrt izvješća o izmijenjenom prijedlogu uredbe Europskog parlamenta i Vijeća o utvrđivanju postupaka Unije u području zajedničke trgovinske politike kako bi se zajamčilo ostvarivanje prava Unije prema međunarodnim trgovinskim pravilima, posebno onima utvrđenima pod okriljem Svjetske trgovinske organizacije (kodificirani tekst). </text:p>
          </table:table-cell>
        </table:table-row>
        <table:table-row table:style-name="ro1">
          <table:table-cell office:value-type="string" calcext:value-type="string">
            <text:p>http://www.europarl.europa.eu/doceo/document/CRE-8-2015-07-07-INT-2-274-000_HR.html</text:p>
          </table:table-cell>
          <table:table-cell office:value-type="string" calcext:value-type="string">
            <text:p><text:s/>Protection against injurious pricing of vessels (A8-0202/2015 - Jiří Maštálka) HR </text:p>
          </table:table-cell>
          <table:table-cell office:value-type="string" calcext:value-type="string">
            <text:p>07-07-2015</text:p>
          </table:table-cell>
          <table:table-cell table:formula="of:=DATE(VALUE(MID([.C863]; 7; 4)); VALUE(MID([.C863]; 4; 2)); VALUE(MID([.C863]; 1; 2)))" office:value-type="date" office:date-value="2015-07-07" calcext:value-type="date">
            <text:p>07/07/15</text:p>
          </table:table-cell>
          <table:table-cell office:value-type="string" calcext:value-type="string">
            <text:p>  Dubravka Šuica (PPE), <text:s text:c="2"/>napisan. ‒ Podržavam nacrt izvješća o prijedlogu uredbe Europskog parlamenta i Vijeća o zaštiti od štetnog oblikovanja cijena plovila (kodificirani tekst). </text:p>
          </table:table-cell>
        </table:table-row>
        <table:table-row table:style-name="ro1">
          <table:table-cell office:value-type="string" calcext:value-type="string">
            <text:p>http://www.europarl.europa.eu/doceo/document/CRE-8-2015-07-07-INT-2-303-000_HR.html</text:p>
          </table:table-cell>
          <table:table-cell office:value-type="string" calcext:value-type="string">
            <text:p><text:s/>Fishing opportunities in EU waters for fishing vessels flying the flag of Venezuela off the coast of French Guiana (A8-0195/2015 - João Ferreira) HR </text:p>
          </table:table-cell>
          <table:table-cell office:value-type="string" calcext:value-type="string">
            <text:p>07-07-2015</text:p>
          </table:table-cell>
          <table:table-cell table:formula="of:=DATE(VALUE(MID([.C864]; 7; 4)); VALUE(MID([.C864]; 4; 2)); VALUE(MID([.C864]; 1; 2)))" office:value-type="date" office:date-value="2015-07-07" calcext:value-type="date">
            <text:p>07/07/15</text:p>
          </table:table-cell>
          <table:table-cell office:value-type="string" calcext:value-type="string">
            <text:p>  Dubravka Šuica (PPE), <text:s text:c="2"/>napisan. ‒ Podržavam nacrt odluke Vijeća o odobrenju, u ime Europske unije, Izjave o odobrenju ribolovnih mogućnosti ribarskim plovilima u vodama EU-a koja plove pod zastavom Bolivarske Republike Venezuele u isključivom gospodarskom pojasu uz obalu Francuske Gvajane. Ovaj sporazum dozvolio bi plovilima koja plove pod zastavom Bolivarske Republike Venezuele ribolovne mogućnosti u vodama EU-a u pojasu od 12 nautičkih milja od obale Francuske Gvajane. Također, sporazumom se pozitivno utječe na gospodarstvo i društvene aktivnosti Francuske Gvajane, jer značajan ulov s plovila pod zastavom Venezuele završi u ribarnicama Francuske Gvajane te daje mogućnost zaposlenja ribarima iz Francuske Gvajane.</text:p>
          </table:table-cell>
        </table:table-row>
        <table:table-row table:style-name="ro1">
          <table:table-cell office:value-type="string" calcext:value-type="string">
            <text:p>http://www.europarl.europa.eu/doceo/document/CRE-8-2015-07-07-INT-2-330-000_HR.html</text:p>
          </table:table-cell>
          <table:table-cell office:value-type="string" calcext:value-type="string">
            <text:p><text:s/>Draft amending budget No 3/2015: surplus from 2014 (A8-0219/2015 - Eider Gardiazabal Rubial) HR </text:p>
          </table:table-cell>
          <table:table-cell office:value-type="string" calcext:value-type="string">
            <text:p>07-07-2015</text:p>
          </table:table-cell>
          <table:table-cell table:formula="of:=DATE(VALUE(MID([.C865]; 7; 4)); VALUE(MID([.C865]; 4; 2)); VALUE(MID([.C865]; 1; 2)))" office:value-type="date" office:date-value="2015-07-07" calcext:value-type="date">
            <text:p>07/07/15</text:p>
          </table:table-cell>
          <table:table-cell office:value-type="string" calcext:value-type="string">
            <text:p>  Dubravka Šuica (PPE), <text:s text:c="2"/>napisan. ‒ Podržavam navedeni Nacrt izvješća s obzirom na to da su na prihodovnoj strani dva glavna izvora povećanja: zatezne kamate i novčane kazne (634 milijuna EUR), višak vlastitih sredstava (479 milijuna EUR) te da se trenutačni nedostatak odobrenih sredstava za plaćanje vidi u vrlo visokoj stopi neiskorištavanja sredstava iz Dijela III., što stavlja naglasak na sadašnji nedostatak odobrenih sredstava za plaćanje koji će i dalje biti ključni izazov u provedbi proračuna za 2015. godinu.</text:p>
          </table:table-cell>
        </table:table-row>
        <table:table-row table:style-name="ro1">
          <table:table-cell office:value-type="string" calcext:value-type="string">
            <text:p>http://www.europarl.europa.eu/doceo/document/CRE-8-2015-07-07-INT-2-362-000_HR.html</text:p>
          </table:table-cell>
          <table:table-cell office:value-type="string" calcext:value-type="string">
            <text:p><text:s/>Draft amending budget No 4/2015: mobilisation of the EU Solidarity Fund for Romania, Bulgaria and Italy (A8-0220/2015 - Eider Gardiazabal Rubial) HR </text:p>
          </table:table-cell>
          <table:table-cell office:value-type="string" calcext:value-type="string">
            <text:p>07-07-2015</text:p>
          </table:table-cell>
          <table:table-cell table:formula="of:=DATE(VALUE(MID([.C866]; 7; 4)); VALUE(MID([.C866]; 4; 2)); VALUE(MID([.C866]; 1; 2)))" office:value-type="date" office:date-value="2015-07-07" calcext:value-type="date">
            <text:p>07/07/15</text:p>
          </table:table-cell>
          <table:table-cell office:value-type="string" calcext:value-type="string">
            <text:p>  Dubravka Šuica (PPE), <text:s text:c="2"/>napisan. ‒ Podržavam navedeni Nacrt izvješća budući da se radi o izmjenama proračuna br. 4/2015 koje se odnose na pokretanje Fonda solidarnosti Europske unije u iznosu od 66 505 850 EUR u odobrenim sredstvima za plaćanja i preuzimanjem obveza zbog poplava u Rumunjskoj u proljeće i ljeto 2014., poplava u Bugarskoj u srpnju/kolovozu 2014. i poplava u Italiji u listopadu/studenom 2014. </text:p>
          </table:table-cell>
        </table:table-row>
        <table:table-row table:style-name="ro1">
          <table:table-cell office:value-type="string" calcext:value-type="string">
            <text:p>http://www.europarl.europa.eu/doceo/document/CRE-8-2015-07-07-INT-2-393-000_HR.html</text:p>
          </table:table-cell>
          <table:table-cell office:value-type="string" calcext:value-type="string">
            <text:p><text:s/>Mobilisation of the EU Solidarity Fund: Floods in Romania, Bulgaria and Italy (A8-0211/2015 - Siegfried Mureşan) HR </text:p>
          </table:table-cell>
          <table:table-cell office:value-type="string" calcext:value-type="string">
            <text:p>07-07-2015</text:p>
          </table:table-cell>
          <table:table-cell table:formula="of:=DATE(VALUE(MID([.C867]; 7; 4)); VALUE(MID([.C867]; 4; 2)); VALUE(MID([.C867]; 1; 2)))" office:value-type="date" office:date-value="2015-07-07" calcext:value-type="date">
            <text:p>07/07/15</text:p>
          </table:table-cell>
          <table:table-cell office:value-type="string" calcext:value-type="string">
            <text:p>  Dubravka Šuica (PPE), <text:s text:c="2"/>napisan. ‒ Podržavam nacrt izvješća o prijedlogu odluke Europskog parlamenta i Vijeća o aktivaciji Fonda solidarnosti Europske unije u skladu s točkom 11. Međuinstitucionalnog sporazuma od 2. prosinca 2013. između Europskog parlamenta, Vijeća i Komisije o proračunskoj disciplini, o suradnji u vezi s proračunskim pitanjima i o dobrom financijskom upravljanju (poplave u Rumunjskoj, Bugarskoj i Italiji).</text:p>
          </table:table-cell>
        </table:table-row>
        <table:table-row table:style-name="ro1">
          <table:table-cell office:value-type="string" calcext:value-type="string">
            <text:p>http://www.europarl.europa.eu/doceo/document/CRE-8-2015-07-07-INT-2-430-000_HR.html</text:p>
          </table:table-cell>
          <table:table-cell office:value-type="string" calcext:value-type="string">
            <text:p><text:s/>Delivering multimodal integrated ticketing in Europe (A8-0183/2015 - Dieter-Lebrecht Koch) HR </text:p>
          </table:table-cell>
          <table:table-cell office:value-type="string" calcext:value-type="string">
            <text:p>07-07-2015</text:p>
          </table:table-cell>
          <table:table-cell table:formula="of:=DATE(VALUE(MID([.C868]; 7; 4)); VALUE(MID([.C868]; 4; 2)); VALUE(MID([.C868]; 1; 2)))" office:value-type="date" office:date-value="2015-07-07" calcext:value-type="date">
            <text:p>07/07/15</text:p>
          </table:table-cell>
          <table:table-cell office:value-type="string" calcext:value-type="string">
            <text:p>  Dubravka Šuica (PPE), <text:s text:c="2"/>napisan. ‒ Mobilnost je sastavni dio modernog načina života i jedna od temeljnih vrijednosti na kojima počiva Europska unija. Sloboda kretanja državljana svih 28 država članica jest temelj koji omogućava ostvarivanje svih pozitivnih učinaka i ekonomskih ciljeva. </text:p>
          </table:table-cell>
        </table:table-row>
        <table:table-row table:style-name="ro1">
          <table:table-cell office:value-type="string" calcext:value-type="string">
            <text:p>http://www.europarl.europa.eu/doceo/document/CRE-8-2015-07-07-INT-2-460-000_HR.html</text:p>
          </table:table-cell>
          <table:table-cell office:value-type="string" calcext:value-type="string">
            <text:p><text:s/>Draft amending budget No 1/2015: European Fund for Strategic Investments (EFSI) (A8-0221/2015 - Eider Gardiazabal Rubial) HR </text:p>
          </table:table-cell>
          <table:table-cell office:value-type="string" calcext:value-type="string">
            <text:p>07-07-2015</text:p>
          </table:table-cell>
          <table:table-cell table:formula="of:=DATE(VALUE(MID([.C869]; 7; 4)); VALUE(MID([.C869]; 4; 2)); VALUE(MID([.C869]; 1; 2)))" office:value-type="date" office:date-value="2015-07-07" calcext:value-type="date">
            <text:p>07/07/15</text:p>
          </table:table-cell>
          <table:table-cell office:value-type="string" calcext:value-type="string">
            <text:p>  Dubravka Šuica (PPE), <text:s text:c="2"/>napisan. ‒ Podržavam ovaj nacrt izvješća jer smatram ispravnim da se za odvajanje rezervacija jamstvenog fonda u 2015. godini ukupan iznos od 1 350 milijuna eura prenamijeni iz Instrumenta za povezivanje Europe (790 milijuna eura), Obzora 2020. (70 milijuna eura) i ITER-a (490 milijuna eura) u odobrenim sredstvima za preuzimanje obveza, pogotovo zato što su sva dodatna odobrena sredstva za implementaciju Europskog fonda za strateška ulaganja u obvezama i plaćanjima u potpunosti prenamijenjena te stoga cjelokupni iznos odobrenih sredstava za preuzimanje obveza i odobrenih sredstava za plaćanja ostaje isti u proračunu za 2015. godinu.</text:p>
          </table:table-cell>
        </table:table-row>
        <table:table-row table:style-name="ro1">
          <table:table-cell office:value-type="string" calcext:value-type="string">
            <text:p>http://www.europarl.europa.eu/doceo/document/CRE-8-2015-07-07-INT-2-498-000_HR.html</text:p>
          </table:table-cell>
          <table:table-cell office:value-type="string" calcext:value-type="string">
            <text:p><text:s/>Draft amending budget No 5/2015 - Responding to migratory pressures (A8-0212/2015 - Eider Gardiazabal Rubial) HR </text:p>
          </table:table-cell>
          <table:table-cell office:value-type="string" calcext:value-type="string">
            <text:p>07-07-2015</text:p>
          </table:table-cell>
          <table:table-cell table:formula="of:=DATE(VALUE(MID([.C870]; 7; 4)); VALUE(MID([.C870]; 4; 2)); VALUE(MID([.C870]; 1; 2)))" office:value-type="date" office:date-value="2015-07-07" calcext:value-type="date">
            <text:p>07/07/15</text:p>
          </table:table-cell>
          <table:table-cell office:value-type="string" calcext:value-type="string">
            <text:p>  Dubravka Šuica (PPE), <text:s text:c="2"/>napisan. ‒ Slažem se s predmetnim nacrtom izvješća obzirom na to da je cilj nacrta izmjene proračuna br. 5/2015 povećanje sredstva Unije za upravljanje migracijama i tokovima izbjeglica koje su posljedice nedavnih tragedija u Sredozemnom moru te da će dodatna sredstva u iznosu od 69 652 000 eura u cijelosti biti preraspodijeljena iz programa Galileo, što znači da cjelokupna razina odobrenih sredstava za plaćanje u proračunu za 2015. ostaje nepromijenjena. Nadalje, pozitivno je i to što će se zaposliti 16 osoba u tri agencije, u FRONTEX-u, Europskom potpornom uredu za azil (EASO) i Europskom policijskom uredu (Europol).</text:p>
          </table:table-cell>
        </table:table-row>
        <table:table-row table:style-name="ro1">
          <table:table-cell office:value-type="string" calcext:value-type="string">
            <text:p>http://www.europarl.europa.eu/doceo/document/CRE-8-2015-07-07-INT-2-540-000_HR.html</text:p>
          </table:table-cell>
          <table:table-cell office:value-type="string" calcext:value-type="string">
            <text:p><text:s/>Review of the implementation of the Dairy package (A8-0187/2015 - James Nicholson) HR </text:p>
          </table:table-cell>
          <table:table-cell office:value-type="string" calcext:value-type="string">
            <text:p>07-07-2015</text:p>
          </table:table-cell>
          <table:table-cell table:formula="of:=DATE(VALUE(MID([.C871]; 7; 4)); VALUE(MID([.C871]; 4; 2)); VALUE(MID([.C871]; 1; 2)))" office:value-type="date" office:date-value="2015-07-07" calcext:value-type="date">
            <text:p>07/07/15</text:p>
          </table:table-cell>
          <table:table-cell office:value-type="string" calcext:value-type="string">
            <text:p>  Dubravka Šuica (PPE), <text:s text:c="2"/>napisan. ‒ Podržavam izvješće o postupcima i načinima saslušanja kandidata za povjerenike, pouke iz postupka 2014.</text:p>
          </table:table-cell>
        </table:table-row>
        <table:table-row table:style-name="ro1">
          <table:table-cell office:value-type="string" calcext:value-type="string">
            <text:p>http://www.europarl.europa.eu/doceo/document/CRE-8-2015-07-07-INT-2-572-000_HR.html</text:p>
          </table:table-cell>
          <table:table-cell office:value-type="string" calcext:value-type="string">
            <text:p><text:s/>External impact of EU trade and investment policy on public-private initiatives (A8-0182/2015 - Jan Zahradil) HR </text:p>
          </table:table-cell>
          <table:table-cell office:value-type="string" calcext:value-type="string">
            <text:p>07-07-2015</text:p>
          </table:table-cell>
          <table:table-cell table:formula="of:=DATE(VALUE(MID([.C872]; 7; 4)); VALUE(MID([.C872]; 4; 2)); VALUE(MID([.C872]; 1; 2)))" office:value-type="date" office:date-value="2015-07-07" calcext:value-type="date">
            <text:p>07/07/15</text:p>
          </table:table-cell>
          <table:table-cell office:value-type="string" calcext:value-type="string">
            <text:p>  Dubravka Šuica (PPE), <text:s text:c="2"/>napisan. ‒ Javno-privatno partnerstvo predstavlja suradnju između javnih i privatnih partnera koja u mnogim slučajevima vodi uspostavljanju zajedničkih ulaganja. Javni i privatni sektori udružuju resurse i stručna znanja kako bi, kroz adekvatnu alokaciju resursa, rizika i koristi, zadovoljili neku javnu potrebu. To je vrlo dobar način da privatni sektor uposli svoje resurse i vještine u pružanju dobara i usluga koje tradicionalno pružaju javne službe. Uspješna javno-privatna partnerstva karakterizira podjela investicijskih troškova, rizika, odgovornosti i dobiti među partnerima. Posljedice sklapanja ugovora o javno-privatnom partnerstvu poticanje su ekonomskog rasta te brži razvoj mnogih značajnih projekata.</text:p>
          </table:table-cell>
        </table:table-row>
        <table:table-row table:style-name="ro1">
          <table:table-cell office:value-type="string" calcext:value-type="string">
            <text:p>http://www.europarl.europa.eu/doceo/document/CRE-8-2015-07-07-INT-2-607-000_HR.html</text:p>
          </table:table-cell>
          <table:table-cell office:value-type="string" calcext:value-type="string">
            <text:p><text:s/>The fruit and vegetables sector since the 2007 reform (A8-0170/2015 - Nuno Melo) HR </text:p>
          </table:table-cell>
          <table:table-cell office:value-type="string" calcext:value-type="string">
            <text:p>07-07-2015</text:p>
          </table:table-cell>
          <table:table-cell table:formula="of:=DATE(VALUE(MID([.C873]; 7; 4)); VALUE(MID([.C873]; 4; 2)); VALUE(MID([.C873]; 1; 2)))" office:value-type="date" office:date-value="2015-07-07" calcext:value-type="date">
            <text:p>07/07/15</text:p>
          </table:table-cell>
          <table:table-cell office:value-type="string" calcext:value-type="string">
            <text:p>  Dubravka Šuica (PPE), <text:s text:c="2"/>napisan. ‒ Podržavam izvješće o provedbi zakonodavstva u sektoru voća i povrća u razdoblju od reforme iz 2007. godine</text:p>
          </table:table-cell>
        </table:table-row>
        <table:table-row table:style-name="ro1">
          <table:table-cell office:value-type="string" calcext:value-type="string">
            <text:p>http://www.europarl.europa.eu/doceo/document/CRE-8-2015-07-09-INT-4-313-000_HR.html</text:p>
          </table:table-cell>
          <table:table-cell office:value-type="string" calcext:value-type="string">
            <text:p><text:s/>Negotiations for the Transatlantic Trade and Investment Partnership (TTIP) (A8-0175/2015 - Bernd Lange) HR </text:p>
          </table:table-cell>
          <table:table-cell office:value-type="string" calcext:value-type="string">
            <text:p>09-07-2015</text:p>
          </table:table-cell>
          <table:table-cell table:formula="of:=DATE(VALUE(MID([.C874]; 7; 4)); VALUE(MID([.C874]; 4; 2)); VALUE(MID([.C874]; 1; 2)))" office:value-type="date" office:date-value="2015-07-09" calcext:value-type="date">
            <text:p>07/09/15</text:p>
          </table:table-cell>
          <table:table-cell office:value-type="string" calcext:value-type="string">
            <text:p>  Dubravka Šuica (PPE), <text:s text:c="2"/>napisan. ‒ TTIP predstavlja ekonomski ugovor koji bi značio veći gospodarski rast i veću korist za sve zemlje. S obzirom da EU dosta ovisi o trgovini i izvozu, njegov BDP bi se povećao za 15 do 20 posto do 2020. godine. Unaprijedio bi se položaj europskog te potaknula veća povezanost svjetskog tržišta. Malim i srednjim tvrtkama značajno bi se olakšao položaj, a isto tako uklonili nepotrebni troškovi, razne prepreke i komplicirani postupci. </text:p>
          </table:table-cell>
        </table:table-row>
        <table:table-row table:style-name="ro1">
          <table:table-cell office:value-type="string" calcext:value-type="string">
            <text:p>http://www.europarl.europa.eu/doceo/document/CRE-8-2015-07-09-INT-4-371-000_HR.html</text:p>
          </table:table-cell>
          <table:table-cell office:value-type="string" calcext:value-type="string">
            <text:p><text:s/>Stabilisation and Association Agreement with the former Yugoslav Republic of Macedonia (protocol to take account of the accession of Croatia) (A8-0188/2015 - Ivo Vajgl) HR </text:p>
          </table:table-cell>
          <table:table-cell office:value-type="string" calcext:value-type="string">
            <text:p>09-07-2015</text:p>
          </table:table-cell>
          <table:table-cell table:formula="of:=DATE(VALUE(MID([.C875]; 7; 4)); VALUE(MID([.C875]; 4; 2)); VALUE(MID([.C875]; 1; 2)))" office:value-type="date" office:date-value="2015-07-09" calcext:value-type="date">
            <text:p>07/09/15</text:p>
          </table:table-cell>
          <table:table-cell office:value-type="string" calcext:value-type="string">
            <text:p>  Dubravka Šuica (PPE), <text:s text:c="2"/>napisan. ‒ Podržavam ovo izvješće o nacrtu odluke Vijeća o sklapanju, u ime Europske unije i njezinih država članica, Protokola o Sporazumu o stabilizaciji i pridruživanju između Europskih zajednica i njihovih država članica i bivše jugoslavenske Republike Makedonije.</text:p>
          </table:table-cell>
        </table:table-row>
        <table:table-row table:style-name="ro1">
          <table:table-cell office:value-type="string" calcext:value-type="string">
            <text:p>http://www.europarl.europa.eu/doceo/document/CRE-8-2015-07-09-INT-4-408-000_HR.html</text:p>
          </table:table-cell>
          <table:table-cell office:value-type="string" calcext:value-type="string">
            <text:p><text:s/>Stabilisation and Association Agreement with Serbia (protocol to take account of the accession of Croatia) (A8-0189/2015 - David McAllister) HR </text:p>
          </table:table-cell>
          <table:table-cell office:value-type="string" calcext:value-type="string">
            <text:p>09-07-2015</text:p>
          </table:table-cell>
          <table:table-cell table:formula="of:=DATE(VALUE(MID([.C876]; 7; 4)); VALUE(MID([.C876]; 4; 2)); VALUE(MID([.C876]; 1; 2)))" office:value-type="date" office:date-value="2015-07-09" calcext:value-type="date">
            <text:p>07/09/15</text:p>
          </table:table-cell>
          <table:table-cell office:value-type="string" calcext:value-type="string">
            <text:p>  Dubravka Šuica (PPE), <text:s text:c="2"/>napisan. ‒ Podržavam ovo izvješće o nacrtu odluke Vijeća o sklapanju, u ime Europske unije i njezinih država članica, Protokola uz Sporazum o stabilizaciji i pridruživanju između Europskih zajednica i njihovih država članica i Republike Srbije.</text:p>
          </table:table-cell>
        </table:table-row>
        <table:table-row table:style-name="ro1">
          <table:table-cell office:value-type="string" calcext:value-type="string">
            <text:p>http://www.europarl.europa.eu/doceo/document/CRE-8-2015-07-09-INT-4-455-000_HR.html</text:p>
          </table:table-cell>
          <table:table-cell office:value-type="string" calcext:value-type="string">
            <text:p><text:s/>Scientific and technological cooperation with India: renewal of the agreement (A8-0179/2015 - Jerzy Buzek) HR </text:p>
          </table:table-cell>
          <table:table-cell office:value-type="string" calcext:value-type="string">
            <text:p>09-07-2015</text:p>
          </table:table-cell>
          <table:table-cell table:formula="of:=DATE(VALUE(MID([.C877]; 7; 4)); VALUE(MID([.C877]; 4; 2)); VALUE(MID([.C877]; 1; 2)))" office:value-type="date" office:date-value="2015-07-09" calcext:value-type="date">
            <text:p>07/09/15</text:p>
          </table:table-cell>
          <table:table-cell office:value-type="string" calcext:value-type="string">
            <text:p>  Dubravka Šuica (PPE), <text:s text:c="2"/>napisan. ‒ Podržavam izvješće o nacrtu odluke Vijeća o produljenju Sporazuma o znanstvenoj i tehnološkoj suradnji između Europske zajednice i Vlade Republike Indije. Ova suradnja je izrazito važna i podržavam davanje suglasnosti za obnavljanje sporazuma. </text:p>
          </table:table-cell>
        </table:table-row>
        <table:table-row table:style-name="ro1">
          <table:table-cell office:value-type="string" calcext:value-type="string">
            <text:p>http://www.europarl.europa.eu/doceo/document/CRE-8-2015-07-09-INT-4-496-000_HR.html</text:p>
          </table:table-cell>
          <table:table-cell office:value-type="string" calcext:value-type="string">
            <text:p><text:s/>Scientific and technological cooperation with the Faroe Islands: Horizon 2020 (A8-0180/2015 - Jerzy Buzek) HR </text:p>
          </table:table-cell>
          <table:table-cell office:value-type="string" calcext:value-type="string">
            <text:p>09-07-2015</text:p>
          </table:table-cell>
          <table:table-cell table:formula="of:=DATE(VALUE(MID([.C878]; 7; 4)); VALUE(MID([.C878]; 4; 2)); VALUE(MID([.C878]; 1; 2)))" office:value-type="date" office:date-value="2015-07-09" calcext:value-type="date">
            <text:p>07/09/15</text:p>
          </table:table-cell>
          <table:table-cell office:value-type="string" calcext:value-type="string">
            <text:p>  Dubravka Šuica (PPE), <text:s text:c="2"/>napisan. ‒ Slažem se s navedenom Preporukom s obzirom na to da su Farski Otoci od 1. siječnja 2010. bili povezani s prethodnim okvirnim programom za istraživanje i inovacije – FP7 te da je sudjelovanje Farskih otoka bilo vrlo uspješno, iako su se uključili tek na polovici programa. Tijekom tog razdoblja, Farski otoci stekli su pristup velikim međunarodnim istraživačkim mrežama, a Europska istraživačka zajednica imala je koristi od izvrsnog doprinosa farskih istraživača. Područja u kojima je njihovo sudjelovanje bilo najrelevantnije su hrana, poljoprivreda i ribarstvo, biotehnologija i morski okoliš, akvakultura i klimatske promjene.</text:p>
          </table:table-cell>
        </table:table-row>
        <table:table-row table:style-name="ro1">
          <table:table-cell office:value-type="string" calcext:value-type="string">
            <text:p>http://www.europarl.europa.eu/doceo/document/CRE-8-2015-07-09-INT-4-550-000_HR.html</text:p>
          </table:table-cell>
          <table:table-cell office:value-type="string" calcext:value-type="string">
            <text:p><text:s/>Long-term shareholder engagement and corporate governance statement (A8-0158/2015 - Sergio Gaetano Cofferati) HR </text:p>
          </table:table-cell>
          <table:table-cell office:value-type="string" calcext:value-type="string">
            <text:p>09-07-2015</text:p>
          </table:table-cell>
          <table:table-cell table:formula="of:=DATE(VALUE(MID([.C879]; 7; 4)); VALUE(MID([.C879]; 4; 2)); VALUE(MID([.C879]; 1; 2)))" office:value-type="date" office:date-value="2015-07-09" calcext:value-type="date">
            <text:p>07/09/15</text:p>
          </table:table-cell>
          <table:table-cell office:value-type="string" calcext:value-type="string">
            <text:p>  Dubravka Šuica (PPE), <text:s text:c="2"/>napisan. ‒ Ovaj prijedlog pridonosi dugoročnoj održivosti poduzeća u Europskoj uniji i stvara atraktivan okvir za dioničare poduzeća te pridonosi većoj efikasnosti u svrhu otvaranja novih radnih mjesta što je bitno za sve zemlje članice, a pogotovo za Republiku Hrvatsku u kojoj je stopa nezaposlenosti 18,4 % (travanj 2015., DZS). </text:p>
          </table:table-cell>
        </table:table-row>
        <table:table-row table:style-name="ro1">
          <table:table-cell office:value-type="string" calcext:value-type="string">
            <text:p>http://www.europarl.europa.eu/doceo/document/CRE-8-2015-07-09-INT-4-610-000_HR.html</text:p>
          </table:table-cell>
          <table:table-cell office:value-type="string" calcext:value-type="string">
            <text:p><text:s/>Market stability reserve for the Union greenhouse gas emission trading scheme (A8-0029/2015 - Ivo Belet) HR </text:p>
          </table:table-cell>
          <table:table-cell office:value-type="string" calcext:value-type="string">
            <text:p>09-07-2015</text:p>
          </table:table-cell>
          <table:table-cell table:formula="of:=DATE(VALUE(MID([.C880]; 7; 4)); VALUE(MID([.C880]; 4; 2)); VALUE(MID([.C880]; 1; 2)))" office:value-type="date" office:date-value="2015-07-09" calcext:value-type="date">
            <text:p>07/09/15</text:p>
          </table:table-cell>
          <table:table-cell office:value-type="string" calcext:value-type="string">
            <text:p>  Dubravka Šuica (PPE), <text:s text:c="2"/>napisan. ‒ Podržavam izvješće o prijedlogu odluke Europskog parlamenta i Vijeća o uspostavi i funkcioniranju rezerve za stabilnost tržišta za sustav trgovanja emisijama stakleničkih plinova Unije i o izmjeni Direktive 2003/87/EZ. </text:p>
          </table:table-cell>
        </table:table-row>
        <table:table-row table:style-name="ro1">
          <table:table-cell office:value-type="string" calcext:value-type="string">
            <text:p>http://www.europarl.europa.eu/doceo/document/CRE-8-2015-07-09-INT-4-656-000_HR.html</text:p>
          </table:table-cell>
          <table:table-cell office:value-type="string" calcext:value-type="string">
            <text:p><text:s/>Seafarers (A8-0127/2015 - Elisabeth Morin-Chartier) HR </text:p>
          </table:table-cell>
          <table:table-cell office:value-type="string" calcext:value-type="string">
            <text:p>09-07-2015</text:p>
          </table:table-cell>
          <table:table-cell table:formula="of:=DATE(VALUE(MID([.C881]; 7; 4)); VALUE(MID([.C881]; 4; 2)); VALUE(MID([.C881]; 1; 2)))" office:value-type="date" office:date-value="2015-07-09" calcext:value-type="date">
            <text:p>07/09/15</text:p>
          </table:table-cell>
          <table:table-cell office:value-type="string" calcext:value-type="string">
            <text:p>  Dubravka Šuica (PPE), <text:s text:c="2"/>napisan. ‒ Podržavam izvješće o prijedlogu direktive Europskog parlamenta i Vijeća o pomorcima i izmjenama direktiva 2008/94/EZ, 2009/38/EZ, 2002/14/EZ, 98/59/EZ i 2001/23/EZ. </text:p>
          </table:table-cell>
        </table:table-row>
        <table:table-row table:style-name="ro1">
          <table:table-cell office:value-type="string" calcext:value-type="string">
            <text:p>http://www.europarl.europa.eu/doceo/document/CRE-8-2015-07-09-INT-4-697-000_HR.html</text:p>
          </table:table-cell>
          <table:table-cell office:value-type="string" calcext:value-type="string">
            <text:p><text:s/>Scientific and technological cooperation with Switzerland: Horizon 2020 and ITER activities (A8-0181/2015 - Jerzy Buzek) HR </text:p>
          </table:table-cell>
          <table:table-cell office:value-type="string" calcext:value-type="string">
            <text:p>09-07-2015</text:p>
          </table:table-cell>
          <table:table-cell table:formula="of:=DATE(VALUE(MID([.C882]; 7; 4)); VALUE(MID([.C882]; 4; 2)); VALUE(MID([.C882]; 1; 2)))" office:value-type="date" office:date-value="2015-07-09" calcext:value-type="date">
            <text:p>07/09/15</text:p>
          </table:table-cell>
          <table:table-cell office:value-type="string" calcext:value-type="string">
            <text:p>  Dubravka Šuica (PPE), <text:s text:c="2"/>napisan. ‒ Ovaj sporazum od iznimne je važnosti za naše znanstvene zajednice. Istraživači EU-a imat će koristi od pristupa izvrsnim švicarskim istraživačkim institucijama i ustanovama. Istovremeno, za Švicarsku je od ključne važnosti imati pristup programima za mobilnost istraživača poput Programa Marie Curie Skłodowska. Nadalje, ovim sporazumom Švicarska obnavlja svoju obvezu prema našoj dugogodišnjoj i plodnoj suradnji. </text:p>
          </table:table-cell>
        </table:table-row>
        <table:table-row table:style-name="ro1">
          <table:table-cell office:value-type="string" calcext:value-type="string">
            <text:p>http://www.europarl.europa.eu/doceo/document/CRE-8-2015-07-09-INT-4-752-000_HR.html</text:p>
          </table:table-cell>
          <table:table-cell office:value-type="string" calcext:value-type="string">
            <text:p><text:s/>Guidelines for the employment policies of the Member States (A8-0205/2015 - Laura Agea) HR </text:p>
          </table:table-cell>
          <table:table-cell office:value-type="string" calcext:value-type="string">
            <text:p>09-07-2015</text:p>
          </table:table-cell>
          <table:table-cell table:formula="of:=DATE(VALUE(MID([.C883]; 7; 4)); VALUE(MID([.C883]; 4; 2)); VALUE(MID([.C883]; 1; 2)))" office:value-type="date" office:date-value="2015-07-09" calcext:value-type="date">
            <text:p>07/09/15</text:p>
          </table:table-cell>
          <table:table-cell office:value-type="string" calcext:value-type="string">
            <text:p>  Dubravka Šuica (PPE), <text:s text:c="2"/>napisan. ‒ Podržavam ovaj prijedlog odluke Vijeća o smjernicama politike zapošljavanja država članica zato jer se ovom odlukom Vijeća potiče smanjenje nezaposlenosti koje je neophodno kako bismo izašli iz gospodarske krize te povećali gospodarski rast. EU se treba zalagati za integrirano tržište rada, a posebno za zadovoljavajuće radne uvjete. Također, ovom Odlukom znatno bi se smanjilo siromaštvo te cjelokupno i dugoročno popravila slika gospodarstva EU-a. </text:p>
          </table:table-cell>
        </table:table-row>
        <table:table-row table:style-name="ro1">
          <table:table-cell office:value-type="string" calcext:value-type="string">
            <text:p>http://www.europarl.europa.eu/doceo/document/CRE-8-2015-07-09-INT-4-794-500_HR.html</text:p>
          </table:table-cell>
          <table:table-cell office:value-type="string" calcext:value-type="string">
            <text:p><text:s/>Mobilisation of the European Globalisation Adjustment Fund: application EGF/2015/001 FI/Broadcom (A8-0210/2015 - Petri Sarvamaa) HR </text:p>
          </table:table-cell>
          <table:table-cell office:value-type="string" calcext:value-type="string">
            <text:p>09-07-2015</text:p>
          </table:table-cell>
          <table:table-cell table:formula="of:=DATE(VALUE(MID([.C884]; 7; 4)); VALUE(MID([.C884]; 4; 2)); VALUE(MID([.C884]; 1; 2)))" office:value-type="date" office:date-value="2015-07-09" calcext:value-type="date">
            <text:p>07/09/15</text:p>
          </table:table-cell>
          <table:table-cell office:value-type="string" calcext:value-type="string">
            <text:p>  Dubravka Šuica (PPE), <text:s text:c="2"/>napisan. ‒ Podržavam zahtjev za mobilizaciju Europskog fonda za prilagodbu globalizaciji prvenstveno jer se brine za prava radnika te ih jednako tako i unaprjeđuje. EU posjeduje i zakonske i financijske instrumente za suočavanje s posljedicama globalnog tržišta te zbrinjavanje viška radnika i njihove reintegracije u društvo. Takva pomoć bi trebala biti dinamična i brzo dostupna svakome tko je zatraži. </text:p>
          </table:table-cell>
        </table:table-row>
        <table:table-row table:style-name="ro1">
          <table:table-cell office:value-type="string" calcext:value-type="string">
            <text:p>http://www.europarl.europa.eu/doceo/document/CRE-8-2015-09-08-INT-2-163-0000_HR.html</text:p>
          </table:table-cell>
          <table:table-cell office:value-type="string" calcext:value-type="string">
            <text:p><text:s/>ILO Forced Labour Convention: social policy (A8-0243/2015 - Patrick Le Hyaric) HR </text:p>
          </table:table-cell>
          <table:table-cell office:value-type="string" calcext:value-type="string">
            <text:p>08-09-2015</text:p>
          </table:table-cell>
          <table:table-cell table:formula="of:=DATE(VALUE(MID([.C885]; 7; 4)); VALUE(MID([.C885]; 4; 2)); VALUE(MID([.C885]; 1; 2)))" office:value-type="date" office:date-value="2015-09-08" calcext:value-type="date">
            <text:p>09/08/15</text:p>
          </table:table-cell>
          <table:table-cell office:value-type="string" calcext:value-type="string">
            <text:p>  Dubravka Šuica (PPE), <text:s text:c="2"/>napisan. ‒ Podržavam provođenje protokola jednog od osnovnih dokumenata o prevenciji radnog ropstva i adekvatne zaštite radnika. Odredbe protokola jačaju internacionalni i institucionalni pravni okvir tako što poboljšavaju socijalnu sigurnost radnika, kao i sigurnost za vrijeme rada.</text:p>
          </table:table-cell>
        </table:table-row>
        <table:table-row table:style-name="ro1">
          <table:table-cell office:value-type="string" calcext:value-type="string">
            <text:p>http://www.europarl.europa.eu/doceo/document/CRE-8-2015-09-08-INT-2-176-0000_HR.html</text:p>
          </table:table-cell>
          <table:table-cell office:value-type="string" calcext:value-type="string">
            <text:p><text:s/>Request for the waiver of the parliamentary immunity of Janusz Korwin-Mikke (A8-0229/2015 - Evelyn Regner) HR </text:p>
          </table:table-cell>
          <table:table-cell office:value-type="string" calcext:value-type="string">
            <text:p>08-09-2015</text:p>
          </table:table-cell>
          <table:table-cell table:formula="of:=DATE(VALUE(MID([.C886]; 7; 4)); VALUE(MID([.C886]; 4; 2)); VALUE(MID([.C886]; 1; 2)))" office:value-type="date" office:date-value="2015-09-08" calcext:value-type="date">
            <text:p>09/08/15</text:p>
          </table:table-cell>
          <table:table-cell office:value-type="string" calcext:value-type="string">
            <text:p>  Dubravka Šuica (PPE), <text:s text:c="2"/>napisan. ‒ Zastupnik Janusz Korwin-Mikke primjećen je u vožnji prilikom prekoračenja maksimalne dozvoljene brzine na poljskim nacionalnim cestama što je potvrđeno provođenjem zadovoljavajuće policijske istrage i primjenom tehnika prepoznavanja.</text:p>
          </table:table-cell>
        </table:table-row>
        <table:table-row table:style-name="ro1">
          <table:table-cell office:value-type="string" calcext:value-type="string">
            <text:p>http://www.europarl.europa.eu/doceo/document/CRE-8-2015-09-08-INT-2-197-0000_HR.html</text:p>
          </table:table-cell>
          <table:table-cell office:value-type="string" calcext:value-type="string">
            <text:p><text:s/>Correct application of the law on customs and agricultural matters (A8-0234/2015 - Liisa Jaakonsaari) HR </text:p>
          </table:table-cell>
          <table:table-cell office:value-type="string" calcext:value-type="string">
            <text:p>08-09-2015</text:p>
          </table:table-cell>
          <table:table-cell table:formula="of:=DATE(VALUE(MID([.C887]; 7; 4)); VALUE(MID([.C887]; 4; 2)); VALUE(MID([.C887]; 1; 2)))" office:value-type="date" office:date-value="2015-09-08" calcext:value-type="date">
            <text:p>09/08/15</text:p>
          </table:table-cell>
          <table:table-cell office:value-type="string" calcext:value-type="string">
            <text:p>  Dubravka Šuica (PPE), <text:s text:c="2"/>napisan. ‒ Podržavam ovu izmjenu odredbe jer rješava otežavajuće okolnosti koje su način suradnje između država članica i Komisije. Izmjena uredbe omogućava pravilnu primjenu odredbi vezanih za carinska pitanja i poljoprivredna dobra što bi zauzvrat trebalo omogućiti brži transfer podataka potrebnih za kretanje poljoprivrednih dobara kroz carine drugih zemalja bez administrativnih teškoća.</text:p>
          </table:table-cell>
        </table:table-row>
        <table:table-row table:style-name="ro1">
          <table:table-cell office:value-type="string" calcext:value-type="string">
            <text:p>http://www.europarl.europa.eu/doceo/document/CRE-8-2015-09-08-INT-2-228-0000_HR.html</text:p>
          </table:table-cell>
          <table:table-cell office:value-type="string" calcext:value-type="string">
            <text:p><text:s/>Trade in seal products (A8-0186/2015 - Cristian-Silviu Buşoi) HR </text:p>
          </table:table-cell>
          <table:table-cell office:value-type="string" calcext:value-type="string">
            <text:p>08-09-2015</text:p>
          </table:table-cell>
          <table:table-cell table:formula="of:=DATE(VALUE(MID([.C888]; 7; 4)); VALUE(MID([.C888]; 4; 2)); VALUE(MID([.C888]; 1; 2)))" office:value-type="date" office:date-value="2015-09-08" calcext:value-type="date">
            <text:p>09/08/15</text:p>
          </table:table-cell>
          <table:table-cell office:value-type="string" calcext:value-type="string">
            <text:p>  Dubravka Šuica (PPE), <text:s text:c="2"/>napisan. ‒ Podržavam inicijativu da se još jednom temeljito razmotre sve stavke i izmjene Uredbe (EZ) br. 1007/2009 kako bismo pronašli rješenje koje će odgovarati svim autohtonim zajednicama i Inuitima, ali pri tome moramo i paziti na očuvanje vrste te izbjeći bilo koji oblik diskriminacije između zemalja članica. </text:p>
          </table:table-cell>
        </table:table-row>
        <table:table-row table:style-name="ro1">
          <table:table-cell office:value-type="string" calcext:value-type="string">
            <text:p>http://www.europarl.europa.eu/doceo/document/CRE-8-2015-09-08-INT-2-266-0000_HR.html</text:p>
          </table:table-cell>
          <table:table-cell office:value-type="string" calcext:value-type="string">
            <text:p><text:s/>Cloning of animals kept and reproduced for farming purposes (A8-0216/2015 - Giulia Moi, Renate Sommer) HR </text:p>
          </table:table-cell>
          <table:table-cell office:value-type="string" calcext:value-type="string">
            <text:p>08-09-2015</text:p>
          </table:table-cell>
          <table:table-cell table:formula="of:=DATE(VALUE(MID([.C889]; 7; 4)); VALUE(MID([.C889]; 4; 2)); VALUE(MID([.C889]; 1; 2)))" office:value-type="date" office:date-value="2015-09-08" calcext:value-type="date">
            <text:p>09/08/15</text:p>
          </table:table-cell>
          <table:table-cell office:value-type="string" calcext:value-type="string">
            <text:p>  Dubravka Šuica (PPE), <text:s text:c="2"/>napisan. ‒ Podržavam ovo izvješće jer naglašava prvenstveno zdravstvena pitanja. Važno je zaštiti osobe koje mogu eventualno konzumirati neprovjerene mesne proizvode, no i zdravlje i dobrobit životinja obzirom da tehnike kloniranja nisu dovoljno razvijene te u mnogim slučajevima uključuju zlostavljanje životinja. </text:p>
          </table:table-cell>
        </table:table-row>
        <table:table-row table:style-name="ro1">
          <table:table-cell office:value-type="string" calcext:value-type="string">
            <text:p>http://www.europarl.europa.eu/doceo/document/CRE-8-2015-09-08-INT-2-277-0000_HR.html</text:p>
          </table:table-cell>
          <table:table-cell office:value-type="string" calcext:value-type="string">
            <text:p><text:s/>Situation of fundamental rights in the EU (2013-2014) (A8-0230/2015 - Laura Ferrara) HR </text:p>
          </table:table-cell>
          <table:table-cell office:value-type="string" calcext:value-type="string">
            <text:p>08-09-2015</text:p>
          </table:table-cell>
          <table:table-cell table:formula="of:=DATE(VALUE(MID([.C890]; 7; 4)); VALUE(MID([.C890]; 4; 2)); VALUE(MID([.C890]; 1; 2)))" office:value-type="date" office:date-value="2015-09-08" calcext:value-type="date">
            <text:p>09/08/15</text:p>
          </table:table-cell>
          <table:table-cell office:value-type="string" calcext:value-type="string">
            <text:p>  Dubravka Šuica (PPE). <text:s/>– Gospodine predsjedniče, svakako je potrebno nastaviti promicati i jačati zaštitu i cjeloviti razvoj temeljnih prava u skladu s Ugovorima i Poveljom Europske unije o temeljnim pravima. Svi smo svjesni da se posljednjih godina bilježe visoke razine siromaštva i socijalne isključenosti, posebno djece.</text:p>
          </table:table-cell>
        </table:table-row>
        <table:table-row table:style-name="ro1">
          <table:table-cell office:value-type="string" calcext:value-type="string">
            <text:p>http://www.europarl.europa.eu/doceo/document/CRE-8-2015-09-08-INT-2-369-0000_HR.html</text:p>
          </table:table-cell>
          <table:table-cell office:value-type="string" calcext:value-type="string">
            <text:p><text:s/>Human rights and technology in third countries (A8-0178/2015 - Marietje Schaake) HR </text:p>
          </table:table-cell>
          <table:table-cell office:value-type="string" calcext:value-type="string">
            <text:p>08-09-2015</text:p>
          </table:table-cell>
          <table:table-cell table:formula="of:=DATE(VALUE(MID([.C891]; 7; 4)); VALUE(MID([.C891]; 4; 2)); VALUE(MID([.C891]; 1; 2)))" office:value-type="date" office:date-value="2015-09-08" calcext:value-type="date">
            <text:p>09/08/15</text:p>
          </table:table-cell>
          <table:table-cell office:value-type="string" calcext:value-type="string">
            <text:p>  Dubravka Šuica (PPE), <text:s text:c="2"/>napisan. ‒ Podržavam izvješće o „Ljudskim pravima i tehnologiji: utjecaju protuprovalnih i nadzornih sustava na ljudska prava u trećim zemljama”. Tehnologija i pristup internetu omogućuju ljudima da se slobodno izražavaju, međutim, ako se ne koriste u pravilne svrhe mogu biti i alat za kršenje ljudskih prava. </text:p>
          </table:table-cell>
        </table:table-row>
        <table:table-row table:style-name="ro1">
          <table:table-cell office:value-type="string" calcext:value-type="string">
            <text:p>http://www.europarl.europa.eu/doceo/document/CRE-8-2015-09-08-INT-2-395-0000_HR.html</text:p>
          </table:table-cell>
          <table:table-cell office:value-type="string" calcext:value-type="string">
            <text:p><text:s/>Protecting the EU's financial interests: towards performance-based controls of the CAP (A8-0240/2015 - Petri Sarvamaa) HR </text:p>
          </table:table-cell>
          <table:table-cell office:value-type="string" calcext:value-type="string">
            <text:p>08-09-2015</text:p>
          </table:table-cell>
          <table:table-cell table:formula="of:=DATE(VALUE(MID([.C892]; 7; 4)); VALUE(MID([.C892]; 4; 2)); VALUE(MID([.C892]; 1; 2)))" office:value-type="date" office:date-value="2015-09-08" calcext:value-type="date">
            <text:p>09/08/15</text:p>
          </table:table-cell>
          <table:table-cell office:value-type="string" calcext:value-type="string">
            <text:p>  Dubravka Šuica (PPE), <text:s text:c="2"/>napisan. ‒ Podržavam ovo izvješće, jer uzima u obzir sve dijelove Zajedničke poljoprivredne politike te prokazuje nedostatke u uvođenju te politike unutar zemalja EU-a. Trenutačne inovacije unutar te grane gospodarstva zahtijevaju agilniju poljoprivrednu politiku koju zemlje EU-a, uz minimalnu suglasnost, mogu provesti u kratkom roku. </text:p>
          </table:table-cell>
        </table:table-row>
        <table:table-row table:style-name="ro1">
          <table:table-cell office:value-type="string" calcext:value-type="string">
            <text:p>http://www.europarl.europa.eu/doceo/document/CRE-8-2015-09-08-INT-2-404-0000_HR.html</text:p>
          </table:table-cell>
          <table:table-cell office:value-type="string" calcext:value-type="string">
            <text:p><text:s/>Family businesses in Europe (A8-0223/2015 - Angelika Niebler) HR </text:p>
          </table:table-cell>
          <table:table-cell office:value-type="string" calcext:value-type="string">
            <text:p>08-09-2015</text:p>
          </table:table-cell>
          <table:table-cell table:formula="of:=DATE(VALUE(MID([.C893]; 7; 4)); VALUE(MID([.C893]; 4; 2)); VALUE(MID([.C893]; 1; 2)))" office:value-type="date" office:date-value="2015-09-08" calcext:value-type="date">
            <text:p>09/08/15</text:p>
          </table:table-cell>
          <table:table-cell office:value-type="string" calcext:value-type="string">
            <text:p>  Dubravka Šuica (PPE). <text:s/>– Gospodine predsjedniče, podržala sam ovo izvješće gospođe Niebler o obiteljskim poduzećima u Europi budući da živimo u vremenima kada je potrebno pokrenuti gospodarstvo, a time i smanjiti ogromne brojke nezaposlenih među kojima je najviše mladih.</text:p>
          </table:table-cell>
        </table:table-row>
        <table:table-row table:style-name="ro1">
          <table:table-cell office:value-type="string" calcext:value-type="string">
            <text:p>http://www.europarl.europa.eu/doceo/document/CRE-8-2015-09-08-INT-2-438-0000_HR.html</text:p>
          </table:table-cell>
          <table:table-cell office:value-type="string" calcext:value-type="string">
            <text:p><text:s/>Research and innovation in the blue economy to create jobs and growth (A8-0214/2015 - João Ferreira) HR </text:p>
          </table:table-cell>
          <table:table-cell office:value-type="string" calcext:value-type="string">
            <text:p>08-09-2015</text:p>
          </table:table-cell>
          <table:table-cell table:formula="of:=DATE(VALUE(MID([.C894]; 7; 4)); VALUE(MID([.C894]; 4; 2)); VALUE(MID([.C894]; 1; 2)))" office:value-type="date" office:date-value="2015-09-08" calcext:value-type="date">
            <text:p>09/08/15</text:p>
          </table:table-cell>
          <table:table-cell office:value-type="string" calcext:value-type="string">
            <text:p>  Dubravka Šuica (PPE). <text:s/>– Gospodine predsjedniče, u ovim izazovnim vremenima za europsko gospodarstvo, more i obala važan su pokretač gospodarstva, pa je potrebno poraditi na inovacijama u plavom gospodarstvu koje predstavlja ogroman potencijal za nova radna mjesta i općenito za gospodarski rast.</text:p>
          </table:table-cell>
        </table:table-row>
        <table:table-row table:style-name="ro1">
          <table:table-cell office:value-type="string" calcext:value-type="string">
            <text:p>http://www.europarl.europa.eu/doceo/document/CRE-8-2015-09-08-INT-2-463-0000_HR.html</text:p>
          </table:table-cell>
          <table:table-cell office:value-type="string" calcext:value-type="string">
            <text:p><text:s/>Promoting youth entrepreneurship through education and training (A8-0239/2015 - Michaela Šojdrová) HR </text:p>
          </table:table-cell>
          <table:table-cell office:value-type="string" calcext:value-type="string">
            <text:p>08-09-2015</text:p>
          </table:table-cell>
          <table:table-cell table:formula="of:=DATE(VALUE(MID([.C895]; 7; 4)); VALUE(MID([.C895]; 4; 2)); VALUE(MID([.C895]; 1; 2)))" office:value-type="date" office:date-value="2015-09-08" calcext:value-type="date">
            <text:p>09/08/15</text:p>
          </table:table-cell>
          <table:table-cell office:value-type="string" calcext:value-type="string">
            <text:p>  Dubravka Šuica (PPE). <text:s/>– Gospodine predsjedniče, podržala sam ovo izvješće, jer poduzetništvo mladih treba biti važan dio političke strategije kako bismo pomogli mladim generacijama koje su suočene s velikom nezaposlenošću i nemogućnošću profesionalnog ostvarivanja. Problem nezaposlenosti mladih generira puno veće probleme poput povećanog siromaštva i socijalne isključenosti.</text:p>
          </table:table-cell>
        </table:table-row>
        <table:table-row table:style-name="ro1">
          <table:table-cell office:value-type="string" calcext:value-type="string">
            <text:p>http://www.europarl.europa.eu/doceo/document/CRE-8-2015-09-08-INT-2-504-0000_HR.html</text:p>
          </table:table-cell>
          <table:table-cell office:value-type="string" calcext:value-type="string">
            <text:p><text:s/>Towards an integrated approach to cultural heritage for Europe (A8-0207/2015 - Mircea Diaconu) HR </text:p>
          </table:table-cell>
          <table:table-cell office:value-type="string" calcext:value-type="string">
            <text:p>08-09-2015</text:p>
          </table:table-cell>
          <table:table-cell table:formula="of:=DATE(VALUE(MID([.C896]; 7; 4)); VALUE(MID([.C896]; 4; 2)); VALUE(MID([.C896]; 1; 2)))" office:value-type="date" office:date-value="2015-09-08" calcext:value-type="date">
            <text:p>09/08/15</text:p>
          </table:table-cell>
          <table:table-cell office:value-type="string" calcext:value-type="string">
            <text:p>  Dubravka Šuica (PPE). <text:s/>– Gospodine predsjedniče, ovo je malo drugačija tema, ali podržala sam ovo izvješće jer činjenica je da smo svjesni da ne postoji integrirani pristup kulturnoj baštini, a znamo da Europska unija ima sredstva za kulturnu baštinu koja su dostupna kroz programe Kreativne Europe, Obzor 2020, kroz Europski regionalni fond i ostale.</text:p>
          </table:table-cell>
        </table:table-row>
        <table:table-row table:style-name="ro1">
          <table:table-cell office:value-type="string" calcext:value-type="string">
            <text:p>http://www.europarl.europa.eu/doceo/document/CRE-8-2015-09-08-INT-2-545-0000_HR.html</text:p>
          </table:table-cell>
          <table:table-cell office:value-type="string" calcext:value-type="string">
            <text:p><text:s/>Follow up to the European citizens' initiative Right2Water (A8-0228/2015 - Lynn Boylan) HR </text:p>
          </table:table-cell>
          <table:table-cell office:value-type="string" calcext:value-type="string">
            <text:p>08-09-2015</text:p>
          </table:table-cell>
          <table:table-cell table:formula="of:=DATE(VALUE(MID([.C897]; 7; 4)); VALUE(MID([.C897]; 4; 2)); VALUE(MID([.C897]; 1; 2)))" office:value-type="date" office:date-value="2015-09-08" calcext:value-type="date">
            <text:p>09/08/15</text:p>
          </table:table-cell>
          <table:table-cell office:value-type="string" calcext:value-type="string">
            <text:p>  Dubravka Šuica (PPE). <text:s/>– Gospodine predsjedniče, ova inicijativa je vrlo uspješna europska građanska inicijativa koja je diljem zemalja članica generirala veliki interes javnosti s impresivnom brojkom od više od 1 600 000 potpisa, a kasnije se nastavio broj potpisa i dosegao gotovo 1,9 milijuna, odnosno gotovo 2 milijuna potpisa.</text:p>
          </table:table-cell>
        </table:table-row>
        <table:table-row table:style-name="ro1">
          <table:table-cell office:value-type="string" calcext:value-type="string">
            <text:p>http://www.europarl.europa.eu/doceo/document/CRE-8-2015-09-09-INT-3-169-0968_HR.html</text:p>
          </table:table-cell>
          <table:table-cell office:value-type="string" calcext:value-type="string">
            <text:p><text:s/>Proposal to change the name of the Delegation for Relations with the Palestinian Legislative Council to the Delegation for Relations with Palestine HR </text:p>
          </table:table-cell>
          <table:table-cell office:value-type="string" calcext:value-type="string">
            <text:p>09-09-2015</text:p>
          </table:table-cell>
          <table:table-cell table:formula="of:=DATE(VALUE(MID([.C898]; 7; 4)); VALUE(MID([.C898]; 4; 2)); VALUE(MID([.C898]; 1; 2)))" office:value-type="date" office:date-value="2015-09-09" calcext:value-type="date">
            <text:p>09/09/15</text:p>
          </table:table-cell>
          <table:table-cell office:value-type="string" calcext:value-type="string">
            <text:p>  Dubravka Šuica (PPE), <text:s text:c="2"/>napisan. ‒ Iščitavajući prethodne sporazume s palestinskim izaslanstvom, pojedine grupe unutar Parlamenta smatrale su prikladnim predložiti promjenu imena Vijeća za palestinska zakonodavna pitanja. Smatram da je takav potez jednostran i brzoplet. Odbor za vanjske poslove Europske pučke stranke nije imao dovoljno vremena kako bi raspravio o eventualnim posljedicama ove odluke u dinamičnom svijetu vanjskih odnosa i interakcije među državama. </text:p>
          </table:table-cell>
        </table:table-row>
        <table:table-row table:style-name="ro1">
          <table:table-cell office:value-type="string" calcext:value-type="string">
            <text:p>http://www.europarl.europa.eu/doceo/document/CRE-8-2015-09-09-INT-3-191-0000_HR.html</text:p>
          </table:table-cell>
          <table:table-cell office:value-type="string" calcext:value-type="string">
            <text:p><text:s/>Fisheries partnership agreement with Guinea-Bissau: fishing opportunities and financial contribution (recommendation) (A8-0233/2015 - João Ferreira) HR </text:p>
          </table:table-cell>
          <table:table-cell office:value-type="string" calcext:value-type="string">
            <text:p>09-09-2015</text:p>
          </table:table-cell>
          <table:table-cell table:formula="of:=DATE(VALUE(MID([.C899]; 7; 4)); VALUE(MID([.C899]; 4; 2)); VALUE(MID([.C899]; 1; 2)))" office:value-type="date" office:date-value="2015-09-09" calcext:value-type="date">
            <text:p>09/09/15</text:p>
          </table:table-cell>
          <table:table-cell office:value-type="string" calcext:value-type="string">
            <text:p>  Dubravka Šuica (PPE), <text:s text:c="2"/>napisan. ‒ Podržavam ovo izvješće čiji protokol omogućuje ribolov unutar morskih granica republike Gvineje Bisau čime se brodovima europskih zemalja osigurava pristup višku ribolovnog potencijala navedene republike. Protokol također naglašava institucionalni pristup ribolovu, odnosno suvremeno i svevremeno praćenje podataka o količinama i brojkama ulovljenih riba čime će se osim reguliranja ulova osnažiti i administrativne mogućnosti Gvineje Bisau te povećati financijski prosperitet za obje dogovorene strane zbog čega ga smatram uzajamno korisnim. </text:p>
          </table:table-cell>
        </table:table-row>
        <table:table-row table:style-name="ro1">
          <table:table-cell office:value-type="string" calcext:value-type="string">
            <text:p>http://www.europarl.europa.eu/doceo/document/CRE-8-2015-09-09-INT-3-205-0000_HR.html</text:p>
          </table:table-cell>
          <table:table-cell office:value-type="string" calcext:value-type="string">
            <text:p><text:s/>Fisheries partnership agreement with Guinea-Bissau: fishing opportunities and financial contribution (report) (A8-0236/2015 - João Ferreira) HR </text:p>
          </table:table-cell>
          <table:table-cell office:value-type="string" calcext:value-type="string">
            <text:p>09-09-2015</text:p>
          </table:table-cell>
          <table:table-cell table:formula="of:=DATE(VALUE(MID([.C900]; 7; 4)); VALUE(MID([.C900]; 4; 2)); VALUE(MID([.C900]; 1; 2)))" office:value-type="date" office:date-value="2015-09-09" calcext:value-type="date">
            <text:p>09/09/15</text:p>
          </table:table-cell>
          <table:table-cell office:value-type="string" calcext:value-type="string">
            <text:p>  Dubravka Šuica (PPE), <text:s text:c="2"/>napisan. ‒ Izvješće je orijentirano na pomoć i prikladnu obuku ribara Gvineje Bisau te osnaživanju institucionalnog kapaciteta kao i sektorskih politika, izjednačavanju pristupa ovoj poljoprivrednoj grani za oba spola te prevenciji ilegalnog i neovlaštenog ribolova unutar određenih granica. </text:p>
          </table:table-cell>
        </table:table-row>
        <table:table-row table:style-name="ro1">
          <table:table-cell office:value-type="string" calcext:value-type="string">
            <text:p>http://www.europarl.europa.eu/doceo/document/CRE-8-2015-09-09-INT-3-229-0000_HR.html</text:p>
          </table:table-cell>
          <table:table-cell office:value-type="string" calcext:value-type="string">
            <text:p><text:s/>Fisheries partnership agreement with Cape Verde: fishing opportunities and financial contribution (recommendation) (A8-0201/2015 - Peter van Dalen) HR </text:p>
          </table:table-cell>
          <table:table-cell office:value-type="string" calcext:value-type="string">
            <text:p>09-09-2015</text:p>
          </table:table-cell>
          <table:table-cell table:formula="of:=DATE(VALUE(MID([.C901]; 7; 4)); VALUE(MID([.C901]; 4; 2)); VALUE(MID([.C901]; 1; 2)))" office:value-type="date" office:date-value="2015-09-09" calcext:value-type="date">
            <text:p>09/09/15</text:p>
          </table:table-cell>
          <table:table-cell office:value-type="string" calcext:value-type="string">
            <text:p>   <text:s/>Dubravka Šuica (PPE), napisan. - Podržavam ovo izvješće jer jasno naglašava važnost regulacije odnosa na znanstvenom, trgovinskom i ekonomskom planu između Europske unije i Zelenortske Republike. Izvješće jasno prati smjernice koje je postavila zajednička politika Europske unije za ribarstvo (CFP) te se također obvezuje slijediti preporuke Odbora za očuvanje tuna iz Atlantskog oceana(ICCAT). </text:p>
          </table:table-cell>
        </table:table-row>
        <table:table-row table:style-name="ro1">
          <table:table-cell office:value-type="string" calcext:value-type="string">
            <text:p>http://www.europarl.europa.eu/doceo/document/CRE-8-2015-09-09-INT-3-268-0000_HR.html</text:p>
          </table:table-cell>
          <table:table-cell office:value-type="string" calcext:value-type="string">
            <text:p><text:s/>Fisheries partnership agreement with Madagascar: fishing opportunities and financial contribution (A8-0196/2015 - Ricardo Serrão Santos) HR </text:p>
          </table:table-cell>
          <table:table-cell office:value-type="string" calcext:value-type="string">
            <text:p>09-09-2015</text:p>
          </table:table-cell>
          <table:table-cell table:formula="of:=DATE(VALUE(MID([.C902]; 7; 4)); VALUE(MID([.C902]; 4; 2)); VALUE(MID([.C902]; 1; 2)))" office:value-type="date" office:date-value="2015-09-09" calcext:value-type="date">
            <text:p>09/09/15</text:p>
          </table:table-cell>
          <table:table-cell office:value-type="string" calcext:value-type="string">
            <text:p>  Dubravka Šuica (PPE), <text:s text:c="2"/>napisan. ‒ Činjenica jest da je područje Madagaskara udaljeno od područja i teritorija Europske unije te je stoga bitno jasno uspostaviti okvire za suradnju te iskorištavanje viška ribolovnog potencijala. Između ostalog, zbog udaljenosti teritorija, bitno je uspostaviti i jasne organe nadgledanja provedbe odluka donesenih u ovom izvješću kao i onih donesenih u Partnerskom ugovoru o ribarstvu između Europske unije i Madagaskara te prvenstveno uspostaviti zajednički odbor kako bi se valjano nadgledao rad eventualnih institucija koje bi funkcionirale na područjima voda Madagaskara. </text:p>
          </table:table-cell>
        </table:table-row>
        <table:table-row table:style-name="ro1">
          <table:table-cell office:value-type="string" calcext:value-type="string">
            <text:p>http://www.europarl.europa.eu/doceo/document/CRE-8-2015-09-09-INT-3-285-0000_HR.html</text:p>
          </table:table-cell>
          <table:table-cell office:value-type="string" calcext:value-type="string">
            <text:p><text:s/>Protocol amending the Marrakesh agreement establishing the World Trade Organization (A8-0237/2015 - Pablo Zalba Bidegain) HR </text:p>
          </table:table-cell>
          <table:table-cell office:value-type="string" calcext:value-type="string">
            <text:p>09-09-2015</text:p>
          </table:table-cell>
          <table:table-cell table:formula="of:=DATE(VALUE(MID([.C903]; 7; 4)); VALUE(MID([.C903]; 4; 2)); VALUE(MID([.C903]; 1; 2)))" office:value-type="date" office:date-value="2015-09-09" calcext:value-type="date">
            <text:p>09/09/15</text:p>
          </table:table-cell>
          <table:table-cell office:value-type="string" calcext:value-type="string">
            <text:p>  Dubravka Šuica (PPE), <text:s text:c="2"/>napisan. ‒ Izvješće naglašava važnost odredbi donesenih u paketu mjera za vrijeme devete ministarske konferencije Svjetske trgovinske organizacije u Baliju. Kroz takozvani paket mjera izvješće potiče nesmetan razvoj međunarodne trgovine.</text:p>
          </table:table-cell>
        </table:table-row>
        <table:table-row table:style-name="ro1">
          <table:table-cell office:value-type="string" calcext:value-type="string">
            <text:p>http://www.europarl.europa.eu/doceo/document/CRE-8-2015-09-09-INT-3-302-0000_HR.html</text:p>
          </table:table-cell>
          <table:table-cell office:value-type="string" calcext:value-type="string">
            <text:p><text:s/>Protocol amending the Marrakesh agreement establishing the World Trade Organization (Trade facilitation agreement) (A8-0238/2015 - Pablo Zalba Bidegain) HR </text:p>
          </table:table-cell>
          <table:table-cell office:value-type="string" calcext:value-type="string">
            <text:p>09-09-2015</text:p>
          </table:table-cell>
          <table:table-cell table:formula="of:=DATE(VALUE(MID([.C904]; 7; 4)); VALUE(MID([.C904]; 4; 2)); VALUE(MID([.C904]; 1; 2)))" office:value-type="date" office:date-value="2015-09-09" calcext:value-type="date">
            <text:p>09/09/15</text:p>
          </table:table-cell>
          <table:table-cell office:value-type="string" calcext:value-type="string">
            <text:p>  Dubravka Šuica (PPE), <text:s text:c="2"/>napisan. ‒ Provedbom ovog izvješća smanjili bi se troškovi, posebice liberalizacijom carinskih režima i olakšavanjem trgovine među zemljama različite ekonomske uspješnosti. Izvješće je osobito usmjereno na zemlje u razvoju i nerazvijene zemlje. Izvješće također podržava paket mjera donesenih u Baliju tijekom devete ministarske konferencije Svjetske trgovinske organizacije.</text:p>
          </table:table-cell>
        </table:table-row>
        <table:table-row table:style-name="ro1">
          <table:table-cell office:value-type="string" calcext:value-type="string">
            <text:p>http://www.europarl.europa.eu/doceo/document/CRE-8-2015-09-09-INT-3-318-0000_HR.html</text:p>
          </table:table-cell>
          <table:table-cell office:value-type="string" calcext:value-type="string">
            <text:p><text:s/>Authorisation for Austria, Belgium and Poland to ratify, or to accede to, the Convention on the contract for the carriage of goods by inland waterways (CMNI) (A8-0231/2015 - Pavel Svoboda) HR </text:p>
          </table:table-cell>
          <table:table-cell office:value-type="string" calcext:value-type="string">
            <text:p>09-09-2015</text:p>
          </table:table-cell>
          <table:table-cell table:formula="of:=DATE(VALUE(MID([.C905]; 7; 4)); VALUE(MID([.C905]; 4; 2)); VALUE(MID([.C905]; 1; 2)))" office:value-type="date" office:date-value="2015-09-09" calcext:value-type="date">
            <text:p>09/09/15</text:p>
          </table:table-cell>
          <table:table-cell office:value-type="string" calcext:value-type="string">
            <text:p>  Dubravka Šuica (PPE), <text:s text:c="2"/>napisan. ‒ Podržavam preporuku koja omogućuje što skoriju ratifikaciju već dogovorenih ugovora o prijevozu robe unutarnjim vodnim putovima s obzirom na to da je temeljna za što veću potporu projektu razvijanja područja oko rijeke Dunav. Ovom projektu imaju pristup i neke države koje nisu članice Europske unije.</text:p>
          </table:table-cell>
        </table:table-row>
        <table:table-row table:style-name="ro1">
          <table:table-cell office:value-type="string" calcext:value-type="string">
            <text:p>http://www.europarl.europa.eu/doceo/document/CRE-8-2015-09-09-INT-3-362-0000_HR.html</text:p>
          </table:table-cell>
          <table:table-cell office:value-type="string" calcext:value-type="string">
            <text:p><text:s/>Provisional measures in the area of international protection for the benefit of Italy and Greece (A8-0245/2015 - Ska Keller) HR </text:p>
          </table:table-cell>
          <table:table-cell office:value-type="string" calcext:value-type="string">
            <text:p>09-09-2015</text:p>
          </table:table-cell>
          <table:table-cell table:formula="of:=DATE(VALUE(MID([.C906]; 7; 4)); VALUE(MID([.C906]; 4; 2)); VALUE(MID([.C906]; 1; 2)))" office:value-type="date" office:date-value="2015-09-09" calcext:value-type="date">
            <text:p>09/09/15</text:p>
          </table:table-cell>
          <table:table-cell office:value-type="string" calcext:value-type="string">
            <text:p>  Dubravka Šuica (PPE), <text:s text:c="2"/>napisan. ‒ Podržavam ovo izvješće kako bi se u konačnici donijela odluka kojom bi se pomoglo našim državama članicama da se jednostavnije i lakše nose s problemom prihvata migranata. </text:p>
          </table:table-cell>
        </table:table-row>
        <table:table-row table:style-name="ro1">
          <table:table-cell office:value-type="string" calcext:value-type="string">
            <text:p>http://www.europarl.europa.eu/doceo/document/CRE-8-2015-09-09-INT-3-406-0000_HR.html</text:p>
          </table:table-cell>
          <table:table-cell office:value-type="string" calcext:value-type="string">
            <text:p><text:s/>Urban dimension of EU policies (A8-0218/2015 - Kerstin Westphal) HR </text:p>
          </table:table-cell>
          <table:table-cell office:value-type="string" calcext:value-type="string">
            <text:p>09-09-2015</text:p>
          </table:table-cell>
          <table:table-cell table:formula="of:=DATE(VALUE(MID([.C907]; 7; 4)); VALUE(MID([.C907]; 4; 2)); VALUE(MID([.C907]; 1; 2)))" office:value-type="date" office:date-value="2015-09-09" calcext:value-type="date">
            <text:p>09/09/15</text:p>
          </table:table-cell>
          <table:table-cell office:value-type="string" calcext:value-type="string">
            <text:p>  Dubravka Šuica (PPE), <text:s text:c="2"/>napisan. ‒ Činjenica jest da se većina poslova i djelatnosti odvija u gradovima. U skladu s tim, potrebna je i suvremenija politika Europske unije kako bi se uhvatilo u koštac s eventualnim problemima s kojima se gradovi suočavaju. Podržavam inicijativu koja se tiče urbane dimenzije europskih gradova. </text:p>
          </table:table-cell>
        </table:table-row>
        <table:table-row table:style-name="ro1">
          <table:table-cell office:value-type="string" calcext:value-type="string">
            <text:p>http://www.europarl.europa.eu/doceo/document/CRE-8-2015-09-10-INT-4-280-0851_HR.html</text:p>
          </table:table-cell>
          <table:table-cell office:value-type="string" calcext:value-type="string">
            <text:p><text:s/>Investment for jobs and growth: promoting economic, social and territorial cohesion in the EU (A8-0173/2015 - Tamás Deutsch) HR </text:p>
          </table:table-cell>
          <table:table-cell office:value-type="string" calcext:value-type="string">
            <text:p>10-09-2015</text:p>
          </table:table-cell>
          <table:table-cell table:formula="of:=DATE(VALUE(MID([.C908]; 7; 4)); VALUE(MID([.C908]; 4; 2)); VALUE(MID([.C908]; 1; 2)))" office:value-type="date" office:date-value="2015-09-10" calcext:value-type="date">
            <text:p>09/10/15</text:p>
          </table:table-cell>
          <table:table-cell office:value-type="string" calcext:value-type="string">
            <text:p>  Dubravka Šuica (PPE), <text:s text:c="2"/>napisan. ‒ Očigledan uspjeh kohezijske politike i njenih fondova vidljiv je na brojnim primjerima predstavljenima u ovom izvješću. Adekvatna raspodjela fondova omogućila je napredak u nekim zemljama članicama još dok su se borile s recesijom. </text:p>
          </table:table-cell>
        </table:table-row>
        <table:table-row table:style-name="ro1">
          <table:table-cell office:value-type="string" calcext:value-type="string">
            <text:p>http://www.europarl.europa.eu/doceo/document/CRE-8-2015-09-10-INT-4-295-0861_HR.html</text:p>
          </table:table-cell>
          <table:table-cell office:value-type="string" calcext:value-type="string">
            <text:p><text:s/>Assessment of the 2012 European Year for active ageing and solidarity between generations (A8-0241/2015 - Eduard Kukan) HR </text:p>
          </table:table-cell>
          <table:table-cell office:value-type="string" calcext:value-type="string">
            <text:p>10-09-2015</text:p>
          </table:table-cell>
          <table:table-cell table:formula="of:=DATE(VALUE(MID([.C909]; 7; 4)); VALUE(MID([.C909]; 4; 2)); VALUE(MID([.C909]; 1; 2)))" office:value-type="date" office:date-value="2015-09-10" calcext:value-type="date">
            <text:p>09/10/15</text:p>
          </table:table-cell>
          <table:table-cell office:value-type="string" calcext:value-type="string">
            <text:p>  Dubravka Šuica (PPE), <text:s text:c="2"/>napisan. ‒ Svjesni činjenice da stanovništvo ubrzano stari, naglašavamo ovo izvješće kao vrlo bitno zbog pravovremene reakcije na izdavanje smjernica te kako bi se stanovništvo adekvatno borilo sa svim eventualnim poteškoćama koje starija dob nosi. </text:p>
          </table:table-cell>
        </table:table-row>
        <table:table-row table:style-name="ro1">
          <table:table-cell office:value-type="string" calcext:value-type="string">
            <text:p>http://www.europarl.europa.eu/doceo/document/CRE-8-2015-09-10-INT-4-299-0933_HR.html</text:p>
          </table:table-cell>
          <table:table-cell office:value-type="string" calcext:value-type="string">
            <text:p><text:s/>Implementation of the 2011 White paper on transport (A8-0246/2015 - Wim van de Camp) HR </text:p>
          </table:table-cell>
          <table:table-cell office:value-type="string" calcext:value-type="string">
            <text:p>10-09-2015</text:p>
          </table:table-cell>
          <table:table-cell table:formula="of:=DATE(VALUE(MID([.C910]; 7; 4)); VALUE(MID([.C910]; 4; 2)); VALUE(MID([.C910]; 1; 2)))" office:value-type="date" office:date-value="2015-09-10" calcext:value-type="date">
            <text:p>09/10/15</text:p>
          </table:table-cell>
          <table:table-cell office:value-type="string" calcext:value-type="string">
            <text:p>  Dubravka Šuica (PPE), <text:s text:c="2"/>napisan. ‒ Držeći da je promet vrlo produktivna, svrsishodna i reprezentativna grana koja reflektira snagu europskih politika, bitno je unaprijed omogućiti potrebne promjene i nadogradnju nacionalnog i međunacionalnog sustava cesta, prije nego što europske prometnice postanu zastarjele.</text:p>
          </table:table-cell>
        </table:table-row>
        <table:table-row table:style-name="ro1">
          <table:table-cell office:value-type="string" calcext:value-type="string">
            <text:p>http://www.europarl.europa.eu/doceo/document/CRE-8-2015-09-10-INT-4-313-0962_HR.html</text:p>
          </table:table-cell>
          <table:table-cell office:value-type="string" calcext:value-type="string">
            <text:p><text:s/>Women's careers in science and university (A8-0235/2015 - Elissavet Vozemberg) HR </text:p>
          </table:table-cell>
          <table:table-cell office:value-type="string" calcext:value-type="string">
            <text:p>10-09-2015</text:p>
          </table:table-cell>
          <table:table-cell table:formula="of:=DATE(VALUE(MID([.C911]; 7; 4)); VALUE(MID([.C911]; 4; 2)); VALUE(MID([.C911]; 1; 2)))" office:value-type="date" office:date-value="2015-09-10" calcext:value-type="date">
            <text:p>09/10/15</text:p>
          </table:table-cell>
          <table:table-cell office:value-type="string" calcext:value-type="string">
            <text:p>  Dubravka Šuica (PPE), <text:s text:c="2"/>napisan. ‒ Podržavam ovo izvješće jer smatram da je od iznimne važnosti promicanje rodne jednakosti u znanosti. Budući da je upravo znanost od ključne važnosti za europsko gospodarstvo, potrebni su joj timovi znanstvenika sposobnih za istraživanja koja su neophodna za povećanje produktivnosti i konkurentnosti. </text:p>
          </table:table-cell>
        </table:table-row>
        <table:table-row table:style-name="ro1">
          <table:table-cell office:value-type="string" calcext:value-type="string">
            <text:p>http://www.europarl.europa.eu/doceo/document/CRE-8-2015-09-10-INT-4-325-0918_HR.html</text:p>
          </table:table-cell>
          <table:table-cell office:value-type="string" calcext:value-type="string">
            <text:p><text:s/>EEA-Switzerland: Obstacles with regard to the full implementation of the internal market (A8-0244/2015 - Andreas Schwab) HR </text:p>
          </table:table-cell>
          <table:table-cell office:value-type="string" calcext:value-type="string">
            <text:p>10-09-2015</text:p>
          </table:table-cell>
          <table:table-cell table:formula="of:=DATE(VALUE(MID([.C912]; 7; 4)); VALUE(MID([.C912]; 4; 2)); VALUE(MID([.C912]; 1; 2)))" office:value-type="date" office:date-value="2015-09-10" calcext:value-type="date">
            <text:p>09/10/15</text:p>
          </table:table-cell>
          <table:table-cell office:value-type="string" calcext:value-type="string">
            <text:p>  Dubravka Šuica (PPE), <text:s text:c="2"/>napisan. ‒ Podržavam izvješće koje kontrolira provođenje propisa iz sporazuma o Europskom gospodarskom prostoru. Izvješće je prvenstveno usmjereno na Švicarsku, no obuhvaća i ostale zemlje iz sporazuma o Europskom gospodarskom prostoru. Nakon što je Švicarska jednostrano provela sporni referendum o useljeničkim kvotama, postalo je jasno kako se istim krše odredbe iz bilateralnih sporazuma s EU-om.</text:p>
          </table:table-cell>
        </table:table-row>
        <table:table-row table:style-name="ro1">
          <table:table-cell office:value-type="string" calcext:value-type="string">
            <text:p>http://www.europarl.europa.eu/doceo/document/CRE-8-2015-09-10-INT-4-348-0796_HR.html</text:p>
          </table:table-cell>
          <table:table-cell office:value-type="string" calcext:value-type="string">
            <text:p><text:s/>Migration and refugees in Europe (RC-B8-0832/2015, B8-0832/2015, B8-0833/2015, B8-0834/2015, B8-0835/2015, B8-0837/2015, B8-0838/2015, B8-0842/2015) HR </text:p>
          </table:table-cell>
          <table:table-cell office:value-type="string" calcext:value-type="string">
            <text:p>10-09-2015</text:p>
          </table:table-cell>
          <table:table-cell table:formula="of:=DATE(VALUE(MID([.C913]; 7; 4)); VALUE(MID([.C913]; 4; 2)); VALUE(MID([.C913]; 1; 2)))" office:value-type="date" office:date-value="2015-09-10" calcext:value-type="date">
            <text:p>09/10/15</text:p>
          </table:table-cell>
          <table:table-cell office:value-type="string" calcext:value-type="string">
            <text:p>  Dubravka Šuica (PPE), <text:s text:c="2"/>napisan. ‒ Podržavamo stvaranje rezolucije kojom bi se u skorije vrijeme riješilo tekuće pitanje prihvata izbjeglica, njihovog smještaja te osiguravanja dostojnih uvjeta za život svim ljudima koji u Europi vide sklonište i spas. Pitanje migracije ponovno testira sposobnost Europske unije da se izbori s problemima koja zahtijevaju brza, trenutna rješenja. </text:p>
          </table:table-cell>
        </table:table-row>
        <table:table-row table:style-name="ro1">
          <table:table-cell office:value-type="string" calcext:value-type="string">
            <text:p>http://www.europarl.europa.eu/doceo/document/CRE-8-2015-09-10-INT-4-356-0656_HR.html</text:p>
          </table:table-cell>
          <table:table-cell office:value-type="string" calcext:value-type="string">
            <text:p><text:s/>The EU's role in the Middle East peace process (RC-B8-0836/2015, B8-0836/2015, B8-0839/2015, B8-0840/2015, B8-0841/2015, B8-0843/2015, B8-0844/2015) HR </text:p>
          </table:table-cell>
          <table:table-cell office:value-type="string" calcext:value-type="string">
            <text:p>10-09-2015</text:p>
          </table:table-cell>
          <table:table-cell table:formula="of:=DATE(VALUE(MID([.C914]; 7; 4)); VALUE(MID([.C914]; 4; 2)); VALUE(MID([.C914]; 1; 2)))" office:value-type="date" office:date-value="2015-09-10" calcext:value-type="date">
            <text:p>09/10/15</text:p>
          </table:table-cell>
          <table:table-cell office:value-type="string" calcext:value-type="string">
            <text:p>  Dubravka Šuica (PPE), <text:s text:c="2"/>napisan. ‒ Procesi mira na Bliskom istoku narušeni su, unatoč ogromnim naporima koje ulaže međunarodna zajednica predvođena Europskom unijom. No ti napori ne smiju prestati. Ne postoji alternativa izravnim pregovorima i suradnji među suprostavljenim stranama, a EU mora biti pokretač tih pregovora. Europska unija i u budućnosti mora biti stabilizator odnosa i neutralni faktor s interesom uspostavljanja podloge za mirovne procese. </text:p>
          </table:table-cell>
        </table:table-row>
        <table:table-row table:style-name="ro1">
          <table:table-cell office:value-type="string" calcext:value-type="string">
            <text:p>http://www.europarl.europa.eu/doceo/document/CRE-8-2015-09-10-INT-4-364-0375_HR.html</text:p>
          </table:table-cell>
          <table:table-cell office:value-type="string" calcext:value-type="string">
            <text:p><text:s/>Situation in Belarus (RC-B8-0866/2015, B8-0866/2015, B8-0872/2015, B8-0874/2015, B8-0876/2015, B8-0878/2015, B8-0879/2015, B8-0880/2015) HR </text:p>
          </table:table-cell>
          <table:table-cell office:value-type="string" calcext:value-type="string">
            <text:p>10-09-2015</text:p>
          </table:table-cell>
          <table:table-cell table:formula="of:=DATE(VALUE(MID([.C915]; 7; 4)); VALUE(MID([.C915]; 4; 2)); VALUE(MID([.C915]; 1; 2)))" office:value-type="date" office:date-value="2015-09-10" calcext:value-type="date">
            <text:p>09/10/15</text:p>
          </table:table-cell>
          <table:table-cell office:value-type="string" calcext:value-type="string">
            <text:p>  Dubravka Šuica (PPE), <text:s text:c="2"/>napisan. ‒ Podržavam prijedlog rezolucije kojom se naglašava stanje temeljnih ljudskih prava u Republici Bjelorusiji u skladu s izvješćem Visoke predstavnice Unije za vanjske poslove i sigurnosnu politiku. Obzirom da ova država i dalje ostaje jedina diktatura na prostoru Europe, kao i jedina država koja još uvijek provodi smrtnu kaznu, pozdravljam rezoluciju koja potiče veći angažman država i institucija EU-a prema Bjelorusiji. </text:p>
          </table:table-cell>
        </table:table-row>
        <table:table-row table:style-name="ro1">
          <table:table-cell office:value-type="string" calcext:value-type="string">
            <text:p>http://www.europarl.europa.eu/doceo/document/CRE-8-2015-09-10-INT-4-370-0843_HR.html</text:p>
          </table:table-cell>
          <table:table-cell office:value-type="string" calcext:value-type="string">
            <text:p><text:s/>Social entrepreneurship and social innovation in combatting unemployment (A8-0247/2015 - Verónica Lope Fontagné) HR </text:p>
          </table:table-cell>
          <table:table-cell office:value-type="string" calcext:value-type="string">
            <text:p>10-09-2015</text:p>
          </table:table-cell>
          <table:table-cell table:formula="of:=DATE(VALUE(MID([.C916]; 7; 4)); VALUE(MID([.C916]; 4; 2)); VALUE(MID([.C916]; 1; 2)))" office:value-type="date" office:date-value="2015-09-10" calcext:value-type="date">
            <text:p>09/10/15</text:p>
          </table:table-cell>
          <table:table-cell office:value-type="string" calcext:value-type="string">
            <text:p>  Dubravka Šuica (PPE), <text:s text:c="2"/>napisan. ‒ Podržavam ovo izvješće budući da problem nezaposlenosti za sobom povlači mnoga pitanja poput socijalne isključenosti, ali i velikog siromaštva. Socijalno poduzetništvo pokazalo je da može ponuditi inovativna rješenja za povećanje socijalne kohezije i uključenosti te za otvaranje novih radnih mjesta i za vrijeme gospodarske krize. </text:p>
          </table:table-cell>
        </table:table-row>
        <table:table-row table:style-name="ro1">
          <table:table-cell office:value-type="string" calcext:value-type="string">
            <text:p>http://www.europarl.europa.eu/doceo/document/CRE-8-2015-09-16-INT-1-190-0750_HR.html</text:p>
          </table:table-cell>
          <table:table-cell office:value-type="string" calcext:value-type="string">
            <text:p><text:s/>UN Sustainable Development summit (25-27 September 2015) and development-related aspects of the COP 21 (debate) HR </text:p>
          </table:table-cell>
          <table:table-cell office:value-type="string" calcext:value-type="string">
            <text:p>16-09-2015</text:p>
          </table:table-cell>
          <table:table-cell table:formula="of:=DATE(VALUE(MID([.C917]; 7; 4)); VALUE(MID([.C917]; 4; 2)); VALUE(MID([.C917]; 1; 2)))" office:value-type="date" office:date-value="2015-09-16" calcext:value-type="date">
            <text:p>09/16/15</text:p>
          </table:table-cell>
          <table:table-cell office:value-type="string" calcext:value-type="string">
            <text:p>  Dubravka Šuica (PPE), <text:s text:c="2"/>napisan. – U europskoj godini razvoja suočili smo se s brojnim teškoćama koje nam je donijela naša utrka za boljim tehnološkim sposobnostima, jakom industrijom i snažnim ekonomskim parametrima. Tek nakon što smo ostavili dio financijskih poteškoća iza nas, na vidjelo su izašli problemi primarno socijalnog i moralnog karaktera. Ciljevi koji će se usvojiti narednog tjedna tijekom sastanka na vrhu u UN-u su usklađeni s ciljevima Europske unije. Naglašavam potrebu postojanje agende poput Agende za održivi razvoj 2030. kako bi kao skupina globalno međuovisnih političkih aktera imali jasno postavljene prioritete i ciljeve na kojima moramo raditi da bi okončali siromaštvo u svim njegovim oblicima. No, osim jasnih i vidljivih smjernica koje moramo imati o problemima na socijalnom i ekonomskom planu postoji niz drukčijih, možda europskim zemljama nepoznatih problema, s kojima ćemo se vjerojatno suočavati u budućnosti. Zbog toga, a u nadi da su sve države članice konferencije koja će se održati od 25. do 27. rujna jednako posvećene rješavanju svih poteškoća koje nam budućnost donosi, iznimno je značajno slijediti smjernice sastanka u New Yorku jer predstavljaju iste one vrijednosti koje Europska unija zastupa.</text:p>
          </table:table-cell>
        </table:table-row>
        <table:table-row table:style-name="ro1">
          <table:table-cell office:value-type="string" calcext:value-type="string">
            <text:p>http://www.europarl.europa.eu/doceo/document/CRE-8-2015-09-16-INT-1-336-0000_HR.html</text:p>
          </table:table-cell>
          <table:table-cell office:value-type="string" calcext:value-type="string">
            <text:p><text:s/>One-minute speeches on matters of political importance HR </text:p>
          </table:table-cell>
          <table:table-cell office:value-type="string" calcext:value-type="string">
            <text:p>16-09-2015</text:p>
          </table:table-cell>
          <table:table-cell table:formula="of:=DATE(VALUE(MID([.C918]; 7; 4)); VALUE(MID([.C918]; 4; 2)); VALUE(MID([.C918]; 1; 2)))" office:value-type="date" office:date-value="2015-09-16" calcext:value-type="date">
            <text:p>09/16/15</text:p>
          </table:table-cell>
          <table:table-cell office:value-type="string" calcext:value-type="string">
            <text:p>  Dubravka Šuica (PPE). <text:s text:c="2"/>– Gospodine predsjedniče, prije dvije godine i tri mjeseca Međunarodni kazneni sud za bivšu Jugoslaviju izrekao je prvostupanjsku presudu šestorici bosanskohercegovačkih Hrvata koji su bili dužnosnici u vrijeme Domovinskog rata. Kao potpredsjednica izaslanstva za Bosnu i Hercegovinu, za odnose Europskog parlamenta i Bosne i Hercegovine, osjećam se pozvanom na ovom mjestu izraziti zabrinutost zbog dugotrajnosti postupka.</text:p>
          </table:table-cell>
        </table:table-row>
        <table:table-row table:style-name="ro1">
          <table:table-cell office:value-type="string" calcext:value-type="string">
            <text:p>http://www.europarl.europa.eu/doceo/document/CRE-8-2015-09-16-INT-1-375-0750_HR.html</text:p>
          </table:table-cell>
          <table:table-cell office:value-type="string" calcext:value-type="string">
            <text:p><text:s/>Preparation of the Commission Work Programme 2016 (B8-0656/2015, B8-0659/2015, B8-0660/2015, B8-0661/2015, B8-0662/2015, B8-0663/2015, B8-0664/2015) HR </text:p>
          </table:table-cell>
          <table:table-cell office:value-type="string" calcext:value-type="string">
            <text:p>16-09-2015</text:p>
          </table:table-cell>
          <table:table-cell table:formula="of:=DATE(VALUE(MID([.C919]; 7; 4)); VALUE(MID([.C919]; 4; 2)); VALUE(MID([.C919]; 1; 2)))" office:value-type="date" office:date-value="2015-09-16" calcext:value-type="date">
            <text:p>09/16/15</text:p>
          </table:table-cell>
          <table:table-cell office:value-type="string" calcext:value-type="string">
            <text:p>  Dubravka Šuica (PPE), <text:s text:c="2"/>napisan. ‒ Strategije navedene u ovom izvješću pretpostavljaju snažniju ulogu Komisije u svladavanju poteškoća i izazova koji nas čekaju u nadolazećim godinama. Bolji rad Komisije jest bolji rad svih ostalih institucija stoga posebno pozdravljam inicijative predstavljene u ovoj rezoluciji a koje naglašavaju važnost olakšavanja provedbe donesenih zakonodavnih mjera.</text:p>
          </table:table-cell>
        </table:table-row>
        <table:table-row table:style-name="ro1">
          <table:table-cell office:value-type="string" calcext:value-type="string">
            <text:p>http://www.europarl.europa.eu/doceo/document/CRE-8-2015-10-05-INT-1-246-000_HR.html</text:p>
          </table:table-cell>
          <table:table-cell office:value-type="string" calcext:value-type="string">
            <text:p><text:s/>Possible extension of geographical indication protection of the EU to non-agricultural products (short presentation) HR </text:p>
          </table:table-cell>
          <table:table-cell office:value-type="string" calcext:value-type="string">
            <text:p>05-10-2015</text:p>
          </table:table-cell>
          <table:table-cell table:formula="of:=DATE(VALUE(MID([.C920]; 7; 4)); VALUE(MID([.C920]; 4; 2)); VALUE(MID([.C920]; 1; 2)))" office:value-type="date" office:date-value="2015-10-05" calcext:value-type="date">
            <text:p>10/05/15</text:p>
          </table:table-cell>
          <table:table-cell office:value-type="string" calcext:value-type="string">
            <text:p>  Dubravka Šuica (PPE). <text:s text:c="2"/>– Gospodine predsjedniče, želim potpuno podržati izvjestiteljicu i Odbor. Smatram da je ovo izvanredna tema. Kao što smo napravili u poljoprivrednom sektoru tako isto treba napraviti u nepoljoprivrednom sektoru. </text:p>
          </table:table-cell>
        </table:table-row>
        <table:table-row table:style-name="ro1">
          <table:table-cell office:value-type="string" calcext:value-type="string">
            <text:p>http://www.europarl.europa.eu/doceo/document/CRE-8-2015-10-06-INT-2-218-0000_HR.html</text:p>
          </table:table-cell>
          <table:table-cell office:value-type="string" calcext:value-type="string">
            <text:p><text:s/>ILO Forced Labour Convention: judicial cooperation in criminal matters (A8-0226/2015 - Helga Stevens) HR </text:p>
          </table:table-cell>
          <table:table-cell office:value-type="string" calcext:value-type="string">
            <text:p>06-10-2015</text:p>
          </table:table-cell>
          <table:table-cell table:formula="of:=DATE(VALUE(MID([.C921]; 7; 4)); VALUE(MID([.C921]; 4; 2)); VALUE(MID([.C921]; 1; 2)))" office:value-type="date" office:date-value="2015-10-06" calcext:value-type="date">
            <text:p>10/06/15</text:p>
          </table:table-cell>
          <table:table-cell office:value-type="string" calcext:value-type="string">
            <text:p>  Dubravka Šuica (PPE), <text:s text:c="2"/>napisan. ‒ Konvencija o prisilnom radu jedna je od osam fundamentalnih konvencija Međunarodne organizacije rada (ILO) koje predstavljaju glavne međunarodne standarde rada. Prema procjenama Međunarodne organizacije rada (ILO), u svijetu postoji više od 20 milijuna žrtava prisilnog rada što je zastrašujuća činjenica. Ovom Odlukom omogućava se državama članicama da ratificiraju dijelove Protokola koji spadaju u nadležnost Europske unije.</text:p>
          </table:table-cell>
        </table:table-row>
        <table:table-row table:style-name="ro1">
          <table:table-cell office:value-type="string" calcext:value-type="string">
            <text:p>http://www.europarl.europa.eu/doceo/document/CRE-8-2015-10-06-INT-2-248-0000_HR.html</text:p>
          </table:table-cell>
          <table:table-cell office:value-type="string" calcext:value-type="string">
            <text:p><text:s/>Subjecting 4-methylamphetamine to control measures (A8-0265/2015 - Michał Boni) HR </text:p>
          </table:table-cell>
          <table:table-cell office:value-type="string" calcext:value-type="string">
            <text:p>06-10-2015</text:p>
          </table:table-cell>
          <table:table-cell table:formula="of:=DATE(VALUE(MID([.C922]; 7; 4)); VALUE(MID([.C922]; 4; 2)); VALUE(MID([.C922]; 1; 2)))" office:value-type="date" office:date-value="2015-10-06" calcext:value-type="date">
            <text:p>10/06/15</text:p>
          </table:table-cell>
          <table:table-cell office:value-type="string" calcext:value-type="string">
            <text:p>  Dubravka Šuica (PPE), <text:s text:c="2"/>napisan. ‒ Podržavam uvođenje nadzornih mjera za 4-metilamfetamin. 4-metilamfetamin je sintetički derivat koji se uglavnom nalazi u obliku praška ili paste, ali se također pojavljuje u obliku tableta i u tekućem obliku. Pojavio se na nezakonitom tržištu droga na kojem se prodaje i upotrebljava kao kontrolirana droga amfetamin. Učinci konzumiranja i kombiniranje 4-metilamfetamina s drugim tvarima, uključujući amfetamin i kofein, mogu prouzročiti povećani rizik od toksičnosti organizma.</text:p>
          </table:table-cell>
        </table:table-row>
        <table:table-row table:style-name="ro1">
          <table:table-cell office:value-type="string" calcext:value-type="string">
            <text:p>http://www.europarl.europa.eu/doceo/document/CRE-8-2015-10-06-INT-2-273-0000_HR.html</text:p>
          </table:table-cell>
          <table:table-cell office:value-type="string" calcext:value-type="string">
            <text:p><text:s/>Subjecting 5-(2-aminopropyl)indole to control measures (A8-0263/2015 - Teresa Jiménez-Becerril Barrio) HR </text:p>
          </table:table-cell>
          <table:table-cell office:value-type="string" calcext:value-type="string">
            <text:p>06-10-2015</text:p>
          </table:table-cell>
          <table:table-cell table:formula="of:=DATE(VALUE(MID([.C923]; 7; 4)); VALUE(MID([.C923]; 4; 2)); VALUE(MID([.C923]; 1; 2)))" office:value-type="date" office:date-value="2015-10-06" calcext:value-type="date">
            <text:p>10/06/15</text:p>
          </table:table-cell>
          <table:table-cell office:value-type="string" calcext:value-type="string">
            <text:p>  Dubravka Šuica (PPE), <text:s text:c="2"/>napisan. ‒ Podržavam uvođenje nadzornih mjera za 5-(2-aminopropil)indol. 5-(2-aminopropil)indol je stimulans koji ima halucinogene učinke i izaziva razne nepovoljne učinke na zdravlje ljudi. U četiri države članice zabilježena su 24 smrtna slučaja, te je 21 otrovanje povezano s ovom novom psihoaktivnom tvari. </text:p>
          </table:table-cell>
        </table:table-row>
        <table:table-row table:style-name="ro1">
          <table:table-cell office:value-type="string" calcext:value-type="string">
            <text:p>http://www.europarl.europa.eu/doceo/document/CRE-8-2015-10-06-INT-2-297-0000_HR.html</text:p>
          </table:table-cell>
          <table:table-cell office:value-type="string" calcext:value-type="string">
            <text:p><text:s/>Subjecting 25I-NBOMe, AH-7921, MDPV and methoxetamine to control measures (A8-0264/2015 - Teresa Jiménez-Becerril Barrio) HR </text:p>
          </table:table-cell>
          <table:table-cell office:value-type="string" calcext:value-type="string">
            <text:p>06-10-2015</text:p>
          </table:table-cell>
          <table:table-cell table:formula="of:=DATE(VALUE(MID([.C924]; 7; 4)); VALUE(MID([.C924]; 4; 2)); VALUE(MID([.C924]; 1; 2)))" office:value-type="date" office:date-value="2015-10-06" calcext:value-type="date">
            <text:p>10/06/15</text:p>
          </table:table-cell>
          <table:table-cell office:value-type="string" calcext:value-type="string">
            <text:p>  Dubravka Šuica (PPE), <text:s text:c="2"/>napisan. ‒ Podržavam uvođenje nadzornih mjera za 25I-NBOMe, AH-792, MDPV i metoksetamin. 25I-NBOMe je otkriven u 23 države članice te su zabilježena četiri smrtna slučaja povezana s tom tvari. Na ilegalnom tržištu prodaje se kao LSD. AH-7921 je sintetički analgetik i otkriven je u osam država članica te je zabilježeno 15 smrtnih slučajeva povezanih s tom tvari. Prodaje se putem interneta. MDPV je sintetički derivat koji podliježe kontroli prema Konvenciji Ujedinjenih naroda o psihotropnim tvarima. Zabilježeno je 108 smrtnih slučajeva u osam država članica. Široko je dostupan među internetskim dobavljačima i na ulici. Metoksetamin je u šest država članica uzrokovao oko 20 smrtnih slučajeva. Ovo su poražavajući podaci.</text:p>
          </table:table-cell>
        </table:table-row>
        <table:table-row table:style-name="ro1">
          <table:table-cell office:value-type="string" calcext:value-type="string">
            <text:p>http://www.europarl.europa.eu/doceo/document/CRE-8-2015-10-06-INT-2-321-0000_HR.html</text:p>
          </table:table-cell>
          <table:table-cell office:value-type="string" calcext:value-type="string">
            <text:p><text:s/>Subjecting 4,4'-DMAR and MT-45 to control measures (A8-0262/2015 - Michał Boni) HR </text:p>
          </table:table-cell>
          <table:table-cell office:value-type="string" calcext:value-type="string">
            <text:p>06-10-2015</text:p>
          </table:table-cell>
          <table:table-cell table:formula="of:=DATE(VALUE(MID([.C925]; 7; 4)); VALUE(MID([.C925]; 4; 2)); VALUE(MID([.C925]; 1; 2)))" office:value-type="date" office:date-value="2015-10-06" calcext:value-type="date">
            <text:p>10/06/15</text:p>
          </table:table-cell>
          <table:table-cell office:value-type="string" calcext:value-type="string">
            <text:p>  Dubravka Šuica (PPE), <text:s text:c="2"/>napisan. ‒ Podržavam uvođenje nadzornih mjera za 4,4'-DMAR i MT-45. Nova psihoaktivna tvar 4,4'-DMAR posjeduje psihostimulativna svojstva i dostupna je na tržištu droga u EU barem od prosinca 2012., te je otkrivena u devet država članica. Nadalje, u tri države članice zabilježen je 31 smrtni slučaj i jedno trovanje bez smrtnih posljedica. Informacije o smrtnim slučajevima ukazuju na to da su korisnici nesvjesno uzeli tvar 4,4'-DMAR u potrazi za drugim stimulansima. Nova psihoaktivna tvar MT-45 je u jednoj državi članici uzrokovala 28 smrtnih slučajeva, kao i 18 trovanja bez smrtnih posljedica.</text:p>
          </table:table-cell>
        </table:table-row>
        <table:table-row table:style-name="ro1">
          <table:table-cell office:value-type="string" calcext:value-type="string">
            <text:p>http://www.europarl.europa.eu/doceo/document/CRE-8-2015-10-06-INT-2-352-0000_HR.html</text:p>
          </table:table-cell>
          <table:table-cell office:value-type="string" calcext:value-type="string">
            <text:p><text:s/>Mobilisation of the EU Solidarity Fund: disasters in Bulgaria and Greece in 2015 (A8-0253/2015 - Andrey Novakov) HR </text:p>
          </table:table-cell>
          <table:table-cell office:value-type="string" calcext:value-type="string">
            <text:p>06-10-2015</text:p>
          </table:table-cell>
          <table:table-cell table:formula="of:=DATE(VALUE(MID([.C926]; 7; 4)); VALUE(MID([.C926]; 4; 2)); VALUE(MID([.C926]; 1; 2)))" office:value-type="date" office:date-value="2015-10-06" calcext:value-type="date">
            <text:p>10/06/15</text:p>
          </table:table-cell>
          <table:table-cell office:value-type="string" calcext:value-type="string">
            <text:p>  Dubravka Šuica (PPE), <text:s text:c="2"/>napisan. ‒ Podržavam ovu inicijativu čiji je cilj pomoći državama članicama koje trpe teške posljedice prirodnih katastrofa. Fond solidarnosti Europske unije na učinkovit način pokazuje solidarnost i pomaže pogođenim područjima Europske unije i lokalnom stanovništvu u nevolji. </text:p>
          </table:table-cell>
        </table:table-row>
        <table:table-row table:style-name="ro1">
          <table:table-cell office:value-type="string" calcext:value-type="string">
            <text:p>http://www.europarl.europa.eu/doceo/document/CRE-8-2015-10-06-INT-2-408-0000_HR.html</text:p>
          </table:table-cell>
          <table:table-cell office:value-type="string" calcext:value-type="string">
            <text:p><text:s/>Possible extension of geographical indication protection of the EU to non-agricultural products (A8-0259/2015 - Virginie Rozière) HR </text:p>
          </table:table-cell>
          <table:table-cell office:value-type="string" calcext:value-type="string">
            <text:p>06-10-2015</text:p>
          </table:table-cell>
          <table:table-cell table:formula="of:=DATE(VALUE(MID([.C927]; 7; 4)); VALUE(MID([.C927]; 4; 2)); VALUE(MID([.C927]; 1; 2)))" office:value-type="date" office:date-value="2015-10-06" calcext:value-type="date">
            <text:p>10/06/15</text:p>
          </table:table-cell>
          <table:table-cell office:value-type="string" calcext:value-type="string">
            <text:p>  Dubravka Šuica (PPE), <text:s text:c="2"/>napisan. ‒ Program zaštićene oznake zemljopisnog podrijetla (OZP), uz programe zaštićene oznake izvornosti i zajamčeno tradicionalnih specijaliteta, predstavlja nastojanja Europske unije da promovira i zaštiti kvalitetu agrikulturnih dobara i prehrambenih proizvoda. Ovi programi potiču raznolikost agrikulturne proizvodnje, štite imena proizvoda od zloupotrebe i informiraju potrošače o proizvodima koje koriste.</text:p>
          </table:table-cell>
        </table:table-row>
        <table:table-row table:style-name="ro1">
          <table:table-cell office:value-type="string" calcext:value-type="string">
            <text:p>http://www.europarl.europa.eu/doceo/document/CRE-8-2015-10-06-INT-2-461-0000_HR.html</text:p>
          </table:table-cell>
          <table:table-cell office:value-type="string" calcext:value-type="string">
            <text:p><text:s/>Common provisions on European Structural and Investment Funds: specific measures for Greece (A8-0260/2015 - Iskra Mihaylova) HR </text:p>
          </table:table-cell>
          <table:table-cell office:value-type="string" calcext:value-type="string">
            <text:p>06-10-2015</text:p>
          </table:table-cell>
          <table:table-cell table:formula="of:=DATE(VALUE(MID([.C928]; 7; 4)); VALUE(MID([.C928]; 4; 2)); VALUE(MID([.C928]; 1; 2)))" office:value-type="date" office:date-value="2015-10-06" calcext:value-type="date">
            <text:p>10/06/15</text:p>
          </table:table-cell>
          <table:table-cell office:value-type="string" calcext:value-type="string">
            <text:p>  Dubravka Šuica (PPE), <text:s text:c="2"/>napisan. ‒ Grčka je posljedicama financijske krize pogođena na poseban način. Zemlja se trenutačno suočava s nedostatkom likvidnosti i javnih sredstava potrebnih za javne investicije koje bi osigurale održivi oporavak. Komisija stoga u svom prijedlogu traži dodatno predfinanciranje za operativne programe kohezijske politike u okviru cilja „Ulaganje za rast i radna mjesta” za razdoblje od 2014. do 2020. godine, kao i za programe koje financira Europski fond za pomorstvo i ribarstvo u Grčkoj. Prijedlog Komisije predviđa i gornju granicu od 100 posto za ukupni iznos predfinanciranja i privremenih isplata, kao i povećanje stope kofinanciranja na 100 posto, za operativne programe u razdoblju od 2007. do 2011. godine za ciljeve konvergencije i regionalne konkurentnosti i zapošljavanja.</text:p>
          </table:table-cell>
        </table:table-row>
        <table:table-row table:style-name="ro1">
          <table:table-cell office:value-type="string" calcext:value-type="string">
            <text:p>http://www.europarl.europa.eu/doceo/document/CRE-8-2015-10-06-INT-2-501-0000_HR.html</text:p>
          </table:table-cell>
          <table:table-cell office:value-type="string" calcext:value-type="string">
            <text:p><text:s/>Mobilisation of the European Globalisation Adjustment Fund: application EGF/2015/002 DE/Adam Opel (A8-0273/2015 - Jens Geier) HR </text:p>
          </table:table-cell>
          <table:table-cell office:value-type="string" calcext:value-type="string">
            <text:p>06-10-2015</text:p>
          </table:table-cell>
          <table:table-cell table:formula="of:=DATE(VALUE(MID([.C929]; 7; 4)); VALUE(MID([.C929]; 4; 2)); VALUE(MID([.C929]; 1; 2)))" office:value-type="date" office:date-value="2015-10-06" calcext:value-type="date">
            <text:p>10/06/15</text:p>
          </table:table-cell>
          <table:table-cell office:value-type="string" calcext:value-type="string">
            <text:p>  Dubravka Šuica (PPE), <text:s text:c="2"/>napisan. ‒ Europski fond za prilagodbu globalizaciji stvoren je kako bi se pružila dodatna pomoć radnicima u državama članicama Europske unije, koji pate zbog posljedica velikih strukturnih promjena u svjetskoj trgovinskoj razmjeni.</text:p>
          </table:table-cell>
        </table:table-row>
        <table:table-row table:style-name="ro1">
          <table:table-cell office:value-type="string" calcext:value-type="string">
            <text:p>http://www.europarl.europa.eu/doceo/document/CRE-8-2015-10-06-INT-2-536-0000_HR.html</text:p>
          </table:table-cell>
          <table:table-cell office:value-type="string" calcext:value-type="string">
            <text:p><text:s/>Mobilisation of the European Globalisation Adjustment Fund: application EGF/2015/003 BE/Ford Genk (A8-0272/2015 - Paul Rübig) HR </text:p>
          </table:table-cell>
          <table:table-cell office:value-type="string" calcext:value-type="string">
            <text:p>06-10-2015</text:p>
          </table:table-cell>
          <table:table-cell table:formula="of:=DATE(VALUE(MID([.C930]; 7; 4)); VALUE(MID([.C930]; 4; 2)); VALUE(MID([.C930]; 1; 2)))" office:value-type="date" office:date-value="2015-10-06" calcext:value-type="date">
            <text:p>10/06/15</text:p>
          </table:table-cell>
          <table:table-cell office:value-type="string" calcext:value-type="string">
            <text:p>  Dubravka Šuica (PPE), <text:s text:c="2"/>napisan. ‒ Europski fond za prilagodbu globalizaciji stvoren je kako bi se pružila dodatna pomoć radnicima u državama članicama Europske unije, koji pate zbog posljedica velikih strukturnih promjena u svjetskoj trgovinskoj razmjeni.</text:p>
          </table:table-cell>
        </table:table-row>
        <table:table-row table:style-name="ro1">
          <table:table-cell office:value-type="string" calcext:value-type="string">
            <text:p>http://www.europarl.europa.eu/doceo/document/CRE-8-2015-10-06-INT-2-574-0000_HR.html</text:p>
          </table:table-cell>
          <table:table-cell office:value-type="string" calcext:value-type="string">
            <text:p><text:s/>Mobilisation of the European Globalisation Adjustment Fund: application EGF/2015/004 IT/Alitalia (A8-0274/2015 - Monika Vana) HR </text:p>
          </table:table-cell>
          <table:table-cell office:value-type="string" calcext:value-type="string">
            <text:p>06-10-2015</text:p>
          </table:table-cell>
          <table:table-cell table:formula="of:=DATE(VALUE(MID([.C931]; 7; 4)); VALUE(MID([.C931]; 4; 2)); VALUE(MID([.C931]; 1; 2)))" office:value-type="date" office:date-value="2015-10-06" calcext:value-type="date">
            <text:p>10/06/15</text:p>
          </table:table-cell>
          <table:table-cell office:value-type="string" calcext:value-type="string">
            <text:p>  Dubravka Šuica (PPE), <text:s text:c="2"/>napisan. ‒ Europski fond za prilagodbu globalizaciji stvoren je kako bi se pružila dodatna pomoć radnicima u državama članicama Europske unije koji pate zbog posljedica velikih strukturnih promjena u svjetskoj trgovinskoj razmjeni.</text:p>
          </table:table-cell>
        </table:table-row>
        <table:table-row table:style-name="ro1">
          <table:table-cell office:value-type="string" calcext:value-type="string">
            <text:p>http://www.europarl.europa.eu/doceo/document/CRE-8-2015-10-06-INT-2-617-0000_HR.html</text:p>
          </table:table-cell>
          <table:table-cell office:value-type="string" calcext:value-type="string">
            <text:p><text:s/>Role of local authorities in developing countries in development cooperation (A8-0232/2015 - Eleni Theocharous) HR </text:p>
          </table:table-cell>
          <table:table-cell office:value-type="string" calcext:value-type="string">
            <text:p>06-10-2015</text:p>
          </table:table-cell>
          <table:table-cell table:formula="of:=DATE(VALUE(MID([.C932]; 7; 4)); VALUE(MID([.C932]; 4; 2)); VALUE(MID([.C932]; 1; 2)))" office:value-type="date" office:date-value="2015-10-06" calcext:value-type="date">
            <text:p>10/06/15</text:p>
          </table:table-cell>
          <table:table-cell office:value-type="string" calcext:value-type="string">
            <text:p>  Dubravka Šuica (PPE), <text:s text:c="2"/>napisan. ‒ S obzirom na to da su mjesnom stanovništvu bliže nego neke druge javne institucije, lokalne vlasti odgovorne su za mobilizaciju i provođenje mišljenja lokalnih društava. Ta se odgovornost posebno tiče učinkovite javne administracije, većeg broja opsežnih razvojnih procesa u suradnji s organizacijama civilnog društva, te pronalaženja rješenja za hitne izazove s kojima su suočene mjesne zajednice, poput društvene izolacije, migracije, sigurnosti hrane, brze urbanizacije, javne sigurnosti i utjecaja na okoliš od strane ekstracijskih djelatnosti.</text:p>
          </table:table-cell>
        </table:table-row>
        <table:table-row table:style-name="ro1">
          <table:table-cell office:value-type="string" calcext:value-type="string">
            <text:p>http://www.europarl.europa.eu/doceo/document/CRE-8-2015-10-07-INT-3-246-0000_HR.html</text:p>
          </table:table-cell>
          <table:table-cell office:value-type="string" calcext:value-type="string">
            <text:p><text:s/>Protocol to the Euro-Mediterranean Agreement on the general principles for the participation of Tunisia in Union programmes (A8-0254/2015 - Pier Antonio Panzeri) HR </text:p>
          </table:table-cell>
          <table:table-cell office:value-type="string" calcext:value-type="string">
            <text:p>07-10-2015</text:p>
          </table:table-cell>
          <table:table-cell table:formula="of:=DATE(VALUE(MID([.C933]; 7; 4)); VALUE(MID([.C933]; 4; 2)); VALUE(MID([.C933]; 1; 2)))" office:value-type="date" office:date-value="2015-10-07" calcext:value-type="date">
            <text:p>10/07/15</text:p>
          </table:table-cell>
          <table:table-cell office:value-type="string" calcext:value-type="string">
            <text:p>  Dubravka Šuica (PPE), <text:s text:c="2"/>napisan. ‒ Jedna od mnogih mjera za promicanje reformi, modernizacije i tranzicije susjedstva Europske unije u sklopu Europske susjedske politike (ENP-a), jest i postupno otvaranje određenih programa i djelatnosti EU-a, zemljama partnerima ENP-a. </text:p>
          </table:table-cell>
        </table:table-row>
        <table:table-row table:style-name="ro1">
          <table:table-cell office:value-type="string" calcext:value-type="string">
            <text:p>http://www.europarl.europa.eu/doceo/document/CRE-8-2015-10-07-INT-3-302-0000_HR.html</text:p>
          </table:table-cell>
          <table:table-cell office:value-type="string" calcext:value-type="string">
            <text:p><text:s/>European small claims procedure and European order for payment procedure (A8-0140/2015 - Lidia Joanna Geringer de Oedenberg) HR </text:p>
          </table:table-cell>
          <table:table-cell office:value-type="string" calcext:value-type="string">
            <text:p>07-10-2015</text:p>
          </table:table-cell>
          <table:table-cell table:formula="of:=DATE(VALUE(MID([.C934]; 7; 4)); VALUE(MID([.C934]; 4; 2)); VALUE(MID([.C934]; 1; 2)))" office:value-type="date" office:date-value="2015-10-07" calcext:value-type="date">
            <text:p>10/07/15</text:p>
          </table:table-cell>
          <table:table-cell office:value-type="string" calcext:value-type="string">
            <text:p>  Dubravka Šuica (PPE), <text:s text:c="2"/>napisan. ‒ Uredbom (EZ) br. 861/2007 od 11. srpnja 2007. godine kojom se uvodi europski postupak za sporove male vrijednosti, namjerava se pojednostaviti i ubrzati proces parničenja u pogledu prekograničnih sporova male vrijednosti te smanjiti troškove. Uredba je osmišljena isključivo kao sredstvo pomoći potrošačima i malim i srednjim poduzećima u provođenju njihovih sporova osiguravajući pristup pravdi. Dok se proces pokazao izuzetno korisnim, prostora za njegovo daljnje širenje i razvijanje je mnogo. Europski postupak za sporove male vrijednosti smanjio je troškove parničenja u prekograničnim sporovima male vrijednosti i do 40 posto, te trajanje parničenja s dvije godine i pet mjeseci na prosječno pet mjeseci. Ipak, valja napomenuti kako je stopa uporabe ovakvih sudova za sporove male vrijednosti u nekim državama članicama i dalje vrlo niska, te se mora napraviti puno više po pitanju pravne sigurnosti, uporabe moderne tehnologije i transparentnosti sudskih procesa. </text:p>
          </table:table-cell>
        </table:table-row>
        <table:table-row table:style-name="ro1">
          <table:table-cell office:value-type="string" calcext:value-type="string">
            <text:p>http://www.europarl.europa.eu/doceo/document/CRE-8-2015-10-07-INT-3-365-0000_HR.html</text:p>
          </table:table-cell>
          <table:table-cell office:value-type="string" calcext:value-type="string">
            <text:p><text:s/>Limitation of emissions of certain pollutants into the air (A8-0160/2015 - Andrzej Grzyb) HR </text:p>
          </table:table-cell>
          <table:table-cell office:value-type="string" calcext:value-type="string">
            <text:p>07-10-2015</text:p>
          </table:table-cell>
          <table:table-cell table:formula="of:=DATE(VALUE(MID([.C935]; 7; 4)); VALUE(MID([.C935]; 4; 2)); VALUE(MID([.C935]; 1; 2)))" office:value-type="date" office:date-value="2015-10-07" calcext:value-type="date">
            <text:p>10/07/15</text:p>
          </table:table-cell>
          <table:table-cell office:value-type="string" calcext:value-type="string">
            <text:p>  Dubravka Šuica (PPE), <text:s text:c="2"/>napisan. ‒ U Europskoj uniji postoji oko 150 tisuća srednje velikih postrojenja za izgaranje, te ih većina ima ulaznu toplinsku snagu između 1 i 50 MW. Koriste se u brojne svrhe, uključujući stvaranje električne struje, stambeno grijanje i hlađenje ili za osiguravanje vrućine/pare za industrijska postrojenja. Također su veliki izvori emisija sumpornog dioksida, dušikovog oksida i čestica. I dok su mala postrojenja za izgaranje regulirana Direktivom 2010/75/EU, emisije zagađivača zraka iz srednje velikih postrojenja gotovo da i nisu regulirana na EU-ovoj razini. Prijedlog Komisije obuhvatio bi reguliranje i takvih postrojenja postavljajući granice za nove i postojeće instalacije, kao i uspostavljanje jednostavnog sustava registracije čime bi se obvezalo države članice na smanjenje emisija zagađivača zraka.</text:p>
          </table:table-cell>
        </table:table-row>
        <table:table-row table:style-name="ro1">
          <table:table-cell office:value-type="string" calcext:value-type="string">
            <text:p>http://www.europarl.europa.eu/doceo/document/CRE-8-2015-10-07-INT-3-426-0000_HR.html</text:p>
          </table:table-cell>
          <table:table-cell office:value-type="string" calcext:value-type="string">
            <text:p><text:s/>Caseins and caseinates intended for human consumption (A8-0042/2015 - Giovanni La Via) HR </text:p>
          </table:table-cell>
          <table:table-cell office:value-type="string" calcext:value-type="string">
            <text:p>07-10-2015</text:p>
          </table:table-cell>
          <table:table-cell table:formula="of:=DATE(VALUE(MID([.C936]; 7; 4)); VALUE(MID([.C936]; 4; 2)); VALUE(MID([.C936]; 1; 2)))" office:value-type="date" office:date-value="2015-10-07" calcext:value-type="date">
            <text:p>10/07/15</text:p>
          </table:table-cell>
          <table:table-cell office:value-type="string" calcext:value-type="string">
            <text:p>  Dubravka Šuica (PPE), <text:s text:c="2"/>napisan. ‒ Ciljovog prijedloga Parlamenta i Vijeća je usklađivanje zakonodavstava država članica koja se odnose na određene mliječne bjelančevine (kazeine i kazeinate) namijenjene prehrani ljudi te stavljanje izvan snage Direktive Vijeća 83/417/EEZ. Također, cilj je usklađivanje ovlasti dodijeljenih Komisiji s novom razlikom između delegiranih/provedbenih aktova, koja je uvedena Ugovorom o funkcioniranju Europske unije (UFEU), zatim prilagodba postojećih provedbi daljnjem razvoju zakonodavstva u području zakona o hrani, te prilagodba postojećih propisa o sastavu jestivih kazeina međunarodnim standardima Codexa Aliemantariusa. Po pitanju prilagodbe međunarodnim standardima, predlaže se povećanje maksimalnog udjela vlage u jestivim kazeinima s 10 % na 12 %, te smanjenje maksimalnog udjela mliječne masti jestivog kiselog kazeina s 2 % na 2,25 %.</text:p>
          </table:table-cell>
        </table:table-row>
        <table:table-row table:style-name="ro1">
          <table:table-cell office:value-type="string" calcext:value-type="string">
            <text:p>http://www.europarl.europa.eu/doceo/document/CRE-8-2015-10-07-INT-3-473-0000_HR.html</text:p>
          </table:table-cell>
          <table:table-cell office:value-type="string" calcext:value-type="string">
            <text:p><text:s/>Financial rules applicable to the general budget of the Union (A8-0049/2015 - Ingeborg Gräßle) HR </text:p>
          </table:table-cell>
          <table:table-cell office:value-type="string" calcext:value-type="string">
            <text:p>07-10-2015</text:p>
          </table:table-cell>
          <table:table-cell table:formula="of:=DATE(VALUE(MID([.C937]; 7; 4)); VALUE(MID([.C937]; 4; 2)); VALUE(MID([.C937]; 1; 2)))" office:value-type="date" office:date-value="2015-10-07" calcext:value-type="date">
            <text:p>10/07/15</text:p>
          </table:table-cell>
          <table:table-cell office:value-type="string" calcext:value-type="string">
            <text:p>  Dubravka Šuica (PPE), <text:s text:c="2"/>napisan. ‒ Ovo izvješće predstavlja reviziju financijskih pravila o općem budžetu Europske unije uslijed donesenih Direktiva o javnoj nabavi te o dodjeli koncesijskih ugovora. </text:p>
          </table:table-cell>
        </table:table-row>
        <table:table-row table:style-name="ro1">
          <table:table-cell office:value-type="string" calcext:value-type="string">
            <text:p>http://www.europarl.europa.eu/doceo/document/CRE-8-2015-10-08-INT-4-040-0000_HR.html</text:p>
          </table:table-cell>
          <table:table-cell office:value-type="string" calcext:value-type="string">
            <text:p><text:s/>Equal opportunities and equal treatment of men and women in matters of employment and occupation (debate) HR </text:p>
          </table:table-cell>
          <table:table-cell office:value-type="string" calcext:value-type="string">
            <text:p>08-10-2015</text:p>
          </table:table-cell>
          <table:table-cell table:formula="of:=DATE(VALUE(MID([.C938]; 7; 4)); VALUE(MID([.C938]; 4; 2)); VALUE(MID([.C938]; 1; 2)))" office:value-type="date" office:date-value="2015-10-08" calcext:value-type="date">
            <text:p>10/08/15</text:p>
          </table:table-cell>
          <table:table-cell office:value-type="string" calcext:value-type="string">
            <text:p>  Dubravka Šuica (PPE). <text:s text:c="2"/>– Gospodine predsjedniče, želim čestitati gđi Zaborskoj na predanosti i konzistentnosti. Ovo izvješće podupire temeljno načelo „jednaka plaća za jednaki rad” i slažem se da se ovakva diskriminacija više ne može tolerirati, ako je točan podatak, a vjerujem da jest, da je prema nekim pokazateljima 15 % niža plaća žena, a prevedeno u dane to znači 60 dana rada više u odnosu na muškarce. </text:p>
          </table:table-cell>
        </table:table-row>
        <table:table-row table:style-name="ro1">
          <table:table-cell office:value-type="string" calcext:value-type="string">
            <text:p>http://www.europarl.europa.eu/doceo/document/CRE-8-2015-10-08-INT-4-232-0500_HR.html</text:p>
          </table:table-cell>
          <table:table-cell office:value-type="string" calcext:value-type="string">
            <text:p><text:s/>Payment services in the internal market (A8-0266/2015 - Antonio Tajani) HR </text:p>
          </table:table-cell>
          <table:table-cell office:value-type="string" calcext:value-type="string">
            <text:p>08-10-2015</text:p>
          </table:table-cell>
          <table:table-cell table:formula="of:=DATE(VALUE(MID([.C939]; 7; 4)); VALUE(MID([.C939]; 4; 2)); VALUE(MID([.C939]; 1; 2)))" office:value-type="date" office:date-value="2015-10-08" calcext:value-type="date">
            <text:p>10/08/15</text:p>
          </table:table-cell>
          <table:table-cell office:value-type="string" calcext:value-type="string">
            <text:p>  Dubravka Šuica (PPE), <text:s text:c="2"/>napisan. ‒ Ovaj prijedlog obuhvaća, ali i opoziva Direktivu o uslugama platnog prometa (DUPP) kojom se utvrđuju temelji za skladni pravni okvirni program stvaranja integriranog platnog tržišta. Neke od mjera kojima je za cilj unaprijediti i upotpuniti trenutni okvirni program platnih usluga, uključuju povećanje konkurentnosti među svim kategorijama pružatelja platnih usluga, osiguravanje jedinstvenog tržišta za sve oblike plaćanja u maloprodaji, obraćanje pozornosti na standardizaciju i interoperabilnost za kartično i internetsko plaćanje, kao i osiguravanje adekvatne i konstantne zaštite interesa potrošača u kontekstu platnih transakcija, što će u praksi značiti proširenje propisane zaštite na nove oblike platnih usluga. </text:p>
          </table:table-cell>
        </table:table-row>
        <table:table-row table:style-name="ro1">
          <table:table-cell office:value-type="string" calcext:value-type="string">
            <text:p>http://www.europarl.europa.eu/doceo/document/CRE-8-2015-10-08-INT-4-266-0750_HR.html</text:p>
          </table:table-cell>
          <table:table-cell office:value-type="string" calcext:value-type="string">
            <text:p><text:s/>Mortgage legislation and risky financial instruments in the EU: the case of Spain (B8-0987/2015) HR </text:p>
          </table:table-cell>
          <table:table-cell office:value-type="string" calcext:value-type="string">
            <text:p>08-10-2015</text:p>
          </table:table-cell>
          <table:table-cell table:formula="of:=DATE(VALUE(MID([.C940]; 7; 4)); VALUE(MID([.C940]; 4; 2)); VALUE(MID([.C940]; 1; 2)))" office:value-type="date" office:date-value="2015-10-08" calcext:value-type="date">
            <text:p>10/08/15</text:p>
          </table:table-cell>
          <table:table-cell office:value-type="string" calcext:value-type="string">
            <text:p>  Dubravka Šuica (PPE), <text:s text:c="2"/>napisan. ‒ Brojne dosadašnje peticije ukazale su na tisuće tragičnih osobnih priča građana Španjolske o djelomičnom ili potpunom gubitku imovine, te nastavljaju svjedočiti o nemogućnosti potrošača da pristupe kvalitetnim i korisnim informacijama o korištenju financijskih instrumenata. Uslijed krize u zemlji, brojne su se španjolske obitelji suočile, ne samo s prisilnim iseljavanjem iz svojih domova, već i s daljnjim otplaćivanjem svojih hipoteka, koje je pak uključivalo cijeli niz potecijalno zloupotrebljivih klauzula i praksi. </text:p>
          </table:table-cell>
        </table:table-row>
        <table:table-row table:style-name="ro1">
          <table:table-cell office:value-type="string" calcext:value-type="string">
            <text:p>http://www.europarl.europa.eu/doceo/document/CRE-8-2015-10-08-INT-4-327-0687_HR.html</text:p>
          </table:table-cell>
          <table:table-cell office:value-type="string" calcext:value-type="string">
            <text:p><text:s/>Lessons learned from the red mud disaster five years after the accident in Hungary (B8-0989/2015) HR </text:p>
          </table:table-cell>
          <table:table-cell office:value-type="string" calcext:value-type="string">
            <text:p>08-10-2015</text:p>
          </table:table-cell>
          <table:table-cell table:formula="of:=DATE(VALUE(MID([.C941]; 7; 4)); VALUE(MID([.C941]; 4; 2)); VALUE(MID([.C941]; 1; 2)))" office:value-type="date" office:date-value="2015-10-08" calcext:value-type="date">
            <text:p>10/08/15</text:p>
          </table:table-cell>
          <table:table-cell office:value-type="string" calcext:value-type="string">
            <text:p>  Dubravka Šuica (PPE), <text:s text:c="2"/>napisan. ‒ 4. listopada 2010. godine, kolaps rezervoara otpada u Mađarskoj prouzročio je otpuštanje gotovo jednog milijuna kubičnih metara alkalnog crvenog mulja, otrovnog otpada. Pritom je potopljeno nekoliko sela, smrtno stradalo desetero ljudi, ozlijeđeno gotovo 150 ljudi, te su zagađena ogromna zemljišna područja, uključujući četiri NATURA 2000 lokaliteta. Prema Odluci Komisije od 1. lipnja 2015. godine, izričito je navedeno da crveni mulj treba biti klasificiran kao opasni otpad, u izostanku dokaza suprotnog.</text:p>
          </table:table-cell>
        </table:table-row>
        <table:table-row table:style-name="ro1">
          <table:table-cell office:value-type="string" calcext:value-type="string">
            <text:p>http://www.europarl.europa.eu/doceo/document/CRE-8-2015-10-08-INT-4-353-0250_HR.html</text:p>
          </table:table-cell>
          <table:table-cell office:value-type="string" calcext:value-type="string">
            <text:p><text:s/>Renewal of the EU Plan of action on Gender equality and Women's empowerment in development (B8-0988/2015) HR </text:p>
          </table:table-cell>
          <table:table-cell office:value-type="string" calcext:value-type="string">
            <text:p>08-10-2015</text:p>
          </table:table-cell>
          <table:table-cell table:formula="of:=DATE(VALUE(MID([.C942]; 7; 4)); VALUE(MID([.C942]; 4; 2)); VALUE(MID([.C942]; 1; 2)))" office:value-type="date" office:date-value="2015-10-08" calcext:value-type="date">
            <text:p>10/08/15</text:p>
          </table:table-cell>
          <table:table-cell office:value-type="string" calcext:value-type="string">
            <text:p>  Dubravka Šuica (PPE), <text:s text:c="2"/>napisan. ‒ Europska unija posvećena je ideji promoviranja jednakosti spolova na svim razinama, te je tu jednakost navela kao jedan od preduvjeta postizanja svojih ciljeva održivog razvoja za razdoblje nakon 2015. godine. Uzimajući u obzir evaluaciju GAP (razlika u plaćama među spolovima), očito je da je potrebno napraviti još puno toga tijekom faze GAP2. Neke od mjera predviđenih novim planom su rješavanje prepreka u potpunoj implementaciji smjernica EU-a o nasilju nad ženama i djevojčicama (VAWG), veći pristup djevojčica i žena obrazovanju i sprečavanje diskriminacije žena u slučaju porodiljskog dopusta. </text:p>
          </table:table-cell>
        </table:table-row>
        <table:table-row table:style-name="ro1">
          <table:table-cell office:value-type="string" calcext:value-type="string">
            <text:p>http://www.europarl.europa.eu/doceo/document/CRE-8-2015-10-14-INT-1-115-0000_HR.html</text:p>
          </table:table-cell>
          <table:table-cell office:value-type="string" calcext:value-type="string">
            <text:p><text:s/>Towards a new international climate agreement in Paris (debate) HR </text:p>
          </table:table-cell>
          <table:table-cell office:value-type="string" calcext:value-type="string">
            <text:p>14-10-2015</text:p>
          </table:table-cell>
          <table:table-cell table:formula="of:=DATE(VALUE(MID([.C943]; 7; 4)); VALUE(MID([.C943]; 4; 2)); VALUE(MID([.C943]; 1; 2)))" office:value-type="date" office:date-value="2015-10-14" calcext:value-type="date">
            <text:p>10/14/15</text:p>
          </table:table-cell>
          <table:table-cell office:value-type="string" calcext:value-type="string">
            <text:p>  Dubravka Šuica, <text:s/>izvjestitelj za mišljenje Odbora AFET.– Gospodine potpredsjedniče, želim se najprije zahvaliti gospodinu Pargneauxu na izvrsnom izvješću, ali naravno i gospodinu povjereniku Cañeteu. Ja sam u ime Odbora za vanjske poslove bila dužna izraziti mišljenje o ovome, a ujedno sam članica Odbora za zaštitu okoliša. </text:p>
          </table:table-cell>
        </table:table-row>
        <table:table-row table:style-name="ro1">
          <table:table-cell office:value-type="string" calcext:value-type="string">
            <text:p>http://www.europarl.europa.eu/doceo/document/CRE-8-2015-10-14-INT-1-361-0500_HR.html</text:p>
          </table:table-cell>
          <table:table-cell office:value-type="string" calcext:value-type="string">
            <text:p><text:s/>Access for consultation of the Visa Information System (VIS) by Member States and Europol for the prevention, detection and investigation of terrorist offences and of other serious criminal offences (A8-0287/2015 - Timothy Kirkhope) HR </text:p>
          </table:table-cell>
          <table:table-cell office:value-type="string" calcext:value-type="string">
            <text:p>14-10-2015</text:p>
          </table:table-cell>
          <table:table-cell table:formula="of:=DATE(VALUE(MID([.C944]; 7; 4)); VALUE(MID([.C944]; 4; 2)); VALUE(MID([.C944]; 1; 2)))" office:value-type="date" office:date-value="2015-10-14" calcext:value-type="date">
            <text:p>10/14/15</text:p>
          </table:table-cell>
          <table:table-cell office:value-type="string" calcext:value-type="string">
            <text:p>  Dubravka Šuica (PPE), <text:s text:c="2"/>napisan. ‒ Cilj izvješća je utvrđivanje datuma djelovanja Odluke 2008/633/JHA vezane za pristup savjetovanju za vizni informacijski sustav (VIS) od strane imenovanih tijela država članica i od strane Europola u svrhu prevencije, otkrivanja i istrage terorističkih prekršaja i ostalih ozbiljnih kriminalnih prekršaja. Ovo izrazito tehničko izvješće je konsensualno podržano od strane svih grupa, nisu podneseni amandmani, a odbor je koristio brzu proceduru kako bi se ispunili zahtjevi Vijeća te kako bi se što prije moglo reagirati.</text:p>
          </table:table-cell>
        </table:table-row>
        <table:table-row table:style-name="ro1">
          <table:table-cell office:value-type="string" calcext:value-type="string">
            <text:p>http://www.europarl.europa.eu/doceo/document/CRE-8-2015-10-14-INT-1-383-0500_HR.html</text:p>
          </table:table-cell>
          <table:table-cell office:value-type="string" calcext:value-type="string">
            <text:p><text:s/>Draft amending budget No 6/2015: Own resources, Union trust funds for external action, Office of the Body of European Regulators for Electronic Communications (A8-0280/2015 - Eider Gardiazabal Rubial) HR </text:p>
          </table:table-cell>
          <table:table-cell office:value-type="string" calcext:value-type="string">
            <text:p>14-10-2015</text:p>
          </table:table-cell>
          <table:table-cell table:formula="of:=DATE(VALUE(MID([.C945]; 7; 4)); VALUE(MID([.C945]; 4; 2)); VALUE(MID([.C945]; 1; 2)))" office:value-type="date" office:date-value="2015-10-14" calcext:value-type="date">
            <text:p>10/14/15</text:p>
          </table:table-cell>
          <table:table-cell office:value-type="string" calcext:value-type="string">
            <text:p>  Dubravka Šuica (PPE), <text:s text:c="2"/>napisan. ‒ Nacrt izmjene proračuna 06/2015 revidira predviđanja tradicionalnih vlastitih sredstava (odnosno carine i pristojbe na šećer), temelje PDV-a i BND-a te planiranje proračuna bitnih korekcija Ujedinjenog Kraljevstva. Također uključuje dvije proračunske linije koje bi trebale primiti naknade za troškove upravljanja povezane sa fondovima EU-a za vanjsko djelovanje kao i dopunu plana radnih mjesta Ureda tijela europskih regulatora za elektroničke komunikacije (BEREC). </text:p>
          </table:table-cell>
        </table:table-row>
        <table:table-row table:style-name="ro1">
          <table:table-cell office:value-type="string" calcext:value-type="string">
            <text:p>http://www.europarl.europa.eu/doceo/document/CRE-8-2015-10-14-INT-1-405-0500_HR.html</text:p>
          </table:table-cell>
          <table:table-cell office:value-type="string" calcext:value-type="string">
            <text:p><text:s/>Mobilisation of the Flexibility Instrument for immediate budgetary measures under the European Agenda on Migration (A8-0290/2015 - Eider Gardiazabal Rubial) HR </text:p>
          </table:table-cell>
          <table:table-cell office:value-type="string" calcext:value-type="string">
            <text:p>14-10-2015</text:p>
          </table:table-cell>
          <table:table-cell table:formula="of:=DATE(VALUE(MID([.C946]; 7; 4)); VALUE(MID([.C946]; 4; 2)); VALUE(MID([.C946]; 1; 2)))" office:value-type="date" office:date-value="2015-10-14" calcext:value-type="date">
            <text:p>10/14/15</text:p>
          </table:table-cell>
          <table:table-cell office:value-type="string" calcext:value-type="string">
            <text:p>  Dubravka Šuica (PPE), <text:s text:c="2"/>napisan. ‒ Uslijed najnovijih događanja u području migracija, Europska je komisija predložila izmjenu nacrta proračuna 07/2015 kako bi povećala iznos odobrenih sredstava za preuzimanje obveza preraspodjelom 70,6 milijuna eura unutar samog proračuna. Ovom je preraspodjelom 100 milijuna eura predviđeno za Fond za azil, migracije i integraciju (FAMI) te za Fond za unutarnju sigurnost (FUS). Daljnjih 1,3 milijuna eura trebalo bi ići za financiranje većeg broja radnih mjesta u planu radnih mjesta za FRONTEX (+60 radnih mjesta), EASO (+30) i EUROPOL (+30). Naposljetku, 300 milijuna eura predviđeno je za dodatno financiranje Europskog instrumenta za susjedstvo. </text:p>
          </table:table-cell>
        </table:table-row>
        <table:table-row table:style-name="ro1">
          <table:table-cell office:value-type="string" calcext:value-type="string">
            <text:p>http://www.europarl.europa.eu/doceo/document/CRE-8-2015-10-14-INT-1-429-0750_HR.html</text:p>
          </table:table-cell>
          <table:table-cell office:value-type="string" calcext:value-type="string">
            <text:p><text:s/>Draft amending budget No 7/2015: Managing the refugee crisis: immediate budgetary measures under the European Agenda on Migration (A8-0289/2015 - Eider Gardiazabal Rubial) HR </text:p>
          </table:table-cell>
          <table:table-cell office:value-type="string" calcext:value-type="string">
            <text:p>14-10-2015</text:p>
          </table:table-cell>
          <table:table-cell table:formula="of:=DATE(VALUE(MID([.C947]; 7; 4)); VALUE(MID([.C947]; 4; 2)); VALUE(MID([.C947]; 1; 2)))" office:value-type="date" office:date-value="2015-10-14" calcext:value-type="date">
            <text:p>10/14/15</text:p>
          </table:table-cell>
          <table:table-cell office:value-type="string" calcext:value-type="string">
            <text:p>  Dubravka Šuica (PPE), <text:s text:c="2"/>napisan. ‒ Promjena nacrta proračuna 7/2015 ima za cilj maksimalno mobilizirati dostupna sredstva Europske unije u nošenju s trenutnom izbjegličkom i migrantskom krizom te predviđa dodatna financijska sredstva između ostalog za Fond za azil, migracije i integraciju (FAMI), Fond za unutarnju sigurnost (FUS), kao i za povećanje broja radnih mjesta u planu radnih mjesta u Frontexu (+60 radnih mjesta), EASO-u (+30) i Europolu (+30) te naposljetku za Europski instrument za susjedstvo. </text:p>
          </table:table-cell>
        </table:table-row>
        <table:table-row table:style-name="ro1">
          <table:table-cell office:value-type="string" calcext:value-type="string">
            <text:p>http://www.europarl.europa.eu/doceo/document/CRE-8-2015-10-14-INT-1-460-0500_HR.html</text:p>
          </table:table-cell>
          <table:table-cell office:value-type="string" calcext:value-type="string">
            <text:p><text:s/>Appointment of Deputy Managing Director of EFSI (A8-0293/2015 - Jean Arthuis, Roberto Gualtieri) HR </text:p>
          </table:table-cell>
          <table:table-cell office:value-type="string" calcext:value-type="string">
            <text:p>14-10-2015</text:p>
          </table:table-cell>
          <table:table-cell table:formula="of:=DATE(VALUE(MID([.C948]; 7; 4)); VALUE(MID([.C948]; 4; 2)); VALUE(MID([.C948]; 1; 2)))" office:value-type="date" office:date-value="2015-10-14" calcext:value-type="date">
            <text:p>10/14/15</text:p>
          </table:table-cell>
          <table:table-cell office:value-type="string" calcext:value-type="string">
            <text:p>  Dubravka Šuica (PPE), <text:s text:c="2"/>napisan. ‒ Glavnog direktora i zamjenika glavnog direktora Europskog fonda za strateška ulaganja imenuje EIB, nakon odobrenja Europskog parlamenta, kako je propisano člankom 7. stavkom 6. Uredbe (EU) 2015/1017.</text:p>
          </table:table-cell>
        </table:table-row>
        <table:table-row table:style-name="ro1">
          <table:table-cell office:value-type="string" calcext:value-type="string">
            <text:p>http://www.europarl.europa.eu/doceo/document/CRE-8-2015-10-14-INT-1-472-0500_HR.html</text:p>
          </table:table-cell>
          <table:table-cell office:value-type="string" calcext:value-type="string">
            <text:p><text:s/>Appointment of Managing Director of EFSI (A8-0292/2015 - Jean Arthuis, Roberto Gualtieri) HR </text:p>
          </table:table-cell>
          <table:table-cell office:value-type="string" calcext:value-type="string">
            <text:p>14-10-2015</text:p>
          </table:table-cell>
          <table:table-cell table:formula="of:=DATE(VALUE(MID([.C949]; 7; 4)); VALUE(MID([.C949]; 4; 2)); VALUE(MID([.C949]; 1; 2)))" office:value-type="date" office:date-value="2015-10-14" calcext:value-type="date">
            <text:p>10/14/15</text:p>
          </table:table-cell>
          <table:table-cell office:value-type="string" calcext:value-type="string">
            <text:p>  Dubravka Šuica (PPE), <text:s text:c="2"/>napisan. ‒ S obzirom na članak 7(6) iz Regulacije (EU) 2015/1017 glavni direktor i zamjenik glavnog direktora Europskog fonda za strateška ulaganja imenovani su od strane EIB-a nakon pristanka Europskog parlamenta. </text:p>
          </table:table-cell>
        </table:table-row>
        <table:table-row table:style-name="ro1">
          <table:table-cell office:value-type="string" calcext:value-type="string">
            <text:p>http://www.europarl.europa.eu/doceo/document/CRE-8-2015-10-14-INT-1-505-0500_HR.html</text:p>
          </table:table-cell>
          <table:table-cell office:value-type="string" calcext:value-type="string">
            <text:p><text:s/>Towards a new international climate agreement in Paris (A8-0275/2015 - Gilles Pargneaux) HR </text:p>
          </table:table-cell>
          <table:table-cell office:value-type="string" calcext:value-type="string">
            <text:p>14-10-2015</text:p>
          </table:table-cell>
          <table:table-cell table:formula="of:=DATE(VALUE(MID([.C950]; 7; 4)); VALUE(MID([.C950]; 4; 2)); VALUE(MID([.C950]; 1; 2)))" office:value-type="date" office:date-value="2015-10-14" calcext:value-type="date">
            <text:p>10/14/15</text:p>
          </table:table-cell>
          <table:table-cell office:value-type="string" calcext:value-type="string">
            <text:p>  Dubravka Šuica (PPE), <text:s text:c="2"/>napisan. ‒ „Emisijski jaz” nastavlja se između trenutne globalne razine emisije stakleničkog plina i razine potrebne za postizanje glavnog cilja ograničavanja globalnog zatopljenja na 2°C iznad predindustrijskih razina. Obećanja o nacionalnom smanjenju emisija se ostvaruju izrazito sporo, stoga je malo vjerojatno da će se jaz uspjeti zatvoriti i da će glavni cilj biti ispunjen. Najveći neriješeni problemi u međunarodnim klimatskim pregovorima su povezani s podjelom između bogatih i siromašnih naroda. Stranke trebaju prevladati ovu podjelu kako bi se postigao odgovarajući sporazum u Parizu. </text:p>
          </table:table-cell>
        </table:table-row>
        <table:table-row table:style-name="ro1">
          <table:table-cell office:value-type="string" calcext:value-type="string">
            <text:p>http://www.europarl.europa.eu/doceo/document/CRE-8-2015-10-26-INT-1-111-0000_HR.html</text:p>
          </table:table-cell>
          <table:table-cell office:value-type="string" calcext:value-type="string">
            <text:p><text:s/>Package travel and linked travel arrangements (debate) HR </text:p>
          </table:table-cell>
          <table:table-cell office:value-type="string" calcext:value-type="string">
            <text:p>26-10-2015</text:p>
          </table:table-cell>
          <table:table-cell table:formula="of:=DATE(VALUE(MID([.C951]; 7; 4)); VALUE(MID([.C951]; 4; 2)); VALUE(MID([.C951]; 1; 2)))" office:value-type="date" office:date-value="2015-10-26" calcext:value-type="date">
            <text:p>10/26/15</text:p>
          </table:table-cell>
          <table:table-cell office:value-type="string" calcext:value-type="string">
            <text:p>  Dubravka Šuica (PPE). <text:s/>– Gospodine predsjedniče, činjenica je da direktivu treba modernizirati i činjenica je da je trebamo uskladiti s digitalnim dobom u kojemu živimo. Isto tako znamo da su niskotarifne kompanije danas zadominirale tržištem i moramo zaštititi interese naših potrošača. Mi smo prije svega ovdje zbog naših građana i stoga nam je vrlo važno da se zaštite njihovi interesi. </text:p>
          </table:table-cell>
        </table:table-row>
        <table:table-row table:style-name="ro1">
          <table:table-cell office:value-type="string" calcext:value-type="string">
            <text:p>http://www.europarl.europa.eu/doceo/document/CRE-8-2015-10-26-INT-1-159-0000_HR.html</text:p>
          </table:table-cell>
          <table:table-cell office:value-type="string" calcext:value-type="string">
            <text:p><text:s/>European Citizens' Initiative (debate) HR </text:p>
          </table:table-cell>
          <table:table-cell office:value-type="string" calcext:value-type="string">
            <text:p>26-10-2015</text:p>
          </table:table-cell>
          <table:table-cell table:formula="of:=DATE(VALUE(MID([.C952]; 7; 4)); VALUE(MID([.C952]; 4; 2)); VALUE(MID([.C952]; 1; 2)))" office:value-type="date" office:date-value="2015-10-26" calcext:value-type="date">
            <text:p>10/26/15</text:p>
          </table:table-cell>
          <table:table-cell office:value-type="string" calcext:value-type="string">
            <text:p>  Dubravka Šuica (PPE). <text:s/>– Gospodine predsjedniče, Lisabonskim je sporazumom omogućena europska građanska inicijativa i ja smatram da nasuprot gospodinu Coburnu, smatram da je to jedna jako dobra inicijativa koja omogućuje građanima da se direktno uključe. </text:p>
          </table:table-cell>
        </table:table-row>
        <table:table-row table:style-name="ro1">
          <table:table-cell office:value-type="string" calcext:value-type="string">
            <text:p>http://www.europarl.europa.eu/doceo/document/CRE-8-2015-10-27-INT-2-143-0000_HR.html</text:p>
          </table:table-cell>
          <table:table-cell office:value-type="string" calcext:value-type="string">
            <text:p><text:s/>Conclusions of the European Council meeting of 15 October 2015, in particular the financing of international funds, and of the Leaders' meeting on the Western Balkans route of 25 October 2015, and preparation of the Valletta summit of 11 and 12 November 2015 (debate) </text:p>
          </table:table-cell>
          <table:table-cell office:value-type="string" calcext:value-type="string">
            <text:p>27-10-2015</text:p>
          </table:table-cell>
          <table:table-cell table:formula="of:=DATE(VALUE(MID([.C953]; 7; 4)); VALUE(MID([.C953]; 4; 2)); VALUE(MID([.C953]; 1; 2)))" office:value-type="date" office:date-value="2015-10-27" calcext:value-type="date">
            <text:p>10/27/15</text:p>
          </table:table-cell>
          <table:table-cell office:value-type="string" calcext:value-type="string">
            <text:p>  Dubravka Šuica (PPE). <text:s/>– Gospodine predsjedniče, mene kao Hrvaticu brine situacija kako pomiriti nacionalne egoizme i europsku koheziju o kojoj je govorio gospodin Tusk jutros. Dobro je da je u nedjelju sazvan sastanak na kojem su bili svi čelnici balkanskih zemalja i ne treba čuditi gospodina Junckera, žao mi je što ga nema ovdje, što se čelnici nisu mogli sami naći. </text:p>
          </table:table-cell>
        </table:table-row>
        <table:table-row table:style-name="ro1">
          <table:table-cell office:value-type="string" calcext:value-type="string">
            <text:p>http://www.europarl.europa.eu/doceo/document/CRE-8-2015-10-27-INT-2-235-0000_HR.html</text:p>
          </table:table-cell>
          <table:table-cell office:value-type="string" calcext:value-type="string">
            <text:p><text:s/>Common Agricultural Policy: repealing obsolete acts (A8-0255/2015 - Czesław Adam Siekierski) HR </text:p>
          </table:table-cell>
          <table:table-cell office:value-type="string" calcext:value-type="string">
            <text:p>27-10-2015</text:p>
          </table:table-cell>
          <table:table-cell table:formula="of:=DATE(VALUE(MID([.C954]; 7; 4)); VALUE(MID([.C954]; 4; 2)); VALUE(MID([.C954]; 1; 2)))" office:value-type="date" office:date-value="2015-10-27" calcext:value-type="date">
            <text:p>10/27/15</text:p>
          </table:table-cell>
          <table:table-cell office:value-type="string" calcext:value-type="string">
            <text:p>  Dubravka Šuica (PPE), <text:s text:c="2"/>napisan. ‒ Neki pravni akti usvojeni zadnjih desetljeća više nisu relevantni zbog toga što je njihov sadržaj obuhvaćen naknadnim aktima ili zbog svoje privremene naravi.</text:p>
          </table:table-cell>
        </table:table-row>
        <table:table-row table:style-name="ro1">
          <table:table-cell office:value-type="string" calcext:value-type="string">
            <text:p>http://www.europarl.europa.eu/doceo/document/CRE-8-2015-10-27-INT-2-270-0000_HR.html</text:p>
          </table:table-cell>
          <table:table-cell office:value-type="string" calcext:value-type="string">
            <text:p><text:s/>EU-Switzerland agreement on the automatic exchange of financial account information (A8-0271/2015 - Jeppe Kofod) HR </text:p>
          </table:table-cell>
          <table:table-cell office:value-type="string" calcext:value-type="string">
            <text:p>27-10-2015</text:p>
          </table:table-cell>
          <table:table-cell table:formula="of:=DATE(VALUE(MID([.C955]; 7; 4)); VALUE(MID([.C955]; 4; 2)); VALUE(MID([.C955]; 1; 2)))" office:value-type="date" office:date-value="2015-10-27" calcext:value-type="date">
            <text:p>10/27/15</text:p>
          </table:table-cell>
          <table:table-cell office:value-type="string" calcext:value-type="string">
            <text:p>  Dubravka Šuica (PPE), <text:s text:c="2"/>napisan. ‒ Značaj automatske razmjene informacija kao sredstva za borbu protiv prekogranične porezne prijevare i prekogranične porezne utaje osiguravanjem potpune porezne transparentnosti i suradnje među poreznim upravama diljem svijeta nedavno je priznat i na međunarodnoj razini. Skupina G20 povjerila je Organizaciji za gospodarsku suradnju i razvoj (OECD) zadaću da razvije jedinstveni globalni standard za automatsku razmjenu informacija o financijskim računima. Izvještaj naglašava važnost poduzimanja učinkovitih mjera protiv porezne prijevare i izbjegavanja poreza s naglaskom na poreznu utaju i izbjegavanje poreza od strane fizičkih i pravnih osoba u Uniji sa sudjelovanjem financijskih institucija u trećim zemljama.</text:p>
          </table:table-cell>
        </table:table-row>
        <table:table-row table:style-name="ro1">
          <table:table-cell office:value-type="string" calcext:value-type="string">
            <text:p>http://www.europarl.europa.eu/doceo/document/CRE-8-2015-10-27-INT-2-304-0000_HR.html</text:p>
          </table:table-cell>
          <table:table-cell office:value-type="string" calcext:value-type="string">
            <text:p><text:s/>Taxation of savings income in the form of interest payments: repealing the Savings Directive (A8-0299/2015 - Molly Scott Cato) HR </text:p>
          </table:table-cell>
          <table:table-cell office:value-type="string" calcext:value-type="string">
            <text:p>27-10-2015</text:p>
          </table:table-cell>
          <table:table-cell table:formula="of:=DATE(VALUE(MID([.C956]; 7; 4)); VALUE(MID([.C956]; 4; 2)); VALUE(MID([.C956]; 1; 2)))" office:value-type="date" office:date-value="2015-10-27" calcext:value-type="date">
            <text:p>10/27/15</text:p>
          </table:table-cell>
          <table:table-cell office:value-type="string" calcext:value-type="string">
            <text:p>  Dubravka Šuica (PPE), <text:s text:c="2"/>napisan. ‒ Vijeće je 2003. donijelo Direktivu o oporezivanju dohotka od kamate na štednju (Direktiva o štednji). Ta je Direktiva imala dvije glavne svrhe: izbjegavanje poremećaja u kretanju kapitala i omogućavanje uspješnog oporezivanja dohotka od kamate koji isplatitelji osnovani u jednoj državi članici isplaćuju fizičkim osobama koje su rezidenti u drugoj državi članici. </text:p>
          </table:table-cell>
        </table:table-row>
        <table:table-row table:style-name="ro1">
          <table:table-cell office:value-type="string" calcext:value-type="string">
            <text:p>http://www.europarl.europa.eu/doceo/document/CRE-8-2015-10-27-INT-2-330-0000_HR.html</text:p>
          </table:table-cell>
          <table:table-cell office:value-type="string" calcext:value-type="string">
            <text:p><text:s/>Automated data exchange with regard to dactyloscopic data in Sweden (A8-0304/2015 - Monika Flašíková Beňová) HR </text:p>
          </table:table-cell>
          <table:table-cell office:value-type="string" calcext:value-type="string">
            <text:p>27-10-2015</text:p>
          </table:table-cell>
          <table:table-cell table:formula="of:=DATE(VALUE(MID([.C957]; 7; 4)); VALUE(MID([.C957]; 4; 2)); VALUE(MID([.C957]; 1; 2)))" office:value-type="date" office:date-value="2015-10-27" calcext:value-type="date">
            <text:p>10/27/15</text:p>
          </table:table-cell>
          <table:table-cell office:value-type="string" calcext:value-type="string">
            <text:p>  Dubravka Šuica (PPE), <text:s text:c="2"/>napisan. ‒ Cilj ovog nacrta provedbene odluke Vijeća je pokretanje automatizirane razmjene daktiloskopskih podataka u Švedskoj. Međunarodna razmjena daktiloskopskih podataka je ključ borbe protiv prekograničnog kriminala.</text:p>
          </table:table-cell>
        </table:table-row>
        <table:table-row table:style-name="ro1">
          <table:table-cell office:value-type="string" calcext:value-type="string">
            <text:p>http://www.europarl.europa.eu/doceo/document/CRE-8-2015-10-27-INT-2-354-0000_HR.html</text:p>
          </table:table-cell>
          <table:table-cell office:value-type="string" calcext:value-type="string">
            <text:p><text:s/>Automated data exchange with regard to dactyloscopic data in Belgium (A8-0303/2015 - Monika Flašíková Beňová) HR </text:p>
          </table:table-cell>
          <table:table-cell office:value-type="string" calcext:value-type="string">
            <text:p>27-10-2015</text:p>
          </table:table-cell>
          <table:table-cell table:formula="of:=DATE(VALUE(MID([.C958]; 7; 4)); VALUE(MID([.C958]; 4; 2)); VALUE(MID([.C958]; 1; 2)))" office:value-type="date" office:date-value="2015-10-27" calcext:value-type="date">
            <text:p>10/27/15</text:p>
          </table:table-cell>
          <table:table-cell office:value-type="string" calcext:value-type="string">
            <text:p>  Dubravka Šuica (PPE), <text:s text:c="2"/>napisan. ‒ Međunarodna razmjena daktiloskopskih podataka je ključ borbe protiv prekograničnog kriminala. Cilj ovog nacrta provedbene odluke Vijeća je pokretanje automatizirane razmjene daktiloskopskih podataka u Belgiji. Konačni cilj je pružiti podršku Belgiji u borbi protiv prekograničnog kriminala i pojačati suradnju u provođenju zakona u EU-u.</text:p>
          </table:table-cell>
        </table:table-row>
        <table:table-row table:style-name="ro1">
          <table:table-cell office:value-type="string" calcext:value-type="string">
            <text:p>http://www.europarl.europa.eu/doceo/document/CRE-8-2015-10-27-INT-2-376-0000_HR.html</text:p>
          </table:table-cell>
          <table:table-cell office:value-type="string" calcext:value-type="string">
            <text:p><text:s/>Automated data exchange with regard to dactyloscopic data in Poland (A8-0302/2015 - Monika Flašíková Beňová) HR </text:p>
          </table:table-cell>
          <table:table-cell office:value-type="string" calcext:value-type="string">
            <text:p>27-10-2015</text:p>
          </table:table-cell>
          <table:table-cell table:formula="of:=DATE(VALUE(MID([.C959]; 7; 4)); VALUE(MID([.C959]; 4; 2)); VALUE(MID([.C959]; 1; 2)))" office:value-type="date" office:date-value="2015-10-27" calcext:value-type="date">
            <text:p>10/27/15</text:p>
          </table:table-cell>
          <table:table-cell office:value-type="string" calcext:value-type="string">
            <text:p>  Dubravka Šuica (PPE), <text:s text:c="2"/>napisan. ‒ Cilj ovog nacrta provedbene odluke Vijeća je pokretanje automatizirane razmjene daktiloskopskih podataka u Poljskoj. Međunarodna razmjena daktiloskopskih podataka je ključ borbe protiv prekograničnog kriminala. Konačni cilj je pružiti podršku Poljskoj u borbi protiv prekograničnog kriminala i pojačati suradnju u provođenju zakona u EU-u.</text:p>
          </table:table-cell>
        </table:table-row>
        <table:table-row table:style-name="ro1">
          <table:table-cell office:value-type="string" calcext:value-type="string">
            <text:p>http://www.europarl.europa.eu/doceo/document/CRE-8-2015-10-27-INT-2-466-0000_HR.html</text:p>
          </table:table-cell>
          <table:table-cell office:value-type="string" calcext:value-type="string">
            <text:p><text:s/>European single market for electronic communications (A8-0300/2015 - Pilar del Castillo Vera) HR </text:p>
          </table:table-cell>
          <table:table-cell office:value-type="string" calcext:value-type="string">
            <text:p>27-10-2015</text:p>
          </table:table-cell>
          <table:table-cell table:formula="of:=DATE(VALUE(MID([.C960]; 7; 4)); VALUE(MID([.C960]; 4; 2)); VALUE(MID([.C960]; 1; 2)))" office:value-type="date" office:date-value="2015-10-27" calcext:value-type="date">
            <text:p>10/27/15</text:p>
          </table:table-cell>
          <table:table-cell office:value-type="string" calcext:value-type="string">
            <text:p>  Dubravka Šuica (PPE), <text:s text:c="2"/>napisan. ‒ Novim mogućnostima rasta i ekonomijama razmjera može se poboljšati povrat ulaganja u brze mreže te se istovremeno može poticati tržišno natjecanje i globalna konkurentnost. Međutim, operateri u EU-u ne mogu ih dovoljno iskoristiti. Zbog rascjepkanih nacionalnih tržišta korisnicima je sužen izbor, nisu im dostupne inovativne usluge i oni još uvijek plaćaju visoku cijenu za pozive preko državnih granica ili za roaming unutar EU-a. </text:p>
          </table:table-cell>
        </table:table-row>
        <table:table-row table:style-name="ro1">
          <table:table-cell office:value-type="string" calcext:value-type="string">
            <text:p>http://www.europarl.europa.eu/doceo/document/CRE-8-2015-10-27-INT-2-509-0000_HR.html</text:p>
          </table:table-cell>
          <table:table-cell office:value-type="string" calcext:value-type="string">
            <text:p><text:s/>Trade in certain goods which could be used for capital punishment, torture or other treatment or punishment (A8-0267/2015 - Marietje Schaake) HR </text:p>
          </table:table-cell>
          <table:table-cell office:value-type="string" calcext:value-type="string">
            <text:p>27-10-2015</text:p>
          </table:table-cell>
          <table:table-cell table:formula="of:=DATE(VALUE(MID([.C961]; 7; 4)); VALUE(MID([.C961]; 4; 2)); VALUE(MID([.C961]; 1; 2)))" office:value-type="date" office:date-value="2015-10-27" calcext:value-type="date">
            <text:p>10/27/15</text:p>
          </table:table-cell>
          <table:table-cell office:value-type="string" calcext:value-type="string">
            <text:p>  Dubravka Šuica (PPE), <text:s text:c="2"/>napisan. ‒ Uredbom (EZ) br. 1236/2005 uvodi se zabrana izvoza robe koja nema nikakve praktične upotrebe osim za izvršenje smrtne kazne, mučenje ili drugo okrutno, nečovječno ili ponižavajuće postupanje ili kažnjavanje, i kontrole izvoza određene robe koja se može koristiti za te potrebe. </text:p>
          </table:table-cell>
        </table:table-row>
        <table:table-row table:style-name="ro1">
          <table:table-cell office:value-type="string" calcext:value-type="string">
            <text:p>http://www.europarl.europa.eu/doceo/document/CRE-8-2015-10-27-INT-2-538-0000_HR.html</text:p>
          </table:table-cell>
          <table:table-cell office:value-type="string" calcext:value-type="string">
            <text:p><text:s/>Mandatory automatic exchange of information in the field of taxation (A8-0306/2015 - Markus Ferber) HR </text:p>
          </table:table-cell>
          <table:table-cell office:value-type="string" calcext:value-type="string">
            <text:p>27-10-2015</text:p>
          </table:table-cell>
          <table:table-cell table:formula="of:=DATE(VALUE(MID([.C962]; 7; 4)); VALUE(MID([.C962]; 4; 2)); VALUE(MID([.C962]; 1; 2)))" office:value-type="date" office:date-value="2015-10-27" calcext:value-type="date">
            <text:p>10/27/15</text:p>
          </table:table-cell>
          <table:table-cell office:value-type="string" calcext:value-type="string">
            <text:p>  Dubravka Šuica (PPE), <text:s text:c="2"/>napisan. ‒ Nacrt direktive predlaže izmjenu Direktive 2011/16/EU o administrativnoj suradnji, kako bi se osigurala obvezna automatska razmjena informacija u području oporezivanja u pogledu prekograničnog učinka i prethodnih sporazuma o transfernim cijenama. Izazov uzrokovan prekograničnim izbjegavanjem poreza, agresivnim poreznim planiranjem te štetnim poreznim natjecanjem, posljednjih se godina znatno povećao te se smatra ozbiljnim problemom, kako u Uniji tako i na svjetskoj razini. </text:p>
          </table:table-cell>
        </table:table-row>
        <table:table-row table:style-name="ro1">
          <table:table-cell office:value-type="string" calcext:value-type="string">
            <text:p>http://www.europarl.europa.eu/doceo/document/CRE-8-2015-10-27-INT-2-564-0000_HR.html</text:p>
          </table:table-cell>
          <table:table-cell office:value-type="string" calcext:value-type="string">
            <text:p><text:s/>Discharge 2013: ARTEMIS Joint Undertaking (A8-0283/2015 - Ryszard Czarnecki) HR </text:p>
          </table:table-cell>
          <table:table-cell office:value-type="string" calcext:value-type="string">
            <text:p>27-10-2015</text:p>
          </table:table-cell>
          <table:table-cell table:formula="of:=DATE(VALUE(MID([.C963]; 7; 4)); VALUE(MID([.C963]; 4; 2)); VALUE(MID([.C963]; 1; 2)))" office:value-type="date" office:date-value="2015-10-27" calcext:value-type="date">
            <text:p>10/27/15</text:p>
          </table:table-cell>
          <table:table-cell office:value-type="string" calcext:value-type="string">
            <text:p>  Dubravka Šuica (PPE), <text:s text:c="2"/>napisan. ‒ Uzimajući u obzir, između ostalog, preporuku Vijeća od 17. veljače 2015. o razrješnici koju treba dobiti Zajedničko poduzeće ARTEMIS za izvršenje proračuna za financijsku godinu 2013. te vlastitu Odluku od 29. travnja 2015. godine o odgodi Odluke o razrješnici za financijsku godinu 2013., kao i odgovore izvršnog direktora Zajedničkog poduzeća ECSEL (bivšeg Zajedničkog poduzeća ARTEMIS), Europski Parlament u svom izvješću daje razrješnicu izvršnom direktoru Zajedničkog poduzeća ECSEL za izvršenje proračuna Zajedničkog poduzeća ARTEMIS za financijsku godinu 2013. te odobrava zaključenje poslovnih knjiga Zajedničkog poduzeća ARTEMIS za istu financijsku godinu. </text:p>
          </table:table-cell>
        </table:table-row>
        <table:table-row table:style-name="ro1">
          <table:table-cell office:value-type="string" calcext:value-type="string">
            <text:p>http://www.europarl.europa.eu/doceo/document/CRE-8-2015-10-27-INT-2-588-0000_HR.html</text:p>
          </table:table-cell>
          <table:table-cell office:value-type="string" calcext:value-type="string">
            <text:p><text:s/>Discharge 2013: European Institute of Innovation and Technology (EIT) (A8-0282/2015 - Ryszard Czarnecki) HR </text:p>
          </table:table-cell>
          <table:table-cell office:value-type="string" calcext:value-type="string">
            <text:p>27-10-2015</text:p>
          </table:table-cell>
          <table:table-cell table:formula="of:=DATE(VALUE(MID([.C964]; 7; 4)); VALUE(MID([.C964]; 4; 2)); VALUE(MID([.C964]; 1; 2)))" office:value-type="date" office:date-value="2015-10-27" calcext:value-type="date">
            <text:p>10/27/15</text:p>
          </table:table-cell>
          <table:table-cell office:value-type="string" calcext:value-type="string">
            <text:p>  Dubravka Šuica (PPE), <text:s text:c="2"/>napisan. ‒ Uzimajući u obzir konačne godišnje financijske izvještaje Europskog instituta za inovacije i tehnologiju za financijsku godinu 2013. te izvješće Revizorskog suda o godišnjim financijskim izvještajima Europskog instituta za inovacije i tehnologiju za financijsku godinu 2013., zajedno s odgovorima Instituta, Europski parlament daje razrješnicu direktoru Europskog instituta za inovacije i tehnologiju za izvršenje proračuna Instituta za financijsku godinu 2013. te odobrava zatvaranje računa Europskog instituta za inovacije i tehnologiju za financijsku godinu 2013. Ovo izvješće u potpunosti podržavam. </text:p>
          </table:table-cell>
        </table:table-row>
        <table:table-row table:style-name="ro1">
          <table:table-cell office:value-type="string" calcext:value-type="string">
            <text:p>http://www.europarl.europa.eu/doceo/document/CRE-8-2015-10-27-INT-2-613-0000_HR.html</text:p>
          </table:table-cell>
          <table:table-cell office:value-type="string" calcext:value-type="string">
            <text:p><text:s/>Discharge 2013: ENIAC Joint Undertaking (A8-0285/2015 - Ryszard Czarnecki) HR </text:p>
          </table:table-cell>
          <table:table-cell office:value-type="string" calcext:value-type="string">
            <text:p>27-10-2015</text:p>
          </table:table-cell>
          <table:table-cell table:formula="of:=DATE(VALUE(MID([.C965]; 7; 4)); VALUE(MID([.C965]; 4; 2)); VALUE(MID([.C965]; 1; 2)))" office:value-type="date" office:date-value="2015-10-27" calcext:value-type="date">
            <text:p>10/27/15</text:p>
          </table:table-cell>
          <table:table-cell office:value-type="string" calcext:value-type="string">
            <text:p>  Dubravka Šuica (PPE), <text:s text:c="2"/>napisan. ‒ Uzimajući u obzir, između ostalog, konačnu godišnju računovodstvenu dokumentaciju zajedničkog poduzeća ENIAC za financijsku godinu 2013., kao i izvješće Revizorskog suda o godišnjoj računovodstvenoj dokumentaciji zajedničkog poduzeća ENIAC za financijsku godinu 2013. zajedno s odgovorima zajedničkog poduzeća, Europski parlament daje razrješnicu izvršnom direktoru zajedničkog poduzeća ECSEL za izvršenje proračuna zajedničkog poduzeća ENIAC za financijsku godinu 2013. te odobrava zaključenje poslovnih knjiga zajedničkog poduzeća ENIAC za financijsku godinu 2013. </text:p>
          </table:table-cell>
        </table:table-row>
        <table:table-row table:style-name="ro1">
          <table:table-cell office:value-type="string" calcext:value-type="string">
            <text:p>http://www.europarl.europa.eu/doceo/document/CRE-8-2015-10-27-INT-2-632-0000_HR.html</text:p>
          </table:table-cell>
          <table:table-cell office:value-type="string" calcext:value-type="string">
            <text:p><text:s/>Discharge 2013: EU general budget - European Council and Council (A8-0269/2015 - Ryszard Czarnecki) HR </text:p>
          </table:table-cell>
          <table:table-cell office:value-type="string" calcext:value-type="string">
            <text:p>27-10-2015</text:p>
          </table:table-cell>
          <table:table-cell table:formula="of:=DATE(VALUE(MID([.C966]; 7; 4)); VALUE(MID([.C966]; 4; 2)); VALUE(MID([.C966]; 1; 2)))" office:value-type="date" office:date-value="2015-10-27" calcext:value-type="date">
            <text:p>10/27/15</text:p>
          </table:table-cell>
          <table:table-cell office:value-type="string" calcext:value-type="string">
            <text:p>  Dubravka Šuica (PPE), <text:s text:c="2"/>napisan. ‒ Sedmu godinu zaredom travanjska plenarna sjednica odgodila je razrješnicu za Europsko vijeće i Vijeće čije se ponovno odbijanje traži ovim izvješćem. Izvjestitelj smatra da je potrebno razmotriti alternativne mogućnosti kojima bi se ažuriralo odobravanje razrješnice utvrđene Ugovorom o funkcioniranju Europske unije (UFEU). Nadalje, smatra se kako bi otvoreni i formalni dijalog između Parlamenta i Vijeća poslao pozitivnu poruku građanima Unije. Ne dovodeći u pitanje, izvjestitelj žali što Vijeće u međuvremenu nije ponudilo odgovore na pitanja i zahtjeve iz ovog i prijašnjih postupaka davanja razrješnice.</text:p>
          </table:table-cell>
        </table:table-row>
        <table:table-row table:style-name="ro1">
          <table:table-cell office:value-type="string" calcext:value-type="string">
            <text:p>http://www.europarl.europa.eu/doceo/document/CRE-8-2015-10-27-INT-2-660-0000_HR.html</text:p>
          </table:table-cell>
          <table:table-cell office:value-type="string" calcext:value-type="string">
            <text:p><text:s/>Ebola crisis: long-term lessons (A8-0281/2015 - Charles Goerens) HR </text:p>
          </table:table-cell>
          <table:table-cell office:value-type="string" calcext:value-type="string">
            <text:p>27-10-2015</text:p>
          </table:table-cell>
          <table:table-cell table:formula="of:=DATE(VALUE(MID([.C967]; 7; 4)); VALUE(MID([.C967]; 4; 2)); VALUE(MID([.C967]; 1; 2)))" office:value-type="date" office:date-value="2015-10-27" calcext:value-type="date">
            <text:p>10/27/15</text:p>
          </table:table-cell>
          <table:table-cell office:value-type="string" calcext:value-type="string">
            <text:p>  Dubravka Šuica (PPE), <text:s text:c="2"/>napisan. ‒ Od ožujka 2014. godine Sierra Leone, Liberija i Gvineja suočavaju se s najgorom krizom ebole ikad. Ovo izvješće nadovezuje se na iskustva stečena tijekom te krize. </text:p>
          </table:table-cell>
        </table:table-row>
        <table:table-row table:style-name="ro1">
          <table:table-cell office:value-type="string" calcext:value-type="string">
            <text:p>http://www.europarl.europa.eu/doceo/document/CRE-8-2015-10-27-INT-2-695-0000_HR.html</text:p>
          </table:table-cell>
          <table:table-cell office:value-type="string" calcext:value-type="string">
            <text:p><text:s/>Emission measurements in the automotive sector (B8-1075/2015, B8-1075/2015, B8-1076/2015, B8-1077/2015, B8-1078/2015, B8-1079/2015, B8-1080/2015) HR </text:p>
          </table:table-cell>
          <table:table-cell office:value-type="string" calcext:value-type="string">
            <text:p>27-10-2015</text:p>
          </table:table-cell>
          <table:table-cell table:formula="of:=DATE(VALUE(MID([.C968]; 7; 4)); VALUE(MID([.C968]; 4; 2)); VALUE(MID([.C968]; 1; 2)))" office:value-type="date" office:date-value="2015-10-27" calcext:value-type="date">
            <text:p>10/27/15</text:p>
          </table:table-cell>
          <table:table-cell office:value-type="string" calcext:value-type="string">
            <text:p>  Dubravka Šuica (PPE), <text:s text:c="2"/>napisan. ‒ Dana 18. rujna 2015. godine, Savezna su agencija za zaštitu okoliša SAD-a (EPA) i Kalifornijski odbor za zaštitu zraka (CARB) izdali obavijest o kršenju važećih propisa o onečišćenju za Volkswagen AG, Audi AG i Američku volkswagen grupu (poznati pod zajedničkim nazivom „VW”) što je rezultiralo istragom koja je slijedila istraživanja o emisijama dušikovih oksida (NOx) iz dizelskih vozila provedenih od strane jedne nevladine udruge u suradnji s istraživačima sa sveučilišta. </text:p>
          </table:table-cell>
        </table:table-row>
        <table:table-row table:style-name="ro1">
          <table:table-cell office:value-type="string" calcext:value-type="string">
            <text:p>http://www.europarl.europa.eu/doceo/document/CRE-8-2015-10-27-INT-2-887-0000_HR.html</text:p>
          </table:table-cell>
          <table:table-cell office:value-type="string" calcext:value-type="string">
            <text:p><text:s/>EU strategy for the Adriatic and Ionian region - Cohesion policy and review of the Europe 2020 strategy - European Structural and Investment Funds and sound economic governance - Towards simplification and performance orientation in cohesion policy for 2014-2020 (debate) </text:p>
          </table:table-cell>
          <table:table-cell office:value-type="string" calcext:value-type="string">
            <text:p>27-10-2015</text:p>
          </table:table-cell>
          <table:table-cell table:formula="of:=DATE(VALUE(MID([.C969]; 7; 4)); VALUE(MID([.C969]; 4; 2)); VALUE(MID([.C969]; 1; 2)))" office:value-type="date" office:date-value="2015-10-27" calcext:value-type="date">
            <text:p>10/27/15</text:p>
          </table:table-cell>
          <table:table-cell office:value-type="string" calcext:value-type="string">
            <text:p>  Dubravka Šuica, <text:s/>izvjestitelj za mišljenje Odbora AFET.– Gospodine predsjedniče, na početku se želim zahvaliti gospodinu Jakovčiću na ovako dobrom izvješću, s kojim sam imali priliku surađivati još od 2006. kad smo osnivali Jadransku euroregiju. Tada smo bili na sasvim drugim funkcijama, u lokalnoj, regionalnoj samoupravi.</text:p>
          </table:table-cell>
        </table:table-row>
        <table:table-row table:style-name="ro1">
          <table:table-cell office:value-type="string" calcext:value-type="string">
            <text:p>http://www.europarl.europa.eu/doceo/document/CRE-8-2015-10-28-INT-3-092-0000_HR.html</text:p>
          </table:table-cell>
          <table:table-cell office:value-type="string" calcext:value-type="string">
            <text:p><text:s/>Novel foods (debate) HR </text:p>
          </table:table-cell>
          <table:table-cell office:value-type="string" calcext:value-type="string">
            <text:p>28-10-2015</text:p>
          </table:table-cell>
          <table:table-cell table:formula="of:=DATE(VALUE(MID([.C970]; 7; 4)); VALUE(MID([.C970]; 4; 2)); VALUE(MID([.C970]; 1; 2)))" office:value-type="date" office:date-value="2015-10-28" calcext:value-type="date">
            <text:p>10/28/15</text:p>
          </table:table-cell>
          <table:table-cell office:value-type="string" calcext:value-type="string">
            <text:p>  Dubravka Šuica (PPE). <text:s/>– Gospođo predsjedavajuća, najprije se želim zahvaliti izvjestitelju i svima onima koji su sudjelovali u trijalogu, Vijeću, Komisiji i Odboru za zaštitu okoliša i sigurnost hrane. U svakom slučaju, nakon 18 godina bila su potrebna nova pravila i to je svakome jasno. Tehnologija je napredovala. Danas jednostavno moramo uvesti nova pravila. </text:p>
          </table:table-cell>
        </table:table-row>
        <table:table-row table:style-name="ro1">
          <table:table-cell office:value-type="string" calcext:value-type="string">
            <text:p>http://www.europarl.europa.eu/doceo/document/CRE-8-2015-10-28-INT-3-1001-0000_HR.html</text:p>
          </table:table-cell>
          <table:table-cell office:value-type="string" calcext:value-type="string">
            <text:p><text:s/>European Citizens' Initiative (A8-0284/2015 - György Schöpflin) HR </text:p>
          </table:table-cell>
          <table:table-cell office:value-type="string" calcext:value-type="string">
            <text:p>28-10-2015</text:p>
          </table:table-cell>
          <table:table-cell table:formula="of:=DATE(VALUE(MID([.C971]; 7; 4)); VALUE(MID([.C971]; 4; 2)); VALUE(MID([.C971]; 1; 2)))" office:value-type="date" office:date-value="2015-10-28" calcext:value-type="date">
            <text:p>10/28/15</text:p>
          </table:table-cell>
          <table:table-cell office:value-type="string" calcext:value-type="string">
            <text:p>  Dubravka Šuica (PPE), <text:s text:c="2"/>napisan. ‒ Europska građanska inicijativa osmišljena je kao instrument koji europskim građanima omogućuje sudjelovanje u pokretanju zakonodavnih inicijativa. U sklopu tog instrumenta nalazi se, stoga, ideja da će jednom kada stupi na snagu pojačati civilnu društvenu mobilnost i ojačati europsko građanstvo. </text:p>
          </table:table-cell>
        </table:table-row>
        <table:table-row table:style-name="ro1">
          <table:table-cell office:value-type="string" calcext:value-type="string">
            <text:p>http://www.europarl.europa.eu/doceo/document/CRE-8-2015-10-28-INT-3-1111-0000_HR.html</text:p>
          </table:table-cell>
          <table:table-cell office:value-type="string" calcext:value-type="string">
            <text:p><text:s/>EU strategy for the Adriatic and Ionian region (A8-0279/2015 - Ivan Jakovčić) HR </text:p>
          </table:table-cell>
          <table:table-cell office:value-type="string" calcext:value-type="string">
            <text:p>28-10-2015</text:p>
          </table:table-cell>
          <table:table-cell table:formula="of:=DATE(VALUE(MID([.C972]; 7; 4)); VALUE(MID([.C972]; 4; 2)); VALUE(MID([.C972]; 1; 2)))" office:value-type="date" office:date-value="2015-10-28" calcext:value-type="date">
            <text:p>10/28/15</text:p>
          </table:table-cell>
          <table:table-cell office:value-type="string" calcext:value-type="string">
            <text:p>  Dubravka Šuica (PPE), <text:s text:c="2"/>napisan. ‒ Europski parlament je danas usvojio Strategiju Europske unije o Jadransko-jonskoj regiji. Poseban naglasak u dokumentu stavljen je na prometnu povezanost država uključenih u projekte izgradnje cestovne i željezničke infrastrukture uključujući Jadransko-jonski koridor, a u dokumentu se izrijekom ističe važnost gradnje pelješkog mosta i prometnog povezivanja teritorija EU-a, a samim time i odsječenog hrvatskog juga.</text:p>
          </table:table-cell>
        </table:table-row>
        <table:table-row table:style-name="ro1">
          <table:table-cell office:value-type="string" calcext:value-type="string">
            <text:p>http://www.europarl.europa.eu/doceo/document/CRE-8-2015-10-28-INT-3-1214-0000_HR.html</text:p>
          </table:table-cell>
          <table:table-cell office:value-type="string" calcext:value-type="string">
            <text:p><text:s/>Cohesion policy and review of the Europe 2020 strategy (A8-0277/2015 - Fernando Ruas) HR </text:p>
          </table:table-cell>
          <table:table-cell office:value-type="string" calcext:value-type="string">
            <text:p>28-10-2015</text:p>
          </table:table-cell>
          <table:table-cell table:formula="of:=DATE(VALUE(MID([.C973]; 7; 4)); VALUE(MID([.C973]; 4; 2)); VALUE(MID([.C973]; 1; 2)))" office:value-type="date" office:date-value="2015-10-28" calcext:value-type="date">
            <text:p>10/28/15</text:p>
          </table:table-cell>
          <table:table-cell office:value-type="string" calcext:value-type="string">
            <text:p>  Dubravka Šuica (PPE), <text:s text:c="2"/>napisan. ‒ Kohezijska politika glavni je instrument EU-a za ulaganje u realno gospodarstvo koji pokriva sve regije i djeluje kao izraz europske solidarnosti širenjem rasta i napretka te smanjenjem ekonomske, socijalne i teritorijalne nejednakosti. Usklađena je s ciljevima strategije Europa 2020. te pruža potreban okvir za ulaganja, a ne samo instrument za provedbu strategije. U vezi s tim, ističe se da su tematskom koncentracijom europski strukturni i investicijski fondovi u okviru nove strukture usmjereni na 11 tematskih ciljeva proizašlih direktno iz ciljeva strategije Europa 2020. te da su određeni preduvjeti izravno povezani s tim tematskim ciljevima kako bi se zajamčilo maksimalno djelotvorno ulaganje. Komisija trenutno priprema preispitivanje strategije u sredini programskog razdoblja, a ovo izvješće predstavlja prvi stav Europskog parlamenta o ovoj temi, fokusirajući se prvenstveno na kohezijsku politiku strategije. </text:p>
          </table:table-cell>
        </table:table-row>
        <table:table-row table:style-name="ro1">
          <table:table-cell office:value-type="string" calcext:value-type="string">
            <text:p>http://www.europarl.europa.eu/doceo/document/CRE-8-2015-10-28-INT-3-1310-0000_HR.html</text:p>
          </table:table-cell>
          <table:table-cell office:value-type="string" calcext:value-type="string">
            <text:p><text:s/>European Structural and Investment Funds and sound economic governance (A8-0268/2015 - José Blanco López) HR </text:p>
          </table:table-cell>
          <table:table-cell office:value-type="string" calcext:value-type="string">
            <text:p>28-10-2015</text:p>
          </table:table-cell>
          <table:table-cell table:formula="of:=DATE(VALUE(MID([.C974]; 7; 4)); VALUE(MID([.C974]; 4; 2)); VALUE(MID([.C974]; 1; 2)))" office:value-type="date" office:date-value="2015-10-28" calcext:value-type="date">
            <text:p>10/28/15</text:p>
          </table:table-cell>
          <table:table-cell office:value-type="string" calcext:value-type="string">
            <text:p>  Dubravka Šuica (PPE), <text:s text:c="2"/>napisan. ‒ Uzimajući u obzir, između ostalog, usmjerenost trenutačnog pravnog okvira europskih strukturnih i investicijskih fondova (ESI fondovi) na jačanje koordinacije, komplementarnosti i sinergija s drugim politikama i instrumentima EU-a, kao i Komunikaciju Komisije o smjernicama o primjeni mjera kojima se povezuju učinkovitost europskih strukturnih i investicijskih fondova i dobro ekonomsko upravljanje, Europski parlament poziva Komisiju da izvijesti o rezultatima postignutima primjenom članka 23. Uredbe o zajedničkim odredbama. Nadalje, Parlament pozdravlja informacije o učinku primjene spomenutog članka u kontekstu revizije njegove primjene u skladu sa stavkom 17. istog članka, uključujući pružanje detaljnijih informacija o tome u kojoj su mjeri zahtjevi za reprogramiranje bili utemeljeni na provedbi relevantnih preporuka za pojedine zemlje i preporuka Vijeća ili su unaprijedili utjecaj ESI fondova koji državama članicama stoje na raspolaganju u okviru programa financijske pomoći za rast i konkurentnost, kao i pružanje podataka o svim obustavljenim iznosima i relevantnim programima. </text:p>
          </table:table-cell>
        </table:table-row>
        <table:table-row table:style-name="ro1">
          <table:table-cell office:value-type="string" calcext:value-type="string">
            <text:p>http://www.europarl.europa.eu/doceo/document/CRE-8-2015-10-28-INT-3-348-0000_HR.html</text:p>
          </table:table-cell>
          <table:table-cell office:value-type="string" calcext:value-type="string">
            <text:p><text:s/>General budget of the European Union for 2016 - all sections (A8-0298/2015 - José Manuel Fernandes, Gérard Deprez) HR </text:p>
          </table:table-cell>
          <table:table-cell office:value-type="string" calcext:value-type="string">
            <text:p>28-10-2015</text:p>
          </table:table-cell>
          <table:table-cell table:formula="of:=DATE(VALUE(MID([.C975]; 7; 4)); VALUE(MID([.C975]; 4; 2)); VALUE(MID([.C975]; 1; 2)))" office:value-type="date" office:date-value="2015-10-28" calcext:value-type="date">
            <text:p>10/28/15</text:p>
          </table:table-cell>
          <table:table-cell office:value-type="string" calcext:value-type="string">
            <text:p>  Dubravka Šuica (PPE), <text:s text:c="2"/>napisan. ‒ Rezolucije od 11. ožujka 2015. o općim smjernicama i od 8. srpnja 2015. o davanju ovlasti za trijalog svjedoče o političkim prioritetima proračuna Europske unije za 2016. godinu. Prioriteti su usmjereni na unutarnju i vanjsku solidarnost, pogotovo po pitanju učinkovitog rješavanja izbjegličke i migrantske krize, kao i pojačanja konkurentnosti stvaranjem radnih mjesta, što bi dovelo do razvoja poduzetništva diljem cijele Unije. </text:p>
          </table:table-cell>
        </table:table-row>
        <table:table-row table:style-name="ro1">
          <table:table-cell office:value-type="string" calcext:value-type="string">
            <text:p>http://www.europarl.europa.eu/doceo/document/CRE-8-2015-10-28-INT-3-440-0000_HR.html</text:p>
          </table:table-cell>
          <table:table-cell office:value-type="string" calcext:value-type="string">
            <text:p><text:s/>Court of Justice of the European Union: number of judges at the General Court (A8-0296/2015 - António Marinho e Pinto) HR </text:p>
          </table:table-cell>
          <table:table-cell office:value-type="string" calcext:value-type="string">
            <text:p>28-10-2015</text:p>
          </table:table-cell>
          <table:table-cell table:formula="of:=DATE(VALUE(MID([.C976]; 7; 4)); VALUE(MID([.C976]; 4; 2)); VALUE(MID([.C976]; 1; 2)))" office:value-type="date" office:date-value="2015-10-28" calcext:value-type="date">
            <text:p>10/28/15</text:p>
          </table:table-cell>
          <table:table-cell office:value-type="string" calcext:value-type="string">
            <text:p>  Dubravka Šuica (PPE), <text:s text:c="2"/>napisan. ‒ Podržavam prijedlog povećanja broja sudaca i izmjenu Protokola br. 3 o Statutu Suda Europske unije. Nadležnost Općeg suda od njegova osnivanja se postupno proširivala te broj predmeta pred Općim sudom već godinama raste. Podržavam stav da se moraju poduzeti odgovarajuće proceduralne mjere te poduzeti bolja organizacija, što podrazumijeva i povećanje broja sudaca. Moramo pomoći u nastojanju da se skrati trajanje postupaka te da Opći sud bude kvalitetniji i efikasniji. </text:p>
          </table:table-cell>
        </table:table-row>
        <table:table-row table:style-name="ro1">
          <table:table-cell office:value-type="string" calcext:value-type="string">
            <text:p>http://www.europarl.europa.eu/doceo/document/CRE-8-2015-10-28-INT-3-530-0000_HR.html</text:p>
          </table:table-cell>
          <table:table-cell office:value-type="string" calcext:value-type="string">
            <text:p><text:s/>Provisions for fishing in the GFCM (General Fisheries Commission for the Mediterranean) Agreement area (A8-0295/2015 - Gabriel Mato) HR </text:p>
          </table:table-cell>
          <table:table-cell office:value-type="string" calcext:value-type="string">
            <text:p>28-10-2015</text:p>
          </table:table-cell>
          <table:table-cell table:formula="of:=DATE(VALUE(MID([.C977]; 7; 4)); VALUE(MID([.C977]; 4; 2)); VALUE(MID([.C977]; 1; 2)))" office:value-type="date" office:date-value="2015-10-28" calcext:value-type="date">
            <text:p>10/28/15</text:p>
          </table:table-cell>
          <table:table-cell office:value-type="string" calcext:value-type="string">
            <text:p>  Dubravka Šuica (PPE), <text:s text:c="2"/>napisan. ‒ Opća komisija za ribarstvo Sredozemlja (GFCM) osnovana je 1949. godine, a njezini su glavni ciljevi promicanje razvoja, očuvanje, racionalno upravljanje i najbolje iskorištavanje živih morskih resursa te održivi razvoj akvakulture u Sredozemlju, Crnom moru i susjednim morima. </text:p>
          </table:table-cell>
        </table:table-row>
        <table:table-row table:style-name="ro1">
          <table:table-cell office:value-type="string" calcext:value-type="string">
            <text:p>http://www.europarl.europa.eu/doceo/document/CRE-8-2015-10-28-INT-3-648-0000_HR.html</text:p>
          </table:table-cell>
          <table:table-cell office:value-type="string" calcext:value-type="string">
            <text:p><text:s/>Use of genetically modified food and feed (A8-0305/2015 - Giovanni La Via) HR </text:p>
          </table:table-cell>
          <table:table-cell office:value-type="string" calcext:value-type="string">
            <text:p>28-10-2015</text:p>
          </table:table-cell>
          <table:table-cell table:formula="of:=DATE(VALUE(MID([.C978]; 7; 4)); VALUE(MID([.C978]; 4; 2)); VALUE(MID([.C978]; 1; 2)))" office:value-type="date" office:date-value="2015-10-28" calcext:value-type="date">
            <text:p>10/28/15</text:p>
          </table:table-cell>
          <table:table-cell office:value-type="string" calcext:value-type="string">
            <text:p>  Dubravka Šuica (PPE), <text:s text:c="2"/>napisan. ‒ Podržavam stajalište izvjestitelja, jer smatram da je prijedlog Komisije vrlo teško provediv, iako bi države članice trebale moći ograničiti ili zabraniti uporabu genetski modificirane hrane i hrane za životinje na njihovom teritoriju. Komisija predlaže da se pod određenim uvjetima omogući državama članicama da ograniče ili zabrane korištenje genetski modificirane hrane na njihovom teritoriju. </text:p>
          </table:table-cell>
        </table:table-row>
        <table:table-row table:style-name="ro1">
          <table:table-cell office:value-type="string" calcext:value-type="string">
            <text:p>http://www.europarl.europa.eu/doceo/document/CRE-8-2015-10-28-INT-3-766-0000_HR.html</text:p>
          </table:table-cell>
          <table:table-cell office:value-type="string" calcext:value-type="string">
            <text:p><text:s/>Novel foods (A8-0046/2014 - James Nicholson) HR </text:p>
          </table:table-cell>
          <table:table-cell office:value-type="string" calcext:value-type="string">
            <text:p>28-10-2015</text:p>
          </table:table-cell>
          <table:table-cell table:formula="of:=DATE(VALUE(MID([.C979]; 7; 4)); VALUE(MID([.C979]; 4; 2)); VALUE(MID([.C979]; 1; 2)))" office:value-type="date" office:date-value="2015-10-28" calcext:value-type="date">
            <text:p>10/28/15</text:p>
          </table:table-cell>
          <table:table-cell office:value-type="string" calcext:value-type="string">
            <text:p>  Dubravka Šuica (PPE), <text:s text:c="2"/>napisan. ‒ Nova hrana predstavlja hranu i sastojke hrane koji se nisu koristili u prehrani ljudi u Europskoj uniji u značajnoj mjeri prije 1997. godine. Novom hranom smatra se hrana dobivena korištenjem novih tehnologija, inovativna hrana ili hrana koja se tradicionalno koristi u drugim zemljama, ali ne u Europskoj uniji. </text:p>
          </table:table-cell>
        </table:table-row>
        <table:table-row table:style-name="ro1">
          <table:table-cell office:value-type="string" calcext:value-type="string">
            <text:p>http://www.europarl.europa.eu/doceo/document/CRE-8-2015-10-28-INT-3-884-0000_HR.html</text:p>
          </table:table-cell>
          <table:table-cell office:value-type="string" calcext:value-type="string">
            <text:p><text:s/>Emissions of certain atmospheric pollutants (A8-0249/2015 - Julie Girling) HR </text:p>
          </table:table-cell>
          <table:table-cell office:value-type="string" calcext:value-type="string">
            <text:p>28-10-2015</text:p>
          </table:table-cell>
          <table:table-cell table:formula="of:=DATE(VALUE(MID([.C980]; 7; 4)); VALUE(MID([.C980]; 4; 2)); VALUE(MID([.C980]; 1; 2)))" office:value-type="date" office:date-value="2015-10-28" calcext:value-type="date">
            <text:p>10/28/15</text:p>
          </table:table-cell>
          <table:table-cell office:value-type="string" calcext:value-type="string">
            <text:p>  Dubravka Šuica (PPE), <text:s text:c="2"/>napisan. ‒ Ovaj prijedlog direktive Europskog parlamenta i Vijeća o smanjenju nacionalnih emisija određenih atmosferskih onečišćivača, iako ima vrlo kvalitetnih odredbi, nije dovoljno precizan i ne podržavam ovakav prijedlog. U Europskoj uniji je u posljednjih 20 godina postignut velik napredak u području kakvoće zraka zahvaljujući posebnoj politici Unije. </text:p>
          </table:table-cell>
        </table:table-row>
        <table:table-row table:style-name="ro1">
          <table:table-cell office:value-type="string" calcext:value-type="string">
            <text:p>http://www.europarl.europa.eu/doceo/document/CRE-8-2015-10-29-INT-4-111-0000_HR.html</text:p>
          </table:table-cell>
          <table:table-cell office:value-type="string" calcext:value-type="string">
            <text:p><text:s/>New challenges and concepts for the promotion of tourism in Europe (debate) HR </text:p>
          </table:table-cell>
          <table:table-cell office:value-type="string" calcext:value-type="string">
            <text:p>29-10-2015</text:p>
          </table:table-cell>
          <table:table-cell table:formula="of:=DATE(VALUE(MID([.C981]; 7; 4)); VALUE(MID([.C981]; 4; 2)); VALUE(MID([.C981]; 1; 2)))" office:value-type="date" office:date-value="2015-10-29" calcext:value-type="date">
            <text:p>10/29/15</text:p>
          </table:table-cell>
          <table:table-cell office:value-type="string" calcext:value-type="string">
            <text:p>  Dubravka Šuica (PPE). <text:s text:c="2"/>– Gospođo potpredsjednice, drago mi je da je danas ovdje povjerenica koja vjerujem da će razumijeti ovaj moj problem. Ja smatram da je najveći problem turizma, konkretno u Hrvatskoj iz koje dolazim, a iz ovih drugih zemalja, sezonalnost. Dakle, leži ogroman potencijal u turizmu, dakle i za rast novih radnih mjesta i za kompletan rast. Konkretno Hrvatska ima 17 % svoga bruto državnoga proizvoda iz turizma.</text:p>
          </table:table-cell>
        </table:table-row>
        <table:table-row table:style-name="ro1">
          <table:table-cell office:value-type="string" calcext:value-type="string">
            <text:p>http://www.europarl.europa.eu/doceo/document/CRE-8-2015-10-29-INT-4-485-0000_HR.html</text:p>
          </table:table-cell>
          <table:table-cell office:value-type="string" calcext:value-type="string">
            <text:p><text:s/>EU Agency for Law Enforcement Training (CEPOL) (A8-0048/2015 - Kinga Gál) HR </text:p>
          </table:table-cell>
          <table:table-cell office:value-type="string" calcext:value-type="string">
            <text:p>29-10-2015</text:p>
          </table:table-cell>
          <table:table-cell table:formula="of:=DATE(VALUE(MID([.C982]; 7; 4)); VALUE(MID([.C982]; 4; 2)); VALUE(MID([.C982]; 1; 2)))" office:value-type="date" office:date-value="2015-10-29" calcext:value-type="date">
            <text:p>10/29/15</text:p>
          </table:table-cell>
          <table:table-cell office:value-type="string" calcext:value-type="string">
            <text:p>  Dubravka Šuica (PPE), <text:s text:c="2"/>napisan. ‒ Podržavam inicijativu Europskog parlamenta i Vijeća o osnivanju Agencije Europske unije za osposobljavanje u području provedbe zakona (CEPOL). Inicijativu podržavam jer smatram da je CEPOL potreban kako bi se unaprijedila suradnja među tijelima za provedbu zakona u Uniji u području sprječavanja, otkrivanja i istraživanja kaznenih djela, održavanja reda i mira te provođenja policijskih misija. </text:p>
          </table:table-cell>
        </table:table-row>
        <table:table-row table:style-name="ro1">
          <table:table-cell office:value-type="string" calcext:value-type="string">
            <text:p>http://www.europarl.europa.eu/doceo/document/CRE-8-2015-10-29-INT-4-514-0000_HR.html</text:p>
          </table:table-cell>
          <table:table-cell office:value-type="string" calcext:value-type="string">
            <text:p><text:s/>Transparency of securities financing transactions (A8-0120/2015 - Renato Soru) HR </text:p>
          </table:table-cell>
          <table:table-cell office:value-type="string" calcext:value-type="string">
            <text:p>29-10-2015</text:p>
          </table:table-cell>
          <table:table-cell table:formula="of:=DATE(VALUE(MID([.C983]; 7; 4)); VALUE(MID([.C983]; 4; 2)); VALUE(MID([.C983]; 1; 2)))" office:value-type="date" office:date-value="2015-10-29" calcext:value-type="date">
            <text:p>10/29/15</text:p>
          </table:table-cell>
          <table:table-cell office:value-type="string" calcext:value-type="string">
            <text:p>  Dubravka Šuica (PPE), <text:s text:c="2"/>napisan. ‒ Svjetska financijska kriza 2008. godine otkrila je brojne špekulativne aktivnosti, važne regulatorne manjkavosti, neučinkovit nadzor i netransparentna financijska tržišta. Europska unija donijela je niz mjera kako bi unaprijedila regulaciju bankarskog sustava, uključujući strože kapitalne zahtjeve, učinkovitiji nadzor i sl. </text:p>
          </table:table-cell>
        </table:table-row>
        <table:table-row table:style-name="ro1">
          <table:table-cell office:value-type="string" calcext:value-type="string">
            <text:p>http://www.europarl.europa.eu/doceo/document/CRE-8-2015-10-29-INT-4-539-0500_HR.html</text:p>
          </table:table-cell>
          <table:table-cell office:value-type="string" calcext:value-type="string">
            <text:p><text:s/>Follow-up to the European Parliament resolution of 12 March 2014 on the electronic mass surveillance of EU citizens (B8-1092/2015) HR </text:p>
          </table:table-cell>
          <table:table-cell office:value-type="string" calcext:value-type="string">
            <text:p>29-10-2015</text:p>
          </table:table-cell>
          <table:table-cell table:formula="of:=DATE(VALUE(MID([.C984]; 7; 4)); VALUE(MID([.C984]; 4; 2)); VALUE(MID([.C984]; 1; 2)))" office:value-type="date" office:date-value="2015-10-29" calcext:value-type="date">
            <text:p>10/29/15</text:p>
          </table:table-cell>
          <table:table-cell office:value-type="string" calcext:value-type="string">
            <text:p>  Dubravka Šuica (PPE), <text:s text:c="2"/>napisan. ‒ Potrebna nam je zajednička definicija nacionalne sigurnosti kako bi Europska unija i države članice mogle zajamčiti pravnu sigurnost i onemogućiti kršenje temeljnih prava građana i vladavine prava. Smatram da su temeljna prava na privatnost i zaštitu osobnih podataka i dalje ugrožena te da se nije poduzelo dovoljno kako bi se zajamčila potpuna zaštita građana u slučaju elektroničkog masovnog nadzora. </text:p>
          </table:table-cell>
        </table:table-row>
        <table:table-row table:style-name="ro1">
          <table:table-cell office:value-type="string" calcext:value-type="string">
            <text:p>http://www.europarl.europa.eu/doceo/document/CRE-8-2015-10-29-INT-4-565-0000_HR.html</text:p>
          </table:table-cell>
          <table:table-cell office:value-type="string" calcext:value-type="string">
            <text:p><text:s/>European Semester for economic policy coordination: implementation of 2015 priorities (A8-0307/2015 - Dariusz Rosati) HR </text:p>
          </table:table-cell>
          <table:table-cell office:value-type="string" calcext:value-type="string">
            <text:p>29-10-2015</text:p>
          </table:table-cell>
          <table:table-cell table:formula="of:=DATE(VALUE(MID([.C985]; 7; 4)); VALUE(MID([.C985]; 4; 2)); VALUE(MID([.C985]; 1; 2)))" office:value-type="date" office:date-value="2015-10-29" calcext:value-type="date">
            <text:p>10/29/15</text:p>
          </table:table-cell>
          <table:table-cell office:value-type="string" calcext:value-type="string">
            <text:p>  Dubravka Šuica (PPE), <text:s text:c="2"/>napisan. ‒ Gospodarski oporavak Unije polako jača te se očekuje rast BDP-a Europske unije 2016. g. od 2,1 %. Međutim, oporavak leži na krhkim temeljima ponajprije zbog strukturnih slabosti i velikih regionalnih gospodarskih razlika. Mnoge države članice susreću se sa sličnim makroekonomskim izazovima, od kojih su najvažniji velike razine duga (javnog i privatnog) koje obeshrabruju ulaganja te slaba konkurentnost.</text:p>
          </table:table-cell>
        </table:table-row>
        <table:table-row table:style-name="ro1">
          <table:table-cell office:value-type="string" calcext:value-type="string">
            <text:p>http://www.europarl.europa.eu/doceo/document/CRE-8-2015-10-29-INT-4-603-0000_HR.html</text:p>
          </table:table-cell>
          <table:table-cell office:value-type="string" calcext:value-type="string">
            <text:p><text:s/>Council Recommendation on the integration of the long-term unemployed into the labour market (B8-1093/2015) HR </text:p>
          </table:table-cell>
          <table:table-cell office:value-type="string" calcext:value-type="string">
            <text:p>29-10-2015</text:p>
          </table:table-cell>
          <table:table-cell table:formula="of:=DATE(VALUE(MID([.C986]; 7; 4)); VALUE(MID([.C986]; 4; 2)); VALUE(MID([.C986]; 1; 2)))" office:value-type="date" office:date-value="2015-10-29" calcext:value-type="date">
            <text:p>10/29/15</text:p>
          </table:table-cell>
          <table:table-cell office:value-type="string" calcext:value-type="string">
            <text:p>  Dubravka Šuica (PPE), <text:s text:c="2"/>napisan. ‒ Velika ekonomska kriza uzrokovala je dugotrajnu nezaposlenost koja se udvostručila u razdoblju od 2007. godine i koja se smatra odgovornom za polovicu ukupne nezaposlenosti, odnosno više od 12 milijuna ljudi, predstavljajući tako 5 posto aktivne populacije EU-a. </text:p>
          </table:table-cell>
        </table:table-row>
        <table:table-row table:style-name="ro1">
          <table:table-cell office:value-type="string" calcext:value-type="string">
            <text:p>http://www.europarl.europa.eu/doceo/document/CRE-8-2015-10-29-INT-4-640-0000_HR.html</text:p>
          </table:table-cell>
          <table:table-cell office:value-type="string" calcext:value-type="string">
            <text:p><text:s/>Safe use of remotely piloted aircraft systems (RPAS) in the field of civil aviation (A8-0261/2015 - Jacqueline Foster) HR </text:p>
          </table:table-cell>
          <table:table-cell office:value-type="string" calcext:value-type="string">
            <text:p>29-10-2015</text:p>
          </table:table-cell>
          <table:table-cell table:formula="of:=DATE(VALUE(MID([.C987]; 7; 4)); VALUE(MID([.C987]; 4; 2)); VALUE(MID([.C987]; 1; 2)))" office:value-type="date" office:date-value="2015-10-29" calcext:value-type="date">
            <text:p>10/29/15</text:p>
          </table:table-cell>
          <table:table-cell office:value-type="string" calcext:value-type="string">
            <text:p>  Dubravka Šuica (PPE), <text:s text:c="2"/>napisan. ‒ Entuzijasti već desetljećima upravljaju malim modelima letjelica na radio upravljanje te je u posljednjih 15 godina rapidno porasla upotreba zrakoplovnih sustava na daljinsko upravljanje (RPAS), poznatijih kao bespilotne letjelice (engleski: drones). Propisi o RPAS-ovima postoje ili su u izradi u Austriji, Hrvatskoj, Češkoj Republici, Danskoj, Francuskoj, Njemačkoj, Italiji, Irskoj, Poljskoj, Španjolskoj i Ujedinjenoj Kraljevini, a odobrene škole letenja postoje u Danskoj, Ujedinjenoj Kraljevini i Nizozemskoj. </text:p>
          </table:table-cell>
        </table:table-row>
        <table:table-row table:style-name="ro1">
          <table:table-cell office:value-type="string" calcext:value-type="string">
            <text:p>http://www.europarl.europa.eu/doceo/document/CRE-8-2015-10-29-INT-4-680-0000_HR.html</text:p>
          </table:table-cell>
          <table:table-cell office:value-type="string" calcext:value-type="string">
            <text:p><text:s/>New challenges and concepts for the promotion of tourism in Europe (A8-0258/2015 - Isabella De Monte) HR </text:p>
          </table:table-cell>
          <table:table-cell office:value-type="string" calcext:value-type="string">
            <text:p>29-10-2015</text:p>
          </table:table-cell>
          <table:table-cell table:formula="of:=DATE(VALUE(MID([.C988]; 7; 4)); VALUE(MID([.C988]; 4; 2)); VALUE(MID([.C988]; 1; 2)))" office:value-type="date" office:date-value="2015-10-29" calcext:value-type="date">
            <text:p>10/29/15</text:p>
          </table:table-cell>
          <table:table-cell office:value-type="string" calcext:value-type="string">
            <text:p>  Dubravka Šuica (PPE), <text:s text:c="2"/>napisan. ‒ Turizam je jedno od ključnih područja potencijalnog rasta europskog gospodarstva u kojemu se ostvaruje više od 10 % BDP-a EU-a ako se uzmu u obzir i sektori povezani s turizmom te je pokretač opsežnog zapošljavanja jer izravno zapošljava 13 milijuna radnika te u skladu s tim predstavlja najmanje 12 % radnih mjesta u EU-u. Samo je u Hrvatskoj u 2014. godini zaposlenost u turizmu narasla za 12,6 posto. </text:p>
          </table:table-cell>
        </table:table-row>
        <table:table-row table:style-name="ro1">
          <table:table-cell office:value-type="string" calcext:value-type="string">
            <text:p>http://www.europarl.europa.eu/doceo/document/CRE-8-2015-10-29-INT-4-708-0000_HR.html</text:p>
          </table:table-cell>
          <table:table-cell office:value-type="string" calcext:value-type="string">
            <text:p><text:s/>Development of a satellite-based technology to enable global flight tracking systems (B8-1094/2015) HR </text:p>
          </table:table-cell>
          <table:table-cell office:value-type="string" calcext:value-type="string">
            <text:p>29-10-2015</text:p>
          </table:table-cell>
          <table:table-cell table:formula="of:=DATE(VALUE(MID([.C989]; 7; 4)); VALUE(MID([.C989]; 4; 2)); VALUE(MID([.C989]; 1; 2)))" office:value-type="date" office:date-value="2015-10-29" calcext:value-type="date">
            <text:p>10/29/15</text:p>
          </table:table-cell>
          <table:table-cell office:value-type="string" calcext:value-type="string">
            <text:p>  Dubravka Šuica (PPE), <text:s text:c="2"/>napisan. ‒ U Ženevi će se od 2. do 27. studenog 2015. održati Svjetska radiokomunikacijska konferencija (WRC-15) Međunarodne telekomunikacijske unije (ITU) u okviru koje će se raspravljati o praćenju zrakoplova tijekom leta. Nakon tragedija zrakoplova Air Francea na letu AF447 (1. lipnja 2009.) i zrakoplova Malaysia Airlinesa na letu MH370 (8. ožujka 2014.) postalo je jasno da je potrebno uvesti nove sustave za određivanje položaja putničkih zrakoplova u svakom trenutku, čak i onda kada se nalaze na udaljenim lokacijama. Stoga Parlament podržava zalaganje Komisije za žurni razvoj takvih sustava te smatra da je pri razvoju takvog sustava potrebna snažna suradnja svih dionika (npr. industrije, zrakoplovnih kompanija, pružatelja usluga u zračnoj plovidbi, službi za sigurnost i spašavanje, tijela koja provode sigurnosne istrage i međunarodnih organizacija).</text:p>
          </table:table-cell>
        </table:table-row>
        <table:table-row table:style-name="ro1">
          <table:table-cell office:value-type="string" calcext:value-type="string">
            <text:p>http://www.europarl.europa.eu/doceo/document/CRE-8-2015-11-11-INT-1-377-0500_HR.html</text:p>
          </table:table-cell>
          <table:table-cell office:value-type="string" calcext:value-type="string">
            <text:p><text:s/>Interoperability solutions as a means for modernising the public sector (A8-0225/2015 - Carlos Zorrinho) HR </text:p>
          </table:table-cell>
          <table:table-cell office:value-type="string" calcext:value-type="string">
            <text:p>11-11-2015</text:p>
          </table:table-cell>
          <table:table-cell table:formula="of:=DATE(VALUE(MID([.C990]; 7; 4)); VALUE(MID([.C990]; 4; 2)); VALUE(MID([.C990]; 1; 2)))" office:value-type="date" office:date-value="2015-11-11" calcext:value-type="date">
            <text:p>11/11/15</text:p>
          </table:table-cell>
          <table:table-cell office:value-type="string" calcext:value-type="string">
            <text:p>  Dubravka Šuica (PPE), <text:s text:c="2"/>napisan. ‒ Javni sektor ima važnu ulogu u gospodarstvu kao regulator, pružatelj usluga i poslodavac. U trenutku kada su vlade suočene s izazovom osiguravanja financijske konsolidacije uz poticanje rasta, konkurentnosti i zapošljavanja, postoji čvrsto opravdanje za poboljšanje učinkovitosti, bolje upravljanje, brže djelovanje i izraženije sudjelovanje korisnika u javnom sektoru. </text:p>
          </table:table-cell>
        </table:table-row>
        <table:table-row table:style-name="ro1">
          <table:table-cell office:value-type="string" calcext:value-type="string">
            <text:p>http://www.europarl.europa.eu/doceo/document/CRE-8-2015-11-11-INT-1-419-0500_HR.html</text:p>
          </table:table-cell>
          <table:table-cell office:value-type="string" calcext:value-type="string">
            <text:p><text:s/>Reform of the electoral law of the EU (A8-0286/2015 - Danuta Maria Hübner, Jo Leinen) HR </text:p>
          </table:table-cell>
          <table:table-cell office:value-type="string" calcext:value-type="string">
            <text:p>11-11-2015</text:p>
          </table:table-cell>
          <table:table-cell table:formula="of:=DATE(VALUE(MID([.C991]; 7; 4)); VALUE(MID([.C991]; 4; 2)); VALUE(MID([.C991]; 1; 2)))" office:value-type="date" office:date-value="2015-11-11" calcext:value-type="date">
            <text:p>11/11/15</text:p>
          </table:table-cell>
          <table:table-cell office:value-type="string" calcext:value-type="string">
            <text:p>  Dubravka Šuica (PPE), <text:s text:c="2"/>napisan. ‒ Odbor Europskog parlamenta za ustavna prava usvojio je izvješće o reformi izbornog zakona Europske unije koje se tiče izbornih prava u Europskoj uniji. Ovim izvješćem predlaže se reforma izbornih prava koju bi trebalo provesti do 2019. godine s ciljem uvođenja promjena. </text:p>
          </table:table-cell>
        </table:table-row>
        <table:table-row table:style-name="ro1">
          <table:table-cell office:value-type="string" calcext:value-type="string">
            <text:p>http://www.europarl.europa.eu/doceo/document/CRE-8-2015-11-11-INT-1-457-0500_HR.html</text:p>
          </table:table-cell>
          <table:table-cell office:value-type="string" calcext:value-type="string">
            <text:p><text:s/>Future aviation package (B8-1146/2015, B8-1147/2015, B8-1148/2015, B8-1149/2015, B8-1150/2015, B8-1151/2015, B8-1152/2015) HR </text:p>
          </table:table-cell>
          <table:table-cell office:value-type="string" calcext:value-type="string">
            <text:p>11-11-2015</text:p>
          </table:table-cell>
          <table:table-cell table:formula="of:=DATE(VALUE(MID([.C992]; 7; 4)); VALUE(MID([.C992]; 4; 2)); VALUE(MID([.C992]; 1; 2)))" office:value-type="date" office:date-value="2015-11-11" calcext:value-type="date">
            <text:p>11/11/15</text:p>
          </table:table-cell>
          <table:table-cell office:value-type="string" calcext:value-type="string">
            <text:p>  Dubravka Šuica (PPE), <text:s text:c="2"/>napisan. ‒ Zrakoplovni sektor je jedini sektor u kojemu su se od 1998. povećale emisije onečišćivača, i to za otprilike 30 %. Također, sektor zračnog prijevoza odgovoran je za 3 % ukupnih međunarodnih emisija CO2 u svijetu. Predstojeća 21. Međunarodna udruga za zračni prijevoz obvezala se da će do 2050. neto emisije CO2 iz zračnog prometa smanjiti za 50 % u odnosu na razine iz 2005. </text:p>
          </table:table-cell>
        </table:table-row>
        <table:table-row table:style-name="ro1">
          <table:table-cell office:value-type="string" calcext:value-type="string">
            <text:p>http://www.europarl.europa.eu/doceo/document/CRE-8-2015-11-24-INT-2-179-0000_HR.html</text:p>
          </table:table-cell>
          <table:table-cell office:value-type="string" calcext:value-type="string">
            <text:p><text:s/>Repealing certain acts from the Schengen acquis (A8-0250/2015 - Claude Moraes) HR </text:p>
          </table:table-cell>
          <table:table-cell office:value-type="string" calcext:value-type="string">
            <text:p>24-11-2015</text:p>
          </table:table-cell>
          <table:table-cell table:formula="of:=DATE(VALUE(MID([.C993]; 7; 4)); VALUE(MID([.C993]; 4; 2)); VALUE(MID([.C993]; 1; 2)))" office:value-type="date" office:date-value="2015-11-24" calcext:value-type="date">
            <text:p>11/24/15</text:p>
          </table:table-cell>
          <table:table-cell office:value-type="string" calcext:value-type="string">
            <text:p>  Dubravka Šuica (PPE), <text:s text:c="2"/>napisan. ‒ Cilj ovog zakonodavnog prijedloga jest opozvati zastarjele zakonske mjere u području slobode, sigurnosti i pravosuđa.</text:p>
          </table:table-cell>
        </table:table-row>
        <table:table-row table:style-name="ro1">
          <table:table-cell office:value-type="string" calcext:value-type="string">
            <text:p>http://www.europarl.europa.eu/doceo/document/CRE-8-2015-11-24-INT-2-210-0000_HR.html</text:p>
          </table:table-cell>
          <table:table-cell office:value-type="string" calcext:value-type="string">
            <text:p><text:s/>Repealing certain acts from the Schengen acquis in the field of police cooperation and judicial cooperation in criminal matters (A8-0251/2015 - Claude Moraes) HR </text:p>
          </table:table-cell>
          <table:table-cell office:value-type="string" calcext:value-type="string">
            <text:p>24-11-2015</text:p>
          </table:table-cell>
          <table:table-cell table:formula="of:=DATE(VALUE(MID([.C994]; 7; 4)); VALUE(MID([.C994]; 4; 2)); VALUE(MID([.C994]; 1; 2)))" office:value-type="date" office:date-value="2015-11-24" calcext:value-type="date">
            <text:p>11/24/15</text:p>
          </table:table-cell>
          <table:table-cell office:value-type="string" calcext:value-type="string">
            <text:p>  Dubravka Šuica (PPE), <text:s text:c="2"/>napisan. ‒ Mnogi akti doneseni u području policijske i pravosudne suradnje u kaznenim stvarima, koji pripadaju schengenskoj pravnoj stečevini, više nisu relevantni zbog svoje privremene prirode ili zato što je njihov sadržaj obuhvaćen naknadnim aktima.</text:p>
          </table:table-cell>
        </table:table-row>
        <table:table-row table:style-name="ro1">
          <table:table-cell office:value-type="string" calcext:value-type="string">
            <text:p>http://www.europarl.europa.eu/doceo/document/CRE-8-2015-11-24-INT-2-240-0000_HR.html</text:p>
          </table:table-cell>
          <table:table-cell office:value-type="string" calcext:value-type="string">
            <text:p><text:s/>Repealing certain acts in the field of police cooperation and judicial cooperation in criminal matters (A8-0252/2015 - Claude Moraes) HR </text:p>
          </table:table-cell>
          <table:table-cell office:value-type="string" calcext:value-type="string">
            <text:p>24-11-2015</text:p>
          </table:table-cell>
          <table:table-cell table:formula="of:=DATE(VALUE(MID([.C995]; 7; 4)); VALUE(MID([.C995]; 4; 2)); VALUE(MID([.C995]; 1; 2)))" office:value-type="date" office:date-value="2015-11-24" calcext:value-type="date">
            <text:p>11/24/15</text:p>
          </table:table-cell>
          <table:table-cell office:value-type="string" calcext:value-type="string">
            <text:p>  Dubravka Šuica (PPE), <text:s text:c="2"/>napisan. ‒ Poboljšanje transparentnosti prava Unije na čemu rade institucije Unije, ključan je element strategije za bolju izradu zakonodavstva. U tom je kontekstu primjereno iz zakonodavstva na snazi ukloniti one akte koji više ne služe svrsi. Mnogi akti doneseni u području policijske i pravosudne suradnje u kaznenim stvarima zastarjeli su jer je njihov sadržaj obuhvaćen naknadnim aktima, iako nisu stavljeni izvan snage.</text:p>
          </table:table-cell>
        </table:table-row>
        <table:table-row table:style-name="ro1">
          <table:table-cell office:value-type="string" calcext:value-type="string">
            <text:p>http://www.europarl.europa.eu/doceo/document/CRE-8-2015-11-24-INT-2-271-0000_HR.html</text:p>
          </table:table-cell>
          <table:table-cell office:value-type="string" calcext:value-type="string">
            <text:p><text:s/>Accession to the Extended Commission of the Convention for the Conservation of Southern Bluefin Tuna (A8-0318/2015 - Carlos Iturgaiz) HR </text:p>
          </table:table-cell>
          <table:table-cell office:value-type="string" calcext:value-type="string">
            <text:p>24-11-2015</text:p>
          </table:table-cell>
          <table:table-cell table:formula="of:=DATE(VALUE(MID([.C996]; 7; 4)); VALUE(MID([.C996]; 4; 2)); VALUE(MID([.C996]; 1; 2)))" office:value-type="date" office:date-value="2015-11-24" calcext:value-type="date">
            <text:p>11/24/15</text:p>
          </table:table-cell>
          <table:table-cell office:value-type="string" calcext:value-type="string">
            <text:p>  Dubravka Šuica (PPE), <text:s text:c="2"/>napisan. ‒ Komisija za očuvanje južne plavoperajne tune (CCSBT) regionalna je organizacija za upravljanje ribarstvom (RFMO) nadležna za upravljanje južnom plavoperajnom tunom (SBF) u svim područjima gdje je rasprostranjena. Europska unija je od 2006. sudjelujuća nečlanica proširene komisije CCSBT-a. Sudjelujući nečlanovi u potpunosti sudjeluju u aktivnostima CCSBT-a, ali nemaju pravo glasa. Za dobivanje statusa sudjelujućeg nečlana potrebno je prihvaćanje ciljeva i mjera u pogledu upravljanja i očuvanja utvrđenih u okviru CCSBT-a.</text:p>
          </table:table-cell>
        </table:table-row>
        <table:table-row table:style-name="ro1">
          <table:table-cell office:value-type="string" calcext:value-type="string">
            <text:p>http://www.europarl.europa.eu/doceo/document/CRE-8-2015-11-24-INT-2-307-0000_HR.html</text:p>
          </table:table-cell>
          <table:table-cell office:value-type="string" calcext:value-type="string">
            <text:p><text:s/>Insurance mediation (A8-0315/2015 - Werner Langen) HR </text:p>
          </table:table-cell>
          <table:table-cell office:value-type="string" calcext:value-type="string">
            <text:p>24-11-2015</text:p>
          </table:table-cell>
          <table:table-cell table:formula="of:=DATE(VALUE(MID([.C997]; 7; 4)); VALUE(MID([.C997]; 4; 2)); VALUE(MID([.C997]; 1; 2)))" office:value-type="date" office:date-value="2015-11-24" calcext:value-type="date">
            <text:p>11/24/15</text:p>
          </table:table-cell>
          <table:table-cell office:value-type="string" calcext:value-type="string">
            <text:p>  Dubravka Šuica (PPE), <text:s text:c="2"/>napisan. ‒ Glavni cilj i predmet ove preinake je usklađivanje nacionalnih odredbi u vezi s distribucijom osiguranja. S obzirom na to da se ta aktivnost provodi diljem Unije, potrebno je osigurati neophodan stupanj usklađivanja koji će ulagačima nuditi visoki stupanj zaštite, a investicijskim društvima omogućiti pružanje usluga u cijeloj Uniji kao unutarnjem tržištu. </text:p>
          </table:table-cell>
        </table:table-row>
        <table:table-row table:style-name="ro1">
          <table:table-cell office:value-type="string" calcext:value-type="string">
            <text:p>http://www.europarl.europa.eu/doceo/document/CRE-8-2015-11-24-INT-2-361-0000_HR.html</text:p>
          </table:table-cell>
          <table:table-cell office:value-type="string" calcext:value-type="string">
            <text:p><text:s/>Reducing inequalities with a special focus on child poverty (A8-0310/2015 - Inês Cristina Zuber) HR </text:p>
          </table:table-cell>
          <table:table-cell office:value-type="string" calcext:value-type="string">
            <text:p>24-11-2015</text:p>
          </table:table-cell>
          <table:table-cell table:formula="of:=DATE(VALUE(MID([.C998]; 7; 4)); VALUE(MID([.C998]; 4; 2)); VALUE(MID([.C998]; 1; 2)))" office:value-type="date" office:date-value="2015-11-24" calcext:value-type="date">
            <text:p>11/24/15</text:p>
          </table:table-cell>
          <table:table-cell office:value-type="string" calcext:value-type="string">
            <text:p>  Dubravka Šuica (PPE), <text:s text:c="2"/>napisan. ‒ Svoj djeci treba biti zajamčeno pravo na obrazovanje, zdravstvene usluge, smještaj, zaštitu, sudjelovanje u odlukama koje na njih utječu, razonodu i slobodno vrijeme, uravnoteženu prehranu i skrb u obiteljskom okruženju. Ključne usluge koje najčešće omogućuju lokalne i regionalne vlasti uključuju zdravstvo, obrazovanje, podršku roditeljima i obiteljima, smještaj i zaštitu. Zemlje članice su pozvane da implementiraju uvođenje univerzalne socijalne pomoći za djecu, kao što je pružanje subvencioniranih ili besplatnih obroka, osobito za onu ugroženu i siromašnu. Donošenje aktivne mjere za zapošljavanje u sklopu sveobuhvatnih strategija i politika potrebno je kako bi se podržao pristup roditelja kvalitetnim radnim mjestima i primjerenom dohotku te pristup visokokvalitetnim javnim uslugama (osobito u području skrbi za djecu, obrazovanja, zdravlja, smještaja i aktivnosti u slobodno vrijeme). </text:p>
          </table:table-cell>
        </table:table-row>
        <table:table-row table:style-name="ro1">
          <table:table-cell office:value-type="string" calcext:value-type="string">
            <text:p>http://www.europarl.europa.eu/doceo/document/CRE-8-2015-11-24-INT-2-404-0000_HR.html</text:p>
          </table:table-cell>
          <table:table-cell office:value-type="string" calcext:value-type="string">
            <text:p><text:s/>Cohesion policy and marginalised communities (A8-0314/2015 - Terry Reintke) HR </text:p>
          </table:table-cell>
          <table:table-cell office:value-type="string" calcext:value-type="string">
            <text:p>24-11-2015</text:p>
          </table:table-cell>
          <table:table-cell table:formula="of:=DATE(VALUE(MID([.C999]; 7; 4)); VALUE(MID([.C999]; 4; 2)); VALUE(MID([.C999]; 1; 2)))" office:value-type="date" office:date-value="2015-11-24" calcext:value-type="date">
            <text:p>11/24/15</text:p>
          </table:table-cell>
          <table:table-cell office:value-type="string" calcext:value-type="string">
            <text:p>  Dubravka Šuica (PPE), <text:s text:c="2"/>napisan. ‒ Cilj kohezijske politike jest smanjenje razlika između raznih regija te zaostalosti regija u najnepovoljnijem položaju. Marginalizirane zajednice postale su središte mjera kohezijske politike. Porasla je zabrinutost zbog socijalne isključenosti i angažiranosti na njezinu suzbijanju, između ostalog zbog situacije u kojoj se nalaze Romi i dugotrajne potrebe da se njihovi životni uvjeti poboljšaju. Projekti koji se financiraju iz fondova EU-a moraju biti dugoročnog karaktera kako bi bili učinkoviti i fondovi moraju poduprijeti ulaganje u stvarne potrebe korisnika s mehanizmima kojima će se jamčiti da se dopre do ciljanih skupina. Potrebno je uspostavljanje proaktivnog i participativnog mehanizama praćenja mjera država članica u pogledu postupka planiranja i procjene financiranja koji se upotrebljavaju za marginalizirane zajednice.</text:p>
          </table:table-cell>
        </table:table-row>
        <table:table-row table:style-name="ro1">
          <table:table-cell office:value-type="string" calcext:value-type="string">
            <text:p>http://www.europarl.europa.eu/doceo/document/CRE-8-2015-11-24-INT-2-456-0000_HR.html</text:p>
          </table:table-cell>
          <table:table-cell office:value-type="string" calcext:value-type="string">
            <text:p><text:s/>The role of the EU within the UN (A8-0308/2015 - Paavo Väyrynen) HR </text:p>
          </table:table-cell>
          <table:table-cell office:value-type="string" calcext:value-type="string">
            <text:p>24-11-2015</text:p>
          </table:table-cell>
          <table:table-cell table:formula="of:=DATE(VALUE(MID([.C1000]; 7; 4)); VALUE(MID([.C1000]; 4; 2)); VALUE(MID([.C1000]; 1; 2)))" office:value-type="date" office:date-value="2015-11-24" calcext:value-type="date">
            <text:p>11/24/15</text:p>
          </table:table-cell>
          <table:table-cell office:value-type="string" calcext:value-type="string">
            <text:p>  Dubravka Šuica (PPE), <text:s text:c="2"/>napisan. ‒ Budućnost Europske unije usko je povezana s globalnim mirom, sigurnošću, razvojem i ljudskim pravima. Međutim, izazovi s kojima se Europska unija suočava, zahtijevaju globalna rješenja i veću podršku međunarodnih partnera. </text:p>
          </table:table-cell>
        </table:table-row>
        <table:table-row table:style-name="ro1">
          <table:table-cell office:value-type="string" calcext:value-type="string">
            <text:p>http://www.europarl.europa.eu/doceo/document/CRE-8-2015-11-25-INT-3-217-0000_HR.html</text:p>
          </table:table-cell>
          <table:table-cell office:value-type="string" calcext:value-type="string">
            <text:p><text:s/>Draft amending budget No 8/2015: Own resources and European Data Protection Supervisor (A8-0337/2015 - Eider Gardiazabal Rubial) HR </text:p>
          </table:table-cell>
          <table:table-cell office:value-type="string" calcext:value-type="string">
            <text:p>25-11-2015</text:p>
          </table:table-cell>
          <table:table-cell table:formula="of:=DATE(VALUE(MID([.C1001]; 7; 4)); VALUE(MID([.C1001]; 4; 2)); VALUE(MID([.C1001]; 1; 2)))" office:value-type="date" office:date-value="2015-11-25" calcext:value-type="date">
            <text:p>11/25/15</text:p>
          </table:table-cell>
          <table:table-cell office:value-type="string" calcext:value-type="string">
            <text:p>  Dubravka Šuica (PPE), <text:s text:c="2"/>napisan. ‒ Nacrt izmjene proračuna (NIP) br. 8 za 2015. odnosi se na sljedeće: </text:p>
          </table:table-cell>
        </table:table-row>
        <table:table-row table:style-name="ro1">
          <table:table-cell office:value-type="string" calcext:value-type="string">
            <text:p>http://www.europarl.europa.eu/doceo/document/CRE-8-2015-11-25-INT-3-258-0000_HR.html</text:p>
          </table:table-cell>
          <table:table-cell office:value-type="string" calcext:value-type="string">
            <text:p><text:s/>Mobilisation of the Flexibility Instrument for immediate budgetary measures to address the refugee crisis (A8-0336/2015 - José Manuel Fernandes) HR </text:p>
          </table:table-cell>
          <table:table-cell office:value-type="string" calcext:value-type="string">
            <text:p>25-11-2015</text:p>
          </table:table-cell>
          <table:table-cell table:formula="of:=DATE(VALUE(MID([.C1002]; 7; 4)); VALUE(MID([.C1002]; 4; 2)); VALUE(MID([.C1002]; 1; 2)))" office:value-type="date" office:date-value="2015-11-25" calcext:value-type="date">
            <text:p>11/25/15</text:p>
          </table:table-cell>
          <table:table-cell office:value-type="string" calcext:value-type="string">
            <text:p>  Dubravka Šuica (PPE), <text:s text:c="2"/>napisan. ‒ Regulativa Europskog vijeća br. 1311/2013, u kojoj su zadani višegodišnji financijski okviri za razdoblje 2014. – 2020. godine, dopušta aktiviranje tzv. Fleksibilnog instrumenta, koji dopušta financiranje nepredviđenih troškova. Nakon detaljnog pregleda svih mogućnosti preraspodjele sredstava, pokazalo se nužnim, iz već određenog financijskog okvira izdvojiti dodatnih 1 504 milijuna EUR za financiranje mjera u sektoru migracija. Ova brojka uključuje iznos od 123 966 698 EUR, koje je Komisija predložila za korištenje u istom sektoru kroz Fleksibilni instrument u prvobitnom nacrtu proračuna za 2016. godinu, međutim isti je ukinut i zamijenjen ovim prijedlogom. Preraspodjela sredstava u skladu s aktiviranjem Fleksibilnog instrumenta je sljedeća:</text:p>
          </table:table-cell>
        </table:table-row>
        <table:table-row table:style-name="ro1">
          <table:table-cell office:value-type="string" calcext:value-type="string">
            <text:p>http://www.europarl.europa.eu/doceo/document/CRE-8-2015-11-25-INT-3-300-0000_HR.html</text:p>
          </table:table-cell>
          <table:table-cell office:value-type="string" calcext:value-type="string">
            <text:p><text:s/>Mobilisation of the EU Solidarity Fund to provide for payment of advances in the 2016 budget (A8-0335/2015 - Lefteris Christoforou) HR </text:p>
          </table:table-cell>
          <table:table-cell office:value-type="string" calcext:value-type="string">
            <text:p>25-11-2015</text:p>
          </table:table-cell>
          <table:table-cell table:formula="of:=DATE(VALUE(MID([.C1003]; 7; 4)); VALUE(MID([.C1003]; 4; 2)); VALUE(MID([.C1003]; 1; 2)))" office:value-type="date" office:date-value="2015-11-25" calcext:value-type="date">
            <text:p>11/25/15</text:p>
          </table:table-cell>
          <table:table-cell office:value-type="string" calcext:value-type="string">
            <text:p>  Dubravka Šuica (PPE), <text:s text:c="2"/>napisan. ‒ Cilj je ovog prijedloga pomoći državama članicama dobiti bržu financijsku potporu zbog prirodne katastrofe nego što je to moguće putem redovnog postupka. U tu svrhu primjereno je omogućiti isplatu predujma na zahtjev pogođene države članice ubrzo nakon podnošenja zahtjeva Komisiji za financijski doprinos iz Fonda. </text:p>
          </table:table-cell>
        </table:table-row>
        <table:table-row table:style-name="ro1">
          <table:table-cell office:value-type="string" calcext:value-type="string">
            <text:p>http://www.europarl.europa.eu/doceo/document/CRE-8-2015-11-25-INT-3-340-0000_HR.html</text:p>
          </table:table-cell>
          <table:table-cell office:value-type="string" calcext:value-type="string">
            <text:p><text:s/>2016 budgetary procedure: joint text (A8-0333/2015 - José Manuel Fernandes, Gérard Deprez) HR </text:p>
          </table:table-cell>
          <table:table-cell office:value-type="string" calcext:value-type="string">
            <text:p>25-11-2015</text:p>
          </table:table-cell>
          <table:table-cell table:formula="of:=DATE(VALUE(MID([.C1004]; 7; 4)); VALUE(MID([.C1004]; 4; 2)); VALUE(MID([.C1004]; 1; 2)))" office:value-type="date" office:date-value="2015-11-25" calcext:value-type="date">
            <text:p>11/25/15</text:p>
          </table:table-cell>
          <table:table-cell office:value-type="string" calcext:value-type="string">
            <text:p>  Dubravka Šuica (PPE), <text:s text:c="2"/>napisan. ‒ Europska komisija predlaže nacrt godišnjeg proračuna za Europsku uniju, a zatim Parlament i države članice dogovaraju o svakoj pojedinoj brojci u nacrtu. Potpora poljoprivrednicima u EU-u, poboljšanje infrastrukture, pomoć zemljama koje se bave imigracijom sirijskih izbjeglica su aktivnosti za koje novac mora biti predviđen u proračunu. Usvajanje europskog proračuna velika je odluka jer zahtjeva kompleksne pripreme. </text:p>
          </table:table-cell>
        </table:table-row>
        <table:table-row table:style-name="ro1">
          <table:table-cell office:value-type="string" calcext:value-type="string">
            <text:p>http://www.europarl.europa.eu/doceo/document/CRE-8-2015-11-25-INT-3-379-0000_HR.html</text:p>
          </table:table-cell>
          <table:table-cell office:value-type="string" calcext:value-type="string">
            <text:p><text:s/>Objection pursuant to Rule 106: granting an authorisation for uses of bis(2-ethylhexhyl) phthalate (DEHP) (B8-1228/2015) HR </text:p>
          </table:table-cell>
          <table:table-cell office:value-type="string" calcext:value-type="string">
            <text:p>25-11-2015</text:p>
          </table:table-cell>
          <table:table-cell table:formula="of:=DATE(VALUE(MID([.C1005]; 7; 4)); VALUE(MID([.C1005]; 4; 2)); VALUE(MID([.C1005]; 1; 2)))" office:value-type="date" office:date-value="2015-11-25" calcext:value-type="date">
            <text:p>11/25/15</text:p>
          </table:table-cell>
          <table:table-cell office:value-type="string" calcext:value-type="string">
            <text:p>  Dubravka Šuica (PPE), <text:s text:c="2"/>napisan. ‒ Znanstveni odbor za toksičnost, ekotoksičnost i okoliš redovito provodi istraživanja o opasnim supstancama u hrani i ostalim proizvodima, s ciljem smanjivanja rizika od oboljenja. Opasnosti za zdravlje ljudi i okoliša koje proizlaze iz uporabe di (2-etilheksil) ftalata (DEHP) trebalo bi smatrati prioritetnima kod periodičkog preispitivanja popisa ograničenih tvarima, jer se ustanovilo kako su te visokorizične supstance posebno opasne za djecu. Navedene toksične tvari pronađene su u kozmetičkim preparatima, omekšivačima za rublje i dječjim igračkama. Stoga se predlaže postupno smanjenje upotrebe navedenih proizvoda. </text:p>
          </table:table-cell>
        </table:table-row>
        <table:table-row table:style-name="ro1">
          <table:table-cell office:value-type="string" calcext:value-type="string">
            <text:p>http://www.europarl.europa.eu/doceo/document/CRE-8-2015-11-25-INT-3-425-0000_HR.html</text:p>
          </table:table-cell>
          <table:table-cell office:value-type="string" calcext:value-type="string">
            <text:p><text:s/>Tax rulings and other measures similar in nature or effect (A8-0317/2015 - Elisa Ferreira, Michael Theurer) HR </text:p>
          </table:table-cell>
          <table:table-cell office:value-type="string" calcext:value-type="string">
            <text:p>25-11-2015</text:p>
          </table:table-cell>
          <table:table-cell table:formula="of:=DATE(VALUE(MID([.C1006]; 7; 4)); VALUE(MID([.C1006]; 4; 2)); VALUE(MID([.C1006]; 1; 2)))" office:value-type="date" office:date-value="2015-11-25" calcext:value-type="date">
            <text:p>11/25/15</text:p>
          </table:table-cell>
          <table:table-cell office:value-type="string" calcext:value-type="string">
            <text:p>  Dubravka Šuica (PPE), <text:s text:c="2"/>napisan. ‒ U skandalu LuxLeaks objavljeni su povjerljivi dokumenti o više od 500 privatnih poreznih dogovora između luksemburške porezne uprave i više od 300 multinacionalnih korporacija u razdoblju od 2002. do 2010. godine, te je otkriveno koliko su bili rašireni tajni dogovori o složenim financijskim konstrukcijama s ciljem drastičnih smanjenja poreza.</text:p>
          </table:table-cell>
        </table:table-row>
        <table:table-row table:style-name="ro1">
          <table:table-cell office:value-type="string" calcext:value-type="string">
            <text:p>http://www.europarl.europa.eu/doceo/document/CRE-8-2015-11-25-INT-3-484-0000_HR.html</text:p>
          </table:table-cell>
          <table:table-cell office:value-type="string" calcext:value-type="string">
            <text:p><text:s/>Prevention of radicalisation and recruitment of European citizens by terrorist organisations (A8-0316/2015 - Rachida Dati) HR </text:p>
          </table:table-cell>
          <table:table-cell office:value-type="string" calcext:value-type="string">
            <text:p>25-11-2015</text:p>
          </table:table-cell>
          <table:table-cell table:formula="of:=DATE(VALUE(MID([.C1007]; 7; 4)); VALUE(MID([.C1007]; 4; 2)); VALUE(MID([.C1007]; 1; 2)))" office:value-type="date" office:date-value="2015-11-25" calcext:value-type="date">
            <text:p>11/25/15</text:p>
          </table:table-cell>
          <table:table-cell office:value-type="string" calcext:value-type="string">
            <text:p>  Dubravka Šuica (PPE), <text:s text:c="2"/>napisan. ‒ Više od 5 000 europskih građana pridružilo se terorističkim organizacijama i drugim vojnim postrojbama, a posebno ISIS-u. Sukladno tome, cilj ovog prijedloga jest poziv Komisiji kako bi što prije uspostavila akcijski plan za provedbu i ocjenjivanje strategije EU-a za borbu protiv radikalizacije i novačenja terorista. To je moguće učiniti razmjenom najboljih praksi i objedinjavanjem vještina u Europskoj uniji, ocjenjivanjem mjera koje poduzimaju države članice te suradnjom s trećim zemljama i međunarodnim organizacijama, na temelju punog poštovanja međunarodnih konvencija o ljudskim pravima.</text:p>
          </table:table-cell>
        </table:table-row>
        <table:table-row table:style-name="ro1">
          <table:table-cell office:value-type="string" calcext:value-type="string">
            <text:p>http://www.europarl.europa.eu/doceo/document/CRE-8-2015-11-25-INT-3-540-0000_HR.html</text:p>
          </table:table-cell>
          <table:table-cell office:value-type="string" calcext:value-type="string">
            <text:p><text:s/>EU Strategic framework on health and safety at work 2014-2020 (A8-0312/2015 - Ole Christensen) HR </text:p>
          </table:table-cell>
          <table:table-cell office:value-type="string" calcext:value-type="string">
            <text:p>25-11-2015</text:p>
          </table:table-cell>
          <table:table-cell table:formula="of:=DATE(VALUE(MID([.C1008]; 7; 4)); VALUE(MID([.C1008]; 4; 2)); VALUE(MID([.C1008]; 1; 2)))" office:value-type="date" office:date-value="2015-11-25" calcext:value-type="date">
            <text:p>11/25/15</text:p>
          </table:table-cell>
          <table:table-cell office:value-type="string" calcext:value-type="string">
            <text:p>  Dubravka Šuica (PPE), <text:s text:c="2"/>napisan. ‒ Cilj ove strategije je ukazivanje na važnost i međusobnu povezanost između zdravlja i sigurnosti na radnom mjestu. Budući nerijetko radni dan traje više od 8 sati potrebno je osigurati dobre radne uvjete koji će ujedno štiti fizičko i mentalno zdravlje svakog pojedinca. Svi zaposlenici, uključujući i one u javnom sektoru, imaju pravo na najvišu razinu zdravstvene zaštite i sigurnosti na radnom mjestu koju je potrebno garantirati bez obzira na veličinu poduzeća, vrstu posla, osnovni ugovor ili državu članicu zaposlenja.</text:p>
          </table:table-cell>
        </table:table-row>
        <table:table-row table:style-name="ro1">
          <table:table-cell office:value-type="string" calcext:value-type="string">
            <text:p>http://www.europarl.europa.eu/doceo/document/CRE-8-2015-11-25-INT-3-665-0000_HR.html</text:p>
          </table:table-cell>
          <table:table-cell office:value-type="string" calcext:value-type="string">
            <text:p><text:s/>Outcome of the Valletta summit of 11 and 12 November 2015 and of the G20 summit of 15 and 16 November 2015 (debate) HR </text:p>
          </table:table-cell>
          <table:table-cell office:value-type="string" calcext:value-type="string">
            <text:p>25-11-2015</text:p>
          </table:table-cell>
          <table:table-cell table:formula="of:=DATE(VALUE(MID([.C1009]; 7; 4)); VALUE(MID([.C1009]; 4; 2)); VALUE(MID([.C1009]; 1; 2)))" office:value-type="date" office:date-value="2015-11-25" calcext:value-type="date">
            <text:p>11/25/15</text:p>
          </table:table-cell>
          <table:table-cell office:value-type="string" calcext:value-type="string">
            <text:p>  Dubravka Šuica (PPE). <text:s/>– Gospodine predsjedniče, činjenica je da su važni zaključci doneseni i u Valletti i isto tako u Antaliji. Sama činjenica da su tamo bili šefovi država i vlada govori, i dokaz je, da su ova dva samita bila vrlo važna. Važni su akcijski planovi, ali ako ne dođe do njihove implementacije, bojim se da se nije puno napravilo. Želim vjerovati da će države članice shvatiti da sve međunarodne odluke koje se donesu, da je važno da ih one na nacionalnoj razini primjene. U protivnom će ostati mrtvo slovo na papiru. </text:p>
          </table:table-cell>
        </table:table-row>
        <table:table-row table:style-name="ro1">
          <table:table-cell office:value-type="string" calcext:value-type="string">
            <text:p>http://www.europarl.europa.eu/doceo/document/CRE-8-2015-11-26-INT-4-198-0000_HR.html</text:p>
          </table:table-cell>
          <table:table-cell office:value-type="string" calcext:value-type="string">
            <text:p><text:s/>The state of play of the Doha Development Agenda in view of the 10th WTO Ministerial Conference (B8-1230/2015) HR </text:p>
          </table:table-cell>
          <table:table-cell office:value-type="string" calcext:value-type="string">
            <text:p>26-11-2015</text:p>
          </table:table-cell>
          <table:table-cell table:formula="of:=DATE(VALUE(MID([.C1010]; 7; 4)); VALUE(MID([.C1010]; 4; 2)); VALUE(MID([.C1010]; 1; 2)))" office:value-type="date" office:date-value="2015-11-26" calcext:value-type="date">
            <text:p>11/26/15</text:p>
          </table:table-cell>
          <table:table-cell office:value-type="string" calcext:value-type="string">
            <text:p>  Dubravka Šuica (PPE), <text:s text:c="2"/>napisan. ‒ Krug pregovora iz Dohe pokrenut je 2001. godine u cilju stvaranja novih mogućnosti trgovanja, jačanja multilateralnih pravila trgovanja i rješavanja trenutačnih neravnoteža u trgovinskom sustavu. Budući da ti ciljevi potječu iz uvjerenja kako je multilateralni sustav utemeljen na poštenijim i pravednijim pravilima, može se očekivati doprinos poštenoj i slobodnoj trgovini u službi gospodarskog razvoja svih kontinenata i ublažavanja siromaštva. </text:p>
          </table:table-cell>
        </table:table-row>
        <table:table-row table:style-name="ro1">
          <table:table-cell office:value-type="string" calcext:value-type="string">
            <text:p>http://www.europarl.europa.eu/doceo/document/CRE-8-2015-11-26-INT-4-238-0000_HR.html</text:p>
          </table:table-cell>
          <table:table-cell office:value-type="string" calcext:value-type="string">
            <text:p><text:s/>Accession of Ecuador to the EU-Peru and Colombia trade agreement (B8-1241/2015) HR </text:p>
          </table:table-cell>
          <table:table-cell office:value-type="string" calcext:value-type="string">
            <text:p>26-11-2015</text:p>
          </table:table-cell>
          <table:table-cell table:formula="of:=DATE(VALUE(MID([.C1011]; 7; 4)); VALUE(MID([.C1011]; 4; 2)); VALUE(MID([.C1011]; 1; 2)))" office:value-type="date" office:date-value="2015-11-26" calcext:value-type="date">
            <text:p>11/26/15</text:p>
          </table:table-cell>
          <table:table-cell office:value-type="string" calcext:value-type="string">
            <text:p>  Dubravka Šuica (PPE), <text:s text:c="2"/>napisan. ‒ Pristup Ekvadora Sporazumu o trgovini s Kolumbijom i Peruom još je jedan odlučan korak prema sklapanju saveza s važnim državama i regijama jednakog svjetonazora i brzog rasta. Ljudska prava i demokracija su bitni čimbenici cjelokupnog odnosa između Europske unije i andskih zemalja, stoga poziva sve partnere da zajamče poštovanje svih socijalnih i političkih prava. Gospodarski rast u Ekvadoru bio je pozitivan, čime je izravno smanjeno siromaštvo i razina nejednakosti te je porasla srednja klasa. </text:p>
          </table:table-cell>
        </table:table-row>
        <table:table-row table:style-name="ro1">
          <table:table-cell office:value-type="string" calcext:value-type="string">
            <text:p>http://www.europarl.europa.eu/doceo/document/CRE-8-2015-11-26-INT-4-284-0000_HR.html</text:p>
          </table:table-cell>
          <table:table-cell office:value-type="string" calcext:value-type="string">
            <text:p><text:s/>A new animal welfare strategy for 2016-2020 (B8-1278/2015, B8-1278/2015, B8-1279/2015, B8-1280/2015, B8-1281/2015, B8-1282/2015, B8-1283/2015) HR </text:p>
          </table:table-cell>
          <table:table-cell office:value-type="string" calcext:value-type="string">
            <text:p>26-11-2015</text:p>
          </table:table-cell>
          <table:table-cell table:formula="of:=DATE(VALUE(MID([.C1012]; 7; 4)); VALUE(MID([.C1012]; 4; 2)); VALUE(MID([.C1012]; 1; 2)))" office:value-type="date" office:date-value="2015-11-26" calcext:value-type="date">
            <text:p>11/26/15</text:p>
          </table:table-cell>
          <table:table-cell office:value-type="string" calcext:value-type="string">
            <text:p>  Dubravka Šuica (PPE), <text:s text:c="2"/>napisan. ‒ Strategija Europske unije za zaštitu i dobrobit životinja 2012. – 2015. godine (COM(2012)0006) pokrenuta je s ciljem utvrđivanja jasnog plana za provedbu mjera u području politike Europske unije za dobrobit životinja. U tu strategiju uključeno je mnogo aspekata iz Rezolucije Parlamenta od 5. svibnja 2010. godine.</text:p>
          </table:table-cell>
        </table:table-row>
        <table:table-row table:style-name="ro1">
          <table:table-cell office:value-type="string" calcext:value-type="string">
            <text:p>http://www.europarl.europa.eu/doceo/document/CRE-8-2015-11-26-INT-4-320-0000_HR.html</text:p>
          </table:table-cell>
          <table:table-cell office:value-type="string" calcext:value-type="string">
            <text:p><text:s/>Education for children in emergency situations and protracted crises (B8-1240/2015) HR </text:p>
          </table:table-cell>
          <table:table-cell office:value-type="string" calcext:value-type="string">
            <text:p>26-11-2015</text:p>
          </table:table-cell>
          <table:table-cell table:formula="of:=DATE(VALUE(MID([.C1013]; 7; 4)); VALUE(MID([.C1013]; 4; 2)); VALUE(MID([.C1013]; 1; 2)))" office:value-type="date" office:date-value="2015-11-26" calcext:value-type="date">
            <text:p>11/26/15</text:p>
          </table:table-cell>
          <table:table-cell office:value-type="string" calcext:value-type="string">
            <text:p>  Dubravka Šuica (PPE), <text:s text:c="2"/>napisan. ‒ Prema procjenama UN-a milijarda djece živi u područjima sukoba, od čega je 250 milijuna mlađe od pet godina i nema temeljno pravo na školovanje. Obrazovanje je ključan čimbenik za integraciju i poboljšanje životnih uvjeta djece s invaliditetom i/ili posebnim obrazovnim potrebama. Inicijativom EU-a „Djeca mira” za 1,5 milijun djece pogođene sukobima i krizama u 26 država omogućuje pristup školama u kojima imaju priliku učiti u sigurnom okruženju i dobiti psihološku podršku. Za obrazovanje je potreban dugoročniji pristup koji se ne može u potpunosti osigurati u okviru humanitarne pomoć. Humanitarna pomoć Europske unije od životne je važnosti za zajednice i žrtve novih i dugotrajnih kriza pogotovo djece koja su među najranjivijim žrtvama humanitarnih kriza.</text:p>
          </table:table-cell>
        </table:table-row>
        <table:table-row table:style-name="ro1">
          <table:table-cell office:value-type="string" calcext:value-type="string">
            <text:p>http://www.europarl.europa.eu/doceo/document/CRE-8-2015-11-26-INT-4-356-0000_HR.html</text:p>
          </table:table-cell>
          <table:table-cell office:value-type="string" calcext:value-type="string">
            <text:p><text:s/>Towards simplification and performance orientation in cohesion policy for 2014-2020 (B8-1231/2015) HR </text:p>
          </table:table-cell>
          <table:table-cell office:value-type="string" calcext:value-type="string">
            <text:p>26-11-2015</text:p>
          </table:table-cell>
          <table:table-cell table:formula="of:=DATE(VALUE(MID([.C1014]; 7; 4)); VALUE(MID([.C1014]; 4; 2)); VALUE(MID([.C1014]; 1; 2)))" office:value-type="date" office:date-value="2015-11-26" calcext:value-type="date">
            <text:p>11/26/15</text:p>
          </table:table-cell>
          <table:table-cell office:value-type="string" calcext:value-type="string">
            <text:p>  Dubravka Šuica (PPE), <text:s text:c="2"/>napisan. ‒ Ovom rezolucijom predlaže se smanjenje birokracije, posebice za srednja i mala poduzetništva, nevladine organizacije i općine, koje traže sredstva potpore iz fondova Europske unije. Navedeni subjekti nemaju dovoljno financijskih niti ljudskih resursa koji bi im omogućili uspješno prijavljivanje za dobivanje istih. Iz tih razloga, od Komisije i država članica, zahtjeva se nastavak već započetog truda u pojednostavljivanju prijava, te borbe u otkrivanju i prevenciji neregularnosti i raznih pokušaja prijevara. </text:p>
          </table:table-cell>
        </table:table-row>
        <table:table-row table:style-name="ro1">
          <table:table-cell office:value-type="string" calcext:value-type="string">
            <text:p>http://www.europarl.europa.eu/doceo/document/CRE-8-2015-12-02-INT-1-191-0500_HR.html</text:p>
          </table:table-cell>
          <table:table-cell office:value-type="string" calcext:value-type="string">
            <text:p><text:s/>Sustainable urban mobility (debate) HR </text:p>
          </table:table-cell>
          <table:table-cell office:value-type="string" calcext:value-type="string">
            <text:p>02-12-2015</text:p>
          </table:table-cell>
          <table:table-cell table:formula="of:=DATE(VALUE(MID([.C1015]; 7; 4)); VALUE(MID([.C1015]; 4; 2)); VALUE(MID([.C1015]; 1; 2)))" office:value-type="date" office:date-value="2015-12-02" calcext:value-type="date">
            <text:p>12/02/15</text:p>
          </table:table-cell>
          <table:table-cell office:value-type="string" calcext:value-type="string">
            <text:p>  Dubravka Šuica (PPE), <text:s text:c="2"/>napisan.– U današnje vrijeme, velika koncentracija stanovnika živi upravo u urbanim područjima, a procjenjuje da će do 2050. godine 82 % građana Europske unije živjeti u gradovima. Budući da se predviđa da će gradska populacija znatno rasti, urbani centri nastavit će se suočavati s društvenim izazovima koji se odnose na kvalitetu života i održivog razvoja, a potrebno će biti ozbiljno urbanističko planiranje. Povećanjem gradske populacije, povećava gradska mobilnost, a ona još uvijek znači upotrebu automobila. 96 % energetskih potreba prijevoza u EU ovisi o nafti i njezinim derivatima, što odgovara trećini ukupne energetske potrošnje. Smatram da je prostorno planiranje najvažnija faza za stvaranje nesmetanih, sigurnih i postojanih prometnih mreža koje imaju stvaran učinak na život građana i promet te naglašavam da se na sigurnost uvijek mora gledati kao na ključni element održivog urbanističkog planiranja. Potrebno je također dati prednost prijevoznim sredstvima s niskim udjelom emisija CO2, uključujući vozila na električni pogon i vozila koja koriste alternativna goriva ili imaju ugrađene inteligentne prometne sustave. </text:p>
          </table:table-cell>
        </table:table-row>
        <table:table-row table:style-name="ro1">
          <table:table-cell office:value-type="string" calcext:value-type="string">
            <text:p>http://www.europarl.europa.eu/doceo/document/CRE-8-2015-12-02-INT-1-278-0000_HR.html</text:p>
          </table:table-cell>
          <table:table-cell office:value-type="string" calcext:value-type="string">
            <text:p><text:s/>Gender balance among non-executive directors of companies listed on stock exchanges (debate) HR </text:p>
          </table:table-cell>
          <table:table-cell office:value-type="string" calcext:value-type="string">
            <text:p>02-12-2015</text:p>
          </table:table-cell>
          <table:table-cell table:formula="of:=DATE(VALUE(MID([.C1016]; 7; 4)); VALUE(MID([.C1016]; 4; 2)); VALUE(MID([.C1016]; 1; 2)))" office:value-type="date" office:date-value="2015-12-02" calcext:value-type="date">
            <text:p>12/02/15</text:p>
          </table:table-cell>
          <table:table-cell office:value-type="string" calcext:value-type="string">
            <text:p>  Dubravka Šuica (PPE). <text:s/>– Gospodine predsjedniče, žao mi je što je gospodin Buonanno prekinuo ovu relativno idiličnu raspravu, ali bi mi bilo drago da je puno više muškaraca sudjelovalo u ovoj raspravi jer sada kada mi same govorimo o ovome izgleda kao da smo u nekom sukobu interesa i kao da se borimo za svoje interese. Međutim, nažalost je činjenica ta u ovom Parlamentu, ja vam moram reći što sam starija to sam veća pobornica kvota. Jednostavno, društvo neće biti pravedno sve dok žene ne budu jednako zastupljene i dok nas ne bude pola-pola ili čak više od pola. Naravno, uz jednake uvjete, uz jednaki postupak kao što je već ovdje rečeno. </text:p>
          </table:table-cell>
        </table:table-row>
        <table:table-row table:style-name="ro1">
          <table:table-cell office:value-type="string" calcext:value-type="string">
            <text:p>http://www.europarl.europa.eu/doceo/document/CRE-8-2015-12-02-INT-1-441-0750_HR.html</text:p>
          </table:table-cell>
          <table:table-cell office:value-type="string" calcext:value-type="string">
            <text:p><text:s/>EU-Liechtenstein agreement on the automatic exchange of financial account information (A8-0334/2015 - Sander Loones) HR </text:p>
          </table:table-cell>
          <table:table-cell office:value-type="string" calcext:value-type="string">
            <text:p>02-12-2015</text:p>
          </table:table-cell>
          <table:table-cell table:formula="of:=DATE(VALUE(MID([.C1017]; 7; 4)); VALUE(MID([.C1017]; 4; 2)); VALUE(MID([.C1017]; 1; 2)))" office:value-type="date" office:date-value="2015-12-02" calcext:value-type="date">
            <text:p>12/02/15</text:p>
          </table:table-cell>
          <table:table-cell office:value-type="string" calcext:value-type="string">
            <text:p>  Dubravka Šuica (PPE), <text:s text:c="2"/>napisan. ‒ Nakon donošenja Direktive Vijeća 2003/48/EZ, Direktive o štednji, kako bi se održali ravnopravni uvjeti za gospodarske subjekte, EU je potpisala sporazume sa Švicarskom, Andorom, Lihtenštajnom, Monakom i San Marinom. Značaj automatske razmjene informacija kao sredstva za borbu protiv prekogranične porezne prijevare nedavno je priznat i na međunarodnoj razini. Skupina G20 povjerila je Organizaciji za gospodarsku suradnju i razvoj (OECD) zadaću da razvije jedinstveni globalni standard za automatsku razmjenu informacija o financijskim računima. Vijeće OECD-a objavilo je globalni standard u srpnju 2014. S obzirom na to kako je područje primjene Direktive 2014/107/EU uglavnom šire od područja primjene Direktive 2003/48/EZ, te se njome predviđa da se u slučaju preklapanja područja primjene daje prednost Direktivi 2014/107/EU. Komisija je 18. ožujka 2015. godine donijela prijedlog o stavljanju izvan snage Direktive 2003/48/EZ. </text:p>
          </table:table-cell>
        </table:table-row>
        <table:table-row table:style-name="ro1">
          <table:table-cell office:value-type="string" calcext:value-type="string">
            <text:p>http://www.europarl.europa.eu/doceo/document/CRE-8-2015-12-02-INT-1-471-0750_HR.html</text:p>
          </table:table-cell>
          <table:table-cell office:value-type="string" calcext:value-type="string">
            <text:p><text:s/>Special report of the European Ombudsman in own-initiative inquiry concerning Frontex (A8-0343/2015 - Roberta Metsola, Ska Keller) HR </text:p>
          </table:table-cell>
          <table:table-cell office:value-type="string" calcext:value-type="string">
            <text:p>02-12-2015</text:p>
          </table:table-cell>
          <table:table-cell table:formula="of:=DATE(VALUE(MID([.C1018]; 7; 4)); VALUE(MID([.C1018]; 4; 2)); VALUE(MID([.C1018]; 1; 2)))" office:value-type="date" office:date-value="2015-12-02" calcext:value-type="date">
            <text:p>12/02/15</text:p>
          </table:table-cell>
          <table:table-cell office:value-type="string" calcext:value-type="string">
            <text:p>  Dubravka Šuica (PPE), <text:s text:c="2"/>napisan. ‒ Frontex je osnovan kako bi u suradnji s državama članicama osigurao efikasnu provedbu pravila u kontroli vanjskih graničnih prijelaza Europske unije. Međutim, u ovom izvješću javnog pravobranitelja EU, smatra se kako problem ljudskih prava u okvirima Frontex-a nije jasno definiran.</text:p>
          </table:table-cell>
        </table:table-row>
        <table:table-row table:style-name="ro1">
          <table:table-cell office:value-type="string" calcext:value-type="string">
            <text:p>http://www.europarl.europa.eu/doceo/document/CRE-8-2015-12-02-INT-1-508-0750_HR.html</text:p>
          </table:table-cell>
          <table:table-cell office:value-type="string" calcext:value-type="string">
            <text:p><text:s/>Sustainable urban mobility (A8-0319/2015 - Karima Delli) HR </text:p>
          </table:table-cell>
          <table:table-cell office:value-type="string" calcext:value-type="string">
            <text:p>02-12-2015</text:p>
          </table:table-cell>
          <table:table-cell table:formula="of:=DATE(VALUE(MID([.C1019]; 7; 4)); VALUE(MID([.C1019]; 4; 2)); VALUE(MID([.C1019]; 1; 2)))" office:value-type="date" office:date-value="2015-12-02" calcext:value-type="date">
            <text:p>12/02/15</text:p>
          </table:table-cell>
          <table:table-cell office:value-type="string" calcext:value-type="string">
            <text:p>  Dubravka Šuica (PPE), <text:s text:c="2"/>napisan. ‒ U današnje vrijeme, velika koncentracija stanovnika nalazi se upravo u urbanom području, pa se procjenjuje kako će do 2050. godine 82 % građana Europske unije živjeti u urbanim područjima. Budući se s predviđenim znatnim povećanjem gradske populacije urbani centri suočavaju s društvenim izazovima i izazovima u pogledu kvalitete života i održivog razvoja, potrebno će biti uspostaviti sveobuhvatne mjere urbanističkog planiranja.</text:p>
          </table:table-cell>
        </table:table-row>
        <table:table-row table:style-name="ro1">
          <table:table-cell office:value-type="string" calcext:value-type="string">
            <text:p>http://www.europarl.europa.eu/doceo/document/CRE-8-2015-12-15-INT-2-171-0000_HR.html</text:p>
          </table:table-cell>
          <table:table-cell office:value-type="string" calcext:value-type="string">
            <text:p><text:s/>Arrangement with the Swiss Confederation on the modalities of its participation in the European Asylum Support Office (A8-0345/2015 - Roberta Metsola) HR </text:p>
          </table:table-cell>
          <table:table-cell office:value-type="string" calcext:value-type="string">
            <text:p>15-12-2015</text:p>
          </table:table-cell>
          <table:table-cell table:formula="of:=DATE(VALUE(MID([.C1020]; 7; 4)); VALUE(MID([.C1020]; 4; 2)); VALUE(MID([.C1020]; 1; 2)))" office:value-type="date" office:date-value="2015-12-15" calcext:value-type="date">
            <text:p>12/15/15</text:p>
          </table:table-cell>
          <table:table-cell office:value-type="string" calcext:value-type="string">
            <text:p>  Dubravka Šuica (PPE), <text:s text:c="2"/>napisan. ‒ Uredbom (EU) br. 439/2010 osnovan je Europski potporni ured za azil. Uredbom je predviđeno da Potporni ured treba biti otvoren za sudjelovanje zemalja koje su s Unijom sklopile sporazume. </text:p>
          </table:table-cell>
        </table:table-row>
        <table:table-row table:style-name="ro1">
          <table:table-cell office:value-type="string" calcext:value-type="string">
            <text:p>http://www.europarl.europa.eu/doceo/document/CRE-8-2015-12-15-INT-2-204-0000_HR.html</text:p>
          </table:table-cell>
          <table:table-cell office:value-type="string" calcext:value-type="string">
            <text:p><text:s/>EU-Dominica agreement on the short-stay visa waiver (A8-0322/2015 - Mariya Gabriel) HR </text:p>
          </table:table-cell>
          <table:table-cell office:value-type="string" calcext:value-type="string">
            <text:p>15-12-2015</text:p>
          </table:table-cell>
          <table:table-cell table:formula="of:=DATE(VALUE(MID([.C1021]; 7; 4)); VALUE(MID([.C1021]; 4; 2)); VALUE(MID([.C1021]; 1; 2)))" office:value-type="date" office:date-value="2015-12-15" calcext:value-type="date">
            <text:p>12/15/15</text:p>
          </table:table-cell>
          <table:table-cell office:value-type="string" calcext:value-type="string">
            <text:p>  Dubravka Šuica (PPE), <text:s text:c="2"/>napisan. ‒ Pregovori o sporazumu o ukidanju viza s Dominikom i četiri druge karipske zemlje započeli su 12. studenoga 2014. godine u Bruxellesu. Sporazumom između Europske unije i Zajednice Dominike o ukidanju viza za kratkotrajni boravak se građanima Europske unije i državljanima Dominike omogućava boravak bez vize na državnom području druge ugovorne stranke od najviše 90 dana u bilo kojem razdoblju od 180 dana. </text:p>
          </table:table-cell>
        </table:table-row>
        <table:table-row table:style-name="ro1">
          <table:table-cell office:value-type="string" calcext:value-type="string">
            <text:p>http://www.europarl.europa.eu/doceo/document/CRE-8-2015-12-15-INT-2-236-0000_HR.html</text:p>
          </table:table-cell>
          <table:table-cell office:value-type="string" calcext:value-type="string">
            <text:p><text:s/>EU-Vanuatu agreement on the short-stay visa waiver (A8-0329/2015 - Mariya Gabriel) HR </text:p>
          </table:table-cell>
          <table:table-cell office:value-type="string" calcext:value-type="string">
            <text:p>15-12-2015</text:p>
          </table:table-cell>
          <table:table-cell table:formula="of:=DATE(VALUE(MID([.C1022]; 7; 4)); VALUE(MID([.C1022]; 4; 2)); VALUE(MID([.C1022]; 1; 2)))" office:value-type="date" office:date-value="2015-12-15" calcext:value-type="date">
            <text:p>12/15/15</text:p>
          </table:table-cell>
          <table:table-cell office:value-type="string" calcext:value-type="string">
            <text:p>  Dubravka Šuica (PPE), <text:s text:c="2"/>napisan. ‒ Pregovori o sporazumu o ukidanju viza s Vanuatuom započeli su 19. studenoga 2014. godine u Bruxellesu. Sporazumom se građanima Europske unije i državljanima Vanuatua omogućava boravak bez vize na državnom području druge ugovorne stranke od najviše 90 dana u bilo kojem razdoblju od 180 dana. </text:p>
          </table:table-cell>
        </table:table-row>
        <table:table-row table:style-name="ro1">
          <table:table-cell office:value-type="string" calcext:value-type="string">
            <text:p>http://www.europarl.europa.eu/doceo/document/CRE-8-2015-12-15-INT-2-268-0000_HR.html</text:p>
          </table:table-cell>
          <table:table-cell office:value-type="string" calcext:value-type="string">
            <text:p><text:s/>EU-Trinidad and Tobago agreement on the short-stay visa waiver (A8-0323/2015 - Mariya Gabriel) HR </text:p>
          </table:table-cell>
          <table:table-cell office:value-type="string" calcext:value-type="string">
            <text:p>15-12-2015</text:p>
          </table:table-cell>
          <table:table-cell table:formula="of:=DATE(VALUE(MID([.C1023]; 7; 4)); VALUE(MID([.C1023]; 4; 2)); VALUE(MID([.C1023]; 1; 2)))" office:value-type="date" office:date-value="2015-12-15" calcext:value-type="date">
            <text:p>12/15/15</text:p>
          </table:table-cell>
          <table:table-cell office:value-type="string" calcext:value-type="string">
            <text:p>  Dubravka Šuica (PPE), <text:s text:c="2"/>napisan. ‒ Pregovori o sporazumu o ukidanju viza s Trinidadom i Tobagom i četiri druge karipske zemlje započeli su 12. studenoga 2014. godine u Bruxellesu. Sporazumom se građanima Europske unije i državljanima Trinidada i Tobaga omogućava boravak bez vize na državnom području druge ugovorne stranke od najviše 90 dana u bilo kojem razdoblju od 180 dana. </text:p>
          </table:table-cell>
        </table:table-row>
        <table:table-row table:style-name="ro1">
          <table:table-cell office:value-type="string" calcext:value-type="string">
            <text:p>http://www.europarl.europa.eu/doceo/document/CRE-8-2015-12-15-INT-2-299-0000_HR.html</text:p>
          </table:table-cell>
          <table:table-cell office:value-type="string" calcext:value-type="string">
            <text:p><text:s/>EU-Samoa agreement on the short-stay visa waiver (A8-0320/2015 - Mariya Gabriel) HR </text:p>
          </table:table-cell>
          <table:table-cell office:value-type="string" calcext:value-type="string">
            <text:p>15-12-2015</text:p>
          </table:table-cell>
          <table:table-cell table:formula="of:=DATE(VALUE(MID([.C1024]; 7; 4)); VALUE(MID([.C1024]; 4; 2)); VALUE(MID([.C1024]; 1; 2)))" office:value-type="date" office:date-value="2015-12-15" calcext:value-type="date">
            <text:p>12/15/15</text:p>
          </table:table-cell>
          <table:table-cell office:value-type="string" calcext:value-type="string">
            <text:p>  Dubravka Šuica (PPE), <text:s text:c="2"/>napisan. ‒ U Uredbi Vijeća (EZ) br. 539/2001 navode se treće zemlje čiji državljani moraju imati vizu pri prelasku vanjskih granica država članica i zemlje čiji su državljani izuzeti od tog zahtjeva. Uredbom (EU) br. 509/2014 Europskog parlamenta i Vijeća izmijenjena je Uredba (EZ) br. 539/2001 tako što se navodi popis trećih zemalja čiji su državljani izuzeti od obveze posjedovanja vize, a među kojima je i Samoa. </text:p>
          </table:table-cell>
        </table:table-row>
        <table:table-row table:style-name="ro1">
          <table:table-cell office:value-type="string" calcext:value-type="string">
            <text:p>http://www.europarl.europa.eu/doceo/document/CRE-8-2015-12-15-INT-2-330-0000_HR.html</text:p>
          </table:table-cell>
          <table:table-cell office:value-type="string" calcext:value-type="string">
            <text:p><text:s/>EU-Grenada agreement on the short-stay visa waiver (A8-0326/2015 - Mariya Gabriel) HR </text:p>
          </table:table-cell>
          <table:table-cell office:value-type="string" calcext:value-type="string">
            <text:p>15-12-2015</text:p>
          </table:table-cell>
          <table:table-cell table:formula="of:=DATE(VALUE(MID([.C1025]; 7; 4)); VALUE(MID([.C1025]; 4; 2)); VALUE(MID([.C1025]; 1; 2)))" office:value-type="date" office:date-value="2015-12-15" calcext:value-type="date">
            <text:p>12/15/15</text:p>
          </table:table-cell>
          <table:table-cell office:value-type="string" calcext:value-type="string">
            <text:p>  Dubravka Šuica (PPE), <text:s text:c="2"/>napisan. ‒ Uredbom (EU) br. 509/2014 Europskog parlamenta i Vijeća izmijenjena je Uredba (EZ) br. 539/2001 tako što se navodi popis trećih zemalja čiji su državljani izuzeti od obveze posjedovanja vize, a među kojima je i Grenada. Pregovori o sporazumu o ukidanju viza s Grenadom i četiri druge karipske zemlje započeli su 12. studenoga 2014., a sporazum je parafiran 15. prosinca 2014. </text:p>
          </table:table-cell>
        </table:table-row>
        <table:table-row table:style-name="ro1">
          <table:table-cell office:value-type="string" calcext:value-type="string">
            <text:p>http://www.europarl.europa.eu/doceo/document/CRE-8-2015-12-15-INT-2-362-0000_HR.html</text:p>
          </table:table-cell>
          <table:table-cell office:value-type="string" calcext:value-type="string">
            <text:p><text:s/>EU-Timor-Leste agreement on the short-stay visa waiver (A8-0327/2015 - Mariya Gabriel) HR </text:p>
          </table:table-cell>
          <table:table-cell office:value-type="string" calcext:value-type="string">
            <text:p>15-12-2015</text:p>
          </table:table-cell>
          <table:table-cell table:formula="of:=DATE(VALUE(MID([.C1026]; 7; 4)); VALUE(MID([.C1026]; 4; 2)); VALUE(MID([.C1026]; 1; 2)))" office:value-type="date" office:date-value="2015-12-15" calcext:value-type="date">
            <text:p>12/15/15</text:p>
          </table:table-cell>
          <table:table-cell office:value-type="string" calcext:value-type="string">
            <text:p>  Dubravka Šuica (PPE), <text:s text:c="2"/>napisan. ‒ Uredbom (EU) br. 509/2014 Europskog parlamenta i Vijeća izmijenjena je Uredba (EZ) br. 539/2001 tako što se navodi popis trećih zemalja čiji su državljani izuzeti od obveze posjedovanja vize, a među kojima je i Timor-Leste. Sporazum o ukidanju viza s Timor-Lesteom parafiran je 15. prosinca 2014. </text:p>
          </table:table-cell>
        </table:table-row>
        <table:table-row table:style-name="ro1">
          <table:table-cell office:value-type="string" calcext:value-type="string">
            <text:p>http://www.europarl.europa.eu/doceo/document/CRE-8-2015-12-15-INT-2-393-0000_HR.html</text:p>
          </table:table-cell>
          <table:table-cell office:value-type="string" calcext:value-type="string">
            <text:p><text:s/>EU-Saint Lucia agreement on the short-stay visa waiver (A8-0321/2015 - Mariya Gabriel) HR </text:p>
          </table:table-cell>
          <table:table-cell office:value-type="string" calcext:value-type="string">
            <text:p>15-12-2015</text:p>
          </table:table-cell>
          <table:table-cell table:formula="of:=DATE(VALUE(MID([.C1027]; 7; 4)); VALUE(MID([.C1027]; 4; 2)); VALUE(MID([.C1027]; 1; 2)))" office:value-type="date" office:date-value="2015-12-15" calcext:value-type="date">
            <text:p>12/15/15</text:p>
          </table:table-cell>
          <table:table-cell office:value-type="string" calcext:value-type="string">
            <text:p>  Dubravka Šuica (PPE), <text:s text:c="2"/>napisan. ‒ Uredbom (EU) br. 509/2014 Europskog parlamenta i Vijeća izmijenjena je Uredba (EZ) br. 539/2001. Njome je definiran popis 19 zemalja, uključujući i Svetu Luciju čiji su državljani izuzeti od obveze posjedovanja vize. </text:p>
          </table:table-cell>
        </table:table-row>
        <table:table-row table:style-name="ro1">
          <table:table-cell office:value-type="string" calcext:value-type="string">
            <text:p>http://www.europarl.europa.eu/doceo/document/CRE-8-2015-12-15-INT-2-423-0000_HR.html</text:p>
          </table:table-cell>
          <table:table-cell office:value-type="string" calcext:value-type="string">
            <text:p><text:s/>EU-Saint Vincent and the Grenadines agreement on the short-stay visa waiver (A8-0325/2015 - Mariya Gabriel) HR </text:p>
          </table:table-cell>
          <table:table-cell office:value-type="string" calcext:value-type="string">
            <text:p>15-12-2015</text:p>
          </table:table-cell>
          <table:table-cell table:formula="of:=DATE(VALUE(MID([.C1028]; 7; 4)); VALUE(MID([.C1028]; 4; 2)); VALUE(MID([.C1028]; 1; 2)))" office:value-type="date" office:date-value="2015-12-15" calcext:value-type="date">
            <text:p>12/15/15</text:p>
          </table:table-cell>
          <table:table-cell office:value-type="string" calcext:value-type="string">
            <text:p>  Dubravka Šuica (PPE), <text:s text:c="2"/>napisan. ‒ Uredbom (EU) br. 509/2014 Europskog parlamenta i Vijeća izmijenjena je Uredba (EZ) br. 539/2001. Njome je definiran popis 19 zemalja, uključujući i Svetog Vincenta i Grenadine čiji su državljani izuzeti od obveze posjedovanja vize. Ukidanjem viza obuhvaćene su sve kategorije osoba (nositelji obične, diplomatske, službene i posebne putovnice) čija svrha putovanja ne uključuje obavljanje plaćene aktivnosti. </text:p>
          </table:table-cell>
        </table:table-row>
        <table:table-row table:style-name="ro1">
          <table:table-cell office:value-type="string" calcext:value-type="string">
            <text:p>http://www.europarl.europa.eu/doceo/document/CRE-8-2015-12-15-INT-2-454-0000_HR.html</text:p>
          </table:table-cell>
          <table:table-cell office:value-type="string" calcext:value-type="string">
            <text:p><text:s/>EU-United Arab Emirates agreement on the short-stay visa waiver (A8-0324/2015 - Mariya Gabriel) HR </text:p>
          </table:table-cell>
          <table:table-cell office:value-type="string" calcext:value-type="string">
            <text:p>15-12-2015</text:p>
          </table:table-cell>
          <table:table-cell table:formula="of:=DATE(VALUE(MID([.C1029]; 7; 4)); VALUE(MID([.C1029]; 4; 2)); VALUE(MID([.C1029]; 1; 2)))" office:value-type="date" office:date-value="2015-12-15" calcext:value-type="date">
            <text:p>12/15/15</text:p>
          </table:table-cell>
          <table:table-cell office:value-type="string" calcext:value-type="string">
            <text:p>  Dubravka Šuica (PPE), <text:s text:c="2"/>napisan. ‒ Uredbom (EU) br. 509/2014 Europskog parlamenta i Vijeća izmijenjena je Uredba (EZ) br. 539/2001. Njome je definiran popis 19 zemalja, uključujući i Ujedinjene Arapske Emirate čiji su državljani izuzeti od obveze posjedovanja vize. </text:p>
          </table:table-cell>
        </table:table-row>
        <table:table-row table:style-name="ro1">
          <table:table-cell office:value-type="string" calcext:value-type="string">
            <text:p>http://www.europarl.europa.eu/doceo/document/CRE-8-2015-12-15-INT-2-482-0000_HR.html</text:p>
          </table:table-cell>
          <table:table-cell office:value-type="string" calcext:value-type="string">
            <text:p><text:s/>Memorandum of Understanding between the Office for Harmonisation in the Internal Market and Eurojust (A8-0353/2015 - Kostas Chrysogonos) HR </text:p>
          </table:table-cell>
          <table:table-cell office:value-type="string" calcext:value-type="string">
            <text:p>15-12-2015</text:p>
          </table:table-cell>
          <table:table-cell table:formula="of:=DATE(VALUE(MID([.C1030]; 7; 4)); VALUE(MID([.C1030]; 4; 2)); VALUE(MID([.C1030]; 1; 2)))" office:value-type="date" office:date-value="2015-12-15" calcext:value-type="date">
            <text:p>12/15/15</text:p>
          </table:table-cell>
          <table:table-cell office:value-type="string" calcext:value-type="string">
            <text:p>  Dubravka Šuica (PPE), <text:s text:c="2"/>napisan. ‒ Nacrt provedbe odluke formalizira zaključak Eurojusta za Memorandum o razumijevanju (MoU) između Ureda za harmonizaciju na unutarnjem tržištu (OHIM), za koje je odgovoran JURI, i Eurojusta. </text:p>
          </table:table-cell>
        </table:table-row>
        <table:table-row table:style-name="ro1">
          <table:table-cell office:value-type="string" calcext:value-type="string">
            <text:p>http://www.europarl.europa.eu/doceo/document/CRE-8-2015-12-15-INT-2-509-0000_HR.html</text:p>
          </table:table-cell>
          <table:table-cell office:value-type="string" calcext:value-type="string">
            <text:p><text:s/>Methods and procedure for making available the traditional, VAT and GNI-based own resources and on the measures to meet cash requirements (A8-0357/2015 - Gérard Deprez, Janusz Lewandowski) HR </text:p>
          </table:table-cell>
          <table:table-cell office:value-type="string" calcext:value-type="string">
            <text:p>15-12-2015</text:p>
          </table:table-cell>
          <table:table-cell table:formula="of:=DATE(VALUE(MID([.C1031]; 7; 4)); VALUE(MID([.C1031]; 4; 2)); VALUE(MID([.C1031]; 1; 2)))" office:value-type="date" office:date-value="2015-12-15" calcext:value-type="date">
            <text:p>12/15/15</text:p>
          </table:table-cell>
          <table:table-cell office:value-type="string" calcext:value-type="string">
            <text:p>  Dubravka Šuica (PPE), <text:s text:c="2"/>napisan. ‒ Početkom 2016. godine na snagu će stupiti Odluka Vijeća 2014/335/EU, Euratom. Istoga dana uz Odluku na snagu stupa i Uredba Vijeća (EU, Euratom) br. 609/2014, koja se odnosi na pravila o stavljanju vlastitih sredstava na raspolaganje i mjere za zadovoljavanje potreba za gotovinom. Uredbu (EU, Euratom) br. 609/2014 je potrebno revidirati u skladu s iskustvom stečenim tijekom naknadnog usklađenja za 2014. godine. </text:p>
          </table:table-cell>
        </table:table-row>
        <table:table-row table:style-name="ro1">
          <table:table-cell office:value-type="string" calcext:value-type="string">
            <text:p>http://www.europarl.europa.eu/doceo/document/CRE-8-2015-12-15-INT-2-530-0000_HR.html</text:p>
          </table:table-cell>
          <table:table-cell office:value-type="string" calcext:value-type="string">
            <text:p><text:s/>Request for the waiver of the parliamentary immunity of Georgios Kyrtsos (A8-0358/2015 - Evelyn Regner) HR </text:p>
          </table:table-cell>
          <table:table-cell office:value-type="string" calcext:value-type="string">
            <text:p>15-12-2015</text:p>
          </table:table-cell>
          <table:table-cell table:formula="of:=DATE(VALUE(MID([.C1032]; 7; 4)); VALUE(MID([.C1032]; 4; 2)); VALUE(MID([.C1032]; 1; 2)))" office:value-type="date" office:date-value="2015-12-15" calcext:value-type="date">
            <text:p>12/15/15</text:p>
          </table:table-cell>
          <table:table-cell office:value-type="string" calcext:value-type="string">
            <text:p>  Dubravka Šuica (PPE), <text:s text:c="2"/>napisan. ‒ Odbor za pravna pitanja usvojio je izvješće Evelyn Regner i jednoglasno preporučio da Europski parlament ukine imunitet Georgiosu Kyrtsosu (EPP, EL). Ured tužitelja na Vrhovnom sudu Grčke zatražio je ukidanje imuniteta gospodinu Kyrtsosu, članu Europskog parlamenta, u vezi s mogućim pravnim djelovanjem, a vezano za navodno kazneno djelo. Optužba protiv Kyrtsosa odnosi se na neisplatu dijela plaće za 2013. godinu bivšem zaposleniku dviju novinarskih izdavačkih kuća, čiji je Georgios Kyrtsos bio menadžer u to vrijeme. </text:p>
          </table:table-cell>
        </table:table-row>
        <table:table-row table:style-name="ro1">
          <table:table-cell office:value-type="string" calcext:value-type="string">
            <text:p>http://www.europarl.europa.eu/doceo/document/CRE-8-2015-12-15-INT-2-550-0000_HR.html</text:p>
          </table:table-cell>
          <table:table-cell office:value-type="string" calcext:value-type="string">
            <text:p><text:s/>Request for the waiver of the parliamentary immunity of Stelios Kouloglou (A8-0356/2015 - Pavel Svoboda) HR </text:p>
          </table:table-cell>
          <table:table-cell office:value-type="string" calcext:value-type="string">
            <text:p>15-12-2015</text:p>
          </table:table-cell>
          <table:table-cell table:formula="of:=DATE(VALUE(MID([.C1033]; 7; 4)); VALUE(MID([.C1033]; 4; 2)); VALUE(MID([.C1033]; 1; 2)))" office:value-type="date" office:date-value="2015-12-15" calcext:value-type="date">
            <text:p>12/15/15</text:p>
          </table:table-cell>
          <table:table-cell office:value-type="string" calcext:value-type="string">
            <text:p>  Dubravka Šuica (PPE), <text:s text:c="2"/>napisan. ‒ Ured državnog odvjetnika Vrhovnog suda Grčke, dana 7. kolovoza 2015. godine, zatražio je ukidanje parlamentarnog imuniteta zastupniku u Europskom parlamentu Steliosu Kouloglouu. Zahtjev je upućen zbog mogućeg pokretanja kaznenog postupka na temelju optužbi za uvredu i klevetu zatvorskog osoblja u Patrasu, kada se kao novinar uglavnom bavio izvještavanjem za televiziju. </text:p>
          </table:table-cell>
        </table:table-row>
        <table:table-row table:style-name="ro1">
          <table:table-cell office:value-type="string" calcext:value-type="string">
            <text:p>http://www.europarl.europa.eu/doceo/document/CRE-8-2015-12-15-INT-2-581-0000_HR.html</text:p>
          </table:table-cell>
          <table:table-cell office:value-type="string" calcext:value-type="string">
            <text:p><text:s/>Mobilisation of the European Globalisation Adjustment Fund: application from Finland - EGF/2015/005 FI/Computer Programming (A8-0362/2015 - Marco Zanni) HR </text:p>
          </table:table-cell>
          <table:table-cell office:value-type="string" calcext:value-type="string">
            <text:p>15-12-2015</text:p>
          </table:table-cell>
          <table:table-cell table:formula="of:=DATE(VALUE(MID([.C1034]; 7; 4)); VALUE(MID([.C1034]; 4; 2)); VALUE(MID([.C1034]; 1; 2)))" office:value-type="date" office:date-value="2015-12-15" calcext:value-type="date">
            <text:p>12/15/15</text:p>
          </table:table-cell>
          <table:table-cell office:value-type="string" calcext:value-type="string">
            <text:p>  Dubravka Šuica (PPE), <text:s text:c="2"/>napisan. ‒ Finska je podnijela zahtjev EGF/2015/005 FI/Računalno programiranje 12. lipnja 2015. godine. Zahtjev se odnosi na 1 603 radnika koji su proglašeni viškom u ekonomskom sektoru razvrstanom u odjeljak 62 NACE-a Rev. 2 (Računalno programiranje, savjetovanje i djelatnosti povezane s njima). </text:p>
          </table:table-cell>
        </table:table-row>
        <table:table-row table:style-name="ro1">
          <table:table-cell office:value-type="string" calcext:value-type="string">
            <text:p>http://www.europarl.europa.eu/doceo/document/CRE-8-2015-12-15-INT-2-611-0000_HR.html</text:p>
          </table:table-cell>
          <table:table-cell office:value-type="string" calcext:value-type="string">
            <text:p><text:s/>EU trade mark (A8-0354/2015 - Cecilia Wikström) HR </text:p>
          </table:table-cell>
          <table:table-cell office:value-type="string" calcext:value-type="string">
            <text:p>15-12-2015</text:p>
          </table:table-cell>
          <table:table-cell table:formula="of:=DATE(VALUE(MID([.C1035]; 7; 4)); VALUE(MID([.C1035]; 4; 2)); VALUE(MID([.C1035]; 1; 2)))" office:value-type="date" office:date-value="2015-12-15" calcext:value-type="date">
            <text:p>12/15/15</text:p>
          </table:table-cell>
          <table:table-cell office:value-type="string" calcext:value-type="string">
            <text:p>  Dubravka Šuica (PPE), <text:s text:c="2"/>napisan. ‒ Ciljevi prijedloga uredbe su pojednostavniti postupke prijave i registracije žiga EU-a te modernizirati i poboljšati važeće odredbe izmjenjujući zastarjele odredbe, poboljšavajući pravnu sigurnost pojašnjavanjem odredaba i uklanjanjem nejasnoća. Cilj revizije je prilagoditi Uredbu br. 207/2009 Ugovoru iz Lisabona. </text:p>
          </table:table-cell>
        </table:table-row>
        <table:table-row table:style-name="ro1">
          <table:table-cell office:value-type="string" calcext:value-type="string">
            <text:p>http://www.europarl.europa.eu/doceo/document/CRE-8-2015-12-15-INT-2-639-0000_HR.html</text:p>
          </table:table-cell>
          <table:table-cell office:value-type="string" calcext:value-type="string">
            <text:p><text:s/>Laws of Member States relating to trade marks (A8-0355/2015 - Cecilia Wikström) HR </text:p>
          </table:table-cell>
          <table:table-cell office:value-type="string" calcext:value-type="string">
            <text:p>15-12-2015</text:p>
          </table:table-cell>
          <table:table-cell table:formula="of:=DATE(VALUE(MID([.C1036]; 7; 4)); VALUE(MID([.C1036]; 4; 2)); VALUE(MID([.C1036]; 1; 2)))" office:value-type="date" office:date-value="2015-12-15" calcext:value-type="date">
            <text:p>12/15/15</text:p>
          </table:table-cell>
          <table:table-cell office:value-type="string" calcext:value-type="string">
            <text:p>  Dubravka Šuica (PPE), <text:s text:c="2"/>napisan. ‒ Ciljevi su modernizirati i poboljšati važeće odredbe Direktive 2008/95 izmjenom zastarjelih odredaba kako bi se uzelo u obzir stupanje na snagu Ugovora iz Lisabona, poboljšavajući time pravnu sigurnost i pojašnjavajući prava povezana sa žigom u smislu njihova područja primjene i ograničenja. </text:p>
          </table:table-cell>
        </table:table-row>
        <table:table-row table:style-name="ro1">
          <table:table-cell office:value-type="string" calcext:value-type="string">
            <text:p>http://www.europarl.europa.eu/doceo/document/CRE-8-2015-12-15-INT-2-667-0000_HR.html</text:p>
          </table:table-cell>
          <table:table-cell office:value-type="string" calcext:value-type="string">
            <text:p><text:s/>Scheme of control and enforcement applicable in the North-East Atlantic fisheries (A8-0294/2015 - Ole Christensen) HR </text:p>
          </table:table-cell>
          <table:table-cell office:value-type="string" calcext:value-type="string">
            <text:p>15-12-2015</text:p>
          </table:table-cell>
          <table:table-cell table:formula="of:=DATE(VALUE(MID([.C1037]; 7; 4)); VALUE(MID([.C1037]; 4; 2)); VALUE(MID([.C1037]; 1; 2)))" office:value-type="date" office:date-value="2015-12-15" calcext:value-type="date">
            <text:p>12/15/15</text:p>
          </table:table-cell>
          <table:table-cell office:value-type="string" calcext:value-type="string">
            <text:p>  Dubravka Šuica (PPE), <text:s text:c="2"/>napisan. ‒ Europska unija ugovorna je stranka Konvencije o budućoj multilateralnoj suradnji u ribarstvu sjeveroistočnog Atlantika, čiji je cilj dugoročno očuvati i optimalno iskoristiti ribolovne resurse sjeveroistočnog Atlantika, čime bi se pridonijelo održivom razvoju, zaštiti okoliša i razvoju lokalne zajednice. </text:p>
          </table:table-cell>
        </table:table-row>
        <table:table-row table:style-name="ro1">
          <table:table-cell office:value-type="string" calcext:value-type="string">
            <text:p>http://www.europarl.europa.eu/doceo/document/CRE-8-2015-12-15-INT-2-694-0000_HR.html</text:p>
          </table:table-cell>
          <table:table-cell office:value-type="string" calcext:value-type="string">
            <text:p><text:s/>Suspension of exceptional trade measures with regard to Bosnia and Herzegovina (A8-0060/2015 - Goffredo Maria Bettini) HR </text:p>
          </table:table-cell>
          <table:table-cell office:value-type="string" calcext:value-type="string">
            <text:p>15-12-2015</text:p>
          </table:table-cell>
          <table:table-cell table:formula="of:=DATE(VALUE(MID([.C1038]; 7; 4)); VALUE(MID([.C1038]; 4; 2)); VALUE(MID([.C1038]; 1; 2)))" office:value-type="date" office:date-value="2015-12-15" calcext:value-type="date">
            <text:p>12/15/15</text:p>
          </table:table-cell>
          <table:table-cell office:value-type="string" calcext:value-type="string">
            <text:p>  Dubravka Šuica (PPE), <text:s text:c="2"/>napisan. ‒ Politika EU-a prema zemljama zapadnog Balkana definirana je u okviru Procesa stabilizacije i pridruživanja. BiH je 2008. godine potpisala sporazum o Sporazum o stabilizaciji i pridruživanju pristavši na uvjete za članstvo u EU-u. Od tada se primjenjuje Privremeni sporazum o trgovini i trgovinskim pitanjima s Bosnom i Hercegovinom do dovršetka postupka ratifikacije Sporazuma o stabilizaciji i pridruživanju. Uredbom Vijeća br. 1215/2009 predviđena je asimetrična liberalizacija trgovine između Unije i dotičnih zemalja i područja zapadnog Balkana kojom im se za gotovo sve njihove proizvode odobravaju pogodnosti izvanrednog i neograničenog bescarinskog pristupa tržištu Unije do 31. prosinca 2015. godine. Predlaže se produženje trajanja Uredbe (EZ) br. 1215/2009 do 31. prosinca 2020. godine.</text:p>
          </table:table-cell>
        </table:table-row>
        <table:table-row table:style-name="ro1">
          <table:table-cell office:value-type="string" calcext:value-type="string">
            <text:p>http://www.europarl.europa.eu/doceo/document/CRE-8-2015-12-15-INT-2-726-0000_HR.html</text:p>
          </table:table-cell>
          <table:table-cell office:value-type="string" calcext:value-type="string">
            <text:p><text:s/>Strategic cooperation in the fight against serious crime and terrorism between the United Arab Emirates and Europol (A8-0351/2015 - Alessandra Mussolini) HR </text:p>
          </table:table-cell>
          <table:table-cell office:value-type="string" calcext:value-type="string">
            <text:p>15-12-2015</text:p>
          </table:table-cell>
          <table:table-cell table:formula="of:=DATE(VALUE(MID([.C1039]; 7; 4)); VALUE(MID([.C1039]; 4; 2)); VALUE(MID([.C1039]; 1; 2)))" office:value-type="date" office:date-value="2015-12-15" calcext:value-type="date">
            <text:p>12/15/15</text:p>
          </table:table-cell>
          <table:table-cell office:value-type="string" calcext:value-type="string">
            <text:p>  Dubravka Šuica (PPE), <text:s text:c="2"/>napisan. ‒ Dana 30. studenoga 2009. godine Vijeće je donijelo Odluku (2009/934/PUP) o određivanju popisa trećih država (koji uključuje Ujedinjene Arapske Emirate) i organizacija s kojima Europol sklapa sporazume. Međutim, u sporazumu nije uključena razmjena osobnih podataka, pa tako pitanje zaštite podataka nije relevantno u ovom slučaju. </text:p>
          </table:table-cell>
        </table:table-row>
        <table:table-row table:style-name="ro1">
          <table:table-cell office:value-type="string" calcext:value-type="string">
            <text:p>http://www.europarl.europa.eu/doceo/document/CRE-8-2015-12-15-INT-2-768-0000_HR.html</text:p>
          </table:table-cell>
          <table:table-cell office:value-type="string" calcext:value-type="string">
            <text:p><text:s/>Towards a European Energy Union (A8-0341/2015 - Marek Józef Gróbarczyk) HR </text:p>
          </table:table-cell>
          <table:table-cell office:value-type="string" calcext:value-type="string">
            <text:p>15-12-2015</text:p>
          </table:table-cell>
          <table:table-cell table:formula="of:=DATE(VALUE(MID([.C1040]; 7; 4)); VALUE(MID([.C1040]; 4; 2)); VALUE(MID([.C1040]; 1; 2)))" office:value-type="date" office:date-value="2015-12-15" calcext:value-type="date">
            <text:p>12/15/15</text:p>
          </table:table-cell>
          <table:table-cell office:value-type="string" calcext:value-type="string">
            <text:p>  Dubravka Šuica (PPE), <text:s text:c="2"/>napisan. ‒ Prema članku 194. UFEU-a europska energetska politika osigurava funkcioniranje energetskog tržišta, osigurava sigurnost opskrbe energijom, promiče energetsku učinkovitost i uštedu energije te razvoj obnovljivih oblika energije te promiče međupovezanost energetskih mreža. Budući da je određivanje struktura potrošnje energije u državama članicama i dalje u njihovoj nacionalnoj nadležnosti, struktura potrošnje energije i dalje je izrazito raznolika. U svibnju 2014. Komisija je u svojoj Energetskoj sigurnosnoj strategiji [8] navela kako je EU još uvijek osjetljiva na vanjske energetske šokove te pozvala kreatore politika na nacionalnim razinama i razini EU-a da građanima razjasne izbore koji su povezani sa smanjenjem naše ovisnosti o određenim gorivima, opskrbljivačima energijom i opskrbnim pravcima. Energetska unija temelji se na toj strategiji. </text:p>
          </table:table-cell>
        </table:table-row>
        <table:table-row table:style-name="ro1">
          <table:table-cell office:value-type="string" calcext:value-type="string">
            <text:p>http://www.europarl.europa.eu/doceo/document/CRE-8-2015-12-15-INT-2-806-0000_HR.html</text:p>
          </table:table-cell>
          <table:table-cell office:value-type="string" calcext:value-type="string">
            <text:p><text:s/>Making Europe's electricity grid fit for 2020 (A8-0330/2015 - Peter Eriksson) HR </text:p>
          </table:table-cell>
          <table:table-cell office:value-type="string" calcext:value-type="string">
            <text:p>15-12-2015</text:p>
          </table:table-cell>
          <table:table-cell table:formula="of:=DATE(VALUE(MID([.C1041]; 7; 4)); VALUE(MID([.C1041]; 4; 2)); VALUE(MID([.C1041]; 1; 2)))" office:value-type="date" office:date-value="2015-12-15" calcext:value-type="date">
            <text:p>12/15/15</text:p>
          </table:table-cell>
          <table:table-cell office:value-type="string" calcext:value-type="string">
            <text:p>  Dubravka Šuica (PPE), <text:s text:c="2"/>napisan. ‒ Cilj od 10 % prvotno je utvrđen 2002. na temelju instaliranih kapaciteta proizvodnje električne energije koji su postojali u to vrijeme. Cilj od 10 % elektroenergetske interkonekcije koji bi se trebao ostvariti do 2020. važan je i značajan korak u pravom smjeru. </text:p>
          </table:table-cell>
        </table:table-row>
        <table:table-row table:style-name="ro1">
          <table:table-cell office:value-type="string" calcext:value-type="string">
            <text:p>http://www.europarl.europa.eu/doceo/document/CRE-8-2015-12-15-INT-2-841-0000_HR.html</text:p>
          </table:table-cell>
          <table:table-cell office:value-type="string" calcext:value-type="string">
            <text:p><text:s/>Implementation of the European Progress Microfinance Facility (A8-0331/2015 - Sven Schulze) HR </text:p>
          </table:table-cell>
          <table:table-cell office:value-type="string" calcext:value-type="string">
            <text:p>15-12-2015</text:p>
          </table:table-cell>
          <table:table-cell table:formula="of:=DATE(VALUE(MID([.C1042]; 7; 4)); VALUE(MID([.C1042]; 4; 2)); VALUE(MID([.C1042]; 1; 2)))" office:value-type="date" office:date-value="2015-12-15" calcext:value-type="date">
            <text:p>12/15/15</text:p>
          </table:table-cell>
          <table:table-cell office:value-type="string" calcext:value-type="string">
            <text:p>  Dubravka Šuica (PPE), <text:s text:c="2"/>napisan. ‒ Europski mikrofinancijski instrument Progress 2020 osnovan je s ciljem povećanja dostupnosti i raspoloživosti mikrofinanciranja mikropoduzeća i socijalne ekonomije. Cilj je iskoristiti pogodnosti instrumenta u 22 članice EU-a na način da se isplati 46 000 mikrozajmova do 2020. godine što predstavlja iznos od otprilike 500 milijuna eura. </text:p>
          </table:table-cell>
        </table:table-row>
        <table:table-row table:style-name="ro1">
          <table:table-cell office:value-type="string" calcext:value-type="string">
            <text:p>http://www.europarl.europa.eu/doceo/document/CRE-8-2015-12-15-INT-2-873-0000_HR.html</text:p>
          </table:table-cell>
          <table:table-cell office:value-type="string" calcext:value-type="string">
            <text:p><text:s/>A new CFP: structure for technical measures and multiannual plans (A8-0328/2015 - Gabriel Mato) HR </text:p>
          </table:table-cell>
          <table:table-cell office:value-type="string" calcext:value-type="string">
            <text:p>15-12-2015</text:p>
          </table:table-cell>
          <table:table-cell table:formula="of:=DATE(VALUE(MID([.C1043]; 7; 4)); VALUE(MID([.C1043]; 4; 2)); VALUE(MID([.C1043]; 1; 2)))" office:value-type="date" office:date-value="2015-12-15" calcext:value-type="date">
            <text:p>12/15/15</text:p>
          </table:table-cell>
          <table:table-cell office:value-type="string" calcext:value-type="string">
            <text:p>  Dubravka Šuica (PPE), <text:s text:c="2"/>napisan. ‒ Reforma zajedničke ribarstvene politike (ZJP) iz 2013. godine zatražila je, među ostalim, da se osigura najviši održivi prinos primjenom pristupa utemeljenog na ekosustavu. Tehničke mjere i višegodišnji planovi postali su glavni instrumenti očuvanja za postizanje tog cilja. Buduće tehničke mjere moraju biti jednostavne i jasne tako da mogu biti lako razumljive ribarima. </text:p>
          </table:table-cell>
        </table:table-row>
        <table:table-row table:style-name="ro1">
          <table:table-cell office:value-type="string" calcext:value-type="string">
            <text:p>http://www.europarl.europa.eu/doceo/document/CRE-8-2015-12-15-INT-2-929-0000_HR.html</text:p>
          </table:table-cell>
          <table:table-cell office:value-type="string" calcext:value-type="string">
            <text:p><text:s/>Decision adopted on the European border and coast guard package (debate) HR </text:p>
          </table:table-cell>
          <table:table-cell office:value-type="string" calcext:value-type="string">
            <text:p>15-12-2015</text:p>
          </table:table-cell>
          <table:table-cell table:formula="of:=DATE(VALUE(MID([.C1044]; 7; 4)); VALUE(MID([.C1044]; 4; 2)); VALUE(MID([.C1044]; 1; 2)))" office:value-type="date" office:date-value="2015-12-15" calcext:value-type="date">
            <text:p>12/15/15</text:p>
          </table:table-cell>
          <table:table-cell office:value-type="string" calcext:value-type="string">
            <text:p>  Dubravka Šuica (PPE). <text:s text:c="2"/>– Gospođo predsjednice, i ja danas želim pozdraviti ovaj paket. Očito je da nismo dobro upravljali vanjskim granicama i koordiniranjem naših politika sigurno možemo doći do bolje zaštite naših granica i stoga je vrlo važno da ovo podržimo. Međutim, i ja bih imala jedno pitanje. Želim da se jasno razgraniče nadležnosti kod ovog pitanja.</text:p>
          </table:table-cell>
        </table:table-row>
        <table:table-row table:style-name="ro1">
          <table:table-cell office:value-type="string" calcext:value-type="string">
            <text:p>http://www.europarl.europa.eu/doceo/document/CRE-8-2015-12-16-INT-3-100-0000_HR.html</text:p>
          </table:table-cell>
          <table:table-cell office:value-type="string" calcext:value-type="string">
            <text:p><text:s/>Preparation of the European Council meeting of 17 and 18 December 2015 (debate) HR </text:p>
          </table:table-cell>
          <table:table-cell office:value-type="string" calcext:value-type="string">
            <text:p>16-12-2015</text:p>
          </table:table-cell>
          <table:table-cell table:formula="of:=DATE(VALUE(MID([.C1045]; 7; 4)); VALUE(MID([.C1045]; 4; 2)); VALUE(MID([.C1045]; 1; 2)))" office:value-type="date" office:date-value="2015-12-16" calcext:value-type="date">
            <text:p>12/16/15</text:p>
          </table:table-cell>
          <table:table-cell office:value-type="string" calcext:value-type="string">
            <text:p>  Dubravka Šuica (PPE). <text:s text:c="2"/>– Gospodine predsjedniče, rekli smo da nijedna zemlja ne može sama jamčiti vlastitu sigurnost. Jučer smo rekli da trebamo europski odgovor na europsko pitanje. Točno je da mi danas ovim našim politikama trasiramo europsku budućnost i odgovorni smo ono za što će se događati u 2016. i dalje. </text:p>
          </table:table-cell>
        </table:table-row>
        <table:table-row table:style-name="ro1">
          <table:table-cell office:value-type="string" calcext:value-type="string">
            <text:p>http://www.europarl.europa.eu/doceo/document/CRE-8-2015-12-16-INT-3-178-0000_HR.html</text:p>
          </table:table-cell>
          <table:table-cell office:value-type="string" calcext:value-type="string">
            <text:p><text:s/>Extension of the term of office of the Chairperson of the European Banking Authority (EBA) (A8-0347/2015 - Roberto Gualtieri) HR </text:p>
          </table:table-cell>
          <table:table-cell office:value-type="string" calcext:value-type="string">
            <text:p>16-12-2015</text:p>
          </table:table-cell>
          <table:table-cell table:formula="of:=DATE(VALUE(MID([.C1046]; 7; 4)); VALUE(MID([.C1046]; 4; 2)); VALUE(MID([.C1046]; 1; 2)))" office:value-type="date" office:date-value="2015-12-16" calcext:value-type="date">
            <text:p>12/16/15</text:p>
          </table:table-cell>
          <table:table-cell office:value-type="string" calcext:value-type="string">
            <text:p>  Dubravka Šuica (PPE), <text:s text:c="2"/>napisan. ‒ Europsko nadzorno tijelo za bankarstvo (EBA) osnovano je 24. studenog 2010. godine na temelju članka 48. stavka 4. Uredbe (EU) br. 1093/2010 na prijedlog Europskog parlamenta i Vijeća. Prvog predsjednika EBA-e imenovao je Odbor nadzornika EBA-e 2011. godine nakon otvorenog selekcijskog postupka na razdoblje od pet godina. Budući je člankom 48. stavkom 4. Uredbe (EU) br. 1093/2010 predviđeno da Odbor nadzornika EBA-e može jednom produžiti mandat predsjedniku EBA-e, na osnovu navedenog 8. rujna 2015. godine Odbor nadzornika EBA-e predložio je produženje mandata gospodinu Andrei Enriji, aktualnom predsjedniku EBA-e, na sljedećih pet godina.</text:p>
          </table:table-cell>
        </table:table-row>
        <table:table-row table:style-name="ro1">
          <table:table-cell office:value-type="string" calcext:value-type="string">
            <text:p>http://www.europarl.europa.eu/doceo/document/CRE-8-2015-12-16-INT-3-212-0000_HR.html</text:p>
          </table:table-cell>
          <table:table-cell office:value-type="string" calcext:value-type="string">
            <text:p><text:s/>Extension of the term of office of the Chairperson of the European Insurance and Occupational Pensions Authority (EIOPA) (A8-0348/2015 - Roberto Gualtieri) HR </text:p>
          </table:table-cell>
          <table:table-cell office:value-type="string" calcext:value-type="string">
            <text:p>16-12-2015</text:p>
          </table:table-cell>
          <table:table-cell table:formula="of:=DATE(VALUE(MID([.C1047]; 7; 4)); VALUE(MID([.C1047]; 4; 2)); VALUE(MID([.C1047]; 1; 2)))" office:value-type="date" office:date-value="2015-12-16" calcext:value-type="date">
            <text:p>12/16/15</text:p>
          </table:table-cell>
          <table:table-cell office:value-type="string" calcext:value-type="string">
            <text:p>  Dubravka Šuica (PPE), <text:s text:c="2"/>napisan. ‒ Europsko nadzorno tijelo za osiguranje i strukovno mirovinsko osiguranje (EIOPA) osnovano je 24. studenog 2010. godine na temelju članka 48. stavka 4. Uredbe (EU) br. 1094/2010 na prijedlog Europskog parlamenta i Vijeća. </text:p>
          </table:table-cell>
        </table:table-row>
        <table:table-row table:style-name="ro1">
          <table:table-cell office:value-type="string" calcext:value-type="string">
            <text:p>http://www.europarl.europa.eu/doceo/document/CRE-8-2015-12-16-INT-3-245-0000_HR.html</text:p>
          </table:table-cell>
          <table:table-cell office:value-type="string" calcext:value-type="string">
            <text:p><text:s/>Extension of the term of office of the Chairperson of the European Securities and Markets Authority (ESMA) (A8-0346/2015 - Roberto Gualtieri) HR </text:p>
          </table:table-cell>
          <table:table-cell office:value-type="string" calcext:value-type="string">
            <text:p>16-12-2015</text:p>
          </table:table-cell>
          <table:table-cell table:formula="of:=DATE(VALUE(MID([.C1048]; 7; 4)); VALUE(MID([.C1048]; 4; 2)); VALUE(MID([.C1048]; 1; 2)))" office:value-type="date" office:date-value="2015-12-16" calcext:value-type="date">
            <text:p>12/16/15</text:p>
          </table:table-cell>
          <table:table-cell office:value-type="string" calcext:value-type="string">
            <text:p>  Dubravka Šuica (PPE), <text:s text:c="2"/>napisan. ‒ Europsko nadzorno tijelo za vrijednosne papire i tržišta kapitala (ESMA) osnovano je 24. studenog 2010. godine na temelju članka 48. stavka 4. Uredbe (EU) br. 1095/2010 na prijedlog Europskog parlamenta i Vijeća. </text:p>
          </table:table-cell>
        </table:table-row>
        <table:table-row table:style-name="ro1">
          <table:table-cell office:value-type="string" calcext:value-type="string">
            <text:p>http://www.europarl.europa.eu/doceo/document/CRE-8-2015-12-16-INT-3-276-0000_HR.html</text:p>
          </table:table-cell>
          <table:table-cell office:value-type="string" calcext:value-type="string">
            <text:p><text:s/>Operational and strategic cooperation between Bosnia and Herzegovina and Europol (A8-0352/2015 - Lorenzo Fontana) HR </text:p>
          </table:table-cell>
          <table:table-cell office:value-type="string" calcext:value-type="string">
            <text:p>16-12-2015</text:p>
          </table:table-cell>
          <table:table-cell table:formula="of:=DATE(VALUE(MID([.C1049]; 7; 4)); VALUE(MID([.C1049]; 4; 2)); VALUE(MID([.C1049]; 1; 2)))" office:value-type="date" office:date-value="2015-12-16" calcext:value-type="date">
            <text:p>12/16/15</text:p>
          </table:table-cell>
          <table:table-cell office:value-type="string" calcext:value-type="string">
            <text:p>  Dubravka Šuica (PPE), <text:s text:c="2"/>napisan. ‒ Europska unija je na prijedlog Vijeća 6. travnja 2009. godine osnovala Europski policijski ured, a dana 30. studenoga iste godine, Vijeće je donijelo Odluku o određivanju popisa trećih država (koji uključuje Bosnu i Hercegovinu) i organizacija s kojima Europol sklapa sporazume. </text:p>
          </table:table-cell>
        </table:table-row>
        <table:table-row table:style-name="ro1">
          <table:table-cell office:value-type="string" calcext:value-type="string">
            <text:p>http://www.europarl.europa.eu/doceo/document/CRE-8-2015-12-16-INT-3-317-0000_HR.html</text:p>
          </table:table-cell>
          <table:table-cell office:value-type="string" calcext:value-type="string">
            <text:p><text:s/>Mobilisation of the European Globalisation Adjustment Fund: application from Ireland - EGF/2015/006 IE/PWA International (A8-0363/2015 - Victor Negrescu) HR </text:p>
          </table:table-cell>
          <table:table-cell office:value-type="string" calcext:value-type="string">
            <text:p>16-12-2015</text:p>
          </table:table-cell>
          <table:table-cell table:formula="of:=DATE(VALUE(MID([.C1050]; 7; 4)); VALUE(MID([.C1050]; 4; 2)); VALUE(MID([.C1050]; 1; 2)))" office:value-type="date" office:date-value="2015-12-16" calcext:value-type="date">
            <text:p>12/16/15</text:p>
          </table:table-cell>
          <table:table-cell office:value-type="string" calcext:value-type="string">
            <text:p>  Dubravka Šuica (PPE), <text:s text:c="2"/>napisan. ‒ Irska je 19. lipnja 2015. podnijela zahtjev EGF/2015/006 IE/PWA International Ltd. za financijski doprinos iz EGF-a nakon otpuštanja u poduzeću PWA International (PWAI) i jednom dobavljaču u Irskoj. Zahtjev se odnosi na 108 radnika koji su proglašeni viškom. Otpuštanja koja su poduzeća provela uglavnom se odnose na regiju druge razine NUTS-a Southern and Eastern (IE02). Događaj zbog kojeg je došlo do otpuštanja je zatvaranje poduzeća PWAI sa sjedištem u mjestu Rathcoole. Potrebno je mobilizirati EGF kako bi se osigurao financijski doprinos u iznosu od 442 293 EUR.</text:p>
          </table:table-cell>
        </table:table-row>
        <table:table-row table:style-name="ro1">
          <table:table-cell office:value-type="string" calcext:value-type="string">
            <text:p>http://www.europarl.europa.eu/doceo/document/CRE-8-2015-12-16-INT-3-434-0000_HR.html</text:p>
          </table:table-cell>
          <table:table-cell office:value-type="string" calcext:value-type="string">
            <text:p><text:s/>Bringing transparency, coordination and convergence to corporate tax policies (A8-0349/2015 - Anneliese Dodds, Luděk Niedermayer) HR </text:p>
          </table:table-cell>
          <table:table-cell office:value-type="string" calcext:value-type="string">
            <text:p>16-12-2015</text:p>
          </table:table-cell>
          <table:table-cell table:formula="of:=DATE(VALUE(MID([.C1051]; 7; 4)); VALUE(MID([.C1051]; 4; 2)); VALUE(MID([.C1051]; 1; 2)))" office:value-type="date" office:date-value="2015-12-16" calcext:value-type="date">
            <text:p>12/16/15</text:p>
          </table:table-cell>
          <table:table-cell office:value-type="string" calcext:value-type="string">
            <text:p>  Dubravka Šuica (PPE), <text:s text:c="2"/>napisan. ‒ Međunarodni konzorcij istraživačkih novinara, istražujući odluke o porezima i ostale štetne prakse u Luksemburgu (LuxLeaks), u studenom 2014. godine objavio je da je gotovo 340 multinacionalnih kompanija sklopilo tajne dogovore s Luksemburgom. Mnogima od njih omogućili su smanjenje na najmanju moguću mjeru svoja globalna porezna davanja na štetu javnog interesa Unije, pri čemu su u Luksemburgu obavljale gotovo nikakvu ili malu gospodarsku aktivnost. </text:p>
          </table:table-cell>
        </table:table-row>
        <table:table-row table:style-name="ro1">
          <table:table-cell office:value-type="string" calcext:value-type="string">
            <text:p>http://www.europarl.europa.eu/doceo/document/CRE-8-2015-12-16-INT-3-484-0000_HR.html</text:p>
          </table:table-cell>
          <table:table-cell office:value-type="string" calcext:value-type="string">
            <text:p><text:s/>EU-China relations (A8-0350/2015 - Bas Belder) HR </text:p>
          </table:table-cell>
          <table:table-cell office:value-type="string" calcext:value-type="string">
            <text:p>16-12-2015</text:p>
          </table:table-cell>
          <table:table-cell table:formula="of:=DATE(VALUE(MID([.C1052]; 7; 4)); VALUE(MID([.C1052]; 4; 2)); VALUE(MID([.C1052]; 1; 2)))" office:value-type="date" office:date-value="2015-12-16" calcext:value-type="date">
            <text:p>12/16/15</text:p>
          </table:table-cell>
          <table:table-cell office:value-type="string" calcext:value-type="string">
            <text:p>  Dubravka Šuica (PPE), <text:s text:c="2"/>napisan. ‒ Obilježava se 40. obljetnica uspostave diplomatskih odnosa između EU-a i Kine. Stvoreno je strateško partnerstvo koje je prijeko potrebno u multipolarnom i globaliziranom svijetu te za ubrzanje tekućih pregovora o novom sporazumu o partnerstvu i suradnji zasnovanom na povjerenju, transparentnosti i poštovanju ljudskih prava. </text:p>
          </table:table-cell>
        </table:table-row>
        <table:table-row table:style-name="ro1">
          <table:table-cell office:value-type="string" calcext:value-type="string">
            <text:p>http://www.europarl.europa.eu/doceo/document/CRE-8-2015-12-16-INT-3-563-0000_HR.html</text:p>
          </table:table-cell>
          <table:table-cell office:value-type="string" calcext:value-type="string">
            <text:p><text:s/>Developing a sustainable European industry of base metals (A8-0309/2015 - Edouard Martin) HR </text:p>
          </table:table-cell>
          <table:table-cell office:value-type="string" calcext:value-type="string">
            <text:p>16-12-2015</text:p>
          </table:table-cell>
          <table:table-cell table:formula="of:=DATE(VALUE(MID([.C1053]; 7; 4)); VALUE(MID([.C1053]; 4; 2)); VALUE(MID([.C1053]; 1; 2)))" office:value-type="date" office:date-value="2015-12-16" calcext:value-type="date">
            <text:p>12/16/15</text:p>
          </table:table-cell>
          <table:table-cell office:value-type="string" calcext:value-type="string">
            <text:p>  Dubravka Šuica (PPE), <text:s text:c="2"/>napisan. ‒ Europski sektor čelika imao je povijesno važnu ulogu u procesu integracije Europe i tvori osnovu stvaranja europske dodane vrijednosti u gospodarstvu. </text:p>
          </table:table-cell>
        </table:table-row>
        <table:table-row table:style-name="ro1">
          <table:table-cell office:value-type="string" calcext:value-type="string">
            <text:p>http://www.europarl.europa.eu/doceo/document/CRE-8-2015-12-16-INT-3-686-0000_HR.html</text:p>
          </table:table-cell>
          <table:table-cell office:value-type="string" calcext:value-type="string">
            <text:p><text:s/>Annual report on human rights and democracy in the world 2014 and the EU policy on the matter (debate) HR </text:p>
          </table:table-cell>
          <table:table-cell office:value-type="string" calcext:value-type="string">
            <text:p>16-12-2015</text:p>
          </table:table-cell>
          <table:table-cell table:formula="of:=DATE(VALUE(MID([.C1054]; 7; 4)); VALUE(MID([.C1054]; 4; 2)); VALUE(MID([.C1054]; 1; 2)))" office:value-type="date" office:date-value="2015-12-16" calcext:value-type="date">
            <text:p>12/16/15</text:p>
          </table:table-cell>
          <table:table-cell office:value-type="string" calcext:value-type="string">
            <text:p>  Dubravka Šuica (PPE). <text:s text:c="2"/>– Gospodine predsjedniče, poštovani gospodine Stylianides, prije nekoliko smo dana obilježili Međunarodni dan ljudskih prava, dan kada je potpisana Opća deklaracija o ljudskim pravima. Tada se prvi put u povijesti priznalo pravo na život, na slobodu, na sigurnost i ovaj datum smatramo prekretnicom u suvremenoj povijesti, jer se svijet udružio kako bi zauvijek stao na kraj genocidu nastalom za vrijeme Drugog svjetskog rata. </text:p>
          </table:table-cell>
        </table:table-row>
        <table:table-row table:style-name="ro1">
          <table:table-cell office:value-type="string" calcext:value-type="string">
            <text:p>http://www.europarl.europa.eu/doceo/document/CRE-8-2015-12-16-INT-3-821-0000_HR.html</text:p>
          </table:table-cell>
          <table:table-cell office:value-type="string" calcext:value-type="string">
            <text:p><text:s/>20th anniversary of the Dayton Peace agreement (debate) HR </text:p>
          </table:table-cell>
          <table:table-cell office:value-type="string" calcext:value-type="string">
            <text:p>16-12-2015</text:p>
          </table:table-cell>
          <table:table-cell table:formula="of:=DATE(VALUE(MID([.C1055]; 7; 4)); VALUE(MID([.C1055]; 4; 2)); VALUE(MID([.C1055]; 1; 2)))" office:value-type="date" office:date-value="2015-12-16" calcext:value-type="date">
            <text:p>12/16/15</text:p>
          </table:table-cell>
          <table:table-cell office:value-type="string" calcext:value-type="string">
            <text:p>  Dubravka Šuica (PPE). <text:s text:c="2"/>– Gospodine predsjedniče, svi smo složni da je temelj za uspostavljanje mira u BiH bio Daytonski sporazum, ali nije rješenje za budućnost BiH. Puno je elemenata koji tome govore u prilog.</text:p>
          </table:table-cell>
        </table:table-row>
        <table:table-row table:style-name="ro1">
          <table:table-cell office:value-type="string" calcext:value-type="string">
            <text:p>http://www.europarl.europa.eu/doceo/document/CRE-8-2015-12-17-INT-4-197-0500_HR.html</text:p>
          </table:table-cell>
          <table:table-cell office:value-type="string" calcext:value-type="string">
            <text:p><text:s/>EU-Vietnam Framework Agreement on Comprehensive Partnership and Cooperation (protocol to take account of the accession of Croatia) (A8-0340/2015 - Sandra Kalniete) HR </text:p>
          </table:table-cell>
          <table:table-cell office:value-type="string" calcext:value-type="string">
            <text:p>17-12-2015</text:p>
          </table:table-cell>
          <table:table-cell table:formula="of:=DATE(VALUE(MID([.C1056]; 7; 4)); VALUE(MID([.C1056]; 4; 2)); VALUE(MID([.C1056]; 1; 2)))" office:value-type="date" office:date-value="2015-12-17" calcext:value-type="date">
            <text:p>12/17/15</text:p>
          </table:table-cell>
          <table:table-cell office:value-type="string" calcext:value-type="string">
            <text:p>  Dubravka Šuica (PPE), <text:s text:c="2"/>napisan. ‒ Hrvatska pristupa međunarodnim sporazumima koje su potpisale ili sklopile Europska unija i njezine države članice putem protokola uz te sporazume. Okvirni sporazum o sveobuhvatnom partnerstvu i suradnji između Europske unije i njezinih država, s jedne strane, i Socijalističke Republike Vijetnama, s druge strane, potpisan je u Bruxellesu 27. lipnja 2012. godine. Sporazum je trenutačno u postupku ratifikacije i još nije stupio na snagu. Predloženim protokolom Republika Hrvatska se uključuje kao ugovorna stranka Sporazuma, a EU se obvezuje osigurati vjerodostojnu inačicu Sporazuma na hrvatskom jeziku.</text:p>
          </table:table-cell>
        </table:table-row>
        <table:table-row table:style-name="ro1">
          <table:table-cell office:value-type="string" calcext:value-type="string">
            <text:p>http://www.europarl.europa.eu/doceo/document/CRE-8-2015-12-17-INT-4-228-0750_HR.html</text:p>
          </table:table-cell>
          <table:table-cell office:value-type="string" calcext:value-type="string">
            <text:p><text:s/>EU-Vietnam Framework Agreement on Comprehensive Partnership and Cooperation (consent) (A8-0339/2015 - Barbara Lochbihler) HR </text:p>
          </table:table-cell>
          <table:table-cell office:value-type="string" calcext:value-type="string">
            <text:p>17-12-2015</text:p>
          </table:table-cell>
          <table:table-cell table:formula="of:=DATE(VALUE(MID([.C1057]; 7; 4)); VALUE(MID([.C1057]; 4; 2)); VALUE(MID([.C1057]; 1; 2)))" office:value-type="date" office:date-value="2015-12-17" calcext:value-type="date">
            <text:p>12/17/15</text:p>
          </table:table-cell>
          <table:table-cell office:value-type="string" calcext:value-type="string">
            <text:p>  Dubravka Šuica (PPE), <text:s text:c="2"/>napisan. ‒ 5.listopada 2015. godine finaliziran je Sporazum o transpacifičkom partnerstvu (TPP) dvanaest zemalja pacifičkog prstena, uključujući Vijetnam, čime je stvoren novi trgovinski blok koji čini 36 % svjetskog BDP-a i koji bi mogao imati dalekosežne učinke na svjetsku trgovinu. U 2015. obilježava se 25. obljetnica odnosa između EU-a i Vijetnama. Ti odnosi brzo su se proširili s područja trgovine i pomoći i postali sveobuhvatniji. </text:p>
          </table:table-cell>
        </table:table-row>
        <table:table-row table:style-name="ro1">
          <table:table-cell office:value-type="string" calcext:value-type="string">
            <text:p>http://www.europarl.europa.eu/doceo/document/CRE-8-2015-12-17-INT-4-262-0500_HR.html</text:p>
          </table:table-cell>
          <table:table-cell office:value-type="string" calcext:value-type="string">
            <text:p><text:s/>EU-Vietnam Framework Agreement on Comprehensive Partnership and Cooperation (resolution) (A8-0342/2015 - Barbara Lochbihler) HR </text:p>
          </table:table-cell>
          <table:table-cell office:value-type="string" calcext:value-type="string">
            <text:p>17-12-2015</text:p>
          </table:table-cell>
          <table:table-cell table:formula="of:=DATE(VALUE(MID([.C1058]; 7; 4)); VALUE(MID([.C1058]; 4; 2)); VALUE(MID([.C1058]; 1; 2)))" office:value-type="date" office:date-value="2015-12-17" calcext:value-type="date">
            <text:p>12/17/15</text:p>
          </table:table-cell>
          <table:table-cell office:value-type="string" calcext:value-type="string">
            <text:p>  Dubravka Šuica (PPE), <text:s text:c="2"/>napisan. ‒ 5. listopada 2015. godine finaliziran je Sporazum o transpacifičkom partnerstvu (TPP) dvanaest zemalja pacifičkog prstena, uključujući Vijetnam, čime je stvoren novi trgovinski blok koji čini 36 % svjetskog BDP-a i koji bi mogao imati dalekosežne učinke na svjetsku trgovinu. U 2015. obilježava se 25. obljetnica odnosa između EU-a i Vijetnama; ti odnosi brzo su se proširili s područja trgovine i pomoći i postali sveobuhvatniji. </text:p>
          </table:table-cell>
        </table:table-row>
        <table:table-row table:style-name="ro1">
          <table:table-cell office:value-type="string" calcext:value-type="string">
            <text:p>http://www.europarl.europa.eu/doceo/document/CRE-8-2015-12-17-INT-4-296-0500_HR.html</text:p>
          </table:table-cell>
          <table:table-cell office:value-type="string" calcext:value-type="string">
            <text:p><text:s/>Completing Europe's Economic and Monetary Union (B8-1347/2015) HR </text:p>
          </table:table-cell>
          <table:table-cell office:value-type="string" calcext:value-type="string">
            <text:p>17-12-2015</text:p>
          </table:table-cell>
          <table:table-cell table:formula="of:=DATE(VALUE(MID([.C1059]; 7; 4)); VALUE(MID([.C1059]; 4; 2)); VALUE(MID([.C1059]; 1; 2)))" office:value-type="date" office:date-value="2015-12-17" calcext:value-type="date">
            <text:p>12/17/15</text:p>
          </table:table-cell>
          <table:table-cell office:value-type="string" calcext:value-type="string">
            <text:p>  Dubravka Šuica (PPE), <text:s text:c="2"/>napisan. ‒ Komisija je 21. listopada 2015. godine u okviru prve faze programa sadržanog u izvješću petorice predsjednika objavila paket koji sadrži mjere kojima će se napredovati prema dovršetku ekonomske i monetarne unije. Paket mjera koji je donio Kolegij povjerenika sadrži novi pristup europskom semestru, koji se među ostalim ostvaruje jačanjem demokratskog dijaloga i daljnjim poboljšanjem ekonomskog upravljanja, primjerice uvođenjem nacionalnih odbora za konkurentnost i savjetodavnog Europskog fiskalnog odbora, te jedinstvenije zastupanje europodručja u međunarodnim financijskim institucijama, posebice MMF-u. </text:p>
          </table:table-cell>
        </table:table-row>
        <table:table-row table:style-name="ro1">
          <table:table-cell office:value-type="string" calcext:value-type="string">
            <text:p>http://www.europarl.europa.eu/doceo/document/CRE-8-2015-12-17-INT-4-343-0250_HR.html</text:p>
          </table:table-cell>
          <table:table-cell office:value-type="string" calcext:value-type="string">
            <text:p><text:s/>Annual report on human rights and democracy in the world 2014 and the EU policy on the matter (A8-0344/2015 - Cristian Dan Preda) HR </text:p>
          </table:table-cell>
          <table:table-cell office:value-type="string" calcext:value-type="string">
            <text:p>17-12-2015</text:p>
          </table:table-cell>
          <table:table-cell table:formula="of:=DATE(VALUE(MID([.C1060]; 7; 4)); VALUE(MID([.C1060]; 4; 2)); VALUE(MID([.C1060]; 1; 2)))" office:value-type="date" office:date-value="2015-12-17" calcext:value-type="date">
            <text:p>12/17/15</text:p>
          </table:table-cell>
          <table:table-cell office:value-type="string" calcext:value-type="string">
            <text:p>  Dubravka Šuica (PPE), <text:s text:c="2"/>napisan. ‒ Članak 21. UEU-a obvezuje EU na razvijanje zajedničke vanjske i sigurnosne politike (ZVSP) vođene načelima demokracije, vladavine prava, univerzalnosti i nedjeljivosti ljudskih prava i temeljnih sloboda te poštivanja ljudskog dostojanstva, jednakosti i solidarnosti kao i Povelje Ujedinjenih naroda, Povelje EU-a o temeljnim pravima i međunarodnog prava. </text:p>
          </table:table-cell>
        </table:table-row>
        <table:table-row table:style-name="ro1">
          <table:table-cell office:value-type="string" calcext:value-type="string">
            <text:p>http://www.europarl.europa.eu/doceo/document/CRE-8-2015-12-17-INT-4-378-0750_HR.html</text:p>
          </table:table-cell>
          <table:table-cell office:value-type="string" calcext:value-type="string">
            <text:p><text:s/>20th anniversary of the Dayton Peace agreement (B8-1350/2015, RC-B8-1362/2015, B8-1362/2015, B8-1363/2015, B8-1364/2015, B8-1396/2015, B8-1397/2015, B8-1398/2015, B8-1401/2015) HR </text:p>
          </table:table-cell>
          <table:table-cell office:value-type="string" calcext:value-type="string">
            <text:p>17-12-2015</text:p>
          </table:table-cell>
          <table:table-cell table:formula="of:=DATE(VALUE(MID([.C1061]; 7; 4)); VALUE(MID([.C1061]; 4; 2)); VALUE(MID([.C1061]; 1; 2)))" office:value-type="date" office:date-value="2015-12-17" calcext:value-type="date">
            <text:p>12/17/15</text:p>
          </table:table-cell>
          <table:table-cell office:value-type="string" calcext:value-type="string">
            <text:p>  Dubravka Šuica (PPE), <text:s text:c="2"/>napisan. ‒ U prosincu tekuće godine navršava se 20 godina od potpisivanja Okvirnog sporazuma za mir u Bosni i Hercegovini odnosno Daytonskog mirovnog sporazuma. Cilj Sporazuma bio je zaustavljanje rata i osiguranje jednakopravnosti triju konstitutivnih naroda. Čestim izmjenama i dopunama amandmana koji su mijenjani u proteklih 20 godina, na određen je način i negiran izvorni Daytonski sporazum i prestalo je njegovo postojanje, jer s amandmanima je prestala i kakva-takva ravnopravnost triju konstitutivnih naroda. </text:p>
          </table:table-cell>
        </table:table-row>
        <table:table-row table:style-name="ro1">
          <table:table-cell office:value-type="string" calcext:value-type="string">
            <text:p>http://www.europarl.europa.eu/doceo/document/CRE-8-2015-12-17-INT-4-416-0750_HR.html</text:p>
          </table:table-cell>
          <table:table-cell office:value-type="string" calcext:value-type="string">
            <text:p><text:s/>Arms export: implementation of the Common Position 2008/944/CFSP (A8-0338/2015 - Bodil Valero) HR </text:p>
          </table:table-cell>
          <table:table-cell office:value-type="string" calcext:value-type="string">
            <text:p>17-12-2015</text:p>
          </table:table-cell>
          <table:table-cell table:formula="of:=DATE(VALUE(MID([.C1062]; 7; 4)); VALUE(MID([.C1062]; 4; 2)); VALUE(MID([.C1062]; 1; 2)))" office:value-type="date" office:date-value="2015-12-17" calcext:value-type="date">
            <text:p>12/17/15</text:p>
          </table:table-cell>
          <table:table-cell office:value-type="string" calcext:value-type="string">
            <text:p>  Dubravka Šuica (PPE), <text:s text:c="2"/>napisan. ‒ Globalno sigurnosno okruženje oko EU-a dramatično se promijenilo, pa nekontrolirano širenje oružja predstavlja ozbiljan rizik za mir, sigurnost, ljudska prava i održiv razvoj. Stoga su zemlje EU-a potpisale Zajedničko stajalište o očuvanju regionalnog mira, sigurnosti i stabilnosti 2008/944/ZVSP u kojem se određuje osam mjerila za izvoz konvencionalnog oružja koje države članice EU-a moraju primjenjivati pri donošenju odluka o izdavanju dozvola. </text:p>
          </table:table-cell>
        </table:table-row>
        <table:table-row table:style-name="ro1">
          <table:table-cell office:value-type="string" calcext:value-type="string">
            <text:p>http://www.europarl.europa.eu/doceo/document/CRE-8-2015-12-17-INT-4-450-0500_HR.html</text:p>
          </table:table-cell>
          <table:table-cell office:value-type="string" calcext:value-type="string">
            <text:p><text:s/>Patents and plant breeders rights (RC-B8-1394/2015, B8-1394/2015, B8-1395/2015, B8-1399/2015, B8-1400/2015) HR </text:p>
          </table:table-cell>
          <table:table-cell office:value-type="string" calcext:value-type="string">
            <text:p>17-12-2015</text:p>
          </table:table-cell>
          <table:table-cell table:formula="of:=DATE(VALUE(MID([.C1063]; 7; 4)); VALUE(MID([.C1063]; 4; 2)); VALUE(MID([.C1063]; 1; 2)))" office:value-type="date" office:date-value="2015-12-17" calcext:value-type="date">
            <text:p>12/17/15</text:p>
          </table:table-cell>
          <table:table-cell office:value-type="string" calcext:value-type="string">
            <text:p>  Dubravka Šuica (PPE), <text:s text:c="2"/>napisan. ‒ Pristup biološkom biljnom materijalu kojim su obuhvaćena biljna svojstva ključan je preduvjet za davanje snažnog poticaja rastu i inovacijama, te za razvoj novih sorti. Razvojem novih sorti zajamčila bi se globalna sigurnost opskrbe hranom, uhvatilo u koštac s klimatskim promjenama, spriječio monopol u sektoru uzgoja te pritom stvorilo više prilika za mala i srednja poduzeća.</text:p>
          </table:table-cell>
        </table:table-row>
        <table:table-row table:style-name="ro1">
          <table:table-cell office:value-type="string" calcext:value-type="string">
            <text:p>http://www.europarl.europa.eu/doceo/document/CRE-8-2015-12-17-INT-4-485-0750_HR.html</text:p>
          </table:table-cell>
          <table:table-cell office:value-type="string" calcext:value-type="string">
            <text:p><text:s/>Situation in Burundi (RC-B8-1348/2015, B8-1348/2015, B8-1352/2015, B8-1353/2015, B8-1354/2015, B8-1355/2015, B8-1356/2015, B8-1357/2015) HR </text:p>
          </table:table-cell>
          <table:table-cell office:value-type="string" calcext:value-type="string">
            <text:p>17-12-2015</text:p>
          </table:table-cell>
          <table:table-cell table:formula="of:=DATE(VALUE(MID([.C1064]; 7; 4)); VALUE(MID([.C1064]; 4; 2)); VALUE(MID([.C1064]; 1; 2)))" office:value-type="date" office:date-value="2015-12-17" calcext:value-type="date">
            <text:p>12/17/15</text:p>
          </table:table-cell>
          <table:table-cell office:value-type="string" calcext:value-type="string">
            <text:p>  Dubravka Šuica (PPE), <text:s text:c="2"/>napisan. ‒ Burundi je potpisao Sporazum o miru i pomirenju u kojem je navedeno da predsjednik može odslužiti samo dva mandata. Nakon što je predsjednik Pierre Nkurunziza odslužio dva mandata, 26. travnja 2015. godine najavio je da će se kandidirati za treći mandat. Na temelju rezultata 26. kolovoza 2015. godine proglašen je pobjednikom, što je zemlju dovelo do najveće političke krize od kraja građanskog rata. </text:p>
          </table:table-cell>
        </table:table-row>
        <table:table-row table:style-name="ro1">
          <table:table-cell office:value-type="string" calcext:value-type="string">
            <text:p>http://www.europarl.europa.eu/doceo/document/CRE-8-2015-12-17-INT-4-527-0375_HR.html</text:p>
          </table:table-cell>
          <table:table-cell office:value-type="string" calcext:value-type="string">
            <text:p><text:s/>Protection of Virunga national park in the Democratic Republic of the Congo (B8-1346/2015) HR </text:p>
          </table:table-cell>
          <table:table-cell office:value-type="string" calcext:value-type="string">
            <text:p>17-12-2015</text:p>
          </table:table-cell>
          <table:table-cell table:formula="of:=DATE(VALUE(MID([.C1065]; 7; 4)); VALUE(MID([.C1065]; 4; 2)); VALUE(MID([.C1065]; 1; 2)))" office:value-type="date" office:date-value="2015-12-17" calcext:value-type="date">
            <text:p>12/17/15</text:p>
          </table:table-cell>
          <table:table-cell office:value-type="string" calcext:value-type="string">
            <text:p>  Dubravka Šuica (PPE), <text:s text:c="2"/>napisan. ‒ Nacionalni park Virunga je najstariji nacionalni park u Africi. NP Virunga je UNESCO 1979. godine uvrstio na popis svjetske baštine, a 1994. godine na popis ugrožene svjetske baštine. </text:p>
          </table:table-cell>
        </table:table-row>
        <table:table-row table:style-name="ro1">
          <table:table-cell office:value-type="string" calcext:value-type="string">
            <text:p>http://www.europarl.europa.eu/doceo/document/CRE-8-2016-01-18-INT-1-256-0750_HR.html</text:p>
          </table:table-cell>
          <table:table-cell office:value-type="string" calcext:value-type="string">
            <text:p><text:s/>Skills policies for fighting youth unemployment (short presentation) HR </text:p>
          </table:table-cell>
          <table:table-cell office:value-type="string" calcext:value-type="string">
            <text:p>18-01-2016</text:p>
          </table:table-cell>
          <table:table-cell table:formula="of:=DATE(VALUE(MID([.C1066]; 7; 4)); VALUE(MID([.C1066]; 4; 2)); VALUE(MID([.C1066]; 1; 2)))" office:value-type="date" office:date-value="2016-01-18" calcext:value-type="date">
            <text:p>01/18/16</text:p>
          </table:table-cell>
          <table:table-cell office:value-type="string" calcext:value-type="string">
            <text:p>  Dubravka Šuica (PPE), <text:s text:c="2"/>napisan.– Nezaposlenost mladih i dalje je jedan od najvećih problema Europske unije. Poduzetništvo mladih je napredovalo, ali i dalje moramo raditi kako bismo ga ojačali i smanjili administrativne prepreke. Tržišni trendovi brzo se mijenjaju, a njih mora slijediti obrazovna politika koja treba adekvatno reagirati na promjene i organizirati obrazovne programe prema potrebama tržišta te se usklađivati s tehnološkim napretkom. </text:p>
          </table:table-cell>
        </table:table-row>
        <table:table-row table:style-name="ro1">
          <table:table-cell office:value-type="string" calcext:value-type="string">
            <text:p>http://www.europarl.europa.eu/doceo/document/CRE-8-2016-01-19-INT-2-188-0000_HR.html</text:p>
          </table:table-cell>
          <table:table-cell office:value-type="string" calcext:value-type="string">
            <text:p><text:s/>Request for the waiver of the immunity of Czesław Adam Siekierski (A8-0004/2016 - Heidi Hautala) HR </text:p>
          </table:table-cell>
          <table:table-cell office:value-type="string" calcext:value-type="string">
            <text:p>19-01-2016</text:p>
          </table:table-cell>
          <table:table-cell table:formula="of:=DATE(VALUE(MID([.C1067]; 7; 4)); VALUE(MID([.C1067]; 4; 2)); VALUE(MID([.C1067]; 1; 2)))" office:value-type="date" office:date-value="2016-01-19" calcext:value-type="date">
            <text:p>01/19/16</text:p>
          </table:table-cell>
          <table:table-cell office:value-type="string" calcext:value-type="string">
            <text:p>  Dubravka Šuica (PPE), <text:s text:c="2"/>napisan. ‒ Vladavina prava neophodna je kako bi društvo u cjelini funkcioniralo na siguran i pouzdan način. Pred tijelima Vlasti svi trebamo biti jednaki i moramo poštovati zakone.</text:p>
          </table:table-cell>
        </table:table-row>
        <table:table-row table:style-name="ro1">
          <table:table-cell office:value-type="string" calcext:value-type="string">
            <text:p>http://www.europarl.europa.eu/doceo/document/CRE-8-2016-01-19-INT-2-216-0000_HR.html</text:p>
          </table:table-cell>
          <table:table-cell office:value-type="string" calcext:value-type="string">
            <text:p><text:s/>Request for the waiver of the immunity of Czesław Adam Siekierski (A8-0005/2016 - Heidi Hautala) HR </text:p>
          </table:table-cell>
          <table:table-cell office:value-type="string" calcext:value-type="string">
            <text:p>19-01-2016</text:p>
          </table:table-cell>
          <table:table-cell table:formula="of:=DATE(VALUE(MID([.C1068]; 7; 4)); VALUE(MID([.C1068]; 4; 2)); VALUE(MID([.C1068]; 1; 2)))" office:value-type="date" office:date-value="2016-01-19" calcext:value-type="date">
            <text:p>01/19/16</text:p>
          </table:table-cell>
          <table:table-cell office:value-type="string" calcext:value-type="string">
            <text:p>  Dubravka Šuica (PPE), <text:s text:c="2"/>napisan. ‒ Podržavam zahtjev za ukidanje parlamentarnog imuniteta gospodinu Siekierskom, jer treba pred tijelima vlasti riješiti sve prijepore sa zakonom.</text:p>
          </table:table-cell>
        </table:table-row>
        <table:table-row table:style-name="ro1">
          <table:table-cell office:value-type="string" calcext:value-type="string">
            <text:p>http://www.europarl.europa.eu/doceo/document/CRE-8-2016-01-19-INT-2-261-0000_HR.html</text:p>
          </table:table-cell>
          <table:table-cell office:value-type="string" calcext:value-type="string">
            <text:p><text:s/>Multiannual recovery plan for bluefin tuna in the eastern Atlantic and the Mediterranean (A8-0367/2015 - Gabriel Mato) HR </text:p>
          </table:table-cell>
          <table:table-cell office:value-type="string" calcext:value-type="string">
            <text:p>19-01-2016</text:p>
          </table:table-cell>
          <table:table-cell table:formula="of:=DATE(VALUE(MID([.C1069]; 7; 4)); VALUE(MID([.C1069]; 4; 2)); VALUE(MID([.C1069]; 1; 2)))" office:value-type="date" office:date-value="2016-01-19" calcext:value-type="date">
            <text:p>01/19/16</text:p>
          </table:table-cell>
          <table:table-cell office:value-type="string" calcext:value-type="string">
            <text:p>  Dubravka Šuica (PPE), <text:s text:c="2"/>napisan. ‒ Europska unija je ugovorna stranka Međunarodne komisije za zaštitu atlantskih tuna (ICCAT). Shodno tome ICCAT je donio višegodišnji plan oporavka plavoperajne tune u istočnom Atlantiku i Sredozemnom moru u razdoblju 2006.–2022. Tuna je najvažnija vrsta regulirana ICCAT-om. Ribari su uložili značajne napore kako bi uskladili svoje ulove s odlukama donesenim 2006. </text:p>
          </table:table-cell>
        </table:table-row>
        <table:table-row table:style-name="ro1">
          <table:table-cell office:value-type="string" calcext:value-type="string">
            <text:p>http://www.europarl.europa.eu/doceo/document/CRE-8-2016-01-19-INT-2-316-0000_HR.html</text:p>
          </table:table-cell>
          <table:table-cell office:value-type="string" calcext:value-type="string">
            <text:p><text:s/>Annual report on EU Competition Policy (A8-0368/2015 - Werner Langen) HR </text:p>
          </table:table-cell>
          <table:table-cell office:value-type="string" calcext:value-type="string">
            <text:p>19-01-2016</text:p>
          </table:table-cell>
          <table:table-cell table:formula="of:=DATE(VALUE(MID([.C1070]; 7; 4)); VALUE(MID([.C1070]; 4; 2)); VALUE(MID([.C1070]; 1; 2)))" office:value-type="date" office:date-value="2016-01-19" calcext:value-type="date">
            <text:p>01/19/16</text:p>
          </table:table-cell>
          <table:table-cell office:value-type="string" calcext:value-type="string">
            <text:p>  Dubravka Šuica (PPE), <text:s text:c="2"/>napisan. ‒ Godišnje izvješće o politici konkurentnosti Europske unije sadrži sve bitne elemente. Napredak je vidljiv u odnosu na prethodna razdoblja, analizirano je stanje i vidljiv je napredak u postupku stvaranja Bankovne unije. U izvješću se ističe da treba uložiti veće napore kako bi se postiglo adekvatno tržišno natjecanje u izoliranim i perifernim dijelovima Unije. Također, sugerira se preispitivanje postojećeg pravnog okvira tijekom razvoja digitalne ekonomije, jer postojeće zakonodavstvo ima određena ograničenja zbog čega ga treba osuvremeniti. Važno je osigurati apsolutnu nediskriminaciju poslovnih subjekata u digitalnoj ekonomiji, što je do sada često bilo u korist globalnih koorporacija. </text:p>
          </table:table-cell>
        </table:table-row>
        <table:table-row table:style-name="ro1">
          <table:table-cell office:value-type="string" calcext:value-type="string">
            <text:p>http://www.europarl.europa.eu/doceo/document/CRE-8-2016-01-19-INT-2-370-0000_HR.html</text:p>
          </table:table-cell>
          <table:table-cell office:value-type="string" calcext:value-type="string">
            <text:p><text:s/>The role of intercultural dialogue, cultural diversity and education in promoting EU fundamental values (A8-0373/2015 - Julie Ward) HR </text:p>
          </table:table-cell>
          <table:table-cell office:value-type="string" calcext:value-type="string">
            <text:p>19-01-2016</text:p>
          </table:table-cell>
          <table:table-cell table:formula="of:=DATE(VALUE(MID([.C1071]; 7; 4)); VALUE(MID([.C1071]; 4; 2)); VALUE(MID([.C1071]; 1; 2)))" office:value-type="date" office:date-value="2016-01-19" calcext:value-type="date">
            <text:p>01/19/16</text:p>
          </table:table-cell>
          <table:table-cell office:value-type="string" calcext:value-type="string">
            <text:p>  Dubravka Šuica (PPE), <text:s text:c="2"/>napisan. ‒ Europu krasi beskrajno bogatstvo kulturne, socijalne, jezične i vjerske raznolikosti. Budući da međukulturni dijalog nije reguliran nacionalnim, europskim ili međunarodnim pravom jer nije pravni koncept, temelji se na međunarodnim okvirima čiji je cilj zaštita ljudskih prava i kulturne raznolikosti. Treba raditi na razvijanju boljeg razumijevanja različitih perspektiva i praksi, povećanju sudjelovanja te slobode i sposobnosti za donošenje odluka, poticanju jednakosti i jačanju kreativnih procesa.</text:p>
          </table:table-cell>
        </table:table-row>
        <table:table-row table:style-name="ro1">
          <table:table-cell office:value-type="string" calcext:value-type="string">
            <text:p>http://www.europarl.europa.eu/doceo/document/CRE-8-2016-01-19-INT-2-421-0000_HR.html</text:p>
          </table:table-cell>
          <table:table-cell office:value-type="string" calcext:value-type="string">
            <text:p><text:s/>Stocktaking and challenges of the EU Financial Services Regulation (A8-0360/2015 - Burkhard Balz) HR </text:p>
          </table:table-cell>
          <table:table-cell office:value-type="string" calcext:value-type="string">
            <text:p>19-01-2016</text:p>
          </table:table-cell>
          <table:table-cell table:formula="of:=DATE(VALUE(MID([.C1072]; 7; 4)); VALUE(MID([.C1072]; 4; 2)); VALUE(MID([.C1072]; 1; 2)))" office:value-type="date" office:date-value="2016-01-19" calcext:value-type="date">
            <text:p>01/19/16</text:p>
          </table:table-cell>
          <table:table-cell office:value-type="string" calcext:value-type="string">
            <text:p>  Dubravka Šuica (PPE), <text:s text:c="2"/>napisan. ‒ Podržavam ovaj pregled stanja, jer su financijska stabilnost i zaštita potrošača imperativi koji ne dopuštaju kompromis.</text:p>
          </table:table-cell>
        </table:table-row>
        <table:table-row table:style-name="ro1">
          <table:table-cell office:value-type="string" calcext:value-type="string">
            <text:p>http://www.europarl.europa.eu/doceo/document/CRE-8-2016-01-19-INT-2-485-0000_HR.html</text:p>
          </table:table-cell>
          <table:table-cell office:value-type="string" calcext:value-type="string">
            <text:p><text:s/>External factors that represent hurdles to European female entrepreneurship (A8-0369/2015 - Barbara Matera) HR </text:p>
          </table:table-cell>
          <table:table-cell office:value-type="string" calcext:value-type="string">
            <text:p>19-01-2016</text:p>
          </table:table-cell>
          <table:table-cell table:formula="of:=DATE(VALUE(MID([.C1073]; 7; 4)); VALUE(MID([.C1073]; 4; 2)); VALUE(MID([.C1073]; 1; 2)))" office:value-type="date" office:date-value="2016-01-19" calcext:value-type="date">
            <text:p>01/19/16</text:p>
          </table:table-cell>
          <table:table-cell office:value-type="string" calcext:value-type="string">
            <text:p>  Dubravka Šuica (PPE), <text:s text:c="2"/>napisan. ‒ Rezolucija govori o vanjskim čimbenicima koji otežavaju poduzetničku aktivnost žena u Europskoj uniji. Općenito, poduzetništvo je važno jer stvara radna mjesta, a države s jakim poduzetništvom imaju bolju strukturu zaposlenih i relativno veći dohodak. Trenutno nije zadovoljavajuća stopa žena poduzetnica. Jedan od prioriteta žena EPP-a i unutar odbora FEMM, jest razviti što povoljnije uvjete za žensko poduzetništvo. Poduzetništvo je ključno kako bi Unija ostvarivala zadovoljavajuće stope gospodarskog rasta, razvoja i razine zaposlenosti. Strategija europskog poduzetništva je pametan, održiv i uključiv razvoj. Vide se pozitivni koraci u europskom gospodarstvu, ali je potrebno uložiti dodatni napor kako bi stanje bilo daleko bolje.</text:p>
          </table:table-cell>
        </table:table-row>
        <table:table-row table:style-name="ro1">
          <table:table-cell office:value-type="string" calcext:value-type="string">
            <text:p>http://www.europarl.europa.eu/doceo/document/CRE-8-2016-01-19-INT-2-552-0000_HR.html</text:p>
          </table:table-cell>
          <table:table-cell office:value-type="string" calcext:value-type="string">
            <text:p><text:s/>Skills policies for fighting youth unemployment (A8-0366/2015 - Marek Plura) HR </text:p>
          </table:table-cell>
          <table:table-cell office:value-type="string" calcext:value-type="string">
            <text:p>19-01-2016</text:p>
          </table:table-cell>
          <table:table-cell table:formula="of:=DATE(VALUE(MID([.C1074]; 7; 4)); VALUE(MID([.C1074]; 4; 2)); VALUE(MID([.C1074]; 1; 2)))" office:value-type="date" office:date-value="2016-01-19" calcext:value-type="date">
            <text:p>01/19/16</text:p>
          </table:table-cell>
          <table:table-cell office:value-type="string" calcext:value-type="string">
            <text:p>  Dubravka Šuica (PPE), <text:s text:c="2"/>napisan. ‒ Podržavam ovaj nacrt izvješća, jer je problem nezaposlenosti, posebno među mladima, jedan od najvažnijih problema Europske unije.</text:p>
          </table:table-cell>
        </table:table-row>
        <table:table-row table:style-name="ro1">
          <table:table-cell office:value-type="string" calcext:value-type="string">
            <text:p>http://www.europarl.europa.eu/doceo/document/CRE-8-2016-01-19-INT-2-608-0000_HR.html</text:p>
          </table:table-cell>
          <table:table-cell office:value-type="string" calcext:value-type="string">
            <text:p><text:s/>Towards a Digital Single Market Act (A8-0371/2015 - Kaja Kallas, Evelyne Gebhardt) HR </text:p>
          </table:table-cell>
          <table:table-cell office:value-type="string" calcext:value-type="string">
            <text:p>19-01-2016</text:p>
          </table:table-cell>
          <table:table-cell table:formula="of:=DATE(VALUE(MID([.C1075]; 7; 4)); VALUE(MID([.C1075]; 4; 2)); VALUE(MID([.C1075]; 1; 2)))" office:value-type="date" office:date-value="2016-01-19" calcext:value-type="date">
            <text:p>01/19/16</text:p>
          </table:table-cell>
          <table:table-cell office:value-type="string" calcext:value-type="string">
            <text:p>  Dubravka Šuica (PPE), <text:s text:c="2"/>napisan. ‒ Strategija jedinstvenog digitalnog tržišta temelji se na tri jedinice, a to su bolji pristup internetskim dobrima i usluga svim građanima i poduzećima u Europskoj uniji, stvaranje zakonodavnih uvjeta za digitalnu mrežu i usluge te optimiziranje uvjeta za rast u europskoj digitalnoj ekonomiji na čemu Komisija intenzivno radi. Bolji pristup za sve pravne i fizičke osobe podrazumijeva kvalitetniju pograničnu suradnju, niže stope PDV-a, dostavu visoke kvalitete bez obzira na granične barijere i sprječavanje neopravdanih prekograničnih barijera. Stvaranje zakonodavnih uvjeta za digitalnu mrežu podrazumijeva preispitivanje zakonskog okvira i njegovo usklađivanje s tržišnim trendovima te rad na povjerenju u digitalnu trgovinu. U 2016. godini Komisija namjerava stvoriti uvjete za nesmetan protok podataka, pokrenuti integrirani plan normizacije i slične aktivnosti.</text:p>
          </table:table-cell>
        </table:table-row>
        <table:table-row table:style-name="ro1">
          <table:table-cell office:value-type="string" calcext:value-type="string">
            <text:p>http://www.europarl.europa.eu/doceo/document/CRE-8-2016-01-20-INT-3-107-0000_HR.html</text:p>
          </table:table-cell>
          <table:table-cell office:value-type="string" calcext:value-type="string">
            <text:p><text:s/>Programme of activities of the Dutch Presidency (debate) HR </text:p>
          </table:table-cell>
          <table:table-cell office:value-type="string" calcext:value-type="string">
            <text:p>20-01-2016</text:p>
          </table:table-cell>
          <table:table-cell table:formula="of:=DATE(VALUE(MID([.C1076]; 7; 4)); VALUE(MID([.C1076]; 4; 2)); VALUE(MID([.C1076]; 1; 2)))" office:value-type="date" office:date-value="2016-01-20" calcext:value-type="date">
            <text:p>01/20/16</text:p>
          </table:table-cell>
          <table:table-cell office:value-type="string" calcext:value-type="string">
            <text:p>  Dubravka Šuica (PPE). <text:s text:c="2"/>– Gospodine predsjedniče nizozemske vlade, Vaše predsjedanje dolazi u teškim trenucima kada je Europa puna briga te suočena s krizom izvana i iznutra. Očekivanja su visoka, a mi očekujemo europsko jedinstvo, ali i europsku odlučnost. Shvatili smo Vaše prioritete i naravno, prije svega sveobuhvatni pristup migracijama i međunarodnoj sigurnosti. Nestabilnost izvan Europske unije svakako povećava sigurnosne rizike uključujući i terorizam. Svjesni ste da su događaji u Parizu pojačali brigu oko ovih problema. Striktna kontrola naših granica je svakako neophodna, a ona uvjetuje da odlučno implementirate paket mjera u vezi migracija koji je predstavila Komisija. </text:p>
          </table:table-cell>
        </table:table-row>
        <table:table-row table:style-name="ro1">
          <table:table-cell office:value-type="string" calcext:value-type="string">
            <text:p>http://www.europarl.europa.eu/doceo/document/CRE-8-2016-01-20-INT-3-192-0500_HR.html</text:p>
          </table:table-cell>
          <table:table-cell office:value-type="string" calcext:value-type="string">
            <text:p><text:s/>Automated data exchange with regard to vehicle registration data (VRD) in Latvia (A8-0370/2015 - Claude Moraes) HR </text:p>
          </table:table-cell>
          <table:table-cell office:value-type="string" calcext:value-type="string">
            <text:p>20-01-2016</text:p>
          </table:table-cell>
          <table:table-cell table:formula="of:=DATE(VALUE(MID([.C1077]; 7; 4)); VALUE(MID([.C1077]; 4; 2)); VALUE(MID([.C1077]; 1; 2)))" office:value-type="date" office:date-value="2016-01-20" calcext:value-type="date">
            <text:p>01/20/16</text:p>
          </table:table-cell>
          <table:table-cell office:value-type="string" calcext:value-type="string">
            <text:p>  Dubravka Šuica (PPE), <text:s text:c="2"/>napisan. ‒ Prema odluci Vijeća potrebno je unaprijediti pograničnu suradnju sa susjednim državama kako bi se spriječili eventualni teroristički napadi i druge prijetnje. Međusobna razmjena podataka je nužna kako bi se ukazalo na potencijalne prijetnje, ali zaštita podataka mora biti na visokom nivou. Kako bi se stvorili uvjeti za sigurnu međunarodnu razmjenu podataka potrebo je stvoriti okolnosti u kojima su svi osobni podaci sigurni. Latvija je uspješno završila anketu o sigurnosti podataka i razmjeni sa susjednim državama kako bi spriječila terorizam i pogranični kriminal, a isti postupak je u tijeku i u drugim zemljama članicama. Ujedinjeno Kraljevstvo izuzeto je iz ove odluke Vijeća. Latvija je s Nizozemskom uspješno provela razmjenu podataka iz registra vozila. Vijeće je izvijestilo kako je Latvija uspješno provela anketu i da je uspješno promijenila odredbu u poglavlju vezanom za zaštitu podataka.</text:p>
          </table:table-cell>
        </table:table-row>
        <table:table-row table:style-name="ro1">
          <table:table-cell office:value-type="string" calcext:value-type="string">
            <text:p>http://www.europarl.europa.eu/doceo/document/CRE-8-2016-01-20-INT-3-240-0500_HR.html</text:p>
          </table:table-cell>
          <table:table-cell office:value-type="string" calcext:value-type="string">
            <text:p><text:s/>Presumption of innocence and right to be present at trial in criminal proceedings (A8-0133/2015 - Nathalie Griesbeck) HR </text:p>
          </table:table-cell>
          <table:table-cell office:value-type="string" calcext:value-type="string">
            <text:p>20-01-2016</text:p>
          </table:table-cell>
          <table:table-cell table:formula="of:=DATE(VALUE(MID([.C1078]; 7; 4)); VALUE(MID([.C1078]; 4; 2)); VALUE(MID([.C1078]; 1; 2)))" office:value-type="date" office:date-value="2016-01-20" calcext:value-type="date">
            <text:p>01/20/16</text:p>
          </table:table-cell>
          <table:table-cell office:value-type="string" calcext:value-type="string">
            <text:p>  Dubravka Šuica (PPE), <text:s text:c="2"/>napisan. ‒ Pretpostavka nedužnosti i prava prisustvovanja na suđenju su temeljna prava pojedinca. Uopće nije dvojbeno da svako ima pravo na obranu. Već sada postoje tri prava koja svatko može konzumirati, a to su pravo na prijevod i tumačenje, pravo na informacije i pravo na odvjetnika u pravosudnom postupku. Ovaj prijedlog predlaže da se pojedinac smatra nevinim pred tijelima javne vlasti sve dok mu se ne dokaže krivnja. Pravo na šutnju i odbijanje suradnje su bitne stavke ovog prijedloga.</text:p>
          </table:table-cell>
        </table:table-row>
        <table:table-row table:style-name="ro1">
          <table:table-cell office:value-type="string" calcext:value-type="string">
            <text:p>http://www.europarl.europa.eu/doceo/document/CRE-8-2016-01-20-INT-3-349-0500_HR.html</text:p>
          </table:table-cell>
          <table:table-cell office:value-type="string" calcext:value-type="string">
            <text:p><text:s/>Appliances burning gaseous fuels (A8-0147/2015 - Catherine Stihler) HR </text:p>
          </table:table-cell>
          <table:table-cell office:value-type="string" calcext:value-type="string">
            <text:p>20-01-2016</text:p>
          </table:table-cell>
          <table:table-cell table:formula="of:=DATE(VALUE(MID([.C1079]; 7; 4)); VALUE(MID([.C1079]; 4; 2)); VALUE(MID([.C1079]; 1; 2)))" office:value-type="date" office:date-value="2016-01-20" calcext:value-type="date">
            <text:p>01/20/16</text:p>
          </table:table-cell>
          <table:table-cell office:value-type="string" calcext:value-type="string">
            <text:p>  Dubravka Šuica (PPE), <text:s text:c="2"/>napisan. ‒ Plinski sektor ima važnu ulogu u gospodarstvu EU-a te zapošljava 476 000 ljudi. Plinski uređaji pokrivaju širok spektar proizvoda. Ovdje govorimo o jednostavnim prijenosnim štednjacima pa sve do kotlova za velike zgrade. Ova je inicijativa u skladu sa zakonom o jedinstvenom tržištu, koji je naglasio potrebu da se osigura povjerenje potrošača u kvalitetu proizvoda na tržištu i važnosti jačanja nadzora nad tržištem. To je u skladu s energetskom politikom Unije te ne utječe na primjenu i provedbu zakonodavstva Unije u području energetske učinkovitosti i obnovljivih izvora energije. Nadalje, ova inicijativa podržava politiku Komisije po pitanju pojednostavljenja regulacija. Svjesna sam svih prednosti ovog prijedloga i zato ga podržavam.</text:p>
          </table:table-cell>
        </table:table-row>
        <table:table-row table:style-name="ro1">
          <table:table-cell office:value-type="string" calcext:value-type="string">
            <text:p>http://www.europarl.europa.eu/doceo/document/CRE-8-2016-01-20-INT-3-437-0500_HR.html</text:p>
          </table:table-cell>
          <table:table-cell office:value-type="string" calcext:value-type="string">
            <text:p><text:s/>Objection to delegated act on a scheme of generalised tariff preferences (B8-0044/2016) HR </text:p>
          </table:table-cell>
          <table:table-cell office:value-type="string" calcext:value-type="string">
            <text:p>20-01-2016</text:p>
          </table:table-cell>
          <table:table-cell table:formula="of:=DATE(VALUE(MID([.C1080]; 7; 4)); VALUE(MID([.C1080]; 4; 2)); VALUE(MID([.C1080]; 1; 2)))" office:value-type="date" office:date-value="2016-01-20" calcext:value-type="date">
            <text:p>01/20/16</text:p>
          </table:table-cell>
          <table:table-cell office:value-type="string" calcext:value-type="string">
            <text:p>  Dubravka Šuica (PPE), <text:s text:c="2"/>napisan. ‒ Podržavam prigovor na delegirani akt o sustavu općih carinskih povlastica, jer Kirgistan nije zadovoljio dogovorene zahtjeve.</text:p>
          </table:table-cell>
        </table:table-row>
        <table:table-row table:style-name="ro1">
          <table:table-cell office:value-type="string" calcext:value-type="string">
            <text:p>http://www.europarl.europa.eu/doceo/document/CRE-8-2016-01-20-INT-3-474-0500_HR.html</text:p>
          </table:table-cell>
          <table:table-cell office:value-type="string" calcext:value-type="string">
            <text:p><text:s/>Objection to delegated act on the specific compositional and information requirements for processed cereal-based food and baby food (B8-0067/2016) HR </text:p>
          </table:table-cell>
          <table:table-cell office:value-type="string" calcext:value-type="string">
            <text:p>20-01-2016</text:p>
          </table:table-cell>
          <table:table-cell table:formula="of:=DATE(VALUE(MID([.C1081]; 7; 4)); VALUE(MID([.C1081]; 4; 2)); VALUE(MID([.C1081]; 1; 2)))" office:value-type="date" office:date-value="2016-01-20" calcext:value-type="date">
            <text:p>01/20/16</text:p>
          </table:table-cell>
          <table:table-cell office:value-type="string" calcext:value-type="string">
            <text:p>  Dubravka Šuica (PPE), <text:s text:c="2"/>napisan. ‒ Odbor ENVI apelira na Komisiju da odgodi njezinu primjenu kako bi se još bolje usuglasili stavovi o sadržaju prerađene dječje hrane i informacija na ambalaži. Naime, prema prijedlogu Europske komisije, dječja hrana i dalje može sadržavati do tri puta više šećera u odnosu na preporuke Svjetske zdravstvene organizacije. Smatram da to nije prihvatljivo jer se na taj način ne spriječava rizik od pretilosti.</text:p>
          </table:table-cell>
        </table:table-row>
        <table:table-row table:style-name="ro1">
          <table:table-cell office:value-type="string" calcext:value-type="string">
            <text:p>http://www.europarl.europa.eu/doceo/document/CRE-8-2016-01-20-INT-3-510-0500_HR.html</text:p>
          </table:table-cell>
          <table:table-cell office:value-type="string" calcext:value-type="string">
            <text:p><text:s/>Colombian peace process (RC-B8-0041/2016, B8-0041/2016, B8-0042/2016, B8-0053/2016, B8-0054/2016, B8-0055/2016, B8-0061/2016, B8-0062/2016) HR </text:p>
          </table:table-cell>
          <table:table-cell office:value-type="string" calcext:value-type="string">
            <text:p>20-01-2016</text:p>
          </table:table-cell>
          <table:table-cell table:formula="of:=DATE(VALUE(MID([.C1082]; 7; 4)); VALUE(MID([.C1082]; 4; 2)); VALUE(MID([.C1082]; 1; 2)))" office:value-type="date" office:date-value="2016-01-20" calcext:value-type="date">
            <text:p>01/20/16</text:p>
          </table:table-cell>
          <table:table-cell office:value-type="string" calcext:value-type="string">
            <text:p>  Dubravka Šuica (PPE), <text:s text:c="2"/>napisan. ‒ Podržavam prijedlog rezolucije o mirovnom procesu u Kolumbiji. Napredak je vidljiv u brojnim područjima vlasti i funkcioniranja društva.</text:p>
          </table:table-cell>
        </table:table-row>
        <table:table-row table:style-name="ro1">
          <table:table-cell office:value-type="string" calcext:value-type="string">
            <text:p>http://www.europarl.europa.eu/doceo/document/CRE-8-2016-02-03-INT-3-109-0000_HR.html</text:p>
          </table:table-cell>
          <table:table-cell office:value-type="string" calcext:value-type="string">
            <text:p><text:s/>Preparation of the European Council meeting of 18 and 19 February 2016 (debate) HR </text:p>
          </table:table-cell>
          <table:table-cell office:value-type="string" calcext:value-type="string">
            <text:p>03-02-2016</text:p>
          </table:table-cell>
          <table:table-cell table:formula="of:=DATE(VALUE(MID([.C1083]; 7; 4)); VALUE(MID([.C1083]; 4; 2)); VALUE(MID([.C1083]; 1; 2)))" office:value-type="date" office:date-value="2016-02-03" calcext:value-type="date">
            <text:p>02/03/16</text:p>
          </table:table-cell>
          <table:table-cell office:value-type="string" calcext:value-type="string">
            <text:p>  Dubravka Šuica (PPE). <text:s/>– Gospodine predsjedniče, solidarnost i odgovornost su dvije glavne riječi. Slažem se s mojim kolegom, bez toga ne možemo naprijed. Bila bi povijesna pogreška ako Europska unija ne bi uspjela upravljati ovim procesom, odnosno upravljati ovom krizom. Dakle, moramo imati solidarnost, ali prije svega odgovornost.</text:p>
          </table:table-cell>
        </table:table-row>
        <table:table-row table:style-name="ro1">
          <table:table-cell office:value-type="string" calcext:value-type="string">
            <text:p>http://www.europarl.europa.eu/doceo/document/CRE-8-2016-02-03-INT-3-203-0000_HR.html</text:p>
          </table:table-cell>
          <table:table-cell office:value-type="string" calcext:value-type="string">
            <text:p><text:s/>EU-Moldova Association Agreement: safeguard clause and the anti-circumvention mechanism (A8-0364/2015 Helmut Scholz) HR </text:p>
          </table:table-cell>
          <table:table-cell office:value-type="string" calcext:value-type="string">
            <text:p>03-02-2016</text:p>
          </table:table-cell>
          <table:table-cell table:formula="of:=DATE(VALUE(MID([.C1084]; 7; 4)); VALUE(MID([.C1084]; 4; 2)); VALUE(MID([.C1084]; 1; 2)))" office:value-type="date" office:date-value="2016-02-03" calcext:value-type="date">
            <text:p>02/03/16</text:p>
          </table:table-cell>
          <table:table-cell office:value-type="string" calcext:value-type="string">
            <text:p>  Dubravka Šuica (PPE), <text:s text:c="2"/>napisan. ‒ Izvješće, na prijedloga odbora INTA, sadrži dvije manje tehničke izmjene bilateralnog sporazuma između Europske unije i Moldove. Moldova već ima sporazum o povlaštenom trgovinskom odnosu s EU-om, kojoj je EU najveći trgovinski partner s kojim ostvaruje 46,4 % svoje trgovine. Glavni proizvodi koji se iz Moldove uvoze u Uniju su uljarice, svježi i sušeni orasi, sok od jabuke, vino i žitarice. Glavni proizvodi koje Unija izvozi u Moldovu su žestoka pića, prehrambeni proizvodi, cigarete, određene vrste voća i povrća, uključujući agrume, svinjetinu i hranu za životinje. </text:p>
          </table:table-cell>
        </table:table-row>
        <table:table-row table:style-name="ro1">
          <table:table-cell office:value-type="string" calcext:value-type="string">
            <text:p>http://www.europarl.europa.eu/doceo/document/CRE-8-2016-02-03-INT-3-253-0000_HR.html</text:p>
          </table:table-cell>
          <table:table-cell office:value-type="string" calcext:value-type="string">
            <text:p><text:s/>EU-Georgia Association Agreement: anti-circumvention mechanism (A8-0365/2015 - Gabrielius Landsbergis) HR </text:p>
          </table:table-cell>
          <table:table-cell office:value-type="string" calcext:value-type="string">
            <text:p>03-02-2016</text:p>
          </table:table-cell>
          <table:table-cell table:formula="of:=DATE(VALUE(MID([.C1085]; 7; 4)); VALUE(MID([.C1085]; 4; 2)); VALUE(MID([.C1085]; 1; 2)))" office:value-type="date" office:date-value="2016-02-03" calcext:value-type="date">
            <text:p>02/03/16</text:p>
          </table:table-cell>
          <table:table-cell office:value-type="string" calcext:value-type="string">
            <text:p>  Dubravka Šuica (PPE), <text:s text:c="2"/>napisan. ‒ Sporazum o pridruživanju sadrži nekoliko ključnih točaka čije se ispunjavanje očekuje od strane Gruzije. Liberalizacija trgovine je jedna od njih. Europska unija je trenutno glavni trgovinski partner Gruzije i u članku 27. Sporazuma s Gruzijom uključen je takozvani „mehanizam za sprečavanje izbjegavanja mjera” kojim se omogućuje ponovno uvođenje stope carine, utvrđene u slučajevima kad uvoz određenih poljoprivrednih proizvoda i prerađenih poljoprivrednih proizvoda iz Gruzije premaši utvrđeni prag, bez valjanog obrazloženja njihovog točnog podrijetla. </text:p>
          </table:table-cell>
        </table:table-row>
        <table:table-row table:style-name="ro1">
          <table:table-cell office:value-type="string" calcext:value-type="string">
            <text:p>http://www.europarl.europa.eu/doceo/document/CRE-8-2016-02-03-INT-3-302-0000_HR.html</text:p>
          </table:table-cell>
          <table:table-cell office:value-type="string" calcext:value-type="string">
            <text:p><text:s/>Ratification of the Marrakesh Treaty, based on petitions received, notably Petition 924/2011 (B8-0168/2016) HR </text:p>
          </table:table-cell>
          <table:table-cell office:value-type="string" calcext:value-type="string">
            <text:p>03-02-2016</text:p>
          </table:table-cell>
          <table:table-cell table:formula="of:=DATE(VALUE(MID([.C1086]; 7; 4)); VALUE(MID([.C1086]; 4; 2)); VALUE(MID([.C1086]; 1; 2)))" office:value-type="date" office:date-value="2016-02-03" calcext:value-type="date">
            <text:p>02/03/16</text:p>
          </table:table-cell>
          <table:table-cell office:value-type="string" calcext:value-type="string">
            <text:p>  Dubravka Šuica (PPE), <text:s text:c="2"/>napisan. ‒ Ugovor iz Marakeša predviđa olakšavanje pristupa knjigama i drugim tradicionalno tiskanim materijalima slabovidnim i slijepim osobama. Manje od 5 % svih materijala u svijetu je dostupno za ovu brojnu i ranjivu skupinu, dok je situacija u nerazvijenim zemljama i zemljama u razvoju daleko lošija od globalnog prosjeka. </text:p>
          </table:table-cell>
        </table:table-row>
        <table:table-row table:style-name="ro1">
          <table:table-cell office:value-type="string" calcext:value-type="string">
            <text:p>http://www.europarl.europa.eu/doceo/document/CRE-8-2016-02-03-INT-3-344-0000_HR.html</text:p>
          </table:table-cell>
          <table:table-cell office:value-type="string" calcext:value-type="string">
            <text:p><text:s/>Objection pursuant to Rule 106: Authorisation of genetically modified soybean FG72 (B8-0133/2016) HR </text:p>
          </table:table-cell>
          <table:table-cell office:value-type="string" calcext:value-type="string">
            <text:p>03-02-2016</text:p>
          </table:table-cell>
          <table:table-cell table:formula="of:=DATE(VALUE(MID([.C1087]; 7; 4)); VALUE(MID([.C1087]; 4; 2)); VALUE(MID([.C1087]; 1; 2)))" office:value-type="date" office:date-value="2016-02-03" calcext:value-type="date">
            <text:p>02/03/16</text:p>
          </table:table-cell>
          <table:table-cell office:value-type="string" calcext:value-type="string">
            <text:p>  Dubravka Šuica (PPE), <text:s text:c="2"/>napisan. ‒ 24. lipnja 2011. godine Bayer CropScience AG predao je nadležnim institucijama u Belgiji prijavu, u skladu s člancima 5. i 17. Propisa Komisije i Parlamenta br. 1829/2003, za smještanje na tržište hranu koja se sastoji ili proizvodi od soje FG72. Ne podržavam ovaj prigovor.</text:p>
          </table:table-cell>
        </table:table-row>
        <table:table-row table:style-name="ro1">
          <table:table-cell office:value-type="string" calcext:value-type="string">
            <text:p>http://www.europarl.europa.eu/doceo/document/CRE-8-2016-02-03-INT-3-382-0000_HR.html</text:p>
          </table:table-cell>
          <table:table-cell office:value-type="string" calcext:value-type="string">
            <text:p><text:s/>Objection pursuant to Rule 106: Authorisation of genetically modified soybean MON 87708 × MON 89788 (B8-0134/2016) HR </text:p>
          </table:table-cell>
          <table:table-cell office:value-type="string" calcext:value-type="string">
            <text:p>03-02-2016</text:p>
          </table:table-cell>
          <table:table-cell table:formula="of:=DATE(VALUE(MID([.C1088]; 7; 4)); VALUE(MID([.C1088]; 4; 2)); VALUE(MID([.C1088]; 1; 2)))" office:value-type="date" office:date-value="2016-02-03" calcext:value-type="date">
            <text:p>02/03/16</text:p>
          </table:table-cell>
          <table:table-cell office:value-type="string" calcext:value-type="string">
            <text:p>  Dubravka Šuica (PPE), <text:s text:c="2"/>napisan. ‒ 23. ožujka 2012. godine Monsanto Europe S.A. predao je nadležnim institucijama u Nizozemskoj prijavu, u skladu s člancima 5. i 17. Propisa Komisije i Parlamenta br. 1829/2003, za smještanje na tržište hranu koja se sastoji ili proizvodi od soje MON 87708 x MON 89788. Ne podržavam ovaj prigovor.</text:p>
          </table:table-cell>
        </table:table-row>
        <table:table-row table:style-name="ro1">
          <table:table-cell office:value-type="string" calcext:value-type="string">
            <text:p>http://www.europarl.europa.eu/doceo/document/CRE-8-2016-02-03-INT-3-418-0000_HR.html</text:p>
          </table:table-cell>
          <table:table-cell office:value-type="string" calcext:value-type="string">
            <text:p><text:s/>Objection pursuant to Rule 106: Authorisation of genetically modified soybean MON 87705 × MON 89788 (B8-0135/2016) HR </text:p>
          </table:table-cell>
          <table:table-cell office:value-type="string" calcext:value-type="string">
            <text:p>03-02-2016</text:p>
          </table:table-cell>
          <table:table-cell table:formula="of:=DATE(VALUE(MID([.C1089]; 7; 4)); VALUE(MID([.C1089]; 4; 2)); VALUE(MID([.C1089]; 1; 2)))" office:value-type="date" office:date-value="2016-02-03" calcext:value-type="date">
            <text:p>02/03/16</text:p>
          </table:table-cell>
          <table:table-cell office:value-type="string" calcext:value-type="string">
            <text:p>  Dubravka Šuica (PPE), <text:s text:c="2"/>napisan. ‒ 11. kolovoza 2011. godine Monsanto Europe S.A. predao je nadležnim institucijama u Nizozemskoj prijavu, u skladu s člancima 5. i 17. Propisa Komisije i Parlamenta br. 1829/2003, za smještanje na tržište hranu koja se sastoji ili proizvodi od soje MON 87705 x MON 89788. Ne podržavam ovaj prigovor.</text:p>
          </table:table-cell>
        </table:table-row>
        <table:table-row table:style-name="ro1">
          <table:table-cell office:value-type="string" calcext:value-type="string">
            <text:p>http://www.europarl.europa.eu/doceo/document/CRE-8-2016-02-03-INT-3-469-0000_HR.html</text:p>
          </table:table-cell>
          <table:table-cell office:value-type="string" calcext:value-type="string">
            <text:p><text:s/>Objection pursuant to Rule 106 on emissions from light passenger and commercial vehicles (Euro 6) (B8-0040/2016) HR </text:p>
          </table:table-cell>
          <table:table-cell office:value-type="string" calcext:value-type="string">
            <text:p>03-02-2016</text:p>
          </table:table-cell>
          <table:table-cell table:formula="of:=DATE(VALUE(MID([.C1090]; 7; 4)); VALUE(MID([.C1090]; 4; 2)); VALUE(MID([.C1090]; 1; 2)))" office:value-type="date" office:date-value="2016-02-03" calcext:value-type="date">
            <text:p>02/03/16</text:p>
          </table:table-cell>
          <table:table-cell office:value-type="string" calcext:value-type="string">
            <text:p>  Dubravka Šuica (PPE), <text:s text:c="2"/>napisan. ‒ Činjenica je da u Uniji svake godine bude više od 430 000 slučajeva preuranjene smrti prouzročenih onečišćenjem zraka te da se troškovi povezani s utjecajem onečišćenja zraka na zdravlje procjenjuju na 940 milijardi eura godišnje. Prema nedavnoj analizi onečišćenja zraka koju je provela Europska agencija za okoliš, 75 000 slučajeva preuranjene smrti pripisuje se emisijama NO2 u Europi, pri čemu se 93 % svih slučajeva prekoračenja odnosi na područja u blizini prometnica. </text:p>
          </table:table-cell>
        </table:table-row>
        <table:table-row table:style-name="ro1">
          <table:table-cell office:value-type="string" calcext:value-type="string">
            <text:p>http://www.europarl.europa.eu/doceo/document/CRE-8-2016-02-03-INT-3-527-0000_HR.html</text:p>
          </table:table-cell>
          <table:table-cell office:value-type="string" calcext:value-type="string">
            <text:p><text:s/>Negotiations for the Trade in Services Agreement (TiSA) (A8-0009/2016 - Viviane Reding) HR </text:p>
          </table:table-cell>
          <table:table-cell office:value-type="string" calcext:value-type="string">
            <text:p>03-02-2016</text:p>
          </table:table-cell>
          <table:table-cell table:formula="of:=DATE(VALUE(MID([.C1091]; 7; 4)); VALUE(MID([.C1091]; 4; 2)); VALUE(MID([.C1091]; 1; 2)))" office:value-type="date" office:date-value="2016-02-03" calcext:value-type="date">
            <text:p>02/03/16</text:p>
          </table:table-cell>
          <table:table-cell office:value-type="string" calcext:value-type="string">
            <text:p>  Dubravka Šuica (PPE), <text:s text:c="2"/>napisan. ‒ Sporazum o trgovini uslugama, kao i svaki trgovinski sporazum mora pružiti veća prava i niže cijene europskim potrošačima, kao i bolju zaštitu radnika te stvoriti nova radna mjesta. Iako je sporazum u svojem sadašnjem obliku plurilateralan, treba težiti k tome da sklopljeni sporazum dosegne kritičnu masu kako bi mogao poprimiti multilateralnu dimenziju u okviru Svjetske trgovinske organizacije. Također, sporazum ima veliki potencijal za otvaranje novih radnih mjesta jer se predviđa da će uslužni sektori biti zaslužni za 90% novih radnih mjesta koja će se otvoriti u Europskoj uniji do 2025. godine. Sporazumom se treba povećati pristup stranim tržištima kao i pomoć poduzećima iz Europske unije da napreduju u doba globalnih lanaca.</text:p>
          </table:table-cell>
        </table:table-row>
        <table:table-row table:style-name="ro1">
          <table:table-cell office:value-type="string" calcext:value-type="string">
            <text:p>http://www.europarl.europa.eu/doceo/document/CRE-8-2016-02-03-INT-3-589-0000_HR.html</text:p>
          </table:table-cell>
          <table:table-cell office:value-type="string" calcext:value-type="string">
            <text:p><text:s/>New Strategy for gender equality and women's rights post-2015 (B8-0148/2016, B8-0150/2016, B8-0163/2016, B8-0164/2016) HR </text:p>
          </table:table-cell>
          <table:table-cell office:value-type="string" calcext:value-type="string">
            <text:p>03-02-2016</text:p>
          </table:table-cell>
          <table:table-cell table:formula="of:=DATE(VALUE(MID([.C1092]; 7; 4)); VALUE(MID([.C1092]; 4; 2)); VALUE(MID([.C1092]; 1; 2)))" office:value-type="date" office:date-value="2016-02-03" calcext:value-type="date">
            <text:p>02/03/16</text:p>
          </table:table-cell>
          <table:table-cell office:value-type="string" calcext:value-type="string">
            <text:p>  Dubravka Šuica (PPE), <text:s text:c="2"/>napisan. ‒ Europski parlament je u svojoj rezoluciji od 9. lipnja 2015. godine jasno pozvao na donošenje nove strategije za prava žena i jednakost spolova za razdoblje nakon 2015. godine s obzirom na to da utvrđeni ciljevi iz prošle strategije (2010. – 2015.) nisu ispunjeni i ona nije bila dovoljno sveobuhvatna da bi se njome pridonijelo većoj jednakosti spolova. </text:p>
          </table:table-cell>
        </table:table-row>
        <table:table-row table:style-name="ro1">
          <table:table-cell office:value-type="string" calcext:value-type="string">
            <text:p>http://www.europarl.europa.eu/doceo/document/CRE-8-2016-02-03-INT-3-653-0000_HR.html</text:p>
          </table:table-cell>
          <table:table-cell office:value-type="string" calcext:value-type="string">
            <text:p><text:s/>2015 progress report on Serbia (debate) HR </text:p>
          </table:table-cell>
          <table:table-cell office:value-type="string" calcext:value-type="string">
            <text:p>03-02-2016</text:p>
          </table:table-cell>
          <table:table-cell table:formula="of:=DATE(VALUE(MID([.C1093]; 7; 4)); VALUE(MID([.C1093]; 4; 2)); VALUE(MID([.C1093]; 1; 2)))" office:value-type="date" office:date-value="2016-02-03" calcext:value-type="date">
            <text:p>02/03/16</text:p>
          </table:table-cell>
          <table:table-cell office:value-type="string" calcext:value-type="string">
            <text:p>  Dubravka Šuica (PPE). <text:s/>– Gospođo predsjednice, na početku želim čestitati gospodinu McAllisteru na izvanrednom izvješću koje je obuhvatilo sve ono o čemu smo razgovarali kroz ovih par godina, ali i puno amandmana koje smo dali, posebno mi iz Hrvatske. </text:p>
          </table:table-cell>
        </table:table-row>
        <table:table-row table:style-name="ro1">
          <table:table-cell office:value-type="string" calcext:value-type="string">
            <text:p>http://www.europarl.europa.eu/doceo/document/CRE-8-2016-02-03-INT-3-696-0000_HR.html</text:p>
          </table:table-cell>
          <table:table-cell office:value-type="string" calcext:value-type="string">
            <text:p><text:s/>European integration process of Kosovo (debate) HR </text:p>
          </table:table-cell>
          <table:table-cell office:value-type="string" calcext:value-type="string">
            <text:p>03-02-2016</text:p>
          </table:table-cell>
          <table:table-cell table:formula="of:=DATE(VALUE(MID([.C1094]; 7; 4)); VALUE(MID([.C1094]; 4; 2)); VALUE(MID([.C1094]; 1; 2)))" office:value-type="date" office:date-value="2016-02-03" calcext:value-type="date">
            <text:p>02/03/16</text:p>
          </table:table-cell>
          <table:table-cell office:value-type="string" calcext:value-type="string">
            <text:p>  Dubravka Šuica (PPE). <text:s/>– Gospođo predsjednice, želim iskoristiti priliku i zahvaliti se gospođi Lunacek na kvalitetnom izvješću, ali i gospođi Mogherini i gospodinu Hahnu koji su bitno doprinijeli da ne samo ovo izvješće, nego da stanje možemo ocijeniti kao napredak. </text:p>
          </table:table-cell>
        </table:table-row>
        <table:table-row table:style-name="ro1">
          <table:table-cell office:value-type="string" calcext:value-type="string">
            <text:p>http://www.europarl.europa.eu/doceo/document/CRE-8-2016-02-03-INT-3-895-0000_HR.html</text:p>
          </table:table-cell>
          <table:table-cell office:value-type="string" calcext:value-type="string">
            <text:p><text:s/>Ending sexual harassment and violence against women in public spaces (debate) HR </text:p>
          </table:table-cell>
          <table:table-cell office:value-type="string" calcext:value-type="string">
            <text:p>03-02-2016</text:p>
          </table:table-cell>
          <table:table-cell table:formula="of:=DATE(VALUE(MID([.C1095]; 7; 4)); VALUE(MID([.C1095]; 4; 2)); VALUE(MID([.C1095]; 1; 2)))" office:value-type="date" office:date-value="2016-02-03" calcext:value-type="date">
            <text:p>02/03/16</text:p>
          </table:table-cell>
          <table:table-cell office:value-type="string" calcext:value-type="string">
            <text:p>  Dubravka Šuica (PPE). <text:s/>– Gospođo predsjednice, prema jednoj anketi koja je provedena u Londonu 2012. godine, 43 % mladih žena izjavilo je da su doživjele uznemiravanje tijekom posljednje godine dana. Anketa, odnosno studija koja je provedena 2013. u Francuskoj otkrila je da je svaka četvrta žena doživjela strah na ulici, a da je jedna od pet žena doživjela verbalno zlostavljanje na ulici.</text:p>
          </table:table-cell>
        </table:table-row>
        <table:table-row table:style-name="ro1">
          <table:table-cell office:value-type="string" calcext:value-type="string">
            <text:p>http://www.europarl.europa.eu/doceo/document/CRE-8-2016-02-04-INT-4-080-0250_HR.html</text:p>
          </table:table-cell>
          <table:table-cell office:value-type="string" calcext:value-type="string">
            <text:p><text:s/>The role of local and regional authorities in the European Structural and Investment Funds (ESIF) (debate) HR </text:p>
          </table:table-cell>
          <table:table-cell office:value-type="string" calcext:value-type="string">
            <text:p>04-02-2016</text:p>
          </table:table-cell>
          <table:table-cell table:formula="of:=DATE(VALUE(MID([.C1096]; 7; 4)); VALUE(MID([.C1096]; 4; 2)); VALUE(MID([.C1096]; 1; 2)))" office:value-type="date" office:date-value="2016-02-04" calcext:value-type="date">
            <text:p>02/04/16</text:p>
          </table:table-cell>
          <table:table-cell office:value-type="string" calcext:value-type="string">
            <text:p>  Dubravka Šuica (PPE), <text:s text:c="2"/>napisan. – Zbog svoje bliskosti građanima, lokalne i regionalne vlasti imaju ključnu ulogu u oblikovanju i provođenju strategija Europske unije. Lokalne i regionalne vlasti kroz kohezijsku politiku Europske unije mogu stvoriti nove poslove, potaknuti poduzetničke inovacije i rast. Regionalne i lokalne vlasti moraju uložiti više napora kako bi se ostvarila veća stopa iskorištenosti europskih strukturnih i investicijskih fondova. Zbog toga, ključno je riješiti strukturne slabosti lokalnih i regionalnih vlasti u fazi izrade i provedbe operativnih programa kako bi ta tijela zauzela bolju poziciju u kohezijskoj politici. Kohezijska politika dobar je primjer višerazinskog upravljanja s pristupom „odozdo prema gore”. U takvom pristupu lokalna i regionalna tijela vlasti u svom bavljenju europskim strukturnim i investicijskim fondovima postižu ravnotežu između ostvarivanja veće ekonomske, socijalne i teritorijalne povezanosti i utjecaja politika Europske unije na lokalnoj i regionalnoj razini. Lokalne i regionalne vlasti danas su suočene s izazovima kao što su globalizacija, klimatske promjene, energetska sigurnost i migracijski valovi, te treba uzeti u obzir da svaka regija ima svoje specifičnosti i posebne potrebe. </text:p>
          </table:table-cell>
        </table:table-row>
        <table:table-row table:style-name="ro1">
          <table:table-cell office:value-type="string" calcext:value-type="string">
            <text:p>http://www.europarl.europa.eu/doceo/document/CRE-8-2016-02-04-INT-4-190-0952_HR.html</text:p>
          </table:table-cell>
          <table:table-cell office:value-type="string" calcext:value-type="string">
            <text:p><text:s/>2015 progress report on Serbia (B8-0166/2016) HR </text:p>
          </table:table-cell>
          <table:table-cell office:value-type="string" calcext:value-type="string">
            <text:p>04-02-2016</text:p>
          </table:table-cell>
          <table:table-cell table:formula="of:=DATE(VALUE(MID([.C1097]; 7; 4)); VALUE(MID([.C1097]; 4; 2)); VALUE(MID([.C1097]; 1; 2)))" office:value-type="date" office:date-value="2016-02-04" calcext:value-type="date">
            <text:p>02/04/16</text:p>
          </table:table-cell>
          <table:table-cell office:value-type="string" calcext:value-type="string">
            <text:p>  Dubravka Šuica (PPE), <text:s text:c="2"/>napisan. ‒ 28. lipnja 2013. godine Europsko vijeće odlučilo je započeti pristupne pregovore sa Srbijom. Europska Komisija je u svom izvješću za 2015. godinu utvrdila da je Srbija napredovala prema europskoj integraciji. U siječnju 2015. godine Srbija je preuzela predsjedanje OESS-om. Također, Srbija je poduzela važne korake prema normalizaciji odnosa s Kosovom, no potrebni su daljnji napori za konačno smirenje tih odnosa. Potrebno je osnažiti gospodarsko upravljanje, vladavinu prava i kapacitete javne uprave. Parlament poziva Srbiju da uskladi svoju vanjsku i sigurnosnu politiku s politikom Europske unije, što uključuje i politiku prema Rusiji. Također, pozdravlja se aktivno sudjelovanje Srbije u međunarodnim mirovnim operacijama. Po pitanju Vojvodine napominje se da kulturna raznolikost Vojvodine doprinosi identitetu Srbije te da se autonomija Vojvodine ne bi smjela smanjivati. U izvješću se potiče Srbiju da nastavi surađivati sa Međunarodnim kaznenim sudom za bivšu Jugoslaviju u duhu pomirenja i dobrosusjedskih odnosa.</text:p>
          </table:table-cell>
        </table:table-row>
        <table:table-row table:style-name="ro1">
          <table:table-cell office:value-type="string" calcext:value-type="string">
            <text:p>http://www.europarl.europa.eu/doceo/document/CRE-8-2016-02-04-INT-4-240-0976_HR.html</text:p>
          </table:table-cell>
          <table:table-cell office:value-type="string" calcext:value-type="string">
            <text:p><text:s/>European integration process of Kosovo (B8-0167/2016) HR </text:p>
          </table:table-cell>
          <table:table-cell office:value-type="string" calcext:value-type="string">
            <text:p>04-02-2016</text:p>
          </table:table-cell>
          <table:table-cell table:formula="of:=DATE(VALUE(MID([.C1098]; 7; 4)); VALUE(MID([.C1098]; 4; 2)); VALUE(MID([.C1098]; 1; 2)))" office:value-type="date" office:date-value="2016-02-04" calcext:value-type="date">
            <text:p>02/04/16</text:p>
          </table:table-cell>
          <table:table-cell office:value-type="string" calcext:value-type="string">
            <text:p>  Dubravka Šuica (PPE), <text:s text:c="2"/>napisan. ‒ Kosovo je do danas priznalo 110 od 193 države članice Ujedinjenih naroda, uključujući 23 od 28 država članica Europske unije. Sporazum o stabilizaciji i pridruživanju između Kosova i Europske unije potpisan je 27. listopada 2015. godine, kao prvi ugovorni odnos. Tim ugovorom otvara se put za integraciju kosova u EU i omogućuje uspostava suradnje s Unijom. Potiče se rasprava o okvirnom sporazumu koji bi Kosovu omogućio sudjelovanje u programima Europske unije. Parlament pozdravlja napredak koji je u 2015. godini ostvaren pri postizanju sporazuma u okviru normalizacije odnosa između Kosova i Srbije. Izražava se i zabrinutost zbog izostanka vidljivog napretka u borbi protiv korupcije i organiziranog kriminala koji i dalje predstavlja veliki problem. Kosovska vlada mora pokazati da se zemlja sustavno bori protiv korupcije na svim razinama. Također, Kosovo je suočeno s problemom visoke stope nezaposlenosti, posebno među mladima i ženama, a opća diskriminacija žena u društvu i na tržištu rada je za svaku osudu. </text:p>
          </table:table-cell>
        </table:table-row>
        <table:table-row table:style-name="ro1">
          <table:table-cell office:value-type="string" calcext:value-type="string">
            <text:p>http://www.europarl.europa.eu/doceo/document/CRE-8-2016-02-04-INT-4-311-0250_HR.html</text:p>
          </table:table-cell>
          <table:table-cell office:value-type="string" calcext:value-type="string">
            <text:p><text:s/>Situation in Libya (RC-B8-0146/2016, B8-0146/2016, B8-0169/2016, B8-0170/2016, B8-0177/2016, B8-0178/2016, B8-0179/2016, B8-0180/2016, B8-0181/2016) HR </text:p>
          </table:table-cell>
          <table:table-cell office:value-type="string" calcext:value-type="string">
            <text:p>04-02-2016</text:p>
          </table:table-cell>
          <table:table-cell table:formula="of:=DATE(VALUE(MID([.C1099]; 7; 4)); VALUE(MID([.C1099]; 4; 2)); VALUE(MID([.C1099]; 1; 2)))" office:value-type="date" office:date-value="2016-02-04" calcext:value-type="date">
            <text:p>02/04/16</text:p>
          </table:table-cell>
          <table:table-cell office:value-type="string" calcext:value-type="string">
            <text:p>  Dubravka Šuica (PPE), <text:s text:c="2"/>napisan. ‒ Od pada diktatora Muammara Gaddafija 2011. godine Libija se nalazi u nestabilnoj situaciji u kojoj vlada duboka podijeljenost. Unatoč parlamentarnim izborima koji su održani u lipnju 2014. godine, zemlja je podijeljena između dvije suprotstavljene vlade čija su sjedišta u Tripoliju i Tobruku. Daesh i druge ekstremističke organizacije iskorištavaju situaciju političkog vakuuma i nepostojanja stabilne vlade što prijeti miru i sigurnosti u čitavoj regiji. Ukoliko se širenje utjecaja ekstremističkih grupa nastavi, to bi moglo predstavljati veliku ugrozu za sigurnost u regiji i Europskoj uniji. Ljudska prava nastavljaju se kršiti, pa se slučajevi kao što su otmice, nezakonita ubojstva i mučenja događaju i dalje. Europski parlament iznimno je zabrinut za humanitarnu krizu u Libiji te poziva sve strane da zaustave nasilje i da se suzdrže od akcija koje stvaraju dodatne podjele, kao i da pronađu rješenje kroz politički dijalog.</text:p>
          </table:table-cell>
        </table:table-row>
        <table:table-row table:style-name="ro1">
          <table:table-cell office:value-type="string" calcext:value-type="string">
            <text:p>http://www.europarl.europa.eu/doceo/document/CRE-8-2016-02-04-INT-4-350-0500_HR.html</text:p>
          </table:table-cell>
          <table:table-cell office:value-type="string" calcext:value-type="string">
            <text:p><text:s/>Insularity condition (B8-0165/2016) HR </text:p>
          </table:table-cell>
          <table:table-cell office:value-type="string" calcext:value-type="string">
            <text:p>04-02-2016</text:p>
          </table:table-cell>
          <table:table-cell table:formula="of:=DATE(VALUE(MID([.C1100]; 7; 4)); VALUE(MID([.C1100]; 4; 2)); VALUE(MID([.C1100]; 1; 2)))" office:value-type="date" office:date-value="2016-02-04" calcext:value-type="date">
            <text:p>02/04/16</text:p>
          </table:table-cell>
          <table:table-cell office:value-type="string" calcext:value-type="string">
            <text:p>  Dubravka Šuica (PPE), <text:s text:c="2"/>napisan. ‒ Otoci Europske unije mogu se smatrati perifernim regijama koje se nalaze na vanjskim granicama Unije. Kao takvi, posebno su osjetljivi na izazove s kojima se Europa trenutno suočava, kao što su globalizacija, klimatske promjene, opskrba energijom. Južna područja posebno su izložena migracijskim valovima. Otoci pridonose raznolikosti Unije u pogledu okoliša i kulture. Također, europski otoci mogu doprinijeti jačanju održivog razvoja u Uniji s obzirom da imaju znatan potencijal za proizvodnju energije iz obnovljivih izvora poput vjetra, valova i sunčeve svjetlosti. Parlament poziva države članice, ali regionalne i lokalne vlasti, da preuzmu važnu ulogu u razvoju otoka kako bi se zajamčio održivi razvoj otoka Europske unije.</text:p>
          </table:table-cell>
        </table:table-row>
        <table:table-row table:style-name="ro1">
          <table:table-cell office:value-type="string" calcext:value-type="string">
            <text:p>http://www.europarl.europa.eu/doceo/document/CRE-8-2016-02-04-INT-4-386-0500_HR.html</text:p>
          </table:table-cell>
          <table:table-cell office:value-type="string" calcext:value-type="string">
            <text:p><text:s/>The role of local and regional authorities in the European Structural and Investment Funds (ESIF) (B8-0171/2016) HR </text:p>
          </table:table-cell>
          <table:table-cell office:value-type="string" calcext:value-type="string">
            <text:p>04-02-2016</text:p>
          </table:table-cell>
          <table:table-cell table:formula="of:=DATE(VALUE(MID([.C1101]; 7; 4)); VALUE(MID([.C1101]; 4; 2)); VALUE(MID([.C1101]; 1; 2)))" office:value-type="date" office:date-value="2016-02-04" calcext:value-type="date">
            <text:p>02/04/16</text:p>
          </table:table-cell>
          <table:table-cell office:value-type="string" calcext:value-type="string">
            <text:p>  Dubravka Šuica (PPE), <text:s text:c="2"/>napisan. ‒ Kohezijska politika Europske unije u razdoblju od 2014.-2020. godine predstavlja glavni investicijski instrument koji pokriva sve regije Unije. To je prilika za lokalne i regionalne ekonomije da stvore nove poslove, poduzetničke i inovacijske novitete, kao i održivi rast. Zbog svoje bliskosti ljudima, lokalne i regionalne vlasti imaju ključnu ulogu u oblikovanju i provođenju strategija Europske unije. Parlament vjeruje da je vladavina na više razina osnova za ostvarivanje političkih ciljeva u Uniji kao što su ekonomski razvoj, socijalni napredak, održivi razvoj i da osigurava demokratsku dimenziju Unije. Međutim, lokalne i regionalne vlasti danas su suočene s izazovima kao što su globalizacija, klimatske promjene, energetska sigurnost i migracijski valovi i treba uzeti u obzir da svaka regija ima svoje specifičnosti i posebne potrebe.</text:p>
          </table:table-cell>
        </table:table-row>
        <table:table-row table:style-name="ro1">
          <table:table-cell office:value-type="string" calcext:value-type="string">
            <text:p>http://www.europarl.europa.eu/doceo/document/CRE-8-2016-02-04-INT-4-413-0750_HR.html</text:p>
          </table:table-cell>
          <table:table-cell office:value-type="string" calcext:value-type="string">
            <text:p><text:s/>Humanitarian situation in Yemen (B8-0147/2016, RC-B8-0151/2016, B8-0151/2016, B8-0152/2016, B8-0153/2016, B8-0155/2016, B8-0158/2016, B8-0160/2016) HR </text:p>
          </table:table-cell>
          <table:table-cell office:value-type="string" calcext:value-type="string">
            <text:p>04-02-2016</text:p>
          </table:table-cell>
          <table:table-cell table:formula="of:=DATE(VALUE(MID([.C1102]; 7; 4)); VALUE(MID([.C1102]; 4; 2)); VALUE(MID([.C1102]; 1; 2)))" office:value-type="date" office:date-value="2016-02-04" calcext:value-type="date">
            <text:p>02/04/16</text:p>
          </table:table-cell>
          <table:table-cell office:value-type="string" calcext:value-type="string">
            <text:p>  Dubravka Šuica (PPE), <text:s text:c="2"/>napisan. ‒ Humanitarno stanje u Jemenu izrazito je složeno. Kršenje ljudskih prava je, nažalost, pravilo, a ne iznimka. Već duže vrijeme prisutna je loša praksa koja se intenzivirala jačanjem islamizma u toj državi. Prava žena su na vrlo niskoj razini. Brutalna maltretiranja manjina su sveprisutna. Prema analizi UN-a u Jemenu je velika humanitarna kriza i nužno je djelovati. Trebamo imati na umu da je Jemen vrlo siromašna zemlja koja je žrtva geopolitičkih interesa susjednih zemalja.</text:p>
          </table:table-cell>
        </table:table-row>
        <table:table-row table:style-name="ro1">
          <table:table-cell office:value-type="string" calcext:value-type="string">
            <text:p>http://www.europarl.europa.eu/doceo/document/CRE-8-2016-02-04-INT-4-457-0250_HR.html</text:p>
          </table:table-cell>
          <table:table-cell office:value-type="string" calcext:value-type="string">
            <text:p><text:s/>Systematic mass murder of religious minorities by ISIS (RC-B8-0149/2016, B8-0149/2016, B8-0154/2016, B8-0156/2016, B8-0157/2016, B8-0159/2016, B8-0161/2016, B8-0162/2016) HR </text:p>
          </table:table-cell>
          <table:table-cell office:value-type="string" calcext:value-type="string">
            <text:p>04-02-2016</text:p>
          </table:table-cell>
          <table:table-cell table:formula="of:=DATE(VALUE(MID([.C1103]; 7; 4)); VALUE(MID([.C1103]; 4; 2)); VALUE(MID([.C1103]; 1; 2)))" office:value-type="date" office:date-value="2016-02-04" calcext:value-type="date">
            <text:p>02/04/16</text:p>
          </table:table-cell>
          <table:table-cell office:value-type="string" calcext:value-type="string">
            <text:p>  Dubravka Šuica (PPE), <text:s text:c="2"/>napisan. ‒ Svakodnevno smo svjedoci progona i ubojstava vjerskih manjina diljem područja koje kontrolira ISIS. Brutalnost islamista ne poznaje granice, a žrtve su krive samo zato što su drugačije od agresora. Takvo postupanje je apsolutno nedopustivo za EU. Kršćani su progonjeni iz svojih domova i često borave u pustinjskim izbjegličkim kampovima u kojima im islamisti isključivo nude smrt kao rješenje. Moramo iznaći rješenja za trenutnu situaciju, jer je postojeće stanje neodrživo. Osim što se gasi kršćanska kultura na Bliskom istoku i gubi se međukulturna suradnja, ovo je zastrašujuća humanitarna katastrofa.</text:p>
          </table:table-cell>
        </table:table-row>
        <table:table-row table:style-name="ro1">
          <table:table-cell office:value-type="string" calcext:value-type="string">
            <text:p>http://www.europarl.europa.eu/doceo/document/CRE-8-2016-02-24-INT-1-109-0000_HR.html</text:p>
          </table:table-cell>
          <table:table-cell office:value-type="string" calcext:value-type="string">
            <text:p><text:s/>Conclusions of the European Council meeting of 18 and 19 February 2016 (debate) HR </text:p>
          </table:table-cell>
          <table:table-cell office:value-type="string" calcext:value-type="string">
            <text:p>24-02-2016</text:p>
          </table:table-cell>
          <table:table-cell table:formula="of:=DATE(VALUE(MID([.C1104]; 7; 4)); VALUE(MID([.C1104]; 4; 2)); VALUE(MID([.C1104]; 1; 2)))" office:value-type="date" office:date-value="2016-02-24" calcext:value-type="date">
            <text:p>02/24/16</text:p>
          </table:table-cell>
          <table:table-cell office:value-type="string" calcext:value-type="string">
            <text:p>  Dubravka Šuica (PPE). <text:s text:c="2"/>– Gospodine predsjedniče, izgradili smo Europsku uniju da bismo spriječili sukobe, da bismo živjeli u miru i da ne bismo nasjedali populizmima. Oni koji su stvarali ovu Uniju bili su dovoljno hrabri napraviti i šengensku zonu i eurozonu te ujediniti Europu. Na nama je da to očuvamo.</text:p>
          </table:table-cell>
        </table:table-row>
        <table:table-row table:style-name="ro1">
          <table:table-cell office:value-type="string" calcext:value-type="string">
            <text:p>http://www.europarl.europa.eu/doceo/document/CRE-8-2016-02-24-INT-1-112-0000_HR.html</text:p>
          </table:table-cell>
          <table:table-cell office:value-type="string" calcext:value-type="string">
            <text:p><text:s/>Conclusions of the European Council meeting of 18 and 19 February 2016 (debate) HR </text:p>
          </table:table-cell>
          <table:table-cell office:value-type="string" calcext:value-type="string">
            <text:p>24-02-2016</text:p>
          </table:table-cell>
          <table:table-cell table:formula="of:=DATE(VALUE(MID([.C1105]; 7; 4)); VALUE(MID([.C1105]; 4; 2)); VALUE(MID([.C1105]; 1; 2)))" office:value-type="date" office:date-value="2016-02-24" calcext:value-type="date">
            <text:p>02/24/16</text:p>
          </table:table-cell>
          <table:table-cell office:value-type="string" calcext:value-type="string">
            <text:p>  Dubravka Šuica (PPE), <text:s text:c="2"/>odgovor na pitanje postavljeno podizanjem plave kartice. – Gospodine Jakovčiću, slažem se s Vama da je ovo konačni deal koji je postignut, jer ne možemo reći da je ovo uspjeh. Ovo su bili ustupci koje je Europsko vijeće postiglo većinom odnosno konsenzusom i smatram da ne bi trebalo dati nove pregovore, odnosno, ukoliko žele ponovo ući. Ovo je i konačni stav našeg kluba. </text:p>
          </table:table-cell>
        </table:table-row>
        <table:table-row table:style-name="ro1">
          <table:table-cell office:value-type="string" calcext:value-type="string">
            <text:p>http://www.europarl.europa.eu/doceo/document/CRE-8-2016-02-24-INT-1-305-0750_HR.html</text:p>
          </table:table-cell>
          <table:table-cell office:value-type="string" calcext:value-type="string">
            <text:p><text:s/>Introduction of emergency autonomous trade measures for Tunisia - Opening of negotiations for an EU-Tunisia Free Trade Agreement (debate) HR </text:p>
          </table:table-cell>
          <table:table-cell office:value-type="string" calcext:value-type="string">
            <text:p>24-02-2016</text:p>
          </table:table-cell>
          <table:table-cell table:formula="of:=DATE(VALUE(MID([.C1106]; 7; 4)); VALUE(MID([.C1106]; 4; 2)); VALUE(MID([.C1106]; 1; 2)))" office:value-type="date" office:date-value="2016-02-24" calcext:value-type="date">
            <text:p>02/24/16</text:p>
          </table:table-cell>
          <table:table-cell office:value-type="string" calcext:value-type="string">
            <text:p>  Dubravka Šuica (PPE), <text:s text:c="2"/>napisan. – Izvješće o prijedlogu uredbe Europskog parlamenta i Vijeća o uvođenju hitnih autonomnih trgovinskih mjera za Republiku Tunis predlaže mjere za poboljšanje teške gospodarske situacije u kojoj se Tunis našao nakon nedavnih terorističkih napada. Rezolucijom je izglasana neoporeziva godišnja kvota za izvoz 35 000 tona djevičanskog maslinovog ulja potpuno proizvedenog u Tunisu u Europsku uniju. S obzirom da je maslinovo ulje glavni izvozni poljoprivredni proizvod Tunisa za EU, ovime se šalje snažna politička poruka podrške. U interesu hrvatskih maslinara je da ova podrška bude razmjerna i vremenski ograničena na maksimalno dvije godine. Amandmani na donesene rezolucije pružit će zaštitu državama članicama koje se bave industrijom i izvozom maslinarskih proizvoda. Smatram da količina predviđenog uvezenog ulja neće naštetiti građanima EU-a koji se bave industrijom maslina. Nadalje, ukoliko Komisija pronađe dokaze da se Tunis ne pridržava uvjeta ili utvrdi da postoji neravnoteža europskog tržišta, može donijeti akt kojim se djelomično ili u potpunosti suspendiraju povlašteni sporazumi s Tunisom.</text:p>
          </table:table-cell>
        </table:table-row>
        <table:table-row table:style-name="ro1">
          <table:table-cell office:value-type="string" calcext:value-type="string">
            <text:p>http://www.europarl.europa.eu/doceo/document/CRE-8-2016-02-25-INT-2-173-0000_HR.html</text:p>
          </table:table-cell>
          <table:table-cell office:value-type="string" calcext:value-type="string">
            <text:p><text:s/>Authorisation for Austria to sign and ratify, and Malta to accede to, the Hague Convention of 15 November 1965 (A8-0018/2016 - Viktor Uspaskich) HR </text:p>
          </table:table-cell>
          <table:table-cell office:value-type="string" calcext:value-type="string">
            <text:p>25-02-2016</text:p>
          </table:table-cell>
          <table:table-cell table:formula="of:=DATE(VALUE(MID([.C1107]; 7; 4)); VALUE(MID([.C1107]; 4; 2)); VALUE(MID([.C1107]; 1; 2)))" office:value-type="date" office:date-value="2016-02-25" calcext:value-type="date">
            <text:p>02/25/16</text:p>
          </table:table-cell>
          <table:table-cell office:value-type="string" calcext:value-type="string">
            <text:p>  Dubravka Šuica (PPE), <text:s text:c="2"/>napisan. ‒ Haškom konvencijom donesenom 15. studenog 1965. godine ustanovljen je sustav kojim se državama članicama Europske unije omogućuje dostava sudskih i izvansudskih dokumenata u građanskim ili trgovačkim predmetima u inozemstvo. Potrebno je napomenuti da se Konvencija odnosi samo na prekogranične dostave sudskih i izvansudskih dokumenata u ili iz trećih država. </text:p>
          </table:table-cell>
        </table:table-row>
        <table:table-row table:style-name="ro1">
          <table:table-cell office:value-type="string" calcext:value-type="string">
            <text:p>http://www.europarl.europa.eu/doceo/document/CRE-8-2016-02-25-INT-2-209-0000_HR.html</text:p>
          </table:table-cell>
          <table:table-cell office:value-type="string" calcext:value-type="string">
            <text:p><text:s/>EU-San Marino agreement on the automatic exchange of financial account information (C8-0370/2015) HR </text:p>
          </table:table-cell>
          <table:table-cell office:value-type="string" calcext:value-type="string">
            <text:p>25-02-2016</text:p>
          </table:table-cell>
          <table:table-cell table:formula="of:=DATE(VALUE(MID([.C1108]; 7; 4)); VALUE(MID([.C1108]; 4; 2)); VALUE(MID([.C1108]; 1; 2)))" office:value-type="date" office:date-value="2016-02-25" calcext:value-type="date">
            <text:p>02/25/16</text:p>
          </table:table-cell>
          <table:table-cell office:value-type="string" calcext:value-type="string">
            <text:p>  Dubravka Šuica (PPE), <text:s text:c="2"/>napisan. ‒ Kako bi se osiguralo da San Marino primjenjuje istovrijedne mjere predviđene Direktivom EU-a za oporezivanje dohotka od kamata na štednju, još je 2004. godine potpisan ugovor između EU-a i San Marina. Komisija je zatim 17. lipnja 2011. godine prihvatila preporuku da se započnu pregovori sa San Marinom, koji su u prosincu 2014. godine rezultirali unaprijeđenim pravnim okvirom EU-a kojim se izmijenila Direktiva o administrativnoj suradnji DAC2 te se promicala razmjena informacija o financijskim računima, što se preporučalo i u okviru globalnih standarda OECD-a.</text:p>
          </table:table-cell>
        </table:table-row>
        <table:table-row table:style-name="ro1">
          <table:table-cell office:value-type="string" calcext:value-type="string">
            <text:p>http://www.europarl.europa.eu/doceo/document/CRE-8-2016-02-25-INT-2-246-0000_HR.html</text:p>
          </table:table-cell>
          <table:table-cell office:value-type="string" calcext:value-type="string">
            <text:p><text:s/>Accession of Croatia to the Convention on the protection of the financial interests of the Union (A8-0019/2016 - Tomáš Zdechovský) HR </text:p>
          </table:table-cell>
          <table:table-cell office:value-type="string" calcext:value-type="string">
            <text:p>25-02-2016</text:p>
          </table:table-cell>
          <table:table-cell table:formula="of:=DATE(VALUE(MID([.C1109]; 7; 4)); VALUE(MID([.C1109]; 4; 2)); VALUE(MID([.C1109]; 1; 2)))" office:value-type="date" office:date-value="2016-02-25" calcext:value-type="date">
            <text:p>02/25/16</text:p>
          </table:table-cell>
          <table:table-cell office:value-type="string" calcext:value-type="string">
            <text:p>  Dubravka Šuica (PPE), <text:s text:c="2"/>napisan. ‒ Pojednostavljeni sustav pristupanja konvencijama i protokolima koje su države članice prethodno sklopile omogućen je Republici Hrvatskoj Ugovorom o pristupanju EU-u iz 2011. godine. Člankom 3. stavkom 5. Akta o pristupanju predviđeno je da Vijeće odredi datum stupanja konvencija snagu te prilagodbu tih konvencija za Hrvatsku. To uključuje i objavljivanje konvencija na hrvatskome jeziku. </text:p>
          </table:table-cell>
        </table:table-row>
        <table:table-row table:style-name="ro1">
          <table:table-cell office:value-type="string" calcext:value-type="string">
            <text:p>http://www.europarl.europa.eu/doceo/document/CRE-8-2016-02-25-INT-2-292-0000_HR.html</text:p>
          </table:table-cell>
          <table:table-cell office:value-type="string" calcext:value-type="string">
            <text:p><text:s/>European network of Employment Services, workers' access to mobility services and the further integration of labour markets (A8-0224/2015 - Heinz K. Becker) HR </text:p>
          </table:table-cell>
          <table:table-cell office:value-type="string" calcext:value-type="string">
            <text:p>25-02-2016</text:p>
          </table:table-cell>
          <table:table-cell table:formula="of:=DATE(VALUE(MID([.C1110]; 7; 4)); VALUE(MID([.C1110]; 4; 2)); VALUE(MID([.C1110]; 1; 2)))" office:value-type="date" office:date-value="2016-02-25" calcext:value-type="date">
            <text:p>02/25/16</text:p>
          </table:table-cell>
          <table:table-cell office:value-type="string" calcext:value-type="string">
            <text:p>  Dubravka Šuica (PPE), <text:s text:c="2"/>napisan. ‒ Cilj nacrta zakonodavne rezolucije Europskog parlamenta o prijedlogu uredbe Europskog parlamenta i Vijeća o Europskoj mreži službi za zapošljavanje, pristupu radnika uslugama mobilnosti i daljnjoj integraciji tržišta rada je pretvoriti mrežu EURES u učinkovit mehanizam za traženje zaposlenja, vježbeništva i pripravništva. EURES je besplatan internetski portal za mobilnost radnika, nudi informacije o uvjetima života i rada u svim državama članicama dostupne na 25 jezika. </text:p>
          </table:table-cell>
        </table:table-row>
        <table:table-row table:style-name="ro1">
          <table:table-cell office:value-type="string" calcext:value-type="string">
            <text:p>http://www.europarl.europa.eu/doceo/document/CRE-8-2016-02-25-INT-2-338-0000_HR.html</text:p>
          </table:table-cell>
          <table:table-cell office:value-type="string" calcext:value-type="string">
            <text:p><text:s/>Introduction of emergency autonomous trade measures for Tunisia (A8-0013/2016 - Marielle de Sarnez) HR </text:p>
          </table:table-cell>
          <table:table-cell office:value-type="string" calcext:value-type="string">
            <text:p>25-02-2016</text:p>
          </table:table-cell>
          <table:table-cell table:formula="of:=DATE(VALUE(MID([.C1111]; 7; 4)); VALUE(MID([.C1111]; 4; 2)); VALUE(MID([.C1111]; 1; 2)))" office:value-type="date" office:date-value="2016-02-25" calcext:value-type="date">
            <text:p>02/25/16</text:p>
          </table:table-cell>
          <table:table-cell office:value-type="string" calcext:value-type="string">
            <text:p>  Dubravka Šuica (PPE), <text:s text:c="2"/>napisan. ‒ Izvješće o prijedlogu uredbe Europskog parlamenta i Vijeća o uvođenju hitnih autonomnih trgovinskih mjera za Republiku Tunis predlaže mjere za poboljšanje teške gospodarske situacije u kojoj se Tunis našao nakon nedavnih terorističkih napada. Regulacijom je izglasana neoporeziva godišnja kvota za izvoz 35 000 tona djevičanskog maslinovog ulja potpuno proizvedenog u Tunisu u Europsku uniju. Uvedene su licence koje će se izdavati od siječnja do listopada 2016. i 2017. godine bez kojih neće biti moguće izvoziti maslinovo ulje. Ove iznimne mjere bit će na snazi u trajanju od 2 godine.</text:p>
          </table:table-cell>
        </table:table-row>
        <table:table-row table:style-name="ro1">
          <table:table-cell office:value-type="string" calcext:value-type="string">
            <text:p>http://www.europarl.europa.eu/doceo/document/CRE-8-2016-02-25-INT-2-372-0000_HR.html</text:p>
          </table:table-cell>
          <table:table-cell office:value-type="string" calcext:value-type="string">
            <text:p><text:s/>Mobilisation of the European Globalisation Adjustment Fund: application EGF/2015/007 BE/Hainaut-Namur Glass (A8-0029/2016 - Tomáš Zdechovský) HR </text:p>
          </table:table-cell>
          <table:table-cell office:value-type="string" calcext:value-type="string">
            <text:p>25-02-2016</text:p>
          </table:table-cell>
          <table:table-cell table:formula="of:=DATE(VALUE(MID([.C1112]; 7; 4)); VALUE(MID([.C1112]; 4; 2)); VALUE(MID([.C1112]; 1; 2)))" office:value-type="date" office:date-value="2016-02-25" calcext:value-type="date">
            <text:p>02/25/16</text:p>
          </table:table-cell>
          <table:table-cell office:value-type="string" calcext:value-type="string">
            <text:p>  Dubravka Šuica (PPE), <text:s text:c="2"/>napisan. ‒ Radnici i poslodavci diljem Europske unije pogođeni su svjetskom financijskom i gospodarskom krizom. Kako bi se pomoglo radnicima koji su izgubili poslove slijedom zatvaranja ili smanjenja broja zaposlenika velikih poduzeća ili premještanjem proizvodnje u zemlje izvan EU-a, oformljen je Europski fond za prilagodbu globalizaciji. Izvješće o prijedlogu odluke Parlamenta i Vijeća o mobilizaciji Europskog fonda za prilagodbu globalizaciji predlaže uvođenje personaliziranih mjera pomoći sektoru proizvodnje stakla u Belgiji. </text:p>
          </table:table-cell>
        </table:table-row>
        <table:table-row table:style-name="ro1">
          <table:table-cell office:value-type="string" calcext:value-type="string">
            <text:p>http://www.europarl.europa.eu/doceo/document/CRE-8-2016-02-25-INT-2-409-0000_HR.html</text:p>
          </table:table-cell>
          <table:table-cell office:value-type="string" calcext:value-type="string">
            <text:p><text:s/>European Semester for economic policy coordination: Annual Growth Survey 2016 (A8-0030/2016 - Maria João Rodrigues) HR </text:p>
          </table:table-cell>
          <table:table-cell office:value-type="string" calcext:value-type="string">
            <text:p>25-02-2016</text:p>
          </table:table-cell>
          <table:table-cell table:formula="of:=DATE(VALUE(MID([.C1113]; 7; 4)); VALUE(MID([.C1113]; 4; 2)); VALUE(MID([.C1113]; 1; 2)))" office:value-type="date" office:date-value="2016-02-25" calcext:value-type="date">
            <text:p>02/25/16</text:p>
          </table:table-cell>
          <table:table-cell office:value-type="string" calcext:value-type="string">
            <text:p>  Dubravka Šuica (PPE), <text:s text:c="2"/>napisan. ‒ Godišnje izvješće o istraživanju rasta imenuje tri prioriteta za 2016. godinu: provođenje strukturnih reformi, odgovorne fiskalne politike te pokretanje investicija. Naglašava potrebu za osvrtanjem na makro-ekonomske nerazmjere, poboljšanje poslovnog okruženja, poštivanje zajedničkih fiskalnih pravila, smanjenje javnog duga i borbu protiv dugotrajne nezaposlenosti. </text:p>
          </table:table-cell>
        </table:table-row>
        <table:table-row table:style-name="ro1">
          <table:table-cell office:value-type="string" calcext:value-type="string">
            <text:p>http://www.europarl.europa.eu/doceo/document/CRE-8-2016-02-25-INT-2-453-0000_HR.html</text:p>
          </table:table-cell>
          <table:table-cell office:value-type="string" calcext:value-type="string">
            <text:p><text:s/>European Semester for economic policy coordination: employment and social aspects in the Annual Growth Survey 2016 (A8-0031/2016 - Sofia Ribeiro) HR </text:p>
          </table:table-cell>
          <table:table-cell office:value-type="string" calcext:value-type="string">
            <text:p>25-02-2016</text:p>
          </table:table-cell>
          <table:table-cell table:formula="of:=DATE(VALUE(MID([.C1114]; 7; 4)); VALUE(MID([.C1114]; 4; 2)); VALUE(MID([.C1114]; 1; 2)))" office:value-type="date" office:date-value="2016-02-25" calcext:value-type="date">
            <text:p>02/25/16</text:p>
          </table:table-cell>
          <table:table-cell office:value-type="string" calcext:value-type="string">
            <text:p>  Dubravka Šuica (PPE), <text:s text:c="2"/>napisan. ‒ Izvješće o europskom semestru za koordinaciju ekonomskih politikama u godišnjem izvješću o istraživanju rasta osvrće se i na socijalne aspekte i zaposlenje. Teme ovogodišnjeg izvješća bile su socijalna politika, socijalna povelja i protokol, zatim politika zapošljavanja, akcije za borbu protiv nezaposlenosti te gospodarski rast. Ekonomski prioriteti prošlogodišnjeg izvješća i dalje stoje, no u 2016. godini se ističu prioriteti ponovnog pokretanja investicija, odgovorne fiskalne politike i strukturne reforme potrebne za modernizaciju ekonomije. </text:p>
          </table:table-cell>
        </table:table-row>
        <table:table-row table:style-name="ro1">
          <table:table-cell office:value-type="string" calcext:value-type="string">
            <text:p>http://www.europarl.europa.eu/doceo/document/CRE-8-2016-02-25-INT-2-499-0000_HR.html</text:p>
          </table:table-cell>
          <table:table-cell office:value-type="string" calcext:value-type="string">
            <text:p><text:s/>Single Market governance within the European Semester 2016 (A8-0017/2016 - Catherine Stihler) HR </text:p>
          </table:table-cell>
          <table:table-cell office:value-type="string" calcext:value-type="string">
            <text:p>25-02-2016</text:p>
          </table:table-cell>
          <table:table-cell table:formula="of:=DATE(VALUE(MID([.C1115]; 7; 4)); VALUE(MID([.C1115]; 4; 2)); VALUE(MID([.C1115]; 1; 2)))" office:value-type="date" office:date-value="2016-02-25" calcext:value-type="date">
            <text:p>02/25/16</text:p>
          </table:table-cell>
          <table:table-cell office:value-type="string" calcext:value-type="string">
            <text:p>  Dubravka Šuica (PPE), <text:s text:c="2"/>napisan. ‒ Izvješće o jedinstvenom tržištu podnosi se godišnje u sklopu Europskog semestra. To je izvješće o inicijativama neophodnim za stvaranje jedinstvenog tržišta, važnog instrumenta za jačanje konkurentnosti Europske unije, ostvarivanje rasta te otvaranje novih radnih mjesta. Jača konkurentnost, jednaki tržišni uvjeti, standardizacija proizvoda i integracija tržišta samo su neke od gospodarskih koristi koje se stvaraju postizanjem jedinstvenog tržišta. </text:p>
          </table:table-cell>
        </table:table-row>
        <table:table-row table:style-name="ro1">
          <table:table-cell office:value-type="string" calcext:value-type="string">
            <text:p>http://www.europarl.europa.eu/doceo/document/CRE-8-2016-02-25-INT-2-544-0000_HR.html</text:p>
          </table:table-cell>
          <table:table-cell office:value-type="string" calcext:value-type="string">
            <text:p><text:s/>Opening of negotiations for an EU-Tunisia Free Trade Agreement (B8-0255/2016) HR </text:p>
          </table:table-cell>
          <table:table-cell office:value-type="string" calcext:value-type="string">
            <text:p>25-02-2016</text:p>
          </table:table-cell>
          <table:table-cell table:formula="of:=DATE(VALUE(MID([.C1116]; 7; 4)); VALUE(MID([.C1116]; 4; 2)); VALUE(MID([.C1116]; 1; 2)))" office:value-type="date" office:date-value="2016-02-25" calcext:value-type="date">
            <text:p>02/25/16</text:p>
          </table:table-cell>
          <table:table-cell office:value-type="string" calcext:value-type="string">
            <text:p>  Dubravka Šuica (PPE), <text:s text:c="2"/>napisan. ‒ Međunarodni odnosi između Tunisa i Europske unije sežu daleko u povijest. Prvi je sporazum o trgovinskoj suradnji sklopljen 1969. godine. Pregovori o Sporazumu o slobodnoj trgovini između EU-a i Tunisa otpočeli su 13. listopada 2015. godine. Ovi pregovori su od velike političke važnosti za stabilizaciju i socijalni i ekonomski boljitak Tunisa, koji je pretrpio velike gubitke u procesu demokratizacije. </text:p>
          </table:table-cell>
        </table:table-row>
        <table:table-row table:style-name="ro1">
          <table:table-cell office:value-type="string" calcext:value-type="string">
            <text:p>http://www.europarl.europa.eu/doceo/document/CRE-8-2016-02-25-INT-2-588-0000_HR.html</text:p>
          </table:table-cell>
          <table:table-cell office:value-type="string" calcext:value-type="string">
            <text:p><text:s/>Activities of the European Ombudsman in 2014 (A8-0020/2016 - Soledad Cabezón Ruiz) HR </text:p>
          </table:table-cell>
          <table:table-cell office:value-type="string" calcext:value-type="string">
            <text:p>25-02-2016</text:p>
          </table:table-cell>
          <table:table-cell table:formula="of:=DATE(VALUE(MID([.C1117]; 7; 4)); VALUE(MID([.C1117]; 4; 2)); VALUE(MID([.C1117]; 1; 2)))" office:value-type="date" office:date-value="2016-02-25" calcext:value-type="date">
            <text:p>02/25/16</text:p>
          </table:table-cell>
          <table:table-cell office:value-type="string" calcext:value-type="string">
            <text:p>  Dubravka Šuica (PPE), <text:s text:c="2"/>napisan. ‒ Glavni prioritet Europskog ombudsmana je osigurati da se prava građana u potpunosti poštuju te ima ključnu ulogu u pomaganju institucijama Unije da postanu otvorenije, učinkovitije i prilagođenije građanima. Prema istraživanju iz svibnja 2015., 40 % građana EU-a ima povjerenja u Uniju, 46 % nema. U 2014. godini, 23 072 građana zatražilo je pomoć pravobraniteljice, a otvorene su 342 istrage. </text:p>
          </table:table-cell>
        </table:table-row>
        <table:table-row table:style-name="ro1">
          <table:table-cell office:value-type="string" calcext:value-type="string">
            <text:p>http://www.europarl.europa.eu/doceo/document/CRE-8-2016-02-25-INT-2-622-0000_HR.html</text:p>
          </table:table-cell>
          <table:table-cell office:value-type="string" calcext:value-type="string">
            <text:p><text:s/>European Central Bank annual report for 2014 (A8-0012/2016 - Notis Marias) HR </text:p>
          </table:table-cell>
          <table:table-cell office:value-type="string" calcext:value-type="string">
            <text:p>25-02-2016</text:p>
          </table:table-cell>
          <table:table-cell table:formula="of:=DATE(VALUE(MID([.C1118]; 7; 4)); VALUE(MID([.C1118]; 4; 2)); VALUE(MID([.C1118]; 1; 2)))" office:value-type="date" office:date-value="2016-02-25" calcext:value-type="date">
            <text:p>02/25/16</text:p>
          </table:table-cell>
          <table:table-cell office:value-type="string" calcext:value-type="string">
            <text:p>  Dubravka Šuica (PPE), <text:s text:c="2"/>napisan. ‒ Radi se o godišnjem izvješću o radu i aktivnostima Europske središnje banke koja se podnose na inicijativu samog Parlamenta. Ovo izvješće bavi se periodom u kojem je ESB koristila nekonvencionalne mjere kojima se suprotstavila veoma niskim stopama inflacije. Izvješće ističe da su brojne države članice suočene s visokom stopom nezaposlenosti te kako je potrebno povećati gospodarski rast. Privatna i javna ulaganja u europodručju i dalje su na nižoj razini u odnosu na stanje prije trenutne krize. Potrebno je poboljšati uvjete za javna i privatna ulaganja kako bi se potaknuli rast i otvaranje novih radnih mjesta. </text:p>
          </table:table-cell>
        </table:table-row>
        <table:table-row table:style-name="ro1">
          <table:table-cell office:value-type="string" calcext:value-type="string">
            <text:p>http://www.europarl.europa.eu/doceo/document/CRE-8-2016-02-25-INT-2-667-0000_HR.html</text:p>
          </table:table-cell>
          <table:table-cell office:value-type="string" calcext:value-type="string">
            <text:p><text:s/>Opening of FTA negotiations with Australia and New Zealand (B8-0250/2016) HR </text:p>
          </table:table-cell>
          <table:table-cell office:value-type="string" calcext:value-type="string">
            <text:p>25-02-2016</text:p>
          </table:table-cell>
          <table:table-cell table:formula="of:=DATE(VALUE(MID([.C1119]; 7; 4)); VALUE(MID([.C1119]; 4; 2)); VALUE(MID([.C1119]; 1; 2)))" office:value-type="date" office:date-value="2016-02-25" calcext:value-type="date">
            <text:p>02/25/16</text:p>
          </table:table-cell>
          <table:table-cell office:value-type="string" calcext:value-type="string">
            <text:p>  Dubravka Šuica (PPE), <text:s text:c="2"/>napisan. ‒ Australija i Novi Zeland su među najstarijim i najbližim partnerima Europske unije koji imaju iste vrijednosti i jednako su predani promicanju blagostanja i sigurnosti na globalnoj razini. Sve tri strane zajedno rade na rješavanju zajedničkih izazova te surađuju na nekoliko međunarodnih foruma. Australija i Novi Zeland dvije su od samo šest država članica WTO-a koje nemaju povlašten pristup tržištu EU-a. Te dvije zemlje u potpunosti poštuju vladavinu prava i snažno štite okoliš te ljudska, socijalna i radnička prava. EU je treći najvažniji trgovinski partner i Australije i Novog Zelanda. Puni potencijal strategije Europske unije za bilateralnu i regionalnu suradnju može se ostvariti ako se sklope kvalitetni sporazumi o slobodnoj trgovini s Australijom i Novim Zelandom. Također, u mogućim sporazumima trebalo bi se u potpunosti uzeti u obzir interes malih i srednjih poduzeća.</text:p>
          </table:table-cell>
        </table:table-row>
        <table:table-row table:style-name="ro1">
          <table:table-cell office:value-type="string" calcext:value-type="string">
            <text:p>http://www.europarl.europa.eu/doceo/document/CRE-8-2016-02-25-INT-2-708-0000_HR.html</text:p>
          </table:table-cell>
          <table:table-cell office:value-type="string" calcext:value-type="string">
            <text:p><text:s/>Introduction of compatible systems for the registration of pet animals across Member States (RC-B8-0251/2016, B8-0251/2016, B8-0252/2016, B8-0253/2016, B8-0254/2016, B8-0256/2016) HR </text:p>
          </table:table-cell>
          <table:table-cell office:value-type="string" calcext:value-type="string">
            <text:p>25-02-2016</text:p>
          </table:table-cell>
          <table:table-cell table:formula="of:=DATE(VALUE(MID([.C1120]; 7; 4)); VALUE(MID([.C1120]; 4; 2)); VALUE(MID([.C1120]; 1; 2)))" office:value-type="date" office:date-value="2016-02-25" calcext:value-type="date">
            <text:p>02/25/16</text:p>
          </table:table-cell>
          <table:table-cell office:value-type="string" calcext:value-type="string">
            <text:p>  Dubravka Šuica (PPE), <text:s text:c="2"/>napisan. ‒ Nevladine organizacije kao i tijela kaznenog progona, nadležne vlasti i veterinari ukazuju na postojanje sve veće nezakonite trgovine kućnim ljubimcima. Procjenjuje se da je to treća najprofitabilnija grana nezakonite trgovine u Uniji, nakon trgovine drogom i oružjem, te se nezakonita trgovina kućnim ljubimcima sve više povezuje s teškim i organiziranim kriminalom. </text:p>
          </table:table-cell>
        </table:table-row>
        <table:table-row table:style-name="ro1">
          <table:table-cell office:value-type="string" calcext:value-type="string">
            <text:p>http://www.europarl.europa.eu/doceo/document/CRE-8-2016-02-25-INT-2-748-0000_HR.html</text:p>
          </table:table-cell>
          <table:table-cell office:value-type="string" calcext:value-type="string">
            <text:p><text:s/>Humanitarian situation in Yemen (B8-0147/2016, RC-B8-0151/2016, B8-0151/2016, B8-0152/2016, B8-0153/2016, B8-0155/2016, B8-0158/2016, B8-0160/2016) HR </text:p>
          </table:table-cell>
          <table:table-cell office:value-type="string" calcext:value-type="string">
            <text:p>25-02-2016</text:p>
          </table:table-cell>
          <table:table-cell table:formula="of:=DATE(VALUE(MID([.C1121]; 7; 4)); VALUE(MID([.C1121]; 4; 2)); VALUE(MID([.C1121]; 1; 2)))" office:value-type="date" office:date-value="2016-02-25" calcext:value-type="date">
            <text:p>02/25/16</text:p>
          </table:table-cell>
          <table:table-cell office:value-type="string" calcext:value-type="string">
            <text:p>  Dubravka Šuica (PPE), <text:s text:c="2"/>napisan. ‒ Uzrok trenutačnog sukoba je nemogućnost vlada da zadovolje demokratske, gospodarske i socijalne težnje jemenskog naroda. Stanje u Jemenu predstavlja ozbiljnu opasnost za stabilnost regije, posebno za Rog Afrike, Crveno more i širi Bliski istok. Sukobljavaju se hutijski pobunjenici, koje podupire Iran, te koalicija arapskih zemalja pod vodstvom Saudijske Arabije, što regiju uvlači u kompleksan sukob. </text:p>
          </table:table-cell>
        </table:table-row>
        <table:table-row table:style-name="ro1">
          <table:table-cell office:value-type="string" calcext:value-type="string">
            <text:p>http://www.europarl.europa.eu/doceo/document/CRE-8-2016-03-08-INT-2-683-0250_HR.html</text:p>
          </table:table-cell>
          <table:table-cell office:value-type="string" calcext:value-type="string">
            <text:p><text:s/>Posting of workers (debate) HR </text:p>
          </table:table-cell>
          <table:table-cell office:value-type="string" calcext:value-type="string">
            <text:p>08-03-2016</text:p>
          </table:table-cell>
          <table:table-cell table:formula="of:=DATE(VALUE(MID([.C1122]; 7; 4)); VALUE(MID([.C1122]; 4; 2)); VALUE(MID([.C1122]; 1; 2)))" office:value-type="date" office:date-value="2016-03-08" calcext:value-type="date">
            <text:p>03/08/16</text:p>
          </table:table-cell>
          <table:table-cell office:value-type="string" calcext:value-type="string">
            <text:p>  Dubravka Šuica (PPE), <text:s text:c="2"/>napisan.– Između 2010. i 2014. godine broj upućenih radnika povećao se za čak 45%, a u 2014. godini 1,9 milijuna europskih radnika bilo je upućeno u druge države članice. Stoga je bitno da se osiguraju novi instrumenti kojima bi se poboljšala administrativna suradnja državnih tijela nadležnih za upućivanje. Europska komisija je tako predstavila reformu Direktive o upućivanju radnika u okviru pružanja usluga kojom se želi stvoriti povezanije i pravednije europsko tržište rada, a koja će nadopuniti Direktivu o provedbi Direktive o upućivanju radnika iz 2014. godine. Kako bi se došlo do takvog tržišta rada nužno je osigurati načelo da se za isti posao na istom mjesti dobiva jednaka plaća te da se lakše upućuje radnike u duhu poštenog tržišnog natjecanja, jednakih uvjeta rada poslovanja te poštovanja prava radnika. Revizijom pravila o upućivanju radnika došlo bi do promjene kod naknada upućenim radnicima, pravila o osobama koje rade preko agencija za privremeno zapošljavanje te dugoročno upućivanje, a i povećat će se zaštita radnika, transparentnost te pravna sigurnost. </text:p>
          </table:table-cell>
        </table:table-row>
        <table:table-row table:style-name="ro1">
          <table:table-cell office:value-type="string" calcext:value-type="string">
            <text:p>http://www.europarl.europa.eu/doceo/document/CRE-8-2016-03-09-INT-3-123-0000_HR.html</text:p>
          </table:table-cell>
          <table:table-cell office:value-type="string" calcext:value-type="string">
            <text:p><text:s/>Preparation of the European Council meeting of 17 and 18 March 2016 and outcome of the EU-Turkey summit (debate) HR </text:p>
          </table:table-cell>
          <table:table-cell office:value-type="string" calcext:value-type="string">
            <text:p>09-03-2016</text:p>
          </table:table-cell>
          <table:table-cell table:formula="of:=DATE(VALUE(MID([.C1123]; 7; 4)); VALUE(MID([.C1123]; 4; 2)); VALUE(MID([.C1123]; 1; 2)))" office:value-type="date" office:date-value="2016-03-09" calcext:value-type="date">
            <text:p>03/09/16</text:p>
          </table:table-cell>
          <table:table-cell office:value-type="string" calcext:value-type="string">
            <text:p>  Dubravka Šuica (PPE). <text:s text:c="2"/>– Gospodine predsjedniče, mogu reći da je ovih dana u medijima pozitivno odzvonila vijest kad smo čuli da se balkanska ruta polagano zatvara jer se i moja zemlja Hrvatska nalazi na toj ruti. Međutim, moramo biti svjesni da se radi o velikoj humanitarnoj katastrofi i da se nemamo čemu u ovom trenutku veseliti. Također je pozdravljen i apel Donalda Tuska koji je rekao izbjeglicama ili onima koji to tek kane postati: „Ne dolazite u Europsku uniju, nemojte vjerovati kriminalcima, nemojte vjerovati krijumčarima.” Međutim, drage kolegice, dragi kolege, ovdje se radi o muškarcima, ženama, djeci, ovdje se ne radi o brojevima. Stoga je trenutak da se pozdravi ovaj sporazum, koji ne bih nazvala trgovinom, ali ovaj sporazum tek treba, na sljedećem samitu i na sljedećim samitima, konkretizirati i ja se nadam da ćemo u tome konačno uspjeti. </text:p>
          </table:table-cell>
        </table:table-row>
        <table:table-row table:style-name="ro1">
          <table:table-cell office:value-type="string" calcext:value-type="string">
            <text:p>http://www.europarl.europa.eu/doceo/document/CRE-8-2016-03-09-INT-3-201-0000_HR.html</text:p>
          </table:table-cell>
          <table:table-cell office:value-type="string" calcext:value-type="string">
            <text:p><text:s/>Reduction in the sulphur content of certain liquid fuels (A8-0037/2016 - Laura Ferrara) HR </text:p>
          </table:table-cell>
          <table:table-cell office:value-type="string" calcext:value-type="string">
            <text:p>09-03-2016</text:p>
          </table:table-cell>
          <table:table-cell table:formula="of:=DATE(VALUE(MID([.C1124]; 7; 4)); VALUE(MID([.C1124]; 4; 2)); VALUE(MID([.C1124]; 1; 2)))" office:value-type="date" office:date-value="2016-03-09" calcext:value-type="date">
            <text:p>03/09/16</text:p>
          </table:table-cell>
          <table:table-cell office:value-type="string" calcext:value-type="string">
            <text:p>  Dubravka Šuica (PPE), <text:s text:c="2"/>napisan. ‒ Ovo se izvješće bavi kodifikacijom pravila u već postojećoj Uredbi Komisije 1999/32/EK od 26. travnja 1999. godine vezano za smanjenje količine sumpora u pojedinim tekućim gorivima, kao i nadopunjavanjem Uredbe 93/12/EEC.</text:p>
          </table:table-cell>
        </table:table-row>
        <table:table-row table:style-name="ro1">
          <table:table-cell office:value-type="string" calcext:value-type="string">
            <text:p>http://www.europarl.europa.eu/doceo/document/CRE-8-2016-03-09-INT-3-225-0000_HR.html</text:p>
          </table:table-cell>
          <table:table-cell office:value-type="string" calcext:value-type="string">
            <text:p><text:s/>Trade diversion into the European Union of certain key medicines (A8-0038/2016 - Laura Ferrara) HR </text:p>
          </table:table-cell>
          <table:table-cell office:value-type="string" calcext:value-type="string">
            <text:p>09-03-2016</text:p>
          </table:table-cell>
          <table:table-cell table:formula="of:=DATE(VALUE(MID([.C1125]; 7; 4)); VALUE(MID([.C1125]; 4; 2)); VALUE(MID([.C1125]; 1; 2)))" office:value-type="date" office:date-value="2016-03-09" calcext:value-type="date">
            <text:p>03/09/16</text:p>
          </table:table-cell>
          <table:table-cell office:value-type="string" calcext:value-type="string">
            <text:p>  Dubravka Šuica (PPE), <text:s text:c="2"/>napisan. ‒ Ovo izvješće bavi se kodifikacijom Uredbe Komisije broj 953/2003 od 26. svibnja 2003. godine vezano za sprječavanje preusmjeravanja trgovine određenih ključnih lIjekova u Europsku uniju. Ovaj prijedlog je jednostavna kodifikacija Uredbe u kojoj se njena suština ne mijenja.</text:p>
          </table:table-cell>
        </table:table-row>
        <table:table-row table:style-name="ro1">
          <table:table-cell office:value-type="string" calcext:value-type="string">
            <text:p>http://www.europarl.europa.eu/doceo/document/CRE-8-2016-03-09-INT-3-256-0000_HR.html</text:p>
          </table:table-cell>
          <table:table-cell office:value-type="string" calcext:value-type="string">
            <text:p><text:s/>EU-Andorra agreement on the automatic exchange of financial account information (A8-0047/2016 - Miguel Viegas) HR </text:p>
          </table:table-cell>
          <table:table-cell office:value-type="string" calcext:value-type="string">
            <text:p>09-03-2016</text:p>
          </table:table-cell>
          <table:table-cell table:formula="of:=DATE(VALUE(MID([.C1126]; 7; 4)); VALUE(MID([.C1126]; 4; 2)); VALUE(MID([.C1126]; 1; 2)))" office:value-type="date" office:date-value="2016-03-09" calcext:value-type="date">
            <text:p>03/09/16</text:p>
          </table:table-cell>
          <table:table-cell office:value-type="string" calcext:value-type="string">
            <text:p>  Dubravka Šuica (PPE), <text:s text:c="2"/>napisan. ‒ Kako bi poboljšali međunarodnu suradnju i usklađenost, Europska unija i kneževina Andora su 12. veljače 2016. godine potpisale Ugovor o automatskoj razmjeni informacija o financijskim računima. Ugovor je važan korak u borbi protiv poreznih prijevara i izbjegavanja poreza. Nadopunjuje ugovor iz 2004. godine kojim je Andora uskladila mjere oporezivanja dobitka na ušteđevine s mjerama Europske unije. Ovaj će ugovor pomoći i Andori koja je nedavno uvela promjene u svoj porezni sustav kao što su oporezivanje osobnih dohodaka građana kneževine. Cilj ovog Ugovora je omogućiti rješavanje situacija kršenja zakona u kojima porezni obveznik nastoji sakriti kapital, prihode ili imovinu na koju nije platilo porez u drugoj zemlji. </text:p>
          </table:table-cell>
        </table:table-row>
        <table:table-row table:style-name="ro1">
          <table:table-cell office:value-type="string" calcext:value-type="string">
            <text:p>http://www.europarl.europa.eu/doceo/document/CRE-8-2016-03-09-INT-3-283-0000_HR.html</text:p>
          </table:table-cell>
          <table:table-cell office:value-type="string" calcext:value-type="string">
            <text:p><text:s/>Appointment of a new Executive Director of the European Insurance and Occupational Pensions Authority (EIOPA) (A8-0045/2016 - Roberto Gualtieri) HR </text:p>
          </table:table-cell>
          <table:table-cell office:value-type="string" calcext:value-type="string">
            <text:p>09-03-2016</text:p>
          </table:table-cell>
          <table:table-cell table:formula="of:=DATE(VALUE(MID([.C1127]; 7; 4)); VALUE(MID([.C1127]; 4; 2)); VALUE(MID([.C1127]; 1; 2)))" office:value-type="date" office:date-value="2016-03-09" calcext:value-type="date">
            <text:p>03/09/16</text:p>
          </table:table-cell>
          <table:table-cell office:value-type="string" calcext:value-type="string">
            <text:p>  Dubravka Šuica (PPE), <text:s text:c="2"/>napisan. ‒ Odbor nadzornika Europskog nadzornog tijela za osiguranje i strukovno mirovinsko osiguranje (EIOPA) donio je prijedlog za imenovanje izvršnog direktora EIOPA-e na petogodišnji mandat, a isto je tako Odbor slijedom otvorenog postupka odabira predložio u siječnju ove godine da se Fausto Parente imenuje izvršnim direktorom na mandat od pet godina.</text:p>
          </table:table-cell>
        </table:table-row>
        <table:table-row table:style-name="ro1">
          <table:table-cell office:value-type="string" calcext:value-type="string">
            <text:p>http://www.europarl.europa.eu/doceo/document/CRE-8-2016-03-09-INT-3-323-0000_HR.html</text:p>
          </table:table-cell>
          <table:table-cell office:value-type="string" calcext:value-type="string">
            <text:p><text:s/>Procedural safeguards for children suspected or accused in criminal proceedings (A8-0020/2015 - Caterina Chinnici) HR </text:p>
          </table:table-cell>
          <table:table-cell office:value-type="string" calcext:value-type="string">
            <text:p>09-03-2016</text:p>
          </table:table-cell>
          <table:table-cell table:formula="of:=DATE(VALUE(MID([.C1128]; 7; 4)); VALUE(MID([.C1128]; 4; 2)); VALUE(MID([.C1128]; 1; 2)))" office:value-type="date" office:date-value="2016-03-09" calcext:value-type="date">
            <text:p>03/09/16</text:p>
          </table:table-cell>
          <table:table-cell office:value-type="string" calcext:value-type="string">
            <text:p>  Dubravka Šuica (PPE), <text:s text:c="2"/>napisan. ‒ U prosincu 2015. godine COREPER (Odbor stalnih predstavnika) je odobrio kompromisni tekst dogovoren s Europskim parlamentom o Direktivi o postupku za zaštitu prava za djecu u kriminalnim postupcima. Svrha direktive jest pružanje zaštite djeci, odnosno osobama mlađim od osamnaest godina koje su osumnjičene ili optužene u kaznenim postupcima, a ona će se odnositi na osumnjičenu ili optuženu djecu sve dok se postupak ne zatvori. Prema procjenama Komisije više od milijun djece je godišnje uključeno u kaznene postupke u Europskoj uniji, a između načina na koje se tretiraju djeca u kaznenim postupcima u državama članicama postoje prevelike različitosti što znači da u nekim članicama prava osumnjičene ili optužene djece nisu zajamčena u svakoj fazi kaznenog postupka.</text:p>
          </table:table-cell>
        </table:table-row>
        <table:table-row table:style-name="ro1">
          <table:table-cell office:value-type="string" calcext:value-type="string">
            <text:p>http://www.europarl.europa.eu/doceo/document/CRE-8-2016-03-09-INT-3-365-0000_HR.html</text:p>
          </table:table-cell>
          <table:table-cell office:value-type="string" calcext:value-type="string">
            <text:p><text:s/>Guidelines for the 2017 Budget - Section III (A8-0036/2016 - Jens Geier) HR </text:p>
          </table:table-cell>
          <table:table-cell office:value-type="string" calcext:value-type="string">
            <text:p>09-03-2016</text:p>
          </table:table-cell>
          <table:table-cell table:formula="of:=DATE(VALUE(MID([.C1129]; 7; 4)); VALUE(MID([.C1129]; 4; 2)); VALUE(MID([.C1129]; 1; 2)))" office:value-type="date" office:date-value="2016-03-09" calcext:value-type="date">
            <text:p>03/09/16</text:p>
          </table:table-cell>
          <table:table-cell office:value-type="string" calcext:value-type="string">
            <text:p>  Dubravka Šuica (PPE), <text:s text:c="2"/>napisan. ‒ Proračun za 2017. godinu trebao bi postaviti stabilne temelje za stvaranje novih radnih mjesta, kao i za ekonomski rast u kontekstu krhkog gospodarskog oporavka koji ugrožava situacija na svjetskim tržištima u nastajanju i trenutačne geopolitičke napetosti. Na proračun 2017. utjecati će i razvoj migracijske i izbjegličke krize, a u obzir treba uzeti da ravnoteža između unutarnje potražnje i vanjske trgovine čini Europsku uniju donekle gospodarski ovisnom o globalnim zbivanjima. Na proračun će utjecati unutarnji i vanjski sigurnosni izazovi, koji se također mogu pojaviti u obliku terorističkih prijetnji ili ekstremizma. Proračun Unije je već dokazano sredstvo za rješavanje aktualne krize. Također, Parlament uviđa važnost određenih programa kao što je program za mlijeko i voće u školama te predlaže da se analizira u kojoj je mjeri moguće povećati sredstva za te i slične programe. </text:p>
          </table:table-cell>
        </table:table-row>
        <table:table-row table:style-name="ro1">
          <table:table-cell office:value-type="string" calcext:value-type="string">
            <text:p>http://www.europarl.europa.eu/doceo/document/CRE-8-2016-03-09-INT-3-407-0000_HR.html</text:p>
          </table:table-cell>
          <table:table-cell office:value-type="string" calcext:value-type="string">
            <text:p><text:s/>Interinstitutional agreement on Better law-making (A8-0039/2016 - Danuta Maria Hübner) HR </text:p>
          </table:table-cell>
          <table:table-cell office:value-type="string" calcext:value-type="string">
            <text:p>09-03-2016</text:p>
          </table:table-cell>
          <table:table-cell table:formula="of:=DATE(VALUE(MID([.C1130]; 7; 4)); VALUE(MID([.C1130]; 4; 2)); VALUE(MID([.C1130]; 1; 2)))" office:value-type="date" office:date-value="2016-03-09" calcext:value-type="date">
            <text:p>03/09/16</text:p>
          </table:table-cell>
          <table:table-cell office:value-type="string" calcext:value-type="string">
            <text:p>  Dubravka Šuica (PPE), <text:s text:c="2"/>napisan. ‒ Uzimanje u obzir novog zakonodavnog okružja stvorenog Ugovorom iz Lisabona, objedinjavanje trenutačno najboljih praksi i osuvremenjivanje sporazuma u skladu s programom za bolju izradu zakonodavstva ključni su faktori za stvaranje što učinkovitijeg i adekvatnijeg zakonodavstva unutar Europske unije. Parlament je iznio nekoliko važnih prioriteta koji uvelike doprinose započinjanju pregovora o novom Međuinstitucijskom sporazumu. Ti prioriteti uključuju bolju kvalitetu izrade zakonodavnih akata u Komisiji, višegodišnje i godišnje programiranje, poboljšanje procjena učinka nacrta zakona, ravnopravan odnos dvaju ogranaka zakonodavne vlasti tijekom zakonodavnog postupka u pogledu pristupa informacijama, odgovarajuća međuinstitucijska savjetovanja, postupanje Komisije na prijedloge i preporuke Parlamenta te detaljna obrazloženja svakog predviđenog povlačenja. Nadalje, Sporazumom se postavljaju stabilni temelji za uspostavu i razvoj novog, transparenijeg i otvorenijeg odnosa između Europskog parlamenta, Vijeća EU te Europske komisije, a u cilju bolje izrade zakonodavstva u korist građana EU-a.</text:p>
          </table:table-cell>
        </table:table-row>
        <table:table-row table:style-name="ro1">
          <table:table-cell office:value-type="string" calcext:value-type="string">
            <text:p>http://www.europarl.europa.eu/doceo/document/CRE-8-2016-03-09-INT-3-439-0500_HR.html</text:p>
          </table:table-cell>
          <table:table-cell office:value-type="string" calcext:value-type="string">
            <text:p><text:s/>Tobacco agreement (PMI agreement) (B8-0311/2016, B8-0312/2016, B8-0312/2016, B8-0313/2016, B8-0313/2016, B8-0314/2016, B8-0315/2016, B8-0316/2016, B8-0317/2016) HR </text:p>
          </table:table-cell>
          <table:table-cell office:value-type="string" calcext:value-type="string">
            <text:p>09-03-2016</text:p>
          </table:table-cell>
          <table:table-cell table:formula="of:=DATE(VALUE(MID([.C1131]; 7; 4)); VALUE(MID([.C1131]; 4; 2)); VALUE(MID([.C1131]; 1; 2)))" office:value-type="date" office:date-value="2016-03-09" calcext:value-type="date">
            <text:p>03/09/16</text:p>
          </table:table-cell>
          <table:table-cell office:value-type="string" calcext:value-type="string">
            <text:p>  Dubravka Šuica (PPE), <text:s text:c="2"/>napisan. ‒ Duhanska industrija danas je jedna od najvećih na svijetu te donosi ogromne financijske prihode, doprinoseći tako snažnom rastu ekonomija mnogih država diljem svijeta. Međutim, nezakonita trgovina duhanskim proizvodima isto je tako značajno raširena. Takva ilegalna trgovina, posebice krijumčarenje krivotvorenih cigareta, rezultira gubicima u prihodima Europske unije i njezinih država članica, koji dosežu i više od 10 milijardi eura godišnje kada se uzmu u obzir neplaćene carine, porezi i trošarine. U Direktivi o duhanskim proizvodima predviđa se zakonska obveza, koja će stupiti na snagu najkasnije do 2019. godine, u skladu s kojom duhanska poduzeća moraju uvesti i održavati sustav praćenja i pronalaska duhanskih proizvoda. Međutim, nužno je da Komisija poduzme mjere osiguranja potpunog prenošenja Direktive o duhanskim proizvodima u državna zakonodavstva svih država članica Europske unije te da se Komisija usredotoči na europske i međunarodne zakonodavne instrumente kako bi se problem krijumčarenih i krivotvorenih cigareta efikasnije rješavao.</text:p>
          </table:table-cell>
        </table:table-row>
        <table:table-row table:style-name="ro1">
          <table:table-cell office:value-type="string" calcext:value-type="string">
            <text:p>http://www.europarl.europa.eu/doceo/document/CRE-8-2016-03-09-INT-3-594-0000_HR.html</text:p>
          </table:table-cell>
          <table:table-cell office:value-type="string" calcext:value-type="string">
            <text:p><text:s/>2015 Report on Montenegro (debate) HR </text:p>
          </table:table-cell>
          <table:table-cell office:value-type="string" calcext:value-type="string">
            <text:p>09-03-2016</text:p>
          </table:table-cell>
          <table:table-cell table:formula="of:=DATE(VALUE(MID([.C1132]; 7; 4)); VALUE(MID([.C1132]; 4; 2)); VALUE(MID([.C1132]; 1; 2)))" office:value-type="date" office:date-value="2016-03-09" calcext:value-type="date">
            <text:p>03/09/16</text:p>
          </table:table-cell>
          <table:table-cell office:value-type="string" calcext:value-type="string">
            <text:p>  Dubravka Šuica (PPE). <text:s text:c="2"/>– Gospođo predsjednice, kad je Crna Gora u pitanju onda mogu reći da je solidan napredak postignut kad govorimo o integracijama i sigurno da treba podržati napredak Crne Gore u smislu integracija. Za svaku pohvalu je napredak u vanjskoj politici i obrambenoj politici gdje je došlo do usklađivanja s politikom Europske unije. Međutim, puno je još posla da bi Crna Gora došla u situaciju, bez obzira što je već 22 poglavlja otvorila i bez obzira na sve ono što je dosad učinjeno, ja bih željela neke moje amandmane koji su prošli, neke koji nisu, napomenuti. </text:p>
          </table:table-cell>
        </table:table-row>
        <table:table-row table:style-name="ro1">
          <table:table-cell office:value-type="string" calcext:value-type="string">
            <text:p>http://www.europarl.europa.eu/doceo/document/CRE-8-2016-03-10-INT-4-255-0000_HR.html</text:p>
          </table:table-cell>
          <table:table-cell office:value-type="string" calcext:value-type="string">
            <text:p><text:s/>Veterinary medicinal products (A8-0046/2016 - Françoise Grossetête) HR </text:p>
          </table:table-cell>
          <table:table-cell office:value-type="string" calcext:value-type="string">
            <text:p>10-03-2016</text:p>
          </table:table-cell>
          <table:table-cell table:formula="of:=DATE(VALUE(MID([.C1133]; 7; 4)); VALUE(MID([.C1133]; 4; 2)); VALUE(MID([.C1133]; 1; 2)))" office:value-type="date" office:date-value="2016-03-10" calcext:value-type="date">
            <text:p>03/10/16</text:p>
          </table:table-cell>
          <table:table-cell office:value-type="string" calcext:value-type="string">
            <text:p>  Dubravka Šuica (PPE), <text:s text:c="2"/>napisan. ‒ Veterinarsko-medicinskim proizvodima potrebno je posvetiti pažnju u jednakoj mjeri, pa čak i višoj, kao i za medicinske proizvode za ljudsku upotrebu. U stočarstvu je posebno bitno da su dostupni noviji i bolji lijekovi jer je od ključne važnosti da veterinarsko-medicinski proizvodi budu dostupni po razumnim cijenama za stočare. Adekvatni zakoni i regulacije u spomenutom području tako su korisni i Europski parlament mora pojednostavniti i razjasniti prijedlog Komisije. Istovremeno, provjere novih proizvoda, nadzor njihovih nuspojava i utjecaja na zdravlje životinja te utjecaji na javno zdravlje i okoliš nikako ne smiju biti umanjeni.</text:p>
          </table:table-cell>
        </table:table-row>
        <table:table-row table:style-name="ro1">
          <table:table-cell office:value-type="string" calcext:value-type="string">
            <text:p>http://www.europarl.europa.eu/doceo/document/CRE-8-2016-03-10-INT-4-285-0000_HR.html</text:p>
          </table:table-cell>
          <table:table-cell office:value-type="string" calcext:value-type="string">
            <text:p><text:s/>Authorisation and supervision of veterinary medicinal products (A8-0035/2016 - Claudiu Ciprian Tănăsescu) HR </text:p>
          </table:table-cell>
          <table:table-cell office:value-type="string" calcext:value-type="string">
            <text:p>10-03-2016</text:p>
          </table:table-cell>
          <table:table-cell table:formula="of:=DATE(VALUE(MID([.C1134]; 7; 4)); VALUE(MID([.C1134]; 4; 2)); VALUE(MID([.C1134]; 1; 2)))" office:value-type="date" office:date-value="2016-03-10" calcext:value-type="date">
            <text:p>03/10/16</text:p>
          </table:table-cell>
          <table:table-cell office:value-type="string" calcext:value-type="string">
            <text:p>  Dubravka Šuica (PPE), <text:s text:c="2"/>napisan. ‒ Veterinarsko-medicinskim proizvodima potrebno je posvetiti pažnju u jednakoj mjeri, pa čak i višoj, kao i za medicinske proizvode za ljudsku upotrebu. U stočarstvu je posebno bitno da su dostupni noviji i bolji lijekovi jer je od ključne važnosti da veterinarsko-medicinski proizvodi budu dostupni po razumnim cijenama za stočare. Adekvatni zakoni i regulacije u spomenutom području tako su korisni i Europski parlament mora pojednostavniti i razjasniti prijedlog Komisije. Istovremeno, provjere novih proizvoda, nadzor njihovih nuspojava i utjecaja na zdravlje životinja te utjecaji na javno zdravlje i okoliš nikako ne smiju biti umanjeni. Nadalje, lijekovi za rijetke bolesti jedan su od najvažnijih razloga za reviziju veterinarsko-farmacijskih zakona.</text:p>
          </table:table-cell>
        </table:table-row>
        <table:table-row table:style-name="ro1">
          <table:table-cell office:value-type="string" calcext:value-type="string">
            <text:p>http://www.europarl.europa.eu/doceo/document/CRE-8-2016-03-10-INT-4-318-0000_HR.html</text:p>
          </table:table-cell>
          <table:table-cell office:value-type="string" calcext:value-type="string">
            <text:p><text:s/>Towards a thriving data-driven economy (B8-0308/2016) HR </text:p>
          </table:table-cell>
          <table:table-cell office:value-type="string" calcext:value-type="string">
            <text:p>10-03-2016</text:p>
          </table:table-cell>
          <table:table-cell table:formula="of:=DATE(VALUE(MID([.C1135]; 7; 4)); VALUE(MID([.C1135]; 4; 2)); VALUE(MID([.C1135]; 1; 2)))" office:value-type="date" office:date-value="2016-03-10" calcext:value-type="date">
            <text:p>03/10/16</text:p>
          </table:table-cell>
          <table:table-cell office:value-type="string" calcext:value-type="string">
            <text:p>  Dubravka Šuica (PPE), <text:s text:c="2"/>napisan. ‒ Glavni element strategije jedinstvenog digitalnog tržišta upravo je stvaranje gosopodarstva koje se temelji na podacima koji imaju velik potencijal i doprinos za razvoj konkurentnosti Europe u tehnološko naprednim sektorima kao i brzom gospodarskom oporavku. Isto tako, gospodarstvo temeljeno na podacima pozitivno će utjecati na rast i inovacije u svim sektorima koje je moguće samo ako postoje adekvatna sredstva za pokretanje digitalne transformacije. Nadalje, ne smijemo dozvoliti da nedovoljna ulaganja i tehnička standardizacija te zakonodavstvo o zaštiti podataka negativno utječu na tehnološki i gospodarski napredak Europe kad je u pitanju razvoj gospodarstva temeljenog na podacima.</text:p>
          </table:table-cell>
        </table:table-row>
        <table:table-row table:style-name="ro1">
          <table:table-cell office:value-type="string" calcext:value-type="string">
            <text:p>http://www.europarl.europa.eu/doceo/document/CRE-8-2016-03-10-INT-4-347-0000_HR.html</text:p>
          </table:table-cell>
          <table:table-cell office:value-type="string" calcext:value-type="string">
            <text:p><text:s/>Situation in Eritrea (B8-0318/2016, B8-0319/2016, B8-0320/2016, B8-0321/2016, B8-0322/2016, B8-0323/2016, B8-0324/2016) HR </text:p>
          </table:table-cell>
          <table:table-cell office:value-type="string" calcext:value-type="string">
            <text:p>10-03-2016</text:p>
          </table:table-cell>
          <table:table-cell table:formula="of:=DATE(VALUE(MID([.C1136]; 7; 4)); VALUE(MID([.C1136]; 4; 2)); VALUE(MID([.C1136]; 1; 2)))" office:value-type="date" office:date-value="2016-03-10" calcext:value-type="date">
            <text:p>03/10/16</text:p>
          </table:table-cell>
          <table:table-cell office:value-type="string" calcext:value-type="string">
            <text:p>  Dubravka Šuica (PPE), <text:s text:c="2"/>napisan. ‒ U Eritreji još uvijek postoje veoma zabrinjavajući temeljni problemi koji doprinose već ionako kaotičnom stanju u državi. Situacija u Eritreji je ozbiljna jer pate građani države što doprinosi nestabilnosti u regiji. Europska unija u potpunosti podržava i promiče zaštitu ljudskih prava, demokracije i vladavine prava u svijetu te brine da poštovanje ljudskog dostojanstva, načela jednakosti i solidarnosti, univerzalnost i nedjeljivost ljudskih prava i temeljnih sloboda, budu dostupne i izvan granica EU-a. Nažalost, kako je istaknula posebna izvjestiteljica UN-a o stanju ljudskih prava u Eritreji, problemi se javljaju kod uživanja ekonomskih, socijalnih i kulturnih prava, uključujući i pravo na adekvatno stanovanje, a sve je jače izraženo krijumčarenje, trgovanje ljudima te broj maloljetnika bez pratnje koji pripadaju onima koji svakodnevno bježe iz zemlje. Sama vlada Eritreje počinitelj je sustavnog, raširenog i teškog kršenja temeljnih ljudskih prava za što ona mora odgovarati. </text:p>
          </table:table-cell>
        </table:table-row>
        <table:table-row table:style-name="ro1">
          <table:table-cell office:value-type="string" calcext:value-type="string">
            <text:p>http://www.europarl.europa.eu/doceo/document/CRE-8-2016-03-10-INT-4-378-0000_HR.html</text:p>
          </table:table-cell>
          <table:table-cell office:value-type="string" calcext:value-type="string">
            <text:p><text:s/>2015 Report on the former Yugoslav Republic of Macedonia (B8-0310/2016) HR </text:p>
          </table:table-cell>
          <table:table-cell office:value-type="string" calcext:value-type="string">
            <text:p>10-03-2016</text:p>
          </table:table-cell>
          <table:table-cell table:formula="of:=DATE(VALUE(MID([.C1137]; 7; 4)); VALUE(MID([.C1137]; 4; 2)); VALUE(MID([.C1137]; 1; 2)))" office:value-type="date" office:date-value="2016-03-10" calcext:value-type="date">
            <text:p>03/10/16</text:p>
          </table:table-cell>
          <table:table-cell office:value-type="string" calcext:value-type="string">
            <text:p>  Dubravka Šuica (PPE), <text:s text:c="2"/>napisan. ‒ Izgledi za članstvo u Europskoj uniji veliki su poticaj reformama u Makedoniji, posebno po pitanju vladavine prava, neovisnosti pravosuđa i borbi protiv korupcije. Korupcija je ozbiljan problem u Makedoniji, koji je prisutan u državnoj i lokalnoj upravi. Makedonija se smatra zemljom koja je ostvarila najveći napredak u pogledu uslađivanja zakonodavstva s pravnom stečevinom Unije. Bilateralna pitanja ne bi se trebala koristiti za ometanje procesa pristupanja EU-u. Potrebno je više transparentnosti u makedonskim institucijama kao i veća sloboda medija. Potrebna je hitna reforma medija kojom bi se zajamčilo neovisno regulatorno tijelo te objektivno i profesionalno izvještavanje. Parlament u zemlji ima ključnu ulogu za demokratski razvoj, te je potrebno uspostaviti politički dijalog. Također, vlasti i civilno društvo trebali bi poduzeti odgovarajuće mjere za postizanje pomirbe kako bi se prevladale podjele između različitih etničkih skupina u zemlji. Treba pohvaliti makedonski doprinos regionalnim naporima u borbi protiv radikalnog islamizma.</text:p>
          </table:table-cell>
        </table:table-row>
        <table:table-row table:style-name="ro1">
          <table:table-cell office:value-type="string" calcext:value-type="string">
            <text:p>http://www.europarl.europa.eu/doceo/document/CRE-8-2016-03-10-INT-4-410-0000_HR.html</text:p>
          </table:table-cell>
          <table:table-cell office:value-type="string" calcext:value-type="string">
            <text:p><text:s/>2015 Report on Montenegro (B8-0309/2016) HR </text:p>
          </table:table-cell>
          <table:table-cell office:value-type="string" calcext:value-type="string">
            <text:p>10-03-2016</text:p>
          </table:table-cell>
          <table:table-cell table:formula="of:=DATE(VALUE(MID([.C1138]; 7; 4)); VALUE(MID([.C1138]; 4; 2)); VALUE(MID([.C1138]; 1; 2)))" office:value-type="date" office:date-value="2016-03-10" calcext:value-type="date">
            <text:p>03/10/16</text:p>
          </table:table-cell>
          <table:table-cell office:value-type="string" calcext:value-type="string">
            <text:p>  Dubravka Šuica (PPE), <text:s text:c="2"/>napisan. ‒ Crna Gora mora nastaviti ostvarivati dobre rezultate u području vladavine prava, što je temeljni preduvjet za pristupanje Uniji. Međutim, ta zemlja je suočena s ozbiljnim problemom korupcije i organiziranog kriminala. Potrebni su daljnji koraci u borbi protiv nezaposlenosti i siromaštva. Također, potrebno je ojačati ulogu crnogorskog parlamenta, a usvajanje etičkog kodeksa je dobar korak u tom smjeru, ali potrebne su dodatne mjere kako bi se povećalo povjerenje javnosti u crnogorski parlament. Crna Gora mora povećati napore i zauzeti proaktivniji stav za kažnjavanje ratnih zločinaca, kao i osigurati pravičnu i pravednu odštetu žrtvama. Za pohvalu su i reforme sektora sigurnosti koje provodi Crna Gora kao i sudjelovanje u misijama ZSOP-a koje predvodi Europska unija. Postignut je napredak oko graničnih problema s Bosnom i Hercegovinom, no potrebno je riješiti i preostale granične probleme uključujući i one s Hrvatskom.</text:p>
          </table:table-cell>
        </table:table-row>
        <table:table-row table:style-name="ro1">
          <table:table-cell office:value-type="string" calcext:value-type="string">
            <text:p>http://www.europarl.europa.eu/doceo/document/CRE-8-2016-03-10-INT-4-445-0000_HR.html</text:p>
          </table:table-cell>
          <table:table-cell office:value-type="string" calcext:value-type="string">
            <text:p><text:s/>Banking Union - Annual report 2015 (A8-0033/2016 - Roberto Gualtieri) HR </text:p>
          </table:table-cell>
          <table:table-cell office:value-type="string" calcext:value-type="string">
            <text:p>10-03-2016</text:p>
          </table:table-cell>
          <table:table-cell table:formula="of:=DATE(VALUE(MID([.C1139]; 7; 4)); VALUE(MID([.C1139]; 4; 2)); VALUE(MID([.C1139]; 1; 2)))" office:value-type="date" office:date-value="2016-03-10" calcext:value-type="date">
            <text:p>03/10/16</text:p>
          </table:table-cell>
          <table:table-cell office:value-type="string" calcext:value-type="string">
            <text:p>  Dubravka Šuica (PPE), <text:s text:c="2"/>napisan. ‒ Bankovna unija je temeljni element ekonomske i monetarne unije, nužan za stabilnost i povjerenje u banke u Europskoj uniji. Uz jedinstveni pravilnik bankovne unije ustanovljeni su i jedinstveni nadzorni mehanizam SSM, jedinstveni sanacijski mehanizam SRM i zajednički sustav osiguranja depozita kako bi se osigurala učinkovita fiskalna zaštita na razini Europske unije. Cilj prvog stupa bankovne unije SSM je zajamčiti ujednačen nadzor nad bankama EU-a, doprinijeti sigurnosti i stabilnosti kreditnih institucija i financijskog sustava te uspostaviti jednake uvjete na bankovnom tržištu. Drugi stup SRM jamči zajednički postupak odlučivanja za sanaciju propadajućih banki. Treći stup trenutačno se bavi usklađivanjem nacionalnih sustava osiguranja depozita, a s vremenom može zajamčiti istu razinu zaštite za sve depozite u EU-u, neovisno o lokaciji.</text:p>
          </table:table-cell>
        </table:table-row>
        <table:table-row table:style-name="ro1">
          <table:table-cell office:value-type="string" calcext:value-type="string">
            <text:p>http://www.europarl.europa.eu/doceo/document/CRE-8-2016-04-11-INT-1-184-0500_HR.html</text:p>
          </table:table-cell>
          <table:table-cell office:value-type="string" calcext:value-type="string">
            <text:p><text:s/>Erasmus+ and other tools to foster mobility in vocational education and training (short presentation) HR </text:p>
          </table:table-cell>
          <table:table-cell office:value-type="string" calcext:value-type="string">
            <text:p>11-04-2016</text:p>
          </table:table-cell>
          <table:table-cell table:formula="of:=DATE(VALUE(MID([.C1140]; 7; 4)); VALUE(MID([.C1140]; 4; 2)); VALUE(MID([.C1140]; 1; 2)))" office:value-type="date" office:date-value="2016-04-11" calcext:value-type="date">
            <text:p>04/11/16</text:p>
          </table:table-cell>
          <table:table-cell office:value-type="string" calcext:value-type="string">
            <text:p>  Dubravka Šuica (PPE), <text:s text:c="2"/>napisan.– Erasmus+ je novi program za obrazovanje i usavršavanje, a cilj je smanjenje ranog napuštanja obrazovnog sustava i povećanje broja visoko obrazovanih osoba. Kroz program mobilnosti pojedincima se nudi mogućnost obrazovanja i usavršavanja u inozemstvu. Mobilnost je u današnje vrijeme jako popularna kod mladih. Podržavaju je sve institucije EU-a jer je prepoznat njezin pozitivan utjecaj na razvoj mladih koji se uče toleranciji, drugim kulturama i običajima. </text:p>
          </table:table-cell>
        </table:table-row>
        <table:table-row table:style-name="ro1">
          <table:table-cell office:value-type="string" calcext:value-type="string">
            <text:p>http://www.europarl.europa.eu/doceo/document/CRE-8-2016-04-12-INT-2-222-0000_HR.html</text:p>
          </table:table-cell>
          <table:table-cell office:value-type="string" calcext:value-type="string">
            <text:p><text:s/>Products originating in certain ACP states (A8-0010/2016 - Jarosław Wałęsa) HR </text:p>
          </table:table-cell>
          <table:table-cell office:value-type="string" calcext:value-type="string">
            <text:p>12-04-2016</text:p>
          </table:table-cell>
          <table:table-cell table:formula="of:=DATE(VALUE(MID([.C1141]; 7; 4)); VALUE(MID([.C1141]; 4; 2)); VALUE(MID([.C1141]; 1; 2)))" office:value-type="date" office:date-value="2016-04-12" calcext:value-type="date">
            <text:p>04/12/16</text:p>
          </table:table-cell>
          <table:table-cell office:value-type="string" calcext:value-type="string">
            <text:p>  Dubravka Šuica (PPE), <text:s text:c="2"/>napisan. ‒ Prijedlog uredbe Europskog parlamenta i Vijeća tiče se kodifikacije i preinake takozvane Uredbe o pristupu tržištu kojom se regulira uvoz proizvoda podrijetlom iz određenih država koje pripadaju Skupini afričkih, karipskih i pacifičkih država (AKP). Taj trajni instrument pruža beskvotni i samim time povoljniji pristup tržištu Europske unije proizvodima podrijetlom iz AKP država, a koje ne spadaju u skupinu najslabije razvijenih država. Novom uredbom doći će do zamjene pojedinih akata uključenih u uredbu, ali će se sačuvati sadržaj akata koji se kodificiraju.</text:p>
          </table:table-cell>
        </table:table-row>
        <table:table-row table:style-name="ro1">
          <table:table-cell office:value-type="string" calcext:value-type="string">
            <text:p>http://www.europarl.europa.eu/doceo/document/CRE-8-2016-04-12-INT-2-250-0000_HR.html</text:p>
          </table:table-cell>
          <table:table-cell office:value-type="string" calcext:value-type="string">
            <text:p><text:s/>Fisheries partnership agreement with Denmark and Greenland: fishing opportunities and financial contribution (A8-0067/2016 - Marco Affronte) HR </text:p>
          </table:table-cell>
          <table:table-cell office:value-type="string" calcext:value-type="string">
            <text:p>12-04-2016</text:p>
          </table:table-cell>
          <table:table-cell table:formula="of:=DATE(VALUE(MID([.C1142]; 7; 4)); VALUE(MID([.C1142]; 4; 2)); VALUE(MID([.C1142]; 1; 2)))" office:value-type="date" office:date-value="2016-04-12" calcext:value-type="date">
            <text:p>04/12/16</text:p>
          </table:table-cell>
          <table:table-cell office:value-type="string" calcext:value-type="string">
            <text:p>  Dubravka Šuica (PPE), <text:s text:c="2"/>napisan. ‒ Prvi sporazum o ribarstvu između Europske unije i Danske, točnije Grenlanda, njezine autonomne pokrajine, sklopljen je 1985. godine na 10 godine, a bio je produžen za dodatnih šest godina nakon kojih je bio zamijenjen Sporazumom o partnerstvu u ribarstvu koji je trenutno na snazi. Sporazum je od velike važnosti jer su gotovo svi ribarski proizvodi Grenlanda namijenjeni za izvoz u Europsku uniju. Isto tako, spomenuti Sporazum je, što se tiče ekonomske vrijednosti, treći najvažniji za Uniju.</text:p>
          </table:table-cell>
        </table:table-row>
        <table:table-row table:style-name="ro1">
          <table:table-cell office:value-type="string" calcext:value-type="string">
            <text:p>http://www.europarl.europa.eu/doceo/document/CRE-8-2016-04-12-INT-2-277-0000_HR.html</text:p>
          </table:table-cell>
          <table:table-cell office:value-type="string" calcext:value-type="string">
            <text:p><text:s/>EU-Macao Agreement on certain aspects of air services (A8-0072/2016 - Dieter-Lebrecht Koch) HR </text:p>
          </table:table-cell>
          <table:table-cell office:value-type="string" calcext:value-type="string">
            <text:p>12-04-2016</text:p>
          </table:table-cell>
          <table:table-cell table:formula="of:=DATE(VALUE(MID([.C1143]; 7; 4)); VALUE(MID([.C1143]; 4; 2)); VALUE(MID([.C1143]; 1; 2)))" office:value-type="date" office:date-value="2016-04-12" calcext:value-type="date">
            <text:p>04/12/16</text:p>
          </table:table-cell>
          <table:table-cell office:value-type="string" calcext:value-type="string">
            <text:p>  Dubravka Šuica (PPE), <text:s text:c="2"/>napisan. ‒ Države članice i Macao sklopili su bilateralne sporazume o uslugama u zračnom prometu koji sadrže provizije suprotne zakonodavstvu Europske unije. Stoga takve provizije treba u potpunosti uskladiti sa zakonima EU-a kako bi se stvorila čvrsta pravna osnova za usluge u zračnom prometu između Unije i Macaa te održao kontinuitet takvih usluga. Važno je napomenuti da ovaj sporazum neće povećati ukupni obujam zračnog prometa između Unije i Macaa ni utjecati na ravnotežu između zračnih prijevoznika Unije i Macaa ni izmijeniti provizije postojećih bilateralnih sporazuma o uslugama u zračnom prometu koje se tiču prava prometovanja.</text:p>
          </table:table-cell>
        </table:table-row>
        <table:table-row table:style-name="ro1">
          <table:table-cell office:value-type="string" calcext:value-type="string">
            <text:p>http://www.europarl.europa.eu/doceo/document/CRE-8-2016-04-12-INT-2-304-0000_HR.html</text:p>
          </table:table-cell>
          <table:table-cell office:value-type="string" calcext:value-type="string">
            <text:p><text:s/>Minimum standard rate of VAT (A8-0063/2016 - Peter Simon) HR </text:p>
          </table:table-cell>
          <table:table-cell office:value-type="string" calcext:value-type="string">
            <text:p>12-04-2016</text:p>
          </table:table-cell>
          <table:table-cell table:formula="of:=DATE(VALUE(MID([.C1144]; 7; 4)); VALUE(MID([.C1144]; 4; 2)); VALUE(MID([.C1144]; 1; 2)))" office:value-type="date" office:date-value="2016-04-12" calcext:value-type="date">
            <text:p>04/12/16</text:p>
          </table:table-cell>
          <table:table-cell office:value-type="string" calcext:value-type="string">
            <text:p>  Dubravka Šuica (PPE), <text:s text:c="2"/>napisan. ‒ U siječnju 1993. godine Komisija je predložila harmonizaciju poreznog sustava na razini cijele Europske unije u cilju stvaranja jedinstvenog tržišta. Međutim, taj prijedlog Komisije Vijeće tada nije moglo usvojiti te je odlučilo usvojiti prijelazni oblik o ubiranju poreza na dodanu vrijednost. Na taj način je omogućeno kretanje roba unutar jedinstvenog tržišta, pri čemu se takvo kretanje roba ne smatra više uvozom ili izvozom. </text:p>
          </table:table-cell>
        </table:table-row>
        <table:table-row table:style-name="ro1">
          <table:table-cell office:value-type="string" calcext:value-type="string">
            <text:p>http://www.europarl.europa.eu/doceo/document/CRE-8-2016-04-12-INT-2-330-0000_HR.html</text:p>
          </table:table-cell>
          <table:table-cell office:value-type="string" calcext:value-type="string">
            <text:p><text:s/>Agreement on strategic cooperation between Brazil and Europol (A8-0070/2016 - Claude Moraes) HR </text:p>
          </table:table-cell>
          <table:table-cell office:value-type="string" calcext:value-type="string">
            <text:p>12-04-2016</text:p>
          </table:table-cell>
          <table:table-cell table:formula="of:=DATE(VALUE(MID([.C1145]; 7; 4)); VALUE(MID([.C1145]; 4; 2)); VALUE(MID([.C1145]; 1; 2)))" office:value-type="date" office:date-value="2016-04-12" calcext:value-type="date">
            <text:p>04/12/16</text:p>
          </table:table-cell>
          <table:table-cell office:value-type="string" calcext:value-type="string">
            <text:p>  Dubravka Šuica (PPE), <text:s text:c="2"/>napisan. ‒ Odlukom Europskog Vijeća, Europol (Europski policijski ured), koji pomaže državnim tijelima u provedbi zakona u borbi protiv teških međunarodnih zločina i terorizma, može sklopiti sporazume s trećim zemljama koje se nalaze na popisu odluke Vijeća, kako bi se zajedničkom suradnjom doprinijelo prevenciji i borbi protiv organiziranog kriminala, terorizma te ostalih oblika teških zločina. Sklapanjem sporazuma o strateškoj suradnji između Europola i Brazila povećala bi se razmjena operacijskih, strateških i tehničkih informacija, isključujući osobne podatke i klasificirane informacije, što bi uvelike doprinijelo učinkovitosti Europola, a i državnih tijela nadležnih za prevenciju i borbu protiv kriminala.</text:p>
          </table:table-cell>
        </table:table-row>
        <table:table-row table:style-name="ro1">
          <table:table-cell office:value-type="string" calcext:value-type="string">
            <text:p>http://www.europarl.europa.eu/doceo/document/CRE-8-2016-04-12-INT-2-352-0000_HR.html</text:p>
          </table:table-cell>
          <table:table-cell office:value-type="string" calcext:value-type="string">
            <text:p><text:s/>Request for waiver of the parliamentary immunity of Hermann Winkler (A8-0062/2016 - Angel Dzhambazki) HR </text:p>
          </table:table-cell>
          <table:table-cell office:value-type="string" calcext:value-type="string">
            <text:p>12-04-2016</text:p>
          </table:table-cell>
          <table:table-cell table:formula="of:=DATE(VALUE(MID([.C1146]; 7; 4)); VALUE(MID([.C1146]; 4; 2)); VALUE(MID([.C1146]; 1; 2)))" office:value-type="date" office:date-value="2016-04-12" calcext:value-type="date">
            <text:p>04/12/16</text:p>
          </table:table-cell>
          <table:table-cell office:value-type="string" calcext:value-type="string">
            <text:p>  Dubravka Šuica (PPE), <text:s text:c="2"/>napisan. ‒ Ovaj prijedlog odluke savjetuje Europskom parlamentu oduzimanje imuniteta njemačkom zastupniku Winkleru. Naime, Ured državnog odvjetnika u Leipzigu je zatražio ukidanje parlamentarnog imuniteta, s obzirom da je protiv Hermanna Winklera pokrenut istražni postupak zbog navodnog kaznenog djela prilikom teške prometne nesreće u kojoj je sudjelovao. </text:p>
          </table:table-cell>
        </table:table-row>
        <table:table-row table:style-name="ro1">
          <table:table-cell office:value-type="string" calcext:value-type="string">
            <text:p>http://www.europarl.europa.eu/doceo/document/CRE-8-2016-04-12-INT-2-386-0000_HR.html</text:p>
          </table:table-cell>
          <table:table-cell office:value-type="string" calcext:value-type="string">
            <text:p><text:s/>United Nations Convention on the Law of the Sea: fisheries aspects (A8-0042/2016 - Norica Nicolai) HR </text:p>
          </table:table-cell>
          <table:table-cell office:value-type="string" calcext:value-type="string">
            <text:p>12-04-2016</text:p>
          </table:table-cell>
          <table:table-cell table:formula="of:=DATE(VALUE(MID([.C1147]; 7; 4)); VALUE(MID([.C1147]; 4; 2)); VALUE(MID([.C1147]; 1; 2)))" office:value-type="date" office:date-value="2016-04-12" calcext:value-type="date">
            <text:p>04/12/16</text:p>
          </table:table-cell>
          <table:table-cell office:value-type="string" calcext:value-type="string">
            <text:p>  Dubravka Šuica (PPE), <text:s text:c="2"/>napisan. ‒ Ad hoc neformalna radna skupina, koju je osnovao UN, podnijela je 2011. godine paket preporuka Općoj skupštini UN-a u vezi s raznim pitanjima izvan granice nacionalne jurisdikcije. Već su se tada uvidjela mnoga ograničenja postojećeg stanja. Svaka država obvezna je štititi morski okoliš i staništa rijetkih vrsta za što je potrebna dobra koordinacija svih subjekata uključenih u morske aktivnosti.</text:p>
          </table:table-cell>
        </table:table-row>
        <table:table-row table:style-name="ro1">
          <table:table-cell office:value-type="string" calcext:value-type="string">
            <text:p>http://www.europarl.europa.eu/doceo/document/CRE-8-2016-04-12-INT-2-411-0000_HR.html</text:p>
          </table:table-cell>
          <table:table-cell office:value-type="string" calcext:value-type="string">
            <text:p><text:s/>Breeding animals and their germinal products (A8-0288/2015 - Michel Dantin) HR </text:p>
          </table:table-cell>
          <table:table-cell office:value-type="string" calcext:value-type="string">
            <text:p>12-04-2016</text:p>
          </table:table-cell>
          <table:table-cell table:formula="of:=DATE(VALUE(MID([.C1148]; 7; 4)); VALUE(MID([.C1148]; 4; 2)); VALUE(MID([.C1148]; 1; 2)))" office:value-type="date" office:date-value="2016-04-12" calcext:value-type="date">
            <text:p>04/12/16</text:p>
          </table:table-cell>
          <table:table-cell office:value-type="string" calcext:value-type="string">
            <text:p>  Dubravka Šuica (PPE), <text:s text:c="2"/>napisan. ‒ Temelj zootehničkog zakonodavstva EU-a jest poticanje slobodne trgovine unutar EU-a, pojednostavljenje uvoza i uzgoja životinja te održavanje svih životinjskih vrsta na europskom tlu. Uzgoj životinja, uz sigurnost genetskog materijala i održavanja postojećih vrsta u Europi, bitan je dio zakonodavstva EU-a. Ovaj prijedlog uredbe sadrži sve direktive o zootehničkom zakonodavstvu i ujedinjuje ih u jedan zajednički dokument. Cilj uredbe je upotpuniti jedinstveno tržište EU-a i pomoći uzgajivačima, uz očuvanje biogenetske raznolikosti unutar Europe.</text:p>
          </table:table-cell>
        </table:table-row>
        <table:table-row table:style-name="ro1">
          <table:table-cell office:value-type="string" calcext:value-type="string">
            <text:p>http://www.europarl.europa.eu/doceo/document/CRE-8-2016-04-12-INT-2-448-0000_HR.html</text:p>
          </table:table-cell>
          <table:table-cell office:value-type="string" calcext:value-type="string">
            <text:p><text:s/>The situation in the Mediterranean and the need for a holistic EU approach to migration (A8-0066/2016 - Roberta Metsola, Kashetu Kyenge) HR </text:p>
          </table:table-cell>
          <table:table-cell office:value-type="string" calcext:value-type="string">
            <text:p>12-04-2016</text:p>
          </table:table-cell>
          <table:table-cell table:formula="of:=DATE(VALUE(MID([.C1149]; 7; 4)); VALUE(MID([.C1149]; 4; 2)); VALUE(MID([.C1149]; 1; 2)))" office:value-type="date" office:date-value="2016-04-12" calcext:value-type="date">
            <text:p>04/12/16</text:p>
          </table:table-cell>
          <table:table-cell office:value-type="string" calcext:value-type="string">
            <text:p>  Dubravka Šuica (PPE), <text:s text:c="2"/>napisan. ‒ Solidarnost je osnovno načelo u rješavanju migracijske krize: od pravedne podjele odgovornosti među zemljama članicama, preko međusobnih priznavanja odluka o azilu, pa sve do humanitarnog prihvata i preseljenja migranata. Još veći izazovi na području Mediterana su krijumčarenje i trgovina ljudima te ilegalna imigracija. Zato se treba pružiti financijska pomoć državama članicama najviše pogođenima ovom krizom, a sve kako bi se zaštitio ljudski život.</text:p>
          </table:table-cell>
        </table:table-row>
        <table:table-row table:style-name="ro1">
          <table:table-cell office:value-type="string" calcext:value-type="string">
            <text:p>http://www.europarl.europa.eu/doceo/document/CRE-8-2016-04-12-INT-2-482-0000_HR.html</text:p>
          </table:table-cell>
          <table:table-cell office:value-type="string" calcext:value-type="string">
            <text:p><text:s/>Annual reports 2012-2013 on subsidiarity and proportionality (A8-0301/2015 - Sajjad Karim) HR </text:p>
          </table:table-cell>
          <table:table-cell office:value-type="string" calcext:value-type="string">
            <text:p>12-04-2016</text:p>
          </table:table-cell>
          <table:table-cell table:formula="of:=DATE(VALUE(MID([.C1150]; 7; 4)); VALUE(MID([.C1150]; 4; 2)); VALUE(MID([.C1150]; 1; 2)))" office:value-type="date" office:date-value="2016-04-12" calcext:value-type="date">
            <text:p>04/12/16</text:p>
          </table:table-cell>
          <table:table-cell office:value-type="string" calcext:value-type="string">
            <text:p>  Dubravka Šuica (PPE), <text:s text:c="2"/>napisan. ‒ Načela supsidijarnosti i proporcionalnosti ukazuju na to koliko je EU učinkovitija u ostvarivanju političkih ciljeva od nacionalnih i regionalnih institucija. Za to se koriste detaljne procjene utjecaja nakon provedbe zakonodavstva. To razdoblje nakon provedbe omogućuje bolju procjenu jer pogoduje napretku transparentnosti pri objavi rezultata. Na taj način snažan politički dijalog dobiva na značenju. Potiče se što raniji dijalog i uključenost izvjestitelja EU-a s državnim parlamentima.</text:p>
          </table:table-cell>
        </table:table-row>
        <table:table-row table:style-name="ro1">
          <table:table-cell office:value-type="string" calcext:value-type="string">
            <text:p>http://www.europarl.europa.eu/doceo/document/CRE-8-2016-04-12-INT-2-518-0000_HR.html</text:p>
          </table:table-cell>
          <table:table-cell office:value-type="string" calcext:value-type="string">
            <text:p><text:s/>Regulatory Fitness and Performance Programme (A8-0208/2015 - Sylvia-Yvonne Kaufmann) HR </text:p>
          </table:table-cell>
          <table:table-cell office:value-type="string" calcext:value-type="string">
            <text:p>12-04-2016</text:p>
          </table:table-cell>
          <table:table-cell table:formula="of:=DATE(VALUE(MID([.C1151]; 7; 4)); VALUE(MID([.C1151]; 4; 2)); VALUE(MID([.C1151]; 1; 2)))" office:value-type="date" office:date-value="2016-04-12" calcext:value-type="date">
            <text:p>04/12/16</text:p>
          </table:table-cell>
          <table:table-cell office:value-type="string" calcext:value-type="string">
            <text:p>  Dubravka Šuica (PPE), <text:s text:c="2"/>napisan. ‒ Program za primjerenost i učinkovitost propisa važan je dio Komisije za napredak u izradi zakonodavstva. Brine se da previše birokracije ne usporava rad unutar institucija EU-a i pomaže u donošenju odluka u svim institucijama EU-a. Isto tako osigurava pravnu sigurnost građana i poslovnih subjekata i regulira provedbu akata i propisa EU-a u zemljama članicama. </text:p>
          </table:table-cell>
        </table:table-row>
        <table:table-row table:style-name="ro1">
          <table:table-cell office:value-type="string" calcext:value-type="string">
            <text:p>http://www.europarl.europa.eu/doceo/document/CRE-8-2016-04-12-INT-2-552-0000_HR.html</text:p>
          </table:table-cell>
          <table:table-cell office:value-type="string" calcext:value-type="string">
            <text:p><text:s/>Towards improved single market regulation (A8-0278/2015 - Anneleen Van Bossuyt) HR </text:p>
          </table:table-cell>
          <table:table-cell office:value-type="string" calcext:value-type="string">
            <text:p>12-04-2016</text:p>
          </table:table-cell>
          <table:table-cell table:formula="of:=DATE(VALUE(MID([.C1152]; 7; 4)); VALUE(MID([.C1152]; 4; 2)); VALUE(MID([.C1152]; 1; 2)))" office:value-type="date" office:date-value="2016-04-12" calcext:value-type="date">
            <text:p>04/12/16</text:p>
          </table:table-cell>
          <table:table-cell office:value-type="string" calcext:value-type="string">
            <text:p>  Dubravka Šuica (PPE), <text:s text:c="2"/>napisan. ‒ Izvješće Komisije o temi „Ususret boljem reguliranju jedinstvenog tržišta“ bavi se proučavanjem jedinstvenog tržišta, a sve u interesu potrošača te malih i srednjih poduzeća (SME). Konstatira se važnost zakonodavstva u cijelom procesu, s obzirom da je prošlo 20-ak godina od stvaranja zajedničkog tržišta, a sve države članice nisu još provele propise EU-a u nacionalna zakonodavstva. Nadalje, ključna je suradnja između svih institucija Unije s obzirom da su sve institucije zajednički odgovorne. </text:p>
          </table:table-cell>
        </table:table-row>
        <table:table-row table:style-name="ro1">
          <table:table-cell office:value-type="string" calcext:value-type="string">
            <text:p>http://www.europarl.europa.eu/doceo/document/CRE-8-2016-04-12-INT-2-602-0000_HR.html</text:p>
          </table:table-cell>
          <table:table-cell office:value-type="string" calcext:value-type="string">
            <text:p><text:s/>Learning EU at school (A8-0021/2016 - Damian Drăghici) HR </text:p>
          </table:table-cell>
          <table:table-cell office:value-type="string" calcext:value-type="string">
            <text:p>12-04-2016</text:p>
          </table:table-cell>
          <table:table-cell table:formula="of:=DATE(VALUE(MID([.C1153]; 7; 4)); VALUE(MID([.C1153]; 4; 2)); VALUE(MID([.C1153]; 1; 2)))" office:value-type="date" office:date-value="2016-04-12" calcext:value-type="date">
            <text:p>04/12/16</text:p>
          </table:table-cell>
          <table:table-cell office:value-type="string" calcext:value-type="string">
            <text:p>  Dubravka Šuica (PPE), <text:s text:c="2"/>napisan. ‒ S obzirom da prema anketi iz 2014. godine čak 44 % građana EU-a ne razumije funkcioniranje EU-a, izvješće Komisije je predložilo uvođenje učenja o Europskoj uniji u školama. U njemu su određene uloge EU-a kao cjeline te uloge država članica. Države članice bi svakako trebale prilagoditi svoje obrazovne sustave, a Unija treba raditi na ujednačavanju i koordinaciji istih.</text:p>
          </table:table-cell>
        </table:table-row>
        <table:table-row table:style-name="ro1">
          <table:table-cell office:value-type="string" calcext:value-type="string">
            <text:p>http://www.europarl.europa.eu/doceo/document/CRE-8-2016-04-12-INT-2-650-0000_HR.html</text:p>
          </table:table-cell>
          <table:table-cell office:value-type="string" calcext:value-type="string">
            <text:p><text:s/>Erasmus+ and other tools to foster mobility in vocational education and training (A8-0049/2016 - Ernest Maragall) HR </text:p>
          </table:table-cell>
          <table:table-cell office:value-type="string" calcext:value-type="string">
            <text:p>12-04-2016</text:p>
          </table:table-cell>
          <table:table-cell table:formula="of:=DATE(VALUE(MID([.C1154]; 7; 4)); VALUE(MID([.C1154]; 4; 2)); VALUE(MID([.C1154]; 1; 2)))" office:value-type="date" office:date-value="2016-04-12" calcext:value-type="date">
            <text:p>04/12/16</text:p>
          </table:table-cell>
          <table:table-cell office:value-type="string" calcext:value-type="string">
            <text:p>  Dubravka Šuica (PPE), <text:s text:c="2"/>napisan. ‒ Mobilnost je važna za osobni razvoj i razvija toleranciju drugih kultura. Povećava socijalnu uključenost mladih u društvo i promiče aktivno građanstvo. Između ostalog, koncept mobilnosti je stvoren kako bi smanjio broj mladih nezaposlenih ljudi te omogućio stvaranje kontakata između mladih i poslodavaca. </text:p>
          </table:table-cell>
        </table:table-row>
        <table:table-row table:style-name="ro1">
          <table:table-cell office:value-type="string" calcext:value-type="string">
            <text:p>http://www.europarl.europa.eu/doceo/document/CRE-8-2016-04-12-INT-2-684-0000_HR.html</text:p>
          </table:table-cell>
          <table:table-cell office:value-type="string" calcext:value-type="string">
            <text:p><text:s/>The EU role in the framework of international financial, monetary and regulatory institutions and bodies (A8-0027/2016 - Sylvie Goulard) HR </text:p>
          </table:table-cell>
          <table:table-cell office:value-type="string" calcext:value-type="string">
            <text:p>12-04-2016</text:p>
          </table:table-cell>
          <table:table-cell table:formula="of:=DATE(VALUE(MID([.C1155]; 7; 4)); VALUE(MID([.C1155]; 4; 2)); VALUE(MID([.C1155]; 1; 2)))" office:value-type="date" office:date-value="2016-04-12" calcext:value-type="date">
            <text:p>04/12/16</text:p>
          </table:table-cell>
          <table:table-cell office:value-type="string" calcext:value-type="string">
            <text:p>  Dubravka Šuica (PPE), <text:s text:c="2"/>napisan. ‒ Uloga EU-a u okviru međunarodnih institucija jako je bitna za stabilnost cijelog financijskog sustava. Svaka članica EU-a ima vlastiti sustav banaka i tržišta povezanih s financiranjem gospodarstva u kojima EU mora intervenirati kako bi osigurao okvir za financijsku stabilnost. Uz to, EU osigurava transparentnost i javno dostupne informacije kako bi očuvao demokratski legitimitet. Od početka krize nadzire i rješava probleme u mehanizmima banaka.</text:p>
          </table:table-cell>
        </table:table-row>
        <table:table-row table:style-name="ro1">
          <table:table-cell office:value-type="string" calcext:value-type="string">
            <text:p>http://www.europarl.europa.eu/doceo/document/CRE-8-2016-04-12-INT-2-719-0000_HR.html</text:p>
          </table:table-cell>
          <table:table-cell office:value-type="string" calcext:value-type="string">
            <text:p><text:s/>Small-scale coastal fishing in regions dependent on fishing (A8-0044/2016 - Ruža Tomašić) HR </text:p>
          </table:table-cell>
          <table:table-cell office:value-type="string" calcext:value-type="string">
            <text:p>12-04-2016</text:p>
          </table:table-cell>
          <table:table-cell table:formula="of:=DATE(VALUE(MID([.C1156]; 7; 4)); VALUE(MID([.C1156]; 4; 2)); VALUE(MID([.C1156]; 1; 2)))" office:value-type="date" office:date-value="2016-04-12" calcext:value-type="date">
            <text:p>04/12/16</text:p>
          </table:table-cell>
          <table:table-cell office:value-type="string" calcext:value-type="string">
            <text:p>  Dubravka Šuica (PPE), <text:s text:c="2"/>napisan. ‒ Obalni ribolov čini 80% europske flote i, zajedno sa sakupljanjem školjkaša, osigurava vrlo visoku stopu zaposlenosti u obalnim, otočnim i najudaljenijim regijama te tako doprinosi društveno i ekološki održivom obliku ribarstva visokog potencijala. Nadalje, takva vrsta ribolova ima izrazito pozitivan utjecaj na kulturnu baštinu obalnih i otočnih područja, kao i na društvena obilježja. Ono što je bitno jest da se jasno definira mali obalni ribolov i tradicionalni ribolov te podrži diversifikacija aktivnosti povezanih uz ribolov koja može donijeti veću zaradu malim ribarima. U Hrvatskoj je malo ribarstvo od iznimnog značaja jer je ono dio našeg identiteta i ključno je za egzistenciju otočana. Nažalost, malim ribarima u Hrvatskoj uvelike se naštetilo ukidanjem stoljetne prakse i uporabe tradicionalnih alata.</text:p>
          </table:table-cell>
        </table:table-row>
        <table:table-row table:style-name="ro1">
          <table:table-cell office:value-type="string" calcext:value-type="string">
            <text:p>http://www.europarl.europa.eu/doceo/document/CRE-8-2016-04-12-INT-2-748-0000_HR.html</text:p>
          </table:table-cell>
          <table:table-cell office:value-type="string" calcext:value-type="string">
            <text:p><text:s/>External dimension of the CFP, including fisheries agreements (A8-0052/2016 - Linnéa Engström) HR </text:p>
          </table:table-cell>
          <table:table-cell office:value-type="string" calcext:value-type="string">
            <text:p>12-04-2016</text:p>
          </table:table-cell>
          <table:table-cell table:formula="of:=DATE(VALUE(MID([.C1157]; 7; 4)); VALUE(MID([.C1157]; 4; 2)); VALUE(MID([.C1157]; 1; 2)))" office:value-type="date" office:date-value="2016-04-12" calcext:value-type="date">
            <text:p>04/12/16</text:p>
          </table:table-cell>
          <table:table-cell office:value-type="string" calcext:value-type="string">
            <text:p>  Dubravka Šuica (PPE), <text:s text:c="2"/>napisan. ‒ Vanjska dimenzija nove zajedničke ribarstvene politike od izrazite je važnosti, jer obuhvaća međunarodne sporazume i ribarstvo u područjima izvan državne jurisdikcije. Ribarstvo je povijesno vrlo dugo prisutno na prostorima država članica Europske unije koja već dugi niz godina promiče primjenu dobre prakse i poštovanje ljudskih prava. </text:p>
          </table:table-cell>
        </table:table-row>
        <table:table-row table:style-name="ro1">
          <table:table-cell office:value-type="string" calcext:value-type="string">
            <text:p>http://www.europarl.europa.eu/doceo/document/CRE-8-2016-04-12-INT-2-826-0000_HR.html</text:p>
          </table:table-cell>
          <table:table-cell office:value-type="string" calcext:value-type="string">
            <text:p><text:s/>Counterterrorism following the recent terrorist attacks (debate) HR </text:p>
          </table:table-cell>
          <table:table-cell office:value-type="string" calcext:value-type="string">
            <text:p>12-04-2016</text:p>
          </table:table-cell>
          <table:table-cell table:formula="of:=DATE(VALUE(MID([.C1158]; 7; 4)); VALUE(MID([.C1158]; 4; 2)); VALUE(MID([.C1158]; 1; 2)))" office:value-type="date" office:date-value="2016-04-12" calcext:value-type="date">
            <text:p>04/12/16</text:p>
          </table:table-cell>
          <table:table-cell office:value-type="string" calcext:value-type="string">
            <text:p>  Dubravka Šuica (PPE). <text:s text:c="2"/>– Gospođo predsjednice, terorizam, kao što smo čuli, nema granica. Dogodilo se ponovno 22. ožujka, džihadisti su udarili na srce Europe šireći teror, a pri tome usmrtivši 32 ljudi i ranivši na stotine nevinih. Ovi su koordinirani napadi ponovno probudili sve nas Europljane i osvijestili nas da postoji prijetnja u našem središtu, a mi političari nismo dovoljno spremni s time se nositi. </text:p>
          </table:table-cell>
        </table:table-row>
        <table:table-row table:style-name="ro1">
          <table:table-cell office:value-type="string" calcext:value-type="string">
            <text:p>http://www.europarl.europa.eu/doceo/document/CRE-8-2016-04-12-INT-2-828-0000_HR.html</text:p>
          </table:table-cell>
          <table:table-cell office:value-type="string" calcext:value-type="string">
            <text:p><text:s/>Counterterrorism following the recent terrorist attacks (debate) HR </text:p>
          </table:table-cell>
          <table:table-cell office:value-type="string" calcext:value-type="string">
            <text:p>12-04-2016</text:p>
          </table:table-cell>
          <table:table-cell table:formula="of:=DATE(VALUE(MID([.C1159]; 7; 4)); VALUE(MID([.C1159]; 4; 2)); VALUE(MID([.C1159]; 1; 2)))" office:value-type="date" office:date-value="2016-04-12" calcext:value-type="date">
            <text:p>04/12/16</text:p>
          </table:table-cell>
          <table:table-cell office:value-type="string" calcext:value-type="string">
            <text:p>  Dubravka Šuica (PPE), <text:s text:c="2"/>odgovor na pitanje postavljeno podizanjem plave kartice. – Gospodine Jakovčić, potpuno sam suglasna s Vama da je jugoistočna Europa potencijalno žarište, posebice Bosna i Hercegovina i na Bosni i Hercegovini moramo zajedno raditi. Potpuno shvaćam što se tamo događa, imam čak i neke podatke, jer mislim da je na nama političarima da Bosni i Hercegovini što prije pomognemo da na europskom putu uspije i da spriječimo sve ono što bi se eventualno moglo događati iz tog žarišta. </text:p>
          </table:table-cell>
        </table:table-row>
        <table:table-row table:style-name="ro1">
          <table:table-cell office:value-type="string" calcext:value-type="string">
            <text:p>http://www.europarl.europa.eu/doceo/document/CRE-8-2016-04-13-INT-3-103-0000_HR.html</text:p>
          </table:table-cell>
          <table:table-cell office:value-type="string" calcext:value-type="string">
            <text:p><text:s/>Conclusions of the European Council meeting of 17 and 18 March 2016 and outcome of the EU-Turkey summit (debate) HR </text:p>
          </table:table-cell>
          <table:table-cell office:value-type="string" calcext:value-type="string">
            <text:p>13-04-2016</text:p>
          </table:table-cell>
          <table:table-cell table:formula="of:=DATE(VALUE(MID([.C1160]; 7; 4)); VALUE(MID([.C1160]; 4; 2)); VALUE(MID([.C1160]; 1; 2)))" office:value-type="date" office:date-value="2016-04-13" calcext:value-type="date">
            <text:p>04/13/16</text:p>
          </table:table-cell>
          <table:table-cell office:value-type="string" calcext:value-type="string">
            <text:p>  Dubravka Šuica (PPE). <text:s/>– Gospođo predsjednice, gospodine Tusk, gospodine povjereniče, upravo ova današnja rasprava i sporazum s Turskom opravdavaju onu tezu da je politika umijeće mogućega. Činjenica je da ovaj sporazum nije savršen, da ovaj sporazum nije idealan, kao što ste i sami rekli, ali on je već jedan konkretan korak jer što bismo, kao što je rekao moj kolega Karas, danas razgovarali da nije ovog sporazuma. </text:p>
          </table:table-cell>
        </table:table-row>
        <table:table-row table:style-name="ro1">
          <table:table-cell office:value-type="string" calcext:value-type="string">
            <text:p>http://www.europarl.europa.eu/doceo/document/CRE-8-2016-04-13-INT-3-188-0500_HR.html</text:p>
          </table:table-cell>
          <table:table-cell office:value-type="string" calcext:value-type="string">
            <text:p><text:s/>Mobilisation of the European Globalisation Adjustment Fund: application EGF/2015/009 SE/Volvo Trucks (A8-0077/2016 - Victor Negrescu) HR </text:p>
          </table:table-cell>
          <table:table-cell office:value-type="string" calcext:value-type="string">
            <text:p>13-04-2016</text:p>
          </table:table-cell>
          <table:table-cell table:formula="of:=DATE(VALUE(MID([.C1161]; 7; 4)); VALUE(MID([.C1161]; 4; 2)); VALUE(MID([.C1161]; 1; 2)))" office:value-type="date" office:date-value="2016-04-13" calcext:value-type="date">
            <text:p>04/13/16</text:p>
          </table:table-cell>
          <table:table-cell office:value-type="string" calcext:value-type="string">
            <text:p>  Dubravka Šuica (PPE), <text:s text:c="2"/>napisan. ‒ 647 radnika je otpušteno do 24. lipnja 2015. u tvrtki Volvo Trucks te njenih 4 dobavljača i daljnjih proizvođača. Švedska je 16. rujna 2015 podnijela zahtjev za financijski doprinos iz Europskog fonda za prilagodbu globalizaciji. Zbog utjecaja globalizacije, nekadašnjim predvodnicima sektora gospodarskih vozila (Sjeverna Amerika, Japan i Europa), sve više se približavaju azijski proizvođači vozila. Razvoj proizvođača gospodarskih vozila iz trećih zemalja doveo je do povećanja uvoza gospodarskih vozila u EU-u za 10,7 %. Sve to je dovelo do otpuštanja radnika u Švedskoj.</text:p>
          </table:table-cell>
        </table:table-row>
        <table:table-row table:style-name="ro1">
          <table:table-cell office:value-type="string" calcext:value-type="string">
            <text:p>http://www.europarl.europa.eu/doceo/document/CRE-8-2016-04-13-INT-3-210-0500_HR.html</text:p>
          </table:table-cell>
          <table:table-cell office:value-type="string" calcext:value-type="string">
            <text:p><text:s/>Mobilisation of the European Globalisation Adjustment Fund: EGF/2016/000 TA 2016/Technical assistance at the initiative of the Commission (A8-0078/2016 - Andrey Novakov) HR </text:p>
          </table:table-cell>
          <table:table-cell office:value-type="string" calcext:value-type="string">
            <text:p>13-04-2016</text:p>
          </table:table-cell>
          <table:table-cell table:formula="of:=DATE(VALUE(MID([.C1162]; 7; 4)); VALUE(MID([.C1162]; 4; 2)); VALUE(MID([.C1162]; 1; 2)))" office:value-type="date" office:date-value="2016-04-13" calcext:value-type="date">
            <text:p>04/13/16</text:p>
          </table:table-cell>
          <table:table-cell office:value-type="string" calcext:value-type="string">
            <text:p>  Dubravka Šuica (PPE), <text:s text:c="2"/>napisan. ‒ Europski fond za prilagodbu globalizaciji pruža potporu osobama koji su izgubile posao zbog svjetskih trgovinskih trendova uzrokovanih globalizacijom. Budžet fonda je 150 milijuna eura te se može koristiti samo ako je u jednom poduzeću posao izgubilo više od 500 ljudi. Cilj tehničke pomoći je financirati više aktivnosti kako bi se unaprijedio rad samog fonda i informirali budući korisnici, poput stvaranja internetske stranice zahtjeva za naknadu i umrežavanja država članica. </text:p>
          </table:table-cell>
        </table:table-row>
        <table:table-row table:style-name="ro1">
          <table:table-cell office:value-type="string" calcext:value-type="string">
            <text:p>http://www.europarl.europa.eu/doceo/document/CRE-8-2016-04-13-INT-3-230-0500_HR.html</text:p>
          </table:table-cell>
          <table:table-cell office:value-type="string" calcext:value-type="string">
            <text:p><text:s/>Draft Amending Budget No 1/ 2016 : New instrument to provide emergency support within the Union (A8-0130/2016 - José Manuel Fernandes) HR </text:p>
          </table:table-cell>
          <table:table-cell office:value-type="string" calcext:value-type="string">
            <text:p>13-04-2016</text:p>
          </table:table-cell>
          <table:table-cell table:formula="of:=DATE(VALUE(MID([.C1163]; 7; 4)); VALUE(MID([.C1163]; 4; 2)); VALUE(MID([.C1163]; 1; 2)))" office:value-type="date" office:date-value="2016-04-13" calcext:value-type="date">
            <text:p>04/13/16</text:p>
          </table:table-cell>
          <table:table-cell office:value-type="string" calcext:value-type="string">
            <text:p>  Dubravka Šuica (PPE), <text:s text:c="2"/>napisan. ‒ Veliki broj izbjeglica i imigranata u Europi u potrazi je za hitnom pomoći. Države članice u kojima se nalazi najveći broj tih ljudi nisu u mogućnosti financijski izdržati takav pritisak. U skladu s tim, Komisija predlaže uvođenje novog financijskog instrumenta koji će uvelike olakšati trenutnu situaciju. </text:p>
          </table:table-cell>
        </table:table-row>
        <table:table-row table:style-name="ro1">
          <table:table-cell office:value-type="string" calcext:value-type="string">
            <text:p>http://www.europarl.europa.eu/doceo/document/CRE-8-2016-04-13-INT-3-250-0500_HR.html</text:p>
          </table:table-cell>
          <table:table-cell office:value-type="string" calcext:value-type="string">
            <text:p><text:s/>Nomination of a member of the Court of Auditors - Samo Jereb (A8-0060/2016 - Bart Staes) HR </text:p>
          </table:table-cell>
          <table:table-cell office:value-type="string" calcext:value-type="string">
            <text:p>13-04-2016</text:p>
          </table:table-cell>
          <table:table-cell table:formula="of:=DATE(VALUE(MID([.C1164]; 7; 4)); VALUE(MID([.C1164]; 4; 2)); VALUE(MID([.C1164]; 1; 2)))" office:value-type="date" office:date-value="2016-04-13" calcext:value-type="date">
            <text:p>04/13/16</text:p>
          </table:table-cell>
          <table:table-cell office:value-type="string" calcext:value-type="string">
            <text:p>  Dubravka Šuica (PPE), <text:s text:c="2"/>napisan. ‒ Revizorski sud ima jedinstvenu ulogu koja uključuje usađivanje povjerenja u demokratske institucije Europske unije. Stoga je važno da svi članovi Revizorskog suda izvršavaju svoje dužnosti prema najvišim očekivanjima građana EU-a te da svojom nepristranošću, objektivnošću i integritetom doprinose radu Revizorskog suda i suradnji s Europskim parlamentom.</text:p>
          </table:table-cell>
        </table:table-row>
        <table:table-row table:style-name="ro1">
          <table:table-cell office:value-type="string" calcext:value-type="string">
            <text:p>http://www.europarl.europa.eu/doceo/document/CRE-8-2016-04-13-INT-3-267-0500_HR.html</text:p>
          </table:table-cell>
          <table:table-cell office:value-type="string" calcext:value-type="string">
            <text:p><text:s/>Nomination of a member of the Court of Auditors - Mihails Kozlovs (A8-0059/2016 - Igor Šoltes) HR </text:p>
          </table:table-cell>
          <table:table-cell office:value-type="string" calcext:value-type="string">
            <text:p>13-04-2016</text:p>
          </table:table-cell>
          <table:table-cell table:formula="of:=DATE(VALUE(MID([.C1165]; 7; 4)); VALUE(MID([.C1165]; 4; 2)); VALUE(MID([.C1165]; 1; 2)))" office:value-type="date" office:date-value="2016-04-13" calcext:value-type="date">
            <text:p>04/13/16</text:p>
          </table:table-cell>
          <table:table-cell office:value-type="string" calcext:value-type="string">
            <text:p>  Dubravka Šuica (PPE), <text:s text:c="2"/>napisan. ‒ Jedna od važnih uloga Revizorskog suda je usađivanje povjerenja u demokratske institucije Europske unije. Stoga je važno da svi članovi Revizorskog suda izvršavaju svoje dužnosti prema najvišim očekivanjima građana EU-a.</text:p>
          </table:table-cell>
        </table:table-row>
        <table:table-row table:style-name="ro1">
          <table:table-cell office:value-type="string" calcext:value-type="string">
            <text:p>http://www.europarl.europa.eu/doceo/document/CRE-8-2016-04-13-INT-3-284-0500_HR.html</text:p>
          </table:table-cell>
          <table:table-cell office:value-type="string" calcext:value-type="string">
            <text:p><text:s/>Nomination of a member of the Court of Auditors - Jan Gregor (A8-0057/2016 - Igor Šoltes) HR </text:p>
          </table:table-cell>
          <table:table-cell office:value-type="string" calcext:value-type="string">
            <text:p>13-04-2016</text:p>
          </table:table-cell>
          <table:table-cell table:formula="of:=DATE(VALUE(MID([.C1166]; 7; 4)); VALUE(MID([.C1166]; 4; 2)); VALUE(MID([.C1166]; 1; 2)))" office:value-type="date" office:date-value="2016-04-13" calcext:value-type="date">
            <text:p>04/13/16</text:p>
          </table:table-cell>
          <table:table-cell office:value-type="string" calcext:value-type="string">
            <text:p>  Dubravka Šuica (PPE), <text:s text:c="2"/>napisan. ‒ Uloga Revizorskog suda je jedinstvena, a uključuje usađivanje povjerenja u demokratske institucije Europske unije, što može imati snažan pozitivan utjecaj na stavove građane EU-a. Stoga je važno da svi članovi Revizorskog suda izvršavaju svoje dužnosti prema najvišim očekivanjima građana EU-a kojima je transparentnost institucija EU-a vrlo važna.</text:p>
          </table:table-cell>
        </table:table-row>
        <table:table-row table:style-name="ro1">
          <table:table-cell office:value-type="string" calcext:value-type="string">
            <text:p>http://www.europarl.europa.eu/doceo/document/CRE-8-2016-04-13-INT-3-301-0500_HR.html</text:p>
          </table:table-cell>
          <table:table-cell office:value-type="string" calcext:value-type="string">
            <text:p><text:s/>Nomination of a member of the Court of Auditors - Ladislav Balko (A8-0055/2016 - Igor Šoltes) HR </text:p>
          </table:table-cell>
          <table:table-cell office:value-type="string" calcext:value-type="string">
            <text:p>13-04-2016</text:p>
          </table:table-cell>
          <table:table-cell table:formula="of:=DATE(VALUE(MID([.C1167]; 7; 4)); VALUE(MID([.C1167]; 4; 2)); VALUE(MID([.C1167]; 1; 2)))" office:value-type="date" office:date-value="2016-04-13" calcext:value-type="date">
            <text:p>04/13/16</text:p>
          </table:table-cell>
          <table:table-cell office:value-type="string" calcext:value-type="string">
            <text:p>  Dubravka Šuica (PPE), <text:s text:c="2"/>napisan. ‒ Uloga Revizorskog suda je jedinstvena, a uključuje usađivanje povjerenja u demokratske institucije Europske unije što može imati snažan pozitivan utjecaj na stavove građane EU-a. Stoga je važno da svi članovi Revizorskog suda izvršavaju svoje dužnosti prema najvišim očekivanjima građana EU-a kojima je transparentnost institucija EU-a vrlo važna te da svojom nepristranošću, objektivnošću i integritetom doprinesu radu Revizorskog suda i suradnji istog s Europskim parlamentom.</text:p>
          </table:table-cell>
        </table:table-row>
        <table:table-row table:style-name="ro1">
          <table:table-cell office:value-type="string" calcext:value-type="string">
            <text:p>http://www.europarl.europa.eu/doceo/document/CRE-8-2016-04-13-INT-3-317-0500_HR.html</text:p>
          </table:table-cell>
          <table:table-cell office:value-type="string" calcext:value-type="string">
            <text:p><text:s/>Nomination of a member of the Court of Auditors - Janusz Wojciechowski (A8-0061/2016 - Igor Šoltes) HR </text:p>
          </table:table-cell>
          <table:table-cell office:value-type="string" calcext:value-type="string">
            <text:p>13-04-2016</text:p>
          </table:table-cell>
          <table:table-cell table:formula="of:=DATE(VALUE(MID([.C1168]; 7; 4)); VALUE(MID([.C1168]; 4; 2)); VALUE(MID([.C1168]; 1; 2)))" office:value-type="date" office:date-value="2016-04-13" calcext:value-type="date">
            <text:p>04/13/16</text:p>
          </table:table-cell>
          <table:table-cell office:value-type="string" calcext:value-type="string">
            <text:p>  Dubravka Šuica (PPE), <text:s text:c="2"/>napisan. ‒ Revizorski sud, kao neovisni vanjski revizor EU-a, vrlo je bitan jer, između ostalog, ima svrhu usađivanja povjerenja u demokratske institucije Europske unije, štiteći interese poreznih obveznika. Stoga je važno da svi članovi Revizorskog suda izvršavaju svoje dužnosti prema najvišim očekivanjima građana EU-a kojima je transparentnost institucija EU-a vrlo važna te da svojom nepristranošću, objektivnošću i integritetom doprinesu radu Revizorskog suda i suradnji istog s Europskim parlamentom.</text:p>
          </table:table-cell>
        </table:table-row>
        <table:table-row table:style-name="ro1">
          <table:table-cell office:value-type="string" calcext:value-type="string">
            <text:p>http://www.europarl.europa.eu/doceo/document/CRE-8-2016-04-13-INT-3-356-0500_HR.html</text:p>
          </table:table-cell>
          <table:table-cell office:value-type="string" calcext:value-type="string">
            <text:p><text:s/>Objection pursuant to Rule 106: renewal of the approval of the active substance glyphosate (B8-0439/2016) HR </text:p>
          </table:table-cell>
          <table:table-cell office:value-type="string" calcext:value-type="string">
            <text:p>13-04-2016</text:p>
          </table:table-cell>
          <table:table-cell table:formula="of:=DATE(VALUE(MID([.C1169]; 7; 4)); VALUE(MID([.C1169]; 4; 2)); VALUE(MID([.C1169]; 1; 2)))" office:value-type="date" office:date-value="2016-04-13" calcext:value-type="date">
            <text:p>04/13/16</text:p>
          </table:table-cell>
          <table:table-cell office:value-type="string" calcext:value-type="string">
            <text:p>  Dubravka Šuica (PPE), <text:s text:c="2"/>napisan. ‒ Glifosat, koji je na tržište stigao 1974. godine, najrašireniji je herbicid u svijetu koji može dospjeti u naš organizam preko hrane koju konzumiramo, s čime nije upoznat velik broj ljudi. Britanska agencija za sigurnost hrane procijenila je da je trećina kruha kontaminirana tragovima glisofata. </text:p>
          </table:table-cell>
        </table:table-row>
        <table:table-row table:style-name="ro1">
          <table:table-cell office:value-type="string" calcext:value-type="string">
            <text:p>http://www.europarl.europa.eu/doceo/document/CRE-8-2016-04-13-INT-3-394-0500_HR.html</text:p>
          </table:table-cell>
          <table:table-cell office:value-type="string" calcext:value-type="string">
            <text:p><text:s/>The EU in a changing global environment - a more connected, contested and complex world (A8-0069/2016 - Sandra Kalniete) HR </text:p>
          </table:table-cell>
          <table:table-cell office:value-type="string" calcext:value-type="string">
            <text:p>13-04-2016</text:p>
          </table:table-cell>
          <table:table-cell table:formula="of:=DATE(VALUE(MID([.C1170]; 7; 4)); VALUE(MID([.C1170]; 4; 2)); VALUE(MID([.C1170]; 1; 2)))" office:value-type="date" office:date-value="2016-04-13" calcext:value-type="date">
            <text:p>04/13/16</text:p>
          </table:table-cell>
          <table:table-cell office:value-type="string" calcext:value-type="string">
            <text:p>  Dubravka Šuica (PPE), <text:s text:c="2"/>napisan. ‒ Europska unija se svakim danom susreće s mnogim prijetnjama i izazovima. Fokus samih prijetnji teško je ciljano identificirati te je bitno pravovremeno reagirati. Prijetnje dolaze od raznih aktera i s različitih mjesta. Za rješavanje problema ključna je dobra komunikacija među institucijama EU-a i njihovo zajedničko djelovanje na regionalnoj razini i globalno. Važna je stabilizacija i sigurnost šireg susjedstva cijele Europe.</text:p>
          </table:table-cell>
        </table:table-row>
        <table:table-row table:style-name="ro1">
          <table:table-cell office:value-type="string" calcext:value-type="string">
            <text:p>http://www.europarl.europa.eu/doceo/document/CRE-8-2016-04-13-INT-3-427-0500_HR.html</text:p>
          </table:table-cell>
          <table:table-cell office:value-type="string" calcext:value-type="string">
            <text:p><text:s/>Implementation and review of the EU-Central Asia Strategy (A8-0051/2016 - Tamás Meszerics) HR </text:p>
          </table:table-cell>
          <table:table-cell office:value-type="string" calcext:value-type="string">
            <text:p>13-04-2016</text:p>
          </table:table-cell>
          <table:table-cell table:formula="of:=DATE(VALUE(MID([.C1171]; 7; 4)); VALUE(MID([.C1171]; 4; 2)); VALUE(MID([.C1171]; 1; 2)))" office:value-type="date" office:date-value="2016-04-13" calcext:value-type="date">
            <text:p>04/13/16</text:p>
          </table:table-cell>
          <table:table-cell office:value-type="string" calcext:value-type="string">
            <text:p>  Dubravka Šuica (PPE), <text:s text:c="2"/>napisan. ‒ Regija srednje Azije postaje sve važnija za EU, posebice zbog specifičnog odnosa sa susjednim Afganistanom. Na tom su području prisutne i različite sigurnosne prijetnje i izazovi. Veći problemi te regije uključuju korištenja prirodnih resursa, poštovanje demokracije i razna nepoštivanja ljudskih prava. Bitno je zajedničko djelovanje i komunikacija svih država članica, institucija EU-a i država srednje Azije. </text:p>
          </table:table-cell>
        </table:table-row>
        <table:table-row table:style-name="ro1">
          <table:table-cell office:value-type="string" calcext:value-type="string">
            <text:p>http://www.europarl.europa.eu/doceo/document/CRE-8-2016-04-13-INT-3-463-0500_HR.html</text:p>
          </table:table-cell>
          <table:table-cell office:value-type="string" calcext:value-type="string">
            <text:p><text:s/>Zika virus outbreak (B8-0449/2016) HR </text:p>
          </table:table-cell>
          <table:table-cell office:value-type="string" calcext:value-type="string">
            <text:p>13-04-2016</text:p>
          </table:table-cell>
          <table:table-cell table:formula="of:=DATE(VALUE(MID([.C1172]; 7; 4)); VALUE(MID([.C1172]; 4; 2)); VALUE(MID([.C1172]; 1; 2)))" office:value-type="date" office:date-value="2016-04-13" calcext:value-type="date">
            <text:p>04/13/16</text:p>
          </table:table-cell>
          <table:table-cell office:value-type="string" calcext:value-type="string">
            <text:p>  Dubravka Šuica (PPE), <text:s text:c="2"/>napisan. ‒ 1. veljače 2016. stručni odbor Svjetske zdravstvene organizacije proglasio je epidemiju virusa zike međunarodnim izvanrednim stanjem. Virus je prvi put otkriven 1947. godine, no tek se u zadnjih nekoliko godina dogodila epidemija. Trenutno ne postoji cjepivo ni lijek protiv širenja virusa zike, koji se prenosi ugrizom komarca. Stručnjaci su se složili da postoji povezanost između trudničke zaraze virusom zike i mikrocefalije novorođenog djeteta. Uz to postoji i realna šansa prijenosa virusa zike na tlo Europske unije.</text:p>
          </table:table-cell>
        </table:table-row>
        <table:table-row table:style-name="ro1">
          <table:table-cell office:value-type="string" calcext:value-type="string">
            <text:p>http://www.europarl.europa.eu/doceo/document/CRE-8-2016-04-13-INT-3-501-0500_HR.html</text:p>
          </table:table-cell>
          <table:table-cell office:value-type="string" calcext:value-type="string">
            <text:p><text:s/>Situation in Poland (B8-0461/2016, B8-0463/2016, B8-0464/2016, B8-0465/2016) HR </text:p>
          </table:table-cell>
          <table:table-cell office:value-type="string" calcext:value-type="string">
            <text:p>13-04-2016</text:p>
          </table:table-cell>
          <table:table-cell table:formula="of:=DATE(VALUE(MID([.C1173]; 7; 4)); VALUE(MID([.C1173]; 4; 2)); VALUE(MID([.C1173]; 1; 2)))" office:value-type="date" office:date-value="2016-04-13" calcext:value-type="date">
            <text:p>04/13/16</text:p>
          </table:table-cell>
          <table:table-cell office:value-type="string" calcext:value-type="string">
            <text:p>  Dubravka Šuica (PPE), <text:s text:c="2"/>napisan. ‒ Krajem 2015. godine na izborima u Poljskoj pobijedila je stranka Pravo i pravda (PiS). Ubrzo nakon dolaska na vlast provela je nekoliko reformi među kojima je i zakon o Ustavnom sudu. Kritičari sustava zamjerali su smjenjivanje sudaca na ustavnom sudu i reformu medija te naglašavali da država ne poštuje vladavinu prava. To je privuklo interes domaćih i stranih medija te je Europska komisija prvi put pokrenula postupak „Okvir za pravnu državu”. Cilj je proučiti i istražiti postoji li prijetnja demokraciji i vladavini zakona u Poljskoj.</text:p>
          </table:table-cell>
        </table:table-row>
        <table:table-row table:style-name="ro1">
          <table:table-cell office:value-type="string" calcext:value-type="string">
            <text:p>http://www.europarl.europa.eu/doceo/document/CRE-8-2016-04-13-INT-3-754-0000_HR.html</text:p>
          </table:table-cell>
          <table:table-cell office:value-type="string" calcext:value-type="string">
            <text:p><text:s/>2015 Report on Bosnia and Herzegovina (debate) HR </text:p>
          </table:table-cell>
          <table:table-cell office:value-type="string" calcext:value-type="string">
            <text:p>13-04-2016</text:p>
          </table:table-cell>
          <table:table-cell table:formula="of:=DATE(VALUE(MID([.C1174]; 7; 4)); VALUE(MID([.C1174]; 4; 2)); VALUE(MID([.C1174]; 1; 2)))" office:value-type="date" office:date-value="2016-04-13" calcext:value-type="date">
            <text:p>04/13/16</text:p>
          </table:table-cell>
          <table:table-cell office:value-type="string" calcext:value-type="string">
            <text:p>  Dubravka Šuica (PPE). <text:s/>– Gospođo predsjednice, prije svega želim čestitati povjereniku Hahnu i isto tako našem kolegi Predi na izvrsnom izvješću. Mogu reći da je ovo prvo izvješće u zadnjih nekoliko godina koje je pozitivno o Bosni i Hercegovini. Uvijek je dosada bilo: Bosna i Hercegovina se ne miče s mjesta. </text:p>
          </table:table-cell>
        </table:table-row>
        <table:table-row table:style-name="ro1">
          <table:table-cell office:value-type="string" calcext:value-type="string">
            <text:p>http://www.europarl.europa.eu/doceo/document/CRE-8-2016-04-14-INT-4-281-0500_HR.html</text:p>
          </table:table-cell>
          <table:table-cell office:value-type="string" calcext:value-type="string">
            <text:p><text:s/>Use of Passenger Name Record data (EU PNR) (A8-0248/2015 - Timothy Kirkhope) HR </text:p>
          </table:table-cell>
          <table:table-cell office:value-type="string" calcext:value-type="string">
            <text:p>14-04-2016</text:p>
          </table:table-cell>
          <table:table-cell table:formula="of:=DATE(VALUE(MID([.C1175]; 7; 4)); VALUE(MID([.C1175]; 4; 2)); VALUE(MID([.C1175]; 1; 2)))" office:value-type="date" office:date-value="2016-04-14" calcext:value-type="date">
            <text:p>04/14/16</text:p>
          </table:table-cell>
          <table:table-cell office:value-type="string" calcext:value-type="string">
            <text:p>  Dubravka Šuica (PPE), <text:s text:c="2"/>napisan. ‒ U prosincu prošle godine Parlament i Vijeće su postigli dogovor o direktivi o podacima iz registra putnika (Passenger Name Record) kojom se traži više sustavnog prikupljanja, korištenja i zadržavanja osobnih podataka putnika u zračnom prometu, uključujući datume putovanja, plan puta, kontakt informacije i informacije o plaćanju. Takav sustav informacija može uvelike pomoći pri istragama, kaznenim progonima, sprečavanju kriminala, uhićenjima, procjenama osoba koje putuju te određivanju svrhe njihovih putovanja. </text:p>
          </table:table-cell>
        </table:table-row>
        <table:table-row table:style-name="ro1">
          <table:table-cell office:value-type="string" calcext:value-type="string">
            <text:p>http://www.europarl.europa.eu/doceo/document/CRE-8-2016-04-14-INT-4-357-0500_HR.html</text:p>
          </table:table-cell>
          <table:table-cell office:value-type="string" calcext:value-type="string">
            <text:p><text:s/>2015 Report on Turkey (B8-0442/2016) HR </text:p>
          </table:table-cell>
          <table:table-cell office:value-type="string" calcext:value-type="string">
            <text:p>14-04-2016</text:p>
          </table:table-cell>
          <table:table-cell table:formula="of:=DATE(VALUE(MID([.C1176]; 7; 4)); VALUE(MID([.C1176]; 4; 2)); VALUE(MID([.C1176]; 1; 2)))" office:value-type="date" office:date-value="2016-04-14" calcext:value-type="date">
            <text:p>04/14/16</text:p>
          </table:table-cell>
          <table:table-cell office:value-type="string" calcext:value-type="string">
            <text:p>  Dubravka Šuica (PPE), <text:s text:c="2"/>napisan. ‒ Pristupni pregovori s Turskom za ulazak u EU započeli su još 2005. godine. Pregovori su usporili zbog implementacije zakonodavstva EU-a. Suradnja i pregovori se moraju poboljšati zbog bitne uloge Turske za EU, posebice u gospodarstvu i energetici. Potreban je i intenzivan dijalog između EU-a i Turske o migracijama.</text:p>
          </table:table-cell>
        </table:table-row>
        <table:table-row table:style-name="ro1">
          <table:table-cell office:value-type="string" calcext:value-type="string">
            <text:p>http://www.europarl.europa.eu/doceo/document/CRE-8-2016-04-14-INT-4-379-0250_HR.html</text:p>
          </table:table-cell>
          <table:table-cell office:value-type="string" calcext:value-type="string">
            <text:p><text:s/>2015 Report on Albania (B8-0440/2016) HR </text:p>
          </table:table-cell>
          <table:table-cell office:value-type="string" calcext:value-type="string">
            <text:p>14-04-2016</text:p>
          </table:table-cell>
          <table:table-cell table:formula="of:=DATE(VALUE(MID([.C1177]; 7; 4)); VALUE(MID([.C1177]; 4; 2)); VALUE(MID([.C1177]; 1; 2)))" office:value-type="date" office:date-value="2016-04-14" calcext:value-type="date">
            <text:p>04/14/16</text:p>
          </table:table-cell>
          <table:table-cell office:value-type="string" calcext:value-type="string">
            <text:p>  Dubravka Šuica (PPE), <text:s text:c="2"/>napisan. ‒ Albanija je 2006. godine potpisala Sporazum o stabilizaciji i pridruživanju. Nakon što je pristupila NATO-u i predala zahtjev za pristupanje Europskoj uniji, 26. lipnja 2014. Albaniji je dodijeljen status kandidata. Nakon napretka u pregovorima i provedbi reformi, Albanija je osnovala Nacionalno vijeće za europske integracije koje bi trebalo dodatno olakšati provedbu reformi. Prvenstveno se očekuje provedba reforme pravosuđa koja je prioritet za pozitivnu ocjenu u izvješću za 2016. godinu. Javljaju se i problemi korupcije, ljudskih prava i organiziranog kriminala koji bi se trebali čim prije riješiti.</text:p>
          </table:table-cell>
        </table:table-row>
        <table:table-row table:style-name="ro1">
          <table:table-cell office:value-type="string" calcext:value-type="string">
            <text:p>http://www.europarl.europa.eu/doceo/document/CRE-8-2016-04-14-INT-4-399-0250_HR.html</text:p>
          </table:table-cell>
          <table:table-cell office:value-type="string" calcext:value-type="string">
            <text:p><text:s/>2015 Report on Bosnia and Herzegovina (B8-0441/2016) HR </text:p>
          </table:table-cell>
          <table:table-cell office:value-type="string" calcext:value-type="string">
            <text:p>14-04-2016</text:p>
          </table:table-cell>
          <table:table-cell table:formula="of:=DATE(VALUE(MID([.C1178]; 7; 4)); VALUE(MID([.C1178]; 4; 2)); VALUE(MID([.C1178]; 1; 2)))" office:value-type="date" office:date-value="2016-04-14" calcext:value-type="date">
            <text:p>04/14/16</text:p>
          </table:table-cell>
          <table:table-cell office:value-type="string" calcext:value-type="string">
            <text:p>  Dubravka Šuica (PPE), <text:s text:c="2"/>napisan. ‒ 1. lipnja 2015. godine Bosna i Hercegovina potpisala je Sporazum o stabilizaciji i pridruživanju s Europskim zajednicama i njihovim državama članicama. Nakon brojnih pozitivnih pomaka prema Europskoj uniji, BiH je 15. veljače 2016. godine podnijela Zahtjev o pristupanju EU-u te je time dobila status potencijalnog kandidata. Postoji nekoliko većih problema, uključujući reformu pravosuđa i ustavnu reformu, koji se moraju provesti u cijelosti kako bi kandidatura bila pozitivno ocijenjena. Isto tako, postoje razni politički pritisci na medije, problem slobode govora i korupcije, što je ključno za uspješnu demokraciju.</text:p>
          </table:table-cell>
        </table:table-row>
        <table:table-row table:style-name="ro1">
          <table:table-cell office:value-type="string" calcext:value-type="string">
            <text:p>http://www.europarl.europa.eu/doceo/document/CRE-8-2016-04-14-INT-4-423-0500_HR.html</text:p>
          </table:table-cell>
          <table:table-cell office:value-type="string" calcext:value-type="string">
            <text:p><text:s/>Meeting the antipoverty target in the light of increasing household costs (A8-0040/2016 - Tamás Meszerics) HR </text:p>
          </table:table-cell>
          <table:table-cell office:value-type="string" calcext:value-type="string">
            <text:p>14-04-2016</text:p>
          </table:table-cell>
          <table:table-cell table:formula="of:=DATE(VALUE(MID([.C1179]; 7; 4)); VALUE(MID([.C1179]; 4; 2)); VALUE(MID([.C1179]; 1; 2)))" office:value-type="date" office:date-value="2016-04-14" calcext:value-type="date">
            <text:p>04/14/16</text:p>
          </table:table-cell>
          <table:table-cell office:value-type="string" calcext:value-type="string">
            <text:p>  Dubravka Šuica (PPE), <text:s text:c="2"/>napisan. ‒ Jedan od ciljeva strategije Europa 2020. smanjivanje je broja ljudi u opasnosti od siromaštva i socijalne isključenosti za 20 milijuna. Zasad je to teško dostižno jer je taj broj između 2008. i 2013. narastao sa 117 na 122 milijuna ljudi. </text:p>
          </table:table-cell>
        </table:table-row>
        <table:table-row table:style-name="ro1">
          <table:table-cell office:value-type="string" calcext:value-type="string">
            <text:p>http://www.europarl.europa.eu/doceo/document/CRE-8-2016-04-28-INT-2-1015-0000_HR.html</text:p>
          </table:table-cell>
          <table:table-cell office:value-type="string" calcext:value-type="string">
            <text:p><text:s/>Discharge 2014: EU general budget - Committee of the Regions (A8-0132/2016 - Monica Macovei) HR </text:p>
          </table:table-cell>
          <table:table-cell office:value-type="string" calcext:value-type="string">
            <text:p>28-04-2016</text:p>
          </table:table-cell>
          <table:table-cell table:formula="of:=DATE(VALUE(MID([.C1180]; 7; 4)); VALUE(MID([.C1180]; 4; 2)); VALUE(MID([.C1180]; 1; 2)))" office:value-type="date" office:date-value="2016-04-28" calcext:value-type="date">
            <text:p>04/28/16</text:p>
          </table:table-cell>
          <table:table-cell office:value-type="string" calcext:value-type="string">
            <text:p>  Dubravka Šuica (PPE), <text:s text:c="2"/>napisan. ‒ Odbor regija čine lokalni i regionalni predstavnici iz svih država članica te ima savjetodavnu funkciju. S obzirom na svoju važnost, Odbor regija vrlo je djelotvorna institucija EU-a te koristi vrlo mali postotak proračuna cijele Europske unije. Stopa korištenja odobrenih sredstava Odbora regija u 2014. godini porastao je u odnosu na 2013. godinu. </text:p>
          </table:table-cell>
        </table:table-row>
        <table:table-row table:style-name="ro1">
          <table:table-cell office:value-type="string" calcext:value-type="string">
            <text:p>http://www.europarl.europa.eu/doceo/document/CRE-8-2016-04-28-INT-2-1066-0000_HR.html</text:p>
          </table:table-cell>
          <table:table-cell office:value-type="string" calcext:value-type="string">
            <text:p><text:s/>Discharge 2014: EU general budget - European External Action Service (A8-0136/2016 - Ryszard Czarnecki) HR </text:p>
          </table:table-cell>
          <table:table-cell office:value-type="string" calcext:value-type="string">
            <text:p>28-04-2016</text:p>
          </table:table-cell>
          <table:table-cell table:formula="of:=DATE(VALUE(MID([.C1181]; 7; 4)); VALUE(MID([.C1181]; 4; 2)); VALUE(MID([.C1181]; 1; 2)))" office:value-type="date" office:date-value="2016-04-28" calcext:value-type="date">
            <text:p>04/28/16</text:p>
          </table:table-cell>
          <table:table-cell office:value-type="string" calcext:value-type="string">
            <text:p>  Dubravka Šuica (PPE), <text:s text:c="2"/>napisan. ‒ Europska služba za vanjsko djelovanje upravlja diplomacijom Europske unije s državama koje nisu članice i bavi se vanjskom i sigurnosnom politikom EU-a. Stvara i održava strateška partnerstva u cijelom svijetu te surađuje s nacionalnim diplomacijama država članica raznih organizacija.</text:p>
          </table:table-cell>
        </table:table-row>
        <table:table-row table:style-name="ro1">
          <table:table-cell office:value-type="string" calcext:value-type="string">
            <text:p>http://www.europarl.europa.eu/doceo/document/CRE-8-2016-04-28-INT-2-1086-0500_HR.html</text:p>
          </table:table-cell>
          <table:table-cell office:value-type="string" calcext:value-type="string">
            <text:p><text:s/>Discharge 2014: EU general budget - European Ombudsman (A8-0121/2016 - Ryszard Czarnecki) HR </text:p>
          </table:table-cell>
          <table:table-cell office:value-type="string" calcext:value-type="string">
            <text:p>28-04-2016</text:p>
          </table:table-cell>
          <table:table-cell table:formula="of:=DATE(VALUE(MID([.C1182]; 7; 4)); VALUE(MID([.C1182]; 4; 2)); VALUE(MID([.C1182]; 1; 2)))" office:value-type="date" office:date-value="2016-04-28" calcext:value-type="date">
            <text:p>04/28/16</text:p>
          </table:table-cell>
          <table:table-cell office:value-type="string" calcext:value-type="string">
            <text:p>  Dubravka Šuica (PPE), <text:s text:c="2"/>napisan. ‒ Europski ombudsman istražuje pritužbe i nepravilne postupke u postupanju institucija EU-a. Započinje istragu na vlastitu inicijativu ili nakon primitka pritužbe građana EU-a. U skladu sa strategijom „Ususret 2019.” ombudsman posebno naglašava istrage na vlastitu inicijativu i sistematičniji pristup rješavanju raznih problema.</text:p>
          </table:table-cell>
        </table:table-row>
        <table:table-row table:style-name="ro1">
          <table:table-cell office:value-type="string" calcext:value-type="string">
            <text:p>http://www.europarl.europa.eu/doceo/document/CRE-8-2016-04-28-INT-2-1098-0500_HR.html</text:p>
          </table:table-cell>
          <table:table-cell office:value-type="string" calcext:value-type="string">
            <text:p><text:s/>Discharge 2014: EU general budget - European Data Protection Supervisor (A8-0109/2016 - Monica Macovei) HR </text:p>
          </table:table-cell>
          <table:table-cell office:value-type="string" calcext:value-type="string">
            <text:p>28-04-2016</text:p>
          </table:table-cell>
          <table:table-cell table:formula="of:=DATE(VALUE(MID([.C1183]; 7; 4)); VALUE(MID([.C1183]; 4; 2)); VALUE(MID([.C1183]; 1; 2)))" office:value-type="date" office:date-value="2016-04-28" calcext:value-type="date">
            <text:p>04/28/16</text:p>
          </table:table-cell>
          <table:table-cell office:value-type="string" calcext:value-type="string">
            <text:p>  Dubravka Šuica (PPE), <text:s text:c="2"/>napisan. ‒ Institucije EU-a ponekad obrađuju, prikupljaju i bilježe osobne podatke građana u elektroničkom ili pisanom obliku. Europski nadzornik za zaštitu podataka nadgleda taj proces i osigurava da se institucije koje obrađuju podatke pridržavaju pravila o zaštiti podataka. Proračun Nadzornika u cijelosti je administrativan te se najveći dio rashoda odnosi na zaposlene u instituciji.</text:p>
          </table:table-cell>
        </table:table-row>
        <table:table-row table:style-name="ro1">
          <table:table-cell office:value-type="string" calcext:value-type="string">
            <text:p>http://www.europarl.europa.eu/doceo/document/CRE-8-2016-04-28-INT-2-1108-0500_HR.html</text:p>
          </table:table-cell>
          <table:table-cell office:value-type="string" calcext:value-type="string">
            <text:p><text:s/>Discharge 2014: Performance, financial management and control of EU agencies (A8-0080/2016 - Derek Vaughan) HR </text:p>
          </table:table-cell>
          <table:table-cell office:value-type="string" calcext:value-type="string">
            <text:p>28-04-2016</text:p>
          </table:table-cell>
          <table:table-cell table:formula="of:=DATE(VALUE(MID([.C1184]; 7; 4)); VALUE(MID([.C1184]; 4; 2)); VALUE(MID([.C1184]; 1; 2)))" office:value-type="date" office:date-value="2016-04-28" calcext:value-type="date">
            <text:p>04/28/16</text:p>
          </table:table-cell>
          <table:table-cell office:value-type="string" calcext:value-type="string">
            <text:p>  Dubravka Šuica (PPE), <text:s text:c="2"/>napisan. ‒ Europski parlament u svom prijedlogu za rezoluciju ističe važnost zadaća koje obavljaju EU-ove agencije, te važnost njihove neovisnosti jer je glavni razlog za uspostavu agencija bila provedba neovisnih tehničkih ili znanstvenih procjena čime se izravno utječe na život građana EU-a. Stoga potiče agencije da razmotre kako se približiti građanima Unije. Pozdravlja smjernice koje je Komisija objavila uz savjetovanje s agencijama o pokazateljima uspješnosti te smjernice koje je Komisija izradila u vezi sa zapošljavanjem rukovodećeg osoblja. Očekuje da će te smjernice pomoći agencijama u pojednostavljenju postupaka čime će uštediti vrijeme i resurse. Prima na znanje dobre prakse u pogledu suradnje agencija te potiče agencije da i dalje dijele zajedničke usluge ondje gdje to dovodi do uštede troškova i povećane učinkovitost. Nadalje, u prijedlogu potiče te agencije da poduzmu mjere kako bi se u budućnosti izbjegla visoka razina storniranja prijenosa iz prijašnjih godina što je na temelju analize zamijetio Revizorski sud. </text:p>
          </table:table-cell>
        </table:table-row>
        <table:table-row table:style-name="ro1">
          <table:table-cell office:value-type="string" calcext:value-type="string">
            <text:p>http://www.europarl.europa.eu/doceo/document/CRE-8-2016-04-28-INT-2-1158-0000_HR.html</text:p>
          </table:table-cell>
          <table:table-cell office:value-type="string" calcext:value-type="string">
            <text:p><text:s/>Discharge 2014: Agency for Cooperation of Energy Regulators (ACER) (A8-0087/2016 - Derek Vaughan) HR </text:p>
          </table:table-cell>
          <table:table-cell office:value-type="string" calcext:value-type="string">
            <text:p>28-04-2016</text:p>
          </table:table-cell>
          <table:table-cell table:formula="of:=DATE(VALUE(MID([.C1185]; 7; 4)); VALUE(MID([.C1185]; 4; 2)); VALUE(MID([.C1185]; 1; 2)))" office:value-type="date" office:date-value="2016-04-28" calcext:value-type="date">
            <text:p>04/28/16</text:p>
          </table:table-cell>
          <table:table-cell office:value-type="string" calcext:value-type="string">
            <text:p>  Dubravka Šuica (PPE), <text:s text:c="2"/>napisan. ‒ Prema financijskim izvještajima Agencije za suradnju energetskih regulatora za 2014. godinu, njezin konačni proračun je iznosio 10 880 000 EUR, što je smanjenje od 8,80 % u odnosu na 2013. godinu. U svakom slučaju, što se tiče mjera poduzetih na temelju preporuka iz razrješnice za 2013., dvije primjedbe Revizorskog suda su sada označene oznakom „dovršeno”. Agencija je također bila uspješna u području unutarnje kontrole i postupcima javne nabave i zapošljavanja.</text:p>
          </table:table-cell>
        </table:table-row>
        <table:table-row table:style-name="ro1">
          <table:table-cell office:value-type="string" calcext:value-type="string">
            <text:p>http://www.europarl.europa.eu/doceo/document/CRE-8-2016-04-28-INT-2-1174-0500_HR.html</text:p>
          </table:table-cell>
          <table:table-cell office:value-type="string" calcext:value-type="string">
            <text:p><text:s/>Discharge 2014: Office of the Body of European Regulators for Electronic Communications (BEREC Office) (A8-0093/2016 - Derek Vaughan) HR </text:p>
          </table:table-cell>
          <table:table-cell office:value-type="string" calcext:value-type="string">
            <text:p>28-04-2016</text:p>
          </table:table-cell>
          <table:table-cell table:formula="of:=DATE(VALUE(MID([.C1186]; 7; 4)); VALUE(MID([.C1186]; 4; 2)); VALUE(MID([.C1186]; 1; 2)))" office:value-type="date" office:date-value="2016-04-28" calcext:value-type="date">
            <text:p>04/28/16</text:p>
          </table:table-cell>
          <table:table-cell office:value-type="string" calcext:value-type="string">
            <text:p>  Dubravka Šuica (PPE), <text:s text:c="2"/>napisan. ‒ Budući da je prema njegovim financijskim izvještajima konačni proračun Ureda Tijela europskih regulatora za elektroničke komunikacije za financijsku godinu 2014. iznosio 4 162 874 EUR, što je povećanje od 17 % u odnosu na 2013. godinu. Navedeno povećanje je uglavnom rezultat uključivanja unutarnjih namjenskih prihoda iz prethodne godine. Osim toga, utvrđuje da završni godišnji financijski izvještaji Ureda Tijela europskih regulatora za elektroničke komunikacije odgovaraju obliku u kojemu su sadržani u prilogu izvješću Revizorskog suda. Europski parlament u svom izvješću daje razrješnicu upravnom odboru Ureda Tijela europskih regulatora za elektroničke komunikacije za izvršenje proračuna Tijela za financijsku godinu 2014., te odobrava zaključenje poslovnih knjiga tog Ureda za istu financijsku godinu.</text:p>
          </table:table-cell>
        </table:table-row>
        <table:table-row table:style-name="ro1">
          <table:table-cell office:value-type="string" calcext:value-type="string">
            <text:p>http://www.europarl.europa.eu/doceo/document/CRE-8-2016-04-28-INT-2-1181-0500_HR.html</text:p>
          </table:table-cell>
          <table:table-cell office:value-type="string" calcext:value-type="string">
            <text:p><text:s/>Discharge 2014: Translation Centre for the Bodies of the European Union (CdT) (A8-0084/2016 - Derek Vaughan) HR </text:p>
          </table:table-cell>
          <table:table-cell office:value-type="string" calcext:value-type="string">
            <text:p>28-04-2016</text:p>
          </table:table-cell>
          <table:table-cell table:formula="of:=DATE(VALUE(MID([.C1187]; 7; 4)); VALUE(MID([.C1187]; 4; 2)); VALUE(MID([.C1187]; 1; 2)))" office:value-type="date" office:date-value="2016-04-28" calcext:value-type="date">
            <text:p>04/28/16</text:p>
          </table:table-cell>
          <table:table-cell office:value-type="string" calcext:value-type="string">
            <text:p>  Dubravka Šuica (PPE), <text:s text:c="2"/>napisan. ‒ U skladu s njegovim financijskim izvješćima, konačni proračun Prevoditeljskog centra za tijela Europske unije za financijsku godinu 2014. iznosio je 56 268 041 EUR, što je povećanje od 7,81 % u odnosu na 2013. Kako bi se smanjio proračunski višak, Centar je od 2013. izvršio dva povrata sredstava klijentima u ukupnom iznosu od 4 900 000 EUR. Nadalje zaključuje da završno godišnje financijsko izvješće Prevoditeljskog centra za tijela Europske unije odgovaraju obliku u kojemu su sadržani u prilogu izvješću Revizorskog suda. Stoga, Europski Parlament u svom izvješću daje razrješnicu direktorici Prevoditeljskog centra za tijela Europske unije za izvršenje proračuna Centra za financijsku godinu 2014. te odobrava zaključenje poslovnih knjiga Prevoditeljskog centra za tijela Europske unije za financijsku godinu 2014.</text:p>
          </table:table-cell>
        </table:table-row>
        <table:table-row table:style-name="ro1">
          <table:table-cell office:value-type="string" calcext:value-type="string">
            <text:p>http://www.europarl.europa.eu/doceo/document/CRE-8-2016-04-28-INT-2-1189-0500_HR.html</text:p>
          </table:table-cell>
          <table:table-cell office:value-type="string" calcext:value-type="string">
            <text:p><text:s/>Discharge 2014: European Centre for the Development of Vocational Training (Cedefop) (A8-0082/2016 - Derek Vaughan) HR </text:p>
          </table:table-cell>
          <table:table-cell office:value-type="string" calcext:value-type="string">
            <text:p>28-04-2016</text:p>
          </table:table-cell>
          <table:table-cell table:formula="of:=DATE(VALUE(MID([.C1188]; 7; 4)); VALUE(MID([.C1188]; 4; 2)); VALUE(MID([.C1188]; 1; 2)))" office:value-type="date" office:date-value="2016-04-28" calcext:value-type="date">
            <text:p>04/28/16</text:p>
          </table:table-cell>
          <table:table-cell office:value-type="string" calcext:value-type="string">
            <text:p>  Dubravka Šuica (PPE), <text:s text:c="2"/>napisan. ‒ Europski parlament u svom izvješću prima na znanje da je upravljački odbor Centra u listopadu 2014. usvojio politiku sprečavanja i postupanja u slučaju sukoba interesa koja je prilagođena položaju Centra, a obuhvaća moguće situacije sukoba interesa do kojih bi u Centru moglo doći. Nadalje, pozdravlja redovito osposobljavanje koje Centar organizira kako bi se među osobljem podigla razina osviještenosti o ispravnoj provedbi te politike. Stoga daje razrješnicu direktoru Europskog centra za razvoj strukovnog osposobljavanja za izvršenje proračuna Centra za financijsku godinu 2014. te odobrava zaključenje poslovnih knjiga Europskog centra za razvoj strukovnog osposobljavanja za financijsku godinu 2014.</text:p>
          </table:table-cell>
        </table:table-row>
        <table:table-row table:style-name="ro1">
          <table:table-cell office:value-type="string" calcext:value-type="string">
            <text:p>http://www.europarl.europa.eu/doceo/document/CRE-8-2016-04-28-INT-2-1196-0500_HR.html</text:p>
          </table:table-cell>
          <table:table-cell office:value-type="string" calcext:value-type="string">
            <text:p><text:s/>Discharge 2014: European Police College (CEPOL) (A8-0088/2016 - Derek Vaughan) HR </text:p>
          </table:table-cell>
          <table:table-cell office:value-type="string" calcext:value-type="string">
            <text:p>28-04-2016</text:p>
          </table:table-cell>
          <table:table-cell table:formula="of:=DATE(VALUE(MID([.C1189]; 7; 4)); VALUE(MID([.C1189]; 4; 2)); VALUE(MID([.C1189]; 1; 2)))" office:value-type="date" office:date-value="2016-04-28" calcext:value-type="date">
            <text:p>04/28/16</text:p>
          </table:table-cell>
          <table:table-cell office:value-type="string" calcext:value-type="string">
            <text:p>  Dubravka Šuica (PPE), <text:s text:c="2"/>napisan. ‒ Budući da je prema financijskim izvještajima konačni proračun Europske policijske akademije za financijsku godinu 2014. iznosio 8 575 859 eura, što je povećanje od 1,48 % u odnosu na 2013. godinu, te s obzirom da cijeli proračun Akademije dolazi iz proračuna Unije, Europski parlament je donio izvješće o razrješnici za izvršenje proračuna Europske policijske akademije za financijsku godinu 2014. U tom izvješću Parlament poziva Akademiju da unaprijedi postupke i prakse kojima se nastoje zaštititi financijski interesi Unije i da aktivno doprinose postupku davanja razrješnice usmjerenom na rezultate. Međutim, utvrđuje da konačna godišnja računovodstvena dokumentacija Europske policijske akademije odgovara obliku u kojem je sadržana u prilogu izvješću Revizorskog suda i stoga daje razrješnicu direktoru Europske policijske akademije za izvršenje proračuna Akademije za financijsku godinu 2014. i odobrava zaključenje poslovnih knjiga za istu financijsku godinu.</text:p>
          </table:table-cell>
        </table:table-row>
        <table:table-row table:style-name="ro1">
          <table:table-cell office:value-type="string" calcext:value-type="string">
            <text:p>http://www.europarl.europa.eu/doceo/document/CRE-8-2016-04-28-INT-2-1204-0500_HR.html</text:p>
          </table:table-cell>
          <table:table-cell office:value-type="string" calcext:value-type="string">
            <text:p><text:s/>Discharge 2014: European Aviation Safety Agency (EASA) (A8-0095/2016 - Derek Vaughan) HR </text:p>
          </table:table-cell>
          <table:table-cell office:value-type="string" calcext:value-type="string">
            <text:p>28-04-2016</text:p>
          </table:table-cell>
          <table:table-cell table:formula="of:=DATE(VALUE(MID([.C1190]; 7; 4)); VALUE(MID([.C1190]; 4; 2)); VALUE(MID([.C1190]; 1; 2)))" office:value-type="date" office:date-value="2016-04-28" calcext:value-type="date">
            <text:p>04/28/16</text:p>
          </table:table-cell>
          <table:table-cell office:value-type="string" calcext:value-type="string">
            <text:p>  Dubravka Šuica (PPE), <text:s text:c="2"/>napisan. ‒ Europska agencija za sigurnost zračnog prometa ključna je za uspostavu i održavanje visoke ujednačene razine sigurnosti zračnog prometa u Europi. Agencija pruža stručnu tehničku podršku Komisiji u izradi nacrta propisa o sigurnosti zračnog prometa u različitim područjima te daje svoje mišljenje pri sklapanju relevantnih međunarodnih sporazuma. Slijedom navedenog, smatram da je učinkovitost Agencije od velikog značaja za EU i države članice.</text:p>
          </table:table-cell>
        </table:table-row>
        <table:table-row table:style-name="ro1">
          <table:table-cell office:value-type="string" calcext:value-type="string">
            <text:p>http://www.europarl.europa.eu/doceo/document/CRE-8-2016-04-28-INT-2-1252-0000_HR.html</text:p>
          </table:table-cell>
          <table:table-cell office:value-type="string" calcext:value-type="string">
            <text:p><text:s/>Discharge 2014: European Asylum Support Office (EASO) (A8-0133/2016 - Derek Vaughan) HR </text:p>
          </table:table-cell>
          <table:table-cell office:value-type="string" calcext:value-type="string">
            <text:p>28-04-2016</text:p>
          </table:table-cell>
          <table:table-cell table:formula="of:=DATE(VALUE(MID([.C1191]; 7; 4)); VALUE(MID([.C1191]; 4; 2)); VALUE(MID([.C1191]; 1; 2)))" office:value-type="date" office:date-value="2016-04-28" calcext:value-type="date">
            <text:p>04/28/16</text:p>
          </table:table-cell>
          <table:table-cell office:value-type="string" calcext:value-type="string">
            <text:p>  Dubravka Šuica (PPE), <text:s text:c="2"/>napisan. ‒ Europski potporni ured za azil (EASO) je agencija Europske unije čija je ključna uloga konkretna provedba Zajedničkog europskog sustava azila (CEAS-a). EASO je osnovan s ciljem poboljšanja praktične suradnje u području azila i pomaganja državama članicama da ispune svoje europske i međunarodne obveze kako bi pružile zaštitu ljudima kojima je ona potrebna. Nadalje, EASO djeluje kao ekspertni centar za azil i pruža potporu državama članicama čiji su sustavi azila i prihvata pod posebnim opterećenjem. Trenutačna izbjeglička kriza vrši velik pritisak na EASO, što treba uzeti u obzir.</text:p>
          </table:table-cell>
        </table:table-row>
        <table:table-row table:style-name="ro1">
          <table:table-cell office:value-type="string" calcext:value-type="string">
            <text:p>http://www.europarl.europa.eu/doceo/document/CRE-8-2016-04-28-INT-2-1268-0500_HR.html</text:p>
          </table:table-cell>
          <table:table-cell office:value-type="string" calcext:value-type="string">
            <text:p><text:s/>Discharge 2014: European Banking Authority (EBA) (A8-0090/2016 - Derek Vaughan) HR </text:p>
          </table:table-cell>
          <table:table-cell office:value-type="string" calcext:value-type="string">
            <text:p>28-04-2016</text:p>
          </table:table-cell>
          <table:table-cell table:formula="of:=DATE(VALUE(MID([.C1192]; 7; 4)); VALUE(MID([.C1192]; 4; 2)); VALUE(MID([.C1192]; 1; 2)))" office:value-type="date" office:date-value="2016-04-28" calcext:value-type="date">
            <text:p>04/28/16</text:p>
          </table:table-cell>
          <table:table-cell office:value-type="string" calcext:value-type="string">
            <text:p>  Dubravka Šuica (PPE), <text:s text:c="2"/>napisan. ‒ Budući da je Revizorski sud u svojem izvješću o godišnjoj računovodstvenoj dokumentaciji Europskog nadzornog tijela za bankarstvo za financijsku godinu 2014. izjavio da je stekao razumno uvjerenje da je godišnja računovodstvena dokumentacija Nadzornog tijela za financijsku godinu 2014. pouzdana te da su osnovne transakcije zakonite i pravilne, Europski parlament je donio sljedeće zaključke. U svom izvješću daje razrješnicu izvršnom direktoru Europskog nadzornog tijela za bankarstvo za izvršenje proračuna Nadzornog tijela za financijsku godinu 2014. te utvrđuje da konačna godišnja računovodstvena dokumentacija Europskog nadzornog tijela za bankarstvo odgovara obliku u kojem je sadržana u prilogu izvješću Revizorskog suda. Nadalje, odobrava zaključenje poslovnih knjiga Europskog nadzornog tijela za bankarstvo za financijsku godinu 2014. Štoviše, naglašava da je uloga Nadzornog tijela u promicanju zajedničkog nadzornog režima na cijelom unutarnjem tržištu ključna za jamčenje financijske stabilnosti i veće zaštite potrošača u EU-u.</text:p>
          </table:table-cell>
        </table:table-row>
        <table:table-row table:style-name="ro1">
          <table:table-cell office:value-type="string" calcext:value-type="string">
            <text:p>http://www.europarl.europa.eu/doceo/document/CRE-8-2016-04-28-INT-2-1276-0500_HR.html</text:p>
          </table:table-cell>
          <table:table-cell office:value-type="string" calcext:value-type="string">
            <text:p><text:s/>Discharge 2014: European Centre for Disease Prevention and Control (ECDC) (A8-0103/2016 - Derek Vaughan) HR </text:p>
          </table:table-cell>
          <table:table-cell office:value-type="string" calcext:value-type="string">
            <text:p>28-04-2016</text:p>
          </table:table-cell>
          <table:table-cell table:formula="of:=DATE(VALUE(MID([.C1193]; 7; 4)); VALUE(MID([.C1193]; 4; 2)); VALUE(MID([.C1193]; 1; 2)))" office:value-type="date" office:date-value="2016-04-28" calcext:value-type="date">
            <text:p>04/28/16</text:p>
          </table:table-cell>
          <table:table-cell office:value-type="string" calcext:value-type="string">
            <text:p>  Dubravka Šuica (PPE), <text:s text:c="2"/>napisan. ‒ Europski centar za sprečavanje i kontrolu bolesti (ECDC) osnovan je 2005. godine, a neke od glavnih zadaća Centra su pružanje znanstvenih savjeta vladama i institucijama te pomaganje vladama država članica da se pripreme za izbijanje bolesti. Na taj način ECDC uvelike doprinosi jačanju obrane Europe od zaraznih bolesti.</text:p>
          </table:table-cell>
        </table:table-row>
        <table:table-row table:style-name="ro1">
          <table:table-cell office:value-type="string" calcext:value-type="string">
            <text:p>http://www.europarl.europa.eu/doceo/document/CRE-8-2016-04-28-INT-2-1286-0500_HR.html</text:p>
          </table:table-cell>
          <table:table-cell office:value-type="string" calcext:value-type="string">
            <text:p><text:s/>Discharge 2014: European Chemicals Agency (ECHA) (A8-0118/2016 - Derek Vaughan) HR </text:p>
          </table:table-cell>
          <table:table-cell office:value-type="string" calcext:value-type="string">
            <text:p>28-04-2016</text:p>
          </table:table-cell>
          <table:table-cell table:formula="of:=DATE(VALUE(MID([.C1194]; 7; 4)); VALUE(MID([.C1194]; 4; 2)); VALUE(MID([.C1194]; 1; 2)))" office:value-type="date" office:date-value="2016-04-28" calcext:value-type="date">
            <text:p>04/28/16</text:p>
          </table:table-cell>
          <table:table-cell office:value-type="string" calcext:value-type="string">
            <text:p>  Dubravka Šuica (PPE), <text:s text:c="2"/>napisan. ‒ Europska agencija za kemikalije (ECHA) skrbi o tome da su informacije o opasnostima i sigurnoj upotrebi kemikalija dostupne svima kako bi se osigurala zaštita ljudi i okoliša na najvišoj razini. ECHA postaje vodeće regulatorno tijelo na svijetu za sigurnu upotrebu kemikalija i primjenu novog zakonodavstva EU-a u području kemikalija. ECHA je kao takva ključna za dobrobit ljudskog zdravlja i okoliša kao i za inovativnost i konkurentnost u području kemikalija.</text:p>
          </table:table-cell>
        </table:table-row>
        <table:table-row table:style-name="ro1">
          <table:table-cell office:value-type="string" calcext:value-type="string">
            <text:p>http://www.europarl.europa.eu/doceo/document/CRE-8-2016-04-28-INT-2-1339-0000_HR.html</text:p>
          </table:table-cell>
          <table:table-cell office:value-type="string" calcext:value-type="string">
            <text:p><text:s/>Discharge 2014: European Environment Agency (EEA) (A8-0100/2016 - Derek Vaughan) HR </text:p>
          </table:table-cell>
          <table:table-cell office:value-type="string" calcext:value-type="string">
            <text:p>28-04-2016</text:p>
          </table:table-cell>
          <table:table-cell table:formula="of:=DATE(VALUE(MID([.C1195]; 7; 4)); VALUE(MID([.C1195]; 4; 2)); VALUE(MID([.C1195]; 1; 2)))" office:value-type="date" office:date-value="2016-04-28" calcext:value-type="date">
            <text:p>04/28/16</text:p>
          </table:table-cell>
          <table:table-cell office:value-type="string" calcext:value-type="string">
            <text:p>  Dubravka Šuica (PPE), <text:s text:c="2"/>napisan. ‒ Europska agencija za okoliš osigurava kvalitetne i neovisne informacije o okolišu te služi kao izvor informacija za sve subjekte uključene u razvoj, donošenje, provedbu i vrednovanje politike o okolišu kao i za širu javnost. Na taj način Agencija pomaže EU-u i državama članicama u donošenju informiranih odluka o poboljšanju okoliša, a istovremeno objedinjuje pitanja o okolišu u ekonomske politike i usmjerava prema održivosti.</text:p>
          </table:table-cell>
        </table:table-row>
        <table:table-row table:style-name="ro1">
          <table:table-cell office:value-type="string" calcext:value-type="string">
            <text:p>http://www.europarl.europa.eu/doceo/document/CRE-8-2016-04-28-INT-2-1356-0500_HR.html</text:p>
          </table:table-cell>
          <table:table-cell office:value-type="string" calcext:value-type="string">
            <text:p><text:s/>Discharge 2014: European Fisheries Control Agency (EFCA) (A8-0104/2016 - Derek Vaughan) HR </text:p>
          </table:table-cell>
          <table:table-cell office:value-type="string" calcext:value-type="string">
            <text:p>28-04-2016</text:p>
          </table:table-cell>
          <table:table-cell table:formula="of:=DATE(VALUE(MID([.C1196]; 7; 4)); VALUE(MID([.C1196]; 4; 2)); VALUE(MID([.C1196]; 1; 2)))" office:value-type="date" office:date-value="2016-04-28" calcext:value-type="date">
            <text:p>04/28/16</text:p>
          </table:table-cell>
          <table:table-cell office:value-type="string" calcext:value-type="string">
            <text:p>  Dubravka Šuica (PPE), <text:s text:c="2"/>napisan. ‒ Europska agencija za kontrolu ribarstva (EFCA) promiče najviše zajedničke standarde nadzora, inspekcije i praćenja u okviru zajedničke ribarstvene politike. Agencija je ključna za operativnu suradnju između država članica, stvaranje jednakih uvjeta za sve u ribarstvenoj industriji te za održivo ribarstvo. Kroz izvršavanje svojih zadaća, Agencija doprinosi učinkovitoj i dosljednoj primjeni pravila zajedničke ribarstvene politike.</text:p>
          </table:table-cell>
        </table:table-row>
        <table:table-row table:style-name="ro1">
          <table:table-cell office:value-type="string" calcext:value-type="string">
            <text:p>http://www.europarl.europa.eu/doceo/document/CRE-8-2016-04-28-INT-2-1364-0500_HR.html</text:p>
          </table:table-cell>
          <table:table-cell office:value-type="string" calcext:value-type="string">
            <text:p><text:s/>Discharge 2014: European Food Safety Authority (EFSA) (A8-0086/2016 - Derek Vaughan) HR </text:p>
          </table:table-cell>
          <table:table-cell office:value-type="string" calcext:value-type="string">
            <text:p>28-04-2016</text:p>
          </table:table-cell>
          <table:table-cell table:formula="of:=DATE(VALUE(MID([.C1197]; 7; 4)); VALUE(MID([.C1197]; 4; 2)); VALUE(MID([.C1197]; 1; 2)))" office:value-type="date" office:date-value="2016-04-28" calcext:value-type="date">
            <text:p>04/28/16</text:p>
          </table:table-cell>
          <table:table-cell office:value-type="string" calcext:value-type="string">
            <text:p>  Dubravka Šuica (PPE), <text:s text:c="2"/>napisan. ‒ Glavna uloga Europske agencije za sigurnost hrane jest pružanje neovisnih znanstvenih savjeta i informiranje o postojećim i novim rizicima povezanima s hranom. Na taj način Agencija uvelike doprinosi zaštiti potrošača od rizika u prehrambenom lancu te javnom zdravlju općenito. Stoga je važno osigurati da učinkovitost Agencije bude na najvišoj razini.</text:p>
          </table:table-cell>
        </table:table-row>
        <table:table-row table:style-name="ro1">
          <table:table-cell office:value-type="string" calcext:value-type="string">
            <text:p>http://www.europarl.europa.eu/doceo/document/CRE-8-2016-04-28-INT-2-1371-0500_HR.html</text:p>
          </table:table-cell>
          <table:table-cell office:value-type="string" calcext:value-type="string">
            <text:p><text:s/>Discharge 2014: European Institute for Gender Equality (EIGE) (A8-0085/2016 - Derek Vaughan) HR </text:p>
          </table:table-cell>
          <table:table-cell office:value-type="string" calcext:value-type="string">
            <text:p>28-04-2016</text:p>
          </table:table-cell>
          <table:table-cell table:formula="of:=DATE(VALUE(MID([.C1198]; 7; 4)); VALUE(MID([.C1198]; 4; 2)); VALUE(MID([.C1198]; 1; 2)))" office:value-type="date" office:date-value="2016-04-28" calcext:value-type="date">
            <text:p>04/28/16</text:p>
          </table:table-cell>
          <table:table-cell office:value-type="string" calcext:value-type="string">
            <text:p>  Dubravka Šuica (PPE), <text:s text:c="2"/>napisan. ‒ Institut je osnovan s ciljem promicanja i jačanja jednakosti spolova uključujući poticanje rodne osviještenosti u svim politikama Unije i nacionalnim politikama koje iz njih proizlaze. Osnovan je i u svrhu borbe protiv diskriminacije na temelju spola te u cilju podizanja razine osviještenosti građana EU-a o jednakosti spolova. </text:p>
          </table:table-cell>
        </table:table-row>
        <table:table-row table:style-name="ro1">
          <table:table-cell office:value-type="string" calcext:value-type="string">
            <text:p>http://www.europarl.europa.eu/doceo/document/CRE-8-2016-04-28-INT-2-1379-0500_HR.html</text:p>
          </table:table-cell>
          <table:table-cell office:value-type="string" calcext:value-type="string">
            <text:p><text:s/>Discharge 2014: European Insurance and Occupational Pensions Authority (EIOPA) (A8-0091/2016 - Derek Vaughan) HR </text:p>
          </table:table-cell>
          <table:table-cell office:value-type="string" calcext:value-type="string">
            <text:p>28-04-2016</text:p>
          </table:table-cell>
          <table:table-cell table:formula="of:=DATE(VALUE(MID([.C1199]; 7; 4)); VALUE(MID([.C1199]; 4; 2)); VALUE(MID([.C1199]; 1; 2)))" office:value-type="date" office:date-value="2016-04-28" calcext:value-type="date">
            <text:p>04/28/16</text:p>
          </table:table-cell>
          <table:table-cell office:value-type="string" calcext:value-type="string">
            <text:p>  Dubravka Šuica (PPE), <text:s text:c="2"/>napisan. ‒ Uloga Nadzornog tijela u promicanju zajedničkog nadzornog režima na cijelom unutarnjem tržištu je tehničke prirode i ključna je za osiguravanje financijske stabilnosti, povezanijeg, transparentnijeg i učinkovitijeg financijskog tržišta. Uz to, trebalo bi i omogućiti veću razinu zaštite potrošača u Uniji. </text:p>
          </table:table-cell>
        </table:table-row>
        <table:table-row table:style-name="ro1">
          <table:table-cell office:value-type="string" calcext:value-type="string">
            <text:p>http://www.europarl.europa.eu/doceo/document/CRE-8-2016-04-28-INT-2-1386-0500_HR.html</text:p>
          </table:table-cell>
          <table:table-cell office:value-type="string" calcext:value-type="string">
            <text:p><text:s/>Discharge 2014: European Institute of Innovation and Technology (EIT) (A8-0117/2016 - Derek Vaughan) HR </text:p>
          </table:table-cell>
          <table:table-cell office:value-type="string" calcext:value-type="string">
            <text:p>28-04-2016</text:p>
          </table:table-cell>
          <table:table-cell table:formula="of:=DATE(VALUE(MID([.C1200]; 7; 4)); VALUE(MID([.C1200]; 4; 2)); VALUE(MID([.C1200]; 1; 2)))" office:value-type="date" office:date-value="2016-04-28" calcext:value-type="date">
            <text:p>04/28/16</text:p>
          </table:table-cell>
          <table:table-cell office:value-type="string" calcext:value-type="string">
            <text:p>  Dubravka Šuica (PPE), <text:s text:c="2"/>napisan. ‒ Europski institut za inovacije i tehnologiju (EIT) promiče inovacije u zemljama Europske unije i pomaže poduzećima te obrazovnim i istraživačkim tijelima da zajedno stvaraju poticajno okruženje za inovacije i poduzetništvo u Europi. EIT doprinosi sposobnosti EU-a za stvaranje inovacija i natjecanje sa stranom konkurencijom te na taj način stvara radna mjesta i bogatstvo.</text:p>
          </table:table-cell>
        </table:table-row>
        <table:table-row table:style-name="ro1">
          <table:table-cell office:value-type="string" calcext:value-type="string">
            <text:p>http://www.europarl.europa.eu/doceo/document/CRE-8-2016-04-28-INT-2-1394-0500_HR.html</text:p>
          </table:table-cell>
          <table:table-cell office:value-type="string" calcext:value-type="string">
            <text:p><text:s/>Discharge 2014: European Medicines Agency (EMA) (A8-0114/2016 - Derek Vaughan) HR </text:p>
          </table:table-cell>
          <table:table-cell office:value-type="string" calcext:value-type="string">
            <text:p>28-04-2016</text:p>
          </table:table-cell>
          <table:table-cell table:formula="of:=DATE(VALUE(MID([.C1201]; 7; 4)); VALUE(MID([.C1201]; 4; 2)); VALUE(MID([.C1201]; 1; 2)))" office:value-type="date" office:date-value="2016-04-28" calcext:value-type="date">
            <text:p>04/28/16</text:p>
          </table:table-cell>
          <table:table-cell office:value-type="string" calcext:value-type="string">
            <text:p>  Dubravka Šuica (PPE), <text:s text:c="2"/>napisan. ‒ Glavna zadaća Europske agencije za lijekove (EMA-e), čije je sjedište u Londonu, jest zaštita i promicanje javnog zdravlja i zdravlja životinja na temelju ocjena i nadzora lijekova u humanoj i veterinarskoj medicini. EMA je, između ostalog, zadužena za znanstveno ocjenjivanje zahtjeva za odobrenje za stavljanje medicinskih proizvoda na europsko tržište.</text:p>
          </table:table-cell>
        </table:table-row>
        <table:table-row table:style-name="ro1">
          <table:table-cell office:value-type="string" calcext:value-type="string">
            <text:p>http://www.europarl.europa.eu/doceo/document/CRE-8-2016-04-28-INT-2-1401-0500_HR.html</text:p>
          </table:table-cell>
          <table:table-cell office:value-type="string" calcext:value-type="string">
            <text:p><text:s/>Discharge 2014: European Monitoring Centre for Drugs and Drug Addiction (EMCDDA) (A8-0105/2016 - Derek Vaughan) HR </text:p>
          </table:table-cell>
          <table:table-cell office:value-type="string" calcext:value-type="string">
            <text:p>28-04-2016</text:p>
          </table:table-cell>
          <table:table-cell table:formula="of:=DATE(VALUE(MID([.C1202]; 7; 4)); VALUE(MID([.C1202]; 4; 2)); VALUE(MID([.C1202]; 1; 2)))" office:value-type="date" office:date-value="2016-04-28" calcext:value-type="date">
            <text:p>04/28/16</text:p>
          </table:table-cell>
          <table:table-cell office:value-type="string" calcext:value-type="string">
            <text:p>  Dubravka Šuica (PPE), <text:s text:c="2"/>napisan. ‒ Godišnji financijski izvještaji Centra za 2014. sadrže detaljne podatke o korektivnim mjerama koje je Centar poduzeo na temelju primjedbi i preporuka. Centar je uložio napore kako bi proveo preporuke Revizorskog suda i službe za unutarnju reviziju radi poboljšanja svojih sustava upravljanja i unutarnje kontrole. Osim toga, Revizorski sud je u svojem izvješću o godišnjoj računovodstvenoj dokumentaciji Europskog centra za praćenje droga i ovisnosti o drogama za financijsku godinu 2014. izjavio da je stekao razumno uvjerenje da je godišnja računovodstvena dokumentacija Centra za financijsku godinu 2014. pouzdana te da su osnovne transakcije zakonite i pravilne. </text:p>
          </table:table-cell>
        </table:table-row>
        <table:table-row table:style-name="ro1">
          <table:table-cell office:value-type="string" calcext:value-type="string">
            <text:p>http://www.europarl.europa.eu/doceo/document/CRE-8-2016-04-28-INT-2-1408-0500_HR.html</text:p>
          </table:table-cell>
          <table:table-cell office:value-type="string" calcext:value-type="string">
            <text:p><text:s/>Discharge 2014: European Maritime Safety Agency (EMSA) (A8-0102/2016 - Derek Vaughan) HR </text:p>
          </table:table-cell>
          <table:table-cell office:value-type="string" calcext:value-type="string">
            <text:p>28-04-2016</text:p>
          </table:table-cell>
          <table:table-cell table:formula="of:=DATE(VALUE(MID([.C1203]; 7; 4)); VALUE(MID([.C1203]; 4; 2)); VALUE(MID([.C1203]; 1; 2)))" office:value-type="date" office:date-value="2016-04-28" calcext:value-type="date">
            <text:p>04/28/16</text:p>
          </table:table-cell>
          <table:table-cell office:value-type="string" calcext:value-type="string">
            <text:p>  Dubravka Šuica (PPE), <text:s text:c="2"/>napisan. ‒ Europska agencija za pomorsku sigurnost (EMSA) pruža državama članicama i EU-u tehničku pomoć i podršku pri oblikovanju i provedbi zakonodavstva Unije o pomorskoj sigurnosti i sigurnosnoj zaštiti te onečišćenju povezanim s plovidbom. Isto tako, EMSA je nadležna za sprečavanje izljeva nafte i reagiranja u slučaju izlijevanja te za nadzor, identifikaciju i praćenje brodova na velikoj udaljenosti. </text:p>
          </table:table-cell>
        </table:table-row>
        <table:table-row table:style-name="ro1">
          <table:table-cell office:value-type="string" calcext:value-type="string">
            <text:p>http://www.europarl.europa.eu/doceo/document/CRE-8-2016-04-28-INT-2-1414-0500_HR.html</text:p>
          </table:table-cell>
          <table:table-cell office:value-type="string" calcext:value-type="string">
            <text:p><text:s/>Discharge 2014: European Union Agency for Network and Information Security (ENISA) (A8-0098/2016 - Derek Vaughan) HR </text:p>
          </table:table-cell>
          <table:table-cell office:value-type="string" calcext:value-type="string">
            <text:p>28-04-2016</text:p>
          </table:table-cell>
          <table:table-cell table:formula="of:=DATE(VALUE(MID([.C1204]; 7; 4)); VALUE(MID([.C1204]; 4; 2)); VALUE(MID([.C1204]; 1; 2)))" office:value-type="date" office:date-value="2016-04-28" calcext:value-type="date">
            <text:p>04/28/16</text:p>
          </table:table-cell>
          <table:table-cell office:value-type="string" calcext:value-type="string">
            <text:p>  Dubravka Šuica (PPE), <text:s text:c="2"/>napisan. ‒ Na temelju preporuka iz razrješnice Agencije za 2013. te u skladu s ugovorom o najmu između grčkih vlasti, Agencije i najmodavca, najamninu za urede u Ateni plaćaju grčke vlasti. Europski parlament je u svom izvješću izrazio zabrinutost zbog stalnog kašnjenja u plaćanju najamnine čak i u 2014. i 2015. godini. To predstavlja znatne reputacijske i financijske rizike te rizike za kontinuitet poslovanja Agencije. </text:p>
          </table:table-cell>
        </table:table-row>
        <table:table-row table:style-name="ro1">
          <table:table-cell office:value-type="string" calcext:value-type="string">
            <text:p>http://www.europarl.europa.eu/doceo/document/CRE-8-2016-04-28-INT-2-1419-0500_HR.html</text:p>
          </table:table-cell>
          <table:table-cell office:value-type="string" calcext:value-type="string">
            <text:p><text:s/>Discharge 2014: European Railway Agency (ERA) (A8-0106/2016 - Derek Vaughan) HR </text:p>
          </table:table-cell>
          <table:table-cell office:value-type="string" calcext:value-type="string">
            <text:p>28-04-2016</text:p>
          </table:table-cell>
          <table:table-cell table:formula="of:=DATE(VALUE(MID([.C1205]; 7; 4)); VALUE(MID([.C1205]; 4; 2)); VALUE(MID([.C1205]; 1; 2)))" office:value-type="date" office:date-value="2016-04-28" calcext:value-type="date">
            <text:p>04/28/16</text:p>
          </table:table-cell>
          <table:table-cell office:value-type="string" calcext:value-type="string">
            <text:p>  Dubravka Šuica (PPE), <text:s text:c="2"/>napisan. ‒ Europski parlament je primio na znanje aktivnosti koje je poduzela Agencija što se tiče upravljanja proračunom i financijama, te s obzirom na obveze i prijenose. Nadalje, Agencija je revidirala svoje selekcijske postupke te unijela niz poboljšanja u postupke zapošljavanja ne bi li se zajamčila transparentnost i jednako postupanje prema kandidatima, uvela je i kontrolu ex ante radi neovisnog praćenja odvijanja selekcijskih postupaka te je donijela odluku na temelju koje operativno osoblje može postati trajno zaposleno. </text:p>
          </table:table-cell>
        </table:table-row>
        <table:table-row table:style-name="ro1">
          <table:table-cell office:value-type="string" calcext:value-type="string">
            <text:p>http://www.europarl.europa.eu/doceo/document/CRE-8-2016-04-28-INT-2-1427-0000_HR.html</text:p>
          </table:table-cell>
          <table:table-cell office:value-type="string" calcext:value-type="string">
            <text:p><text:s/>Discharge 2014: European Securities and Markets Authority (ESMA) (A8-0096/2016 - Derek Vaughan) HR </text:p>
          </table:table-cell>
          <table:table-cell office:value-type="string" calcext:value-type="string">
            <text:p>28-04-2016</text:p>
          </table:table-cell>
          <table:table-cell table:formula="of:=DATE(VALUE(MID([.C1206]; 7; 4)); VALUE(MID([.C1206]; 4; 2)); VALUE(MID([.C1206]; 1; 2)))" office:value-type="date" office:date-value="2016-04-28" calcext:value-type="date">
            <text:p>04/28/16</text:p>
          </table:table-cell>
          <table:table-cell office:value-type="string" calcext:value-type="string">
            <text:p>  Dubravka Šuica (PPE), <text:s text:c="2"/>napisan. ‒ Prema financijskim izvještajima, konačni proračun Europskog nadzornog tijela za vrijednosne papire i tržišta kapitala („Nadzorno tijelo”) za financijsku godinu 2014. iznosio je 33 267 143 EUR, što je 18,02 % više u odnosu na 2013. godinu. Tome su razlog dodatne zadaće koje su povjerene Nadzornom tijelu. </text:p>
          </table:table-cell>
        </table:table-row>
        <table:table-row table:style-name="ro1">
          <table:table-cell office:value-type="string" calcext:value-type="string">
            <text:p>http://www.europarl.europa.eu/doceo/document/CRE-8-2016-04-28-INT-2-1434-0500_HR.html</text:p>
          </table:table-cell>
          <table:table-cell office:value-type="string" calcext:value-type="string">
            <text:p><text:s/>Discharge 2014: European Training Foundation (ETF) (A8-0116/2016 - Derek Vaughan) HR </text:p>
          </table:table-cell>
          <table:table-cell office:value-type="string" calcext:value-type="string">
            <text:p>28-04-2016</text:p>
          </table:table-cell>
          <table:table-cell table:formula="of:=DATE(VALUE(MID([.C1207]; 7; 4)); VALUE(MID([.C1207]; 4; 2)); VALUE(MID([.C1207]; 1; 2)))" office:value-type="date" office:date-value="2016-04-28" calcext:value-type="date">
            <text:p>04/28/16</text:p>
          </table:table-cell>
          <table:table-cell office:value-type="string" calcext:value-type="string">
            <text:p>  Dubravka Šuica (PPE), <text:s text:c="2"/>napisan. ‒ Mjere poduzete na temelju preporuka iz razrješnice za 2013. su ostvarene. Zaklada je nakon sklapanja sporazuma o sjedištu Zaklade u ožujku 2013. s nadležnim tijelima regije Pijemont u Italiji izvršila izvanredno održavanje prostora te preuzela izravnu kontrolu nad vodom, plinom i električnom energijom. Osim toga, od 2008. godine Zaklada je nastojala smanjiti broj članova osoblja na središnjim administrativnim položajima, istodobno povećavajući broj stručnjaka. </text:p>
          </table:table-cell>
        </table:table-row>
        <table:table-row table:style-name="ro1">
          <table:table-cell office:value-type="string" calcext:value-type="string">
            <text:p>http://www.europarl.europa.eu/doceo/document/CRE-8-2016-04-28-INT-2-1440-0500_HR.html</text:p>
          </table:table-cell>
          <table:table-cell office:value-type="string" calcext:value-type="string">
            <text:p><text:s/>Discharge 2014: European Agency for the operational management of large-scale IT systems in the area of freedom, security and justice (EU-LISA) (A8-0124/2016 - Derek Vaughan) HR </text:p>
          </table:table-cell>
          <table:table-cell office:value-type="string" calcext:value-type="string">
            <text:p>28-04-2016</text:p>
          </table:table-cell>
          <table:table-cell table:formula="of:=DATE(VALUE(MID([.C1208]; 7; 4)); VALUE(MID([.C1208]; 4; 2)); VALUE(MID([.C1208]; 1; 2)))" office:value-type="date" office:date-value="2016-04-28" calcext:value-type="date">
            <text:p>04/28/16</text:p>
          </table:table-cell>
          <table:table-cell office:value-type="string" calcext:value-type="string">
            <text:p>  Dubravka Šuica (PPE), <text:s text:c="2"/>napisan. ‒ Agencija je stekla financijsku neovisnosti 2013. godine. Zbog toga je određeni broj preuzetih obveza za administrativne rashode prenesen s Komisije na Agenciju. Do trenutka kada je donijela odluku o tim prijenosima, Agencija još nije popunila sva svoja predviđena radna mjesta i njezin je kapacitet za upravljanje proračunom u određenim područjima bio ograničen. Nakon toga je Agencija poboljšala svoj kapacitet kontrole i provedbe prijenosa. </text:p>
          </table:table-cell>
        </table:table-row>
        <table:table-row table:style-name="ro1">
          <table:table-cell office:value-type="string" calcext:value-type="string">
            <text:p>http://www.europarl.europa.eu/doceo/document/CRE-8-2016-04-28-INT-2-1488-0000_HR.html</text:p>
          </table:table-cell>
          <table:table-cell office:value-type="string" calcext:value-type="string">
            <text:p><text:s/>Discharge 2014: European Agency for Safety and Health at Work (EU-OSHA) (A8-0134/2016 - Derek Vaughan) HR </text:p>
          </table:table-cell>
          <table:table-cell office:value-type="string" calcext:value-type="string">
            <text:p>28-04-2016</text:p>
          </table:table-cell>
          <table:table-cell table:formula="of:=DATE(VALUE(MID([.C1209]; 7; 4)); VALUE(MID([.C1209]; 4; 2)); VALUE(MID([.C1209]; 1; 2)))" office:value-type="date" office:date-value="2016-04-28" calcext:value-type="date">
            <text:p>04/28/16</text:p>
          </table:table-cell>
          <table:table-cell office:value-type="string" calcext:value-type="string">
            <text:p>  Dubravka Šuica (PPE), <text:s text:c="2"/>napisan. ‒ Agencija je u godišnjem planu upravljanja za 2014. izrazila suglasnost s mjerama za daljnje poboljšanje djelotvornosti standarda unutarnje kontrole u nekoliko područja. Pripremljen je višegodišnji akcijski plan, a direktorica Agencije je u lipnju 2014. donijela politiku unutarnje kontrole koja uključuje poseban postupak za samoprocjenu standarda. On se temelji na već postojećoj praksi u Agenciji, a radi na principu definiranja uloge i odgovornosti u vezi s provedbom postupka te sadrži opis sustava unutarnje kontrole koji su na snazi.</text:p>
          </table:table-cell>
        </table:table-row>
        <table:table-row table:style-name="ro1">
          <table:table-cell office:value-type="string" calcext:value-type="string">
            <text:p>http://www.europarl.europa.eu/doceo/document/CRE-8-2016-04-28-INT-2-1504-0500_HR.html</text:p>
          </table:table-cell>
          <table:table-cell office:value-type="string" calcext:value-type="string">
            <text:p><text:s/>Discharge 2014: Euratom Supply Agency (ESA) (A8-0110/2016 - Derek Vaughan) HR </text:p>
          </table:table-cell>
          <table:table-cell office:value-type="string" calcext:value-type="string">
            <text:p>28-04-2016</text:p>
          </table:table-cell>
          <table:table-cell table:formula="of:=DATE(VALUE(MID([.C1210]; 7; 4)); VALUE(MID([.C1210]; 4; 2)); VALUE(MID([.C1210]; 1; 2)))" office:value-type="date" office:date-value="2016-04-28" calcext:value-type="date">
            <text:p>04/28/16</text:p>
          </table:table-cell>
          <table:table-cell office:value-type="string" calcext:value-type="string">
            <text:p>  Dubravka Šuica (PPE), <text:s text:c="2"/>napisan. ‒ Agencija je u svojim godišnjim financijskim izvještajima dala procjenu troškova za administrativne usluge plaćene izravno iz proračuna Komisije. Europski parlament donosi izvješće o razrješnici za izvršenje proračuna Agencije za opskrbu Euratoma za financijsku godinu 2014. U njemu navodi kako bi spomenuta godišnja izvješća o institucijama i agencijama Unije mogla imati važnu ulogu u pridržavanju pravila o transparentnosti, odgovornosti i integritetu i stoga na temelju ovog primjera poziva institucije Unije da u svoja godišnja izvješća uvrste poglavlje o tim komponentama.</text:p>
          </table:table-cell>
        </table:table-row>
        <table:table-row table:style-name="ro1">
          <table:table-cell office:value-type="string" calcext:value-type="string">
            <text:p>http://www.europarl.europa.eu/doceo/document/CRE-8-2016-04-28-INT-2-1511-0500_HR.html</text:p>
          </table:table-cell>
          <table:table-cell office:value-type="string" calcext:value-type="string">
            <text:p><text:s/>Discharge 2014: European Foundation for the Improvement of Living and Working Conditions (Eurofound) (A8-0120/2016 - Derek Vaughan) HR </text:p>
          </table:table-cell>
          <table:table-cell office:value-type="string" calcext:value-type="string">
            <text:p>28-04-2016</text:p>
          </table:table-cell>
          <table:table-cell table:formula="of:=DATE(VALUE(MID([.C1211]; 7; 4)); VALUE(MID([.C1211]; 4; 2)); VALUE(MID([.C1211]; 1; 2)))" office:value-type="date" office:date-value="2016-04-28" calcext:value-type="date">
            <text:p>04/28/16</text:p>
          </table:table-cell>
          <table:table-cell office:value-type="string" calcext:value-type="string">
            <text:p>  Dubravka Šuica (PPE), <text:s text:c="2"/>napisan. ‒ Zaklada je uspješno poduzela mjere na temelju preporuka iz razrješnice za 2013. zbog evidentiranja materijalne i dugotrajne imovine što je uočio Revizorski sud. Što se tiče upravljanja proračunom i financijama, uloženi su napori u praćenje proračuna Zaklade tijekom financijske godine 2014. To je rezultiralo stopom izvršenja proračuna od 99,66 %. Stoga je ukupna razina odobrenih sredstava za koja su preuzete obveze visoka što znači da su se obveze izvršavale pravovremeno. </text:p>
          </table:table-cell>
        </table:table-row>
        <table:table-row table:style-name="ro1">
          <table:table-cell office:value-type="string" calcext:value-type="string">
            <text:p>http://www.europarl.europa.eu/doceo/document/CRE-8-2016-04-28-INT-2-1519-0500_HR.html</text:p>
          </table:table-cell>
          <table:table-cell office:value-type="string" calcext:value-type="string">
            <text:p><text:s/>Discharge 2014: The European Union's Judicial Cooperation Unit (Eurojust) (A8-0099/2016 - Derek Vaughan) HR </text:p>
          </table:table-cell>
          <table:table-cell office:value-type="string" calcext:value-type="string">
            <text:p>28-04-2016</text:p>
          </table:table-cell>
          <table:table-cell table:formula="of:=DATE(VALUE(MID([.C1212]; 7; 4)); VALUE(MID([.C1212]; 4; 2)); VALUE(MID([.C1212]; 1; 2)))" office:value-type="date" office:date-value="2016-04-28" calcext:value-type="date">
            <text:p>04/28/16</text:p>
          </table:table-cell>
          <table:table-cell office:value-type="string" calcext:value-type="string">
            <text:p>  Dubravka Šuica (PPE), <text:s text:c="2"/>napisan. ‒ Eurojust je tijelo Europske unije zaduženo za povećanje učinkovitosti rada nacionalnih i izvršnih tijela u progonu teškog organiziranog i prekograničnog kriminala. Eurojust je važan partner i središte stručnosti na pravosudnoj razini za učinkovite mjere protiv prekograničnog organiziranog kriminala u EU-u. </text:p>
          </table:table-cell>
        </table:table-row>
        <table:table-row table:style-name="ro1">
          <table:table-cell office:value-type="string" calcext:value-type="string">
            <text:p>http://www.europarl.europa.eu/doceo/document/CRE-8-2016-04-28-INT-2-1528-0250_HR.html</text:p>
          </table:table-cell>
          <table:table-cell office:value-type="string" calcext:value-type="string">
            <text:p><text:s/>Discharge 2014: European Police Office (Europol) (A8-0122/2016 - Derek Vaughan) HR </text:p>
          </table:table-cell>
          <table:table-cell office:value-type="string" calcext:value-type="string">
            <text:p>28-04-2016</text:p>
          </table:table-cell>
          <table:table-cell table:formula="of:=DATE(VALUE(MID([.C1213]; 7; 4)); VALUE(MID([.C1213]; 4; 2)); VALUE(MID([.C1213]; 1; 2)))" office:value-type="date" office:date-value="2016-04-28" calcext:value-type="date">
            <text:p>04/28/16</text:p>
          </table:table-cell>
          <table:table-cell office:value-type="string" calcext:value-type="string">
            <text:p>  Dubravka Šuica (PPE), <text:s text:c="2"/>napisan. ‒ Glavna zadaća Europskog policijskog ureda (Europola) jest pomaganje nacionalnim tijelima za provedbu zakona u borbi protiv teških međunarodnih zločina i terorizma, čime Ured uvelike doprinosi sigurnosti Europe. Radi svog središnjeg položaja u europskoj sigurnosnoj strukturi, Europol mora biti učinkovit i izvršavati svoje dužnosti na najbolji mogući način.</text:p>
          </table:table-cell>
        </table:table-row>
        <table:table-row table:style-name="ro1">
          <table:table-cell office:value-type="string" calcext:value-type="string">
            <text:p>http://www.europarl.europa.eu/doceo/document/CRE-8-2016-04-28-INT-2-1533-0500_HR.html</text:p>
          </table:table-cell>
          <table:table-cell office:value-type="string" calcext:value-type="string">
            <text:p><text:s/>Discharge 2014: European Union Agency for Fundamental Rights (FRA) (A8-0108/2016 - Derek Vaughan) HR </text:p>
          </table:table-cell>
          <table:table-cell office:value-type="string" calcext:value-type="string">
            <text:p>28-04-2016</text:p>
          </table:table-cell>
          <table:table-cell table:formula="of:=DATE(VALUE(MID([.C1214]; 7; 4)); VALUE(MID([.C1214]; 4; 2)); VALUE(MID([.C1214]; 1; 2)))" office:value-type="date" office:date-value="2016-04-28" calcext:value-type="date">
            <text:p>04/28/16</text:p>
          </table:table-cell>
          <table:table-cell office:value-type="string" calcext:value-type="string">
            <text:p>  Dubravka Šuica (PPE), <text:s text:c="2"/>napisan. ‒ Budući da je konačni proračun Agencije Europske unije za temeljna prava za financijsku godinu 2014. smanjen za 0,56 % u odnosu na 2013., a 99 % proračuna Agencije proizlazi iz proračuna Unije Europski parlament je donio izvješće o razrješnici za izvršenje proračuna Agencije Europske unije za temeljna prava za financijsku godinu 2014. </text:p>
          </table:table-cell>
        </table:table-row>
        <table:table-row table:style-name="ro1">
          <table:table-cell office:value-type="string" calcext:value-type="string">
            <text:p>http://www.europarl.europa.eu/doceo/document/CRE-8-2016-04-28-INT-2-1539-0500_HR.html</text:p>
          </table:table-cell>
          <table:table-cell office:value-type="string" calcext:value-type="string">
            <text:p><text:s/>Discharge 2014: European Agency for the Management of Operational Cooperation at the External Borders of the Member States of the European Union (Frontex) (A8-0115/2016 - Derek Vaughan) HR </text:p>
          </table:table-cell>
          <table:table-cell office:value-type="string" calcext:value-type="string">
            <text:p>28-04-2016</text:p>
          </table:table-cell>
          <table:table-cell table:formula="of:=DATE(VALUE(MID([.C1215]; 7; 4)); VALUE(MID([.C1215]; 4; 2)); VALUE(MID([.C1215]; 1; 2)))" office:value-type="date" office:date-value="2016-04-28" calcext:value-type="date">
            <text:p>04/28/16</text:p>
          </table:table-cell>
          <table:table-cell office:value-type="string" calcext:value-type="string">
            <text:p>  Dubravka Šuica (PPE), <text:s text:c="2"/>napisan. ‒ Agencija potvrđuje da je ona u lipnju 2013. uvela opsežniji sustav prethodnog kontroliranja koji se temelji na riziku i u koji je uvrštena obveza podnošenja odabrane popratne dokumentacije zajedno sa zahtjevom za konačno plaćanje što je jedna od pozitivnih stavki. Na temelju ove i ostalih pozitivnih primjedbi, Parlament je u svom izvješću dao razrješnicu izvršnom direktoru Europske agencije za upravljanje operativnom suradnjom na vanjskim granicama država članica Europske unije za izvršenje proračuna Agencije za financijsku godinu 2014. i odobrio zaključenje poslovnih knjiga Agencije za istu financijsku godinu. </text:p>
          </table:table-cell>
        </table:table-row>
        <table:table-row table:style-name="ro1">
          <table:table-cell office:value-type="string" calcext:value-type="string">
            <text:p>http://www.europarl.europa.eu/doceo/document/CRE-8-2016-04-28-INT-2-1547-0500_HR.html</text:p>
          </table:table-cell>
          <table:table-cell office:value-type="string" calcext:value-type="string">
            <text:p><text:s/>Discharge 2014: European GNSS Agency (GSA) (A8-0112/2016 - Derek Vaughan) HR </text:p>
          </table:table-cell>
          <table:table-cell office:value-type="string" calcext:value-type="string">
            <text:p>28-04-2016</text:p>
          </table:table-cell>
          <table:table-cell table:formula="of:=DATE(VALUE(MID([.C1216]; 7; 4)); VALUE(MID([.C1216]; 4; 2)); VALUE(MID([.C1216]; 1; 2)))" office:value-type="date" office:date-value="2016-04-28" calcext:value-type="date">
            <text:p>04/28/16</text:p>
          </table:table-cell>
          <table:table-cell office:value-type="string" calcext:value-type="string">
            <text:p>  Dubravka Šuica (PPE), <text:s text:c="2"/>napisan. ‒ Što se tiče smanjenja razine prijenosa provedbom proračuna ranije u godini, Agencija je uložila trud kad god je to bilo moguće. Time su se omogućila ranija plaćanja. Osim toga pohvalna primjedba je rad na razvijanju novog instrumenta upravljanja proračunom u cilju poboljšanja upravljanja odobrenim sredstvima za plaćanje i preuzimanje obveza. Europski parlament u svom izvješću poziva Agenciju da obavijesti tijelo nadležno za izdavanje razrješnice o poboljšanjima kojima je pridonijelo uvođenje tog instrumenta. </text:p>
          </table:table-cell>
        </table:table-row>
        <table:table-row table:style-name="ro1">
          <table:table-cell office:value-type="string" calcext:value-type="string">
            <text:p>http://www.europarl.europa.eu/doceo/document/CRE-8-2016-04-28-INT-2-1597-0000_HR.html</text:p>
          </table:table-cell>
          <table:table-cell office:value-type="string" calcext:value-type="string">
            <text:p><text:s/>Discharge 2014: ARTEMIS Joint Undertaking (A8-0092/2016 - Marian-Jean Marinescu) HR </text:p>
          </table:table-cell>
          <table:table-cell office:value-type="string" calcext:value-type="string">
            <text:p>28-04-2016</text:p>
          </table:table-cell>
          <table:table-cell table:formula="of:=DATE(VALUE(MID([.C1217]; 7; 4)); VALUE(MID([.C1217]; 4; 2)); VALUE(MID([.C1217]; 1; 2)))" office:value-type="date" office:date-value="2016-04-28" calcext:value-type="date">
            <text:p>04/28/16</text:p>
          </table:table-cell>
          <table:table-cell office:value-type="string" calcext:value-type="string">
            <text:p>  Dubravka Šuica (PPE), <text:s text:c="2"/>napisan. ‒ Zajedničko poduzeće ARTEMIS je osnovano u prosincu 2007. na razdoblje od 10 godina radi utvrđivanja i provedbe programa istraživanja za razvoj ključnih tehnologija za ugrađene računalne sustave u raznim područjima primjene. Cilj njegovog osnivanja je bio povećanje konkurentnosti i održivosti Unije. </text:p>
          </table:table-cell>
        </table:table-row>
        <table:table-row table:style-name="ro1">
          <table:table-cell office:value-type="string" calcext:value-type="string">
            <text:p>http://www.europarl.europa.eu/doceo/document/CRE-8-2016-04-28-INT-2-1655-0000_HR.html</text:p>
          </table:table-cell>
          <table:table-cell office:value-type="string" calcext:value-type="string">
            <text:p><text:s/>Discharge 2014: Clean Sky Joint Undertaking (A8-0094/2016 - Marian-Jean Marinescu) HR </text:p>
          </table:table-cell>
          <table:table-cell office:value-type="string" calcext:value-type="string">
            <text:p>28-04-2016</text:p>
          </table:table-cell>
          <table:table-cell table:formula="of:=DATE(VALUE(MID([.C1218]; 7; 4)); VALUE(MID([.C1218]; 4; 2)); VALUE(MID([.C1218]; 1; 2)))" office:value-type="date" office:date-value="2016-04-28" calcext:value-type="date">
            <text:p>04/28/16</text:p>
          </table:table-cell>
          <table:table-cell office:value-type="string" calcext:value-type="string">
            <text:p>  Dubravka Šuica (PPE), <text:s text:c="2"/>napisan. ‒ Europski parlament u svom izvješću ističe da je u lipnju 2014. Zajedničko poduzeće „Clean Sky 2” preuzelo aktivnosti Zajedničkog poduzeća „Clean Sky”. Primjećuje nedostatak informacija o ex post revizijama koje su izvršili Zajedničko poduzeće „Clean Sky” i Zajedničko poduzeće „Clean Sky 2”. </text:p>
          </table:table-cell>
        </table:table-row>
        <table:table-row table:style-name="ro1">
          <table:table-cell office:value-type="string" calcext:value-type="string">
            <text:p>http://www.europarl.europa.eu/doceo/document/CRE-8-2016-04-28-INT-2-1708-0000_HR.html</text:p>
          </table:table-cell>
          <table:table-cell office:value-type="string" calcext:value-type="string">
            <text:p><text:s/>Discharge 2014: ECSEL Joint Undertaking (A8-0119/2016 - Marian-Jean Marinescu) HR </text:p>
          </table:table-cell>
          <table:table-cell office:value-type="string" calcext:value-type="string">
            <text:p>28-04-2016</text:p>
          </table:table-cell>
          <table:table-cell table:formula="of:=DATE(VALUE(MID([.C1219]; 7; 4)); VALUE(MID([.C1219]; 4; 2)); VALUE(MID([.C1219]; 1; 2)))" office:value-type="date" office:date-value="2016-04-28" calcext:value-type="date">
            <text:p>04/28/16</text:p>
          </table:table-cell>
          <table:table-cell office:value-type="string" calcext:value-type="string">
            <text:p>  Dubravka Šuica (PPE), <text:s text:c="2"/>napisan. ‒ Zajedničko poduzeće „ECSEL” je osnovano kako bi zamijenilo i naslijedilo Zajedničko poduzeće „ENIAC” i Zajedničko poduzeće „ARTEMIS”. To javno-privatno partnerstvo za elektroničke komponente i sisteme bi trebalo objediniti financijska i tehnička sredstva koja su važna za inovacije. Europski parlament u svom izvješću napominje da su informacije navedene u izvješću o upravljanju proračunom i financijama Zajedničkog poduzeća za financijsku godinu 2014. bile nedovoljno usklađene i često nepotpune. </text:p>
          </table:table-cell>
        </table:table-row>
        <table:table-row table:style-name="ro1">
          <table:table-cell office:value-type="string" calcext:value-type="string">
            <text:p>http://www.europarl.europa.eu/doceo/document/CRE-8-2016-04-28-INT-2-1745-0000_HR.html</text:p>
          </table:table-cell>
          <table:table-cell office:value-type="string" calcext:value-type="string">
            <text:p><text:s/>Discharge 2014: ENIAC Joint Undertaking (A8-0113/2016 - Marian-Jean Marinescu) HR </text:p>
          </table:table-cell>
          <table:table-cell office:value-type="string" calcext:value-type="string">
            <text:p>28-04-2016</text:p>
          </table:table-cell>
          <table:table-cell table:formula="of:=DATE(VALUE(MID([.C1220]; 7; 4)); VALUE(MID([.C1220]; 4; 2)); VALUE(MID([.C1220]; 1; 2)))" office:value-type="date" office:date-value="2016-04-28" calcext:value-type="date">
            <text:p>04/28/16</text:p>
          </table:table-cell>
          <table:table-cell office:value-type="string" calcext:value-type="string">
            <text:p>  Dubravka Šuica (PPE), <text:s text:c="2"/>napisan. ‒ Zajedničko poduzeće ENIAC je osnovano 20. prosinca 2007. na razdoblje od 10 godina radi uspostavljanja i provedbe programa istraživanja za razvoj ključnih kompetencija u nanoelektronici u raznim područjima primjene. Njemu je u srpnju 2010. dodijeljena financijska neovisnost. Nadalje, Zajedničko poduzeće ENIAC i Zajedničko poduzeće ARTEMIS su spojeni radi stvaranja zajedničke tehnološke inicijative za elektroničke komponente i sustave za vodeći položaj Europe („ZTI ECSEL”), koja je počela s djelovanjem u lipnju 2014. i trajat će 10 godina. </text:p>
          </table:table-cell>
        </table:table-row>
        <table:table-row table:style-name="ro1">
          <table:table-cell office:value-type="string" calcext:value-type="string">
            <text:p>http://www.europarl.europa.eu/doceo/document/CRE-8-2016-04-28-INT-2-1758-0875_HR.html</text:p>
          </table:table-cell>
          <table:table-cell office:value-type="string" calcext:value-type="string">
            <text:p><text:s/>Discharge 2014: Fuel Cells and Hydrogen Joint Undertaking (A8-0083/2016 - Marian-Jean Marinescu) HR </text:p>
          </table:table-cell>
          <table:table-cell office:value-type="string" calcext:value-type="string">
            <text:p>28-04-2016</text:p>
          </table:table-cell>
          <table:table-cell table:formula="of:=DATE(VALUE(MID([.C1221]; 7; 4)); VALUE(MID([.C1221]; 4; 2)); VALUE(MID([.C1221]; 1; 2)))" office:value-type="date" office:date-value="2016-04-28" calcext:value-type="date">
            <text:p>04/28/16</text:p>
          </table:table-cell>
          <table:table-cell office:value-type="string" calcext:value-type="string">
            <text:p>  Dubravka Šuica (PPE), <text:s text:c="2"/>napisan. ‒ Zajedničko poduzeće za gorivne članke i vodik je osnovano u svibnju 2008. kao javno-privatno partnerstvo radi usredotočenja na razvoj rješenja primjenjivih na tržištu kojima će se potom pospješiti dodatni napori koje industrija ulaže u brzo uvođenje tehnologija gorivnih članaka i vodika. Europski parlament primjećuje da je Zajedničko poduzeće bilo uspješno što se tiče praćenja i izvješćivanja te je bilo aktivno što se tiče poziva na podnošenje prijedloga. </text:p>
          </table:table-cell>
        </table:table-row>
        <table:table-row table:style-name="ro1">
          <table:table-cell office:value-type="string" calcext:value-type="string">
            <text:p>http://www.europarl.europa.eu/doceo/document/CRE-8-2016-04-28-INT-2-1765-0875_HR.html</text:p>
          </table:table-cell>
          <table:table-cell office:value-type="string" calcext:value-type="string">
            <text:p><text:s/>Discharge 2014: Innovative Medicines Initiative 2 Joint Undertaking (IMI) (A8-0081/2016 - Marian-Jean Marinescu) HR </text:p>
          </table:table-cell>
          <table:table-cell office:value-type="string" calcext:value-type="string">
            <text:p>28-04-2016</text:p>
          </table:table-cell>
          <table:table-cell table:formula="of:=DATE(VALUE(MID([.C1222]; 7; 4)); VALUE(MID([.C1222]; 4; 2)); VALUE(MID([.C1222]; 1; 2)))" office:value-type="date" office:date-value="2016-04-28" calcext:value-type="date">
            <text:p>04/28/16</text:p>
          </table:table-cell>
          <table:table-cell office:value-type="string" calcext:value-type="string">
            <text:p>  Dubravka Šuica (PPE), <text:s text:c="2"/>napisan. ‒ Zajedničko poduzeće za provedbu zajedničke tehnološke inicijative za inovativne lijekove je osnovano u prosincu 2007. na razdoblje od 10 godina kako bi se znatno poboljšala učinkovitost i djelotvornost postupka razvoja lijekova s dugoročnim ciljem da farmaceutski sektor proizvodi učinkovitije i sigurnije inovativne lijekove. Europski parlament primjećuje da rezultati operativnih ex ante kontrola plaćanja projektnih troškova nisu bili zadovoljavajuće dokumentirani na način da se nije jasno naznačila niti objasnila faza projekta kao ni sve što je njime ostvareno. </text:p>
          </table:table-cell>
        </table:table-row>
        <table:table-row table:style-name="ro1">
          <table:table-cell office:value-type="string" calcext:value-type="string">
            <text:p>http://www.europarl.europa.eu/doceo/document/CRE-8-2016-04-28-INT-2-1771-0875_HR.html</text:p>
          </table:table-cell>
          <table:table-cell office:value-type="string" calcext:value-type="string">
            <text:p><text:s/>Discharge 2014: Joint Undertaking for ITER and the Development of Fusion Energy (A8-0097/2016 - Marian-Jean Marinescu) HR </text:p>
          </table:table-cell>
          <table:table-cell office:value-type="string" calcext:value-type="string">
            <text:p>28-04-2016</text:p>
          </table:table-cell>
          <table:table-cell table:formula="of:=DATE(VALUE(MID([.C1223]; 7; 4)); VALUE(MID([.C1223]; 4; 2)); VALUE(MID([.C1223]; 1; 2)))" office:value-type="date" office:date-value="2016-04-28" calcext:value-type="date">
            <text:p>04/28/16</text:p>
          </table:table-cell>
          <table:table-cell office:value-type="string" calcext:value-type="string">
            <text:p>  Dubravka Šuica (PPE), <text:s text:c="2"/>napisan. ‒ Europsko zajedničko poduzeće za ITER i razvoj energije fuzije je osnovano u ožujku 2007. godine na razdoblje od 35 godina. Europski parlament u svom izvješću napominje da su informacije koje je Zajedničko poduzeće navelo u izvješćima o upravljanju proračunom i financijama bile nedovoljno usklađene i često nepotpune. Uz to napominje da bi Komisija trebala dati smjernice u pogledu obilježja i sadržaja tih izvješća. </text:p>
          </table:table-cell>
        </table:table-row>
        <table:table-row table:style-name="ro1">
          <table:table-cell office:value-type="string" calcext:value-type="string">
            <text:p>http://www.europarl.europa.eu/doceo/document/CRE-8-2016-04-28-INT-2-1777-0875_HR.html</text:p>
          </table:table-cell>
          <table:table-cell office:value-type="string" calcext:value-type="string">
            <text:p><text:s/>Discharge 2014: SESAR Joint Undertaking (A8-0089/2016 - Marian-Jean Marinescu) HR </text:p>
          </table:table-cell>
          <table:table-cell office:value-type="string" calcext:value-type="string">
            <text:p>28-04-2016</text:p>
          </table:table-cell>
          <table:table-cell table:formula="of:=DATE(VALUE(MID([.C1224]; 7; 4)); VALUE(MID([.C1224]; 4; 2)); VALUE(MID([.C1224]; 1; 2)))" office:value-type="date" office:date-value="2016-04-28" calcext:value-type="date">
            <text:p>04/28/16</text:p>
          </table:table-cell>
          <table:table-cell office:value-type="string" calcext:value-type="string">
            <text:p>  Dubravka Šuica (PPE), <text:s text:c="2"/>napisan. ‒ Zajedničko poduzeće SESAR je osnovano u veljači 2007. kako bi vodilo Istraživački program o upravljanju zračnim prometom jedinstvenog europskog neba kojemu je cilj modernizirati upravljanje prometom u Europi. Osnovano je kao javno-privatno partnerstvo, a njegovi osnivači su Unija i Eurocontrol te u njemu jednakim udjelima sudjeluju, naravno, zajedno s javnim i privatnim partnerima koji su uključeni u projekt. </text:p>
          </table:table-cell>
        </table:table-row>
        <table:table-row table:style-name="ro1">
          <table:table-cell office:value-type="string" calcext:value-type="string">
            <text:p>http://www.europarl.europa.eu/doceo/document/CRE-8-2016-04-28-INT-2-1787-0500_HR.html</text:p>
          </table:table-cell>
          <table:table-cell office:value-type="string" calcext:value-type="string">
            <text:p><text:s/>European Investment Bank annual report 2014 (A8-0050/2016 - Georgi Pirinski) HR </text:p>
          </table:table-cell>
          <table:table-cell office:value-type="string" calcext:value-type="string">
            <text:p>28-04-2016</text:p>
          </table:table-cell>
          <table:table-cell table:formula="of:=DATE(VALUE(MID([.C1225]; 7; 4)); VALUE(MID([.C1225]; 4; 2)); VALUE(MID([.C1225]; 1; 2)))" office:value-type="date" office:date-value="2016-04-28" calcext:value-type="date">
            <text:p>04/28/16</text:p>
          </table:table-cell>
          <table:table-cell office:value-type="string" calcext:value-type="string">
            <text:p>  Dubravka Šuica (PPE), <text:s text:c="2"/>napisan. ‒ Zadaća Europske investicijske banke je podržati projekte koji su u interesu Unije na način da se njima jačaju europske integracije i stvore nova radna mjesta. EIB to čini davanjem zajmova i jamstava kojima se dijelom financiraju ti projekti, u skladu s prioritetnim područjima i ciljevima EU-a. Zbog stagnacije gospodarstva u EU-u, države članice suoćene su s brojim teritorijalnim i društvenim podjelama unutar Unije. Stoga je trenutna uloga Europske investicijske banke hitno djelovanje i savjetovanje država članica.</text:p>
          </table:table-cell>
        </table:table-row>
        <table:table-row table:style-name="ro1">
          <table:table-cell office:value-type="string" calcext:value-type="string">
            <text:p>http://www.europarl.europa.eu/doceo/document/CRE-8-2016-04-28-INT-2-1849-0000_HR.html</text:p>
          </table:table-cell>
          <table:table-cell office:value-type="string" calcext:value-type="string">
            <text:p><text:s/>Attacks on hospitals and schools as violations of international humanitarian law (B8-0488/2016, B8-0488/2016, B8-0489/2016, B8-0490/2016, B8-0491/2016, B8-0492/2016, B8-0493/2016) HR </text:p>
          </table:table-cell>
          <table:table-cell office:value-type="string" calcext:value-type="string">
            <text:p>28-04-2016</text:p>
          </table:table-cell>
          <table:table-cell table:formula="of:=DATE(VALUE(MID([.C1226]; 7; 4)); VALUE(MID([.C1226]; 4; 2)); VALUE(MID([.C1226]; 1; 2)))" office:value-type="date" office:date-value="2016-04-28" calcext:value-type="date">
            <text:p>04/28/16</text:p>
          </table:table-cell>
          <table:table-cell office:value-type="string" calcext:value-type="string">
            <text:p>  Dubravka Šuica (PPE), <text:s text:c="2"/>napisan. ‒ Nažalost, u posljednjih desetak godina međunarodna zajednica je svjedok rastućeg trenda napada na škole i bolnice u oružanim sukobima diljem svijeta, što potvrđuju nedavni napadi u Keniji, sjevernoj Nigeriji, Afganistanu, Jemenu i sjevernoj Siriji. Humanitarne krize pogodile su 250 milijuna ljudi, a sve sukobljene strane, državne kao i nedržavne oružane snage, humanitarnim radnicima dužne su zajamčiti pristup ugroženim, sukobom pogođenim civilima kako bi im se pomoglo.</text:p>
          </table:table-cell>
        </table:table-row>
        <table:table-row table:style-name="ro1">
          <table:table-cell office:value-type="string" calcext:value-type="string">
            <text:p>http://www.europarl.europa.eu/doceo/document/CRE-8-2016-04-28-INT-2-1926-0000_HR.html</text:p>
          </table:table-cell>
          <table:table-cell office:value-type="string" calcext:value-type="string">
            <text:p><text:s/>Public access to documents for the years 2014-2015 (A8-0141/2016 - Laura Ferrara) HR </text:p>
          </table:table-cell>
          <table:table-cell office:value-type="string" calcext:value-type="string">
            <text:p>28-04-2016</text:p>
          </table:table-cell>
          <table:table-cell table:formula="of:=DATE(VALUE(MID([.C1227]; 7; 4)); VALUE(MID([.C1227]; 4; 2)); VALUE(MID([.C1227]; 1; 2)))" office:value-type="date" office:date-value="2016-04-28" calcext:value-type="date">
            <text:p>04/28/16</text:p>
          </table:table-cell>
          <table:table-cell office:value-type="string" calcext:value-type="string">
            <text:p>  Dubravka Šuica (PPE), <text:s text:c="2"/>napisan. ‒ Pravo na javnu dostupnost dokumenata pravo je zajamčeno svakom građaninu EU-a i svakoj osobi s trenutnim boravištem u EU-u Poveljom Europske unije o temeljnim pravima. Svaki izuzetak u javnoj dostupnosti dokumenata mora se jasno opravdati iznimkama u zakonu, pritom poštujući privatnost i zaštitu podataka. Vrlo je bitno i ubrzati nepotrebnu administraciju kako bi se povećala učinkovitost i izbjegli nepotrebni troškovi u postupku dostupnosti dokumenata.</text:p>
          </table:table-cell>
        </table:table-row>
        <table:table-row table:style-name="ro1">
          <table:table-cell office:value-type="string" calcext:value-type="string">
            <text:p>http://www.europarl.europa.eu/doceo/document/CRE-8-2016-04-28-INT-2-2015-0500_HR.html</text:p>
          </table:table-cell>
          <table:table-cell office:value-type="string" calcext:value-type="string">
            <text:p><text:s/>Women domestic workers and carers in the EU (A8-0053/2016 - Kostadinka Kuneva) HR </text:p>
          </table:table-cell>
          <table:table-cell office:value-type="string" calcext:value-type="string">
            <text:p>28-04-2016</text:p>
          </table:table-cell>
          <table:table-cell table:formula="of:=DATE(VALUE(MID([.C1228]; 7; 4)); VALUE(MID([.C1228]; 4; 2)); VALUE(MID([.C1228]; 1; 2)))" office:value-type="date" office:date-value="2016-04-28" calcext:value-type="date">
            <text:p>04/28/16</text:p>
          </table:table-cell>
          <table:table-cell office:value-type="string" calcext:value-type="string">
            <text:p>  Dubravka Šuica (PPE), <text:s text:c="2"/>napisan. ‒ Rad u kućanstvu podrazumijeva aktivnosti kojima se bave uglavnom žene, a čija se vrijednost rijetko prepoznaje. Današnja društva taj rad ne smatraju radom koji ima određenu vrijednost. Radnicama i njegovateljicama prijeti opasnost od cjeloživotnog siromaštva, a zbog toga se mogu osjećati izolirano od društva i nezadovoljno. Štoviše, teško im je postići ravnotežu između privatnog, obiteljskog i poslovnog života. </text:p>
          </table:table-cell>
        </table:table-row>
        <table:table-row table:style-name="ro1">
          <table:table-cell office:value-type="string" calcext:value-type="string">
            <text:p>http://www.europarl.europa.eu/doceo/document/CRE-8-2016-04-28-INT-2-2051-0000_HR.html</text:p>
          </table:table-cell>
          <table:table-cell office:value-type="string" calcext:value-type="string">
            <text:p><text:s/>Gender equality and empowering women in the digital age (A8-0048/2016 - Terry Reintke) HR </text:p>
          </table:table-cell>
          <table:table-cell office:value-type="string" calcext:value-type="string">
            <text:p>28-04-2016</text:p>
          </table:table-cell>
          <table:table-cell table:formula="of:=DATE(VALUE(MID([.C1229]; 7; 4)); VALUE(MID([.C1229]; 4; 2)); VALUE(MID([.C1229]; 1; 2)))" office:value-type="date" office:date-value="2016-04-28" calcext:value-type="date">
            <text:p>04/28/16</text:p>
          </table:table-cell>
          <table:table-cell office:value-type="string" calcext:value-type="string">
            <text:p>  Dubravka Šuica (PPE), <text:s text:c="2"/>napisan. ‒ Živimo u digitalnom dobu i pristup internetu je jedna od temeljnih potreba kako muškaraca tako i žena. Međutim, što se tiče zapošljavanja, u sektoru informacijskih i komunikacijskih tehnologija prevladavaju muškarci. Takvo radno okruženje odbija mnoge žene od IKT sektora, a uzrok tome su i rodni stereotipi koji otežavaju ženama da u potpunosti razviju svoje sposobnosti.</text:p>
          </table:table-cell>
        </table:table-row>
        <table:table-row table:style-name="ro1">
          <table:table-cell office:value-type="string" calcext:value-type="string">
            <text:p>http://www.europarl.europa.eu/doceo/document/CRE-8-2016-04-28-INT-2-217-0500_HR.html</text:p>
          </table:table-cell>
          <table:table-cell office:value-type="string" calcext:value-type="string">
            <text:p><text:s/>EU-Georgia Common Aviation Area Agreement (accession of Croatia) (A8-0128/2016 - Francisco Assis) HR </text:p>
          </table:table-cell>
          <table:table-cell office:value-type="string" calcext:value-type="string">
            <text:p>28-04-2016</text:p>
          </table:table-cell>
          <table:table-cell table:formula="of:=DATE(VALUE(MID([.C1230]; 7; 4)); VALUE(MID([.C1230]; 4; 2)); VALUE(MID([.C1230]; 1; 2)))" office:value-type="date" office:date-value="2016-04-28" calcext:value-type="date">
            <text:p>04/28/16</text:p>
          </table:table-cell>
          <table:table-cell office:value-type="string" calcext:value-type="string">
            <text:p>  Dubravka Šuica (PPE), <text:s text:c="2"/>napisan. ‒ Sporazum o zajedničkom zračnom prostoru između Europske unije, njezinih država članica i Gruzije potpisan je 2010. godine, a dogovoren je na temelju odluke Vijeća iz 2009. godine kojom se odobrio početak pregovora. Kao prvi sveobuhvatni sporazum o zračnom prometu potpisan s važnim zrakoplovnim partnerom na području Kavkaza, Sporazum je značajan za okvir za vanjsku zrakoplovnu politiku koji je uspostavila Europska komisija.</text:p>
          </table:table-cell>
        </table:table-row>
        <table:table-row table:style-name="ro1">
          <table:table-cell office:value-type="string" calcext:value-type="string">
            <text:p>http://www.europarl.europa.eu/doceo/document/CRE-8-2016-04-28-INT-2-228-0002_HR.html</text:p>
          </table:table-cell>
          <table:table-cell office:value-type="string" calcext:value-type="string">
            <text:p><text:s/>EU-Israel Euro-Mediterranean Aviation Agreement (accession of Croatia) (A8-0129/2016 - Francisco Assis) HR </text:p>
          </table:table-cell>
          <table:table-cell office:value-type="string" calcext:value-type="string">
            <text:p>28-04-2016</text:p>
          </table:table-cell>
          <table:table-cell table:formula="of:=DATE(VALUE(MID([.C1231]; 7; 4)); VALUE(MID([.C1231]; 4; 2)); VALUE(MID([.C1231]; 1; 2)))" office:value-type="date" office:date-value="2016-04-28" calcext:value-type="date">
            <text:p>04/28/16</text:p>
          </table:table-cell>
          <table:table-cell office:value-type="string" calcext:value-type="string">
            <text:p>  Dubravka Šuica (PPE), <text:s text:c="2"/>napisan. ‒ Europska komisija napravila je okvir za vanjsku zrakoplovnu politiku, čiji je važan cilj uspostavljanje zajedničkog zračnog prometa između EU-a i njezinih južnih i istočnih susjeda. 10. lipnja 2013. godine potpisan je Euro-mediteranski sporazum o zrakoplovstvu između Europske unije, njezinih država članica i Izraela koji je vrlo bitan zbog ostvarivanja ciljeva Komisije. Hrvatska je 1. srpnja 2013. godine pristupila EU-u te se obvezala potpisati sporazume koje su prije pristupanja EU-u države članice i Unija sklopile s nekom zemljom. Ovim protokolom Hrvatska bi postala jedna od država potpisnica Euro-mediteranskog sporazuma.</text:p>
          </table:table-cell>
        </table:table-row>
        <table:table-row table:style-name="ro1">
          <table:table-cell office:value-type="string" calcext:value-type="string">
            <text:p>http://www.europarl.europa.eu/doceo/document/CRE-8-2016-04-28-INT-2-330-0000_HR.html</text:p>
          </table:table-cell>
          <table:table-cell office:value-type="string" calcext:value-type="string">
            <text:p><text:s/>Request for the waiver of the immunity of Bolesław G. Piecha (A8-0152/2016 - Gilles Lebreton) HR </text:p>
          </table:table-cell>
          <table:table-cell office:value-type="string" calcext:value-type="string">
            <text:p>28-04-2016</text:p>
          </table:table-cell>
          <table:table-cell table:formula="of:=DATE(VALUE(MID([.C1232]; 7; 4)); VALUE(MID([.C1232]; 4; 2)); VALUE(MID([.C1232]; 1; 2)))" office:value-type="date" office:date-value="2016-04-28" calcext:value-type="date">
            <text:p>04/28/16</text:p>
          </table:table-cell>
          <table:table-cell office:value-type="string" calcext:value-type="string">
            <text:p>  Dubravka Šuica (PPE), <text:s text:c="2"/>napisan. ‒ Ovim se prijedlogom odluke savjetuje Europskom parlamentu oduzimanje imuniteta poljskom zastupniku Bolesławu G. Piechi. Glavni poljski tužitelj proslijedio je zahtjev glavnog poljskog inspektora za cestovni promet za ukidanje imuniteta zbog navodnog počinjenog prekršaja prekoračenja brzine vožnje. U trenutku prekršaja, Bolesław G. Piecha nije bio zastupnik u Europskom parlamentu već samo u poljskom Senatu.</text:p>
          </table:table-cell>
        </table:table-row>
        <table:table-row table:style-name="ro1">
          <table:table-cell office:value-type="string" calcext:value-type="string">
            <text:p>http://www.europarl.europa.eu/doceo/document/CRE-8-2016-04-28-INT-2-395-0000_HR.html</text:p>
          </table:table-cell>
          <table:table-cell office:value-type="string" calcext:value-type="string">
            <text:p><text:s/>Safeguarding the best interest of the child across the EU on the basis of petitions addressed to the European Parliament (B8-0487/2016) HR </text:p>
          </table:table-cell>
          <table:table-cell office:value-type="string" calcext:value-type="string">
            <text:p>28-04-2016</text:p>
          </table:table-cell>
          <table:table-cell table:formula="of:=DATE(VALUE(MID([.C1233]; 7; 4)); VALUE(MID([.C1233]; 4; 2)); VALUE(MID([.C1233]; 1; 2)))" office:value-type="date" office:date-value="2016-04-28" calcext:value-type="date">
            <text:p>04/28/16</text:p>
          </table:table-cell>
          <table:table-cell office:value-type="string" calcext:value-type="string">
            <text:p>  Dubravka Šuica (PPE), <text:s text:c="2"/>napisan. ‒ Kada se radi o pitanju skrbi za djecu, prioritet je uvijek interes djeteta. Države članice se trebaju potruditi da taj interes u najvećoj mjeri zaštite unutar svog zakonodavstva. </text:p>
          </table:table-cell>
        </table:table-row>
        <table:table-row table:style-name="ro1">
          <table:table-cell office:value-type="string" calcext:value-type="string">
            <text:p>http://www.europarl.europa.eu/doceo/document/CRE-8-2016-04-28-INT-2-675-0000_HR.html</text:p>
          </table:table-cell>
          <table:table-cell office:value-type="string" calcext:value-type="string">
            <text:p><text:s/>Indices used as benchmarks in financial instruments and financial contracts (A8-0131/2015 - Cora van Nieuwenhuizen) HR </text:p>
          </table:table-cell>
          <table:table-cell office:value-type="string" calcext:value-type="string">
            <text:p>28-04-2016</text:p>
          </table:table-cell>
          <table:table-cell table:formula="of:=DATE(VALUE(MID([.C1234]; 7; 4)); VALUE(MID([.C1234]; 4; 2)); VALUE(MID([.C1234]; 1; 2)))" office:value-type="date" office:date-value="2016-04-28" calcext:value-type="date">
            <text:p>04/28/16</text:p>
          </table:table-cell>
          <table:table-cell office:value-type="string" calcext:value-type="string">
            <text:p>  Dubravka Šuica (PPE), <text:s text:c="2"/>napisan. ‒ Referentne međubankovne kamatne stope, primjerice LIBOR (dnevna stopa prema kojoj si banke međusobno nude novac za posuđivanje na londonskom međubankarskom tržištu) i EURIBOR (referentna kamatna stopa koja se utvrđuje na europskom međubankarskom tržištu za valutu euro) ključne su za praćenje tržišta. Povezanost spomenutih stopa s brojnim financijskim transakcijama utječe na zaradu i gubitke investitora u financijske proizvode, a manipuliranje njima može uvelike naštetiti tržišnom povjerenju, potrošačima, ulagačima i realnom gospodarstvu. Stoga je potrebno odrediti jasna pravila za uvođenje transparentnosti u stope koje se koriste u Europskoj uniji. Nadalje, potrebno je da se referentne vrijednosti u jednoj državi članici mogu primjenjivati u drugim državama članicama jer se usklađenim okvirom smanjuju razlike u zakonodavstvu država članica koje mogu stvoriti prepreke za nesmetano funkcioniranje unutarnjeg tržišta za pružanje referentnih vrijednosti.</text:p>
          </table:table-cell>
        </table:table-row>
        <table:table-row table:style-name="ro1">
          <table:table-cell office:value-type="string" calcext:value-type="string">
            <text:p>http://www.europarl.europa.eu/doceo/document/CRE-8-2016-04-28-INT-2-742-0000_HR.html</text:p>
          </table:table-cell>
          <table:table-cell office:value-type="string" calcext:value-type="string">
            <text:p><text:s/>Discharge 2014: EU general budget - European Commission and Executive Agencies (A8-0140/2016 - Martina Dlabajová) HR </text:p>
          </table:table-cell>
          <table:table-cell office:value-type="string" calcext:value-type="string">
            <text:p>28-04-2016</text:p>
          </table:table-cell>
          <table:table-cell table:formula="of:=DATE(VALUE(MID([.C1235]; 7; 4)); VALUE(MID([.C1235]; 4; 2)); VALUE(MID([.C1235]; 1; 2)))" office:value-type="date" office:date-value="2016-04-28" calcext:value-type="date">
            <text:p>04/28/16</text:p>
          </table:table-cell>
          <table:table-cell office:value-type="string" calcext:value-type="string">
            <text:p>  Dubravka Šuica (PPE), <text:s text:c="2"/>napisan. ‒ Europska komisija izvršava proračun i upravlja programima EU-a. Zbog veće transparentnosti Komisija izvršava proračun na vlastitu odgovornost, u suradnji s državama članicama i drži se pravila dobrog financijskog upravljanja. Treba naglasiti da samo proračun Komisije sadržava administrativna i operativna sredstva, dok druge institucije EU-a sadržavaju samo administrativna.</text:p>
          </table:table-cell>
        </table:table-row>
        <table:table-row table:style-name="ro1">
          <table:table-cell office:value-type="string" calcext:value-type="string">
            <text:p>http://www.europarl.europa.eu/doceo/document/CRE-8-2016-04-28-INT-2-802-0000_HR.html</text:p>
          </table:table-cell>
          <table:table-cell office:value-type="string" calcext:value-type="string">
            <text:p><text:s/>Discharge 2014: Court of Auditors' special reports in the context of the 2014 Commission discharge (A8-0127/2016 - Martina Dlabajová) HR </text:p>
          </table:table-cell>
          <table:table-cell office:value-type="string" calcext:value-type="string">
            <text:p>28-04-2016</text:p>
          </table:table-cell>
          <table:table-cell table:formula="of:=DATE(VALUE(MID([.C1236]; 7; 4)); VALUE(MID([.C1236]; 4; 2)); VALUE(MID([.C1236]; 1; 2)))" office:value-type="date" office:date-value="2016-04-28" calcext:value-type="date">
            <text:p>04/28/16</text:p>
          </table:table-cell>
          <table:table-cell office:value-type="string" calcext:value-type="string">
            <text:p>  Dubravka Šuica (PPE), <text:s text:c="2"/>napisan. ‒ Revizijski sud podnosi tematska izvješća Europskom parlamentu kako bi dao cjelovitu sliku o aktivnostima Europske komisije i izvršavanju proračuna EU-a. To pomaže učinkovitosti i izbjegavanju problema pri provedbi proračuna. Uz izvješća, Revizijski sud objavljuje mišljenja o prijedlozima zakona te ad hoc publikacije o javnim financijama EU-a, uz naglasak na upravljanje financijama Europske unije.</text:p>
          </table:table-cell>
        </table:table-row>
        <table:table-row table:style-name="ro1">
          <table:table-cell office:value-type="string" calcext:value-type="string">
            <text:p>http://www.europarl.europa.eu/doceo/document/CRE-8-2016-04-28-INT-2-862-0000_HR.html</text:p>
          </table:table-cell>
          <table:table-cell office:value-type="string" calcext:value-type="string">
            <text:p><text:s/>Discharge 2014: 8th, 9th, 10th and 11th EDFs (A8-0137/2016 - Claudia Schmidt) HR </text:p>
          </table:table-cell>
          <table:table-cell office:value-type="string" calcext:value-type="string">
            <text:p>28-04-2016</text:p>
          </table:table-cell>
          <table:table-cell table:formula="of:=DATE(VALUE(MID([.C1237]; 7; 4)); VALUE(MID([.C1237]; 4; 2)); VALUE(MID([.C1237]; 1; 2)))" office:value-type="date" office:date-value="2016-04-28" calcext:value-type="date">
            <text:p>04/28/16</text:p>
          </table:table-cell>
          <table:table-cell office:value-type="string" calcext:value-type="string">
            <text:p>  Dubravka Šuica (PPE), <text:s text:c="2"/>napisan. ‒ Europski razvojni fond (ERF) glavni je instrument za pružanje zajedničke pomoći Europske unije Skupini afričkih, karipskih i pacifičkih država (ACP) te prekomorskim zemljama i područjima. Važno je naglasiti da ERF nije financiran iz proračuna EU-a, već iz proračuna zemalja članica Europske unije te je upravljan zajedničkim snagama Europske investicijske banke i Europske komisije.</text:p>
          </table:table-cell>
        </table:table-row>
        <table:table-row table:style-name="ro1">
          <table:table-cell office:value-type="string" calcext:value-type="string">
            <text:p>http://www.europarl.europa.eu/doceo/document/CRE-8-2016-04-28-INT-2-930-0000_HR.html</text:p>
          </table:table-cell>
          <table:table-cell office:value-type="string" calcext:value-type="string">
            <text:p><text:s/>Discharge 2014: EU general budget - European Parliament (A8-0135/2016 - Markus Pieper) HR </text:p>
          </table:table-cell>
          <table:table-cell office:value-type="string" calcext:value-type="string">
            <text:p>28-04-2016</text:p>
          </table:table-cell>
          <table:table-cell table:formula="of:=DATE(VALUE(MID([.C1238]; 7; 4)); VALUE(MID([.C1238]; 4; 2)); VALUE(MID([.C1238]; 1; 2)))" office:value-type="date" office:date-value="2016-04-28" calcext:value-type="date">
            <text:p>04/28/16</text:p>
          </table:table-cell>
          <table:table-cell office:value-type="string" calcext:value-type="string">
            <text:p>  Dubravka Šuica (PPE), <text:s text:c="2"/>napisan. ‒ Europski parlament važna je zakonodavna institucija Europske unije te je jedina izravno izabrana institucija unutar cijelog sustava EU-a. Zbog svoje odgovornosti prema građanima, bitan je nadzor javnih financija kako bi se osiguralo da političko vodstvo i administracija Parlamenta djeluju na visokoj razini. Revizorski sud nadgleda i unaprjeđuje proračun koji EP ima na raspolaganju.</text:p>
          </table:table-cell>
        </table:table-row>
        <table:table-row table:style-name="ro1">
          <table:table-cell office:value-type="string" calcext:value-type="string">
            <text:p>http://www.europarl.europa.eu/doceo/document/CRE-8-2016-04-28-INT-2-950-0750_HR.html</text:p>
          </table:table-cell>
          <table:table-cell office:value-type="string" calcext:value-type="string">
            <text:p><text:s/>Discharge 2014: EU general budget - European Council and Council (A8-0101/2016 - Ryszard Czarnecki) HR </text:p>
          </table:table-cell>
          <table:table-cell office:value-type="string" calcext:value-type="string">
            <text:p>28-04-2016</text:p>
          </table:table-cell>
          <table:table-cell table:formula="of:=DATE(VALUE(MID([.C1239]; 7; 4)); VALUE(MID([.C1239]; 4; 2)); VALUE(MID([.C1239]; 1; 2)))" office:value-type="date" office:date-value="2016-04-28" calcext:value-type="date">
            <text:p>04/28/16</text:p>
          </table:table-cell>
          <table:table-cell office:value-type="string" calcext:value-type="string">
            <text:p>  Dubravka Šuica (PPE), <text:s text:c="2"/>napisan. ‒ Proračun Vijeća dio je općeg proračuna Europske unije. Isključivu nadležnost za davanje razrješnice za izvršenje proračuna ima Europski parlament. Parlament bez svih potrebnih dokumenata ne može donijeti odluku o razrješnici te Komisija, na zahtjev EP-a, mora dostaviti sve nužne informacije u vezi s rashodom ili funkcioniranjem sustava nadzora financija. Kako bi predstavnička demokracija ispravno funkcionirala mora postojati dobro razrađen sustav davanja razrješnice.</text:p>
          </table:table-cell>
        </table:table-row>
        <table:table-row table:style-name="ro1">
          <table:table-cell office:value-type="string" calcext:value-type="string">
            <text:p>http://www.europarl.europa.eu/doceo/document/CRE-8-2016-04-28-INT-2-959-0500_HR.html</text:p>
          </table:table-cell>
          <table:table-cell office:value-type="string" calcext:value-type="string">
            <text:p><text:s/>Discharge 2014: EU general budget - Court of Justice (A8-0123/2016 - Anders Primdahl Vistisen) HR </text:p>
          </table:table-cell>
          <table:table-cell office:value-type="string" calcext:value-type="string">
            <text:p>28-04-2016</text:p>
          </table:table-cell>
          <table:table-cell table:formula="of:=DATE(VALUE(MID([.C1240]; 7; 4)); VALUE(MID([.C1240]; 4; 2)); VALUE(MID([.C1240]; 1; 2)))" office:value-type="date" office:date-value="2016-04-28" calcext:value-type="date">
            <text:p>04/28/16</text:p>
          </table:table-cell>
          <table:table-cell office:value-type="string" calcext:value-type="string">
            <text:p>  Dubravka Šuica (PPE), <text:s text:c="2"/>napisan. ‒ Proračun Suda Europske unije u potpunosti je administrativne naravi te je 75 % rashoda povezano sa zaposlenicima Suda. Velika je i produktivnost Suda i njegove 3 sastavnice, s 1691 predmetom podnesenim Sudu i 1685 zaključena predmeta u 2014. godini. </text:p>
          </table:table-cell>
        </table:table-row>
        <table:table-row table:style-name="ro1">
          <table:table-cell office:value-type="string" calcext:value-type="string">
            <text:p>http://www.europarl.europa.eu/doceo/document/CRE-8-2016-04-28-INT-2-967-0500_HR.html</text:p>
          </table:table-cell>
          <table:table-cell office:value-type="string" calcext:value-type="string">
            <text:p><text:s/>Discharge 2014: EU general budget - European Court of Auditors (A8-0107/2016 - Ryszard Czarnecki) HR </text:p>
          </table:table-cell>
          <table:table-cell office:value-type="string" calcext:value-type="string">
            <text:p>28-04-2016</text:p>
          </table:table-cell>
          <table:table-cell table:formula="of:=DATE(VALUE(MID([.C1241]; 7; 4)); VALUE(MID([.C1241]; 4; 2)); VALUE(MID([.C1241]; 1; 2)))" office:value-type="date" office:date-value="2016-04-28" calcext:value-type="date">
            <text:p>04/28/16</text:p>
          </table:table-cell>
          <table:table-cell office:value-type="string" calcext:value-type="string">
            <text:p>  Dubravka Šuica (PPE), <text:s text:c="2"/>napisan. ‒ Europski revizorski sud djeluje kao neovisni vanjski revizor Europske unije te provjerava prikupljanje i upotrebu financijskih sredstava EU-a. Kako bi se na cijeli sustav primjenjivalo načelo demokracije i transparentnosti, godišnje računovodstvo Revizorskog suda revidira PricewaterhouseCoopers SARL, koji je neovisni vanjski revizor. Proračun Suda isključivo je administrativan te se najveći iznosi proračuna izdvajaju za ljude zaposlene u toj instituciji.</text:p>
          </table:table-cell>
        </table:table-row>
        <table:table-row table:style-name="ro1">
          <table:table-cell office:value-type="string" calcext:value-type="string">
            <text:p>http://www.europarl.europa.eu/doceo/document/CRE-8-2016-04-28-INT-2-977-0500_HR.html</text:p>
          </table:table-cell>
          <table:table-cell office:value-type="string" calcext:value-type="string">
            <text:p><text:s/>Discharge 2014: EU general budget - European Economic and Social Committee (A8-0111/2016 - Anders Primdahl Vistisen) HR </text:p>
          </table:table-cell>
          <table:table-cell office:value-type="string" calcext:value-type="string">
            <text:p>28-04-2016</text:p>
          </table:table-cell>
          <table:table-cell table:formula="of:=DATE(VALUE(MID([.C1242]; 7; 4)); VALUE(MID([.C1242]; 4; 2)); VALUE(MID([.C1242]; 1; 2)))" office:value-type="date" office:date-value="2016-04-28" calcext:value-type="date">
            <text:p>04/28/16</text:p>
          </table:table-cell>
          <table:table-cell office:value-type="string" calcext:value-type="string">
            <text:p>  Dubravka Šuica (PPE), <text:s text:c="2"/>napisan. ‒ 2014. proračun Europskog gospodarskog i socijalnog odbora (EGSO) imao je stopu korištenja od 95,6 % te je ta stopa pala za 1,19 % u odnosu na 2013. godinu. Velik dio rashoda EGSO-a troši se na rashode povezane sa zaposlenim osobama u Odboru, a samo manji dio se koristi za ostale namjenske rashode za poslovanje. </text:p>
          </table:table-cell>
        </table:table-row>
        <table:table-row table:style-name="ro1">
          <table:table-cell office:value-type="string" calcext:value-type="string">
            <text:p>http://www.europarl.europa.eu/doceo/document/CRE-8-2016-05-09-INT-1-099-0812_HR.html</text:p>
          </table:table-cell>
          <table:table-cell office:value-type="string" calcext:value-type="string">
            <text:p><text:s/>Cohesion policy in mountainous regions of the EU - New territorial development tools in cohesion policy 2014-2020 - Acceleration of implementation of cohesion policy (debate) HR </text:p>
          </table:table-cell>
          <table:table-cell office:value-type="string" calcext:value-type="string">
            <text:p>09-05-2016</text:p>
          </table:table-cell>
          <table:table-cell table:formula="of:=DATE(VALUE(MID([.C1243]; 7; 4)); VALUE(MID([.C1243]; 4; 2)); VALUE(MID([.C1243]; 1; 2)))" office:value-type="date" office:date-value="2016-05-09" calcext:value-type="date">
            <text:p>05/09/16</text:p>
          </table:table-cell>
          <table:table-cell office:value-type="string" calcext:value-type="string">
            <text:p>  Dubravka Šuica (PPE), <text:s text:c="2"/>napisan. – Planinske regije zauzimaju oko 30% sveukupnog teritorija Europske unije. Zbog ekstremnih uvjeta i udaljenosti planinska područja suočavaju se sa problemima kao što je depopulacija i starenje stanovništva, čime bi se mogao narušiti prirodan ciklus generacija. Među planinskim regijama pojavljuju se znatne razlike, zbog čega smatram da postoji potreba za usklađenim djelovanjem politika i sektora, kako između različitih planinskih područja, tako i unutar pojedinih planinskih područja. Zbog svojih posebnosti, a posebno zbog brojnih i raznolikih obnovljivih izvora energije i svoje ovisnosti o učinkovitosti resursa i energetskoj učinkovitosti, planinske regije mogu doprinijeti razvoju novih tehnologija i inovacijama općenito. </text:p>
          </table:table-cell>
        </table:table-row>
        <table:table-row table:style-name="ro1">
          <table:table-cell office:value-type="string" calcext:value-type="string">
            <text:p>http://www.europarl.europa.eu/doceo/document/CRE-8-2016-05-10-INT-2-167-0000_HR.html</text:p>
          </table:table-cell>
          <table:table-cell office:value-type="string" calcext:value-type="string">
            <text:p><text:s/>Protection against subsidised imports from countries not members of the EU (A8-0257/2015 - Heidi Hautala) HR </text:p>
          </table:table-cell>
          <table:table-cell office:value-type="string" calcext:value-type="string">
            <text:p>10-05-2016</text:p>
          </table:table-cell>
          <table:table-cell table:formula="of:=DATE(VALUE(MID([.C1244]; 7; 4)); VALUE(MID([.C1244]; 4; 2)); VALUE(MID([.C1244]; 1; 2)))" office:value-type="date" office:date-value="2016-05-10" calcext:value-type="date">
            <text:p>05/10/16</text:p>
          </table:table-cell>
          <table:table-cell office:value-type="string" calcext:value-type="string">
            <text:p>  Dubravka Šuica (PPE), <text:s text:c="2"/>napisan. ‒ Dotični prijedlog se ograničava samo na kodifikaciju postojećih tekstova bez suštinskih promjena. </text:p>
          </table:table-cell>
        </table:table-row>
        <table:table-row table:style-name="ro1">
          <table:table-cell office:value-type="string" calcext:value-type="string">
            <text:p>http://www.europarl.europa.eu/doceo/document/CRE-8-2016-05-10-INT-2-197-0000_HR.html</text:p>
          </table:table-cell>
          <table:table-cell office:value-type="string" calcext:value-type="string">
            <text:p><text:s/>Protection against dumped imports from countries not members of the EU (A8-0256/2015 - Heidi Hautala) HR </text:p>
          </table:table-cell>
          <table:table-cell office:value-type="string" calcext:value-type="string">
            <text:p>10-05-2016</text:p>
          </table:table-cell>
          <table:table-cell table:formula="of:=DATE(VALUE(MID([.C1245]; 7; 4)); VALUE(MID([.C1245]; 4; 2)); VALUE(MID([.C1245]; 1; 2)))" office:value-type="date" office:date-value="2016-05-10" calcext:value-type="date">
            <text:p>05/10/16</text:p>
          </table:table-cell>
          <table:table-cell office:value-type="string" calcext:value-type="string">
            <text:p>  Dubravka Šuica (PPE), <text:s text:c="2"/>napisan. ‒ Savjetodavna radna skupina koju čine pravne službe Europskog parlamenta, Vijeća i Komisije sastala se 13. studenog 2014. kako bi razmotrila navedeni prijedlog koji je podnijela Komisija.</text:p>
          </table:table-cell>
        </table:table-row>
        <table:table-row table:style-name="ro1">
          <table:table-cell office:value-type="string" calcext:value-type="string">
            <text:p>http://www.europarl.europa.eu/doceo/document/CRE-8-2016-05-10-INT-2-236-0000_HR.html</text:p>
          </table:table-cell>
          <table:table-cell office:value-type="string" calcext:value-type="string">
            <text:p><text:s/>EU-Liberia sustainable fisheries partnership agreement (A8-0142/2016 - Jarosław Wałęsa) HR </text:p>
          </table:table-cell>
          <table:table-cell office:value-type="string" calcext:value-type="string">
            <text:p>10-05-2016</text:p>
          </table:table-cell>
          <table:table-cell table:formula="of:=DATE(VALUE(MID([.C1246]; 7; 4)); VALUE(MID([.C1246]; 4; 2)); VALUE(MID([.C1246]; 1; 2)))" office:value-type="date" office:date-value="2016-05-10" calcext:value-type="date">
            <text:p>05/10/16</text:p>
          </table:table-cell>
          <table:table-cell office:value-type="string" calcext:value-type="string">
            <text:p>  Dubravka Šuica (PPE), <text:s text:c="2"/>napisan. ‒ Ovaj sporazum o partnerstvu o održivom ribarstvu prvi je koji će Europska unija sklopiti s Republikom Liberijom, koja duž Atlantskog oceana ima obalu dugu 570 kilometara. Njezin isključiv gospodarski pojas od 246 152 km² stanište je pridnenih i pelagijskih vrsta ribe, uključujući tunu i vrste slične tuni. EU i Liberija surađuju multilateralnim sporazumima, te preko međuvladinih i regionalnih organizacija u području ribarstva. Liberijske vlasti intenzivno surađuju s EU-om u borbi protiv nezakonitog, neprijavljenog i nereguliranog ribolova. </text:p>
          </table:table-cell>
        </table:table-row>
        <table:table-row table:style-name="ro1">
          <table:table-cell office:value-type="string" calcext:value-type="string">
            <text:p>http://www.europarl.europa.eu/doceo/document/CRE-8-2016-05-10-INT-2-270-0000_HR.html</text:p>
          </table:table-cell>
          <table:table-cell office:value-type="string" calcext:value-type="string">
            <text:p><text:s/>EU-Mauritania fisheries partnership agreement: fishing opportunities and financial contribution (A8-0147/2016 - Gabriel Mato) HR </text:p>
          </table:table-cell>
          <table:table-cell office:value-type="string" calcext:value-type="string">
            <text:p>10-05-2016</text:p>
          </table:table-cell>
          <table:table-cell table:formula="of:=DATE(VALUE(MID([.C1247]; 7; 4)); VALUE(MID([.C1247]; 4; 2)); VALUE(MID([.C1247]; 1; 2)))" office:value-type="date" office:date-value="2016-05-10" calcext:value-type="date">
            <text:p>05/10/16</text:p>
          </table:table-cell>
          <table:table-cell office:value-type="string" calcext:value-type="string">
            <text:p>  Dubravka Šuica (PPE), <text:s text:c="2"/>napisan. ‒ Europska unija i Mauritanija parafirale su 10. srpnja 2015. novi Protokol kojim se ribarima EU-a dopušta ribolov u vodama Mauritanije tijekom razdoblja od četiri godine. Godišnji financijski doprinos koji će Europska unija plaćati toj zemlji kako bi europskim plovilima bio dopušten pristup njezinom isključivom ribolovnom pojasu iznosi 55 milijuna eura, u odnosu na 67 milijuna eura koliko je iznosio u okviru prijašnjeg protokola. Posebno se ističe promjena u broju mauritanskog osoblja koje obavezno mora biti prisutno na europskim plovilima. Iako je postotak ostao 60 %, u njega se više ne ubraja osoblje koje upravlja strojevima, čime su riješene poteškoće povezane s pronalaskom mauritanskih pomoraca s prikladnim kvalifikacijama. Protokol sadrži i neke radikalne izmjene koje su osmišljene u cilju jačanja uzajamnog povjerenja i nediskriminacije europske flote u odnosu na ostale strane flote, čime bi se trebalo zajamčiti da se uvjeti očuvanja nametnuti floti EU-a primjenjuju i na ostale strane flote.</text:p>
          </table:table-cell>
        </table:table-row>
        <table:table-row table:style-name="ro1">
          <table:table-cell office:value-type="string" calcext:value-type="string">
            <text:p>http://www.europarl.europa.eu/doceo/document/CRE-8-2016-05-10-INT-2-294-0000_HR.html</text:p>
          </table:table-cell>
          <table:table-cell office:value-type="string" calcext:value-type="string">
            <text:p><text:s/>Cooperation agreement on a civil Global Navigation Satellite System (GNSS) with Korea (A8-0065/2016 - Gianluca Buonanno) HR </text:p>
          </table:table-cell>
          <table:table-cell office:value-type="string" calcext:value-type="string">
            <text:p>10-05-2016</text:p>
          </table:table-cell>
          <table:table-cell table:formula="of:=DATE(VALUE(MID([.C1248]; 7; 4)); VALUE(MID([.C1248]; 4; 2)); VALUE(MID([.C1248]; 1; 2)))" office:value-type="date" office:date-value="2016-05-10" calcext:value-type="date">
            <text:p>05/10/16</text:p>
          </table:table-cell>
          <table:table-cell office:value-type="string" calcext:value-type="string">
            <text:p>  Dubravka Šuica (PPE), <text:s text:c="2"/>napisan. ‒ Europski parlament objavio je nacrt zakonodavne rezolucije o nacrtu odluke Vijeća o sklapanju Sporazuma o suradnji o civilnom globalnom navigacijskom satelitskom sustavu između Europske unije i njenih država članica i Republike Koreje. Parlament je izrazio suglasnost za sklapanje ovog Sporazuma.</text:p>
          </table:table-cell>
        </table:table-row>
        <table:table-row table:style-name="ro1">
          <table:table-cell office:value-type="string" calcext:value-type="string">
            <text:p>http://www.europarl.europa.eu/doceo/document/CRE-8-2016-05-10-INT-2-341-0000_HR.html</text:p>
          </table:table-cell>
          <table:table-cell office:value-type="string" calcext:value-type="string">
            <text:p><text:s/>New territorial development tools in cohesion policy 2014-2020 (A8-0032/2016 - Ruža Tomašić) HR </text:p>
          </table:table-cell>
          <table:table-cell office:value-type="string" calcext:value-type="string">
            <text:p>10-05-2016</text:p>
          </table:table-cell>
          <table:table-cell table:formula="of:=DATE(VALUE(MID([.C1249]; 7; 4)); VALUE(MID([.C1249]; 4; 2)); VALUE(MID([.C1249]; 1; 2)))" office:value-type="date" office:date-value="2016-05-10" calcext:value-type="date">
            <text:p>05/10/16</text:p>
          </table:table-cell>
          <table:table-cell office:value-type="string" calcext:value-type="string">
            <text:p>  Dubravka Šuica (PPE), <text:s text:c="2"/>napisan. ‒ Teritorijalna kohezija jedan od temeljnih ciljeva Europske unije. Kohezijskom politikom za razdoblje 2014.–2020. omogućuje se i potiče primjena integriranih pristupa koji su usmjereni na konkretna područja, a kojima je cilj potaknuti gospodarsku, socijalnu i teritorijalnu koheziju uz istodobno promicanje teritorijalnoga upravljanja. Integrirani pristupi koji su usmjereni na konkretna područja namijenjeni su poboljšanju učinkovitosti i djelotvornosti javne intervencije tako da odgovaraju posebnim potrebama područja i pridonose njihovoj privlačnosti. Parlament ističe da se potrebno boriti protiv prakse prekomjernog reguliranja kojim se na nacionalnoj, regionalnoj i lokalnoj razini stvaraju dodatni zahtjevi i prepreke. Kako bi se ostvario vidljiv napredak prema ostvarenju ciljeva strategije Europa 2020., u reviziji te strategije i višegodišnjeg financijskog okvira više pažnje treba posvetiti regionalnim i lokalnim kontekstima te posebnim okolnostima koje vladaju na dotičnim područjima.</text:p>
          </table:table-cell>
        </table:table-row>
        <table:table-row table:style-name="ro1">
          <table:table-cell office:value-type="string" calcext:value-type="string">
            <text:p>http://www.europarl.europa.eu/doceo/document/CRE-8-2016-05-10-INT-2-379-0000_HR.html</text:p>
          </table:table-cell>
          <table:table-cell office:value-type="string" calcext:value-type="string">
            <text:p><text:s/>Statistics concerning balance of payments, international trade in services and foreign direct investment (A8-0227/2015 - Sven Giegold) HR </text:p>
          </table:table-cell>
          <table:table-cell office:value-type="string" calcext:value-type="string">
            <text:p>10-05-2016</text:p>
          </table:table-cell>
          <table:table-cell table:formula="of:=DATE(VALUE(MID([.C1250]; 7; 4)); VALUE(MID([.C1250]; 4; 2)); VALUE(MID([.C1250]; 1; 2)))" office:value-type="date" office:date-value="2016-05-10" calcext:value-type="date">
            <text:p>05/10/16</text:p>
          </table:table-cell>
          <table:table-cell office:value-type="string" calcext:value-type="string">
            <text:p>  Dubravka Šuica (PPE), <text:s text:c="2"/>napisan. ‒ Uredba (EZ) br. 184/2005 o statistici Zajednice u vezi s platnom bilancom, međunarodnom trgovinom uslugama i izravnim stranim ulaganjima dio je cjelokupnog okvira koji nadzire ekonomski razvoj u svakoj državi članici, ali i u Europskoj uniji u cjelini. Pouzdane statistike pomažu osigurati dosljednost država članica u provođenju njihovih ekonomskih politika sa jasnim smjernicama Unije. Točnije, pouzdane statistike su ključna baza za proces nadzora uspostavljen u kontekstu procedure makroekonomske neravnoteže.</text:p>
          </table:table-cell>
        </table:table-row>
        <table:table-row table:style-name="ro1">
          <table:table-cell office:value-type="string" calcext:value-type="string">
            <text:p>http://www.europarl.europa.eu/doceo/document/CRE-8-2016-05-10-INT-2-426-0000_HR.html</text:p>
          </table:table-cell>
          <table:table-cell office:value-type="string" calcext:value-type="string">
            <text:p><text:s/>Cohesion policy in mountainous regions of the EU (A8-0074/2016 - Iliana Iotova) HR </text:p>
          </table:table-cell>
          <table:table-cell office:value-type="string" calcext:value-type="string">
            <text:p>10-05-2016</text:p>
          </table:table-cell>
          <table:table-cell table:formula="of:=DATE(VALUE(MID([.C1251]; 7; 4)); VALUE(MID([.C1251]; 4; 2)); VALUE(MID([.C1251]; 1; 2)))" office:value-type="date" office:date-value="2016-05-10" calcext:value-type="date">
            <text:p>05/10/16</text:p>
          </table:table-cell>
          <table:table-cell office:value-type="string" calcext:value-type="string">
            <text:p>  Dubravka Šuica (PPE), <text:s text:c="2"/>napisan. ‒ Planinske regije zauzimaju oko 30 % sveukupnog teritorija Europske unije. U regionalnoj politici EU-a ne postoji jasna definicija planinskih regija, a definicija koja se koristi u okviru Europskog poljoprivrednog fonda za ruralni razvoj nije prikladna za kohezijsku politiku i ne može se kao takva upotrebljavati za učinkovito vođenje te politike. Zbog ekstremnih uvjeta i udaljenosti ta područja imaju strukturne nedostatke, do te mjere da se mnoga planinska područja suočavaju s fenomenima depopulacije i starenja stanovništva, čime bi se mogao narušiti prirodan ciklus generacija. Među planinskim regijama pojavljuju se znatne razlike, zbog čega postoji potreba za usklađenim djelovanjem politika i sektora, kako između različitih planinskih područja, tako i unutar pojedinih planinskih područja. Zbog svojih posebnosti, a posebno zbog brojnih i raznolikih obnovljivih izvora energije i ovisnosti o učinkovitosti resursa i energetskoj učinkovitosti, planinske regije mogu doprinijeti razvoju novih tehnologija i inovacijama općenito.</text:p>
          </table:table-cell>
        </table:table-row>
        <table:table-row table:style-name="ro1">
          <table:table-cell office:value-type="string" calcext:value-type="string">
            <text:p>http://www.europarl.europa.eu/doceo/document/CRE-8-2016-05-10-INT-2-601-0000_HR.html</text:p>
          </table:table-cell>
          <table:table-cell office:value-type="string" calcext:value-type="string">
            <text:p><text:s/>Follow-up and state of play of the Agenda 2030 and Sustainable Development Goals (debate) HR </text:p>
          </table:table-cell>
          <table:table-cell office:value-type="string" calcext:value-type="string">
            <text:p>10-05-2016</text:p>
          </table:table-cell>
          <table:table-cell table:formula="of:=DATE(VALUE(MID([.C1252]; 7; 4)); VALUE(MID([.C1252]; 4; 2)); VALUE(MID([.C1252]; 1; 2)))" office:value-type="date" office:date-value="2016-05-10" calcext:value-type="date">
            <text:p>05/10/16</text:p>
          </table:table-cell>
          <table:table-cell office:value-type="string" calcext:value-type="string">
            <text:p>  Dubravka Šuica (PPE). <text:s/>– Gospođo predsjednice, dobro je rekao gospodin Timmermans da ovi ciljevi govore o oblikovanju budućnosti, da trebamo razumjeti filozofiju ovih ciljeva. Dakle, radi se o 17 ciljeva održivog razvoja i Agenda 2030. nastavlja se na razvojne ciljeve donesene 2000. godine. Svakako govori se o suradnji koja je unutar međunarodne zajednice, a u pogledu moralne obveze stvaranje drugačije budućnosti.</text:p>
          </table:table-cell>
        </table:table-row>
        <table:table-row table:style-name="ro1">
          <table:table-cell office:value-type="string" calcext:value-type="string">
            <text:p>http://www.europarl.europa.eu/doceo/document/CRE-8-2016-05-10-INT-2-603-0000_HR.html</text:p>
          </table:table-cell>
          <table:table-cell office:value-type="string" calcext:value-type="string">
            <text:p><text:s/>Follow-up and state of play of the Agenda 2030 and Sustainable Development Goals (debate) HR </text:p>
          </table:table-cell>
          <table:table-cell office:value-type="string" calcext:value-type="string">
            <text:p>10-05-2016</text:p>
          </table:table-cell>
          <table:table-cell table:formula="of:=DATE(VALUE(MID([.C1253]; 7; 4)); VALUE(MID([.C1253]; 4; 2)); VALUE(MID([.C1253]; 1; 2)))" office:value-type="date" office:date-value="2016-05-10" calcext:value-type="date">
            <text:p>05/10/16</text:p>
          </table:table-cell>
          <table:table-cell office:value-type="string" calcext:value-type="string">
            <text:p>  Dubravka Šuica (PPE), <text:s text:c="2"/>odgovor na pitanje postavljeno podizanjem plave kartice.– Hvala na pitanju. Evidentno je da Europska unija izdvaja veliki novac, a sjećamo se da je 2014. godine izdvojila 58 milijardi eura. Dakle, najveći donator razvojne pomoći jest Europska unija i u svakom slučaju ćemo se usmjeriti i na te zemlje, ali postoje globalni ciljevi oko kojih smo se dogovorili u New Yorku i nadam se da ćemo ustrajati na njihovoj provedbi. </text:p>
          </table:table-cell>
        </table:table-row>
        <table:table-row table:style-name="ro1">
          <table:table-cell office:value-type="string" calcext:value-type="string">
            <text:p>http://www.europarl.europa.eu/doceo/document/CRE-8-2016-05-10-INT-2-605-0000_HR.html</text:p>
          </table:table-cell>
          <table:table-cell office:value-type="string" calcext:value-type="string">
            <text:p><text:s/>Follow-up and state of play of the Agenda 2030 and Sustainable Development Goals (debate) HR </text:p>
          </table:table-cell>
          <table:table-cell office:value-type="string" calcext:value-type="string">
            <text:p>10-05-2016</text:p>
          </table:table-cell>
          <table:table-cell table:formula="of:=DATE(VALUE(MID([.C1254]; 7; 4)); VALUE(MID([.C1254]; 4; 2)); VALUE(MID([.C1254]; 1; 2)))" office:value-type="date" office:date-value="2016-05-10" calcext:value-type="date">
            <text:p>05/10/16</text:p>
          </table:table-cell>
          <table:table-cell office:value-type="string" calcext:value-type="string">
            <text:p>  Dubravka Šuica (PPE), <text:s text:c="2"/>odgovor na pitanje postavljeno podizanjem plave kartice.– gospodine Frunzulica, upravo je o tome riječ. Ne radi se o pojedinim zemljama, nego se radi o zajedničkom pristupu svih 28 zemalja EU-a. Isto tako, ovo je prvi put da svaka zemlja ne odlučuje sama za sebe, nego djelujemo udruženo. Dakle, mislim da je Vaše pitanje izvan konteksta.</text:p>
          </table:table-cell>
        </table:table-row>
        <table:table-row table:style-name="ro1">
          <table:table-cell office:value-type="string" calcext:value-type="string">
            <text:p>http://www.europarl.europa.eu/doceo/document/CRE-8-2016-05-10-INT-2-651-0000_HR.html</text:p>
          </table:table-cell>
          <table:table-cell office:value-type="string" calcext:value-type="string">
            <text:p><text:s/>EU assistance to Lebanon and Jordan to face the effects of the Syrian crisis (debate) HR </text:p>
          </table:table-cell>
          <table:table-cell office:value-type="string" calcext:value-type="string">
            <text:p>10-05-2016</text:p>
          </table:table-cell>
          <table:table-cell table:formula="of:=DATE(VALUE(MID([.C1255]; 7; 4)); VALUE(MID([.C1255]; 4; 2)); VALUE(MID([.C1255]; 1; 2)))" office:value-type="date" office:date-value="2016-05-10" calcext:value-type="date">
            <text:p>05/10/16</text:p>
          </table:table-cell>
          <table:table-cell office:value-type="string" calcext:value-type="string">
            <text:p>  Dubravka Šuica (PPE). <text:s/>– Gospođo predsjednice, slažem se s gđom Mogherini da ovu bliskoistočnu regiju trebamo promatrati kao našu regiju, a sve u kontekstu EU-a. U svakom slučaju neovisno o tome treba pohvaliti i Jordan i Libanon, ali i Vaše napore, gđo Mogherini, koje ste uložili kako bismo humanitarnu pomoć održali na zavidnoj razini.</text:p>
          </table:table-cell>
        </table:table-row>
        <table:table-row table:style-name="ro1">
          <table:table-cell office:value-type="string" calcext:value-type="string">
            <text:p>http://www.europarl.europa.eu/doceo/document/CRE-8-2016-05-11-INT-3-124-0983_HR.html</text:p>
          </table:table-cell>
          <table:table-cell office:value-type="string" calcext:value-type="string">
            <text:p><text:s/>Exemptions for commodity dealers (A8-0064/2016 - Sander Loones) HR </text:p>
          </table:table-cell>
          <table:table-cell office:value-type="string" calcext:value-type="string">
            <text:p>11-05-2016</text:p>
          </table:table-cell>
          <table:table-cell table:formula="of:=DATE(VALUE(MID([.C1256]; 7; 4)); VALUE(MID([.C1256]; 4; 2)); VALUE(MID([.C1256]; 1; 2)))" office:value-type="date" office:date-value="2016-05-11" calcext:value-type="date">
            <text:p>05/11/16</text:p>
          </table:table-cell>
          <table:table-cell office:value-type="string" calcext:value-type="string">
            <text:p>  Dubravka Šuica (PPE), <text:s text:c="2"/>napisan. ‒ Pojam „trgovac robom” obuhvaća širok spektar aktera na energetskom tržištu i tržištu robe. Neki trguju isključivo ugovorima o robnim izvedenicama te nalikuju investicijskim društvima u pogledu funkcija i rizika, dok je za druge trgovanje robnim izvedenicama samo pomoćna aktivnost uz proizvodnju robe.</text:p>
          </table:table-cell>
        </table:table-row>
        <table:table-row table:style-name="ro1">
          <table:table-cell office:value-type="string" calcext:value-type="string">
            <text:p>http://www.europarl.europa.eu/doceo/document/CRE-8-2016-05-11-INT-3-172-0000_HR.html</text:p>
          </table:table-cell>
          <table:table-cell office:value-type="string" calcext:value-type="string">
            <text:p><text:s/>EU Agency for Law Enforcement Cooperation (Europol) (A8-0164/2016 - Agustín Díaz de Mera García Consuegra) HR </text:p>
          </table:table-cell>
          <table:table-cell office:value-type="string" calcext:value-type="string">
            <text:p>11-05-2016</text:p>
          </table:table-cell>
          <table:table-cell table:formula="of:=DATE(VALUE(MID([.C1257]; 7; 4)); VALUE(MID([.C1257]; 4; 2)); VALUE(MID([.C1257]; 1; 2)))" office:value-type="date" office:date-value="2016-05-11" calcext:value-type="date">
            <text:p>05/11/16</text:p>
          </table:table-cell>
          <table:table-cell office:value-type="string" calcext:value-type="string">
            <text:p>  Dubravka Šuica (PPE), <text:s text:c="2"/>napisan. ‒ Glavna zadaća Europskog policijskog ureda (Europola) jest pomaganje nacionalnim tijelima za provedbu zakona u borbi protiv teških međunarodnih zločina i terorizma čime Ured uvelike doprinosi sigurnosti Europe. Radi svog središnjeg položaja u europskoj sigurnosnoj strukturi, Europol mora biti učinkovit i izvršavati svoje dužnosti na najbolji mogući način, a to je moguće samo ako postoji bliska i djelotvorna suradnja između nadzornih tijela na nacionalnoj razini i na razini Unije. Isto tako važno je da su temeljna prava građana Unije poštovana i zaštićena, što se postiže usklađenom, visokom razinom zaštite podataka, uključujući policijske i pravosudne aktivnosti u Uniji.</text:p>
          </table:table-cell>
        </table:table-row>
        <table:table-row table:style-name="ro1">
          <table:table-cell office:value-type="string" calcext:value-type="string">
            <text:p>http://www.europarl.europa.eu/doceo/document/CRE-8-2016-05-11-INT-3-226-0000_HR.html</text:p>
          </table:table-cell>
          <table:table-cell office:value-type="string" calcext:value-type="string">
            <text:p><text:s/>Entry and residence of third-country nationals for the purposes of research, studies, training, volunteering, pupil exchange and au pairing (A8-0166/2016 - Cecilia Wikström) HR </text:p>
          </table:table-cell>
          <table:table-cell office:value-type="string" calcext:value-type="string">
            <text:p>11-05-2016</text:p>
          </table:table-cell>
          <table:table-cell table:formula="of:=DATE(VALUE(MID([.C1258]; 7; 4)); VALUE(MID([.C1258]; 4; 2)); VALUE(MID([.C1258]; 1; 2)))" office:value-type="date" office:date-value="2016-05-11" calcext:value-type="date">
            <text:p>05/11/16</text:p>
          </table:table-cell>
          <table:table-cell office:value-type="string" calcext:value-type="string">
            <text:p>  Dubravka Šuica (PPE), <text:s text:c="2"/>napisan. ‒ Europski parlament prihvaća stajalište Vijeća u prvom čitanju kao i zajedničku izjavu Parlamenta i Vijeća. Prema tumačenju Europskog parlamenta i Komisije, člankom 20. stavkom 2. točkom f. ove Direktive državama članicama dopušta se odbijanje zahtjeva samo u pojedinačnim slučajevima i uzimajući u obzir posebne okolnosti u kojima se nalazi državljanin treće zemlje te načelo proporcionalnosti, kao i na temelju dokaza ili ozbiljnih i objektivnih razloga. Komisija će osigurati da države članice pri prenošenju Direktive provode tu odredbu u skladu s tim.</text:p>
          </table:table-cell>
        </table:table-row>
        <table:table-row table:style-name="ro1">
          <table:table-cell office:value-type="string" calcext:value-type="string">
            <text:p>http://www.europarl.europa.eu/doceo/document/CRE-8-2016-05-11-INT-3-275-0000_HR.html</text:p>
          </table:table-cell>
          <table:table-cell office:value-type="string" calcext:value-type="string">
            <text:p><text:s/>Acceleration of implementation of cohesion policy (B8-0562/2016) HR </text:p>
          </table:table-cell>
          <table:table-cell office:value-type="string" calcext:value-type="string">
            <text:p>11-05-2016</text:p>
          </table:table-cell>
          <table:table-cell table:formula="of:=DATE(VALUE(MID([.C1259]; 7; 4)); VALUE(MID([.C1259]; 4; 2)); VALUE(MID([.C1259]; 1; 2)))" office:value-type="date" office:date-value="2016-05-11" calcext:value-type="date">
            <text:p>05/11/16</text:p>
          </table:table-cell>
          <table:table-cell office:value-type="string" calcext:value-type="string">
            <text:p>  Dubravka Šuica (PPE), <text:s text:c="2"/>napisan. ‒ Kohezijska politika, s budžetom od preko 350 milijardi eura do 2020. godine, jedan je od najvažnijih instrumenata koji pomaže da se Europska unija približi svojim građanima te predstavlja glavnu investicijsku i razvojnu politiku Europske unije koja pokriva sve regije EU-a. U nekim državama članicama takva politika oblikuje glavni izvor javne investicije te je stoga od iznimne važnosti. Kako bi se postigli ciljevi Europa 2020., nužno je postojanje dosljedne interakcije između politike rasta i razvoja te, po potrebi, strukturnih reformi, kao i aktivna uključenost regija i gradova u provedbi tih reformi. Bez kohezijske politike ne bi bilo moguće u potpunosti ostvariti spomenute ciljeve.</text:p>
          </table:table-cell>
        </table:table-row>
        <table:table-row table:style-name="ro1">
          <table:table-cell office:value-type="string" calcext:value-type="string">
            <text:p>http://www.europarl.europa.eu/doceo/document/CRE-8-2016-05-11-INT-3-352-0000_HR.html</text:p>
          </table:table-cell>
          <table:table-cell office:value-type="string" calcext:value-type="string">
            <text:p><text:s/>Decision adopted on the Common European Asylum System reform (debate) HR </text:p>
          </table:table-cell>
          <table:table-cell office:value-type="string" calcext:value-type="string">
            <text:p>11-05-2016</text:p>
          </table:table-cell>
          <table:table-cell table:formula="of:=DATE(VALUE(MID([.C1260]; 7; 4)); VALUE(MID([.C1260]; 4; 2)); VALUE(MID([.C1260]; 1; 2)))" office:value-type="date" office:date-value="2016-05-11" calcext:value-type="date">
            <text:p>05/11/16</text:p>
          </table:table-cell>
          <table:table-cell office:value-type="string" calcext:value-type="string">
            <text:p>  Dubravka Šuica (PPE). <text:s text:c="2"/>– Gospodine predsjedniče, na početku želim podsjetiti da je nedavno gospodin Juncker u ovom domu rekao da je svaki Europljanin u posljednjih 100 godina jedanput bio izbjeglica. Stoga me to motivira da podupirem svaku izmjenu, svako poboljšanje pa i ovo poboljšanje nove zajedničke politike azila.</text:p>
          </table:table-cell>
        </table:table-row>
        <table:table-row table:style-name="ro1">
          <table:table-cell office:value-type="string" calcext:value-type="string">
            <text:p>http://www.europarl.europa.eu/doceo/document/CRE-8-2016-05-12-INT-4-224-0000_HR.html</text:p>
          </table:table-cell>
          <table:table-cell office:value-type="string" calcext:value-type="string">
            <text:p><text:s/>Mandatory automatic exchange of information in the field of taxation (A8-0157/2016 - Dariusz Rosati) HR </text:p>
          </table:table-cell>
          <table:table-cell office:value-type="string" calcext:value-type="string">
            <text:p>12-05-2016</text:p>
          </table:table-cell>
          <table:table-cell table:formula="of:=DATE(VALUE(MID([.C1261]; 7; 4)); VALUE(MID([.C1261]; 4; 2)); VALUE(MID([.C1261]; 1; 2)))" office:value-type="date" office:date-value="2016-05-12" calcext:value-type="date">
            <text:p>05/12/16</text:p>
          </table:table-cell>
          <table:table-cell office:value-type="string" calcext:value-type="string">
            <text:p>  Dubravka Šuica (PPE), <text:s text:c="2"/>napisan. ‒ Nažalost, posljednjih nekoliko godina susrećemo se s povećanjem broja problema u području oporezivanja na razini Europske unije, ali i na globalnoj razini. Ti problem uključuju prekogranično izbjegavanja poreza, agresivno porezno planiranje te štetno porezno natjecanje. Takva situacija zahtjeva povećanu transparentnost u pogledu poreznih informacija kako bi se suzbilo agresivno porezno planiranje, posebice uvođenjem izvješćivanja po državama za skupine multinacionalnih poduzeća (MNP) jer u skladu s trenutačnim pravnim okvirom države članice to još uvijek ne čine. </text:p>
          </table:table-cell>
        </table:table-row>
        <table:table-row table:style-name="ro1">
          <table:table-cell office:value-type="string" calcext:value-type="string">
            <text:p>http://www.europarl.europa.eu/doceo/document/CRE-8-2016-05-12-INT-4-262-0000_HR.html</text:p>
          </table:table-cell>
          <table:table-cell office:value-type="string" calcext:value-type="string">
            <text:p><text:s/>Traceability of fishery and aquaculture products in restaurants and retail (B8-0581/2016) HR </text:p>
          </table:table-cell>
          <table:table-cell office:value-type="string" calcext:value-type="string">
            <text:p>12-05-2016</text:p>
          </table:table-cell>
          <table:table-cell table:formula="of:=DATE(VALUE(MID([.C1262]; 7; 4)); VALUE(MID([.C1262]; 4; 2)); VALUE(MID([.C1262]; 1; 2)))" office:value-type="date" office:date-value="2016-05-12" calcext:value-type="date">
            <text:p>05/12/16</text:p>
          </table:table-cell>
          <table:table-cell office:value-type="string" calcext:value-type="string">
            <text:p>  Dubravka Šuica (PPE), <text:s text:c="2"/>napisan. ‒ Nedavno objavljena studija jedne nevladine organizacije ukazala je na zabrinjavajuće slučajeve pogrešnog označivanja ribe koja se poslužuje u restoranima u Bruxellesu. Rezultati DNK-a analize više od 280 uzoraka ribe koja se poslužuje u restoranima, uključujući restorane europskih institucija, pokazali su da je trećina te ribe pogrešno označena. Spomenutom studijom tako se dokazalo da je ključni problem u sljedivosti proizvoda ribarstva i akvakulture u restoranima i maloprodaji na području Europske unije zbog čega dolazi do dezinformiranosti potrošača o proizvodima ribarstva i akvakulture.</text:p>
          </table:table-cell>
        </table:table-row>
        <table:table-row table:style-name="ro1">
          <table:table-cell office:value-type="string" calcext:value-type="string">
            <text:p>http://www.europarl.europa.eu/doceo/document/CRE-8-2016-05-12-INT-4-310-0000_HR.html</text:p>
          </table:table-cell>
          <table:table-cell office:value-type="string" calcext:value-type="string">
            <text:p><text:s/>China's market economy status (B8-0604/2016, B8-0605/2016, RC-B8-0607/2016, B8-0607/2016, B8-0608/2016, B8-0609/2016, B8-0610/2016, B8-0611/2016, B8-0612/2016) HR </text:p>
          </table:table-cell>
          <table:table-cell office:value-type="string" calcext:value-type="string">
            <text:p>12-05-2016</text:p>
          </table:table-cell>
          <table:table-cell table:formula="of:=DATE(VALUE(MID([.C1263]; 7; 4)); VALUE(MID([.C1263]; 4; 2)); VALUE(MID([.C1263]; 1; 2)))" office:value-type="date" office:date-value="2016-05-12" calcext:value-type="date">
            <text:p>05/12/16</text:p>
          </table:table-cell>
          <table:table-cell office:value-type="string" calcext:value-type="string">
            <text:p>  Dubravka Šuica (PPE), <text:s text:c="2"/>napisan. ‒ Europska unija i Kina dva su najveća trgovačka partnera na svijetu. Kina je drugi najveći trgovački partner Europske unije, dok je Europska unija najveći trgovački partner Kine. Trgovinska razmjena između ova dva subjekta iznosi više od milijardu eura dnevno. Parlament naglašava strategijsku važnost partnerstva Europske unije i Kine u kojem međusobna trgovina i investicije imaju iznimno važnu ulogu. Međutim, Parlament smatra kako Kina nije tržišno gospodarstvo jer nije ispunila pet kriterija koje je ustanovila Europska unija da definira koja zemlja spada u kategoriju tržišnog gospodarstva. Potrebno je uzeti u obzir sve brige koje su izrazili europski industrijalci glede posljedica za poslove u Uniji, kao i za održivi ekonomski razvoj u svim proizvodnim sektorima, ali i za europsku industriju u cjelini. Naglašavaju da je potrebno osigurati konkurentnost Unije u globalnom kontekstu.</text:p>
          </table:table-cell>
        </table:table-row>
        <table:table-row table:style-name="ro1">
          <table:table-cell office:value-type="string" calcext:value-type="string">
            <text:p>http://www.europarl.europa.eu/doceo/document/CRE-8-2016-05-12-INT-4-353-0000_HR.html</text:p>
          </table:table-cell>
          <table:table-cell office:value-type="string" calcext:value-type="string">
            <text:p><text:s/>Follow-up and state of play of the Agenda 2030 and Sustainable Development Goals (B8-0583/2016, B8-0587/2016) HR </text:p>
          </table:table-cell>
          <table:table-cell office:value-type="string" calcext:value-type="string">
            <text:p>12-05-2016</text:p>
          </table:table-cell>
          <table:table-cell table:formula="of:=DATE(VALUE(MID([.C1264]; 7; 4)); VALUE(MID([.C1264]; 4; 2)); VALUE(MID([.C1264]; 1; 2)))" office:value-type="date" office:date-value="2016-05-12" calcext:value-type="date">
            <text:p>05/12/16</text:p>
          </table:table-cell>
          <table:table-cell office:value-type="string" calcext:value-type="string">
            <text:p>  Dubravka Šuica (PPE), <text:s text:c="2"/>napisan. ‒ Novi univerzalni okvir za održivi razvoj zahtjeva više povezanosti između različitih područja politika i aktera Europske unije te daljnju koordinaciju, dijalog i zajednički rad na svim razinama unutar i između EU-ovih institucija kako bi se osigurala integracija svih triju stupova održivog razvoja (ekološkog, ekonomskog i društvenog) u vanjskim i unutarnjim politikama EU-a. Isto tako, Agenda 2030. i ciljevi održivog razvoja predstavljaju obnovljenu međunarodnu predanost iskorjenjivanju siromaštva te redefiniranju i moderniziranju razvojih strategija za sljedećih 15 godina. Agenda 2030. iznova definira suradnju unutar međunarodne zajednice u pogledu globalne obveze stvaranja drukčije budućnosti za ljude i planet putem održivog razvoja. Također, cilj Agende je da se poštuju ljudska prava, kao i postizanje rodne jednakosti i osnaživanje položaja žena i djevojaka u društvu.</text:p>
          </table:table-cell>
        </table:table-row>
        <table:table-row table:style-name="ro1">
          <table:table-cell office:value-type="string" calcext:value-type="string">
            <text:p>http://www.europarl.europa.eu/doceo/document/CRE-8-2016-05-12-INT-4-403-0000_HR.html</text:p>
          </table:table-cell>
          <table:table-cell office:value-type="string" calcext:value-type="string">
            <text:p><text:s/>Mandatory indication of the country of origin or place of provenance for certain foods (B8-0545/2016) HR </text:p>
          </table:table-cell>
          <table:table-cell office:value-type="string" calcext:value-type="string">
            <text:p>12-05-2016</text:p>
          </table:table-cell>
          <table:table-cell table:formula="of:=DATE(VALUE(MID([.C1265]; 7; 4)); VALUE(MID([.C1265]; 4; 2)); VALUE(MID([.C1265]; 1; 2)))" office:value-type="date" office:date-value="2016-05-12" calcext:value-type="date">
            <text:p>05/12/16</text:p>
          </table:table-cell>
          <table:table-cell office:value-type="string" calcext:value-type="string">
            <text:p>  Dubravka Šuica (PPE), <text:s text:c="2"/>napisan. ‒ Pravila za navođenje zemlje podrijetla ili mjesta podrijetla već postoje i učinkovito funkcioniraju za niz prehrambenih proizvoda, primjerice neprerađeno meso, jaja, voće i povrće, ribu, med, ekstra djevičansko maslinovo ulje, vino i gazirana pića. Činjenica jest da je lanac opskrbe nerijetko složen i uključuje niz aktera, a prehrambeni operateri nemaju uvijek jasni pregled cjelokupnog lanca proizvodnje. Stoga nije iznenađujuće da su potrošači nesvjesni o tome kako je njihova hrana zapravo proizvedena što je zabrinjavajuće jer bi informacija o podrijetlu hrane mogla pozitivno utjecati na njihovu vrijednost spremnosti na plaćanje.</text:p>
          </table:table-cell>
        </table:table-row>
        <table:table-row table:style-name="ro1">
          <table:table-cell office:value-type="string" calcext:value-type="string">
            <text:p>http://www.europarl.europa.eu/doceo/document/CRE-8-2016-05-12-INT-4-448-0000_HR.html</text:p>
          </table:table-cell>
          <table:table-cell office:value-type="string" calcext:value-type="string">
            <text:p><text:s/>Framework Agreement on parental leave (A8-0076/2016 - Maria Arena) HR </text:p>
          </table:table-cell>
          <table:table-cell office:value-type="string" calcext:value-type="string">
            <text:p>12-05-2016</text:p>
          </table:table-cell>
          <table:table-cell table:formula="of:=DATE(VALUE(MID([.C1266]; 7; 4)); VALUE(MID([.C1266]; 4; 2)); VALUE(MID([.C1266]; 1; 2)))" office:value-type="date" office:date-value="2016-05-12" calcext:value-type="date">
            <text:p>05/12/16</text:p>
          </table:table-cell>
          <table:table-cell office:value-type="string" calcext:value-type="string">
            <text:p>  Dubravka Šuica (PPE), <text:s text:c="2"/>napisan. ‒ Roditeljski dopust pozitivno i dugoročno utječe na razvoj djeteta, a posao koji roditelji obavljaju u okviru obitelji i odgoja djece bitan je doprinos ekonomiji i od velikog je značaja u pogledu demografskih promjena u Europi. Nadalje, činjenica jest da neplaćeni ili slabo plaćeni obiteljski dopusti za posljedicu imaju niske stope korištenja dopusta te da očevi u maloj mjeri koriste svoje pravo na roditeljski dopust. Roditeljski dopust koji je u cijelosti ili djelomično neprenosiv i adekvatno plaćen u jednakoj mjeri koriste oba roditelja što doprinosi smanjivanju diskriminacije žena na tržištu rada. Takav dopust, dakle, pozitivno utječe na postizanje ciljane stope zapošljavanja od 75 % utvrđene strategijom Europa 2020. kada je riječ o ženama. Naime, da bi se taj cilj postigao potrebne su proaktivnije politike kojima će se ženama pomoći da pristupe tržištu rada i zadrže se na njemu, posebice tada kada se kao majke vraćaju na tržište rada u cilju ostvarivanja stabilnog i pristojnog zaposlenja. </text:p>
          </table:table-cell>
        </table:table-row>
        <table:table-row table:style-name="ro1">
          <table:table-cell office:value-type="string" calcext:value-type="string">
            <text:p>http://www.europarl.europa.eu/doceo/document/CRE-8-2016-05-12-INT-4-493-0000_HR.html</text:p>
          </table:table-cell>
          <table:table-cell office:value-type="string" calcext:value-type="string">
            <text:p><text:s/>Preventing and combating trafficking in human beings (A8-0144/2016 - Catherine Bearder) HR </text:p>
          </table:table-cell>
          <table:table-cell office:value-type="string" calcext:value-type="string">
            <text:p>12-05-2016</text:p>
          </table:table-cell>
          <table:table-cell table:formula="of:=DATE(VALUE(MID([.C1267]; 7; 4)); VALUE(MID([.C1267]; 4; 2)); VALUE(MID([.C1267]; 1; 2)))" office:value-type="date" office:date-value="2016-05-12" calcext:value-type="date">
            <text:p>05/12/16</text:p>
          </table:table-cell>
          <table:table-cell office:value-type="string" calcext:value-type="string">
            <text:p>  Dubravka Šuica (PPE), <text:s text:c="2"/>napisan. ‒ Trgovanje ljudima definira se kao vrbovanje, prijevoz, prevođenje, skrivanje ili primanje osoba, uključujući razmjenu ili prijenos kontrole nad tim osobama, korištenjem prijetnje, sile ili nekog drugog oblika prisile, otmicom, obmanom, prijevarom, zloporabom ovlasti ili položaja bespomoćnosti, davanjem ili primanjem plaćanja ili koristi da bi se postigla privola osobe koja ima kontrolu nad drugom osobom, a u svrhu izrabljivanja (Direktiva 2011/36/EU). Trgovanje ljudima teška je povreda temeljnih prava, ljudskog dostojanstva i fizičkog i psihičkog integriteta žrtve, čime se žrtvama nanosi ozbiljna šteta koja može imati utjecaj do kraja njihovog života. Nažalost, trenutačna izbjeglička kriza ukazala je na nedostatak prikladnih alata na europskoj razini za zajedničku borbu protiv trgovanja ljudima, posebno u slučajevima u kojima je cilj seksualno iskorištavanje žena i djece. Pitanje trgovanja ljudima od iznimne je važnosti te učinkovitost sprečavanja i suzbijanja trgovanja ljudima mora biti na najvišoj razini. </text:p>
          </table:table-cell>
        </table:table-row>
        <table:table-row table:style-name="ro1">
          <table:table-cell office:value-type="string" calcext:value-type="string">
            <text:p>http://www.europarl.europa.eu/doceo/document/CRE-8-2016-05-25-INT-1-179-0000_HR.html</text:p>
          </table:table-cell>
          <table:table-cell office:value-type="string" calcext:value-type="string">
            <text:p><text:s/>Transatlantic data flows (debate) HR </text:p>
          </table:table-cell>
          <table:table-cell office:value-type="string" calcext:value-type="string">
            <text:p>25-05-2016</text:p>
          </table:table-cell>
          <table:table-cell table:formula="of:=DATE(VALUE(MID([.C1268]; 7; 4)); VALUE(MID([.C1268]; 4; 2)); VALUE(MID([.C1268]; 1; 2)))" office:value-type="date" office:date-value="2016-05-25" calcext:value-type="date">
            <text:p>05/25/16</text:p>
          </table:table-cell>
          <table:table-cell office:value-type="string" calcext:value-type="string">
            <text:p>  Dubravka Šuica (PPE), <text:s text:c="2"/>napisan. – Gospodarstva Europske unije i Sjedinjenih Američkih Država čine više od 50 % svjetskog BDP-a, 25 % svjetskog izvoza i više od 30 % svjetskog uvoza. Radi se o dva najunosnija svjetska gospodarstva s ukupnom vrijednošću transatlantskog prometa u 2014. godini u iznosu od jednog trilijuna dolara. </text:p>
          </table:table-cell>
        </table:table-row>
        <table:table-row table:style-name="ro1">
          <table:table-cell office:value-type="string" calcext:value-type="string">
            <text:p>http://www.europarl.europa.eu/doceo/document/CRE-8-2016-05-25-INT-1-267-0000_HR.html</text:p>
          </table:table-cell>
          <table:table-cell office:value-type="string" calcext:value-type="string">
            <text:p><text:s/>Delivering a new deal for energy consumers - Tackling energy poverty as part of the Energy Union (debate) HR </text:p>
          </table:table-cell>
          <table:table-cell office:value-type="string" calcext:value-type="string">
            <text:p>25-05-2016</text:p>
          </table:table-cell>
          <table:table-cell table:formula="of:=DATE(VALUE(MID([.C1269]; 7; 4)); VALUE(MID([.C1269]; 4; 2)); VALUE(MID([.C1269]; 1; 2)))" office:value-type="date" office:date-value="2016-05-25" calcext:value-type="date">
            <text:p>05/25/16</text:p>
          </table:table-cell>
          <table:table-cell office:value-type="string" calcext:value-type="string">
            <text:p>  Dubravka Šuica (PPE). <text:s text:c="2"/>– Gospodine predsjedniče, zahvaljujem g. Šefčoviču, potpredsjedniku Komisije, također našim kolegama, g. Kellyju i gđi Griffin koji su napravili dobro izvješće.</text:p>
          </table:table-cell>
        </table:table-row>
        <table:table-row table:style-name="ro1">
          <table:table-cell office:value-type="string" calcext:value-type="string">
            <text:p>http://www.europarl.europa.eu/doceo/document/CRE-8-2016-05-25-INT-1-315-0000_HR.html</text:p>
          </table:table-cell>
          <table:table-cell office:value-type="string" calcext:value-type="string">
            <text:p><text:s/>Poverty: a gender perspective (short presentation) HR </text:p>
          </table:table-cell>
          <table:table-cell office:value-type="string" calcext:value-type="string">
            <text:p>25-05-2016</text:p>
          </table:table-cell>
          <table:table-cell table:formula="of:=DATE(VALUE(MID([.C1270]; 7; 4)); VALUE(MID([.C1270]; 4; 2)); VALUE(MID([.C1270]; 1; 2)))" office:value-type="date" office:date-value="2016-05-25" calcext:value-type="date">
            <text:p>05/25/16</text:p>
          </table:table-cell>
          <table:table-cell office:value-type="string" calcext:value-type="string">
            <text:p>  Dubravka Šuica (PPE). <text:s text:c="2"/>– Gospođo potpredsjednice, hvala lijepo što ste mi dali riječ iz razloga što sam bila izvjestiteljica u sjeni kod ovog izvješća. Gospođa Arena i ja smo jako dobro surađivale i u ovom izvješću se nalazi niz dobrih stvari koje se tiču siromaštva žena i uzroka siromaštva žena. Podaci su zaista alarmantni. </text:p>
          </table:table-cell>
        </table:table-row>
        <table:table-row table:style-name="ro1">
          <table:table-cell office:value-type="string" calcext:value-type="string">
            <text:p>http://www.europarl.europa.eu/doceo/document/CRE-8-2016-05-26-INT-2-178-0000_HR.html</text:p>
          </table:table-cell>
          <table:table-cell office:value-type="string" calcext:value-type="string">
            <text:p><text:s/>Virtual currencies (A8-0168/2016 - Jakob von Weizsäcker) HR </text:p>
          </table:table-cell>
          <table:table-cell office:value-type="string" calcext:value-type="string">
            <text:p>26-05-2016</text:p>
          </table:table-cell>
          <table:table-cell table:formula="of:=DATE(VALUE(MID([.C1271]; 7; 4)); VALUE(MID([.C1271]; 4; 2)); VALUE(MID([.C1271]; 1; 2)))" office:value-type="date" office:date-value="2016-05-26" calcext:value-type="date">
            <text:p>05/26/16</text:p>
          </table:table-cell>
          <table:table-cell office:value-type="string" calcext:value-type="string">
            <text:p>  Dubravka Šuica (PPE), <text:s text:c="2"/>napisan. ‒ Još uvijek ne postoji univerzalna definicija virtualne valute, no ona se ponekad naziva i digitalnom gotovinom. Fizičke ili pravne osobe prihvaćaju je kao sredstvo plaćanja koje se može elektronski prenositi, pohranjivati i kojim se može elektronski trgovati. Trenutno postoji preko 600 virtualnih valuta od kojih je najpoznatija bitcoin. </text:p>
          </table:table-cell>
        </table:table-row>
        <table:table-row table:style-name="ro1">
          <table:table-cell office:value-type="string" calcext:value-type="string">
            <text:p>http://www.europarl.europa.eu/doceo/document/CRE-8-2016-05-26-INT-2-238-0000_HR.html</text:p>
          </table:table-cell>
          <table:table-cell office:value-type="string" calcext:value-type="string">
            <text:p><text:s/>Mobilisation of the European Globalisation Adjustment Fund: application EGF/2015/011 GR/Supermarket Larissa (A8-0181/2016 - Liadh Ní Riada) HR </text:p>
          </table:table-cell>
          <table:table-cell office:value-type="string" calcext:value-type="string">
            <text:p>26-05-2016</text:p>
          </table:table-cell>
          <table:table-cell table:formula="of:=DATE(VALUE(MID([.C1272]; 7; 4)); VALUE(MID([.C1272]; 4; 2)); VALUE(MID([.C1272]; 1; 2)))" office:value-type="date" office:date-value="2016-05-26" calcext:value-type="date">
            <text:p>05/26/16</text:p>
          </table:table-cell>
          <table:table-cell office:value-type="string" calcext:value-type="string">
            <text:p>  Dubravka Šuica (PPE), <text:s text:c="2"/>napisan. ‒ Europska unija uspostavila je legislativu i proračunske instrumente koji pružaju dodatnu potporu radnicima koji su ostali bez posla uslijed velikih strukturalnih promjena uzrokovanih svjetskom financijskom ili ekonomskom krizom, te njihovoj ponovnoj integraciji na tržište rada. Uvjeti koji se moraju ispuniti da bi se ove mjere mogle primijeniti nalažu da minimalno 500 radnika u jednom poduzeću mora postati prekomjerno u periodu od 4 mjeseca u državi članici. </text:p>
          </table:table-cell>
        </table:table-row>
        <table:table-row table:style-name="ro1">
          <table:table-cell office:value-type="string" calcext:value-type="string">
            <text:p>http://www.europarl.europa.eu/doceo/document/CRE-8-2016-05-26-INT-2-287-0000_HR.html</text:p>
          </table:table-cell>
          <table:table-cell office:value-type="string" calcext:value-type="string">
            <text:p><text:s/>Provisional measures in the area of international protection for the benefit of Sweden (A8-0170/2016 - Ska Keller) HR </text:p>
          </table:table-cell>
          <table:table-cell office:value-type="string" calcext:value-type="string">
            <text:p>26-05-2016</text:p>
          </table:table-cell>
          <table:table-cell table:formula="of:=DATE(VALUE(MID([.C1273]; 7; 4)); VALUE(MID([.C1273]; 4; 2)); VALUE(MID([.C1273]; 1; 2)))" office:value-type="date" office:date-value="2016-05-26" calcext:value-type="date">
            <text:p>05/26/16</text:p>
          </table:table-cell>
          <table:table-cell office:value-type="string" calcext:value-type="string">
            <text:p>  Dubravka Šuica (PPE), <text:s text:c="2"/>napisan. ‒ Europski parlament prihvaća prijedlog Komisije s predloženim izmjenama u odluci Vijeća o uvođenju privremenih mjera u području međunarodne zaštite u korist Švedske u skladu s člankom 9. Odluke Vijeća (EU) 2015/1523. Također, Parlament traži od Vijeća da se savjetuje s Parlamentom ako namjerava bitno izmijeniti prijedlog Komisije.</text:p>
          </table:table-cell>
        </table:table-row>
        <table:table-row table:style-name="ro1">
          <table:table-cell office:value-type="string" calcext:value-type="string">
            <text:p>http://www.europarl.europa.eu/doceo/document/CRE-8-2016-05-26-INT-2-316-0000_HR.html</text:p>
          </table:table-cell>
          <table:table-cell office:value-type="string" calcext:value-type="string">
            <text:p><text:s/>Transatlantic data flows (B8-0622/2016, RC-B8-0623/2016, B8-0623/2016, B8-0633/2016, B8-0639/2016, B8-0642/2016, B8-0643/2016, B8-0644/2016) HR </text:p>
          </table:table-cell>
          <table:table-cell office:value-type="string" calcext:value-type="string">
            <text:p>26-05-2016</text:p>
          </table:table-cell>
          <table:table-cell table:formula="of:=DATE(VALUE(MID([.C1274]; 7; 4)); VALUE(MID([.C1274]; 4; 2)); VALUE(MID([.C1274]; 1; 2)))" office:value-type="date" office:date-value="2016-05-26" calcext:value-type="date">
            <text:p>05/26/16</text:p>
          </table:table-cell>
          <table:table-cell office:value-type="string" calcext:value-type="string">
            <text:p>  Dubravka Šuica (PPE), <text:s text:c="2"/>napisan. ‒ Zaštita osobnih podataka, poštovanje privatnosti i komuniciranja, kao i pravo na sigurnost i poslovanje, temeljna su prava koja Europska unija ima za zadaću poštovati kako je propisano Poveljom Europske unije o temeljnim pravima. Protok podataka između Sjedinjenih Američkih Država i Europske unije iznosi oko 15 terabita po sekundi, što predstavlja daleko najveći protok podataka u svijetu. </text:p>
          </table:table-cell>
        </table:table-row>
        <table:table-row table:style-name="ro1">
          <table:table-cell office:value-type="string" calcext:value-type="string">
            <text:p>http://www.europarl.europa.eu/doceo/document/CRE-8-2016-05-26-INT-2-348-0000_HR.html</text:p>
          </table:table-cell>
          <table:table-cell office:value-type="string" calcext:value-type="string">
            <text:p><text:s/>Delivering a new deal for energy consumers (A8-0161/2016 - Theresa Griffin) HR </text:p>
          </table:table-cell>
          <table:table-cell office:value-type="string" calcext:value-type="string">
            <text:p>26-05-2016</text:p>
          </table:table-cell>
          <table:table-cell table:formula="of:=DATE(VALUE(MID([.C1275]; 7; 4)); VALUE(MID([.C1275]; 4; 2)); VALUE(MID([.C1275]; 1; 2)))" office:value-type="date" office:date-value="2016-05-26" calcext:value-type="date">
            <text:p>05/26/16</text:p>
          </table:table-cell>
          <table:table-cell office:value-type="string" calcext:value-type="string">
            <text:p>  Dubravka Šuica (PPE), <text:s text:c="2"/>napisan. ‒ Ovo izvješće je usmjereno na potrošače energije u kućanstvima u kontekstu energetske tranzicije, dok bi pitanje industrijskih potrošača trebalo razmotriti u posebnom okviru. Energetskom tranzicijom prelazimo s energetskog sustava temeljenog na tradicionalnoj centraliziranoj proizvodnji na fleksibilniji, decentraliziraniji te energetski učinkovitiji sustav koji se temelji na obnovljivim izvorima energije. </text:p>
          </table:table-cell>
        </table:table-row>
        <table:table-row table:style-name="ro1">
          <table:table-cell office:value-type="string" calcext:value-type="string">
            <text:p>http://www.europarl.europa.eu/doceo/document/CRE-8-2016-05-26-INT-2-390-0000_HR.html</text:p>
          </table:table-cell>
          <table:table-cell office:value-type="string" calcext:value-type="string">
            <text:p><text:s/>Poverty: a gender perspective (A8-0153/2016 - Maria Arena) HR </text:p>
          </table:table-cell>
          <table:table-cell office:value-type="string" calcext:value-type="string">
            <text:p>26-05-2016</text:p>
          </table:table-cell>
          <table:table-cell table:formula="of:=DATE(VALUE(MID([.C1276]; 7; 4)); VALUE(MID([.C1276]; 4; 2)); VALUE(MID([.C1276]; 1; 2)))" office:value-type="date" office:date-value="2016-05-26" calcext:value-type="date">
            <text:p>05/26/16</text:p>
          </table:table-cell>
          <table:table-cell office:value-type="string" calcext:value-type="string">
            <text:p>  Dubravka Šuica (PPE), <text:s text:c="2"/>napisan. ‒ Broj žena pogođenih siromaštvom i dalje je konstantno veći od broja muškaraca. Trenutno taj broj iznosi 64,6 milijuna žena u odnosu na 57,6 milijuna muškaraca. Skoro 40 % stanovništva i skoro 50 % neudanih žena u državama članicama Europske unije nije u mogućnosti pokriti nepredviđene troškove. Broj žena koje žive u siromaštvu u ruralnim područjima povećao se za 50 % od 1975. godine. </text:p>
          </table:table-cell>
        </table:table-row>
        <table:table-row table:style-name="ro1">
          <table:table-cell office:value-type="string" calcext:value-type="string">
            <text:p>http://www.europarl.europa.eu/doceo/document/CRE-8-2016-05-26-INT-2-425-0000_HR.html</text:p>
          </table:table-cell>
          <table:table-cell office:value-type="string" calcext:value-type="string">
            <text:p><text:s/>Non-tariff barriers in the Single Market (A8-0160/2016 - Daniel Dalton) HR </text:p>
          </table:table-cell>
          <table:table-cell office:value-type="string" calcext:value-type="string">
            <text:p>26-05-2016</text:p>
          </table:table-cell>
          <table:table-cell table:formula="of:=DATE(VALUE(MID([.C1277]; 7; 4)); VALUE(MID([.C1277]; 4; 2)); VALUE(MID([.C1277]; 1; 2)))" office:value-type="date" office:date-value="2016-05-26" calcext:value-type="date">
            <text:p>05/26/16</text:p>
          </table:table-cell>
          <table:table-cell office:value-type="string" calcext:value-type="string">
            <text:p>  Dubravka Šuica (PPE), <text:s text:c="2"/>napisan. ‒ Neopravdane carinske prepreke i dalje utječu na trgovinu i slobodno kretanje robe i usluga među državama članicama. Kontrole koje se u zadnje vrijeme nameću stranim pružateljima usluga sve su intenzivnije i brojnije. Države članice moraju se pobrinuti da takve kontrole budu razmjerne, opravdane i nediskriminacijske. </text:p>
          </table:table-cell>
        </table:table-row>
        <table:table-row table:style-name="ro1">
          <table:table-cell office:value-type="string" calcext:value-type="string">
            <text:p>http://www.europarl.europa.eu/doceo/document/CRE-8-2016-05-26-INT-2-456-0000_HR.html</text:p>
          </table:table-cell>
          <table:table-cell office:value-type="string" calcext:value-type="string">
            <text:p><text:s/>The Single Market strategy (A8-0171/2016 - Lara Comi) HR </text:p>
          </table:table-cell>
          <table:table-cell office:value-type="string" calcext:value-type="string">
            <text:p>26-05-2016</text:p>
          </table:table-cell>
          <table:table-cell table:formula="of:=DATE(VALUE(MID([.C1278]; 7; 4)); VALUE(MID([.C1278]; 4; 2)); VALUE(MID([.C1278]; 1; 2)))" office:value-type="date" office:date-value="2016-05-26" calcext:value-type="date">
            <text:p>05/26/16</text:p>
          </table:table-cell>
          <table:table-cell office:value-type="string" calcext:value-type="string">
            <text:p>  Dubravka Šuica (PPE), <text:s text:c="2"/>napisan. ‒ Jedinstveno tržište je bilo i ostalo temelj europske integracije i pokretač održivog rasta i otvaranja radnih mjesta, jer omogućuje trgovinu na cijelom teritoriju Unije i jamči visoko konkurentno tržišno gospodarstvo. Produbljivanje europskog unutarnjeg tržišta ostaje glavno ekonomsko pitanje, pogotovo u kontekstu razvoja novih tehnologija. </text:p>
          </table:table-cell>
        </table:table-row>
        <table:table-row table:style-name="ro1">
          <table:table-cell office:value-type="string" calcext:value-type="string">
            <text:p>http://www.europarl.europa.eu/doceo/document/CRE-8-2016-06-06-INT-1-190-0937_HR.html</text:p>
          </table:table-cell>
          <table:table-cell office:value-type="string" calcext:value-type="string">
            <text:p><text:s/>Unfair trading practices in the food supply chain (short presentation) HR </text:p>
          </table:table-cell>
          <table:table-cell office:value-type="string" calcext:value-type="string">
            <text:p>06-06-2016</text:p>
          </table:table-cell>
          <table:table-cell table:formula="of:=DATE(VALUE(MID([.C1279]; 7; 4)); VALUE(MID([.C1279]; 4; 2)); VALUE(MID([.C1279]; 1; 2)))" office:value-type="date" office:date-value="2016-06-06" calcext:value-type="date">
            <text:p>06/06/16</text:p>
          </table:table-cell>
          <table:table-cell office:value-type="string" calcext:value-type="string">
            <text:p>  Dubravka Šuica (PPE), <text:s text:c="2"/>napisan. – Nepoštena trgovačka praksa ozbiljan je problem prisutan u brojnim gospodarskim sukobima. Važnost lanca opskrbe hranom velika je za Uniju, jer taj sektor zapošljava više od 47 milijuna ljudi, s udjelom do 7 % u bruto dodanoj vrijednosti na razini EU-a. Općenito govoreći, nepoštena trgovačka praksa može se definirati kao praksa koja grubo odstupa od dobrog poslovnog ponašanja. Smatram da su nepoštene trgovačke prakse prepreka razvoju i dobrom funkcioniranju unutarnjeg tržišta. </text:p>
          </table:table-cell>
        </table:table-row>
        <table:table-row table:style-name="ro1">
          <table:table-cell office:value-type="string" calcext:value-type="string">
            <text:p>http://www.europarl.europa.eu/doceo/document/CRE-8-2016-06-07-INT-2-181-0000_HR.html</text:p>
          </table:table-cell>
          <table:table-cell office:value-type="string" calcext:value-type="string">
            <text:p><text:s/>Eliminating illicit trade in tobacco products: protocol to the WHO Framework Convention (A8-0154/2016 - Adam Szejnfeld) HR </text:p>
          </table:table-cell>
          <table:table-cell office:value-type="string" calcext:value-type="string">
            <text:p>07-06-2016</text:p>
          </table:table-cell>
          <table:table-cell table:formula="of:=DATE(VALUE(MID([.C1280]; 7; 4)); VALUE(MID([.C1280]; 4; 2)); VALUE(MID([.C1280]; 1; 2)))" office:value-type="date" office:date-value="2016-06-07" calcext:value-type="date">
            <text:p>06/07/16</text:p>
          </table:table-cell>
          <table:table-cell office:value-type="string" calcext:value-type="string">
            <text:p>  Dubravka Šuica (PPE), <text:s text:c="2"/>napisan. ‒ Okvirna konvencija Svjetske zdravstvene organizacije donesena je kao odgovor na sve veću epidemiju ovisnosti o duhanu, te kao alat za suzbijanje nekih njezinih uzroka, uključujući nezakonitu trgovinu duhanskim proizvodima.</text:p>
          </table:table-cell>
        </table:table-row>
        <table:table-row table:style-name="ro1">
          <table:table-cell office:value-type="string" calcext:value-type="string">
            <text:p>http://www.europarl.europa.eu/doceo/document/CRE-8-2016-06-07-INT-2-212-0000_HR.html</text:p>
          </table:table-cell>
          <table:table-cell office:value-type="string" calcext:value-type="string">
            <text:p><text:s/>Uniform technical prescriptions for wheeled vehicles: UNECE agreement (A8-0185/2016 - Bernd Lange) HR </text:p>
          </table:table-cell>
          <table:table-cell office:value-type="string" calcext:value-type="string">
            <text:p>07-06-2016</text:p>
          </table:table-cell>
          <table:table-cell table:formula="of:=DATE(VALUE(MID([.C1281]; 7; 4)); VALUE(MID([.C1281]; 4; 2)); VALUE(MID([.C1281]; 1; 2)))" office:value-type="date" office:date-value="2016-06-07" calcext:value-type="date">
            <text:p>06/07/16</text:p>
          </table:table-cell>
          <table:table-cell office:value-type="string" calcext:value-type="string">
            <text:p>  Dubravka Šuica (PPE), <text:s text:c="2"/>napisan. ‒ Automobilska industrija i sve povezane pomoćne industrije središnji su ekonomski sektor Europske unije. Automobilski sektor osigurava posao za preko 12 milijuna građana Unije i pridonosi do 4 % BDP-a Europske unije. Europska unija je među vodećim proizvođačima motornih vozila, a ovaj sektor je najveći privatni investitor u istraživanja i razvoj. Automobilska industrija predstavlja dobro integrirani sustav vrijednosti u koji su uključene skoro sve države članice Europske unije. Kako bi sačuvala bitnu poziciju automobilske industrije u europskom gospodarstvu, Europska unija mora pojačati konkurentnost europske automobilske industrije i sačuvati njenu tehnološku prevlast u svijetu. Globalna regulatorna suradnja u okviru Gospodarske komisije Ujedinjenih naroda za Europu (UNECE) trebala bi poslužiti kao primjer i biti ojačana bilateralnim sporazumima.</text:p>
          </table:table-cell>
        </table:table-row>
        <table:table-row table:style-name="ro1">
          <table:table-cell office:value-type="string" calcext:value-type="string">
            <text:p>http://www.europarl.europa.eu/doceo/document/CRE-8-2016-06-07-INT-2-239-0000_HR.html</text:p>
          </table:table-cell>
          <table:table-cell office:value-type="string" calcext:value-type="string">
            <text:p><text:s/>EU-Colombia and Peru Trade Agreement (accession of Croatia) (A8-0155/2016 - Santiago Fisas Ayxelà) HR </text:p>
          </table:table-cell>
          <table:table-cell office:value-type="string" calcext:value-type="string">
            <text:p>07-06-2016</text:p>
          </table:table-cell>
          <table:table-cell table:formula="of:=DATE(VALUE(MID([.C1282]; 7; 4)); VALUE(MID([.C1282]; 4; 2)); VALUE(MID([.C1282]; 1; 2)))" office:value-type="date" office:date-value="2016-06-07" calcext:value-type="date">
            <text:p>06/07/16</text:p>
          </table:table-cell>
          <table:table-cell office:value-type="string" calcext:value-type="string">
            <text:p>  Dubravka Šuica (PPE), <text:s text:c="2"/>napisan. ‒ Sporazum o trgovini između Europske unije i njezinih država članica, s jedne strane, te Republike Kolumbije i Republike Perua, s druge strane, potpisan je u Bruxellesu 26. lipnja 2012. godine. Tim sporazumom liberalizira se trgovina poljoprivrednim i industrijskim proizvodima te uslugama. U sporazumu su sadržane i odredbe o podjeli robe, tehničkim preprekama u trgovini, sanitarnim mjerama, tržišnom natjecanju, intelektualnom vlasništvu i javnoj nabavi.</text:p>
          </table:table-cell>
        </table:table-row>
        <table:table-row table:style-name="ro1">
          <table:table-cell office:value-type="string" calcext:value-type="string">
            <text:p>http://www.europarl.europa.eu/doceo/document/CRE-8-2016-06-07-INT-2-271-0000_HR.html</text:p>
          </table:table-cell>
          <table:table-cell office:value-type="string" calcext:value-type="string">
            <text:p><text:s/>Enhanced cooperation in the area of property regimes of international couples (A8-0192/2016 - Jean-Marie Cavada) HR </text:p>
          </table:table-cell>
          <table:table-cell office:value-type="string" calcext:value-type="string">
            <text:p>07-06-2016</text:p>
          </table:table-cell>
          <table:table-cell table:formula="of:=DATE(VALUE(MID([.C1283]; 7; 4)); VALUE(MID([.C1283]; 4; 2)); VALUE(MID([.C1283]; 1; 2)))" office:value-type="date" office:date-value="2016-06-07" calcext:value-type="date">
            <text:p>06/07/16</text:p>
          </table:table-cell>
          <table:table-cell office:value-type="string" calcext:value-type="string">
            <text:p>  Dubravka Šuica (PPE), <text:s text:c="2"/>napisan. ‒ Zakonodavne akte koji se odnose na obiteljskopravna pitanja Vijeće donosi jednoglasno, nakon savjetovanja s Europskim parlamentom. Međutim, krajem 2015. godine postalo je jasno da neće postići suglasnost svih država članica s prijedlozima.</text:p>
          </table:table-cell>
        </table:table-row>
        <table:table-row table:style-name="ro1">
          <table:table-cell office:value-type="string" calcext:value-type="string">
            <text:p>http://www.europarl.europa.eu/doceo/document/CRE-8-2016-06-07-INT-2-299-0000_HR.html</text:p>
          </table:table-cell>
          <table:table-cell office:value-type="string" calcext:value-type="string">
            <text:p><text:s/>Eliminating illicit trade in tobacco products: protocol to the WHO Framework Convention (judicial cooperation in criminal matters) (A8-0198/2016 - Martina Anderson) HR </text:p>
          </table:table-cell>
          <table:table-cell office:value-type="string" calcext:value-type="string">
            <text:p>07-06-2016</text:p>
          </table:table-cell>
          <table:table-cell table:formula="of:=DATE(VALUE(MID([.C1284]; 7; 4)); VALUE(MID([.C1284]; 4; 2)); VALUE(MID([.C1284]; 1; 2)))" office:value-type="date" office:date-value="2016-06-07" calcext:value-type="date">
            <text:p>06/07/16</text:p>
          </table:table-cell>
          <table:table-cell office:value-type="string" calcext:value-type="string">
            <text:p>  Dubravka Šuica (PPE), <text:s text:c="2"/>napisan. ‒ Svrha Protokola je suzbijanje nedopuštene trgovine duhanskim proizvodima. Svaka praksa ili ponašanje povezana s proizvodnjom, primanjem, distribucijom, posjedovanjem, prodajom, kupnjom koje je zakonom zabranjeno smatra se nedopuštenom trgovinom.</text:p>
          </table:table-cell>
        </table:table-row>
        <table:table-row table:style-name="ro1">
          <table:table-cell office:value-type="string" calcext:value-type="string">
            <text:p>http://www.europarl.europa.eu/doceo/document/CRE-8-2016-06-07-INT-2-328-0000_HR.html</text:p>
          </table:table-cell>
          <table:table-cell office:value-type="string" calcext:value-type="string">
            <text:p><text:s/>Markets in financial instruments (A8-0126/2016 - Markus Ferber) HR </text:p>
          </table:table-cell>
          <table:table-cell office:value-type="string" calcext:value-type="string">
            <text:p>07-06-2016</text:p>
          </table:table-cell>
          <table:table-cell table:formula="of:=DATE(VALUE(MID([.C1285]; 7; 4)); VALUE(MID([.C1285]; 4; 2)); VALUE(MID([.C1285]; 1; 2)))" office:value-type="date" office:date-value="2016-06-07" calcext:value-type="date">
            <text:p>06/07/16</text:p>
          </table:table-cell>
          <table:table-cell office:value-type="string" calcext:value-type="string">
            <text:p>  Dubravka Šuica (PPE), <text:s text:c="2"/>napisan. ‒ U svjetlu financijske krize, Direktiva 2014/65/EU Europskog parlamenta i Vijeća, kao i Uredba (EU) br. 600/2014 Europskog parlamenta i Vijeća, smatraju se najvažnijim dijelovima financijskog zakonodavstva u vezi s tržištima vrijednosnih papira, posrednicima u ulaganjima i mjestima trgovanja. Ovo izvješće bavi se prijedlogom o izmjeni Direktive 2014/65/EU o tržištima financijskih instrumenata u pogledu određenih datuma. </text:p>
          </table:table-cell>
        </table:table-row>
        <table:table-row table:style-name="ro1">
          <table:table-cell office:value-type="string" calcext:value-type="string">
            <text:p>http://www.europarl.europa.eu/doceo/document/CRE-8-2016-06-07-INT-2-358-0000_HR.html</text:p>
          </table:table-cell>
          <table:table-cell office:value-type="string" calcext:value-type="string">
            <text:p><text:s/>Markets in financial instruments, market abuse and securities settlement (A8-0125/2016 - Markus Ferber) HR </text:p>
          </table:table-cell>
          <table:table-cell office:value-type="string" calcext:value-type="string">
            <text:p>07-06-2016</text:p>
          </table:table-cell>
          <table:table-cell table:formula="of:=DATE(VALUE(MID([.C1286]; 7; 4)); VALUE(MID([.C1286]; 4; 2)); VALUE(MID([.C1286]; 1; 2)))" office:value-type="date" office:date-value="2016-06-07" calcext:value-type="date">
            <text:p>06/07/16</text:p>
          </table:table-cell>
          <table:table-cell office:value-type="string" calcext:value-type="string">
            <text:p>  Dubravka Šuica (PPE), <text:s text:c="2"/>napisan. ‒ U svjetlu financijske krize, Direktiva 2014/65/EU Europskog parlamenta i Vijeća, kao i Uredba (EU) br. 600/2014 Europskog parlamenta i Vijeća, smatraju se najvažnijim dijelovima financijskog zakonodavstva u vezi s tržištima vrijednosnih papira, posrednicima u ulaganjima i mjestima trgovanja. Međutim, s obzirom na složenost novog okvira i potrebu za velikim brojem delegiranih i provedbenih akata, datum početka primjene Uredbe (EU) br. 600/2014 odgođen je za 30 mjeseci od datuma stupanja na snagu. Dionici nisu u mogućnosti osigurati da potrebna podatkovna infrastruktura bude uspostavljena i operativna do 3. siječnja 2017. godine zbog složenosti podataka koje je potrebno prikupiti i obraditi da novi okvir postane operativan. Zbog nepostojanja infrastrukture za prikupljanje podataka i investicijskim će društvima biti teško primjenjivati pravila o najboljem izvršenju. Parlament smatra kako bi bilo primjereno odgoditi datum početka primjene Uredbe (EU) br. 600/2014 za 12 mjeseci, do 3. siječnja 2018. godine.</text:p>
          </table:table-cell>
        </table:table-row>
        <table:table-row table:style-name="ro1">
          <table:table-cell office:value-type="string" calcext:value-type="string">
            <text:p>http://www.europarl.europa.eu/doceo/document/CRE-8-2016-06-07-INT-2-382-0000_HR.html</text:p>
          </table:table-cell>
          <table:table-cell office:value-type="string" calcext:value-type="string">
            <text:p><text:s/>Nomination of a member of the Court of Auditors - Rimantas Šadžius (A8-0183/2016 - Bart Staes) HR </text:p>
          </table:table-cell>
          <table:table-cell office:value-type="string" calcext:value-type="string">
            <text:p>07-06-2016</text:p>
          </table:table-cell>
          <table:table-cell table:formula="of:=DATE(VALUE(MID([.C1287]; 7; 4)); VALUE(MID([.C1287]; 4; 2)); VALUE(MID([.C1287]; 1; 2)))" office:value-type="date" office:date-value="2016-06-07" calcext:value-type="date">
            <text:p>06/07/16</text:p>
          </table:table-cell>
          <table:table-cell office:value-type="string" calcext:value-type="string">
            <text:p>  Dubravka Šuica (PPE), <text:s text:c="2"/>napisan. ‒ Odbor Parlamenta za proračunski nadzor, ocijenivši kvalifikacije predloženog kandidata, u smislu uvjeta navedenih u članku 286. stavku 1. Ugovora o funkcioniranju Europske unije, te nakon održanog saslušanja kandidata Vijeća za članstvo u Revizorskom sudu, dao je pozitivno mišljenje o prijedlogu Vijeća da se Rimantas Šadžius imenuje članom Revizorskog suda.</text:p>
          </table:table-cell>
        </table:table-row>
        <table:table-row table:style-name="ro1">
          <table:table-cell office:value-type="string" calcext:value-type="string">
            <text:p>http://www.europarl.europa.eu/doceo/document/CRE-8-2016-06-07-INT-2-413-0000_HR.html</text:p>
          </table:table-cell>
          <table:table-cell office:value-type="string" calcext:value-type="string">
            <text:p><text:s/>2015 Report on policy coherence for development (A8-0165/2016 - Cristian Dan Preda) HR </text:p>
          </table:table-cell>
          <table:table-cell office:value-type="string" calcext:value-type="string">
            <text:p>07-06-2016</text:p>
          </table:table-cell>
          <table:table-cell table:formula="of:=DATE(VALUE(MID([.C1288]; 7; 4)); VALUE(MID([.C1288]; 4; 2)); VALUE(MID([.C1288]; 1; 2)))" office:value-type="date" office:date-value="2016-06-07" calcext:value-type="date">
            <text:p>06/07/16</text:p>
          </table:table-cell>
          <table:table-cell office:value-type="string" calcext:value-type="string">
            <text:p>  Dubravka Šuica (PPE), <text:s text:c="2"/>napisan. ‒ Usklađenost politika u interesu razvoja ključan je element za postizanje i ostvarivanje novog programa održivog razvoja. Potreban je proaktivan pristup koji se temelji na postizanju konsenzusa u pogledu usklađenosti politika u interesu razvoja. Iako je usklađenost politika u interesu razvoja podržana u Milenijskoj deklaraciji Ujedinjenih naroda, kao i u Ugovoru iz Lisabona, njezina konkretna primjena je loše napredovala. Parlament poziva da se na razini cijele Europske unije povede rasprava o usklađenosti politika u interesu razvoja u okviru Programa održivog razvoja do 2030. godine i njegovih novih 17 univerzalnih i nedjeljivih ciljeva održivog razvoja radi boljeg razumijevanja.</text:p>
          </table:table-cell>
        </table:table-row>
        <table:table-row table:style-name="ro1">
          <table:table-cell office:value-type="string" calcext:value-type="string">
            <text:p>http://www.europarl.europa.eu/doceo/document/CRE-8-2016-06-07-INT-2-451-0000_HR.html</text:p>
          </table:table-cell>
          <table:table-cell office:value-type="string" calcext:value-type="string">
            <text:p><text:s/>The New Alliance for Food Security and Nutrition (A8-0169/2016 - Maria Heubuch) HR </text:p>
          </table:table-cell>
          <table:table-cell office:value-type="string" calcext:value-type="string">
            <text:p>07-06-2016</text:p>
          </table:table-cell>
          <table:table-cell table:formula="of:=DATE(VALUE(MID([.C1289]; 7; 4)); VALUE(MID([.C1289]; 4; 2)); VALUE(MID([.C1289]; 1; 2)))" office:value-type="date" office:date-value="2016-06-07" calcext:value-type="date">
            <text:p>06/07/16</text:p>
          </table:table-cell>
          <table:table-cell office:value-type="string" calcext:value-type="string">
            <text:p>  Dubravka Šuica (PPE), <text:s text:c="2"/>napisan. ‒ Novi savez za sigurnost opskrbe hranom i ishranu u Africi osmišljen je kao veliko javno- privatno partnerstvo kojemu je cilj jačanje privatnog ulaganja u poljoprivredu u svrhu unapređenja opskrbe hranom i ishrane u subsaharskoj Africi.</text:p>
          </table:table-cell>
        </table:table-row>
        <table:table-row table:style-name="ro1">
          <table:table-cell office:value-type="string" calcext:value-type="string">
            <text:p>http://www.europarl.europa.eu/doceo/document/CRE-8-2016-06-07-INT-2-482-0000_HR.html</text:p>
          </table:table-cell>
          <table:table-cell office:value-type="string" calcext:value-type="string">
            <text:p><text:s/>International Accounting Standards (IAS) evaluation (A8-0172/2016 - Theodor Dumitru Stolojan) HR </text:p>
          </table:table-cell>
          <table:table-cell office:value-type="string" calcext:value-type="string">
            <text:p>07-06-2016</text:p>
          </table:table-cell>
          <table:table-cell table:formula="of:=DATE(VALUE(MID([.C1290]; 7; 4)); VALUE(MID([.C1290]; 4; 2)); VALUE(MID([.C1290]; 1; 2)))" office:value-type="date" office:date-value="2016-06-07" calcext:value-type="date">
            <text:p>06/07/16</text:p>
          </table:table-cell>
          <table:table-cell office:value-type="string" calcext:value-type="string">
            <text:p>  Dubravka Šuica (PPE), <text:s text:c="2"/>napisan. ‒ Međunarodni računovodstveni standardi čine važan dio okvira EU-a za regulaciju i nadzor financijskih usluga. Velika je važnost računovodstvenih standarda u razvoju jedinstvenog tržišta kapitala u Europskog uniji, posebno u kontekstu projekta unije tržišta kapitala. Primjena međunarodnih standarda financijskog izvještavanja u EU-u doprinijela je jačanju jedinstvenog tržišta te je ojačala i konkurentnost europskog gospodarstva tako što je poduzećima omogućila da privuku kapital i ulaganja na svjetskim tržištima kapitala.</text:p>
          </table:table-cell>
        </table:table-row>
        <table:table-row table:style-name="ro1">
          <table:table-cell office:value-type="string" calcext:value-type="string">
            <text:p>http://www.europarl.europa.eu/doceo/document/CRE-8-2016-06-07-INT-2-519-0000_HR.html</text:p>
          </table:table-cell>
          <table:table-cell office:value-type="string" calcext:value-type="string">
            <text:p><text:s/>Peace Support Operations - EU engagement with the UN and the African Union (A8-0158/2016 - Geoffrey Van Orden) HR </text:p>
          </table:table-cell>
          <table:table-cell office:value-type="string" calcext:value-type="string">
            <text:p>07-06-2016</text:p>
          </table:table-cell>
          <table:table-cell table:formula="of:=DATE(VALUE(MID([.C1291]; 7; 4)); VALUE(MID([.C1291]; 4; 2)); VALUE(MID([.C1291]; 1; 2)))" office:value-type="date" office:date-value="2016-06-07" calcext:value-type="date">
            <text:p>06/07/16</text:p>
          </table:table-cell>
          <table:table-cell office:value-type="string" calcext:value-type="string">
            <text:p>  Dubravka Šuica (PPE), <text:s text:c="2"/>napisan. ‒ Operacije potpore miru jedan su od načina na koji se pruža odgovor na krizna stanja uz potporu međunarodno priznatih organizacija pod mandatom Ujedinjenih naroda u svrhu sprječavanja oružanog sukoba. Cilj operacija potpore miru je doprinijeti stvaranju stabilnog, sigurnog i naprednijeg okruženja, za što su dobro upravljanje, pravda, zaštita civila, poštovanje ljudskih prava osnovni preduvjeti.</text:p>
          </table:table-cell>
        </table:table-row>
        <table:table-row table:style-name="ro1">
          <table:table-cell office:value-type="string" calcext:value-type="string">
            <text:p>http://www.europarl.europa.eu/doceo/document/CRE-8-2016-06-07-INT-2-565-0000_HR.html</text:p>
          </table:table-cell>
          <table:table-cell office:value-type="string" calcext:value-type="string">
            <text:p><text:s/>Unfair trading practices in the food supply chain (A8-0173/2016 - Edward Czesak) HR </text:p>
          </table:table-cell>
          <table:table-cell office:value-type="string" calcext:value-type="string">
            <text:p>07-06-2016</text:p>
          </table:table-cell>
          <table:table-cell table:formula="of:=DATE(VALUE(MID([.C1292]; 7; 4)); VALUE(MID([.C1292]; 4; 2)); VALUE(MID([.C1292]; 1; 2)))" office:value-type="date" office:date-value="2016-06-07" calcext:value-type="date">
            <text:p>06/07/16</text:p>
          </table:table-cell>
          <table:table-cell office:value-type="string" calcext:value-type="string">
            <text:p>  Dubravka Šuica (PPE), <text:s text:c="2"/>napisan. ‒ Općenito govoreći, nepoštena trgovačka praksa može se definirati kao praksa koja grubo odstupa od dobrog poslovnog ponašanja, u suprotnosti je s postupanjem u dobroj vjeri koje nameće jedan trgovački partner u odnosu na drugoga.</text:p>
          </table:table-cell>
        </table:table-row>
        <table:table-row table:style-name="ro1">
          <table:table-cell office:value-type="string" calcext:value-type="string">
            <text:p>http://www.europarl.europa.eu/doceo/document/CRE-8-2016-06-07-INT-2-601-0000_HR.html</text:p>
          </table:table-cell>
          <table:table-cell office:value-type="string" calcext:value-type="string">
            <text:p><text:s/>Technological solutions for sustainable agriculture (A8-0174/2016 - Anthea McIntyre) HR </text:p>
          </table:table-cell>
          <table:table-cell office:value-type="string" calcext:value-type="string">
            <text:p>07-06-2016</text:p>
          </table:table-cell>
          <table:table-cell table:formula="of:=DATE(VALUE(MID([.C1293]; 7; 4)); VALUE(MID([.C1293]; 4; 2)); VALUE(MID([.C1293]; 1; 2)))" office:value-type="date" office:date-value="2016-06-07" calcext:value-type="date">
            <text:p>06/07/16</text:p>
          </table:table-cell>
          <table:table-cell office:value-type="string" calcext:value-type="string">
            <text:p>  Dubravka Šuica (PPE), <text:s text:c="2"/>napisan. ‒ Zadovoljavanje potražnje za zdravom hranom i potreba za optimalnom prehranom jedan je od najvećih izazova s kojima se svijet suočava. Očekuje se da će potražnja za hranom do 2050. porasti za 70 %. Tehnološke inovacije presudan su dio rješenja. Poljoprivredne tehnologije imaju potencijal učiniti poljoprivredu produktivnijom i održivijom. </text:p>
          </table:table-cell>
        </table:table-row>
        <table:table-row table:style-name="ro1">
          <table:table-cell office:value-type="string" calcext:value-type="string">
            <text:p>http://www.europarl.europa.eu/doceo/document/CRE-8-2016-06-07-INT-2-642-0000_HR.html</text:p>
          </table:table-cell>
          <table:table-cell office:value-type="string" calcext:value-type="string">
            <text:p><text:s/>Enhancing innovation and economic development in future European farm management (A8-0163/2016 - Jan Huitema) HR </text:p>
          </table:table-cell>
          <table:table-cell office:value-type="string" calcext:value-type="string">
            <text:p>07-06-2016</text:p>
          </table:table-cell>
          <table:table-cell table:formula="of:=DATE(VALUE(MID([.C1294]; 7; 4)); VALUE(MID([.C1294]; 4; 2)); VALUE(MID([.C1294]; 1; 2)))" office:value-type="date" office:date-value="2016-06-07" calcext:value-type="date">
            <text:p>06/07/16</text:p>
          </table:table-cell>
          <table:table-cell office:value-type="string" calcext:value-type="string">
            <text:p>  Dubravka Šuica (PPE), <text:s text:c="2"/>napisan. ‒ Organizacija Ujedinjenih naroda za hranu i poljoprivredu (FAO) procjenjuje da će zbog povećanja svjetskog stanovništva do 2050. godine biti potrebno povećati i proizvodnju sigurne i visokokvalitetne hrane za 60% uz istovremeno očuvanje resursa za buduće generacije i sprječavanje rasipanja i gubitka hrane. Do 2030. godine potrebno je udvostručiti poljoprivrednu produktivnost kako bi se ostvarili ciljevi održivog razvoja, dok će se poljoprivredno-prehrambeni sektor morati prilagoditi klimatskim promjenama i poboljšati kvalitetu ekosustava. </text:p>
          </table:table-cell>
        </table:table-row>
        <table:table-row table:style-name="ro1">
          <table:table-cell office:value-type="string" calcext:value-type="string">
            <text:p>http://www.europarl.europa.eu/doceo/document/CRE-8-2016-06-07-INT-2-837-0000_HR.html</text:p>
          </table:table-cell>
          <table:table-cell office:value-type="string" calcext:value-type="string">
            <text:p><text:s/>Decision adopted on New Skills agenda for Europe (debate) HR </text:p>
          </table:table-cell>
          <table:table-cell office:value-type="string" calcext:value-type="string">
            <text:p>07-06-2016</text:p>
          </table:table-cell>
          <table:table-cell table:formula="of:=DATE(VALUE(MID([.C1295]; 7; 4)); VALUE(MID([.C1295]; 4; 2)); VALUE(MID([.C1295]; 1; 2)))" office:value-type="date" office:date-value="2016-06-07" calcext:value-type="date">
            <text:p>06/07/16</text:p>
          </table:table-cell>
          <table:table-cell office:value-type="string" calcext:value-type="string">
            <text:p>  Dubravka Šuica (PPE). <text:s text:c="2"/>– Gospodine predsjedniče, potpuno podupirem lansiranje novog programa, programa novih vještina i želim zahvaliti povjerenici na ovom poslu jer zaista je neophodno europskim građanima i europskim radnicima prilagoditi se promjenama koje se događaju na tržištu rada. Shvaćamo da je cilj omogućiti da se europski građani pomoću alata koje ovdje nudite prilagode svijetu rada, a on se kontinuirano mijenja. </text:p>
          </table:table-cell>
        </table:table-row>
        <table:table-row table:style-name="ro1">
          <table:table-cell office:value-type="string" calcext:value-type="string">
            <text:p>http://www.europarl.europa.eu/doceo/document/CRE-8-2016-06-08-INT-3-193-0500_HR.html</text:p>
          </table:table-cell>
          <table:table-cell office:value-type="string" calcext:value-type="string">
            <text:p><text:s/>Setting up of a Committee of Inquiry to investigate alleged contraventions and maladministration in the application of Union law in relation to money laundering, tax avoidance and tax evasion, its powers, numerical strength and term of office (B8-0745/2016) </text:p>
          </table:table-cell>
          <table:table-cell office:value-type="string" calcext:value-type="string">
            <text:p>08-06-2016</text:p>
          </table:table-cell>
          <table:table-cell table:formula="of:=DATE(VALUE(MID([.C1296]; 7; 4)); VALUE(MID([.C1296]; 4; 2)); VALUE(MID([.C1296]; 1; 2)))" office:value-type="date" office:date-value="2016-06-08" calcext:value-type="date">
            <text:p>06/08/16</text:p>
          </table:table-cell>
          <table:table-cell office:value-type="string" calcext:value-type="string">
            <text:p>  Dubravka Šuica (PPE), <text:s text:c="2"/>napisan. ‒ Europski parlament odlučio je osnovati istražni odbor radi istrage navoda o kršenjima zakonodavstva Unije i nepravilnostima u primjeni tog zakonodavstva u području pranja novca, izbjegavanja poreza i utaje poreza. Istražni odbor je zadužen za istragu navodnih propusta Komisije pri provedbi i država članica pri učinkovitoj primjeni i provedbi Direktive 2005/60/EZ. Također, zadužen je za istragu navodnih slučajeva u kojima vlasti država članica nisu primijenile administrativne sankcije na odgovorne institucije za teška kršenja nacionalnih odredbi donesenih u skladu s istom direktivom.</text:p>
          </table:table-cell>
        </table:table-row>
        <table:table-row table:style-name="ro1">
          <table:table-cell office:value-type="string" calcext:value-type="string">
            <text:p>http://www.europarl.europa.eu/doceo/document/CRE-8-2016-06-08-INT-3-226-0000_HR.html</text:p>
          </table:table-cell>
          <table:table-cell office:value-type="string" calcext:value-type="string">
            <text:p><text:s/>EU-Palau Agreement on the short-stay visa waiver (A8-0177/2016 - Mariya Gabriel) HR </text:p>
          </table:table-cell>
          <table:table-cell office:value-type="string" calcext:value-type="string">
            <text:p>08-06-2016</text:p>
          </table:table-cell>
          <table:table-cell table:formula="of:=DATE(VALUE(MID([.C1297]; 7; 4)); VALUE(MID([.C1297]; 4; 2)); VALUE(MID([.C1297]; 1; 2)))" office:value-type="date" office:date-value="2016-06-08" calcext:value-type="date">
            <text:p>06/08/16</text:p>
          </table:table-cell>
          <table:table-cell office:value-type="string" calcext:value-type="string">
            <text:p>  Dubravka Šuica (PPE), <text:s text:c="2"/>napisan. ‒ Sporazumom o partnerstvu između članica Skupine afričkih, karipskih i pacifičkih zemalja, s jedne strane, i Europske unije i njezinih država članica, s druge strane, regulirani su odnosi između Europske unije i Republike Palaua. U prosincu 2015. potpisan je bilateralni sporazum između Europske unije i Republike Palaua. Tim Sporazumom omogućeno je građanima Europske unije i građanima Palaua boravak bez vize na teritoriju druge ugovorne stranke od najviše 90 dana u bilo kojem razdoblju od 180 dana i vrijedi za sve kategorije osoba čija svrha putovanja ne uključuje obavljanje plaćene djelatnosti.</text:p>
          </table:table-cell>
        </table:table-row>
        <table:table-row table:style-name="ro1">
          <table:table-cell office:value-type="string" calcext:value-type="string">
            <text:p>http://www.europarl.europa.eu/doceo/document/CRE-8-2016-06-08-INT-3-256-0000_HR.html</text:p>
          </table:table-cell>
          <table:table-cell office:value-type="string" calcext:value-type="string">
            <text:p><text:s/>EU-Tonga Agreement on the short-stay visa waiver (A8-0179/2016 - Mariya Gabriel) HR </text:p>
          </table:table-cell>
          <table:table-cell office:value-type="string" calcext:value-type="string">
            <text:p>08-06-2016</text:p>
          </table:table-cell>
          <table:table-cell table:formula="of:=DATE(VALUE(MID([.C1298]; 7; 4)); VALUE(MID([.C1298]; 4; 2)); VALUE(MID([.C1298]; 1; 2)))" office:value-type="date" office:date-value="2016-06-08" calcext:value-type="date">
            <text:p>06/08/16</text:p>
          </table:table-cell>
          <table:table-cell office:value-type="string" calcext:value-type="string">
            <text:p>  Dubravka Šuica (PPE), <text:s text:c="2"/>napisan. ‒ Sporazumom o partnerstvu između članica Skupine afričkih, karipskih i pacifičkih zemalja, s jedne strane, i Europske unije i njezinih država članica, s druge strane, regulirani su odnosi između Europske unije i Kraljevine Tonge. U studenome 2015. potpisan je bilateralni sporazum između Europske unije i Kraljevine Tonge. </text:p>
          </table:table-cell>
        </table:table-row>
        <table:table-row table:style-name="ro1">
          <table:table-cell office:value-type="string" calcext:value-type="string">
            <text:p>http://www.europarl.europa.eu/doceo/document/CRE-8-2016-06-08-INT-3-284-0000_HR.html</text:p>
          </table:table-cell>
          <table:table-cell office:value-type="string" calcext:value-type="string">
            <text:p><text:s/>EU-Colombia Agreement on the short-stay visa waiver (A8-0178/2016 - Mariya Gabriel) HR </text:p>
          </table:table-cell>
          <table:table-cell office:value-type="string" calcext:value-type="string">
            <text:p>08-06-2016</text:p>
          </table:table-cell>
          <table:table-cell table:formula="of:=DATE(VALUE(MID([.C1299]; 7; 4)); VALUE(MID([.C1299]; 4; 2)); VALUE(MID([.C1299]; 1; 2)))" office:value-type="date" office:date-value="2016-06-08" calcext:value-type="date">
            <text:p>06/08/16</text:p>
          </table:table-cell>
          <table:table-cell office:value-type="string" calcext:value-type="string">
            <text:p>  Dubravka Šuica (PPE), <text:s text:c="2"/>napisan. ‒ U prosincu 2015. potpisan je bilateralni sporazum između Europske unije i Republike Kolumbije. Tim Sporazumom omogućeno je građanima Europske unije i građanima Kolumbije boravak bez vize na teritoriju druge ugovorne stranke od najviše 90 dana u bilo kojem razdoblju od 180 dana i vrijedi za sve kategorije osoba čija svrha putovanja ne uključuje obavljanje plaćene djelatnosti.</text:p>
          </table:table-cell>
        </table:table-row>
        <table:table-row table:style-name="ro1">
          <table:table-cell office:value-type="string" calcext:value-type="string">
            <text:p>http://www.europarl.europa.eu/doceo/document/CRE-8-2016-06-08-INT-3-314-0000_HR.html</text:p>
          </table:table-cell>
          <table:table-cell office:value-type="string" calcext:value-type="string">
            <text:p><text:s/>Expansion of trade in Information Technology Products (ITA) (A8-0186/2016 - Godelieve Quisthoudt-Rowohl) HR </text:p>
          </table:table-cell>
          <table:table-cell office:value-type="string" calcext:value-type="string">
            <text:p>08-06-2016</text:p>
          </table:table-cell>
          <table:table-cell table:formula="of:=DATE(VALUE(MID([.C1300]; 7; 4)); VALUE(MID([.C1300]; 4; 2)); VALUE(MID([.C1300]; 1; 2)))" office:value-type="date" office:date-value="2016-06-08" calcext:value-type="date">
            <text:p>06/08/16</text:p>
          </table:table-cell>
          <table:table-cell office:value-type="string" calcext:value-type="string">
            <text:p>  Dubravka Šuica (PPE), <text:s text:c="2"/>napisan. ‒ Prvi sporazum o informacijskoj tehnologiji (ITA) sklopljen je u Singapuru 1996. godine, a do danas ima 82 države potpisnice. Sporazumom se svaka potpisnica obvezuje da će ukinuti carine i propisati nultu stopu carine za sve proizvode informacijske tehnologije koje taj sporazumom pokriva. Sporazumom je obuhvaćeno oko dvjesto tarifnih stavki, uključujući računala, telefone, ali i sirovine. </text:p>
          </table:table-cell>
        </table:table-row>
        <table:table-row table:style-name="ro1">
          <table:table-cell office:value-type="string" calcext:value-type="string">
            <text:p>http://www.europarl.europa.eu/doceo/document/CRE-8-2016-06-08-INT-3-346-0000_HR.html</text:p>
          </table:table-cell>
          <table:table-cell office:value-type="string" calcext:value-type="string">
            <text:p><text:s/>Subjecting α-PVP to control measures (A8-0175/2016 - Michał Boni) HR </text:p>
          </table:table-cell>
          <table:table-cell office:value-type="string" calcext:value-type="string">
            <text:p>08-06-2016</text:p>
          </table:table-cell>
          <table:table-cell table:formula="of:=DATE(VALUE(MID([.C1301]; 7; 4)); VALUE(MID([.C1301]; 4; 2)); VALUE(MID([.C1301]; 1; 2)))" office:value-type="date" office:date-value="2016-06-08" calcext:value-type="date">
            <text:p>06/08/16</text:p>
          </table:table-cell>
          <table:table-cell office:value-type="string" calcext:value-type="string">
            <text:p>  Dubravka Šuica (PPE), <text:s text:c="2"/>napisan. ‒ Europski Parlament odlukom o podvrgavanju nove psihoaktivne tvari α-PVP-a kontrolnim mjerama želi osigurati kontinuitet kontrolnih mjera nad novim tvarima u svim državama članicama. Tijekom debata u Europskoj komisiji i Europskom vijeću ističe se da su nove tvari uzrokovale veliki broj smrtnih slučajeva.</text:p>
          </table:table-cell>
        </table:table-row>
        <table:table-row table:style-name="ro1">
          <table:table-cell office:value-type="string" calcext:value-type="string">
            <text:p>http://www.europarl.europa.eu/doceo/document/CRE-8-2016-06-08-INT-3-372-0000_HR.html</text:p>
          </table:table-cell>
          <table:table-cell office:value-type="string" calcext:value-type="string">
            <text:p><text:s/>Ratification and accession to the 2010 Protocol to the Hazardous and Noxious Substances Convention with the exception of aspects related to judicial cooperation in civil matters (A8-0191/2016 - Pavel Svoboda) HR </text:p>
          </table:table-cell>
          <table:table-cell office:value-type="string" calcext:value-type="string">
            <text:p>08-06-2016</text:p>
          </table:table-cell>
          <table:table-cell table:formula="of:=DATE(VALUE(MID([.C1302]; 7; 4)); VALUE(MID([.C1302]; 4; 2)); VALUE(MID([.C1302]; 1; 2)))" office:value-type="date" office:date-value="2016-06-08" calcext:value-type="date">
            <text:p>06/08/16</text:p>
          </table:table-cell>
          <table:table-cell office:value-type="string" calcext:value-type="string">
            <text:p>  Dubravka Šuica (PPE), <text:s text:c="2"/>napisan. ‒ Međunarodna konvencija o odgovornosti i naknadi za štete u vezi s prijevozom opasnih i štetnih tvari morem iz 1996. godine (Konvencija HNS iz 1996.), kao i Protokol HNS iz 2010. godine, posljednji su iz niza konvencija Međunarodne pomorske organizacije koje se odnose na odgovornost i naknadu štete prouzročene prijevozom opasnih i štetnih tvari morem koje još nisu stupile na snagu. </text:p>
          </table:table-cell>
        </table:table-row>
        <table:table-row table:style-name="ro1">
          <table:table-cell office:value-type="string" calcext:value-type="string">
            <text:p>http://www.europarl.europa.eu/doceo/document/CRE-8-2016-06-08-INT-3-397-0000_HR.html</text:p>
          </table:table-cell>
          <table:table-cell office:value-type="string" calcext:value-type="string">
            <text:p><text:s/>Ratification and accession to the 2010 Protocol to the Hazardous and Noxious Substances Convention with regard to aspects related to judicial cooperation in civil matters (A8-0190/2016-Pavel Svoboda) HR </text:p>
          </table:table-cell>
          <table:table-cell office:value-type="string" calcext:value-type="string">
            <text:p>08-06-2016</text:p>
          </table:table-cell>
          <table:table-cell table:formula="of:=DATE(VALUE(MID([.C1303]; 7; 4)); VALUE(MID([.C1303]; 4; 2)); VALUE(MID([.C1303]; 1; 2)))" office:value-type="date" office:date-value="2016-06-08" calcext:value-type="date">
            <text:p>06/08/16</text:p>
          </table:table-cell>
          <table:table-cell office:value-type="string" calcext:value-type="string">
            <text:p>  Dubravka Šuica (PPE), <text:s text:c="2"/>napisan. ‒ Međunarodna konvencija o odgovornosti i naknadi za štete u vezi s prijevozom opasnih i štetnih tvari morem iz 1996. godine (Konvencija HNS iz 1996.), kao i Protokol HNS iz 2010. godine, posljednji su iz niza konvencija Međunarodne pomorske organizacije koje se odnose na odgovornost i naknadu štete prouzročene prijevozom opasnih i štetnih tvari morem koje još nisu stupile na snagu. </text:p>
          </table:table-cell>
        </table:table-row>
        <table:table-row table:style-name="ro1">
          <table:table-cell office:value-type="string" calcext:value-type="string">
            <text:p>http://www.europarl.europa.eu/doceo/document/CRE-8-2016-06-08-INT-3-425-0000_HR.html</text:p>
          </table:table-cell>
          <table:table-cell office:value-type="string" calcext:value-type="string">
            <text:p><text:s/>EU-Philippines Framework Agreement on Partnership and Cooperation (accession of Croatia) (A8-0148/2016 - Elmar Brok) HR </text:p>
          </table:table-cell>
          <table:table-cell office:value-type="string" calcext:value-type="string">
            <text:p>08-06-2016</text:p>
          </table:table-cell>
          <table:table-cell table:formula="of:=DATE(VALUE(MID([.C1304]; 7; 4)); VALUE(MID([.C1304]; 4; 2)); VALUE(MID([.C1304]; 1; 2)))" office:value-type="date" office:date-value="2016-06-08" calcext:value-type="date">
            <text:p>06/08/16</text:p>
          </table:table-cell>
          <table:table-cell office:value-type="string" calcext:value-type="string">
            <text:p>  Dubravka Šuica (PPE), <text:s text:c="2"/>napisan. ‒ Okvirni sporazum o partnerstvu i suradnji između Europske unije i njezinih država članica, s jedne strane, i Republike Filipina, s druge strane, uključuje između ostalog pitanja od trenutnog interesa kao što su pitanje mira, migracija, poreza, okoliša, energije, prirode i tehnologije, pomorskog i zračnog prijevoza, turizma, kulture, pranja novca i financiranja terorizma te nedopuštene trgovine.</text:p>
          </table:table-cell>
        </table:table-row>
        <table:table-row table:style-name="ro1">
          <table:table-cell office:value-type="string" calcext:value-type="string">
            <text:p>http://www.europarl.europa.eu/doceo/document/CRE-8-2016-06-08-INT-3-452-0000_HR.html</text:p>
          </table:table-cell>
          <table:table-cell office:value-type="string" calcext:value-type="string">
            <text:p><text:s/>EU-Philippines Framework Agreement on Partnership and Cooperation (consent) (A8-0149/2016 - Elmar Brok) HR </text:p>
          </table:table-cell>
          <table:table-cell office:value-type="string" calcext:value-type="string">
            <text:p>08-06-2016</text:p>
          </table:table-cell>
          <table:table-cell table:formula="of:=DATE(VALUE(MID([.C1305]; 7; 4)); VALUE(MID([.C1305]; 4; 2)); VALUE(MID([.C1305]; 1; 2)))" office:value-type="date" office:date-value="2016-06-08" calcext:value-type="date">
            <text:p>06/08/16</text:p>
          </table:table-cell>
          <table:table-cell office:value-type="string" calcext:value-type="string">
            <text:p>  Dubravka Šuica (PPE), <text:s text:c="2"/>napisan. ‒ Okvirni sporazum o partnerstvu i suradnji između Europske unije i njezinih država članica, s jedne strane, i Republike Filipina, s druge strane, uključuje između ostalog pitanja od trenutnog interesa, kao što su pitanje mira, migracija, poreza, okoliša, energije, prirode i tehnologije, pomorskog i zračnog prijevoza, turizma, kulture, pranja novca i financiranja terorizma te nedopuštene trgovine.</text:p>
          </table:table-cell>
        </table:table-row>
        <table:table-row table:style-name="ro1">
          <table:table-cell office:value-type="string" calcext:value-type="string">
            <text:p>http://www.europarl.europa.eu/doceo/document/CRE-8-2016-06-08-INT-3-480-0000_HR.html</text:p>
          </table:table-cell>
          <table:table-cell office:value-type="string" calcext:value-type="string">
            <text:p><text:s/>EU-Philippines Framework Agreement on Partnership and Cooperation (resolution) (A8-0143/2016 - Elmar Brok) HR </text:p>
          </table:table-cell>
          <table:table-cell office:value-type="string" calcext:value-type="string">
            <text:p>08-06-2016</text:p>
          </table:table-cell>
          <table:table-cell table:formula="of:=DATE(VALUE(MID([.C1306]; 7; 4)); VALUE(MID([.C1306]; 4; 2)); VALUE(MID([.C1306]; 1; 2)))" office:value-type="date" office:date-value="2016-06-08" calcext:value-type="date">
            <text:p>06/08/16</text:p>
          </table:table-cell>
          <table:table-cell office:value-type="string" calcext:value-type="string">
            <text:p>  Dubravka Šuica (PPE), <text:s text:c="2"/>napisan. ‒ Okvirni sporazum o partnerstvu i suradnji između Europske unije i njezinih država članica, s jedne strane, i Republike Filipina, s druge strane, uključuje između ostalog pitanja od trenutnog interesa kao što su pitanje mira, migracija, poreza, okoliša, energije, prirode i tehnologije, pomorskog i zračnog prijevoza, turizma, kulture, pranja novca i financiranja terorizma te nedopuštene trgovine.</text:p>
          </table:table-cell>
        </table:table-row>
        <table:table-row table:style-name="ro1">
          <table:table-cell office:value-type="string" calcext:value-type="string">
            <text:p>http://www.europarl.europa.eu/doceo/document/CRE-8-2016-06-08-INT-3-519-0000_HR.html</text:p>
          </table:table-cell>
          <table:table-cell office:value-type="string" calcext:value-type="string">
            <text:p><text:s/>Macro-financial assistance to Tunisia (A8-0187/2016 - Marielle de Sarnez) HR </text:p>
          </table:table-cell>
          <table:table-cell office:value-type="string" calcext:value-type="string">
            <text:p>08-06-2016</text:p>
          </table:table-cell>
          <table:table-cell table:formula="of:=DATE(VALUE(MID([.C1307]; 7; 4)); VALUE(MID([.C1307]; 4; 2)); VALUE(MID([.C1307]; 1; 2)))" office:value-type="date" office:date-value="2016-06-08" calcext:value-type="date">
            <text:p>06/08/16</text:p>
          </table:table-cell>
          <table:table-cell office:value-type="string" calcext:value-type="string">
            <text:p>  Dubravka Šuica (PPE), <text:s text:c="2"/>napisan. ‒ Tunis je ostvario značajan napredak učvršćujući svoju demokratsku tranziciju, provodeći reforme potrebne za modernizaciju gospodarskih struktura i jačajući odnose sa svojim partnerima, osobito Europskom unijom. No, Tunis trenutačno prolazi i kroz vrlo velike poteškoće. U nekoliko je navrata bio meta terorističkih napada koji su znatno utjecali na gospodarske sektore ključne za zemlju, kao što je sektor turizma.</text:p>
          </table:table-cell>
        </table:table-row>
        <table:table-row table:style-name="ro1">
          <table:table-cell office:value-type="string" calcext:value-type="string">
            <text:p>http://www.europarl.europa.eu/doceo/document/CRE-8-2016-06-08-INT-3-561-0000_HR.html</text:p>
          </table:table-cell>
          <table:table-cell office:value-type="string" calcext:value-type="string">
            <text:p><text:s/>Rules against certain tax avoidance practices (A8-0189/2016 - Hugues Bayet) HR </text:p>
          </table:table-cell>
          <table:table-cell office:value-type="string" calcext:value-type="string">
            <text:p>08-06-2016</text:p>
          </table:table-cell>
          <table:table-cell table:formula="of:=DATE(VALUE(MID([.C1308]; 7; 4)); VALUE(MID([.C1308]; 4; 2)); VALUE(MID([.C1308]; 1; 2)))" office:value-type="date" office:date-value="2016-06-08" calcext:value-type="date">
            <text:p>06/08/16</text:p>
          </table:table-cell>
          <table:table-cell office:value-type="string" calcext:value-type="string">
            <text:p>  Dubravka Šuica (PPE), <text:s text:c="2"/>napisan. ‒ Ovim prijedlogom Vijeća uspostavila bi se pravila kojima bi se spriječilo izbjegavanje plaćanja poreza, što je ključno za funkcioniranje unutarnjeg tržišta. Glavni politički prioritet međunarodnog oporezivanja je da se osigura plaćanje poreza u onim zemljama gdje se konkretna ekonomska aktivnost odvija.</text:p>
          </table:table-cell>
        </table:table-row>
        <table:table-row table:style-name="ro1">
          <table:table-cell office:value-type="string" calcext:value-type="string">
            <text:p>http://www.europarl.europa.eu/doceo/document/CRE-8-2016-06-08-INT-3-586-0812_HR.html</text:p>
          </table:table-cell>
          <table:table-cell office:value-type="string" calcext:value-type="string">
            <text:p><text:s/>Follow-up to the resolution of Parliament of 11 February 2015 on the US Senate report on the use of torture by the CIA (B8-0580/2016, B8-0584/2016) HR </text:p>
          </table:table-cell>
          <table:table-cell office:value-type="string" calcext:value-type="string">
            <text:p>08-06-2016</text:p>
          </table:table-cell>
          <table:table-cell table:formula="of:=DATE(VALUE(MID([.C1309]; 7; 4)); VALUE(MID([.C1309]; 4; 2)); VALUE(MID([.C1309]; 1; 2)))" office:value-type="date" office:date-value="2016-06-08" calcext:value-type="date">
            <text:p>06/08/16</text:p>
          </table:table-cell>
          <table:table-cell office:value-type="string" calcext:value-type="string">
            <text:p>  Dubravka Šuica (PPE), <text:s text:c="2"/>napisan. ‒ Europska unija utemeljena je na predanosti demokraciji, vladavini prava, ljudskim pravima i temeljnim slobodama te poštivanju ljudskog dostojanstva i međunarodnog prava, ne samo u unutarnjim politikama nego i u vanjskom djelovanju. Parlament je oštro osudio program Središnje obavještajne agencije SAD-a (CIA) za izručenje i tajno pritvaranje koje višestruko krši ljudska prava. </text:p>
          </table:table-cell>
        </table:table-row>
        <table:table-row table:style-name="ro1">
          <table:table-cell office:value-type="string" calcext:value-type="string">
            <text:p>http://www.europarl.europa.eu/doceo/document/CRE-8-2016-06-08-INT-3-617-0000_HR.html</text:p>
          </table:table-cell>
          <table:table-cell office:value-type="string" calcext:value-type="string">
            <text:p><text:s/>Space capabilities for European security and defence (A8-0151/2016 - Bogdan Andrzej Zdrojewski) HR </text:p>
          </table:table-cell>
          <table:table-cell office:value-type="string" calcext:value-type="string">
            <text:p>08-06-2016</text:p>
          </table:table-cell>
          <table:table-cell table:formula="of:=DATE(VALUE(MID([.C1310]; 7; 4)); VALUE(MID([.C1310]; 4; 2)); VALUE(MID([.C1310]; 1; 2)))" office:value-type="date" office:date-value="2016-06-08" calcext:value-type="date">
            <text:p>06/08/16</text:p>
          </table:table-cell>
          <table:table-cell office:value-type="string" calcext:value-type="string">
            <text:p>  Dubravka Šuica (PPE), <text:s text:c="2"/>napisan. ‒ Sigurnosna situacija u Uniji i izvan nje je sve složenija i opasnija. Teroristički napadi utječu na sve države stoga one moraju usvojiti zajedničku strategiju i pronaći koordinirani dogovor. Unija mora ojačati svoju ulogu primatelja sigurnosti na svom teritoriju i u inozemstvu radi jamčenja stabilnosti u svom susjedstvu i na globalnoj razini. </text:p>
          </table:table-cell>
        </table:table-row>
        <table:table-row table:style-name="ro1">
          <table:table-cell office:value-type="string" calcext:value-type="string">
            <text:p>http://www.europarl.europa.eu/doceo/document/CRE-8-2016-06-08-INT-3-640-0625_HR.html</text:p>
          </table:table-cell>
          <table:table-cell office:value-type="string" calcext:value-type="string">
            <text:p><text:s/>Space market uptake (B8-0739/2016) HR </text:p>
          </table:table-cell>
          <table:table-cell office:value-type="string" calcext:value-type="string">
            <text:p>08-06-2016</text:p>
          </table:table-cell>
          <table:table-cell table:formula="of:=DATE(VALUE(MID([.C1311]; 7; 4)); VALUE(MID([.C1311]; 4; 2)); VALUE(MID([.C1311]; 1; 2)))" office:value-type="date" office:date-value="2016-06-08" calcext:value-type="date">
            <text:p>06/08/16</text:p>
          </table:table-cell>
          <table:table-cell office:value-type="string" calcext:value-type="string">
            <text:p>  Dubravka Šuica (PPE), <text:s text:c="2"/>napisan. ‒ Svemirske aktivnosti Europske unije su iznimno važne za znanstveni i tehnički napredak, inovacije, gospodarski rast, industrijsku konkurentnost, kao i stvaranje novih radnih mjesta i poduzeća. Usluge satelitske navigacije i satelitske komunikacije mogu doprinijeti provođenju niza politika Unije, ali i građani Unije mogu imati znatne koristi od tih usluga.</text:p>
          </table:table-cell>
        </table:table-row>
        <table:table-row table:style-name="ro1">
          <table:table-cell office:value-type="string" calcext:value-type="string">
            <text:p>http://www.europarl.europa.eu/doceo/document/CRE-8-2016-06-08-INT-3-679-0625_HR.html</text:p>
          </table:table-cell>
          <table:table-cell office:value-type="string" calcext:value-type="string">
            <text:p><text:s/>Situation in Venezuela (RC-B8-0700/2016, B8-0700/2016, B8-0723/2016, B8-0724/2016, B8-0725/2016, B8-0726/2016, B8-0728/2016, B8-0729/2016) HR </text:p>
          </table:table-cell>
          <table:table-cell office:value-type="string" calcext:value-type="string">
            <text:p>08-06-2016</text:p>
          </table:table-cell>
          <table:table-cell table:formula="of:=DATE(VALUE(MID([.C1312]; 7; 4)); VALUE(MID([.C1312]; 4; 2)); VALUE(MID([.C1312]; 1; 2)))" office:value-type="date" office:date-value="2016-06-08" calcext:value-type="date">
            <text:p>06/08/16</text:p>
          </table:table-cell>
          <table:table-cell office:value-type="string" calcext:value-type="string">
            <text:p>  Dubravka Šuica (PPE), <text:s text:c="2"/>napisan. ‒ Europski parlament ozbiljno je zabrinut zbog pogoršanja situacije u pogledu demokracije i ljudskih prava u Venezueli. Osuđuje zloupotrebu državnih ovlasti, osobito Državnog izbornog povjerenstva i pravosuđa, za pogrešno tumačenje i nepoštovanje odluka koje je u skladu sa zakonom donijela zakonodavna vlast koju čini Narodna skupština. Parlament poziva venezuelsku vladu da poštuje vladavinu prava i načelo diobe vlasti, da djeluje u okviru granica demokracije i bezuvjetno oslobodi političke zatvorenike koji su proizvoljno uhićeni. Sve veća društvena napetost uzrokovana manjkom osnovnih dobara poput hrane i lijekova raspiruje nasilje i socijalne nemire te svi pripadnici venezuelskog društva moraju imati umjerenost u djelovanju kako bi se trenutačno krizno stanje u zemlji prebrodilo zahvaljujući ustavnim, miroljubivim i demokratskim rješenjima utemeljenima na dijalogu.</text:p>
          </table:table-cell>
        </table:table-row>
        <table:table-row table:style-name="ro1">
          <table:table-cell office:value-type="string" calcext:value-type="string">
            <text:p>http://www.europarl.europa.eu/doceo/document/CRE-8-2016-06-08-INT-3-709-0625_HR.html</text:p>
          </table:table-cell>
          <table:table-cell office:value-type="string" calcext:value-type="string">
            <text:p><text:s/>Endocrine disruptors: state of play following the Court judgment of 16 December 2015 (RC-B8-0733/2016, B8-0733/2016, B8-0734/2016, B8-0735/2016, B8-0736/2016, B8-0737/2016, B8-0738/2016) HR </text:p>
          </table:table-cell>
          <table:table-cell office:value-type="string" calcext:value-type="string">
            <text:p>08-06-2016</text:p>
          </table:table-cell>
          <table:table-cell table:formula="of:=DATE(VALUE(MID([.C1313]; 7; 4)); VALUE(MID([.C1313]; 4; 2)); VALUE(MID([.C1313]; 1; 2)))" office:value-type="date" office:date-value="2016-06-08" calcext:value-type="date">
            <text:p>06/08/16</text:p>
          </table:table-cell>
          <table:table-cell office:value-type="string" calcext:value-type="string">
            <text:p>  Dubravka Šuica (PPE), <text:s text:c="2"/>napisan. ‒ Europska komisija još uvijek nije donijela delegirane akte kojima se utvrđuju znanstveni kriteriji, čije utvrđivanje sada kasni više od dvije i pol godine. Člankom 5. Uredbe (EU) br. 528/2012 ne odobravaju se aktivne tvari za koje se na temelju znanstvenih kriterija, koje treba utvrditi ili na temelju privremenih kriterija, smatra da imaju svojstva endokrine disrupcije s nepovoljnim učinkom na ljude. </text:p>
          </table:table-cell>
        </table:table-row>
        <table:table-row table:style-name="ro1">
          <table:table-cell office:value-type="string" calcext:value-type="string">
            <text:p>http://www.europarl.europa.eu/doceo/document/CRE-8-2016-06-08-INT-3-715-0870_HR.html</text:p>
          </table:table-cell>
          <table:table-cell office:value-type="string" calcext:value-type="string">
            <text:p><text:s/>Objection pursuant to Rule 106: authorisation of GMO maize Bt11 x MIR162 x MIR604 x GA21 (B8-0732/2016) HR </text:p>
          </table:table-cell>
          <table:table-cell office:value-type="string" calcext:value-type="string">
            <text:p>08-06-2016</text:p>
          </table:table-cell>
          <table:table-cell table:formula="of:=DATE(VALUE(MID([.C1314]; 7; 4)); VALUE(MID([.C1314]; 4; 2)); VALUE(MID([.C1314]; 1; 2)))" office:value-type="date" office:date-value="2016-06-08" calcext:value-type="date">
            <text:p>06/08/16</text:p>
          </table:table-cell>
          <table:table-cell office:value-type="string" calcext:value-type="string">
            <text:p>  Dubravka Šuica (PPE), <text:s text:c="2"/>napisan. ‒ Syngenta France SAS 9. veljače 2009. nadležnom tijelu u Njemačkoj podnijela je zahtjev u skladu s člancima 5. i 17. Uredbe (EZ) br. 1829/2003 kojim traži odobrenje za stavljanje na tržište hrane, sastojaka hrane i hrane za životinje koji sadržavaju kukuruz Bt11 × MIR162 × MIR604 × GA21, sastoje se od njega ili su proizvedeni od njega. 5. srpnja 2013. Syngenta je proširila opseg primjene na sve podkombinacije pojedinačnih genetičkih modifikacija koje uključuju kukuruz Bt11 × MIR162 × MIR604 × GA21 („podkombinacije”), uključujući kukuruz Bt11 × GA21, kukuruz MIR604 × GA21, kukuruz Bt11 × MIR604 i kukuruz Bt11 × MIR604 × GA21. Kukuruz MON-ØØØ21-9 eksprimira protein Cry1Ab koji pruža zaštitu od određenih štetočina iz reda lepidoptera i protein mEPSPS koji uzrokuje toleranciju na herbicide s glifosatom. </text:p>
          </table:table-cell>
        </table:table-row>
        <table:table-row table:style-name="ro1">
          <table:table-cell office:value-type="string" calcext:value-type="string">
            <text:p>http://www.europarl.europa.eu/doceo/document/CRE-8-2016-06-08-INT-3-715-0995_HR.html</text:p>
          </table:table-cell>
          <table:table-cell office:value-type="string" calcext:value-type="string">
            <text:p><text:s/>Objection pursuant to Rule 106: placing on the market of a genetically modified carnation (Dianthus caryophyllus L., line SHD-27531-4) (B8-0731/2016) HR </text:p>
          </table:table-cell>
          <table:table-cell office:value-type="string" calcext:value-type="string">
            <text:p>08-06-2016</text:p>
          </table:table-cell>
          <table:table-cell table:formula="of:=DATE(VALUE(MID([.C1315]; 7; 4)); VALUE(MID([.C1315]; 4; 2)); VALUE(MID([.C1315]; 1; 2)))" office:value-type="date" office:date-value="2016-06-08" calcext:value-type="date">
            <text:p>06/08/16</text:p>
          </table:table-cell>
          <table:table-cell office:value-type="string" calcext:value-type="string">
            <text:p>  Dubravka Šuica (PPE), <text:s text:c="2"/>napisan. ‒ Suntory Holdings Limited iz Osake u Japanu predao je prijavu u ožujku 2013. godine nadležnim tijelima u Nizozemskoj za stavljanje na tržište genetski modificiranog karanfila (referentna oznaka C/NL/13/01). U područje primjene prijave C/NL/13/01 spada distribucija i maloprodaja rezanog cvijeća genetski modificiranog karanfila SHD-27531-4 u Europskoj uniji isključivo u ukrasne svrhe. </text:p>
          </table:table-cell>
        </table:table-row>
        <table:table-row table:style-name="ro1">
          <table:table-cell office:value-type="string" calcext:value-type="string">
            <text:p>http://www.europarl.europa.eu/doceo/document/CRE-8-2016-06-08-INT-3-990-0000_HR.html</text:p>
          </table:table-cell>
          <table:table-cell office:value-type="string" calcext:value-type="string">
            <text:p><text:s/>EU economic diplomacy (debate) HR </text:p>
          </table:table-cell>
          <table:table-cell office:value-type="string" calcext:value-type="string">
            <text:p>08-06-2016</text:p>
          </table:table-cell>
          <table:table-cell table:formula="of:=DATE(VALUE(MID([.C1316]; 7; 4)); VALUE(MID([.C1316]; 4; 2)); VALUE(MID([.C1316]; 1; 2)))" office:value-type="date" office:date-value="2016-06-08" calcext:value-type="date">
            <text:p>06/08/16</text:p>
          </table:table-cell>
          <table:table-cell office:value-type="string" calcext:value-type="string">
            <text:p>  Dubravka Šuica (PPE). <text:s text:c="2"/>– Gospođo predsjedavajuća, prije svega želim se zahvaliti gospodinu Tajaniju što uporno drži ovu temu na dnevnom redu. Ne radi se o novom konceptu, nego o nečemu što je poznato i u državama članicama i u samoj Uniji. Želim još jedanput zahvaliti što kontinuirano nastojimo raditi na ovome. Činjenica je da se 24 % BDP-a nalazi u Europskoj uniji, da smo jako i najveće svjetsko gospodarstvo, ali unatoč tome treba nam gospodarska diplomacija. </text:p>
          </table:table-cell>
        </table:table-row>
        <table:table-row table:style-name="ro1">
          <table:table-cell office:value-type="string" calcext:value-type="string">
            <text:p>http://www.europarl.europa.eu/doceo/document/CRE-8-2016-06-09-INT-4-170-0250_HR.html</text:p>
          </table:table-cell>
          <table:table-cell office:value-type="string" calcext:value-type="string">
            <text:p><text:s/>Promoting free movement by simplifying the acceptance of certain public documents (A8-0156/2016 - Mady Delvaux) HR </text:p>
          </table:table-cell>
          <table:table-cell office:value-type="string" calcext:value-type="string">
            <text:p>09-06-2016</text:p>
          </table:table-cell>
          <table:table-cell table:formula="of:=DATE(VALUE(MID([.C1317]; 7; 4)); VALUE(MID([.C1317]; 4; 2)); VALUE(MID([.C1317]; 1; 2)))" office:value-type="date" office:date-value="2016-06-09" calcext:value-type="date">
            <text:p>06/09/16</text:p>
          </table:table-cell>
          <table:table-cell office:value-type="string" calcext:value-type="string">
            <text:p>  Dubravka Šuica (PPE), <text:s text:c="2"/>napisan. ‒ Cilj ovog zakonodavnog akta je poticanje slobodnog kretanja građana pojednostavljenjem formalnog priznavanja određenih javnih isprava u Europskoj uniji. Njime nije obuhvaćeno priznavanje sadržaja javnih isprava i to prije svega kako bi se očuvala suverenost država članica u području obiteljskog prava.</text:p>
          </table:table-cell>
        </table:table-row>
        <table:table-row table:style-name="ro1">
          <table:table-cell office:value-type="string" calcext:value-type="string">
            <text:p>http://www.europarl.europa.eu/doceo/document/CRE-8-2016-06-09-INT-4-189-0250_HR.html</text:p>
          </table:table-cell>
          <table:table-cell office:value-type="string" calcext:value-type="string">
            <text:p><text:s/>Transfer to the General Court of jurisdiction at first instance in EU civil service cases (A8-0167/2016 - Mady Delvaux) HR </text:p>
          </table:table-cell>
          <table:table-cell office:value-type="string" calcext:value-type="string">
            <text:p>09-06-2016</text:p>
          </table:table-cell>
          <table:table-cell table:formula="of:=DATE(VALUE(MID([.C1318]; 7; 4)); VALUE(MID([.C1318]; 4; 2)); VALUE(MID([.C1318]; 1; 2)))" office:value-type="date" office:date-value="2016-06-09" calcext:value-type="date">
            <text:p>06/09/16</text:p>
          </table:table-cell>
          <table:table-cell office:value-type="string" calcext:value-type="string">
            <text:p>  Dubravka Šuica (PPE), <text:s text:c="2"/>napisan. ‒ Ovo je četvrta rezolucija koja se odnosi na reformu Suda. Prvom rezolucijom unesene su razne izmjene u pogledu sastava i postupaka Suda i Općeg suda, a drugom je predviđena funkcija privremenih sudaca na Službeničkom sudu Europske unije. Treći dio te reforme bio je najkontroverzniji, jer se odnosio na povećanje broja sudaca Općeg suda na 56 i tako je omogućeno svakoj državi članici da imenuje dva suca. </text:p>
          </table:table-cell>
        </table:table-row>
        <table:table-row table:style-name="ro1">
          <table:table-cell office:value-type="string" calcext:value-type="string">
            <text:p>http://www.europarl.europa.eu/doceo/document/CRE-8-2016-06-09-INT-4-211-0500_HR.html</text:p>
          </table:table-cell>
          <table:table-cell office:value-type="string" calcext:value-type="string">
            <text:p><text:s/>A regulation for an open, efficient and independent European Union administration (B8-0685/2016) HR </text:p>
          </table:table-cell>
          <table:table-cell office:value-type="string" calcext:value-type="string">
            <text:p>09-06-2016</text:p>
          </table:table-cell>
          <table:table-cell table:formula="of:=DATE(VALUE(MID([.C1319]; 7; 4)); VALUE(MID([.C1319]; 4; 2)); VALUE(MID([.C1319]; 1; 2)))" office:value-type="date" office:date-value="2016-06-09" calcext:value-type="date">
            <text:p>06/09/16</text:p>
          </table:table-cell>
          <table:table-cell office:value-type="string" calcext:value-type="string">
            <text:p>  Dubravka Šuica (PPE), <text:s text:c="2"/>napisan. ‒ Razvojem nadležnosti Europske unije građani u sve većoj mjeri dolaze u doticaj s institucijama, tijelima, uredima i agencijama Unije, te je potrebno osigurati da postupovna prava i obveze uvijek budu na primjeren način utvrđeni i razrađeni te da ih se poštuje. Postojeća pravila i načela o dobroj upravi nisu objedinjena na jednom mjestu, nego ih se može naći u više različitih izvora. </text:p>
          </table:table-cell>
        </table:table-row>
        <table:table-row table:style-name="ro1">
          <table:table-cell office:value-type="string" calcext:value-type="string">
            <text:p>http://www.europarl.europa.eu/doceo/document/CRE-8-2016-06-09-INT-4-238-0500_HR.html</text:p>
          </table:table-cell>
          <table:table-cell office:value-type="string" calcext:value-type="string">
            <text:p><text:s/>Competitiveness of the European rail supply industry (B8-0677/2016) HR </text:p>
          </table:table-cell>
          <table:table-cell office:value-type="string" calcext:value-type="string">
            <text:p>09-06-2016</text:p>
          </table:table-cell>
          <table:table-cell table:formula="of:=DATE(VALUE(MID([.C1320]; 7; 4)); VALUE(MID([.C1320]; 4; 2)); VALUE(MID([.C1320]; 1; 2)))" office:value-type="date" office:date-value="2016-06-09" calcext:value-type="date">
            <text:p>06/09/16</text:p>
          </table:table-cell>
          <table:table-cell office:value-type="string" calcext:value-type="string">
            <text:p>  Dubravka Šuica (PPE), <text:s text:c="2"/>napisan. ‒ U europskoj industriji opskrbe željeznica, koja uključuje brojna mala i srednja poduzeća, zaposleno je 400 000 osoba. Ova industrija jedna je od ključnih za europsku konkurentnost i inovacije. Željeznice su od iznimne važnosti za ublažavanje klimatskih promjena, stoga je prijelaz na željeznice i druge vrste održivog, elektrificiranog prijevoza nužan za ostvarenje željene dekarbonizacije prijevoza. </text:p>
          </table:table-cell>
        </table:table-row>
        <table:table-row table:style-name="ro1">
          <table:table-cell office:value-type="string" calcext:value-type="string">
            <text:p>http://www.europarl.europa.eu/doceo/document/CRE-8-2016-06-23-INT-2-115-0251_HR.html</text:p>
          </table:table-cell>
          <table:table-cell office:value-type="string" calcext:value-type="string">
            <text:p><text:s/>Protocol to the Euro-Mediterranean Agreement between the EU and Lebanon (2004 enlargement) (A8-0194/2016 - Ramona Nicole Mănescu) HR </text:p>
          </table:table-cell>
          <table:table-cell office:value-type="string" calcext:value-type="string">
            <text:p>23-06-2016</text:p>
          </table:table-cell>
          <table:table-cell table:formula="of:=DATE(VALUE(MID([.C1321]; 7; 4)); VALUE(MID([.C1321]; 4; 2)); VALUE(MID([.C1321]; 1; 2)))" office:value-type="date" office:date-value="2016-06-23" calcext:value-type="date">
            <text:p>06/23/16</text:p>
          </table:table-cell>
          <table:table-cell office:value-type="string" calcext:value-type="string">
            <text:p>  Dubravka Šuica (PPE), <text:s text:c="2"/>napisan. ‒ Europski parlament dao je suglasnost za sklapanje sporazuma uzimajući u obzir nacrt Protokola uz Euro-mediteranski sporazum o pridruživanju između Europske zajednice i njezinih država članica, s jedne strane, i Libanonske Republike, s druge strane, kako bi se uzelo u obzir pristupanje Češke Republike, Republike Estonije, Republike Cipra, Republike Latvije, Republike Litve, Mađarske, Republike Malte, Republike Poljske, Republike Slovenije i Slovačke Republike Europskoj uniji.</text:p>
          </table:table-cell>
        </table:table-row>
        <table:table-row table:style-name="ro1">
          <table:table-cell office:value-type="string" calcext:value-type="string">
            <text:p>http://www.europarl.europa.eu/doceo/document/CRE-8-2016-06-23-INT-2-115-0294_HR.html</text:p>
          </table:table-cell>
          <table:table-cell office:value-type="string" calcext:value-type="string">
            <text:p><text:s/>Protocol to the Euro-Mediterranean Agreement between the EU and Lebanon (accession of Bulgaria and Romania) (A8-0195/2016 - Ramona Nicole Mănescu) HR </text:p>
          </table:table-cell>
          <table:table-cell office:value-type="string" calcext:value-type="string">
            <text:p>23-06-2016</text:p>
          </table:table-cell>
          <table:table-cell table:formula="of:=DATE(VALUE(MID([.C1322]; 7; 4)); VALUE(MID([.C1322]; 4; 2)); VALUE(MID([.C1322]; 1; 2)))" office:value-type="date" office:date-value="2016-06-23" calcext:value-type="date">
            <text:p>06/23/16</text:p>
          </table:table-cell>
          <table:table-cell office:value-type="string" calcext:value-type="string">
            <text:p>  Dubravka Šuica (PPE), <text:s text:c="2"/>napisan. ‒ Europski parlament dao je suglasnost za sklapanje Sporazuma uzimajući u obzir nacrt Protokola uz Euro-mediteranski sporazum o pridruživanju između Europske zajednice i njezinih država članica, s jedne strane, i Libanonske Republike, s druge strane, kako bi se uzelo u obzir pristupanje Republike Bugarske i Rumunjske Europskoj uniji. Suglasnost je dana i na temelju preporuke Odbora za vanjsku trgovinu. </text:p>
          </table:table-cell>
        </table:table-row>
        <table:table-row table:style-name="ro1">
          <table:table-cell office:value-type="string" calcext:value-type="string">
            <text:p>http://www.europarl.europa.eu/doceo/document/CRE-8-2016-06-23-INT-2-115-0298_HR.html</text:p>
          </table:table-cell>
          <table:table-cell office:value-type="string" calcext:value-type="string">
            <text:p><text:s/>Mobilisation of the European Globalisation Adjustment Fund: application EGF/2015/012 BE/Hainaut Machinery (A8-0207/2016 - Victor Negrescu) HR </text:p>
          </table:table-cell>
          <table:table-cell office:value-type="string" calcext:value-type="string">
            <text:p>23-06-2016</text:p>
          </table:table-cell>
          <table:table-cell table:formula="of:=DATE(VALUE(MID([.C1323]; 7; 4)); VALUE(MID([.C1323]; 4; 2)); VALUE(MID([.C1323]; 1; 2)))" office:value-type="date" office:date-value="2016-06-23" calcext:value-type="date">
            <text:p>06/23/16</text:p>
          </table:table-cell>
          <table:table-cell office:value-type="string" calcext:value-type="string">
            <text:p>  Dubravka Šuica (PPE), <text:s text:c="2"/>napisan. ‒ Europski fond za prilagodbu globalizaciji (EFG) stvoren je kako bi se osigurala dodatna pomoć radnicima koji su izravno pogođeni posljedicama velikih strukturnih promjena u svjetskoj trgovini uzoraka. Dana 4. svibnja 2016., Komisija je usvojila prijedlog za odluku o mobilizaciji EGF-a u korist Belgije za potporu reintegraciji na tržište rada radnika koji su postali višak u 3 poduzeća koja posluju pod NACE Revizija 2 Divizija 28 (Proizvodnja strojeva i opreme) u razini NUTS 2 regije Hainaut (BE32) u Belgiji. Belgijske vlasti navode da su događaji koji su doveli do otpuštanja, pad javne i privatne investicije u infrastrukturu u EU-u i značajan porast cijena čelika u Europi, uzrokuju ozbiljne poremećaje u trgovini.</text:p>
          </table:table-cell>
        </table:table-row>
        <table:table-row table:style-name="ro1">
          <table:table-cell office:value-type="string" calcext:value-type="string">
            <text:p>http://www.europarl.europa.eu/doceo/document/CRE-8-2016-06-23-INT-2-115-0350_HR.html</text:p>
          </table:table-cell>
          <table:table-cell office:value-type="string" calcext:value-type="string">
            <text:p><text:s/>EU-Monaco agreement on the automatic exchange of financial account information (A8-0206/2016 - Andreas Schwab) HR </text:p>
          </table:table-cell>
          <table:table-cell office:value-type="string" calcext:value-type="string">
            <text:p>23-06-2016</text:p>
          </table:table-cell>
          <table:table-cell table:formula="of:=DATE(VALUE(MID([.C1324]; 7; 4)); VALUE(MID([.C1324]; 4; 2)); VALUE(MID([.C1324]; 1; 2)))" office:value-type="date" office:date-value="2016-06-23" calcext:value-type="date">
            <text:p>06/23/16</text:p>
          </table:table-cell>
          <table:table-cell office:value-type="string" calcext:value-type="string">
            <text:p>  Dubravka Šuica (PPE), <text:s text:c="2"/>napisan. ‒ Europska unija i Monako dogovorile su Sporazum o automatskoj razmjeni informacija o financijskim računima s ciljem poboljšanja međunarodne porezne suradnje i usklađenosti. Sporazum predstavlja važan korak u procesu suzbijanja porezne prijevare i utaje poreza. Prema Sporazumu države članice Unije će s Monakom automatski razmjenjivati informacije o financijskim računima na njihovom teritoriju počevši od 2018. za informacije prikupljene od 1. siječnja 2017. Kao rezultat ovog Sporazuma porezne uprave država članica i Monaka moći će točno i nedvosmisleno utvrditi koji su obveznici u pitanju, provoditi svoje porezne zakone u prekograničnim situacijama te izbjegavati nepotrebne daljnje istrage.</text:p>
          </table:table-cell>
        </table:table-row>
        <table:table-row table:style-name="ro1">
          <table:table-cell office:value-type="string" calcext:value-type="string">
            <text:p>http://www.europarl.europa.eu/doceo/document/CRE-8-2016-06-23-INT-2-115-0940_HR.html</text:p>
          </table:table-cell>
          <table:table-cell office:value-type="string" calcext:value-type="string">
            <text:p><text:s/>Protocol to the Euro-Mediterranean Agreement between the EU and Lebanon (Framework Agreement) (A8-0193/2016 - Ramona Nicole Mănescu) HR </text:p>
          </table:table-cell>
          <table:table-cell office:value-type="string" calcext:value-type="string">
            <text:p>23-06-2016</text:p>
          </table:table-cell>
          <table:table-cell table:formula="of:=DATE(VALUE(MID([.C1325]; 7; 4)); VALUE(MID([.C1325]; 4; 2)); VALUE(MID([.C1325]; 1; 2)))" office:value-type="date" office:date-value="2016-06-23" calcext:value-type="date">
            <text:p>06/23/16</text:p>
          </table:table-cell>
          <table:table-cell office:value-type="string" calcext:value-type="string">
            <text:p>  Dubravka Šuica (PPE), <text:s text:c="2"/>napisan. ‒ Europski parlament dao je suglasnost za sklapanje Protokola uz Euro-mediteranski sporazum o pridruživanju između Europske zajednice i njezinih država članica, s jedne strane, i Libanonske Republike, s druge strane, o okvirnom sporazumu između Europske unije i Libanonske Republike o općim načelima sudjelovanja Republike Libanona u programima Unije. Prilikom davanja suglasnosti u obzir je uzeta i preporuka Odbora za vanjske poslove.</text:p>
          </table:table-cell>
        </table:table-row>
        <table:table-row table:style-name="ro1">
          <table:table-cell office:value-type="string" calcext:value-type="string">
            <text:p>http://www.europarl.europa.eu/doceo/document/CRE-8-2016-06-23-INT-2-132-0000_HR.html</text:p>
          </table:table-cell>
          <table:table-cell office:value-type="string" calcext:value-type="string">
            <text:p><text:s/>Multiannual recovery plan for Bluefin tuna (A8-0367/2015 - Gabriel Mato) HR </text:p>
          </table:table-cell>
          <table:table-cell office:value-type="string" calcext:value-type="string">
            <text:p>23-06-2016</text:p>
          </table:table-cell>
          <table:table-cell table:formula="of:=DATE(VALUE(MID([.C1326]; 7; 4)); VALUE(MID([.C1326]; 4; 2)); VALUE(MID([.C1326]; 1; 2)))" office:value-type="date" office:date-value="2016-06-23" calcext:value-type="date">
            <text:p>06/23/16</text:p>
          </table:table-cell>
          <table:table-cell office:value-type="string" calcext:value-type="string">
            <text:p>  Dubravka Šuica (PPE), <text:s text:c="2"/>napisan. ‒ Europska unija je ugovorna stranka Međunarodne komisije za zaštitu atlantskih tuna (ICCAT), Organizacije za regionalno ribarsko gospodarstvo (RFMO) odgovorne za gospodarenje tunom i tuni sličnim vrstama u Atlantiku i susjednim morima. Prijedlog sadrži tehničke mjere kao što su one za operacije prijenosa žive tune u kavezima, uključujući mjere korištenja stereoskopskih kamera kako bi se procijenila količina tune i o tome informirala javnost. ICCAT ima ovlast donijeti odluke (Preporuke) za očuvanje i upravljanje ribarstvom u okviru svoje nadležnosti. Takve odluke su obvezujuće i moraju biti inkorporirane u pravo Unije. </text:p>
          </table:table-cell>
        </table:table-row>
        <table:table-row table:style-name="ro1">
          <table:table-cell office:value-type="string" calcext:value-type="string">
            <text:p>http://www.europarl.europa.eu/doceo/document/CRE-8-2016-06-23-INT-2-137-0496_HR.html</text:p>
          </table:table-cell>
          <table:table-cell office:value-type="string" calcext:value-type="string">
            <text:p><text:s/>Multiannual plan for the stocks of cod, herring and sprat in the Baltic Sea and the fisheries exploiting those stocks HR </text:p>
          </table:table-cell>
          <table:table-cell office:value-type="string" calcext:value-type="string">
            <text:p>23-06-2016</text:p>
          </table:table-cell>
          <table:table-cell table:formula="of:=DATE(VALUE(MID([.C1327]; 7; 4)); VALUE(MID([.C1327]; 4; 2)); VALUE(MID([.C1327]; 1; 2)))" office:value-type="date" office:date-value="2016-06-23" calcext:value-type="date">
            <text:p>06/23/16</text:p>
          </table:table-cell>
          <table:table-cell office:value-type="string" calcext:value-type="string">
            <text:p>  Dubravka Šuica (PPE), <text:s text:c="2"/>napisan. ‒ Višegodišnji plan za zalihe bakalara, haringe i papaline u Baltičkom moru te o ribarstvu i iskorištavaju tih stokova riba objavila je Europska komisija u listopadu 2014. Cilj projekta je uspostaviti okvir za upravljanje zalihama bakalara, haringi i papalina u Baltičkom moru, gdje je ribolov prvenstveno koncentriran na ove tri vrste. Plan upravljanja za Baltičko more na snazi je od 2008. godine, ali se procjenjuje da nisu u razmjeru s trenutnom situacijom stokova bakalara. Zalihe haringe i papaline još nisu obuhvaćene planom upravljanja. Bakalar, haringa i papaline važne su komponente baltičkog ekosustava. Procjenjuje se da bakalar, haringa i papalina u posljednjih nekoliko godina zauzimaju više od 94 % baltičkog ulova. Važno je imati na umu da je plan samo uvodni prijedlog u vrlo osjetljivom ekosustavu Baltičkog mora. Prvi pregled plana trebao bi se održati tri godine nakon njegovog stupanja na snagu, a ako će imati pozitivne efekte, ponovno će se revidirati nakon 5 godina. To će, također, osigurati prijeko potrebnu fleksibilnost plana.</text:p>
          </table:table-cell>
        </table:table-row>
        <table:table-row table:style-name="ro1">
          <table:table-cell office:value-type="string" calcext:value-type="string">
            <text:p>http://www.europarl.europa.eu/doceo/document/CRE-8-2016-06-23-INT-2-152-0000_HR.html</text:p>
          </table:table-cell>
          <table:table-cell office:value-type="string" calcext:value-type="string">
            <text:p><text:s/>Jurisdiction, applicable law and the recognition and enforcement of decisions in matters of matrimonial property regimes (A8-0209/2016 - Jean-Marie Cavada) HR </text:p>
          </table:table-cell>
          <table:table-cell office:value-type="string" calcext:value-type="string">
            <text:p>23-06-2016</text:p>
          </table:table-cell>
          <table:table-cell table:formula="of:=DATE(VALUE(MID([.C1328]; 7; 4)); VALUE(MID([.C1328]; 4; 2)); VALUE(MID([.C1328]; 1; 2)))" office:value-type="date" office:date-value="2016-06-23" calcext:value-type="date">
            <text:p>06/23/16</text:p>
          </table:table-cell>
          <table:table-cell office:value-type="string" calcext:value-type="string">
            <text:p>  Dubravka Šuica (PPE), <text:s text:c="2"/>napisan. ‒ Ovaj prijedlog za Uredbu Vijeća o nadležnosti, mjerodavnom pravu i priznanju i izvršenju odluka u pitanjima bračnih režima vlasništva je drugi na ovu temu. Prijedlog Uredbe 2016. razlikuje se od početnog prijedloga Komisije iz 2011. Naprotiv, ona sadrži mnoge izmjene predložene od strane Parlamenta u 2013. godini. Uredba ne pokriva pitanja kao što su pravna sposobnost supružnika, postojanje, valjanost ili priznavanje braka, obveza uzdržavanja. Autonomija država članica u pitanjima obiteljskog prava na taj način je sačuvana. </text:p>
          </table:table-cell>
        </table:table-row>
        <table:table-row table:style-name="ro1">
          <table:table-cell office:value-type="string" calcext:value-type="string">
            <text:p>http://www.europarl.europa.eu/doceo/document/CRE-8-2016-06-23-INT-2-168-0000_HR.html</text:p>
          </table:table-cell>
          <table:table-cell office:value-type="string" calcext:value-type="string">
            <text:p><text:s/>Jurisdiction, applicable law and the recognition and enforcement of decisions in matters of the property consequences of registered partnerships (A8-0208/2016 - Jean-Marie Cavada) HR </text:p>
          </table:table-cell>
          <table:table-cell office:value-type="string" calcext:value-type="string">
            <text:p>23-06-2016</text:p>
          </table:table-cell>
          <table:table-cell table:formula="of:=DATE(VALUE(MID([.C1329]; 7; 4)); VALUE(MID([.C1329]; 4; 2)); VALUE(MID([.C1329]; 1; 2)))" office:value-type="date" office:date-value="2016-06-23" calcext:value-type="date">
            <text:p>06/23/16</text:p>
          </table:table-cell>
          <table:table-cell office:value-type="string" calcext:value-type="string">
            <text:p>  Dubravka Šuica (PPE), <text:s text:c="2"/>napisan. ‒ Ova uredba je vrlo koristan instrument za međunarodne parove u Europskoj uniji. Uredbom su pokrivena pitanja nadležnosti, primjene prava, priznanja i izvršenja odluka u pitanjima vlasništva registriranih partnerstva. Uredba jasno određuje koji sud ima nadležnost u proceduri vlasničkih sporova međunarodnih parova. Također, uredba uspostavlja načine za komuniciranje potrebnih osnovnih pravnih informacija međunarodnim parovima.</text:p>
          </table:table-cell>
        </table:table-row>
        <table:table-row table:style-name="ro1">
          <table:table-cell office:value-type="string" calcext:value-type="string">
            <text:p>http://www.europarl.europa.eu/doceo/document/CRE-8-2016-06-23-INT-2-184-0000_HR.html</text:p>
          </table:table-cell>
          <table:table-cell office:value-type="string" calcext:value-type="string">
            <text:p><text:s/>Massacres in eastern Congo (RC-B8-0801/2016, B8-0801/2016, B8-0802/2016, B8-0804/2016, B8-0805/2016, B8-0807/2016, B8-0808/2016, B8-0809/2016) HR </text:p>
          </table:table-cell>
          <table:table-cell office:value-type="string" calcext:value-type="string">
            <text:p>23-06-2016</text:p>
          </table:table-cell>
          <table:table-cell table:formula="of:=DATE(VALUE(MID([.C1330]; 7; 4)); VALUE(MID([.C1330]; 4; 2)); VALUE(MID([.C1330]; 1; 2)))" office:value-type="date" office:date-value="2016-06-23" calcext:value-type="date">
            <text:p>06/23/16</text:p>
          </table:table-cell>
          <table:table-cell office:value-type="string" calcext:value-type="string">
            <text:p>  Dubravka Šuica (PPE), <text:s text:c="2"/>napisan. ‒ Humanitarna i vojna kriza u Kongu do sada je uzrokovala smrt preko 5 milijuna ljudi. Stalna su izvješća o kršenju ljudskih prava i međunarodnog humanitarnog prava, osobito na istoku zemlje. Europski parlament izrazio je duboku zabrinutost za takva kršenja, pogotovo napadima na civile od strane naoružanih skupina. Parlament poziva na intervenciju međunarodnih organizacija, osobito Afričke i Europske unije kao i susjednih zemalja države Kongo, kako bi se osigurao politički dijalog svih dionika, spriječila daljnja destabilizacija, potaknuo napredak u provedbi mira, sigurnosti, okvira za suradnju. Poziva se Unija da pošalje promatrača koji će ocijeniti situaciju i upozoriti međunarodnu zajednicu o počinjenim masakrima.</text:p>
          </table:table-cell>
        </table:table-row>
        <table:table-row table:style-name="ro1">
          <table:table-cell office:value-type="string" calcext:value-type="string">
            <text:p>http://www.europarl.europa.eu/doceo/document/CRE-8-2016-06-23-INT-2-202-0000_HR.html</text:p>
          </table:table-cell>
          <table:table-cell office:value-type="string" calcext:value-type="string">
            <text:p><text:s/>Follow-up of the Strategic Framework for European cooperation in education and training (ET2020) (A8-0176/2016 - Zdzisław Krasnodębski) HR </text:p>
          </table:table-cell>
          <table:table-cell office:value-type="string" calcext:value-type="string">
            <text:p>23-06-2016</text:p>
          </table:table-cell>
          <table:table-cell table:formula="of:=DATE(VALUE(MID([.C1331]; 7; 4)); VALUE(MID([.C1331]; 4; 2)); VALUE(MID([.C1331]; 1; 2)))" office:value-type="date" office:date-value="2016-06-23" calcext:value-type="date">
            <text:p>06/23/16</text:p>
          </table:table-cell>
          <table:table-cell office:value-type="string" calcext:value-type="string">
            <text:p>  Dubravka Šuica (PPE), <text:s text:c="2"/>napisan. ‒ Obrazovanje se mora smatrati temeljnim ljudskim pravom i javnim dobrom koje bi svima trebalo biti dostupno. Obrazovanje treba doprinijeti osobnom razvoju, uzajamnom poštovanju i rastu mladih kako bi oni postali proaktivni, odgovorni i svjesni građani. Također, kvalitetno obrazovanje i osposobljavanje su izvor održivog rasta, ali doprinose i strategijama i inicijativama Europske unije kao što su Europa 2020., inicijativi za jedinstveno digitalno tržište, Europskom programu sigurnosti, itd. Treba istaknuti važnost digitalnih vještina koje su od ključne važnosti jer usvajanjem tih vještina mladi su spremni za 21. stoljeće. Sami učenici svih dobi i u svim oblicima obrazovanja se moraju poticati da aktivno sudjeluju u upravljanju svojim obrazovnim strukturama.</text:p>
          </table:table-cell>
        </table:table-row>
        <table:table-row table:style-name="ro1">
          <table:table-cell office:value-type="string" calcext:value-type="string">
            <text:p>http://www.europarl.europa.eu/doceo/document/CRE-8-2016-06-23-INT-2-224-0000_HR.html</text:p>
          </table:table-cell>
          <table:table-cell office:value-type="string" calcext:value-type="string">
            <text:p><text:s/>Renewable energy progress report (A8-0196/2016 - Paloma López Bermejo) HR </text:p>
          </table:table-cell>
          <table:table-cell office:value-type="string" calcext:value-type="string">
            <text:p>23-06-2016</text:p>
          </table:table-cell>
          <table:table-cell table:formula="of:=DATE(VALUE(MID([.C1332]; 7; 4)); VALUE(MID([.C1332]; 4; 2)); VALUE(MID([.C1332]; 1; 2)))" office:value-type="date" office:date-value="2016-06-23" calcext:value-type="date">
            <text:p>06/23/16</text:p>
          </table:table-cell>
          <table:table-cell office:value-type="string" calcext:value-type="string">
            <text:p>  Dubravka Šuica (PPE), <text:s text:c="2"/>napisan. ‒ Da bi obnovljivi izvori energije postali glavni stup energetskog modela Europske unije potreban je nov pristup njihovom razvoju. Danas naša glavna odgovornost mora biti borba protiv klimatskih promjena. Kako bi učvrstili svoj energetski model moramo otvoriti kvalitetna radna mjesta, usmjeriti razvoj strateških tehnologija i smanjiti ovisnost o energetskim izvorima iz ostatka svijeta. Prijelaz na model održive energetske proizvodnje je socijalni prioritet, stoga moramo shvatiti da su demokratsko sudjelovanje i regulacija nužni kako bi se izbjegli štetni učinci na okoliš i društvo. Regulacijom obnovljivih izvora energije na europskoj razini riješili bi se brojni problemi koji otežavaju njihov razvoj u cilju ostvarenja suverenog, djelotvornog i čistog modela energija do 2050. godine. Programi potpore trebali bi biti usmjereni na tehnologije koje imaju velik potencijal za smanjenje troškova obnovljive energije i povećanje tržišne prihvaćenosti obnovljive energije.</text:p>
          </table:table-cell>
        </table:table-row>
        <table:table-row table:style-name="ro1">
          <table:table-cell office:value-type="string" calcext:value-type="string">
            <text:p>http://www.europarl.europa.eu/doceo/document/CRE-8-2016-07-05-INT-2-134-0000_HR.html</text:p>
          </table:table-cell>
          <table:table-cell office:value-type="string" calcext:value-type="string">
            <text:p><text:s/>Conclusions of the European Council meeting of 28 and 29 June 2016 (debate) HR </text:p>
          </table:table-cell>
          <table:table-cell office:value-type="string" calcext:value-type="string">
            <text:p>05-07-2016</text:p>
          </table:table-cell>
          <table:table-cell table:formula="of:=DATE(VALUE(MID([.C1333]; 7; 4)); VALUE(MID([.C1333]; 4; 2)); VALUE(MID([.C1333]; 1; 2)))" office:value-type="date" office:date-value="2016-07-05" calcext:value-type="date">
            <text:p>07/05/16</text:p>
          </table:table-cell>
          <table:table-cell office:value-type="string" calcext:value-type="string">
            <text:p>  Dubravka Šuica (PPE). <text:s text:c="2"/>– Gospođo predsjednice, dvije su teme dominirale ovim Vijećem: jedna je pitanje migracija, druga je Brexit. Kad govorimo o migracijama, očito je, kao što je rekao g. Tusk, da smo sa 7000 migranata koji su dnevno prelazili grčko-tursku granicu danas došli na 50 i očito je da je europski odgovor jedino rješenje. </text:p>
          </table:table-cell>
        </table:table-row>
        <table:table-row table:style-name="ro1">
          <table:table-cell office:value-type="string" calcext:value-type="string">
            <text:p>http://www.europarl.europa.eu/doceo/document/CRE-8-2016-07-05-INT-2-228-0000_HR.html</text:p>
          </table:table-cell>
          <table:table-cell office:value-type="string" calcext:value-type="string">
            <text:p><text:s/>EU-Peru Agreement on the short-stay visa waiver (A8-0197/2016 - Mariya Gabriel) HR </text:p>
          </table:table-cell>
          <table:table-cell office:value-type="string" calcext:value-type="string">
            <text:p>05-07-2016</text:p>
          </table:table-cell>
          <table:table-cell table:formula="of:=DATE(VALUE(MID([.C1334]; 7; 4)); VALUE(MID([.C1334]; 4; 2)); VALUE(MID([.C1334]; 1; 2)))" office:value-type="date" office:date-value="2016-07-05" calcext:value-type="date">
            <text:p>07/05/16</text:p>
          </table:table-cell>
          <table:table-cell office:value-type="string" calcext:value-type="string">
            <text:p>  Dubravka Šuica (PPE), <text:s text:c="2"/>napisan. ‒ Uredba (EU) br. 509/2014 Europskog parlamenta i Vijeća zamijenila je Uredbu (EZ) br. 539/2001, te je Republika Peru premještena u Prilog II., koji sadrži popis zemalja čiji državljani mogu prelaziti vanjsku granicu država članica bez posjedovanja vize. Izmijenjena Uredba primjenjuje se u svim državama članicama Europske unije, osim u Irskoj i Ujedinjenoj Kraljevini.</text:p>
          </table:table-cell>
        </table:table-row>
        <table:table-row table:style-name="ro1">
          <table:table-cell office:value-type="string" calcext:value-type="string">
            <text:p>http://www.europarl.europa.eu/doceo/document/CRE-8-2016-07-05-INT-2-275-0000_HR.html</text:p>
          </table:table-cell>
          <table:table-cell office:value-type="string" calcext:value-type="string">
            <text:p><text:s/>Emission limits for non-road mobile machinery (A8-0276/2015 - Elisabetta Gardini) HR </text:p>
          </table:table-cell>
          <table:table-cell office:value-type="string" calcext:value-type="string">
            <text:p>05-07-2016</text:p>
          </table:table-cell>
          <table:table-cell table:formula="of:=DATE(VALUE(MID([.C1335]; 7; 4)); VALUE(MID([.C1335]; 4; 2)); VALUE(MID([.C1335]; 1; 2)))" office:value-type="date" office:date-value="2016-07-05" calcext:value-type="date">
            <text:p>07/05/16</text:p>
          </table:table-cell>
          <table:table-cell office:value-type="string" calcext:value-type="string">
            <text:p>  Dubravka Šuica (PPE), <text:s text:c="2"/>napisan. ‒ Danas velik broj urbanih područja Unije ne zadovoljava u potpunosti standarde kvalitete zraka. Primarni cilj ovog Izvješća je uspostaviti ravnotežu između zdravlja i brige za okoliš. Zdravlje i sigurnost naših građana, a osobito onih koji rade svaki dan sa strojevima, ključni su elementi ovog prijedloga jer su posebno izloženi emisiji onečišćujućih tvari. Drugi cilj je industriji ponuditi dugoročnu sigurnost i stabilno regulatorno okruženje.</text:p>
          </table:table-cell>
        </table:table-row>
        <table:table-row table:style-name="ro1">
          <table:table-cell office:value-type="string" calcext:value-type="string">
            <text:p>http://www.europarl.europa.eu/doceo/document/CRE-8-2016-07-05-INT-2-324-0000_HR.html</text:p>
          </table:table-cell>
          <table:table-cell office:value-type="string" calcext:value-type="string">
            <text:p><text:s/>Refugees: social inclusion and integration into the labour market (A8-0204/2016 - Brando Benifei) HR </text:p>
          </table:table-cell>
          <table:table-cell office:value-type="string" calcext:value-type="string">
            <text:p>05-07-2016</text:p>
          </table:table-cell>
          <table:table-cell table:formula="of:=DATE(VALUE(MID([.C1336]; 7; 4)); VALUE(MID([.C1336]; 4; 2)); VALUE(MID([.C1336]; 1; 2)))" office:value-type="date" office:date-value="2016-07-05" calcext:value-type="date">
            <text:p>07/05/16</text:p>
          </table:table-cell>
          <table:table-cell office:value-type="string" calcext:value-type="string">
            <text:p>  Dubravka Šuica (PPE), <text:s text:c="2"/>napisan. ‒ Upravljanje izbjegličkom krizom zbog njezine veličine, tempa i složenosti jedan je od glavnih izazova s kojim se suočavaju Europska unija i europsko društvo. Izbjeglička kriza prije svega je humanitarna kriza, koja ima dugoročne učinke na tržište rada i civilno društvo. Treba se ostvariti socijalna kohezija na lokalnoj razini i uspješna integracija novih migranata u društvo. Integracija izbjeglica u društvo i na tržište rada može se postići samo ako postoji solidarnost među svim državama članicama i njihovim društvima.</text:p>
          </table:table-cell>
        </table:table-row>
        <table:table-row table:style-name="ro1">
          <table:table-cell office:value-type="string" calcext:value-type="string">
            <text:p>http://www.europarl.europa.eu/doceo/document/CRE-8-2016-07-05-INT-2-370-0000_HR.html</text:p>
          </table:table-cell>
          <table:table-cell office:value-type="string" calcext:value-type="string">
            <text:p><text:s/>Social and environmental standards, human rights and corporate responsibility (A8-0217/2016 - Eleonora Forenza) HR </text:p>
          </table:table-cell>
          <table:table-cell office:value-type="string" calcext:value-type="string">
            <text:p>05-07-2016</text:p>
          </table:table-cell>
          <table:table-cell table:formula="of:=DATE(VALUE(MID([.C1337]; 7; 4)); VALUE(MID([.C1337]; 4; 2)); VALUE(MID([.C1337]; 1; 2)))" office:value-type="date" office:date-value="2016-07-05" calcext:value-type="date">
            <text:p>07/05/16</text:p>
          </table:table-cell>
          <table:table-cell office:value-type="string" calcext:value-type="string">
            <text:p>  Dubravka Šuica (PPE), <text:s text:c="2"/>napisan. ‒ Parlament je Komisiji 2010. godine uputio preporuke u pogledu društvenih i ekoloških standarda te odgovornog poslovanja, međutim dio tih preporuka nije proveden. Povezanost trgovine i ljudskih prava s jedne strane te socijalnih i ekoloških standarda s druge strane sastavni su dio gospodarskih i trgovinskih odnosa Unije. Države članice moraju u svoje politike, uključujući trgovinsku politiku, uvrstiti pristup usmjeren na promicanje rodne ravnoteže. Za Europsku uniju je iznimno važno da ostvari suradnju na multilateralnoj razini.</text:p>
          </table:table-cell>
        </table:table-row>
        <table:table-row table:style-name="ro1">
          <table:table-cell office:value-type="string" calcext:value-type="string">
            <text:p>http://www.europarl.europa.eu/doceo/document/CRE-8-2016-07-05-INT-2-419-0000_HR.html</text:p>
          </table:table-cell>
          <table:table-cell office:value-type="string" calcext:value-type="string">
            <text:p><text:s/>A forward-looking and innovative future strategy for trade and investment (A8-0220/2016 - Tiziana Beghin) HR </text:p>
          </table:table-cell>
          <table:table-cell office:value-type="string" calcext:value-type="string">
            <text:p>05-07-2016</text:p>
          </table:table-cell>
          <table:table-cell table:formula="of:=DATE(VALUE(MID([.C1338]; 7; 4)); VALUE(MID([.C1338]; 4; 2)); VALUE(MID([.C1338]; 1; 2)))" office:value-type="date" office:date-value="2016-07-05" calcext:value-type="date">
            <text:p>07/05/16</text:p>
          </table:table-cell>
          <table:table-cell office:value-type="string" calcext:value-type="string">
            <text:p>  Dubravka Šuica (PPE), <text:s text:c="2"/>napisan. ‒ Brojni građani Unije globalizaciju izjednačuju s gubitkom radnih mjesta i strahuju da bi globalizacijska trgovinska i investicijska politika mogla ugroziti europske propise i standarde. Unija danas ima najbogatije gospodarstvo svijeta, no gospodarski značaj opadat će do 2050. godine, smatraju stručnjaci, te će Europa s 28 članica u svjetskom BDP-u sudjelovati sa samo 15 %. Nova trgovinska i investicijska strategija Europske unije pod nazivom „Trgovina za sve: prema odgovornijoj trgovinskoj i ulagačkoj politici” jamči veću transparentnost, angažman i odgovornost prema svim dionicima.</text:p>
          </table:table-cell>
        </table:table-row>
        <table:table-row table:style-name="ro1">
          <table:table-cell office:value-type="string" calcext:value-type="string">
            <text:p>http://www.europarl.europa.eu/doceo/document/CRE-8-2016-07-05-INT-2-470-0000_HR.html</text:p>
          </table:table-cell>
          <table:table-cell office:value-type="string" calcext:value-type="string">
            <text:p><text:s/>The fight against trafficking in human beings in the EU's external relations (A8-0205/2016 - Barbara Lochbihler) HR </text:p>
          </table:table-cell>
          <table:table-cell office:value-type="string" calcext:value-type="string">
            <text:p>05-07-2016</text:p>
          </table:table-cell>
          <table:table-cell table:formula="of:=DATE(VALUE(MID([.C1339]; 7; 4)); VALUE(MID([.C1339]; 4; 2)); VALUE(MID([.C1339]; 1; 2)))" office:value-type="date" office:date-value="2016-07-05" calcext:value-type="date">
            <text:p>07/05/16</text:p>
          </table:table-cell>
          <table:table-cell office:value-type="string" calcext:value-type="string">
            <text:p>  Dubravka Šuica (PPE), <text:s text:c="2"/>napisan. ‒ Trgovanje ljudima, koje je dio organiziranog kriminala, jedan je od najgorih oblika kršenja ljudskih prava jer ljude svodi na robu, duboko i trajno krši dostojanstvo, integritet i prava žrtava i pogađa cijele njihove obitelji i zajednice te svjesno zloupotrebljava teški položaj ljudi kao što su siromaštvo i izolacija. Prema procjeni Međunarodne organizacije rada, ilegalna godišnja zarada od prisilnog rada iznosi oko 150 milijardi USD-a, pri čemu se procjenjuje da se oko 90 % žrtava izrabljuje u privatnom sektoru i da dvije trećine zarade dolazi od komercijalnog seksualnog izrabljivanja.</text:p>
          </table:table-cell>
        </table:table-row>
        <table:table-row table:style-name="ro1">
          <table:table-cell office:value-type="string" calcext:value-type="string">
            <text:p>http://www.europarl.europa.eu/doceo/document/CRE-8-2016-07-05-INT-2-656-0000_HR.html</text:p>
          </table:table-cell>
          <table:table-cell office:value-type="string" calcext:value-type="string">
            <text:p><text:s/>European Border and Coast Guard (debate) HR </text:p>
          </table:table-cell>
          <table:table-cell office:value-type="string" calcext:value-type="string">
            <text:p>05-07-2016</text:p>
          </table:table-cell>
          <table:table-cell table:formula="of:=DATE(VALUE(MID([.C1340]; 7; 4)); VALUE(MID([.C1340]; 4; 2)); VALUE(MID([.C1340]; 1; 2)))" office:value-type="date" office:date-value="2016-07-05" calcext:value-type="date">
            <text:p>07/05/16</text:p>
          </table:table-cell>
          <table:table-cell office:value-type="string" calcext:value-type="string">
            <text:p>  Dubravka Šuica (PPE). <text:s text:c="2"/>– Poštovana predsjednice, činjenica je da se procjenjuje da je od siječnja do studenog 2015. godine više od 1,5 milijuna ljudi nezakonito prešlo granicu. Ta anomalija koja se dogodila s ovim migracijama ukazuje na to da Europska unija nije bila spremna i stoga moramo tražiti rješenje. Rješenje je upravljati migracijama, upravljati tim procesom i zato se zalažem da se osnuje ova europska agencija za čuvanje europske granice i obale. Može se ona zvati i Frontex plus ili agencija s povećanim ovlastima, ali to je ono što želimo: da ima povećane ovlasti i povećanu odgovornost, a da države članice međusobno više surađuju. </text:p>
          </table:table-cell>
        </table:table-row>
        <table:table-row table:style-name="ro1">
          <table:table-cell office:value-type="string" calcext:value-type="string">
            <text:p>http://www.europarl.europa.eu/doceo/document/CRE-8-2016-07-06-INT-3-054-0000_HR.html</text:p>
          </table:table-cell>
          <table:table-cell office:value-type="string" calcext:value-type="string">
            <text:p><text:s/>Programme of activities of the Slovak Presidency (debate) HR </text:p>
          </table:table-cell>
          <table:table-cell office:value-type="string" calcext:value-type="string">
            <text:p>06-07-2016</text:p>
          </table:table-cell>
          <table:table-cell table:formula="of:=DATE(VALUE(MID([.C1341]; 7; 4)); VALUE(MID([.C1341]; 4; 2)); VALUE(MID([.C1341]; 1; 2)))" office:value-type="date" office:date-value="2016-07-06" calcext:value-type="date">
            <text:p>07/06/16</text:p>
          </table:table-cell>
          <table:table-cell office:value-type="string" calcext:value-type="string">
            <text:p>  Dubravka Šuica (PPE). <text:s text:c="2"/>– Poštovani predsjedniče, želim čestitati slovačkom predsjedništvu. Svjesni smo da dolazite u vrlo teškom trenutku za Europu, u vrijeme Brexita, ekonomske krize, migracija, terorizma, svega onoga što pogađa Europu, i to je veliki izazov. S obzirom na to da dolazim iz Hrvatske pokušavam razumjeti razloge zbog kojih ste naveli ove četiri točke programa i nasuprot ovima koji misle da ste prepragmatični ja mislim da je baš to pravo rješenje, da se okrećete građanima, da želite da građani shvate konkretne interese Europske unije i konkretne pogodnosti koje sa sobom donosi Europska unija. To je ono što želite putem ove četiri točke poručiti. </text:p>
          </table:table-cell>
        </table:table-row>
        <table:table-row table:style-name="ro1">
          <table:table-cell office:value-type="string" calcext:value-type="string">
            <text:p>http://www.europarl.europa.eu/doceo/document/CRE-8-2016-07-06-INT-3-192-0500_HR.html</text:p>
          </table:table-cell>
          <table:table-cell office:value-type="string" calcext:value-type="string">
            <text:p><text:s/>Participation of Azerbaijan in Union programmes (A8-0210/2016 - Norica Nicolai) HR </text:p>
          </table:table-cell>
          <table:table-cell office:value-type="string" calcext:value-type="string">
            <text:p>06-07-2016</text:p>
          </table:table-cell>
          <table:table-cell table:formula="of:=DATE(VALUE(MID([.C1342]; 7; 4)); VALUE(MID([.C1342]; 4; 2)); VALUE(MID([.C1342]; 1; 2)))" office:value-type="date" office:date-value="2016-07-06" calcext:value-type="date">
            <text:p>07/06/16</text:p>
          </table:table-cell>
          <table:table-cell office:value-type="string" calcext:value-type="string">
            <text:p>  Dubravka Šuica (PPE), <text:s text:c="2"/>napisan. ‒ Europski parlament dao je suglasnost za sklapanje Protokola uz Sporazum o partnerstvu i suradnji između Europskih zajednica i njihovih država članica, s jedne strane, i Republike Azerbajdžana, s druge strane, o okvirnom sporazumu između Europske unije i Republike Azerbajdžana o općim načelima sudjelovanja Republike Azerbajdžana u programima Unije. Unija i Azerbajdžan vode pregovore o unaprjeđenju svojih odnosa od 2010 godine. Azerbajdžan je važan energetski partner Unije, međutim važnost njihova odnosa nije ograničena samo na energetsku sigurnost, već važnost ovog partnerstva treba razmatrati u kontekstu svih pogleda suradnje predviđenih u okviru Istočnog partnerstva. Cilj ovog Sporazuma je poticati suradnju u sektorima koji bi trebali biti korisni za društvo. Vladavina prava, ljudska prava i demokracija su vrijednosti na kojima bi se trebali temeljiti odnosi Europske unije i trećih zemalja.</text:p>
          </table:table-cell>
        </table:table-row>
        <table:table-row table:style-name="ro1">
          <table:table-cell office:value-type="string" calcext:value-type="string">
            <text:p>http://www.europarl.europa.eu/doceo/document/CRE-8-2016-07-06-INT-3-230-0500_HR.html</text:p>
          </table:table-cell>
          <table:table-cell office:value-type="string" calcext:value-type="string">
            <text:p><text:s/>Draft amending budget No 2/2016: Surplus from 2015 (A8-0212/2016 - José Manuel Fernandes) HR </text:p>
          </table:table-cell>
          <table:table-cell office:value-type="string" calcext:value-type="string">
            <text:p>06-07-2016</text:p>
          </table:table-cell>
          <table:table-cell table:formula="of:=DATE(VALUE(MID([.C1343]; 7; 4)); VALUE(MID([.C1343]; 4; 2)); VALUE(MID([.C1343]; 1; 2)))" office:value-type="date" office:date-value="2016-07-06" calcext:value-type="date">
            <text:p>07/06/16</text:p>
          </table:table-cell>
          <table:table-cell office:value-type="string" calcext:value-type="string">
            <text:p>  Dubravka Šuica (PPE), <text:s text:c="2"/>napisan. ‒ Nacrt izmjene proračuna planira u proračun za 2016. godinu unijeti višak novca iz 2015. financijske godine koji iznosi 1,3 milijarde eura. Uvođenjem prošlogodišnjeg viška u proračun za 2016. godinu trebali bi se umanjiti doprinosi iz BDP-a koje države članice daju Europskoj uniji za tekuću godinu. Međutim, Europski parlament poziva države članice da višak novca prenamijene za ublažavanje izbjegličke krize.</text:p>
          </table:table-cell>
        </table:table-row>
        <table:table-row table:style-name="ro1">
          <table:table-cell office:value-type="string" calcext:value-type="string">
            <text:p>http://www.europarl.europa.eu/doceo/document/CRE-8-2016-07-06-INT-3-269-0500_HR.html</text:p>
          </table:table-cell>
          <table:table-cell office:value-type="string" calcext:value-type="string">
            <text:p><text:s/>High common level of security of network and information systems across the Union (A8-0211/2016 - Andreas Schwab) HR </text:p>
          </table:table-cell>
          <table:table-cell office:value-type="string" calcext:value-type="string">
            <text:p>06-07-2016</text:p>
          </table:table-cell>
          <table:table-cell table:formula="of:=DATE(VALUE(MID([.C1344]; 7; 4)); VALUE(MID([.C1344]; 4; 2)); VALUE(MID([.C1344]; 1; 2)))" office:value-type="date" office:date-value="2016-07-06" calcext:value-type="date">
            <text:p>07/06/16</text:p>
          </table:table-cell>
          <table:table-cell office:value-type="string" calcext:value-type="string">
            <text:p>  Dubravka Šuica (PPE), <text:s text:c="2"/>napisan. ‒ Europski parlament prihvatio je u prvom čitanju nacrt zakonodavne rezolucije Europskog parlamenta o stajalištu Vijeća radi donošenja direktive Europskog parlamenta i Vijeća o mjerama za visoku zajedničku razinu sigurnosti mrežnih i informacijskih sustava širom Unije. Pri tome Parlament je uzeo u obzir mišljenje Europskog gospodarskog i socijalnog odbora.</text:p>
          </table:table-cell>
        </table:table-row>
        <table:table-row table:style-name="ro1">
          <table:table-cell office:value-type="string" calcext:value-type="string">
            <text:p>http://www.europarl.europa.eu/doceo/document/CRE-8-2016-07-06-INT-3-308-0500_HR.html</text:p>
          </table:table-cell>
          <table:table-cell office:value-type="string" calcext:value-type="string">
            <text:p><text:s/>Energy efficiency labelling (A8-0213/2016 - Dario Tamburrano) HR </text:p>
          </table:table-cell>
          <table:table-cell office:value-type="string" calcext:value-type="string">
            <text:p>06-07-2016</text:p>
          </table:table-cell>
          <table:table-cell table:formula="of:=DATE(VALUE(MID([.C1345]; 7; 4)); VALUE(MID([.C1345]; 4; 2)); VALUE(MID([.C1345]; 1; 2)))" office:value-type="date" office:date-value="2016-07-06" calcext:value-type="date">
            <text:p>07/06/16</text:p>
          </table:table-cell>
          <table:table-cell office:value-type="string" calcext:value-type="string">
            <text:p>  Dubravka Šuica (PPE), <text:s text:c="2"/>napisan. ‒ Otkad je uvedena oznaka o učinkovitosti korištenja energije pojedinih proizvoda građanima se omogućilo bolje razumijevanje utjecaja proizvoda na okoliš. U Direktivi 2010/30/EZ istaknut je niz nedostataka čije bi rješavanje dodatno unaprijedilo uštedu energije. Izvješće nastoji postići ravnotežu između građana, industrije i drugih dionika i između naglaska na tehnologiji i socijalne svijesti. Izvjestitelj smatra da postoji put naprijed koji nije na ničiju štetu već u korist bolje zajedničke budućnosti. Cilj izvješća je da se u razumnom roku prijeđe na razrede energetske učinkovitosti razvrstane od A do G.</text:p>
          </table:table-cell>
        </table:table-row>
        <table:table-row table:style-name="ro1">
          <table:table-cell office:value-type="string" calcext:value-type="string">
            <text:p>http://www.europarl.europa.eu/doceo/document/CRE-8-2016-07-06-INT-3-358-0250_HR.html</text:p>
          </table:table-cell>
          <table:table-cell office:value-type="string" calcext:value-type="string">
            <text:p><text:s/>European Border and Coast Guard (A8-0200/2016 - Artis Pabriks) HR </text:p>
          </table:table-cell>
          <table:table-cell office:value-type="string" calcext:value-type="string">
            <text:p>06-07-2016</text:p>
          </table:table-cell>
          <table:table-cell table:formula="of:=DATE(VALUE(MID([.C1346]; 7; 4)); VALUE(MID([.C1346]; 4; 2)); VALUE(MID([.C1346]; 1; 2)))" office:value-type="date" office:date-value="2016-07-06" calcext:value-type="date">
            <text:p>07/06/16</text:p>
          </table:table-cell>
          <table:table-cell office:value-type="string" calcext:value-type="string">
            <text:p>  Dubravka Šuica (PPE), <text:s text:c="2"/>napisan. ‒ Jedno od najvećih i najvidljivijih postignuća europske integracije je schengensko područje koje obuhvaća prostor dvadeset i šest zemalja bez kontrole unutarnjih granica i u kojem je moguće slobodno kretanje ljudi. Osam država schengenskog područja ponovno su uvele kontrole na unutarnjim granicama kao odgovor na kretanja ilegalnih migranata koja se smatraju ozbiljnom prijetnjom unutarnjoj sigurnosti i javnom poretku. Zbog suočavanja s dosad neviđenom migracijskom krizom prošlog prosinca Komisija je predstavila prijedlog za uspostavu europske granične i obalne straže. Njime se predviđa sveobuhvatna revizija mandata Frontexa znatnim proširenjem njegovih nadležnosti. Komisija predlaže uvođenje koncepta europske granične i obalne straže koju bi utjelovila nova Agencija za europsku graničnu i obalnu stražu, koja bi zamijenila Frontex, te nacionalna tijela država članica nadležna u području upravljanja granicama, uključujući pripadnike obalne straže, ali samo radi provođenja kontrole granica.</text:p>
          </table:table-cell>
        </table:table-row>
        <table:table-row table:style-name="ro1">
          <table:table-cell office:value-type="string" calcext:value-type="string">
            <text:p>http://www.europarl.europa.eu/doceo/document/CRE-8-2016-07-06-INT-3-396-0500_HR.html</text:p>
          </table:table-cell>
          <table:table-cell office:value-type="string" calcext:value-type="string">
            <text:p><text:s/>European Maritime Safety Agency (A8-0215/2016 - Michael Cramer) HR </text:p>
          </table:table-cell>
          <table:table-cell office:value-type="string" calcext:value-type="string">
            <text:p>06-07-2016</text:p>
          </table:table-cell>
          <table:table-cell table:formula="of:=DATE(VALUE(MID([.C1347]; 7; 4)); VALUE(MID([.C1347]; 4; 2)); VALUE(MID([.C1347]; 1; 2)))" office:value-type="date" office:date-value="2016-07-06" calcext:value-type="date">
            <text:p>07/06/16</text:p>
          </table:table-cell>
          <table:table-cell office:value-type="string" calcext:value-type="string">
            <text:p>  Dubravka Šuica (PPE), <text:s text:c="2"/>napisan. ‒ Europski parlament, nakon konzultacija s Odborom regija, izvješća Odbora za promet i turizam i mišljenja Odbora za građanske slobode, pravosuđe i unutarnje poslove, prihvaća prijedlog Komisije u prvom čitanju o uspostavljanju Europske agencije za pomorsku sigurnost.</text:p>
          </table:table-cell>
        </table:table-row>
        <table:table-row table:style-name="ro1">
          <table:table-cell office:value-type="string" calcext:value-type="string">
            <text:p>http://www.europarl.europa.eu/doceo/document/CRE-8-2016-07-06-INT-3-427-0500_HR.html</text:p>
          </table:table-cell>
          <table:table-cell office:value-type="string" calcext:value-type="string">
            <text:p><text:s/>Community Fisheries Control Agency (A8-0068/2016 - Alain Cadec) HR </text:p>
          </table:table-cell>
          <table:table-cell office:value-type="string" calcext:value-type="string">
            <text:p>06-07-2016</text:p>
          </table:table-cell>
          <table:table-cell table:formula="of:=DATE(VALUE(MID([.C1348]; 7; 4)); VALUE(MID([.C1348]; 4; 2)); VALUE(MID([.C1348]; 1; 2)))" office:value-type="date" office:date-value="2016-07-06" calcext:value-type="date">
            <text:p>07/06/16</text:p>
          </table:table-cell>
          <table:table-cell office:value-type="string" calcext:value-type="string">
            <text:p>  Dubravka Šuica (PPE), <text:s text:c="2"/>napisan. ‒ Nacionalna tijela koja vrše funkciju obalne straže snose odgovornost za velik broj zadaća kao što su primjerice zaštita, sigurnost i spašavanje na moru, kontrola granica i zaštita okoliša. Budući da danas na razini Unije postoji 316 takvih nacionalnih tijela, suradnja među njima je troma i prepuna nedostataka.</text:p>
          </table:table-cell>
        </table:table-row>
        <table:table-row table:style-name="ro1">
          <table:table-cell office:value-type="string" calcext:value-type="string">
            <text:p>http://www.europarl.europa.eu/doceo/document/CRE-8-2016-07-06-INT-3-462-0500_HR.html</text:p>
          </table:table-cell>
          <table:table-cell office:value-type="string" calcext:value-type="string">
            <text:p><text:s/>Secretariat of the OLAF Supervisory Committee (A8-0188/2016 - Ingeborg Gräßle) HR </text:p>
          </table:table-cell>
          <table:table-cell office:value-type="string" calcext:value-type="string">
            <text:p>06-07-2016</text:p>
          </table:table-cell>
          <table:table-cell table:formula="of:=DATE(VALUE(MID([.C1349]; 7; 4)); VALUE(MID([.C1349]; 4; 2)); VALUE(MID([.C1349]; 1; 2)))" office:value-type="date" office:date-value="2016-07-06" calcext:value-type="date">
            <text:p>07/06/16</text:p>
          </table:table-cell>
          <table:table-cell office:value-type="string" calcext:value-type="string">
            <text:p>  Dubravka Šuica (PPE), <text:s text:c="2"/>napisan. ‒ Cilj prijedloga ove uredbe je jačanje neovisnosti tajništva nadzornog odbora OLAF-a radi učinkovitijeg djelovanja nadzornog odbora. Nadzorni odbor je u svojim godišnjim izvješćima o radu za 2013. i 2014. godinu istaknuo važnost svojeg neovisnog i učinkovitog djelovanja za koje je potrebno neovisno tajništvo s odgovarajućim osobljem. Ovim prijedlogom žele se ispraviti konkretni nedostatci u Uredbi o OLAF-u te je stoga njegovo područje primjene ograničeno. U skladu s novim prijedlogom uredbe tajništvo nadzornog odbora imenuje Komisija, a ne više OLAF.</text:p>
          </table:table-cell>
        </table:table-row>
        <table:table-row table:style-name="ro1">
          <table:table-cell office:value-type="string" calcext:value-type="string">
            <text:p>http://www.europarl.europa.eu/doceo/document/CRE-8-2016-07-06-INT-3-498-0500_HR.html</text:p>
          </table:table-cell>
          <table:table-cell office:value-type="string" calcext:value-type="string">
            <text:p><text:s/>Preparation of the post-electoral revision of the MFF 2014-2020: Parliament's input ahead of the Commission's proposal (A8-0224/2016 - Jan Olbrycht, Isabelle Thomas) HR </text:p>
          </table:table-cell>
          <table:table-cell office:value-type="string" calcext:value-type="string">
            <text:p>06-07-2016</text:p>
          </table:table-cell>
          <table:table-cell table:formula="of:=DATE(VALUE(MID([.C1350]; 7; 4)); VALUE(MID([.C1350]; 4; 2)); VALUE(MID([.C1350]; 1; 2)))" office:value-type="date" office:date-value="2016-07-06" calcext:value-type="date">
            <text:p>07/06/16</text:p>
          </table:table-cell>
          <table:table-cell office:value-type="string" calcext:value-type="string">
            <text:p>  Dubravka Šuica (PPE), <text:s text:c="2"/>napisan. ‒ Trenutačni višegodišnji financijski okvir (VFO), o kojem je dogovor postignut 2013. godine, odražava prioritete Unije u vrijeme njegova usvajanja. Sporazum o VFO za razdoblje 2014. – 2020. bio je rezultat dugačkog i složenog postupka pregovora koji su se održavali u vrlo teškom društvenom, gospodarskom i financijskom kontekstu. Prilikom preispitivanja VFO-a treba uzeti u obzir niz ozbiljnih kriza i novih političkih inicijativa, zajedno s njihovim posljedicama za proračun, među ostalim migracijsku i izbjegličku krizu, vanjske nepredviđene situacije, unutarnje sigurnosne probleme i poljoprivrednu krizu.</text:p>
          </table:table-cell>
        </table:table-row>
        <table:table-row table:style-name="ro1">
          <table:table-cell office:value-type="string" calcext:value-type="string">
            <text:p>http://www.europarl.europa.eu/doceo/document/CRE-8-2016-07-06-INT-3-538-0500_HR.html</text:p>
          </table:table-cell>
          <table:table-cell office:value-type="string" calcext:value-type="string">
            <text:p><text:s/>Tax rulings and other measures similar in nature or effect (TAXE 2) (A8-0223/2016 - Jeppe Kofod, Michael Theurer) HR </text:p>
          </table:table-cell>
          <table:table-cell office:value-type="string" calcext:value-type="string">
            <text:p>06-07-2016</text:p>
          </table:table-cell>
          <table:table-cell table:formula="of:=DATE(VALUE(MID([.C1351]; 7; 4)); VALUE(MID([.C1351]; 4; 2)); VALUE(MID([.C1351]; 1; 2)))" office:value-type="date" office:date-value="2016-07-06" calcext:value-type="date">
            <text:p>07/06/16</text:p>
          </table:table-cell>
          <table:table-cell office:value-type="string" calcext:value-type="string">
            <text:p>  Dubravka Šuica (PPE), <text:s text:c="2"/>napisan. ‒ Komisija procjenjuje da godišnji iznos utaje i izbjegavanja plaćanja poreza iznosi do jednog bilijuna EUR. U proračunskom okviru uzajamne kontrole neprihvatljivo je da se sredstva koja bi se dugovanim porezima trebala ostvariti u jednoj državi članici zapravo ostvare u drugoj državi članici s pomoću nepoštenog i agresivnog poreznog planiranja. Izbjegavanjem plaćanja poreza na dobit, stvara se gubitak od 100 milijardi USD poreznih prihoda na godišnjoj razini, nerazmjerno se utječe na zemlje u razvoju, lišavajući ih neophodnih sredstava za financiranje najosnovnijih usluga i šteteći politikama razvojne suradnje EU-a. Neke od preporuka TAX2 su povlačenje bankovnih dozvola financijskih institucija koje pomažu provođenju poreznih prijevara i poziv na globalni registar bogatstva.</text:p>
          </table:table-cell>
        </table:table-row>
        <table:table-row table:style-name="ro1">
          <table:table-cell office:value-type="string" calcext:value-type="string">
            <text:p>http://www.europarl.europa.eu/doceo/document/CRE-8-2016-07-06-INT-3-570-0750_HR.html</text:p>
          </table:table-cell>
          <table:table-cell office:value-type="string" calcext:value-type="string">
            <text:p><text:s/>Synergies between structural funds and Horizon 2020 (RC-B8-0851/2016, B8-0851/2016, B8-0852/2016, B8-0857/2016, B8-0858/2016, B8-0860/2016, B8-0861/2016) HR </text:p>
          </table:table-cell>
          <table:table-cell office:value-type="string" calcext:value-type="string">
            <text:p>06-07-2016</text:p>
          </table:table-cell>
          <table:table-cell table:formula="of:=DATE(VALUE(MID([.C1352]; 7; 4)); VALUE(MID([.C1352]; 4; 2)); VALUE(MID([.C1352]; 1; 2)))" office:value-type="date" office:date-value="2016-07-06" calcext:value-type="date">
            <text:p>07/06/16</text:p>
          </table:table-cell>
          <table:table-cell office:value-type="string" calcext:value-type="string">
            <text:p>  Dubravka Šuica (PPE), <text:s text:c="2"/>napisan. ‒ Kohezijska politika u financijskom programskom razdoblju 2014. – 2020. i dalje je glavni instrument Unije za ulaganje u realno gospodarstvo u svim regijama, a cilj mu je približiti EU svojim građanima. Kohezijska politika trebala bi u potpunosti biti usklađena sa strategijom Europa 2020 za pametan, održiv i uključiv rast koji se temelji na zajedničkom djelovanju triju fondova: Europskog fonda za regionalni razvoj, Europskog socijalnog fonda i Kohezijskog fonda, uz širu koordinaciju unutar Zajedničkog strateškog okvira s Europskim poljoprivrednim fondom za ruralni razvoj i Europskim fondom za pomorstvo i ribarstvo. Veze između kohezijske politike i drugih politika, programa financiranja i inicijativa EU-a ojačane su unutar Zajedničkog strateškog okvira.</text:p>
          </table:table-cell>
        </table:table-row>
        <table:table-row table:style-name="ro1">
          <table:table-cell office:value-type="string" calcext:value-type="string">
            <text:p>http://www.europarl.europa.eu/doceo/document/CRE-8-2016-07-06-INT-3-609-0500_HR.html</text:p>
          </table:table-cell>
          <table:table-cell office:value-type="string" calcext:value-type="string">
            <text:p><text:s/>Preparation of the Commission Work Programme 2017 (RC-B8-0885/2016, B8-0885/2016, B8-0886/2016, B8-0892/2016, B8-0893/2016, B8-0894/2016, B8-0895/2016, B8-0896/2016) HR </text:p>
          </table:table-cell>
          <table:table-cell office:value-type="string" calcext:value-type="string">
            <text:p>06-07-2016</text:p>
          </table:table-cell>
          <table:table-cell table:formula="of:=DATE(VALUE(MID([.C1353]; 7; 4)); VALUE(MID([.C1353]; 4; 2)); VALUE(MID([.C1353]; 1; 2)))" office:value-type="date" office:date-value="2016-07-06" calcext:value-type="date">
            <text:p>07/06/16</text:p>
          </table:table-cell>
          <table:table-cell office:value-type="string" calcext:value-type="string">
            <text:p>  Dubravka Šuica (PPE), <text:s text:c="2"/>napisan. ‒ Sadašnje krize koje potresaju Europsku uniju zahtijevaju europska rješenja koja počivaju na principima odgovornosti i demokratskog procesa. Parlament naglašava jačanje hibridnih prijetnji i poziva Komisiju da se fokusira na aktivnosti koje suzbijaju takve prijetnje. Također, poziva Komisiju da poduzme daljnje korake za stvaranje energetske unije da se zagarantira energetska sigurnost i održiva energija za europske građane i poduzeća. Nadalje potrebno je riješiti problem migracijske krize u njegovom korijenu na način da se poboljša suradnja s tranzitnim zemljama i zemljama porijekla migranata. Europska unija u suradnji s državama članicama mora biti u mogućnosti zajednički djelovati na osiguravanju vanjske europske granice.</text:p>
          </table:table-cell>
        </table:table-row>
        <table:table-row table:style-name="ro1">
          <table:table-cell office:value-type="string" calcext:value-type="string">
            <text:p>http://www.europarl.europa.eu/doceo/document/CRE-8-2016-07-06-INT-3-642-0500_HR.html</text:p>
          </table:table-cell>
          <table:table-cell office:value-type="string" calcext:value-type="string">
            <text:p><text:s/>Japan's decision to resume whaling in the 2015-2016 season (B8-0853/2016, B8-0853/2016, B8-0855/2016, B8-0862/2016, B8-0863/2016) HR </text:p>
          </table:table-cell>
          <table:table-cell office:value-type="string" calcext:value-type="string">
            <text:p>06-07-2016</text:p>
          </table:table-cell>
          <table:table-cell table:formula="of:=DATE(VALUE(MID([.C1354]; 7; 4)); VALUE(MID([.C1354]; 4; 2)); VALUE(MID([.C1354]; 1; 2)))" office:value-type="date" office:date-value="2016-07-06" calcext:value-type="date">
            <text:p>07/06/16</text:p>
          </table:table-cell>
          <table:table-cell office:value-type="string" calcext:value-type="string">
            <text:p>  Dubravka Šuica (PPE), <text:s text:c="2"/>napisan. ‒ Međunarodna komisija za kitolov 1982. godine donijela je moratorij na sve oblike kitolova u komercijalne svrhe, koji je još na snazi. Moratorijem su dopuštena samo izuzeća za kitolov ograničenog broja životinja isključivo u znanstvene svrhe. Japan već desetljećima prakticira kitolov uz posebne dozvole za navodna znanstvena istraživanja. Međunarodni sud naložio je prekid godišnjeg kitolova u Japanu zbog nedostatka znanstvene vrijednosti te zbog toga što izdane dozvole nisu korištene za znanstvena istraživanja kao što je Japan tvrdio. Japanska Agencija za ribarstvo u studenom 2015. obavijestila je Međunarodnu komisiju za kitolov da će nastaviti s kitolovom.</text:p>
          </table:table-cell>
        </table:table-row>
        <table:table-row table:style-name="ro1">
          <table:table-cell office:value-type="string" calcext:value-type="string">
            <text:p>http://www.europarl.europa.eu/doceo/document/CRE-8-2016-07-06-INT-3-665-0250_HR.html</text:p>
          </table:table-cell>
          <table:table-cell office:value-type="string" calcext:value-type="string">
            <text:p><text:s/>Objection pursuant to rule 105(4): EU guarantee to the European Investment Bank against losses as regards Belarus (B8-0869/2016, B8-0870/2016) HR </text:p>
          </table:table-cell>
          <table:table-cell office:value-type="string" calcext:value-type="string">
            <text:p>06-07-2016</text:p>
          </table:table-cell>
          <table:table-cell table:formula="of:=DATE(VALUE(MID([.C1355]; 7; 4)); VALUE(MID([.C1355]; 4; 2)); VALUE(MID([.C1355]; 1; 2)))" office:value-type="date" office:date-value="2016-07-06" calcext:value-type="date">
            <text:p>07/06/16</text:p>
          </table:table-cell>
          <table:table-cell office:value-type="string" calcext:value-type="string">
            <text:p>  Dubravka Šuica (PPE), <text:s text:c="2"/>napisan. ‒ Bjelorusija je i dalje centralizirana i autokratska država koja se nalazi pod strogom kontrolom predsjednika Lukašenka koji je ponovno izabran 11. listopada 2015. godine s 83,5% glasova. Legitimnost izbora dovedena je u pitanje zbog problema za vrijeme brojanja i razvrstavanja glasova.</text:p>
          </table:table-cell>
        </table:table-row>
        <table:table-row table:style-name="ro1">
          <table:table-cell office:value-type="string" calcext:value-type="string">
            <text:p>http://www.europarl.europa.eu/doceo/document/CRE-8-2016-07-06-INT-3-682-0500_HR.html</text:p>
          </table:table-cell>
          <table:table-cell office:value-type="string" calcext:value-type="string">
            <text:p><text:s/>Objection pursuant to rule 105(4): Setting the minimum requirement for own funds and eligible liabilities (B8-0868/2016) HR </text:p>
          </table:table-cell>
          <table:table-cell office:value-type="string" calcext:value-type="string">
            <text:p>06-07-2016</text:p>
          </table:table-cell>
          <table:table-cell table:formula="of:=DATE(VALUE(MID([.C1356]; 7; 4)); VALUE(MID([.C1356]; 4; 2)); VALUE(MID([.C1356]; 1; 2)))" office:value-type="date" office:date-value="2016-07-06" calcext:value-type="date">
            <text:p>07/06/16</text:p>
          </table:table-cell>
          <table:table-cell office:value-type="string" calcext:value-type="string">
            <text:p>  Dubravka Šuica (PPE), <text:s text:c="2"/>napisan. ‒ Sanacijski fondovi uspostavljeni su kako bi se omogućilo financiranje sanacije u iznimnim okolnostima kada se sanacijski program ne može izvršiti samo financijskim sredstvima institucije koja propada i ako bi neuspjeh u izvršavanju sanacijskog programa ugrozio financijsku stabilnost. Pravedna procjena kriterija za „potrebom da se osigura mogućnost sanacije institucije na način na koji se postižu ciljevi sanacije“ mogu zahtijevati da sanacijsko tijelo razmotri mogućnost da unutarnja sredstva institucije nisu dovoljna i da je potrebna primjena aranžmana financiranja sanacije.</text:p>
          </table:table-cell>
        </table:table-row>
        <table:table-row table:style-name="ro1">
          <table:table-cell office:value-type="string" calcext:value-type="string">
            <text:p>http://www.europarl.europa.eu/doceo/document/CRE-8-2016-07-06-INT-3-977-0500_HR.html</text:p>
          </table:table-cell>
          <table:table-cell office:value-type="string" calcext:value-type="string">
            <text:p><text:s/>Objection pursuant to Rule 106: Permitted health claims made on foods (debate) HR </text:p>
          </table:table-cell>
          <table:table-cell office:value-type="string" calcext:value-type="string">
            <text:p>06-07-2016</text:p>
          </table:table-cell>
          <table:table-cell table:formula="of:=DATE(VALUE(MID([.C1357]; 7; 4)); VALUE(MID([.C1357]; 4; 2)); VALUE(MID([.C1357]; 1; 2)))" office:value-type="date" office:date-value="2016-07-06" calcext:value-type="date">
            <text:p>07/06/16</text:p>
          </table:table-cell>
          <table:table-cell office:value-type="string" calcext:value-type="string">
            <text:p>  Dubravka Šuica (PPE), <text:s text:c="2"/>napisan. – U članku 4. Uredbe (EZ) br. 1924/2006 navedeno je da Komisija utvrđuje specifične prehrambene profile kojima hrana ili određene kategorije hrane moraju udovoljavati kako bi mogle nositi prehrambene ili zdravstvene tvrdnje. Komisija do danas takve prehrambene profile nije utvrdila. U limenci energetskog pića od 250 ml može biti sadržano čak 27 g šećera i 80 mg kofeina. Provedeno istraživanje pokazalo je da 68% adolescenata i 8% djece redovito konzumira energetska pića. </text:p>
          </table:table-cell>
        </table:table-row>
        <table:table-row table:style-name="ro1">
          <table:table-cell office:value-type="string" calcext:value-type="string">
            <text:p>http://www.europarl.europa.eu/doceo/document/CRE-8-2016-07-07-INT-4-191-0500_HR.html</text:p>
          </table:table-cell>
          <table:table-cell office:value-type="string" calcext:value-type="string">
            <text:p><text:s/>71st session of the UN General Assembly (A8-0146/2016 - Andrey Kovatchev) HR </text:p>
          </table:table-cell>
          <table:table-cell office:value-type="string" calcext:value-type="string">
            <text:p>07-07-2016</text:p>
          </table:table-cell>
          <table:table-cell table:formula="of:=DATE(VALUE(MID([.C1358]; 7; 4)); VALUE(MID([.C1358]; 4; 2)); VALUE(MID([.C1358]; 1; 2)))" office:value-type="date" office:date-value="2016-07-07" calcext:value-type="date">
            <text:p>07/07/16</text:p>
          </table:table-cell>
          <table:table-cell office:value-type="string" calcext:value-type="string">
            <text:p>  Dubravka Šuica (PPE), <text:s text:c="2"/>napisan. ‒ Sustavni dio politike Unije je predanost učinkovitom sustavu multilateralnih odnosa, u čijem središtu je UN. Žestoki sukobi vode se na pragu Unije. Europa je izložena hibridnom ratovanju, kibernetskom terorizmu te se jednoj zemlji ili regiji sve teže snaći u europskom sigurnosnom okruženju. Stoga se promiče ideja prema kojoj europska obrambena i obavještajna suradnja ne bi bila puki politički izbor već strateška i ekonomska nužnost i da se unaprijedi suradnja s UN-om u području mira i sigurnosti, terorizma, organiziranog kriminala, regionalnih sukoba, raspada država i širenja oružja za masovno uništenje. </text:p>
          </table:table-cell>
        </table:table-row>
        <table:table-row table:style-name="ro1">
          <table:table-cell office:value-type="string" calcext:value-type="string">
            <text:p>http://www.europarl.europa.eu/doceo/document/CRE-8-2016-07-07-INT-4-237-0500_HR.html</text:p>
          </table:table-cell>
          <table:table-cell office:value-type="string" calcext:value-type="string">
            <text:p><text:s/>Implementation of the UN Convention on the Rights of Persons with Disabilities (A8-0203/2016 - Helga Stevens) HR </text:p>
          </table:table-cell>
          <table:table-cell office:value-type="string" calcext:value-type="string">
            <text:p>07-07-2016</text:p>
          </table:table-cell>
          <table:table-cell table:formula="of:=DATE(VALUE(MID([.C1359]; 7; 4)); VALUE(MID([.C1359]; 4; 2)); VALUE(MID([.C1359]; 1; 2)))" office:value-type="date" office:date-value="2016-07-07" calcext:value-type="date">
            <text:p>07/07/16</text:p>
          </table:table-cell>
          <table:table-cell office:value-type="string" calcext:value-type="string">
            <text:p>  Dubravka Šuica (PPE), <text:s text:c="2"/>napisan. ‒ Europska unija je u prosincu 2010. godine pristupila Konvenciji UN-a o pravima osoba s invaliditetom. To je bio prvi, i do sada jedini, međunarodni ugovor o ljudskim pravima koji je Unija u cijelosti ratificirala. Cilj i svrha ovog izvješća je usmjeriti se na one preporuke koje su u nadležnosti Unije i pri čijoj bi se provedbi na nacionalnoj razini moglo naići na poteškoće. Konvencijom je obuhvaćen čitav niz prava koja se tiču svih aspekata života, od kojih neka nisu u nadležnosti EU-a. Stoga države članice trebaju jednako provoditi Konvenciju na svim razinama, uključujući regionalnu i nacionalnu.</text:p>
          </table:table-cell>
        </table:table-row>
        <table:table-row table:style-name="ro1">
          <table:table-cell office:value-type="string" calcext:value-type="string">
            <text:p>http://www.europarl.europa.eu/doceo/document/CRE-8-2016-07-07-INT-4-270-0500_HR.html</text:p>
          </table:table-cell>
          <table:table-cell office:value-type="string" calcext:value-type="string">
            <text:p><text:s/>Objection pursuant to Rule 106: Permitted health claims made on foods (B8-0842/2016) HR </text:p>
          </table:table-cell>
          <table:table-cell office:value-type="string" calcext:value-type="string">
            <text:p>07-07-2016</text:p>
          </table:table-cell>
          <table:table-cell table:formula="of:=DATE(VALUE(MID([.C1360]; 7; 4)); VALUE(MID([.C1360]; 4; 2)); VALUE(MID([.C1360]; 1; 2)))" office:value-type="date" office:date-value="2016-07-07" calcext:value-type="date">
            <text:p>07/07/16</text:p>
          </table:table-cell>
          <table:table-cell office:value-type="string" calcext:value-type="string">
            <text:p>  Dubravka Šuica (PPE), <text:s text:c="2"/>napisan. ‒ U limenci energetskog pića od 250 ml može biti sadržano čak 27 g šećera i 80 mg kofeina. Provedeno istraživanje pokazalo je da 68% adolescenata i 8% djece redovito konzumira energetska pića. Prema nacrtu uredbe Komisije D44599/02, za prehrambene proizvode kojima su djeca i adolescenti ciljana skupina ne smiju se koristiti tvrdnje da kofein pomaže u povećanju budnosti i poboljšanju koncentracije. U članku 3. Uredbe (EZ) br. 1924/2006, stoji da prehrambene ili zdravstvene tvrdnje ne služe za poticanje ili odobravanje prekomjernog konzumiranja neke hrane.</text:p>
          </table:table-cell>
        </table:table-row>
        <table:table-row table:style-name="ro1">
          <table:table-cell office:value-type="string" calcext:value-type="string">
            <text:p>http://www.europarl.europa.eu/doceo/document/CRE-8-2016-09-12-INT-1-212-0812_HR.html</text:p>
          </table:table-cell>
          <table:table-cell office:value-type="string" calcext:value-type="string">
            <text:p><text:s/>Creating labour market conditions favourable for work-life balance (short presentation) HR </text:p>
          </table:table-cell>
          <table:table-cell office:value-type="string" calcext:value-type="string">
            <text:p>12-09-2016</text:p>
          </table:table-cell>
          <table:table-cell table:formula="of:=DATE(VALUE(MID([.C1361]; 7; 4)); VALUE(MID([.C1361]; 4; 2)); VALUE(MID([.C1361]; 1; 2)))" office:value-type="date" office:date-value="2016-09-12" calcext:value-type="date">
            <text:p>09/12/16</text:p>
          </table:table-cell>
          <table:table-cell office:value-type="string" calcext:value-type="string">
            <text:p>  Dubravka Šuica (PPE), <text:s text:c="2"/>napisan. – Stopa nataliteta u Europskoj uniji smanjila se posljednjih desetljeća te se Unija suočava sa zabrinjavajućim demografskim izazovima. Nesigurnost rada i teški radni uvjeti odražavaju se negativno na planiranje obitelji. Radi toga Europska unija treba usmjerene i proaktivne politike za podržavanje obiteljskog života. Plan kojeg je predstavila Komisija nije konačno rješenje, ali je svakako dobra polazna točka za poticanje pozitivnih demografskih trendova. </text:p>
          </table:table-cell>
        </table:table-row>
        <table:table-row table:style-name="ro1">
          <table:table-cell office:value-type="string" calcext:value-type="string">
            <text:p>http://www.europarl.europa.eu/doceo/document/CRE-8-2016-09-13-INT-2-191-0000_HR.html</text:p>
          </table:table-cell>
          <table:table-cell office:value-type="string" calcext:value-type="string">
            <text:p><text:s/>Cohesion Policy and Research and Innovation Strategies for smart specialisation (RIS3) (A8-0159/2016 - Ramón Luis Valcárcel Siso) HR </text:p>
          </table:table-cell>
          <table:table-cell office:value-type="string" calcext:value-type="string">
            <text:p>13-09-2016</text:p>
          </table:table-cell>
          <table:table-cell table:formula="of:=DATE(VALUE(MID([.C1362]; 7; 4)); VALUE(MID([.C1362]; 4; 2)); VALUE(MID([.C1362]; 1; 2)))" office:value-type="date" office:date-value="2016-09-13" calcext:value-type="date">
            <text:p>09/13/16</text:p>
          </table:table-cell>
          <table:table-cell office:value-type="string" calcext:value-type="string">
            <text:p>  Dubravka Šuica (PPE), <text:s text:c="2"/>napisan. ‒ Istraživačke i inovacijske strategije za pametne specijalizacije (RIS3) uvjet su financiranja iz Europskih strukturnih i investicijskih fondova. RIS3 podržava tematske koncentracije i strateško programiranje sredstava Europskog socijalnog fonda te nastoji poboljšati provedbu na terenu. </text:p>
          </table:table-cell>
        </table:table-row>
        <table:table-row table:style-name="ro1">
          <table:table-cell office:value-type="string" calcext:value-type="string">
            <text:p>http://www.europarl.europa.eu/doceo/document/CRE-8-2016-09-13-INT-2-230-0000_HR.html</text:p>
          </table:table-cell>
          <table:table-cell office:value-type="string" calcext:value-type="string">
            <text:p><text:s/>European territorial cooperation - best practices and innovative measures (A8-0202/2016 - Iskra Mihaylova) HR </text:p>
          </table:table-cell>
          <table:table-cell office:value-type="string" calcext:value-type="string">
            <text:p>13-09-2016</text:p>
          </table:table-cell>
          <table:table-cell table:formula="of:=DATE(VALUE(MID([.C1363]; 7; 4)); VALUE(MID([.C1363]; 4; 2)); VALUE(MID([.C1363]; 1; 2)))" office:value-type="date" office:date-value="2016-09-13" calcext:value-type="date">
            <text:p>09/13/16</text:p>
          </table:table-cell>
          <table:table-cell office:value-type="string" calcext:value-type="string">
            <text:p>  Dubravka Šuica (PPE), <text:s text:c="2"/>napisan. ‒ Interreg je ključan instrument za postizanje teritorijalne kohezije kroz podršku brojnih programa i projekata s jakom europskom dodanom vrijednošću, s posebnim utjecajem na 60 europskih pograničnih regija. Ovo izvješće nam daje pregled mjera i dodane vrijednosti europske teritorijalne suradnje, najbolje prakse i doprinose ciljevima strategije Europa 2020. </text:p>
          </table:table-cell>
        </table:table-row>
        <table:table-row table:style-name="ro1">
          <table:table-cell office:value-type="string" calcext:value-type="string">
            <text:p>http://www.europarl.europa.eu/doceo/document/CRE-8-2016-09-13-INT-2-270-0000_HR.html</text:p>
          </table:table-cell>
          <table:table-cell office:value-type="string" calcext:value-type="string">
            <text:p><text:s/>Inquiry into emission measurements in the automotive sector (A8-0246/2016 - Pablo Zalba Bidegain, Gerben-Jan Gerbrandy) HR </text:p>
          </table:table-cell>
          <table:table-cell office:value-type="string" calcext:value-type="string">
            <text:p>13-09-2016</text:p>
          </table:table-cell>
          <table:table-cell table:formula="of:=DATE(VALUE(MID([.C1364]; 7; 4)); VALUE(MID([.C1364]; 4; 2)); VALUE(MID([.C1364]; 1; 2)))" office:value-type="date" office:date-value="2016-09-13" calcext:value-type="date">
            <text:p>09/13/16</text:p>
          </table:table-cell>
          <table:table-cell office:value-type="string" calcext:value-type="string">
            <text:p>  Dubravka Šuica (PPE), <text:s text:c="2"/>napisan. ‒ Na temelju prijedloga Konferencije predsjednika, Parlament je odlučio u prosincu 2015. godine osnovati Istražni odbor radi istrage navodnih propusta u primjeni prava Unije u vezi s mjerenjima emisija u automobilskom sektoru. Plan rada Istražnog odbora odnosi se na saslušanje relevantnih svjedoka i stručnjaka, pisanih dokaza, službenih putovanja, naručenih sažetaka i studija stručnog mišljenja te službeno pisano mišljenje Prave službe Europskog parlamenta o pozivanju na svjedočenje osoba koje će možda morati sudjelovati u sudskom postupku. </text:p>
          </table:table-cell>
        </table:table-row>
        <table:table-row table:style-name="ro1">
          <table:table-cell office:value-type="string" calcext:value-type="string">
            <text:p>http://www.europarl.europa.eu/doceo/document/CRE-8-2016-09-13-INT-2-295-0000_HR.html</text:p>
          </table:table-cell>
          <table:table-cell office:value-type="string" calcext:value-type="string">
            <text:p><text:s/>Request for the waiver of the immunity of István Ujhelyi (A8-0229/2016 - Tadeusz Zwiefka) HR </text:p>
          </table:table-cell>
          <table:table-cell office:value-type="string" calcext:value-type="string">
            <text:p>13-09-2016</text:p>
          </table:table-cell>
          <table:table-cell table:formula="of:=DATE(VALUE(MID([.C1365]; 7; 4)); VALUE(MID([.C1365]; 4; 2)); VALUE(MID([.C1365]; 1; 2)))" office:value-type="date" office:date-value="2016-09-13" calcext:value-type="date">
            <text:p>09/13/16</text:p>
          </table:table-cell>
          <table:table-cell office:value-type="string" calcext:value-type="string">
            <text:p>  Dubravka Šuica (PPE), <text:s text:c="2"/>napisan. ‒ Tijekom programa Egyenes Beszed (Otvoreni razgovori) emitiranog na mađarskom TV kanalu ATV 25. travnja 2014. István Ujhelyi izjavio je da je protiv prijave Tamása Sneidera na mjesto potpredsjednika mađarskog parlamenta te u tom pogledu naveo navodne sporne izjave gospodina Sneidera. </text:p>
          </table:table-cell>
        </table:table-row>
        <table:table-row table:style-name="ro1">
          <table:table-cell office:value-type="string" calcext:value-type="string">
            <text:p>http://www.europarl.europa.eu/doceo/document/CRE-8-2016-09-13-INT-2-317-0000_HR.html</text:p>
          </table:table-cell>
          <table:table-cell office:value-type="string" calcext:value-type="string">
            <text:p><text:s/>Request for the defence of the privileges and immunities of Rosario Crocetta (A8-0230/2016 - Heidi Hautala) HR </text:p>
          </table:table-cell>
          <table:table-cell office:value-type="string" calcext:value-type="string">
            <text:p>13-09-2016</text:p>
          </table:table-cell>
          <table:table-cell table:formula="of:=DATE(VALUE(MID([.C1366]; 7; 4)); VALUE(MID([.C1366]; 4; 2)); VALUE(MID([.C1366]; 1; 2)))" office:value-type="date" office:date-value="2016-09-13" calcext:value-type="date">
            <text:p>09/13/16</text:p>
          </table:table-cell>
          <table:table-cell office:value-type="string" calcext:value-type="string">
            <text:p>  Dubravka Šuica (PPE), <text:s text:c="2"/>napisan. ‒ Bivši zastupnik u Europskom parlamentu Rosario Crocetta podnio je zahtjev za zaštitu svojeg parlamentarnog imuniteta u vezi s kaznenim postupkom koji se vodi pod trećim kaznenim sudskim vijećem suda u Palermu. Prema priopćenju Ureda javnog tužitelja, gospodin Crocetta navodno je dao klevetničke izjave što je kažnjivo na temelju članka 595. talijanskog Kaznenog zakona.</text:p>
          </table:table-cell>
        </table:table-row>
        <table:table-row table:style-name="ro1">
          <table:table-cell office:value-type="string" calcext:value-type="string">
            <text:p>http://www.europarl.europa.eu/doceo/document/CRE-8-2016-09-13-INT-2-338-0000_HR.html</text:p>
          </table:table-cell>
          <table:table-cell office:value-type="string" calcext:value-type="string">
            <text:p><text:s/>Request for the waiver of the immunity of Sotirios Zarianopoulos (A8-0233/2016 - Gilles Lebreton) HR </text:p>
          </table:table-cell>
          <table:table-cell office:value-type="string" calcext:value-type="string">
            <text:p>13-09-2016</text:p>
          </table:table-cell>
          <table:table-cell table:formula="of:=DATE(VALUE(MID([.C1367]; 7; 4)); VALUE(MID([.C1367]; 4; 2)); VALUE(MID([.C1367]; 1; 2)))" office:value-type="date" office:date-value="2016-09-13" calcext:value-type="date">
            <text:p>09/13/16</text:p>
          </table:table-cell>
          <table:table-cell office:value-type="string" calcext:value-type="string">
            <text:p>  Dubravka Šuica (PPE), <text:s text:c="2"/>napisan. ‒ Tužitelj pri grčkom Vrhovnom sudu zatražio je da se zastupniku u Europskom parlamentu Sotiriosu Zarianopoulosu ukine zastupnički imunitet u vezi s planiranim kaznenim postupkom u vezi s kaznenim djelima u Solunu (predmet ABM A2015/1606) i koji je objavljen na plenarnoj sjednici 27. travnja 2016.</text:p>
          </table:table-cell>
        </table:table-row>
        <table:table-row table:style-name="ro1">
          <table:table-cell office:value-type="string" calcext:value-type="string">
            <text:p>http://www.europarl.europa.eu/doceo/document/CRE-8-2016-09-13-INT-2-367-0000_HR.html</text:p>
          </table:table-cell>
          <table:table-cell office:value-type="string" calcext:value-type="string">
            <text:p><text:s/>EU-China Agreement relating to the accession of Croatia (A8-0231/2016 - Iuliu Winkler) HR </text:p>
          </table:table-cell>
          <table:table-cell office:value-type="string" calcext:value-type="string">
            <text:p>13-09-2016</text:p>
          </table:table-cell>
          <table:table-cell table:formula="of:=DATE(VALUE(MID([.C1368]; 7; 4)); VALUE(MID([.C1368]; 4; 2)); VALUE(MID([.C1368]; 1; 2)))" office:value-type="date" office:date-value="2016-09-13" calcext:value-type="date">
            <text:p>09/13/16</text:p>
          </table:table-cell>
          <table:table-cell office:value-type="string" calcext:value-type="string">
            <text:p>  Dubravka Šuica (PPE), <text:s text:c="2"/>napisan. ‒ Pristupanjem Republike Hrvatske Europskoj uniji proširena je carinska unija. Na temelju pravila Svjetske trgovinske organizacije, Europska unija je morala pokrenuti pregovore sa zemljama članicama WTO-a koje imaju pregovaračka prava povezana s carinskom tarifom Hrvatske kako bi se na kraju usuglasili oko kompenzacijske prilagodbe koja se provodi ako donošenje vanjskog tarifnog sustava EU-a dovodi do povećanja carina iznad razine na koju se zemlja pristupnica obvezala pri WTO-u.</text:p>
          </table:table-cell>
        </table:table-row>
        <table:table-row table:style-name="ro1">
          <table:table-cell office:value-type="string" calcext:value-type="string">
            <text:p>http://www.europarl.europa.eu/doceo/document/CRE-8-2016-09-13-INT-2-396-0000_HR.html</text:p>
          </table:table-cell>
          <table:table-cell office:value-type="string" calcext:value-type="string">
            <text:p><text:s/>EU-Uruguay Agreement relating to the accession of Croatia (A8-0241/2016 - Pablo Zalba Bidegain) HR </text:p>
          </table:table-cell>
          <table:table-cell office:value-type="string" calcext:value-type="string">
            <text:p>13-09-2016</text:p>
          </table:table-cell>
          <table:table-cell table:formula="of:=DATE(VALUE(MID([.C1369]; 7; 4)); VALUE(MID([.C1369]; 4; 2)); VALUE(MID([.C1369]; 1; 2)))" office:value-type="date" office:date-value="2016-09-13" calcext:value-type="date">
            <text:p>09/13/16</text:p>
          </table:table-cell>
          <table:table-cell office:value-type="string" calcext:value-type="string">
            <text:p>  Dubravka Šuica (PPE), <text:s text:c="2"/>napisan. ‒ S pristupanjem Republike Hrvatske Europska unija je proširila svoju carinsku uniju. S obzirom na pravila Svjetske trgovinske organizacije, Europska unija je morala pokrenuti pregovore s Istočnom Republikom Urugvajem u vezi s tarifnim rasporedom Hrvatske kako bi se na kraju usuglasila kompenzacijska prilagodba s obzirom na to da vanjski tarifni sustav dovodi do povećanja carina.</text:p>
          </table:table-cell>
        </table:table-row>
        <table:table-row table:style-name="ro1">
          <table:table-cell office:value-type="string" calcext:value-type="string">
            <text:p>http://www.europarl.europa.eu/doceo/document/CRE-8-2016-09-13-INT-2-414-0000_HR.html</text:p>
          </table:table-cell>
          <table:table-cell office:value-type="string" calcext:value-type="string">
            <text:p><text:s/>Nomination of a Member of the Court of Auditors - Lazaros Stavrou Lazarou (A8-0258/2016 - Igor Šoltes) HR </text:p>
          </table:table-cell>
          <table:table-cell office:value-type="string" calcext:value-type="string">
            <text:p>13-09-2016</text:p>
          </table:table-cell>
          <table:table-cell table:formula="of:=DATE(VALUE(MID([.C1370]; 7; 4)); VALUE(MID([.C1370]; 4; 2)); VALUE(MID([.C1370]; 1; 2)))" office:value-type="date" office:date-value="2016-09-13" calcext:value-type="date">
            <text:p>09/13/16</text:p>
          </table:table-cell>
          <table:table-cell office:value-type="string" calcext:value-type="string">
            <text:p>  Dubravka Šuica (PPE), <text:s text:c="2"/>napisan. ‒ Odbor Parlamenta za proračunski nadzor, ocijenivši kvalifikacije predloženog kandidata, u smislu uvjeta navedenih u članku 286. stavku 1. Ugovora o funkcioniranju Europske unije, te nakon održanog saslušanja kandidata Vijeća za članstvo u Revizorskom sudu, dao je pozitivno mišljenje o prijedlogu Vijeća da se Lazaros Stavrou Lazarou imenuje članom Revizorskog suda.</text:p>
          </table:table-cell>
        </table:table-row>
        <table:table-row table:style-name="ro1">
          <table:table-cell office:value-type="string" calcext:value-type="string">
            <text:p>http://www.europarl.europa.eu/doceo/document/CRE-8-2016-09-13-INT-2-431-0000_HR.html</text:p>
          </table:table-cell>
          <table:table-cell office:value-type="string" calcext:value-type="string">
            <text:p><text:s/>Nomination of a Member of the Court of Auditors - João Figueiredo (A8-0259/2016 - Igor Šoltes) HR </text:p>
          </table:table-cell>
          <table:table-cell office:value-type="string" calcext:value-type="string">
            <text:p>13-09-2016</text:p>
          </table:table-cell>
          <table:table-cell table:formula="of:=DATE(VALUE(MID([.C1371]; 7; 4)); VALUE(MID([.C1371]; 4; 2)); VALUE(MID([.C1371]; 1; 2)))" office:value-type="date" office:date-value="2016-09-13" calcext:value-type="date">
            <text:p>09/13/16</text:p>
          </table:table-cell>
          <table:table-cell office:value-type="string" calcext:value-type="string">
            <text:p>  Dubravka Šuica (PPE), <text:s text:c="2"/>napisan. ‒ Odbor Parlamenta za proračunski nadzor, ocijenivši kvalifikacije predloženog kandidata, u smislu uvjeta navedenih u članku 286. stavku 1. Ugovora o funkcioniranju Europske unije, te nakon održanog saslušanja kandidata Vijeća za članstvo u Revizorskom sudu, dao je pozitivno mišljenje o prijedlogu Vijeća da se João de Figueiredo imenuje članom Revizorskog suda.</text:p>
          </table:table-cell>
        </table:table-row>
        <table:table-row table:style-name="ro1">
          <table:table-cell office:value-type="string" calcext:value-type="string">
            <text:p>http://www.europarl.europa.eu/doceo/document/CRE-8-2016-09-13-INT-2-449-0000_HR.html</text:p>
          </table:table-cell>
          <table:table-cell office:value-type="string" calcext:value-type="string">
            <text:p><text:s/>Nomination of a Member of the Court of Auditors - Leo Brincat (A8-0257/2016 - Igor Šoltes) HR </text:p>
          </table:table-cell>
          <table:table-cell office:value-type="string" calcext:value-type="string">
            <text:p>13-09-2016</text:p>
          </table:table-cell>
          <table:table-cell table:formula="of:=DATE(VALUE(MID([.C1372]; 7; 4)); VALUE(MID([.C1372]; 4; 2)); VALUE(MID([.C1372]; 1; 2)))" office:value-type="date" office:date-value="2016-09-13" calcext:value-type="date">
            <text:p>09/13/16</text:p>
          </table:table-cell>
          <table:table-cell office:value-type="string" calcext:value-type="string">
            <text:p>  Dubravka Šuica (PPE), <text:s text:c="2"/>napisan. ‒ Odbor Parlamenta za proračunski nadzor, ocijenivši kvalifikacije predloženog kandidata, u smislu uvjeta navedenih u članku 286. stavku 1. Ugovora o funkcioniranju Europske unije, te nakon održanog saslušanja kandidata Vijeća za članstvo u Revizorskom sudu, dao je pozitivno mišljenje o prijedlogu Vijeća da se Leo Brincat imenuje članom Revizorskog suda.</text:p>
          </table:table-cell>
        </table:table-row>
        <table:table-row table:style-name="ro1">
          <table:table-cell office:value-type="string" calcext:value-type="string">
            <text:p>http://www.europarl.europa.eu/doceo/document/CRE-8-2016-09-13-INT-2-474-0000_HR.html</text:p>
          </table:table-cell>
          <table:table-cell office:value-type="string" calcext:value-type="string">
            <text:p><text:s/>Statistics relating to external trade with non-member countries (delegated and implementing powers) (A8-0240/2016 - Bernd Lange) HR </text:p>
          </table:table-cell>
          <table:table-cell office:value-type="string" calcext:value-type="string">
            <text:p>13-09-2016</text:p>
          </table:table-cell>
          <table:table-cell table:formula="of:=DATE(VALUE(MID([.C1373]; 7; 4)); VALUE(MID([.C1373]; 4; 2)); VALUE(MID([.C1373]; 1; 2)))" office:value-type="date" office:date-value="2016-09-13" calcext:value-type="date">
            <text:p>09/13/16</text:p>
          </table:table-cell>
          <table:table-cell office:value-type="string" calcext:value-type="string">
            <text:p>  Dubravka Šuica (PPE), <text:s text:c="2"/>napisan. ‒ U svjetlu izmjena do kojih je došlo Ugovorom iz Lisabona, a zatim i donošenja Uredbe (EU) br.182/201, Komisija je pravila o donošenju odluka u trgovinskoj politici morala prilagoditi novom režimu provedbenih i delegiranih akata. Komisija je predložila izmjenu Uredbe (EZ) br. 471/2009 o statistici Zajednice, jedinom zakonodavnom aktu u području zajedničke trgovinske politike u kojem se navodi regulatorni postupak s kontrolom. </text:p>
          </table:table-cell>
        </table:table-row>
        <table:table-row table:style-name="ro1">
          <table:table-cell office:value-type="string" calcext:value-type="string">
            <text:p>http://www.europarl.europa.eu/doceo/document/CRE-8-2016-09-13-INT-2-503-0000_HR.html</text:p>
          </table:table-cell>
          <table:table-cell office:value-type="string" calcext:value-type="string">
            <text:p><text:s/>Statistics on natural gas and electricity prices (A8-0184/2016 - Barbara Kappel) HR </text:p>
          </table:table-cell>
          <table:table-cell office:value-type="string" calcext:value-type="string">
            <text:p>13-09-2016</text:p>
          </table:table-cell>
          <table:table-cell table:formula="of:=DATE(VALUE(MID([.C1374]; 7; 4)); VALUE(MID([.C1374]; 4; 2)); VALUE(MID([.C1374]; 1; 2)))" office:value-type="date" office:date-value="2016-09-13" calcext:value-type="date">
            <text:p>09/13/16</text:p>
          </table:table-cell>
          <table:table-cell office:value-type="string" calcext:value-type="string">
            <text:p>  Dubravka Šuica (PPE), <text:s text:c="2"/>napisan. ‒ Od 70-ih godina prošlog stoljeća Europska komisija prikuplja podatke o cijenama prirodnog plina i električne energije. 1990. godine Vijeće je usvojilo direktivu kojom se poboljšava transparentnost cijena plina i električne energije koje se zaračunavaju industrijskim korisnicima. Krajnji korisnici u kućanstvima nisu bili zahvaćeni ovom direktivom. </text:p>
          </table:table-cell>
        </table:table-row>
        <table:table-row table:style-name="ro1">
          <table:table-cell office:value-type="string" calcext:value-type="string">
            <text:p>http://www.europarl.europa.eu/doceo/document/CRE-8-2016-09-13-INT-2-543-0000_HR.html</text:p>
          </table:table-cell>
          <table:table-cell office:value-type="string" calcext:value-type="string">
            <text:p><text:s/>Towards a new energy market design (A8-0214/2016 - Werner Langen) HR </text:p>
          </table:table-cell>
          <table:table-cell office:value-type="string" calcext:value-type="string">
            <text:p>13-09-2016</text:p>
          </table:table-cell>
          <table:table-cell table:formula="of:=DATE(VALUE(MID([.C1375]; 7; 4)); VALUE(MID([.C1375]; 4; 2)); VALUE(MID([.C1375]; 1; 2)))" office:value-type="date" office:date-value="2016-09-13" calcext:value-type="date">
            <text:p>09/13/16</text:p>
          </table:table-cell>
          <table:table-cell office:value-type="string" calcext:value-type="string">
            <text:p>  Dubravka Šuica (PPE), <text:s text:c="2"/>napisan. ‒ Planovi Europske komisije moraju doprinijeti energetskoj učinkovitosti, sigurnosti energetske opskrbe, kao i razvoju obnovljivih izvora energije. Također, mora se osigurati dovršetak uspostave europskog unutarnjeg energetskog tržišta. Integracija energetskih tržišta doprinijet će ostvarenju cilja sigurne, jeftine, učinkovite i ekološki održive opskrbe energijom. </text:p>
          </table:table-cell>
        </table:table-row>
        <table:table-row table:style-name="ro1">
          <table:table-cell office:value-type="string" calcext:value-type="string">
            <text:p>http://www.europarl.europa.eu/doceo/document/CRE-8-2016-09-13-INT-2-585-0000_HR.html</text:p>
          </table:table-cell>
          <table:table-cell office:value-type="string" calcext:value-type="string">
            <text:p><text:s/>EU strategy on heating and cooling (A8-0232/2016 - Adam Gierek) HR </text:p>
          </table:table-cell>
          <table:table-cell office:value-type="string" calcext:value-type="string">
            <text:p>13-09-2016</text:p>
          </table:table-cell>
          <table:table-cell table:formula="of:=DATE(VALUE(MID([.C1376]; 7; 4)); VALUE(MID([.C1376]; 4; 2)); VALUE(MID([.C1376]; 1; 2)))" office:value-type="date" office:date-value="2016-09-13" calcext:value-type="date">
            <text:p>09/13/16</text:p>
          </table:table-cell>
          <table:table-cell office:value-type="string" calcext:value-type="string">
            <text:p>  Dubravka Šuica (PPE), <text:s text:c="2"/>napisan. ‒ 50 % krajnje potražnje za energijom u Europskoj uniji koristi se za grijanje i hlađenje. Da bi sektor grijanja i hlađenja bio u skladu s energetskim i klimatskim ciljevima EU-a do 2050. godine, mora se zasnivati na stopostotnim, obnovljivim izvorima energije. 1 % povećanja uštede energije smanjuje uvoz plina za 2,6 %. </text:p>
          </table:table-cell>
        </table:table-row>
        <table:table-row table:style-name="ro1">
          <table:table-cell office:value-type="string" calcext:value-type="string">
            <text:p>http://www.europarl.europa.eu/doceo/document/CRE-8-2016-09-13-INT-2-625-0000_HR.html</text:p>
          </table:table-cell>
          <table:table-cell office:value-type="string" calcext:value-type="string">
            <text:p><text:s/>Enhancing the competitiveness of SMEs (A8-0162/2016 - Rosa D'Amato) HR </text:p>
          </table:table-cell>
          <table:table-cell office:value-type="string" calcext:value-type="string">
            <text:p>13-09-2016</text:p>
          </table:table-cell>
          <table:table-cell table:formula="of:=DATE(VALUE(MID([.C1377]; 7; 4)); VALUE(MID([.C1377]; 4; 2)); VALUE(MID([.C1377]; 1; 2)))" office:value-type="date" office:date-value="2016-09-13" calcext:value-type="date">
            <text:p>09/13/16</text:p>
          </table:table-cell>
          <table:table-cell office:value-type="string" calcext:value-type="string">
            <text:p>  Dubravka Šuica (PPE), <text:s text:c="2"/>napisan. ‒ Cilj jačanja konkurentnosti malih i srednjih poduzeća važan je za postizanje ciljeva kohezijske politike i strategije Europa 2020 i izvješće nam daje prvu ocjenu ovog ključnog tematskog cilja te nam daje prve pokazatelje o ovoj politici općenito za financijsko razdoblje 2014-2020. Zbog gospodarske i financijske krize u mnogim državama članicama porasla je razina dugoročne nezaposlenosti, nezaposlenost mladih i društvene nejednakosti. Stoga mala i srednja poduzeća mogu imati relevantnu i važnu ulogu u oporavku Europe. </text:p>
          </table:table-cell>
        </table:table-row>
        <table:table-row table:style-name="ro1">
          <table:table-cell office:value-type="string" calcext:value-type="string">
            <text:p>http://www.europarl.europa.eu/doceo/document/CRE-8-2016-09-13-INT-2-663-0000_HR.html</text:p>
          </table:table-cell>
          <table:table-cell office:value-type="string" calcext:value-type="string">
            <text:p><text:s/>EU strategy for the Alpine region (A8-0226/2016 - Mercedes Bresso) HR </text:p>
          </table:table-cell>
          <table:table-cell office:value-type="string" calcext:value-type="string">
            <text:p>13-09-2016</text:p>
          </table:table-cell>
          <table:table-cell table:formula="of:=DATE(VALUE(MID([.C1378]; 7; 4)); VALUE(MID([.C1378]; 4; 2)); VALUE(MID([.C1378]; 1; 2)))" office:value-type="date" office:date-value="2016-09-13" calcext:value-type="date">
            <text:p>09/13/16</text:p>
          </table:table-cell>
          <table:table-cell office:value-type="string" calcext:value-type="string">
            <text:p>  Dubravka Šuica (PPE), <text:s text:c="2"/>napisan. ‒ Izvješće se temelji na načelu da su makroregije okviri za suradnju i razvoj sinergija između različitih instrumenata financiranja EU-a te potiče države članice koje su uključene u EUSALP (48 regija u sedam država) da koordiniraju svoje nacionalne i regionalne politike. EUSALP naglašava važnost financijskih instrumenata, potiče inovacije i nove tehnologije u ključnim područjima gospodarstva, podržava raznolikosti turizma, naglašava važnost poboljšanja prometne i energetske veze te važnost zaštite i poboljšanja biološke raznolikosti u alpskom području.</text:p>
          </table:table-cell>
        </table:table-row>
        <table:table-row table:style-name="ro1">
          <table:table-cell office:value-type="string" calcext:value-type="string">
            <text:p>http://www.europarl.europa.eu/doceo/document/CRE-8-2016-09-13-INT-2-700-0000_HR.html</text:p>
          </table:table-cell>
          <table:table-cell office:value-type="string" calcext:value-type="string">
            <text:p><text:s/>EU Trust Fund for Africa: implications for development and humanitarian aid (A8-0221/2016 - Ignazio Corrao) HR </text:p>
          </table:table-cell>
          <table:table-cell office:value-type="string" calcext:value-type="string">
            <text:p>13-09-2016</text:p>
          </table:table-cell>
          <table:table-cell table:formula="of:=DATE(VALUE(MID([.C1379]; 7; 4)); VALUE(MID([.C1379]; 4; 2)); VALUE(MID([.C1379]; 1; 2)))" office:value-type="date" office:date-value="2016-09-13" calcext:value-type="date">
            <text:p>09/13/16</text:p>
          </table:table-cell>
          <table:table-cell office:value-type="string" calcext:value-type="string">
            <text:p>  Dubravka Šuica (PPE), <text:s text:c="2"/>napisan. ‒ Glavni cilj Uzajamnog fonda Europske unije za Afriku je doprinos stabilnosti i bolje upravljanje migracijama. Drugim riječima, cilj Fonda je riješiti uzroke destabilizacije, prisilnog raseljavanja i nezakonitih migracija. </text:p>
          </table:table-cell>
        </table:table-row>
        <table:table-row table:style-name="ro1">
          <table:table-cell office:value-type="string" calcext:value-type="string">
            <text:p>http://www.europarl.europa.eu/doceo/document/CRE-8-2016-09-13-INT-2-746-0000_HR.html</text:p>
          </table:table-cell>
          <table:table-cell office:value-type="string" calcext:value-type="string">
            <text:p><text:s/>Creating labour market conditions favourable for work-life balance (A8-0253/2016 - Tatjana Ždanoka, Vilija Blinkevičiūtė) HR </text:p>
          </table:table-cell>
          <table:table-cell office:value-type="string" calcext:value-type="string">
            <text:p>13-09-2016</text:p>
          </table:table-cell>
          <table:table-cell table:formula="of:=DATE(VALUE(MID([.C1380]; 7; 4)); VALUE(MID([.C1380]; 4; 2)); VALUE(MID([.C1380]; 1; 2)))" office:value-type="date" office:date-value="2016-09-13" calcext:value-type="date">
            <text:p>09/13/16</text:p>
          </table:table-cell>
          <table:table-cell office:value-type="string" calcext:value-type="string">
            <text:p>  Dubravka Šuica (PPE), <text:s text:c="2"/>napisan. ‒ Stopa nataliteta se u Europskoj uniji smanjila posljednjih desetljeća te se Unija suočava s neviđenim demografskim izazovima. Nesigurnost rada i teški radni uvjeti imaju negativan učinak na planiranje obitelji, stoga su potrebne politike koje podržavaju obiteljski život. Plan kojeg je predstavila Komisija nikako nije konačno rješenje, ali je dobra polazna točka za poticanje pozitivnih demografskih trendova. Politike usklađivanja poslovnog i privatnog života moraju biti dobro osmišljene i treba ih smatrati kao poboljšanje radnog okruženja. Potrebno je omogućiti dobre radne uvjete i društvenu i poslovnu dobrobit.</text:p>
          </table:table-cell>
        </table:table-row>
        <table:table-row table:style-name="ro1">
          <table:table-cell office:value-type="string" calcext:value-type="string">
            <text:p>http://www.europarl.europa.eu/doceo/document/CRE-8-2016-09-14-INT-3-072-0000_HR.html</text:p>
          </table:table-cell>
          <table:table-cell office:value-type="string" calcext:value-type="string">
            <text:p><text:s/>State of the Union (debate) HR </text:p>
          </table:table-cell>
          <table:table-cell office:value-type="string" calcext:value-type="string">
            <text:p>14-09-2016</text:p>
          </table:table-cell>
          <table:table-cell table:formula="of:=DATE(VALUE(MID([.C1381]; 7; 4)); VALUE(MID([.C1381]; 4; 2)); VALUE(MID([.C1381]; 1; 2)))" office:value-type="date" office:date-value="2016-09-14" calcext:value-type="date">
            <text:p>09/14/16</text:p>
          </table:table-cell>
          <table:table-cell office:value-type="string" calcext:value-type="string">
            <text:p>  Dubravka Šuica (PPE). <text:s text:c="2"/>– Gospođo predsjednice, ponovit ću riječi našega čelnika, gospodina Manfreda Webera, koji je rekao: „Prestanite s jeftinim populizmom protiv Bruxellesa.” Obveza nas političara jest prenositi pozitivne vijesti o Europskoj uniji i to, kao što je rekao gospodin Juncker, želim se zahvaliti na ovom govoru. Nemojmo samo angažirano govoriti ovdje u Strasbourgu, tako govorimo u nacionalnim parlamentima i hvala vam na tome. Moramo svi zajedno pomoći. Činjenica je da je možda Europa malo poljuljana nakon Brexita, ali sigurno je da nije ugrožena. Stoga moramo vratiti povjerenje i Europska unija ne može sama. </text:p>
          </table:table-cell>
        </table:table-row>
        <table:table-row table:style-name="ro1">
          <table:table-cell office:value-type="string" calcext:value-type="string">
            <text:p>http://www.europarl.europa.eu/doceo/document/CRE-8-2016-09-14-INT-3-165-0750_HR.html</text:p>
          </table:table-cell>
          <table:table-cell office:value-type="string" calcext:value-type="string">
            <text:p><text:s/>Protocol to the EU-Switzerland Agreement on the free movement of persons (accession of Croatia) (A8-0216/2016 - Danuta Jazłowiecka) HR </text:p>
          </table:table-cell>
          <table:table-cell office:value-type="string" calcext:value-type="string">
            <text:p>14-09-2016</text:p>
          </table:table-cell>
          <table:table-cell table:formula="of:=DATE(VALUE(MID([.C1382]; 7; 4)); VALUE(MID([.C1382]; 4; 2)); VALUE(MID([.C1382]; 1; 2)))" office:value-type="date" office:date-value="2016-09-14" calcext:value-type="date">
            <text:p>09/14/16</text:p>
          </table:table-cell>
          <table:table-cell office:value-type="string" calcext:value-type="string">
            <text:p>  Dubravka Šuica (PPE), <text:s text:c="2"/>napisan. ‒ Europska unija najvažniji je partner Švicarske s obzirom na blizinu kako u geografskom tako i u kulturnom smislu, a osobito s obzirom na njihovu političku i gospodarsku važnost. Sporazumom o slobodnom kretanju osoba, potpisanim u sklopu Bilateralnog sporazuma I., obje su strane ukinule većinu ograničenja, čime je njihovim građanima priznato pravo ulaska, boravka i rada na državnom području druge države potpisnice. </text:p>
          </table:table-cell>
        </table:table-row>
        <table:table-row table:style-name="ro1">
          <table:table-cell office:value-type="string" calcext:value-type="string">
            <text:p>http://www.europarl.europa.eu/doceo/document/CRE-8-2016-09-14-INT-3-194-0500_HR.html</text:p>
          </table:table-cell>
          <table:table-cell office:value-type="string" calcext:value-type="string">
            <text:p><text:s/>Tripartite Social Summit for Growth and Employment (A8-0252/2016 - Csaba Sógor) HR </text:p>
          </table:table-cell>
          <table:table-cell office:value-type="string" calcext:value-type="string">
            <text:p>14-09-2016</text:p>
          </table:table-cell>
          <table:table-cell table:formula="of:=DATE(VALUE(MID([.C1383]; 7; 4)); VALUE(MID([.C1383]; 4; 2)); VALUE(MID([.C1383]; 1; 2)))" office:value-type="date" office:date-value="2016-09-14" calcext:value-type="date">
            <text:p>09/14/16</text:p>
          </table:table-cell>
          <table:table-cell office:value-type="string" calcext:value-type="string">
            <text:p>  Dubravka Šuica (PPE), <text:s text:c="2"/>napisan. ‒ Od 2003. godine Trostrani socijalni summit za rast i zapošljavanje odvojeni je događaj od sastanaka Europskog vijeća koji je uvelike ispunio svoj cilj olakšavanja izmjene mišljenja na najvišoj razini između Komisije, Predsjedništva EU-a te socijalnih partnera EU-a o zaposlenosti i socijalnim aspektima Europske unije. Nakon promjena uvedenih Ugovorom iz Lisabona trebalo se revidirati Odluku Vijeća iz 2003. godine kojom se osniva Trostrani socijalni summit.</text:p>
          </table:table-cell>
        </table:table-row>
        <table:table-row table:style-name="ro1">
          <table:table-cell office:value-type="string" calcext:value-type="string">
            <text:p>http://www.europarl.europa.eu/doceo/document/CRE-8-2016-09-14-INT-3-224-0500_HR.html</text:p>
          </table:table-cell>
          <table:table-cell office:value-type="string" calcext:value-type="string">
            <text:p><text:s/>Technical requirements for inland waterway vessels (A8-0256/2016 - Ivo Belet) HR </text:p>
          </table:table-cell>
          <table:table-cell office:value-type="string" calcext:value-type="string">
            <text:p>14-09-2016</text:p>
          </table:table-cell>
          <table:table-cell table:formula="of:=DATE(VALUE(MID([.C1384]; 7; 4)); VALUE(MID([.C1384]; 4; 2)); VALUE(MID([.C1384]; 1; 2)))" office:value-type="date" office:date-value="2016-09-14" calcext:value-type="date">
            <text:p>09/14/16</text:p>
          </table:table-cell>
          <table:table-cell office:value-type="string" calcext:value-type="string">
            <text:p>  Dubravka Šuica (PPE), <text:s text:c="2"/>napisan. ‒ Parlament je u prvom čitanju podržao ujednačenu primjenu zajedničkih tehničkih pravila za plovila unutarnje plovidbe u Europskoj uniji u cilju jamčenja visoke razine sigurnosti i učinkovitosti u unutarnjoj plovdbi te su obje institucije podržale racionalizaciju upotrebe sredstava u cilju razvoja tehničkih standarda i njihove prilagodbe znanstvenom i tehnološkom napretku koristeći pritom standarde koje su razvile međunarodne organizacije. Međutim, Vijeće i Parlament imaju različita stajališta o tome kako uskladiti priloge s tim tehničkim standardima. Pregovarački timovi Parlamenta i Vijeća postigli su 17. ožujka 2016. sporazum o tom predmetu. Nakon pravne i jezične verifikacije Vijeće je usvojilo svoje stajalište u prvom čitanju kojim je potvrdilo sporazum od 17. ožujka 2016. </text:p>
          </table:table-cell>
        </table:table-row>
        <table:table-row table:style-name="ro1">
          <table:table-cell office:value-type="string" calcext:value-type="string">
            <text:p>http://www.europarl.europa.eu/doceo/document/CRE-8-2016-09-14-INT-3-264-0500_HR.html</text:p>
          </table:table-cell>
          <table:table-cell office:value-type="string" calcext:value-type="string">
            <text:p><text:s/>Economic Partnership Agreement between the EU and the SADC EPA States (A8-0242/2016 - Alexander Graf Lambsdorff) HR </text:p>
          </table:table-cell>
          <table:table-cell office:value-type="string" calcext:value-type="string">
            <text:p>14-09-2016</text:p>
          </table:table-cell>
          <table:table-cell table:formula="of:=DATE(VALUE(MID([.C1385]; 7; 4)); VALUE(MID([.C1385]; 4; 2)); VALUE(MID([.C1385]; 1; 2)))" office:value-type="date" office:date-value="2016-09-14" calcext:value-type="date">
            <text:p>09/14/16</text:p>
          </table:table-cell>
          <table:table-cell office:value-type="string" calcext:value-type="string">
            <text:p>  Dubravka Šuica (PPE), <text:s text:c="2"/>napisan. ‒ SADC (Južnoafrička razvojna agencija) sastoji se od 15 država, a njih sedam (Angola, Bocvana, Lesoto, Mozambik, Namibija, Svazi i Južna Afrika) započelo je pregovore o Sporazumu o gospodarskom partnerstvu s Europskom unijom. Sporazum između EU-a i SADC-a temelji se na Južnoafričkoj carinskoj uniji (SACU) koja je najstarija carinska unija na svijetu. </text:p>
          </table:table-cell>
        </table:table-row>
        <table:table-row table:style-name="ro1">
          <table:table-cell office:value-type="string" calcext:value-type="string">
            <text:p>http://www.europarl.europa.eu/doceo/document/CRE-8-2016-09-14-INT-3-273-0960_HR.html</text:p>
          </table:table-cell>
          <table:table-cell office:value-type="string" calcext:value-type="string">
            <text:p><text:s/>Sporazum o provedbi Konvencije o radu u ribolovu (B8-0976/2016) HR </text:p>
          </table:table-cell>
          <table:table-cell office:value-type="string" calcext:value-type="string">
            <text:p>14-09-2016</text:p>
          </table:table-cell>
          <table:table-cell table:formula="of:=DATE(VALUE(MID([.C1386]; 7; 4)); VALUE(MID([.C1386]; 4; 2)); VALUE(MID([.C1386]; 1; 2)))" office:value-type="date" office:date-value="2016-09-14" calcext:value-type="date">
            <text:p>09/14/16</text:p>
          </table:table-cell>
          <table:table-cell office:value-type="string" calcext:value-type="string">
            <text:p>  Dubravka Šuica (PPE), <text:s text:c="2"/>napisan. ‒ Ugovor o funkcioniranju Europske unije omogućava socijalnim partnerima da stupe u dijalog na razini Unije koji može dovesti do ugovornih odnosa. Radnicima u sektoru ribarstva potrebna je posebna zaštita zbog posebnih uvjeta rada na ribarskim plovilima. Ribari su izloženi visokoj stopi nesreća sa smrtnim ishodom, te riziku i pojavi profesionalnih bolesti. </text:p>
          </table:table-cell>
        </table:table-row>
        <table:table-row table:style-name="ro1">
          <table:table-cell office:value-type="string" calcext:value-type="string">
            <text:p>http://www.europarl.europa.eu/doceo/document/CRE-8-2016-09-14-INT-3-301-0500_HR.html</text:p>
          </table:table-cell>
          <table:table-cell office:value-type="string" calcext:value-type="string">
            <text:p><text:s/>Recent developments in Poland and their impact on fundamental rights as laid down in the Charter of Fundamental Rights of the European Union (B8-0865/2016, B8-0977/2016, B8-0978/2016) HR </text:p>
          </table:table-cell>
          <table:table-cell office:value-type="string" calcext:value-type="string">
            <text:p>14-09-2016</text:p>
          </table:table-cell>
          <table:table-cell table:formula="of:=DATE(VALUE(MID([.C1387]; 7; 4)); VALUE(MID([.C1387]; 4; 2)); VALUE(MID([.C1387]; 1; 2)))" office:value-type="date" office:date-value="2016-09-14" calcext:value-type="date">
            <text:p>09/14/16</text:p>
          </table:table-cell>
          <table:table-cell office:value-type="string" calcext:value-type="string">
            <text:p>  Dubravka Šuica (PPE), <text:s text:c="2"/>napisan. ‒ Europski parlament podsjeća da se Europska unija temelji na vrijednostima poštovanja ljudskog dostojanstva, slobode, demokracije, vladavine prava i poštovanja ljudskih prava. Dioba vlasti i neovisnost pravosuđa srž su demokratskog sustava i ne smiju biti ugrožene. </text:p>
          </table:table-cell>
        </table:table-row>
        <table:table-row table:style-name="ro1">
          <table:table-cell office:value-type="string" calcext:value-type="string">
            <text:p>http://www.europarl.europa.eu/doceo/document/CRE-8-2016-09-14-INT-3-339-0500_HR.html</text:p>
          </table:table-cell>
          <table:table-cell office:value-type="string" calcext:value-type="string">
            <text:p><text:s/>EU relations with Tunisia in the current regional context (A8-0249/2016 - Fabio Massimo Castaldo) HR </text:p>
          </table:table-cell>
          <table:table-cell office:value-type="string" calcext:value-type="string">
            <text:p>14-09-2016</text:p>
          </table:table-cell>
          <table:table-cell table:formula="of:=DATE(VALUE(MID([.C1388]; 7; 4)); VALUE(MID([.C1388]; 4; 2)); VALUE(MID([.C1388]; 1; 2)))" office:value-type="date" office:date-value="2016-09-14" calcext:value-type="date">
            <text:p>09/14/16</text:p>
          </table:table-cell>
          <table:table-cell office:value-type="string" calcext:value-type="string">
            <text:p>  Dubravka Šuica (PPE), <text:s text:c="2"/>napisan. ‒ Tunis se smatra jednom od prioritetnih zemalja u okviru europske politike susjedstva, a također se u arapskom svijetu smatra uspješnim primjerom mirne i demokratske tranzicije, što je ključno za stabilnost cijele regije, a samim time i za sigurnost Europe. Trenutno, Tunis se nalazi u teškoj gospodarsko-društvenoj situaciji i suočava se sa sigurnosnim rizicima zbog situacije u Libiji. </text:p>
          </table:table-cell>
        </table:table-row>
        <table:table-row table:style-name="ro1">
          <table:table-cell office:value-type="string" calcext:value-type="string">
            <text:p>http://www.europarl.europa.eu/doceo/document/CRE-8-2016-09-14-INT-3-383-0500_HR.html</text:p>
          </table:table-cell>
          <table:table-cell office:value-type="string" calcext:value-type="string">
            <text:p><text:s/>Social dumping in the EU (A8-0255/2016 - Guillaume Balas) HR </text:p>
          </table:table-cell>
          <table:table-cell office:value-type="string" calcext:value-type="string">
            <text:p>14-09-2016</text:p>
          </table:table-cell>
          <table:table-cell table:formula="of:=DATE(VALUE(MID([.C1389]; 7; 4)); VALUE(MID([.C1389]; 4; 2)); VALUE(MID([.C1389]; 1; 2)))" office:value-type="date" office:date-value="2016-09-14" calcext:value-type="date">
            <text:p>09/14/16</text:p>
          </table:table-cell>
          <table:table-cell office:value-type="string" calcext:value-type="string">
            <text:p>  Dubravka Šuica (PPE), <text:s text:c="2"/>napisan. ‒ Neprijavljeni rad i lažno samozapošljavanje narušavaju tržišno natjecanje što čini štetu sustavu socijalne sigurnosti, ali doprinosi rastu broja nesigurnih radnih mjesta i narušava razinu zaštite radnika. Povećanje zaposlenosti među ženama ključni je cilj Europske unije po pitanju socijalnog dampinga. </text:p>
          </table:table-cell>
        </table:table-row>
        <table:table-row table:style-name="ro1">
          <table:table-cell office:value-type="string" calcext:value-type="string">
            <text:p>http://www.europarl.europa.eu/doceo/document/CRE-8-2016-09-14-INT-3-411-0750_HR.html</text:p>
          </table:table-cell>
          <table:table-cell office:value-type="string" calcext:value-type="string">
            <text:p><text:s/>Commission Delegated Regulation supplementing Regulation (EU) No 1286/2014 on key information documents for packaged retail and insurance-based investment products (PRIIPs) (B8-0974/2016) HR </text:p>
          </table:table-cell>
          <table:table-cell office:value-type="string" calcext:value-type="string">
            <text:p>14-09-2016</text:p>
          </table:table-cell>
          <table:table-cell table:formula="of:=DATE(VALUE(MID([.C1390]; 7; 4)); VALUE(MID([.C1390]; 4; 2)); VALUE(MID([.C1390]; 1; 2)))" office:value-type="date" office:date-value="2016-09-14" calcext:value-type="date">
            <text:p>09/14/16</text:p>
          </table:table-cell>
          <table:table-cell office:value-type="string" calcext:value-type="string">
            <text:p>  Dubravka Šuica (PPE), <text:s text:c="2"/>napisan. ‒ Europski parlament smatra da informacije o investicijskim proizvodima koje su namijenjene potrošačima moraju biti usporedive zbog promicanja ravnopravnih uvjeta na tržištu. Delegirana uredba Komisije ne sadrži detaljne smjernice o „upozorenju o razumijevanju”, pa se javlja rizik nedosljedne primjene u dokumentima s ključnim informacijama na jedinstvenom tržištu. </text:p>
          </table:table-cell>
        </table:table-row>
        <table:table-row table:style-name="ro1">
          <table:table-cell office:value-type="string" calcext:value-type="string">
            <text:p>http://www.europarl.europa.eu/doceo/document/CRE-8-2016-09-15-INT-4-247-0500_HR.html</text:p>
          </table:table-cell>
          <table:table-cell office:value-type="string" calcext:value-type="string">
            <text:p><text:s/>Travel document for the return of illegally staying third-country nationals (A8-0201/2016 - Jussi Halla-aho) HR </text:p>
          </table:table-cell>
          <table:table-cell office:value-type="string" calcext:value-type="string">
            <text:p>15-09-2016</text:p>
          </table:table-cell>
          <table:table-cell table:formula="of:=DATE(VALUE(MID([.C1391]; 7; 4)); VALUE(MID([.C1391]; 4; 2)); VALUE(MID([.C1391]; 1; 2)))" office:value-type="date" office:date-value="2016-09-15" calcext:value-type="date">
            <text:p>09/15/16</text:p>
          </table:table-cell>
          <table:table-cell office:value-type="string" calcext:value-type="string">
            <text:p>  Dubravka Šuica (PPE), <text:s text:c="2"/>napisan. ‒ Prioritet Europske unije mora biti vraćanje osoba koje ne ispunjavaju uvjete za dobivanje međunarodne zaštite u EU-u s obzirom da je trenutačna stopa vraćanja tražitelja azila koji ne zadovoljavaju uvjete nedovoljna kako bi se očuvao integritet sustava azila EU-a, suradnja država članica EU-a s trećim zemljama i zadržavanje povjerenja građana Europske unije. </text:p>
          </table:table-cell>
        </table:table-row>
        <table:table-row table:style-name="ro1">
          <table:table-cell office:value-type="string" calcext:value-type="string">
            <text:p>http://www.europarl.europa.eu/doceo/document/CRE-8-2016-09-15-INT-4-253-0867_HR.html</text:p>
          </table:table-cell>
          <table:table-cell office:value-type="string" calcext:value-type="string">
            <text:p><text:s/>Prospectus to be published when securities are offered to the public or admitted to trading (A8-0238/2016 - Petr Ježek) HR </text:p>
          </table:table-cell>
          <table:table-cell office:value-type="string" calcext:value-type="string">
            <text:p>15-09-2016</text:p>
          </table:table-cell>
          <table:table-cell table:formula="of:=DATE(VALUE(MID([.C1392]; 7; 4)); VALUE(MID([.C1392]; 4; 2)); VALUE(MID([.C1392]; 1; 2)))" office:value-type="date" office:date-value="2016-09-15" calcext:value-type="date">
            <text:p>09/15/16</text:p>
          </table:table-cell>
          <table:table-cell office:value-type="string" calcext:value-type="string">
            <text:p>  Dubravka Šuica (PPE), <text:s text:c="2"/>napisan. ‒ Direktivom o prospektu 2003/71/EZ usklađuju se pravila za objavljivanje prospekata kada poduzeća žele prikupiti kapital bilo emisijom dionica bilo pružanjem mogućnosti ulaganja općoj javnosti. Posljedično je Komisija u sklopu unije tržišta kapitala predložila reviziju Direktive o prospektu u cilju pojednostavljena postupka i smanjenja troška te pružanja jasnih informacija ulagateljima. </text:p>
          </table:table-cell>
        </table:table-row>
        <table:table-row table:style-name="ro1">
          <table:table-cell office:value-type="string" calcext:value-type="string">
            <text:p>http://www.europarl.europa.eu/doceo/document/CRE-8-2016-09-15-INT-4-277-0250_HR.html</text:p>
          </table:table-cell>
          <table:table-cell office:value-type="string" calcext:value-type="string">
            <text:p><text:s/>Asylum: provisional measures in favour of Italy and Greece (A8-0236/2016 - Ska Keller) HR </text:p>
          </table:table-cell>
          <table:table-cell office:value-type="string" calcext:value-type="string">
            <text:p>15-09-2016</text:p>
          </table:table-cell>
          <table:table-cell table:formula="of:=DATE(VALUE(MID([.C1393]; 7; 4)); VALUE(MID([.C1393]; 4; 2)); VALUE(MID([.C1393]; 1; 2)))" office:value-type="date" office:date-value="2016-09-15" calcext:value-type="date">
            <text:p>09/15/16</text:p>
          </table:table-cell>
          <table:table-cell office:value-type="string" calcext:value-type="string">
            <text:p>  Dubravka Šuica (PPE), <text:s text:c="2"/>napisan. ‒ Kao dio zajedničke politike o azilu člankom 78. stavkom 3. Ugovora o funkcioniranju EU-a (UFEU) predviđa se posebna pravna osnova za rješavanje kriznih situacija. Vijeće u skladu s njome, na temelju prijedloga Europske komisije i nakon savjetovanja s Europskim parlamentom, može donijeti privremene mjere u korist jedne države članice ili više njih suočenih s kriznom situacijom zbog iznenadnog priljeva državljana trećih zemalja u jednu državu članicu ili više njih.</text:p>
          </table:table-cell>
        </table:table-row>
        <table:table-row table:style-name="ro1">
          <table:table-cell office:value-type="string" calcext:value-type="string">
            <text:p>http://www.europarl.europa.eu/doceo/document/CRE-8-2016-09-15-INT-4-307-0968_HR.html</text:p>
          </table:table-cell>
          <table:table-cell office:value-type="string" calcext:value-type="string">
            <text:p><text:s/>Guidelines for the employment policies of the Member States (A8-0247/2016 - Laura Agea) HR </text:p>
          </table:table-cell>
          <table:table-cell office:value-type="string" calcext:value-type="string">
            <text:p>15-09-2016</text:p>
          </table:table-cell>
          <table:table-cell table:formula="of:=DATE(VALUE(MID([.C1394]; 7; 4)); VALUE(MID([.C1394]; 4; 2)); VALUE(MID([.C1394]; 1; 2)))" office:value-type="date" office:date-value="2016-09-15" calcext:value-type="date">
            <text:p>09/15/16</text:p>
          </table:table-cell>
          <table:table-cell office:value-type="string" calcext:value-type="string">
            <text:p>  Dubravka Šuica (PPE), <text:s text:c="2"/>napisan. ‒ Ugovorom o funkcioniranju EU-a propisuje se da države članice svoje gospodarske politike i promicanje zapošljavanja smatraju pitanjima od zajedničkog interesa te da ih usklađuju u Vijeću. Podržavam Izvješće o prijedlogu odluke Vijeća o smjernicama za politike zapošljavanja država članica Odbora za zapošljavanje i socijalna pitanja. </text:p>
          </table:table-cell>
        </table:table-row>
        <table:table-row table:style-name="ro1">
          <table:table-cell office:value-type="string" calcext:value-type="string">
            <text:p>http://www.europarl.europa.eu/doceo/document/CRE-8-2016-09-15-INT-4-335-0500_HR.html</text:p>
          </table:table-cell>
          <table:table-cell office:value-type="string" calcext:value-type="string">
            <text:p><text:s/>Key objectives for the CITES CoP17 meeting in Johannesburg (B8-0987/2016) HR </text:p>
          </table:table-cell>
          <table:table-cell office:value-type="string" calcext:value-type="string">
            <text:p>15-09-2016</text:p>
          </table:table-cell>
          <table:table-cell table:formula="of:=DATE(VALUE(MID([.C1395]; 7; 4)); VALUE(MID([.C1395]; 4; 2)); VALUE(MID([.C1395]; 1; 2)))" office:value-type="date" office:date-value="2016-09-15" calcext:value-type="date">
            <text:p>09/15/16</text:p>
          </table:table-cell>
          <table:table-cell office:value-type="string" calcext:value-type="string">
            <text:p>  Dubravka Šuica (PPE), <text:s text:c="2"/>napisan. ‒ CITES je najveći svjetski sporazum o očuvanju divljih vrsta, sa 181 strankom konvencije, uključujući i EU i njegovih 28 država članica. Uzimajući u obzir ozbiljnost smanjenja globalne biološke raznolikosti, što predstavlja šesti val masovnog izumiranja vrsta, kao i ulogu šuma i tropskih šuma koje predstavljaju najveći svjetski kopneni rezervat biološke raznolikosti, te sami cilj CITES-a kojim se nastoji osigurati da međunarodna trgovina divljim životinjama i biljkama ne prijeti opstanku tih vrsta u divljini, održat će se Konvencija o međunarodnoj trgovini ugroženim vrstama divljih životinja i biljaka (CITES) u Johannesburgu (u Južnoj Africi) od 24. rujna do 5. listopada 2016.</text:p>
          </table:table-cell>
        </table:table-row>
        <table:table-row table:style-name="ro1">
          <table:table-cell office:value-type="string" calcext:value-type="string">
            <text:p>http://www.europarl.europa.eu/doceo/document/CRE-8-2016-09-15-INT-4-370-0250_HR.html</text:p>
          </table:table-cell>
          <table:table-cell office:value-type="string" calcext:value-type="string">
            <text:p><text:s/>Application of the Postal Services Directive (A8-0254/2016 - Markus Ferber) HR </text:p>
          </table:table-cell>
          <table:table-cell office:value-type="string" calcext:value-type="string">
            <text:p>15-09-2016</text:p>
          </table:table-cell>
          <table:table-cell table:formula="of:=DATE(VALUE(MID([.C1396]; 7; 4)); VALUE(MID([.C1396]; 4; 2)); VALUE(MID([.C1396]; 1; 2)))" office:value-type="date" office:date-value="2016-09-15" calcext:value-type="date">
            <text:p>09/15/16</text:p>
          </table:table-cell>
          <table:table-cell office:value-type="string" calcext:value-type="string">
            <text:p>  Dubravka Šuica (PPE), <text:s text:c="2"/>napisan. ‒ Tržište poštanskih usluga i dalje ostaje područje gospodarstva sa snažnim izgledima za povećanje konkurentnosti i rast, unatoč činjenici da je, prema podacima Europske komisije, u posljednjih nekoliko godina korištenje usluge dostave pismenih pošiljki u Europskoj uniji u prosjeku palo za skoro 5 % što je u velikoj mjeri posljedica postupka zamjene poštanske komunikacije elektroničkom. </text:p>
          </table:table-cell>
        </table:table-row>
        <table:table-row table:style-name="ro1">
          <table:table-cell office:value-type="string" calcext:value-type="string">
            <text:p>http://www.europarl.europa.eu/doceo/document/CRE-8-2016-09-15-INT-4-400-0500_HR.html</text:p>
          </table:table-cell>
          <table:table-cell office:value-type="string" calcext:value-type="string">
            <text:p><text:s/>Access to finance for SMEs and increasing the diversity of SME funding in a Capital Markets Union (A8-0222/2016 - Othmar Karas) HR </text:p>
          </table:table-cell>
          <table:table-cell office:value-type="string" calcext:value-type="string">
            <text:p>15-09-2016</text:p>
          </table:table-cell>
          <table:table-cell table:formula="of:=DATE(VALUE(MID([.C1397]; 7; 4)); VALUE(MID([.C1397]; 4; 2)); VALUE(MID([.C1397]; 1; 2)))" office:value-type="date" office:date-value="2016-09-15" calcext:value-type="date">
            <text:p>09/15/16</text:p>
          </table:table-cell>
          <table:table-cell office:value-type="string" calcext:value-type="string">
            <text:p>  Dubravka Šuica (PPE), <text:s text:c="2"/>napisan. ‒ 2014. godine mala i srednja poduzeća (MSP-evi) činila su 67 % svih radnih mjesta te 71,4 % porasta zaposlenosti. Zbog toga mikro, mala i srednja poduzeća imaju važnu ulogu u europskom gospodarstvu u pogledu zapošljavanja i rasta. Unatoč tome, ne postoji jedinstvena definicija malih i srednjih poduzeća u zakonodavstvu Europske unije. </text:p>
          </table:table-cell>
        </table:table-row>
        <table:table-row table:style-name="ro1">
          <table:table-cell office:value-type="string" calcext:value-type="string">
            <text:p>http://www.europarl.europa.eu/doceo/document/CRE-8-2016-09-15-INT-4-433-0500_HR.html</text:p>
          </table:table-cell>
          <table:table-cell office:value-type="string" calcext:value-type="string">
            <text:p><text:s/>How best to harness the job creation potential of SMEs? (A8-0248/2016 - Zdzisław Krasnodębski) HR </text:p>
          </table:table-cell>
          <table:table-cell office:value-type="string" calcext:value-type="string">
            <text:p>15-09-2016</text:p>
          </table:table-cell>
          <table:table-cell table:formula="of:=DATE(VALUE(MID([.C1398]; 7; 4)); VALUE(MID([.C1398]; 4; 2)); VALUE(MID([.C1398]; 1; 2)))" office:value-type="date" office:date-value="2016-09-15" calcext:value-type="date">
            <text:p>09/15/16</text:p>
          </table:table-cell>
          <table:table-cell office:value-type="string" calcext:value-type="string">
            <text:p>  Dubravka Šuica (PPE), <text:s text:c="2"/>napisan. ‒ 2014. godine u 28 država članica Europske unije bilo je aktivno 22,3 milijuna malih i srednjih poduzeća. MSP-ovi otvaraju otprilike dvije trećine radnih mjesta u privatnom sektoru i daju važan doprinos društveno-gospodarskom rastu i razvoju Europske unije. Također, MSP-ovi uvelike pridonose rastu zaposlenja. </text:p>
          </table:table-cell>
        </table:table-row>
        <table:table-row table:style-name="ro1">
          <table:table-cell office:value-type="string" calcext:value-type="string">
            <text:p>http://www.europarl.europa.eu/doceo/document/CRE-8-2016-09-15-INT-4-464-0250_HR.html</text:p>
          </table:table-cell>
          <table:table-cell office:value-type="string" calcext:value-type="string">
            <text:p><text:s/>Application of the Employment Equality Directive (A8-0225/2016 - Renate Weber) HR </text:p>
          </table:table-cell>
          <table:table-cell office:value-type="string" calcext:value-type="string">
            <text:p>15-09-2016</text:p>
          </table:table-cell>
          <table:table-cell table:formula="of:=DATE(VALUE(MID([.C1399]; 7; 4)); VALUE(MID([.C1399]; 4; 2)); VALUE(MID([.C1399]; 1; 2)))" office:value-type="date" office:date-value="2016-09-15" calcext:value-type="date">
            <text:p>09/15/16</text:p>
          </table:table-cell>
          <table:table-cell office:value-type="string" calcext:value-type="string">
            <text:p>  Dubravka Šuica (PPE), <text:s text:c="2"/>napisan. ‒ Europska unija temelji se na vrijednostima slobode, demokracije, jednakosti, vladavine prava i bori se protiv socijalne isključenosti i diskriminacije. Pri utvrđivanju svojih politika, EU je usmjeren na borbu protiv diskriminacije na temelju spola, rase i vjere. Nediskriminacija u zapošljavanju uspješna je samo ako se protiv diskriminacije bori na svim područjima života. </text:p>
          </table:table-cell>
        </table:table-row>
        <table:table-row table:style-name="ro1">
          <table:table-cell office:value-type="string" calcext:value-type="string">
            <text:p>http://www.europarl.europa.eu/doceo/document/CRE-8-2016-09-15-INT-4-496-0500_HR.html</text:p>
          </table:table-cell>
          <table:table-cell office:value-type="string" calcext:value-type="string">
            <text:p><text:s/>Activities, impact and added value of the European Globalisation Adjustment Fund between 2007 and 2014 (A8-0227/2016 - Marian Harkin) HR </text:p>
          </table:table-cell>
          <table:table-cell office:value-type="string" calcext:value-type="string">
            <text:p>15-09-2016</text:p>
          </table:table-cell>
          <table:table-cell table:formula="of:=DATE(VALUE(MID([.C1400]; 7; 4)); VALUE(MID([.C1400]; 4; 2)); VALUE(MID([.C1400]; 1; 2)))" office:value-type="date" office:date-value="2016-09-15" calcext:value-type="date">
            <text:p>09/15/16</text:p>
          </table:table-cell>
          <table:table-cell office:value-type="string" calcext:value-type="string">
            <text:p>  Dubravka Šuica (PPE), <text:s text:c="2"/>napisan. ‒ Svrha uspostavljanja Europskog fonda za prilagodbu globalizaciji (EGF-a) je pružanje potpore i izražavanje solidarnosti s radnicima koji su proglašeni viškom uslijed značajnih strukturnih promjena, a posljednjih godina restrukturiranje je postalo sve učestalije. </text:p>
          </table:table-cell>
        </table:table-row>
        <table:table-row table:style-name="ro1">
          <table:table-cell office:value-type="string" calcext:value-type="string">
            <text:p>http://www.europarl.europa.eu/doceo/document/CRE-8-2016-10-04-INT-2-155-0250_HR.html</text:p>
          </table:table-cell>
          <table:table-cell office:value-type="string" calcext:value-type="string">
            <text:p><text:s/>Conclusion on behalf of the EU of the Paris Agreement adopted under the UN Framework Convention on Climate Change (Giovanni La Via (A8-0280/2016)) HR </text:p>
          </table:table-cell>
          <table:table-cell office:value-type="string" calcext:value-type="string">
            <text:p>04-10-2016</text:p>
          </table:table-cell>
          <table:table-cell table:formula="of:=DATE(VALUE(MID([.C1401]; 7; 4)); VALUE(MID([.C1401]; 4; 2)); VALUE(MID([.C1401]; 1; 2)))" office:value-type="date" office:date-value="2016-10-04" calcext:value-type="date">
            <text:p>10/04/16</text:p>
          </table:table-cell>
          <table:table-cell office:value-type="string" calcext:value-type="string">
            <text:p>  Dubravka Šuica (PPE), <text:s text:c="2"/>napisan. ‒ Klimatske promjene su globalni problem. Moguće ih je prepoznati svugdje u svijetu, neovisno o mjestu njihovog uzroka. Pariški sporazum smatra se izuzetno značajnim multilateralnim instrumentom za sprječavanje klimatskih promjena kojim se nastoji ukazati na važnost energetske učinkovitosti, korištenje obnovljivih izvora energije i smanjenje emisija štetnih tvari. Stabilnost klimatskog sustava važna je za sigurnost hrane, proizvodnju energije, vodu i očuvanje biološke raznolikosti. Također, potrebno je pomoći slabije razvijenim zemljama pogođenim posljedicama klimatskih promjena, budući da im nedostaju resursi za ublažavanje klimatskih promjena i prilagodbu. Sporazum obuhvaća ključne točke za rješavanje problema te sadrži dugoročne ciljeve koji se namjeravaju ostvariti.</text:p>
          </table:table-cell>
        </table:table-row>
        <table:table-row table:style-name="ro1">
          <table:table-cell office:value-type="string" calcext:value-type="string">
            <text:p>http://www.europarl.europa.eu/doceo/document/CRE-8-2016-10-04-INT-2-194-0250_HR.html</text:p>
          </table:table-cell>
          <table:table-cell office:value-type="string" calcext:value-type="string">
            <text:p><text:s/>Mobilisation of the European Union Solidarity Fund to provide assistance to Greece following the earthquake that affected the Ionian Islands in November 2015 (A8-0270/2016 - Georgios Kyrtsos) HR </text:p>
          </table:table-cell>
          <table:table-cell office:value-type="string" calcext:value-type="string">
            <text:p>04-10-2016</text:p>
          </table:table-cell>
          <table:table-cell table:formula="of:=DATE(VALUE(MID([.C1402]; 7; 4)); VALUE(MID([.C1402]; 4; 2)); VALUE(MID([.C1402]; 1; 2)))" office:value-type="date" office:date-value="2016-10-04" calcext:value-type="date">
            <text:p>10/04/16</text:p>
          </table:table-cell>
          <table:table-cell office:value-type="string" calcext:value-type="string">
            <text:p>  Dubravka Šuica (PPE), <text:s text:c="2"/>napisan. ‒ Fond solidarnosti Europske unije (FSEU) osnovan je kako bi se njime odgovorilo na prirodne katastrofe velikih razmjera te izrazila europska solidarnost s regijama pogođenima katastrofom.</text:p>
          </table:table-cell>
        </table:table-row>
        <table:table-row table:style-name="ro1">
          <table:table-cell office:value-type="string" calcext:value-type="string">
            <text:p>http://www.europarl.europa.eu/doceo/document/CRE-8-2016-10-04-INT-2-227-0250_HR.html</text:p>
          </table:table-cell>
          <table:table-cell office:value-type="string" calcext:value-type="string">
            <text:p><text:s/>Mobilisation of the European Globalisation Adjustment Fund: application EGF/2016/001 FI/Microsoft (A8-0273/2016 - Petri Sarvamaa) HR </text:p>
          </table:table-cell>
          <table:table-cell office:value-type="string" calcext:value-type="string">
            <text:p>04-10-2016</text:p>
          </table:table-cell>
          <table:table-cell table:formula="of:=DATE(VALUE(MID([.C1403]; 7; 4)); VALUE(MID([.C1403]; 4; 2)); VALUE(MID([.C1403]; 1; 2)))" office:value-type="date" office:date-value="2016-10-04" calcext:value-type="date">
            <text:p>10/04/16</text:p>
          </table:table-cell>
          <table:table-cell office:value-type="string" calcext:value-type="string">
            <text:p>  Dubravka Šuica (PPE), <text:s text:c="2"/>napisan. ‒ Europski fond za prilagodbu globalizaciji (EGF) stvoren je kako bi se osigurala dodatna pomoć radnicima koji su izravno pogođeni posljedicama velikih strukturnih promjena. Finska je 11. ožujka 2016. podnijela zahtjev EGF/2016/001 FI/Microsoft za financijski doprinos nakon otpuštanja u poduzeću Microsoft i njegovih osam dobavljača i daljnjih proizvođača u Finskoj. Nakon ocjenjivanja zahtjeva Komisija je u skladu sa svim primjenjivim odredbama Uredbe donijela zaključak da su ispunjeni uvjeti za dodjelu financijskog doprinosa iz EGF-a. Finska tvrdi da se u posljednjih nekoliko godina sve manje osoba zapošljava u sektoru IKT-a u EU-u, dok je u drugim gospodarstvima situacija obrnuta. Softverska industrija izrazito je međunarodnog karaktera te se tržišno natjecanje odvija na globalnoj razini. </text:p>
          </table:table-cell>
        </table:table-row>
        <table:table-row table:style-name="ro1">
          <table:table-cell office:value-type="string" calcext:value-type="string">
            <text:p>http://www.europarl.europa.eu/doceo/document/CRE-8-2016-10-04-INT-2-260-0250_HR.html</text:p>
          </table:table-cell>
          <table:table-cell office:value-type="string" calcext:value-type="string">
            <text:p><text:s/>Mobilisation of the European Globalisation Adjustment Fund: application EGF/2016/002 SE/Ericsson (A8-0272/2016 - Esteban González Pons) HR </text:p>
          </table:table-cell>
          <table:table-cell office:value-type="string" calcext:value-type="string">
            <text:p>04-10-2016</text:p>
          </table:table-cell>
          <table:table-cell table:formula="of:=DATE(VALUE(MID([.C1404]; 7; 4)); VALUE(MID([.C1404]; 4; 2)); VALUE(MID([.C1404]; 1; 2)))" office:value-type="date" office:date-value="2016-10-04" calcext:value-type="date">
            <text:p>10/04/16</text:p>
          </table:table-cell>
          <table:table-cell office:value-type="string" calcext:value-type="string">
            <text:p>  Dubravka Šuica (PPE), <text:s text:c="2"/>napisan. ‒ Europski fond za prilagodbu globalizaciji (EGF) stvoren je kako bi se osigurala dodatna pomoć radnicima koji su izravno pogođeni posljedicama velikih strukturnih promjena u svjetskoj trgovini uzoraka. Švedska je 31. ožujka 2016. podnijela zahtjev EGF/2016/002 SE/Ericsson za financijski doprinos iz EGF-a nakon otpuštanja u poduzeću Ericsson u Švedskoj.</text:p>
          </table:table-cell>
        </table:table-row>
        <table:table-row table:style-name="ro1">
          <table:table-cell office:value-type="string" calcext:value-type="string">
            <text:p>http://www.europarl.europa.eu/doceo/document/CRE-8-2016-10-04-INT-2-287-0500_HR.html</text:p>
          </table:table-cell>
          <table:table-cell office:value-type="string" calcext:value-type="string">
            <text:p><text:s/>Request for the waiver of the immunity of Giorgos Grammatikakis (A8-0279/2016 - António Marinho e Pinto) HR </text:p>
          </table:table-cell>
          <table:table-cell office:value-type="string" calcext:value-type="string">
            <text:p>04-10-2016</text:p>
          </table:table-cell>
          <table:table-cell table:formula="of:=DATE(VALUE(MID([.C1405]; 7; 4)); VALUE(MID([.C1405]; 4; 2)); VALUE(MID([.C1405]; 1; 2)))" office:value-type="date" office:date-value="2016-10-04" calcext:value-type="date">
            <text:p>10/04/16</text:p>
          </table:table-cell>
          <table:table-cell office:value-type="string" calcext:value-type="string">
            <text:p>  Dubravka Šuica (PPE), <text:s text:c="2"/>napisan. ‒ Zastupnici u Europskom parlamentu na području vlastite države članice uživaju imunitet jednak imunitetu priznatom članovima parlamenta te države. U slučaju Grčke, zastupnik se ne smije kazneno goniti, uhititi ili zadržati u pritvoru niti se na njega smiju primjenjivati bilo kakve druge mjere ograničavanja slobode bez prethodnog odobrenja parlamenta, sve dok traje njegov mandat.</text:p>
          </table:table-cell>
        </table:table-row>
        <table:table-row table:style-name="ro1">
          <table:table-cell office:value-type="string" calcext:value-type="string">
            <text:p>http://www.europarl.europa.eu/doceo/document/CRE-8-2016-10-04-INT-2-325-0125_HR.html</text:p>
          </table:table-cell>
          <table:table-cell office:value-type="string" calcext:value-type="string">
            <text:p><text:s/>Legal aid for suspects and accused persons in criminal proceedings and for requested persons in European arrest warrant proceedings (A8-0165/2015 - Dennis de Jong) HR </text:p>
          </table:table-cell>
          <table:table-cell office:value-type="string" calcext:value-type="string">
            <text:p>04-10-2016</text:p>
          </table:table-cell>
          <table:table-cell table:formula="of:=DATE(VALUE(MID([.C1406]; 7; 4)); VALUE(MID([.C1406]; 4; 2)); VALUE(MID([.C1406]; 1; 2)))" office:value-type="date" office:date-value="2016-10-04" calcext:value-type="date">
            <text:p>10/04/16</text:p>
          </table:table-cell>
          <table:table-cell office:value-type="string" calcext:value-type="string">
            <text:p>  Dubravka Šuica (PPE), <text:s text:c="2"/>napisan. ‒ Komisija je 2013. godine prihvatila prijedlog direktive Parlamenta i Vijeća o privremenoj pravnoj pomoći za osumnjičene ili optužene osobe lišene slobode te pravnoj pomoći u postupcima na temelju europskog uhidbenog naloga.</text:p>
          </table:table-cell>
        </table:table-row>
        <table:table-row table:style-name="ro1">
          <table:table-cell office:value-type="string" calcext:value-type="string">
            <text:p>http://www.europarl.europa.eu/doceo/document/CRE-8-2016-10-04-INT-2-367-0125_HR.html</text:p>
          </table:table-cell>
          <table:table-cell office:value-type="string" calcext:value-type="string">
            <text:p><text:s/>Trade in certain goods which could be used for capital punishment, torture or other treatment or punishment (A8-0267/2015 - Marietje Schaake) HR </text:p>
          </table:table-cell>
          <table:table-cell office:value-type="string" calcext:value-type="string">
            <text:p>04-10-2016</text:p>
          </table:table-cell>
          <table:table-cell table:formula="of:=DATE(VALUE(MID([.C1407]; 7; 4)); VALUE(MID([.C1407]; 4; 2)); VALUE(MID([.C1407]; 1; 2)))" office:value-type="date" office:date-value="2016-10-04" calcext:value-type="date">
            <text:p>10/04/16</text:p>
          </table:table-cell>
          <table:table-cell office:value-type="string" calcext:value-type="string">
            <text:p>  Dubravka Šuica (PPE), <text:s text:c="2"/>napisan. ‒ „Anti-torture Regulation” (EC) No 1236/2005 jedinstveni je pravni instrument koji doprinosi zaštiti ljudskih prava kontroliranjem stvari i aktivnosti koje se koriste ili se mogu koristiti za izvršenje smrtne kazne, mučenja ili kažnjavanja. Sastoji se od zabrane trgovine jednokratnim sredstvima za mučenje i usmrćivanje te povezanim tehničkim pomagalima kao i sustava autorizacije za višenamjenske stavke koje mogu biti zloupotrebljene za mučenje ili usmrćivanje. </text:p>
          </table:table-cell>
        </table:table-row>
        <table:table-row table:style-name="ro1">
          <table:table-cell office:value-type="string" calcext:value-type="string">
            <text:p>http://www.europarl.europa.eu/doceo/document/CRE-8-2016-10-04-INT-2-405-0125_HR.html</text:p>
          </table:table-cell>
          <table:table-cell office:value-type="string" calcext:value-type="string">
            <text:p><text:s/>Europol-China Agreement on Strategic Cooperation (A8-0265/2016 - Claude Moraes) HR </text:p>
          </table:table-cell>
          <table:table-cell office:value-type="string" calcext:value-type="string">
            <text:p>04-10-2016</text:p>
          </table:table-cell>
          <table:table-cell table:formula="of:=DATE(VALUE(MID([.C1408]; 7; 4)); VALUE(MID([.C1408]; 4; 2)); VALUE(MID([.C1408]; 1; 2)))" office:value-type="date" office:date-value="2016-10-04" calcext:value-type="date">
            <text:p>10/04/16</text:p>
          </table:table-cell>
          <table:table-cell office:value-type="string" calcext:value-type="string">
            <text:p>  Dubravka Šuica (PPE), <text:s text:c="2"/>napisan. ‒ Odlukom Vijeća nakon savjetovanja s Europskim parlamentom odobrava se sklapanje sporazuma o međunarodnoj suradnji Europola s trećim državama što podrazumijeva razmjenu relevantnih informacija te razmjenu osobnih podataka. Kako Sporazum o strateškoj suradnji između Europola i Kine isključuje razmjenu osobnih podataka, informacije koje će se obostrano koristiti odnose se na razmjenu znanja, općeg stanja, analiza, savjeta i podrški u sprečavanju kriminala te u procesu kaznenih istraga. </text:p>
          </table:table-cell>
        </table:table-row>
        <table:table-row table:style-name="ro1">
          <table:table-cell office:value-type="string" calcext:value-type="string">
            <text:p>http://www.europarl.europa.eu/doceo/document/CRE-8-2016-10-04-INT-2-448-0250_HR.html</text:p>
          </table:table-cell>
          <table:table-cell office:value-type="string" calcext:value-type="string">
            <text:p><text:s/>The future of ACP-EU relations beyond 2020 (A8-0263/2016 - Norbert Neuser) HR </text:p>
          </table:table-cell>
          <table:table-cell office:value-type="string" calcext:value-type="string">
            <text:p>04-10-2016</text:p>
          </table:table-cell>
          <table:table-cell table:formula="of:=DATE(VALUE(MID([.C1409]; 7; 4)); VALUE(MID([.C1409]; 4; 2)); VALUE(MID([.C1409]; 1; 2)))" office:value-type="date" office:date-value="2016-10-04" calcext:value-type="date">
            <text:p>10/04/16</text:p>
          </table:table-cell>
          <table:table-cell office:value-type="string" calcext:value-type="string">
            <text:p>  Dubravka Šuica (PPE), <text:s text:c="2"/>napisan. ‒ Sporazum o partnerstvu između članica Skupine afričkih, karipskih i pacifičkih država s jedne strane i Europske unije i njenih država članica s druge strane potpisan u Cotonouu u lipnju 2000. godine usmjeren je k razvojnoj, političkoj, gospodarskoj i trgovinskoj suradnji sa zajedničkim institucionalnim okvirom i velikim proračunom preko Europskog razvojnog fonda. S obzirom da se više od 80 % najnerazvijenijih zemalja na svijetu nalazi u regijama AKP-a dodatno se naglašava potreba za iskorjenjivanjem siromaštva i postupne integracije AKP-a u globalno gospodarstvo.</text:p>
          </table:table-cell>
        </table:table-row>
        <table:table-row table:style-name="ro1">
          <table:table-cell office:value-type="string" calcext:value-type="string">
            <text:p>http://www.europarl.europa.eu/doceo/document/CRE-8-2016-10-05-INT-3-080-0000_HR.html</text:p>
          </table:table-cell>
          <table:table-cell office:value-type="string" calcext:value-type="string">
            <text:p><text:s/>Preparation of the European Council meeting of 20 and 21 October 2016 (debate) HR </text:p>
          </table:table-cell>
          <table:table-cell office:value-type="string" calcext:value-type="string">
            <text:p>05-10-2016</text:p>
          </table:table-cell>
          <table:table-cell table:formula="of:=DATE(VALUE(MID([.C1410]; 7; 4)); VALUE(MID([.C1410]; 4; 2)); VALUE(MID([.C1410]; 1; 2)))" office:value-type="date" office:date-value="2016-10-05" calcext:value-type="date">
            <text:p>10/05/16</text:p>
          </table:table-cell>
          <table:table-cell office:value-type="string" calcext:value-type="string">
            <text:p>  Dubravka Šuica (PPE). <text:s text:c="2"/>– Poštovani predsjedniče, prije nekoliko tjedana ovdje smo govorili o stanju Unije i tada smo rekli da je Unija poljuljana: istina, ali nije ugrožena. Nakon Brexita, nakon nedavnog referenduma u Mađarskoj, nakon odnosa prema CETA-i i TTIP-u, razumijem da se rađa nesigurnost. </text:p>
          </table:table-cell>
        </table:table-row>
        <table:table-row table:style-name="ro1">
          <table:table-cell office:value-type="string" calcext:value-type="string">
            <text:p>http://www.europarl.europa.eu/doceo/document/CRE-8-2016-10-05-INT-3-159-0500_HR.html</text:p>
          </table:table-cell>
          <table:table-cell office:value-type="string" calcext:value-type="string">
            <text:p><text:s/>Accession of Peru to the 1980 Hague Convention on the Civil Aspects of International Child Abduction (A8-0267/2016 - Angel Dzhambazki) HR </text:p>
          </table:table-cell>
          <table:table-cell office:value-type="string" calcext:value-type="string">
            <text:p>05-10-2016</text:p>
          </table:table-cell>
          <table:table-cell table:formula="of:=DATE(VALUE(MID([.C1411]; 7; 4)); VALUE(MID([.C1411]; 4; 2)); VALUE(MID([.C1411]; 1; 2)))" office:value-type="date" office:date-value="2016-10-05" calcext:value-type="date">
            <text:p>10/05/16</text:p>
          </table:table-cell>
          <table:table-cell office:value-type="string" calcext:value-type="string">
            <text:p>  Dubravka Šuica (PPE), <text:s text:c="2"/>napisan. ‒ Haška konvencija od 25. listopada 1980. o građansko-pravnim aspektima međunarodne otmice djece instrument je od ključne važnosti, koji su ratificirale sve države članice EU-a. Konvencijom se uspostavlja sustav suradnje država ugovornica za rješavanje slučajeva međunarodnih otmica djece do kojih često dolazi kada su roditelji djeteta rastavljeni. Najučestaliji problem je pristranost pojedinačnih nacionalnih pravnih sustava i nadležnost sudova u obje države. Nakon pristupa Perua Konvenciji potrebna je odluka Vijeća kojom će se dvjema državama članicama koje još nisu prihvatile pristup Perua, Austriji i Rumunjskoj, omogućiti da to i učine, s obzirom da su mnogi građani EU-a porijeklom iz Perua.</text:p>
          </table:table-cell>
        </table:table-row>
        <table:table-row table:style-name="ro1">
          <table:table-cell office:value-type="string" calcext:value-type="string">
            <text:p>http://www.europarl.europa.eu/doceo/document/CRE-8-2016-10-05-INT-3-199-0500_HR.html</text:p>
          </table:table-cell>
          <table:table-cell office:value-type="string" calcext:value-type="string">
            <text:p><text:s/>Accession of Kazakhstan to the 1980 Hague Convention on the Civil Aspects of International Child Abduction (A8-0268/2016 - Angel Dzhambazki) HR </text:p>
          </table:table-cell>
          <table:table-cell office:value-type="string" calcext:value-type="string">
            <text:p>05-10-2016</text:p>
          </table:table-cell>
          <table:table-cell table:formula="of:=DATE(VALUE(MID([.C1412]; 7; 4)); VALUE(MID([.C1412]; 4; 2)); VALUE(MID([.C1412]; 1; 2)))" office:value-type="date" office:date-value="2016-10-05" calcext:value-type="date">
            <text:p>10/05/16</text:p>
          </table:table-cell>
          <table:table-cell office:value-type="string" calcext:value-type="string">
            <text:p>  Dubravka Šuica (PPE), <text:s text:c="2"/>napisan. ‒ Haška konvencija od 25. listopada 1980. o građansko-pravnim aspektima međunarodne otmice djece instrument je od ključne važnosti, koji su ratificirale sve države članice EU-a. Konvencijom se uspostavlja sustav suradnje država ugovornica za rješavanje slučajeva međunarodnih otmica djece do kojih često dolazi kada su roditelji djeteta rastavljeni. Najučestaliji problem je pristranost pojedinačnih nacionalnih pravnih sustava i nadležnost sudova u obje države. Nakon pristupa Kazahstana Konvenciji potrebna je odluka Vijeća kojom će se državama članicama omogućiti da prihvate pristup Kazahstana kako bi Konvencija između Kazahstana i cijele Europske unije stupila na snagu.</text:p>
          </table:table-cell>
        </table:table-row>
        <table:table-row table:style-name="ro1">
          <table:table-cell office:value-type="string" calcext:value-type="string">
            <text:p>http://www.europarl.europa.eu/doceo/document/CRE-8-2016-10-05-INT-3-238-0500_HR.html</text:p>
          </table:table-cell>
          <table:table-cell office:value-type="string" calcext:value-type="string">
            <text:p><text:s/>Accession of Korea to the 1980 Hague Convention on the Civil Aspects of International Child Abduction (A8-0266/2016 - Angel Dzhambazki) HR </text:p>
          </table:table-cell>
          <table:table-cell office:value-type="string" calcext:value-type="string">
            <text:p>05-10-2016</text:p>
          </table:table-cell>
          <table:table-cell table:formula="of:=DATE(VALUE(MID([.C1413]; 7; 4)); VALUE(MID([.C1413]; 4; 2)); VALUE(MID([.C1413]; 1; 2)))" office:value-type="date" office:date-value="2016-10-05" calcext:value-type="date">
            <text:p>10/05/16</text:p>
          </table:table-cell>
          <table:table-cell office:value-type="string" calcext:value-type="string">
            <text:p>  Dubravka Šuica (PPE), <text:s text:c="2"/>napisan. ‒ Haška konvencija od 25. listopada 1980. o građansko-pravnim aspektima međunarodne otmice djece instrument je od ključne važnosti, koji su ratificirale sve države članice EU-a. Konvencijom se uspostavlja sustav suradnje država ugovornica za rješavanje slučajeva međunarodnih otmica djece do kojih često dolazi kada su roditelji djeteta rastavljeni. Najučestaliji problem je pristranost pojedinačnih nacionalnih pravnih sustava i nadležnost sudova u obje države. Nakon pristupa Južne Koreje Konvenciji potrebna je odluka Vijeća kojom će se državama članicama omogućiti da prihvate pristup Južne Koreje tako da Konvencija stupi na snagu između Južne Koreje i cijele Europske unije. U kontekstu ovog izvješća važno je naglasiti kako u Europskoj uniji postoji velika zajednica Korejanaca. </text:p>
          </table:table-cell>
        </table:table-row>
        <table:table-row table:style-name="ro1">
          <table:table-cell office:value-type="string" calcext:value-type="string">
            <text:p>http://www.europarl.europa.eu/doceo/document/CRE-8-2016-10-05-INT-3-283-0500_HR.html</text:p>
          </table:table-cell>
          <table:table-cell office:value-type="string" calcext:value-type="string">
            <text:p><text:s/>Global goals and EU commitments on nutrition and food security in the world (B8-1042/2016) HR </text:p>
          </table:table-cell>
          <table:table-cell office:value-type="string" calcext:value-type="string">
            <text:p>05-10-2016</text:p>
          </table:table-cell>
          <table:table-cell table:formula="of:=DATE(VALUE(MID([.C1414]; 7; 4)); VALUE(MID([.C1414]; 4; 2)); VALUE(MID([.C1414]; 1; 2)))" office:value-type="date" office:date-value="2016-10-05" calcext:value-type="date">
            <text:p>10/05/16</text:p>
          </table:table-cell>
          <table:table-cell office:value-type="string" calcext:value-type="string">
            <text:p>  Dubravka Šuica (PPE), <text:s text:c="2"/>napisan. ‒ Budući da se očekuje da će broj stanovnika dosegnuti 8,5 milijardi do 2030. godine, cilj održivog razvoja i zadaća povezanih s njime je iskorijeniti glad i pothranjenost. Stoga je koordinirano i što brže djelovanje među globalnim, nacionalnim, lokalnim, vladinim, nevladinim i privatnim akterima pa i tijelima znanstvenog i industrijskog istraživanja te među donatorima, izuzetno važno, posebice u pogledu ponovnih ulaganja u lokalnu proizvodnju hrane usmjerenu ponajprije na male proizvođače i agroekološke prakse, ostvarivanja održivih poljoprivrednih i prehrambenih sustava otpornih na klimatske promjene u svrhu prehranjivanja svjetskog stanovništva, štiteći biološku raznolikost.</text:p>
          </table:table-cell>
        </table:table-row>
        <table:table-row table:style-name="ro1">
          <table:table-cell office:value-type="string" calcext:value-type="string">
            <text:p>http://www.europarl.europa.eu/doceo/document/CRE-8-2016-10-05-INT-3-329-0750_HR.html</text:p>
          </table:table-cell>
          <table:table-cell office:value-type="string" calcext:value-type="string">
            <text:p><text:s/>European Public Prosecutor's office and Eurojust (B8-1054/2016) HR </text:p>
          </table:table-cell>
          <table:table-cell office:value-type="string" calcext:value-type="string">
            <text:p>05-10-2016</text:p>
          </table:table-cell>
          <table:table-cell table:formula="of:=DATE(VALUE(MID([.C1415]; 7; 4)); VALUE(MID([.C1415]; 4; 2)); VALUE(MID([.C1415]; 1; 2)))" office:value-type="date" office:date-value="2016-10-05" calcext:value-type="date">
            <text:p>10/05/16</text:p>
          </table:table-cell>
          <table:table-cell office:value-type="string" calcext:value-type="string">
            <text:p>  Dubravka Šuica (PPE), <text:s text:c="2"/>napisan. ‒ Ugovorom iz Lisabona (UFEU) proširuju se instrumenti za zaštitu financijskih interesa EU-a. Sukladno tome, predviđa se osnivanje Ureda europskog javnog tužitelja od Eurojusta uredbom Vijeća. Eurojust služi koordinaciji i suradnji između država članica u istragama i kaznenim progonima. </text:p>
          </table:table-cell>
        </table:table-row>
        <table:table-row table:style-name="ro1">
          <table:table-cell office:value-type="string" calcext:value-type="string">
            <text:p>http://www.europarl.europa.eu/doceo/document/CRE-8-2016-10-05-INT-3-381-0750_HR.html</text:p>
          </table:table-cell>
          <table:table-cell office:value-type="string" calcext:value-type="string">
            <text:p><text:s/>Need for a European reindustrialisation policy in light of the recent Caterpillar and Alstom cases (RC-B8-1051/2016, B8-1051/2016, B8-1052/2016, B8-1053/2016, B8-1055/2016, B8-1056/2016, B8-1057/2016, B8-1058/2016) HR </text:p>
          </table:table-cell>
          <table:table-cell office:value-type="string" calcext:value-type="string">
            <text:p>05-10-2016</text:p>
          </table:table-cell>
          <table:table-cell table:formula="of:=DATE(VALUE(MID([.C1416]; 7; 4)); VALUE(MID([.C1416]; 4; 2)); VALUE(MID([.C1416]; 1; 2)))" office:value-type="date" office:date-value="2016-10-05" calcext:value-type="date">
            <text:p>10/05/16</text:p>
          </table:table-cell>
          <table:table-cell office:value-type="string" calcext:value-type="string">
            <text:p>  Dubravka Šuica (PPE), <text:s text:c="2"/>napisan. ‒ Novom strategijom 2012. Komisija je predvidjela „novu industrijsku revoluciju“ s ciljem povećanja industrijske aktivnosti na 20% BDP-a EU-a do 2020. godine. Međutim, slučajevi tvrtki Caterpillar i Alstom negativni su primjeri problema s kojima je suočena europska industrija gdje ekonomski rast još uvijek nije u mogućnosti generirati poboljšanja u građevinskoj i infrastrukturnoj industriji, industriji resursa te sektorima energetike i prijevoza. Stoga je važno podsjetiti na odgovornost kreatora politike da se postignu ciljevi strategije Europa 2020. s konkurentnom Europom uz održiv i uključiv rast, pozivajući Komisiju i Europsku investicijsku banku da budu posebno usmjerene na područja koja su najviše pogođena deindustrijalizacijom.</text:p>
          </table:table-cell>
        </table:table-row>
        <table:table-row table:style-name="ro1">
          <table:table-cell office:value-type="string" calcext:value-type="string">
            <text:p>http://www.europarl.europa.eu/doceo/document/CRE-8-2016-10-05-INT-3-661-0000_HR.html</text:p>
          </table:table-cell>
          <table:table-cell office:value-type="string" calcext:value-type="string">
            <text:p><text:s/>2016 UN Climate change Conference in Marrakesh, Morocco (COP22) (debate) HR </text:p>
          </table:table-cell>
          <table:table-cell office:value-type="string" calcext:value-type="string">
            <text:p>05-10-2016</text:p>
          </table:table-cell>
          <table:table-cell table:formula="of:=DATE(VALUE(MID([.C1417]; 7; 4)); VALUE(MID([.C1417]; 4; 2)); VALUE(MID([.C1417]; 1; 2)))" office:value-type="date" office:date-value="2016-10-05" calcext:value-type="date">
            <text:p>10/05/16</text:p>
          </table:table-cell>
          <table:table-cell office:value-type="string" calcext:value-type="string">
            <text:p>  Dubravka Šuica (PPE). <text:s text:c="2"/>– Gospođo predsjednice, ne vjerujem da ćemo doći u priliku da revidiramo Pariški sporazum kad smo ga tek jučer u Parlamentu ratificirali i to s velikom većinom. To je zaista bio povijesni događaj i EU je pokazala da je u stanju biti lider, biti u vodstvu kad se radi o borbi protiv klimatskih promjena. </text:p>
          </table:table-cell>
        </table:table-row>
        <table:table-row table:style-name="ro1">
          <table:table-cell office:value-type="string" calcext:value-type="string">
            <text:p>http://www.europarl.europa.eu/doceo/document/CRE-8-2016-10-06-INT-4-046-0000_EN.html</text:p>
          </table:table-cell>
          <table:table-cell office:value-type="string" calcext:value-type="string">
            <text:p><text:s/>2014 Annual report on monitoring the application of Union law (debate) </text:p>
          </table:table-cell>
          <table:table-cell office:value-type="string" calcext:value-type="string">
            <text:p>06-10-2016</text:p>
          </table:table-cell>
          <table:table-cell table:formula="of:=DATE(VALUE(MID([.C1418]; 7; 4)); VALUE(MID([.C1418]; 4; 2)); VALUE(MID([.C1418]; 1; 2)))" office:value-type="date" office:date-value="2016-10-06" calcext:value-type="date">
            <text:p>10/06/16</text:p>
          </table:table-cell>
          <table:table-cell office:value-type="string" calcext:value-type="string">
            <text:p>  Dubravka Šuica (PPE), <text:s text:c="2"/>in writing. – I applaud the 2014 Report on Monitoring the Application of EU Law, which gives an overview of the actual implementation and practical application of EU law and which is useful because it shows the policy areas which had the most infringement cases. However, the enforcement of EU law is still not sufficiently transparent and thus, perhaps the Commission should consider the proposals made by the new Working Group on Administrative Law, as they could lead to greater efficiency within the EU's own administrative procedures. I support this Report because it is important that we closely monitor the application of EU laws. As Vice-Chair of the Delegation for relations with Bosnia and Herzegovina, and Kosovo, I firmly believe that the Parliament should play a more important role in the analysis of how accession countries and countries with association agreements comply with EU laws and that the Parliament can play a larger role in developing appropriate support for implementation of EU laws in these countries. Therefore, I support the suggestion that Parliament draft proper reports on all candidate countries in response to the annual progress reports released by the Commission, with the aim to give relevant committees the chance to deliver opinions.</text:p>
          </table:table-cell>
        </table:table-row>
        <table:table-row table:style-name="ro1">
          <table:table-cell office:value-type="string" calcext:value-type="string">
            <text:p>http://www.europarl.europa.eu/doceo/document/CRE-8-2016-10-06-INT-4-169-0500_HR.html</text:p>
          </table:table-cell>
          <table:table-cell office:value-type="string" calcext:value-type="string">
            <text:p><text:s/>International Financial Reporting Standards: IFRS 9 (B8-1060/2016) HR </text:p>
          </table:table-cell>
          <table:table-cell office:value-type="string" calcext:value-type="string">
            <text:p>06-10-2016</text:p>
          </table:table-cell>
          <table:table-cell table:formula="of:=DATE(VALUE(MID([.C1419]; 7; 4)); VALUE(MID([.C1419]; 4; 2)); VALUE(MID([.C1419]; 1; 2)))" office:value-type="date" office:date-value="2016-10-06" calcext:value-type="date">
            <text:p>10/06/16</text:p>
          </table:table-cell>
          <table:table-cell office:value-type="string" calcext:value-type="string">
            <text:p>  Dubravka Šuica (PPE), <text:s text:c="2"/>napisan. ‒ Odbor za međunarodne računovodstvene standarde propisao je financijski instrument IFRS 9 kao glavni odgovor na određene aspekte financijske krize te utjecaja iste na bankarski sektor. Odbor za ekonomsku i monetarnu politiku detaljno je analizirao financijski instrument IFRS 9 te zaključio kako sadrži važne odgovore Odbora za međunarodne računovodstvene standarde na financijsku krizu te primjećuje kako je rad na primjeni već u tijeku. IFRS 9 poboljšana je verzija IAS 39. </text:p>
          </table:table-cell>
        </table:table-row>
        <table:table-row table:style-name="ro1">
          <table:table-cell office:value-type="string" calcext:value-type="string">
            <text:p>http://www.europarl.europa.eu/doceo/document/CRE-8-2016-10-06-INT-4-209-0500_HR.html</text:p>
          </table:table-cell>
          <table:table-cell office:value-type="string" calcext:value-type="string">
            <text:p><text:s/>Situation in Syria (B8-1089/2016, B8-1090/2016) HR </text:p>
          </table:table-cell>
          <table:table-cell office:value-type="string" calcext:value-type="string">
            <text:p>06-10-2016</text:p>
          </table:table-cell>
          <table:table-cell table:formula="of:=DATE(VALUE(MID([.C1420]; 7; 4)); VALUE(MID([.C1420]; 4; 2)); VALUE(MID([.C1420]; 1; 2)))" office:value-type="date" office:date-value="2016-10-06" calcext:value-type="date">
            <text:p>10/06/16</text:p>
          </table:table-cell>
          <table:table-cell office:value-type="string" calcext:value-type="string">
            <text:p>  Dubravka Šuica (PPE), <text:s text:c="2"/>napisan. ‒ Neprijateljstva u Siriji ponovno su eskalirala, osobito u Alepu te se situacija u svakom trenutku pogoršava. Između ostalog, bombardiraju se bolnice i skladišta te napadaju humanitarni konvoji. </text:p>
          </table:table-cell>
        </table:table-row>
        <table:table-row table:style-name="ro1">
          <table:table-cell office:value-type="string" calcext:value-type="string">
            <text:p>http://www.europarl.europa.eu/doceo/document/CRE-8-2016-10-06-INT-4-253-0500_HR.html</text:p>
          </table:table-cell>
          <table:table-cell office:value-type="string" calcext:value-type="string">
            <text:p><text:s/>2016 UN Climate change Conference in Marrakesh, Morocco (COP22) (B8-1043/2016) HR </text:p>
          </table:table-cell>
          <table:table-cell office:value-type="string" calcext:value-type="string">
            <text:p>06-10-2016</text:p>
          </table:table-cell>
          <table:table-cell table:formula="of:=DATE(VALUE(MID([.C1421]; 7; 4)); VALUE(MID([.C1421]; 4; 2)); VALUE(MID([.C1421]; 1; 2)))" office:value-type="date" office:date-value="2016-10-06" calcext:value-type="date">
            <text:p>10/06/16</text:p>
          </table:table-cell>
          <table:table-cell office:value-type="string" calcext:value-type="string">
            <text:p>  Dubravka Šuica (PPE), <text:s text:c="2"/>napisan. ‒ Postojanje klimatskih promjena danas je neupitno. Posljedica su ljudskog djelovanja i već se jasno razaznaju i u zemljama u razvoju i u manje razvijenim zemljama. Izazivaju poteškoće u gospodarstvu i političke nesuglasice, a mogle bi dovesti i do migracije stanovništva. Pariški sporazum smatra se izuzetno važnim instrumentom za sprječavanje klimatskih promjena kojim se nastoji ukazati na važnost energetske učinkovitosti, korištenje obnovljivih izvora energije i smanjenje emisija štetnih tvari, a sve u svrhu smanjenja potencijalnog siromaštva izazvanog klimatskim promjenama te povećanja gospodarskog rasta.</text:p>
          </table:table-cell>
        </table:table-row>
        <table:table-row table:style-name="ro1">
          <table:table-cell office:value-type="string" calcext:value-type="string">
            <text:p>http://www.europarl.europa.eu/doceo/document/CRE-8-2016-10-06-INT-4-334-0500_HR.html</text:p>
          </table:table-cell>
          <table:table-cell office:value-type="string" calcext:value-type="string">
            <text:p><text:s/>2014 Annual report on monitoring the application of Union law (A8-0262/2016 - Heidi Hautala) HR </text:p>
          </table:table-cell>
          <table:table-cell office:value-type="string" calcext:value-type="string">
            <text:p>06-10-2016</text:p>
          </table:table-cell>
          <table:table-cell table:formula="of:=DATE(VALUE(MID([.C1422]; 7; 4)); VALUE(MID([.C1422]; 4; 2)); VALUE(MID([.C1422]; 1; 2)))" office:value-type="date" office:date-value="2016-10-06" calcext:value-type="date">
            <text:p>10/06/16</text:p>
          </table:table-cell>
          <table:table-cell office:value-type="string" calcext:value-type="string">
            <text:p>  Dubravka Šuica (PPE), <text:s text:c="2"/>napisan. ‒ Jedna od nadležnosti Komisije obuhvaća i nadzor nad primjenom prava EU-a. Sukladno tome, ovlaštena je pokretati postupke protiv država članica koje krše obveze iz Ugovora. Zbog efikasnijeg ostvarenja nadzora predviđen je postupak EU Pilot čiji je cilj smanjiti pokretanje službenih postupaka zbog povrede prava kroz suradnju između Komisije i države članice. </text:p>
          </table:table-cell>
        </table:table-row>
        <table:table-row table:style-name="ro1">
          <table:table-cell office:value-type="string" calcext:value-type="string">
            <text:p>http://www.europarl.europa.eu/doceo/document/CRE-8-2016-10-06-INT-4-360-0500_HR.html</text:p>
          </table:table-cell>
          <table:table-cell office:value-type="string" calcext:value-type="string">
            <text:p><text:s/>Objection pursuant to Rule 106: Placing on the market of genetically modified maize Bt11 seeds (B8-1083/2016) HR </text:p>
          </table:table-cell>
          <table:table-cell office:value-type="string" calcext:value-type="string">
            <text:p>06-10-2016</text:p>
          </table:table-cell>
          <table:table-cell table:formula="of:=DATE(VALUE(MID([.C1423]; 7; 4)); VALUE(MID([.C1423]; 4; 2)); VALUE(MID([.C1423]; 1; 2)))" office:value-type="date" office:date-value="2016-10-06" calcext:value-type="date">
            <text:p>10/06/16</text:p>
          </table:table-cell>
          <table:table-cell office:value-type="string" calcext:value-type="string">
            <text:p>  Dubravka Šuica (PPE), <text:s text:c="2"/>napisan. ‒ Uzimajući u obzir nacrt Europske komisije o provedbenoj odluci stavljanja na tržište genetski modificiranog sjemena kukuruza Bt11 (SYN-BTØ11-1) za uzgajanje, te budući da je prema članku 26.c stavku 2. Direktive 2001/18/EZ uzgajanje genetski modificiranog kukuruza Bt11 zabranjeno na teritorijima određenih država članica, uključujući i Hrvatsku, nacrt Europske komisije nadilazi svoje izvršne ovlasti ostvarene Direktivnom 2001/18/EZ. Osim toga, procjena rizika uzgoja Europske agencije za sigurnost hrane je nepotpuna, a nacrt Komisije o provedbi odluke nedovoljno usklađen s legislativom, regulativama i administrativnim odredbama država članica kojima bi se zaštitilo ljudsko zdravlje i okoliš prilikom namjernog uvođenja genetski modificiranih organizama u bilo koje svrhe osim stavljanja na tržište Unije.</text:p>
          </table:table-cell>
        </table:table-row>
        <table:table-row table:style-name="ro1">
          <table:table-cell office:value-type="string" calcext:value-type="string">
            <text:p>http://www.europarl.europa.eu/doceo/document/CRE-8-2016-10-06-INT-4-383-0500_HR.html</text:p>
          </table:table-cell>
          <table:table-cell office:value-type="string" calcext:value-type="string">
            <text:p><text:s/>Objection pursuant to Rule 106: Placing on the market of genetically modified maize 1507 seeds (B8-1085/2016) HR </text:p>
          </table:table-cell>
          <table:table-cell office:value-type="string" calcext:value-type="string">
            <text:p>06-10-2016</text:p>
          </table:table-cell>
          <table:table-cell table:formula="of:=DATE(VALUE(MID([.C1424]; 7; 4)); VALUE(MID([.C1424]; 4; 2)); VALUE(MID([.C1424]; 1; 2)))" office:value-type="date" office:date-value="2016-10-06" calcext:value-type="date">
            <text:p>10/06/16</text:p>
          </table:table-cell>
          <table:table-cell office:value-type="string" calcext:value-type="string">
            <text:p>  Dubravka Šuica (PPE), <text:s text:c="2"/>napisan. ‒ Uzimajući u obzir nacrt Europske komisije o provedbenoj odluci stavljanja na tržište genetski modificiranog sjemena kukuruza 1507 (DAS-Ø15Ø7-1) za uzgajanje te budući da je prema članku 26.c stavku 2. Direktive 2001/18/EC uzgajanje genetski modificiranog kukuruza Bt11 zabranjeno na teritorijima određenih država članica, uključujući i Hrvatsku, nacrt Europske komisije nadilazi svoje izvršne ovlasti ostvarene Direktivnom 2001/18/EC. Osim toga, procjena rizika uzgoja Europske agencije za sigurnost hrane je nepotpuna, a nacrt Komisije o provedbi odluke nedovoljno usklađen s legislativom, regulativama i administrativnim odredbama država članica kojima bi se zaštitilo ljudsko zdravlje i okoliš prilikom namjernog uvođenja genetski modificiranih organizama u bilo koje svrhe osim stavljanja na tržište Unije.</text:p>
          </table:table-cell>
        </table:table-row>
        <table:table-row table:style-name="ro1">
          <table:table-cell office:value-type="string" calcext:value-type="string">
            <text:p>http://www.europarl.europa.eu/doceo/document/CRE-8-2016-10-06-INT-4-406-0500_HR.html</text:p>
          </table:table-cell>
          <table:table-cell office:value-type="string" calcext:value-type="string">
            <text:p><text:s/>Objection pursuant to Rule 106: Renewing the authorisation for genetically modified maize MON 810 seeds (B8-1086/2016) HR </text:p>
          </table:table-cell>
          <table:table-cell office:value-type="string" calcext:value-type="string">
            <text:p>06-10-2016</text:p>
          </table:table-cell>
          <table:table-cell table:formula="of:=DATE(VALUE(MID([.C1425]; 7; 4)); VALUE(MID([.C1425]; 4; 2)); VALUE(MID([.C1425]; 1; 2)))" office:value-type="date" office:date-value="2016-10-06" calcext:value-type="date">
            <text:p>10/06/16</text:p>
          </table:table-cell>
          <table:table-cell office:value-type="string" calcext:value-type="string">
            <text:p>  Dubravka Šuica (PPE), <text:s text:c="2"/>napisan. ‒ Uzimajući u obzir Nacrt Komisije o provedbenoj odluci o obnavljanju ovlaštenja za stavljanje na tržište genetski modificiranog sjemena kukuruza MON 810 (MON-ØØ81Ø-6) za uzgajanje te budući da će prema članku 26.c stavku 2. Direktive 2001/18/EC uzgajanje genetski modificiranog kukuruza MON 810 biti zabranjeno na teritorijima određenih država članica, uključujući i Hrvatsku, nacrt Komisije nadilazi provedbene ovlasti ostvarene Regulativom (EZ) br. 1829/2003. </text:p>
          </table:table-cell>
        </table:table-row>
        <table:table-row table:style-name="ro1">
          <table:table-cell office:value-type="string" calcext:value-type="string">
            <text:p>http://www.europarl.europa.eu/doceo/document/CRE-8-2016-10-06-INT-4-429-0500_HR.html</text:p>
          </table:table-cell>
          <table:table-cell office:value-type="string" calcext:value-type="string">
            <text:p><text:s/>Objection pursuant to Rule 106: Renewing the authorisation for genetically modified maize MON 810 products (B8-1084/2016) HR </text:p>
          </table:table-cell>
          <table:table-cell office:value-type="string" calcext:value-type="string">
            <text:p>06-10-2016</text:p>
          </table:table-cell>
          <table:table-cell table:formula="of:=DATE(VALUE(MID([.C1426]; 7; 4)); VALUE(MID([.C1426]; 4; 2)); VALUE(MID([.C1426]; 1; 2)))" office:value-type="date" office:date-value="2016-10-06" calcext:value-type="date">
            <text:p>10/06/16</text:p>
          </table:table-cell>
          <table:table-cell office:value-type="string" calcext:value-type="string">
            <text:p>  Dubravka Šuica (PPE), <text:s text:c="2"/>napisan. ‒ Nacrt Komisije o provedbenoj odluci o odobravanju stavljanja na tržište genetski modificiranog kukuruza i proizvoda koji ga sadržavaju, sastoje se ili su proizvedeni od njega kontroverzan je iz više razloga.</text:p>
          </table:table-cell>
        </table:table-row>
        <table:table-row table:style-name="ro1">
          <table:table-cell office:value-type="string" calcext:value-type="string">
            <text:p>http://www.europarl.europa.eu/doceo/document/CRE-8-2016-10-06-INT-4-452-0500_HR.html</text:p>
          </table:table-cell>
          <table:table-cell office:value-type="string" calcext:value-type="string">
            <text:p><text:s/>Objection pursuant to Rule 106: Placing on the market of genetically modified cotton 281-24-236 × 3006-210-23 × MON 88913 (B8-1088/2016) HR </text:p>
          </table:table-cell>
          <table:table-cell office:value-type="string" calcext:value-type="string">
            <text:p>06-10-2016</text:p>
          </table:table-cell>
          <table:table-cell table:formula="of:=DATE(VALUE(MID([.C1427]; 7; 4)); VALUE(MID([.C1427]; 4; 2)); VALUE(MID([.C1427]; 1; 2)))" office:value-type="date" office:date-value="2016-10-06" calcext:value-type="date">
            <text:p>10/06/16</text:p>
          </table:table-cell>
          <table:table-cell office:value-type="string" calcext:value-type="string">
            <text:p>  Dubravka Šuica (PPE), <text:s text:c="2"/>napisan. ‒ Nacrt Komisije o provedbi odluke o stavljanju na tržište genetski modificiranog pamuka nije izglasan u skladu s predviđenom legislativom EU-a te je Komisija prekoračila svoje ovlasti. O nacrtu provedbene odluke nije izdano mišljenje, te većina kojom se izglasao nacrt ne predstavlja volju većinu država članica.</text:p>
          </table:table-cell>
        </table:table-row>
        <table:table-row table:style-name="ro1">
          <table:table-cell office:value-type="string" calcext:value-type="string">
            <text:p>http://www.europarl.europa.eu/doceo/document/CRE-8-2016-10-25-INT-2-172-0875_HR.html</text:p>
          </table:table-cell>
          <table:table-cell office:value-type="string" calcext:value-type="string">
            <text:p><text:s/>Automated data exchange with regard to DNA data in Denmark (A8-0289/2016 - Claude Moraes) HR </text:p>
          </table:table-cell>
          <table:table-cell office:value-type="string" calcext:value-type="string">
            <text:p>25-10-2016</text:p>
          </table:table-cell>
          <table:table-cell table:formula="of:=DATE(VALUE(MID([.C1428]; 7; 4)); VALUE(MID([.C1428]; 4; 2)); VALUE(MID([.C1428]; 1; 2)))" office:value-type="date" office:date-value="2016-10-25" calcext:value-type="date">
            <text:p>10/25/16</text:p>
          </table:table-cell>
          <table:table-cell office:value-type="string" calcext:value-type="string">
            <text:p>  Dubravka Šuica (PPE), <text:s text:c="2"/>napisan. ‒ Učinkovita policijska suradnja jedna je od ključnih stavki postojanja Europske unije u pogledu slobode, sigurnosti i pravde koje počivaju na poštivanju temeljnih prava s ciljem sprečavanja, otkrivanja i istraživanja kaznenih djela u Europskoj uniji. Produbljivanje prekogranične suradnje značajno je u pogledu suzbijanja terorizma i prekograničnog kriminala.</text:p>
          </table:table-cell>
        </table:table-row>
        <table:table-row table:style-name="ro1">
          <table:table-cell office:value-type="string" calcext:value-type="string">
            <text:p>http://www.europarl.europa.eu/doceo/document/CRE-8-2016-10-25-INT-2-191-0875_HR.html</text:p>
          </table:table-cell>
          <table:table-cell office:value-type="string" calcext:value-type="string">
            <text:p><text:s/>Automated data exchange with regard to dactyloscopic data in Denmark (A8-0288/2016 - Claude Moraes) HR </text:p>
          </table:table-cell>
          <table:table-cell office:value-type="string" calcext:value-type="string">
            <text:p>25-10-2016</text:p>
          </table:table-cell>
          <table:table-cell table:formula="of:=DATE(VALUE(MID([.C1429]; 7; 4)); VALUE(MID([.C1429]; 4; 2)); VALUE(MID([.C1429]; 1; 2)))" office:value-type="date" office:date-value="2016-10-25" calcext:value-type="date">
            <text:p>10/25/16</text:p>
          </table:table-cell>
          <table:table-cell office:value-type="string" calcext:value-type="string">
            <text:p>  Dubravka Šuica (PPE), <text:s text:c="2"/>napisan. ‒ Učinkovita policijska suradnja jedna je od ključnih stavki postojanja Europske unije u pogledu slobode, sigurnosti i pravde koje počivaju na poštivanju temeljnih prava s ciljem sprečavanja, otkrivanja i istraživanja kaznenih djela u Europskoj uniji. Produbljivanje prekogranične suradnje značajno je u pogledu suzbijanja terorizma i prekograničnog kriminala. </text:p>
          </table:table-cell>
        </table:table-row>
        <table:table-row table:style-name="ro1">
          <table:table-cell office:value-type="string" calcext:value-type="string">
            <text:p>http://www.europarl.europa.eu/doceo/document/CRE-8-2016-10-25-INT-2-214-0500_HR.html</text:p>
          </table:table-cell>
          <table:table-cell office:value-type="string" calcext:value-type="string">
            <text:p><text:s/>EU-China Agreement on short-stay visa waiver for holders of diplomatic passports (A8-0281/2016 - Bodil Valero) HR </text:p>
          </table:table-cell>
          <table:table-cell office:value-type="string" calcext:value-type="string">
            <text:p>25-10-2016</text:p>
          </table:table-cell>
          <table:table-cell table:formula="of:=DATE(VALUE(MID([.C1430]; 7; 4)); VALUE(MID([.C1430]; 4; 2)); VALUE(MID([.C1430]; 1; 2)))" office:value-type="date" office:date-value="2016-10-25" calcext:value-type="date">
            <text:p>10/25/16</text:p>
          </table:table-cell>
          <table:table-cell office:value-type="string" calcext:value-type="string">
            <text:p>  Dubravka Šuica (PPE), <text:s text:c="2"/>napisan. ‒ U rujnu 2015. godine Vijeće je ovlastilo Komisiju da započne pregovore i razmatranje pregovaračkih smjernica za Sporazum o izuzeću iz obveze posjedovanja vize za kratkotrajan boravak za nositelje diplomatskih putovnica. </text:p>
          </table:table-cell>
        </table:table-row>
        <table:table-row table:style-name="ro1">
          <table:table-cell office:value-type="string" calcext:value-type="string">
            <text:p>http://www.europarl.europa.eu/doceo/document/CRE-8-2016-10-25-INT-2-239-0875_HR.html</text:p>
          </table:table-cell>
          <table:table-cell office:value-type="string" calcext:value-type="string">
            <text:p><text:s/>Member States experiencing or threatened with serious difficulties with respect to their financial stability (A8-0292/2016 - Iskra Mihaylova) HR </text:p>
          </table:table-cell>
          <table:table-cell office:value-type="string" calcext:value-type="string">
            <text:p>25-10-2016</text:p>
          </table:table-cell>
          <table:table-cell table:formula="of:=DATE(VALUE(MID([.C1431]; 7; 4)); VALUE(MID([.C1431]; 4; 2)); VALUE(MID([.C1431]; 1; 2)))" office:value-type="date" office:date-value="2016-10-25" calcext:value-type="date">
            <text:p>10/25/16</text:p>
          </table:table-cell>
          <table:table-cell office:value-type="string" calcext:value-type="string">
            <text:p>  Dubravka Šuica (PPE), <text:s text:c="2"/>napisan. ‒ U jeku gospodarske krize te opterećenja nacionalnih proračuna, financijska stabilnost nastoji se osigurati sredstvima za financiranje projekata regionalne politike. Člankom 24. Uredbe o zajedničkim odredbama Komisija, na zahtjev države članice suočene s gospodarskim poteškoćama, može povećati plaćanja takozvanim dodatnim financiranjem u okviru programa prilagodbe namijenjenog državama članicama uz primjenu dodatnih deset postotnih bodova iznad stope sufinanciranja koja se primjenjuje na svaki prioritet EFRR-a, ESF-a i Kohezijskog fonda ili na svaku mjeru Europskog poljoprivrednog fonda za ruralni razvoj i Europskog fonda za pomorstvo i ribarstvo. </text:p>
          </table:table-cell>
        </table:table-row>
        <table:table-row table:style-name="ro1">
          <table:table-cell office:value-type="string" calcext:value-type="string">
            <text:p>http://www.europarl.europa.eu/doceo/document/CRE-8-2016-10-25-INT-2-260-0500_HR.html</text:p>
          </table:table-cell>
          <table:table-cell office:value-type="string" calcext:value-type="string">
            <text:p><text:s/>Request for the waiver of the immunity of Jean-Marie Le Pen (A8-0301/2016 - Evelyn Regner) HR </text:p>
          </table:table-cell>
          <table:table-cell office:value-type="string" calcext:value-type="string">
            <text:p>25-10-2016</text:p>
          </table:table-cell>
          <table:table-cell table:formula="of:=DATE(VALUE(MID([.C1432]; 7; 4)); VALUE(MID([.C1432]; 4; 2)); VALUE(MID([.C1432]; 1; 2)))" office:value-type="date" office:date-value="2016-10-25" calcext:value-type="date">
            <text:p>10/25/16</text:p>
          </table:table-cell>
          <table:table-cell office:value-type="string" calcext:value-type="string">
            <text:p>  Dubravka Šuica (PPE), <text:s text:c="2"/>napisan. ‒ Zastupnici u Europskom parlamentu na području vlastite države članice uživaju imunitet jednak imunitetu priznatom članovima parlamenta te države. Dva istražna suca Visokog suda u Parizu podnijela su zahtjev za ukidanje imuniteta Jean-Marieju Le Penu zbog sporne rasističke izjave u videozapisu objavljenom 6. lipnja na internetu.</text:p>
          </table:table-cell>
        </table:table-row>
        <table:table-row table:style-name="ro1">
          <table:table-cell office:value-type="string" calcext:value-type="string">
            <text:p>http://www.europarl.europa.eu/doceo/document/CRE-8-2016-10-25-INT-2-275-0750_HR.html</text:p>
          </table:table-cell>
          <table:table-cell office:value-type="string" calcext:value-type="string">
            <text:p><text:s/>Request for the defence of the privileges and immunities of Jane Collins (A8-0297/2016 - Tadeusz Zwiefka) HR </text:p>
          </table:table-cell>
          <table:table-cell office:value-type="string" calcext:value-type="string">
            <text:p>25-10-2016</text:p>
          </table:table-cell>
          <table:table-cell table:formula="of:=DATE(VALUE(MID([.C1433]; 7; 4)); VALUE(MID([.C1433]; 4; 2)); VALUE(MID([.C1433]; 1; 2)))" office:value-type="date" office:date-value="2016-10-25" calcext:value-type="date">
            <text:p>10/25/16</text:p>
          </table:table-cell>
          <table:table-cell office:value-type="string" calcext:value-type="string">
            <text:p>  Dubravka Šuica (PPE), <text:s text:c="2"/>napisan. ‒ Protiv Jane Collins vodi se građanski postupak pred Administrativnim vijećem Visokog suda u Londonu kao privatna tužba u okviru koje se traži odšteta za navodnu klevetu i uvredu iznesenu na konferenciji stranke, uključujući kaznenu odštetu. </text:p>
          </table:table-cell>
        </table:table-row>
        <table:table-row table:style-name="ro1">
          <table:table-cell office:value-type="string" calcext:value-type="string">
            <text:p>http://www.europarl.europa.eu/doceo/document/CRE-8-2016-10-25-INT-2-290-0750_HR.html</text:p>
          </table:table-cell>
          <table:table-cell office:value-type="string" calcext:value-type="string">
            <text:p><text:s/>Request for the defence of the privileges and immunities of Mario Borghezio (A8-0312/2016 - Angel Dzhambazki) HR </text:p>
          </table:table-cell>
          <table:table-cell office:value-type="string" calcext:value-type="string">
            <text:p>25-10-2016</text:p>
          </table:table-cell>
          <table:table-cell table:formula="of:=DATE(VALUE(MID([.C1434]; 7; 4)); VALUE(MID([.C1434]; 4; 2)); VALUE(MID([.C1434]; 1; 2)))" office:value-type="date" office:date-value="2016-10-25" calcext:value-type="date">
            <text:p>10/25/16</text:p>
          </table:table-cell>
          <table:table-cell office:value-type="string" calcext:value-type="string">
            <text:p>  Dubravka Šuica (PPE), <text:s text:c="2"/>napisan. ‒ Protiv Marija Borghezija vodi se kazneni postupak pred sudom u Milanu zbog navodnog zagovaranja ideja utemeljenih na superiornosti i rasnoj ili etničkoj mržnji iznesenih u okviru radijskog programa. Sporne izjave suprotne su članku 21. Povelje Europske unije o temeljnim pravima te su potpuno nepovezane s vrijednostima koje zagovara Europski parlament, stoga se ne može tvrditi da su izrečene tijekom obavljana dužnosti zastupnika u Europskom parlamentu. </text:p>
          </table:table-cell>
        </table:table-row>
        <table:table-row table:style-name="ro1">
          <table:table-cell office:value-type="string" calcext:value-type="string">
            <text:p>http://www.europarl.europa.eu/doceo/document/CRE-8-2016-10-25-INT-2-309-0750_HR.html</text:p>
          </table:table-cell>
          <table:table-cell office:value-type="string" calcext:value-type="string">
            <text:p><text:s/>Rail transport statistics, as regards the collection of data on goods, passengers and accidents (A8-0300/2016 - Michael Cramer) HR </text:p>
          </table:table-cell>
          <table:table-cell office:value-type="string" calcext:value-type="string">
            <text:p>25-10-2016</text:p>
          </table:table-cell>
          <table:table-cell table:formula="of:=DATE(VALUE(MID([.C1435]; 7; 4)); VALUE(MID([.C1435]; 4; 2)); VALUE(MID([.C1435]; 1; 2)))" office:value-type="date" office:date-value="2016-10-25" calcext:value-type="date">
            <text:p>10/25/16</text:p>
          </table:table-cell>
          <table:table-cell office:value-type="string" calcext:value-type="string">
            <text:p>  Dubravka Šuica (PPE), <text:s text:c="2"/>napisan. ‒ Kako bi se izbjeglo neučinkovito preklapanje poslova Eurostata, Komisije i Europske agencije za željeznice važno je jačanje suradnje među institucijama, što uključuje i lakšu dostupnost statističkih podataka građanima Europske unije.</text:p>
          </table:table-cell>
        </table:table-row>
        <table:table-row table:style-name="ro1">
          <table:table-cell office:value-type="string" calcext:value-type="string">
            <text:p>http://www.europarl.europa.eu/doceo/document/CRE-8-2016-10-25-INT-2-356-0875_HR.html</text:p>
          </table:table-cell>
          <table:table-cell office:value-type="string" calcext:value-type="string">
            <text:p><text:s/>Union legal framework for customs infringements and sanctions (A8-0239/2016 - Kaja Kallas) HR </text:p>
          </table:table-cell>
          <table:table-cell office:value-type="string" calcext:value-type="string">
            <text:p>25-10-2016</text:p>
          </table:table-cell>
          <table:table-cell table:formula="of:=DATE(VALUE(MID([.C1436]; 7; 4)); VALUE(MID([.C1436]; 4; 2)); VALUE(MID([.C1436]; 1; 2)))" office:value-type="date" office:date-value="2016-10-25" calcext:value-type="date">
            <text:p>10/25/16</text:p>
          </table:table-cell>
          <table:table-cell office:value-type="string" calcext:value-type="string">
            <text:p>  Dubravka Šuica (PPE), <text:s text:c="2"/>napisan. ‒ Europska unija može razviti zajednički pristup provedbi carinskog zakonodavstva kroz interakciju i djelovanje carinskih uprava na jednako djelotvoran način kao da je riječ o jednoj upravi, jer je carinsko zakonodavstvo u nadležnosti Europske unije. Međutim, donošenje zakonodavnih mjera u pogledu carinskih prekršaja i sankcija i dalje je u nadležnosti država članica. </text:p>
          </table:table-cell>
        </table:table-row>
        <table:table-row table:style-name="ro1">
          <table:table-cell office:value-type="string" calcext:value-type="string">
            <text:p>http://www.europarl.europa.eu/doceo/document/CRE-8-2016-10-25-INT-2-380-0750_HR.html</text:p>
          </table:table-cell>
          <table:table-cell office:value-type="string" calcext:value-type="string">
            <text:p><text:s/>Draft amending budget No 3/2016: Security of the Institutions (A8-0295/2016 - José Manuel Fernandes, Gérard Deprez) HR </text:p>
          </table:table-cell>
          <table:table-cell office:value-type="string" calcext:value-type="string">
            <text:p>25-10-2016</text:p>
          </table:table-cell>
          <table:table-cell table:formula="of:=DATE(VALUE(MID([.C1437]; 7; 4)); VALUE(MID([.C1437]; 4; 2)); VALUE(MID([.C1437]; 1; 2)))" office:value-type="date" office:date-value="2016-10-25" calcext:value-type="date">
            <text:p>10/25/16</text:p>
          </table:table-cell>
          <table:table-cell office:value-type="string" calcext:value-type="string">
            <text:p>  Dubravka Šuica (PPE), <text:s text:c="2"/>napisan. ‒ S obzirom da je opći proračun Europske unije za 2016. financijsku godinu konačno donesen 25. studenog 2015. godine, te nedavne terorističke napade, institucije Europske unije revizijom sigurnosti potreba utvrdile su nedostatak dodatnih resursa već u 2016. godini. </text:p>
          </table:table-cell>
        </table:table-row>
        <table:table-row table:style-name="ro1">
          <table:table-cell office:value-type="string" calcext:value-type="string">
            <text:p>http://www.europarl.europa.eu/doceo/document/CRE-8-2016-10-25-INT-2-411-0750_HR.html</text:p>
          </table:table-cell>
          <table:table-cell office:value-type="string" calcext:value-type="string">
            <text:p><text:s/>EU strategy towards Iran after the nuclear agreement (A8-0286/2016 - Richard Howitt) HR </text:p>
          </table:table-cell>
          <table:table-cell office:value-type="string" calcext:value-type="string">
            <text:p>25-10-2016</text:p>
          </table:table-cell>
          <table:table-cell table:formula="of:=DATE(VALUE(MID([.C1438]; 7; 4)); VALUE(MID([.C1438]; 4; 2)); VALUE(MID([.C1438]; 1; 2)))" office:value-type="date" office:date-value="2016-10-25" calcext:value-type="date">
            <text:p>10/25/16</text:p>
          </table:table-cell>
          <table:table-cell office:value-type="string" calcext:value-type="string">
            <text:p>  Dubravka Šuica (PPE), <text:s text:c="2"/>napisan. ‒ Provedbom obveza iz Zajedničkog sveobuhvatnog akcijskog plana, poznatog i kao iranski nuklearni sporazum uslijedilo je ukidanje sankcija čime je omogućeno obnavljanje suradnje s Iranom. Ekonomske koristi otvaranja iranskog tržišta europskim tvrtkama su obostrane uz jamstvo sve veće stabilnosti u regiji. </text:p>
          </table:table-cell>
        </table:table-row>
        <table:table-row table:style-name="ro1">
          <table:table-cell office:value-type="string" calcext:value-type="string">
            <text:p>http://www.europarl.europa.eu/doceo/document/CRE-8-2016-10-25-INT-2-447-0750_HR.html</text:p>
          </table:table-cell>
          <table:table-cell office:value-type="string" calcext:value-type="string">
            <text:p><text:s/>Fight against corruption and follow-up of the CRIM resolution (A8-0284/2016 - Laura Ferrara) HR </text:p>
          </table:table-cell>
          <table:table-cell office:value-type="string" calcext:value-type="string">
            <text:p>25-10-2016</text:p>
          </table:table-cell>
          <table:table-cell table:formula="of:=DATE(VALUE(MID([.C1439]; 7; 4)); VALUE(MID([.C1439]; 4; 2)); VALUE(MID([.C1439]; 1; 2)))" office:value-type="date" office:date-value="2016-10-25" calcext:value-type="date">
            <text:p>10/25/16</text:p>
          </table:table-cell>
          <table:table-cell office:value-type="string" calcext:value-type="string">
            <text:p>  Dubravka Šuica (PPE), <text:s text:c="2"/>napisan. ‒ Organizirani kriminal danas je jedan od najozbiljnijih globalnih problema koji zahtjeva koordinirane odgovore zbog složenosti fenomena zločinačkih udruženja, odnosno izmjene načina djelovanja, diversificiranja aktivnosti prilagodbom na različite društvene kontekste te prijetnje za gospodarstvo u pogledu smanjenja poreznih prihoda država članica i odgovornosti javnih projekata financiranih sredstvima EU-a.</text:p>
          </table:table-cell>
        </table:table-row>
        <table:table-row table:style-name="ro1">
          <table:table-cell office:value-type="string" calcext:value-type="string">
            <text:p>http://www.europarl.europa.eu/doceo/document/CRE-8-2016-10-25-INT-2-479-0750_HR.html</text:p>
          </table:table-cell>
          <table:table-cell office:value-type="string" calcext:value-type="string">
            <text:p><text:s/>Human rights and migration in third countries (A8-0245/2016 - Marie-Christine Vergiat) HR </text:p>
          </table:table-cell>
          <table:table-cell office:value-type="string" calcext:value-type="string">
            <text:p>25-10-2016</text:p>
          </table:table-cell>
          <table:table-cell table:formula="of:=DATE(VALUE(MID([.C1440]; 7; 4)); VALUE(MID([.C1440]; 4; 2)); VALUE(MID([.C1440]; 1; 2)))" office:value-type="date" office:date-value="2016-10-25" calcext:value-type="date">
            <text:p>10/25/16</text:p>
          </table:table-cell>
          <table:table-cell office:value-type="string" calcext:value-type="string">
            <text:p>  Dubravka Šuica (PPE), <text:s text:c="2"/>napisan. ‒ Prema procjeni UN-a međunarodne su migracije u porastu. Promjene u migracijskim tokovima imaju važne gospodarske, društvene i političke posljedice koliko na polazišne toliko i na odredišne zemlje migranata.</text:p>
          </table:table-cell>
        </table:table-row>
        <table:table-row table:style-name="ro1">
          <table:table-cell office:value-type="string" calcext:value-type="string">
            <text:p>http://www.europarl.europa.eu/doceo/document/CRE-8-2016-10-25-INT-2-507-0750_HR.html</text:p>
          </table:table-cell>
          <table:table-cell office:value-type="string" calcext:value-type="string">
            <text:p><text:s/>Corporate liability for serious human rights abuses in third countries (A8-0243/2016 - Ignazio Corrao) HR </text:p>
          </table:table-cell>
          <table:table-cell office:value-type="string" calcext:value-type="string">
            <text:p>25-10-2016</text:p>
          </table:table-cell>
          <table:table-cell table:formula="of:=DATE(VALUE(MID([.C1441]; 7; 4)); VALUE(MID([.C1441]; 4; 2)); VALUE(MID([.C1441]; 1; 2)))" office:value-type="date" office:date-value="2016-10-25" calcext:value-type="date">
            <text:p>10/25/16</text:p>
          </table:table-cell>
          <table:table-cell office:value-type="string" calcext:value-type="string">
            <text:p>  Dubravka Šuica (PPE), <text:s text:c="2"/>napisan. ‒ Korporacije su kao jedan od glavnih aktera gospodarske globalizacije dužne poštivati međunarodne sporazume. Internacionalizacijom poslovnih aktivnosti uloga korporacija u jamčenju poštovanja ljudskih prava bit će sve značajnija u pogledu društveno odgovornog poslovanja te će međunarodne norme, pravila i suradnja biti presudni za sprečavanje povreda ljudskih prava u trećim zemljama. </text:p>
          </table:table-cell>
        </table:table-row>
        <table:table-row table:style-name="ro1">
          <table:table-cell office:value-type="string" calcext:value-type="string">
            <text:p>http://www.europarl.europa.eu/doceo/document/CRE-8-2016-10-25-INT-2-535-0875_HR.html</text:p>
          </table:table-cell>
          <table:table-cell office:value-type="string" calcext:value-type="string">
            <text:p><text:s/>EU strategy for liquefied natural gas and gas storage (A8-0278/2016 - András Gyürk) HR </text:p>
          </table:table-cell>
          <table:table-cell office:value-type="string" calcext:value-type="string">
            <text:p>25-10-2016</text:p>
          </table:table-cell>
          <table:table-cell table:formula="of:=DATE(VALUE(MID([.C1442]; 7; 4)); VALUE(MID([.C1442]; 4; 2)); VALUE(MID([.C1442]; 1; 2)))" office:value-type="date" office:date-value="2016-10-25" calcext:value-type="date">
            <text:p>10/25/16</text:p>
          </table:table-cell>
          <table:table-cell office:value-type="string" calcext:value-type="string">
            <text:p>  Dubravka Šuica (PPE), <text:s text:c="2"/>napisan. ‒ Europska unija drugi je najveći svjetski uvoznik ukapljenog prirodnog plina na svijetu, stoga je proaktivnija politika u međunarodnoj energetskoj diplomaciji te bolja koordinacija nacionalnih energetskih politika važna u svrhu jednake cjenovne pristupačnosti opskrbe energijom.</text:p>
          </table:table-cell>
        </table:table-row>
        <table:table-row table:style-name="ro1">
          <table:table-cell office:value-type="string" calcext:value-type="string">
            <text:p>http://www.europarl.europa.eu/doceo/document/CRE-8-2016-10-25-INT-2-566-0750_HR.html</text:p>
          </table:table-cell>
          <table:table-cell office:value-type="string" calcext:value-type="string">
            <text:p><text:s/>How to make fisheries controls in Europe uniform (A8-0234/2016 - Isabelle Thomas) HR </text:p>
          </table:table-cell>
          <table:table-cell office:value-type="string" calcext:value-type="string">
            <text:p>25-10-2016</text:p>
          </table:table-cell>
          <table:table-cell table:formula="of:=DATE(VALUE(MID([.C1443]; 7; 4)); VALUE(MID([.C1443]; 4; 2)); VALUE(MID([.C1443]; 1; 2)))" office:value-type="date" office:date-value="2016-10-25" calcext:value-type="date">
            <text:p>10/25/16</text:p>
          </table:table-cell>
          <table:table-cell office:value-type="string" calcext:value-type="string">
            <text:p>  Dubravka Šuica (PPE), <text:s text:c="2"/>napisan. ‒ Upitno je jesu li metode kontrole ribarstva odnosno primjene propisa u Europskoj uniji jednake i djelotvorne. Različiti pravni sustavi država članica uzrok su nejednakih upravnih ili kaznenih sankcija za nepridržavanje pravila Zajedničke ribarstvene politike. Navedena situacija može uzrokovati veliko nezadovoljstvo ribara koje će rezultirati njihovim negativnim stavom o poštenosti i smislenosti nametnutih propisa te osjećajem da se njihov zanat kontrolira više od ostalih.</text:p>
          </table:table-cell>
        </table:table-row>
        <table:table-row table:style-name="ro1">
          <table:table-cell office:value-type="string" calcext:value-type="string">
            <text:p>http://www.europarl.europa.eu/doceo/document/CRE-8-2016-10-25-INT-2-593-0750_HR.html</text:p>
          </table:table-cell>
          <table:table-cell office:value-type="string" calcext:value-type="string">
            <text:p><text:s/>Improving connection and accessibility of transport infrastructure in Central and Eastern Europe (A8-0282/2016 - Tomasz Piotr Poręba) HR </text:p>
          </table:table-cell>
          <table:table-cell office:value-type="string" calcext:value-type="string">
            <text:p>25-10-2016</text:p>
          </table:table-cell>
          <table:table-cell table:formula="of:=DATE(VALUE(MID([.C1444]; 7; 4)); VALUE(MID([.C1444]; 4; 2)); VALUE(MID([.C1444]; 1; 2)))" office:value-type="date" office:date-value="2016-10-25" calcext:value-type="date">
            <text:p>10/25/16</text:p>
          </table:table-cell>
          <table:table-cell office:value-type="string" calcext:value-type="string">
            <text:p>  Dubravka Šuica (PPE), <text:s text:c="2"/>napisan. ‒ Visokokvalitetna prometna infrastruktura jedan je od generatora gospodarskog rasta, stoga je razvoj integrirane multimodalne prometne odnosno transeuropske prometne mreže (TEN-T) diljem Europe važan. Europski strukturni i investicijski fondovi mogu se koristiti u svrhu razvoja postojeće infrastrukture srednje i istočne Europe kako bi se zajamčio potpun i jednak pristup jedinstvenom tržištu s ciljem poticanja gospodarskih aktivnosti Europske unije.</text:p>
          </table:table-cell>
        </table:table-row>
        <table:table-row table:style-name="ro1">
          <table:table-cell office:value-type="string" calcext:value-type="string">
            <text:p>http://www.europarl.europa.eu/doceo/document/CRE-8-2016-10-25-INT-2-634-0500_HR.html</text:p>
          </table:table-cell>
          <table:table-cell office:value-type="string" calcext:value-type="string">
            <text:p><text:s/>EU mechanism on democracy, the rule of law and fundamental rights (A8-0283/2016 - Sophia in 't Veld) HR </text:p>
          </table:table-cell>
          <table:table-cell office:value-type="string" calcext:value-type="string">
            <text:p>25-10-2016</text:p>
          </table:table-cell>
          <table:table-cell table:formula="of:=DATE(VALUE(MID([.C1445]; 7; 4)); VALUE(MID([.C1445]; 4; 2)); VALUE(MID([.C1445]; 1; 2)))" office:value-type="date" office:date-value="2016-10-25" calcext:value-type="date">
            <text:p>10/25/16</text:p>
          </table:table-cell>
          <table:table-cell office:value-type="string" calcext:value-type="string">
            <text:p>  Dubravka Šuica (PPE), <text:s text:c="2"/>napisan. ‒ Europska unija se temelji na vrijednostima demokracije, vladavine prava i temeljnih prava te bi institucije i tijela EU-a trebale poslužiti kao primjer. U Europskoj uniji ne postoji objedinjeni mehanizam sustavnog i nepristranog praćenja država članica i institucija, iako EU raspolaže brojim instrumentima za jamčenje poštovanja načela demokracije, vladavine prava i temeljnih prava. </text:p>
          </table:table-cell>
        </table:table-row>
        <table:table-row table:style-name="ro1">
          <table:table-cell office:value-type="string" calcext:value-type="string">
            <text:p>http://www.europarl.europa.eu/doceo/document/CRE-8-2016-10-25-INT-2-965-0625_HR.html</text:p>
          </table:table-cell>
          <table:table-cell office:value-type="string" calcext:value-type="string">
            <text:p><text:s/>Trans fats (debate) HR </text:p>
          </table:table-cell>
          <table:table-cell office:value-type="string" calcext:value-type="string">
            <text:p>25-10-2016</text:p>
          </table:table-cell>
          <table:table-cell table:formula="of:=DATE(VALUE(MID([.C1446]; 7; 4)); VALUE(MID([.C1446]; 4; 2)); VALUE(MID([.C1446]; 1; 2)))" office:value-type="date" office:date-value="2016-10-25" calcext:value-type="date">
            <text:p>10/25/16</text:p>
          </table:table-cell>
          <table:table-cell office:value-type="string" calcext:value-type="string">
            <text:p>  Dubravka Šuica (PPE), <text:s text:c="2"/>napisan. – Transmasne kiseline se prirodno nalaze u hrani dobivenoj od preživača, u nekim biljkama te u ljudskom majčinom mlijeku. Međutim, većina konzumiranih transmasnih kiselina proizvedene su na industrijski način. Tako se unos transmasnih kiselina uglavnom povezuje i s konzumacijom industrijskih prehrambenih proizvoda. </text:p>
          </table:table-cell>
        </table:table-row>
        <table:table-row table:style-name="ro1">
          <table:table-cell office:value-type="string" calcext:value-type="string">
            <text:p>http://www.europarl.europa.eu/doceo/document/CRE-8-2016-10-26-INT-3-101-0000_HR.html</text:p>
          </table:table-cell>
          <table:table-cell office:value-type="string" calcext:value-type="string">
            <text:p><text:s/>Conclusions of the European Council meeting of 20 and 21 October 2016 (debate) HR </text:p>
          </table:table-cell>
          <table:table-cell office:value-type="string" calcext:value-type="string">
            <text:p>26-10-2016</text:p>
          </table:table-cell>
          <table:table-cell table:formula="of:=DATE(VALUE(MID([.C1447]; 7; 4)); VALUE(MID([.C1447]; 4; 2)); VALUE(MID([.C1447]; 1; 2)))" office:value-type="date" office:date-value="2016-10-26" calcext:value-type="date">
            <text:p>10/26/16</text:p>
          </table:table-cell>
          <table:table-cell office:value-type="string" calcext:value-type="string">
            <text:p>  Dubravka Šuica (PPE). <text:s text:c="2"/>– Gospođo predsjednice, gospodine Tusk, gospodine Timmermans, činjenica je da smo na početku ove migrantske krize postavili pitanje i rekli da moramo biti solidarni i odgovorni. Danas se možemo pitati jesmo li to postigli. Činjenica je da se Europljani osjećaju nesigurno. I zbog CETA-e i zbog migracija i zbog drugih odnosa. </text:p>
          </table:table-cell>
        </table:table-row>
        <table:table-row table:style-name="ro1">
          <table:table-cell office:value-type="string" calcext:value-type="string">
            <text:p>http://www.europarl.europa.eu/doceo/document/CRE-8-2016-10-26-INT-3-175-0500_HR.html</text:p>
          </table:table-cell>
          <table:table-cell office:value-type="string" calcext:value-type="string">
            <text:p><text:s/>Draft general budget of the European Union for 2017 - all sections HR </text:p>
          </table:table-cell>
          <table:table-cell office:value-type="string" calcext:value-type="string">
            <text:p>26-10-2016</text:p>
          </table:table-cell>
          <table:table-cell table:formula="of:=DATE(VALUE(MID([.C1448]; 7; 4)); VALUE(MID([.C1448]; 4; 2)); VALUE(MID([.C1448]; 1; 2)))" office:value-type="date" office:date-value="2016-10-26" calcext:value-type="date">
            <text:p>10/26/16</text:p>
          </table:table-cell>
          <table:table-cell office:value-type="string" calcext:value-type="string">
            <text:p>  Dubravka Šuica (PPE), <text:s text:c="2"/>napisan. ‒ Politički prioriteti proračuna Europske unije za 2017. godinu su usmjereni na održavanje mira i stabilnosti, borbu protiv terorizma, humanitarnu pomoć te rješavanja izbjegličke i migrantske krize. Međutim, zbog toga se ne smiju zanemariti instrumenti za stvaranje radnih mjesta i ulaganje u budućnost mladih. Najvažnije investicije Europske unije i dalje trebaju biti u području kohezivne i razvojne politike.</text:p>
          </table:table-cell>
        </table:table-row>
        <table:table-row table:style-name="ro1">
          <table:table-cell office:value-type="string" calcext:value-type="string">
            <text:p>http://www.europarl.europa.eu/doceo/document/CRE-8-2016-10-26-INT-3-209-0500_HR.html</text:p>
          </table:table-cell>
          <table:table-cell office:value-type="string" calcext:value-type="string">
            <text:p><text:s/>General budget of the European Union for 2017 - all sections (A8-0287/2016 - Jens Geier, Indrek Tarand) HR </text:p>
          </table:table-cell>
          <table:table-cell office:value-type="string" calcext:value-type="string">
            <text:p>26-10-2016</text:p>
          </table:table-cell>
          <table:table-cell table:formula="of:=DATE(VALUE(MID([.C1449]; 7; 4)); VALUE(MID([.C1449]; 4; 2)); VALUE(MID([.C1449]; 1; 2)))" office:value-type="date" office:date-value="2016-10-26" calcext:value-type="date">
            <text:p>10/26/16</text:p>
          </table:table-cell>
          <table:table-cell office:value-type="string" calcext:value-type="string">
            <text:p>  Dubravka Šuica (PPE), <text:s text:c="2"/>napisan. ‒ Politički prioriteti proračuna Europske unije za 2017. godinu su usmjereni na održavanje mira i stabilnosti, borbu protiv terorizma, humanitarnu pomoć te rješavanja izbjegličke i migrantske krize. Međutim, zbog toga se ne smiju zanemariti instrumenti za stvaranje radnih mjesta i ulaganje u budućnost mladih. Najvažnije investicije Europske unije i dalje trebaju biti u području kohezivne i razvojne politike.</text:p>
          </table:table-cell>
        </table:table-row>
        <table:table-row table:style-name="ro1">
          <table:table-cell office:value-type="string" calcext:value-type="string">
            <text:p>http://www.europarl.europa.eu/doceo/document/CRE-8-2016-10-26-INT-3-250-0500_HR.html</text:p>
          </table:table-cell>
          <table:table-cell office:value-type="string" calcext:value-type="string">
            <text:p><text:s/>The MFF mid-term revision (B8-1173/2016) HR </text:p>
          </table:table-cell>
          <table:table-cell office:value-type="string" calcext:value-type="string">
            <text:p>26-10-2016</text:p>
          </table:table-cell>
          <table:table-cell table:formula="of:=DATE(VALUE(MID([.C1450]; 7; 4)); VALUE(MID([.C1450]; 4; 2)); VALUE(MID([.C1450]; 1; 2)))" office:value-type="date" office:date-value="2016-10-26" calcext:value-type="date">
            <text:p>10/26/16</text:p>
          </table:table-cell>
          <table:table-cell office:value-type="string" calcext:value-type="string">
            <text:p>  Dubravka Šuica (PPE), <text:s text:c="2"/>napisan. ‒ Vidljiv je manjak potrebnih sredstava za postizanje ciljeva i politike EU-a koji su predviđeni višegodišnjim financijskim okvirom (VFO). U proteklih nekoliko godina pojavile su se nepredviđene krize za čije je rješavanje potrebno provesti reviziju VFO-a. Novi prioriteti odnose se prvenstveno na velike migracije i izbjegličku krizu koja je zahvatila Europu. </text:p>
          </table:table-cell>
        </table:table-row>
        <table:table-row table:style-name="ro1">
          <table:table-cell office:value-type="string" calcext:value-type="string">
            <text:p>http://www.europarl.europa.eu/doceo/document/CRE-8-2016-10-26-INT-3-276-0500_HR.html</text:p>
          </table:table-cell>
          <table:table-cell office:value-type="string" calcext:value-type="string">
            <text:p><text:s/>Mobilisation of the European Globalisation Adjustment Fund: application EGF/2016/003 EE/petroleum and chemicals (A8-0314/2016 - Victor Negrescu) HR </text:p>
          </table:table-cell>
          <table:table-cell office:value-type="string" calcext:value-type="string">
            <text:p>26-10-2016</text:p>
          </table:table-cell>
          <table:table-cell table:formula="of:=DATE(VALUE(MID([.C1451]; 7; 4)); VALUE(MID([.C1451]; 4; 2)); VALUE(MID([.C1451]; 1; 2)))" office:value-type="date" office:date-value="2016-10-26" calcext:value-type="date">
            <text:p>10/26/16</text:p>
          </table:table-cell>
          <table:table-cell office:value-type="string" calcext:value-type="string">
            <text:p>  Dubravka Šuica (PPE), <text:s text:c="2"/>napisan. ‒ Europska unija je uspostavila neke instrumente za pružanje dodatne potpore radnicima koji su pogođeni posljedicama gospodarske krize i velikih promjena u međunarodnoj trgovini, kako bi im pomogla da se ponovno uključe na tržište rada. Jedan od predviđenih instrumenata je i Europski fond za prilagodbu globalizaciji (EGF). </text:p>
          </table:table-cell>
        </table:table-row>
        <table:table-row table:style-name="ro1">
          <table:table-cell office:value-type="string" calcext:value-type="string">
            <text:p>http://www.europarl.europa.eu/doceo/document/CRE-8-2016-10-26-INT-3-380-0750_HR.html</text:p>
          </table:table-cell>
          <table:table-cell office:value-type="string" calcext:value-type="string">
            <text:p><text:s/>European Semester for economic policy coordination: implementation of 2016 priorities (A8-0309/2016 - Alfred Sant) HR </text:p>
          </table:table-cell>
          <table:table-cell office:value-type="string" calcext:value-type="string">
            <text:p>26-10-2016</text:p>
          </table:table-cell>
          <table:table-cell table:formula="of:=DATE(VALUE(MID([.C1452]; 7; 4)); VALUE(MID([.C1452]; 4; 2)); VALUE(MID([.C1452]; 1; 2)))" office:value-type="date" office:date-value="2016-10-26" calcext:value-type="date">
            <text:p>10/26/16</text:p>
          </table:table-cell>
          <table:table-cell office:value-type="string" calcext:value-type="string">
            <text:p>  Dubravka Šuica (PPE), <text:s text:c="2"/>napisan. ‒ U Europskoj uniji trenutno su vidljivi spori gospodarski rast i deficit ulaganja. Inflacija je ispod nulte stope, raste nezaposlenost, a povećao se i broj ljudi kojima prijete siromaštvo i socijalna isključenost. Međunarodna situacija, koja je osobito oblikovana Brexitom, odnosima s Rusijom te masovnim migracijama, utječe na ulaganja u Europskoj uniji.</text:p>
          </table:table-cell>
        </table:table-row>
        <table:table-row table:style-name="ro1">
          <table:table-cell office:value-type="string" calcext:value-type="string">
            <text:p>http://www.europarl.europa.eu/doceo/document/CRE-8-2016-10-26-INT-3-422-0500_HR.html</text:p>
          </table:table-cell>
          <table:table-cell office:value-type="string" calcext:value-type="string">
            <text:p><text:s/>Trans fats (B8-1115/2016) HR </text:p>
          </table:table-cell>
          <table:table-cell office:value-type="string" calcext:value-type="string">
            <text:p>26-10-2016</text:p>
          </table:table-cell>
          <table:table-cell table:formula="of:=DATE(VALUE(MID([.C1453]; 7; 4)); VALUE(MID([.C1453]; 4; 2)); VALUE(MID([.C1453]; 1; 2)))" office:value-type="date" office:date-value="2016-10-26" calcext:value-type="date">
            <text:p>10/26/16</text:p>
          </table:table-cell>
          <table:table-cell office:value-type="string" calcext:value-type="string">
            <text:p>  Dubravka Šuica (PPE), <text:s text:c="2"/>napisan. ‒ Transmasne kiseline se prirodno nalaze u hrani dobivenoj od preživača, u nekim biljkama te u ljudskom majčinom mlijeku. Međutim, većina konzumiranih transmasnih kiselina proizvedena je na industrijski način. Postoje podaci o zdravstvenim rizicima koji su posljedica konzumacije transmasnih kiselina te su uzrok pretilosti ljudi.</text:p>
          </table:table-cell>
        </table:table-row>
        <table:table-row table:style-name="ro1">
          <table:table-cell office:value-type="string" calcext:value-type="string">
            <text:p>http://www.europarl.europa.eu/doceo/document/CRE-8-2016-11-22-INT-2-160-0000_HR.html</text:p>
          </table:table-cell>
          <table:table-cell office:value-type="string" calcext:value-type="string">
            <text:p><text:s/>Agreement on Operational and Strategic Cooperation between Ukraine and Europol (A8-0342/2016 - Mariya Gabriel) HR </text:p>
          </table:table-cell>
          <table:table-cell office:value-type="string" calcext:value-type="string">
            <text:p>22-11-2016</text:p>
          </table:table-cell>
          <table:table-cell table:formula="of:=DATE(VALUE(MID([.C1454]; 7; 4)); VALUE(MID([.C1454]; 4; 2)); VALUE(MID([.C1454]; 1; 2)))" office:value-type="date" office:date-value="2016-11-22" calcext:value-type="date">
            <text:p>11/22/16</text:p>
          </table:table-cell>
          <table:table-cell office:value-type="string" calcext:value-type="string">
            <text:p>  Dubravka Šuica (PPE), <text:s text:c="2"/>napisan. ‒ Postoje jasne operativne potrebe za produbljivanjem suradnje Europola s Ukrajinom u borbi protiv organiziranog kriminala.</text:p>
          </table:table-cell>
        </table:table-row>
        <table:table-row table:style-name="ro1">
          <table:table-cell office:value-type="string" calcext:value-type="string">
            <text:p>http://www.europarl.europa.eu/doceo/document/CRE-8-2016-11-22-INT-2-189-0000_HR.html</text:p>
          </table:table-cell>
          <table:table-cell office:value-type="string" calcext:value-type="string">
            <text:p><text:s/>Request for the waiver of the immunity of Jean-François Jalkh (A8-0318/2016 - Kostas Chrysogonos) HR </text:p>
          </table:table-cell>
          <table:table-cell office:value-type="string" calcext:value-type="string">
            <text:p>22-11-2016</text:p>
          </table:table-cell>
          <table:table-cell table:formula="of:=DATE(VALUE(MID([.C1455]; 7; 4)); VALUE(MID([.C1455]; 4; 2)); VALUE(MID([.C1455]; 1; 2)))" office:value-type="date" office:date-value="2016-11-22" calcext:value-type="date">
            <text:p>11/22/16</text:p>
          </table:table-cell>
          <table:table-cell office:value-type="string" calcext:value-type="string">
            <text:p>  Dubravka Šuica (PPE), <text:s text:c="2"/>napisan. ‒ Jean-Françoisa Jalkha tereti se u okviru tužbe koju je udruga „Maison des potes – Maison de l’égalité” podnijela 22. svibnja 2014. Regionalnom sudu u Nanterreu (Francuska).</text:p>
          </table:table-cell>
        </table:table-row>
        <table:table-row table:style-name="ro1">
          <table:table-cell office:value-type="string" calcext:value-type="string">
            <text:p>http://www.europarl.europa.eu/doceo/document/CRE-8-2016-11-22-INT-2-211-0000_HR.html</text:p>
          </table:table-cell>
          <table:table-cell office:value-type="string" calcext:value-type="string">
            <text:p><text:s/>Request for the waiver of the immunity of Jean-François Jalkh (A8-0319/2016 - Kostas Chrysogonos) HR </text:p>
          </table:table-cell>
          <table:table-cell office:value-type="string" calcext:value-type="string">
            <text:p>22-11-2016</text:p>
          </table:table-cell>
          <table:table-cell table:formula="of:=DATE(VALUE(MID([.C1456]; 7; 4)); VALUE(MID([.C1456]; 4; 2)); VALUE(MID([.C1456]; 1; 2)))" office:value-type="date" office:date-value="2016-11-22" calcext:value-type="date">
            <text:p>11/22/16</text:p>
          </table:table-cell>
          <table:table-cell office:value-type="string" calcext:value-type="string">
            <text:p>  Dubravka Šuica (PPE), <text:s text:c="2"/>napisan. ‒ Jean-Françoisa Jalkha tereti se u okviru tužbe koju je udruga udruga „Bureau national de vigilance contre l'antisémitisme” podnijela 12. kolovoza 2014. nadležnom tužitelju u Parizu.</text:p>
          </table:table-cell>
        </table:table-row>
        <table:table-row table:style-name="ro1">
          <table:table-cell office:value-type="string" calcext:value-type="string">
            <text:p>http://www.europarl.europa.eu/doceo/document/CRE-8-2016-11-22-INT-2-269-0000_HR.html</text:p>
          </table:table-cell>
          <table:table-cell office:value-type="string" calcext:value-type="string">
            <text:p><text:s/>Access to anti-money-laundering information by tax authorities (A8-0326/2016 - Emmanuel Maurel) HR </text:p>
          </table:table-cell>
          <table:table-cell office:value-type="string" calcext:value-type="string">
            <text:p>22-11-2016</text:p>
          </table:table-cell>
          <table:table-cell table:formula="of:=DATE(VALUE(MID([.C1457]; 7; 4)); VALUE(MID([.C1457]; 4; 2)); VALUE(MID([.C1457]; 1; 2)))" office:value-type="date" office:date-value="2016-11-22" calcext:value-type="date">
            <text:p>11/22/16</text:p>
          </table:table-cell>
          <table:table-cell office:value-type="string" calcext:value-type="string">
            <text:p>  Dubravka Šuica (PPE), <text:s text:c="2"/>napisan. ‒ Europska komisija provodi ambiciozan program protiv utaje i izbjegavanja plaćanja poreza. Nedavna curenja informacija putem medija koja su otkrila prikrivanje izvanteritorijalnih sredstava širokih razmjera potvrđuju važnost EU-ova programa za poreznu transparentnost.</text:p>
          </table:table-cell>
        </table:table-row>
        <table:table-row table:style-name="ro1">
          <table:table-cell office:value-type="string" calcext:value-type="string">
            <text:p>http://www.europarl.europa.eu/doceo/document/CRE-8-2016-11-22-INT-2-306-0000_HR.html</text:p>
          </table:table-cell>
          <table:table-cell office:value-type="string" calcext:value-type="string">
            <text:p><text:s/>European Central Bank annual report for 2015 (A8-0302/2016 - Ramon Tremosa i Balcells) HR </text:p>
          </table:table-cell>
          <table:table-cell office:value-type="string" calcext:value-type="string">
            <text:p>22-11-2016</text:p>
          </table:table-cell>
          <table:table-cell table:formula="of:=DATE(VALUE(MID([.C1458]; 7; 4)); VALUE(MID([.C1458]; 4; 2)); VALUE(MID([.C1458]; 1; 2)))" office:value-type="date" office:date-value="2016-11-22" calcext:value-type="date">
            <text:p>11/22/16</text:p>
          </table:table-cell>
          <table:table-cell office:value-type="string" calcext:value-type="string">
            <text:p>  Dubravka Šuica (PPE), <text:s text:c="2"/>napisan. ‒ Europodručje nastavlja biti pod negativanim utjecajem visoke stope nezaposlenosti, pretjerano niske inflacije (ispod ciljanih 2 %) i velikih makroekonomskih neravnoteža.</text:p>
          </table:table-cell>
        </table:table-row>
        <table:table-row table:style-name="ro1">
          <table:table-cell office:value-type="string" calcext:value-type="string">
            <text:p>http://www.europarl.europa.eu/doceo/document/CRE-8-2016-11-22-INT-2-344-0000_HR.html</text:p>
          </table:table-cell>
          <table:table-cell office:value-type="string" calcext:value-type="string">
            <text:p><text:s/>Green Paper on Retail Financial Services (A8-0294/2016 - Olle Ludvigsson) HR </text:p>
          </table:table-cell>
          <table:table-cell office:value-type="string" calcext:value-type="string">
            <text:p>22-11-2016</text:p>
          </table:table-cell>
          <table:table-cell table:formula="of:=DATE(VALUE(MID([.C1459]; 7; 4)); VALUE(MID([.C1459]; 4; 2)); VALUE(MID([.C1459]; 1; 2)))" office:value-type="date" office:date-value="2016-11-22" calcext:value-type="date">
            <text:p>11/22/16</text:p>
          </table:table-cell>
          <table:table-cell office:value-type="string" calcext:value-type="string">
            <text:p>  Dubravka Šuica (PPE), <text:s text:c="2"/>napisan. ‒ Digitalizacija će povećati konkurentnost, prekograničnu aktivnost i inovativnost ponuditelja financijskih usluga, a to će stvoriti nove prilike za potrošače, ulagače, mala i srednja poduzeća te ostale vrste poduzeća.</text:p>
          </table:table-cell>
        </table:table-row>
        <table:table-row table:style-name="ro1">
          <table:table-cell office:value-type="string" calcext:value-type="string">
            <text:p>http://www.europarl.europa.eu/doceo/document/CRE-8-2016-11-22-INT-2-390-0000_HR.html</text:p>
          </table:table-cell>
          <table:table-cell office:value-type="string" calcext:value-type="string">
            <text:p><text:s/>European Defence Union (A8-0316/2016 - Urmas Paet) HR </text:p>
          </table:table-cell>
          <table:table-cell office:value-type="string" calcext:value-type="string">
            <text:p>22-11-2016</text:p>
          </table:table-cell>
          <table:table-cell table:formula="of:=DATE(VALUE(MID([.C1460]; 7; 4)); VALUE(MID([.C1460]; 4; 2)); VALUE(MID([.C1460]; 1; 2)))" office:value-type="date" office:date-value="2016-11-22" calcext:value-type="date">
            <text:p>11/22/16</text:p>
          </table:table-cell>
          <table:table-cell office:value-type="string" calcext:value-type="string">
            <text:p>  Dubravka Šuica (PPE), <text:s text:c="2"/>napisan. ‒ EU treba razmisliti o svojoj obrambenoj politici gledajući dugoročno. Potrebna je strategija s koracima za uspostavu europske obrambene unije.</text:p>
          </table:table-cell>
        </table:table-row>
        <table:table-row table:style-name="ro1">
          <table:table-cell office:value-type="string" calcext:value-type="string">
            <text:p>http://www.europarl.europa.eu/doceo/document/CRE-8-2016-11-22-INT-2-428-0000_HR.html</text:p>
          </table:table-cell>
          <table:table-cell office:value-type="string" calcext:value-type="string">
            <text:p><text:s/>Unleashing the potential of waterborne passenger transport (A8-0306/2016 - Keith Taylor) HR </text:p>
          </table:table-cell>
          <table:table-cell office:value-type="string" calcext:value-type="string">
            <text:p>22-11-2016</text:p>
          </table:table-cell>
          <table:table-cell table:formula="of:=DATE(VALUE(MID([.C1461]; 7; 4)); VALUE(MID([.C1461]; 4; 2)); VALUE(MID([.C1461]; 1; 2)))" office:value-type="date" office:date-value="2016-11-22" calcext:value-type="date">
            <text:p>11/22/16</text:p>
          </table:table-cell>
          <table:table-cell office:value-type="string" calcext:value-type="string">
            <text:p>  Dubravka Šuica (PPE), <text:s text:c="2"/>napisan. ‒ Geografska obilježja Europe, njezine duge obale te brojni otoci, rijeke i kanali nude izvanredne mogućnosti za održiv putnički promet vodnim putovima.</text:p>
          </table:table-cell>
        </table:table-row>
        <table:table-row table:style-name="ro1">
          <table:table-cell office:value-type="string" calcext:value-type="string">
            <text:p>http://www.europarl.europa.eu/doceo/document/CRE-8-2016-11-22-INT-2-464-0000_HR.html</text:p>
          </table:table-cell>
          <table:table-cell office:value-type="string" calcext:value-type="string">
            <text:p><text:s/>Increasing the effectiveness of development cooperation (A8-0322/2016 - Cristian Dan Preda) HR </text:p>
          </table:table-cell>
          <table:table-cell office:value-type="string" calcext:value-type="string">
            <text:p>22-11-2016</text:p>
          </table:table-cell>
          <table:table-cell table:formula="of:=DATE(VALUE(MID([.C1462]; 7; 4)); VALUE(MID([.C1462]; 4; 2)); VALUE(MID([.C1462]; 1; 2)))" office:value-type="date" office:date-value="2016-11-22" calcext:value-type="date">
            <text:p>11/22/16</text:p>
          </table:table-cell>
          <table:table-cell office:value-type="string" calcext:value-type="string">
            <text:p>  Dubravka Šuica (PPE), <text:s text:c="2"/>napisan. ‒ EU se dugoročno obvezala na poboljšanje učinkovitosti pomoći prema zemljama u razvoju i njihova napretka preko razvojne suradnje.</text:p>
          </table:table-cell>
        </table:table-row>
        <table:table-row table:style-name="ro1">
          <table:table-cell office:value-type="string" calcext:value-type="string">
            <text:p>http://www.europarl.europa.eu/doceo/document/CRE-8-2016-11-22-INT-2-651-0000_HR.html</text:p>
          </table:table-cell>
          <table:table-cell office:value-type="string" calcext:value-type="string">
            <text:p><text:s/>Situation in the West Bank, including settlements (debate) HR </text:p>
          </table:table-cell>
          <table:table-cell office:value-type="string" calcext:value-type="string">
            <text:p>22-11-2016</text:p>
          </table:table-cell>
          <table:table-cell table:formula="of:=DATE(VALUE(MID([.C1463]; 7; 4)); VALUE(MID([.C1463]; 4; 2)); VALUE(MID([.C1463]; 1; 2)))" office:value-type="date" office:date-value="2016-11-22" calcext:value-type="date">
            <text:p>11/22/16</text:p>
          </table:table-cell>
          <table:table-cell office:value-type="string" calcext:value-type="string">
            <text:p>  Dubravka Šuica (PPE). <text:s text:c="2"/>– Gospođo predsjednice, kao što je rekao predstavnik našeg Kluba pučana ova se situacija ne može promatrati izolirano od sveopće situacije na Bliskom istoku i stoga je naš klub imao stajalište da se ne razgovara samo o Zapadnoj obali i nasiljima, nego o svim ostalim problemima kao što su granice, migranti, problemi sigurnosti na Bliskom istoku. </text:p>
          </table:table-cell>
        </table:table-row>
        <table:table-row table:style-name="ro1">
          <table:table-cell office:value-type="string" calcext:value-type="string">
            <text:p>http://www.europarl.europa.eu/doceo/document/CRE-8-2016-11-22-INT-2-691-0000_HR.html</text:p>
          </table:table-cell>
          <table:table-cell office:value-type="string" calcext:value-type="string">
            <text:p><text:s/>Implementation of the Common Security and Defence Policy (debate) HR </text:p>
          </table:table-cell>
          <table:table-cell office:value-type="string" calcext:value-type="string">
            <text:p>22-11-2016</text:p>
          </table:table-cell>
          <table:table-cell table:formula="of:=DATE(VALUE(MID([.C1464]; 7; 4)); VALUE(MID([.C1464]; 4; 2)); VALUE(MID([.C1464]; 1; 2)))" office:value-type="date" office:date-value="2016-11-22" calcext:value-type="date">
            <text:p>11/22/16</text:p>
          </table:table-cell>
          <table:table-cell office:value-type="string" calcext:value-type="string">
            <text:p>  Dubravka Šuica (PPE). <text:s text:c="2"/>– Gospodine predsjedniče, gospođo Visoka povjerenice, ima puno zemalja, naših članica, koje se boje da će izgradnjom zajedničke europske obrambene i sigurnosne politike izgubiti suverenitet. Vrijeme je da se ti mitovi maknu, dakle nema europske vojske - to je ono o čemu stalno govorimo i kompatibilni smo s Natom. To je ono što treba napomenuti i što svi trebaju znati. Dakle ne gradimo nikakvu europsku vojsku, nema straha od toga. Ali ima straha od Brexita, Putina, nove situacije u SAD-u. </text:p>
          </table:table-cell>
        </table:table-row>
        <table:table-row table:style-name="ro1">
          <table:table-cell office:value-type="string" calcext:value-type="string">
            <text:p>http://www.europarl.europa.eu/doceo/document/CRE-8-2016-11-23-INT-3-047-0000_HR.html</text:p>
          </table:table-cell>
          <table:table-cell office:value-type="string" calcext:value-type="string">
            <text:p><text:s/>Emissions of certain atmospheric pollutants (debate) HR </text:p>
          </table:table-cell>
          <table:table-cell office:value-type="string" calcext:value-type="string">
            <text:p>23-11-2016</text:p>
          </table:table-cell>
          <table:table-cell table:formula="of:=DATE(VALUE(MID([.C1465]; 7; 4)); VALUE(MID([.C1465]; 4; 2)); VALUE(MID([.C1465]; 1; 2)))" office:value-type="date" office:date-value="2016-11-23" calcext:value-type="date">
            <text:p>11/23/16</text:p>
          </table:table-cell>
          <table:table-cell office:value-type="string" calcext:value-type="string">
            <text:p>  Dubravka Šuica (PPE). <text:s text:c="2"/>– Gospodine predsjedniče, hvala vam lijepo gospodine povjereniče. Svi smo jutros čuli ovdje da je osnovno odnosno temeljno prava građana pravo na zrak, pravo na vodu, pravo na zdravlje. I nitko to ne dovodi u pitanje. Dakle, udisanje svježeg zraka je ono što se smatra zajamčenim. Ali, istovremeno imamo podatak o 400 tisuća Europljana koji umiru zbog posljedica kakvoće zraka. Čuli smo podatak da se u urbanim sredinama događa situacija da je čak udisanje zraka jednako deset popušenih cigareta. U svakom slučaju to je zastrašujući podatak. </text:p>
          </table:table-cell>
        </table:table-row>
        <table:table-row table:style-name="ro1">
          <table:table-cell office:value-type="string" calcext:value-type="string">
            <text:p>http://www.europarl.europa.eu/doceo/document/CRE-8-2016-11-23-INT-3-109-0000_HR.html</text:p>
          </table:table-cell>
          <table:table-cell office:value-type="string" calcext:value-type="string">
            <text:p><text:s/>Outcome of COP 22 in Marrakesh (debate) HR </text:p>
          </table:table-cell>
          <table:table-cell office:value-type="string" calcext:value-type="string">
            <text:p>23-11-2016</text:p>
          </table:table-cell>
          <table:table-cell table:formula="of:=DATE(VALUE(MID([.C1466]; 7; 4)); VALUE(MID([.C1466]; 4; 2)); VALUE(MID([.C1466]; 1; 2)))" office:value-type="date" office:date-value="2016-11-23" calcext:value-type="date">
            <text:p>11/23/16</text:p>
          </table:table-cell>
          <table:table-cell office:value-type="string" calcext:value-type="string">
            <text:p>  Dubravka Šuica (PPE). <text:s text:c="2"/>– Gospođo predsjednice, godinu dana poslije Pariza se dogodio Marakeš. Smatram da je to nova faza i da je dobro da je Pariz stupio na snagu. Indikativna je brojka od 118 potpisnika – to je rok koji je bez presedana. Postignuti su rezultati, sada nam predstoji implementacija. Dakle, najvažnija je implementacija. Ali smatram da je Marakeš bio jaka politička deklaracija kako bi se implementiralo sve iz Pariza. </text:p>
          </table:table-cell>
        </table:table-row>
        <table:table-row table:style-name="ro1">
          <table:table-cell office:value-type="string" calcext:value-type="string">
            <text:p>http://www.europarl.europa.eu/doceo/document/CRE-8-2016-11-23-INT-3-192-0000_HR.html</text:p>
          </table:table-cell>
          <table:table-cell office:value-type="string" calcext:value-type="string">
            <text:p><text:s/>Opinion from the Court of Justice on the compatibility with the Treaties of the proposed agreement between Canada and the European Union on a Comprehensive Economic and Trade Agreement (CETA) (B8-1220/2016) HR </text:p>
          </table:table-cell>
          <table:table-cell office:value-type="string" calcext:value-type="string">
            <text:p>23-11-2016</text:p>
          </table:table-cell>
          <table:table-cell table:formula="of:=DATE(VALUE(MID([.C1467]; 7; 4)); VALUE(MID([.C1467]; 4; 2)); VALUE(MID([.C1467]; 1; 2)))" office:value-type="date" office:date-value="2016-11-23" calcext:value-type="date">
            <text:p>11/23/16</text:p>
          </table:table-cell>
          <table:table-cell office:value-type="string" calcext:value-type="string">
            <text:p>  Dubravka Šuica (PPE), <text:s text:c="2"/>napisan. ‒ Odbijam ovaj prijedlog rezolucije o mišljenju Europskog suda o usklađenosti predloženog Sveobuhvatnog gospodarskog i trgovinskog sporazuma između Kanade i Europske unije s Ugovorima o Europskoj uniji jer ne smatram da postoji pravna nesigurnost, ali podržavam CETA-u generalno jer kažemo li ne CETA-i, reći ćemo ne slobodnoj trgovini, što će se negativno odraziti i na trgovinske sporazume s drugim zemljama. CETA je prvi sveobuhvatni gospodarski sporazum EU-a s nekom visokoindustrijaliziranom zemljom. Poticanje novih gospodarskih aktivnosti i stvaranje novih tržišta rušenjem postojećih barijera pokazujemo da mislimo ozbiljno kad je riječ o slobodnoj trgovini. Ovim trgovinskim sporazumom otvorili bi mnoga radna mjesta i prilike malim i srednjim poduzećima koji su kotačići gospodarstva. </text:p>
          </table:table-cell>
        </table:table-row>
        <table:table-row table:style-name="ro1">
          <table:table-cell office:value-type="string" calcext:value-type="string">
            <text:p>http://www.europarl.europa.eu/doceo/document/CRE-8-2016-11-23-INT-3-239-0000_HR.html</text:p>
          </table:table-cell>
          <table:table-cell office:value-type="string" calcext:value-type="string">
            <text:p><text:s/>Emissions of certain atmospheric pollutants (A8-0249/2015 - Julie Girling) HR </text:p>
          </table:table-cell>
          <table:table-cell office:value-type="string" calcext:value-type="string">
            <text:p>23-11-2016</text:p>
          </table:table-cell>
          <table:table-cell table:formula="of:=DATE(VALUE(MID([.C1468]; 7; 4)); VALUE(MID([.C1468]; 4; 2)); VALUE(MID([.C1468]; 1; 2)))" office:value-type="date" office:date-value="2016-11-23" calcext:value-type="date">
            <text:p>11/23/16</text:p>
          </table:table-cell>
          <table:table-cell office:value-type="string" calcext:value-type="string">
            <text:p>  Dubravka Šuica (PPE), <text:s text:c="2"/>napisan. ‒ Podržavam izvješće o prijedlogu direktive Europskog parlamenta i Vijeća o smanjenju nacionalnih emisija određenih atmosferskih onečišćivača i izmjeni Direktive 2003/35/EZ jer ispravno identificira nedostatke postojeće regulative, posebice kada je riječ o isplativosti mjera za smanjenje emisija i prioritetima konkretnih političkih mjera koje ciljaju na smanjenje zdravstvenih rizika ugroženih skupina. Nužan je pomak prema korištenju i osmišljavanju novih tehnologija koje su čiste i učinkovite. U tu svrhu potrebno je angažirati dodatna proračunska sredstva kako bi se postigla zadovoljavajuća razina kvalitete zraka i kako bi se izbjegao negativan utjecaj na zdravlje ljudi. Atmosferski onečišćivači ne utječu samo na ljude, nego i na okoliš i životinjski i biljni svijet – potrebno je djelovati kako bi se poništile moguće posljedice za ekosustav u cijelosti. </text:p>
          </table:table-cell>
        </table:table-row>
        <table:table-row table:style-name="ro1">
          <table:table-cell office:value-type="string" calcext:value-type="string">
            <text:p>http://www.europarl.europa.eu/doceo/document/CRE-8-2016-11-23-INT-3-272-0000_HR.html</text:p>
          </table:table-cell>
          <table:table-cell office:value-type="string" calcext:value-type="string">
            <text:p><text:s/>Finalisation of Basel III (B8-1226/2016) HR </text:p>
          </table:table-cell>
          <table:table-cell office:value-type="string" calcext:value-type="string">
            <text:p>23-11-2016</text:p>
          </table:table-cell>
          <table:table-cell table:formula="of:=DATE(VALUE(MID([.C1469]; 7; 4)); VALUE(MID([.C1469]; 4; 2)); VALUE(MID([.C1469]; 1; 2)))" office:value-type="date" office:date-value="2016-11-23" calcext:value-type="date">
            <text:p>11/23/16</text:p>
          </table:table-cell>
          <table:table-cell office:value-type="string" calcext:value-type="string">
            <text:p>  Dubravka Šuica (PPE), <text:s text:c="2"/>napisan. ‒ Podržavam rezoluciju o finalizaciji Basela III. Otporan i dobro kapitaliziran bankarski sustav preduvjet je očuvanja financijske stabilnosti te osiguranja odgovarajućeg kreditiranja gospodarstva. Postojanje globalnih standarda i načela za bonitetno reguliranje banaka važno je pogotovo u vremenu krize. Potrebno je priznati uložene napore BCBS-a da se finalizira okvir Basel III čija je svrha povećati jednostavnost, usporedivost i konvergenciju od kapitalnog okvira rizika radi rješavanja pitanja njegove prekomjerne varijabilnosti. Pozdravljam inicijativu koju predlaže ovo izvješće o jačoj ulozi Europskog parlamenta u cjelokupnom procesu te poziv na dijalog i razmjenu primjera najbolje prakse na europskoj, ali i međunarodnoj razini.</text:p>
          </table:table-cell>
        </table:table-row>
        <table:table-row table:style-name="ro1">
          <table:table-cell office:value-type="string" calcext:value-type="string">
            <text:p>http://www.europarl.europa.eu/doceo/document/CRE-8-2016-11-23-INT-3-315-0000_HR.html</text:p>
          </table:table-cell>
          <table:table-cell office:value-type="string" calcext:value-type="string">
            <text:p><text:s/>Implementation of the Common Security and Defence Policy (A8-0317/2016 - Ioan Mircea Paşcu) HR </text:p>
          </table:table-cell>
          <table:table-cell office:value-type="string" calcext:value-type="string">
            <text:p>23-11-2016</text:p>
          </table:table-cell>
          <table:table-cell table:formula="of:=DATE(VALUE(MID([.C1470]; 7; 4)); VALUE(MID([.C1470]; 4; 2)); VALUE(MID([.C1470]; 1; 2)))" office:value-type="date" office:date-value="2016-11-23" calcext:value-type="date">
            <text:p>11/23/16</text:p>
          </table:table-cell>
          <table:table-cell office:value-type="string" calcext:value-type="string">
            <text:p>  Dubravka Šuica (PPE), <text:s text:c="2"/>napisan. ‒ U vremenu trajnih nestabilnosti koje okružuju Europsku uniju, poseban fokus stavljen je na provođenje i dosljedno vođenje europske sigurnosne i obrambene politike. Podržavam ovo izvješće jer uspješno označava ključne nedostatke među državama članica, a to je niska razina spremnosti, suradnje i kompatibilnosti vojnih resursa. Ključno je da države članice rade na koordiniranju djelovanja u području sigurnosti i obrane kako bi se osigurala veća stabilnost i predvidljivost sustava. Ipak, u provođenju sigurnosne i obrambene politike važno je osigurati suradnju i s drugim državama u europskom bliskom susjedstvu, suradnju koja će stvoriti stabilni partnerski odnos temeljen na povjerenju i uzajamnom pomaganju. U svjetlu nedavnih američkih predsjedničkih izbora, pitanje europske obrane i sigurnosti postaje sve važnije zbog najava da će se Sjedinjene Američke Države suzdržati od aktivne uloge u NATO-u. Europska unija mora biti sposobna braniti se od sigurnosnih izazova.</text:p>
          </table:table-cell>
        </table:table-row>
        <table:table-row table:style-name="ro1">
          <table:table-cell office:value-type="string" calcext:value-type="string">
            <text:p>http://www.europarl.europa.eu/doceo/document/CRE-8-2016-11-23-INT-3-364-0000_HR.html</text:p>
          </table:table-cell>
          <table:table-cell office:value-type="string" calcext:value-type="string">
            <text:p><text:s/>EU strategic communication to counteract anti-EU propaganda by third parties (A8-0290/2016 - Anna Elżbieta Fotyga) HR </text:p>
          </table:table-cell>
          <table:table-cell office:value-type="string" calcext:value-type="string">
            <text:p>23-11-2016</text:p>
          </table:table-cell>
          <table:table-cell table:formula="of:=DATE(VALUE(MID([.C1471]; 7; 4)); VALUE(MID([.C1471]; 4; 2)); VALUE(MID([.C1471]; 1; 2)))" office:value-type="date" office:date-value="2016-11-23" calcext:value-type="date">
            <text:p>11/23/16</text:p>
          </table:table-cell>
          <table:table-cell office:value-type="string" calcext:value-type="string">
            <text:p>  Dubravka Šuica (PPE), <text:s text:c="2"/>napisan. ‒ Europska unija u posljednje je vrijeme stalna meta čitavog niza negativnih kampanja u režiji destabilizirajućih faktora u bližem i širem europskom susjedstvu. Uzimajući u obzir već narušenu sliku Europske unije i europskih vrijednosti uslijed učestalih eskalacija i na europskom teritoriju, nužno je da se unija osposobi u aktivnom pristupu borbi protiv propagande koju protiv nje provode treće strane. Uspostava mehanizama provjere i obavještavanja europskih građana o objektivnoj i činjeničnoj istini koja je različita od poruka koje šalju treće strane jedini je način očuvanja komunikacijskog integriteta unije. Poticanje slobodnog novinarstva, medijskih sloboda te inzistiranje na poštovanju najviših pravila i standarda struke moraju biti ugrađeni u jednu takvu strategiju. Stoga podržavam ovo izvješće jer je prvi korak u djelovanju protiv onih koji se protiv Europske unije bore propagandnim i informacijskim ratovanjem.</text:p>
          </table:table-cell>
        </table:table-row>
        <table:table-row table:style-name="ro1">
          <table:table-cell office:value-type="string" calcext:value-type="string">
            <text:p>http://www.europarl.europa.eu/doceo/document/CRE-8-2016-11-23-INT-3-406-0000_HR.html</text:p>
          </table:table-cell>
          <table:table-cell office:value-type="string" calcext:value-type="string">
            <text:p><text:s/>Sign language and professional sign language interpreters (B8-1230/2016, B8-1241/2016) HR </text:p>
          </table:table-cell>
          <table:table-cell office:value-type="string" calcext:value-type="string">
            <text:p>23-11-2016</text:p>
          </table:table-cell>
          <table:table-cell table:formula="of:=DATE(VALUE(MID([.C1472]; 7; 4)); VALUE(MID([.C1472]; 4; 2)); VALUE(MID([.C1472]; 1; 2)))" office:value-type="date" office:date-value="2016-11-23" calcext:value-type="date">
            <text:p>11/23/16</text:p>
          </table:table-cell>
          <table:table-cell office:value-type="string" calcext:value-type="string">
            <text:p>  Dubravka Šuica (PPE), <text:s text:c="2"/>napisan. ‒ Izražavam svoju podršku ovom izvješću jer nudi sustavan pristup rješavanju problema diskriminacije s kojom se suočavaju osobe s invaliditetom. Postoje razni oblici invaliditeta, kao i razni stupnjevi te je potrebno pružiti mogućnost jednakog pristupa informacijama, zaposlenju i sudjelovanju u društvenim događanjima i aktivnostima. Nužno je ulagati trajne napore u stvaranje društva koje će pružati jednake prilike za sve i koje će biti usmjereno na boljitak svih, posebice osoba koje se bore s određenim nedostatcima. Angažiranje profesionalnih prevoditelja na znakovni jezik omogućuje osobama s oštećenjem sluga i gluhim osobama da se lakše i cjelovitije integriraju u zajednicu. Ovo posebice dolazi do izražaja kada se promatra rad raznih institucija. Društvo jednakosti mora biti uspostavljeno i svi ljudi moraju imati jednake šanse za uspjeh u životu, neovisno o vlastitim fizičkim nedostatcima ili poteškoćama.</text:p>
          </table:table-cell>
        </table:table-row>
        <table:table-row table:style-name="ro1">
          <table:table-cell office:value-type="string" calcext:value-type="string">
            <text:p>http://www.europarl.europa.eu/doceo/document/CRE-8-2016-11-23-INT-3-431-0000_HR.html</text:p>
          </table:table-cell>
          <table:table-cell office:value-type="string" calcext:value-type="string">
            <text:p><text:s/>Objection pursuant to Rule 106 : Renewing the approval of the active substance bentazone (B8-1228/2016) HR </text:p>
          </table:table-cell>
          <table:table-cell office:value-type="string" calcext:value-type="string">
            <text:p>23-11-2016</text:p>
          </table:table-cell>
          <table:table-cell table:formula="of:=DATE(VALUE(MID([.C1473]; 7; 4)); VALUE(MID([.C1473]; 4; 2)); VALUE(MID([.C1473]; 1; 2)))" office:value-type="date" office:date-value="2016-11-23" calcext:value-type="date">
            <text:p>11/23/16</text:p>
          </table:table-cell>
          <table:table-cell office:value-type="string" calcext:value-type="string">
            <text:p>  Dubravka Šuica (PPE), <text:s text:c="2"/>napisan. ‒ Široko korištenje bentazona u poljoprivredi mora biti uvjetovano pozitivnim rezultatima mjerodavnih ispitivanja koje moraju utvrditi sve nuspojave korištenja ove supstance u proizvodnji poljoprivrednih proizvoda. Zdravlje i čistoća okoliša, posebno onog u kojem se proizvodi hrana, moraju biti apsolutni prioriteti Europske unije. Postavljanje strožih kriterija i procedure odobrenja korištenja pesticida u poljoprivredi preduvjet je sigurnoj i zdravstveno ispravnoj proizvodnji poljoprivrednih proizvoda te zaštite podzemnih voda. Ne podržavam rezoluciju jer su oba ključna amandmana odbijena.</text:p>
          </table:table-cell>
        </table:table-row>
        <table:table-row table:style-name="ro1">
          <table:table-cell office:value-type="string" calcext:value-type="string">
            <text:p>http://www.europarl.europa.eu/doceo/document/CRE-8-2016-11-24-INT-4-162-0000_HR.html</text:p>
          </table:table-cell>
          <table:table-cell office:value-type="string" calcext:value-type="string">
            <text:p><text:s/>Macro-financial assistance to Jordan (A8-0296/2016 - Emmanuel Maurel) HR </text:p>
          </table:table-cell>
          <table:table-cell office:value-type="string" calcext:value-type="string">
            <text:p>24-11-2016</text:p>
          </table:table-cell>
          <table:table-cell table:formula="of:=DATE(VALUE(MID([.C1474]; 7; 4)); VALUE(MID([.C1474]; 4; 2)); VALUE(MID([.C1474]; 1; 2)))" office:value-type="date" office:date-value="2016-11-24" calcext:value-type="date">
            <text:p>11/24/16</text:p>
          </table:table-cell>
          <table:table-cell office:value-type="string" calcext:value-type="string">
            <text:p>  Dubravka Šuica (PPE), <text:s text:c="2"/>napisan. ‒ Jordan je vrlo teško pogođen sirijskom krizom. Njegovo gospodarstvo, koje se prije svega temelji na uslugama i industriji, od 2011. znatno je pogođeno nemirima u regiji.</text:p>
          </table:table-cell>
        </table:table-row>
        <table:table-row table:style-name="ro1">
          <table:table-cell office:value-type="string" calcext:value-type="string">
            <text:p>http://www.europarl.europa.eu/doceo/document/CRE-8-2016-11-24-INT-4-186-0000_HR.html</text:p>
          </table:table-cell>
          <table:table-cell office:value-type="string" calcext:value-type="string">
            <text:p><text:s/>Activities and supervision of institutions for occupational retirement provision (A8-0011/2016 - Brian Hayes) HR </text:p>
          </table:table-cell>
          <table:table-cell office:value-type="string" calcext:value-type="string">
            <text:p>24-11-2016</text:p>
          </table:table-cell>
          <table:table-cell table:formula="of:=DATE(VALUE(MID([.C1475]; 7; 4)); VALUE(MID([.C1475]; 4; 2)); VALUE(MID([.C1475]; 1; 2)))" office:value-type="date" office:date-value="2016-11-24" calcext:value-type="date">
            <text:p>11/24/16</text:p>
          </table:table-cell>
          <table:table-cell office:value-type="string" calcext:value-type="string">
            <text:p>  Dubravka Šuica (PPE), <text:s text:c="2"/>napisan. ‒ Mirovinski sustav EU-a ne djeluje kao jedinstveno tržište. </text:p>
          </table:table-cell>
        </table:table-row>
        <table:table-row table:style-name="ro1">
          <table:table-cell office:value-type="string" calcext:value-type="string">
            <text:p>http://www.europarl.europa.eu/doceo/document/CRE-8-2016-11-24-INT-4-221-0000_HR.html</text:p>
          </table:table-cell>
          <table:table-cell office:value-type="string" calcext:value-type="string">
            <text:p><text:s/>Situation in Syria (B8-1123/2016, RC-B8-1249/2016, B8-1249/2016, B8-1250/2016, B8-1251/2016, B8-1252/2016, B8-1253/2016, B8-1254/2016, B8-1255/2016) HR </text:p>
          </table:table-cell>
          <table:table-cell office:value-type="string" calcext:value-type="string">
            <text:p>24-11-2016</text:p>
          </table:table-cell>
          <table:table-cell table:formula="of:=DATE(VALUE(MID([.C1476]; 7; 4)); VALUE(MID([.C1476]; 4; 2)); VALUE(MID([.C1476]; 1; 2)))" office:value-type="date" office:date-value="2016-11-24" calcext:value-type="date">
            <text:p>11/24/16</text:p>
          </table:table-cell>
          <table:table-cell office:value-type="string" calcext:value-type="string">
            <text:p>  Dubravka Šuica (PPE), <text:s text:c="2"/>napisan. ‒ Vijeće naglašava da je EU zgrožena pogoršanjem stanja u Siriji, posebno u Aleppu. Poziva na hitan prekid vatre.</text:p>
          </table:table-cell>
        </table:table-row>
        <table:table-row table:style-name="ro1">
          <table:table-cell office:value-type="string" calcext:value-type="string">
            <text:p>http://www.europarl.europa.eu/doceo/document/CRE-8-2016-11-24-INT-4-255-0000_HR.html</text:p>
          </table:table-cell>
          <table:table-cell office:value-type="string" calcext:value-type="string">
            <text:p><text:s/>EU-Turkey relations (RC-B8-1276/2016, B8-1276/2016, B8-1277/2016, B8-1278/2016, B8-1279/2016, B8-1280/2016, B8-1281/2016, B8-1282/2016, B8-1283/2016) HR </text:p>
          </table:table-cell>
          <table:table-cell office:value-type="string" calcext:value-type="string">
            <text:p>24-11-2016</text:p>
          </table:table-cell>
          <table:table-cell table:formula="of:=DATE(VALUE(MID([.C1477]; 7; 4)); VALUE(MID([.C1477]; 4; 2)); VALUE(MID([.C1477]; 1; 2)))" office:value-type="date" office:date-value="2016-11-24" calcext:value-type="date">
            <text:p>11/24/16</text:p>
          </table:table-cell>
          <table:table-cell office:value-type="string" calcext:value-type="string">
            <text:p>  Dubravka Šuica (PPE), <text:s text:c="2"/>napisan. ‒ Predsjednik Erdogan i turska vlada udaljavaju se od vladavine prava i koriste se agresivnom komunikacijom prema EU-u te će se predložiti zamrzavanje pregovora i predpristupne pomoći Turskoj, što će biti jasan signal da ne toleriramo trenutačnu situaciju u toj zemlji.</text:p>
          </table:table-cell>
        </table:table-row>
        <table:table-row table:style-name="ro1">
          <table:table-cell office:value-type="string" calcext:value-type="string">
            <text:p>http://www.europarl.europa.eu/doceo/document/CRE-8-2016-11-24-INT-4-280-0750_HR.html</text:p>
          </table:table-cell>
          <table:table-cell office:value-type="string" calcext:value-type="string">
            <text:p><text:s/>EU accession to the Istanbul Convention on preventing and combating violence against women (B8-1229/2016, B8-1235/2016) HR </text:p>
          </table:table-cell>
          <table:table-cell office:value-type="string" calcext:value-type="string">
            <text:p>24-11-2016</text:p>
          </table:table-cell>
          <table:table-cell table:formula="of:=DATE(VALUE(MID([.C1478]; 7; 4)); VALUE(MID([.C1478]; 4; 2)); VALUE(MID([.C1478]; 1; 2)))" office:value-type="date" office:date-value="2016-11-24" calcext:value-type="date">
            <text:p>11/24/16</text:p>
          </table:table-cell>
          <table:table-cell office:value-type="string" calcext:value-type="string">
            <text:p>  Dubravka Šuica (PPE), <text:s text:c="2"/>napisan. ‒ Istanbulska konvencija predstavlja sveobuhvatan međunarodni ugovor o borbi protiv nasilja nad ženama i nasilja u obitelji. Europska komisija predložila je u ožujku 2016. da Europska unija ratificira Istanbulsku konvenciju Vijeća Europe.</text:p>
          </table:table-cell>
        </table:table-row>
        <table:table-row table:style-name="ro1">
          <table:table-cell office:value-type="string" calcext:value-type="string">
            <text:p>http://www.europarl.europa.eu/doceo/document/CRE-8-2016-11-24-INT-4-337-0000_HR.html</text:p>
          </table:table-cell>
          <table:table-cell office:value-type="string" calcext:value-type="string">
            <text:p><text:s/>Towards a definitive VAT system and fighting VAT fraud (A8-0307/2016 - Werner Langen) HR </text:p>
          </table:table-cell>
          <table:table-cell office:value-type="string" calcext:value-type="string">
            <text:p>24-11-2016</text:p>
          </table:table-cell>
          <table:table-cell table:formula="of:=DATE(VALUE(MID([.C1479]; 7; 4)); VALUE(MID([.C1479]; 4; 2)); VALUE(MID([.C1479]; 1; 2)))" office:value-type="date" office:date-value="2016-11-24" calcext:value-type="date">
            <text:p>11/24/16</text:p>
          </table:table-cell>
          <table:table-cell office:value-type="string" calcext:value-type="string">
            <text:p>  Dubravka Šuica (PPE), <text:s text:c="2"/>napisan. ‒ Sustav PDV-a koji u Europskoj uniji postoji od 1993. zamišljen je kao prijelazni sustav, ali je na snazi već 23 godine.</text:p>
          </table:table-cell>
        </table:table-row>
        <table:table-row table:style-name="ro1">
          <table:table-cell office:value-type="string" calcext:value-type="string">
            <text:p>http://www.europarl.europa.eu/doceo/document/CRE-8-2016-11-24-INT-4-365-0000_HR.html</text:p>
          </table:table-cell>
          <table:table-cell office:value-type="string" calcext:value-type="string">
            <text:p><text:s/>EU action plan against wildlife trafficking (A8-0303/2016 - Catherine Bearder) HR </text:p>
          </table:table-cell>
          <table:table-cell office:value-type="string" calcext:value-type="string">
            <text:p>24-11-2016</text:p>
          </table:table-cell>
          <table:table-cell table:formula="of:=DATE(VALUE(MID([.C1480]; 7; 4)); VALUE(MID([.C1480]; 4; 2)); VALUE(MID([.C1480]; 1; 2)))" office:value-type="date" office:date-value="2016-11-24" calcext:value-type="date">
            <text:p>11/24/16</text:p>
          </table:table-cell>
          <table:table-cell office:value-type="string" calcext:value-type="string">
            <text:p>  Dubravka Šuica (PPE), <text:s text:c="2"/>napisan. ‒ Kaznena djela u području divlje flore i faune u porastu su i prijete daljnjim gubitkom vrsta.</text:p>
          </table:table-cell>
        </table:table-row>
        <table:table-row table:style-name="ro1">
          <table:table-cell office:value-type="string" calcext:value-type="string">
            <text:p>http://www.europarl.europa.eu/doceo/document/CRE-8-2016-11-24-INT-4-392-0000_HR.html</text:p>
          </table:table-cell>
          <table:table-cell office:value-type="string" calcext:value-type="string">
            <text:p><text:s/>New opportunities for small transport businesses (A8-0304/2016 - Dominique Riquet) HR </text:p>
          </table:table-cell>
          <table:table-cell office:value-type="string" calcext:value-type="string">
            <text:p>24-11-2016</text:p>
          </table:table-cell>
          <table:table-cell table:formula="of:=DATE(VALUE(MID([.C1481]; 7; 4)); VALUE(MID([.C1481]; 4; 2)); VALUE(MID([.C1481]; 1; 2)))" office:value-type="date" office:date-value="2016-11-24" calcext:value-type="date">
            <text:p>11/24/16</text:p>
          </table:table-cell>
          <table:table-cell office:value-type="string" calcext:value-type="string">
            <text:p>  Dubravka Šuica (PPE), <text:s text:c="2"/>napisan. ‒ Mala prijevoznička poduzeća imaju ključnu ulogu u dobrom funkcioniranju mobilnosti u Europi, ali često nailaze na teškoće pri ulasku na tržište i u obavljanju svoje djelatnosti.</text:p>
          </table:table-cell>
        </table:table-row>
        <table:table-row table:style-name="ro1">
          <table:table-cell office:value-type="string" calcext:value-type="string">
            <text:p>http://www.europarl.europa.eu/doceo/document/CRE-8-2016-11-24-INT-4-418-0750_HR.html</text:p>
          </table:table-cell>
          <table:table-cell office:value-type="string" calcext:value-type="string">
            <text:p><text:s/>Situation in Belarus (RC-B8-1232/2016, B8-1232/2016, B8-1233/2016, B8-1234/2016, B8-1237/2016, B8-1238/2016, B8-1239/2016, B8-1240/2016) HR </text:p>
          </table:table-cell>
          <table:table-cell office:value-type="string" calcext:value-type="string">
            <text:p>24-11-2016</text:p>
          </table:table-cell>
          <table:table-cell table:formula="of:=DATE(VALUE(MID([.C1482]; 7; 4)); VALUE(MID([.C1482]; 4; 2)); VALUE(MID([.C1482]; 1; 2)))" office:value-type="date" office:date-value="2016-11-24" calcext:value-type="date">
            <text:p>11/24/16</text:p>
          </table:table-cell>
          <table:table-cell office:value-type="string" calcext:value-type="string">
            <text:p>  Dubravka Šuica (PPE), <text:s text:c="2"/>napisan. ‒ Rezolucija se odnosi na nedavne parlamentarne izbore u Bjelorusiji.</text:p>
          </table:table-cell>
        </table:table-row>
        <table:table-row table:style-name="ro1">
          <table:table-cell office:value-type="string" calcext:value-type="string">
            <text:p>http://www.europarl.europa.eu/doceo/document/CRE-8-2016-12-01-INT-2-1138-0000_HR.html</text:p>
          </table:table-cell>
          <table:table-cell office:value-type="string" calcext:value-type="string">
            <text:p><text:s/>US-EU Agreement on the protection of personal information relating to criminal offenses (A8-0354/2016 - Jan Philipp Albrecht) HR </text:p>
          </table:table-cell>
          <table:table-cell office:value-type="string" calcext:value-type="string">
            <text:p>01-12-2016</text:p>
          </table:table-cell>
          <table:table-cell table:formula="of:=DATE(VALUE(MID([.C1483]; 7; 4)); VALUE(MID([.C1483]; 4; 2)); VALUE(MID([.C1483]; 1; 2)))" office:value-type="date" office:date-value="2016-12-01" calcext:value-type="date">
            <text:p>12/01/16</text:p>
          </table:table-cell>
          <table:table-cell office:value-type="string" calcext:value-type="string">
            <text:p>  Dubravka Šuica (PPE), <text:s text:c="2"/>napisan. ‒ Vijeće je zatražilo suglasnost Parlamenta o Sporazumu između SAD-a i EU-a o zaštiti osobnih informacija u vezi s kaznenim djelima.</text:p>
          </table:table-cell>
        </table:table-row>
        <table:table-row table:style-name="ro1">
          <table:table-cell office:value-type="string" calcext:value-type="string">
            <text:p>http://www.europarl.europa.eu/doceo/document/CRE-8-2016-12-01-INT-2-1246-0000_HR.html</text:p>
          </table:table-cell>
          <table:table-cell office:value-type="string" calcext:value-type="string">
            <text:p><text:s/>EU-Ghana Stepping Stone Economic Partnership Agreement (A8-0328/2016 - Christofer Fjellner) HR </text:p>
          </table:table-cell>
          <table:table-cell office:value-type="string" calcext:value-type="string">
            <text:p>01-12-2016</text:p>
          </table:table-cell>
          <table:table-cell table:formula="of:=DATE(VALUE(MID([.C1484]; 7; 4)); VALUE(MID([.C1484]; 4; 2)); VALUE(MID([.C1484]; 1; 2)))" office:value-type="date" office:date-value="2016-12-01" calcext:value-type="date">
            <text:p>12/01/16</text:p>
          </table:table-cell>
          <table:table-cell office:value-type="string" calcext:value-type="string">
            <text:p>  Dubravka Šuica (PPE), <text:s text:c="2"/>napisan. ‒ S obzirom na odgodu potpisivanja Sporazuma o gospodarskom partnerstvu između EU-a i zapadne Afrike, Gana je, a potom i Obala Bjelokosti, u kolovozu 2016. odlučila ratificirati prijelazni Sporazum o gospodarskom partnerstvu s Europskom unijom, zaključen još 2007.</text:p>
          </table:table-cell>
        </table:table-row>
        <table:table-row table:style-name="ro1">
          <table:table-cell office:value-type="string" calcext:value-type="string">
            <text:p>http://www.europarl.europa.eu/doceo/document/CRE-8-2016-12-01-INT-2-1345-0000_HR.html</text:p>
          </table:table-cell>
          <table:table-cell office:value-type="string" calcext:value-type="string">
            <text:p><text:s/>Mobilisation of the Contingency Margin in 2016 (A8-0347/2016 - José Manuel Fernandes) HR </text:p>
          </table:table-cell>
          <table:table-cell office:value-type="string" calcext:value-type="string">
            <text:p>01-12-2016</text:p>
          </table:table-cell>
          <table:table-cell table:formula="of:=DATE(VALUE(MID([.C1485]; 7; 4)); VALUE(MID([.C1485]; 4; 2)); VALUE(MID([.C1485]; 1; 2)))" office:value-type="date" office:date-value="2016-12-01" calcext:value-type="date">
            <text:p>12/01/16</text:p>
          </table:table-cell>
          <table:table-cell office:value-type="string" calcext:value-type="string">
            <text:p>  Dubravka Šuica (PPE), <text:s text:c="2"/>napisan. ‒ Komisija predlaže, zajedno s nacrtom izmjene proračuna br. 4/2016, mobilizaciju pričuve za nepredviđene izdatke za 2016. u iznosu od 240,1 milijuna eura kako bi se dopunila odobrena sredstva za preuzimanje obaveza u vezi s rashodima u naslovu 3 (Sigurnost i građanstvo) u općem proračunu Europske unije za financijsku godinu 2016.</text:p>
          </table:table-cell>
        </table:table-row>
        <table:table-row table:style-name="ro1">
          <table:table-cell office:value-type="string" calcext:value-type="string">
            <text:p>http://www.europarl.europa.eu/doceo/document/CRE-8-2016-12-01-INT-2-1441-0000_HR.html</text:p>
          </table:table-cell>
          <table:table-cell office:value-type="string" calcext:value-type="string">
            <text:p><text:s/>Draft amending budget No 4/2016: Update of appropriations to reflect the latest developments on migration and security issues, reduction of payment and commitment appropriations (A8-0350/2016 - José Manuel Fernandes) HR </text:p>
          </table:table-cell>
          <table:table-cell office:value-type="string" calcext:value-type="string">
            <text:p>01-12-2016</text:p>
          </table:table-cell>
          <table:table-cell table:formula="of:=DATE(VALUE(MID([.C1486]; 7; 4)); VALUE(MID([.C1486]; 4; 2)); VALUE(MID([.C1486]; 1; 2)))" office:value-type="date" office:date-value="2016-12-01" calcext:value-type="date">
            <text:p>12/01/16</text:p>
          </table:table-cell>
          <table:table-cell office:value-type="string" calcext:value-type="string">
            <text:p>  Dubravka Šuica (PPE), <text:s text:c="2"/>napisan. ‒ U Nacrtu izvješća izražava se zabrinutost vezano uz višak sredstava za plaćanja u iznosu od 7 284,3 milijuna EUR, što je rezultat velikih kašnjenja u provedbi programa EU-a u okviru podijeljenog upravljanja i čime se utire put prema znatnom nakupljanju zahtjeva za plaćanja pri kraju trenutačnog VFO-a. Posebno se pozdravlja djelomično povećanje sredstava za Fond za azil, migracije i integraciju. Prihvaća se pojačano financiranje EFSU-a na početku njegova razdoblja provedbe pod uvjetom da se preraspodjela iz Instrumenta za povezivanje Europe na odgovarajući način nadoknadi u 2018. Izvjestitelj se slaže s povećanjem sredstava u naslovu mobilizacijom pričuve za nepredviđene izdatke, kao i s dodatnim sredstvima na početku razdoblja s obzirom na povećanje broja osoblja u planu radnih mjesta Frontexa.</text:p>
          </table:table-cell>
        </table:table-row>
        <table:table-row table:style-name="ro1">
          <table:table-cell office:value-type="string" calcext:value-type="string">
            <text:p>http://www.europarl.europa.eu/doceo/document/CRE-8-2016-12-01-INT-2-1530-0000_HR.html</text:p>
          </table:table-cell>
          <table:table-cell office:value-type="string" calcext:value-type="string">
            <text:p><text:s/>Draft amending budget No 5/2016: Implementation of the Own Resources Decision (A8-0348/2016 - José Manuel Fernandes) HR </text:p>
          </table:table-cell>
          <table:table-cell office:value-type="string" calcext:value-type="string">
            <text:p>01-12-2016</text:p>
          </table:table-cell>
          <table:table-cell table:formula="of:=DATE(VALUE(MID([.C1487]; 7; 4)); VALUE(MID([.C1487]; 4; 2)); VALUE(MID([.C1487]; 1; 2)))" office:value-type="date" office:date-value="2016-12-01" calcext:value-type="date">
            <text:p>12/01/16</text:p>
          </table:table-cell>
          <table:table-cell office:value-type="string" calcext:value-type="string">
            <text:p>  Dubravka Šuica (PPE), <text:s text:c="2"/>napisan. ‒ Nacrt proračuna br. 5/2016 proizlazi iz dovršetka postupka ratifikacije i stupanja na snagu Odluke br. 2014/335/EU, Euratom, kojom se uvode neznatne izmjene poput smanjenja troškova prikupljanja tradicionalnih vlastitih sredstava, novih smanjenih udjela sredstava na osnovi PDV-a za jedne države članice i velika smanjenja doprinosa na temelju BND-a za druge. Ovim nacrtom se izmjenjuju individualni doprinosi svih država članica, ali to nema utjecaj na ukupnu prihodovnu i rashodovnu stranu proračuna Unije. Nacrtom se u prihodovnu stranu proračuna Unije za 2016. nastoji integrirati učinak prilagodbi sustava vlastitih sredstava koje proistječu iz provedbe Odluke br. 2014/335/EU, Euratom, s retroaktivnim učinkom za financijske godine 2014., 2015. i 2016.</text:p>
          </table:table-cell>
        </table:table-row>
        <table:table-row table:style-name="ro1">
          <table:table-cell office:value-type="string" calcext:value-type="string">
            <text:p>http://www.europarl.europa.eu/doceo/document/CRE-8-2016-12-01-INT-2-1627-0000_HR.html</text:p>
          </table:table-cell>
          <table:table-cell office:value-type="string" calcext:value-type="string">
            <text:p><text:s/>Mobilisation of the EU Solidarity Fund to provide assistance to Germany (A8-0352/2016 - Monika Hohlmeier) HR </text:p>
          </table:table-cell>
          <table:table-cell office:value-type="string" calcext:value-type="string">
            <text:p>01-12-2016</text:p>
          </table:table-cell>
          <table:table-cell table:formula="of:=DATE(VALUE(MID([.C1488]; 7; 4)); VALUE(MID([.C1488]; 4; 2)); VALUE(MID([.C1488]; 1; 2)))" office:value-type="date" office:date-value="2016-12-01" calcext:value-type="date">
            <text:p>12/01/16</text:p>
          </table:table-cell>
          <table:table-cell office:value-type="string" calcext:value-type="string">
            <text:p>  Dubravka Šuica (PPE), <text:s text:c="2"/>napisan. ‒ Područje Njemačke ove je godine zahvaćeno prirodnim nepogodama koje su ostavile katastrofalne posljedice. Uslijed poplava uništena je javna i privatna infrastruktura, poljoprivredne površine te je izgubljeno 7 ljudskih života. Nakon brojnih slučajeva vrlo jakih kratkotrajnih poplava koje su u svibnju i lipnju 2016. pogodile Niederbayern, Njemačka je 19. kolovoza 2016. podnijela zahtjev za mobilizaciju Fonda solidarnosti Europske unije. </text:p>
          </table:table-cell>
        </table:table-row>
        <table:table-row table:style-name="ro1">
          <table:table-cell office:value-type="string" calcext:value-type="string">
            <text:p>http://www.europarl.europa.eu/doceo/document/CRE-8-2016-12-01-INT-2-1724-0000_HR.html</text:p>
          </table:table-cell>
          <table:table-cell office:value-type="string" calcext:value-type="string">
            <text:p><text:s/>Draft amending budget No 6/2016 accompanying the proposal to mobilise the EU Solidarity Fund to provide assistance to Germany (A8-0349/2016 - José Manuel Fernandes) HR </text:p>
          </table:table-cell>
          <table:table-cell office:value-type="string" calcext:value-type="string">
            <text:p>01-12-2016</text:p>
          </table:table-cell>
          <table:table-cell table:formula="of:=DATE(VALUE(MID([.C1489]; 7; 4)); VALUE(MID([.C1489]; 4; 2)); VALUE(MID([.C1489]; 1; 2)))" office:value-type="date" office:date-value="2016-12-01" calcext:value-type="date">
            <text:p>12/01/16</text:p>
          </table:table-cell>
          <table:table-cell office:value-type="string" calcext:value-type="string">
            <text:p>  Dubravka Šuica (PPE), <text:s text:c="2"/>napisan. ‒ Nacrt proračuna br. 6/2016 obuhvaća aktiviranje Fonda solidarnosti Europske unije za poplave koje su u svibnju i lipnju 2016. pogodile Njemačku. Komisija predlaže izmjenu proračuna za 2016. i povećanje proračunske stavke 13 06 01 Pomoć državama članicama u slučaju prirodnih katastrofa velikih razmjera s teškim posljedicama za životne uvjete, prirodni okoliš ili gospodarstvo za 31.475.125,00 EUR u odobrenim sredstvima za preuzimanje obveza i odobrenim sredstvima za plaćanje. Fond solidarnosti Europske unije predstavlja poseban instrument kao što je to utvrđeno Uredbom o VFO-u i da bi odgovarajuća odobrena sredstva za obveze i plaćanja u proračun trebalo unijeti iznad gornjih granica VFO-a.</text:p>
          </table:table-cell>
        </table:table-row>
        <table:table-row table:style-name="ro1">
          <table:table-cell office:value-type="string" calcext:value-type="string">
            <text:p>http://www.europarl.europa.eu/doceo/document/CRE-8-2016-12-01-INT-2-1821-0000_HR.html</text:p>
          </table:table-cell>
          <table:table-cell office:value-type="string" calcext:value-type="string">
            <text:p><text:s/>Mobilisation of the Contingency Margin in 2017 (A8-0346/2016 - Jens Geier) HR </text:p>
          </table:table-cell>
          <table:table-cell office:value-type="string" calcext:value-type="string">
            <text:p>01-12-2016</text:p>
          </table:table-cell>
          <table:table-cell table:formula="of:=DATE(VALUE(MID([.C1490]; 7; 4)); VALUE(MID([.C1490]; 4; 2)); VALUE(MID([.C1490]; 1; 2)))" office:value-type="date" office:date-value="2016-12-01" calcext:value-type="date">
            <text:p>12/01/16</text:p>
          </table:table-cell>
          <table:table-cell office:value-type="string" calcext:value-type="string">
            <text:p>  Dubravka Šuica (PPE), <text:s text:c="2"/>napisan. ‒ Mobilizacija pričuve za nepredviđene izdatke proračuna za 2017. u iznosu od 1,9 milijardi EUR za naslov 3. (Sigurnost i građanstvo) i naslov 4. (Globalna Europa) koristit će se za potrebe koje proizlaze iz migracijske, izbjegličke i sigurnosne krize.</text:p>
          </table:table-cell>
        </table:table-row>
        <table:table-row table:style-name="ro1">
          <table:table-cell office:value-type="string" calcext:value-type="string">
            <text:p>http://www.europarl.europa.eu/doceo/document/CRE-8-2016-12-01-INT-2-1914-0000_HR.html</text:p>
          </table:table-cell>
          <table:table-cell office:value-type="string" calcext:value-type="string">
            <text:p><text:s/>Mobilisation of the Flexibility Instrument to finance immediate budgetary measures to address the ongoing migration, refugee and security crisis (A8-0351/2016 - Jens Geier) HR </text:p>
          </table:table-cell>
          <table:table-cell office:value-type="string" calcext:value-type="string">
            <text:p>01-12-2016</text:p>
          </table:table-cell>
          <table:table-cell table:formula="of:=DATE(VALUE(MID([.C1491]; 7; 4)); VALUE(MID([.C1491]; 4; 2)); VALUE(MID([.C1491]; 1; 2)))" office:value-type="date" office:date-value="2016-12-01" calcext:value-type="date">
            <text:p>12/01/16</text:p>
          </table:table-cell>
          <table:table-cell office:value-type="string" calcext:value-type="string">
            <text:p>  Dubravka Šuica (PPE), <text:s text:c="2"/>napisan. ‒ Razmotrivši sve mogućnosti preraspodjele odobrenih sredstava u okviru gornje granice rashoda iz naslova 3. (Sigurnost i građanstvo), potrebno je mobilizirati instrument fleksibilnosti kako bi se dopunilo financiranje u općem proračunu Europske unije za financijsku godinu 2017. iznad gornje granice iz naslova 3. za 530 milijuna eura te financirale mjere u području migracija, izbjeglica i sigurnosti.</text:p>
          </table:table-cell>
        </table:table-row>
        <table:table-row table:style-name="ro1">
          <table:table-cell office:value-type="string" calcext:value-type="string">
            <text:p>http://www.europarl.europa.eu/doceo/document/CRE-8-2016-12-01-INT-2-2008-0000_HR.html</text:p>
          </table:table-cell>
          <table:table-cell office:value-type="string" calcext:value-type="string">
            <text:p><text:s/>Mobilisation of the EU Solidarity Fund to provide for payment of advances in the 2017 budget (A8-0323/2016 - Patricija Šulin) HR </text:p>
          </table:table-cell>
          <table:table-cell office:value-type="string" calcext:value-type="string">
            <text:p>01-12-2016</text:p>
          </table:table-cell>
          <table:table-cell table:formula="of:=DATE(VALUE(MID([.C1492]; 7; 4)); VALUE(MID([.C1492]; 4; 2)); VALUE(MID([.C1492]; 1; 2)))" office:value-type="date" office:date-value="2016-12-01" calcext:value-type="date">
            <text:p>12/01/16</text:p>
          </table:table-cell>
          <table:table-cell office:value-type="string" calcext:value-type="string">
            <text:p>  Dubravka Šuica (PPE), <text:s text:c="2"/>napisan. ‒ Fond solidarnosti Europske unije osnovan je kako bi se njime odgovorilo na hitna stanja prouzročena prirodnim katastrofama velikih razmjera te izrazila solidarnost s regijama pogođenima katastrofom.</text:p>
          </table:table-cell>
        </table:table-row>
        <table:table-row table:style-name="ro1">
          <table:table-cell office:value-type="string" calcext:value-type="string">
            <text:p>http://www.europarl.europa.eu/doceo/document/CRE-8-2016-12-01-INT-2-2119-0000_HR.html</text:p>
          </table:table-cell>
          <table:table-cell office:value-type="string" calcext:value-type="string">
            <text:p><text:s/>2017 budgetary procedure: joint text (A8-0353/2016 - Jens Geier, Indrek Tarand) HR </text:p>
          </table:table-cell>
          <table:table-cell office:value-type="string" calcext:value-type="string">
            <text:p>01-12-2016</text:p>
          </table:table-cell>
          <table:table-cell table:formula="of:=DATE(VALUE(MID([.C1493]; 7; 4)); VALUE(MID([.C1493]; 4; 2)); VALUE(MID([.C1493]; 1; 2)))" office:value-type="date" office:date-value="2016-12-01" calcext:value-type="date">
            <text:p>12/01/16</text:p>
          </table:table-cell>
          <table:table-cell office:value-type="string" calcext:value-type="string">
            <text:p>  Dubravka Šuica (PPE), <text:s text:c="2"/>napisan. ‒ Proračun EU-a za 2017. sastoji se od 159,7 milijardi eura financijskih obaveza za isplatu po ispunjenju traženih uvjeta i od 134,5 milijardi eura obaveza novčanih gotovinskih ili bankovnih transakcija korisnicima proračuna.</text:p>
          </table:table-cell>
        </table:table-row>
        <table:table-row table:style-name="ro1">
          <table:table-cell office:value-type="string" calcext:value-type="string">
            <text:p>http://www.europarl.europa.eu/doceo/document/CRE-8-2016-12-01-INT-2-2223-0000_HR.html</text:p>
          </table:table-cell>
          <table:table-cell office:value-type="string" calcext:value-type="string">
            <text:p><text:s/>Situation in Italy after the earthquakes (B8-1284/2016, B8-1285/2016, B8-1285/2016, B8-1286/2016, B8-1288/2016, B8-1289/2016, B8-1291/2016, B8-1294/2016, B8-1296/2016) HR </text:p>
          </table:table-cell>
          <table:table-cell office:value-type="string" calcext:value-type="string">
            <text:p>01-12-2016</text:p>
          </table:table-cell>
          <table:table-cell table:formula="of:=DATE(VALUE(MID([.C1494]; 7; 4)); VALUE(MID([.C1494]; 4; 2)); VALUE(MID([.C1494]; 1; 2)))" office:value-type="date" office:date-value="2016-12-01" calcext:value-type="date">
            <text:p>12/01/16</text:p>
          </table:table-cell>
          <table:table-cell office:value-type="string" calcext:value-type="string">
            <text:p>  Dubravka Šuica (PPE), <text:s text:c="2"/>napisan. ‒ Posljednjih 15 godina posljedica razornih potresa koji su pogodili Europu su tisuće smrtno stradalih osoba, a stotine tisuća ostale su bez domova. Jugoistočna Europa je područje snažne seizmičke aktivnosti što smo i vidjeli na primjeru središnje Italije. Prema izvješćima ozlijeđeno je više od 400 osoba, a 290 ih je poginulo. Potresi i naknadna podrhtavanja tla u središnjoj Italiji nastavili su se tijekom proteklih mjeseci, a potres koji je 30. listopada pogodio Italiju bio je najjači zabilježen u toj zemlji od 1980 g. Članice Europske unije se moraju solidarizirati i međusobno pomagati u izvanrednim situacijama ovakve prirode.</text:p>
          </table:table-cell>
        </table:table-row>
        <table:table-row table:style-name="ro1">
          <table:table-cell office:value-type="string" calcext:value-type="string">
            <text:p>http://www.europarl.europa.eu/doceo/document/CRE-8-2016-12-01-INT-2-2334-0000_HR.html</text:p>
          </table:table-cell>
          <table:table-cell office:value-type="string" calcext:value-type="string">
            <text:p><text:s/>Commissioners' declarations of interests - Guidelines (A8-0315/2016 - Pascal Durand) HR </text:p>
          </table:table-cell>
          <table:table-cell office:value-type="string" calcext:value-type="string">
            <text:p>01-12-2016</text:p>
          </table:table-cell>
          <table:table-cell table:formula="of:=DATE(VALUE(MID([.C1495]; 7; 4)); VALUE(MID([.C1495]; 4; 2)); VALUE(MID([.C1495]; 1; 2)))" office:value-type="date" office:date-value="2016-12-01" calcext:value-type="date">
            <text:p>12/01/16</text:p>
          </table:table-cell>
          <table:table-cell office:value-type="string" calcext:value-type="string">
            <text:p>  Dubravka Šuica (PPE), <text:s text:c="2"/>napisan. ‒ Europski parlament očekuje da mu se dostave sve informacije o financijskim interesima kandidata za povjerenike i da se njihove izjave o interesima proslijede nadležnom Odboru za pravna pitanja na pregled. Osim toga Europski parlament se zalaže da istoimeni odbor treba izdati smjernice u obliku preporuke ili samoinicijativno izvješće. Kodeks ponašanja povjerenika nalaže da oni moraju prijaviti svaki financijski interes i imovinu koji bi mogli dovesti do sukoba interesa tijekom izvršavanja njihovih dužnosti te da su tom izjavom obuhvaćeni i udjeli koje drži partner člana Komisije, a koji mogu dovesti do sukoba interesa.</text:p>
          </table:table-cell>
        </table:table-row>
        <table:table-row table:style-name="ro1">
          <table:table-cell office:value-type="string" calcext:value-type="string">
            <text:p>http://www.europarl.europa.eu/doceo/document/CRE-8-2016-12-01-INT-2-242-0000_HR.html</text:p>
          </table:table-cell>
          <table:table-cell office:value-type="string" calcext:value-type="string">
            <text:p><text:s/>Union Customs Code, as regards goods that have temporarily left the customs territory of the Union by sea or air (A8-0329/2016 - Maria Grapini) HR </text:p>
          </table:table-cell>
          <table:table-cell office:value-type="string" calcext:value-type="string">
            <text:p>01-12-2016</text:p>
          </table:table-cell>
          <table:table-cell table:formula="of:=DATE(VALUE(MID([.C1496]; 7; 4)); VALUE(MID([.C1496]; 4; 2)); VALUE(MID([.C1496]; 1; 2)))" office:value-type="date" office:date-value="2016-12-01" calcext:value-type="date">
            <text:p>12/01/16</text:p>
          </table:table-cell>
          <table:table-cell office:value-type="string" calcext:value-type="string">
            <text:p>  Dubravka Šuica (PPE), <text:s text:c="2"/>napisan. ‒ Uzimajući u obzir nedostatke članka 136. trenutačnog oblika Uredbe (EU) br. 952/2013 o Carinskom zakoniku Unije po kojem države članice nemaju pravnu osnovu na kontrolu robe koja je privremeno napustila carinsko područje Unije dok se kretala izravnim putem između dvije točke na tom području morem ili zrakom bez zaustavljanja izvan Unije, smatram kako je žurno potrebno podržati ovo izvješće kako bi se ispravili ti nedostaci. </text:p>
          </table:table-cell>
        </table:table-row>
        <table:table-row table:style-name="ro1">
          <table:table-cell office:value-type="string" calcext:value-type="string">
            <text:p>http://www.europarl.europa.eu/doceo/document/CRE-8-2016-12-01-INT-2-2442-0000_HR.html</text:p>
          </table:table-cell>
          <table:table-cell office:value-type="string" calcext:value-type="string">
            <text:p><text:s/>Liability, compensation and financial security for offshore oil and gas operations (A8-0308/2016 - Kostas Chrysogonos) HR </text:p>
          </table:table-cell>
          <table:table-cell office:value-type="string" calcext:value-type="string">
            <text:p>01-12-2016</text:p>
          </table:table-cell>
          <table:table-cell table:formula="of:=DATE(VALUE(MID([.C1497]; 7; 4)); VALUE(MID([.C1497]; 4; 2)); VALUE(MID([.C1497]; 1; 2)))" office:value-type="date" office:date-value="2016-12-01" calcext:value-type="date">
            <text:p>12/01/16</text:p>
          </table:table-cell>
          <table:table-cell office:value-type="string" calcext:value-type="string">
            <text:p>  Dubravka Šuica (PPE), <text:s text:c="2"/>napisan. ‒ Izvješće se bazira na principu preventivnog djelovanja i održivosti te načelu „onečišćivač plaća”.</text:p>
          </table:table-cell>
        </table:table-row>
        <table:table-row table:style-name="ro1">
          <table:table-cell office:value-type="string" calcext:value-type="string">
            <text:p>http://www.europarl.europa.eu/doceo/document/CRE-8-2016-12-01-INT-2-2535-0000_HR.html</text:p>
          </table:table-cell>
          <table:table-cell office:value-type="string" calcext:value-type="string">
            <text:p><text:s/>Situation in the Democratic Republic of the Congo (RC-B8-1310/2016, B8-1310/2016, B8-1313/2016, B8-1315/2016, B8-1316/2016, B8-1319/2016, B8-1320/2016, B8-1324/2016) HR </text:p>
          </table:table-cell>
          <table:table-cell office:value-type="string" calcext:value-type="string">
            <text:p>01-12-2016</text:p>
          </table:table-cell>
          <table:table-cell table:formula="of:=DATE(VALUE(MID([.C1498]; 7; 4)); VALUE(MID([.C1498]; 4; 2)); VALUE(MID([.C1498]; 1; 2)))" office:value-type="date" office:date-value="2016-12-01" calcext:value-type="date">
            <text:p>12/01/16</text:p>
          </table:table-cell>
          <table:table-cell office:value-type="string" calcext:value-type="string">
            <text:p>  Dubravka Šuica (PPE), <text:s text:c="2"/>napisan. ‒ Europska unija izrazito je zabrinuta zbog političke situacije u Demokratskoj Republici Kongu. Kad uzmemo u obzir rizike od nestabilnosti u zemlji i prijetnju koju to predstavlja za regiju, EU će i dalje ostati uključen u situaciju. Države članice slažu se da je sada potrebno usuglasiti svoj pristup u pogledu izdavanja viza za nositelje diplomatskih i službenih putovnica. DR Kongo nije unutar ustavnih rokova sazvao biračko tijelo radi organizacije predsjedničkih izbora. U tom pogledu EU podsjeća na svoje zaključke od 23. svibnja 2016. i ponavlja da je organizacija izbora primarna odgovornost tijelâ vlasti DR Konga. EU će se koristiti svim dostupnim sredstvima, među ostalim pojedinačnim mjerama ograničavanja onih koji su odgovorni za teške povrede ljudskih prava, onih koji potiču na nasilje ili koji otežavaju okončanje krize na sporazuman i miran način kojim se poštuju težnje kongoanskog naroda da odaberu svoje predstavnike.</text:p>
          </table:table-cell>
        </table:table-row>
        <table:table-row table:style-name="ro1">
          <table:table-cell office:value-type="string" calcext:value-type="string">
            <text:p>http://www.europarl.europa.eu/doceo/document/CRE-8-2016-12-01-INT-2-2623-0000_HR.html</text:p>
          </table:table-cell>
          <table:table-cell office:value-type="string" calcext:value-type="string">
            <text:p><text:s/>Access to energy in developing countries (B8-1227/2016) HR </text:p>
          </table:table-cell>
          <table:table-cell office:value-type="string" calcext:value-type="string">
            <text:p>01-12-2016</text:p>
          </table:table-cell>
          <table:table-cell table:formula="of:=DATE(VALUE(MID([.C1499]; 7; 4)); VALUE(MID([.C1499]; 4; 2)); VALUE(MID([.C1499]; 1; 2)))" office:value-type="date" office:date-value="2016-12-01" calcext:value-type="date">
            <text:p>12/01/16</text:p>
          </table:table-cell>
          <table:table-cell office:value-type="string" calcext:value-type="string">
            <text:p>  Dubravka Šuica (PPE), <text:s text:c="2"/>napisan. ‒ Energetsko siromaštvo globalni je izazov, a tiče se i Europe. S obzirom na podatak da polovica osoba koje nemaju pristup električnoj energiji žive u Africi, a broj stanovništva na tom kontinentu raste brže nego što se širi pristup energiji podrška zemljama trećeg svijeta je neizostavna jer održivi pristup cjenovno pristupačnoj, pouzdanoj i sigurnoj energiji ključan za ispunjavanje osnovnih ljudskih potreba i prava, uključujući pristup čistoj vodi, sanitarijama, sigurnoj sredini, zdravstvenoj skrbi, grijanju i obrazovanju. Pariškim sporazumom naglašava se nužnost promicanja univerzalnog pristupa održivoj energiji u zemljama u razvoju, a posebno u Africi, i to jačanjem razvoja obnovljivih izvora energije</text:p>
          </table:table-cell>
        </table:table-row>
        <table:table-row table:style-name="ro1">
          <table:table-cell office:value-type="string" calcext:value-type="string">
            <text:p>http://www.europarl.europa.eu/doceo/document/CRE-8-2016-12-01-INT-2-2721-0000_HR.html</text:p>
          </table:table-cell>
          <table:table-cell office:value-type="string" calcext:value-type="string">
            <text:p><text:s/>Application of the European Order for Payment Procedure (A8-0299/2016 - Kostas Chrysogonos) HR </text:p>
          </table:table-cell>
          <table:table-cell office:value-type="string" calcext:value-type="string">
            <text:p>01-12-2016</text:p>
          </table:table-cell>
          <table:table-cell table:formula="of:=DATE(VALUE(MID([.C1500]; 7; 4)); VALUE(MID([.C1500]; 4; 2)); VALUE(MID([.C1500]; 1; 2)))" office:value-type="date" office:date-value="2016-12-01" calcext:value-type="date">
            <text:p>12/01/16</text:p>
          </table:table-cell>
          <table:table-cell office:value-type="string" calcext:value-type="string">
            <text:p>  Dubravka Šuica (PPE), <text:s text:c="2"/>napisan. ‒ Prijedlog rezolucije Europskog parlamenta o primjeni postupka za europski platni nalog omogućuje jednostavnije naplate iznosa u prekograničnim postupcima. Postupak je neobavezan, što znači da je dostupan u prekograničnim predmetima kao alternativa raznim ekvivalentnim nacionalnim postupcima. Drugim riječima, tim se postupkom omogućava vjerovnicima da na jednostavan način dobiju nalog za naplatu neosporenih građanskih i trgovačkih tražbina. Zahtjev za postupak može se poslati poštom, a često i elektroničkim putem, bez pomoći odvjetnika, a nalog je izvršiv u drugim državama članicama bez potrebe za dodatnim formalnostima. Europski platni nalog izdaje se automatski na temelju zahtjeva, ali dužnik može uložiti prigovor u roku od 30 dana. U slučaju prigovora izvršenje naloga se obustavlja i može početi sudski postupak.</text:p>
          </table:table-cell>
        </table:table-row>
        <table:table-row table:style-name="ro1">
          <table:table-cell office:value-type="string" calcext:value-type="string">
            <text:p>http://www.europarl.europa.eu/doceo/document/CRE-8-2016-12-01-INT-2-349-0000_HR.html</text:p>
          </table:table-cell>
          <table:table-cell office:value-type="string" calcext:value-type="string">
            <text:p><text:s/>Key information documents for packaged retail and insurance-based investment products as regards the date of its application (A8-0356/2016 - Pervenche Berès) HR </text:p>
          </table:table-cell>
          <table:table-cell office:value-type="string" calcext:value-type="string">
            <text:p>01-12-2016</text:p>
          </table:table-cell>
          <table:table-cell table:formula="of:=DATE(VALUE(MID([.C1501]; 7; 4)); VALUE(MID([.C1501]; 4; 2)); VALUE(MID([.C1501]; 1; 2)))" office:value-type="date" office:date-value="2016-12-01" calcext:value-type="date">
            <text:p>12/01/16</text:p>
          </table:table-cell>
          <table:table-cell office:value-type="string" calcext:value-type="string">
            <text:p>  Dubravka Šuica (PPE), <text:s text:c="2"/>napisan. ‒ Slažem se s prijedlogom uredbe Europskog parlamenta i Vijeća o izmjeni Uredbe (EU) br. 1286/2014 s obzirom da je njome predstavljen niz mjera radi poboljšanja zaštite ulagatelja i obnove povjerenja potrošača u sektor financijskih usluga povećanjem transparentnosti na tržištu malih ulagatelja. </text:p>
          </table:table-cell>
        </table:table-row>
        <table:table-row table:style-name="ro1">
          <table:table-cell office:value-type="string" calcext:value-type="string">
            <text:p>http://www.europarl.europa.eu/doceo/document/CRE-8-2016-12-01-INT-2-453-0000_HR.html</text:p>
          </table:table-cell>
          <table:table-cell office:value-type="string" calcext:value-type="string">
            <text:p><text:s/>EU-Kiribati Agreement on the short-stay visa waiver (A8-0334/2016 - Mariya Gabriel) HR </text:p>
          </table:table-cell>
          <table:table-cell office:value-type="string" calcext:value-type="string">
            <text:p>01-12-2016</text:p>
          </table:table-cell>
          <table:table-cell table:formula="of:=DATE(VALUE(MID([.C1502]; 7; 4)); VALUE(MID([.C1502]; 4; 2)); VALUE(MID([.C1502]; 1; 2)))" office:value-type="date" office:date-value="2016-12-01" calcext:value-type="date">
            <text:p>12/01/16</text:p>
          </table:table-cell>
          <table:table-cell office:value-type="string" calcext:value-type="string">
            <text:p>  Dubravka Šuica (PPE), <text:s text:c="2"/>napisan. ‒ Ovaj Sporazum o ukidanju viza za kratkotrajni boravak rezultat je napora u produbljivanju odnosa između Europske unije i Republike Kiribatija te ima velik politički značaj u okviru Sporazuma iz Cotonoua. Potpisanim Sporazumom građanima Europske unije i građanima Republike Kiribatija omogućava se boravak bez vize na državnom području druge ugovorne stranke od najviše 90 dana u bilo kojem razdoblju od 180 dana. Vize se ukidaju za sve kategorije osoba (nositelje običnih, diplomatskih, službenih ili posebnih putovnica) koje ne putuju u svrhu obavljanja plaćene aktivnosti. Ukidanje vize bitan čimbenik u približavanju europskih građana i građana pacifičke regije.</text:p>
          </table:table-cell>
        </table:table-row>
        <table:table-row table:style-name="ro1">
          <table:table-cell office:value-type="string" calcext:value-type="string">
            <text:p>http://www.europarl.europa.eu/doceo/document/CRE-8-2016-12-01-INT-2-551-0000_HR.html</text:p>
          </table:table-cell>
          <table:table-cell office:value-type="string" calcext:value-type="string">
            <text:p><text:s/>EU-Solomon Islands Agreement on the short-stay visa waiver (A8-0336/2016 - Mariya Gabriel) HR </text:p>
          </table:table-cell>
          <table:table-cell office:value-type="string" calcext:value-type="string">
            <text:p>01-12-2016</text:p>
          </table:table-cell>
          <table:table-cell table:formula="of:=DATE(VALUE(MID([.C1503]; 7; 4)); VALUE(MID([.C1503]; 4; 2)); VALUE(MID([.C1503]; 1; 2)))" office:value-type="date" office:date-value="2016-12-01" calcext:value-type="date">
            <text:p>12/01/16</text:p>
          </table:table-cell>
          <table:table-cell office:value-type="string" calcext:value-type="string">
            <text:p>  Dubravka Šuica (PPE), <text:s text:c="2"/>napisan. ‒ Ovaj Sporazum o ukidanju viza za kratkotrajni boravak rezultat je napora u produbljivanju odnosa između Europske unije i Salomonovih Otoka te ima veliki politički značaj u okviru Sporazuma iz Cotonoua. Potpisanim Sporazumom građanima Europske unije i građanima Salomonovih Otoka omogućava se boravak bez vize na državnom području druge ugovorne stranke od najviše 90 dana u bilo kojem razdoblju od 180 dana. Vize se ukidaju za sve kategorije osoba (nositelje običnih, diplomatskih, službenih ili posebnih putovnica) koje ne putuju u svrhu obavljanja plaćene aktivnosti. Izuzeće od obveze posjedovanja vize bitan čimbenik u približavanju europskih građana i građana pacifičke regije.</text:p>
          </table:table-cell>
        </table:table-row>
        <table:table-row table:style-name="ro1">
          <table:table-cell office:value-type="string" calcext:value-type="string">
            <text:p>http://www.europarl.europa.eu/doceo/document/CRE-8-2016-12-01-INT-2-649-0000_HR.html</text:p>
          </table:table-cell>
          <table:table-cell office:value-type="string" calcext:value-type="string">
            <text:p><text:s/>EU-Micronesia Agreement on the short-stay visa waiver (A8-0337/2016 - Mariya Gabriel) HR </text:p>
          </table:table-cell>
          <table:table-cell office:value-type="string" calcext:value-type="string">
            <text:p>01-12-2016</text:p>
          </table:table-cell>
          <table:table-cell table:formula="of:=DATE(VALUE(MID([.C1504]; 7; 4)); VALUE(MID([.C1504]; 4; 2)); VALUE(MID([.C1504]; 1; 2)))" office:value-type="date" office:date-value="2016-12-01" calcext:value-type="date">
            <text:p>12/01/16</text:p>
          </table:table-cell>
          <table:table-cell office:value-type="string" calcext:value-type="string">
            <text:p>  Dubravka Šuica (PPE), <text:s text:c="2"/>napisan. ‒ Ovaj Sporazum o ukidanju viza za kratkotrajni boravak rezultat je napora u produbljivanju odnosa između Europske unije i Saveznih Država Mikronezije te ima veliki politički značaj u okviru Sporazuma iz Cotonoua. Potpisanim Sporazumom građanima Europske unije i građanima Saveznih Država Mikronezije omogućava se boravak bez vize na državnom području druge ugovorne stranke od najviše 90 dana u bilo kojem razdoblju od 180 dana. Vize se ukidaju za sve kategorije osoba (nositelje običnih, diplomatskih, službenih ili posebnih putovnica) koje ne putuju u svrhu obavljanja plaćene aktivnosti. Liberalizacijom viznog sustava pojednostavit će se putovanja poduzetnicima, olakšati ulaganja te ojačati gospodarske veze među poduzećima. </text:p>
          </table:table-cell>
        </table:table-row>
        <table:table-row table:style-name="ro1">
          <table:table-cell office:value-type="string" calcext:value-type="string">
            <text:p>http://www.europarl.europa.eu/doceo/document/CRE-8-2016-12-01-INT-2-748-0000_HR.html</text:p>
          </table:table-cell>
          <table:table-cell office:value-type="string" calcext:value-type="string">
            <text:p><text:s/>EU-Tuvalu Agreement on the short-stay visa waiver (A8-0333/2016 - Mariya Gabriel) HR </text:p>
          </table:table-cell>
          <table:table-cell office:value-type="string" calcext:value-type="string">
            <text:p>01-12-2016</text:p>
          </table:table-cell>
          <table:table-cell table:formula="of:=DATE(VALUE(MID([.C1505]; 7; 4)); VALUE(MID([.C1505]; 4; 2)); VALUE(MID([.C1505]; 1; 2)))" office:value-type="date" office:date-value="2016-12-01" calcext:value-type="date">
            <text:p>12/01/16</text:p>
          </table:table-cell>
          <table:table-cell office:value-type="string" calcext:value-type="string">
            <text:p>  Dubravka Šuica (PPE), <text:s text:c="2"/>napisan. ‒ Bilateralni sporazum između EU-a i Tuvala potpisan je 1. srpnja 2016. u Bruxellesu. Odonda se Sporazum privremeno primjenjuje dok se čeka odobrenje Europskog parlamenta.</text:p>
          </table:table-cell>
        </table:table-row>
        <table:table-row table:style-name="ro1">
          <table:table-cell office:value-type="string" calcext:value-type="string">
            <text:p>http://www.europarl.europa.eu/doceo/document/CRE-8-2016-12-01-INT-2-845-0000_HR.html</text:p>
          </table:table-cell>
          <table:table-cell office:value-type="string" calcext:value-type="string">
            <text:p><text:s/>EU-Marshall Islands Agreement on the short-stay visa waiver (A8-0335/2016 - Mariya Gabriel) HR </text:p>
          </table:table-cell>
          <table:table-cell office:value-type="string" calcext:value-type="string">
            <text:p>01-12-2016</text:p>
          </table:table-cell>
          <table:table-cell table:formula="of:=DATE(VALUE(MID([.C1506]; 7; 4)); VALUE(MID([.C1506]; 4; 2)); VALUE(MID([.C1506]; 1; 2)))" office:value-type="date" office:date-value="2016-12-01" calcext:value-type="date">
            <text:p>12/01/16</text:p>
          </table:table-cell>
          <table:table-cell office:value-type="string" calcext:value-type="string">
            <text:p>  Dubravka Šuica (PPE), <text:s text:c="2"/>napisan. ‒ Bilateralni sporazum između EU-a i Republike Maršalovih Otoka potpisan je 27. lipnja 2016. u Ženevi. Od tada se Sporazum privremeno primjenjuje dok se čeka odobrenje Europskog parlamenta.</text:p>
          </table:table-cell>
        </table:table-row>
        <table:table-row table:style-name="ro1">
          <table:table-cell office:value-type="string" calcext:value-type="string">
            <text:p>http://www.europarl.europa.eu/doceo/document/CRE-8-2016-12-01-INT-2-955-0000_HR.html</text:p>
          </table:table-cell>
          <table:table-cell office:value-type="string" calcext:value-type="string">
            <text:p><text:s/>The European Union Solidarity Fund: an assessment (A8-0341/2016 - Salvatore Cicu) HR </text:p>
          </table:table-cell>
          <table:table-cell office:value-type="string" calcext:value-type="string">
            <text:p>01-12-2016</text:p>
          </table:table-cell>
          <table:table-cell table:formula="of:=DATE(VALUE(MID([.C1507]; 7; 4)); VALUE(MID([.C1507]; 4; 2)); VALUE(MID([.C1507]; 1; 2)))" office:value-type="date" office:date-value="2016-12-01" calcext:value-type="date">
            <text:p>12/01/16</text:p>
          </table:table-cell>
          <table:table-cell office:value-type="string" calcext:value-type="string">
            <text:p>  Dubravka Šuica (PPE), <text:s text:c="2"/>napisan. ‒ Fond solidarnosti Europske unije (EUSF) osnovan je kao odgovor na katastrofalne poplave koje su pogodile srednju Europu tijekom ljeta 2012.</text:p>
          </table:table-cell>
        </table:table-row>
        <table:table-row table:style-name="ro1">
          <table:table-cell office:value-type="string" calcext:value-type="string">
            <text:p>http://www.europarl.europa.eu/doceo/document/CRE-8-2016-12-13-INT-2-165-0000_HR.html</text:p>
          </table:table-cell>
          <table:table-cell office:value-type="string" calcext:value-type="string">
            <text:p><text:s/>EU-Algeria Framework Agreement on the general principles for the participation of Algeria in Union programmes (A8-0367/2016 - Pier Antonio Panzeri) HR </text:p>
          </table:table-cell>
          <table:table-cell office:value-type="string" calcext:value-type="string">
            <text:p>13-12-2016</text:p>
          </table:table-cell>
          <table:table-cell table:formula="of:=DATE(VALUE(MID([.C1508]; 7; 4)); VALUE(MID([.C1508]; 4; 2)); VALUE(MID([.C1508]; 1; 2)))" office:value-type="date" office:date-value="2016-12-13" calcext:value-type="date">
            <text:p>12/13/16</text:p>
          </table:table-cell>
          <table:table-cell office:value-type="string" calcext:value-type="string">
            <text:p>  Dubravka Šuica (PPE), <text:s text:c="2"/>napisan. ‒ Odbor za vanjske poslove usvojio je prijedlog odluke Vijeća o sklapanju Protokola uz Euro-mediteranski sporazum o pridruživanju između Europskih zajednica i njihovih država članica, s jedne strane, i Alžirske Republike, s druge strane, o okvirnom sporazumu između Europske unije i Alžirske Republike o općim načelima sudjelovanja Alžirske Republike u programima Unije. Cilj je utvrditi financijska i tehnička pravila koja Alžiru omogućuju sudjelovanje u određenim programima Unije. </text:p>
          </table:table-cell>
        </table:table-row>
        <table:table-row table:style-name="ro1">
          <table:table-cell office:value-type="string" calcext:value-type="string">
            <text:p>http://www.europarl.europa.eu/doceo/document/CRE-8-2016-12-13-INT-2-235-0000_HR.html</text:p>
          </table:table-cell>
          <table:table-cell office:value-type="string" calcext:value-type="string">
            <text:p><text:s/>General revision of Parliament's Rules of Procedure (A8-0344/2016 - Richard Corbett) HR </text:p>
          </table:table-cell>
          <table:table-cell office:value-type="string" calcext:value-type="string">
            <text:p>13-12-2016</text:p>
          </table:table-cell>
          <table:table-cell table:formula="of:=DATE(VALUE(MID([.C1509]; 7; 4)); VALUE(MID([.C1509]; 4; 2)); VALUE(MID([.C1509]; 1; 2)))" office:value-type="date" office:date-value="2016-12-13" calcext:value-type="date">
            <text:p>12/13/16</text:p>
          </table:table-cell>
          <table:table-cell office:value-type="string" calcext:value-type="string">
            <text:p>  Dubravka Šuica (PPE), <text:s text:c="2"/>napisan. ‒ U ožujku smo izglasali Međuinstitucijski sporazum o boljoj izradi zakonodavstva što je važan iskorak za učinkovitije zakonodavstvo. Postavili smo temelje za bolju suradnju između institucija EU-a i naglasili važnost otvorenosti i transparentnosti u smislu unaprjeđenja zakona EU-a u korist građana EU-a. </text:p>
          </table:table-cell>
        </table:table-row>
        <table:table-row table:style-name="ro1">
          <table:table-cell office:value-type="string" calcext:value-type="string">
            <text:p>http://www.europarl.europa.eu/doceo/document/CRE-8-2016-12-13-INT-2-271-0781_HR.html</text:p>
          </table:table-cell>
          <table:table-cell office:value-type="string" calcext:value-type="string">
            <text:p><text:s/>Situation of fundamental rights in the European Union in 2015 (A8-0345/2016 - József Nagy) HR </text:p>
          </table:table-cell>
          <table:table-cell office:value-type="string" calcext:value-type="string">
            <text:p>13-12-2016</text:p>
          </table:table-cell>
          <table:table-cell table:formula="of:=DATE(VALUE(MID([.C1510]; 7; 4)); VALUE(MID([.C1510]; 4; 2)); VALUE(MID([.C1510]; 1; 2)))" office:value-type="date" office:date-value="2016-12-13" calcext:value-type="date">
            <text:p>12/13/16</text:p>
          </table:table-cell>
          <table:table-cell office:value-type="string" calcext:value-type="string">
            <text:p>  Dubravka Šuica (PPE), <text:s text:c="2"/>napisan. ‒ Europska komisija, the Fundamental Rights Agency (FRA), Vijeće Europe i UN-a te NVO-i u svojim izvještajima ističu da se kršenja temeljnih prava pojavljuju u Europskoj uniji i državama članicama. Povelja o temeljnim pravima je postala punopravna komponenta Ugovora, stoga ih je neophodno zaštititi. </text:p>
          </table:table-cell>
        </table:table-row>
        <table:table-row table:style-name="ro1">
          <table:table-cell office:value-type="string" calcext:value-type="string">
            <text:p>http://www.europarl.europa.eu/doceo/document/CRE-8-2016-12-13-INT-2-312-0000_HR.html</text:p>
          </table:table-cell>
          <table:table-cell office:value-type="string" calcext:value-type="string">
            <text:p><text:s/>A coherent EU policy for cultural and creative industries (A8-0357/2016 - Christian Ehler, Luigi Morgano) HR </text:p>
          </table:table-cell>
          <table:table-cell office:value-type="string" calcext:value-type="string">
            <text:p>13-12-2016</text:p>
          </table:table-cell>
          <table:table-cell table:formula="of:=DATE(VALUE(MID([.C1511]; 7; 4)); VALUE(MID([.C1511]; 4; 2)); VALUE(MID([.C1511]; 1; 2)))" office:value-type="date" office:date-value="2016-12-13" calcext:value-type="date">
            <text:p>12/13/16</text:p>
          </table:table-cell>
          <table:table-cell office:value-type="string" calcext:value-type="string">
            <text:p>  Dubravka Šuica (PPE), <text:s text:c="2"/>napisan. ‒ Europska komisija prepoznaje koliku važnost imaju kulturne i kreativne industrije (CCIs) za društveni i gospodarski razvoj Unije, kao i njezinih država članica. EU treba povećati ulaganja u nove izvore koji će garantirati pametan, održiv i uključiv razvoj. U kulturnim i kreativnim industrijama dosta potencijala u velikoj mjeri ostaje neiskorišteno.</text:p>
          </table:table-cell>
        </table:table-row>
        <table:table-row table:style-name="ro1">
          <table:table-cell office:value-type="string" calcext:value-type="string">
            <text:p>http://www.europarl.europa.eu/doceo/document/CRE-8-2016-12-13-INT-2-348-0000_HR.html</text:p>
          </table:table-cell>
          <table:table-cell office:value-type="string" calcext:value-type="string">
            <text:p><text:s/>Rights of women in the Eastern Partnership States (A8-0365/2016 - Mariya Gabriel) HR </text:p>
          </table:table-cell>
          <table:table-cell office:value-type="string" calcext:value-type="string">
            <text:p>13-12-2016</text:p>
          </table:table-cell>
          <table:table-cell table:formula="of:=DATE(VALUE(MID([.C1512]; 7; 4)); VALUE(MID([.C1512]; 4; 2)); VALUE(MID([.C1512]; 1; 2)))" office:value-type="date" office:date-value="2016-12-13" calcext:value-type="date">
            <text:p>12/13/16</text:p>
          </table:table-cell>
          <table:table-cell office:value-type="string" calcext:value-type="string">
            <text:p>  Dubravka Šuica (PPE), <text:s text:c="2"/>napisan. ‒ Istočno Partnerstvo je pokrenuto 2009. godine, a temelji se na načelima međunarodnog prava, temeljnim vrijednostima demokracije, vladavine prava i ljudskim pravima. U Deklaraciji iz Rige 2015. godine spominje se ravnopravnost spolova kao obećavajuće novo područje suradnje. Važno je naglasiti da su ženska prava, kao i ravnopravnost spolova sadržana u ustavima i pravnim sustavima svih zemalja istočnog Partnerstva. </text:p>
          </table:table-cell>
        </table:table-row>
        <table:table-row table:style-name="ro1">
          <table:table-cell office:value-type="string" calcext:value-type="string">
            <text:p>http://www.europarl.europa.eu/doceo/document/CRE-8-2016-12-13-INT-2-524-0000_HR.html</text:p>
          </table:table-cell>
          <table:table-cell office:value-type="string" calcext:value-type="string">
            <text:p><text:s/>Implementation of the Common Foreign and Security Policy (Article 36 TEU) (debate) HR </text:p>
          </table:table-cell>
          <table:table-cell office:value-type="string" calcext:value-type="string">
            <text:p>13-12-2016</text:p>
          </table:table-cell>
          <table:table-cell table:formula="of:=DATE(VALUE(MID([.C1513]; 7; 4)); VALUE(MID([.C1513]; 4; 2)); VALUE(MID([.C1513]; 1; 2)))" office:value-type="date" office:date-value="2016-12-13" calcext:value-type="date">
            <text:p>12/13/16</text:p>
          </table:table-cell>
          <table:table-cell office:value-type="string" calcext:value-type="string">
            <text:p>  Dubravka Šuica (PPE). <text:s text:c="2"/>– Gospođo predsjednice, gospođo Visoka predstavnice, činjenica je da je Europa u nesigurnoj situaciji i suočena s velikim eksternim i internim izazovima, a isto tako je okružena lukom nestabilnosti koje se malo pomalo prelijevaju ili kroz terorizam ili kroz migracije. Nažalost, imamo primjer Rusije koja krši suverenitet susjednih zemalja i koja prijeti globalnom i svjetskom miru.</text:p>
          </table:table-cell>
        </table:table-row>
        <table:table-row table:style-name="ro1">
          <table:table-cell office:value-type="string" calcext:value-type="string">
            <text:p>http://www.europarl.europa.eu/doceo/document/CRE-8-2016-12-14-INT-3-098-0000_HR.html</text:p>
          </table:table-cell>
          <table:table-cell office:value-type="string" calcext:value-type="string">
            <text:p><text:s/>Preparation of the European Council meeting of 15 December 2016 (debate) HR </text:p>
          </table:table-cell>
          <table:table-cell office:value-type="string" calcext:value-type="string">
            <text:p>14-12-2016</text:p>
          </table:table-cell>
          <table:table-cell table:formula="of:=DATE(VALUE(MID([.C1514]; 7; 4)); VALUE(MID([.C1514]; 4; 2)); VALUE(MID([.C1514]; 1; 2)))" office:value-type="date" office:date-value="2016-12-14" calcext:value-type="date">
            <text:p>12/14/16</text:p>
          </table:table-cell>
          <table:table-cell office:value-type="string" calcext:value-type="string">
            <text:p>  Dubravka Šuica (PPE). <text:s text:c="2"/>– Gospođo predsjednice, dobro je da su sutra na dnevnom redu Vijeća i migracije i sigurnost i gospodarski rast i nezaposlenost mladih i socijalna Europa. Međutim, točno je da je na današnji dan u ovom trenutku Europska unija odsutna. Međunarodna zajednica pala je na ispitu u Siriji. Stotine tisuća civila, žena, djece u ovom trenutku prolaze pakao. Toga moramo biti svjesni, a sutra je sastanak Vijeća.</text:p>
          </table:table-cell>
        </table:table-row>
        <table:table-row table:style-name="ro1">
          <table:table-cell office:value-type="string" calcext:value-type="string">
            <text:p>http://www.europarl.europa.eu/doceo/document/CRE-8-2016-12-14-INT-3-188-0000_HR.html</text:p>
          </table:table-cell>
          <table:table-cell office:value-type="string" calcext:value-type="string">
            <text:p><text:s/>Insolvency proceedings and insolvency practitioners (A8-0324/2016 - Tadeusz Zwiefka) HR </text:p>
          </table:table-cell>
          <table:table-cell office:value-type="string" calcext:value-type="string">
            <text:p>14-12-2016</text:p>
          </table:table-cell>
          <table:table-cell table:formula="of:=DATE(VALUE(MID([.C1515]; 7; 4)); VALUE(MID([.C1515]; 4; 2)); VALUE(MID([.C1515]; 1; 2)))" office:value-type="date" office:date-value="2016-12-14" calcext:value-type="date">
            <text:p>12/14/16</text:p>
          </table:table-cell>
          <table:table-cell office:value-type="string" calcext:value-type="string">
            <text:p>  Dubravka Šuica (PPE), <text:s text:c="2"/>napisan. ‒ Uredba Europskog parlamenta i Vijeća o postupku u slučaju nesolventnosti stupila je na snagu 26. 06. 2015. Uredba će se početi primjenjivati 26. 06. 2017. U prilozima toj Uredbi nalaze se popisi postupaka u slučaju nesolventnosti i upravitelja u slučaju nesolventnosti relevantni za njezinu primjenu. </text:p>
          </table:table-cell>
        </table:table-row>
        <table:table-row table:style-name="ro1">
          <table:table-cell office:value-type="string" calcext:value-type="string">
            <text:p>http://www.europarl.europa.eu/doceo/document/CRE-8-2016-12-14-INT-3-222-0000_HR.html</text:p>
          </table:table-cell>
          <table:table-cell office:value-type="string" calcext:value-type="string">
            <text:p><text:s/>EC-Uzbekistan Partnership and Cooperation Agreement and bilateral trade in textiles (A8-0332/2016 - Maria Arena) HR </text:p>
          </table:table-cell>
          <table:table-cell office:value-type="string" calcext:value-type="string">
            <text:p>14-12-2016</text:p>
          </table:table-cell>
          <table:table-cell table:formula="of:=DATE(VALUE(MID([.C1516]; 7; 4)); VALUE(MID([.C1516]; 4; 2)); VALUE(MID([.C1516]; 1; 2)))" office:value-type="date" office:date-value="2016-12-14" calcext:value-type="date">
            <text:p>12/14/16</text:p>
          </table:table-cell>
          <table:table-cell office:value-type="string" calcext:value-type="string">
            <text:p>  Dubravka Šuica (PPE), <text:s text:c="2"/>napisan. ‒ Od Europskog parlamenta traži se suglasnost za sklapanje Protokola uz Sporazum o partnerstvu i suradnji kojim se uspostavlja partnerstvo između Europske unije i njezinih država članica, s jedne strane, i Uzbekistana, s druge strane te da se izmjeni Sporazum kako bi se područje primjene njegovih odredaba proširilo i na bilateralnu trgovinu tekstilom. </text:p>
          </table:table-cell>
        </table:table-row>
        <table:table-row table:style-name="ro1">
          <table:table-cell office:value-type="string" calcext:value-type="string">
            <text:p>http://www.europarl.europa.eu/doceo/document/CRE-8-2016-12-14-INT-3-248-0000_HR.html</text:p>
          </table:table-cell>
          <table:table-cell office:value-type="string" calcext:value-type="string">
            <text:p><text:s/>EC-Uzbekistan Partnership and Cooperation Agreement and bilateral trade in textiles (resolution) (A8-0330/2016 - Maria Arena) HR </text:p>
          </table:table-cell>
          <table:table-cell office:value-type="string" calcext:value-type="string">
            <text:p>14-12-2016</text:p>
          </table:table-cell>
          <table:table-cell table:formula="of:=DATE(VALUE(MID([.C1517]; 7; 4)); VALUE(MID([.C1517]; 4; 2)); VALUE(MID([.C1517]; 1; 2)))" office:value-type="date" office:date-value="2016-12-14" calcext:value-type="date">
            <text:p>12/14/16</text:p>
          </table:table-cell>
          <table:table-cell office:value-type="string" calcext:value-type="string">
            <text:p>  Dubravka Šuica (PPE), <text:s text:c="2"/>napisan. ‒ Europski parlament je 2011. odgodio donošenje odluke o suglasnosti za Protokol o tekstilu između EU-a i Uzbekistana te je usvojio privremeno izvješće u kojem se bavi navodnim korištenjem dječjeg i prisilnog rada u berbi pamuka. U tom je izvješću zaključio da će razmotriti davanje suglasnosti samo ako uzbekistanske vlasti dopuste promatračima Međunarodne organizacije rada da provedu detaljan nadzor te ako promatrači potvrde da su postignuti bitni rezultati. Uzbekistanska vlada je 2013. dopustila MOR-u da provodi nadzor nad berbom pamuka. Najnovije izvješće MOR-a pokazalo je da je korištenje dječjim radom za berbu pamuka postalo rijetko i društveno neprihvatljivo iako je i dalje potreban stalan nadzor.</text:p>
          </table:table-cell>
        </table:table-row>
        <table:table-row table:style-name="ro1">
          <table:table-cell office:value-type="string" calcext:value-type="string">
            <text:p>http://www.europarl.europa.eu/doceo/document/CRE-8-2016-12-14-INT-3-281-0000_HR.html</text:p>
          </table:table-cell>
          <table:table-cell office:value-type="string" calcext:value-type="string">
            <text:p><text:s/>EU-Colombia and Peru Trade Agreement (accession of Ecuador) (A8-0362/2016 - Helmut Scholz) HR </text:p>
          </table:table-cell>
          <table:table-cell office:value-type="string" calcext:value-type="string">
            <text:p>14-12-2016</text:p>
          </table:table-cell>
          <table:table-cell table:formula="of:=DATE(VALUE(MID([.C1518]; 7; 4)); VALUE(MID([.C1518]; 4; 2)); VALUE(MID([.C1518]; 1; 2)))" office:value-type="date" office:date-value="2016-12-14" calcext:value-type="date">
            <text:p>12/14/16</text:p>
          </table:table-cell>
          <table:table-cell office:value-type="string" calcext:value-type="string">
            <text:p>  Dubravka Šuica (PPE), <text:s text:c="2"/>napisan. ‒ Pristupanje Ekvadora Sporazumu o trgovini između Europske unije i njezinih država članica s jedne strane, te Kolumbije i Perua s druge strane predstavlja veliki iskorak u odnosima EU-a s Ekvadorom.</text:p>
          </table:table-cell>
        </table:table-row>
        <table:table-row table:style-name="ro1">
          <table:table-cell office:value-type="string" calcext:value-type="string">
            <text:p>http://www.europarl.europa.eu/doceo/document/CRE-8-2016-12-14-INT-3-315-0000_HR.html</text:p>
          </table:table-cell>
          <table:table-cell office:value-type="string" calcext:value-type="string">
            <text:p><text:s/>EU-Norway Agreement on reciprocal access to fishing in the Skagerrak (A8-0321/2016 - Jørn Dohrmann) HR </text:p>
          </table:table-cell>
          <table:table-cell office:value-type="string" calcext:value-type="string">
            <text:p>14-12-2016</text:p>
          </table:table-cell>
          <table:table-cell table:formula="of:=DATE(VALUE(MID([.C1519]; 7; 4)); VALUE(MID([.C1519]; 4; 2)); VALUE(MID([.C1519]; 1; 2)))" office:value-type="date" office:date-value="2016-12-14" calcext:value-type="date">
            <text:p>12/14/16</text:p>
          </table:table-cell>
          <table:table-cell office:value-type="string" calcext:value-type="string">
            <text:p>  Dubravka Šuica (PPE), <text:s text:c="2"/>napisan. ‒ Sporazumom o uzajamnom pristupu ribolovu u području Skagerraka i Kattegata između Danske, Norveške i Švedske navedenim se državama jamči ekskluzivan uzajamni pristup vodama koje su od njihovih polaznih linija udaljene više od četiri nautičke milje te se istovremeno osiguravaju razborite mjere očuvanja i upravljanja za ribolov u tom području. </text:p>
          </table:table-cell>
        </table:table-row>
        <table:table-row table:style-name="ro1">
          <table:table-cell office:value-type="string" calcext:value-type="string">
            <text:p>http://www.europarl.europa.eu/doceo/document/CRE-8-2016-12-14-INT-3-342-0000_HR.html</text:p>
          </table:table-cell>
          <table:table-cell office:value-type="string" calcext:value-type="string">
            <text:p><text:s/>EU-Norway Agreement on reciprocal access to fishing in the Skagerrak (resolution) (A8-0320/2016 - Jørn Dohrmann) HR </text:p>
          </table:table-cell>
          <table:table-cell office:value-type="string" calcext:value-type="string">
            <text:p>14-12-2016</text:p>
          </table:table-cell>
          <table:table-cell table:formula="of:=DATE(VALUE(MID([.C1520]; 7; 4)); VALUE(MID([.C1520]; 4; 2)); VALUE(MID([.C1520]; 1; 2)))" office:value-type="date" office:date-value="2016-12-14" calcext:value-type="date">
            <text:p>12/14/16</text:p>
          </table:table-cell>
          <table:table-cell office:value-type="string" calcext:value-type="string">
            <text:p>  Dubravka Šuica (PPE), <text:s text:c="2"/>napisan. ‒ Prijedlog nezakonodavne rezolucije o nacrtu odluke Vijeća o sklapanju sporazuma između Europske unije i Kraljevine Norveške o uzajamnom pristupu ribolovu u području Skagerraka za plovila koja plove pod zastavom Danske, Norveške i Švedske ne dovodi u pitanje prava ribara iz drugih država te jamči da su poduzete odgovarajuće mjere za upravljanje ribarstvom i očuvanje u tim vodama. Također, podupire se provedba reformiranog sustava za upravljanje ribarstvom u EU-u uspostavljenog u skladu s ciljevima i osnovnim načelima nove zajedničke ribarstvene politike.</text:p>
          </table:table-cell>
        </table:table-row>
        <table:table-row table:style-name="ro1">
          <table:table-cell office:value-type="string" calcext:value-type="string">
            <text:p>http://www.europarl.europa.eu/doceo/document/CRE-8-2016-12-14-INT-3-378-0000_HR.html</text:p>
          </table:table-cell>
          <table:table-cell office:value-type="string" calcext:value-type="string">
            <text:p><text:s/>Agreement on Operational and Strategic Cooperation between Georgia and Europol (A8-0343/2016 - Claude Moraes) HR </text:p>
          </table:table-cell>
          <table:table-cell office:value-type="string" calcext:value-type="string">
            <text:p>14-12-2016</text:p>
          </table:table-cell>
          <table:table-cell table:formula="of:=DATE(VALUE(MID([.C1521]; 7; 4)); VALUE(MID([.C1521]; 4; 2)); VALUE(MID([.C1521]; 1; 2)))" office:value-type="date" office:date-value="2016-12-14" calcext:value-type="date">
            <text:p>12/14/16</text:p>
          </table:table-cell>
          <table:table-cell office:value-type="string" calcext:value-type="string">
            <text:p>  Dubravka Šuica (PPE), <text:s text:c="2"/>napisan. ‒ Ovaj prijedlog odnosi se na odobrenje sklapanja operativnog i strateškog sporazuma između Europola i Gruzije kojim će se omogućiti razmjena informacija, uključujući razmjenu osobnih podataka. Sklapanje tog novog međunarodnog sporazuma predlaže se na temelju Odluke Vijeća o Europolu (Odluka 2009/371/PUP). </text:p>
          </table:table-cell>
        </table:table-row>
        <table:table-row table:style-name="ro1">
          <table:table-cell office:value-type="string" calcext:value-type="string">
            <text:p>http://www.europarl.europa.eu/doceo/document/CRE-8-2016-12-14-INT-3-413-0000_HR.html</text:p>
          </table:table-cell>
          <table:table-cell office:value-type="string" calcext:value-type="string">
            <text:p><text:s/>Mobilisation of the European Globalisation Adjustment Fund: application EGF/2016/004 ES/Comunidad Valenciana automotive (A8-0379/2016 - Esteban González Pons) HR </text:p>
          </table:table-cell>
          <table:table-cell office:value-type="string" calcext:value-type="string">
            <text:p>14-12-2016</text:p>
          </table:table-cell>
          <table:table-cell table:formula="of:=DATE(VALUE(MID([.C1522]; 7; 4)); VALUE(MID([.C1522]; 4; 2)); VALUE(MID([.C1522]; 1; 2)))" office:value-type="date" office:date-value="2016-12-14" calcext:value-type="date">
            <text:p>12/14/16</text:p>
          </table:table-cell>
          <table:table-cell office:value-type="string" calcext:value-type="string">
            <text:p>  Dubravka Šuica (PPE), <text:s text:c="2"/>napisan. ‒ Europski fond za prilagodbu globalizaciji stvoren je kako bi se osigurala dodatna pomoć i reintegracija u tržište rada radnicima koji pate od posljedica velikih strukturnih promjena u svjetskoj trgovini uzoraka ili od globalne financijske i gospodarske krize. Financijska pomoć Unije radnicima trebala bi biti dinamična i što više učinkovita. Prema odredbama Uredbe, kojom se utvrđuje višegodišnji financijski okvir za razdoblje 2014. – 2020., fond ne smije prelaziti maksimalni godišnji iznos od 150 milijuna eura. Europski parlament naglašava da su pogođene regije suočene s relativno velikom grupom starijih radnika koji su, u isto vrijeme, suvišni te ne posjeduju vještine koje traži lokalno tržište rada. Dana 21. lipnja 2016. Španjolska podnosi zahtjev za financijski doprinos regiji Comunidad Valenciana u Španjolskoj. Podržavam ovo Izvješće jer smatram da su ispunjeni svi uvjeti za dodjelu financijske potpore.</text:p>
          </table:table-cell>
        </table:table-row>
        <table:table-row table:style-name="ro1">
          <table:table-cell office:value-type="string" calcext:value-type="string">
            <text:p>http://www.europarl.europa.eu/doceo/document/CRE-8-2016-12-14-INT-3-438-0000_HR.html</text:p>
          </table:table-cell>
          <table:table-cell office:value-type="string" calcext:value-type="string">
            <text:p><text:s/>Normalisation of the accounts of railway undertakings (A8-0368/2016 - Merja Kyllönen) HR </text:p>
          </table:table-cell>
          <table:table-cell office:value-type="string" calcext:value-type="string">
            <text:p>14-12-2016</text:p>
          </table:table-cell>
          <table:table-cell table:formula="of:=DATE(VALUE(MID([.C1523]; 7; 4)); VALUE(MID([.C1523]; 4; 2)); VALUE(MID([.C1523]; 1; 2)))" office:value-type="date" office:date-value="2016-12-14" calcext:value-type="date">
            <text:p>12/14/16</text:p>
          </table:table-cell>
          <table:table-cell office:value-type="string" calcext:value-type="string">
            <text:p>  Dubravka Šuica (PPE), <text:s text:c="2"/>napisan. ‒ Prema Uredbi 1192/69 o zajedničkim pravilima za normalizaciju računa željezničkih poduzeća, koju Komisija predlaže staviti izvan snage, državama članicama omogućeno je željezničkim poduzećima nadoknaditi plaćanje obveza koje ne vrijede za prijevoznike u drugim vrstama prijevoza. Ova uredba usvojena je prije liberalizacije željezničkog tržišta, a cilj je bio izjednačiti sve prijevoznike u pogledu pokrivanja socijalnih troškova.</text:p>
          </table:table-cell>
        </table:table-row>
        <table:table-row table:style-name="ro1">
          <table:table-cell office:value-type="string" calcext:value-type="string">
            <text:p>http://www.europarl.europa.eu/doceo/document/CRE-8-2016-12-14-INT-3-470-0000_HR.html</text:p>
          </table:table-cell>
          <table:table-cell office:value-type="string" calcext:value-type="string">
            <text:p><text:s/>Domestic passenger transport services by rail (A8-0373/2016 - Wim van de Camp) HR </text:p>
          </table:table-cell>
          <table:table-cell office:value-type="string" calcext:value-type="string">
            <text:p>14-12-2016</text:p>
          </table:table-cell>
          <table:table-cell table:formula="of:=DATE(VALUE(MID([.C1524]; 7; 4)); VALUE(MID([.C1524]; 4; 2)); VALUE(MID([.C1524]; 1; 2)))" office:value-type="date" office:date-value="2016-12-14" calcext:value-type="date">
            <text:p>12/14/16</text:p>
          </table:table-cell>
          <table:table-cell office:value-type="string" calcext:value-type="string">
            <text:p>  Dubravka Šuica (PPE), <text:s text:c="2"/>napisan. ‒ Prijedlog Komisije je izmjena Uredbe (EZ) br. 1370/2007 te poboljšanje kvalitete usluga željezničkog prijevoza putnika i njegove učinkovitosti. Time bi se trebala unaprijediti konkurentnost i atraktivnost željeznice u odnosu na druge vrste prijevoza i omogućiti razvoj jedinstvenog Europskog željezničkog prostora.</text:p>
          </table:table-cell>
        </table:table-row>
        <table:table-row table:style-name="ro1">
          <table:table-cell office:value-type="string" calcext:value-type="string">
            <text:p>http://www.europarl.europa.eu/doceo/document/CRE-8-2016-12-14-INT-3-505-0000_HR.html</text:p>
          </table:table-cell>
          <table:table-cell office:value-type="string" calcext:value-type="string">
            <text:p><text:s/>Single European railway area (A8-0371/2016 - David-Maria Sassoli) HR </text:p>
          </table:table-cell>
          <table:table-cell office:value-type="string" calcext:value-type="string">
            <text:p>14-12-2016</text:p>
          </table:table-cell>
          <table:table-cell table:formula="of:=DATE(VALUE(MID([.C1525]; 7; 4)); VALUE(MID([.C1525]; 4; 2)); VALUE(MID([.C1525]; 1; 2)))" office:value-type="date" office:date-value="2016-12-14" calcext:value-type="date">
            <text:p>12/14/16</text:p>
          </table:table-cell>
          <table:table-cell office:value-type="string" calcext:value-type="string">
            <text:p>  Dubravka Šuica (PPE), <text:s text:c="2"/>napisan. ‒ Cilj ovog Izvješća je uspostava jedinstvenog europskog željezničkog prostora kako bi se time otvorilo tržište domaćeg željezničkog prijevoza putnika u cilju povećanja konkurentnog pritiska, povećanja opsega i poboljšanje kvalitete usluga prijevoza putnika. Ovim promjenama bi se trebala povećati konkurencija, zajamčiti financijska transparentnost i pošteni uvjeti financiranja. Povećanje konkurencije i specijalizacija aktera na tržištu trebali bi i pozitivno utjecati na produktivnost i efikasnost te dovesti do povećanja ulaganja u infrastrukturu željezničkog prijevoza. Države članice trebaju uspostaviti nacionalni okvir za procjenu sukoba interesa i regulatorna tijela trebala bi u obzir uzeti sve osobne financijske, ekonomske ili profesionalne interese koji bi mogli neprikladno utjecati na nepristranost. Stajalište Vijeća u prvom čitanju je u skladu sa sporazumom postignutim na međuinstitucijskim pregovorima.</text:p>
          </table:table-cell>
        </table:table-row>
        <table:table-row table:style-name="ro1">
          <table:table-cell office:value-type="string" calcext:value-type="string">
            <text:p>http://www.europarl.europa.eu/doceo/document/CRE-8-2016-12-14-INT-3-543-0000_HR.html</text:p>
          </table:table-cell>
          <table:table-cell office:value-type="string" calcext:value-type="string">
            <text:p><text:s/>Market access to port services and financial transparency of ports (A8-0023/2016 - Knut Fleckenstein) HR </text:p>
          </table:table-cell>
          <table:table-cell office:value-type="string" calcext:value-type="string">
            <text:p>14-12-2016</text:p>
          </table:table-cell>
          <table:table-cell table:formula="of:=DATE(VALUE(MID([.C1526]; 7; 4)); VALUE(MID([.C1526]; 4; 2)); VALUE(MID([.C1526]; 1; 2)))" office:value-type="date" office:date-value="2016-12-14" calcext:value-type="date">
            <text:p>12/14/16</text:p>
          </table:table-cell>
          <table:table-cell office:value-type="string" calcext:value-type="string">
            <text:p>  Dubravka Šuica (PPE), <text:s text:c="2"/>napisan. ‒ Luke mogu pridonijeti dugoročnoj konkurentnosti europske industrije na svjetskim tržištima te pritom povećavaju dodanu vrijednosti i broj radnih mjesta u svim obalnim regijama Unije. Složenost administrativnih postupaka za carinska odobrenja, zbog čega dolazi do zastoja u lukama, predstavlja veliku prepreku konkurentnosti priobalne plovidbe i učinkovitosti luka Unije. </text:p>
          </table:table-cell>
        </table:table-row>
        <table:table-row table:style-name="ro1">
          <table:table-cell office:value-type="string" calcext:value-type="string">
            <text:p>http://www.europarl.europa.eu/doceo/document/CRE-8-2016-12-14-INT-3-568-0000_HR.html</text:p>
          </table:table-cell>
          <table:table-cell office:value-type="string" calcext:value-type="string">
            <text:p><text:s/>Nomination of a Member of the Court of Auditors - Juhan Parts (A8-0375/2016 - Bart Staes) HR </text:p>
          </table:table-cell>
          <table:table-cell office:value-type="string" calcext:value-type="string">
            <text:p>14-12-2016</text:p>
          </table:table-cell>
          <table:table-cell table:formula="of:=DATE(VALUE(MID([.C1527]; 7; 4)); VALUE(MID([.C1527]; 4; 2)); VALUE(MID([.C1527]; 1; 2)))" office:value-type="date" office:date-value="2016-12-14" calcext:value-type="date">
            <text:p>12/14/16</text:p>
          </table:table-cell>
          <table:table-cell office:value-type="string" calcext:value-type="string">
            <text:p>  Dubravka Šuica (PPE), <text:s text:c="2"/>napisan. ‒ G. Juhan Parts je bivši estonski premijer i ministar ekonomskih odnosa i komunikacije te ministar pravosuđa. Tijekom CONT saslušanja 05.12.2016. prepoznat je kao zadovoljavajući kandidat za imenovanje. Estonska Nacionalna Konzervativna Stranka (EKRE) je proslijedila pismo Europskom parlamentu i svim CONT članovima u svrhu blokiranja imenovanja Juhana Partsa s izlikom da on nije odgovarajuća osoba za taj posao. Podržavam ovo Izvješće budući da osim prethodno spomenute činjenice, ne treba postojati nijedna druga prepreka nominiranju gospodina Juhana Partsa za člana Revizorskog suda. </text:p>
          </table:table-cell>
        </table:table-row>
        <table:table-row table:style-name="ro1">
          <table:table-cell office:value-type="string" calcext:value-type="string">
            <text:p>http://www.europarl.europa.eu/doceo/document/CRE-8-2016-12-14-INT-3-600-0000_HR.html</text:p>
          </table:table-cell>
          <table:table-cell office:value-type="string" calcext:value-type="string">
            <text:p><text:s/>Research programme of the Research Fund for Coal and Steel (A8-0358/2016 - Jerzy Buzek) HR </text:p>
          </table:table-cell>
          <table:table-cell office:value-type="string" calcext:value-type="string">
            <text:p>14-12-2016</text:p>
          </table:table-cell>
          <table:table-cell table:formula="of:=DATE(VALUE(MID([.C1528]; 7; 4)); VALUE(MID([.C1528]; 4; 2)); VALUE(MID([.C1528]; 1; 2)))" office:value-type="date" office:date-value="2016-12-14" calcext:value-type="date">
            <text:p>12/14/16</text:p>
          </table:table-cell>
          <table:table-cell office:value-type="string" calcext:value-type="string">
            <text:p>  Dubravka Šuica (PPE), <text:s text:c="2"/>napisan. ‒ EU podržava istraživanja za ugljen i čelik za više od 50 godina. Sve je počelo s Ugovorom o Europskoj uniji za čelik i ugljen (ECSC, potpisan 1951. godine).</text:p>
          </table:table-cell>
        </table:table-row>
        <table:table-row table:style-name="ro1">
          <table:table-cell office:value-type="string" calcext:value-type="string">
            <text:p>http://www.europarl.europa.eu/doceo/document/CRE-8-2016-12-14-INT-3-646-0000_HR.html</text:p>
          </table:table-cell>
          <table:table-cell office:value-type="string" calcext:value-type="string">
            <text:p><text:s/>Annual Report on human rights and democracy in the world and the European Union’s policy on the matter 2015 (A8-0355/2016 - Josef Weidenholzer) HR </text:p>
          </table:table-cell>
          <table:table-cell office:value-type="string" calcext:value-type="string">
            <text:p>14-12-2016</text:p>
          </table:table-cell>
          <table:table-cell table:formula="of:=DATE(VALUE(MID([.C1529]; 7; 4)); VALUE(MID([.C1529]; 4; 2)); VALUE(MID([.C1529]; 1; 2)))" office:value-type="date" office:date-value="2016-12-14" calcext:value-type="date">
            <text:p>12/14/16</text:p>
          </table:table-cell>
          <table:table-cell office:value-type="string" calcext:value-type="string">
            <text:p>  Dubravka Šuica (PPE), <text:s text:c="2"/>napisan. ‒ Europska unija se obvezala na Zajedničku vanjsku i sigurnosnu politiku / Common Foreign and Security Policy (CFSP) koja počiva na demokraciji, vladavini prava, univerzalnosti i nedjeljivost ljudskih prava i temeljnih sloboda, poštivanju ljudskog dostojanstva, načela jednakosti i solidarnosti i poštivanju načela Povelje Ujedinjenih naroda i međunarodnog prava. Promicanje i očuvanje nedjeljivosti i univerzalnosti ljudskih prava nalaze se među ključnim ciljevima vanjske i sigurnosne politike EU-a.</text:p>
          </table:table-cell>
        </table:table-row>
        <table:table-row table:style-name="ro1">
          <table:table-cell office:value-type="string" calcext:value-type="string">
            <text:p>http://www.europarl.europa.eu/doceo/document/CRE-8-2016-12-14-INT-3-689-0000_HR.html</text:p>
          </table:table-cell>
          <table:table-cell office:value-type="string" calcext:value-type="string">
            <text:p><text:s/>Implementation of the Common Foreign and Security Policy (Article 36 TEU) (A8-0360/2016 - Elmar Brok) HR </text:p>
          </table:table-cell>
          <table:table-cell office:value-type="string" calcext:value-type="string">
            <text:p>14-12-2016</text:p>
          </table:table-cell>
          <table:table-cell table:formula="of:=DATE(VALUE(MID([.C1530]; 7; 4)); VALUE(MID([.C1530]; 4; 2)); VALUE(MID([.C1530]; 1; 2)))" office:value-type="date" office:date-value="2016-12-14" calcext:value-type="date">
            <text:p>12/14/16</text:p>
          </table:table-cell>
          <table:table-cell office:value-type="string" calcext:value-type="string">
            <text:p>  Dubravka Šuica (PPE), <text:s text:c="2"/>napisan. ‒ Europska unija suočava se s brojnim izazovima uključujući međudržavne sukobe, terorizam, hibridne i kibernetičke prijetnje, organizirani kriminal te klimatske promjene. EU će biti u mogućnosti učinkovito odgovoriti na nove izazove samo ako strukture EU-a te njezine članice surađuju u zajedničkim i koordiniranim naporima u okviru CFSP/CSDP. Sigurnost i dobrobit građana EU-a ozbiljno je narušio problem izbjeglica i terorizam. </text:p>
          </table:table-cell>
        </table:table-row>
        <table:table-row table:style-name="ro1">
          <table:table-cell office:value-type="string" calcext:value-type="string">
            <text:p>http://www.europarl.europa.eu/doceo/document/CRE-8-2016-12-14-INT-3-734-0000_HR.html</text:p>
          </table:table-cell>
          <table:table-cell office:value-type="string" calcext:value-type="string">
            <text:p><text:s/>CAP tools to reduce price volatility in agricultural markets (A8-0339/2016 - Angélique Delahaye) HR </text:p>
          </table:table-cell>
          <table:table-cell office:value-type="string" calcext:value-type="string">
            <text:p>14-12-2016</text:p>
          </table:table-cell>
          <table:table-cell table:formula="of:=DATE(VALUE(MID([.C1531]; 7; 4)); VALUE(MID([.C1531]; 4; 2)); VALUE(MID([.C1531]; 1; 2)))" office:value-type="date" office:date-value="2016-12-14" calcext:value-type="date">
            <text:p>12/14/16</text:p>
          </table:table-cell>
          <table:table-cell office:value-type="string" calcext:value-type="string">
            <text:p>  Dubravka Šuica (PPE), <text:s text:c="2"/>napisan. ‒ Poljoprivrednici su sve više izloženi nestabilnosti cijena, a Europska unija umanjuje svoju stratešku pomoć poljoprivredi te ju temelji na proizvodno nevezanoj potpori.</text:p>
          </table:table-cell>
        </table:table-row>
        <table:table-row table:style-name="ro1">
          <table:table-cell office:value-type="string" calcext:value-type="string">
            <text:p>http://www.europarl.europa.eu/doceo/document/CRE-8-2016-12-15-INT-4-175-0000_HR.html</text:p>
          </table:table-cell>
          <table:table-cell office:value-type="string" calcext:value-type="string">
            <text:p><text:s/>Third countries whose nationals are subject to or exempt from a visa requirement: revision of the suspension mechanism (A8-0235/2016 - Agustín Díaz de Mera García Consuegra) HR </text:p>
          </table:table-cell>
          <table:table-cell office:value-type="string" calcext:value-type="string">
            <text:p>15-12-2016</text:p>
          </table:table-cell>
          <table:table-cell table:formula="of:=DATE(VALUE(MID([.C1532]; 7; 4)); VALUE(MID([.C1532]; 4; 2)); VALUE(MID([.C1532]; 1; 2)))" office:value-type="date" office:date-value="2016-12-15" calcext:value-type="date">
            <text:p>12/15/16</text:p>
          </table:table-cell>
          <table:table-cell office:value-type="string" calcext:value-type="string">
            <text:p>  Dubravka Šuica (PPE), <text:s text:c="2"/>napisan. ‒ Politika viza je od ključne važnosti za Europsku uniju. Nastankom migracijskih tijekova, posebice u svjetlu uzastopnih procesa liberalizacije viza, čini se da je potrebno brže i fleksibilnije revidirati mehanizam suspenzije. Nema sumnje da moramo pružiti alate koji će omogućiti EU-u da reagira na sve okolnosti koje proizlaze iz naglog porasta broja državljana trećih zemalja koji ilegalno borave na području EU-a, neutemeljenih zahtjeva za azil od državljana trećih zemalja te iz prijetnji sigurnosti na europskom teritoriju. </text:p>
          </table:table-cell>
        </table:table-row>
        <table:table-row table:style-name="ro1">
          <table:table-cell office:value-type="string" calcext:value-type="string">
            <text:p>http://www.europarl.europa.eu/doceo/document/CRE-8-2016-12-15-INT-4-204-0000_HR.html</text:p>
          </table:table-cell>
          <table:table-cell office:value-type="string" calcext:value-type="string">
            <text:p><text:s/>Objection pursuant to Rule 106: Protective measures against the introduction into the Community of organisms harmful to plants or plant products and against their spread within the Community (B8-1334/2016) HR </text:p>
          </table:table-cell>
          <table:table-cell office:value-type="string" calcext:value-type="string">
            <text:p>15-12-2016</text:p>
          </table:table-cell>
          <table:table-cell table:formula="of:=DATE(VALUE(MID([.C1533]; 7; 4)); VALUE(MID([.C1533]; 4; 2)); VALUE(MID([.C1533]; 1; 2)))" office:value-type="date" office:date-value="2016-12-15" calcext:value-type="date">
            <text:p>12/15/16</text:p>
          </table:table-cell>
          <table:table-cell office:value-type="string" calcext:value-type="string">
            <text:p>  Dubravka Šuica (PPE), <text:s text:c="2"/>napisan. ‒ Rezolucija se bavi uvođenjem zaštitnih mjera protiv unošenja organizama štetnih za biljke ili biljne proizvode i njihova širenja unutar Zajednice. Uvođenje zaštitnih mjera se treba dogoditi čim Rezolucija prijeđe u praksu. </text:p>
          </table:table-cell>
        </table:table-row>
        <table:table-row table:style-name="ro1">
          <table:table-cell office:value-type="string" calcext:value-type="string">
            <text:p>http://www.europarl.europa.eu/doceo/document/CRE-8-2016-12-15-INT-4-291-0000_HR.html</text:p>
          </table:table-cell>
          <table:table-cell office:value-type="string" calcext:value-type="string">
            <text:p><text:s/>Paediatric medicines (B8-1340/2016) HR </text:p>
          </table:table-cell>
          <table:table-cell office:value-type="string" calcext:value-type="string">
            <text:p>15-12-2016</text:p>
          </table:table-cell>
          <table:table-cell table:formula="of:=DATE(VALUE(MID([.C1534]; 7; 4)); VALUE(MID([.C1534]; 4; 2)); VALUE(MID([.C1534]; 1; 2)))" office:value-type="date" office:date-value="2016-12-15" calcext:value-type="date">
            <text:p>12/15/16</text:p>
          </table:table-cell>
          <table:table-cell office:value-type="string" calcext:value-type="string">
            <text:p>  Dubravka Šuica (PPE), <text:s text:c="2"/>napisan. ‒ Europska agencija za lijekove ima niz važnih zadataka i odgovornosti koje se odnose na razvoj pedijatrijskih lijekova. Ove odgovornosti su joj dodijeljene putem Pedijatrijske regulacije Europske unije. Prema trenutnom regulatornom okviru, lijekovi su razvijeni u tipičnom patološkom stanju za odrasle koji se ne pojavljuju kod djece. Naime, dječji rak ostaje prvi uzrok smrti kod djece u dobi od jedne godine, a godišnje više od 6000 mladih ljudi umiru od raka u Europi dok dvije trećine onih koji su preživjeli pate od nuspojava povezanih s liječenjem. Regulacija je dizajnirana na način da bolje štiti zdravlje djece u EU-u.</text:p>
          </table:table-cell>
        </table:table-row>
        <table:table-row table:style-name="ro1">
          <table:table-cell office:value-type="string" calcext:value-type="string">
            <text:p>http://www.europarl.europa.eu/doceo/document/CRE-8-2016-12-15-INT-4-333-0000_HR.html</text:p>
          </table:table-cell>
          <table:table-cell office:value-type="string" calcext:value-type="string">
            <text:p><text:s/>Activities of the Committee on Petitions 2015 (A8-0366/2016 - Ángela Vallina) HR </text:p>
          </table:table-cell>
          <table:table-cell office:value-type="string" calcext:value-type="string">
            <text:p>15-12-2016</text:p>
          </table:table-cell>
          <table:table-cell table:formula="of:=DATE(VALUE(MID([.C1535]; 7; 4)); VALUE(MID([.C1535]; 4; 2)); VALUE(MID([.C1535]; 1; 2)))" office:value-type="date" office:date-value="2016-12-15" calcext:value-type="date">
            <text:p>12/15/16</text:p>
          </table:table-cell>
          <table:table-cell office:value-type="string" calcext:value-type="string">
            <text:p>  Dubravka Šuica (PPE), <text:s text:c="2"/>napisan. ‒ Svrha godišnjeg izvješća o radu Odbora za predstavke je prezentirati analizu peticija zaprimljenih u 2015. godini i odnosa s drugim institucijama te predstaviti točnu sliku ciljeva ostvarenih u 2015. godini. Do sada je zaprimljen veoma mali broj molbi s obzirom na ukupnu populaciju Europske unije, što znači da građani EU-a nažalost još uvijek nisu svjesni prava na prigovor kao mogućeg sredstva kojim bi se Europskim institucijama ukazalo na pojedine probleme koji muče građane Unije. </text:p>
          </table:table-cell>
        </table:table-row>
        <table:table-row table:style-name="ro1">
          <table:table-cell office:value-type="string" calcext:value-type="string">
            <text:p>http://www.europarl.europa.eu/doceo/document/CRE-8-2016-12-15-INT-4-369-0000_HR.html</text:p>
          </table:table-cell>
          <table:table-cell office:value-type="string" calcext:value-type="string">
            <text:p><text:s/>International aviation agreements (B8-1337/2016, B8-1338/2016, B8-1339/2016) HR </text:p>
          </table:table-cell>
          <table:table-cell office:value-type="string" calcext:value-type="string">
            <text:p>15-12-2016</text:p>
          </table:table-cell>
          <table:table-cell table:formula="of:=DATE(VALUE(MID([.C1536]; 7; 4)); VALUE(MID([.C1536]; 4; 2)); VALUE(MID([.C1536]; 1; 2)))" office:value-type="date" office:date-value="2016-12-15" calcext:value-type="date">
            <text:p>12/15/16</text:p>
          </table:table-cell>
          <table:table-cell office:value-type="string" calcext:value-type="string">
            <text:p>  Dubravka Šuica (PPE), <text:s text:c="2"/>napisan. ‒ Svrha Izvješća je predstaviti novu zrakoplovnu strategiju za Europu. Zrakoplovstvo je snažan pokretač gospodarskog rasta, radnih mjesta, trgovine i mobilnosti za Europsku uniju te igra ključnu ulogu u gospodarstvu Europske unije. Sektor izravno zapošljava između 1,4 milijuna i 2 milijuna ljudi i doprinosi 110 milijardi eura u gospodarstvo Europske unije. Tijekom posljednjih 20 godina, liberalizacija unutarnjeg tržišta zrakoplovnih usluga i značajnog rasta potražnje u zračnom prometu unutar EU-a i svijetu, rezultirali su značajnim razvojem europskog zrakoplovnog sektora.</text:p>
          </table:table-cell>
        </table:table-row>
        <table:table-row table:style-name="ro1">
          <table:table-cell office:value-type="string" calcext:value-type="string">
            <text:p>http://www.europarl.europa.eu/doceo/document/CRE-8-2017-01-18-INT-3-134-0000_HR.html</text:p>
          </table:table-cell>
          <table:table-cell office:value-type="string" calcext:value-type="string">
            <text:p><text:s/>Conclusions of the European Council meeting of 15 December 2016 HR </text:p>
          </table:table-cell>
          <table:table-cell office:value-type="string" calcext:value-type="string">
            <text:p>18-01-2017</text:p>
          </table:table-cell>
          <table:table-cell table:formula="of:=DATE(VALUE(MID([.C1537]; 7; 4)); VALUE(MID([.C1537]; 4; 2)); VALUE(MID([.C1537]; 1; 2)))" office:value-type="date" office:date-value="2017-01-18" calcext:value-type="date">
            <text:p>01/18/17</text:p>
          </table:table-cell>
          <table:table-cell office:value-type="string" calcext:value-type="string">
            <text:p>  Dubravka Šuica (PPE). <text:s text:c="2"/>–Najprije čestitam na novoj funkciji gospođi potpredsjednici, a gospodinu Tusku želim zahvaliti i iskoristiti ovu prigodu jer se u ponedjeljak u Hrvatskom saboru obratio našim zastupnicima na hrvatskom jeziku i ovo je prilika da Vam se zahvalim jer to je pozdravljeno u Hrvatskoj. </text:p>
          </table:table-cell>
        </table:table-row>
        <table:table-row table:style-name="ro1">
          <table:table-cell office:value-type="string" calcext:value-type="string">
            <text:p>http://www.europarl.europa.eu/doceo/document/CRE-8-2017-02-14-INT-2-1776-0000_HR.html</text:p>
          </table:table-cell>
          <table:table-cell office:value-type="string" calcext:value-type="string">
            <text:p><text:s/>2016 Report on Bosnia and Herzegovina (debate) HR </text:p>
          </table:table-cell>
          <table:table-cell office:value-type="string" calcext:value-type="string">
            <text:p>14-02-2017</text:p>
          </table:table-cell>
          <table:table-cell table:formula="of:=DATE(VALUE(MID([.C1538]; 7; 4)); VALUE(MID([.C1538]; 4; 2)); VALUE(MID([.C1538]; 1; 2)))" office:value-type="date" office:date-value="2017-02-14" calcext:value-type="date">
            <text:p>02/14/17</text:p>
          </table:table-cell>
          <table:table-cell office:value-type="string" calcext:value-type="string">
            <text:p>  Dubravka Šuica (PPE). <text:s text:c="2"/>– Gospođo predsjednice, zahvaljujem gospodinu Predi na maksimalnom angažmanu oko ovog izvješća, ali i gospodinu povjereniku Hahnu na razumijevanju stanja u Bosni i Hercegovini. Zahvaljujem vam na tome što pratite i što ste danas spremni poslati jasni signal u Bosnu i Hercegovinu oko daljnjeg nastavka euro-atlantskog puta Bosne i Hercegovine. Smatram da je vrlo važno da ovaj Europski parlament, i ja vjerujem da će to napraviti sutrašnjim glasovanjem, pošalje jak signal u Bosnu i Hercegovinu da moramo nastaviti na ovom putu. </text:p>
          </table:table-cell>
        </table:table-row>
        <table:table-row table:style-name="ro1">
          <table:table-cell office:value-type="string" calcext:value-type="string">
            <text:p>http://www.europarl.europa.eu/doceo/document/CRE-8-2017-02-14-INT-2-1780-0000_HR.html</text:p>
          </table:table-cell>
          <table:table-cell office:value-type="string" calcext:value-type="string">
            <text:p><text:s/>2016 Report on Bosnia and Herzegovina (debate) HR </text:p>
          </table:table-cell>
          <table:table-cell office:value-type="string" calcext:value-type="string">
            <text:p>14-02-2017</text:p>
          </table:table-cell>
          <table:table-cell table:formula="of:=DATE(VALUE(MID([.C1539]; 7; 4)); VALUE(MID([.C1539]; 4; 2)); VALUE(MID([.C1539]; 1; 2)))" office:value-type="date" office:date-value="2017-02-14" calcext:value-type="date">
            <text:p>02/14/17</text:p>
          </table:table-cell>
          <table:table-cell office:value-type="string" calcext:value-type="string">
            <text:p>  Dubravka Šuica (PPE), <text:s text:c="2"/>pitanje koje je podizanjem plave kartice postavila. – Kolega, ne mislite li da postoje različiti geopolitički utjecaji i različite geopolitičke sfere u tom dijelu Europe i ne mislite li da bi nama, kao Europskoj uniji, bilo važno imati mirno i pouzdano susjedstvo?</text:p>
          </table:table-cell>
        </table:table-row>
        <table:table-row table:style-name="ro1">
          <table:table-cell office:value-type="string" calcext:value-type="string">
            <text:p>http://www.europarl.europa.eu/doceo/document/CRE-8-2017-02-15-INT-3-711-0000_HR.html</text:p>
          </table:table-cell>
          <table:table-cell office:value-type="string" calcext:value-type="string">
            <text:p><text:s/>EU law enforcement information exchange and the replacement of pre-Lisbon instruments (debate) HR </text:p>
          </table:table-cell>
          <table:table-cell office:value-type="string" calcext:value-type="string">
            <text:p>15-02-2017</text:p>
          </table:table-cell>
          <table:table-cell table:formula="of:=DATE(VALUE(MID([.C1540]; 7; 4)); VALUE(MID([.C1540]; 4; 2)); VALUE(MID([.C1540]; 1; 2)))" office:value-type="date" office:date-value="2017-02-15" calcext:value-type="date">
            <text:p>02/15/17</text:p>
          </table:table-cell>
          <table:table-cell office:value-type="string" calcext:value-type="string">
            <text:p>  Dubravka Šuica (PPE). <text:s text:c="2"/>– Gospodine predsjedniče, ima li bolje teme od ove za dokazati kako nijedna država članica ne može sama, kako moramo surađivati, kako nas je problem migracija i terorizma pozvao na suradnju. Ne samo da države članice nisu razmjenjivale podatke, ne da pokrajine nisu razmjenjivale podatke, nego čak neke gradske četvrti nisu međusobno surađivale, ako se sjetimo posljednjih terorističkih napada. To je pitanje koje moramo svi samima sebi postaviti. Danas smo ovdje čuli da želimo manje birokracije, ali ipak više tehnike i da se ne smijemo opet svi zaplesti u novu birokraciju, nove sustave. Imamo puno različitih sustava, ali ne radimo na njihovoj interoperabilnosti. To je ono što želimo poručiti danas i Komisiji i Vijeću ‒ interoperabilnost je neophodna. </text:p>
          </table:table-cell>
        </table:table-row>
        <table:table-row table:style-name="ro1">
          <table:table-cell office:value-type="string" calcext:value-type="string">
            <text:p>http://www.europarl.europa.eu/doceo/document/CRE-8-2017-03-13-INT-1-140-0000_HR.html</text:p>
          </table:table-cell>
          <table:table-cell office:value-type="string" calcext:value-type="string">
            <text:p><text:s/>Equality between women and men in the EU in 2014-2015 - Equal treatment between men and women in the access to and supply of goods and services - Report on EU funds for gender equality (debate) HR </text:p>
          </table:table-cell>
          <table:table-cell office:value-type="string" calcext:value-type="string">
            <text:p>13-03-2017</text:p>
          </table:table-cell>
          <table:table-cell table:formula="of:=DATE(VALUE(MID([.C1541]; 7; 4)); VALUE(MID([.C1541]; 4; 2)); VALUE(MID([.C1541]; 1; 2)))" office:value-type="date" office:date-value="2017-03-13" calcext:value-type="date">
            <text:p>03/13/17</text:p>
          </table:table-cell>
          <table:table-cell office:value-type="string" calcext:value-type="string">
            <text:p>  Dubravka Šuica (PPE). <text:s text:c="2"/>– Poštovani predsjedniče, ako je ravnopravnost muškaraca i žena jedna od temeljnih vrijednosti Europske unije, a to je činjenica još od Rimskih sporazuma iz 1957. godine kada je načelo jednake plaće za jednaki rad postalo dio Rimskog ugovora, onda je zaista malo čudnovato da i danas u prosjeku žene po satu zarađuju oko 16% manje u odnosu na muškarce. Više je uzroka tome, čuli smo to večeras ovdje i od naše povjerenice Jurove, ali i od ostalih kolega. Ja ću još jedanput nabrojiti samo nekoliko da se možda zamislimo nad: diskriminacijom na radnom mjestu koja može biti i direktna i indirektna i koja je zabranjena; činjenicom da su različiti poslovi i različiti sektori u kojima žene rade manje plaćeni nego oni u kojima dominiraju muškarci; više puta spomenutom činjenicom da su praksa na radnom mjestu i sustav plaća takvi da žene nemaju isti pristup treningu, nagradama za zaposlenike i fondovima. </text:p>
          </table:table-cell>
        </table:table-row>
        <table:table-row table:style-name="ro1">
          <table:table-cell office:value-type="string" calcext:value-type="string">
            <text:p>http://www.europarl.europa.eu/doceo/document/CRE-8-2017-03-13-INT-1-142-0000_HR.html</text:p>
          </table:table-cell>
          <table:table-cell office:value-type="string" calcext:value-type="string">
            <text:p><text:s/>Equality between women and men in the EU in 2014-2015 - Equal treatment between men and women in the access to and supply of goods and services - Report on EU funds for gender equality (debate) HR </text:p>
          </table:table-cell>
          <table:table-cell office:value-type="string" calcext:value-type="string">
            <text:p>13-03-2017</text:p>
          </table:table-cell>
          <table:table-cell table:formula="of:=DATE(VALUE(MID([.C1542]; 7; 4)); VALUE(MID([.C1542]; 4; 2)); VALUE(MID([.C1542]; 1; 2)))" office:value-type="date" office:date-value="2017-03-13" calcext:value-type="date">
            <text:p>03/13/17</text:p>
          </table:table-cell>
          <table:table-cell office:value-type="string" calcext:value-type="string">
            <text:p>  Dubravka Šuica (PPE), <text:s text:c="2"/>odgovor na pitanje postavljeno podizanjem plave kartice. – Najprije, ovu smo raspravu mogli voditi u Hrvatskoj, nismo trebali doći u Bruxelles kako bismo vodili ovu raspravu. U svakom slučaju, zalažemo se za ratifikaciju Istanbulske konvencije. Trenutno je formirana radna skupina na razini Ministarstva obitelji i demografske obnove i ja vjerujem da će u skorom vremenu nakon razmatranja biti ratificirana Istanbulska konvencija jer ono protiv čega se zaista borimo je nasilje nad ženama. Žao mi je što prošla vlada koja je bila četiri godine nije ratificirala Istanbulsku konvenciju, a izlika je bila da su to veliki troškovi. Dakle, ja vjerujem da ćemo uspjeti nasilje nad ženama riješiti pa i ratificiranjem Istanbulske konvencije. </text:p>
          </table:table-cell>
        </table:table-row>
        <table:table-row table:style-name="ro1">
          <table:table-cell office:value-type="string" calcext:value-type="string">
            <text:p>http://www.europarl.europa.eu/doceo/document/CRE-8-2017-03-14-INT-2-146-0250_HR.html</text:p>
          </table:table-cell>
          <table:table-cell office:value-type="string" calcext:value-type="string">
            <text:p><text:s/>End-of-life vehicles, waste batteries and accumulators and waste electrical and electronic equipment - Landfill of waste - Waste - Packaging and packaging waste (debate) HR </text:p>
          </table:table-cell>
          <table:table-cell office:value-type="string" calcext:value-type="string">
            <text:p>14-03-2017</text:p>
          </table:table-cell>
          <table:table-cell table:formula="of:=DATE(VALUE(MID([.C1543]; 7; 4)); VALUE(MID([.C1543]; 4; 2)); VALUE(MID([.C1543]; 1; 2)))" office:value-type="date" office:date-value="2017-03-14" calcext:value-type="date">
            <text:p>03/14/17</text:p>
          </table:table-cell>
          <table:table-cell office:value-type="string" calcext:value-type="string">
            <text:p>  Dubravka Šuica (PPE), <text:s text:c="2"/>napisan. – Zbog ovisnosti Europske unije o uvozu sirovina, ključni izazov je zadržati što više resursa unutar Unije i povećati napore pri tranziciji ka kružnom gospodarstvu. Ono nudi velike mogućnosti i potencijal za lokalna gospodarstva, a profitirali bi svi uključeni sudionici. To bi rezultiralo značajnim uštedama za sve potrošače te bi se ukupne godišnje emisije stakleničkih plinova smanjile. Emisije stakleničkih plinova mogle bi se smanjiti između dva i četiri posto godišnje. Kružno gospodarstvo bi trebalo biti sastavni dio klimatske politike. </text:p>
          </table:table-cell>
        </table:table-row>
        <table:table-row table:style-name="ro1">
          <table:table-cell office:value-type="string" calcext:value-type="string">
            <text:p>http://www.europarl.europa.eu/doceo/document/CRE-8-2017-03-14-INT-2-339-0000_HR.html</text:p>
          </table:table-cell>
          <table:table-cell office:value-type="string" calcext:value-type="string">
            <text:p><text:s/>Waste (A8-0034/2017 - Simona Bonafè) HR </text:p>
          </table:table-cell>
          <table:table-cell office:value-type="string" calcext:value-type="string">
            <text:p>14-03-2017</text:p>
          </table:table-cell>
          <table:table-cell table:formula="of:=DATE(VALUE(MID([.C1544]; 7; 4)); VALUE(MID([.C1544]; 4; 2)); VALUE(MID([.C1544]; 1; 2)))" office:value-type="date" office:date-value="2017-03-14" calcext:value-type="date">
            <text:p>03/14/17</text:p>
          </table:table-cell>
          <table:table-cell office:value-type="string" calcext:value-type="string">
            <text:p>  Dubravka Šuica (PPE). <text:s text:c="2"/>– Gospodine predsjedniče, 600 milijuna tona otpada godišnje gubimo, a možemo ih pretvoriti u radna mjesta, u novac. Kružno je gospodarstvo jedan dobar instrument za rješavanje problema otpada. Ciljevi jesu visoki, slažem se, međutim, ako ne postavimo visoke ciljeve, nećemo ih ni ispuniti. Konkretno, kada se radi o Hrvatskoj, vrlo je teško da ćemo do 2030. godine ispuniti cilj od samo 10 % otpada. Ali se dugoročno moramo zalagati da samo kada nemamo alternativu otpad odlažemo na odlagalište.</text:p>
          </table:table-cell>
        </table:table-row>
        <table:table-row table:style-name="ro1">
          <table:table-cell office:value-type="string" calcext:value-type="string">
            <text:p>http://www.europarl.europa.eu/doceo/document/CRE-8-2017-04-04-INT-2-548-0004_HR.html</text:p>
          </table:table-cell>
          <table:table-cell office:value-type="string" calcext:value-type="string">
            <text:p><text:s/>Addressing refugee and migrant movements: the role of EU External Action (debate) HR </text:p>
          </table:table-cell>
          <table:table-cell office:value-type="string" calcext:value-type="string">
            <text:p>04-04-2017</text:p>
          </table:table-cell>
          <table:table-cell table:formula="of:=DATE(VALUE(MID([.C1545]; 7; 4)); VALUE(MID([.C1545]; 4; 2)); VALUE(MID([.C1545]; 1; 2)))" office:value-type="date" office:date-value="2017-04-04" calcext:value-type="date">
            <text:p>04/04/17</text:p>
          </table:table-cell>
          <table:table-cell office:value-type="string" calcext:value-type="string">
            <text:p>  Dubravka Šuica (PPE), <text:s text:c="2"/>napisan. – Ljudi svakodnevno iz raznih razloga dobrovoljno i nedobrovoljno migriraju i napuštaju svoje domove. Danas postoji oko 244 milijuna međunarodnih migranata, a taj podatak ukazuje na neviđene razmjere koje je migracija dosegnula. Zabrinjavajuća je činjenica kako u posljednjih pet godina broj izbjeglica porastao je čak za 50%.</text:p>
          </table:table-cell>
        </table:table-row>
        <table:table-row table:style-name="ro1">
          <table:table-cell office:value-type="string" calcext:value-type="string">
            <text:p>http://www.europarl.europa.eu/doceo/document/CRE-8-2017-04-05-INT-3-816-0000_HR.html</text:p>
          </table:table-cell>
          <table:table-cell office:value-type="string" calcext:value-type="string">
            <text:p><text:s/>Wholesale roaming markets (continuation of debate) HR </text:p>
          </table:table-cell>
          <table:table-cell office:value-type="string" calcext:value-type="string">
            <text:p>05-04-2017</text:p>
          </table:table-cell>
          <table:table-cell table:formula="of:=DATE(VALUE(MID([.C1546]; 7; 4)); VALUE(MID([.C1546]; 4; 2)); VALUE(MID([.C1546]; 1; 2)))" office:value-type="date" office:date-value="2017-04-05" calcext:value-type="date">
            <text:p>04/05/17</text:p>
          </table:table-cell>
          <table:table-cell office:value-type="string" calcext:value-type="string">
            <text:p>  Dubravka Šuica (PPE). <text:s text:c="2"/>– Gospodine predsjedniče, 15. lipnja će biti veliki dan za mene osobno, ali i za sve one koji žele putovati Europom, koji žele poslovati u Europi i koji žele umanjiti razlike koje postoje između nas u europskim zemljama, bilo sjevera i juga, bilo istoka i zapada. Ovih dana kad se borimo oko izjednačavanja kvalitete proizvoda na istoku i zapadu, evo konačno primjera. </text:p>
          </table:table-cell>
        </table:table-row>
        <table:table-row table:style-name="ro1">
          <table:table-cell office:value-type="string" calcext:value-type="string">
            <text:p>http://www.europarl.europa.eu/doceo/document/CRE-8-2017-04-05-INT-3-840-0000_HR.html</text:p>
          </table:table-cell>
          <table:table-cell office:value-type="string" calcext:value-type="string">
            <text:p><text:s/>Third countries whose nationals are subject to or exempt from a visa requirement: Ukraine (debate) HR </text:p>
          </table:table-cell>
          <table:table-cell office:value-type="string" calcext:value-type="string">
            <text:p>05-04-2017</text:p>
          </table:table-cell>
          <table:table-cell table:formula="of:=DATE(VALUE(MID([.C1547]; 7; 4)); VALUE(MID([.C1547]; 4; 2)); VALUE(MID([.C1547]; 1; 2)))" office:value-type="date" office:date-value="2017-04-05" calcext:value-type="date">
            <text:p>04/05/17</text:p>
          </table:table-cell>
          <table:table-cell office:value-type="string" calcext:value-type="string">
            <text:p>  Dubravka Šuica, <text:s text:c="2"/>u ime Kluba zastupnika PPE-a. – Gospodine predsjedniče, bezvizni režim za Ukrajince koji putuju u Europsku uniju samo je još jedan dokaz kontinuirane potpore Europskog parlamenta Ukrajini. Ovaj Parlament dosljedno pokazuje solidarnost i osuđuje ruski vojni angažman i ilegalnu aneksiju Krima, a potiče promicanje političkih i gospodarskih reformi u Ukrajini.</text:p>
          </table:table-cell>
        </table:table-row>
        <table:table-row table:style-name="ro1">
          <table:table-cell office:value-type="string" calcext:value-type="string">
            <text:p>http://www.europarl.europa.eu/doceo/document/CRE-8-2017-04-05-INT-3-842-0000_HR.html</text:p>
          </table:table-cell>
          <table:table-cell office:value-type="string" calcext:value-type="string">
            <text:p><text:s/>Third countries whose nationals are subject to or exempt from a visa requirement: Ukraine (debate) HR </text:p>
          </table:table-cell>
          <table:table-cell office:value-type="string" calcext:value-type="string">
            <text:p>05-04-2017</text:p>
          </table:table-cell>
          <table:table-cell table:formula="of:=DATE(VALUE(MID([.C1548]; 7; 4)); VALUE(MID([.C1548]; 4; 2)); VALUE(MID([.C1548]; 1; 2)))" office:value-type="date" office:date-value="2017-04-05" calcext:value-type="date">
            <text:p>04/05/17</text:p>
          </table:table-cell>
          <table:table-cell office:value-type="string" calcext:value-type="string">
            <text:p>  Dubravka Šuica (PPE), <text:s text:c="2"/>odgovor na pitanje postavljeno podizanjem plave kartice. – Svugdje ima kriminala i može se to dogoditi i u europskim zemljama. Radi se o biometrijskim putovnicama i kao što sam rekla, Ukrajina je ispunila sve uvjete koji su se od nje tražili. Dugo godina je trajao proces i ovo je način da Ukrajini pomognemo da se polagano europski integrira i da se oslobodi ruskog utjecaja.</text:p>
          </table:table-cell>
        </table:table-row>
        <table:table-row table:style-name="ro1">
          <table:table-cell office:value-type="string" calcext:value-type="string">
            <text:p>http://www.europarl.europa.eu/doceo/document/CRE-8-2017-04-06-INT-4-019-0000_HR.html</text:p>
          </table:table-cell>
          <table:table-cell office:value-type="string" calcext:value-type="string">
            <text:p><text:s/>International Roma Day (debate) HR </text:p>
          </table:table-cell>
          <table:table-cell office:value-type="string" calcext:value-type="string">
            <text:p>06-04-2017</text:p>
          </table:table-cell>
          <table:table-cell table:formula="of:=DATE(VALUE(MID([.C1549]; 7; 4)); VALUE(MID([.C1549]; 4; 2)); VALUE(MID([.C1549]; 1; 2)))" office:value-type="date" office:date-value="2017-04-06" calcext:value-type="date">
            <text:p>04/06/17</text:p>
          </table:table-cell>
          <table:table-cell office:value-type="string" calcext:value-type="string">
            <text:p>  Dubravka Šuica (PPE), <text:s text:c="2"/>pitanje koje je podizanjem plave kartice postavila. – Gospodine Jakovčiću, nismo u Hrvatskom saboru, ali slušala sam što ste govorili i svaka čast naporima koje ste Vi kao istarski župan poduzimali u Vašoj regiji i smatram da je potrebno da se novac usmjeri prema romskim zajednicama i stoga se pridružujem Vašem apelu. Smatrate li dobrim primjerom primjer Hrvatske, u kojoj imamo predstavnika romske zajednice u Hrvatskom saboru? Smatram da je to prilično solidan primjer i da se može nazvati europskom praksom.</text:p>
          </table:table-cell>
        </table:table-row>
        <table:table-row table:style-name="ro1">
          <table:table-cell office:value-type="string" calcext:value-type="string">
            <text:p>http://www.europarl.europa.eu/doceo/document/CRE-8-2017-05-17-INT-3-106-0000_HR.html</text:p>
          </table:table-cell>
          <table:table-cell office:value-type="string" calcext:value-type="string">
            <text:p><text:s/>Preparation of the G7 Summit (debate) HR </text:p>
          </table:table-cell>
          <table:table-cell office:value-type="string" calcext:value-type="string">
            <text:p>17-05-2017</text:p>
          </table:table-cell>
          <table:table-cell table:formula="of:=DATE(VALUE(MID([.C1550]; 7; 4)); VALUE(MID([.C1550]; 4; 2)); VALUE(MID([.C1550]; 1; 2)))" office:value-type="date" office:date-value="2017-05-17" calcext:value-type="date">
            <text:p>05/17/17</text:p>
          </table:table-cell>
          <table:table-cell office:value-type="string" calcext:value-type="string">
            <text:p>  Dubravka Šuica (PPE). <text:s text:c="2"/>– Gospođo predsjednice, sam naslov polaganja temelja obnovljenog povjerenja govori što bi trebala biti glavna tema ovoga summita. Po prvi put će se sastati Paolo Gentiloni, Theresa May, Donald Tusk i Emmanuel Macron. Ovo je prilika da naši lideri gospodin Tusk i gospodin Jean-Claude Juncker kažu na kojim temeljima počiva naša europska politika, da mi poštujemo vladavinu prava, demokraciju, ljudska prava. </text:p>
          </table:table-cell>
        </table:table-row>
        <table:table-row table:style-name="ro1">
          <table:table-cell office:value-type="string" calcext:value-type="string">
            <text:p>http://www.europarl.europa.eu/doceo/document/CRE-8-2017-05-17-INT-3-485-0000_HR.html</text:p>
          </table:table-cell>
          <table:table-cell office:value-type="string" calcext:value-type="string">
            <text:p><text:s/>Implementation of Regulation (EU) 2017/458 regarding the reinforcement of checks against relevant databases at external borders (debate) HR </text:p>
          </table:table-cell>
          <table:table-cell office:value-type="string" calcext:value-type="string">
            <text:p>17-05-2017</text:p>
          </table:table-cell>
          <table:table-cell table:formula="of:=DATE(VALUE(MID([.C1551]; 7; 4)); VALUE(MID([.C1551]; 4; 2)); VALUE(MID([.C1551]; 1; 2)))" office:value-type="date" office:date-value="2017-05-17" calcext:value-type="date">
            <text:p>05/17/17</text:p>
          </table:table-cell>
          <table:table-cell office:value-type="string" calcext:value-type="string">
            <text:p>  Dubravka Šuica (PPE). <text:s text:c="2"/>– Gospođo predsjednice, veseli me što je ova točka danas došla na dnevni red između ostalog i zbog toga što je 20 zastupnika 11. travnja potpisalo pismo Junckeru, Tusku i Avramopoulosu i što je ova točka danas došla na dnevni red jer očito se vidjelo da ova Uredba nema učinak koji je željela postići. </text:p>
          </table:table-cell>
        </table:table-row>
        <table:table-row table:style-name="ro1">
          <table:table-cell office:value-type="string" calcext:value-type="string">
            <text:p>http://www.europarl.europa.eu/doceo/document/CRE-8-2017-05-18-INT-4-061-6718_HR.html</text:p>
          </table:table-cell>
          <table:table-cell office:value-type="string" calcext:value-type="string">
            <text:p><text:s/>The right funding mix for Europe’s regions: balancing financial instruments and grants in EU cohesion policy - Future perspectives for technical assistance in cohesion policy (debate) HR </text:p>
          </table:table-cell>
          <table:table-cell office:value-type="string" calcext:value-type="string">
            <text:p>18-05-2017</text:p>
          </table:table-cell>
          <table:table-cell table:formula="of:=DATE(VALUE(MID([.C1552]; 7; 4)); VALUE(MID([.C1552]; 4; 2)); VALUE(MID([.C1552]; 1; 2)))" office:value-type="date" office:date-value="2017-05-18" calcext:value-type="date">
            <text:p>05/18/17</text:p>
          </table:table-cell>
          <table:table-cell office:value-type="string" calcext:value-type="string">
            <text:p>  Dubravka Šuica (PPE), <text:s text:c="2"/>napisan. – Gotovo trideset godina nakon stupanja na snagu Europskog jedinstvenog akta (EJA) 1. srpnja 1987., kohezijska politika igra ključnu ulogu za dugoročni ekonomski rast u manje razvijenim regijama Europske unije. Obilježavanje obljetnice pravi je trenutak da Europski parlament ocjeni učinak i ulogu europskih strukturnih i investicijskim fondova. </text:p>
          </table:table-cell>
        </table:table-row>
        <table:table-row table:style-name="ro1">
          <table:table-cell office:value-type="string" calcext:value-type="string">
            <text:p>http://www.europarl.europa.eu/doceo/document/CRE-8-2017-05-18-INT-4-533-0000_HR.html</text:p>
          </table:table-cell>
          <table:table-cell office:value-type="string" calcext:value-type="string">
            <text:p><text:s/>Major interpellations (debate) HR </text:p>
          </table:table-cell>
          <table:table-cell office:value-type="string" calcext:value-type="string">
            <text:p>18-05-2017</text:p>
          </table:table-cell>
          <table:table-cell table:formula="of:=DATE(VALUE(MID([.C1553]; 7; 4)); VALUE(MID([.C1553]; 4; 2)); VALUE(MID([.C1553]; 1; 2)))" office:value-type="date" office:date-value="2017-05-18" calcext:value-type="date">
            <text:p>05/18/17</text:p>
          </table:table-cell>
          <table:table-cell office:value-type="string" calcext:value-type="string">
            <text:p>  Dubravka Šuica, <text:s text:c="2"/>autor. – Gospodine predsjedniče, gospođo povjerenice, pozdravljam Vas i na početku želim izraziti veselje što je ova točka došla na dnevni red. Želim se zahvaliti kolegama koji su poduprli ovaj prijedlog s 43 potpisa i koristim priliku zahvaliti se da je interpelacija ugledala svjetlo dana na ovoj plenarnoj sjednici. Isto tako me veseli što su od danas ovdje prisutni moji kolege zastupnici iz zemalja kojih se najviše tiče ova problematika. </text:p>
          </table:table-cell>
        </table:table-row>
        <table:table-row table:style-name="ro1">
          <table:table-cell office:value-type="string" calcext:value-type="string">
            <text:p>http://www.europarl.europa.eu/doceo/document/CRE-8-2017-06-12-INT-1-187-6875_HR.html</text:p>
          </table:table-cell>
          <table:table-cell office:value-type="string" calcext:value-type="string">
            <text:p><text:s/>The need for an EU strategy to end and prevent the gender pension gap (short presentation) HR </text:p>
          </table:table-cell>
          <table:table-cell office:value-type="string" calcext:value-type="string">
            <text:p>12-06-2017</text:p>
          </table:table-cell>
          <table:table-cell table:formula="of:=DATE(VALUE(MID([.C1554]; 7; 4)); VALUE(MID([.C1554]; 4; 2)); VALUE(MID([.C1554]; 1; 2)))" office:value-type="date" office:date-value="2017-06-12" calcext:value-type="date">
            <text:p>06/12/17</text:p>
          </table:table-cell>
          <table:table-cell office:value-type="string" calcext:value-type="string">
            <text:p>  Dubravka Šuica (PPE), <text:s text:c="2"/>napisan. – Nejednakosti u mirovinama muškaraca i žena u mnogim državama članicama Unije daju razlog za iznimnu zabrinutost. Kao sastavni dio sveobuhvatne strategije u borbi za jednakost spolova u svim sferama života, usklađivanje mirovinskih sustava od iznimne je važnosti za sve članove društva koji su izloženi većem riziku siromaštva zbog sustavnog ograničavanja njihovih prava. </text:p>
          </table:table-cell>
        </table:table-row>
        <table:table-row table:style-name="ro1">
          <table:table-cell office:value-type="string" calcext:value-type="string">
            <text:p>http://www.europarl.europa.eu/doceo/document/CRE-8-2017-06-13-INT-2-116-0000_HR.html</text:p>
          </table:table-cell>
          <table:table-cell office:value-type="string" calcext:value-type="string">
            <text:p><text:s/>Increasing engagement of partners and visibility in the performance of European Structural and Investment Funds (A8-0201/2017 - Daniel Buda) HR </text:p>
          </table:table-cell>
          <table:table-cell office:value-type="string" calcext:value-type="string">
            <text:p>13-06-2017</text:p>
          </table:table-cell>
          <table:table-cell table:formula="of:=DATE(VALUE(MID([.C1555]; 7; 4)); VALUE(MID([.C1555]; 4; 2)); VALUE(MID([.C1555]; 1; 2)))" office:value-type="date" office:date-value="2017-06-13" calcext:value-type="date">
            <text:p>06/13/17</text:p>
          </table:table-cell>
          <table:table-cell office:value-type="string" calcext:value-type="string">
            <text:p>  Dubravka Šuica (PPE). <text:s text:c="2"/>– Gospodine predsjedniče, kohezijska politika je jako pridonijela jačanju rasta i zapošljavanja, te smanjenju rasta razlika među regijama Europske unije. Financiranje kohezijske politike Europske unije ima pozitivan učinak na gospodarstvo i život građana, ali rezultati nisu uvijek bili dobri, a svijest o pozitivnim učincima i dalje je prilično niska. </text:p>
          </table:table-cell>
        </table:table-row>
        <table:table-row table:style-name="ro1">
          <table:table-cell office:value-type="string" calcext:value-type="string">
            <text:p>http://www.europarl.europa.eu/doceo/document/CRE-8-2017-06-13-INT-2-145-0000_HR.html</text:p>
          </table:table-cell>
          <table:table-cell office:value-type="string" calcext:value-type="string">
            <text:p><text:s/>Cost effectiveness of the 7th Research Programme (A8-0194/2017 - Martina Dlabajová, Inés Ayala Sender) HR </text:p>
          </table:table-cell>
          <table:table-cell office:value-type="string" calcext:value-type="string">
            <text:p>13-06-2017</text:p>
          </table:table-cell>
          <table:table-cell table:formula="of:=DATE(VALUE(MID([.C1556]; 7; 4)); VALUE(MID([.C1556]; 4; 2)); VALUE(MID([.C1556]; 1; 2)))" office:value-type="date" office:date-value="2017-06-13" calcext:value-type="date">
            <text:p>06/13/17</text:p>
          </table:table-cell>
          <table:table-cell office:value-type="string" calcext:value-type="string">
            <text:p>  Dubravka Šuica (PPE). <text:s text:c="2"/>– Gospodine predsjedniče, Sedmi program za istraživanje Europske unije s raspoloživim sredstvima u iznosu od 55 milijardi eura dokazao je kako su istraživanje i razvoj najnovijih tehnologija ključni prioritet za daljnji gospodarski rast Unije. Inicijative i ulaganje u okviru Programa nisu samo svim državama članicama Unije od koristi, nego i državama kandidatkinjama i članovima Europskog gospodarskog prostora koji nisu članovi Unije. </text:p>
          </table:table-cell>
        </table:table-row>
        <table:table-row table:style-name="ro1">
          <table:table-cell office:value-type="string" calcext:value-type="string">
            <text:p>http://www.europarl.europa.eu/doceo/document/CRE-8-2017-06-13-INT-2-173-0000_HR.html</text:p>
          </table:table-cell>
          <table:table-cell office:value-type="string" calcext:value-type="string">
            <text:p><text:s/>Statelessness in South and South East Asia (A8-0182/2017 - Amjad Bashir) HR </text:p>
          </table:table-cell>
          <table:table-cell office:value-type="string" calcext:value-type="string">
            <text:p>13-06-2017</text:p>
          </table:table-cell>
          <table:table-cell table:formula="of:=DATE(VALUE(MID([.C1557]; 7; 4)); VALUE(MID([.C1557]; 4; 2)); VALUE(MID([.C1557]; 1; 2)))" office:value-type="date" office:date-value="2017-06-13" calcext:value-type="date">
            <text:p>06/13/17</text:p>
          </table:table-cell>
          <table:table-cell office:value-type="string" calcext:value-type="string">
            <text:p>  Dubravka Šuica (PPE). <text:s text:c="2"/>– Gospodine predsjedniče, osobe bez državljanstva su diljem svijeta osuđene na krajnje obespravljenu egzistenciju, često se nalazeći na marginama društva. One ne mogu stjecati kvalifikacije, nemaju zdravstveno osiguranje, ne mogu se legalno zaposliti, sklopiti brak ili ostvariti niz drugih građanskih i političkih prava.</text:p>
          </table:table-cell>
        </table:table-row>
        <table:table-row table:style-name="ro1">
          <table:table-cell office:value-type="string" calcext:value-type="string">
            <text:p>http://www.europarl.europa.eu/doceo/document/CRE-8-2017-06-13-INT-2-633-0000_HR.html</text:p>
          </table:table-cell>
          <table:table-cell office:value-type="string" calcext:value-type="string">
            <text:p><text:s/>2016 Report on Serbia (debate) HR </text:p>
          </table:table-cell>
          <table:table-cell office:value-type="string" calcext:value-type="string">
            <text:p>13-06-2017</text:p>
          </table:table-cell>
          <table:table-cell table:formula="of:=DATE(VALUE(MID([.C1558]; 7; 4)); VALUE(MID([.C1558]; 4; 2)); VALUE(MID([.C1558]; 1; 2)))" office:value-type="date" office:date-value="2017-06-13" calcext:value-type="date">
            <text:p>06/13/17</text:p>
          </table:table-cell>
          <table:table-cell office:value-type="string" calcext:value-type="string">
            <text:p>  Dubravka Šuica (PPE). <text:s text:c="2"/>– Gospodine predsjedniče, želim se zahvaliti gospodinu McAllisteru na ovom uravnoteženom i objektivnom izvješću. Svi se večeras slažemo da Srbija jest postigla određeni napredak u procesu pristupanja Europskoj uniji, ali za područja kao što je vladavina prava, neovisnost pravosuđa, može se reći da još uvijek nisu zaživjela u praksi. </text:p>
          </table:table-cell>
        </table:table-row>
        <table:table-row table:style-name="ro1">
          <table:table-cell office:value-type="string" calcext:value-type="string">
            <text:p>http://www.europarl.europa.eu/doceo/document/CRE-8-2017-06-13-INT-2-670-0000_HR.html</text:p>
          </table:table-cell>
          <table:table-cell office:value-type="string" calcext:value-type="string">
            <text:p><text:s/>2016 Report on Kosovo (debate) HR </text:p>
          </table:table-cell>
          <table:table-cell office:value-type="string" calcext:value-type="string">
            <text:p>13-06-2017</text:p>
          </table:table-cell>
          <table:table-cell table:formula="of:=DATE(VALUE(MID([.C1559]; 7; 4)); VALUE(MID([.C1559]; 4; 2)); VALUE(MID([.C1559]; 1; 2)))" office:value-type="date" office:date-value="2017-06-13" calcext:value-type="date">
            <text:p>06/13/17</text:p>
          </table:table-cell>
          <table:table-cell office:value-type="string" calcext:value-type="string">
            <text:p>  Dubravka Šuica (PPE). <text:s text:c="2"/>– Gospodine predsjedniče, zahvaljujem izvjestiteljici Lunacek na ovom izvješću. Sporazum o stabilizaciji i pridruživanju s Kosovom stupio je na snagu 1. travnja prošle godine i svakako je pozitivan korak u procesu priključenja Kosova Europskoj uniji. To je također prvi ugovorni odnos između Europske unije i Kosova. Iako je Kosovo donijelo mnoge zakonodavne reforme, vladavina zakona, konkretna i učinkovita provedba ostaju upitni. </text:p>
          </table:table-cell>
        </table:table-row>
        <table:table-row table:style-name="ro1">
          <table:table-cell office:value-type="string" calcext:value-type="string">
            <text:p>http://www.europarl.europa.eu/doceo/document/CRE-8-2017-07-03-INT-1-190-5000_HR.html</text:p>
          </table:table-cell>
          <table:table-cell office:value-type="string" calcext:value-type="string">
            <text:p><text:s/>Addressing human rights violations in the context of war crimes, and crimes against humanity, including genocide (short presentation) HR </text:p>
          </table:table-cell>
          <table:table-cell office:value-type="string" calcext:value-type="string">
            <text:p>03-07-2017</text:p>
          </table:table-cell>
          <table:table-cell table:formula="of:=DATE(VALUE(MID([.C1560]; 7; 4)); VALUE(MID([.C1560]; 4; 2)); VALUE(MID([.C1560]; 1; 2)))" office:value-type="date" office:date-value="2017-07-03" calcext:value-type="date">
            <text:p>07/03/17</text:p>
          </table:table-cell>
          <table:table-cell office:value-type="string" calcext:value-type="string">
            <text:p>  Dubravka Šuica (PPE), <text:s text:c="2"/>napisan. – Temeljne vrijednosti na kojima se Europska unija zasniva su poštivanje ljudskog dostojanstva, slobode, demokracije, jednakosti, vladavine prava te poštovanje ljudskih prava. Zalaganje za te osnovne vrijednosti leži u srži velikog mirovnog projekta koji danas nazivamo Europskom unijom. Europska unija mora aktivno i dosljedno promicati svoje vrijednosti ne samo prema državama članicama već i u svijetu. </text:p>
          </table:table-cell>
        </table:table-row>
        <table:table-row table:style-name="ro1">
          <table:table-cell office:value-type="string" calcext:value-type="string">
            <text:p>http://www.europarl.europa.eu/doceo/document/CRE-8-2017-07-04-INT-2-035-0000_HR.html</text:p>
          </table:table-cell>
          <table:table-cell office:value-type="string" calcext:value-type="string">
            <text:p><text:s/>Review of the Maltese Presidency (debate) HR </text:p>
          </table:table-cell>
          <table:table-cell office:value-type="string" calcext:value-type="string">
            <text:p>04-07-2017</text:p>
          </table:table-cell>
          <table:table-cell table:formula="of:=DATE(VALUE(MID([.C1561]; 7; 4)); VALUE(MID([.C1561]; 4; 2)); VALUE(MID([.C1561]; 1; 2)))" office:value-type="date" office:date-value="2017-07-04" calcext:value-type="date">
            <text:p>07/04/17</text:p>
          </table:table-cell>
          <table:table-cell office:value-type="string" calcext:value-type="string">
            <text:p>  Dubravka Šuica (PPE). <text:s text:c="2"/>– Gospođo predsjednice, zahvaljujem gospodinu Junckeru što je otvorio temu malih i velikih i, nažalost, odustajem od svog inicijalnog govora jer i ja dolazim iz jedne male države, Hrvatske, i zaista se ne želim osjećati malom. I zato gospodine Muscat čestitam na ovome što ste napravili. I znate li zašto jutros ovdje imam speaking time? Zato što sam htjela sutra imati speaking time o estonskom predsjedavanju, ali su mi rekli tamo će dobiti speaking time velike delegacije. Dakle, ovdje vlada klima velikih i malih. Molim sve kolege koji su ovdje da se riješimo toga „veliki i mali” i da pokušamo biti važni. Znači, za mene je moja mala Hrvatska najveća na svijetu. </text:p>
          </table:table-cell>
        </table:table-row>
        <table:table-row table:style-name="ro1">
          <table:table-cell office:value-type="string" calcext:value-type="string">
            <text:p>http://www.europarl.europa.eu/doceo/document/CRE-8-2017-07-04-INT-2-830-0000_HR.html</text:p>
          </table:table-cell>
          <table:table-cell office:value-type="string" calcext:value-type="string">
            <text:p><text:s/>Towards an EU strategy for international cultural relations (debate) HR </text:p>
          </table:table-cell>
          <table:table-cell office:value-type="string" calcext:value-type="string">
            <text:p>04-07-2017</text:p>
          </table:table-cell>
          <table:table-cell table:formula="of:=DATE(VALUE(MID([.C1562]; 7; 4)); VALUE(MID([.C1562]; 4; 2)); VALUE(MID([.C1562]; 1; 2)))" office:value-type="date" office:date-value="2017-07-04" calcext:value-type="date">
            <text:p>07/04/17</text:p>
          </table:table-cell>
          <table:table-cell office:value-type="string" calcext:value-type="string">
            <text:p>  Dubravka Šuica (PPE). <text:s text:c="2"/>– Gospođo predsjednice, želim se na početku zahvaliti gospođi Costi i gospodinu Broku na kreiranju ovog dokumenta, ali i gospođi Mogherini koja je prihvatila i koja želi primijeniti kulturu kao dio vanjske politike Unije i nadam se da će kultura postati jedan diplomatski instrument preko kojega ćemo moći razgovarati s onima koji dijele isti kulturni prostor. Ovdje također podržavam da ćemo u sve ugovore koji se odnose na treće zemlje uključiti i kulturu kao instrument, odnosno kao alat u odnosima s trećim zemljama. Dakle, kulturni prostor koji dijelimo sa sličnim ili jednakim vrednotama trebamo zaista znati na neki način više promovirati. </text:p>
          </table:table-cell>
        </table:table-row>
        <table:table-row table:style-name="ro1">
          <table:table-cell office:value-type="string" calcext:value-type="string">
            <text:p>http://www.europarl.europa.eu/doceo/document/CRE-8-2017-07-05-INT-3-068-0000_HR.html</text:p>
          </table:table-cell>
          <table:table-cell office:value-type="string" calcext:value-type="string">
            <text:p><text:s/>Preparation of the G20 summit of 7 and 8 July 2017 (debate) HR </text:p>
          </table:table-cell>
          <table:table-cell office:value-type="string" calcext:value-type="string">
            <text:p>05-07-2017</text:p>
          </table:table-cell>
          <table:table-cell table:formula="of:=DATE(VALUE(MID([.C1563]; 7; 4)); VALUE(MID([.C1563]; 4; 2)); VALUE(MID([.C1563]; 1; 2)))" office:value-type="date" office:date-value="2017-07-05" calcext:value-type="date">
            <text:p>07/05/17</text:p>
          </table:table-cell>
          <table:table-cell office:value-type="string" calcext:value-type="string">
            <text:p>  Dubravka Šuica (PPE). <text:s text:c="2"/>– Gospodine predsjedniče, 20 država, 20 različitih političkih sustava, 20 različitih razina razvoja, 4/5 svjetskog bruto društvenog proizvoda, 3/4 globalne svjetske trgovine, 2/3 svjetskog stanovništva. Tko bolje od ovih G20 može riješiti probleme s kojima se suočavamo? </text:p>
          </table:table-cell>
        </table:table-row>
        <table:table-row table:style-name="ro1">
          <table:table-cell office:value-type="string" calcext:value-type="string">
            <text:p>http://www.europarl.europa.eu/doceo/document/CRE-8-2017-09-11-INT-1-249-0000_HR.html</text:p>
          </table:table-cell>
          <table:table-cell office:value-type="string" calcext:value-type="string">
            <text:p><text:s/>One-minute speeches on matters of political importance HR </text:p>
          </table:table-cell>
          <table:table-cell office:value-type="string" calcext:value-type="string">
            <text:p>11-09-2017</text:p>
          </table:table-cell>
          <table:table-cell table:formula="of:=DATE(VALUE(MID([.C1564]; 7; 4)); VALUE(MID([.C1564]; 4; 2)); VALUE(MID([.C1564]; 1; 2)))" office:value-type="date" office:date-value="2017-09-11" calcext:value-type="date">
            <text:p>09/11/17</text:p>
          </table:table-cell>
          <table:table-cell office:value-type="string" calcext:value-type="string">
            <text:p>  Dubravka Šuica (PPE). <text:s text:c="2"/>– Gospođo predsjednice, večeras bih željela progovoriti o šumskim požarima i ukazati na potrebu zaštite od šumskih požara. Najgora sezona požara je iza nas. U Hrvatskoj je ove godine bilo otvorenih 4907 požara. No, nisu samo zahvatili Hrvatsku nego Španjolsku, Portugal, Italiju, Grčku. U svakom slučaju, sedam pitanja sam postavila u vrijeme ovog mandata Europskoj komisiji kako bismo ukazali na bolju zaštitu europskih šuma od požara. Ne treba zanemariti ni klimatske promjene i globalno zatopljenje. Dok smo se mi ovdje u Europi borili s požarima, imamo najveće uragane i tornade u srednjoj Americi, što na neki način ukazuje na promjene u globalnoj klimi. </text:p>
          </table:table-cell>
        </table:table-row>
        <table:table-row table:style-name="ro1">
          <table:table-cell office:value-type="string" calcext:value-type="string">
            <text:p>http://www.europarl.europa.eu/doceo/document/CRE-8-2017-09-13-INT-3-686-5000_HR.html</text:p>
          </table:table-cell>
          <table:table-cell office:value-type="string" calcext:value-type="string">
            <text:p><text:s/>The future of the Erasmus+ programme (debate) HR </text:p>
          </table:table-cell>
          <table:table-cell office:value-type="string" calcext:value-type="string">
            <text:p>13-09-2017</text:p>
          </table:table-cell>
          <table:table-cell table:formula="of:=DATE(VALUE(MID([.C1565]; 7; 4)); VALUE(MID([.C1565]; 4; 2)); VALUE(MID([.C1565]; 1; 2)))" office:value-type="date" office:date-value="2017-09-13" calcext:value-type="date">
            <text:p>09/13/17</text:p>
          </table:table-cell>
          <table:table-cell office:value-type="string" calcext:value-type="string">
            <text:p>  Dubravka Šuica (PPE), <text:s text:c="2"/>napisan. – Biti dio Erasmus+ programa je puno više od samog studiranja u inozemstvu. Naime, to je iskustvo koje otvara oči za nove mogućnosti, prijateljstva, znanja i vrijednosti. Program koji je pokrenut 1987. kao dobrovoljna suradnja 11 europskih zemalja, danas se razvio u jedinstvenu globalnu mrežu. </text:p>
          </table:table-cell>
        </table:table-row>
        <table:table-row table:style-name="ro1">
          <table:table-cell office:value-type="string" calcext:value-type="string">
            <text:p>http://www.europarl.europa.eu/doceo/document/CRE-8-2017-10-03-INT-2-508-0000_HR.html</text:p>
          </table:table-cell>
          <table:table-cell office:value-type="string" calcext:value-type="string">
            <text:p><text:s/>2017 UN Climate Change Conference in Bonn, Germany (COP23) (debate) HR </text:p>
          </table:table-cell>
          <table:table-cell office:value-type="string" calcext:value-type="string">
            <text:p>03-10-2017</text:p>
          </table:table-cell>
          <table:table-cell table:formula="of:=DATE(VALUE(MID([.C1566]; 7; 4)); VALUE(MID([.C1566]; 4; 2)); VALUE(MID([.C1566]; 1; 2)))" office:value-type="date" office:date-value="2017-10-03" calcext:value-type="date">
            <text:p>10/03/17</text:p>
          </table:table-cell>
          <table:table-cell office:value-type="string" calcext:value-type="string">
            <text:p>  Dubravka Šuica (PPE). <text:s text:c="2"/>– Gospodine predsjedniče, gospodine povjereniče, ne treba puno dokaza da bismo vjerovali u postojanje klimatskih promjena, one su evidentne. I zato se rukovodim govorom Jeana-Claudea Junckera koji je rekao da moramo kao Europska unija predvoditi u borbi protiv klimatskih promjena kada je govorio o stanju Europske unije. </text:p>
          </table:table-cell>
        </table:table-row>
        <table:table-row table:style-name="ro1">
          <table:table-cell office:value-type="string" calcext:value-type="string">
            <text:p>http://www.europarl.europa.eu/doceo/document/CRE-8-2017-10-03-INT-2-510-0000_HR.html</text:p>
          </table:table-cell>
          <table:table-cell office:value-type="string" calcext:value-type="string">
            <text:p><text:s/>2017 UN Climate Change Conference in Bonn, Germany (COP23) (debate) HR </text:p>
          </table:table-cell>
          <table:table-cell office:value-type="string" calcext:value-type="string">
            <text:p>03-10-2017</text:p>
          </table:table-cell>
          <table:table-cell table:formula="of:=DATE(VALUE(MID([.C1567]; 7; 4)); VALUE(MID([.C1567]; 4; 2)); VALUE(MID([.C1567]; 1; 2)))" office:value-type="date" office:date-value="2017-10-03" calcext:value-type="date">
            <text:p>10/03/17</text:p>
          </table:table-cell>
          <table:table-cell office:value-type="string" calcext:value-type="string">
            <text:p>  Dubravka Šuica (PPE), <text:s text:c="2"/>odgovor na pitanje postavljeno podizanjem plave kartice. – Gospodine predsjedniče, u potpunosti se slažem s vama i smatram da upravo trgovački ugovori u koje ulazimo i koje potpisujemo moraju nositi upravo ove karakteristike, a to je borba protiv klimatskih promjena i moraju nositi sve ono što dovodi do toga da imamo održivi razvoj. Slažem se s vama. Žao mi je što izlazimo iz pregovora sa Sjedinjenim Američkim Državama, a veselim se što je stupio na snagu CETA i što nastavljamo dalje pregovore s Novim Zelandom i ostalim državama i vjerujem da će Europska unija zaštititi svoje interese i interese naših nacionalnih država. </text:p>
          </table:table-cell>
        </table:table-row>
        <table:table-row table:style-name="ro1">
          <table:table-cell office:value-type="string" calcext:value-type="string">
            <text:p>http://www.europarl.europa.eu/doceo/document/CRE-8-2017-10-24-INT-2-073-0000_HR.html</text:p>
          </table:table-cell>
          <table:table-cell office:value-type="string" calcext:value-type="string">
            <text:p><text:s/>Conclusions of the European Council meeting of 19 and 20 October 2017 and presentation of the Leaders’ Agenda (Building our future together) (debate) HR </text:p>
          </table:table-cell>
          <table:table-cell office:value-type="string" calcext:value-type="string">
            <text:p>24-10-2017</text:p>
          </table:table-cell>
          <table:table-cell table:formula="of:=DATE(VALUE(MID([.C1568]; 7; 4)); VALUE(MID([.C1568]; 4; 2)); VALUE(MID([.C1568]; 1; 2)))" office:value-type="date" office:date-value="2017-10-24" calcext:value-type="date">
            <text:p>10/24/17</text:p>
          </table:table-cell>
          <table:table-cell office:value-type="string" calcext:value-type="string">
            <text:p>  Dubravka Šuica (PPE). <text:s text:c="2"/>– Gospođo predsjednice, mir, sloboda, demokracija se ne podrazumijevaju. Oni su plod naših zajedničkih stremljenja i plod uživanja europskih i zajedničkih općih vrijednosti: Schengen, eurozona, 24 jezika, princip solidarnosti – sve su to vrijednosti koje želimo i dalje uživati. Gospodin Kovačev je spomenuo Bugarsku i Rumunjsku, ja ću spomenuti Hrvatsku. I mi želimo biti članica Schengena i nadam se da ćemo u tome zajedno uspjeti. </text:p>
          </table:table-cell>
        </table:table-row>
        <table:table-row table:style-name="ro1">
          <table:table-cell office:value-type="string" calcext:value-type="string">
            <text:p>http://www.europarl.europa.eu/doceo/document/CRE-8-2017-10-25-INT-3-028-0000_HR.html</text:p>
          </table:table-cell>
          <table:table-cell office:value-type="string" calcext:value-type="string">
            <text:p><text:s/>Establishing an Entry/Exit System (EES) to register entry and exit data of third country nationals crossing the EU external borders - Amendment of the Schengen Borders Code as regards the use of the Entry/Exit System (debate) HR </text:p>
          </table:table-cell>
          <table:table-cell office:value-type="string" calcext:value-type="string">
            <text:p>25-10-2017</text:p>
          </table:table-cell>
          <table:table-cell table:formula="of:=DATE(VALUE(MID([.C1569]; 7; 4)); VALUE(MID([.C1569]; 4; 2)); VALUE(MID([.C1569]; 1; 2)))" office:value-type="date" office:date-value="2017-10-25" calcext:value-type="date">
            <text:p>10/25/17</text:p>
          </table:table-cell>
          <table:table-cell office:value-type="string" calcext:value-type="string">
            <text:p>  Dubravka Šuica (PPE). <text:s text:c="2"/>– Gospođo predsjednice, najprije se želim zahvaliti gospodinu Díazu de Meri na ovom vrlo stručnom i profesionalnom izvješću i na predanom radu. Isto tako mi je bilo drago čuti od našeg povjerenika Avramopoulosa da će i Hrvatska, ukoliko ispunimo kriterije, a nadamo se da hoćemo do kraja 2018. godine, biti dijelom Schengena. </text:p>
          </table:table-cell>
        </table:table-row>
        <table:table-row table:style-name="ro1">
          <table:table-cell office:value-type="string" calcext:value-type="string">
            <text:p>http://www.europarl.europa.eu/doceo/document/CRE-8-2017-11-13-INT-1-193-0000_HR.html</text:p>
          </table:table-cell>
          <table:table-cell office:value-type="string" calcext:value-type="string">
            <text:p><text:s/>Protection of coastal marine habitats: the case of Posidonia oceanica (debate) HR </text:p>
          </table:table-cell>
          <table:table-cell office:value-type="string" calcext:value-type="string">
            <text:p>13-11-2017</text:p>
          </table:table-cell>
          <table:table-cell table:formula="of:=DATE(VALUE(MID([.C1570]; 7; 4)); VALUE(MID([.C1570]; 4; 2)); VALUE(MID([.C1570]; 1; 2)))" office:value-type="date" office:date-value="2017-11-13" calcext:value-type="date">
            <text:p>11/13/17</text:p>
          </table:table-cell>
          <table:table-cell office:value-type="string" calcext:value-type="string">
            <text:p>  Dubravka Šuica (PPE). <text:s text:c="2"/>– Gospodine predsjedniče, ovo je jedna od rijetkih tema oko koje se uglavnom slažemo svi u ovom Parlamentu i drago mi je da je došla na dnevni red. Ovo je samo jedna od vrsta koje želimo zaštititi jer je očito da je zbog ljudskog djelovanja došlo do problema s morskim staništima, a posebno je ugrožena Posidonia oceanica. Već smo čuli da je ona jedna od endemski vrsti Sredozemnog mora, a više od polovice kisika koji dišemo dolazi od mora. Možemo ih nazvati plućima mora jer obogaćuju more kisikom . Obalna morska staništa neophodna su za pretvaranje ugljičnog dioksida u kisik i za produktivnost morskih resursa. Posidonia oceanica je najbolji pokazatelj ukupne kakvoće priobalnih voda jer je vrlo osjetljiva na onečišćenje i može rasti samo u čistim, nezagađenim vodama. Jedan četvorni metar livade Posidonije proizvodi dnevno do četrnaest litara kisika. U njemu živi i razmnožava se mnogo vrsta algi, ali i životinja, rakova, glavonožaca, školjaka, spužava itd. Livade vrlo sporo rastu, kao što smo već čuli, i još sporije se obnavljaju. </text:p>
          </table:table-cell>
        </table:table-row>
        <table:table-row table:style-name="ro1">
          <table:table-cell office:value-type="string" calcext:value-type="string">
            <text:p>http://www.europarl.europa.eu/doceo/document/CRE-8-2017-11-14-INT-2-498-0000_HR.html</text:p>
          </table:table-cell>
          <table:table-cell office:value-type="string" calcext:value-type="string">
            <text:p><text:s/>Eastern Partnership: November 2017 Summit (debate) HR </text:p>
          </table:table-cell>
          <table:table-cell office:value-type="string" calcext:value-type="string">
            <text:p>14-11-2017</text:p>
          </table:table-cell>
          <table:table-cell table:formula="of:=DATE(VALUE(MID([.C1571]; 7; 4)); VALUE(MID([.C1571]; 4; 2)); VALUE(MID([.C1571]; 1; 2)))" office:value-type="date" office:date-value="2017-11-14" calcext:value-type="date">
            <text:p>11/14/17</text:p>
          </table:table-cell>
          <table:table-cell office:value-type="string" calcext:value-type="string">
            <text:p>  Dubravka Šuica (PPE). <text:s text:c="2"/>– Gospodine predsjedniče, na početku želim čestitati izvjestiteljima na ovom izvješću, koje su uspjeli sastaviti baš pred sastanak Istočnog partnerstva. Slažem se, nije lako dobiti bitku između komunizma i demokracije, ali Istočno partnerstvo je uspješna priča i drago mi je da svih šest zemalja pokazuje europske aspiracije i potrebno je, naravno, da građani tih zemalja to također primijete.</text:p>
          </table:table-cell>
        </table:table-row>
        <table:table-row table:style-name="ro1">
          <table:table-cell office:value-type="string" calcext:value-type="string">
            <text:p>http://www.europarl.europa.eu/doceo/document/CRE-8-2017-11-15-INT-3-404-0000_HR.html</text:p>
          </table:table-cell>
          <table:table-cell office:value-type="string" calcext:value-type="string">
            <text:p><text:s/>Legacy of the 1917 totalitarian Bolshevik revolution (topical debate) HR </text:p>
          </table:table-cell>
          <table:table-cell office:value-type="string" calcext:value-type="string">
            <text:p>15-11-2017</text:p>
          </table:table-cell>
          <table:table-cell table:formula="of:=DATE(VALUE(MID([.C1572]; 7; 4)); VALUE(MID([.C1572]; 4; 2)); VALUE(MID([.C1572]; 1; 2)))" office:value-type="date" office:date-value="2017-11-15" calcext:value-type="date">
            <text:p>11/15/17</text:p>
          </table:table-cell>
          <table:table-cell office:value-type="string" calcext:value-type="string">
            <text:p>  Dubravka Šuica (PPE). <text:s text:c="2"/>– Gospodine predsjedniče, vidite kako su emotivne ove rasprave. Vidite kako gospodin Timmermans, koji je imao sreću živjeti s druge strane, shvaća i prihvaća nasljeđe koje se dogodilo u Europi, a vidite koliko smo sretni mi koji možemo danas živjeti u ujedinjenoj Europi bez totalitarizama. Ali smatramo da su razotkrivanje istine, osuda kršenja temeljnih ljudskih prava, zadovoljština žrtvama i njihovim obiteljima preduvjeti odgovornog suočavanja s prošlošću. </text:p>
          </table:table-cell>
        </table:table-row>
        <table:table-row table:style-name="ro1">
          <table:table-cell office:value-type="string" calcext:value-type="string">
            <text:p>http://www.europarl.europa.eu/doceo/document/CRE-8-2017-11-16-INT-4-039-5000_HR.html</text:p>
          </table:table-cell>
          <table:table-cell office:value-type="string" calcext:value-type="string">
            <text:p><text:s/>EU-New Zealand Partnership Agreement on Relations and Cooperation (Consent) - EU-New Zealand Partnership Agreement on Relations and Cooperation (Resolution) (debate) HR </text:p>
          </table:table-cell>
          <table:table-cell office:value-type="string" calcext:value-type="string">
            <text:p>16-11-2017</text:p>
          </table:table-cell>
          <table:table-cell table:formula="of:=DATE(VALUE(MID([.C1573]; 7; 4)); VALUE(MID([.C1573]; 4; 2)); VALUE(MID([.C1573]; 1; 2)))" office:value-type="date" office:date-value="2017-11-16" calcext:value-type="date">
            <text:p>11/16/17</text:p>
          </table:table-cell>
          <table:table-cell office:value-type="string" calcext:value-type="string">
            <text:p>  Dubravka Šuica (PPE), <text:s text:c="2"/>napisan. – Novi Zeland je već dugi niz godina partner s Europskom unijom i njezinim članicama s kojima dijeli zajedničke vrijednosti, ljudska prava, temeljne slobode, vladavinu prava, mir i sigurnost. Novi Zeland je zajedno s SAD-om, Kanadom i Australijom član zajednice „Five Eyes” koja usko surađuje sa zajednicom „Fourteen Eyes” u čijem radu sudjeluju i članice EU-a: Francuska, Njemačka, Italija, Nizozemska, Belgija, Švedska, Danska i Španjolska. Također, Novi Zeland je dugogodišnji član OECD-a, MMF-a, ADB-a i novoosnovanog AIIB-a. </text:p>
          </table:table-cell>
        </table:table-row>
        <table:table-row table:style-name="ro1">
          <table:table-cell office:value-type="string" calcext:value-type="string">
            <text:p>http://www.europarl.europa.eu/doceo/document/CRE-8-2017-11-29-INT-1-023-0000_EN.html</text:p>
          </table:table-cell>
          <table:table-cell office:value-type="string" calcext:value-type="string">
            <text:p><text:s/>Order of business </text:p>
          </table:table-cell>
          <table:table-cell office:value-type="string" calcext:value-type="string">
            <text:p>29-11-2017</text:p>
          </table:table-cell>
          <table:table-cell table:formula="of:=DATE(VALUE(MID([.C1574]; 7; 4)); VALUE(MID([.C1574]; 4; 2)); VALUE(MID([.C1574]; 1; 2)))" office:value-type="date" office:date-value="2017-11-29" calcext:value-type="date">
            <text:p>11/29/17</text:p>
          </table:table-cell>
          <table:table-cell office:value-type="string" calcext:value-type="string">
            <text:p>  Dubravka Šuica (PPE). <text:s text:c="2"/>– Madam President, I would like to speak in my mother tongue.</text:p>
          </table:table-cell>
        </table:table-row>
        <table:table-row table:style-name="ro1">
          <table:table-cell office:value-type="string" calcext:value-type="string">
            <text:p>http://www.europarl.europa.eu/doceo/document/CRE-8-2017-12-12-INT-2-526-0000_HR.html</text:p>
          </table:table-cell>
          <table:table-cell office:value-type="string" calcext:value-type="string">
            <text:p><text:s/>Annual report on the implementation of the Common Security and Defence Policy - Annual report on the implementation of the Common Foreign and Security Policy - Permanent Structured Cooperation (PESCO) – opening a new chapter in European Security and Defence Policy (debate) </text:p>
          </table:table-cell>
          <table:table-cell office:value-type="string" calcext:value-type="string">
            <text:p>12-12-2017</text:p>
          </table:table-cell>
          <table:table-cell table:formula="of:=DATE(VALUE(MID([.C1575]; 7; 4)); VALUE(MID([.C1575]; 4; 2)); VALUE(MID([.C1575]; 1; 2)))" office:value-type="date" office:date-value="2017-12-12" calcext:value-type="date">
            <text:p>12/12/17</text:p>
          </table:table-cell>
          <table:table-cell office:value-type="string" calcext:value-type="string">
            <text:p>  Dubravka Šuica (PPE). <text:s text:c="2"/>– Gospođo predsjednice, želim se zahvaliti našim izvjestiteljima, gospodinu Michaelu Gahleru i Davidu McAllisteru, koji su napravili izvrsno izvješće, a vama gospođo Mogherini, želim Vas i ja jedan put citirati. Točno je, kao što ste nekoć rekli, da su ovo vremena predvidljivih nepredvidljivosti. Nalazimo se zaista pred velikim izazovima. </text:p>
          </table:table-cell>
        </table:table-row>
        <table:table-row table:style-name="ro1">
          <table:table-cell office:value-type="string" calcext:value-type="string">
            <text:p>http://www.europarl.europa.eu/doceo/document/CRE-8-2017-12-12-INT-2-718-0000_HR.html</text:p>
          </table:table-cell>
          <table:table-cell office:value-type="string" calcext:value-type="string">
            <text:p><text:s/>Hong Kong, 20 years after handover (debate) HR </text:p>
          </table:table-cell>
          <table:table-cell office:value-type="string" calcext:value-type="string">
            <text:p>12-12-2017</text:p>
          </table:table-cell>
          <table:table-cell table:formula="of:=DATE(VALUE(MID([.C1576]; 7; 4)); VALUE(MID([.C1576]; 4; 2)); VALUE(MID([.C1576]; 1; 2)))" office:value-type="date" office:date-value="2017-12-12" calcext:value-type="date">
            <text:p>12/12/17</text:p>
          </table:table-cell>
          <table:table-cell office:value-type="string" calcext:value-type="string">
            <text:p>  Dubravka Šuica, <text:s text:c="2"/>u ime kluba PPE. – Gospođo predsjednice, želim se najprije zahvaliti gospodinu Alynu Smithu na zajedničkom radu i na međusobnom podupiranju. Kako je ovo naša preporuka Komisiji, Vijeću i Visokoj povjerenici, želim još jedanput naglasiti da smo istaknuli u našem izvješću Hong Kong kao velikog trgovinskog partnera Europske unije. Naravno, snažno podupiremo načelo jedne zemlje – dva sustava, i viskoki stupanj autonomije koji Hong Kong ima u odnosu na Kinu, a što je proisteklo iz kinesko-britanske deklaracije prije dvadeset godina. </text:p>
          </table:table-cell>
        </table:table-row>
        <table:table-row table:style-name="ro1">
          <table:table-cell office:value-type="string" calcext:value-type="string">
            <text:p>http://www.europarl.europa.eu/doceo/document/CRE-8-2017-12-13-INT-3-514-0000_HR.html</text:p>
          </table:table-cell>
          <table:table-cell office:value-type="string" calcext:value-type="string">
            <text:p><text:s/>EU wide ban on Nazi and fascist symbols and slogans (debate) HR </text:p>
          </table:table-cell>
          <table:table-cell office:value-type="string" calcext:value-type="string">
            <text:p>13-12-2017</text:p>
          </table:table-cell>
          <table:table-cell table:formula="of:=DATE(VALUE(MID([.C1577]; 7; 4)); VALUE(MID([.C1577]; 4; 2)); VALUE(MID([.C1577]; 1; 2)))" office:value-type="date" office:date-value="2017-12-13" calcext:value-type="date">
            <text:p>12/13/17</text:p>
          </table:table-cell>
          <table:table-cell office:value-type="string" calcext:value-type="string">
            <text:p>  Dubravka Šuica, <text:s text:c="2"/>u ime kluba PPE. – Gospodine predsjedniče, najprije želim zahvaliti Komisiji i Vijeću na njihovom maksimalnom angažmanu oko borbe protiv svih totalitarističkih sistema i natruha. Također, zahvaljujem što je ova točka došla na dnevni red, da možemo i o ovome progovoriti u Europskome parlamentu, ali za razliku od kolega iz zapadne Europe, nama u Hrvatskoj još su svježa sjećanja na totalitarni režim koji nije bio ni fašistički ni nacistički, ali se itekako obračunavao s neistomišljenicima, pojedincima i skupinama koje je smatrao prijetnjom samome sebi.</text:p>
          </table:table-cell>
        </table:table-row>
        <table:table-row table:style-name="ro1">
          <table:table-cell office:value-type="string" calcext:value-type="string">
            <text:p>http://www.europarl.europa.eu/doceo/document/CRE-8-2018-01-16-INT-2-174-0000_HR.html</text:p>
          </table:table-cell>
          <table:table-cell office:value-type="string" calcext:value-type="string">
            <text:p><text:s/>Conservation of fishery resources and protection of marine ecosystems through technical measures (A8-0381/2017 - Gabriel Mato) HR </text:p>
          </table:table-cell>
          <table:table-cell office:value-type="string" calcext:value-type="string">
            <text:p>16-01-2018</text:p>
          </table:table-cell>
          <table:table-cell table:formula="of:=DATE(VALUE(MID([.C1578]; 7; 4)); VALUE(MID([.C1578]; 4; 2)); VALUE(MID([.C1578]; 1; 2)))" office:value-type="date" office:date-value="2018-01-16" calcext:value-type="date">
            <text:p>01/16/18</text:p>
          </table:table-cell>
          <table:table-cell office:value-type="string" calcext:value-type="string">
            <text:p>  Dubravka Šuica (PPE). <text:s text:c="2"/>– Gospodine predsjedniče, danas smo glasovanjem o prihvaćanju prijedloga Komisije, posebno prihvaćanjem amandmana 174, puno pomogli hrvatskim ribarima u Jadranu.</text:p>
          </table:table-cell>
        </table:table-row>
        <table:table-row table:style-name="ro1">
          <table:table-cell office:value-type="string" calcext:value-type="string">
            <text:p>http://www.europarl.europa.eu/doceo/document/CRE-8-2018-01-16-INT-2-196-0000_HR.html</text:p>
          </table:table-cell>
          <table:table-cell office:value-type="string" calcext:value-type="string">
            <text:p><text:s/>International ocean governance: an agenda for the future of our oceans in the context of the 2030 Sustainable Development Goals (A8-0399/2017 - José Inácio Faria) HR </text:p>
          </table:table-cell>
          <table:table-cell office:value-type="string" calcext:value-type="string">
            <text:p>16-01-2018</text:p>
          </table:table-cell>
          <table:table-cell table:formula="of:=DATE(VALUE(MID([.C1579]; 7; 4)); VALUE(MID([.C1579]; 4; 2)); VALUE(MID([.C1579]; 1; 2)))" office:value-type="date" office:date-value="2018-01-16" calcext:value-type="date">
            <text:p>01/16/18</text:p>
          </table:table-cell>
          <table:table-cell office:value-type="string" calcext:value-type="string">
            <text:p>  Dubravka Šuica (PPE). <text:s text:c="2"/>– Gospodine predsjedniče, kao što je naglašeno u ovom Izvješću život u oceanima je vrlo ugrožen, naročito od kada su istraživači ove godine otkrili longitudinalnim istraživanjima da se razina kisika u morima u zadnjih 50 godina smanjila za 2 %. Iako taj postotak zvuči tek kao mala promjena, ne smijemo zaboraviti da i mala promjena u ekosustavu može imati znatan učinak na žive organizme u njemu. </text:p>
          </table:table-cell>
        </table:table-row>
        <table:table-row table:style-name="ro1">
          <table:table-cell office:value-type="string" calcext:value-type="string">
            <text:p>http://www.europarl.europa.eu/doceo/document/CRE-8-2018-01-16-INT-2-217-0000_HR.html</text:p>
          </table:table-cell>
          <table:table-cell office:value-type="string" calcext:value-type="string">
            <text:p><text:s/>Women, gender equality and climate justice (A8-0403/2017 - Linnéa Engström) HR </text:p>
          </table:table-cell>
          <table:table-cell office:value-type="string" calcext:value-type="string">
            <text:p>16-01-2018</text:p>
          </table:table-cell>
          <table:table-cell table:formula="of:=DATE(VALUE(MID([.C1580]; 7; 4)); VALUE(MID([.C1580]; 4; 2)); VALUE(MID([.C1580]; 1; 2)))" office:value-type="date" office:date-value="2018-01-16" calcext:value-type="date">
            <text:p>01/16/18</text:p>
          </table:table-cell>
          <table:table-cell office:value-type="string" calcext:value-type="string">
            <text:p>  Dubravka Šuica (PPE). <text:s text:c="2"/>– Gospodine predsjedniče, činjenica je kako klimatske promjene utječu upravo na najranjivije skupine u društvu, a to su one koje se oslanjaju na prirodne izvore za osiguravanje sredstava za život, ali i one s manje financijskih sredstava, a to su žene. U velikoj mjeri su pogođene klimatskim promjenama, jer su prekomjerno zastupljene u najsiromašnijim slojevima stanovništva na svijetu, a posebno su ranjive u zemljama u razvoju jer nemaju isti pristup resursima, obrazovanju, mogućnostima zapošljavanja, ali i zemljištu, kao i muškarci, a i dalje su odgovorne za većinu briga i kućanskih poslova, te proizvodnju hrane za obitelj.</text:p>
          </table:table-cell>
        </table:table-row>
        <table:table-row table:style-name="ro1">
          <table:table-cell office:value-type="string" calcext:value-type="string">
            <text:p>http://www.europarl.europa.eu/doceo/document/CRE-8-2018-01-17-INT-3-287-0000_HR.html</text:p>
          </table:table-cell>
          <table:table-cell office:value-type="string" calcext:value-type="string">
            <text:p><text:s/>Russia - the influence of propaganda on EU countries (topical debate) HR </text:p>
          </table:table-cell>
          <table:table-cell office:value-type="string" calcext:value-type="string">
            <text:p>17-01-2018</text:p>
          </table:table-cell>
          <table:table-cell table:formula="of:=DATE(VALUE(MID([.C1581]; 7; 4)); VALUE(MID([.C1581]; 4; 2)); VALUE(MID([.C1581]; 1; 2)))" office:value-type="date" office:date-value="2018-01-17" calcext:value-type="date">
            <text:p>01/17/18</text:p>
          </table:table-cell>
          <table:table-cell office:value-type="string" calcext:value-type="string">
            <text:p>  Dubravka Šuica (PPE). <text:s text:c="2"/>– Gospodine predsjedniče, poznati Collins Dictionary je proglasio riječju godine 2017. fake news. U usporedbi s 2016. ovaj je pojam korišten 360 % više. Znači, to nam isto nešto govori o čemu se radi. </text:p>
          </table:table-cell>
        </table:table-row>
        <table:table-row table:style-name="ro1">
          <table:table-cell office:value-type="string" calcext:value-type="string">
            <text:p>http://www.europarl.europa.eu/doceo/document/CRE-8-2018-01-17-INT-3-373-6250_HR.html</text:p>
          </table:table-cell>
          <table:table-cell office:value-type="string" calcext:value-type="string">
            <text:p><text:s/>Implementation of the Youth Employment Initiative in the Member States (debate) HR </text:p>
          </table:table-cell>
          <table:table-cell office:value-type="string" calcext:value-type="string">
            <text:p>17-01-2018</text:p>
          </table:table-cell>
          <table:table-cell table:formula="of:=DATE(VALUE(MID([.C1582]; 7; 4)); VALUE(MID([.C1582]; 4; 2)); VALUE(MID([.C1582]; 1; 2)))" office:value-type="date" office:date-value="2018-01-17" calcext:value-type="date">
            <text:p>01/17/18</text:p>
          </table:table-cell>
          <table:table-cell office:value-type="string" calcext:value-type="string">
            <text:p>  Dubravka Šuica (PPE), <text:s text:c="2"/>napisan. – Visoka stopa zaposlenosti mladih jedna je od najbitnijih stavki svakog ,,zdravoga’’ gospodarstva. Financijska kriza 2008. godine značajno je promijenila situaciju na tržištu rada te utjecala na snažan porast stopa nezaposlenosti mladih. Inicijativa za zapošljavanja mladih kreirana je s ciljem brze mobilizacije financijskih sredstava u najpogođenijim zemljama koje se bore s visokim stupnjem nezaposlenosti i neaktivnosti mladih. Program se odnosi na mlade do 24 godine, no države članice imaju pravo povećati tu granicu na 29 godina. </text:p>
          </table:table-cell>
        </table:table-row>
        <table:table-row table:style-name="ro1">
          <table:table-cell office:value-type="string" calcext:value-type="string">
            <text:p>http://www.europarl.europa.eu/doceo/document/CRE-8-2018-01-17-INT-3-407-0000_HR.html</text:p>
          </table:table-cell>
          <table:table-cell office:value-type="string" calcext:value-type="string">
            <text:p><text:s/>Decision on the Strategy on Plastics (debate) HR </text:p>
          </table:table-cell>
          <table:table-cell office:value-type="string" calcext:value-type="string">
            <text:p>17-01-2018</text:p>
          </table:table-cell>
          <table:table-cell table:formula="of:=DATE(VALUE(MID([.C1583]; 7; 4)); VALUE(MID([.C1583]; 4; 2)); VALUE(MID([.C1583]; 1; 2)))" office:value-type="date" office:date-value="2018-01-17" calcext:value-type="date">
            <text:p>01/17/18</text:p>
          </table:table-cell>
          <table:table-cell office:value-type="string" calcext:value-type="string">
            <text:p>  Dubravka Šuica (PPE). <text:s text:c="2"/>– Gospođo predsjednice, želim čestitati Komisiji na ovom prijedlogu. Mislim da na dnevni red rijetko dolazi točka koja nas ovoliko ujedinjuje kao što nas je ujedinila ova Vaša strategija za plastiku. </text:p>
          </table:table-cell>
        </table:table-row>
        <table:table-row table:style-name="ro1">
          <table:table-cell office:value-type="string" calcext:value-type="string">
            <text:p>http://www.europarl.europa.eu/doceo/document/CRE-8-2018-02-06-INT-2-065-0000_HR.html</text:p>
          </table:table-cell>
          <table:table-cell office:value-type="string" calcext:value-type="string">
            <text:p><text:s/>Debate with the Prime Minister of Croatia, Andrej Plenković, on the Future of Europe (debate) HR </text:p>
          </table:table-cell>
          <table:table-cell office:value-type="string" calcext:value-type="string">
            <text:p>06-02-2018</text:p>
          </table:table-cell>
          <table:table-cell table:formula="of:=DATE(VALUE(MID([.C1584]; 7; 4)); VALUE(MID([.C1584]; 4; 2)); VALUE(MID([.C1584]; 1; 2)))" office:value-type="date" office:date-value="2018-02-06" calcext:value-type="date">
            <text:p>02/06/18</text:p>
          </table:table-cell>
          <table:table-cell office:value-type="string" calcext:value-type="string">
            <text:p>  Dubravka Šuica (PPE). <text:s text:c="2"/>– Gospodine predsjedniče, dugo je ovo jutro, imali ste izvrstan sveobuhvatan uvodni govor i ove odgovore. Manje više ste na sva pitanje odgovorili. Ja Vam želim čestitati na europskoj vokaciji Hrvatske, na vašoj mainstream politici koju vodite. Nadam se da nećete dopustiti populistima jeftinim i ekstremistima da preuzmu vodstvo u Hrvatskoj, a istovremeno se nadam da ćete voditi računa o nacionalnim interesima. </text:p>
          </table:table-cell>
        </table:table-row>
        <table:table-row table:style-name="ro1">
          <table:table-cell office:value-type="string" calcext:value-type="string">
            <text:p>http://www.europarl.europa.eu/doceo/document/CRE-8-2018-02-06-INT-2-397-0000_HR.html</text:p>
          </table:table-cell>
          <table:table-cell office:value-type="string" calcext:value-type="string">
            <text:p><text:s/>Decision adopted on the EU Enlargement Strategy - Western Balkans (debate) HR </text:p>
          </table:table-cell>
          <table:table-cell office:value-type="string" calcext:value-type="string">
            <text:p>06-02-2018</text:p>
          </table:table-cell>
          <table:table-cell table:formula="of:=DATE(VALUE(MID([.C1585]; 7; 4)); VALUE(MID([.C1585]; 4; 2)); VALUE(MID([.C1585]; 1; 2)))" office:value-type="date" office:date-value="2018-02-06" calcext:value-type="date">
            <text:p>02/06/18</text:p>
          </table:table-cell>
          <table:table-cell office:value-type="string" calcext:value-type="string">
            <text:p>  Dubravka Šuica (PPE). <text:s text:c="2"/>– Gospodine predsjedniče, hvala vam na ovoj strategiji, vama i gospođi Mogherini i Komisiji. Također zahvaljujem bugarskom predsjedništvu koje je za jedan od svojih prioriteta predsjedavanja izabrala upravo proširenje.</text:p>
          </table:table-cell>
        </table:table-row>
        <table:table-row table:style-name="ro1">
          <table:table-cell office:value-type="string" calcext:value-type="string">
            <text:p>http://www.europarl.europa.eu/doceo/document/CRE-8-2018-02-07-INT-3-054-0000_HR.html</text:p>
          </table:table-cell>
          <table:table-cell office:value-type="string" calcext:value-type="string">
            <text:p><text:s/>Composition of the European Parliament (debate) HR </text:p>
          </table:table-cell>
          <table:table-cell office:value-type="string" calcext:value-type="string">
            <text:p>07-02-2018</text:p>
          </table:table-cell>
          <table:table-cell table:formula="of:=DATE(VALUE(MID([.C1586]; 7; 4)); VALUE(MID([.C1586]; 4; 2)); VALUE(MID([.C1586]; 1; 2)))" office:value-type="date" office:date-value="2018-02-07" calcext:value-type="date">
            <text:p>02/07/18</text:p>
          </table:table-cell>
          <table:table-cell office:value-type="string" calcext:value-type="string">
            <text:p>  Dubravka Šuica (PPE). <text:s text:c="2"/>– Gospodine predsjedniče, želim se zahvaliti gospođi Danuti Hübner i Silvi Pereiri na ovom izvješću jer je bio vrlo delikatan. Drago mi je da, obzirom da ima manje građana, također ima i manje zastupnika i to je pravedno i pravednije.</text:p>
          </table:table-cell>
        </table:table-row>
        <table:table-row table:style-name="ro1">
          <table:table-cell office:value-type="string" calcext:value-type="string">
            <text:p>http://www.europarl.europa.eu/doceo/document/CRE-8-2018-02-08-INT-4-329-0000_HR.html</text:p>
          </table:table-cell>
          <table:table-cell office:value-type="string" calcext:value-type="string">
            <text:p><text:s/>Summer-time arrangements (B8-0070/2018, B8-0071/2018) HR </text:p>
          </table:table-cell>
          <table:table-cell office:value-type="string" calcext:value-type="string">
            <text:p>08-02-2018</text:p>
          </table:table-cell>
          <table:table-cell table:formula="of:=DATE(VALUE(MID([.C1587]; 7; 4)); VALUE(MID([.C1587]; 4; 2)); VALUE(MID([.C1587]; 1; 2)))" office:value-type="date" office:date-value="2018-02-08" calcext:value-type="date">
            <text:p>02/08/18</text:p>
          </table:table-cell>
          <table:table-cell office:value-type="string" calcext:value-type="string">
            <text:p>  Dubravka Šuica (PPE). <text:s text:c="2"/>– Gospodine predsjedniče, 384 glasa za i 183 protiv jasan su znak Europskoj komisiji da se treba pozabaviti analizom računanja ljetnog i zimskog vremena i treba dokaze. </text:p>
          </table:table-cell>
        </table:table-row>
        <table:table-row table:style-name="ro1">
          <table:table-cell office:value-type="string" calcext:value-type="string">
            <text:p>http://www.europarl.europa.eu/doceo/document/CRE-8-2018-02-28-INT-1-153-0000_HR.html</text:p>
          </table:table-cell>
          <table:table-cell office:value-type="string" calcext:value-type="string">
            <text:p><text:s/>Definition, presentation and labelling of spirit drinks and protection of geographical indications thereof (debate) HR </text:p>
          </table:table-cell>
          <table:table-cell office:value-type="string" calcext:value-type="string">
            <text:p>28-02-2018</text:p>
          </table:table-cell>
          <table:table-cell table:formula="of:=DATE(VALUE(MID([.C1588]; 7; 4)); VALUE(MID([.C1588]; 4; 2)); VALUE(MID([.C1588]; 1; 2)))" office:value-type="date" office:date-value="2018-02-28" calcext:value-type="date">
            <text:p>02/28/18</text:p>
          </table:table-cell>
          <table:table-cell office:value-type="string" calcext:value-type="string">
            <text:p>  Dubravka Šuica (PPE). <text:s text:c="2"/>– Gospodine predsjedniče, najprije želim zahvaliti gospođi Ayuso Pilar i čestitam na ovom dosjeu. Shvaćam da je ovo tehnički dosje i da se radi o usklađivanju s novim zakonima i usklađivanju s Lisabonskim sporazumom. </text:p>
          </table:table-cell>
        </table:table-row>
        <table:table-row table:style-name="ro1">
          <table:table-cell office:value-type="string" calcext:value-type="string">
            <text:p>http://www.europarl.europa.eu/doceo/document/CRE-8-2018-02-28-INT-1-207-0000_HR.html</text:p>
          </table:table-cell>
          <table:table-cell office:value-type="string" calcext:value-type="string">
            <text:p><text:s/>Work and legacy of the International Criminal Tribunal for the Former Yugoslavia (debate) HR </text:p>
          </table:table-cell>
          <table:table-cell office:value-type="string" calcext:value-type="string">
            <text:p>28-02-2018</text:p>
          </table:table-cell>
          <table:table-cell table:formula="of:=DATE(VALUE(MID([.C1589]; 7; 4)); VALUE(MID([.C1589]; 4; 2)); VALUE(MID([.C1589]; 1; 2)))" office:value-type="date" office:date-value="2018-02-28" calcext:value-type="date">
            <text:p>02/28/18</text:p>
          </table:table-cell>
          <table:table-cell office:value-type="string" calcext:value-type="string">
            <text:p>  Dubravka Šuica, <text:s text:c="2"/>u ime Kluba zastupnika PPE-a. – Gospodine predsjedniče, žao mi je što se ponovno moramo vratiti u prošlost jer očito je da je bez razjašnjavanja odnosa i istine o prošlosti teško graditi budućnost. A svi ste svjedoci da ovih dana intenzivno razgovaramo o budućnosti Europske unije. Vjerujem da se svi sjećate srpsko-crnogorskih agresorskih napada na hrvatski Vukovar i na moj rodni grad, pod UNESCO-vom zaštitom, Dubrovnik. Sigurna sam da niste zaboravili ni genocid koji se dogodio u Srebrenici, prvi priznati genocid nakon Drugog svjetskog rata. </text:p>
          </table:table-cell>
        </table:table-row>
        <table:table-row table:style-name="ro1">
          <table:table-cell office:value-type="string" calcext:value-type="string">
            <text:p>http://www.europarl.europa.eu/doceo/document/CRE-8-2018-03-01-INT-2-119-0000_HR.html</text:p>
          </table:table-cell>
          <table:table-cell office:value-type="string" calcext:value-type="string">
            <text:p><text:s/>EU priorities for the 62nd session of the UN Commission on the Status of Women (debate) HR </text:p>
          </table:table-cell>
          <table:table-cell office:value-type="string" calcext:value-type="string">
            <text:p>01-03-2018</text:p>
          </table:table-cell>
          <table:table-cell table:formula="of:=DATE(VALUE(MID([.C1590]; 7; 4)); VALUE(MID([.C1590]; 4; 2)); VALUE(MID([.C1590]; 1; 2)))" office:value-type="date" office:date-value="2018-03-01" calcext:value-type="date">
            <text:p>03/01/18</text:p>
          </table:table-cell>
          <table:table-cell office:value-type="string" calcext:value-type="string">
            <text:p>  Dubravka Šuica, <text:s text:c="2"/>u ime Kluba zastupnika PPE-a. – Gospođo predsjednice, ravnopravnost žena i muškaraca osnovna je vrijednost Europske unije, koja je sadržana i u Ugovoru o Europskoj uniji i promovira se kao temeljni prioritet u vanjskim aktivnostima Unije. Ova tema „Izazovi i mogućnosti u postizanju ravnopravnosti spolova i osnaživanju žena i djevojaka u ruralnim područjima” na 62. sjednici Vijeća Ujedinjenih naroda o položaju žena za mene je jako važna u cilju uklanjanja nejednakosti na temelju spola. </text:p>
          </table:table-cell>
        </table:table-row>
        <table:table-row table:style-name="ro1">
          <table:table-cell office:value-type="string" calcext:value-type="string">
            <text:p>http://www.europarl.europa.eu/doceo/document/CRE-8-2018-03-12-INT-1-189-6250_HR.html</text:p>
          </table:table-cell>
          <table:table-cell office:value-type="string" calcext:value-type="string">
            <text:p><text:s/>Cross-border parcel delivery services (debate) HR </text:p>
          </table:table-cell>
          <table:table-cell office:value-type="string" calcext:value-type="string">
            <text:p>12-03-2018</text:p>
          </table:table-cell>
          <table:table-cell table:formula="of:=DATE(VALUE(MID([.C1591]; 7; 4)); VALUE(MID([.C1591]; 4; 2)); VALUE(MID([.C1591]; 1; 2)))" office:value-type="date" office:date-value="2018-03-12" calcext:value-type="date">
            <text:p>03/12/18</text:p>
          </table:table-cell>
          <table:table-cell office:value-type="string" calcext:value-type="string">
            <text:p>  Dubravka Šuica (PPE), <text:s text:c="2"/>napisan. – Sve većim rastom sektora dostave paketa javlja se potreba za transparentnošću cijena usluga. </text:p>
          </table:table-cell>
        </table:table-row>
        <table:table-row table:style-name="ro1">
          <table:table-cell office:value-type="string" calcext:value-type="string">
            <text:p>http://www.europarl.europa.eu/doceo/document/CRE-8-2018-03-13-INT-2-129-0000_HR.html</text:p>
          </table:table-cell>
          <table:table-cell office:value-type="string" calcext:value-type="string">
            <text:p><text:s/>Preparation of the European Council meeting of 22 and 23 March 2018 (debate) HR </text:p>
          </table:table-cell>
          <table:table-cell office:value-type="string" calcext:value-type="string">
            <text:p>13-03-2018</text:p>
          </table:table-cell>
          <table:table-cell table:formula="of:=DATE(VALUE(MID([.C1592]; 7; 4)); VALUE(MID([.C1592]; 4; 2)); VALUE(MID([.C1592]; 1; 2)))" office:value-type="date" office:date-value="2018-03-13" calcext:value-type="date">
            <text:p>03/13/18</text:p>
          </table:table-cell>
          <table:table-cell office:value-type="string" calcext:value-type="string">
            <text:p>  Dubravka Šuica (PPE). <text:s text:c="2"/>– Gospođo predsjednice, pitam se hoće li sljedeći samit 22. i 23. ožujka moći apsolvirati ovoliki broj tema koje su na dnevnom redu. U svakom slučaju, drago mi je da su tu i ekonomske teme, a da su i teme koje se odnose na vanjsku politiku i vanjsko djelovanje. Drago mi je da se spominju radna mjesta, rast, konkurentnost i, naravno, zajedničko tržište. </text:p>
          </table:table-cell>
        </table:table-row>
        <table:table-row table:style-name="ro1">
          <table:table-cell office:value-type="string" calcext:value-type="string">
            <text:p>http://www.europarl.europa.eu/doceo/document/CRE-8-2018-04-17-INT-2-462-0000_HR.html</text:p>
          </table:table-cell>
          <table:table-cell office:value-type="string" calcext:value-type="string">
            <text:p><text:s/>Situation in Syria (debate) HR </text:p>
          </table:table-cell>
          <table:table-cell office:value-type="string" calcext:value-type="string">
            <text:p>17-04-2018</text:p>
          </table:table-cell>
          <table:table-cell table:formula="of:=DATE(VALUE(MID([.C1593]; 7; 4)); VALUE(MID([.C1593]; 4; 2)); VALUE(MID([.C1593]; 1; 2)))" office:value-type="date" office:date-value="2018-04-17" calcext:value-type="date">
            <text:p>04/17/18</text:p>
          </table:table-cell>
          <table:table-cell office:value-type="string" calcext:value-type="string">
            <text:p>  Dubravka Šuica (PPE). <text:s text:c="2"/>– Poštovani predsjedavajući, činjenica je da je situacija u Siriji jedan od većih neuspjeha međunarodne zajednice. Sedam godina pati sirijski narod, 73 puta je upotrijebljeno kemijsko oružje, 300 000 mrtvih – sve to govori u korist ove ujedinjene reakcije Ujedinjene Kraljevine, Francuske i Amerike. </text:p>
          </table:table-cell>
        </table:table-row>
        <table:table-row table:style-name="ro1">
          <table:table-cell office:value-type="string" calcext:value-type="string">
            <text:p>http://www.europarl.europa.eu/doceo/document/CRE-8-2018-04-17-INT-2-576-0000_HR.html</text:p>
          </table:table-cell>
          <table:table-cell office:value-type="string" calcext:value-type="string">
            <text:p><text:s/>Peace prospects for the Korean peninsula in the light of recent developments (debate) HR </text:p>
          </table:table-cell>
          <table:table-cell office:value-type="string" calcext:value-type="string">
            <text:p>17-04-2018</text:p>
          </table:table-cell>
          <table:table-cell table:formula="of:=DATE(VALUE(MID([.C1594]; 7; 4)); VALUE(MID([.C1594]; 4; 2)); VALUE(MID([.C1594]; 1; 2)))" office:value-type="date" office:date-value="2018-04-17" calcext:value-type="date">
            <text:p>04/17/18</text:p>
          </table:table-cell>
          <table:table-cell office:value-type="string" calcext:value-type="string">
            <text:p>  Dubravka Šuica (PPE). <text:s text:c="2"/>– Poštovani predsjedavajući, najprije treba imati na umu i još jedanput ponoviti da je Sjeverna Koreja jedan od najautoritativnijih i najbrutalnijih režima koji postoje na svijetu. </text:p>
          </table:table-cell>
        </table:table-row>
        <table:table-row table:style-name="ro1">
          <table:table-cell office:value-type="string" calcext:value-type="string">
            <text:p>http://www.europarl.europa.eu/doceo/document/CRE-8-2018-05-03-INT-2-069-0000_EN.html</text:p>
          </table:table-cell>
          <table:table-cell office:value-type="string" calcext:value-type="string">
            <text:p><text:s/>Debate with the Prime Minister of Belgium, Charles Michel, on the Future of Europe (debate) </text:p>
          </table:table-cell>
          <table:table-cell office:value-type="string" calcext:value-type="string">
            <text:p>03-05-2018</text:p>
          </table:table-cell>
          <table:table-cell table:formula="of:=DATE(VALUE(MID([.C1595]; 7; 4)); VALUE(MID([.C1595]; 4; 2)); VALUE(MID([.C1595]; 1; 2)))" office:value-type="date" office:date-value="2018-05-03" calcext:value-type="date">
            <text:p>05/03/18</text:p>
          </table:table-cell>
          <table:table-cell office:value-type="string" calcext:value-type="string">
            <text:p>  Dubravka Šuica (PPE). <text:s text:c="2"/>– Mr President, Mr Prime Minister, I was listening very carefully to your introductory speech and I realised during your speech that you are real true European as you said. Since this is a debate on the future of Europe, you also said that you are against a two-speed Europe. You mentioned Schengen, you mentioned the eurozone, but you haven't said anything about further integration of the European Union. You haven't mentioned anything about the Western Balkans or Southeast Europe. So I would like to hear from you, what is your opinion, what is your attitude – I mean you as Prime Minister and a Belgian – on widening the European Union? Do you have any standpoint on this issue?</text:p>
          </table:table-cell>
        </table:table-row>
        <table:table-row table:style-name="ro1">
          <table:table-cell office:value-type="string" calcext:value-type="string">
            <text:p>http://www.europarl.europa.eu/doceo/document/CRE-8-2018-05-29-INT-2-603-0000_HR.html</text:p>
          </table:table-cell>
          <table:table-cell office:value-type="string" calcext:value-type="string">
            <text:p><text:s/>Annual Report on the functioning of the Schengen area (debate) HR </text:p>
          </table:table-cell>
          <table:table-cell office:value-type="string" calcext:value-type="string">
            <text:p>29-05-2018</text:p>
          </table:table-cell>
          <table:table-cell table:formula="of:=DATE(VALUE(MID([.C1596]; 7; 4)); VALUE(MID([.C1596]; 4; 2)); VALUE(MID([.C1596]; 1; 2)))" office:value-type="date" office:date-value="2018-05-29" calcext:value-type="date">
            <text:p>05/29/18</text:p>
          </table:table-cell>
          <table:table-cell office:value-type="string" calcext:value-type="string">
            <text:p>  Dubravka Šuica (PPE). <text:s text:c="2"/>– Gospodine predsjedavajući, postavlja se pitanje kako povećati unutarnju sigurnost, a istovremeno zaštititi naše vanjske granice. Kao što je poznato, u području slobodnog kretanja, vanjske granice postaju zajedničke pa tako dijelimo više od 50 000 kilometara zajedničkih granica, što znači da sigurnosni problem u jednoj državi ili na njezinoj vanjskoj granici, može utjecati na sve. </text:p>
          </table:table-cell>
        </table:table-row>
        <table:table-row table:style-name="ro1">
          <table:table-cell office:value-type="string" calcext:value-type="string">
            <text:p>http://www.europarl.europa.eu/doceo/document/CRE-8-2018-05-30-INT-3-621-0000_HR.html</text:p>
          </table:table-cell>
          <table:table-cell office:value-type="string" calcext:value-type="string">
            <text:p><text:s/>Gender equality and women's empowerment: transforming the lives of girls and women through EU external relations 2016-2020 (debate) HR </text:p>
          </table:table-cell>
          <table:table-cell office:value-type="string" calcext:value-type="string">
            <text:p>30-05-2018</text:p>
          </table:table-cell>
          <table:table-cell table:formula="of:=DATE(VALUE(MID([.C1597]; 7; 4)); VALUE(MID([.C1597]; 4; 2)); VALUE(MID([.C1597]; 1; 2)))" office:value-type="date" office:date-value="2018-05-30" calcext:value-type="date">
            <text:p>05/30/18</text:p>
          </table:table-cell>
          <table:table-cell office:value-type="string" calcext:value-type="string">
            <text:p>  Dubravka Šuica, <text:s text:c="2"/>izvjestiteljica. – Gospođo predsjedavajuća, poštovani gospodine Hahn, drage kolegice i kolege, danas mi je velika čast predstaviti vam implementacijsko izvješće o provedbi ovog akcijskog plana za ravnopravnost spolova 2016. – 2020.</text:p>
          </table:table-cell>
        </table:table-row>
        <table:table-row table:style-name="ro1">
          <table:table-cell office:value-type="string" calcext:value-type="string">
            <text:p>http://www.europarl.europa.eu/doceo/document/CRE-8-2018-05-30-INT-3-653-0000_HR.html</text:p>
          </table:table-cell>
          <table:table-cell office:value-type="string" calcext:value-type="string">
            <text:p><text:s/>Gender equality and women's empowerment: transforming the lives of girls and women through EU external relations 2016-2020 (debate) HR </text:p>
          </table:table-cell>
          <table:table-cell office:value-type="string" calcext:value-type="string">
            <text:p>30-05-2018</text:p>
          </table:table-cell>
          <table:table-cell table:formula="of:=DATE(VALUE(MID([.C1598]; 7; 4)); VALUE(MID([.C1598]; 4; 2)); VALUE(MID([.C1598]; 1; 2)))" office:value-type="date" office:date-value="2018-05-30" calcext:value-type="date">
            <text:p>05/30/18</text:p>
          </table:table-cell>
          <table:table-cell office:value-type="string" calcext:value-type="string">
            <text:p>  Dubravka Šuica, <text:s text:c="2"/>izvjestiteljica. – Gospođo predsjedavajuća, želim se svima zahvaliti koji su sudjelovali u izradi ovog izvješća i ovoj večerašnjoj raspravi. Shvaćam da postoje neke razlike među nama, međutim, s obzirom na to da se radi o samo jednoj godini evaluacije ovog akcijskog plana, smatram da nismo trebali biti previše kritični jer vjerujem iz ovog izlaganja gospodina Hahna da Komisija ulaže maksimalne napore. Svi smo svjesni da su to dugoročni procesi i da nije jednostavno mijenjati navike.</text:p>
          </table:table-cell>
        </table:table-row>
        <table:table-row table:style-name="ro1">
          <table:table-cell office:value-type="string" calcext:value-type="string">
            <text:p>http://www.europarl.europa.eu/doceo/document/CRE-8-2018-05-30-INT-3-689-2500_HR.html</text:p>
          </table:table-cell>
          <table:table-cell office:value-type="string" calcext:value-type="string">
            <text:p><text:s/>Implementation of the EU Youth Strategy (debate) HR </text:p>
          </table:table-cell>
          <table:table-cell office:value-type="string" calcext:value-type="string">
            <text:p>30-05-2018</text:p>
          </table:table-cell>
          <table:table-cell table:formula="of:=DATE(VALUE(MID([.C1599]; 7; 4)); VALUE(MID([.C1599]; 4; 2)); VALUE(MID([.C1599]; 1; 2)))" office:value-type="date" office:date-value="2018-05-30" calcext:value-type="date">
            <text:p>05/30/18</text:p>
          </table:table-cell>
          <table:table-cell office:value-type="string" calcext:value-type="string">
            <text:p>  Dubravka Šuica (PPE), <text:s text:c="2"/>napisan. – Gospodarska kriza koja je pogodila Europu 2008. godine ostavila je puno posljedica iza sebe, naročito na mlade. Nakon početka krize bilo je potrebno napraviti rezove i početi provoditi restriktivnu monetarnu politiku. Prve mjere štednje odnosile su se upravo na politiku mladih, odnosno na smanjenje ulaganja u socijalne službe, obrazovanje, nezaposlenost i kulturu. Rezultati istraživanja govore da svakoj trećoj mladoj osobi u Europskoj uniji, od 18-24 godine, prijeti rizik siromaštva ili socijalne isključenosti. Stopa nezaposlenosti mladih je i dalje viša nego što je bila prije krize pa smo tako 2016. imali stopu nezaposlenosti od 18,7%, dok je 2008. stopa nezaposlenosti iznosila 15,6%. </text:p>
          </table:table-cell>
        </table:table-row>
        <table:table-row table:style-name="ro1">
          <table:table-cell office:value-type="string" calcext:value-type="string">
            <text:p>http://www.europarl.europa.eu/doceo/document/CRE-8-2018-06-12-INT-2-063-0000_HR.html</text:p>
          </table:table-cell>
          <table:table-cell office:value-type="string" calcext:value-type="string">
            <text:p><text:s/>Preparation of the European Council meeting of 28 and 29 June 2018 (debate) HR </text:p>
          </table:table-cell>
          <table:table-cell office:value-type="string" calcext:value-type="string">
            <text:p>12-06-2018</text:p>
          </table:table-cell>
          <table:table-cell table:formula="of:=DATE(VALUE(MID([.C1600]; 7; 4)); VALUE(MID([.C1600]; 4; 2)); VALUE(MID([.C1600]; 1; 2)))" office:value-type="date" office:date-value="2018-06-12" calcext:value-type="date">
            <text:p>06/12/18</text:p>
          </table:table-cell>
          <table:table-cell office:value-type="string" calcext:value-type="string">
            <text:p>  Dubravka Šuica (PPE). <text:s text:c="2"/>– Gospođo predsjedavajuća, puno je tema na sljedećem summitu, od Brexita, višegodišnjeg financijskog okvira, obrambene unije. Ali, ipak mi se čini da tema koja će dominirati tom sjednicom jest tema migracija. Migracije nas najviše trebaju zanimati i ja sam uvjerena da se niti jedna zemlja ne može nositi sama s tim problemom i stoga s ovog mjesta apeliram na Europsko vijeće da se konačno upusti u donošenje Dublinske reforme i pravila za azil.</text:p>
          </table:table-cell>
        </table:table-row>
        <table:table-row table:style-name="ro1">
          <table:table-cell office:value-type="string" calcext:value-type="string">
            <text:p>http://www.europarl.europa.eu/doceo/document/CRE-8-2018-06-12-INT-2-369-0000_HR.html</text:p>
          </table:table-cell>
          <table:table-cell office:value-type="string" calcext:value-type="string">
            <text:p><text:s/>Iran nuclear agreement (debate) HR </text:p>
          </table:table-cell>
          <table:table-cell office:value-type="string" calcext:value-type="string">
            <text:p>12-06-2018</text:p>
          </table:table-cell>
          <table:table-cell table:formula="of:=DATE(VALUE(MID([.C1601]; 7; 4)); VALUE(MID([.C1601]; 4; 2)); VALUE(MID([.C1601]; 1; 2)))" office:value-type="date" office:date-value="2018-06-12" calcext:value-type="date">
            <text:p>06/12/18</text:p>
          </table:table-cell>
          <table:table-cell office:value-type="string" calcext:value-type="string">
            <text:p>  Dubravka Šuica (PPE). <text:s text:c="2"/>– Gospodine predsjedavajući, točno je gospođo Morgherini, kao što ste rekli, da je nuklearni sporazum s Iranom stup sigurnosti u ovom području Bliskog istoka. Slažem se s vama. Isto tako se slažem da je uzdrman taj stup sigurnosti izlaskom Sjedinjenih Američkih Država iz tog sporazuma. Jedini put da se zaustavi stvaranje iranske nuklearne bombe bio je upravo ovaj sporazum, i stoga je on u tom dijelu pozitivan. Međutim, činjenica je da postoji veliko kršenje ljudskih prava u Iranu, koje ovdje rijetko spominjemo. </text:p>
          </table:table-cell>
        </table:table-row>
        <table:table-row table:style-name="ro1">
          <table:table-cell office:value-type="string" calcext:value-type="string">
            <text:p>http://www.europarl.europa.eu/doceo/document/CRE-8-2018-06-12-INT-2-371-0000_DE.html</text:p>
          </table:table-cell>
          <table:table-cell office:value-type="string" calcext:value-type="string">
            <text:p><text:s/>Iran nuclear agreement (debate) DE </text:p>
          </table:table-cell>
          <table:table-cell office:value-type="string" calcext:value-type="string">
            <text:p>12-06-2018</text:p>
          </table:table-cell>
          <table:table-cell table:formula="of:=DATE(VALUE(MID([.C1602]; 7; 4)); VALUE(MID([.C1602]; 4; 2)); VALUE(MID([.C1602]; 1; 2)))" office:value-type="date" office:date-value="2018-06-12" calcext:value-type="date">
            <text:p>06/12/18</text:p>
          </table:table-cell>
          <table:table-cell office:value-type="string" calcext:value-type="string">
            <text:p>  Dubravka Šuica (PPE), <text:s text:c="2"/>Antwort auf eine Frage nach dem Verfahren der „blauen Karte“. – Das ist eine interessante Frage.</text:p>
          </table:table-cell>
        </table:table-row>
        <table:table-row table:style-name="ro1">
          <table:table-cell office:value-type="string" calcext:value-type="string">
            <text:p>http://www.europarl.europa.eu/doceo/document/CRE-8-2018-07-03-INT-2-291-0000_HR.html</text:p>
          </table:table-cell>
          <table:table-cell office:value-type="string" calcext:value-type="string">
            <text:p><text:s/>Climate diplomacy (A8-0221/2018 - Arne Lietz, Jo Leinen) HR </text:p>
          </table:table-cell>
          <table:table-cell office:value-type="string" calcext:value-type="string">
            <text:p>03-07-2018</text:p>
          </table:table-cell>
          <table:table-cell table:formula="of:=DATE(VALUE(MID([.C1603]; 7; 4)); VALUE(MID([.C1603]; 4; 2)); VALUE(MID([.C1603]; 1; 2)))" office:value-type="date" office:date-value="2018-07-03" calcext:value-type="date">
            <text:p>07/03/18</text:p>
          </table:table-cell>
          <table:table-cell office:value-type="string" calcext:value-type="string">
            <text:p>  Dubravka Šuica (PPE). <text:s text:c="2"/>– Gospodine predsjedavajući, veseli me što sam mogla biti suizvjestiteljica u sjeni gospodinu Lietzu i gospodinu Leinenu, mislim da je ovo dosta uravnotežen sporazum, odnosno izvješće. Činjenica je da je Pariški sporazum na snazi, da se njegove odredbe trebaju implementirati, što nije u ovom trenutku u svim zemljama na djelu. Potrebna je puno veća koordinacija između država članica i same Unije.</text:p>
          </table:table-cell>
        </table:table-row>
        <table:table-row table:style-name="ro1">
          <table:table-cell office:value-type="string" calcext:value-type="string">
            <text:p>http://www.europarl.europa.eu/doceo/document/CRE-8-2018-09-13-INT-4-074-0000_HR.html</text:p>
          </table:table-cell>
          <table:table-cell office:value-type="string" calcext:value-type="string">
            <text:p><text:s/>Dual quality of products in the Single Market (debate) HR </text:p>
          </table:table-cell>
          <table:table-cell office:value-type="string" calcext:value-type="string">
            <text:p>13-09-2018</text:p>
          </table:table-cell>
          <table:table-cell table:formula="of:=DATE(VALUE(MID([.C1604]; 7; 4)); VALUE(MID([.C1604]; 4; 2)); VALUE(MID([.C1604]; 1; 2)))" office:value-type="date" office:date-value="2018-09-13" calcext:value-type="date">
            <text:p>09/13/18</text:p>
          </table:table-cell>
          <table:table-cell office:value-type="string" calcext:value-type="string">
            <text:p>  Dubravka Šuica (PPE). <text:s text:c="2"/>– Gospodine predsjedavajući, slušajući jutros jezike koji dominiraju u ovoj vijećnici, evidentno je da veliki problem pritišće narode srednje i istočne Europe. Dakle, problem je jasan, diskriminacija je tu sigurno. </text:p>
          </table:table-cell>
        </table:table-row>
        <table:table-row table:style-name="ro1">
          <table:table-cell office:value-type="string" calcext:value-type="string">
            <text:p>http://www.europarl.europa.eu/doceo/document/CRE-8-2018-10-02-INT-2-067-0000_HR.html</text:p>
          </table:table-cell>
          <table:table-cell office:value-type="string" calcext:value-type="string">
            <text:p><text:s/>Preparation of the European Council meeting of 18 and 19 October 2018 (debate) HR </text:p>
          </table:table-cell>
          <table:table-cell office:value-type="string" calcext:value-type="string">
            <text:p>02-10-2018</text:p>
          </table:table-cell>
          <table:table-cell table:formula="of:=DATE(VALUE(MID([.C1605]; 7; 4)); VALUE(MID([.C1605]; 4; 2)); VALUE(MID([.C1605]; 1; 2)))" office:value-type="date" office:date-value="2018-10-02" calcext:value-type="date">
            <text:p>10/02/18</text:p>
          </table:table-cell>
          <table:table-cell office:value-type="string" calcext:value-type="string">
            <text:p>  Dubravka Šuica (PPE). <text:s text:c="2"/>– Gospođo predsjedavajuća, tri su teme koje bi trebale dominirati Europskim vijećem. </text:p>
          </table:table-cell>
        </table:table-row>
        <table:table-row table:style-name="ro1">
          <table:table-cell office:value-type="string" calcext:value-type="string">
            <text:p>http://www.europarl.europa.eu/doceo/document/CRE-8-2018-10-04-INT-4-125-0000_HR.html</text:p>
          </table:table-cell>
          <table:table-cell office:value-type="string" calcext:value-type="string">
            <text:p><text:s/>Mass arbitrary detention of Uyghurs and Kazakhs in the Xinjiang Uyghur Autonomous Region HR </text:p>
          </table:table-cell>
          <table:table-cell office:value-type="string" calcext:value-type="string">
            <text:p>04-10-2018</text:p>
          </table:table-cell>
          <table:table-cell table:formula="of:=DATE(VALUE(MID([.C1606]; 7; 4)); VALUE(MID([.C1606]; 4; 2)); VALUE(MID([.C1606]; 1; 2)))" office:value-type="date" office:date-value="2018-10-04" calcext:value-type="date">
            <text:p>10/04/18</text:p>
          </table:table-cell>
          <table:table-cell office:value-type="string" calcext:value-type="string">
            <text:p>  Dubravka Šuica (PPE). <text:s text:c="2"/>– Gospodine predsjedavajući, pozdravljam ovu Rezoluciju koja je izraz naše zabrinutosti oko stanja ljudskih prava u Kini. </text:p>
          </table:table-cell>
        </table:table-row>
        <table:table-row table:style-name="ro1">
          <table:table-cell office:value-type="string" calcext:value-type="string">
            <text:p>http://www.europarl.europa.eu/doceo/document/CRE-8-2018-10-23-INT-2-274-0000_HR.html</text:p>
          </table:table-cell>
          <table:table-cell office:value-type="string" calcext:value-type="string">
            <text:p><text:s/>Quality of water intended for human consumption (A8-0288/2018 - Michel Dantin) HR </text:p>
          </table:table-cell>
          <table:table-cell office:value-type="string" calcext:value-type="string">
            <text:p>23-10-2018</text:p>
          </table:table-cell>
          <table:table-cell table:formula="of:=DATE(VALUE(MID([.C1607]; 7; 4)); VALUE(MID([.C1607]; 4; 2)); VALUE(MID([.C1607]; 1; 2)))" office:value-type="date" office:date-value="2018-10-23" calcext:value-type="date">
            <text:p>10/23/18</text:p>
          </table:table-cell>
          <table:table-cell office:value-type="string" calcext:value-type="string">
            <text:p>  Dubravka Šuica (PPE). <text:s text:c="2"/>– Gospođo predsjedavajuća, ovo je prva građanska inicijativa nakon Lisabonskog sporazuma koja je zaista uspjela, koja je prikupila više od 1 800 000 potpisa i koju smo kao Parlament ozbiljno uzeli u razmatranje.</text:p>
          </table:table-cell>
        </table:table-row>
        <table:table-row table:style-name="ro1">
          <table:table-cell office:value-type="string" calcext:value-type="string">
            <text:p>http://www.europarl.europa.eu/doceo/document/CRE-8-2018-10-23-INT-2-586-0000_HR.html</text:p>
          </table:table-cell>
          <table:table-cell office:value-type="string" calcext:value-type="string">
            <text:p><text:s/>Establishment, operation and use of the Schengen Information System in the field of border checks - Establishment, operation and use of the Schengen Information System in the field of police cooperation and judicial cooperation in criminal matters - Use of the Schengen Information System for the return of </text:p>
          </table:table-cell>
          <table:table-cell office:value-type="string" calcext:value-type="string">
            <text:p>23-10-2018</text:p>
          </table:table-cell>
          <table:table-cell table:formula="of:=DATE(VALUE(MID([.C1608]; 7; 4)); VALUE(MID([.C1608]; 4; 2)); VALUE(MID([.C1608]; 1; 2)))" office:value-type="date" office:date-value="2018-10-23" calcext:value-type="date">
            <text:p>10/23/18</text:p>
          </table:table-cell>
          <table:table-cell office:value-type="string" calcext:value-type="string">
            <text:p>  Dubravka Šuica (PPE). <text:s text:c="2"/>– Gospodine predsjedavajući, znamo da je Schengen jedna od velikih uspješnih europskih priča, ali, svakako, i ta priča treba doživjeti nadogradnju da bi naši građani bili mirni i mogli živjeti u potpunoj slobodi i koristiti tu slobodu kretanja.</text:p>
          </table:table-cell>
        </table:table-row>
        <table:table-row table:style-name="ro1">
          <table:table-cell office:value-type="string" calcext:value-type="string">
            <text:p>http://www.europarl.europa.eu/doceo/document/CRE-8-2018-10-24-INT-3-278-0000_HR.html</text:p>
          </table:table-cell>
          <table:table-cell office:value-type="string" calcext:value-type="string">
            <text:p><text:s/>Reduction of the impact of certain plastic products on the environment (A8-0317/2018 - Frédérique Ries) HR </text:p>
          </table:table-cell>
          <table:table-cell office:value-type="string" calcext:value-type="string">
            <text:p>24-10-2018</text:p>
          </table:table-cell>
          <table:table-cell table:formula="of:=DATE(VALUE(MID([.C1609]; 7; 4)); VALUE(MID([.C1609]; 4; 2)); VALUE(MID([.C1609]; 1; 2)))" office:value-type="date" office:date-value="2018-10-24" calcext:value-type="date">
            <text:p>10/24/18</text:p>
          </table:table-cell>
          <table:table-cell office:value-type="string" calcext:value-type="string">
            <text:p>  Dubravka Šuica (PPE). <text:s text:c="2"/>– Gospodine predsjedavajući, podržala sam, naravno, ovaj prijedlog Europske komisije, jer ga smatram jako dobrim za zaštitu našeg planeta, prije svega našeg mora. Smatram da je izvrstan prijedlog za jednokratnu uporabu plastike, ali naravno da trebamo naći alternativne načine proizvodnje kako bismo zamijenili ove proizvode o kojima ovdje govorimo. </text:p>
          </table:table-cell>
        </table:table-row>
        <table:table-row table:style-name="ro1">
          <table:table-cell office:value-type="string" calcext:value-type="string">
            <text:p>http://www.europarl.europa.eu/doceo/document/CRE-8-2018-11-12-INT-1-184-5000_HR.html</text:p>
          </table:table-cell>
          <table:table-cell office:value-type="string" calcext:value-type="string">
            <text:p><text:s/>Digitalisation for development: reducing poverty through technology (short presentation) HR </text:p>
          </table:table-cell>
          <table:table-cell office:value-type="string" calcext:value-type="string">
            <text:p>12-11-2018</text:p>
          </table:table-cell>
          <table:table-cell table:formula="of:=DATE(VALUE(MID([.C1610]; 7; 4)); VALUE(MID([.C1610]; 4; 2)); VALUE(MID([.C1610]; 1; 2)))" office:value-type="date" office:date-value="2018-11-12" calcext:value-type="date">
            <text:p>11/12/18</text:p>
          </table:table-cell>
          <table:table-cell office:value-type="string" calcext:value-type="string">
            <text:p>  Dubravka Šuica (PPE), <text:s text:c="2"/>napisan. – Digitalizacija danas predstavlja ključ za održivi razvoj te utječe na sve segmente ljudskih života. Potrebno je premostiti tehnološke podjele koje dovode do društvene nejednakosti te omogućiti pristup internetu širokoj masi kako bi svi ljudi bili jednako informirani te mogli komunicirati međusobno. Tehnološki napredak i digitalizacija moraju biti suština svih razvojnih politika. Uključivanje novih ljudi u donošenje odluka i razmjenu informacija pomoći će razvoju i napretku svijeta. </text:p>
          </table:table-cell>
        </table:table-row>
        <table:table-row table:style-name="ro1">
          <table:table-cell office:value-type="string" calcext:value-type="string">
            <text:p>http://www.europarl.europa.eu/doceo/document/CRE-8-2018-11-13-INT-2-214-0000_HR.html</text:p>
          </table:table-cell>
          <table:table-cell office:value-type="string" calcext:value-type="string">
            <text:p><text:s/>Multiannual plan for small pelagic stocks in the Adriatic Sea and the fisheries exploiting those stocks (A8-0337/2018 - Ruža Tomašić) HR </text:p>
          </table:table-cell>
          <table:table-cell office:value-type="string" calcext:value-type="string">
            <text:p>13-11-2018</text:p>
          </table:table-cell>
          <table:table-cell table:formula="of:=DATE(VALUE(MID([.C1611]; 7; 4)); VALUE(MID([.C1611]; 4; 2)); VALUE(MID([.C1611]; 1; 2)))" office:value-type="date" office:date-value="2018-11-13" calcext:value-type="date">
            <text:p>11/13/18</text:p>
          </table:table-cell>
          <table:table-cell office:value-type="string" calcext:value-type="string">
            <text:p>  Dubravka Šuica (PPE). <text:s text:c="2"/>– Poštovani predsjedavajući, ovo je prilika da naglasim da sam podržala ovo izvješće izvjestiteljice i svih onih koji su radili u Odboru za ribarstvo na ovoj temi.</text:p>
          </table:table-cell>
        </table:table-row>
        <table:table-row table:style-name="ro1">
          <table:table-cell office:value-type="string" calcext:value-type="string">
            <text:p>http://www.europarl.europa.eu/doceo/document/CRE-8-2018-11-14-INT-3-412-0000_HR.html</text:p>
          </table:table-cell>
          <table:table-cell office:value-type="string" calcext:value-type="string">
            <text:p><text:s/>Increasing EU resilience against the influence of foreign actors on the upcoming EP election campaign (topical debate) HR </text:p>
          </table:table-cell>
          <table:table-cell office:value-type="string" calcext:value-type="string">
            <text:p>14-11-2018</text:p>
          </table:table-cell>
          <table:table-cell table:formula="of:=DATE(VALUE(MID([.C1612]; 7; 4)); VALUE(MID([.C1612]; 4; 2)); VALUE(MID([.C1612]; 1; 2)))" office:value-type="date" office:date-value="2018-11-14" calcext:value-type="date">
            <text:p>11/14/18</text:p>
          </table:table-cell>
          <table:table-cell office:value-type="string" calcext:value-type="string">
            <text:p>  Dubravka Šuica (PPE). <text:s text:c="2"/>– Poštovani predsjedavajući, gospodo povjerenici, hvala vam što pratite ovu raspravu i što se borite protiv podrivanja europskog projekta. Ova rasprava je došla u pravo vrijeme, u osvit europskih izbora i smatram da trebamo skrenuti pozornost na nju. </text:p>
          </table:table-cell>
        </table:table-row>
        <table:table-row table:style-name="ro1">
          <table:table-cell office:value-type="string" calcext:value-type="string">
            <text:p>http://www.europarl.europa.eu/doceo/document/CRE-8-2018-11-15-INT-4-066-0000_HR.html</text:p>
          </table:table-cell>
          <table:table-cell office:value-type="string" calcext:value-type="string">
            <text:p><text:s/>Lyme disease (Borreliosis) (debate) HR </text:p>
          </table:table-cell>
          <table:table-cell office:value-type="string" calcext:value-type="string">
            <text:p>15-11-2018</text:p>
          </table:table-cell>
          <table:table-cell table:formula="of:=DATE(VALUE(MID([.C1613]; 7; 4)); VALUE(MID([.C1613]; 4; 2)); VALUE(MID([.C1613]; 1; 2)))" office:value-type="date" office:date-value="2018-11-15" calcext:value-type="date">
            <text:p>11/15/18</text:p>
          </table:table-cell>
          <table:table-cell office:value-type="string" calcext:value-type="string">
            <text:p>  Dubravka Šuica (PPE). – <text:s text:c="2"/>Poštovani predsjedavajući, drago mi je da je ovo pitanje došlo na dnevni red jer, zaista, lajmska bolest predstavlja veliku opasnost za zdravlje. Kao što znamo simptomi se ponekad jako kasno uočavaju i problem je s dijagnostikom. Moramo učiniti sve, kao što je gospođa Jourová rekla, da radimo na istraživanju te bolesti, ne samo bolesti nego i cjepiva. Čuli smo da nema cjepiva i to je osnovni problem. Čuli smo da postoje različite prakse u različitim zemljama, znači, moramo ujednačiti prakse liječenja. </text:p>
          </table:table-cell>
        </table:table-row>
        <table:table-row table:style-name="ro1">
          <table:table-cell office:value-type="string" calcext:value-type="string">
            <text:p>http://www.europarl.europa.eu/doceo/document/CRE-8-2018-11-28-INT-1-219-0000_HR.html</text:p>
          </table:table-cell>
          <table:table-cell office:value-type="string" calcext:value-type="string">
            <text:p><text:s/>2018 Report on Kosovo (debate) HR </text:p>
          </table:table-cell>
          <table:table-cell office:value-type="string" calcext:value-type="string">
            <text:p>28-11-2018</text:p>
          </table:table-cell>
          <table:table-cell table:formula="of:=DATE(VALUE(MID([.C1614]; 7; 4)); VALUE(MID([.C1614]; 4; 2)); VALUE(MID([.C1614]; 1; 2)))" office:value-type="date" office:date-value="2018-11-28" calcext:value-type="date">
            <text:p>11/28/18</text:p>
          </table:table-cell>
          <table:table-cell office:value-type="string" calcext:value-type="string">
            <text:p>  Dubravka Šuica (PPE). <text:s text:c="2"/>– Poštovani predsjedavajući, želim se nakratko priključiti ovoj raspravi budući da sam bila izvjestiteljica u sjeni ovoga izvješća, ujedno sam i nekoliko puta, kao članica delegacije, posjetila Kosovo. Poznato mi je stanje u regiji, poznato mi je stanje na Kosovu. </text:p>
          </table:table-cell>
        </table:table-row>
        <table:table-row table:style-name="ro1">
          <table:table-cell office:value-type="string" calcext:value-type="string">
            <text:p>http://www.europarl.europa.eu/doceo/document/CRE-8-2018-12-11-INT-2-251-0000_HR.html</text:p>
          </table:table-cell>
          <table:table-cell office:value-type="string" calcext:value-type="string">
            <text:p><text:s/>Establishing a Programme for the Environment and Climate Action (LIFE) (A8-0397/2018 - Gerben-Jan Gerbrandy) HR </text:p>
          </table:table-cell>
          <table:table-cell office:value-type="string" calcext:value-type="string">
            <text:p>11-12-2018</text:p>
          </table:table-cell>
          <table:table-cell table:formula="of:=DATE(VALUE(MID([.C1615]; 7; 4)); VALUE(MID([.C1615]; 4; 2)); VALUE(MID([.C1615]; 1; 2)))" office:value-type="date" office:date-value="2018-12-11" calcext:value-type="date">
            <text:p>12/11/18</text:p>
          </table:table-cell>
          <table:table-cell office:value-type="string" calcext:value-type="string">
            <text:p>  Dubravka Šuica (PPE). <text:s text:c="2"/>– Gospodine predsjedavajući, hvala Vam lijepa. Kao supredsjedateljica radne skupine o LIFE-u snažno sam podržala ovo izvješće jer smatram da zaštita okoliša nikako ne smije biti prepreka gospodarskom rastu i zapošljavanju, baš suprotno.</text:p>
          </table:table-cell>
        </table:table-row>
        <table:table-row table:style-name="ro1">
          <table:table-cell office:value-type="string" calcext:value-type="string">
            <text:p>http://www.europarl.europa.eu/doceo/document/CRE-8-2018-12-11-INT-2-277-0000_HR.html</text:p>
          </table:table-cell>
          <table:table-cell office:value-type="string" calcext:value-type="string">
            <text:p><text:s/>Protection of workers from the risks related to exposure to carcinogens or mutagens at work (A8-0142/2018 - Claude Rolin) HR </text:p>
          </table:table-cell>
          <table:table-cell office:value-type="string" calcext:value-type="string">
            <text:p>11-12-2018</text:p>
          </table:table-cell>
          <table:table-cell table:formula="of:=DATE(VALUE(MID([.C1616]; 7; 4)); VALUE(MID([.C1616]; 4; 2)); VALUE(MID([.C1616]; 1; 2)))" office:value-type="date" office:date-value="2018-12-11" calcext:value-type="date">
            <text:p>12/11/18</text:p>
          </table:table-cell>
          <table:table-cell office:value-type="string" calcext:value-type="string">
            <text:p>  Dubravka Šuica (PPE). <text:s text:c="2"/>– Gospodine predsjedavajući, hvala Vam lijepa. Ovaj Prijedlog direktive danas sam također snažno podržala glasovanjem. </text:p>
          </table:table-cell>
        </table:table-row>
        <table:table-row table:style-name="ro1">
          <table:table-cell office:value-type="string" calcext:value-type="string">
            <text:p>http://www.europarl.europa.eu/doceo/document/CRE-8-2018-12-11-INT-2-524-0000_HR.html</text:p>
          </table:table-cell>
          <table:table-cell office:value-type="string" calcext:value-type="string">
            <text:p><text:s/>Findings and recommendations of the Special Committee on Terrorism (debate) HR </text:p>
          </table:table-cell>
          <table:table-cell office:value-type="string" calcext:value-type="string">
            <text:p>11-12-2018</text:p>
          </table:table-cell>
          <table:table-cell table:formula="of:=DATE(VALUE(MID([.C1617]; 7; 4)); VALUE(MID([.C1617]; 4; 2)); VALUE(MID([.C1617]; 1; 2)))" office:value-type="date" office:date-value="2018-12-11" calcext:value-type="date">
            <text:p>12/11/18</text:p>
          </table:table-cell>
          <table:table-cell office:value-type="string" calcext:value-type="string">
            <text:p>  Dubravka Šuica (PPE). <text:s text:c="2"/>– Poštovana predsjedavajuća, nakon niza terorističkih napada na europskom teritoriju proteklih godina građani Europske unije su i nadalje najviše zabrinuti za svoju sigurnost i sigurnost svojih najbližih. Smatram da ovo izvješće gospođe Hohlmeier i gospođe Stevens najviše odgovara na molbe naših građana i smatram da će omogućiti bolje razumijevanje terorističke prijetnje u svim kriznim područjima. </text:p>
          </table:table-cell>
        </table:table-row>
        <table:table-row table:style-name="ro1">
          <table:table-cell office:value-type="string" calcext:value-type="string">
            <text:p>http://www.europarl.europa.eu/doceo/document/CRE-8-2018-12-13-INT-4-012-0000_HR.html</text:p>
          </table:table-cell>
          <table:table-cell office:value-type="string" calcext:value-type="string">
            <text:p><text:s/>Situation of migrants at the EU border in Bosnia and Herzegovina (debate) HR </text:p>
          </table:table-cell>
          <table:table-cell office:value-type="string" calcext:value-type="string">
            <text:p>13-12-2018</text:p>
          </table:table-cell>
          <table:table-cell table:formula="of:=DATE(VALUE(MID([.C1618]; 7; 4)); VALUE(MID([.C1618]; 4; 2)); VALUE(MID([.C1618]; 1; 2)))" office:value-type="date" office:date-value="2018-12-13" calcext:value-type="date">
            <text:p>12/13/18</text:p>
          </table:table-cell>
          <table:table-cell office:value-type="string" calcext:value-type="string">
            <text:p>  Dubravka Šuica, <text:s text:c="2"/>u ime kluba PPE. – Gospodine predsjedavajući, nadam se gospodine povjereniče da ste svjesni toga da je Hrvatska granica najduža granica Europske unije, s Bosnom i Hercegovinom gotovo 1000 kilometara, sveukupno 1300 kilometara, i da se upravo pripremamo za ulazak u Schengenski sustav. Dakle, hrvatska policija radi maksimalno sve sukladno propisima kako bi osigurala Hrvatskoj mogućnost ulaska u schengensku zonu, istovremeno trudeći se poštovati sve međunarodne propise i sva pravila. </text:p>
          </table:table-cell>
        </table:table-row>
        <table:table-row table:style-name="ro1">
          <table:table-cell office:value-type="string" calcext:value-type="string">
            <text:p>http://www.europarl.europa.eu/doceo/document/CRE-8-2018-12-13-INT-4-020-0000_HR.html</text:p>
          </table:table-cell>
          <table:table-cell office:value-type="string" calcext:value-type="string">
            <text:p><text:s/>Situation of migrants at the EU border in Bosnia and Herzegovina (debate) HR </text:p>
          </table:table-cell>
          <table:table-cell office:value-type="string" calcext:value-type="string">
            <text:p>13-12-2018</text:p>
          </table:table-cell>
          <table:table-cell table:formula="of:=DATE(VALUE(MID([.C1619]; 7; 4)); VALUE(MID([.C1619]; 4; 2)); VALUE(MID([.C1619]; 1; 2)))" office:value-type="date" office:date-value="2018-12-13" calcext:value-type="date">
            <text:p>12/13/18</text:p>
          </table:table-cell>
          <table:table-cell office:value-type="string" calcext:value-type="string">
            <text:p>  Dubravka Šuica (PPE), <text:s text:c="2"/>pitanje koje je podizanjem plave kartice postavila. – Poštovani predsjedavajući, imam pitanje za gospođu Guzmán, prateći njezino izlaganje i aktivizam u posljednjih nekoliko mjeseci o ovoj temi. </text:p>
          </table:table-cell>
        </table:table-row>
        <table:table-row table:style-name="ro1">
          <table:table-cell office:value-type="string" calcext:value-type="string">
            <text:p>http://www.europarl.europa.eu/doceo/document/CRE-8-2019-01-15-INT-2-341-0000_HR.html</text:p>
          </table:table-cell>
          <table:table-cell office:value-type="string" calcext:value-type="string">
            <text:p><text:s/>Presentation of the programme of activities of the Romanian Presidency (debate) HR </text:p>
          </table:table-cell>
          <table:table-cell office:value-type="string" calcext:value-type="string">
            <text:p>15-01-2019</text:p>
          </table:table-cell>
          <table:table-cell table:formula="of:=DATE(VALUE(MID([.C1620]; 7; 4)); VALUE(MID([.C1620]; 4; 2)); VALUE(MID([.C1620]; 1; 2)))" office:value-type="date" office:date-value="2019-01-15" calcext:value-type="date">
            <text:p>01/15/19</text:p>
          </table:table-cell>
          <table:table-cell office:value-type="string" calcext:value-type="string">
            <text:p>  Dubravka Šuica (PPE). <text:s text:c="2"/>– Poštovani predsjedavajući, poštovana predsjednice rumunjske vlade, drago mi je da ste danas ovdje i da je prvo rumunjsko predsjedanje na djelu; a time je počelo i predsjedanje prvog trija, ovog trija u kojemu sudjeluje i moja zemlja, Hrvatska, i nadam se da ćemo dobro surađivati.</text:p>
          </table:table-cell>
        </table:table-row>
        <table:table-row table:style-name="ro1">
          <table:table-cell office:value-type="string" calcext:value-type="string">
            <text:p>http://www.europarl.europa.eu/doceo/document/CRE-8-2019-01-15-INT-2-490-8750_HR.html</text:p>
          </table:table-cell>
          <table:table-cell office:value-type="string" calcext:value-type="string">
            <text:p><text:s/>Establishing the InvestEU Programme (debate) HR </text:p>
          </table:table-cell>
          <table:table-cell office:value-type="string" calcext:value-type="string">
            <text:p>15-01-2019</text:p>
          </table:table-cell>
          <table:table-cell table:formula="of:=DATE(VALUE(MID([.C1621]; 7; 4)); VALUE(MID([.C1621]; 4; 2)); VALUE(MID([.C1621]; 1; 2)))" office:value-type="date" office:date-value="2019-01-15" calcext:value-type="date">
            <text:p>01/15/19</text:p>
          </table:table-cell>
          <table:table-cell office:value-type="string" calcext:value-type="string">
            <text:p>  Dubravka Šuica (PPE), <text:s text:c="2"/>napisan. – Komisija je 6. lipnja 2018. predstavila svoj prijedlog o uspostavi programa InvestEU čiji je glavni cilj zajamčiti potporu ulaganjima i pristupu financiranja u EU-u. InvestEU počiva na uspjehu EFSU-a koji je osnovan nakon financijske krize, a postao je odskočna daska za ulaganja u područjima gospodarstva kojima su ona bila najpotrebnija. </text:p>
          </table:table-cell>
        </table:table-row>
        <table:table-row table:style-name="ro1">
          <table:table-cell office:value-type="string" calcext:value-type="string">
            <text:p>http://www.europarl.europa.eu/doceo/document/CRE-8-2019-01-16-INT-3-216-0000_HR.html</text:p>
          </table:table-cell>
          <table:table-cell office:value-type="string" calcext:value-type="string">
            <text:p><text:s/>European Social Fund Plus (ESF+) (A8-0461/2018 - Verónica Lope Fontagné) HR </text:p>
          </table:table-cell>
          <table:table-cell office:value-type="string" calcext:value-type="string">
            <text:p>16-01-2019</text:p>
          </table:table-cell>
          <table:table-cell table:formula="of:=DATE(VALUE(MID([.C1622]; 7; 4)); VALUE(MID([.C1622]; 4; 2)); VALUE(MID([.C1622]; 1; 2)))" office:value-type="date" office:date-value="2019-01-16" calcext:value-type="date">
            <text:p>01/16/19</text:p>
          </table:table-cell>
          <table:table-cell office:value-type="string" calcext:value-type="string">
            <text:p>  Dubravka Šuica (PPE). <text:s text:c="2"/>– Poštovani predsjedavajući, pozdravljam ovaj prijedlog Europske komisije o Europskom socijalnom fondu plus za razdoblje od 2021. do 2027. </text:p>
          </table:table-cell>
        </table:table-row>
        <table:table-row table:style-name="ro1">
          <table:table-cell office:value-type="string" calcext:value-type="string">
            <text:p>http://www.europarl.europa.eu/doceo/document/CRE-8-2019-01-16-INT-3-238-0000_HR.html</text:p>
          </table:table-cell>
          <table:table-cell office:value-type="string" calcext:value-type="string">
            <text:p><text:s/>Specific provisions for the European territorial cooperation goal (Interreg) (A8-0470/2018 - Pascal Arimont) HR </text:p>
          </table:table-cell>
          <table:table-cell office:value-type="string" calcext:value-type="string">
            <text:p>16-01-2019</text:p>
          </table:table-cell>
          <table:table-cell table:formula="of:=DATE(VALUE(MID([.C1623]; 7; 4)); VALUE(MID([.C1623]; 4; 2)); VALUE(MID([.C1623]; 1; 2)))" office:value-type="date" office:date-value="2019-01-16" calcext:value-type="date">
            <text:p>01/16/19</text:p>
          </table:table-cell>
          <table:table-cell office:value-type="string" calcext:value-type="string">
            <text:p>  Dubravka Šuica (PPE). <text:s text:c="2"/>– Poštovani predsjedavajući, moj interes za ovu temu proizlazi iz činjenice što sam bila izvjestiteljica u sjeni za mišljenje Odbora za vanjske poslove za ovu temu. </text:p>
          </table:table-cell>
        </table:table-row>
        <table:table-row table:style-name="ro1">
          <table:table-cell office:value-type="string" calcext:value-type="string">
            <text:p>http://www.europarl.europa.eu/doceo/document/CRE-8-2019-01-16-INT-3-265-0000_HR.html</text:p>
          </table:table-cell>
          <table:table-cell office:value-type="string" calcext:value-type="string">
            <text:p><text:s/>Union’s authorisation procedure for pesticides (A8-0475/2018 - Norbert Lins, Bart Staes) HR </text:p>
          </table:table-cell>
          <table:table-cell office:value-type="string" calcext:value-type="string">
            <text:p>16-01-2019</text:p>
          </table:table-cell>
          <table:table-cell table:formula="of:=DATE(VALUE(MID([.C1624]; 7; 4)); VALUE(MID([.C1624]; 4; 2)); VALUE(MID([.C1624]; 1; 2)))" office:value-type="date" office:date-value="2019-01-16" calcext:value-type="date">
            <text:p>01/16/19</text:p>
          </table:table-cell>
          <table:table-cell office:value-type="string" calcext:value-type="string">
            <text:p>  Dubravka Šuica (PPE). <text:s text:c="2"/>– Poštovani predsjedavajući, zabrinutost zbog prekomjerne upotrebe glifosata rezultirala je osnivanjem ad hoc Odbora protiv upotrebe pesticida.</text:p>
          </table:table-cell>
        </table:table-row>
        <table:table-row table:style-name="ro1">
          <table:table-cell office:value-type="string" calcext:value-type="string">
            <text:p>http://www.europarl.europa.eu/doceo/document/CRE-8-2019-02-12-INT-2-511-0000_HR.html</text:p>
          </table:table-cell>
          <table:table-cell office:value-type="string" calcext:value-type="string">
            <text:p><text:s/>2018 Report on Bosnia and Herzegovina (debate) HR </text:p>
          </table:table-cell>
          <table:table-cell office:value-type="string" calcext:value-type="string">
            <text:p>12-02-2019</text:p>
          </table:table-cell>
          <table:table-cell table:formula="of:=DATE(VALUE(MID([.C1625]; 7; 4)); VALUE(MID([.C1625]; 4; 2)); VALUE(MID([.C1625]; 1; 2)))" office:value-type="date" office:date-value="2019-02-12" calcext:value-type="date">
            <text:p>02/12/19</text:p>
          </table:table-cell>
          <table:table-cell office:value-type="string" calcext:value-type="string">
            <text:p>  Dubravka Šuica, <text:s text:c="2"/>u ime kluba PPE. – Poštovani predsjedavajući, najprije želim zahvaliti Komisiji, povjereniku Hahnu na velikom zalaganju za Bosnu i Hercegovinu; naravno i našemu izvjestitelju, gospodinu Predi. </text:p>
          </table:table-cell>
        </table:table-row>
        <table:table-row table:style-name="ro1">
          <table:table-cell office:value-type="string" calcext:value-type="string">
            <text:p>http://www.europarl.europa.eu/doceo/document/CRE-8-2019-02-12-INT-2-665-0000_HR.html</text:p>
          </table:table-cell>
          <table:table-cell office:value-type="string" calcext:value-type="string">
            <text:p><text:s/>Experiencing backlash in women’s rights and gender equality in the EU (debate) HR </text:p>
          </table:table-cell>
          <table:table-cell office:value-type="string" calcext:value-type="string">
            <text:p>12-02-2019</text:p>
          </table:table-cell>
          <table:table-cell table:formula="of:=DATE(VALUE(MID([.C1626]; 7; 4)); VALUE(MID([.C1626]; 4; 2)); VALUE(MID([.C1626]; 1; 2)))" office:value-type="date" office:date-value="2019-02-12" calcext:value-type="date">
            <text:p>02/12/19</text:p>
          </table:table-cell>
          <table:table-cell office:value-type="string" calcext:value-type="string">
            <text:p>  Dubravka Šuica (PPE). <text:s text:c="2"/>– Poštovani predsjedavajući, jačanje ženskih prava i ravnopravnost spolova temeljno je pravo Europske unije i složila bih se sa svima onima koji kažu da dolazi do nazadovanja u pojedinim pravima žena.</text:p>
          </table:table-cell>
        </table:table-row>
        <table:table-row table:style-name="ro1">
          <table:table-cell office:value-type="string" calcext:value-type="string">
            <text:p>http://www.europarl.europa.eu/doceo/document/CRE-8-2019-02-12-INT-2-696-0000_HR.html</text:p>
          </table:table-cell>
          <table:table-cell office:value-type="string" calcext:value-type="string">
            <text:p><text:s/>Policy challenges and strategies against women's cancers and related comorbidities (debate) HR </text:p>
          </table:table-cell>
          <table:table-cell office:value-type="string" calcext:value-type="string">
            <text:p>12-02-2019</text:p>
          </table:table-cell>
          <table:table-cell table:formula="of:=DATE(VALUE(MID([.C1627]; 7; 4)); VALUE(MID([.C1627]; 4; 2)); VALUE(MID([.C1627]; 1; 2)))" office:value-type="date" office:date-value="2019-02-12" calcext:value-type="date">
            <text:p>02/12/19</text:p>
          </table:table-cell>
          <table:table-cell office:value-type="string" calcext:value-type="string">
            <text:p>  Dubravka Šuica (PPE). <text:s text:c="2"/>– Gospođo predsjedavajuća, prevažna je ova tema i žao mi je što raspravljamo o njoj u kasne sate. Vlada prava epidemija karcinoma diljem svijeta, posebno u Europskoj uniji. Čuli smo različite statistike koje idu u prilog ovoj tezi i važno je napomenuti i podsjetiti da ovdje u ovom Parlamentu djeluje naša skupina, Zastupnici protiv raka, koju predvodi gospodi Peterle i u koju su se mnogi od nas uključili i upravo je plod našeg rada ovaj manifest o kojem ste govorili, gospodine povjereniče. Mislim da je taj manifest važan za borbu protiv raka i definitivno moramo imati jednoliko europsko rješenje. </text:p>
          </table:table-cell>
        </table:table-row>
        <table:table-row table:style-name="ro1">
          <table:table-cell office:value-type="string" calcext:value-type="string">
            <text:p>http://www.europarl.europa.eu/doceo/document/CRE-8-2019-02-12-INT-2-724-0000_HR.html</text:p>
          </table:table-cell>
          <table:table-cell office:value-type="string" calcext:value-type="string">
            <text:p><text:s/>Use of cannabis for medicinal purposes (debate) HR </text:p>
          </table:table-cell>
          <table:table-cell office:value-type="string" calcext:value-type="string">
            <text:p>12-02-2019</text:p>
          </table:table-cell>
          <table:table-cell table:formula="of:=DATE(VALUE(MID([.C1628]; 7; 4)); VALUE(MID([.C1628]; 4; 2)); VALUE(MID([.C1628]; 1; 2)))" office:value-type="date" office:date-value="2019-02-12" calcext:value-type="date">
            <text:p>02/12/19</text:p>
          </table:table-cell>
          <table:table-cell office:value-type="string" calcext:value-type="string">
            <text:p>  Dubravka Šuica, <text:s text:c="2"/>izvjestiteljica. – Poštovana predsjedavajuća, u protekloj godini veliki dio moga rada u Parlamentu posebno je bio usmjeren na javno zdravlje, borbu protiv raka, podizanje svijesti javnosti i pristup medicinskim uslugama i lijekovima. </text:p>
          </table:table-cell>
        </table:table-row>
        <table:table-row table:style-name="ro1">
          <table:table-cell office:value-type="string" calcext:value-type="string">
            <text:p>http://www.europarl.europa.eu/doceo/document/CRE-8-2019-02-13-INT-3-489-0000_EN.html</text:p>
          </table:table-cell>
          <table:table-cell office:value-type="string" calcext:value-type="string">
            <text:p><text:s/>Use of cannabis for medicinal purposes (B8-0071/2019) (vote) </text:p>
          </table:table-cell>
          <table:table-cell office:value-type="string" calcext:value-type="string">
            <text:p>13-02-2019</text:p>
          </table:table-cell>
          <table:table-cell table:formula="of:=DATE(VALUE(MID([.C1629]; 7; 4)); VALUE(MID([.C1629]; 4; 2)); VALUE(MID([.C1629]; 1; 2)))" office:value-type="date" office:date-value="2019-02-13" calcext:value-type="date">
            <text:p>02/13/19</text:p>
          </table:table-cell>
          <table:table-cell office:value-type="string" calcext:value-type="string">
            <text:p>  Dubravka Šuica, <text:s text:c="2"/>on behalf of the PPE Group. – Mr President, on behalf of the PPE Group, I object to this oral amendment. </text:p>
          </table:table-cell>
        </table:table-row>
        <table:table-row table:style-name="ro1">
          <table:table-cell office:value-type="string" calcext:value-type="string">
            <text:p>http://www.europarl.europa.eu/doceo/document/CRE-8-2019-03-12-INT-2-564-0000_HR.html</text:p>
          </table:table-cell>
          <table:table-cell office:value-type="string" calcext:value-type="string">
            <text:p><text:s/>Follow up taken by the EEAS two years after the EP Report on EU strategic communication to counteract propaganda against it by third parties (debate) HR </text:p>
          </table:table-cell>
          <table:table-cell office:value-type="string" calcext:value-type="string">
            <text:p>12-03-2019</text:p>
          </table:table-cell>
          <table:table-cell table:formula="of:=DATE(VALUE(MID([.C1630]; 7; 4)); VALUE(MID([.C1630]; 4; 2)); VALUE(MID([.C1630]; 1; 2)))" office:value-type="date" office:date-value="2019-03-12" calcext:value-type="date">
            <text:p>03/12/19</text:p>
          </table:table-cell>
          <table:table-cell office:value-type="string" calcext:value-type="string">
            <text:p>  Dubravka Šuica (PPE). <text:s text:c="2"/>– Gospodine predsjedavajući, u svakom sam slučaju zabrinuta zbog dezinformacija koje u posljednje vrijeme kolaju po Europskoj uniji, a koje dolaze od strane trećih zemalja. Svakako se trebamo zabrinuti. Stoga maksimalno podržavam ovo izvješće koje vodi računa o tome da se na neki način koordinirano borimo protiv takvih dezinformacija. Razumijem da borba treba biti na nacionalnoj razini, ali s obzirom na to da internet ima prekograničnu dimenziju, sigurna sam da trebamo razmjenjivati najbolje prakse i dogovarati se. </text:p>
          </table:table-cell>
        </table:table-row>
        <table:table-row table:style-name="ro1">
          <table:table-cell office:value-type="string" calcext:value-type="string">
            <text:p>http://www.europarl.europa.eu/doceo/document/CRE-8-2019-03-13-INT-3-089-0000_HR.html</text:p>
          </table:table-cell>
          <table:table-cell office:value-type="string" calcext:value-type="string">
            <text:p><text:s/>Preparation of the European Council meeting of 21 and 22 March 2019 and UK’s withdrawal from the EU (debate) HR </text:p>
          </table:table-cell>
          <table:table-cell office:value-type="string" calcext:value-type="string">
            <text:p>13-03-2019</text:p>
          </table:table-cell>
          <table:table-cell table:formula="of:=DATE(VALUE(MID([.C1631]; 7; 4)); VALUE(MID([.C1631]; 4; 2)); VALUE(MID([.C1631]; 1; 2)))" office:value-type="date" office:date-value="2019-03-13" calcext:value-type="date">
            <text:p>03/13/19</text:p>
          </table:table-cell>
          <table:table-cell office:value-type="string" calcext:value-type="string">
            <text:p>  Dubravka Šuica (PPE). <text:s text:c="2"/>– Gospođo predsjedavajuća, evidentno je da se rasprava o pripremama za Europsko vijeće pretvorila u raspravu o Brexitu. Ne govorimo danas o Pariškom sporazumu, ne govorimo o zelenim tehnologijama, ne govorimo o europskoj industriji, europskom gospodarstvu, o nezaposlenosti, ni o dezinformacijama koje nas pritišću sa svih strana u osvit europskih izbora. </text:p>
          </table:table-cell>
        </table:table-row>
        <table:table-row table:style-name="ro1">
          <table:table-cell office:value-type="string" calcext:value-type="string">
            <text:p>http://www.europarl.europa.eu/doceo/document/CRE-8-2019-03-26-INT-2-228-0000_HR.html</text:p>
          </table:table-cell>
          <table:table-cell office:value-type="string" calcext:value-type="string">
            <text:p><text:s/>Discontinuing seasonal changes of time (A8-0169/2019 - Marita Ulvskog) HR </text:p>
          </table:table-cell>
          <table:table-cell office:value-type="string" calcext:value-type="string">
            <text:p>26-03-2019</text:p>
          </table:table-cell>
          <table:table-cell table:formula="of:=DATE(VALUE(MID([.C1632]; 7; 4)); VALUE(MID([.C1632]; 4; 2)); VALUE(MID([.C1632]; 1; 2)))" office:value-type="date" office:date-value="2019-03-26" calcext:value-type="date">
            <text:p>03/26/19</text:p>
          </table:table-cell>
          <table:table-cell office:value-type="string" calcext:value-type="string">
            <text:p>  Dubravka Šuica (PPE). <text:s text:c="2"/>– Poštovani predsjedavajući, studije su pokazale da je promjena vremena kazaljki sata, koja je uvjetovana godišnjim dobima i godišnjim razdobljima, negativno utjecala na zdravlje, na promet, na energetski sustav, na poljoprivredu, i stoga sam se danas založila da se ukine promjena računanja vremena. Međutim, i meni bi bilo drago kad ne bismo čekali 2021. godinu, kad bismo već sada, krajem ožujka, mogli ostati na ljetnom vremenu. Dakle, založila sam se za ovo izvješće, ali moje osobno stajalište je da trebamo ostati na ljetnom računanju vremena i vjerujem da će istraživanja pokazati da će ljetno vrijeme pobijediti. </text:p>
          </table:table-cell>
        </table:table-row>
        <table:table-row table:style-name="ro1">
          <table:table-cell office:value-type="string" calcext:value-type="string">
            <text:p>http://www.europarl.europa.eu/doceo/document/CRE-8-2019-03-27-INT-3-277-0000_HR.html</text:p>
          </table:table-cell>
          <table:table-cell office:value-type="string" calcext:value-type="string">
            <text:p><text:s/>Reduction of the impact of certain plastic products on the environment (debate) HR </text:p>
          </table:table-cell>
          <table:table-cell office:value-type="string" calcext:value-type="string">
            <text:p>27-03-2019</text:p>
          </table:table-cell>
          <table:table-cell table:formula="of:=DATE(VALUE(MID([.C1633]; 7; 4)); VALUE(MID([.C1633]; 4; 2)); VALUE(MID([.C1633]; 1; 2)))" office:value-type="date" office:date-value="2019-03-27" calcext:value-type="date">
            <text:p>03/27/19</text:p>
          </table:table-cell>
          <table:table-cell office:value-type="string" calcext:value-type="string">
            <text:p>  Dubravka Šuica (PPE). <text:s text:c="2"/>– Poštovana predsjedavajuća, činjenica je da živimo u doba plastike i to nitko ne može negirati. Podaci su frapantni. Ako smo u 65 godina proizveli 8 milijardi tona plastike, i ako smo proizveli 6 milijardi tona otpada, onda se zaista moramo zamisliti nad tom činjenicom. Želim pozdraviti ovaj trijalog, koji vjerujem da će završiti glasovanjem ovdje danas u Parlamentu. Isto tako, podatak o 85 % onečišćenja mora plastikom, od čega jedna polovina dolazi od proizvoda za jednokratnu uporabu, a jedna četvrtina od ribolovnog alata, također je stvar za razmišljanje i nadam se da ćemo naći alternativna rješenja. </text:p>
          </table:table-cell>
        </table:table-row>
        <table:table-row table:style-name="ro1">
          <table:table-cell office:value-type="string" calcext:value-type="string">
            <text:p>http://www.europarl.europa.eu/doceo/document/CRE-8-2019-03-27-INT-3-502-0000_HR.html</text:p>
          </table:table-cell>
          <table:table-cell office:value-type="string" calcext:value-type="string">
            <text:p><text:s/>Listing the third countries whose nationals must be in possession of visas when crossing the external borders and those whose nationals are exempt from that requirement (Kosovo) (debate) HR </text:p>
          </table:table-cell>
          <table:table-cell office:value-type="string" calcext:value-type="string">
            <text:p>27-03-2019</text:p>
          </table:table-cell>
          <table:table-cell table:formula="of:=DATE(VALUE(MID([.C1634]; 7; 4)); VALUE(MID([.C1634]; 4; 2)); VALUE(MID([.C1634]; 1; 2)))" office:value-type="date" office:date-value="2019-03-27" calcext:value-type="date">
            <text:p>03/27/19</text:p>
          </table:table-cell>
          <table:table-cell office:value-type="string" calcext:value-type="string">
            <text:p>  Dubravka Šuica (PPE). <text:s text:c="2"/>– Poštovani predsjedavajući, slažem se s onima koji su rekli da je krajnje vrijeme da se omogući liberalizacija viznog režima za Kosovo. Žao mi je što neki ovdje zastupnici nazivaju Kosovo pokrajinom, jasno je da je Kosovo priznata država i žao mi je što iz svojih usko nacionalnih razloga odbijaju ovu ideju. </text:p>
          </table:table-cell>
        </table:table-row>
        <table:table-row table:style-name="ro1">
          <table:table-cell office:value-type="string" calcext:value-type="string">
            <text:p>http://www.europarl.europa.eu/doceo/document/CRE-8-2019-03-27-INT-3-557-0000_HR.html</text:p>
          </table:table-cell>
          <table:table-cell office:value-type="string" calcext:value-type="string">
            <text:p><text:s/>Quality of water intended for human consumption (debate) HR </text:p>
          </table:table-cell>
          <table:table-cell office:value-type="string" calcext:value-type="string">
            <text:p>27-03-2019</text:p>
          </table:table-cell>
          <table:table-cell table:formula="of:=DATE(VALUE(MID([.C1635]; 7; 4)); VALUE(MID([.C1635]; 4; 2)); VALUE(MID([.C1635]; 1; 2)))" office:value-type="date" office:date-value="2019-03-27" calcext:value-type="date">
            <text:p>03/27/19</text:p>
          </table:table-cell>
          <table:table-cell office:value-type="string" calcext:value-type="string">
            <text:p>  Dubravka Šuica (PPE). <text:s text:c="2"/>– Poštovani predsjedavajući, hvala lijepa. Drago mi je što danas ovdje raspravljamo o kvaliteti vode kojom se koriste naši građani, s obzirom da po novom istraživanju Agencije Europske unije za okoliš 40 %, samo 40 % europskih rijeka, jezera, estuarija i obalnih voda zadovoljava ekološke standarde predviđene u europskoj Direktivi o vodi. Jasno je, dakle, da većina država članica mora uložiti dodatne napore kako bi ispunile ciljeve iz Direktive kojima bi se u budućnosti osigurale dovoljne količine kvalitetne vode za okoliš, ali i za ljudske potrebe. </text:p>
          </table:table-cell>
        </table:table-row>
        <table:table-row table:style-name="ro1">
          <table:table-cell office:value-type="string" calcext:value-type="string">
            <text:p>http://www.europarl.europa.eu/doceo/document/CRE-8-2019-03-28-INT-4-034-5000_HR.html</text:p>
          </table:table-cell>
          <table:table-cell office:value-type="string" calcext:value-type="string">
            <text:p><text:s/>Establishing the Creative Europe programme (2021 to 2027) (debate) HR </text:p>
          </table:table-cell>
          <table:table-cell office:value-type="string" calcext:value-type="string">
            <text:p>28-03-2019</text:p>
          </table:table-cell>
          <table:table-cell table:formula="of:=DATE(VALUE(MID([.C1636]; 7; 4)); VALUE(MID([.C1636]; 4; 2)); VALUE(MID([.C1636]; 1; 2)))" office:value-type="date" office:date-value="2019-03-28" calcext:value-type="date">
            <text:p>03/28/19</text:p>
          </table:table-cell>
          <table:table-cell office:value-type="string" calcext:value-type="string">
            <text:p>  Dubravka Šuica (PPE), <text:s text:c="2"/>napisan. – Kreativni i kulturni sektori čine 7,5 % radne snage EU-a, što je više od 12 milijuna radnih mjesta s punim radnim vremenom. Ovi sektori stvaraju dodanu vrijednost od približno 509 milijardi eura te su nakon sektora građevinarstva i hrane i pića najveći poslodavci u Uniji. </text:p>
          </table:table-cell>
        </table:table-row>
        <table:table-row table:style-name="ro1">
          <table:table-cell office:value-type="string" calcext:value-type="string">
            <text:p>http://www.europarl.europa.eu/doceo/document/CRE-8-2019-03-28-INT-4-070-0000_HR.html</text:p>
          </table:table-cell>
          <table:table-cell office:value-type="string" calcext:value-type="string">
            <text:p><text:s/>'Erasmus': the Union programme for education, training, youth and sport (debate) HR </text:p>
          </table:table-cell>
          <table:table-cell office:value-type="string" calcext:value-type="string">
            <text:p>28-03-2019</text:p>
          </table:table-cell>
          <table:table-cell table:formula="of:=DATE(VALUE(MID([.C1637]; 7; 4)); VALUE(MID([.C1637]; 4; 2)); VALUE(MID([.C1637]; 1; 2)))" office:value-type="date" office:date-value="2019-03-28" calcext:value-type="date">
            <text:p>03/28/19</text:p>
          </table:table-cell>
          <table:table-cell office:value-type="string" calcext:value-type="string">
            <text:p>  Dubravka Šuica (PPE). <text:s text:c="2"/>– Poštovani predsjedavajući, prije svega pozdravljam povjerenicu i drago mi je da i danas možemo ovdje potvrditi da je Erasmus+ jedan od najboljih i najuspješnijih programa Europske unije. </text:p>
          </table:table-cell>
        </table:table-row>
        <table:table-row table:style-name="ro1">
          <table:table-cell office:value-type="string" calcext:value-type="string">
            <text:p>http://www.europarl.europa.eu/doceo/document/CRE-8-2019-04-16-INT-2-764-0000_HR.html</text:p>
          </table:table-cell>
          <table:table-cell office:value-type="string" calcext:value-type="string">
            <text:p><text:s/>Better enforcement and modernisation of EU consumer protection rules (debate) (debate) HR </text:p>
          </table:table-cell>
          <table:table-cell office:value-type="string" calcext:value-type="string">
            <text:p>16-04-2019</text:p>
          </table:table-cell>
          <table:table-cell table:formula="of:=DATE(VALUE(MID([.C1638]; 7; 4)); VALUE(MID([.C1638]; 4; 2)); VALUE(MID([.C1638]; 1; 2)))" office:value-type="date" office:date-value="2019-04-16" calcext:value-type="date">
            <text:p>04/16/19</text:p>
          </table:table-cell>
          <table:table-cell office:value-type="string" calcext:value-type="string">
            <text:p>  Dubravka Šuica (PPE). <text:s text:c="2"/>– Poštovani predsjedavajući, drago mi je da je u ovu raspravu o Direktivi o pravilima Europske unije o zaštiti potrošača uključena i tema dvostruke kvalitete proizvoda. Na nekoliko pitanja Komisiji o diskriminaciji potrošača i razlikama proizvoda na zapadu i istoku te pisanih izjava o tim razlikama dobila sam odgovor Komisije da su razlike rezultat ukusa potrošača i poslovnih strategija. </text:p>
          </table:table-cell>
        </table:table-row>
        <table:table-row table:style-name="ro1">
          <table:table-cell office:value-type="string" calcext:value-type="string">
            <text:p>http://www.europarl.europa.eu/doceo/document/CRE-9-2019-07-16-INT-2-085-0000_HR.html</text:p>
          </table:table-cell>
          <table:table-cell office:value-type="string" calcext:value-type="string">
            <text:p><text:s/>Statement by the candidate Commission President (debate) HR </text:p>
          </table:table-cell>
          <table:table-cell office:value-type="string" calcext:value-type="string">
            <text:p>16-07-2019</text:p>
          </table:table-cell>
          <table:table-cell table:formula="of:=DATE(VALUE(MID([.C1639]; 7; 4)); VALUE(MID([.C1639]; 4; 2)); VALUE(MID([.C1639]; 1; 2)))" office:value-type="date" office:date-value="2019-07-16" calcext:value-type="date">
            <text:p>07/16/19</text:p>
          </table:table-cell>
          <table:table-cell office:value-type="string" calcext:value-type="string">
            <text:p>  Dubravka Šuica (PPE). <text:s text:c="2"/>– Poštovani predsjedniče, gospođo Von der Leyen, zahvaljujem na Vašem uvodnom govoru. Međutim, želim još jedanput ipak podsjetiti da je ovdje bio proces spitzenkandidata, da smo mi imali našeg spitzenkandidata gospodina Webera. Nažalost, zbog nekih koji su se pravili veliki demokrati, taj proces nije uspio i imamo danas Vas kao kandidatkinju. </text:p>
          </table:table-cell>
        </table:table-row>
        <table:table-row table:style-name="ro1">
          <table:table-cell office:value-type="string" calcext:value-type="string">
            <text:p>http://www.europarl.europa.eu/doceo/document/CRE-9-2019-07-17-INT-3-047-0000_HR.html</text:p>
          </table:table-cell>
          <table:table-cell office:value-type="string" calcext:value-type="string">
            <text:p><text:s/>Presentation of the programme of activities of the Finnish Presidency of the Council (debate) HR </text:p>
          </table:table-cell>
          <table:table-cell office:value-type="string" calcext:value-type="string">
            <text:p>17-07-2019</text:p>
          </table:table-cell>
          <table:table-cell table:formula="of:=DATE(VALUE(MID([.C1640]; 7; 4)); VALUE(MID([.C1640]; 4; 2)); VALUE(MID([.C1640]; 1; 2)))" office:value-type="date" office:date-value="2019-07-17" calcext:value-type="date">
            <text:p>07/17/19</text:p>
          </table:table-cell>
          <table:table-cell office:value-type="string" calcext:value-type="string">
            <text:p>  Dubravka Šuica (PPE). <text:s text:c="2"/>– Poštovani predsjedavajući, gospodine premijeru, drago mi je da ste danas iznijeli Vaše prioritete finskog predsjedavanja. Evidentno je da imate veliko iskustvo iz ’99. i 2006. i sada posebno me veseli što smo zajedno u triju jer ja dolazim iz Hrvatske i što će Hrvatska preuzeti predsjedavanje 1.1.2020. od Finske. Dakle, slažemo se u prioritetima. </text:p>
          </table:table-cell>
        </table:table-row>
      </table:table>
      <table:table table:name="Sheet2" table:style-name="ta1">
        <table:shapes>
          <draw:frame draw:z-index="0" draw:style-name="gr1" draw:text-style-name="P1" svg:width="17.2142in" svg:height="10.4264in" svg:x="2.8291in" svg:y="50.9488in">
            <draw:object draw:notify-on-update-of-ranges="Sheet2.B1:Sheet2.B323 Sheet2.C1:Sheet2.C323" xlink:href="./Object 1" xlink:type="simple" xlink:show="embed" xlink:actuate="onLoad"/>
            <draw:image xlink:href="./ObjectReplacements/Object 1" xlink:type="simple" xlink:show="embed" xlink:actuate="onLoad"/>
          </draw:frame>
        </table:shapes>
        <table:table-column table:style-name="co4" table:default-cell-style-name="ce2"/>
        <table:table-column table:style-name="co4" table:number-columns-repeated="2" table:default-cell-style-name="Default"/>
        <table:table-row table:style-name="ro1">
          <table:table-cell office:value-type="date" office:date-value="2013-07-03" calcext:value-type="date">
            <text:p>07/03/13</text:p>
          </table:table-cell>
          <table:table-cell table:style-name="ce2" office:value-type="date" office:date-value="2013-07-03" calcext:value-type="date">
            <text:p>07/03/13</text:p>
          </table:table-cell>
          <table:table-cell table:number-matrix-columns-spanned="1" table:number-matrix-rows-spanned="324" table:formula="of:=FREQUENCY([.A1:.A1639];[.B1:.B323])" office:value-type="float" office:value="1" calcext:value-type="float">
            <text:p>1</text:p>
          </table:table-cell>
        </table:table-row>
        <table:table-row table:style-name="ro1">
          <table:table-cell office:value-type="date" office:date-value="2013-09-09" calcext:value-type="date">
            <text:p>09/09/13</text:p>
          </table:table-cell>
          <table:table-cell table:style-name="ce2" office:value-type="date" office:date-value="2013-07-10" calcext:value-type="date">
            <text:p>07/10/13</text:p>
          </table:table-cell>
          <table:table-cell office:value-type="float" office:value="0" calcext:value-type="float">
            <text:p>0</text:p>
          </table:table-cell>
        </table:table-row>
        <table:table-row table:style-name="ro1">
          <table:table-cell office:value-type="date" office:date-value="2013-09-09" calcext:value-type="date">
            <text:p>09/09/13</text:p>
          </table:table-cell>
          <table:table-cell table:style-name="ce2" office:value-type="date" office:date-value="2013-07-17" calcext:value-type="date">
            <text:p>07/17/13</text:p>
          </table:table-cell>
          <table:table-cell office:value-type="float" office:value="0" calcext:value-type="float">
            <text:p>0</text:p>
          </table:table-cell>
        </table:table-row>
        <table:table-row table:style-name="ro1">
          <table:table-cell office:value-type="date" office:date-value="2013-09-10" calcext:value-type="date">
            <text:p>09/10/13</text:p>
          </table:table-cell>
          <table:table-cell table:style-name="ce2" office:value-type="date" office:date-value="2013-07-24" calcext:value-type="date">
            <text:p>07/24/13</text:p>
          </table:table-cell>
          <table:table-cell office:value-type="float" office:value="0" calcext:value-type="float">
            <text:p>0</text:p>
          </table:table-cell>
        </table:table-row>
        <table:table-row table:style-name="ro1">
          <table:table-cell office:value-type="date" office:date-value="2013-09-11" calcext:value-type="date">
            <text:p>09/11/13</text:p>
          </table:table-cell>
          <table:table-cell table:style-name="ce2" office:value-type="date" office:date-value="2013-07-31" calcext:value-type="date">
            <text:p>07/31/13</text:p>
          </table:table-cell>
          <table:table-cell office:value-type="float" office:value="0" calcext:value-type="float">
            <text:p>0</text:p>
          </table:table-cell>
        </table:table-row>
        <table:table-row table:style-name="ro1">
          <table:table-cell office:value-type="date" office:date-value="2013-10-07" calcext:value-type="date">
            <text:p>10/07/13</text:p>
          </table:table-cell>
          <table:table-cell table:style-name="ce2" office:value-type="date" office:date-value="2013-08-07" calcext:value-type="date">
            <text:p>08/07/13</text:p>
          </table:table-cell>
          <table:table-cell office:value-type="float" office:value="0" calcext:value-type="float">
            <text:p>0</text:p>
          </table:table-cell>
        </table:table-row>
        <table:table-row table:style-name="ro1">
          <table:table-cell office:value-type="date" office:date-value="2013-10-07" calcext:value-type="date">
            <text:p>10/07/13</text:p>
          </table:table-cell>
          <table:table-cell table:style-name="ce2" office:value-type="date" office:date-value="2013-08-14" calcext:value-type="date">
            <text:p>08/14/13</text:p>
          </table:table-cell>
          <table:table-cell office:value-type="float" office:value="0" calcext:value-type="float">
            <text:p>0</text:p>
          </table:table-cell>
        </table:table-row>
        <table:table-row table:style-name="ro1">
          <table:table-cell office:value-type="date" office:date-value="2013-10-07" calcext:value-type="date">
            <text:p>10/07/13</text:p>
          </table:table-cell>
          <table:table-cell table:style-name="ce2" office:value-type="date" office:date-value="2013-08-21" calcext:value-type="date">
            <text:p>08/21/13</text:p>
          </table:table-cell>
          <table:table-cell office:value-type="float" office:value="0" calcext:value-type="float">
            <text:p>0</text:p>
          </table:table-cell>
        </table:table-row>
        <table:table-row table:style-name="ro1">
          <table:table-cell office:value-type="date" office:date-value="2013-10-08" calcext:value-type="date">
            <text:p>10/08/13</text:p>
          </table:table-cell>
          <table:table-cell table:style-name="ce2" office:value-type="date" office:date-value="2013-08-28" calcext:value-type="date">
            <text:p>08/28/13</text:p>
          </table:table-cell>
          <table:table-cell office:value-type="float" office:value="0" calcext:value-type="float">
            <text:p>0</text:p>
          </table:table-cell>
        </table:table-row>
        <table:table-row table:style-name="ro1">
          <table:table-cell office:value-type="date" office:date-value="2013-10-08" calcext:value-type="date">
            <text:p>10/08/13</text:p>
          </table:table-cell>
          <table:table-cell table:style-name="ce2" office:value-type="date" office:date-value="2013-09-04" calcext:value-type="date">
            <text:p>09/04/13</text:p>
          </table:table-cell>
          <table:table-cell office:value-type="float" office:value="0" calcext:value-type="float">
            <text:p>0</text:p>
          </table:table-cell>
        </table:table-row>
        <table:table-row table:style-name="ro1">
          <table:table-cell office:value-type="date" office:date-value="2013-10-08" calcext:value-type="date">
            <text:p>10/08/13</text:p>
          </table:table-cell>
          <table:table-cell table:style-name="ce2" office:value-type="date" office:date-value="2013-09-11" calcext:value-type="date">
            <text:p>09/11/13</text:p>
          </table:table-cell>
          <table:table-cell office:value-type="float" office:value="4" calcext:value-type="float">
            <text:p>4</text:p>
          </table:table-cell>
        </table:table-row>
        <table:table-row table:style-name="ro1">
          <table:table-cell office:value-type="date" office:date-value="2013-10-08" calcext:value-type="date">
            <text:p>10/08/13</text:p>
          </table:table-cell>
          <table:table-cell table:style-name="ce2" office:value-type="date" office:date-value="2013-09-18" calcext:value-type="date">
            <text:p>09/18/13</text:p>
          </table:table-cell>
          <table:table-cell office:value-type="float" office:value="0" calcext:value-type="float">
            <text:p>0</text:p>
          </table:table-cell>
        </table:table-row>
        <table:table-row table:style-name="ro1">
          <table:table-cell office:value-type="date" office:date-value="2013-10-21" calcext:value-type="date">
            <text:p>10/21/13</text:p>
          </table:table-cell>
          <table:table-cell table:style-name="ce2" office:value-type="date" office:date-value="2013-09-25" calcext:value-type="date">
            <text:p>09/25/13</text:p>
          </table:table-cell>
          <table:table-cell office:value-type="float" office:value="0" calcext:value-type="float">
            <text:p>0</text:p>
          </table:table-cell>
        </table:table-row>
        <table:table-row table:style-name="ro1">
          <table:table-cell office:value-type="date" office:date-value="2013-10-22" calcext:value-type="date">
            <text:p>10/22/13</text:p>
          </table:table-cell>
          <table:table-cell table:style-name="ce2" office:value-type="date" office:date-value="2013-10-02" calcext:value-type="date">
            <text:p>10/02/13</text:p>
          </table:table-cell>
          <table:table-cell office:value-type="float" office:value="0" calcext:value-type="float">
            <text:p>0</text:p>
          </table:table-cell>
        </table:table-row>
        <table:table-row table:style-name="ro1">
          <table:table-cell office:value-type="date" office:date-value="2013-10-22" calcext:value-type="date">
            <text:p>10/22/13</text:p>
          </table:table-cell>
          <table:table-cell table:style-name="ce2" office:value-type="date" office:date-value="2013-10-09" calcext:value-type="date">
            <text:p>10/09/13</text:p>
          </table:table-cell>
          <table:table-cell office:value-type="float" office:value="7" calcext:value-type="float">
            <text:p>7</text:p>
          </table:table-cell>
        </table:table-row>
        <table:table-row table:style-name="ro1">
          <table:table-cell office:value-type="date" office:date-value="2013-10-22" calcext:value-type="date">
            <text:p>10/22/13</text:p>
          </table:table-cell>
          <table:table-cell table:style-name="ce2" office:value-type="date" office:date-value="2013-10-16" calcext:value-type="date">
            <text:p>10/16/13</text:p>
          </table:table-cell>
          <table:table-cell office:value-type="float" office:value="0" calcext:value-type="float">
            <text:p>0</text:p>
          </table:table-cell>
        </table:table-row>
        <table:table-row table:style-name="ro1">
          <table:table-cell office:value-type="date" office:date-value="2013-10-22" calcext:value-type="date">
            <text:p>10/22/13</text:p>
          </table:table-cell>
          <table:table-cell table:style-name="ce2" office:value-type="date" office:date-value="2013-10-23" calcext:value-type="date">
            <text:p>10/23/13</text:p>
          </table:table-cell>
          <table:table-cell office:value-type="float" office:value="10" calcext:value-type="float">
            <text:p>10</text:p>
          </table:table-cell>
        </table:table-row>
        <table:table-row table:style-name="ro1">
          <table:table-cell office:value-type="date" office:date-value="2013-10-22" calcext:value-type="date">
            <text:p>10/22/13</text:p>
          </table:table-cell>
          <table:table-cell table:style-name="ce2" office:value-type="date" office:date-value="2013-10-30" calcext:value-type="date">
            <text:p>10/30/13</text:p>
          </table:table-cell>
          <table:table-cell office:value-type="float" office:value="4" calcext:value-type="float">
            <text:p>4</text:p>
          </table:table-cell>
        </table:table-row>
        <table:table-row table:style-name="ro1">
          <table:table-cell office:value-type="date" office:date-value="2013-10-22" calcext:value-type="date">
            <text:p>10/22/13</text:p>
          </table:table-cell>
          <table:table-cell table:style-name="ce2" office:value-type="date" office:date-value="2013-11-06" calcext:value-type="date">
            <text:p>11/06/13</text:p>
          </table:table-cell>
          <table:table-cell office:value-type="float" office:value="0" calcext:value-type="float">
            <text:p>0</text:p>
          </table:table-cell>
        </table:table-row>
        <table:table-row table:style-name="ro1">
          <table:table-cell office:value-type="date" office:date-value="2013-10-22" calcext:value-type="date">
            <text:p>10/22/13</text:p>
          </table:table-cell>
          <table:table-cell table:style-name="ce2" office:value-type="date" office:date-value="2013-11-13" calcext:value-type="date">
            <text:p>11/13/13</text:p>
          </table:table-cell>
          <table:table-cell office:value-type="float" office:value="0" calcext:value-type="float">
            <text:p>0</text:p>
          </table:table-cell>
        </table:table-row>
        <table:table-row table:style-name="ro1">
          <table:table-cell office:value-type="date" office:date-value="2013-10-22" calcext:value-type="date">
            <text:p>10/22/13</text:p>
          </table:table-cell>
          <table:table-cell table:style-name="ce2" office:value-type="date" office:date-value="2013-11-20" calcext:value-type="date">
            <text:p>11/20/13</text:p>
          </table:table-cell>
          <table:table-cell office:value-type="float" office:value="19" calcext:value-type="float">
            <text:p>19</text:p>
          </table:table-cell>
        </table:table-row>
        <table:table-row table:style-name="ro1">
          <table:table-cell office:value-type="date" office:date-value="2013-10-23" calcext:value-type="date">
            <text:p>10/23/13</text:p>
          </table:table-cell>
          <table:table-cell table:style-name="ce2" office:value-type="date" office:date-value="2013-11-27" calcext:value-type="date">
            <text:p>11/27/13</text:p>
          </table:table-cell>
          <table:table-cell office:value-type="float" office:value="6" calcext:value-type="float">
            <text:p>6</text:p>
          </table:table-cell>
        </table:table-row>
        <table:table-row table:style-name="ro1">
          <table:table-cell office:value-type="date" office:date-value="2013-10-24" calcext:value-type="date">
            <text:p>10/24/13</text:p>
          </table:table-cell>
          <table:table-cell table:style-name="ce2" office:value-type="date" office:date-value="2013-12-04" calcext:value-type="date">
            <text:p>12/04/13</text:p>
          </table:table-cell>
          <table:table-cell office:value-type="float" office:value="0" calcext:value-type="float">
            <text:p>0</text:p>
          </table:table-cell>
        </table:table-row>
        <table:table-row table:style-name="ro1">
          <table:table-cell office:value-type="date" office:date-value="2013-10-24" calcext:value-type="date">
            <text:p>10/24/13</text:p>
          </table:table-cell>
          <table:table-cell table:style-name="ce2" office:value-type="date" office:date-value="2013-12-11" calcext:value-type="date">
            <text:p>12/11/13</text:p>
          </table:table-cell>
          <table:table-cell office:value-type="float" office:value="38" calcext:value-type="float">
            <text:p>38</text:p>
          </table:table-cell>
        </table:table-row>
        <table:table-row table:style-name="ro1">
          <table:table-cell office:value-type="date" office:date-value="2013-10-24" calcext:value-type="date">
            <text:p>10/24/13</text:p>
          </table:table-cell>
          <table:table-cell table:style-name="ce2" office:value-type="date" office:date-value="2013-12-18" calcext:value-type="date">
            <text:p>12/18/13</text:p>
          </table:table-cell>
          <table:table-cell office:value-type="float" office:value="15" calcext:value-type="float">
            <text:p>15</text:p>
          </table:table-cell>
        </table:table-row>
        <table:table-row table:style-name="ro1">
          <table:table-cell office:value-type="date" office:date-value="2013-10-24" calcext:value-type="date">
            <text:p>10/24/13</text:p>
          </table:table-cell>
          <table:table-cell table:style-name="ce2" office:value-type="date" office:date-value="2013-12-25" calcext:value-type="date">
            <text:p>12/25/13</text:p>
          </table:table-cell>
          <table:table-cell office:value-type="float" office:value="0" calcext:value-type="float">
            <text:p>0</text:p>
          </table:table-cell>
        </table:table-row>
        <table:table-row table:style-name="ro1">
          <table:table-cell office:value-type="date" office:date-value="2013-11-18" calcext:value-type="date">
            <text:p>11/18/13</text:p>
          </table:table-cell>
          <table:table-cell table:style-name="ce2" office:value-type="date" office:date-value="2014-01-01" calcext:value-type="date">
            <text:p>01/01/14</text:p>
          </table:table-cell>
          <table:table-cell office:value-type="float" office:value="0" calcext:value-type="float">
            <text:p>0</text:p>
          </table:table-cell>
        </table:table-row>
        <table:table-row table:style-name="ro1">
          <table:table-cell office:value-type="date" office:date-value="2013-11-19" calcext:value-type="date">
            <text:p>11/19/13</text:p>
          </table:table-cell>
          <table:table-cell table:style-name="ce2" office:value-type="date" office:date-value="2014-01-08" calcext:value-type="date">
            <text:p>01/08/14</text:p>
          </table:table-cell>
          <table:table-cell office:value-type="float" office:value="0" calcext:value-type="float">
            <text:p>0</text:p>
          </table:table-cell>
        </table:table-row>
        <table:table-row table:style-name="ro1">
          <table:table-cell office:value-type="date" office:date-value="2013-11-19" calcext:value-type="date">
            <text:p>11/19/13</text:p>
          </table:table-cell>
          <table:table-cell table:style-name="ce2" office:value-type="date" office:date-value="2014-01-15" calcext:value-type="date">
            <text:p>01/15/14</text:p>
          </table:table-cell>
          <table:table-cell office:value-type="float" office:value="31" calcext:value-type="float">
            <text:p>31</text:p>
          </table:table-cell>
        </table:table-row>
        <table:table-row table:style-name="ro1">
          <table:table-cell office:value-type="date" office:date-value="2013-11-19" calcext:value-type="date">
            <text:p>11/19/13</text:p>
          </table:table-cell>
          <table:table-cell table:style-name="ce2" office:value-type="date" office:date-value="2014-01-22" calcext:value-type="date">
            <text:p>01/22/14</text:p>
          </table:table-cell>
          <table:table-cell office:value-type="float" office:value="8" calcext:value-type="float">
            <text:p>8</text:p>
          </table:table-cell>
        </table:table-row>
        <table:table-row table:style-name="ro1">
          <table:table-cell office:value-type="date" office:date-value="2013-11-19" calcext:value-type="date">
            <text:p>11/19/13</text:p>
          </table:table-cell>
          <table:table-cell table:style-name="ce2" office:value-type="date" office:date-value="2014-01-29" calcext:value-type="date">
            <text:p>01/29/14</text:p>
          </table:table-cell>
          <table:table-cell office:value-type="float" office:value="0" calcext:value-type="float">
            <text:p>0</text:p>
          </table:table-cell>
        </table:table-row>
        <table:table-row table:style-name="ro1">
          <table:table-cell office:value-type="date" office:date-value="2013-11-19" calcext:value-type="date">
            <text:p>11/19/13</text:p>
          </table:table-cell>
          <table:table-cell table:style-name="ce2" office:value-type="date" office:date-value="2014-02-05" calcext:value-type="date">
            <text:p>02/05/14</text:p>
          </table:table-cell>
          <table:table-cell office:value-type="float" office:value="24" calcext:value-type="float">
            <text:p>24</text:p>
          </table:table-cell>
        </table:table-row>
        <table:table-row table:style-name="ro1">
          <table:table-cell office:value-type="date" office:date-value="2013-11-19" calcext:value-type="date">
            <text:p>11/19/13</text:p>
          </table:table-cell>
          <table:table-cell table:style-name="ce2" office:value-type="date" office:date-value="2014-02-12" calcext:value-type="date">
            <text:p>02/12/14</text:p>
          </table:table-cell>
          <table:table-cell office:value-type="float" office:value="13" calcext:value-type="float">
            <text:p>13</text:p>
          </table:table-cell>
        </table:table-row>
        <table:table-row table:style-name="ro1">
          <table:table-cell office:value-type="date" office:date-value="2013-11-19" calcext:value-type="date">
            <text:p>11/19/13</text:p>
          </table:table-cell>
          <table:table-cell table:style-name="ce2" office:value-type="date" office:date-value="2014-02-19" calcext:value-type="date">
            <text:p>02/19/14</text:p>
          </table:table-cell>
          <table:table-cell office:value-type="float" office:value="0" calcext:value-type="float">
            <text:p>0</text:p>
          </table:table-cell>
        </table:table-row>
        <table:table-row table:style-name="ro1">
          <table:table-cell office:value-type="date" office:date-value="2013-11-20" calcext:value-type="date">
            <text:p>11/20/13</text:p>
          </table:table-cell>
          <table:table-cell table:style-name="ce2" office:value-type="date" office:date-value="2014-02-26" calcext:value-type="date">
            <text:p>02/26/14</text:p>
          </table:table-cell>
          <table:table-cell office:value-type="float" office:value="54" calcext:value-type="float">
            <text:p>54</text:p>
          </table:table-cell>
        </table:table-row>
        <table:table-row table:style-name="ro1">
          <table:table-cell office:value-type="date" office:date-value="2013-11-20" calcext:value-type="date">
            <text:p>11/20/13</text:p>
          </table:table-cell>
          <table:table-cell table:style-name="ce2" office:value-type="date" office:date-value="2014-03-05" calcext:value-type="date">
            <text:p>03/05/14</text:p>
          </table:table-cell>
          <table:table-cell office:value-type="float" office:value="21" calcext:value-type="float">
            <text:p>21</text:p>
          </table:table-cell>
        </table:table-row>
        <table:table-row table:style-name="ro1">
          <table:table-cell office:value-type="date" office:date-value="2013-11-20" calcext:value-type="date">
            <text:p>11/20/13</text:p>
          </table:table-cell>
          <table:table-cell table:style-name="ce2" office:value-type="date" office:date-value="2014-03-12" calcext:value-type="date">
            <text:p>03/12/14</text:p>
          </table:table-cell>
          <table:table-cell office:value-type="float" office:value="70" calcext:value-type="float">
            <text:p>70</text:p>
          </table:table-cell>
        </table:table-row>
        <table:table-row table:style-name="ro1">
          <table:table-cell office:value-type="date" office:date-value="2013-11-20" calcext:value-type="date">
            <text:p>11/20/13</text:p>
          </table:table-cell>
          <table:table-cell table:style-name="ce2" office:value-type="date" office:date-value="2014-03-19" calcext:value-type="date">
            <text:p>03/19/14</text:p>
          </table:table-cell>
          <table:table-cell office:value-type="float" office:value="16" calcext:value-type="float">
            <text:p>16</text:p>
          </table:table-cell>
        </table:table-row>
        <table:table-row table:style-name="ro1">
          <table:table-cell office:value-type="date" office:date-value="2013-11-20" calcext:value-type="date">
            <text:p>11/20/13</text:p>
          </table:table-cell>
          <table:table-cell table:style-name="ce2" office:value-type="date" office:date-value="2014-03-26" calcext:value-type="date">
            <text:p>03/26/14</text:p>
          </table:table-cell>
          <table:table-cell office:value-type="float" office:value="0" calcext:value-type="float">
            <text:p>0</text:p>
          </table:table-cell>
        </table:table-row>
        <table:table-row table:style-name="ro1">
          <table:table-cell office:value-type="date" office:date-value="2013-11-20" calcext:value-type="date">
            <text:p>11/20/13</text:p>
          </table:table-cell>
          <table:table-cell table:style-name="ce2" office:value-type="date" office:date-value="2014-04-02" calcext:value-type="date">
            <text:p>04/02/14</text:p>
          </table:table-cell>
          <table:table-cell office:value-type="float" office:value="0" calcext:value-type="float">
            <text:p>0</text:p>
          </table:table-cell>
        </table:table-row>
        <table:table-row table:style-name="ro1">
          <table:table-cell office:value-type="date" office:date-value="2013-11-20" calcext:value-type="date">
            <text:p>11/20/13</text:p>
          </table:table-cell>
          <table:table-cell table:style-name="ce2" office:value-type="date" office:date-value="2014-04-09" calcext:value-type="date">
            <text:p>04/09/14</text:p>
          </table:table-cell>
          <table:table-cell office:value-type="float" office:value="64" calcext:value-type="float">
            <text:p>64</text:p>
          </table:table-cell>
        </table:table-row>
        <table:table-row table:style-name="ro1">
          <table:table-cell office:value-type="date" office:date-value="2013-11-20" calcext:value-type="date">
            <text:p>11/20/13</text:p>
          </table:table-cell>
          <table:table-cell table:style-name="ce2" office:value-type="date" office:date-value="2014-04-16" calcext:value-type="date">
            <text:p>04/16/14</text:p>
          </table:table-cell>
          <table:table-cell office:value-type="float" office:value="94" calcext:value-type="float">
            <text:p>94</text:p>
          </table:table-cell>
        </table:table-row>
        <table:table-row table:style-name="ro1">
          <table:table-cell office:value-type="date" office:date-value="2013-11-20" calcext:value-type="date">
            <text:p>11/20/13</text:p>
          </table:table-cell>
          <table:table-cell table:style-name="ce2" office:value-type="date" office:date-value="2014-04-23" calcext:value-type="date">
            <text:p>04/23/14</text:p>
          </table:table-cell>
          <table:table-cell office:value-type="float" office:value="1" calcext:value-type="float">
            <text:p>1</text:p>
          </table:table-cell>
        </table:table-row>
        <table:table-row table:style-name="ro1">
          <table:table-cell office:value-type="date" office:date-value="2013-11-20" calcext:value-type="date">
            <text:p>11/20/13</text:p>
          </table:table-cell>
          <table:table-cell table:style-name="ce2" office:value-type="date" office:date-value="2014-04-30" calcext:value-type="date">
            <text:p>04/30/14</text:p>
          </table:table-cell>
          <table:table-cell office:value-type="float" office:value="0" calcext:value-type="float">
            <text:p>0</text:p>
          </table:table-cell>
        </table:table-row>
        <table:table-row table:style-name="ro1">
          <table:table-cell office:value-type="date" office:date-value="2013-11-20" calcext:value-type="date">
            <text:p>11/20/13</text:p>
          </table:table-cell>
          <table:table-cell table:style-name="ce2" office:value-type="date" office:date-value="2014-05-07" calcext:value-type="date">
            <text:p>05/07/14</text:p>
          </table:table-cell>
          <table:table-cell office:value-type="float" office:value="0" calcext:value-type="float">
            <text:p>0</text:p>
          </table:table-cell>
        </table:table-row>
        <table:table-row table:style-name="ro1">
          <table:table-cell office:value-type="date" office:date-value="2013-11-21" calcext:value-type="date">
            <text:p>11/21/13</text:p>
          </table:table-cell>
          <table:table-cell table:style-name="ce2" office:value-type="date" office:date-value="2014-05-14" calcext:value-type="date">
            <text:p>05/14/14</text:p>
          </table:table-cell>
          <table:table-cell office:value-type="float" office:value="0" calcext:value-type="float">
            <text:p>0</text:p>
          </table:table-cell>
        </table:table-row>
        <table:table-row table:style-name="ro1">
          <table:table-cell office:value-type="date" office:date-value="2013-11-21" calcext:value-type="date">
            <text:p>11/21/13</text:p>
          </table:table-cell>
          <table:table-cell table:style-name="ce2" office:value-type="date" office:date-value="2014-05-21" calcext:value-type="date">
            <text:p>05/21/14</text:p>
          </table:table-cell>
          <table:table-cell office:value-type="float" office:value="0" calcext:value-type="float">
            <text:p>0</text:p>
          </table:table-cell>
        </table:table-row>
        <table:table-row table:style-name="ro1">
          <table:table-cell office:value-type="date" office:date-value="2013-11-21" calcext:value-type="date">
            <text:p>11/21/13</text:p>
          </table:table-cell>
          <table:table-cell table:style-name="ce2" office:value-type="date" office:date-value="2014-05-28" calcext:value-type="date">
            <text:p>05/28/14</text:p>
          </table:table-cell>
          <table:table-cell office:value-type="float" office:value="0" calcext:value-type="float">
            <text:p>0</text:p>
          </table:table-cell>
        </table:table-row>
        <table:table-row table:style-name="ro1">
          <table:table-cell office:value-type="date" office:date-value="2013-11-21" calcext:value-type="date">
            <text:p>11/21/13</text:p>
          </table:table-cell>
          <table:table-cell table:style-name="ce2" office:value-type="date" office:date-value="2014-06-04" calcext:value-type="date">
            <text:p>06/04/14</text:p>
          </table:table-cell>
          <table:table-cell office:value-type="float" office:value="0" calcext:value-type="float">
            <text:p>0</text:p>
          </table:table-cell>
        </table:table-row>
        <table:table-row table:style-name="ro1">
          <table:table-cell office:value-type="date" office:date-value="2013-11-21" calcext:value-type="date">
            <text:p>11/21/13</text:p>
          </table:table-cell>
          <table:table-cell table:style-name="ce2" office:value-type="date" office:date-value="2014-06-11" calcext:value-type="date">
            <text:p>06/11/14</text:p>
          </table:table-cell>
          <table:table-cell office:value-type="float" office:value="0" calcext:value-type="float">
            <text:p>0</text:p>
          </table:table-cell>
        </table:table-row>
        <table:table-row table:style-name="ro1">
          <table:table-cell office:value-type="date" office:date-value="2013-11-21" calcext:value-type="date">
            <text:p>11/21/13</text:p>
          </table:table-cell>
          <table:table-cell table:style-name="ce2" office:value-type="date" office:date-value="2014-06-18" calcext:value-type="date">
            <text:p>06/18/14</text:p>
          </table:table-cell>
          <table:table-cell office:value-type="float" office:value="0" calcext:value-type="float">
            <text:p>0</text:p>
          </table:table-cell>
        </table:table-row>
        <table:table-row table:style-name="ro1">
          <table:table-cell office:value-type="date" office:date-value="2013-12-09" calcext:value-type="date">
            <text:p>12/09/13</text:p>
          </table:table-cell>
          <table:table-cell table:style-name="ce2" office:value-type="date" office:date-value="2014-06-25" calcext:value-type="date">
            <text:p>06/25/14</text:p>
          </table:table-cell>
          <table:table-cell office:value-type="float" office:value="0" calcext:value-type="float">
            <text:p>0</text:p>
          </table:table-cell>
        </table:table-row>
        <table:table-row table:style-name="ro1">
          <table:table-cell office:value-type="date" office:date-value="2013-12-09" calcext:value-type="date">
            <text:p>12/09/13</text:p>
          </table:table-cell>
          <table:table-cell table:style-name="ce2" office:value-type="date" office:date-value="2014-07-02" calcext:value-type="date">
            <text:p>07/02/14</text:p>
          </table:table-cell>
          <table:table-cell office:value-type="float" office:value="1" calcext:value-type="float">
            <text:p>1</text:p>
          </table:table-cell>
        </table:table-row>
        <table:table-row table:style-name="ro1">
          <table:table-cell office:value-type="date" office:date-value="2013-12-10" calcext:value-type="date">
            <text:p>12/10/13</text:p>
          </table:table-cell>
          <table:table-cell table:style-name="ce2" office:value-type="date" office:date-value="2014-07-09" calcext:value-type="date">
            <text:p>07/09/14</text:p>
          </table:table-cell>
          <table:table-cell office:value-type="float" office:value="0" calcext:value-type="float">
            <text:p>0</text:p>
          </table:table-cell>
        </table:table-row>
        <table:table-row table:style-name="ro1">
          <table:table-cell office:value-type="date" office:date-value="2013-12-10" calcext:value-type="date">
            <text:p>12/10/13</text:p>
          </table:table-cell>
          <table:table-cell table:style-name="ce2" office:value-type="date" office:date-value="2014-07-16" calcext:value-type="date">
            <text:p>07/16/14</text:p>
          </table:table-cell>
          <table:table-cell office:value-type="float" office:value="3" calcext:value-type="float">
            <text:p>3</text:p>
          </table:table-cell>
        </table:table-row>
        <table:table-row table:style-name="ro1">
          <table:table-cell office:value-type="date" office:date-value="2013-12-10" calcext:value-type="date">
            <text:p>12/10/13</text:p>
          </table:table-cell>
          <table:table-cell table:style-name="ce2" office:value-type="date" office:date-value="2014-07-23" calcext:value-type="date">
            <text:p>07/23/14</text:p>
          </table:table-cell>
          <table:table-cell office:value-type="float" office:value="1" calcext:value-type="float">
            <text:p>1</text:p>
          </table:table-cell>
        </table:table-row>
        <table:table-row table:style-name="ro1">
          <table:table-cell office:value-type="date" office:date-value="2013-12-10" calcext:value-type="date">
            <text:p>12/10/13</text:p>
          </table:table-cell>
          <table:table-cell table:style-name="ce2" office:value-type="date" office:date-value="2014-07-30" calcext:value-type="date">
            <text:p>07/30/14</text:p>
          </table:table-cell>
          <table:table-cell office:value-type="float" office:value="0" calcext:value-type="float">
            <text:p>0</text:p>
          </table:table-cell>
        </table:table-row>
        <table:table-row table:style-name="ro1">
          <table:table-cell office:value-type="date" office:date-value="2013-12-10" calcext:value-type="date">
            <text:p>12/10/13</text:p>
          </table:table-cell>
          <table:table-cell table:style-name="ce2" office:value-type="date" office:date-value="2014-08-06" calcext:value-type="date">
            <text:p>08/06/14</text:p>
          </table:table-cell>
          <table:table-cell office:value-type="float" office:value="0" calcext:value-type="float">
            <text:p>0</text:p>
          </table:table-cell>
        </table:table-row>
        <table:table-row table:style-name="ro1">
          <table:table-cell office:value-type="date" office:date-value="2013-12-10" calcext:value-type="date">
            <text:p>12/10/13</text:p>
          </table:table-cell>
          <table:table-cell table:style-name="ce2" office:value-type="date" office:date-value="2014-08-13" calcext:value-type="date">
            <text:p>08/13/14</text:p>
          </table:table-cell>
          <table:table-cell office:value-type="float" office:value="0" calcext:value-type="float">
            <text:p>0</text:p>
          </table:table-cell>
        </table:table-row>
        <table:table-row table:style-name="ro1">
          <table:table-cell office:value-type="date" office:date-value="2013-12-10" calcext:value-type="date">
            <text:p>12/10/13</text:p>
          </table:table-cell>
          <table:table-cell table:style-name="ce2" office:value-type="date" office:date-value="2014-08-20" calcext:value-type="date">
            <text:p>08/20/14</text:p>
          </table:table-cell>
          <table:table-cell office:value-type="float" office:value="0" calcext:value-type="float">
            <text:p>0</text:p>
          </table:table-cell>
        </table:table-row>
        <table:table-row table:style-name="ro1">
          <table:table-cell office:value-type="date" office:date-value="2013-12-10" calcext:value-type="date">
            <text:p>12/10/13</text:p>
          </table:table-cell>
          <table:table-cell table:style-name="ce2" office:value-type="date" office:date-value="2014-08-27" calcext:value-type="date">
            <text:p>08/27/14</text:p>
          </table:table-cell>
          <table:table-cell office:value-type="float" office:value="0" calcext:value-type="float">
            <text:p>0</text:p>
          </table:table-cell>
        </table:table-row>
        <table:table-row table:style-name="ro1">
          <table:table-cell office:value-type="date" office:date-value="2013-12-10" calcext:value-type="date">
            <text:p>12/10/13</text:p>
          </table:table-cell>
          <table:table-cell table:style-name="ce2" office:value-type="date" office:date-value="2014-09-03" calcext:value-type="date">
            <text:p>09/03/14</text:p>
          </table:table-cell>
          <table:table-cell office:value-type="float" office:value="0" calcext:value-type="float">
            <text:p>0</text:p>
          </table:table-cell>
        </table:table-row>
        <table:table-row table:style-name="ro1">
          <table:table-cell office:value-type="date" office:date-value="2013-12-10" calcext:value-type="date">
            <text:p>12/10/13</text:p>
          </table:table-cell>
          <table:table-cell table:style-name="ce2" office:value-type="date" office:date-value="2014-09-10" calcext:value-type="date">
            <text:p>09/10/14</text:p>
          </table:table-cell>
          <table:table-cell office:value-type="float" office:value="0" calcext:value-type="float">
            <text:p>0</text:p>
          </table:table-cell>
        </table:table-row>
        <table:table-row table:style-name="ro1">
          <table:table-cell office:value-type="date" office:date-value="2013-12-10" calcext:value-type="date">
            <text:p>12/10/13</text:p>
          </table:table-cell>
          <table:table-cell table:style-name="ce2" office:value-type="date" office:date-value="2014-09-17" calcext:value-type="date">
            <text:p>09/17/14</text:p>
          </table:table-cell>
          <table:table-cell office:value-type="float" office:value="13" calcext:value-type="float">
            <text:p>13</text:p>
          </table:table-cell>
        </table:table-row>
        <table:table-row table:style-name="ro1">
          <table:table-cell office:value-type="date" office:date-value="2013-12-10" calcext:value-type="date">
            <text:p>12/10/13</text:p>
          </table:table-cell>
          <table:table-cell table:style-name="ce2" office:value-type="date" office:date-value="2014-09-24" calcext:value-type="date">
            <text:p>09/24/14</text:p>
          </table:table-cell>
          <table:table-cell office:value-type="float" office:value="3" calcext:value-type="float">
            <text:p>3</text:p>
          </table:table-cell>
        </table:table-row>
        <table:table-row table:style-name="ro1">
          <table:table-cell office:value-type="date" office:date-value="2013-12-10" calcext:value-type="date">
            <text:p>12/10/13</text:p>
          </table:table-cell>
          <table:table-cell table:style-name="ce2" office:value-type="date" office:date-value="2014-10-01" calcext:value-type="date">
            <text:p>10/01/14</text:p>
          </table:table-cell>
          <table:table-cell office:value-type="float" office:value="0" calcext:value-type="float">
            <text:p>0</text:p>
          </table:table-cell>
        </table:table-row>
        <table:table-row table:style-name="ro1">
          <table:table-cell office:value-type="date" office:date-value="2013-12-10" calcext:value-type="date">
            <text:p>12/10/13</text:p>
          </table:table-cell>
          <table:table-cell table:style-name="ce2" office:value-type="date" office:date-value="2014-10-08" calcext:value-type="date">
            <text:p>10/08/14</text:p>
          </table:table-cell>
          <table:table-cell office:value-type="float" office:value="0" calcext:value-type="float">
            <text:p>0</text:p>
          </table:table-cell>
        </table:table-row>
        <table:table-row table:style-name="ro1">
          <table:table-cell office:value-type="date" office:date-value="2013-12-10" calcext:value-type="date">
            <text:p>12/10/13</text:p>
          </table:table-cell>
          <table:table-cell table:style-name="ce2" office:value-type="date" office:date-value="2014-10-15" calcext:value-type="date">
            <text:p>10/15/14</text:p>
          </table:table-cell>
          <table:table-cell office:value-type="float" office:value="0" calcext:value-type="float">
            <text:p>0</text:p>
          </table:table-cell>
        </table:table-row>
        <table:table-row table:style-name="ro1">
          <table:table-cell office:value-type="date" office:date-value="2013-12-10" calcext:value-type="date">
            <text:p>12/10/13</text:p>
          </table:table-cell>
          <table:table-cell table:style-name="ce2" office:value-type="date" office:date-value="2014-10-22" calcext:value-type="date">
            <text:p>10/22/14</text:p>
          </table:table-cell>
          <table:table-cell office:value-type="float" office:value="10" calcext:value-type="float">
            <text:p>10</text:p>
          </table:table-cell>
        </table:table-row>
        <table:table-row table:style-name="ro1">
          <table:table-cell office:value-type="date" office:date-value="2013-12-11" calcext:value-type="date">
            <text:p>12/11/13</text:p>
          </table:table-cell>
          <table:table-cell table:style-name="ce2" office:value-type="date" office:date-value="2014-10-29" calcext:value-type="date">
            <text:p>10/29/14</text:p>
          </table:table-cell>
          <table:table-cell office:value-type="float" office:value="4" calcext:value-type="float">
            <text:p>4</text:p>
          </table:table-cell>
        </table:table-row>
        <table:table-row table:style-name="ro1">
          <table:table-cell office:value-type="date" office:date-value="2013-12-11" calcext:value-type="date">
            <text:p>12/11/13</text:p>
          </table:table-cell>
          <table:table-cell table:style-name="ce2" office:value-type="date" office:date-value="2014-11-05" calcext:value-type="date">
            <text:p>11/05/14</text:p>
          </table:table-cell>
          <table:table-cell office:value-type="float" office:value="0" calcext:value-type="float">
            <text:p>0</text:p>
          </table:table-cell>
        </table:table-row>
        <table:table-row table:style-name="ro1">
          <table:table-cell office:value-type="date" office:date-value="2013-12-11" calcext:value-type="date">
            <text:p>12/11/13</text:p>
          </table:table-cell>
          <table:table-cell table:style-name="ce2" office:value-type="date" office:date-value="2014-11-12" calcext:value-type="date">
            <text:p>11/12/14</text:p>
          </table:table-cell>
          <table:table-cell office:value-type="float" office:value="1" calcext:value-type="float">
            <text:p>1</text:p>
          </table:table-cell>
        </table:table-row>
        <table:table-row table:style-name="ro1">
          <table:table-cell office:value-type="date" office:date-value="2013-12-11" calcext:value-type="date">
            <text:p>12/11/13</text:p>
          </table:table-cell>
          <table:table-cell table:style-name="ce2" office:value-type="date" office:date-value="2014-11-19" calcext:value-type="date">
            <text:p>11/19/14</text:p>
          </table:table-cell>
          <table:table-cell office:value-type="float" office:value="8" calcext:value-type="float">
            <text:p>8</text:p>
          </table:table-cell>
        </table:table-row>
        <table:table-row table:style-name="ro1">
          <table:table-cell office:value-type="date" office:date-value="2013-12-11" calcext:value-type="date">
            <text:p>12/11/13</text:p>
          </table:table-cell>
          <table:table-cell table:style-name="ce2" office:value-type="date" office:date-value="2014-11-26" calcext:value-type="date">
            <text:p>11/26/14</text:p>
          </table:table-cell>
          <table:table-cell office:value-type="float" office:value="17" calcext:value-type="float">
            <text:p>17</text:p>
          </table:table-cell>
        </table:table-row>
        <table:table-row table:style-name="ro1">
          <table:table-cell office:value-type="date" office:date-value="2013-12-11" calcext:value-type="date">
            <text:p>12/11/13</text:p>
          </table:table-cell>
          <table:table-cell table:style-name="ce2" office:value-type="date" office:date-value="2014-12-03" calcext:value-type="date">
            <text:p>12/03/14</text:p>
          </table:table-cell>
          <table:table-cell office:value-type="float" office:value="9" calcext:value-type="float">
            <text:p>9</text:p>
          </table:table-cell>
        </table:table-row>
        <table:table-row table:style-name="ro1">
          <table:table-cell office:value-type="date" office:date-value="2013-12-11" calcext:value-type="date">
            <text:p>12/11/13</text:p>
          </table:table-cell>
          <table:table-cell table:style-name="ce2" office:value-type="date" office:date-value="2014-12-10" calcext:value-type="date">
            <text:p>12/10/14</text:p>
          </table:table-cell>
          <table:table-cell office:value-type="float" office:value="0" calcext:value-type="float">
            <text:p>0</text:p>
          </table:table-cell>
        </table:table-row>
        <table:table-row table:style-name="ro1">
          <table:table-cell office:value-type="date" office:date-value="2013-12-11" calcext:value-type="date">
            <text:p>12/11/13</text:p>
          </table:table-cell>
          <table:table-cell table:style-name="ce2" office:value-type="date" office:date-value="2014-12-17" calcext:value-type="date">
            <text:p>12/17/14</text:p>
          </table:table-cell>
          <table:table-cell office:value-type="float" office:value="38" calcext:value-type="float">
            <text:p>38</text:p>
          </table:table-cell>
        </table:table-row>
        <table:table-row table:style-name="ro1">
          <table:table-cell office:value-type="date" office:date-value="2013-12-11" calcext:value-type="date">
            <text:p>12/11/13</text:p>
          </table:table-cell>
          <table:table-cell table:style-name="ce2" office:value-type="date" office:date-value="2014-12-24" calcext:value-type="date">
            <text:p>12/24/14</text:p>
          </table:table-cell>
          <table:table-cell office:value-type="float" office:value="4" calcext:value-type="float">
            <text:p>4</text:p>
          </table:table-cell>
        </table:table-row>
        <table:table-row table:style-name="ro1">
          <table:table-cell office:value-type="date" office:date-value="2013-12-11" calcext:value-type="date">
            <text:p>12/11/13</text:p>
          </table:table-cell>
          <table:table-cell table:style-name="ce2" office:value-type="date" office:date-value="2014-12-31" calcext:value-type="date">
            <text:p>12/31/14</text:p>
          </table:table-cell>
          <table:table-cell office:value-type="float" office:value="0" calcext:value-type="float">
            <text:p>0</text:p>
          </table:table-cell>
        </table:table-row>
        <table:table-row table:style-name="ro1">
          <table:table-cell office:value-type="date" office:date-value="2013-12-11" calcext:value-type="date">
            <text:p>12/11/13</text:p>
          </table:table-cell>
          <table:table-cell table:style-name="ce2" office:value-type="date" office:date-value="2015-01-07" calcext:value-type="date">
            <text:p>01/07/15</text:p>
          </table:table-cell>
          <table:table-cell office:value-type="float" office:value="0" calcext:value-type="float">
            <text:p>0</text:p>
          </table:table-cell>
        </table:table-row>
        <table:table-row table:style-name="ro1">
          <table:table-cell office:value-type="date" office:date-value="2013-12-11" calcext:value-type="date">
            <text:p>12/11/13</text:p>
          </table:table-cell>
          <table:table-cell table:style-name="ce2" office:value-type="date" office:date-value="2015-01-14" calcext:value-type="date">
            <text:p>01/14/15</text:p>
          </table:table-cell>
          <table:table-cell office:value-type="float" office:value="7" calcext:value-type="float">
            <text:p>7</text:p>
          </table:table-cell>
        </table:table-row>
        <table:table-row table:style-name="ro1">
          <table:table-cell office:value-type="date" office:date-value="2013-12-11" calcext:value-type="date">
            <text:p>12/11/13</text:p>
          </table:table-cell>
          <table:table-cell table:style-name="ce2" office:value-type="date" office:date-value="2015-01-21" calcext:value-type="date">
            <text:p>01/21/15</text:p>
          </table:table-cell>
          <table:table-cell office:value-type="float" office:value="8" calcext:value-type="float">
            <text:p>8</text:p>
          </table:table-cell>
        </table:table-row>
        <table:table-row table:style-name="ro1">
          <table:table-cell office:value-type="date" office:date-value="2013-12-11" calcext:value-type="date">
            <text:p>12/11/13</text:p>
          </table:table-cell>
          <table:table-cell table:style-name="ce2" office:value-type="date" office:date-value="2015-01-28" calcext:value-type="date">
            <text:p>01/28/15</text:p>
          </table:table-cell>
          <table:table-cell office:value-type="float" office:value="1" calcext:value-type="float">
            <text:p>1</text:p>
          </table:table-cell>
        </table:table-row>
        <table:table-row table:style-name="ro1">
          <table:table-cell office:value-type="date" office:date-value="2013-12-11" calcext:value-type="date">
            <text:p>12/11/13</text:p>
          </table:table-cell>
          <table:table-cell table:style-name="ce2" office:value-type="date" office:date-value="2015-02-04" calcext:value-type="date">
            <text:p>02/04/15</text:p>
          </table:table-cell>
          <table:table-cell office:value-type="float" office:value="0" calcext:value-type="float">
            <text:p>0</text:p>
          </table:table-cell>
        </table:table-row>
        <table:table-row table:style-name="ro1">
          <table:table-cell office:value-type="date" office:date-value="2013-12-11" calcext:value-type="date">
            <text:p>12/11/13</text:p>
          </table:table-cell>
          <table:table-cell table:style-name="ce2" office:value-type="date" office:date-value="2015-02-11" calcext:value-type="date">
            <text:p>02/11/15</text:p>
          </table:table-cell>
          <table:table-cell office:value-type="float" office:value="23" calcext:value-type="float">
            <text:p>23</text:p>
          </table:table-cell>
        </table:table-row>
        <table:table-row table:style-name="ro1">
          <table:table-cell office:value-type="date" office:date-value="2013-12-11" calcext:value-type="date">
            <text:p>12/11/13</text:p>
          </table:table-cell>
          <table:table-cell table:style-name="ce2" office:value-type="date" office:date-value="2015-02-18" calcext:value-type="date">
            <text:p>02/18/15</text:p>
          </table:table-cell>
          <table:table-cell office:value-type="float" office:value="3" calcext:value-type="float">
            <text:p>3</text:p>
          </table:table-cell>
        </table:table-row>
        <table:table-row table:style-name="ro1">
          <table:table-cell office:value-type="date" office:date-value="2013-12-11" calcext:value-type="date">
            <text:p>12/11/13</text:p>
          </table:table-cell>
          <table:table-cell table:style-name="ce2" office:value-type="date" office:date-value="2015-02-25" calcext:value-type="date">
            <text:p>02/25/15</text:p>
          </table:table-cell>
          <table:table-cell office:value-type="float" office:value="3" calcext:value-type="float">
            <text:p>3</text:p>
          </table:table-cell>
        </table:table-row>
        <table:table-row table:style-name="ro1">
          <table:table-cell office:value-type="date" office:date-value="2013-12-11" calcext:value-type="date">
            <text:p>12/11/13</text:p>
          </table:table-cell>
          <table:table-cell table:style-name="ce2" office:value-type="date" office:date-value="2015-03-04" calcext:value-type="date">
            <text:p>03/04/15</text:p>
          </table:table-cell>
          <table:table-cell office:value-type="float" office:value="0" calcext:value-type="float">
            <text:p>0</text:p>
          </table:table-cell>
        </table:table-row>
        <table:table-row table:style-name="ro1">
          <table:table-cell office:value-type="date" office:date-value="2013-12-11" calcext:value-type="date">
            <text:p>12/11/13</text:p>
          </table:table-cell>
          <table:table-cell table:style-name="ce2" office:value-type="date" office:date-value="2015-03-11" calcext:value-type="date">
            <text:p>03/11/15</text:p>
          </table:table-cell>
          <table:table-cell office:value-type="float" office:value="34" calcext:value-type="float">
            <text:p>34</text:p>
          </table:table-cell>
        </table:table-row>
        <table:table-row table:style-name="ro1">
          <table:table-cell office:value-type="date" office:date-value="2013-12-12" calcext:value-type="date">
            <text:p>12/12/13</text:p>
          </table:table-cell>
          <table:table-cell table:style-name="ce2" office:value-type="date" office:date-value="2015-03-18" calcext:value-type="date">
            <text:p>03/18/15</text:p>
          </table:table-cell>
          <table:table-cell office:value-type="float" office:value="7" calcext:value-type="float">
            <text:p>7</text:p>
          </table:table-cell>
        </table:table-row>
        <table:table-row table:style-name="ro1">
          <table:table-cell office:value-type="date" office:date-value="2013-12-12" calcext:value-type="date">
            <text:p>12/12/13</text:p>
          </table:table-cell>
          <table:table-cell table:style-name="ce2" office:value-type="date" office:date-value="2015-03-25" calcext:value-type="date">
            <text:p>03/25/15</text:p>
          </table:table-cell>
          <table:table-cell office:value-type="float" office:value="9" calcext:value-type="float">
            <text:p>9</text:p>
          </table:table-cell>
        </table:table-row>
        <table:table-row table:style-name="ro1">
          <table:table-cell office:value-type="date" office:date-value="2013-12-12" calcext:value-type="date">
            <text:p>12/12/13</text:p>
          </table:table-cell>
          <table:table-cell table:style-name="ce2" office:value-type="date" office:date-value="2015-04-01" calcext:value-type="date">
            <text:p>04/01/15</text:p>
          </table:table-cell>
          <table:table-cell office:value-type="float" office:value="0" calcext:value-type="float">
            <text:p>0</text:p>
          </table:table-cell>
        </table:table-row>
        <table:table-row table:style-name="ro1">
          <table:table-cell office:value-type="date" office:date-value="2013-12-12" calcext:value-type="date">
            <text:p>12/12/13</text:p>
          </table:table-cell>
          <table:table-cell table:style-name="ce2" office:value-type="date" office:date-value="2015-04-08" calcext:value-type="date">
            <text:p>04/08/15</text:p>
          </table:table-cell>
          <table:table-cell office:value-type="float" office:value="0" calcext:value-type="float">
            <text:p>0</text:p>
          </table:table-cell>
        </table:table-row>
        <table:table-row table:style-name="ro1">
          <table:table-cell office:value-type="date" office:date-value="2013-12-12" calcext:value-type="date">
            <text:p>12/12/13</text:p>
          </table:table-cell>
          <table:table-cell table:style-name="ce2" office:value-type="date" office:date-value="2015-04-15" calcext:value-type="date">
            <text:p>04/15/15</text:p>
          </table:table-cell>
          <table:table-cell office:value-type="float" office:value="8" calcext:value-type="float">
            <text:p>8</text:p>
          </table:table-cell>
        </table:table-row>
        <table:table-row table:style-name="ro1">
          <table:table-cell office:value-type="date" office:date-value="2013-12-12" calcext:value-type="date">
            <text:p>12/12/13</text:p>
          </table:table-cell>
          <table:table-cell table:style-name="ce2" office:value-type="date" office:date-value="2015-04-22" calcext:value-type="date">
            <text:p>04/22/15</text:p>
          </table:table-cell>
          <table:table-cell office:value-type="float" office:value="0" calcext:value-type="float">
            <text:p>0</text:p>
          </table:table-cell>
        </table:table-row>
        <table:table-row table:style-name="ro1">
          <table:table-cell office:value-type="date" office:date-value="2013-12-12" calcext:value-type="date">
            <text:p>12/12/13</text:p>
          </table:table-cell>
          <table:table-cell table:style-name="ce2" office:value-type="date" office:date-value="2015-04-29" calcext:value-type="date">
            <text:p>04/29/15</text:p>
          </table:table-cell>
          <table:table-cell office:value-type="float" office:value="83" calcext:value-type="float">
            <text:p>83</text:p>
          </table:table-cell>
        </table:table-row>
        <table:table-row table:style-name="ro1">
          <table:table-cell office:value-type="date" office:date-value="2013-12-12" calcext:value-type="date">
            <text:p>12/12/13</text:p>
          </table:table-cell>
          <table:table-cell table:style-name="ce2" office:value-type="date" office:date-value="2015-05-06" calcext:value-type="date">
            <text:p>05/06/15</text:p>
          </table:table-cell>
          <table:table-cell office:value-type="float" office:value="7" calcext:value-type="float">
            <text:p>7</text:p>
          </table:table-cell>
        </table:table-row>
        <table:table-row table:style-name="ro1">
          <table:table-cell office:value-type="date" office:date-value="2013-12-12" calcext:value-type="date">
            <text:p>12/12/13</text:p>
          </table:table-cell>
          <table:table-cell table:style-name="ce2" office:value-type="date" office:date-value="2015-05-13" calcext:value-type="date">
            <text:p>05/13/15</text:p>
          </table:table-cell>
          <table:table-cell office:value-type="float" office:value="0" calcext:value-type="float">
            <text:p>0</text:p>
          </table:table-cell>
        </table:table-row>
        <table:table-row table:style-name="ro1">
          <table:table-cell office:value-type="date" office:date-value="2013-12-12" calcext:value-type="date">
            <text:p>12/12/13</text:p>
          </table:table-cell>
          <table:table-cell table:style-name="ce2" office:value-type="date" office:date-value="2015-05-20" calcext:value-type="date">
            <text:p>05/20/15</text:p>
          </table:table-cell>
          <table:table-cell office:value-type="float" office:value="27" calcext:value-type="float">
            <text:p>27</text:p>
          </table:table-cell>
        </table:table-row>
        <table:table-row table:style-name="ro1">
          <table:table-cell office:value-type="date" office:date-value="2013-12-12" calcext:value-type="date">
            <text:p>12/12/13</text:p>
          </table:table-cell>
          <table:table-cell table:style-name="ce2" office:value-type="date" office:date-value="2015-05-27" calcext:value-type="date">
            <text:p>05/27/15</text:p>
          </table:table-cell>
          <table:table-cell office:value-type="float" office:value="4" calcext:value-type="float">
            <text:p>4</text:p>
          </table:table-cell>
        </table:table-row>
        <table:table-row table:style-name="ro1">
          <table:table-cell office:value-type="date" office:date-value="2013-12-12" calcext:value-type="date">
            <text:p>12/12/13</text:p>
          </table:table-cell>
          <table:table-cell table:style-name="ce2" office:value-type="date" office:date-value="2015-06-03" calcext:value-type="date">
            <text:p>06/03/15</text:p>
          </table:table-cell>
          <table:table-cell office:value-type="float" office:value="0" calcext:value-type="float">
            <text:p>0</text:p>
          </table:table-cell>
        </table:table-row>
        <table:table-row table:style-name="ro1">
          <table:table-cell office:value-type="date" office:date-value="2013-12-12" calcext:value-type="date">
            <text:p>12/12/13</text:p>
          </table:table-cell>
          <table:table-cell table:style-name="ce2" office:value-type="date" office:date-value="2015-06-10" calcext:value-type="date">
            <text:p>06/10/15</text:p>
          </table:table-cell>
          <table:table-cell office:value-type="float" office:value="15" calcext:value-type="float">
            <text:p>15</text:p>
          </table:table-cell>
        </table:table-row>
        <table:table-row table:style-name="ro1">
          <table:table-cell office:value-type="date" office:date-value="2013-12-12" calcext:value-type="date">
            <text:p>12/12/13</text:p>
          </table:table-cell>
          <table:table-cell table:style-name="ce2" office:value-type="date" office:date-value="2015-06-17" calcext:value-type="date">
            <text:p>06/17/15</text:p>
          </table:table-cell>
          <table:table-cell office:value-type="float" office:value="4" calcext:value-type="float">
            <text:p>4</text:p>
          </table:table-cell>
        </table:table-row>
        <table:table-row table:style-name="ro1">
          <table:table-cell office:value-type="date" office:date-value="2013-12-12" calcext:value-type="date">
            <text:p>12/12/13</text:p>
          </table:table-cell>
          <table:table-cell table:style-name="ce2" office:value-type="date" office:date-value="2015-06-24" calcext:value-type="date">
            <text:p>06/24/15</text:p>
          </table:table-cell>
          <table:table-cell office:value-type="float" office:value="3" calcext:value-type="float">
            <text:p>3</text:p>
          </table:table-cell>
        </table:table-row>
        <table:table-row table:style-name="ro1">
          <table:table-cell office:value-type="date" office:date-value="2014-01-13" calcext:value-type="date">
            <text:p>01/13/14</text:p>
          </table:table-cell>
          <table:table-cell table:style-name="ce2" office:value-type="date" office:date-value="2015-07-01" calcext:value-type="date">
            <text:p>07/01/15</text:p>
          </table:table-cell>
          <table:table-cell office:value-type="float" office:value="0" calcext:value-type="float">
            <text:p>0</text:p>
          </table:table-cell>
        </table:table-row>
        <table:table-row table:style-name="ro1">
          <table:table-cell office:value-type="date" office:date-value="2014-01-13" calcext:value-type="date">
            <text:p>01/13/14</text:p>
          </table:table-cell>
          <table:table-cell table:style-name="ce2" office:value-type="date" office:date-value="2015-07-08" calcext:value-type="date">
            <text:p>07/08/15</text:p>
          </table:table-cell>
          <table:table-cell office:value-type="float" office:value="14" calcext:value-type="float">
            <text:p>14</text:p>
          </table:table-cell>
        </table:table-row>
        <table:table-row table:style-name="ro1">
          <table:table-cell office:value-type="date" office:date-value="2014-01-14" calcext:value-type="date">
            <text:p>01/14/14</text:p>
          </table:table-cell>
          <table:table-cell table:style-name="ce2" office:value-type="date" office:date-value="2015-07-15" calcext:value-type="date">
            <text:p>07/15/15</text:p>
          </table:table-cell>
          <table:table-cell office:value-type="float" office:value="11" calcext:value-type="float">
            <text:p>11</text:p>
          </table:table-cell>
        </table:table-row>
        <table:table-row table:style-name="ro1">
          <table:table-cell office:value-type="date" office:date-value="2014-01-14" calcext:value-type="date">
            <text:p>01/14/14</text:p>
          </table:table-cell>
          <table:table-cell table:style-name="ce2" office:value-type="date" office:date-value="2015-07-22" calcext:value-type="date">
            <text:p>07/22/15</text:p>
          </table:table-cell>
          <table:table-cell office:value-type="float" office:value="0" calcext:value-type="float">
            <text:p>0</text:p>
          </table:table-cell>
        </table:table-row>
        <table:table-row table:style-name="ro1">
          <table:table-cell office:value-type="date" office:date-value="2014-01-14" calcext:value-type="date">
            <text:p>01/14/14</text:p>
          </table:table-cell>
          <table:table-cell table:style-name="ce2" office:value-type="date" office:date-value="2015-07-29" calcext:value-type="date">
            <text:p>07/29/15</text:p>
          </table:table-cell>
          <table:table-cell office:value-type="float" office:value="0" calcext:value-type="float">
            <text:p>0</text:p>
          </table:table-cell>
        </table:table-row>
        <table:table-row table:style-name="ro1">
          <table:table-cell office:value-type="date" office:date-value="2014-01-14" calcext:value-type="date">
            <text:p>01/14/14</text:p>
          </table:table-cell>
          <table:table-cell table:style-name="ce2" office:value-type="date" office:date-value="2015-08-05" calcext:value-type="date">
            <text:p>08/05/15</text:p>
          </table:table-cell>
          <table:table-cell office:value-type="float" office:value="0" calcext:value-type="float">
            <text:p>0</text:p>
          </table:table-cell>
        </table:table-row>
        <table:table-row table:style-name="ro1">
          <table:table-cell office:value-type="date" office:date-value="2014-01-14" calcext:value-type="date">
            <text:p>01/14/14</text:p>
          </table:table-cell>
          <table:table-cell table:style-name="ce2" office:value-type="date" office:date-value="2015-08-12" calcext:value-type="date">
            <text:p>08/12/15</text:p>
          </table:table-cell>
          <table:table-cell office:value-type="float" office:value="0" calcext:value-type="float">
            <text:p>0</text:p>
          </table:table-cell>
        </table:table-row>
        <table:table-row table:style-name="ro1">
          <table:table-cell office:value-type="date" office:date-value="2014-01-14" calcext:value-type="date">
            <text:p>01/14/14</text:p>
          </table:table-cell>
          <table:table-cell table:style-name="ce2" office:value-type="date" office:date-value="2015-08-19" calcext:value-type="date">
            <text:p>08/19/15</text:p>
          </table:table-cell>
          <table:table-cell office:value-type="float" office:value="0" calcext:value-type="float">
            <text:p>0</text:p>
          </table:table-cell>
        </table:table-row>
        <table:table-row table:style-name="ro1">
          <table:table-cell office:value-type="date" office:date-value="2014-01-14" calcext:value-type="date">
            <text:p>01/14/14</text:p>
          </table:table-cell>
          <table:table-cell table:style-name="ce2" office:value-type="date" office:date-value="2015-08-26" calcext:value-type="date">
            <text:p>08/26/15</text:p>
          </table:table-cell>
          <table:table-cell office:value-type="float" office:value="0" calcext:value-type="float">
            <text:p>0</text:p>
          </table:table-cell>
        </table:table-row>
        <table:table-row table:style-name="ro1">
          <table:table-cell office:value-type="date" office:date-value="2014-01-14" calcext:value-type="date">
            <text:p>01/14/14</text:p>
          </table:table-cell>
          <table:table-cell table:style-name="ce2" office:value-type="date" office:date-value="2015-09-02" calcext:value-type="date">
            <text:p>09/02/15</text:p>
          </table:table-cell>
          <table:table-cell office:value-type="float" office:value="0" calcext:value-type="float">
            <text:p>0</text:p>
          </table:table-cell>
        </table:table-row>
        <table:table-row table:style-name="ro1">
          <table:table-cell office:value-type="date" office:date-value="2014-01-14" calcext:value-type="date">
            <text:p>01/14/14</text:p>
          </table:table-cell>
          <table:table-cell table:style-name="ce2" office:value-type="date" office:date-value="2015-09-09" calcext:value-type="date">
            <text:p>09/09/15</text:p>
          </table:table-cell>
          <table:table-cell office:value-type="float" office:value="23" calcext:value-type="float">
            <text:p>23</text:p>
          </table:table-cell>
        </table:table-row>
        <table:table-row table:style-name="ro1">
          <table:table-cell office:value-type="date" office:date-value="2014-01-14" calcext:value-type="date">
            <text:p>01/14/14</text:p>
          </table:table-cell>
          <table:table-cell table:style-name="ce2" office:value-type="date" office:date-value="2015-09-16" calcext:value-type="date">
            <text:p>09/16/15</text:p>
          </table:table-cell>
          <table:table-cell office:value-type="float" office:value="12" calcext:value-type="float">
            <text:p>12</text:p>
          </table:table-cell>
        </table:table-row>
        <table:table-row table:style-name="ro1">
          <table:table-cell office:value-type="date" office:date-value="2014-01-14" calcext:value-type="date">
            <text:p>01/14/14</text:p>
          </table:table-cell>
          <table:table-cell table:style-name="ce2" office:value-type="date" office:date-value="2015-09-23" calcext:value-type="date">
            <text:p>09/23/15</text:p>
          </table:table-cell>
          <table:table-cell office:value-type="float" office:value="0" calcext:value-type="float">
            <text:p>0</text:p>
          </table:table-cell>
        </table:table-row>
        <table:table-row table:style-name="ro1">
          <table:table-cell office:value-type="date" office:date-value="2014-01-14" calcext:value-type="date">
            <text:p>01/14/14</text:p>
          </table:table-cell>
          <table:table-cell table:style-name="ce2" office:value-type="date" office:date-value="2015-09-30" calcext:value-type="date">
            <text:p>09/30/15</text:p>
          </table:table-cell>
          <table:table-cell office:value-type="float" office:value="0" calcext:value-type="float">
            <text:p>0</text:p>
          </table:table-cell>
        </table:table-row>
        <table:table-row table:style-name="ro1">
          <table:table-cell office:value-type="date" office:date-value="2014-01-14" calcext:value-type="date">
            <text:p>01/14/14</text:p>
          </table:table-cell>
          <table:table-cell table:style-name="ce2" office:value-type="date" office:date-value="2015-10-07" calcext:value-type="date">
            <text:p>10/07/15</text:p>
          </table:table-cell>
          <table:table-cell office:value-type="float" office:value="18" calcext:value-type="float">
            <text:p>18</text:p>
          </table:table-cell>
        </table:table-row>
        <table:table-row table:style-name="ro1">
          <table:table-cell office:value-type="date" office:date-value="2014-01-14" calcext:value-type="date">
            <text:p>01/14/14</text:p>
          </table:table-cell>
          <table:table-cell table:style-name="ce2" office:value-type="date" office:date-value="2015-10-14" calcext:value-type="date">
            <text:p>10/14/15</text:p>
          </table:table-cell>
          <table:table-cell office:value-type="float" office:value="13" calcext:value-type="float">
            <text:p>13</text:p>
          </table:table-cell>
        </table:table-row>
        <table:table-row table:style-name="ro1">
          <table:table-cell office:value-type="date" office:date-value="2014-01-15" calcext:value-type="date">
            <text:p>01/15/14</text:p>
          </table:table-cell>
          <table:table-cell table:style-name="ce2" office:value-type="date" office:date-value="2015-10-21" calcext:value-type="date">
            <text:p>10/21/15</text:p>
          </table:table-cell>
          <table:table-cell office:value-type="float" office:value="0" calcext:value-type="float">
            <text:p>0</text:p>
          </table:table-cell>
        </table:table-row>
        <table:table-row table:style-name="ro1">
          <table:table-cell office:value-type="date" office:date-value="2014-01-15" calcext:value-type="date">
            <text:p>01/15/14</text:p>
          </table:table-cell>
          <table:table-cell table:style-name="ce2" office:value-type="date" office:date-value="2015-10-28" calcext:value-type="date">
            <text:p>10/28/15</text:p>
          </table:table-cell>
          <table:table-cell office:value-type="float" office:value="30" calcext:value-type="float">
            <text:p>30</text:p>
          </table:table-cell>
        </table:table-row>
        <table:table-row table:style-name="ro1">
          <table:table-cell office:value-type="date" office:date-value="2014-01-15" calcext:value-type="date">
            <text:p>01/15/14</text:p>
          </table:table-cell>
          <table:table-cell table:style-name="ce2" office:value-type="date" office:date-value="2015-11-04" calcext:value-type="date">
            <text:p>11/04/15</text:p>
          </table:table-cell>
          <table:table-cell office:value-type="float" office:value="9" calcext:value-type="float">
            <text:p>9</text:p>
          </table:table-cell>
        </table:table-row>
        <table:table-row table:style-name="ro1">
          <table:table-cell office:value-type="date" office:date-value="2014-01-15" calcext:value-type="date">
            <text:p>01/15/14</text:p>
          </table:table-cell>
          <table:table-cell table:style-name="ce2" office:value-type="date" office:date-value="2015-11-11" calcext:value-type="date">
            <text:p>11/11/15</text:p>
          </table:table-cell>
          <table:table-cell office:value-type="float" office:value="3" calcext:value-type="float">
            <text:p>3</text:p>
          </table:table-cell>
        </table:table-row>
        <table:table-row table:style-name="ro1">
          <table:table-cell office:value-type="date" office:date-value="2014-01-15" calcext:value-type="date">
            <text:p>01/15/14</text:p>
          </table:table-cell>
          <table:table-cell table:style-name="ce2" office:value-type="date" office:date-value="2015-11-18" calcext:value-type="date">
            <text:p>11/18/15</text:p>
          </table:table-cell>
          <table:table-cell office:value-type="float" office:value="0" calcext:value-type="float">
            <text:p>0</text:p>
          </table:table-cell>
        </table:table-row>
        <table:table-row table:style-name="ro1">
          <table:table-cell office:value-type="date" office:date-value="2014-01-15" calcext:value-type="date">
            <text:p>01/15/14</text:p>
          </table:table-cell>
          <table:table-cell table:style-name="ce2" office:value-type="date" office:date-value="2015-11-25" calcext:value-type="date">
            <text:p>11/25/15</text:p>
          </table:table-cell>
          <table:table-cell office:value-type="float" office:value="17" calcext:value-type="float">
            <text:p>17</text:p>
          </table:table-cell>
        </table:table-row>
        <table:table-row table:style-name="ro1">
          <table:table-cell office:value-type="date" office:date-value="2014-01-15" calcext:value-type="date">
            <text:p>01/15/14</text:p>
          </table:table-cell>
          <table:table-cell table:style-name="ce2" office:value-type="date" office:date-value="2015-12-02" calcext:value-type="date">
            <text:p>12/02/15</text:p>
          </table:table-cell>
          <table:table-cell office:value-type="float" office:value="10" calcext:value-type="float">
            <text:p>10</text:p>
          </table:table-cell>
        </table:table-row>
        <table:table-row table:style-name="ro1">
          <table:table-cell office:value-type="date" office:date-value="2014-01-15" calcext:value-type="date">
            <text:p>01/15/14</text:p>
          </table:table-cell>
          <table:table-cell table:style-name="ce2" office:value-type="date" office:date-value="2015-12-09" calcext:value-type="date">
            <text:p>12/09/15</text:p>
          </table:table-cell>
          <table:table-cell office:value-type="float" office:value="0" calcext:value-type="float">
            <text:p>0</text:p>
          </table:table-cell>
        </table:table-row>
        <table:table-row table:style-name="ro1">
          <table:table-cell office:value-type="date" office:date-value="2014-01-15" calcext:value-type="date">
            <text:p>01/15/14</text:p>
          </table:table-cell>
          <table:table-cell table:style-name="ce2" office:value-type="date" office:date-value="2015-12-16" calcext:value-type="date">
            <text:p>12/16/15</text:p>
          </table:table-cell>
          <table:table-cell office:value-type="float" office:value="36" calcext:value-type="float">
            <text:p>36</text:p>
          </table:table-cell>
        </table:table-row>
        <table:table-row table:style-name="ro1">
          <table:table-cell office:value-type="date" office:date-value="2014-01-15" calcext:value-type="date">
            <text:p>01/15/14</text:p>
          </table:table-cell>
          <table:table-cell table:style-name="ce2" office:value-type="date" office:date-value="2015-12-23" calcext:value-type="date">
            <text:p>12/23/15</text:p>
          </table:table-cell>
          <table:table-cell office:value-type="float" office:value="10" calcext:value-type="float">
            <text:p>10</text:p>
          </table:table-cell>
        </table:table-row>
        <table:table-row table:style-name="ro1">
          <table:table-cell office:value-type="date" office:date-value="2014-01-15" calcext:value-type="date">
            <text:p>01/15/14</text:p>
          </table:table-cell>
          <table:table-cell table:style-name="ce2" office:value-type="date" office:date-value="2015-12-30" calcext:value-type="date">
            <text:p>12/30/15</text:p>
          </table:table-cell>
          <table:table-cell office:value-type="float" office:value="0" calcext:value-type="float">
            <text:p>0</text:p>
          </table:table-cell>
        </table:table-row>
        <table:table-row table:style-name="ro1">
          <table:table-cell office:value-type="date" office:date-value="2014-01-15" calcext:value-type="date">
            <text:p>01/15/14</text:p>
          </table:table-cell>
          <table:table-cell table:style-name="ce2" office:value-type="date" office:date-value="2016-01-06" calcext:value-type="date">
            <text:p>01/06/16</text:p>
          </table:table-cell>
          <table:table-cell office:value-type="float" office:value="0" calcext:value-type="float">
            <text:p>0</text:p>
          </table:table-cell>
        </table:table-row>
        <table:table-row table:style-name="ro1">
          <table:table-cell office:value-type="date" office:date-value="2014-01-15" calcext:value-type="date">
            <text:p>01/15/14</text:p>
          </table:table-cell>
          <table:table-cell table:style-name="ce2" office:value-type="date" office:date-value="2016-01-13" calcext:value-type="date">
            <text:p>01/13/16</text:p>
          </table:table-cell>
          <table:table-cell office:value-type="float" office:value="0" calcext:value-type="float">
            <text:p>0</text:p>
          </table:table-cell>
        </table:table-row>
        <table:table-row table:style-name="ro1">
          <table:table-cell office:value-type="date" office:date-value="2014-01-15" calcext:value-type="date">
            <text:p>01/15/14</text:p>
          </table:table-cell>
          <table:table-cell table:style-name="ce2" office:value-type="date" office:date-value="2016-01-20" calcext:value-type="date">
            <text:p>01/20/16</text:p>
          </table:table-cell>
          <table:table-cell office:value-type="float" office:value="17" calcext:value-type="float">
            <text:p>17</text:p>
          </table:table-cell>
        </table:table-row>
        <table:table-row table:style-name="ro1">
          <table:table-cell office:value-type="date" office:date-value="2014-01-15" calcext:value-type="date">
            <text:p>01/15/14</text:p>
          </table:table-cell>
          <table:table-cell table:style-name="ce2" office:value-type="date" office:date-value="2016-01-27" calcext:value-type="date">
            <text:p>01/27/16</text:p>
          </table:table-cell>
          <table:table-cell office:value-type="float" office:value="0" calcext:value-type="float">
            <text:p>0</text:p>
          </table:table-cell>
        </table:table-row>
        <table:table-row table:style-name="ro1">
          <table:table-cell office:value-type="date" office:date-value="2014-01-16" calcext:value-type="date">
            <text:p>01/16/14</text:p>
          </table:table-cell>
          <table:table-cell table:style-name="ce2" office:value-type="date" office:date-value="2016-02-03" calcext:value-type="date">
            <text:p>02/03/16</text:p>
          </table:table-cell>
          <table:table-cell office:value-type="float" office:value="13" calcext:value-type="float">
            <text:p>13</text:p>
          </table:table-cell>
        </table:table-row>
        <table:table-row table:style-name="ro1">
          <table:table-cell office:value-type="date" office:date-value="2014-01-16" calcext:value-type="date">
            <text:p>01/16/14</text:p>
          </table:table-cell>
          <table:table-cell table:style-name="ce2" office:value-type="date" office:date-value="2016-02-10" calcext:value-type="date">
            <text:p>02/10/16</text:p>
          </table:table-cell>
          <table:table-cell office:value-type="float" office:value="8" calcext:value-type="float">
            <text:p>8</text:p>
          </table:table-cell>
        </table:table-row>
        <table:table-row table:style-name="ro1">
          <table:table-cell office:value-type="date" office:date-value="2014-01-16" calcext:value-type="date">
            <text:p>01/16/14</text:p>
          </table:table-cell>
          <table:table-cell table:style-name="ce2" office:value-type="date" office:date-value="2016-02-17" calcext:value-type="date">
            <text:p>02/17/16</text:p>
          </table:table-cell>
          <table:table-cell office:value-type="float" office:value="0" calcext:value-type="float">
            <text:p>0</text:p>
          </table:table-cell>
        </table:table-row>
        <table:table-row table:style-name="ro1">
          <table:table-cell office:value-type="date" office:date-value="2014-01-16" calcext:value-type="date">
            <text:p>01/16/14</text:p>
          </table:table-cell>
          <table:table-cell table:style-name="ce2" office:value-type="date" office:date-value="2016-02-24" calcext:value-type="date">
            <text:p>02/24/16</text:p>
          </table:table-cell>
          <table:table-cell office:value-type="float" office:value="3" calcext:value-type="float">
            <text:p>3</text:p>
          </table:table-cell>
        </table:table-row>
        <table:table-row table:style-name="ro1">
          <table:table-cell office:value-type="date" office:date-value="2014-01-16" calcext:value-type="date">
            <text:p>01/16/14</text:p>
          </table:table-cell>
          <table:table-cell table:style-name="ce2" office:value-type="date" office:date-value="2016-03-02" calcext:value-type="date">
            <text:p>03/02/16</text:p>
          </table:table-cell>
          <table:table-cell office:value-type="float" office:value="15" calcext:value-type="float">
            <text:p>15</text:p>
          </table:table-cell>
        </table:table-row>
        <table:table-row table:style-name="ro1">
          <table:table-cell office:value-type="date" office:date-value="2014-01-16" calcext:value-type="date">
            <text:p>01/16/14</text:p>
          </table:table-cell>
          <table:table-cell table:style-name="ce2" office:value-type="date" office:date-value="2016-03-09" calcext:value-type="date">
            <text:p>03/09/16</text:p>
          </table:table-cell>
          <table:table-cell office:value-type="float" office:value="11" calcext:value-type="float">
            <text:p>11</text:p>
          </table:table-cell>
        </table:table-row>
        <table:table-row table:style-name="ro1">
          <table:table-cell office:value-type="date" office:date-value="2014-01-16" calcext:value-type="date">
            <text:p>01/16/14</text:p>
          </table:table-cell>
          <table:table-cell table:style-name="ce2" office:value-type="date" office:date-value="2016-03-16" calcext:value-type="date">
            <text:p>03/16/16</text:p>
          </table:table-cell>
          <table:table-cell office:value-type="float" office:value="7" calcext:value-type="float">
            <text:p>7</text:p>
          </table:table-cell>
        </table:table-row>
        <table:table-row table:style-name="ro1">
          <table:table-cell office:value-type="date" office:date-value="2014-01-16" calcext:value-type="date">
            <text:p>01/16/14</text:p>
          </table:table-cell>
          <table:table-cell table:style-name="ce2" office:value-type="date" office:date-value="2016-03-23" calcext:value-type="date">
            <text:p>03/23/16</text:p>
          </table:table-cell>
          <table:table-cell office:value-type="float" office:value="0" calcext:value-type="float">
            <text:p>0</text:p>
          </table:table-cell>
        </table:table-row>
        <table:table-row table:style-name="ro1">
          <table:table-cell office:value-type="date" office:date-value="2014-02-03" calcext:value-type="date">
            <text:p>02/03/14</text:p>
          </table:table-cell>
          <table:table-cell table:style-name="ce2" office:value-type="date" office:date-value="2016-03-30" calcext:value-type="date">
            <text:p>03/30/16</text:p>
          </table:table-cell>
          <table:table-cell office:value-type="float" office:value="0" calcext:value-type="float">
            <text:p>0</text:p>
          </table:table-cell>
        </table:table-row>
        <table:table-row table:style-name="ro1">
          <table:table-cell office:value-type="date" office:date-value="2014-02-04" calcext:value-type="date">
            <text:p>02/04/14</text:p>
          </table:table-cell>
          <table:table-cell table:style-name="ce2" office:value-type="date" office:date-value="2016-04-06" calcext:value-type="date">
            <text:p>04/06/16</text:p>
          </table:table-cell>
          <table:table-cell office:value-type="float" office:value="0" calcext:value-type="float">
            <text:p>0</text:p>
          </table:table-cell>
        </table:table-row>
        <table:table-row table:style-name="ro1">
          <table:table-cell office:value-type="date" office:date-value="2014-02-04" calcext:value-type="date">
            <text:p>02/04/14</text:p>
          </table:table-cell>
          <table:table-cell table:style-name="ce2" office:value-type="date" office:date-value="2016-04-13" calcext:value-type="date">
            <text:p>04/13/16</text:p>
          </table:table-cell>
          <table:table-cell office:value-type="float" office:value="35" calcext:value-type="float">
            <text:p>35</text:p>
          </table:table-cell>
        </table:table-row>
        <table:table-row table:style-name="ro1">
          <table:table-cell office:value-type="date" office:date-value="2014-02-05" calcext:value-type="date">
            <text:p>02/05/14</text:p>
          </table:table-cell>
          <table:table-cell table:style-name="ce2" office:value-type="date" office:date-value="2016-04-20" calcext:value-type="date">
            <text:p>04/20/16</text:p>
          </table:table-cell>
          <table:table-cell office:value-type="float" office:value="5" calcext:value-type="float">
            <text:p>5</text:p>
          </table:table-cell>
        </table:table-row>
        <table:table-row table:style-name="ro1">
          <table:table-cell office:value-type="date" office:date-value="2014-02-05" calcext:value-type="date">
            <text:p>02/05/14</text:p>
          </table:table-cell>
          <table:table-cell table:style-name="ce2" office:value-type="date" office:date-value="2016-04-27" calcext:value-type="date">
            <text:p>04/27/16</text:p>
          </table:table-cell>
          <table:table-cell office:value-type="float" office:value="0" calcext:value-type="float">
            <text:p>0</text:p>
          </table:table-cell>
        </table:table-row>
        <table:table-row table:style-name="ro1">
          <table:table-cell office:value-type="date" office:date-value="2014-02-05" calcext:value-type="date">
            <text:p>02/05/14</text:p>
          </table:table-cell>
          <table:table-cell table:style-name="ce2" office:value-type="date" office:date-value="2016-05-04" calcext:value-type="date">
            <text:p>05/04/16</text:p>
          </table:table-cell>
          <table:table-cell office:value-type="float" office:value="63" calcext:value-type="float">
            <text:p>63</text:p>
          </table:table-cell>
        </table:table-row>
        <table:table-row table:style-name="ro1">
          <table:table-cell office:value-type="date" office:date-value="2014-02-05" calcext:value-type="date">
            <text:p>02/05/14</text:p>
          </table:table-cell>
          <table:table-cell table:style-name="ce2" office:value-type="date" office:date-value="2016-05-11" calcext:value-type="date">
            <text:p>05/11/16</text:p>
          </table:table-cell>
          <table:table-cell office:value-type="float" office:value="18" calcext:value-type="float">
            <text:p>18</text:p>
          </table:table-cell>
        </table:table-row>
        <table:table-row table:style-name="ro1">
          <table:table-cell office:value-type="date" office:date-value="2014-02-05" calcext:value-type="date">
            <text:p>02/05/14</text:p>
          </table:table-cell>
          <table:table-cell table:style-name="ce2" office:value-type="date" office:date-value="2016-05-18" calcext:value-type="date">
            <text:p>05/18/16</text:p>
          </table:table-cell>
          <table:table-cell office:value-type="float" office:value="7" calcext:value-type="float">
            <text:p>7</text:p>
          </table:table-cell>
        </table:table-row>
        <table:table-row table:style-name="ro1">
          <table:table-cell office:value-type="date" office:date-value="2014-02-05" calcext:value-type="date">
            <text:p>02/05/14</text:p>
          </table:table-cell>
          <table:table-cell table:style-name="ce2" office:value-type="date" office:date-value="2016-05-25" calcext:value-type="date">
            <text:p>05/25/16</text:p>
          </table:table-cell>
          <table:table-cell office:value-type="float" office:value="3" calcext:value-type="float">
            <text:p>3</text:p>
          </table:table-cell>
        </table:table-row>
        <table:table-row table:style-name="ro1">
          <table:table-cell office:value-type="date" office:date-value="2014-02-05" calcext:value-type="date">
            <text:p>02/05/14</text:p>
          </table:table-cell>
          <table:table-cell table:style-name="ce2" office:value-type="date" office:date-value="2016-06-01" calcext:value-type="date">
            <text:p>06/01/16</text:p>
          </table:table-cell>
          <table:table-cell office:value-type="float" office:value="8" calcext:value-type="float">
            <text:p>8</text:p>
          </table:table-cell>
        </table:table-row>
        <table:table-row table:style-name="ro1">
          <table:table-cell office:value-type="date" office:date-value="2014-02-05" calcext:value-type="date">
            <text:p>02/05/14</text:p>
          </table:table-cell>
          <table:table-cell table:style-name="ce2" office:value-type="date" office:date-value="2016-06-08" calcext:value-type="date">
            <text:p>06/08/16</text:p>
          </table:table-cell>
          <table:table-cell office:value-type="float" office:value="38" calcext:value-type="float">
            <text:p>38</text:p>
          </table:table-cell>
        </table:table-row>
        <table:table-row table:style-name="ro1">
          <table:table-cell office:value-type="date" office:date-value="2014-02-05" calcext:value-type="date">
            <text:p>02/05/14</text:p>
          </table:table-cell>
          <table:table-cell table:style-name="ce2" office:value-type="date" office:date-value="2016-06-15" calcext:value-type="date">
            <text:p>06/15/16</text:p>
          </table:table-cell>
          <table:table-cell office:value-type="float" office:value="4" calcext:value-type="float">
            <text:p>4</text:p>
          </table:table-cell>
        </table:table-row>
        <table:table-row table:style-name="ro1">
          <table:table-cell office:value-type="date" office:date-value="2014-02-05" calcext:value-type="date">
            <text:p>02/05/14</text:p>
          </table:table-cell>
          <table:table-cell table:style-name="ce2" office:value-type="date" office:date-value="2016-06-22" calcext:value-type="date">
            <text:p>06/22/16</text:p>
          </table:table-cell>
          <table:table-cell office:value-type="float" office:value="0" calcext:value-type="float">
            <text:p>0</text:p>
          </table:table-cell>
        </table:table-row>
        <table:table-row table:style-name="ro1">
          <table:table-cell office:value-type="date" office:date-value="2014-02-05" calcext:value-type="date">
            <text:p>02/05/14</text:p>
          </table:table-cell>
          <table:table-cell table:style-name="ce2" office:value-type="date" office:date-value="2016-06-29" calcext:value-type="date">
            <text:p>06/29/16</text:p>
          </table:table-cell>
          <table:table-cell office:value-type="float" office:value="12" calcext:value-type="float">
            <text:p>12</text:p>
          </table:table-cell>
        </table:table-row>
        <table:table-row table:style-name="ro1">
          <table:table-cell office:value-type="date" office:date-value="2014-02-05" calcext:value-type="date">
            <text:p>02/05/14</text:p>
          </table:table-cell>
          <table:table-cell table:style-name="ce2" office:value-type="date" office:date-value="2016-07-06" calcext:value-type="date">
            <text:p>07/06/16</text:p>
          </table:table-cell>
          <table:table-cell office:value-type="float" office:value="25" calcext:value-type="float">
            <text:p>25</text:p>
          </table:table-cell>
        </table:table-row>
        <table:table-row table:style-name="ro1">
          <table:table-cell office:value-type="date" office:date-value="2014-02-05" calcext:value-type="date">
            <text:p>02/05/14</text:p>
          </table:table-cell>
          <table:table-cell table:style-name="ce2" office:value-type="date" office:date-value="2016-07-13" calcext:value-type="date">
            <text:p>07/13/16</text:p>
          </table:table-cell>
          <table:table-cell office:value-type="float" office:value="3" calcext:value-type="float">
            <text:p>3</text:p>
          </table:table-cell>
        </table:table-row>
        <table:table-row table:style-name="ro1">
          <table:table-cell office:value-type="date" office:date-value="2014-02-05" calcext:value-type="date">
            <text:p>02/05/14</text:p>
          </table:table-cell>
          <table:table-cell table:style-name="ce2" office:value-type="date" office:date-value="2016-07-20" calcext:value-type="date">
            <text:p>07/20/16</text:p>
          </table:table-cell>
          <table:table-cell office:value-type="float" office:value="0" calcext:value-type="float">
            <text:p>0</text:p>
          </table:table-cell>
        </table:table-row>
        <table:table-row table:style-name="ro1">
          <table:table-cell office:value-type="date" office:date-value="2014-02-05" calcext:value-type="date">
            <text:p>02/05/14</text:p>
          </table:table-cell>
          <table:table-cell table:style-name="ce2" office:value-type="date" office:date-value="2016-07-27" calcext:value-type="date">
            <text:p>07/27/16</text:p>
          </table:table-cell>
          <table:table-cell office:value-type="float" office:value="0" calcext:value-type="float">
            <text:p>0</text:p>
          </table:table-cell>
        </table:table-row>
        <table:table-row table:style-name="ro1">
          <table:table-cell office:value-type="date" office:date-value="2014-02-05" calcext:value-type="date">
            <text:p>02/05/14</text:p>
          </table:table-cell>
          <table:table-cell table:style-name="ce2" office:value-type="date" office:date-value="2016-08-03" calcext:value-type="date">
            <text:p>08/03/16</text:p>
          </table:table-cell>
          <table:table-cell office:value-type="float" office:value="0" calcext:value-type="float">
            <text:p>0</text:p>
          </table:table-cell>
        </table:table-row>
        <table:table-row table:style-name="ro1">
          <table:table-cell office:value-type="date" office:date-value="2014-02-05" calcext:value-type="date">
            <text:p>02/05/14</text:p>
          </table:table-cell>
          <table:table-cell table:style-name="ce2" office:value-type="date" office:date-value="2016-08-10" calcext:value-type="date">
            <text:p>08/10/16</text:p>
          </table:table-cell>
          <table:table-cell office:value-type="float" office:value="0" calcext:value-type="float">
            <text:p>0</text:p>
          </table:table-cell>
        </table:table-row>
        <table:table-row table:style-name="ro1">
          <table:table-cell office:value-type="date" office:date-value="2014-02-05" calcext:value-type="date">
            <text:p>02/05/14</text:p>
          </table:table-cell>
          <table:table-cell table:style-name="ce2" office:value-type="date" office:date-value="2016-08-17" calcext:value-type="date">
            <text:p>08/17/16</text:p>
          </table:table-cell>
          <table:table-cell office:value-type="float" office:value="0" calcext:value-type="float">
            <text:p>0</text:p>
          </table:table-cell>
        </table:table-row>
        <table:table-row table:style-name="ro1">
          <table:table-cell office:value-type="date" office:date-value="2014-02-05" calcext:value-type="date">
            <text:p>02/05/14</text:p>
          </table:table-cell>
          <table:table-cell table:style-name="ce2" office:value-type="date" office:date-value="2016-08-24" calcext:value-type="date">
            <text:p>08/24/16</text:p>
          </table:table-cell>
          <table:table-cell office:value-type="float" office:value="0" calcext:value-type="float">
            <text:p>0</text:p>
          </table:table-cell>
        </table:table-row>
        <table:table-row table:style-name="ro1">
          <table:table-cell office:value-type="date" office:date-value="2014-02-05" calcext:value-type="date">
            <text:p>02/05/14</text:p>
          </table:table-cell>
          <table:table-cell table:style-name="ce2" office:value-type="date" office:date-value="2016-08-31" calcext:value-type="date">
            <text:p>08/31/16</text:p>
          </table:table-cell>
          <table:table-cell office:value-type="float" office:value="0" calcext:value-type="float">
            <text:p>0</text:p>
          </table:table-cell>
        </table:table-row>
        <table:table-row table:style-name="ro1">
          <table:table-cell office:value-type="date" office:date-value="2014-02-05" calcext:value-type="date">
            <text:p>02/05/14</text:p>
          </table:table-cell>
          <table:table-cell table:style-name="ce2" office:value-type="date" office:date-value="2016-09-07" calcext:value-type="date">
            <text:p>09/07/16</text:p>
          </table:table-cell>
          <table:table-cell office:value-type="float" office:value="0" calcext:value-type="float">
            <text:p>0</text:p>
          </table:table-cell>
        </table:table-row>
        <table:table-row table:style-name="ro1">
          <table:table-cell office:value-type="date" office:date-value="2014-02-06" calcext:value-type="date">
            <text:p>02/06/14</text:p>
          </table:table-cell>
          <table:table-cell table:style-name="ce2" office:value-type="date" office:date-value="2016-09-14" calcext:value-type="date">
            <text:p>09/14/16</text:p>
          </table:table-cell>
          <table:table-cell office:value-type="float" office:value="30" calcext:value-type="float">
            <text:p>30</text:p>
          </table:table-cell>
        </table:table-row>
        <table:table-row table:style-name="ro1">
          <table:table-cell office:value-type="date" office:date-value="2014-02-06" calcext:value-type="date">
            <text:p>02/06/14</text:p>
          </table:table-cell>
          <table:table-cell table:style-name="ce2" office:value-type="date" office:date-value="2016-09-21" calcext:value-type="date">
            <text:p>09/21/16</text:p>
          </table:table-cell>
          <table:table-cell office:value-type="float" office:value="10" calcext:value-type="float">
            <text:p>10</text:p>
          </table:table-cell>
        </table:table-row>
        <table:table-row table:style-name="ro1">
          <table:table-cell office:value-type="date" office:date-value="2014-02-06" calcext:value-type="date">
            <text:p>02/06/14</text:p>
          </table:table-cell>
          <table:table-cell table:style-name="ce2" office:value-type="date" office:date-value="2016-09-28" calcext:value-type="date">
            <text:p>09/28/16</text:p>
          </table:table-cell>
          <table:table-cell office:value-type="float" office:value="0" calcext:value-type="float">
            <text:p>0</text:p>
          </table:table-cell>
        </table:table-row>
        <table:table-row table:style-name="ro1">
          <table:table-cell office:value-type="date" office:date-value="2014-02-06" calcext:value-type="date">
            <text:p>02/06/14</text:p>
          </table:table-cell>
          <table:table-cell table:style-name="ce2" office:value-type="date" office:date-value="2016-10-05" calcext:value-type="date">
            <text:p>10/05/16</text:p>
          </table:table-cell>
          <table:table-cell office:value-type="float" office:value="17" calcext:value-type="float">
            <text:p>17</text:p>
          </table:table-cell>
        </table:table-row>
        <table:table-row table:style-name="ro1">
          <table:table-cell office:value-type="date" office:date-value="2014-02-06" calcext:value-type="date">
            <text:p>02/06/14</text:p>
          </table:table-cell>
          <table:table-cell table:style-name="ce2" office:value-type="date" office:date-value="2016-10-12" calcext:value-type="date">
            <text:p>10/12/16</text:p>
          </table:table-cell>
          <table:table-cell office:value-type="float" office:value="10" calcext:value-type="float">
            <text:p>10</text:p>
          </table:table-cell>
        </table:table-row>
        <table:table-row table:style-name="ro1">
          <table:table-cell office:value-type="date" office:date-value="2014-02-06" calcext:value-type="date">
            <text:p>02/06/14</text:p>
          </table:table-cell>
          <table:table-cell table:style-name="ce2" office:value-type="date" office:date-value="2016-10-19" calcext:value-type="date">
            <text:p>10/19/16</text:p>
          </table:table-cell>
          <table:table-cell office:value-type="float" office:value="0" calcext:value-type="float">
            <text:p>0</text:p>
          </table:table-cell>
        </table:table-row>
        <table:table-row table:style-name="ro1">
          <table:table-cell office:value-type="date" office:date-value="2014-02-06" calcext:value-type="date">
            <text:p>02/06/14</text:p>
          </table:table-cell>
          <table:table-cell table:style-name="ce2" office:value-type="date" office:date-value="2016-10-26" calcext:value-type="date">
            <text:p>10/26/16</text:p>
          </table:table-cell>
          <table:table-cell office:value-type="float" office:value="26" calcext:value-type="float">
            <text:p>26</text:p>
          </table:table-cell>
        </table:table-row>
        <table:table-row table:style-name="ro1">
          <table:table-cell office:value-type="date" office:date-value="2014-02-06" calcext:value-type="date">
            <text:p>02/06/14</text:p>
          </table:table-cell>
          <table:table-cell table:style-name="ce2" office:value-type="date" office:date-value="2016-11-02" calcext:value-type="date">
            <text:p>11/02/16</text:p>
          </table:table-cell>
          <table:table-cell office:value-type="float" office:value="0" calcext:value-type="float">
            <text:p>0</text:p>
          </table:table-cell>
        </table:table-row>
        <table:table-row table:style-name="ro1">
          <table:table-cell office:value-type="date" office:date-value="2014-02-06" calcext:value-type="date">
            <text:p>02/06/14</text:p>
          </table:table-cell>
          <table:table-cell table:style-name="ce2" office:value-type="date" office:date-value="2016-11-09" calcext:value-type="date">
            <text:p>11/09/16</text:p>
          </table:table-cell>
          <table:table-cell office:value-type="float" office:value="0" calcext:value-type="float">
            <text:p>0</text:p>
          </table:table-cell>
        </table:table-row>
        <table:table-row table:style-name="ro1">
          <table:table-cell office:value-type="date" office:date-value="2014-02-06" calcext:value-type="date">
            <text:p>02/06/14</text:p>
          </table:table-cell>
          <table:table-cell table:style-name="ce2" office:value-type="date" office:date-value="2016-11-16" calcext:value-type="date">
            <text:p>11/16/16</text:p>
          </table:table-cell>
          <table:table-cell office:value-type="float" office:value="0" calcext:value-type="float">
            <text:p>0</text:p>
          </table:table-cell>
        </table:table-row>
        <table:table-row table:style-name="ro1">
          <table:table-cell office:value-type="date" office:date-value="2014-02-06" calcext:value-type="date">
            <text:p>02/06/14</text:p>
          </table:table-cell>
          <table:table-cell table:style-name="ce2" office:value-type="date" office:date-value="2016-11-23" calcext:value-type="date">
            <text:p>11/23/16</text:p>
          </table:table-cell>
          <table:table-cell office:value-type="float" office:value="20" calcext:value-type="float">
            <text:p>20</text:p>
          </table:table-cell>
        </table:table-row>
        <table:table-row table:style-name="ro1">
          <table:table-cell office:value-type="date" office:date-value="2014-02-06" calcext:value-type="date">
            <text:p>02/06/14</text:p>
          </table:table-cell>
          <table:table-cell table:style-name="ce2" office:value-type="date" office:date-value="2016-11-30" calcext:value-type="date">
            <text:p>11/30/16</text:p>
          </table:table-cell>
          <table:table-cell office:value-type="float" office:value="9" calcext:value-type="float">
            <text:p>9</text:p>
          </table:table-cell>
        </table:table-row>
        <table:table-row table:style-name="ro1">
          <table:table-cell office:value-type="date" office:date-value="2014-02-06" calcext:value-type="date">
            <text:p>02/06/14</text:p>
          </table:table-cell>
          <table:table-cell table:style-name="ce2" office:value-type="date" office:date-value="2016-12-07" calcext:value-type="date">
            <text:p>12/07/16</text:p>
          </table:table-cell>
          <table:table-cell office:value-type="float" office:value="25" calcext:value-type="float">
            <text:p>25</text:p>
          </table:table-cell>
        </table:table-row>
        <table:table-row table:style-name="ro1">
          <table:table-cell office:value-type="date" office:date-value="2014-02-24" calcext:value-type="date">
            <text:p>02/24/14</text:p>
          </table:table-cell>
          <table:table-cell table:style-name="ce2" office:value-type="date" office:date-value="2016-12-14" calcext:value-type="date">
            <text:p>12/14/16</text:p>
          </table:table-cell>
          <table:table-cell office:value-type="float" office:value="24" calcext:value-type="float">
            <text:p>24</text:p>
          </table:table-cell>
        </table:table-row>
        <table:table-row table:style-name="ro1">
          <table:table-cell office:value-type="date" office:date-value="2014-02-24" calcext:value-type="date">
            <text:p>02/24/14</text:p>
          </table:table-cell>
          <table:table-cell table:style-name="ce2" office:value-type="date" office:date-value="2016-12-21" calcext:value-type="date">
            <text:p>12/21/16</text:p>
          </table:table-cell>
          <table:table-cell office:value-type="float" office:value="5" calcext:value-type="float">
            <text:p>5</text:p>
          </table:table-cell>
        </table:table-row>
        <table:table-row table:style-name="ro1">
          <table:table-cell office:value-type="date" office:date-value="2014-02-24" calcext:value-type="date">
            <text:p>02/24/14</text:p>
          </table:table-cell>
          <table:table-cell table:style-name="ce2" office:value-type="date" office:date-value="2016-12-28" calcext:value-type="date">
            <text:p>12/28/16</text:p>
          </table:table-cell>
          <table:table-cell office:value-type="float" office:value="0" calcext:value-type="float">
            <text:p>0</text:p>
          </table:table-cell>
        </table:table-row>
        <table:table-row table:style-name="ro1">
          <table:table-cell office:value-type="date" office:date-value="2014-02-24" calcext:value-type="date">
            <text:p>02/24/14</text:p>
          </table:table-cell>
          <table:table-cell table:style-name="ce2" office:value-type="date" office:date-value="2017-01-04" calcext:value-type="date">
            <text:p>01/04/17</text:p>
          </table:table-cell>
          <table:table-cell office:value-type="float" office:value="0" calcext:value-type="float">
            <text:p>0</text:p>
          </table:table-cell>
        </table:table-row>
        <table:table-row table:style-name="ro1">
          <table:table-cell office:value-type="date" office:date-value="2014-02-25" calcext:value-type="date">
            <text:p>02/25/14</text:p>
          </table:table-cell>
          <table:table-cell table:style-name="ce2" office:value-type="date" office:date-value="2017-01-11" calcext:value-type="date">
            <text:p>01/11/17</text:p>
          </table:table-cell>
          <table:table-cell office:value-type="float" office:value="0" calcext:value-type="float">
            <text:p>0</text:p>
          </table:table-cell>
        </table:table-row>
        <table:table-row table:style-name="ro1">
          <table:table-cell office:value-type="date" office:date-value="2014-02-25" calcext:value-type="date">
            <text:p>02/25/14</text:p>
          </table:table-cell>
          <table:table-cell table:style-name="ce2" office:value-type="date" office:date-value="2017-01-18" calcext:value-type="date">
            <text:p>01/18/17</text:p>
          </table:table-cell>
          <table:table-cell office:value-type="float" office:value="1" calcext:value-type="float">
            <text:p>1</text:p>
          </table:table-cell>
        </table:table-row>
        <table:table-row table:style-name="ro1">
          <table:table-cell office:value-type="date" office:date-value="2014-02-25" calcext:value-type="date">
            <text:p>02/25/14</text:p>
          </table:table-cell>
          <table:table-cell table:style-name="ce2" office:value-type="date" office:date-value="2017-01-25" calcext:value-type="date">
            <text:p>01/25/17</text:p>
          </table:table-cell>
          <table:table-cell office:value-type="float" office:value="0" calcext:value-type="float">
            <text:p>0</text:p>
          </table:table-cell>
        </table:table-row>
        <table:table-row table:style-name="ro1">
          <table:table-cell office:value-type="date" office:date-value="2014-02-25" calcext:value-type="date">
            <text:p>02/25/14</text:p>
          </table:table-cell>
          <table:table-cell table:style-name="ce2" office:value-type="date" office:date-value="2017-02-01" calcext:value-type="date">
            <text:p>02/01/17</text:p>
          </table:table-cell>
          <table:table-cell office:value-type="float" office:value="0" calcext:value-type="float">
            <text:p>0</text:p>
          </table:table-cell>
        </table:table-row>
        <table:table-row table:style-name="ro1">
          <table:table-cell office:value-type="date" office:date-value="2014-02-25" calcext:value-type="date">
            <text:p>02/25/14</text:p>
          </table:table-cell>
          <table:table-cell table:style-name="ce2" office:value-type="date" office:date-value="2017-02-08" calcext:value-type="date">
            <text:p>02/08/17</text:p>
          </table:table-cell>
          <table:table-cell office:value-type="float" office:value="0" calcext:value-type="float">
            <text:p>0</text:p>
          </table:table-cell>
        </table:table-row>
        <table:table-row table:style-name="ro1">
          <table:table-cell office:value-type="date" office:date-value="2014-02-25" calcext:value-type="date">
            <text:p>02/25/14</text:p>
          </table:table-cell>
          <table:table-cell table:style-name="ce2" office:value-type="date" office:date-value="2017-02-15" calcext:value-type="date">
            <text:p>02/15/17</text:p>
          </table:table-cell>
          <table:table-cell office:value-type="float" office:value="3" calcext:value-type="float">
            <text:p>3</text:p>
          </table:table-cell>
        </table:table-row>
        <table:table-row table:style-name="ro1">
          <table:table-cell office:value-type="date" office:date-value="2014-02-25" calcext:value-type="date">
            <text:p>02/25/14</text:p>
          </table:table-cell>
          <table:table-cell table:style-name="ce2" office:value-type="date" office:date-value="2017-02-22" calcext:value-type="date">
            <text:p>02/22/17</text:p>
          </table:table-cell>
          <table:table-cell office:value-type="float" office:value="0" calcext:value-type="float">
            <text:p>0</text:p>
          </table:table-cell>
        </table:table-row>
        <table:table-row table:style-name="ro1">
          <table:table-cell office:value-type="date" office:date-value="2014-02-25" calcext:value-type="date">
            <text:p>02/25/14</text:p>
          </table:table-cell>
          <table:table-cell table:style-name="ce2" office:value-type="date" office:date-value="2017-03-01" calcext:value-type="date">
            <text:p>03/01/17</text:p>
          </table:table-cell>
          <table:table-cell office:value-type="float" office:value="0" calcext:value-type="float">
            <text:p>0</text:p>
          </table:table-cell>
        </table:table-row>
        <table:table-row table:style-name="ro1">
          <table:table-cell office:value-type="date" office:date-value="2014-02-25" calcext:value-type="date">
            <text:p>02/25/14</text:p>
          </table:table-cell>
          <table:table-cell table:style-name="ce2" office:value-type="date" office:date-value="2017-03-08" calcext:value-type="date">
            <text:p>03/08/17</text:p>
          </table:table-cell>
          <table:table-cell office:value-type="float" office:value="0" calcext:value-type="float">
            <text:p>0</text:p>
          </table:table-cell>
        </table:table-row>
        <table:table-row table:style-name="ro1">
          <table:table-cell office:value-type="date" office:date-value="2014-02-25" calcext:value-type="date">
            <text:p>02/25/14</text:p>
          </table:table-cell>
          <table:table-cell table:style-name="ce2" office:value-type="date" office:date-value="2017-03-15" calcext:value-type="date">
            <text:p>03/15/17</text:p>
          </table:table-cell>
          <table:table-cell office:value-type="float" office:value="4" calcext:value-type="float">
            <text:p>4</text:p>
          </table:table-cell>
        </table:table-row>
        <table:table-row table:style-name="ro1">
          <table:table-cell office:value-type="date" office:date-value="2014-02-25" calcext:value-type="date">
            <text:p>02/25/14</text:p>
          </table:table-cell>
          <table:table-cell table:style-name="ce2" office:value-type="date" office:date-value="2017-03-22" calcext:value-type="date">
            <text:p>03/22/17</text:p>
          </table:table-cell>
          <table:table-cell office:value-type="float" office:value="0" calcext:value-type="float">
            <text:p>0</text:p>
          </table:table-cell>
        </table:table-row>
        <table:table-row table:style-name="ro1">
          <table:table-cell office:value-type="date" office:date-value="2014-02-25" calcext:value-type="date">
            <text:p>02/25/14</text:p>
          </table:table-cell>
          <table:table-cell table:style-name="ce2" office:value-type="date" office:date-value="2017-03-29" calcext:value-type="date">
            <text:p>03/29/17</text:p>
          </table:table-cell>
          <table:table-cell office:value-type="float" office:value="0" calcext:value-type="float">
            <text:p>0</text:p>
          </table:table-cell>
        </table:table-row>
        <table:table-row table:style-name="ro1">
          <table:table-cell office:value-type="date" office:date-value="2014-02-25" calcext:value-type="date">
            <text:p>02/25/14</text:p>
          </table:table-cell>
          <table:table-cell table:style-name="ce2" office:value-type="date" office:date-value="2017-04-05" calcext:value-type="date">
            <text:p>04/05/17</text:p>
          </table:table-cell>
          <table:table-cell office:value-type="float" office:value="4" calcext:value-type="float">
            <text:p>4</text:p>
          </table:table-cell>
        </table:table-row>
        <table:table-row table:style-name="ro1">
          <table:table-cell office:value-type="date" office:date-value="2014-02-25" calcext:value-type="date">
            <text:p>02/25/14</text:p>
          </table:table-cell>
          <table:table-cell table:style-name="ce2" office:value-type="date" office:date-value="2017-04-12" calcext:value-type="date">
            <text:p>04/12/17</text:p>
          </table:table-cell>
          <table:table-cell office:value-type="float" office:value="1" calcext:value-type="float">
            <text:p>1</text:p>
          </table:table-cell>
        </table:table-row>
        <table:table-row table:style-name="ro1">
          <table:table-cell office:value-type="date" office:date-value="2014-02-25" calcext:value-type="date">
            <text:p>02/25/14</text:p>
          </table:table-cell>
          <table:table-cell table:style-name="ce2" office:value-type="date" office:date-value="2017-04-19" calcext:value-type="date">
            <text:p>04/19/17</text:p>
          </table:table-cell>
          <table:table-cell office:value-type="float" office:value="0" calcext:value-type="float">
            <text:p>0</text:p>
          </table:table-cell>
        </table:table-row>
        <table:table-row table:style-name="ro1">
          <table:table-cell office:value-type="date" office:date-value="2014-02-25" calcext:value-type="date">
            <text:p>02/25/14</text:p>
          </table:table-cell>
          <table:table-cell table:style-name="ce2" office:value-type="date" office:date-value="2017-04-26" calcext:value-type="date">
            <text:p>04/26/17</text:p>
          </table:table-cell>
          <table:table-cell office:value-type="float" office:value="0" calcext:value-type="float">
            <text:p>0</text:p>
          </table:table-cell>
        </table:table-row>
        <table:table-row table:style-name="ro1">
          <table:table-cell office:value-type="date" office:date-value="2014-02-25" calcext:value-type="date">
            <text:p>02/25/14</text:p>
          </table:table-cell>
          <table:table-cell table:style-name="ce2" office:value-type="date" office:date-value="2017-05-03" calcext:value-type="date">
            <text:p>05/03/17</text:p>
          </table:table-cell>
          <table:table-cell office:value-type="float" office:value="0" calcext:value-type="float">
            <text:p>0</text:p>
          </table:table-cell>
        </table:table-row>
        <table:table-row table:style-name="ro1">
          <table:table-cell office:value-type="date" office:date-value="2014-02-25" calcext:value-type="date">
            <text:p>02/25/14</text:p>
          </table:table-cell>
          <table:table-cell table:style-name="ce2" office:value-type="date" office:date-value="2017-05-10" calcext:value-type="date">
            <text:p>05/10/17</text:p>
          </table:table-cell>
          <table:table-cell office:value-type="float" office:value="0" calcext:value-type="float">
            <text:p>0</text:p>
          </table:table-cell>
        </table:table-row>
        <table:table-row table:style-name="ro1">
          <table:table-cell office:value-type="date" office:date-value="2014-02-25" calcext:value-type="date">
            <text:p>02/25/14</text:p>
          </table:table-cell>
          <table:table-cell table:style-name="ce2" office:value-type="date" office:date-value="2017-05-17" calcext:value-type="date">
            <text:p>05/17/17</text:p>
          </table:table-cell>
          <table:table-cell office:value-type="float" office:value="2" calcext:value-type="float">
            <text:p>2</text:p>
          </table:table-cell>
        </table:table-row>
        <table:table-row table:style-name="ro1">
          <table:table-cell office:value-type="date" office:date-value="2014-02-25" calcext:value-type="date">
            <text:p>02/25/14</text:p>
          </table:table-cell>
          <table:table-cell table:style-name="ce2" office:value-type="date" office:date-value="2017-05-24" calcext:value-type="date">
            <text:p>05/24/17</text:p>
          </table:table-cell>
          <table:table-cell office:value-type="float" office:value="2" calcext:value-type="float">
            <text:p>2</text:p>
          </table:table-cell>
        </table:table-row>
        <table:table-row table:style-name="ro1">
          <table:table-cell office:value-type="date" office:date-value="2014-02-25" calcext:value-type="date">
            <text:p>02/25/14</text:p>
          </table:table-cell>
          <table:table-cell table:style-name="ce2" office:value-type="date" office:date-value="2017-05-31" calcext:value-type="date">
            <text:p>05/31/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06-07" calcext:value-type="date">
            <text:p>06/07/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06-14" calcext:value-type="date">
            <text:p>06/14/17</text:p>
          </table:table-cell>
          <table:table-cell office:value-type="float" office:value="6" calcext:value-type="float">
            <text:p>6</text:p>
          </table:table-cell>
        </table:table-row>
        <table:table-row table:style-name="ro1">
          <table:table-cell office:value-type="date" office:date-value="2014-02-26" calcext:value-type="date">
            <text:p>02/26/14</text:p>
          </table:table-cell>
          <table:table-cell table:style-name="ce2" office:value-type="date" office:date-value="2017-06-21" calcext:value-type="date">
            <text:p>06/21/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06-28" calcext:value-type="date">
            <text:p>06/28/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07-05" calcext:value-type="date">
            <text:p>07/05/17</text:p>
          </table:table-cell>
          <table:table-cell office:value-type="float" office:value="4" calcext:value-type="float">
            <text:p>4</text:p>
          </table:table-cell>
        </table:table-row>
        <table:table-row table:style-name="ro1">
          <table:table-cell office:value-type="date" office:date-value="2014-02-26" calcext:value-type="date">
            <text:p>02/26/14</text:p>
          </table:table-cell>
          <table:table-cell table:style-name="ce2" office:value-type="date" office:date-value="2017-07-12" calcext:value-type="date">
            <text:p>07/12/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07-19" calcext:value-type="date">
            <text:p>07/19/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07-26" calcext:value-type="date">
            <text:p>07/26/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08-02" calcext:value-type="date">
            <text:p>08/02/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08-09" calcext:value-type="date">
            <text:p>08/09/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08-16" calcext:value-type="date">
            <text:p>08/16/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08-23" calcext:value-type="date">
            <text:p>08/23/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08-30" calcext:value-type="date">
            <text:p>08/30/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09-06" calcext:value-type="date">
            <text:p>09/06/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09-13" calcext:value-type="date">
            <text:p>09/13/17</text:p>
          </table:table-cell>
          <table:table-cell office:value-type="float" office:value="2" calcext:value-type="float">
            <text:p>2</text:p>
          </table:table-cell>
        </table:table-row>
        <table:table-row table:style-name="ro1">
          <table:table-cell office:value-type="date" office:date-value="2014-02-26" calcext:value-type="date">
            <text:p>02/26/14</text:p>
          </table:table-cell>
          <table:table-cell table:style-name="ce2" office:value-type="date" office:date-value="2017-09-20" calcext:value-type="date">
            <text:p>09/20/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09-27" calcext:value-type="date">
            <text:p>09/27/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10-04" calcext:value-type="date">
            <text:p>10/04/17</text:p>
          </table:table-cell>
          <table:table-cell office:value-type="float" office:value="2" calcext:value-type="float">
            <text:p>2</text:p>
          </table:table-cell>
        </table:table-row>
        <table:table-row table:style-name="ro1">
          <table:table-cell office:value-type="date" office:date-value="2014-02-26" calcext:value-type="date">
            <text:p>02/26/14</text:p>
          </table:table-cell>
          <table:table-cell table:style-name="ce2" office:value-type="date" office:date-value="2017-10-11" calcext:value-type="date">
            <text:p>10/11/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10-18" calcext:value-type="date">
            <text:p>10/18/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10-25" calcext:value-type="date">
            <text:p>10/25/17</text:p>
          </table:table-cell>
          <table:table-cell office:value-type="float" office:value="2" calcext:value-type="float">
            <text:p>2</text:p>
          </table:table-cell>
        </table:table-row>
        <table:table-row table:style-name="ro1">
          <table:table-cell office:value-type="date" office:date-value="2014-02-26" calcext:value-type="date">
            <text:p>02/26/14</text:p>
          </table:table-cell>
          <table:table-cell table:style-name="ce2" office:value-type="date" office:date-value="2017-11-01" calcext:value-type="date">
            <text:p>11/01/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11-08" calcext:value-type="date">
            <text:p>11/08/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11-15" calcext:value-type="date">
            <text:p>11/15/17</text:p>
          </table:table-cell>
          <table:table-cell office:value-type="float" office:value="3" calcext:value-type="float">
            <text:p>3</text:p>
          </table:table-cell>
        </table:table-row>
        <table:table-row table:style-name="ro1">
          <table:table-cell office:value-type="date" office:date-value="2014-02-26" calcext:value-type="date">
            <text:p>02/26/14</text:p>
          </table:table-cell>
          <table:table-cell table:style-name="ce2" office:value-type="date" office:date-value="2017-11-22" calcext:value-type="date">
            <text:p>11/22/17</text:p>
          </table:table-cell>
          <table:table-cell office:value-type="float" office:value="1" calcext:value-type="float">
            <text:p>1</text:p>
          </table:table-cell>
        </table:table-row>
        <table:table-row table:style-name="ro1">
          <table:table-cell office:value-type="date" office:date-value="2014-02-26" calcext:value-type="date">
            <text:p>02/26/14</text:p>
          </table:table-cell>
          <table:table-cell table:style-name="ce2" office:value-type="date" office:date-value="2017-11-29" calcext:value-type="date">
            <text:p>11/29/17</text:p>
          </table:table-cell>
          <table:table-cell office:value-type="float" office:value="1" calcext:value-type="float">
            <text:p>1</text:p>
          </table:table-cell>
        </table:table-row>
        <table:table-row table:style-name="ro1">
          <table:table-cell office:value-type="date" office:date-value="2014-02-26" calcext:value-type="date">
            <text:p>02/26/14</text:p>
          </table:table-cell>
          <table:table-cell table:style-name="ce2" office:value-type="date" office:date-value="2017-12-06" calcext:value-type="date">
            <text:p>12/06/17</text:p>
          </table:table-cell>
          <table:table-cell office:value-type="float" office:value="0" calcext:value-type="float">
            <text:p>0</text:p>
          </table:table-cell>
        </table:table-row>
        <table:table-row table:style-name="ro1">
          <table:table-cell office:value-type="date" office:date-value="2014-02-26" calcext:value-type="date">
            <text:p>02/26/14</text:p>
          </table:table-cell>
          <table:table-cell table:style-name="ce2" office:value-type="date" office:date-value="2017-12-13" calcext:value-type="date">
            <text:p>12/13/17</text:p>
          </table:table-cell>
          <table:table-cell office:value-type="float" office:value="3" calcext:value-type="float">
            <text:p>3</text:p>
          </table:table-cell>
        </table:table-row>
        <table:table-row table:style-name="ro1">
          <table:table-cell office:value-type="date" office:date-value="2014-02-26" calcext:value-type="date">
            <text:p>02/26/14</text:p>
          </table:table-cell>
          <table:table-cell table:style-name="ce2" office:value-type="date" office:date-value="2017-12-20" calcext:value-type="date">
            <text:p>12/20/17</text:p>
          </table:table-cell>
          <table:table-cell office:value-type="float" office:value="0" calcext:value-type="float">
            <text:p>0</text:p>
          </table:table-cell>
        </table:table-row>
        <table:table-row table:style-name="ro1">
          <table:table-cell office:value-type="date" office:date-value="2014-02-27" calcext:value-type="date">
            <text:p>02/27/14</text:p>
          </table:table-cell>
          <table:table-cell table:style-name="ce2" office:value-type="date" office:date-value="2017-12-27" calcext:value-type="date">
            <text:p>12/27/17</text:p>
          </table:table-cell>
          <table:table-cell office:value-type="float" office:value="0" calcext:value-type="float">
            <text:p>0</text:p>
          </table:table-cell>
        </table:table-row>
        <table:table-row table:style-name="ro1">
          <table:table-cell office:value-type="date" office:date-value="2014-02-27" calcext:value-type="date">
            <text:p>02/27/14</text:p>
          </table:table-cell>
          <table:table-cell table:style-name="ce2" office:value-type="date" office:date-value="2018-01-03" calcext:value-type="date">
            <text:p>01/03/18</text:p>
          </table:table-cell>
          <table:table-cell office:value-type="float" office:value="0" calcext:value-type="float">
            <text:p>0</text:p>
          </table:table-cell>
        </table:table-row>
        <table:table-row table:style-name="ro1">
          <table:table-cell office:value-type="date" office:date-value="2014-02-27" calcext:value-type="date">
            <text:p>02/27/14</text:p>
          </table:table-cell>
          <table:table-cell table:style-name="ce2" office:value-type="date" office:date-value="2018-01-10" calcext:value-type="date">
            <text:p>01/10/18</text:p>
          </table:table-cell>
          <table:table-cell office:value-type="float" office:value="0" calcext:value-type="float">
            <text:p>0</text:p>
          </table:table-cell>
        </table:table-row>
        <table:table-row table:style-name="ro1">
          <table:table-cell office:value-type="date" office:date-value="2014-02-27" calcext:value-type="date">
            <text:p>02/27/14</text:p>
          </table:table-cell>
          <table:table-cell table:style-name="ce2" office:value-type="date" office:date-value="2018-01-17" calcext:value-type="date">
            <text:p>01/17/18</text:p>
          </table:table-cell>
          <table:table-cell office:value-type="float" office:value="6" calcext:value-type="float">
            <text:p>6</text:p>
          </table:table-cell>
        </table:table-row>
        <table:table-row table:style-name="ro1">
          <table:table-cell office:value-type="date" office:date-value="2014-02-27" calcext:value-type="date">
            <text:p>02/27/14</text:p>
          </table:table-cell>
          <table:table-cell table:style-name="ce2" office:value-type="date" office:date-value="2018-01-24" calcext:value-type="date">
            <text:p>01/24/18</text:p>
          </table:table-cell>
          <table:table-cell office:value-type="float" office:value="0" calcext:value-type="float">
            <text:p>0</text:p>
          </table:table-cell>
        </table:table-row>
        <table:table-row table:style-name="ro1">
          <table:table-cell office:value-type="date" office:date-value="2014-02-27" calcext:value-type="date">
            <text:p>02/27/14</text:p>
          </table:table-cell>
          <table:table-cell table:style-name="ce2" office:value-type="date" office:date-value="2018-01-31" calcext:value-type="date">
            <text:p>01/31/18</text:p>
          </table:table-cell>
          <table:table-cell office:value-type="float" office:value="0" calcext:value-type="float">
            <text:p>0</text:p>
          </table:table-cell>
        </table:table-row>
        <table:table-row table:style-name="ro1">
          <table:table-cell office:value-type="date" office:date-value="2014-02-27" calcext:value-type="date">
            <text:p>02/27/14</text:p>
          </table:table-cell>
          <table:table-cell table:style-name="ce2" office:value-type="date" office:date-value="2018-02-07" calcext:value-type="date">
            <text:p>02/07/18</text:p>
          </table:table-cell>
          <table:table-cell office:value-type="float" office:value="3" calcext:value-type="float">
            <text:p>3</text:p>
          </table:table-cell>
        </table:table-row>
        <table:table-row table:style-name="ro1">
          <table:table-cell office:value-type="date" office:date-value="2014-02-27" calcext:value-type="date">
            <text:p>02/27/14</text:p>
          </table:table-cell>
          <table:table-cell table:style-name="ce2" office:value-type="date" office:date-value="2018-02-14" calcext:value-type="date">
            <text:p>02/14/18</text:p>
          </table:table-cell>
          <table:table-cell office:value-type="float" office:value="1" calcext:value-type="float">
            <text:p>1</text:p>
          </table:table-cell>
        </table:table-row>
        <table:table-row table:style-name="ro1">
          <table:table-cell office:value-type="date" office:date-value="2014-02-27" calcext:value-type="date">
            <text:p>02/27/14</text:p>
          </table:table-cell>
          <table:table-cell table:style-name="ce2" office:value-type="date" office:date-value="2018-02-21" calcext:value-type="date">
            <text:p>02/21/18</text:p>
          </table:table-cell>
          <table:table-cell office:value-type="float" office:value="0" calcext:value-type="float">
            <text:p>0</text:p>
          </table:table-cell>
        </table:table-row>
        <table:table-row table:style-name="ro1">
          <table:table-cell office:value-type="date" office:date-value="2014-02-27" calcext:value-type="date">
            <text:p>02/27/14</text:p>
          </table:table-cell>
          <table:table-cell table:style-name="ce2" office:value-type="date" office:date-value="2018-02-28" calcext:value-type="date">
            <text:p>02/28/18</text:p>
          </table:table-cell>
          <table:table-cell office:value-type="float" office:value="2" calcext:value-type="float">
            <text:p>2</text:p>
          </table:table-cell>
        </table:table-row>
        <table:table-row table:style-name="ro1">
          <table:table-cell office:value-type="date" office:date-value="2014-02-27" calcext:value-type="date">
            <text:p>02/27/14</text:p>
          </table:table-cell>
          <table:table-cell table:style-name="ce2" office:value-type="date" office:date-value="2018-03-07" calcext:value-type="date">
            <text:p>03/07/18</text:p>
          </table:table-cell>
          <table:table-cell office:value-type="float" office:value="1" calcext:value-type="float">
            <text:p>1</text:p>
          </table:table-cell>
        </table:table-row>
        <table:table-row table:style-name="ro1">
          <table:table-cell office:value-type="date" office:date-value="2014-02-27" calcext:value-type="date">
            <text:p>02/27/14</text:p>
          </table:table-cell>
          <table:table-cell table:style-name="ce2" office:value-type="date" office:date-value="2018-03-14" calcext:value-type="date">
            <text:p>03/14/18</text:p>
          </table:table-cell>
          <table:table-cell office:value-type="float" office:value="2" calcext:value-type="float">
            <text:p>2</text:p>
          </table:table-cell>
        </table:table-row>
        <table:table-row table:style-name="ro1">
          <table:table-cell office:value-type="date" office:date-value="2014-02-27" calcext:value-type="date">
            <text:p>02/27/14</text:p>
          </table:table-cell>
          <table:table-cell table:style-name="ce2" office:value-type="date" office:date-value="2018-03-21" calcext:value-type="date">
            <text:p>03/21/18</text:p>
          </table:table-cell>
          <table:table-cell office:value-type="float" office:value="0" calcext:value-type="float">
            <text:p>0</text:p>
          </table:table-cell>
        </table:table-row>
        <table:table-row table:style-name="ro1">
          <table:table-cell office:value-type="date" office:date-value="2014-02-27" calcext:value-type="date">
            <text:p>02/27/14</text:p>
          </table:table-cell>
          <table:table-cell table:style-name="ce2" office:value-type="date" office:date-value="2018-03-28" calcext:value-type="date">
            <text:p>03/28/18</text:p>
          </table:table-cell>
          <table:table-cell office:value-type="float" office:value="0" calcext:value-type="float">
            <text:p>0</text:p>
          </table:table-cell>
        </table:table-row>
        <table:table-row table:style-name="ro1">
          <table:table-cell office:value-type="date" office:date-value="2014-02-27" calcext:value-type="date">
            <text:p>02/27/14</text:p>
          </table:table-cell>
          <table:table-cell table:style-name="ce2" office:value-type="date" office:date-value="2018-04-04" calcext:value-type="date">
            <text:p>04/04/18</text:p>
          </table:table-cell>
          <table:table-cell office:value-type="float" office:value="0" calcext:value-type="float">
            <text:p>0</text:p>
          </table:table-cell>
        </table:table-row>
        <table:table-row table:style-name="ro1">
          <table:table-cell office:value-type="date" office:date-value="2014-02-27" calcext:value-type="date">
            <text:p>02/27/14</text:p>
          </table:table-cell>
          <table:table-cell table:style-name="ce2" office:value-type="date" office:date-value="2018-04-11" calcext:value-type="date">
            <text:p>04/11/18</text:p>
          </table:table-cell>
          <table:table-cell office:value-type="float" office:value="0" calcext:value-type="float">
            <text:p>0</text:p>
          </table:table-cell>
        </table:table-row>
        <table:table-row table:style-name="ro1">
          <table:table-cell office:value-type="date" office:date-value="2014-02-27" calcext:value-type="date">
            <text:p>02/27/14</text:p>
          </table:table-cell>
          <table:table-cell table:style-name="ce2" office:value-type="date" office:date-value="2018-04-18" calcext:value-type="date">
            <text:p>04/18/18</text:p>
          </table:table-cell>
          <table:table-cell office:value-type="float" office:value="2" calcext:value-type="float">
            <text:p>2</text:p>
          </table:table-cell>
        </table:table-row>
        <table:table-row table:style-name="ro1">
          <table:table-cell office:value-type="date" office:date-value="2014-02-27" calcext:value-type="date">
            <text:p>02/27/14</text:p>
          </table:table-cell>
          <table:table-cell table:style-name="ce2" office:value-type="date" office:date-value="2018-04-25" calcext:value-type="date">
            <text:p>04/25/18</text:p>
          </table:table-cell>
          <table:table-cell office:value-type="float" office:value="0" calcext:value-type="float">
            <text:p>0</text:p>
          </table:table-cell>
        </table:table-row>
        <table:table-row table:style-name="ro1">
          <table:table-cell office:value-type="date" office:date-value="2014-02-27" calcext:value-type="date">
            <text:p>02/27/14</text:p>
          </table:table-cell>
          <table:table-cell table:style-name="ce2" office:value-type="date" office:date-value="2018-05-02" calcext:value-type="date">
            <text:p>05/02/18</text:p>
          </table:table-cell>
          <table:table-cell office:value-type="float" office:value="0" calcext:value-type="float">
            <text:p>0</text:p>
          </table:table-cell>
        </table:table-row>
        <table:table-row table:style-name="ro1">
          <table:table-cell office:value-type="date" office:date-value="2014-02-27" calcext:value-type="date">
            <text:p>02/27/14</text:p>
          </table:table-cell>
          <table:table-cell table:style-name="ce2" office:value-type="date" office:date-value="2018-05-09" calcext:value-type="date">
            <text:p>05/09/18</text:p>
          </table:table-cell>
          <table:table-cell office:value-type="float" office:value="1" calcext:value-type="float">
            <text:p>1</text:p>
          </table:table-cell>
        </table:table-row>
        <table:table-row table:style-name="ro1">
          <table:table-cell office:value-type="date" office:date-value="2014-02-27" calcext:value-type="date">
            <text:p>02/27/14</text:p>
          </table:table-cell>
          <table:table-cell table:style-name="ce2" office:value-type="date" office:date-value="2018-05-16" calcext:value-type="date">
            <text:p>05/16/18</text:p>
          </table:table-cell>
          <table:table-cell office:value-type="float" office:value="0" calcext:value-type="float">
            <text:p>0</text:p>
          </table:table-cell>
        </table:table-row>
        <table:table-row table:style-name="ro1">
          <table:table-cell office:value-type="date" office:date-value="2014-03-10" calcext:value-type="date">
            <text:p>03/10/14</text:p>
          </table:table-cell>
          <table:table-cell table:style-name="ce2" office:value-type="date" office:date-value="2018-05-23" calcext:value-type="date">
            <text:p>05/23/18</text:p>
          </table:table-cell>
          <table:table-cell office:value-type="float" office:value="0" calcext:value-type="float">
            <text:p>0</text:p>
          </table:table-cell>
        </table:table-row>
        <table:table-row table:style-name="ro1">
          <table:table-cell office:value-type="date" office:date-value="2014-03-10" calcext:value-type="date">
            <text:p>03/10/14</text:p>
          </table:table-cell>
          <table:table-cell table:style-name="ce2" office:value-type="date" office:date-value="2018-05-30" calcext:value-type="date">
            <text:p>05/30/18</text:p>
          </table:table-cell>
          <table:table-cell office:value-type="float" office:value="4" calcext:value-type="float">
            <text:p>4</text:p>
          </table:table-cell>
        </table:table-row>
        <table:table-row table:style-name="ro1">
          <table:table-cell office:value-type="date" office:date-value="2014-03-10" calcext:value-type="date">
            <text:p>03/10/14</text:p>
          </table:table-cell>
          <table:table-cell table:style-name="ce2" office:value-type="date" office:date-value="2018-06-06" calcext:value-type="date">
            <text:p>06/06/18</text:p>
          </table:table-cell>
          <table:table-cell office:value-type="float" office:value="0" calcext:value-type="float">
            <text:p>0</text:p>
          </table:table-cell>
        </table:table-row>
        <table:table-row table:style-name="ro1">
          <table:table-cell office:value-type="date" office:date-value="2014-03-10" calcext:value-type="date">
            <text:p>03/10/14</text:p>
          </table:table-cell>
          <table:table-cell table:style-name="ce2" office:value-type="date" office:date-value="2018-06-13" calcext:value-type="date">
            <text:p>06/13/18</text:p>
          </table:table-cell>
          <table:table-cell office:value-type="float" office:value="3" calcext:value-type="float">
            <text:p>3</text:p>
          </table:table-cell>
        </table:table-row>
        <table:table-row table:style-name="ro1">
          <table:table-cell office:value-type="date" office:date-value="2014-03-10" calcext:value-type="date">
            <text:p>03/10/14</text:p>
          </table:table-cell>
          <table:table-cell table:style-name="ce2" office:value-type="date" office:date-value="2018-06-20" calcext:value-type="date">
            <text:p>06/20/18</text:p>
          </table:table-cell>
          <table:table-cell office:value-type="float" office:value="0" calcext:value-type="float">
            <text:p>0</text:p>
          </table:table-cell>
        </table:table-row>
        <table:table-row table:style-name="ro1">
          <table:table-cell office:value-type="date" office:date-value="2014-03-10" calcext:value-type="date">
            <text:p>03/10/14</text:p>
          </table:table-cell>
          <table:table-cell table:style-name="ce2" office:value-type="date" office:date-value="2018-06-27" calcext:value-type="date">
            <text:p>06/27/18</text:p>
          </table:table-cell>
          <table:table-cell office:value-type="float" office:value="0" calcext:value-type="float">
            <text:p>0</text:p>
          </table:table-cell>
        </table:table-row>
        <table:table-row table:style-name="ro1">
          <table:table-cell office:value-type="date" office:date-value="2014-03-10" calcext:value-type="date">
            <text:p>03/10/14</text:p>
          </table:table-cell>
          <table:table-cell table:style-name="ce2" office:value-type="date" office:date-value="2018-07-04" calcext:value-type="date">
            <text:p>07/04/18</text:p>
          </table:table-cell>
          <table:table-cell office:value-type="float" office:value="1" calcext:value-type="float">
            <text:p>1</text:p>
          </table:table-cell>
        </table:table-row>
        <table:table-row table:style-name="ro1">
          <table:table-cell office:value-type="date" office:date-value="2014-03-11" calcext:value-type="date">
            <text:p>03/11/14</text:p>
          </table:table-cell>
          <table:table-cell table:style-name="ce2" office:value-type="date" office:date-value="2018-07-11" calcext:value-type="date">
            <text:p>07/11/18</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8-07-18" calcext:value-type="date">
            <text:p>07/18/18</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8-07-25" calcext:value-type="date">
            <text:p>07/25/18</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8-08-01" calcext:value-type="date">
            <text:p>08/01/18</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8-08-08" calcext:value-type="date">
            <text:p>08/08/18</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8-08-15" calcext:value-type="date">
            <text:p>08/15/18</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8-08-22" calcext:value-type="date">
            <text:p>08/22/18</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8-08-29" calcext:value-type="date">
            <text:p>08/29/18</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8-09-05" calcext:value-type="date">
            <text:p>09/05/18</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8-09-12" calcext:value-type="date">
            <text:p>09/12/18</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8-09-19" calcext:value-type="date">
            <text:p>09/19/18</text:p>
          </table:table-cell>
          <table:table-cell office:value-type="float" office:value="1" calcext:value-type="float">
            <text:p>1</text:p>
          </table:table-cell>
        </table:table-row>
        <table:table-row table:style-name="ro1">
          <table:table-cell office:value-type="date" office:date-value="2014-03-11" calcext:value-type="date">
            <text:p>03/11/14</text:p>
          </table:table-cell>
          <table:table-cell table:style-name="ce2" office:value-type="date" office:date-value="2018-09-26" calcext:value-type="date">
            <text:p>09/26/18</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8-10-03" calcext:value-type="date">
            <text:p>10/03/18</text:p>
          </table:table-cell>
          <table:table-cell office:value-type="float" office:value="1" calcext:value-type="float">
            <text:p>1</text:p>
          </table:table-cell>
        </table:table-row>
        <table:table-row table:style-name="ro1">
          <table:table-cell office:value-type="date" office:date-value="2014-03-11" calcext:value-type="date">
            <text:p>03/11/14</text:p>
          </table:table-cell>
          <table:table-cell table:style-name="ce2" office:value-type="date" office:date-value="2018-10-10" calcext:value-type="date">
            <text:p>10/10/18</text:p>
          </table:table-cell>
          <table:table-cell office:value-type="float" office:value="1" calcext:value-type="float">
            <text:p>1</text:p>
          </table:table-cell>
        </table:table-row>
        <table:table-row table:style-name="ro1">
          <table:table-cell office:value-type="date" office:date-value="2014-03-11" calcext:value-type="date">
            <text:p>03/11/14</text:p>
          </table:table-cell>
          <table:table-cell table:style-name="ce2" office:value-type="date" office:date-value="2018-10-17" calcext:value-type="date">
            <text:p>10/17/18</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8-10-24" calcext:value-type="date">
            <text:p>10/24/18</text:p>
          </table:table-cell>
          <table:table-cell office:value-type="float" office:value="3" calcext:value-type="float">
            <text:p>3</text:p>
          </table:table-cell>
        </table:table-row>
        <table:table-row table:style-name="ro1">
          <table:table-cell office:value-type="date" office:date-value="2014-03-11" calcext:value-type="date">
            <text:p>03/11/14</text:p>
          </table:table-cell>
          <table:table-cell table:style-name="ce2" office:value-type="date" office:date-value="2018-10-31" calcext:value-type="date">
            <text:p>10/31/18</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8-11-07" calcext:value-type="date">
            <text:p>11/07/18</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8-11-14" calcext:value-type="date">
            <text:p>11/14/18</text:p>
          </table:table-cell>
          <table:table-cell office:value-type="float" office:value="3" calcext:value-type="float">
            <text:p>3</text:p>
          </table:table-cell>
        </table:table-row>
        <table:table-row table:style-name="ro1">
          <table:table-cell office:value-type="date" office:date-value="2014-03-11" calcext:value-type="date">
            <text:p>03/11/14</text:p>
          </table:table-cell>
          <table:table-cell table:style-name="ce2" office:value-type="date" office:date-value="2018-11-21" calcext:value-type="date">
            <text:p>11/21/18</text:p>
          </table:table-cell>
          <table:table-cell office:value-type="float" office:value="1" calcext:value-type="float">
            <text:p>1</text:p>
          </table:table-cell>
        </table:table-row>
        <table:table-row table:style-name="ro1">
          <table:table-cell office:value-type="date" office:date-value="2014-03-11" calcext:value-type="date">
            <text:p>03/11/14</text:p>
          </table:table-cell>
          <table:table-cell table:style-name="ce2" office:value-type="date" office:date-value="2018-11-28" calcext:value-type="date">
            <text:p>11/28/18</text:p>
          </table:table-cell>
          <table:table-cell office:value-type="float" office:value="1" calcext:value-type="float">
            <text:p>1</text:p>
          </table:table-cell>
        </table:table-row>
        <table:table-row table:style-name="ro1">
          <table:table-cell office:value-type="date" office:date-value="2014-03-11" calcext:value-type="date">
            <text:p>03/11/14</text:p>
          </table:table-cell>
          <table:table-cell table:style-name="ce2" office:value-type="date" office:date-value="2018-12-05" calcext:value-type="date">
            <text:p>12/05/18</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8-12-12" calcext:value-type="date">
            <text:p>12/12/18</text:p>
          </table:table-cell>
          <table:table-cell office:value-type="float" office:value="3" calcext:value-type="float">
            <text:p>3</text:p>
          </table:table-cell>
        </table:table-row>
        <table:table-row table:style-name="ro1">
          <table:table-cell office:value-type="date" office:date-value="2014-03-11" calcext:value-type="date">
            <text:p>03/11/14</text:p>
          </table:table-cell>
          <table:table-cell table:style-name="ce2" office:value-type="date" office:date-value="2018-12-19" calcext:value-type="date">
            <text:p>12/19/18</text:p>
          </table:table-cell>
          <table:table-cell office:value-type="float" office:value="2" calcext:value-type="float">
            <text:p>2</text:p>
          </table:table-cell>
        </table:table-row>
        <table:table-row table:style-name="ro1">
          <table:table-cell office:value-type="date" office:date-value="2014-03-11" calcext:value-type="date">
            <text:p>03/11/14</text:p>
          </table:table-cell>
          <table:table-cell table:style-name="ce2" office:value-type="date" office:date-value="2018-12-26" calcext:value-type="date">
            <text:p>12/26/18</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9-01-02" calcext:value-type="date">
            <text:p>01/02/19</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9-01-09" calcext:value-type="date">
            <text:p>01/09/19</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9-01-16" calcext:value-type="date">
            <text:p>01/16/19</text:p>
          </table:table-cell>
          <table:table-cell office:value-type="float" office:value="5" calcext:value-type="float">
            <text:p>5</text:p>
          </table:table-cell>
        </table:table-row>
        <table:table-row table:style-name="ro1">
          <table:table-cell office:value-type="date" office:date-value="2014-03-11" calcext:value-type="date">
            <text:p>03/11/14</text:p>
          </table:table-cell>
          <table:table-cell table:style-name="ce2" office:value-type="date" office:date-value="2019-01-23" calcext:value-type="date">
            <text:p>01/23/19</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9-01-30" calcext:value-type="date">
            <text:p>01/30/19</text:p>
          </table:table-cell>
          <table:table-cell office:value-type="float" office:value="0" calcext:value-type="float">
            <text:p>0</text:p>
          </table:table-cell>
        </table:table-row>
        <table:table-row table:style-name="ro1">
          <table:table-cell office:value-type="date" office:date-value="2014-03-11" calcext:value-type="date">
            <text:p>03/11/14</text:p>
          </table:table-cell>
          <table:table-cell table:style-name="ce2" office:value-type="date" office:date-value="2019-02-06" calcext:value-type="date">
            <text:p>02/06/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2-13" calcext:value-type="date">
            <text:p>02/13/19</text:p>
          </table:table-cell>
          <table:table-cell office:value-type="float" office:value="5" calcext:value-type="float">
            <text:p>5</text:p>
          </table:table-cell>
        </table:table-row>
        <table:table-row table:style-name="ro1">
          <table:table-cell office:value-type="date" office:date-value="2014-03-12" calcext:value-type="date">
            <text:p>03/12/14</text:p>
          </table:table-cell>
          <table:table-cell table:style-name="ce2" office:value-type="date" office:date-value="2019-02-20" calcext:value-type="date">
            <text:p>02/20/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2-27" calcext:value-type="date">
            <text:p>02/27/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3-06" calcext:value-type="date">
            <text:p>03/06/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3-13" calcext:value-type="date">
            <text:p>03/13/19</text:p>
          </table:table-cell>
          <table:table-cell office:value-type="float" office:value="2" calcext:value-type="float">
            <text:p>2</text:p>
          </table:table-cell>
        </table:table-row>
        <table:table-row table:style-name="ro1">
          <table:table-cell office:value-type="date" office:date-value="2014-03-12" calcext:value-type="date">
            <text:p>03/12/14</text:p>
          </table:table-cell>
          <table:table-cell table:style-name="ce2" office:value-type="date" office:date-value="2019-03-20" calcext:value-type="date">
            <text:p>03/20/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3-27" calcext:value-type="date">
            <text:p>03/27/19</text:p>
          </table:table-cell>
          <table:table-cell office:value-type="float" office:value="4" calcext:value-type="float">
            <text:p>4</text:p>
          </table:table-cell>
        </table:table-row>
        <table:table-row table:style-name="ro1">
          <table:table-cell office:value-type="date" office:date-value="2014-03-12" calcext:value-type="date">
            <text:p>03/12/14</text:p>
          </table:table-cell>
          <table:table-cell table:style-name="ce2" office:value-type="date" office:date-value="2019-04-03" calcext:value-type="date">
            <text:p>04/03/19</text:p>
          </table:table-cell>
          <table:table-cell office:value-type="float" office:value="2" calcext:value-type="float">
            <text:p>2</text:p>
          </table:table-cell>
        </table:table-row>
        <table:table-row table:style-name="ro1">
          <table:table-cell office:value-type="date" office:date-value="2014-03-12" calcext:value-type="date">
            <text:p>03/12/14</text:p>
          </table:table-cell>
          <table:table-cell table:style-name="ce2" office:value-type="date" office:date-value="2019-04-10" calcext:value-type="date">
            <text:p>04/10/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4-17" calcext:value-type="date">
            <text:p>04/17/19</text:p>
          </table:table-cell>
          <table:table-cell office:value-type="float" office:value="1" calcext:value-type="float">
            <text:p>1</text:p>
          </table:table-cell>
        </table:table-row>
        <table:table-row table:style-name="ro1">
          <table:table-cell office:value-type="date" office:date-value="2014-03-12" calcext:value-type="date">
            <text:p>03/12/14</text:p>
          </table:table-cell>
          <table:table-cell table:style-name="ce2" office:value-type="date" office:date-value="2019-04-24" calcext:value-type="date">
            <text:p>04/24/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5-01" calcext:value-type="date">
            <text:p>05/01/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5-08" calcext:value-type="date">
            <text:p>05/08/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5-15" calcext:value-type="date">
            <text:p>05/15/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5-22" calcext:value-type="date">
            <text:p>05/22/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5-29" calcext:value-type="date">
            <text:p>05/29/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6-05" calcext:value-type="date">
            <text:p>06/05/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6-12" calcext:value-type="date">
            <text:p>06/12/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6-19" calcext:value-type="date">
            <text:p>06/19/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6-26" calcext:value-type="date">
            <text:p>06/26/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7-03" calcext:value-type="date">
            <text:p>07/03/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7-10" calcext:value-type="date">
            <text:p>07/10/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7-17" calcext:value-type="date">
            <text:p>07/17/19</text:p>
          </table:table-cell>
          <table:table-cell office:value-type="float" office:value="2" calcext:value-type="float">
            <text:p>2</text:p>
          </table:table-cell>
        </table:table-row>
        <table:table-row table:style-name="ro1">
          <table:table-cell office:value-type="date" office:date-value="2014-03-12" calcext:value-type="date">
            <text:p>03/12/14</text:p>
          </table:table-cell>
          <table:table-cell table:style-name="ce2" office:value-type="date" office:date-value="2019-07-24" calcext:value-type="date">
            <text:p>07/24/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7-31" calcext:value-type="date">
            <text:p>07/31/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8-07" calcext:value-type="date">
            <text:p>08/07/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8-14" calcext:value-type="date">
            <text:p>08/14/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8-21" calcext:value-type="date">
            <text:p>08/21/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8-28" calcext:value-type="date">
            <text:p>08/28/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office:value-type="date" office:date-value="2019-09-04" calcext:value-type="date">
            <text:p>09/04/19</text:p>
          </table:table-cell>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table:table-cell office:value-type="float" office:value="0" calcext:value-type="float">
            <text:p>0</text:p>
          </table:table-cell>
        </table:table-row>
        <table:table-row table:style-name="ro1">
          <table:table-cell office:value-type="date" office:date-value="2014-03-12" calcext:value-type="date">
            <text:p>03/12/14</text:p>
          </table:table-cell>
          <table:table-cell table:style-name="ce2"/>
          <table:table-cell/>
        </table:table-row>
        <table:table-row table:style-name="ro1">
          <table:table-cell office:value-type="date" office:date-value="2014-03-13" calcext:value-type="date">
            <text:p>03/13/14</text:p>
          </table:table-cell>
          <table:table-cell table:style-name="ce2"/>
          <table:table-cell/>
        </table:table-row>
        <table:table-row table:style-name="ro1">
          <table:table-cell office:value-type="date" office:date-value="2014-03-13" calcext:value-type="date">
            <text:p>03/13/14</text:p>
          </table:table-cell>
          <table:table-cell table:style-name="ce2"/>
          <table:table-cell/>
        </table:table-row>
        <table:table-row table:style-name="ro1">
          <table:table-cell office:value-type="date" office:date-value="2014-03-13" calcext:value-type="date">
            <text:p>03/13/14</text:p>
          </table:table-cell>
          <table:table-cell table:style-name="ce2"/>
          <table:table-cell/>
        </table:table-row>
        <table:table-row table:style-name="ro1">
          <table:table-cell office:value-type="date" office:date-value="2014-03-13" calcext:value-type="date">
            <text:p>03/13/14</text:p>
          </table:table-cell>
          <table:table-cell table:style-name="ce2"/>
          <table:table-cell/>
        </table:table-row>
        <table:table-row table:style-name="ro1">
          <table:table-cell office:value-type="date" office:date-value="2014-03-13" calcext:value-type="date">
            <text:p>03/13/14</text:p>
          </table:table-cell>
          <table:table-cell table:style-name="ce2"/>
          <table:table-cell/>
        </table:table-row>
        <table:table-row table:style-name="ro1">
          <table:table-cell office:value-type="date" office:date-value="2014-03-13" calcext:value-type="date">
            <text:p>03/13/14</text:p>
          </table:table-cell>
          <table:table-cell table:style-name="ce2"/>
          <table:table-cell/>
        </table:table-row>
        <table:table-row table:style-name="ro1">
          <table:table-cell office:value-type="date" office:date-value="2014-03-13" calcext:value-type="date">
            <text:p>03/13/14</text:p>
          </table:table-cell>
          <table:table-cell table:style-name="ce2"/>
          <table:table-cell/>
        </table:table-row>
        <table:table-row table:style-name="ro1">
          <table:table-cell office:value-type="date" office:date-value="2014-03-13" calcext:value-type="date">
            <text:p>03/13/14</text:p>
          </table:table-cell>
          <table:table-cell table:style-name="ce2"/>
          <table:table-cell/>
        </table:table-row>
        <table:table-row table:style-name="ro1">
          <table:table-cell office:value-type="date" office:date-value="2014-03-13" calcext:value-type="date">
            <text:p>03/13/14</text:p>
          </table:table-cell>
          <table:table-cell table:style-name="ce2"/>
          <table:table-cell/>
        </table:table-row>
        <table:table-row table:style-name="ro1">
          <table:table-cell office:value-type="date" office:date-value="2014-03-13" calcext:value-type="date">
            <text:p>03/13/14</text:p>
          </table:table-cell>
          <table:table-cell table:style-name="ce2"/>
          <table:table-cell/>
        </table:table-row>
        <table:table-row table:style-name="ro1">
          <table:table-cell office:value-type="date" office:date-value="2014-03-13" calcext:value-type="date">
            <text:p>03/13/14</text:p>
          </table:table-cell>
          <table:table-cell table:style-name="ce2"/>
          <table:table-cell/>
        </table:table-row>
        <table:table-row table:style-name="ro1">
          <table:table-cell office:value-type="date" office:date-value="2014-03-13" calcext:value-type="date">
            <text:p>03/13/14</text:p>
          </table:table-cell>
          <table:table-cell table:style-name="ce2"/>
          <table:table-cell/>
        </table:table-row>
        <table:table-row table:style-name="ro1">
          <table:table-cell office:value-type="date" office:date-value="2014-03-13" calcext:value-type="date">
            <text:p>03/13/14</text:p>
          </table:table-cell>
          <table:table-cell table:style-name="ce2"/>
          <table:table-cell/>
        </table:table-row>
        <table:table-row table:style-name="ro1">
          <table:table-cell office:value-type="date" office:date-value="2014-03-13" calcext:value-type="date">
            <text:p>03/13/14</text:p>
          </table:table-cell>
          <table:table-cell table:style-name="ce2"/>
          <table:table-cell/>
        </table:table-row>
        <table:table-row table:style-name="ro1">
          <table:table-cell office:value-type="date" office:date-value="2014-03-13" calcext:value-type="date">
            <text:p>03/13/14</text:p>
          </table:table-cell>
          <table:table-cell table:style-name="ce2"/>
          <table:table-cell/>
        </table:table-row>
        <table:table-row table:style-name="ro1">
          <table:table-cell office:value-type="date" office:date-value="2014-03-13" calcext:value-type="date">
            <text:p>03/13/14</text:p>
          </table:table-cell>
          <table:table-cell table:style-name="ce2"/>
          <table:table-cell/>
        </table:table-row>
        <table:table-row table:style-name="ro1">
          <table:table-cell office:value-type="date" office:date-value="2014-04-03" calcext:value-type="date">
            <text:p>04/03/14</text:p>
          </table:table-cell>
          <table:table-cell table:style-name="ce2"/>
          <table:table-cell/>
        </table:table-row>
        <table:table-row table:style-name="ro1">
          <table:table-cell office:value-type="date" office:date-value="2014-04-03" calcext:value-type="date">
            <text:p>04/03/14</text:p>
          </table:table-cell>
          <table:table-cell table:style-name="ce2"/>
          <table:table-cell/>
        </table:table-row>
        <table:table-row table:style-name="ro1">
          <table:table-cell office:value-type="date" office:date-value="2014-04-03" calcext:value-type="date">
            <text:p>04/03/14</text:p>
          </table:table-cell>
          <table:table-cell table:style-name="ce2"/>
          <table:table-cell/>
        </table:table-row>
        <table:table-row table:style-name="ro1">
          <table:table-cell office:value-type="date" office:date-value="2014-04-03" calcext:value-type="date">
            <text:p>04/03/14</text:p>
          </table:table-cell>
          <table:table-cell table:style-name="ce2"/>
          <table:table-cell/>
        </table:table-row>
        <table:table-row table:style-name="ro1">
          <table:table-cell office:value-type="date" office:date-value="2014-04-03" calcext:value-type="date">
            <text:p>04/03/14</text:p>
          </table:table-cell>
          <table:table-cell table:style-name="ce2"/>
          <table:table-cell/>
        </table:table-row>
        <table:table-row table:style-name="ro1">
          <table:table-cell office:value-type="date" office:date-value="2014-04-03" calcext:value-type="date">
            <text:p>04/03/14</text:p>
          </table:table-cell>
          <table:table-cell table:style-name="ce2"/>
          <table:table-cell/>
        </table:table-row>
        <table:table-row table:style-name="ro1">
          <table:table-cell office:value-type="date" office:date-value="2014-04-03" calcext:value-type="date">
            <text:p>04/03/14</text:p>
          </table:table-cell>
          <table:table-cell table:style-name="ce2"/>
          <table:table-cell/>
        </table:table-row>
        <table:table-row table:style-name="ro1">
          <table:table-cell office:value-type="date" office:date-value="2014-04-03" calcext:value-type="date">
            <text:p>04/03/14</text:p>
          </table:table-cell>
          <table:table-cell table:style-name="ce2"/>
          <table:table-cell/>
        </table:table-row>
        <table:table-row table:style-name="ro1">
          <table:table-cell office:value-type="date" office:date-value="2014-04-03" calcext:value-type="date">
            <text:p>04/03/14</text:p>
          </table:table-cell>
          <table:table-cell table:style-name="ce2"/>
          <table:table-cell/>
        </table:table-row>
        <table:table-row table:style-name="ro1">
          <table:table-cell office:value-type="date" office:date-value="2014-04-03" calcext:value-type="date">
            <text:p>04/03/14</text:p>
          </table:table-cell>
          <table:table-cell table:style-name="ce2"/>
          <table:table-cell/>
        </table:table-row>
        <table:table-row table:style-name="ro1">
          <table:table-cell office:value-type="date" office:date-value="2014-04-03" calcext:value-type="date">
            <text:p>04/03/14</text:p>
          </table:table-cell>
          <table:table-cell table:style-name="ce2"/>
          <table:table-cell/>
        </table:table-row>
        <table:table-row table:style-name="ro1">
          <table:table-cell office:value-type="date" office:date-value="2014-04-03" calcext:value-type="date">
            <text:p>04/03/14</text:p>
          </table:table-cell>
          <table:table-cell table:style-name="ce2"/>
          <table:table-cell/>
        </table:table-row>
        <table:table-row table:style-name="ro1">
          <table:table-cell office:value-type="date" office:date-value="2014-04-03" calcext:value-type="date">
            <text:p>04/03/14</text:p>
          </table:table-cell>
          <table:table-cell table:style-name="ce2"/>
          <table:table-cell/>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03" calcext:value-type="date">
            <text:p>04/03/14</text:p>
          </table:table-cell>
          <table:table-cell table:number-columns-repeated="2"/>
        </table:table-row>
        <table:table-row table:style-name="ro1">
          <table:table-cell office:value-type="date" office:date-value="2014-04-14" calcext:value-type="date">
            <text:p>04/14/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5" calcext:value-type="date">
            <text:p>04/15/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6" calcext:value-type="date">
            <text:p>04/16/14</text:p>
          </table:table-cell>
          <table:table-cell table:number-columns-repeated="2"/>
        </table:table-row>
        <table:table-row table:style-name="ro1">
          <table:table-cell office:value-type="date" office:date-value="2014-04-17" calcext:value-type="date">
            <text:p>04/17/14</text:p>
          </table:table-cell>
          <table:table-cell table:number-columns-repeated="2"/>
        </table:table-row>
        <table:table-row table:style-name="ro1">
          <table:table-cell office:value-type="date" office:date-value="2014-07-02" calcext:value-type="date">
            <text:p>07/02/14</text:p>
          </table:table-cell>
          <table:table-cell table:number-columns-repeated="2"/>
        </table:table-row>
        <table:table-row table:style-name="ro1">
          <table:table-cell office:value-type="date" office:date-value="2014-07-15" calcext:value-type="date">
            <text:p>07/15/14</text:p>
          </table:table-cell>
          <table:table-cell table:number-columns-repeated="2"/>
        </table:table-row>
        <table:table-row table:style-name="ro1">
          <table:table-cell office:value-type="date" office:date-value="2014-07-16" calcext:value-type="date">
            <text:p>07/16/14</text:p>
          </table:table-cell>
          <table:table-cell table:number-columns-repeated="2"/>
        </table:table-row>
        <table:table-row table:style-name="ro1">
          <table:table-cell office:value-type="date" office:date-value="2014-07-16" calcext:value-type="date">
            <text:p>07/16/14</text:p>
          </table:table-cell>
          <table:table-cell table:number-columns-repeated="2"/>
        </table:table-row>
        <table:table-row table:style-name="ro1">
          <table:table-cell office:value-type="date" office:date-value="2014-07-17" calcext:value-type="date">
            <text:p>07/17/14</text:p>
          </table:table-cell>
          <table:table-cell table:number-columns-repeated="2"/>
        </table:table-row>
        <table:table-row table:style-name="ro1">
          <table:table-cell office:value-type="date" office:date-value="2014-09-15" calcext:value-type="date">
            <text:p>09/15/14</text:p>
          </table:table-cell>
          <table:table-cell table:number-columns-repeated="2"/>
        </table:table-row>
        <table:table-row table:style-name="ro1">
          <table:table-cell office:value-type="date" office:date-value="2014-09-15" calcext:value-type="date">
            <text:p>09/15/14</text:p>
          </table:table-cell>
          <table:table-cell table:number-columns-repeated="2"/>
        </table:table-row>
        <table:table-row table:style-name="ro1">
          <table:table-cell office:value-type="date" office:date-value="2014-09-16" calcext:value-type="date">
            <text:p>09/16/14</text:p>
          </table:table-cell>
          <table:table-cell table:number-columns-repeated="2"/>
        </table:table-row>
        <table:table-row table:style-name="ro1">
          <table:table-cell office:value-type="date" office:date-value="2014-09-16" calcext:value-type="date">
            <text:p>09/16/14</text:p>
          </table:table-cell>
          <table:table-cell table:number-columns-repeated="2"/>
        </table:table-row>
        <table:table-row table:style-name="ro1">
          <table:table-cell office:value-type="date" office:date-value="2014-09-16" calcext:value-type="date">
            <text:p>09/16/14</text:p>
          </table:table-cell>
          <table:table-cell table:number-columns-repeated="2"/>
        </table:table-row>
        <table:table-row table:style-name="ro1">
          <table:table-cell office:value-type="date" office:date-value="2014-09-16" calcext:value-type="date">
            <text:p>09/16/14</text:p>
          </table:table-cell>
          <table:table-cell table:number-columns-repeated="2"/>
        </table:table-row>
        <table:table-row table:style-name="ro1">
          <table:table-cell office:value-type="date" office:date-value="2014-09-17" calcext:value-type="date">
            <text:p>09/17/14</text:p>
          </table:table-cell>
          <table:table-cell table:number-columns-repeated="2"/>
        </table:table-row>
        <table:table-row table:style-name="ro1">
          <table:table-cell office:value-type="date" office:date-value="2014-09-17" calcext:value-type="date">
            <text:p>09/17/14</text:p>
          </table:table-cell>
          <table:table-cell table:number-columns-repeated="2"/>
        </table:table-row>
        <table:table-row table:style-name="ro1">
          <table:table-cell office:value-type="date" office:date-value="2014-09-17" calcext:value-type="date">
            <text:p>09/17/14</text:p>
          </table:table-cell>
          <table:table-cell table:number-columns-repeated="2"/>
        </table:table-row>
        <table:table-row table:style-name="ro1">
          <table:table-cell office:value-type="date" office:date-value="2014-09-17" calcext:value-type="date">
            <text:p>09/17/14</text:p>
          </table:table-cell>
          <table:table-cell table:number-columns-repeated="2"/>
        </table:table-row>
        <table:table-row table:style-name="ro1">
          <table:table-cell office:value-type="date" office:date-value="2014-09-17" calcext:value-type="date">
            <text:p>09/17/14</text:p>
          </table:table-cell>
          <table:table-cell table:number-columns-repeated="2"/>
        </table:table-row>
        <table:table-row table:style-name="ro1">
          <table:table-cell office:value-type="date" office:date-value="2014-09-17" calcext:value-type="date">
            <text:p>09/17/14</text:p>
          </table:table-cell>
          <table:table-cell table:number-columns-repeated="2"/>
        </table:table-row>
        <table:table-row table:style-name="ro1">
          <table:table-cell office:value-type="date" office:date-value="2014-09-17" calcext:value-type="date">
            <text:p>09/17/14</text:p>
          </table:table-cell>
          <table:table-cell table:number-columns-repeated="2"/>
        </table:table-row>
        <table:table-row table:style-name="ro1">
          <table:table-cell office:value-type="date" office:date-value="2014-09-18" calcext:value-type="date">
            <text:p>09/18/14</text:p>
          </table:table-cell>
          <table:table-cell table:number-columns-repeated="2"/>
        </table:table-row>
        <table:table-row table:style-name="ro1">
          <table:table-cell office:value-type="date" office:date-value="2014-09-18" calcext:value-type="date">
            <text:p>09/18/14</text:p>
          </table:table-cell>
          <table:table-cell table:number-columns-repeated="2"/>
        </table:table-row>
        <table:table-row table:style-name="ro1">
          <table:table-cell office:value-type="date" office:date-value="2014-09-18" calcext:value-type="date">
            <text:p>09/18/14</text:p>
          </table:table-cell>
          <table:table-cell table:number-columns-repeated="2"/>
        </table:table-row>
        <table:table-row table:style-name="ro1">
          <table:table-cell office:value-type="date" office:date-value="2014-10-20" calcext:value-type="date">
            <text:p>10/20/14</text:p>
          </table:table-cell>
          <table:table-cell table:number-columns-repeated="2"/>
        </table:table-row>
        <table:table-row table:style-name="ro1">
          <table:table-cell office:value-type="date" office:date-value="2014-10-21" calcext:value-type="date">
            <text:p>10/21/14</text:p>
          </table:table-cell>
          <table:table-cell table:number-columns-repeated="2"/>
        </table:table-row>
        <table:table-row table:style-name="ro1">
          <table:table-cell office:value-type="date" office:date-value="2014-10-21" calcext:value-type="date">
            <text:p>10/21/14</text:p>
          </table:table-cell>
          <table:table-cell table:number-columns-repeated="2"/>
        </table:table-row>
        <table:table-row table:style-name="ro1">
          <table:table-cell office:value-type="date" office:date-value="2014-10-21" calcext:value-type="date">
            <text:p>10/21/14</text:p>
          </table:table-cell>
          <table:table-cell table:number-columns-repeated="2"/>
        </table:table-row>
        <table:table-row table:style-name="ro1">
          <table:table-cell office:value-type="date" office:date-value="2014-10-21" calcext:value-type="date">
            <text:p>10/21/14</text:p>
          </table:table-cell>
          <table:table-cell table:number-columns-repeated="2"/>
        </table:table-row>
        <table:table-row table:style-name="ro1">
          <table:table-cell office:value-type="date" office:date-value="2014-10-22" calcext:value-type="date">
            <text:p>10/22/14</text:p>
          </table:table-cell>
          <table:table-cell table:number-columns-repeated="2"/>
        </table:table-row>
        <table:table-row table:style-name="ro1">
          <table:table-cell office:value-type="date" office:date-value="2014-10-22" calcext:value-type="date">
            <text:p>10/22/14</text:p>
          </table:table-cell>
          <table:table-cell table:number-columns-repeated="2"/>
        </table:table-row>
        <table:table-row table:style-name="ro1">
          <table:table-cell office:value-type="date" office:date-value="2014-10-22" calcext:value-type="date">
            <text:p>10/22/14</text:p>
          </table:table-cell>
          <table:table-cell table:number-columns-repeated="2"/>
        </table:table-row>
        <table:table-row table:style-name="ro1">
          <table:table-cell office:value-type="date" office:date-value="2014-10-22" calcext:value-type="date">
            <text:p>10/22/14</text:p>
          </table:table-cell>
          <table:table-cell table:number-columns-repeated="2"/>
        </table:table-row>
        <table:table-row table:style-name="ro1">
          <table:table-cell office:value-type="date" office:date-value="2014-10-22" calcext:value-type="date">
            <text:p>10/22/14</text:p>
          </table:table-cell>
          <table:table-cell table:number-columns-repeated="2"/>
        </table:table-row>
        <table:table-row table:style-name="ro1">
          <table:table-cell office:value-type="date" office:date-value="2014-10-23" calcext:value-type="date">
            <text:p>10/23/14</text:p>
          </table:table-cell>
          <table:table-cell table:number-columns-repeated="2"/>
        </table:table-row>
        <table:table-row table:style-name="ro1">
          <table:table-cell office:value-type="date" office:date-value="2014-10-23" calcext:value-type="date">
            <text:p>10/23/14</text:p>
          </table:table-cell>
          <table:table-cell table:number-columns-repeated="2"/>
        </table:table-row>
        <table:table-row table:style-name="ro1">
          <table:table-cell office:value-type="date" office:date-value="2014-10-23" calcext:value-type="date">
            <text:p>10/23/14</text:p>
          </table:table-cell>
          <table:table-cell table:number-columns-repeated="2"/>
        </table:table-row>
        <table:table-row table:style-name="ro1">
          <table:table-cell office:value-type="date" office:date-value="2014-10-23" calcext:value-type="date">
            <text:p>10/23/14</text:p>
          </table:table-cell>
          <table:table-cell table:number-columns-repeated="2"/>
        </table:table-row>
        <table:table-row table:style-name="ro1">
          <table:table-cell office:value-type="date" office:date-value="2014-11-12" calcext:value-type="date">
            <text:p>11/12/14</text:p>
          </table:table-cell>
          <table:table-cell table:number-columns-repeated="2"/>
        </table:table-row>
        <table:table-row table:style-name="ro1">
          <table:table-cell office:value-type="date" office:date-value="2014-11-13" calcext:value-type="date">
            <text:p>11/13/14</text:p>
          </table:table-cell>
          <table:table-cell table:number-columns-repeated="2"/>
        </table:table-row>
        <table:table-row table:style-name="ro1">
          <table:table-cell office:value-type="date" office:date-value="2014-11-13" calcext:value-type="date">
            <text:p>11/13/14</text:p>
          </table:table-cell>
          <table:table-cell table:number-columns-repeated="2"/>
        </table:table-row>
        <table:table-row table:style-name="ro1">
          <table:table-cell office:value-type="date" office:date-value="2014-11-13" calcext:value-type="date">
            <text:p>11/13/14</text:p>
          </table:table-cell>
          <table:table-cell table:number-columns-repeated="2"/>
        </table:table-row>
        <table:table-row table:style-name="ro1">
          <table:table-cell office:value-type="date" office:date-value="2014-11-13" calcext:value-type="date">
            <text:p>11/13/14</text:p>
          </table:table-cell>
          <table:table-cell table:number-columns-repeated="2"/>
        </table:table-row>
        <table:table-row table:style-name="ro1">
          <table:table-cell office:value-type="date" office:date-value="2014-11-13" calcext:value-type="date">
            <text:p>11/13/14</text:p>
          </table:table-cell>
          <table:table-cell table:number-columns-repeated="2"/>
        </table:table-row>
        <table:table-row table:style-name="ro1">
          <table:table-cell office:value-type="date" office:date-value="2014-11-13" calcext:value-type="date">
            <text:p>11/13/14</text:p>
          </table:table-cell>
          <table:table-cell table:number-columns-repeated="2"/>
        </table:table-row>
        <table:table-row table:style-name="ro1">
          <table:table-cell office:value-type="date" office:date-value="2014-11-13" calcext:value-type="date">
            <text:p>11/13/14</text:p>
          </table:table-cell>
          <table:table-cell table:number-columns-repeated="2"/>
        </table:table-row>
        <table:table-row table:style-name="ro1">
          <table:table-cell office:value-type="date" office:date-value="2014-11-13" calcext:value-type="date">
            <text:p>11/13/14</text:p>
          </table:table-cell>
          <table:table-cell table:number-columns-repeated="2"/>
        </table:table-row>
        <table:table-row table:style-name="ro1">
          <table:table-cell office:value-type="date" office:date-value="2014-11-24" calcext:value-type="date">
            <text:p>11/24/14</text:p>
          </table:table-cell>
          <table:table-cell table:number-columns-repeated="2"/>
        </table:table-row>
        <table:table-row table:style-name="ro1">
          <table:table-cell office:value-type="date" office:date-value="2014-11-24" calcext:value-type="date">
            <text:p>11/24/14</text:p>
          </table:table-cell>
          <table:table-cell table:number-columns-repeated="2"/>
        </table:table-row>
        <table:table-row table:style-name="ro1">
          <table:table-cell office:value-type="date" office:date-value="2014-11-24" calcext:value-type="date">
            <text:p>11/24/14</text:p>
          </table:table-cell>
          <table:table-cell table:number-columns-repeated="2"/>
        </table:table-row>
        <table:table-row table:style-name="ro1">
          <table:table-cell office:value-type="date" office:date-value="2014-11-25" calcext:value-type="date">
            <text:p>11/25/14</text:p>
          </table:table-cell>
          <table:table-cell table:number-columns-repeated="2"/>
        </table:table-row>
        <table:table-row table:style-name="ro1">
          <table:table-cell office:value-type="date" office:date-value="2014-11-25" calcext:value-type="date">
            <text:p>11/25/14</text:p>
          </table:table-cell>
          <table:table-cell table:number-columns-repeated="2"/>
        </table:table-row>
        <table:table-row table:style-name="ro1">
          <table:table-cell office:value-type="date" office:date-value="2014-11-25" calcext:value-type="date">
            <text:p>11/25/14</text:p>
          </table:table-cell>
          <table:table-cell table:number-columns-repeated="2"/>
        </table:table-row>
        <table:table-row table:style-name="ro1">
          <table:table-cell office:value-type="date" office:date-value="2014-11-25" calcext:value-type="date">
            <text:p>11/25/14</text:p>
          </table:table-cell>
          <table:table-cell table:number-columns-repeated="2"/>
        </table:table-row>
        <table:table-row table:style-name="ro1">
          <table:table-cell office:value-type="date" office:date-value="2014-11-25" calcext:value-type="date">
            <text:p>11/25/14</text:p>
          </table:table-cell>
          <table:table-cell table:number-columns-repeated="2"/>
        </table:table-row>
        <table:table-row table:style-name="ro1">
          <table:table-cell office:value-type="date" office:date-value="2014-11-25" calcext:value-type="date">
            <text:p>11/25/14</text:p>
          </table:table-cell>
          <table:table-cell table:number-columns-repeated="2"/>
        </table:table-row>
        <table:table-row table:style-name="ro1">
          <table:table-cell office:value-type="date" office:date-value="2014-11-25" calcext:value-type="date">
            <text:p>11/25/14</text:p>
          </table:table-cell>
          <table:table-cell table:number-columns-repeated="2"/>
        </table:table-row>
        <table:table-row table:style-name="ro1">
          <table:table-cell office:value-type="date" office:date-value="2014-11-25" calcext:value-type="date">
            <text:p>11/25/14</text:p>
          </table:table-cell>
          <table:table-cell table:number-columns-repeated="2"/>
        </table:table-row>
        <table:table-row table:style-name="ro1">
          <table:table-cell office:value-type="date" office:date-value="2014-11-25" calcext:value-type="date">
            <text:p>11/25/14</text:p>
          </table:table-cell>
          <table:table-cell table:number-columns-repeated="2"/>
        </table:table-row>
        <table:table-row table:style-name="ro1">
          <table:table-cell office:value-type="date" office:date-value="2014-11-26" calcext:value-type="date">
            <text:p>11/26/14</text:p>
          </table:table-cell>
          <table:table-cell table:number-columns-repeated="2"/>
        </table:table-row>
        <table:table-row table:style-name="ro1">
          <table:table-cell office:value-type="date" office:date-value="2014-11-26" calcext:value-type="date">
            <text:p>11/26/14</text:p>
          </table:table-cell>
          <table:table-cell table:number-columns-repeated="2"/>
        </table:table-row>
        <table:table-row table:style-name="ro1">
          <table:table-cell office:value-type="date" office:date-value="2014-11-26" calcext:value-type="date">
            <text:p>11/26/14</text:p>
          </table:table-cell>
          <table:table-cell table:number-columns-repeated="2"/>
        </table:table-row>
        <table:table-row table:style-name="ro1">
          <table:table-cell office:value-type="date" office:date-value="2014-11-26" calcext:value-type="date">
            <text:p>11/26/14</text:p>
          </table:table-cell>
          <table:table-cell table:number-columns-repeated="2"/>
        </table:table-row>
        <table:table-row table:style-name="ro1">
          <table:table-cell office:value-type="date" office:date-value="2014-11-26" calcext:value-type="date">
            <text:p>11/26/14</text:p>
          </table:table-cell>
          <table:table-cell table:number-columns-repeated="2"/>
        </table:table-row>
        <table:table-row table:style-name="ro1">
          <table:table-cell office:value-type="date" office:date-value="2014-11-27" calcext:value-type="date">
            <text:p>11/27/14</text:p>
          </table:table-cell>
          <table:table-cell table:number-columns-repeated="2"/>
        </table:table-row>
        <table:table-row table:style-name="ro1">
          <table:table-cell office:value-type="date" office:date-value="2014-11-27" calcext:value-type="date">
            <text:p>11/27/14</text:p>
          </table:table-cell>
          <table:table-cell table:number-columns-repeated="2"/>
        </table:table-row>
        <table:table-row table:style-name="ro1">
          <table:table-cell office:value-type="date" office:date-value="2014-11-27" calcext:value-type="date">
            <text:p>11/27/14</text:p>
          </table:table-cell>
          <table:table-cell table:number-columns-repeated="2"/>
        </table:table-row>
        <table:table-row table:style-name="ro1">
          <table:table-cell office:value-type="date" office:date-value="2014-11-27" calcext:value-type="date">
            <text:p>11/27/14</text:p>
          </table:table-cell>
          <table:table-cell table:number-columns-repeated="2"/>
        </table:table-row>
        <table:table-row table:style-name="ro1">
          <table:table-cell office:value-type="date" office:date-value="2014-11-27" calcext:value-type="date">
            <text:p>11/27/14</text:p>
          </table:table-cell>
          <table:table-cell table:number-columns-repeated="2"/>
        </table:table-row>
        <table:table-row table:style-name="ro1">
          <table:table-cell office:value-type="date" office:date-value="2014-11-27" calcext:value-type="date">
            <text:p>11/27/14</text:p>
          </table:table-cell>
          <table:table-cell table:number-columns-repeated="2"/>
        </table:table-row>
        <table:table-row table:style-name="ro1">
          <table:table-cell office:value-type="date" office:date-value="2014-11-27" calcext:value-type="date">
            <text:p>11/27/14</text:p>
          </table:table-cell>
          <table:table-cell table:number-columns-repeated="2"/>
        </table:table-row>
        <table:table-row table:style-name="ro1">
          <table:table-cell office:value-type="date" office:date-value="2014-11-27" calcext:value-type="date">
            <text:p>11/27/14</text:p>
          </table:table-cell>
          <table:table-cell table:number-columns-repeated="2"/>
        </table:table-row>
        <table:table-row table:style-name="ro1">
          <table:table-cell office:value-type="date" office:date-value="2014-11-27" calcext:value-type="date">
            <text:p>11/27/14</text:p>
          </table:table-cell>
          <table:table-cell table:number-columns-repeated="2"/>
        </table:table-row>
        <table:table-row table:style-name="ro1">
          <table:table-cell office:value-type="date" office:date-value="2014-12-15" calcext:value-type="date">
            <text:p>12/15/14</text:p>
          </table:table-cell>
          <table:table-cell table:number-columns-repeated="2"/>
        </table:table-row>
        <table:table-row table:style-name="ro1">
          <table:table-cell office:value-type="date" office:date-value="2014-12-16" calcext:value-type="date">
            <text:p>12/16/14</text:p>
          </table:table-cell>
          <table:table-cell table:number-columns-repeated="2"/>
        </table:table-row>
        <table:table-row table:style-name="ro1">
          <table:table-cell office:value-type="date" office:date-value="2014-12-16" calcext:value-type="date">
            <text:p>12/16/14</text:p>
          </table:table-cell>
          <table:table-cell table:number-columns-repeated="2"/>
        </table:table-row>
        <table:table-row table:style-name="ro1">
          <table:table-cell office:value-type="date" office:date-value="2014-12-16" calcext:value-type="date">
            <text:p>12/16/14</text:p>
          </table:table-cell>
          <table:table-cell table:number-columns-repeated="2"/>
        </table:table-row>
        <table:table-row table:style-name="ro1">
          <table:table-cell office:value-type="date" office:date-value="2014-12-16" calcext:value-type="date">
            <text:p>12/16/14</text:p>
          </table:table-cell>
          <table:table-cell table:number-columns-repeated="2"/>
        </table:table-row>
        <table:table-row table:style-name="ro1">
          <table:table-cell office:value-type="date" office:date-value="2014-12-16" calcext:value-type="date">
            <text:p>12/16/14</text:p>
          </table:table-cell>
          <table:table-cell table:number-columns-repeated="2"/>
        </table:table-row>
        <table:table-row table:style-name="ro1">
          <table:table-cell office:value-type="date" office:date-value="2014-12-16" calcext:value-type="date">
            <text:p>12/16/14</text:p>
          </table:table-cell>
          <table:table-cell table:number-columns-repeated="2"/>
        </table:table-row>
        <table:table-row table:style-name="ro1">
          <table:table-cell office:value-type="date" office:date-value="2014-12-16" calcext:value-type="date">
            <text:p>12/16/14</text:p>
          </table:table-cell>
          <table:table-cell table:number-columns-repeated="2"/>
        </table:table-row>
        <table:table-row table:style-name="ro1">
          <table:table-cell office:value-type="date" office:date-value="2014-12-16" calcext:value-type="date">
            <text:p>12/16/14</text:p>
          </table:table-cell>
          <table:table-cell table:number-columns-repeated="2"/>
        </table:table-row>
        <table:table-row table:style-name="ro1">
          <table:table-cell office:value-type="date" office:date-value="2014-12-16" calcext:value-type="date">
            <text:p>12/16/14</text:p>
          </table:table-cell>
          <table:table-cell table:number-columns-repeated="2"/>
        </table:table-row>
        <table:table-row table:style-name="ro1">
          <table:table-cell office:value-type="date" office:date-value="2014-12-16" calcext:value-type="date">
            <text:p>12/16/14</text:p>
          </table:table-cell>
          <table:table-cell table:number-columns-repeated="2"/>
        </table:table-row>
        <table:table-row table:style-name="ro1">
          <table:table-cell office:value-type="date" office:date-value="2014-12-16" calcext:value-type="date">
            <text:p>12/16/14</text:p>
          </table:table-cell>
          <table:table-cell table:number-columns-repeated="2"/>
        </table:table-row>
        <table:table-row table:style-name="ro1">
          <table:table-cell office:value-type="date" office:date-value="2014-12-16" calcext:value-type="date">
            <text:p>12/16/14</text:p>
          </table:table-cell>
          <table:table-cell table:number-columns-repeated="2"/>
        </table:table-row>
        <table:table-row table:style-name="ro1">
          <table:table-cell office:value-type="date" office:date-value="2014-12-16" calcext:value-type="date">
            <text:p>12/16/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7" calcext:value-type="date">
            <text:p>12/17/14</text:p>
          </table:table-cell>
          <table:table-cell table:number-columns-repeated="2"/>
        </table:table-row>
        <table:table-row table:style-name="ro1">
          <table:table-cell office:value-type="date" office:date-value="2014-12-18" calcext:value-type="date">
            <text:p>12/18/14</text:p>
          </table:table-cell>
          <table:table-cell table:number-columns-repeated="2"/>
        </table:table-row>
        <table:table-row table:style-name="ro1">
          <table:table-cell office:value-type="date" office:date-value="2014-12-18" calcext:value-type="date">
            <text:p>12/18/14</text:p>
          </table:table-cell>
          <table:table-cell table:number-columns-repeated="2"/>
        </table:table-row>
        <table:table-row table:style-name="ro1">
          <table:table-cell office:value-type="date" office:date-value="2014-12-18" calcext:value-type="date">
            <text:p>12/18/14</text:p>
          </table:table-cell>
          <table:table-cell table:number-columns-repeated="2"/>
        </table:table-row>
        <table:table-row table:style-name="ro1">
          <table:table-cell office:value-type="date" office:date-value="2014-12-18" calcext:value-type="date">
            <text:p>12/18/14</text:p>
          </table:table-cell>
          <table:table-cell table:number-columns-repeated="2"/>
        </table:table-row>
        <table:table-row table:style-name="ro1">
          <table:table-cell office:value-type="date" office:date-value="2015-01-13" calcext:value-type="date">
            <text:p>01/13/15</text:p>
          </table:table-cell>
          <table:table-cell table:number-columns-repeated="2"/>
        </table:table-row>
        <table:table-row table:style-name="ro1">
          <table:table-cell office:value-type="date" office:date-value="2015-01-13" calcext:value-type="date">
            <text:p>01/13/15</text:p>
          </table:table-cell>
          <table:table-cell table:number-columns-repeated="2"/>
        </table:table-row>
        <table:table-row table:style-name="ro1">
          <table:table-cell office:value-type="date" office:date-value="2015-01-13" calcext:value-type="date">
            <text:p>01/13/15</text:p>
          </table:table-cell>
          <table:table-cell table:number-columns-repeated="2"/>
        </table:table-row>
        <table:table-row table:style-name="ro1">
          <table:table-cell office:value-type="date" office:date-value="2015-01-13" calcext:value-type="date">
            <text:p>01/13/15</text:p>
          </table:table-cell>
          <table:table-cell table:number-columns-repeated="2"/>
        </table:table-row>
        <table:table-row table:style-name="ro1">
          <table:table-cell office:value-type="date" office:date-value="2015-01-13" calcext:value-type="date">
            <text:p>01/13/15</text:p>
          </table:table-cell>
          <table:table-cell table:number-columns-repeated="2"/>
        </table:table-row>
        <table:table-row table:style-name="ro1">
          <table:table-cell office:value-type="date" office:date-value="2015-01-13" calcext:value-type="date">
            <text:p>01/13/15</text:p>
          </table:table-cell>
          <table:table-cell table:number-columns-repeated="2"/>
        </table:table-row>
        <table:table-row table:style-name="ro1">
          <table:table-cell office:value-type="date" office:date-value="2015-01-14" calcext:value-type="date">
            <text:p>01/14/15</text:p>
          </table:table-cell>
          <table:table-cell table:number-columns-repeated="2"/>
        </table:table-row>
        <table:table-row table:style-name="ro1">
          <table:table-cell office:value-type="date" office:date-value="2015-01-15" calcext:value-type="date">
            <text:p>01/15/15</text:p>
          </table:table-cell>
          <table:table-cell table:number-columns-repeated="2"/>
        </table:table-row>
        <table:table-row table:style-name="ro1">
          <table:table-cell office:value-type="date" office:date-value="2015-01-15" calcext:value-type="date">
            <text:p>01/15/15</text:p>
          </table:table-cell>
          <table:table-cell table:number-columns-repeated="2"/>
        </table:table-row>
        <table:table-row table:style-name="ro1">
          <table:table-cell office:value-type="date" office:date-value="2015-01-15" calcext:value-type="date">
            <text:p>01/15/15</text:p>
          </table:table-cell>
          <table:table-cell table:number-columns-repeated="2"/>
        </table:table-row>
        <table:table-row table:style-name="ro1">
          <table:table-cell office:value-type="date" office:date-value="2015-01-15" calcext:value-type="date">
            <text:p>01/15/15</text:p>
          </table:table-cell>
          <table:table-cell table:number-columns-repeated="2"/>
        </table:table-row>
        <table:table-row table:style-name="ro1">
          <table:table-cell office:value-type="date" office:date-value="2015-01-15" calcext:value-type="date">
            <text:p>01/15/15</text:p>
          </table:table-cell>
          <table:table-cell table:number-columns-repeated="2"/>
        </table:table-row>
        <table:table-row table:style-name="ro1">
          <table:table-cell office:value-type="date" office:date-value="2015-01-15" calcext:value-type="date">
            <text:p>01/15/15</text:p>
          </table:table-cell>
          <table:table-cell table:number-columns-repeated="2"/>
        </table:table-row>
        <table:table-row table:style-name="ro1">
          <table:table-cell office:value-type="date" office:date-value="2015-01-15" calcext:value-type="date">
            <text:p>01/15/15</text:p>
          </table:table-cell>
          <table:table-cell table:number-columns-repeated="2"/>
        </table:table-row>
        <table:table-row table:style-name="ro1">
          <table:table-cell office:value-type="date" office:date-value="2015-01-15" calcext:value-type="date">
            <text:p>01/15/15</text:p>
          </table:table-cell>
          <table:table-cell table:number-columns-repeated="2"/>
        </table:table-row>
        <table:table-row table:style-name="ro1">
          <table:table-cell office:value-type="date" office:date-value="2015-01-28" calcext:value-type="date">
            <text:p>01/28/15</text:p>
          </table:table-cell>
          <table:table-cell table:number-columns-repeated="2"/>
        </table:table-row>
        <table:table-row table:style-name="ro1">
          <table:table-cell office:value-type="date" office:date-value="2015-02-09" calcext:value-type="date">
            <text:p>02/09/15</text:p>
          </table:table-cell>
          <table:table-cell table:number-columns-repeated="2"/>
        </table:table-row>
        <table:table-row table:style-name="ro1">
          <table:table-cell office:value-type="date" office:date-value="2015-02-10" calcext:value-type="date">
            <text:p>02/10/15</text:p>
          </table:table-cell>
          <table:table-cell table:number-columns-repeated="2"/>
        </table:table-row>
        <table:table-row table:style-name="ro1">
          <table:table-cell office:value-type="date" office:date-value="2015-02-10" calcext:value-type="date">
            <text:p>02/10/15</text:p>
          </table:table-cell>
          <table:table-cell table:number-columns-repeated="2"/>
        </table:table-row>
        <table:table-row table:style-name="ro1">
          <table:table-cell office:value-type="date" office:date-value="2015-02-10" calcext:value-type="date">
            <text:p>02/10/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1" calcext:value-type="date">
            <text:p>02/11/15</text:p>
          </table:table-cell>
          <table:table-cell table:number-columns-repeated="2"/>
        </table:table-row>
        <table:table-row table:style-name="ro1">
          <table:table-cell office:value-type="date" office:date-value="2015-02-12" calcext:value-type="date">
            <text:p>02/12/15</text:p>
          </table:table-cell>
          <table:table-cell table:number-columns-repeated="2"/>
        </table:table-row>
        <table:table-row table:style-name="ro1">
          <table:table-cell office:value-type="date" office:date-value="2015-02-12" calcext:value-type="date">
            <text:p>02/12/15</text:p>
          </table:table-cell>
          <table:table-cell table:number-columns-repeated="2"/>
        </table:table-row>
        <table:table-row table:style-name="ro1">
          <table:table-cell office:value-type="date" office:date-value="2015-02-12" calcext:value-type="date">
            <text:p>02/12/15</text:p>
          </table:table-cell>
          <table:table-cell table:number-columns-repeated="2"/>
        </table:table-row>
        <table:table-row table:style-name="ro1">
          <table:table-cell office:value-type="date" office:date-value="2015-02-25" calcext:value-type="date">
            <text:p>02/25/15</text:p>
          </table:table-cell>
          <table:table-cell table:number-columns-repeated="2"/>
        </table:table-row>
        <table:table-row table:style-name="ro1">
          <table:table-cell office:value-type="date" office:date-value="2015-02-25" calcext:value-type="date">
            <text:p>02/25/15</text:p>
          </table:table-cell>
          <table:table-cell table:number-columns-repeated="2"/>
        </table:table-row>
        <table:table-row table:style-name="ro1">
          <table:table-cell office:value-type="date" office:date-value="2015-02-25" calcext:value-type="date">
            <text:p>02/25/15</text:p>
          </table:table-cell>
          <table:table-cell table:number-columns-repeated="2"/>
        </table:table-row>
        <table:table-row table:style-name="ro1">
          <table:table-cell office:value-type="date" office:date-value="2015-03-09" calcext:value-type="date">
            <text:p>03/09/15</text:p>
          </table:table-cell>
          <table:table-cell table:number-columns-repeated="2"/>
        </table:table-row>
        <table:table-row table:style-name="ro1">
          <table:table-cell office:value-type="date" office:date-value="2015-03-10" calcext:value-type="date">
            <text:p>03/10/15</text:p>
          </table:table-cell>
          <table:table-cell table:number-columns-repeated="2"/>
        </table:table-row>
        <table:table-row table:style-name="ro1">
          <table:table-cell office:value-type="date" office:date-value="2015-03-10" calcext:value-type="date">
            <text:p>03/10/15</text:p>
          </table:table-cell>
          <table:table-cell table:number-columns-repeated="2"/>
        </table:table-row>
        <table:table-row table:style-name="ro1">
          <table:table-cell office:value-type="date" office:date-value="2015-03-10" calcext:value-type="date">
            <text:p>03/10/15</text:p>
          </table:table-cell>
          <table:table-cell table:number-columns-repeated="2"/>
        </table:table-row>
        <table:table-row table:style-name="ro1">
          <table:table-cell office:value-type="date" office:date-value="2015-03-10" calcext:value-type="date">
            <text:p>03/10/15</text:p>
          </table:table-cell>
          <table:table-cell table:number-columns-repeated="2"/>
        </table:table-row>
        <table:table-row table:style-name="ro1">
          <table:table-cell office:value-type="date" office:date-value="2015-03-10" calcext:value-type="date">
            <text:p>03/10/15</text:p>
          </table:table-cell>
          <table:table-cell table:number-columns-repeated="2"/>
        </table:table-row>
        <table:table-row table:style-name="ro1">
          <table:table-cell office:value-type="date" office:date-value="2015-03-10" calcext:value-type="date">
            <text:p>03/10/15</text:p>
          </table:table-cell>
          <table:table-cell table:number-columns-repeated="2"/>
        </table:table-row>
        <table:table-row table:style-name="ro1">
          <table:table-cell office:value-type="date" office:date-value="2015-03-10" calcext:value-type="date">
            <text:p>03/10/15</text:p>
          </table:table-cell>
          <table:table-cell table:number-columns-repeated="2"/>
        </table:table-row>
        <table:table-row table:style-name="ro1">
          <table:table-cell office:value-type="date" office:date-value="2015-03-10" calcext:value-type="date">
            <text:p>03/10/15</text:p>
          </table:table-cell>
          <table:table-cell table:number-columns-repeated="2"/>
        </table:table-row>
        <table:table-row table:style-name="ro1">
          <table:table-cell office:value-type="date" office:date-value="2015-03-10" calcext:value-type="date">
            <text:p>03/10/15</text:p>
          </table:table-cell>
          <table:table-cell table:number-columns-repeated="2"/>
        </table:table-row>
        <table:table-row table:style-name="ro1">
          <table:table-cell office:value-type="date" office:date-value="2015-03-10" calcext:value-type="date">
            <text:p>03/10/15</text:p>
          </table:table-cell>
          <table:table-cell table:number-columns-repeated="2"/>
        </table:table-row>
        <table:table-row table:style-name="ro1">
          <table:table-cell office:value-type="date" office:date-value="2015-03-10" calcext:value-type="date">
            <text:p>03/10/15</text:p>
          </table:table-cell>
          <table:table-cell table:number-columns-repeated="2"/>
        </table:table-row>
        <table:table-row table:style-name="ro1">
          <table:table-cell office:value-type="date" office:date-value="2015-03-10" calcext:value-type="date">
            <text:p>03/10/15</text:p>
          </table:table-cell>
          <table:table-cell table:number-columns-repeated="2"/>
        </table:table-row>
        <table:table-row table:style-name="ro1">
          <table:table-cell office:value-type="date" office:date-value="2015-03-10" calcext:value-type="date">
            <text:p>03/10/15</text:p>
          </table:table-cell>
          <table:table-cell table:number-columns-repeated="2"/>
        </table:table-row>
        <table:table-row table:style-name="ro1">
          <table:table-cell office:value-type="date" office:date-value="2015-03-10" calcext:value-type="date">
            <text:p>03/10/15</text:p>
          </table:table-cell>
          <table:table-cell table:number-columns-repeated="2"/>
        </table:table-row>
        <table:table-row table:style-name="ro1">
          <table:table-cell office:value-type="date" office:date-value="2015-03-10" calcext:value-type="date">
            <text:p>03/10/15</text:p>
          </table:table-cell>
          <table:table-cell table:number-columns-repeated="2"/>
        </table:table-row>
        <table:table-row table:style-name="ro1">
          <table:table-cell office:value-type="date" office:date-value="2015-03-10" calcext:value-type="date">
            <text:p>03/10/15</text:p>
          </table:table-cell>
          <table:table-cell table:number-columns-repeated="2"/>
        </table:table-row>
        <table:table-row table:style-name="ro1">
          <table:table-cell office:value-type="date" office:date-value="2015-03-11" calcext:value-type="date">
            <text:p>03/11/15</text:p>
          </table:table-cell>
          <table:table-cell table:number-columns-repeated="2"/>
        </table:table-row>
        <table:table-row table:style-name="ro1">
          <table:table-cell office:value-type="date" office:date-value="2015-03-11" calcext:value-type="date">
            <text:p>03/11/15</text:p>
          </table:table-cell>
          <table:table-cell table:number-columns-repeated="2"/>
        </table:table-row>
        <table:table-row table:style-name="ro1">
          <table:table-cell office:value-type="date" office:date-value="2015-03-11" calcext:value-type="date">
            <text:p>03/11/15</text:p>
          </table:table-cell>
          <table:table-cell table:number-columns-repeated="2"/>
        </table:table-row>
        <table:table-row table:style-name="ro1">
          <table:table-cell office:value-type="date" office:date-value="2015-03-11" calcext:value-type="date">
            <text:p>03/11/15</text:p>
          </table:table-cell>
          <table:table-cell table:number-columns-repeated="2"/>
        </table:table-row>
        <table:table-row table:style-name="ro1">
          <table:table-cell office:value-type="date" office:date-value="2015-03-11" calcext:value-type="date">
            <text:p>03/11/15</text:p>
          </table:table-cell>
          <table:table-cell table:number-columns-repeated="2"/>
        </table:table-row>
        <table:table-row table:style-name="ro1">
          <table:table-cell office:value-type="date" office:date-value="2015-03-11" calcext:value-type="date">
            <text:p>03/11/15</text:p>
          </table:table-cell>
          <table:table-cell table:number-columns-repeated="2"/>
        </table:table-row>
        <table:table-row table:style-name="ro1">
          <table:table-cell office:value-type="date" office:date-value="2015-03-11" calcext:value-type="date">
            <text:p>03/11/15</text:p>
          </table:table-cell>
          <table:table-cell table:number-columns-repeated="2"/>
        </table:table-row>
        <table:table-row table:style-name="ro1">
          <table:table-cell office:value-type="date" office:date-value="2015-03-11" calcext:value-type="date">
            <text:p>03/11/15</text:p>
          </table:table-cell>
          <table:table-cell table:number-columns-repeated="2"/>
        </table:table-row>
        <table:table-row table:style-name="ro1">
          <table:table-cell office:value-type="date" office:date-value="2015-03-11" calcext:value-type="date">
            <text:p>03/11/15</text:p>
          </table:table-cell>
          <table:table-cell table:number-columns-repeated="2"/>
        </table:table-row>
        <table:table-row table:style-name="ro1">
          <table:table-cell office:value-type="date" office:date-value="2015-03-11" calcext:value-type="date">
            <text:p>03/11/15</text:p>
          </table:table-cell>
          <table:table-cell table:number-columns-repeated="2"/>
        </table:table-row>
        <table:table-row table:style-name="ro1">
          <table:table-cell office:value-type="date" office:date-value="2015-03-11" calcext:value-type="date">
            <text:p>03/11/15</text:p>
          </table:table-cell>
          <table:table-cell table:number-columns-repeated="2"/>
        </table:table-row>
        <table:table-row table:style-name="ro1">
          <table:table-cell office:value-type="date" office:date-value="2015-03-11" calcext:value-type="date">
            <text:p>03/11/15</text:p>
          </table:table-cell>
          <table:table-cell table:number-columns-repeated="2"/>
        </table:table-row>
        <table:table-row table:style-name="ro1">
          <table:table-cell office:value-type="date" office:date-value="2015-03-11" calcext:value-type="date">
            <text:p>03/11/15</text:p>
          </table:table-cell>
          <table:table-cell table:number-columns-repeated="2"/>
        </table:table-row>
        <table:table-row table:style-name="ro1">
          <table:table-cell office:value-type="date" office:date-value="2015-03-11" calcext:value-type="date">
            <text:p>03/11/15</text:p>
          </table:table-cell>
          <table:table-cell table:number-columns-repeated="2"/>
        </table:table-row>
        <table:table-row table:style-name="ro1">
          <table:table-cell office:value-type="date" office:date-value="2015-03-11" calcext:value-type="date">
            <text:p>03/11/15</text:p>
          </table:table-cell>
          <table:table-cell table:number-columns-repeated="2"/>
        </table:table-row>
        <table:table-row table:style-name="ro1">
          <table:table-cell office:value-type="date" office:date-value="2015-03-11" calcext:value-type="date">
            <text:p>03/11/15</text:p>
          </table:table-cell>
          <table:table-cell table:number-columns-repeated="2"/>
        </table:table-row>
        <table:table-row table:style-name="ro1">
          <table:table-cell office:value-type="date" office:date-value="2015-03-11" calcext:value-type="date">
            <text:p>03/11/15</text:p>
          </table:table-cell>
          <table:table-cell table:number-columns-repeated="2"/>
        </table:table-row>
        <table:table-row table:style-name="ro1">
          <table:table-cell office:value-type="date" office:date-value="2015-03-12" calcext:value-type="date">
            <text:p>03/12/15</text:p>
          </table:table-cell>
          <table:table-cell table:number-columns-repeated="2"/>
        </table:table-row>
        <table:table-row table:style-name="ro1">
          <table:table-cell office:value-type="date" office:date-value="2015-03-12" calcext:value-type="date">
            <text:p>03/12/15</text:p>
          </table:table-cell>
          <table:table-cell table:number-columns-repeated="2"/>
        </table:table-row>
        <table:table-row table:style-name="ro1">
          <table:table-cell office:value-type="date" office:date-value="2015-03-12" calcext:value-type="date">
            <text:p>03/12/15</text:p>
          </table:table-cell>
          <table:table-cell table:number-columns-repeated="2"/>
        </table:table-row>
        <table:table-row table:style-name="ro1">
          <table:table-cell office:value-type="date" office:date-value="2015-03-12" calcext:value-type="date">
            <text:p>03/12/15</text:p>
          </table:table-cell>
          <table:table-cell table:number-columns-repeated="2"/>
        </table:table-row>
        <table:table-row table:style-name="ro1">
          <table:table-cell office:value-type="date" office:date-value="2015-03-12" calcext:value-type="date">
            <text:p>03/12/15</text:p>
          </table:table-cell>
          <table:table-cell table:number-columns-repeated="2"/>
        </table:table-row>
        <table:table-row table:style-name="ro1">
          <table:table-cell office:value-type="date" office:date-value="2015-03-12" calcext:value-type="date">
            <text:p>03/12/15</text:p>
          </table:table-cell>
          <table:table-cell table:number-columns-repeated="2"/>
        </table:table-row>
        <table:table-row table:style-name="ro1">
          <table:table-cell office:value-type="date" office:date-value="2015-03-12" calcext:value-type="date">
            <text:p>03/12/15</text:p>
          </table:table-cell>
          <table:table-cell table:number-columns-repeated="2"/>
        </table:table-row>
        <table:table-row table:style-name="ro1">
          <table:table-cell office:value-type="date" office:date-value="2015-03-25" calcext:value-type="date">
            <text:p>03/25/15</text:p>
          </table:table-cell>
          <table:table-cell table:number-columns-repeated="2"/>
        </table:table-row>
        <table:table-row table:style-name="ro1">
          <table:table-cell office:value-type="date" office:date-value="2015-03-25" calcext:value-type="date">
            <text:p>03/25/15</text:p>
          </table:table-cell>
          <table:table-cell table:number-columns-repeated="2"/>
        </table:table-row>
        <table:table-row table:style-name="ro1">
          <table:table-cell office:value-type="date" office:date-value="2015-03-25" calcext:value-type="date">
            <text:p>03/25/15</text:p>
          </table:table-cell>
          <table:table-cell table:number-columns-repeated="2"/>
        </table:table-row>
        <table:table-row table:style-name="ro1">
          <table:table-cell office:value-type="date" office:date-value="2015-03-25" calcext:value-type="date">
            <text:p>03/25/15</text:p>
          </table:table-cell>
          <table:table-cell table:number-columns-repeated="2"/>
        </table:table-row>
        <table:table-row table:style-name="ro1">
          <table:table-cell office:value-type="date" office:date-value="2015-03-25" calcext:value-type="date">
            <text:p>03/25/15</text:p>
          </table:table-cell>
          <table:table-cell table:number-columns-repeated="2"/>
        </table:table-row>
        <table:table-row table:style-name="ro1">
          <table:table-cell office:value-type="date" office:date-value="2015-03-25" calcext:value-type="date">
            <text:p>03/25/15</text:p>
          </table:table-cell>
          <table:table-cell table:number-columns-repeated="2"/>
        </table:table-row>
        <table:table-row table:style-name="ro1">
          <table:table-cell office:value-type="date" office:date-value="2015-03-25" calcext:value-type="date">
            <text:p>03/25/15</text:p>
          </table:table-cell>
          <table:table-cell table:number-columns-repeated="2"/>
        </table:table-row>
        <table:table-row table:style-name="ro1">
          <table:table-cell office:value-type="date" office:date-value="2015-03-25" calcext:value-type="date">
            <text:p>03/25/15</text:p>
          </table:table-cell>
          <table:table-cell table:number-columns-repeated="2"/>
        </table:table-row>
        <table:table-row table:style-name="ro1">
          <table:table-cell office:value-type="date" office:date-value="2015-03-25" calcext:value-type="date">
            <text:p>03/25/15</text:p>
          </table:table-cell>
          <table:table-cell table:number-columns-repeated="2"/>
        </table:table-row>
        <table:table-row table:style-name="ro1">
          <table:table-cell office:value-type="date" office:date-value="2015-04-15" calcext:value-type="date">
            <text:p>04/15/15</text:p>
          </table:table-cell>
          <table:table-cell table:number-columns-repeated="2"/>
        </table:table-row>
        <table:table-row table:style-name="ro1">
          <table:table-cell office:value-type="date" office:date-value="2015-04-15" calcext:value-type="date">
            <text:p>04/15/15</text:p>
          </table:table-cell>
          <table:table-cell table:number-columns-repeated="2"/>
        </table:table-row>
        <table:table-row table:style-name="ro1">
          <table:table-cell office:value-type="date" office:date-value="2015-04-15" calcext:value-type="date">
            <text:p>04/15/15</text:p>
          </table:table-cell>
          <table:table-cell table:number-columns-repeated="2"/>
        </table:table-row>
        <table:table-row table:style-name="ro1">
          <table:table-cell office:value-type="date" office:date-value="2015-04-15" calcext:value-type="date">
            <text:p>04/15/15</text:p>
          </table:table-cell>
          <table:table-cell table:number-columns-repeated="2"/>
        </table:table-row>
        <table:table-row table:style-name="ro1">
          <table:table-cell office:value-type="date" office:date-value="2015-04-15" calcext:value-type="date">
            <text:p>04/15/15</text:p>
          </table:table-cell>
          <table:table-cell table:number-columns-repeated="2"/>
        </table:table-row>
        <table:table-row table:style-name="ro1">
          <table:table-cell office:value-type="date" office:date-value="2015-04-15" calcext:value-type="date">
            <text:p>04/15/15</text:p>
          </table:table-cell>
          <table:table-cell table:number-columns-repeated="2"/>
        </table:table-row>
        <table:table-row table:style-name="ro1">
          <table:table-cell office:value-type="date" office:date-value="2015-04-15" calcext:value-type="date">
            <text:p>04/15/15</text:p>
          </table:table-cell>
          <table:table-cell table:number-columns-repeated="2"/>
        </table:table-row>
        <table:table-row table:style-name="ro1">
          <table:table-cell office:value-type="date" office:date-value="2015-04-15" calcext:value-type="date">
            <text:p>04/15/15</text:p>
          </table:table-cell>
          <table:table-cell table:number-columns-repeated="2"/>
        </table:table-row>
        <table:table-row table:style-name="ro1">
          <table:table-cell office:value-type="date" office:date-value="2015-04-27" calcext:value-type="date">
            <text:p>04/27/15</text:p>
          </table:table-cell>
          <table:table-cell table:number-columns-repeated="2"/>
        </table:table-row>
        <table:table-row table:style-name="ro1">
          <table:table-cell office:value-type="date" office:date-value="2015-04-28" calcext:value-type="date">
            <text:p>04/28/15</text:p>
          </table:table-cell>
          <table:table-cell table:number-columns-repeated="2"/>
        </table:table-row>
        <table:table-row table:style-name="ro1">
          <table:table-cell office:value-type="date" office:date-value="2015-04-28" calcext:value-type="date">
            <text:p>04/28/15</text:p>
          </table:table-cell>
          <table:table-cell table:number-columns-repeated="2"/>
        </table:table-row>
        <table:table-row table:style-name="ro1">
          <table:table-cell office:value-type="date" office:date-value="2015-04-28" calcext:value-type="date">
            <text:p>04/28/15</text:p>
          </table:table-cell>
          <table:table-cell table:number-columns-repeated="2"/>
        </table:table-row>
        <table:table-row table:style-name="ro1">
          <table:table-cell office:value-type="date" office:date-value="2015-04-28" calcext:value-type="date">
            <text:p>04/28/15</text:p>
          </table:table-cell>
          <table:table-cell table:number-columns-repeated="2"/>
        </table:table-row>
        <table:table-row table:style-name="ro1">
          <table:table-cell office:value-type="date" office:date-value="2015-04-28" calcext:value-type="date">
            <text:p>04/28/15</text:p>
          </table:table-cell>
          <table:table-cell table:number-columns-repeated="2"/>
        </table:table-row>
        <table:table-row table:style-name="ro1">
          <table:table-cell office:value-type="date" office:date-value="2015-04-28" calcext:value-type="date">
            <text:p>04/28/15</text:p>
          </table:table-cell>
          <table:table-cell table:number-columns-repeated="2"/>
        </table:table-row>
        <table:table-row table:style-name="ro1">
          <table:table-cell office:value-type="date" office:date-value="2015-04-28" calcext:value-type="date">
            <text:p>04/28/15</text:p>
          </table:table-cell>
          <table:table-cell table:number-columns-repeated="2"/>
        </table:table-row>
        <table:table-row table:style-name="ro1">
          <table:table-cell office:value-type="date" office:date-value="2015-04-28" calcext:value-type="date">
            <text:p>04/28/15</text:p>
          </table:table-cell>
          <table:table-cell table:number-columns-repeated="2"/>
        </table:table-row>
        <table:table-row table:style-name="ro1">
          <table:table-cell office:value-type="date" office:date-value="2015-04-28" calcext:value-type="date">
            <text:p>04/28/15</text:p>
          </table:table-cell>
          <table:table-cell table:number-columns-repeated="2"/>
        </table:table-row>
        <table:table-row table:style-name="ro1">
          <table:table-cell office:value-type="date" office:date-value="2015-04-28" calcext:value-type="date">
            <text:p>04/28/15</text:p>
          </table:table-cell>
          <table:table-cell table:number-columns-repeated="2"/>
        </table:table-row>
        <table:table-row table:style-name="ro1">
          <table:table-cell office:value-type="date" office:date-value="2015-04-28" calcext:value-type="date">
            <text:p>04/28/15</text:p>
          </table:table-cell>
          <table:table-cell table:number-columns-repeated="2"/>
        </table:table-row>
        <table:table-row table:style-name="ro1">
          <table:table-cell office:value-type="date" office:date-value="2015-04-28" calcext:value-type="date">
            <text:p>04/28/15</text:p>
          </table:table-cell>
          <table:table-cell table:number-columns-repeated="2"/>
        </table:table-row>
        <table:table-row table:style-name="ro1">
          <table:table-cell office:value-type="date" office:date-value="2015-04-28" calcext:value-type="date">
            <text:p>04/28/15</text:p>
          </table:table-cell>
          <table:table-cell table:number-columns-repeated="2"/>
        </table:table-row>
        <table:table-row table:style-name="ro1">
          <table:table-cell office:value-type="date" office:date-value="2015-04-28" calcext:value-type="date">
            <text:p>04/28/15</text:p>
          </table:table-cell>
          <table:table-cell table:number-columns-repeated="2"/>
        </table:table-row>
        <table:table-row table:style-name="ro1">
          <table:table-cell office:value-type="date" office:date-value="2015-04-28" calcext:value-type="date">
            <text:p>04/28/15</text:p>
          </table:table-cell>
          <table:table-cell table:number-columns-repeated="2"/>
        </table:table-row>
        <table:table-row table:style-name="ro1">
          <table:table-cell office:value-type="date" office:date-value="2015-04-28" calcext:value-type="date">
            <text:p>04/28/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29" calcext:value-type="date">
            <text:p>04/29/15</text:p>
          </table:table-cell>
          <table:table-cell table:number-columns-repeated="2"/>
        </table:table-row>
        <table:table-row table:style-name="ro1">
          <table:table-cell office:value-type="date" office:date-value="2015-04-30" calcext:value-type="date">
            <text:p>04/30/15</text:p>
          </table:table-cell>
          <table:table-cell table:number-columns-repeated="2"/>
        </table:table-row>
        <table:table-row table:style-name="ro1">
          <table:table-cell office:value-type="date" office:date-value="2015-04-30" calcext:value-type="date">
            <text:p>04/30/15</text:p>
          </table:table-cell>
          <table:table-cell table:number-columns-repeated="2"/>
        </table:table-row>
        <table:table-row table:style-name="ro1">
          <table:table-cell office:value-type="date" office:date-value="2015-04-30" calcext:value-type="date">
            <text:p>04/30/15</text:p>
          </table:table-cell>
          <table:table-cell table:number-columns-repeated="2"/>
        </table:table-row>
        <table:table-row table:style-name="ro1">
          <table:table-cell office:value-type="date" office:date-value="2015-04-30" calcext:value-type="date">
            <text:p>04/30/15</text:p>
          </table:table-cell>
          <table:table-cell table:number-columns-repeated="2"/>
        </table:table-row>
        <table:table-row table:style-name="ro1">
          <table:table-cell office:value-type="date" office:date-value="2015-04-30" calcext:value-type="date">
            <text:p>04/30/15</text:p>
          </table:table-cell>
          <table:table-cell table:number-columns-repeated="2"/>
        </table:table-row>
        <table:table-row table:style-name="ro1">
          <table:table-cell office:value-type="date" office:date-value="2015-04-30" calcext:value-type="date">
            <text:p>04/30/15</text:p>
          </table:table-cell>
          <table:table-cell table:number-columns-repeated="2"/>
        </table:table-row>
        <table:table-row table:style-name="ro1">
          <table:table-cell office:value-type="date" office:date-value="2015-04-30" calcext:value-type="date">
            <text:p>04/30/15</text:p>
          </table:table-cell>
          <table:table-cell table:number-columns-repeated="2"/>
        </table:table-row>
        <table:table-row table:style-name="ro1">
          <table:table-cell office:value-type="date" office:date-value="2015-05-19" calcext:value-type="date">
            <text:p>05/19/15</text:p>
          </table:table-cell>
          <table:table-cell table:number-columns-repeated="2"/>
        </table:table-row>
        <table:table-row table:style-name="ro1">
          <table:table-cell office:value-type="date" office:date-value="2015-05-19" calcext:value-type="date">
            <text:p>05/19/15</text:p>
          </table:table-cell>
          <table:table-cell table:number-columns-repeated="2"/>
        </table:table-row>
        <table:table-row table:style-name="ro1">
          <table:table-cell office:value-type="date" office:date-value="2015-05-19" calcext:value-type="date">
            <text:p>05/19/15</text:p>
          </table:table-cell>
          <table:table-cell table:number-columns-repeated="2"/>
        </table:table-row>
        <table:table-row table:style-name="ro1">
          <table:table-cell office:value-type="date" office:date-value="2015-05-19" calcext:value-type="date">
            <text:p>05/19/15</text:p>
          </table:table-cell>
          <table:table-cell table:number-columns-repeated="2"/>
        </table:table-row>
        <table:table-row table:style-name="ro1">
          <table:table-cell office:value-type="date" office:date-value="2015-05-19" calcext:value-type="date">
            <text:p>05/19/15</text:p>
          </table:table-cell>
          <table:table-cell table:number-columns-repeated="2"/>
        </table:table-row>
        <table:table-row table:style-name="ro1">
          <table:table-cell office:value-type="date" office:date-value="2015-05-19" calcext:value-type="date">
            <text:p>05/19/15</text:p>
          </table:table-cell>
          <table:table-cell table:number-columns-repeated="2"/>
        </table:table-row>
        <table:table-row table:style-name="ro1">
          <table:table-cell office:value-type="date" office:date-value="2015-05-19" calcext:value-type="date">
            <text:p>05/19/15</text:p>
          </table:table-cell>
          <table:table-cell table:number-columns-repeated="2"/>
        </table:table-row>
        <table:table-row table:style-name="ro1">
          <table:table-cell office:value-type="date" office:date-value="2015-05-19" calcext:value-type="date">
            <text:p>05/19/15</text:p>
          </table:table-cell>
          <table:table-cell table:number-columns-repeated="2"/>
        </table:table-row>
        <table:table-row table:style-name="ro1">
          <table:table-cell office:value-type="date" office:date-value="2015-05-19" calcext:value-type="date">
            <text:p>05/19/15</text:p>
          </table:table-cell>
          <table:table-cell table:number-columns-repeated="2"/>
        </table:table-row>
        <table:table-row table:style-name="ro1">
          <table:table-cell office:value-type="date" office:date-value="2015-05-19" calcext:value-type="date">
            <text:p>05/19/15</text:p>
          </table:table-cell>
          <table:table-cell table:number-columns-repeated="2"/>
        </table:table-row>
        <table:table-row table:style-name="ro1">
          <table:table-cell office:value-type="date" office:date-value="2015-05-19" calcext:value-type="date">
            <text:p>05/19/15</text:p>
          </table:table-cell>
          <table:table-cell table:number-columns-repeated="2"/>
        </table:table-row>
        <table:table-row table:style-name="ro1">
          <table:table-cell office:value-type="date" office:date-value="2015-05-19" calcext:value-type="date">
            <text:p>05/19/15</text:p>
          </table:table-cell>
          <table:table-cell table:number-columns-repeated="2"/>
        </table:table-row>
        <table:table-row table:style-name="ro1">
          <table:table-cell office:value-type="date" office:date-value="2015-05-19" calcext:value-type="date">
            <text:p>05/19/15</text:p>
          </table:table-cell>
          <table:table-cell table:number-columns-repeated="2"/>
        </table:table-row>
        <table:table-row table:style-name="ro1">
          <table:table-cell office:value-type="date" office:date-value="2015-05-19" calcext:value-type="date">
            <text:p>05/19/15</text:p>
          </table:table-cell>
          <table:table-cell table:number-columns-repeated="2"/>
        </table:table-row>
        <table:table-row table:style-name="ro1">
          <table:table-cell office:value-type="date" office:date-value="2015-05-19" calcext:value-type="date">
            <text:p>05/19/15</text:p>
          </table:table-cell>
          <table:table-cell table:number-columns-repeated="2"/>
        </table:table-row>
        <table:table-row table:style-name="ro1">
          <table:table-cell office:value-type="date" office:date-value="2015-05-19" calcext:value-type="date">
            <text:p>05/19/15</text:p>
          </table:table-cell>
          <table:table-cell table:number-columns-repeated="2"/>
        </table:table-row>
        <table:table-row table:style-name="ro1">
          <table:table-cell office:value-type="date" office:date-value="2015-05-19" calcext:value-type="date">
            <text:p>05/19/15</text:p>
          </table:table-cell>
          <table:table-cell table:number-columns-repeated="2"/>
        </table:table-row>
        <table:table-row table:style-name="ro1">
          <table:table-cell office:value-type="date" office:date-value="2015-05-20" calcext:value-type="date">
            <text:p>05/20/15</text:p>
          </table:table-cell>
          <table:table-cell table:number-columns-repeated="2"/>
        </table:table-row>
        <table:table-row table:style-name="ro1">
          <table:table-cell office:value-type="date" office:date-value="2015-05-20" calcext:value-type="date">
            <text:p>05/20/15</text:p>
          </table:table-cell>
          <table:table-cell table:number-columns-repeated="2"/>
        </table:table-row>
        <table:table-row table:style-name="ro1">
          <table:table-cell office:value-type="date" office:date-value="2015-05-20" calcext:value-type="date">
            <text:p>05/20/15</text:p>
          </table:table-cell>
          <table:table-cell table:number-columns-repeated="2"/>
        </table:table-row>
        <table:table-row table:style-name="ro1">
          <table:table-cell office:value-type="date" office:date-value="2015-05-20" calcext:value-type="date">
            <text:p>05/20/15</text:p>
          </table:table-cell>
          <table:table-cell table:number-columns-repeated="2"/>
        </table:table-row>
        <table:table-row table:style-name="ro1">
          <table:table-cell office:value-type="date" office:date-value="2015-05-20" calcext:value-type="date">
            <text:p>05/20/15</text:p>
          </table:table-cell>
          <table:table-cell table:number-columns-repeated="2"/>
        </table:table-row>
        <table:table-row table:style-name="ro1">
          <table:table-cell office:value-type="date" office:date-value="2015-05-20" calcext:value-type="date">
            <text:p>05/20/15</text:p>
          </table:table-cell>
          <table:table-cell table:number-columns-repeated="2"/>
        </table:table-row>
        <table:table-row table:style-name="ro1">
          <table:table-cell office:value-type="date" office:date-value="2015-05-20" calcext:value-type="date">
            <text:p>05/20/15</text:p>
          </table:table-cell>
          <table:table-cell table:number-columns-repeated="2"/>
        </table:table-row>
        <table:table-row table:style-name="ro1">
          <table:table-cell office:value-type="date" office:date-value="2015-05-20" calcext:value-type="date">
            <text:p>05/20/15</text:p>
          </table:table-cell>
          <table:table-cell table:number-columns-repeated="2"/>
        </table:table-row>
        <table:table-row table:style-name="ro1">
          <table:table-cell office:value-type="date" office:date-value="2015-05-20" calcext:value-type="date">
            <text:p>05/20/15</text:p>
          </table:table-cell>
          <table:table-cell table:number-columns-repeated="2"/>
        </table:table-row>
        <table:table-row table:style-name="ro1">
          <table:table-cell office:value-type="date" office:date-value="2015-05-20" calcext:value-type="date">
            <text:p>05/20/15</text:p>
          </table:table-cell>
          <table:table-cell table:number-columns-repeated="2"/>
        </table:table-row>
        <table:table-row table:style-name="ro1">
          <table:table-cell office:value-type="date" office:date-value="2015-05-21" calcext:value-type="date">
            <text:p>05/21/15</text:p>
          </table:table-cell>
          <table:table-cell table:number-columns-repeated="2"/>
        </table:table-row>
        <table:table-row table:style-name="ro1">
          <table:table-cell office:value-type="date" office:date-value="2015-05-21" calcext:value-type="date">
            <text:p>05/21/15</text:p>
          </table:table-cell>
          <table:table-cell table:number-columns-repeated="2"/>
        </table:table-row>
        <table:table-row table:style-name="ro1">
          <table:table-cell office:value-type="date" office:date-value="2015-05-21" calcext:value-type="date">
            <text:p>05/21/15</text:p>
          </table:table-cell>
          <table:table-cell table:number-columns-repeated="2"/>
        </table:table-row>
        <table:table-row table:style-name="ro1">
          <table:table-cell office:value-type="date" office:date-value="2015-05-27" calcext:value-type="date">
            <text:p>05/27/15</text:p>
          </table:table-cell>
          <table:table-cell table:number-columns-repeated="2"/>
        </table:table-row>
        <table:table-row table:style-name="ro1">
          <table:table-cell office:value-type="date" office:date-value="2015-06-09" calcext:value-type="date">
            <text:p>06/09/15</text:p>
          </table:table-cell>
          <table:table-cell table:number-columns-repeated="2"/>
        </table:table-row>
        <table:table-row table:style-name="ro1">
          <table:table-cell office:value-type="date" office:date-value="2015-06-09" calcext:value-type="date">
            <text:p>06/09/15</text:p>
          </table:table-cell>
          <table:table-cell table:number-columns-repeated="2"/>
        </table:table-row>
        <table:table-row table:style-name="ro1">
          <table:table-cell office:value-type="date" office:date-value="2015-06-09" calcext:value-type="date">
            <text:p>06/09/15</text:p>
          </table:table-cell>
          <table:table-cell table:number-columns-repeated="2"/>
        </table:table-row>
        <table:table-row table:style-name="ro1">
          <table:table-cell office:value-type="date" office:date-value="2015-06-09" calcext:value-type="date">
            <text:p>06/09/15</text:p>
          </table:table-cell>
          <table:table-cell table:number-columns-repeated="2"/>
        </table:table-row>
        <table:table-row table:style-name="ro1">
          <table:table-cell office:value-type="date" office:date-value="2015-06-09" calcext:value-type="date">
            <text:p>06/09/15</text:p>
          </table:table-cell>
          <table:table-cell table:number-columns-repeated="2"/>
        </table:table-row>
        <table:table-row table:style-name="ro1">
          <table:table-cell office:value-type="date" office:date-value="2015-06-09" calcext:value-type="date">
            <text:p>06/09/15</text:p>
          </table:table-cell>
          <table:table-cell table:number-columns-repeated="2"/>
        </table:table-row>
        <table:table-row table:style-name="ro1">
          <table:table-cell office:value-type="date" office:date-value="2015-06-09" calcext:value-type="date">
            <text:p>06/09/15</text:p>
          </table:table-cell>
          <table:table-cell table:number-columns-repeated="2"/>
        </table:table-row>
        <table:table-row table:style-name="ro1">
          <table:table-cell office:value-type="date" office:date-value="2015-06-10" calcext:value-type="date">
            <text:p>06/10/15</text:p>
          </table:table-cell>
          <table:table-cell table:number-columns-repeated="2"/>
        </table:table-row>
        <table:table-row table:style-name="ro1">
          <table:table-cell office:value-type="date" office:date-value="2015-06-10" calcext:value-type="date">
            <text:p>06/10/15</text:p>
          </table:table-cell>
          <table:table-cell table:number-columns-repeated="2"/>
        </table:table-row>
        <table:table-row table:style-name="ro1">
          <table:table-cell office:value-type="date" office:date-value="2015-06-10" calcext:value-type="date">
            <text:p>06/10/15</text:p>
          </table:table-cell>
          <table:table-cell table:number-columns-repeated="2"/>
        </table:table-row>
        <table:table-row table:style-name="ro1">
          <table:table-cell office:value-type="date" office:date-value="2015-06-10" calcext:value-type="date">
            <text:p>06/10/15</text:p>
          </table:table-cell>
          <table:table-cell table:number-columns-repeated="2"/>
        </table:table-row>
        <table:table-row table:style-name="ro1">
          <table:table-cell office:value-type="date" office:date-value="2015-06-10" calcext:value-type="date">
            <text:p>06/10/15</text:p>
          </table:table-cell>
          <table:table-cell table:number-columns-repeated="2"/>
        </table:table-row>
        <table:table-row table:style-name="ro1">
          <table:table-cell office:value-type="date" office:date-value="2015-06-10" calcext:value-type="date">
            <text:p>06/10/15</text:p>
          </table:table-cell>
          <table:table-cell table:number-columns-repeated="2"/>
        </table:table-row>
        <table:table-row table:style-name="ro1">
          <table:table-cell office:value-type="date" office:date-value="2015-06-10" calcext:value-type="date">
            <text:p>06/10/15</text:p>
          </table:table-cell>
          <table:table-cell table:number-columns-repeated="2"/>
        </table:table-row>
        <table:table-row table:style-name="ro1">
          <table:table-cell office:value-type="date" office:date-value="2015-06-10" calcext:value-type="date">
            <text:p>06/10/15</text:p>
          </table:table-cell>
          <table:table-cell table:number-columns-repeated="2"/>
        </table:table-row>
        <table:table-row table:style-name="ro1">
          <table:table-cell office:value-type="date" office:date-value="2015-06-11" calcext:value-type="date">
            <text:p>06/11/15</text:p>
          </table:table-cell>
          <table:table-cell table:number-columns-repeated="2"/>
        </table:table-row>
        <table:table-row table:style-name="ro1">
          <table:table-cell office:value-type="date" office:date-value="2015-06-11" calcext:value-type="date">
            <text:p>06/11/15</text:p>
          </table:table-cell>
          <table:table-cell table:number-columns-repeated="2"/>
        </table:table-row>
        <table:table-row table:style-name="ro1">
          <table:table-cell office:value-type="date" office:date-value="2015-06-11" calcext:value-type="date">
            <text:p>06/11/15</text:p>
          </table:table-cell>
          <table:table-cell table:number-columns-repeated="2"/>
        </table:table-row>
        <table:table-row table:style-name="ro1">
          <table:table-cell office:value-type="date" office:date-value="2015-06-11" calcext:value-type="date">
            <text:p>06/11/15</text:p>
          </table:table-cell>
          <table:table-cell table:number-columns-repeated="2"/>
        </table:table-row>
        <table:table-row table:style-name="ro1">
          <table:table-cell office:value-type="date" office:date-value="2015-06-24" calcext:value-type="date">
            <text:p>06/24/15</text:p>
          </table:table-cell>
          <table:table-cell table:number-columns-repeated="2"/>
        </table:table-row>
        <table:table-row table:style-name="ro1">
          <table:table-cell office:value-type="date" office:date-value="2015-06-24" calcext:value-type="date">
            <text:p>06/24/15</text:p>
          </table:table-cell>
          <table:table-cell table:number-columns-repeated="2"/>
        </table:table-row>
        <table:table-row table:style-name="ro1">
          <table:table-cell office:value-type="date" office:date-value="2015-06-24" calcext:value-type="date">
            <text:p>06/24/15</text:p>
          </table:table-cell>
          <table:table-cell table:number-columns-repeated="2"/>
        </table:table-row>
        <table:table-row table:style-name="ro1">
          <table:table-cell office:value-type="date" office:date-value="2015-07-07" calcext:value-type="date">
            <text:p>07/07/15</text:p>
          </table:table-cell>
          <table:table-cell table:number-columns-repeated="2"/>
        </table:table-row>
        <table:table-row table:style-name="ro1">
          <table:table-cell office:value-type="date" office:date-value="2015-07-07" calcext:value-type="date">
            <text:p>07/07/15</text:p>
          </table:table-cell>
          <table:table-cell table:number-columns-repeated="2"/>
        </table:table-row>
        <table:table-row table:style-name="ro1">
          <table:table-cell office:value-type="date" office:date-value="2015-07-07" calcext:value-type="date">
            <text:p>07/07/15</text:p>
          </table:table-cell>
          <table:table-cell table:number-columns-repeated="2"/>
        </table:table-row>
        <table:table-row table:style-name="ro1">
          <table:table-cell office:value-type="date" office:date-value="2015-07-07" calcext:value-type="date">
            <text:p>07/07/15</text:p>
          </table:table-cell>
          <table:table-cell table:number-columns-repeated="2"/>
        </table:table-row>
        <table:table-row table:style-name="ro1">
          <table:table-cell office:value-type="date" office:date-value="2015-07-07" calcext:value-type="date">
            <text:p>07/07/15</text:p>
          </table:table-cell>
          <table:table-cell table:number-columns-repeated="2"/>
        </table:table-row>
        <table:table-row table:style-name="ro1">
          <table:table-cell office:value-type="date" office:date-value="2015-07-07" calcext:value-type="date">
            <text:p>07/07/15</text:p>
          </table:table-cell>
          <table:table-cell table:number-columns-repeated="2"/>
        </table:table-row>
        <table:table-row table:style-name="ro1">
          <table:table-cell office:value-type="date" office:date-value="2015-07-07" calcext:value-type="date">
            <text:p>07/07/15</text:p>
          </table:table-cell>
          <table:table-cell table:number-columns-repeated="2"/>
        </table:table-row>
        <table:table-row table:style-name="ro1">
          <table:table-cell office:value-type="date" office:date-value="2015-07-07" calcext:value-type="date">
            <text:p>07/07/15</text:p>
          </table:table-cell>
          <table:table-cell table:number-columns-repeated="2"/>
        </table:table-row>
        <table:table-row table:style-name="ro1">
          <table:table-cell office:value-type="date" office:date-value="2015-07-07" calcext:value-type="date">
            <text:p>07/07/15</text:p>
          </table:table-cell>
          <table:table-cell table:number-columns-repeated="2"/>
        </table:table-row>
        <table:table-row table:style-name="ro1">
          <table:table-cell office:value-type="date" office:date-value="2015-07-07" calcext:value-type="date">
            <text:p>07/07/15</text:p>
          </table:table-cell>
          <table:table-cell table:number-columns-repeated="2"/>
        </table:table-row>
        <table:table-row table:style-name="ro1">
          <table:table-cell office:value-type="date" office:date-value="2015-07-07" calcext:value-type="date">
            <text:p>07/07/15</text:p>
          </table:table-cell>
          <table:table-cell table:number-columns-repeated="2"/>
        </table:table-row>
        <table:table-row table:style-name="ro1">
          <table:table-cell office:value-type="date" office:date-value="2015-07-07" calcext:value-type="date">
            <text:p>07/07/15</text:p>
          </table:table-cell>
          <table:table-cell table:number-columns-repeated="2"/>
        </table:table-row>
        <table:table-row table:style-name="ro1">
          <table:table-cell office:value-type="date" office:date-value="2015-07-07" calcext:value-type="date">
            <text:p>07/07/15</text:p>
          </table:table-cell>
          <table:table-cell table:number-columns-repeated="2"/>
        </table:table-row>
        <table:table-row table:style-name="ro1">
          <table:table-cell office:value-type="date" office:date-value="2015-07-07" calcext:value-type="date">
            <text:p>07/07/15</text:p>
          </table:table-cell>
          <table:table-cell table:number-columns-repeated="2"/>
        </table:table-row>
        <table:table-row table:style-name="ro1">
          <table:table-cell office:value-type="date" office:date-value="2015-07-09" calcext:value-type="date">
            <text:p>07/09/15</text:p>
          </table:table-cell>
          <table:table-cell table:number-columns-repeated="2"/>
        </table:table-row>
        <table:table-row table:style-name="ro1">
          <table:table-cell office:value-type="date" office:date-value="2015-07-09" calcext:value-type="date">
            <text:p>07/09/15</text:p>
          </table:table-cell>
          <table:table-cell table:number-columns-repeated="2"/>
        </table:table-row>
        <table:table-row table:style-name="ro1">
          <table:table-cell office:value-type="date" office:date-value="2015-07-09" calcext:value-type="date">
            <text:p>07/09/15</text:p>
          </table:table-cell>
          <table:table-cell table:number-columns-repeated="2"/>
        </table:table-row>
        <table:table-row table:style-name="ro1">
          <table:table-cell office:value-type="date" office:date-value="2015-07-09" calcext:value-type="date">
            <text:p>07/09/15</text:p>
          </table:table-cell>
          <table:table-cell table:number-columns-repeated="2"/>
        </table:table-row>
        <table:table-row table:style-name="ro1">
          <table:table-cell office:value-type="date" office:date-value="2015-07-09" calcext:value-type="date">
            <text:p>07/09/15</text:p>
          </table:table-cell>
          <table:table-cell table:number-columns-repeated="2"/>
        </table:table-row>
        <table:table-row table:style-name="ro1">
          <table:table-cell office:value-type="date" office:date-value="2015-07-09" calcext:value-type="date">
            <text:p>07/09/15</text:p>
          </table:table-cell>
          <table:table-cell table:number-columns-repeated="2"/>
        </table:table-row>
        <table:table-row table:style-name="ro1">
          <table:table-cell office:value-type="date" office:date-value="2015-07-09" calcext:value-type="date">
            <text:p>07/09/15</text:p>
          </table:table-cell>
          <table:table-cell table:number-columns-repeated="2"/>
        </table:table-row>
        <table:table-row table:style-name="ro1">
          <table:table-cell office:value-type="date" office:date-value="2015-07-09" calcext:value-type="date">
            <text:p>07/09/15</text:p>
          </table:table-cell>
          <table:table-cell table:number-columns-repeated="2"/>
        </table:table-row>
        <table:table-row table:style-name="ro1">
          <table:table-cell office:value-type="date" office:date-value="2015-07-09" calcext:value-type="date">
            <text:p>07/09/15</text:p>
          </table:table-cell>
          <table:table-cell table:number-columns-repeated="2"/>
        </table:table-row>
        <table:table-row table:style-name="ro1">
          <table:table-cell office:value-type="date" office:date-value="2015-07-09" calcext:value-type="date">
            <text:p>07/09/15</text:p>
          </table:table-cell>
          <table:table-cell table:number-columns-repeated="2"/>
        </table:table-row>
        <table:table-row table:style-name="ro1">
          <table:table-cell office:value-type="date" office:date-value="2015-07-09" calcext:value-type="date">
            <text:p>07/09/15</text:p>
          </table:table-cell>
          <table:table-cell table:number-columns-repeated="2"/>
        </table:table-row>
        <table:table-row table:style-name="ro1">
          <table:table-cell office:value-type="date" office:date-value="2015-09-08" calcext:value-type="date">
            <text:p>09/08/15</text:p>
          </table:table-cell>
          <table:table-cell table:number-columns-repeated="2"/>
        </table:table-row>
        <table:table-row table:style-name="ro1">
          <table:table-cell office:value-type="date" office:date-value="2015-09-08" calcext:value-type="date">
            <text:p>09/08/15</text:p>
          </table:table-cell>
          <table:table-cell table:number-columns-repeated="2"/>
        </table:table-row>
        <table:table-row table:style-name="ro1">
          <table:table-cell office:value-type="date" office:date-value="2015-09-08" calcext:value-type="date">
            <text:p>09/08/15</text:p>
          </table:table-cell>
          <table:table-cell table:number-columns-repeated="2"/>
        </table:table-row>
        <table:table-row table:style-name="ro1">
          <table:table-cell office:value-type="date" office:date-value="2015-09-08" calcext:value-type="date">
            <text:p>09/08/15</text:p>
          </table:table-cell>
          <table:table-cell table:number-columns-repeated="2"/>
        </table:table-row>
        <table:table-row table:style-name="ro1">
          <table:table-cell office:value-type="date" office:date-value="2015-09-08" calcext:value-type="date">
            <text:p>09/08/15</text:p>
          </table:table-cell>
          <table:table-cell table:number-columns-repeated="2"/>
        </table:table-row>
        <table:table-row table:style-name="ro1">
          <table:table-cell office:value-type="date" office:date-value="2015-09-08" calcext:value-type="date">
            <text:p>09/08/15</text:p>
          </table:table-cell>
          <table:table-cell table:number-columns-repeated="2"/>
        </table:table-row>
        <table:table-row table:style-name="ro1">
          <table:table-cell office:value-type="date" office:date-value="2015-09-08" calcext:value-type="date">
            <text:p>09/08/15</text:p>
          </table:table-cell>
          <table:table-cell table:number-columns-repeated="2"/>
        </table:table-row>
        <table:table-row table:style-name="ro1">
          <table:table-cell office:value-type="date" office:date-value="2015-09-08" calcext:value-type="date">
            <text:p>09/08/15</text:p>
          </table:table-cell>
          <table:table-cell table:number-columns-repeated="2"/>
        </table:table-row>
        <table:table-row table:style-name="ro1">
          <table:table-cell office:value-type="date" office:date-value="2015-09-08" calcext:value-type="date">
            <text:p>09/08/15</text:p>
          </table:table-cell>
          <table:table-cell table:number-columns-repeated="2"/>
        </table:table-row>
        <table:table-row table:style-name="ro1">
          <table:table-cell office:value-type="date" office:date-value="2015-09-08" calcext:value-type="date">
            <text:p>09/08/15</text:p>
          </table:table-cell>
          <table:table-cell table:number-columns-repeated="2"/>
        </table:table-row>
        <table:table-row table:style-name="ro1">
          <table:table-cell office:value-type="date" office:date-value="2015-09-08" calcext:value-type="date">
            <text:p>09/08/15</text:p>
          </table:table-cell>
          <table:table-cell table:number-columns-repeated="2"/>
        </table:table-row>
        <table:table-row table:style-name="ro1">
          <table:table-cell office:value-type="date" office:date-value="2015-09-08" calcext:value-type="date">
            <text:p>09/08/15</text:p>
          </table:table-cell>
          <table:table-cell table:number-columns-repeated="2"/>
        </table:table-row>
        <table:table-row table:style-name="ro1">
          <table:table-cell office:value-type="date" office:date-value="2015-09-08" calcext:value-type="date">
            <text:p>09/08/15</text:p>
          </table:table-cell>
          <table:table-cell table:number-columns-repeated="2"/>
        </table:table-row>
        <table:table-row table:style-name="ro1">
          <table:table-cell office:value-type="date" office:date-value="2015-09-09" calcext:value-type="date">
            <text:p>09/09/15</text:p>
          </table:table-cell>
          <table:table-cell table:number-columns-repeated="2"/>
        </table:table-row>
        <table:table-row table:style-name="ro1">
          <table:table-cell office:value-type="date" office:date-value="2015-09-09" calcext:value-type="date">
            <text:p>09/09/15</text:p>
          </table:table-cell>
          <table:table-cell table:number-columns-repeated="2"/>
        </table:table-row>
        <table:table-row table:style-name="ro1">
          <table:table-cell office:value-type="date" office:date-value="2015-09-09" calcext:value-type="date">
            <text:p>09/09/15</text:p>
          </table:table-cell>
          <table:table-cell table:number-columns-repeated="2"/>
        </table:table-row>
        <table:table-row table:style-name="ro1">
          <table:table-cell office:value-type="date" office:date-value="2015-09-09" calcext:value-type="date">
            <text:p>09/09/15</text:p>
          </table:table-cell>
          <table:table-cell table:number-columns-repeated="2"/>
        </table:table-row>
        <table:table-row table:style-name="ro1">
          <table:table-cell office:value-type="date" office:date-value="2015-09-09" calcext:value-type="date">
            <text:p>09/09/15</text:p>
          </table:table-cell>
          <table:table-cell table:number-columns-repeated="2"/>
        </table:table-row>
        <table:table-row table:style-name="ro1">
          <table:table-cell office:value-type="date" office:date-value="2015-09-09" calcext:value-type="date">
            <text:p>09/09/15</text:p>
          </table:table-cell>
          <table:table-cell table:number-columns-repeated="2"/>
        </table:table-row>
        <table:table-row table:style-name="ro1">
          <table:table-cell office:value-type="date" office:date-value="2015-09-09" calcext:value-type="date">
            <text:p>09/09/15</text:p>
          </table:table-cell>
          <table:table-cell table:number-columns-repeated="2"/>
        </table:table-row>
        <table:table-row table:style-name="ro1">
          <table:table-cell office:value-type="date" office:date-value="2015-09-09" calcext:value-type="date">
            <text:p>09/09/15</text:p>
          </table:table-cell>
          <table:table-cell table:number-columns-repeated="2"/>
        </table:table-row>
        <table:table-row table:style-name="ro1">
          <table:table-cell office:value-type="date" office:date-value="2015-09-09" calcext:value-type="date">
            <text:p>09/09/15</text:p>
          </table:table-cell>
          <table:table-cell table:number-columns-repeated="2"/>
        </table:table-row>
        <table:table-row table:style-name="ro1">
          <table:table-cell office:value-type="date" office:date-value="2015-09-09" calcext:value-type="date">
            <text:p>09/09/15</text:p>
          </table:table-cell>
          <table:table-cell table:number-columns-repeated="2"/>
        </table:table-row>
        <table:table-row table:style-name="ro1">
          <table:table-cell office:value-type="date" office:date-value="2015-09-10" calcext:value-type="date">
            <text:p>09/10/15</text:p>
          </table:table-cell>
          <table:table-cell table:number-columns-repeated="2"/>
        </table:table-row>
        <table:table-row table:style-name="ro1">
          <table:table-cell office:value-type="date" office:date-value="2015-09-10" calcext:value-type="date">
            <text:p>09/10/15</text:p>
          </table:table-cell>
          <table:table-cell table:number-columns-repeated="2"/>
        </table:table-row>
        <table:table-row table:style-name="ro1">
          <table:table-cell office:value-type="date" office:date-value="2015-09-10" calcext:value-type="date">
            <text:p>09/10/15</text:p>
          </table:table-cell>
          <table:table-cell table:number-columns-repeated="2"/>
        </table:table-row>
        <table:table-row table:style-name="ro1">
          <table:table-cell office:value-type="date" office:date-value="2015-09-10" calcext:value-type="date">
            <text:p>09/10/15</text:p>
          </table:table-cell>
          <table:table-cell table:number-columns-repeated="2"/>
        </table:table-row>
        <table:table-row table:style-name="ro1">
          <table:table-cell office:value-type="date" office:date-value="2015-09-10" calcext:value-type="date">
            <text:p>09/10/15</text:p>
          </table:table-cell>
          <table:table-cell table:number-columns-repeated="2"/>
        </table:table-row>
        <table:table-row table:style-name="ro1">
          <table:table-cell office:value-type="date" office:date-value="2015-09-10" calcext:value-type="date">
            <text:p>09/10/15</text:p>
          </table:table-cell>
          <table:table-cell table:number-columns-repeated="2"/>
        </table:table-row>
        <table:table-row table:style-name="ro1">
          <table:table-cell office:value-type="date" office:date-value="2015-09-10" calcext:value-type="date">
            <text:p>09/10/15</text:p>
          </table:table-cell>
          <table:table-cell table:number-columns-repeated="2"/>
        </table:table-row>
        <table:table-row table:style-name="ro1">
          <table:table-cell office:value-type="date" office:date-value="2015-09-10" calcext:value-type="date">
            <text:p>09/10/15</text:p>
          </table:table-cell>
          <table:table-cell table:number-columns-repeated="2"/>
        </table:table-row>
        <table:table-row table:style-name="ro1">
          <table:table-cell office:value-type="date" office:date-value="2015-09-10" calcext:value-type="date">
            <text:p>09/10/15</text:p>
          </table:table-cell>
          <table:table-cell table:number-columns-repeated="2"/>
        </table:table-row>
        <table:table-row table:style-name="ro1">
          <table:table-cell office:value-type="date" office:date-value="2015-09-16" calcext:value-type="date">
            <text:p>09/16/15</text:p>
          </table:table-cell>
          <table:table-cell table:number-columns-repeated="2"/>
        </table:table-row>
        <table:table-row table:style-name="ro1">
          <table:table-cell office:value-type="date" office:date-value="2015-09-16" calcext:value-type="date">
            <text:p>09/16/15</text:p>
          </table:table-cell>
          <table:table-cell table:number-columns-repeated="2"/>
        </table:table-row>
        <table:table-row table:style-name="ro1">
          <table:table-cell office:value-type="date" office:date-value="2015-09-16" calcext:value-type="date">
            <text:p>09/16/15</text:p>
          </table:table-cell>
          <table:table-cell table:number-columns-repeated="2"/>
        </table:table-row>
        <table:table-row table:style-name="ro1">
          <table:table-cell office:value-type="date" office:date-value="2015-10-05" calcext:value-type="date">
            <text:p>10/05/15</text:p>
          </table:table-cell>
          <table:table-cell table:number-columns-repeated="2"/>
        </table:table-row>
        <table:table-row table:style-name="ro1">
          <table:table-cell office:value-type="date" office:date-value="2015-10-06" calcext:value-type="date">
            <text:p>10/06/15</text:p>
          </table:table-cell>
          <table:table-cell table:number-columns-repeated="2"/>
        </table:table-row>
        <table:table-row table:style-name="ro1">
          <table:table-cell office:value-type="date" office:date-value="2015-10-06" calcext:value-type="date">
            <text:p>10/06/15</text:p>
          </table:table-cell>
          <table:table-cell table:number-columns-repeated="2"/>
        </table:table-row>
        <table:table-row table:style-name="ro1">
          <table:table-cell office:value-type="date" office:date-value="2015-10-06" calcext:value-type="date">
            <text:p>10/06/15</text:p>
          </table:table-cell>
          <table:table-cell table:number-columns-repeated="2"/>
        </table:table-row>
        <table:table-row table:style-name="ro1">
          <table:table-cell office:value-type="date" office:date-value="2015-10-06" calcext:value-type="date">
            <text:p>10/06/15</text:p>
          </table:table-cell>
          <table:table-cell table:number-columns-repeated="2"/>
        </table:table-row>
        <table:table-row table:style-name="ro1">
          <table:table-cell office:value-type="date" office:date-value="2015-10-06" calcext:value-type="date">
            <text:p>10/06/15</text:p>
          </table:table-cell>
          <table:table-cell table:number-columns-repeated="2"/>
        </table:table-row>
        <table:table-row table:style-name="ro1">
          <table:table-cell office:value-type="date" office:date-value="2015-10-06" calcext:value-type="date">
            <text:p>10/06/15</text:p>
          </table:table-cell>
          <table:table-cell table:number-columns-repeated="2"/>
        </table:table-row>
        <table:table-row table:style-name="ro1">
          <table:table-cell office:value-type="date" office:date-value="2015-10-06" calcext:value-type="date">
            <text:p>10/06/15</text:p>
          </table:table-cell>
          <table:table-cell table:number-columns-repeated="2"/>
        </table:table-row>
        <table:table-row table:style-name="ro1">
          <table:table-cell office:value-type="date" office:date-value="2015-10-06" calcext:value-type="date">
            <text:p>10/06/15</text:p>
          </table:table-cell>
          <table:table-cell table:number-columns-repeated="2"/>
        </table:table-row>
        <table:table-row table:style-name="ro1">
          <table:table-cell office:value-type="date" office:date-value="2015-10-06" calcext:value-type="date">
            <text:p>10/06/15</text:p>
          </table:table-cell>
          <table:table-cell table:number-columns-repeated="2"/>
        </table:table-row>
        <table:table-row table:style-name="ro1">
          <table:table-cell office:value-type="date" office:date-value="2015-10-06" calcext:value-type="date">
            <text:p>10/06/15</text:p>
          </table:table-cell>
          <table:table-cell table:number-columns-repeated="2"/>
        </table:table-row>
        <table:table-row table:style-name="ro1">
          <table:table-cell office:value-type="date" office:date-value="2015-10-06" calcext:value-type="date">
            <text:p>10/06/15</text:p>
          </table:table-cell>
          <table:table-cell table:number-columns-repeated="2"/>
        </table:table-row>
        <table:table-row table:style-name="ro1">
          <table:table-cell office:value-type="date" office:date-value="2015-10-06" calcext:value-type="date">
            <text:p>10/06/15</text:p>
          </table:table-cell>
          <table:table-cell table:number-columns-repeated="2"/>
        </table:table-row>
        <table:table-row table:style-name="ro1">
          <table:table-cell office:value-type="date" office:date-value="2015-10-07" calcext:value-type="date">
            <text:p>10/07/15</text:p>
          </table:table-cell>
          <table:table-cell table:number-columns-repeated="2"/>
        </table:table-row>
        <table:table-row table:style-name="ro1">
          <table:table-cell office:value-type="date" office:date-value="2015-10-07" calcext:value-type="date">
            <text:p>10/07/15</text:p>
          </table:table-cell>
          <table:table-cell table:number-columns-repeated="2"/>
        </table:table-row>
        <table:table-row table:style-name="ro1">
          <table:table-cell office:value-type="date" office:date-value="2015-10-07" calcext:value-type="date">
            <text:p>10/07/15</text:p>
          </table:table-cell>
          <table:table-cell table:number-columns-repeated="2"/>
        </table:table-row>
        <table:table-row table:style-name="ro1">
          <table:table-cell office:value-type="date" office:date-value="2015-10-07" calcext:value-type="date">
            <text:p>10/07/15</text:p>
          </table:table-cell>
          <table:table-cell table:number-columns-repeated="2"/>
        </table:table-row>
        <table:table-row table:style-name="ro1">
          <table:table-cell office:value-type="date" office:date-value="2015-10-07" calcext:value-type="date">
            <text:p>10/07/15</text:p>
          </table:table-cell>
          <table:table-cell table:number-columns-repeated="2"/>
        </table:table-row>
        <table:table-row table:style-name="ro1">
          <table:table-cell office:value-type="date" office:date-value="2015-10-08" calcext:value-type="date">
            <text:p>10/08/15</text:p>
          </table:table-cell>
          <table:table-cell table:number-columns-repeated="2"/>
        </table:table-row>
        <table:table-row table:style-name="ro1">
          <table:table-cell office:value-type="date" office:date-value="2015-10-08" calcext:value-type="date">
            <text:p>10/08/15</text:p>
          </table:table-cell>
          <table:table-cell table:number-columns-repeated="2"/>
        </table:table-row>
        <table:table-row table:style-name="ro1">
          <table:table-cell office:value-type="date" office:date-value="2015-10-08" calcext:value-type="date">
            <text:p>10/08/15</text:p>
          </table:table-cell>
          <table:table-cell table:number-columns-repeated="2"/>
        </table:table-row>
        <table:table-row table:style-name="ro1">
          <table:table-cell office:value-type="date" office:date-value="2015-10-08" calcext:value-type="date">
            <text:p>10/08/15</text:p>
          </table:table-cell>
          <table:table-cell table:number-columns-repeated="2"/>
        </table:table-row>
        <table:table-row table:style-name="ro1">
          <table:table-cell office:value-type="date" office:date-value="2015-10-08" calcext:value-type="date">
            <text:p>10/08/15</text:p>
          </table:table-cell>
          <table:table-cell table:number-columns-repeated="2"/>
        </table:table-row>
        <table:table-row table:style-name="ro1">
          <table:table-cell office:value-type="date" office:date-value="2015-10-14" calcext:value-type="date">
            <text:p>10/14/15</text:p>
          </table:table-cell>
          <table:table-cell table:number-columns-repeated="2"/>
        </table:table-row>
        <table:table-row table:style-name="ro1">
          <table:table-cell office:value-type="date" office:date-value="2015-10-14" calcext:value-type="date">
            <text:p>10/14/15</text:p>
          </table:table-cell>
          <table:table-cell table:number-columns-repeated="2"/>
        </table:table-row>
        <table:table-row table:style-name="ro1">
          <table:table-cell office:value-type="date" office:date-value="2015-10-14" calcext:value-type="date">
            <text:p>10/14/15</text:p>
          </table:table-cell>
          <table:table-cell table:number-columns-repeated="2"/>
        </table:table-row>
        <table:table-row table:style-name="ro1">
          <table:table-cell office:value-type="date" office:date-value="2015-10-14" calcext:value-type="date">
            <text:p>10/14/15</text:p>
          </table:table-cell>
          <table:table-cell table:number-columns-repeated="2"/>
        </table:table-row>
        <table:table-row table:style-name="ro1">
          <table:table-cell office:value-type="date" office:date-value="2015-10-14" calcext:value-type="date">
            <text:p>10/14/15</text:p>
          </table:table-cell>
          <table:table-cell table:number-columns-repeated="2"/>
        </table:table-row>
        <table:table-row table:style-name="ro1">
          <table:table-cell office:value-type="date" office:date-value="2015-10-14" calcext:value-type="date">
            <text:p>10/14/15</text:p>
          </table:table-cell>
          <table:table-cell table:number-columns-repeated="2"/>
        </table:table-row>
        <table:table-row table:style-name="ro1">
          <table:table-cell office:value-type="date" office:date-value="2015-10-14" calcext:value-type="date">
            <text:p>10/14/15</text:p>
          </table:table-cell>
          <table:table-cell table:number-columns-repeated="2"/>
        </table:table-row>
        <table:table-row table:style-name="ro1">
          <table:table-cell office:value-type="date" office:date-value="2015-10-14" calcext:value-type="date">
            <text:p>10/14/15</text:p>
          </table:table-cell>
          <table:table-cell table:number-columns-repeated="2"/>
        </table:table-row>
        <table:table-row table:style-name="ro1">
          <table:table-cell office:value-type="date" office:date-value="2015-10-26" calcext:value-type="date">
            <text:p>10/26/15</text:p>
          </table:table-cell>
          <table:table-cell table:number-columns-repeated="2"/>
        </table:table-row>
        <table:table-row table:style-name="ro1">
          <table:table-cell office:value-type="date" office:date-value="2015-10-26" calcext:value-type="date">
            <text:p>10/26/15</text:p>
          </table:table-cell>
          <table:table-cell table:number-columns-repeated="2"/>
        </table:table-row>
        <table:table-row table:style-name="ro1">
          <table:table-cell office:value-type="date" office:date-value="2015-10-27" calcext:value-type="date">
            <text:p>10/27/15</text:p>
          </table:table-cell>
          <table:table-cell table:number-columns-repeated="2"/>
        </table:table-row>
        <table:table-row table:style-name="ro1">
          <table:table-cell office:value-type="date" office:date-value="2015-10-27" calcext:value-type="date">
            <text:p>10/27/15</text:p>
          </table:table-cell>
          <table:table-cell table:number-columns-repeated="2"/>
        </table:table-row>
        <table:table-row table:style-name="ro1">
          <table:table-cell office:value-type="date" office:date-value="2015-10-27" calcext:value-type="date">
            <text:p>10/27/15</text:p>
          </table:table-cell>
          <table:table-cell table:number-columns-repeated="2"/>
        </table:table-row>
        <table:table-row table:style-name="ro1">
          <table:table-cell office:value-type="date" office:date-value="2015-10-27" calcext:value-type="date">
            <text:p>10/27/15</text:p>
          </table:table-cell>
          <table:table-cell table:number-columns-repeated="2"/>
        </table:table-row>
        <table:table-row table:style-name="ro1">
          <table:table-cell office:value-type="date" office:date-value="2015-10-27" calcext:value-type="date">
            <text:p>10/27/15</text:p>
          </table:table-cell>
          <table:table-cell table:number-columns-repeated="2"/>
        </table:table-row>
        <table:table-row table:style-name="ro1">
          <table:table-cell office:value-type="date" office:date-value="2015-10-27" calcext:value-type="date">
            <text:p>10/27/15</text:p>
          </table:table-cell>
          <table:table-cell table:number-columns-repeated="2"/>
        </table:table-row>
        <table:table-row table:style-name="ro1">
          <table:table-cell office:value-type="date" office:date-value="2015-10-27" calcext:value-type="date">
            <text:p>10/27/15</text:p>
          </table:table-cell>
          <table:table-cell table:number-columns-repeated="2"/>
        </table:table-row>
        <table:table-row table:style-name="ro1">
          <table:table-cell office:value-type="date" office:date-value="2015-10-27" calcext:value-type="date">
            <text:p>10/27/15</text:p>
          </table:table-cell>
          <table:table-cell table:number-columns-repeated="2"/>
        </table:table-row>
        <table:table-row table:style-name="ro1">
          <table:table-cell office:value-type="date" office:date-value="2015-10-27" calcext:value-type="date">
            <text:p>10/27/15</text:p>
          </table:table-cell>
          <table:table-cell table:number-columns-repeated="2"/>
        </table:table-row>
        <table:table-row table:style-name="ro1">
          <table:table-cell office:value-type="date" office:date-value="2015-10-27" calcext:value-type="date">
            <text:p>10/27/15</text:p>
          </table:table-cell>
          <table:table-cell table:number-columns-repeated="2"/>
        </table:table-row>
        <table:table-row table:style-name="ro1">
          <table:table-cell office:value-type="date" office:date-value="2015-10-27" calcext:value-type="date">
            <text:p>10/27/15</text:p>
          </table:table-cell>
          <table:table-cell table:number-columns-repeated="2"/>
        </table:table-row>
        <table:table-row table:style-name="ro1">
          <table:table-cell office:value-type="date" office:date-value="2015-10-27" calcext:value-type="date">
            <text:p>10/27/15</text:p>
          </table:table-cell>
          <table:table-cell table:number-columns-repeated="2"/>
        </table:table-row>
        <table:table-row table:style-name="ro1">
          <table:table-cell office:value-type="date" office:date-value="2015-10-27" calcext:value-type="date">
            <text:p>10/27/15</text:p>
          </table:table-cell>
          <table:table-cell table:number-columns-repeated="2"/>
        </table:table-row>
        <table:table-row table:style-name="ro1">
          <table:table-cell office:value-type="date" office:date-value="2015-10-27" calcext:value-type="date">
            <text:p>10/27/15</text:p>
          </table:table-cell>
          <table:table-cell table:number-columns-repeated="2"/>
        </table:table-row>
        <table:table-row table:style-name="ro1">
          <table:table-cell office:value-type="date" office:date-value="2015-10-27" calcext:value-type="date">
            <text:p>10/27/15</text:p>
          </table:table-cell>
          <table:table-cell table:number-columns-repeated="2"/>
        </table:table-row>
        <table:table-row table:style-name="ro1">
          <table:table-cell office:value-type="date" office:date-value="2015-10-27" calcext:value-type="date">
            <text:p>10/27/15</text:p>
          </table:table-cell>
          <table:table-cell table:number-columns-repeated="2"/>
        </table:table-row>
        <table:table-row table:style-name="ro1">
          <table:table-cell office:value-type="date" office:date-value="2015-10-27" calcext:value-type="date">
            <text:p>10/27/15</text:p>
          </table:table-cell>
          <table:table-cell table:number-columns-repeated="2"/>
        </table:table-row>
        <table:table-row table:style-name="ro1">
          <table:table-cell office:value-type="date" office:date-value="2015-10-28" calcext:value-type="date">
            <text:p>10/28/15</text:p>
          </table:table-cell>
          <table:table-cell table:number-columns-repeated="2"/>
        </table:table-row>
        <table:table-row table:style-name="ro1">
          <table:table-cell office:value-type="date" office:date-value="2015-10-28" calcext:value-type="date">
            <text:p>10/28/15</text:p>
          </table:table-cell>
          <table:table-cell table:number-columns-repeated="2"/>
        </table:table-row>
        <table:table-row table:style-name="ro1">
          <table:table-cell office:value-type="date" office:date-value="2015-10-28" calcext:value-type="date">
            <text:p>10/28/15</text:p>
          </table:table-cell>
          <table:table-cell table:number-columns-repeated="2"/>
        </table:table-row>
        <table:table-row table:style-name="ro1">
          <table:table-cell office:value-type="date" office:date-value="2015-10-28" calcext:value-type="date">
            <text:p>10/28/15</text:p>
          </table:table-cell>
          <table:table-cell table:number-columns-repeated="2"/>
        </table:table-row>
        <table:table-row table:style-name="ro1">
          <table:table-cell office:value-type="date" office:date-value="2015-10-28" calcext:value-type="date">
            <text:p>10/28/15</text:p>
          </table:table-cell>
          <table:table-cell table:number-columns-repeated="2"/>
        </table:table-row>
        <table:table-row table:style-name="ro1">
          <table:table-cell office:value-type="date" office:date-value="2015-10-28" calcext:value-type="date">
            <text:p>10/28/15</text:p>
          </table:table-cell>
          <table:table-cell table:number-columns-repeated="2"/>
        </table:table-row>
        <table:table-row table:style-name="ro1">
          <table:table-cell office:value-type="date" office:date-value="2015-10-28" calcext:value-type="date">
            <text:p>10/28/15</text:p>
          </table:table-cell>
          <table:table-cell table:number-columns-repeated="2"/>
        </table:table-row>
        <table:table-row table:style-name="ro1">
          <table:table-cell office:value-type="date" office:date-value="2015-10-28" calcext:value-type="date">
            <text:p>10/28/15</text:p>
          </table:table-cell>
          <table:table-cell table:number-columns-repeated="2"/>
        </table:table-row>
        <table:table-row table:style-name="ro1">
          <table:table-cell office:value-type="date" office:date-value="2015-10-28" calcext:value-type="date">
            <text:p>10/28/15</text:p>
          </table:table-cell>
          <table:table-cell table:number-columns-repeated="2"/>
        </table:table-row>
        <table:table-row table:style-name="ro1">
          <table:table-cell office:value-type="date" office:date-value="2015-10-28" calcext:value-type="date">
            <text:p>10/28/15</text:p>
          </table:table-cell>
          <table:table-cell table:number-columns-repeated="2"/>
        </table:table-row>
        <table:table-row table:style-name="ro1">
          <table:table-cell office:value-type="date" office:date-value="2015-10-28" calcext:value-type="date">
            <text:p>10/28/15</text:p>
          </table:table-cell>
          <table:table-cell table:number-columns-repeated="2"/>
        </table:table-row>
        <table:table-row table:style-name="ro1">
          <table:table-cell office:value-type="date" office:date-value="2015-10-29" calcext:value-type="date">
            <text:p>10/29/15</text:p>
          </table:table-cell>
          <table:table-cell table:number-columns-repeated="2"/>
        </table:table-row>
        <table:table-row table:style-name="ro1">
          <table:table-cell office:value-type="date" office:date-value="2015-10-29" calcext:value-type="date">
            <text:p>10/29/15</text:p>
          </table:table-cell>
          <table:table-cell table:number-columns-repeated="2"/>
        </table:table-row>
        <table:table-row table:style-name="ro1">
          <table:table-cell office:value-type="date" office:date-value="2015-10-29" calcext:value-type="date">
            <text:p>10/29/15</text:p>
          </table:table-cell>
          <table:table-cell table:number-columns-repeated="2"/>
        </table:table-row>
        <table:table-row table:style-name="ro1">
          <table:table-cell office:value-type="date" office:date-value="2015-10-29" calcext:value-type="date">
            <text:p>10/29/15</text:p>
          </table:table-cell>
          <table:table-cell table:number-columns-repeated="2"/>
        </table:table-row>
        <table:table-row table:style-name="ro1">
          <table:table-cell office:value-type="date" office:date-value="2015-10-29" calcext:value-type="date">
            <text:p>10/29/15</text:p>
          </table:table-cell>
          <table:table-cell table:number-columns-repeated="2"/>
        </table:table-row>
        <table:table-row table:style-name="ro1">
          <table:table-cell office:value-type="date" office:date-value="2015-10-29" calcext:value-type="date">
            <text:p>10/29/15</text:p>
          </table:table-cell>
          <table:table-cell table:number-columns-repeated="2"/>
        </table:table-row>
        <table:table-row table:style-name="ro1">
          <table:table-cell office:value-type="date" office:date-value="2015-10-29" calcext:value-type="date">
            <text:p>10/29/15</text:p>
          </table:table-cell>
          <table:table-cell table:number-columns-repeated="2"/>
        </table:table-row>
        <table:table-row table:style-name="ro1">
          <table:table-cell office:value-type="date" office:date-value="2015-10-29" calcext:value-type="date">
            <text:p>10/29/15</text:p>
          </table:table-cell>
          <table:table-cell table:number-columns-repeated="2"/>
        </table:table-row>
        <table:table-row table:style-name="ro1">
          <table:table-cell office:value-type="date" office:date-value="2015-10-29" calcext:value-type="date">
            <text:p>10/29/15</text:p>
          </table:table-cell>
          <table:table-cell table:number-columns-repeated="2"/>
        </table:table-row>
        <table:table-row table:style-name="ro1">
          <table:table-cell office:value-type="date" office:date-value="2015-11-11" calcext:value-type="date">
            <text:p>11/11/15</text:p>
          </table:table-cell>
          <table:table-cell table:number-columns-repeated="2"/>
        </table:table-row>
        <table:table-row table:style-name="ro1">
          <table:table-cell office:value-type="date" office:date-value="2015-11-11" calcext:value-type="date">
            <text:p>11/11/15</text:p>
          </table:table-cell>
          <table:table-cell table:number-columns-repeated="2"/>
        </table:table-row>
        <table:table-row table:style-name="ro1">
          <table:table-cell office:value-type="date" office:date-value="2015-11-11" calcext:value-type="date">
            <text:p>11/11/15</text:p>
          </table:table-cell>
          <table:table-cell table:number-columns-repeated="2"/>
        </table:table-row>
        <table:table-row table:style-name="ro1">
          <table:table-cell office:value-type="date" office:date-value="2015-11-24" calcext:value-type="date">
            <text:p>11/24/15</text:p>
          </table:table-cell>
          <table:table-cell table:number-columns-repeated="2"/>
        </table:table-row>
        <table:table-row table:style-name="ro1">
          <table:table-cell office:value-type="date" office:date-value="2015-11-24" calcext:value-type="date">
            <text:p>11/24/15</text:p>
          </table:table-cell>
          <table:table-cell table:number-columns-repeated="2"/>
        </table:table-row>
        <table:table-row table:style-name="ro1">
          <table:table-cell office:value-type="date" office:date-value="2015-11-24" calcext:value-type="date">
            <text:p>11/24/15</text:p>
          </table:table-cell>
          <table:table-cell table:number-columns-repeated="2"/>
        </table:table-row>
        <table:table-row table:style-name="ro1">
          <table:table-cell office:value-type="date" office:date-value="2015-11-24" calcext:value-type="date">
            <text:p>11/24/15</text:p>
          </table:table-cell>
          <table:table-cell table:number-columns-repeated="2"/>
        </table:table-row>
        <table:table-row table:style-name="ro1">
          <table:table-cell office:value-type="date" office:date-value="2015-11-24" calcext:value-type="date">
            <text:p>11/24/15</text:p>
          </table:table-cell>
          <table:table-cell table:number-columns-repeated="2"/>
        </table:table-row>
        <table:table-row table:style-name="ro1">
          <table:table-cell office:value-type="date" office:date-value="2015-11-24" calcext:value-type="date">
            <text:p>11/24/15</text:p>
          </table:table-cell>
          <table:table-cell table:number-columns-repeated="2"/>
        </table:table-row>
        <table:table-row table:style-name="ro1">
          <table:table-cell office:value-type="date" office:date-value="2015-11-24" calcext:value-type="date">
            <text:p>11/24/15</text:p>
          </table:table-cell>
          <table:table-cell table:number-columns-repeated="2"/>
        </table:table-row>
        <table:table-row table:style-name="ro1">
          <table:table-cell office:value-type="date" office:date-value="2015-11-24" calcext:value-type="date">
            <text:p>11/24/15</text:p>
          </table:table-cell>
          <table:table-cell table:number-columns-repeated="2"/>
        </table:table-row>
        <table:table-row table:style-name="ro1">
          <table:table-cell office:value-type="date" office:date-value="2015-11-25" calcext:value-type="date">
            <text:p>11/25/15</text:p>
          </table:table-cell>
          <table:table-cell table:number-columns-repeated="2"/>
        </table:table-row>
        <table:table-row table:style-name="ro1">
          <table:table-cell office:value-type="date" office:date-value="2015-11-25" calcext:value-type="date">
            <text:p>11/25/15</text:p>
          </table:table-cell>
          <table:table-cell table:number-columns-repeated="2"/>
        </table:table-row>
        <table:table-row table:style-name="ro1">
          <table:table-cell office:value-type="date" office:date-value="2015-11-25" calcext:value-type="date">
            <text:p>11/25/15</text:p>
          </table:table-cell>
          <table:table-cell table:number-columns-repeated="2"/>
        </table:table-row>
        <table:table-row table:style-name="ro1">
          <table:table-cell office:value-type="date" office:date-value="2015-11-25" calcext:value-type="date">
            <text:p>11/25/15</text:p>
          </table:table-cell>
          <table:table-cell table:number-columns-repeated="2"/>
        </table:table-row>
        <table:table-row table:style-name="ro1">
          <table:table-cell office:value-type="date" office:date-value="2015-11-25" calcext:value-type="date">
            <text:p>11/25/15</text:p>
          </table:table-cell>
          <table:table-cell table:number-columns-repeated="2"/>
        </table:table-row>
        <table:table-row table:style-name="ro1">
          <table:table-cell office:value-type="date" office:date-value="2015-11-25" calcext:value-type="date">
            <text:p>11/25/15</text:p>
          </table:table-cell>
          <table:table-cell table:number-columns-repeated="2"/>
        </table:table-row>
        <table:table-row table:style-name="ro1">
          <table:table-cell office:value-type="date" office:date-value="2015-11-25" calcext:value-type="date">
            <text:p>11/25/15</text:p>
          </table:table-cell>
          <table:table-cell table:number-columns-repeated="2"/>
        </table:table-row>
        <table:table-row table:style-name="ro1">
          <table:table-cell office:value-type="date" office:date-value="2015-11-25" calcext:value-type="date">
            <text:p>11/25/15</text:p>
          </table:table-cell>
          <table:table-cell table:number-columns-repeated="2"/>
        </table:table-row>
        <table:table-row table:style-name="ro1">
          <table:table-cell office:value-type="date" office:date-value="2015-11-25" calcext:value-type="date">
            <text:p>11/25/15</text:p>
          </table:table-cell>
          <table:table-cell table:number-columns-repeated="2"/>
        </table:table-row>
        <table:table-row table:style-name="ro1">
          <table:table-cell office:value-type="date" office:date-value="2015-11-26" calcext:value-type="date">
            <text:p>11/26/15</text:p>
          </table:table-cell>
          <table:table-cell table:number-columns-repeated="2"/>
        </table:table-row>
        <table:table-row table:style-name="ro1">
          <table:table-cell office:value-type="date" office:date-value="2015-11-26" calcext:value-type="date">
            <text:p>11/26/15</text:p>
          </table:table-cell>
          <table:table-cell table:number-columns-repeated="2"/>
        </table:table-row>
        <table:table-row table:style-name="ro1">
          <table:table-cell office:value-type="date" office:date-value="2015-11-26" calcext:value-type="date">
            <text:p>11/26/15</text:p>
          </table:table-cell>
          <table:table-cell table:number-columns-repeated="2"/>
        </table:table-row>
        <table:table-row table:style-name="ro1">
          <table:table-cell office:value-type="date" office:date-value="2015-11-26" calcext:value-type="date">
            <text:p>11/26/15</text:p>
          </table:table-cell>
          <table:table-cell table:number-columns-repeated="2"/>
        </table:table-row>
        <table:table-row table:style-name="ro1">
          <table:table-cell office:value-type="date" office:date-value="2015-11-26" calcext:value-type="date">
            <text:p>11/26/15</text:p>
          </table:table-cell>
          <table:table-cell table:number-columns-repeated="2"/>
        </table:table-row>
        <table:table-row table:style-name="ro1">
          <table:table-cell office:value-type="date" office:date-value="2015-12-02" calcext:value-type="date">
            <text:p>12/02/15</text:p>
          </table:table-cell>
          <table:table-cell table:number-columns-repeated="2"/>
        </table:table-row>
        <table:table-row table:style-name="ro1">
          <table:table-cell office:value-type="date" office:date-value="2015-12-02" calcext:value-type="date">
            <text:p>12/02/15</text:p>
          </table:table-cell>
          <table:table-cell table:number-columns-repeated="2"/>
        </table:table-row>
        <table:table-row table:style-name="ro1">
          <table:table-cell office:value-type="date" office:date-value="2015-12-02" calcext:value-type="date">
            <text:p>12/02/15</text:p>
          </table:table-cell>
          <table:table-cell table:number-columns-repeated="2"/>
        </table:table-row>
        <table:table-row table:style-name="ro1">
          <table:table-cell office:value-type="date" office:date-value="2015-12-02" calcext:value-type="date">
            <text:p>12/02/15</text:p>
          </table:table-cell>
          <table:table-cell table:number-columns-repeated="2"/>
        </table:table-row>
        <table:table-row table:style-name="ro1">
          <table:table-cell office:value-type="date" office:date-value="2015-12-02" calcext:value-type="date">
            <text:p>12/02/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5" calcext:value-type="date">
            <text:p>12/15/15</text:p>
          </table:table-cell>
          <table:table-cell table:number-columns-repeated="2"/>
        </table:table-row>
        <table:table-row table:style-name="ro1">
          <table:table-cell office:value-type="date" office:date-value="2015-12-16" calcext:value-type="date">
            <text:p>12/16/15</text:p>
          </table:table-cell>
          <table:table-cell table:number-columns-repeated="2"/>
        </table:table-row>
        <table:table-row table:style-name="ro1">
          <table:table-cell office:value-type="date" office:date-value="2015-12-16" calcext:value-type="date">
            <text:p>12/16/15</text:p>
          </table:table-cell>
          <table:table-cell table:number-columns-repeated="2"/>
        </table:table-row>
        <table:table-row table:style-name="ro1">
          <table:table-cell office:value-type="date" office:date-value="2015-12-16" calcext:value-type="date">
            <text:p>12/16/15</text:p>
          </table:table-cell>
          <table:table-cell table:number-columns-repeated="2"/>
        </table:table-row>
        <table:table-row table:style-name="ro1">
          <table:table-cell office:value-type="date" office:date-value="2015-12-16" calcext:value-type="date">
            <text:p>12/16/15</text:p>
          </table:table-cell>
          <table:table-cell table:number-columns-repeated="2"/>
        </table:table-row>
        <table:table-row table:style-name="ro1">
          <table:table-cell office:value-type="date" office:date-value="2015-12-16" calcext:value-type="date">
            <text:p>12/16/15</text:p>
          </table:table-cell>
          <table:table-cell table:number-columns-repeated="2"/>
        </table:table-row>
        <table:table-row table:style-name="ro1">
          <table:table-cell office:value-type="date" office:date-value="2015-12-16" calcext:value-type="date">
            <text:p>12/16/15</text:p>
          </table:table-cell>
          <table:table-cell table:number-columns-repeated="2"/>
        </table:table-row>
        <table:table-row table:style-name="ro1">
          <table:table-cell office:value-type="date" office:date-value="2015-12-16" calcext:value-type="date">
            <text:p>12/16/15</text:p>
          </table:table-cell>
          <table:table-cell table:number-columns-repeated="2"/>
        </table:table-row>
        <table:table-row table:style-name="ro1">
          <table:table-cell office:value-type="date" office:date-value="2015-12-16" calcext:value-type="date">
            <text:p>12/16/15</text:p>
          </table:table-cell>
          <table:table-cell table:number-columns-repeated="2"/>
        </table:table-row>
        <table:table-row table:style-name="ro1">
          <table:table-cell office:value-type="date" office:date-value="2015-12-16" calcext:value-type="date">
            <text:p>12/16/15</text:p>
          </table:table-cell>
          <table:table-cell table:number-columns-repeated="2"/>
        </table:table-row>
        <table:table-row table:style-name="ro1">
          <table:table-cell office:value-type="date" office:date-value="2015-12-16" calcext:value-type="date">
            <text:p>12/16/15</text:p>
          </table:table-cell>
          <table:table-cell table:number-columns-repeated="2"/>
        </table:table-row>
        <table:table-row table:style-name="ro1">
          <table:table-cell office:value-type="date" office:date-value="2015-12-16" calcext:value-type="date">
            <text:p>12/16/15</text:p>
          </table:table-cell>
          <table:table-cell table:number-columns-repeated="2"/>
        </table:table-row>
        <table:table-row table:style-name="ro1">
          <table:table-cell office:value-type="date" office:date-value="2015-12-17" calcext:value-type="date">
            <text:p>12/17/15</text:p>
          </table:table-cell>
          <table:table-cell table:number-columns-repeated="2"/>
        </table:table-row>
        <table:table-row table:style-name="ro1">
          <table:table-cell office:value-type="date" office:date-value="2015-12-17" calcext:value-type="date">
            <text:p>12/17/15</text:p>
          </table:table-cell>
          <table:table-cell table:number-columns-repeated="2"/>
        </table:table-row>
        <table:table-row table:style-name="ro1">
          <table:table-cell office:value-type="date" office:date-value="2015-12-17" calcext:value-type="date">
            <text:p>12/17/15</text:p>
          </table:table-cell>
          <table:table-cell table:number-columns-repeated="2"/>
        </table:table-row>
        <table:table-row table:style-name="ro1">
          <table:table-cell office:value-type="date" office:date-value="2015-12-17" calcext:value-type="date">
            <text:p>12/17/15</text:p>
          </table:table-cell>
          <table:table-cell table:number-columns-repeated="2"/>
        </table:table-row>
        <table:table-row table:style-name="ro1">
          <table:table-cell office:value-type="date" office:date-value="2015-12-17" calcext:value-type="date">
            <text:p>12/17/15</text:p>
          </table:table-cell>
          <table:table-cell table:number-columns-repeated="2"/>
        </table:table-row>
        <table:table-row table:style-name="ro1">
          <table:table-cell office:value-type="date" office:date-value="2015-12-17" calcext:value-type="date">
            <text:p>12/17/15</text:p>
          </table:table-cell>
          <table:table-cell table:number-columns-repeated="2"/>
        </table:table-row>
        <table:table-row table:style-name="ro1">
          <table:table-cell office:value-type="date" office:date-value="2015-12-17" calcext:value-type="date">
            <text:p>12/17/15</text:p>
          </table:table-cell>
          <table:table-cell table:number-columns-repeated="2"/>
        </table:table-row>
        <table:table-row table:style-name="ro1">
          <table:table-cell office:value-type="date" office:date-value="2015-12-17" calcext:value-type="date">
            <text:p>12/17/15</text:p>
          </table:table-cell>
          <table:table-cell table:number-columns-repeated="2"/>
        </table:table-row>
        <table:table-row table:style-name="ro1">
          <table:table-cell office:value-type="date" office:date-value="2015-12-17" calcext:value-type="date">
            <text:p>12/17/15</text:p>
          </table:table-cell>
          <table:table-cell table:number-columns-repeated="2"/>
        </table:table-row>
        <table:table-row table:style-name="ro1">
          <table:table-cell office:value-type="date" office:date-value="2015-12-17" calcext:value-type="date">
            <text:p>12/17/15</text:p>
          </table:table-cell>
          <table:table-cell table:number-columns-repeated="2"/>
        </table:table-row>
        <table:table-row table:style-name="ro1">
          <table:table-cell office:value-type="date" office:date-value="2016-01-18" calcext:value-type="date">
            <text:p>01/18/16</text:p>
          </table:table-cell>
          <table:table-cell table:number-columns-repeated="2"/>
        </table:table-row>
        <table:table-row table:style-name="ro1">
          <table:table-cell office:value-type="date" office:date-value="2016-01-19" calcext:value-type="date">
            <text:p>01/19/16</text:p>
          </table:table-cell>
          <table:table-cell table:number-columns-repeated="2"/>
        </table:table-row>
        <table:table-row table:style-name="ro1">
          <table:table-cell office:value-type="date" office:date-value="2016-01-19" calcext:value-type="date">
            <text:p>01/19/16</text:p>
          </table:table-cell>
          <table:table-cell table:number-columns-repeated="2"/>
        </table:table-row>
        <table:table-row table:style-name="ro1">
          <table:table-cell office:value-type="date" office:date-value="2016-01-19" calcext:value-type="date">
            <text:p>01/19/16</text:p>
          </table:table-cell>
          <table:table-cell table:number-columns-repeated="2"/>
        </table:table-row>
        <table:table-row table:style-name="ro1">
          <table:table-cell office:value-type="date" office:date-value="2016-01-19" calcext:value-type="date">
            <text:p>01/19/16</text:p>
          </table:table-cell>
          <table:table-cell table:number-columns-repeated="2"/>
        </table:table-row>
        <table:table-row table:style-name="ro1">
          <table:table-cell office:value-type="date" office:date-value="2016-01-19" calcext:value-type="date">
            <text:p>01/19/16</text:p>
          </table:table-cell>
          <table:table-cell table:number-columns-repeated="2"/>
        </table:table-row>
        <table:table-row table:style-name="ro1">
          <table:table-cell office:value-type="date" office:date-value="2016-01-19" calcext:value-type="date">
            <text:p>01/19/16</text:p>
          </table:table-cell>
          <table:table-cell table:number-columns-repeated="2"/>
        </table:table-row>
        <table:table-row table:style-name="ro1">
          <table:table-cell office:value-type="date" office:date-value="2016-01-19" calcext:value-type="date">
            <text:p>01/19/16</text:p>
          </table:table-cell>
          <table:table-cell table:number-columns-repeated="2"/>
        </table:table-row>
        <table:table-row table:style-name="ro1">
          <table:table-cell office:value-type="date" office:date-value="2016-01-19" calcext:value-type="date">
            <text:p>01/19/16</text:p>
          </table:table-cell>
          <table:table-cell table:number-columns-repeated="2"/>
        </table:table-row>
        <table:table-row table:style-name="ro1">
          <table:table-cell office:value-type="date" office:date-value="2016-01-19" calcext:value-type="date">
            <text:p>01/19/16</text:p>
          </table:table-cell>
          <table:table-cell table:number-columns-repeated="2"/>
        </table:table-row>
        <table:table-row table:style-name="ro1">
          <table:table-cell office:value-type="date" office:date-value="2016-01-20" calcext:value-type="date">
            <text:p>01/20/16</text:p>
          </table:table-cell>
          <table:table-cell table:number-columns-repeated="2"/>
        </table:table-row>
        <table:table-row table:style-name="ro1">
          <table:table-cell office:value-type="date" office:date-value="2016-01-20" calcext:value-type="date">
            <text:p>01/20/16</text:p>
          </table:table-cell>
          <table:table-cell table:number-columns-repeated="2"/>
        </table:table-row>
        <table:table-row table:style-name="ro1">
          <table:table-cell office:value-type="date" office:date-value="2016-01-20" calcext:value-type="date">
            <text:p>01/20/16</text:p>
          </table:table-cell>
          <table:table-cell table:number-columns-repeated="2"/>
        </table:table-row>
        <table:table-row table:style-name="ro1">
          <table:table-cell office:value-type="date" office:date-value="2016-01-20" calcext:value-type="date">
            <text:p>01/20/16</text:p>
          </table:table-cell>
          <table:table-cell table:number-columns-repeated="2"/>
        </table:table-row>
        <table:table-row table:style-name="ro1">
          <table:table-cell office:value-type="date" office:date-value="2016-01-20" calcext:value-type="date">
            <text:p>01/20/16</text:p>
          </table:table-cell>
          <table:table-cell table:number-columns-repeated="2"/>
        </table:table-row>
        <table:table-row table:style-name="ro1">
          <table:table-cell office:value-type="date" office:date-value="2016-01-20" calcext:value-type="date">
            <text:p>01/20/16</text:p>
          </table:table-cell>
          <table:table-cell table:number-columns-repeated="2"/>
        </table:table-row>
        <table:table-row table:style-name="ro1">
          <table:table-cell office:value-type="date" office:date-value="2016-01-20" calcext:value-type="date">
            <text:p>01/20/16</text:p>
          </table:table-cell>
          <table:table-cell table:number-columns-repeated="2"/>
        </table:table-row>
        <table:table-row table:style-name="ro1">
          <table:table-cell office:value-type="date" office:date-value="2016-02-03" calcext:value-type="date">
            <text:p>02/03/16</text:p>
          </table:table-cell>
          <table:table-cell table:number-columns-repeated="2"/>
        </table:table-row>
        <table:table-row table:style-name="ro1">
          <table:table-cell office:value-type="date" office:date-value="2016-02-03" calcext:value-type="date">
            <text:p>02/03/16</text:p>
          </table:table-cell>
          <table:table-cell table:number-columns-repeated="2"/>
        </table:table-row>
        <table:table-row table:style-name="ro1">
          <table:table-cell office:value-type="date" office:date-value="2016-02-03" calcext:value-type="date">
            <text:p>02/03/16</text:p>
          </table:table-cell>
          <table:table-cell table:number-columns-repeated="2"/>
        </table:table-row>
        <table:table-row table:style-name="ro1">
          <table:table-cell office:value-type="date" office:date-value="2016-02-03" calcext:value-type="date">
            <text:p>02/03/16</text:p>
          </table:table-cell>
          <table:table-cell table:number-columns-repeated="2"/>
        </table:table-row>
        <table:table-row table:style-name="ro1">
          <table:table-cell office:value-type="date" office:date-value="2016-02-03" calcext:value-type="date">
            <text:p>02/03/16</text:p>
          </table:table-cell>
          <table:table-cell table:number-columns-repeated="2"/>
        </table:table-row>
        <table:table-row table:style-name="ro1">
          <table:table-cell office:value-type="date" office:date-value="2016-02-03" calcext:value-type="date">
            <text:p>02/03/16</text:p>
          </table:table-cell>
          <table:table-cell table:number-columns-repeated="2"/>
        </table:table-row>
        <table:table-row table:style-name="ro1">
          <table:table-cell office:value-type="date" office:date-value="2016-02-03" calcext:value-type="date">
            <text:p>02/03/16</text:p>
          </table:table-cell>
          <table:table-cell table:number-columns-repeated="2"/>
        </table:table-row>
        <table:table-row table:style-name="ro1">
          <table:table-cell office:value-type="date" office:date-value="2016-02-03" calcext:value-type="date">
            <text:p>02/03/16</text:p>
          </table:table-cell>
          <table:table-cell table:number-columns-repeated="2"/>
        </table:table-row>
        <table:table-row table:style-name="ro1">
          <table:table-cell office:value-type="date" office:date-value="2016-02-03" calcext:value-type="date">
            <text:p>02/03/16</text:p>
          </table:table-cell>
          <table:table-cell table:number-columns-repeated="2"/>
        </table:table-row>
        <table:table-row table:style-name="ro1">
          <table:table-cell office:value-type="date" office:date-value="2016-02-03" calcext:value-type="date">
            <text:p>02/03/16</text:p>
          </table:table-cell>
          <table:table-cell table:number-columns-repeated="2"/>
        </table:table-row>
        <table:table-row table:style-name="ro1">
          <table:table-cell office:value-type="date" office:date-value="2016-02-03" calcext:value-type="date">
            <text:p>02/03/16</text:p>
          </table:table-cell>
          <table:table-cell table:number-columns-repeated="2"/>
        </table:table-row>
        <table:table-row table:style-name="ro1">
          <table:table-cell office:value-type="date" office:date-value="2016-02-03" calcext:value-type="date">
            <text:p>02/03/16</text:p>
          </table:table-cell>
          <table:table-cell table:number-columns-repeated="2"/>
        </table:table-row>
        <table:table-row table:style-name="ro1">
          <table:table-cell office:value-type="date" office:date-value="2016-02-03" calcext:value-type="date">
            <text:p>02/03/16</text:p>
          </table:table-cell>
          <table:table-cell table:number-columns-repeated="2"/>
        </table:table-row>
        <table:table-row table:style-name="ro1">
          <table:table-cell office:value-type="date" office:date-value="2016-02-04" calcext:value-type="date">
            <text:p>02/04/16</text:p>
          </table:table-cell>
          <table:table-cell table:number-columns-repeated="2"/>
        </table:table-row>
        <table:table-row table:style-name="ro1">
          <table:table-cell office:value-type="date" office:date-value="2016-02-04" calcext:value-type="date">
            <text:p>02/04/16</text:p>
          </table:table-cell>
          <table:table-cell table:number-columns-repeated="2"/>
        </table:table-row>
        <table:table-row table:style-name="ro1">
          <table:table-cell office:value-type="date" office:date-value="2016-02-04" calcext:value-type="date">
            <text:p>02/04/16</text:p>
          </table:table-cell>
          <table:table-cell table:number-columns-repeated="2"/>
        </table:table-row>
        <table:table-row table:style-name="ro1">
          <table:table-cell office:value-type="date" office:date-value="2016-02-04" calcext:value-type="date">
            <text:p>02/04/16</text:p>
          </table:table-cell>
          <table:table-cell table:number-columns-repeated="2"/>
        </table:table-row>
        <table:table-row table:style-name="ro1">
          <table:table-cell office:value-type="date" office:date-value="2016-02-04" calcext:value-type="date">
            <text:p>02/04/16</text:p>
          </table:table-cell>
          <table:table-cell table:number-columns-repeated="2"/>
        </table:table-row>
        <table:table-row table:style-name="ro1">
          <table:table-cell office:value-type="date" office:date-value="2016-02-04" calcext:value-type="date">
            <text:p>02/04/16</text:p>
          </table:table-cell>
          <table:table-cell table:number-columns-repeated="2"/>
        </table:table-row>
        <table:table-row table:style-name="ro1">
          <table:table-cell office:value-type="date" office:date-value="2016-02-04" calcext:value-type="date">
            <text:p>02/04/16</text:p>
          </table:table-cell>
          <table:table-cell table:number-columns-repeated="2"/>
        </table:table-row>
        <table:table-row table:style-name="ro1">
          <table:table-cell office:value-type="date" office:date-value="2016-02-04" calcext:value-type="date">
            <text:p>02/04/16</text:p>
          </table:table-cell>
          <table:table-cell table:number-columns-repeated="2"/>
        </table:table-row>
        <table:table-row table:style-name="ro1">
          <table:table-cell office:value-type="date" office:date-value="2016-02-24" calcext:value-type="date">
            <text:p>02/24/16</text:p>
          </table:table-cell>
          <table:table-cell table:number-columns-repeated="2"/>
        </table:table-row>
        <table:table-row table:style-name="ro1">
          <table:table-cell office:value-type="date" office:date-value="2016-02-24" calcext:value-type="date">
            <text:p>02/24/16</text:p>
          </table:table-cell>
          <table:table-cell table:number-columns-repeated="2"/>
        </table:table-row>
        <table:table-row table:style-name="ro1">
          <table:table-cell office:value-type="date" office:date-value="2016-02-24" calcext:value-type="date">
            <text:p>02/24/16</text:p>
          </table:table-cell>
          <table:table-cell table:number-columns-repeated="2"/>
        </table:table-row>
        <table:table-row table:style-name="ro1">
          <table:table-cell office:value-type="date" office:date-value="2016-02-25" calcext:value-type="date">
            <text:p>02/25/16</text:p>
          </table:table-cell>
          <table:table-cell table:number-columns-repeated="2"/>
        </table:table-row>
        <table:table-row table:style-name="ro1">
          <table:table-cell office:value-type="date" office:date-value="2016-02-25" calcext:value-type="date">
            <text:p>02/25/16</text:p>
          </table:table-cell>
          <table:table-cell table:number-columns-repeated="2"/>
        </table:table-row>
        <table:table-row table:style-name="ro1">
          <table:table-cell office:value-type="date" office:date-value="2016-02-25" calcext:value-type="date">
            <text:p>02/25/16</text:p>
          </table:table-cell>
          <table:table-cell table:number-columns-repeated="2"/>
        </table:table-row>
        <table:table-row table:style-name="ro1">
          <table:table-cell office:value-type="date" office:date-value="2016-02-25" calcext:value-type="date">
            <text:p>02/25/16</text:p>
          </table:table-cell>
          <table:table-cell table:number-columns-repeated="2"/>
        </table:table-row>
        <table:table-row table:style-name="ro1">
          <table:table-cell office:value-type="date" office:date-value="2016-02-25" calcext:value-type="date">
            <text:p>02/25/16</text:p>
          </table:table-cell>
          <table:table-cell table:number-columns-repeated="2"/>
        </table:table-row>
        <table:table-row table:style-name="ro1">
          <table:table-cell office:value-type="date" office:date-value="2016-02-25" calcext:value-type="date">
            <text:p>02/25/16</text:p>
          </table:table-cell>
          <table:table-cell table:number-columns-repeated="2"/>
        </table:table-row>
        <table:table-row table:style-name="ro1">
          <table:table-cell office:value-type="date" office:date-value="2016-02-25" calcext:value-type="date">
            <text:p>02/25/16</text:p>
          </table:table-cell>
          <table:table-cell table:number-columns-repeated="2"/>
        </table:table-row>
        <table:table-row table:style-name="ro1">
          <table:table-cell office:value-type="date" office:date-value="2016-02-25" calcext:value-type="date">
            <text:p>02/25/16</text:p>
          </table:table-cell>
          <table:table-cell table:number-columns-repeated="2"/>
        </table:table-row>
        <table:table-row table:style-name="ro1">
          <table:table-cell office:value-type="date" office:date-value="2016-02-25" calcext:value-type="date">
            <text:p>02/25/16</text:p>
          </table:table-cell>
          <table:table-cell table:number-columns-repeated="2"/>
        </table:table-row>
        <table:table-row table:style-name="ro1">
          <table:table-cell office:value-type="date" office:date-value="2016-02-25" calcext:value-type="date">
            <text:p>02/25/16</text:p>
          </table:table-cell>
          <table:table-cell table:number-columns-repeated="2"/>
        </table:table-row>
        <table:table-row table:style-name="ro1">
          <table:table-cell office:value-type="date" office:date-value="2016-02-25" calcext:value-type="date">
            <text:p>02/25/16</text:p>
          </table:table-cell>
          <table:table-cell table:number-columns-repeated="2"/>
        </table:table-row>
        <table:table-row table:style-name="ro1">
          <table:table-cell office:value-type="date" office:date-value="2016-02-25" calcext:value-type="date">
            <text:p>02/25/16</text:p>
          </table:table-cell>
          <table:table-cell table:number-columns-repeated="2"/>
        </table:table-row>
        <table:table-row table:style-name="ro1">
          <table:table-cell office:value-type="date" office:date-value="2016-02-25" calcext:value-type="date">
            <text:p>02/25/16</text:p>
          </table:table-cell>
          <table:table-cell table:number-columns-repeated="2"/>
        </table:table-row>
        <table:table-row table:style-name="ro1">
          <table:table-cell office:value-type="date" office:date-value="2016-02-25" calcext:value-type="date">
            <text:p>02/25/16</text:p>
          </table:table-cell>
          <table:table-cell table:number-columns-repeated="2"/>
        </table:table-row>
        <table:table-row table:style-name="ro1">
          <table:table-cell office:value-type="date" office:date-value="2016-02-25" calcext:value-type="date">
            <text:p>02/25/16</text:p>
          </table:table-cell>
          <table:table-cell table:number-columns-repeated="2"/>
        </table:table-row>
        <table:table-row table:style-name="ro1">
          <table:table-cell office:value-type="date" office:date-value="2016-03-08" calcext:value-type="date">
            <text:p>03/08/16</text:p>
          </table:table-cell>
          <table:table-cell table:number-columns-repeated="2"/>
        </table:table-row>
        <table:table-row table:style-name="ro1">
          <table:table-cell office:value-type="date" office:date-value="2016-03-09" calcext:value-type="date">
            <text:p>03/09/16</text:p>
          </table:table-cell>
          <table:table-cell table:number-columns-repeated="2"/>
        </table:table-row>
        <table:table-row table:style-name="ro1">
          <table:table-cell office:value-type="date" office:date-value="2016-03-09" calcext:value-type="date">
            <text:p>03/09/16</text:p>
          </table:table-cell>
          <table:table-cell table:number-columns-repeated="2"/>
        </table:table-row>
        <table:table-row table:style-name="ro1">
          <table:table-cell office:value-type="date" office:date-value="2016-03-09" calcext:value-type="date">
            <text:p>03/09/16</text:p>
          </table:table-cell>
          <table:table-cell table:number-columns-repeated="2"/>
        </table:table-row>
        <table:table-row table:style-name="ro1">
          <table:table-cell office:value-type="date" office:date-value="2016-03-09" calcext:value-type="date">
            <text:p>03/09/16</text:p>
          </table:table-cell>
          <table:table-cell table:number-columns-repeated="2"/>
        </table:table-row>
        <table:table-row table:style-name="ro1">
          <table:table-cell office:value-type="date" office:date-value="2016-03-09" calcext:value-type="date">
            <text:p>03/09/16</text:p>
          </table:table-cell>
          <table:table-cell table:number-columns-repeated="2"/>
        </table:table-row>
        <table:table-row table:style-name="ro1">
          <table:table-cell office:value-type="date" office:date-value="2016-03-09" calcext:value-type="date">
            <text:p>03/09/16</text:p>
          </table:table-cell>
          <table:table-cell table:number-columns-repeated="2"/>
        </table:table-row>
        <table:table-row table:style-name="ro1">
          <table:table-cell office:value-type="date" office:date-value="2016-03-09" calcext:value-type="date">
            <text:p>03/09/16</text:p>
          </table:table-cell>
          <table:table-cell table:number-columns-repeated="2"/>
        </table:table-row>
        <table:table-row table:style-name="ro1">
          <table:table-cell office:value-type="date" office:date-value="2016-03-09" calcext:value-type="date">
            <text:p>03/09/16</text:p>
          </table:table-cell>
          <table:table-cell table:number-columns-repeated="2"/>
        </table:table-row>
        <table:table-row table:style-name="ro1">
          <table:table-cell office:value-type="date" office:date-value="2016-03-09" calcext:value-type="date">
            <text:p>03/09/16</text:p>
          </table:table-cell>
          <table:table-cell table:number-columns-repeated="2"/>
        </table:table-row>
        <table:table-row table:style-name="ro1">
          <table:table-cell office:value-type="date" office:date-value="2016-03-09" calcext:value-type="date">
            <text:p>03/09/16</text:p>
          </table:table-cell>
          <table:table-cell table:number-columns-repeated="2"/>
        </table:table-row>
        <table:table-row table:style-name="ro1">
          <table:table-cell office:value-type="date" office:date-value="2016-03-10" calcext:value-type="date">
            <text:p>03/10/16</text:p>
          </table:table-cell>
          <table:table-cell table:number-columns-repeated="2"/>
        </table:table-row>
        <table:table-row table:style-name="ro1">
          <table:table-cell office:value-type="date" office:date-value="2016-03-10" calcext:value-type="date">
            <text:p>03/10/16</text:p>
          </table:table-cell>
          <table:table-cell table:number-columns-repeated="2"/>
        </table:table-row>
        <table:table-row table:style-name="ro1">
          <table:table-cell office:value-type="date" office:date-value="2016-03-10" calcext:value-type="date">
            <text:p>03/10/16</text:p>
          </table:table-cell>
          <table:table-cell table:number-columns-repeated="2"/>
        </table:table-row>
        <table:table-row table:style-name="ro1">
          <table:table-cell office:value-type="date" office:date-value="2016-03-10" calcext:value-type="date">
            <text:p>03/10/16</text:p>
          </table:table-cell>
          <table:table-cell table:number-columns-repeated="2"/>
        </table:table-row>
        <table:table-row table:style-name="ro1">
          <table:table-cell office:value-type="date" office:date-value="2016-03-10" calcext:value-type="date">
            <text:p>03/10/16</text:p>
          </table:table-cell>
          <table:table-cell table:number-columns-repeated="2"/>
        </table:table-row>
        <table:table-row table:style-name="ro1">
          <table:table-cell office:value-type="date" office:date-value="2016-03-10" calcext:value-type="date">
            <text:p>03/10/16</text:p>
          </table:table-cell>
          <table:table-cell table:number-columns-repeated="2"/>
        </table:table-row>
        <table:table-row table:style-name="ro1">
          <table:table-cell office:value-type="date" office:date-value="2016-03-10" calcext:value-type="date">
            <text:p>03/10/16</text:p>
          </table:table-cell>
          <table:table-cell table:number-columns-repeated="2"/>
        </table:table-row>
        <table:table-row table:style-name="ro1">
          <table:table-cell office:value-type="date" office:date-value="2016-04-11" calcext:value-type="date">
            <text:p>04/11/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2" calcext:value-type="date">
            <text:p>04/12/16</text:p>
          </table:table-cell>
          <table:table-cell table:number-columns-repeated="2"/>
        </table:table-row>
        <table:table-row table:style-name="ro1">
          <table:table-cell office:value-type="date" office:date-value="2016-04-13" calcext:value-type="date">
            <text:p>04/13/16</text:p>
          </table:table-cell>
          <table:table-cell table:number-columns-repeated="2"/>
        </table:table-row>
        <table:table-row table:style-name="ro1">
          <table:table-cell office:value-type="date" office:date-value="2016-04-13" calcext:value-type="date">
            <text:p>04/13/16</text:p>
          </table:table-cell>
          <table:table-cell table:number-columns-repeated="2"/>
        </table:table-row>
        <table:table-row table:style-name="ro1">
          <table:table-cell office:value-type="date" office:date-value="2016-04-13" calcext:value-type="date">
            <text:p>04/13/16</text:p>
          </table:table-cell>
          <table:table-cell table:number-columns-repeated="2"/>
        </table:table-row>
        <table:table-row table:style-name="ro1">
          <table:table-cell office:value-type="date" office:date-value="2016-04-13" calcext:value-type="date">
            <text:p>04/13/16</text:p>
          </table:table-cell>
          <table:table-cell table:number-columns-repeated="2"/>
        </table:table-row>
        <table:table-row table:style-name="ro1">
          <table:table-cell office:value-type="date" office:date-value="2016-04-13" calcext:value-type="date">
            <text:p>04/13/16</text:p>
          </table:table-cell>
          <table:table-cell table:number-columns-repeated="2"/>
        </table:table-row>
        <table:table-row table:style-name="ro1">
          <table:table-cell office:value-type="date" office:date-value="2016-04-13" calcext:value-type="date">
            <text:p>04/13/16</text:p>
          </table:table-cell>
          <table:table-cell table:number-columns-repeated="2"/>
        </table:table-row>
        <table:table-row table:style-name="ro1">
          <table:table-cell office:value-type="date" office:date-value="2016-04-13" calcext:value-type="date">
            <text:p>04/13/16</text:p>
          </table:table-cell>
          <table:table-cell table:number-columns-repeated="2"/>
        </table:table-row>
        <table:table-row table:style-name="ro1">
          <table:table-cell office:value-type="date" office:date-value="2016-04-13" calcext:value-type="date">
            <text:p>04/13/16</text:p>
          </table:table-cell>
          <table:table-cell table:number-columns-repeated="2"/>
        </table:table-row>
        <table:table-row table:style-name="ro1">
          <table:table-cell office:value-type="date" office:date-value="2016-04-13" calcext:value-type="date">
            <text:p>04/13/16</text:p>
          </table:table-cell>
          <table:table-cell table:number-columns-repeated="2"/>
        </table:table-row>
        <table:table-row table:style-name="ro1">
          <table:table-cell office:value-type="date" office:date-value="2016-04-13" calcext:value-type="date">
            <text:p>04/13/16</text:p>
          </table:table-cell>
          <table:table-cell table:number-columns-repeated="2"/>
        </table:table-row>
        <table:table-row table:style-name="ro1">
          <table:table-cell office:value-type="date" office:date-value="2016-04-13" calcext:value-type="date">
            <text:p>04/13/16</text:p>
          </table:table-cell>
          <table:table-cell table:number-columns-repeated="2"/>
        </table:table-row>
        <table:table-row table:style-name="ro1">
          <table:table-cell office:value-type="date" office:date-value="2016-04-13" calcext:value-type="date">
            <text:p>04/13/16</text:p>
          </table:table-cell>
          <table:table-cell table:number-columns-repeated="2"/>
        </table:table-row>
        <table:table-row table:style-name="ro1">
          <table:table-cell office:value-type="date" office:date-value="2016-04-13" calcext:value-type="date">
            <text:p>04/13/16</text:p>
          </table:table-cell>
          <table:table-cell table:number-columns-repeated="2"/>
        </table:table-row>
        <table:table-row table:style-name="ro1">
          <table:table-cell office:value-type="date" office:date-value="2016-04-13" calcext:value-type="date">
            <text:p>04/13/16</text:p>
          </table:table-cell>
          <table:table-cell table:number-columns-repeated="2"/>
        </table:table-row>
        <table:table-row table:style-name="ro1">
          <table:table-cell office:value-type="date" office:date-value="2016-04-13" calcext:value-type="date">
            <text:p>04/13/16</text:p>
          </table:table-cell>
          <table:table-cell table:number-columns-repeated="2"/>
        </table:table-row>
        <table:table-row table:style-name="ro1">
          <table:table-cell office:value-type="date" office:date-value="2016-04-14" calcext:value-type="date">
            <text:p>04/14/16</text:p>
          </table:table-cell>
          <table:table-cell table:number-columns-repeated="2"/>
        </table:table-row>
        <table:table-row table:style-name="ro1">
          <table:table-cell office:value-type="date" office:date-value="2016-04-14" calcext:value-type="date">
            <text:p>04/14/16</text:p>
          </table:table-cell>
          <table:table-cell table:number-columns-repeated="2"/>
        </table:table-row>
        <table:table-row table:style-name="ro1">
          <table:table-cell office:value-type="date" office:date-value="2016-04-14" calcext:value-type="date">
            <text:p>04/14/16</text:p>
          </table:table-cell>
          <table:table-cell table:number-columns-repeated="2"/>
        </table:table-row>
        <table:table-row table:style-name="ro1">
          <table:table-cell office:value-type="date" office:date-value="2016-04-14" calcext:value-type="date">
            <text:p>04/14/16</text:p>
          </table:table-cell>
          <table:table-cell table:number-columns-repeated="2"/>
        </table:table-row>
        <table:table-row table:style-name="ro1">
          <table:table-cell office:value-type="date" office:date-value="2016-04-14" calcext:value-type="date">
            <text:p>04/14/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4-28" calcext:value-type="date">
            <text:p>04/28/16</text:p>
          </table:table-cell>
          <table:table-cell table:number-columns-repeated="2"/>
        </table:table-row>
        <table:table-row table:style-name="ro1">
          <table:table-cell office:value-type="date" office:date-value="2016-05-09" calcext:value-type="date">
            <text:p>05/09/16</text:p>
          </table:table-cell>
          <table:table-cell table:number-columns-repeated="2"/>
        </table:table-row>
        <table:table-row table:style-name="ro1">
          <table:table-cell office:value-type="date" office:date-value="2016-05-10" calcext:value-type="date">
            <text:p>05/10/16</text:p>
          </table:table-cell>
          <table:table-cell table:number-columns-repeated="2"/>
        </table:table-row>
        <table:table-row table:style-name="ro1">
          <table:table-cell office:value-type="date" office:date-value="2016-05-10" calcext:value-type="date">
            <text:p>05/10/16</text:p>
          </table:table-cell>
          <table:table-cell table:number-columns-repeated="2"/>
        </table:table-row>
        <table:table-row table:style-name="ro1">
          <table:table-cell office:value-type="date" office:date-value="2016-05-10" calcext:value-type="date">
            <text:p>05/10/16</text:p>
          </table:table-cell>
          <table:table-cell table:number-columns-repeated="2"/>
        </table:table-row>
        <table:table-row table:style-name="ro1">
          <table:table-cell office:value-type="date" office:date-value="2016-05-10" calcext:value-type="date">
            <text:p>05/10/16</text:p>
          </table:table-cell>
          <table:table-cell table:number-columns-repeated="2"/>
        </table:table-row>
        <table:table-row table:style-name="ro1">
          <table:table-cell office:value-type="date" office:date-value="2016-05-10" calcext:value-type="date">
            <text:p>05/10/16</text:p>
          </table:table-cell>
          <table:table-cell table:number-columns-repeated="2"/>
        </table:table-row>
        <table:table-row table:style-name="ro1">
          <table:table-cell office:value-type="date" office:date-value="2016-05-10" calcext:value-type="date">
            <text:p>05/10/16</text:p>
          </table:table-cell>
          <table:table-cell table:number-columns-repeated="2"/>
        </table:table-row>
        <table:table-row table:style-name="ro1">
          <table:table-cell office:value-type="date" office:date-value="2016-05-10" calcext:value-type="date">
            <text:p>05/10/16</text:p>
          </table:table-cell>
          <table:table-cell table:number-columns-repeated="2"/>
        </table:table-row>
        <table:table-row table:style-name="ro1">
          <table:table-cell office:value-type="date" office:date-value="2016-05-10" calcext:value-type="date">
            <text:p>05/10/16</text:p>
          </table:table-cell>
          <table:table-cell table:number-columns-repeated="2"/>
        </table:table-row>
        <table:table-row table:style-name="ro1">
          <table:table-cell office:value-type="date" office:date-value="2016-05-10" calcext:value-type="date">
            <text:p>05/10/16</text:p>
          </table:table-cell>
          <table:table-cell table:number-columns-repeated="2"/>
        </table:table-row>
        <table:table-row table:style-name="ro1">
          <table:table-cell office:value-type="date" office:date-value="2016-05-10" calcext:value-type="date">
            <text:p>05/10/16</text:p>
          </table:table-cell>
          <table:table-cell table:number-columns-repeated="2"/>
        </table:table-row>
        <table:table-row table:style-name="ro1">
          <table:table-cell office:value-type="date" office:date-value="2016-05-10" calcext:value-type="date">
            <text:p>05/10/16</text:p>
          </table:table-cell>
          <table:table-cell table:number-columns-repeated="2"/>
        </table:table-row>
        <table:table-row table:style-name="ro1">
          <table:table-cell office:value-type="date" office:date-value="2016-05-10" calcext:value-type="date">
            <text:p>05/10/16</text:p>
          </table:table-cell>
          <table:table-cell table:number-columns-repeated="2"/>
        </table:table-row>
        <table:table-row table:style-name="ro1">
          <table:table-cell office:value-type="date" office:date-value="2016-05-11" calcext:value-type="date">
            <text:p>05/11/16</text:p>
          </table:table-cell>
          <table:table-cell table:number-columns-repeated="2"/>
        </table:table-row>
        <table:table-row table:style-name="ro1">
          <table:table-cell office:value-type="date" office:date-value="2016-05-11" calcext:value-type="date">
            <text:p>05/11/16</text:p>
          </table:table-cell>
          <table:table-cell table:number-columns-repeated="2"/>
        </table:table-row>
        <table:table-row table:style-name="ro1">
          <table:table-cell office:value-type="date" office:date-value="2016-05-11" calcext:value-type="date">
            <text:p>05/11/16</text:p>
          </table:table-cell>
          <table:table-cell table:number-columns-repeated="2"/>
        </table:table-row>
        <table:table-row table:style-name="ro1">
          <table:table-cell office:value-type="date" office:date-value="2016-05-11" calcext:value-type="date">
            <text:p>05/11/16</text:p>
          </table:table-cell>
          <table:table-cell table:number-columns-repeated="2"/>
        </table:table-row>
        <table:table-row table:style-name="ro1">
          <table:table-cell office:value-type="date" office:date-value="2016-05-11" calcext:value-type="date">
            <text:p>05/11/16</text:p>
          </table:table-cell>
          <table:table-cell table:number-columns-repeated="2"/>
        </table:table-row>
        <table:table-row table:style-name="ro1">
          <table:table-cell office:value-type="date" office:date-value="2016-05-12" calcext:value-type="date">
            <text:p>05/12/16</text:p>
          </table:table-cell>
          <table:table-cell table:number-columns-repeated="2"/>
        </table:table-row>
        <table:table-row table:style-name="ro1">
          <table:table-cell office:value-type="date" office:date-value="2016-05-12" calcext:value-type="date">
            <text:p>05/12/16</text:p>
          </table:table-cell>
          <table:table-cell table:number-columns-repeated="2"/>
        </table:table-row>
        <table:table-row table:style-name="ro1">
          <table:table-cell office:value-type="date" office:date-value="2016-05-12" calcext:value-type="date">
            <text:p>05/12/16</text:p>
          </table:table-cell>
          <table:table-cell table:number-columns-repeated="2"/>
        </table:table-row>
        <table:table-row table:style-name="ro1">
          <table:table-cell office:value-type="date" office:date-value="2016-05-12" calcext:value-type="date">
            <text:p>05/12/16</text:p>
          </table:table-cell>
          <table:table-cell table:number-columns-repeated="2"/>
        </table:table-row>
        <table:table-row table:style-name="ro1">
          <table:table-cell office:value-type="date" office:date-value="2016-05-12" calcext:value-type="date">
            <text:p>05/12/16</text:p>
          </table:table-cell>
          <table:table-cell table:number-columns-repeated="2"/>
        </table:table-row>
        <table:table-row table:style-name="ro1">
          <table:table-cell office:value-type="date" office:date-value="2016-05-12" calcext:value-type="date">
            <text:p>05/12/16</text:p>
          </table:table-cell>
          <table:table-cell table:number-columns-repeated="2"/>
        </table:table-row>
        <table:table-row table:style-name="ro1">
          <table:table-cell office:value-type="date" office:date-value="2016-05-12" calcext:value-type="date">
            <text:p>05/12/16</text:p>
          </table:table-cell>
          <table:table-cell table:number-columns-repeated="2"/>
        </table:table-row>
        <table:table-row table:style-name="ro1">
          <table:table-cell office:value-type="date" office:date-value="2016-05-25" calcext:value-type="date">
            <text:p>05/25/16</text:p>
          </table:table-cell>
          <table:table-cell table:number-columns-repeated="2"/>
        </table:table-row>
        <table:table-row table:style-name="ro1">
          <table:table-cell office:value-type="date" office:date-value="2016-05-25" calcext:value-type="date">
            <text:p>05/25/16</text:p>
          </table:table-cell>
          <table:table-cell table:number-columns-repeated="2"/>
        </table:table-row>
        <table:table-row table:style-name="ro1">
          <table:table-cell office:value-type="date" office:date-value="2016-05-25" calcext:value-type="date">
            <text:p>05/25/16</text:p>
          </table:table-cell>
          <table:table-cell table:number-columns-repeated="2"/>
        </table:table-row>
        <table:table-row table:style-name="ro1">
          <table:table-cell office:value-type="date" office:date-value="2016-05-26" calcext:value-type="date">
            <text:p>05/26/16</text:p>
          </table:table-cell>
          <table:table-cell table:number-columns-repeated="2"/>
        </table:table-row>
        <table:table-row table:style-name="ro1">
          <table:table-cell office:value-type="date" office:date-value="2016-05-26" calcext:value-type="date">
            <text:p>05/26/16</text:p>
          </table:table-cell>
          <table:table-cell table:number-columns-repeated="2"/>
        </table:table-row>
        <table:table-row table:style-name="ro1">
          <table:table-cell office:value-type="date" office:date-value="2016-05-26" calcext:value-type="date">
            <text:p>05/26/16</text:p>
          </table:table-cell>
          <table:table-cell table:number-columns-repeated="2"/>
        </table:table-row>
        <table:table-row table:style-name="ro1">
          <table:table-cell office:value-type="date" office:date-value="2016-05-26" calcext:value-type="date">
            <text:p>05/26/16</text:p>
          </table:table-cell>
          <table:table-cell table:number-columns-repeated="2"/>
        </table:table-row>
        <table:table-row table:style-name="ro1">
          <table:table-cell office:value-type="date" office:date-value="2016-05-26" calcext:value-type="date">
            <text:p>05/26/16</text:p>
          </table:table-cell>
          <table:table-cell table:number-columns-repeated="2"/>
        </table:table-row>
        <table:table-row table:style-name="ro1">
          <table:table-cell office:value-type="date" office:date-value="2016-05-26" calcext:value-type="date">
            <text:p>05/26/16</text:p>
          </table:table-cell>
          <table:table-cell table:number-columns-repeated="2"/>
        </table:table-row>
        <table:table-row table:style-name="ro1">
          <table:table-cell office:value-type="date" office:date-value="2016-05-26" calcext:value-type="date">
            <text:p>05/26/16</text:p>
          </table:table-cell>
          <table:table-cell table:number-columns-repeated="2"/>
        </table:table-row>
        <table:table-row table:style-name="ro1">
          <table:table-cell office:value-type="date" office:date-value="2016-05-26" calcext:value-type="date">
            <text:p>05/26/16</text:p>
          </table:table-cell>
          <table:table-cell table:number-columns-repeated="2"/>
        </table:table-row>
        <table:table-row table:style-name="ro1">
          <table:table-cell office:value-type="date" office:date-value="2016-06-06" calcext:value-type="date">
            <text:p>06/06/16</text:p>
          </table:table-cell>
          <table:table-cell table:number-columns-repeated="2"/>
        </table:table-row>
        <table:table-row table:style-name="ro1">
          <table:table-cell office:value-type="date" office:date-value="2016-06-07" calcext:value-type="date">
            <text:p>06/07/16</text:p>
          </table:table-cell>
          <table:table-cell table:number-columns-repeated="2"/>
        </table:table-row>
        <table:table-row table:style-name="ro1">
          <table:table-cell office:value-type="date" office:date-value="2016-06-07" calcext:value-type="date">
            <text:p>06/07/16</text:p>
          </table:table-cell>
          <table:table-cell table:number-columns-repeated="2"/>
        </table:table-row>
        <table:table-row table:style-name="ro1">
          <table:table-cell office:value-type="date" office:date-value="2016-06-07" calcext:value-type="date">
            <text:p>06/07/16</text:p>
          </table:table-cell>
          <table:table-cell table:number-columns-repeated="2"/>
        </table:table-row>
        <table:table-row table:style-name="ro1">
          <table:table-cell office:value-type="date" office:date-value="2016-06-07" calcext:value-type="date">
            <text:p>06/07/16</text:p>
          </table:table-cell>
          <table:table-cell table:number-columns-repeated="2"/>
        </table:table-row>
        <table:table-row table:style-name="ro1">
          <table:table-cell office:value-type="date" office:date-value="2016-06-07" calcext:value-type="date">
            <text:p>06/07/16</text:p>
          </table:table-cell>
          <table:table-cell table:number-columns-repeated="2"/>
        </table:table-row>
        <table:table-row table:style-name="ro1">
          <table:table-cell office:value-type="date" office:date-value="2016-06-07" calcext:value-type="date">
            <text:p>06/07/16</text:p>
          </table:table-cell>
          <table:table-cell table:number-columns-repeated="2"/>
        </table:table-row>
        <table:table-row table:style-name="ro1">
          <table:table-cell office:value-type="date" office:date-value="2016-06-07" calcext:value-type="date">
            <text:p>06/07/16</text:p>
          </table:table-cell>
          <table:table-cell table:number-columns-repeated="2"/>
        </table:table-row>
        <table:table-row table:style-name="ro1">
          <table:table-cell office:value-type="date" office:date-value="2016-06-07" calcext:value-type="date">
            <text:p>06/07/16</text:p>
          </table:table-cell>
          <table:table-cell table:number-columns-repeated="2"/>
        </table:table-row>
        <table:table-row table:style-name="ro1">
          <table:table-cell office:value-type="date" office:date-value="2016-06-07" calcext:value-type="date">
            <text:p>06/07/16</text:p>
          </table:table-cell>
          <table:table-cell table:number-columns-repeated="2"/>
        </table:table-row>
        <table:table-row table:style-name="ro1">
          <table:table-cell office:value-type="date" office:date-value="2016-06-07" calcext:value-type="date">
            <text:p>06/07/16</text:p>
          </table:table-cell>
          <table:table-cell table:number-columns-repeated="2"/>
        </table:table-row>
        <table:table-row table:style-name="ro1">
          <table:table-cell office:value-type="date" office:date-value="2016-06-07" calcext:value-type="date">
            <text:p>06/07/16</text:p>
          </table:table-cell>
          <table:table-cell table:number-columns-repeated="2"/>
        </table:table-row>
        <table:table-row table:style-name="ro1">
          <table:table-cell office:value-type="date" office:date-value="2016-06-07" calcext:value-type="date">
            <text:p>06/07/16</text:p>
          </table:table-cell>
          <table:table-cell table:number-columns-repeated="2"/>
        </table:table-row>
        <table:table-row table:style-name="ro1">
          <table:table-cell office:value-type="date" office:date-value="2016-06-07" calcext:value-type="date">
            <text:p>06/07/16</text:p>
          </table:table-cell>
          <table:table-cell table:number-columns-repeated="2"/>
        </table:table-row>
        <table:table-row table:style-name="ro1">
          <table:table-cell office:value-type="date" office:date-value="2016-06-07" calcext:value-type="date">
            <text:p>06/07/16</text:p>
          </table:table-cell>
          <table:table-cell table:number-columns-repeated="2"/>
        </table:table-row>
        <table:table-row table:style-name="ro1">
          <table:table-cell office:value-type="date" office:date-value="2016-06-07" calcext:value-type="date">
            <text:p>06/07/16</text:p>
          </table:table-cell>
          <table:table-cell table:number-columns-repeated="2"/>
        </table:table-row>
        <table:table-row table:style-name="ro1">
          <table:table-cell office:value-type="date" office:date-value="2016-06-07" calcext:value-type="date">
            <text:p>06/07/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8" calcext:value-type="date">
            <text:p>06/08/16</text:p>
          </table:table-cell>
          <table:table-cell table:number-columns-repeated="2"/>
        </table:table-row>
        <table:table-row table:style-name="ro1">
          <table:table-cell office:value-type="date" office:date-value="2016-06-09" calcext:value-type="date">
            <text:p>06/09/16</text:p>
          </table:table-cell>
          <table:table-cell table:number-columns-repeated="2"/>
        </table:table-row>
        <table:table-row table:style-name="ro1">
          <table:table-cell office:value-type="date" office:date-value="2016-06-09" calcext:value-type="date">
            <text:p>06/09/16</text:p>
          </table:table-cell>
          <table:table-cell table:number-columns-repeated="2"/>
        </table:table-row>
        <table:table-row table:style-name="ro1">
          <table:table-cell office:value-type="date" office:date-value="2016-06-09" calcext:value-type="date">
            <text:p>06/09/16</text:p>
          </table:table-cell>
          <table:table-cell table:number-columns-repeated="2"/>
        </table:table-row>
        <table:table-row table:style-name="ro1">
          <table:table-cell office:value-type="date" office:date-value="2016-06-09" calcext:value-type="date">
            <text:p>06/09/16</text:p>
          </table:table-cell>
          <table:table-cell table:number-columns-repeated="2"/>
        </table:table-row>
        <table:table-row table:style-name="ro1">
          <table:table-cell office:value-type="date" office:date-value="2016-06-23" calcext:value-type="date">
            <text:p>06/23/16</text:p>
          </table:table-cell>
          <table:table-cell table:number-columns-repeated="2"/>
        </table:table-row>
        <table:table-row table:style-name="ro1">
          <table:table-cell office:value-type="date" office:date-value="2016-06-23" calcext:value-type="date">
            <text:p>06/23/16</text:p>
          </table:table-cell>
          <table:table-cell table:number-columns-repeated="2"/>
        </table:table-row>
        <table:table-row table:style-name="ro1">
          <table:table-cell office:value-type="date" office:date-value="2016-06-23" calcext:value-type="date">
            <text:p>06/23/16</text:p>
          </table:table-cell>
          <table:table-cell table:number-columns-repeated="2"/>
        </table:table-row>
        <table:table-row table:style-name="ro1">
          <table:table-cell office:value-type="date" office:date-value="2016-06-23" calcext:value-type="date">
            <text:p>06/23/16</text:p>
          </table:table-cell>
          <table:table-cell table:number-columns-repeated="2"/>
        </table:table-row>
        <table:table-row table:style-name="ro1">
          <table:table-cell office:value-type="date" office:date-value="2016-06-23" calcext:value-type="date">
            <text:p>06/23/16</text:p>
          </table:table-cell>
          <table:table-cell table:number-columns-repeated="2"/>
        </table:table-row>
        <table:table-row table:style-name="ro1">
          <table:table-cell office:value-type="date" office:date-value="2016-06-23" calcext:value-type="date">
            <text:p>06/23/16</text:p>
          </table:table-cell>
          <table:table-cell table:number-columns-repeated="2"/>
        </table:table-row>
        <table:table-row table:style-name="ro1">
          <table:table-cell office:value-type="date" office:date-value="2016-06-23" calcext:value-type="date">
            <text:p>06/23/16</text:p>
          </table:table-cell>
          <table:table-cell table:number-columns-repeated="2"/>
        </table:table-row>
        <table:table-row table:style-name="ro1">
          <table:table-cell office:value-type="date" office:date-value="2016-06-23" calcext:value-type="date">
            <text:p>06/23/16</text:p>
          </table:table-cell>
          <table:table-cell table:number-columns-repeated="2"/>
        </table:table-row>
        <table:table-row table:style-name="ro1">
          <table:table-cell office:value-type="date" office:date-value="2016-06-23" calcext:value-type="date">
            <text:p>06/23/16</text:p>
          </table:table-cell>
          <table:table-cell table:number-columns-repeated="2"/>
        </table:table-row>
        <table:table-row table:style-name="ro1">
          <table:table-cell office:value-type="date" office:date-value="2016-06-23" calcext:value-type="date">
            <text:p>06/23/16</text:p>
          </table:table-cell>
          <table:table-cell table:number-columns-repeated="2"/>
        </table:table-row>
        <table:table-row table:style-name="ro1">
          <table:table-cell office:value-type="date" office:date-value="2016-06-23" calcext:value-type="date">
            <text:p>06/23/16</text:p>
          </table:table-cell>
          <table:table-cell table:number-columns-repeated="2"/>
        </table:table-row>
        <table:table-row table:style-name="ro1">
          <table:table-cell office:value-type="date" office:date-value="2016-06-23" calcext:value-type="date">
            <text:p>06/23/16</text:p>
          </table:table-cell>
          <table:table-cell table:number-columns-repeated="2"/>
        </table:table-row>
        <table:table-row table:style-name="ro1">
          <table:table-cell office:value-type="date" office:date-value="2016-07-05" calcext:value-type="date">
            <text:p>07/05/16</text:p>
          </table:table-cell>
          <table:table-cell table:number-columns-repeated="2"/>
        </table:table-row>
        <table:table-row table:style-name="ro1">
          <table:table-cell office:value-type="date" office:date-value="2016-07-05" calcext:value-type="date">
            <text:p>07/05/16</text:p>
          </table:table-cell>
          <table:table-cell table:number-columns-repeated="2"/>
        </table:table-row>
        <table:table-row table:style-name="ro1">
          <table:table-cell office:value-type="date" office:date-value="2016-07-05" calcext:value-type="date">
            <text:p>07/05/16</text:p>
          </table:table-cell>
          <table:table-cell table:number-columns-repeated="2"/>
        </table:table-row>
        <table:table-row table:style-name="ro1">
          <table:table-cell office:value-type="date" office:date-value="2016-07-05" calcext:value-type="date">
            <text:p>07/05/16</text:p>
          </table:table-cell>
          <table:table-cell table:number-columns-repeated="2"/>
        </table:table-row>
        <table:table-row table:style-name="ro1">
          <table:table-cell office:value-type="date" office:date-value="2016-07-05" calcext:value-type="date">
            <text:p>07/05/16</text:p>
          </table:table-cell>
          <table:table-cell table:number-columns-repeated="2"/>
        </table:table-row>
        <table:table-row table:style-name="ro1">
          <table:table-cell office:value-type="date" office:date-value="2016-07-05" calcext:value-type="date">
            <text:p>07/05/16</text:p>
          </table:table-cell>
          <table:table-cell table:number-columns-repeated="2"/>
        </table:table-row>
        <table:table-row table:style-name="ro1">
          <table:table-cell office:value-type="date" office:date-value="2016-07-05" calcext:value-type="date">
            <text:p>07/05/16</text:p>
          </table:table-cell>
          <table:table-cell table:number-columns-repeated="2"/>
        </table:table-row>
        <table:table-row table:style-name="ro1">
          <table:table-cell office:value-type="date" office:date-value="2016-07-05" calcext:value-type="date">
            <text:p>07/05/16</text:p>
          </table:table-cell>
          <table:table-cell table:number-columns-repeated="2"/>
        </table:table-row>
        <table:table-row table:style-name="ro1">
          <table:table-cell office:value-type="date" office:date-value="2016-07-06" calcext:value-type="date">
            <text:p>07/06/16</text:p>
          </table:table-cell>
          <table:table-cell table:number-columns-repeated="2"/>
        </table:table-row>
        <table:table-row table:style-name="ro1">
          <table:table-cell office:value-type="date" office:date-value="2016-07-06" calcext:value-type="date">
            <text:p>07/06/16</text:p>
          </table:table-cell>
          <table:table-cell table:number-columns-repeated="2"/>
        </table:table-row>
        <table:table-row table:style-name="ro1">
          <table:table-cell office:value-type="date" office:date-value="2016-07-06" calcext:value-type="date">
            <text:p>07/06/16</text:p>
          </table:table-cell>
          <table:table-cell table:number-columns-repeated="2"/>
        </table:table-row>
        <table:table-row table:style-name="ro1">
          <table:table-cell office:value-type="date" office:date-value="2016-07-06" calcext:value-type="date">
            <text:p>07/06/16</text:p>
          </table:table-cell>
          <table:table-cell table:number-columns-repeated="2"/>
        </table:table-row>
        <table:table-row table:style-name="ro1">
          <table:table-cell office:value-type="date" office:date-value="2016-07-06" calcext:value-type="date">
            <text:p>07/06/16</text:p>
          </table:table-cell>
          <table:table-cell table:number-columns-repeated="2"/>
        </table:table-row>
        <table:table-row table:style-name="ro1">
          <table:table-cell office:value-type="date" office:date-value="2016-07-06" calcext:value-type="date">
            <text:p>07/06/16</text:p>
          </table:table-cell>
          <table:table-cell table:number-columns-repeated="2"/>
        </table:table-row>
        <table:table-row table:style-name="ro1">
          <table:table-cell office:value-type="date" office:date-value="2016-07-06" calcext:value-type="date">
            <text:p>07/06/16</text:p>
          </table:table-cell>
          <table:table-cell table:number-columns-repeated="2"/>
        </table:table-row>
        <table:table-row table:style-name="ro1">
          <table:table-cell office:value-type="date" office:date-value="2016-07-06" calcext:value-type="date">
            <text:p>07/06/16</text:p>
          </table:table-cell>
          <table:table-cell table:number-columns-repeated="2"/>
        </table:table-row>
        <table:table-row table:style-name="ro1">
          <table:table-cell office:value-type="date" office:date-value="2016-07-06" calcext:value-type="date">
            <text:p>07/06/16</text:p>
          </table:table-cell>
          <table:table-cell table:number-columns-repeated="2"/>
        </table:table-row>
        <table:table-row table:style-name="ro1">
          <table:table-cell office:value-type="date" office:date-value="2016-07-06" calcext:value-type="date">
            <text:p>07/06/16</text:p>
          </table:table-cell>
          <table:table-cell table:number-columns-repeated="2"/>
        </table:table-row>
        <table:table-row table:style-name="ro1">
          <table:table-cell office:value-type="date" office:date-value="2016-07-06" calcext:value-type="date">
            <text:p>07/06/16</text:p>
          </table:table-cell>
          <table:table-cell table:number-columns-repeated="2"/>
        </table:table-row>
        <table:table-row table:style-name="ro1">
          <table:table-cell office:value-type="date" office:date-value="2016-07-06" calcext:value-type="date">
            <text:p>07/06/16</text:p>
          </table:table-cell>
          <table:table-cell table:number-columns-repeated="2"/>
        </table:table-row>
        <table:table-row table:style-name="ro1">
          <table:table-cell office:value-type="date" office:date-value="2016-07-06" calcext:value-type="date">
            <text:p>07/06/16</text:p>
          </table:table-cell>
          <table:table-cell table:number-columns-repeated="2"/>
        </table:table-row>
        <table:table-row table:style-name="ro1">
          <table:table-cell office:value-type="date" office:date-value="2016-07-06" calcext:value-type="date">
            <text:p>07/06/16</text:p>
          </table:table-cell>
          <table:table-cell table:number-columns-repeated="2"/>
        </table:table-row>
        <table:table-row table:style-name="ro1">
          <table:table-cell office:value-type="date" office:date-value="2016-07-06" calcext:value-type="date">
            <text:p>07/06/16</text:p>
          </table:table-cell>
          <table:table-cell table:number-columns-repeated="2"/>
        </table:table-row>
        <table:table-row table:style-name="ro1">
          <table:table-cell office:value-type="date" office:date-value="2016-07-06" calcext:value-type="date">
            <text:p>07/06/16</text:p>
          </table:table-cell>
          <table:table-cell table:number-columns-repeated="2"/>
        </table:table-row>
        <table:table-row table:style-name="ro1">
          <table:table-cell office:value-type="date" office:date-value="2016-07-06" calcext:value-type="date">
            <text:p>07/06/16</text:p>
          </table:table-cell>
          <table:table-cell table:number-columns-repeated="2"/>
        </table:table-row>
        <table:table-row table:style-name="ro1">
          <table:table-cell office:value-type="date" office:date-value="2016-07-07" calcext:value-type="date">
            <text:p>07/07/16</text:p>
          </table:table-cell>
          <table:table-cell table:number-columns-repeated="2"/>
        </table:table-row>
        <table:table-row table:style-name="ro1">
          <table:table-cell office:value-type="date" office:date-value="2016-07-07" calcext:value-type="date">
            <text:p>07/07/16</text:p>
          </table:table-cell>
          <table:table-cell table:number-columns-repeated="2"/>
        </table:table-row>
        <table:table-row table:style-name="ro1">
          <table:table-cell office:value-type="date" office:date-value="2016-07-07" calcext:value-type="date">
            <text:p>07/07/16</text:p>
          </table:table-cell>
          <table:table-cell table:number-columns-repeated="2"/>
        </table:table-row>
        <table:table-row table:style-name="ro1">
          <table:table-cell office:value-type="date" office:date-value="2016-09-12" calcext:value-type="date">
            <text:p>09/12/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3" calcext:value-type="date">
            <text:p>09/13/16</text:p>
          </table:table-cell>
          <table:table-cell table:number-columns-repeated="2"/>
        </table:table-row>
        <table:table-row table:style-name="ro1">
          <table:table-cell office:value-type="date" office:date-value="2016-09-14" calcext:value-type="date">
            <text:p>09/14/16</text:p>
          </table:table-cell>
          <table:table-cell table:number-columns-repeated="2"/>
        </table:table-row>
        <table:table-row table:style-name="ro1">
          <table:table-cell office:value-type="date" office:date-value="2016-09-14" calcext:value-type="date">
            <text:p>09/14/16</text:p>
          </table:table-cell>
          <table:table-cell table:number-columns-repeated="2"/>
        </table:table-row>
        <table:table-row table:style-name="ro1">
          <table:table-cell office:value-type="date" office:date-value="2016-09-14" calcext:value-type="date">
            <text:p>09/14/16</text:p>
          </table:table-cell>
          <table:table-cell table:number-columns-repeated="2"/>
        </table:table-row>
        <table:table-row table:style-name="ro1">
          <table:table-cell office:value-type="date" office:date-value="2016-09-14" calcext:value-type="date">
            <text:p>09/14/16</text:p>
          </table:table-cell>
          <table:table-cell table:number-columns-repeated="2"/>
        </table:table-row>
        <table:table-row table:style-name="ro1">
          <table:table-cell office:value-type="date" office:date-value="2016-09-14" calcext:value-type="date">
            <text:p>09/14/16</text:p>
          </table:table-cell>
          <table:table-cell table:number-columns-repeated="2"/>
        </table:table-row>
        <table:table-row table:style-name="ro1">
          <table:table-cell office:value-type="date" office:date-value="2016-09-14" calcext:value-type="date">
            <text:p>09/14/16</text:p>
          </table:table-cell>
          <table:table-cell table:number-columns-repeated="2"/>
        </table:table-row>
        <table:table-row table:style-name="ro1">
          <table:table-cell office:value-type="date" office:date-value="2016-09-14" calcext:value-type="date">
            <text:p>09/14/16</text:p>
          </table:table-cell>
          <table:table-cell table:number-columns-repeated="2"/>
        </table:table-row>
        <table:table-row table:style-name="ro1">
          <table:table-cell office:value-type="date" office:date-value="2016-09-14" calcext:value-type="date">
            <text:p>09/14/16</text:p>
          </table:table-cell>
          <table:table-cell table:number-columns-repeated="2"/>
        </table:table-row>
        <table:table-row table:style-name="ro1">
          <table:table-cell office:value-type="date" office:date-value="2016-09-14" calcext:value-type="date">
            <text:p>09/14/16</text:p>
          </table:table-cell>
          <table:table-cell table:number-columns-repeated="2"/>
        </table:table-row>
        <table:table-row table:style-name="ro1">
          <table:table-cell office:value-type="date" office:date-value="2016-09-14" calcext:value-type="date">
            <text:p>09/14/16</text:p>
          </table:table-cell>
          <table:table-cell table:number-columns-repeated="2"/>
        </table:table-row>
        <table:table-row table:style-name="ro1">
          <table:table-cell office:value-type="date" office:date-value="2016-09-15" calcext:value-type="date">
            <text:p>09/15/16</text:p>
          </table:table-cell>
          <table:table-cell table:number-columns-repeated="2"/>
        </table:table-row>
        <table:table-row table:style-name="ro1">
          <table:table-cell office:value-type="date" office:date-value="2016-09-15" calcext:value-type="date">
            <text:p>09/15/16</text:p>
          </table:table-cell>
          <table:table-cell table:number-columns-repeated="2"/>
        </table:table-row>
        <table:table-row table:style-name="ro1">
          <table:table-cell office:value-type="date" office:date-value="2016-09-15" calcext:value-type="date">
            <text:p>09/15/16</text:p>
          </table:table-cell>
          <table:table-cell table:number-columns-repeated="2"/>
        </table:table-row>
        <table:table-row table:style-name="ro1">
          <table:table-cell office:value-type="date" office:date-value="2016-09-15" calcext:value-type="date">
            <text:p>09/15/16</text:p>
          </table:table-cell>
          <table:table-cell table:number-columns-repeated="2"/>
        </table:table-row>
        <table:table-row table:style-name="ro1">
          <table:table-cell office:value-type="date" office:date-value="2016-09-15" calcext:value-type="date">
            <text:p>09/15/16</text:p>
          </table:table-cell>
          <table:table-cell table:number-columns-repeated="2"/>
        </table:table-row>
        <table:table-row table:style-name="ro1">
          <table:table-cell office:value-type="date" office:date-value="2016-09-15" calcext:value-type="date">
            <text:p>09/15/16</text:p>
          </table:table-cell>
          <table:table-cell table:number-columns-repeated="2"/>
        </table:table-row>
        <table:table-row table:style-name="ro1">
          <table:table-cell office:value-type="date" office:date-value="2016-09-15" calcext:value-type="date">
            <text:p>09/15/16</text:p>
          </table:table-cell>
          <table:table-cell table:number-columns-repeated="2"/>
        </table:table-row>
        <table:table-row table:style-name="ro1">
          <table:table-cell office:value-type="date" office:date-value="2016-09-15" calcext:value-type="date">
            <text:p>09/15/16</text:p>
          </table:table-cell>
          <table:table-cell table:number-columns-repeated="2"/>
        </table:table-row>
        <table:table-row table:style-name="ro1">
          <table:table-cell office:value-type="date" office:date-value="2016-09-15" calcext:value-type="date">
            <text:p>09/15/16</text:p>
          </table:table-cell>
          <table:table-cell table:number-columns-repeated="2"/>
        </table:table-row>
        <table:table-row table:style-name="ro1">
          <table:table-cell office:value-type="date" office:date-value="2016-09-15" calcext:value-type="date">
            <text:p>09/15/16</text:p>
          </table:table-cell>
          <table:table-cell table:number-columns-repeated="2"/>
        </table:table-row>
        <table:table-row table:style-name="ro1">
          <table:table-cell office:value-type="date" office:date-value="2016-10-04" calcext:value-type="date">
            <text:p>10/04/16</text:p>
          </table:table-cell>
          <table:table-cell table:number-columns-repeated="2"/>
        </table:table-row>
        <table:table-row table:style-name="ro1">
          <table:table-cell office:value-type="date" office:date-value="2016-10-04" calcext:value-type="date">
            <text:p>10/04/16</text:p>
          </table:table-cell>
          <table:table-cell table:number-columns-repeated="2"/>
        </table:table-row>
        <table:table-row table:style-name="ro1">
          <table:table-cell office:value-type="date" office:date-value="2016-10-04" calcext:value-type="date">
            <text:p>10/04/16</text:p>
          </table:table-cell>
          <table:table-cell table:number-columns-repeated="2"/>
        </table:table-row>
        <table:table-row table:style-name="ro1">
          <table:table-cell office:value-type="date" office:date-value="2016-10-04" calcext:value-type="date">
            <text:p>10/04/16</text:p>
          </table:table-cell>
          <table:table-cell table:number-columns-repeated="2"/>
        </table:table-row>
        <table:table-row table:style-name="ro1">
          <table:table-cell office:value-type="date" office:date-value="2016-10-04" calcext:value-type="date">
            <text:p>10/04/16</text:p>
          </table:table-cell>
          <table:table-cell table:number-columns-repeated="2"/>
        </table:table-row>
        <table:table-row table:style-name="ro1">
          <table:table-cell office:value-type="date" office:date-value="2016-10-04" calcext:value-type="date">
            <text:p>10/04/16</text:p>
          </table:table-cell>
          <table:table-cell table:number-columns-repeated="2"/>
        </table:table-row>
        <table:table-row table:style-name="ro1">
          <table:table-cell office:value-type="date" office:date-value="2016-10-04" calcext:value-type="date">
            <text:p>10/04/16</text:p>
          </table:table-cell>
          <table:table-cell table:number-columns-repeated="2"/>
        </table:table-row>
        <table:table-row table:style-name="ro1">
          <table:table-cell office:value-type="date" office:date-value="2016-10-04" calcext:value-type="date">
            <text:p>10/04/16</text:p>
          </table:table-cell>
          <table:table-cell table:number-columns-repeated="2"/>
        </table:table-row>
        <table:table-row table:style-name="ro1">
          <table:table-cell office:value-type="date" office:date-value="2016-10-04" calcext:value-type="date">
            <text:p>10/04/16</text:p>
          </table:table-cell>
          <table:table-cell table:number-columns-repeated="2"/>
        </table:table-row>
        <table:table-row table:style-name="ro1">
          <table:table-cell office:value-type="date" office:date-value="2016-10-05" calcext:value-type="date">
            <text:p>10/05/16</text:p>
          </table:table-cell>
          <table:table-cell table:number-columns-repeated="2"/>
        </table:table-row>
        <table:table-row table:style-name="ro1">
          <table:table-cell office:value-type="date" office:date-value="2016-10-05" calcext:value-type="date">
            <text:p>10/05/16</text:p>
          </table:table-cell>
          <table:table-cell table:number-columns-repeated="2"/>
        </table:table-row>
        <table:table-row table:style-name="ro1">
          <table:table-cell office:value-type="date" office:date-value="2016-10-05" calcext:value-type="date">
            <text:p>10/05/16</text:p>
          </table:table-cell>
          <table:table-cell table:number-columns-repeated="2"/>
        </table:table-row>
        <table:table-row table:style-name="ro1">
          <table:table-cell office:value-type="date" office:date-value="2016-10-05" calcext:value-type="date">
            <text:p>10/05/16</text:p>
          </table:table-cell>
          <table:table-cell table:number-columns-repeated="2"/>
        </table:table-row>
        <table:table-row table:style-name="ro1">
          <table:table-cell office:value-type="date" office:date-value="2016-10-05" calcext:value-type="date">
            <text:p>10/05/16</text:p>
          </table:table-cell>
          <table:table-cell table:number-columns-repeated="2"/>
        </table:table-row>
        <table:table-row table:style-name="ro1">
          <table:table-cell office:value-type="date" office:date-value="2016-10-05" calcext:value-type="date">
            <text:p>10/05/16</text:p>
          </table:table-cell>
          <table:table-cell table:number-columns-repeated="2"/>
        </table:table-row>
        <table:table-row table:style-name="ro1">
          <table:table-cell office:value-type="date" office:date-value="2016-10-05" calcext:value-type="date">
            <text:p>10/05/16</text:p>
          </table:table-cell>
          <table:table-cell table:number-columns-repeated="2"/>
        </table:table-row>
        <table:table-row table:style-name="ro1">
          <table:table-cell office:value-type="date" office:date-value="2016-10-05" calcext:value-type="date">
            <text:p>10/05/16</text:p>
          </table:table-cell>
          <table:table-cell table:number-columns-repeated="2"/>
        </table:table-row>
        <table:table-row table:style-name="ro1">
          <table:table-cell office:value-type="date" office:date-value="2016-10-06" calcext:value-type="date">
            <text:p>10/06/16</text:p>
          </table:table-cell>
          <table:table-cell table:number-columns-repeated="2"/>
        </table:table-row>
        <table:table-row table:style-name="ro1">
          <table:table-cell office:value-type="date" office:date-value="2016-10-06" calcext:value-type="date">
            <text:p>10/06/16</text:p>
          </table:table-cell>
          <table:table-cell table:number-columns-repeated="2"/>
        </table:table-row>
        <table:table-row table:style-name="ro1">
          <table:table-cell office:value-type="date" office:date-value="2016-10-06" calcext:value-type="date">
            <text:p>10/06/16</text:p>
          </table:table-cell>
          <table:table-cell table:number-columns-repeated="2"/>
        </table:table-row>
        <table:table-row table:style-name="ro1">
          <table:table-cell office:value-type="date" office:date-value="2016-10-06" calcext:value-type="date">
            <text:p>10/06/16</text:p>
          </table:table-cell>
          <table:table-cell table:number-columns-repeated="2"/>
        </table:table-row>
        <table:table-row table:style-name="ro1">
          <table:table-cell office:value-type="date" office:date-value="2016-10-06" calcext:value-type="date">
            <text:p>10/06/16</text:p>
          </table:table-cell>
          <table:table-cell table:number-columns-repeated="2"/>
        </table:table-row>
        <table:table-row table:style-name="ro1">
          <table:table-cell office:value-type="date" office:date-value="2016-10-06" calcext:value-type="date">
            <text:p>10/06/16</text:p>
          </table:table-cell>
          <table:table-cell table:number-columns-repeated="2"/>
        </table:table-row>
        <table:table-row table:style-name="ro1">
          <table:table-cell office:value-type="date" office:date-value="2016-10-06" calcext:value-type="date">
            <text:p>10/06/16</text:p>
          </table:table-cell>
          <table:table-cell table:number-columns-repeated="2"/>
        </table:table-row>
        <table:table-row table:style-name="ro1">
          <table:table-cell office:value-type="date" office:date-value="2016-10-06" calcext:value-type="date">
            <text:p>10/06/16</text:p>
          </table:table-cell>
          <table:table-cell table:number-columns-repeated="2"/>
        </table:table-row>
        <table:table-row table:style-name="ro1">
          <table:table-cell office:value-type="date" office:date-value="2016-10-06" calcext:value-type="date">
            <text:p>10/06/16</text:p>
          </table:table-cell>
          <table:table-cell table:number-columns-repeated="2"/>
        </table:table-row>
        <table:table-row table:style-name="ro1">
          <table:table-cell office:value-type="date" office:date-value="2016-10-06" calcext:value-type="date">
            <text:p>10/06/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5" calcext:value-type="date">
            <text:p>10/25/16</text:p>
          </table:table-cell>
          <table:table-cell table:number-columns-repeated="2"/>
        </table:table-row>
        <table:table-row table:style-name="ro1">
          <table:table-cell office:value-type="date" office:date-value="2016-10-26" calcext:value-type="date">
            <text:p>10/26/16</text:p>
          </table:table-cell>
          <table:table-cell table:number-columns-repeated="2"/>
        </table:table-row>
        <table:table-row table:style-name="ro1">
          <table:table-cell office:value-type="date" office:date-value="2016-10-26" calcext:value-type="date">
            <text:p>10/26/16</text:p>
          </table:table-cell>
          <table:table-cell table:number-columns-repeated="2"/>
        </table:table-row>
        <table:table-row table:style-name="ro1">
          <table:table-cell office:value-type="date" office:date-value="2016-10-26" calcext:value-type="date">
            <text:p>10/26/16</text:p>
          </table:table-cell>
          <table:table-cell table:number-columns-repeated="2"/>
        </table:table-row>
        <table:table-row table:style-name="ro1">
          <table:table-cell office:value-type="date" office:date-value="2016-10-26" calcext:value-type="date">
            <text:p>10/26/16</text:p>
          </table:table-cell>
          <table:table-cell table:number-columns-repeated="2"/>
        </table:table-row>
        <table:table-row table:style-name="ro1">
          <table:table-cell office:value-type="date" office:date-value="2016-10-26" calcext:value-type="date">
            <text:p>10/26/16</text:p>
          </table:table-cell>
          <table:table-cell table:number-columns-repeated="2"/>
        </table:table-row>
        <table:table-row table:style-name="ro1">
          <table:table-cell office:value-type="date" office:date-value="2016-10-26" calcext:value-type="date">
            <text:p>10/26/16</text:p>
          </table:table-cell>
          <table:table-cell table:number-columns-repeated="2"/>
        </table:table-row>
        <table:table-row table:style-name="ro1">
          <table:table-cell office:value-type="date" office:date-value="2016-10-26" calcext:value-type="date">
            <text:p>10/26/16</text:p>
          </table:table-cell>
          <table:table-cell table:number-columns-repeated="2"/>
        </table:table-row>
        <table:table-row table:style-name="ro1">
          <table:table-cell office:value-type="date" office:date-value="2016-11-22" calcext:value-type="date">
            <text:p>11/22/16</text:p>
          </table:table-cell>
          <table:table-cell table:number-columns-repeated="2"/>
        </table:table-row>
        <table:table-row table:style-name="ro1">
          <table:table-cell office:value-type="date" office:date-value="2016-11-22" calcext:value-type="date">
            <text:p>11/22/16</text:p>
          </table:table-cell>
          <table:table-cell table:number-columns-repeated="2"/>
        </table:table-row>
        <table:table-row table:style-name="ro1">
          <table:table-cell office:value-type="date" office:date-value="2016-11-22" calcext:value-type="date">
            <text:p>11/22/16</text:p>
          </table:table-cell>
          <table:table-cell table:number-columns-repeated="2"/>
        </table:table-row>
        <table:table-row table:style-name="ro1">
          <table:table-cell office:value-type="date" office:date-value="2016-11-22" calcext:value-type="date">
            <text:p>11/22/16</text:p>
          </table:table-cell>
          <table:table-cell table:number-columns-repeated="2"/>
        </table:table-row>
        <table:table-row table:style-name="ro1">
          <table:table-cell office:value-type="date" office:date-value="2016-11-22" calcext:value-type="date">
            <text:p>11/22/16</text:p>
          </table:table-cell>
          <table:table-cell table:number-columns-repeated="2"/>
        </table:table-row>
        <table:table-row table:style-name="ro1">
          <table:table-cell office:value-type="date" office:date-value="2016-11-22" calcext:value-type="date">
            <text:p>11/22/16</text:p>
          </table:table-cell>
          <table:table-cell table:number-columns-repeated="2"/>
        </table:table-row>
        <table:table-row table:style-name="ro1">
          <table:table-cell office:value-type="date" office:date-value="2016-11-22" calcext:value-type="date">
            <text:p>11/22/16</text:p>
          </table:table-cell>
          <table:table-cell table:number-columns-repeated="2"/>
        </table:table-row>
        <table:table-row table:style-name="ro1">
          <table:table-cell office:value-type="date" office:date-value="2016-11-22" calcext:value-type="date">
            <text:p>11/22/16</text:p>
          </table:table-cell>
          <table:table-cell table:number-columns-repeated="2"/>
        </table:table-row>
        <table:table-row table:style-name="ro1">
          <table:table-cell office:value-type="date" office:date-value="2016-11-22" calcext:value-type="date">
            <text:p>11/22/16</text:p>
          </table:table-cell>
          <table:table-cell table:number-columns-repeated="2"/>
        </table:table-row>
        <table:table-row table:style-name="ro1">
          <table:table-cell office:value-type="date" office:date-value="2016-11-22" calcext:value-type="date">
            <text:p>11/22/16</text:p>
          </table:table-cell>
          <table:table-cell table:number-columns-repeated="2"/>
        </table:table-row>
        <table:table-row table:style-name="ro1">
          <table:table-cell office:value-type="date" office:date-value="2016-11-22" calcext:value-type="date">
            <text:p>11/22/16</text:p>
          </table:table-cell>
          <table:table-cell table:number-columns-repeated="2"/>
        </table:table-row>
        <table:table-row table:style-name="ro1">
          <table:table-cell office:value-type="date" office:date-value="2016-11-23" calcext:value-type="date">
            <text:p>11/23/16</text:p>
          </table:table-cell>
          <table:table-cell table:number-columns-repeated="2"/>
        </table:table-row>
        <table:table-row table:style-name="ro1">
          <table:table-cell office:value-type="date" office:date-value="2016-11-23" calcext:value-type="date">
            <text:p>11/23/16</text:p>
          </table:table-cell>
          <table:table-cell table:number-columns-repeated="2"/>
        </table:table-row>
        <table:table-row table:style-name="ro1">
          <table:table-cell office:value-type="date" office:date-value="2016-11-23" calcext:value-type="date">
            <text:p>11/23/16</text:p>
          </table:table-cell>
          <table:table-cell table:number-columns-repeated="2"/>
        </table:table-row>
        <table:table-row table:style-name="ro1">
          <table:table-cell office:value-type="date" office:date-value="2016-11-23" calcext:value-type="date">
            <text:p>11/23/16</text:p>
          </table:table-cell>
          <table:table-cell table:number-columns-repeated="2"/>
        </table:table-row>
        <table:table-row table:style-name="ro1">
          <table:table-cell office:value-type="date" office:date-value="2016-11-23" calcext:value-type="date">
            <text:p>11/23/16</text:p>
          </table:table-cell>
          <table:table-cell table:number-columns-repeated="2"/>
        </table:table-row>
        <table:table-row table:style-name="ro1">
          <table:table-cell office:value-type="date" office:date-value="2016-11-23" calcext:value-type="date">
            <text:p>11/23/16</text:p>
          </table:table-cell>
          <table:table-cell table:number-columns-repeated="2"/>
        </table:table-row>
        <table:table-row table:style-name="ro1">
          <table:table-cell office:value-type="date" office:date-value="2016-11-23" calcext:value-type="date">
            <text:p>11/23/16</text:p>
          </table:table-cell>
          <table:table-cell table:number-columns-repeated="2"/>
        </table:table-row>
        <table:table-row table:style-name="ro1">
          <table:table-cell office:value-type="date" office:date-value="2016-11-23" calcext:value-type="date">
            <text:p>11/23/16</text:p>
          </table:table-cell>
          <table:table-cell table:number-columns-repeated="2"/>
        </table:table-row>
        <table:table-row table:style-name="ro1">
          <table:table-cell office:value-type="date" office:date-value="2016-11-23" calcext:value-type="date">
            <text:p>11/23/16</text:p>
          </table:table-cell>
          <table:table-cell table:number-columns-repeated="2"/>
        </table:table-row>
        <table:table-row table:style-name="ro1">
          <table:table-cell office:value-type="date" office:date-value="2016-11-24" calcext:value-type="date">
            <text:p>11/24/16</text:p>
          </table:table-cell>
          <table:table-cell table:number-columns-repeated="2"/>
        </table:table-row>
        <table:table-row table:style-name="ro1">
          <table:table-cell office:value-type="date" office:date-value="2016-11-24" calcext:value-type="date">
            <text:p>11/24/16</text:p>
          </table:table-cell>
          <table:table-cell table:number-columns-repeated="2"/>
        </table:table-row>
        <table:table-row table:style-name="ro1">
          <table:table-cell office:value-type="date" office:date-value="2016-11-24" calcext:value-type="date">
            <text:p>11/24/16</text:p>
          </table:table-cell>
          <table:table-cell table:number-columns-repeated="2"/>
        </table:table-row>
        <table:table-row table:style-name="ro1">
          <table:table-cell office:value-type="date" office:date-value="2016-11-24" calcext:value-type="date">
            <text:p>11/24/16</text:p>
          </table:table-cell>
          <table:table-cell table:number-columns-repeated="2"/>
        </table:table-row>
        <table:table-row table:style-name="ro1">
          <table:table-cell office:value-type="date" office:date-value="2016-11-24" calcext:value-type="date">
            <text:p>11/24/16</text:p>
          </table:table-cell>
          <table:table-cell table:number-columns-repeated="2"/>
        </table:table-row>
        <table:table-row table:style-name="ro1">
          <table:table-cell office:value-type="date" office:date-value="2016-11-24" calcext:value-type="date">
            <text:p>11/24/16</text:p>
          </table:table-cell>
          <table:table-cell table:number-columns-repeated="2"/>
        </table:table-row>
        <table:table-row table:style-name="ro1">
          <table:table-cell office:value-type="date" office:date-value="2016-11-24" calcext:value-type="date">
            <text:p>11/24/16</text:p>
          </table:table-cell>
          <table:table-cell table:number-columns-repeated="2"/>
        </table:table-row>
        <table:table-row table:style-name="ro1">
          <table:table-cell office:value-type="date" office:date-value="2016-11-24" calcext:value-type="date">
            <text:p>11/24/16</text:p>
          </table:table-cell>
          <table:table-cell table:number-columns-repeated="2"/>
        </table:table-row>
        <table:table-row table:style-name="ro1">
          <table:table-cell office:value-type="date" office:date-value="2016-11-24" calcext:value-type="date">
            <text:p>11/24/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01" calcext:value-type="date">
            <text:p>12/01/16</text:p>
          </table:table-cell>
          <table:table-cell table:number-columns-repeated="2"/>
        </table:table-row>
        <table:table-row table:style-name="ro1">
          <table:table-cell office:value-type="date" office:date-value="2016-12-13" calcext:value-type="date">
            <text:p>12/13/16</text:p>
          </table:table-cell>
          <table:table-cell table:number-columns-repeated="2"/>
        </table:table-row>
        <table:table-row table:style-name="ro1">
          <table:table-cell office:value-type="date" office:date-value="2016-12-13" calcext:value-type="date">
            <text:p>12/13/16</text:p>
          </table:table-cell>
          <table:table-cell table:number-columns-repeated="2"/>
        </table:table-row>
        <table:table-row table:style-name="ro1">
          <table:table-cell office:value-type="date" office:date-value="2016-12-13" calcext:value-type="date">
            <text:p>12/13/16</text:p>
          </table:table-cell>
          <table:table-cell table:number-columns-repeated="2"/>
        </table:table-row>
        <table:table-row table:style-name="ro1">
          <table:table-cell office:value-type="date" office:date-value="2016-12-13" calcext:value-type="date">
            <text:p>12/13/16</text:p>
          </table:table-cell>
          <table:table-cell table:number-columns-repeated="2"/>
        </table:table-row>
        <table:table-row table:style-name="ro1">
          <table:table-cell office:value-type="date" office:date-value="2016-12-13" calcext:value-type="date">
            <text:p>12/13/16</text:p>
          </table:table-cell>
          <table:table-cell table:number-columns-repeated="2"/>
        </table:table-row>
        <table:table-row table:style-name="ro1">
          <table:table-cell office:value-type="date" office:date-value="2016-12-13" calcext:value-type="date">
            <text:p>12/13/16</text:p>
          </table:table-cell>
          <table:table-cell table:number-columns-repeated="2"/>
        </table:table-row>
        <table:table-row table:style-name="ro1">
          <table:table-cell office:value-type="date" office:date-value="2016-12-14" calcext:value-type="date">
            <text:p>12/14/16</text:p>
          </table:table-cell>
          <table:table-cell table:number-columns-repeated="2"/>
        </table:table-row>
        <table:table-row table:style-name="ro1">
          <table:table-cell office:value-type="date" office:date-value="2016-12-14" calcext:value-type="date">
            <text:p>12/14/16</text:p>
          </table:table-cell>
          <table:table-cell table:number-columns-repeated="2"/>
        </table:table-row>
        <table:table-row table:style-name="ro1">
          <table:table-cell office:value-type="date" office:date-value="2016-12-14" calcext:value-type="date">
            <text:p>12/14/16</text:p>
          </table:table-cell>
          <table:table-cell table:number-columns-repeated="2"/>
        </table:table-row>
        <table:table-row table:style-name="ro1">
          <table:table-cell office:value-type="date" office:date-value="2016-12-14" calcext:value-type="date">
            <text:p>12/14/16</text:p>
          </table:table-cell>
          <table:table-cell table:number-columns-repeated="2"/>
        </table:table-row>
        <table:table-row table:style-name="ro1">
          <table:table-cell office:value-type="date" office:date-value="2016-12-14" calcext:value-type="date">
            <text:p>12/14/16</text:p>
          </table:table-cell>
          <table:table-cell table:number-columns-repeated="2"/>
        </table:table-row>
        <table:table-row table:style-name="ro1">
          <table:table-cell office:value-type="date" office:date-value="2016-12-14" calcext:value-type="date">
            <text:p>12/14/16</text:p>
          </table:table-cell>
          <table:table-cell table:number-columns-repeated="2"/>
        </table:table-row>
        <table:table-row table:style-name="ro1">
          <table:table-cell office:value-type="date" office:date-value="2016-12-14" calcext:value-type="date">
            <text:p>12/14/16</text:p>
          </table:table-cell>
          <table:table-cell table:number-columns-repeated="2"/>
        </table:table-row>
        <table:table-row table:style-name="ro1">
          <table:table-cell office:value-type="date" office:date-value="2016-12-14" calcext:value-type="date">
            <text:p>12/14/16</text:p>
          </table:table-cell>
          <table:table-cell table:number-columns-repeated="2"/>
        </table:table-row>
        <table:table-row table:style-name="ro1">
          <table:table-cell office:value-type="date" office:date-value="2016-12-14" calcext:value-type="date">
            <text:p>12/14/16</text:p>
          </table:table-cell>
          <table:table-cell table:number-columns-repeated="2"/>
        </table:table-row>
        <table:table-row table:style-name="ro1">
          <table:table-cell office:value-type="date" office:date-value="2016-12-14" calcext:value-type="date">
            <text:p>12/14/16</text:p>
          </table:table-cell>
          <table:table-cell table:number-columns-repeated="2"/>
        </table:table-row>
        <table:table-row table:style-name="ro1">
          <table:table-cell office:value-type="date" office:date-value="2016-12-14" calcext:value-type="date">
            <text:p>12/14/16</text:p>
          </table:table-cell>
          <table:table-cell table:number-columns-repeated="2"/>
        </table:table-row>
        <table:table-row table:style-name="ro1">
          <table:table-cell office:value-type="date" office:date-value="2016-12-14" calcext:value-type="date">
            <text:p>12/14/16</text:p>
          </table:table-cell>
          <table:table-cell table:number-columns-repeated="2"/>
        </table:table-row>
        <table:table-row table:style-name="ro1">
          <table:table-cell office:value-type="date" office:date-value="2016-12-14" calcext:value-type="date">
            <text:p>12/14/16</text:p>
          </table:table-cell>
          <table:table-cell table:number-columns-repeated="2"/>
        </table:table-row>
        <table:table-row table:style-name="ro1">
          <table:table-cell office:value-type="date" office:date-value="2016-12-14" calcext:value-type="date">
            <text:p>12/14/16</text:p>
          </table:table-cell>
          <table:table-cell table:number-columns-repeated="2"/>
        </table:table-row>
        <table:table-row table:style-name="ro1">
          <table:table-cell office:value-type="date" office:date-value="2016-12-14" calcext:value-type="date">
            <text:p>12/14/16</text:p>
          </table:table-cell>
          <table:table-cell table:number-columns-repeated="2"/>
        </table:table-row>
        <table:table-row table:style-name="ro1">
          <table:table-cell office:value-type="date" office:date-value="2016-12-14" calcext:value-type="date">
            <text:p>12/14/16</text:p>
          </table:table-cell>
          <table:table-cell table:number-columns-repeated="2"/>
        </table:table-row>
        <table:table-row table:style-name="ro1">
          <table:table-cell office:value-type="date" office:date-value="2016-12-14" calcext:value-type="date">
            <text:p>12/14/16</text:p>
          </table:table-cell>
          <table:table-cell table:number-columns-repeated="2"/>
        </table:table-row>
        <table:table-row table:style-name="ro1">
          <table:table-cell office:value-type="date" office:date-value="2016-12-14" calcext:value-type="date">
            <text:p>12/14/16</text:p>
          </table:table-cell>
          <table:table-cell table:number-columns-repeated="2"/>
        </table:table-row>
        <table:table-row table:style-name="ro1">
          <table:table-cell office:value-type="date" office:date-value="2016-12-15" calcext:value-type="date">
            <text:p>12/15/16</text:p>
          </table:table-cell>
          <table:table-cell table:number-columns-repeated="2"/>
        </table:table-row>
        <table:table-row table:style-name="ro1">
          <table:table-cell office:value-type="date" office:date-value="2016-12-15" calcext:value-type="date">
            <text:p>12/15/16</text:p>
          </table:table-cell>
          <table:table-cell table:number-columns-repeated="2"/>
        </table:table-row>
        <table:table-row table:style-name="ro1">
          <table:table-cell office:value-type="date" office:date-value="2016-12-15" calcext:value-type="date">
            <text:p>12/15/16</text:p>
          </table:table-cell>
          <table:table-cell table:number-columns-repeated="2"/>
        </table:table-row>
        <table:table-row table:style-name="ro1">
          <table:table-cell office:value-type="date" office:date-value="2016-12-15" calcext:value-type="date">
            <text:p>12/15/16</text:p>
          </table:table-cell>
          <table:table-cell table:number-columns-repeated="2"/>
        </table:table-row>
        <table:table-row table:style-name="ro1">
          <table:table-cell office:value-type="date" office:date-value="2016-12-15" calcext:value-type="date">
            <text:p>12/15/16</text:p>
          </table:table-cell>
          <table:table-cell table:number-columns-repeated="2"/>
        </table:table-row>
        <table:table-row table:style-name="ro1">
          <table:table-cell office:value-type="date" office:date-value="2017-01-18" calcext:value-type="date">
            <text:p>01/18/17</text:p>
          </table:table-cell>
          <table:table-cell table:number-columns-repeated="2"/>
        </table:table-row>
        <table:table-row table:style-name="ro1">
          <table:table-cell office:value-type="date" office:date-value="2017-02-14" calcext:value-type="date">
            <text:p>02/14/17</text:p>
          </table:table-cell>
          <table:table-cell table:number-columns-repeated="2"/>
        </table:table-row>
        <table:table-row table:style-name="ro1">
          <table:table-cell office:value-type="date" office:date-value="2017-02-14" calcext:value-type="date">
            <text:p>02/14/17</text:p>
          </table:table-cell>
          <table:table-cell table:number-columns-repeated="2"/>
        </table:table-row>
        <table:table-row table:style-name="ro1">
          <table:table-cell office:value-type="date" office:date-value="2017-02-15" calcext:value-type="date">
            <text:p>02/15/17</text:p>
          </table:table-cell>
          <table:table-cell table:number-columns-repeated="2"/>
        </table:table-row>
        <table:table-row table:style-name="ro1">
          <table:table-cell office:value-type="date" office:date-value="2017-03-13" calcext:value-type="date">
            <text:p>03/13/17</text:p>
          </table:table-cell>
          <table:table-cell table:number-columns-repeated="2"/>
        </table:table-row>
        <table:table-row table:style-name="ro1">
          <table:table-cell office:value-type="date" office:date-value="2017-03-13" calcext:value-type="date">
            <text:p>03/13/17</text:p>
          </table:table-cell>
          <table:table-cell table:number-columns-repeated="2"/>
        </table:table-row>
        <table:table-row table:style-name="ro1">
          <table:table-cell office:value-type="date" office:date-value="2017-03-14" calcext:value-type="date">
            <text:p>03/14/17</text:p>
          </table:table-cell>
          <table:table-cell table:number-columns-repeated="2"/>
        </table:table-row>
        <table:table-row table:style-name="ro1">
          <table:table-cell office:value-type="date" office:date-value="2017-03-14" calcext:value-type="date">
            <text:p>03/14/17</text:p>
          </table:table-cell>
          <table:table-cell table:number-columns-repeated="2"/>
        </table:table-row>
        <table:table-row table:style-name="ro1">
          <table:table-cell office:value-type="date" office:date-value="2017-04-04" calcext:value-type="date">
            <text:p>04/04/17</text:p>
          </table:table-cell>
          <table:table-cell table:number-columns-repeated="2"/>
        </table:table-row>
        <table:table-row table:style-name="ro1">
          <table:table-cell office:value-type="date" office:date-value="2017-04-05" calcext:value-type="date">
            <text:p>04/05/17</text:p>
          </table:table-cell>
          <table:table-cell table:number-columns-repeated="2"/>
        </table:table-row>
        <table:table-row table:style-name="ro1">
          <table:table-cell office:value-type="date" office:date-value="2017-04-05" calcext:value-type="date">
            <text:p>04/05/17</text:p>
          </table:table-cell>
          <table:table-cell table:number-columns-repeated="2"/>
        </table:table-row>
        <table:table-row table:style-name="ro1">
          <table:table-cell office:value-type="date" office:date-value="2017-04-05" calcext:value-type="date">
            <text:p>04/05/17</text:p>
          </table:table-cell>
          <table:table-cell table:number-columns-repeated="2"/>
        </table:table-row>
        <table:table-row table:style-name="ro1">
          <table:table-cell office:value-type="date" office:date-value="2017-04-06" calcext:value-type="date">
            <text:p>04/06/17</text:p>
          </table:table-cell>
          <table:table-cell table:number-columns-repeated="2"/>
        </table:table-row>
        <table:table-row table:style-name="ro1">
          <table:table-cell office:value-type="date" office:date-value="2017-05-17" calcext:value-type="date">
            <text:p>05/17/17</text:p>
          </table:table-cell>
          <table:table-cell table:number-columns-repeated="2"/>
        </table:table-row>
        <table:table-row table:style-name="ro1">
          <table:table-cell office:value-type="date" office:date-value="2017-05-17" calcext:value-type="date">
            <text:p>05/17/17</text:p>
          </table:table-cell>
          <table:table-cell table:number-columns-repeated="2"/>
        </table:table-row>
        <table:table-row table:style-name="ro1">
          <table:table-cell office:value-type="date" office:date-value="2017-05-18" calcext:value-type="date">
            <text:p>05/18/17</text:p>
          </table:table-cell>
          <table:table-cell table:number-columns-repeated="2"/>
        </table:table-row>
        <table:table-row table:style-name="ro1">
          <table:table-cell office:value-type="date" office:date-value="2017-05-18" calcext:value-type="date">
            <text:p>05/18/17</text:p>
          </table:table-cell>
          <table:table-cell table:number-columns-repeated="2"/>
        </table:table-row>
        <table:table-row table:style-name="ro1">
          <table:table-cell office:value-type="date" office:date-value="2017-06-12" calcext:value-type="date">
            <text:p>06/12/17</text:p>
          </table:table-cell>
          <table:table-cell table:number-columns-repeated="2"/>
        </table:table-row>
        <table:table-row table:style-name="ro1">
          <table:table-cell office:value-type="date" office:date-value="2017-06-13" calcext:value-type="date">
            <text:p>06/13/17</text:p>
          </table:table-cell>
          <table:table-cell table:number-columns-repeated="2"/>
        </table:table-row>
        <table:table-row table:style-name="ro1">
          <table:table-cell office:value-type="date" office:date-value="2017-06-13" calcext:value-type="date">
            <text:p>06/13/17</text:p>
          </table:table-cell>
          <table:table-cell table:number-columns-repeated="2"/>
        </table:table-row>
        <table:table-row table:style-name="ro1">
          <table:table-cell office:value-type="date" office:date-value="2017-06-13" calcext:value-type="date">
            <text:p>06/13/17</text:p>
          </table:table-cell>
          <table:table-cell table:number-columns-repeated="2"/>
        </table:table-row>
        <table:table-row table:style-name="ro1">
          <table:table-cell office:value-type="date" office:date-value="2017-06-13" calcext:value-type="date">
            <text:p>06/13/17</text:p>
          </table:table-cell>
          <table:table-cell table:number-columns-repeated="2"/>
        </table:table-row>
        <table:table-row table:style-name="ro1">
          <table:table-cell office:value-type="date" office:date-value="2017-06-13" calcext:value-type="date">
            <text:p>06/13/17</text:p>
          </table:table-cell>
          <table:table-cell table:number-columns-repeated="2"/>
        </table:table-row>
        <table:table-row table:style-name="ro1">
          <table:table-cell office:value-type="date" office:date-value="2017-07-03" calcext:value-type="date">
            <text:p>07/03/17</text:p>
          </table:table-cell>
          <table:table-cell table:number-columns-repeated="2"/>
        </table:table-row>
        <table:table-row table:style-name="ro1">
          <table:table-cell office:value-type="date" office:date-value="2017-07-04" calcext:value-type="date">
            <text:p>07/04/17</text:p>
          </table:table-cell>
          <table:table-cell table:number-columns-repeated="2"/>
        </table:table-row>
        <table:table-row table:style-name="ro1">
          <table:table-cell office:value-type="date" office:date-value="2017-07-04" calcext:value-type="date">
            <text:p>07/04/17</text:p>
          </table:table-cell>
          <table:table-cell table:number-columns-repeated="2"/>
        </table:table-row>
        <table:table-row table:style-name="ro1">
          <table:table-cell office:value-type="date" office:date-value="2017-07-05" calcext:value-type="date">
            <text:p>07/05/17</text:p>
          </table:table-cell>
          <table:table-cell table:number-columns-repeated="2"/>
        </table:table-row>
        <table:table-row table:style-name="ro1">
          <table:table-cell office:value-type="date" office:date-value="2017-09-11" calcext:value-type="date">
            <text:p>09/11/17</text:p>
          </table:table-cell>
          <table:table-cell table:number-columns-repeated="2"/>
        </table:table-row>
        <table:table-row table:style-name="ro1">
          <table:table-cell office:value-type="date" office:date-value="2017-09-13" calcext:value-type="date">
            <text:p>09/13/17</text:p>
          </table:table-cell>
          <table:table-cell table:number-columns-repeated="2"/>
        </table:table-row>
        <table:table-row table:style-name="ro1">
          <table:table-cell office:value-type="date" office:date-value="2017-10-03" calcext:value-type="date">
            <text:p>10/03/17</text:p>
          </table:table-cell>
          <table:table-cell table:number-columns-repeated="2"/>
        </table:table-row>
        <table:table-row table:style-name="ro1">
          <table:table-cell office:value-type="date" office:date-value="2017-10-03" calcext:value-type="date">
            <text:p>10/03/17</text:p>
          </table:table-cell>
          <table:table-cell table:number-columns-repeated="2"/>
        </table:table-row>
        <table:table-row table:style-name="ro1">
          <table:table-cell office:value-type="date" office:date-value="2017-10-24" calcext:value-type="date">
            <text:p>10/24/17</text:p>
          </table:table-cell>
          <table:table-cell table:number-columns-repeated="2"/>
        </table:table-row>
        <table:table-row table:style-name="ro1">
          <table:table-cell office:value-type="date" office:date-value="2017-10-25" calcext:value-type="date">
            <text:p>10/25/17</text:p>
          </table:table-cell>
          <table:table-cell table:number-columns-repeated="2"/>
        </table:table-row>
        <table:table-row table:style-name="ro1">
          <table:table-cell office:value-type="date" office:date-value="2017-11-13" calcext:value-type="date">
            <text:p>11/13/17</text:p>
          </table:table-cell>
          <table:table-cell table:number-columns-repeated="2"/>
        </table:table-row>
        <table:table-row table:style-name="ro1">
          <table:table-cell office:value-type="date" office:date-value="2017-11-14" calcext:value-type="date">
            <text:p>11/14/17</text:p>
          </table:table-cell>
          <table:table-cell table:number-columns-repeated="2"/>
        </table:table-row>
        <table:table-row table:style-name="ro1">
          <table:table-cell office:value-type="date" office:date-value="2017-11-15" calcext:value-type="date">
            <text:p>11/15/17</text:p>
          </table:table-cell>
          <table:table-cell table:number-columns-repeated="2"/>
        </table:table-row>
        <table:table-row table:style-name="ro1">
          <table:table-cell office:value-type="date" office:date-value="2017-11-16" calcext:value-type="date">
            <text:p>11/16/17</text:p>
          </table:table-cell>
          <table:table-cell table:number-columns-repeated="2"/>
        </table:table-row>
        <table:table-row table:style-name="ro1">
          <table:table-cell office:value-type="date" office:date-value="2017-11-29" calcext:value-type="date">
            <text:p>11/29/17</text:p>
          </table:table-cell>
          <table:table-cell table:number-columns-repeated="2"/>
        </table:table-row>
        <table:table-row table:style-name="ro1">
          <table:table-cell office:value-type="date" office:date-value="2017-12-12" calcext:value-type="date">
            <text:p>12/12/17</text:p>
          </table:table-cell>
          <table:table-cell table:number-columns-repeated="2"/>
        </table:table-row>
        <table:table-row table:style-name="ro1">
          <table:table-cell office:value-type="date" office:date-value="2017-12-12" calcext:value-type="date">
            <text:p>12/12/17</text:p>
          </table:table-cell>
          <table:table-cell table:number-columns-repeated="2"/>
        </table:table-row>
        <table:table-row table:style-name="ro1">
          <table:table-cell office:value-type="date" office:date-value="2017-12-13" calcext:value-type="date">
            <text:p>12/13/17</text:p>
          </table:table-cell>
          <table:table-cell table:number-columns-repeated="2"/>
        </table:table-row>
        <table:table-row table:style-name="ro1">
          <table:table-cell office:value-type="date" office:date-value="2018-01-16" calcext:value-type="date">
            <text:p>01/16/18</text:p>
          </table:table-cell>
          <table:table-cell table:number-columns-repeated="2"/>
        </table:table-row>
        <table:table-row table:style-name="ro1">
          <table:table-cell office:value-type="date" office:date-value="2018-01-16" calcext:value-type="date">
            <text:p>01/16/18</text:p>
          </table:table-cell>
          <table:table-cell table:number-columns-repeated="2"/>
        </table:table-row>
        <table:table-row table:style-name="ro1">
          <table:table-cell office:value-type="date" office:date-value="2018-01-16" calcext:value-type="date">
            <text:p>01/16/18</text:p>
          </table:table-cell>
          <table:table-cell table:number-columns-repeated="2"/>
        </table:table-row>
        <table:table-row table:style-name="ro1">
          <table:table-cell office:value-type="date" office:date-value="2018-01-17" calcext:value-type="date">
            <text:p>01/17/18</text:p>
          </table:table-cell>
          <table:table-cell table:number-columns-repeated="2"/>
        </table:table-row>
        <table:table-row table:style-name="ro1">
          <table:table-cell office:value-type="date" office:date-value="2018-01-17" calcext:value-type="date">
            <text:p>01/17/18</text:p>
          </table:table-cell>
          <table:table-cell table:number-columns-repeated="2"/>
        </table:table-row>
        <table:table-row table:style-name="ro1">
          <table:table-cell office:value-type="date" office:date-value="2018-01-17" calcext:value-type="date">
            <text:p>01/17/18</text:p>
          </table:table-cell>
          <table:table-cell table:number-columns-repeated="2"/>
        </table:table-row>
        <table:table-row table:style-name="ro1">
          <table:table-cell office:value-type="date" office:date-value="2018-02-06" calcext:value-type="date">
            <text:p>02/06/18</text:p>
          </table:table-cell>
          <table:table-cell table:number-columns-repeated="2"/>
        </table:table-row>
        <table:table-row table:style-name="ro1">
          <table:table-cell office:value-type="date" office:date-value="2018-02-06" calcext:value-type="date">
            <text:p>02/06/18</text:p>
          </table:table-cell>
          <table:table-cell table:number-columns-repeated="2"/>
        </table:table-row>
        <table:table-row table:style-name="ro1">
          <table:table-cell office:value-type="date" office:date-value="2018-02-07" calcext:value-type="date">
            <text:p>02/07/18</text:p>
          </table:table-cell>
          <table:table-cell table:number-columns-repeated="2"/>
        </table:table-row>
        <table:table-row table:style-name="ro1">
          <table:table-cell office:value-type="date" office:date-value="2018-02-08" calcext:value-type="date">
            <text:p>02/08/18</text:p>
          </table:table-cell>
          <table:table-cell table:number-columns-repeated="2"/>
        </table:table-row>
        <table:table-row table:style-name="ro1">
          <table:table-cell office:value-type="date" office:date-value="2018-02-28" calcext:value-type="date">
            <text:p>02/28/18</text:p>
          </table:table-cell>
          <table:table-cell table:number-columns-repeated="2"/>
        </table:table-row>
        <table:table-row table:style-name="ro1">
          <table:table-cell office:value-type="date" office:date-value="2018-02-28" calcext:value-type="date">
            <text:p>02/28/18</text:p>
          </table:table-cell>
          <table:table-cell table:number-columns-repeated="2"/>
        </table:table-row>
        <table:table-row table:style-name="ro1">
          <table:table-cell office:value-type="date" office:date-value="2018-03-01" calcext:value-type="date">
            <text:p>03/01/18</text:p>
          </table:table-cell>
          <table:table-cell table:number-columns-repeated="2"/>
        </table:table-row>
        <table:table-row table:style-name="ro1">
          <table:table-cell office:value-type="date" office:date-value="2018-03-12" calcext:value-type="date">
            <text:p>03/12/18</text:p>
          </table:table-cell>
          <table:table-cell table:number-columns-repeated="2"/>
        </table:table-row>
        <table:table-row table:style-name="ro1">
          <table:table-cell office:value-type="date" office:date-value="2018-03-13" calcext:value-type="date">
            <text:p>03/13/18</text:p>
          </table:table-cell>
          <table:table-cell table:number-columns-repeated="2"/>
        </table:table-row>
        <table:table-row table:style-name="ro1">
          <table:table-cell office:value-type="date" office:date-value="2018-04-17" calcext:value-type="date">
            <text:p>04/17/18</text:p>
          </table:table-cell>
          <table:table-cell table:number-columns-repeated="2"/>
        </table:table-row>
        <table:table-row table:style-name="ro1">
          <table:table-cell office:value-type="date" office:date-value="2018-04-17" calcext:value-type="date">
            <text:p>04/17/18</text:p>
          </table:table-cell>
          <table:table-cell table:number-columns-repeated="2"/>
        </table:table-row>
        <table:table-row table:style-name="ro1">
          <table:table-cell office:value-type="date" office:date-value="2018-05-03" calcext:value-type="date">
            <text:p>05/03/18</text:p>
          </table:table-cell>
          <table:table-cell table:number-columns-repeated="2"/>
        </table:table-row>
        <table:table-row table:style-name="ro1">
          <table:table-cell office:value-type="date" office:date-value="2018-05-29" calcext:value-type="date">
            <text:p>05/29/18</text:p>
          </table:table-cell>
          <table:table-cell table:number-columns-repeated="2"/>
        </table:table-row>
        <table:table-row table:style-name="ro1">
          <table:table-cell office:value-type="date" office:date-value="2018-05-30" calcext:value-type="date">
            <text:p>05/30/18</text:p>
          </table:table-cell>
          <table:table-cell table:number-columns-repeated="2"/>
        </table:table-row>
        <table:table-row table:style-name="ro1">
          <table:table-cell office:value-type="date" office:date-value="2018-05-30" calcext:value-type="date">
            <text:p>05/30/18</text:p>
          </table:table-cell>
          <table:table-cell table:number-columns-repeated="2"/>
        </table:table-row>
        <table:table-row table:style-name="ro1">
          <table:table-cell office:value-type="date" office:date-value="2018-05-30" calcext:value-type="date">
            <text:p>05/30/18</text:p>
          </table:table-cell>
          <table:table-cell table:number-columns-repeated="2"/>
        </table:table-row>
        <table:table-row table:style-name="ro1">
          <table:table-cell office:value-type="date" office:date-value="2018-06-12" calcext:value-type="date">
            <text:p>06/12/18</text:p>
          </table:table-cell>
          <table:table-cell table:number-columns-repeated="2"/>
        </table:table-row>
        <table:table-row table:style-name="ro1">
          <table:table-cell office:value-type="date" office:date-value="2018-06-12" calcext:value-type="date">
            <text:p>06/12/18</text:p>
          </table:table-cell>
          <table:table-cell table:number-columns-repeated="2"/>
        </table:table-row>
        <table:table-row table:style-name="ro1">
          <table:table-cell office:value-type="date" office:date-value="2018-06-12" calcext:value-type="date">
            <text:p>06/12/18</text:p>
          </table:table-cell>
          <table:table-cell table:number-columns-repeated="2"/>
        </table:table-row>
        <table:table-row table:style-name="ro1">
          <table:table-cell office:value-type="date" office:date-value="2018-07-03" calcext:value-type="date">
            <text:p>07/03/18</text:p>
          </table:table-cell>
          <table:table-cell table:number-columns-repeated="2"/>
        </table:table-row>
        <table:table-row table:style-name="ro1">
          <table:table-cell office:value-type="date" office:date-value="2018-09-13" calcext:value-type="date">
            <text:p>09/13/18</text:p>
          </table:table-cell>
          <table:table-cell table:number-columns-repeated="2"/>
        </table:table-row>
        <table:table-row table:style-name="ro1">
          <table:table-cell office:value-type="date" office:date-value="2018-10-02" calcext:value-type="date">
            <text:p>10/02/18</text:p>
          </table:table-cell>
          <table:table-cell table:number-columns-repeated="2"/>
        </table:table-row>
        <table:table-row table:style-name="ro1">
          <table:table-cell office:value-type="date" office:date-value="2018-10-04" calcext:value-type="date">
            <text:p>10/04/18</text:p>
          </table:table-cell>
          <table:table-cell table:number-columns-repeated="2"/>
        </table:table-row>
        <table:table-row table:style-name="ro1">
          <table:table-cell office:value-type="date" office:date-value="2018-10-23" calcext:value-type="date">
            <text:p>10/23/18</text:p>
          </table:table-cell>
          <table:table-cell table:number-columns-repeated="2"/>
        </table:table-row>
        <table:table-row table:style-name="ro1">
          <table:table-cell office:value-type="date" office:date-value="2018-10-23" calcext:value-type="date">
            <text:p>10/23/18</text:p>
          </table:table-cell>
          <table:table-cell table:number-columns-repeated="2"/>
        </table:table-row>
        <table:table-row table:style-name="ro1">
          <table:table-cell office:value-type="date" office:date-value="2018-10-24" calcext:value-type="date">
            <text:p>10/24/18</text:p>
          </table:table-cell>
          <table:table-cell table:number-columns-repeated="2"/>
        </table:table-row>
        <table:table-row table:style-name="ro1">
          <table:table-cell office:value-type="date" office:date-value="2018-11-12" calcext:value-type="date">
            <text:p>11/12/18</text:p>
          </table:table-cell>
          <table:table-cell table:number-columns-repeated="2"/>
        </table:table-row>
        <table:table-row table:style-name="ro1">
          <table:table-cell office:value-type="date" office:date-value="2018-11-13" calcext:value-type="date">
            <text:p>11/13/18</text:p>
          </table:table-cell>
          <table:table-cell table:number-columns-repeated="2"/>
        </table:table-row>
        <table:table-row table:style-name="ro1">
          <table:table-cell office:value-type="date" office:date-value="2018-11-14" calcext:value-type="date">
            <text:p>11/14/18</text:p>
          </table:table-cell>
          <table:table-cell table:number-columns-repeated="2"/>
        </table:table-row>
        <table:table-row table:style-name="ro1">
          <table:table-cell office:value-type="date" office:date-value="2018-11-15" calcext:value-type="date">
            <text:p>11/15/18</text:p>
          </table:table-cell>
          <table:table-cell table:number-columns-repeated="2"/>
        </table:table-row>
        <table:table-row table:style-name="ro1">
          <table:table-cell office:value-type="date" office:date-value="2018-11-28" calcext:value-type="date">
            <text:p>11/28/18</text:p>
          </table:table-cell>
          <table:table-cell table:number-columns-repeated="2"/>
        </table:table-row>
        <table:table-row table:style-name="ro1">
          <table:table-cell office:value-type="date" office:date-value="2018-12-11" calcext:value-type="date">
            <text:p>12/11/18</text:p>
          </table:table-cell>
          <table:table-cell table:number-columns-repeated="2"/>
        </table:table-row>
        <table:table-row table:style-name="ro1">
          <table:table-cell office:value-type="date" office:date-value="2018-12-11" calcext:value-type="date">
            <text:p>12/11/18</text:p>
          </table:table-cell>
          <table:table-cell table:number-columns-repeated="2"/>
        </table:table-row>
        <table:table-row table:style-name="ro1">
          <table:table-cell office:value-type="date" office:date-value="2018-12-11" calcext:value-type="date">
            <text:p>12/11/18</text:p>
          </table:table-cell>
          <table:table-cell table:number-columns-repeated="2"/>
        </table:table-row>
        <table:table-row table:style-name="ro1">
          <table:table-cell office:value-type="date" office:date-value="2018-12-13" calcext:value-type="date">
            <text:p>12/13/18</text:p>
          </table:table-cell>
          <table:table-cell table:number-columns-repeated="2"/>
        </table:table-row>
        <table:table-row table:style-name="ro1">
          <table:table-cell office:value-type="date" office:date-value="2018-12-13" calcext:value-type="date">
            <text:p>12/13/18</text:p>
          </table:table-cell>
          <table:table-cell table:number-columns-repeated="2"/>
        </table:table-row>
        <table:table-row table:style-name="ro1">
          <table:table-cell office:value-type="date" office:date-value="2019-01-15" calcext:value-type="date">
            <text:p>01/15/19</text:p>
          </table:table-cell>
          <table:table-cell table:number-columns-repeated="2"/>
        </table:table-row>
        <table:table-row table:style-name="ro1">
          <table:table-cell office:value-type="date" office:date-value="2019-01-15" calcext:value-type="date">
            <text:p>01/15/19</text:p>
          </table:table-cell>
          <table:table-cell table:number-columns-repeated="2"/>
        </table:table-row>
        <table:table-row table:style-name="ro1">
          <table:table-cell office:value-type="date" office:date-value="2019-01-16" calcext:value-type="date">
            <text:p>01/16/19</text:p>
          </table:table-cell>
          <table:table-cell table:number-columns-repeated="2"/>
        </table:table-row>
        <table:table-row table:style-name="ro1">
          <table:table-cell office:value-type="date" office:date-value="2019-01-16" calcext:value-type="date">
            <text:p>01/16/19</text:p>
          </table:table-cell>
          <table:table-cell table:number-columns-repeated="2"/>
        </table:table-row>
        <table:table-row table:style-name="ro1">
          <table:table-cell office:value-type="date" office:date-value="2019-01-16" calcext:value-type="date">
            <text:p>01/16/19</text:p>
          </table:table-cell>
          <table:table-cell table:number-columns-repeated="2"/>
        </table:table-row>
        <table:table-row table:style-name="ro1">
          <table:table-cell office:value-type="date" office:date-value="2019-02-12" calcext:value-type="date">
            <text:p>02/12/19</text:p>
          </table:table-cell>
          <table:table-cell table:number-columns-repeated="2"/>
        </table:table-row>
        <table:table-row table:style-name="ro1">
          <table:table-cell office:value-type="date" office:date-value="2019-02-12" calcext:value-type="date">
            <text:p>02/12/19</text:p>
          </table:table-cell>
          <table:table-cell table:number-columns-repeated="2"/>
        </table:table-row>
        <table:table-row table:style-name="ro1">
          <table:table-cell office:value-type="date" office:date-value="2019-02-12" calcext:value-type="date">
            <text:p>02/12/19</text:p>
          </table:table-cell>
          <table:table-cell table:number-columns-repeated="2"/>
        </table:table-row>
        <table:table-row table:style-name="ro1">
          <table:table-cell office:value-type="date" office:date-value="2019-02-12" calcext:value-type="date">
            <text:p>02/12/19</text:p>
          </table:table-cell>
          <table:table-cell table:number-columns-repeated="2"/>
        </table:table-row>
        <table:table-row table:style-name="ro1">
          <table:table-cell office:value-type="date" office:date-value="2019-02-13" calcext:value-type="date">
            <text:p>02/13/19</text:p>
          </table:table-cell>
          <table:table-cell table:number-columns-repeated="2"/>
        </table:table-row>
        <table:table-row table:style-name="ro1">
          <table:table-cell office:value-type="date" office:date-value="2019-03-12" calcext:value-type="date">
            <text:p>03/12/19</text:p>
          </table:table-cell>
          <table:table-cell table:number-columns-repeated="2"/>
        </table:table-row>
        <table:table-row table:style-name="ro1">
          <table:table-cell office:value-type="date" office:date-value="2019-03-13" calcext:value-type="date">
            <text:p>03/13/19</text:p>
          </table:table-cell>
          <table:table-cell table:number-columns-repeated="2"/>
        </table:table-row>
        <table:table-row table:style-name="ro1">
          <table:table-cell office:value-type="date" office:date-value="2019-03-26" calcext:value-type="date">
            <text:p>03/26/19</text:p>
          </table:table-cell>
          <table:table-cell table:number-columns-repeated="2"/>
        </table:table-row>
        <table:table-row table:style-name="ro1">
          <table:table-cell office:value-type="date" office:date-value="2019-03-27" calcext:value-type="date">
            <text:p>03/27/19</text:p>
          </table:table-cell>
          <table:table-cell table:number-columns-repeated="2"/>
        </table:table-row>
        <table:table-row table:style-name="ro1">
          <table:table-cell office:value-type="date" office:date-value="2019-03-27" calcext:value-type="date">
            <text:p>03/27/19</text:p>
          </table:table-cell>
          <table:table-cell table:number-columns-repeated="2"/>
        </table:table-row>
        <table:table-row table:style-name="ro1">
          <table:table-cell office:value-type="date" office:date-value="2019-03-27" calcext:value-type="date">
            <text:p>03/27/19</text:p>
          </table:table-cell>
          <table:table-cell table:number-columns-repeated="2"/>
        </table:table-row>
        <table:table-row table:style-name="ro1">
          <table:table-cell office:value-type="date" office:date-value="2019-03-28" calcext:value-type="date">
            <text:p>03/28/19</text:p>
          </table:table-cell>
          <table:table-cell table:number-columns-repeated="2"/>
        </table:table-row>
        <table:table-row table:style-name="ro1">
          <table:table-cell office:value-type="date" office:date-value="2019-03-28" calcext:value-type="date">
            <text:p>03/28/19</text:p>
          </table:table-cell>
          <table:table-cell table:number-columns-repeated="2"/>
        </table:table-row>
        <table:table-row table:style-name="ro1">
          <table:table-cell office:value-type="date" office:date-value="2019-04-16" calcext:value-type="date">
            <text:p>04/16/19</text:p>
          </table:table-cell>
          <table:table-cell table:number-columns-repeated="2"/>
        </table:table-row>
        <table:table-row table:style-name="ro1">
          <table:table-cell office:value-type="date" office:date-value="2019-07-16" calcext:value-type="date">
            <text:p>07/16/19</text:p>
          </table:table-cell>
          <table:table-cell table:number-columns-repeated="2"/>
        </table:table-row>
        <table:table-row table:style-name="ro1">
          <table:table-cell office:value-type="date" office:date-value="2019-07-17" calcext:value-type="date">
            <text:p>07/17/19</text:p>
          </table:table-cell>
          <table:table-cell table:number-columns-repeated="2"/>
        </table:table-row>
      </table:table>
      <table:named-expressions/>
      <table:database-ranges>
        <table:database-range table:name="__Anonymous_Sheet_DB__0" table:target-range-address="Sheet1.A1:Sheet1.E1640">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hr" fo:country="H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hr" fo:country="H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7T15:09:21.541117094</dc:date>
    <dc:creator>Tomislav Nakic-Alfirevic</dc:creator>
    <meta:generator>LibreOffice/4.2.8.2$Linux_X86_64 LibreOffice_project/420m0$Build-2</meta:generator>
    <meta:editing-duration>P0D</meta:editing-duration>
    <meta:editing-cycles>1</meta:editing-cycles>
    <meta:document-statistic meta:table-count="2" meta:cell-count="10486"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month number:style="long"/>
      <number:text>/</number:text>
      <number:day number:style="long"/>
      <number:text>/</number:text>
      <number:year/>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37">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43.725cm" svg:height="26.484cm" xlink:href=".." xlink:type="simple" chart:class="chart:line" chart:style-name="ch1">
        <chart:plot-area chart:style-name="ch2" table:cell-range-address="Sheet2.B1:Sheet2.C323" chart:data-source-has-labels="column" svg:x="1.885cm" svg:y="0.529cm" svg:width="40.966cm" svg:height="24.445cm">
          <chartooo:coordinate-region svg:x="2.692cm" svg:y="0.728cm" svg:width="40.159cm" svg:height="23.599cm"/>
          <chart:axis chart:dimension="x" chart:name="primary-x" chart:style-name="ch3" chartooo:axis-type="auto">
            <chartooo:date-scale/>
            <chart:title svg:x="21.782cm" svg:y="25.503cm" chart:style-name="ch4">
              <text:p>vrijeme</text:p>
            </chart:title>
            <chart:categories table:cell-range-address="Sheet2.B1:Sheet2.B323"/>
          </chart:axis>
          <chart:axis chart:dimension="y" chart:name="primary-y" chart:style-name="ch5">
            <chart:title svg:x="0.451cm" svg:y="14.515cm" chart:style-name="ch6">
              <text:p>broj iznesenih misljenja</text:p>
            </chart:title>
            <chart:grid chart:style-name="ch7" chart:class="major"/>
          </chart:axis>
          <chart:series chart:style-name="ch8" chart:values-cell-range-address="Sheet2.C1:Sheet2.C323" chart:class="chart:line">
            <chart:data-point chart:repeated="32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float" office:value="41458">
                <text:p>41460</text:p>
                <draw:g>
                  <svg:desc>Sheet2.B1:Sheet2.B323</svg:desc>
                </draw:g>
              </table:table-cell>
              <table:table-cell office:value-type="float" office:value="1">
                <text:p>1</text:p>
                <draw:g>
                  <svg:desc>Sheet2.C1:Sheet2.C323</svg:desc>
                </draw:g>
              </table:table-cell>
            </table:table-row>
            <table:table-row>
              <table:table-cell office:value-type="float" office:value="41465">
                <text:p>41470</text:p>
              </table:table-cell>
              <table:table-cell office:value-type="float" office:value="0">
                <text:p>0</text:p>
              </table:table-cell>
            </table:table-row>
            <table:table-row>
              <table:table-cell office:value-type="float" office:value="41472">
                <text:p>41470</text:p>
              </table:table-cell>
              <table:table-cell office:value-type="float" office:value="0">
                <text:p>0</text:p>
              </table:table-cell>
            </table:table-row>
            <table:table-row>
              <table:table-cell office:value-type="float" office:value="41479">
                <text:p>41480</text:p>
              </table:table-cell>
              <table:table-cell office:value-type="float" office:value="0">
                <text:p>0</text:p>
              </table:table-cell>
            </table:table-row>
            <table:table-row>
              <table:table-cell office:value-type="float" office:value="41486">
                <text:p>41490</text:p>
              </table:table-cell>
              <table:table-cell office:value-type="float" office:value="0">
                <text:p>0</text:p>
              </table:table-cell>
            </table:table-row>
            <table:table-row>
              <table:table-cell office:value-type="float" office:value="41493">
                <text:p>41490</text:p>
              </table:table-cell>
              <table:table-cell office:value-type="float" office:value="0">
                <text:p>0</text:p>
              </table:table-cell>
            </table:table-row>
            <table:table-row>
              <table:table-cell office:value-type="float" office:value="41500">
                <text:p>41500</text:p>
              </table:table-cell>
              <table:table-cell office:value-type="float" office:value="0">
                <text:p>0</text:p>
              </table:table-cell>
            </table:table-row>
            <table:table-row>
              <table:table-cell office:value-type="float" office:value="41507">
                <text:p>41510</text:p>
              </table:table-cell>
              <table:table-cell office:value-type="float" office:value="0">
                <text:p>0</text:p>
              </table:table-cell>
            </table:table-row>
            <table:table-row>
              <table:table-cell office:value-type="float" office:value="41514">
                <text:p>41510</text:p>
              </table:table-cell>
              <table:table-cell office:value-type="float" office:value="0">
                <text:p>0</text:p>
              </table:table-cell>
            </table:table-row>
            <table:table-row>
              <table:table-cell office:value-type="float" office:value="41521">
                <text:p>41520</text:p>
              </table:table-cell>
              <table:table-cell office:value-type="float" office:value="0">
                <text:p>0</text:p>
              </table:table-cell>
            </table:table-row>
            <table:table-row>
              <table:table-cell office:value-type="float" office:value="41528">
                <text:p>41530</text:p>
              </table:table-cell>
              <table:table-cell office:value-type="float" office:value="4">
                <text:p>4</text:p>
              </table:table-cell>
            </table:table-row>
            <table:table-row>
              <table:table-cell office:value-type="float" office:value="41535">
                <text:p>41540</text:p>
              </table:table-cell>
              <table:table-cell office:value-type="float" office:value="0">
                <text:p>0</text:p>
              </table:table-cell>
            </table:table-row>
            <table:table-row>
              <table:table-cell office:value-type="float" office:value="41542">
                <text:p>41540</text:p>
              </table:table-cell>
              <table:table-cell office:value-type="float" office:value="0">
                <text:p>0</text:p>
              </table:table-cell>
            </table:table-row>
            <table:table-row>
              <table:table-cell office:value-type="float" office:value="41549">
                <text:p>41550</text:p>
              </table:table-cell>
              <table:table-cell office:value-type="float" office:value="0">
                <text:p>0</text:p>
              </table:table-cell>
            </table:table-row>
            <table:table-row>
              <table:table-cell office:value-type="float" office:value="41556">
                <text:p>41560</text:p>
              </table:table-cell>
              <table:table-cell office:value-type="float" office:value="7">
                <text:p>7</text:p>
              </table:table-cell>
            </table:table-row>
            <table:table-row>
              <table:table-cell office:value-type="float" office:value="41563">
                <text:p>41560</text:p>
              </table:table-cell>
              <table:table-cell office:value-type="float" office:value="0">
                <text:p>0</text:p>
              </table:table-cell>
            </table:table-row>
            <table:table-row>
              <table:table-cell office:value-type="float" office:value="41570">
                <text:p>41570</text:p>
              </table:table-cell>
              <table:table-cell office:value-type="float" office:value="10">
                <text:p>10</text:p>
              </table:table-cell>
            </table:table-row>
            <table:table-row>
              <table:table-cell office:value-type="float" office:value="41577">
                <text:p>41580</text:p>
              </table:table-cell>
              <table:table-cell office:value-type="float" office:value="4">
                <text:p>4</text:p>
              </table:table-cell>
            </table:table-row>
            <table:table-row>
              <table:table-cell office:value-type="float" office:value="41584">
                <text:p>41580</text:p>
              </table:table-cell>
              <table:table-cell office:value-type="float" office:value="0">
                <text:p>0</text:p>
              </table:table-cell>
            </table:table-row>
            <table:table-row>
              <table:table-cell office:value-type="float" office:value="41591">
                <text:p>41590</text:p>
              </table:table-cell>
              <table:table-cell office:value-type="float" office:value="0">
                <text:p>0</text:p>
              </table:table-cell>
            </table:table-row>
            <table:table-row>
              <table:table-cell office:value-type="float" office:value="41598">
                <text:p>41600</text:p>
              </table:table-cell>
              <table:table-cell office:value-type="float" office:value="19">
                <text:p>19</text:p>
              </table:table-cell>
            </table:table-row>
            <table:table-row>
              <table:table-cell office:value-type="float" office:value="41605">
                <text:p>41610</text:p>
              </table:table-cell>
              <table:table-cell office:value-type="float" office:value="6">
                <text:p>6</text:p>
              </table:table-cell>
            </table:table-row>
            <table:table-row>
              <table:table-cell office:value-type="float" office:value="41612">
                <text:p>41610</text:p>
              </table:table-cell>
              <table:table-cell office:value-type="float" office:value="0">
                <text:p>0</text:p>
              </table:table-cell>
            </table:table-row>
            <table:table-row>
              <table:table-cell office:value-type="float" office:value="41619">
                <text:p>41620</text:p>
              </table:table-cell>
              <table:table-cell office:value-type="float" office:value="38">
                <text:p>38</text:p>
              </table:table-cell>
            </table:table-row>
            <table:table-row>
              <table:table-cell office:value-type="float" office:value="41626">
                <text:p>41630</text:p>
              </table:table-cell>
              <table:table-cell office:value-type="float" office:value="15">
                <text:p>15</text:p>
              </table:table-cell>
            </table:table-row>
            <table:table-row>
              <table:table-cell office:value-type="float" office:value="41633">
                <text:p>41630</text:p>
              </table:table-cell>
              <table:table-cell office:value-type="float" office:value="0">
                <text:p>0</text:p>
              </table:table-cell>
            </table:table-row>
            <table:table-row>
              <table:table-cell office:value-type="float" office:value="41640">
                <text:p>41640</text:p>
              </table:table-cell>
              <table:table-cell office:value-type="float" office:value="0">
                <text:p>0</text:p>
              </table:table-cell>
            </table:table-row>
            <table:table-row>
              <table:table-cell office:value-type="float" office:value="41647">
                <text:p>41650</text:p>
              </table:table-cell>
              <table:table-cell office:value-type="float" office:value="0">
                <text:p>0</text:p>
              </table:table-cell>
            </table:table-row>
            <table:table-row>
              <table:table-cell office:value-type="float" office:value="41654">
                <text:p>41650</text:p>
              </table:table-cell>
              <table:table-cell office:value-type="float" office:value="31">
                <text:p>31</text:p>
              </table:table-cell>
            </table:table-row>
            <table:table-row>
              <table:table-cell office:value-type="float" office:value="41661">
                <text:p>41660</text:p>
              </table:table-cell>
              <table:table-cell office:value-type="float" office:value="8">
                <text:p>8</text:p>
              </table:table-cell>
            </table:table-row>
            <table:table-row>
              <table:table-cell office:value-type="float" office:value="41668">
                <text:p>41670</text:p>
              </table:table-cell>
              <table:table-cell office:value-type="float" office:value="0">
                <text:p>0</text:p>
              </table:table-cell>
            </table:table-row>
            <table:table-row>
              <table:table-cell office:value-type="float" office:value="41675">
                <text:p>41680</text:p>
              </table:table-cell>
              <table:table-cell office:value-type="float" office:value="24">
                <text:p>24</text:p>
              </table:table-cell>
            </table:table-row>
            <table:table-row>
              <table:table-cell office:value-type="float" office:value="41682">
                <text:p>41680</text:p>
              </table:table-cell>
              <table:table-cell office:value-type="float" office:value="13">
                <text:p>13</text:p>
              </table:table-cell>
            </table:table-row>
            <table:table-row>
              <table:table-cell office:value-type="float" office:value="41689">
                <text:p>41690</text:p>
              </table:table-cell>
              <table:table-cell office:value-type="float" office:value="0">
                <text:p>0</text:p>
              </table:table-cell>
            </table:table-row>
            <table:table-row>
              <table:table-cell office:value-type="float" office:value="41696">
                <text:p>41700</text:p>
              </table:table-cell>
              <table:table-cell office:value-type="float" office:value="54">
                <text:p>54</text:p>
              </table:table-cell>
            </table:table-row>
            <table:table-row>
              <table:table-cell office:value-type="float" office:value="41703">
                <text:p>41700</text:p>
              </table:table-cell>
              <table:table-cell office:value-type="float" office:value="21">
                <text:p>21</text:p>
              </table:table-cell>
            </table:table-row>
            <table:table-row>
              <table:table-cell office:value-type="float" office:value="41710">
                <text:p>41710</text:p>
              </table:table-cell>
              <table:table-cell office:value-type="float" office:value="70">
                <text:p>70</text:p>
              </table:table-cell>
            </table:table-row>
            <table:table-row>
              <table:table-cell office:value-type="float" office:value="41717">
                <text:p>41720</text:p>
              </table:table-cell>
              <table:table-cell office:value-type="float" office:value="16">
                <text:p>16</text:p>
              </table:table-cell>
            </table:table-row>
            <table:table-row>
              <table:table-cell office:value-type="float" office:value="41724">
                <text:p>41720</text:p>
              </table:table-cell>
              <table:table-cell office:value-type="float" office:value="0">
                <text:p>0</text:p>
              </table:table-cell>
            </table:table-row>
            <table:table-row>
              <table:table-cell office:value-type="float" office:value="41731">
                <text:p>41730</text:p>
              </table:table-cell>
              <table:table-cell office:value-type="float" office:value="0">
                <text:p>0</text:p>
              </table:table-cell>
            </table:table-row>
            <table:table-row>
              <table:table-cell office:value-type="float" office:value="41738">
                <text:p>41740</text:p>
              </table:table-cell>
              <table:table-cell office:value-type="float" office:value="64">
                <text:p>64</text:p>
              </table:table-cell>
            </table:table-row>
            <table:table-row>
              <table:table-cell office:value-type="float" office:value="41745">
                <text:p>41750</text:p>
              </table:table-cell>
              <table:table-cell office:value-type="float" office:value="94">
                <text:p>94</text:p>
              </table:table-cell>
            </table:table-row>
            <table:table-row>
              <table:table-cell office:value-type="float" office:value="41752">
                <text:p>41750</text:p>
              </table:table-cell>
              <table:table-cell office:value-type="float" office:value="1">
                <text:p>1</text:p>
              </table:table-cell>
            </table:table-row>
            <table:table-row>
              <table:table-cell office:value-type="float" office:value="41759">
                <text:p>41760</text:p>
              </table:table-cell>
              <table:table-cell office:value-type="float" office:value="0">
                <text:p>0</text:p>
              </table:table-cell>
            </table:table-row>
            <table:table-row>
              <table:table-cell office:value-type="float" office:value="41766">
                <text:p>41770</text:p>
              </table:table-cell>
              <table:table-cell office:value-type="float" office:value="0">
                <text:p>0</text:p>
              </table:table-cell>
            </table:table-row>
            <table:table-row>
              <table:table-cell office:value-type="float" office:value="41773">
                <text:p>41770</text:p>
              </table:table-cell>
              <table:table-cell office:value-type="float" office:value="0">
                <text:p>0</text:p>
              </table:table-cell>
            </table:table-row>
            <table:table-row>
              <table:table-cell office:value-type="float" office:value="41780">
                <text:p>41780</text:p>
              </table:table-cell>
              <table:table-cell office:value-type="float" office:value="0">
                <text:p>0</text:p>
              </table:table-cell>
            </table:table-row>
            <table:table-row>
              <table:table-cell office:value-type="float" office:value="41787">
                <text:p>41790</text:p>
              </table:table-cell>
              <table:table-cell office:value-type="float" office:value="0">
                <text:p>0</text:p>
              </table:table-cell>
            </table:table-row>
            <table:table-row>
              <table:table-cell office:value-type="float" office:value="41794">
                <text:p>41790</text:p>
              </table:table-cell>
              <table:table-cell office:value-type="float" office:value="0">
                <text:p>0</text:p>
              </table:table-cell>
            </table:table-row>
            <table:table-row>
              <table:table-cell office:value-type="float" office:value="41801">
                <text:p>41800</text:p>
              </table:table-cell>
              <table:table-cell office:value-type="float" office:value="0">
                <text:p>0</text:p>
              </table:table-cell>
            </table:table-row>
            <table:table-row>
              <table:table-cell office:value-type="float" office:value="41808">
                <text:p>41810</text:p>
              </table:table-cell>
              <table:table-cell office:value-type="float" office:value="0">
                <text:p>0</text:p>
              </table:table-cell>
            </table:table-row>
            <table:table-row>
              <table:table-cell office:value-type="float" office:value="41815">
                <text:p>41820</text:p>
              </table:table-cell>
              <table:table-cell office:value-type="float" office:value="0">
                <text:p>0</text:p>
              </table:table-cell>
            </table:table-row>
            <table:table-row>
              <table:table-cell office:value-type="float" office:value="41822">
                <text:p>41820</text:p>
              </table:table-cell>
              <table:table-cell office:value-type="float" office:value="1">
                <text:p>1</text:p>
              </table:table-cell>
            </table:table-row>
            <table:table-row>
              <table:table-cell office:value-type="float" office:value="41829">
                <text:p>41830</text:p>
              </table:table-cell>
              <table:table-cell office:value-type="float" office:value="0">
                <text:p>0</text:p>
              </table:table-cell>
            </table:table-row>
            <table:table-row>
              <table:table-cell office:value-type="float" office:value="41836">
                <text:p>41840</text:p>
              </table:table-cell>
              <table:table-cell office:value-type="float" office:value="3">
                <text:p>3</text:p>
              </table:table-cell>
            </table:table-row>
            <table:table-row>
              <table:table-cell office:value-type="float" office:value="41843">
                <text:p>41840</text:p>
              </table:table-cell>
              <table:table-cell office:value-type="float" office:value="1">
                <text:p>1</text:p>
              </table:table-cell>
            </table:table-row>
            <table:table-row>
              <table:table-cell office:value-type="float" office:value="41850">
                <text:p>41850</text:p>
              </table:table-cell>
              <table:table-cell office:value-type="float" office:value="0">
                <text:p>0</text:p>
              </table:table-cell>
            </table:table-row>
            <table:table-row>
              <table:table-cell office:value-type="float" office:value="41857">
                <text:p>41860</text:p>
              </table:table-cell>
              <table:table-cell office:value-type="float" office:value="0">
                <text:p>0</text:p>
              </table:table-cell>
            </table:table-row>
            <table:table-row>
              <table:table-cell office:value-type="float" office:value="41864">
                <text:p>41860</text:p>
              </table:table-cell>
              <table:table-cell office:value-type="float" office:value="0">
                <text:p>0</text:p>
              </table:table-cell>
            </table:table-row>
            <table:table-row>
              <table:table-cell office:value-type="float" office:value="41871">
                <text:p>41870</text:p>
              </table:table-cell>
              <table:table-cell office:value-type="float" office:value="0">
                <text:p>0</text:p>
              </table:table-cell>
            </table:table-row>
            <table:table-row>
              <table:table-cell office:value-type="float" office:value="41878">
                <text:p>41880</text:p>
              </table:table-cell>
              <table:table-cell office:value-type="float" office:value="0">
                <text:p>0</text:p>
              </table:table-cell>
            </table:table-row>
            <table:table-row>
              <table:table-cell office:value-type="float" office:value="41885">
                <text:p>41890</text:p>
              </table:table-cell>
              <table:table-cell office:value-type="float" office:value="0">
                <text:p>0</text:p>
              </table:table-cell>
            </table:table-row>
            <table:table-row>
              <table:table-cell office:value-type="float" office:value="41892">
                <text:p>41890</text:p>
              </table:table-cell>
              <table:table-cell office:value-type="float" office:value="0">
                <text:p>0</text:p>
              </table:table-cell>
            </table:table-row>
            <table:table-row>
              <table:table-cell office:value-type="float" office:value="41899">
                <text:p>41900</text:p>
              </table:table-cell>
              <table:table-cell office:value-type="float" office:value="13">
                <text:p>13</text:p>
              </table:table-cell>
            </table:table-row>
            <table:table-row>
              <table:table-cell office:value-type="float" office:value="41906">
                <text:p>41910</text:p>
              </table:table-cell>
              <table:table-cell office:value-type="float" office:value="3">
                <text:p>3</text:p>
              </table:table-cell>
            </table:table-row>
            <table:table-row>
              <table:table-cell office:value-type="float" office:value="41913">
                <text:p>41910</text:p>
              </table:table-cell>
              <table:table-cell office:value-type="float" office:value="0">
                <text:p>0</text:p>
              </table:table-cell>
            </table:table-row>
            <table:table-row>
              <table:table-cell office:value-type="float" office:value="41920">
                <text:p>41920</text:p>
              </table:table-cell>
              <table:table-cell office:value-type="float" office:value="0">
                <text:p>0</text:p>
              </table:table-cell>
            </table:table-row>
            <table:table-row>
              <table:table-cell office:value-type="float" office:value="41927">
                <text:p>41930</text:p>
              </table:table-cell>
              <table:table-cell office:value-type="float" office:value="0">
                <text:p>0</text:p>
              </table:table-cell>
            </table:table-row>
            <table:table-row>
              <table:table-cell office:value-type="float" office:value="41934">
                <text:p>41930</text:p>
              </table:table-cell>
              <table:table-cell office:value-type="float" office:value="10">
                <text:p>10</text:p>
              </table:table-cell>
            </table:table-row>
            <table:table-row>
              <table:table-cell office:value-type="float" office:value="41941">
                <text:p>41940</text:p>
              </table:table-cell>
              <table:table-cell office:value-type="float" office:value="4">
                <text:p>4</text:p>
              </table:table-cell>
            </table:table-row>
            <table:table-row>
              <table:table-cell office:value-type="float" office:value="41948">
                <text:p>41950</text:p>
              </table:table-cell>
              <table:table-cell office:value-type="float" office:value="0">
                <text:p>0</text:p>
              </table:table-cell>
            </table:table-row>
            <table:table-row>
              <table:table-cell office:value-type="float" office:value="41955">
                <text:p>41960</text:p>
              </table:table-cell>
              <table:table-cell office:value-type="float" office:value="1">
                <text:p>1</text:p>
              </table:table-cell>
            </table:table-row>
            <table:table-row>
              <table:table-cell office:value-type="float" office:value="41962">
                <text:p>41960</text:p>
              </table:table-cell>
              <table:table-cell office:value-type="float" office:value="8">
                <text:p>8</text:p>
              </table:table-cell>
            </table:table-row>
            <table:table-row>
              <table:table-cell office:value-type="float" office:value="41969">
                <text:p>41970</text:p>
              </table:table-cell>
              <table:table-cell office:value-type="float" office:value="17">
                <text:p>17</text:p>
              </table:table-cell>
            </table:table-row>
            <table:table-row>
              <table:table-cell office:value-type="float" office:value="41976">
                <text:p>41980</text:p>
              </table:table-cell>
              <table:table-cell office:value-type="float" office:value="9">
                <text:p>9</text:p>
              </table:table-cell>
            </table:table-row>
            <table:table-row>
              <table:table-cell office:value-type="float" office:value="41983">
                <text:p>41980</text:p>
              </table:table-cell>
              <table:table-cell office:value-type="float" office:value="0">
                <text:p>0</text:p>
              </table:table-cell>
            </table:table-row>
            <table:table-row>
              <table:table-cell office:value-type="float" office:value="41990">
                <text:p>41990</text:p>
              </table:table-cell>
              <table:table-cell office:value-type="float" office:value="38">
                <text:p>38</text:p>
              </table:table-cell>
            </table:table-row>
            <table:table-row>
              <table:table-cell office:value-type="float" office:value="41997">
                <text:p>42000</text:p>
              </table:table-cell>
              <table:table-cell office:value-type="float" office:value="4">
                <text:p>4</text:p>
              </table:table-cell>
            </table:table-row>
            <table:table-row>
              <table:table-cell office:value-type="float" office:value="42004">
                <text:p>42000</text:p>
              </table:table-cell>
              <table:table-cell office:value-type="float" office:value="0">
                <text:p>0</text:p>
              </table:table-cell>
            </table:table-row>
            <table:table-row>
              <table:table-cell office:value-type="float" office:value="42011">
                <text:p>42010</text:p>
              </table:table-cell>
              <table:table-cell office:value-type="float" office:value="0">
                <text:p>0</text:p>
              </table:table-cell>
            </table:table-row>
            <table:table-row>
              <table:table-cell office:value-type="float" office:value="42018">
                <text:p>42020</text:p>
              </table:table-cell>
              <table:table-cell office:value-type="float" office:value="7">
                <text:p>7</text:p>
              </table:table-cell>
            </table:table-row>
            <table:table-row>
              <table:table-cell office:value-type="float" office:value="42025">
                <text:p>42030</text:p>
              </table:table-cell>
              <table:table-cell office:value-type="float" office:value="8">
                <text:p>8</text:p>
              </table:table-cell>
            </table:table-row>
            <table:table-row>
              <table:table-cell office:value-type="float" office:value="42032">
                <text:p>42030</text:p>
              </table:table-cell>
              <table:table-cell office:value-type="float" office:value="1">
                <text:p>1</text:p>
              </table:table-cell>
            </table:table-row>
            <table:table-row>
              <table:table-cell office:value-type="float" office:value="42039">
                <text:p>42040</text:p>
              </table:table-cell>
              <table:table-cell office:value-type="float" office:value="0">
                <text:p>0</text:p>
              </table:table-cell>
            </table:table-row>
            <table:table-row>
              <table:table-cell office:value-type="float" office:value="42046">
                <text:p>42050</text:p>
              </table:table-cell>
              <table:table-cell office:value-type="float" office:value="23">
                <text:p>23</text:p>
              </table:table-cell>
            </table:table-row>
            <table:table-row>
              <table:table-cell office:value-type="float" office:value="42053">
                <text:p>42050</text:p>
              </table:table-cell>
              <table:table-cell office:value-type="float" office:value="3">
                <text:p>3</text:p>
              </table:table-cell>
            </table:table-row>
            <table:table-row>
              <table:table-cell office:value-type="float" office:value="42060">
                <text:p>42060</text:p>
              </table:table-cell>
              <table:table-cell office:value-type="float" office:value="3">
                <text:p>3</text:p>
              </table:table-cell>
            </table:table-row>
            <table:table-row>
              <table:table-cell office:value-type="float" office:value="42067">
                <text:p>42070</text:p>
              </table:table-cell>
              <table:table-cell office:value-type="float" office:value="0">
                <text:p>0</text:p>
              </table:table-cell>
            </table:table-row>
            <table:table-row>
              <table:table-cell office:value-type="float" office:value="42074">
                <text:p>42070</text:p>
              </table:table-cell>
              <table:table-cell office:value-type="float" office:value="34">
                <text:p>34</text:p>
              </table:table-cell>
            </table:table-row>
            <table:table-row>
              <table:table-cell office:value-type="float" office:value="42081">
                <text:p>42080</text:p>
              </table:table-cell>
              <table:table-cell office:value-type="float" office:value="7">
                <text:p>7</text:p>
              </table:table-cell>
            </table:table-row>
            <table:table-row>
              <table:table-cell office:value-type="float" office:value="42088">
                <text:p>42090</text:p>
              </table:table-cell>
              <table:table-cell office:value-type="float" office:value="9">
                <text:p>9</text:p>
              </table:table-cell>
            </table:table-row>
            <table:table-row>
              <table:table-cell office:value-type="float" office:value="42095">
                <text:p>42100</text:p>
              </table:table-cell>
              <table:table-cell office:value-type="float" office:value="0">
                <text:p>0</text:p>
              </table:table-cell>
            </table:table-row>
            <table:table-row>
              <table:table-cell office:value-type="float" office:value="42102">
                <text:p>42100</text:p>
              </table:table-cell>
              <table:table-cell office:value-type="float" office:value="0">
                <text:p>0</text:p>
              </table:table-cell>
            </table:table-row>
            <table:table-row>
              <table:table-cell office:value-type="float" office:value="42109">
                <text:p>42110</text:p>
              </table:table-cell>
              <table:table-cell office:value-type="float" office:value="8">
                <text:p>8</text:p>
              </table:table-cell>
            </table:table-row>
            <table:table-row>
              <table:table-cell office:value-type="float" office:value="42116">
                <text:p>42120</text:p>
              </table:table-cell>
              <table:table-cell office:value-type="float" office:value="0">
                <text:p>0</text:p>
              </table:table-cell>
            </table:table-row>
            <table:table-row>
              <table:table-cell office:value-type="float" office:value="42123">
                <text:p>42120</text:p>
              </table:table-cell>
              <table:table-cell office:value-type="float" office:value="83">
                <text:p>83</text:p>
              </table:table-cell>
            </table:table-row>
            <table:table-row>
              <table:table-cell office:value-type="float" office:value="42130">
                <text:p>42130</text:p>
              </table:table-cell>
              <table:table-cell office:value-type="float" office:value="7">
                <text:p>7</text:p>
              </table:table-cell>
            </table:table-row>
            <table:table-row>
              <table:table-cell office:value-type="float" office:value="42137">
                <text:p>42140</text:p>
              </table:table-cell>
              <table:table-cell office:value-type="float" office:value="0">
                <text:p>0</text:p>
              </table:table-cell>
            </table:table-row>
            <table:table-row>
              <table:table-cell office:value-type="float" office:value="42144">
                <text:p>42140</text:p>
              </table:table-cell>
              <table:table-cell office:value-type="float" office:value="27">
                <text:p>27</text:p>
              </table:table-cell>
            </table:table-row>
            <table:table-row>
              <table:table-cell office:value-type="float" office:value="42151">
                <text:p>42150</text:p>
              </table:table-cell>
              <table:table-cell office:value-type="float" office:value="4">
                <text:p>4</text:p>
              </table:table-cell>
            </table:table-row>
            <table:table-row>
              <table:table-cell office:value-type="float" office:value="42158">
                <text:p>42160</text:p>
              </table:table-cell>
              <table:table-cell office:value-type="float" office:value="0">
                <text:p>0</text:p>
              </table:table-cell>
            </table:table-row>
            <table:table-row>
              <table:table-cell office:value-type="float" office:value="42165">
                <text:p>42170</text:p>
              </table:table-cell>
              <table:table-cell office:value-type="float" office:value="15">
                <text:p>15</text:p>
              </table:table-cell>
            </table:table-row>
            <table:table-row>
              <table:table-cell office:value-type="float" office:value="42172">
                <text:p>42170</text:p>
              </table:table-cell>
              <table:table-cell office:value-type="float" office:value="4">
                <text:p>4</text:p>
              </table:table-cell>
            </table:table-row>
            <table:table-row>
              <table:table-cell office:value-type="float" office:value="42179">
                <text:p>42180</text:p>
              </table:table-cell>
              <table:table-cell office:value-type="float" office:value="3">
                <text:p>3</text:p>
              </table:table-cell>
            </table:table-row>
            <table:table-row>
              <table:table-cell office:value-type="float" office:value="42186">
                <text:p>42190</text:p>
              </table:table-cell>
              <table:table-cell office:value-type="float" office:value="0">
                <text:p>0</text:p>
              </table:table-cell>
            </table:table-row>
            <table:table-row>
              <table:table-cell office:value-type="float" office:value="42193">
                <text:p>42190</text:p>
              </table:table-cell>
              <table:table-cell office:value-type="float" office:value="14">
                <text:p>14</text:p>
              </table:table-cell>
            </table:table-row>
            <table:table-row>
              <table:table-cell office:value-type="float" office:value="42200">
                <text:p>42200</text:p>
              </table:table-cell>
              <table:table-cell office:value-type="float" office:value="11">
                <text:p>11</text:p>
              </table:table-cell>
            </table:table-row>
            <table:table-row>
              <table:table-cell office:value-type="float" office:value="42207">
                <text:p>42210</text:p>
              </table:table-cell>
              <table:table-cell office:value-type="float" office:value="0">
                <text:p>0</text:p>
              </table:table-cell>
            </table:table-row>
            <table:table-row>
              <table:table-cell office:value-type="float" office:value="42214">
                <text:p>42210</text:p>
              </table:table-cell>
              <table:table-cell office:value-type="float" office:value="0">
                <text:p>0</text:p>
              </table:table-cell>
            </table:table-row>
            <table:table-row>
              <table:table-cell office:value-type="float" office:value="42221">
                <text:p>42220</text:p>
              </table:table-cell>
              <table:table-cell office:value-type="float" office:value="0">
                <text:p>0</text:p>
              </table:table-cell>
            </table:table-row>
            <table:table-row>
              <table:table-cell office:value-type="float" office:value="42228">
                <text:p>42230</text:p>
              </table:table-cell>
              <table:table-cell office:value-type="float" office:value="0">
                <text:p>0</text:p>
              </table:table-cell>
            </table:table-row>
            <table:table-row>
              <table:table-cell office:value-type="float" office:value="42235">
                <text:p>42240</text:p>
              </table:table-cell>
              <table:table-cell office:value-type="float" office:value="0">
                <text:p>0</text:p>
              </table:table-cell>
            </table:table-row>
            <table:table-row>
              <table:table-cell office:value-type="float" office:value="42242">
                <text:p>42240</text:p>
              </table:table-cell>
              <table:table-cell office:value-type="float" office:value="0">
                <text:p>0</text:p>
              </table:table-cell>
            </table:table-row>
            <table:table-row>
              <table:table-cell office:value-type="float" office:value="42249">
                <text:p>42250</text:p>
              </table:table-cell>
              <table:table-cell office:value-type="float" office:value="0">
                <text:p>0</text:p>
              </table:table-cell>
            </table:table-row>
            <table:table-row>
              <table:table-cell office:value-type="float" office:value="42256">
                <text:p>42260</text:p>
              </table:table-cell>
              <table:table-cell office:value-type="float" office:value="23">
                <text:p>23</text:p>
              </table:table-cell>
            </table:table-row>
            <table:table-row>
              <table:table-cell office:value-type="float" office:value="42263">
                <text:p>42260</text:p>
              </table:table-cell>
              <table:table-cell office:value-type="float" office:value="12">
                <text:p>12</text:p>
              </table:table-cell>
            </table:table-row>
            <table:table-row>
              <table:table-cell office:value-type="float" office:value="42270">
                <text:p>42270</text:p>
              </table:table-cell>
              <table:table-cell office:value-type="float" office:value="0">
                <text:p>0</text:p>
              </table:table-cell>
            </table:table-row>
            <table:table-row>
              <table:table-cell office:value-type="float" office:value="42277">
                <text:p>42280</text:p>
              </table:table-cell>
              <table:table-cell office:value-type="float" office:value="0">
                <text:p>0</text:p>
              </table:table-cell>
            </table:table-row>
            <table:table-row>
              <table:table-cell office:value-type="float" office:value="42284">
                <text:p>42280</text:p>
              </table:table-cell>
              <table:table-cell office:value-type="float" office:value="18">
                <text:p>18</text:p>
              </table:table-cell>
            </table:table-row>
            <table:table-row>
              <table:table-cell office:value-type="float" office:value="42291">
                <text:p>42290</text:p>
              </table:table-cell>
              <table:table-cell office:value-type="float" office:value="13">
                <text:p>13</text:p>
              </table:table-cell>
            </table:table-row>
            <table:table-row>
              <table:table-cell office:value-type="float" office:value="42298">
                <text:p>42300</text:p>
              </table:table-cell>
              <table:table-cell office:value-type="float" office:value="0">
                <text:p>0</text:p>
              </table:table-cell>
            </table:table-row>
            <table:table-row>
              <table:table-cell office:value-type="float" office:value="42305">
                <text:p>42310</text:p>
              </table:table-cell>
              <table:table-cell office:value-type="float" office:value="30">
                <text:p>30</text:p>
              </table:table-cell>
            </table:table-row>
            <table:table-row>
              <table:table-cell office:value-type="float" office:value="42312">
                <text:p>42310</text:p>
              </table:table-cell>
              <table:table-cell office:value-type="float" office:value="9">
                <text:p>9</text:p>
              </table:table-cell>
            </table:table-row>
            <table:table-row>
              <table:table-cell office:value-type="float" office:value="42319">
                <text:p>42320</text:p>
              </table:table-cell>
              <table:table-cell office:value-type="float" office:value="3">
                <text:p>3</text:p>
              </table:table-cell>
            </table:table-row>
            <table:table-row>
              <table:table-cell office:value-type="float" office:value="42326">
                <text:p>42330</text:p>
              </table:table-cell>
              <table:table-cell office:value-type="float" office:value="0">
                <text:p>0</text:p>
              </table:table-cell>
            </table:table-row>
            <table:table-row>
              <table:table-cell office:value-type="float" office:value="42333">
                <text:p>42330</text:p>
              </table:table-cell>
              <table:table-cell office:value-type="float" office:value="17">
                <text:p>17</text:p>
              </table:table-cell>
            </table:table-row>
            <table:table-row>
              <table:table-cell office:value-type="float" office:value="42340">
                <text:p>42340</text:p>
              </table:table-cell>
              <table:table-cell office:value-type="float" office:value="10">
                <text:p>10</text:p>
              </table:table-cell>
            </table:table-row>
            <table:table-row>
              <table:table-cell office:value-type="float" office:value="42347">
                <text:p>42350</text:p>
              </table:table-cell>
              <table:table-cell office:value-type="float" office:value="0">
                <text:p>0</text:p>
              </table:table-cell>
            </table:table-row>
            <table:table-row>
              <table:table-cell office:value-type="float" office:value="42354">
                <text:p>42350</text:p>
              </table:table-cell>
              <table:table-cell office:value-type="float" office:value="36">
                <text:p>36</text:p>
              </table:table-cell>
            </table:table-row>
            <table:table-row>
              <table:table-cell office:value-type="float" office:value="42361">
                <text:p>42360</text:p>
              </table:table-cell>
              <table:table-cell office:value-type="float" office:value="10">
                <text:p>10</text:p>
              </table:table-cell>
            </table:table-row>
            <table:table-row>
              <table:table-cell office:value-type="float" office:value="42368">
                <text:p>42370</text:p>
              </table:table-cell>
              <table:table-cell office:value-type="float" office:value="0">
                <text:p>0</text:p>
              </table:table-cell>
            </table:table-row>
            <table:table-row>
              <table:table-cell office:value-type="float" office:value="42375">
                <text:p>42380</text:p>
              </table:table-cell>
              <table:table-cell office:value-type="float" office:value="0">
                <text:p>0</text:p>
              </table:table-cell>
            </table:table-row>
            <table:table-row>
              <table:table-cell office:value-type="float" office:value="42382">
                <text:p>42380</text:p>
              </table:table-cell>
              <table:table-cell office:value-type="float" office:value="0">
                <text:p>0</text:p>
              </table:table-cell>
            </table:table-row>
            <table:table-row>
              <table:table-cell office:value-type="float" office:value="42389">
                <text:p>42390</text:p>
              </table:table-cell>
              <table:table-cell office:value-type="float" office:value="17">
                <text:p>17</text:p>
              </table:table-cell>
            </table:table-row>
            <table:table-row>
              <table:table-cell office:value-type="float" office:value="42396">
                <text:p>42400</text:p>
              </table:table-cell>
              <table:table-cell office:value-type="float" office:value="0">
                <text:p>0</text:p>
              </table:table-cell>
            </table:table-row>
            <table:table-row>
              <table:table-cell office:value-type="float" office:value="42403">
                <text:p>42400</text:p>
              </table:table-cell>
              <table:table-cell office:value-type="float" office:value="13">
                <text:p>13</text:p>
              </table:table-cell>
            </table:table-row>
            <table:table-row>
              <table:table-cell office:value-type="float" office:value="42410">
                <text:p>42410</text:p>
              </table:table-cell>
              <table:table-cell office:value-type="float" office:value="8">
                <text:p>8</text:p>
              </table:table-cell>
            </table:table-row>
            <table:table-row>
              <table:table-cell office:value-type="float" office:value="42417">
                <text:p>42420</text:p>
              </table:table-cell>
              <table:table-cell office:value-type="float" office:value="0">
                <text:p>0</text:p>
              </table:table-cell>
            </table:table-row>
            <table:table-row>
              <table:table-cell office:value-type="float" office:value="42424">
                <text:p>42420</text:p>
              </table:table-cell>
              <table:table-cell office:value-type="float" office:value="3">
                <text:p>3</text:p>
              </table:table-cell>
            </table:table-row>
            <table:table-row>
              <table:table-cell office:value-type="float" office:value="42431">
                <text:p>42430</text:p>
              </table:table-cell>
              <table:table-cell office:value-type="float" office:value="15">
                <text:p>15</text:p>
              </table:table-cell>
            </table:table-row>
            <table:table-row>
              <table:table-cell office:value-type="float" office:value="42438">
                <text:p>42440</text:p>
              </table:table-cell>
              <table:table-cell office:value-type="float" office:value="11">
                <text:p>11</text:p>
              </table:table-cell>
            </table:table-row>
            <table:table-row>
              <table:table-cell office:value-type="float" office:value="42445">
                <text:p>42450</text:p>
              </table:table-cell>
              <table:table-cell office:value-type="float" office:value="7">
                <text:p>7</text:p>
              </table:table-cell>
            </table:table-row>
            <table:table-row>
              <table:table-cell office:value-type="float" office:value="42452">
                <text:p>42450</text:p>
              </table:table-cell>
              <table:table-cell office:value-type="float" office:value="0">
                <text:p>0</text:p>
              </table:table-cell>
            </table:table-row>
            <table:table-row>
              <table:table-cell office:value-type="float" office:value="42459">
                <text:p>42460</text:p>
              </table:table-cell>
              <table:table-cell office:value-type="float" office:value="0">
                <text:p>0</text:p>
              </table:table-cell>
            </table:table-row>
            <table:table-row>
              <table:table-cell office:value-type="float" office:value="42466">
                <text:p>42470</text:p>
              </table:table-cell>
              <table:table-cell office:value-type="float" office:value="0">
                <text:p>0</text:p>
              </table:table-cell>
            </table:table-row>
            <table:table-row>
              <table:table-cell office:value-type="float" office:value="42473">
                <text:p>42470</text:p>
              </table:table-cell>
              <table:table-cell office:value-type="float" office:value="35">
                <text:p>35</text:p>
              </table:table-cell>
            </table:table-row>
            <table:table-row>
              <table:table-cell office:value-type="float" office:value="42480">
                <text:p>42480</text:p>
              </table:table-cell>
              <table:table-cell office:value-type="float" office:value="5">
                <text:p>5</text:p>
              </table:table-cell>
            </table:table-row>
            <table:table-row>
              <table:table-cell office:value-type="float" office:value="42487">
                <text:p>42490</text:p>
              </table:table-cell>
              <table:table-cell office:value-type="float" office:value="0">
                <text:p>0</text:p>
              </table:table-cell>
            </table:table-row>
            <table:table-row>
              <table:table-cell office:value-type="float" office:value="42494">
                <text:p>42490</text:p>
              </table:table-cell>
              <table:table-cell office:value-type="float" office:value="63">
                <text:p>63</text:p>
              </table:table-cell>
            </table:table-row>
            <table:table-row>
              <table:table-cell office:value-type="float" office:value="42501">
                <text:p>42500</text:p>
              </table:table-cell>
              <table:table-cell office:value-type="float" office:value="18">
                <text:p>18</text:p>
              </table:table-cell>
            </table:table-row>
            <table:table-row>
              <table:table-cell office:value-type="float" office:value="42508">
                <text:p>42510</text:p>
              </table:table-cell>
              <table:table-cell office:value-type="float" office:value="7">
                <text:p>7</text:p>
              </table:table-cell>
            </table:table-row>
            <table:table-row>
              <table:table-cell office:value-type="float" office:value="42515">
                <text:p>42520</text:p>
              </table:table-cell>
              <table:table-cell office:value-type="float" office:value="3">
                <text:p>3</text:p>
              </table:table-cell>
            </table:table-row>
            <table:table-row>
              <table:table-cell office:value-type="float" office:value="42522">
                <text:p>42520</text:p>
              </table:table-cell>
              <table:table-cell office:value-type="float" office:value="8">
                <text:p>8</text:p>
              </table:table-cell>
            </table:table-row>
            <table:table-row>
              <table:table-cell office:value-type="float" office:value="42529">
                <text:p>42530</text:p>
              </table:table-cell>
              <table:table-cell office:value-type="float" office:value="38">
                <text:p>38</text:p>
              </table:table-cell>
            </table:table-row>
            <table:table-row>
              <table:table-cell office:value-type="float" office:value="42536">
                <text:p>42540</text:p>
              </table:table-cell>
              <table:table-cell office:value-type="float" office:value="4">
                <text:p>4</text:p>
              </table:table-cell>
            </table:table-row>
            <table:table-row>
              <table:table-cell office:value-type="float" office:value="42543">
                <text:p>42540</text:p>
              </table:table-cell>
              <table:table-cell office:value-type="float" office:value="0">
                <text:p>0</text:p>
              </table:table-cell>
            </table:table-row>
            <table:table-row>
              <table:table-cell office:value-type="float" office:value="42550">
                <text:p>42550</text:p>
              </table:table-cell>
              <table:table-cell office:value-type="float" office:value="12">
                <text:p>12</text:p>
              </table:table-cell>
            </table:table-row>
            <table:table-row>
              <table:table-cell office:value-type="float" office:value="42557">
                <text:p>42560</text:p>
              </table:table-cell>
              <table:table-cell office:value-type="float" office:value="25">
                <text:p>25</text:p>
              </table:table-cell>
            </table:table-row>
            <table:table-row>
              <table:table-cell office:value-type="float" office:value="42564">
                <text:p>42560</text:p>
              </table:table-cell>
              <table:table-cell office:value-type="float" office:value="3">
                <text:p>3</text:p>
              </table:table-cell>
            </table:table-row>
            <table:table-row>
              <table:table-cell office:value-type="float" office:value="42571">
                <text:p>42570</text:p>
              </table:table-cell>
              <table:table-cell office:value-type="float" office:value="0">
                <text:p>0</text:p>
              </table:table-cell>
            </table:table-row>
            <table:table-row>
              <table:table-cell office:value-type="float" office:value="42578">
                <text:p>42580</text:p>
              </table:table-cell>
              <table:table-cell office:value-type="float" office:value="0">
                <text:p>0</text:p>
              </table:table-cell>
            </table:table-row>
            <table:table-row>
              <table:table-cell office:value-type="float" office:value="42585">
                <text:p>42590</text:p>
              </table:table-cell>
              <table:table-cell office:value-type="float" office:value="0">
                <text:p>0</text:p>
              </table:table-cell>
            </table:table-row>
            <table:table-row>
              <table:table-cell office:value-type="float" office:value="42592">
                <text:p>42590</text:p>
              </table:table-cell>
              <table:table-cell office:value-type="float" office:value="0">
                <text:p>0</text:p>
              </table:table-cell>
            </table:table-row>
            <table:table-row>
              <table:table-cell office:value-type="float" office:value="42599">
                <text:p>42600</text:p>
              </table:table-cell>
              <table:table-cell office:value-type="float" office:value="0">
                <text:p>0</text:p>
              </table:table-cell>
            </table:table-row>
            <table:table-row>
              <table:table-cell office:value-type="float" office:value="42606">
                <text:p>42610</text:p>
              </table:table-cell>
              <table:table-cell office:value-type="float" office:value="0">
                <text:p>0</text:p>
              </table:table-cell>
            </table:table-row>
            <table:table-row>
              <table:table-cell office:value-type="float" office:value="42613">
                <text:p>42610</text:p>
              </table:table-cell>
              <table:table-cell office:value-type="float" office:value="0">
                <text:p>0</text:p>
              </table:table-cell>
            </table:table-row>
            <table:table-row>
              <table:table-cell office:value-type="float" office:value="42620">
                <text:p>42620</text:p>
              </table:table-cell>
              <table:table-cell office:value-type="float" office:value="0">
                <text:p>0</text:p>
              </table:table-cell>
            </table:table-row>
            <table:table-row>
              <table:table-cell office:value-type="float" office:value="42627">
                <text:p>42630</text:p>
              </table:table-cell>
              <table:table-cell office:value-type="float" office:value="30">
                <text:p>30</text:p>
              </table:table-cell>
            </table:table-row>
            <table:table-row>
              <table:table-cell office:value-type="float" office:value="42634">
                <text:p>42630</text:p>
              </table:table-cell>
              <table:table-cell office:value-type="float" office:value="10">
                <text:p>10</text:p>
              </table:table-cell>
            </table:table-row>
            <table:table-row>
              <table:table-cell office:value-type="float" office:value="42641">
                <text:p>42640</text:p>
              </table:table-cell>
              <table:table-cell office:value-type="float" office:value="0">
                <text:p>0</text:p>
              </table:table-cell>
            </table:table-row>
            <table:table-row>
              <table:table-cell office:value-type="float" office:value="42648">
                <text:p>42650</text:p>
              </table:table-cell>
              <table:table-cell office:value-type="float" office:value="17">
                <text:p>17</text:p>
              </table:table-cell>
            </table:table-row>
            <table:table-row>
              <table:table-cell office:value-type="float" office:value="42655">
                <text:p>42660</text:p>
              </table:table-cell>
              <table:table-cell office:value-type="float" office:value="10">
                <text:p>10</text:p>
              </table:table-cell>
            </table:table-row>
            <table:table-row>
              <table:table-cell office:value-type="float" office:value="42662">
                <text:p>42660</text:p>
              </table:table-cell>
              <table:table-cell office:value-type="float" office:value="0">
                <text:p>0</text:p>
              </table:table-cell>
            </table:table-row>
            <table:table-row>
              <table:table-cell office:value-type="float" office:value="42669">
                <text:p>42670</text:p>
              </table:table-cell>
              <table:table-cell office:value-type="float" office:value="26">
                <text:p>26</text:p>
              </table:table-cell>
            </table:table-row>
            <table:table-row>
              <table:table-cell office:value-type="float" office:value="42676">
                <text:p>42680</text:p>
              </table:table-cell>
              <table:table-cell office:value-type="float" office:value="0">
                <text:p>0</text:p>
              </table:table-cell>
            </table:table-row>
            <table:table-row>
              <table:table-cell office:value-type="float" office:value="42683">
                <text:p>42680</text:p>
              </table:table-cell>
              <table:table-cell office:value-type="float" office:value="0">
                <text:p>0</text:p>
              </table:table-cell>
            </table:table-row>
            <table:table-row>
              <table:table-cell office:value-type="float" office:value="42690">
                <text:p>42690</text:p>
              </table:table-cell>
              <table:table-cell office:value-type="float" office:value="0">
                <text:p>0</text:p>
              </table:table-cell>
            </table:table-row>
            <table:table-row>
              <table:table-cell office:value-type="float" office:value="42697">
                <text:p>42700</text:p>
              </table:table-cell>
              <table:table-cell office:value-type="float" office:value="20">
                <text:p>20</text:p>
              </table:table-cell>
            </table:table-row>
            <table:table-row>
              <table:table-cell office:value-type="float" office:value="42704">
                <text:p>42700</text:p>
              </table:table-cell>
              <table:table-cell office:value-type="float" office:value="9">
                <text:p>9</text:p>
              </table:table-cell>
            </table:table-row>
            <table:table-row>
              <table:table-cell office:value-type="float" office:value="42711">
                <text:p>42710</text:p>
              </table:table-cell>
              <table:table-cell office:value-type="float" office:value="25">
                <text:p>25</text:p>
              </table:table-cell>
            </table:table-row>
            <table:table-row>
              <table:table-cell office:value-type="float" office:value="42718">
                <text:p>42720</text:p>
              </table:table-cell>
              <table:table-cell office:value-type="float" office:value="24">
                <text:p>24</text:p>
              </table:table-cell>
            </table:table-row>
            <table:table-row>
              <table:table-cell office:value-type="float" office:value="42725">
                <text:p>42730</text:p>
              </table:table-cell>
              <table:table-cell office:value-type="float" office:value="5">
                <text:p>5</text:p>
              </table:table-cell>
            </table:table-row>
            <table:table-row>
              <table:table-cell office:value-type="float" office:value="42732">
                <text:p>42730</text:p>
              </table:table-cell>
              <table:table-cell office:value-type="float" office:value="0">
                <text:p>0</text:p>
              </table:table-cell>
            </table:table-row>
            <table:table-row>
              <table:table-cell office:value-type="float" office:value="42739">
                <text:p>42740</text:p>
              </table:table-cell>
              <table:table-cell office:value-type="float" office:value="0">
                <text:p>0</text:p>
              </table:table-cell>
            </table:table-row>
            <table:table-row>
              <table:table-cell office:value-type="float" office:value="42746">
                <text:p>42750</text:p>
              </table:table-cell>
              <table:table-cell office:value-type="float" office:value="0">
                <text:p>0</text:p>
              </table:table-cell>
            </table:table-row>
            <table:table-row>
              <table:table-cell office:value-type="float" office:value="42753">
                <text:p>42750</text:p>
              </table:table-cell>
              <table:table-cell office:value-type="float" office:value="1">
                <text:p>1</text:p>
              </table:table-cell>
            </table:table-row>
            <table:table-row>
              <table:table-cell office:value-type="float" office:value="42760">
                <text:p>42760</text:p>
              </table:table-cell>
              <table:table-cell office:value-type="float" office:value="0">
                <text:p>0</text:p>
              </table:table-cell>
            </table:table-row>
            <table:table-row>
              <table:table-cell office:value-type="float" office:value="42767">
                <text:p>42770</text:p>
              </table:table-cell>
              <table:table-cell office:value-type="float" office:value="0">
                <text:p>0</text:p>
              </table:table-cell>
            </table:table-row>
            <table:table-row>
              <table:table-cell office:value-type="float" office:value="42774">
                <text:p>42770</text:p>
              </table:table-cell>
              <table:table-cell office:value-type="float" office:value="0">
                <text:p>0</text:p>
              </table:table-cell>
            </table:table-row>
            <table:table-row>
              <table:table-cell office:value-type="float" office:value="42781">
                <text:p>42780</text:p>
              </table:table-cell>
              <table:table-cell office:value-type="float" office:value="3">
                <text:p>3</text:p>
              </table:table-cell>
            </table:table-row>
            <table:table-row>
              <table:table-cell office:value-type="float" office:value="42788">
                <text:p>42790</text:p>
              </table:table-cell>
              <table:table-cell office:value-type="float" office:value="0">
                <text:p>0</text:p>
              </table:table-cell>
            </table:table-row>
            <table:table-row>
              <table:table-cell office:value-type="float" office:value="42795">
                <text:p>42800</text:p>
              </table:table-cell>
              <table:table-cell office:value-type="float" office:value="0">
                <text:p>0</text:p>
              </table:table-cell>
            </table:table-row>
            <table:table-row>
              <table:table-cell office:value-type="float" office:value="42802">
                <text:p>42800</text:p>
              </table:table-cell>
              <table:table-cell office:value-type="float" office:value="0">
                <text:p>0</text:p>
              </table:table-cell>
            </table:table-row>
            <table:table-row>
              <table:table-cell office:value-type="float" office:value="42809">
                <text:p>42810</text:p>
              </table:table-cell>
              <table:table-cell office:value-type="float" office:value="4">
                <text:p>4</text:p>
              </table:table-cell>
            </table:table-row>
            <table:table-row>
              <table:table-cell office:value-type="float" office:value="42816">
                <text:p>42820</text:p>
              </table:table-cell>
              <table:table-cell office:value-type="float" office:value="0">
                <text:p>0</text:p>
              </table:table-cell>
            </table:table-row>
            <table:table-row>
              <table:table-cell office:value-type="float" office:value="42823">
                <text:p>42820</text:p>
              </table:table-cell>
              <table:table-cell office:value-type="float" office:value="0">
                <text:p>0</text:p>
              </table:table-cell>
            </table:table-row>
            <table:table-row>
              <table:table-cell office:value-type="float" office:value="42830">
                <text:p>42830</text:p>
              </table:table-cell>
              <table:table-cell office:value-type="float" office:value="4">
                <text:p>4</text:p>
              </table:table-cell>
            </table:table-row>
            <table:table-row>
              <table:table-cell office:value-type="float" office:value="42837">
                <text:p>42840</text:p>
              </table:table-cell>
              <table:table-cell office:value-type="float" office:value="1">
                <text:p>1</text:p>
              </table:table-cell>
            </table:table-row>
            <table:table-row>
              <table:table-cell office:value-type="float" office:value="42844">
                <text:p>42840</text:p>
              </table:table-cell>
              <table:table-cell office:value-type="float" office:value="0">
                <text:p>0</text:p>
              </table:table-cell>
            </table:table-row>
            <table:table-row>
              <table:table-cell office:value-type="float" office:value="42851">
                <text:p>42850</text:p>
              </table:table-cell>
              <table:table-cell office:value-type="float" office:value="0">
                <text:p>0</text:p>
              </table:table-cell>
            </table:table-row>
            <table:table-row>
              <table:table-cell office:value-type="float" office:value="42858">
                <text:p>42860</text:p>
              </table:table-cell>
              <table:table-cell office:value-type="float" office:value="0">
                <text:p>0</text:p>
              </table:table-cell>
            </table:table-row>
            <table:table-row>
              <table:table-cell office:value-type="float" office:value="42865">
                <text:p>42870</text:p>
              </table:table-cell>
              <table:table-cell office:value-type="float" office:value="0">
                <text:p>0</text:p>
              </table:table-cell>
            </table:table-row>
            <table:table-row>
              <table:table-cell office:value-type="float" office:value="42872">
                <text:p>42870</text:p>
              </table:table-cell>
              <table:table-cell office:value-type="float" office:value="2">
                <text:p>2</text:p>
              </table:table-cell>
            </table:table-row>
            <table:table-row>
              <table:table-cell office:value-type="float" office:value="42879">
                <text:p>42880</text:p>
              </table:table-cell>
              <table:table-cell office:value-type="float" office:value="2">
                <text:p>2</text:p>
              </table:table-cell>
            </table:table-row>
            <table:table-row>
              <table:table-cell office:value-type="float" office:value="42886">
                <text:p>42890</text:p>
              </table:table-cell>
              <table:table-cell office:value-type="float" office:value="0">
                <text:p>0</text:p>
              </table:table-cell>
            </table:table-row>
            <table:table-row>
              <table:table-cell office:value-type="float" office:value="42893">
                <text:p>42890</text:p>
              </table:table-cell>
              <table:table-cell office:value-type="float" office:value="0">
                <text:p>0</text:p>
              </table:table-cell>
            </table:table-row>
            <table:table-row>
              <table:table-cell office:value-type="float" office:value="42900">
                <text:p>42900</text:p>
              </table:table-cell>
              <table:table-cell office:value-type="float" office:value="6">
                <text:p>6</text:p>
              </table:table-cell>
            </table:table-row>
            <table:table-row>
              <table:table-cell office:value-type="float" office:value="42907">
                <text:p>42910</text:p>
              </table:table-cell>
              <table:table-cell office:value-type="float" office:value="0">
                <text:p>0</text:p>
              </table:table-cell>
            </table:table-row>
            <table:table-row>
              <table:table-cell office:value-type="float" office:value="42914">
                <text:p>42910</text:p>
              </table:table-cell>
              <table:table-cell office:value-type="float" office:value="0">
                <text:p>0</text:p>
              </table:table-cell>
            </table:table-row>
            <table:table-row>
              <table:table-cell office:value-type="float" office:value="42921">
                <text:p>42920</text:p>
              </table:table-cell>
              <table:table-cell office:value-type="float" office:value="4">
                <text:p>4</text:p>
              </table:table-cell>
            </table:table-row>
            <table:table-row>
              <table:table-cell office:value-type="float" office:value="42928">
                <text:p>42930</text:p>
              </table:table-cell>
              <table:table-cell office:value-type="float" office:value="0">
                <text:p>0</text:p>
              </table:table-cell>
            </table:table-row>
            <table:table-row>
              <table:table-cell office:value-type="float" office:value="42935">
                <text:p>42940</text:p>
              </table:table-cell>
              <table:table-cell office:value-type="float" office:value="0">
                <text:p>0</text:p>
              </table:table-cell>
            </table:table-row>
            <table:table-row>
              <table:table-cell office:value-type="float" office:value="42942">
                <text:p>42940</text:p>
              </table:table-cell>
              <table:table-cell office:value-type="float" office:value="0">
                <text:p>0</text:p>
              </table:table-cell>
            </table:table-row>
            <table:table-row>
              <table:table-cell office:value-type="float" office:value="42949">
                <text:p>42950</text:p>
              </table:table-cell>
              <table:table-cell office:value-type="float" office:value="0">
                <text:p>0</text:p>
              </table:table-cell>
            </table:table-row>
            <table:table-row>
              <table:table-cell office:value-type="float" office:value="42956">
                <text:p>42960</text:p>
              </table:table-cell>
              <table:table-cell office:value-type="float" office:value="0">
                <text:p>0</text:p>
              </table:table-cell>
            </table:table-row>
            <table:table-row>
              <table:table-cell office:value-type="float" office:value="42963">
                <text:p>42960</text:p>
              </table:table-cell>
              <table:table-cell office:value-type="float" office:value="0">
                <text:p>0</text:p>
              </table:table-cell>
            </table:table-row>
            <table:table-row>
              <table:table-cell office:value-type="float" office:value="42970">
                <text:p>42970</text:p>
              </table:table-cell>
              <table:table-cell office:value-type="float" office:value="0">
                <text:p>0</text:p>
              </table:table-cell>
            </table:table-row>
            <table:table-row>
              <table:table-cell office:value-type="float" office:value="42977">
                <text:p>42980</text:p>
              </table:table-cell>
              <table:table-cell office:value-type="float" office:value="0">
                <text:p>0</text:p>
              </table:table-cell>
            </table:table-row>
            <table:table-row>
              <table:table-cell office:value-type="float" office:value="42984">
                <text:p>42980</text:p>
              </table:table-cell>
              <table:table-cell office:value-type="float" office:value="0">
                <text:p>0</text:p>
              </table:table-cell>
            </table:table-row>
            <table:table-row>
              <table:table-cell office:value-type="float" office:value="42991">
                <text:p>42990</text:p>
              </table:table-cell>
              <table:table-cell office:value-type="float" office:value="2">
                <text:p>2</text:p>
              </table:table-cell>
            </table:table-row>
            <table:table-row>
              <table:table-cell office:value-type="float" office:value="42998">
                <text:p>43000</text:p>
              </table:table-cell>
              <table:table-cell office:value-type="float" office:value="0">
                <text:p>0</text:p>
              </table:table-cell>
            </table:table-row>
            <table:table-row>
              <table:table-cell office:value-type="float" office:value="43005">
                <text:p>43010</text:p>
              </table:table-cell>
              <table:table-cell office:value-type="float" office:value="0">
                <text:p>0</text:p>
              </table:table-cell>
            </table:table-row>
            <table:table-row>
              <table:table-cell office:value-type="float" office:value="43012">
                <text:p>43010</text:p>
              </table:table-cell>
              <table:table-cell office:value-type="float" office:value="2">
                <text:p>2</text:p>
              </table:table-cell>
            </table:table-row>
            <table:table-row>
              <table:table-cell office:value-type="float" office:value="43019">
                <text:p>43020</text:p>
              </table:table-cell>
              <table:table-cell office:value-type="float" office:value="0">
                <text:p>0</text:p>
              </table:table-cell>
            </table:table-row>
            <table:table-row>
              <table:table-cell office:value-type="float" office:value="43026">
                <text:p>43030</text:p>
              </table:table-cell>
              <table:table-cell office:value-type="float" office:value="0">
                <text:p>0</text:p>
              </table:table-cell>
            </table:table-row>
            <table:table-row>
              <table:table-cell office:value-type="float" office:value="43033">
                <text:p>43030</text:p>
              </table:table-cell>
              <table:table-cell office:value-type="float" office:value="2">
                <text:p>2</text:p>
              </table:table-cell>
            </table:table-row>
            <table:table-row>
              <table:table-cell office:value-type="float" office:value="43040">
                <text:p>43040</text:p>
              </table:table-cell>
              <table:table-cell office:value-type="float" office:value="0">
                <text:p>0</text:p>
              </table:table-cell>
            </table:table-row>
            <table:table-row>
              <table:table-cell office:value-type="float" office:value="43047">
                <text:p>43050</text:p>
              </table:table-cell>
              <table:table-cell office:value-type="float" office:value="0">
                <text:p>0</text:p>
              </table:table-cell>
            </table:table-row>
            <table:table-row>
              <table:table-cell office:value-type="float" office:value="43054">
                <text:p>43050</text:p>
              </table:table-cell>
              <table:table-cell office:value-type="float" office:value="3">
                <text:p>3</text:p>
              </table:table-cell>
            </table:table-row>
            <table:table-row>
              <table:table-cell office:value-type="float" office:value="43061">
                <text:p>43060</text:p>
              </table:table-cell>
              <table:table-cell office:value-type="float" office:value="1">
                <text:p>1</text:p>
              </table:table-cell>
            </table:table-row>
            <table:table-row>
              <table:table-cell office:value-type="float" office:value="43068">
                <text:p>43070</text:p>
              </table:table-cell>
              <table:table-cell office:value-type="float" office:value="1">
                <text:p>1</text:p>
              </table:table-cell>
            </table:table-row>
            <table:table-row>
              <table:table-cell office:value-type="float" office:value="43075">
                <text:p>43080</text:p>
              </table:table-cell>
              <table:table-cell office:value-type="float" office:value="0">
                <text:p>0</text:p>
              </table:table-cell>
            </table:table-row>
            <table:table-row>
              <table:table-cell office:value-type="float" office:value="43082">
                <text:p>43080</text:p>
              </table:table-cell>
              <table:table-cell office:value-type="float" office:value="3">
                <text:p>3</text:p>
              </table:table-cell>
            </table:table-row>
            <table:table-row>
              <table:table-cell office:value-type="float" office:value="43089">
                <text:p>43090</text:p>
              </table:table-cell>
              <table:table-cell office:value-type="float" office:value="0">
                <text:p>0</text:p>
              </table:table-cell>
            </table:table-row>
            <table:table-row>
              <table:table-cell office:value-type="float" office:value="43096">
                <text:p>43100</text:p>
              </table:table-cell>
              <table:table-cell office:value-type="float" office:value="0">
                <text:p>0</text:p>
              </table:table-cell>
            </table:table-row>
            <table:table-row>
              <table:table-cell office:value-type="float" office:value="43103">
                <text:p>43100</text:p>
              </table:table-cell>
              <table:table-cell office:value-type="float" office:value="0">
                <text:p>0</text:p>
              </table:table-cell>
            </table:table-row>
            <table:table-row>
              <table:table-cell office:value-type="float" office:value="43110">
                <text:p>43110</text:p>
              </table:table-cell>
              <table:table-cell office:value-type="float" office:value="0">
                <text:p>0</text:p>
              </table:table-cell>
            </table:table-row>
            <table:table-row>
              <table:table-cell office:value-type="float" office:value="43117">
                <text:p>43120</text:p>
              </table:table-cell>
              <table:table-cell office:value-type="float" office:value="6">
                <text:p>6</text:p>
              </table:table-cell>
            </table:table-row>
            <table:table-row>
              <table:table-cell office:value-type="float" office:value="43124">
                <text:p>43120</text:p>
              </table:table-cell>
              <table:table-cell office:value-type="float" office:value="0">
                <text:p>0</text:p>
              </table:table-cell>
            </table:table-row>
            <table:table-row>
              <table:table-cell office:value-type="float" office:value="43131">
                <text:p>43130</text:p>
              </table:table-cell>
              <table:table-cell office:value-type="float" office:value="0">
                <text:p>0</text:p>
              </table:table-cell>
            </table:table-row>
            <table:table-row>
              <table:table-cell office:value-type="float" office:value="43138">
                <text:p>43140</text:p>
              </table:table-cell>
              <table:table-cell office:value-type="float" office:value="3">
                <text:p>3</text:p>
              </table:table-cell>
            </table:table-row>
            <table:table-row>
              <table:table-cell office:value-type="float" office:value="43145">
                <text:p>43150</text:p>
              </table:table-cell>
              <table:table-cell office:value-type="float" office:value="1">
                <text:p>1</text:p>
              </table:table-cell>
            </table:table-row>
            <table:table-row>
              <table:table-cell office:value-type="float" office:value="43152">
                <text:p>43150</text:p>
              </table:table-cell>
              <table:table-cell office:value-type="float" office:value="0">
                <text:p>0</text:p>
              </table:table-cell>
            </table:table-row>
            <table:table-row>
              <table:table-cell office:value-type="float" office:value="43159">
                <text:p>43160</text:p>
              </table:table-cell>
              <table:table-cell office:value-type="float" office:value="2">
                <text:p>2</text:p>
              </table:table-cell>
            </table:table-row>
            <table:table-row>
              <table:table-cell office:value-type="float" office:value="43166">
                <text:p>43170</text:p>
              </table:table-cell>
              <table:table-cell office:value-type="float" office:value="1">
                <text:p>1</text:p>
              </table:table-cell>
            </table:table-row>
            <table:table-row>
              <table:table-cell office:value-type="float" office:value="43173">
                <text:p>43170</text:p>
              </table:table-cell>
              <table:table-cell office:value-type="float" office:value="2">
                <text:p>2</text:p>
              </table:table-cell>
            </table:table-row>
            <table:table-row>
              <table:table-cell office:value-type="float" office:value="43180">
                <text:p>43180</text:p>
              </table:table-cell>
              <table:table-cell office:value-type="float" office:value="0">
                <text:p>0</text:p>
              </table:table-cell>
            </table:table-row>
            <table:table-row>
              <table:table-cell office:value-type="float" office:value="43187">
                <text:p>43190</text:p>
              </table:table-cell>
              <table:table-cell office:value-type="float" office:value="0">
                <text:p>0</text:p>
              </table:table-cell>
            </table:table-row>
            <table:table-row>
              <table:table-cell office:value-type="float" office:value="43194">
                <text:p>43190</text:p>
              </table:table-cell>
              <table:table-cell office:value-type="float" office:value="0">
                <text:p>0</text:p>
              </table:table-cell>
            </table:table-row>
            <table:table-row>
              <table:table-cell office:value-type="float" office:value="43201">
                <text:p>43200</text:p>
              </table:table-cell>
              <table:table-cell office:value-type="float" office:value="0">
                <text:p>0</text:p>
              </table:table-cell>
            </table:table-row>
            <table:table-row>
              <table:table-cell office:value-type="float" office:value="43208">
                <text:p>43210</text:p>
              </table:table-cell>
              <table:table-cell office:value-type="float" office:value="2">
                <text:p>2</text:p>
              </table:table-cell>
            </table:table-row>
            <table:table-row>
              <table:table-cell office:value-type="float" office:value="43215">
                <text:p>43220</text:p>
              </table:table-cell>
              <table:table-cell office:value-type="float" office:value="0">
                <text:p>0</text:p>
              </table:table-cell>
            </table:table-row>
            <table:table-row>
              <table:table-cell office:value-type="float" office:value="43222">
                <text:p>43220</text:p>
              </table:table-cell>
              <table:table-cell office:value-type="float" office:value="0">
                <text:p>0</text:p>
              </table:table-cell>
            </table:table-row>
            <table:table-row>
              <table:table-cell office:value-type="float" office:value="43229">
                <text:p>43230</text:p>
              </table:table-cell>
              <table:table-cell office:value-type="float" office:value="1">
                <text:p>1</text:p>
              </table:table-cell>
            </table:table-row>
            <table:table-row>
              <table:table-cell office:value-type="float" office:value="43236">
                <text:p>43240</text:p>
              </table:table-cell>
              <table:table-cell office:value-type="float" office:value="0">
                <text:p>0</text:p>
              </table:table-cell>
            </table:table-row>
            <table:table-row>
              <table:table-cell office:value-type="float" office:value="43243">
                <text:p>43240</text:p>
              </table:table-cell>
              <table:table-cell office:value-type="float" office:value="0">
                <text:p>0</text:p>
              </table:table-cell>
            </table:table-row>
            <table:table-row>
              <table:table-cell office:value-type="float" office:value="43250">
                <text:p>43250</text:p>
              </table:table-cell>
              <table:table-cell office:value-type="float" office:value="4">
                <text:p>4</text:p>
              </table:table-cell>
            </table:table-row>
            <table:table-row>
              <table:table-cell office:value-type="float" office:value="43257">
                <text:p>43260</text:p>
              </table:table-cell>
              <table:table-cell office:value-type="float" office:value="0">
                <text:p>0</text:p>
              </table:table-cell>
            </table:table-row>
            <table:table-row>
              <table:table-cell office:value-type="float" office:value="43264">
                <text:p>43260</text:p>
              </table:table-cell>
              <table:table-cell office:value-type="float" office:value="3">
                <text:p>3</text:p>
              </table:table-cell>
            </table:table-row>
            <table:table-row>
              <table:table-cell office:value-type="float" office:value="43271">
                <text:p>43270</text:p>
              </table:table-cell>
              <table:table-cell office:value-type="float" office:value="0">
                <text:p>0</text:p>
              </table:table-cell>
            </table:table-row>
            <table:table-row>
              <table:table-cell office:value-type="float" office:value="43278">
                <text:p>43280</text:p>
              </table:table-cell>
              <table:table-cell office:value-type="float" office:value="0">
                <text:p>0</text:p>
              </table:table-cell>
            </table:table-row>
            <table:table-row>
              <table:table-cell office:value-type="float" office:value="43285">
                <text:p>43290</text:p>
              </table:table-cell>
              <table:table-cell office:value-type="float" office:value="1">
                <text:p>1</text:p>
              </table:table-cell>
            </table:table-row>
            <table:table-row>
              <table:table-cell office:value-type="float" office:value="43292">
                <text:p>43290</text:p>
              </table:table-cell>
              <table:table-cell office:value-type="float" office:value="0">
                <text:p>0</text:p>
              </table:table-cell>
            </table:table-row>
            <table:table-row>
              <table:table-cell office:value-type="float" office:value="43299">
                <text:p>43300</text:p>
              </table:table-cell>
              <table:table-cell office:value-type="float" office:value="0">
                <text:p>0</text:p>
              </table:table-cell>
            </table:table-row>
            <table:table-row>
              <table:table-cell office:value-type="float" office:value="43306">
                <text:p>43310</text:p>
              </table:table-cell>
              <table:table-cell office:value-type="float" office:value="0">
                <text:p>0</text:p>
              </table:table-cell>
            </table:table-row>
            <table:table-row>
              <table:table-cell office:value-type="float" office:value="43313">
                <text:p>43310</text:p>
              </table:table-cell>
              <table:table-cell office:value-type="float" office:value="0">
                <text:p>0</text:p>
              </table:table-cell>
            </table:table-row>
            <table:table-row>
              <table:table-cell office:value-type="float" office:value="43320">
                <text:p>43320</text:p>
              </table:table-cell>
              <table:table-cell office:value-type="float" office:value="0">
                <text:p>0</text:p>
              </table:table-cell>
            </table:table-row>
            <table:table-row>
              <table:table-cell office:value-type="float" office:value="43327">
                <text:p>43330</text:p>
              </table:table-cell>
              <table:table-cell office:value-type="float" office:value="0">
                <text:p>0</text:p>
              </table:table-cell>
            </table:table-row>
            <table:table-row>
              <table:table-cell office:value-type="float" office:value="43334">
                <text:p>43330</text:p>
              </table:table-cell>
              <table:table-cell office:value-type="float" office:value="0">
                <text:p>0</text:p>
              </table:table-cell>
            </table:table-row>
            <table:table-row>
              <table:table-cell office:value-type="float" office:value="43341">
                <text:p>43340</text:p>
              </table:table-cell>
              <table:table-cell office:value-type="float" office:value="0">
                <text:p>0</text:p>
              </table:table-cell>
            </table:table-row>
            <table:table-row>
              <table:table-cell office:value-type="float" office:value="43348">
                <text:p>43350</text:p>
              </table:table-cell>
              <table:table-cell office:value-type="float" office:value="0">
                <text:p>0</text:p>
              </table:table-cell>
            </table:table-row>
            <table:table-row>
              <table:table-cell office:value-type="float" office:value="43355">
                <text:p>43360</text:p>
              </table:table-cell>
              <table:table-cell office:value-type="float" office:value="0">
                <text:p>0</text:p>
              </table:table-cell>
            </table:table-row>
            <table:table-row>
              <table:table-cell office:value-type="float" office:value="43362">
                <text:p>43360</text:p>
              </table:table-cell>
              <table:table-cell office:value-type="float" office:value="1">
                <text:p>1</text:p>
              </table:table-cell>
            </table:table-row>
            <table:table-row>
              <table:table-cell office:value-type="float" office:value="43369">
                <text:p>43370</text:p>
              </table:table-cell>
              <table:table-cell office:value-type="float" office:value="0">
                <text:p>0</text:p>
              </table:table-cell>
            </table:table-row>
            <table:table-row>
              <table:table-cell office:value-type="float" office:value="43376">
                <text:p>43380</text:p>
              </table:table-cell>
              <table:table-cell office:value-type="float" office:value="1">
                <text:p>1</text:p>
              </table:table-cell>
            </table:table-row>
            <table:table-row>
              <table:table-cell office:value-type="float" office:value="43383">
                <text:p>43380</text:p>
              </table:table-cell>
              <table:table-cell office:value-type="float" office:value="1">
                <text:p>1</text:p>
              </table:table-cell>
            </table:table-row>
            <table:table-row>
              <table:table-cell office:value-type="float" office:value="43390">
                <text:p>43390</text:p>
              </table:table-cell>
              <table:table-cell office:value-type="float" office:value="0">
                <text:p>0</text:p>
              </table:table-cell>
            </table:table-row>
            <table:table-row>
              <table:table-cell office:value-type="float" office:value="43397">
                <text:p>43400</text:p>
              </table:table-cell>
              <table:table-cell office:value-type="float" office:value="3">
                <text:p>3</text:p>
              </table:table-cell>
            </table:table-row>
            <table:table-row>
              <table:table-cell office:value-type="float" office:value="43404">
                <text:p>43400</text:p>
              </table:table-cell>
              <table:table-cell office:value-type="float" office:value="0">
                <text:p>0</text:p>
              </table:table-cell>
            </table:table-row>
            <table:table-row>
              <table:table-cell office:value-type="float" office:value="43411">
                <text:p>43410</text:p>
              </table:table-cell>
              <table:table-cell office:value-type="float" office:value="0">
                <text:p>0</text:p>
              </table:table-cell>
            </table:table-row>
            <table:table-row>
              <table:table-cell office:value-type="float" office:value="43418">
                <text:p>43420</text:p>
              </table:table-cell>
              <table:table-cell office:value-type="float" office:value="3">
                <text:p>3</text:p>
              </table:table-cell>
            </table:table-row>
            <table:table-row>
              <table:table-cell office:value-type="float" office:value="43425">
                <text:p>43430</text:p>
              </table:table-cell>
              <table:table-cell office:value-type="float" office:value="1">
                <text:p>1</text:p>
              </table:table-cell>
            </table:table-row>
            <table:table-row>
              <table:table-cell office:value-type="float" office:value="43432">
                <text:p>43430</text:p>
              </table:table-cell>
              <table:table-cell office:value-type="float" office:value="1">
                <text:p>1</text:p>
              </table:table-cell>
            </table:table-row>
            <table:table-row>
              <table:table-cell office:value-type="float" office:value="43439">
                <text:p>43440</text:p>
              </table:table-cell>
              <table:table-cell office:value-type="float" office:value="0">
                <text:p>0</text:p>
              </table:table-cell>
            </table:table-row>
            <table:table-row>
              <table:table-cell office:value-type="float" office:value="43446">
                <text:p>43450</text:p>
              </table:table-cell>
              <table:table-cell office:value-type="float" office:value="3">
                <text:p>3</text:p>
              </table:table-cell>
            </table:table-row>
            <table:table-row>
              <table:table-cell office:value-type="float" office:value="43453">
                <text:p>43450</text:p>
              </table:table-cell>
              <table:table-cell office:value-type="float" office:value="2">
                <text:p>2</text:p>
              </table:table-cell>
            </table:table-row>
            <table:table-row>
              <table:table-cell office:value-type="float" office:value="43460">
                <text:p>43460</text:p>
              </table:table-cell>
              <table:table-cell office:value-type="float" office:value="0">
                <text:p>0</text:p>
              </table:table-cell>
            </table:table-row>
            <table:table-row>
              <table:table-cell office:value-type="float" office:value="43467">
                <text:p>43470</text:p>
              </table:table-cell>
              <table:table-cell office:value-type="float" office:value="0">
                <text:p>0</text:p>
              </table:table-cell>
            </table:table-row>
            <table:table-row>
              <table:table-cell office:value-type="float" office:value="43474">
                <text:p>43470</text:p>
              </table:table-cell>
              <table:table-cell office:value-type="float" office:value="0">
                <text:p>0</text:p>
              </table:table-cell>
            </table:table-row>
            <table:table-row>
              <table:table-cell office:value-type="float" office:value="43481">
                <text:p>43480</text:p>
              </table:table-cell>
              <table:table-cell office:value-type="float" office:value="5">
                <text:p>5</text:p>
              </table:table-cell>
            </table:table-row>
            <table:table-row>
              <table:table-cell office:value-type="float" office:value="43488">
                <text:p>43490</text:p>
              </table:table-cell>
              <table:table-cell office:value-type="float" office:value="0">
                <text:p>0</text:p>
              </table:table-cell>
            </table:table-row>
            <table:table-row>
              <table:table-cell office:value-type="float" office:value="43495">
                <text:p>43500</text:p>
              </table:table-cell>
              <table:table-cell office:value-type="float" office:value="0">
                <text:p>0</text:p>
              </table:table-cell>
            </table:table-row>
            <table:table-row>
              <table:table-cell office:value-type="float" office:value="43502">
                <text:p>43500</text:p>
              </table:table-cell>
              <table:table-cell office:value-type="float" office:value="0">
                <text:p>0</text:p>
              </table:table-cell>
            </table:table-row>
            <table:table-row>
              <table:table-cell office:value-type="float" office:value="43509">
                <text:p>43510</text:p>
              </table:table-cell>
              <table:table-cell office:value-type="float" office:value="5">
                <text:p>5</text:p>
              </table:table-cell>
            </table:table-row>
            <table:table-row>
              <table:table-cell office:value-type="float" office:value="43516">
                <text:p>43520</text:p>
              </table:table-cell>
              <table:table-cell office:value-type="float" office:value="0">
                <text:p>0</text:p>
              </table:table-cell>
            </table:table-row>
            <table:table-row>
              <table:table-cell office:value-type="float" office:value="43523">
                <text:p>43520</text:p>
              </table:table-cell>
              <table:table-cell office:value-type="float" office:value="0">
                <text:p>0</text:p>
              </table:table-cell>
            </table:table-row>
            <table:table-row>
              <table:table-cell office:value-type="float" office:value="43530">
                <text:p>43530</text:p>
              </table:table-cell>
              <table:table-cell office:value-type="float" office:value="0">
                <text:p>0</text:p>
              </table:table-cell>
            </table:table-row>
            <table:table-row>
              <table:table-cell office:value-type="float" office:value="43537">
                <text:p>43540</text:p>
              </table:table-cell>
              <table:table-cell office:value-type="float" office:value="2">
                <text:p>2</text:p>
              </table:table-cell>
            </table:table-row>
            <table:table-row>
              <table:table-cell office:value-type="float" office:value="43544">
                <text:p>43540</text:p>
              </table:table-cell>
              <table:table-cell office:value-type="float" office:value="0">
                <text:p>0</text:p>
              </table:table-cell>
            </table:table-row>
            <table:table-row>
              <table:table-cell office:value-type="float" office:value="43551">
                <text:p>43550</text:p>
              </table:table-cell>
              <table:table-cell office:value-type="float" office:value="4">
                <text:p>4</text:p>
              </table:table-cell>
            </table:table-row>
            <table:table-row>
              <table:table-cell office:value-type="float" office:value="43558">
                <text:p>43560</text:p>
              </table:table-cell>
              <table:table-cell office:value-type="float" office:value="2">
                <text:p>2</text:p>
              </table:table-cell>
            </table:table-row>
            <table:table-row>
              <table:table-cell office:value-type="float" office:value="43565">
                <text:p>43570</text:p>
              </table:table-cell>
              <table:table-cell office:value-type="float" office:value="0">
                <text:p>0</text:p>
              </table:table-cell>
            </table:table-row>
            <table:table-row>
              <table:table-cell office:value-type="float" office:value="43572">
                <text:p>43570</text:p>
              </table:table-cell>
              <table:table-cell office:value-type="float" office:value="1">
                <text:p>1</text:p>
              </table:table-cell>
            </table:table-row>
            <table:table-row>
              <table:table-cell office:value-type="float" office:value="43579">
                <text:p>43580</text:p>
              </table:table-cell>
              <table:table-cell office:value-type="float" office:value="0">
                <text:p>0</text:p>
              </table:table-cell>
            </table:table-row>
            <table:table-row>
              <table:table-cell office:value-type="float" office:value="43586">
                <text:p>43590</text:p>
              </table:table-cell>
              <table:table-cell office:value-type="float" office:value="0">
                <text:p>0</text:p>
              </table:table-cell>
            </table:table-row>
            <table:table-row>
              <table:table-cell office:value-type="float" office:value="43593">
                <text:p>43590</text:p>
              </table:table-cell>
              <table:table-cell office:value-type="float" office:value="0">
                <text:p>0</text:p>
              </table:table-cell>
            </table:table-row>
            <table:table-row>
              <table:table-cell office:value-type="float" office:value="43600">
                <text:p>43600</text:p>
              </table:table-cell>
              <table:table-cell office:value-type="float" office:value="0">
                <text:p>0</text:p>
              </table:table-cell>
            </table:table-row>
            <table:table-row>
              <table:table-cell office:value-type="float" office:value="43607">
                <text:p>43610</text:p>
              </table:table-cell>
              <table:table-cell office:value-type="float" office:value="0">
                <text:p>0</text:p>
              </table:table-cell>
            </table:table-row>
            <table:table-row>
              <table:table-cell office:value-type="float" office:value="43614">
                <text:p>43610</text:p>
              </table:table-cell>
              <table:table-cell office:value-type="float" office:value="0">
                <text:p>0</text:p>
              </table:table-cell>
            </table:table-row>
            <table:table-row>
              <table:table-cell office:value-type="float" office:value="43621">
                <text:p>43620</text:p>
              </table:table-cell>
              <table:table-cell office:value-type="float" office:value="0">
                <text:p>0</text:p>
              </table:table-cell>
            </table:table-row>
            <table:table-row>
              <table:table-cell office:value-type="float" office:value="43628">
                <text:p>43630</text:p>
              </table:table-cell>
              <table:table-cell office:value-type="float" office:value="0">
                <text:p>0</text:p>
              </table:table-cell>
            </table:table-row>
            <table:table-row>
              <table:table-cell office:value-type="float" office:value="43635">
                <text:p>43640</text:p>
              </table:table-cell>
              <table:table-cell office:value-type="float" office:value="0">
                <text:p>0</text:p>
              </table:table-cell>
            </table:table-row>
            <table:table-row>
              <table:table-cell office:value-type="float" office:value="43642">
                <text:p>43640</text:p>
              </table:table-cell>
              <table:table-cell office:value-type="float" office:value="0">
                <text:p>0</text:p>
              </table:table-cell>
            </table:table-row>
            <table:table-row>
              <table:table-cell office:value-type="float" office:value="43649">
                <text:p>43650</text:p>
              </table:table-cell>
              <table:table-cell office:value-type="float" office:value="0">
                <text:p>0</text:p>
              </table:table-cell>
            </table:table-row>
            <table:table-row>
              <table:table-cell office:value-type="float" office:value="43656">
                <text:p>43660</text:p>
              </table:table-cell>
              <table:table-cell office:value-type="float" office:value="0">
                <text:p>0</text:p>
              </table:table-cell>
            </table:table-row>
            <table:table-row>
              <table:table-cell office:value-type="float" office:value="43663">
                <text:p>43660</text:p>
              </table:table-cell>
              <table:table-cell office:value-type="float" office:value="2">
                <text:p>2</text:p>
              </table:table-cell>
            </table:table-row>
            <table:table-row>
              <table:table-cell office:value-type="float" office:value="43670">
                <text:p>43670</text:p>
              </table:table-cell>
              <table:table-cell office:value-type="float" office:value="0">
                <text:p>0</text:p>
              </table:table-cell>
            </table:table-row>
            <table:table-row>
              <table:table-cell office:value-type="float" office:value="43677">
                <text:p>43680</text:p>
              </table:table-cell>
              <table:table-cell office:value-type="float" office:value="0">
                <text:p>0</text:p>
              </table:table-cell>
            </table:table-row>
            <table:table-row>
              <table:table-cell office:value-type="float" office:value="43684">
                <text:p>43680</text:p>
              </table:table-cell>
              <table:table-cell office:value-type="float" office:value="0">
                <text:p>0</text:p>
              </table:table-cell>
            </table:table-row>
            <table:table-row>
              <table:table-cell office:value-type="float" office:value="43691">
                <text:p>43690</text:p>
              </table:table-cell>
              <table:table-cell office:value-type="float" office:value="0">
                <text:p>0</text:p>
              </table:table-cell>
            </table:table-row>
            <table:table-row>
              <table:table-cell office:value-type="float" office:value="43698">
                <text:p>43700</text:p>
              </table:table-cell>
              <table:table-cell office:value-type="float" office:value="0">
                <text:p>0</text:p>
              </table:table-cell>
            </table:table-row>
            <table:table-row>
              <table:table-cell office:value-type="float" office:value="43705">
                <text:p>43710</text:p>
              </table:table-cell>
              <table:table-cell office:value-type="float" office:value="0">
                <text:p>0</text:p>
              </table:table-cell>
            </table:table-row>
            <table:table-row>
              <table:table-cell office:value-type="float" office:value="43712">
                <text:p>4371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